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07mm"/>
    </style:style>
    <style:style style:name="co2" style:family="table-column">
      <style:table-column-properties fo:break-before="auto" style:column-width="57.04mm"/>
    </style:style>
    <style:style style:name="co3" style:family="table-column">
      <style:table-column-properties fo:break-before="auto" style:column-width="22.58mm"/>
    </style:style>
    <style:style style:name="co4" style:family="table-column">
      <style:table-column-properties fo:break-before="auto" style:column-width="83.1mm"/>
    </style:style>
    <style:style style:name="co5" style:family="table-column">
      <style:table-column-properties fo:break-before="auto" style:column-width="85.3mm"/>
    </style:style>
    <style:style style:name="co6" style:family="table-column">
      <style:table-column-properties fo:break-before="auto" style:column-width="62.83mm"/>
    </style:style>
    <style:style style:name="co7" style:family="table-column">
      <style:table-column-properties fo:break-before="auto" style:column-width="78.53mm"/>
    </style:style>
    <style:style style:name="co8" style:family="table-column">
      <style:table-column-properties fo:break-before="auto" style:column-width="81.54mm"/>
    </style:style>
    <style:style style:name="co9" style:family="table-column">
      <style:table-column-properties fo:break-before="auto" style:column-width="70.36mm"/>
    </style:style>
    <style:style style:name="co10" style:family="table-column">
      <style:table-column-properties fo:break-before="auto" style:column-width="77.86mm"/>
    </style:style>
    <style:style style:name="co11" style:family="table-column">
      <style:table-column-properties fo:break-before="auto" style:column-width="48.05mm"/>
    </style:style>
    <style:style style:name="co12" style:family="table-column">
      <style:table-column-properties fo:break-before="auto" style:column-width="44.59mm"/>
    </style:style>
    <style:style style:name="co13" style:family="table-column">
      <style:table-column-properties fo:break-before="auto" style:column-width="29.39mm"/>
    </style:style>
    <style:style style:name="co14" style:family="table-column">
      <style:table-column-properties fo:break-before="auto" style:column-width="28.5mm"/>
    </style:style>
    <style:style style:name="co15" style:family="table-column">
      <style:table-column-properties fo:break-before="auto" style:column-width="33.46mm"/>
    </style:style>
    <style:style style:name="co16" style:family="table-column">
      <style:table-column-properties fo:break-before="auto" style:column-width="51.96mm"/>
    </style:style>
    <style:style style:name="ro1" style:family="table-row">
      <style:table-row-properties style:row-height="7.88mm" fo:break-before="auto" style:use-optimal-row-height="true"/>
    </style:style>
    <style:style style:name="ro2" style:family="table-row">
      <style:table-row-properties style:row-height="9.68mm" fo:break-before="auto" style:use-optimal-row-height="true"/>
    </style:style>
    <style:style style:name="ro3" style:family="table-row">
      <style:table-row-properties style:row-height="9.33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7.16mm" fo:break-before="auto" style:use-optimal-row-height="true"/>
    </style:style>
    <style:style style:name="ro6" style:family="table-row">
      <style:table-row-properties style:row-height="7.58mm" fo:break-before="auto" style:use-optimal-row-height="true"/>
    </style:style>
    <style:style style:name="ro7" style:family="table-row">
      <style:table-row-properties style:row-height="13.05mm" fo:break-before="auto" style:use-optimal-row-height="true"/>
    </style:style>
    <style:style style:name="ro8" style:family="table-row">
      <style:table-row-properties style:row-height="6.76mm" fo:break-before="auto" style:use-optimal-row-height="true"/>
    </style:style>
    <style:style style:name="ro9" style:family="table-row">
      <style:table-row-properties style:row-height="7.74mm" fo:break-before="auto" style:use-optimal-row-height="true"/>
    </style:style>
    <style:style style:name="ro10" style:family="table-row">
      <style:table-row-properties style:row-height="20.53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16.72mm" fo:break-before="auto" style:use-optimal-row-height="true"/>
    </style:style>
    <style:style style:name="ro13" style:family="table-row">
      <style:table-row-properties style:row-height="8.15mm" fo:break-before="auto" style:use-optimal-row-height="true"/>
    </style:style>
    <style:style style:name="ro14" style:family="table-row">
      <style:table-row-properties style:row-height="10.53mm" fo:break-before="auto" style:use-optimal-row-height="true"/>
    </style:style>
    <style:style style:name="ro15" style:family="table-row">
      <style:table-row-properties style:row-height="11.57mm" fo:break-before="auto" style:use-optimal-row-height="true"/>
    </style:style>
    <style:style style:name="ro16" style:family="table-row">
      <style:table-row-properties style:row-height="16.05mm" fo:break-before="auto" style:use-optimal-row-height="true"/>
    </style:style>
    <style:style style:name="ro17" style:family="table-row">
      <style:table-row-properties style:row-height="10.87mm" fo:break-before="auto" style:use-optimal-row-height="true"/>
    </style:style>
    <style:style style:name="ro18" style:family="table-row">
      <style:table-row-properties style:row-height="12.63mm" fo:break-before="auto" style:use-optimal-row-height="true"/>
    </style:style>
    <style:style style:name="ro19" style:family="table-row">
      <style:table-row-properties style:row-height="12.36mm" fo:break-before="auto" style:use-optimal-row-height="true"/>
    </style:style>
    <style:style style:name="ro20" style:family="table-row">
      <style:table-row-properties style:row-height="10.78mm" fo:break-before="auto" style:use-optimal-row-height="true"/>
    </style:style>
    <style:style style:name="ro21" style:family="table-row">
      <style:table-row-properties style:row-height="8.61mm" fo:break-before="auto" style:use-optimal-row-height="true"/>
    </style:style>
    <style:style style:name="ro22" style:family="table-row">
      <style:table-row-properties style:row-height="17.22mm" fo:break-before="auto" style:use-optimal-row-height="true"/>
    </style:style>
    <style:style style:name="ro23" style:family="table-row">
      <style:table-row-properties style:row-height="15.98mm" fo:break-before="auto" style:use-optimal-row-height="true"/>
    </style:style>
    <style:style style:name="ro24" style:family="table-row">
      <style:table-row-properties style:row-height="11.01mm" fo:break-before="auto" style:use-optimal-row-height="true"/>
    </style:style>
    <style:style style:name="ro25" style:family="table-row">
      <style:table-row-properties style:row-height="12.44mm" fo:break-before="auto" style:use-optimal-row-height="true"/>
    </style:style>
    <style:style style:name="ro26" style:family="table-row">
      <style:table-row-properties style:row-height="16.79mm" fo:break-before="auto" style:use-optimal-row-height="true"/>
    </style:style>
    <style:style style:name="ro27" style:family="table-row">
      <style:table-row-properties style:row-height="32.28mm" fo:break-before="auto" style:use-optimal-row-height="true"/>
    </style:style>
    <style:style style:name="ro28" style:family="table-row">
      <style:table-row-properties style:row-height="19.39mm" fo:break-before="auto" style:use-optimal-row-height="true"/>
    </style:style>
    <style:style style:name="ro29" style:family="table-row">
      <style:table-row-properties style:row-height="11.08mm" fo:break-before="auto" style:use-optimal-row-height="true"/>
    </style:style>
    <style:style style:name="ro30" style:family="table-row">
      <style:table-row-properties style:row-height="14.83mm" fo:break-before="auto" style:use-optimal-row-height="true"/>
    </style:style>
    <style:style style:name="ro31" style:family="table-row">
      <style:table-row-properties style:row-height="14.46mm" fo:break-before="auto" style:use-optimal-row-height="true"/>
    </style:style>
    <style:style style:name="ro32" style:family="table-row">
      <style:table-row-properties style:row-height="18.66mm" fo:break-before="auto" style:use-optimal-row-height="true"/>
    </style:style>
    <style:style style:name="ro33" style:family="table-row">
      <style:table-row-properties style:row-height="20mm" fo:break-before="auto" style:use-optimal-row-height="true"/>
    </style:style>
    <style:style style:name="ro34" style:family="table-row">
      <style:table-row-properties style:row-height="29.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cellule_20_histoir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cellule_20_random">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cellule_20_personnage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cellule_20_narrateur">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cellule_20_set_20_choic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cellule_20_dialogue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cellule_20_argent">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cellule_20_combat">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cellule_20_indice">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ellule_20_temps">
      <style:table-cell-properties style:diagonal-bl-tr="none" style:diagonal-tl-br="none" fo:wrap-option="no-wrap" style:direction="ltr" style:rotation-angle="0" style:rotation-align="none" style:shrink-to-fit="false"/>
      <style:paragraph-properties fo:margin-left="0mm" style:writing-mode="page"/>
      <style:text-properties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fcc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4" style:family="table-cell" style:parent-style-name="Default">
      <style:table-cell-properties fo:wrap-option="wrap"/>
    </style:style>
    <style:style style:name="ce15" style:family="table-cell" style:parent-style-name="Default">
      <style:table-cell-properties fo:background-color="#99cc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cc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ffff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19" style:family="table-cell" style:parent-style-name="cellule_20_combat">
      <style:table-cell-properties fo:wrap-option="wrap"/>
      <style:map style:condition="cell-content()!=&quot;&quot;" style:apply-style-name="cellule_20_d_27_erreur" style:base-cell-address="Introduction.A5"/>
    </style:style>
    <style:style style:name="ce20" style:family="table-cell" style:parent-style-name="Default">
      <style:table-cell-properties fo:wrap-option="wrap" fo:padding="1.99mm" style:vertical-align="top"/>
      <style:map style:condition="cell-content()!=&quot;&quot;" style:apply-style-name="cellule_20_d_27_erreur" style:base-cell-address="Introduction.A3"/>
    </style:style>
    <style:style style:name="ce21" style:family="table-cell" style:parent-style-name="Default">
      <style:table-cell-properties fo:wrap-option="wrap" fo:padding="1.99mm" style:vertical-align="top"/>
      <style:map style:condition="cell-content()!=&quot;&quot;" style:apply-style-name="cellule_20_d_27_erreur" style:base-cell-address="Introduction.A5"/>
    </style:style>
    <style:style style:name="ce22" style:family="table-cell" style:parent-style-name="Default">
      <style:table-cell-properties fo:wrap-option="wrap" fo:padding="1.99mm" style:vertical-align="top"/>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ntroduction.B3"/>
    </style:style>
    <style:style style:name="ce24" style:family="table-cell" style:parent-style-name="Default">
      <style:table-cell-properties fo:wrap-option="wrap" fo:padding="1.99mm" style:vertical-align="top"/>
      <style:map style:condition="cell-content()!=&quot;&quot;" style:apply-style-name="cellule_20_d_27_erreur" style:base-cell-address="Introduction.A3"/>
    </style:style>
    <style:style style:name="ce25" style:family="table-cell" style:parent-style-name="Default">
      <style:table-cell-properties fo:wrap-option="wrap" fo:padding="1.99mm" style:vertical-align="top"/>
      <style:map style:condition="cell-content()!=&quot;&quot;" style:apply-style-name="cellule_20_d_27_erreur" style:base-cell-address="Introduction.B3"/>
    </style:style>
    <style:style style:name="ce26" style:family="table-cell" style:parent-style-name="Default">
      <style:table-cell-properties fo:wrap-option="wrap" fo:padding="1.99mm" style:vertical-align="top"/>
      <style:map style:condition="cell-content()!=&quot;&quot;" style:apply-style-name="cellule_20_d_27_erreur" style:base-cell-address="Introduction.C18"/>
    </style:style>
    <style:style style:name="ce27" style:family="table-cell" style:parent-style-name="Default">
      <style:table-cell-properties fo:wrap-option="wrap" fo:padding="1.99mm" style:vertical-align="top"/>
      <style:map style:condition="cell-content()!=&quot;&quot;" style:apply-style-name="cellule_20_d_27_erreur" style:base-cell-address="Introduction.E15"/>
    </style:style>
    <style:style style:name="ce28" style:family="table-cell" style:parent-style-name="Default">
      <style:table-cell-properties fo:wrap-option="wrap" fo:padding="1.99mm" style:vertical-align="top"/>
      <style:map style:condition="cell-content()!=&quot;&quot;" style:apply-style-name="cellule_20_d_27_erreur" style:base-cell-address="Introduction.F15"/>
    </style:style>
    <style:style style:name="ce29" style:family="table-cell" style:parent-style-name="Default">
      <style:table-cell-properties fo:wrap-option="wrap" fo:padding="1.99mm" style:vertical-align="top"/>
      <style:map style:condition="cell-content()!=&quot;&quot;" style:apply-style-name="cellule_20_d_27_erreur" style:base-cell-address="Introduction.F20"/>
    </style:style>
    <style:style style:name="ce30" style:family="table-cell" style:parent-style-name="cellule_20_combat">
      <style:table-cell-properties fo:wrap-option="wrap"/>
      <style:map style:condition="cell-content()!=&quot;&quot;" style:apply-style-name="cellule_20_d_27_erreur" style:base-cell-address="Introduction.B5"/>
    </style:style>
    <style:style style:name="ce31" style:family="table-cell" style:parent-style-name="Default">
      <style:table-cell-properties fo:wrap-option="wrap" fo:padding="1.99mm" style:vertical-align="top"/>
      <style:map style:condition="cell-content()!=&quot;&quot;" style:apply-style-name="cellule_20_d_27_erreur" style:base-cell-address="Introduction.A3"/>
    </style:style>
    <style:style style:name="ce32" style:family="table-cell" style:parent-style-name="Default">
      <style:table-cell-properties fo:wrap-option="wrap" fo:padding="1.99mm" style:vertical-align="top"/>
      <style:map style:condition="cell-content()!=&quot;&quot;" style:apply-style-name="cellule_20_d_27_erreur" style:base-cell-address="Introduction.B5"/>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ntroduction.A3"/>
    </style:style>
    <style:style style:name="ce34" style:family="table-cell" style:parent-style-name="Default">
      <style:table-cell-properties fo:wrap-option="wrap" fo:padding="1.99mm" style:vertical-align="top"/>
      <style:map style:condition="cell-content()!=&quot;&quot;" style:apply-style-name="cellule_20_d_27_erreur" style:base-cell-address="Introduction.A3"/>
    </style:style>
    <style:style style:name="ce35" style:family="table-cell" style:parent-style-name="Default">
      <style:table-cell-properties fo:wrap-option="wrap" fo:padding="1.99mm" style:vertical-align="top"/>
      <style:map style:condition="cell-content()!=&quot;&quot;" style:apply-style-name="cellule_20_d_27_erreur" style:base-cell-address="Introduction.A3"/>
    </style:style>
    <style:style style:name="ce36" style:family="table-cell" style:parent-style-name="Default">
      <style:table-cell-properties fo:wrap-option="wrap" fo:padding="1.99mm" style:vertical-align="top"/>
      <style:map style:condition="cell-content()!=&quot;&quot;" style:apply-style-name="cellule_20_d_27_erreur" style:base-cell-address="Introduction.B8"/>
    </style:style>
    <style:style style:name="ce37" style:family="table-cell" style:parent-style-name="Default">
      <style:table-cell-properties fo:wrap-option="wrap" fo:padding="1.99mm" style:vertical-align="top"/>
      <style:map style:condition="cell-content()!=&quot;&quot;" style:apply-style-name="cellule_20_d_27_erreur" style:base-cell-address="Introduction.E15"/>
    </style:style>
    <style:style style:name="ce38" style:family="table-cell" style:parent-style-name="Default">
      <style:table-cell-properties fo:wrap-option="wrap" fo:padding="1.99mm" style:vertical-align="top"/>
      <style:map style:condition="cell-content()!=&quot;&quot;" style:apply-style-name="cellule_20_d_27_erreur" style:base-cell-address="Introduction.E15"/>
    </style:style>
    <style:style style:name="ce39" style:family="table-cell" style:parent-style-name="Default">
      <style:table-cell-properties fo:wrap-option="wrap" fo:padding="1.99mm" style:vertical-align="top"/>
      <style:map style:condition="cell-content()!=&quot;&quot;" style:apply-style-name="cellule_20_d_27_erreur" style:base-cell-address="Introduction.E18"/>
    </style:style>
    <style:style style:name="ce40" style:family="table-cell" style:parent-style-name="cellule_20_combat">
      <style:table-cell-properties fo:wrap-option="wrap"/>
      <style:map style:condition="cell-content()!=&quot;&quot;" style:apply-style-name="cellule_20_d_27_erreur" style:base-cell-address="Indice.A3"/>
    </style:style>
    <style:style style:name="ce41" style:family="table-cell" style:parent-style-name="Default">
      <style:table-cell-properties fo:wrap-option="wrap" fo:padding="1.99mm" style:vertical-align="top"/>
      <style:map style:condition="cell-content()!=&quot;&quot;" style:apply-style-name="cellule_20_d_27_erreur" style:base-cell-address="Indice.A3"/>
    </style:style>
    <style:style style:name="ce42" style:family="table-cell" style:parent-style-name="Default">
      <style:table-cell-properties fo:wrap-option="wrap" fo:padding="1.99mm" style:vertical-align="top"/>
      <style:map style:condition="cell-content()!=&quot;&quot;" style:apply-style-name="cellule_20_d_27_erreur" style:base-cell-address="Indice.A14"/>
    </style:style>
    <style:style style:name="ce43" style:family="table-cell" style:parent-style-name="Default">
      <style:table-cell-properties fo:wrap-option="wrap" fo:padding="1.99mm" style:vertical-align="top"/>
      <style:map style:condition="cell-content()!=&quot;&quot;" style:apply-style-name="cellule_20_d_27_erreur" style:base-cell-address="Indice.A22"/>
    </style:style>
    <style:style style:name="ce44" style:family="table-cell" style:parent-style-name="Default">
      <style:table-cell-properties fo:wrap-option="wrap" fo:padding="1.99mm" style:vertical-align="top"/>
      <style:map style:condition="cell-content()!=&quot;&quot;" style:apply-style-name="cellule_20_d_27_erreur" style:base-cell-address="Indice.A23"/>
    </style:style>
    <style:style style:name="ce45" style:family="table-cell" style:parent-style-name="Default">
      <style:table-cell-properties fo:wrap-option="wrap" fo:padding="1.99mm" style:vertical-align="top"/>
      <style:map style:condition="cell-content()!=&quot;&quot;" style:apply-style-name="cellule_20_d_27_erreur" style:base-cell-address="Indice.A24"/>
    </style:style>
    <style:style style:name="ce46" style:family="table-cell" style:parent-style-name="Default">
      <style:table-cell-properties fo:wrap-option="wrap" fo:padding="1.99mm" style:vertical-align="top"/>
      <style:map style:condition="cell-content()!=&quot;&quot;" style:apply-style-name="cellule_20_d_27_erreur" style:base-cell-address="Indice.A3"/>
    </style:style>
    <style:style style:name="ce47" style:family="table-cell" style:parent-style-name="Default">
      <style:table-cell-properties fo:wrap-option="wrap" fo:border="none" fo:padding="1.99mm"/>
      <style:map style:condition="cell-content()!=&quot;&quot;" style:apply-style-name="cellule_20_d_27_erreur" style:base-cell-address="Indice.A3"/>
    </style:style>
    <style:style style:name="ce48" style:family="table-cell" style:parent-style-name="Default">
      <style:map style:condition="cell-content()!=&quot;&quot;" style:apply-style-name="cellule_20_d_27_erreur" style:base-cell-address="Indice.A3"/>
    </style:style>
    <style:style style:name="ce49" style:family="table-cell" style:parent-style-name="Default">
      <style:table-cell-properties fo:wrap-option="wrap" fo:padding="1.99mm" style:vertical-align="top"/>
      <style:map style:condition="cell-content()!=&quot;&quot;" style:apply-style-name="cellule_20_d_27_erreur" style:base-cell-address="Indice.A3"/>
    </style:style>
    <style:style style:name="ce5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ndice.A3"/>
    </style:style>
    <style:style style:name="ce51" style:family="table-cell" style:parent-style-name="Default">
      <style:table-cell-properties fo:wrap-option="wrap" fo:padding="1.99mm" style:vertical-align="top"/>
      <style:map style:condition="cell-content()!=&quot;&quot;" style:apply-style-name="cellule_20_d_27_erreur" style:base-cell-address="Indice.B5"/>
    </style:style>
    <style:style style:name="ce52" style:family="table-cell" style:parent-style-name="Default">
      <style:table-cell-properties fo:wrap-option="wrap" fo:padding="1.99mm" style:vertical-align="top"/>
      <style:map style:condition="cell-content()!=&quot;&quot;" style:apply-style-name="cellule_20_d_27_erreur" style:base-cell-address="Indice.B6"/>
    </style:style>
    <style:style style:name="ce53" style:family="table-cell" style:parent-style-name="Default">
      <style:table-cell-properties fo:wrap-option="wrap" fo:padding="1.99mm" style:vertical-align="top"/>
      <style:map style:condition="cell-content()!=&quot;&quot;" style:apply-style-name="cellule_20_d_27_erreur" style:base-cell-address="Indice.B7"/>
    </style:style>
    <style:style style:name="ce54" style:family="table-cell" style:parent-style-name="Default">
      <style:map style:condition="cell-content()!=&quot;&quot;" style:apply-style-name="cellule_20_d_27_erreur" style:base-cell-address="Indice.B8"/>
    </style:style>
    <style:style style:name="ce55" style:family="table-cell" style:parent-style-name="Default">
      <style:table-cell-properties fo:wrap-option="wrap" fo:padding="1.99mm" style:vertical-align="top"/>
      <style:map style:condition="cell-content()!=&quot;&quot;" style:apply-style-name="cellule_20_d_27_erreur" style:base-cell-address="Indice.B10"/>
    </style:style>
    <style:style style:name="ce56" style:family="table-cell" style:parent-style-name="Default">
      <style:table-cell-properties fo:wrap-option="wrap" fo:padding="1.99mm" style:vertical-align="top"/>
      <style:map style:condition="cell-content()!=&quot;&quot;" style:apply-style-name="cellule_20_d_27_erreur" style:base-cell-address="Indice.B13"/>
    </style:style>
    <style:style style:name="ce57" style:family="table-cell" style:parent-style-name="Default">
      <style:table-cell-properties fo:wrap-option="wrap" fo:padding="1.99mm" style:vertical-align="top"/>
      <style:map style:condition="cell-content()!=&quot;&quot;" style:apply-style-name="cellule_20_d_27_erreur" style:base-cell-address="Indice.B14"/>
    </style:style>
    <style:style style:name="ce58" style:family="table-cell" style:parent-style-name="Default">
      <style:map style:condition="cell-content()!=&quot;&quot;" style:apply-style-name="cellule_20_d_27_erreur" style:base-cell-address="Indice.B15"/>
    </style:style>
    <style:style style:name="ce59" style:family="table-cell" style:parent-style-name="Default">
      <style:table-cell-properties fo:wrap-option="wrap" fo:padding="1.99mm" style:vertical-align="top"/>
      <style:map style:condition="cell-content()!=&quot;&quot;" style:apply-style-name="cellule_20_d_27_erreur" style:base-cell-address="Indice.B22"/>
    </style:style>
    <style:style style:name="ce60" style:family="table-cell" style:parent-style-name="Default">
      <style:table-cell-properties fo:wrap-option="wrap" fo:padding="1.99mm" style:vertical-align="top"/>
      <style:map style:condition="cell-content()!=&quot;&quot;" style:apply-style-name="cellule_20_d_27_erreur" style:base-cell-address="Indice.B23"/>
    </style:style>
    <style:style style:name="ce61" style:family="table-cell" style:parent-style-name="Default">
      <style:table-cell-properties fo:wrap-option="wrap" fo:padding="1.99mm" style:vertical-align="top"/>
      <style:map style:condition="cell-content()!=&quot;&quot;" style:apply-style-name="cellule_20_d_27_erreur" style:base-cell-address="Indice.B24"/>
    </style:style>
    <style:style style:name="ce62" style:family="table-cell" style:parent-style-name="Default">
      <style:table-cell-properties fo:wrap-option="wrap" fo:border="none" fo:padding="1.99mm"/>
      <style:map style:condition="cell-content()!=&quot;&quot;" style:apply-style-name="cellule_20_d_27_erreur" style:base-cell-address="Indice.B5"/>
    </style:style>
    <style:style style:name="ce63" style:family="table-cell" style:parent-style-name="Default">
      <style:table-cell-properties fo:wrap-option="wrap" fo:padding="1.99mm" style:vertical-align="top"/>
      <style:map style:condition="cell-content()!=&quot;&quot;" style:apply-style-name="cellule_20_d_27_erreur" style:base-cell-address="Indice.B5"/>
    </style:style>
    <style:style style:name="ce64" style:family="table-cell" style:parent-style-name="Default">
      <style:table-cell-properties fo:wrap-option="wrap" fo:padding="1.99mm" style:vertical-align="top"/>
      <style:map style:condition="cell-content()!=&quot;&quot;" style:apply-style-name="cellule_20_d_27_erreur" style:base-cell-address="Indice.C6"/>
    </style:style>
    <style:style style:name="ce65" style:family="table-cell" style:parent-style-name="Default">
      <style:table-cell-properties fo:wrap-option="wrap" fo:padding="1.99mm" style:vertical-align="top"/>
      <style:map style:condition="cell-content()!=&quot;&quot;" style:apply-style-name="cellule_20_d_27_erreur" style:base-cell-address="Indice.C7"/>
    </style:style>
    <style:style style:name="ce66" style:family="table-cell" style:parent-style-name="Default">
      <style:map style:condition="cell-content()!=&quot;&quot;" style:apply-style-name="cellule_20_d_27_erreur" style:base-cell-address="Indice.C8"/>
    </style:style>
    <style:style style:name="ce67" style:family="table-cell" style:parent-style-name="Default">
      <style:table-cell-properties fo:wrap-option="wrap" fo:padding="1.99mm" style:vertical-align="top"/>
      <style:map style:condition="cell-content()!=&quot;&quot;" style:apply-style-name="cellule_20_d_27_erreur" style:base-cell-address="Indice.B5"/>
    </style:style>
    <style:style style:name="ce68" style:family="table-cell" style:parent-style-name="Default">
      <style:table-cell-properties fo:wrap-option="wrap" fo:padding="1.99mm" style:vertical-align="top"/>
      <style:map style:condition="cell-content()!=&quot;&quot;" style:apply-style-name="cellule_20_d_27_erreur" style:base-cell-address="Indice.B5"/>
    </style:style>
    <style:style style:name="ce69" style:family="table-cell" style:parent-style-name="Default">
      <style:table-cell-properties fo:background-color="#cccccc"/>
      <style:map style:condition="cell-content()!=&quot;&quot;" style:apply-style-name="cellule_20_d_27_erreur" style:base-cell-address="Indice.C12"/>
    </style:style>
    <style:style style:name="ce70" style:family="table-cell" style:parent-style-name="Default">
      <style:map style:condition="cell-content()!=&quot;&quot;" style:apply-style-name="cellule_20_d_27_erreur" style:base-cell-address="Indice.C17"/>
    </style:style>
    <style:style style:name="ce71" style:family="table-cell" style:parent-style-name="Default">
      <style:map style:condition="cell-content()!=&quot;&quot;" style:apply-style-name="cellule_20_d_27_erreur" style:base-cell-address="Indice.C27"/>
    </style:style>
    <style:style style:name="ce72" style:family="table-cell" style:parent-style-name="Default">
      <style:table-cell-properties fo:wrap-option="wrap" fo:padding="1.99mm" style:vertical-align="top"/>
      <style:map style:condition="cell-content()!=&quot;&quot;" style:apply-style-name="cellule_20_d_27_erreur" style:base-cell-address="Indice.C28"/>
    </style:style>
    <style:style style:name="ce73" style:family="table-cell" style:parent-style-name="Default">
      <style:table-cell-properties fo:wrap-option="wrap" fo:padding="1.99mm" style:vertical-align="top"/>
      <style:map style:condition="cell-content()!=&quot;&quot;" style:apply-style-name="cellule_20_d_27_erreur" style:base-cell-address="Indice.C8"/>
    </style:style>
    <style:style style:name="ce74" style:family="table-cell" style:parent-style-name="Default">
      <style:table-cell-properties fo:background-color="#cccccc"/>
      <style:map style:condition="cell-content()!=&quot;&quot;" style:apply-style-name="cellule_20_d_27_erreur" style:base-cell-address="Indice.D12"/>
    </style:style>
    <style:style style:name="ce75" style:family="table-cell" style:parent-style-name="Default">
      <style:map style:condition="cell-content()!=&quot;&quot;" style:apply-style-name="cellule_20_d_27_erreur" style:base-cell-address="Indice.D14"/>
    </style:style>
    <style:style style:name="ce76" style:family="table-cell" style:parent-style-name="Default">
      <style:map style:condition="cell-content()!=&quot;&quot;" style:apply-style-name="cellule_20_d_27_erreur" style:base-cell-address="Indice.B5"/>
    </style:style>
    <style:style style:name="ce77" style:family="table-cell" style:parent-style-name="Default">
      <style:table-cell-properties fo:background-color="#cccccc"/>
      <style:map style:condition="cell-content()!=&quot;&quot;" style:apply-style-name="cellule_20_d_27_erreur" style:base-cell-address="Indice.D12"/>
    </style:style>
    <style:style style:name="ce78" style:family="table-cell" style:parent-style-name="Default">
      <style:map style:condition="cell-content()!=&quot;&quot;" style:apply-style-name="cellule_20_d_27_erreur" style:base-cell-address="Indice.B24"/>
    </style:style>
    <style:style style:name="ce79" style:family="table-cell" style:parent-style-name="Default">
      <style:table-cell-properties fo:wrap-option="wrap" fo:padding="1.99mm" style:vertical-align="top"/>
      <style:map style:condition="cell-content()!=&quot;&quot;" style:apply-style-name="cellule_20_d_27_erreur" style:base-cell-address="Indice.D29"/>
    </style:style>
    <style:style style:name="ce80" style:family="table-cell" style:parent-style-name="Default">
      <style:table-cell-properties fo:wrap-option="wrap" fo:border="none" fo:padding="1.99mm"/>
      <style:map style:condition="cell-content()!=&quot;&quot;" style:apply-style-name="cellule_20_d_27_erreur" style:base-cell-address="Indice.D30"/>
    </style:style>
    <style:style style:name="ce81" style:family="table-cell" style:parent-style-name="Default">
      <style:map style:condition="cell-content()!=&quot;&quot;" style:apply-style-name="cellule_20_d_27_erreur" style:base-cell-address="Indice.B5"/>
    </style:style>
    <style:style style:name="ce82" style:family="table-cell" style:parent-style-name="Default">
      <style:table-cell-properties fo:wrap-option="wrap" fo:padding="1.99mm" style:vertical-align="top"/>
      <style:map style:condition="cell-content()!=&quot;&quot;" style:apply-style-name="cellule_20_d_27_erreur" style:base-cell-address="Indice.E8"/>
    </style:style>
    <style:style style:name="ce83" style:family="table-cell" style:parent-style-name="Default">
      <style:table-cell-properties fo:wrap-option="wrap" fo:padding="1.99mm" style:vertical-align="top"/>
      <style:map style:condition="cell-content()!=&quot;&quot;" style:apply-style-name="cellule_20_d_27_erreur" style:base-cell-address="Indice.E12"/>
    </style:style>
    <style:style style:name="ce84" style:family="table-cell" style:parent-style-name="Default">
      <style:table-cell-properties fo:wrap-option="wrap" fo:padding="1.99mm" style:vertical-align="top"/>
      <style:map style:condition="cell-content()!=&quot;&quot;" style:apply-style-name="cellule_20_d_27_erreur" style:base-cell-address="Indice.E12"/>
    </style:style>
    <style:style style:name="ce85" style:family="table-cell" style:parent-style-name="Default">
      <style:table-cell-properties fo:wrap-option="wrap" fo:padding="1.99mm" style:vertical-align="top"/>
      <style:map style:condition="cell-content()!=&quot;&quot;" style:apply-style-name="cellule_20_d_27_erreur" style:base-cell-address="Indice.E12"/>
    </style:style>
    <style:style style:name="ce86" style:family="table-cell" style:parent-style-name="Default">
      <style:map style:condition="cell-content()!=&quot;&quot;" style:apply-style-name="cellule_20_d_27_erreur" style:base-cell-address="Indice.E22"/>
    </style:style>
    <style:style style:name="ce87" style:family="table-cell" style:parent-style-name="Default">
      <style:table-cell-properties fo:wrap-option="wrap" fo:padding="1.99mm" style:vertical-align="top"/>
      <style:map style:condition="cell-content()!=&quot;&quot;" style:apply-style-name="cellule_20_d_27_erreur" style:base-cell-address="Indice.B24"/>
    </style:style>
    <style:style style:name="ce88" style:family="table-cell" style:parent-style-name="Default">
      <style:table-cell-properties fo:wrap-option="wrap" fo:padding="1.99mm" style:vertical-align="top"/>
      <style:map style:condition="cell-content()!=&quot;&quot;" style:apply-style-name="cellule_20_d_27_erreur" style:base-cell-address="Indice.F7"/>
    </style:style>
    <style:style style:name="ce89" style:family="table-cell" style:parent-style-name="Default">
      <style:table-cell-properties fo:background-color="#cccccc"/>
      <style:map style:condition="cell-content()!=&quot;&quot;" style:apply-style-name="cellule_20_d_27_erreur" style:base-cell-address="Indice.F12"/>
    </style:style>
    <style:style style:name="ce90" style:family="table-cell" style:parent-style-name="Default">
      <style:table-cell-properties fo:wrap-option="wrap" fo:padding="1.99mm" style:vertical-align="top"/>
      <style:map style:condition="cell-content()!=&quot;&quot;" style:apply-style-name="cellule_20_d_27_erreur" style:base-cell-address="Indice.E13"/>
    </style:style>
    <style:style style:name="ce91" style:family="table-cell" style:parent-style-name="Default">
      <style:map style:condition="cell-content()!=&quot;&quot;" style:apply-style-name="cellule_20_d_27_erreur" style:base-cell-address="Indice.F14"/>
    </style:style>
    <style:style style:name="ce92" style:family="table-cell" style:parent-style-name="Default">
      <style:map style:condition="cell-content()!=&quot;&quot;" style:apply-style-name="cellule_20_d_27_erreur" style:base-cell-address="Indice.E12"/>
    </style:style>
    <style:style style:name="ce93" style:family="table-cell" style:parent-style-name="Default">
      <style:map style:condition="cell-content()!=&quot;&quot;" style:apply-style-name="cellule_20_d_27_erreur" style:base-cell-address="Indice.F20"/>
    </style:style>
    <style:style style:name="ce94" style:family="table-cell" style:parent-style-name="Default">
      <style:table-cell-properties fo:background-color="#cccccc"/>
      <style:map style:condition="cell-content()!=&quot;&quot;" style:apply-style-name="cellule_20_d_27_erreur" style:base-cell-address="Indice.G12"/>
    </style:style>
    <style:style style:name="ce95" style:family="table-cell" style:parent-style-name="Default">
      <style:table-cell-properties fo:wrap-option="wrap" fo:padding="1.99mm" style:vertical-align="top"/>
      <style:map style:condition="cell-content()!=&quot;&quot;" style:apply-style-name="cellule_20_d_27_erreur" style:base-cell-address="Indice.G12"/>
    </style:style>
    <style:style style:name="ce96" style:family="table-cell" style:parent-style-name="Default">
      <style:table-cell-properties fo:wrap-option="wrap" fo:padding="1.99mm" style:vertical-align="top"/>
      <style:map style:condition="cell-content()!=&quot;&quot;" style:apply-style-name="cellule_20_d_27_erreur" style:base-cell-address="Indice.G12"/>
    </style:style>
    <style:style style:name="ce97" style:family="table-cell" style:parent-style-name="Default">
      <style:map style:condition="cell-content()!=&quot;&quot;" style:apply-style-name="cellule_20_d_27_erreur" style:base-cell-address="Indice.G12"/>
    </style:style>
    <style:style style:name="ce98" style:family="table-cell" style:parent-style-name="Default">
      <style:table-cell-properties fo:wrap-option="wrap" fo:border="none" fo:padding="1.99mm"/>
      <style:map style:condition="cell-content()!=&quot;&quot;" style:apply-style-name="cellule_20_d_27_erreur" style:base-cell-address="Indice.G12"/>
    </style:style>
    <style:style style:name="ce99" style:family="table-cell" style:parent-style-name="Default">
      <style:map style:condition="cell-content()!=&quot;&quot;" style:apply-style-name="cellule_20_d_27_erreur" style:base-cell-address="Indice.I14"/>
    </style:style>
    <style:style style:name="ce100" style:family="table-cell" style:parent-style-name="Default">
      <style:table-cell-properties fo:wrap-option="wrap" fo:padding="1.99mm" style:vertical-align="top"/>
      <style:map style:condition="cell-content()!=&quot;&quot;" style:apply-style-name="cellule_20_d_27_erreur" style:base-cell-address="Indice.I16"/>
    </style:style>
    <style:style style:name="ce101" style:family="table-cell" style:parent-style-name="Default">
      <style:map style:condition="cell-content()!=&quot;&quot;" style:apply-style-name="cellule_20_d_27_erreur" style:base-cell-address="Indice.I18"/>
    </style:style>
    <style:style style:name="ce102" style:family="table-cell" style:parent-style-name="Default">
      <style:table-cell-properties fo:wrap-option="wrap" fo:border="none" fo:padding="1.99mm"/>
      <style:map style:condition="cell-content()!=&quot;&quot;" style:apply-style-name="cellule_20_d_27_erreur" style:base-cell-address="Indice.J13"/>
    </style:style>
    <style:style style:name="ce103" style:family="table-cell" style:parent-style-name="Default">
      <style:table-cell-properties fo:wrap-option="wrap" fo:padding="1.99mm" style:vertical-align="top"/>
      <style:map style:condition="cell-content()!=&quot;&quot;" style:apply-style-name="cellule_20_d_27_erreur" style:base-cell-address="Indice.J14"/>
    </style:style>
    <style:style style:name="ce104" style:family="table-cell" style:parent-style-name="Default">
      <style:table-cell-properties fo:wrap-option="wrap" fo:padding="1.99mm" style:vertical-align="top"/>
      <style:map style:condition="cell-content()!=&quot;&quot;" style:apply-style-name="cellule_20_d_27_erreur" style:base-cell-address="Indice.J15"/>
    </style:style>
    <style:style style:name="ce105" style:family="table-cell" style:parent-style-name="Default">
      <style:map style:condition="cell-content()!=&quot;&quot;" style:apply-style-name="cellule_20_d_27_erreur" style:base-cell-address="Indice.J16"/>
    </style:style>
    <style:style style:name="ce106" style:family="table-cell" style:parent-style-name="Default">
      <style:table-cell-properties fo:wrap-option="wrap" fo:padding="1.99mm" style:vertical-align="top"/>
      <style:map style:condition="cell-content()!=&quot;&quot;" style:apply-style-name="cellule_20_d_27_erreur" style:base-cell-address="Indice.J18"/>
    </style:style>
    <style:style style:name="ce107" style:family="table-cell" style:parent-style-name="cellule_20_combat">
      <style:table-cell-properties fo:wrap-option="wrap"/>
      <style:map style:condition="cell-content()!=&quot;&quot;" style:apply-style-name="cellule_20_d_27_erreur" style:base-cell-address="Naufragé.A2"/>
    </style:style>
    <style:style style:name="ce108" style:family="table-cell" style:parent-style-name="Default">
      <style:table-cell-properties fo:wrap-option="wrap" fo:padding="1.99mm" style:vertical-align="top"/>
      <style:map style:condition="cell-content()!=&quot;&quot;" style:apply-style-name="cellule_20_d_27_erreur" style:base-cell-address="Naufragé.A2"/>
    </style:style>
    <style:style style:name="ce109" style:family="table-cell" style:parent-style-name="Default">
      <style:table-cell-properties fo:wrap-option="wrap" fo:padding="1.99mm" style:vertical-align="top"/>
      <style:map style:condition="cell-content()!=&quot;&quot;" style:apply-style-name="cellule_20_d_27_erreur" style:base-cell-address="Naufragé.A10"/>
    </style:style>
    <style:style style:name="ce110" style:family="table-cell" style:parent-style-name="Default">
      <style:table-cell-properties fo:wrap-option="wrap" fo:border="none" fo:padding="1.99mm"/>
      <style:map style:condition="cell-content()!=&quot;&quot;" style:apply-style-name="cellule_20_d_27_erreur" style:base-cell-address="Naufragé.A2"/>
    </style:style>
    <style:style style:name="ce111" style:family="table-cell" style:parent-style-name="Default">
      <style:table-cell-properties fo:wrap-option="wrap" fo:border="none" fo:padding="1.99mm"/>
      <style:map style:condition="cell-content()!=&quot;&quot;" style:apply-style-name="cellule_20_d_27_erreur" style:base-cell-address="Naufragé.A2"/>
    </style:style>
    <style:style style:name="ce112" style:family="table-cell" style:parent-style-name="Default">
      <style:map style:condition="cell-content()!=&quot;&quot;" style:apply-style-name="cellule_20_d_27_erreur" style:base-cell-address="Naufragé.A2"/>
    </style:style>
    <style:style style:name="ce113" style:family="table-cell" style:parent-style-name="Default">
      <style:table-cell-properties fo:wrap-option="wrap" fo:padding="1.99mm" style:vertical-align="top"/>
      <style:map style:condition="cell-content()!=&quot;&quot;" style:apply-style-name="cellule_20_d_27_erreur" style:base-cell-address="Naufragé.A2"/>
    </style:style>
    <style:style style:name="ce1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Naufragé.A3"/>
    </style:style>
    <style:style style:name="ce115" style:family="table-cell" style:parent-style-name="Default">
      <style:table-cell-properties fo:wrap-option="wrap" fo:padding="1.99mm" style:vertical-align="top"/>
      <style:map style:condition="cell-content()!=&quot;&quot;" style:apply-style-name="cellule_20_d_27_erreur" style:base-cell-address="Naufragé.B4"/>
    </style:style>
    <style:style style:name="ce116" style:family="table-cell" style:parent-style-name="Default">
      <style:table-cell-properties fo:wrap-option="wrap" fo:padding="1.99mm" style:vertical-align="top"/>
      <style:map style:condition="cell-content()!=&quot;&quot;" style:apply-style-name="cellule_20_d_27_erreur" style:base-cell-address="Naufragé.B10"/>
    </style:style>
    <style:style style:name="ce117" style:family="table-cell" style:parent-style-name="Default">
      <style:map style:condition="cell-content()!=&quot;&quot;" style:apply-style-name="cellule_20_d_27_erreur" style:base-cell-address="Naufragé.B10"/>
    </style:style>
    <style:style style:name="ce118" style:family="table-cell" style:parent-style-name="Default">
      <style:table-cell-properties fo:wrap-option="wrap" fo:padding="1.99mm" style:vertical-align="top"/>
      <style:map style:condition="cell-content()!=&quot;&quot;" style:apply-style-name="cellule_20_d_27_erreur" style:base-cell-address="Naufragé.B4"/>
    </style:style>
    <style:style style:name="ce119" style:family="table-cell" style:parent-style-name="Default">
      <style:table-cell-properties fo:wrap-option="wrap" fo:border="none" fo:padding="1.99mm"/>
      <style:map style:condition="cell-content()!=&quot;&quot;" style:apply-style-name="cellule_20_d_27_erreur" style:base-cell-address="Naufragé.B4"/>
    </style:style>
    <style:style style:name="ce120" style:family="table-cell" style:parent-style-name="Default">
      <style:map style:condition="cell-content()!=&quot;&quot;" style:apply-style-name="cellule_20_d_27_erreur" style:base-cell-address="Naufragé.B4"/>
    </style:style>
    <style:style style:name="ce121" style:family="table-cell" style:parent-style-name="Default">
      <style:table-cell-properties fo:wrap-option="wrap" fo:padding="1.99mm" style:vertical-align="top"/>
      <style:map style:condition="cell-content()!=&quot;&quot;" style:apply-style-name="cellule_20_d_27_erreur" style:base-cell-address="Naufragé.B4"/>
    </style:style>
    <style:style style:name="ce122" style:family="table-cell" style:parent-style-name="Default">
      <style:table-cell-properties fo:wrap-option="wrap" fo:border="none" fo:padding="1.99mm"/>
      <style:map style:condition="cell-content()!=&quot;&quot;" style:apply-style-name="cellule_20_d_27_erreur" style:base-cell-address="Naufragé.B4"/>
    </style:style>
    <style:style style:name="ce123" style:family="table-cell" style:parent-style-name="Default">
      <style:table-cell-properties fo:wrap-option="wrap" fo:padding="1.99mm" style:vertical-align="top"/>
      <style:map style:condition="cell-content()!=&quot;&quot;" style:apply-style-name="cellule_20_d_27_erreur" style:base-cell-address="Naufragé.A3"/>
    </style:style>
    <style:style style:name="ce124" style:family="table-cell" style:parent-style-name="Default">
      <style:map style:condition="cell-content()!=&quot;&quot;" style:apply-style-name="cellule_20_d_27_erreur" style:base-cell-address="Naufragé.C7"/>
    </style:style>
    <style:style style:name="ce125" style:family="table-cell" style:parent-style-name="Default">
      <style:table-cell-properties fo:wrap-option="wrap" fo:padding="1.99mm" style:vertical-align="top"/>
      <style:map style:condition="cell-content()!=&quot;&quot;" style:apply-style-name="cellule_20_d_27_erreur" style:base-cell-address="Naufragé.C10"/>
    </style:style>
    <style:style style:name="ce126" style:family="table-cell" style:parent-style-name="Default">
      <style:map style:condition="cell-content()!=&quot;&quot;" style:apply-style-name="cellule_20_d_27_erreur" style:base-cell-address="Naufragé.B4"/>
    </style:style>
    <style:style style:name="ce127" style:family="table-cell" style:parent-style-name="Default">
      <style:table-cell-properties fo:wrap-option="wrap" fo:padding="1.99mm" style:vertical-align="top"/>
      <style:map style:condition="cell-content()!=&quot;&quot;" style:apply-style-name="cellule_20_d_27_erreur" style:base-cell-address="Naufragé.D9"/>
    </style:style>
    <style:style style:name="ce128" style:family="table-cell" style:parent-style-name="Default">
      <style:table-cell-properties fo:wrap-option="wrap" fo:padding="1.99mm" style:vertical-align="top"/>
      <style:map style:condition="cell-content()!=&quot;&quot;" style:apply-style-name="cellule_20_d_27_erreur" style:base-cell-address="Naufragé.D12"/>
    </style:style>
    <style:style style:name="ce129" style:family="table-cell" style:parent-style-name="Default">
      <style:table-cell-properties fo:wrap-option="wrap" fo:border="none" fo:padding="1.99mm"/>
      <style:map style:condition="cell-content()!=&quot;&quot;" style:apply-style-name="cellule_20_d_27_erreur" style:base-cell-address="Naufragé.B4"/>
    </style:style>
    <style:style style:name="ce130" style:family="table-cell" style:parent-style-name="Default">
      <style:table-cell-properties fo:wrap-option="wrap" fo:padding="1.99mm" style:vertical-align="top"/>
      <style:map style:condition="cell-content()!=&quot;&quot;" style:apply-style-name="cellule_20_d_27_erreur" style:base-cell-address="Naufragé.E12"/>
    </style:style>
    <style:style style:name="ce131" style:family="table-cell" style:parent-style-name="Default">
      <style:map style:condition="cell-content()!=&quot;&quot;" style:apply-style-name="cellule_20_d_27_erreur" style:base-cell-address="Naufragé.E14"/>
    </style:style>
    <style:style style:name="ce132" style:family="table-cell" style:parent-style-name="Default">
      <style:table-cell-properties fo:wrap-option="wrap" fo:padding="1.99mm" style:vertical-align="top"/>
      <style:map style:condition="cell-content()!=&quot;&quot;" style:apply-style-name="cellule_20_d_27_erreur" style:base-cell-address="Naufragé.A3"/>
    </style:style>
    <style:style style:name="ce133" style:family="table-cell" style:parent-style-name="Default">
      <style:map style:condition="cell-content()!=&quot;&quot;" style:apply-style-name="cellule_20_d_27_erreur" style:base-cell-address="Naufragé.B4"/>
    </style:style>
    <style:style style:name="ce134" style:family="table-cell" style:parent-style-name="Default">
      <style:map style:condition="cell-content()!=&quot;&quot;" style:apply-style-name="cellule_20_d_27_erreur" style:base-cell-address="Naufragé.H14"/>
    </style:style>
    <style:style style:name="ce135" style:family="table-cell" style:parent-style-name="Default">
      <style:table-cell-properties fo:wrap-option="wrap" fo:padding="1.99mm" style:vertical-align="top"/>
      <style:map style:condition="cell-content()!=&quot;&quot;" style:apply-style-name="cellule_20_d_27_erreur" style:base-cell-address="Naufragé.H16"/>
    </style:style>
    <style:style style:name="ce136" style:family="table-cell" style:parent-style-name="Default">
      <style:table-cell-properties fo:wrap-option="wrap" fo:padding="1.99mm" style:vertical-align="top"/>
      <style:map style:condition="cell-content()!=&quot;&quot;" style:apply-style-name="cellule_20_d_27_erreur" style:base-cell-address="Naufragé.I14"/>
    </style:style>
    <style:style style:name="ce137" style:family="table-cell" style:parent-style-name="Default">
      <style:table-cell-properties fo:wrap-option="wrap" fo:padding="1.99mm" style:vertical-align="top"/>
      <style:map style:condition="cell-content()!=&quot;&quot;" style:apply-style-name="cellule_20_d_27_erreur" style:base-cell-address="Naufragé.I16"/>
    </style:style>
    <style:style style:name="ce138" style:family="table-cell" style:parent-style-name="Default">
      <style:table-cell-properties fo:wrap-option="wrap" fo:padding="1.99mm" style:vertical-align="top"/>
      <style:map style:condition="cell-content()!=&quot;&quot;" style:apply-style-name="cellule_20_d_27_erreur" style:base-cell-address="Naufragé.A3"/>
    </style:style>
    <style:style style:name="ce139" style:family="table-cell" style:parent-style-name="Default">
      <style:table-cell-properties fo:wrap-option="wrap" fo:padding="1.99mm" style:vertical-align="top"/>
      <style:map style:condition="cell-content()!=&quot;&quot;" style:apply-style-name="cellule_20_d_27_erreur" style:base-cell-address="Naufragé.B4"/>
    </style:style>
    <style:style style:name="ce140" style:family="table-cell" style:parent-style-name="Default">
      <style:table-cell-properties fo:wrap-option="wrap" fo:padding="1.99mm" style:vertical-align="top"/>
      <style:map style:condition="cell-content()!=&quot;&quot;" style:apply-style-name="cellule_20_d_27_erreur" style:base-cell-address="Naufragé.B4"/>
    </style:style>
    <style:style style:name="ce141" style:family="table-cell" style:parent-style-name="cellule_20_combat">
      <style:table-cell-properties fo:wrap-option="wrap"/>
      <style:map style:condition="cell-content()!=&quot;&quot;" style:apply-style-name="cellule_20_d_27_erreur" style:base-cell-address="Bandits.A3"/>
    </style:style>
    <style:style style:name="ce142" style:family="table-cell" style:parent-style-name="Default">
      <style:table-cell-properties fo:wrap-option="wrap" fo:padding="1.99mm" style:vertical-align="top"/>
      <style:map style:condition="cell-content()!=&quot;&quot;" style:apply-style-name="cellule_20_d_27_erreur" style:base-cell-address="Bandits.A3"/>
    </style:style>
    <style:style style:name="ce143" style:family="table-cell" style:parent-style-name="Default">
      <style:table-cell-properties fo:wrap-option="wrap" fo:padding="1.99mm" style:vertical-align="top"/>
      <style:map style:condition="cell-content()!=&quot;&quot;" style:apply-style-name="cellule_20_d_27_erreur" style:base-cell-address="Bandits.A10"/>
    </style:style>
    <style:style style:name="ce144" style:family="table-cell" style:parent-style-name="Default">
      <style:table-cell-properties fo:wrap-option="wrap" fo:border="none" fo:padding="1.99mm"/>
      <style:map style:condition="cell-content()!=&quot;&quot;" style:apply-style-name="cellule_20_d_27_erreur" style:base-cell-address="Bandits.A3"/>
    </style:style>
    <style:style style:name="ce145" style:family="table-cell" style:parent-style-name="Default">
      <style:table-cell-properties fo:wrap-option="wrap" fo:border="none" fo:padding="1.99mm"/>
      <style:map style:condition="cell-content()!=&quot;&quot;" style:apply-style-name="cellule_20_d_27_erreur" style:base-cell-address="Bandits.A3"/>
    </style:style>
    <style:style style:name="ce146" style:family="table-cell" style:parent-style-name="Default">
      <style:map style:condition="cell-content()!=&quot;&quot;" style:apply-style-name="cellule_20_d_27_erreur" style:base-cell-address="Bandits.A3"/>
    </style:style>
    <style:style style:name="ce147" style:family="table-cell" style:parent-style-name="Default">
      <style:table-cell-properties fo:wrap-option="wrap" fo:padding="1.99mm" style:vertical-align="top"/>
      <style:map style:condition="cell-content()!=&quot;&quot;" style:apply-style-name="cellule_20_d_27_erreur" style:base-cell-address="Bandits.A3"/>
    </style:style>
    <style:style style:name="ce1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Bandits.A3"/>
    </style:style>
    <style:style style:name="ce149" style:family="table-cell" style:parent-style-name="Default">
      <style:table-cell-properties fo:wrap-option="wrap" fo:padding="1.99mm" style:vertical-align="top"/>
      <style:map style:condition="cell-content()!=&quot;&quot;" style:apply-style-name="cellule_20_d_27_erreur" style:base-cell-address="Bandits.B4"/>
    </style:style>
    <style:style style:name="ce150" style:family="table-cell" style:parent-style-name="Default">
      <style:table-cell-properties fo:wrap-option="wrap" fo:padding="1.99mm" style:vertical-align="top"/>
      <style:map style:condition="cell-content()!=&quot;&quot;" style:apply-style-name="cellule_20_d_27_erreur" style:base-cell-address="Bandits.B10"/>
    </style:style>
    <style:style style:name="ce151" style:family="table-cell" style:parent-style-name="Default">
      <style:map style:condition="cell-content()!=&quot;&quot;" style:apply-style-name="cellule_20_d_27_erreur" style:base-cell-address="Bandits.B10"/>
    </style:style>
    <style:style style:name="ce152" style:family="table-cell" style:parent-style-name="Default">
      <style:table-cell-properties fo:wrap-option="wrap" fo:padding="1.99mm" style:vertical-align="top"/>
      <style:map style:condition="cell-content()!=&quot;&quot;" style:apply-style-name="cellule_20_d_27_erreur" style:base-cell-address="Bandits.B4"/>
    </style:style>
    <style:style style:name="ce153" style:family="table-cell" style:parent-style-name="Default">
      <style:table-cell-properties fo:wrap-option="wrap" fo:border="none" fo:padding="1.99mm"/>
      <style:map style:condition="cell-content()!=&quot;&quot;" style:apply-style-name="cellule_20_d_27_erreur" style:base-cell-address="Bandits.B4"/>
    </style:style>
    <style:style style:name="ce154" style:family="table-cell" style:parent-style-name="Default">
      <style:map style:condition="cell-content()!=&quot;&quot;" style:apply-style-name="cellule_20_d_27_erreur" style:base-cell-address="Bandits.B4"/>
    </style:style>
    <style:style style:name="ce155" style:family="table-cell" style:parent-style-name="Default">
      <style:table-cell-properties fo:wrap-option="wrap" fo:padding="1.99mm" style:vertical-align="top"/>
      <style:map style:condition="cell-content()!=&quot;&quot;" style:apply-style-name="cellule_20_d_27_erreur" style:base-cell-address="Bandits.B4"/>
    </style:style>
    <style:style style:name="ce156" style:family="table-cell" style:parent-style-name="Default">
      <style:table-cell-properties fo:wrap-option="wrap" fo:border="none" fo:padding="1.99mm"/>
      <style:map style:condition="cell-content()!=&quot;&quot;" style:apply-style-name="cellule_20_d_27_erreur" style:base-cell-address="Bandits.B4"/>
    </style:style>
    <style:style style:name="ce157" style:family="table-cell" style:parent-style-name="Default">
      <style:table-cell-properties fo:wrap-option="wrap" fo:padding="1.99mm" style:vertical-align="top"/>
      <style:map style:condition="cell-content()!=&quot;&quot;" style:apply-style-name="cellule_20_d_27_erreur" style:base-cell-address="Bandits.A3"/>
    </style:style>
    <style:style style:name="ce158" style:family="table-cell" style:parent-style-name="Default">
      <style:map style:condition="cell-content()!=&quot;&quot;" style:apply-style-name="cellule_20_d_27_erreur" style:base-cell-address="Bandits.C7"/>
    </style:style>
    <style:style style:name="ce159" style:family="table-cell" style:parent-style-name="Default">
      <style:table-cell-properties fo:wrap-option="wrap" fo:padding="1.99mm" style:vertical-align="top"/>
      <style:map style:condition="cell-content()!=&quot;&quot;" style:apply-style-name="cellule_20_d_27_erreur" style:base-cell-address="Bandits.C10"/>
    </style:style>
    <style:style style:name="ce160" style:family="table-cell" style:parent-style-name="Default">
      <style:map style:condition="cell-content()!=&quot;&quot;" style:apply-style-name="cellule_20_d_27_erreur" style:base-cell-address="Bandits.B4"/>
    </style:style>
    <style:style style:name="ce161" style:family="table-cell" style:parent-style-name="Default">
      <style:table-cell-properties fo:wrap-option="wrap" fo:padding="1.99mm" style:vertical-align="top"/>
      <style:map style:condition="cell-content()!=&quot;&quot;" style:apply-style-name="cellule_20_d_27_erreur" style:base-cell-address="Bandits.D9"/>
    </style:style>
    <style:style style:name="ce162" style:family="table-cell" style:parent-style-name="Default">
      <style:table-cell-properties fo:wrap-option="wrap" fo:padding="1.99mm" style:vertical-align="top"/>
      <style:map style:condition="cell-content()!=&quot;&quot;" style:apply-style-name="cellule_20_d_27_erreur" style:base-cell-address="Bandits.D12"/>
    </style:style>
    <style:style style:name="ce163" style:family="table-cell" style:parent-style-name="Default">
      <style:table-cell-properties fo:wrap-option="wrap" fo:border="none" fo:padding="1.99mm"/>
      <style:map style:condition="cell-content()!=&quot;&quot;" style:apply-style-name="cellule_20_d_27_erreur" style:base-cell-address="Bandits.B4"/>
    </style:style>
    <style:style style:name="ce164" style:family="table-cell" style:parent-style-name="Default">
      <style:table-cell-properties fo:wrap-option="wrap" fo:padding="1.99mm" style:vertical-align="top"/>
      <style:map style:condition="cell-content()!=&quot;&quot;" style:apply-style-name="cellule_20_d_27_erreur" style:base-cell-address="Bandits.E12"/>
    </style:style>
    <style:style style:name="ce165" style:family="table-cell" style:parent-style-name="Default">
      <style:map style:condition="cell-content()!=&quot;&quot;" style:apply-style-name="cellule_20_d_27_erreur" style:base-cell-address="Bandits.E14"/>
    </style:style>
    <style:style style:name="ce166" style:family="table-cell" style:parent-style-name="Default">
      <style:table-cell-properties fo:wrap-option="wrap" fo:padding="1.99mm" style:vertical-align="top"/>
      <style:map style:condition="cell-content()!=&quot;&quot;" style:apply-style-name="cellule_20_d_27_erreur" style:base-cell-address="Bandits.A3"/>
    </style:style>
    <style:style style:name="ce167" style:family="table-cell" style:parent-style-name="Default">
      <style:map style:condition="cell-content()!=&quot;&quot;" style:apply-style-name="cellule_20_d_27_erreur" style:base-cell-address="Bandits.B4"/>
    </style:style>
    <style:style style:name="ce168" style:family="table-cell" style:parent-style-name="Default">
      <style:map style:condition="cell-content()!=&quot;&quot;" style:apply-style-name="cellule_20_d_27_erreur" style:base-cell-address="Bandits.H14"/>
    </style:style>
    <style:style style:name="ce169" style:family="table-cell" style:parent-style-name="Default">
      <style:table-cell-properties fo:wrap-option="wrap" fo:padding="1.99mm" style:vertical-align="top"/>
      <style:map style:condition="cell-content()!=&quot;&quot;" style:apply-style-name="cellule_20_d_27_erreur" style:base-cell-address="Bandits.H16"/>
    </style:style>
    <style:style style:name="ce170" style:family="table-cell" style:parent-style-name="Default">
      <style:table-cell-properties fo:wrap-option="wrap" fo:padding="1.99mm" style:vertical-align="top"/>
      <style:map style:condition="cell-content()!=&quot;&quot;" style:apply-style-name="cellule_20_d_27_erreur" style:base-cell-address="Bandits.I14"/>
    </style:style>
    <style:style style:name="ce171" style:family="table-cell" style:parent-style-name="Default">
      <style:table-cell-properties fo:wrap-option="wrap" fo:padding="1.99mm" style:vertical-align="top"/>
      <style:map style:condition="cell-content()!=&quot;&quot;" style:apply-style-name="cellule_20_d_27_erreur" style:base-cell-address="Bandits.I16"/>
    </style:style>
    <style:style style:name="ce172" style:family="table-cell" style:parent-style-name="Default">
      <style:table-cell-properties fo:wrap-option="wrap" fo:padding="1.99mm" style:vertical-align="top"/>
      <style:map style:condition="cell-content()!=&quot;&quot;" style:apply-style-name="cellule_20_d_27_erreur" style:base-cell-address="Bandits.A3"/>
    </style:style>
    <style:style style:name="ce173" style:family="table-cell" style:parent-style-name="Default">
      <style:table-cell-properties fo:wrap-option="wrap" fo:padding="1.99mm" style:vertical-align="top"/>
      <style:map style:condition="cell-content()!=&quot;&quot;" style:apply-style-name="cellule_20_d_27_erreur" style:base-cell-address="Bandits.B4"/>
    </style:style>
    <style:style style:name="ce174" style:family="table-cell" style:parent-style-name="Default">
      <style:table-cell-properties fo:wrap-option="wrap" fo:padding="1.99mm" style:vertical-align="top"/>
      <style:map style:condition="cell-content()!=&quot;&quot;" style:apply-style-name="cellule_20_d_27_erreur" style:base-cell-address="Bandits.B4"/>
    </style:style>
    <style:style style:name="ce175" style:family="table-cell" style:parent-style-name="cellule_20_combat">
      <style:table-cell-properties fo:wrap-option="wrap"/>
      <style:map style:condition="cell-content()!=&quot;&quot;" style:apply-style-name="cellule_20_d_27_erreur" style:base-cell-address="'Ile déserte var 1'.A3"/>
    </style:style>
    <style:style style:name="ce176"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177" style:family="table-cell" style:parent-style-name="Default">
      <style:table-cell-properties fo:wrap-option="wrap" fo:padding="1.99mm" style:vertical-align="top"/>
      <style:map style:condition="cell-content()!=&quot;&quot;" style:apply-style-name="cellule_20_d_27_erreur" style:base-cell-address="'Ile déserte var 1'.A10"/>
    </style:style>
    <style:style style:name="ce178" style:family="table-cell" style:parent-style-name="Default">
      <style:table-cell-properties fo:wrap-option="wrap" fo:border="none" fo:padding="1.99mm"/>
      <style:map style:condition="cell-content()!=&quot;&quot;" style:apply-style-name="cellule_20_d_27_erreur" style:base-cell-address="'Ile déserte var 1'.A3"/>
    </style:style>
    <style:style style:name="ce179" style:family="table-cell" style:parent-style-name="Default">
      <style:table-cell-properties fo:wrap-option="wrap" fo:border="none" fo:padding="1.99mm"/>
      <style:map style:condition="cell-content()!=&quot;&quot;" style:apply-style-name="cellule_20_d_27_erreur" style:base-cell-address="'Ile déserte var 1'.A3"/>
    </style:style>
    <style:style style:name="ce180" style:family="table-cell" style:parent-style-name="Default">
      <style:map style:condition="cell-content()!=&quot;&quot;" style:apply-style-name="cellule_20_d_27_erreur" style:base-cell-address="'Ile déserte var 1'.A3"/>
    </style:style>
    <style:style style:name="ce181"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18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déserte var 1'.A3"/>
    </style:style>
    <style:style style:name="ce183"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184" style:family="table-cell" style:parent-style-name="Default">
      <style:table-cell-properties fo:wrap-option="wrap" fo:padding="1.99mm" style:vertical-align="top"/>
      <style:map style:condition="cell-content()!=&quot;&quot;" style:apply-style-name="cellule_20_d_27_erreur" style:base-cell-address="'Ile déserte var 1'.B10"/>
    </style:style>
    <style:style style:name="ce185" style:family="table-cell" style:parent-style-name="Default">
      <style:map style:condition="cell-content()!=&quot;&quot;" style:apply-style-name="cellule_20_d_27_erreur" style:base-cell-address="'Ile déserte var 1'.B10"/>
    </style:style>
    <style:style style:name="ce186"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187" style:family="table-cell" style:parent-style-name="Default">
      <style:table-cell-properties fo:wrap-option="wrap" fo:border="none" fo:padding="1.99mm"/>
      <style:map style:condition="cell-content()!=&quot;&quot;" style:apply-style-name="cellule_20_d_27_erreur" style:base-cell-address="'Ile déserte var 1'.B4"/>
    </style:style>
    <style:style style:name="ce188" style:family="table-cell" style:parent-style-name="Default">
      <style:map style:condition="cell-content()!=&quot;&quot;" style:apply-style-name="cellule_20_d_27_erreur" style:base-cell-address="'Ile déserte var 1'.B4"/>
    </style:style>
    <style:style style:name="ce189"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190" style:family="table-cell" style:parent-style-name="Default">
      <style:table-cell-properties fo:wrap-option="wrap" fo:border="none" fo:padding="1.99mm"/>
      <style:map style:condition="cell-content()!=&quot;&quot;" style:apply-style-name="cellule_20_d_27_erreur" style:base-cell-address="'Ile déserte var 1'.B4"/>
    </style:style>
    <style:style style:name="ce191"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192" style:family="table-cell" style:parent-style-name="Default">
      <style:map style:condition="cell-content()!=&quot;&quot;" style:apply-style-name="cellule_20_d_27_erreur" style:base-cell-address="'Ile déserte var 1'.C7"/>
    </style:style>
    <style:style style:name="ce193"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194" style:family="table-cell" style:parent-style-name="Default">
      <style:table-cell-properties fo:wrap-option="wrap" fo:padding="1.99mm" style:vertical-align="top"/>
      <style:map style:condition="cell-content()!=&quot;&quot;" style:apply-style-name="cellule_20_d_27_erreur" style:base-cell-address="'Ile déserte var 1'.C10"/>
    </style:style>
    <style:style style:name="ce195" style:family="table-cell" style:parent-style-name="Default">
      <style:map style:condition="cell-content()!=&quot;&quot;" style:apply-style-name="cellule_20_d_27_erreur" style:base-cell-address="'Ile déserte var 1'.B4"/>
    </style:style>
    <style:style style:name="ce196"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197" style:family="table-cell" style:parent-style-name="Default">
      <style:table-cell-properties fo:wrap-option="wrap" fo:padding="1.99mm" style:vertical-align="top"/>
      <style:map style:condition="cell-content()!=&quot;&quot;" style:apply-style-name="cellule_20_d_27_erreur" style:base-cell-address="'Ile déserte var 1'.D10"/>
    </style:style>
    <style:style style:name="ce198" style:family="table-cell" style:parent-style-name="Default">
      <style:table-cell-properties fo:wrap-option="wrap" fo:padding="1.99mm" style:vertical-align="top"/>
      <style:map style:condition="cell-content()!=&quot;&quot;" style:apply-style-name="cellule_20_d_27_erreur" style:base-cell-address="'Ile déserte var 1'.D12"/>
    </style:style>
    <style:style style:name="ce199" style:family="table-cell" style:parent-style-name="Default">
      <style:table-cell-properties fo:wrap-option="wrap" fo:border="none" fo:padding="1.99mm"/>
      <style:map style:condition="cell-content()!=&quot;&quot;" style:apply-style-name="cellule_20_d_27_erreur" style:base-cell-address="'Ile déserte var 1'.B4"/>
    </style:style>
    <style:style style:name="ce200" style:family="table-cell" style:parent-style-name="Default">
      <style:table-cell-properties fo:wrap-option="wrap" fo:padding="1.99mm" style:vertical-align="top"/>
      <style:map style:condition="cell-content()!=&quot;&quot;" style:apply-style-name="cellule_20_d_27_erreur" style:base-cell-address="'Ile déserte var 1'.E9"/>
    </style:style>
    <style:style style:name="ce201" style:family="table-cell" style:parent-style-name="Default">
      <style:table-cell-properties fo:wrap-option="wrap" fo:padding="1.99mm" style:vertical-align="top"/>
      <style:map style:condition="cell-content()!=&quot;&quot;" style:apply-style-name="cellule_20_d_27_erreur" style:base-cell-address="'Ile déserte var 1'.E12"/>
    </style:style>
    <style:style style:name="ce202" style:family="table-cell" style:parent-style-name="Default">
      <style:map style:condition="cell-content()!=&quot;&quot;" style:apply-style-name="cellule_20_d_27_erreur" style:base-cell-address="'Ile déserte var 1'.E14"/>
    </style:style>
    <style:style style:name="ce203"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204" style:family="table-cell" style:parent-style-name="Default">
      <style:map style:condition="cell-content()!=&quot;&quot;" style:apply-style-name="cellule_20_d_27_erreur" style:base-cell-address="'Ile déserte var 1'.B4"/>
    </style:style>
    <style:style style:name="ce205" style:family="table-cell" style:parent-style-name="Default">
      <style:map style:condition="cell-content()!=&quot;&quot;" style:apply-style-name="cellule_20_d_27_erreur" style:base-cell-address="'Ile déserte var 1'.H14"/>
    </style:style>
    <style:style style:name="ce206" style:family="table-cell" style:parent-style-name="Default">
      <style:table-cell-properties fo:wrap-option="wrap" fo:padding="1.99mm" style:vertical-align="top"/>
      <style:map style:condition="cell-content()!=&quot;&quot;" style:apply-style-name="cellule_20_d_27_erreur" style:base-cell-address="'Ile déserte var 1'.H16"/>
    </style:style>
    <style:style style:name="ce207" style:family="table-cell" style:parent-style-name="Default">
      <style:table-cell-properties fo:wrap-option="wrap" fo:padding="1.99mm" style:vertical-align="top"/>
      <style:map style:condition="cell-content()!=&quot;&quot;" style:apply-style-name="cellule_20_d_27_erreur" style:base-cell-address="'Ile déserte var 1'.I14"/>
    </style:style>
    <style:style style:name="ce208" style:family="table-cell" style:parent-style-name="Default">
      <style:table-cell-properties fo:wrap-option="wrap" fo:padding="1.99mm" style:vertical-align="top"/>
      <style:map style:condition="cell-content()!=&quot;&quot;" style:apply-style-name="cellule_20_d_27_erreur" style:base-cell-address="'Ile déserte var 1'.I16"/>
    </style:style>
    <style:style style:name="ce209" style:family="table-cell" style:parent-style-name="Default">
      <style:table-cell-properties fo:wrap-option="wrap" fo:padding="1.99mm" style:vertical-align="top"/>
      <style:map style:condition="cell-content()!=&quot;&quot;" style:apply-style-name="cellule_20_d_27_erreur" style:base-cell-address="'Ile déserte var 1'.A3"/>
    </style:style>
    <style:style style:name="ce210"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211" style:family="table-cell" style:parent-style-name="Default">
      <style:table-cell-properties fo:wrap-option="wrap" fo:padding="1.99mm" style:vertical-align="top"/>
      <style:map style:condition="cell-content()!=&quot;&quot;" style:apply-style-name="cellule_20_d_27_erreur" style:base-cell-address="'Ile déserte var 1'.B4"/>
    </style:style>
    <style:style style:name="ce212"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213" style:family="table-cell" style:parent-style-name="Default">
      <style:table-cell-properties fo:wrap-option="wrap" fo:padding="1.99mm" style:vertical-align="top"/>
      <style:map style:condition="cell-content()!=&quot;&quot;" style:apply-style-name="cellule_20_d_27_erreur" style:base-cell-address="'Ile déserte var 2'.A4"/>
    </style:style>
    <style:style style:name="ce214" style:family="table-cell" style:parent-style-name="Default">
      <style:table-cell-properties fo:wrap-option="wrap" fo:padding="1.99mm" style:vertical-align="top"/>
      <style:map style:condition="cell-content()!=&quot;&quot;" style:apply-style-name="cellule_20_d_27_erreur" style:base-cell-address="'Ile déserte var 2'.A4"/>
    </style:style>
    <style:style style:name="ce215" style:family="table-cell" style:parent-style-name="Default">
      <style:table-cell-properties fo:wrap-option="wrap" fo:padding="1.99mm" style:vertical-align="top"/>
      <style:map style:condition="cell-content()!=&quot;&quot;" style:apply-style-name="cellule_20_d_27_erreur" style:base-cell-address="'Ile déserte var 2'.A4"/>
    </style:style>
    <style:style style:name="ce216"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217" style:family="table-cell" style:parent-style-name="Default">
      <style:table-cell-properties fo:wrap-option="wrap" fo:border="none" fo:padding="1.99mm"/>
      <style:map style:condition="cell-content()!=&quot;&quot;" style:apply-style-name="cellule_20_d_27_erreur" style:base-cell-address="'Ile déserte var 2'.A3"/>
    </style:style>
    <style:style style:name="ce218" style:family="table-cell" style:parent-style-name="Default">
      <style:table-cell-properties fo:wrap-option="wrap" fo:border="none" fo:padding="1.99mm"/>
      <style:map style:condition="cell-content()!=&quot;&quot;" style:apply-style-name="cellule_20_d_27_erreur" style:base-cell-address="'Ile déserte var 2'.A3"/>
    </style:style>
    <style:style style:name="ce219" style:family="table-cell" style:parent-style-name="Default">
      <style:map style:condition="cell-content()!=&quot;&quot;" style:apply-style-name="cellule_20_d_27_erreur" style:base-cell-address="'Ile déserte var 2'.A3"/>
    </style:style>
    <style:style style:name="ce220"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2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déserte var 2'.A3"/>
    </style:style>
    <style:style style:name="ce222"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23" style:family="table-cell" style:parent-style-name="Default">
      <style:table-cell-properties fo:wrap-option="wrap" fo:padding="1.99mm" style:vertical-align="top"/>
      <style:map style:condition="cell-content()!=&quot;&quot;" style:apply-style-name="cellule_20_d_27_erreur" style:base-cell-address="'Ile déserte var 2'.B5"/>
    </style:style>
    <style:style style:name="ce224"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25"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26" style:family="table-cell" style:parent-style-name="Default">
      <style:map style:condition="cell-content()!=&quot;&quot;" style:apply-style-name="cellule_20_d_27_erreur" style:base-cell-address="'Ile déserte var 2'.B4"/>
    </style:style>
    <style:style style:name="ce227"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28"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29"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30" style:family="table-cell" style:parent-style-name="Default">
      <style:table-cell-properties fo:wrap-option="wrap" fo:border="none" fo:padding="1.99mm"/>
      <style:map style:condition="cell-content()!=&quot;&quot;" style:apply-style-name="cellule_20_d_27_erreur" style:base-cell-address="'Ile déserte var 2'.B4"/>
    </style:style>
    <style:style style:name="ce231" style:family="table-cell" style:parent-style-name="Default">
      <style:map style:condition="cell-content()!=&quot;&quot;" style:apply-style-name="cellule_20_d_27_erreur" style:base-cell-address="'Ile déserte var 2'.B4"/>
    </style:style>
    <style:style style:name="ce232"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33" style:family="table-cell" style:parent-style-name="Default">
      <style:table-cell-properties fo:wrap-option="wrap" fo:border="none" fo:padding="1.99mm"/>
      <style:map style:condition="cell-content()!=&quot;&quot;" style:apply-style-name="cellule_20_d_27_erreur" style:base-cell-address="'Ile déserte var 2'.B4"/>
    </style:style>
    <style:style style:name="ce234"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235"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36" style:family="table-cell" style:parent-style-name="Default">
      <style:map style:condition="cell-content()!=&quot;&quot;" style:apply-style-name="cellule_20_d_27_erreur" style:base-cell-address="'Ile déserte var 2'.B4"/>
    </style:style>
    <style:style style:name="ce237"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38" style:family="table-cell" style:parent-style-name="Default">
      <style:table-cell-properties fo:background-color="#cccccc"/>
      <style:map style:condition="cell-content()!=&quot;&quot;" style:apply-style-name="cellule_20_d_27_erreur" style:base-cell-address="'Ile déserte var 2'.C9"/>
    </style:style>
    <style:style style:name="ce239"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40" style:family="table-cell" style:parent-style-name="Default">
      <style:table-cell-properties fo:background-color="#cccccc"/>
      <style:map style:condition="cell-content()!=&quot;&quot;" style:apply-style-name="cellule_20_d_27_erreur" style:base-cell-address="'Ile déserte var 2'.C12"/>
    </style:style>
    <style:style style:name="ce241" style:family="table-cell" style:parent-style-name="Default">
      <style:map style:condition="cell-content()!=&quot;&quot;" style:apply-style-name="cellule_20_d_27_erreur" style:base-cell-address="'Ile déserte var 2'.B4"/>
    </style:style>
    <style:style style:name="ce242" style:family="table-cell" style:parent-style-name="Default">
      <style:table-cell-properties fo:background-color="#cccccc"/>
      <style:map style:condition="cell-content()!=&quot;&quot;" style:apply-style-name="cellule_20_d_27_erreur" style:base-cell-address="'Ile déserte var 2'.C18"/>
    </style:style>
    <style:style style:name="ce243" style:family="table-cell" style:parent-style-name="Default">
      <style:table-cell-properties fo:background-color="#cccccc"/>
      <style:map style:condition="cell-content()!=&quot;&quot;" style:apply-style-name="cellule_20_d_27_erreur" style:base-cell-address="'Ile déserte var 2'.C21"/>
    </style:style>
    <style:style style:name="ce244" style:family="table-cell" style:parent-style-name="Default">
      <style:table-cell-properties fo:wrap-option="wrap" fo:padding="1.99mm" style:vertical-align="top"/>
      <style:map style:condition="cell-content()!=&quot;&quot;" style:apply-style-name="cellule_20_d_27_erreur" style:base-cell-address="'Ile déserte var 2'.C24"/>
    </style:style>
    <style:style style:name="ce245" style:family="table-cell" style:parent-style-name="Default">
      <style:table-cell-properties fo:background-color="#cccccc"/>
      <style:map style:condition="cell-content()!=&quot;&quot;" style:apply-style-name="cellule_20_d_27_erreur" style:base-cell-address="'Ile déserte var 2'.C27"/>
    </style:style>
    <style:style style:name="ce246" style:family="table-cell" style:parent-style-name="Default">
      <style:table-cell-properties fo:wrap-option="wrap" fo:border="none" fo:padding="1.99mm"/>
      <style:map style:condition="cell-content()!=&quot;&quot;" style:apply-style-name="cellule_20_d_27_erreur" style:base-cell-address="'Ile déserte var 2'.C30"/>
    </style:style>
    <style:style style:name="ce247" style:family="table-cell" style:parent-style-name="Default">
      <style:table-cell-properties fo:wrap-option="wrap" fo:border="none" fo:padding="1.99mm"/>
      <style:map style:condition="cell-content()!=&quot;&quot;" style:apply-style-name="cellule_20_d_27_erreur" style:base-cell-address="'Ile déserte var 2'.B4"/>
    </style:style>
    <style:style style:name="ce248"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49"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50" style:family="table-cell" style:parent-style-name="Default">
      <style:map style:condition="cell-content()!=&quot;&quot;" style:apply-style-name="cellule_20_d_27_erreur" style:base-cell-address="'Ile déserte var 2'.A3"/>
    </style:style>
    <style:style style:name="ce251"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252" style:family="table-cell" style:parent-style-name="Default">
      <style:map style:condition="cell-content()!=&quot;&quot;" style:apply-style-name="cellule_20_d_27_erreur" style:base-cell-address="'Ile déserte var 2'.B4"/>
    </style:style>
    <style:style style:name="ce253" style:family="table-cell" style:parent-style-name="Default">
      <style:table-cell-properties fo:background-color="#cccccc"/>
      <style:map style:condition="cell-content()!=&quot;&quot;" style:apply-style-name="cellule_20_d_27_erreur" style:base-cell-address="'Ile déserte var 2'.D9"/>
    </style:style>
    <style:style style:name="ce254"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55"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56" style:family="table-cell" style:parent-style-name="Default">
      <style:map style:condition="cell-content()!=&quot;&quot;" style:apply-style-name="cellule_20_d_27_erreur" style:base-cell-address="'Ile déserte var 2'.B4"/>
    </style:style>
    <style:style style:name="ce257" style:family="table-cell" style:parent-style-name="Default">
      <style:table-cell-properties fo:background-color="#cccccc"/>
      <style:map style:condition="cell-content()!=&quot;&quot;" style:apply-style-name="cellule_20_d_27_erreur" style:base-cell-address="'Ile déserte var 2'.D18"/>
    </style:style>
    <style:style style:name="ce258" style:family="table-cell" style:parent-style-name="Default">
      <style:table-cell-properties fo:background-color="#cccccc"/>
      <style:map style:condition="cell-content()!=&quot;&quot;" style:apply-style-name="cellule_20_d_27_erreur" style:base-cell-address="'Ile déserte var 2'.D21"/>
    </style:style>
    <style:style style:name="ce259" style:family="table-cell" style:parent-style-name="Default">
      <style:map style:condition="cell-content()!=&quot;&quot;" style:apply-style-name="cellule_20_d_27_erreur" style:base-cell-address="'Ile déserte var 2'.D23"/>
    </style:style>
    <style:style style:name="ce260" style:family="table-cell" style:parent-style-name="Default">
      <style:table-cell-properties fo:wrap-option="wrap" fo:border="none" fo:padding="1.99mm"/>
      <style:map style:condition="cell-content()!=&quot;&quot;" style:apply-style-name="cellule_20_d_27_erreur" style:base-cell-address="'Ile déserte var 2'.D27"/>
    </style:style>
    <style:style style:name="ce261" style:family="table-cell" style:parent-style-name="Default">
      <style:table-cell-properties fo:wrap-option="wrap" fo:border="none" fo:padding="1.99mm"/>
      <style:map style:condition="cell-content()!=&quot;&quot;" style:apply-style-name="cellule_20_d_27_erreur" style:base-cell-address="'Ile déserte var 2'.D29"/>
    </style:style>
    <style:style style:name="ce262" style:family="table-cell" style:parent-style-name="Default">
      <style:table-cell-properties fo:wrap-option="wrap" fo:padding="1.99mm" style:vertical-align="top"/>
      <style:map style:condition="cell-content()!=&quot;&quot;" style:apply-style-name="cellule_20_d_27_erreur" style:base-cell-address="'Ile déserte var 2'.D29"/>
    </style:style>
    <style:style style:name="ce263"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264" style:family="table-cell" style:parent-style-name="Default">
      <style:map style:condition="cell-content()!=&quot;&quot;" style:apply-style-name="cellule_20_d_27_erreur" style:base-cell-address="'Ile déserte var 2'.B4"/>
    </style:style>
    <style:style style:name="ce265" style:family="table-cell" style:parent-style-name="Default">
      <style:map style:condition="cell-content()!=&quot;&quot;" style:apply-style-name="cellule_20_d_27_erreur" style:base-cell-address="'Ile déserte var 2'.B4"/>
    </style:style>
    <style:style style:name="ce266" style:family="table-cell" style:parent-style-name="Default">
      <style:table-cell-properties fo:background-color="#cccccc"/>
      <style:map style:condition="cell-content()!=&quot;&quot;" style:apply-style-name="cellule_20_d_27_erreur" style:base-cell-address="'Ile déserte var 2'.E18"/>
    </style:style>
    <style:style style:name="ce267" style:family="table-cell" style:parent-style-name="Default">
      <style:table-cell-properties fo:wrap-option="wrap"/>
      <style:map style:condition="cell-content()!=&quot;&quot;" style:apply-style-name="cellule_20_d_27_erreur" style:base-cell-address="'Ile déserte var 2'.B4"/>
    </style:style>
    <style:style style:name="ce268" style:family="table-cell" style:parent-style-name="Default">
      <style:table-cell-properties fo:background-color="#cccccc"/>
      <style:map style:condition="cell-content()!=&quot;&quot;" style:apply-style-name="cellule_20_d_27_erreur" style:base-cell-address="'Ile déserte var 2'.E21"/>
    </style:style>
    <style:style style:name="ce269" style:family="table-cell" style:parent-style-name="Default">
      <style:table-cell-properties fo:wrap-option="wrap" fo:padding="1.99mm" style:vertical-align="top"/>
      <style:map style:condition="cell-content()!=&quot;&quot;" style:apply-style-name="cellule_20_d_27_erreur" style:base-cell-address="'Ile déserte var 2'.E30"/>
    </style:style>
    <style:style style:name="ce270"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71"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72"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73"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74"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75"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76" style:family="table-cell" style:parent-style-name="Default">
      <style:table-cell-properties fo:wrap-option="wrap" fo:padding="1.99mm" style:vertical-align="top"/>
      <style:map style:condition="cell-content()!=&quot;&quot;" style:apply-style-name="cellule_20_d_27_erreur" style:base-cell-address="'Ile déserte var 2'.E37"/>
    </style:style>
    <style:style style:name="ce277" style:family="table-cell" style:parent-style-name="Default">
      <style:table-cell-properties fo:wrap-option="wrap" fo:padding="1.99mm" style:vertical-align="top"/>
      <style:map style:condition="cell-content()!=&quot;&quot;" style:apply-style-name="cellule_20_d_27_erreur" style:base-cell-address="'Ile déserte var 2'.F3"/>
    </style:style>
    <style:style style:name="ce278"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279" style:family="table-cell" style:parent-style-name="Default">
      <style:map style:condition="cell-content()!=&quot;&quot;" style:apply-style-name="cellule_20_d_27_erreur" style:base-cell-address="'Ile déserte var 2'.A3"/>
    </style:style>
    <style:style style:name="ce280" style:family="table-cell" style:parent-style-name="Default">
      <style:table-cell-properties fo:wrap-option="wrap" fo:border="none" fo:padding="1.99mm"/>
      <style:map style:condition="cell-content()!=&quot;&quot;" style:apply-style-name="cellule_20_d_27_erreur" style:base-cell-address="'Ile déserte var 2'.A3"/>
    </style:style>
    <style:style style:name="ce281" style:family="table-cell" style:parent-style-name="Default">
      <style:table-cell-properties fo:background-color="#cccccc"/>
      <style:map style:condition="cell-content()!=&quot;&quot;" style:apply-style-name="cellule_20_d_27_erreur" style:base-cell-address="'Ile déserte var 2'.F18"/>
    </style:style>
    <style:style style:name="ce282" style:family="table-cell" style:parent-style-name="Default">
      <style:table-cell-properties fo:wrap-option="wrap" fo:padding="1.99mm" style:vertical-align="top"/>
      <style:map style:condition="cell-content()!=&quot;&quot;" style:apply-style-name="cellule_20_d_27_erreur" style:base-cell-address="'Ile déserte var 2'.F19"/>
    </style:style>
    <style:style style:name="ce283" style:family="table-cell" style:parent-style-name="Default">
      <style:table-cell-properties fo:wrap-option="wrap" fo:padding="1.99mm" style:vertical-align="top"/>
      <style:map style:condition="cell-content()!=&quot;&quot;" style:apply-style-name="cellule_20_d_27_erreur" style:base-cell-address="'Ile déserte var 2'.F19"/>
    </style:style>
    <style:style style:name="ce284" style:family="table-cell" style:parent-style-name="Default">
      <style:map style:condition="cell-content()!=&quot;&quot;" style:apply-style-name="cellule_20_d_27_erreur" style:base-cell-address="'Ile déserte var 2'.F19"/>
    </style:style>
    <style:style style:name="ce285" style:family="table-cell" style:parent-style-name="Default">
      <style:map style:condition="cell-content()!=&quot;&quot;" style:apply-style-name="cellule_20_d_27_erreur" style:base-cell-address="'Ile déserte var 2'.B4"/>
    </style:style>
    <style:style style:name="ce286" style:family="table-cell" style:parent-style-name="Default">
      <style:table-cell-properties fo:wrap-option="wrap" fo:padding="1.99mm" style:vertical-align="top"/>
      <style:map style:condition="cell-content()!=&quot;&quot;" style:apply-style-name="cellule_20_d_27_erreur" style:base-cell-address="'Ile déserte var 2'.F30"/>
    </style:style>
    <style:style style:name="ce287"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88"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89"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90"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91"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92" style:family="table-cell" style:parent-style-name="Default">
      <style:table-cell-properties fo:wrap-option="wrap" fo:padding="1.99mm" style:vertical-align="top"/>
      <style:map style:condition="cell-content()!=&quot;&quot;" style:apply-style-name="cellule_20_d_27_erreur" style:base-cell-address="'Ile déserte var 2'.E31"/>
    </style:style>
    <style:style style:name="ce293" style:family="table-cell" style:parent-style-name="Default">
      <style:table-cell-properties fo:wrap-option="wrap" fo:padding="1.99mm" style:vertical-align="top"/>
      <style:map style:condition="cell-content()!=&quot;&quot;" style:apply-style-name="cellule_20_d_27_erreur" style:base-cell-address="'Ile déserte var 2'.F4"/>
    </style:style>
    <style:style style:name="ce294" style:family="table-cell" style:parent-style-name="Default">
      <style:table-cell-properties fo:background-color="#cccccc"/>
      <style:map style:condition="cell-content()!=&quot;&quot;" style:apply-style-name="cellule_20_d_27_erreur" style:base-cell-address="'Ile déserte var 2'.G18"/>
    </style:style>
    <style:style style:name="ce295" style:family="table-cell" style:parent-style-name="Default">
      <style:table-cell-properties fo:wrap-option="wrap" fo:padding="1.99mm" style:vertical-align="top"/>
      <style:map style:condition="cell-content()!=&quot;&quot;" style:apply-style-name="cellule_20_d_27_erreur" style:base-cell-address="'Ile déserte var 2'.F18"/>
    </style:style>
    <style:style style:name="ce296" style:family="table-cell" style:parent-style-name="Default">
      <style:table-cell-properties fo:wrap-option="wrap" fo:padding="1.99mm" style:vertical-align="top"/>
      <style:map style:condition="cell-content()!=&quot;&quot;" style:apply-style-name="cellule_20_d_27_erreur" style:base-cell-address="'Ile déserte var 2'.G21"/>
    </style:style>
    <style:style style:name="ce297" style:family="table-cell" style:parent-style-name="Default">
      <style:table-cell-properties fo:wrap-option="wrap" fo:padding="1.99mm" style:vertical-align="top"/>
      <style:map style:condition="cell-content()!=&quot;&quot;" style:apply-style-name="cellule_20_d_27_erreur" style:base-cell-address="'Ile déserte var 2'.G23"/>
    </style:style>
    <style:style style:name="ce298" style:family="table-cell" style:parent-style-name="Default">
      <style:table-cell-properties fo:wrap-option="wrap" fo:padding="1.99mm" style:vertical-align="top"/>
      <style:map style:condition="cell-content()!=&quot;&quot;" style:apply-style-name="cellule_20_d_27_erreur" style:base-cell-address="'Ile déserte var 2'.F24"/>
    </style:style>
    <style:style style:name="ce299" style:family="table-cell" style:parent-style-name="Default">
      <style:map style:condition="cell-content()!=&quot;&quot;" style:apply-style-name="cellule_20_d_27_erreur" style:base-cell-address="'Ile déserte var 2'.F19"/>
    </style:style>
    <style:style style:name="ce300" style:family="table-cell" style:parent-style-name="Default">
      <style:table-cell-properties fo:wrap-option="wrap" fo:border="none" fo:padding="1.99mm"/>
      <style:map style:condition="cell-content()!=&quot;&quot;" style:apply-style-name="cellule_20_d_27_erreur" style:base-cell-address="'Ile déserte var 2'.F4"/>
    </style:style>
    <style:style style:name="ce301" style:family="table-cell" style:parent-style-name="Default">
      <style:map style:condition="cell-content()!=&quot;&quot;" style:apply-style-name="cellule_20_d_27_erreur" style:base-cell-address="'Ile déserte var 2'.H14"/>
    </style:style>
    <style:style style:name="ce302" style:family="table-cell" style:parent-style-name="Default">
      <style:map style:condition="cell-content()!=&quot;&quot;" style:apply-style-name="cellule_20_d_27_erreur" style:base-cell-address="'Ile déserte var 2'.F4"/>
    </style:style>
    <style:style style:name="ce303" style:family="table-cell" style:parent-style-name="Default">
      <style:table-cell-properties fo:wrap-option="wrap" fo:padding="1.99mm" style:vertical-align="top"/>
      <style:map style:condition="cell-content()!=&quot;&quot;" style:apply-style-name="cellule_20_d_27_erreur" style:base-cell-address="'Ile déserte var 2'.H16"/>
    </style:style>
    <style:style style:name="ce304" style:family="table-cell" style:parent-style-name="Default">
      <style:map style:condition="cell-content()!=&quot;&quot;" style:apply-style-name="cellule_20_d_27_erreur" style:base-cell-address="'Ile déserte var 2'.F18"/>
    </style:style>
    <style:style style:name="ce305" style:family="table-cell" style:parent-style-name="Default">
      <style:table-cell-properties fo:wrap-option="wrap"/>
      <style:map style:condition="cell-content()!=&quot;&quot;" style:apply-style-name="cellule_20_d_27_erreur" style:base-cell-address="'Ile déserte var 2'.F18"/>
    </style:style>
    <style:style style:name="ce306" style:family="table-cell" style:parent-style-name="Default">
      <style:table-cell-properties fo:wrap-option="wrap" fo:padding="1.99mm" style:vertical-align="top"/>
      <style:map style:condition="cell-content()!=&quot;&quot;" style:apply-style-name="cellule_20_d_27_erreur" style:base-cell-address="'Ile déserte var 2'.I14"/>
    </style:style>
    <style:style style:name="ce307" style:family="table-cell" style:parent-style-name="Default">
      <style:table-cell-properties fo:wrap-option="wrap" fo:padding="1.99mm" style:vertical-align="top"/>
      <style:map style:condition="cell-content()!=&quot;&quot;" style:apply-style-name="cellule_20_d_27_erreur" style:base-cell-address="'Ile déserte var 2'.I16"/>
    </style:style>
    <style:style style:name="ce308" style:family="table-cell" style:parent-style-name="Default">
      <style:map style:condition="cell-content()!=&quot;&quot;" style:apply-style-name="cellule_20_d_27_erreur" style:base-cell-address="'Ile déserte var 2'.I18"/>
    </style:style>
    <style:style style:name="ce309" style:family="table-cell" style:parent-style-name="Default">
      <style:map style:condition="cell-content()!=&quot;&quot;" style:apply-style-name="cellule_20_d_27_erreur" style:base-cell-address="'Ile déserte var 2'.I19"/>
    </style:style>
    <style:style style:name="ce310" style:family="table-cell" style:parent-style-name="Default">
      <style:table-cell-properties fo:wrap-option="wrap" fo:padding="1.99mm" style:vertical-align="top"/>
      <style:map style:condition="cell-content()!=&quot;&quot;" style:apply-style-name="cellule_20_d_27_erreur" style:base-cell-address="'Ile déserte var 2'.F19"/>
    </style:style>
    <style:style style:name="ce311"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312" style:family="table-cell" style:parent-style-name="Default">
      <style:table-cell-properties fo:wrap-option="wrap" fo:padding="1.99mm" style:vertical-align="top"/>
      <style:map style:condition="cell-content()!=&quot;&quot;" style:apply-style-name="cellule_20_d_27_erreur" style:base-cell-address="'Ile déserte var 2'.J18"/>
    </style:style>
    <style:style style:name="ce313" style:family="table-cell" style:parent-style-name="Default">
      <style:table-cell-properties fo:wrap-option="wrap" fo:padding="1.99mm" style:vertical-align="top"/>
      <style:map style:condition="cell-content()!=&quot;&quot;" style:apply-style-name="cellule_20_d_27_erreur" style:base-cell-address="'Ile déserte var 2'.A3"/>
    </style:style>
    <style:style style:name="ce314"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315" style:family="table-cell" style:parent-style-name="Default">
      <style:table-cell-properties fo:wrap-option="wrap" fo:padding="1.99mm" style:vertical-align="top"/>
      <style:map style:condition="cell-content()!=&quot;&quot;" style:apply-style-name="cellule_20_d_27_erreur" style:base-cell-address="'Ile déserte var 2'.B4"/>
    </style:style>
    <style:style style:name="ce316"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17"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18" style:family="table-cell" style:parent-style-name="Default">
      <style:table-cell-properties fo:wrap-option="wrap" fo:padding="1.99mm" style:vertical-align="top"/>
      <style:map style:condition="cell-content()!=&quot;&quot;" style:apply-style-name="cellule_20_d_27_erreur" style:base-cell-address="'Ile Taverne'.A10"/>
    </style:style>
    <style:style style:name="ce319" style:family="table-cell" style:parent-style-name="Default">
      <style:table-cell-properties fo:wrap-option="wrap" fo:border="none" fo:padding="1.99mm"/>
      <style:map style:condition="cell-content()!=&quot;&quot;" style:apply-style-name="cellule_20_d_27_erreur" style:base-cell-address="'Ile Taverne'.A3"/>
    </style:style>
    <style:style style:name="ce320" style:family="table-cell" style:parent-style-name="Default">
      <style:table-cell-properties fo:wrap-option="wrap" fo:border="none" fo:padding="1.99mm"/>
      <style:map style:condition="cell-content()!=&quot;&quot;" style:apply-style-name="cellule_20_d_27_erreur" style:base-cell-address="'Ile Taverne'.A3"/>
    </style:style>
    <style:style style:name="ce321" style:family="table-cell" style:parent-style-name="Default">
      <style:map style:condition="cell-content()!=&quot;&quot;" style:apply-style-name="cellule_20_d_27_erreur" style:base-cell-address="'Ile Taverne'.A3"/>
    </style:style>
    <style:style style:name="ce322"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23"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2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Ile Taverne'.A3"/>
    </style:style>
    <style:style style:name="ce325"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26" style:family="table-cell" style:parent-style-name="Default">
      <style:table-cell-properties fo:wrap-option="wrap" fo:padding="1.99mm" style:vertical-align="top"/>
      <style:map style:condition="cell-content()!=&quot;&quot;" style:apply-style-name="cellule_20_d_27_erreur" style:base-cell-address="'Ile Taverne'.B10"/>
    </style:style>
    <style:style style:name="ce327" style:family="table-cell" style:parent-style-name="Default">
      <style:map style:condition="cell-content()!=&quot;&quot;" style:apply-style-name="cellule_20_d_27_erreur" style:base-cell-address="'Ile Taverne'.B10"/>
    </style:style>
    <style:style style:name="ce328" style:family="table-cell" style:parent-style-name="Default">
      <style:table-cell-properties fo:wrap-option="wrap"/>
      <style:map style:condition="cell-content()!=&quot;&quot;" style:apply-style-name="cellule_20_d_27_erreur" style:base-cell-address="'Ile Taverne'.B18"/>
    </style:style>
    <style:style style:name="ce329"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330" style:family="table-cell" style:parent-style-name="Default">
      <style:table-cell-properties fo:wrap-option="wrap" fo:border="none" fo:padding="1.99mm"/>
      <style:map style:condition="cell-content()!=&quot;&quot;" style:apply-style-name="cellule_20_d_27_erreur" style:base-cell-address="'Ile Taverne'.B4"/>
    </style:style>
    <style:style style:name="ce331" style:family="table-cell" style:parent-style-name="Default">
      <style:map style:condition="cell-content()!=&quot;&quot;" style:apply-style-name="cellule_20_d_27_erreur" style:base-cell-address="'Ile Taverne'.B4"/>
    </style:style>
    <style:style style:name="ce33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333" style:family="table-cell" style:parent-style-name="Default">
      <style:table-cell-properties fo:wrap-option="wrap" fo:border="none" fo:padding="1.99mm"/>
      <style:map style:condition="cell-content()!=&quot;&quot;" style:apply-style-name="cellule_20_d_27_erreur" style:base-cell-address="'Ile Taverne'.B4"/>
    </style:style>
    <style:style style:name="ce334" style:family="table-cell" style:parent-style-name="Default">
      <style:map style:condition="cell-content()!=&quot;&quot;" style:apply-style-name="cellule_20_d_27_erreur" style:base-cell-address="'Ile Taverne'.C7"/>
    </style:style>
    <style:style style:name="ce335" style:family="table-cell" style:parent-style-name="Default">
      <style:table-cell-properties fo:wrap-option="wrap" fo:padding="1.99mm" style:vertical-align="top"/>
      <style:map style:condition="cell-content()!=&quot;&quot;" style:apply-style-name="cellule_20_d_27_erreur" style:base-cell-address="'Ile Taverne'.C8"/>
    </style:style>
    <style:style style:name="ce336" style:family="table-cell" style:parent-style-name="Default">
      <style:table-cell-properties fo:wrap-option="wrap" fo:padding="1.99mm" style:vertical-align="top"/>
      <style:map style:condition="cell-content()!=&quot;&quot;" style:apply-style-name="cellule_20_d_27_erreur" style:base-cell-address="'Ile Taverne'.C10"/>
    </style:style>
    <style:style style:name="ce337"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38" style:family="table-cell" style:parent-style-name="Default">
      <style:map style:condition="cell-content()!=&quot;&quot;" style:apply-style-name="cellule_20_d_27_erreur" style:base-cell-address="'Ile Taverne'.C15"/>
    </style:style>
    <style:style style:name="ce339" style:family="table-cell" style:parent-style-name="Default">
      <style:table-cell-properties fo:wrap-option="wrap" fo:padding="1.99mm" style:vertical-align="top"/>
      <style:map style:condition="cell-content()!=&quot;&quot;" style:apply-style-name="cellule_20_d_27_erreur" style:base-cell-address="'Ile Taverne'.C24"/>
    </style:style>
    <style:style style:name="ce340" style:family="table-cell" style:parent-style-name="Default">
      <style:table-cell-properties fo:wrap-option="wrap" fo:border="none" fo:padding="1.99mm"/>
      <style:map style:condition="cell-content()!=&quot;&quot;" style:apply-style-name="cellule_20_d_27_erreur" style:base-cell-address="'Ile Taverne'.C30"/>
    </style:style>
    <style:style style:name="ce341" style:family="table-cell" style:parent-style-name="Default">
      <style:table-cell-properties fo:wrap-option="wrap" fo:border="none" fo:padding="1.99mm"/>
      <style:map style:condition="cell-content()!=&quot;&quot;" style:apply-style-name="cellule_20_d_27_erreur" style:base-cell-address="'Ile Taverne'.B4"/>
    </style:style>
    <style:style style:name="ce342"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343"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344" style:family="table-cell" style:parent-style-name="Default">
      <style:map style:condition="cell-content()!=&quot;&quot;" style:apply-style-name="cellule_20_d_27_erreur" style:base-cell-address="'Ile Taverne'.A3"/>
    </style:style>
    <style:style style:name="ce345"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46" style:family="table-cell" style:parent-style-name="Default">
      <style:map style:condition="cell-content()!=&quot;&quot;" style:apply-style-name="cellule_20_d_27_erreur" style:base-cell-address="'Ile Taverne'.A3"/>
    </style:style>
    <style:style style:name="ce347" style:family="table-cell" style:parent-style-name="Default">
      <style:table-cell-properties fo:wrap-option="wrap" fo:padding="1.99mm" style:vertical-align="top"/>
      <style:map style:condition="cell-content()!=&quot;&quot;" style:apply-style-name="cellule_20_d_27_erreur" style:base-cell-address="'Ile Taverne'.D9"/>
    </style:style>
    <style:style style:name="ce348" style:family="table-cell" style:parent-style-name="Default">
      <style:table-cell-properties fo:wrap-option="wrap" fo:padding="1.99mm" style:vertical-align="top"/>
      <style:map style:condition="cell-content()!=&quot;&quot;" style:apply-style-name="cellule_20_d_27_erreur" style:base-cell-address="'Ile Taverne'.D10"/>
    </style:style>
    <style:style style:name="ce349" style:family="table-cell" style:parent-style-name="Default">
      <style:table-cell-properties fo:wrap-option="wrap" fo:padding="1.99mm" style:vertical-align="top"/>
      <style:map style:condition="cell-content()!=&quot;&quot;" style:apply-style-name="cellule_20_d_27_erreur" style:base-cell-address="'Ile Taverne'.D12"/>
    </style:style>
    <style:style style:name="ce350" style:family="table-cell" style:parent-style-name="Default">
      <style:map style:condition="cell-content()!=&quot;&quot;" style:apply-style-name="cellule_20_d_27_erreur" style:base-cell-address="'Ile Taverne'.D14"/>
    </style:style>
    <style:style style:name="ce351" style:family="table-cell" style:parent-style-name="Default">
      <style:table-cell-properties fo:wrap-option="wrap" fo:padding="1.99mm" style:vertical-align="top"/>
      <style:map style:condition="cell-content()!=&quot;&quot;" style:apply-style-name="cellule_20_d_27_erreur" style:base-cell-address="'Ile Taverne'.D23"/>
    </style:style>
    <style:style style:name="ce352" style:family="table-cell" style:parent-style-name="Default">
      <style:table-cell-properties fo:wrap-option="wrap" fo:border="none" fo:padding="1.99mm"/>
      <style:map style:condition="cell-content()!=&quot;&quot;" style:apply-style-name="cellule_20_d_27_erreur" style:base-cell-address="'Ile Taverne'.D27"/>
    </style:style>
    <style:style style:name="ce353" style:family="table-cell" style:parent-style-name="Default">
      <style:table-cell-properties fo:wrap-option="wrap" fo:border="none" fo:padding="1.99mm"/>
      <style:map style:condition="cell-content()!=&quot;&quot;" style:apply-style-name="cellule_20_d_27_erreur" style:base-cell-address="'Ile Taverne'.D29"/>
    </style:style>
    <style:style style:name="ce354" style:family="table-cell" style:parent-style-name="Default">
      <style:table-cell-properties fo:wrap-option="wrap" fo:padding="1.99mm" style:vertical-align="top"/>
      <style:map style:condition="cell-content()!=&quot;&quot;" style:apply-style-name="cellule_20_d_27_erreur" style:base-cell-address="'Ile Taverne'.D29"/>
    </style:style>
    <style:style style:name="ce355" style:family="table-cell" style:parent-style-name="Default">
      <style:table-cell-properties fo:wrap-option="wrap" fo:padding="1.99mm" style:vertical-align="top"/>
      <style:map style:condition="cell-content()!=&quot;&quot;" style:apply-style-name="cellule_20_d_27_erreur" style:base-cell-address="'Ile Taverne'.E9"/>
    </style:style>
    <style:style style:name="ce356" style:family="table-cell" style:parent-style-name="Default">
      <style:table-cell-properties fo:wrap-option="wrap" fo:padding="1.99mm" style:vertical-align="top"/>
      <style:map style:condition="cell-content()!=&quot;&quot;" style:apply-style-name="cellule_20_d_27_erreur" style:base-cell-address="'Ile Taverne'.E10"/>
    </style:style>
    <style:style style:name="ce357" style:family="table-cell" style:parent-style-name="Default">
      <style:table-cell-properties fo:background-color="#cccccc"/>
      <style:map style:condition="cell-content()!=&quot;&quot;" style:apply-style-name="cellule_20_d_27_erreur" style:base-cell-address="'Ile Taverne'.E12"/>
    </style:style>
    <style:style style:name="ce358" style:family="table-cell" style:parent-style-name="Default">
      <style:map style:condition="cell-content()!=&quot;&quot;" style:apply-style-name="cellule_20_d_27_erreur" style:base-cell-address="'Ile Taverne'.E14"/>
    </style:style>
    <style:style style:name="ce359" style:family="table-cell" style:parent-style-name="Default">
      <style:table-cell-properties fo:wrap-option="wrap"/>
      <style:map style:condition="cell-content()!=&quot;&quot;" style:apply-style-name="cellule_20_d_27_erreur" style:base-cell-address="'Ile Taverne'.A3"/>
    </style:style>
    <style:style style:name="ce360" style:family="table-cell" style:parent-style-name="Default">
      <style:table-cell-properties fo:wrap-option="wrap" fo:padding="1.99mm" style:vertical-align="top"/>
      <style:map style:condition="cell-content()!=&quot;&quot;" style:apply-style-name="cellule_20_d_27_erreur" style:base-cell-address="'Ile Taverne'.E30"/>
    </style:style>
    <style:style style:name="ce361"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62"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63"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64"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65"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66"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67" style:family="table-cell" style:parent-style-name="Default">
      <style:table-cell-properties fo:wrap-option="wrap" fo:padding="1.99mm" style:vertical-align="top"/>
      <style:map style:condition="cell-content()!=&quot;&quot;" style:apply-style-name="cellule_20_d_27_erreur" style:base-cell-address="'Ile Taverne'.E37"/>
    </style:style>
    <style:style style:name="ce368"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69" style:family="table-cell" style:parent-style-name="Default">
      <style:map style:condition="cell-content()!=&quot;&quot;" style:apply-style-name="cellule_20_d_27_erreur" style:base-cell-address="'Ile Taverne'.B4"/>
    </style:style>
    <style:style style:name="ce370" style:family="table-cell" style:parent-style-name="Default">
      <style:table-cell-properties fo:background-color="#cccccc" fo:wrap-option="wrap" fo:border="none" fo:padding="1.99mm"/>
      <style:map style:condition="cell-content()!=&quot;&quot;" style:apply-style-name="cellule_20_d_27_erreur" style:base-cell-address="'Ile Taverne'.B4"/>
    </style:style>
    <style:style style:name="ce371" style:family="table-cell" style:parent-style-name="Default">
      <style:table-cell-properties fo:background-color="#cccccc" fo:wrap-option="wrap" fo:border="none" fo:padding="1.99mm"/>
      <style:map style:condition="cell-content()!=&quot;&quot;" style:apply-style-name="cellule_20_d_27_erreur" style:base-cell-address="'Ile Taverne'.F14"/>
    </style:style>
    <style:style style:name="ce372" style:family="table-cell" style:parent-style-name="Default">
      <style:map style:condition="cell-content()!=&quot;&quot;" style:apply-style-name="cellule_20_d_27_erreur" style:base-cell-address="'Ile Taverne'.F19"/>
    </style:style>
    <style:style style:name="ce373" style:family="table-cell" style:parent-style-name="Default">
      <style:map style:condition="cell-content()!=&quot;&quot;" style:apply-style-name="cellule_20_d_27_erreur" style:base-cell-address="'Ile Taverne'.A3"/>
    </style:style>
    <style:style style:name="ce374" style:family="table-cell" style:parent-style-name="Default">
      <style:table-cell-properties fo:background-color="#cccccc"/>
      <style:map style:condition="cell-content()!=&quot;&quot;" style:apply-style-name="cellule_20_d_27_erreur" style:base-cell-address="'Ile Taverne'.B4"/>
    </style:style>
    <style:style style:name="ce375" style:family="table-cell" style:parent-style-name="Default">
      <style:map style:condition="cell-content()!=&quot;&quot;" style:apply-style-name="cellule_20_d_27_erreur" style:base-cell-address="'Ile Taverne'.B4"/>
    </style:style>
    <style:style style:name="ce376" style:family="table-cell" style:parent-style-name="Default">
      <style:table-cell-properties fo:wrap-option="wrap" fo:padding="1.99mm" style:vertical-align="top"/>
      <style:map style:condition="cell-content()!=&quot;&quot;" style:apply-style-name="cellule_20_d_27_erreur" style:base-cell-address="'Ile Taverne'.F30"/>
    </style:style>
    <style:style style:name="ce377"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78"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79"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80"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81"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82" style:family="table-cell" style:parent-style-name="Default">
      <style:table-cell-properties fo:wrap-option="wrap" fo:padding="1.99mm" style:vertical-align="top"/>
      <style:map style:condition="cell-content()!=&quot;&quot;" style:apply-style-name="cellule_20_d_27_erreur" style:base-cell-address="'Ile Taverne'.E31"/>
    </style:style>
    <style:style style:name="ce383" style:family="table-cell" style:parent-style-name="Default">
      <style:table-cell-properties fo:background-color="#cccccc" fo:wrap-option="wrap" fo:padding="1.99mm" style:vertical-align="top"/>
      <style:map style:condition="cell-content()!=&quot;&quot;" style:apply-style-name="cellule_20_d_27_erreur" style:base-cell-address="'Ile Taverne'.B4"/>
    </style:style>
    <style:style style:name="ce384" style:family="table-cell" style:parent-style-name="Default">
      <style:map style:condition="cell-content()!=&quot;&quot;" style:apply-style-name="cellule_20_d_27_erreur" style:base-cell-address="'Ile Taverne'.F20"/>
    </style:style>
    <style:style style:name="ce385" style:family="table-cell" style:parent-style-name="Default">
      <style:map style:condition="cell-content()!=&quot;&quot;" style:apply-style-name="cellule_20_d_27_erreur" style:base-cell-address="'Ile Taverne'.B4"/>
    </style:style>
    <style:style style:name="ce386" style:family="table-cell" style:parent-style-name="Default">
      <style:map style:condition="cell-content()!=&quot;&quot;" style:apply-style-name="cellule_20_d_27_erreur" style:base-cell-address="'Ile Taverne'.B4"/>
    </style:style>
    <style:style style:name="ce387" style:family="table-cell" style:parent-style-name="Default">
      <style:map style:condition="cell-content()!=&quot;&quot;" style:apply-style-name="cellule_20_d_27_erreur" style:base-cell-address="'Ile Taverne'.H14"/>
    </style:style>
    <style:style style:name="ce388" style:family="table-cell" style:parent-style-name="Default">
      <style:table-cell-properties fo:wrap-option="wrap" fo:padding="1.99mm" style:vertical-align="top"/>
      <style:map style:condition="cell-content()!=&quot;&quot;" style:apply-style-name="cellule_20_d_27_erreur" style:base-cell-address="'Ile Taverne'.H16"/>
    </style:style>
    <style:style style:name="ce389" style:family="table-cell" style:parent-style-name="Default">
      <style:map style:condition="cell-content()!=&quot;&quot;" style:apply-style-name="cellule_20_d_27_erreur" style:base-cell-address="'Ile Taverne'.H23"/>
    </style:style>
    <style:style style:name="ce390" style:family="table-cell" style:parent-style-name="Default">
      <style:table-cell-properties fo:wrap-option="wrap" fo:padding="1.99mm" style:vertical-align="top"/>
      <style:map style:condition="cell-content()!=&quot;&quot;" style:apply-style-name="cellule_20_d_27_erreur" style:base-cell-address="'Ile Taverne'.I14"/>
    </style:style>
    <style:style style:name="ce391" style:family="table-cell" style:parent-style-name="Default">
      <style:table-cell-properties fo:wrap-option="wrap" fo:padding="1.99mm" style:vertical-align="top"/>
      <style:map style:condition="cell-content()!=&quot;&quot;" style:apply-style-name="cellule_20_d_27_erreur" style:base-cell-address="'Ile Taverne'.I16"/>
    </style:style>
    <style:style style:name="ce392" style:family="table-cell" style:parent-style-name="Default">
      <style:map style:condition="cell-content()!=&quot;&quot;" style:apply-style-name="cellule_20_d_27_erreur" style:base-cell-address="'Ile Taverne'.I19"/>
    </style:style>
    <style:style style:name="ce393" style:family="table-cell" style:parent-style-name="Default">
      <style:map style:condition="cell-content()!=&quot;&quot;" style:apply-style-name="cellule_20_d_27_erreur" style:base-cell-address="'Ile Taverne'.I20"/>
    </style:style>
    <style:style style:name="ce394"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395" style:family="table-cell" style:parent-style-name="Default">
      <style:table-cell-properties fo:wrap-option="wrap" fo:padding="1.99mm" style:vertical-align="top"/>
      <style:map style:condition="cell-content()!=&quot;&quot;" style:apply-style-name="cellule_20_d_27_erreur" style:base-cell-address="'Ile Taverne'.K13"/>
    </style:style>
    <style:style style:name="ce396" style:family="table-cell" style:parent-style-name="Default">
      <style:table-cell-properties fo:wrap-option="wrap" fo:padding="1.99mm" style:vertical-align="top"/>
      <style:map style:condition="cell-content()!=&quot;&quot;" style:apply-style-name="cellule_20_d_27_erreur" style:base-cell-address="'Ile Taverne'.K13"/>
    </style:style>
    <style:style style:name="ce397"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398"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399"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400" style:family="table-cell" style:parent-style-name="Default">
      <style:table-cell-properties fo:wrap-option="wrap" fo:padding="1.99mm" style:vertical-align="top"/>
      <style:map style:condition="cell-content()!=&quot;&quot;" style:apply-style-name="cellule_20_d_27_erreur" style:base-cell-address="'Ile Taverne'.K13"/>
    </style:style>
    <style:style style:name="ce401" style:family="table-cell" style:parent-style-name="Default">
      <style:table-cell-properties fo:background-color="#cccccc" fo:wrap-option="wrap" fo:padding="1.99mm" style:vertical-align="top"/>
      <style:map style:condition="cell-content()!=&quot;&quot;" style:apply-style-name="cellule_20_d_27_erreur" style:base-cell-address="'Ile Taverne'.M17"/>
    </style:style>
    <style:style style:name="ce402" style:family="table-cell" style:parent-style-name="Default">
      <style:table-cell-properties fo:wrap-option="wrap" fo:padding="1.99mm" style:vertical-align="top"/>
      <style:map style:condition="cell-content()!=&quot;&quot;" style:apply-style-name="cellule_20_d_27_erreur" style:base-cell-address="'Ile Taverne'.M18"/>
    </style:style>
    <style:style style:name="ce403" style:family="table-cell" style:parent-style-name="Default">
      <style:table-cell-properties fo:wrap-option="wrap" fo:padding="1.99mm" style:vertical-align="top"/>
      <style:map style:condition="cell-content()!=&quot;&quot;" style:apply-style-name="cellule_20_d_27_erreur" style:base-cell-address="'Ile Taverne'.M24"/>
    </style:style>
    <style:style style:name="ce404" style:family="table-cell" style:parent-style-name="Default">
      <style:table-cell-properties fo:wrap-option="wrap" fo:padding="1.99mm" style:vertical-align="top"/>
      <style:map style:condition="cell-content()!=&quot;&quot;" style:apply-style-name="cellule_20_d_27_erreur" style:base-cell-address="'Ile Taverne'.B4"/>
    </style:style>
    <style:style style:name="ce405" style:family="table-cell" style:parent-style-name="Default">
      <style:table-cell-properties fo:wrap-option="wrap" fo:padding="1.99mm" style:vertical-align="top"/>
      <style:map style:condition="cell-content()!=&quot;&quot;" style:apply-style-name="cellule_20_d_27_erreur" style:base-cell-address="'Ile Taverne'.N13"/>
    </style:style>
    <style:style style:name="ce406" style:family="table-cell" style:parent-style-name="Default">
      <style:table-cell-properties fo:wrap-option="wrap" fo:padding="1.99mm" style:vertical-align="top"/>
      <style:map style:condition="cell-content()!=&quot;&quot;" style:apply-style-name="cellule_20_d_27_erreur" style:base-cell-address="'Ile Taverne'.O13"/>
    </style:style>
    <style:style style:name="ce407" style:family="table-cell" style:parent-style-name="Default">
      <style:table-cell-properties fo:background-color="#cccccc" fo:wrap-option="wrap" fo:padding="1.99mm" style:vertical-align="top"/>
      <style:map style:condition="cell-content()!=&quot;&quot;" style:apply-style-name="cellule_20_d_27_erreur" style:base-cell-address="'Ile Taverne'.O13"/>
    </style:style>
    <style:style style:name="ce408" style:family="table-cell" style:parent-style-name="Default">
      <style:table-cell-properties fo:wrap-option="wrap" fo:padding="1.99mm" style:vertical-align="top"/>
      <style:map style:condition="cell-content()!=&quot;&quot;" style:apply-style-name="cellule_20_d_27_erreur" style:base-cell-address="'Ile Taverne'.A3"/>
    </style:style>
    <style:style style:name="ce409" style:family="table-cell" style:parent-style-name="Default">
      <style:table-cell-properties fo:background-color="#cccccc" fo:wrap-option="wrap" fo:padding="1.99mm" style:vertical-align="top"/>
      <style:map style:condition="cell-content()!=&quot;&quot;" style:apply-style-name="cellule_20_d_27_erreur" style:base-cell-address="'Ile Taverne'.P22"/>
    </style:style>
    <style:style style:name="ce410" style:family="table-cell" style:parent-style-name="Default">
      <style:table-cell-properties fo:background-color="#cccccc" fo:wrap-option="wrap" fo:padding="1.99mm" style:vertical-align="top"/>
      <style:map style:condition="cell-content()!=&quot;&quot;" style:apply-style-name="cellule_20_d_27_erreur" style:base-cell-address="'Ile Taverne'.Q17"/>
    </style:style>
    <style:style style:name="ce411" style:family="table-cell" style:parent-style-name="Default">
      <style:table-cell-properties fo:background-color="#cccccc" fo:wrap-option="wrap" fo:padding="1.99mm" style:vertical-align="top"/>
      <style:map style:condition="cell-content()!=&quot;&quot;" style:apply-style-name="cellule_20_d_27_erreur" style:base-cell-address="'Ile Taverne'.A3"/>
    </style:style>
    <style:style style:name="ce412" style:family="table-cell" style:parent-style-name="Default">
      <style:table-cell-properties fo:wrap-option="wrap" fo:padding="1.99mm" style:vertical-align="top"/>
      <style:map style:condition="cell-content()!=&quot;&quot;" style:apply-style-name="cellule_20_d_27_erreur" style:base-cell-address="'Ile Taverne'.Q27"/>
    </style:style>
    <style:style style:name="ce413" style:family="table-cell" style:parent-style-name="Default">
      <style:table-cell-properties fo:wrap-option="wrap" fo:padding="1.99mm" style:vertical-align="top"/>
      <style:map style:condition="cell-content()!=&quot;&quot;" style:apply-style-name="cellule_20_d_27_erreur" style:base-cell-address="'Ile Taverne'.R25"/>
    </style:style>
    <style:style style:name="ce414" style:family="table-cell" style:parent-style-name="Default">
      <style:table-cell-properties fo:wrap-option="wrap" fo:padding="1.99mm" style:vertical-align="top"/>
      <style:map style:condition="cell-content()!=&quot;&quot;" style:apply-style-name="cellule_20_d_27_erreur" style:base-cell-address="'Ile Taverne'.T23"/>
    </style:style>
    <style:style style:name="ce415" style:family="table-cell" style:parent-style-name="Default">
      <style:table-cell-properties fo:background-color="#cccccc" fo:wrap-option="wrap" fo:padding="1.99mm" style:vertical-align="top"/>
      <style:map style:condition="cell-content()!=&quot;&quot;" style:apply-style-name="cellule_20_d_27_erreur" style:base-cell-address="'Ile Taverne'.U22"/>
    </style:style>
    <style:style style:name="ce416" style:family="table-cell" style:parent-style-name="Default">
      <style:table-cell-properties fo:wrap-option="wrap" fo:border="none" fo:padding="1.99mm"/>
      <style:map style:condition="cell-content()!=&quot;&quot;" style:apply-style-name="cellule_20_d_27_erreur" style:base-cell-address="'Ile Taverne'.V25"/>
    </style:style>
    <style:style style:name="ce417" style:family="table-cell" style:parent-style-name="Default">
      <style:table-cell-properties fo:wrap-option="wrap" fo:padding="1.99mm" style:vertical-align="top"/>
      <style:map style:condition="cell-content()!=&quot;&quot;" style:apply-style-name="cellule_20_d_27_erreur" style:base-cell-address="'Ile Taverne'.W17"/>
    </style:style>
    <style:style style:name="ce418" style:family="table-cell" style:parent-style-name="Default">
      <style:table-cell-properties fo:wrap-option="wrap" fo:padding="1.99mm" style:vertical-align="top"/>
      <style:map style:condition="cell-content()!=&quot;&quot;" style:apply-style-name="cellule_20_d_27_erreur" style:base-cell-address="'Ile Taverne'.X26"/>
    </style:style>
    <style:style style:name="ce419" style:family="table-cell" style:parent-style-name="Default">
      <style:table-cell-properties fo:wrap-option="wrap" fo:padding="1.99mm" style:vertical-align="top"/>
      <style:map style:condition="cell-content()!=&quot;&quot;" style:apply-style-name="cellule_20_d_27_erreur" style:base-cell-address="'Ile Taverne'.X27"/>
    </style:style>
    <style:style style:name="ce420" style:family="table-cell" style:parent-style-name="Default">
      <style:table-cell-properties fo:wrap-option="wrap" fo:padding="1.99mm" style:vertical-align="top"/>
      <style:map style:condition="cell-content()!=&quot;&quot;" style:apply-style-name="cellule_20_d_27_erreur" style:base-cell-address="'Ile Taverne'.X28"/>
    </style:style>
    <style:style style:name="ce421" style:family="table-cell" style:parent-style-name="Default">
      <style:table-cell-properties fo:wrap-option="wrap" fo:padding="1.99mm" style:vertical-align="top"/>
      <style:map style:condition="cell-content()!=&quot;&quot;" style:apply-style-name="cellule_20_d_27_erreur" style:base-cell-address="'Ile Taverne'.X29"/>
    </style:style>
    <style:style style:name="ce422" style:family="table-cell" style:parent-style-name="Default">
      <style:table-cell-properties fo:wrap-option="wrap" fo:padding="1.99mm" style:vertical-align="top"/>
      <style:map style:condition="cell-content()!=&quot;&quot;" style:apply-style-name="cellule_20_d_27_erreur" style:base-cell-address="'Ile Taverne'.X30"/>
    </style:style>
    <style:style style:name="ce423" style:family="table-cell" style:parent-style-name="Default">
      <style:table-cell-properties fo:wrap-option="wrap" fo:padding="1.99mm" style:vertical-align="top"/>
      <style:map style:condition="cell-content()!=&quot;&quot;" style:apply-style-name="cellule_20_d_27_erreur" style:base-cell-address="'Ile Taverne'.X31"/>
    </style:style>
    <style:style style:name="ce424" style:family="table-cell" style:parent-style-name="Default">
      <style:table-cell-properties fo:wrap-option="wrap" fo:padding="1.99mm" style:vertical-align="top"/>
      <style:map style:condition="cell-content()!=&quot;&quot;" style:apply-style-name="cellule_20_d_27_erreur" style:base-cell-address="'Ile Taverne'.X32"/>
    </style:style>
    <style:style style:name="ce425" style:family="table-cell" style:parent-style-name="Default">
      <style:table-cell-properties fo:wrap-option="wrap" fo:padding="1.99mm" style:vertical-align="top"/>
      <style:map style:condition="cell-content()!=&quot;&quot;" style:apply-style-name="cellule_20_d_27_erreur" style:base-cell-address="'Ile Taverne'.X33"/>
    </style:style>
    <style:style style:name="ce426" style:family="table-cell" style:parent-style-name="Default">
      <style:table-cell-properties fo:wrap-option="wrap" fo:padding="1.99mm" style:vertical-align="top"/>
      <style:map style:condition="cell-content()!=&quot;&quot;" style:apply-style-name="cellule_20_d_27_erreur" style:base-cell-address="'Ile Taverne'.X28"/>
    </style:style>
    <style:style style:name="ce427" style:family="table-cell" style:parent-style-name="Default">
      <style:table-cell-properties fo:wrap-option="wrap" fo:padding="1.99mm" style:vertical-align="top"/>
      <style:map style:condition="cell-content()!=&quot;&quot;" style:apply-style-name="cellule_20_d_27_erreur" style:base-cell-address="'Ile Taverne'.Y26"/>
    </style:style>
    <style:style style:name="ce428" style:family="table-cell" style:parent-style-name="Default">
      <style:table-cell-properties fo:wrap-option="wrap" fo:padding="1.99mm" style:vertical-align="top"/>
      <style:map style:condition="cell-content()!=&quot;&quot;" style:apply-style-name="cellule_20_d_27_erreur" style:base-cell-address="'Ile Taverne'.Y27"/>
    </style:style>
    <style:style style:name="ce429" style:family="table-cell" style:parent-style-name="Default">
      <style:table-cell-properties fo:wrap-option="wrap" fo:padding="1.99mm" style:vertical-align="top"/>
      <style:map style:condition="cell-content()!=&quot;&quot;" style:apply-style-name="cellule_20_d_27_erreur" style:base-cell-address="'Ile Taverne'.Y29"/>
    </style:style>
    <style:style style:name="ce430" style:family="table-cell" style:parent-style-name="Default">
      <style:table-cell-properties fo:wrap-option="wrap" fo:padding="1.99mm" style:vertical-align="top"/>
      <style:map style:condition="cell-content()!=&quot;&quot;" style:apply-style-name="cellule_20_d_27_erreur" style:base-cell-address="'Ile Taverne'.Y30"/>
    </style:style>
    <style:style style:name="ce431" style:family="table-cell" style:parent-style-name="Default">
      <style:table-cell-properties fo:wrap-option="wrap" fo:border="none" fo:padding="1.99mm"/>
      <style:map style:condition="cell-content()!=&quot;&quot;" style:apply-style-name="cellule_20_d_27_erreur" style:base-cell-address="'Ile Taverne'.Y31"/>
    </style:style>
    <style:style style:name="ce432" style:family="table-cell" style:parent-style-name="Default">
      <style:table-cell-properties fo:wrap-option="wrap" fo:border="none" fo:padding="1.99mm"/>
      <style:map style:condition="cell-content()!=&quot;&quot;" style:apply-style-name="cellule_20_d_27_erreur" style:base-cell-address="'Ile Taverne'.Y32"/>
    </style:style>
    <style:style style:name="ce433" style:family="table-cell" style:parent-style-name="Default">
      <style:table-cell-properties fo:wrap-option="wrap" fo:padding="1.99mm" style:vertical-align="top"/>
      <style:map style:condition="cell-content()!=&quot;&quot;" style:apply-style-name="cellule_20_d_27_erreur" style:base-cell-address="'Ile Taverne'.Y33"/>
    </style:style>
    <style:style style:name="ce434" style:family="table-cell" style:parent-style-name="Default">
      <style:table-cell-properties fo:wrap-option="wrap" fo:padding="1.99mm" style:vertical-align="top"/>
      <style:map style:condition="cell-content()!=&quot;&quot;" style:apply-style-name="cellule_20_d_27_erreur" style:base-cell-address="'Ile Taverne'.Y33"/>
    </style:style>
    <style:style style:name="ce435" style:family="table-cell" style:parent-style-name="Default">
      <style:table-cell-properties fo:wrap-option="wrap" fo:padding="1.99mm" style:vertical-align="top"/>
      <style:map style:condition="cell-content()!=&quot;&quot;" style:apply-style-name="cellule_20_d_27_erreur" style:base-cell-address="'Ile Taverne'.Y33"/>
    </style:style>
    <style:style style:name="ce436" style:family="table-cell" style:parent-style-name="Default">
      <style:table-cell-properties fo:wrap-option="wrap" fo:padding="1.99mm" style:vertical-align="top"/>
      <style:map style:condition="cell-content()!=&quot;&quot;" style:apply-style-name="cellule_20_d_27_erreur" style:base-cell-address="'Ile Taverne'.Y33"/>
    </style:style>
    <style:style style:name="ce437" style:family="table-cell" style:parent-style-name="Default">
      <style:table-cell-properties fo:wrap-option="wrap" fo:padding="1.99mm" style:vertical-align="top"/>
      <style:map style:condition="cell-content()!=&quot;&quot;" style:apply-style-name="cellule_20_d_27_erreur" style:base-cell-address="'Ile Taverne'.Y33"/>
    </style:style>
    <style:style style:name="ce438" style:family="table-cell" style:parent-style-name="Default">
      <style:table-cell-properties fo:wrap-option="wrap" fo:padding="1.99mm" style:vertical-align="top"/>
      <style:map style:condition="cell-content()!=&quot;&quot;" style:apply-style-name="cellule_20_d_27_erreur" style:base-cell-address="'Ile Taverne'.Y40"/>
    </style:style>
    <style:style style:name="ce439" style:family="table-cell" style:parent-style-name="Default">
      <style:table-cell-properties fo:wrap-option="wrap" fo:padding="1.99mm" style:vertical-align="top"/>
      <style:map style:condition="cell-content()!=&quot;&quot;" style:apply-style-name="cellule_20_d_27_erreur" style:base-cell-address="'Ile Taverne'.Y41"/>
    </style:style>
    <style:style style:name="ce440" style:family="table-cell" style:parent-style-name="Default">
      <style:table-cell-properties fo:wrap-option="wrap" fo:padding="1.99mm" style:vertical-align="top"/>
      <style:map style:condition="cell-content()!=&quot;&quot;" style:apply-style-name="cellule_20_d_27_erreur" style:base-cell-address="'Ile Taverne'.Y42"/>
    </style:style>
    <style:style style:name="ce441" style:family="table-cell" style:parent-style-name="Default">
      <style:table-cell-properties fo:wrap-option="wrap" fo:padding="1.99mm" style:vertical-align="top"/>
      <style:map style:condition="cell-content()!=&quot;&quot;" style:apply-style-name="cellule_20_d_27_erreur" style:base-cell-address="'Ile Taverne'.Z26"/>
    </style:style>
    <style:style style:name="ce442" style:family="table-cell" style:parent-style-name="Default">
      <style:table-cell-properties fo:wrap-option="wrap" fo:padding="1.99mm" style:vertical-align="top"/>
      <style:map style:condition="cell-content()!=&quot;&quot;" style:apply-style-name="cellule_20_d_27_erreur" style:base-cell-address="'Ile Taverne'.Z27"/>
    </style:style>
    <style:style style:name="ce443" style:family="table-cell" style:parent-style-name="Default">
      <style:table-cell-properties fo:wrap-option="wrap" fo:padding="1.99mm" style:vertical-align="top"/>
      <style:map style:condition="cell-content()!=&quot;&quot;" style:apply-style-name="cellule_20_d_27_erreur" style:base-cell-address="'Ile Taverne'.Z28"/>
    </style:style>
    <style:style style:name="ce444" style:family="table-cell" style:parent-style-name="Default">
      <style:table-cell-properties fo:wrap-option="wrap" fo:padding="1.99mm" style:vertical-align="top"/>
      <style:map style:condition="cell-content()!=&quot;&quot;" style:apply-style-name="cellule_20_d_27_erreur" style:base-cell-address="'Ile Taverne'.Z31"/>
    </style:style>
    <style:style style:name="ce445" style:family="table-cell" style:parent-style-name="Default">
      <style:table-cell-properties fo:wrap-option="wrap" fo:padding="1.99mm" style:vertical-align="top"/>
      <style:map style:condition="cell-content()!=&quot;&quot;" style:apply-style-name="cellule_20_d_27_erreur" style:base-cell-address="'Ile Taverne'.Z32"/>
    </style:style>
    <style:style style:name="ce446" style:family="table-cell" style:parent-style-name="Default">
      <style:table-cell-properties fo:wrap-option="wrap" fo:padding="1.99mm" style:vertical-align="top"/>
      <style:map style:condition="cell-content()!=&quot;&quot;" style:apply-style-name="cellule_20_d_27_erreur" style:base-cell-address="'Ile Taverne'.Y33"/>
    </style:style>
    <style:style style:name="ce447" style:family="table-cell" style:parent-style-name="Default">
      <style:table-cell-properties fo:wrap-option="wrap" fo:padding="1.99mm" style:vertical-align="top"/>
      <style:map style:condition="cell-content()!=&quot;&quot;" style:apply-style-name="cellule_20_d_27_erreur" style:base-cell-address="'Ile Taverne'.AA32"/>
    </style:style>
    <style:style style:name="ce448" style:family="table-cell" style:parent-style-name="Default">
      <style:table-cell-properties fo:wrap-option="wrap" fo:padding="1.99mm" style:vertical-align="top"/>
      <style:map style:condition="cell-content()!=&quot;&quot;" style:apply-style-name="cellule_20_d_27_erreur" style:base-cell-address="'Ile Taverne'.AA46"/>
    </style:style>
    <style:style style:name="ce449" style:family="table-cell" style:parent-style-name="Default">
      <style:table-cell-properties fo:wrap-option="wrap" fo:padding="1.99mm" style:vertical-align="top"/>
      <style:map style:condition="cell-content()!=&quot;&quot;" style:apply-style-name="cellule_20_d_27_erreur" style:base-cell-address="'Ile Taverne'.AA49"/>
    </style:style>
    <style:style style:name="ce450" style:family="table-cell" style:parent-style-name="Default">
      <style:table-cell-properties fo:wrap-option="wrap" fo:padding="1.99mm" style:vertical-align="top"/>
      <style:map style:condition="cell-content()!=&quot;&quot;" style:apply-style-name="cellule_20_d_27_erreur" style:base-cell-address="'Ile Taverne'.AA52"/>
    </style:style>
    <style:style style:name="ce451" style:family="table-cell" style:parent-style-name="Default">
      <style:table-cell-properties fo:wrap-option="wrap" fo:padding="1.99mm" style:vertical-align="top"/>
      <style:map style:condition="cell-content()!=&quot;&quot;" style:apply-style-name="cellule_20_d_27_erreur" style:base-cell-address="'Ile Taverne'.AB24"/>
    </style:style>
    <style:style style:name="ce452" style:family="table-cell" style:parent-style-name="Default">
      <style:table-cell-properties fo:wrap-option="wrap" fo:padding="1.99mm" style:vertical-align="top"/>
      <style:map style:condition="cell-content()!=&quot;&quot;" style:apply-style-name="cellule_20_d_27_erreur" style:base-cell-address="'Ile Taverne'.AB27"/>
    </style:style>
    <style:style style:name="ce453" style:family="table-cell" style:parent-style-name="Default">
      <style:table-cell-properties fo:wrap-option="wrap" fo:border="none" fo:padding="1.99mm"/>
      <style:map style:condition="cell-content()!=&quot;&quot;" style:apply-style-name="cellule_20_d_27_erreur" style:base-cell-address="'Ile Taverne'.AB29"/>
    </style:style>
    <style:style style:name="ce454" style:family="table-cell" style:parent-style-name="Default">
      <style:table-cell-properties fo:wrap-option="wrap" fo:padding="1.99mm" style:vertical-align="top"/>
      <style:map style:condition="cell-content()!=&quot;&quot;" style:apply-style-name="cellule_20_d_27_erreur" style:base-cell-address="'Ile Taverne'.AB30"/>
    </style:style>
    <style:style style:name="ce455" style:family="table-cell" style:parent-style-name="Default">
      <style:table-cell-properties fo:wrap-option="wrap" fo:padding="1.99mm" style:vertical-align="top"/>
      <style:map style:condition="cell-content()!=&quot;&quot;" style:apply-style-name="cellule_20_d_27_erreur" style:base-cell-address="'Ile Taverne'.AB45"/>
    </style:style>
    <style:style style:name="ce456" style:family="table-cell" style:parent-style-name="Default">
      <style:table-cell-properties fo:wrap-option="wrap" fo:padding="1.99mm" style:vertical-align="top"/>
      <style:map style:condition="cell-content()!=&quot;&quot;" style:apply-style-name="cellule_20_d_27_erreur" style:base-cell-address="'Ile Taverne'.AB46"/>
    </style:style>
    <style:style style:name="ce457" style:family="table-cell" style:parent-style-name="Default">
      <style:table-cell-properties fo:wrap-option="wrap" fo:padding="1.99mm" style:vertical-align="top"/>
      <style:map style:condition="cell-content()!=&quot;&quot;" style:apply-style-name="cellule_20_d_27_erreur" style:base-cell-address="'Ile Taverne'.AB24"/>
    </style:style>
    <style:style style:name="ce458" style:family="table-cell" style:parent-style-name="Default">
      <style:table-cell-properties fo:wrap-option="wrap" fo:padding="1.99mm" style:vertical-align="top"/>
      <style:map style:condition="cell-content()!=&quot;&quot;" style:apply-style-name="cellule_20_d_27_erreur" style:base-cell-address="'Ile Taverne'.AB24"/>
    </style:style>
    <style:style style:name="ce459" style:family="table-cell" style:parent-style-name="Default">
      <style:table-cell-properties fo:wrap-option="wrap" fo:padding="1.99mm" style:vertical-align="top"/>
      <style:map style:condition="cell-content()!=&quot;&quot;" style:apply-style-name="cellule_20_d_27_erreur" style:base-cell-address="Caserne.A3"/>
    </style:style>
    <style:style style:name="ce460" style:family="table-cell" style:parent-style-name="Default">
      <style:table-cell-properties fo:wrap-option="wrap" fo:padding="1.99mm" style:vertical-align="top"/>
      <style:map style:condition="cell-content()!=&quot;&quot;" style:apply-style-name="cellule_20_d_27_erreur" style:base-cell-address="Caserne.A3"/>
    </style:style>
    <style:style style:name="ce461" style:family="table-cell" style:parent-style-name="Default">
      <style:table-cell-properties fo:wrap-option="wrap" fo:padding="1.99mm" style:vertical-align="top"/>
      <style:map style:condition="cell-content()!=&quot;&quot;" style:apply-style-name="cellule_20_d_27_erreur" style:base-cell-address="Caserne.A3"/>
    </style:style>
    <style:style style:name="ce462" style:family="table-cell" style:parent-style-name="Default">
      <style:table-cell-properties fo:wrap-option="wrap" fo:padding="1.99mm" style:vertical-align="top"/>
      <style:map style:condition="cell-content()!=&quot;&quot;" style:apply-style-name="cellule_20_d_27_erreur" style:base-cell-address="Caserne.A12"/>
    </style:style>
    <style:style style:name="ce463" style:family="table-cell" style:parent-style-name="Default">
      <style:table-cell-properties fo:wrap-option="wrap" fo:padding="1.99mm" style:vertical-align="top"/>
      <style:map style:condition="cell-content()!=&quot;&quot;" style:apply-style-name="cellule_20_d_27_erreur" style:base-cell-address="Caserne.A13"/>
    </style:style>
    <style:style style:name="ce464" style:family="table-cell" style:parent-style-name="Default">
      <style:table-cell-properties fo:wrap-option="wrap" fo:padding="1.99mm" style:vertical-align="top"/>
      <style:map style:condition="cell-content()!=&quot;&quot;" style:apply-style-name="cellule_20_d_27_erreur" style:base-cell-address="Caserne.A14"/>
    </style:style>
    <style:style style:name="ce465" style:family="table-cell" style:parent-style-name="Default">
      <style:table-cell-properties fo:wrap-option="wrap" fo:padding="1.99mm" style:vertical-align="top"/>
      <style:map style:condition="cell-content()!=&quot;&quot;" style:apply-style-name="cellule_20_d_27_erreur" style:base-cell-address="Caserne.A3"/>
    </style:style>
    <style:style style:name="ce466" style:family="table-cell" style:parent-style-name="Default">
      <style:table-cell-properties fo:wrap-option="wrap" fo:padding="1.99mm" style:vertical-align="top"/>
      <style:map style:condition="cell-content()!=&quot;&quot;" style:apply-style-name="cellule_20_d_27_erreur" style:base-cell-address="Caserne.A3"/>
    </style:style>
    <style:style style:name="ce467" style:family="table-cell" style:parent-style-name="Default">
      <style:table-cell-properties fo:wrap-option="wrap" fo:border="none" fo:padding="1.99mm"/>
      <style:map style:condition="cell-content()!=&quot;&quot;" style:apply-style-name="cellule_20_d_27_erreur" style:base-cell-address="Caserne.A3"/>
    </style:style>
    <style:style style:name="ce468" style:family="table-cell" style:parent-style-name="Default">
      <style:table-cell-properties fo:wrap-option="wrap" fo:border="none" fo:padding="1.99mm"/>
      <style:map style:condition="cell-content()!=&quot;&quot;" style:apply-style-name="cellule_20_d_27_erreur" style:base-cell-address="Caserne.A3"/>
    </style:style>
    <style:style style:name="ce469" style:family="table-cell" style:parent-style-name="Default">
      <style:table-cell-properties fo:wrap-option="wrap" fo:border="none" fo:padding="1.99mm"/>
      <style:map style:condition="cell-content()!=&quot;&quot;" style:apply-style-name="cellule_20_d_27_erreur" style:base-cell-address="Caserne.A3"/>
    </style:style>
    <style:style style:name="ce470" style:family="table-cell" style:parent-style-name="Default">
      <style:table-cell-properties fo:wrap-option="wrap" fo:border="none" fo:padding="1.99mm"/>
      <style:map style:condition="cell-content()!=&quot;&quot;" style:apply-style-name="cellule_20_d_27_erreur" style:base-cell-address="Caserne.A3"/>
    </style:style>
    <style:style style:name="ce471" style:family="table-cell" style:parent-style-name="Default">
      <style:map style:condition="cell-content()!=&quot;&quot;" style:apply-style-name="cellule_20_d_27_erreur" style:base-cell-address="Caserne.A3"/>
    </style:style>
    <style:style style:name="ce472" style:family="table-cell" style:parent-style-name="Default">
      <style:table-cell-properties fo:wrap-option="wrap" fo:padding="1.99mm" style:vertical-align="top"/>
      <style:map style:condition="cell-content()!=&quot;&quot;" style:apply-style-name="cellule_20_d_27_erreur" style:base-cell-address="Caserne.A3"/>
    </style:style>
    <style:style style:name="ce473" style:family="table-cell" style:parent-style-name="Default">
      <style:table-cell-properties fo:wrap-option="wrap" fo:padding="1.99mm" style:vertical-align="top"/>
      <style:map style:condition="cell-content()!=&quot;&quot;" style:apply-style-name="cellule_20_d_27_erreur" style:base-cell-address="Caserne.A3"/>
    </style:style>
    <style:style style:name="ce47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cellule_20_d_27_erreur" style:base-cell-address="Caserne.B3"/>
    </style:style>
    <style:style style:name="ce475" style:family="table-cell" style:parent-style-name="Default">
      <style:table-cell-properties fo:wrap-option="wrap" fo:padding="1.99mm" style:vertical-align="top"/>
      <style:map style:condition="cell-content()!=&quot;&quot;" style:apply-style-name="cellule_20_d_27_erreur" style:base-cell-address="Caserne.B3"/>
    </style:style>
    <style:style style:name="ce476" style:family="table-cell" style:parent-style-name="Default">
      <style:table-cell-properties fo:wrap-option="wrap" fo:padding="1.99mm" style:vertical-align="top"/>
      <style:map style:condition="cell-content()!=&quot;&quot;" style:apply-style-name="cellule_20_d_27_erreur" style:base-cell-address="Caserne.B3"/>
    </style:style>
    <style:style style:name="ce477" style:family="table-cell" style:parent-style-name="Default">
      <style:table-cell-properties fo:wrap-option="wrap" fo:padding="1.99mm" style:vertical-align="top"/>
      <style:map style:condition="cell-content()!=&quot;&quot;" style:apply-style-name="cellule_20_d_27_erreur" style:base-cell-address="Caserne.B3"/>
    </style:style>
    <style:style style:name="ce478" style:family="table-cell" style:parent-style-name="Default">
      <style:map style:condition="cell-content()!=&quot;&quot;" style:apply-style-name="cellule_20_d_27_erreur" style:base-cell-address="Caserne.B3"/>
    </style:style>
    <style:style style:name="ce479" style:family="table-cell" style:parent-style-name="Default">
      <style:table-cell-properties fo:wrap-option="wrap" fo:padding="1.99mm" style:vertical-align="top"/>
      <style:map style:condition="cell-content()!=&quot;&quot;" style:apply-style-name="cellule_20_d_27_erreur" style:base-cell-address="Caserne.B3"/>
    </style:style>
    <style:style style:name="ce480" style:family="table-cell" style:parent-style-name="Default">
      <style:table-cell-properties fo:wrap-option="wrap" fo:padding="1.99mm" style:vertical-align="top"/>
      <style:map style:condition="cell-content()!=&quot;&quot;" style:apply-style-name="cellule_20_d_27_erreur" style:base-cell-address="Caserne.B3"/>
    </style:style>
    <style:style style:name="ce481" style:family="table-cell" style:parent-style-name="Default">
      <style:table-cell-properties fo:wrap-option="wrap" fo:padding="1.99mm" style:vertical-align="top"/>
      <style:map style:condition="cell-content()!=&quot;&quot;" style:apply-style-name="cellule_20_d_27_erreur" style:base-cell-address="Caserne.B15"/>
    </style:style>
    <style:style style:name="ce482" style:family="table-cell" style:parent-style-name="Default">
      <style:table-cell-properties fo:wrap-option="wrap" fo:padding="1.99mm" style:vertical-align="top"/>
      <style:map style:condition="cell-content()!=&quot;&quot;" style:apply-style-name="cellule_20_d_27_erreur" style:base-cell-address="Caserne.B3"/>
    </style:style>
    <style:style style:name="ce483" style:family="table-cell" style:parent-style-name="Default">
      <style:map style:condition="cell-content()!=&quot;&quot;" style:apply-style-name="cellule_20_d_27_erreur" style:base-cell-address="Caserne.B3"/>
    </style:style>
    <style:style style:name="ce484" style:family="table-cell" style:parent-style-name="Default">
      <style:table-cell-properties fo:wrap-option="wrap" fo:padding="1.99mm" style:vertical-align="top"/>
      <style:map style:condition="cell-content()!=&quot;&quot;" style:apply-style-name="cellule_20_d_27_erreur" style:base-cell-address="Caserne.B3"/>
    </style:style>
    <style:style style:name="ce485" style:family="table-cell" style:parent-style-name="Default">
      <style:table-cell-properties fo:wrap-option="wrap" fo:padding="1.99mm" style:vertical-align="top"/>
      <style:map style:condition="cell-content()!=&quot;&quot;" style:apply-style-name="cellule_20_d_27_erreur" style:base-cell-address="Caserne.B3"/>
    </style:style>
    <style:style style:name="ce486" style:family="table-cell" style:parent-style-name="Default">
      <style:table-cell-properties fo:wrap-option="wrap" fo:padding="1.99mm" style:vertical-align="top"/>
      <style:map style:condition="cell-content()!=&quot;&quot;" style:apply-style-name="cellule_20_d_27_erreur" style:base-cell-address="Caserne.B3"/>
    </style:style>
    <style:style style:name="ce487" style:family="table-cell" style:parent-style-name="Default">
      <style:table-cell-properties fo:wrap-option="wrap" fo:padding="1.99mm" style:vertical-align="top"/>
      <style:map style:condition="cell-content()!=&quot;&quot;" style:apply-style-name="cellule_20_d_27_erreur" style:base-cell-address="Caserne.B3"/>
    </style:style>
    <style:style style:name="ce488" style:family="table-cell" style:parent-style-name="Default">
      <style:map style:condition="cell-content()!=&quot;&quot;" style:apply-style-name="cellule_20_d_27_erreur" style:base-cell-address="Caserne.B3"/>
    </style:style>
    <style:style style:name="ce489" style:family="table-cell" style:parent-style-name="Default">
      <style:table-cell-properties fo:wrap-option="wrap" fo:padding="1.99mm" style:vertical-align="top"/>
      <style:map style:condition="cell-content()!=&quot;&quot;" style:apply-style-name="cellule_20_d_27_erreur" style:base-cell-address="Caserne.B3"/>
    </style:style>
    <style:style style:name="ce490" style:family="table-cell" style:parent-style-name="Default">
      <style:table-cell-properties fo:wrap-option="wrap" fo:border="none" fo:padding="1.99mm"/>
      <style:map style:condition="cell-content()!=&quot;&quot;" style:apply-style-name="cellule_20_d_27_erreur" style:base-cell-address="Caserne.B3"/>
    </style:style>
    <style:style style:name="ce491" style:family="table-cell" style:parent-style-name="Default">
      <style:table-cell-properties fo:wrap-option="wrap" fo:padding="1.99mm" style:vertical-align="top"/>
      <style:map style:condition="cell-content()!=&quot;&quot;" style:apply-style-name="cellule_20_d_27_erreur" style:base-cell-address="Caserne.B3"/>
    </style:style>
    <style:style style:name="ce492" style:family="table-cell" style:parent-style-name="Default">
      <style:table-cell-properties fo:wrap-option="wrap" fo:padding="1.99mm" style:vertical-align="top"/>
      <style:map style:condition="cell-content()!=&quot;&quot;" style:apply-style-name="cellule_20_d_27_erreur" style:base-cell-address="Caserne.B3"/>
    </style:style>
    <style:style style:name="ce493" style:family="table-cell" style:parent-style-name="Default">
      <style:table-cell-properties fo:wrap-option="wrap"/>
      <style:map style:condition="cell-content()!=&quot;&quot;" style:apply-style-name="cellule_20_d_27_erreur" style:base-cell-address="Caserne.B3"/>
    </style:style>
    <style:style style:name="ce494" style:family="table-cell" style:parent-style-name="Default">
      <style:table-cell-properties fo:wrap-option="wrap" fo:padding="1.99mm" style:vertical-align="top"/>
      <style:map style:condition="cell-content()!=&quot;&quot;" style:apply-style-name="cellule_20_d_27_erreur" style:base-cell-address="Caserne.B3"/>
    </style:style>
    <style:style style:name="ce495" style:family="table-cell" style:parent-style-name="Default">
      <style:table-cell-properties fo:wrap-option="wrap" fo:padding="1.99mm" style:vertical-align="top"/>
      <style:map style:condition="cell-content()!=&quot;&quot;" style:apply-style-name="cellule_20_d_27_erreur" style:base-cell-address="Caserne.C10"/>
    </style:style>
    <style:style style:name="ce496" style:family="table-cell" style:parent-style-name="Default">
      <style:table-cell-properties fo:wrap-option="wrap" fo:padding="1.99mm" style:vertical-align="top"/>
      <style:map style:condition="cell-content()!=&quot;&quot;" style:apply-style-name="cellule_20_d_27_erreur" style:base-cell-address="Caserne.C11"/>
    </style:style>
    <style:style style:name="ce497" style:family="table-cell" style:parent-style-name="Default">
      <style:table-cell-properties fo:wrap-option="wrap" fo:padding="1.99mm" style:vertical-align="top"/>
      <style:map style:condition="cell-content()!=&quot;&quot;" style:apply-style-name="cellule_20_d_27_erreur" style:base-cell-address="Caserne.C12"/>
    </style:style>
    <style:style style:name="ce498" style:family="table-cell" style:parent-style-name="Default">
      <style:table-cell-properties fo:wrap-option="wrap" fo:padding="1.99mm" style:vertical-align="top"/>
      <style:map style:condition="cell-content()!=&quot;&quot;" style:apply-style-name="cellule_20_d_27_erreur" style:base-cell-address="Caserne.C11"/>
    </style:style>
    <style:style style:name="ce499" style:family="table-cell" style:parent-style-name="Default">
      <style:map style:condition="cell-content()!=&quot;&quot;" style:apply-style-name="cellule_20_d_27_erreur" style:base-cell-address="Caserne.C11"/>
    </style:style>
    <style:style style:name="ce500" style:family="table-cell" style:parent-style-name="Default">
      <style:table-cell-properties fo:wrap-option="wrap" fo:padding="1.99mm" style:vertical-align="top"/>
      <style:map style:condition="cell-content()!=&quot;&quot;" style:apply-style-name="cellule_20_d_27_erreur" style:base-cell-address="Caserne.C11"/>
    </style:style>
    <style:style style:name="ce501" style:family="table-cell" style:parent-style-name="Default">
      <style:table-cell-properties fo:wrap-option="wrap" fo:padding="1.99mm" style:vertical-align="top"/>
      <style:map style:condition="cell-content()!=&quot;&quot;" style:apply-style-name="cellule_20_d_27_erreur" style:base-cell-address="Caserne.C11"/>
    </style:style>
    <style:style style:name="ce502" style:family="table-cell" style:parent-style-name="Default">
      <style:table-cell-properties fo:wrap-option="wrap" fo:padding="1.99mm" style:vertical-align="top"/>
      <style:map style:condition="cell-content()!=&quot;&quot;" style:apply-style-name="cellule_20_d_27_erreur" style:base-cell-address="Caserne.B3"/>
    </style:style>
    <style:style style:name="ce503" style:family="table-cell" style:parent-style-name="Default">
      <style:table-cell-properties fo:wrap-option="wrap" fo:padding="1.99mm" style:vertical-align="top"/>
      <style:map style:condition="cell-content()!=&quot;&quot;" style:apply-style-name="cellule_20_d_27_erreur" style:base-cell-address="Caserne.B3"/>
    </style:style>
    <style:style style:name="ce504" style:family="table-cell" style:parent-style-name="Default">
      <style:table-cell-properties fo:wrap-option="wrap" fo:padding="1.99mm" style:vertical-align="top"/>
      <style:map style:condition="cell-content()!=&quot;&quot;" style:apply-style-name="cellule_20_d_27_erreur" style:base-cell-address="Caserne.B3"/>
    </style:style>
    <style:style style:name="ce505" style:family="table-cell" style:parent-style-name="Default">
      <style:table-cell-properties fo:wrap-option="wrap" fo:border="none" fo:padding="1.99mm"/>
      <style:map style:condition="cell-content()!=&quot;&quot;" style:apply-style-name="cellule_20_d_27_erreur" style:base-cell-address="Caserne.B3"/>
    </style:style>
    <style:style style:name="ce506" style:family="table-cell" style:parent-style-name="Default">
      <style:table-cell-properties fo:wrap-option="wrap" fo:border="none" fo:padding="1.99mm"/>
      <style:map style:condition="cell-content()!=&quot;&quot;" style:apply-style-name="cellule_20_d_27_erreur" style:base-cell-address="Caserne.B3"/>
    </style:style>
    <style:style style:name="ce507" style:family="table-cell" style:parent-style-name="Default">
      <style:table-cell-properties fo:wrap-option="wrap" fo:padding="1.99mm" style:vertical-align="top"/>
      <style:map style:condition="cell-content()!=&quot;&quot;" style:apply-style-name="cellule_20_d_27_erreur" style:base-cell-address="Caserne.B3"/>
    </style:style>
    <style:style style:name="ce508" style:family="table-cell" style:parent-style-name="Default">
      <style:table-cell-properties fo:wrap-option="wrap" fo:padding="1.99mm" style:vertical-align="top"/>
      <style:map style:condition="cell-content()!=&quot;&quot;" style:apply-style-name="cellule_20_d_27_erreur" style:base-cell-address="Caserne.B3"/>
    </style:style>
    <style:style style:name="ce509" style:family="table-cell" style:parent-style-name="Default">
      <style:map style:condition="cell-content()!=&quot;&quot;" style:apply-style-name="cellule_20_d_27_erreur" style:base-cell-address="Caserne.A3"/>
    </style:style>
    <style:style style:name="ce510" style:family="table-cell" style:parent-style-name="Default">
      <style:table-cell-properties fo:wrap-option="wrap" fo:padding="1.99mm" style:vertical-align="top"/>
      <style:map style:condition="cell-content()!=&quot;&quot;" style:apply-style-name="cellule_20_d_27_erreur" style:base-cell-address="Caserne.A3"/>
    </style:style>
    <style:style style:name="ce511" style:family="table-cell" style:parent-style-name="Default">
      <style:table-cell-properties fo:wrap-option="wrap"/>
      <style:map style:condition="cell-content()!=&quot;&quot;" style:apply-style-name="cellule_20_d_27_erreur" style:base-cell-address="Caserne.B3"/>
    </style:style>
    <style:style style:name="ce512" style:family="table-cell" style:parent-style-name="Default">
      <style:map style:condition="cell-content()!=&quot;&quot;" style:apply-style-name="cellule_20_d_27_erreur" style:base-cell-address="Caserne.B3"/>
    </style:style>
    <style:style style:name="ce513" style:family="table-cell" style:parent-style-name="Default">
      <style:table-cell-properties fo:wrap-option="wrap" fo:padding="1.99mm" style:vertical-align="top"/>
      <style:map style:condition="cell-content()!=&quot;&quot;" style:apply-style-name="cellule_20_d_27_erreur" style:base-cell-address="Caserne.B3"/>
    </style:style>
    <style:style style:name="ce514" style:family="table-cell" style:parent-style-name="Default">
      <style:table-cell-properties fo:wrap-option="wrap" fo:padding="1.99mm" style:vertical-align="top"/>
      <style:map style:condition="cell-content()!=&quot;&quot;" style:apply-style-name="cellule_20_d_27_erreur" style:base-cell-address="Caserne.C10"/>
    </style:style>
    <style:style style:name="ce515" style:family="table-cell" style:parent-style-name="Default">
      <style:table-cell-properties fo:wrap-option="wrap" fo:padding="1.99mm" style:vertical-align="top"/>
      <style:map style:condition="cell-content()!=&quot;&quot;" style:apply-style-name="cellule_20_d_27_erreur" style:base-cell-address="Caserne.C11"/>
    </style:style>
    <style:style style:name="ce516" style:family="table-cell" style:parent-style-name="Default">
      <style:map style:condition="cell-content()!=&quot;&quot;" style:apply-style-name="cellule_20_d_27_erreur" style:base-cell-address="Caserne.C11"/>
    </style:style>
    <style:style style:name="ce517" style:family="table-cell" style:parent-style-name="Default">
      <style:table-cell-properties fo:wrap-option="wrap" fo:padding="1.99mm" style:vertical-align="top"/>
      <style:map style:condition="cell-content()!=&quot;&quot;" style:apply-style-name="cellule_20_d_27_erreur" style:base-cell-address="Caserne.B3"/>
    </style:style>
    <style:style style:name="ce518" style:family="table-cell" style:parent-style-name="Default">
      <style:table-cell-properties fo:wrap-option="wrap" fo:border="none" fo:padding="1.99mm"/>
      <style:map style:condition="cell-content()!=&quot;&quot;" style:apply-style-name="cellule_20_d_27_erreur" style:base-cell-address="Caserne.B3"/>
    </style:style>
    <style:style style:name="ce519" style:family="table-cell" style:parent-style-name="Default">
      <style:table-cell-properties fo:wrap-option="wrap" fo:border="none" fo:padding="1.99mm"/>
      <style:map style:condition="cell-content()!=&quot;&quot;" style:apply-style-name="cellule_20_d_27_erreur" style:base-cell-address="Caserne.B3"/>
    </style:style>
    <style:style style:name="ce520" style:family="table-cell" style:parent-style-name="Default">
      <style:table-cell-properties fo:wrap-option="wrap" fo:padding="1.99mm" style:vertical-align="top"/>
      <style:map style:condition="cell-content()!=&quot;&quot;" style:apply-style-name="cellule_20_d_27_erreur" style:base-cell-address="Caserne.B3"/>
    </style:style>
    <style:style style:name="ce521" style:family="table-cell" style:parent-style-name="Default">
      <style:table-cell-properties fo:wrap-option="wrap" fo:padding="1.99mm" style:vertical-align="top"/>
      <style:map style:condition="cell-content()!=&quot;&quot;" style:apply-style-name="cellule_20_d_27_erreur" style:base-cell-address="Caserne.E3"/>
    </style:style>
    <style:style style:name="ce522" style:family="table-cell" style:parent-style-name="Default">
      <style:table-cell-properties fo:wrap-option="wrap" fo:padding="1.99mm" style:vertical-align="top"/>
      <style:map style:condition="cell-content()!=&quot;&quot;" style:apply-style-name="cellule_20_d_27_erreur" style:base-cell-address="Caserne.E3"/>
    </style:style>
    <style:style style:name="ce523" style:family="table-cell" style:parent-style-name="Default">
      <style:table-cell-properties fo:wrap-option="wrap" fo:padding="1.99mm" style:vertical-align="top"/>
      <style:map style:condition="cell-content()!=&quot;&quot;" style:apply-style-name="cellule_20_d_27_erreur" style:base-cell-address="Caserne.E3"/>
    </style:style>
    <style:style style:name="ce524" style:family="table-cell" style:parent-style-name="Default">
      <style:table-cell-properties fo:wrap-option="wrap" fo:padding="1.99mm" style:vertical-align="top"/>
      <style:map style:condition="cell-content()!=&quot;&quot;" style:apply-style-name="cellule_20_d_27_erreur" style:base-cell-address="Caserne.E10"/>
    </style:style>
    <style:style style:name="ce525" style:family="table-cell" style:parent-style-name="Default">
      <style:map style:condition="cell-content()!=&quot;&quot;" style:apply-style-name="cellule_20_d_27_erreur" style:base-cell-address="Caserne.E10"/>
    </style:style>
    <style:style style:name="ce526" style:family="table-cell" style:parent-style-name="Default">
      <style:map style:condition="cell-content()!=&quot;&quot;" style:apply-style-name="cellule_20_d_27_erreur" style:base-cell-address="Caserne.E10"/>
    </style:style>
    <style:style style:name="ce527" style:family="table-cell" style:parent-style-name="Default">
      <style:map style:condition="cell-content()!=&quot;&quot;" style:apply-style-name="cellule_20_d_27_erreur" style:base-cell-address="Caserne.E10"/>
    </style:style>
    <style:style style:name="ce528" style:family="table-cell" style:parent-style-name="Default">
      <style:table-cell-properties fo:wrap-option="wrap"/>
      <style:map style:condition="cell-content()!=&quot;&quot;" style:apply-style-name="cellule_20_d_27_erreur" style:base-cell-address="Caserne.E10"/>
    </style:style>
    <style:style style:name="ce529" style:family="table-cell" style:parent-style-name="Default">
      <style:table-cell-properties fo:wrap-option="wrap" fo:padding="1.99mm" style:vertical-align="top"/>
      <style:map style:condition="cell-content()!=&quot;&quot;" style:apply-style-name="cellule_20_d_27_erreur" style:base-cell-address="Caserne.E10"/>
    </style:style>
    <style:style style:name="ce530" style:family="table-cell" style:parent-style-name="Default">
      <style:table-cell-properties fo:wrap-option="wrap" fo:padding="1.99mm" style:vertical-align="top"/>
      <style:map style:condition="cell-content()!=&quot;&quot;" style:apply-style-name="cellule_20_d_27_erreur" style:base-cell-address="Caserne.E3"/>
    </style:style>
    <style:style style:name="ce531" style:family="table-cell" style:parent-style-name="Default">
      <style:table-cell-properties fo:wrap-option="wrap" fo:border="none" fo:padding="1.99mm"/>
      <style:map style:condition="cell-content()!=&quot;&quot;" style:apply-style-name="cellule_20_d_27_erreur" style:base-cell-address="Caserne.E3"/>
    </style:style>
    <style:style style:name="ce532" style:family="table-cell" style:parent-style-name="Default">
      <style:table-cell-properties fo:wrap-option="wrap" fo:border="none" fo:padding="1.99mm"/>
      <style:map style:condition="cell-content()!=&quot;&quot;" style:apply-style-name="cellule_20_d_27_erreur" style:base-cell-address="Caserne.E3"/>
    </style:style>
    <style:style style:name="ce533" style:family="table-cell" style:parent-style-name="Default">
      <style:table-cell-properties fo:wrap-option="wrap" fo:padding="1.99mm" style:vertical-align="top"/>
      <style:map style:condition="cell-content()!=&quot;&quot;" style:apply-style-name="cellule_20_d_27_erreur" style:base-cell-address="Caserne.E3"/>
    </style:style>
    <style:style style:name="ce534" style:family="table-cell" style:parent-style-name="Default">
      <style:table-cell-properties fo:wrap-option="wrap" fo:padding="1.99mm" style:vertical-align="top"/>
      <style:map style:condition="cell-content()!=&quot;&quot;" style:apply-style-name="cellule_20_d_27_erreur" style:base-cell-address="Caserne.E3"/>
    </style:style>
    <style:style style:name="ce535" style:family="table-cell" style:parent-style-name="Default">
      <style:table-cell-properties fo:wrap-option="wrap" fo:padding="1.99mm" style:vertical-align="top"/>
      <style:map style:condition="cell-content()!=&quot;&quot;" style:apply-style-name="cellule_20_d_27_erreur" style:base-cell-address="Caserne.E3"/>
    </style:style>
    <style:style style:name="ce536" style:family="table-cell" style:parent-style-name="Default">
      <style:table-cell-properties fo:wrap-option="wrap" fo:padding="1.99mm" style:vertical-align="top"/>
      <style:map style:condition="cell-content()!=&quot;&quot;" style:apply-style-name="cellule_20_d_27_erreur" style:base-cell-address="Caserne.E3"/>
    </style:style>
    <style:style style:name="ce537" style:family="table-cell" style:parent-style-name="Default">
      <style:table-cell-properties fo:wrap-option="wrap" fo:padding="1.99mm" style:vertical-align="top"/>
      <style:map style:condition="cell-content()!=&quot;&quot;" style:apply-style-name="cellule_20_d_27_erreur" style:base-cell-address="Caserne.E3"/>
    </style:style>
    <style:style style:name="ce538" style:family="table-cell" style:parent-style-name="Default">
      <style:table-cell-properties fo:wrap-option="wrap" fo:padding="1.99mm" style:vertical-align="top"/>
      <style:map style:condition="cell-content()!=&quot;&quot;" style:apply-style-name="cellule_20_d_27_erreur" style:base-cell-address="Caserne.E35"/>
    </style:style>
    <style:style style:name="ce539" style:family="table-cell" style:parent-style-name="Default">
      <style:table-cell-properties fo:wrap-option="wrap" fo:padding="1.99mm" style:vertical-align="top"/>
      <style:map style:condition="cell-content()!=&quot;&quot;" style:apply-style-name="cellule_20_d_27_erreur" style:base-cell-address="Caserne.E3"/>
    </style:style>
    <style:style style:name="ce540" style:family="table-cell" style:parent-style-name="Default">
      <style:table-cell-properties fo:wrap-option="wrap" fo:padding="1.99mm" style:vertical-align="top"/>
      <style:map style:condition="cell-content()!=&quot;&quot;" style:apply-style-name="cellule_20_d_27_erreur" style:base-cell-address="Caserne.E3"/>
    </style:style>
    <style:style style:name="ce541" style:family="table-cell" style:parent-style-name="Default">
      <style:map style:condition="cell-content()!=&quot;&quot;" style:apply-style-name="cellule_20_d_27_erreur" style:base-cell-address="Caserne.E3"/>
    </style:style>
    <style:style style:name="ce542" style:family="table-cell" style:parent-style-name="Default">
      <style:table-cell-properties fo:wrap-option="wrap" fo:padding="1.99mm" style:vertical-align="top"/>
      <style:map style:condition="cell-content()!=&quot;&quot;" style:apply-style-name="cellule_20_d_27_erreur" style:base-cell-address="Caserne.E10"/>
    </style:style>
    <style:style style:name="ce543" style:family="table-cell" style:parent-style-name="Default">
      <style:table-cell-properties fo:wrap-option="wrap" fo:border="none" fo:padding="1.99mm"/>
      <style:map style:condition="cell-content()!=&quot;&quot;" style:apply-style-name="cellule_20_d_27_erreur" style:base-cell-address="Caserne.E10"/>
    </style:style>
    <style:style style:name="ce544" style:family="table-cell" style:parent-style-name="Default">
      <style:map style:condition="cell-content()!=&quot;&quot;" style:apply-style-name="cellule_20_d_27_erreur" style:base-cell-address="Caserne.E10"/>
    </style:style>
    <style:style style:name="ce545" style:family="table-cell" style:parent-style-name="Default">
      <style:map style:condition="cell-content()!=&quot;&quot;" style:apply-style-name="cellule_20_d_27_erreur" style:base-cell-address="Caserne.E10"/>
    </style:style>
    <style:style style:name="ce546" style:family="table-cell" style:parent-style-name="Default">
      <style:map style:condition="cell-content()!=&quot;&quot;" style:apply-style-name="cellule_20_d_27_erreur" style:base-cell-address="Caserne.E3"/>
    </style:style>
    <style:style style:name="ce547" style:family="table-cell" style:parent-style-name="Default">
      <style:table-cell-properties fo:wrap-option="wrap" fo:padding="1.99mm" style:vertical-align="top"/>
      <style:map style:condition="cell-content()!=&quot;&quot;" style:apply-style-name="cellule_20_d_27_erreur" style:base-cell-address="Caserne.E3"/>
    </style:style>
    <style:style style:name="ce548" style:family="table-cell" style:parent-style-name="Default">
      <style:table-cell-properties fo:wrap-option="wrap" fo:padding="1.99mm" style:vertical-align="top"/>
      <style:map style:condition="cell-content()!=&quot;&quot;" style:apply-style-name="cellule_20_d_27_erreur" style:base-cell-address="Caserne.E3"/>
    </style:style>
    <style:style style:name="ce549" style:family="table-cell" style:parent-style-name="Default">
      <style:table-cell-properties fo:wrap-option="wrap" fo:padding="1.99mm" style:vertical-align="top"/>
      <style:map style:condition="cell-content()!=&quot;&quot;" style:apply-style-name="cellule_20_d_27_erreur" style:base-cell-address="Caserne.E3"/>
    </style:style>
    <style:style style:name="ce550" style:family="table-cell" style:parent-style-name="Default">
      <style:table-cell-properties fo:wrap-option="wrap" fo:padding="1.99mm" style:vertical-align="top"/>
      <style:map style:condition="cell-content()!=&quot;&quot;" style:apply-style-name="cellule_20_d_27_erreur" style:base-cell-address="Caserne.E3"/>
    </style:style>
    <style:style style:name="ce551" style:family="table-cell" style:parent-style-name="Default">
      <style:table-cell-properties fo:wrap-option="wrap" fo:padding="1.99mm" style:vertical-align="top"/>
      <style:map style:condition="cell-content()!=&quot;&quot;" style:apply-style-name="cellule_20_d_27_erreur" style:base-cell-address="Caserne.E3"/>
    </style:style>
    <style:style style:name="ce552" style:family="table-cell" style:parent-style-name="Default">
      <style:table-cell-properties fo:wrap-option="wrap" fo:padding="1.99mm" style:vertical-align="top"/>
      <style:map style:condition="cell-content()!=&quot;&quot;" style:apply-style-name="cellule_20_d_27_erreur" style:base-cell-address="Caserne.A3"/>
    </style:style>
    <style:style style:name="ce553" style:family="table-cell" style:parent-style-name="Default">
      <style:table-cell-properties fo:wrap-option="wrap" fo:padding="1.99mm" style:vertical-align="top"/>
      <style:map style:condition="cell-content()!=&quot;&quot;" style:apply-style-name="cellule_20_d_27_erreur" style:base-cell-address="Caserne.A3"/>
    </style:style>
    <style:style style:name="ce554" style:family="table-cell" style:parent-style-name="Default">
      <style:table-cell-properties fo:wrap-option="wrap" fo:padding="1.99mm" style:vertical-align="top"/>
      <style:map style:condition="cell-content()!=&quot;&quot;" style:apply-style-name="cellule_20_d_27_erreur" style:base-cell-address="Caserne.C10"/>
    </style:style>
    <style:style style:name="ce555" style:family="table-cell" style:parent-style-name="Default">
      <style:map style:condition="cell-content()!=&quot;&quot;" style:apply-style-name="cellule_20_d_27_erreur" style:base-cell-address="Caserne.C10"/>
    </style:style>
    <style:style style:name="ce556" style:family="table-cell" style:parent-style-name="Default">
      <style:map style:condition="cell-content()!=&quot;&quot;" style:apply-style-name="cellule_20_d_27_erreur" style:base-cell-address="Caserne.C10"/>
    </style:style>
    <style:style style:name="ce557" style:family="table-cell" style:parent-style-name="Default">
      <style:map style:condition="cell-content()!=&quot;&quot;" style:apply-style-name="cellule_20_d_27_erreur" style:base-cell-address="Caserne.A3"/>
    </style:style>
    <style:style style:name="ce558" style:family="table-cell" style:parent-style-name="Default">
      <style:table-cell-properties fo:wrap-option="wrap" fo:border="none" fo:padding="1.99mm"/>
      <style:map style:condition="cell-content()!=&quot;&quot;" style:apply-style-name="cellule_20_d_27_erreur" style:base-cell-address="Caserne.C10"/>
    </style:style>
    <style:style style:name="ce559" style:family="table-cell" style:parent-style-name="Default">
      <style:map style:condition="cell-content()!=&quot;&quot;" style:apply-style-name="cellule_20_d_27_erreur" style:base-cell-address="Caserne.C10"/>
    </style:style>
    <style:style style:name="ce560" style:family="table-cell" style:parent-style-name="Default">
      <style:table-cell-properties fo:wrap-option="wrap" fo:padding="1.99mm" style:vertical-align="top"/>
      <style:map style:condition="cell-content()!=&quot;&quot;" style:apply-style-name="cellule_20_d_27_erreur" style:base-cell-address="Caserne.C10"/>
    </style:style>
    <style:style style:name="ce561" style:family="table-cell" style:parent-style-name="Default">
      <style:table-cell-properties fo:wrap-option="wrap" fo:padding="1.99mm" style:vertical-align="top"/>
      <style:map style:condition="cell-content()!=&quot;&quot;" style:apply-style-name="cellule_20_d_27_erreur" style:base-cell-address="Caserne.I13"/>
    </style:style>
    <style:style style:name="ce562" style:family="table-cell" style:parent-style-name="Default">
      <style:table-cell-properties fo:wrap-option="wrap" fo:border="none" fo:padding="1.99mm"/>
      <style:map style:condition="cell-content()!=&quot;&quot;" style:apply-style-name="cellule_20_d_27_erreur" style:base-cell-address="Caserne.I14"/>
    </style:style>
    <style:style style:name="ce563" style:family="table-cell" style:parent-style-name="Default">
      <style:table-cell-properties fo:wrap-option="wrap" fo:padding="1.99mm" style:vertical-align="top"/>
      <style:map style:condition="cell-content()!=&quot;&quot;" style:apply-style-name="cellule_20_d_27_erreur" style:base-cell-address="Caserne.C10"/>
    </style:style>
    <style:style style:name="ce564" style:family="table-cell" style:parent-style-name="Default">
      <style:table-cell-properties fo:wrap-option="wrap" fo:padding="1.99mm" style:vertical-align="top"/>
      <style:map style:condition="cell-content()!=&quot;&quot;" style:apply-style-name="cellule_20_d_27_erreur" style:base-cell-address="Caserne.C10"/>
    </style:style>
    <style:style style:name="ce565" style:family="table-cell" style:parent-style-name="Default">
      <style:table-cell-properties fo:wrap-option="wrap" fo:padding="1.99mm" style:vertical-align="top"/>
      <style:map style:condition="cell-content()!=&quot;&quot;" style:apply-style-name="cellule_20_d_27_erreur" style:base-cell-address="Caserne.A3"/>
    </style:style>
    <style:style style:name="ce566" style:family="table-cell" style:parent-style-name="Default">
      <style:table-cell-properties fo:wrap-option="wrap" fo:padding="1.99mm" style:vertical-align="top"/>
      <style:map style:condition="cell-content()!=&quot;&quot;" style:apply-style-name="cellule_20_d_27_erreur" style:base-cell-address="Caserne.A3"/>
    </style:style>
    <style:style style:name="ce567" style:family="table-cell" style:parent-style-name="Default">
      <style:table-cell-properties fo:wrap-option="wrap" fo:padding="1.99mm" style:vertical-align="top"/>
      <style:map style:condition="cell-content()!=&quot;&quot;" style:apply-style-name="cellule_20_d_27_erreur" style:base-cell-address="Caserne.K9"/>
    </style:style>
    <style:style style:name="ce568" style:family="table-cell" style:parent-style-name="Default">
      <style:table-cell-properties fo:wrap-option="wrap" fo:padding="1.99mm" style:vertical-align="top"/>
      <style:map style:condition="cell-content()!=&quot;&quot;" style:apply-style-name="cellule_20_d_27_erreur" style:base-cell-address="Caserne.B3"/>
    </style:style>
    <style:style style:name="ce569" style:family="table-cell" style:parent-style-name="Default">
      <style:table-cell-properties fo:wrap-option="wrap" fo:padding="1.99mm" style:vertical-align="top"/>
      <style:map style:condition="cell-content()!=&quot;&quot;" style:apply-style-name="cellule_20_d_27_erreur" style:base-cell-address="Caserne.B3"/>
    </style:style>
  </office:automatic-styles>
  <office:body>
    <office:spreadsheet>
      <table:calculation-settings table:automatic-find-labels="false"/>
      <table:table table:name="Fonctions" table:style-name="ta1">
        <table:table-column table:style-name="co1" table:default-cell-style-name="Default"/>
        <table:table-column table:style-name="co2" table:default-cell-style-name="ce14"/>
        <table:table-column table:style-name="co3" table:number-columns-repeated="2" table:default-cell-style-name="Default"/>
        <table:table-row table:style-name="ro1">
          <table:table-cell table:style-name="ce1" office:value-type="string" calcext:value-type="string">
            <text:p>Fonctions</text:p>
          </table:table-cell>
          <table:table-cell table:style-name="ce12" office:value-type="string" calcext:value-type="string">
            <text:p>Description</text:p>
          </table:table-cell>
          <table:table-cell table:style-name="ce1" office:value-type="string" calcext:value-type="string">
            <text:p>écrite ?</text:p>
          </table:table-cell>
          <table:table-cell table:style-name="ce1" office:value-type="string" calcext:value-type="string">
            <text:p>Testée ?</text:p>
          </table:table-cell>
        </table:table-row>
        <table:table-row table:style-name="ro2">
          <table:table-cell table:style-name="ce2" office:value-type="string" calcext:value-type="string">
            <text:p>Leave</text:p>
          </table:table-cell>
          <table:table-cell table:style-name="ce13" office:value-type="string" calcext:value-type="string">
            <text:p>termine l'histoire mais le joueur peut revenir</text:p>
          </table:table-cell>
          <table:table-cell table:style-name="ce15"/>
          <table:table-cell table:style-name="ce16"/>
        </table:table-row>
        <table:table-row table:style-name="ro3">
          <table:table-cell table:style-name="ce2" office:value-type="string" calcext:value-type="string">
            <text:p>Conclude</text:p>
          </table:table-cell>
          <table:table-cell table:style-name="ce13" office:value-type="string" calcext:value-type="string">
            <text:p>termine l'histoire mais le joueur ne peut pas revenir</text:p>
          </table:table-cell>
          <table:table-cell table:style-name="ce15"/>
          <table:table-cell table:style-name="ce16"/>
        </table:table-row>
        <table:table-row table:style-name="ro4">
          <table:table-cell table:style-name="ce2" office:value-type="string" calcext:value-type="string">
            <text:p>SwitchStory</text:p>
          </table:table-cell>
          <table:table-cell table:style-name="ce13" office:value-type="string" calcext:value-type="string">
            <text:p>SwitchStoryNomDeLHistoire/A/1 ( fallback coords )</text:p>
          </table:table-cell>
          <table:table-cell table:style-name="ce15"/>
          <table:table-cell table:style-name="ce16"/>
        </table:table-row>
        <table:table-row table:style-name="ro5">
          <table:table-cell table:style-name="ce2" office:value-type="string" calcext:value-type="string">
            <text:p>GoTo</text:p>
          </table:table-cell>
          <table:table-cell table:style-name="ce13" office:value-type="string" calcext:value-type="string">
            <text:p>retourne au decal X , ligne Y</text:p>
          </table:table-cell>
          <table:table-cell table:style-name="ce15"/>
          <table:table-cell table:style-name="ce16"/>
        </table:table-row>
        <table:table-row table:style-name="ro5">
          <table:table-cell table:style-name="ce3" office:value-type="string" calcext:value-type="string">
            <text:p>RandomPercent</text:p>
          </table:table-cell>
          <table:table-cell table:style-name="ce13" office:value-type="string" calcext:value-type="string">
            <text:p>X pourcent de chance</text:p>
          </table:table-cell>
          <table:table-cell table:style-name="ce15"/>
          <table:table-cell table:style-name="ce16"/>
        </table:table-row>
        <table:table-row table:style-name="ro5">
          <table:table-cell table:style-name="ce3" office:value-type="string" calcext:value-type="string">
            <text:p>RandomRange</text:p>
          </table:table-cell>
          <table:table-cell table:style-name="ce13" office:value-type="string" calcext:value-type="string">
            <text:p>choisit entre X possibilités</text:p>
          </table:table-cell>
          <table:table-cell table:style-name="ce15"/>
          <table:table-cell table:style-name="ce16"/>
        </table:table-row>
        <table:table-row table:style-name="ro5">
          <table:table-cell table:style-name="ce4" office:value-type="string" calcext:value-type="string">
            <text:p>NewCrew</text:p>
          </table:table-cell>
          <table:table-cell table:style-name="ce13" office:value-type="string" calcext:value-type="string">
            <text:p>crée un équipage aléatoire</text:p>
          </table:table-cell>
          <table:table-cell table:style-name="ce15"/>
          <table:table-cell table:style-name="ce16"/>
        </table:table-row>
        <table:table-row table:style-name="ro5">
          <table:table-cell table:style-name="ce4" office:value-type="string" calcext:value-type="string">
            <text:p>NewCharacter</text:p>
          </table:table-cell>
          <table:table-cell table:style-name="ce13" office:value-type="string" calcext:value-type="string">
            <text:p>fait apparaître un personnage aléatoire</text:p>
          </table:table-cell>
          <table:table-cell table:style-name="ce15"/>
          <table:table-cell table:style-name="ce16"/>
        </table:table-row>
        <table:table-row table:style-name="ro5">
          <table:table-cell table:style-name="ce4" office:value-type="string" calcext:value-type="string">
            <text:p>ShowAll</text:p>
          </table:table-cell>
          <table:table-cell table:style-name="ce13"/>
          <table:table-cell table:style-name="ce15"/>
          <table:table-cell table:style-name="ce16"/>
        </table:table-row>
        <table:table-row table:style-name="ro5">
          <table:table-cell table:style-name="ce4" office:value-type="string" calcext:value-type="string">
            <text:p>HideAll</text:p>
          </table:table-cell>
          <table:table-cell table:style-name="ce13"/>
          <table:table-cell table:style-name="ce15"/>
          <table:table-cell table:style-name="ce16"/>
        </table:table-row>
        <table:table-row table:style-name="ro5">
          <table:table-cell table:style-name="ce4" office:value-type="string" calcext:value-type="string">
            <text:p>ShowPlayer</text:p>
          </table:table-cell>
          <table:table-cell table:style-name="ce13"/>
          <table:table-cell table:style-name="ce15"/>
          <table:table-cell table:style-name="ce16"/>
        </table:table-row>
        <table:table-row table:style-name="ro5">
          <table:table-cell table:style-name="ce4" office:value-type="string" calcext:value-type="string">
            <text:p>ShowOther</text:p>
          </table:table-cell>
          <table:table-cell table:style-name="ce13"/>
          <table:table-cell table:style-name="ce15"/>
          <table:table-cell table:style-name="ce16"/>
        </table:table-row>
        <table:table-row table:style-name="ro5">
          <table:table-cell table:style-name="ce4" office:value-type="string" calcext:value-type="string">
            <text:p>HidePlayer</text:p>
          </table:table-cell>
          <table:table-cell table:style-name="ce13"/>
          <table:table-cell table:style-name="ce15"/>
          <table:table-cell table:style-name="ce16"/>
        </table:table-row>
        <table:table-row table:style-name="ro5">
          <table:table-cell table:style-name="ce4" office:value-type="string" calcext:value-type="string">
            <text:p>HideOther</text:p>
          </table:table-cell>
          <table:table-cell table:style-name="ce13" office:value-type="string" calcext:value-type="string">
            <text:p>cache le personnage</text:p>
          </table:table-cell>
          <table:table-cell table:style-name="ce15"/>
          <table:table-cell table:style-name="ce16"/>
        </table:table-row>
        <table:table-row table:style-name="ro5">
          <table:table-cell table:style-name="ce4" office:value-type="string" calcext:value-type="string">
            <text:p>DeleteOther</text:p>
          </table:table-cell>
          <table:table-cell table:style-name="ce13" office:value-type="string" calcext:value-type="string">
            <text:p>supprime le personnage</text:p>
          </table:table-cell>
          <table:table-cell table:style-name="ce15"/>
          <table:table-cell table:style-name="ce16"/>
        </table:table-row>
        <table:table-row table:style-name="ro4">
          <table:table-cell table:style-name="ce4" office:value-type="string" calcext:value-type="string">
            <text:p>AddMember</text:p>
          </table:table-cell>
          <table:table-cell table:style-name="ce13" office:value-type="string" calcext:value-type="string">
            <text:p>Adds the member with which the current player is discussing to the player crew</text:p>
          </table:table-cell>
          <table:table-cell table:style-name="ce15"/>
          <table:table-cell table:style-name="ce16"/>
        </table:table-row>
        <table:table-row table:style-name="ro4">
          <table:table-cell table:style-name="ce4" office:value-type="string" calcext:value-type="string">
            <text:p>RemoveMember</text:p>
          </table:table-cell>
          <table:table-cell table:style-name="ce13" office:value-type="string" calcext:value-type="string">
            <text:p>Removes a random player, appart from the captain</text:p>
          </table:table-cell>
          <table:table-cell table:style-name="ce15"/>
          <table:table-cell table:style-name="ce16"/>
        </table:table-row>
        <table:table-row table:style-name="ro6">
          <table:table-cell table:style-name="ce5" office:value-type="string" calcext:value-type="string">
            <text:p>Narrator</text:p>
          </table:table-cell>
          <table:table-cell table:style-name="ce13" office:value-type="string" calcext:value-type="string">
            <text:p>dialogue narrateur</text:p>
          </table:table-cell>
          <table:table-cell table:style-name="ce15"/>
          <table:table-cell table:style-name="ce16"/>
        </table:table-row>
        <table:table-row table:style-name="ro7">
          <table:table-cell table:style-name="ce6" office:value-type="string" calcext:value-type="string">
            <text:p>SetChoices</text:p>
          </table:table-cell>
          <table:table-cell table:style-name="ce13" office:value-type="string" calcext:value-type="string">
            <text:p>fait apparaître plusieurs bulles de dialogues que le joueur peut choisir X étant le nombre de choix</text:p>
          </table:table-cell>
          <table:table-cell table:style-name="ce15"/>
          <table:table-cell table:style-name="ce16"/>
        </table:table-row>
        <table:table-row table:style-name="ro5">
          <table:table-cell table:style-name="ce7" office:value-type="string" calcext:value-type="string">
            <text:p>PlayerSpeak</text:p>
          </table:table-cell>
          <table:table-cell table:style-name="ce13" office:value-type="string" calcext:value-type="string">
            <text:p>dialogue pour PNJ</text:p>
          </table:table-cell>
          <table:table-cell table:style-name="ce15"/>
          <table:table-cell table:style-name="ce16"/>
        </table:table-row>
        <table:table-row table:style-name="ro5">
          <table:table-cell table:style-name="ce7" office:value-type="string" calcext:value-type="string">
            <text:p>OtherSpeak</text:p>
          </table:table-cell>
          <table:table-cell table:style-name="ce13" office:value-type="string" calcext:value-type="string">
            <text:p>dialogue pour PNJ</text:p>
          </table:table-cell>
          <table:table-cell table:style-name="ce15"/>
          <table:table-cell table:style-name="ce16"/>
        </table:table-row>
        <table:table-row table:style-name="ro5">
          <table:table-cell table:style-name="ce8" office:value-type="string" calcext:value-type="string">
            <text:p>CheckGold</text:p>
          </table:table-cell>
          <table:table-cell table:style-name="ce13" office:value-type="string" calcext:value-type="string">
            <text:p>vérifie si le joueur a X argent</text:p>
          </table:table-cell>
          <table:table-cell table:style-name="ce15"/>
          <table:table-cell table:style-name="ce16"/>
        </table:table-row>
        <table:table-row table:style-name="ro5">
          <table:table-cell table:style-name="ce8" office:value-type="string" calcext:value-type="string">
            <text:p>RemoveGold</text:p>
          </table:table-cell>
          <table:table-cell table:style-name="ce13" office:value-type="string" calcext:value-type="string">
            <text:p>enlève X argent au joueur</text:p>
          </table:table-cell>
          <table:table-cell table:style-name="ce15"/>
          <table:table-cell table:style-name="ce16"/>
        </table:table-row>
        <table:table-row table:style-name="ro5">
          <table:table-cell table:style-name="ce8" office:value-type="string" calcext:value-type="string">
            <text:p>AddGold</text:p>
          </table:table-cell>
          <table:table-cell table:style-name="ce13" office:value-type="string" calcext:value-type="string">
            <text:p>enlève X argent au joueur</text:p>
          </table:table-cell>
          <table:table-cell table:style-name="ce15"/>
          <table:table-cell table:style-name="ce16"/>
        </table:table-row>
        <table:table-row table:style-name="ro5">
          <table:table-cell table:style-name="ce8" office:value-type="string" calcext:value-type="string">
            <text:p>Loot</text:p>
          </table:table-cell>
          <table:table-cell table:style-name="ce13" office:value-type="string" calcext:value-type="string">
            <text:p>crée un loot, toutes catégories confondues</text:p>
          </table:table-cell>
          <table:table-cell table:style-name="ce15"/>
          <table:table-cell table:style-name="ce16"/>
        </table:table-row>
        <table:table-row table:style-name="ro5">
          <table:table-cell table:style-name="ce8" office:value-type="string" calcext:value-type="string">
            <text:p>Trade</text:p>
          </table:table-cell>
          <table:table-cell table:style-name="ce13" office:value-type="string" calcext:value-type="string">
            <text:p>crée un loot de nourriture</text:p>
          </table:table-cell>
          <table:table-cell table:style-name="ce15"/>
          <table:table-cell table:style-name="ce16"/>
        </table:table-row>
        <table:table-row table:style-name="ro3">
          <table:table-cell table:style-name="ce9" office:value-type="string" calcext:value-type="string">
            <text:p>LaunchCombat</text:p>
          </table:table-cell>
          <table:table-cell table:style-name="ce13" office:value-type="string" calcext:value-type="string">
            <text:p>lance un combat entre le personnage ou l'équipage non joueur</text:p>
          </table:table-cell>
          <table:table-cell table:style-name="ce15"/>
          <table:table-cell table:style-name="ce16"/>
        </table:table-row>
        <table:table-row table:style-name="ro5">
          <table:table-cell table:style-name="ce10" office:value-type="string" calcext:value-type="string">
            <text:p>CheckClues</text:p>
          </table:table-cell>
          <table:table-cell table:style-name="ce13" office:value-type="string" calcext:value-type="string">
            <text:p>lance la vérification d'indice pour le trésor</text:p>
          </table:table-cell>
          <table:table-cell table:style-name="ce15"/>
          <table:table-cell table:style-name="ce16"/>
        </table:table-row>
        <table:table-row table:style-name="ro5">
          <table:table-cell table:style-name="ce10" office:value-type="string" calcext:value-type="string">
            <text:p>GiveClue</text:p>
          </table:table-cell>
          <table:table-cell table:style-name="ce13"/>
          <table:table-cell table:style-name="ce15"/>
          <table:table-cell table:style-name="ce16"/>
        </table:table-row>
        <table:table-row table:style-name="ro5">
          <table:table-cell table:style-name="ce10" office:value-type="string" calcext:value-type="string">
            <text:p>GiveDirectionToClue</text:p>
          </table:table-cell>
          <table:table-cell table:style-name="ce13" office:value-type="string" calcext:value-type="string">
            <text:p>donne la direction vers l'indice le plus près</text:p>
          </table:table-cell>
          <table:table-cell table:style-name="ce15"/>
          <table:table-cell table:style-name="ce16"/>
        </table:table-row>
        <table:table-row table:style-name="ro5">
          <table:table-cell table:style-name="ce11" office:value-type="string" calcext:value-type="string">
            <text:p>SetWeather</text:p>
          </table:table-cell>
          <table:table-cell table:style-name="ce13" office:value-type="string" calcext:value-type="string">
            <text:p>lance la pluie</text:p>
          </table:table-cell>
          <table:table-cell table:style-name="ce15"/>
          <table:table-cell table:style-name="ce16"/>
        </table:table-row>
        <table:table-row table:style-name="ro5">
          <table:table-cell table:style-name="ce11" office:value-type="string" calcext:value-type="string">
            <text:p>SwitchWeather</text:p>
          </table:table-cell>
          <table:table-cell table:style-name="ce13" office:value-type="string" calcext:value-type="string">
            <text:p>lance le jour si nuit et nuit si jour</text:p>
          </table:table-cell>
          <table:table-cell table:style-name="ce15"/>
          <table:table-cell table:style-name="ce16"/>
        </table:table-row>
        <table:table-row table:style-name="ro5">
          <table:table-cell table:style-name="ce11" office:value-type="string" calcext:value-type="string">
            <text:p>NextDay</text:p>
          </table:table-cell>
          <table:table-cell table:style-name="ce13" office:value-type="string" calcext:value-type="string">
            <text:p>le bateau avance sur place</text:p>
          </table:table-cell>
          <table:table-cell table:style-name="ce15"/>
          <table:table-cell table:style-name="ce16"/>
        </table:table-row>
        <table:table-row table:style-name="ro5">
          <table:table-cell table:style-name="ce11" office:value-type="string" calcext:value-type="string">
            <text:p>CheckDay</text:p>
          </table:table-cell>
          <table:table-cell table:style-name="ce13" office:value-type="string" calcext:value-type="string">
            <text:p>se décale si c'est la nuit</text:p>
          </table:table-cell>
          <table:table-cell table:style-name="ce15"/>
          <table:table-cell table:style-name="ce16"/>
        </table:table-row>
        <table:table-row table:style-name="ro8" table:number-rows-repeated="2">
          <table:table-cell/>
          <table:table-cell table:style-name="Default"/>
          <table:table-cell table:number-columns-repeated="2"/>
        </table:table-row>
        <table:table-row table:style-name="ro8" table:number-rows-repeated="1048538">
          <table:table-cell table:number-columns-repeated="4"/>
        </table:table-row>
        <table:table-row table:style-name="ro8">
          <table:table-cell table:number-columns-repeated="4"/>
        </table:table-row>
      </table:table>
      <table:table table:name="Introduction"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Introduction" calcext:value-type="string">
            <text:p>Introduction</text:p>
          </table:table-cell>
          <table:table-cell table:style-name="ce18" office:value-type="float" office:value="0" calcext:value-type="float">
            <text:p>0</text:p>
          </table:table-cell>
          <table:table-cell table:style-name="ce22"/>
          <table:table-cell table:number-columns-repeated="34"/>
        </table:table-row>
        <table:table-row table:style-name="ro10">
          <table:table-cell table:style-name="ce19" office:value-type="string" calcext:value-type="string">
            <text:p>Narrator : Et c'est ainsi que CAPITAINE parti à la recherche du trésor de Bobby Dick. Seul, et avec seulement quelques ration.</text:p>
          </table:table-cell>
          <table:table-cell table:style-name="ce23"/>
          <table:table-cell table:style-name="ce25" table:number-columns-repeated="3"/>
          <table:table-cell table:style-name="ce24" table:number-columns-repeated="10"/>
          <table:table-cell table:style-name="ce22" table:number-columns-repeated="22"/>
        </table:table-row>
        <table:table-row table:style-name="ro9">
          <table:table-cell table:style-name="ce20" office:value-type="string" calcext:value-type="string">
            <text:p>SetChoices1</text:p>
          </table:table-cell>
          <table:table-cell table:style-name="ce24" table:number-columns-repeated="14"/>
          <table:table-cell table:style-name="ce22" table:number-columns-repeated="22"/>
        </table:table-row>
        <table:table-row table:style-name="ro9">
          <table:table-cell table:style-name="ce21" office:value-type="string" calcext:value-type="string">
            <text:p>Choice : En route !</text:p>
          </table:table-cell>
          <table:table-cell table:style-name="ce24" table:number-columns-repeated="14"/>
          <table:table-cell table:style-name="ce22" table:number-columns-repeated="22"/>
        </table:table-row>
        <table:table-row table:style-name="ro9">
          <table:table-cell table:style-name="ce20" office:value-type="string" calcext:value-type="string">
            <text:p>Leave</text:p>
          </table:table-cell>
          <table:table-cell table:style-name="ce24" table:number-columns-repeated="14"/>
          <table:table-cell table:style-name="ce22" table:number-columns-repeated="22"/>
        </table:table-row>
        <table:table-row table:style-name="ro9" table:number-rows-repeated="4">
          <table:table-cell table:style-name="ce20"/>
          <table:table-cell table:style-name="ce24" table:number-columns-repeated="14"/>
          <table:table-cell table:style-name="ce22" table:number-columns-repeated="22"/>
        </table:table-row>
        <table:table-row table:style-name="ro9" table:number-rows-repeated="4">
          <table:table-cell table:style-name="ce22"/>
          <table:table-cell table:style-name="ce25" table:number-columns-repeated="14"/>
          <table:table-cell table:style-name="ce22" table:number-columns-repeated="22"/>
        </table:table-row>
        <table:table-row table:style-name="ro9">
          <table:table-cell table:style-name="ce22"/>
          <table:table-cell table:style-name="ce25" table:number-columns-repeated="3"/>
          <table:table-cell table:style-name="ce27"/>
          <table:table-cell table:style-name="ce28"/>
          <table:table-cell table:style-name="ce25" table:number-columns-repeated="9"/>
          <table:table-cell table:style-name="ce22" table:number-columns-repeated="22"/>
        </table:table-row>
        <table:table-row table:style-name="ro9" table:number-rows-repeated="2">
          <table:table-cell table:style-name="ce22"/>
          <table:table-cell table:style-name="ce25" table:number-columns-repeated="14"/>
          <table:table-cell table:style-name="ce22" table:number-columns-repeated="22"/>
        </table:table-row>
        <table:table-row table:style-name="ro9">
          <table:table-cell table:style-name="ce22"/>
          <table:table-cell table:style-name="ce25"/>
          <table:table-cell table:style-name="ce26"/>
          <table:table-cell table:style-name="ce25" table:number-columns-repeated="12"/>
          <table:table-cell table:style-name="ce22" table:number-columns-repeated="22"/>
        </table:table-row>
        <table:table-row table:style-name="ro9">
          <table:table-cell table:style-name="ce22"/>
          <table:table-cell table:style-name="ce25" table:number-columns-repeated="14"/>
          <table:table-cell table:style-name="ce22" table:number-columns-repeated="22"/>
        </table:table-row>
        <table:table-row table:style-name="ro9">
          <table:table-cell table:style-name="ce22"/>
          <table:table-cell table:style-name="ce25" table:number-columns-repeated="4"/>
          <table:table-cell table:style-name="ce29"/>
          <table:table-cell table:style-name="ce25" table:number-columns-repeated="9"/>
          <table:table-cell table:style-name="ce22" table:number-columns-repeated="22"/>
        </table:table-row>
        <table:table-row table:style-name="ro9" table:number-rows-repeated="35">
          <table:table-cell table:style-name="ce22"/>
          <table:table-cell table:style-name="ce25" table:number-columns-repeated="14"/>
          <table:table-cell table:style-name="ce22" table:number-columns-repeated="22"/>
        </table:table-row>
        <table:table-row table:style-name="ro9">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ntroduction.B4:Introduction.O10 Introduction.F3:Introduction.O3 Introduction.A4:Introduction.A4 Introduction.A6:Introduction.A10">
            <calcext:condition calcext:apply-style-name="cellule histoire" calcext:value="contains-text(&quot;GoTo&quot;)" calcext:base-cell-address="Introduction.A3"/>
            <calcext:condition calcext:apply-style-name="cellule histoire" calcext:value="contains-text(&quot;Conclude&quot;)" calcext:base-cell-address="Introduction.A3"/>
            <calcext:condition calcext:apply-style-name="cellule random" calcext:value="contains-text(&quot;RandomPercent&quot;)" calcext:base-cell-address="Introduction.A3"/>
            <calcext:condition calcext:apply-style-name="cellule random" calcext:value="contains-text(&quot;RandomRange&quot;)" calcext:base-cell-address="Introduction.A3"/>
            <calcext:condition calcext:apply-style-name="cellule personnages" calcext:value="contains-text(&quot;NewCrew&quot;)" calcext:base-cell-address="Introduction.A3"/>
            <calcext:condition calcext:apply-style-name="cellule personnages" calcext:value="contains-text(&quot;NewCharacter&quot;)" calcext:base-cell-address="Introduction.A3"/>
            <calcext:condition calcext:apply-style-name="cellule personnages" calcext:value="contains-text(&quot;HideOther&quot;)" calcext:base-cell-address="Introduction.A3"/>
            <calcext:condition calcext:apply-style-name="cellule personnages" calcext:value="contains-text(&quot;DeleteOther&quot;)" calcext:base-cell-address="Introduction.A3"/>
            <calcext:condition calcext:apply-style-name="cellule narrateur" calcext:value="contains-text(&quot;Narrator&quot;)" calcext:base-cell-address="Introduction.A3"/>
            <calcext:condition calcext:apply-style-name="cellule set choice" calcext:value="contains-text(&quot;SetChoices&quot;)" calcext:base-cell-address="Introduction.A3"/>
            <calcext:condition calcext:apply-style-name="cellule dialogues" calcext:value="contains-text(&quot;PlayerSpeak&quot;)" calcext:base-cell-address="Introduction.A3"/>
            <calcext:condition calcext:apply-style-name="cellule dialogues" calcext:value="contains-text(&quot;OtherSpeak&quot;)" calcext:base-cell-address="Introduction.A3"/>
            <calcext:condition calcext:apply-style-name="cellule argent" calcext:value="contains-text(&quot;CheckGold&quot;)" calcext:base-cell-address="Introduction.A3"/>
            <calcext:condition calcext:apply-style-name="cellule argent" calcext:value="contains-text(&quot;RemoveGold&quot;)" calcext:base-cell-address="Introduction.A3"/>
            <calcext:condition calcext:apply-style-name="cellule argent" calcext:value="contains-text(&quot;AddGold&quot;)" calcext:base-cell-address="Introduction.A3"/>
            <calcext:condition calcext:apply-style-name="cellule argent" calcext:value="contains-text(&quot;Loot&quot;)" calcext:base-cell-address="Introduction.A3"/>
            <calcext:condition calcext:apply-style-name="cellule argent" calcext:value="contains-text(&quot;Trade&quot;)" calcext:base-cell-address="Introduction.A3"/>
            <calcext:condition calcext:apply-style-name="cellule combat" calcext:value="contains-text(&quot;LaunchCombat&quot;)" calcext:base-cell-address="Introduction.A3"/>
            <calcext:condition calcext:apply-style-name="cellule indice" calcext:value="contains-text(&quot;CheckFormula&quot;)" calcext:base-cell-address="Introduction.A3"/>
            <calcext:condition calcext:apply-style-name="cellule indice" calcext:value="contains-text(&quot;GiveDirection&quot;)" calcext:base-cell-address="Introduction.A3"/>
            <calcext:condition calcext:apply-style-name="cellule temps" calcext:value="contains-text(&quot;SetWeather&quot;)" calcext:base-cell-address="Introduction.A3"/>
            <calcext:condition calcext:apply-style-name="cellule temps" calcext:value="contains-text(&quot;SwitchWeather&quot;)" calcext:base-cell-address="Introduction.A3"/>
            <calcext:condition calcext:apply-style-name="cellule temps" calcext:value="contains-text(&quot;NextDay&quot;)" calcext:base-cell-address="Introduction.A3"/>
            <calcext:condition calcext:apply-style-name="cellule temps" calcext:value="contains-text(&quot;CheckDay&quot;)" calcext:base-cell-address="Introduction.A3"/>
            <calcext:condition calcext:apply-style-name="cellule histoire" calcext:value="contains-text(&quot;Leave&quot;)" calcext:base-cell-address="Introduction.A3"/>
            <calcext:condition calcext:apply-style-name="cellule choice" calcext:value="contains-text(&quot;Choice&quot;)" calcext:base-cell-address="Introduction.A3"/>
            <calcext:condition calcext:apply-style-name="cellule d'erreur" calcext:value="!=&quot;&quot;" calcext:base-cell-address="Introduction.A3"/>
          </calcext:conditional-format>
          <calcext:conditional-format calcext:target-range-address="Introduction.A5:Introduction.A5">
            <calcext:condition calcext:apply-style-name="cellule histoire" calcext:value="contains-text(&quot;GoTo&quot;)" calcext:base-cell-address="Introduction.A5"/>
            <calcext:condition calcext:apply-style-name="cellule histoire" calcext:value="contains-text(&quot;Conclude&quot;)" calcext:base-cell-address="Introduction.A5"/>
            <calcext:condition calcext:apply-style-name="cellule random" calcext:value="contains-text(&quot;RandomPercent&quot;)" calcext:base-cell-address="Introduction.A5"/>
            <calcext:condition calcext:apply-style-name="cellule random" calcext:value="contains-text(&quot;RandomRange&quot;)" calcext:base-cell-address="Introduction.A5"/>
            <calcext:condition calcext:apply-style-name="cellule personnages" calcext:value="contains-text(&quot;NewCrew&quot;)" calcext:base-cell-address="Introduction.A5"/>
            <calcext:condition calcext:apply-style-name="cellule personnages" calcext:value="contains-text(&quot;NewCharacter&quot;)" calcext:base-cell-address="Introduction.A5"/>
            <calcext:condition calcext:apply-style-name="cellule personnages" calcext:value="contains-text(&quot;HideOther&quot;)" calcext:base-cell-address="Introduction.A5"/>
            <calcext:condition calcext:apply-style-name="cellule personnages" calcext:value="contains-text(&quot;DeleteOther&quot;)" calcext:base-cell-address="Introduction.A5"/>
            <calcext:condition calcext:apply-style-name="cellule narrateur" calcext:value="contains-text(&quot;Narrator&quot;)" calcext:base-cell-address="Introduction.A5"/>
            <calcext:condition calcext:apply-style-name="cellule set choice" calcext:value="contains-text(&quot;SetChoices&quot;)" calcext:base-cell-address="Introduction.A5"/>
            <calcext:condition calcext:apply-style-name="cellule dialogues" calcext:value="contains-text(&quot;PlayerSpeak&quot;)" calcext:base-cell-address="Introduction.A5"/>
            <calcext:condition calcext:apply-style-name="cellule dialogues" calcext:value="contains-text(&quot;OtherSpeak&quot;)" calcext:base-cell-address="Introduction.A5"/>
            <calcext:condition calcext:apply-style-name="cellule argent" calcext:value="contains-text(&quot;CheckGold&quot;)" calcext:base-cell-address="Introduction.A5"/>
            <calcext:condition calcext:apply-style-name="cellule argent" calcext:value="contains-text(&quot;RemoveGold&quot;)" calcext:base-cell-address="Introduction.A5"/>
            <calcext:condition calcext:apply-style-name="cellule argent" calcext:value="contains-text(&quot;AddGold&quot;)" calcext:base-cell-address="Introduction.A5"/>
            <calcext:condition calcext:apply-style-name="cellule argent" calcext:value="contains-text(&quot;Loot&quot;)" calcext:base-cell-address="Introduction.A5"/>
            <calcext:condition calcext:apply-style-name="cellule argent" calcext:value="contains-text(&quot;Trade&quot;)" calcext:base-cell-address="Introduction.A5"/>
            <calcext:condition calcext:apply-style-name="cellule combat" calcext:value="contains-text(&quot;LaunchCombat&quot;)" calcext:base-cell-address="Introduction.A5"/>
            <calcext:condition calcext:apply-style-name="cellule indice" calcext:value="contains-text(&quot;CheckFormula&quot;)" calcext:base-cell-address="Introduction.A5"/>
            <calcext:condition calcext:apply-style-name="cellule indice" calcext:value="contains-text(&quot;GiveDirection&quot;)" calcext:base-cell-address="Introduction.A5"/>
            <calcext:condition calcext:apply-style-name="cellule temps" calcext:value="contains-text(&quot;SetWeather&quot;)" calcext:base-cell-address="Introduction.A5"/>
            <calcext:condition calcext:apply-style-name="cellule temps" calcext:value="contains-text(&quot;SwitchWeather&quot;)" calcext:base-cell-address="Introduction.A5"/>
            <calcext:condition calcext:apply-style-name="cellule temps" calcext:value="contains-text(&quot;NextDay&quot;)" calcext:base-cell-address="Introduction.A5"/>
            <calcext:condition calcext:apply-style-name="cellule temps" calcext:value="contains-text(&quot;CheckDay&quot;)" calcext:base-cell-address="Introduction.A5"/>
            <calcext:condition calcext:apply-style-name="cellule histoire" calcext:value="contains-text(&quot;Leave&quot;)" calcext:base-cell-address="Introduction.A5"/>
            <calcext:condition calcext:apply-style-name="cellule choice" calcext:value="contains-text(&quot;Choice&quot;)" calcext:base-cell-address="Introduction.A5"/>
            <calcext:condition calcext:apply-style-name="cellule d'erreur" calcext:value="!=&quot;&quot;" calcext:base-cell-address="Introduction.A5"/>
          </calcext:conditional-format>
          <calcext:conditional-format calcext:target-range-address="Introduction.B3:Introduction.O14 Introduction.B16:Introduction.O17 Introduction.B15:Introduction.D15 Introduction.G15:Introduction.O15 Introduction.B21:Introduction.O55 Introduction.B20:Introduction.E20 Introduction.G20:Introduction.O20 Introduction.B19:Introduction.O19 Introduction.B18:Introduction.B18 Introduction.D18:Introduction.O18">
            <calcext:condition calcext:apply-style-name="cellule histoire" calcext:value="contains-text(&quot;GoTo&quot;)" calcext:base-cell-address="Introduction.B3"/>
            <calcext:condition calcext:apply-style-name="cellule histoire" calcext:value="contains-text(&quot;Conclude&quot;)" calcext:base-cell-address="Introduction.B3"/>
            <calcext:condition calcext:apply-style-name="cellule random" calcext:value="contains-text(&quot;RandomPercent&quot;)" calcext:base-cell-address="Introduction.B3"/>
            <calcext:condition calcext:apply-style-name="cellule random" calcext:value="contains-text(&quot;RandomRange&quot;)" calcext:base-cell-address="Introduction.B3"/>
            <calcext:condition calcext:apply-style-name="cellule personnages" calcext:value="contains-text(&quot;NewCrew&quot;)" calcext:base-cell-address="Introduction.B3"/>
            <calcext:condition calcext:apply-style-name="cellule personnages" calcext:value="contains-text(&quot;NewCharacter&quot;)" calcext:base-cell-address="Introduction.B3"/>
            <calcext:condition calcext:apply-style-name="cellule personnages" calcext:value="contains-text(&quot;HideOther&quot;)" calcext:base-cell-address="Introduction.B3"/>
            <calcext:condition calcext:apply-style-name="cellule personnages" calcext:value="contains-text(&quot;DeleteOther&quot;)" calcext:base-cell-address="Introduction.B3"/>
            <calcext:condition calcext:apply-style-name="cellule narrateur" calcext:value="contains-text(&quot;Narrator&quot;)" calcext:base-cell-address="Introduction.B3"/>
            <calcext:condition calcext:apply-style-name="cellule set choice" calcext:value="contains-text(&quot;SetChoices&quot;)" calcext:base-cell-address="Introduction.B3"/>
            <calcext:condition calcext:apply-style-name="cellule dialogues" calcext:value="contains-text(&quot;PlayerSpeak&quot;)" calcext:base-cell-address="Introduction.B3"/>
            <calcext:condition calcext:apply-style-name="cellule dialogues" calcext:value="contains-text(&quot;OtherSpeak&quot;)" calcext:base-cell-address="Introduction.B3"/>
            <calcext:condition calcext:apply-style-name="cellule argent" calcext:value="contains-text(&quot;CheckGold&quot;)" calcext:base-cell-address="Introduction.B3"/>
            <calcext:condition calcext:apply-style-name="cellule argent" calcext:value="contains-text(&quot;RemoveGold&quot;)" calcext:base-cell-address="Introduction.B3"/>
            <calcext:condition calcext:apply-style-name="cellule argent" calcext:value="contains-text(&quot;AddGold&quot;)" calcext:base-cell-address="Introduction.B3"/>
            <calcext:condition calcext:apply-style-name="cellule argent" calcext:value="contains-text(&quot;Loot&quot;)" calcext:base-cell-address="Introduction.B3"/>
            <calcext:condition calcext:apply-style-name="cellule argent" calcext:value="contains-text(&quot;Trade&quot;)" calcext:base-cell-address="Introduction.B3"/>
            <calcext:condition calcext:apply-style-name="cellule combat" calcext:value="contains-text(&quot;LaunchCombat&quot;)" calcext:base-cell-address="Introduction.B3"/>
            <calcext:condition calcext:apply-style-name="cellule indice" calcext:value="contains-text(&quot;CheckFormula&quot;)" calcext:base-cell-address="Introduction.B3"/>
            <calcext:condition calcext:apply-style-name="cellule indice" calcext:value="contains-text(&quot;GiveDirection&quot;)" calcext:base-cell-address="Introduction.B3"/>
            <calcext:condition calcext:apply-style-name="cellule temps" calcext:value="contains-text(&quot;SetWeather&quot;)" calcext:base-cell-address="Introduction.B3"/>
            <calcext:condition calcext:apply-style-name="cellule temps" calcext:value="contains-text(&quot;SwitchWeather&quot;)" calcext:base-cell-address="Introduction.B3"/>
            <calcext:condition calcext:apply-style-name="cellule temps" calcext:value="contains-text(&quot;NextDay&quot;)" calcext:base-cell-address="Introduction.B3"/>
            <calcext:condition calcext:apply-style-name="cellule temps" calcext:value="contains-text(&quot;CheckDay&quot;)" calcext:base-cell-address="Introduction.B3"/>
            <calcext:condition calcext:apply-style-name="cellule histoire" calcext:value="contains-text(&quot;Leave&quot;)" calcext:base-cell-address="Introduction.B3"/>
            <calcext:condition calcext:apply-style-name="cellule choice" calcext:value="contains-text(&quot;Choice&quot;)" calcext:base-cell-address="Introduction.B3"/>
            <calcext:condition calcext:apply-style-name="cellule d'erreur" calcext:value="!=&quot;&quot;" calcext:base-cell-address="Introduction.B3"/>
          </calcext:conditional-format>
          <calcext:conditional-format calcext:target-range-address="Introduction.F15:Introduction.F15">
            <calcext:condition calcext:apply-style-name="cellule histoire" calcext:value="contains-text(&quot;GoTo&quot;)" calcext:base-cell-address="Introduction.F15"/>
            <calcext:condition calcext:apply-style-name="cellule histoire" calcext:value="contains-text(&quot;Conclude&quot;)" calcext:base-cell-address="Introduction.F15"/>
            <calcext:condition calcext:apply-style-name="cellule random" calcext:value="contains-text(&quot;RandomPercent&quot;)" calcext:base-cell-address="Introduction.F15"/>
            <calcext:condition calcext:apply-style-name="cellule random" calcext:value="contains-text(&quot;RandomRange&quot;)" calcext:base-cell-address="Introduction.F15"/>
            <calcext:condition calcext:apply-style-name="cellule personnages" calcext:value="contains-text(&quot;NewCrew&quot;)" calcext:base-cell-address="Introduction.F15"/>
            <calcext:condition calcext:apply-style-name="cellule personnages" calcext:value="contains-text(&quot;NewCharacter&quot;)" calcext:base-cell-address="Introduction.F15"/>
            <calcext:condition calcext:apply-style-name="cellule personnages" calcext:value="contains-text(&quot;HideOther&quot;)" calcext:base-cell-address="Introduction.F15"/>
            <calcext:condition calcext:apply-style-name="cellule personnages" calcext:value="contains-text(&quot;DeleteOther&quot;)" calcext:base-cell-address="Introduction.F15"/>
            <calcext:condition calcext:apply-style-name="cellule narrateur" calcext:value="contains-text(&quot;Narrator&quot;)" calcext:base-cell-address="Introduction.F15"/>
            <calcext:condition calcext:apply-style-name="cellule set choice" calcext:value="contains-text(&quot;SetChoices&quot;)" calcext:base-cell-address="Introduction.F15"/>
            <calcext:condition calcext:apply-style-name="cellule dialogues" calcext:value="contains-text(&quot;PlayerSpeak&quot;)" calcext:base-cell-address="Introduction.F15"/>
            <calcext:condition calcext:apply-style-name="cellule dialogues" calcext:value="contains-text(&quot;OtherSpeak&quot;)" calcext:base-cell-address="Introduction.F15"/>
            <calcext:condition calcext:apply-style-name="cellule argent" calcext:value="contains-text(&quot;CheckGold&quot;)" calcext:base-cell-address="Introduction.F15"/>
            <calcext:condition calcext:apply-style-name="cellule argent" calcext:value="contains-text(&quot;RemoveGold&quot;)" calcext:base-cell-address="Introduction.F15"/>
            <calcext:condition calcext:apply-style-name="cellule argent" calcext:value="contains-text(&quot;AddGold&quot;)" calcext:base-cell-address="Introduction.F15"/>
            <calcext:condition calcext:apply-style-name="cellule argent" calcext:value="contains-text(&quot;Loot&quot;)" calcext:base-cell-address="Introduction.F15"/>
            <calcext:condition calcext:apply-style-name="cellule argent" calcext:value="contains-text(&quot;Trade&quot;)" calcext:base-cell-address="Introduction.F15"/>
            <calcext:condition calcext:apply-style-name="cellule combat" calcext:value="contains-text(&quot;LaunchCombat&quot;)" calcext:base-cell-address="Introduction.F15"/>
            <calcext:condition calcext:apply-style-name="cellule indice" calcext:value="contains-text(&quot;CheckFormula&quot;)" calcext:base-cell-address="Introduction.F15"/>
            <calcext:condition calcext:apply-style-name="cellule indice" calcext:value="contains-text(&quot;GiveDirection&quot;)" calcext:base-cell-address="Introduction.F15"/>
            <calcext:condition calcext:apply-style-name="cellule temps" calcext:value="contains-text(&quot;SetWeather&quot;)" calcext:base-cell-address="Introduction.F15"/>
            <calcext:condition calcext:apply-style-name="cellule temps" calcext:value="contains-text(&quot;SwitchWeather&quot;)" calcext:base-cell-address="Introduction.F15"/>
            <calcext:condition calcext:apply-style-name="cellule temps" calcext:value="contains-text(&quot;NextDay&quot;)" calcext:base-cell-address="Introduction.F15"/>
            <calcext:condition calcext:apply-style-name="cellule temps" calcext:value="contains-text(&quot;CheckDay&quot;)" calcext:base-cell-address="Introduction.F15"/>
            <calcext:condition calcext:apply-style-name="cellule histoire" calcext:value="contains-text(&quot;Leave&quot;)" calcext:base-cell-address="Introduction.F15"/>
            <calcext:condition calcext:apply-style-name="cellule choice" calcext:value="contains-text(&quot;Choice&quot;)" calcext:base-cell-address="Introduction.F15"/>
            <calcext:condition calcext:apply-style-name="cellule d'erreur" calcext:value="!=&quot;&quot;" calcext:base-cell-address="Introduction.F15"/>
          </calcext:conditional-format>
          <calcext:conditional-format calcext:target-range-address="Introduction.E15:Introduction.E15">
            <calcext:condition calcext:apply-style-name="cellule histoire" calcext:value="contains-text(&quot;GoTo&quot;)" calcext:base-cell-address="Introduction.E15"/>
            <calcext:condition calcext:apply-style-name="cellule histoire" calcext:value="contains-text(&quot;Conclude&quot;)" calcext:base-cell-address="Introduction.E15"/>
            <calcext:condition calcext:apply-style-name="cellule random" calcext:value="contains-text(&quot;RandomPercent&quot;)" calcext:base-cell-address="Introduction.E15"/>
            <calcext:condition calcext:apply-style-name="cellule random" calcext:value="contains-text(&quot;RandomRange&quot;)" calcext:base-cell-address="Introduction.E15"/>
            <calcext:condition calcext:apply-style-name="cellule personnages" calcext:value="contains-text(&quot;NewCrew&quot;)" calcext:base-cell-address="Introduction.E15"/>
            <calcext:condition calcext:apply-style-name="cellule personnages" calcext:value="contains-text(&quot;NewCharacter&quot;)" calcext:base-cell-address="Introduction.E15"/>
            <calcext:condition calcext:apply-style-name="cellule personnages" calcext:value="contains-text(&quot;HideOther&quot;)" calcext:base-cell-address="Introduction.E15"/>
            <calcext:condition calcext:apply-style-name="cellule personnages" calcext:value="contains-text(&quot;DeleteOther&quot;)" calcext:base-cell-address="Introduction.E15"/>
            <calcext:condition calcext:apply-style-name="cellule narrateur" calcext:value="contains-text(&quot;Narrator&quot;)" calcext:base-cell-address="Introduction.E15"/>
            <calcext:condition calcext:apply-style-name="cellule set choice" calcext:value="contains-text(&quot;SetChoices&quot;)" calcext:base-cell-address="Introduction.E15"/>
            <calcext:condition calcext:apply-style-name="cellule dialogues" calcext:value="contains-text(&quot;PlayerSpeak&quot;)" calcext:base-cell-address="Introduction.E15"/>
            <calcext:condition calcext:apply-style-name="cellule dialogues" calcext:value="contains-text(&quot;OtherSpeak&quot;)" calcext:base-cell-address="Introduction.E15"/>
            <calcext:condition calcext:apply-style-name="cellule argent" calcext:value="contains-text(&quot;CheckGold&quot;)" calcext:base-cell-address="Introduction.E15"/>
            <calcext:condition calcext:apply-style-name="cellule argent" calcext:value="contains-text(&quot;RemoveGold&quot;)" calcext:base-cell-address="Introduction.E15"/>
            <calcext:condition calcext:apply-style-name="cellule argent" calcext:value="contains-text(&quot;AddGold&quot;)" calcext:base-cell-address="Introduction.E15"/>
            <calcext:condition calcext:apply-style-name="cellule argent" calcext:value="contains-text(&quot;Loot&quot;)" calcext:base-cell-address="Introduction.E15"/>
            <calcext:condition calcext:apply-style-name="cellule argent" calcext:value="contains-text(&quot;Trade&quot;)" calcext:base-cell-address="Introduction.E15"/>
            <calcext:condition calcext:apply-style-name="cellule combat" calcext:value="contains-text(&quot;LaunchCombat&quot;)" calcext:base-cell-address="Introduction.E15"/>
            <calcext:condition calcext:apply-style-name="cellule indice" calcext:value="contains-text(&quot;CheckFormula&quot;)" calcext:base-cell-address="Introduction.E15"/>
            <calcext:condition calcext:apply-style-name="cellule indice" calcext:value="contains-text(&quot;GiveDirection&quot;)" calcext:base-cell-address="Introduction.E15"/>
            <calcext:condition calcext:apply-style-name="cellule temps" calcext:value="contains-text(&quot;SetWeather&quot;)" calcext:base-cell-address="Introduction.E15"/>
            <calcext:condition calcext:apply-style-name="cellule temps" calcext:value="contains-text(&quot;SwitchWeather&quot;)" calcext:base-cell-address="Introduction.E15"/>
            <calcext:condition calcext:apply-style-name="cellule temps" calcext:value="contains-text(&quot;NextDay&quot;)" calcext:base-cell-address="Introduction.E15"/>
            <calcext:condition calcext:apply-style-name="cellule temps" calcext:value="contains-text(&quot;CheckDay&quot;)" calcext:base-cell-address="Introduction.E15"/>
            <calcext:condition calcext:apply-style-name="cellule histoire" calcext:value="contains-text(&quot;Leave&quot;)" calcext:base-cell-address="Introduction.E15"/>
            <calcext:condition calcext:apply-style-name="cellule choice" calcext:value="contains-text(&quot;Choice&quot;)" calcext:base-cell-address="Introduction.E15"/>
            <calcext:condition calcext:apply-style-name="cellule d'erreur" calcext:value="!=&quot;&quot;" calcext:base-cell-address="Introduction.E15"/>
          </calcext:conditional-format>
          <calcext:conditional-format calcext:target-range-address="Introduction.F20:Introduction.F20">
            <calcext:condition calcext:apply-style-name="cellule histoire" calcext:value="contains-text(&quot;GoTo&quot;)" calcext:base-cell-address="Introduction.F20"/>
            <calcext:condition calcext:apply-style-name="cellule histoire" calcext:value="contains-text(&quot;Conclude&quot;)" calcext:base-cell-address="Introduction.F20"/>
            <calcext:condition calcext:apply-style-name="cellule random" calcext:value="contains-text(&quot;RandomPercent&quot;)" calcext:base-cell-address="Introduction.F20"/>
            <calcext:condition calcext:apply-style-name="cellule random" calcext:value="contains-text(&quot;RandomRange&quot;)" calcext:base-cell-address="Introduction.F20"/>
            <calcext:condition calcext:apply-style-name="cellule personnages" calcext:value="contains-text(&quot;NewCrew&quot;)" calcext:base-cell-address="Introduction.F20"/>
            <calcext:condition calcext:apply-style-name="cellule personnages" calcext:value="contains-text(&quot;NewCharacter&quot;)" calcext:base-cell-address="Introduction.F20"/>
            <calcext:condition calcext:apply-style-name="cellule personnages" calcext:value="contains-text(&quot;HideOther&quot;)" calcext:base-cell-address="Introduction.F20"/>
            <calcext:condition calcext:apply-style-name="cellule personnages" calcext:value="contains-text(&quot;DeleteOther&quot;)" calcext:base-cell-address="Introduction.F20"/>
            <calcext:condition calcext:apply-style-name="cellule narrateur" calcext:value="contains-text(&quot;Narrator&quot;)" calcext:base-cell-address="Introduction.F20"/>
            <calcext:condition calcext:apply-style-name="cellule set choice" calcext:value="contains-text(&quot;SetChoices&quot;)" calcext:base-cell-address="Introduction.F20"/>
            <calcext:condition calcext:apply-style-name="cellule dialogues" calcext:value="contains-text(&quot;PlayerSpeak&quot;)" calcext:base-cell-address="Introduction.F20"/>
            <calcext:condition calcext:apply-style-name="cellule dialogues" calcext:value="contains-text(&quot;OtherSpeak&quot;)" calcext:base-cell-address="Introduction.F20"/>
            <calcext:condition calcext:apply-style-name="cellule argent" calcext:value="contains-text(&quot;CheckGold&quot;)" calcext:base-cell-address="Introduction.F20"/>
            <calcext:condition calcext:apply-style-name="cellule argent" calcext:value="contains-text(&quot;RemoveGold&quot;)" calcext:base-cell-address="Introduction.F20"/>
            <calcext:condition calcext:apply-style-name="cellule argent" calcext:value="contains-text(&quot;AddGold&quot;)" calcext:base-cell-address="Introduction.F20"/>
            <calcext:condition calcext:apply-style-name="cellule argent" calcext:value="contains-text(&quot;Loot&quot;)" calcext:base-cell-address="Introduction.F20"/>
            <calcext:condition calcext:apply-style-name="cellule argent" calcext:value="contains-text(&quot;Trade&quot;)" calcext:base-cell-address="Introduction.F20"/>
            <calcext:condition calcext:apply-style-name="cellule combat" calcext:value="contains-text(&quot;LaunchCombat&quot;)" calcext:base-cell-address="Introduction.F20"/>
            <calcext:condition calcext:apply-style-name="cellule indice" calcext:value="contains-text(&quot;CheckFormula&quot;)" calcext:base-cell-address="Introduction.F20"/>
            <calcext:condition calcext:apply-style-name="cellule indice" calcext:value="contains-text(&quot;GiveDirection&quot;)" calcext:base-cell-address="Introduction.F20"/>
            <calcext:condition calcext:apply-style-name="cellule temps" calcext:value="contains-text(&quot;SetWeather&quot;)" calcext:base-cell-address="Introduction.F20"/>
            <calcext:condition calcext:apply-style-name="cellule temps" calcext:value="contains-text(&quot;SwitchWeather&quot;)" calcext:base-cell-address="Introduction.F20"/>
            <calcext:condition calcext:apply-style-name="cellule temps" calcext:value="contains-text(&quot;NextDay&quot;)" calcext:base-cell-address="Introduction.F20"/>
            <calcext:condition calcext:apply-style-name="cellule temps" calcext:value="contains-text(&quot;CheckDay&quot;)" calcext:base-cell-address="Introduction.F20"/>
            <calcext:condition calcext:apply-style-name="cellule histoire" calcext:value="contains-text(&quot;Leave&quot;)" calcext:base-cell-address="Introduction.F20"/>
            <calcext:condition calcext:apply-style-name="cellule choice" calcext:value="contains-text(&quot;Choice&quot;)" calcext:base-cell-address="Introduction.F20"/>
            <calcext:condition calcext:apply-style-name="cellule d'erreur" calcext:value="!=&quot;&quot;" calcext:base-cell-address="Introduction.F20"/>
          </calcext:conditional-format>
          <calcext:conditional-format calcext:target-range-address="Introduction.C18:Introduction.C18">
            <calcext:condition calcext:apply-style-name="cellule histoire" calcext:value="contains-text(&quot;GoTo&quot;)" calcext:base-cell-address="Introduction.C18"/>
            <calcext:condition calcext:apply-style-name="cellule histoire" calcext:value="contains-text(&quot;Conclude&quot;)" calcext:base-cell-address="Introduction.C18"/>
            <calcext:condition calcext:apply-style-name="cellule random" calcext:value="contains-text(&quot;RandomPercent&quot;)" calcext:base-cell-address="Introduction.C18"/>
            <calcext:condition calcext:apply-style-name="cellule random" calcext:value="contains-text(&quot;RandomRange&quot;)" calcext:base-cell-address="Introduction.C18"/>
            <calcext:condition calcext:apply-style-name="cellule personnages" calcext:value="contains-text(&quot;NewCrew&quot;)" calcext:base-cell-address="Introduction.C18"/>
            <calcext:condition calcext:apply-style-name="cellule personnages" calcext:value="contains-text(&quot;NewCharacter&quot;)" calcext:base-cell-address="Introduction.C18"/>
            <calcext:condition calcext:apply-style-name="cellule personnages" calcext:value="contains-text(&quot;HideOther&quot;)" calcext:base-cell-address="Introduction.C18"/>
            <calcext:condition calcext:apply-style-name="cellule personnages" calcext:value="contains-text(&quot;DeleteOther&quot;)" calcext:base-cell-address="Introduction.C18"/>
            <calcext:condition calcext:apply-style-name="cellule narrateur" calcext:value="contains-text(&quot;Narrator&quot;)" calcext:base-cell-address="Introduction.C18"/>
            <calcext:condition calcext:apply-style-name="cellule set choice" calcext:value="contains-text(&quot;SetChoices&quot;)" calcext:base-cell-address="Introduction.C18"/>
            <calcext:condition calcext:apply-style-name="cellule dialogues" calcext:value="contains-text(&quot;PlayerSpeak&quot;)" calcext:base-cell-address="Introduction.C18"/>
            <calcext:condition calcext:apply-style-name="cellule dialogues" calcext:value="contains-text(&quot;OtherSpeak&quot;)" calcext:base-cell-address="Introduction.C18"/>
            <calcext:condition calcext:apply-style-name="cellule argent" calcext:value="contains-text(&quot;CheckGold&quot;)" calcext:base-cell-address="Introduction.C18"/>
            <calcext:condition calcext:apply-style-name="cellule argent" calcext:value="contains-text(&quot;RemoveGold&quot;)" calcext:base-cell-address="Introduction.C18"/>
            <calcext:condition calcext:apply-style-name="cellule argent" calcext:value="contains-text(&quot;AddGold&quot;)" calcext:base-cell-address="Introduction.C18"/>
            <calcext:condition calcext:apply-style-name="cellule argent" calcext:value="contains-text(&quot;Loot&quot;)" calcext:base-cell-address="Introduction.C18"/>
            <calcext:condition calcext:apply-style-name="cellule argent" calcext:value="contains-text(&quot;Trade&quot;)" calcext:base-cell-address="Introduction.C18"/>
            <calcext:condition calcext:apply-style-name="cellule combat" calcext:value="contains-text(&quot;LaunchCombat&quot;)" calcext:base-cell-address="Introduction.C18"/>
            <calcext:condition calcext:apply-style-name="cellule indice" calcext:value="contains-text(&quot;CheckFormula&quot;)" calcext:base-cell-address="Introduction.C18"/>
            <calcext:condition calcext:apply-style-name="cellule indice" calcext:value="contains-text(&quot;GiveDirection&quot;)" calcext:base-cell-address="Introduction.C18"/>
            <calcext:condition calcext:apply-style-name="cellule temps" calcext:value="contains-text(&quot;SetWeather&quot;)" calcext:base-cell-address="Introduction.C18"/>
            <calcext:condition calcext:apply-style-name="cellule temps" calcext:value="contains-text(&quot;SwitchWeather&quot;)" calcext:base-cell-address="Introduction.C18"/>
            <calcext:condition calcext:apply-style-name="cellule temps" calcext:value="contains-text(&quot;NextDay&quot;)" calcext:base-cell-address="Introduction.C18"/>
            <calcext:condition calcext:apply-style-name="cellule temps" calcext:value="contains-text(&quot;CheckDay&quot;)" calcext:base-cell-address="Introduction.C18"/>
            <calcext:condition calcext:apply-style-name="cellule histoire" calcext:value="contains-text(&quot;Leave&quot;)" calcext:base-cell-address="Introduction.C18"/>
            <calcext:condition calcext:apply-style-name="cellule choice" calcext:value="contains-text(&quot;Choice&quot;)" calcext:base-cell-address="Introduction.C18"/>
            <calcext:condition calcext:apply-style-name="cellule d'erreur" calcext:value="!=&quot;&quot;" calcext:base-cell-address="Introduction.C18"/>
          </calcext:conditional-format>
          <calcext:conditional-format calcext:target-range-address="Introduction.C18:Introduction.C18">
            <calcext:condition calcext:apply-style-name="cellule histoire" calcext:value="contains-text(&quot;GoTo&quot;)" calcext:base-cell-address="Introduction.C18"/>
            <calcext:condition calcext:apply-style-name="cellule histoire" calcext:value="contains-text(&quot;Conclude&quot;)" calcext:base-cell-address="Introduction.C18"/>
            <calcext:condition calcext:apply-style-name="cellule random" calcext:value="contains-text(&quot;RandomPercent&quot;)" calcext:base-cell-address="Introduction.C18"/>
            <calcext:condition calcext:apply-style-name="cellule random" calcext:value="contains-text(&quot;RandomRange&quot;)" calcext:base-cell-address="Introduction.C18"/>
            <calcext:condition calcext:apply-style-name="cellule personnages" calcext:value="contains-text(&quot;NewCrew&quot;)" calcext:base-cell-address="Introduction.C18"/>
            <calcext:condition calcext:apply-style-name="cellule personnages" calcext:value="contains-text(&quot;NewCharacter&quot;)" calcext:base-cell-address="Introduction.C18"/>
            <calcext:condition calcext:apply-style-name="cellule personnages" calcext:value="contains-text(&quot;HideOther&quot;)" calcext:base-cell-address="Introduction.C18"/>
            <calcext:condition calcext:apply-style-name="cellule personnages" calcext:value="contains-text(&quot;DeleteOther&quot;)" calcext:base-cell-address="Introduction.C18"/>
            <calcext:condition calcext:apply-style-name="cellule narrateur" calcext:value="contains-text(&quot;Narrator&quot;)" calcext:base-cell-address="Introduction.C18"/>
            <calcext:condition calcext:apply-style-name="cellule set choice" calcext:value="contains-text(&quot;SetChoices&quot;)" calcext:base-cell-address="Introduction.C18"/>
            <calcext:condition calcext:apply-style-name="cellule dialogues" calcext:value="contains-text(&quot;PlayerSpeak&quot;)" calcext:base-cell-address="Introduction.C18"/>
            <calcext:condition calcext:apply-style-name="cellule dialogues" calcext:value="contains-text(&quot;OtherSpeak&quot;)" calcext:base-cell-address="Introduction.C18"/>
            <calcext:condition calcext:apply-style-name="cellule argent" calcext:value="contains-text(&quot;CheckGold&quot;)" calcext:base-cell-address="Introduction.C18"/>
            <calcext:condition calcext:apply-style-name="cellule argent" calcext:value="contains-text(&quot;RemoveGold&quot;)" calcext:base-cell-address="Introduction.C18"/>
            <calcext:condition calcext:apply-style-name="cellule argent" calcext:value="contains-text(&quot;AddGold&quot;)" calcext:base-cell-address="Introduction.C18"/>
            <calcext:condition calcext:apply-style-name="cellule argent" calcext:value="contains-text(&quot;Loot&quot;)" calcext:base-cell-address="Introduction.C18"/>
            <calcext:condition calcext:apply-style-name="cellule argent" calcext:value="contains-text(&quot;Trade&quot;)" calcext:base-cell-address="Introduction.C18"/>
            <calcext:condition calcext:apply-style-name="cellule combat" calcext:value="contains-text(&quot;LaunchCombat&quot;)" calcext:base-cell-address="Introduction.C18"/>
            <calcext:condition calcext:apply-style-name="cellule indice" calcext:value="contains-text(&quot;CheckFormula&quot;)" calcext:base-cell-address="Introduction.C18"/>
            <calcext:condition calcext:apply-style-name="cellule indice" calcext:value="contains-text(&quot;GiveDirection&quot;)" calcext:base-cell-address="Introduction.C18"/>
            <calcext:condition calcext:apply-style-name="cellule temps" calcext:value="contains-text(&quot;SetWeather&quot;)" calcext:base-cell-address="Introduction.C18"/>
            <calcext:condition calcext:apply-style-name="cellule temps" calcext:value="contains-text(&quot;SwitchWeather&quot;)" calcext:base-cell-address="Introduction.C18"/>
            <calcext:condition calcext:apply-style-name="cellule temps" calcext:value="contains-text(&quot;NextDay&quot;)" calcext:base-cell-address="Introduction.C18"/>
            <calcext:condition calcext:apply-style-name="cellule temps" calcext:value="contains-text(&quot;CheckDay&quot;)" calcext:base-cell-address="Introduction.C18"/>
            <calcext:condition calcext:apply-style-name="cellule histoire" calcext:value="contains-text(&quot;Leave&quot;)" calcext:base-cell-address="Introduction.C18"/>
            <calcext:condition calcext:apply-style-name="cellule choice" calcext:value="contains-text(&quot;Choice&quot;)" calcext:base-cell-address="Introduction.C18"/>
            <calcext:condition calcext:apply-style-name="cellule d'erreur" calcext:value="!=&quot;&quot;" calcext:base-cell-address="Introduction.C18"/>
          </calcext:conditional-format>
          <calcext:conditional-format calcext:target-range-address="Introduction.A3:Introduction.A3">
            <calcext:condition calcext:apply-style-name="cellule histoire" calcext:value="contains-text(&quot;GoTo&quot;)" calcext:base-cell-address="Indice.A3"/>
            <calcext:condition calcext:apply-style-name="cellule histoire" calcext:value="contains-text(&quot;Conclude&quot;)" calcext:base-cell-address="Indice.A3"/>
            <calcext:condition calcext:apply-style-name="cellule random" calcext:value="contains-text(&quot;RandomPercent&quot;)" calcext:base-cell-address="Indice.A3"/>
            <calcext:condition calcext:apply-style-name="cellule random" calcext:value="contains-text(&quot;RandomRange&quot;)" calcext:base-cell-address="Indice.A3"/>
            <calcext:condition calcext:apply-style-name="cellule personnages" calcext:value="contains-text(&quot;NewCrew&quot;)" calcext:base-cell-address="Indice.A3"/>
            <calcext:condition calcext:apply-style-name="cellule personnages" calcext:value="contains-text(&quot;NewCharacter&quot;)" calcext:base-cell-address="Indice.A3"/>
            <calcext:condition calcext:apply-style-name="cellule personnages" calcext:value="contains-text(&quot;HideOther&quot;)" calcext:base-cell-address="Indice.A3"/>
            <calcext:condition calcext:apply-style-name="cellule personnages" calcext:value="contains-text(&quot;DeleteOther&quot;)" calcext:base-cell-address="Indice.A3"/>
            <calcext:condition calcext:apply-style-name="cellule narrateur" calcext:value="contains-text(&quot;Narrator&quot;)" calcext:base-cell-address="Indice.A3"/>
            <calcext:condition calcext:apply-style-name="cellule set choice" calcext:value="contains-text(&quot;SetChoices&quot;)" calcext:base-cell-address="Indice.A3"/>
            <calcext:condition calcext:apply-style-name="cellule dialogues" calcext:value="contains-text(&quot;PlayerSpeak&quot;)" calcext:base-cell-address="Indice.A3"/>
            <calcext:condition calcext:apply-style-name="cellule dialogues" calcext:value="contains-text(&quot;OtherSpeak&quot;)" calcext:base-cell-address="Indice.A3"/>
            <calcext:condition calcext:apply-style-name="cellule argent" calcext:value="contains-text(&quot;CheckGold&quot;)" calcext:base-cell-address="Indice.A3"/>
            <calcext:condition calcext:apply-style-name="cellule argent" calcext:value="contains-text(&quot;RemoveGold&quot;)" calcext:base-cell-address="Indice.A3"/>
            <calcext:condition calcext:apply-style-name="cellule argent" calcext:value="contains-text(&quot;AddGold&quot;)" calcext:base-cell-address="Indice.A3"/>
            <calcext:condition calcext:apply-style-name="cellule argent" calcext:value="contains-text(&quot;Loot&quot;)" calcext:base-cell-address="Indice.A3"/>
            <calcext:condition calcext:apply-style-name="cellule argent" calcext:value="contains-text(&quot;Trade&quot;)" calcext:base-cell-address="Indice.A3"/>
            <calcext:condition calcext:apply-style-name="cellule combat" calcext:value="contains-text(&quot;LaunchCombat&quot;)" calcext:base-cell-address="Indice.A3"/>
            <calcext:condition calcext:apply-style-name="cellule indice" calcext:value="contains-text(&quot;CheckFormula&quot;)" calcext:base-cell-address="Indice.A3"/>
            <calcext:condition calcext:apply-style-name="cellule indice" calcext:value="contains-text(&quot;GiveDirection&quot;)" calcext:base-cell-address="Indice.A3"/>
            <calcext:condition calcext:apply-style-name="cellule temps" calcext:value="contains-text(&quot;SetWeather&quot;)" calcext:base-cell-address="Indice.A3"/>
            <calcext:condition calcext:apply-style-name="cellule temps" calcext:value="contains-text(&quot;SwitchWeather&quot;)" calcext:base-cell-address="Indice.A3"/>
            <calcext:condition calcext:apply-style-name="cellule temps" calcext:value="contains-text(&quot;NextDay&quot;)" calcext:base-cell-address="Indice.A3"/>
            <calcext:condition calcext:apply-style-name="cellule temps" calcext:value="contains-text(&quot;CheckDay&quot;)" calcext:base-cell-address="Indice.A3"/>
            <calcext:condition calcext:apply-style-name="cellule histoire" calcext:value="contains-text(&quot;Leave&quot;)" calcext:base-cell-address="Indice.A3"/>
            <calcext:condition calcext:apply-style-name="cellule choice" calcext:value="contains-text(&quot;Choice&quot;)" calcext:base-cell-address="Indice.A3"/>
            <calcext:condition calcext:apply-style-name="cellule d'erreur" calcext:value="!=&quot;&quot;" calcext:base-cell-address="Indice.A3"/>
          </calcext:conditional-format>
        </calcext:conditional-formats>
      </table:table>
      <table:table table:name="Indice"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Indice" calcext:value-type="string">
            <text:p>Indice</text:p>
          </table:table-cell>
          <table:table-cell table:style-name="ce18" office:value-type="float" office:value="0" calcext:value-type="float">
            <text:p>0</text:p>
          </table:table-cell>
          <table:table-cell table:style-name="ce22"/>
          <table:table-cell table:number-columns-repeated="34"/>
        </table:table-row>
        <table:table-row table:style-name="ro12">
          <table:table-cell table:style-name="ce30" office:value-type="string" calcext:value-type="string">
            <text:p>Narrator : Un rocher immense sort de l'océan. Un escalier est sculté dans la pierre.</text:p>
          </table:table-cell>
          <table:table-cell table:style-name="ce33"/>
          <table:table-cell table:style-name="ce35" table:number-columns-repeated="3"/>
          <table:table-cell table:style-name="ce34" table:number-columns-repeated="10"/>
          <table:table-cell table:style-name="ce22" table:number-columns-repeated="22"/>
        </table:table-row>
        <table:table-row table:style-name="ro9">
          <table:table-cell table:style-name="ce31" office:value-type="string" calcext:value-type="string">
            <text:p>SetChoices2</text:p>
          </table:table-cell>
          <table:table-cell table:style-name="ce34" table:number-columns-repeated="14"/>
          <table:table-cell table:style-name="ce22" table:number-columns-repeated="22"/>
        </table:table-row>
        <table:table-row table:style-name="ro9">
          <table:table-cell table:style-name="ce32" office:value-type="string" calcext:value-type="string">
            <text:p>Choice : Repartir</text:p>
          </table:table-cell>
          <table:table-cell table:style-name="ce34" office:value-type="string" calcext:value-type="string">
            <text:p>Choice : Monter</text:p>
          </table:table-cell>
          <table:table-cell table:style-name="ce34" table:number-columns-repeated="13"/>
          <table:table-cell table:style-name="ce22" table:number-columns-repeated="22"/>
        </table:table-row>
        <table:table-row table:style-name="ro9">
          <table:table-cell table:style-name="ce31" office:value-type="string" calcext:value-type="string">
            <text:p>PlayerSpeak : Trop haut ! Tayo !</text:p>
          </table:table-cell>
          <table:table-cell table:style-name="ce34" office:value-type="string" calcext:value-type="string">
            <text:p>PlayerSpeak : Aller en route !</text:p>
          </table:table-cell>
          <table:table-cell table:style-name="ce34" table:number-columns-repeated="13"/>
          <table:table-cell table:style-name="ce22" table:number-columns-repeated="22"/>
        </table:table-row>
        <table:table-row table:style-name="ro13">
          <table:table-cell table:style-name="ce31" office:value-type="string" calcext:value-type="string">
            <text:p>Leave</text:p>
          </table:table-cell>
          <table:table-cell table:style-name="ce34" office:value-type="string" calcext:value-type="string">
            <text:p>Fade</text:p>
          </table:table-cell>
          <table:table-cell table:style-name="ce34" table:number-columns-repeated="13"/>
          <table:table-cell table:style-name="ce22" table:number-columns-repeated="22"/>
        </table:table-row>
        <table:table-row table:style-name="ro10">
          <table:table-cell table:style-name="ce31"/>
          <table:table-cell table:style-name="ce34" office:value-type="string" calcext:value-type="string">
            <text:p>Narrator : Après quelques heures de marche, l'équipage arrive au sommet. Une petite chaumière surplombe le rocher.</text:p>
          </table:table-cell>
          <table:table-cell table:style-name="ce34" table:number-columns-repeated="13"/>
          <table:table-cell table:style-name="ce22" table:number-columns-repeated="22"/>
        </table:table-row>
        <table:table-row table:style-name="ro9">
          <table:table-cell table:style-name="ce31"/>
          <table:table-cell table:style-name="ce34" office:value-type="string" calcext:value-type="string">
            <text:p>SetChoices2</text:p>
          </table:table-cell>
          <table:table-cell table:style-name="ce34" table:number-columns-repeated="13"/>
          <table:table-cell table:style-name="ce22" table:number-columns-repeated="22"/>
        </table:table-row>
        <table:table-row table:style-name="ro9">
          <table:table-cell table:style-name="ce31"/>
          <table:table-cell table:style-name="ce34" office:value-type="string" calcext:value-type="string">
            <text:p>Choice : Redescendre</text:p>
          </table:table-cell>
          <table:table-cell table:style-name="ce34" office:value-type="string" calcext:value-type="string">
            <text:p>Choice : Toquer</text:p>
          </table:table-cell>
          <table:table-cell table:style-name="ce34" table:number-columns-repeated="12"/>
          <table:table-cell table:style-name="ce22" table:number-columns-repeated="22"/>
        </table:table-row>
        <table:table-row table:style-name="ro9">
          <table:table-cell table:style-name="ce22"/>
          <table:table-cell table:style-name="ce35" office:value-type="string" calcext:value-type="string">
            <text:p>PlayerSpeak : J'ai le vertige, on s'casse.</text:p>
          </table:table-cell>
          <table:table-cell table:style-name="ce35" office:value-type="string" calcext:value-type="string">
            <text:p>NewCharacter</text:p>
          </table:table-cell>
          <table:table-cell table:style-name="ce35" table:number-columns-repeated="12"/>
          <table:table-cell table:style-name="ce22" table:number-columns-repeated="22"/>
        </table:table-row>
        <table:table-row table:style-name="ro13">
          <table:table-cell table:style-name="ce22"/>
          <table:table-cell table:style-name="ce35" office:value-type="string" calcext:value-type="string">
            <text:p>Fade</text:p>
          </table:table-cell>
          <table:table-cell table:style-name="ce35" office:value-type="string" calcext:value-type="string">
            <text:p>OtherSpeak : Hélà !</text:p>
          </table:table-cell>
          <table:table-cell table:style-name="ce35" table:number-columns-repeated="12"/>
          <table:table-cell table:style-name="ce22" table:number-columns-repeated="22"/>
        </table:table-row>
        <table:table-row table:style-name="ro9">
          <table:table-cell table:style-name="ce22"/>
          <table:table-cell table:style-name="ce35" office:value-type="string" calcext:value-type="string">
            <text:p>GoToA/3</text:p>
          </table:table-cell>
          <table:table-cell table:style-name="ce35" office:value-type="string" calcext:value-type="string">
            <text:p>PlayerSpeak : Bonjour !</text:p>
          </table:table-cell>
          <table:table-cell table:style-name="ce35" table:number-columns-repeated="12"/>
          <table:table-cell table:style-name="ce22" table:number-columns-repeated="22"/>
        </table:table-row>
        <table:table-row table:style-name="ro9">
          <table:table-cell table:style-name="ce22"/>
          <table:table-cell table:style-name="ce35"/>
          <table:table-cell table:style-name="ce35" office:value-type="string" calcext:value-type="string">
            <text:p>SetChoices3</text:p>
          </table:table-cell>
          <table:table-cell table:style-name="ce35" table:number-columns-repeated="12"/>
          <table:table-cell table:style-name="ce22" table:number-columns-repeated="22"/>
        </table:table-row>
        <table:table-row table:style-name="ro9">
          <table:table-cell table:style-name="ce22"/>
          <table:table-cell table:style-name="ce35"/>
          <table:table-cell table:style-name="ce35" office:value-type="string" calcext:value-type="string">
            <text:p>Choice : On va y aller…</text:p>
          </table:table-cell>
          <table:table-cell table:style-name="ce35" office:value-type="string" calcext:value-type="string">
            <text:p>Choice : ( demander nourriture )</text:p>
          </table:table-cell>
          <table:table-cell table:style-name="ce37"/>
          <table:table-cell table:style-name="ce38" office:value-type="string" calcext:value-type="string">
            <text:p>Choice : Bobby Dick, ça vous parle ?</text:p>
          </table:table-cell>
          <table:table-cell table:style-name="ce35" table:number-columns-repeated="9"/>
          <table:table-cell table:style-name="ce22" table:number-columns-repeated="22"/>
        </table:table-row>
        <table:table-row table:style-name="ro9">
          <table:table-cell table:style-name="ce22"/>
          <table:table-cell table:style-name="ce35"/>
          <table:table-cell table:style-name="ce35" office:value-type="string" calcext:value-type="string">
            <text:p>OtherSpeak : OK merci !</text:p>
          </table:table-cell>
          <table:table-cell table:style-name="ce35" office:value-type="string" calcext:value-type="string">
            <text:p>RandomRange2</text:p>
          </table:table-cell>
          <table:table-cell table:style-name="ce35"/>
          <table:table-cell table:style-name="ce35" office:value-type="string" calcext:value-type="string">
            <text:p>OtherSpeak : Oui.</text:p>
          </table:table-cell>
          <table:table-cell table:style-name="ce35" table:number-columns-repeated="9"/>
          <table:table-cell table:style-name="ce22" table:number-columns-repeated="22"/>
        </table:table-row>
        <table:table-row table:style-name="ro14">
          <table:table-cell table:style-name="ce22"/>
          <table:table-cell table:style-name="ce35"/>
          <table:table-cell table:style-name="ce35" office:value-type="string" calcext:value-type="string">
            <text:p>HideOther</text:p>
          </table:table-cell>
          <table:table-cell table:style-name="ce35" office:value-type="string" calcext:value-type="string">
            <text:p>OtherSpeak : Je vais voir dans mon garde manger.</text:p>
          </table:table-cell>
          <table:table-cell table:style-name="ce35" office:value-type="string" calcext:value-type="string">
            <text:p>OtherSpeak : J'en ai assez peu pour moi même, désolé.</text:p>
          </table:table-cell>
          <table:table-cell table:style-name="ce35" office:value-type="string" calcext:value-type="string">
            <text:p>OtherSpeak : Mon fils est lui aussi parti à sa recherche.</text:p>
          </table:table-cell>
          <table:table-cell table:style-name="ce35" table:number-columns-repeated="9"/>
          <table:table-cell table:style-name="ce22" table:number-columns-repeated="22"/>
        </table:table-row>
        <table:table-row table:style-name="ro15">
          <table:table-cell table:style-name="ce22"/>
          <table:table-cell table:style-name="ce35"/>
          <table:table-cell table:style-name="ce36" office:value-type="string" calcext:value-type="string">
            <text:p>Narrator : L'équipage est au sommet. Une petite chaumière surplombe le rocher.</text:p>
          </table:table-cell>
          <table:table-cell table:style-name="ce35" office:value-type="string" calcext:value-type="string">
            <text:p>TradeFood</text:p>
          </table:table-cell>
          <table:table-cell table:style-name="ce35" office:value-type="string" calcext:value-type="string">
            <text:p>GoToD/15</text:p>
          </table:table-cell>
          <table:table-cell table:style-name="ce35" office:value-type="string" calcext:value-type="string">
            <text:p>OtherSpeak : Il n'avait qu'un mot à la bouche.</text:p>
          </table:table-cell>
          <table:table-cell table:style-name="ce35" table:number-columns-repeated="9"/>
          <table:table-cell table:style-name="ce22" table:number-columns-repeated="22"/>
        </table:table-row>
        <table:table-row table:style-name="ro13">
          <table:table-cell table:style-name="ce22"/>
          <table:table-cell table:style-name="ce35"/>
          <table:table-cell table:style-name="ce35" office:value-type="string" calcext:value-type="string">
            <text:p>GoToB/9</text:p>
          </table:table-cell>
          <table:table-cell table:style-name="ce35" office:value-type="string" calcext:value-type="string">
            <text:p>PlayerSpeak : Mille merci !</text:p>
          </table:table-cell>
          <table:table-cell table:style-name="ce35"/>
          <table:table-cell table:style-name="ce35" office:value-type="string" calcext:value-type="string">
            <text:p>GiveClue</text:p>
          </table:table-cell>
          <table:table-cell table:style-name="ce35" table:number-columns-repeated="9"/>
          <table:table-cell table:style-name="ce22" table:number-columns-repeated="22"/>
        </table:table-row>
        <table:table-row table:style-name="ro9">
          <table:table-cell table:style-name="ce22"/>
          <table:table-cell table:style-name="ce35" table:number-columns-repeated="2"/>
          <table:table-cell table:style-name="ce35" office:value-type="string" calcext:value-type="string">
            <text:p>GoToD/15</text:p>
          </table:table-cell>
          <table:table-cell table:style-name="ce35"/>
          <table:table-cell table:style-name="ce39" office:value-type="string" calcext:value-type="string">
            <text:p>GoToD/15</text:p>
          </table:table-cell>
          <table:table-cell table:style-name="ce35" table:number-columns-repeated="9"/>
          <table:table-cell table:style-name="ce22" table:number-columns-repeated="22"/>
        </table:table-row>
        <table:table-row table:style-name="ro9" table:number-rows-repeated="35">
          <table:table-cell table:style-name="ce22"/>
          <table:table-cell table:style-name="ce35" table:number-columns-repeated="14"/>
          <table:table-cell table:style-name="ce22" table:number-columns-repeated="22"/>
        </table:table-row>
        <table:table-row table:style-name="ro9">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ndice.B4:Indice.O10 Indice.F3:Indice.O3 Indice.A4:Indice.A4 Indice.A6:Indice.A10">
            <calcext:condition calcext:apply-style-name="cellule histoire" calcext:value="contains-text(&quot;GoTo&quot;)" calcext:base-cell-address="Introduction.A3"/>
            <calcext:condition calcext:apply-style-name="cellule histoire" calcext:value="contains-text(&quot;Conclude&quot;)" calcext:base-cell-address="Introduction.A3"/>
            <calcext:condition calcext:apply-style-name="cellule random" calcext:value="contains-text(&quot;RandomPercent&quot;)" calcext:base-cell-address="Introduction.A3"/>
            <calcext:condition calcext:apply-style-name="cellule random" calcext:value="contains-text(&quot;RandomRange&quot;)" calcext:base-cell-address="Introduction.A3"/>
            <calcext:condition calcext:apply-style-name="cellule personnages" calcext:value="contains-text(&quot;NewCrew&quot;)" calcext:base-cell-address="Introduction.A3"/>
            <calcext:condition calcext:apply-style-name="cellule personnages" calcext:value="contains-text(&quot;NewCharacter&quot;)" calcext:base-cell-address="Introduction.A3"/>
            <calcext:condition calcext:apply-style-name="cellule personnages" calcext:value="contains-text(&quot;HideOther&quot;)" calcext:base-cell-address="Introduction.A3"/>
            <calcext:condition calcext:apply-style-name="cellule personnages" calcext:value="contains-text(&quot;DeleteOther&quot;)" calcext:base-cell-address="Introduction.A3"/>
            <calcext:condition calcext:apply-style-name="cellule narrateur" calcext:value="contains-text(&quot;Narrator&quot;)" calcext:base-cell-address="Introduction.A3"/>
            <calcext:condition calcext:apply-style-name="cellule set choice" calcext:value="contains-text(&quot;SetChoices&quot;)" calcext:base-cell-address="Introduction.A3"/>
            <calcext:condition calcext:apply-style-name="cellule dialogues" calcext:value="contains-text(&quot;PlayerSpeak&quot;)" calcext:base-cell-address="Introduction.A3"/>
            <calcext:condition calcext:apply-style-name="cellule dialogues" calcext:value="contains-text(&quot;OtherSpeak&quot;)" calcext:base-cell-address="Introduction.A3"/>
            <calcext:condition calcext:apply-style-name="cellule argent" calcext:value="contains-text(&quot;CheckGold&quot;)" calcext:base-cell-address="Introduction.A3"/>
            <calcext:condition calcext:apply-style-name="cellule argent" calcext:value="contains-text(&quot;RemoveGold&quot;)" calcext:base-cell-address="Introduction.A3"/>
            <calcext:condition calcext:apply-style-name="cellule argent" calcext:value="contains-text(&quot;AddGold&quot;)" calcext:base-cell-address="Introduction.A3"/>
            <calcext:condition calcext:apply-style-name="cellule argent" calcext:value="contains-text(&quot;Loot&quot;)" calcext:base-cell-address="Introduction.A3"/>
            <calcext:condition calcext:apply-style-name="cellule argent" calcext:value="contains-text(&quot;Trade&quot;)" calcext:base-cell-address="Introduction.A3"/>
            <calcext:condition calcext:apply-style-name="cellule combat" calcext:value="contains-text(&quot;LaunchCombat&quot;)" calcext:base-cell-address="Introduction.A3"/>
            <calcext:condition calcext:apply-style-name="cellule indice" calcext:value="contains-text(&quot;CheckFormula&quot;)" calcext:base-cell-address="Introduction.A3"/>
            <calcext:condition calcext:apply-style-name="cellule indice" calcext:value="contains-text(&quot;GiveDirection&quot;)" calcext:base-cell-address="Introduction.A3"/>
            <calcext:condition calcext:apply-style-name="cellule temps" calcext:value="contains-text(&quot;SetWeather&quot;)" calcext:base-cell-address="Introduction.A3"/>
            <calcext:condition calcext:apply-style-name="cellule temps" calcext:value="contains-text(&quot;SwitchWeather&quot;)" calcext:base-cell-address="Introduction.A3"/>
            <calcext:condition calcext:apply-style-name="cellule temps" calcext:value="contains-text(&quot;NextDay&quot;)" calcext:base-cell-address="Introduction.A3"/>
            <calcext:condition calcext:apply-style-name="cellule temps" calcext:value="contains-text(&quot;CheckDay&quot;)" calcext:base-cell-address="Introduction.A3"/>
            <calcext:condition calcext:apply-style-name="cellule histoire" calcext:value="contains-text(&quot;Leave&quot;)" calcext:base-cell-address="Introduction.A3"/>
            <calcext:condition calcext:apply-style-name="cellule choice" calcext:value="contains-text(&quot;Choice&quot;)" calcext:base-cell-address="Introduction.A3"/>
            <calcext:condition calcext:apply-style-name="cellule d'erreur" calcext:value="!=&quot;&quot;" calcext:base-cell-address="Introduction.A3"/>
          </calcext:conditional-format>
          <calcext:conditional-format calcext:target-range-address="Indice.A5:Indice.A5">
            <calcext:condition calcext:apply-style-name="cellule histoire" calcext:value="contains-text(&quot;GoTo&quot;)" calcext:base-cell-address="Introduction.B5"/>
            <calcext:condition calcext:apply-style-name="cellule histoire" calcext:value="contains-text(&quot;Conclude&quot;)" calcext:base-cell-address="Introduction.B5"/>
            <calcext:condition calcext:apply-style-name="cellule random" calcext:value="contains-text(&quot;RandomPercent&quot;)" calcext:base-cell-address="Introduction.B5"/>
            <calcext:condition calcext:apply-style-name="cellule random" calcext:value="contains-text(&quot;RandomRange&quot;)" calcext:base-cell-address="Introduction.B5"/>
            <calcext:condition calcext:apply-style-name="cellule personnages" calcext:value="contains-text(&quot;NewCrew&quot;)" calcext:base-cell-address="Introduction.B5"/>
            <calcext:condition calcext:apply-style-name="cellule personnages" calcext:value="contains-text(&quot;NewCharacter&quot;)" calcext:base-cell-address="Introduction.B5"/>
            <calcext:condition calcext:apply-style-name="cellule personnages" calcext:value="contains-text(&quot;HideOther&quot;)" calcext:base-cell-address="Introduction.B5"/>
            <calcext:condition calcext:apply-style-name="cellule personnages" calcext:value="contains-text(&quot;DeleteOther&quot;)" calcext:base-cell-address="Introduction.B5"/>
            <calcext:condition calcext:apply-style-name="cellule narrateur" calcext:value="contains-text(&quot;Narrator&quot;)" calcext:base-cell-address="Introduction.B5"/>
            <calcext:condition calcext:apply-style-name="cellule set choice" calcext:value="contains-text(&quot;SetChoices&quot;)" calcext:base-cell-address="Introduction.B5"/>
            <calcext:condition calcext:apply-style-name="cellule dialogues" calcext:value="contains-text(&quot;PlayerSpeak&quot;)" calcext:base-cell-address="Introduction.B5"/>
            <calcext:condition calcext:apply-style-name="cellule dialogues" calcext:value="contains-text(&quot;OtherSpeak&quot;)" calcext:base-cell-address="Introduction.B5"/>
            <calcext:condition calcext:apply-style-name="cellule argent" calcext:value="contains-text(&quot;CheckGold&quot;)" calcext:base-cell-address="Introduction.B5"/>
            <calcext:condition calcext:apply-style-name="cellule argent" calcext:value="contains-text(&quot;RemoveGold&quot;)" calcext:base-cell-address="Introduction.B5"/>
            <calcext:condition calcext:apply-style-name="cellule argent" calcext:value="contains-text(&quot;AddGold&quot;)" calcext:base-cell-address="Introduction.B5"/>
            <calcext:condition calcext:apply-style-name="cellule argent" calcext:value="contains-text(&quot;Loot&quot;)" calcext:base-cell-address="Introduction.B5"/>
            <calcext:condition calcext:apply-style-name="cellule argent" calcext:value="contains-text(&quot;Trade&quot;)" calcext:base-cell-address="Introduction.B5"/>
            <calcext:condition calcext:apply-style-name="cellule combat" calcext:value="contains-text(&quot;LaunchCombat&quot;)" calcext:base-cell-address="Introduction.B5"/>
            <calcext:condition calcext:apply-style-name="cellule indice" calcext:value="contains-text(&quot;CheckFormula&quot;)" calcext:base-cell-address="Introduction.B5"/>
            <calcext:condition calcext:apply-style-name="cellule indice" calcext:value="contains-text(&quot;GiveDirection&quot;)" calcext:base-cell-address="Introduction.B5"/>
            <calcext:condition calcext:apply-style-name="cellule temps" calcext:value="contains-text(&quot;SetWeather&quot;)" calcext:base-cell-address="Introduction.B5"/>
            <calcext:condition calcext:apply-style-name="cellule temps" calcext:value="contains-text(&quot;SwitchWeather&quot;)" calcext:base-cell-address="Introduction.B5"/>
            <calcext:condition calcext:apply-style-name="cellule temps" calcext:value="contains-text(&quot;NextDay&quot;)" calcext:base-cell-address="Introduction.B5"/>
            <calcext:condition calcext:apply-style-name="cellule temps" calcext:value="contains-text(&quot;CheckDay&quot;)" calcext:base-cell-address="Introduction.B5"/>
            <calcext:condition calcext:apply-style-name="cellule histoire" calcext:value="contains-text(&quot;Leave&quot;)" calcext:base-cell-address="Introduction.B5"/>
            <calcext:condition calcext:apply-style-name="cellule choice" calcext:value="contains-text(&quot;Choice&quot;)" calcext:base-cell-address="Introduction.B5"/>
            <calcext:condition calcext:apply-style-name="cellule d'erreur" calcext:value="!=&quot;&quot;" calcext:base-cell-address="Introduction.B5"/>
          </calcext:conditional-format>
          <calcext:conditional-format calcext:target-range-address="Indice.B3:Indice.O14 Indice.B16:Indice.O17 Indice.B15:Indice.D15 Indice.G15:Indice.O15 Indice.B21:Indice.O55 Indice.B20:Indice.E20 Indice.G20:Indice.O20 Indice.B19:Indice.O19 Indice.B18:Indice.B18 Indice.D18:Indice.O18">
            <calcext:condition calcext:apply-style-name="cellule histoire" calcext:value="contains-text(&quot;GoTo&quot;)" calcext:base-cell-address="Introduction.A3"/>
            <calcext:condition calcext:apply-style-name="cellule histoire" calcext:value="contains-text(&quot;Conclude&quot;)" calcext:base-cell-address="Introduction.A3"/>
            <calcext:condition calcext:apply-style-name="cellule random" calcext:value="contains-text(&quot;RandomPercent&quot;)" calcext:base-cell-address="Introduction.A3"/>
            <calcext:condition calcext:apply-style-name="cellule random" calcext:value="contains-text(&quot;RandomRange&quot;)" calcext:base-cell-address="Introduction.A3"/>
            <calcext:condition calcext:apply-style-name="cellule personnages" calcext:value="contains-text(&quot;NewCrew&quot;)" calcext:base-cell-address="Introduction.A3"/>
            <calcext:condition calcext:apply-style-name="cellule personnages" calcext:value="contains-text(&quot;NewCharacter&quot;)" calcext:base-cell-address="Introduction.A3"/>
            <calcext:condition calcext:apply-style-name="cellule personnages" calcext:value="contains-text(&quot;HideOther&quot;)" calcext:base-cell-address="Introduction.A3"/>
            <calcext:condition calcext:apply-style-name="cellule personnages" calcext:value="contains-text(&quot;DeleteOther&quot;)" calcext:base-cell-address="Introduction.A3"/>
            <calcext:condition calcext:apply-style-name="cellule narrateur" calcext:value="contains-text(&quot;Narrator&quot;)" calcext:base-cell-address="Introduction.A3"/>
            <calcext:condition calcext:apply-style-name="cellule set choice" calcext:value="contains-text(&quot;SetChoices&quot;)" calcext:base-cell-address="Introduction.A3"/>
            <calcext:condition calcext:apply-style-name="cellule dialogues" calcext:value="contains-text(&quot;PlayerSpeak&quot;)" calcext:base-cell-address="Introduction.A3"/>
            <calcext:condition calcext:apply-style-name="cellule dialogues" calcext:value="contains-text(&quot;OtherSpeak&quot;)" calcext:base-cell-address="Introduction.A3"/>
            <calcext:condition calcext:apply-style-name="cellule argent" calcext:value="contains-text(&quot;CheckGold&quot;)" calcext:base-cell-address="Introduction.A3"/>
            <calcext:condition calcext:apply-style-name="cellule argent" calcext:value="contains-text(&quot;RemoveGold&quot;)" calcext:base-cell-address="Introduction.A3"/>
            <calcext:condition calcext:apply-style-name="cellule argent" calcext:value="contains-text(&quot;AddGold&quot;)" calcext:base-cell-address="Introduction.A3"/>
            <calcext:condition calcext:apply-style-name="cellule argent" calcext:value="contains-text(&quot;Loot&quot;)" calcext:base-cell-address="Introduction.A3"/>
            <calcext:condition calcext:apply-style-name="cellule argent" calcext:value="contains-text(&quot;Trade&quot;)" calcext:base-cell-address="Introduction.A3"/>
            <calcext:condition calcext:apply-style-name="cellule combat" calcext:value="contains-text(&quot;LaunchCombat&quot;)" calcext:base-cell-address="Introduction.A3"/>
            <calcext:condition calcext:apply-style-name="cellule indice" calcext:value="contains-text(&quot;CheckFormula&quot;)" calcext:base-cell-address="Introduction.A3"/>
            <calcext:condition calcext:apply-style-name="cellule indice" calcext:value="contains-text(&quot;GiveDirection&quot;)" calcext:base-cell-address="Introduction.A3"/>
            <calcext:condition calcext:apply-style-name="cellule temps" calcext:value="contains-text(&quot;SetWeather&quot;)" calcext:base-cell-address="Introduction.A3"/>
            <calcext:condition calcext:apply-style-name="cellule temps" calcext:value="contains-text(&quot;SwitchWeather&quot;)" calcext:base-cell-address="Introduction.A3"/>
            <calcext:condition calcext:apply-style-name="cellule temps" calcext:value="contains-text(&quot;NextDay&quot;)" calcext:base-cell-address="Introduction.A3"/>
            <calcext:condition calcext:apply-style-name="cellule temps" calcext:value="contains-text(&quot;CheckDay&quot;)" calcext:base-cell-address="Introduction.A3"/>
            <calcext:condition calcext:apply-style-name="cellule histoire" calcext:value="contains-text(&quot;Leave&quot;)" calcext:base-cell-address="Introduction.A3"/>
            <calcext:condition calcext:apply-style-name="cellule choice" calcext:value="contains-text(&quot;Choice&quot;)" calcext:base-cell-address="Introduction.A3"/>
            <calcext:condition calcext:apply-style-name="cellule d'erreur" calcext:value="!=&quot;&quot;" calcext:base-cell-address="Introduction.A3"/>
          </calcext:conditional-format>
          <calcext:conditional-format calcext:target-range-address="Indice.F15:Indice.F15">
            <calcext:condition calcext:apply-style-name="cellule histoire" calcext:value="contains-text(&quot;GoTo&quot;)" calcext:base-cell-address="Introduction.E15"/>
            <calcext:condition calcext:apply-style-name="cellule histoire" calcext:value="contains-text(&quot;Conclude&quot;)" calcext:base-cell-address="Introduction.E15"/>
            <calcext:condition calcext:apply-style-name="cellule random" calcext:value="contains-text(&quot;RandomPercent&quot;)" calcext:base-cell-address="Introduction.E15"/>
            <calcext:condition calcext:apply-style-name="cellule random" calcext:value="contains-text(&quot;RandomRange&quot;)" calcext:base-cell-address="Introduction.E15"/>
            <calcext:condition calcext:apply-style-name="cellule personnages" calcext:value="contains-text(&quot;NewCrew&quot;)" calcext:base-cell-address="Introduction.E15"/>
            <calcext:condition calcext:apply-style-name="cellule personnages" calcext:value="contains-text(&quot;NewCharacter&quot;)" calcext:base-cell-address="Introduction.E15"/>
            <calcext:condition calcext:apply-style-name="cellule personnages" calcext:value="contains-text(&quot;HideOther&quot;)" calcext:base-cell-address="Introduction.E15"/>
            <calcext:condition calcext:apply-style-name="cellule personnages" calcext:value="contains-text(&quot;DeleteOther&quot;)" calcext:base-cell-address="Introduction.E15"/>
            <calcext:condition calcext:apply-style-name="cellule narrateur" calcext:value="contains-text(&quot;Narrator&quot;)" calcext:base-cell-address="Introduction.E15"/>
            <calcext:condition calcext:apply-style-name="cellule set choice" calcext:value="contains-text(&quot;SetChoices&quot;)" calcext:base-cell-address="Introduction.E15"/>
            <calcext:condition calcext:apply-style-name="cellule dialogues" calcext:value="contains-text(&quot;PlayerSpeak&quot;)" calcext:base-cell-address="Introduction.E15"/>
            <calcext:condition calcext:apply-style-name="cellule dialogues" calcext:value="contains-text(&quot;OtherSpeak&quot;)" calcext:base-cell-address="Introduction.E15"/>
            <calcext:condition calcext:apply-style-name="cellule argent" calcext:value="contains-text(&quot;CheckGold&quot;)" calcext:base-cell-address="Introduction.E15"/>
            <calcext:condition calcext:apply-style-name="cellule argent" calcext:value="contains-text(&quot;RemoveGold&quot;)" calcext:base-cell-address="Introduction.E15"/>
            <calcext:condition calcext:apply-style-name="cellule argent" calcext:value="contains-text(&quot;AddGold&quot;)" calcext:base-cell-address="Introduction.E15"/>
            <calcext:condition calcext:apply-style-name="cellule argent" calcext:value="contains-text(&quot;Loot&quot;)" calcext:base-cell-address="Introduction.E15"/>
            <calcext:condition calcext:apply-style-name="cellule argent" calcext:value="contains-text(&quot;Trade&quot;)" calcext:base-cell-address="Introduction.E15"/>
            <calcext:condition calcext:apply-style-name="cellule combat" calcext:value="contains-text(&quot;LaunchCombat&quot;)" calcext:base-cell-address="Introduction.E15"/>
            <calcext:condition calcext:apply-style-name="cellule indice" calcext:value="contains-text(&quot;CheckFormula&quot;)" calcext:base-cell-address="Introduction.E15"/>
            <calcext:condition calcext:apply-style-name="cellule indice" calcext:value="contains-text(&quot;GiveDirection&quot;)" calcext:base-cell-address="Introduction.E15"/>
            <calcext:condition calcext:apply-style-name="cellule temps" calcext:value="contains-text(&quot;SetWeather&quot;)" calcext:base-cell-address="Introduction.E15"/>
            <calcext:condition calcext:apply-style-name="cellule temps" calcext:value="contains-text(&quot;SwitchWeather&quot;)" calcext:base-cell-address="Introduction.E15"/>
            <calcext:condition calcext:apply-style-name="cellule temps" calcext:value="contains-text(&quot;NextDay&quot;)" calcext:base-cell-address="Introduction.E15"/>
            <calcext:condition calcext:apply-style-name="cellule temps" calcext:value="contains-text(&quot;CheckDay&quot;)" calcext:base-cell-address="Introduction.E15"/>
            <calcext:condition calcext:apply-style-name="cellule histoire" calcext:value="contains-text(&quot;Leave&quot;)" calcext:base-cell-address="Introduction.E15"/>
            <calcext:condition calcext:apply-style-name="cellule choice" calcext:value="contains-text(&quot;Choice&quot;)" calcext:base-cell-address="Introduction.E15"/>
            <calcext:condition calcext:apply-style-name="cellule d'erreur" calcext:value="!=&quot;&quot;" calcext:base-cell-address="Introduction.E15"/>
          </calcext:conditional-format>
          <calcext:conditional-format calcext:target-range-address="Indice.E15:Indice.E15">
            <calcext:condition calcext:apply-style-name="cellule histoire" calcext:value="contains-text(&quot;GoTo&quot;)" calcext:base-cell-address="Introduction.E15"/>
            <calcext:condition calcext:apply-style-name="cellule histoire" calcext:value="contains-text(&quot;Conclude&quot;)" calcext:base-cell-address="Introduction.E15"/>
            <calcext:condition calcext:apply-style-name="cellule random" calcext:value="contains-text(&quot;RandomPercent&quot;)" calcext:base-cell-address="Introduction.E15"/>
            <calcext:condition calcext:apply-style-name="cellule random" calcext:value="contains-text(&quot;RandomRange&quot;)" calcext:base-cell-address="Introduction.E15"/>
            <calcext:condition calcext:apply-style-name="cellule personnages" calcext:value="contains-text(&quot;NewCrew&quot;)" calcext:base-cell-address="Introduction.E15"/>
            <calcext:condition calcext:apply-style-name="cellule personnages" calcext:value="contains-text(&quot;NewCharacter&quot;)" calcext:base-cell-address="Introduction.E15"/>
            <calcext:condition calcext:apply-style-name="cellule personnages" calcext:value="contains-text(&quot;HideOther&quot;)" calcext:base-cell-address="Introduction.E15"/>
            <calcext:condition calcext:apply-style-name="cellule personnages" calcext:value="contains-text(&quot;DeleteOther&quot;)" calcext:base-cell-address="Introduction.E15"/>
            <calcext:condition calcext:apply-style-name="cellule narrateur" calcext:value="contains-text(&quot;Narrator&quot;)" calcext:base-cell-address="Introduction.E15"/>
            <calcext:condition calcext:apply-style-name="cellule set choice" calcext:value="contains-text(&quot;SetChoices&quot;)" calcext:base-cell-address="Introduction.E15"/>
            <calcext:condition calcext:apply-style-name="cellule dialogues" calcext:value="contains-text(&quot;PlayerSpeak&quot;)" calcext:base-cell-address="Introduction.E15"/>
            <calcext:condition calcext:apply-style-name="cellule dialogues" calcext:value="contains-text(&quot;OtherSpeak&quot;)" calcext:base-cell-address="Introduction.E15"/>
            <calcext:condition calcext:apply-style-name="cellule argent" calcext:value="contains-text(&quot;CheckGold&quot;)" calcext:base-cell-address="Introduction.E15"/>
            <calcext:condition calcext:apply-style-name="cellule argent" calcext:value="contains-text(&quot;RemoveGold&quot;)" calcext:base-cell-address="Introduction.E15"/>
            <calcext:condition calcext:apply-style-name="cellule argent" calcext:value="contains-text(&quot;AddGold&quot;)" calcext:base-cell-address="Introduction.E15"/>
            <calcext:condition calcext:apply-style-name="cellule argent" calcext:value="contains-text(&quot;Loot&quot;)" calcext:base-cell-address="Introduction.E15"/>
            <calcext:condition calcext:apply-style-name="cellule argent" calcext:value="contains-text(&quot;Trade&quot;)" calcext:base-cell-address="Introduction.E15"/>
            <calcext:condition calcext:apply-style-name="cellule combat" calcext:value="contains-text(&quot;LaunchCombat&quot;)" calcext:base-cell-address="Introduction.E15"/>
            <calcext:condition calcext:apply-style-name="cellule indice" calcext:value="contains-text(&quot;CheckFormula&quot;)" calcext:base-cell-address="Introduction.E15"/>
            <calcext:condition calcext:apply-style-name="cellule indice" calcext:value="contains-text(&quot;GiveDirection&quot;)" calcext:base-cell-address="Introduction.E15"/>
            <calcext:condition calcext:apply-style-name="cellule temps" calcext:value="contains-text(&quot;SetWeather&quot;)" calcext:base-cell-address="Introduction.E15"/>
            <calcext:condition calcext:apply-style-name="cellule temps" calcext:value="contains-text(&quot;SwitchWeather&quot;)" calcext:base-cell-address="Introduction.E15"/>
            <calcext:condition calcext:apply-style-name="cellule temps" calcext:value="contains-text(&quot;NextDay&quot;)" calcext:base-cell-address="Introduction.E15"/>
            <calcext:condition calcext:apply-style-name="cellule temps" calcext:value="contains-text(&quot;CheckDay&quot;)" calcext:base-cell-address="Introduction.E15"/>
            <calcext:condition calcext:apply-style-name="cellule histoire" calcext:value="contains-text(&quot;Leave&quot;)" calcext:base-cell-address="Introduction.E15"/>
            <calcext:condition calcext:apply-style-name="cellule choice" calcext:value="contains-text(&quot;Choice&quot;)" calcext:base-cell-address="Introduction.E15"/>
            <calcext:condition calcext:apply-style-name="cellule d'erreur" calcext:value="!=&quot;&quot;" calcext:base-cell-address="Introduction.E15"/>
          </calcext:conditional-format>
          <calcext:conditional-format calcext:target-range-address="Indice.F20:Indice.F20">
            <calcext:condition calcext:apply-style-name="cellule histoire" calcext:value="contains-text(&quot;GoTo&quot;)" calcext:base-cell-address="Introduction.E18"/>
            <calcext:condition calcext:apply-style-name="cellule histoire" calcext:value="contains-text(&quot;Conclude&quot;)" calcext:base-cell-address="Introduction.E18"/>
            <calcext:condition calcext:apply-style-name="cellule random" calcext:value="contains-text(&quot;RandomPercent&quot;)" calcext:base-cell-address="Introduction.E18"/>
            <calcext:condition calcext:apply-style-name="cellule random" calcext:value="contains-text(&quot;RandomRange&quot;)" calcext:base-cell-address="Introduction.E18"/>
            <calcext:condition calcext:apply-style-name="cellule personnages" calcext:value="contains-text(&quot;NewCrew&quot;)" calcext:base-cell-address="Introduction.E18"/>
            <calcext:condition calcext:apply-style-name="cellule personnages" calcext:value="contains-text(&quot;NewCharacter&quot;)" calcext:base-cell-address="Introduction.E18"/>
            <calcext:condition calcext:apply-style-name="cellule personnages" calcext:value="contains-text(&quot;HideOther&quot;)" calcext:base-cell-address="Introduction.E18"/>
            <calcext:condition calcext:apply-style-name="cellule personnages" calcext:value="contains-text(&quot;DeleteOther&quot;)" calcext:base-cell-address="Introduction.E18"/>
            <calcext:condition calcext:apply-style-name="cellule narrateur" calcext:value="contains-text(&quot;Narrator&quot;)" calcext:base-cell-address="Introduction.E18"/>
            <calcext:condition calcext:apply-style-name="cellule set choice" calcext:value="contains-text(&quot;SetChoices&quot;)" calcext:base-cell-address="Introduction.E18"/>
            <calcext:condition calcext:apply-style-name="cellule dialogues" calcext:value="contains-text(&quot;PlayerSpeak&quot;)" calcext:base-cell-address="Introduction.E18"/>
            <calcext:condition calcext:apply-style-name="cellule dialogues" calcext:value="contains-text(&quot;OtherSpeak&quot;)" calcext:base-cell-address="Introduction.E18"/>
            <calcext:condition calcext:apply-style-name="cellule argent" calcext:value="contains-text(&quot;CheckGold&quot;)" calcext:base-cell-address="Introduction.E18"/>
            <calcext:condition calcext:apply-style-name="cellule argent" calcext:value="contains-text(&quot;RemoveGold&quot;)" calcext:base-cell-address="Introduction.E18"/>
            <calcext:condition calcext:apply-style-name="cellule argent" calcext:value="contains-text(&quot;AddGold&quot;)" calcext:base-cell-address="Introduction.E18"/>
            <calcext:condition calcext:apply-style-name="cellule argent" calcext:value="contains-text(&quot;Loot&quot;)" calcext:base-cell-address="Introduction.E18"/>
            <calcext:condition calcext:apply-style-name="cellule argent" calcext:value="contains-text(&quot;Trade&quot;)" calcext:base-cell-address="Introduction.E18"/>
            <calcext:condition calcext:apply-style-name="cellule combat" calcext:value="contains-text(&quot;LaunchCombat&quot;)" calcext:base-cell-address="Introduction.E18"/>
            <calcext:condition calcext:apply-style-name="cellule indice" calcext:value="contains-text(&quot;CheckFormula&quot;)" calcext:base-cell-address="Introduction.E18"/>
            <calcext:condition calcext:apply-style-name="cellule indice" calcext:value="contains-text(&quot;GiveDirection&quot;)" calcext:base-cell-address="Introduction.E18"/>
            <calcext:condition calcext:apply-style-name="cellule temps" calcext:value="contains-text(&quot;SetWeather&quot;)" calcext:base-cell-address="Introduction.E18"/>
            <calcext:condition calcext:apply-style-name="cellule temps" calcext:value="contains-text(&quot;SwitchWeather&quot;)" calcext:base-cell-address="Introduction.E18"/>
            <calcext:condition calcext:apply-style-name="cellule temps" calcext:value="contains-text(&quot;NextDay&quot;)" calcext:base-cell-address="Introduction.E18"/>
            <calcext:condition calcext:apply-style-name="cellule temps" calcext:value="contains-text(&quot;CheckDay&quot;)" calcext:base-cell-address="Introduction.E18"/>
            <calcext:condition calcext:apply-style-name="cellule histoire" calcext:value="contains-text(&quot;Leave&quot;)" calcext:base-cell-address="Introduction.E18"/>
            <calcext:condition calcext:apply-style-name="cellule choice" calcext:value="contains-text(&quot;Choice&quot;)" calcext:base-cell-address="Introduction.E18"/>
            <calcext:condition calcext:apply-style-name="cellule d'erreur" calcext:value="!=&quot;&quot;" calcext:base-cell-address="Introduction.E18"/>
          </calcext:conditional-format>
          <calcext:conditional-format calcext:target-range-address="Indice.C18:Indice.C18">
            <calcext:condition calcext:apply-style-name="cellule histoire" calcext:value="contains-text(&quot;GoTo&quot;)" calcext:base-cell-address="Introduction.B8"/>
            <calcext:condition calcext:apply-style-name="cellule histoire" calcext:value="contains-text(&quot;Conclude&quot;)" calcext:base-cell-address="Introduction.B8"/>
            <calcext:condition calcext:apply-style-name="cellule random" calcext:value="contains-text(&quot;RandomPercent&quot;)" calcext:base-cell-address="Introduction.B8"/>
            <calcext:condition calcext:apply-style-name="cellule random" calcext:value="contains-text(&quot;RandomRange&quot;)" calcext:base-cell-address="Introduction.B8"/>
            <calcext:condition calcext:apply-style-name="cellule personnages" calcext:value="contains-text(&quot;NewCrew&quot;)" calcext:base-cell-address="Introduction.B8"/>
            <calcext:condition calcext:apply-style-name="cellule personnages" calcext:value="contains-text(&quot;NewCharacter&quot;)" calcext:base-cell-address="Introduction.B8"/>
            <calcext:condition calcext:apply-style-name="cellule personnages" calcext:value="contains-text(&quot;HideOther&quot;)" calcext:base-cell-address="Introduction.B8"/>
            <calcext:condition calcext:apply-style-name="cellule personnages" calcext:value="contains-text(&quot;DeleteOther&quot;)" calcext:base-cell-address="Introduction.B8"/>
            <calcext:condition calcext:apply-style-name="cellule narrateur" calcext:value="contains-text(&quot;Narrator&quot;)" calcext:base-cell-address="Introduction.B8"/>
            <calcext:condition calcext:apply-style-name="cellule set choice" calcext:value="contains-text(&quot;SetChoices&quot;)" calcext:base-cell-address="Introduction.B8"/>
            <calcext:condition calcext:apply-style-name="cellule dialogues" calcext:value="contains-text(&quot;PlayerSpeak&quot;)" calcext:base-cell-address="Introduction.B8"/>
            <calcext:condition calcext:apply-style-name="cellule dialogues" calcext:value="contains-text(&quot;OtherSpeak&quot;)" calcext:base-cell-address="Introduction.B8"/>
            <calcext:condition calcext:apply-style-name="cellule argent" calcext:value="contains-text(&quot;CheckGold&quot;)" calcext:base-cell-address="Introduction.B8"/>
            <calcext:condition calcext:apply-style-name="cellule argent" calcext:value="contains-text(&quot;RemoveGold&quot;)" calcext:base-cell-address="Introduction.B8"/>
            <calcext:condition calcext:apply-style-name="cellule argent" calcext:value="contains-text(&quot;AddGold&quot;)" calcext:base-cell-address="Introduction.B8"/>
            <calcext:condition calcext:apply-style-name="cellule argent" calcext:value="contains-text(&quot;Loot&quot;)" calcext:base-cell-address="Introduction.B8"/>
            <calcext:condition calcext:apply-style-name="cellule argent" calcext:value="contains-text(&quot;Trade&quot;)" calcext:base-cell-address="Introduction.B8"/>
            <calcext:condition calcext:apply-style-name="cellule combat" calcext:value="contains-text(&quot;LaunchCombat&quot;)" calcext:base-cell-address="Introduction.B8"/>
            <calcext:condition calcext:apply-style-name="cellule indice" calcext:value="contains-text(&quot;CheckFormula&quot;)" calcext:base-cell-address="Introduction.B8"/>
            <calcext:condition calcext:apply-style-name="cellule indice" calcext:value="contains-text(&quot;GiveDirection&quot;)" calcext:base-cell-address="Introduction.B8"/>
            <calcext:condition calcext:apply-style-name="cellule temps" calcext:value="contains-text(&quot;SetWeather&quot;)" calcext:base-cell-address="Introduction.B8"/>
            <calcext:condition calcext:apply-style-name="cellule temps" calcext:value="contains-text(&quot;SwitchWeather&quot;)" calcext:base-cell-address="Introduction.B8"/>
            <calcext:condition calcext:apply-style-name="cellule temps" calcext:value="contains-text(&quot;NextDay&quot;)" calcext:base-cell-address="Introduction.B8"/>
            <calcext:condition calcext:apply-style-name="cellule temps" calcext:value="contains-text(&quot;CheckDay&quot;)" calcext:base-cell-address="Introduction.B8"/>
            <calcext:condition calcext:apply-style-name="cellule histoire" calcext:value="contains-text(&quot;Leave&quot;)" calcext:base-cell-address="Introduction.B8"/>
            <calcext:condition calcext:apply-style-name="cellule choice" calcext:value="contains-text(&quot;Choice&quot;)" calcext:base-cell-address="Introduction.B8"/>
            <calcext:condition calcext:apply-style-name="cellule d'erreur" calcext:value="!=&quot;&quot;" calcext:base-cell-address="Introduction.B8"/>
          </calcext:conditional-format>
          <calcext:conditional-format calcext:target-range-address="Indice.C18:Indice.C18">
            <calcext:condition calcext:apply-style-name="cellule histoire" calcext:value="contains-text(&quot;GoTo&quot;)" calcext:base-cell-address="Introduction.B8"/>
            <calcext:condition calcext:apply-style-name="cellule histoire" calcext:value="contains-text(&quot;Conclude&quot;)" calcext:base-cell-address="Introduction.B8"/>
            <calcext:condition calcext:apply-style-name="cellule random" calcext:value="contains-text(&quot;RandomPercent&quot;)" calcext:base-cell-address="Introduction.B8"/>
            <calcext:condition calcext:apply-style-name="cellule random" calcext:value="contains-text(&quot;RandomRange&quot;)" calcext:base-cell-address="Introduction.B8"/>
            <calcext:condition calcext:apply-style-name="cellule personnages" calcext:value="contains-text(&quot;NewCrew&quot;)" calcext:base-cell-address="Introduction.B8"/>
            <calcext:condition calcext:apply-style-name="cellule personnages" calcext:value="contains-text(&quot;NewCharacter&quot;)" calcext:base-cell-address="Introduction.B8"/>
            <calcext:condition calcext:apply-style-name="cellule personnages" calcext:value="contains-text(&quot;HideOther&quot;)" calcext:base-cell-address="Introduction.B8"/>
            <calcext:condition calcext:apply-style-name="cellule personnages" calcext:value="contains-text(&quot;DeleteOther&quot;)" calcext:base-cell-address="Introduction.B8"/>
            <calcext:condition calcext:apply-style-name="cellule narrateur" calcext:value="contains-text(&quot;Narrator&quot;)" calcext:base-cell-address="Introduction.B8"/>
            <calcext:condition calcext:apply-style-name="cellule set choice" calcext:value="contains-text(&quot;SetChoices&quot;)" calcext:base-cell-address="Introduction.B8"/>
            <calcext:condition calcext:apply-style-name="cellule dialogues" calcext:value="contains-text(&quot;PlayerSpeak&quot;)" calcext:base-cell-address="Introduction.B8"/>
            <calcext:condition calcext:apply-style-name="cellule dialogues" calcext:value="contains-text(&quot;OtherSpeak&quot;)" calcext:base-cell-address="Introduction.B8"/>
            <calcext:condition calcext:apply-style-name="cellule argent" calcext:value="contains-text(&quot;CheckGold&quot;)" calcext:base-cell-address="Introduction.B8"/>
            <calcext:condition calcext:apply-style-name="cellule argent" calcext:value="contains-text(&quot;RemoveGold&quot;)" calcext:base-cell-address="Introduction.B8"/>
            <calcext:condition calcext:apply-style-name="cellule argent" calcext:value="contains-text(&quot;AddGold&quot;)" calcext:base-cell-address="Introduction.B8"/>
            <calcext:condition calcext:apply-style-name="cellule argent" calcext:value="contains-text(&quot;Loot&quot;)" calcext:base-cell-address="Introduction.B8"/>
            <calcext:condition calcext:apply-style-name="cellule argent" calcext:value="contains-text(&quot;Trade&quot;)" calcext:base-cell-address="Introduction.B8"/>
            <calcext:condition calcext:apply-style-name="cellule combat" calcext:value="contains-text(&quot;LaunchCombat&quot;)" calcext:base-cell-address="Introduction.B8"/>
            <calcext:condition calcext:apply-style-name="cellule indice" calcext:value="contains-text(&quot;CheckFormula&quot;)" calcext:base-cell-address="Introduction.B8"/>
            <calcext:condition calcext:apply-style-name="cellule indice" calcext:value="contains-text(&quot;GiveDirection&quot;)" calcext:base-cell-address="Introduction.B8"/>
            <calcext:condition calcext:apply-style-name="cellule temps" calcext:value="contains-text(&quot;SetWeather&quot;)" calcext:base-cell-address="Introduction.B8"/>
            <calcext:condition calcext:apply-style-name="cellule temps" calcext:value="contains-text(&quot;SwitchWeather&quot;)" calcext:base-cell-address="Introduction.B8"/>
            <calcext:condition calcext:apply-style-name="cellule temps" calcext:value="contains-text(&quot;NextDay&quot;)" calcext:base-cell-address="Introduction.B8"/>
            <calcext:condition calcext:apply-style-name="cellule temps" calcext:value="contains-text(&quot;CheckDay&quot;)" calcext:base-cell-address="Introduction.B8"/>
            <calcext:condition calcext:apply-style-name="cellule histoire" calcext:value="contains-text(&quot;Leave&quot;)" calcext:base-cell-address="Introduction.B8"/>
            <calcext:condition calcext:apply-style-name="cellule choice" calcext:value="contains-text(&quot;Choice&quot;)" calcext:base-cell-address="Introduction.B8"/>
            <calcext:condition calcext:apply-style-name="cellule d'erreur" calcext:value="!=&quot;&quot;" calcext:base-cell-address="Introduction.B8"/>
          </calcext:conditional-format>
          <calcext:conditional-format calcext:target-range-address="Indice.A3:Indice.A3">
            <calcext:condition calcext:apply-style-name="cellule histoire" calcext:value="contains-text(&quot;GoTo&quot;)" calcext:base-cell-address="Naufragé.A3"/>
            <calcext:condition calcext:apply-style-name="cellule histoire" calcext:value="contains-text(&quot;Conclude&quot;)" calcext:base-cell-address="Naufragé.A3"/>
            <calcext:condition calcext:apply-style-name="cellule random" calcext:value="contains-text(&quot;RandomPercent&quot;)" calcext:base-cell-address="Naufragé.A3"/>
            <calcext:condition calcext:apply-style-name="cellule random" calcext:value="contains-text(&quot;RandomRange&quot;)" calcext:base-cell-address="Naufragé.A3"/>
            <calcext:condition calcext:apply-style-name="cellule personnages" calcext:value="contains-text(&quot;NewCrew&quot;)" calcext:base-cell-address="Naufragé.A3"/>
            <calcext:condition calcext:apply-style-name="cellule personnages" calcext:value="contains-text(&quot;NewCharacter&quot;)" calcext:base-cell-address="Naufragé.A3"/>
            <calcext:condition calcext:apply-style-name="cellule personnages" calcext:value="contains-text(&quot;HideOther&quot;)" calcext:base-cell-address="Naufragé.A3"/>
            <calcext:condition calcext:apply-style-name="cellule personnages" calcext:value="contains-text(&quot;DeleteOther&quot;)" calcext:base-cell-address="Naufragé.A3"/>
            <calcext:condition calcext:apply-style-name="cellule narrateur" calcext:value="contains-text(&quot;Narrator&quot;)" calcext:base-cell-address="Naufragé.A3"/>
            <calcext:condition calcext:apply-style-name="cellule set choice" calcext:value="contains-text(&quot;SetChoices&quot;)" calcext:base-cell-address="Naufragé.A3"/>
            <calcext:condition calcext:apply-style-name="cellule dialogues" calcext:value="contains-text(&quot;PlayerSpeak&quot;)" calcext:base-cell-address="Naufragé.A3"/>
            <calcext:condition calcext:apply-style-name="cellule dialogues" calcext:value="contains-text(&quot;OtherSpeak&quot;)" calcext:base-cell-address="Naufragé.A3"/>
            <calcext:condition calcext:apply-style-name="cellule argent" calcext:value="contains-text(&quot;CheckGold&quot;)" calcext:base-cell-address="Naufragé.A3"/>
            <calcext:condition calcext:apply-style-name="cellule argent" calcext:value="contains-text(&quot;RemoveGold&quot;)" calcext:base-cell-address="Naufragé.A3"/>
            <calcext:condition calcext:apply-style-name="cellule argent" calcext:value="contains-text(&quot;AddGold&quot;)" calcext:base-cell-address="Naufragé.A3"/>
            <calcext:condition calcext:apply-style-name="cellule argent" calcext:value="contains-text(&quot;Loot&quot;)" calcext:base-cell-address="Naufragé.A3"/>
            <calcext:condition calcext:apply-style-name="cellule argent" calcext:value="contains-text(&quot;Trade&quot;)" calcext:base-cell-address="Naufragé.A3"/>
            <calcext:condition calcext:apply-style-name="cellule combat" calcext:value="contains-text(&quot;LaunchCombat&quot;)" calcext:base-cell-address="Naufragé.A3"/>
            <calcext:condition calcext:apply-style-name="cellule indice" calcext:value="contains-text(&quot;CheckFormula&quot;)" calcext:base-cell-address="Naufragé.A3"/>
            <calcext:condition calcext:apply-style-name="cellule indice" calcext:value="contains-text(&quot;GiveDirection&quot;)" calcext:base-cell-address="Naufragé.A3"/>
            <calcext:condition calcext:apply-style-name="cellule temps" calcext:value="contains-text(&quot;SetWeather&quot;)" calcext:base-cell-address="Naufragé.A3"/>
            <calcext:condition calcext:apply-style-name="cellule temps" calcext:value="contains-text(&quot;SwitchWeather&quot;)" calcext:base-cell-address="Naufragé.A3"/>
            <calcext:condition calcext:apply-style-name="cellule temps" calcext:value="contains-text(&quot;NextDay&quot;)" calcext:base-cell-address="Naufragé.A3"/>
            <calcext:condition calcext:apply-style-name="cellule temps" calcext:value="contains-text(&quot;CheckDay&quot;)" calcext:base-cell-address="Naufragé.A3"/>
            <calcext:condition calcext:apply-style-name="cellule histoire" calcext:value="contains-text(&quot;Leave&quot;)" calcext:base-cell-address="Naufragé.A3"/>
            <calcext:condition calcext:apply-style-name="cellule choice" calcext:value="contains-text(&quot;Choice&quot;)" calcext:base-cell-address="Naufragé.A3"/>
            <calcext:condition calcext:apply-style-name="cellule d'erreur" calcext:value="!=&quot;&quot;" calcext:base-cell-address="Naufragé.A3"/>
          </calcext:conditional-format>
        </calcext:conditional-formats>
      </table:table>
      <table:table table:name="Naufragé"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Naufragé" calcext:value-type="string">
            <text:p>Naufragé</text:p>
          </table:table-cell>
          <table:table-cell table:style-name="ce18" office:value-type="float" office:value="2" calcext:value-type="float">
            <text:p>2</text:p>
          </table:table-cell>
          <table:table-cell table:style-name="ce22"/>
          <table:table-cell table:number-columns-repeated="34"/>
        </table:table-row>
        <table:table-row table:style-name="ro16">
          <table:table-cell table:style-name="ce40" office:value-type="string" calcext:value-type="string">
            <text:p>Narrator : L'île est immense, mais une gigantesque colonne de fumée tourne au dessus d'elle.</text:p>
          </table:table-cell>
          <table:table-cell table:style-name="ce50"/>
          <table:table-cell table:style-name="ce41" table:number-columns-repeated="3"/>
          <table:table-cell table:style-name="ce49" table:number-columns-repeated="10"/>
          <table:table-cell table:style-name="ce22" table:number-columns-repeated="22"/>
        </table:table-row>
        <table:table-row table:style-name="ro9">
          <table:table-cell table:style-name="ce41" office:value-type="string" calcext:value-type="string">
            <text:p>SetChoices2</text:p>
          </table:table-cell>
          <table:table-cell table:style-name="ce41" table:number-columns-repeated="4"/>
          <table:table-cell table:style-name="ce49" table:number-columns-repeated="10"/>
          <table:table-cell table:style-name="ce22" table:number-columns-repeated="22"/>
        </table:table-row>
        <table:table-row table:style-name="ro9">
          <table:table-cell table:style-name="ce41" office:value-type="string" calcext:value-type="string">
            <text:p>Choice : Repartir</text:p>
          </table:table-cell>
          <table:table-cell table:style-name="ce51" office:value-type="string" calcext:value-type="string">
            <text:p>Choice : Accoster sur l'île</text:p>
          </table:table-cell>
          <table:table-cell table:style-name="ce51" table:number-columns-repeated="2"/>
          <table:table-cell table:style-name="ce63" table:number-columns-repeated="6"/>
          <table:table-cell table:style-name="ce49" table:number-columns-repeated="5"/>
          <table:table-cell table:style-name="ce22" table:number-columns-repeated="22"/>
        </table:table-row>
        <table:table-row table:style-name="ro9">
          <table:table-cell table:style-name="ce41" office:value-type="string" calcext:value-type="string">
            <text:p>PlayerSpeak : On a rien à faire ici !</text:p>
          </table:table-cell>
          <table:table-cell table:style-name="ce52" office:value-type="string" calcext:value-type="string">
            <text:p>NewCharacter</text:p>
          </table:table-cell>
          <table:table-cell table:style-name="ce64"/>
          <table:table-cell table:style-name="ce51"/>
          <table:table-cell table:style-name="ce63" table:number-columns-repeated="6"/>
          <table:table-cell table:style-name="ce49" table:number-columns-repeated="5"/>
          <table:table-cell table:style-name="ce22" table:number-columns-repeated="22"/>
        </table:table-row>
        <table:table-row table:style-name="ro15">
          <table:table-cell table:style-name="ce41" office:value-type="string" calcext:value-type="string">
            <text:p>Leave</text:p>
          </table:table-cell>
          <table:table-cell table:style-name="ce53" office:value-type="string" calcext:value-type="string">
            <text:p>Narrator : Un homme barbus est au bord de la plage. Il vous fait des signes.</text:p>
          </table:table-cell>
          <table:table-cell table:style-name="ce65" office:value-type="string" calcext:value-type="string">
            <text:p>Narrator : La plage est vide.</text:p>
          </table:table-cell>
          <table:table-cell table:style-name="ce51"/>
          <table:table-cell table:style-name="ce81"/>
          <table:table-cell table:style-name="ce88"/>
          <table:table-cell table:style-name="ce63" table:number-columns-repeated="4"/>
          <table:table-cell table:style-name="ce49" table:number-columns-repeated="5"/>
          <table:table-cell table:style-name="ce22" table:number-columns-repeated="22"/>
        </table:table-row>
        <table:table-row table:style-name="ro9">
          <table:table-cell table:style-name="ce41"/>
          <table:table-cell table:style-name="ce54" office:value-type="string" calcext:value-type="string">
            <text:p>PlayerSpeak : Tout va bien ?</text:p>
          </table:table-cell>
          <table:table-cell table:style-name="ce66" office:value-type="string" calcext:value-type="string">
            <text:p>GoToA/22</text:p>
          </table:table-cell>
          <table:table-cell table:style-name="ce73"/>
          <table:table-cell table:style-name="ce82" table:number-columns-repeated="2"/>
          <table:table-cell table:style-name="ce63" table:number-columns-repeated="4"/>
          <table:table-cell table:style-name="ce49" table:number-columns-repeated="5"/>
          <table:table-cell table:style-name="ce22" table:number-columns-repeated="22"/>
        </table:table-row>
        <table:table-row table:style-name="ro9">
          <table:table-cell table:style-name="ce41"/>
          <table:table-cell table:style-name="ce51" office:value-type="string" calcext:value-type="string">
            <text:p>OtherSpeak : 3 ans que je suis coincé ici !</text:p>
          </table:table-cell>
          <table:table-cell table:style-name="ce67"/>
          <table:table-cell table:style-name="ce73"/>
          <table:table-cell table:style-name="ce82" table:number-columns-repeated="2"/>
          <table:table-cell table:style-name="ce63" table:number-columns-repeated="4"/>
          <table:table-cell table:style-name="ce49" table:number-columns-repeated="5"/>
          <table:table-cell table:style-name="ce22" table:number-columns-repeated="22"/>
        </table:table-row>
        <table:table-row table:style-name="ro14">
          <table:table-cell table:style-name="ce41"/>
          <table:table-cell table:style-name="ce55" office:value-type="string" calcext:value-type="string">
            <text:p>OtherSpeak : Emmenez moi avec vous, je vous en prie !</text:p>
          </table:table-cell>
          <table:table-cell table:style-name="ce68"/>
          <table:table-cell table:style-name="ce73"/>
          <table:table-cell table:style-name="ce82" table:number-columns-repeated="2"/>
          <table:table-cell table:style-name="ce63" table:number-columns-repeated="4"/>
          <table:table-cell table:style-name="ce49" table:number-columns-repeated="5"/>
          <table:table-cell table:style-name="ce22" table:number-columns-repeated="22"/>
        </table:table-row>
        <table:table-row table:style-name="ro9">
          <table:table-cell table:style-name="ce41"/>
          <table:table-cell table:style-name="ce51" office:value-type="string" calcext:value-type="string">
            <text:p>SetChoices3</text:p>
          </table:table-cell>
          <table:table-cell table:style-name="ce68"/>
          <table:table-cell table:style-name="ce73"/>
          <table:table-cell table:style-name="ce82" table:number-columns-repeated="2"/>
          <table:table-cell table:style-name="ce63" table:number-columns-repeated="4"/>
          <table:table-cell table:style-name="ce49" table:number-columns-repeated="5"/>
          <table:table-cell table:style-name="ce22" table:number-columns-repeated="22"/>
        </table:table-row>
        <table:table-row table:style-name="ro14">
          <table:table-cell table:style-name="ce41"/>
          <table:table-cell table:style-name="ce51" office:value-type="string" calcext:value-type="string">
            <text:p>Choice : Montes !</text:p>
          </table:table-cell>
          <table:table-cell table:style-name="ce69"/>
          <table:table-cell table:style-name="ce74"/>
          <table:table-cell table:style-name="ce83" office:value-type="string" calcext:value-type="string">
            <text:p>Choice : Donne nous tout ce que tu as ou on te croque la bite.</text:p>
          </table:table-cell>
          <table:table-cell table:style-name="ce89"/>
          <table:table-cell table:style-name="ce94"/>
          <table:table-cell table:style-name="ce95" office:value-type="string" calcext:value-type="string">
            <text:p>Choice : Désolé mon gars, pas assez de place à bord</text:p>
          </table:table-cell>
          <table:table-cell table:style-name="ce98" table:number-columns-repeated="2"/>
          <table:table-cell table:style-name="ce49" table:number-columns-repeated="5"/>
          <table:table-cell table:style-name="ce22" table:number-columns-repeated="22"/>
        </table:table-row>
        <table:table-row table:style-name="ro9">
          <table:table-cell table:style-name="ce41"/>
          <table:table-cell table:style-name="ce56" office:value-type="string" calcext:value-type="string">
            <text:p>OtherSpeak : Merci m'sieur !</text:p>
          </table:table-cell>
          <table:table-cell table:style-name="ce68"/>
          <table:table-cell table:style-name="ce73"/>
          <table:table-cell table:style-name="ce84" office:value-type="string" calcext:value-type="string">
            <text:p>RandomRange3</text:p>
          </table:table-cell>
          <table:table-cell table:style-name="ce90"/>
          <table:table-cell table:style-name="ce95"/>
          <table:table-cell table:style-name="ce95" office:value-type="string" calcext:value-type="string">
            <text:p>RandomPercent40</text:p>
          </table:table-cell>
          <table:table-cell table:style-name="ce96"/>
          <table:table-cell table:style-name="ce102"/>
          <table:table-cell table:style-name="ce49" table:number-columns-repeated="5"/>
          <table:table-cell table:style-name="ce22" table:number-columns-repeated="22"/>
        </table:table-row>
        <table:table-row table:style-name="ro14">
          <table:table-cell table:style-name="ce42"/>
          <table:table-cell table:style-name="ce57" office:value-type="string" calcext:value-type="string">
            <text:p>AddMember</text:p>
          </table:table-cell>
          <table:table-cell table:style-name="ce68"/>
          <table:table-cell table:style-name="ce75"/>
          <table:table-cell table:style-name="ce84" office:value-type="string" calcext:value-type="string">
            <text:p>OtherSpeak : Mais je n'ai absolument rien !</text:p>
          </table:table-cell>
          <table:table-cell table:style-name="ce91" office:value-type="string" calcext:value-type="string">
            <text:p>GoToE/17</text:p>
          </table:table-cell>
          <table:table-cell table:style-name="ce95"/>
          <table:table-cell table:style-name="ce95" office:value-type="string" calcext:value-type="string">
            <text:p>OtherSpeak : Donnez moi au moins quelque chose à manger</text:p>
          </table:table-cell>
          <table:table-cell table:style-name="ce99"/>
          <table:table-cell table:style-name="ce103" office:value-type="string" calcext:value-type="string">
            <text:p>OtherSpeak : Enculé ! </text:p>
          </table:table-cell>
          <table:table-cell table:style-name="ce49" table:number-columns-repeated="5"/>
          <table:table-cell table:style-name="ce22" table:number-columns-repeated="22"/>
        </table:table-row>
        <table:table-row table:style-name="ro17">
          <table:table-cell table:style-name="ce41"/>
          <table:table-cell table:style-name="ce58" office:value-type="string" calcext:value-type="string">
            <text:p>GoToA/22</text:p>
          </table:table-cell>
          <table:table-cell table:style-name="ce51"/>
          <table:table-cell table:style-name="ce76"/>
          <table:table-cell table:style-name="ce85" office:value-type="string" calcext:value-type="string">
            <text:p>SetChoices2</text:p>
          </table:table-cell>
          <table:table-cell table:style-name="ce92"/>
          <table:table-cell table:style-name="ce96"/>
          <table:table-cell table:style-name="ce96" office:value-type="string" calcext:value-type="string">
            <text:p>SetChoices2</text:p>
          </table:table-cell>
          <table:table-cell table:style-name="ce97"/>
          <table:table-cell table:style-name="ce104" office:value-type="string" calcext:value-type="string">
            <text:p>LaunchCombat</text:p>
          </table:table-cell>
          <table:table-cell table:style-name="ce49" table:number-columns-repeated="5"/>
          <table:table-cell table:style-name="ce22" table:number-columns-repeated="22"/>
        </table:table-row>
        <table:table-row table:style-name="ro17">
          <table:table-cell table:style-name="ce41"/>
          <table:table-cell table:style-name="ce51" table:number-columns-repeated="2"/>
          <table:table-cell table:style-name="ce76"/>
          <table:table-cell table:style-name="ce85" office:value-type="string" calcext:value-type="string">
            <text:p>Choice : Rien à foutre</text:p>
          </table:table-cell>
          <table:table-cell table:style-name="ce92"/>
          <table:table-cell table:style-name="ce96" office:value-type="string" calcext:value-type="string">
            <text:p>Choice : Mon couillon t'es en vaine : On s'en va.</text:p>
          </table:table-cell>
          <table:table-cell table:style-name="ce96" office:value-type="string" calcext:value-type="string">
            <text:p>Choice : Tiens.</text:p>
          </table:table-cell>
          <table:table-cell table:style-name="ce100" office:value-type="string" calcext:value-type="string">
            <text:p>Choice : Non continue à manger des noix de coco.</text:p>
          </table:table-cell>
          <table:table-cell table:style-name="ce105" office:value-type="string" calcext:value-type="string">
            <text:p>GoToA/22</text:p>
          </table:table-cell>
          <table:table-cell table:style-name="ce49" table:number-columns-repeated="5"/>
          <table:table-cell table:style-name="ce22" table:number-columns-repeated="22"/>
        </table:table-row>
        <table:table-row table:style-name="ro13">
          <table:table-cell table:style-name="ce41"/>
          <table:table-cell table:style-name="ce51"/>
          <table:table-cell table:style-name="ce70"/>
          <table:table-cell table:style-name="ce76"/>
          <table:table-cell table:style-name="ce85" office:value-type="string" calcext:value-type="string">
            <text:p>RandomPercent30</text:p>
          </table:table-cell>
          <table:table-cell table:style-name="ce92"/>
          <table:table-cell table:style-name="ce96" office:value-type="string" calcext:value-type="string">
            <text:p>OtherSpeak : …</text:p>
          </table:table-cell>
          <table:table-cell table:style-name="ce96" office:value-type="string" calcext:value-type="string">
            <text:p>RemoveFromInv</text:p>
          </table:table-cell>
          <table:table-cell table:style-name="ce97" office:value-type="string" calcext:value-type="string">
            <text:p>OtherSpeak : Vous êtes sans coeur !</text:p>
          </table:table-cell>
          <table:table-cell table:style-name="ce104"/>
          <table:table-cell table:style-name="ce49" table:number-columns-repeated="5"/>
          <table:table-cell table:style-name="ce22" table:number-columns-repeated="22"/>
        </table:table-row>
        <table:table-row table:style-name="ro9">
          <table:table-cell table:style-name="ce41"/>
          <table:table-cell table:style-name="ce51" table:number-columns-repeated="2"/>
          <table:table-cell table:style-name="ce76"/>
          <table:table-cell table:style-name="ce85" office:value-type="string" calcext:value-type="string">
            <text:p>OtherSpeak : Tenez…</text:p>
          </table:table-cell>
          <table:table-cell table:style-name="ce92" office:value-type="string" calcext:value-type="string">
            <text:p>OtherSpeak : Faudra passer sur mon cadavre ! </text:p>
          </table:table-cell>
          <table:table-cell table:style-name="ce97" office:value-type="string" calcext:value-type="string">
            <text:p>Leave</text:p>
          </table:table-cell>
          <table:table-cell table:style-name="ce97" office:value-type="string" calcext:value-type="string">
            <text:p>OtherSpeak : Merci…</text:p>
          </table:table-cell>
          <table:table-cell table:style-name="ce101" office:value-type="string" calcext:value-type="string">
            <text:p>GoToA/22</text:p>
          </table:table-cell>
          <table:table-cell table:style-name="ce106"/>
          <table:table-cell table:style-name="ce49" table:number-columns-repeated="5"/>
          <table:table-cell table:style-name="ce22" table:number-columns-repeated="22"/>
        </table:table-row>
        <table:table-row table:style-name="ro9">
          <table:table-cell table:style-name="ce41"/>
          <table:table-cell table:style-name="ce51" table:number-columns-repeated="2"/>
          <table:table-cell table:style-name="ce76"/>
          <table:table-cell table:style-name="ce85" office:value-type="string" calcext:value-type="string">
            <text:p>LootMisc</text:p>
          </table:table-cell>
          <table:table-cell table:style-name="ce92" office:value-type="string" calcext:value-type="string">
            <text:p>LaunchCombat</text:p>
          </table:table-cell>
          <table:table-cell table:style-name="ce97"/>
          <table:table-cell table:style-name="ce97" office:value-type="string" calcext:value-type="string">
            <text:p>Leave</text:p>
          </table:table-cell>
          <table:table-cell table:style-name="ce97"/>
          <table:table-cell table:style-name="ce96"/>
          <table:table-cell table:style-name="ce49" table:number-columns-repeated="5"/>
          <table:table-cell table:style-name="ce22" table:number-columns-repeated="22"/>
        </table:table-row>
        <table:table-row table:style-name="ro13">
          <table:table-cell table:style-name="ce41"/>
          <table:table-cell table:style-name="ce51" table:number-columns-repeated="2"/>
          <table:table-cell table:style-name="ce76"/>
          <table:table-cell table:style-name="ce85" office:value-type="string" calcext:value-type="string">
            <text:p>Conclude</text:p>
          </table:table-cell>
          <table:table-cell table:style-name="ce93" office:value-type="string" calcext:value-type="string">
            <text:p>GoToA/22</text:p>
          </table:table-cell>
          <table:table-cell table:style-name="ce97" table:number-columns-repeated="3"/>
          <table:table-cell table:style-name="ce96"/>
          <table:table-cell table:style-name="ce49" table:number-columns-repeated="5"/>
          <table:table-cell table:style-name="ce22" table:number-columns-repeated="22"/>
        </table:table-row>
        <table:table-row table:style-name="ro9">
          <table:table-cell table:style-name="ce41"/>
          <table:table-cell table:style-name="ce51" table:number-columns-repeated="3"/>
          <table:table-cell table:style-name="ce85" table:number-columns-repeated="2"/>
          <table:table-cell table:style-name="ce97" table:number-columns-repeated="3"/>
          <table:table-cell table:style-name="ce96"/>
          <table:table-cell table:style-name="ce49" table:number-columns-repeated="5"/>
          <table:table-cell table:style-name="ce22" table:number-columns-repeated="22"/>
        </table:table-row>
        <table:table-row table:style-name="ro16">
          <table:table-cell table:style-name="ce43" office:value-type="string" calcext:value-type="string">
            <text:p>Narrator : L'île est grande mais déserte. Il n'y a qu'un petit bois au bout de la plage</text:p>
          </table:table-cell>
          <table:table-cell table:style-name="ce59" table:number-columns-repeated="3"/>
          <table:table-cell table:style-name="ce86"/>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table-cell table:style-name="ce44" office:value-type="string" calcext:value-type="string">
            <text:p>HideOther</text:p>
          </table:table-cell>
          <table:table-cell table:style-name="ce60" table:number-columns-repeated="3"/>
          <table:table-cell table:style-name="ce86"/>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table-cell table:style-name="ce45" office:value-type="string" calcext:value-type="string">
            <text:p>SetChoices4</text:p>
          </table:table-cell>
          <table:table-cell table:style-name="ce61" table:number-columns-repeated="3"/>
          <table:table-cell table:style-name="ce86"/>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table-cell table:style-name="ce46" office:value-type="string" calcext:value-type="string">
            <text:p>Choice : On lève l'ancre !</text:p>
          </table:table-cell>
          <table:table-cell table:style-name="ce61" office:value-type="string" calcext:value-type="string">
            <text:p>Choice : On va rester ici pour la nuit</text:p>
          </table:table-cell>
          <table:table-cell table:style-name="ce61" office:value-type="string" calcext:value-type="string">
            <text:p>Choice : (Chercher de la nourriture)</text:p>
          </table:table-cell>
          <table:table-cell table:style-name="ce77"/>
          <table:table-cell table:style-name="ce87" office:value-type="string" calcext:value-type="string">
            <text:p>Choice : (Retourner voir naufragé)</text:p>
          </table:table-cell>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table-cell table:style-name="ce46" office:value-type="string" calcext:value-type="string">
            <text:p>Leave</text:p>
          </table:table-cell>
          <table:table-cell table:style-name="ce61" office:value-type="string" calcext:value-type="string">
            <text:p>SetWeatherDay</text:p>
          </table:table-cell>
          <table:table-cell table:style-name="ce61" office:value-type="string" calcext:value-type="string">
            <text:p>RandomPercent75</text:p>
          </table:table-cell>
          <table:table-cell table:style-name="ce61"/>
          <table:table-cell table:style-name="ce86" office:value-type="string" calcext:value-type="string">
            <text:p>GoToB/6</text:p>
          </table:table-cell>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table-cell table:style-name="ce46"/>
          <table:table-cell table:style-name="ce61" office:value-type="string" calcext:value-type="string">
            <text:p>NextDay</text:p>
          </table:table-cell>
          <table:table-cell table:style-name="ce71" office:value-type="string" calcext:value-type="string">
            <text:p>OtherSpeak : Il n'y a rien de comestible ici !</text:p>
          </table:table-cell>
          <table:table-cell table:style-name="ce78" office:value-type="string" calcext:value-type="string">
            <text:p>OtherSpeak : Bingo !</text:p>
          </table:table-cell>
          <table:table-cell table:style-name="ce86"/>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18">
          <table:table-cell table:style-name="ce46"/>
          <table:table-cell table:style-name="ce61" office:value-type="string" calcext:value-type="string">
            <text:p>Narrator : Le bateau est sur une petite île. L'air est frais et matinal.</text:p>
          </table:table-cell>
          <table:table-cell table:style-name="ce72" office:value-type="string" calcext:value-type="string">
            <text:p>GoToA/24</text:p>
          </table:table-cell>
          <table:table-cell table:style-name="ce78" office:value-type="string" calcext:value-type="string">
            <text:p>LootFood</text:p>
          </table:table-cell>
          <table:table-cell table:style-name="ce86"/>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table-cell table:style-name="ce46"/>
          <table:table-cell table:style-name="ce61" office:value-type="string" calcext:value-type="string">
            <text:p>GoToA/24</text:p>
          </table:table-cell>
          <table:table-cell table:style-name="ce61"/>
          <table:table-cell table:style-name="ce79" office:value-type="string" calcext:value-type="string">
            <text:p>GoToA/24</text:p>
          </table:table-cell>
          <table:table-cell table:style-name="ce86"/>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table-cell table:style-name="ce47"/>
          <table:table-cell table:style-name="ce62" table:number-columns-repeated="2"/>
          <table:table-cell table:style-name="ce80"/>
          <table:table-cell table:style-name="ce81" table:number-columns-repeated="3"/>
          <table:table-cell table:style-name="ce63" table:number-columns-repeated="3"/>
          <table:table-cell table:style-name="ce49" table:number-columns-repeated="5"/>
          <table:table-cell table:style-name="ce22" table:number-columns-repeated="22"/>
        </table:table-row>
        <table:table-row table:style-name="ro9" table:number-rows-repeated="2">
          <table:table-cell table:style-name="ce47"/>
          <table:table-cell table:style-name="ce62"/>
          <table:table-cell table:style-name="ce63" table:number-columns-repeated="3"/>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table-cell table:style-name="ce47"/>
          <table:table-cell table:style-name="ce63" table:number-columns-repeated="4"/>
          <table:table-cell table:style-name="ce81" table:number-columns-repeated="2"/>
          <table:table-cell table:style-name="ce63" table:number-columns-repeated="3"/>
          <table:table-cell table:style-name="ce49" table:number-columns-repeated="5"/>
          <table:table-cell table:style-name="ce22" table:number-columns-repeated="22"/>
        </table:table-row>
        <table:table-row table:style-name="ro9" table:number-rows-repeated="2">
          <table:table-cell table:style-name="ce47"/>
          <table:table-cell table:style-name="ce63" table:number-columns-repeated="9"/>
          <table:table-cell table:style-name="ce49" table:number-columns-repeated="5"/>
          <table:table-cell table:style-name="ce22" table:number-columns-repeated="22"/>
        </table:table-row>
        <table:table-row table:style-name="ro9">
          <table:table-cell table:style-name="ce47"/>
          <table:table-cell table:style-name="ce49" table:number-columns-repeated="14"/>
          <table:table-cell table:style-name="ce22" table:number-columns-repeated="22"/>
        </table:table-row>
        <table:table-row table:style-name="ro9">
          <table:table-cell table:style-name="ce47"/>
          <table:table-cell table:style-name="ce48"/>
          <table:table-cell table:style-name="ce49" table:number-columns-repeated="13"/>
          <table:table-cell table:style-name="ce22" table:number-columns-repeated="22"/>
        </table:table-row>
        <table:table-row table:style-name="ro9">
          <table:table-cell table:style-name="ce47"/>
          <table:table-cell table:style-name="ce49" table:number-columns-repeated="14"/>
          <table:table-cell table:style-name="ce22" table:number-columns-repeated="22"/>
        </table:table-row>
        <table:table-row table:style-name="ro9">
          <table:table-cell table:style-name="ce47" table:number-columns-repeated="2"/>
          <table:table-cell table:style-name="ce49" table:number-columns-repeated="13"/>
          <table:table-cell table:style-name="ce22" table:number-columns-repeated="22"/>
        </table:table-row>
        <table:table-row table:style-name="ro9" table:number-rows-repeated="2">
          <table:table-cell table:style-name="ce47" table:number-columns-repeated="2"/>
          <table:table-cell table:style-name="ce48"/>
          <table:table-cell table:style-name="ce49" table:number-columns-repeated="12"/>
          <table:table-cell table:style-name="ce22" table:number-columns-repeated="22"/>
        </table:table-row>
        <table:table-row table:style-name="ro9">
          <table:table-cell table:style-name="ce48" table:number-columns-repeated="3"/>
          <table:table-cell table:style-name="ce49" table:number-columns-repeated="12"/>
          <table:table-cell table:style-name="ce22" table:number-columns-repeated="22"/>
        </table:table-row>
        <table:table-row table:style-name="ro9" table:number-rows-repeated="2">
          <table:table-cell table:style-name="ce49" table:number-columns-repeated="2"/>
          <table:table-cell table:style-name="ce48"/>
          <table:table-cell table:style-name="ce49" table:number-columns-repeated="12"/>
          <table:table-cell table:style-name="ce22" table:number-columns-repeated="22"/>
        </table:table-row>
        <table:table-row table:style-name="ro9" table:number-rows-repeated="32">
          <table:table-cell table:style-name="ce49" table:number-columns-repeated="15"/>
          <table:table-cell table:style-name="ce22" table:number-columns-repeated="22"/>
        </table:table-row>
        <table:table-row table:style-name="ro9" table:number-rows-repeated="46">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Naufragé.A36:Naufragé.O76 Naufragé.F3:Naufragé.O4 Naufragé.K5:Naufragé.O35 Naufragé.A25:Naufragé.A35">
            <calcext:condition calcext:apply-style-name="cellule histoire" calcext:value="contains-text(&quot;GoTo&quot;)" calcext:base-cell-address="Indice.A3"/>
            <calcext:condition calcext:apply-style-name="cellule histoire" calcext:value="contains-text(&quot;Conclude&quot;)" calcext:base-cell-address="Indice.A3"/>
            <calcext:condition calcext:apply-style-name="cellule random" calcext:value="contains-text(&quot;RandomPercent&quot;)" calcext:base-cell-address="Indice.A3"/>
            <calcext:condition calcext:apply-style-name="cellule random" calcext:value="contains-text(&quot;RandomRange&quot;)" calcext:base-cell-address="Indice.A3"/>
            <calcext:condition calcext:apply-style-name="cellule personnages" calcext:value="contains-text(&quot;NewCrew&quot;)" calcext:base-cell-address="Indice.A3"/>
            <calcext:condition calcext:apply-style-name="cellule personnages" calcext:value="contains-text(&quot;NewCharacter&quot;)" calcext:base-cell-address="Indice.A3"/>
            <calcext:condition calcext:apply-style-name="cellule personnages" calcext:value="contains-text(&quot;HideOther&quot;)" calcext:base-cell-address="Indice.A3"/>
            <calcext:condition calcext:apply-style-name="cellule personnages" calcext:value="contains-text(&quot;DeleteOther&quot;)" calcext:base-cell-address="Indice.A3"/>
            <calcext:condition calcext:apply-style-name="cellule narrateur" calcext:value="contains-text(&quot;Narrator&quot;)" calcext:base-cell-address="Indice.A3"/>
            <calcext:condition calcext:apply-style-name="cellule set choice" calcext:value="contains-text(&quot;SetChoices&quot;)" calcext:base-cell-address="Indice.A3"/>
            <calcext:condition calcext:apply-style-name="cellule dialogues" calcext:value="contains-text(&quot;PlayerSpeak&quot;)" calcext:base-cell-address="Indice.A3"/>
            <calcext:condition calcext:apply-style-name="cellule dialogues" calcext:value="contains-text(&quot;OtherSpeak&quot;)" calcext:base-cell-address="Indice.A3"/>
            <calcext:condition calcext:apply-style-name="cellule argent" calcext:value="contains-text(&quot;CheckGold&quot;)" calcext:base-cell-address="Indice.A3"/>
            <calcext:condition calcext:apply-style-name="cellule argent" calcext:value="contains-text(&quot;RemoveGold&quot;)" calcext:base-cell-address="Indice.A3"/>
            <calcext:condition calcext:apply-style-name="cellule argent" calcext:value="contains-text(&quot;AddGold&quot;)" calcext:base-cell-address="Indice.A3"/>
            <calcext:condition calcext:apply-style-name="cellule argent" calcext:value="contains-text(&quot;Loot&quot;)" calcext:base-cell-address="Indice.A3"/>
            <calcext:condition calcext:apply-style-name="cellule argent" calcext:value="contains-text(&quot;Trade&quot;)" calcext:base-cell-address="Indice.A3"/>
            <calcext:condition calcext:apply-style-name="cellule combat" calcext:value="contains-text(&quot;LaunchCombat&quot;)" calcext:base-cell-address="Indice.A3"/>
            <calcext:condition calcext:apply-style-name="cellule indice" calcext:value="contains-text(&quot;CheckFormula&quot;)" calcext:base-cell-address="Indice.A3"/>
            <calcext:condition calcext:apply-style-name="cellule indice" calcext:value="contains-text(&quot;GiveDirection&quot;)" calcext:base-cell-address="Indice.A3"/>
            <calcext:condition calcext:apply-style-name="cellule temps" calcext:value="contains-text(&quot;SetWeather&quot;)" calcext:base-cell-address="Indice.A3"/>
            <calcext:condition calcext:apply-style-name="cellule temps" calcext:value="contains-text(&quot;SwitchWeather&quot;)" calcext:base-cell-address="Indice.A3"/>
            <calcext:condition calcext:apply-style-name="cellule temps" calcext:value="contains-text(&quot;NextDay&quot;)" calcext:base-cell-address="Indice.A3"/>
            <calcext:condition calcext:apply-style-name="cellule temps" calcext:value="contains-text(&quot;CheckDay&quot;)" calcext:base-cell-address="Indice.A3"/>
            <calcext:condition calcext:apply-style-name="cellule histoire" calcext:value="contains-text(&quot;Leave&quot;)" calcext:base-cell-address="Indice.A3"/>
            <calcext:condition calcext:apply-style-name="cellule choice" calcext:value="contains-text(&quot;Choice&quot;)" calcext:base-cell-address="Indice.A3"/>
            <calcext:condition calcext:apply-style-name="cellule d'erreur" calcext:value="!=&quot;&quot;" calcext:base-cell-address="Indice.A3"/>
          </calcext:conditional-format>
          <calcext:conditional-format calcext:target-range-address="Naufragé.A3:Naufragé.E4 Naufragé.A15:Naufragé.A21 Naufragé.A5:Naufragé.A13">
            <calcext:condition calcext:apply-style-name="cellule histoire" calcext:value="contains-text(&quot;GoTo&quot;)" calcext:base-cell-address="Indice.A3"/>
            <calcext:condition calcext:apply-style-name="cellule histoire" calcext:value="contains-text(&quot;Conclude&quot;)" calcext:base-cell-address="Indice.A3"/>
            <calcext:condition calcext:apply-style-name="cellule random" calcext:value="contains-text(&quot;RandomPercent&quot;)" calcext:base-cell-address="Indice.A3"/>
            <calcext:condition calcext:apply-style-name="cellule random" calcext:value="contains-text(&quot;RandomRange&quot;)" calcext:base-cell-address="Indice.A3"/>
            <calcext:condition calcext:apply-style-name="cellule personnages" calcext:value="contains-text(&quot;NewCrew&quot;)" calcext:base-cell-address="Indice.A3"/>
            <calcext:condition calcext:apply-style-name="cellule personnages" calcext:value="contains-text(&quot;NewCharacter&quot;)" calcext:base-cell-address="Indice.A3"/>
            <calcext:condition calcext:apply-style-name="cellule personnages" calcext:value="contains-text(&quot;HideOther&quot;)" calcext:base-cell-address="Indice.A3"/>
            <calcext:condition calcext:apply-style-name="cellule personnages" calcext:value="contains-text(&quot;DeleteOther&quot;)" calcext:base-cell-address="Indice.A3"/>
            <calcext:condition calcext:apply-style-name="cellule narrateur" calcext:value="contains-text(&quot;Narrator&quot;)" calcext:base-cell-address="Indice.A3"/>
            <calcext:condition calcext:apply-style-name="cellule set choice" calcext:value="contains-text(&quot;SetChoices&quot;)" calcext:base-cell-address="Indice.A3"/>
            <calcext:condition calcext:apply-style-name="cellule dialogues" calcext:value="contains-text(&quot;PlayerSpeak&quot;)" calcext:base-cell-address="Indice.A3"/>
            <calcext:condition calcext:apply-style-name="cellule dialogues" calcext:value="contains-text(&quot;OtherSpeak&quot;)" calcext:base-cell-address="Indice.A3"/>
            <calcext:condition calcext:apply-style-name="cellule argent" calcext:value="contains-text(&quot;CheckGold&quot;)" calcext:base-cell-address="Indice.A3"/>
            <calcext:condition calcext:apply-style-name="cellule argent" calcext:value="contains-text(&quot;RemoveGold&quot;)" calcext:base-cell-address="Indice.A3"/>
            <calcext:condition calcext:apply-style-name="cellule argent" calcext:value="contains-text(&quot;AddGold&quot;)" calcext:base-cell-address="Indice.A3"/>
            <calcext:condition calcext:apply-style-name="cellule argent" calcext:value="contains-text(&quot;Loot&quot;)" calcext:base-cell-address="Indice.A3"/>
            <calcext:condition calcext:apply-style-name="cellule argent" calcext:value="contains-text(&quot;Trade&quot;)" calcext:base-cell-address="Indice.A3"/>
            <calcext:condition calcext:apply-style-name="cellule combat" calcext:value="contains-text(&quot;LaunchCombat&quot;)" calcext:base-cell-address="Indice.A3"/>
            <calcext:condition calcext:apply-style-name="cellule indice" calcext:value="contains-text(&quot;CheckFormula&quot;)" calcext:base-cell-address="Indice.A3"/>
            <calcext:condition calcext:apply-style-name="cellule indice" calcext:value="contains-text(&quot;GiveDirection&quot;)" calcext:base-cell-address="Indice.A3"/>
            <calcext:condition calcext:apply-style-name="cellule temps" calcext:value="contains-text(&quot;SetWeather&quot;)" calcext:base-cell-address="Indice.A3"/>
            <calcext:condition calcext:apply-style-name="cellule temps" calcext:value="contains-text(&quot;SwitchWeather&quot;)" calcext:base-cell-address="Indice.A3"/>
            <calcext:condition calcext:apply-style-name="cellule temps" calcext:value="contains-text(&quot;NextDay&quot;)" calcext:base-cell-address="Indice.A3"/>
            <calcext:condition calcext:apply-style-name="cellule temps" calcext:value="contains-text(&quot;CheckDay&quot;)" calcext:base-cell-address="Indice.A3"/>
            <calcext:condition calcext:apply-style-name="cellule histoire" calcext:value="contains-text(&quot;Leave&quot;)" calcext:base-cell-address="Indice.A3"/>
            <calcext:condition calcext:apply-style-name="cellule choice" calcext:value="contains-text(&quot;Choice&quot;)" calcext:base-cell-address="Indice.A3"/>
            <calcext:condition calcext:apply-style-name="cellule d'erreur" calcext:value="!=&quot;&quot;" calcext:base-cell-address="Indice.A3"/>
          </calcext:conditional-format>
          <calcext:conditional-format calcext:target-range-address="Naufragé.B31:Naufragé.J35 Naufragé.E5:Naufragé.J6 Naufragé.G8:Naufragé.J11 Naufragé.E7:Naufragé.E7 Naufragé.G7:Naufragé.J7 Naufragé.F22:Naufragé.J29 Naufragé.B30:Naufragé.C30 Naufragé.E30:Naufragé.J30">
            <calcext:condition calcext:apply-style-name="cellule histoire" calcext:value="contains-text(&quot;GoTo&quot;)" calcext:base-cell-address="Indice.B5"/>
            <calcext:condition calcext:apply-style-name="cellule histoire" calcext:value="contains-text(&quot;Conclude&quot;)" calcext:base-cell-address="Indice.B5"/>
            <calcext:condition calcext:apply-style-name="cellule random" calcext:value="contains-text(&quot;RandomPercent&quot;)" calcext:base-cell-address="Indice.B5"/>
            <calcext:condition calcext:apply-style-name="cellule random" calcext:value="contains-text(&quot;RandomRange&quot;)" calcext:base-cell-address="Indice.B5"/>
            <calcext:condition calcext:apply-style-name="cellule personnages" calcext:value="contains-text(&quot;NewCrew&quot;)" calcext:base-cell-address="Indice.B5"/>
            <calcext:condition calcext:apply-style-name="cellule personnages" calcext:value="contains-text(&quot;NewCharacter&quot;)" calcext:base-cell-address="Indice.B5"/>
            <calcext:condition calcext:apply-style-name="cellule personnages" calcext:value="contains-text(&quot;HideOther&quot;)" calcext:base-cell-address="Indice.B5"/>
            <calcext:condition calcext:apply-style-name="cellule personnages" calcext:value="contains-text(&quot;DeleteOther&quot;)" calcext:base-cell-address="Indice.B5"/>
            <calcext:condition calcext:apply-style-name="cellule narrateur" calcext:value="contains-text(&quot;Narrator&quot;)" calcext:base-cell-address="Indice.B5"/>
            <calcext:condition calcext:apply-style-name="cellule set choice" calcext:value="contains-text(&quot;SetChoices&quot;)" calcext:base-cell-address="Indice.B5"/>
            <calcext:condition calcext:apply-style-name="cellule dialogues" calcext:value="contains-text(&quot;PlayerSpeak&quot;)" calcext:base-cell-address="Indice.B5"/>
            <calcext:condition calcext:apply-style-name="cellule dialogues" calcext:value="contains-text(&quot;OtherSpeak&quot;)" calcext:base-cell-address="Indice.B5"/>
            <calcext:condition calcext:apply-style-name="cellule argent" calcext:value="contains-text(&quot;CheckGold&quot;)" calcext:base-cell-address="Indice.B5"/>
            <calcext:condition calcext:apply-style-name="cellule argent" calcext:value="contains-text(&quot;RemoveGold&quot;)" calcext:base-cell-address="Indice.B5"/>
            <calcext:condition calcext:apply-style-name="cellule argent" calcext:value="contains-text(&quot;AddGold&quot;)" calcext:base-cell-address="Indice.B5"/>
            <calcext:condition calcext:apply-style-name="cellule argent" calcext:value="contains-text(&quot;Loot&quot;)" calcext:base-cell-address="Indice.B5"/>
            <calcext:condition calcext:apply-style-name="cellule argent" calcext:value="contains-text(&quot;Trade&quot;)" calcext:base-cell-address="Indice.B5"/>
            <calcext:condition calcext:apply-style-name="cellule combat" calcext:value="contains-text(&quot;LaunchCombat&quot;)" calcext:base-cell-address="Indice.B5"/>
            <calcext:condition calcext:apply-style-name="cellule indice" calcext:value="contains-text(&quot;CheckFormula&quot;)" calcext:base-cell-address="Indice.B5"/>
            <calcext:condition calcext:apply-style-name="cellule indice" calcext:value="contains-text(&quot;GiveDirection&quot;)" calcext:base-cell-address="Indice.B5"/>
            <calcext:condition calcext:apply-style-name="cellule temps" calcext:value="contains-text(&quot;SetWeather&quot;)" calcext:base-cell-address="Indice.B5"/>
            <calcext:condition calcext:apply-style-name="cellule temps" calcext:value="contains-text(&quot;SwitchWeather&quot;)" calcext:base-cell-address="Indice.B5"/>
            <calcext:condition calcext:apply-style-name="cellule temps" calcext:value="contains-text(&quot;NextDay&quot;)" calcext:base-cell-address="Indice.B5"/>
            <calcext:condition calcext:apply-style-name="cellule temps" calcext:value="contains-text(&quot;CheckDay&quot;)" calcext:base-cell-address="Indice.B5"/>
            <calcext:condition calcext:apply-style-name="cellule histoire" calcext:value="contains-text(&quot;Leave&quot;)" calcext:base-cell-address="Indice.B5"/>
            <calcext:condition calcext:apply-style-name="cellule choice" calcext:value="contains-text(&quot;Choice&quot;)" calcext:base-cell-address="Indice.B5"/>
            <calcext:condition calcext:apply-style-name="cellule d'erreur" calcext:value="!=&quot;&quot;" calcext:base-cell-address="Indice.B5"/>
          </calcext:conditional-format>
          <calcext:conditional-format calcext:target-range-address="Naufragé.B5:Naufragé.D5 Naufragé.D6:Naufragé.D7 Naufragé.B11:Naufragé.B11 Naufragé.B9:Naufragé.B9 Naufragé.B12:Naufragé.B12 Naufragé.D15:Naufragé.D21 Naufragé.B16:Naufragé.B21 Naufragé.C13:Naufragé.C16 Naufragé.C9:Naufragé.C11 Naufragé.C18:Naufragé.C21">
            <calcext:condition calcext:apply-style-name="cellule histoire" calcext:value="contains-text(&quot;GoTo&quot;)" calcext:base-cell-address="Indice.B5"/>
            <calcext:condition calcext:apply-style-name="cellule histoire" calcext:value="contains-text(&quot;Conclude&quot;)" calcext:base-cell-address="Indice.B5"/>
            <calcext:condition calcext:apply-style-name="cellule random" calcext:value="contains-text(&quot;RandomPercent&quot;)" calcext:base-cell-address="Indice.B5"/>
            <calcext:condition calcext:apply-style-name="cellule random" calcext:value="contains-text(&quot;RandomRange&quot;)" calcext:base-cell-address="Indice.B5"/>
            <calcext:condition calcext:apply-style-name="cellule personnages" calcext:value="contains-text(&quot;NewCrew&quot;)" calcext:base-cell-address="Indice.B5"/>
            <calcext:condition calcext:apply-style-name="cellule personnages" calcext:value="contains-text(&quot;NewCharacter&quot;)" calcext:base-cell-address="Indice.B5"/>
            <calcext:condition calcext:apply-style-name="cellule personnages" calcext:value="contains-text(&quot;HideOther&quot;)" calcext:base-cell-address="Indice.B5"/>
            <calcext:condition calcext:apply-style-name="cellule personnages" calcext:value="contains-text(&quot;DeleteOther&quot;)" calcext:base-cell-address="Indice.B5"/>
            <calcext:condition calcext:apply-style-name="cellule narrateur" calcext:value="contains-text(&quot;Narrator&quot;)" calcext:base-cell-address="Indice.B5"/>
            <calcext:condition calcext:apply-style-name="cellule set choice" calcext:value="contains-text(&quot;SetChoices&quot;)" calcext:base-cell-address="Indice.B5"/>
            <calcext:condition calcext:apply-style-name="cellule dialogues" calcext:value="contains-text(&quot;PlayerSpeak&quot;)" calcext:base-cell-address="Indice.B5"/>
            <calcext:condition calcext:apply-style-name="cellule dialogues" calcext:value="contains-text(&quot;OtherSpeak&quot;)" calcext:base-cell-address="Indice.B5"/>
            <calcext:condition calcext:apply-style-name="cellule argent" calcext:value="contains-text(&quot;CheckGold&quot;)" calcext:base-cell-address="Indice.B5"/>
            <calcext:condition calcext:apply-style-name="cellule argent" calcext:value="contains-text(&quot;RemoveGold&quot;)" calcext:base-cell-address="Indice.B5"/>
            <calcext:condition calcext:apply-style-name="cellule argent" calcext:value="contains-text(&quot;AddGold&quot;)" calcext:base-cell-address="Indice.B5"/>
            <calcext:condition calcext:apply-style-name="cellule argent" calcext:value="contains-text(&quot;Loot&quot;)" calcext:base-cell-address="Indice.B5"/>
            <calcext:condition calcext:apply-style-name="cellule argent" calcext:value="contains-text(&quot;Trade&quot;)" calcext:base-cell-address="Indice.B5"/>
            <calcext:condition calcext:apply-style-name="cellule combat" calcext:value="contains-text(&quot;LaunchCombat&quot;)" calcext:base-cell-address="Indice.B5"/>
            <calcext:condition calcext:apply-style-name="cellule indice" calcext:value="contains-text(&quot;CheckFormula&quot;)" calcext:base-cell-address="Indice.B5"/>
            <calcext:condition calcext:apply-style-name="cellule indice" calcext:value="contains-text(&quot;GiveDirection&quot;)" calcext:base-cell-address="Indice.B5"/>
            <calcext:condition calcext:apply-style-name="cellule temps" calcext:value="contains-text(&quot;SetWeather&quot;)" calcext:base-cell-address="Indice.B5"/>
            <calcext:condition calcext:apply-style-name="cellule temps" calcext:value="contains-text(&quot;SwitchWeather&quot;)" calcext:base-cell-address="Indice.B5"/>
            <calcext:condition calcext:apply-style-name="cellule temps" calcext:value="contains-text(&quot;NextDay&quot;)" calcext:base-cell-address="Indice.B5"/>
            <calcext:condition calcext:apply-style-name="cellule temps" calcext:value="contains-text(&quot;CheckDay&quot;)" calcext:base-cell-address="Indice.B5"/>
            <calcext:condition calcext:apply-style-name="cellule histoire" calcext:value="contains-text(&quot;Leave&quot;)" calcext:base-cell-address="Indice.B5"/>
            <calcext:condition calcext:apply-style-name="cellule choice" calcext:value="contains-text(&quot;Choice&quot;)" calcext:base-cell-address="Indice.B5"/>
            <calcext:condition calcext:apply-style-name="cellule d'erreur" calcext:value="!=&quot;&quot;" calcext:base-cell-address="Indice.B5"/>
          </calcext:conditional-format>
          <calcext:conditional-format calcext:target-range-address="Naufragé.B10:Naufragé.B10">
            <calcext:condition calcext:apply-style-name="cellule histoire" calcext:value="contains-text(&quot;GoTo&quot;)" calcext:base-cell-address="Indice.B10"/>
            <calcext:condition calcext:apply-style-name="cellule histoire" calcext:value="contains-text(&quot;Conclude&quot;)" calcext:base-cell-address="Indice.B10"/>
            <calcext:condition calcext:apply-style-name="cellule random" calcext:value="contains-text(&quot;RandomPercent&quot;)" calcext:base-cell-address="Indice.B10"/>
            <calcext:condition calcext:apply-style-name="cellule random" calcext:value="contains-text(&quot;RandomRange&quot;)" calcext:base-cell-address="Indice.B10"/>
            <calcext:condition calcext:apply-style-name="cellule personnages" calcext:value="contains-text(&quot;NewCrew&quot;)" calcext:base-cell-address="Indice.B10"/>
            <calcext:condition calcext:apply-style-name="cellule personnages" calcext:value="contains-text(&quot;NewCharacter&quot;)" calcext:base-cell-address="Indice.B10"/>
            <calcext:condition calcext:apply-style-name="cellule personnages" calcext:value="contains-text(&quot;HideOther&quot;)" calcext:base-cell-address="Indice.B10"/>
            <calcext:condition calcext:apply-style-name="cellule personnages" calcext:value="contains-text(&quot;DeleteOther&quot;)" calcext:base-cell-address="Indice.B10"/>
            <calcext:condition calcext:apply-style-name="cellule narrateur" calcext:value="contains-text(&quot;Narrator&quot;)" calcext:base-cell-address="Indice.B10"/>
            <calcext:condition calcext:apply-style-name="cellule set choice" calcext:value="contains-text(&quot;SetChoices&quot;)" calcext:base-cell-address="Indice.B10"/>
            <calcext:condition calcext:apply-style-name="cellule dialogues" calcext:value="contains-text(&quot;PlayerSpeak&quot;)" calcext:base-cell-address="Indice.B10"/>
            <calcext:condition calcext:apply-style-name="cellule dialogues" calcext:value="contains-text(&quot;OtherSpeak&quot;)" calcext:base-cell-address="Indice.B10"/>
            <calcext:condition calcext:apply-style-name="cellule argent" calcext:value="contains-text(&quot;CheckGold&quot;)" calcext:base-cell-address="Indice.B10"/>
            <calcext:condition calcext:apply-style-name="cellule argent" calcext:value="contains-text(&quot;RemoveGold&quot;)" calcext:base-cell-address="Indice.B10"/>
            <calcext:condition calcext:apply-style-name="cellule argent" calcext:value="contains-text(&quot;AddGold&quot;)" calcext:base-cell-address="Indice.B10"/>
            <calcext:condition calcext:apply-style-name="cellule argent" calcext:value="contains-text(&quot;Loot&quot;)" calcext:base-cell-address="Indice.B10"/>
            <calcext:condition calcext:apply-style-name="cellule argent" calcext:value="contains-text(&quot;Trade&quot;)" calcext:base-cell-address="Indice.B10"/>
            <calcext:condition calcext:apply-style-name="cellule combat" calcext:value="contains-text(&quot;LaunchCombat&quot;)" calcext:base-cell-address="Indice.B10"/>
            <calcext:condition calcext:apply-style-name="cellule indice" calcext:value="contains-text(&quot;CheckFormula&quot;)" calcext:base-cell-address="Indice.B10"/>
            <calcext:condition calcext:apply-style-name="cellule indice" calcext:value="contains-text(&quot;GiveDirection&quot;)" calcext:base-cell-address="Indice.B10"/>
            <calcext:condition calcext:apply-style-name="cellule temps" calcext:value="contains-text(&quot;SetWeather&quot;)" calcext:base-cell-address="Indice.B10"/>
            <calcext:condition calcext:apply-style-name="cellule temps" calcext:value="contains-text(&quot;SwitchWeather&quot;)" calcext:base-cell-address="Indice.B10"/>
            <calcext:condition calcext:apply-style-name="cellule temps" calcext:value="contains-text(&quot;NextDay&quot;)" calcext:base-cell-address="Indice.B10"/>
            <calcext:condition calcext:apply-style-name="cellule temps" calcext:value="contains-text(&quot;CheckDay&quot;)" calcext:base-cell-address="Indice.B10"/>
            <calcext:condition calcext:apply-style-name="cellule histoire" calcext:value="contains-text(&quot;Leave&quot;)" calcext:base-cell-address="Indice.B10"/>
            <calcext:condition calcext:apply-style-name="cellule choice" calcext:value="contains-text(&quot;Choice&quot;)" calcext:base-cell-address="Indice.B10"/>
            <calcext:condition calcext:apply-style-name="cellule d'erreur" calcext:value="!=&quot;&quot;" calcext:base-cell-address="Indice.B10"/>
          </calcext:conditional-format>
          <calcext:conditional-format calcext:target-range-address="Naufragé.F7:Naufragé.F7">
            <calcext:condition calcext:apply-style-name="cellule histoire" calcext:value="contains-text(&quot;GoTo&quot;)" calcext:base-cell-address="Indice.F7"/>
            <calcext:condition calcext:apply-style-name="cellule histoire" calcext:value="contains-text(&quot;Conclude&quot;)" calcext:base-cell-address="Indice.F7"/>
            <calcext:condition calcext:apply-style-name="cellule random" calcext:value="contains-text(&quot;RandomPercent&quot;)" calcext:base-cell-address="Indice.F7"/>
            <calcext:condition calcext:apply-style-name="cellule random" calcext:value="contains-text(&quot;RandomRange&quot;)" calcext:base-cell-address="Indice.F7"/>
            <calcext:condition calcext:apply-style-name="cellule personnages" calcext:value="contains-text(&quot;NewCrew&quot;)" calcext:base-cell-address="Indice.F7"/>
            <calcext:condition calcext:apply-style-name="cellule personnages" calcext:value="contains-text(&quot;NewCharacter&quot;)" calcext:base-cell-address="Indice.F7"/>
            <calcext:condition calcext:apply-style-name="cellule personnages" calcext:value="contains-text(&quot;HideOther&quot;)" calcext:base-cell-address="Indice.F7"/>
            <calcext:condition calcext:apply-style-name="cellule personnages" calcext:value="contains-text(&quot;DeleteOther&quot;)" calcext:base-cell-address="Indice.F7"/>
            <calcext:condition calcext:apply-style-name="cellule narrateur" calcext:value="contains-text(&quot;Narrator&quot;)" calcext:base-cell-address="Indice.F7"/>
            <calcext:condition calcext:apply-style-name="cellule set choice" calcext:value="contains-text(&quot;SetChoices&quot;)" calcext:base-cell-address="Indice.F7"/>
            <calcext:condition calcext:apply-style-name="cellule dialogues" calcext:value="contains-text(&quot;PlayerSpeak&quot;)" calcext:base-cell-address="Indice.F7"/>
            <calcext:condition calcext:apply-style-name="cellule dialogues" calcext:value="contains-text(&quot;OtherSpeak&quot;)" calcext:base-cell-address="Indice.F7"/>
            <calcext:condition calcext:apply-style-name="cellule argent" calcext:value="contains-text(&quot;CheckGold&quot;)" calcext:base-cell-address="Indice.F7"/>
            <calcext:condition calcext:apply-style-name="cellule argent" calcext:value="contains-text(&quot;RemoveGold&quot;)" calcext:base-cell-address="Indice.F7"/>
            <calcext:condition calcext:apply-style-name="cellule argent" calcext:value="contains-text(&quot;AddGold&quot;)" calcext:base-cell-address="Indice.F7"/>
            <calcext:condition calcext:apply-style-name="cellule argent" calcext:value="contains-text(&quot;Loot&quot;)" calcext:base-cell-address="Indice.F7"/>
            <calcext:condition calcext:apply-style-name="cellule argent" calcext:value="contains-text(&quot;Trade&quot;)" calcext:base-cell-address="Indice.F7"/>
            <calcext:condition calcext:apply-style-name="cellule combat" calcext:value="contains-text(&quot;LaunchCombat&quot;)" calcext:base-cell-address="Indice.F7"/>
            <calcext:condition calcext:apply-style-name="cellule indice" calcext:value="contains-text(&quot;CheckFormula&quot;)" calcext:base-cell-address="Indice.F7"/>
            <calcext:condition calcext:apply-style-name="cellule indice" calcext:value="contains-text(&quot;GiveDirection&quot;)" calcext:base-cell-address="Indice.F7"/>
            <calcext:condition calcext:apply-style-name="cellule temps" calcext:value="contains-text(&quot;SetWeather&quot;)" calcext:base-cell-address="Indice.F7"/>
            <calcext:condition calcext:apply-style-name="cellule temps" calcext:value="contains-text(&quot;SwitchWeather&quot;)" calcext:base-cell-address="Indice.F7"/>
            <calcext:condition calcext:apply-style-name="cellule temps" calcext:value="contains-text(&quot;NextDay&quot;)" calcext:base-cell-address="Indice.F7"/>
            <calcext:condition calcext:apply-style-name="cellule temps" calcext:value="contains-text(&quot;CheckDay&quot;)" calcext:base-cell-address="Indice.F7"/>
            <calcext:condition calcext:apply-style-name="cellule histoire" calcext:value="contains-text(&quot;Leave&quot;)" calcext:base-cell-address="Indice.F7"/>
            <calcext:condition calcext:apply-style-name="cellule choice" calcext:value="contains-text(&quot;Choice&quot;)" calcext:base-cell-address="Indice.F7"/>
            <calcext:condition calcext:apply-style-name="cellule d'erreur" calcext:value="!=&quot;&quot;" calcext:base-cell-address="Indice.F7"/>
          </calcext:conditional-format>
          <calcext:conditional-format calcext:target-range-address="Naufragé.B8:Naufragé.B8">
            <calcext:condition calcext:apply-style-name="cellule histoire" calcext:value="contains-text(&quot;GoTo&quot;)" calcext:base-cell-address="Indice.B8"/>
            <calcext:condition calcext:apply-style-name="cellule histoire" calcext:value="contains-text(&quot;Conclude&quot;)" calcext:base-cell-address="Indice.B8"/>
            <calcext:condition calcext:apply-style-name="cellule random" calcext:value="contains-text(&quot;RandomPercent&quot;)" calcext:base-cell-address="Indice.B8"/>
            <calcext:condition calcext:apply-style-name="cellule random" calcext:value="contains-text(&quot;RandomRange&quot;)" calcext:base-cell-address="Indice.B8"/>
            <calcext:condition calcext:apply-style-name="cellule personnages" calcext:value="contains-text(&quot;NewCrew&quot;)" calcext:base-cell-address="Indice.B8"/>
            <calcext:condition calcext:apply-style-name="cellule personnages" calcext:value="contains-text(&quot;NewCharacter&quot;)" calcext:base-cell-address="Indice.B8"/>
            <calcext:condition calcext:apply-style-name="cellule personnages" calcext:value="contains-text(&quot;HideOther&quot;)" calcext:base-cell-address="Indice.B8"/>
            <calcext:condition calcext:apply-style-name="cellule personnages" calcext:value="contains-text(&quot;DeleteOther&quot;)" calcext:base-cell-address="Indice.B8"/>
            <calcext:condition calcext:apply-style-name="cellule narrateur" calcext:value="contains-text(&quot;Narrator&quot;)" calcext:base-cell-address="Indice.B8"/>
            <calcext:condition calcext:apply-style-name="cellule set choice" calcext:value="contains-text(&quot;SetChoices&quot;)" calcext:base-cell-address="Indice.B8"/>
            <calcext:condition calcext:apply-style-name="cellule dialogues" calcext:value="contains-text(&quot;PlayerSpeak&quot;)" calcext:base-cell-address="Indice.B8"/>
            <calcext:condition calcext:apply-style-name="cellule dialogues" calcext:value="contains-text(&quot;OtherSpeak&quot;)" calcext:base-cell-address="Indice.B8"/>
            <calcext:condition calcext:apply-style-name="cellule argent" calcext:value="contains-text(&quot;CheckGold&quot;)" calcext:base-cell-address="Indice.B8"/>
            <calcext:condition calcext:apply-style-name="cellule argent" calcext:value="contains-text(&quot;RemoveGold&quot;)" calcext:base-cell-address="Indice.B8"/>
            <calcext:condition calcext:apply-style-name="cellule argent" calcext:value="contains-text(&quot;AddGold&quot;)" calcext:base-cell-address="Indice.B8"/>
            <calcext:condition calcext:apply-style-name="cellule argent" calcext:value="contains-text(&quot;Loot&quot;)" calcext:base-cell-address="Indice.B8"/>
            <calcext:condition calcext:apply-style-name="cellule argent" calcext:value="contains-text(&quot;Trade&quot;)" calcext:base-cell-address="Indice.B8"/>
            <calcext:condition calcext:apply-style-name="cellule combat" calcext:value="contains-text(&quot;LaunchCombat&quot;)" calcext:base-cell-address="Indice.B8"/>
            <calcext:condition calcext:apply-style-name="cellule indice" calcext:value="contains-text(&quot;CheckFormula&quot;)" calcext:base-cell-address="Indice.B8"/>
            <calcext:condition calcext:apply-style-name="cellule indice" calcext:value="contains-text(&quot;GiveDirection&quot;)" calcext:base-cell-address="Indice.B8"/>
            <calcext:condition calcext:apply-style-name="cellule temps" calcext:value="contains-text(&quot;SetWeather&quot;)" calcext:base-cell-address="Indice.B8"/>
            <calcext:condition calcext:apply-style-name="cellule temps" calcext:value="contains-text(&quot;SwitchWeather&quot;)" calcext:base-cell-address="Indice.B8"/>
            <calcext:condition calcext:apply-style-name="cellule temps" calcext:value="contains-text(&quot;NextDay&quot;)" calcext:base-cell-address="Indice.B8"/>
            <calcext:condition calcext:apply-style-name="cellule temps" calcext:value="contains-text(&quot;CheckDay&quot;)" calcext:base-cell-address="Indice.B8"/>
            <calcext:condition calcext:apply-style-name="cellule histoire" calcext:value="contains-text(&quot;Leave&quot;)" calcext:base-cell-address="Indice.B8"/>
            <calcext:condition calcext:apply-style-name="cellule choice" calcext:value="contains-text(&quot;Choice&quot;)" calcext:base-cell-address="Indice.B8"/>
            <calcext:condition calcext:apply-style-name="cellule d'erreur" calcext:value="!=&quot;&quot;" calcext:base-cell-address="Indice.B8"/>
          </calcext:conditional-format>
          <calcext:conditional-format calcext:target-range-address="Naufragé.C6:Naufragé.C6">
            <calcext:condition calcext:apply-style-name="cellule histoire" calcext:value="contains-text(&quot;GoTo&quot;)" calcext:base-cell-address="Indice.C6"/>
            <calcext:condition calcext:apply-style-name="cellule histoire" calcext:value="contains-text(&quot;Conclude&quot;)" calcext:base-cell-address="Indice.C6"/>
            <calcext:condition calcext:apply-style-name="cellule random" calcext:value="contains-text(&quot;RandomPercent&quot;)" calcext:base-cell-address="Indice.C6"/>
            <calcext:condition calcext:apply-style-name="cellule random" calcext:value="contains-text(&quot;RandomRange&quot;)" calcext:base-cell-address="Indice.C6"/>
            <calcext:condition calcext:apply-style-name="cellule personnages" calcext:value="contains-text(&quot;NewCrew&quot;)" calcext:base-cell-address="Indice.C6"/>
            <calcext:condition calcext:apply-style-name="cellule personnages" calcext:value="contains-text(&quot;NewCharacter&quot;)" calcext:base-cell-address="Indice.C6"/>
            <calcext:condition calcext:apply-style-name="cellule personnages" calcext:value="contains-text(&quot;HideOther&quot;)" calcext:base-cell-address="Indice.C6"/>
            <calcext:condition calcext:apply-style-name="cellule personnages" calcext:value="contains-text(&quot;DeleteOther&quot;)" calcext:base-cell-address="Indice.C6"/>
            <calcext:condition calcext:apply-style-name="cellule narrateur" calcext:value="contains-text(&quot;Narrator&quot;)" calcext:base-cell-address="Indice.C6"/>
            <calcext:condition calcext:apply-style-name="cellule set choice" calcext:value="contains-text(&quot;SetChoices&quot;)" calcext:base-cell-address="Indice.C6"/>
            <calcext:condition calcext:apply-style-name="cellule dialogues" calcext:value="contains-text(&quot;PlayerSpeak&quot;)" calcext:base-cell-address="Indice.C6"/>
            <calcext:condition calcext:apply-style-name="cellule dialogues" calcext:value="contains-text(&quot;OtherSpeak&quot;)" calcext:base-cell-address="Indice.C6"/>
            <calcext:condition calcext:apply-style-name="cellule argent" calcext:value="contains-text(&quot;CheckGold&quot;)" calcext:base-cell-address="Indice.C6"/>
            <calcext:condition calcext:apply-style-name="cellule argent" calcext:value="contains-text(&quot;RemoveGold&quot;)" calcext:base-cell-address="Indice.C6"/>
            <calcext:condition calcext:apply-style-name="cellule argent" calcext:value="contains-text(&quot;AddGold&quot;)" calcext:base-cell-address="Indice.C6"/>
            <calcext:condition calcext:apply-style-name="cellule argent" calcext:value="contains-text(&quot;Loot&quot;)" calcext:base-cell-address="Indice.C6"/>
            <calcext:condition calcext:apply-style-name="cellule argent" calcext:value="contains-text(&quot;Trade&quot;)" calcext:base-cell-address="Indice.C6"/>
            <calcext:condition calcext:apply-style-name="cellule combat" calcext:value="contains-text(&quot;LaunchCombat&quot;)" calcext:base-cell-address="Indice.C6"/>
            <calcext:condition calcext:apply-style-name="cellule indice" calcext:value="contains-text(&quot;CheckFormula&quot;)" calcext:base-cell-address="Indice.C6"/>
            <calcext:condition calcext:apply-style-name="cellule indice" calcext:value="contains-text(&quot;GiveDirection&quot;)" calcext:base-cell-address="Indice.C6"/>
            <calcext:condition calcext:apply-style-name="cellule temps" calcext:value="contains-text(&quot;SetWeather&quot;)" calcext:base-cell-address="Indice.C6"/>
            <calcext:condition calcext:apply-style-name="cellule temps" calcext:value="contains-text(&quot;SwitchWeather&quot;)" calcext:base-cell-address="Indice.C6"/>
            <calcext:condition calcext:apply-style-name="cellule temps" calcext:value="contains-text(&quot;NextDay&quot;)" calcext:base-cell-address="Indice.C6"/>
            <calcext:condition calcext:apply-style-name="cellule temps" calcext:value="contains-text(&quot;CheckDay&quot;)" calcext:base-cell-address="Indice.C6"/>
            <calcext:condition calcext:apply-style-name="cellule histoire" calcext:value="contains-text(&quot;Leave&quot;)" calcext:base-cell-address="Indice.C6"/>
            <calcext:condition calcext:apply-style-name="cellule choice" calcext:value="contains-text(&quot;Choice&quot;)" calcext:base-cell-address="Indice.C6"/>
            <calcext:condition calcext:apply-style-name="cellule d'erreur" calcext:value="!=&quot;&quot;" calcext:base-cell-address="Indice.C6"/>
          </calcext:conditional-format>
          <calcext:conditional-format calcext:target-range-address="Naufragé.B6:Naufragé.B6">
            <calcext:condition calcext:apply-style-name="cellule histoire" calcext:value="contains-text(&quot;GoTo&quot;)" calcext:base-cell-address="Indice.B6"/>
            <calcext:condition calcext:apply-style-name="cellule histoire" calcext:value="contains-text(&quot;Conclude&quot;)" calcext:base-cell-address="Indice.B6"/>
            <calcext:condition calcext:apply-style-name="cellule random" calcext:value="contains-text(&quot;RandomPercent&quot;)" calcext:base-cell-address="Indice.B6"/>
            <calcext:condition calcext:apply-style-name="cellule random" calcext:value="contains-text(&quot;RandomRange&quot;)" calcext:base-cell-address="Indice.B6"/>
            <calcext:condition calcext:apply-style-name="cellule personnages" calcext:value="contains-text(&quot;NewCrew&quot;)" calcext:base-cell-address="Indice.B6"/>
            <calcext:condition calcext:apply-style-name="cellule personnages" calcext:value="contains-text(&quot;NewCharacter&quot;)" calcext:base-cell-address="Indice.B6"/>
            <calcext:condition calcext:apply-style-name="cellule personnages" calcext:value="contains-text(&quot;HideOther&quot;)" calcext:base-cell-address="Indice.B6"/>
            <calcext:condition calcext:apply-style-name="cellule personnages" calcext:value="contains-text(&quot;DeleteOther&quot;)" calcext:base-cell-address="Indice.B6"/>
            <calcext:condition calcext:apply-style-name="cellule narrateur" calcext:value="contains-text(&quot;Narrator&quot;)" calcext:base-cell-address="Indice.B6"/>
            <calcext:condition calcext:apply-style-name="cellule set choice" calcext:value="contains-text(&quot;SetChoices&quot;)" calcext:base-cell-address="Indice.B6"/>
            <calcext:condition calcext:apply-style-name="cellule dialogues" calcext:value="contains-text(&quot;PlayerSpeak&quot;)" calcext:base-cell-address="Indice.B6"/>
            <calcext:condition calcext:apply-style-name="cellule dialogues" calcext:value="contains-text(&quot;OtherSpeak&quot;)" calcext:base-cell-address="Indice.B6"/>
            <calcext:condition calcext:apply-style-name="cellule argent" calcext:value="contains-text(&quot;CheckGold&quot;)" calcext:base-cell-address="Indice.B6"/>
            <calcext:condition calcext:apply-style-name="cellule argent" calcext:value="contains-text(&quot;RemoveGold&quot;)" calcext:base-cell-address="Indice.B6"/>
            <calcext:condition calcext:apply-style-name="cellule argent" calcext:value="contains-text(&quot;AddGold&quot;)" calcext:base-cell-address="Indice.B6"/>
            <calcext:condition calcext:apply-style-name="cellule argent" calcext:value="contains-text(&quot;Loot&quot;)" calcext:base-cell-address="Indice.B6"/>
            <calcext:condition calcext:apply-style-name="cellule argent" calcext:value="contains-text(&quot;Trade&quot;)" calcext:base-cell-address="Indice.B6"/>
            <calcext:condition calcext:apply-style-name="cellule combat" calcext:value="contains-text(&quot;LaunchCombat&quot;)" calcext:base-cell-address="Indice.B6"/>
            <calcext:condition calcext:apply-style-name="cellule indice" calcext:value="contains-text(&quot;CheckFormula&quot;)" calcext:base-cell-address="Indice.B6"/>
            <calcext:condition calcext:apply-style-name="cellule indice" calcext:value="contains-text(&quot;GiveDirection&quot;)" calcext:base-cell-address="Indice.B6"/>
            <calcext:condition calcext:apply-style-name="cellule temps" calcext:value="contains-text(&quot;SetWeather&quot;)" calcext:base-cell-address="Indice.B6"/>
            <calcext:condition calcext:apply-style-name="cellule temps" calcext:value="contains-text(&quot;SwitchWeather&quot;)" calcext:base-cell-address="Indice.B6"/>
            <calcext:condition calcext:apply-style-name="cellule temps" calcext:value="contains-text(&quot;NextDay&quot;)" calcext:base-cell-address="Indice.B6"/>
            <calcext:condition calcext:apply-style-name="cellule temps" calcext:value="contains-text(&quot;CheckDay&quot;)" calcext:base-cell-address="Indice.B6"/>
            <calcext:condition calcext:apply-style-name="cellule histoire" calcext:value="contains-text(&quot;Leave&quot;)" calcext:base-cell-address="Indice.B6"/>
            <calcext:condition calcext:apply-style-name="cellule choice" calcext:value="contains-text(&quot;Choice&quot;)" calcext:base-cell-address="Indice.B6"/>
            <calcext:condition calcext:apply-style-name="cellule d'erreur" calcext:value="!=&quot;&quot;" calcext:base-cell-address="Indice.B6"/>
          </calcext:conditional-format>
          <calcext:conditional-format calcext:target-range-address="Naufragé.B7:Naufragé.B7">
            <calcext:condition calcext:apply-style-name="cellule histoire" calcext:value="contains-text(&quot;GoTo&quot;)" calcext:base-cell-address="Indice.B7"/>
            <calcext:condition calcext:apply-style-name="cellule histoire" calcext:value="contains-text(&quot;Conclude&quot;)" calcext:base-cell-address="Indice.B7"/>
            <calcext:condition calcext:apply-style-name="cellule random" calcext:value="contains-text(&quot;RandomPercent&quot;)" calcext:base-cell-address="Indice.B7"/>
            <calcext:condition calcext:apply-style-name="cellule random" calcext:value="contains-text(&quot;RandomRange&quot;)" calcext:base-cell-address="Indice.B7"/>
            <calcext:condition calcext:apply-style-name="cellule personnages" calcext:value="contains-text(&quot;NewCrew&quot;)" calcext:base-cell-address="Indice.B7"/>
            <calcext:condition calcext:apply-style-name="cellule personnages" calcext:value="contains-text(&quot;NewCharacter&quot;)" calcext:base-cell-address="Indice.B7"/>
            <calcext:condition calcext:apply-style-name="cellule personnages" calcext:value="contains-text(&quot;HideOther&quot;)" calcext:base-cell-address="Indice.B7"/>
            <calcext:condition calcext:apply-style-name="cellule personnages" calcext:value="contains-text(&quot;DeleteOther&quot;)" calcext:base-cell-address="Indice.B7"/>
            <calcext:condition calcext:apply-style-name="cellule narrateur" calcext:value="contains-text(&quot;Narrator&quot;)" calcext:base-cell-address="Indice.B7"/>
            <calcext:condition calcext:apply-style-name="cellule set choice" calcext:value="contains-text(&quot;SetChoices&quot;)" calcext:base-cell-address="Indice.B7"/>
            <calcext:condition calcext:apply-style-name="cellule dialogues" calcext:value="contains-text(&quot;PlayerSpeak&quot;)" calcext:base-cell-address="Indice.B7"/>
            <calcext:condition calcext:apply-style-name="cellule dialogues" calcext:value="contains-text(&quot;OtherSpeak&quot;)" calcext:base-cell-address="Indice.B7"/>
            <calcext:condition calcext:apply-style-name="cellule argent" calcext:value="contains-text(&quot;CheckGold&quot;)" calcext:base-cell-address="Indice.B7"/>
            <calcext:condition calcext:apply-style-name="cellule argent" calcext:value="contains-text(&quot;RemoveGold&quot;)" calcext:base-cell-address="Indice.B7"/>
            <calcext:condition calcext:apply-style-name="cellule argent" calcext:value="contains-text(&quot;AddGold&quot;)" calcext:base-cell-address="Indice.B7"/>
            <calcext:condition calcext:apply-style-name="cellule argent" calcext:value="contains-text(&quot;Loot&quot;)" calcext:base-cell-address="Indice.B7"/>
            <calcext:condition calcext:apply-style-name="cellule argent" calcext:value="contains-text(&quot;Trade&quot;)" calcext:base-cell-address="Indice.B7"/>
            <calcext:condition calcext:apply-style-name="cellule combat" calcext:value="contains-text(&quot;LaunchCombat&quot;)" calcext:base-cell-address="Indice.B7"/>
            <calcext:condition calcext:apply-style-name="cellule indice" calcext:value="contains-text(&quot;CheckFormula&quot;)" calcext:base-cell-address="Indice.B7"/>
            <calcext:condition calcext:apply-style-name="cellule indice" calcext:value="contains-text(&quot;GiveDirection&quot;)" calcext:base-cell-address="Indice.B7"/>
            <calcext:condition calcext:apply-style-name="cellule temps" calcext:value="contains-text(&quot;SetWeather&quot;)" calcext:base-cell-address="Indice.B7"/>
            <calcext:condition calcext:apply-style-name="cellule temps" calcext:value="contains-text(&quot;SwitchWeather&quot;)" calcext:base-cell-address="Indice.B7"/>
            <calcext:condition calcext:apply-style-name="cellule temps" calcext:value="contains-text(&quot;NextDay&quot;)" calcext:base-cell-address="Indice.B7"/>
            <calcext:condition calcext:apply-style-name="cellule temps" calcext:value="contains-text(&quot;CheckDay&quot;)" calcext:base-cell-address="Indice.B7"/>
            <calcext:condition calcext:apply-style-name="cellule histoire" calcext:value="contains-text(&quot;Leave&quot;)" calcext:base-cell-address="Indice.B7"/>
            <calcext:condition calcext:apply-style-name="cellule choice" calcext:value="contains-text(&quot;Choice&quot;)" calcext:base-cell-address="Indice.B7"/>
            <calcext:condition calcext:apply-style-name="cellule d'erreur" calcext:value="!=&quot;&quot;" calcext:base-cell-address="Indice.B7"/>
          </calcext:conditional-format>
          <calcext:conditional-format calcext:target-range-address="Naufragé.C7:Naufragé.C7">
            <calcext:condition calcext:apply-style-name="cellule histoire" calcext:value="contains-text(&quot;GoTo&quot;)" calcext:base-cell-address="Indice.C7"/>
            <calcext:condition calcext:apply-style-name="cellule histoire" calcext:value="contains-text(&quot;Conclude&quot;)" calcext:base-cell-address="Indice.C7"/>
            <calcext:condition calcext:apply-style-name="cellule random" calcext:value="contains-text(&quot;RandomPercent&quot;)" calcext:base-cell-address="Indice.C7"/>
            <calcext:condition calcext:apply-style-name="cellule random" calcext:value="contains-text(&quot;RandomRange&quot;)" calcext:base-cell-address="Indice.C7"/>
            <calcext:condition calcext:apply-style-name="cellule personnages" calcext:value="contains-text(&quot;NewCrew&quot;)" calcext:base-cell-address="Indice.C7"/>
            <calcext:condition calcext:apply-style-name="cellule personnages" calcext:value="contains-text(&quot;NewCharacter&quot;)" calcext:base-cell-address="Indice.C7"/>
            <calcext:condition calcext:apply-style-name="cellule personnages" calcext:value="contains-text(&quot;HideOther&quot;)" calcext:base-cell-address="Indice.C7"/>
            <calcext:condition calcext:apply-style-name="cellule personnages" calcext:value="contains-text(&quot;DeleteOther&quot;)" calcext:base-cell-address="Indice.C7"/>
            <calcext:condition calcext:apply-style-name="cellule narrateur" calcext:value="contains-text(&quot;Narrator&quot;)" calcext:base-cell-address="Indice.C7"/>
            <calcext:condition calcext:apply-style-name="cellule set choice" calcext:value="contains-text(&quot;SetChoices&quot;)" calcext:base-cell-address="Indice.C7"/>
            <calcext:condition calcext:apply-style-name="cellule dialogues" calcext:value="contains-text(&quot;PlayerSpeak&quot;)" calcext:base-cell-address="Indice.C7"/>
            <calcext:condition calcext:apply-style-name="cellule dialogues" calcext:value="contains-text(&quot;OtherSpeak&quot;)" calcext:base-cell-address="Indice.C7"/>
            <calcext:condition calcext:apply-style-name="cellule argent" calcext:value="contains-text(&quot;CheckGold&quot;)" calcext:base-cell-address="Indice.C7"/>
            <calcext:condition calcext:apply-style-name="cellule argent" calcext:value="contains-text(&quot;RemoveGold&quot;)" calcext:base-cell-address="Indice.C7"/>
            <calcext:condition calcext:apply-style-name="cellule argent" calcext:value="contains-text(&quot;AddGold&quot;)" calcext:base-cell-address="Indice.C7"/>
            <calcext:condition calcext:apply-style-name="cellule argent" calcext:value="contains-text(&quot;Loot&quot;)" calcext:base-cell-address="Indice.C7"/>
            <calcext:condition calcext:apply-style-name="cellule argent" calcext:value="contains-text(&quot;Trade&quot;)" calcext:base-cell-address="Indice.C7"/>
            <calcext:condition calcext:apply-style-name="cellule combat" calcext:value="contains-text(&quot;LaunchCombat&quot;)" calcext:base-cell-address="Indice.C7"/>
            <calcext:condition calcext:apply-style-name="cellule indice" calcext:value="contains-text(&quot;CheckFormula&quot;)" calcext:base-cell-address="Indice.C7"/>
            <calcext:condition calcext:apply-style-name="cellule indice" calcext:value="contains-text(&quot;GiveDirection&quot;)" calcext:base-cell-address="Indice.C7"/>
            <calcext:condition calcext:apply-style-name="cellule temps" calcext:value="contains-text(&quot;SetWeather&quot;)" calcext:base-cell-address="Indice.C7"/>
            <calcext:condition calcext:apply-style-name="cellule temps" calcext:value="contains-text(&quot;SwitchWeather&quot;)" calcext:base-cell-address="Indice.C7"/>
            <calcext:condition calcext:apply-style-name="cellule temps" calcext:value="contains-text(&quot;NextDay&quot;)" calcext:base-cell-address="Indice.C7"/>
            <calcext:condition calcext:apply-style-name="cellule temps" calcext:value="contains-text(&quot;CheckDay&quot;)" calcext:base-cell-address="Indice.C7"/>
            <calcext:condition calcext:apply-style-name="cellule histoire" calcext:value="contains-text(&quot;Leave&quot;)" calcext:base-cell-address="Indice.C7"/>
            <calcext:condition calcext:apply-style-name="cellule choice" calcext:value="contains-text(&quot;Choice&quot;)" calcext:base-cell-address="Indice.C7"/>
            <calcext:condition calcext:apply-style-name="cellule d'erreur" calcext:value="!=&quot;&quot;" calcext:base-cell-address="Indice.C7"/>
          </calcext:conditional-format>
          <calcext:conditional-format calcext:target-range-address="Naufragé.E8:Naufragé.F11">
            <calcext:condition calcext:apply-style-name="cellule histoire" calcext:value="contains-text(&quot;GoTo&quot;)" calcext:base-cell-address="Indice.E8"/>
            <calcext:condition calcext:apply-style-name="cellule histoire" calcext:value="contains-text(&quot;Conclude&quot;)" calcext:base-cell-address="Indice.E8"/>
            <calcext:condition calcext:apply-style-name="cellule random" calcext:value="contains-text(&quot;RandomPercent&quot;)" calcext:base-cell-address="Indice.E8"/>
            <calcext:condition calcext:apply-style-name="cellule random" calcext:value="contains-text(&quot;RandomRange&quot;)" calcext:base-cell-address="Indice.E8"/>
            <calcext:condition calcext:apply-style-name="cellule personnages" calcext:value="contains-text(&quot;NewCrew&quot;)" calcext:base-cell-address="Indice.E8"/>
            <calcext:condition calcext:apply-style-name="cellule personnages" calcext:value="contains-text(&quot;NewCharacter&quot;)" calcext:base-cell-address="Indice.E8"/>
            <calcext:condition calcext:apply-style-name="cellule personnages" calcext:value="contains-text(&quot;HideOther&quot;)" calcext:base-cell-address="Indice.E8"/>
            <calcext:condition calcext:apply-style-name="cellule personnages" calcext:value="contains-text(&quot;DeleteOther&quot;)" calcext:base-cell-address="Indice.E8"/>
            <calcext:condition calcext:apply-style-name="cellule narrateur" calcext:value="contains-text(&quot;Narrator&quot;)" calcext:base-cell-address="Indice.E8"/>
            <calcext:condition calcext:apply-style-name="cellule set choice" calcext:value="contains-text(&quot;SetChoices&quot;)" calcext:base-cell-address="Indice.E8"/>
            <calcext:condition calcext:apply-style-name="cellule dialogues" calcext:value="contains-text(&quot;PlayerSpeak&quot;)" calcext:base-cell-address="Indice.E8"/>
            <calcext:condition calcext:apply-style-name="cellule dialogues" calcext:value="contains-text(&quot;OtherSpeak&quot;)" calcext:base-cell-address="Indice.E8"/>
            <calcext:condition calcext:apply-style-name="cellule argent" calcext:value="contains-text(&quot;CheckGold&quot;)" calcext:base-cell-address="Indice.E8"/>
            <calcext:condition calcext:apply-style-name="cellule argent" calcext:value="contains-text(&quot;RemoveGold&quot;)" calcext:base-cell-address="Indice.E8"/>
            <calcext:condition calcext:apply-style-name="cellule argent" calcext:value="contains-text(&quot;AddGold&quot;)" calcext:base-cell-address="Indice.E8"/>
            <calcext:condition calcext:apply-style-name="cellule argent" calcext:value="contains-text(&quot;Loot&quot;)" calcext:base-cell-address="Indice.E8"/>
            <calcext:condition calcext:apply-style-name="cellule argent" calcext:value="contains-text(&quot;Trade&quot;)" calcext:base-cell-address="Indice.E8"/>
            <calcext:condition calcext:apply-style-name="cellule combat" calcext:value="contains-text(&quot;LaunchCombat&quot;)" calcext:base-cell-address="Indice.E8"/>
            <calcext:condition calcext:apply-style-name="cellule indice" calcext:value="contains-text(&quot;CheckFormula&quot;)" calcext:base-cell-address="Indice.E8"/>
            <calcext:condition calcext:apply-style-name="cellule indice" calcext:value="contains-text(&quot;GiveDirection&quot;)" calcext:base-cell-address="Indice.E8"/>
            <calcext:condition calcext:apply-style-name="cellule temps" calcext:value="contains-text(&quot;SetWeather&quot;)" calcext:base-cell-address="Indice.E8"/>
            <calcext:condition calcext:apply-style-name="cellule temps" calcext:value="contains-text(&quot;SwitchWeather&quot;)" calcext:base-cell-address="Indice.E8"/>
            <calcext:condition calcext:apply-style-name="cellule temps" calcext:value="contains-text(&quot;NextDay&quot;)" calcext:base-cell-address="Indice.E8"/>
            <calcext:condition calcext:apply-style-name="cellule temps" calcext:value="contains-text(&quot;CheckDay&quot;)" calcext:base-cell-address="Indice.E8"/>
            <calcext:condition calcext:apply-style-name="cellule histoire" calcext:value="contains-text(&quot;Leave&quot;)" calcext:base-cell-address="Indice.E8"/>
            <calcext:condition calcext:apply-style-name="cellule choice" calcext:value="contains-text(&quot;Choice&quot;)" calcext:base-cell-address="Indice.E8"/>
            <calcext:condition calcext:apply-style-name="cellule d'erreur" calcext:value="!=&quot;&quot;" calcext:base-cell-address="Indice.E8"/>
          </calcext:conditional-format>
          <calcext:conditional-format calcext:target-range-address="Naufragé.D8:Naufragé.D8 Naufragé.C10:Naufragé.D11 Naufragé.D9:Naufragé.D9 Naufragé.C13:Naufragé.D13 Naufragé.C14:Naufragé.C14">
            <calcext:condition calcext:apply-style-name="cellule histoire" calcext:value="contains-text(&quot;GoTo&quot;)" calcext:base-cell-address="Indice.C8"/>
            <calcext:condition calcext:apply-style-name="cellule histoire" calcext:value="contains-text(&quot;Conclude&quot;)" calcext:base-cell-address="Indice.C8"/>
            <calcext:condition calcext:apply-style-name="cellule random" calcext:value="contains-text(&quot;RandomPercent&quot;)" calcext:base-cell-address="Indice.C8"/>
            <calcext:condition calcext:apply-style-name="cellule random" calcext:value="contains-text(&quot;RandomRange&quot;)" calcext:base-cell-address="Indice.C8"/>
            <calcext:condition calcext:apply-style-name="cellule personnages" calcext:value="contains-text(&quot;NewCrew&quot;)" calcext:base-cell-address="Indice.C8"/>
            <calcext:condition calcext:apply-style-name="cellule personnages" calcext:value="contains-text(&quot;NewCharacter&quot;)" calcext:base-cell-address="Indice.C8"/>
            <calcext:condition calcext:apply-style-name="cellule personnages" calcext:value="contains-text(&quot;HideOther&quot;)" calcext:base-cell-address="Indice.C8"/>
            <calcext:condition calcext:apply-style-name="cellule personnages" calcext:value="contains-text(&quot;DeleteOther&quot;)" calcext:base-cell-address="Indice.C8"/>
            <calcext:condition calcext:apply-style-name="cellule narrateur" calcext:value="contains-text(&quot;Narrator&quot;)" calcext:base-cell-address="Indice.C8"/>
            <calcext:condition calcext:apply-style-name="cellule set choice" calcext:value="contains-text(&quot;SetChoices&quot;)" calcext:base-cell-address="Indice.C8"/>
            <calcext:condition calcext:apply-style-name="cellule dialogues" calcext:value="contains-text(&quot;PlayerSpeak&quot;)" calcext:base-cell-address="Indice.C8"/>
            <calcext:condition calcext:apply-style-name="cellule dialogues" calcext:value="contains-text(&quot;OtherSpeak&quot;)" calcext:base-cell-address="Indice.C8"/>
            <calcext:condition calcext:apply-style-name="cellule argent" calcext:value="contains-text(&quot;CheckGold&quot;)" calcext:base-cell-address="Indice.C8"/>
            <calcext:condition calcext:apply-style-name="cellule argent" calcext:value="contains-text(&quot;RemoveGold&quot;)" calcext:base-cell-address="Indice.C8"/>
            <calcext:condition calcext:apply-style-name="cellule argent" calcext:value="contains-text(&quot;AddGold&quot;)" calcext:base-cell-address="Indice.C8"/>
            <calcext:condition calcext:apply-style-name="cellule argent" calcext:value="contains-text(&quot;Loot&quot;)" calcext:base-cell-address="Indice.C8"/>
            <calcext:condition calcext:apply-style-name="cellule argent" calcext:value="contains-text(&quot;Trade&quot;)" calcext:base-cell-address="Indice.C8"/>
            <calcext:condition calcext:apply-style-name="cellule combat" calcext:value="contains-text(&quot;LaunchCombat&quot;)" calcext:base-cell-address="Indice.C8"/>
            <calcext:condition calcext:apply-style-name="cellule indice" calcext:value="contains-text(&quot;CheckFormula&quot;)" calcext:base-cell-address="Indice.C8"/>
            <calcext:condition calcext:apply-style-name="cellule indice" calcext:value="contains-text(&quot;GiveDirection&quot;)" calcext:base-cell-address="Indice.C8"/>
            <calcext:condition calcext:apply-style-name="cellule temps" calcext:value="contains-text(&quot;SetWeather&quot;)" calcext:base-cell-address="Indice.C8"/>
            <calcext:condition calcext:apply-style-name="cellule temps" calcext:value="contains-text(&quot;SwitchWeather&quot;)" calcext:base-cell-address="Indice.C8"/>
            <calcext:condition calcext:apply-style-name="cellule temps" calcext:value="contains-text(&quot;NextDay&quot;)" calcext:base-cell-address="Indice.C8"/>
            <calcext:condition calcext:apply-style-name="cellule temps" calcext:value="contains-text(&quot;CheckDay&quot;)" calcext:base-cell-address="Indice.C8"/>
            <calcext:condition calcext:apply-style-name="cellule histoire" calcext:value="contains-text(&quot;Leave&quot;)" calcext:base-cell-address="Indice.C8"/>
            <calcext:condition calcext:apply-style-name="cellule choice" calcext:value="contains-text(&quot;Choice&quot;)" calcext:base-cell-address="Indice.C8"/>
            <calcext:condition calcext:apply-style-name="cellule d'erreur" calcext:value="!=&quot;&quot;" calcext:base-cell-address="Indice.C8"/>
          </calcext:conditional-format>
          <calcext:conditional-format calcext:target-range-address="Naufragé.C9:Naufragé.C9">
            <calcext:condition calcext:apply-style-name="cellule histoire" calcext:value="contains-text(&quot;GoTo&quot;)" calcext:base-cell-address="Indice.C9"/>
            <calcext:condition calcext:apply-style-name="cellule histoire" calcext:value="contains-text(&quot;Conclude&quot;)" calcext:base-cell-address="Indice.C9"/>
            <calcext:condition calcext:apply-style-name="cellule random" calcext:value="contains-text(&quot;RandomPercent&quot;)" calcext:base-cell-address="Indice.C9"/>
            <calcext:condition calcext:apply-style-name="cellule random" calcext:value="contains-text(&quot;RandomRange&quot;)" calcext:base-cell-address="Indice.C9"/>
            <calcext:condition calcext:apply-style-name="cellule personnages" calcext:value="contains-text(&quot;NewCrew&quot;)" calcext:base-cell-address="Indice.C9"/>
            <calcext:condition calcext:apply-style-name="cellule personnages" calcext:value="contains-text(&quot;NewCharacter&quot;)" calcext:base-cell-address="Indice.C9"/>
            <calcext:condition calcext:apply-style-name="cellule personnages" calcext:value="contains-text(&quot;HideOther&quot;)" calcext:base-cell-address="Indice.C9"/>
            <calcext:condition calcext:apply-style-name="cellule personnages" calcext:value="contains-text(&quot;DeleteOther&quot;)" calcext:base-cell-address="Indice.C9"/>
            <calcext:condition calcext:apply-style-name="cellule narrateur" calcext:value="contains-text(&quot;Narrator&quot;)" calcext:base-cell-address="Indice.C9"/>
            <calcext:condition calcext:apply-style-name="cellule set choice" calcext:value="contains-text(&quot;SetChoices&quot;)" calcext:base-cell-address="Indice.C9"/>
            <calcext:condition calcext:apply-style-name="cellule dialogues" calcext:value="contains-text(&quot;PlayerSpeak&quot;)" calcext:base-cell-address="Indice.C9"/>
            <calcext:condition calcext:apply-style-name="cellule dialogues" calcext:value="contains-text(&quot;OtherSpeak&quot;)" calcext:base-cell-address="Indice.C9"/>
            <calcext:condition calcext:apply-style-name="cellule argent" calcext:value="contains-text(&quot;CheckGold&quot;)" calcext:base-cell-address="Indice.C9"/>
            <calcext:condition calcext:apply-style-name="cellule argent" calcext:value="contains-text(&quot;RemoveGold&quot;)" calcext:base-cell-address="Indice.C9"/>
            <calcext:condition calcext:apply-style-name="cellule argent" calcext:value="contains-text(&quot;AddGold&quot;)" calcext:base-cell-address="Indice.C9"/>
            <calcext:condition calcext:apply-style-name="cellule argent" calcext:value="contains-text(&quot;Loot&quot;)" calcext:base-cell-address="Indice.C9"/>
            <calcext:condition calcext:apply-style-name="cellule argent" calcext:value="contains-text(&quot;Trade&quot;)" calcext:base-cell-address="Indice.C9"/>
            <calcext:condition calcext:apply-style-name="cellule combat" calcext:value="contains-text(&quot;LaunchCombat&quot;)" calcext:base-cell-address="Indice.C9"/>
            <calcext:condition calcext:apply-style-name="cellule indice" calcext:value="contains-text(&quot;CheckFormula&quot;)" calcext:base-cell-address="Indice.C9"/>
            <calcext:condition calcext:apply-style-name="cellule indice" calcext:value="contains-text(&quot;GiveDirection&quot;)" calcext:base-cell-address="Indice.C9"/>
            <calcext:condition calcext:apply-style-name="cellule temps" calcext:value="contains-text(&quot;SetWeather&quot;)" calcext:base-cell-address="Indice.C9"/>
            <calcext:condition calcext:apply-style-name="cellule temps" calcext:value="contains-text(&quot;SwitchWeather&quot;)" calcext:base-cell-address="Indice.C9"/>
            <calcext:condition calcext:apply-style-name="cellule temps" calcext:value="contains-text(&quot;NextDay&quot;)" calcext:base-cell-address="Indice.C9"/>
            <calcext:condition calcext:apply-style-name="cellule temps" calcext:value="contains-text(&quot;CheckDay&quot;)" calcext:base-cell-address="Indice.C9"/>
            <calcext:condition calcext:apply-style-name="cellule histoire" calcext:value="contains-text(&quot;Leave&quot;)" calcext:base-cell-address="Indice.C9"/>
            <calcext:condition calcext:apply-style-name="cellule choice" calcext:value="contains-text(&quot;Choice&quot;)" calcext:base-cell-address="Indice.C9"/>
            <calcext:condition calcext:apply-style-name="cellule d'erreur" calcext:value="!=&quot;&quot;" calcext:base-cell-address="Indice.C9"/>
          </calcext:conditional-format>
          <calcext:conditional-format calcext:target-range-address="Naufragé.D14:Naufragé.D14">
            <calcext:condition calcext:apply-style-name="cellule histoire" calcext:value="contains-text(&quot;GoTo&quot;)" calcext:base-cell-address="Indice.D14"/>
            <calcext:condition calcext:apply-style-name="cellule histoire" calcext:value="contains-text(&quot;Conclude&quot;)" calcext:base-cell-address="Indice.D14"/>
            <calcext:condition calcext:apply-style-name="cellule random" calcext:value="contains-text(&quot;RandomPercent&quot;)" calcext:base-cell-address="Indice.D14"/>
            <calcext:condition calcext:apply-style-name="cellule random" calcext:value="contains-text(&quot;RandomRange&quot;)" calcext:base-cell-address="Indice.D14"/>
            <calcext:condition calcext:apply-style-name="cellule personnages" calcext:value="contains-text(&quot;NewCrew&quot;)" calcext:base-cell-address="Indice.D14"/>
            <calcext:condition calcext:apply-style-name="cellule personnages" calcext:value="contains-text(&quot;NewCharacter&quot;)" calcext:base-cell-address="Indice.D14"/>
            <calcext:condition calcext:apply-style-name="cellule personnages" calcext:value="contains-text(&quot;HideOther&quot;)" calcext:base-cell-address="Indice.D14"/>
            <calcext:condition calcext:apply-style-name="cellule personnages" calcext:value="contains-text(&quot;DeleteOther&quot;)" calcext:base-cell-address="Indice.D14"/>
            <calcext:condition calcext:apply-style-name="cellule narrateur" calcext:value="contains-text(&quot;Narrator&quot;)" calcext:base-cell-address="Indice.D14"/>
            <calcext:condition calcext:apply-style-name="cellule set choice" calcext:value="contains-text(&quot;SetChoices&quot;)" calcext:base-cell-address="Indice.D14"/>
            <calcext:condition calcext:apply-style-name="cellule dialogues" calcext:value="contains-text(&quot;PlayerSpeak&quot;)" calcext:base-cell-address="Indice.D14"/>
            <calcext:condition calcext:apply-style-name="cellule dialogues" calcext:value="contains-text(&quot;OtherSpeak&quot;)" calcext:base-cell-address="Indice.D14"/>
            <calcext:condition calcext:apply-style-name="cellule argent" calcext:value="contains-text(&quot;CheckGold&quot;)" calcext:base-cell-address="Indice.D14"/>
            <calcext:condition calcext:apply-style-name="cellule argent" calcext:value="contains-text(&quot;RemoveGold&quot;)" calcext:base-cell-address="Indice.D14"/>
            <calcext:condition calcext:apply-style-name="cellule argent" calcext:value="contains-text(&quot;AddGold&quot;)" calcext:base-cell-address="Indice.D14"/>
            <calcext:condition calcext:apply-style-name="cellule argent" calcext:value="contains-text(&quot;Loot&quot;)" calcext:base-cell-address="Indice.D14"/>
            <calcext:condition calcext:apply-style-name="cellule argent" calcext:value="contains-text(&quot;Trade&quot;)" calcext:base-cell-address="Indice.D14"/>
            <calcext:condition calcext:apply-style-name="cellule combat" calcext:value="contains-text(&quot;LaunchCombat&quot;)" calcext:base-cell-address="Indice.D14"/>
            <calcext:condition calcext:apply-style-name="cellule indice" calcext:value="contains-text(&quot;CheckFormula&quot;)" calcext:base-cell-address="Indice.D14"/>
            <calcext:condition calcext:apply-style-name="cellule indice" calcext:value="contains-text(&quot;GiveDirection&quot;)" calcext:base-cell-address="Indice.D14"/>
            <calcext:condition calcext:apply-style-name="cellule temps" calcext:value="contains-text(&quot;SetWeather&quot;)" calcext:base-cell-address="Indice.D14"/>
            <calcext:condition calcext:apply-style-name="cellule temps" calcext:value="contains-text(&quot;SwitchWeather&quot;)" calcext:base-cell-address="Indice.D14"/>
            <calcext:condition calcext:apply-style-name="cellule temps" calcext:value="contains-text(&quot;NextDay&quot;)" calcext:base-cell-address="Indice.D14"/>
            <calcext:condition calcext:apply-style-name="cellule temps" calcext:value="contains-text(&quot;CheckDay&quot;)" calcext:base-cell-address="Indice.D14"/>
            <calcext:condition calcext:apply-style-name="cellule histoire" calcext:value="contains-text(&quot;Leave&quot;)" calcext:base-cell-address="Indice.D14"/>
            <calcext:condition calcext:apply-style-name="cellule choice" calcext:value="contains-text(&quot;Choice&quot;)" calcext:base-cell-address="Indice.D14"/>
            <calcext:condition calcext:apply-style-name="cellule d'erreur" calcext:value="!=&quot;&quot;" calcext:base-cell-address="Indice.D14"/>
          </calcext:conditional-format>
          <calcext:conditional-format calcext:target-range-address="Naufragé.D12:Naufragé.D12">
            <calcext:condition calcext:apply-style-name="cellule histoire" calcext:value="contains-text(&quot;GoTo&quot;)" calcext:base-cell-address="Indice.D12"/>
            <calcext:condition calcext:apply-style-name="cellule histoire" calcext:value="contains-text(&quot;Conclude&quot;)" calcext:base-cell-address="Indice.D12"/>
            <calcext:condition calcext:apply-style-name="cellule random" calcext:value="contains-text(&quot;RandomPercent&quot;)" calcext:base-cell-address="Indice.D12"/>
            <calcext:condition calcext:apply-style-name="cellule random" calcext:value="contains-text(&quot;RandomRange&quot;)" calcext:base-cell-address="Indice.D12"/>
            <calcext:condition calcext:apply-style-name="cellule personnages" calcext:value="contains-text(&quot;NewCrew&quot;)" calcext:base-cell-address="Indice.D12"/>
            <calcext:condition calcext:apply-style-name="cellule personnages" calcext:value="contains-text(&quot;NewCharacter&quot;)" calcext:base-cell-address="Indice.D12"/>
            <calcext:condition calcext:apply-style-name="cellule personnages" calcext:value="contains-text(&quot;HideOther&quot;)" calcext:base-cell-address="Indice.D12"/>
            <calcext:condition calcext:apply-style-name="cellule personnages" calcext:value="contains-text(&quot;DeleteOther&quot;)" calcext:base-cell-address="Indice.D12"/>
            <calcext:condition calcext:apply-style-name="cellule narrateur" calcext:value="contains-text(&quot;Narrator&quot;)" calcext:base-cell-address="Indice.D12"/>
            <calcext:condition calcext:apply-style-name="cellule set choice" calcext:value="contains-text(&quot;SetChoices&quot;)" calcext:base-cell-address="Indice.D12"/>
            <calcext:condition calcext:apply-style-name="cellule dialogues" calcext:value="contains-text(&quot;PlayerSpeak&quot;)" calcext:base-cell-address="Indice.D12"/>
            <calcext:condition calcext:apply-style-name="cellule dialogues" calcext:value="contains-text(&quot;OtherSpeak&quot;)" calcext:base-cell-address="Indice.D12"/>
            <calcext:condition calcext:apply-style-name="cellule argent" calcext:value="contains-text(&quot;CheckGold&quot;)" calcext:base-cell-address="Indice.D12"/>
            <calcext:condition calcext:apply-style-name="cellule argent" calcext:value="contains-text(&quot;RemoveGold&quot;)" calcext:base-cell-address="Indice.D12"/>
            <calcext:condition calcext:apply-style-name="cellule argent" calcext:value="contains-text(&quot;AddGold&quot;)" calcext:base-cell-address="Indice.D12"/>
            <calcext:condition calcext:apply-style-name="cellule argent" calcext:value="contains-text(&quot;Loot&quot;)" calcext:base-cell-address="Indice.D12"/>
            <calcext:condition calcext:apply-style-name="cellule argent" calcext:value="contains-text(&quot;Trade&quot;)" calcext:base-cell-address="Indice.D12"/>
            <calcext:condition calcext:apply-style-name="cellule combat" calcext:value="contains-text(&quot;LaunchCombat&quot;)" calcext:base-cell-address="Indice.D12"/>
            <calcext:condition calcext:apply-style-name="cellule indice" calcext:value="contains-text(&quot;CheckFormula&quot;)" calcext:base-cell-address="Indice.D12"/>
            <calcext:condition calcext:apply-style-name="cellule indice" calcext:value="contains-text(&quot;GiveDirection&quot;)" calcext:base-cell-address="Indice.D12"/>
            <calcext:condition calcext:apply-style-name="cellule temps" calcext:value="contains-text(&quot;SetWeather&quot;)" calcext:base-cell-address="Indice.D12"/>
            <calcext:condition calcext:apply-style-name="cellule temps" calcext:value="contains-text(&quot;SwitchWeather&quot;)" calcext:base-cell-address="Indice.D12"/>
            <calcext:condition calcext:apply-style-name="cellule temps" calcext:value="contains-text(&quot;NextDay&quot;)" calcext:base-cell-address="Indice.D12"/>
            <calcext:condition calcext:apply-style-name="cellule temps" calcext:value="contains-text(&quot;CheckDay&quot;)" calcext:base-cell-address="Indice.D12"/>
            <calcext:condition calcext:apply-style-name="cellule histoire" calcext:value="contains-text(&quot;Leave&quot;)" calcext:base-cell-address="Indice.D12"/>
            <calcext:condition calcext:apply-style-name="cellule choice" calcext:value="contains-text(&quot;Choice&quot;)" calcext:base-cell-address="Indice.D12"/>
            <calcext:condition calcext:apply-style-name="cellule d'erreur" calcext:value="!=&quot;&quot;" calcext:base-cell-address="Indice.D12"/>
          </calcext:conditional-format>
          <calcext:conditional-format calcext:target-range-address="Naufragé.D12:Naufragé.D12">
            <calcext:condition calcext:apply-style-name="cellule histoire" calcext:value="contains-text(&quot;GoTo&quot;)" calcext:base-cell-address="Indice.D12"/>
            <calcext:condition calcext:apply-style-name="cellule histoire" calcext:value="contains-text(&quot;Conclude&quot;)" calcext:base-cell-address="Indice.D12"/>
            <calcext:condition calcext:apply-style-name="cellule random" calcext:value="contains-text(&quot;RandomPercent&quot;)" calcext:base-cell-address="Indice.D12"/>
            <calcext:condition calcext:apply-style-name="cellule random" calcext:value="contains-text(&quot;RandomRange&quot;)" calcext:base-cell-address="Indice.D12"/>
            <calcext:condition calcext:apply-style-name="cellule personnages" calcext:value="contains-text(&quot;NewCrew&quot;)" calcext:base-cell-address="Indice.D12"/>
            <calcext:condition calcext:apply-style-name="cellule personnages" calcext:value="contains-text(&quot;NewCharacter&quot;)" calcext:base-cell-address="Indice.D12"/>
            <calcext:condition calcext:apply-style-name="cellule personnages" calcext:value="contains-text(&quot;HideOther&quot;)" calcext:base-cell-address="Indice.D12"/>
            <calcext:condition calcext:apply-style-name="cellule personnages" calcext:value="contains-text(&quot;DeleteOther&quot;)" calcext:base-cell-address="Indice.D12"/>
            <calcext:condition calcext:apply-style-name="cellule narrateur" calcext:value="contains-text(&quot;Narrator&quot;)" calcext:base-cell-address="Indice.D12"/>
            <calcext:condition calcext:apply-style-name="cellule set choice" calcext:value="contains-text(&quot;SetChoices&quot;)" calcext:base-cell-address="Indice.D12"/>
            <calcext:condition calcext:apply-style-name="cellule dialogues" calcext:value="contains-text(&quot;PlayerSpeak&quot;)" calcext:base-cell-address="Indice.D12"/>
            <calcext:condition calcext:apply-style-name="cellule dialogues" calcext:value="contains-text(&quot;OtherSpeak&quot;)" calcext:base-cell-address="Indice.D12"/>
            <calcext:condition calcext:apply-style-name="cellule argent" calcext:value="contains-text(&quot;CheckGold&quot;)" calcext:base-cell-address="Indice.D12"/>
            <calcext:condition calcext:apply-style-name="cellule argent" calcext:value="contains-text(&quot;RemoveGold&quot;)" calcext:base-cell-address="Indice.D12"/>
            <calcext:condition calcext:apply-style-name="cellule argent" calcext:value="contains-text(&quot;AddGold&quot;)" calcext:base-cell-address="Indice.D12"/>
            <calcext:condition calcext:apply-style-name="cellule argent" calcext:value="contains-text(&quot;Loot&quot;)" calcext:base-cell-address="Indice.D12"/>
            <calcext:condition calcext:apply-style-name="cellule argent" calcext:value="contains-text(&quot;Trade&quot;)" calcext:base-cell-address="Indice.D12"/>
            <calcext:condition calcext:apply-style-name="cellule combat" calcext:value="contains-text(&quot;LaunchCombat&quot;)" calcext:base-cell-address="Indice.D12"/>
            <calcext:condition calcext:apply-style-name="cellule indice" calcext:value="contains-text(&quot;CheckFormula&quot;)" calcext:base-cell-address="Indice.D12"/>
            <calcext:condition calcext:apply-style-name="cellule indice" calcext:value="contains-text(&quot;GiveDirection&quot;)" calcext:base-cell-address="Indice.D12"/>
            <calcext:condition calcext:apply-style-name="cellule temps" calcext:value="contains-text(&quot;SetWeather&quot;)" calcext:base-cell-address="Indice.D12"/>
            <calcext:condition calcext:apply-style-name="cellule temps" calcext:value="contains-text(&quot;SwitchWeather&quot;)" calcext:base-cell-address="Indice.D12"/>
            <calcext:condition calcext:apply-style-name="cellule temps" calcext:value="contains-text(&quot;NextDay&quot;)" calcext:base-cell-address="Indice.D12"/>
            <calcext:condition calcext:apply-style-name="cellule temps" calcext:value="contains-text(&quot;CheckDay&quot;)" calcext:base-cell-address="Indice.D12"/>
            <calcext:condition calcext:apply-style-name="cellule histoire" calcext:value="contains-text(&quot;Leave&quot;)" calcext:base-cell-address="Indice.D12"/>
            <calcext:condition calcext:apply-style-name="cellule choice" calcext:value="contains-text(&quot;Choice&quot;)" calcext:base-cell-address="Indice.D12"/>
            <calcext:condition calcext:apply-style-name="cellule d'erreur" calcext:value="!=&quot;&quot;" calcext:base-cell-address="Indice.D12"/>
          </calcext:conditional-format>
          <calcext:conditional-format calcext:target-range-address="Naufragé.D12:Naufragé.D12">
            <calcext:condition calcext:apply-style-name="cellule histoire" calcext:value="contains-text(&quot;GoTo&quot;)" calcext:base-cell-address="Indice.D12"/>
            <calcext:condition calcext:apply-style-name="cellule histoire" calcext:value="contains-text(&quot;Conclude&quot;)" calcext:base-cell-address="Indice.D12"/>
            <calcext:condition calcext:apply-style-name="cellule random" calcext:value="contains-text(&quot;RandomPercent&quot;)" calcext:base-cell-address="Indice.D12"/>
            <calcext:condition calcext:apply-style-name="cellule random" calcext:value="contains-text(&quot;RandomRange&quot;)" calcext:base-cell-address="Indice.D12"/>
            <calcext:condition calcext:apply-style-name="cellule personnages" calcext:value="contains-text(&quot;NewCrew&quot;)" calcext:base-cell-address="Indice.D12"/>
            <calcext:condition calcext:apply-style-name="cellule personnages" calcext:value="contains-text(&quot;NewCharacter&quot;)" calcext:base-cell-address="Indice.D12"/>
            <calcext:condition calcext:apply-style-name="cellule personnages" calcext:value="contains-text(&quot;HideOther&quot;)" calcext:base-cell-address="Indice.D12"/>
            <calcext:condition calcext:apply-style-name="cellule personnages" calcext:value="contains-text(&quot;DeleteOther&quot;)" calcext:base-cell-address="Indice.D12"/>
            <calcext:condition calcext:apply-style-name="cellule narrateur" calcext:value="contains-text(&quot;Narrator&quot;)" calcext:base-cell-address="Indice.D12"/>
            <calcext:condition calcext:apply-style-name="cellule set choice" calcext:value="contains-text(&quot;SetChoices&quot;)" calcext:base-cell-address="Indice.D12"/>
            <calcext:condition calcext:apply-style-name="cellule dialogues" calcext:value="contains-text(&quot;PlayerSpeak&quot;)" calcext:base-cell-address="Indice.D12"/>
            <calcext:condition calcext:apply-style-name="cellule dialogues" calcext:value="contains-text(&quot;OtherSpeak&quot;)" calcext:base-cell-address="Indice.D12"/>
            <calcext:condition calcext:apply-style-name="cellule argent" calcext:value="contains-text(&quot;CheckGold&quot;)" calcext:base-cell-address="Indice.D12"/>
            <calcext:condition calcext:apply-style-name="cellule argent" calcext:value="contains-text(&quot;RemoveGold&quot;)" calcext:base-cell-address="Indice.D12"/>
            <calcext:condition calcext:apply-style-name="cellule argent" calcext:value="contains-text(&quot;AddGold&quot;)" calcext:base-cell-address="Indice.D12"/>
            <calcext:condition calcext:apply-style-name="cellule argent" calcext:value="contains-text(&quot;Loot&quot;)" calcext:base-cell-address="Indice.D12"/>
            <calcext:condition calcext:apply-style-name="cellule argent" calcext:value="contains-text(&quot;Trade&quot;)" calcext:base-cell-address="Indice.D12"/>
            <calcext:condition calcext:apply-style-name="cellule combat" calcext:value="contains-text(&quot;LaunchCombat&quot;)" calcext:base-cell-address="Indice.D12"/>
            <calcext:condition calcext:apply-style-name="cellule indice" calcext:value="contains-text(&quot;CheckFormula&quot;)" calcext:base-cell-address="Indice.D12"/>
            <calcext:condition calcext:apply-style-name="cellule indice" calcext:value="contains-text(&quot;GiveDirection&quot;)" calcext:base-cell-address="Indice.D12"/>
            <calcext:condition calcext:apply-style-name="cellule temps" calcext:value="contains-text(&quot;SetWeather&quot;)" calcext:base-cell-address="Indice.D12"/>
            <calcext:condition calcext:apply-style-name="cellule temps" calcext:value="contains-text(&quot;SwitchWeather&quot;)" calcext:base-cell-address="Indice.D12"/>
            <calcext:condition calcext:apply-style-name="cellule temps" calcext:value="contains-text(&quot;NextDay&quot;)" calcext:base-cell-address="Indice.D12"/>
            <calcext:condition calcext:apply-style-name="cellule temps" calcext:value="contains-text(&quot;CheckDay&quot;)" calcext:base-cell-address="Indice.D12"/>
            <calcext:condition calcext:apply-style-name="cellule histoire" calcext:value="contains-text(&quot;Leave&quot;)" calcext:base-cell-address="Indice.D12"/>
            <calcext:condition calcext:apply-style-name="cellule choice" calcext:value="contains-text(&quot;Choice&quot;)" calcext:base-cell-address="Indice.D12"/>
            <calcext:condition calcext:apply-style-name="cellule d'erreur" calcext:value="!=&quot;&quot;" calcext:base-cell-address="Indice.D12"/>
          </calcext:conditional-format>
          <calcext:conditional-format calcext:target-range-address="Naufragé.C8:Naufragé.C8">
            <calcext:condition calcext:apply-style-name="cellule histoire" calcext:value="contains-text(&quot;GoTo&quot;)" calcext:base-cell-address="Indice.C8"/>
            <calcext:condition calcext:apply-style-name="cellule histoire" calcext:value="contains-text(&quot;Conclude&quot;)" calcext:base-cell-address="Indice.C8"/>
            <calcext:condition calcext:apply-style-name="cellule random" calcext:value="contains-text(&quot;RandomPercent&quot;)" calcext:base-cell-address="Indice.C8"/>
            <calcext:condition calcext:apply-style-name="cellule random" calcext:value="contains-text(&quot;RandomRange&quot;)" calcext:base-cell-address="Indice.C8"/>
            <calcext:condition calcext:apply-style-name="cellule personnages" calcext:value="contains-text(&quot;NewCrew&quot;)" calcext:base-cell-address="Indice.C8"/>
            <calcext:condition calcext:apply-style-name="cellule personnages" calcext:value="contains-text(&quot;NewCharacter&quot;)" calcext:base-cell-address="Indice.C8"/>
            <calcext:condition calcext:apply-style-name="cellule personnages" calcext:value="contains-text(&quot;HideOther&quot;)" calcext:base-cell-address="Indice.C8"/>
            <calcext:condition calcext:apply-style-name="cellule personnages" calcext:value="contains-text(&quot;DeleteOther&quot;)" calcext:base-cell-address="Indice.C8"/>
            <calcext:condition calcext:apply-style-name="cellule narrateur" calcext:value="contains-text(&quot;Narrator&quot;)" calcext:base-cell-address="Indice.C8"/>
            <calcext:condition calcext:apply-style-name="cellule set choice" calcext:value="contains-text(&quot;SetChoices&quot;)" calcext:base-cell-address="Indice.C8"/>
            <calcext:condition calcext:apply-style-name="cellule dialogues" calcext:value="contains-text(&quot;PlayerSpeak&quot;)" calcext:base-cell-address="Indice.C8"/>
            <calcext:condition calcext:apply-style-name="cellule dialogues" calcext:value="contains-text(&quot;OtherSpeak&quot;)" calcext:base-cell-address="Indice.C8"/>
            <calcext:condition calcext:apply-style-name="cellule argent" calcext:value="contains-text(&quot;CheckGold&quot;)" calcext:base-cell-address="Indice.C8"/>
            <calcext:condition calcext:apply-style-name="cellule argent" calcext:value="contains-text(&quot;RemoveGold&quot;)" calcext:base-cell-address="Indice.C8"/>
            <calcext:condition calcext:apply-style-name="cellule argent" calcext:value="contains-text(&quot;AddGold&quot;)" calcext:base-cell-address="Indice.C8"/>
            <calcext:condition calcext:apply-style-name="cellule argent" calcext:value="contains-text(&quot;Loot&quot;)" calcext:base-cell-address="Indice.C8"/>
            <calcext:condition calcext:apply-style-name="cellule argent" calcext:value="contains-text(&quot;Trade&quot;)" calcext:base-cell-address="Indice.C8"/>
            <calcext:condition calcext:apply-style-name="cellule combat" calcext:value="contains-text(&quot;LaunchCombat&quot;)" calcext:base-cell-address="Indice.C8"/>
            <calcext:condition calcext:apply-style-name="cellule indice" calcext:value="contains-text(&quot;CheckFormula&quot;)" calcext:base-cell-address="Indice.C8"/>
            <calcext:condition calcext:apply-style-name="cellule indice" calcext:value="contains-text(&quot;GiveDirection&quot;)" calcext:base-cell-address="Indice.C8"/>
            <calcext:condition calcext:apply-style-name="cellule temps" calcext:value="contains-text(&quot;SetWeather&quot;)" calcext:base-cell-address="Indice.C8"/>
            <calcext:condition calcext:apply-style-name="cellule temps" calcext:value="contains-text(&quot;SwitchWeather&quot;)" calcext:base-cell-address="Indice.C8"/>
            <calcext:condition calcext:apply-style-name="cellule temps" calcext:value="contains-text(&quot;NextDay&quot;)" calcext:base-cell-address="Indice.C8"/>
            <calcext:condition calcext:apply-style-name="cellule temps" calcext:value="contains-text(&quot;CheckDay&quot;)" calcext:base-cell-address="Indice.C8"/>
            <calcext:condition calcext:apply-style-name="cellule histoire" calcext:value="contains-text(&quot;Leave&quot;)" calcext:base-cell-address="Indice.C8"/>
            <calcext:condition calcext:apply-style-name="cellule choice" calcext:value="contains-text(&quot;Choice&quot;)" calcext:base-cell-address="Indice.C8"/>
            <calcext:condition calcext:apply-style-name="cellule d'erreur" calcext:value="!=&quot;&quot;" calcext:base-cell-address="Indice.C8"/>
          </calcext:conditional-format>
          <calcext:conditional-format calcext:target-range-address="Naufragé.E26:Naufragé.E29 Naufragé.E22:Naufragé.E24">
            <calcext:condition calcext:apply-style-name="cellule histoire" calcext:value="contains-text(&quot;GoTo&quot;)" calcext:base-cell-address="Indice.E22"/>
            <calcext:condition calcext:apply-style-name="cellule histoire" calcext:value="contains-text(&quot;Conclude&quot;)" calcext:base-cell-address="Indice.E22"/>
            <calcext:condition calcext:apply-style-name="cellule random" calcext:value="contains-text(&quot;RandomPercent&quot;)" calcext:base-cell-address="Indice.E22"/>
            <calcext:condition calcext:apply-style-name="cellule random" calcext:value="contains-text(&quot;RandomRange&quot;)" calcext:base-cell-address="Indice.E22"/>
            <calcext:condition calcext:apply-style-name="cellule personnages" calcext:value="contains-text(&quot;NewCrew&quot;)" calcext:base-cell-address="Indice.E22"/>
            <calcext:condition calcext:apply-style-name="cellule personnages" calcext:value="contains-text(&quot;NewCharacter&quot;)" calcext:base-cell-address="Indice.E22"/>
            <calcext:condition calcext:apply-style-name="cellule personnages" calcext:value="contains-text(&quot;HideOther&quot;)" calcext:base-cell-address="Indice.E22"/>
            <calcext:condition calcext:apply-style-name="cellule personnages" calcext:value="contains-text(&quot;DeleteOther&quot;)" calcext:base-cell-address="Indice.E22"/>
            <calcext:condition calcext:apply-style-name="cellule narrateur" calcext:value="contains-text(&quot;Narrator&quot;)" calcext:base-cell-address="Indice.E22"/>
            <calcext:condition calcext:apply-style-name="cellule set choice" calcext:value="contains-text(&quot;SetChoices&quot;)" calcext:base-cell-address="Indice.E22"/>
            <calcext:condition calcext:apply-style-name="cellule dialogues" calcext:value="contains-text(&quot;PlayerSpeak&quot;)" calcext:base-cell-address="Indice.E22"/>
            <calcext:condition calcext:apply-style-name="cellule dialogues" calcext:value="contains-text(&quot;OtherSpeak&quot;)" calcext:base-cell-address="Indice.E22"/>
            <calcext:condition calcext:apply-style-name="cellule argent" calcext:value="contains-text(&quot;CheckGold&quot;)" calcext:base-cell-address="Indice.E22"/>
            <calcext:condition calcext:apply-style-name="cellule argent" calcext:value="contains-text(&quot;RemoveGold&quot;)" calcext:base-cell-address="Indice.E22"/>
            <calcext:condition calcext:apply-style-name="cellule argent" calcext:value="contains-text(&quot;AddGold&quot;)" calcext:base-cell-address="Indice.E22"/>
            <calcext:condition calcext:apply-style-name="cellule argent" calcext:value="contains-text(&quot;Loot&quot;)" calcext:base-cell-address="Indice.E22"/>
            <calcext:condition calcext:apply-style-name="cellule argent" calcext:value="contains-text(&quot;Trade&quot;)" calcext:base-cell-address="Indice.E22"/>
            <calcext:condition calcext:apply-style-name="cellule combat" calcext:value="contains-text(&quot;LaunchCombat&quot;)" calcext:base-cell-address="Indice.E22"/>
            <calcext:condition calcext:apply-style-name="cellule indice" calcext:value="contains-text(&quot;CheckFormula&quot;)" calcext:base-cell-address="Indice.E22"/>
            <calcext:condition calcext:apply-style-name="cellule indice" calcext:value="contains-text(&quot;GiveDirection&quot;)" calcext:base-cell-address="Indice.E22"/>
            <calcext:condition calcext:apply-style-name="cellule temps" calcext:value="contains-text(&quot;SetWeather&quot;)" calcext:base-cell-address="Indice.E22"/>
            <calcext:condition calcext:apply-style-name="cellule temps" calcext:value="contains-text(&quot;SwitchWeather&quot;)" calcext:base-cell-address="Indice.E22"/>
            <calcext:condition calcext:apply-style-name="cellule temps" calcext:value="contains-text(&quot;NextDay&quot;)" calcext:base-cell-address="Indice.E22"/>
            <calcext:condition calcext:apply-style-name="cellule temps" calcext:value="contains-text(&quot;CheckDay&quot;)" calcext:base-cell-address="Indice.E22"/>
            <calcext:condition calcext:apply-style-name="cellule histoire" calcext:value="contains-text(&quot;Leave&quot;)" calcext:base-cell-address="Indice.E22"/>
            <calcext:condition calcext:apply-style-name="cellule choice" calcext:value="contains-text(&quot;Choice&quot;)" calcext:base-cell-address="Indice.E22"/>
            <calcext:condition calcext:apply-style-name="cellule d'erreur" calcext:value="!=&quot;&quot;" calcext:base-cell-address="Indice.E22"/>
          </calcext:conditional-format>
          <calcext:conditional-format calcext:target-range-address="Naufragé.B22:Naufragé.D22">
            <calcext:condition calcext:apply-style-name="cellule histoire" calcext:value="contains-text(&quot;GoTo&quot;)" calcext:base-cell-address="Indice.B22"/>
            <calcext:condition calcext:apply-style-name="cellule histoire" calcext:value="contains-text(&quot;Conclude&quot;)" calcext:base-cell-address="Indice.B22"/>
            <calcext:condition calcext:apply-style-name="cellule random" calcext:value="contains-text(&quot;RandomPercent&quot;)" calcext:base-cell-address="Indice.B22"/>
            <calcext:condition calcext:apply-style-name="cellule random" calcext:value="contains-text(&quot;RandomRange&quot;)" calcext:base-cell-address="Indice.B22"/>
            <calcext:condition calcext:apply-style-name="cellule personnages" calcext:value="contains-text(&quot;NewCrew&quot;)" calcext:base-cell-address="Indice.B22"/>
            <calcext:condition calcext:apply-style-name="cellule personnages" calcext:value="contains-text(&quot;NewCharacter&quot;)" calcext:base-cell-address="Indice.B22"/>
            <calcext:condition calcext:apply-style-name="cellule personnages" calcext:value="contains-text(&quot;HideOther&quot;)" calcext:base-cell-address="Indice.B22"/>
            <calcext:condition calcext:apply-style-name="cellule personnages" calcext:value="contains-text(&quot;DeleteOther&quot;)" calcext:base-cell-address="Indice.B22"/>
            <calcext:condition calcext:apply-style-name="cellule narrateur" calcext:value="contains-text(&quot;Narrator&quot;)" calcext:base-cell-address="Indice.B22"/>
            <calcext:condition calcext:apply-style-name="cellule set choice" calcext:value="contains-text(&quot;SetChoices&quot;)" calcext:base-cell-address="Indice.B22"/>
            <calcext:condition calcext:apply-style-name="cellule dialogues" calcext:value="contains-text(&quot;PlayerSpeak&quot;)" calcext:base-cell-address="Indice.B22"/>
            <calcext:condition calcext:apply-style-name="cellule dialogues" calcext:value="contains-text(&quot;OtherSpeak&quot;)" calcext:base-cell-address="Indice.B22"/>
            <calcext:condition calcext:apply-style-name="cellule argent" calcext:value="contains-text(&quot;CheckGold&quot;)" calcext:base-cell-address="Indice.B22"/>
            <calcext:condition calcext:apply-style-name="cellule argent" calcext:value="contains-text(&quot;RemoveGold&quot;)" calcext:base-cell-address="Indice.B22"/>
            <calcext:condition calcext:apply-style-name="cellule argent" calcext:value="contains-text(&quot;AddGold&quot;)" calcext:base-cell-address="Indice.B22"/>
            <calcext:condition calcext:apply-style-name="cellule argent" calcext:value="contains-text(&quot;Loot&quot;)" calcext:base-cell-address="Indice.B22"/>
            <calcext:condition calcext:apply-style-name="cellule argent" calcext:value="contains-text(&quot;Trade&quot;)" calcext:base-cell-address="Indice.B22"/>
            <calcext:condition calcext:apply-style-name="cellule combat" calcext:value="contains-text(&quot;LaunchCombat&quot;)" calcext:base-cell-address="Indice.B22"/>
            <calcext:condition calcext:apply-style-name="cellule indice" calcext:value="contains-text(&quot;CheckFormula&quot;)" calcext:base-cell-address="Indice.B22"/>
            <calcext:condition calcext:apply-style-name="cellule indice" calcext:value="contains-text(&quot;GiveDirection&quot;)" calcext:base-cell-address="Indice.B22"/>
            <calcext:condition calcext:apply-style-name="cellule temps" calcext:value="contains-text(&quot;SetWeather&quot;)" calcext:base-cell-address="Indice.B22"/>
            <calcext:condition calcext:apply-style-name="cellule temps" calcext:value="contains-text(&quot;SwitchWeather&quot;)" calcext:base-cell-address="Indice.B22"/>
            <calcext:condition calcext:apply-style-name="cellule temps" calcext:value="contains-text(&quot;NextDay&quot;)" calcext:base-cell-address="Indice.B22"/>
            <calcext:condition calcext:apply-style-name="cellule temps" calcext:value="contains-text(&quot;CheckDay&quot;)" calcext:base-cell-address="Indice.B22"/>
            <calcext:condition calcext:apply-style-name="cellule histoire" calcext:value="contains-text(&quot;Leave&quot;)" calcext:base-cell-address="Indice.B22"/>
            <calcext:condition calcext:apply-style-name="cellule choice" calcext:value="contains-text(&quot;Choice&quot;)" calcext:base-cell-address="Indice.B22"/>
            <calcext:condition calcext:apply-style-name="cellule d'erreur" calcext:value="!=&quot;&quot;" calcext:base-cell-address="Indice.B22"/>
          </calcext:conditional-format>
          <calcext:conditional-format calcext:target-range-address="Naufragé.B22:Naufragé.D22">
            <calcext:condition calcext:apply-style-name="cellule histoire" calcext:value="contains-text(&quot;GoTo&quot;)" calcext:base-cell-address="Indice.B22"/>
            <calcext:condition calcext:apply-style-name="cellule histoire" calcext:value="contains-text(&quot;Conclude&quot;)" calcext:base-cell-address="Indice.B22"/>
            <calcext:condition calcext:apply-style-name="cellule random" calcext:value="contains-text(&quot;RandomPercent&quot;)" calcext:base-cell-address="Indice.B22"/>
            <calcext:condition calcext:apply-style-name="cellule random" calcext:value="contains-text(&quot;RandomRange&quot;)" calcext:base-cell-address="Indice.B22"/>
            <calcext:condition calcext:apply-style-name="cellule personnages" calcext:value="contains-text(&quot;NewCrew&quot;)" calcext:base-cell-address="Indice.B22"/>
            <calcext:condition calcext:apply-style-name="cellule personnages" calcext:value="contains-text(&quot;NewCharacter&quot;)" calcext:base-cell-address="Indice.B22"/>
            <calcext:condition calcext:apply-style-name="cellule personnages" calcext:value="contains-text(&quot;HideOther&quot;)" calcext:base-cell-address="Indice.B22"/>
            <calcext:condition calcext:apply-style-name="cellule personnages" calcext:value="contains-text(&quot;DeleteOther&quot;)" calcext:base-cell-address="Indice.B22"/>
            <calcext:condition calcext:apply-style-name="cellule narrateur" calcext:value="contains-text(&quot;Narrator&quot;)" calcext:base-cell-address="Indice.B22"/>
            <calcext:condition calcext:apply-style-name="cellule set choice" calcext:value="contains-text(&quot;SetChoices&quot;)" calcext:base-cell-address="Indice.B22"/>
            <calcext:condition calcext:apply-style-name="cellule dialogues" calcext:value="contains-text(&quot;PlayerSpeak&quot;)" calcext:base-cell-address="Indice.B22"/>
            <calcext:condition calcext:apply-style-name="cellule dialogues" calcext:value="contains-text(&quot;OtherSpeak&quot;)" calcext:base-cell-address="Indice.B22"/>
            <calcext:condition calcext:apply-style-name="cellule argent" calcext:value="contains-text(&quot;CheckGold&quot;)" calcext:base-cell-address="Indice.B22"/>
            <calcext:condition calcext:apply-style-name="cellule argent" calcext:value="contains-text(&quot;RemoveGold&quot;)" calcext:base-cell-address="Indice.B22"/>
            <calcext:condition calcext:apply-style-name="cellule argent" calcext:value="contains-text(&quot;AddGold&quot;)" calcext:base-cell-address="Indice.B22"/>
            <calcext:condition calcext:apply-style-name="cellule argent" calcext:value="contains-text(&quot;Loot&quot;)" calcext:base-cell-address="Indice.B22"/>
            <calcext:condition calcext:apply-style-name="cellule argent" calcext:value="contains-text(&quot;Trade&quot;)" calcext:base-cell-address="Indice.B22"/>
            <calcext:condition calcext:apply-style-name="cellule combat" calcext:value="contains-text(&quot;LaunchCombat&quot;)" calcext:base-cell-address="Indice.B22"/>
            <calcext:condition calcext:apply-style-name="cellule indice" calcext:value="contains-text(&quot;CheckFormula&quot;)" calcext:base-cell-address="Indice.B22"/>
            <calcext:condition calcext:apply-style-name="cellule indice" calcext:value="contains-text(&quot;GiveDirection&quot;)" calcext:base-cell-address="Indice.B22"/>
            <calcext:condition calcext:apply-style-name="cellule temps" calcext:value="contains-text(&quot;SetWeather&quot;)" calcext:base-cell-address="Indice.B22"/>
            <calcext:condition calcext:apply-style-name="cellule temps" calcext:value="contains-text(&quot;SwitchWeather&quot;)" calcext:base-cell-address="Indice.B22"/>
            <calcext:condition calcext:apply-style-name="cellule temps" calcext:value="contains-text(&quot;NextDay&quot;)" calcext:base-cell-address="Indice.B22"/>
            <calcext:condition calcext:apply-style-name="cellule temps" calcext:value="contains-text(&quot;CheckDay&quot;)" calcext:base-cell-address="Indice.B22"/>
            <calcext:condition calcext:apply-style-name="cellule histoire" calcext:value="contains-text(&quot;Leave&quot;)" calcext:base-cell-address="Indice.B22"/>
            <calcext:condition calcext:apply-style-name="cellule choice" calcext:value="contains-text(&quot;Choice&quot;)" calcext:base-cell-address="Indice.B22"/>
            <calcext:condition calcext:apply-style-name="cellule d'erreur" calcext:value="!=&quot;&quot;" calcext:base-cell-address="Indice.B22"/>
          </calcext:conditional-format>
          <calcext:conditional-format calcext:target-range-address="Naufragé.A14:Naufragé.A14">
            <calcext:condition calcext:apply-style-name="cellule histoire" calcext:value="contains-text(&quot;GoTo&quot;)" calcext:base-cell-address="Indice.A14"/>
            <calcext:condition calcext:apply-style-name="cellule histoire" calcext:value="contains-text(&quot;Conclude&quot;)" calcext:base-cell-address="Indice.A14"/>
            <calcext:condition calcext:apply-style-name="cellule random" calcext:value="contains-text(&quot;RandomPercent&quot;)" calcext:base-cell-address="Indice.A14"/>
            <calcext:condition calcext:apply-style-name="cellule random" calcext:value="contains-text(&quot;RandomRange&quot;)" calcext:base-cell-address="Indice.A14"/>
            <calcext:condition calcext:apply-style-name="cellule personnages" calcext:value="contains-text(&quot;NewCrew&quot;)" calcext:base-cell-address="Indice.A14"/>
            <calcext:condition calcext:apply-style-name="cellule personnages" calcext:value="contains-text(&quot;NewCharacter&quot;)" calcext:base-cell-address="Indice.A14"/>
            <calcext:condition calcext:apply-style-name="cellule personnages" calcext:value="contains-text(&quot;HideOther&quot;)" calcext:base-cell-address="Indice.A14"/>
            <calcext:condition calcext:apply-style-name="cellule personnages" calcext:value="contains-text(&quot;DeleteOther&quot;)" calcext:base-cell-address="Indice.A14"/>
            <calcext:condition calcext:apply-style-name="cellule narrateur" calcext:value="contains-text(&quot;Narrator&quot;)" calcext:base-cell-address="Indice.A14"/>
            <calcext:condition calcext:apply-style-name="cellule set choice" calcext:value="contains-text(&quot;SetChoices&quot;)" calcext:base-cell-address="Indice.A14"/>
            <calcext:condition calcext:apply-style-name="cellule dialogues" calcext:value="contains-text(&quot;PlayerSpeak&quot;)" calcext:base-cell-address="Indice.A14"/>
            <calcext:condition calcext:apply-style-name="cellule dialogues" calcext:value="contains-text(&quot;OtherSpeak&quot;)" calcext:base-cell-address="Indice.A14"/>
            <calcext:condition calcext:apply-style-name="cellule argent" calcext:value="contains-text(&quot;CheckGold&quot;)" calcext:base-cell-address="Indice.A14"/>
            <calcext:condition calcext:apply-style-name="cellule argent" calcext:value="contains-text(&quot;RemoveGold&quot;)" calcext:base-cell-address="Indice.A14"/>
            <calcext:condition calcext:apply-style-name="cellule argent" calcext:value="contains-text(&quot;AddGold&quot;)" calcext:base-cell-address="Indice.A14"/>
            <calcext:condition calcext:apply-style-name="cellule argent" calcext:value="contains-text(&quot;Loot&quot;)" calcext:base-cell-address="Indice.A14"/>
            <calcext:condition calcext:apply-style-name="cellule argent" calcext:value="contains-text(&quot;Trade&quot;)" calcext:base-cell-address="Indice.A14"/>
            <calcext:condition calcext:apply-style-name="cellule combat" calcext:value="contains-text(&quot;LaunchCombat&quot;)" calcext:base-cell-address="Indice.A14"/>
            <calcext:condition calcext:apply-style-name="cellule indice" calcext:value="contains-text(&quot;CheckFormula&quot;)" calcext:base-cell-address="Indice.A14"/>
            <calcext:condition calcext:apply-style-name="cellule indice" calcext:value="contains-text(&quot;GiveDirection&quot;)" calcext:base-cell-address="Indice.A14"/>
            <calcext:condition calcext:apply-style-name="cellule temps" calcext:value="contains-text(&quot;SetWeather&quot;)" calcext:base-cell-address="Indice.A14"/>
            <calcext:condition calcext:apply-style-name="cellule temps" calcext:value="contains-text(&quot;SwitchWeather&quot;)" calcext:base-cell-address="Indice.A14"/>
            <calcext:condition calcext:apply-style-name="cellule temps" calcext:value="contains-text(&quot;NextDay&quot;)" calcext:base-cell-address="Indice.A14"/>
            <calcext:condition calcext:apply-style-name="cellule temps" calcext:value="contains-text(&quot;CheckDay&quot;)" calcext:base-cell-address="Indice.A14"/>
            <calcext:condition calcext:apply-style-name="cellule histoire" calcext:value="contains-text(&quot;Leave&quot;)" calcext:base-cell-address="Indice.A14"/>
            <calcext:condition calcext:apply-style-name="cellule choice" calcext:value="contains-text(&quot;Choice&quot;)" calcext:base-cell-address="Indice.A14"/>
            <calcext:condition calcext:apply-style-name="cellule d'erreur" calcext:value="!=&quot;&quot;" calcext:base-cell-address="Indice.A14"/>
          </calcext:conditional-format>
          <calcext:conditional-format calcext:target-range-address="Naufragé.B14:Naufragé.B14">
            <calcext:condition calcext:apply-style-name="cellule histoire" calcext:value="contains-text(&quot;GoTo&quot;)" calcext:base-cell-address="Indice.B14"/>
            <calcext:condition calcext:apply-style-name="cellule histoire" calcext:value="contains-text(&quot;Conclude&quot;)" calcext:base-cell-address="Indice.B14"/>
            <calcext:condition calcext:apply-style-name="cellule random" calcext:value="contains-text(&quot;RandomPercent&quot;)" calcext:base-cell-address="Indice.B14"/>
            <calcext:condition calcext:apply-style-name="cellule random" calcext:value="contains-text(&quot;RandomRange&quot;)" calcext:base-cell-address="Indice.B14"/>
            <calcext:condition calcext:apply-style-name="cellule personnages" calcext:value="contains-text(&quot;NewCrew&quot;)" calcext:base-cell-address="Indice.B14"/>
            <calcext:condition calcext:apply-style-name="cellule personnages" calcext:value="contains-text(&quot;NewCharacter&quot;)" calcext:base-cell-address="Indice.B14"/>
            <calcext:condition calcext:apply-style-name="cellule personnages" calcext:value="contains-text(&quot;HideOther&quot;)" calcext:base-cell-address="Indice.B14"/>
            <calcext:condition calcext:apply-style-name="cellule personnages" calcext:value="contains-text(&quot;DeleteOther&quot;)" calcext:base-cell-address="Indice.B14"/>
            <calcext:condition calcext:apply-style-name="cellule narrateur" calcext:value="contains-text(&quot;Narrator&quot;)" calcext:base-cell-address="Indice.B14"/>
            <calcext:condition calcext:apply-style-name="cellule set choice" calcext:value="contains-text(&quot;SetChoices&quot;)" calcext:base-cell-address="Indice.B14"/>
            <calcext:condition calcext:apply-style-name="cellule dialogues" calcext:value="contains-text(&quot;PlayerSpeak&quot;)" calcext:base-cell-address="Indice.B14"/>
            <calcext:condition calcext:apply-style-name="cellule dialogues" calcext:value="contains-text(&quot;OtherSpeak&quot;)" calcext:base-cell-address="Indice.B14"/>
            <calcext:condition calcext:apply-style-name="cellule argent" calcext:value="contains-text(&quot;CheckGold&quot;)" calcext:base-cell-address="Indice.B14"/>
            <calcext:condition calcext:apply-style-name="cellule argent" calcext:value="contains-text(&quot;RemoveGold&quot;)" calcext:base-cell-address="Indice.B14"/>
            <calcext:condition calcext:apply-style-name="cellule argent" calcext:value="contains-text(&quot;AddGold&quot;)" calcext:base-cell-address="Indice.B14"/>
            <calcext:condition calcext:apply-style-name="cellule argent" calcext:value="contains-text(&quot;Loot&quot;)" calcext:base-cell-address="Indice.B14"/>
            <calcext:condition calcext:apply-style-name="cellule argent" calcext:value="contains-text(&quot;Trade&quot;)" calcext:base-cell-address="Indice.B14"/>
            <calcext:condition calcext:apply-style-name="cellule combat" calcext:value="contains-text(&quot;LaunchCombat&quot;)" calcext:base-cell-address="Indice.B14"/>
            <calcext:condition calcext:apply-style-name="cellule indice" calcext:value="contains-text(&quot;CheckFormula&quot;)" calcext:base-cell-address="Indice.B14"/>
            <calcext:condition calcext:apply-style-name="cellule indice" calcext:value="contains-text(&quot;GiveDirection&quot;)" calcext:base-cell-address="Indice.B14"/>
            <calcext:condition calcext:apply-style-name="cellule temps" calcext:value="contains-text(&quot;SetWeather&quot;)" calcext:base-cell-address="Indice.B14"/>
            <calcext:condition calcext:apply-style-name="cellule temps" calcext:value="contains-text(&quot;SwitchWeather&quot;)" calcext:base-cell-address="Indice.B14"/>
            <calcext:condition calcext:apply-style-name="cellule temps" calcext:value="contains-text(&quot;NextDay&quot;)" calcext:base-cell-address="Indice.B14"/>
            <calcext:condition calcext:apply-style-name="cellule temps" calcext:value="contains-text(&quot;CheckDay&quot;)" calcext:base-cell-address="Indice.B14"/>
            <calcext:condition calcext:apply-style-name="cellule histoire" calcext:value="contains-text(&quot;Leave&quot;)" calcext:base-cell-address="Indice.B14"/>
            <calcext:condition calcext:apply-style-name="cellule choice" calcext:value="contains-text(&quot;Choice&quot;)" calcext:base-cell-address="Indice.B14"/>
            <calcext:condition calcext:apply-style-name="cellule d'erreur" calcext:value="!=&quot;&quot;" calcext:base-cell-address="Indice.B14"/>
          </calcext:conditional-format>
          <calcext:conditional-format calcext:target-range-address="Naufragé.B13:Naufragé.B13">
            <calcext:condition calcext:apply-style-name="cellule histoire" calcext:value="contains-text(&quot;GoTo&quot;)" calcext:base-cell-address="Indice.B13"/>
            <calcext:condition calcext:apply-style-name="cellule histoire" calcext:value="contains-text(&quot;Conclude&quot;)" calcext:base-cell-address="Indice.B13"/>
            <calcext:condition calcext:apply-style-name="cellule random" calcext:value="contains-text(&quot;RandomPercent&quot;)" calcext:base-cell-address="Indice.B13"/>
            <calcext:condition calcext:apply-style-name="cellule random" calcext:value="contains-text(&quot;RandomRange&quot;)" calcext:base-cell-address="Indice.B13"/>
            <calcext:condition calcext:apply-style-name="cellule personnages" calcext:value="contains-text(&quot;NewCrew&quot;)" calcext:base-cell-address="Indice.B13"/>
            <calcext:condition calcext:apply-style-name="cellule personnages" calcext:value="contains-text(&quot;NewCharacter&quot;)" calcext:base-cell-address="Indice.B13"/>
            <calcext:condition calcext:apply-style-name="cellule personnages" calcext:value="contains-text(&quot;HideOther&quot;)" calcext:base-cell-address="Indice.B13"/>
            <calcext:condition calcext:apply-style-name="cellule personnages" calcext:value="contains-text(&quot;DeleteOther&quot;)" calcext:base-cell-address="Indice.B13"/>
            <calcext:condition calcext:apply-style-name="cellule narrateur" calcext:value="contains-text(&quot;Narrator&quot;)" calcext:base-cell-address="Indice.B13"/>
            <calcext:condition calcext:apply-style-name="cellule set choice" calcext:value="contains-text(&quot;SetChoices&quot;)" calcext:base-cell-address="Indice.B13"/>
            <calcext:condition calcext:apply-style-name="cellule dialogues" calcext:value="contains-text(&quot;PlayerSpeak&quot;)" calcext:base-cell-address="Indice.B13"/>
            <calcext:condition calcext:apply-style-name="cellule dialogues" calcext:value="contains-text(&quot;OtherSpeak&quot;)" calcext:base-cell-address="Indice.B13"/>
            <calcext:condition calcext:apply-style-name="cellule argent" calcext:value="contains-text(&quot;CheckGold&quot;)" calcext:base-cell-address="Indice.B13"/>
            <calcext:condition calcext:apply-style-name="cellule argent" calcext:value="contains-text(&quot;RemoveGold&quot;)" calcext:base-cell-address="Indice.B13"/>
            <calcext:condition calcext:apply-style-name="cellule argent" calcext:value="contains-text(&quot;AddGold&quot;)" calcext:base-cell-address="Indice.B13"/>
            <calcext:condition calcext:apply-style-name="cellule argent" calcext:value="contains-text(&quot;Loot&quot;)" calcext:base-cell-address="Indice.B13"/>
            <calcext:condition calcext:apply-style-name="cellule argent" calcext:value="contains-text(&quot;Trade&quot;)" calcext:base-cell-address="Indice.B13"/>
            <calcext:condition calcext:apply-style-name="cellule combat" calcext:value="contains-text(&quot;LaunchCombat&quot;)" calcext:base-cell-address="Indice.B13"/>
            <calcext:condition calcext:apply-style-name="cellule indice" calcext:value="contains-text(&quot;CheckFormula&quot;)" calcext:base-cell-address="Indice.B13"/>
            <calcext:condition calcext:apply-style-name="cellule indice" calcext:value="contains-text(&quot;GiveDirection&quot;)" calcext:base-cell-address="Indice.B13"/>
            <calcext:condition calcext:apply-style-name="cellule temps" calcext:value="contains-text(&quot;SetWeather&quot;)" calcext:base-cell-address="Indice.B13"/>
            <calcext:condition calcext:apply-style-name="cellule temps" calcext:value="contains-text(&quot;SwitchWeather&quot;)" calcext:base-cell-address="Indice.B13"/>
            <calcext:condition calcext:apply-style-name="cellule temps" calcext:value="contains-text(&quot;NextDay&quot;)" calcext:base-cell-address="Indice.B13"/>
            <calcext:condition calcext:apply-style-name="cellule temps" calcext:value="contains-text(&quot;CheckDay&quot;)" calcext:base-cell-address="Indice.B13"/>
            <calcext:condition calcext:apply-style-name="cellule histoire" calcext:value="contains-text(&quot;Leave&quot;)" calcext:base-cell-address="Indice.B13"/>
            <calcext:condition calcext:apply-style-name="cellule choice" calcext:value="contains-text(&quot;Choice&quot;)" calcext:base-cell-address="Indice.B13"/>
            <calcext:condition calcext:apply-style-name="cellule d'erreur" calcext:value="!=&quot;&quot;" calcext:base-cell-address="Indice.B13"/>
          </calcext:conditional-format>
          <calcext:conditional-format calcext:target-range-address="Naufragé.G19:Naufragé.J21 Naufragé.G16:Naufragé.H16 Naufragé.G17:Naufragé.I17 Naufragé.G15:Naufragé.I15 Naufragé.I13:Naufragé.I13 Naufragé.I12:Naufragé.J12 Naufragé.G18:Naufragé.H18">
            <calcext:condition calcext:apply-style-name="cellule histoire" calcext:value="contains-text(&quot;GoTo&quot;)" calcext:base-cell-address="Indice.G12"/>
            <calcext:condition calcext:apply-style-name="cellule histoire" calcext:value="contains-text(&quot;Conclude&quot;)" calcext:base-cell-address="Indice.G12"/>
            <calcext:condition calcext:apply-style-name="cellule random" calcext:value="contains-text(&quot;RandomPercent&quot;)" calcext:base-cell-address="Indice.G12"/>
            <calcext:condition calcext:apply-style-name="cellule random" calcext:value="contains-text(&quot;RandomRange&quot;)" calcext:base-cell-address="Indice.G12"/>
            <calcext:condition calcext:apply-style-name="cellule personnages" calcext:value="contains-text(&quot;NewCrew&quot;)" calcext:base-cell-address="Indice.G12"/>
            <calcext:condition calcext:apply-style-name="cellule personnages" calcext:value="contains-text(&quot;NewCharacter&quot;)" calcext:base-cell-address="Indice.G12"/>
            <calcext:condition calcext:apply-style-name="cellule personnages" calcext:value="contains-text(&quot;HideOther&quot;)" calcext:base-cell-address="Indice.G12"/>
            <calcext:condition calcext:apply-style-name="cellule personnages" calcext:value="contains-text(&quot;DeleteOther&quot;)" calcext:base-cell-address="Indice.G12"/>
            <calcext:condition calcext:apply-style-name="cellule narrateur" calcext:value="contains-text(&quot;Narrator&quot;)" calcext:base-cell-address="Indice.G12"/>
            <calcext:condition calcext:apply-style-name="cellule set choice" calcext:value="contains-text(&quot;SetChoices&quot;)" calcext:base-cell-address="Indice.G12"/>
            <calcext:condition calcext:apply-style-name="cellule dialogues" calcext:value="contains-text(&quot;PlayerSpeak&quot;)" calcext:base-cell-address="Indice.G12"/>
            <calcext:condition calcext:apply-style-name="cellule dialogues" calcext:value="contains-text(&quot;OtherSpeak&quot;)" calcext:base-cell-address="Indice.G12"/>
            <calcext:condition calcext:apply-style-name="cellule argent" calcext:value="contains-text(&quot;CheckGold&quot;)" calcext:base-cell-address="Indice.G12"/>
            <calcext:condition calcext:apply-style-name="cellule argent" calcext:value="contains-text(&quot;RemoveGold&quot;)" calcext:base-cell-address="Indice.G12"/>
            <calcext:condition calcext:apply-style-name="cellule argent" calcext:value="contains-text(&quot;AddGold&quot;)" calcext:base-cell-address="Indice.G12"/>
            <calcext:condition calcext:apply-style-name="cellule argent" calcext:value="contains-text(&quot;Loot&quot;)" calcext:base-cell-address="Indice.G12"/>
            <calcext:condition calcext:apply-style-name="cellule argent" calcext:value="contains-text(&quot;Trade&quot;)" calcext:base-cell-address="Indice.G12"/>
            <calcext:condition calcext:apply-style-name="cellule combat" calcext:value="contains-text(&quot;LaunchCombat&quot;)" calcext:base-cell-address="Indice.G12"/>
            <calcext:condition calcext:apply-style-name="cellule indice" calcext:value="contains-text(&quot;CheckFormula&quot;)" calcext:base-cell-address="Indice.G12"/>
            <calcext:condition calcext:apply-style-name="cellule indice" calcext:value="contains-text(&quot;GiveDirection&quot;)" calcext:base-cell-address="Indice.G12"/>
            <calcext:condition calcext:apply-style-name="cellule temps" calcext:value="contains-text(&quot;SetWeather&quot;)" calcext:base-cell-address="Indice.G12"/>
            <calcext:condition calcext:apply-style-name="cellule temps" calcext:value="contains-text(&quot;SwitchWeather&quot;)" calcext:base-cell-address="Indice.G12"/>
            <calcext:condition calcext:apply-style-name="cellule temps" calcext:value="contains-text(&quot;NextDay&quot;)" calcext:base-cell-address="Indice.G12"/>
            <calcext:condition calcext:apply-style-name="cellule temps" calcext:value="contains-text(&quot;CheckDay&quot;)" calcext:base-cell-address="Indice.G12"/>
            <calcext:condition calcext:apply-style-name="cellule histoire" calcext:value="contains-text(&quot;Leave&quot;)" calcext:base-cell-address="Indice.G12"/>
            <calcext:condition calcext:apply-style-name="cellule choice" calcext:value="contains-text(&quot;Choice&quot;)" calcext:base-cell-address="Indice.G12"/>
            <calcext:condition calcext:apply-style-name="cellule d'erreur" calcext:value="!=&quot;&quot;" calcext:base-cell-address="Indice.G12"/>
          </calcext:conditional-format>
          <calcext:conditional-format calcext:target-range-address="Naufragé.F21:Naufragé.F21 Naufragé.E12:Naufragé.E21 Naufragé.F15:Naufragé.F19">
            <calcext:condition calcext:apply-style-name="cellule histoire" calcext:value="contains-text(&quot;GoTo&quot;)" calcext:base-cell-address="Indice.E12"/>
            <calcext:condition calcext:apply-style-name="cellule histoire" calcext:value="contains-text(&quot;Conclude&quot;)" calcext:base-cell-address="Indice.E12"/>
            <calcext:condition calcext:apply-style-name="cellule random" calcext:value="contains-text(&quot;RandomPercent&quot;)" calcext:base-cell-address="Indice.E12"/>
            <calcext:condition calcext:apply-style-name="cellule random" calcext:value="contains-text(&quot;RandomRange&quot;)" calcext:base-cell-address="Indice.E12"/>
            <calcext:condition calcext:apply-style-name="cellule personnages" calcext:value="contains-text(&quot;NewCrew&quot;)" calcext:base-cell-address="Indice.E12"/>
            <calcext:condition calcext:apply-style-name="cellule personnages" calcext:value="contains-text(&quot;NewCharacter&quot;)" calcext:base-cell-address="Indice.E12"/>
            <calcext:condition calcext:apply-style-name="cellule personnages" calcext:value="contains-text(&quot;HideOther&quot;)" calcext:base-cell-address="Indice.E12"/>
            <calcext:condition calcext:apply-style-name="cellule personnages" calcext:value="contains-text(&quot;DeleteOther&quot;)" calcext:base-cell-address="Indice.E12"/>
            <calcext:condition calcext:apply-style-name="cellule narrateur" calcext:value="contains-text(&quot;Narrator&quot;)" calcext:base-cell-address="Indice.E12"/>
            <calcext:condition calcext:apply-style-name="cellule set choice" calcext:value="contains-text(&quot;SetChoices&quot;)" calcext:base-cell-address="Indice.E12"/>
            <calcext:condition calcext:apply-style-name="cellule dialogues" calcext:value="contains-text(&quot;PlayerSpeak&quot;)" calcext:base-cell-address="Indice.E12"/>
            <calcext:condition calcext:apply-style-name="cellule dialogues" calcext:value="contains-text(&quot;OtherSpeak&quot;)" calcext:base-cell-address="Indice.E12"/>
            <calcext:condition calcext:apply-style-name="cellule argent" calcext:value="contains-text(&quot;CheckGold&quot;)" calcext:base-cell-address="Indice.E12"/>
            <calcext:condition calcext:apply-style-name="cellule argent" calcext:value="contains-text(&quot;RemoveGold&quot;)" calcext:base-cell-address="Indice.E12"/>
            <calcext:condition calcext:apply-style-name="cellule argent" calcext:value="contains-text(&quot;AddGold&quot;)" calcext:base-cell-address="Indice.E12"/>
            <calcext:condition calcext:apply-style-name="cellule argent" calcext:value="contains-text(&quot;Loot&quot;)" calcext:base-cell-address="Indice.E12"/>
            <calcext:condition calcext:apply-style-name="cellule argent" calcext:value="contains-text(&quot;Trade&quot;)" calcext:base-cell-address="Indice.E12"/>
            <calcext:condition calcext:apply-style-name="cellule combat" calcext:value="contains-text(&quot;LaunchCombat&quot;)" calcext:base-cell-address="Indice.E12"/>
            <calcext:condition calcext:apply-style-name="cellule indice" calcext:value="contains-text(&quot;CheckFormula&quot;)" calcext:base-cell-address="Indice.E12"/>
            <calcext:condition calcext:apply-style-name="cellule indice" calcext:value="contains-text(&quot;GiveDirection&quot;)" calcext:base-cell-address="Indice.E12"/>
            <calcext:condition calcext:apply-style-name="cellule temps" calcext:value="contains-text(&quot;SetWeather&quot;)" calcext:base-cell-address="Indice.E12"/>
            <calcext:condition calcext:apply-style-name="cellule temps" calcext:value="contains-text(&quot;SwitchWeather&quot;)" calcext:base-cell-address="Indice.E12"/>
            <calcext:condition calcext:apply-style-name="cellule temps" calcext:value="contains-text(&quot;NextDay&quot;)" calcext:base-cell-address="Indice.E12"/>
            <calcext:condition calcext:apply-style-name="cellule temps" calcext:value="contains-text(&quot;CheckDay&quot;)" calcext:base-cell-address="Indice.E12"/>
            <calcext:condition calcext:apply-style-name="cellule histoire" calcext:value="contains-text(&quot;Leave&quot;)" calcext:base-cell-address="Indice.E12"/>
            <calcext:condition calcext:apply-style-name="cellule choice" calcext:value="contains-text(&quot;Choice&quot;)" calcext:base-cell-address="Indice.E12"/>
            <calcext:condition calcext:apply-style-name="cellule d'erreur" calcext:value="!=&quot;&quot;" calcext:base-cell-address="Indice.E12"/>
          </calcext:conditional-format>
          <calcext:conditional-format calcext:target-range-address="Naufragé.I16:Naufragé.I16">
            <calcext:condition calcext:apply-style-name="cellule histoire" calcext:value="contains-text(&quot;GoTo&quot;)" calcext:base-cell-address="Indice.I16"/>
            <calcext:condition calcext:apply-style-name="cellule histoire" calcext:value="contains-text(&quot;Conclude&quot;)" calcext:base-cell-address="Indice.I16"/>
            <calcext:condition calcext:apply-style-name="cellule random" calcext:value="contains-text(&quot;RandomPercent&quot;)" calcext:base-cell-address="Indice.I16"/>
            <calcext:condition calcext:apply-style-name="cellule random" calcext:value="contains-text(&quot;RandomRange&quot;)" calcext:base-cell-address="Indice.I16"/>
            <calcext:condition calcext:apply-style-name="cellule personnages" calcext:value="contains-text(&quot;NewCrew&quot;)" calcext:base-cell-address="Indice.I16"/>
            <calcext:condition calcext:apply-style-name="cellule personnages" calcext:value="contains-text(&quot;NewCharacter&quot;)" calcext:base-cell-address="Indice.I16"/>
            <calcext:condition calcext:apply-style-name="cellule personnages" calcext:value="contains-text(&quot;HideOther&quot;)" calcext:base-cell-address="Indice.I16"/>
            <calcext:condition calcext:apply-style-name="cellule personnages" calcext:value="contains-text(&quot;DeleteOther&quot;)" calcext:base-cell-address="Indice.I16"/>
            <calcext:condition calcext:apply-style-name="cellule narrateur" calcext:value="contains-text(&quot;Narrator&quot;)" calcext:base-cell-address="Indice.I16"/>
            <calcext:condition calcext:apply-style-name="cellule set choice" calcext:value="contains-text(&quot;SetChoices&quot;)" calcext:base-cell-address="Indice.I16"/>
            <calcext:condition calcext:apply-style-name="cellule dialogues" calcext:value="contains-text(&quot;PlayerSpeak&quot;)" calcext:base-cell-address="Indice.I16"/>
            <calcext:condition calcext:apply-style-name="cellule dialogues" calcext:value="contains-text(&quot;OtherSpeak&quot;)" calcext:base-cell-address="Indice.I16"/>
            <calcext:condition calcext:apply-style-name="cellule argent" calcext:value="contains-text(&quot;CheckGold&quot;)" calcext:base-cell-address="Indice.I16"/>
            <calcext:condition calcext:apply-style-name="cellule argent" calcext:value="contains-text(&quot;RemoveGold&quot;)" calcext:base-cell-address="Indice.I16"/>
            <calcext:condition calcext:apply-style-name="cellule argent" calcext:value="contains-text(&quot;AddGold&quot;)" calcext:base-cell-address="Indice.I16"/>
            <calcext:condition calcext:apply-style-name="cellule argent" calcext:value="contains-text(&quot;Loot&quot;)" calcext:base-cell-address="Indice.I16"/>
            <calcext:condition calcext:apply-style-name="cellule argent" calcext:value="contains-text(&quot;Trade&quot;)" calcext:base-cell-address="Indice.I16"/>
            <calcext:condition calcext:apply-style-name="cellule combat" calcext:value="contains-text(&quot;LaunchCombat&quot;)" calcext:base-cell-address="Indice.I16"/>
            <calcext:condition calcext:apply-style-name="cellule indice" calcext:value="contains-text(&quot;CheckFormula&quot;)" calcext:base-cell-address="Indice.I16"/>
            <calcext:condition calcext:apply-style-name="cellule indice" calcext:value="contains-text(&quot;GiveDirection&quot;)" calcext:base-cell-address="Indice.I16"/>
            <calcext:condition calcext:apply-style-name="cellule temps" calcext:value="contains-text(&quot;SetWeather&quot;)" calcext:base-cell-address="Indice.I16"/>
            <calcext:condition calcext:apply-style-name="cellule temps" calcext:value="contains-text(&quot;SwitchWeather&quot;)" calcext:base-cell-address="Indice.I16"/>
            <calcext:condition calcext:apply-style-name="cellule temps" calcext:value="contains-text(&quot;NextDay&quot;)" calcext:base-cell-address="Indice.I16"/>
            <calcext:condition calcext:apply-style-name="cellule temps" calcext:value="contains-text(&quot;CheckDay&quot;)" calcext:base-cell-address="Indice.I16"/>
            <calcext:condition calcext:apply-style-name="cellule histoire" calcext:value="contains-text(&quot;Leave&quot;)" calcext:base-cell-address="Indice.I16"/>
            <calcext:condition calcext:apply-style-name="cellule choice" calcext:value="contains-text(&quot;Choice&quot;)" calcext:base-cell-address="Indice.I16"/>
            <calcext:condition calcext:apply-style-name="cellule d'erreur" calcext:value="!=&quot;&quot;" calcext:base-cell-address="Indice.I16"/>
          </calcext:conditional-format>
          <calcext:conditional-format calcext:target-range-address="Naufragé.I14:Naufragé.I14">
            <calcext:condition calcext:apply-style-name="cellule histoire" calcext:value="contains-text(&quot;GoTo&quot;)" calcext:base-cell-address="Indice.I14"/>
            <calcext:condition calcext:apply-style-name="cellule histoire" calcext:value="contains-text(&quot;Conclude&quot;)" calcext:base-cell-address="Indice.I14"/>
            <calcext:condition calcext:apply-style-name="cellule random" calcext:value="contains-text(&quot;RandomPercent&quot;)" calcext:base-cell-address="Indice.I14"/>
            <calcext:condition calcext:apply-style-name="cellule random" calcext:value="contains-text(&quot;RandomRange&quot;)" calcext:base-cell-address="Indice.I14"/>
            <calcext:condition calcext:apply-style-name="cellule personnages" calcext:value="contains-text(&quot;NewCrew&quot;)" calcext:base-cell-address="Indice.I14"/>
            <calcext:condition calcext:apply-style-name="cellule personnages" calcext:value="contains-text(&quot;NewCharacter&quot;)" calcext:base-cell-address="Indice.I14"/>
            <calcext:condition calcext:apply-style-name="cellule personnages" calcext:value="contains-text(&quot;HideOther&quot;)" calcext:base-cell-address="Indice.I14"/>
            <calcext:condition calcext:apply-style-name="cellule personnages" calcext:value="contains-text(&quot;DeleteOther&quot;)" calcext:base-cell-address="Indice.I14"/>
            <calcext:condition calcext:apply-style-name="cellule narrateur" calcext:value="contains-text(&quot;Narrator&quot;)" calcext:base-cell-address="Indice.I14"/>
            <calcext:condition calcext:apply-style-name="cellule set choice" calcext:value="contains-text(&quot;SetChoices&quot;)" calcext:base-cell-address="Indice.I14"/>
            <calcext:condition calcext:apply-style-name="cellule dialogues" calcext:value="contains-text(&quot;PlayerSpeak&quot;)" calcext:base-cell-address="Indice.I14"/>
            <calcext:condition calcext:apply-style-name="cellule dialogues" calcext:value="contains-text(&quot;OtherSpeak&quot;)" calcext:base-cell-address="Indice.I14"/>
            <calcext:condition calcext:apply-style-name="cellule argent" calcext:value="contains-text(&quot;CheckGold&quot;)" calcext:base-cell-address="Indice.I14"/>
            <calcext:condition calcext:apply-style-name="cellule argent" calcext:value="contains-text(&quot;RemoveGold&quot;)" calcext:base-cell-address="Indice.I14"/>
            <calcext:condition calcext:apply-style-name="cellule argent" calcext:value="contains-text(&quot;AddGold&quot;)" calcext:base-cell-address="Indice.I14"/>
            <calcext:condition calcext:apply-style-name="cellule argent" calcext:value="contains-text(&quot;Loot&quot;)" calcext:base-cell-address="Indice.I14"/>
            <calcext:condition calcext:apply-style-name="cellule argent" calcext:value="contains-text(&quot;Trade&quot;)" calcext:base-cell-address="Indice.I14"/>
            <calcext:condition calcext:apply-style-name="cellule combat" calcext:value="contains-text(&quot;LaunchCombat&quot;)" calcext:base-cell-address="Indice.I14"/>
            <calcext:condition calcext:apply-style-name="cellule indice" calcext:value="contains-text(&quot;CheckFormula&quot;)" calcext:base-cell-address="Indice.I14"/>
            <calcext:condition calcext:apply-style-name="cellule indice" calcext:value="contains-text(&quot;GiveDirection&quot;)" calcext:base-cell-address="Indice.I14"/>
            <calcext:condition calcext:apply-style-name="cellule temps" calcext:value="contains-text(&quot;SetWeather&quot;)" calcext:base-cell-address="Indice.I14"/>
            <calcext:condition calcext:apply-style-name="cellule temps" calcext:value="contains-text(&quot;SwitchWeather&quot;)" calcext:base-cell-address="Indice.I14"/>
            <calcext:condition calcext:apply-style-name="cellule temps" calcext:value="contains-text(&quot;NextDay&quot;)" calcext:base-cell-address="Indice.I14"/>
            <calcext:condition calcext:apply-style-name="cellule temps" calcext:value="contains-text(&quot;CheckDay&quot;)" calcext:base-cell-address="Indice.I14"/>
            <calcext:condition calcext:apply-style-name="cellule histoire" calcext:value="contains-text(&quot;Leave&quot;)" calcext:base-cell-address="Indice.I14"/>
            <calcext:condition calcext:apply-style-name="cellule choice" calcext:value="contains-text(&quot;Choice&quot;)" calcext:base-cell-address="Indice.I14"/>
            <calcext:condition calcext:apply-style-name="cellule d'erreur" calcext:value="!=&quot;&quot;" calcext:base-cell-address="Indice.I14"/>
          </calcext:conditional-format>
          <calcext:conditional-format calcext:target-range-address="Naufragé.J13:Naufragé.J13">
            <calcext:condition calcext:apply-style-name="cellule histoire" calcext:value="contains-text(&quot;GoTo&quot;)" calcext:base-cell-address="Indice.J13"/>
            <calcext:condition calcext:apply-style-name="cellule histoire" calcext:value="contains-text(&quot;Conclude&quot;)" calcext:base-cell-address="Indice.J13"/>
            <calcext:condition calcext:apply-style-name="cellule random" calcext:value="contains-text(&quot;RandomPercent&quot;)" calcext:base-cell-address="Indice.J13"/>
            <calcext:condition calcext:apply-style-name="cellule random" calcext:value="contains-text(&quot;RandomRange&quot;)" calcext:base-cell-address="Indice.J13"/>
            <calcext:condition calcext:apply-style-name="cellule personnages" calcext:value="contains-text(&quot;NewCrew&quot;)" calcext:base-cell-address="Indice.J13"/>
            <calcext:condition calcext:apply-style-name="cellule personnages" calcext:value="contains-text(&quot;NewCharacter&quot;)" calcext:base-cell-address="Indice.J13"/>
            <calcext:condition calcext:apply-style-name="cellule personnages" calcext:value="contains-text(&quot;HideOther&quot;)" calcext:base-cell-address="Indice.J13"/>
            <calcext:condition calcext:apply-style-name="cellule personnages" calcext:value="contains-text(&quot;DeleteOther&quot;)" calcext:base-cell-address="Indice.J13"/>
            <calcext:condition calcext:apply-style-name="cellule narrateur" calcext:value="contains-text(&quot;Narrator&quot;)" calcext:base-cell-address="Indice.J13"/>
            <calcext:condition calcext:apply-style-name="cellule set choice" calcext:value="contains-text(&quot;SetChoices&quot;)" calcext:base-cell-address="Indice.J13"/>
            <calcext:condition calcext:apply-style-name="cellule dialogues" calcext:value="contains-text(&quot;PlayerSpeak&quot;)" calcext:base-cell-address="Indice.J13"/>
            <calcext:condition calcext:apply-style-name="cellule dialogues" calcext:value="contains-text(&quot;OtherSpeak&quot;)" calcext:base-cell-address="Indice.J13"/>
            <calcext:condition calcext:apply-style-name="cellule argent" calcext:value="contains-text(&quot;CheckGold&quot;)" calcext:base-cell-address="Indice.J13"/>
            <calcext:condition calcext:apply-style-name="cellule argent" calcext:value="contains-text(&quot;RemoveGold&quot;)" calcext:base-cell-address="Indice.J13"/>
            <calcext:condition calcext:apply-style-name="cellule argent" calcext:value="contains-text(&quot;AddGold&quot;)" calcext:base-cell-address="Indice.J13"/>
            <calcext:condition calcext:apply-style-name="cellule argent" calcext:value="contains-text(&quot;Loot&quot;)" calcext:base-cell-address="Indice.J13"/>
            <calcext:condition calcext:apply-style-name="cellule argent" calcext:value="contains-text(&quot;Trade&quot;)" calcext:base-cell-address="Indice.J13"/>
            <calcext:condition calcext:apply-style-name="cellule combat" calcext:value="contains-text(&quot;LaunchCombat&quot;)" calcext:base-cell-address="Indice.J13"/>
            <calcext:condition calcext:apply-style-name="cellule indice" calcext:value="contains-text(&quot;CheckFormula&quot;)" calcext:base-cell-address="Indice.J13"/>
            <calcext:condition calcext:apply-style-name="cellule indice" calcext:value="contains-text(&quot;GiveDirection&quot;)" calcext:base-cell-address="Indice.J13"/>
            <calcext:condition calcext:apply-style-name="cellule temps" calcext:value="contains-text(&quot;SetWeather&quot;)" calcext:base-cell-address="Indice.J13"/>
            <calcext:condition calcext:apply-style-name="cellule temps" calcext:value="contains-text(&quot;SwitchWeather&quot;)" calcext:base-cell-address="Indice.J13"/>
            <calcext:condition calcext:apply-style-name="cellule temps" calcext:value="contains-text(&quot;NextDay&quot;)" calcext:base-cell-address="Indice.J13"/>
            <calcext:condition calcext:apply-style-name="cellule temps" calcext:value="contains-text(&quot;CheckDay&quot;)" calcext:base-cell-address="Indice.J13"/>
            <calcext:condition calcext:apply-style-name="cellule histoire" calcext:value="contains-text(&quot;Leave&quot;)" calcext:base-cell-address="Indice.J13"/>
            <calcext:condition calcext:apply-style-name="cellule choice" calcext:value="contains-text(&quot;Choice&quot;)" calcext:base-cell-address="Indice.J13"/>
            <calcext:condition calcext:apply-style-name="cellule d'erreur" calcext:value="!=&quot;&quot;" calcext:base-cell-address="Indice.J13"/>
          </calcext:conditional-format>
          <calcext:conditional-format calcext:target-range-address="Naufragé.J18:Naufragé.J18">
            <calcext:condition calcext:apply-style-name="cellule histoire" calcext:value="contains-text(&quot;GoTo&quot;)" calcext:base-cell-address="Indice.J18"/>
            <calcext:condition calcext:apply-style-name="cellule histoire" calcext:value="contains-text(&quot;Conclude&quot;)" calcext:base-cell-address="Indice.J18"/>
            <calcext:condition calcext:apply-style-name="cellule random" calcext:value="contains-text(&quot;RandomPercent&quot;)" calcext:base-cell-address="Indice.J18"/>
            <calcext:condition calcext:apply-style-name="cellule random" calcext:value="contains-text(&quot;RandomRange&quot;)" calcext:base-cell-address="Indice.J18"/>
            <calcext:condition calcext:apply-style-name="cellule personnages" calcext:value="contains-text(&quot;NewCrew&quot;)" calcext:base-cell-address="Indice.J18"/>
            <calcext:condition calcext:apply-style-name="cellule personnages" calcext:value="contains-text(&quot;NewCharacter&quot;)" calcext:base-cell-address="Indice.J18"/>
            <calcext:condition calcext:apply-style-name="cellule personnages" calcext:value="contains-text(&quot;HideOther&quot;)" calcext:base-cell-address="Indice.J18"/>
            <calcext:condition calcext:apply-style-name="cellule personnages" calcext:value="contains-text(&quot;DeleteOther&quot;)" calcext:base-cell-address="Indice.J18"/>
            <calcext:condition calcext:apply-style-name="cellule narrateur" calcext:value="contains-text(&quot;Narrator&quot;)" calcext:base-cell-address="Indice.J18"/>
            <calcext:condition calcext:apply-style-name="cellule set choice" calcext:value="contains-text(&quot;SetChoices&quot;)" calcext:base-cell-address="Indice.J18"/>
            <calcext:condition calcext:apply-style-name="cellule dialogues" calcext:value="contains-text(&quot;PlayerSpeak&quot;)" calcext:base-cell-address="Indice.J18"/>
            <calcext:condition calcext:apply-style-name="cellule dialogues" calcext:value="contains-text(&quot;OtherSpeak&quot;)" calcext:base-cell-address="Indice.J18"/>
            <calcext:condition calcext:apply-style-name="cellule argent" calcext:value="contains-text(&quot;CheckGold&quot;)" calcext:base-cell-address="Indice.J18"/>
            <calcext:condition calcext:apply-style-name="cellule argent" calcext:value="contains-text(&quot;RemoveGold&quot;)" calcext:base-cell-address="Indice.J18"/>
            <calcext:condition calcext:apply-style-name="cellule argent" calcext:value="contains-text(&quot;AddGold&quot;)" calcext:base-cell-address="Indice.J18"/>
            <calcext:condition calcext:apply-style-name="cellule argent" calcext:value="contains-text(&quot;Loot&quot;)" calcext:base-cell-address="Indice.J18"/>
            <calcext:condition calcext:apply-style-name="cellule argent" calcext:value="contains-text(&quot;Trade&quot;)" calcext:base-cell-address="Indice.J18"/>
            <calcext:condition calcext:apply-style-name="cellule combat" calcext:value="contains-text(&quot;LaunchCombat&quot;)" calcext:base-cell-address="Indice.J18"/>
            <calcext:condition calcext:apply-style-name="cellule indice" calcext:value="contains-text(&quot;CheckFormula&quot;)" calcext:base-cell-address="Indice.J18"/>
            <calcext:condition calcext:apply-style-name="cellule indice" calcext:value="contains-text(&quot;GiveDirection&quot;)" calcext:base-cell-address="Indice.J18"/>
            <calcext:condition calcext:apply-style-name="cellule temps" calcext:value="contains-text(&quot;SetWeather&quot;)" calcext:base-cell-address="Indice.J18"/>
            <calcext:condition calcext:apply-style-name="cellule temps" calcext:value="contains-text(&quot;SwitchWeather&quot;)" calcext:base-cell-address="Indice.J18"/>
            <calcext:condition calcext:apply-style-name="cellule temps" calcext:value="contains-text(&quot;NextDay&quot;)" calcext:base-cell-address="Indice.J18"/>
            <calcext:condition calcext:apply-style-name="cellule temps" calcext:value="contains-text(&quot;CheckDay&quot;)" calcext:base-cell-address="Indice.J18"/>
            <calcext:condition calcext:apply-style-name="cellule histoire" calcext:value="contains-text(&quot;Leave&quot;)" calcext:base-cell-address="Indice.J18"/>
            <calcext:condition calcext:apply-style-name="cellule choice" calcext:value="contains-text(&quot;Choice&quot;)" calcext:base-cell-address="Indice.J18"/>
            <calcext:condition calcext:apply-style-name="cellule d'erreur" calcext:value="!=&quot;&quot;" calcext:base-cell-address="Indice.J18"/>
          </calcext:conditional-format>
          <calcext:conditional-format calcext:target-range-address="Naufragé.J17:Naufragé.J17 Naufragé.J15:Naufragé.J15">
            <calcext:condition calcext:apply-style-name="cellule histoire" calcext:value="contains-text(&quot;GoTo&quot;)" calcext:base-cell-address="Indice.J15"/>
            <calcext:condition calcext:apply-style-name="cellule histoire" calcext:value="contains-text(&quot;Conclude&quot;)" calcext:base-cell-address="Indice.J15"/>
            <calcext:condition calcext:apply-style-name="cellule random" calcext:value="contains-text(&quot;RandomPercent&quot;)" calcext:base-cell-address="Indice.J15"/>
            <calcext:condition calcext:apply-style-name="cellule random" calcext:value="contains-text(&quot;RandomRange&quot;)" calcext:base-cell-address="Indice.J15"/>
            <calcext:condition calcext:apply-style-name="cellule personnages" calcext:value="contains-text(&quot;NewCrew&quot;)" calcext:base-cell-address="Indice.J15"/>
            <calcext:condition calcext:apply-style-name="cellule personnages" calcext:value="contains-text(&quot;NewCharacter&quot;)" calcext:base-cell-address="Indice.J15"/>
            <calcext:condition calcext:apply-style-name="cellule personnages" calcext:value="contains-text(&quot;HideOther&quot;)" calcext:base-cell-address="Indice.J15"/>
            <calcext:condition calcext:apply-style-name="cellule personnages" calcext:value="contains-text(&quot;DeleteOther&quot;)" calcext:base-cell-address="Indice.J15"/>
            <calcext:condition calcext:apply-style-name="cellule narrateur" calcext:value="contains-text(&quot;Narrator&quot;)" calcext:base-cell-address="Indice.J15"/>
            <calcext:condition calcext:apply-style-name="cellule set choice" calcext:value="contains-text(&quot;SetChoices&quot;)" calcext:base-cell-address="Indice.J15"/>
            <calcext:condition calcext:apply-style-name="cellule dialogues" calcext:value="contains-text(&quot;PlayerSpeak&quot;)" calcext:base-cell-address="Indice.J15"/>
            <calcext:condition calcext:apply-style-name="cellule dialogues" calcext:value="contains-text(&quot;OtherSpeak&quot;)" calcext:base-cell-address="Indice.J15"/>
            <calcext:condition calcext:apply-style-name="cellule argent" calcext:value="contains-text(&quot;CheckGold&quot;)" calcext:base-cell-address="Indice.J15"/>
            <calcext:condition calcext:apply-style-name="cellule argent" calcext:value="contains-text(&quot;RemoveGold&quot;)" calcext:base-cell-address="Indice.J15"/>
            <calcext:condition calcext:apply-style-name="cellule argent" calcext:value="contains-text(&quot;AddGold&quot;)" calcext:base-cell-address="Indice.J15"/>
            <calcext:condition calcext:apply-style-name="cellule argent" calcext:value="contains-text(&quot;Loot&quot;)" calcext:base-cell-address="Indice.J15"/>
            <calcext:condition calcext:apply-style-name="cellule argent" calcext:value="contains-text(&quot;Trade&quot;)" calcext:base-cell-address="Indice.J15"/>
            <calcext:condition calcext:apply-style-name="cellule combat" calcext:value="contains-text(&quot;LaunchCombat&quot;)" calcext:base-cell-address="Indice.J15"/>
            <calcext:condition calcext:apply-style-name="cellule indice" calcext:value="contains-text(&quot;CheckFormula&quot;)" calcext:base-cell-address="Indice.J15"/>
            <calcext:condition calcext:apply-style-name="cellule indice" calcext:value="contains-text(&quot;GiveDirection&quot;)" calcext:base-cell-address="Indice.J15"/>
            <calcext:condition calcext:apply-style-name="cellule temps" calcext:value="contains-text(&quot;SetWeather&quot;)" calcext:base-cell-address="Indice.J15"/>
            <calcext:condition calcext:apply-style-name="cellule temps" calcext:value="contains-text(&quot;SwitchWeather&quot;)" calcext:base-cell-address="Indice.J15"/>
            <calcext:condition calcext:apply-style-name="cellule temps" calcext:value="contains-text(&quot;NextDay&quot;)" calcext:base-cell-address="Indice.J15"/>
            <calcext:condition calcext:apply-style-name="cellule temps" calcext:value="contains-text(&quot;CheckDay&quot;)" calcext:base-cell-address="Indice.J15"/>
            <calcext:condition calcext:apply-style-name="cellule histoire" calcext:value="contains-text(&quot;Leave&quot;)" calcext:base-cell-address="Indice.J15"/>
            <calcext:condition calcext:apply-style-name="cellule choice" calcext:value="contains-text(&quot;Choice&quot;)" calcext:base-cell-address="Indice.J15"/>
            <calcext:condition calcext:apply-style-name="cellule d'erreur" calcext:value="!=&quot;&quot;" calcext:base-cell-address="Indice.J15"/>
          </calcext:conditional-format>
          <calcext:conditional-format calcext:target-range-address="Naufragé.J14:Naufragé.J14">
            <calcext:condition calcext:apply-style-name="cellule histoire" calcext:value="contains-text(&quot;GoTo&quot;)" calcext:base-cell-address="Indice.J14"/>
            <calcext:condition calcext:apply-style-name="cellule histoire" calcext:value="contains-text(&quot;Conclude&quot;)" calcext:base-cell-address="Indice.J14"/>
            <calcext:condition calcext:apply-style-name="cellule random" calcext:value="contains-text(&quot;RandomPercent&quot;)" calcext:base-cell-address="Indice.J14"/>
            <calcext:condition calcext:apply-style-name="cellule random" calcext:value="contains-text(&quot;RandomRange&quot;)" calcext:base-cell-address="Indice.J14"/>
            <calcext:condition calcext:apply-style-name="cellule personnages" calcext:value="contains-text(&quot;NewCrew&quot;)" calcext:base-cell-address="Indice.J14"/>
            <calcext:condition calcext:apply-style-name="cellule personnages" calcext:value="contains-text(&quot;NewCharacter&quot;)" calcext:base-cell-address="Indice.J14"/>
            <calcext:condition calcext:apply-style-name="cellule personnages" calcext:value="contains-text(&quot;HideOther&quot;)" calcext:base-cell-address="Indice.J14"/>
            <calcext:condition calcext:apply-style-name="cellule personnages" calcext:value="contains-text(&quot;DeleteOther&quot;)" calcext:base-cell-address="Indice.J14"/>
            <calcext:condition calcext:apply-style-name="cellule narrateur" calcext:value="contains-text(&quot;Narrator&quot;)" calcext:base-cell-address="Indice.J14"/>
            <calcext:condition calcext:apply-style-name="cellule set choice" calcext:value="contains-text(&quot;SetChoices&quot;)" calcext:base-cell-address="Indice.J14"/>
            <calcext:condition calcext:apply-style-name="cellule dialogues" calcext:value="contains-text(&quot;PlayerSpeak&quot;)" calcext:base-cell-address="Indice.J14"/>
            <calcext:condition calcext:apply-style-name="cellule dialogues" calcext:value="contains-text(&quot;OtherSpeak&quot;)" calcext:base-cell-address="Indice.J14"/>
            <calcext:condition calcext:apply-style-name="cellule argent" calcext:value="contains-text(&quot;CheckGold&quot;)" calcext:base-cell-address="Indice.J14"/>
            <calcext:condition calcext:apply-style-name="cellule argent" calcext:value="contains-text(&quot;RemoveGold&quot;)" calcext:base-cell-address="Indice.J14"/>
            <calcext:condition calcext:apply-style-name="cellule argent" calcext:value="contains-text(&quot;AddGold&quot;)" calcext:base-cell-address="Indice.J14"/>
            <calcext:condition calcext:apply-style-name="cellule argent" calcext:value="contains-text(&quot;Loot&quot;)" calcext:base-cell-address="Indice.J14"/>
            <calcext:condition calcext:apply-style-name="cellule argent" calcext:value="contains-text(&quot;Trade&quot;)" calcext:base-cell-address="Indice.J14"/>
            <calcext:condition calcext:apply-style-name="cellule combat" calcext:value="contains-text(&quot;LaunchCombat&quot;)" calcext:base-cell-address="Indice.J14"/>
            <calcext:condition calcext:apply-style-name="cellule indice" calcext:value="contains-text(&quot;CheckFormula&quot;)" calcext:base-cell-address="Indice.J14"/>
            <calcext:condition calcext:apply-style-name="cellule indice" calcext:value="contains-text(&quot;GiveDirection&quot;)" calcext:base-cell-address="Indice.J14"/>
            <calcext:condition calcext:apply-style-name="cellule temps" calcext:value="contains-text(&quot;SetWeather&quot;)" calcext:base-cell-address="Indice.J14"/>
            <calcext:condition calcext:apply-style-name="cellule temps" calcext:value="contains-text(&quot;SwitchWeather&quot;)" calcext:base-cell-address="Indice.J14"/>
            <calcext:condition calcext:apply-style-name="cellule temps" calcext:value="contains-text(&quot;NextDay&quot;)" calcext:base-cell-address="Indice.J14"/>
            <calcext:condition calcext:apply-style-name="cellule temps" calcext:value="contains-text(&quot;CheckDay&quot;)" calcext:base-cell-address="Indice.J14"/>
            <calcext:condition calcext:apply-style-name="cellule histoire" calcext:value="contains-text(&quot;Leave&quot;)" calcext:base-cell-address="Indice.J14"/>
            <calcext:condition calcext:apply-style-name="cellule choice" calcext:value="contains-text(&quot;Choice&quot;)" calcext:base-cell-address="Indice.J14"/>
            <calcext:condition calcext:apply-style-name="cellule d'erreur" calcext:value="!=&quot;&quot;" calcext:base-cell-address="Indice.J14"/>
          </calcext:conditional-format>
          <calcext:conditional-format calcext:target-range-address="Naufragé.G13:Naufragé.H14 Naufragé.H12:Naufragé.H12">
            <calcext:condition calcext:apply-style-name="cellule histoire" calcext:value="contains-text(&quot;GoTo&quot;)" calcext:base-cell-address="Indice.G12"/>
            <calcext:condition calcext:apply-style-name="cellule histoire" calcext:value="contains-text(&quot;Conclude&quot;)" calcext:base-cell-address="Indice.G12"/>
            <calcext:condition calcext:apply-style-name="cellule random" calcext:value="contains-text(&quot;RandomPercent&quot;)" calcext:base-cell-address="Indice.G12"/>
            <calcext:condition calcext:apply-style-name="cellule random" calcext:value="contains-text(&quot;RandomRange&quot;)" calcext:base-cell-address="Indice.G12"/>
            <calcext:condition calcext:apply-style-name="cellule personnages" calcext:value="contains-text(&quot;NewCrew&quot;)" calcext:base-cell-address="Indice.G12"/>
            <calcext:condition calcext:apply-style-name="cellule personnages" calcext:value="contains-text(&quot;NewCharacter&quot;)" calcext:base-cell-address="Indice.G12"/>
            <calcext:condition calcext:apply-style-name="cellule personnages" calcext:value="contains-text(&quot;HideOther&quot;)" calcext:base-cell-address="Indice.G12"/>
            <calcext:condition calcext:apply-style-name="cellule personnages" calcext:value="contains-text(&quot;DeleteOther&quot;)" calcext:base-cell-address="Indice.G12"/>
            <calcext:condition calcext:apply-style-name="cellule narrateur" calcext:value="contains-text(&quot;Narrator&quot;)" calcext:base-cell-address="Indice.G12"/>
            <calcext:condition calcext:apply-style-name="cellule set choice" calcext:value="contains-text(&quot;SetChoices&quot;)" calcext:base-cell-address="Indice.G12"/>
            <calcext:condition calcext:apply-style-name="cellule dialogues" calcext:value="contains-text(&quot;PlayerSpeak&quot;)" calcext:base-cell-address="Indice.G12"/>
            <calcext:condition calcext:apply-style-name="cellule dialogues" calcext:value="contains-text(&quot;OtherSpeak&quot;)" calcext:base-cell-address="Indice.G12"/>
            <calcext:condition calcext:apply-style-name="cellule argent" calcext:value="contains-text(&quot;CheckGold&quot;)" calcext:base-cell-address="Indice.G12"/>
            <calcext:condition calcext:apply-style-name="cellule argent" calcext:value="contains-text(&quot;RemoveGold&quot;)" calcext:base-cell-address="Indice.G12"/>
            <calcext:condition calcext:apply-style-name="cellule argent" calcext:value="contains-text(&quot;AddGold&quot;)" calcext:base-cell-address="Indice.G12"/>
            <calcext:condition calcext:apply-style-name="cellule argent" calcext:value="contains-text(&quot;Loot&quot;)" calcext:base-cell-address="Indice.G12"/>
            <calcext:condition calcext:apply-style-name="cellule argent" calcext:value="contains-text(&quot;Trade&quot;)" calcext:base-cell-address="Indice.G12"/>
            <calcext:condition calcext:apply-style-name="cellule combat" calcext:value="contains-text(&quot;LaunchCombat&quot;)" calcext:base-cell-address="Indice.G12"/>
            <calcext:condition calcext:apply-style-name="cellule indice" calcext:value="contains-text(&quot;CheckFormula&quot;)" calcext:base-cell-address="Indice.G12"/>
            <calcext:condition calcext:apply-style-name="cellule indice" calcext:value="contains-text(&quot;GiveDirection&quot;)" calcext:base-cell-address="Indice.G12"/>
            <calcext:condition calcext:apply-style-name="cellule temps" calcext:value="contains-text(&quot;SetWeather&quot;)" calcext:base-cell-address="Indice.G12"/>
            <calcext:condition calcext:apply-style-name="cellule temps" calcext:value="contains-text(&quot;SwitchWeather&quot;)" calcext:base-cell-address="Indice.G12"/>
            <calcext:condition calcext:apply-style-name="cellule temps" calcext:value="contains-text(&quot;NextDay&quot;)" calcext:base-cell-address="Indice.G12"/>
            <calcext:condition calcext:apply-style-name="cellule temps" calcext:value="contains-text(&quot;CheckDay&quot;)" calcext:base-cell-address="Indice.G12"/>
            <calcext:condition calcext:apply-style-name="cellule histoire" calcext:value="contains-text(&quot;Leave&quot;)" calcext:base-cell-address="Indice.G12"/>
            <calcext:condition calcext:apply-style-name="cellule choice" calcext:value="contains-text(&quot;Choice&quot;)" calcext:base-cell-address="Indice.G12"/>
            <calcext:condition calcext:apply-style-name="cellule d'erreur" calcext:value="!=&quot;&quot;" calcext:base-cell-address="Indice.G12"/>
          </calcext:conditional-format>
          <calcext:conditional-format calcext:target-range-address="Naufragé.E13:Naufragé.F13 Naufragé.E14:Naufragé.E14">
            <calcext:condition calcext:apply-style-name="cellule histoire" calcext:value="contains-text(&quot;GoTo&quot;)" calcext:base-cell-address="Indice.E13"/>
            <calcext:condition calcext:apply-style-name="cellule histoire" calcext:value="contains-text(&quot;Conclude&quot;)" calcext:base-cell-address="Indice.E13"/>
            <calcext:condition calcext:apply-style-name="cellule random" calcext:value="contains-text(&quot;RandomPercent&quot;)" calcext:base-cell-address="Indice.E13"/>
            <calcext:condition calcext:apply-style-name="cellule random" calcext:value="contains-text(&quot;RandomRange&quot;)" calcext:base-cell-address="Indice.E13"/>
            <calcext:condition calcext:apply-style-name="cellule personnages" calcext:value="contains-text(&quot;NewCrew&quot;)" calcext:base-cell-address="Indice.E13"/>
            <calcext:condition calcext:apply-style-name="cellule personnages" calcext:value="contains-text(&quot;NewCharacter&quot;)" calcext:base-cell-address="Indice.E13"/>
            <calcext:condition calcext:apply-style-name="cellule personnages" calcext:value="contains-text(&quot;HideOther&quot;)" calcext:base-cell-address="Indice.E13"/>
            <calcext:condition calcext:apply-style-name="cellule personnages" calcext:value="contains-text(&quot;DeleteOther&quot;)" calcext:base-cell-address="Indice.E13"/>
            <calcext:condition calcext:apply-style-name="cellule narrateur" calcext:value="contains-text(&quot;Narrator&quot;)" calcext:base-cell-address="Indice.E13"/>
            <calcext:condition calcext:apply-style-name="cellule set choice" calcext:value="contains-text(&quot;SetChoices&quot;)" calcext:base-cell-address="Indice.E13"/>
            <calcext:condition calcext:apply-style-name="cellule dialogues" calcext:value="contains-text(&quot;PlayerSpeak&quot;)" calcext:base-cell-address="Indice.E13"/>
            <calcext:condition calcext:apply-style-name="cellule dialogues" calcext:value="contains-text(&quot;OtherSpeak&quot;)" calcext:base-cell-address="Indice.E13"/>
            <calcext:condition calcext:apply-style-name="cellule argent" calcext:value="contains-text(&quot;CheckGold&quot;)" calcext:base-cell-address="Indice.E13"/>
            <calcext:condition calcext:apply-style-name="cellule argent" calcext:value="contains-text(&quot;RemoveGold&quot;)" calcext:base-cell-address="Indice.E13"/>
            <calcext:condition calcext:apply-style-name="cellule argent" calcext:value="contains-text(&quot;AddGold&quot;)" calcext:base-cell-address="Indice.E13"/>
            <calcext:condition calcext:apply-style-name="cellule argent" calcext:value="contains-text(&quot;Loot&quot;)" calcext:base-cell-address="Indice.E13"/>
            <calcext:condition calcext:apply-style-name="cellule argent" calcext:value="contains-text(&quot;Trade&quot;)" calcext:base-cell-address="Indice.E13"/>
            <calcext:condition calcext:apply-style-name="cellule combat" calcext:value="contains-text(&quot;LaunchCombat&quot;)" calcext:base-cell-address="Indice.E13"/>
            <calcext:condition calcext:apply-style-name="cellule indice" calcext:value="contains-text(&quot;CheckFormula&quot;)" calcext:base-cell-address="Indice.E13"/>
            <calcext:condition calcext:apply-style-name="cellule indice" calcext:value="contains-text(&quot;GiveDirection&quot;)" calcext:base-cell-address="Indice.E13"/>
            <calcext:condition calcext:apply-style-name="cellule temps" calcext:value="contains-text(&quot;SetWeather&quot;)" calcext:base-cell-address="Indice.E13"/>
            <calcext:condition calcext:apply-style-name="cellule temps" calcext:value="contains-text(&quot;SwitchWeather&quot;)" calcext:base-cell-address="Indice.E13"/>
            <calcext:condition calcext:apply-style-name="cellule temps" calcext:value="contains-text(&quot;NextDay&quot;)" calcext:base-cell-address="Indice.E13"/>
            <calcext:condition calcext:apply-style-name="cellule temps" calcext:value="contains-text(&quot;CheckDay&quot;)" calcext:base-cell-address="Indice.E13"/>
            <calcext:condition calcext:apply-style-name="cellule histoire" calcext:value="contains-text(&quot;Leave&quot;)" calcext:base-cell-address="Indice.E13"/>
            <calcext:condition calcext:apply-style-name="cellule choice" calcext:value="contains-text(&quot;Choice&quot;)" calcext:base-cell-address="Indice.E13"/>
            <calcext:condition calcext:apply-style-name="cellule d'erreur" calcext:value="!=&quot;&quot;" calcext:base-cell-address="Indice.E13"/>
          </calcext:conditional-format>
          <calcext:conditional-format calcext:target-range-address="Naufragé.E12:Naufragé.E12">
            <calcext:condition calcext:apply-style-name="cellule histoire" calcext:value="contains-text(&quot;GoTo&quot;)" calcext:base-cell-address="Indice.E12"/>
            <calcext:condition calcext:apply-style-name="cellule histoire" calcext:value="contains-text(&quot;Conclude&quot;)" calcext:base-cell-address="Indice.E12"/>
            <calcext:condition calcext:apply-style-name="cellule random" calcext:value="contains-text(&quot;RandomPercent&quot;)" calcext:base-cell-address="Indice.E12"/>
            <calcext:condition calcext:apply-style-name="cellule random" calcext:value="contains-text(&quot;RandomRange&quot;)" calcext:base-cell-address="Indice.E12"/>
            <calcext:condition calcext:apply-style-name="cellule personnages" calcext:value="contains-text(&quot;NewCrew&quot;)" calcext:base-cell-address="Indice.E12"/>
            <calcext:condition calcext:apply-style-name="cellule personnages" calcext:value="contains-text(&quot;NewCharacter&quot;)" calcext:base-cell-address="Indice.E12"/>
            <calcext:condition calcext:apply-style-name="cellule personnages" calcext:value="contains-text(&quot;HideOther&quot;)" calcext:base-cell-address="Indice.E12"/>
            <calcext:condition calcext:apply-style-name="cellule personnages" calcext:value="contains-text(&quot;DeleteOther&quot;)" calcext:base-cell-address="Indice.E12"/>
            <calcext:condition calcext:apply-style-name="cellule narrateur" calcext:value="contains-text(&quot;Narrator&quot;)" calcext:base-cell-address="Indice.E12"/>
            <calcext:condition calcext:apply-style-name="cellule set choice" calcext:value="contains-text(&quot;SetChoices&quot;)" calcext:base-cell-address="Indice.E12"/>
            <calcext:condition calcext:apply-style-name="cellule dialogues" calcext:value="contains-text(&quot;PlayerSpeak&quot;)" calcext:base-cell-address="Indice.E12"/>
            <calcext:condition calcext:apply-style-name="cellule dialogues" calcext:value="contains-text(&quot;OtherSpeak&quot;)" calcext:base-cell-address="Indice.E12"/>
            <calcext:condition calcext:apply-style-name="cellule argent" calcext:value="contains-text(&quot;CheckGold&quot;)" calcext:base-cell-address="Indice.E12"/>
            <calcext:condition calcext:apply-style-name="cellule argent" calcext:value="contains-text(&quot;RemoveGold&quot;)" calcext:base-cell-address="Indice.E12"/>
            <calcext:condition calcext:apply-style-name="cellule argent" calcext:value="contains-text(&quot;AddGold&quot;)" calcext:base-cell-address="Indice.E12"/>
            <calcext:condition calcext:apply-style-name="cellule argent" calcext:value="contains-text(&quot;Loot&quot;)" calcext:base-cell-address="Indice.E12"/>
            <calcext:condition calcext:apply-style-name="cellule argent" calcext:value="contains-text(&quot;Trade&quot;)" calcext:base-cell-address="Indice.E12"/>
            <calcext:condition calcext:apply-style-name="cellule combat" calcext:value="contains-text(&quot;LaunchCombat&quot;)" calcext:base-cell-address="Indice.E12"/>
            <calcext:condition calcext:apply-style-name="cellule indice" calcext:value="contains-text(&quot;CheckFormula&quot;)" calcext:base-cell-address="Indice.E12"/>
            <calcext:condition calcext:apply-style-name="cellule indice" calcext:value="contains-text(&quot;GiveDirection&quot;)" calcext:base-cell-address="Indice.E12"/>
            <calcext:condition calcext:apply-style-name="cellule temps" calcext:value="contains-text(&quot;SetWeather&quot;)" calcext:base-cell-address="Indice.E12"/>
            <calcext:condition calcext:apply-style-name="cellule temps" calcext:value="contains-text(&quot;SwitchWeather&quot;)" calcext:base-cell-address="Indice.E12"/>
            <calcext:condition calcext:apply-style-name="cellule temps" calcext:value="contains-text(&quot;NextDay&quot;)" calcext:base-cell-address="Indice.E12"/>
            <calcext:condition calcext:apply-style-name="cellule temps" calcext:value="contains-text(&quot;CheckDay&quot;)" calcext:base-cell-address="Indice.E12"/>
            <calcext:condition calcext:apply-style-name="cellule histoire" calcext:value="contains-text(&quot;Leave&quot;)" calcext:base-cell-address="Indice.E12"/>
            <calcext:condition calcext:apply-style-name="cellule choice" calcext:value="contains-text(&quot;Choice&quot;)" calcext:base-cell-address="Indice.E12"/>
            <calcext:condition calcext:apply-style-name="cellule d'erreur" calcext:value="!=&quot;&quot;" calcext:base-cell-address="Indice.E12"/>
          </calcext:conditional-format>
          <calcext:conditional-format calcext:target-range-address="Naufragé.F14:Naufragé.F14">
            <calcext:condition calcext:apply-style-name="cellule histoire" calcext:value="contains-text(&quot;GoTo&quot;)" calcext:base-cell-address="Indice.F14"/>
            <calcext:condition calcext:apply-style-name="cellule histoire" calcext:value="contains-text(&quot;Conclude&quot;)" calcext:base-cell-address="Indice.F14"/>
            <calcext:condition calcext:apply-style-name="cellule random" calcext:value="contains-text(&quot;RandomPercent&quot;)" calcext:base-cell-address="Indice.F14"/>
            <calcext:condition calcext:apply-style-name="cellule random" calcext:value="contains-text(&quot;RandomRange&quot;)" calcext:base-cell-address="Indice.F14"/>
            <calcext:condition calcext:apply-style-name="cellule personnages" calcext:value="contains-text(&quot;NewCrew&quot;)" calcext:base-cell-address="Indice.F14"/>
            <calcext:condition calcext:apply-style-name="cellule personnages" calcext:value="contains-text(&quot;NewCharacter&quot;)" calcext:base-cell-address="Indice.F14"/>
            <calcext:condition calcext:apply-style-name="cellule personnages" calcext:value="contains-text(&quot;HideOther&quot;)" calcext:base-cell-address="Indice.F14"/>
            <calcext:condition calcext:apply-style-name="cellule personnages" calcext:value="contains-text(&quot;DeleteOther&quot;)" calcext:base-cell-address="Indice.F14"/>
            <calcext:condition calcext:apply-style-name="cellule narrateur" calcext:value="contains-text(&quot;Narrator&quot;)" calcext:base-cell-address="Indice.F14"/>
            <calcext:condition calcext:apply-style-name="cellule set choice" calcext:value="contains-text(&quot;SetChoices&quot;)" calcext:base-cell-address="Indice.F14"/>
            <calcext:condition calcext:apply-style-name="cellule dialogues" calcext:value="contains-text(&quot;PlayerSpeak&quot;)" calcext:base-cell-address="Indice.F14"/>
            <calcext:condition calcext:apply-style-name="cellule dialogues" calcext:value="contains-text(&quot;OtherSpeak&quot;)" calcext:base-cell-address="Indice.F14"/>
            <calcext:condition calcext:apply-style-name="cellule argent" calcext:value="contains-text(&quot;CheckGold&quot;)" calcext:base-cell-address="Indice.F14"/>
            <calcext:condition calcext:apply-style-name="cellule argent" calcext:value="contains-text(&quot;RemoveGold&quot;)" calcext:base-cell-address="Indice.F14"/>
            <calcext:condition calcext:apply-style-name="cellule argent" calcext:value="contains-text(&quot;AddGold&quot;)" calcext:base-cell-address="Indice.F14"/>
            <calcext:condition calcext:apply-style-name="cellule argent" calcext:value="contains-text(&quot;Loot&quot;)" calcext:base-cell-address="Indice.F14"/>
            <calcext:condition calcext:apply-style-name="cellule argent" calcext:value="contains-text(&quot;Trade&quot;)" calcext:base-cell-address="Indice.F14"/>
            <calcext:condition calcext:apply-style-name="cellule combat" calcext:value="contains-text(&quot;LaunchCombat&quot;)" calcext:base-cell-address="Indice.F14"/>
            <calcext:condition calcext:apply-style-name="cellule indice" calcext:value="contains-text(&quot;CheckFormula&quot;)" calcext:base-cell-address="Indice.F14"/>
            <calcext:condition calcext:apply-style-name="cellule indice" calcext:value="contains-text(&quot;GiveDirection&quot;)" calcext:base-cell-address="Indice.F14"/>
            <calcext:condition calcext:apply-style-name="cellule temps" calcext:value="contains-text(&quot;SetWeather&quot;)" calcext:base-cell-address="Indice.F14"/>
            <calcext:condition calcext:apply-style-name="cellule temps" calcext:value="contains-text(&quot;SwitchWeather&quot;)" calcext:base-cell-address="Indice.F14"/>
            <calcext:condition calcext:apply-style-name="cellule temps" calcext:value="contains-text(&quot;NextDay&quot;)" calcext:base-cell-address="Indice.F14"/>
            <calcext:condition calcext:apply-style-name="cellule temps" calcext:value="contains-text(&quot;CheckDay&quot;)" calcext:base-cell-address="Indice.F14"/>
            <calcext:condition calcext:apply-style-name="cellule histoire" calcext:value="contains-text(&quot;Leave&quot;)" calcext:base-cell-address="Indice.F14"/>
            <calcext:condition calcext:apply-style-name="cellule choice" calcext:value="contains-text(&quot;Choice&quot;)" calcext:base-cell-address="Indice.F14"/>
            <calcext:condition calcext:apply-style-name="cellule d'erreur" calcext:value="!=&quot;&quot;" calcext:base-cell-address="Indice.F14"/>
          </calcext:conditional-format>
          <calcext:conditional-format calcext:target-range-address="Naufragé.G12:Naufragé.G12">
            <calcext:condition calcext:apply-style-name="cellule histoire" calcext:value="contains-text(&quot;GoTo&quot;)" calcext:base-cell-address="Indice.G12"/>
            <calcext:condition calcext:apply-style-name="cellule histoire" calcext:value="contains-text(&quot;Conclude&quot;)" calcext:base-cell-address="Indice.G12"/>
            <calcext:condition calcext:apply-style-name="cellule random" calcext:value="contains-text(&quot;RandomPercent&quot;)" calcext:base-cell-address="Indice.G12"/>
            <calcext:condition calcext:apply-style-name="cellule random" calcext:value="contains-text(&quot;RandomRange&quot;)" calcext:base-cell-address="Indice.G12"/>
            <calcext:condition calcext:apply-style-name="cellule personnages" calcext:value="contains-text(&quot;NewCrew&quot;)" calcext:base-cell-address="Indice.G12"/>
            <calcext:condition calcext:apply-style-name="cellule personnages" calcext:value="contains-text(&quot;NewCharacter&quot;)" calcext:base-cell-address="Indice.G12"/>
            <calcext:condition calcext:apply-style-name="cellule personnages" calcext:value="contains-text(&quot;HideOther&quot;)" calcext:base-cell-address="Indice.G12"/>
            <calcext:condition calcext:apply-style-name="cellule personnages" calcext:value="contains-text(&quot;DeleteOther&quot;)" calcext:base-cell-address="Indice.G12"/>
            <calcext:condition calcext:apply-style-name="cellule narrateur" calcext:value="contains-text(&quot;Narrator&quot;)" calcext:base-cell-address="Indice.G12"/>
            <calcext:condition calcext:apply-style-name="cellule set choice" calcext:value="contains-text(&quot;SetChoices&quot;)" calcext:base-cell-address="Indice.G12"/>
            <calcext:condition calcext:apply-style-name="cellule dialogues" calcext:value="contains-text(&quot;PlayerSpeak&quot;)" calcext:base-cell-address="Indice.G12"/>
            <calcext:condition calcext:apply-style-name="cellule dialogues" calcext:value="contains-text(&quot;OtherSpeak&quot;)" calcext:base-cell-address="Indice.G12"/>
            <calcext:condition calcext:apply-style-name="cellule argent" calcext:value="contains-text(&quot;CheckGold&quot;)" calcext:base-cell-address="Indice.G12"/>
            <calcext:condition calcext:apply-style-name="cellule argent" calcext:value="contains-text(&quot;RemoveGold&quot;)" calcext:base-cell-address="Indice.G12"/>
            <calcext:condition calcext:apply-style-name="cellule argent" calcext:value="contains-text(&quot;AddGold&quot;)" calcext:base-cell-address="Indice.G12"/>
            <calcext:condition calcext:apply-style-name="cellule argent" calcext:value="contains-text(&quot;Loot&quot;)" calcext:base-cell-address="Indice.G12"/>
            <calcext:condition calcext:apply-style-name="cellule argent" calcext:value="contains-text(&quot;Trade&quot;)" calcext:base-cell-address="Indice.G12"/>
            <calcext:condition calcext:apply-style-name="cellule combat" calcext:value="contains-text(&quot;LaunchCombat&quot;)" calcext:base-cell-address="Indice.G12"/>
            <calcext:condition calcext:apply-style-name="cellule indice" calcext:value="contains-text(&quot;CheckFormula&quot;)" calcext:base-cell-address="Indice.G12"/>
            <calcext:condition calcext:apply-style-name="cellule indice" calcext:value="contains-text(&quot;GiveDirection&quot;)" calcext:base-cell-address="Indice.G12"/>
            <calcext:condition calcext:apply-style-name="cellule temps" calcext:value="contains-text(&quot;SetWeather&quot;)" calcext:base-cell-address="Indice.G12"/>
            <calcext:condition calcext:apply-style-name="cellule temps" calcext:value="contains-text(&quot;SwitchWeather&quot;)" calcext:base-cell-address="Indice.G12"/>
            <calcext:condition calcext:apply-style-name="cellule temps" calcext:value="contains-text(&quot;NextDay&quot;)" calcext:base-cell-address="Indice.G12"/>
            <calcext:condition calcext:apply-style-name="cellule temps" calcext:value="contains-text(&quot;CheckDay&quot;)" calcext:base-cell-address="Indice.G12"/>
            <calcext:condition calcext:apply-style-name="cellule histoire" calcext:value="contains-text(&quot;Leave&quot;)" calcext:base-cell-address="Indice.G12"/>
            <calcext:condition calcext:apply-style-name="cellule choice" calcext:value="contains-text(&quot;Choice&quot;)" calcext:base-cell-address="Indice.G12"/>
            <calcext:condition calcext:apply-style-name="cellule d'erreur" calcext:value="!=&quot;&quot;" calcext:base-cell-address="Indice.G12"/>
          </calcext:conditional-format>
          <calcext:conditional-format calcext:target-range-address="Naufragé.G12:Naufragé.G12">
            <calcext:condition calcext:apply-style-name="cellule histoire" calcext:value="contains-text(&quot;GoTo&quot;)" calcext:base-cell-address="Indice.G12"/>
            <calcext:condition calcext:apply-style-name="cellule histoire" calcext:value="contains-text(&quot;Conclude&quot;)" calcext:base-cell-address="Indice.G12"/>
            <calcext:condition calcext:apply-style-name="cellule random" calcext:value="contains-text(&quot;RandomPercent&quot;)" calcext:base-cell-address="Indice.G12"/>
            <calcext:condition calcext:apply-style-name="cellule random" calcext:value="contains-text(&quot;RandomRange&quot;)" calcext:base-cell-address="Indice.G12"/>
            <calcext:condition calcext:apply-style-name="cellule personnages" calcext:value="contains-text(&quot;NewCrew&quot;)" calcext:base-cell-address="Indice.G12"/>
            <calcext:condition calcext:apply-style-name="cellule personnages" calcext:value="contains-text(&quot;NewCharacter&quot;)" calcext:base-cell-address="Indice.G12"/>
            <calcext:condition calcext:apply-style-name="cellule personnages" calcext:value="contains-text(&quot;HideOther&quot;)" calcext:base-cell-address="Indice.G12"/>
            <calcext:condition calcext:apply-style-name="cellule personnages" calcext:value="contains-text(&quot;DeleteOther&quot;)" calcext:base-cell-address="Indice.G12"/>
            <calcext:condition calcext:apply-style-name="cellule narrateur" calcext:value="contains-text(&quot;Narrator&quot;)" calcext:base-cell-address="Indice.G12"/>
            <calcext:condition calcext:apply-style-name="cellule set choice" calcext:value="contains-text(&quot;SetChoices&quot;)" calcext:base-cell-address="Indice.G12"/>
            <calcext:condition calcext:apply-style-name="cellule dialogues" calcext:value="contains-text(&quot;PlayerSpeak&quot;)" calcext:base-cell-address="Indice.G12"/>
            <calcext:condition calcext:apply-style-name="cellule dialogues" calcext:value="contains-text(&quot;OtherSpeak&quot;)" calcext:base-cell-address="Indice.G12"/>
            <calcext:condition calcext:apply-style-name="cellule argent" calcext:value="contains-text(&quot;CheckGold&quot;)" calcext:base-cell-address="Indice.G12"/>
            <calcext:condition calcext:apply-style-name="cellule argent" calcext:value="contains-text(&quot;RemoveGold&quot;)" calcext:base-cell-address="Indice.G12"/>
            <calcext:condition calcext:apply-style-name="cellule argent" calcext:value="contains-text(&quot;AddGold&quot;)" calcext:base-cell-address="Indice.G12"/>
            <calcext:condition calcext:apply-style-name="cellule argent" calcext:value="contains-text(&quot;Loot&quot;)" calcext:base-cell-address="Indice.G12"/>
            <calcext:condition calcext:apply-style-name="cellule argent" calcext:value="contains-text(&quot;Trade&quot;)" calcext:base-cell-address="Indice.G12"/>
            <calcext:condition calcext:apply-style-name="cellule combat" calcext:value="contains-text(&quot;LaunchCombat&quot;)" calcext:base-cell-address="Indice.G12"/>
            <calcext:condition calcext:apply-style-name="cellule indice" calcext:value="contains-text(&quot;CheckFormula&quot;)" calcext:base-cell-address="Indice.G12"/>
            <calcext:condition calcext:apply-style-name="cellule indice" calcext:value="contains-text(&quot;GiveDirection&quot;)" calcext:base-cell-address="Indice.G12"/>
            <calcext:condition calcext:apply-style-name="cellule temps" calcext:value="contains-text(&quot;SetWeather&quot;)" calcext:base-cell-address="Indice.G12"/>
            <calcext:condition calcext:apply-style-name="cellule temps" calcext:value="contains-text(&quot;SwitchWeather&quot;)" calcext:base-cell-address="Indice.G12"/>
            <calcext:condition calcext:apply-style-name="cellule temps" calcext:value="contains-text(&quot;NextDay&quot;)" calcext:base-cell-address="Indice.G12"/>
            <calcext:condition calcext:apply-style-name="cellule temps" calcext:value="contains-text(&quot;CheckDay&quot;)" calcext:base-cell-address="Indice.G12"/>
            <calcext:condition calcext:apply-style-name="cellule histoire" calcext:value="contains-text(&quot;Leave&quot;)" calcext:base-cell-address="Indice.G12"/>
            <calcext:condition calcext:apply-style-name="cellule choice" calcext:value="contains-text(&quot;Choice&quot;)" calcext:base-cell-address="Indice.G12"/>
            <calcext:condition calcext:apply-style-name="cellule d'erreur" calcext:value="!=&quot;&quot;" calcext:base-cell-address="Indice.G12"/>
          </calcext:conditional-format>
          <calcext:conditional-format calcext:target-range-address="Naufragé.F12:Naufragé.F12">
            <calcext:condition calcext:apply-style-name="cellule histoire" calcext:value="contains-text(&quot;GoTo&quot;)" calcext:base-cell-address="Indice.F12"/>
            <calcext:condition calcext:apply-style-name="cellule histoire" calcext:value="contains-text(&quot;Conclude&quot;)" calcext:base-cell-address="Indice.F12"/>
            <calcext:condition calcext:apply-style-name="cellule random" calcext:value="contains-text(&quot;RandomPercent&quot;)" calcext:base-cell-address="Indice.F12"/>
            <calcext:condition calcext:apply-style-name="cellule random" calcext:value="contains-text(&quot;RandomRange&quot;)" calcext:base-cell-address="Indice.F12"/>
            <calcext:condition calcext:apply-style-name="cellule personnages" calcext:value="contains-text(&quot;NewCrew&quot;)" calcext:base-cell-address="Indice.F12"/>
            <calcext:condition calcext:apply-style-name="cellule personnages" calcext:value="contains-text(&quot;NewCharacter&quot;)" calcext:base-cell-address="Indice.F12"/>
            <calcext:condition calcext:apply-style-name="cellule personnages" calcext:value="contains-text(&quot;HideOther&quot;)" calcext:base-cell-address="Indice.F12"/>
            <calcext:condition calcext:apply-style-name="cellule personnages" calcext:value="contains-text(&quot;DeleteOther&quot;)" calcext:base-cell-address="Indice.F12"/>
            <calcext:condition calcext:apply-style-name="cellule narrateur" calcext:value="contains-text(&quot;Narrator&quot;)" calcext:base-cell-address="Indice.F12"/>
            <calcext:condition calcext:apply-style-name="cellule set choice" calcext:value="contains-text(&quot;SetChoices&quot;)" calcext:base-cell-address="Indice.F12"/>
            <calcext:condition calcext:apply-style-name="cellule dialogues" calcext:value="contains-text(&quot;PlayerSpeak&quot;)" calcext:base-cell-address="Indice.F12"/>
            <calcext:condition calcext:apply-style-name="cellule dialogues" calcext:value="contains-text(&quot;OtherSpeak&quot;)" calcext:base-cell-address="Indice.F12"/>
            <calcext:condition calcext:apply-style-name="cellule argent" calcext:value="contains-text(&quot;CheckGold&quot;)" calcext:base-cell-address="Indice.F12"/>
            <calcext:condition calcext:apply-style-name="cellule argent" calcext:value="contains-text(&quot;RemoveGold&quot;)" calcext:base-cell-address="Indice.F12"/>
            <calcext:condition calcext:apply-style-name="cellule argent" calcext:value="contains-text(&quot;AddGold&quot;)" calcext:base-cell-address="Indice.F12"/>
            <calcext:condition calcext:apply-style-name="cellule argent" calcext:value="contains-text(&quot;Loot&quot;)" calcext:base-cell-address="Indice.F12"/>
            <calcext:condition calcext:apply-style-name="cellule argent" calcext:value="contains-text(&quot;Trade&quot;)" calcext:base-cell-address="Indice.F12"/>
            <calcext:condition calcext:apply-style-name="cellule combat" calcext:value="contains-text(&quot;LaunchCombat&quot;)" calcext:base-cell-address="Indice.F12"/>
            <calcext:condition calcext:apply-style-name="cellule indice" calcext:value="contains-text(&quot;CheckFormula&quot;)" calcext:base-cell-address="Indice.F12"/>
            <calcext:condition calcext:apply-style-name="cellule indice" calcext:value="contains-text(&quot;GiveDirection&quot;)" calcext:base-cell-address="Indice.F12"/>
            <calcext:condition calcext:apply-style-name="cellule temps" calcext:value="contains-text(&quot;SetWeather&quot;)" calcext:base-cell-address="Indice.F12"/>
            <calcext:condition calcext:apply-style-name="cellule temps" calcext:value="contains-text(&quot;SwitchWeather&quot;)" calcext:base-cell-address="Indice.F12"/>
            <calcext:condition calcext:apply-style-name="cellule temps" calcext:value="contains-text(&quot;NextDay&quot;)" calcext:base-cell-address="Indice.F12"/>
            <calcext:condition calcext:apply-style-name="cellule temps" calcext:value="contains-text(&quot;CheckDay&quot;)" calcext:base-cell-address="Indice.F12"/>
            <calcext:condition calcext:apply-style-name="cellule histoire" calcext:value="contains-text(&quot;Leave&quot;)" calcext:base-cell-address="Indice.F12"/>
            <calcext:condition calcext:apply-style-name="cellule choice" calcext:value="contains-text(&quot;Choice&quot;)" calcext:base-cell-address="Indice.F12"/>
            <calcext:condition calcext:apply-style-name="cellule d'erreur" calcext:value="!=&quot;&quot;" calcext:base-cell-address="Indice.F12"/>
          </calcext:conditional-format>
          <calcext:conditional-format calcext:target-range-address="Naufragé.F12:Naufragé.F12">
            <calcext:condition calcext:apply-style-name="cellule histoire" calcext:value="contains-text(&quot;GoTo&quot;)" calcext:base-cell-address="Indice.F12"/>
            <calcext:condition calcext:apply-style-name="cellule histoire" calcext:value="contains-text(&quot;Conclude&quot;)" calcext:base-cell-address="Indice.F12"/>
            <calcext:condition calcext:apply-style-name="cellule random" calcext:value="contains-text(&quot;RandomPercent&quot;)" calcext:base-cell-address="Indice.F12"/>
            <calcext:condition calcext:apply-style-name="cellule random" calcext:value="contains-text(&quot;RandomRange&quot;)" calcext:base-cell-address="Indice.F12"/>
            <calcext:condition calcext:apply-style-name="cellule personnages" calcext:value="contains-text(&quot;NewCrew&quot;)" calcext:base-cell-address="Indice.F12"/>
            <calcext:condition calcext:apply-style-name="cellule personnages" calcext:value="contains-text(&quot;NewCharacter&quot;)" calcext:base-cell-address="Indice.F12"/>
            <calcext:condition calcext:apply-style-name="cellule personnages" calcext:value="contains-text(&quot;HideOther&quot;)" calcext:base-cell-address="Indice.F12"/>
            <calcext:condition calcext:apply-style-name="cellule personnages" calcext:value="contains-text(&quot;DeleteOther&quot;)" calcext:base-cell-address="Indice.F12"/>
            <calcext:condition calcext:apply-style-name="cellule narrateur" calcext:value="contains-text(&quot;Narrator&quot;)" calcext:base-cell-address="Indice.F12"/>
            <calcext:condition calcext:apply-style-name="cellule set choice" calcext:value="contains-text(&quot;SetChoices&quot;)" calcext:base-cell-address="Indice.F12"/>
            <calcext:condition calcext:apply-style-name="cellule dialogues" calcext:value="contains-text(&quot;PlayerSpeak&quot;)" calcext:base-cell-address="Indice.F12"/>
            <calcext:condition calcext:apply-style-name="cellule dialogues" calcext:value="contains-text(&quot;OtherSpeak&quot;)" calcext:base-cell-address="Indice.F12"/>
            <calcext:condition calcext:apply-style-name="cellule argent" calcext:value="contains-text(&quot;CheckGold&quot;)" calcext:base-cell-address="Indice.F12"/>
            <calcext:condition calcext:apply-style-name="cellule argent" calcext:value="contains-text(&quot;RemoveGold&quot;)" calcext:base-cell-address="Indice.F12"/>
            <calcext:condition calcext:apply-style-name="cellule argent" calcext:value="contains-text(&quot;AddGold&quot;)" calcext:base-cell-address="Indice.F12"/>
            <calcext:condition calcext:apply-style-name="cellule argent" calcext:value="contains-text(&quot;Loot&quot;)" calcext:base-cell-address="Indice.F12"/>
            <calcext:condition calcext:apply-style-name="cellule argent" calcext:value="contains-text(&quot;Trade&quot;)" calcext:base-cell-address="Indice.F12"/>
            <calcext:condition calcext:apply-style-name="cellule combat" calcext:value="contains-text(&quot;LaunchCombat&quot;)" calcext:base-cell-address="Indice.F12"/>
            <calcext:condition calcext:apply-style-name="cellule indice" calcext:value="contains-text(&quot;CheckFormula&quot;)" calcext:base-cell-address="Indice.F12"/>
            <calcext:condition calcext:apply-style-name="cellule indice" calcext:value="contains-text(&quot;GiveDirection&quot;)" calcext:base-cell-address="Indice.F12"/>
            <calcext:condition calcext:apply-style-name="cellule temps" calcext:value="contains-text(&quot;SetWeather&quot;)" calcext:base-cell-address="Indice.F12"/>
            <calcext:condition calcext:apply-style-name="cellule temps" calcext:value="contains-text(&quot;SwitchWeather&quot;)" calcext:base-cell-address="Indice.F12"/>
            <calcext:condition calcext:apply-style-name="cellule temps" calcext:value="contains-text(&quot;NextDay&quot;)" calcext:base-cell-address="Indice.F12"/>
            <calcext:condition calcext:apply-style-name="cellule temps" calcext:value="contains-text(&quot;CheckDay&quot;)" calcext:base-cell-address="Indice.F12"/>
            <calcext:condition calcext:apply-style-name="cellule histoire" calcext:value="contains-text(&quot;Leave&quot;)" calcext:base-cell-address="Indice.F12"/>
            <calcext:condition calcext:apply-style-name="cellule choice" calcext:value="contains-text(&quot;Choice&quot;)" calcext:base-cell-address="Indice.F12"/>
            <calcext:condition calcext:apply-style-name="cellule d'erreur" calcext:value="!=&quot;&quot;" calcext:base-cell-address="Indice.F12"/>
          </calcext:conditional-format>
          <calcext:conditional-format calcext:target-range-address="Naufragé.F12:Naufragé.G12">
            <calcext:condition calcext:apply-style-name="cellule histoire" calcext:value="contains-text(&quot;GoTo&quot;)" calcext:base-cell-address="Indice.F12"/>
            <calcext:condition calcext:apply-style-name="cellule histoire" calcext:value="contains-text(&quot;Conclude&quot;)" calcext:base-cell-address="Indice.F12"/>
            <calcext:condition calcext:apply-style-name="cellule random" calcext:value="contains-text(&quot;RandomPercent&quot;)" calcext:base-cell-address="Indice.F12"/>
            <calcext:condition calcext:apply-style-name="cellule random" calcext:value="contains-text(&quot;RandomRange&quot;)" calcext:base-cell-address="Indice.F12"/>
            <calcext:condition calcext:apply-style-name="cellule personnages" calcext:value="contains-text(&quot;NewCrew&quot;)" calcext:base-cell-address="Indice.F12"/>
            <calcext:condition calcext:apply-style-name="cellule personnages" calcext:value="contains-text(&quot;NewCharacter&quot;)" calcext:base-cell-address="Indice.F12"/>
            <calcext:condition calcext:apply-style-name="cellule personnages" calcext:value="contains-text(&quot;HideOther&quot;)" calcext:base-cell-address="Indice.F12"/>
            <calcext:condition calcext:apply-style-name="cellule personnages" calcext:value="contains-text(&quot;DeleteOther&quot;)" calcext:base-cell-address="Indice.F12"/>
            <calcext:condition calcext:apply-style-name="cellule narrateur" calcext:value="contains-text(&quot;Narrator&quot;)" calcext:base-cell-address="Indice.F12"/>
            <calcext:condition calcext:apply-style-name="cellule set choice" calcext:value="contains-text(&quot;SetChoices&quot;)" calcext:base-cell-address="Indice.F12"/>
            <calcext:condition calcext:apply-style-name="cellule dialogues" calcext:value="contains-text(&quot;PlayerSpeak&quot;)" calcext:base-cell-address="Indice.F12"/>
            <calcext:condition calcext:apply-style-name="cellule dialogues" calcext:value="contains-text(&quot;OtherSpeak&quot;)" calcext:base-cell-address="Indice.F12"/>
            <calcext:condition calcext:apply-style-name="cellule argent" calcext:value="contains-text(&quot;CheckGold&quot;)" calcext:base-cell-address="Indice.F12"/>
            <calcext:condition calcext:apply-style-name="cellule argent" calcext:value="contains-text(&quot;RemoveGold&quot;)" calcext:base-cell-address="Indice.F12"/>
            <calcext:condition calcext:apply-style-name="cellule argent" calcext:value="contains-text(&quot;AddGold&quot;)" calcext:base-cell-address="Indice.F12"/>
            <calcext:condition calcext:apply-style-name="cellule argent" calcext:value="contains-text(&quot;Loot&quot;)" calcext:base-cell-address="Indice.F12"/>
            <calcext:condition calcext:apply-style-name="cellule argent" calcext:value="contains-text(&quot;Trade&quot;)" calcext:base-cell-address="Indice.F12"/>
            <calcext:condition calcext:apply-style-name="cellule combat" calcext:value="contains-text(&quot;LaunchCombat&quot;)" calcext:base-cell-address="Indice.F12"/>
            <calcext:condition calcext:apply-style-name="cellule indice" calcext:value="contains-text(&quot;CheckFormula&quot;)" calcext:base-cell-address="Indice.F12"/>
            <calcext:condition calcext:apply-style-name="cellule indice" calcext:value="contains-text(&quot;GiveDirection&quot;)" calcext:base-cell-address="Indice.F12"/>
            <calcext:condition calcext:apply-style-name="cellule temps" calcext:value="contains-text(&quot;SetWeather&quot;)" calcext:base-cell-address="Indice.F12"/>
            <calcext:condition calcext:apply-style-name="cellule temps" calcext:value="contains-text(&quot;SwitchWeather&quot;)" calcext:base-cell-address="Indice.F12"/>
            <calcext:condition calcext:apply-style-name="cellule temps" calcext:value="contains-text(&quot;NextDay&quot;)" calcext:base-cell-address="Indice.F12"/>
            <calcext:condition calcext:apply-style-name="cellule temps" calcext:value="contains-text(&quot;CheckDay&quot;)" calcext:base-cell-address="Indice.F12"/>
            <calcext:condition calcext:apply-style-name="cellule histoire" calcext:value="contains-text(&quot;Leave&quot;)" calcext:base-cell-address="Indice.F12"/>
            <calcext:condition calcext:apply-style-name="cellule choice" calcext:value="contains-text(&quot;Choice&quot;)" calcext:base-cell-address="Indice.F12"/>
            <calcext:condition calcext:apply-style-name="cellule d'erreur" calcext:value="!=&quot;&quot;" calcext:base-cell-address="Indice.F12"/>
          </calcext:conditional-format>
          <calcext:conditional-format calcext:target-range-address="Naufragé.C12:Naufragé.C12">
            <calcext:condition calcext:apply-style-name="cellule histoire" calcext:value="contains-text(&quot;GoTo&quot;)" calcext:base-cell-address="Indice.C12"/>
            <calcext:condition calcext:apply-style-name="cellule histoire" calcext:value="contains-text(&quot;Conclude&quot;)" calcext:base-cell-address="Indice.C12"/>
            <calcext:condition calcext:apply-style-name="cellule random" calcext:value="contains-text(&quot;RandomPercent&quot;)" calcext:base-cell-address="Indice.C12"/>
            <calcext:condition calcext:apply-style-name="cellule random" calcext:value="contains-text(&quot;RandomRange&quot;)" calcext:base-cell-address="Indice.C12"/>
            <calcext:condition calcext:apply-style-name="cellule personnages" calcext:value="contains-text(&quot;NewCrew&quot;)" calcext:base-cell-address="Indice.C12"/>
            <calcext:condition calcext:apply-style-name="cellule personnages" calcext:value="contains-text(&quot;NewCharacter&quot;)" calcext:base-cell-address="Indice.C12"/>
            <calcext:condition calcext:apply-style-name="cellule personnages" calcext:value="contains-text(&quot;HideOther&quot;)" calcext:base-cell-address="Indice.C12"/>
            <calcext:condition calcext:apply-style-name="cellule personnages" calcext:value="contains-text(&quot;DeleteOther&quot;)" calcext:base-cell-address="Indice.C12"/>
            <calcext:condition calcext:apply-style-name="cellule narrateur" calcext:value="contains-text(&quot;Narrator&quot;)" calcext:base-cell-address="Indice.C12"/>
            <calcext:condition calcext:apply-style-name="cellule set choice" calcext:value="contains-text(&quot;SetChoices&quot;)" calcext:base-cell-address="Indice.C12"/>
            <calcext:condition calcext:apply-style-name="cellule dialogues" calcext:value="contains-text(&quot;PlayerSpeak&quot;)" calcext:base-cell-address="Indice.C12"/>
            <calcext:condition calcext:apply-style-name="cellule dialogues" calcext:value="contains-text(&quot;OtherSpeak&quot;)" calcext:base-cell-address="Indice.C12"/>
            <calcext:condition calcext:apply-style-name="cellule argent" calcext:value="contains-text(&quot;CheckGold&quot;)" calcext:base-cell-address="Indice.C12"/>
            <calcext:condition calcext:apply-style-name="cellule argent" calcext:value="contains-text(&quot;RemoveGold&quot;)" calcext:base-cell-address="Indice.C12"/>
            <calcext:condition calcext:apply-style-name="cellule argent" calcext:value="contains-text(&quot;AddGold&quot;)" calcext:base-cell-address="Indice.C12"/>
            <calcext:condition calcext:apply-style-name="cellule argent" calcext:value="contains-text(&quot;Loot&quot;)" calcext:base-cell-address="Indice.C12"/>
            <calcext:condition calcext:apply-style-name="cellule argent" calcext:value="contains-text(&quot;Trade&quot;)" calcext:base-cell-address="Indice.C12"/>
            <calcext:condition calcext:apply-style-name="cellule combat" calcext:value="contains-text(&quot;LaunchCombat&quot;)" calcext:base-cell-address="Indice.C12"/>
            <calcext:condition calcext:apply-style-name="cellule indice" calcext:value="contains-text(&quot;CheckFormula&quot;)" calcext:base-cell-address="Indice.C12"/>
            <calcext:condition calcext:apply-style-name="cellule indice" calcext:value="contains-text(&quot;GiveDirection&quot;)" calcext:base-cell-address="Indice.C12"/>
            <calcext:condition calcext:apply-style-name="cellule temps" calcext:value="contains-text(&quot;SetWeather&quot;)" calcext:base-cell-address="Indice.C12"/>
            <calcext:condition calcext:apply-style-name="cellule temps" calcext:value="contains-text(&quot;SwitchWeather&quot;)" calcext:base-cell-address="Indice.C12"/>
            <calcext:condition calcext:apply-style-name="cellule temps" calcext:value="contains-text(&quot;NextDay&quot;)" calcext:base-cell-address="Indice.C12"/>
            <calcext:condition calcext:apply-style-name="cellule temps" calcext:value="contains-text(&quot;CheckDay&quot;)" calcext:base-cell-address="Indice.C12"/>
            <calcext:condition calcext:apply-style-name="cellule histoire" calcext:value="contains-text(&quot;Leave&quot;)" calcext:base-cell-address="Indice.C12"/>
            <calcext:condition calcext:apply-style-name="cellule choice" calcext:value="contains-text(&quot;Choice&quot;)" calcext:base-cell-address="Indice.C12"/>
            <calcext:condition calcext:apply-style-name="cellule d'erreur" calcext:value="!=&quot;&quot;" calcext:base-cell-address="Indice.C12"/>
          </calcext:conditional-format>
          <calcext:conditional-format calcext:target-range-address="Naufragé.C12:Naufragé.C12">
            <calcext:condition calcext:apply-style-name="cellule histoire" calcext:value="contains-text(&quot;GoTo&quot;)" calcext:base-cell-address="Indice.C12"/>
            <calcext:condition calcext:apply-style-name="cellule histoire" calcext:value="contains-text(&quot;Conclude&quot;)" calcext:base-cell-address="Indice.C12"/>
            <calcext:condition calcext:apply-style-name="cellule random" calcext:value="contains-text(&quot;RandomPercent&quot;)" calcext:base-cell-address="Indice.C12"/>
            <calcext:condition calcext:apply-style-name="cellule random" calcext:value="contains-text(&quot;RandomRange&quot;)" calcext:base-cell-address="Indice.C12"/>
            <calcext:condition calcext:apply-style-name="cellule personnages" calcext:value="contains-text(&quot;NewCrew&quot;)" calcext:base-cell-address="Indice.C12"/>
            <calcext:condition calcext:apply-style-name="cellule personnages" calcext:value="contains-text(&quot;NewCharacter&quot;)" calcext:base-cell-address="Indice.C12"/>
            <calcext:condition calcext:apply-style-name="cellule personnages" calcext:value="contains-text(&quot;HideOther&quot;)" calcext:base-cell-address="Indice.C12"/>
            <calcext:condition calcext:apply-style-name="cellule personnages" calcext:value="contains-text(&quot;DeleteOther&quot;)" calcext:base-cell-address="Indice.C12"/>
            <calcext:condition calcext:apply-style-name="cellule narrateur" calcext:value="contains-text(&quot;Narrator&quot;)" calcext:base-cell-address="Indice.C12"/>
            <calcext:condition calcext:apply-style-name="cellule set choice" calcext:value="contains-text(&quot;SetChoices&quot;)" calcext:base-cell-address="Indice.C12"/>
            <calcext:condition calcext:apply-style-name="cellule dialogues" calcext:value="contains-text(&quot;PlayerSpeak&quot;)" calcext:base-cell-address="Indice.C12"/>
            <calcext:condition calcext:apply-style-name="cellule dialogues" calcext:value="contains-text(&quot;OtherSpeak&quot;)" calcext:base-cell-address="Indice.C12"/>
            <calcext:condition calcext:apply-style-name="cellule argent" calcext:value="contains-text(&quot;CheckGold&quot;)" calcext:base-cell-address="Indice.C12"/>
            <calcext:condition calcext:apply-style-name="cellule argent" calcext:value="contains-text(&quot;RemoveGold&quot;)" calcext:base-cell-address="Indice.C12"/>
            <calcext:condition calcext:apply-style-name="cellule argent" calcext:value="contains-text(&quot;AddGold&quot;)" calcext:base-cell-address="Indice.C12"/>
            <calcext:condition calcext:apply-style-name="cellule argent" calcext:value="contains-text(&quot;Loot&quot;)" calcext:base-cell-address="Indice.C12"/>
            <calcext:condition calcext:apply-style-name="cellule argent" calcext:value="contains-text(&quot;Trade&quot;)" calcext:base-cell-address="Indice.C12"/>
            <calcext:condition calcext:apply-style-name="cellule combat" calcext:value="contains-text(&quot;LaunchCombat&quot;)" calcext:base-cell-address="Indice.C12"/>
            <calcext:condition calcext:apply-style-name="cellule indice" calcext:value="contains-text(&quot;CheckFormula&quot;)" calcext:base-cell-address="Indice.C12"/>
            <calcext:condition calcext:apply-style-name="cellule indice" calcext:value="contains-text(&quot;GiveDirection&quot;)" calcext:base-cell-address="Indice.C12"/>
            <calcext:condition calcext:apply-style-name="cellule temps" calcext:value="contains-text(&quot;SetWeather&quot;)" calcext:base-cell-address="Indice.C12"/>
            <calcext:condition calcext:apply-style-name="cellule temps" calcext:value="contains-text(&quot;SwitchWeather&quot;)" calcext:base-cell-address="Indice.C12"/>
            <calcext:condition calcext:apply-style-name="cellule temps" calcext:value="contains-text(&quot;NextDay&quot;)" calcext:base-cell-address="Indice.C12"/>
            <calcext:condition calcext:apply-style-name="cellule temps" calcext:value="contains-text(&quot;CheckDay&quot;)" calcext:base-cell-address="Indice.C12"/>
            <calcext:condition calcext:apply-style-name="cellule histoire" calcext:value="contains-text(&quot;Leave&quot;)" calcext:base-cell-address="Indice.C12"/>
            <calcext:condition calcext:apply-style-name="cellule choice" calcext:value="contains-text(&quot;Choice&quot;)" calcext:base-cell-address="Indice.C12"/>
            <calcext:condition calcext:apply-style-name="cellule d'erreur" calcext:value="!=&quot;&quot;" calcext:base-cell-address="Indice.C12"/>
          </calcext:conditional-format>
          <calcext:conditional-format calcext:target-range-address="Naufragé.C12:Naufragé.C12">
            <calcext:condition calcext:apply-style-name="cellule histoire" calcext:value="contains-text(&quot;GoTo&quot;)" calcext:base-cell-address="Indice.C12"/>
            <calcext:condition calcext:apply-style-name="cellule histoire" calcext:value="contains-text(&quot;Conclude&quot;)" calcext:base-cell-address="Indice.C12"/>
            <calcext:condition calcext:apply-style-name="cellule random" calcext:value="contains-text(&quot;RandomPercent&quot;)" calcext:base-cell-address="Indice.C12"/>
            <calcext:condition calcext:apply-style-name="cellule random" calcext:value="contains-text(&quot;RandomRange&quot;)" calcext:base-cell-address="Indice.C12"/>
            <calcext:condition calcext:apply-style-name="cellule personnages" calcext:value="contains-text(&quot;NewCrew&quot;)" calcext:base-cell-address="Indice.C12"/>
            <calcext:condition calcext:apply-style-name="cellule personnages" calcext:value="contains-text(&quot;NewCharacter&quot;)" calcext:base-cell-address="Indice.C12"/>
            <calcext:condition calcext:apply-style-name="cellule personnages" calcext:value="contains-text(&quot;HideOther&quot;)" calcext:base-cell-address="Indice.C12"/>
            <calcext:condition calcext:apply-style-name="cellule personnages" calcext:value="contains-text(&quot;DeleteOther&quot;)" calcext:base-cell-address="Indice.C12"/>
            <calcext:condition calcext:apply-style-name="cellule narrateur" calcext:value="contains-text(&quot;Narrator&quot;)" calcext:base-cell-address="Indice.C12"/>
            <calcext:condition calcext:apply-style-name="cellule set choice" calcext:value="contains-text(&quot;SetChoices&quot;)" calcext:base-cell-address="Indice.C12"/>
            <calcext:condition calcext:apply-style-name="cellule dialogues" calcext:value="contains-text(&quot;PlayerSpeak&quot;)" calcext:base-cell-address="Indice.C12"/>
            <calcext:condition calcext:apply-style-name="cellule dialogues" calcext:value="contains-text(&quot;OtherSpeak&quot;)" calcext:base-cell-address="Indice.C12"/>
            <calcext:condition calcext:apply-style-name="cellule argent" calcext:value="contains-text(&quot;CheckGold&quot;)" calcext:base-cell-address="Indice.C12"/>
            <calcext:condition calcext:apply-style-name="cellule argent" calcext:value="contains-text(&quot;RemoveGold&quot;)" calcext:base-cell-address="Indice.C12"/>
            <calcext:condition calcext:apply-style-name="cellule argent" calcext:value="contains-text(&quot;AddGold&quot;)" calcext:base-cell-address="Indice.C12"/>
            <calcext:condition calcext:apply-style-name="cellule argent" calcext:value="contains-text(&quot;Loot&quot;)" calcext:base-cell-address="Indice.C12"/>
            <calcext:condition calcext:apply-style-name="cellule argent" calcext:value="contains-text(&quot;Trade&quot;)" calcext:base-cell-address="Indice.C12"/>
            <calcext:condition calcext:apply-style-name="cellule combat" calcext:value="contains-text(&quot;LaunchCombat&quot;)" calcext:base-cell-address="Indice.C12"/>
            <calcext:condition calcext:apply-style-name="cellule indice" calcext:value="contains-text(&quot;CheckFormula&quot;)" calcext:base-cell-address="Indice.C12"/>
            <calcext:condition calcext:apply-style-name="cellule indice" calcext:value="contains-text(&quot;GiveDirection&quot;)" calcext:base-cell-address="Indice.C12"/>
            <calcext:condition calcext:apply-style-name="cellule temps" calcext:value="contains-text(&quot;SetWeather&quot;)" calcext:base-cell-address="Indice.C12"/>
            <calcext:condition calcext:apply-style-name="cellule temps" calcext:value="contains-text(&quot;SwitchWeather&quot;)" calcext:base-cell-address="Indice.C12"/>
            <calcext:condition calcext:apply-style-name="cellule temps" calcext:value="contains-text(&quot;NextDay&quot;)" calcext:base-cell-address="Indice.C12"/>
            <calcext:condition calcext:apply-style-name="cellule temps" calcext:value="contains-text(&quot;CheckDay&quot;)" calcext:base-cell-address="Indice.C12"/>
            <calcext:condition calcext:apply-style-name="cellule histoire" calcext:value="contains-text(&quot;Leave&quot;)" calcext:base-cell-address="Indice.C12"/>
            <calcext:condition calcext:apply-style-name="cellule choice" calcext:value="contains-text(&quot;Choice&quot;)" calcext:base-cell-address="Indice.C12"/>
            <calcext:condition calcext:apply-style-name="cellule d'erreur" calcext:value="!=&quot;&quot;" calcext:base-cell-address="Indice.C12"/>
          </calcext:conditional-format>
          <calcext:conditional-format calcext:target-range-address="Naufragé.C17:Naufragé.C17">
            <calcext:condition calcext:apply-style-name="cellule histoire" calcext:value="contains-text(&quot;GoTo&quot;)" calcext:base-cell-address="Indice.C17"/>
            <calcext:condition calcext:apply-style-name="cellule histoire" calcext:value="contains-text(&quot;Conclude&quot;)" calcext:base-cell-address="Indice.C17"/>
            <calcext:condition calcext:apply-style-name="cellule random" calcext:value="contains-text(&quot;RandomPercent&quot;)" calcext:base-cell-address="Indice.C17"/>
            <calcext:condition calcext:apply-style-name="cellule random" calcext:value="contains-text(&quot;RandomRange&quot;)" calcext:base-cell-address="Indice.C17"/>
            <calcext:condition calcext:apply-style-name="cellule personnages" calcext:value="contains-text(&quot;NewCrew&quot;)" calcext:base-cell-address="Indice.C17"/>
            <calcext:condition calcext:apply-style-name="cellule personnages" calcext:value="contains-text(&quot;NewCharacter&quot;)" calcext:base-cell-address="Indice.C17"/>
            <calcext:condition calcext:apply-style-name="cellule personnages" calcext:value="contains-text(&quot;HideOther&quot;)" calcext:base-cell-address="Indice.C17"/>
            <calcext:condition calcext:apply-style-name="cellule personnages" calcext:value="contains-text(&quot;DeleteOther&quot;)" calcext:base-cell-address="Indice.C17"/>
            <calcext:condition calcext:apply-style-name="cellule narrateur" calcext:value="contains-text(&quot;Narrator&quot;)" calcext:base-cell-address="Indice.C17"/>
            <calcext:condition calcext:apply-style-name="cellule set choice" calcext:value="contains-text(&quot;SetChoices&quot;)" calcext:base-cell-address="Indice.C17"/>
            <calcext:condition calcext:apply-style-name="cellule dialogues" calcext:value="contains-text(&quot;PlayerSpeak&quot;)" calcext:base-cell-address="Indice.C17"/>
            <calcext:condition calcext:apply-style-name="cellule dialogues" calcext:value="contains-text(&quot;OtherSpeak&quot;)" calcext:base-cell-address="Indice.C17"/>
            <calcext:condition calcext:apply-style-name="cellule argent" calcext:value="contains-text(&quot;CheckGold&quot;)" calcext:base-cell-address="Indice.C17"/>
            <calcext:condition calcext:apply-style-name="cellule argent" calcext:value="contains-text(&quot;RemoveGold&quot;)" calcext:base-cell-address="Indice.C17"/>
            <calcext:condition calcext:apply-style-name="cellule argent" calcext:value="contains-text(&quot;AddGold&quot;)" calcext:base-cell-address="Indice.C17"/>
            <calcext:condition calcext:apply-style-name="cellule argent" calcext:value="contains-text(&quot;Loot&quot;)" calcext:base-cell-address="Indice.C17"/>
            <calcext:condition calcext:apply-style-name="cellule argent" calcext:value="contains-text(&quot;Trade&quot;)" calcext:base-cell-address="Indice.C17"/>
            <calcext:condition calcext:apply-style-name="cellule combat" calcext:value="contains-text(&quot;LaunchCombat&quot;)" calcext:base-cell-address="Indice.C17"/>
            <calcext:condition calcext:apply-style-name="cellule indice" calcext:value="contains-text(&quot;CheckFormula&quot;)" calcext:base-cell-address="Indice.C17"/>
            <calcext:condition calcext:apply-style-name="cellule indice" calcext:value="contains-text(&quot;GiveDirection&quot;)" calcext:base-cell-address="Indice.C17"/>
            <calcext:condition calcext:apply-style-name="cellule temps" calcext:value="contains-text(&quot;SetWeather&quot;)" calcext:base-cell-address="Indice.C17"/>
            <calcext:condition calcext:apply-style-name="cellule temps" calcext:value="contains-text(&quot;SwitchWeather&quot;)" calcext:base-cell-address="Indice.C17"/>
            <calcext:condition calcext:apply-style-name="cellule temps" calcext:value="contains-text(&quot;NextDay&quot;)" calcext:base-cell-address="Indice.C17"/>
            <calcext:condition calcext:apply-style-name="cellule temps" calcext:value="contains-text(&quot;CheckDay&quot;)" calcext:base-cell-address="Indice.C17"/>
            <calcext:condition calcext:apply-style-name="cellule histoire" calcext:value="contains-text(&quot;Leave&quot;)" calcext:base-cell-address="Indice.C17"/>
            <calcext:condition calcext:apply-style-name="cellule choice" calcext:value="contains-text(&quot;Choice&quot;)" calcext:base-cell-address="Indice.C17"/>
            <calcext:condition calcext:apply-style-name="cellule d'erreur" calcext:value="!=&quot;&quot;" calcext:base-cell-address="Indice.C17"/>
          </calcext:conditional-format>
          <calcext:conditional-format calcext:target-range-address="Naufragé.A23:Naufragé.A23">
            <calcext:condition calcext:apply-style-name="cellule histoire" calcext:value="contains-text(&quot;GoTo&quot;)" calcext:base-cell-address="Indice.A23"/>
            <calcext:condition calcext:apply-style-name="cellule histoire" calcext:value="contains-text(&quot;Conclude&quot;)" calcext:base-cell-address="Indice.A23"/>
            <calcext:condition calcext:apply-style-name="cellule random" calcext:value="contains-text(&quot;RandomPercent&quot;)" calcext:base-cell-address="Indice.A23"/>
            <calcext:condition calcext:apply-style-name="cellule random" calcext:value="contains-text(&quot;RandomRange&quot;)" calcext:base-cell-address="Indice.A23"/>
            <calcext:condition calcext:apply-style-name="cellule personnages" calcext:value="contains-text(&quot;NewCrew&quot;)" calcext:base-cell-address="Indice.A23"/>
            <calcext:condition calcext:apply-style-name="cellule personnages" calcext:value="contains-text(&quot;NewCharacter&quot;)" calcext:base-cell-address="Indice.A23"/>
            <calcext:condition calcext:apply-style-name="cellule personnages" calcext:value="contains-text(&quot;HideOther&quot;)" calcext:base-cell-address="Indice.A23"/>
            <calcext:condition calcext:apply-style-name="cellule personnages" calcext:value="contains-text(&quot;DeleteOther&quot;)" calcext:base-cell-address="Indice.A23"/>
            <calcext:condition calcext:apply-style-name="cellule narrateur" calcext:value="contains-text(&quot;Narrator&quot;)" calcext:base-cell-address="Indice.A23"/>
            <calcext:condition calcext:apply-style-name="cellule set choice" calcext:value="contains-text(&quot;SetChoices&quot;)" calcext:base-cell-address="Indice.A23"/>
            <calcext:condition calcext:apply-style-name="cellule dialogues" calcext:value="contains-text(&quot;PlayerSpeak&quot;)" calcext:base-cell-address="Indice.A23"/>
            <calcext:condition calcext:apply-style-name="cellule dialogues" calcext:value="contains-text(&quot;OtherSpeak&quot;)" calcext:base-cell-address="Indice.A23"/>
            <calcext:condition calcext:apply-style-name="cellule argent" calcext:value="contains-text(&quot;CheckGold&quot;)" calcext:base-cell-address="Indice.A23"/>
            <calcext:condition calcext:apply-style-name="cellule argent" calcext:value="contains-text(&quot;RemoveGold&quot;)" calcext:base-cell-address="Indice.A23"/>
            <calcext:condition calcext:apply-style-name="cellule argent" calcext:value="contains-text(&quot;AddGold&quot;)" calcext:base-cell-address="Indice.A23"/>
            <calcext:condition calcext:apply-style-name="cellule argent" calcext:value="contains-text(&quot;Loot&quot;)" calcext:base-cell-address="Indice.A23"/>
            <calcext:condition calcext:apply-style-name="cellule argent" calcext:value="contains-text(&quot;Trade&quot;)" calcext:base-cell-address="Indice.A23"/>
            <calcext:condition calcext:apply-style-name="cellule combat" calcext:value="contains-text(&quot;LaunchCombat&quot;)" calcext:base-cell-address="Indice.A23"/>
            <calcext:condition calcext:apply-style-name="cellule indice" calcext:value="contains-text(&quot;CheckFormula&quot;)" calcext:base-cell-address="Indice.A23"/>
            <calcext:condition calcext:apply-style-name="cellule indice" calcext:value="contains-text(&quot;GiveDirection&quot;)" calcext:base-cell-address="Indice.A23"/>
            <calcext:condition calcext:apply-style-name="cellule temps" calcext:value="contains-text(&quot;SetWeather&quot;)" calcext:base-cell-address="Indice.A23"/>
            <calcext:condition calcext:apply-style-name="cellule temps" calcext:value="contains-text(&quot;SwitchWeather&quot;)" calcext:base-cell-address="Indice.A23"/>
            <calcext:condition calcext:apply-style-name="cellule temps" calcext:value="contains-text(&quot;NextDay&quot;)" calcext:base-cell-address="Indice.A23"/>
            <calcext:condition calcext:apply-style-name="cellule temps" calcext:value="contains-text(&quot;CheckDay&quot;)" calcext:base-cell-address="Indice.A23"/>
            <calcext:condition calcext:apply-style-name="cellule histoire" calcext:value="contains-text(&quot;Leave&quot;)" calcext:base-cell-address="Indice.A23"/>
            <calcext:condition calcext:apply-style-name="cellule choice" calcext:value="contains-text(&quot;Choice&quot;)" calcext:base-cell-address="Indice.A23"/>
            <calcext:condition calcext:apply-style-name="cellule d'erreur" calcext:value="!=&quot;&quot;" calcext:base-cell-address="Indice.A23"/>
          </calcext:conditional-format>
          <calcext:conditional-format calcext:target-range-address="Naufragé.B23:Naufragé.D23">
            <calcext:condition calcext:apply-style-name="cellule histoire" calcext:value="contains-text(&quot;GoTo&quot;)" calcext:base-cell-address="Indice.B23"/>
            <calcext:condition calcext:apply-style-name="cellule histoire" calcext:value="contains-text(&quot;Conclude&quot;)" calcext:base-cell-address="Indice.B23"/>
            <calcext:condition calcext:apply-style-name="cellule random" calcext:value="contains-text(&quot;RandomPercent&quot;)" calcext:base-cell-address="Indice.B23"/>
            <calcext:condition calcext:apply-style-name="cellule random" calcext:value="contains-text(&quot;RandomRange&quot;)" calcext:base-cell-address="Indice.B23"/>
            <calcext:condition calcext:apply-style-name="cellule personnages" calcext:value="contains-text(&quot;NewCrew&quot;)" calcext:base-cell-address="Indice.B23"/>
            <calcext:condition calcext:apply-style-name="cellule personnages" calcext:value="contains-text(&quot;NewCharacter&quot;)" calcext:base-cell-address="Indice.B23"/>
            <calcext:condition calcext:apply-style-name="cellule personnages" calcext:value="contains-text(&quot;HideOther&quot;)" calcext:base-cell-address="Indice.B23"/>
            <calcext:condition calcext:apply-style-name="cellule personnages" calcext:value="contains-text(&quot;DeleteOther&quot;)" calcext:base-cell-address="Indice.B23"/>
            <calcext:condition calcext:apply-style-name="cellule narrateur" calcext:value="contains-text(&quot;Narrator&quot;)" calcext:base-cell-address="Indice.B23"/>
            <calcext:condition calcext:apply-style-name="cellule set choice" calcext:value="contains-text(&quot;SetChoices&quot;)" calcext:base-cell-address="Indice.B23"/>
            <calcext:condition calcext:apply-style-name="cellule dialogues" calcext:value="contains-text(&quot;PlayerSpeak&quot;)" calcext:base-cell-address="Indice.B23"/>
            <calcext:condition calcext:apply-style-name="cellule dialogues" calcext:value="contains-text(&quot;OtherSpeak&quot;)" calcext:base-cell-address="Indice.B23"/>
            <calcext:condition calcext:apply-style-name="cellule argent" calcext:value="contains-text(&quot;CheckGold&quot;)" calcext:base-cell-address="Indice.B23"/>
            <calcext:condition calcext:apply-style-name="cellule argent" calcext:value="contains-text(&quot;RemoveGold&quot;)" calcext:base-cell-address="Indice.B23"/>
            <calcext:condition calcext:apply-style-name="cellule argent" calcext:value="contains-text(&quot;AddGold&quot;)" calcext:base-cell-address="Indice.B23"/>
            <calcext:condition calcext:apply-style-name="cellule argent" calcext:value="contains-text(&quot;Loot&quot;)" calcext:base-cell-address="Indice.B23"/>
            <calcext:condition calcext:apply-style-name="cellule argent" calcext:value="contains-text(&quot;Trade&quot;)" calcext:base-cell-address="Indice.B23"/>
            <calcext:condition calcext:apply-style-name="cellule combat" calcext:value="contains-text(&quot;LaunchCombat&quot;)" calcext:base-cell-address="Indice.B23"/>
            <calcext:condition calcext:apply-style-name="cellule indice" calcext:value="contains-text(&quot;CheckFormula&quot;)" calcext:base-cell-address="Indice.B23"/>
            <calcext:condition calcext:apply-style-name="cellule indice" calcext:value="contains-text(&quot;GiveDirection&quot;)" calcext:base-cell-address="Indice.B23"/>
            <calcext:condition calcext:apply-style-name="cellule temps" calcext:value="contains-text(&quot;SetWeather&quot;)" calcext:base-cell-address="Indice.B23"/>
            <calcext:condition calcext:apply-style-name="cellule temps" calcext:value="contains-text(&quot;SwitchWeather&quot;)" calcext:base-cell-address="Indice.B23"/>
            <calcext:condition calcext:apply-style-name="cellule temps" calcext:value="contains-text(&quot;NextDay&quot;)" calcext:base-cell-address="Indice.B23"/>
            <calcext:condition calcext:apply-style-name="cellule temps" calcext:value="contains-text(&quot;CheckDay&quot;)" calcext:base-cell-address="Indice.B23"/>
            <calcext:condition calcext:apply-style-name="cellule histoire" calcext:value="contains-text(&quot;Leave&quot;)" calcext:base-cell-address="Indice.B23"/>
            <calcext:condition calcext:apply-style-name="cellule choice" calcext:value="contains-text(&quot;Choice&quot;)" calcext:base-cell-address="Indice.B23"/>
            <calcext:condition calcext:apply-style-name="cellule d'erreur" calcext:value="!=&quot;&quot;" calcext:base-cell-address="Indice.B23"/>
          </calcext:conditional-format>
          <calcext:conditional-format calcext:target-range-address="Naufragé.A23:Naufragé.D23">
            <calcext:condition calcext:apply-style-name="cellule histoire" calcext:value="contains-text(&quot;GoTo&quot;)" calcext:base-cell-address="Indice.A23"/>
            <calcext:condition calcext:apply-style-name="cellule histoire" calcext:value="contains-text(&quot;Conclude&quot;)" calcext:base-cell-address="Indice.A23"/>
            <calcext:condition calcext:apply-style-name="cellule random" calcext:value="contains-text(&quot;RandomPercent&quot;)" calcext:base-cell-address="Indice.A23"/>
            <calcext:condition calcext:apply-style-name="cellule random" calcext:value="contains-text(&quot;RandomRange&quot;)" calcext:base-cell-address="Indice.A23"/>
            <calcext:condition calcext:apply-style-name="cellule personnages" calcext:value="contains-text(&quot;NewCrew&quot;)" calcext:base-cell-address="Indice.A23"/>
            <calcext:condition calcext:apply-style-name="cellule personnages" calcext:value="contains-text(&quot;NewCharacter&quot;)" calcext:base-cell-address="Indice.A23"/>
            <calcext:condition calcext:apply-style-name="cellule personnages" calcext:value="contains-text(&quot;HideOther&quot;)" calcext:base-cell-address="Indice.A23"/>
            <calcext:condition calcext:apply-style-name="cellule personnages" calcext:value="contains-text(&quot;DeleteOther&quot;)" calcext:base-cell-address="Indice.A23"/>
            <calcext:condition calcext:apply-style-name="cellule narrateur" calcext:value="contains-text(&quot;Narrator&quot;)" calcext:base-cell-address="Indice.A23"/>
            <calcext:condition calcext:apply-style-name="cellule set choice" calcext:value="contains-text(&quot;SetChoices&quot;)" calcext:base-cell-address="Indice.A23"/>
            <calcext:condition calcext:apply-style-name="cellule dialogues" calcext:value="contains-text(&quot;PlayerSpeak&quot;)" calcext:base-cell-address="Indice.A23"/>
            <calcext:condition calcext:apply-style-name="cellule dialogues" calcext:value="contains-text(&quot;OtherSpeak&quot;)" calcext:base-cell-address="Indice.A23"/>
            <calcext:condition calcext:apply-style-name="cellule argent" calcext:value="contains-text(&quot;CheckGold&quot;)" calcext:base-cell-address="Indice.A23"/>
            <calcext:condition calcext:apply-style-name="cellule argent" calcext:value="contains-text(&quot;RemoveGold&quot;)" calcext:base-cell-address="Indice.A23"/>
            <calcext:condition calcext:apply-style-name="cellule argent" calcext:value="contains-text(&quot;AddGold&quot;)" calcext:base-cell-address="Indice.A23"/>
            <calcext:condition calcext:apply-style-name="cellule argent" calcext:value="contains-text(&quot;Loot&quot;)" calcext:base-cell-address="Indice.A23"/>
            <calcext:condition calcext:apply-style-name="cellule argent" calcext:value="contains-text(&quot;Trade&quot;)" calcext:base-cell-address="Indice.A23"/>
            <calcext:condition calcext:apply-style-name="cellule combat" calcext:value="contains-text(&quot;LaunchCombat&quot;)" calcext:base-cell-address="Indice.A23"/>
            <calcext:condition calcext:apply-style-name="cellule indice" calcext:value="contains-text(&quot;CheckFormula&quot;)" calcext:base-cell-address="Indice.A23"/>
            <calcext:condition calcext:apply-style-name="cellule indice" calcext:value="contains-text(&quot;GiveDirection&quot;)" calcext:base-cell-address="Indice.A23"/>
            <calcext:condition calcext:apply-style-name="cellule temps" calcext:value="contains-text(&quot;SetWeather&quot;)" calcext:base-cell-address="Indice.A23"/>
            <calcext:condition calcext:apply-style-name="cellule temps" calcext:value="contains-text(&quot;SwitchWeather&quot;)" calcext:base-cell-address="Indice.A23"/>
            <calcext:condition calcext:apply-style-name="cellule temps" calcext:value="contains-text(&quot;NextDay&quot;)" calcext:base-cell-address="Indice.A23"/>
            <calcext:condition calcext:apply-style-name="cellule temps" calcext:value="contains-text(&quot;CheckDay&quot;)" calcext:base-cell-address="Indice.A23"/>
            <calcext:condition calcext:apply-style-name="cellule histoire" calcext:value="contains-text(&quot;Leave&quot;)" calcext:base-cell-address="Indice.A23"/>
            <calcext:condition calcext:apply-style-name="cellule choice" calcext:value="contains-text(&quot;Choice&quot;)" calcext:base-cell-address="Indice.A23"/>
            <calcext:condition calcext:apply-style-name="cellule d'erreur" calcext:value="!=&quot;&quot;" calcext:base-cell-address="Indice.A23"/>
          </calcext:conditional-format>
          <calcext:conditional-format calcext:target-range-address="Naufragé.A22:Naufragé.A22">
            <calcext:condition calcext:apply-style-name="cellule histoire" calcext:value="contains-text(&quot;GoTo&quot;)" calcext:base-cell-address="Indice.A22"/>
            <calcext:condition calcext:apply-style-name="cellule histoire" calcext:value="contains-text(&quot;Conclude&quot;)" calcext:base-cell-address="Indice.A22"/>
            <calcext:condition calcext:apply-style-name="cellule random" calcext:value="contains-text(&quot;RandomPercent&quot;)" calcext:base-cell-address="Indice.A22"/>
            <calcext:condition calcext:apply-style-name="cellule random" calcext:value="contains-text(&quot;RandomRange&quot;)" calcext:base-cell-address="Indice.A22"/>
            <calcext:condition calcext:apply-style-name="cellule personnages" calcext:value="contains-text(&quot;NewCrew&quot;)" calcext:base-cell-address="Indice.A22"/>
            <calcext:condition calcext:apply-style-name="cellule personnages" calcext:value="contains-text(&quot;NewCharacter&quot;)" calcext:base-cell-address="Indice.A22"/>
            <calcext:condition calcext:apply-style-name="cellule personnages" calcext:value="contains-text(&quot;HideOther&quot;)" calcext:base-cell-address="Indice.A22"/>
            <calcext:condition calcext:apply-style-name="cellule personnages" calcext:value="contains-text(&quot;DeleteOther&quot;)" calcext:base-cell-address="Indice.A22"/>
            <calcext:condition calcext:apply-style-name="cellule narrateur" calcext:value="contains-text(&quot;Narrator&quot;)" calcext:base-cell-address="Indice.A22"/>
            <calcext:condition calcext:apply-style-name="cellule set choice" calcext:value="contains-text(&quot;SetChoices&quot;)" calcext:base-cell-address="Indice.A22"/>
            <calcext:condition calcext:apply-style-name="cellule dialogues" calcext:value="contains-text(&quot;PlayerSpeak&quot;)" calcext:base-cell-address="Indice.A22"/>
            <calcext:condition calcext:apply-style-name="cellule dialogues" calcext:value="contains-text(&quot;OtherSpeak&quot;)" calcext:base-cell-address="Indice.A22"/>
            <calcext:condition calcext:apply-style-name="cellule argent" calcext:value="contains-text(&quot;CheckGold&quot;)" calcext:base-cell-address="Indice.A22"/>
            <calcext:condition calcext:apply-style-name="cellule argent" calcext:value="contains-text(&quot;RemoveGold&quot;)" calcext:base-cell-address="Indice.A22"/>
            <calcext:condition calcext:apply-style-name="cellule argent" calcext:value="contains-text(&quot;AddGold&quot;)" calcext:base-cell-address="Indice.A22"/>
            <calcext:condition calcext:apply-style-name="cellule argent" calcext:value="contains-text(&quot;Loot&quot;)" calcext:base-cell-address="Indice.A22"/>
            <calcext:condition calcext:apply-style-name="cellule argent" calcext:value="contains-text(&quot;Trade&quot;)" calcext:base-cell-address="Indice.A22"/>
            <calcext:condition calcext:apply-style-name="cellule combat" calcext:value="contains-text(&quot;LaunchCombat&quot;)" calcext:base-cell-address="Indice.A22"/>
            <calcext:condition calcext:apply-style-name="cellule indice" calcext:value="contains-text(&quot;CheckFormula&quot;)" calcext:base-cell-address="Indice.A22"/>
            <calcext:condition calcext:apply-style-name="cellule indice" calcext:value="contains-text(&quot;GiveDirection&quot;)" calcext:base-cell-address="Indice.A22"/>
            <calcext:condition calcext:apply-style-name="cellule temps" calcext:value="contains-text(&quot;SetWeather&quot;)" calcext:base-cell-address="Indice.A22"/>
            <calcext:condition calcext:apply-style-name="cellule temps" calcext:value="contains-text(&quot;SwitchWeather&quot;)" calcext:base-cell-address="Indice.A22"/>
            <calcext:condition calcext:apply-style-name="cellule temps" calcext:value="contains-text(&quot;NextDay&quot;)" calcext:base-cell-address="Indice.A22"/>
            <calcext:condition calcext:apply-style-name="cellule temps" calcext:value="contains-text(&quot;CheckDay&quot;)" calcext:base-cell-address="Indice.A22"/>
            <calcext:condition calcext:apply-style-name="cellule histoire" calcext:value="contains-text(&quot;Leave&quot;)" calcext:base-cell-address="Indice.A22"/>
            <calcext:condition calcext:apply-style-name="cellule choice" calcext:value="contains-text(&quot;Choice&quot;)" calcext:base-cell-address="Indice.A22"/>
            <calcext:condition calcext:apply-style-name="cellule d'erreur" calcext:value="!=&quot;&quot;" calcext:base-cell-address="Indice.A22"/>
          </calcext:conditional-format>
          <calcext:conditional-format calcext:target-range-address="Naufragé.B15:Naufragé.B15">
            <calcext:condition calcext:apply-style-name="cellule histoire" calcext:value="contains-text(&quot;GoTo&quot;)" calcext:base-cell-address="Indice.B15"/>
            <calcext:condition calcext:apply-style-name="cellule histoire" calcext:value="contains-text(&quot;Conclude&quot;)" calcext:base-cell-address="Indice.B15"/>
            <calcext:condition calcext:apply-style-name="cellule random" calcext:value="contains-text(&quot;RandomPercent&quot;)" calcext:base-cell-address="Indice.B15"/>
            <calcext:condition calcext:apply-style-name="cellule random" calcext:value="contains-text(&quot;RandomRange&quot;)" calcext:base-cell-address="Indice.B15"/>
            <calcext:condition calcext:apply-style-name="cellule personnages" calcext:value="contains-text(&quot;NewCrew&quot;)" calcext:base-cell-address="Indice.B15"/>
            <calcext:condition calcext:apply-style-name="cellule personnages" calcext:value="contains-text(&quot;NewCharacter&quot;)" calcext:base-cell-address="Indice.B15"/>
            <calcext:condition calcext:apply-style-name="cellule personnages" calcext:value="contains-text(&quot;HideOther&quot;)" calcext:base-cell-address="Indice.B15"/>
            <calcext:condition calcext:apply-style-name="cellule personnages" calcext:value="contains-text(&quot;DeleteOther&quot;)" calcext:base-cell-address="Indice.B15"/>
            <calcext:condition calcext:apply-style-name="cellule narrateur" calcext:value="contains-text(&quot;Narrator&quot;)" calcext:base-cell-address="Indice.B15"/>
            <calcext:condition calcext:apply-style-name="cellule set choice" calcext:value="contains-text(&quot;SetChoices&quot;)" calcext:base-cell-address="Indice.B15"/>
            <calcext:condition calcext:apply-style-name="cellule dialogues" calcext:value="contains-text(&quot;PlayerSpeak&quot;)" calcext:base-cell-address="Indice.B15"/>
            <calcext:condition calcext:apply-style-name="cellule dialogues" calcext:value="contains-text(&quot;OtherSpeak&quot;)" calcext:base-cell-address="Indice.B15"/>
            <calcext:condition calcext:apply-style-name="cellule argent" calcext:value="contains-text(&quot;CheckGold&quot;)" calcext:base-cell-address="Indice.B15"/>
            <calcext:condition calcext:apply-style-name="cellule argent" calcext:value="contains-text(&quot;RemoveGold&quot;)" calcext:base-cell-address="Indice.B15"/>
            <calcext:condition calcext:apply-style-name="cellule argent" calcext:value="contains-text(&quot;AddGold&quot;)" calcext:base-cell-address="Indice.B15"/>
            <calcext:condition calcext:apply-style-name="cellule argent" calcext:value="contains-text(&quot;Loot&quot;)" calcext:base-cell-address="Indice.B15"/>
            <calcext:condition calcext:apply-style-name="cellule argent" calcext:value="contains-text(&quot;Trade&quot;)" calcext:base-cell-address="Indice.B15"/>
            <calcext:condition calcext:apply-style-name="cellule combat" calcext:value="contains-text(&quot;LaunchCombat&quot;)" calcext:base-cell-address="Indice.B15"/>
            <calcext:condition calcext:apply-style-name="cellule indice" calcext:value="contains-text(&quot;CheckFormula&quot;)" calcext:base-cell-address="Indice.B15"/>
            <calcext:condition calcext:apply-style-name="cellule indice" calcext:value="contains-text(&quot;GiveDirection&quot;)" calcext:base-cell-address="Indice.B15"/>
            <calcext:condition calcext:apply-style-name="cellule temps" calcext:value="contains-text(&quot;SetWeather&quot;)" calcext:base-cell-address="Indice.B15"/>
            <calcext:condition calcext:apply-style-name="cellule temps" calcext:value="contains-text(&quot;SwitchWeather&quot;)" calcext:base-cell-address="Indice.B15"/>
            <calcext:condition calcext:apply-style-name="cellule temps" calcext:value="contains-text(&quot;NextDay&quot;)" calcext:base-cell-address="Indice.B15"/>
            <calcext:condition calcext:apply-style-name="cellule temps" calcext:value="contains-text(&quot;CheckDay&quot;)" calcext:base-cell-address="Indice.B15"/>
            <calcext:condition calcext:apply-style-name="cellule histoire" calcext:value="contains-text(&quot;Leave&quot;)" calcext:base-cell-address="Indice.B15"/>
            <calcext:condition calcext:apply-style-name="cellule choice" calcext:value="contains-text(&quot;Choice&quot;)" calcext:base-cell-address="Indice.B15"/>
            <calcext:condition calcext:apply-style-name="cellule d'erreur" calcext:value="!=&quot;&quot;" calcext:base-cell-address="Indice.B15"/>
          </calcext:conditional-format>
          <calcext:conditional-format calcext:target-range-address="Naufragé.J16:Naufragé.J16">
            <calcext:condition calcext:apply-style-name="cellule histoire" calcext:value="contains-text(&quot;GoTo&quot;)" calcext:base-cell-address="Indice.J16"/>
            <calcext:condition calcext:apply-style-name="cellule histoire" calcext:value="contains-text(&quot;Conclude&quot;)" calcext:base-cell-address="Indice.J16"/>
            <calcext:condition calcext:apply-style-name="cellule random" calcext:value="contains-text(&quot;RandomPercent&quot;)" calcext:base-cell-address="Indice.J16"/>
            <calcext:condition calcext:apply-style-name="cellule random" calcext:value="contains-text(&quot;RandomRange&quot;)" calcext:base-cell-address="Indice.J16"/>
            <calcext:condition calcext:apply-style-name="cellule personnages" calcext:value="contains-text(&quot;NewCrew&quot;)" calcext:base-cell-address="Indice.J16"/>
            <calcext:condition calcext:apply-style-name="cellule personnages" calcext:value="contains-text(&quot;NewCharacter&quot;)" calcext:base-cell-address="Indice.J16"/>
            <calcext:condition calcext:apply-style-name="cellule personnages" calcext:value="contains-text(&quot;HideOther&quot;)" calcext:base-cell-address="Indice.J16"/>
            <calcext:condition calcext:apply-style-name="cellule personnages" calcext:value="contains-text(&quot;DeleteOther&quot;)" calcext:base-cell-address="Indice.J16"/>
            <calcext:condition calcext:apply-style-name="cellule narrateur" calcext:value="contains-text(&quot;Narrator&quot;)" calcext:base-cell-address="Indice.J16"/>
            <calcext:condition calcext:apply-style-name="cellule set choice" calcext:value="contains-text(&quot;SetChoices&quot;)" calcext:base-cell-address="Indice.J16"/>
            <calcext:condition calcext:apply-style-name="cellule dialogues" calcext:value="contains-text(&quot;PlayerSpeak&quot;)" calcext:base-cell-address="Indice.J16"/>
            <calcext:condition calcext:apply-style-name="cellule dialogues" calcext:value="contains-text(&quot;OtherSpeak&quot;)" calcext:base-cell-address="Indice.J16"/>
            <calcext:condition calcext:apply-style-name="cellule argent" calcext:value="contains-text(&quot;CheckGold&quot;)" calcext:base-cell-address="Indice.J16"/>
            <calcext:condition calcext:apply-style-name="cellule argent" calcext:value="contains-text(&quot;RemoveGold&quot;)" calcext:base-cell-address="Indice.J16"/>
            <calcext:condition calcext:apply-style-name="cellule argent" calcext:value="contains-text(&quot;AddGold&quot;)" calcext:base-cell-address="Indice.J16"/>
            <calcext:condition calcext:apply-style-name="cellule argent" calcext:value="contains-text(&quot;Loot&quot;)" calcext:base-cell-address="Indice.J16"/>
            <calcext:condition calcext:apply-style-name="cellule argent" calcext:value="contains-text(&quot;Trade&quot;)" calcext:base-cell-address="Indice.J16"/>
            <calcext:condition calcext:apply-style-name="cellule combat" calcext:value="contains-text(&quot;LaunchCombat&quot;)" calcext:base-cell-address="Indice.J16"/>
            <calcext:condition calcext:apply-style-name="cellule indice" calcext:value="contains-text(&quot;CheckFormula&quot;)" calcext:base-cell-address="Indice.J16"/>
            <calcext:condition calcext:apply-style-name="cellule indice" calcext:value="contains-text(&quot;GiveDirection&quot;)" calcext:base-cell-address="Indice.J16"/>
            <calcext:condition calcext:apply-style-name="cellule temps" calcext:value="contains-text(&quot;SetWeather&quot;)" calcext:base-cell-address="Indice.J16"/>
            <calcext:condition calcext:apply-style-name="cellule temps" calcext:value="contains-text(&quot;SwitchWeather&quot;)" calcext:base-cell-address="Indice.J16"/>
            <calcext:condition calcext:apply-style-name="cellule temps" calcext:value="contains-text(&quot;NextDay&quot;)" calcext:base-cell-address="Indice.J16"/>
            <calcext:condition calcext:apply-style-name="cellule temps" calcext:value="contains-text(&quot;CheckDay&quot;)" calcext:base-cell-address="Indice.J16"/>
            <calcext:condition calcext:apply-style-name="cellule histoire" calcext:value="contains-text(&quot;Leave&quot;)" calcext:base-cell-address="Indice.J16"/>
            <calcext:condition calcext:apply-style-name="cellule choice" calcext:value="contains-text(&quot;Choice&quot;)" calcext:base-cell-address="Indice.J16"/>
            <calcext:condition calcext:apply-style-name="cellule d'erreur" calcext:value="!=&quot;&quot;" calcext:base-cell-address="Indice.J16"/>
          </calcext:conditional-format>
          <calcext:conditional-format calcext:target-range-address="Naufragé.F20:Naufragé.F20">
            <calcext:condition calcext:apply-style-name="cellule histoire" calcext:value="contains-text(&quot;GoTo&quot;)" calcext:base-cell-address="Indice.F20"/>
            <calcext:condition calcext:apply-style-name="cellule histoire" calcext:value="contains-text(&quot;Conclude&quot;)" calcext:base-cell-address="Indice.F20"/>
            <calcext:condition calcext:apply-style-name="cellule random" calcext:value="contains-text(&quot;RandomPercent&quot;)" calcext:base-cell-address="Indice.F20"/>
            <calcext:condition calcext:apply-style-name="cellule random" calcext:value="contains-text(&quot;RandomRange&quot;)" calcext:base-cell-address="Indice.F20"/>
            <calcext:condition calcext:apply-style-name="cellule personnages" calcext:value="contains-text(&quot;NewCrew&quot;)" calcext:base-cell-address="Indice.F20"/>
            <calcext:condition calcext:apply-style-name="cellule personnages" calcext:value="contains-text(&quot;NewCharacter&quot;)" calcext:base-cell-address="Indice.F20"/>
            <calcext:condition calcext:apply-style-name="cellule personnages" calcext:value="contains-text(&quot;HideOther&quot;)" calcext:base-cell-address="Indice.F20"/>
            <calcext:condition calcext:apply-style-name="cellule personnages" calcext:value="contains-text(&quot;DeleteOther&quot;)" calcext:base-cell-address="Indice.F20"/>
            <calcext:condition calcext:apply-style-name="cellule narrateur" calcext:value="contains-text(&quot;Narrator&quot;)" calcext:base-cell-address="Indice.F20"/>
            <calcext:condition calcext:apply-style-name="cellule set choice" calcext:value="contains-text(&quot;SetChoices&quot;)" calcext:base-cell-address="Indice.F20"/>
            <calcext:condition calcext:apply-style-name="cellule dialogues" calcext:value="contains-text(&quot;PlayerSpeak&quot;)" calcext:base-cell-address="Indice.F20"/>
            <calcext:condition calcext:apply-style-name="cellule dialogues" calcext:value="contains-text(&quot;OtherSpeak&quot;)" calcext:base-cell-address="Indice.F20"/>
            <calcext:condition calcext:apply-style-name="cellule argent" calcext:value="contains-text(&quot;CheckGold&quot;)" calcext:base-cell-address="Indice.F20"/>
            <calcext:condition calcext:apply-style-name="cellule argent" calcext:value="contains-text(&quot;RemoveGold&quot;)" calcext:base-cell-address="Indice.F20"/>
            <calcext:condition calcext:apply-style-name="cellule argent" calcext:value="contains-text(&quot;AddGold&quot;)" calcext:base-cell-address="Indice.F20"/>
            <calcext:condition calcext:apply-style-name="cellule argent" calcext:value="contains-text(&quot;Loot&quot;)" calcext:base-cell-address="Indice.F20"/>
            <calcext:condition calcext:apply-style-name="cellule argent" calcext:value="contains-text(&quot;Trade&quot;)" calcext:base-cell-address="Indice.F20"/>
            <calcext:condition calcext:apply-style-name="cellule combat" calcext:value="contains-text(&quot;LaunchCombat&quot;)" calcext:base-cell-address="Indice.F20"/>
            <calcext:condition calcext:apply-style-name="cellule indice" calcext:value="contains-text(&quot;CheckFormula&quot;)" calcext:base-cell-address="Indice.F20"/>
            <calcext:condition calcext:apply-style-name="cellule indice" calcext:value="contains-text(&quot;GiveDirection&quot;)" calcext:base-cell-address="Indice.F20"/>
            <calcext:condition calcext:apply-style-name="cellule temps" calcext:value="contains-text(&quot;SetWeather&quot;)" calcext:base-cell-address="Indice.F20"/>
            <calcext:condition calcext:apply-style-name="cellule temps" calcext:value="contains-text(&quot;SwitchWeather&quot;)" calcext:base-cell-address="Indice.F20"/>
            <calcext:condition calcext:apply-style-name="cellule temps" calcext:value="contains-text(&quot;NextDay&quot;)" calcext:base-cell-address="Indice.F20"/>
            <calcext:condition calcext:apply-style-name="cellule temps" calcext:value="contains-text(&quot;CheckDay&quot;)" calcext:base-cell-address="Indice.F20"/>
            <calcext:condition calcext:apply-style-name="cellule histoire" calcext:value="contains-text(&quot;Leave&quot;)" calcext:base-cell-address="Indice.F20"/>
            <calcext:condition calcext:apply-style-name="cellule choice" calcext:value="contains-text(&quot;Choice&quot;)" calcext:base-cell-address="Indice.F20"/>
            <calcext:condition calcext:apply-style-name="cellule d'erreur" calcext:value="!=&quot;&quot;" calcext:base-cell-address="Indice.F20"/>
          </calcext:conditional-format>
          <calcext:conditional-format calcext:target-range-address="Naufragé.I18:Naufragé.I18">
            <calcext:condition calcext:apply-style-name="cellule histoire" calcext:value="contains-text(&quot;GoTo&quot;)" calcext:base-cell-address="Indice.I18"/>
            <calcext:condition calcext:apply-style-name="cellule histoire" calcext:value="contains-text(&quot;Conclude&quot;)" calcext:base-cell-address="Indice.I18"/>
            <calcext:condition calcext:apply-style-name="cellule random" calcext:value="contains-text(&quot;RandomPercent&quot;)" calcext:base-cell-address="Indice.I18"/>
            <calcext:condition calcext:apply-style-name="cellule random" calcext:value="contains-text(&quot;RandomRange&quot;)" calcext:base-cell-address="Indice.I18"/>
            <calcext:condition calcext:apply-style-name="cellule personnages" calcext:value="contains-text(&quot;NewCrew&quot;)" calcext:base-cell-address="Indice.I18"/>
            <calcext:condition calcext:apply-style-name="cellule personnages" calcext:value="contains-text(&quot;NewCharacter&quot;)" calcext:base-cell-address="Indice.I18"/>
            <calcext:condition calcext:apply-style-name="cellule personnages" calcext:value="contains-text(&quot;HideOther&quot;)" calcext:base-cell-address="Indice.I18"/>
            <calcext:condition calcext:apply-style-name="cellule personnages" calcext:value="contains-text(&quot;DeleteOther&quot;)" calcext:base-cell-address="Indice.I18"/>
            <calcext:condition calcext:apply-style-name="cellule narrateur" calcext:value="contains-text(&quot;Narrator&quot;)" calcext:base-cell-address="Indice.I18"/>
            <calcext:condition calcext:apply-style-name="cellule set choice" calcext:value="contains-text(&quot;SetChoices&quot;)" calcext:base-cell-address="Indice.I18"/>
            <calcext:condition calcext:apply-style-name="cellule dialogues" calcext:value="contains-text(&quot;PlayerSpeak&quot;)" calcext:base-cell-address="Indice.I18"/>
            <calcext:condition calcext:apply-style-name="cellule dialogues" calcext:value="contains-text(&quot;OtherSpeak&quot;)" calcext:base-cell-address="Indice.I18"/>
            <calcext:condition calcext:apply-style-name="cellule argent" calcext:value="contains-text(&quot;CheckGold&quot;)" calcext:base-cell-address="Indice.I18"/>
            <calcext:condition calcext:apply-style-name="cellule argent" calcext:value="contains-text(&quot;RemoveGold&quot;)" calcext:base-cell-address="Indice.I18"/>
            <calcext:condition calcext:apply-style-name="cellule argent" calcext:value="contains-text(&quot;AddGold&quot;)" calcext:base-cell-address="Indice.I18"/>
            <calcext:condition calcext:apply-style-name="cellule argent" calcext:value="contains-text(&quot;Loot&quot;)" calcext:base-cell-address="Indice.I18"/>
            <calcext:condition calcext:apply-style-name="cellule argent" calcext:value="contains-text(&quot;Trade&quot;)" calcext:base-cell-address="Indice.I18"/>
            <calcext:condition calcext:apply-style-name="cellule combat" calcext:value="contains-text(&quot;LaunchCombat&quot;)" calcext:base-cell-address="Indice.I18"/>
            <calcext:condition calcext:apply-style-name="cellule indice" calcext:value="contains-text(&quot;CheckFormula&quot;)" calcext:base-cell-address="Indice.I18"/>
            <calcext:condition calcext:apply-style-name="cellule indice" calcext:value="contains-text(&quot;GiveDirection&quot;)" calcext:base-cell-address="Indice.I18"/>
            <calcext:condition calcext:apply-style-name="cellule temps" calcext:value="contains-text(&quot;SetWeather&quot;)" calcext:base-cell-address="Indice.I18"/>
            <calcext:condition calcext:apply-style-name="cellule temps" calcext:value="contains-text(&quot;SwitchWeather&quot;)" calcext:base-cell-address="Indice.I18"/>
            <calcext:condition calcext:apply-style-name="cellule temps" calcext:value="contains-text(&quot;NextDay&quot;)" calcext:base-cell-address="Indice.I18"/>
            <calcext:condition calcext:apply-style-name="cellule temps" calcext:value="contains-text(&quot;CheckDay&quot;)" calcext:base-cell-address="Indice.I18"/>
            <calcext:condition calcext:apply-style-name="cellule histoire" calcext:value="contains-text(&quot;Leave&quot;)" calcext:base-cell-address="Indice.I18"/>
            <calcext:condition calcext:apply-style-name="cellule choice" calcext:value="contains-text(&quot;Choice&quot;)" calcext:base-cell-address="Indice.I18"/>
            <calcext:condition calcext:apply-style-name="cellule d'erreur" calcext:value="!=&quot;&quot;" calcext:base-cell-address="Indice.I18"/>
          </calcext:conditional-format>
          <calcext:conditional-format calcext:target-range-address="Naufragé.A25:Naufragé.A29">
            <calcext:condition calcext:apply-style-name="cellule histoire" calcext:value="contains-text(&quot;GoTo&quot;)" calcext:base-cell-address="Indice.A25"/>
            <calcext:condition calcext:apply-style-name="cellule histoire" calcext:value="contains-text(&quot;Conclude&quot;)" calcext:base-cell-address="Indice.A25"/>
            <calcext:condition calcext:apply-style-name="cellule random" calcext:value="contains-text(&quot;RandomPercent&quot;)" calcext:base-cell-address="Indice.A25"/>
            <calcext:condition calcext:apply-style-name="cellule random" calcext:value="contains-text(&quot;RandomRange&quot;)" calcext:base-cell-address="Indice.A25"/>
            <calcext:condition calcext:apply-style-name="cellule personnages" calcext:value="contains-text(&quot;NewCrew&quot;)" calcext:base-cell-address="Indice.A25"/>
            <calcext:condition calcext:apply-style-name="cellule personnages" calcext:value="contains-text(&quot;NewCharacter&quot;)" calcext:base-cell-address="Indice.A25"/>
            <calcext:condition calcext:apply-style-name="cellule personnages" calcext:value="contains-text(&quot;HideOther&quot;)" calcext:base-cell-address="Indice.A25"/>
            <calcext:condition calcext:apply-style-name="cellule personnages" calcext:value="contains-text(&quot;DeleteOther&quot;)" calcext:base-cell-address="Indice.A25"/>
            <calcext:condition calcext:apply-style-name="cellule narrateur" calcext:value="contains-text(&quot;Narrator&quot;)" calcext:base-cell-address="Indice.A25"/>
            <calcext:condition calcext:apply-style-name="cellule set choice" calcext:value="contains-text(&quot;SetChoices&quot;)" calcext:base-cell-address="Indice.A25"/>
            <calcext:condition calcext:apply-style-name="cellule dialogues" calcext:value="contains-text(&quot;PlayerSpeak&quot;)" calcext:base-cell-address="Indice.A25"/>
            <calcext:condition calcext:apply-style-name="cellule dialogues" calcext:value="contains-text(&quot;OtherSpeak&quot;)" calcext:base-cell-address="Indice.A25"/>
            <calcext:condition calcext:apply-style-name="cellule argent" calcext:value="contains-text(&quot;CheckGold&quot;)" calcext:base-cell-address="Indice.A25"/>
            <calcext:condition calcext:apply-style-name="cellule argent" calcext:value="contains-text(&quot;RemoveGold&quot;)" calcext:base-cell-address="Indice.A25"/>
            <calcext:condition calcext:apply-style-name="cellule argent" calcext:value="contains-text(&quot;AddGold&quot;)" calcext:base-cell-address="Indice.A25"/>
            <calcext:condition calcext:apply-style-name="cellule argent" calcext:value="contains-text(&quot;Loot&quot;)" calcext:base-cell-address="Indice.A25"/>
            <calcext:condition calcext:apply-style-name="cellule argent" calcext:value="contains-text(&quot;Trade&quot;)" calcext:base-cell-address="Indice.A25"/>
            <calcext:condition calcext:apply-style-name="cellule combat" calcext:value="contains-text(&quot;LaunchCombat&quot;)" calcext:base-cell-address="Indice.A25"/>
            <calcext:condition calcext:apply-style-name="cellule indice" calcext:value="contains-text(&quot;CheckFormula&quot;)" calcext:base-cell-address="Indice.A25"/>
            <calcext:condition calcext:apply-style-name="cellule indice" calcext:value="contains-text(&quot;GiveDirection&quot;)" calcext:base-cell-address="Indice.A25"/>
            <calcext:condition calcext:apply-style-name="cellule temps" calcext:value="contains-text(&quot;SetWeather&quot;)" calcext:base-cell-address="Indice.A25"/>
            <calcext:condition calcext:apply-style-name="cellule temps" calcext:value="contains-text(&quot;SwitchWeather&quot;)" calcext:base-cell-address="Indice.A25"/>
            <calcext:condition calcext:apply-style-name="cellule temps" calcext:value="contains-text(&quot;NextDay&quot;)" calcext:base-cell-address="Indice.A25"/>
            <calcext:condition calcext:apply-style-name="cellule temps" calcext:value="contains-text(&quot;CheckDay&quot;)" calcext:base-cell-address="Indice.A25"/>
            <calcext:condition calcext:apply-style-name="cellule histoire" calcext:value="contains-text(&quot;Leave&quot;)" calcext:base-cell-address="Indice.A25"/>
            <calcext:condition calcext:apply-style-name="cellule choice" calcext:value="contains-text(&quot;Choice&quot;)" calcext:base-cell-address="Indice.A25"/>
            <calcext:condition calcext:apply-style-name="cellule d'erreur" calcext:value="!=&quot;&quot;" calcext:base-cell-address="Indice.A25"/>
          </calcext:conditional-format>
          <calcext:conditional-format calcext:target-range-address="Naufragé.A25:Naufragé.A29">
            <calcext:condition calcext:apply-style-name="cellule histoire" calcext:value="contains-text(&quot;GoTo&quot;)" calcext:base-cell-address="Indice.A25"/>
            <calcext:condition calcext:apply-style-name="cellule histoire" calcext:value="contains-text(&quot;Conclude&quot;)" calcext:base-cell-address="Indice.A25"/>
            <calcext:condition calcext:apply-style-name="cellule random" calcext:value="contains-text(&quot;RandomPercent&quot;)" calcext:base-cell-address="Indice.A25"/>
            <calcext:condition calcext:apply-style-name="cellule random" calcext:value="contains-text(&quot;RandomRange&quot;)" calcext:base-cell-address="Indice.A25"/>
            <calcext:condition calcext:apply-style-name="cellule personnages" calcext:value="contains-text(&quot;NewCrew&quot;)" calcext:base-cell-address="Indice.A25"/>
            <calcext:condition calcext:apply-style-name="cellule personnages" calcext:value="contains-text(&quot;NewCharacter&quot;)" calcext:base-cell-address="Indice.A25"/>
            <calcext:condition calcext:apply-style-name="cellule personnages" calcext:value="contains-text(&quot;HideOther&quot;)" calcext:base-cell-address="Indice.A25"/>
            <calcext:condition calcext:apply-style-name="cellule personnages" calcext:value="contains-text(&quot;DeleteOther&quot;)" calcext:base-cell-address="Indice.A25"/>
            <calcext:condition calcext:apply-style-name="cellule narrateur" calcext:value="contains-text(&quot;Narrator&quot;)" calcext:base-cell-address="Indice.A25"/>
            <calcext:condition calcext:apply-style-name="cellule set choice" calcext:value="contains-text(&quot;SetChoices&quot;)" calcext:base-cell-address="Indice.A25"/>
            <calcext:condition calcext:apply-style-name="cellule dialogues" calcext:value="contains-text(&quot;PlayerSpeak&quot;)" calcext:base-cell-address="Indice.A25"/>
            <calcext:condition calcext:apply-style-name="cellule dialogues" calcext:value="contains-text(&quot;OtherSpeak&quot;)" calcext:base-cell-address="Indice.A25"/>
            <calcext:condition calcext:apply-style-name="cellule argent" calcext:value="contains-text(&quot;CheckGold&quot;)" calcext:base-cell-address="Indice.A25"/>
            <calcext:condition calcext:apply-style-name="cellule argent" calcext:value="contains-text(&quot;RemoveGold&quot;)" calcext:base-cell-address="Indice.A25"/>
            <calcext:condition calcext:apply-style-name="cellule argent" calcext:value="contains-text(&quot;AddGold&quot;)" calcext:base-cell-address="Indice.A25"/>
            <calcext:condition calcext:apply-style-name="cellule argent" calcext:value="contains-text(&quot;Loot&quot;)" calcext:base-cell-address="Indice.A25"/>
            <calcext:condition calcext:apply-style-name="cellule argent" calcext:value="contains-text(&quot;Trade&quot;)" calcext:base-cell-address="Indice.A25"/>
            <calcext:condition calcext:apply-style-name="cellule combat" calcext:value="contains-text(&quot;LaunchCombat&quot;)" calcext:base-cell-address="Indice.A25"/>
            <calcext:condition calcext:apply-style-name="cellule indice" calcext:value="contains-text(&quot;CheckFormula&quot;)" calcext:base-cell-address="Indice.A25"/>
            <calcext:condition calcext:apply-style-name="cellule indice" calcext:value="contains-text(&quot;GiveDirection&quot;)" calcext:base-cell-address="Indice.A25"/>
            <calcext:condition calcext:apply-style-name="cellule temps" calcext:value="contains-text(&quot;SetWeather&quot;)" calcext:base-cell-address="Indice.A25"/>
            <calcext:condition calcext:apply-style-name="cellule temps" calcext:value="contains-text(&quot;SwitchWeather&quot;)" calcext:base-cell-address="Indice.A25"/>
            <calcext:condition calcext:apply-style-name="cellule temps" calcext:value="contains-text(&quot;NextDay&quot;)" calcext:base-cell-address="Indice.A25"/>
            <calcext:condition calcext:apply-style-name="cellule temps" calcext:value="contains-text(&quot;CheckDay&quot;)" calcext:base-cell-address="Indice.A25"/>
            <calcext:condition calcext:apply-style-name="cellule histoire" calcext:value="contains-text(&quot;Leave&quot;)" calcext:base-cell-address="Indice.A25"/>
            <calcext:condition calcext:apply-style-name="cellule choice" calcext:value="contains-text(&quot;Choice&quot;)" calcext:base-cell-address="Indice.A25"/>
            <calcext:condition calcext:apply-style-name="cellule d'erreur" calcext:value="!=&quot;&quot;" calcext:base-cell-address="Indice.A25"/>
          </calcext:conditional-format>
          <calcext:conditional-format calcext:target-range-address="Naufragé.A25:Naufragé.A29">
            <calcext:condition calcext:apply-style-name="cellule histoire" calcext:value="contains-text(&quot;GoTo&quot;)" calcext:base-cell-address="Indice.A25"/>
            <calcext:condition calcext:apply-style-name="cellule histoire" calcext:value="contains-text(&quot;Conclude&quot;)" calcext:base-cell-address="Indice.A25"/>
            <calcext:condition calcext:apply-style-name="cellule random" calcext:value="contains-text(&quot;RandomPercent&quot;)" calcext:base-cell-address="Indice.A25"/>
            <calcext:condition calcext:apply-style-name="cellule random" calcext:value="contains-text(&quot;RandomRange&quot;)" calcext:base-cell-address="Indice.A25"/>
            <calcext:condition calcext:apply-style-name="cellule personnages" calcext:value="contains-text(&quot;NewCrew&quot;)" calcext:base-cell-address="Indice.A25"/>
            <calcext:condition calcext:apply-style-name="cellule personnages" calcext:value="contains-text(&quot;NewCharacter&quot;)" calcext:base-cell-address="Indice.A25"/>
            <calcext:condition calcext:apply-style-name="cellule personnages" calcext:value="contains-text(&quot;HideOther&quot;)" calcext:base-cell-address="Indice.A25"/>
            <calcext:condition calcext:apply-style-name="cellule personnages" calcext:value="contains-text(&quot;DeleteOther&quot;)" calcext:base-cell-address="Indice.A25"/>
            <calcext:condition calcext:apply-style-name="cellule narrateur" calcext:value="contains-text(&quot;Narrator&quot;)" calcext:base-cell-address="Indice.A25"/>
            <calcext:condition calcext:apply-style-name="cellule set choice" calcext:value="contains-text(&quot;SetChoices&quot;)" calcext:base-cell-address="Indice.A25"/>
            <calcext:condition calcext:apply-style-name="cellule dialogues" calcext:value="contains-text(&quot;PlayerSpeak&quot;)" calcext:base-cell-address="Indice.A25"/>
            <calcext:condition calcext:apply-style-name="cellule dialogues" calcext:value="contains-text(&quot;OtherSpeak&quot;)" calcext:base-cell-address="Indice.A25"/>
            <calcext:condition calcext:apply-style-name="cellule argent" calcext:value="contains-text(&quot;CheckGold&quot;)" calcext:base-cell-address="Indice.A25"/>
            <calcext:condition calcext:apply-style-name="cellule argent" calcext:value="contains-text(&quot;RemoveGold&quot;)" calcext:base-cell-address="Indice.A25"/>
            <calcext:condition calcext:apply-style-name="cellule argent" calcext:value="contains-text(&quot;AddGold&quot;)" calcext:base-cell-address="Indice.A25"/>
            <calcext:condition calcext:apply-style-name="cellule argent" calcext:value="contains-text(&quot;Loot&quot;)" calcext:base-cell-address="Indice.A25"/>
            <calcext:condition calcext:apply-style-name="cellule argent" calcext:value="contains-text(&quot;Trade&quot;)" calcext:base-cell-address="Indice.A25"/>
            <calcext:condition calcext:apply-style-name="cellule combat" calcext:value="contains-text(&quot;LaunchCombat&quot;)" calcext:base-cell-address="Indice.A25"/>
            <calcext:condition calcext:apply-style-name="cellule indice" calcext:value="contains-text(&quot;CheckFormula&quot;)" calcext:base-cell-address="Indice.A25"/>
            <calcext:condition calcext:apply-style-name="cellule indice" calcext:value="contains-text(&quot;GiveDirection&quot;)" calcext:base-cell-address="Indice.A25"/>
            <calcext:condition calcext:apply-style-name="cellule temps" calcext:value="contains-text(&quot;SetWeather&quot;)" calcext:base-cell-address="Indice.A25"/>
            <calcext:condition calcext:apply-style-name="cellule temps" calcext:value="contains-text(&quot;SwitchWeather&quot;)" calcext:base-cell-address="Indice.A25"/>
            <calcext:condition calcext:apply-style-name="cellule temps" calcext:value="contains-text(&quot;NextDay&quot;)" calcext:base-cell-address="Indice.A25"/>
            <calcext:condition calcext:apply-style-name="cellule temps" calcext:value="contains-text(&quot;CheckDay&quot;)" calcext:base-cell-address="Indice.A25"/>
            <calcext:condition calcext:apply-style-name="cellule histoire" calcext:value="contains-text(&quot;Leave&quot;)" calcext:base-cell-address="Indice.A25"/>
            <calcext:condition calcext:apply-style-name="cellule choice" calcext:value="contains-text(&quot;Choice&quot;)" calcext:base-cell-address="Indice.A25"/>
            <calcext:condition calcext:apply-style-name="cellule d'erreur" calcext:value="!=&quot;&quot;" calcext:base-cell-address="Indice.A25"/>
          </calcext:conditional-format>
          <calcext:conditional-format calcext:target-range-address="Naufragé.A24:Naufragé.A29">
            <calcext:condition calcext:apply-style-name="cellule histoire" calcext:value="contains-text(&quot;GoTo&quot;)" calcext:base-cell-address="Indice.A24"/>
            <calcext:condition calcext:apply-style-name="cellule histoire" calcext:value="contains-text(&quot;Conclude&quot;)" calcext:base-cell-address="Indice.A24"/>
            <calcext:condition calcext:apply-style-name="cellule random" calcext:value="contains-text(&quot;RandomPercent&quot;)" calcext:base-cell-address="Indice.A24"/>
            <calcext:condition calcext:apply-style-name="cellule random" calcext:value="contains-text(&quot;RandomRange&quot;)" calcext:base-cell-address="Indice.A24"/>
            <calcext:condition calcext:apply-style-name="cellule personnages" calcext:value="contains-text(&quot;NewCrew&quot;)" calcext:base-cell-address="Indice.A24"/>
            <calcext:condition calcext:apply-style-name="cellule personnages" calcext:value="contains-text(&quot;NewCharacter&quot;)" calcext:base-cell-address="Indice.A24"/>
            <calcext:condition calcext:apply-style-name="cellule personnages" calcext:value="contains-text(&quot;HideOther&quot;)" calcext:base-cell-address="Indice.A24"/>
            <calcext:condition calcext:apply-style-name="cellule personnages" calcext:value="contains-text(&quot;DeleteOther&quot;)" calcext:base-cell-address="Indice.A24"/>
            <calcext:condition calcext:apply-style-name="cellule narrateur" calcext:value="contains-text(&quot;Narrator&quot;)" calcext:base-cell-address="Indice.A24"/>
            <calcext:condition calcext:apply-style-name="cellule set choice" calcext:value="contains-text(&quot;SetChoices&quot;)" calcext:base-cell-address="Indice.A24"/>
            <calcext:condition calcext:apply-style-name="cellule dialogues" calcext:value="contains-text(&quot;PlayerSpeak&quot;)" calcext:base-cell-address="Indice.A24"/>
            <calcext:condition calcext:apply-style-name="cellule dialogues" calcext:value="contains-text(&quot;OtherSpeak&quot;)" calcext:base-cell-address="Indice.A24"/>
            <calcext:condition calcext:apply-style-name="cellule argent" calcext:value="contains-text(&quot;CheckGold&quot;)" calcext:base-cell-address="Indice.A24"/>
            <calcext:condition calcext:apply-style-name="cellule argent" calcext:value="contains-text(&quot;RemoveGold&quot;)" calcext:base-cell-address="Indice.A24"/>
            <calcext:condition calcext:apply-style-name="cellule argent" calcext:value="contains-text(&quot;AddGold&quot;)" calcext:base-cell-address="Indice.A24"/>
            <calcext:condition calcext:apply-style-name="cellule argent" calcext:value="contains-text(&quot;Loot&quot;)" calcext:base-cell-address="Indice.A24"/>
            <calcext:condition calcext:apply-style-name="cellule argent" calcext:value="contains-text(&quot;Trade&quot;)" calcext:base-cell-address="Indice.A24"/>
            <calcext:condition calcext:apply-style-name="cellule combat" calcext:value="contains-text(&quot;LaunchCombat&quot;)" calcext:base-cell-address="Indice.A24"/>
            <calcext:condition calcext:apply-style-name="cellule indice" calcext:value="contains-text(&quot;CheckFormula&quot;)" calcext:base-cell-address="Indice.A24"/>
            <calcext:condition calcext:apply-style-name="cellule indice" calcext:value="contains-text(&quot;GiveDirection&quot;)" calcext:base-cell-address="Indice.A24"/>
            <calcext:condition calcext:apply-style-name="cellule temps" calcext:value="contains-text(&quot;SetWeather&quot;)" calcext:base-cell-address="Indice.A24"/>
            <calcext:condition calcext:apply-style-name="cellule temps" calcext:value="contains-text(&quot;SwitchWeather&quot;)" calcext:base-cell-address="Indice.A24"/>
            <calcext:condition calcext:apply-style-name="cellule temps" calcext:value="contains-text(&quot;NextDay&quot;)" calcext:base-cell-address="Indice.A24"/>
            <calcext:condition calcext:apply-style-name="cellule temps" calcext:value="contains-text(&quot;CheckDay&quot;)" calcext:base-cell-address="Indice.A24"/>
            <calcext:condition calcext:apply-style-name="cellule histoire" calcext:value="contains-text(&quot;Leave&quot;)" calcext:base-cell-address="Indice.A24"/>
            <calcext:condition calcext:apply-style-name="cellule choice" calcext:value="contains-text(&quot;Choice&quot;)" calcext:base-cell-address="Indice.A24"/>
            <calcext:condition calcext:apply-style-name="cellule d'erreur" calcext:value="!=&quot;&quot;" calcext:base-cell-address="Indice.A24"/>
          </calcext:conditional-format>
          <calcext:conditional-format calcext:target-range-address="Naufragé.B24:Naufragé.C26 Naufragé.D26:Naufragé.D28 Naufragé.B27:Naufragé.B28 Naufragé.B29:Naufragé.C29 Naufragé.D24:Naufragé.D24">
            <calcext:condition calcext:apply-style-name="cellule histoire" calcext:value="contains-text(&quot;GoTo&quot;)" calcext:base-cell-address="Indice.B24"/>
            <calcext:condition calcext:apply-style-name="cellule histoire" calcext:value="contains-text(&quot;Conclude&quot;)" calcext:base-cell-address="Indice.B24"/>
            <calcext:condition calcext:apply-style-name="cellule random" calcext:value="contains-text(&quot;RandomPercent&quot;)" calcext:base-cell-address="Indice.B24"/>
            <calcext:condition calcext:apply-style-name="cellule random" calcext:value="contains-text(&quot;RandomRange&quot;)" calcext:base-cell-address="Indice.B24"/>
            <calcext:condition calcext:apply-style-name="cellule personnages" calcext:value="contains-text(&quot;NewCrew&quot;)" calcext:base-cell-address="Indice.B24"/>
            <calcext:condition calcext:apply-style-name="cellule personnages" calcext:value="contains-text(&quot;NewCharacter&quot;)" calcext:base-cell-address="Indice.B24"/>
            <calcext:condition calcext:apply-style-name="cellule personnages" calcext:value="contains-text(&quot;HideOther&quot;)" calcext:base-cell-address="Indice.B24"/>
            <calcext:condition calcext:apply-style-name="cellule personnages" calcext:value="contains-text(&quot;DeleteOther&quot;)" calcext:base-cell-address="Indice.B24"/>
            <calcext:condition calcext:apply-style-name="cellule narrateur" calcext:value="contains-text(&quot;Narrator&quot;)" calcext:base-cell-address="Indice.B24"/>
            <calcext:condition calcext:apply-style-name="cellule set choice" calcext:value="contains-text(&quot;SetChoices&quot;)" calcext:base-cell-address="Indice.B24"/>
            <calcext:condition calcext:apply-style-name="cellule dialogues" calcext:value="contains-text(&quot;PlayerSpeak&quot;)" calcext:base-cell-address="Indice.B24"/>
            <calcext:condition calcext:apply-style-name="cellule dialogues" calcext:value="contains-text(&quot;OtherSpeak&quot;)" calcext:base-cell-address="Indice.B24"/>
            <calcext:condition calcext:apply-style-name="cellule argent" calcext:value="contains-text(&quot;CheckGold&quot;)" calcext:base-cell-address="Indice.B24"/>
            <calcext:condition calcext:apply-style-name="cellule argent" calcext:value="contains-text(&quot;RemoveGold&quot;)" calcext:base-cell-address="Indice.B24"/>
            <calcext:condition calcext:apply-style-name="cellule argent" calcext:value="contains-text(&quot;AddGold&quot;)" calcext:base-cell-address="Indice.B24"/>
            <calcext:condition calcext:apply-style-name="cellule argent" calcext:value="contains-text(&quot;Loot&quot;)" calcext:base-cell-address="Indice.B24"/>
            <calcext:condition calcext:apply-style-name="cellule argent" calcext:value="contains-text(&quot;Trade&quot;)" calcext:base-cell-address="Indice.B24"/>
            <calcext:condition calcext:apply-style-name="cellule combat" calcext:value="contains-text(&quot;LaunchCombat&quot;)" calcext:base-cell-address="Indice.B24"/>
            <calcext:condition calcext:apply-style-name="cellule indice" calcext:value="contains-text(&quot;CheckFormula&quot;)" calcext:base-cell-address="Indice.B24"/>
            <calcext:condition calcext:apply-style-name="cellule indice" calcext:value="contains-text(&quot;GiveDirection&quot;)" calcext:base-cell-address="Indice.B24"/>
            <calcext:condition calcext:apply-style-name="cellule temps" calcext:value="contains-text(&quot;SetWeather&quot;)" calcext:base-cell-address="Indice.B24"/>
            <calcext:condition calcext:apply-style-name="cellule temps" calcext:value="contains-text(&quot;SwitchWeather&quot;)" calcext:base-cell-address="Indice.B24"/>
            <calcext:condition calcext:apply-style-name="cellule temps" calcext:value="contains-text(&quot;NextDay&quot;)" calcext:base-cell-address="Indice.B24"/>
            <calcext:condition calcext:apply-style-name="cellule temps" calcext:value="contains-text(&quot;CheckDay&quot;)" calcext:base-cell-address="Indice.B24"/>
            <calcext:condition calcext:apply-style-name="cellule histoire" calcext:value="contains-text(&quot;Leave&quot;)" calcext:base-cell-address="Indice.B24"/>
            <calcext:condition calcext:apply-style-name="cellule choice" calcext:value="contains-text(&quot;Choice&quot;)" calcext:base-cell-address="Indice.B24"/>
            <calcext:condition calcext:apply-style-name="cellule d'erreur" calcext:value="!=&quot;&quot;" calcext:base-cell-address="Indice.B24"/>
          </calcext:conditional-format>
          <calcext:conditional-format calcext:target-range-address="Naufragé.C27:Naufragé.C27">
            <calcext:condition calcext:apply-style-name="cellule histoire" calcext:value="contains-text(&quot;GoTo&quot;)" calcext:base-cell-address="Indice.C27"/>
            <calcext:condition calcext:apply-style-name="cellule histoire" calcext:value="contains-text(&quot;Conclude&quot;)" calcext:base-cell-address="Indice.C27"/>
            <calcext:condition calcext:apply-style-name="cellule random" calcext:value="contains-text(&quot;RandomPercent&quot;)" calcext:base-cell-address="Indice.C27"/>
            <calcext:condition calcext:apply-style-name="cellule random" calcext:value="contains-text(&quot;RandomRange&quot;)" calcext:base-cell-address="Indice.C27"/>
            <calcext:condition calcext:apply-style-name="cellule personnages" calcext:value="contains-text(&quot;NewCrew&quot;)" calcext:base-cell-address="Indice.C27"/>
            <calcext:condition calcext:apply-style-name="cellule personnages" calcext:value="contains-text(&quot;NewCharacter&quot;)" calcext:base-cell-address="Indice.C27"/>
            <calcext:condition calcext:apply-style-name="cellule personnages" calcext:value="contains-text(&quot;HideOther&quot;)" calcext:base-cell-address="Indice.C27"/>
            <calcext:condition calcext:apply-style-name="cellule personnages" calcext:value="contains-text(&quot;DeleteOther&quot;)" calcext:base-cell-address="Indice.C27"/>
            <calcext:condition calcext:apply-style-name="cellule narrateur" calcext:value="contains-text(&quot;Narrator&quot;)" calcext:base-cell-address="Indice.C27"/>
            <calcext:condition calcext:apply-style-name="cellule set choice" calcext:value="contains-text(&quot;SetChoices&quot;)" calcext:base-cell-address="Indice.C27"/>
            <calcext:condition calcext:apply-style-name="cellule dialogues" calcext:value="contains-text(&quot;PlayerSpeak&quot;)" calcext:base-cell-address="Indice.C27"/>
            <calcext:condition calcext:apply-style-name="cellule dialogues" calcext:value="contains-text(&quot;OtherSpeak&quot;)" calcext:base-cell-address="Indice.C27"/>
            <calcext:condition calcext:apply-style-name="cellule argent" calcext:value="contains-text(&quot;CheckGold&quot;)" calcext:base-cell-address="Indice.C27"/>
            <calcext:condition calcext:apply-style-name="cellule argent" calcext:value="contains-text(&quot;RemoveGold&quot;)" calcext:base-cell-address="Indice.C27"/>
            <calcext:condition calcext:apply-style-name="cellule argent" calcext:value="contains-text(&quot;AddGold&quot;)" calcext:base-cell-address="Indice.C27"/>
            <calcext:condition calcext:apply-style-name="cellule argent" calcext:value="contains-text(&quot;Loot&quot;)" calcext:base-cell-address="Indice.C27"/>
            <calcext:condition calcext:apply-style-name="cellule argent" calcext:value="contains-text(&quot;Trade&quot;)" calcext:base-cell-address="Indice.C27"/>
            <calcext:condition calcext:apply-style-name="cellule combat" calcext:value="contains-text(&quot;LaunchCombat&quot;)" calcext:base-cell-address="Indice.C27"/>
            <calcext:condition calcext:apply-style-name="cellule indice" calcext:value="contains-text(&quot;CheckFormula&quot;)" calcext:base-cell-address="Indice.C27"/>
            <calcext:condition calcext:apply-style-name="cellule indice" calcext:value="contains-text(&quot;GiveDirection&quot;)" calcext:base-cell-address="Indice.C27"/>
            <calcext:condition calcext:apply-style-name="cellule temps" calcext:value="contains-text(&quot;SetWeather&quot;)" calcext:base-cell-address="Indice.C27"/>
            <calcext:condition calcext:apply-style-name="cellule temps" calcext:value="contains-text(&quot;SwitchWeather&quot;)" calcext:base-cell-address="Indice.C27"/>
            <calcext:condition calcext:apply-style-name="cellule temps" calcext:value="contains-text(&quot;NextDay&quot;)" calcext:base-cell-address="Indice.C27"/>
            <calcext:condition calcext:apply-style-name="cellule temps" calcext:value="contains-text(&quot;CheckDay&quot;)" calcext:base-cell-address="Indice.C27"/>
            <calcext:condition calcext:apply-style-name="cellule histoire" calcext:value="contains-text(&quot;Leave&quot;)" calcext:base-cell-address="Indice.C27"/>
            <calcext:condition calcext:apply-style-name="cellule choice" calcext:value="contains-text(&quot;Choice&quot;)" calcext:base-cell-address="Indice.C27"/>
            <calcext:condition calcext:apply-style-name="cellule d'erreur" calcext:value="!=&quot;&quot;" calcext:base-cell-address="Indice.C27"/>
          </calcext:conditional-format>
          <calcext:conditional-format calcext:target-range-address="Naufragé.C24:Naufragé.C27 Naufragé.A24:Naufragé.B29 Naufragé.C29:Naufragé.C29 Naufragé.D26:Naufragé.D28 Naufragé.D24:Naufragé.D24">
            <calcext:condition calcext:apply-style-name="cellule histoire" calcext:value="contains-text(&quot;GoTo&quot;)" calcext:base-cell-address="Indice.A24"/>
            <calcext:condition calcext:apply-style-name="cellule histoire" calcext:value="contains-text(&quot;Conclude&quot;)" calcext:base-cell-address="Indice.A24"/>
            <calcext:condition calcext:apply-style-name="cellule random" calcext:value="contains-text(&quot;RandomPercent&quot;)" calcext:base-cell-address="Indice.A24"/>
            <calcext:condition calcext:apply-style-name="cellule random" calcext:value="contains-text(&quot;RandomRange&quot;)" calcext:base-cell-address="Indice.A24"/>
            <calcext:condition calcext:apply-style-name="cellule personnages" calcext:value="contains-text(&quot;NewCrew&quot;)" calcext:base-cell-address="Indice.A24"/>
            <calcext:condition calcext:apply-style-name="cellule personnages" calcext:value="contains-text(&quot;NewCharacter&quot;)" calcext:base-cell-address="Indice.A24"/>
            <calcext:condition calcext:apply-style-name="cellule personnages" calcext:value="contains-text(&quot;HideOther&quot;)" calcext:base-cell-address="Indice.A24"/>
            <calcext:condition calcext:apply-style-name="cellule personnages" calcext:value="contains-text(&quot;DeleteOther&quot;)" calcext:base-cell-address="Indice.A24"/>
            <calcext:condition calcext:apply-style-name="cellule narrateur" calcext:value="contains-text(&quot;Narrator&quot;)" calcext:base-cell-address="Indice.A24"/>
            <calcext:condition calcext:apply-style-name="cellule set choice" calcext:value="contains-text(&quot;SetChoices&quot;)" calcext:base-cell-address="Indice.A24"/>
            <calcext:condition calcext:apply-style-name="cellule dialogues" calcext:value="contains-text(&quot;PlayerSpeak&quot;)" calcext:base-cell-address="Indice.A24"/>
            <calcext:condition calcext:apply-style-name="cellule dialogues" calcext:value="contains-text(&quot;OtherSpeak&quot;)" calcext:base-cell-address="Indice.A24"/>
            <calcext:condition calcext:apply-style-name="cellule argent" calcext:value="contains-text(&quot;CheckGold&quot;)" calcext:base-cell-address="Indice.A24"/>
            <calcext:condition calcext:apply-style-name="cellule argent" calcext:value="contains-text(&quot;RemoveGold&quot;)" calcext:base-cell-address="Indice.A24"/>
            <calcext:condition calcext:apply-style-name="cellule argent" calcext:value="contains-text(&quot;AddGold&quot;)" calcext:base-cell-address="Indice.A24"/>
            <calcext:condition calcext:apply-style-name="cellule argent" calcext:value="contains-text(&quot;Loot&quot;)" calcext:base-cell-address="Indice.A24"/>
            <calcext:condition calcext:apply-style-name="cellule argent" calcext:value="contains-text(&quot;Trade&quot;)" calcext:base-cell-address="Indice.A24"/>
            <calcext:condition calcext:apply-style-name="cellule combat" calcext:value="contains-text(&quot;LaunchCombat&quot;)" calcext:base-cell-address="Indice.A24"/>
            <calcext:condition calcext:apply-style-name="cellule indice" calcext:value="contains-text(&quot;CheckFormula&quot;)" calcext:base-cell-address="Indice.A24"/>
            <calcext:condition calcext:apply-style-name="cellule indice" calcext:value="contains-text(&quot;GiveDirection&quot;)" calcext:base-cell-address="Indice.A24"/>
            <calcext:condition calcext:apply-style-name="cellule temps" calcext:value="contains-text(&quot;SetWeather&quot;)" calcext:base-cell-address="Indice.A24"/>
            <calcext:condition calcext:apply-style-name="cellule temps" calcext:value="contains-text(&quot;SwitchWeather&quot;)" calcext:base-cell-address="Indice.A24"/>
            <calcext:condition calcext:apply-style-name="cellule temps" calcext:value="contains-text(&quot;NextDay&quot;)" calcext:base-cell-address="Indice.A24"/>
            <calcext:condition calcext:apply-style-name="cellule temps" calcext:value="contains-text(&quot;CheckDay&quot;)" calcext:base-cell-address="Indice.A24"/>
            <calcext:condition calcext:apply-style-name="cellule histoire" calcext:value="contains-text(&quot;Leave&quot;)" calcext:base-cell-address="Indice.A24"/>
            <calcext:condition calcext:apply-style-name="cellule choice" calcext:value="contains-text(&quot;Choice&quot;)" calcext:base-cell-address="Indice.A24"/>
            <calcext:condition calcext:apply-style-name="cellule d'erreur" calcext:value="!=&quot;&quot;" calcext:base-cell-address="Indice.A24"/>
          </calcext:conditional-format>
          <calcext:conditional-format calcext:target-range-address="Naufragé.C28:Naufragé.C28">
            <calcext:condition calcext:apply-style-name="cellule histoire" calcext:value="contains-text(&quot;GoTo&quot;)" calcext:base-cell-address="Indice.C28"/>
            <calcext:condition calcext:apply-style-name="cellule histoire" calcext:value="contains-text(&quot;Conclude&quot;)" calcext:base-cell-address="Indice.C28"/>
            <calcext:condition calcext:apply-style-name="cellule random" calcext:value="contains-text(&quot;RandomPercent&quot;)" calcext:base-cell-address="Indice.C28"/>
            <calcext:condition calcext:apply-style-name="cellule random" calcext:value="contains-text(&quot;RandomRange&quot;)" calcext:base-cell-address="Indice.C28"/>
            <calcext:condition calcext:apply-style-name="cellule personnages" calcext:value="contains-text(&quot;NewCrew&quot;)" calcext:base-cell-address="Indice.C28"/>
            <calcext:condition calcext:apply-style-name="cellule personnages" calcext:value="contains-text(&quot;NewCharacter&quot;)" calcext:base-cell-address="Indice.C28"/>
            <calcext:condition calcext:apply-style-name="cellule personnages" calcext:value="contains-text(&quot;HideOther&quot;)" calcext:base-cell-address="Indice.C28"/>
            <calcext:condition calcext:apply-style-name="cellule personnages" calcext:value="contains-text(&quot;DeleteOther&quot;)" calcext:base-cell-address="Indice.C28"/>
            <calcext:condition calcext:apply-style-name="cellule narrateur" calcext:value="contains-text(&quot;Narrator&quot;)" calcext:base-cell-address="Indice.C28"/>
            <calcext:condition calcext:apply-style-name="cellule set choice" calcext:value="contains-text(&quot;SetChoices&quot;)" calcext:base-cell-address="Indice.C28"/>
            <calcext:condition calcext:apply-style-name="cellule dialogues" calcext:value="contains-text(&quot;PlayerSpeak&quot;)" calcext:base-cell-address="Indice.C28"/>
            <calcext:condition calcext:apply-style-name="cellule dialogues" calcext:value="contains-text(&quot;OtherSpeak&quot;)" calcext:base-cell-address="Indice.C28"/>
            <calcext:condition calcext:apply-style-name="cellule argent" calcext:value="contains-text(&quot;CheckGold&quot;)" calcext:base-cell-address="Indice.C28"/>
            <calcext:condition calcext:apply-style-name="cellule argent" calcext:value="contains-text(&quot;RemoveGold&quot;)" calcext:base-cell-address="Indice.C28"/>
            <calcext:condition calcext:apply-style-name="cellule argent" calcext:value="contains-text(&quot;AddGold&quot;)" calcext:base-cell-address="Indice.C28"/>
            <calcext:condition calcext:apply-style-name="cellule argent" calcext:value="contains-text(&quot;Loot&quot;)" calcext:base-cell-address="Indice.C28"/>
            <calcext:condition calcext:apply-style-name="cellule argent" calcext:value="contains-text(&quot;Trade&quot;)" calcext:base-cell-address="Indice.C28"/>
            <calcext:condition calcext:apply-style-name="cellule combat" calcext:value="contains-text(&quot;LaunchCombat&quot;)" calcext:base-cell-address="Indice.C28"/>
            <calcext:condition calcext:apply-style-name="cellule indice" calcext:value="contains-text(&quot;CheckFormula&quot;)" calcext:base-cell-address="Indice.C28"/>
            <calcext:condition calcext:apply-style-name="cellule indice" calcext:value="contains-text(&quot;GiveDirection&quot;)" calcext:base-cell-address="Indice.C28"/>
            <calcext:condition calcext:apply-style-name="cellule temps" calcext:value="contains-text(&quot;SetWeather&quot;)" calcext:base-cell-address="Indice.C28"/>
            <calcext:condition calcext:apply-style-name="cellule temps" calcext:value="contains-text(&quot;SwitchWeather&quot;)" calcext:base-cell-address="Indice.C28"/>
            <calcext:condition calcext:apply-style-name="cellule temps" calcext:value="contains-text(&quot;NextDay&quot;)" calcext:base-cell-address="Indice.C28"/>
            <calcext:condition calcext:apply-style-name="cellule temps" calcext:value="contains-text(&quot;CheckDay&quot;)" calcext:base-cell-address="Indice.C28"/>
            <calcext:condition calcext:apply-style-name="cellule histoire" calcext:value="contains-text(&quot;Leave&quot;)" calcext:base-cell-address="Indice.C28"/>
            <calcext:condition calcext:apply-style-name="cellule choice" calcext:value="contains-text(&quot;Choice&quot;)" calcext:base-cell-address="Indice.C28"/>
            <calcext:condition calcext:apply-style-name="cellule d'erreur" calcext:value="!=&quot;&quot;" calcext:base-cell-address="Indice.C28"/>
          </calcext:conditional-format>
          <calcext:conditional-format calcext:target-range-address="Naufragé.C28:Naufragé.C28">
            <calcext:condition calcext:apply-style-name="cellule histoire" calcext:value="contains-text(&quot;GoTo&quot;)" calcext:base-cell-address="Indice.C28"/>
            <calcext:condition calcext:apply-style-name="cellule histoire" calcext:value="contains-text(&quot;Conclude&quot;)" calcext:base-cell-address="Indice.C28"/>
            <calcext:condition calcext:apply-style-name="cellule random" calcext:value="contains-text(&quot;RandomPercent&quot;)" calcext:base-cell-address="Indice.C28"/>
            <calcext:condition calcext:apply-style-name="cellule random" calcext:value="contains-text(&quot;RandomRange&quot;)" calcext:base-cell-address="Indice.C28"/>
            <calcext:condition calcext:apply-style-name="cellule personnages" calcext:value="contains-text(&quot;NewCrew&quot;)" calcext:base-cell-address="Indice.C28"/>
            <calcext:condition calcext:apply-style-name="cellule personnages" calcext:value="contains-text(&quot;NewCharacter&quot;)" calcext:base-cell-address="Indice.C28"/>
            <calcext:condition calcext:apply-style-name="cellule personnages" calcext:value="contains-text(&quot;HideOther&quot;)" calcext:base-cell-address="Indice.C28"/>
            <calcext:condition calcext:apply-style-name="cellule personnages" calcext:value="contains-text(&quot;DeleteOther&quot;)" calcext:base-cell-address="Indice.C28"/>
            <calcext:condition calcext:apply-style-name="cellule narrateur" calcext:value="contains-text(&quot;Narrator&quot;)" calcext:base-cell-address="Indice.C28"/>
            <calcext:condition calcext:apply-style-name="cellule set choice" calcext:value="contains-text(&quot;SetChoices&quot;)" calcext:base-cell-address="Indice.C28"/>
            <calcext:condition calcext:apply-style-name="cellule dialogues" calcext:value="contains-text(&quot;PlayerSpeak&quot;)" calcext:base-cell-address="Indice.C28"/>
            <calcext:condition calcext:apply-style-name="cellule dialogues" calcext:value="contains-text(&quot;OtherSpeak&quot;)" calcext:base-cell-address="Indice.C28"/>
            <calcext:condition calcext:apply-style-name="cellule argent" calcext:value="contains-text(&quot;CheckGold&quot;)" calcext:base-cell-address="Indice.C28"/>
            <calcext:condition calcext:apply-style-name="cellule argent" calcext:value="contains-text(&quot;RemoveGold&quot;)" calcext:base-cell-address="Indice.C28"/>
            <calcext:condition calcext:apply-style-name="cellule argent" calcext:value="contains-text(&quot;AddGold&quot;)" calcext:base-cell-address="Indice.C28"/>
            <calcext:condition calcext:apply-style-name="cellule argent" calcext:value="contains-text(&quot;Loot&quot;)" calcext:base-cell-address="Indice.C28"/>
            <calcext:condition calcext:apply-style-name="cellule argent" calcext:value="contains-text(&quot;Trade&quot;)" calcext:base-cell-address="Indice.C28"/>
            <calcext:condition calcext:apply-style-name="cellule combat" calcext:value="contains-text(&quot;LaunchCombat&quot;)" calcext:base-cell-address="Indice.C28"/>
            <calcext:condition calcext:apply-style-name="cellule indice" calcext:value="contains-text(&quot;CheckFormula&quot;)" calcext:base-cell-address="Indice.C28"/>
            <calcext:condition calcext:apply-style-name="cellule indice" calcext:value="contains-text(&quot;GiveDirection&quot;)" calcext:base-cell-address="Indice.C28"/>
            <calcext:condition calcext:apply-style-name="cellule temps" calcext:value="contains-text(&quot;SetWeather&quot;)" calcext:base-cell-address="Indice.C28"/>
            <calcext:condition calcext:apply-style-name="cellule temps" calcext:value="contains-text(&quot;SwitchWeather&quot;)" calcext:base-cell-address="Indice.C28"/>
            <calcext:condition calcext:apply-style-name="cellule temps" calcext:value="contains-text(&quot;NextDay&quot;)" calcext:base-cell-address="Indice.C28"/>
            <calcext:condition calcext:apply-style-name="cellule temps" calcext:value="contains-text(&quot;CheckDay&quot;)" calcext:base-cell-address="Indice.C28"/>
            <calcext:condition calcext:apply-style-name="cellule histoire" calcext:value="contains-text(&quot;Leave&quot;)" calcext:base-cell-address="Indice.C28"/>
            <calcext:condition calcext:apply-style-name="cellule choice" calcext:value="contains-text(&quot;Choice&quot;)" calcext:base-cell-address="Indice.C28"/>
            <calcext:condition calcext:apply-style-name="cellule d'erreur" calcext:value="!=&quot;&quot;" calcext:base-cell-address="Indice.C28"/>
          </calcext:conditional-format>
          <calcext:conditional-format calcext:target-range-address="Naufragé.D30:Naufragé.D30">
            <calcext:condition calcext:apply-style-name="cellule histoire" calcext:value="contains-text(&quot;GoTo&quot;)" calcext:base-cell-address="Indice.D30"/>
            <calcext:condition calcext:apply-style-name="cellule histoire" calcext:value="contains-text(&quot;Conclude&quot;)" calcext:base-cell-address="Indice.D30"/>
            <calcext:condition calcext:apply-style-name="cellule random" calcext:value="contains-text(&quot;RandomPercent&quot;)" calcext:base-cell-address="Indice.D30"/>
            <calcext:condition calcext:apply-style-name="cellule random" calcext:value="contains-text(&quot;RandomRange&quot;)" calcext:base-cell-address="Indice.D30"/>
            <calcext:condition calcext:apply-style-name="cellule personnages" calcext:value="contains-text(&quot;NewCrew&quot;)" calcext:base-cell-address="Indice.D30"/>
            <calcext:condition calcext:apply-style-name="cellule personnages" calcext:value="contains-text(&quot;NewCharacter&quot;)" calcext:base-cell-address="Indice.D30"/>
            <calcext:condition calcext:apply-style-name="cellule personnages" calcext:value="contains-text(&quot;HideOther&quot;)" calcext:base-cell-address="Indice.D30"/>
            <calcext:condition calcext:apply-style-name="cellule personnages" calcext:value="contains-text(&quot;DeleteOther&quot;)" calcext:base-cell-address="Indice.D30"/>
            <calcext:condition calcext:apply-style-name="cellule narrateur" calcext:value="contains-text(&quot;Narrator&quot;)" calcext:base-cell-address="Indice.D30"/>
            <calcext:condition calcext:apply-style-name="cellule set choice" calcext:value="contains-text(&quot;SetChoices&quot;)" calcext:base-cell-address="Indice.D30"/>
            <calcext:condition calcext:apply-style-name="cellule dialogues" calcext:value="contains-text(&quot;PlayerSpeak&quot;)" calcext:base-cell-address="Indice.D30"/>
            <calcext:condition calcext:apply-style-name="cellule dialogues" calcext:value="contains-text(&quot;OtherSpeak&quot;)" calcext:base-cell-address="Indice.D30"/>
            <calcext:condition calcext:apply-style-name="cellule argent" calcext:value="contains-text(&quot;CheckGold&quot;)" calcext:base-cell-address="Indice.D30"/>
            <calcext:condition calcext:apply-style-name="cellule argent" calcext:value="contains-text(&quot;RemoveGold&quot;)" calcext:base-cell-address="Indice.D30"/>
            <calcext:condition calcext:apply-style-name="cellule argent" calcext:value="contains-text(&quot;AddGold&quot;)" calcext:base-cell-address="Indice.D30"/>
            <calcext:condition calcext:apply-style-name="cellule argent" calcext:value="contains-text(&quot;Loot&quot;)" calcext:base-cell-address="Indice.D30"/>
            <calcext:condition calcext:apply-style-name="cellule argent" calcext:value="contains-text(&quot;Trade&quot;)" calcext:base-cell-address="Indice.D30"/>
            <calcext:condition calcext:apply-style-name="cellule combat" calcext:value="contains-text(&quot;LaunchCombat&quot;)" calcext:base-cell-address="Indice.D30"/>
            <calcext:condition calcext:apply-style-name="cellule indice" calcext:value="contains-text(&quot;CheckFormula&quot;)" calcext:base-cell-address="Indice.D30"/>
            <calcext:condition calcext:apply-style-name="cellule indice" calcext:value="contains-text(&quot;GiveDirection&quot;)" calcext:base-cell-address="Indice.D30"/>
            <calcext:condition calcext:apply-style-name="cellule temps" calcext:value="contains-text(&quot;SetWeather&quot;)" calcext:base-cell-address="Indice.D30"/>
            <calcext:condition calcext:apply-style-name="cellule temps" calcext:value="contains-text(&quot;SwitchWeather&quot;)" calcext:base-cell-address="Indice.D30"/>
            <calcext:condition calcext:apply-style-name="cellule temps" calcext:value="contains-text(&quot;NextDay&quot;)" calcext:base-cell-address="Indice.D30"/>
            <calcext:condition calcext:apply-style-name="cellule temps" calcext:value="contains-text(&quot;CheckDay&quot;)" calcext:base-cell-address="Indice.D30"/>
            <calcext:condition calcext:apply-style-name="cellule histoire" calcext:value="contains-text(&quot;Leave&quot;)" calcext:base-cell-address="Indice.D30"/>
            <calcext:condition calcext:apply-style-name="cellule choice" calcext:value="contains-text(&quot;Choice&quot;)" calcext:base-cell-address="Indice.D30"/>
            <calcext:condition calcext:apply-style-name="cellule d'erreur" calcext:value="!=&quot;&quot;" calcext:base-cell-address="Indice.D30"/>
          </calcext:conditional-format>
          <calcext:conditional-format calcext:target-range-address="Naufragé.D29:Naufragé.D29">
            <calcext:condition calcext:apply-style-name="cellule histoire" calcext:value="contains-text(&quot;GoTo&quot;)" calcext:base-cell-address="Indice.D29"/>
            <calcext:condition calcext:apply-style-name="cellule histoire" calcext:value="contains-text(&quot;Conclude&quot;)" calcext:base-cell-address="Indice.D29"/>
            <calcext:condition calcext:apply-style-name="cellule random" calcext:value="contains-text(&quot;RandomPercent&quot;)" calcext:base-cell-address="Indice.D29"/>
            <calcext:condition calcext:apply-style-name="cellule random" calcext:value="contains-text(&quot;RandomRange&quot;)" calcext:base-cell-address="Indice.D29"/>
            <calcext:condition calcext:apply-style-name="cellule personnages" calcext:value="contains-text(&quot;NewCrew&quot;)" calcext:base-cell-address="Indice.D29"/>
            <calcext:condition calcext:apply-style-name="cellule personnages" calcext:value="contains-text(&quot;NewCharacter&quot;)" calcext:base-cell-address="Indice.D29"/>
            <calcext:condition calcext:apply-style-name="cellule personnages" calcext:value="contains-text(&quot;HideOther&quot;)" calcext:base-cell-address="Indice.D29"/>
            <calcext:condition calcext:apply-style-name="cellule personnages" calcext:value="contains-text(&quot;DeleteOther&quot;)" calcext:base-cell-address="Indice.D29"/>
            <calcext:condition calcext:apply-style-name="cellule narrateur" calcext:value="contains-text(&quot;Narrator&quot;)" calcext:base-cell-address="Indice.D29"/>
            <calcext:condition calcext:apply-style-name="cellule set choice" calcext:value="contains-text(&quot;SetChoices&quot;)" calcext:base-cell-address="Indice.D29"/>
            <calcext:condition calcext:apply-style-name="cellule dialogues" calcext:value="contains-text(&quot;PlayerSpeak&quot;)" calcext:base-cell-address="Indice.D29"/>
            <calcext:condition calcext:apply-style-name="cellule dialogues" calcext:value="contains-text(&quot;OtherSpeak&quot;)" calcext:base-cell-address="Indice.D29"/>
            <calcext:condition calcext:apply-style-name="cellule argent" calcext:value="contains-text(&quot;CheckGold&quot;)" calcext:base-cell-address="Indice.D29"/>
            <calcext:condition calcext:apply-style-name="cellule argent" calcext:value="contains-text(&quot;RemoveGold&quot;)" calcext:base-cell-address="Indice.D29"/>
            <calcext:condition calcext:apply-style-name="cellule argent" calcext:value="contains-text(&quot;AddGold&quot;)" calcext:base-cell-address="Indice.D29"/>
            <calcext:condition calcext:apply-style-name="cellule argent" calcext:value="contains-text(&quot;Loot&quot;)" calcext:base-cell-address="Indice.D29"/>
            <calcext:condition calcext:apply-style-name="cellule argent" calcext:value="contains-text(&quot;Trade&quot;)" calcext:base-cell-address="Indice.D29"/>
            <calcext:condition calcext:apply-style-name="cellule combat" calcext:value="contains-text(&quot;LaunchCombat&quot;)" calcext:base-cell-address="Indice.D29"/>
            <calcext:condition calcext:apply-style-name="cellule indice" calcext:value="contains-text(&quot;CheckFormula&quot;)" calcext:base-cell-address="Indice.D29"/>
            <calcext:condition calcext:apply-style-name="cellule indice" calcext:value="contains-text(&quot;GiveDirection&quot;)" calcext:base-cell-address="Indice.D29"/>
            <calcext:condition calcext:apply-style-name="cellule temps" calcext:value="contains-text(&quot;SetWeather&quot;)" calcext:base-cell-address="Indice.D29"/>
            <calcext:condition calcext:apply-style-name="cellule temps" calcext:value="contains-text(&quot;SwitchWeather&quot;)" calcext:base-cell-address="Indice.D29"/>
            <calcext:condition calcext:apply-style-name="cellule temps" calcext:value="contains-text(&quot;NextDay&quot;)" calcext:base-cell-address="Indice.D29"/>
            <calcext:condition calcext:apply-style-name="cellule temps" calcext:value="contains-text(&quot;CheckDay&quot;)" calcext:base-cell-address="Indice.D29"/>
            <calcext:condition calcext:apply-style-name="cellule histoire" calcext:value="contains-text(&quot;Leave&quot;)" calcext:base-cell-address="Indice.D29"/>
            <calcext:condition calcext:apply-style-name="cellule choice" calcext:value="contains-text(&quot;Choice&quot;)" calcext:base-cell-address="Indice.D29"/>
            <calcext:condition calcext:apply-style-name="cellule d'erreur" calcext:value="!=&quot;&quot;" calcext:base-cell-address="Indice.D29"/>
          </calcext:conditional-format>
          <calcext:conditional-format calcext:target-range-address="Naufragé.D29:Naufragé.D29">
            <calcext:condition calcext:apply-style-name="cellule histoire" calcext:value="contains-text(&quot;GoTo&quot;)" calcext:base-cell-address="Indice.D29"/>
            <calcext:condition calcext:apply-style-name="cellule histoire" calcext:value="contains-text(&quot;Conclude&quot;)" calcext:base-cell-address="Indice.D29"/>
            <calcext:condition calcext:apply-style-name="cellule random" calcext:value="contains-text(&quot;RandomPercent&quot;)" calcext:base-cell-address="Indice.D29"/>
            <calcext:condition calcext:apply-style-name="cellule random" calcext:value="contains-text(&quot;RandomRange&quot;)" calcext:base-cell-address="Indice.D29"/>
            <calcext:condition calcext:apply-style-name="cellule personnages" calcext:value="contains-text(&quot;NewCrew&quot;)" calcext:base-cell-address="Indice.D29"/>
            <calcext:condition calcext:apply-style-name="cellule personnages" calcext:value="contains-text(&quot;NewCharacter&quot;)" calcext:base-cell-address="Indice.D29"/>
            <calcext:condition calcext:apply-style-name="cellule personnages" calcext:value="contains-text(&quot;HideOther&quot;)" calcext:base-cell-address="Indice.D29"/>
            <calcext:condition calcext:apply-style-name="cellule personnages" calcext:value="contains-text(&quot;DeleteOther&quot;)" calcext:base-cell-address="Indice.D29"/>
            <calcext:condition calcext:apply-style-name="cellule narrateur" calcext:value="contains-text(&quot;Narrator&quot;)" calcext:base-cell-address="Indice.D29"/>
            <calcext:condition calcext:apply-style-name="cellule set choice" calcext:value="contains-text(&quot;SetChoices&quot;)" calcext:base-cell-address="Indice.D29"/>
            <calcext:condition calcext:apply-style-name="cellule dialogues" calcext:value="contains-text(&quot;PlayerSpeak&quot;)" calcext:base-cell-address="Indice.D29"/>
            <calcext:condition calcext:apply-style-name="cellule dialogues" calcext:value="contains-text(&quot;OtherSpeak&quot;)" calcext:base-cell-address="Indice.D29"/>
            <calcext:condition calcext:apply-style-name="cellule argent" calcext:value="contains-text(&quot;CheckGold&quot;)" calcext:base-cell-address="Indice.D29"/>
            <calcext:condition calcext:apply-style-name="cellule argent" calcext:value="contains-text(&quot;RemoveGold&quot;)" calcext:base-cell-address="Indice.D29"/>
            <calcext:condition calcext:apply-style-name="cellule argent" calcext:value="contains-text(&quot;AddGold&quot;)" calcext:base-cell-address="Indice.D29"/>
            <calcext:condition calcext:apply-style-name="cellule argent" calcext:value="contains-text(&quot;Loot&quot;)" calcext:base-cell-address="Indice.D29"/>
            <calcext:condition calcext:apply-style-name="cellule argent" calcext:value="contains-text(&quot;Trade&quot;)" calcext:base-cell-address="Indice.D29"/>
            <calcext:condition calcext:apply-style-name="cellule combat" calcext:value="contains-text(&quot;LaunchCombat&quot;)" calcext:base-cell-address="Indice.D29"/>
            <calcext:condition calcext:apply-style-name="cellule indice" calcext:value="contains-text(&quot;CheckFormula&quot;)" calcext:base-cell-address="Indice.D29"/>
            <calcext:condition calcext:apply-style-name="cellule indice" calcext:value="contains-text(&quot;GiveDirection&quot;)" calcext:base-cell-address="Indice.D29"/>
            <calcext:condition calcext:apply-style-name="cellule temps" calcext:value="contains-text(&quot;SetWeather&quot;)" calcext:base-cell-address="Indice.D29"/>
            <calcext:condition calcext:apply-style-name="cellule temps" calcext:value="contains-text(&quot;SwitchWeather&quot;)" calcext:base-cell-address="Indice.D29"/>
            <calcext:condition calcext:apply-style-name="cellule temps" calcext:value="contains-text(&quot;NextDay&quot;)" calcext:base-cell-address="Indice.D29"/>
            <calcext:condition calcext:apply-style-name="cellule temps" calcext:value="contains-text(&quot;CheckDay&quot;)" calcext:base-cell-address="Indice.D29"/>
            <calcext:condition calcext:apply-style-name="cellule histoire" calcext:value="contains-text(&quot;Leave&quot;)" calcext:base-cell-address="Indice.D29"/>
            <calcext:condition calcext:apply-style-name="cellule choice" calcext:value="contains-text(&quot;Choice&quot;)" calcext:base-cell-address="Indice.D29"/>
            <calcext:condition calcext:apply-style-name="cellule d'erreur" calcext:value="!=&quot;&quot;" calcext:base-cell-address="Indice.D29"/>
          </calcext:conditional-format>
          <calcext:conditional-format calcext:target-range-address="Naufragé.E25:Naufragé.E25">
            <calcext:condition calcext:apply-style-name="cellule histoire" calcext:value="contains-text(&quot;GoTo&quot;)" calcext:base-cell-address="Naufragé.C25"/>
            <calcext:condition calcext:apply-style-name="cellule histoire" calcext:value="contains-text(&quot;Conclude&quot;)" calcext:base-cell-address="Naufragé.C25"/>
            <calcext:condition calcext:apply-style-name="cellule random" calcext:value="contains-text(&quot;RandomPercent&quot;)" calcext:base-cell-address="Naufragé.C25"/>
            <calcext:condition calcext:apply-style-name="cellule random" calcext:value="contains-text(&quot;RandomRange&quot;)" calcext:base-cell-address="Naufragé.C25"/>
            <calcext:condition calcext:apply-style-name="cellule personnages" calcext:value="contains-text(&quot;NewCrew&quot;)" calcext:base-cell-address="Naufragé.C25"/>
            <calcext:condition calcext:apply-style-name="cellule personnages" calcext:value="contains-text(&quot;NewCharacter&quot;)" calcext:base-cell-address="Naufragé.C25"/>
            <calcext:condition calcext:apply-style-name="cellule personnages" calcext:value="contains-text(&quot;HideOther&quot;)" calcext:base-cell-address="Naufragé.C25"/>
            <calcext:condition calcext:apply-style-name="cellule personnages" calcext:value="contains-text(&quot;DeleteOther&quot;)" calcext:base-cell-address="Naufragé.C25"/>
            <calcext:condition calcext:apply-style-name="cellule narrateur" calcext:value="contains-text(&quot;Narrator&quot;)" calcext:base-cell-address="Naufragé.C25"/>
            <calcext:condition calcext:apply-style-name="cellule set choice" calcext:value="contains-text(&quot;SetChoices&quot;)" calcext:base-cell-address="Naufragé.C25"/>
            <calcext:condition calcext:apply-style-name="cellule dialogues" calcext:value="contains-text(&quot;PlayerSpeak&quot;)" calcext:base-cell-address="Naufragé.C25"/>
            <calcext:condition calcext:apply-style-name="cellule dialogues" calcext:value="contains-text(&quot;OtherSpeak&quot;)" calcext:base-cell-address="Naufragé.C25"/>
            <calcext:condition calcext:apply-style-name="cellule argent" calcext:value="contains-text(&quot;CheckGold&quot;)" calcext:base-cell-address="Naufragé.C25"/>
            <calcext:condition calcext:apply-style-name="cellule argent" calcext:value="contains-text(&quot;RemoveGold&quot;)" calcext:base-cell-address="Naufragé.C25"/>
            <calcext:condition calcext:apply-style-name="cellule argent" calcext:value="contains-text(&quot;AddGold&quot;)" calcext:base-cell-address="Naufragé.C25"/>
            <calcext:condition calcext:apply-style-name="cellule argent" calcext:value="contains-text(&quot;Loot&quot;)" calcext:base-cell-address="Naufragé.C25"/>
            <calcext:condition calcext:apply-style-name="cellule argent" calcext:value="contains-text(&quot;Trade&quot;)" calcext:base-cell-address="Naufragé.C25"/>
            <calcext:condition calcext:apply-style-name="cellule combat" calcext:value="contains-text(&quot;LaunchCombat&quot;)" calcext:base-cell-address="Naufragé.C25"/>
            <calcext:condition calcext:apply-style-name="cellule indice" calcext:value="contains-text(&quot;CheckFormula&quot;)" calcext:base-cell-address="Naufragé.C25"/>
            <calcext:condition calcext:apply-style-name="cellule indice" calcext:value="contains-text(&quot;GiveDirection&quot;)" calcext:base-cell-address="Naufragé.C25"/>
            <calcext:condition calcext:apply-style-name="cellule temps" calcext:value="contains-text(&quot;SetWeather&quot;)" calcext:base-cell-address="Naufragé.C25"/>
            <calcext:condition calcext:apply-style-name="cellule temps" calcext:value="contains-text(&quot;SwitchWeather&quot;)" calcext:base-cell-address="Naufragé.C25"/>
            <calcext:condition calcext:apply-style-name="cellule temps" calcext:value="contains-text(&quot;NextDay&quot;)" calcext:base-cell-address="Naufragé.C25"/>
            <calcext:condition calcext:apply-style-name="cellule temps" calcext:value="contains-text(&quot;CheckDay&quot;)" calcext:base-cell-address="Naufragé.C25"/>
            <calcext:condition calcext:apply-style-name="cellule histoire" calcext:value="contains-text(&quot;Leave&quot;)" calcext:base-cell-address="Naufragé.C25"/>
            <calcext:condition calcext:apply-style-name="cellule choice" calcext:value="contains-text(&quot;Choice&quot;)" calcext:base-cell-address="Naufragé.C25"/>
            <calcext:condition calcext:apply-style-name="cellule d'erreur" calcext:value="!=&quot;&quot;" calcext:base-cell-address="Naufragé.C25"/>
          </calcext:conditional-format>
          <calcext:conditional-format calcext:target-range-address="Naufragé.E25:Naufragé.E25">
            <calcext:condition calcext:apply-style-name="cellule histoire" calcext:value="contains-text(&quot;GoTo&quot;)" calcext:base-cell-address="Naufragé.C25"/>
            <calcext:condition calcext:apply-style-name="cellule histoire" calcext:value="contains-text(&quot;Conclude&quot;)" calcext:base-cell-address="Naufragé.C25"/>
            <calcext:condition calcext:apply-style-name="cellule random" calcext:value="contains-text(&quot;RandomPercent&quot;)" calcext:base-cell-address="Naufragé.C25"/>
            <calcext:condition calcext:apply-style-name="cellule random" calcext:value="contains-text(&quot;RandomRange&quot;)" calcext:base-cell-address="Naufragé.C25"/>
            <calcext:condition calcext:apply-style-name="cellule personnages" calcext:value="contains-text(&quot;NewCrew&quot;)" calcext:base-cell-address="Naufragé.C25"/>
            <calcext:condition calcext:apply-style-name="cellule personnages" calcext:value="contains-text(&quot;NewCharacter&quot;)" calcext:base-cell-address="Naufragé.C25"/>
            <calcext:condition calcext:apply-style-name="cellule personnages" calcext:value="contains-text(&quot;HideOther&quot;)" calcext:base-cell-address="Naufragé.C25"/>
            <calcext:condition calcext:apply-style-name="cellule personnages" calcext:value="contains-text(&quot;DeleteOther&quot;)" calcext:base-cell-address="Naufragé.C25"/>
            <calcext:condition calcext:apply-style-name="cellule narrateur" calcext:value="contains-text(&quot;Narrator&quot;)" calcext:base-cell-address="Naufragé.C25"/>
            <calcext:condition calcext:apply-style-name="cellule set choice" calcext:value="contains-text(&quot;SetChoices&quot;)" calcext:base-cell-address="Naufragé.C25"/>
            <calcext:condition calcext:apply-style-name="cellule dialogues" calcext:value="contains-text(&quot;PlayerSpeak&quot;)" calcext:base-cell-address="Naufragé.C25"/>
            <calcext:condition calcext:apply-style-name="cellule dialogues" calcext:value="contains-text(&quot;OtherSpeak&quot;)" calcext:base-cell-address="Naufragé.C25"/>
            <calcext:condition calcext:apply-style-name="cellule argent" calcext:value="contains-text(&quot;CheckGold&quot;)" calcext:base-cell-address="Naufragé.C25"/>
            <calcext:condition calcext:apply-style-name="cellule argent" calcext:value="contains-text(&quot;RemoveGold&quot;)" calcext:base-cell-address="Naufragé.C25"/>
            <calcext:condition calcext:apply-style-name="cellule argent" calcext:value="contains-text(&quot;AddGold&quot;)" calcext:base-cell-address="Naufragé.C25"/>
            <calcext:condition calcext:apply-style-name="cellule argent" calcext:value="contains-text(&quot;Loot&quot;)" calcext:base-cell-address="Naufragé.C25"/>
            <calcext:condition calcext:apply-style-name="cellule argent" calcext:value="contains-text(&quot;Trade&quot;)" calcext:base-cell-address="Naufragé.C25"/>
            <calcext:condition calcext:apply-style-name="cellule combat" calcext:value="contains-text(&quot;LaunchCombat&quot;)" calcext:base-cell-address="Naufragé.C25"/>
            <calcext:condition calcext:apply-style-name="cellule indice" calcext:value="contains-text(&quot;CheckFormula&quot;)" calcext:base-cell-address="Naufragé.C25"/>
            <calcext:condition calcext:apply-style-name="cellule indice" calcext:value="contains-text(&quot;GiveDirection&quot;)" calcext:base-cell-address="Naufragé.C25"/>
            <calcext:condition calcext:apply-style-name="cellule temps" calcext:value="contains-text(&quot;SetWeather&quot;)" calcext:base-cell-address="Naufragé.C25"/>
            <calcext:condition calcext:apply-style-name="cellule temps" calcext:value="contains-text(&quot;SwitchWeather&quot;)" calcext:base-cell-address="Naufragé.C25"/>
            <calcext:condition calcext:apply-style-name="cellule temps" calcext:value="contains-text(&quot;NextDay&quot;)" calcext:base-cell-address="Naufragé.C25"/>
            <calcext:condition calcext:apply-style-name="cellule temps" calcext:value="contains-text(&quot;CheckDay&quot;)" calcext:base-cell-address="Naufragé.C25"/>
            <calcext:condition calcext:apply-style-name="cellule histoire" calcext:value="contains-text(&quot;Leave&quot;)" calcext:base-cell-address="Naufragé.C25"/>
            <calcext:condition calcext:apply-style-name="cellule choice" calcext:value="contains-text(&quot;Choice&quot;)" calcext:base-cell-address="Naufragé.C25"/>
            <calcext:condition calcext:apply-style-name="cellule d'erreur" calcext:value="!=&quot;&quot;" calcext:base-cell-address="Naufragé.C25"/>
          </calcext:conditional-format>
          <calcext:conditional-format calcext:target-range-address="Naufragé.D25:Naufragé.D25">
            <calcext:condition calcext:apply-style-name="cellule histoire" calcext:value="contains-text(&quot;GoTo&quot;)" calcext:base-cell-address="Naufragé.D12"/>
            <calcext:condition calcext:apply-style-name="cellule histoire" calcext:value="contains-text(&quot;Conclude&quot;)" calcext:base-cell-address="Naufragé.D12"/>
            <calcext:condition calcext:apply-style-name="cellule random" calcext:value="contains-text(&quot;RandomPercent&quot;)" calcext:base-cell-address="Naufragé.D12"/>
            <calcext:condition calcext:apply-style-name="cellule random" calcext:value="contains-text(&quot;RandomRange&quot;)" calcext:base-cell-address="Naufragé.D12"/>
            <calcext:condition calcext:apply-style-name="cellule personnages" calcext:value="contains-text(&quot;NewCrew&quot;)" calcext:base-cell-address="Naufragé.D12"/>
            <calcext:condition calcext:apply-style-name="cellule personnages" calcext:value="contains-text(&quot;NewCharacter&quot;)" calcext:base-cell-address="Naufragé.D12"/>
            <calcext:condition calcext:apply-style-name="cellule personnages" calcext:value="contains-text(&quot;HideOther&quot;)" calcext:base-cell-address="Naufragé.D12"/>
            <calcext:condition calcext:apply-style-name="cellule personnages" calcext:value="contains-text(&quot;DeleteOther&quot;)" calcext:base-cell-address="Naufragé.D12"/>
            <calcext:condition calcext:apply-style-name="cellule narrateur" calcext:value="contains-text(&quot;Narrator&quot;)" calcext:base-cell-address="Naufragé.D12"/>
            <calcext:condition calcext:apply-style-name="cellule set choice" calcext:value="contains-text(&quot;SetChoices&quot;)" calcext:base-cell-address="Naufragé.D12"/>
            <calcext:condition calcext:apply-style-name="cellule dialogues" calcext:value="contains-text(&quot;PlayerSpeak&quot;)" calcext:base-cell-address="Naufragé.D12"/>
            <calcext:condition calcext:apply-style-name="cellule dialogues" calcext:value="contains-text(&quot;OtherSpeak&quot;)" calcext:base-cell-address="Naufragé.D12"/>
            <calcext:condition calcext:apply-style-name="cellule argent" calcext:value="contains-text(&quot;CheckGold&quot;)" calcext:base-cell-address="Naufragé.D12"/>
            <calcext:condition calcext:apply-style-name="cellule argent" calcext:value="contains-text(&quot;RemoveGold&quot;)" calcext:base-cell-address="Naufragé.D12"/>
            <calcext:condition calcext:apply-style-name="cellule argent" calcext:value="contains-text(&quot;AddGold&quot;)" calcext:base-cell-address="Naufragé.D12"/>
            <calcext:condition calcext:apply-style-name="cellule argent" calcext:value="contains-text(&quot;Loot&quot;)" calcext:base-cell-address="Naufragé.D12"/>
            <calcext:condition calcext:apply-style-name="cellule argent" calcext:value="contains-text(&quot;Trade&quot;)" calcext:base-cell-address="Naufragé.D12"/>
            <calcext:condition calcext:apply-style-name="cellule combat" calcext:value="contains-text(&quot;LaunchCombat&quot;)" calcext:base-cell-address="Naufragé.D12"/>
            <calcext:condition calcext:apply-style-name="cellule indice" calcext:value="contains-text(&quot;CheckFormula&quot;)" calcext:base-cell-address="Naufragé.D12"/>
            <calcext:condition calcext:apply-style-name="cellule indice" calcext:value="contains-text(&quot;GiveDirection&quot;)" calcext:base-cell-address="Naufragé.D12"/>
            <calcext:condition calcext:apply-style-name="cellule temps" calcext:value="contains-text(&quot;SetWeather&quot;)" calcext:base-cell-address="Naufragé.D12"/>
            <calcext:condition calcext:apply-style-name="cellule temps" calcext:value="contains-text(&quot;SwitchWeather&quot;)" calcext:base-cell-address="Naufragé.D12"/>
            <calcext:condition calcext:apply-style-name="cellule temps" calcext:value="contains-text(&quot;NextDay&quot;)" calcext:base-cell-address="Naufragé.D12"/>
            <calcext:condition calcext:apply-style-name="cellule temps" calcext:value="contains-text(&quot;CheckDay&quot;)" calcext:base-cell-address="Naufragé.D12"/>
            <calcext:condition calcext:apply-style-name="cellule histoire" calcext:value="contains-text(&quot;Leave&quot;)" calcext:base-cell-address="Naufragé.D12"/>
            <calcext:condition calcext:apply-style-name="cellule choice" calcext:value="contains-text(&quot;Choice&quot;)" calcext:base-cell-address="Naufragé.D12"/>
            <calcext:condition calcext:apply-style-name="cellule d'erreur" calcext:value="!=&quot;&quot;" calcext:base-cell-address="Naufragé.D12"/>
          </calcext:conditional-format>
          <calcext:conditional-format calcext:target-range-address="Naufragé.D25:Naufragé.D25">
            <calcext:condition calcext:apply-style-name="cellule histoire" calcext:value="contains-text(&quot;GoTo&quot;)" calcext:base-cell-address="Naufragé.D12"/>
            <calcext:condition calcext:apply-style-name="cellule histoire" calcext:value="contains-text(&quot;Conclude&quot;)" calcext:base-cell-address="Naufragé.D12"/>
            <calcext:condition calcext:apply-style-name="cellule random" calcext:value="contains-text(&quot;RandomPercent&quot;)" calcext:base-cell-address="Naufragé.D12"/>
            <calcext:condition calcext:apply-style-name="cellule random" calcext:value="contains-text(&quot;RandomRange&quot;)" calcext:base-cell-address="Naufragé.D12"/>
            <calcext:condition calcext:apply-style-name="cellule personnages" calcext:value="contains-text(&quot;NewCrew&quot;)" calcext:base-cell-address="Naufragé.D12"/>
            <calcext:condition calcext:apply-style-name="cellule personnages" calcext:value="contains-text(&quot;NewCharacter&quot;)" calcext:base-cell-address="Naufragé.D12"/>
            <calcext:condition calcext:apply-style-name="cellule personnages" calcext:value="contains-text(&quot;HideOther&quot;)" calcext:base-cell-address="Naufragé.D12"/>
            <calcext:condition calcext:apply-style-name="cellule personnages" calcext:value="contains-text(&quot;DeleteOther&quot;)" calcext:base-cell-address="Naufragé.D12"/>
            <calcext:condition calcext:apply-style-name="cellule narrateur" calcext:value="contains-text(&quot;Narrator&quot;)" calcext:base-cell-address="Naufragé.D12"/>
            <calcext:condition calcext:apply-style-name="cellule set choice" calcext:value="contains-text(&quot;SetChoices&quot;)" calcext:base-cell-address="Naufragé.D12"/>
            <calcext:condition calcext:apply-style-name="cellule dialogues" calcext:value="contains-text(&quot;PlayerSpeak&quot;)" calcext:base-cell-address="Naufragé.D12"/>
            <calcext:condition calcext:apply-style-name="cellule dialogues" calcext:value="contains-text(&quot;OtherSpeak&quot;)" calcext:base-cell-address="Naufragé.D12"/>
            <calcext:condition calcext:apply-style-name="cellule argent" calcext:value="contains-text(&quot;CheckGold&quot;)" calcext:base-cell-address="Naufragé.D12"/>
            <calcext:condition calcext:apply-style-name="cellule argent" calcext:value="contains-text(&quot;RemoveGold&quot;)" calcext:base-cell-address="Naufragé.D12"/>
            <calcext:condition calcext:apply-style-name="cellule argent" calcext:value="contains-text(&quot;AddGold&quot;)" calcext:base-cell-address="Naufragé.D12"/>
            <calcext:condition calcext:apply-style-name="cellule argent" calcext:value="contains-text(&quot;Loot&quot;)" calcext:base-cell-address="Naufragé.D12"/>
            <calcext:condition calcext:apply-style-name="cellule argent" calcext:value="contains-text(&quot;Trade&quot;)" calcext:base-cell-address="Naufragé.D12"/>
            <calcext:condition calcext:apply-style-name="cellule combat" calcext:value="contains-text(&quot;LaunchCombat&quot;)" calcext:base-cell-address="Naufragé.D12"/>
            <calcext:condition calcext:apply-style-name="cellule indice" calcext:value="contains-text(&quot;CheckFormula&quot;)" calcext:base-cell-address="Naufragé.D12"/>
            <calcext:condition calcext:apply-style-name="cellule indice" calcext:value="contains-text(&quot;GiveDirection&quot;)" calcext:base-cell-address="Naufragé.D12"/>
            <calcext:condition calcext:apply-style-name="cellule temps" calcext:value="contains-text(&quot;SetWeather&quot;)" calcext:base-cell-address="Naufragé.D12"/>
            <calcext:condition calcext:apply-style-name="cellule temps" calcext:value="contains-text(&quot;SwitchWeather&quot;)" calcext:base-cell-address="Naufragé.D12"/>
            <calcext:condition calcext:apply-style-name="cellule temps" calcext:value="contains-text(&quot;NextDay&quot;)" calcext:base-cell-address="Naufragé.D12"/>
            <calcext:condition calcext:apply-style-name="cellule temps" calcext:value="contains-text(&quot;CheckDay&quot;)" calcext:base-cell-address="Naufragé.D12"/>
            <calcext:condition calcext:apply-style-name="cellule histoire" calcext:value="contains-text(&quot;Leave&quot;)" calcext:base-cell-address="Naufragé.D12"/>
            <calcext:condition calcext:apply-style-name="cellule choice" calcext:value="contains-text(&quot;Choice&quot;)" calcext:base-cell-address="Naufragé.D12"/>
            <calcext:condition calcext:apply-style-name="cellule d'erreur" calcext:value="!=&quot;&quot;" calcext:base-cell-address="Naufragé.D12"/>
          </calcext:conditional-format>
          <calcext:conditional-format calcext:target-range-address="Naufragé.D25:Naufragé.D25">
            <calcext:condition calcext:apply-style-name="cellule histoire" calcext:value="contains-text(&quot;GoTo&quot;)" calcext:base-cell-address="Naufragé.D12"/>
            <calcext:condition calcext:apply-style-name="cellule histoire" calcext:value="contains-text(&quot;Conclude&quot;)" calcext:base-cell-address="Naufragé.D12"/>
            <calcext:condition calcext:apply-style-name="cellule random" calcext:value="contains-text(&quot;RandomPercent&quot;)" calcext:base-cell-address="Naufragé.D12"/>
            <calcext:condition calcext:apply-style-name="cellule random" calcext:value="contains-text(&quot;RandomRange&quot;)" calcext:base-cell-address="Naufragé.D12"/>
            <calcext:condition calcext:apply-style-name="cellule personnages" calcext:value="contains-text(&quot;NewCrew&quot;)" calcext:base-cell-address="Naufragé.D12"/>
            <calcext:condition calcext:apply-style-name="cellule personnages" calcext:value="contains-text(&quot;NewCharacter&quot;)" calcext:base-cell-address="Naufragé.D12"/>
            <calcext:condition calcext:apply-style-name="cellule personnages" calcext:value="contains-text(&quot;HideOther&quot;)" calcext:base-cell-address="Naufragé.D12"/>
            <calcext:condition calcext:apply-style-name="cellule personnages" calcext:value="contains-text(&quot;DeleteOther&quot;)" calcext:base-cell-address="Naufragé.D12"/>
            <calcext:condition calcext:apply-style-name="cellule narrateur" calcext:value="contains-text(&quot;Narrator&quot;)" calcext:base-cell-address="Naufragé.D12"/>
            <calcext:condition calcext:apply-style-name="cellule set choice" calcext:value="contains-text(&quot;SetChoices&quot;)" calcext:base-cell-address="Naufragé.D12"/>
            <calcext:condition calcext:apply-style-name="cellule dialogues" calcext:value="contains-text(&quot;PlayerSpeak&quot;)" calcext:base-cell-address="Naufragé.D12"/>
            <calcext:condition calcext:apply-style-name="cellule dialogues" calcext:value="contains-text(&quot;OtherSpeak&quot;)" calcext:base-cell-address="Naufragé.D12"/>
            <calcext:condition calcext:apply-style-name="cellule argent" calcext:value="contains-text(&quot;CheckGold&quot;)" calcext:base-cell-address="Naufragé.D12"/>
            <calcext:condition calcext:apply-style-name="cellule argent" calcext:value="contains-text(&quot;RemoveGold&quot;)" calcext:base-cell-address="Naufragé.D12"/>
            <calcext:condition calcext:apply-style-name="cellule argent" calcext:value="contains-text(&quot;AddGold&quot;)" calcext:base-cell-address="Naufragé.D12"/>
            <calcext:condition calcext:apply-style-name="cellule argent" calcext:value="contains-text(&quot;Loot&quot;)" calcext:base-cell-address="Naufragé.D12"/>
            <calcext:condition calcext:apply-style-name="cellule argent" calcext:value="contains-text(&quot;Trade&quot;)" calcext:base-cell-address="Naufragé.D12"/>
            <calcext:condition calcext:apply-style-name="cellule combat" calcext:value="contains-text(&quot;LaunchCombat&quot;)" calcext:base-cell-address="Naufragé.D12"/>
            <calcext:condition calcext:apply-style-name="cellule indice" calcext:value="contains-text(&quot;CheckFormula&quot;)" calcext:base-cell-address="Naufragé.D12"/>
            <calcext:condition calcext:apply-style-name="cellule indice" calcext:value="contains-text(&quot;GiveDirection&quot;)" calcext:base-cell-address="Naufragé.D12"/>
            <calcext:condition calcext:apply-style-name="cellule temps" calcext:value="contains-text(&quot;SetWeather&quot;)" calcext:base-cell-address="Naufragé.D12"/>
            <calcext:condition calcext:apply-style-name="cellule temps" calcext:value="contains-text(&quot;SwitchWeather&quot;)" calcext:base-cell-address="Naufragé.D12"/>
            <calcext:condition calcext:apply-style-name="cellule temps" calcext:value="contains-text(&quot;NextDay&quot;)" calcext:base-cell-address="Naufragé.D12"/>
            <calcext:condition calcext:apply-style-name="cellule temps" calcext:value="contains-text(&quot;CheckDay&quot;)" calcext:base-cell-address="Naufragé.D12"/>
            <calcext:condition calcext:apply-style-name="cellule histoire" calcext:value="contains-text(&quot;Leave&quot;)" calcext:base-cell-address="Naufragé.D12"/>
            <calcext:condition calcext:apply-style-name="cellule choice" calcext:value="contains-text(&quot;Choice&quot;)" calcext:base-cell-address="Naufragé.D12"/>
            <calcext:condition calcext:apply-style-name="cellule d'erreur" calcext:value="!=&quot;&quot;" calcext:base-cell-address="Naufragé.D12"/>
          </calcext:conditional-format>
        </calcext:conditional-formats>
      </table:table>
      <table:table table:name="Bandits"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Bandits" calcext:value-type="string">
            <text:p>Bandits</text:p>
          </table:table-cell>
          <table:table-cell table:style-name="ce18" office:value-type="float" office:value="4" calcext:value-type="float">
            <text:p>4</text:p>
          </table:table-cell>
          <table:table-cell table:style-name="ce22"/>
          <table:table-cell table:number-columns-repeated="34"/>
        </table:table-row>
        <table:table-row table:style-name="ro19">
          <table:table-cell table:style-name="ce107" office:value-type="string" calcext:value-type="string">
            <text:p>Narrator : L'équipage accoste sur une petite île.</text:p>
          </table:table-cell>
          <table:table-cell table:style-name="ce114"/>
          <table:table-cell table:style-name="ce123" table:number-columns-repeated="3"/>
          <table:table-cell table:style-name="ce132" table:number-columns-repeated="7"/>
          <table:table-cell table:style-name="ce138"/>
          <table:table-cell table:style-name="ce113" table:number-columns-repeated="2"/>
          <table:table-cell table:style-name="ce22" table:number-columns-repeated="22"/>
        </table:table-row>
        <table:table-row table:style-name="ro9">
          <table:table-cell table:style-name="ce108" office:value-type="string" calcext:value-type="string">
            <text:p>Narrator : Quelques hommes s'avancent</text:p>
          </table:table-cell>
          <table:table-cell table:style-name="ce115" table:number-columns-repeated="4"/>
          <table:table-cell table:style-name="ce118" table:number-columns-repeated="7"/>
          <table:table-cell table:style-name="ce139"/>
          <table:table-cell table:style-name="ce140"/>
          <table:table-cell table:style-name="ce113"/>
          <table:table-cell table:style-name="ce22" table:number-columns-repeated="22"/>
        </table:table-row>
        <table:table-row table:style-name="ro9">
          <table:table-cell table:style-name="ce108" office:value-type="string" calcext:value-type="string">
            <text:p>OtherSpeak : Oyé !</text:p>
          </table:table-cell>
          <table:table-cell table:style-name="ce115" table:number-columns-repeated="4"/>
          <table:table-cell table:style-name="ce118" table:number-columns-repeated="7"/>
          <table:table-cell table:style-name="ce139"/>
          <table:table-cell table:style-name="ce140"/>
          <table:table-cell table:style-name="ce113"/>
          <table:table-cell table:style-name="ce22" table:number-columns-repeated="22"/>
        </table:table-row>
        <table:table-row table:style-name="ro9">
          <table:table-cell table:style-name="ce108" office:value-type="string" calcext:value-type="string">
            <text:p>PlayerSpeak : Ahoi !</text:p>
          </table:table-cell>
          <table:table-cell table:style-name="ce115" table:number-columns-repeated="4"/>
          <table:table-cell table:style-name="ce118" table:number-columns-repeated="7"/>
          <table:table-cell table:style-name="ce139"/>
          <table:table-cell table:style-name="ce140"/>
          <table:table-cell table:style-name="ce113"/>
          <table:table-cell table:style-name="ce22" table:number-columns-repeated="22"/>
        </table:table-row>
        <table:table-row table:style-name="ro20">
          <table:table-cell table:style-name="ce108" office:value-type="string" calcext:value-type="string">
            <text:p>OtherSpeak : C'est simple : 200 pièces d'or ou c'est fini !</text:p>
          </table:table-cell>
          <table:table-cell table:style-name="ce115"/>
          <table:table-cell table:style-name="ce124"/>
          <table:table-cell table:style-name="ce126"/>
          <table:table-cell table:style-name="ce115"/>
          <table:table-cell table:style-name="ce133"/>
          <table:table-cell table:style-name="ce118" table:number-columns-repeated="6"/>
          <table:table-cell table:style-name="ce139"/>
          <table:table-cell table:style-name="ce140"/>
          <table:table-cell table:style-name="ce113"/>
          <table:table-cell table:style-name="ce22" table:number-columns-repeated="22"/>
        </table:table-row>
        <table:table-row table:style-name="ro9">
          <table:table-cell table:style-name="ce108" office:value-type="string" calcext:value-type="string">
            <text:p>SetChoices3</text:p>
          </table:table-cell>
          <table:table-cell table:style-name="ce115" table:number-columns-repeated="2"/>
          <table:table-cell table:style-name="ce126"/>
          <table:table-cell table:style-name="ce115"/>
          <table:table-cell table:style-name="ce118" table:number-columns-repeated="7"/>
          <table:table-cell table:style-name="ce139"/>
          <table:table-cell table:style-name="ce140"/>
          <table:table-cell table:style-name="ce113"/>
          <table:table-cell table:style-name="ce22" table:number-columns-repeated="22"/>
        </table:table-row>
        <table:table-row table:style-name="ro9">
          <table:table-cell table:style-name="ce108" office:value-type="string" calcext:value-type="string">
            <text:p>Choice : Tenez…</text:p>
          </table:table-cell>
          <table:table-cell table:style-name="ce115"/>
          <table:table-cell table:style-name="ce115" office:value-type="string" calcext:value-type="string">
            <text:p>Choice : Plutôt mourir !</text:p>
          </table:table-cell>
          <table:table-cell table:style-name="ce127" office:value-type="string" calcext:value-type="string">
            <text:p>Choice : Je n'ai pas assez</text:p>
          </table:table-cell>
          <table:table-cell table:style-name="ce115"/>
          <table:table-cell table:style-name="ce118" table:number-columns-repeated="7"/>
          <table:table-cell table:style-name="ce139"/>
          <table:table-cell table:style-name="ce140"/>
          <table:table-cell table:style-name="ce113"/>
          <table:table-cell table:style-name="ce22" table:number-columns-repeated="22"/>
        </table:table-row>
        <table:table-row table:style-name="ro21">
          <table:table-cell table:style-name="ce109" office:value-type="string" calcext:value-type="string">
            <text:p>CheckGold200</text:p>
          </table:table-cell>
          <table:table-cell table:style-name="ce116"/>
          <table:table-cell table:style-name="ce125" office:value-type="string" calcext:value-type="string">
            <text:p>LaunchCombat</text:p>
          </table:table-cell>
          <table:table-cell table:style-name="ce115" office:value-type="string" calcext:value-type="string">
            <text:p>OtherSpeak : Tanpis Pour vous !</text:p>
          </table:table-cell>
          <table:table-cell table:style-name="ce115"/>
          <table:table-cell table:style-name="ce118" table:number-columns-repeated="7"/>
          <table:table-cell table:style-name="ce139"/>
          <table:table-cell table:style-name="ce140"/>
          <table:table-cell table:style-name="ce113"/>
          <table:table-cell table:style-name="ce22" table:number-columns-repeated="22"/>
        </table:table-row>
        <table:table-row table:style-name="ro21">
          <table:table-cell table:style-name="ce109" office:value-type="string" calcext:value-type="string">
            <text:p>RemoveGold200</text:p>
          </table:table-cell>
          <table:table-cell table:style-name="ce116" office:value-type="string" calcext:value-type="string">
            <text:p>OtherSpeak : Vous vous foutez de moi ?</text:p>
          </table:table-cell>
          <table:table-cell table:style-name="ce115" office:value-type="string" calcext:value-type="string">
            <text:p>Conclude</text:p>
          </table:table-cell>
          <table:table-cell table:style-name="ce115" office:value-type="string" calcext:value-type="string">
            <text:p>LaunchCombat</text:p>
          </table:table-cell>
          <table:table-cell table:style-name="ce115"/>
          <table:table-cell table:style-name="ce118" table:number-columns-repeated="7"/>
          <table:table-cell table:style-name="ce139"/>
          <table:table-cell table:style-name="ce140"/>
          <table:table-cell table:style-name="ce113"/>
          <table:table-cell table:style-name="ce22" table:number-columns-repeated="22"/>
        </table:table-row>
        <table:table-row table:style-name="ro22">
          <table:table-cell table:style-name="ce109" office:value-type="string" calcext:value-type="string">
            <text:p>OtherSpeak : C'est très bien ça…</text:p>
          </table:table-cell>
          <table:table-cell table:style-name="ce116" office:value-type="string" calcext:value-type="string">
            <text:p>OtherSpeak : Déglingez les, les gars !</text:p>
          </table:table-cell>
          <table:table-cell table:style-name="ce115"/>
          <table:table-cell table:style-name="ce128" office:value-type="string" calcext:value-type="string">
            <text:p>Conclude</text:p>
          </table:table-cell>
          <table:table-cell table:style-name="ce130"/>
          <table:table-cell table:style-name="ce119"/>
          <table:table-cell table:style-name="ce118"/>
          <table:table-cell table:style-name="ce119" table:number-columns-repeated="2"/>
          <table:table-cell table:style-name="ce118" table:number-columns-repeated="3"/>
          <table:table-cell table:style-name="ce139"/>
          <table:table-cell table:style-name="ce140"/>
          <table:table-cell table:style-name="ce113"/>
          <table:table-cell table:style-name="ce22" table:number-columns-repeated="22"/>
        </table:table-row>
        <table:table-row table:style-name="ro9">
          <table:table-cell table:style-name="ce109" office:value-type="string" calcext:value-type="string">
            <text:p>OtherSpeak : A la prochaine</text:p>
          </table:table-cell>
          <table:table-cell table:style-name="ce116" office:value-type="string" calcext:value-type="string">
            <text:p>LaunchCombat</text:p>
          </table:table-cell>
          <table:table-cell table:style-name="ce115" table:number-columns-repeated="3"/>
          <table:table-cell table:style-name="ce118" table:number-columns-repeated="3"/>
          <table:table-cell table:style-name="ce119"/>
          <table:table-cell table:style-name="ce118" table:number-columns-repeated="3"/>
          <table:table-cell table:style-name="ce139"/>
          <table:table-cell table:style-name="ce140"/>
          <table:table-cell table:style-name="ce113"/>
          <table:table-cell table:style-name="ce22" table:number-columns-repeated="22"/>
        </table:table-row>
        <table:table-row table:style-name="ro21">
          <table:table-cell table:style-name="ce109" office:value-type="string" calcext:value-type="string">
            <text:p>Conclude</text:p>
          </table:table-cell>
          <table:table-cell table:style-name="ce116" office:value-type="string" calcext:value-type="string">
            <text:p>Conclude</text:p>
          </table:table-cell>
          <table:table-cell table:style-name="ce115" table:number-columns-repeated="2"/>
          <table:table-cell table:style-name="ce131"/>
          <table:table-cell table:style-name="ce118" table:number-columns-repeated="2"/>
          <table:table-cell table:style-name="ce134"/>
          <table:table-cell table:style-name="ce136"/>
          <table:table-cell table:style-name="ce118" table:number-columns-repeated="3"/>
          <table:table-cell table:style-name="ce139"/>
          <table:table-cell table:style-name="ce140"/>
          <table:table-cell table:style-name="ce113"/>
          <table:table-cell table:style-name="ce22" table:number-columns-repeated="22"/>
        </table:table-row>
        <table:table-row table:style-name="ro9">
          <table:table-cell table:style-name="ce109"/>
          <table:table-cell table:style-name="ce116"/>
          <table:table-cell table:style-name="ce115" table:number-columns-repeated="2"/>
          <table:table-cell table:style-name="ce126"/>
          <table:table-cell table:style-name="ce118" table:number-columns-repeated="2"/>
          <table:table-cell table:style-name="ce133"/>
          <table:table-cell table:style-name="ce118" table:number-columns-repeated="4"/>
          <table:table-cell table:style-name="ce139"/>
          <table:table-cell table:style-name="ce140"/>
          <table:table-cell table:style-name="ce113"/>
          <table:table-cell table:style-name="ce22" table:number-columns-repeated="22"/>
        </table:table-row>
        <table:table-row table:style-name="ro21">
          <table:table-cell table:style-name="ce109"/>
          <table:table-cell table:style-name="ce116"/>
          <table:table-cell table:style-name="ce115" table:number-columns-repeated="2"/>
          <table:table-cell table:style-name="ce126"/>
          <table:table-cell table:style-name="ce118" table:number-columns-repeated="2"/>
          <table:table-cell table:style-name="ce135"/>
          <table:table-cell table:style-name="ce137"/>
          <table:table-cell table:style-name="ce118" table:number-columns-repeated="3"/>
          <table:table-cell table:style-name="ce139"/>
          <table:table-cell table:style-name="ce140"/>
          <table:table-cell table:style-name="ce113"/>
          <table:table-cell table:style-name="ce22" table:number-columns-repeated="22"/>
        </table:table-row>
        <table:table-row table:style-name="ro21">
          <table:table-cell table:style-name="ce109"/>
          <table:table-cell table:style-name="ce117"/>
          <table:table-cell table:style-name="ce115" table:number-columns-repeated="2"/>
          <table:table-cell table:style-name="ce126"/>
          <table:table-cell table:style-name="ce118" table:number-columns-repeated="2"/>
          <table:table-cell table:style-name="ce133"/>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number-rows-repeated="2">
          <table:table-cell table:style-name="ce109"/>
          <table:table-cell table:style-name="ce116"/>
          <table:table-cell table:style-name="ce115" table:number-columns-repeated="2"/>
          <table:table-cell table:style-name="ce126"/>
          <table:table-cell table:style-name="ce133" table:number-columns-repeated="3"/>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table-cell table:style-name="ce108"/>
          <table:table-cell table:style-name="ce115" table:number-columns-repeated="3"/>
          <table:table-cell table:style-name="ce126"/>
          <table:table-cell table:style-name="ce133" table:number-columns-repeated="3"/>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number-rows-repeated="3">
          <table:table-cell table:style-name="ce108"/>
          <table:table-cell table:style-name="ce115" table:number-columns-repeated="4"/>
          <table:table-cell table:style-name="ce133" table:number-columns-repeated="3"/>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number-rows-repeated="3">
          <table:table-cell table:style-name="ce110"/>
          <table:table-cell table:style-name="ce115" table:number-columns-repeated="4"/>
          <table:table-cell table:style-name="ce133" table:number-columns-repeated="3"/>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number-rows-repeated="2">
          <table:table-cell table:style-name="ce110"/>
          <table:table-cell table:style-name="ce115" table:number-columns-repeated="2"/>
          <table:table-cell table:style-name="ce129" table:number-columns-repeated="2"/>
          <table:table-cell table:style-name="ce133" table:number-columns-repeated="3"/>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table-cell table:style-name="ce111"/>
          <table:table-cell table:style-name="ce118" table:number-columns-repeated="2"/>
          <table:table-cell table:style-name="ce119" table:number-columns-repeated="2"/>
          <table:table-cell table:style-name="ce133" table:number-columns-repeated="3"/>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table-cell table:style-name="ce111"/>
          <table:table-cell table:style-name="ce118"/>
          <table:table-cell table:style-name="ce119" table:number-columns-repeated="3"/>
          <table:table-cell table:style-name="ce133" table:number-columns-repeated="3"/>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table-cell table:style-name="ce111"/>
          <table:table-cell table:style-name="ce118"/>
          <table:table-cell table:style-name="ce119"/>
          <table:table-cell table:style-name="ce118" table:number-columns-repeated="3"/>
          <table:table-cell table:style-name="ce133" table:number-columns-repeated="2"/>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table-cell table:style-name="ce111"/>
          <table:table-cell table:style-name="ce119" table:number-columns-repeated="2"/>
          <table:table-cell table:style-name="ce118" table:number-columns-repeated="3"/>
          <table:table-cell table:style-name="ce133" table:number-columns-repeated="2"/>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table-cell table:style-name="ce111"/>
          <table:table-cell table:style-name="ce119"/>
          <table:table-cell table:style-name="ce118" table:number-columns-repeated="4"/>
          <table:table-cell table:style-name="ce133" table:number-columns-repeated="2"/>
          <table:table-cell table:style-name="ce118" table:number-columns-repeated="4"/>
          <table:table-cell table:style-name="ce139"/>
          <table:table-cell table:style-name="ce140"/>
          <table:table-cell table:style-name="ce113"/>
          <table:table-cell table:style-name="ce22" table:number-columns-repeated="22"/>
        </table:table-row>
        <table:table-row table:style-name="ro9" table:number-rows-repeated="3">
          <table:table-cell table:style-name="ce111"/>
          <table:table-cell table:style-name="ce118" table:number-columns-repeated="11"/>
          <table:table-cell table:style-name="ce139"/>
          <table:table-cell table:style-name="ce140"/>
          <table:table-cell table:style-name="ce113"/>
          <table:table-cell table:style-name="ce22" table:number-columns-repeated="22"/>
        </table:table-row>
        <table:table-row table:style-name="ro9">
          <table:table-cell table:style-name="ce110"/>
          <table:table-cell table:style-name="ce120"/>
          <table:table-cell table:style-name="ce121" table:number-columns-repeated="10"/>
          <table:table-cell table:style-name="ce140" table:number-columns-repeated="2"/>
          <table:table-cell table:style-name="ce113"/>
          <table:table-cell table:style-name="ce22" table:number-columns-repeated="22"/>
        </table:table-row>
        <table:table-row table:style-name="ro9">
          <table:table-cell table:style-name="ce110"/>
          <table:table-cell table:style-name="ce121" table:number-columns-repeated="11"/>
          <table:table-cell table:style-name="ce140" table:number-columns-repeated="2"/>
          <table:table-cell table:style-name="ce113"/>
          <table:table-cell table:style-name="ce22" table:number-columns-repeated="22"/>
        </table:table-row>
        <table:table-row table:style-name="ro9">
          <table:table-cell table:style-name="ce110"/>
          <table:table-cell table:style-name="ce122"/>
          <table:table-cell table:style-name="ce121" table:number-columns-repeated="10"/>
          <table:table-cell table:style-name="ce140" table:number-columns-repeated="2"/>
          <table:table-cell table:style-name="ce113"/>
          <table:table-cell table:style-name="ce22" table:number-columns-repeated="22"/>
        </table:table-row>
        <table:table-row table:style-name="ro9" table:number-rows-repeated="2">
          <table:table-cell table:style-name="ce110" table:number-columns-repeated="2"/>
          <table:table-cell table:style-name="ce112"/>
          <table:table-cell table:style-name="ce108" table:number-columns-repeated="9"/>
          <table:table-cell table:style-name="ce113" table:number-columns-repeated="3"/>
          <table:table-cell table:style-name="ce22" table:number-columns-repeated="22"/>
        </table:table-row>
        <table:table-row table:style-name="ro9">
          <table:table-cell table:style-name="ce112" table:number-columns-repeated="3"/>
          <table:table-cell table:style-name="ce108" table:number-columns-repeated="9"/>
          <table:table-cell table:style-name="ce113" table:number-columns-repeated="3"/>
          <table:table-cell table:style-name="ce22" table:number-columns-repeated="22"/>
        </table:table-row>
        <table:table-row table:style-name="ro9" table:number-rows-repeated="2">
          <table:table-cell table:style-name="ce108" table:number-columns-repeated="2"/>
          <table:table-cell table:style-name="ce112"/>
          <table:table-cell table:style-name="ce108" table:number-columns-repeated="9"/>
          <table:table-cell table:style-name="ce113" table:number-columns-repeated="3"/>
          <table:table-cell table:style-name="ce22" table:number-columns-repeated="22"/>
        </table:table-row>
        <table:table-row table:style-name="ro9" table:number-rows-repeated="10">
          <table:table-cell table:style-name="ce108" table:number-columns-repeated="12"/>
          <table:table-cell table:style-name="ce113" table:number-columns-repeated="3"/>
          <table:table-cell table:style-name="ce22" table:number-columns-repeated="22"/>
        </table:table-row>
        <table:table-row table:style-name="ro9" table:number-rows-repeated="22">
          <table:table-cell table:style-name="ce113" table:number-columns-repeated="15"/>
          <table:table-cell table:style-name="ce22" table:number-columns-repeated="22"/>
        </table:table-row>
        <table:table-row table:style-name="ro9" table:number-rows-repeated="46">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Bandits.A40:Bandits.O76 Bandits.N3:Bandits.O3 Bandits.O4:Bandits.O39 Bandits.A20:Bandits.A39 Bandits.A3:Bandits.A9">
            <calcext:condition calcext:apply-style-name="cellule histoire" calcext:value="contains-text(&quot;GoTo&quot;)" calcext:base-cell-address="Naufragé.A2"/>
            <calcext:condition calcext:apply-style-name="cellule histoire" calcext:value="contains-text(&quot;Conclude&quot;)" calcext:base-cell-address="Naufragé.A2"/>
            <calcext:condition calcext:apply-style-name="cellule random" calcext:value="contains-text(&quot;RandomPercent&quot;)" calcext:base-cell-address="Naufragé.A2"/>
            <calcext:condition calcext:apply-style-name="cellule random" calcext:value="contains-text(&quot;RandomRange&quot;)" calcext:base-cell-address="Naufragé.A2"/>
            <calcext:condition calcext:apply-style-name="cellule personnages" calcext:value="contains-text(&quot;NewCrew&quot;)" calcext:base-cell-address="Naufragé.A2"/>
            <calcext:condition calcext:apply-style-name="cellule personnages" calcext:value="contains-text(&quot;NewCharacter&quot;)" calcext:base-cell-address="Naufragé.A2"/>
            <calcext:condition calcext:apply-style-name="cellule personnages" calcext:value="contains-text(&quot;HideOther&quot;)" calcext:base-cell-address="Naufragé.A2"/>
            <calcext:condition calcext:apply-style-name="cellule personnages" calcext:value="contains-text(&quot;DeleteOther&quot;)" calcext:base-cell-address="Naufragé.A2"/>
            <calcext:condition calcext:apply-style-name="cellule narrateur" calcext:value="contains-text(&quot;Narrator&quot;)" calcext:base-cell-address="Naufragé.A2"/>
            <calcext:condition calcext:apply-style-name="cellule set choice" calcext:value="contains-text(&quot;SetChoices&quot;)" calcext:base-cell-address="Naufragé.A2"/>
            <calcext:condition calcext:apply-style-name="cellule dialogues" calcext:value="contains-text(&quot;PlayerSpeak&quot;)" calcext:base-cell-address="Naufragé.A2"/>
            <calcext:condition calcext:apply-style-name="cellule dialogues" calcext:value="contains-text(&quot;OtherSpeak&quot;)" calcext:base-cell-address="Naufragé.A2"/>
            <calcext:condition calcext:apply-style-name="cellule argent" calcext:value="contains-text(&quot;CheckGold&quot;)" calcext:base-cell-address="Naufragé.A2"/>
            <calcext:condition calcext:apply-style-name="cellule argent" calcext:value="contains-text(&quot;RemoveGold&quot;)" calcext:base-cell-address="Naufragé.A2"/>
            <calcext:condition calcext:apply-style-name="cellule argent" calcext:value="contains-text(&quot;AddGold&quot;)" calcext:base-cell-address="Naufragé.A2"/>
            <calcext:condition calcext:apply-style-name="cellule argent" calcext:value="contains-text(&quot;Loot&quot;)" calcext:base-cell-address="Naufragé.A2"/>
            <calcext:condition calcext:apply-style-name="cellule argent" calcext:value="contains-text(&quot;Trade&quot;)" calcext:base-cell-address="Naufragé.A2"/>
            <calcext:condition calcext:apply-style-name="cellule combat" calcext:value="contains-text(&quot;LaunchCombat&quot;)" calcext:base-cell-address="Naufragé.A2"/>
            <calcext:condition calcext:apply-style-name="cellule indice" calcext:value="contains-text(&quot;CheckFormula&quot;)" calcext:base-cell-address="Naufragé.A2"/>
            <calcext:condition calcext:apply-style-name="cellule indice" calcext:value="contains-text(&quot;GiveDirection&quot;)" calcext:base-cell-address="Naufragé.A2"/>
            <calcext:condition calcext:apply-style-name="cellule temps" calcext:value="contains-text(&quot;SetWeather&quot;)" calcext:base-cell-address="Naufragé.A2"/>
            <calcext:condition calcext:apply-style-name="cellule temps" calcext:value="contains-text(&quot;SwitchWeather&quot;)" calcext:base-cell-address="Naufragé.A2"/>
            <calcext:condition calcext:apply-style-name="cellule temps" calcext:value="contains-text(&quot;NextDay&quot;)" calcext:base-cell-address="Naufragé.A2"/>
            <calcext:condition calcext:apply-style-name="cellule temps" calcext:value="contains-text(&quot;CheckDay&quot;)" calcext:base-cell-address="Naufragé.A2"/>
            <calcext:condition calcext:apply-style-name="cellule histoire" calcext:value="contains-text(&quot;Leave&quot;)" calcext:base-cell-address="Naufragé.A2"/>
            <calcext:condition calcext:apply-style-name="cellule choice" calcext:value="contains-text(&quot;Choice&quot;)" calcext:base-cell-address="Naufragé.A2"/>
            <calcext:condition calcext:apply-style-name="cellule d'erreur" calcext:value="!=&quot;&quot;" calcext:base-cell-address="Naufragé.A2"/>
          </calcext:conditional-format>
          <calcext:conditional-format calcext:target-range-address="Bandits.A29:Bandits.A36 Bandits.F3:Bandits.M3">
            <calcext:condition calcext:apply-style-name="cellule histoire" calcext:value="contains-text(&quot;GoTo&quot;)" calcext:base-cell-address="Naufragé.A3"/>
            <calcext:condition calcext:apply-style-name="cellule histoire" calcext:value="contains-text(&quot;Conclude&quot;)" calcext:base-cell-address="Naufragé.A3"/>
            <calcext:condition calcext:apply-style-name="cellule random" calcext:value="contains-text(&quot;RandomPercent&quot;)" calcext:base-cell-address="Naufragé.A3"/>
            <calcext:condition calcext:apply-style-name="cellule random" calcext:value="contains-text(&quot;RandomRange&quot;)" calcext:base-cell-address="Naufragé.A3"/>
            <calcext:condition calcext:apply-style-name="cellule personnages" calcext:value="contains-text(&quot;NewCrew&quot;)" calcext:base-cell-address="Naufragé.A3"/>
            <calcext:condition calcext:apply-style-name="cellule personnages" calcext:value="contains-text(&quot;NewCharacter&quot;)" calcext:base-cell-address="Naufragé.A3"/>
            <calcext:condition calcext:apply-style-name="cellule personnages" calcext:value="contains-text(&quot;HideOther&quot;)" calcext:base-cell-address="Naufragé.A3"/>
            <calcext:condition calcext:apply-style-name="cellule personnages" calcext:value="contains-text(&quot;DeleteOther&quot;)" calcext:base-cell-address="Naufragé.A3"/>
            <calcext:condition calcext:apply-style-name="cellule narrateur" calcext:value="contains-text(&quot;Narrator&quot;)" calcext:base-cell-address="Naufragé.A3"/>
            <calcext:condition calcext:apply-style-name="cellule set choice" calcext:value="contains-text(&quot;SetChoices&quot;)" calcext:base-cell-address="Naufragé.A3"/>
            <calcext:condition calcext:apply-style-name="cellule dialogues" calcext:value="contains-text(&quot;PlayerSpeak&quot;)" calcext:base-cell-address="Naufragé.A3"/>
            <calcext:condition calcext:apply-style-name="cellule dialogues" calcext:value="contains-text(&quot;OtherSpeak&quot;)" calcext:base-cell-address="Naufragé.A3"/>
            <calcext:condition calcext:apply-style-name="cellule argent" calcext:value="contains-text(&quot;CheckGold&quot;)" calcext:base-cell-address="Naufragé.A3"/>
            <calcext:condition calcext:apply-style-name="cellule argent" calcext:value="contains-text(&quot;RemoveGold&quot;)" calcext:base-cell-address="Naufragé.A3"/>
            <calcext:condition calcext:apply-style-name="cellule argent" calcext:value="contains-text(&quot;AddGold&quot;)" calcext:base-cell-address="Naufragé.A3"/>
            <calcext:condition calcext:apply-style-name="cellule argent" calcext:value="contains-text(&quot;Loot&quot;)" calcext:base-cell-address="Naufragé.A3"/>
            <calcext:condition calcext:apply-style-name="cellule argent" calcext:value="contains-text(&quot;Trade&quot;)" calcext:base-cell-address="Naufragé.A3"/>
            <calcext:condition calcext:apply-style-name="cellule combat" calcext:value="contains-text(&quot;LaunchCombat&quot;)" calcext:base-cell-address="Naufragé.A3"/>
            <calcext:condition calcext:apply-style-name="cellule indice" calcext:value="contains-text(&quot;CheckFormula&quot;)" calcext:base-cell-address="Naufragé.A3"/>
            <calcext:condition calcext:apply-style-name="cellule indice" calcext:value="contains-text(&quot;GiveDirection&quot;)" calcext:base-cell-address="Naufragé.A3"/>
            <calcext:condition calcext:apply-style-name="cellule temps" calcext:value="contains-text(&quot;SetWeather&quot;)" calcext:base-cell-address="Naufragé.A3"/>
            <calcext:condition calcext:apply-style-name="cellule temps" calcext:value="contains-text(&quot;SwitchWeather&quot;)" calcext:base-cell-address="Naufragé.A3"/>
            <calcext:condition calcext:apply-style-name="cellule temps" calcext:value="contains-text(&quot;NextDay&quot;)" calcext:base-cell-address="Naufragé.A3"/>
            <calcext:condition calcext:apply-style-name="cellule temps" calcext:value="contains-text(&quot;CheckDay&quot;)" calcext:base-cell-address="Naufragé.A3"/>
            <calcext:condition calcext:apply-style-name="cellule histoire" calcext:value="contains-text(&quot;Leave&quot;)" calcext:base-cell-address="Naufragé.A3"/>
            <calcext:condition calcext:apply-style-name="cellule choice" calcext:value="contains-text(&quot;Choice&quot;)" calcext:base-cell-address="Naufragé.A3"/>
            <calcext:condition calcext:apply-style-name="cellule d'erreur" calcext:value="!=&quot;&quot;" calcext:base-cell-address="Naufragé.A3"/>
          </calcext:conditional-format>
          <calcext:conditional-format calcext:target-range-address="Bandits.B37:Bandits.N39 Bandits.N4:Bandits.N36">
            <calcext:condition calcext:apply-style-name="cellule histoire" calcext:value="contains-text(&quot;GoTo&quot;)" calcext:base-cell-address="Naufragé.B4"/>
            <calcext:condition calcext:apply-style-name="cellule histoire" calcext:value="contains-text(&quot;Conclude&quot;)" calcext:base-cell-address="Naufragé.B4"/>
            <calcext:condition calcext:apply-style-name="cellule random" calcext:value="contains-text(&quot;RandomPercent&quot;)" calcext:base-cell-address="Naufragé.B4"/>
            <calcext:condition calcext:apply-style-name="cellule random" calcext:value="contains-text(&quot;RandomRange&quot;)" calcext:base-cell-address="Naufragé.B4"/>
            <calcext:condition calcext:apply-style-name="cellule personnages" calcext:value="contains-text(&quot;NewCrew&quot;)" calcext:base-cell-address="Naufragé.B4"/>
            <calcext:condition calcext:apply-style-name="cellule personnages" calcext:value="contains-text(&quot;NewCharacter&quot;)" calcext:base-cell-address="Naufragé.B4"/>
            <calcext:condition calcext:apply-style-name="cellule personnages" calcext:value="contains-text(&quot;HideOther&quot;)" calcext:base-cell-address="Naufragé.B4"/>
            <calcext:condition calcext:apply-style-name="cellule personnages" calcext:value="contains-text(&quot;DeleteOther&quot;)" calcext:base-cell-address="Naufragé.B4"/>
            <calcext:condition calcext:apply-style-name="cellule narrateur" calcext:value="contains-text(&quot;Narrator&quot;)" calcext:base-cell-address="Naufragé.B4"/>
            <calcext:condition calcext:apply-style-name="cellule set choice" calcext:value="contains-text(&quot;SetChoices&quot;)" calcext:base-cell-address="Naufragé.B4"/>
            <calcext:condition calcext:apply-style-name="cellule dialogues" calcext:value="contains-text(&quot;PlayerSpeak&quot;)" calcext:base-cell-address="Naufragé.B4"/>
            <calcext:condition calcext:apply-style-name="cellule dialogues" calcext:value="contains-text(&quot;OtherSpeak&quot;)" calcext:base-cell-address="Naufragé.B4"/>
            <calcext:condition calcext:apply-style-name="cellule argent" calcext:value="contains-text(&quot;CheckGold&quot;)" calcext:base-cell-address="Naufragé.B4"/>
            <calcext:condition calcext:apply-style-name="cellule argent" calcext:value="contains-text(&quot;RemoveGold&quot;)" calcext:base-cell-address="Naufragé.B4"/>
            <calcext:condition calcext:apply-style-name="cellule argent" calcext:value="contains-text(&quot;AddGold&quot;)" calcext:base-cell-address="Naufragé.B4"/>
            <calcext:condition calcext:apply-style-name="cellule argent" calcext:value="contains-text(&quot;Loot&quot;)" calcext:base-cell-address="Naufragé.B4"/>
            <calcext:condition calcext:apply-style-name="cellule argent" calcext:value="contains-text(&quot;Trade&quot;)" calcext:base-cell-address="Naufragé.B4"/>
            <calcext:condition calcext:apply-style-name="cellule combat" calcext:value="contains-text(&quot;LaunchCombat&quot;)" calcext:base-cell-address="Naufragé.B4"/>
            <calcext:condition calcext:apply-style-name="cellule indice" calcext:value="contains-text(&quot;CheckFormula&quot;)" calcext:base-cell-address="Naufragé.B4"/>
            <calcext:condition calcext:apply-style-name="cellule indice" calcext:value="contains-text(&quot;GiveDirection&quot;)" calcext:base-cell-address="Naufragé.B4"/>
            <calcext:condition calcext:apply-style-name="cellule temps" calcext:value="contains-text(&quot;SetWeather&quot;)" calcext:base-cell-address="Naufragé.B4"/>
            <calcext:condition calcext:apply-style-name="cellule temps" calcext:value="contains-text(&quot;SwitchWeather&quot;)" calcext:base-cell-address="Naufragé.B4"/>
            <calcext:condition calcext:apply-style-name="cellule temps" calcext:value="contains-text(&quot;NextDay&quot;)" calcext:base-cell-address="Naufragé.B4"/>
            <calcext:condition calcext:apply-style-name="cellule temps" calcext:value="contains-text(&quot;CheckDay&quot;)" calcext:base-cell-address="Naufragé.B4"/>
            <calcext:condition calcext:apply-style-name="cellule histoire" calcext:value="contains-text(&quot;Leave&quot;)" calcext:base-cell-address="Naufragé.B4"/>
            <calcext:condition calcext:apply-style-name="cellule choice" calcext:value="contains-text(&quot;Choice&quot;)" calcext:base-cell-address="Naufragé.B4"/>
            <calcext:condition calcext:apply-style-name="cellule d'erreur" calcext:value="!=&quot;&quot;" calcext:base-cell-address="Naufragé.B4"/>
          </calcext:conditional-format>
          <calcext:conditional-format calcext:target-range-address="Bandits.B29:Bandits.M36 Bandits.F4:Bandits.M13 Bandits.F17:Bandits.M28 Bandits.F16:Bandits.G16 Bandits.J16:Bandits.M16 Bandits.F15:Bandits.M15 Bandits.F14:Bandits.G14 Bandits.J14:Bandits.M14">
            <calcext:condition calcext:apply-style-name="cellule histoire" calcext:value="contains-text(&quot;GoTo&quot;)" calcext:base-cell-address="Naufragé.B4"/>
            <calcext:condition calcext:apply-style-name="cellule histoire" calcext:value="contains-text(&quot;Conclude&quot;)" calcext:base-cell-address="Naufragé.B4"/>
            <calcext:condition calcext:apply-style-name="cellule random" calcext:value="contains-text(&quot;RandomPercent&quot;)" calcext:base-cell-address="Naufragé.B4"/>
            <calcext:condition calcext:apply-style-name="cellule random" calcext:value="contains-text(&quot;RandomRange&quot;)" calcext:base-cell-address="Naufragé.B4"/>
            <calcext:condition calcext:apply-style-name="cellule personnages" calcext:value="contains-text(&quot;NewCrew&quot;)" calcext:base-cell-address="Naufragé.B4"/>
            <calcext:condition calcext:apply-style-name="cellule personnages" calcext:value="contains-text(&quot;NewCharacter&quot;)" calcext:base-cell-address="Naufragé.B4"/>
            <calcext:condition calcext:apply-style-name="cellule personnages" calcext:value="contains-text(&quot;HideOther&quot;)" calcext:base-cell-address="Naufragé.B4"/>
            <calcext:condition calcext:apply-style-name="cellule personnages" calcext:value="contains-text(&quot;DeleteOther&quot;)" calcext:base-cell-address="Naufragé.B4"/>
            <calcext:condition calcext:apply-style-name="cellule narrateur" calcext:value="contains-text(&quot;Narrator&quot;)" calcext:base-cell-address="Naufragé.B4"/>
            <calcext:condition calcext:apply-style-name="cellule set choice" calcext:value="contains-text(&quot;SetChoices&quot;)" calcext:base-cell-address="Naufragé.B4"/>
            <calcext:condition calcext:apply-style-name="cellule dialogues" calcext:value="contains-text(&quot;PlayerSpeak&quot;)" calcext:base-cell-address="Naufragé.B4"/>
            <calcext:condition calcext:apply-style-name="cellule dialogues" calcext:value="contains-text(&quot;OtherSpeak&quot;)" calcext:base-cell-address="Naufragé.B4"/>
            <calcext:condition calcext:apply-style-name="cellule argent" calcext:value="contains-text(&quot;CheckGold&quot;)" calcext:base-cell-address="Naufragé.B4"/>
            <calcext:condition calcext:apply-style-name="cellule argent" calcext:value="contains-text(&quot;RemoveGold&quot;)" calcext:base-cell-address="Naufragé.B4"/>
            <calcext:condition calcext:apply-style-name="cellule argent" calcext:value="contains-text(&quot;AddGold&quot;)" calcext:base-cell-address="Naufragé.B4"/>
            <calcext:condition calcext:apply-style-name="cellule argent" calcext:value="contains-text(&quot;Loot&quot;)" calcext:base-cell-address="Naufragé.B4"/>
            <calcext:condition calcext:apply-style-name="cellule argent" calcext:value="contains-text(&quot;Trade&quot;)" calcext:base-cell-address="Naufragé.B4"/>
            <calcext:condition calcext:apply-style-name="cellule combat" calcext:value="contains-text(&quot;LaunchCombat&quot;)" calcext:base-cell-address="Naufragé.B4"/>
            <calcext:condition calcext:apply-style-name="cellule indice" calcext:value="contains-text(&quot;CheckFormula&quot;)" calcext:base-cell-address="Naufragé.B4"/>
            <calcext:condition calcext:apply-style-name="cellule indice" calcext:value="contains-text(&quot;GiveDirection&quot;)" calcext:base-cell-address="Naufragé.B4"/>
            <calcext:condition calcext:apply-style-name="cellule temps" calcext:value="contains-text(&quot;SetWeather&quot;)" calcext:base-cell-address="Naufragé.B4"/>
            <calcext:condition calcext:apply-style-name="cellule temps" calcext:value="contains-text(&quot;SwitchWeather&quot;)" calcext:base-cell-address="Naufragé.B4"/>
            <calcext:condition calcext:apply-style-name="cellule temps" calcext:value="contains-text(&quot;NextDay&quot;)" calcext:base-cell-address="Naufragé.B4"/>
            <calcext:condition calcext:apply-style-name="cellule temps" calcext:value="contains-text(&quot;CheckDay&quot;)" calcext:base-cell-address="Naufragé.B4"/>
            <calcext:condition calcext:apply-style-name="cellule histoire" calcext:value="contains-text(&quot;Leave&quot;)" calcext:base-cell-address="Naufragé.B4"/>
            <calcext:condition calcext:apply-style-name="cellule choice" calcext:value="contains-text(&quot;Choice&quot;)" calcext:base-cell-address="Naufragé.B4"/>
            <calcext:condition calcext:apply-style-name="cellule d'erreur" calcext:value="!=&quot;&quot;" calcext:base-cell-address="Naufragé.B4"/>
          </calcext:conditional-format>
          <calcext:conditional-format calcext:target-range-address="Bandits.B4:Bandits.E6 Bandits.B8:Bandits.E8 Bandits.B7:Bandits.B7 Bandits.D7:Bandits.E7 Bandits.C11:Bandits.E11 Bandits.D10:Bandits.E10 Bandits.B9:Bandits.C9 Bandits.E9:Bandits.E9 Bandits.B20:Bandits.D28 Bandits.C12:Bandits.C12 Bandits.E13:Bandits.E13 Bandits.E15:Bandits.E28 Bandits.C13:Bandits.D19">
            <calcext:condition calcext:apply-style-name="cellule histoire" calcext:value="contains-text(&quot;GoTo&quot;)" calcext:base-cell-address="Naufragé.B4"/>
            <calcext:condition calcext:apply-style-name="cellule histoire" calcext:value="contains-text(&quot;Conclude&quot;)" calcext:base-cell-address="Naufragé.B4"/>
            <calcext:condition calcext:apply-style-name="cellule random" calcext:value="contains-text(&quot;RandomPercent&quot;)" calcext:base-cell-address="Naufragé.B4"/>
            <calcext:condition calcext:apply-style-name="cellule random" calcext:value="contains-text(&quot;RandomRange&quot;)" calcext:base-cell-address="Naufragé.B4"/>
            <calcext:condition calcext:apply-style-name="cellule personnages" calcext:value="contains-text(&quot;NewCrew&quot;)" calcext:base-cell-address="Naufragé.B4"/>
            <calcext:condition calcext:apply-style-name="cellule personnages" calcext:value="contains-text(&quot;NewCharacter&quot;)" calcext:base-cell-address="Naufragé.B4"/>
            <calcext:condition calcext:apply-style-name="cellule personnages" calcext:value="contains-text(&quot;HideOther&quot;)" calcext:base-cell-address="Naufragé.B4"/>
            <calcext:condition calcext:apply-style-name="cellule personnages" calcext:value="contains-text(&quot;DeleteOther&quot;)" calcext:base-cell-address="Naufragé.B4"/>
            <calcext:condition calcext:apply-style-name="cellule narrateur" calcext:value="contains-text(&quot;Narrator&quot;)" calcext:base-cell-address="Naufragé.B4"/>
            <calcext:condition calcext:apply-style-name="cellule set choice" calcext:value="contains-text(&quot;SetChoices&quot;)" calcext:base-cell-address="Naufragé.B4"/>
            <calcext:condition calcext:apply-style-name="cellule dialogues" calcext:value="contains-text(&quot;PlayerSpeak&quot;)" calcext:base-cell-address="Naufragé.B4"/>
            <calcext:condition calcext:apply-style-name="cellule dialogues" calcext:value="contains-text(&quot;OtherSpeak&quot;)" calcext:base-cell-address="Naufragé.B4"/>
            <calcext:condition calcext:apply-style-name="cellule argent" calcext:value="contains-text(&quot;CheckGold&quot;)" calcext:base-cell-address="Naufragé.B4"/>
            <calcext:condition calcext:apply-style-name="cellule argent" calcext:value="contains-text(&quot;RemoveGold&quot;)" calcext:base-cell-address="Naufragé.B4"/>
            <calcext:condition calcext:apply-style-name="cellule argent" calcext:value="contains-text(&quot;AddGold&quot;)" calcext:base-cell-address="Naufragé.B4"/>
            <calcext:condition calcext:apply-style-name="cellule argent" calcext:value="contains-text(&quot;Loot&quot;)" calcext:base-cell-address="Naufragé.B4"/>
            <calcext:condition calcext:apply-style-name="cellule argent" calcext:value="contains-text(&quot;Trade&quot;)" calcext:base-cell-address="Naufragé.B4"/>
            <calcext:condition calcext:apply-style-name="cellule combat" calcext:value="contains-text(&quot;LaunchCombat&quot;)" calcext:base-cell-address="Naufragé.B4"/>
            <calcext:condition calcext:apply-style-name="cellule indice" calcext:value="contains-text(&quot;CheckFormula&quot;)" calcext:base-cell-address="Naufragé.B4"/>
            <calcext:condition calcext:apply-style-name="cellule indice" calcext:value="contains-text(&quot;GiveDirection&quot;)" calcext:base-cell-address="Naufragé.B4"/>
            <calcext:condition calcext:apply-style-name="cellule temps" calcext:value="contains-text(&quot;SetWeather&quot;)" calcext:base-cell-address="Naufragé.B4"/>
            <calcext:condition calcext:apply-style-name="cellule temps" calcext:value="contains-text(&quot;SwitchWeather&quot;)" calcext:base-cell-address="Naufragé.B4"/>
            <calcext:condition calcext:apply-style-name="cellule temps" calcext:value="contains-text(&quot;NextDay&quot;)" calcext:base-cell-address="Naufragé.B4"/>
            <calcext:condition calcext:apply-style-name="cellule temps" calcext:value="contains-text(&quot;CheckDay&quot;)" calcext:base-cell-address="Naufragé.B4"/>
            <calcext:condition calcext:apply-style-name="cellule histoire" calcext:value="contains-text(&quot;Leave&quot;)" calcext:base-cell-address="Naufragé.B4"/>
            <calcext:condition calcext:apply-style-name="cellule choice" calcext:value="contains-text(&quot;Choice&quot;)" calcext:base-cell-address="Naufragé.B4"/>
            <calcext:condition calcext:apply-style-name="cellule d'erreur" calcext:value="!=&quot;&quot;" calcext:base-cell-address="Naufragé.B4"/>
          </calcext:conditional-format>
          <calcext:conditional-format calcext:target-range-address="Bandits.C7:Bandits.C7">
            <calcext:condition calcext:apply-style-name="cellule histoire" calcext:value="contains-text(&quot;GoTo&quot;)" calcext:base-cell-address="Naufragé.C7"/>
            <calcext:condition calcext:apply-style-name="cellule histoire" calcext:value="contains-text(&quot;Conclude&quot;)" calcext:base-cell-address="Naufragé.C7"/>
            <calcext:condition calcext:apply-style-name="cellule random" calcext:value="contains-text(&quot;RandomPercent&quot;)" calcext:base-cell-address="Naufragé.C7"/>
            <calcext:condition calcext:apply-style-name="cellule random" calcext:value="contains-text(&quot;RandomRange&quot;)" calcext:base-cell-address="Naufragé.C7"/>
            <calcext:condition calcext:apply-style-name="cellule personnages" calcext:value="contains-text(&quot;NewCrew&quot;)" calcext:base-cell-address="Naufragé.C7"/>
            <calcext:condition calcext:apply-style-name="cellule personnages" calcext:value="contains-text(&quot;NewCharacter&quot;)" calcext:base-cell-address="Naufragé.C7"/>
            <calcext:condition calcext:apply-style-name="cellule personnages" calcext:value="contains-text(&quot;HideOther&quot;)" calcext:base-cell-address="Naufragé.C7"/>
            <calcext:condition calcext:apply-style-name="cellule personnages" calcext:value="contains-text(&quot;DeleteOther&quot;)" calcext:base-cell-address="Naufragé.C7"/>
            <calcext:condition calcext:apply-style-name="cellule narrateur" calcext:value="contains-text(&quot;Narrator&quot;)" calcext:base-cell-address="Naufragé.C7"/>
            <calcext:condition calcext:apply-style-name="cellule set choice" calcext:value="contains-text(&quot;SetChoices&quot;)" calcext:base-cell-address="Naufragé.C7"/>
            <calcext:condition calcext:apply-style-name="cellule dialogues" calcext:value="contains-text(&quot;PlayerSpeak&quot;)" calcext:base-cell-address="Naufragé.C7"/>
            <calcext:condition calcext:apply-style-name="cellule dialogues" calcext:value="contains-text(&quot;OtherSpeak&quot;)" calcext:base-cell-address="Naufragé.C7"/>
            <calcext:condition calcext:apply-style-name="cellule argent" calcext:value="contains-text(&quot;CheckGold&quot;)" calcext:base-cell-address="Naufragé.C7"/>
            <calcext:condition calcext:apply-style-name="cellule argent" calcext:value="contains-text(&quot;RemoveGold&quot;)" calcext:base-cell-address="Naufragé.C7"/>
            <calcext:condition calcext:apply-style-name="cellule argent" calcext:value="contains-text(&quot;AddGold&quot;)" calcext:base-cell-address="Naufragé.C7"/>
            <calcext:condition calcext:apply-style-name="cellule argent" calcext:value="contains-text(&quot;Loot&quot;)" calcext:base-cell-address="Naufragé.C7"/>
            <calcext:condition calcext:apply-style-name="cellule argent" calcext:value="contains-text(&quot;Trade&quot;)" calcext:base-cell-address="Naufragé.C7"/>
            <calcext:condition calcext:apply-style-name="cellule combat" calcext:value="contains-text(&quot;LaunchCombat&quot;)" calcext:base-cell-address="Naufragé.C7"/>
            <calcext:condition calcext:apply-style-name="cellule indice" calcext:value="contains-text(&quot;CheckFormula&quot;)" calcext:base-cell-address="Naufragé.C7"/>
            <calcext:condition calcext:apply-style-name="cellule indice" calcext:value="contains-text(&quot;GiveDirection&quot;)" calcext:base-cell-address="Naufragé.C7"/>
            <calcext:condition calcext:apply-style-name="cellule temps" calcext:value="contains-text(&quot;SetWeather&quot;)" calcext:base-cell-address="Naufragé.C7"/>
            <calcext:condition calcext:apply-style-name="cellule temps" calcext:value="contains-text(&quot;SwitchWeather&quot;)" calcext:base-cell-address="Naufragé.C7"/>
            <calcext:condition calcext:apply-style-name="cellule temps" calcext:value="contains-text(&quot;NextDay&quot;)" calcext:base-cell-address="Naufragé.C7"/>
            <calcext:condition calcext:apply-style-name="cellule temps" calcext:value="contains-text(&quot;CheckDay&quot;)" calcext:base-cell-address="Naufragé.C7"/>
            <calcext:condition calcext:apply-style-name="cellule histoire" calcext:value="contains-text(&quot;Leave&quot;)" calcext:base-cell-address="Naufragé.C7"/>
            <calcext:condition calcext:apply-style-name="cellule choice" calcext:value="contains-text(&quot;Choice&quot;)" calcext:base-cell-address="Naufragé.C7"/>
            <calcext:condition calcext:apply-style-name="cellule d'erreur" calcext:value="!=&quot;&quot;" calcext:base-cell-address="Naufragé.C7"/>
          </calcext:conditional-format>
          <calcext:conditional-format calcext:target-range-address="Bandits.C10:Bandits.C10">
            <calcext:condition calcext:apply-style-name="cellule histoire" calcext:value="contains-text(&quot;GoTo&quot;)" calcext:base-cell-address="Naufragé.C10"/>
            <calcext:condition calcext:apply-style-name="cellule histoire" calcext:value="contains-text(&quot;Conclude&quot;)" calcext:base-cell-address="Naufragé.C10"/>
            <calcext:condition calcext:apply-style-name="cellule random" calcext:value="contains-text(&quot;RandomPercent&quot;)" calcext:base-cell-address="Naufragé.C10"/>
            <calcext:condition calcext:apply-style-name="cellule random" calcext:value="contains-text(&quot;RandomRange&quot;)" calcext:base-cell-address="Naufragé.C10"/>
            <calcext:condition calcext:apply-style-name="cellule personnages" calcext:value="contains-text(&quot;NewCrew&quot;)" calcext:base-cell-address="Naufragé.C10"/>
            <calcext:condition calcext:apply-style-name="cellule personnages" calcext:value="contains-text(&quot;NewCharacter&quot;)" calcext:base-cell-address="Naufragé.C10"/>
            <calcext:condition calcext:apply-style-name="cellule personnages" calcext:value="contains-text(&quot;HideOther&quot;)" calcext:base-cell-address="Naufragé.C10"/>
            <calcext:condition calcext:apply-style-name="cellule personnages" calcext:value="contains-text(&quot;DeleteOther&quot;)" calcext:base-cell-address="Naufragé.C10"/>
            <calcext:condition calcext:apply-style-name="cellule narrateur" calcext:value="contains-text(&quot;Narrator&quot;)" calcext:base-cell-address="Naufragé.C10"/>
            <calcext:condition calcext:apply-style-name="cellule set choice" calcext:value="contains-text(&quot;SetChoices&quot;)" calcext:base-cell-address="Naufragé.C10"/>
            <calcext:condition calcext:apply-style-name="cellule dialogues" calcext:value="contains-text(&quot;PlayerSpeak&quot;)" calcext:base-cell-address="Naufragé.C10"/>
            <calcext:condition calcext:apply-style-name="cellule dialogues" calcext:value="contains-text(&quot;OtherSpeak&quot;)" calcext:base-cell-address="Naufragé.C10"/>
            <calcext:condition calcext:apply-style-name="cellule argent" calcext:value="contains-text(&quot;CheckGold&quot;)" calcext:base-cell-address="Naufragé.C10"/>
            <calcext:condition calcext:apply-style-name="cellule argent" calcext:value="contains-text(&quot;RemoveGold&quot;)" calcext:base-cell-address="Naufragé.C10"/>
            <calcext:condition calcext:apply-style-name="cellule argent" calcext:value="contains-text(&quot;AddGold&quot;)" calcext:base-cell-address="Naufragé.C10"/>
            <calcext:condition calcext:apply-style-name="cellule argent" calcext:value="contains-text(&quot;Loot&quot;)" calcext:base-cell-address="Naufragé.C10"/>
            <calcext:condition calcext:apply-style-name="cellule argent" calcext:value="contains-text(&quot;Trade&quot;)" calcext:base-cell-address="Naufragé.C10"/>
            <calcext:condition calcext:apply-style-name="cellule combat" calcext:value="contains-text(&quot;LaunchCombat&quot;)" calcext:base-cell-address="Naufragé.C10"/>
            <calcext:condition calcext:apply-style-name="cellule indice" calcext:value="contains-text(&quot;CheckFormula&quot;)" calcext:base-cell-address="Naufragé.C10"/>
            <calcext:condition calcext:apply-style-name="cellule indice" calcext:value="contains-text(&quot;GiveDirection&quot;)" calcext:base-cell-address="Naufragé.C10"/>
            <calcext:condition calcext:apply-style-name="cellule temps" calcext:value="contains-text(&quot;SetWeather&quot;)" calcext:base-cell-address="Naufragé.C10"/>
            <calcext:condition calcext:apply-style-name="cellule temps" calcext:value="contains-text(&quot;SwitchWeather&quot;)" calcext:base-cell-address="Naufragé.C10"/>
            <calcext:condition calcext:apply-style-name="cellule temps" calcext:value="contains-text(&quot;NextDay&quot;)" calcext:base-cell-address="Naufragé.C10"/>
            <calcext:condition calcext:apply-style-name="cellule temps" calcext:value="contains-text(&quot;CheckDay&quot;)" calcext:base-cell-address="Naufragé.C10"/>
            <calcext:condition calcext:apply-style-name="cellule histoire" calcext:value="contains-text(&quot;Leave&quot;)" calcext:base-cell-address="Naufragé.C10"/>
            <calcext:condition calcext:apply-style-name="cellule choice" calcext:value="contains-text(&quot;Choice&quot;)" calcext:base-cell-address="Naufragé.C10"/>
            <calcext:condition calcext:apply-style-name="cellule d'erreur" calcext:value="!=&quot;&quot;" calcext:base-cell-address="Naufragé.C10"/>
          </calcext:conditional-format>
          <calcext:conditional-format calcext:target-range-address="Bandits.D9:Bandits.D9">
            <calcext:condition calcext:apply-style-name="cellule histoire" calcext:value="contains-text(&quot;GoTo&quot;)" calcext:base-cell-address="Naufragé.D9"/>
            <calcext:condition calcext:apply-style-name="cellule histoire" calcext:value="contains-text(&quot;Conclude&quot;)" calcext:base-cell-address="Naufragé.D9"/>
            <calcext:condition calcext:apply-style-name="cellule random" calcext:value="contains-text(&quot;RandomPercent&quot;)" calcext:base-cell-address="Naufragé.D9"/>
            <calcext:condition calcext:apply-style-name="cellule random" calcext:value="contains-text(&quot;RandomRange&quot;)" calcext:base-cell-address="Naufragé.D9"/>
            <calcext:condition calcext:apply-style-name="cellule personnages" calcext:value="contains-text(&quot;NewCrew&quot;)" calcext:base-cell-address="Naufragé.D9"/>
            <calcext:condition calcext:apply-style-name="cellule personnages" calcext:value="contains-text(&quot;NewCharacter&quot;)" calcext:base-cell-address="Naufragé.D9"/>
            <calcext:condition calcext:apply-style-name="cellule personnages" calcext:value="contains-text(&quot;HideOther&quot;)" calcext:base-cell-address="Naufragé.D9"/>
            <calcext:condition calcext:apply-style-name="cellule personnages" calcext:value="contains-text(&quot;DeleteOther&quot;)" calcext:base-cell-address="Naufragé.D9"/>
            <calcext:condition calcext:apply-style-name="cellule narrateur" calcext:value="contains-text(&quot;Narrator&quot;)" calcext:base-cell-address="Naufragé.D9"/>
            <calcext:condition calcext:apply-style-name="cellule set choice" calcext:value="contains-text(&quot;SetChoices&quot;)" calcext:base-cell-address="Naufragé.D9"/>
            <calcext:condition calcext:apply-style-name="cellule dialogues" calcext:value="contains-text(&quot;PlayerSpeak&quot;)" calcext:base-cell-address="Naufragé.D9"/>
            <calcext:condition calcext:apply-style-name="cellule dialogues" calcext:value="contains-text(&quot;OtherSpeak&quot;)" calcext:base-cell-address="Naufragé.D9"/>
            <calcext:condition calcext:apply-style-name="cellule argent" calcext:value="contains-text(&quot;CheckGold&quot;)" calcext:base-cell-address="Naufragé.D9"/>
            <calcext:condition calcext:apply-style-name="cellule argent" calcext:value="contains-text(&quot;RemoveGold&quot;)" calcext:base-cell-address="Naufragé.D9"/>
            <calcext:condition calcext:apply-style-name="cellule argent" calcext:value="contains-text(&quot;AddGold&quot;)" calcext:base-cell-address="Naufragé.D9"/>
            <calcext:condition calcext:apply-style-name="cellule argent" calcext:value="contains-text(&quot;Loot&quot;)" calcext:base-cell-address="Naufragé.D9"/>
            <calcext:condition calcext:apply-style-name="cellule argent" calcext:value="contains-text(&quot;Trade&quot;)" calcext:base-cell-address="Naufragé.D9"/>
            <calcext:condition calcext:apply-style-name="cellule combat" calcext:value="contains-text(&quot;LaunchCombat&quot;)" calcext:base-cell-address="Naufragé.D9"/>
            <calcext:condition calcext:apply-style-name="cellule indice" calcext:value="contains-text(&quot;CheckFormula&quot;)" calcext:base-cell-address="Naufragé.D9"/>
            <calcext:condition calcext:apply-style-name="cellule indice" calcext:value="contains-text(&quot;GiveDirection&quot;)" calcext:base-cell-address="Naufragé.D9"/>
            <calcext:condition calcext:apply-style-name="cellule temps" calcext:value="contains-text(&quot;SetWeather&quot;)" calcext:base-cell-address="Naufragé.D9"/>
            <calcext:condition calcext:apply-style-name="cellule temps" calcext:value="contains-text(&quot;SwitchWeather&quot;)" calcext:base-cell-address="Naufragé.D9"/>
            <calcext:condition calcext:apply-style-name="cellule temps" calcext:value="contains-text(&quot;NextDay&quot;)" calcext:base-cell-address="Naufragé.D9"/>
            <calcext:condition calcext:apply-style-name="cellule temps" calcext:value="contains-text(&quot;CheckDay&quot;)" calcext:base-cell-address="Naufragé.D9"/>
            <calcext:condition calcext:apply-style-name="cellule histoire" calcext:value="contains-text(&quot;Leave&quot;)" calcext:base-cell-address="Naufragé.D9"/>
            <calcext:condition calcext:apply-style-name="cellule choice" calcext:value="contains-text(&quot;Choice&quot;)" calcext:base-cell-address="Naufragé.D9"/>
            <calcext:condition calcext:apply-style-name="cellule d'erreur" calcext:value="!=&quot;&quot;" calcext:base-cell-address="Naufragé.D9"/>
          </calcext:conditional-format>
          <calcext:conditional-format calcext:target-range-address="Bandits.D12:Bandits.D12">
            <calcext:condition calcext:apply-style-name="cellule histoire" calcext:value="contains-text(&quot;GoTo&quot;)" calcext:base-cell-address="Naufragé.D12"/>
            <calcext:condition calcext:apply-style-name="cellule histoire" calcext:value="contains-text(&quot;Conclude&quot;)" calcext:base-cell-address="Naufragé.D12"/>
            <calcext:condition calcext:apply-style-name="cellule random" calcext:value="contains-text(&quot;RandomPercent&quot;)" calcext:base-cell-address="Naufragé.D12"/>
            <calcext:condition calcext:apply-style-name="cellule random" calcext:value="contains-text(&quot;RandomRange&quot;)" calcext:base-cell-address="Naufragé.D12"/>
            <calcext:condition calcext:apply-style-name="cellule personnages" calcext:value="contains-text(&quot;NewCrew&quot;)" calcext:base-cell-address="Naufragé.D12"/>
            <calcext:condition calcext:apply-style-name="cellule personnages" calcext:value="contains-text(&quot;NewCharacter&quot;)" calcext:base-cell-address="Naufragé.D12"/>
            <calcext:condition calcext:apply-style-name="cellule personnages" calcext:value="contains-text(&quot;HideOther&quot;)" calcext:base-cell-address="Naufragé.D12"/>
            <calcext:condition calcext:apply-style-name="cellule personnages" calcext:value="contains-text(&quot;DeleteOther&quot;)" calcext:base-cell-address="Naufragé.D12"/>
            <calcext:condition calcext:apply-style-name="cellule narrateur" calcext:value="contains-text(&quot;Narrator&quot;)" calcext:base-cell-address="Naufragé.D12"/>
            <calcext:condition calcext:apply-style-name="cellule set choice" calcext:value="contains-text(&quot;SetChoices&quot;)" calcext:base-cell-address="Naufragé.D12"/>
            <calcext:condition calcext:apply-style-name="cellule dialogues" calcext:value="contains-text(&quot;PlayerSpeak&quot;)" calcext:base-cell-address="Naufragé.D12"/>
            <calcext:condition calcext:apply-style-name="cellule dialogues" calcext:value="contains-text(&quot;OtherSpeak&quot;)" calcext:base-cell-address="Naufragé.D12"/>
            <calcext:condition calcext:apply-style-name="cellule argent" calcext:value="contains-text(&quot;CheckGold&quot;)" calcext:base-cell-address="Naufragé.D12"/>
            <calcext:condition calcext:apply-style-name="cellule argent" calcext:value="contains-text(&quot;RemoveGold&quot;)" calcext:base-cell-address="Naufragé.D12"/>
            <calcext:condition calcext:apply-style-name="cellule argent" calcext:value="contains-text(&quot;AddGold&quot;)" calcext:base-cell-address="Naufragé.D12"/>
            <calcext:condition calcext:apply-style-name="cellule argent" calcext:value="contains-text(&quot;Loot&quot;)" calcext:base-cell-address="Naufragé.D12"/>
            <calcext:condition calcext:apply-style-name="cellule argent" calcext:value="contains-text(&quot;Trade&quot;)" calcext:base-cell-address="Naufragé.D12"/>
            <calcext:condition calcext:apply-style-name="cellule combat" calcext:value="contains-text(&quot;LaunchCombat&quot;)" calcext:base-cell-address="Naufragé.D12"/>
            <calcext:condition calcext:apply-style-name="cellule indice" calcext:value="contains-text(&quot;CheckFormula&quot;)" calcext:base-cell-address="Naufragé.D12"/>
            <calcext:condition calcext:apply-style-name="cellule indice" calcext:value="contains-text(&quot;GiveDirection&quot;)" calcext:base-cell-address="Naufragé.D12"/>
            <calcext:condition calcext:apply-style-name="cellule temps" calcext:value="contains-text(&quot;SetWeather&quot;)" calcext:base-cell-address="Naufragé.D12"/>
            <calcext:condition calcext:apply-style-name="cellule temps" calcext:value="contains-text(&quot;SwitchWeather&quot;)" calcext:base-cell-address="Naufragé.D12"/>
            <calcext:condition calcext:apply-style-name="cellule temps" calcext:value="contains-text(&quot;NextDay&quot;)" calcext:base-cell-address="Naufragé.D12"/>
            <calcext:condition calcext:apply-style-name="cellule temps" calcext:value="contains-text(&quot;CheckDay&quot;)" calcext:base-cell-address="Naufragé.D12"/>
            <calcext:condition calcext:apply-style-name="cellule histoire" calcext:value="contains-text(&quot;Leave&quot;)" calcext:base-cell-address="Naufragé.D12"/>
            <calcext:condition calcext:apply-style-name="cellule choice" calcext:value="contains-text(&quot;Choice&quot;)" calcext:base-cell-address="Naufragé.D12"/>
            <calcext:condition calcext:apply-style-name="cellule d'erreur" calcext:value="!=&quot;&quot;" calcext:base-cell-address="Naufragé.D12"/>
          </calcext:conditional-format>
          <calcext:conditional-format calcext:target-range-address="Bandits.E12:Bandits.E12">
            <calcext:condition calcext:apply-style-name="cellule histoire" calcext:value="contains-text(&quot;GoTo&quot;)" calcext:base-cell-address="Naufragé.E12"/>
            <calcext:condition calcext:apply-style-name="cellule histoire" calcext:value="contains-text(&quot;Conclude&quot;)" calcext:base-cell-address="Naufragé.E12"/>
            <calcext:condition calcext:apply-style-name="cellule random" calcext:value="contains-text(&quot;RandomPercent&quot;)" calcext:base-cell-address="Naufragé.E12"/>
            <calcext:condition calcext:apply-style-name="cellule random" calcext:value="contains-text(&quot;RandomRange&quot;)" calcext:base-cell-address="Naufragé.E12"/>
            <calcext:condition calcext:apply-style-name="cellule personnages" calcext:value="contains-text(&quot;NewCrew&quot;)" calcext:base-cell-address="Naufragé.E12"/>
            <calcext:condition calcext:apply-style-name="cellule personnages" calcext:value="contains-text(&quot;NewCharacter&quot;)" calcext:base-cell-address="Naufragé.E12"/>
            <calcext:condition calcext:apply-style-name="cellule personnages" calcext:value="contains-text(&quot;HideOther&quot;)" calcext:base-cell-address="Naufragé.E12"/>
            <calcext:condition calcext:apply-style-name="cellule personnages" calcext:value="contains-text(&quot;DeleteOther&quot;)" calcext:base-cell-address="Naufragé.E12"/>
            <calcext:condition calcext:apply-style-name="cellule narrateur" calcext:value="contains-text(&quot;Narrator&quot;)" calcext:base-cell-address="Naufragé.E12"/>
            <calcext:condition calcext:apply-style-name="cellule set choice" calcext:value="contains-text(&quot;SetChoices&quot;)" calcext:base-cell-address="Naufragé.E12"/>
            <calcext:condition calcext:apply-style-name="cellule dialogues" calcext:value="contains-text(&quot;PlayerSpeak&quot;)" calcext:base-cell-address="Naufragé.E12"/>
            <calcext:condition calcext:apply-style-name="cellule dialogues" calcext:value="contains-text(&quot;OtherSpeak&quot;)" calcext:base-cell-address="Naufragé.E12"/>
            <calcext:condition calcext:apply-style-name="cellule argent" calcext:value="contains-text(&quot;CheckGold&quot;)" calcext:base-cell-address="Naufragé.E12"/>
            <calcext:condition calcext:apply-style-name="cellule argent" calcext:value="contains-text(&quot;RemoveGold&quot;)" calcext:base-cell-address="Naufragé.E12"/>
            <calcext:condition calcext:apply-style-name="cellule argent" calcext:value="contains-text(&quot;AddGold&quot;)" calcext:base-cell-address="Naufragé.E12"/>
            <calcext:condition calcext:apply-style-name="cellule argent" calcext:value="contains-text(&quot;Loot&quot;)" calcext:base-cell-address="Naufragé.E12"/>
            <calcext:condition calcext:apply-style-name="cellule argent" calcext:value="contains-text(&quot;Trade&quot;)" calcext:base-cell-address="Naufragé.E12"/>
            <calcext:condition calcext:apply-style-name="cellule combat" calcext:value="contains-text(&quot;LaunchCombat&quot;)" calcext:base-cell-address="Naufragé.E12"/>
            <calcext:condition calcext:apply-style-name="cellule indice" calcext:value="contains-text(&quot;CheckFormula&quot;)" calcext:base-cell-address="Naufragé.E12"/>
            <calcext:condition calcext:apply-style-name="cellule indice" calcext:value="contains-text(&quot;GiveDirection&quot;)" calcext:base-cell-address="Naufragé.E12"/>
            <calcext:condition calcext:apply-style-name="cellule temps" calcext:value="contains-text(&quot;SetWeather&quot;)" calcext:base-cell-address="Naufragé.E12"/>
            <calcext:condition calcext:apply-style-name="cellule temps" calcext:value="contains-text(&quot;SwitchWeather&quot;)" calcext:base-cell-address="Naufragé.E12"/>
            <calcext:condition calcext:apply-style-name="cellule temps" calcext:value="contains-text(&quot;NextDay&quot;)" calcext:base-cell-address="Naufragé.E12"/>
            <calcext:condition calcext:apply-style-name="cellule temps" calcext:value="contains-text(&quot;CheckDay&quot;)" calcext:base-cell-address="Naufragé.E12"/>
            <calcext:condition calcext:apply-style-name="cellule histoire" calcext:value="contains-text(&quot;Leave&quot;)" calcext:base-cell-address="Naufragé.E12"/>
            <calcext:condition calcext:apply-style-name="cellule choice" calcext:value="contains-text(&quot;Choice&quot;)" calcext:base-cell-address="Naufragé.E12"/>
            <calcext:condition calcext:apply-style-name="cellule d'erreur" calcext:value="!=&quot;&quot;" calcext:base-cell-address="Naufragé.E12"/>
          </calcext:conditional-format>
          <calcext:conditional-format calcext:target-range-address="Bandits.H16:Bandits.H16">
            <calcext:condition calcext:apply-style-name="cellule histoire" calcext:value="contains-text(&quot;GoTo&quot;)" calcext:base-cell-address="Naufragé.H16"/>
            <calcext:condition calcext:apply-style-name="cellule histoire" calcext:value="contains-text(&quot;Conclude&quot;)" calcext:base-cell-address="Naufragé.H16"/>
            <calcext:condition calcext:apply-style-name="cellule random" calcext:value="contains-text(&quot;RandomPercent&quot;)" calcext:base-cell-address="Naufragé.H16"/>
            <calcext:condition calcext:apply-style-name="cellule random" calcext:value="contains-text(&quot;RandomRange&quot;)" calcext:base-cell-address="Naufragé.H16"/>
            <calcext:condition calcext:apply-style-name="cellule personnages" calcext:value="contains-text(&quot;NewCrew&quot;)" calcext:base-cell-address="Naufragé.H16"/>
            <calcext:condition calcext:apply-style-name="cellule personnages" calcext:value="contains-text(&quot;NewCharacter&quot;)" calcext:base-cell-address="Naufragé.H16"/>
            <calcext:condition calcext:apply-style-name="cellule personnages" calcext:value="contains-text(&quot;HideOther&quot;)" calcext:base-cell-address="Naufragé.H16"/>
            <calcext:condition calcext:apply-style-name="cellule personnages" calcext:value="contains-text(&quot;DeleteOther&quot;)" calcext:base-cell-address="Naufragé.H16"/>
            <calcext:condition calcext:apply-style-name="cellule narrateur" calcext:value="contains-text(&quot;Narrator&quot;)" calcext:base-cell-address="Naufragé.H16"/>
            <calcext:condition calcext:apply-style-name="cellule set choice" calcext:value="contains-text(&quot;SetChoices&quot;)" calcext:base-cell-address="Naufragé.H16"/>
            <calcext:condition calcext:apply-style-name="cellule dialogues" calcext:value="contains-text(&quot;PlayerSpeak&quot;)" calcext:base-cell-address="Naufragé.H16"/>
            <calcext:condition calcext:apply-style-name="cellule dialogues" calcext:value="contains-text(&quot;OtherSpeak&quot;)" calcext:base-cell-address="Naufragé.H16"/>
            <calcext:condition calcext:apply-style-name="cellule argent" calcext:value="contains-text(&quot;CheckGold&quot;)" calcext:base-cell-address="Naufragé.H16"/>
            <calcext:condition calcext:apply-style-name="cellule argent" calcext:value="contains-text(&quot;RemoveGold&quot;)" calcext:base-cell-address="Naufragé.H16"/>
            <calcext:condition calcext:apply-style-name="cellule argent" calcext:value="contains-text(&quot;AddGold&quot;)" calcext:base-cell-address="Naufragé.H16"/>
            <calcext:condition calcext:apply-style-name="cellule argent" calcext:value="contains-text(&quot;Loot&quot;)" calcext:base-cell-address="Naufragé.H16"/>
            <calcext:condition calcext:apply-style-name="cellule argent" calcext:value="contains-text(&quot;Trade&quot;)" calcext:base-cell-address="Naufragé.H16"/>
            <calcext:condition calcext:apply-style-name="cellule combat" calcext:value="contains-text(&quot;LaunchCombat&quot;)" calcext:base-cell-address="Naufragé.H16"/>
            <calcext:condition calcext:apply-style-name="cellule indice" calcext:value="contains-text(&quot;CheckFormula&quot;)" calcext:base-cell-address="Naufragé.H16"/>
            <calcext:condition calcext:apply-style-name="cellule indice" calcext:value="contains-text(&quot;GiveDirection&quot;)" calcext:base-cell-address="Naufragé.H16"/>
            <calcext:condition calcext:apply-style-name="cellule temps" calcext:value="contains-text(&quot;SetWeather&quot;)" calcext:base-cell-address="Naufragé.H16"/>
            <calcext:condition calcext:apply-style-name="cellule temps" calcext:value="contains-text(&quot;SwitchWeather&quot;)" calcext:base-cell-address="Naufragé.H16"/>
            <calcext:condition calcext:apply-style-name="cellule temps" calcext:value="contains-text(&quot;NextDay&quot;)" calcext:base-cell-address="Naufragé.H16"/>
            <calcext:condition calcext:apply-style-name="cellule temps" calcext:value="contains-text(&quot;CheckDay&quot;)" calcext:base-cell-address="Naufragé.H16"/>
            <calcext:condition calcext:apply-style-name="cellule histoire" calcext:value="contains-text(&quot;Leave&quot;)" calcext:base-cell-address="Naufragé.H16"/>
            <calcext:condition calcext:apply-style-name="cellule choice" calcext:value="contains-text(&quot;Choice&quot;)" calcext:base-cell-address="Naufragé.H16"/>
            <calcext:condition calcext:apply-style-name="cellule d'erreur" calcext:value="!=&quot;&quot;" calcext:base-cell-address="Naufragé.H16"/>
          </calcext:conditional-format>
          <calcext:conditional-format calcext:target-range-address="Bandits.H14:Bandits.H14">
            <calcext:condition calcext:apply-style-name="cellule histoire" calcext:value="contains-text(&quot;GoTo&quot;)" calcext:base-cell-address="Naufragé.H14"/>
            <calcext:condition calcext:apply-style-name="cellule histoire" calcext:value="contains-text(&quot;Conclude&quot;)" calcext:base-cell-address="Naufragé.H14"/>
            <calcext:condition calcext:apply-style-name="cellule random" calcext:value="contains-text(&quot;RandomPercent&quot;)" calcext:base-cell-address="Naufragé.H14"/>
            <calcext:condition calcext:apply-style-name="cellule random" calcext:value="contains-text(&quot;RandomRange&quot;)" calcext:base-cell-address="Naufragé.H14"/>
            <calcext:condition calcext:apply-style-name="cellule personnages" calcext:value="contains-text(&quot;NewCrew&quot;)" calcext:base-cell-address="Naufragé.H14"/>
            <calcext:condition calcext:apply-style-name="cellule personnages" calcext:value="contains-text(&quot;NewCharacter&quot;)" calcext:base-cell-address="Naufragé.H14"/>
            <calcext:condition calcext:apply-style-name="cellule personnages" calcext:value="contains-text(&quot;HideOther&quot;)" calcext:base-cell-address="Naufragé.H14"/>
            <calcext:condition calcext:apply-style-name="cellule personnages" calcext:value="contains-text(&quot;DeleteOther&quot;)" calcext:base-cell-address="Naufragé.H14"/>
            <calcext:condition calcext:apply-style-name="cellule narrateur" calcext:value="contains-text(&quot;Narrator&quot;)" calcext:base-cell-address="Naufragé.H14"/>
            <calcext:condition calcext:apply-style-name="cellule set choice" calcext:value="contains-text(&quot;SetChoices&quot;)" calcext:base-cell-address="Naufragé.H14"/>
            <calcext:condition calcext:apply-style-name="cellule dialogues" calcext:value="contains-text(&quot;PlayerSpeak&quot;)" calcext:base-cell-address="Naufragé.H14"/>
            <calcext:condition calcext:apply-style-name="cellule dialogues" calcext:value="contains-text(&quot;OtherSpeak&quot;)" calcext:base-cell-address="Naufragé.H14"/>
            <calcext:condition calcext:apply-style-name="cellule argent" calcext:value="contains-text(&quot;CheckGold&quot;)" calcext:base-cell-address="Naufragé.H14"/>
            <calcext:condition calcext:apply-style-name="cellule argent" calcext:value="contains-text(&quot;RemoveGold&quot;)" calcext:base-cell-address="Naufragé.H14"/>
            <calcext:condition calcext:apply-style-name="cellule argent" calcext:value="contains-text(&quot;AddGold&quot;)" calcext:base-cell-address="Naufragé.H14"/>
            <calcext:condition calcext:apply-style-name="cellule argent" calcext:value="contains-text(&quot;Loot&quot;)" calcext:base-cell-address="Naufragé.H14"/>
            <calcext:condition calcext:apply-style-name="cellule argent" calcext:value="contains-text(&quot;Trade&quot;)" calcext:base-cell-address="Naufragé.H14"/>
            <calcext:condition calcext:apply-style-name="cellule combat" calcext:value="contains-text(&quot;LaunchCombat&quot;)" calcext:base-cell-address="Naufragé.H14"/>
            <calcext:condition calcext:apply-style-name="cellule indice" calcext:value="contains-text(&quot;CheckFormula&quot;)" calcext:base-cell-address="Naufragé.H14"/>
            <calcext:condition calcext:apply-style-name="cellule indice" calcext:value="contains-text(&quot;GiveDirection&quot;)" calcext:base-cell-address="Naufragé.H14"/>
            <calcext:condition calcext:apply-style-name="cellule temps" calcext:value="contains-text(&quot;SetWeather&quot;)" calcext:base-cell-address="Naufragé.H14"/>
            <calcext:condition calcext:apply-style-name="cellule temps" calcext:value="contains-text(&quot;SwitchWeather&quot;)" calcext:base-cell-address="Naufragé.H14"/>
            <calcext:condition calcext:apply-style-name="cellule temps" calcext:value="contains-text(&quot;NextDay&quot;)" calcext:base-cell-address="Naufragé.H14"/>
            <calcext:condition calcext:apply-style-name="cellule temps" calcext:value="contains-text(&quot;CheckDay&quot;)" calcext:base-cell-address="Naufragé.H14"/>
            <calcext:condition calcext:apply-style-name="cellule histoire" calcext:value="contains-text(&quot;Leave&quot;)" calcext:base-cell-address="Naufragé.H14"/>
            <calcext:condition calcext:apply-style-name="cellule choice" calcext:value="contains-text(&quot;Choice&quot;)" calcext:base-cell-address="Naufragé.H14"/>
            <calcext:condition calcext:apply-style-name="cellule d'erreur" calcext:value="!=&quot;&quot;" calcext:base-cell-address="Naufragé.H14"/>
          </calcext:conditional-format>
          <calcext:conditional-format calcext:target-range-address="Bandits.I14:Bandits.I14">
            <calcext:condition calcext:apply-style-name="cellule histoire" calcext:value="contains-text(&quot;GoTo&quot;)" calcext:base-cell-address="Naufragé.I14"/>
            <calcext:condition calcext:apply-style-name="cellule histoire" calcext:value="contains-text(&quot;Conclude&quot;)" calcext:base-cell-address="Naufragé.I14"/>
            <calcext:condition calcext:apply-style-name="cellule random" calcext:value="contains-text(&quot;RandomPercent&quot;)" calcext:base-cell-address="Naufragé.I14"/>
            <calcext:condition calcext:apply-style-name="cellule random" calcext:value="contains-text(&quot;RandomRange&quot;)" calcext:base-cell-address="Naufragé.I14"/>
            <calcext:condition calcext:apply-style-name="cellule personnages" calcext:value="contains-text(&quot;NewCrew&quot;)" calcext:base-cell-address="Naufragé.I14"/>
            <calcext:condition calcext:apply-style-name="cellule personnages" calcext:value="contains-text(&quot;NewCharacter&quot;)" calcext:base-cell-address="Naufragé.I14"/>
            <calcext:condition calcext:apply-style-name="cellule personnages" calcext:value="contains-text(&quot;HideOther&quot;)" calcext:base-cell-address="Naufragé.I14"/>
            <calcext:condition calcext:apply-style-name="cellule personnages" calcext:value="contains-text(&quot;DeleteOther&quot;)" calcext:base-cell-address="Naufragé.I14"/>
            <calcext:condition calcext:apply-style-name="cellule narrateur" calcext:value="contains-text(&quot;Narrator&quot;)" calcext:base-cell-address="Naufragé.I14"/>
            <calcext:condition calcext:apply-style-name="cellule set choice" calcext:value="contains-text(&quot;SetChoices&quot;)" calcext:base-cell-address="Naufragé.I14"/>
            <calcext:condition calcext:apply-style-name="cellule dialogues" calcext:value="contains-text(&quot;PlayerSpeak&quot;)" calcext:base-cell-address="Naufragé.I14"/>
            <calcext:condition calcext:apply-style-name="cellule dialogues" calcext:value="contains-text(&quot;OtherSpeak&quot;)" calcext:base-cell-address="Naufragé.I14"/>
            <calcext:condition calcext:apply-style-name="cellule argent" calcext:value="contains-text(&quot;CheckGold&quot;)" calcext:base-cell-address="Naufragé.I14"/>
            <calcext:condition calcext:apply-style-name="cellule argent" calcext:value="contains-text(&quot;RemoveGold&quot;)" calcext:base-cell-address="Naufragé.I14"/>
            <calcext:condition calcext:apply-style-name="cellule argent" calcext:value="contains-text(&quot;AddGold&quot;)" calcext:base-cell-address="Naufragé.I14"/>
            <calcext:condition calcext:apply-style-name="cellule argent" calcext:value="contains-text(&quot;Loot&quot;)" calcext:base-cell-address="Naufragé.I14"/>
            <calcext:condition calcext:apply-style-name="cellule argent" calcext:value="contains-text(&quot;Trade&quot;)" calcext:base-cell-address="Naufragé.I14"/>
            <calcext:condition calcext:apply-style-name="cellule combat" calcext:value="contains-text(&quot;LaunchCombat&quot;)" calcext:base-cell-address="Naufragé.I14"/>
            <calcext:condition calcext:apply-style-name="cellule indice" calcext:value="contains-text(&quot;CheckFormula&quot;)" calcext:base-cell-address="Naufragé.I14"/>
            <calcext:condition calcext:apply-style-name="cellule indice" calcext:value="contains-text(&quot;GiveDirection&quot;)" calcext:base-cell-address="Naufragé.I14"/>
            <calcext:condition calcext:apply-style-name="cellule temps" calcext:value="contains-text(&quot;SetWeather&quot;)" calcext:base-cell-address="Naufragé.I14"/>
            <calcext:condition calcext:apply-style-name="cellule temps" calcext:value="contains-text(&quot;SwitchWeather&quot;)" calcext:base-cell-address="Naufragé.I14"/>
            <calcext:condition calcext:apply-style-name="cellule temps" calcext:value="contains-text(&quot;NextDay&quot;)" calcext:base-cell-address="Naufragé.I14"/>
            <calcext:condition calcext:apply-style-name="cellule temps" calcext:value="contains-text(&quot;CheckDay&quot;)" calcext:base-cell-address="Naufragé.I14"/>
            <calcext:condition calcext:apply-style-name="cellule histoire" calcext:value="contains-text(&quot;Leave&quot;)" calcext:base-cell-address="Naufragé.I14"/>
            <calcext:condition calcext:apply-style-name="cellule choice" calcext:value="contains-text(&quot;Choice&quot;)" calcext:base-cell-address="Naufragé.I14"/>
            <calcext:condition calcext:apply-style-name="cellule d'erreur" calcext:value="!=&quot;&quot;" calcext:base-cell-address="Naufragé.I14"/>
          </calcext:conditional-format>
          <calcext:conditional-format calcext:target-range-address="Bandits.I16:Bandits.I16">
            <calcext:condition calcext:apply-style-name="cellule histoire" calcext:value="contains-text(&quot;GoTo&quot;)" calcext:base-cell-address="Naufragé.I16"/>
            <calcext:condition calcext:apply-style-name="cellule histoire" calcext:value="contains-text(&quot;Conclude&quot;)" calcext:base-cell-address="Naufragé.I16"/>
            <calcext:condition calcext:apply-style-name="cellule random" calcext:value="contains-text(&quot;RandomPercent&quot;)" calcext:base-cell-address="Naufragé.I16"/>
            <calcext:condition calcext:apply-style-name="cellule random" calcext:value="contains-text(&quot;RandomRange&quot;)" calcext:base-cell-address="Naufragé.I16"/>
            <calcext:condition calcext:apply-style-name="cellule personnages" calcext:value="contains-text(&quot;NewCrew&quot;)" calcext:base-cell-address="Naufragé.I16"/>
            <calcext:condition calcext:apply-style-name="cellule personnages" calcext:value="contains-text(&quot;NewCharacter&quot;)" calcext:base-cell-address="Naufragé.I16"/>
            <calcext:condition calcext:apply-style-name="cellule personnages" calcext:value="contains-text(&quot;HideOther&quot;)" calcext:base-cell-address="Naufragé.I16"/>
            <calcext:condition calcext:apply-style-name="cellule personnages" calcext:value="contains-text(&quot;DeleteOther&quot;)" calcext:base-cell-address="Naufragé.I16"/>
            <calcext:condition calcext:apply-style-name="cellule narrateur" calcext:value="contains-text(&quot;Narrator&quot;)" calcext:base-cell-address="Naufragé.I16"/>
            <calcext:condition calcext:apply-style-name="cellule set choice" calcext:value="contains-text(&quot;SetChoices&quot;)" calcext:base-cell-address="Naufragé.I16"/>
            <calcext:condition calcext:apply-style-name="cellule dialogues" calcext:value="contains-text(&quot;PlayerSpeak&quot;)" calcext:base-cell-address="Naufragé.I16"/>
            <calcext:condition calcext:apply-style-name="cellule dialogues" calcext:value="contains-text(&quot;OtherSpeak&quot;)" calcext:base-cell-address="Naufragé.I16"/>
            <calcext:condition calcext:apply-style-name="cellule argent" calcext:value="contains-text(&quot;CheckGold&quot;)" calcext:base-cell-address="Naufragé.I16"/>
            <calcext:condition calcext:apply-style-name="cellule argent" calcext:value="contains-text(&quot;RemoveGold&quot;)" calcext:base-cell-address="Naufragé.I16"/>
            <calcext:condition calcext:apply-style-name="cellule argent" calcext:value="contains-text(&quot;AddGold&quot;)" calcext:base-cell-address="Naufragé.I16"/>
            <calcext:condition calcext:apply-style-name="cellule argent" calcext:value="contains-text(&quot;Loot&quot;)" calcext:base-cell-address="Naufragé.I16"/>
            <calcext:condition calcext:apply-style-name="cellule argent" calcext:value="contains-text(&quot;Trade&quot;)" calcext:base-cell-address="Naufragé.I16"/>
            <calcext:condition calcext:apply-style-name="cellule combat" calcext:value="contains-text(&quot;LaunchCombat&quot;)" calcext:base-cell-address="Naufragé.I16"/>
            <calcext:condition calcext:apply-style-name="cellule indice" calcext:value="contains-text(&quot;CheckFormula&quot;)" calcext:base-cell-address="Naufragé.I16"/>
            <calcext:condition calcext:apply-style-name="cellule indice" calcext:value="contains-text(&quot;GiveDirection&quot;)" calcext:base-cell-address="Naufragé.I16"/>
            <calcext:condition calcext:apply-style-name="cellule temps" calcext:value="contains-text(&quot;SetWeather&quot;)" calcext:base-cell-address="Naufragé.I16"/>
            <calcext:condition calcext:apply-style-name="cellule temps" calcext:value="contains-text(&quot;SwitchWeather&quot;)" calcext:base-cell-address="Naufragé.I16"/>
            <calcext:condition calcext:apply-style-name="cellule temps" calcext:value="contains-text(&quot;NextDay&quot;)" calcext:base-cell-address="Naufragé.I16"/>
            <calcext:condition calcext:apply-style-name="cellule temps" calcext:value="contains-text(&quot;CheckDay&quot;)" calcext:base-cell-address="Naufragé.I16"/>
            <calcext:condition calcext:apply-style-name="cellule histoire" calcext:value="contains-text(&quot;Leave&quot;)" calcext:base-cell-address="Naufragé.I16"/>
            <calcext:condition calcext:apply-style-name="cellule choice" calcext:value="contains-text(&quot;Choice&quot;)" calcext:base-cell-address="Naufragé.I16"/>
            <calcext:condition calcext:apply-style-name="cellule d'erreur" calcext:value="!=&quot;&quot;" calcext:base-cell-address="Naufragé.I16"/>
          </calcext:conditional-format>
          <calcext:conditional-format calcext:target-range-address="Bandits.E14:Bandits.E14">
            <calcext:condition calcext:apply-style-name="cellule histoire" calcext:value="contains-text(&quot;GoTo&quot;)" calcext:base-cell-address="Naufragé.E14"/>
            <calcext:condition calcext:apply-style-name="cellule histoire" calcext:value="contains-text(&quot;Conclude&quot;)" calcext:base-cell-address="Naufragé.E14"/>
            <calcext:condition calcext:apply-style-name="cellule random" calcext:value="contains-text(&quot;RandomPercent&quot;)" calcext:base-cell-address="Naufragé.E14"/>
            <calcext:condition calcext:apply-style-name="cellule random" calcext:value="contains-text(&quot;RandomRange&quot;)" calcext:base-cell-address="Naufragé.E14"/>
            <calcext:condition calcext:apply-style-name="cellule personnages" calcext:value="contains-text(&quot;NewCrew&quot;)" calcext:base-cell-address="Naufragé.E14"/>
            <calcext:condition calcext:apply-style-name="cellule personnages" calcext:value="contains-text(&quot;NewCharacter&quot;)" calcext:base-cell-address="Naufragé.E14"/>
            <calcext:condition calcext:apply-style-name="cellule personnages" calcext:value="contains-text(&quot;HideOther&quot;)" calcext:base-cell-address="Naufragé.E14"/>
            <calcext:condition calcext:apply-style-name="cellule personnages" calcext:value="contains-text(&quot;DeleteOther&quot;)" calcext:base-cell-address="Naufragé.E14"/>
            <calcext:condition calcext:apply-style-name="cellule narrateur" calcext:value="contains-text(&quot;Narrator&quot;)" calcext:base-cell-address="Naufragé.E14"/>
            <calcext:condition calcext:apply-style-name="cellule set choice" calcext:value="contains-text(&quot;SetChoices&quot;)" calcext:base-cell-address="Naufragé.E14"/>
            <calcext:condition calcext:apply-style-name="cellule dialogues" calcext:value="contains-text(&quot;PlayerSpeak&quot;)" calcext:base-cell-address="Naufragé.E14"/>
            <calcext:condition calcext:apply-style-name="cellule dialogues" calcext:value="contains-text(&quot;OtherSpeak&quot;)" calcext:base-cell-address="Naufragé.E14"/>
            <calcext:condition calcext:apply-style-name="cellule argent" calcext:value="contains-text(&quot;CheckGold&quot;)" calcext:base-cell-address="Naufragé.E14"/>
            <calcext:condition calcext:apply-style-name="cellule argent" calcext:value="contains-text(&quot;RemoveGold&quot;)" calcext:base-cell-address="Naufragé.E14"/>
            <calcext:condition calcext:apply-style-name="cellule argent" calcext:value="contains-text(&quot;AddGold&quot;)" calcext:base-cell-address="Naufragé.E14"/>
            <calcext:condition calcext:apply-style-name="cellule argent" calcext:value="contains-text(&quot;Loot&quot;)" calcext:base-cell-address="Naufragé.E14"/>
            <calcext:condition calcext:apply-style-name="cellule argent" calcext:value="contains-text(&quot;Trade&quot;)" calcext:base-cell-address="Naufragé.E14"/>
            <calcext:condition calcext:apply-style-name="cellule combat" calcext:value="contains-text(&quot;LaunchCombat&quot;)" calcext:base-cell-address="Naufragé.E14"/>
            <calcext:condition calcext:apply-style-name="cellule indice" calcext:value="contains-text(&quot;CheckFormula&quot;)" calcext:base-cell-address="Naufragé.E14"/>
            <calcext:condition calcext:apply-style-name="cellule indice" calcext:value="contains-text(&quot;GiveDirection&quot;)" calcext:base-cell-address="Naufragé.E14"/>
            <calcext:condition calcext:apply-style-name="cellule temps" calcext:value="contains-text(&quot;SetWeather&quot;)" calcext:base-cell-address="Naufragé.E14"/>
            <calcext:condition calcext:apply-style-name="cellule temps" calcext:value="contains-text(&quot;SwitchWeather&quot;)" calcext:base-cell-address="Naufragé.E14"/>
            <calcext:condition calcext:apply-style-name="cellule temps" calcext:value="contains-text(&quot;NextDay&quot;)" calcext:base-cell-address="Naufragé.E14"/>
            <calcext:condition calcext:apply-style-name="cellule temps" calcext:value="contains-text(&quot;CheckDay&quot;)" calcext:base-cell-address="Naufragé.E14"/>
            <calcext:condition calcext:apply-style-name="cellule histoire" calcext:value="contains-text(&quot;Leave&quot;)" calcext:base-cell-address="Naufragé.E14"/>
            <calcext:condition calcext:apply-style-name="cellule choice" calcext:value="contains-text(&quot;Choice&quot;)" calcext:base-cell-address="Naufragé.E14"/>
            <calcext:condition calcext:apply-style-name="cellule d'erreur" calcext:value="!=&quot;&quot;" calcext:base-cell-address="Naufragé.E14"/>
          </calcext:conditional-format>
          <calcext:conditional-format calcext:target-range-address="Bandits.C3:Bandits.L54 Bandits.A3:Bandits.B9 Bandits.A20:Bandits.B54">
            <calcext:condition calcext:apply-style-name="cellule histoire" calcext:value="contains-text(&quot;GoTo&quot;)" calcext:base-cell-address="Naufragé.A3"/>
            <calcext:condition calcext:apply-style-name="cellule histoire" calcext:value="contains-text(&quot;Conclude&quot;)" calcext:base-cell-address="Naufragé.A3"/>
            <calcext:condition calcext:apply-style-name="cellule random" calcext:value="contains-text(&quot;RandomPercent&quot;)" calcext:base-cell-address="Naufragé.A3"/>
            <calcext:condition calcext:apply-style-name="cellule random" calcext:value="contains-text(&quot;RandomRange&quot;)" calcext:base-cell-address="Naufragé.A3"/>
            <calcext:condition calcext:apply-style-name="cellule personnages" calcext:value="contains-text(&quot;NewCrew&quot;)" calcext:base-cell-address="Naufragé.A3"/>
            <calcext:condition calcext:apply-style-name="cellule personnages" calcext:value="contains-text(&quot;NewCharacter&quot;)" calcext:base-cell-address="Naufragé.A3"/>
            <calcext:condition calcext:apply-style-name="cellule personnages" calcext:value="contains-text(&quot;HideOther&quot;)" calcext:base-cell-address="Naufragé.A3"/>
            <calcext:condition calcext:apply-style-name="cellule personnages" calcext:value="contains-text(&quot;DeleteOther&quot;)" calcext:base-cell-address="Naufragé.A3"/>
            <calcext:condition calcext:apply-style-name="cellule narrateur" calcext:value="contains-text(&quot;Narrator&quot;)" calcext:base-cell-address="Naufragé.A3"/>
            <calcext:condition calcext:apply-style-name="cellule set choice" calcext:value="contains-text(&quot;SetChoices&quot;)" calcext:base-cell-address="Naufragé.A3"/>
            <calcext:condition calcext:apply-style-name="cellule dialogues" calcext:value="contains-text(&quot;PlayerSpeak&quot;)" calcext:base-cell-address="Naufragé.A3"/>
            <calcext:condition calcext:apply-style-name="cellule dialogues" calcext:value="contains-text(&quot;OtherSpeak&quot;)" calcext:base-cell-address="Naufragé.A3"/>
            <calcext:condition calcext:apply-style-name="cellule argent" calcext:value="contains-text(&quot;CheckGold&quot;)" calcext:base-cell-address="Naufragé.A3"/>
            <calcext:condition calcext:apply-style-name="cellule argent" calcext:value="contains-text(&quot;RemoveGold&quot;)" calcext:base-cell-address="Naufragé.A3"/>
            <calcext:condition calcext:apply-style-name="cellule argent" calcext:value="contains-text(&quot;AddGold&quot;)" calcext:base-cell-address="Naufragé.A3"/>
            <calcext:condition calcext:apply-style-name="cellule argent" calcext:value="contains-text(&quot;Loot&quot;)" calcext:base-cell-address="Naufragé.A3"/>
            <calcext:condition calcext:apply-style-name="cellule argent" calcext:value="contains-text(&quot;Trade&quot;)" calcext:base-cell-address="Naufragé.A3"/>
            <calcext:condition calcext:apply-style-name="cellule combat" calcext:value="contains-text(&quot;LaunchCombat&quot;)" calcext:base-cell-address="Naufragé.A3"/>
            <calcext:condition calcext:apply-style-name="cellule indice" calcext:value="contains-text(&quot;CheckFormula&quot;)" calcext:base-cell-address="Naufragé.A3"/>
            <calcext:condition calcext:apply-style-name="cellule indice" calcext:value="contains-text(&quot;GiveDirection&quot;)" calcext:base-cell-address="Naufragé.A3"/>
            <calcext:condition calcext:apply-style-name="cellule temps" calcext:value="contains-text(&quot;SetWeather&quot;)" calcext:base-cell-address="Naufragé.A3"/>
            <calcext:condition calcext:apply-style-name="cellule temps" calcext:value="contains-text(&quot;SwitchWeather&quot;)" calcext:base-cell-address="Naufragé.A3"/>
            <calcext:condition calcext:apply-style-name="cellule temps" calcext:value="contains-text(&quot;NextDay&quot;)" calcext:base-cell-address="Naufragé.A3"/>
            <calcext:condition calcext:apply-style-name="cellule temps" calcext:value="contains-text(&quot;CheckDay&quot;)" calcext:base-cell-address="Naufragé.A3"/>
            <calcext:condition calcext:apply-style-name="cellule histoire" calcext:value="contains-text(&quot;Leave&quot;)" calcext:base-cell-address="Naufragé.A3"/>
            <calcext:condition calcext:apply-style-name="cellule choice" calcext:value="contains-text(&quot;Choice&quot;)" calcext:base-cell-address="Naufragé.A3"/>
            <calcext:condition calcext:apply-style-name="cellule d'erreur" calcext:value="!=&quot;&quot;" calcext:base-cell-address="Naufragé.A3"/>
          </calcext:conditional-format>
          <calcext:conditional-format calcext:target-range-address="Bandits.A10:Bandits.A19">
            <calcext:condition calcext:apply-style-name="cellule histoire" calcext:value="contains-text(&quot;GoTo&quot;)" calcext:base-cell-address="Naufragé.A10"/>
            <calcext:condition calcext:apply-style-name="cellule histoire" calcext:value="contains-text(&quot;Conclude&quot;)" calcext:base-cell-address="Naufragé.A10"/>
            <calcext:condition calcext:apply-style-name="cellule random" calcext:value="contains-text(&quot;RandomPercent&quot;)" calcext:base-cell-address="Naufragé.A10"/>
            <calcext:condition calcext:apply-style-name="cellule random" calcext:value="contains-text(&quot;RandomRange&quot;)" calcext:base-cell-address="Naufragé.A10"/>
            <calcext:condition calcext:apply-style-name="cellule personnages" calcext:value="contains-text(&quot;NewCrew&quot;)" calcext:base-cell-address="Naufragé.A10"/>
            <calcext:condition calcext:apply-style-name="cellule personnages" calcext:value="contains-text(&quot;NewCharacter&quot;)" calcext:base-cell-address="Naufragé.A10"/>
            <calcext:condition calcext:apply-style-name="cellule personnages" calcext:value="contains-text(&quot;HideOther&quot;)" calcext:base-cell-address="Naufragé.A10"/>
            <calcext:condition calcext:apply-style-name="cellule personnages" calcext:value="contains-text(&quot;DeleteOther&quot;)" calcext:base-cell-address="Naufragé.A10"/>
            <calcext:condition calcext:apply-style-name="cellule narrateur" calcext:value="contains-text(&quot;Narrator&quot;)" calcext:base-cell-address="Naufragé.A10"/>
            <calcext:condition calcext:apply-style-name="cellule set choice" calcext:value="contains-text(&quot;SetChoices&quot;)" calcext:base-cell-address="Naufragé.A10"/>
            <calcext:condition calcext:apply-style-name="cellule dialogues" calcext:value="contains-text(&quot;PlayerSpeak&quot;)" calcext:base-cell-address="Naufragé.A10"/>
            <calcext:condition calcext:apply-style-name="cellule dialogues" calcext:value="contains-text(&quot;OtherSpeak&quot;)" calcext:base-cell-address="Naufragé.A10"/>
            <calcext:condition calcext:apply-style-name="cellule argent" calcext:value="contains-text(&quot;CheckGold&quot;)" calcext:base-cell-address="Naufragé.A10"/>
            <calcext:condition calcext:apply-style-name="cellule argent" calcext:value="contains-text(&quot;RemoveGold&quot;)" calcext:base-cell-address="Naufragé.A10"/>
            <calcext:condition calcext:apply-style-name="cellule argent" calcext:value="contains-text(&quot;AddGold&quot;)" calcext:base-cell-address="Naufragé.A10"/>
            <calcext:condition calcext:apply-style-name="cellule argent" calcext:value="contains-text(&quot;Loot&quot;)" calcext:base-cell-address="Naufragé.A10"/>
            <calcext:condition calcext:apply-style-name="cellule argent" calcext:value="contains-text(&quot;Trade&quot;)" calcext:base-cell-address="Naufragé.A10"/>
            <calcext:condition calcext:apply-style-name="cellule combat" calcext:value="contains-text(&quot;LaunchCombat&quot;)" calcext:base-cell-address="Naufragé.A10"/>
            <calcext:condition calcext:apply-style-name="cellule indice" calcext:value="contains-text(&quot;CheckFormula&quot;)" calcext:base-cell-address="Naufragé.A10"/>
            <calcext:condition calcext:apply-style-name="cellule indice" calcext:value="contains-text(&quot;GiveDirection&quot;)" calcext:base-cell-address="Naufragé.A10"/>
            <calcext:condition calcext:apply-style-name="cellule temps" calcext:value="contains-text(&quot;SetWeather&quot;)" calcext:base-cell-address="Naufragé.A10"/>
            <calcext:condition calcext:apply-style-name="cellule temps" calcext:value="contains-text(&quot;SwitchWeather&quot;)" calcext:base-cell-address="Naufragé.A10"/>
            <calcext:condition calcext:apply-style-name="cellule temps" calcext:value="contains-text(&quot;NextDay&quot;)" calcext:base-cell-address="Naufragé.A10"/>
            <calcext:condition calcext:apply-style-name="cellule temps" calcext:value="contains-text(&quot;CheckDay&quot;)" calcext:base-cell-address="Naufragé.A10"/>
            <calcext:condition calcext:apply-style-name="cellule histoire" calcext:value="contains-text(&quot;Leave&quot;)" calcext:base-cell-address="Naufragé.A10"/>
            <calcext:condition calcext:apply-style-name="cellule choice" calcext:value="contains-text(&quot;Choice&quot;)" calcext:base-cell-address="Naufragé.A10"/>
            <calcext:condition calcext:apply-style-name="cellule d'erreur" calcext:value="!=&quot;&quot;" calcext:base-cell-address="Naufragé.A10"/>
          </calcext:conditional-format>
          <calcext:conditional-format calcext:target-range-address="Bandits.B10:Bandits.B19">
            <calcext:condition calcext:apply-style-name="cellule histoire" calcext:value="contains-text(&quot;GoTo&quot;)" calcext:base-cell-address="Naufragé.B10"/>
            <calcext:condition calcext:apply-style-name="cellule histoire" calcext:value="contains-text(&quot;Conclude&quot;)" calcext:base-cell-address="Naufragé.B10"/>
            <calcext:condition calcext:apply-style-name="cellule random" calcext:value="contains-text(&quot;RandomPercent&quot;)" calcext:base-cell-address="Naufragé.B10"/>
            <calcext:condition calcext:apply-style-name="cellule random" calcext:value="contains-text(&quot;RandomRange&quot;)" calcext:base-cell-address="Naufragé.B10"/>
            <calcext:condition calcext:apply-style-name="cellule personnages" calcext:value="contains-text(&quot;NewCrew&quot;)" calcext:base-cell-address="Naufragé.B10"/>
            <calcext:condition calcext:apply-style-name="cellule personnages" calcext:value="contains-text(&quot;NewCharacter&quot;)" calcext:base-cell-address="Naufragé.B10"/>
            <calcext:condition calcext:apply-style-name="cellule personnages" calcext:value="contains-text(&quot;HideOther&quot;)" calcext:base-cell-address="Naufragé.B10"/>
            <calcext:condition calcext:apply-style-name="cellule personnages" calcext:value="contains-text(&quot;DeleteOther&quot;)" calcext:base-cell-address="Naufragé.B10"/>
            <calcext:condition calcext:apply-style-name="cellule narrateur" calcext:value="contains-text(&quot;Narrator&quot;)" calcext:base-cell-address="Naufragé.B10"/>
            <calcext:condition calcext:apply-style-name="cellule set choice" calcext:value="contains-text(&quot;SetChoices&quot;)" calcext:base-cell-address="Naufragé.B10"/>
            <calcext:condition calcext:apply-style-name="cellule dialogues" calcext:value="contains-text(&quot;PlayerSpeak&quot;)" calcext:base-cell-address="Naufragé.B10"/>
            <calcext:condition calcext:apply-style-name="cellule dialogues" calcext:value="contains-text(&quot;OtherSpeak&quot;)" calcext:base-cell-address="Naufragé.B10"/>
            <calcext:condition calcext:apply-style-name="cellule argent" calcext:value="contains-text(&quot;CheckGold&quot;)" calcext:base-cell-address="Naufragé.B10"/>
            <calcext:condition calcext:apply-style-name="cellule argent" calcext:value="contains-text(&quot;RemoveGold&quot;)" calcext:base-cell-address="Naufragé.B10"/>
            <calcext:condition calcext:apply-style-name="cellule argent" calcext:value="contains-text(&quot;AddGold&quot;)" calcext:base-cell-address="Naufragé.B10"/>
            <calcext:condition calcext:apply-style-name="cellule argent" calcext:value="contains-text(&quot;Loot&quot;)" calcext:base-cell-address="Naufragé.B10"/>
            <calcext:condition calcext:apply-style-name="cellule argent" calcext:value="contains-text(&quot;Trade&quot;)" calcext:base-cell-address="Naufragé.B10"/>
            <calcext:condition calcext:apply-style-name="cellule combat" calcext:value="contains-text(&quot;LaunchCombat&quot;)" calcext:base-cell-address="Naufragé.B10"/>
            <calcext:condition calcext:apply-style-name="cellule indice" calcext:value="contains-text(&quot;CheckFormula&quot;)" calcext:base-cell-address="Naufragé.B10"/>
            <calcext:condition calcext:apply-style-name="cellule indice" calcext:value="contains-text(&quot;GiveDirection&quot;)" calcext:base-cell-address="Naufragé.B10"/>
            <calcext:condition calcext:apply-style-name="cellule temps" calcext:value="contains-text(&quot;SetWeather&quot;)" calcext:base-cell-address="Naufragé.B10"/>
            <calcext:condition calcext:apply-style-name="cellule temps" calcext:value="contains-text(&quot;SwitchWeather&quot;)" calcext:base-cell-address="Naufragé.B10"/>
            <calcext:condition calcext:apply-style-name="cellule temps" calcext:value="contains-text(&quot;NextDay&quot;)" calcext:base-cell-address="Naufragé.B10"/>
            <calcext:condition calcext:apply-style-name="cellule temps" calcext:value="contains-text(&quot;CheckDay&quot;)" calcext:base-cell-address="Naufragé.B10"/>
            <calcext:condition calcext:apply-style-name="cellule histoire" calcext:value="contains-text(&quot;Leave&quot;)" calcext:base-cell-address="Naufragé.B10"/>
            <calcext:condition calcext:apply-style-name="cellule choice" calcext:value="contains-text(&quot;Choice&quot;)" calcext:base-cell-address="Naufragé.B10"/>
            <calcext:condition calcext:apply-style-name="cellule d'erreur" calcext:value="!=&quot;&quot;" calcext:base-cell-address="Naufragé.B10"/>
          </calcext:conditional-format>
          <calcext:conditional-format calcext:target-range-address="Bandits.A10:Bandits.B19">
            <calcext:condition calcext:apply-style-name="cellule histoire" calcext:value="contains-text(&quot;GoTo&quot;)" calcext:base-cell-address="Naufragé.A10"/>
            <calcext:condition calcext:apply-style-name="cellule histoire" calcext:value="contains-text(&quot;Conclude&quot;)" calcext:base-cell-address="Naufragé.A10"/>
            <calcext:condition calcext:apply-style-name="cellule random" calcext:value="contains-text(&quot;RandomPercent&quot;)" calcext:base-cell-address="Naufragé.A10"/>
            <calcext:condition calcext:apply-style-name="cellule random" calcext:value="contains-text(&quot;RandomRange&quot;)" calcext:base-cell-address="Naufragé.A10"/>
            <calcext:condition calcext:apply-style-name="cellule personnages" calcext:value="contains-text(&quot;NewCrew&quot;)" calcext:base-cell-address="Naufragé.A10"/>
            <calcext:condition calcext:apply-style-name="cellule personnages" calcext:value="contains-text(&quot;NewCharacter&quot;)" calcext:base-cell-address="Naufragé.A10"/>
            <calcext:condition calcext:apply-style-name="cellule personnages" calcext:value="contains-text(&quot;HideOther&quot;)" calcext:base-cell-address="Naufragé.A10"/>
            <calcext:condition calcext:apply-style-name="cellule personnages" calcext:value="contains-text(&quot;DeleteOther&quot;)" calcext:base-cell-address="Naufragé.A10"/>
            <calcext:condition calcext:apply-style-name="cellule narrateur" calcext:value="contains-text(&quot;Narrator&quot;)" calcext:base-cell-address="Naufragé.A10"/>
            <calcext:condition calcext:apply-style-name="cellule set choice" calcext:value="contains-text(&quot;SetChoices&quot;)" calcext:base-cell-address="Naufragé.A10"/>
            <calcext:condition calcext:apply-style-name="cellule dialogues" calcext:value="contains-text(&quot;PlayerSpeak&quot;)" calcext:base-cell-address="Naufragé.A10"/>
            <calcext:condition calcext:apply-style-name="cellule dialogues" calcext:value="contains-text(&quot;OtherSpeak&quot;)" calcext:base-cell-address="Naufragé.A10"/>
            <calcext:condition calcext:apply-style-name="cellule argent" calcext:value="contains-text(&quot;CheckGold&quot;)" calcext:base-cell-address="Naufragé.A10"/>
            <calcext:condition calcext:apply-style-name="cellule argent" calcext:value="contains-text(&quot;RemoveGold&quot;)" calcext:base-cell-address="Naufragé.A10"/>
            <calcext:condition calcext:apply-style-name="cellule argent" calcext:value="contains-text(&quot;AddGold&quot;)" calcext:base-cell-address="Naufragé.A10"/>
            <calcext:condition calcext:apply-style-name="cellule argent" calcext:value="contains-text(&quot;Loot&quot;)" calcext:base-cell-address="Naufragé.A10"/>
            <calcext:condition calcext:apply-style-name="cellule argent" calcext:value="contains-text(&quot;Trade&quot;)" calcext:base-cell-address="Naufragé.A10"/>
            <calcext:condition calcext:apply-style-name="cellule combat" calcext:value="contains-text(&quot;LaunchCombat&quot;)" calcext:base-cell-address="Naufragé.A10"/>
            <calcext:condition calcext:apply-style-name="cellule indice" calcext:value="contains-text(&quot;CheckFormula&quot;)" calcext:base-cell-address="Naufragé.A10"/>
            <calcext:condition calcext:apply-style-name="cellule indice" calcext:value="contains-text(&quot;GiveDirection&quot;)" calcext:base-cell-address="Naufragé.A10"/>
            <calcext:condition calcext:apply-style-name="cellule temps" calcext:value="contains-text(&quot;SetWeather&quot;)" calcext:base-cell-address="Naufragé.A10"/>
            <calcext:condition calcext:apply-style-name="cellule temps" calcext:value="contains-text(&quot;SwitchWeather&quot;)" calcext:base-cell-address="Naufragé.A10"/>
            <calcext:condition calcext:apply-style-name="cellule temps" calcext:value="contains-text(&quot;NextDay&quot;)" calcext:base-cell-address="Naufragé.A10"/>
            <calcext:condition calcext:apply-style-name="cellule temps" calcext:value="contains-text(&quot;CheckDay&quot;)" calcext:base-cell-address="Naufragé.A10"/>
            <calcext:condition calcext:apply-style-name="cellule histoire" calcext:value="contains-text(&quot;Leave&quot;)" calcext:base-cell-address="Naufragé.A10"/>
            <calcext:condition calcext:apply-style-name="cellule choice" calcext:value="contains-text(&quot;Choice&quot;)" calcext:base-cell-address="Naufragé.A10"/>
            <calcext:condition calcext:apply-style-name="cellule d'erreur" calcext:value="!=&quot;&quot;" calcext:base-cell-address="Naufragé.A10"/>
          </calcext:conditional-format>
        </calcext:conditional-formats>
      </table:table>
      <table:table table:name="Ile déserte var 1"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Ile déserte var 1" calcext:value-type="string">
            <text:p>Ile déserte var 1</text:p>
          </table:table-cell>
          <table:table-cell table:style-name="ce18" office:value-type="float" office:value="10" calcext:value-type="float">
            <text:p>10</text:p>
          </table:table-cell>
          <table:table-cell table:style-name="ce22"/>
          <table:table-cell table:number-columns-repeated="34"/>
        </table:table-row>
        <table:table-row table:style-name="ro23">
          <table:table-cell table:style-name="ce141" office:value-type="string" calcext:value-type="string">
            <text:p>Narrator : Le bateau accoste sur une petite île. Aucune trace d'autres humains.</text:p>
          </table:table-cell>
          <table:table-cell table:style-name="ce148"/>
          <table:table-cell table:style-name="ce157" table:number-columns-repeated="3"/>
          <table:table-cell table:style-name="ce166" table:number-columns-repeated="7"/>
          <table:table-cell table:style-name="ce172"/>
          <table:table-cell table:style-name="ce147" table:number-columns-repeated="2"/>
          <table:table-cell table:style-name="ce22" table:number-columns-repeated="22"/>
        </table:table-row>
        <table:table-row table:style-name="ro9">
          <table:table-cell table:style-name="ce142" office:value-type="string" calcext:value-type="string">
            <text:p>SetChoices2</text:p>
          </table:table-cell>
          <table:table-cell table:style-name="ce149" table:number-columns-repeated="4"/>
          <table:table-cell table:style-name="ce152" table:number-columns-repeated="7"/>
          <table:table-cell table:style-name="ce173"/>
          <table:table-cell table:style-name="ce174"/>
          <table:table-cell table:style-name="ce147"/>
          <table:table-cell table:style-name="ce22" table:number-columns-repeated="22"/>
        </table:table-row>
        <table:table-row table:style-name="ro9">
          <table:table-cell table:style-name="ce142" office:value-type="string" calcext:value-type="string">
            <text:p>Choice : On lève l'ancre !</text:p>
          </table:table-cell>
          <table:table-cell table:style-name="ce149" office:value-type="string" calcext:value-type="string">
            <text:p>Choice : On va rester ici pour la nuit</text:p>
          </table:table-cell>
          <table:table-cell table:style-name="ce149" table:number-columns-repeated="3"/>
          <table:table-cell table:style-name="ce152" table:number-columns-repeated="7"/>
          <table:table-cell table:style-name="ce173"/>
          <table:table-cell table:style-name="ce174"/>
          <table:table-cell table:style-name="ce147"/>
          <table:table-cell table:style-name="ce22" table:number-columns-repeated="22"/>
        </table:table-row>
        <table:table-row table:style-name="ro9">
          <table:table-cell table:style-name="ce142" office:value-type="string" calcext:value-type="string">
            <text:p>Leave</text:p>
          </table:table-cell>
          <table:table-cell table:style-name="ce149" office:value-type="string" calcext:value-type="string">
            <text:p>SetWeatherDay</text:p>
          </table:table-cell>
          <table:table-cell table:style-name="ce149" table:number-columns-repeated="3"/>
          <table:table-cell table:style-name="ce152" table:number-columns-repeated="7"/>
          <table:table-cell table:style-name="ce173"/>
          <table:table-cell table:style-name="ce174"/>
          <table:table-cell table:style-name="ce147"/>
          <table:table-cell table:style-name="ce22" table:number-columns-repeated="22"/>
        </table:table-row>
        <table:table-row table:style-name="ro9">
          <table:table-cell table:style-name="ce142"/>
          <table:table-cell table:style-name="ce149" office:value-type="string" calcext:value-type="string">
            <text:p>NextDay</text:p>
          </table:table-cell>
          <table:table-cell table:style-name="ce158"/>
          <table:table-cell table:style-name="ce160"/>
          <table:table-cell table:style-name="ce149"/>
          <table:table-cell table:style-name="ce167"/>
          <table:table-cell table:style-name="ce152" table:number-columns-repeated="6"/>
          <table:table-cell table:style-name="ce173"/>
          <table:table-cell table:style-name="ce174"/>
          <table:table-cell table:style-name="ce147"/>
          <table:table-cell table:style-name="ce22" table:number-columns-repeated="22"/>
        </table:table-row>
        <table:table-row table:style-name="ro15">
          <table:table-cell table:style-name="ce142"/>
          <table:table-cell table:style-name="ce149" office:value-type="string" calcext:value-type="string">
            <text:p>Narrator : Le bateau est sur une petite île. L'air est frais et matinal.</text:p>
          </table:table-cell>
          <table:table-cell table:style-name="ce149"/>
          <table:table-cell table:style-name="ce160"/>
          <table:table-cell table:style-name="ce149"/>
          <table:table-cell table:style-name="ce152" table:number-columns-repeated="7"/>
          <table:table-cell table:style-name="ce173"/>
          <table:table-cell table:style-name="ce174"/>
          <table:table-cell table:style-name="ce147"/>
          <table:table-cell table:style-name="ce22" table:number-columns-repeated="22"/>
        </table:table-row>
        <table:table-row table:style-name="ro9">
          <table:table-cell table:style-name="ce142"/>
          <table:table-cell table:style-name="ce149" office:value-type="string" calcext:value-type="string">
            <text:p>GoToA/4</text:p>
          </table:table-cell>
          <table:table-cell table:style-name="ce149"/>
          <table:table-cell table:style-name="ce161"/>
          <table:table-cell table:style-name="ce149"/>
          <table:table-cell table:style-name="ce152" table:number-columns-repeated="7"/>
          <table:table-cell table:style-name="ce173"/>
          <table:table-cell table:style-name="ce174"/>
          <table:table-cell table:style-name="ce147"/>
          <table:table-cell table:style-name="ce22" table:number-columns-repeated="22"/>
        </table:table-row>
        <table:table-row table:style-name="ro9">
          <table:table-cell table:style-name="ce143"/>
          <table:table-cell table:style-name="ce150"/>
          <table:table-cell table:style-name="ce159"/>
          <table:table-cell table:style-name="ce149" table:number-columns-repeated="2"/>
          <table:table-cell table:style-name="ce152" table:number-columns-repeated="7"/>
          <table:table-cell table:style-name="ce173"/>
          <table:table-cell table:style-name="ce174"/>
          <table:table-cell table:style-name="ce147"/>
          <table:table-cell table:style-name="ce22" table:number-columns-repeated="22"/>
        </table:table-row>
        <table:table-row table:style-name="ro9">
          <table:table-cell table:style-name="ce143"/>
          <table:table-cell table:style-name="ce150"/>
          <table:table-cell table:style-name="ce149" table:number-columns-repeated="3"/>
          <table:table-cell table:style-name="ce152" table:number-columns-repeated="7"/>
          <table:table-cell table:style-name="ce173"/>
          <table:table-cell table:style-name="ce174"/>
          <table:table-cell table:style-name="ce147"/>
          <table:table-cell table:style-name="ce22" table:number-columns-repeated="22"/>
        </table:table-row>
        <table:table-row table:style-name="ro9">
          <table:table-cell table:style-name="ce143"/>
          <table:table-cell table:style-name="ce150"/>
          <table:table-cell table:style-name="ce149"/>
          <table:table-cell table:style-name="ce162"/>
          <table:table-cell table:style-name="ce164"/>
          <table:table-cell table:style-name="ce153"/>
          <table:table-cell table:style-name="ce152"/>
          <table:table-cell table:style-name="ce153" table:number-columns-repeated="2"/>
          <table:table-cell table:style-name="ce152" table:number-columns-repeated="3"/>
          <table:table-cell table:style-name="ce173"/>
          <table:table-cell table:style-name="ce174"/>
          <table:table-cell table:style-name="ce147"/>
          <table:table-cell table:style-name="ce22" table:number-columns-repeated="22"/>
        </table:table-row>
        <table:table-row table:style-name="ro9">
          <table:table-cell table:style-name="ce143"/>
          <table:table-cell table:style-name="ce150"/>
          <table:table-cell table:style-name="ce149" table:number-columns-repeated="3"/>
          <table:table-cell table:style-name="ce152" table:number-columns-repeated="3"/>
          <table:table-cell table:style-name="ce153"/>
          <table:table-cell table:style-name="ce152" table:number-columns-repeated="3"/>
          <table:table-cell table:style-name="ce173"/>
          <table:table-cell table:style-name="ce174"/>
          <table:table-cell table:style-name="ce147"/>
          <table:table-cell table:style-name="ce22" table:number-columns-repeated="22"/>
        </table:table-row>
        <table:table-row table:style-name="ro9">
          <table:table-cell table:style-name="ce143"/>
          <table:table-cell table:style-name="ce150"/>
          <table:table-cell table:style-name="ce149" table:number-columns-repeated="2"/>
          <table:table-cell table:style-name="ce165"/>
          <table:table-cell table:style-name="ce152" table:number-columns-repeated="2"/>
          <table:table-cell table:style-name="ce168"/>
          <table:table-cell table:style-name="ce170"/>
          <table:table-cell table:style-name="ce152" table:number-columns-repeated="3"/>
          <table:table-cell table:style-name="ce173"/>
          <table:table-cell table:style-name="ce174"/>
          <table:table-cell table:style-name="ce147"/>
          <table:table-cell table:style-name="ce22" table:number-columns-repeated="22"/>
        </table:table-row>
        <table:table-row table:style-name="ro9">
          <table:table-cell table:style-name="ce143"/>
          <table:table-cell table:style-name="ce150"/>
          <table:table-cell table:style-name="ce149" table:number-columns-repeated="2"/>
          <table:table-cell table:style-name="ce160"/>
          <table:table-cell table:style-name="ce152" table:number-columns-repeated="2"/>
          <table:table-cell table:style-name="ce167"/>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table-cell table:style-name="ce143"/>
          <table:table-cell table:style-name="ce150"/>
          <table:table-cell table:style-name="ce149" table:number-columns-repeated="2"/>
          <table:table-cell table:style-name="ce160"/>
          <table:table-cell table:style-name="ce152" table:number-columns-repeated="2"/>
          <table:table-cell table:style-name="ce169"/>
          <table:table-cell table:style-name="ce171"/>
          <table:table-cell table:style-name="ce152" table:number-columns-repeated="3"/>
          <table:table-cell table:style-name="ce173"/>
          <table:table-cell table:style-name="ce174"/>
          <table:table-cell table:style-name="ce147"/>
          <table:table-cell table:style-name="ce22" table:number-columns-repeated="22"/>
        </table:table-row>
        <table:table-row table:style-name="ro9">
          <table:table-cell table:style-name="ce143"/>
          <table:table-cell table:style-name="ce151"/>
          <table:table-cell table:style-name="ce149" table:number-columns-repeated="2"/>
          <table:table-cell table:style-name="ce160"/>
          <table:table-cell table:style-name="ce152" table:number-columns-repeated="2"/>
          <table:table-cell table:style-name="ce167"/>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number-rows-repeated="2">
          <table:table-cell table:style-name="ce143"/>
          <table:table-cell table:style-name="ce150"/>
          <table:table-cell table:style-name="ce149" table:number-columns-repeated="2"/>
          <table:table-cell table:style-name="ce160"/>
          <table:table-cell table:style-name="ce167" table:number-columns-repeated="3"/>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table-cell table:style-name="ce142"/>
          <table:table-cell table:style-name="ce149" table:number-columns-repeated="3"/>
          <table:table-cell table:style-name="ce160"/>
          <table:table-cell table:style-name="ce167" table:number-columns-repeated="3"/>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number-rows-repeated="3">
          <table:table-cell table:style-name="ce142"/>
          <table:table-cell table:style-name="ce149" table:number-columns-repeated="4"/>
          <table:table-cell table:style-name="ce167" table:number-columns-repeated="3"/>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number-rows-repeated="3">
          <table:table-cell table:style-name="ce144"/>
          <table:table-cell table:style-name="ce149" table:number-columns-repeated="4"/>
          <table:table-cell table:style-name="ce167" table:number-columns-repeated="3"/>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number-rows-repeated="2">
          <table:table-cell table:style-name="ce144"/>
          <table:table-cell table:style-name="ce149" table:number-columns-repeated="2"/>
          <table:table-cell table:style-name="ce163" table:number-columns-repeated="2"/>
          <table:table-cell table:style-name="ce167" table:number-columns-repeated="3"/>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table-cell table:style-name="ce145"/>
          <table:table-cell table:style-name="ce152" table:number-columns-repeated="2"/>
          <table:table-cell table:style-name="ce153" table:number-columns-repeated="2"/>
          <table:table-cell table:style-name="ce167" table:number-columns-repeated="3"/>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table-cell table:style-name="ce145"/>
          <table:table-cell table:style-name="ce152"/>
          <table:table-cell table:style-name="ce153" table:number-columns-repeated="3"/>
          <table:table-cell table:style-name="ce167" table:number-columns-repeated="3"/>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table-cell table:style-name="ce145"/>
          <table:table-cell table:style-name="ce152"/>
          <table:table-cell table:style-name="ce153"/>
          <table:table-cell table:style-name="ce152" table:number-columns-repeated="3"/>
          <table:table-cell table:style-name="ce167" table:number-columns-repeated="2"/>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table-cell table:style-name="ce145"/>
          <table:table-cell table:style-name="ce153" table:number-columns-repeated="2"/>
          <table:table-cell table:style-name="ce152" table:number-columns-repeated="3"/>
          <table:table-cell table:style-name="ce167" table:number-columns-repeated="2"/>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table-cell table:style-name="ce145"/>
          <table:table-cell table:style-name="ce153"/>
          <table:table-cell table:style-name="ce152" table:number-columns-repeated="4"/>
          <table:table-cell table:style-name="ce167" table:number-columns-repeated="2"/>
          <table:table-cell table:style-name="ce152" table:number-columns-repeated="4"/>
          <table:table-cell table:style-name="ce173"/>
          <table:table-cell table:style-name="ce174"/>
          <table:table-cell table:style-name="ce147"/>
          <table:table-cell table:style-name="ce22" table:number-columns-repeated="22"/>
        </table:table-row>
        <table:table-row table:style-name="ro9" table:number-rows-repeated="3">
          <table:table-cell table:style-name="ce145"/>
          <table:table-cell table:style-name="ce152" table:number-columns-repeated="11"/>
          <table:table-cell table:style-name="ce173"/>
          <table:table-cell table:style-name="ce174"/>
          <table:table-cell table:style-name="ce147"/>
          <table:table-cell table:style-name="ce22" table:number-columns-repeated="22"/>
        </table:table-row>
        <table:table-row table:style-name="ro9">
          <table:table-cell table:style-name="ce144"/>
          <table:table-cell table:style-name="ce154"/>
          <table:table-cell table:style-name="ce155" table:number-columns-repeated="10"/>
          <table:table-cell table:style-name="ce174" table:number-columns-repeated="2"/>
          <table:table-cell table:style-name="ce147"/>
          <table:table-cell table:style-name="ce22" table:number-columns-repeated="22"/>
        </table:table-row>
        <table:table-row table:style-name="ro9">
          <table:table-cell table:style-name="ce144"/>
          <table:table-cell table:style-name="ce155" table:number-columns-repeated="11"/>
          <table:table-cell table:style-name="ce174" table:number-columns-repeated="2"/>
          <table:table-cell table:style-name="ce147"/>
          <table:table-cell table:style-name="ce22" table:number-columns-repeated="22"/>
        </table:table-row>
        <table:table-row table:style-name="ro9">
          <table:table-cell table:style-name="ce144"/>
          <table:table-cell table:style-name="ce156"/>
          <table:table-cell table:style-name="ce155" table:number-columns-repeated="10"/>
          <table:table-cell table:style-name="ce174" table:number-columns-repeated="2"/>
          <table:table-cell table:style-name="ce147"/>
          <table:table-cell table:style-name="ce22" table:number-columns-repeated="22"/>
        </table:table-row>
        <table:table-row table:style-name="ro9" table:number-rows-repeated="2">
          <table:table-cell table:style-name="ce144" table:number-columns-repeated="2"/>
          <table:table-cell table:style-name="ce146"/>
          <table:table-cell table:style-name="ce142" table:number-columns-repeated="9"/>
          <table:table-cell table:style-name="ce147" table:number-columns-repeated="3"/>
          <table:table-cell table:style-name="ce22" table:number-columns-repeated="22"/>
        </table:table-row>
        <table:table-row table:style-name="ro9">
          <table:table-cell table:style-name="ce146" table:number-columns-repeated="3"/>
          <table:table-cell table:style-name="ce142" table:number-columns-repeated="9"/>
          <table:table-cell table:style-name="ce147" table:number-columns-repeated="3"/>
          <table:table-cell table:style-name="ce22" table:number-columns-repeated="22"/>
        </table:table-row>
        <table:table-row table:style-name="ro9" table:number-rows-repeated="2">
          <table:table-cell table:style-name="ce142" table:number-columns-repeated="2"/>
          <table:table-cell table:style-name="ce146"/>
          <table:table-cell table:style-name="ce142" table:number-columns-repeated="9"/>
          <table:table-cell table:style-name="ce147" table:number-columns-repeated="3"/>
          <table:table-cell table:style-name="ce22" table:number-columns-repeated="22"/>
        </table:table-row>
        <table:table-row table:style-name="ro9" table:number-rows-repeated="10">
          <table:table-cell table:style-name="ce142" table:number-columns-repeated="12"/>
          <table:table-cell table:style-name="ce147" table:number-columns-repeated="3"/>
          <table:table-cell table:style-name="ce22" table:number-columns-repeated="22"/>
        </table:table-row>
        <table:table-row table:style-name="ro9" table:number-rows-repeated="22">
          <table:table-cell table:style-name="ce147" table:number-columns-repeated="15"/>
          <table:table-cell table:style-name="ce22" table:number-columns-repeated="22"/>
        </table:table-row>
        <table:table-row table:style-name="ro9" table:number-rows-repeated="46">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déserte var 1'.A40:'Ile déserte var 1'.O76 'Ile déserte var 1'.N3:'Ile déserte var 1'.O3 'Ile déserte var 1'.O4:'Ile déserte var 1'.O39 'Ile déserte var 1'.A20:'Ile déserte var 1'.A39 'Ile déserte var 1'.A3:'Ile déserte var 1'.A9">
            <calcext:condition calcext:apply-style-name="cellule histoire" calcext:value="contains-text(&quot;GoTo&quot;)" calcext:base-cell-address="Bandits.A3"/>
            <calcext:condition calcext:apply-style-name="cellule histoire" calcext:value="contains-text(&quot;Conclude&quot;)" calcext:base-cell-address="Bandits.A3"/>
            <calcext:condition calcext:apply-style-name="cellule random" calcext:value="contains-text(&quot;RandomPercent&quot;)" calcext:base-cell-address="Bandits.A3"/>
            <calcext:condition calcext:apply-style-name="cellule random" calcext:value="contains-text(&quot;RandomRange&quot;)" calcext:base-cell-address="Bandits.A3"/>
            <calcext:condition calcext:apply-style-name="cellule personnages" calcext:value="contains-text(&quot;NewCrew&quot;)" calcext:base-cell-address="Bandits.A3"/>
            <calcext:condition calcext:apply-style-name="cellule personnages" calcext:value="contains-text(&quot;NewCharacter&quot;)" calcext:base-cell-address="Bandits.A3"/>
            <calcext:condition calcext:apply-style-name="cellule personnages" calcext:value="contains-text(&quot;HideOther&quot;)" calcext:base-cell-address="Bandits.A3"/>
            <calcext:condition calcext:apply-style-name="cellule personnages" calcext:value="contains-text(&quot;DeleteOther&quot;)" calcext:base-cell-address="Bandits.A3"/>
            <calcext:condition calcext:apply-style-name="cellule narrateur" calcext:value="contains-text(&quot;Narrator&quot;)" calcext:base-cell-address="Bandits.A3"/>
            <calcext:condition calcext:apply-style-name="cellule set choice" calcext:value="contains-text(&quot;SetChoices&quot;)" calcext:base-cell-address="Bandits.A3"/>
            <calcext:condition calcext:apply-style-name="cellule dialogues" calcext:value="contains-text(&quot;PlayerSpeak&quot;)" calcext:base-cell-address="Bandits.A3"/>
            <calcext:condition calcext:apply-style-name="cellule dialogues" calcext:value="contains-text(&quot;OtherSpeak&quot;)" calcext:base-cell-address="Bandits.A3"/>
            <calcext:condition calcext:apply-style-name="cellule argent" calcext:value="contains-text(&quot;CheckGold&quot;)" calcext:base-cell-address="Bandits.A3"/>
            <calcext:condition calcext:apply-style-name="cellule argent" calcext:value="contains-text(&quot;RemoveGold&quot;)" calcext:base-cell-address="Bandits.A3"/>
            <calcext:condition calcext:apply-style-name="cellule argent" calcext:value="contains-text(&quot;AddGold&quot;)" calcext:base-cell-address="Bandits.A3"/>
            <calcext:condition calcext:apply-style-name="cellule argent" calcext:value="contains-text(&quot;Loot&quot;)" calcext:base-cell-address="Bandits.A3"/>
            <calcext:condition calcext:apply-style-name="cellule argent" calcext:value="contains-text(&quot;Trade&quot;)" calcext:base-cell-address="Bandits.A3"/>
            <calcext:condition calcext:apply-style-name="cellule combat" calcext:value="contains-text(&quot;LaunchCombat&quot;)" calcext:base-cell-address="Bandits.A3"/>
            <calcext:condition calcext:apply-style-name="cellule indice" calcext:value="contains-text(&quot;CheckFormula&quot;)" calcext:base-cell-address="Bandits.A3"/>
            <calcext:condition calcext:apply-style-name="cellule indice" calcext:value="contains-text(&quot;GiveDirection&quot;)" calcext:base-cell-address="Bandits.A3"/>
            <calcext:condition calcext:apply-style-name="cellule temps" calcext:value="contains-text(&quot;SetWeather&quot;)" calcext:base-cell-address="Bandits.A3"/>
            <calcext:condition calcext:apply-style-name="cellule temps" calcext:value="contains-text(&quot;SwitchWeather&quot;)" calcext:base-cell-address="Bandits.A3"/>
            <calcext:condition calcext:apply-style-name="cellule temps" calcext:value="contains-text(&quot;NextDay&quot;)" calcext:base-cell-address="Bandits.A3"/>
            <calcext:condition calcext:apply-style-name="cellule temps" calcext:value="contains-text(&quot;CheckDay&quot;)" calcext:base-cell-address="Bandits.A3"/>
            <calcext:condition calcext:apply-style-name="cellule histoire" calcext:value="contains-text(&quot;Leave&quot;)" calcext:base-cell-address="Bandits.A3"/>
            <calcext:condition calcext:apply-style-name="cellule choice" calcext:value="contains-text(&quot;Choice&quot;)" calcext:base-cell-address="Bandits.A3"/>
            <calcext:condition calcext:apply-style-name="cellule d'erreur" calcext:value="!=&quot;&quot;" calcext:base-cell-address="Bandits.A3"/>
          </calcext:conditional-format>
          <calcext:conditional-format calcext:target-range-address="'Ile déserte var 1'.A29:'Ile déserte var 1'.A36 'Ile déserte var 1'.F3:'Ile déserte var 1'.M3">
            <calcext:condition calcext:apply-style-name="cellule histoire" calcext:value="contains-text(&quot;GoTo&quot;)" calcext:base-cell-address="Bandits.A3"/>
            <calcext:condition calcext:apply-style-name="cellule histoire" calcext:value="contains-text(&quot;Conclude&quot;)" calcext:base-cell-address="Bandits.A3"/>
            <calcext:condition calcext:apply-style-name="cellule random" calcext:value="contains-text(&quot;RandomPercent&quot;)" calcext:base-cell-address="Bandits.A3"/>
            <calcext:condition calcext:apply-style-name="cellule random" calcext:value="contains-text(&quot;RandomRange&quot;)" calcext:base-cell-address="Bandits.A3"/>
            <calcext:condition calcext:apply-style-name="cellule personnages" calcext:value="contains-text(&quot;NewCrew&quot;)" calcext:base-cell-address="Bandits.A3"/>
            <calcext:condition calcext:apply-style-name="cellule personnages" calcext:value="contains-text(&quot;NewCharacter&quot;)" calcext:base-cell-address="Bandits.A3"/>
            <calcext:condition calcext:apply-style-name="cellule personnages" calcext:value="contains-text(&quot;HideOther&quot;)" calcext:base-cell-address="Bandits.A3"/>
            <calcext:condition calcext:apply-style-name="cellule personnages" calcext:value="contains-text(&quot;DeleteOther&quot;)" calcext:base-cell-address="Bandits.A3"/>
            <calcext:condition calcext:apply-style-name="cellule narrateur" calcext:value="contains-text(&quot;Narrator&quot;)" calcext:base-cell-address="Bandits.A3"/>
            <calcext:condition calcext:apply-style-name="cellule set choice" calcext:value="contains-text(&quot;SetChoices&quot;)" calcext:base-cell-address="Bandits.A3"/>
            <calcext:condition calcext:apply-style-name="cellule dialogues" calcext:value="contains-text(&quot;PlayerSpeak&quot;)" calcext:base-cell-address="Bandits.A3"/>
            <calcext:condition calcext:apply-style-name="cellule dialogues" calcext:value="contains-text(&quot;OtherSpeak&quot;)" calcext:base-cell-address="Bandits.A3"/>
            <calcext:condition calcext:apply-style-name="cellule argent" calcext:value="contains-text(&quot;CheckGold&quot;)" calcext:base-cell-address="Bandits.A3"/>
            <calcext:condition calcext:apply-style-name="cellule argent" calcext:value="contains-text(&quot;RemoveGold&quot;)" calcext:base-cell-address="Bandits.A3"/>
            <calcext:condition calcext:apply-style-name="cellule argent" calcext:value="contains-text(&quot;AddGold&quot;)" calcext:base-cell-address="Bandits.A3"/>
            <calcext:condition calcext:apply-style-name="cellule argent" calcext:value="contains-text(&quot;Loot&quot;)" calcext:base-cell-address="Bandits.A3"/>
            <calcext:condition calcext:apply-style-name="cellule argent" calcext:value="contains-text(&quot;Trade&quot;)" calcext:base-cell-address="Bandits.A3"/>
            <calcext:condition calcext:apply-style-name="cellule combat" calcext:value="contains-text(&quot;LaunchCombat&quot;)" calcext:base-cell-address="Bandits.A3"/>
            <calcext:condition calcext:apply-style-name="cellule indice" calcext:value="contains-text(&quot;CheckFormula&quot;)" calcext:base-cell-address="Bandits.A3"/>
            <calcext:condition calcext:apply-style-name="cellule indice" calcext:value="contains-text(&quot;GiveDirection&quot;)" calcext:base-cell-address="Bandits.A3"/>
            <calcext:condition calcext:apply-style-name="cellule temps" calcext:value="contains-text(&quot;SetWeather&quot;)" calcext:base-cell-address="Bandits.A3"/>
            <calcext:condition calcext:apply-style-name="cellule temps" calcext:value="contains-text(&quot;SwitchWeather&quot;)" calcext:base-cell-address="Bandits.A3"/>
            <calcext:condition calcext:apply-style-name="cellule temps" calcext:value="contains-text(&quot;NextDay&quot;)" calcext:base-cell-address="Bandits.A3"/>
            <calcext:condition calcext:apply-style-name="cellule temps" calcext:value="contains-text(&quot;CheckDay&quot;)" calcext:base-cell-address="Bandits.A3"/>
            <calcext:condition calcext:apply-style-name="cellule histoire" calcext:value="contains-text(&quot;Leave&quot;)" calcext:base-cell-address="Bandits.A3"/>
            <calcext:condition calcext:apply-style-name="cellule choice" calcext:value="contains-text(&quot;Choice&quot;)" calcext:base-cell-address="Bandits.A3"/>
            <calcext:condition calcext:apply-style-name="cellule d'erreur" calcext:value="!=&quot;&quot;" calcext:base-cell-address="Bandits.A3"/>
          </calcext:conditional-format>
          <calcext:conditional-format calcext:target-range-address="'Ile déserte var 1'.B37:'Ile déserte var 1'.N39 'Ile déserte var 1'.N4:'Ile déserte var 1'.N36">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Ile déserte var 1'.B29:'Ile déserte var 1'.M36 'Ile déserte var 1'.F4:'Ile déserte var 1'.M13 'Ile déserte var 1'.F17:'Ile déserte var 1'.M28 'Ile déserte var 1'.F16:'Ile déserte var 1'.G16 'Ile déserte var 1'.J16:'Ile déserte var 1'.M16 'Ile déserte var 1'.F15:'Ile déserte var 1'.M15 'Ile déserte var 1'.F14:'Ile déserte var 1'.G14 'Ile déserte var 1'.J14:'Ile déserte var 1'.M14">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Ile déserte var 1'.B4:'Ile déserte var 1'.E6 'Ile déserte var 1'.B8:'Ile déserte var 1'.E8 'Ile déserte var 1'.B7:'Ile déserte var 1'.B7 'Ile déserte var 1'.D7:'Ile déserte var 1'.E7 'Ile déserte var 1'.C11:'Ile déserte var 1'.E11 'Ile déserte var 1'.D10:'Ile déserte var 1'.E10 'Ile déserte var 1'.B9:'Ile déserte var 1'.C9 'Ile déserte var 1'.E9:'Ile déserte var 1'.E9 'Ile déserte var 1'.B20:'Ile déserte var 1'.D28 'Ile déserte var 1'.C12:'Ile déserte var 1'.C12 'Ile déserte var 1'.E13:'Ile déserte var 1'.E13 'Ile déserte var 1'.E15:'Ile déserte var 1'.E28 'Ile déserte var 1'.C13:'Ile déserte var 1'.D19">
            <calcext:condition calcext:apply-style-name="cellule histoire" calcext:value="contains-text(&quot;GoTo&quot;)" calcext:base-cell-address="Bandits.B4"/>
            <calcext:condition calcext:apply-style-name="cellule histoire" calcext:value="contains-text(&quot;Conclude&quot;)" calcext:base-cell-address="Bandits.B4"/>
            <calcext:condition calcext:apply-style-name="cellule random" calcext:value="contains-text(&quot;RandomPercent&quot;)" calcext:base-cell-address="Bandits.B4"/>
            <calcext:condition calcext:apply-style-name="cellule random" calcext:value="contains-text(&quot;RandomRange&quot;)" calcext:base-cell-address="Bandits.B4"/>
            <calcext:condition calcext:apply-style-name="cellule personnages" calcext:value="contains-text(&quot;NewCrew&quot;)" calcext:base-cell-address="Bandits.B4"/>
            <calcext:condition calcext:apply-style-name="cellule personnages" calcext:value="contains-text(&quot;NewCharacter&quot;)" calcext:base-cell-address="Bandits.B4"/>
            <calcext:condition calcext:apply-style-name="cellule personnages" calcext:value="contains-text(&quot;HideOther&quot;)" calcext:base-cell-address="Bandits.B4"/>
            <calcext:condition calcext:apply-style-name="cellule personnages" calcext:value="contains-text(&quot;DeleteOther&quot;)" calcext:base-cell-address="Bandits.B4"/>
            <calcext:condition calcext:apply-style-name="cellule narrateur" calcext:value="contains-text(&quot;Narrator&quot;)" calcext:base-cell-address="Bandits.B4"/>
            <calcext:condition calcext:apply-style-name="cellule set choice" calcext:value="contains-text(&quot;SetChoices&quot;)" calcext:base-cell-address="Bandits.B4"/>
            <calcext:condition calcext:apply-style-name="cellule dialogues" calcext:value="contains-text(&quot;PlayerSpeak&quot;)" calcext:base-cell-address="Bandits.B4"/>
            <calcext:condition calcext:apply-style-name="cellule dialogues" calcext:value="contains-text(&quot;OtherSpeak&quot;)" calcext:base-cell-address="Bandits.B4"/>
            <calcext:condition calcext:apply-style-name="cellule argent" calcext:value="contains-text(&quot;CheckGold&quot;)" calcext:base-cell-address="Bandits.B4"/>
            <calcext:condition calcext:apply-style-name="cellule argent" calcext:value="contains-text(&quot;RemoveGold&quot;)" calcext:base-cell-address="Bandits.B4"/>
            <calcext:condition calcext:apply-style-name="cellule argent" calcext:value="contains-text(&quot;AddGold&quot;)" calcext:base-cell-address="Bandits.B4"/>
            <calcext:condition calcext:apply-style-name="cellule argent" calcext:value="contains-text(&quot;Loot&quot;)" calcext:base-cell-address="Bandits.B4"/>
            <calcext:condition calcext:apply-style-name="cellule argent" calcext:value="contains-text(&quot;Trade&quot;)" calcext:base-cell-address="Bandits.B4"/>
            <calcext:condition calcext:apply-style-name="cellule combat" calcext:value="contains-text(&quot;LaunchCombat&quot;)" calcext:base-cell-address="Bandits.B4"/>
            <calcext:condition calcext:apply-style-name="cellule indice" calcext:value="contains-text(&quot;CheckFormula&quot;)" calcext:base-cell-address="Bandits.B4"/>
            <calcext:condition calcext:apply-style-name="cellule indice" calcext:value="contains-text(&quot;GiveDirection&quot;)" calcext:base-cell-address="Bandits.B4"/>
            <calcext:condition calcext:apply-style-name="cellule temps" calcext:value="contains-text(&quot;SetWeather&quot;)" calcext:base-cell-address="Bandits.B4"/>
            <calcext:condition calcext:apply-style-name="cellule temps" calcext:value="contains-text(&quot;SwitchWeather&quot;)" calcext:base-cell-address="Bandits.B4"/>
            <calcext:condition calcext:apply-style-name="cellule temps" calcext:value="contains-text(&quot;NextDay&quot;)" calcext:base-cell-address="Bandits.B4"/>
            <calcext:condition calcext:apply-style-name="cellule temps" calcext:value="contains-text(&quot;CheckDay&quot;)" calcext:base-cell-address="Bandits.B4"/>
            <calcext:condition calcext:apply-style-name="cellule histoire" calcext:value="contains-text(&quot;Leave&quot;)" calcext:base-cell-address="Bandits.B4"/>
            <calcext:condition calcext:apply-style-name="cellule choice" calcext:value="contains-text(&quot;Choice&quot;)" calcext:base-cell-address="Bandits.B4"/>
            <calcext:condition calcext:apply-style-name="cellule d'erreur" calcext:value="!=&quot;&quot;" calcext:base-cell-address="Bandits.B4"/>
          </calcext:conditional-format>
          <calcext:conditional-format calcext:target-range-address="'Ile déserte var 1'.C7:'Ile déserte var 1'.C7">
            <calcext:condition calcext:apply-style-name="cellule histoire" calcext:value="contains-text(&quot;GoTo&quot;)" calcext:base-cell-address="Bandits.C7"/>
            <calcext:condition calcext:apply-style-name="cellule histoire" calcext:value="contains-text(&quot;Conclude&quot;)" calcext:base-cell-address="Bandits.C7"/>
            <calcext:condition calcext:apply-style-name="cellule random" calcext:value="contains-text(&quot;RandomPercent&quot;)" calcext:base-cell-address="Bandits.C7"/>
            <calcext:condition calcext:apply-style-name="cellule random" calcext:value="contains-text(&quot;RandomRange&quot;)" calcext:base-cell-address="Bandits.C7"/>
            <calcext:condition calcext:apply-style-name="cellule personnages" calcext:value="contains-text(&quot;NewCrew&quot;)" calcext:base-cell-address="Bandits.C7"/>
            <calcext:condition calcext:apply-style-name="cellule personnages" calcext:value="contains-text(&quot;NewCharacter&quot;)" calcext:base-cell-address="Bandits.C7"/>
            <calcext:condition calcext:apply-style-name="cellule personnages" calcext:value="contains-text(&quot;HideOther&quot;)" calcext:base-cell-address="Bandits.C7"/>
            <calcext:condition calcext:apply-style-name="cellule personnages" calcext:value="contains-text(&quot;DeleteOther&quot;)" calcext:base-cell-address="Bandits.C7"/>
            <calcext:condition calcext:apply-style-name="cellule narrateur" calcext:value="contains-text(&quot;Narrator&quot;)" calcext:base-cell-address="Bandits.C7"/>
            <calcext:condition calcext:apply-style-name="cellule set choice" calcext:value="contains-text(&quot;SetChoices&quot;)" calcext:base-cell-address="Bandits.C7"/>
            <calcext:condition calcext:apply-style-name="cellule dialogues" calcext:value="contains-text(&quot;PlayerSpeak&quot;)" calcext:base-cell-address="Bandits.C7"/>
            <calcext:condition calcext:apply-style-name="cellule dialogues" calcext:value="contains-text(&quot;OtherSpeak&quot;)" calcext:base-cell-address="Bandits.C7"/>
            <calcext:condition calcext:apply-style-name="cellule argent" calcext:value="contains-text(&quot;CheckGold&quot;)" calcext:base-cell-address="Bandits.C7"/>
            <calcext:condition calcext:apply-style-name="cellule argent" calcext:value="contains-text(&quot;RemoveGold&quot;)" calcext:base-cell-address="Bandits.C7"/>
            <calcext:condition calcext:apply-style-name="cellule argent" calcext:value="contains-text(&quot;AddGold&quot;)" calcext:base-cell-address="Bandits.C7"/>
            <calcext:condition calcext:apply-style-name="cellule argent" calcext:value="contains-text(&quot;Loot&quot;)" calcext:base-cell-address="Bandits.C7"/>
            <calcext:condition calcext:apply-style-name="cellule argent" calcext:value="contains-text(&quot;Trade&quot;)" calcext:base-cell-address="Bandits.C7"/>
            <calcext:condition calcext:apply-style-name="cellule combat" calcext:value="contains-text(&quot;LaunchCombat&quot;)" calcext:base-cell-address="Bandits.C7"/>
            <calcext:condition calcext:apply-style-name="cellule indice" calcext:value="contains-text(&quot;CheckFormula&quot;)" calcext:base-cell-address="Bandits.C7"/>
            <calcext:condition calcext:apply-style-name="cellule indice" calcext:value="contains-text(&quot;GiveDirection&quot;)" calcext:base-cell-address="Bandits.C7"/>
            <calcext:condition calcext:apply-style-name="cellule temps" calcext:value="contains-text(&quot;SetWeather&quot;)" calcext:base-cell-address="Bandits.C7"/>
            <calcext:condition calcext:apply-style-name="cellule temps" calcext:value="contains-text(&quot;SwitchWeather&quot;)" calcext:base-cell-address="Bandits.C7"/>
            <calcext:condition calcext:apply-style-name="cellule temps" calcext:value="contains-text(&quot;NextDay&quot;)" calcext:base-cell-address="Bandits.C7"/>
            <calcext:condition calcext:apply-style-name="cellule temps" calcext:value="contains-text(&quot;CheckDay&quot;)" calcext:base-cell-address="Bandits.C7"/>
            <calcext:condition calcext:apply-style-name="cellule histoire" calcext:value="contains-text(&quot;Leave&quot;)" calcext:base-cell-address="Bandits.C7"/>
            <calcext:condition calcext:apply-style-name="cellule choice" calcext:value="contains-text(&quot;Choice&quot;)" calcext:base-cell-address="Bandits.C7"/>
            <calcext:condition calcext:apply-style-name="cellule d'erreur" calcext:value="!=&quot;&quot;" calcext:base-cell-address="Bandits.C7"/>
          </calcext:conditional-format>
          <calcext:conditional-format calcext:target-range-address="'Ile déserte var 1'.C10:'Ile déserte var 1'.C10">
            <calcext:condition calcext:apply-style-name="cellule histoire" calcext:value="contains-text(&quot;GoTo&quot;)" calcext:base-cell-address="Bandits.C10"/>
            <calcext:condition calcext:apply-style-name="cellule histoire" calcext:value="contains-text(&quot;Conclude&quot;)" calcext:base-cell-address="Bandits.C10"/>
            <calcext:condition calcext:apply-style-name="cellule random" calcext:value="contains-text(&quot;RandomPercent&quot;)" calcext:base-cell-address="Bandits.C10"/>
            <calcext:condition calcext:apply-style-name="cellule random" calcext:value="contains-text(&quot;RandomRange&quot;)" calcext:base-cell-address="Bandits.C10"/>
            <calcext:condition calcext:apply-style-name="cellule personnages" calcext:value="contains-text(&quot;NewCrew&quot;)" calcext:base-cell-address="Bandits.C10"/>
            <calcext:condition calcext:apply-style-name="cellule personnages" calcext:value="contains-text(&quot;NewCharacter&quot;)" calcext:base-cell-address="Bandits.C10"/>
            <calcext:condition calcext:apply-style-name="cellule personnages" calcext:value="contains-text(&quot;HideOther&quot;)" calcext:base-cell-address="Bandits.C10"/>
            <calcext:condition calcext:apply-style-name="cellule personnages" calcext:value="contains-text(&quot;DeleteOther&quot;)" calcext:base-cell-address="Bandits.C10"/>
            <calcext:condition calcext:apply-style-name="cellule narrateur" calcext:value="contains-text(&quot;Narrator&quot;)" calcext:base-cell-address="Bandits.C10"/>
            <calcext:condition calcext:apply-style-name="cellule set choice" calcext:value="contains-text(&quot;SetChoices&quot;)" calcext:base-cell-address="Bandits.C10"/>
            <calcext:condition calcext:apply-style-name="cellule dialogues" calcext:value="contains-text(&quot;PlayerSpeak&quot;)" calcext:base-cell-address="Bandits.C10"/>
            <calcext:condition calcext:apply-style-name="cellule dialogues" calcext:value="contains-text(&quot;OtherSpeak&quot;)" calcext:base-cell-address="Bandits.C10"/>
            <calcext:condition calcext:apply-style-name="cellule argent" calcext:value="contains-text(&quot;CheckGold&quot;)" calcext:base-cell-address="Bandits.C10"/>
            <calcext:condition calcext:apply-style-name="cellule argent" calcext:value="contains-text(&quot;RemoveGold&quot;)" calcext:base-cell-address="Bandits.C10"/>
            <calcext:condition calcext:apply-style-name="cellule argent" calcext:value="contains-text(&quot;AddGold&quot;)" calcext:base-cell-address="Bandits.C10"/>
            <calcext:condition calcext:apply-style-name="cellule argent" calcext:value="contains-text(&quot;Loot&quot;)" calcext:base-cell-address="Bandits.C10"/>
            <calcext:condition calcext:apply-style-name="cellule argent" calcext:value="contains-text(&quot;Trade&quot;)" calcext:base-cell-address="Bandits.C10"/>
            <calcext:condition calcext:apply-style-name="cellule combat" calcext:value="contains-text(&quot;LaunchCombat&quot;)" calcext:base-cell-address="Bandits.C10"/>
            <calcext:condition calcext:apply-style-name="cellule indice" calcext:value="contains-text(&quot;CheckFormula&quot;)" calcext:base-cell-address="Bandits.C10"/>
            <calcext:condition calcext:apply-style-name="cellule indice" calcext:value="contains-text(&quot;GiveDirection&quot;)" calcext:base-cell-address="Bandits.C10"/>
            <calcext:condition calcext:apply-style-name="cellule temps" calcext:value="contains-text(&quot;SetWeather&quot;)" calcext:base-cell-address="Bandits.C10"/>
            <calcext:condition calcext:apply-style-name="cellule temps" calcext:value="contains-text(&quot;SwitchWeather&quot;)" calcext:base-cell-address="Bandits.C10"/>
            <calcext:condition calcext:apply-style-name="cellule temps" calcext:value="contains-text(&quot;NextDay&quot;)" calcext:base-cell-address="Bandits.C10"/>
            <calcext:condition calcext:apply-style-name="cellule temps" calcext:value="contains-text(&quot;CheckDay&quot;)" calcext:base-cell-address="Bandits.C10"/>
            <calcext:condition calcext:apply-style-name="cellule histoire" calcext:value="contains-text(&quot;Leave&quot;)" calcext:base-cell-address="Bandits.C10"/>
            <calcext:condition calcext:apply-style-name="cellule choice" calcext:value="contains-text(&quot;Choice&quot;)" calcext:base-cell-address="Bandits.C10"/>
            <calcext:condition calcext:apply-style-name="cellule d'erreur" calcext:value="!=&quot;&quot;" calcext:base-cell-address="Bandits.C10"/>
          </calcext:conditional-format>
          <calcext:conditional-format calcext:target-range-address="'Ile déserte var 1'.D9:'Ile déserte var 1'.D9">
            <calcext:condition calcext:apply-style-name="cellule histoire" calcext:value="contains-text(&quot;GoTo&quot;)" calcext:base-cell-address="Bandits.D9"/>
            <calcext:condition calcext:apply-style-name="cellule histoire" calcext:value="contains-text(&quot;Conclude&quot;)" calcext:base-cell-address="Bandits.D9"/>
            <calcext:condition calcext:apply-style-name="cellule random" calcext:value="contains-text(&quot;RandomPercent&quot;)" calcext:base-cell-address="Bandits.D9"/>
            <calcext:condition calcext:apply-style-name="cellule random" calcext:value="contains-text(&quot;RandomRange&quot;)" calcext:base-cell-address="Bandits.D9"/>
            <calcext:condition calcext:apply-style-name="cellule personnages" calcext:value="contains-text(&quot;NewCrew&quot;)" calcext:base-cell-address="Bandits.D9"/>
            <calcext:condition calcext:apply-style-name="cellule personnages" calcext:value="contains-text(&quot;NewCharacter&quot;)" calcext:base-cell-address="Bandits.D9"/>
            <calcext:condition calcext:apply-style-name="cellule personnages" calcext:value="contains-text(&quot;HideOther&quot;)" calcext:base-cell-address="Bandits.D9"/>
            <calcext:condition calcext:apply-style-name="cellule personnages" calcext:value="contains-text(&quot;DeleteOther&quot;)" calcext:base-cell-address="Bandits.D9"/>
            <calcext:condition calcext:apply-style-name="cellule narrateur" calcext:value="contains-text(&quot;Narrator&quot;)" calcext:base-cell-address="Bandits.D9"/>
            <calcext:condition calcext:apply-style-name="cellule set choice" calcext:value="contains-text(&quot;SetChoices&quot;)" calcext:base-cell-address="Bandits.D9"/>
            <calcext:condition calcext:apply-style-name="cellule dialogues" calcext:value="contains-text(&quot;PlayerSpeak&quot;)" calcext:base-cell-address="Bandits.D9"/>
            <calcext:condition calcext:apply-style-name="cellule dialogues" calcext:value="contains-text(&quot;OtherSpeak&quot;)" calcext:base-cell-address="Bandits.D9"/>
            <calcext:condition calcext:apply-style-name="cellule argent" calcext:value="contains-text(&quot;CheckGold&quot;)" calcext:base-cell-address="Bandits.D9"/>
            <calcext:condition calcext:apply-style-name="cellule argent" calcext:value="contains-text(&quot;RemoveGold&quot;)" calcext:base-cell-address="Bandits.D9"/>
            <calcext:condition calcext:apply-style-name="cellule argent" calcext:value="contains-text(&quot;AddGold&quot;)" calcext:base-cell-address="Bandits.D9"/>
            <calcext:condition calcext:apply-style-name="cellule argent" calcext:value="contains-text(&quot;Loot&quot;)" calcext:base-cell-address="Bandits.D9"/>
            <calcext:condition calcext:apply-style-name="cellule argent" calcext:value="contains-text(&quot;Trade&quot;)" calcext:base-cell-address="Bandits.D9"/>
            <calcext:condition calcext:apply-style-name="cellule combat" calcext:value="contains-text(&quot;LaunchCombat&quot;)" calcext:base-cell-address="Bandits.D9"/>
            <calcext:condition calcext:apply-style-name="cellule indice" calcext:value="contains-text(&quot;CheckFormula&quot;)" calcext:base-cell-address="Bandits.D9"/>
            <calcext:condition calcext:apply-style-name="cellule indice" calcext:value="contains-text(&quot;GiveDirection&quot;)" calcext:base-cell-address="Bandits.D9"/>
            <calcext:condition calcext:apply-style-name="cellule temps" calcext:value="contains-text(&quot;SetWeather&quot;)" calcext:base-cell-address="Bandits.D9"/>
            <calcext:condition calcext:apply-style-name="cellule temps" calcext:value="contains-text(&quot;SwitchWeather&quot;)" calcext:base-cell-address="Bandits.D9"/>
            <calcext:condition calcext:apply-style-name="cellule temps" calcext:value="contains-text(&quot;NextDay&quot;)" calcext:base-cell-address="Bandits.D9"/>
            <calcext:condition calcext:apply-style-name="cellule temps" calcext:value="contains-text(&quot;CheckDay&quot;)" calcext:base-cell-address="Bandits.D9"/>
            <calcext:condition calcext:apply-style-name="cellule histoire" calcext:value="contains-text(&quot;Leave&quot;)" calcext:base-cell-address="Bandits.D9"/>
            <calcext:condition calcext:apply-style-name="cellule choice" calcext:value="contains-text(&quot;Choice&quot;)" calcext:base-cell-address="Bandits.D9"/>
            <calcext:condition calcext:apply-style-name="cellule d'erreur" calcext:value="!=&quot;&quot;" calcext:base-cell-address="Bandits.D9"/>
          </calcext:conditional-format>
          <calcext:conditional-format calcext:target-range-address="'Ile déserte var 1'.D12:'Ile déserte var 1'.D12">
            <calcext:condition calcext:apply-style-name="cellule histoire" calcext:value="contains-text(&quot;GoTo&quot;)" calcext:base-cell-address="Bandits.D12"/>
            <calcext:condition calcext:apply-style-name="cellule histoire" calcext:value="contains-text(&quot;Conclude&quot;)" calcext:base-cell-address="Bandits.D12"/>
            <calcext:condition calcext:apply-style-name="cellule random" calcext:value="contains-text(&quot;RandomPercent&quot;)" calcext:base-cell-address="Bandits.D12"/>
            <calcext:condition calcext:apply-style-name="cellule random" calcext:value="contains-text(&quot;RandomRange&quot;)" calcext:base-cell-address="Bandits.D12"/>
            <calcext:condition calcext:apply-style-name="cellule personnages" calcext:value="contains-text(&quot;NewCrew&quot;)" calcext:base-cell-address="Bandits.D12"/>
            <calcext:condition calcext:apply-style-name="cellule personnages" calcext:value="contains-text(&quot;NewCharacter&quot;)" calcext:base-cell-address="Bandits.D12"/>
            <calcext:condition calcext:apply-style-name="cellule personnages" calcext:value="contains-text(&quot;HideOther&quot;)" calcext:base-cell-address="Bandits.D12"/>
            <calcext:condition calcext:apply-style-name="cellule personnages" calcext:value="contains-text(&quot;DeleteOther&quot;)" calcext:base-cell-address="Bandits.D12"/>
            <calcext:condition calcext:apply-style-name="cellule narrateur" calcext:value="contains-text(&quot;Narrator&quot;)" calcext:base-cell-address="Bandits.D12"/>
            <calcext:condition calcext:apply-style-name="cellule set choice" calcext:value="contains-text(&quot;SetChoices&quot;)" calcext:base-cell-address="Bandits.D12"/>
            <calcext:condition calcext:apply-style-name="cellule dialogues" calcext:value="contains-text(&quot;PlayerSpeak&quot;)" calcext:base-cell-address="Bandits.D12"/>
            <calcext:condition calcext:apply-style-name="cellule dialogues" calcext:value="contains-text(&quot;OtherSpeak&quot;)" calcext:base-cell-address="Bandits.D12"/>
            <calcext:condition calcext:apply-style-name="cellule argent" calcext:value="contains-text(&quot;CheckGold&quot;)" calcext:base-cell-address="Bandits.D12"/>
            <calcext:condition calcext:apply-style-name="cellule argent" calcext:value="contains-text(&quot;RemoveGold&quot;)" calcext:base-cell-address="Bandits.D12"/>
            <calcext:condition calcext:apply-style-name="cellule argent" calcext:value="contains-text(&quot;AddGold&quot;)" calcext:base-cell-address="Bandits.D12"/>
            <calcext:condition calcext:apply-style-name="cellule argent" calcext:value="contains-text(&quot;Loot&quot;)" calcext:base-cell-address="Bandits.D12"/>
            <calcext:condition calcext:apply-style-name="cellule argent" calcext:value="contains-text(&quot;Trade&quot;)" calcext:base-cell-address="Bandits.D12"/>
            <calcext:condition calcext:apply-style-name="cellule combat" calcext:value="contains-text(&quot;LaunchCombat&quot;)" calcext:base-cell-address="Bandits.D12"/>
            <calcext:condition calcext:apply-style-name="cellule indice" calcext:value="contains-text(&quot;CheckFormula&quot;)" calcext:base-cell-address="Bandits.D12"/>
            <calcext:condition calcext:apply-style-name="cellule indice" calcext:value="contains-text(&quot;GiveDirection&quot;)" calcext:base-cell-address="Bandits.D12"/>
            <calcext:condition calcext:apply-style-name="cellule temps" calcext:value="contains-text(&quot;SetWeather&quot;)" calcext:base-cell-address="Bandits.D12"/>
            <calcext:condition calcext:apply-style-name="cellule temps" calcext:value="contains-text(&quot;SwitchWeather&quot;)" calcext:base-cell-address="Bandits.D12"/>
            <calcext:condition calcext:apply-style-name="cellule temps" calcext:value="contains-text(&quot;NextDay&quot;)" calcext:base-cell-address="Bandits.D12"/>
            <calcext:condition calcext:apply-style-name="cellule temps" calcext:value="contains-text(&quot;CheckDay&quot;)" calcext:base-cell-address="Bandits.D12"/>
            <calcext:condition calcext:apply-style-name="cellule histoire" calcext:value="contains-text(&quot;Leave&quot;)" calcext:base-cell-address="Bandits.D12"/>
            <calcext:condition calcext:apply-style-name="cellule choice" calcext:value="contains-text(&quot;Choice&quot;)" calcext:base-cell-address="Bandits.D12"/>
            <calcext:condition calcext:apply-style-name="cellule d'erreur" calcext:value="!=&quot;&quot;" calcext:base-cell-address="Bandits.D12"/>
          </calcext:conditional-format>
          <calcext:conditional-format calcext:target-range-address="'Ile déserte var 1'.E12:'Ile déserte var 1'.E12">
            <calcext:condition calcext:apply-style-name="cellule histoire" calcext:value="contains-text(&quot;GoTo&quot;)" calcext:base-cell-address="Bandits.E12"/>
            <calcext:condition calcext:apply-style-name="cellule histoire" calcext:value="contains-text(&quot;Conclude&quot;)" calcext:base-cell-address="Bandits.E12"/>
            <calcext:condition calcext:apply-style-name="cellule random" calcext:value="contains-text(&quot;RandomPercent&quot;)" calcext:base-cell-address="Bandits.E12"/>
            <calcext:condition calcext:apply-style-name="cellule random" calcext:value="contains-text(&quot;RandomRange&quot;)" calcext:base-cell-address="Bandits.E12"/>
            <calcext:condition calcext:apply-style-name="cellule personnages" calcext:value="contains-text(&quot;NewCrew&quot;)" calcext:base-cell-address="Bandits.E12"/>
            <calcext:condition calcext:apply-style-name="cellule personnages" calcext:value="contains-text(&quot;NewCharacter&quot;)" calcext:base-cell-address="Bandits.E12"/>
            <calcext:condition calcext:apply-style-name="cellule personnages" calcext:value="contains-text(&quot;HideOther&quot;)" calcext:base-cell-address="Bandits.E12"/>
            <calcext:condition calcext:apply-style-name="cellule personnages" calcext:value="contains-text(&quot;DeleteOther&quot;)" calcext:base-cell-address="Bandits.E12"/>
            <calcext:condition calcext:apply-style-name="cellule narrateur" calcext:value="contains-text(&quot;Narrator&quot;)" calcext:base-cell-address="Bandits.E12"/>
            <calcext:condition calcext:apply-style-name="cellule set choice" calcext:value="contains-text(&quot;SetChoices&quot;)" calcext:base-cell-address="Bandits.E12"/>
            <calcext:condition calcext:apply-style-name="cellule dialogues" calcext:value="contains-text(&quot;PlayerSpeak&quot;)" calcext:base-cell-address="Bandits.E12"/>
            <calcext:condition calcext:apply-style-name="cellule dialogues" calcext:value="contains-text(&quot;OtherSpeak&quot;)" calcext:base-cell-address="Bandits.E12"/>
            <calcext:condition calcext:apply-style-name="cellule argent" calcext:value="contains-text(&quot;CheckGold&quot;)" calcext:base-cell-address="Bandits.E12"/>
            <calcext:condition calcext:apply-style-name="cellule argent" calcext:value="contains-text(&quot;RemoveGold&quot;)" calcext:base-cell-address="Bandits.E12"/>
            <calcext:condition calcext:apply-style-name="cellule argent" calcext:value="contains-text(&quot;AddGold&quot;)" calcext:base-cell-address="Bandits.E12"/>
            <calcext:condition calcext:apply-style-name="cellule argent" calcext:value="contains-text(&quot;Loot&quot;)" calcext:base-cell-address="Bandits.E12"/>
            <calcext:condition calcext:apply-style-name="cellule argent" calcext:value="contains-text(&quot;Trade&quot;)" calcext:base-cell-address="Bandits.E12"/>
            <calcext:condition calcext:apply-style-name="cellule combat" calcext:value="contains-text(&quot;LaunchCombat&quot;)" calcext:base-cell-address="Bandits.E12"/>
            <calcext:condition calcext:apply-style-name="cellule indice" calcext:value="contains-text(&quot;CheckFormula&quot;)" calcext:base-cell-address="Bandits.E12"/>
            <calcext:condition calcext:apply-style-name="cellule indice" calcext:value="contains-text(&quot;GiveDirection&quot;)" calcext:base-cell-address="Bandits.E12"/>
            <calcext:condition calcext:apply-style-name="cellule temps" calcext:value="contains-text(&quot;SetWeather&quot;)" calcext:base-cell-address="Bandits.E12"/>
            <calcext:condition calcext:apply-style-name="cellule temps" calcext:value="contains-text(&quot;SwitchWeather&quot;)" calcext:base-cell-address="Bandits.E12"/>
            <calcext:condition calcext:apply-style-name="cellule temps" calcext:value="contains-text(&quot;NextDay&quot;)" calcext:base-cell-address="Bandits.E12"/>
            <calcext:condition calcext:apply-style-name="cellule temps" calcext:value="contains-text(&quot;CheckDay&quot;)" calcext:base-cell-address="Bandits.E12"/>
            <calcext:condition calcext:apply-style-name="cellule histoire" calcext:value="contains-text(&quot;Leave&quot;)" calcext:base-cell-address="Bandits.E12"/>
            <calcext:condition calcext:apply-style-name="cellule choice" calcext:value="contains-text(&quot;Choice&quot;)" calcext:base-cell-address="Bandits.E12"/>
            <calcext:condition calcext:apply-style-name="cellule d'erreur" calcext:value="!=&quot;&quot;" calcext:base-cell-address="Bandits.E12"/>
          </calcext:conditional-format>
          <calcext:conditional-format calcext:target-range-address="'Ile déserte var 1'.H16:'Ile déserte var 1'.H16">
            <calcext:condition calcext:apply-style-name="cellule histoire" calcext:value="contains-text(&quot;GoTo&quot;)" calcext:base-cell-address="Bandits.H16"/>
            <calcext:condition calcext:apply-style-name="cellule histoire" calcext:value="contains-text(&quot;Conclude&quot;)" calcext:base-cell-address="Bandits.H16"/>
            <calcext:condition calcext:apply-style-name="cellule random" calcext:value="contains-text(&quot;RandomPercent&quot;)" calcext:base-cell-address="Bandits.H16"/>
            <calcext:condition calcext:apply-style-name="cellule random" calcext:value="contains-text(&quot;RandomRange&quot;)" calcext:base-cell-address="Bandits.H16"/>
            <calcext:condition calcext:apply-style-name="cellule personnages" calcext:value="contains-text(&quot;NewCrew&quot;)" calcext:base-cell-address="Bandits.H16"/>
            <calcext:condition calcext:apply-style-name="cellule personnages" calcext:value="contains-text(&quot;NewCharacter&quot;)" calcext:base-cell-address="Bandits.H16"/>
            <calcext:condition calcext:apply-style-name="cellule personnages" calcext:value="contains-text(&quot;HideOther&quot;)" calcext:base-cell-address="Bandits.H16"/>
            <calcext:condition calcext:apply-style-name="cellule personnages" calcext:value="contains-text(&quot;DeleteOther&quot;)" calcext:base-cell-address="Bandits.H16"/>
            <calcext:condition calcext:apply-style-name="cellule narrateur" calcext:value="contains-text(&quot;Narrator&quot;)" calcext:base-cell-address="Bandits.H16"/>
            <calcext:condition calcext:apply-style-name="cellule set choice" calcext:value="contains-text(&quot;SetChoices&quot;)" calcext:base-cell-address="Bandits.H16"/>
            <calcext:condition calcext:apply-style-name="cellule dialogues" calcext:value="contains-text(&quot;PlayerSpeak&quot;)" calcext:base-cell-address="Bandits.H16"/>
            <calcext:condition calcext:apply-style-name="cellule dialogues" calcext:value="contains-text(&quot;OtherSpeak&quot;)" calcext:base-cell-address="Bandits.H16"/>
            <calcext:condition calcext:apply-style-name="cellule argent" calcext:value="contains-text(&quot;CheckGold&quot;)" calcext:base-cell-address="Bandits.H16"/>
            <calcext:condition calcext:apply-style-name="cellule argent" calcext:value="contains-text(&quot;RemoveGold&quot;)" calcext:base-cell-address="Bandits.H16"/>
            <calcext:condition calcext:apply-style-name="cellule argent" calcext:value="contains-text(&quot;AddGold&quot;)" calcext:base-cell-address="Bandits.H16"/>
            <calcext:condition calcext:apply-style-name="cellule argent" calcext:value="contains-text(&quot;Loot&quot;)" calcext:base-cell-address="Bandits.H16"/>
            <calcext:condition calcext:apply-style-name="cellule argent" calcext:value="contains-text(&quot;Trade&quot;)" calcext:base-cell-address="Bandits.H16"/>
            <calcext:condition calcext:apply-style-name="cellule combat" calcext:value="contains-text(&quot;LaunchCombat&quot;)" calcext:base-cell-address="Bandits.H16"/>
            <calcext:condition calcext:apply-style-name="cellule indice" calcext:value="contains-text(&quot;CheckFormula&quot;)" calcext:base-cell-address="Bandits.H16"/>
            <calcext:condition calcext:apply-style-name="cellule indice" calcext:value="contains-text(&quot;GiveDirection&quot;)" calcext:base-cell-address="Bandits.H16"/>
            <calcext:condition calcext:apply-style-name="cellule temps" calcext:value="contains-text(&quot;SetWeather&quot;)" calcext:base-cell-address="Bandits.H16"/>
            <calcext:condition calcext:apply-style-name="cellule temps" calcext:value="contains-text(&quot;SwitchWeather&quot;)" calcext:base-cell-address="Bandits.H16"/>
            <calcext:condition calcext:apply-style-name="cellule temps" calcext:value="contains-text(&quot;NextDay&quot;)" calcext:base-cell-address="Bandits.H16"/>
            <calcext:condition calcext:apply-style-name="cellule temps" calcext:value="contains-text(&quot;CheckDay&quot;)" calcext:base-cell-address="Bandits.H16"/>
            <calcext:condition calcext:apply-style-name="cellule histoire" calcext:value="contains-text(&quot;Leave&quot;)" calcext:base-cell-address="Bandits.H16"/>
            <calcext:condition calcext:apply-style-name="cellule choice" calcext:value="contains-text(&quot;Choice&quot;)" calcext:base-cell-address="Bandits.H16"/>
            <calcext:condition calcext:apply-style-name="cellule d'erreur" calcext:value="!=&quot;&quot;" calcext:base-cell-address="Bandits.H16"/>
          </calcext:conditional-format>
          <calcext:conditional-format calcext:target-range-address="'Ile déserte var 1'.H14:'Ile déserte var 1'.H14">
            <calcext:condition calcext:apply-style-name="cellule histoire" calcext:value="contains-text(&quot;GoTo&quot;)" calcext:base-cell-address="Bandits.H14"/>
            <calcext:condition calcext:apply-style-name="cellule histoire" calcext:value="contains-text(&quot;Conclude&quot;)" calcext:base-cell-address="Bandits.H14"/>
            <calcext:condition calcext:apply-style-name="cellule random" calcext:value="contains-text(&quot;RandomPercent&quot;)" calcext:base-cell-address="Bandits.H14"/>
            <calcext:condition calcext:apply-style-name="cellule random" calcext:value="contains-text(&quot;RandomRange&quot;)" calcext:base-cell-address="Bandits.H14"/>
            <calcext:condition calcext:apply-style-name="cellule personnages" calcext:value="contains-text(&quot;NewCrew&quot;)" calcext:base-cell-address="Bandits.H14"/>
            <calcext:condition calcext:apply-style-name="cellule personnages" calcext:value="contains-text(&quot;NewCharacter&quot;)" calcext:base-cell-address="Bandits.H14"/>
            <calcext:condition calcext:apply-style-name="cellule personnages" calcext:value="contains-text(&quot;HideOther&quot;)" calcext:base-cell-address="Bandits.H14"/>
            <calcext:condition calcext:apply-style-name="cellule personnages" calcext:value="contains-text(&quot;DeleteOther&quot;)" calcext:base-cell-address="Bandits.H14"/>
            <calcext:condition calcext:apply-style-name="cellule narrateur" calcext:value="contains-text(&quot;Narrator&quot;)" calcext:base-cell-address="Bandits.H14"/>
            <calcext:condition calcext:apply-style-name="cellule set choice" calcext:value="contains-text(&quot;SetChoices&quot;)" calcext:base-cell-address="Bandits.H14"/>
            <calcext:condition calcext:apply-style-name="cellule dialogues" calcext:value="contains-text(&quot;PlayerSpeak&quot;)" calcext:base-cell-address="Bandits.H14"/>
            <calcext:condition calcext:apply-style-name="cellule dialogues" calcext:value="contains-text(&quot;OtherSpeak&quot;)" calcext:base-cell-address="Bandits.H14"/>
            <calcext:condition calcext:apply-style-name="cellule argent" calcext:value="contains-text(&quot;CheckGold&quot;)" calcext:base-cell-address="Bandits.H14"/>
            <calcext:condition calcext:apply-style-name="cellule argent" calcext:value="contains-text(&quot;RemoveGold&quot;)" calcext:base-cell-address="Bandits.H14"/>
            <calcext:condition calcext:apply-style-name="cellule argent" calcext:value="contains-text(&quot;AddGold&quot;)" calcext:base-cell-address="Bandits.H14"/>
            <calcext:condition calcext:apply-style-name="cellule argent" calcext:value="contains-text(&quot;Loot&quot;)" calcext:base-cell-address="Bandits.H14"/>
            <calcext:condition calcext:apply-style-name="cellule argent" calcext:value="contains-text(&quot;Trade&quot;)" calcext:base-cell-address="Bandits.H14"/>
            <calcext:condition calcext:apply-style-name="cellule combat" calcext:value="contains-text(&quot;LaunchCombat&quot;)" calcext:base-cell-address="Bandits.H14"/>
            <calcext:condition calcext:apply-style-name="cellule indice" calcext:value="contains-text(&quot;CheckFormula&quot;)" calcext:base-cell-address="Bandits.H14"/>
            <calcext:condition calcext:apply-style-name="cellule indice" calcext:value="contains-text(&quot;GiveDirection&quot;)" calcext:base-cell-address="Bandits.H14"/>
            <calcext:condition calcext:apply-style-name="cellule temps" calcext:value="contains-text(&quot;SetWeather&quot;)" calcext:base-cell-address="Bandits.H14"/>
            <calcext:condition calcext:apply-style-name="cellule temps" calcext:value="contains-text(&quot;SwitchWeather&quot;)" calcext:base-cell-address="Bandits.H14"/>
            <calcext:condition calcext:apply-style-name="cellule temps" calcext:value="contains-text(&quot;NextDay&quot;)" calcext:base-cell-address="Bandits.H14"/>
            <calcext:condition calcext:apply-style-name="cellule temps" calcext:value="contains-text(&quot;CheckDay&quot;)" calcext:base-cell-address="Bandits.H14"/>
            <calcext:condition calcext:apply-style-name="cellule histoire" calcext:value="contains-text(&quot;Leave&quot;)" calcext:base-cell-address="Bandits.H14"/>
            <calcext:condition calcext:apply-style-name="cellule choice" calcext:value="contains-text(&quot;Choice&quot;)" calcext:base-cell-address="Bandits.H14"/>
            <calcext:condition calcext:apply-style-name="cellule d'erreur" calcext:value="!=&quot;&quot;" calcext:base-cell-address="Bandits.H14"/>
          </calcext:conditional-format>
          <calcext:conditional-format calcext:target-range-address="'Ile déserte var 1'.I14:'Ile déserte var 1'.I14">
            <calcext:condition calcext:apply-style-name="cellule histoire" calcext:value="contains-text(&quot;GoTo&quot;)" calcext:base-cell-address="Bandits.I14"/>
            <calcext:condition calcext:apply-style-name="cellule histoire" calcext:value="contains-text(&quot;Conclude&quot;)" calcext:base-cell-address="Bandits.I14"/>
            <calcext:condition calcext:apply-style-name="cellule random" calcext:value="contains-text(&quot;RandomPercent&quot;)" calcext:base-cell-address="Bandits.I14"/>
            <calcext:condition calcext:apply-style-name="cellule random" calcext:value="contains-text(&quot;RandomRange&quot;)" calcext:base-cell-address="Bandits.I14"/>
            <calcext:condition calcext:apply-style-name="cellule personnages" calcext:value="contains-text(&quot;NewCrew&quot;)" calcext:base-cell-address="Bandits.I14"/>
            <calcext:condition calcext:apply-style-name="cellule personnages" calcext:value="contains-text(&quot;NewCharacter&quot;)" calcext:base-cell-address="Bandits.I14"/>
            <calcext:condition calcext:apply-style-name="cellule personnages" calcext:value="contains-text(&quot;HideOther&quot;)" calcext:base-cell-address="Bandits.I14"/>
            <calcext:condition calcext:apply-style-name="cellule personnages" calcext:value="contains-text(&quot;DeleteOther&quot;)" calcext:base-cell-address="Bandits.I14"/>
            <calcext:condition calcext:apply-style-name="cellule narrateur" calcext:value="contains-text(&quot;Narrator&quot;)" calcext:base-cell-address="Bandits.I14"/>
            <calcext:condition calcext:apply-style-name="cellule set choice" calcext:value="contains-text(&quot;SetChoices&quot;)" calcext:base-cell-address="Bandits.I14"/>
            <calcext:condition calcext:apply-style-name="cellule dialogues" calcext:value="contains-text(&quot;PlayerSpeak&quot;)" calcext:base-cell-address="Bandits.I14"/>
            <calcext:condition calcext:apply-style-name="cellule dialogues" calcext:value="contains-text(&quot;OtherSpeak&quot;)" calcext:base-cell-address="Bandits.I14"/>
            <calcext:condition calcext:apply-style-name="cellule argent" calcext:value="contains-text(&quot;CheckGold&quot;)" calcext:base-cell-address="Bandits.I14"/>
            <calcext:condition calcext:apply-style-name="cellule argent" calcext:value="contains-text(&quot;RemoveGold&quot;)" calcext:base-cell-address="Bandits.I14"/>
            <calcext:condition calcext:apply-style-name="cellule argent" calcext:value="contains-text(&quot;AddGold&quot;)" calcext:base-cell-address="Bandits.I14"/>
            <calcext:condition calcext:apply-style-name="cellule argent" calcext:value="contains-text(&quot;Loot&quot;)" calcext:base-cell-address="Bandits.I14"/>
            <calcext:condition calcext:apply-style-name="cellule argent" calcext:value="contains-text(&quot;Trade&quot;)" calcext:base-cell-address="Bandits.I14"/>
            <calcext:condition calcext:apply-style-name="cellule combat" calcext:value="contains-text(&quot;LaunchCombat&quot;)" calcext:base-cell-address="Bandits.I14"/>
            <calcext:condition calcext:apply-style-name="cellule indice" calcext:value="contains-text(&quot;CheckFormula&quot;)" calcext:base-cell-address="Bandits.I14"/>
            <calcext:condition calcext:apply-style-name="cellule indice" calcext:value="contains-text(&quot;GiveDirection&quot;)" calcext:base-cell-address="Bandits.I14"/>
            <calcext:condition calcext:apply-style-name="cellule temps" calcext:value="contains-text(&quot;SetWeather&quot;)" calcext:base-cell-address="Bandits.I14"/>
            <calcext:condition calcext:apply-style-name="cellule temps" calcext:value="contains-text(&quot;SwitchWeather&quot;)" calcext:base-cell-address="Bandits.I14"/>
            <calcext:condition calcext:apply-style-name="cellule temps" calcext:value="contains-text(&quot;NextDay&quot;)" calcext:base-cell-address="Bandits.I14"/>
            <calcext:condition calcext:apply-style-name="cellule temps" calcext:value="contains-text(&quot;CheckDay&quot;)" calcext:base-cell-address="Bandits.I14"/>
            <calcext:condition calcext:apply-style-name="cellule histoire" calcext:value="contains-text(&quot;Leave&quot;)" calcext:base-cell-address="Bandits.I14"/>
            <calcext:condition calcext:apply-style-name="cellule choice" calcext:value="contains-text(&quot;Choice&quot;)" calcext:base-cell-address="Bandits.I14"/>
            <calcext:condition calcext:apply-style-name="cellule d'erreur" calcext:value="!=&quot;&quot;" calcext:base-cell-address="Bandits.I14"/>
          </calcext:conditional-format>
          <calcext:conditional-format calcext:target-range-address="'Ile déserte var 1'.I16:'Ile déserte var 1'.I16">
            <calcext:condition calcext:apply-style-name="cellule histoire" calcext:value="contains-text(&quot;GoTo&quot;)" calcext:base-cell-address="Bandits.I16"/>
            <calcext:condition calcext:apply-style-name="cellule histoire" calcext:value="contains-text(&quot;Conclude&quot;)" calcext:base-cell-address="Bandits.I16"/>
            <calcext:condition calcext:apply-style-name="cellule random" calcext:value="contains-text(&quot;RandomPercent&quot;)" calcext:base-cell-address="Bandits.I16"/>
            <calcext:condition calcext:apply-style-name="cellule random" calcext:value="contains-text(&quot;RandomRange&quot;)" calcext:base-cell-address="Bandits.I16"/>
            <calcext:condition calcext:apply-style-name="cellule personnages" calcext:value="contains-text(&quot;NewCrew&quot;)" calcext:base-cell-address="Bandits.I16"/>
            <calcext:condition calcext:apply-style-name="cellule personnages" calcext:value="contains-text(&quot;NewCharacter&quot;)" calcext:base-cell-address="Bandits.I16"/>
            <calcext:condition calcext:apply-style-name="cellule personnages" calcext:value="contains-text(&quot;HideOther&quot;)" calcext:base-cell-address="Bandits.I16"/>
            <calcext:condition calcext:apply-style-name="cellule personnages" calcext:value="contains-text(&quot;DeleteOther&quot;)" calcext:base-cell-address="Bandits.I16"/>
            <calcext:condition calcext:apply-style-name="cellule narrateur" calcext:value="contains-text(&quot;Narrator&quot;)" calcext:base-cell-address="Bandits.I16"/>
            <calcext:condition calcext:apply-style-name="cellule set choice" calcext:value="contains-text(&quot;SetChoices&quot;)" calcext:base-cell-address="Bandits.I16"/>
            <calcext:condition calcext:apply-style-name="cellule dialogues" calcext:value="contains-text(&quot;PlayerSpeak&quot;)" calcext:base-cell-address="Bandits.I16"/>
            <calcext:condition calcext:apply-style-name="cellule dialogues" calcext:value="contains-text(&quot;OtherSpeak&quot;)" calcext:base-cell-address="Bandits.I16"/>
            <calcext:condition calcext:apply-style-name="cellule argent" calcext:value="contains-text(&quot;CheckGold&quot;)" calcext:base-cell-address="Bandits.I16"/>
            <calcext:condition calcext:apply-style-name="cellule argent" calcext:value="contains-text(&quot;RemoveGold&quot;)" calcext:base-cell-address="Bandits.I16"/>
            <calcext:condition calcext:apply-style-name="cellule argent" calcext:value="contains-text(&quot;AddGold&quot;)" calcext:base-cell-address="Bandits.I16"/>
            <calcext:condition calcext:apply-style-name="cellule argent" calcext:value="contains-text(&quot;Loot&quot;)" calcext:base-cell-address="Bandits.I16"/>
            <calcext:condition calcext:apply-style-name="cellule argent" calcext:value="contains-text(&quot;Trade&quot;)" calcext:base-cell-address="Bandits.I16"/>
            <calcext:condition calcext:apply-style-name="cellule combat" calcext:value="contains-text(&quot;LaunchCombat&quot;)" calcext:base-cell-address="Bandits.I16"/>
            <calcext:condition calcext:apply-style-name="cellule indice" calcext:value="contains-text(&quot;CheckFormula&quot;)" calcext:base-cell-address="Bandits.I16"/>
            <calcext:condition calcext:apply-style-name="cellule indice" calcext:value="contains-text(&quot;GiveDirection&quot;)" calcext:base-cell-address="Bandits.I16"/>
            <calcext:condition calcext:apply-style-name="cellule temps" calcext:value="contains-text(&quot;SetWeather&quot;)" calcext:base-cell-address="Bandits.I16"/>
            <calcext:condition calcext:apply-style-name="cellule temps" calcext:value="contains-text(&quot;SwitchWeather&quot;)" calcext:base-cell-address="Bandits.I16"/>
            <calcext:condition calcext:apply-style-name="cellule temps" calcext:value="contains-text(&quot;NextDay&quot;)" calcext:base-cell-address="Bandits.I16"/>
            <calcext:condition calcext:apply-style-name="cellule temps" calcext:value="contains-text(&quot;CheckDay&quot;)" calcext:base-cell-address="Bandits.I16"/>
            <calcext:condition calcext:apply-style-name="cellule histoire" calcext:value="contains-text(&quot;Leave&quot;)" calcext:base-cell-address="Bandits.I16"/>
            <calcext:condition calcext:apply-style-name="cellule choice" calcext:value="contains-text(&quot;Choice&quot;)" calcext:base-cell-address="Bandits.I16"/>
            <calcext:condition calcext:apply-style-name="cellule d'erreur" calcext:value="!=&quot;&quot;" calcext:base-cell-address="Bandits.I16"/>
          </calcext:conditional-format>
          <calcext:conditional-format calcext:target-range-address="'Ile déserte var 1'.E14:'Ile déserte var 1'.E14">
            <calcext:condition calcext:apply-style-name="cellule histoire" calcext:value="contains-text(&quot;GoTo&quot;)" calcext:base-cell-address="Bandits.E14"/>
            <calcext:condition calcext:apply-style-name="cellule histoire" calcext:value="contains-text(&quot;Conclude&quot;)" calcext:base-cell-address="Bandits.E14"/>
            <calcext:condition calcext:apply-style-name="cellule random" calcext:value="contains-text(&quot;RandomPercent&quot;)" calcext:base-cell-address="Bandits.E14"/>
            <calcext:condition calcext:apply-style-name="cellule random" calcext:value="contains-text(&quot;RandomRange&quot;)" calcext:base-cell-address="Bandits.E14"/>
            <calcext:condition calcext:apply-style-name="cellule personnages" calcext:value="contains-text(&quot;NewCrew&quot;)" calcext:base-cell-address="Bandits.E14"/>
            <calcext:condition calcext:apply-style-name="cellule personnages" calcext:value="contains-text(&quot;NewCharacter&quot;)" calcext:base-cell-address="Bandits.E14"/>
            <calcext:condition calcext:apply-style-name="cellule personnages" calcext:value="contains-text(&quot;HideOther&quot;)" calcext:base-cell-address="Bandits.E14"/>
            <calcext:condition calcext:apply-style-name="cellule personnages" calcext:value="contains-text(&quot;DeleteOther&quot;)" calcext:base-cell-address="Bandits.E14"/>
            <calcext:condition calcext:apply-style-name="cellule narrateur" calcext:value="contains-text(&quot;Narrator&quot;)" calcext:base-cell-address="Bandits.E14"/>
            <calcext:condition calcext:apply-style-name="cellule set choice" calcext:value="contains-text(&quot;SetChoices&quot;)" calcext:base-cell-address="Bandits.E14"/>
            <calcext:condition calcext:apply-style-name="cellule dialogues" calcext:value="contains-text(&quot;PlayerSpeak&quot;)" calcext:base-cell-address="Bandits.E14"/>
            <calcext:condition calcext:apply-style-name="cellule dialogues" calcext:value="contains-text(&quot;OtherSpeak&quot;)" calcext:base-cell-address="Bandits.E14"/>
            <calcext:condition calcext:apply-style-name="cellule argent" calcext:value="contains-text(&quot;CheckGold&quot;)" calcext:base-cell-address="Bandits.E14"/>
            <calcext:condition calcext:apply-style-name="cellule argent" calcext:value="contains-text(&quot;RemoveGold&quot;)" calcext:base-cell-address="Bandits.E14"/>
            <calcext:condition calcext:apply-style-name="cellule argent" calcext:value="contains-text(&quot;AddGold&quot;)" calcext:base-cell-address="Bandits.E14"/>
            <calcext:condition calcext:apply-style-name="cellule argent" calcext:value="contains-text(&quot;Loot&quot;)" calcext:base-cell-address="Bandits.E14"/>
            <calcext:condition calcext:apply-style-name="cellule argent" calcext:value="contains-text(&quot;Trade&quot;)" calcext:base-cell-address="Bandits.E14"/>
            <calcext:condition calcext:apply-style-name="cellule combat" calcext:value="contains-text(&quot;LaunchCombat&quot;)" calcext:base-cell-address="Bandits.E14"/>
            <calcext:condition calcext:apply-style-name="cellule indice" calcext:value="contains-text(&quot;CheckFormula&quot;)" calcext:base-cell-address="Bandits.E14"/>
            <calcext:condition calcext:apply-style-name="cellule indice" calcext:value="contains-text(&quot;GiveDirection&quot;)" calcext:base-cell-address="Bandits.E14"/>
            <calcext:condition calcext:apply-style-name="cellule temps" calcext:value="contains-text(&quot;SetWeather&quot;)" calcext:base-cell-address="Bandits.E14"/>
            <calcext:condition calcext:apply-style-name="cellule temps" calcext:value="contains-text(&quot;SwitchWeather&quot;)" calcext:base-cell-address="Bandits.E14"/>
            <calcext:condition calcext:apply-style-name="cellule temps" calcext:value="contains-text(&quot;NextDay&quot;)" calcext:base-cell-address="Bandits.E14"/>
            <calcext:condition calcext:apply-style-name="cellule temps" calcext:value="contains-text(&quot;CheckDay&quot;)" calcext:base-cell-address="Bandits.E14"/>
            <calcext:condition calcext:apply-style-name="cellule histoire" calcext:value="contains-text(&quot;Leave&quot;)" calcext:base-cell-address="Bandits.E14"/>
            <calcext:condition calcext:apply-style-name="cellule choice" calcext:value="contains-text(&quot;Choice&quot;)" calcext:base-cell-address="Bandits.E14"/>
            <calcext:condition calcext:apply-style-name="cellule d'erreur" calcext:value="!=&quot;&quot;" calcext:base-cell-address="Bandits.E14"/>
          </calcext:conditional-format>
          <calcext:conditional-format calcext:target-range-address="'Ile déserte var 1'.C3:'Ile déserte var 1'.L54 'Ile déserte var 1'.A3:'Ile déserte var 1'.B9 'Ile déserte var 1'.A20:'Ile déserte var 1'.B54">
            <calcext:condition calcext:apply-style-name="cellule histoire" calcext:value="contains-text(&quot;GoTo&quot;)" calcext:base-cell-address="Bandits.A3"/>
            <calcext:condition calcext:apply-style-name="cellule histoire" calcext:value="contains-text(&quot;Conclude&quot;)" calcext:base-cell-address="Bandits.A3"/>
            <calcext:condition calcext:apply-style-name="cellule random" calcext:value="contains-text(&quot;RandomPercent&quot;)" calcext:base-cell-address="Bandits.A3"/>
            <calcext:condition calcext:apply-style-name="cellule random" calcext:value="contains-text(&quot;RandomRange&quot;)" calcext:base-cell-address="Bandits.A3"/>
            <calcext:condition calcext:apply-style-name="cellule personnages" calcext:value="contains-text(&quot;NewCrew&quot;)" calcext:base-cell-address="Bandits.A3"/>
            <calcext:condition calcext:apply-style-name="cellule personnages" calcext:value="contains-text(&quot;NewCharacter&quot;)" calcext:base-cell-address="Bandits.A3"/>
            <calcext:condition calcext:apply-style-name="cellule personnages" calcext:value="contains-text(&quot;HideOther&quot;)" calcext:base-cell-address="Bandits.A3"/>
            <calcext:condition calcext:apply-style-name="cellule personnages" calcext:value="contains-text(&quot;DeleteOther&quot;)" calcext:base-cell-address="Bandits.A3"/>
            <calcext:condition calcext:apply-style-name="cellule narrateur" calcext:value="contains-text(&quot;Narrator&quot;)" calcext:base-cell-address="Bandits.A3"/>
            <calcext:condition calcext:apply-style-name="cellule set choice" calcext:value="contains-text(&quot;SetChoices&quot;)" calcext:base-cell-address="Bandits.A3"/>
            <calcext:condition calcext:apply-style-name="cellule dialogues" calcext:value="contains-text(&quot;PlayerSpeak&quot;)" calcext:base-cell-address="Bandits.A3"/>
            <calcext:condition calcext:apply-style-name="cellule dialogues" calcext:value="contains-text(&quot;OtherSpeak&quot;)" calcext:base-cell-address="Bandits.A3"/>
            <calcext:condition calcext:apply-style-name="cellule argent" calcext:value="contains-text(&quot;CheckGold&quot;)" calcext:base-cell-address="Bandits.A3"/>
            <calcext:condition calcext:apply-style-name="cellule argent" calcext:value="contains-text(&quot;RemoveGold&quot;)" calcext:base-cell-address="Bandits.A3"/>
            <calcext:condition calcext:apply-style-name="cellule argent" calcext:value="contains-text(&quot;AddGold&quot;)" calcext:base-cell-address="Bandits.A3"/>
            <calcext:condition calcext:apply-style-name="cellule argent" calcext:value="contains-text(&quot;Loot&quot;)" calcext:base-cell-address="Bandits.A3"/>
            <calcext:condition calcext:apply-style-name="cellule argent" calcext:value="contains-text(&quot;Trade&quot;)" calcext:base-cell-address="Bandits.A3"/>
            <calcext:condition calcext:apply-style-name="cellule combat" calcext:value="contains-text(&quot;LaunchCombat&quot;)" calcext:base-cell-address="Bandits.A3"/>
            <calcext:condition calcext:apply-style-name="cellule indice" calcext:value="contains-text(&quot;CheckFormula&quot;)" calcext:base-cell-address="Bandits.A3"/>
            <calcext:condition calcext:apply-style-name="cellule indice" calcext:value="contains-text(&quot;GiveDirection&quot;)" calcext:base-cell-address="Bandits.A3"/>
            <calcext:condition calcext:apply-style-name="cellule temps" calcext:value="contains-text(&quot;SetWeather&quot;)" calcext:base-cell-address="Bandits.A3"/>
            <calcext:condition calcext:apply-style-name="cellule temps" calcext:value="contains-text(&quot;SwitchWeather&quot;)" calcext:base-cell-address="Bandits.A3"/>
            <calcext:condition calcext:apply-style-name="cellule temps" calcext:value="contains-text(&quot;NextDay&quot;)" calcext:base-cell-address="Bandits.A3"/>
            <calcext:condition calcext:apply-style-name="cellule temps" calcext:value="contains-text(&quot;CheckDay&quot;)" calcext:base-cell-address="Bandits.A3"/>
            <calcext:condition calcext:apply-style-name="cellule histoire" calcext:value="contains-text(&quot;Leave&quot;)" calcext:base-cell-address="Bandits.A3"/>
            <calcext:condition calcext:apply-style-name="cellule choice" calcext:value="contains-text(&quot;Choice&quot;)" calcext:base-cell-address="Bandits.A3"/>
            <calcext:condition calcext:apply-style-name="cellule d'erreur" calcext:value="!=&quot;&quot;" calcext:base-cell-address="Bandits.A3"/>
          </calcext:conditional-format>
          <calcext:conditional-format calcext:target-range-address="'Ile déserte var 1'.A10:'Ile déserte var 1'.A19">
            <calcext:condition calcext:apply-style-name="cellule histoire" calcext:value="contains-text(&quot;GoTo&quot;)" calcext:base-cell-address="Bandits.A10"/>
            <calcext:condition calcext:apply-style-name="cellule histoire" calcext:value="contains-text(&quot;Conclude&quot;)" calcext:base-cell-address="Bandits.A10"/>
            <calcext:condition calcext:apply-style-name="cellule random" calcext:value="contains-text(&quot;RandomPercent&quot;)" calcext:base-cell-address="Bandits.A10"/>
            <calcext:condition calcext:apply-style-name="cellule random" calcext:value="contains-text(&quot;RandomRange&quot;)" calcext:base-cell-address="Bandits.A10"/>
            <calcext:condition calcext:apply-style-name="cellule personnages" calcext:value="contains-text(&quot;NewCrew&quot;)" calcext:base-cell-address="Bandits.A10"/>
            <calcext:condition calcext:apply-style-name="cellule personnages" calcext:value="contains-text(&quot;NewCharacter&quot;)" calcext:base-cell-address="Bandits.A10"/>
            <calcext:condition calcext:apply-style-name="cellule personnages" calcext:value="contains-text(&quot;HideOther&quot;)" calcext:base-cell-address="Bandits.A10"/>
            <calcext:condition calcext:apply-style-name="cellule personnages" calcext:value="contains-text(&quot;DeleteOther&quot;)" calcext:base-cell-address="Bandits.A10"/>
            <calcext:condition calcext:apply-style-name="cellule narrateur" calcext:value="contains-text(&quot;Narrator&quot;)" calcext:base-cell-address="Bandits.A10"/>
            <calcext:condition calcext:apply-style-name="cellule set choice" calcext:value="contains-text(&quot;SetChoices&quot;)" calcext:base-cell-address="Bandits.A10"/>
            <calcext:condition calcext:apply-style-name="cellule dialogues" calcext:value="contains-text(&quot;PlayerSpeak&quot;)" calcext:base-cell-address="Bandits.A10"/>
            <calcext:condition calcext:apply-style-name="cellule dialogues" calcext:value="contains-text(&quot;OtherSpeak&quot;)" calcext:base-cell-address="Bandits.A10"/>
            <calcext:condition calcext:apply-style-name="cellule argent" calcext:value="contains-text(&quot;CheckGold&quot;)" calcext:base-cell-address="Bandits.A10"/>
            <calcext:condition calcext:apply-style-name="cellule argent" calcext:value="contains-text(&quot;RemoveGold&quot;)" calcext:base-cell-address="Bandits.A10"/>
            <calcext:condition calcext:apply-style-name="cellule argent" calcext:value="contains-text(&quot;AddGold&quot;)" calcext:base-cell-address="Bandits.A10"/>
            <calcext:condition calcext:apply-style-name="cellule argent" calcext:value="contains-text(&quot;Loot&quot;)" calcext:base-cell-address="Bandits.A10"/>
            <calcext:condition calcext:apply-style-name="cellule argent" calcext:value="contains-text(&quot;Trade&quot;)" calcext:base-cell-address="Bandits.A10"/>
            <calcext:condition calcext:apply-style-name="cellule combat" calcext:value="contains-text(&quot;LaunchCombat&quot;)" calcext:base-cell-address="Bandits.A10"/>
            <calcext:condition calcext:apply-style-name="cellule indice" calcext:value="contains-text(&quot;CheckFormula&quot;)" calcext:base-cell-address="Bandits.A10"/>
            <calcext:condition calcext:apply-style-name="cellule indice" calcext:value="contains-text(&quot;GiveDirection&quot;)" calcext:base-cell-address="Bandits.A10"/>
            <calcext:condition calcext:apply-style-name="cellule temps" calcext:value="contains-text(&quot;SetWeather&quot;)" calcext:base-cell-address="Bandits.A10"/>
            <calcext:condition calcext:apply-style-name="cellule temps" calcext:value="contains-text(&quot;SwitchWeather&quot;)" calcext:base-cell-address="Bandits.A10"/>
            <calcext:condition calcext:apply-style-name="cellule temps" calcext:value="contains-text(&quot;NextDay&quot;)" calcext:base-cell-address="Bandits.A10"/>
            <calcext:condition calcext:apply-style-name="cellule temps" calcext:value="contains-text(&quot;CheckDay&quot;)" calcext:base-cell-address="Bandits.A10"/>
            <calcext:condition calcext:apply-style-name="cellule histoire" calcext:value="contains-text(&quot;Leave&quot;)" calcext:base-cell-address="Bandits.A10"/>
            <calcext:condition calcext:apply-style-name="cellule choice" calcext:value="contains-text(&quot;Choice&quot;)" calcext:base-cell-address="Bandits.A10"/>
            <calcext:condition calcext:apply-style-name="cellule d'erreur" calcext:value="!=&quot;&quot;" calcext:base-cell-address="Bandits.A10"/>
          </calcext:conditional-format>
          <calcext:conditional-format calcext:target-range-address="'Ile déserte var 1'.B10:'Ile déserte var 1'.B19">
            <calcext:condition calcext:apply-style-name="cellule histoire" calcext:value="contains-text(&quot;GoTo&quot;)" calcext:base-cell-address="Bandits.B10"/>
            <calcext:condition calcext:apply-style-name="cellule histoire" calcext:value="contains-text(&quot;Conclude&quot;)" calcext:base-cell-address="Bandits.B10"/>
            <calcext:condition calcext:apply-style-name="cellule random" calcext:value="contains-text(&quot;RandomPercent&quot;)" calcext:base-cell-address="Bandits.B10"/>
            <calcext:condition calcext:apply-style-name="cellule random" calcext:value="contains-text(&quot;RandomRange&quot;)" calcext:base-cell-address="Bandits.B10"/>
            <calcext:condition calcext:apply-style-name="cellule personnages" calcext:value="contains-text(&quot;NewCrew&quot;)" calcext:base-cell-address="Bandits.B10"/>
            <calcext:condition calcext:apply-style-name="cellule personnages" calcext:value="contains-text(&quot;NewCharacter&quot;)" calcext:base-cell-address="Bandits.B10"/>
            <calcext:condition calcext:apply-style-name="cellule personnages" calcext:value="contains-text(&quot;HideOther&quot;)" calcext:base-cell-address="Bandits.B10"/>
            <calcext:condition calcext:apply-style-name="cellule personnages" calcext:value="contains-text(&quot;DeleteOther&quot;)" calcext:base-cell-address="Bandits.B10"/>
            <calcext:condition calcext:apply-style-name="cellule narrateur" calcext:value="contains-text(&quot;Narrator&quot;)" calcext:base-cell-address="Bandits.B10"/>
            <calcext:condition calcext:apply-style-name="cellule set choice" calcext:value="contains-text(&quot;SetChoices&quot;)" calcext:base-cell-address="Bandits.B10"/>
            <calcext:condition calcext:apply-style-name="cellule dialogues" calcext:value="contains-text(&quot;PlayerSpeak&quot;)" calcext:base-cell-address="Bandits.B10"/>
            <calcext:condition calcext:apply-style-name="cellule dialogues" calcext:value="contains-text(&quot;OtherSpeak&quot;)" calcext:base-cell-address="Bandits.B10"/>
            <calcext:condition calcext:apply-style-name="cellule argent" calcext:value="contains-text(&quot;CheckGold&quot;)" calcext:base-cell-address="Bandits.B10"/>
            <calcext:condition calcext:apply-style-name="cellule argent" calcext:value="contains-text(&quot;RemoveGold&quot;)" calcext:base-cell-address="Bandits.B10"/>
            <calcext:condition calcext:apply-style-name="cellule argent" calcext:value="contains-text(&quot;AddGold&quot;)" calcext:base-cell-address="Bandits.B10"/>
            <calcext:condition calcext:apply-style-name="cellule argent" calcext:value="contains-text(&quot;Loot&quot;)" calcext:base-cell-address="Bandits.B10"/>
            <calcext:condition calcext:apply-style-name="cellule argent" calcext:value="contains-text(&quot;Trade&quot;)" calcext:base-cell-address="Bandits.B10"/>
            <calcext:condition calcext:apply-style-name="cellule combat" calcext:value="contains-text(&quot;LaunchCombat&quot;)" calcext:base-cell-address="Bandits.B10"/>
            <calcext:condition calcext:apply-style-name="cellule indice" calcext:value="contains-text(&quot;CheckFormula&quot;)" calcext:base-cell-address="Bandits.B10"/>
            <calcext:condition calcext:apply-style-name="cellule indice" calcext:value="contains-text(&quot;GiveDirection&quot;)" calcext:base-cell-address="Bandits.B10"/>
            <calcext:condition calcext:apply-style-name="cellule temps" calcext:value="contains-text(&quot;SetWeather&quot;)" calcext:base-cell-address="Bandits.B10"/>
            <calcext:condition calcext:apply-style-name="cellule temps" calcext:value="contains-text(&quot;SwitchWeather&quot;)" calcext:base-cell-address="Bandits.B10"/>
            <calcext:condition calcext:apply-style-name="cellule temps" calcext:value="contains-text(&quot;NextDay&quot;)" calcext:base-cell-address="Bandits.B10"/>
            <calcext:condition calcext:apply-style-name="cellule temps" calcext:value="contains-text(&quot;CheckDay&quot;)" calcext:base-cell-address="Bandits.B10"/>
            <calcext:condition calcext:apply-style-name="cellule histoire" calcext:value="contains-text(&quot;Leave&quot;)" calcext:base-cell-address="Bandits.B10"/>
            <calcext:condition calcext:apply-style-name="cellule choice" calcext:value="contains-text(&quot;Choice&quot;)" calcext:base-cell-address="Bandits.B10"/>
            <calcext:condition calcext:apply-style-name="cellule d'erreur" calcext:value="!=&quot;&quot;" calcext:base-cell-address="Bandits.B10"/>
          </calcext:conditional-format>
          <calcext:conditional-format calcext:target-range-address="'Ile déserte var 1'.A10:'Ile déserte var 1'.B19">
            <calcext:condition calcext:apply-style-name="cellule histoire" calcext:value="contains-text(&quot;GoTo&quot;)" calcext:base-cell-address="Bandits.A10"/>
            <calcext:condition calcext:apply-style-name="cellule histoire" calcext:value="contains-text(&quot;Conclude&quot;)" calcext:base-cell-address="Bandits.A10"/>
            <calcext:condition calcext:apply-style-name="cellule random" calcext:value="contains-text(&quot;RandomPercent&quot;)" calcext:base-cell-address="Bandits.A10"/>
            <calcext:condition calcext:apply-style-name="cellule random" calcext:value="contains-text(&quot;RandomRange&quot;)" calcext:base-cell-address="Bandits.A10"/>
            <calcext:condition calcext:apply-style-name="cellule personnages" calcext:value="contains-text(&quot;NewCrew&quot;)" calcext:base-cell-address="Bandits.A10"/>
            <calcext:condition calcext:apply-style-name="cellule personnages" calcext:value="contains-text(&quot;NewCharacter&quot;)" calcext:base-cell-address="Bandits.A10"/>
            <calcext:condition calcext:apply-style-name="cellule personnages" calcext:value="contains-text(&quot;HideOther&quot;)" calcext:base-cell-address="Bandits.A10"/>
            <calcext:condition calcext:apply-style-name="cellule personnages" calcext:value="contains-text(&quot;DeleteOther&quot;)" calcext:base-cell-address="Bandits.A10"/>
            <calcext:condition calcext:apply-style-name="cellule narrateur" calcext:value="contains-text(&quot;Narrator&quot;)" calcext:base-cell-address="Bandits.A10"/>
            <calcext:condition calcext:apply-style-name="cellule set choice" calcext:value="contains-text(&quot;SetChoices&quot;)" calcext:base-cell-address="Bandits.A10"/>
            <calcext:condition calcext:apply-style-name="cellule dialogues" calcext:value="contains-text(&quot;PlayerSpeak&quot;)" calcext:base-cell-address="Bandits.A10"/>
            <calcext:condition calcext:apply-style-name="cellule dialogues" calcext:value="contains-text(&quot;OtherSpeak&quot;)" calcext:base-cell-address="Bandits.A10"/>
            <calcext:condition calcext:apply-style-name="cellule argent" calcext:value="contains-text(&quot;CheckGold&quot;)" calcext:base-cell-address="Bandits.A10"/>
            <calcext:condition calcext:apply-style-name="cellule argent" calcext:value="contains-text(&quot;RemoveGold&quot;)" calcext:base-cell-address="Bandits.A10"/>
            <calcext:condition calcext:apply-style-name="cellule argent" calcext:value="contains-text(&quot;AddGold&quot;)" calcext:base-cell-address="Bandits.A10"/>
            <calcext:condition calcext:apply-style-name="cellule argent" calcext:value="contains-text(&quot;Loot&quot;)" calcext:base-cell-address="Bandits.A10"/>
            <calcext:condition calcext:apply-style-name="cellule argent" calcext:value="contains-text(&quot;Trade&quot;)" calcext:base-cell-address="Bandits.A10"/>
            <calcext:condition calcext:apply-style-name="cellule combat" calcext:value="contains-text(&quot;LaunchCombat&quot;)" calcext:base-cell-address="Bandits.A10"/>
            <calcext:condition calcext:apply-style-name="cellule indice" calcext:value="contains-text(&quot;CheckFormula&quot;)" calcext:base-cell-address="Bandits.A10"/>
            <calcext:condition calcext:apply-style-name="cellule indice" calcext:value="contains-text(&quot;GiveDirection&quot;)" calcext:base-cell-address="Bandits.A10"/>
            <calcext:condition calcext:apply-style-name="cellule temps" calcext:value="contains-text(&quot;SetWeather&quot;)" calcext:base-cell-address="Bandits.A10"/>
            <calcext:condition calcext:apply-style-name="cellule temps" calcext:value="contains-text(&quot;SwitchWeather&quot;)" calcext:base-cell-address="Bandits.A10"/>
            <calcext:condition calcext:apply-style-name="cellule temps" calcext:value="contains-text(&quot;NextDay&quot;)" calcext:base-cell-address="Bandits.A10"/>
            <calcext:condition calcext:apply-style-name="cellule temps" calcext:value="contains-text(&quot;CheckDay&quot;)" calcext:base-cell-address="Bandits.A10"/>
            <calcext:condition calcext:apply-style-name="cellule histoire" calcext:value="contains-text(&quot;Leave&quot;)" calcext:base-cell-address="Bandits.A10"/>
            <calcext:condition calcext:apply-style-name="cellule choice" calcext:value="contains-text(&quot;Choice&quot;)" calcext:base-cell-address="Bandits.A10"/>
            <calcext:condition calcext:apply-style-name="cellule d'erreur" calcext:value="!=&quot;&quot;" calcext:base-cell-address="Bandits.A10"/>
          </calcext:conditional-format>
        </calcext:conditional-formats>
      </table:table>
      <table:table table:name="Ile déserte var 2"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Ile déserte var 2" calcext:value-type="string">
            <text:p>Ile déserte var 2</text:p>
          </table:table-cell>
          <table:table-cell table:style-name="ce18" office:value-type="float" office:value="8" calcext:value-type="float">
            <text:p>8</text:p>
          </table:table-cell>
          <table:table-cell table:style-name="ce22"/>
          <table:table-cell table:number-columns-repeated="34"/>
        </table:table-row>
        <table:table-row table:style-name="ro16">
          <table:table-cell table:style-name="ce175" office:value-type="string" calcext:value-type="string">
            <text:p>Narrator : Le bateau accoste sur une petite île. Quelques arbustes ont poussés au bout de la plage</text:p>
          </table:table-cell>
          <table:table-cell table:style-name="ce182"/>
          <table:table-cell table:style-name="ce191" table:number-columns-repeated="3"/>
          <table:table-cell table:style-name="ce203" table:number-columns-repeated="7"/>
          <table:table-cell table:style-name="ce209"/>
          <table:table-cell table:style-name="ce181" table:number-columns-repeated="2"/>
          <table:table-cell table:style-name="ce22" table:number-columns-repeated="22"/>
        </table:table-row>
        <table:table-row table:style-name="ro9">
          <table:table-cell table:style-name="ce176" office:value-type="string" calcext:value-type="string">
            <text:p>SetChoices3</text:p>
          </table:table-cell>
          <table:table-cell table:style-name="ce183" table:number-columns-repeated="4"/>
          <table:table-cell table:style-name="ce186" table:number-columns-repeated="7"/>
          <table:table-cell table:style-name="ce210"/>
          <table:table-cell table:style-name="ce211"/>
          <table:table-cell table:style-name="ce181"/>
          <table:table-cell table:style-name="ce22" table:number-columns-repeated="22"/>
        </table:table-row>
        <table:table-row table:style-name="ro9">
          <table:table-cell table:style-name="ce176" office:value-type="string" calcext:value-type="string">
            <text:p>Choice : On lève l'ancre !</text:p>
          </table:table-cell>
          <table:table-cell table:style-name="ce183" office:value-type="string" calcext:value-type="string">
            <text:p>Choice : On va rester ici pour la nuit</text:p>
          </table:table-cell>
          <table:table-cell table:style-name="ce183" office:value-type="string" calcext:value-type="string">
            <text:p>Choice : (Chercher de la nourriture)</text:p>
          </table:table-cell>
          <table:table-cell table:style-name="ce183" table:number-columns-repeated="2"/>
          <table:table-cell table:style-name="ce186" table:number-columns-repeated="7"/>
          <table:table-cell table:style-name="ce210"/>
          <table:table-cell table:style-name="ce211"/>
          <table:table-cell table:style-name="ce181"/>
          <table:table-cell table:style-name="ce22" table:number-columns-repeated="22"/>
        </table:table-row>
        <table:table-row table:style-name="ro9">
          <table:table-cell table:style-name="ce176" office:value-type="string" calcext:value-type="string">
            <text:p>Leave</text:p>
          </table:table-cell>
          <table:table-cell table:style-name="ce183" office:value-type="string" calcext:value-type="string">
            <text:p>SetWeatherDay</text:p>
          </table:table-cell>
          <table:table-cell table:style-name="ce183" office:value-type="string" calcext:value-type="string">
            <text:p>RandomPercent35</text:p>
          </table:table-cell>
          <table:table-cell table:style-name="ce183" table:number-columns-repeated="2"/>
          <table:table-cell table:style-name="ce186" table:number-columns-repeated="7"/>
          <table:table-cell table:style-name="ce210"/>
          <table:table-cell table:style-name="ce211"/>
          <table:table-cell table:style-name="ce181"/>
          <table:table-cell table:style-name="ce22" table:number-columns-repeated="22"/>
        </table:table-row>
        <table:table-row table:style-name="ro9">
          <table:table-cell table:style-name="ce176"/>
          <table:table-cell table:style-name="ce183" office:value-type="string" calcext:value-type="string">
            <text:p>NextDay</text:p>
          </table:table-cell>
          <table:table-cell table:style-name="ce192" office:value-type="string" calcext:value-type="string">
            <text:p>OtherSpeak : Il n'y a rien de comestible ici !</text:p>
          </table:table-cell>
          <table:table-cell table:style-name="ce195" office:value-type="string" calcext:value-type="string">
            <text:p>OtherSpeak : Bingo !</text:p>
          </table:table-cell>
          <table:table-cell table:style-name="ce183"/>
          <table:table-cell table:style-name="ce204"/>
          <table:table-cell table:style-name="ce186" table:number-columns-repeated="6"/>
          <table:table-cell table:style-name="ce210"/>
          <table:table-cell table:style-name="ce211"/>
          <table:table-cell table:style-name="ce181"/>
          <table:table-cell table:style-name="ce22" table:number-columns-repeated="22"/>
        </table:table-row>
        <table:table-row table:style-name="ro15">
          <table:table-cell table:style-name="ce176"/>
          <table:table-cell table:style-name="ce183" office:value-type="string" calcext:value-type="string">
            <text:p>Narrator : Le bateau est sur une petite île. L'air est frais et matinal.</text:p>
          </table:table-cell>
          <table:table-cell table:style-name="ce193" office:value-type="string" calcext:value-type="string">
            <text:p>GoToA/4</text:p>
          </table:table-cell>
          <table:table-cell table:style-name="ce195" office:value-type="string" calcext:value-type="string">
            <text:p>LootFood</text:p>
          </table:table-cell>
          <table:table-cell table:style-name="ce183"/>
          <table:table-cell table:style-name="ce186" table:number-columns-repeated="7"/>
          <table:table-cell table:style-name="ce210"/>
          <table:table-cell table:style-name="ce211"/>
          <table:table-cell table:style-name="ce181"/>
          <table:table-cell table:style-name="ce22" table:number-columns-repeated="22"/>
        </table:table-row>
        <table:table-row table:style-name="ro9">
          <table:table-cell table:style-name="ce176"/>
          <table:table-cell table:style-name="ce183" office:value-type="string" calcext:value-type="string">
            <text:p>GoToA/4</text:p>
          </table:table-cell>
          <table:table-cell table:style-name="ce183"/>
          <table:table-cell table:style-name="ce196" office:value-type="string" calcext:value-type="string">
            <text:p>GoToA/4</text:p>
          </table:table-cell>
          <table:table-cell table:style-name="ce200"/>
          <table:table-cell table:style-name="ce186" table:number-columns-repeated="7"/>
          <table:table-cell table:style-name="ce210"/>
          <table:table-cell table:style-name="ce211"/>
          <table:table-cell table:style-name="ce181"/>
          <table:table-cell table:style-name="ce22" table:number-columns-repeated="22"/>
        </table:table-row>
        <table:table-row table:style-name="ro9">
          <table:table-cell table:style-name="ce177"/>
          <table:table-cell table:style-name="ce184"/>
          <table:table-cell table:style-name="ce194"/>
          <table:table-cell table:style-name="ce197"/>
          <table:table-cell table:style-name="ce183"/>
          <table:table-cell table:style-name="ce186" table:number-columns-repeated="7"/>
          <table:table-cell table:style-name="ce210"/>
          <table:table-cell table:style-name="ce211"/>
          <table:table-cell table:style-name="ce181"/>
          <table:table-cell table:style-name="ce22" table:number-columns-repeated="22"/>
        </table:table-row>
        <table:table-row table:style-name="ro9">
          <table:table-cell table:style-name="ce177"/>
          <table:table-cell table:style-name="ce184"/>
          <table:table-cell table:style-name="ce183" table:number-columns-repeated="3"/>
          <table:table-cell table:style-name="ce186" table:number-columns-repeated="7"/>
          <table:table-cell table:style-name="ce210"/>
          <table:table-cell table:style-name="ce211"/>
          <table:table-cell table:style-name="ce181"/>
          <table:table-cell table:style-name="ce22" table:number-columns-repeated="22"/>
        </table:table-row>
        <table:table-row table:style-name="ro9">
          <table:table-cell table:style-name="ce177"/>
          <table:table-cell table:style-name="ce184"/>
          <table:table-cell table:style-name="ce183"/>
          <table:table-cell table:style-name="ce198"/>
          <table:table-cell table:style-name="ce201"/>
          <table:table-cell table:style-name="ce187"/>
          <table:table-cell table:style-name="ce186"/>
          <table:table-cell table:style-name="ce187" table:number-columns-repeated="2"/>
          <table:table-cell table:style-name="ce186" table:number-columns-repeated="3"/>
          <table:table-cell table:style-name="ce210"/>
          <table:table-cell table:style-name="ce211"/>
          <table:table-cell table:style-name="ce181"/>
          <table:table-cell table:style-name="ce22" table:number-columns-repeated="22"/>
        </table:table-row>
        <table:table-row table:style-name="ro9">
          <table:table-cell table:style-name="ce177"/>
          <table:table-cell table:style-name="ce184"/>
          <table:table-cell table:style-name="ce183" table:number-columns-repeated="3"/>
          <table:table-cell table:style-name="ce186" table:number-columns-repeated="3"/>
          <table:table-cell table:style-name="ce187"/>
          <table:table-cell table:style-name="ce186" table:number-columns-repeated="3"/>
          <table:table-cell table:style-name="ce210"/>
          <table:table-cell table:style-name="ce211"/>
          <table:table-cell table:style-name="ce181"/>
          <table:table-cell table:style-name="ce22" table:number-columns-repeated="22"/>
        </table:table-row>
        <table:table-row table:style-name="ro9">
          <table:table-cell table:style-name="ce177"/>
          <table:table-cell table:style-name="ce184"/>
          <table:table-cell table:style-name="ce183" table:number-columns-repeated="2"/>
          <table:table-cell table:style-name="ce202"/>
          <table:table-cell table:style-name="ce186" table:number-columns-repeated="2"/>
          <table:table-cell table:style-name="ce205"/>
          <table:table-cell table:style-name="ce207"/>
          <table:table-cell table:style-name="ce186" table:number-columns-repeated="3"/>
          <table:table-cell table:style-name="ce210"/>
          <table:table-cell table:style-name="ce211"/>
          <table:table-cell table:style-name="ce181"/>
          <table:table-cell table:style-name="ce22" table:number-columns-repeated="22"/>
        </table:table-row>
        <table:table-row table:style-name="ro9">
          <table:table-cell table:style-name="ce177"/>
          <table:table-cell table:style-name="ce184"/>
          <table:table-cell table:style-name="ce183" table:number-columns-repeated="2"/>
          <table:table-cell table:style-name="ce195"/>
          <table:table-cell table:style-name="ce186" table:number-columns-repeated="2"/>
          <table:table-cell table:style-name="ce204"/>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table-cell table:style-name="ce177"/>
          <table:table-cell table:style-name="ce184"/>
          <table:table-cell table:style-name="ce183" table:number-columns-repeated="2"/>
          <table:table-cell table:style-name="ce195"/>
          <table:table-cell table:style-name="ce186" table:number-columns-repeated="2"/>
          <table:table-cell table:style-name="ce206"/>
          <table:table-cell table:style-name="ce208"/>
          <table:table-cell table:style-name="ce186" table:number-columns-repeated="3"/>
          <table:table-cell table:style-name="ce210"/>
          <table:table-cell table:style-name="ce211"/>
          <table:table-cell table:style-name="ce181"/>
          <table:table-cell table:style-name="ce22" table:number-columns-repeated="22"/>
        </table:table-row>
        <table:table-row table:style-name="ro9">
          <table:table-cell table:style-name="ce177"/>
          <table:table-cell table:style-name="ce185"/>
          <table:table-cell table:style-name="ce183" table:number-columns-repeated="2"/>
          <table:table-cell table:style-name="ce195"/>
          <table:table-cell table:style-name="ce186" table:number-columns-repeated="2"/>
          <table:table-cell table:style-name="ce204"/>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number-rows-repeated="2">
          <table:table-cell table:style-name="ce177"/>
          <table:table-cell table:style-name="ce184"/>
          <table:table-cell table:style-name="ce183" table:number-columns-repeated="2"/>
          <table:table-cell table:style-name="ce195"/>
          <table:table-cell table:style-name="ce204" table:number-columns-repeated="3"/>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table-cell table:style-name="ce176"/>
          <table:table-cell table:style-name="ce183" table:number-columns-repeated="3"/>
          <table:table-cell table:style-name="ce195"/>
          <table:table-cell table:style-name="ce204" table:number-columns-repeated="3"/>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number-rows-repeated="3">
          <table:table-cell table:style-name="ce176"/>
          <table:table-cell table:style-name="ce183" table:number-columns-repeated="4"/>
          <table:table-cell table:style-name="ce204" table:number-columns-repeated="3"/>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number-rows-repeated="3">
          <table:table-cell table:style-name="ce178"/>
          <table:table-cell table:style-name="ce183" table:number-columns-repeated="4"/>
          <table:table-cell table:style-name="ce204" table:number-columns-repeated="3"/>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number-rows-repeated="2">
          <table:table-cell table:style-name="ce178"/>
          <table:table-cell table:style-name="ce183" table:number-columns-repeated="2"/>
          <table:table-cell table:style-name="ce199" table:number-columns-repeated="2"/>
          <table:table-cell table:style-name="ce204" table:number-columns-repeated="3"/>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table-cell table:style-name="ce179"/>
          <table:table-cell table:style-name="ce186" table:number-columns-repeated="2"/>
          <table:table-cell table:style-name="ce187" table:number-columns-repeated="2"/>
          <table:table-cell table:style-name="ce204" table:number-columns-repeated="3"/>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table-cell table:style-name="ce179"/>
          <table:table-cell table:style-name="ce186"/>
          <table:table-cell table:style-name="ce187" table:number-columns-repeated="3"/>
          <table:table-cell table:style-name="ce204" table:number-columns-repeated="3"/>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table-cell table:style-name="ce179"/>
          <table:table-cell table:style-name="ce186"/>
          <table:table-cell table:style-name="ce187"/>
          <table:table-cell table:style-name="ce186" table:number-columns-repeated="3"/>
          <table:table-cell table:style-name="ce204" table:number-columns-repeated="2"/>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table-cell table:style-name="ce179"/>
          <table:table-cell table:style-name="ce187" table:number-columns-repeated="2"/>
          <table:table-cell table:style-name="ce186" table:number-columns-repeated="3"/>
          <table:table-cell table:style-name="ce204" table:number-columns-repeated="2"/>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table-cell table:style-name="ce179"/>
          <table:table-cell table:style-name="ce187"/>
          <table:table-cell table:style-name="ce186" table:number-columns-repeated="4"/>
          <table:table-cell table:style-name="ce204" table:number-columns-repeated="2"/>
          <table:table-cell table:style-name="ce186" table:number-columns-repeated="4"/>
          <table:table-cell table:style-name="ce210"/>
          <table:table-cell table:style-name="ce211"/>
          <table:table-cell table:style-name="ce181"/>
          <table:table-cell table:style-name="ce22" table:number-columns-repeated="22"/>
        </table:table-row>
        <table:table-row table:style-name="ro9" table:number-rows-repeated="3">
          <table:table-cell table:style-name="ce179"/>
          <table:table-cell table:style-name="ce186" table:number-columns-repeated="11"/>
          <table:table-cell table:style-name="ce210"/>
          <table:table-cell table:style-name="ce211"/>
          <table:table-cell table:style-name="ce181"/>
          <table:table-cell table:style-name="ce22" table:number-columns-repeated="22"/>
        </table:table-row>
        <table:table-row table:style-name="ro9">
          <table:table-cell table:style-name="ce178"/>
          <table:table-cell table:style-name="ce188"/>
          <table:table-cell table:style-name="ce189" table:number-columns-repeated="10"/>
          <table:table-cell table:style-name="ce211" table:number-columns-repeated="2"/>
          <table:table-cell table:style-name="ce181"/>
          <table:table-cell table:style-name="ce22" table:number-columns-repeated="22"/>
        </table:table-row>
        <table:table-row table:style-name="ro9">
          <table:table-cell table:style-name="ce178"/>
          <table:table-cell table:style-name="ce189" table:number-columns-repeated="11"/>
          <table:table-cell table:style-name="ce211" table:number-columns-repeated="2"/>
          <table:table-cell table:style-name="ce181"/>
          <table:table-cell table:style-name="ce22" table:number-columns-repeated="22"/>
        </table:table-row>
        <table:table-row table:style-name="ro9">
          <table:table-cell table:style-name="ce178"/>
          <table:table-cell table:style-name="ce190"/>
          <table:table-cell table:style-name="ce189" table:number-columns-repeated="10"/>
          <table:table-cell table:style-name="ce211" table:number-columns-repeated="2"/>
          <table:table-cell table:style-name="ce181"/>
          <table:table-cell table:style-name="ce22" table:number-columns-repeated="22"/>
        </table:table-row>
        <table:table-row table:style-name="ro9" table:number-rows-repeated="2">
          <table:table-cell table:style-name="ce178" table:number-columns-repeated="2"/>
          <table:table-cell table:style-name="ce180"/>
          <table:table-cell table:style-name="ce176" table:number-columns-repeated="9"/>
          <table:table-cell table:style-name="ce181" table:number-columns-repeated="3"/>
          <table:table-cell table:style-name="ce22" table:number-columns-repeated="22"/>
        </table:table-row>
        <table:table-row table:style-name="ro9">
          <table:table-cell table:style-name="ce180" table:number-columns-repeated="3"/>
          <table:table-cell table:style-name="ce176" table:number-columns-repeated="9"/>
          <table:table-cell table:style-name="ce181" table:number-columns-repeated="3"/>
          <table:table-cell table:style-name="ce22" table:number-columns-repeated="22"/>
        </table:table-row>
        <table:table-row table:style-name="ro9" table:number-rows-repeated="2">
          <table:table-cell table:style-name="ce176" table:number-columns-repeated="2"/>
          <table:table-cell table:style-name="ce180"/>
          <table:table-cell table:style-name="ce176" table:number-columns-repeated="9"/>
          <table:table-cell table:style-name="ce181" table:number-columns-repeated="3"/>
          <table:table-cell table:style-name="ce22" table:number-columns-repeated="22"/>
        </table:table-row>
        <table:table-row table:style-name="ro9" table:number-rows-repeated="10">
          <table:table-cell table:style-name="ce176" table:number-columns-repeated="12"/>
          <table:table-cell table:style-name="ce181" table:number-columns-repeated="3"/>
          <table:table-cell table:style-name="ce22" table:number-columns-repeated="22"/>
        </table:table-row>
        <table:table-row table:style-name="ro9" table:number-rows-repeated="22">
          <table:table-cell table:style-name="ce181" table:number-columns-repeated="15"/>
          <table:table-cell table:style-name="ce22" table:number-columns-repeated="22"/>
        </table:table-row>
        <table:table-row table:style-name="ro9" table:number-rows-repeated="46">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déserte var 2'.A40:'Ile déserte var 2'.O76 'Ile déserte var 2'.N3:'Ile déserte var 2'.O3 'Ile déserte var 2'.O4:'Ile déserte var 2'.O39 'Ile déserte var 2'.A20:'Ile déserte var 2'.A39 'Ile déserte var 2'.A3:'Ile déserte var 2'.A9">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2'.A29:'Ile déserte var 2'.A36 'Ile déserte var 2'.F3:'Ile déserte var 2'.M3">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2'.B37:'Ile déserte var 2'.N39 'Ile déserte var 2'.N4:'Ile déserte var 2'.N36">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2'.B29:'Ile déserte var 2'.M36 'Ile déserte var 2'.F4:'Ile déserte var 2'.M13 'Ile déserte var 2'.F17:'Ile déserte var 2'.M28 'Ile déserte var 2'.F16:'Ile déserte var 2'.G16 'Ile déserte var 2'.J16:'Ile déserte var 2'.M16 'Ile déserte var 2'.F15:'Ile déserte var 2'.M15 'Ile déserte var 2'.F14:'Ile déserte var 2'.G14 'Ile déserte var 2'.J14:'Ile déserte var 2'.M14">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2'.B4:'Ile déserte var 2'.E6 'Ile déserte var 2'.D8:'Ile déserte var 2'.E8 'Ile déserte var 2'.B7:'Ile déserte var 2'.B8 'Ile déserte var 2'.D7:'Ile déserte var 2'.E7 'Ile déserte var 2'.C11:'Ile déserte var 2'.E11 'Ile déserte var 2'.E10:'Ile déserte var 2'.E10 'Ile déserte var 2'.B9:'Ile déserte var 2'.C9 'Ile déserte var 2'.B20:'Ile déserte var 2'.D28 'Ile déserte var 2'.C12:'Ile déserte var 2'.C12 'Ile déserte var 2'.E13:'Ile déserte var 2'.E13 'Ile déserte var 2'.E15:'Ile déserte var 2'.E28 'Ile déserte var 2'.C13:'Ile déserte var 2'.D19">
            <calcext:condition calcext:apply-style-name="cellule histoire" calcext:value="contains-text(&quot;GoTo&quot;)" calcext:base-cell-address="'Ile déserte var 1'.B4"/>
            <calcext:condition calcext:apply-style-name="cellule histoire" calcext:value="contains-text(&quot;Conclude&quot;)" calcext:base-cell-address="'Ile déserte var 1'.B4"/>
            <calcext:condition calcext:apply-style-name="cellule random" calcext:value="contains-text(&quot;RandomPercent&quot;)" calcext:base-cell-address="'Ile déserte var 1'.B4"/>
            <calcext:condition calcext:apply-style-name="cellule random" calcext:value="contains-text(&quot;RandomRange&quot;)" calcext:base-cell-address="'Ile déserte var 1'.B4"/>
            <calcext:condition calcext:apply-style-name="cellule personnages" calcext:value="contains-text(&quot;NewCrew&quot;)" calcext:base-cell-address="'Ile déserte var 1'.B4"/>
            <calcext:condition calcext:apply-style-name="cellule personnages" calcext:value="contains-text(&quot;NewCharacter&quot;)" calcext:base-cell-address="'Ile déserte var 1'.B4"/>
            <calcext:condition calcext:apply-style-name="cellule personnages" calcext:value="contains-text(&quot;HideOther&quot;)" calcext:base-cell-address="'Ile déserte var 1'.B4"/>
            <calcext:condition calcext:apply-style-name="cellule personnages" calcext:value="contains-text(&quot;DeleteOther&quot;)" calcext:base-cell-address="'Ile déserte var 1'.B4"/>
            <calcext:condition calcext:apply-style-name="cellule narrateur" calcext:value="contains-text(&quot;Narrator&quot;)" calcext:base-cell-address="'Ile déserte var 1'.B4"/>
            <calcext:condition calcext:apply-style-name="cellule set choice" calcext:value="contains-text(&quot;SetChoices&quot;)" calcext:base-cell-address="'Ile déserte var 1'.B4"/>
            <calcext:condition calcext:apply-style-name="cellule dialogues" calcext:value="contains-text(&quot;PlayerSpeak&quot;)" calcext:base-cell-address="'Ile déserte var 1'.B4"/>
            <calcext:condition calcext:apply-style-name="cellule dialogues" calcext:value="contains-text(&quot;OtherSpeak&quot;)" calcext:base-cell-address="'Ile déserte var 1'.B4"/>
            <calcext:condition calcext:apply-style-name="cellule argent" calcext:value="contains-text(&quot;CheckGold&quot;)" calcext:base-cell-address="'Ile déserte var 1'.B4"/>
            <calcext:condition calcext:apply-style-name="cellule argent" calcext:value="contains-text(&quot;RemoveGold&quot;)" calcext:base-cell-address="'Ile déserte var 1'.B4"/>
            <calcext:condition calcext:apply-style-name="cellule argent" calcext:value="contains-text(&quot;AddGold&quot;)" calcext:base-cell-address="'Ile déserte var 1'.B4"/>
            <calcext:condition calcext:apply-style-name="cellule argent" calcext:value="contains-text(&quot;Loot&quot;)" calcext:base-cell-address="'Ile déserte var 1'.B4"/>
            <calcext:condition calcext:apply-style-name="cellule argent" calcext:value="contains-text(&quot;Trade&quot;)" calcext:base-cell-address="'Ile déserte var 1'.B4"/>
            <calcext:condition calcext:apply-style-name="cellule combat" calcext:value="contains-text(&quot;LaunchCombat&quot;)" calcext:base-cell-address="'Ile déserte var 1'.B4"/>
            <calcext:condition calcext:apply-style-name="cellule indice" calcext:value="contains-text(&quot;CheckFormula&quot;)" calcext:base-cell-address="'Ile déserte var 1'.B4"/>
            <calcext:condition calcext:apply-style-name="cellule indice" calcext:value="contains-text(&quot;GiveDirection&quot;)" calcext:base-cell-address="'Ile déserte var 1'.B4"/>
            <calcext:condition calcext:apply-style-name="cellule temps" calcext:value="contains-text(&quot;SetWeather&quot;)" calcext:base-cell-address="'Ile déserte var 1'.B4"/>
            <calcext:condition calcext:apply-style-name="cellule temps" calcext:value="contains-text(&quot;SwitchWeather&quot;)" calcext:base-cell-address="'Ile déserte var 1'.B4"/>
            <calcext:condition calcext:apply-style-name="cellule temps" calcext:value="contains-text(&quot;NextDay&quot;)" calcext:base-cell-address="'Ile déserte var 1'.B4"/>
            <calcext:condition calcext:apply-style-name="cellule temps" calcext:value="contains-text(&quot;CheckDay&quot;)" calcext:base-cell-address="'Ile déserte var 1'.B4"/>
            <calcext:condition calcext:apply-style-name="cellule histoire" calcext:value="contains-text(&quot;Leave&quot;)" calcext:base-cell-address="'Ile déserte var 1'.B4"/>
            <calcext:condition calcext:apply-style-name="cellule choice" calcext:value="contains-text(&quot;Choice&quot;)" calcext:base-cell-address="'Ile déserte var 1'.B4"/>
            <calcext:condition calcext:apply-style-name="cellule d'erreur" calcext:value="!=&quot;&quot;" calcext:base-cell-address="'Ile déserte var 1'.B4"/>
          </calcext:conditional-format>
          <calcext:conditional-format calcext:target-range-address="'Ile déserte var 2'.C7:'Ile déserte var 2'.C7">
            <calcext:condition calcext:apply-style-name="cellule histoire" calcext:value="contains-text(&quot;GoTo&quot;)" calcext:base-cell-address="'Ile déserte var 1'.C7"/>
            <calcext:condition calcext:apply-style-name="cellule histoire" calcext:value="contains-text(&quot;Conclude&quot;)" calcext:base-cell-address="'Ile déserte var 1'.C7"/>
            <calcext:condition calcext:apply-style-name="cellule random" calcext:value="contains-text(&quot;RandomPercent&quot;)" calcext:base-cell-address="'Ile déserte var 1'.C7"/>
            <calcext:condition calcext:apply-style-name="cellule random" calcext:value="contains-text(&quot;RandomRange&quot;)" calcext:base-cell-address="'Ile déserte var 1'.C7"/>
            <calcext:condition calcext:apply-style-name="cellule personnages" calcext:value="contains-text(&quot;NewCrew&quot;)" calcext:base-cell-address="'Ile déserte var 1'.C7"/>
            <calcext:condition calcext:apply-style-name="cellule personnages" calcext:value="contains-text(&quot;NewCharacter&quot;)" calcext:base-cell-address="'Ile déserte var 1'.C7"/>
            <calcext:condition calcext:apply-style-name="cellule personnages" calcext:value="contains-text(&quot;HideOther&quot;)" calcext:base-cell-address="'Ile déserte var 1'.C7"/>
            <calcext:condition calcext:apply-style-name="cellule personnages" calcext:value="contains-text(&quot;DeleteOther&quot;)" calcext:base-cell-address="'Ile déserte var 1'.C7"/>
            <calcext:condition calcext:apply-style-name="cellule narrateur" calcext:value="contains-text(&quot;Narrator&quot;)" calcext:base-cell-address="'Ile déserte var 1'.C7"/>
            <calcext:condition calcext:apply-style-name="cellule set choice" calcext:value="contains-text(&quot;SetChoices&quot;)" calcext:base-cell-address="'Ile déserte var 1'.C7"/>
            <calcext:condition calcext:apply-style-name="cellule dialogues" calcext:value="contains-text(&quot;PlayerSpeak&quot;)" calcext:base-cell-address="'Ile déserte var 1'.C7"/>
            <calcext:condition calcext:apply-style-name="cellule dialogues" calcext:value="contains-text(&quot;OtherSpeak&quot;)" calcext:base-cell-address="'Ile déserte var 1'.C7"/>
            <calcext:condition calcext:apply-style-name="cellule argent" calcext:value="contains-text(&quot;CheckGold&quot;)" calcext:base-cell-address="'Ile déserte var 1'.C7"/>
            <calcext:condition calcext:apply-style-name="cellule argent" calcext:value="contains-text(&quot;RemoveGold&quot;)" calcext:base-cell-address="'Ile déserte var 1'.C7"/>
            <calcext:condition calcext:apply-style-name="cellule argent" calcext:value="contains-text(&quot;AddGold&quot;)" calcext:base-cell-address="'Ile déserte var 1'.C7"/>
            <calcext:condition calcext:apply-style-name="cellule argent" calcext:value="contains-text(&quot;Loot&quot;)" calcext:base-cell-address="'Ile déserte var 1'.C7"/>
            <calcext:condition calcext:apply-style-name="cellule argent" calcext:value="contains-text(&quot;Trade&quot;)" calcext:base-cell-address="'Ile déserte var 1'.C7"/>
            <calcext:condition calcext:apply-style-name="cellule combat" calcext:value="contains-text(&quot;LaunchCombat&quot;)" calcext:base-cell-address="'Ile déserte var 1'.C7"/>
            <calcext:condition calcext:apply-style-name="cellule indice" calcext:value="contains-text(&quot;CheckFormula&quot;)" calcext:base-cell-address="'Ile déserte var 1'.C7"/>
            <calcext:condition calcext:apply-style-name="cellule indice" calcext:value="contains-text(&quot;GiveDirection&quot;)" calcext:base-cell-address="'Ile déserte var 1'.C7"/>
            <calcext:condition calcext:apply-style-name="cellule temps" calcext:value="contains-text(&quot;SetWeather&quot;)" calcext:base-cell-address="'Ile déserte var 1'.C7"/>
            <calcext:condition calcext:apply-style-name="cellule temps" calcext:value="contains-text(&quot;SwitchWeather&quot;)" calcext:base-cell-address="'Ile déserte var 1'.C7"/>
            <calcext:condition calcext:apply-style-name="cellule temps" calcext:value="contains-text(&quot;NextDay&quot;)" calcext:base-cell-address="'Ile déserte var 1'.C7"/>
            <calcext:condition calcext:apply-style-name="cellule temps" calcext:value="contains-text(&quot;CheckDay&quot;)" calcext:base-cell-address="'Ile déserte var 1'.C7"/>
            <calcext:condition calcext:apply-style-name="cellule histoire" calcext:value="contains-text(&quot;Leave&quot;)" calcext:base-cell-address="'Ile déserte var 1'.C7"/>
            <calcext:condition calcext:apply-style-name="cellule choice" calcext:value="contains-text(&quot;Choice&quot;)" calcext:base-cell-address="'Ile déserte var 1'.C7"/>
            <calcext:condition calcext:apply-style-name="cellule d'erreur" calcext:value="!=&quot;&quot;" calcext:base-cell-address="'Ile déserte var 1'.C7"/>
          </calcext:conditional-format>
          <calcext:conditional-format calcext:target-range-address="'Ile déserte var 2'.C10:'Ile déserte var 2'.C10">
            <calcext:condition calcext:apply-style-name="cellule histoire" calcext:value="contains-text(&quot;GoTo&quot;)" calcext:base-cell-address="'Ile déserte var 1'.C10"/>
            <calcext:condition calcext:apply-style-name="cellule histoire" calcext:value="contains-text(&quot;Conclude&quot;)" calcext:base-cell-address="'Ile déserte var 1'.C10"/>
            <calcext:condition calcext:apply-style-name="cellule random" calcext:value="contains-text(&quot;RandomPercent&quot;)" calcext:base-cell-address="'Ile déserte var 1'.C10"/>
            <calcext:condition calcext:apply-style-name="cellule random" calcext:value="contains-text(&quot;RandomRange&quot;)" calcext:base-cell-address="'Ile déserte var 1'.C10"/>
            <calcext:condition calcext:apply-style-name="cellule personnages" calcext:value="contains-text(&quot;NewCrew&quot;)" calcext:base-cell-address="'Ile déserte var 1'.C10"/>
            <calcext:condition calcext:apply-style-name="cellule personnages" calcext:value="contains-text(&quot;NewCharacter&quot;)" calcext:base-cell-address="'Ile déserte var 1'.C10"/>
            <calcext:condition calcext:apply-style-name="cellule personnages" calcext:value="contains-text(&quot;HideOther&quot;)" calcext:base-cell-address="'Ile déserte var 1'.C10"/>
            <calcext:condition calcext:apply-style-name="cellule personnages" calcext:value="contains-text(&quot;DeleteOther&quot;)" calcext:base-cell-address="'Ile déserte var 1'.C10"/>
            <calcext:condition calcext:apply-style-name="cellule narrateur" calcext:value="contains-text(&quot;Narrator&quot;)" calcext:base-cell-address="'Ile déserte var 1'.C10"/>
            <calcext:condition calcext:apply-style-name="cellule set choice" calcext:value="contains-text(&quot;SetChoices&quot;)" calcext:base-cell-address="'Ile déserte var 1'.C10"/>
            <calcext:condition calcext:apply-style-name="cellule dialogues" calcext:value="contains-text(&quot;PlayerSpeak&quot;)" calcext:base-cell-address="'Ile déserte var 1'.C10"/>
            <calcext:condition calcext:apply-style-name="cellule dialogues" calcext:value="contains-text(&quot;OtherSpeak&quot;)" calcext:base-cell-address="'Ile déserte var 1'.C10"/>
            <calcext:condition calcext:apply-style-name="cellule argent" calcext:value="contains-text(&quot;CheckGold&quot;)" calcext:base-cell-address="'Ile déserte var 1'.C10"/>
            <calcext:condition calcext:apply-style-name="cellule argent" calcext:value="contains-text(&quot;RemoveGold&quot;)" calcext:base-cell-address="'Ile déserte var 1'.C10"/>
            <calcext:condition calcext:apply-style-name="cellule argent" calcext:value="contains-text(&quot;AddGold&quot;)" calcext:base-cell-address="'Ile déserte var 1'.C10"/>
            <calcext:condition calcext:apply-style-name="cellule argent" calcext:value="contains-text(&quot;Loot&quot;)" calcext:base-cell-address="'Ile déserte var 1'.C10"/>
            <calcext:condition calcext:apply-style-name="cellule argent" calcext:value="contains-text(&quot;Trade&quot;)" calcext:base-cell-address="'Ile déserte var 1'.C10"/>
            <calcext:condition calcext:apply-style-name="cellule combat" calcext:value="contains-text(&quot;LaunchCombat&quot;)" calcext:base-cell-address="'Ile déserte var 1'.C10"/>
            <calcext:condition calcext:apply-style-name="cellule indice" calcext:value="contains-text(&quot;CheckFormula&quot;)" calcext:base-cell-address="'Ile déserte var 1'.C10"/>
            <calcext:condition calcext:apply-style-name="cellule indice" calcext:value="contains-text(&quot;GiveDirection&quot;)" calcext:base-cell-address="'Ile déserte var 1'.C10"/>
            <calcext:condition calcext:apply-style-name="cellule temps" calcext:value="contains-text(&quot;SetWeather&quot;)" calcext:base-cell-address="'Ile déserte var 1'.C10"/>
            <calcext:condition calcext:apply-style-name="cellule temps" calcext:value="contains-text(&quot;SwitchWeather&quot;)" calcext:base-cell-address="'Ile déserte var 1'.C10"/>
            <calcext:condition calcext:apply-style-name="cellule temps" calcext:value="contains-text(&quot;NextDay&quot;)" calcext:base-cell-address="'Ile déserte var 1'.C10"/>
            <calcext:condition calcext:apply-style-name="cellule temps" calcext:value="contains-text(&quot;CheckDay&quot;)" calcext:base-cell-address="'Ile déserte var 1'.C10"/>
            <calcext:condition calcext:apply-style-name="cellule histoire" calcext:value="contains-text(&quot;Leave&quot;)" calcext:base-cell-address="'Ile déserte var 1'.C10"/>
            <calcext:condition calcext:apply-style-name="cellule choice" calcext:value="contains-text(&quot;Choice&quot;)" calcext:base-cell-address="'Ile déserte var 1'.C10"/>
            <calcext:condition calcext:apply-style-name="cellule d'erreur" calcext:value="!=&quot;&quot;" calcext:base-cell-address="'Ile déserte var 1'.C10"/>
          </calcext:conditional-format>
          <calcext:conditional-format calcext:target-range-address="'Ile déserte var 2'.D12:'Ile déserte var 2'.D12">
            <calcext:condition calcext:apply-style-name="cellule histoire" calcext:value="contains-text(&quot;GoTo&quot;)" calcext:base-cell-address="'Ile déserte var 1'.D12"/>
            <calcext:condition calcext:apply-style-name="cellule histoire" calcext:value="contains-text(&quot;Conclude&quot;)" calcext:base-cell-address="'Ile déserte var 1'.D12"/>
            <calcext:condition calcext:apply-style-name="cellule random" calcext:value="contains-text(&quot;RandomPercent&quot;)" calcext:base-cell-address="'Ile déserte var 1'.D12"/>
            <calcext:condition calcext:apply-style-name="cellule random" calcext:value="contains-text(&quot;RandomRange&quot;)" calcext:base-cell-address="'Ile déserte var 1'.D12"/>
            <calcext:condition calcext:apply-style-name="cellule personnages" calcext:value="contains-text(&quot;NewCrew&quot;)" calcext:base-cell-address="'Ile déserte var 1'.D12"/>
            <calcext:condition calcext:apply-style-name="cellule personnages" calcext:value="contains-text(&quot;NewCharacter&quot;)" calcext:base-cell-address="'Ile déserte var 1'.D12"/>
            <calcext:condition calcext:apply-style-name="cellule personnages" calcext:value="contains-text(&quot;HideOther&quot;)" calcext:base-cell-address="'Ile déserte var 1'.D12"/>
            <calcext:condition calcext:apply-style-name="cellule personnages" calcext:value="contains-text(&quot;DeleteOther&quot;)" calcext:base-cell-address="'Ile déserte var 1'.D12"/>
            <calcext:condition calcext:apply-style-name="cellule narrateur" calcext:value="contains-text(&quot;Narrator&quot;)" calcext:base-cell-address="'Ile déserte var 1'.D12"/>
            <calcext:condition calcext:apply-style-name="cellule set choice" calcext:value="contains-text(&quot;SetChoices&quot;)" calcext:base-cell-address="'Ile déserte var 1'.D12"/>
            <calcext:condition calcext:apply-style-name="cellule dialogues" calcext:value="contains-text(&quot;PlayerSpeak&quot;)" calcext:base-cell-address="'Ile déserte var 1'.D12"/>
            <calcext:condition calcext:apply-style-name="cellule dialogues" calcext:value="contains-text(&quot;OtherSpeak&quot;)" calcext:base-cell-address="'Ile déserte var 1'.D12"/>
            <calcext:condition calcext:apply-style-name="cellule argent" calcext:value="contains-text(&quot;CheckGold&quot;)" calcext:base-cell-address="'Ile déserte var 1'.D12"/>
            <calcext:condition calcext:apply-style-name="cellule argent" calcext:value="contains-text(&quot;RemoveGold&quot;)" calcext:base-cell-address="'Ile déserte var 1'.D12"/>
            <calcext:condition calcext:apply-style-name="cellule argent" calcext:value="contains-text(&quot;AddGold&quot;)" calcext:base-cell-address="'Ile déserte var 1'.D12"/>
            <calcext:condition calcext:apply-style-name="cellule argent" calcext:value="contains-text(&quot;Loot&quot;)" calcext:base-cell-address="'Ile déserte var 1'.D12"/>
            <calcext:condition calcext:apply-style-name="cellule argent" calcext:value="contains-text(&quot;Trade&quot;)" calcext:base-cell-address="'Ile déserte var 1'.D12"/>
            <calcext:condition calcext:apply-style-name="cellule combat" calcext:value="contains-text(&quot;LaunchCombat&quot;)" calcext:base-cell-address="'Ile déserte var 1'.D12"/>
            <calcext:condition calcext:apply-style-name="cellule indice" calcext:value="contains-text(&quot;CheckFormula&quot;)" calcext:base-cell-address="'Ile déserte var 1'.D12"/>
            <calcext:condition calcext:apply-style-name="cellule indice" calcext:value="contains-text(&quot;GiveDirection&quot;)" calcext:base-cell-address="'Ile déserte var 1'.D12"/>
            <calcext:condition calcext:apply-style-name="cellule temps" calcext:value="contains-text(&quot;SetWeather&quot;)" calcext:base-cell-address="'Ile déserte var 1'.D12"/>
            <calcext:condition calcext:apply-style-name="cellule temps" calcext:value="contains-text(&quot;SwitchWeather&quot;)" calcext:base-cell-address="'Ile déserte var 1'.D12"/>
            <calcext:condition calcext:apply-style-name="cellule temps" calcext:value="contains-text(&quot;NextDay&quot;)" calcext:base-cell-address="'Ile déserte var 1'.D12"/>
            <calcext:condition calcext:apply-style-name="cellule temps" calcext:value="contains-text(&quot;CheckDay&quot;)" calcext:base-cell-address="'Ile déserte var 1'.D12"/>
            <calcext:condition calcext:apply-style-name="cellule histoire" calcext:value="contains-text(&quot;Leave&quot;)" calcext:base-cell-address="'Ile déserte var 1'.D12"/>
            <calcext:condition calcext:apply-style-name="cellule choice" calcext:value="contains-text(&quot;Choice&quot;)" calcext:base-cell-address="'Ile déserte var 1'.D12"/>
            <calcext:condition calcext:apply-style-name="cellule d'erreur" calcext:value="!=&quot;&quot;" calcext:base-cell-address="'Ile déserte var 1'.D12"/>
          </calcext:conditional-format>
          <calcext:conditional-format calcext:target-range-address="'Ile déserte var 2'.E12:'Ile déserte var 2'.E12">
            <calcext:condition calcext:apply-style-name="cellule histoire" calcext:value="contains-text(&quot;GoTo&quot;)" calcext:base-cell-address="'Ile déserte var 1'.E12"/>
            <calcext:condition calcext:apply-style-name="cellule histoire" calcext:value="contains-text(&quot;Conclude&quot;)" calcext:base-cell-address="'Ile déserte var 1'.E12"/>
            <calcext:condition calcext:apply-style-name="cellule random" calcext:value="contains-text(&quot;RandomPercent&quot;)" calcext:base-cell-address="'Ile déserte var 1'.E12"/>
            <calcext:condition calcext:apply-style-name="cellule random" calcext:value="contains-text(&quot;RandomRange&quot;)" calcext:base-cell-address="'Ile déserte var 1'.E12"/>
            <calcext:condition calcext:apply-style-name="cellule personnages" calcext:value="contains-text(&quot;NewCrew&quot;)" calcext:base-cell-address="'Ile déserte var 1'.E12"/>
            <calcext:condition calcext:apply-style-name="cellule personnages" calcext:value="contains-text(&quot;NewCharacter&quot;)" calcext:base-cell-address="'Ile déserte var 1'.E12"/>
            <calcext:condition calcext:apply-style-name="cellule personnages" calcext:value="contains-text(&quot;HideOther&quot;)" calcext:base-cell-address="'Ile déserte var 1'.E12"/>
            <calcext:condition calcext:apply-style-name="cellule personnages" calcext:value="contains-text(&quot;DeleteOther&quot;)" calcext:base-cell-address="'Ile déserte var 1'.E12"/>
            <calcext:condition calcext:apply-style-name="cellule narrateur" calcext:value="contains-text(&quot;Narrator&quot;)" calcext:base-cell-address="'Ile déserte var 1'.E12"/>
            <calcext:condition calcext:apply-style-name="cellule set choice" calcext:value="contains-text(&quot;SetChoices&quot;)" calcext:base-cell-address="'Ile déserte var 1'.E12"/>
            <calcext:condition calcext:apply-style-name="cellule dialogues" calcext:value="contains-text(&quot;PlayerSpeak&quot;)" calcext:base-cell-address="'Ile déserte var 1'.E12"/>
            <calcext:condition calcext:apply-style-name="cellule dialogues" calcext:value="contains-text(&quot;OtherSpeak&quot;)" calcext:base-cell-address="'Ile déserte var 1'.E12"/>
            <calcext:condition calcext:apply-style-name="cellule argent" calcext:value="contains-text(&quot;CheckGold&quot;)" calcext:base-cell-address="'Ile déserte var 1'.E12"/>
            <calcext:condition calcext:apply-style-name="cellule argent" calcext:value="contains-text(&quot;RemoveGold&quot;)" calcext:base-cell-address="'Ile déserte var 1'.E12"/>
            <calcext:condition calcext:apply-style-name="cellule argent" calcext:value="contains-text(&quot;AddGold&quot;)" calcext:base-cell-address="'Ile déserte var 1'.E12"/>
            <calcext:condition calcext:apply-style-name="cellule argent" calcext:value="contains-text(&quot;Loot&quot;)" calcext:base-cell-address="'Ile déserte var 1'.E12"/>
            <calcext:condition calcext:apply-style-name="cellule argent" calcext:value="contains-text(&quot;Trade&quot;)" calcext:base-cell-address="'Ile déserte var 1'.E12"/>
            <calcext:condition calcext:apply-style-name="cellule combat" calcext:value="contains-text(&quot;LaunchCombat&quot;)" calcext:base-cell-address="'Ile déserte var 1'.E12"/>
            <calcext:condition calcext:apply-style-name="cellule indice" calcext:value="contains-text(&quot;CheckFormula&quot;)" calcext:base-cell-address="'Ile déserte var 1'.E12"/>
            <calcext:condition calcext:apply-style-name="cellule indice" calcext:value="contains-text(&quot;GiveDirection&quot;)" calcext:base-cell-address="'Ile déserte var 1'.E12"/>
            <calcext:condition calcext:apply-style-name="cellule temps" calcext:value="contains-text(&quot;SetWeather&quot;)" calcext:base-cell-address="'Ile déserte var 1'.E12"/>
            <calcext:condition calcext:apply-style-name="cellule temps" calcext:value="contains-text(&quot;SwitchWeather&quot;)" calcext:base-cell-address="'Ile déserte var 1'.E12"/>
            <calcext:condition calcext:apply-style-name="cellule temps" calcext:value="contains-text(&quot;NextDay&quot;)" calcext:base-cell-address="'Ile déserte var 1'.E12"/>
            <calcext:condition calcext:apply-style-name="cellule temps" calcext:value="contains-text(&quot;CheckDay&quot;)" calcext:base-cell-address="'Ile déserte var 1'.E12"/>
            <calcext:condition calcext:apply-style-name="cellule histoire" calcext:value="contains-text(&quot;Leave&quot;)" calcext:base-cell-address="'Ile déserte var 1'.E12"/>
            <calcext:condition calcext:apply-style-name="cellule choice" calcext:value="contains-text(&quot;Choice&quot;)" calcext:base-cell-address="'Ile déserte var 1'.E12"/>
            <calcext:condition calcext:apply-style-name="cellule d'erreur" calcext:value="!=&quot;&quot;" calcext:base-cell-address="'Ile déserte var 1'.E12"/>
          </calcext:conditional-format>
          <calcext:conditional-format calcext:target-range-address="'Ile déserte var 2'.H16:'Ile déserte var 2'.H16">
            <calcext:condition calcext:apply-style-name="cellule histoire" calcext:value="contains-text(&quot;GoTo&quot;)" calcext:base-cell-address="'Ile déserte var 1'.H16"/>
            <calcext:condition calcext:apply-style-name="cellule histoire" calcext:value="contains-text(&quot;Conclude&quot;)" calcext:base-cell-address="'Ile déserte var 1'.H16"/>
            <calcext:condition calcext:apply-style-name="cellule random" calcext:value="contains-text(&quot;RandomPercent&quot;)" calcext:base-cell-address="'Ile déserte var 1'.H16"/>
            <calcext:condition calcext:apply-style-name="cellule random" calcext:value="contains-text(&quot;RandomRange&quot;)" calcext:base-cell-address="'Ile déserte var 1'.H16"/>
            <calcext:condition calcext:apply-style-name="cellule personnages" calcext:value="contains-text(&quot;NewCrew&quot;)" calcext:base-cell-address="'Ile déserte var 1'.H16"/>
            <calcext:condition calcext:apply-style-name="cellule personnages" calcext:value="contains-text(&quot;NewCharacter&quot;)" calcext:base-cell-address="'Ile déserte var 1'.H16"/>
            <calcext:condition calcext:apply-style-name="cellule personnages" calcext:value="contains-text(&quot;HideOther&quot;)" calcext:base-cell-address="'Ile déserte var 1'.H16"/>
            <calcext:condition calcext:apply-style-name="cellule personnages" calcext:value="contains-text(&quot;DeleteOther&quot;)" calcext:base-cell-address="'Ile déserte var 1'.H16"/>
            <calcext:condition calcext:apply-style-name="cellule narrateur" calcext:value="contains-text(&quot;Narrator&quot;)" calcext:base-cell-address="'Ile déserte var 1'.H16"/>
            <calcext:condition calcext:apply-style-name="cellule set choice" calcext:value="contains-text(&quot;SetChoices&quot;)" calcext:base-cell-address="'Ile déserte var 1'.H16"/>
            <calcext:condition calcext:apply-style-name="cellule dialogues" calcext:value="contains-text(&quot;PlayerSpeak&quot;)" calcext:base-cell-address="'Ile déserte var 1'.H16"/>
            <calcext:condition calcext:apply-style-name="cellule dialogues" calcext:value="contains-text(&quot;OtherSpeak&quot;)" calcext:base-cell-address="'Ile déserte var 1'.H16"/>
            <calcext:condition calcext:apply-style-name="cellule argent" calcext:value="contains-text(&quot;CheckGold&quot;)" calcext:base-cell-address="'Ile déserte var 1'.H16"/>
            <calcext:condition calcext:apply-style-name="cellule argent" calcext:value="contains-text(&quot;RemoveGold&quot;)" calcext:base-cell-address="'Ile déserte var 1'.H16"/>
            <calcext:condition calcext:apply-style-name="cellule argent" calcext:value="contains-text(&quot;AddGold&quot;)" calcext:base-cell-address="'Ile déserte var 1'.H16"/>
            <calcext:condition calcext:apply-style-name="cellule argent" calcext:value="contains-text(&quot;Loot&quot;)" calcext:base-cell-address="'Ile déserte var 1'.H16"/>
            <calcext:condition calcext:apply-style-name="cellule argent" calcext:value="contains-text(&quot;Trade&quot;)" calcext:base-cell-address="'Ile déserte var 1'.H16"/>
            <calcext:condition calcext:apply-style-name="cellule combat" calcext:value="contains-text(&quot;LaunchCombat&quot;)" calcext:base-cell-address="'Ile déserte var 1'.H16"/>
            <calcext:condition calcext:apply-style-name="cellule indice" calcext:value="contains-text(&quot;CheckFormula&quot;)" calcext:base-cell-address="'Ile déserte var 1'.H16"/>
            <calcext:condition calcext:apply-style-name="cellule indice" calcext:value="contains-text(&quot;GiveDirection&quot;)" calcext:base-cell-address="'Ile déserte var 1'.H16"/>
            <calcext:condition calcext:apply-style-name="cellule temps" calcext:value="contains-text(&quot;SetWeather&quot;)" calcext:base-cell-address="'Ile déserte var 1'.H16"/>
            <calcext:condition calcext:apply-style-name="cellule temps" calcext:value="contains-text(&quot;SwitchWeather&quot;)" calcext:base-cell-address="'Ile déserte var 1'.H16"/>
            <calcext:condition calcext:apply-style-name="cellule temps" calcext:value="contains-text(&quot;NextDay&quot;)" calcext:base-cell-address="'Ile déserte var 1'.H16"/>
            <calcext:condition calcext:apply-style-name="cellule temps" calcext:value="contains-text(&quot;CheckDay&quot;)" calcext:base-cell-address="'Ile déserte var 1'.H16"/>
            <calcext:condition calcext:apply-style-name="cellule histoire" calcext:value="contains-text(&quot;Leave&quot;)" calcext:base-cell-address="'Ile déserte var 1'.H16"/>
            <calcext:condition calcext:apply-style-name="cellule choice" calcext:value="contains-text(&quot;Choice&quot;)" calcext:base-cell-address="'Ile déserte var 1'.H16"/>
            <calcext:condition calcext:apply-style-name="cellule d'erreur" calcext:value="!=&quot;&quot;" calcext:base-cell-address="'Ile déserte var 1'.H16"/>
          </calcext:conditional-format>
          <calcext:conditional-format calcext:target-range-address="'Ile déserte var 2'.H14:'Ile déserte var 2'.H14">
            <calcext:condition calcext:apply-style-name="cellule histoire" calcext:value="contains-text(&quot;GoTo&quot;)" calcext:base-cell-address="'Ile déserte var 1'.H14"/>
            <calcext:condition calcext:apply-style-name="cellule histoire" calcext:value="contains-text(&quot;Conclude&quot;)" calcext:base-cell-address="'Ile déserte var 1'.H14"/>
            <calcext:condition calcext:apply-style-name="cellule random" calcext:value="contains-text(&quot;RandomPercent&quot;)" calcext:base-cell-address="'Ile déserte var 1'.H14"/>
            <calcext:condition calcext:apply-style-name="cellule random" calcext:value="contains-text(&quot;RandomRange&quot;)" calcext:base-cell-address="'Ile déserte var 1'.H14"/>
            <calcext:condition calcext:apply-style-name="cellule personnages" calcext:value="contains-text(&quot;NewCrew&quot;)" calcext:base-cell-address="'Ile déserte var 1'.H14"/>
            <calcext:condition calcext:apply-style-name="cellule personnages" calcext:value="contains-text(&quot;NewCharacter&quot;)" calcext:base-cell-address="'Ile déserte var 1'.H14"/>
            <calcext:condition calcext:apply-style-name="cellule personnages" calcext:value="contains-text(&quot;HideOther&quot;)" calcext:base-cell-address="'Ile déserte var 1'.H14"/>
            <calcext:condition calcext:apply-style-name="cellule personnages" calcext:value="contains-text(&quot;DeleteOther&quot;)" calcext:base-cell-address="'Ile déserte var 1'.H14"/>
            <calcext:condition calcext:apply-style-name="cellule narrateur" calcext:value="contains-text(&quot;Narrator&quot;)" calcext:base-cell-address="'Ile déserte var 1'.H14"/>
            <calcext:condition calcext:apply-style-name="cellule set choice" calcext:value="contains-text(&quot;SetChoices&quot;)" calcext:base-cell-address="'Ile déserte var 1'.H14"/>
            <calcext:condition calcext:apply-style-name="cellule dialogues" calcext:value="contains-text(&quot;PlayerSpeak&quot;)" calcext:base-cell-address="'Ile déserte var 1'.H14"/>
            <calcext:condition calcext:apply-style-name="cellule dialogues" calcext:value="contains-text(&quot;OtherSpeak&quot;)" calcext:base-cell-address="'Ile déserte var 1'.H14"/>
            <calcext:condition calcext:apply-style-name="cellule argent" calcext:value="contains-text(&quot;CheckGold&quot;)" calcext:base-cell-address="'Ile déserte var 1'.H14"/>
            <calcext:condition calcext:apply-style-name="cellule argent" calcext:value="contains-text(&quot;RemoveGold&quot;)" calcext:base-cell-address="'Ile déserte var 1'.H14"/>
            <calcext:condition calcext:apply-style-name="cellule argent" calcext:value="contains-text(&quot;AddGold&quot;)" calcext:base-cell-address="'Ile déserte var 1'.H14"/>
            <calcext:condition calcext:apply-style-name="cellule argent" calcext:value="contains-text(&quot;Loot&quot;)" calcext:base-cell-address="'Ile déserte var 1'.H14"/>
            <calcext:condition calcext:apply-style-name="cellule argent" calcext:value="contains-text(&quot;Trade&quot;)" calcext:base-cell-address="'Ile déserte var 1'.H14"/>
            <calcext:condition calcext:apply-style-name="cellule combat" calcext:value="contains-text(&quot;LaunchCombat&quot;)" calcext:base-cell-address="'Ile déserte var 1'.H14"/>
            <calcext:condition calcext:apply-style-name="cellule indice" calcext:value="contains-text(&quot;CheckFormula&quot;)" calcext:base-cell-address="'Ile déserte var 1'.H14"/>
            <calcext:condition calcext:apply-style-name="cellule indice" calcext:value="contains-text(&quot;GiveDirection&quot;)" calcext:base-cell-address="'Ile déserte var 1'.H14"/>
            <calcext:condition calcext:apply-style-name="cellule temps" calcext:value="contains-text(&quot;SetWeather&quot;)" calcext:base-cell-address="'Ile déserte var 1'.H14"/>
            <calcext:condition calcext:apply-style-name="cellule temps" calcext:value="contains-text(&quot;SwitchWeather&quot;)" calcext:base-cell-address="'Ile déserte var 1'.H14"/>
            <calcext:condition calcext:apply-style-name="cellule temps" calcext:value="contains-text(&quot;NextDay&quot;)" calcext:base-cell-address="'Ile déserte var 1'.H14"/>
            <calcext:condition calcext:apply-style-name="cellule temps" calcext:value="contains-text(&quot;CheckDay&quot;)" calcext:base-cell-address="'Ile déserte var 1'.H14"/>
            <calcext:condition calcext:apply-style-name="cellule histoire" calcext:value="contains-text(&quot;Leave&quot;)" calcext:base-cell-address="'Ile déserte var 1'.H14"/>
            <calcext:condition calcext:apply-style-name="cellule choice" calcext:value="contains-text(&quot;Choice&quot;)" calcext:base-cell-address="'Ile déserte var 1'.H14"/>
            <calcext:condition calcext:apply-style-name="cellule d'erreur" calcext:value="!=&quot;&quot;" calcext:base-cell-address="'Ile déserte var 1'.H14"/>
          </calcext:conditional-format>
          <calcext:conditional-format calcext:target-range-address="'Ile déserte var 2'.I14:'Ile déserte var 2'.I14">
            <calcext:condition calcext:apply-style-name="cellule histoire" calcext:value="contains-text(&quot;GoTo&quot;)" calcext:base-cell-address="'Ile déserte var 1'.I14"/>
            <calcext:condition calcext:apply-style-name="cellule histoire" calcext:value="contains-text(&quot;Conclude&quot;)" calcext:base-cell-address="'Ile déserte var 1'.I14"/>
            <calcext:condition calcext:apply-style-name="cellule random" calcext:value="contains-text(&quot;RandomPercent&quot;)" calcext:base-cell-address="'Ile déserte var 1'.I14"/>
            <calcext:condition calcext:apply-style-name="cellule random" calcext:value="contains-text(&quot;RandomRange&quot;)" calcext:base-cell-address="'Ile déserte var 1'.I14"/>
            <calcext:condition calcext:apply-style-name="cellule personnages" calcext:value="contains-text(&quot;NewCrew&quot;)" calcext:base-cell-address="'Ile déserte var 1'.I14"/>
            <calcext:condition calcext:apply-style-name="cellule personnages" calcext:value="contains-text(&quot;NewCharacter&quot;)" calcext:base-cell-address="'Ile déserte var 1'.I14"/>
            <calcext:condition calcext:apply-style-name="cellule personnages" calcext:value="contains-text(&quot;HideOther&quot;)" calcext:base-cell-address="'Ile déserte var 1'.I14"/>
            <calcext:condition calcext:apply-style-name="cellule personnages" calcext:value="contains-text(&quot;DeleteOther&quot;)" calcext:base-cell-address="'Ile déserte var 1'.I14"/>
            <calcext:condition calcext:apply-style-name="cellule narrateur" calcext:value="contains-text(&quot;Narrator&quot;)" calcext:base-cell-address="'Ile déserte var 1'.I14"/>
            <calcext:condition calcext:apply-style-name="cellule set choice" calcext:value="contains-text(&quot;SetChoices&quot;)" calcext:base-cell-address="'Ile déserte var 1'.I14"/>
            <calcext:condition calcext:apply-style-name="cellule dialogues" calcext:value="contains-text(&quot;PlayerSpeak&quot;)" calcext:base-cell-address="'Ile déserte var 1'.I14"/>
            <calcext:condition calcext:apply-style-name="cellule dialogues" calcext:value="contains-text(&quot;OtherSpeak&quot;)" calcext:base-cell-address="'Ile déserte var 1'.I14"/>
            <calcext:condition calcext:apply-style-name="cellule argent" calcext:value="contains-text(&quot;CheckGold&quot;)" calcext:base-cell-address="'Ile déserte var 1'.I14"/>
            <calcext:condition calcext:apply-style-name="cellule argent" calcext:value="contains-text(&quot;RemoveGold&quot;)" calcext:base-cell-address="'Ile déserte var 1'.I14"/>
            <calcext:condition calcext:apply-style-name="cellule argent" calcext:value="contains-text(&quot;AddGold&quot;)" calcext:base-cell-address="'Ile déserte var 1'.I14"/>
            <calcext:condition calcext:apply-style-name="cellule argent" calcext:value="contains-text(&quot;Loot&quot;)" calcext:base-cell-address="'Ile déserte var 1'.I14"/>
            <calcext:condition calcext:apply-style-name="cellule argent" calcext:value="contains-text(&quot;Trade&quot;)" calcext:base-cell-address="'Ile déserte var 1'.I14"/>
            <calcext:condition calcext:apply-style-name="cellule combat" calcext:value="contains-text(&quot;LaunchCombat&quot;)" calcext:base-cell-address="'Ile déserte var 1'.I14"/>
            <calcext:condition calcext:apply-style-name="cellule indice" calcext:value="contains-text(&quot;CheckFormula&quot;)" calcext:base-cell-address="'Ile déserte var 1'.I14"/>
            <calcext:condition calcext:apply-style-name="cellule indice" calcext:value="contains-text(&quot;GiveDirection&quot;)" calcext:base-cell-address="'Ile déserte var 1'.I14"/>
            <calcext:condition calcext:apply-style-name="cellule temps" calcext:value="contains-text(&quot;SetWeather&quot;)" calcext:base-cell-address="'Ile déserte var 1'.I14"/>
            <calcext:condition calcext:apply-style-name="cellule temps" calcext:value="contains-text(&quot;SwitchWeather&quot;)" calcext:base-cell-address="'Ile déserte var 1'.I14"/>
            <calcext:condition calcext:apply-style-name="cellule temps" calcext:value="contains-text(&quot;NextDay&quot;)" calcext:base-cell-address="'Ile déserte var 1'.I14"/>
            <calcext:condition calcext:apply-style-name="cellule temps" calcext:value="contains-text(&quot;CheckDay&quot;)" calcext:base-cell-address="'Ile déserte var 1'.I14"/>
            <calcext:condition calcext:apply-style-name="cellule histoire" calcext:value="contains-text(&quot;Leave&quot;)" calcext:base-cell-address="'Ile déserte var 1'.I14"/>
            <calcext:condition calcext:apply-style-name="cellule choice" calcext:value="contains-text(&quot;Choice&quot;)" calcext:base-cell-address="'Ile déserte var 1'.I14"/>
            <calcext:condition calcext:apply-style-name="cellule d'erreur" calcext:value="!=&quot;&quot;" calcext:base-cell-address="'Ile déserte var 1'.I14"/>
          </calcext:conditional-format>
          <calcext:conditional-format calcext:target-range-address="'Ile déserte var 2'.I16:'Ile déserte var 2'.I16">
            <calcext:condition calcext:apply-style-name="cellule histoire" calcext:value="contains-text(&quot;GoTo&quot;)" calcext:base-cell-address="'Ile déserte var 1'.I16"/>
            <calcext:condition calcext:apply-style-name="cellule histoire" calcext:value="contains-text(&quot;Conclude&quot;)" calcext:base-cell-address="'Ile déserte var 1'.I16"/>
            <calcext:condition calcext:apply-style-name="cellule random" calcext:value="contains-text(&quot;RandomPercent&quot;)" calcext:base-cell-address="'Ile déserte var 1'.I16"/>
            <calcext:condition calcext:apply-style-name="cellule random" calcext:value="contains-text(&quot;RandomRange&quot;)" calcext:base-cell-address="'Ile déserte var 1'.I16"/>
            <calcext:condition calcext:apply-style-name="cellule personnages" calcext:value="contains-text(&quot;NewCrew&quot;)" calcext:base-cell-address="'Ile déserte var 1'.I16"/>
            <calcext:condition calcext:apply-style-name="cellule personnages" calcext:value="contains-text(&quot;NewCharacter&quot;)" calcext:base-cell-address="'Ile déserte var 1'.I16"/>
            <calcext:condition calcext:apply-style-name="cellule personnages" calcext:value="contains-text(&quot;HideOther&quot;)" calcext:base-cell-address="'Ile déserte var 1'.I16"/>
            <calcext:condition calcext:apply-style-name="cellule personnages" calcext:value="contains-text(&quot;DeleteOther&quot;)" calcext:base-cell-address="'Ile déserte var 1'.I16"/>
            <calcext:condition calcext:apply-style-name="cellule narrateur" calcext:value="contains-text(&quot;Narrator&quot;)" calcext:base-cell-address="'Ile déserte var 1'.I16"/>
            <calcext:condition calcext:apply-style-name="cellule set choice" calcext:value="contains-text(&quot;SetChoices&quot;)" calcext:base-cell-address="'Ile déserte var 1'.I16"/>
            <calcext:condition calcext:apply-style-name="cellule dialogues" calcext:value="contains-text(&quot;PlayerSpeak&quot;)" calcext:base-cell-address="'Ile déserte var 1'.I16"/>
            <calcext:condition calcext:apply-style-name="cellule dialogues" calcext:value="contains-text(&quot;OtherSpeak&quot;)" calcext:base-cell-address="'Ile déserte var 1'.I16"/>
            <calcext:condition calcext:apply-style-name="cellule argent" calcext:value="contains-text(&quot;CheckGold&quot;)" calcext:base-cell-address="'Ile déserte var 1'.I16"/>
            <calcext:condition calcext:apply-style-name="cellule argent" calcext:value="contains-text(&quot;RemoveGold&quot;)" calcext:base-cell-address="'Ile déserte var 1'.I16"/>
            <calcext:condition calcext:apply-style-name="cellule argent" calcext:value="contains-text(&quot;AddGold&quot;)" calcext:base-cell-address="'Ile déserte var 1'.I16"/>
            <calcext:condition calcext:apply-style-name="cellule argent" calcext:value="contains-text(&quot;Loot&quot;)" calcext:base-cell-address="'Ile déserte var 1'.I16"/>
            <calcext:condition calcext:apply-style-name="cellule argent" calcext:value="contains-text(&quot;Trade&quot;)" calcext:base-cell-address="'Ile déserte var 1'.I16"/>
            <calcext:condition calcext:apply-style-name="cellule combat" calcext:value="contains-text(&quot;LaunchCombat&quot;)" calcext:base-cell-address="'Ile déserte var 1'.I16"/>
            <calcext:condition calcext:apply-style-name="cellule indice" calcext:value="contains-text(&quot;CheckFormula&quot;)" calcext:base-cell-address="'Ile déserte var 1'.I16"/>
            <calcext:condition calcext:apply-style-name="cellule indice" calcext:value="contains-text(&quot;GiveDirection&quot;)" calcext:base-cell-address="'Ile déserte var 1'.I16"/>
            <calcext:condition calcext:apply-style-name="cellule temps" calcext:value="contains-text(&quot;SetWeather&quot;)" calcext:base-cell-address="'Ile déserte var 1'.I16"/>
            <calcext:condition calcext:apply-style-name="cellule temps" calcext:value="contains-text(&quot;SwitchWeather&quot;)" calcext:base-cell-address="'Ile déserte var 1'.I16"/>
            <calcext:condition calcext:apply-style-name="cellule temps" calcext:value="contains-text(&quot;NextDay&quot;)" calcext:base-cell-address="'Ile déserte var 1'.I16"/>
            <calcext:condition calcext:apply-style-name="cellule temps" calcext:value="contains-text(&quot;CheckDay&quot;)" calcext:base-cell-address="'Ile déserte var 1'.I16"/>
            <calcext:condition calcext:apply-style-name="cellule histoire" calcext:value="contains-text(&quot;Leave&quot;)" calcext:base-cell-address="'Ile déserte var 1'.I16"/>
            <calcext:condition calcext:apply-style-name="cellule choice" calcext:value="contains-text(&quot;Choice&quot;)" calcext:base-cell-address="'Ile déserte var 1'.I16"/>
            <calcext:condition calcext:apply-style-name="cellule d'erreur" calcext:value="!=&quot;&quot;" calcext:base-cell-address="'Ile déserte var 1'.I16"/>
          </calcext:conditional-format>
          <calcext:conditional-format calcext:target-range-address="'Ile déserte var 2'.E14:'Ile déserte var 2'.E14">
            <calcext:condition calcext:apply-style-name="cellule histoire" calcext:value="contains-text(&quot;GoTo&quot;)" calcext:base-cell-address="'Ile déserte var 1'.E14"/>
            <calcext:condition calcext:apply-style-name="cellule histoire" calcext:value="contains-text(&quot;Conclude&quot;)" calcext:base-cell-address="'Ile déserte var 1'.E14"/>
            <calcext:condition calcext:apply-style-name="cellule random" calcext:value="contains-text(&quot;RandomPercent&quot;)" calcext:base-cell-address="'Ile déserte var 1'.E14"/>
            <calcext:condition calcext:apply-style-name="cellule random" calcext:value="contains-text(&quot;RandomRange&quot;)" calcext:base-cell-address="'Ile déserte var 1'.E14"/>
            <calcext:condition calcext:apply-style-name="cellule personnages" calcext:value="contains-text(&quot;NewCrew&quot;)" calcext:base-cell-address="'Ile déserte var 1'.E14"/>
            <calcext:condition calcext:apply-style-name="cellule personnages" calcext:value="contains-text(&quot;NewCharacter&quot;)" calcext:base-cell-address="'Ile déserte var 1'.E14"/>
            <calcext:condition calcext:apply-style-name="cellule personnages" calcext:value="contains-text(&quot;HideOther&quot;)" calcext:base-cell-address="'Ile déserte var 1'.E14"/>
            <calcext:condition calcext:apply-style-name="cellule personnages" calcext:value="contains-text(&quot;DeleteOther&quot;)" calcext:base-cell-address="'Ile déserte var 1'.E14"/>
            <calcext:condition calcext:apply-style-name="cellule narrateur" calcext:value="contains-text(&quot;Narrator&quot;)" calcext:base-cell-address="'Ile déserte var 1'.E14"/>
            <calcext:condition calcext:apply-style-name="cellule set choice" calcext:value="contains-text(&quot;SetChoices&quot;)" calcext:base-cell-address="'Ile déserte var 1'.E14"/>
            <calcext:condition calcext:apply-style-name="cellule dialogues" calcext:value="contains-text(&quot;PlayerSpeak&quot;)" calcext:base-cell-address="'Ile déserte var 1'.E14"/>
            <calcext:condition calcext:apply-style-name="cellule dialogues" calcext:value="contains-text(&quot;OtherSpeak&quot;)" calcext:base-cell-address="'Ile déserte var 1'.E14"/>
            <calcext:condition calcext:apply-style-name="cellule argent" calcext:value="contains-text(&quot;CheckGold&quot;)" calcext:base-cell-address="'Ile déserte var 1'.E14"/>
            <calcext:condition calcext:apply-style-name="cellule argent" calcext:value="contains-text(&quot;RemoveGold&quot;)" calcext:base-cell-address="'Ile déserte var 1'.E14"/>
            <calcext:condition calcext:apply-style-name="cellule argent" calcext:value="contains-text(&quot;AddGold&quot;)" calcext:base-cell-address="'Ile déserte var 1'.E14"/>
            <calcext:condition calcext:apply-style-name="cellule argent" calcext:value="contains-text(&quot;Loot&quot;)" calcext:base-cell-address="'Ile déserte var 1'.E14"/>
            <calcext:condition calcext:apply-style-name="cellule argent" calcext:value="contains-text(&quot;Trade&quot;)" calcext:base-cell-address="'Ile déserte var 1'.E14"/>
            <calcext:condition calcext:apply-style-name="cellule combat" calcext:value="contains-text(&quot;LaunchCombat&quot;)" calcext:base-cell-address="'Ile déserte var 1'.E14"/>
            <calcext:condition calcext:apply-style-name="cellule indice" calcext:value="contains-text(&quot;CheckFormula&quot;)" calcext:base-cell-address="'Ile déserte var 1'.E14"/>
            <calcext:condition calcext:apply-style-name="cellule indice" calcext:value="contains-text(&quot;GiveDirection&quot;)" calcext:base-cell-address="'Ile déserte var 1'.E14"/>
            <calcext:condition calcext:apply-style-name="cellule temps" calcext:value="contains-text(&quot;SetWeather&quot;)" calcext:base-cell-address="'Ile déserte var 1'.E14"/>
            <calcext:condition calcext:apply-style-name="cellule temps" calcext:value="contains-text(&quot;SwitchWeather&quot;)" calcext:base-cell-address="'Ile déserte var 1'.E14"/>
            <calcext:condition calcext:apply-style-name="cellule temps" calcext:value="contains-text(&quot;NextDay&quot;)" calcext:base-cell-address="'Ile déserte var 1'.E14"/>
            <calcext:condition calcext:apply-style-name="cellule temps" calcext:value="contains-text(&quot;CheckDay&quot;)" calcext:base-cell-address="'Ile déserte var 1'.E14"/>
            <calcext:condition calcext:apply-style-name="cellule histoire" calcext:value="contains-text(&quot;Leave&quot;)" calcext:base-cell-address="'Ile déserte var 1'.E14"/>
            <calcext:condition calcext:apply-style-name="cellule choice" calcext:value="contains-text(&quot;Choice&quot;)" calcext:base-cell-address="'Ile déserte var 1'.E14"/>
            <calcext:condition calcext:apply-style-name="cellule d'erreur" calcext:value="!=&quot;&quot;" calcext:base-cell-address="'Ile déserte var 1'.E14"/>
          </calcext:conditional-format>
          <calcext:conditional-format calcext:target-range-address="'Ile déserte var 2'.C3:'Ile déserte var 2'.L7 'Ile déserte var 2'.A3:'Ile déserte var 2'.B9 'Ile déserte var 2'.A20:'Ile déserte var 2'.B54 'Ile déserte var 2'.C11:'Ile déserte var 2'.L54 'Ile déserte var 2'.C10:'Ile déserte var 2'.C10 'Ile déserte var 2'.E10:'Ile déserte var 2'.L10 'Ile déserte var 2'.C9:'Ile déserte var 2'.C9 'Ile déserte var 2'.F9:'Ile déserte var 2'.L9 'Ile déserte var 2'.D8:'Ile déserte var 2'.L8">
            <calcext:condition calcext:apply-style-name="cellule histoire" calcext:value="contains-text(&quot;GoTo&quot;)" calcext:base-cell-address="'Ile déserte var 1'.A3"/>
            <calcext:condition calcext:apply-style-name="cellule histoire" calcext:value="contains-text(&quot;Conclude&quot;)" calcext:base-cell-address="'Ile déserte var 1'.A3"/>
            <calcext:condition calcext:apply-style-name="cellule random" calcext:value="contains-text(&quot;RandomPercent&quot;)" calcext:base-cell-address="'Ile déserte var 1'.A3"/>
            <calcext:condition calcext:apply-style-name="cellule random" calcext:value="contains-text(&quot;RandomRange&quot;)" calcext:base-cell-address="'Ile déserte var 1'.A3"/>
            <calcext:condition calcext:apply-style-name="cellule personnages" calcext:value="contains-text(&quot;NewCrew&quot;)" calcext:base-cell-address="'Ile déserte var 1'.A3"/>
            <calcext:condition calcext:apply-style-name="cellule personnages" calcext:value="contains-text(&quot;NewCharacter&quot;)" calcext:base-cell-address="'Ile déserte var 1'.A3"/>
            <calcext:condition calcext:apply-style-name="cellule personnages" calcext:value="contains-text(&quot;HideOther&quot;)" calcext:base-cell-address="'Ile déserte var 1'.A3"/>
            <calcext:condition calcext:apply-style-name="cellule personnages" calcext:value="contains-text(&quot;DeleteOther&quot;)" calcext:base-cell-address="'Ile déserte var 1'.A3"/>
            <calcext:condition calcext:apply-style-name="cellule narrateur" calcext:value="contains-text(&quot;Narrator&quot;)" calcext:base-cell-address="'Ile déserte var 1'.A3"/>
            <calcext:condition calcext:apply-style-name="cellule set choice" calcext:value="contains-text(&quot;SetChoices&quot;)" calcext:base-cell-address="'Ile déserte var 1'.A3"/>
            <calcext:condition calcext:apply-style-name="cellule dialogues" calcext:value="contains-text(&quot;PlayerSpeak&quot;)" calcext:base-cell-address="'Ile déserte var 1'.A3"/>
            <calcext:condition calcext:apply-style-name="cellule dialogues" calcext:value="contains-text(&quot;OtherSpeak&quot;)" calcext:base-cell-address="'Ile déserte var 1'.A3"/>
            <calcext:condition calcext:apply-style-name="cellule argent" calcext:value="contains-text(&quot;CheckGold&quot;)" calcext:base-cell-address="'Ile déserte var 1'.A3"/>
            <calcext:condition calcext:apply-style-name="cellule argent" calcext:value="contains-text(&quot;RemoveGold&quot;)" calcext:base-cell-address="'Ile déserte var 1'.A3"/>
            <calcext:condition calcext:apply-style-name="cellule argent" calcext:value="contains-text(&quot;AddGold&quot;)" calcext:base-cell-address="'Ile déserte var 1'.A3"/>
            <calcext:condition calcext:apply-style-name="cellule argent" calcext:value="contains-text(&quot;Loot&quot;)" calcext:base-cell-address="'Ile déserte var 1'.A3"/>
            <calcext:condition calcext:apply-style-name="cellule argent" calcext:value="contains-text(&quot;Trade&quot;)" calcext:base-cell-address="'Ile déserte var 1'.A3"/>
            <calcext:condition calcext:apply-style-name="cellule combat" calcext:value="contains-text(&quot;LaunchCombat&quot;)" calcext:base-cell-address="'Ile déserte var 1'.A3"/>
            <calcext:condition calcext:apply-style-name="cellule indice" calcext:value="contains-text(&quot;CheckFormula&quot;)" calcext:base-cell-address="'Ile déserte var 1'.A3"/>
            <calcext:condition calcext:apply-style-name="cellule indice" calcext:value="contains-text(&quot;GiveDirection&quot;)" calcext:base-cell-address="'Ile déserte var 1'.A3"/>
            <calcext:condition calcext:apply-style-name="cellule temps" calcext:value="contains-text(&quot;SetWeather&quot;)" calcext:base-cell-address="'Ile déserte var 1'.A3"/>
            <calcext:condition calcext:apply-style-name="cellule temps" calcext:value="contains-text(&quot;SwitchWeather&quot;)" calcext:base-cell-address="'Ile déserte var 1'.A3"/>
            <calcext:condition calcext:apply-style-name="cellule temps" calcext:value="contains-text(&quot;NextDay&quot;)" calcext:base-cell-address="'Ile déserte var 1'.A3"/>
            <calcext:condition calcext:apply-style-name="cellule temps" calcext:value="contains-text(&quot;CheckDay&quot;)" calcext:base-cell-address="'Ile déserte var 1'.A3"/>
            <calcext:condition calcext:apply-style-name="cellule histoire" calcext:value="contains-text(&quot;Leave&quot;)" calcext:base-cell-address="'Ile déserte var 1'.A3"/>
            <calcext:condition calcext:apply-style-name="cellule choice" calcext:value="contains-text(&quot;Choice&quot;)" calcext:base-cell-address="'Ile déserte var 1'.A3"/>
            <calcext:condition calcext:apply-style-name="cellule d'erreur" calcext:value="!=&quot;&quot;" calcext:base-cell-address="'Ile déserte var 1'.A3"/>
          </calcext:conditional-format>
          <calcext:conditional-format calcext:target-range-address="'Ile déserte var 2'.A10:'Ile déserte var 2'.A19">
            <calcext:condition calcext:apply-style-name="cellule histoire" calcext:value="contains-text(&quot;GoTo&quot;)" calcext:base-cell-address="'Ile déserte var 1'.A10"/>
            <calcext:condition calcext:apply-style-name="cellule histoire" calcext:value="contains-text(&quot;Conclude&quot;)" calcext:base-cell-address="'Ile déserte var 1'.A10"/>
            <calcext:condition calcext:apply-style-name="cellule random" calcext:value="contains-text(&quot;RandomPercent&quot;)" calcext:base-cell-address="'Ile déserte var 1'.A10"/>
            <calcext:condition calcext:apply-style-name="cellule random" calcext:value="contains-text(&quot;RandomRange&quot;)" calcext:base-cell-address="'Ile déserte var 1'.A10"/>
            <calcext:condition calcext:apply-style-name="cellule personnages" calcext:value="contains-text(&quot;NewCrew&quot;)" calcext:base-cell-address="'Ile déserte var 1'.A10"/>
            <calcext:condition calcext:apply-style-name="cellule personnages" calcext:value="contains-text(&quot;NewCharacter&quot;)" calcext:base-cell-address="'Ile déserte var 1'.A10"/>
            <calcext:condition calcext:apply-style-name="cellule personnages" calcext:value="contains-text(&quot;HideOther&quot;)" calcext:base-cell-address="'Ile déserte var 1'.A10"/>
            <calcext:condition calcext:apply-style-name="cellule personnages" calcext:value="contains-text(&quot;DeleteOther&quot;)" calcext:base-cell-address="'Ile déserte var 1'.A10"/>
            <calcext:condition calcext:apply-style-name="cellule narrateur" calcext:value="contains-text(&quot;Narrator&quot;)" calcext:base-cell-address="'Ile déserte var 1'.A10"/>
            <calcext:condition calcext:apply-style-name="cellule set choice" calcext:value="contains-text(&quot;SetChoices&quot;)" calcext:base-cell-address="'Ile déserte var 1'.A10"/>
            <calcext:condition calcext:apply-style-name="cellule dialogues" calcext:value="contains-text(&quot;PlayerSpeak&quot;)" calcext:base-cell-address="'Ile déserte var 1'.A10"/>
            <calcext:condition calcext:apply-style-name="cellule dialogues" calcext:value="contains-text(&quot;OtherSpeak&quot;)" calcext:base-cell-address="'Ile déserte var 1'.A10"/>
            <calcext:condition calcext:apply-style-name="cellule argent" calcext:value="contains-text(&quot;CheckGold&quot;)" calcext:base-cell-address="'Ile déserte var 1'.A10"/>
            <calcext:condition calcext:apply-style-name="cellule argent" calcext:value="contains-text(&quot;RemoveGold&quot;)" calcext:base-cell-address="'Ile déserte var 1'.A10"/>
            <calcext:condition calcext:apply-style-name="cellule argent" calcext:value="contains-text(&quot;AddGold&quot;)" calcext:base-cell-address="'Ile déserte var 1'.A10"/>
            <calcext:condition calcext:apply-style-name="cellule argent" calcext:value="contains-text(&quot;Loot&quot;)" calcext:base-cell-address="'Ile déserte var 1'.A10"/>
            <calcext:condition calcext:apply-style-name="cellule argent" calcext:value="contains-text(&quot;Trade&quot;)" calcext:base-cell-address="'Ile déserte var 1'.A10"/>
            <calcext:condition calcext:apply-style-name="cellule combat" calcext:value="contains-text(&quot;LaunchCombat&quot;)" calcext:base-cell-address="'Ile déserte var 1'.A10"/>
            <calcext:condition calcext:apply-style-name="cellule indice" calcext:value="contains-text(&quot;CheckFormula&quot;)" calcext:base-cell-address="'Ile déserte var 1'.A10"/>
            <calcext:condition calcext:apply-style-name="cellule indice" calcext:value="contains-text(&quot;GiveDirection&quot;)" calcext:base-cell-address="'Ile déserte var 1'.A10"/>
            <calcext:condition calcext:apply-style-name="cellule temps" calcext:value="contains-text(&quot;SetWeather&quot;)" calcext:base-cell-address="'Ile déserte var 1'.A10"/>
            <calcext:condition calcext:apply-style-name="cellule temps" calcext:value="contains-text(&quot;SwitchWeather&quot;)" calcext:base-cell-address="'Ile déserte var 1'.A10"/>
            <calcext:condition calcext:apply-style-name="cellule temps" calcext:value="contains-text(&quot;NextDay&quot;)" calcext:base-cell-address="'Ile déserte var 1'.A10"/>
            <calcext:condition calcext:apply-style-name="cellule temps" calcext:value="contains-text(&quot;CheckDay&quot;)" calcext:base-cell-address="'Ile déserte var 1'.A10"/>
            <calcext:condition calcext:apply-style-name="cellule histoire" calcext:value="contains-text(&quot;Leave&quot;)" calcext:base-cell-address="'Ile déserte var 1'.A10"/>
            <calcext:condition calcext:apply-style-name="cellule choice" calcext:value="contains-text(&quot;Choice&quot;)" calcext:base-cell-address="'Ile déserte var 1'.A10"/>
            <calcext:condition calcext:apply-style-name="cellule d'erreur" calcext:value="!=&quot;&quot;" calcext:base-cell-address="'Ile déserte var 1'.A10"/>
          </calcext:conditional-format>
          <calcext:conditional-format calcext:target-range-address="'Ile déserte var 2'.B10:'Ile déserte var 2'.B19">
            <calcext:condition calcext:apply-style-name="cellule histoire" calcext:value="contains-text(&quot;GoTo&quot;)" calcext:base-cell-address="'Ile déserte var 1'.B10"/>
            <calcext:condition calcext:apply-style-name="cellule histoire" calcext:value="contains-text(&quot;Conclude&quot;)" calcext:base-cell-address="'Ile déserte var 1'.B10"/>
            <calcext:condition calcext:apply-style-name="cellule random" calcext:value="contains-text(&quot;RandomPercent&quot;)" calcext:base-cell-address="'Ile déserte var 1'.B10"/>
            <calcext:condition calcext:apply-style-name="cellule random" calcext:value="contains-text(&quot;RandomRange&quot;)" calcext:base-cell-address="'Ile déserte var 1'.B10"/>
            <calcext:condition calcext:apply-style-name="cellule personnages" calcext:value="contains-text(&quot;NewCrew&quot;)" calcext:base-cell-address="'Ile déserte var 1'.B10"/>
            <calcext:condition calcext:apply-style-name="cellule personnages" calcext:value="contains-text(&quot;NewCharacter&quot;)" calcext:base-cell-address="'Ile déserte var 1'.B10"/>
            <calcext:condition calcext:apply-style-name="cellule personnages" calcext:value="contains-text(&quot;HideOther&quot;)" calcext:base-cell-address="'Ile déserte var 1'.B10"/>
            <calcext:condition calcext:apply-style-name="cellule personnages" calcext:value="contains-text(&quot;DeleteOther&quot;)" calcext:base-cell-address="'Ile déserte var 1'.B10"/>
            <calcext:condition calcext:apply-style-name="cellule narrateur" calcext:value="contains-text(&quot;Narrator&quot;)" calcext:base-cell-address="'Ile déserte var 1'.B10"/>
            <calcext:condition calcext:apply-style-name="cellule set choice" calcext:value="contains-text(&quot;SetChoices&quot;)" calcext:base-cell-address="'Ile déserte var 1'.B10"/>
            <calcext:condition calcext:apply-style-name="cellule dialogues" calcext:value="contains-text(&quot;PlayerSpeak&quot;)" calcext:base-cell-address="'Ile déserte var 1'.B10"/>
            <calcext:condition calcext:apply-style-name="cellule dialogues" calcext:value="contains-text(&quot;OtherSpeak&quot;)" calcext:base-cell-address="'Ile déserte var 1'.B10"/>
            <calcext:condition calcext:apply-style-name="cellule argent" calcext:value="contains-text(&quot;CheckGold&quot;)" calcext:base-cell-address="'Ile déserte var 1'.B10"/>
            <calcext:condition calcext:apply-style-name="cellule argent" calcext:value="contains-text(&quot;RemoveGold&quot;)" calcext:base-cell-address="'Ile déserte var 1'.B10"/>
            <calcext:condition calcext:apply-style-name="cellule argent" calcext:value="contains-text(&quot;AddGold&quot;)" calcext:base-cell-address="'Ile déserte var 1'.B10"/>
            <calcext:condition calcext:apply-style-name="cellule argent" calcext:value="contains-text(&quot;Loot&quot;)" calcext:base-cell-address="'Ile déserte var 1'.B10"/>
            <calcext:condition calcext:apply-style-name="cellule argent" calcext:value="contains-text(&quot;Trade&quot;)" calcext:base-cell-address="'Ile déserte var 1'.B10"/>
            <calcext:condition calcext:apply-style-name="cellule combat" calcext:value="contains-text(&quot;LaunchCombat&quot;)" calcext:base-cell-address="'Ile déserte var 1'.B10"/>
            <calcext:condition calcext:apply-style-name="cellule indice" calcext:value="contains-text(&quot;CheckFormula&quot;)" calcext:base-cell-address="'Ile déserte var 1'.B10"/>
            <calcext:condition calcext:apply-style-name="cellule indice" calcext:value="contains-text(&quot;GiveDirection&quot;)" calcext:base-cell-address="'Ile déserte var 1'.B10"/>
            <calcext:condition calcext:apply-style-name="cellule temps" calcext:value="contains-text(&quot;SetWeather&quot;)" calcext:base-cell-address="'Ile déserte var 1'.B10"/>
            <calcext:condition calcext:apply-style-name="cellule temps" calcext:value="contains-text(&quot;SwitchWeather&quot;)" calcext:base-cell-address="'Ile déserte var 1'.B10"/>
            <calcext:condition calcext:apply-style-name="cellule temps" calcext:value="contains-text(&quot;NextDay&quot;)" calcext:base-cell-address="'Ile déserte var 1'.B10"/>
            <calcext:condition calcext:apply-style-name="cellule temps" calcext:value="contains-text(&quot;CheckDay&quot;)" calcext:base-cell-address="'Ile déserte var 1'.B10"/>
            <calcext:condition calcext:apply-style-name="cellule histoire" calcext:value="contains-text(&quot;Leave&quot;)" calcext:base-cell-address="'Ile déserte var 1'.B10"/>
            <calcext:condition calcext:apply-style-name="cellule choice" calcext:value="contains-text(&quot;Choice&quot;)" calcext:base-cell-address="'Ile déserte var 1'.B10"/>
            <calcext:condition calcext:apply-style-name="cellule d'erreur" calcext:value="!=&quot;&quot;" calcext:base-cell-address="'Ile déserte var 1'.B10"/>
          </calcext:conditional-format>
          <calcext:conditional-format calcext:target-range-address="'Ile déserte var 2'.A10:'Ile déserte var 2'.B19">
            <calcext:condition calcext:apply-style-name="cellule histoire" calcext:value="contains-text(&quot;GoTo&quot;)" calcext:base-cell-address="'Ile déserte var 1'.A10"/>
            <calcext:condition calcext:apply-style-name="cellule histoire" calcext:value="contains-text(&quot;Conclude&quot;)" calcext:base-cell-address="'Ile déserte var 1'.A10"/>
            <calcext:condition calcext:apply-style-name="cellule random" calcext:value="contains-text(&quot;RandomPercent&quot;)" calcext:base-cell-address="'Ile déserte var 1'.A10"/>
            <calcext:condition calcext:apply-style-name="cellule random" calcext:value="contains-text(&quot;RandomRange&quot;)" calcext:base-cell-address="'Ile déserte var 1'.A10"/>
            <calcext:condition calcext:apply-style-name="cellule personnages" calcext:value="contains-text(&quot;NewCrew&quot;)" calcext:base-cell-address="'Ile déserte var 1'.A10"/>
            <calcext:condition calcext:apply-style-name="cellule personnages" calcext:value="contains-text(&quot;NewCharacter&quot;)" calcext:base-cell-address="'Ile déserte var 1'.A10"/>
            <calcext:condition calcext:apply-style-name="cellule personnages" calcext:value="contains-text(&quot;HideOther&quot;)" calcext:base-cell-address="'Ile déserte var 1'.A10"/>
            <calcext:condition calcext:apply-style-name="cellule personnages" calcext:value="contains-text(&quot;DeleteOther&quot;)" calcext:base-cell-address="'Ile déserte var 1'.A10"/>
            <calcext:condition calcext:apply-style-name="cellule narrateur" calcext:value="contains-text(&quot;Narrator&quot;)" calcext:base-cell-address="'Ile déserte var 1'.A10"/>
            <calcext:condition calcext:apply-style-name="cellule set choice" calcext:value="contains-text(&quot;SetChoices&quot;)" calcext:base-cell-address="'Ile déserte var 1'.A10"/>
            <calcext:condition calcext:apply-style-name="cellule dialogues" calcext:value="contains-text(&quot;PlayerSpeak&quot;)" calcext:base-cell-address="'Ile déserte var 1'.A10"/>
            <calcext:condition calcext:apply-style-name="cellule dialogues" calcext:value="contains-text(&quot;OtherSpeak&quot;)" calcext:base-cell-address="'Ile déserte var 1'.A10"/>
            <calcext:condition calcext:apply-style-name="cellule argent" calcext:value="contains-text(&quot;CheckGold&quot;)" calcext:base-cell-address="'Ile déserte var 1'.A10"/>
            <calcext:condition calcext:apply-style-name="cellule argent" calcext:value="contains-text(&quot;RemoveGold&quot;)" calcext:base-cell-address="'Ile déserte var 1'.A10"/>
            <calcext:condition calcext:apply-style-name="cellule argent" calcext:value="contains-text(&quot;AddGold&quot;)" calcext:base-cell-address="'Ile déserte var 1'.A10"/>
            <calcext:condition calcext:apply-style-name="cellule argent" calcext:value="contains-text(&quot;Loot&quot;)" calcext:base-cell-address="'Ile déserte var 1'.A10"/>
            <calcext:condition calcext:apply-style-name="cellule argent" calcext:value="contains-text(&quot;Trade&quot;)" calcext:base-cell-address="'Ile déserte var 1'.A10"/>
            <calcext:condition calcext:apply-style-name="cellule combat" calcext:value="contains-text(&quot;LaunchCombat&quot;)" calcext:base-cell-address="'Ile déserte var 1'.A10"/>
            <calcext:condition calcext:apply-style-name="cellule indice" calcext:value="contains-text(&quot;CheckFormula&quot;)" calcext:base-cell-address="'Ile déserte var 1'.A10"/>
            <calcext:condition calcext:apply-style-name="cellule indice" calcext:value="contains-text(&quot;GiveDirection&quot;)" calcext:base-cell-address="'Ile déserte var 1'.A10"/>
            <calcext:condition calcext:apply-style-name="cellule temps" calcext:value="contains-text(&quot;SetWeather&quot;)" calcext:base-cell-address="'Ile déserte var 1'.A10"/>
            <calcext:condition calcext:apply-style-name="cellule temps" calcext:value="contains-text(&quot;SwitchWeather&quot;)" calcext:base-cell-address="'Ile déserte var 1'.A10"/>
            <calcext:condition calcext:apply-style-name="cellule temps" calcext:value="contains-text(&quot;NextDay&quot;)" calcext:base-cell-address="'Ile déserte var 1'.A10"/>
            <calcext:condition calcext:apply-style-name="cellule temps" calcext:value="contains-text(&quot;CheckDay&quot;)" calcext:base-cell-address="'Ile déserte var 1'.A10"/>
            <calcext:condition calcext:apply-style-name="cellule histoire" calcext:value="contains-text(&quot;Leave&quot;)" calcext:base-cell-address="'Ile déserte var 1'.A10"/>
            <calcext:condition calcext:apply-style-name="cellule choice" calcext:value="contains-text(&quot;Choice&quot;)" calcext:base-cell-address="'Ile déserte var 1'.A10"/>
            <calcext:condition calcext:apply-style-name="cellule d'erreur" calcext:value="!=&quot;&quot;" calcext:base-cell-address="'Ile déserte var 1'.A10"/>
          </calcext:conditional-format>
          <calcext:conditional-format calcext:target-range-address="'Ile déserte var 2'.D10:'Ile déserte var 2'.D10">
            <calcext:condition calcext:apply-style-name="cellule histoire" calcext:value="contains-text(&quot;GoTo&quot;)" calcext:base-cell-address="'Ile déserte var 1'.D10"/>
            <calcext:condition calcext:apply-style-name="cellule histoire" calcext:value="contains-text(&quot;Conclude&quot;)" calcext:base-cell-address="'Ile déserte var 1'.D10"/>
            <calcext:condition calcext:apply-style-name="cellule random" calcext:value="contains-text(&quot;RandomPercent&quot;)" calcext:base-cell-address="'Ile déserte var 1'.D10"/>
            <calcext:condition calcext:apply-style-name="cellule random" calcext:value="contains-text(&quot;RandomRange&quot;)" calcext:base-cell-address="'Ile déserte var 1'.D10"/>
            <calcext:condition calcext:apply-style-name="cellule personnages" calcext:value="contains-text(&quot;NewCrew&quot;)" calcext:base-cell-address="'Ile déserte var 1'.D10"/>
            <calcext:condition calcext:apply-style-name="cellule personnages" calcext:value="contains-text(&quot;NewCharacter&quot;)" calcext:base-cell-address="'Ile déserte var 1'.D10"/>
            <calcext:condition calcext:apply-style-name="cellule personnages" calcext:value="contains-text(&quot;HideOther&quot;)" calcext:base-cell-address="'Ile déserte var 1'.D10"/>
            <calcext:condition calcext:apply-style-name="cellule personnages" calcext:value="contains-text(&quot;DeleteOther&quot;)" calcext:base-cell-address="'Ile déserte var 1'.D10"/>
            <calcext:condition calcext:apply-style-name="cellule narrateur" calcext:value="contains-text(&quot;Narrator&quot;)" calcext:base-cell-address="'Ile déserte var 1'.D10"/>
            <calcext:condition calcext:apply-style-name="cellule set choice" calcext:value="contains-text(&quot;SetChoices&quot;)" calcext:base-cell-address="'Ile déserte var 1'.D10"/>
            <calcext:condition calcext:apply-style-name="cellule dialogues" calcext:value="contains-text(&quot;PlayerSpeak&quot;)" calcext:base-cell-address="'Ile déserte var 1'.D10"/>
            <calcext:condition calcext:apply-style-name="cellule dialogues" calcext:value="contains-text(&quot;OtherSpeak&quot;)" calcext:base-cell-address="'Ile déserte var 1'.D10"/>
            <calcext:condition calcext:apply-style-name="cellule argent" calcext:value="contains-text(&quot;CheckGold&quot;)" calcext:base-cell-address="'Ile déserte var 1'.D10"/>
            <calcext:condition calcext:apply-style-name="cellule argent" calcext:value="contains-text(&quot;RemoveGold&quot;)" calcext:base-cell-address="'Ile déserte var 1'.D10"/>
            <calcext:condition calcext:apply-style-name="cellule argent" calcext:value="contains-text(&quot;AddGold&quot;)" calcext:base-cell-address="'Ile déserte var 1'.D10"/>
            <calcext:condition calcext:apply-style-name="cellule argent" calcext:value="contains-text(&quot;Loot&quot;)" calcext:base-cell-address="'Ile déserte var 1'.D10"/>
            <calcext:condition calcext:apply-style-name="cellule argent" calcext:value="contains-text(&quot;Trade&quot;)" calcext:base-cell-address="'Ile déserte var 1'.D10"/>
            <calcext:condition calcext:apply-style-name="cellule combat" calcext:value="contains-text(&quot;LaunchCombat&quot;)" calcext:base-cell-address="'Ile déserte var 1'.D10"/>
            <calcext:condition calcext:apply-style-name="cellule indice" calcext:value="contains-text(&quot;CheckFormula&quot;)" calcext:base-cell-address="'Ile déserte var 1'.D10"/>
            <calcext:condition calcext:apply-style-name="cellule indice" calcext:value="contains-text(&quot;GiveDirection&quot;)" calcext:base-cell-address="'Ile déserte var 1'.D10"/>
            <calcext:condition calcext:apply-style-name="cellule temps" calcext:value="contains-text(&quot;SetWeather&quot;)" calcext:base-cell-address="'Ile déserte var 1'.D10"/>
            <calcext:condition calcext:apply-style-name="cellule temps" calcext:value="contains-text(&quot;SwitchWeather&quot;)" calcext:base-cell-address="'Ile déserte var 1'.D10"/>
            <calcext:condition calcext:apply-style-name="cellule temps" calcext:value="contains-text(&quot;NextDay&quot;)" calcext:base-cell-address="'Ile déserte var 1'.D10"/>
            <calcext:condition calcext:apply-style-name="cellule temps" calcext:value="contains-text(&quot;CheckDay&quot;)" calcext:base-cell-address="'Ile déserte var 1'.D10"/>
            <calcext:condition calcext:apply-style-name="cellule histoire" calcext:value="contains-text(&quot;Leave&quot;)" calcext:base-cell-address="'Ile déserte var 1'.D10"/>
            <calcext:condition calcext:apply-style-name="cellule choice" calcext:value="contains-text(&quot;Choice&quot;)" calcext:base-cell-address="'Ile déserte var 1'.D10"/>
            <calcext:condition calcext:apply-style-name="cellule d'erreur" calcext:value="!=&quot;&quot;" calcext:base-cell-address="'Ile déserte var 1'.D10"/>
          </calcext:conditional-format>
          <calcext:conditional-format calcext:target-range-address="'Ile déserte var 2'.D10:'Ile déserte var 2'.D10">
            <calcext:condition calcext:apply-style-name="cellule histoire" calcext:value="contains-text(&quot;GoTo&quot;)" calcext:base-cell-address="'Ile déserte var 1'.D10"/>
            <calcext:condition calcext:apply-style-name="cellule histoire" calcext:value="contains-text(&quot;Conclude&quot;)" calcext:base-cell-address="'Ile déserte var 1'.D10"/>
            <calcext:condition calcext:apply-style-name="cellule random" calcext:value="contains-text(&quot;RandomPercent&quot;)" calcext:base-cell-address="'Ile déserte var 1'.D10"/>
            <calcext:condition calcext:apply-style-name="cellule random" calcext:value="contains-text(&quot;RandomRange&quot;)" calcext:base-cell-address="'Ile déserte var 1'.D10"/>
            <calcext:condition calcext:apply-style-name="cellule personnages" calcext:value="contains-text(&quot;NewCrew&quot;)" calcext:base-cell-address="'Ile déserte var 1'.D10"/>
            <calcext:condition calcext:apply-style-name="cellule personnages" calcext:value="contains-text(&quot;NewCharacter&quot;)" calcext:base-cell-address="'Ile déserte var 1'.D10"/>
            <calcext:condition calcext:apply-style-name="cellule personnages" calcext:value="contains-text(&quot;HideOther&quot;)" calcext:base-cell-address="'Ile déserte var 1'.D10"/>
            <calcext:condition calcext:apply-style-name="cellule personnages" calcext:value="contains-text(&quot;DeleteOther&quot;)" calcext:base-cell-address="'Ile déserte var 1'.D10"/>
            <calcext:condition calcext:apply-style-name="cellule narrateur" calcext:value="contains-text(&quot;Narrator&quot;)" calcext:base-cell-address="'Ile déserte var 1'.D10"/>
            <calcext:condition calcext:apply-style-name="cellule set choice" calcext:value="contains-text(&quot;SetChoices&quot;)" calcext:base-cell-address="'Ile déserte var 1'.D10"/>
            <calcext:condition calcext:apply-style-name="cellule dialogues" calcext:value="contains-text(&quot;PlayerSpeak&quot;)" calcext:base-cell-address="'Ile déserte var 1'.D10"/>
            <calcext:condition calcext:apply-style-name="cellule dialogues" calcext:value="contains-text(&quot;OtherSpeak&quot;)" calcext:base-cell-address="'Ile déserte var 1'.D10"/>
            <calcext:condition calcext:apply-style-name="cellule argent" calcext:value="contains-text(&quot;CheckGold&quot;)" calcext:base-cell-address="'Ile déserte var 1'.D10"/>
            <calcext:condition calcext:apply-style-name="cellule argent" calcext:value="contains-text(&quot;RemoveGold&quot;)" calcext:base-cell-address="'Ile déserte var 1'.D10"/>
            <calcext:condition calcext:apply-style-name="cellule argent" calcext:value="contains-text(&quot;AddGold&quot;)" calcext:base-cell-address="'Ile déserte var 1'.D10"/>
            <calcext:condition calcext:apply-style-name="cellule argent" calcext:value="contains-text(&quot;Loot&quot;)" calcext:base-cell-address="'Ile déserte var 1'.D10"/>
            <calcext:condition calcext:apply-style-name="cellule argent" calcext:value="contains-text(&quot;Trade&quot;)" calcext:base-cell-address="'Ile déserte var 1'.D10"/>
            <calcext:condition calcext:apply-style-name="cellule combat" calcext:value="contains-text(&quot;LaunchCombat&quot;)" calcext:base-cell-address="'Ile déserte var 1'.D10"/>
            <calcext:condition calcext:apply-style-name="cellule indice" calcext:value="contains-text(&quot;CheckFormula&quot;)" calcext:base-cell-address="'Ile déserte var 1'.D10"/>
            <calcext:condition calcext:apply-style-name="cellule indice" calcext:value="contains-text(&quot;GiveDirection&quot;)" calcext:base-cell-address="'Ile déserte var 1'.D10"/>
            <calcext:condition calcext:apply-style-name="cellule temps" calcext:value="contains-text(&quot;SetWeather&quot;)" calcext:base-cell-address="'Ile déserte var 1'.D10"/>
            <calcext:condition calcext:apply-style-name="cellule temps" calcext:value="contains-text(&quot;SwitchWeather&quot;)" calcext:base-cell-address="'Ile déserte var 1'.D10"/>
            <calcext:condition calcext:apply-style-name="cellule temps" calcext:value="contains-text(&quot;NextDay&quot;)" calcext:base-cell-address="'Ile déserte var 1'.D10"/>
            <calcext:condition calcext:apply-style-name="cellule temps" calcext:value="contains-text(&quot;CheckDay&quot;)" calcext:base-cell-address="'Ile déserte var 1'.D10"/>
            <calcext:condition calcext:apply-style-name="cellule histoire" calcext:value="contains-text(&quot;Leave&quot;)" calcext:base-cell-address="'Ile déserte var 1'.D10"/>
            <calcext:condition calcext:apply-style-name="cellule choice" calcext:value="contains-text(&quot;Choice&quot;)" calcext:base-cell-address="'Ile déserte var 1'.D10"/>
            <calcext:condition calcext:apply-style-name="cellule d'erreur" calcext:value="!=&quot;&quot;" calcext:base-cell-address="'Ile déserte var 1'.D10"/>
          </calcext:conditional-format>
          <calcext:conditional-format calcext:target-range-address="'Ile déserte var 2'.E9:'Ile déserte var 2'.E9">
            <calcext:condition calcext:apply-style-name="cellule histoire" calcext:value="contains-text(&quot;GoTo&quot;)" calcext:base-cell-address="'Ile déserte var 1'.E9"/>
            <calcext:condition calcext:apply-style-name="cellule histoire" calcext:value="contains-text(&quot;Conclude&quot;)" calcext:base-cell-address="'Ile déserte var 1'.E9"/>
            <calcext:condition calcext:apply-style-name="cellule random" calcext:value="contains-text(&quot;RandomPercent&quot;)" calcext:base-cell-address="'Ile déserte var 1'.E9"/>
            <calcext:condition calcext:apply-style-name="cellule random" calcext:value="contains-text(&quot;RandomRange&quot;)" calcext:base-cell-address="'Ile déserte var 1'.E9"/>
            <calcext:condition calcext:apply-style-name="cellule personnages" calcext:value="contains-text(&quot;NewCrew&quot;)" calcext:base-cell-address="'Ile déserte var 1'.E9"/>
            <calcext:condition calcext:apply-style-name="cellule personnages" calcext:value="contains-text(&quot;NewCharacter&quot;)" calcext:base-cell-address="'Ile déserte var 1'.E9"/>
            <calcext:condition calcext:apply-style-name="cellule personnages" calcext:value="contains-text(&quot;HideOther&quot;)" calcext:base-cell-address="'Ile déserte var 1'.E9"/>
            <calcext:condition calcext:apply-style-name="cellule personnages" calcext:value="contains-text(&quot;DeleteOther&quot;)" calcext:base-cell-address="'Ile déserte var 1'.E9"/>
            <calcext:condition calcext:apply-style-name="cellule narrateur" calcext:value="contains-text(&quot;Narrator&quot;)" calcext:base-cell-address="'Ile déserte var 1'.E9"/>
            <calcext:condition calcext:apply-style-name="cellule set choice" calcext:value="contains-text(&quot;SetChoices&quot;)" calcext:base-cell-address="'Ile déserte var 1'.E9"/>
            <calcext:condition calcext:apply-style-name="cellule dialogues" calcext:value="contains-text(&quot;PlayerSpeak&quot;)" calcext:base-cell-address="'Ile déserte var 1'.E9"/>
            <calcext:condition calcext:apply-style-name="cellule dialogues" calcext:value="contains-text(&quot;OtherSpeak&quot;)" calcext:base-cell-address="'Ile déserte var 1'.E9"/>
            <calcext:condition calcext:apply-style-name="cellule argent" calcext:value="contains-text(&quot;CheckGold&quot;)" calcext:base-cell-address="'Ile déserte var 1'.E9"/>
            <calcext:condition calcext:apply-style-name="cellule argent" calcext:value="contains-text(&quot;RemoveGold&quot;)" calcext:base-cell-address="'Ile déserte var 1'.E9"/>
            <calcext:condition calcext:apply-style-name="cellule argent" calcext:value="contains-text(&quot;AddGold&quot;)" calcext:base-cell-address="'Ile déserte var 1'.E9"/>
            <calcext:condition calcext:apply-style-name="cellule argent" calcext:value="contains-text(&quot;Loot&quot;)" calcext:base-cell-address="'Ile déserte var 1'.E9"/>
            <calcext:condition calcext:apply-style-name="cellule argent" calcext:value="contains-text(&quot;Trade&quot;)" calcext:base-cell-address="'Ile déserte var 1'.E9"/>
            <calcext:condition calcext:apply-style-name="cellule combat" calcext:value="contains-text(&quot;LaunchCombat&quot;)" calcext:base-cell-address="'Ile déserte var 1'.E9"/>
            <calcext:condition calcext:apply-style-name="cellule indice" calcext:value="contains-text(&quot;CheckFormula&quot;)" calcext:base-cell-address="'Ile déserte var 1'.E9"/>
            <calcext:condition calcext:apply-style-name="cellule indice" calcext:value="contains-text(&quot;GiveDirection&quot;)" calcext:base-cell-address="'Ile déserte var 1'.E9"/>
            <calcext:condition calcext:apply-style-name="cellule temps" calcext:value="contains-text(&quot;SetWeather&quot;)" calcext:base-cell-address="'Ile déserte var 1'.E9"/>
            <calcext:condition calcext:apply-style-name="cellule temps" calcext:value="contains-text(&quot;SwitchWeather&quot;)" calcext:base-cell-address="'Ile déserte var 1'.E9"/>
            <calcext:condition calcext:apply-style-name="cellule temps" calcext:value="contains-text(&quot;NextDay&quot;)" calcext:base-cell-address="'Ile déserte var 1'.E9"/>
            <calcext:condition calcext:apply-style-name="cellule temps" calcext:value="contains-text(&quot;CheckDay&quot;)" calcext:base-cell-address="'Ile déserte var 1'.E9"/>
            <calcext:condition calcext:apply-style-name="cellule histoire" calcext:value="contains-text(&quot;Leave&quot;)" calcext:base-cell-address="'Ile déserte var 1'.E9"/>
            <calcext:condition calcext:apply-style-name="cellule choice" calcext:value="contains-text(&quot;Choice&quot;)" calcext:base-cell-address="'Ile déserte var 1'.E9"/>
            <calcext:condition calcext:apply-style-name="cellule d'erreur" calcext:value="!=&quot;&quot;" calcext:base-cell-address="'Ile déserte var 1'.E9"/>
          </calcext:conditional-format>
          <calcext:conditional-format calcext:target-range-address="'Ile déserte var 2'.E9:'Ile déserte var 2'.E9">
            <calcext:condition calcext:apply-style-name="cellule histoire" calcext:value="contains-text(&quot;GoTo&quot;)" calcext:base-cell-address="'Ile déserte var 1'.E9"/>
            <calcext:condition calcext:apply-style-name="cellule histoire" calcext:value="contains-text(&quot;Conclude&quot;)" calcext:base-cell-address="'Ile déserte var 1'.E9"/>
            <calcext:condition calcext:apply-style-name="cellule random" calcext:value="contains-text(&quot;RandomPercent&quot;)" calcext:base-cell-address="'Ile déserte var 1'.E9"/>
            <calcext:condition calcext:apply-style-name="cellule random" calcext:value="contains-text(&quot;RandomRange&quot;)" calcext:base-cell-address="'Ile déserte var 1'.E9"/>
            <calcext:condition calcext:apply-style-name="cellule personnages" calcext:value="contains-text(&quot;NewCrew&quot;)" calcext:base-cell-address="'Ile déserte var 1'.E9"/>
            <calcext:condition calcext:apply-style-name="cellule personnages" calcext:value="contains-text(&quot;NewCharacter&quot;)" calcext:base-cell-address="'Ile déserte var 1'.E9"/>
            <calcext:condition calcext:apply-style-name="cellule personnages" calcext:value="contains-text(&quot;HideOther&quot;)" calcext:base-cell-address="'Ile déserte var 1'.E9"/>
            <calcext:condition calcext:apply-style-name="cellule personnages" calcext:value="contains-text(&quot;DeleteOther&quot;)" calcext:base-cell-address="'Ile déserte var 1'.E9"/>
            <calcext:condition calcext:apply-style-name="cellule narrateur" calcext:value="contains-text(&quot;Narrator&quot;)" calcext:base-cell-address="'Ile déserte var 1'.E9"/>
            <calcext:condition calcext:apply-style-name="cellule set choice" calcext:value="contains-text(&quot;SetChoices&quot;)" calcext:base-cell-address="'Ile déserte var 1'.E9"/>
            <calcext:condition calcext:apply-style-name="cellule dialogues" calcext:value="contains-text(&quot;PlayerSpeak&quot;)" calcext:base-cell-address="'Ile déserte var 1'.E9"/>
            <calcext:condition calcext:apply-style-name="cellule dialogues" calcext:value="contains-text(&quot;OtherSpeak&quot;)" calcext:base-cell-address="'Ile déserte var 1'.E9"/>
            <calcext:condition calcext:apply-style-name="cellule argent" calcext:value="contains-text(&quot;CheckGold&quot;)" calcext:base-cell-address="'Ile déserte var 1'.E9"/>
            <calcext:condition calcext:apply-style-name="cellule argent" calcext:value="contains-text(&quot;RemoveGold&quot;)" calcext:base-cell-address="'Ile déserte var 1'.E9"/>
            <calcext:condition calcext:apply-style-name="cellule argent" calcext:value="contains-text(&quot;AddGold&quot;)" calcext:base-cell-address="'Ile déserte var 1'.E9"/>
            <calcext:condition calcext:apply-style-name="cellule argent" calcext:value="contains-text(&quot;Loot&quot;)" calcext:base-cell-address="'Ile déserte var 1'.E9"/>
            <calcext:condition calcext:apply-style-name="cellule argent" calcext:value="contains-text(&quot;Trade&quot;)" calcext:base-cell-address="'Ile déserte var 1'.E9"/>
            <calcext:condition calcext:apply-style-name="cellule combat" calcext:value="contains-text(&quot;LaunchCombat&quot;)" calcext:base-cell-address="'Ile déserte var 1'.E9"/>
            <calcext:condition calcext:apply-style-name="cellule indice" calcext:value="contains-text(&quot;CheckFormula&quot;)" calcext:base-cell-address="'Ile déserte var 1'.E9"/>
            <calcext:condition calcext:apply-style-name="cellule indice" calcext:value="contains-text(&quot;GiveDirection&quot;)" calcext:base-cell-address="'Ile déserte var 1'.E9"/>
            <calcext:condition calcext:apply-style-name="cellule temps" calcext:value="contains-text(&quot;SetWeather&quot;)" calcext:base-cell-address="'Ile déserte var 1'.E9"/>
            <calcext:condition calcext:apply-style-name="cellule temps" calcext:value="contains-text(&quot;SwitchWeather&quot;)" calcext:base-cell-address="'Ile déserte var 1'.E9"/>
            <calcext:condition calcext:apply-style-name="cellule temps" calcext:value="contains-text(&quot;NextDay&quot;)" calcext:base-cell-address="'Ile déserte var 1'.E9"/>
            <calcext:condition calcext:apply-style-name="cellule temps" calcext:value="contains-text(&quot;CheckDay&quot;)" calcext:base-cell-address="'Ile déserte var 1'.E9"/>
            <calcext:condition calcext:apply-style-name="cellule histoire" calcext:value="contains-text(&quot;Leave&quot;)" calcext:base-cell-address="'Ile déserte var 1'.E9"/>
            <calcext:condition calcext:apply-style-name="cellule choice" calcext:value="contains-text(&quot;Choice&quot;)" calcext:base-cell-address="'Ile déserte var 1'.E9"/>
            <calcext:condition calcext:apply-style-name="cellule d'erreur" calcext:value="!=&quot;&quot;" calcext:base-cell-address="'Ile déserte var 1'.E9"/>
          </calcext:conditional-format>
          <calcext:conditional-format calcext:target-range-address="'Ile déserte var 2'.C8:'Ile déserte var 2'.C8">
            <calcext:condition calcext:apply-style-name="cellule histoire" calcext:value="contains-text(&quot;GoTo&quot;)" calcext:base-cell-address="'Ile déserte var 1'.B9"/>
            <calcext:condition calcext:apply-style-name="cellule histoire" calcext:value="contains-text(&quot;Conclude&quot;)" calcext:base-cell-address="'Ile déserte var 1'.B9"/>
            <calcext:condition calcext:apply-style-name="cellule random" calcext:value="contains-text(&quot;RandomPercent&quot;)" calcext:base-cell-address="'Ile déserte var 1'.B9"/>
            <calcext:condition calcext:apply-style-name="cellule random" calcext:value="contains-text(&quot;RandomRange&quot;)" calcext:base-cell-address="'Ile déserte var 1'.B9"/>
            <calcext:condition calcext:apply-style-name="cellule personnages" calcext:value="contains-text(&quot;NewCrew&quot;)" calcext:base-cell-address="'Ile déserte var 1'.B9"/>
            <calcext:condition calcext:apply-style-name="cellule personnages" calcext:value="contains-text(&quot;NewCharacter&quot;)" calcext:base-cell-address="'Ile déserte var 1'.B9"/>
            <calcext:condition calcext:apply-style-name="cellule personnages" calcext:value="contains-text(&quot;HideOther&quot;)" calcext:base-cell-address="'Ile déserte var 1'.B9"/>
            <calcext:condition calcext:apply-style-name="cellule personnages" calcext:value="contains-text(&quot;DeleteOther&quot;)" calcext:base-cell-address="'Ile déserte var 1'.B9"/>
            <calcext:condition calcext:apply-style-name="cellule narrateur" calcext:value="contains-text(&quot;Narrator&quot;)" calcext:base-cell-address="'Ile déserte var 1'.B9"/>
            <calcext:condition calcext:apply-style-name="cellule set choice" calcext:value="contains-text(&quot;SetChoices&quot;)" calcext:base-cell-address="'Ile déserte var 1'.B9"/>
            <calcext:condition calcext:apply-style-name="cellule dialogues" calcext:value="contains-text(&quot;PlayerSpeak&quot;)" calcext:base-cell-address="'Ile déserte var 1'.B9"/>
            <calcext:condition calcext:apply-style-name="cellule dialogues" calcext:value="contains-text(&quot;OtherSpeak&quot;)" calcext:base-cell-address="'Ile déserte var 1'.B9"/>
            <calcext:condition calcext:apply-style-name="cellule argent" calcext:value="contains-text(&quot;CheckGold&quot;)" calcext:base-cell-address="'Ile déserte var 1'.B9"/>
            <calcext:condition calcext:apply-style-name="cellule argent" calcext:value="contains-text(&quot;RemoveGold&quot;)" calcext:base-cell-address="'Ile déserte var 1'.B9"/>
            <calcext:condition calcext:apply-style-name="cellule argent" calcext:value="contains-text(&quot;AddGold&quot;)" calcext:base-cell-address="'Ile déserte var 1'.B9"/>
            <calcext:condition calcext:apply-style-name="cellule argent" calcext:value="contains-text(&quot;Loot&quot;)" calcext:base-cell-address="'Ile déserte var 1'.B9"/>
            <calcext:condition calcext:apply-style-name="cellule argent" calcext:value="contains-text(&quot;Trade&quot;)" calcext:base-cell-address="'Ile déserte var 1'.B9"/>
            <calcext:condition calcext:apply-style-name="cellule combat" calcext:value="contains-text(&quot;LaunchCombat&quot;)" calcext:base-cell-address="'Ile déserte var 1'.B9"/>
            <calcext:condition calcext:apply-style-name="cellule indice" calcext:value="contains-text(&quot;CheckFormula&quot;)" calcext:base-cell-address="'Ile déserte var 1'.B9"/>
            <calcext:condition calcext:apply-style-name="cellule indice" calcext:value="contains-text(&quot;GiveDirection&quot;)" calcext:base-cell-address="'Ile déserte var 1'.B9"/>
            <calcext:condition calcext:apply-style-name="cellule temps" calcext:value="contains-text(&quot;SetWeather&quot;)" calcext:base-cell-address="'Ile déserte var 1'.B9"/>
            <calcext:condition calcext:apply-style-name="cellule temps" calcext:value="contains-text(&quot;SwitchWeather&quot;)" calcext:base-cell-address="'Ile déserte var 1'.B9"/>
            <calcext:condition calcext:apply-style-name="cellule temps" calcext:value="contains-text(&quot;NextDay&quot;)" calcext:base-cell-address="'Ile déserte var 1'.B9"/>
            <calcext:condition calcext:apply-style-name="cellule temps" calcext:value="contains-text(&quot;CheckDay&quot;)" calcext:base-cell-address="'Ile déserte var 1'.B9"/>
            <calcext:condition calcext:apply-style-name="cellule histoire" calcext:value="contains-text(&quot;Leave&quot;)" calcext:base-cell-address="'Ile déserte var 1'.B9"/>
            <calcext:condition calcext:apply-style-name="cellule choice" calcext:value="contains-text(&quot;Choice&quot;)" calcext:base-cell-address="'Ile déserte var 1'.B9"/>
            <calcext:condition calcext:apply-style-name="cellule d'erreur" calcext:value="!=&quot;&quot;" calcext:base-cell-address="'Ile déserte var 1'.B9"/>
          </calcext:conditional-format>
          <calcext:conditional-format calcext:target-range-address="'Ile déserte var 2'.C8:'Ile déserte var 2'.C8">
            <calcext:condition calcext:apply-style-name="cellule histoire" calcext:value="contains-text(&quot;GoTo&quot;)" calcext:base-cell-address="'Ile déserte var 1'.B9"/>
            <calcext:condition calcext:apply-style-name="cellule histoire" calcext:value="contains-text(&quot;Conclude&quot;)" calcext:base-cell-address="'Ile déserte var 1'.B9"/>
            <calcext:condition calcext:apply-style-name="cellule random" calcext:value="contains-text(&quot;RandomPercent&quot;)" calcext:base-cell-address="'Ile déserte var 1'.B9"/>
            <calcext:condition calcext:apply-style-name="cellule random" calcext:value="contains-text(&quot;RandomRange&quot;)" calcext:base-cell-address="'Ile déserte var 1'.B9"/>
            <calcext:condition calcext:apply-style-name="cellule personnages" calcext:value="contains-text(&quot;NewCrew&quot;)" calcext:base-cell-address="'Ile déserte var 1'.B9"/>
            <calcext:condition calcext:apply-style-name="cellule personnages" calcext:value="contains-text(&quot;NewCharacter&quot;)" calcext:base-cell-address="'Ile déserte var 1'.B9"/>
            <calcext:condition calcext:apply-style-name="cellule personnages" calcext:value="contains-text(&quot;HideOther&quot;)" calcext:base-cell-address="'Ile déserte var 1'.B9"/>
            <calcext:condition calcext:apply-style-name="cellule personnages" calcext:value="contains-text(&quot;DeleteOther&quot;)" calcext:base-cell-address="'Ile déserte var 1'.B9"/>
            <calcext:condition calcext:apply-style-name="cellule narrateur" calcext:value="contains-text(&quot;Narrator&quot;)" calcext:base-cell-address="'Ile déserte var 1'.B9"/>
            <calcext:condition calcext:apply-style-name="cellule set choice" calcext:value="contains-text(&quot;SetChoices&quot;)" calcext:base-cell-address="'Ile déserte var 1'.B9"/>
            <calcext:condition calcext:apply-style-name="cellule dialogues" calcext:value="contains-text(&quot;PlayerSpeak&quot;)" calcext:base-cell-address="'Ile déserte var 1'.B9"/>
            <calcext:condition calcext:apply-style-name="cellule dialogues" calcext:value="contains-text(&quot;OtherSpeak&quot;)" calcext:base-cell-address="'Ile déserte var 1'.B9"/>
            <calcext:condition calcext:apply-style-name="cellule argent" calcext:value="contains-text(&quot;CheckGold&quot;)" calcext:base-cell-address="'Ile déserte var 1'.B9"/>
            <calcext:condition calcext:apply-style-name="cellule argent" calcext:value="contains-text(&quot;RemoveGold&quot;)" calcext:base-cell-address="'Ile déserte var 1'.B9"/>
            <calcext:condition calcext:apply-style-name="cellule argent" calcext:value="contains-text(&quot;AddGold&quot;)" calcext:base-cell-address="'Ile déserte var 1'.B9"/>
            <calcext:condition calcext:apply-style-name="cellule argent" calcext:value="contains-text(&quot;Loot&quot;)" calcext:base-cell-address="'Ile déserte var 1'.B9"/>
            <calcext:condition calcext:apply-style-name="cellule argent" calcext:value="contains-text(&quot;Trade&quot;)" calcext:base-cell-address="'Ile déserte var 1'.B9"/>
            <calcext:condition calcext:apply-style-name="cellule combat" calcext:value="contains-text(&quot;LaunchCombat&quot;)" calcext:base-cell-address="'Ile déserte var 1'.B9"/>
            <calcext:condition calcext:apply-style-name="cellule indice" calcext:value="contains-text(&quot;CheckFormula&quot;)" calcext:base-cell-address="'Ile déserte var 1'.B9"/>
            <calcext:condition calcext:apply-style-name="cellule indice" calcext:value="contains-text(&quot;GiveDirection&quot;)" calcext:base-cell-address="'Ile déserte var 1'.B9"/>
            <calcext:condition calcext:apply-style-name="cellule temps" calcext:value="contains-text(&quot;SetWeather&quot;)" calcext:base-cell-address="'Ile déserte var 1'.B9"/>
            <calcext:condition calcext:apply-style-name="cellule temps" calcext:value="contains-text(&quot;SwitchWeather&quot;)" calcext:base-cell-address="'Ile déserte var 1'.B9"/>
            <calcext:condition calcext:apply-style-name="cellule temps" calcext:value="contains-text(&quot;NextDay&quot;)" calcext:base-cell-address="'Ile déserte var 1'.B9"/>
            <calcext:condition calcext:apply-style-name="cellule temps" calcext:value="contains-text(&quot;CheckDay&quot;)" calcext:base-cell-address="'Ile déserte var 1'.B9"/>
            <calcext:condition calcext:apply-style-name="cellule histoire" calcext:value="contains-text(&quot;Leave&quot;)" calcext:base-cell-address="'Ile déserte var 1'.B9"/>
            <calcext:condition calcext:apply-style-name="cellule choice" calcext:value="contains-text(&quot;Choice&quot;)" calcext:base-cell-address="'Ile déserte var 1'.B9"/>
            <calcext:condition calcext:apply-style-name="cellule d'erreur" calcext:value="!=&quot;&quot;" calcext:base-cell-address="'Ile déserte var 1'.B9"/>
          </calcext:conditional-format>
          <calcext:conditional-format calcext:target-range-address="'Ile déserte var 2'.D9:'Ile déserte var 2'.D9">
            <calcext:condition calcext:apply-style-name="cellule histoire" calcext:value="contains-text(&quot;GoTo&quot;)" calcext:base-cell-address="'Ile déserte var 1'.B9"/>
            <calcext:condition calcext:apply-style-name="cellule histoire" calcext:value="contains-text(&quot;Conclude&quot;)" calcext:base-cell-address="'Ile déserte var 1'.B9"/>
            <calcext:condition calcext:apply-style-name="cellule random" calcext:value="contains-text(&quot;RandomPercent&quot;)" calcext:base-cell-address="'Ile déserte var 1'.B9"/>
            <calcext:condition calcext:apply-style-name="cellule random" calcext:value="contains-text(&quot;RandomRange&quot;)" calcext:base-cell-address="'Ile déserte var 1'.B9"/>
            <calcext:condition calcext:apply-style-name="cellule personnages" calcext:value="contains-text(&quot;NewCrew&quot;)" calcext:base-cell-address="'Ile déserte var 1'.B9"/>
            <calcext:condition calcext:apply-style-name="cellule personnages" calcext:value="contains-text(&quot;NewCharacter&quot;)" calcext:base-cell-address="'Ile déserte var 1'.B9"/>
            <calcext:condition calcext:apply-style-name="cellule personnages" calcext:value="contains-text(&quot;HideOther&quot;)" calcext:base-cell-address="'Ile déserte var 1'.B9"/>
            <calcext:condition calcext:apply-style-name="cellule personnages" calcext:value="contains-text(&quot;DeleteOther&quot;)" calcext:base-cell-address="'Ile déserte var 1'.B9"/>
            <calcext:condition calcext:apply-style-name="cellule narrateur" calcext:value="contains-text(&quot;Narrator&quot;)" calcext:base-cell-address="'Ile déserte var 1'.B9"/>
            <calcext:condition calcext:apply-style-name="cellule set choice" calcext:value="contains-text(&quot;SetChoices&quot;)" calcext:base-cell-address="'Ile déserte var 1'.B9"/>
            <calcext:condition calcext:apply-style-name="cellule dialogues" calcext:value="contains-text(&quot;PlayerSpeak&quot;)" calcext:base-cell-address="'Ile déserte var 1'.B9"/>
            <calcext:condition calcext:apply-style-name="cellule dialogues" calcext:value="contains-text(&quot;OtherSpeak&quot;)" calcext:base-cell-address="'Ile déserte var 1'.B9"/>
            <calcext:condition calcext:apply-style-name="cellule argent" calcext:value="contains-text(&quot;CheckGold&quot;)" calcext:base-cell-address="'Ile déserte var 1'.B9"/>
            <calcext:condition calcext:apply-style-name="cellule argent" calcext:value="contains-text(&quot;RemoveGold&quot;)" calcext:base-cell-address="'Ile déserte var 1'.B9"/>
            <calcext:condition calcext:apply-style-name="cellule argent" calcext:value="contains-text(&quot;AddGold&quot;)" calcext:base-cell-address="'Ile déserte var 1'.B9"/>
            <calcext:condition calcext:apply-style-name="cellule argent" calcext:value="contains-text(&quot;Loot&quot;)" calcext:base-cell-address="'Ile déserte var 1'.B9"/>
            <calcext:condition calcext:apply-style-name="cellule argent" calcext:value="contains-text(&quot;Trade&quot;)" calcext:base-cell-address="'Ile déserte var 1'.B9"/>
            <calcext:condition calcext:apply-style-name="cellule combat" calcext:value="contains-text(&quot;LaunchCombat&quot;)" calcext:base-cell-address="'Ile déserte var 1'.B9"/>
            <calcext:condition calcext:apply-style-name="cellule indice" calcext:value="contains-text(&quot;CheckFormula&quot;)" calcext:base-cell-address="'Ile déserte var 1'.B9"/>
            <calcext:condition calcext:apply-style-name="cellule indice" calcext:value="contains-text(&quot;GiveDirection&quot;)" calcext:base-cell-address="'Ile déserte var 1'.B9"/>
            <calcext:condition calcext:apply-style-name="cellule temps" calcext:value="contains-text(&quot;SetWeather&quot;)" calcext:base-cell-address="'Ile déserte var 1'.B9"/>
            <calcext:condition calcext:apply-style-name="cellule temps" calcext:value="contains-text(&quot;SwitchWeather&quot;)" calcext:base-cell-address="'Ile déserte var 1'.B9"/>
            <calcext:condition calcext:apply-style-name="cellule temps" calcext:value="contains-text(&quot;NextDay&quot;)" calcext:base-cell-address="'Ile déserte var 1'.B9"/>
            <calcext:condition calcext:apply-style-name="cellule temps" calcext:value="contains-text(&quot;CheckDay&quot;)" calcext:base-cell-address="'Ile déserte var 1'.B9"/>
            <calcext:condition calcext:apply-style-name="cellule histoire" calcext:value="contains-text(&quot;Leave&quot;)" calcext:base-cell-address="'Ile déserte var 1'.B9"/>
            <calcext:condition calcext:apply-style-name="cellule choice" calcext:value="contains-text(&quot;Choice&quot;)" calcext:base-cell-address="'Ile déserte var 1'.B9"/>
            <calcext:condition calcext:apply-style-name="cellule d'erreur" calcext:value="!=&quot;&quot;" calcext:base-cell-address="'Ile déserte var 1'.B9"/>
          </calcext:conditional-format>
          <calcext:conditional-format calcext:target-range-address="'Ile déserte var 2'.D9:'Ile déserte var 2'.D9">
            <calcext:condition calcext:apply-style-name="cellule histoire" calcext:value="contains-text(&quot;GoTo&quot;)" calcext:base-cell-address="'Ile déserte var 1'.B9"/>
            <calcext:condition calcext:apply-style-name="cellule histoire" calcext:value="contains-text(&quot;Conclude&quot;)" calcext:base-cell-address="'Ile déserte var 1'.B9"/>
            <calcext:condition calcext:apply-style-name="cellule random" calcext:value="contains-text(&quot;RandomPercent&quot;)" calcext:base-cell-address="'Ile déserte var 1'.B9"/>
            <calcext:condition calcext:apply-style-name="cellule random" calcext:value="contains-text(&quot;RandomRange&quot;)" calcext:base-cell-address="'Ile déserte var 1'.B9"/>
            <calcext:condition calcext:apply-style-name="cellule personnages" calcext:value="contains-text(&quot;NewCrew&quot;)" calcext:base-cell-address="'Ile déserte var 1'.B9"/>
            <calcext:condition calcext:apply-style-name="cellule personnages" calcext:value="contains-text(&quot;NewCharacter&quot;)" calcext:base-cell-address="'Ile déserte var 1'.B9"/>
            <calcext:condition calcext:apply-style-name="cellule personnages" calcext:value="contains-text(&quot;HideOther&quot;)" calcext:base-cell-address="'Ile déserte var 1'.B9"/>
            <calcext:condition calcext:apply-style-name="cellule personnages" calcext:value="contains-text(&quot;DeleteOther&quot;)" calcext:base-cell-address="'Ile déserte var 1'.B9"/>
            <calcext:condition calcext:apply-style-name="cellule narrateur" calcext:value="contains-text(&quot;Narrator&quot;)" calcext:base-cell-address="'Ile déserte var 1'.B9"/>
            <calcext:condition calcext:apply-style-name="cellule set choice" calcext:value="contains-text(&quot;SetChoices&quot;)" calcext:base-cell-address="'Ile déserte var 1'.B9"/>
            <calcext:condition calcext:apply-style-name="cellule dialogues" calcext:value="contains-text(&quot;PlayerSpeak&quot;)" calcext:base-cell-address="'Ile déserte var 1'.B9"/>
            <calcext:condition calcext:apply-style-name="cellule dialogues" calcext:value="contains-text(&quot;OtherSpeak&quot;)" calcext:base-cell-address="'Ile déserte var 1'.B9"/>
            <calcext:condition calcext:apply-style-name="cellule argent" calcext:value="contains-text(&quot;CheckGold&quot;)" calcext:base-cell-address="'Ile déserte var 1'.B9"/>
            <calcext:condition calcext:apply-style-name="cellule argent" calcext:value="contains-text(&quot;RemoveGold&quot;)" calcext:base-cell-address="'Ile déserte var 1'.B9"/>
            <calcext:condition calcext:apply-style-name="cellule argent" calcext:value="contains-text(&quot;AddGold&quot;)" calcext:base-cell-address="'Ile déserte var 1'.B9"/>
            <calcext:condition calcext:apply-style-name="cellule argent" calcext:value="contains-text(&quot;Loot&quot;)" calcext:base-cell-address="'Ile déserte var 1'.B9"/>
            <calcext:condition calcext:apply-style-name="cellule argent" calcext:value="contains-text(&quot;Trade&quot;)" calcext:base-cell-address="'Ile déserte var 1'.B9"/>
            <calcext:condition calcext:apply-style-name="cellule combat" calcext:value="contains-text(&quot;LaunchCombat&quot;)" calcext:base-cell-address="'Ile déserte var 1'.B9"/>
            <calcext:condition calcext:apply-style-name="cellule indice" calcext:value="contains-text(&quot;CheckFormula&quot;)" calcext:base-cell-address="'Ile déserte var 1'.B9"/>
            <calcext:condition calcext:apply-style-name="cellule indice" calcext:value="contains-text(&quot;GiveDirection&quot;)" calcext:base-cell-address="'Ile déserte var 1'.B9"/>
            <calcext:condition calcext:apply-style-name="cellule temps" calcext:value="contains-text(&quot;SetWeather&quot;)" calcext:base-cell-address="'Ile déserte var 1'.B9"/>
            <calcext:condition calcext:apply-style-name="cellule temps" calcext:value="contains-text(&quot;SwitchWeather&quot;)" calcext:base-cell-address="'Ile déserte var 1'.B9"/>
            <calcext:condition calcext:apply-style-name="cellule temps" calcext:value="contains-text(&quot;NextDay&quot;)" calcext:base-cell-address="'Ile déserte var 1'.B9"/>
            <calcext:condition calcext:apply-style-name="cellule temps" calcext:value="contains-text(&quot;CheckDay&quot;)" calcext:base-cell-address="'Ile déserte var 1'.B9"/>
            <calcext:condition calcext:apply-style-name="cellule histoire" calcext:value="contains-text(&quot;Leave&quot;)" calcext:base-cell-address="'Ile déserte var 1'.B9"/>
            <calcext:condition calcext:apply-style-name="cellule choice" calcext:value="contains-text(&quot;Choice&quot;)" calcext:base-cell-address="'Ile déserte var 1'.B9"/>
            <calcext:condition calcext:apply-style-name="cellule d'erreur" calcext:value="!=&quot;&quot;" calcext:base-cell-address="'Ile déserte var 1'.B9"/>
          </calcext:conditional-format>
        </calcext:conditional-formats>
      </table:table>
      <table:table table:name="Ile Taverne"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28"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Ile Taverne" calcext:value-type="string">
            <text:p>Ile Taverne</text:p>
          </table:table-cell>
          <table:table-cell table:style-name="ce18" office:value-type="float" office:value="2" calcext:value-type="float">
            <text:p>2</text:p>
          </table:table-cell>
          <table:table-cell table:style-name="ce22"/>
          <table:table-cell table:number-columns-repeated="34"/>
        </table:table-row>
        <table:table-row table:style-name="ro22">
          <table:table-cell table:style-name="ce212" office:value-type="string" calcext:value-type="string">
            <text:p>Narrator : De la fumée monte dans le ciel et une odeur merveilleuse flotte dans l'air. C'est une taverne.</text:p>
          </table:table-cell>
          <table:table-cell table:style-name="ce221"/>
          <table:table-cell table:style-name="ce234" table:number-columns-repeated="3"/>
          <table:table-cell table:style-name="ce277" table:number-columns-repeated="4"/>
          <table:table-cell table:style-name="ce311" table:number-columns-repeated="3"/>
          <table:table-cell table:style-name="ce313"/>
          <table:table-cell table:style-name="ce220" table:number-columns-repeated="2"/>
          <table:table-cell table:style-name="ce22" table:number-columns-repeated="22"/>
        </table:table-row>
        <table:table-row table:style-name="ro9">
          <table:table-cell table:style-name="ce213" office:value-type="string" calcext:value-type="string">
            <text:p>SetChoices2</text:p>
          </table:table-cell>
          <table:table-cell table:style-name="ce222"/>
          <table:table-cell table:style-name="ce235" table:number-columns-repeated="3"/>
          <table:table-cell table:style-name="ce278"/>
          <table:table-cell table:style-name="ce293" table:number-columns-repeated="3"/>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3" office:value-type="string" calcext:value-type="string">
            <text:p>Choice : Reprenons la mer</text:p>
          </table:table-cell>
          <table:table-cell table:style-name="ce223" office:value-type="string" calcext:value-type="string">
            <text:p>Choice : Entrons</text:p>
          </table:table-cell>
          <table:table-cell table:style-name="ce235" table:number-columns-repeated="3"/>
          <table:table-cell table:style-name="ce278"/>
          <table:table-cell table:style-name="ce293" table:number-columns-repeated="3"/>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3" office:value-type="string" calcext:value-type="string">
            <text:p>Leave</text:p>
          </table:table-cell>
          <table:table-cell table:style-name="ce224" office:value-type="string" calcext:value-type="string">
            <text:p>NewCrew</text:p>
          </table:table-cell>
          <table:table-cell table:style-name="ce235" table:number-columns-repeated="3"/>
          <table:table-cell table:style-name="ce278"/>
          <table:table-cell table:style-name="ce293" table:number-columns-repeated="3"/>
          <table:table-cell table:style-name="ce229" table:number-columns-repeated="3"/>
          <table:table-cell table:style-name="ce314"/>
          <table:table-cell table:style-name="ce315"/>
          <table:table-cell table:style-name="ce220"/>
          <table:table-cell table:style-name="ce22" table:number-columns-repeated="22"/>
        </table:table-row>
        <table:table-row table:style-name="ro24">
          <table:table-cell table:style-name="ce213"/>
          <table:table-cell table:style-name="ce224" office:value-type="string" calcext:value-type="string">
            <text:p>OtherSpeak : Qu'est-ce que je peux faire pour vous ?</text:p>
          </table:table-cell>
          <table:table-cell table:style-name="ce236" office:value-type="string" calcext:value-type="string">
            <text:p>GoToB/25</text:p>
          </table:table-cell>
          <table:table-cell table:style-name="ce252"/>
          <table:table-cell table:style-name="ce235"/>
          <table:table-cell table:style-name="ce279"/>
          <table:table-cell table:style-name="ce293" table:number-columns-repeated="3"/>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3"/>
          <table:table-cell table:style-name="ce222" office:value-type="string" calcext:value-type="string">
            <text:p>SetChoices3</text:p>
          </table:table-cell>
          <table:table-cell table:style-name="ce237"/>
          <table:table-cell table:style-name="ce252"/>
          <table:table-cell table:style-name="ce235"/>
          <table:table-cell table:style-name="ce278"/>
          <table:table-cell table:style-name="ce293" table:number-columns-repeated="3"/>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3"/>
          <table:table-cell table:style-name="ce222" office:value-type="string" calcext:value-type="string">
            <text:p>Choice : Des chambres pour mes hommes !</text:p>
          </table:table-cell>
          <table:table-cell table:style-name="ce238"/>
          <table:table-cell table:style-name="ce253"/>
          <table:table-cell table:style-name="ce263" office:value-type="string" calcext:value-type="string">
            <text:p>Choice : On a faim !</text:p>
          </table:table-cell>
          <table:table-cell table:style-name="ce278" office:value-type="string" calcext:value-type="string">
            <text:p>Choice : Ça ira pour aujourdh'ui</text:p>
          </table:table-cell>
          <table:table-cell table:style-name="ce293" table:number-columns-repeated="3"/>
          <table:table-cell table:style-name="ce229" table:number-columns-repeated="3"/>
          <table:table-cell table:style-name="ce314"/>
          <table:table-cell table:style-name="ce315"/>
          <table:table-cell table:style-name="ce220"/>
          <table:table-cell table:style-name="ce22" table:number-columns-repeated="22"/>
        </table:table-row>
        <table:table-row table:style-name="ro24">
          <table:table-cell table:style-name="ce214"/>
          <table:table-cell table:style-name="ce225" office:value-type="string" calcext:value-type="string">
            <text:p>OtherSpeak : Ça sera 50 pièces d'or</text:p>
          </table:table-cell>
          <table:table-cell table:style-name="ce239"/>
          <table:table-cell table:style-name="ce254"/>
          <table:table-cell table:style-name="ce235" office:value-type="string" calcext:value-type="string">
            <text:p>OtherSpeak : Regardez voir ce que j'ai</text:p>
          </table:table-cell>
          <table:table-cell table:style-name="ce278" office:value-type="string" calcext:value-type="string">
            <text:p>OtherSpeak : Bon bah à la prochaine !</text:p>
          </table:table-cell>
          <table:table-cell table:style-name="ce293" table:number-columns-repeated="3"/>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4"/>
          <table:table-cell table:style-name="ce225" office:value-type="string" calcext:value-type="string">
            <text:p>SetChoices2</text:p>
          </table:table-cell>
          <table:table-cell table:style-name="ce235" table:number-columns-repeated="2"/>
          <table:table-cell table:style-name="ce235" office:value-type="string" calcext:value-type="string">
            <text:p>TradeFood</text:p>
          </table:table-cell>
          <table:table-cell table:style-name="ce278" office:value-type="string" calcext:value-type="string">
            <text:p>GoToA/3</text:p>
          </table:table-cell>
          <table:table-cell table:style-name="ce293" table:number-columns-repeated="3"/>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4"/>
          <table:table-cell table:style-name="ce225" office:value-type="string" calcext:value-type="string">
            <text:p>Choice : Tenez !</text:p>
          </table:table-cell>
          <table:table-cell table:style-name="ce240"/>
          <table:table-cell table:style-name="ce255" office:value-type="string" calcext:value-type="string">
            <text:p>Choice : Je n'ai pas assez…</text:p>
          </table:table-cell>
          <table:table-cell table:style-name="ce264" office:value-type="string" calcext:value-type="string">
            <text:p>GoToB/7</text:p>
          </table:table-cell>
          <table:table-cell table:style-name="ce280"/>
          <table:table-cell table:style-name="ce293"/>
          <table:table-cell table:style-name="ce300" table:number-columns-repeated="2"/>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4"/>
          <table:table-cell table:style-name="ce225" office:value-type="string" calcext:value-type="string">
            <text:p>CheckGold50</text:p>
          </table:table-cell>
          <table:table-cell table:style-name="ce235"/>
          <table:table-cell table:style-name="ce235" office:value-type="string" calcext:value-type="string">
            <text:p>OtherSpeak : C'est rien mon bon monsieur</text:p>
          </table:table-cell>
          <table:table-cell table:style-name="ce235"/>
          <table:table-cell table:style-name="ce278"/>
          <table:table-cell table:style-name="ce293" table:number-columns-repeated="2"/>
          <table:table-cell table:style-name="ce300"/>
          <table:table-cell table:style-name="ce229" table:number-columns-repeated="3"/>
          <table:table-cell table:style-name="ce314"/>
          <table:table-cell table:style-name="ce315"/>
          <table:table-cell table:style-name="ce220"/>
          <table:table-cell table:style-name="ce22" table:number-columns-repeated="22"/>
        </table:table-row>
        <table:table-row table:style-name="ro24">
          <table:table-cell table:style-name="ce214"/>
          <table:table-cell table:style-name="ce225" office:value-type="string" calcext:value-type="string">
            <text:p>RemoveGold50</text:p>
          </table:table-cell>
          <table:table-cell table:style-name="ce235" office:value-type="string" calcext:value-type="string">
            <text:p>OtherSpeak : Désolé mon bon m'sieur mais c'est pas assez</text:p>
          </table:table-cell>
          <table:table-cell table:style-name="ce256" office:value-type="string" calcext:value-type="string">
            <text:p>GoToB/7</text:p>
          </table:table-cell>
          <table:table-cell table:style-name="ce265"/>
          <table:table-cell table:style-name="ce278"/>
          <table:table-cell table:style-name="ce293"/>
          <table:table-cell table:style-name="ce301"/>
          <table:table-cell table:style-name="ce306"/>
          <table:table-cell table:style-name="ce229" table:number-columns-repeated="3"/>
          <table:table-cell table:style-name="ce314"/>
          <table:table-cell table:style-name="ce315"/>
          <table:table-cell table:style-name="ce220"/>
          <table:table-cell table:style-name="ce22" table:number-columns-repeated="22"/>
        </table:table-row>
        <table:table-row table:style-name="ro24">
          <table:table-cell table:style-name="ce214"/>
          <table:table-cell table:style-name="ce225" office:value-type="string" calcext:value-type="string">
            <text:p>OtherSpeak : Prenez le dortoir à gauche en haut des escaliers !</text:p>
          </table:table-cell>
          <table:table-cell table:style-name="ce241" office:value-type="string" calcext:value-type="string">
            <text:p>GoToB/7</text:p>
          </table:table-cell>
          <table:table-cell table:style-name="ce235"/>
          <table:table-cell table:style-name="ce252"/>
          <table:table-cell table:style-name="ce278"/>
          <table:table-cell table:style-name="ce293"/>
          <table:table-cell table:style-name="ce302"/>
          <table:table-cell table:style-name="ce293"/>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4"/>
          <table:table-cell table:style-name="ce225" office:value-type="string" calcext:value-type="string">
            <text:p>OtherSpeak : Bonne nuit</text:p>
          </table:table-cell>
          <table:table-cell table:style-name="ce235" table:number-columns-repeated="2"/>
          <table:table-cell table:style-name="ce252"/>
          <table:table-cell table:style-name="ce278"/>
          <table:table-cell table:style-name="ce293"/>
          <table:table-cell table:style-name="ce303"/>
          <table:table-cell table:style-name="ce307"/>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4"/>
          <table:table-cell table:style-name="ce226" office:value-type="string" calcext:value-type="string">
            <text:p>RandomPercent5</text:p>
          </table:table-cell>
          <table:table-cell table:style-name="ce235" table:number-columns-repeated="2"/>
          <table:table-cell table:style-name="ce252"/>
          <table:table-cell table:style-name="ce278"/>
          <table:table-cell table:style-name="ce293"/>
          <table:table-cell table:style-name="ce302"/>
          <table:table-cell table:style-name="ce293"/>
          <table:table-cell table:style-name="ce229" table:number-columns-repeated="3"/>
          <table:table-cell table:style-name="ce314"/>
          <table:table-cell table:style-name="ce315"/>
          <table:table-cell table:style-name="ce220"/>
          <table:table-cell table:style-name="ce22" table:number-columns-repeated="22"/>
        </table:table-row>
        <table:table-row table:style-name="ro9">
          <table:table-cell table:style-name="ce214"/>
          <table:table-cell table:style-name="ce225" office:value-type="string" calcext:value-type="string">
            <text:p>SetWeatherNight</text:p>
          </table:table-cell>
          <table:table-cell table:style-name="ce242"/>
          <table:table-cell table:style-name="ce257"/>
          <table:table-cell table:style-name="ce266"/>
          <table:table-cell table:style-name="ce281"/>
          <table:table-cell table:style-name="ce294"/>
          <table:table-cell table:style-name="ce304" office:value-type="string" calcext:value-type="string">
            <text:p>SetWeatherDay</text:p>
          </table:table-cell>
          <table:table-cell table:style-name="ce308"/>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15">
          <table:table-cell table:style-name="ce215"/>
          <table:table-cell table:style-name="ce227" office:value-type="string" calcext:value-type="string">
            <text:p>Narrator : Des craquements dans le couloir réveillent l'équipage</text:p>
          </table:table-cell>
          <table:table-cell table:style-name="ce228" table:number-columns-repeated="2"/>
          <table:table-cell table:style-name="ce267"/>
          <table:table-cell table:style-name="ce282"/>
          <table:table-cell table:style-name="ce295"/>
          <table:table-cell table:style-name="ce305" office:value-type="string" calcext:value-type="string">
            <text:p>NextDay</text:p>
          </table:table-cell>
          <table:table-cell table:style-name="ce309"/>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15">
          <table:table-cell table:style-name="ce216"/>
          <table:table-cell table:style-name="ce228" office:value-type="string" calcext:value-type="string">
            <text:p>SetChoices2</text:p>
          </table:table-cell>
          <table:table-cell table:style-name="ce228" table:number-columns-repeated="2"/>
          <table:table-cell table:style-name="ce267"/>
          <table:table-cell table:style-name="ce282"/>
          <table:table-cell table:style-name="ce295"/>
          <table:table-cell table:style-name="ce305" office:value-type="string" calcext:value-type="string">
            <text:p>Narrator : L'équipe se réveille au chant des mouettes…</text:p>
          </table:table-cell>
          <table:table-cell table:style-name="ce309"/>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9">
          <table:table-cell table:style-name="ce216"/>
          <table:table-cell table:style-name="ce228" office:value-type="string" calcext:value-type="string">
            <text:p>Choice : Je vais voir ce que c'est</text:p>
          </table:table-cell>
          <table:table-cell table:style-name="ce243"/>
          <table:table-cell table:style-name="ce258"/>
          <table:table-cell table:style-name="ce268"/>
          <table:table-cell table:style-name="ce282" office:value-type="string" calcext:value-type="string">
            <text:p>Choice : On verra demain…</text:p>
          </table:table-cell>
          <table:table-cell table:style-name="ce296"/>
          <table:table-cell table:style-name="ce295" office:value-type="string" calcext:value-type="string">
            <text:p>OtherSpeak : Alors, bien dormis ?</text:p>
          </table:table-cell>
          <table:table-cell table:style-name="ce309"/>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14">
          <table:table-cell table:style-name="ce216"/>
          <table:table-cell table:style-name="ce228" office:value-type="string" calcext:value-type="string">
            <text:p>PlayerSpeak : Vous pensiez nous avoir comme ça ?!</text:p>
          </table:table-cell>
          <table:table-cell table:style-name="ce228" table:number-columns-repeated="3"/>
          <table:table-cell table:style-name="ce282" office:value-type="string" calcext:value-type="string">
            <text:p>SetWeatherDay</text:p>
          </table:table-cell>
          <table:table-cell table:style-name="ce295"/>
          <table:table-cell table:style-name="ce295" office:value-type="string" calcext:value-type="string">
            <text:p>SetChoices2</text:p>
          </table:table-cell>
          <table:table-cell table:style-name="ce309"/>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16">
          <table:table-cell table:style-name="ce216"/>
          <table:table-cell table:style-name="ce228" office:value-type="string" calcext:value-type="string">
            <text:p>OtherSpeak : Sacre Bleu !</text:p>
          </table:table-cell>
          <table:table-cell table:style-name="ce228"/>
          <table:table-cell table:style-name="ce259"/>
          <table:table-cell table:style-name="ce228"/>
          <table:table-cell table:style-name="ce282" office:value-type="string" calcext:value-type="string">
            <text:p>Narrator : L'équipage se réveille. Plus de deux cents pièces d'or ont disparues</text:p>
          </table:table-cell>
          <table:table-cell table:style-name="ce297" office:value-type="string" calcext:value-type="string">
            <text:p>GoToH/20</text:p>
          </table:table-cell>
          <table:table-cell table:style-name="ce295" office:value-type="string" calcext:value-type="string">
            <text:p>Choice : Non j'ai très mal dormis</text:p>
          </table:table-cell>
          <table:table-cell table:style-name="ce309" office:value-type="string" calcext:value-type="string">
            <text:p>Choice : Oui merci !</text:p>
          </table:table-cell>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14">
          <table:table-cell table:style-name="ce217"/>
          <table:table-cell table:style-name="ce228" office:value-type="string" calcext:value-type="string">
            <text:p>LaunchCombat</text:p>
          </table:table-cell>
          <table:table-cell table:style-name="ce244" table:number-columns-repeated="2"/>
          <table:table-cell table:style-name="ce228"/>
          <table:table-cell table:style-name="ce283" office:value-type="string" calcext:value-type="string">
            <text:p>PlayerSpeak : Ma bourse ! Qui a pris ma bourse !</text:p>
          </table:table-cell>
          <table:table-cell table:style-name="ce298"/>
          <table:table-cell table:style-name="ce295" office:value-type="string" calcext:value-type="string">
            <text:p>OtherSpeak : Bah merde alors…</text:p>
          </table:table-cell>
          <table:table-cell table:style-name="ce309" office:value-type="string" calcext:value-type="string">
            <text:p>OtherSpeak : Génial</text:p>
          </table:table-cell>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15">
          <table:table-cell table:style-name="ce217"/>
          <table:table-cell table:style-name="ce228" office:value-type="string" calcext:value-type="string">
            <text:p>Narrator : Il n'y a plus personne dans l'auberge.</text:p>
          </table:table-cell>
          <table:table-cell table:style-name="ce244" table:number-columns-repeated="2"/>
          <table:table-cell table:style-name="ce228"/>
          <table:table-cell table:style-name="ce283" office:value-type="string" calcext:value-type="string">
            <text:p>RemoveGold100</text:p>
          </table:table-cell>
          <table:table-cell table:style-name="ce298"/>
          <table:table-cell table:style-name="ce295" office:value-type="string" calcext:value-type="string">
            <text:p>GoToB/7</text:p>
          </table:table-cell>
          <table:table-cell table:style-name="ce309" office:value-type="string" calcext:value-type="string">
            <text:p>GoToB/7</text:p>
          </table:table-cell>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9">
          <table:table-cell table:style-name="ce217"/>
          <table:table-cell table:style-name="ce228" office:value-type="string" calcext:value-type="string">
            <text:p>SetChoices3</text:p>
          </table:table-cell>
          <table:table-cell table:style-name="ce244" table:number-columns-repeated="2"/>
          <table:table-cell table:style-name="ce228"/>
          <table:table-cell table:style-name="ce283"/>
          <table:table-cell table:style-name="ce298"/>
          <table:table-cell table:style-name="ce295"/>
          <table:table-cell table:style-name="ce309"/>
          <table:table-cell table:style-name="ce312"/>
          <table:table-cell table:style-name="ce229" table:number-columns-repeated="2"/>
          <table:table-cell table:style-name="ce314"/>
          <table:table-cell table:style-name="ce315"/>
          <table:table-cell table:style-name="ce220"/>
          <table:table-cell table:style-name="ce22" table:number-columns-repeated="22"/>
        </table:table-row>
        <table:table-row table:style-name="ro9">
          <table:table-cell table:style-name="ce217"/>
          <table:table-cell table:style-name="ce228" office:value-type="string" calcext:value-type="string">
            <text:p>Choice : Chercher le garde manger</text:p>
          </table:table-cell>
          <table:table-cell table:style-name="ce245"/>
          <table:table-cell table:style-name="ce260" office:value-type="string" calcext:value-type="string">
            <text:p>Choice : Repasser une nuit à l'auberge</text:p>
          </table:table-cell>
          <table:table-cell table:style-name="ce260" office:value-type="string" calcext:value-type="string">
            <text:p>Choice : Reprendre le large</text:p>
          </table:table-cell>
          <table:table-cell table:style-name="ce284"/>
          <table:table-cell table:style-name="ce299" table:number-columns-repeated="2"/>
          <table:table-cell table:style-name="ce310"/>
          <table:table-cell table:style-name="ce229" table:number-columns-repeated="3"/>
          <table:table-cell table:style-name="ce314"/>
          <table:table-cell table:style-name="ce315"/>
          <table:table-cell table:style-name="ce220"/>
          <table:table-cell table:style-name="ce22" table:number-columns-repeated="22"/>
        </table:table-row>
        <table:table-row table:style-name="ro14">
          <table:table-cell table:style-name="ce217"/>
          <table:table-cell table:style-name="ce228" office:value-type="string" calcext:value-type="string">
            <text:p>RandomPercent10</text:p>
          </table:table-cell>
          <table:table-cell table:style-name="ce228"/>
          <table:table-cell table:style-name="ce260" office:value-type="string" calcext:value-type="string">
            <text:p>PlayerSpeak : Je crois qu'on a besoin d'une bonne nuit de sommeil</text:p>
          </table:table-cell>
          <table:table-cell table:style-name="ce260" office:value-type="string" calcext:value-type="string">
            <text:p>PlayerSpeak : On a rien plus rien à faire ici !</text:p>
          </table:table-cell>
          <table:table-cell table:style-name="ce285" table:number-columns-repeated="3"/>
          <table:table-cell table:style-name="ce229" table:number-columns-repeated="4"/>
          <table:table-cell table:style-name="ce314"/>
          <table:table-cell table:style-name="ce315"/>
          <table:table-cell table:style-name="ce220"/>
          <table:table-cell table:style-name="ce22" table:number-columns-repeated="22"/>
        </table:table-row>
        <table:table-row table:style-name="ro25">
          <table:table-cell table:style-name="ce218"/>
          <table:table-cell table:style-name="ce229" office:value-type="string" calcext:value-type="string">
            <text:p>Narrator : La porte du garde manger est entrouverte</text:p>
          </table:table-cell>
          <table:table-cell table:style-name="ce229" office:value-type="string" calcext:value-type="string">
            <text:p>Narrator : La porte du garde manger est fermée</text:p>
          </table:table-cell>
          <table:table-cell table:style-name="ce261" office:value-type="string" calcext:value-type="string">
            <text:p>SwitchWeather</text:p>
          </table:table-cell>
          <table:table-cell table:style-name="ce261" office:value-type="string" calcext:value-type="string">
            <text:p>Leave</text:p>
          </table:table-cell>
          <table:table-cell table:style-name="ce285" table:number-columns-repeated="3"/>
          <table:table-cell table:style-name="ce229" table:number-columns-repeated="4"/>
          <table:table-cell table:style-name="ce314"/>
          <table:table-cell table:style-name="ce315"/>
          <table:table-cell table:style-name="ce220"/>
          <table:table-cell table:style-name="ce22" table:number-columns-repeated="22"/>
        </table:table-row>
        <table:table-row table:style-name="ro9">
          <table:table-cell table:style-name="ce218"/>
          <table:table-cell table:style-name="ce229" office:value-type="string" calcext:value-type="string">
            <text:p>SetChoices2</text:p>
          </table:table-cell>
          <table:table-cell table:style-name="ce246" office:value-type="string" calcext:value-type="string">
            <text:p>GoToB/26</text:p>
          </table:table-cell>
          <table:table-cell table:style-name="ce261" office:value-type="string" calcext:value-type="string">
            <text:p>NextDay</text:p>
          </table:table-cell>
          <table:table-cell table:style-name="ce269"/>
          <table:table-cell table:style-name="ce286"/>
          <table:table-cell table:style-name="ce285" table:number-columns-repeated="2"/>
          <table:table-cell table:style-name="ce229" table:number-columns-repeated="4"/>
          <table:table-cell table:style-name="ce314"/>
          <table:table-cell table:style-name="ce315"/>
          <table:table-cell table:style-name="ce220"/>
          <table:table-cell table:style-name="ce22" table:number-columns-repeated="22"/>
        </table:table-row>
        <table:table-row table:style-name="ro9">
          <table:table-cell table:style-name="ce218"/>
          <table:table-cell table:style-name="ce229" office:value-type="string" calcext:value-type="string">
            <text:p>Choice : Fouiller</text:p>
          </table:table-cell>
          <table:table-cell table:style-name="ce230" office:value-type="string" calcext:value-type="string">
            <text:p>Choice : Revenir</text:p>
          </table:table-cell>
          <table:table-cell table:style-name="ce262" office:value-type="string" calcext:value-type="string">
            <text:p>GoToB/25</text:p>
          </table:table-cell>
          <table:table-cell table:style-name="ce270"/>
          <table:table-cell table:style-name="ce287"/>
          <table:table-cell table:style-name="ce285" table:number-columns-repeated="2"/>
          <table:table-cell table:style-name="ce229" table:number-columns-repeated="4"/>
          <table:table-cell table:style-name="ce314"/>
          <table:table-cell table:style-name="ce315"/>
          <table:table-cell table:style-name="ce220"/>
          <table:table-cell table:style-name="ce22" table:number-columns-repeated="22"/>
        </table:table-row>
        <table:table-row table:style-name="ro9">
          <table:table-cell table:style-name="ce218"/>
          <table:table-cell table:style-name="ce230" office:value-type="string" calcext:value-type="string">
            <text:p>RandomPercent25</text:p>
          </table:table-cell>
          <table:table-cell table:style-name="ce247" office:value-type="string" calcext:value-type="string">
            <text:p>GoToB/25</text:p>
          </table:table-cell>
          <table:table-cell table:style-name="ce229"/>
          <table:table-cell table:style-name="ce271"/>
          <table:table-cell table:style-name="ce288"/>
          <table:table-cell table:style-name="ce285" table:number-columns-repeated="2"/>
          <table:table-cell table:style-name="ce229" table:number-columns-repeated="4"/>
          <table:table-cell table:style-name="ce314"/>
          <table:table-cell table:style-name="ce315"/>
          <table:table-cell table:style-name="ce220"/>
          <table:table-cell table:style-name="ce22" table:number-columns-repeated="22"/>
        </table:table-row>
        <table:table-row table:style-name="ro9">
          <table:table-cell table:style-name="ce218"/>
          <table:table-cell table:style-name="ce230" office:value-type="string" calcext:value-type="string">
            <text:p>PlayerSpeak : Il n'y a rien là dedans.</text:p>
          </table:table-cell>
          <table:table-cell table:style-name="ce248" office:value-type="string" calcext:value-type="string">
            <text:p>PlayerSpeak : Miam !</text:p>
          </table:table-cell>
          <table:table-cell table:style-name="ce229"/>
          <table:table-cell table:style-name="ce272"/>
          <table:table-cell table:style-name="ce289"/>
          <table:table-cell table:style-name="ce285" table:number-columns-repeated="2"/>
          <table:table-cell table:style-name="ce229" table:number-columns-repeated="4"/>
          <table:table-cell table:style-name="ce314"/>
          <table:table-cell table:style-name="ce315"/>
          <table:table-cell table:style-name="ce220"/>
          <table:table-cell table:style-name="ce22" table:number-columns-repeated="22"/>
        </table:table-row>
        <table:table-row table:style-name="ro9">
          <table:table-cell table:style-name="ce218"/>
          <table:table-cell table:style-name="ce229" office:value-type="string" calcext:value-type="string">
            <text:p>GoToB/30</text:p>
          </table:table-cell>
          <table:table-cell table:style-name="ce248" office:value-type="string" calcext:value-type="string">
            <text:p>LootFood</text:p>
          </table:table-cell>
          <table:table-cell table:style-name="ce229"/>
          <table:table-cell table:style-name="ce273"/>
          <table:table-cell table:style-name="ce290"/>
          <table:table-cell table:style-name="ce229" table:number-columns-repeated="6"/>
          <table:table-cell table:style-name="ce314"/>
          <table:table-cell table:style-name="ce315"/>
          <table:table-cell table:style-name="ce220"/>
          <table:table-cell table:style-name="ce22" table:number-columns-repeated="22"/>
        </table:table-row>
        <table:table-row table:style-name="ro9">
          <table:table-cell table:style-name="ce218"/>
          <table:table-cell table:style-name="ce229"/>
          <table:table-cell table:style-name="ce248" office:value-type="string" calcext:value-type="string">
            <text:p>GoToB/30</text:p>
          </table:table-cell>
          <table:table-cell table:style-name="ce229"/>
          <table:table-cell table:style-name="ce274"/>
          <table:table-cell table:style-name="ce291"/>
          <table:table-cell table:style-name="ce229" table:number-columns-repeated="6"/>
          <table:table-cell table:style-name="ce314"/>
          <table:table-cell table:style-name="ce315"/>
          <table:table-cell table:style-name="ce220"/>
          <table:table-cell table:style-name="ce22" table:number-columns-repeated="22"/>
        </table:table-row>
        <table:table-row table:style-name="ro9">
          <table:table-cell table:style-name="ce218"/>
          <table:table-cell table:style-name="ce229"/>
          <table:table-cell table:style-name="ce248"/>
          <table:table-cell table:style-name="ce229"/>
          <table:table-cell table:style-name="ce275"/>
          <table:table-cell table:style-name="ce292"/>
          <table:table-cell table:style-name="ce229" table:number-columns-repeated="6"/>
          <table:table-cell table:style-name="ce314"/>
          <table:table-cell table:style-name="ce315"/>
          <table:table-cell table:style-name="ce220"/>
          <table:table-cell table:style-name="ce22" table:number-columns-repeated="22"/>
        </table:table-row>
        <table:table-row table:style-name="ro9">
          <table:table-cell table:style-name="ce217"/>
          <table:table-cell table:style-name="ce231"/>
          <table:table-cell table:style-name="ce249"/>
          <table:table-cell table:style-name="ce232"/>
          <table:table-cell table:style-name="ce276" table:number-columns-repeated="2"/>
          <table:table-cell table:style-name="ce232" table:number-columns-repeated="6"/>
          <table:table-cell table:style-name="ce315" table:number-columns-repeated="2"/>
          <table:table-cell table:style-name="ce220"/>
          <table:table-cell table:style-name="ce22" table:number-columns-repeated="22"/>
        </table:table-row>
        <table:table-row table:style-name="ro9">
          <table:table-cell table:style-name="ce217"/>
          <table:table-cell table:style-name="ce232"/>
          <table:table-cell table:style-name="ce249"/>
          <table:table-cell table:style-name="ce232" table:number-columns-repeated="9"/>
          <table:table-cell table:style-name="ce315" table:number-columns-repeated="2"/>
          <table:table-cell table:style-name="ce220"/>
          <table:table-cell table:style-name="ce22" table:number-columns-repeated="22"/>
        </table:table-row>
        <table:table-row table:style-name="ro9">
          <table:table-cell table:style-name="ce217"/>
          <table:table-cell table:style-name="ce233"/>
          <table:table-cell table:style-name="ce249"/>
          <table:table-cell table:style-name="ce232" table:number-columns-repeated="9"/>
          <table:table-cell table:style-name="ce315" table:number-columns-repeated="2"/>
          <table:table-cell table:style-name="ce220"/>
          <table:table-cell table:style-name="ce22" table:number-columns-repeated="22"/>
        </table:table-row>
        <table:table-row table:style-name="ro9" table:number-rows-repeated="2">
          <table:table-cell table:style-name="ce217" table:number-columns-repeated="2"/>
          <table:table-cell table:style-name="ce250"/>
          <table:table-cell table:style-name="ce216" table:number-columns-repeated="9"/>
          <table:table-cell table:style-name="ce220" table:number-columns-repeated="3"/>
          <table:table-cell table:style-name="ce22" table:number-columns-repeated="22"/>
        </table:table-row>
        <table:table-row table:style-name="ro9">
          <table:table-cell table:style-name="ce219" table:number-columns-repeated="2"/>
          <table:table-cell table:style-name="ce250"/>
          <table:table-cell table:style-name="ce216" table:number-columns-repeated="9"/>
          <table:table-cell table:style-name="ce220" table:number-columns-repeated="3"/>
          <table:table-cell table:style-name="ce22" table:number-columns-repeated="22"/>
        </table:table-row>
        <table:table-row table:style-name="ro9" table:number-rows-repeated="2">
          <table:table-cell table:style-name="ce216" table:number-columns-repeated="2"/>
          <table:table-cell table:style-name="ce250"/>
          <table:table-cell table:style-name="ce216" table:number-columns-repeated="9"/>
          <table:table-cell table:style-name="ce220" table:number-columns-repeated="3"/>
          <table:table-cell table:style-name="ce22" table:number-columns-repeated="22"/>
        </table:table-row>
        <table:table-row table:style-name="ro9" table:number-rows-repeated="10">
          <table:table-cell table:style-name="ce216" table:number-columns-repeated="2"/>
          <table:table-cell table:style-name="ce251"/>
          <table:table-cell table:style-name="ce216" table:number-columns-repeated="9"/>
          <table:table-cell table:style-name="ce220" table:number-columns-repeated="3"/>
          <table:table-cell table:style-name="ce22" table:number-columns-repeated="22"/>
        </table:table-row>
        <table:table-row table:style-name="ro9" table:number-rows-repeated="22">
          <table:table-cell table:style-name="ce220" table:number-columns-repeated="15"/>
          <table:table-cell table:style-name="ce22" table:number-columns-repeated="22"/>
        </table:table-row>
        <table:table-row table:style-name="ro9" table:number-rows-repeated="46">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Ile Taverne'.A40:'Ile Taverne'.O76 'Ile Taverne'.N3:'Ile Taverne'.O3 'Ile Taverne'.O4:'Ile Taverne'.O39 'Ile Taverne'.A20:'Ile Taverne'.A39">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Taverne'.A29:'Ile Taverne'.A36 'Ile Taverne'.J3:'Ile Taverne'.M3">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Taverne'.B38:'Ile Taverne'.N39 'Ile Taverne'.N4:'Ile Taverne'.N36 'Ile Taverne'.B37:'Ile Taverne'.D37 'Ile Taverne'.G37:'Ile Taverne'.N37">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Taverne'.K4:'Ile Taverne'.M27 'Ile Taverne'.F28:'Ile Taverne'.M29 'Ile Taverne'.B29:'Ile Taverne'.B31 'Ile Taverne'.B32:'Ile Taverne'.D36 'Ile Taverne'.G30:'Ile Taverne'.M36 'Ile Taverne'.C29:'Ile Taverne'.C29 'Ile Taverne'.C31:'Ile Taverne'.C31 'Ile Taverne'.J4:'Ile Taverne'.J17 'Ile Taverne'.J27:'Ile Taverne'.J27">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Taverne'.B20:'Ile Taverne'.B28 'Ile Taverne'.E22:'Ile Taverne'.E26 'Ile Taverne'.D22:'Ile Taverne'.D22 'Ile Taverne'.C28:'Ile Taverne'.C28 'Ile Taverne'.C22:'Ile Taverne'.C23 'Ile Taverne'.C10:'Ile Taverne'.C11 'Ile Taverne'.C4:'Ile Taverne'.D8 'Ile Taverne'.D10:'Ile Taverne'.D17 'Ile Taverne'.C13:'Ile Taverne'.C17 'Ile Taverne'.E4:'Ile Taverne'.E17 'Ile Taverne'.C19:'Ile Taverne'.E20">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Taverne'.K3:'Ile Taverne'.L27 'Ile Taverne'.A20:'Ile Taverne'.B54 'Ile Taverne'.G28:'Ile Taverne'.L54 'Ile Taverne'.D22:'Ile Taverne'.D22 'Ile Taverne'.C32:'Ile Taverne'.D54 'Ile Taverne'.E22:'Ile Taverne'.E26 'Ile Taverne'.C31:'Ile Taverne'.C54 'Ile Taverne'.F28:'Ile Taverne'.F29 'Ile Taverne'.E38:'Ile Taverne'.F54 'Ile Taverne'.C28:'Ile Taverne'.C29 'Ile Taverne'.C22:'Ile Taverne'.C23 'Ile Taverne'.C10:'Ile Taverne'.C11 'Ile Taverne'.C4:'Ile Taverne'.D8 'Ile Taverne'.D10:'Ile Taverne'.D17 'Ile Taverne'.C13:'Ile Taverne'.C17 'Ile Taverne'.E4:'Ile Taverne'.F17 'Ile Taverne'.J3:'Ile Taverne'.J17 'Ile Taverne'.J27:'Ile Taverne'.J27 'Ile Taverne'.C19:'Ile Taverne'.E20">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Taverne'.A4:'Ile Taverne'.A19">
            <calcext:condition calcext:apply-style-name="cellule histoire" calcext:value="contains-text(&quot;GoTo&quot;)" calcext:base-cell-address="'Ile déserte var 2'.A4"/>
            <calcext:condition calcext:apply-style-name="cellule histoire" calcext:value="contains-text(&quot;Conclude&quot;)" calcext:base-cell-address="'Ile déserte var 2'.A4"/>
            <calcext:condition calcext:apply-style-name="cellule random" calcext:value="contains-text(&quot;RandomPercent&quot;)" calcext:base-cell-address="'Ile déserte var 2'.A4"/>
            <calcext:condition calcext:apply-style-name="cellule random" calcext:value="contains-text(&quot;RandomRange&quot;)" calcext:base-cell-address="'Ile déserte var 2'.A4"/>
            <calcext:condition calcext:apply-style-name="cellule personnages" calcext:value="contains-text(&quot;NewCrew&quot;)" calcext:base-cell-address="'Ile déserte var 2'.A4"/>
            <calcext:condition calcext:apply-style-name="cellule personnages" calcext:value="contains-text(&quot;NewCharacter&quot;)" calcext:base-cell-address="'Ile déserte var 2'.A4"/>
            <calcext:condition calcext:apply-style-name="cellule personnages" calcext:value="contains-text(&quot;HideOther&quot;)" calcext:base-cell-address="'Ile déserte var 2'.A4"/>
            <calcext:condition calcext:apply-style-name="cellule personnages" calcext:value="contains-text(&quot;DeleteOther&quot;)" calcext:base-cell-address="'Ile déserte var 2'.A4"/>
            <calcext:condition calcext:apply-style-name="cellule narrateur" calcext:value="contains-text(&quot;Narrator&quot;)" calcext:base-cell-address="'Ile déserte var 2'.A4"/>
            <calcext:condition calcext:apply-style-name="cellule set choice" calcext:value="contains-text(&quot;SetChoices&quot;)" calcext:base-cell-address="'Ile déserte var 2'.A4"/>
            <calcext:condition calcext:apply-style-name="cellule dialogues" calcext:value="contains-text(&quot;PlayerSpeak&quot;)" calcext:base-cell-address="'Ile déserte var 2'.A4"/>
            <calcext:condition calcext:apply-style-name="cellule dialogues" calcext:value="contains-text(&quot;OtherSpeak&quot;)" calcext:base-cell-address="'Ile déserte var 2'.A4"/>
            <calcext:condition calcext:apply-style-name="cellule argent" calcext:value="contains-text(&quot;CheckGold&quot;)" calcext:base-cell-address="'Ile déserte var 2'.A4"/>
            <calcext:condition calcext:apply-style-name="cellule argent" calcext:value="contains-text(&quot;RemoveGold&quot;)" calcext:base-cell-address="'Ile déserte var 2'.A4"/>
            <calcext:condition calcext:apply-style-name="cellule argent" calcext:value="contains-text(&quot;AddGold&quot;)" calcext:base-cell-address="'Ile déserte var 2'.A4"/>
            <calcext:condition calcext:apply-style-name="cellule argent" calcext:value="contains-text(&quot;Loot&quot;)" calcext:base-cell-address="'Ile déserte var 2'.A4"/>
            <calcext:condition calcext:apply-style-name="cellule argent" calcext:value="contains-text(&quot;Trade&quot;)" calcext:base-cell-address="'Ile déserte var 2'.A4"/>
            <calcext:condition calcext:apply-style-name="cellule combat" calcext:value="contains-text(&quot;LaunchCombat&quot;)" calcext:base-cell-address="'Ile déserte var 2'.A4"/>
            <calcext:condition calcext:apply-style-name="cellule indice" calcext:value="contains-text(&quot;CheckFormula&quot;)" calcext:base-cell-address="'Ile déserte var 2'.A4"/>
            <calcext:condition calcext:apply-style-name="cellule indice" calcext:value="contains-text(&quot;GiveDirection&quot;)" calcext:base-cell-address="'Ile déserte var 2'.A4"/>
            <calcext:condition calcext:apply-style-name="cellule temps" calcext:value="contains-text(&quot;SetWeather&quot;)" calcext:base-cell-address="'Ile déserte var 2'.A4"/>
            <calcext:condition calcext:apply-style-name="cellule temps" calcext:value="contains-text(&quot;SwitchWeather&quot;)" calcext:base-cell-address="'Ile déserte var 2'.A4"/>
            <calcext:condition calcext:apply-style-name="cellule temps" calcext:value="contains-text(&quot;NextDay&quot;)" calcext:base-cell-address="'Ile déserte var 2'.A4"/>
            <calcext:condition calcext:apply-style-name="cellule temps" calcext:value="contains-text(&quot;CheckDay&quot;)" calcext:base-cell-address="'Ile déserte var 2'.A4"/>
            <calcext:condition calcext:apply-style-name="cellule histoire" calcext:value="contains-text(&quot;Leave&quot;)" calcext:base-cell-address="'Ile déserte var 2'.A4"/>
            <calcext:condition calcext:apply-style-name="cellule choice" calcext:value="contains-text(&quot;Choice&quot;)" calcext:base-cell-address="'Ile déserte var 2'.A4"/>
            <calcext:condition calcext:apply-style-name="cellule d'erreur" calcext:value="!=&quot;&quot;" calcext:base-cell-address="'Ile déserte var 2'.A4"/>
          </calcext:conditional-format>
          <calcext:conditional-format calcext:target-range-address="'Ile Taverne'.B8:'Ile Taverne'.B19 'Ile Taverne'.B4:'Ile Taverne'.B4">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Taverne'.A4:'Ile Taverne'.A19 'Ile Taverne'.B4:'Ile Taverne'.B4 'Ile Taverne'.B8:'Ile Taverne'.B19">
            <calcext:condition calcext:apply-style-name="cellule histoire" calcext:value="contains-text(&quot;GoTo&quot;)" calcext:base-cell-address="'Ile déserte var 2'.A4"/>
            <calcext:condition calcext:apply-style-name="cellule histoire" calcext:value="contains-text(&quot;Conclude&quot;)" calcext:base-cell-address="'Ile déserte var 2'.A4"/>
            <calcext:condition calcext:apply-style-name="cellule random" calcext:value="contains-text(&quot;RandomPercent&quot;)" calcext:base-cell-address="'Ile déserte var 2'.A4"/>
            <calcext:condition calcext:apply-style-name="cellule random" calcext:value="contains-text(&quot;RandomRange&quot;)" calcext:base-cell-address="'Ile déserte var 2'.A4"/>
            <calcext:condition calcext:apply-style-name="cellule personnages" calcext:value="contains-text(&quot;NewCrew&quot;)" calcext:base-cell-address="'Ile déserte var 2'.A4"/>
            <calcext:condition calcext:apply-style-name="cellule personnages" calcext:value="contains-text(&quot;NewCharacter&quot;)" calcext:base-cell-address="'Ile déserte var 2'.A4"/>
            <calcext:condition calcext:apply-style-name="cellule personnages" calcext:value="contains-text(&quot;HideOther&quot;)" calcext:base-cell-address="'Ile déserte var 2'.A4"/>
            <calcext:condition calcext:apply-style-name="cellule personnages" calcext:value="contains-text(&quot;DeleteOther&quot;)" calcext:base-cell-address="'Ile déserte var 2'.A4"/>
            <calcext:condition calcext:apply-style-name="cellule narrateur" calcext:value="contains-text(&quot;Narrator&quot;)" calcext:base-cell-address="'Ile déserte var 2'.A4"/>
            <calcext:condition calcext:apply-style-name="cellule set choice" calcext:value="contains-text(&quot;SetChoices&quot;)" calcext:base-cell-address="'Ile déserte var 2'.A4"/>
            <calcext:condition calcext:apply-style-name="cellule dialogues" calcext:value="contains-text(&quot;PlayerSpeak&quot;)" calcext:base-cell-address="'Ile déserte var 2'.A4"/>
            <calcext:condition calcext:apply-style-name="cellule dialogues" calcext:value="contains-text(&quot;OtherSpeak&quot;)" calcext:base-cell-address="'Ile déserte var 2'.A4"/>
            <calcext:condition calcext:apply-style-name="cellule argent" calcext:value="contains-text(&quot;CheckGold&quot;)" calcext:base-cell-address="'Ile déserte var 2'.A4"/>
            <calcext:condition calcext:apply-style-name="cellule argent" calcext:value="contains-text(&quot;RemoveGold&quot;)" calcext:base-cell-address="'Ile déserte var 2'.A4"/>
            <calcext:condition calcext:apply-style-name="cellule argent" calcext:value="contains-text(&quot;AddGold&quot;)" calcext:base-cell-address="'Ile déserte var 2'.A4"/>
            <calcext:condition calcext:apply-style-name="cellule argent" calcext:value="contains-text(&quot;Loot&quot;)" calcext:base-cell-address="'Ile déserte var 2'.A4"/>
            <calcext:condition calcext:apply-style-name="cellule argent" calcext:value="contains-text(&quot;Trade&quot;)" calcext:base-cell-address="'Ile déserte var 2'.A4"/>
            <calcext:condition calcext:apply-style-name="cellule combat" calcext:value="contains-text(&quot;LaunchCombat&quot;)" calcext:base-cell-address="'Ile déserte var 2'.A4"/>
            <calcext:condition calcext:apply-style-name="cellule indice" calcext:value="contains-text(&quot;CheckFormula&quot;)" calcext:base-cell-address="'Ile déserte var 2'.A4"/>
            <calcext:condition calcext:apply-style-name="cellule indice" calcext:value="contains-text(&quot;GiveDirection&quot;)" calcext:base-cell-address="'Ile déserte var 2'.A4"/>
            <calcext:condition calcext:apply-style-name="cellule temps" calcext:value="contains-text(&quot;SetWeather&quot;)" calcext:base-cell-address="'Ile déserte var 2'.A4"/>
            <calcext:condition calcext:apply-style-name="cellule temps" calcext:value="contains-text(&quot;SwitchWeather&quot;)" calcext:base-cell-address="'Ile déserte var 2'.A4"/>
            <calcext:condition calcext:apply-style-name="cellule temps" calcext:value="contains-text(&quot;NextDay&quot;)" calcext:base-cell-address="'Ile déserte var 2'.A4"/>
            <calcext:condition calcext:apply-style-name="cellule temps" calcext:value="contains-text(&quot;CheckDay&quot;)" calcext:base-cell-address="'Ile déserte var 2'.A4"/>
            <calcext:condition calcext:apply-style-name="cellule histoire" calcext:value="contains-text(&quot;Leave&quot;)" calcext:base-cell-address="'Ile déserte var 2'.A4"/>
            <calcext:condition calcext:apply-style-name="cellule choice" calcext:value="contains-text(&quot;Choice&quot;)" calcext:base-cell-address="'Ile déserte var 2'.A4"/>
            <calcext:condition calcext:apply-style-name="cellule d'erreur" calcext:value="!=&quot;&quot;" calcext:base-cell-address="'Ile déserte var 2'.A4"/>
          </calcext:conditional-format>
          <calcext:conditional-format calcext:target-range-address="'Ile Taverne'.C24:'Ile Taverne'.D26">
            <calcext:condition calcext:apply-style-name="cellule histoire" calcext:value="contains-text(&quot;GoTo&quot;)" calcext:base-cell-address="'Ile déserte var 2'.C24"/>
            <calcext:condition calcext:apply-style-name="cellule histoire" calcext:value="contains-text(&quot;Conclude&quot;)" calcext:base-cell-address="'Ile déserte var 2'.C24"/>
            <calcext:condition calcext:apply-style-name="cellule random" calcext:value="contains-text(&quot;RandomPercent&quot;)" calcext:base-cell-address="'Ile déserte var 2'.C24"/>
            <calcext:condition calcext:apply-style-name="cellule random" calcext:value="contains-text(&quot;RandomRange&quot;)" calcext:base-cell-address="'Ile déserte var 2'.C24"/>
            <calcext:condition calcext:apply-style-name="cellule personnages" calcext:value="contains-text(&quot;NewCrew&quot;)" calcext:base-cell-address="'Ile déserte var 2'.C24"/>
            <calcext:condition calcext:apply-style-name="cellule personnages" calcext:value="contains-text(&quot;NewCharacter&quot;)" calcext:base-cell-address="'Ile déserte var 2'.C24"/>
            <calcext:condition calcext:apply-style-name="cellule personnages" calcext:value="contains-text(&quot;HideOther&quot;)" calcext:base-cell-address="'Ile déserte var 2'.C24"/>
            <calcext:condition calcext:apply-style-name="cellule personnages" calcext:value="contains-text(&quot;DeleteOther&quot;)" calcext:base-cell-address="'Ile déserte var 2'.C24"/>
            <calcext:condition calcext:apply-style-name="cellule narrateur" calcext:value="contains-text(&quot;Narrator&quot;)" calcext:base-cell-address="'Ile déserte var 2'.C24"/>
            <calcext:condition calcext:apply-style-name="cellule set choice" calcext:value="contains-text(&quot;SetChoices&quot;)" calcext:base-cell-address="'Ile déserte var 2'.C24"/>
            <calcext:condition calcext:apply-style-name="cellule dialogues" calcext:value="contains-text(&quot;PlayerSpeak&quot;)" calcext:base-cell-address="'Ile déserte var 2'.C24"/>
            <calcext:condition calcext:apply-style-name="cellule dialogues" calcext:value="contains-text(&quot;OtherSpeak&quot;)" calcext:base-cell-address="'Ile déserte var 2'.C24"/>
            <calcext:condition calcext:apply-style-name="cellule argent" calcext:value="contains-text(&quot;CheckGold&quot;)" calcext:base-cell-address="'Ile déserte var 2'.C24"/>
            <calcext:condition calcext:apply-style-name="cellule argent" calcext:value="contains-text(&quot;RemoveGold&quot;)" calcext:base-cell-address="'Ile déserte var 2'.C24"/>
            <calcext:condition calcext:apply-style-name="cellule argent" calcext:value="contains-text(&quot;AddGold&quot;)" calcext:base-cell-address="'Ile déserte var 2'.C24"/>
            <calcext:condition calcext:apply-style-name="cellule argent" calcext:value="contains-text(&quot;Loot&quot;)" calcext:base-cell-address="'Ile déserte var 2'.C24"/>
            <calcext:condition calcext:apply-style-name="cellule argent" calcext:value="contains-text(&quot;Trade&quot;)" calcext:base-cell-address="'Ile déserte var 2'.C24"/>
            <calcext:condition calcext:apply-style-name="cellule combat" calcext:value="contains-text(&quot;LaunchCombat&quot;)" calcext:base-cell-address="'Ile déserte var 2'.C24"/>
            <calcext:condition calcext:apply-style-name="cellule indice" calcext:value="contains-text(&quot;CheckFormula&quot;)" calcext:base-cell-address="'Ile déserte var 2'.C24"/>
            <calcext:condition calcext:apply-style-name="cellule indice" calcext:value="contains-text(&quot;GiveDirection&quot;)" calcext:base-cell-address="'Ile déserte var 2'.C24"/>
            <calcext:condition calcext:apply-style-name="cellule temps" calcext:value="contains-text(&quot;SetWeather&quot;)" calcext:base-cell-address="'Ile déserte var 2'.C24"/>
            <calcext:condition calcext:apply-style-name="cellule temps" calcext:value="contains-text(&quot;SwitchWeather&quot;)" calcext:base-cell-address="'Ile déserte var 2'.C24"/>
            <calcext:condition calcext:apply-style-name="cellule temps" calcext:value="contains-text(&quot;NextDay&quot;)" calcext:base-cell-address="'Ile déserte var 2'.C24"/>
            <calcext:condition calcext:apply-style-name="cellule temps" calcext:value="contains-text(&quot;CheckDay&quot;)" calcext:base-cell-address="'Ile déserte var 2'.C24"/>
            <calcext:condition calcext:apply-style-name="cellule histoire" calcext:value="contains-text(&quot;Leave&quot;)" calcext:base-cell-address="'Ile déserte var 2'.C24"/>
            <calcext:condition calcext:apply-style-name="cellule choice" calcext:value="contains-text(&quot;Choice&quot;)" calcext:base-cell-address="'Ile déserte var 2'.C24"/>
            <calcext:condition calcext:apply-style-name="cellule d'erreur" calcext:value="!=&quot;&quot;" calcext:base-cell-address="'Ile déserte var 2'.C24"/>
          </calcext:conditional-format>
          <calcext:conditional-format calcext:target-range-address="'Ile Taverne'.C24:'Ile Taverne'.D26">
            <calcext:condition calcext:apply-style-name="cellule histoire" calcext:value="contains-text(&quot;GoTo&quot;)" calcext:base-cell-address="'Ile déserte var 2'.C24"/>
            <calcext:condition calcext:apply-style-name="cellule histoire" calcext:value="contains-text(&quot;Conclude&quot;)" calcext:base-cell-address="'Ile déserte var 2'.C24"/>
            <calcext:condition calcext:apply-style-name="cellule random" calcext:value="contains-text(&quot;RandomPercent&quot;)" calcext:base-cell-address="'Ile déserte var 2'.C24"/>
            <calcext:condition calcext:apply-style-name="cellule random" calcext:value="contains-text(&quot;RandomRange&quot;)" calcext:base-cell-address="'Ile déserte var 2'.C24"/>
            <calcext:condition calcext:apply-style-name="cellule personnages" calcext:value="contains-text(&quot;NewCrew&quot;)" calcext:base-cell-address="'Ile déserte var 2'.C24"/>
            <calcext:condition calcext:apply-style-name="cellule personnages" calcext:value="contains-text(&quot;NewCharacter&quot;)" calcext:base-cell-address="'Ile déserte var 2'.C24"/>
            <calcext:condition calcext:apply-style-name="cellule personnages" calcext:value="contains-text(&quot;HideOther&quot;)" calcext:base-cell-address="'Ile déserte var 2'.C24"/>
            <calcext:condition calcext:apply-style-name="cellule personnages" calcext:value="contains-text(&quot;DeleteOther&quot;)" calcext:base-cell-address="'Ile déserte var 2'.C24"/>
            <calcext:condition calcext:apply-style-name="cellule narrateur" calcext:value="contains-text(&quot;Narrator&quot;)" calcext:base-cell-address="'Ile déserte var 2'.C24"/>
            <calcext:condition calcext:apply-style-name="cellule set choice" calcext:value="contains-text(&quot;SetChoices&quot;)" calcext:base-cell-address="'Ile déserte var 2'.C24"/>
            <calcext:condition calcext:apply-style-name="cellule dialogues" calcext:value="contains-text(&quot;PlayerSpeak&quot;)" calcext:base-cell-address="'Ile déserte var 2'.C24"/>
            <calcext:condition calcext:apply-style-name="cellule dialogues" calcext:value="contains-text(&quot;OtherSpeak&quot;)" calcext:base-cell-address="'Ile déserte var 2'.C24"/>
            <calcext:condition calcext:apply-style-name="cellule argent" calcext:value="contains-text(&quot;CheckGold&quot;)" calcext:base-cell-address="'Ile déserte var 2'.C24"/>
            <calcext:condition calcext:apply-style-name="cellule argent" calcext:value="contains-text(&quot;RemoveGold&quot;)" calcext:base-cell-address="'Ile déserte var 2'.C24"/>
            <calcext:condition calcext:apply-style-name="cellule argent" calcext:value="contains-text(&quot;AddGold&quot;)" calcext:base-cell-address="'Ile déserte var 2'.C24"/>
            <calcext:condition calcext:apply-style-name="cellule argent" calcext:value="contains-text(&quot;Loot&quot;)" calcext:base-cell-address="'Ile déserte var 2'.C24"/>
            <calcext:condition calcext:apply-style-name="cellule argent" calcext:value="contains-text(&quot;Trade&quot;)" calcext:base-cell-address="'Ile déserte var 2'.C24"/>
            <calcext:condition calcext:apply-style-name="cellule combat" calcext:value="contains-text(&quot;LaunchCombat&quot;)" calcext:base-cell-address="'Ile déserte var 2'.C24"/>
            <calcext:condition calcext:apply-style-name="cellule indice" calcext:value="contains-text(&quot;CheckFormula&quot;)" calcext:base-cell-address="'Ile déserte var 2'.C24"/>
            <calcext:condition calcext:apply-style-name="cellule indice" calcext:value="contains-text(&quot;GiveDirection&quot;)" calcext:base-cell-address="'Ile déserte var 2'.C24"/>
            <calcext:condition calcext:apply-style-name="cellule temps" calcext:value="contains-text(&quot;SetWeather&quot;)" calcext:base-cell-address="'Ile déserte var 2'.C24"/>
            <calcext:condition calcext:apply-style-name="cellule temps" calcext:value="contains-text(&quot;SwitchWeather&quot;)" calcext:base-cell-address="'Ile déserte var 2'.C24"/>
            <calcext:condition calcext:apply-style-name="cellule temps" calcext:value="contains-text(&quot;NextDay&quot;)" calcext:base-cell-address="'Ile déserte var 2'.C24"/>
            <calcext:condition calcext:apply-style-name="cellule temps" calcext:value="contains-text(&quot;CheckDay&quot;)" calcext:base-cell-address="'Ile déserte var 2'.C24"/>
            <calcext:condition calcext:apply-style-name="cellule histoire" calcext:value="contains-text(&quot;Leave&quot;)" calcext:base-cell-address="'Ile déserte var 2'.C24"/>
            <calcext:condition calcext:apply-style-name="cellule choice" calcext:value="contains-text(&quot;Choice&quot;)" calcext:base-cell-address="'Ile déserte var 2'.C24"/>
            <calcext:condition calcext:apply-style-name="cellule d'erreur" calcext:value="!=&quot;&quot;" calcext:base-cell-address="'Ile déserte var 2'.C24"/>
          </calcext:conditional-format>
          <calcext:conditional-format calcext:target-range-address="'Ile Taverne'.E37:'Ile Taverne'.F37">
            <calcext:condition calcext:apply-style-name="cellule histoire" calcext:value="contains-text(&quot;GoTo&quot;)" calcext:base-cell-address="'Ile déserte var 2'.E37"/>
            <calcext:condition calcext:apply-style-name="cellule histoire" calcext:value="contains-text(&quot;Conclude&quot;)" calcext:base-cell-address="'Ile déserte var 2'.E37"/>
            <calcext:condition calcext:apply-style-name="cellule random" calcext:value="contains-text(&quot;RandomPercent&quot;)" calcext:base-cell-address="'Ile déserte var 2'.E37"/>
            <calcext:condition calcext:apply-style-name="cellule random" calcext:value="contains-text(&quot;RandomRange&quot;)" calcext:base-cell-address="'Ile déserte var 2'.E37"/>
            <calcext:condition calcext:apply-style-name="cellule personnages" calcext:value="contains-text(&quot;NewCrew&quot;)" calcext:base-cell-address="'Ile déserte var 2'.E37"/>
            <calcext:condition calcext:apply-style-name="cellule personnages" calcext:value="contains-text(&quot;NewCharacter&quot;)" calcext:base-cell-address="'Ile déserte var 2'.E37"/>
            <calcext:condition calcext:apply-style-name="cellule personnages" calcext:value="contains-text(&quot;HideOther&quot;)" calcext:base-cell-address="'Ile déserte var 2'.E37"/>
            <calcext:condition calcext:apply-style-name="cellule personnages" calcext:value="contains-text(&quot;DeleteOther&quot;)" calcext:base-cell-address="'Ile déserte var 2'.E37"/>
            <calcext:condition calcext:apply-style-name="cellule narrateur" calcext:value="contains-text(&quot;Narrator&quot;)" calcext:base-cell-address="'Ile déserte var 2'.E37"/>
            <calcext:condition calcext:apply-style-name="cellule set choice" calcext:value="contains-text(&quot;SetChoices&quot;)" calcext:base-cell-address="'Ile déserte var 2'.E37"/>
            <calcext:condition calcext:apply-style-name="cellule dialogues" calcext:value="contains-text(&quot;PlayerSpeak&quot;)" calcext:base-cell-address="'Ile déserte var 2'.E37"/>
            <calcext:condition calcext:apply-style-name="cellule dialogues" calcext:value="contains-text(&quot;OtherSpeak&quot;)" calcext:base-cell-address="'Ile déserte var 2'.E37"/>
            <calcext:condition calcext:apply-style-name="cellule argent" calcext:value="contains-text(&quot;CheckGold&quot;)" calcext:base-cell-address="'Ile déserte var 2'.E37"/>
            <calcext:condition calcext:apply-style-name="cellule argent" calcext:value="contains-text(&quot;RemoveGold&quot;)" calcext:base-cell-address="'Ile déserte var 2'.E37"/>
            <calcext:condition calcext:apply-style-name="cellule argent" calcext:value="contains-text(&quot;AddGold&quot;)" calcext:base-cell-address="'Ile déserte var 2'.E37"/>
            <calcext:condition calcext:apply-style-name="cellule argent" calcext:value="contains-text(&quot;Loot&quot;)" calcext:base-cell-address="'Ile déserte var 2'.E37"/>
            <calcext:condition calcext:apply-style-name="cellule argent" calcext:value="contains-text(&quot;Trade&quot;)" calcext:base-cell-address="'Ile déserte var 2'.E37"/>
            <calcext:condition calcext:apply-style-name="cellule combat" calcext:value="contains-text(&quot;LaunchCombat&quot;)" calcext:base-cell-address="'Ile déserte var 2'.E37"/>
            <calcext:condition calcext:apply-style-name="cellule indice" calcext:value="contains-text(&quot;CheckFormula&quot;)" calcext:base-cell-address="'Ile déserte var 2'.E37"/>
            <calcext:condition calcext:apply-style-name="cellule indice" calcext:value="contains-text(&quot;GiveDirection&quot;)" calcext:base-cell-address="'Ile déserte var 2'.E37"/>
            <calcext:condition calcext:apply-style-name="cellule temps" calcext:value="contains-text(&quot;SetWeather&quot;)" calcext:base-cell-address="'Ile déserte var 2'.E37"/>
            <calcext:condition calcext:apply-style-name="cellule temps" calcext:value="contains-text(&quot;SwitchWeather&quot;)" calcext:base-cell-address="'Ile déserte var 2'.E37"/>
            <calcext:condition calcext:apply-style-name="cellule temps" calcext:value="contains-text(&quot;NextDay&quot;)" calcext:base-cell-address="'Ile déserte var 2'.E37"/>
            <calcext:condition calcext:apply-style-name="cellule temps" calcext:value="contains-text(&quot;CheckDay&quot;)" calcext:base-cell-address="'Ile déserte var 2'.E37"/>
            <calcext:condition calcext:apply-style-name="cellule histoire" calcext:value="contains-text(&quot;Leave&quot;)" calcext:base-cell-address="'Ile déserte var 2'.E37"/>
            <calcext:condition calcext:apply-style-name="cellule choice" calcext:value="contains-text(&quot;Choice&quot;)" calcext:base-cell-address="'Ile déserte var 2'.E37"/>
            <calcext:condition calcext:apply-style-name="cellule d'erreur" calcext:value="!=&quot;&quot;" calcext:base-cell-address="'Ile déserte var 2'.E37"/>
          </calcext:conditional-format>
          <calcext:conditional-format calcext:target-range-address="'Ile Taverne'.E31:'Ile Taverne'.F37">
            <calcext:condition calcext:apply-style-name="cellule histoire" calcext:value="contains-text(&quot;GoTo&quot;)" calcext:base-cell-address="'Ile déserte var 2'.E31"/>
            <calcext:condition calcext:apply-style-name="cellule histoire" calcext:value="contains-text(&quot;Conclude&quot;)" calcext:base-cell-address="'Ile déserte var 2'.E31"/>
            <calcext:condition calcext:apply-style-name="cellule random" calcext:value="contains-text(&quot;RandomPercent&quot;)" calcext:base-cell-address="'Ile déserte var 2'.E31"/>
            <calcext:condition calcext:apply-style-name="cellule random" calcext:value="contains-text(&quot;RandomRange&quot;)" calcext:base-cell-address="'Ile déserte var 2'.E31"/>
            <calcext:condition calcext:apply-style-name="cellule personnages" calcext:value="contains-text(&quot;NewCrew&quot;)" calcext:base-cell-address="'Ile déserte var 2'.E31"/>
            <calcext:condition calcext:apply-style-name="cellule personnages" calcext:value="contains-text(&quot;NewCharacter&quot;)" calcext:base-cell-address="'Ile déserte var 2'.E31"/>
            <calcext:condition calcext:apply-style-name="cellule personnages" calcext:value="contains-text(&quot;HideOther&quot;)" calcext:base-cell-address="'Ile déserte var 2'.E31"/>
            <calcext:condition calcext:apply-style-name="cellule personnages" calcext:value="contains-text(&quot;DeleteOther&quot;)" calcext:base-cell-address="'Ile déserte var 2'.E31"/>
            <calcext:condition calcext:apply-style-name="cellule narrateur" calcext:value="contains-text(&quot;Narrator&quot;)" calcext:base-cell-address="'Ile déserte var 2'.E31"/>
            <calcext:condition calcext:apply-style-name="cellule set choice" calcext:value="contains-text(&quot;SetChoices&quot;)" calcext:base-cell-address="'Ile déserte var 2'.E31"/>
            <calcext:condition calcext:apply-style-name="cellule dialogues" calcext:value="contains-text(&quot;PlayerSpeak&quot;)" calcext:base-cell-address="'Ile déserte var 2'.E31"/>
            <calcext:condition calcext:apply-style-name="cellule dialogues" calcext:value="contains-text(&quot;OtherSpeak&quot;)" calcext:base-cell-address="'Ile déserte var 2'.E31"/>
            <calcext:condition calcext:apply-style-name="cellule argent" calcext:value="contains-text(&quot;CheckGold&quot;)" calcext:base-cell-address="'Ile déserte var 2'.E31"/>
            <calcext:condition calcext:apply-style-name="cellule argent" calcext:value="contains-text(&quot;RemoveGold&quot;)" calcext:base-cell-address="'Ile déserte var 2'.E31"/>
            <calcext:condition calcext:apply-style-name="cellule argent" calcext:value="contains-text(&quot;AddGold&quot;)" calcext:base-cell-address="'Ile déserte var 2'.E31"/>
            <calcext:condition calcext:apply-style-name="cellule argent" calcext:value="contains-text(&quot;Loot&quot;)" calcext:base-cell-address="'Ile déserte var 2'.E31"/>
            <calcext:condition calcext:apply-style-name="cellule argent" calcext:value="contains-text(&quot;Trade&quot;)" calcext:base-cell-address="'Ile déserte var 2'.E31"/>
            <calcext:condition calcext:apply-style-name="cellule combat" calcext:value="contains-text(&quot;LaunchCombat&quot;)" calcext:base-cell-address="'Ile déserte var 2'.E31"/>
            <calcext:condition calcext:apply-style-name="cellule indice" calcext:value="contains-text(&quot;CheckFormula&quot;)" calcext:base-cell-address="'Ile déserte var 2'.E31"/>
            <calcext:condition calcext:apply-style-name="cellule indice" calcext:value="contains-text(&quot;GiveDirection&quot;)" calcext:base-cell-address="'Ile déserte var 2'.E31"/>
            <calcext:condition calcext:apply-style-name="cellule temps" calcext:value="contains-text(&quot;SetWeather&quot;)" calcext:base-cell-address="'Ile déserte var 2'.E31"/>
            <calcext:condition calcext:apply-style-name="cellule temps" calcext:value="contains-text(&quot;SwitchWeather&quot;)" calcext:base-cell-address="'Ile déserte var 2'.E31"/>
            <calcext:condition calcext:apply-style-name="cellule temps" calcext:value="contains-text(&quot;NextDay&quot;)" calcext:base-cell-address="'Ile déserte var 2'.E31"/>
            <calcext:condition calcext:apply-style-name="cellule temps" calcext:value="contains-text(&quot;CheckDay&quot;)" calcext:base-cell-address="'Ile déserte var 2'.E31"/>
            <calcext:condition calcext:apply-style-name="cellule histoire" calcext:value="contains-text(&quot;Leave&quot;)" calcext:base-cell-address="'Ile déserte var 2'.E31"/>
            <calcext:condition calcext:apply-style-name="cellule choice" calcext:value="contains-text(&quot;Choice&quot;)" calcext:base-cell-address="'Ile déserte var 2'.E31"/>
            <calcext:condition calcext:apply-style-name="cellule d'erreur" calcext:value="!=&quot;&quot;" calcext:base-cell-address="'Ile déserte var 2'.E31"/>
          </calcext:conditional-format>
          <calcext:conditional-format calcext:target-range-address="'Ile Taverne'.D29:'Ile Taverne'.E29 'Ile Taverne'.D30:'Ile Taverne'.D31">
            <calcext:condition calcext:apply-style-name="cellule histoire" calcext:value="contains-text(&quot;GoTo&quot;)" calcext:base-cell-address="'Ile déserte var 2'.D29"/>
            <calcext:condition calcext:apply-style-name="cellule histoire" calcext:value="contains-text(&quot;Conclude&quot;)" calcext:base-cell-address="'Ile déserte var 2'.D29"/>
            <calcext:condition calcext:apply-style-name="cellule random" calcext:value="contains-text(&quot;RandomPercent&quot;)" calcext:base-cell-address="'Ile déserte var 2'.D29"/>
            <calcext:condition calcext:apply-style-name="cellule random" calcext:value="contains-text(&quot;RandomRange&quot;)" calcext:base-cell-address="'Ile déserte var 2'.D29"/>
            <calcext:condition calcext:apply-style-name="cellule personnages" calcext:value="contains-text(&quot;NewCrew&quot;)" calcext:base-cell-address="'Ile déserte var 2'.D29"/>
            <calcext:condition calcext:apply-style-name="cellule personnages" calcext:value="contains-text(&quot;NewCharacter&quot;)" calcext:base-cell-address="'Ile déserte var 2'.D29"/>
            <calcext:condition calcext:apply-style-name="cellule personnages" calcext:value="contains-text(&quot;HideOther&quot;)" calcext:base-cell-address="'Ile déserte var 2'.D29"/>
            <calcext:condition calcext:apply-style-name="cellule personnages" calcext:value="contains-text(&quot;DeleteOther&quot;)" calcext:base-cell-address="'Ile déserte var 2'.D29"/>
            <calcext:condition calcext:apply-style-name="cellule narrateur" calcext:value="contains-text(&quot;Narrator&quot;)" calcext:base-cell-address="'Ile déserte var 2'.D29"/>
            <calcext:condition calcext:apply-style-name="cellule set choice" calcext:value="contains-text(&quot;SetChoices&quot;)" calcext:base-cell-address="'Ile déserte var 2'.D29"/>
            <calcext:condition calcext:apply-style-name="cellule dialogues" calcext:value="contains-text(&quot;PlayerSpeak&quot;)" calcext:base-cell-address="'Ile déserte var 2'.D29"/>
            <calcext:condition calcext:apply-style-name="cellule dialogues" calcext:value="contains-text(&quot;OtherSpeak&quot;)" calcext:base-cell-address="'Ile déserte var 2'.D29"/>
            <calcext:condition calcext:apply-style-name="cellule argent" calcext:value="contains-text(&quot;CheckGold&quot;)" calcext:base-cell-address="'Ile déserte var 2'.D29"/>
            <calcext:condition calcext:apply-style-name="cellule argent" calcext:value="contains-text(&quot;RemoveGold&quot;)" calcext:base-cell-address="'Ile déserte var 2'.D29"/>
            <calcext:condition calcext:apply-style-name="cellule argent" calcext:value="contains-text(&quot;AddGold&quot;)" calcext:base-cell-address="'Ile déserte var 2'.D29"/>
            <calcext:condition calcext:apply-style-name="cellule argent" calcext:value="contains-text(&quot;Loot&quot;)" calcext:base-cell-address="'Ile déserte var 2'.D29"/>
            <calcext:condition calcext:apply-style-name="cellule argent" calcext:value="contains-text(&quot;Trade&quot;)" calcext:base-cell-address="'Ile déserte var 2'.D29"/>
            <calcext:condition calcext:apply-style-name="cellule combat" calcext:value="contains-text(&quot;LaunchCombat&quot;)" calcext:base-cell-address="'Ile déserte var 2'.D29"/>
            <calcext:condition calcext:apply-style-name="cellule indice" calcext:value="contains-text(&quot;CheckFormula&quot;)" calcext:base-cell-address="'Ile déserte var 2'.D29"/>
            <calcext:condition calcext:apply-style-name="cellule indice" calcext:value="contains-text(&quot;GiveDirection&quot;)" calcext:base-cell-address="'Ile déserte var 2'.D29"/>
            <calcext:condition calcext:apply-style-name="cellule temps" calcext:value="contains-text(&quot;SetWeather&quot;)" calcext:base-cell-address="'Ile déserte var 2'.D29"/>
            <calcext:condition calcext:apply-style-name="cellule temps" calcext:value="contains-text(&quot;SwitchWeather&quot;)" calcext:base-cell-address="'Ile déserte var 2'.D29"/>
            <calcext:condition calcext:apply-style-name="cellule temps" calcext:value="contains-text(&quot;NextDay&quot;)" calcext:base-cell-address="'Ile déserte var 2'.D29"/>
            <calcext:condition calcext:apply-style-name="cellule temps" calcext:value="contains-text(&quot;CheckDay&quot;)" calcext:base-cell-address="'Ile déserte var 2'.D29"/>
            <calcext:condition calcext:apply-style-name="cellule histoire" calcext:value="contains-text(&quot;Leave&quot;)" calcext:base-cell-address="'Ile déserte var 2'.D29"/>
            <calcext:condition calcext:apply-style-name="cellule choice" calcext:value="contains-text(&quot;Choice&quot;)" calcext:base-cell-address="'Ile déserte var 2'.D29"/>
            <calcext:condition calcext:apply-style-name="cellule d'erreur" calcext:value="!=&quot;&quot;" calcext:base-cell-address="'Ile déserte var 2'.D29"/>
          </calcext:conditional-format>
          <calcext:conditional-format calcext:target-range-address="'Ile Taverne'.D27:'Ile Taverne'.E28">
            <calcext:condition calcext:apply-style-name="cellule histoire" calcext:value="contains-text(&quot;GoTo&quot;)" calcext:base-cell-address="'Ile déserte var 2'.D27"/>
            <calcext:condition calcext:apply-style-name="cellule histoire" calcext:value="contains-text(&quot;Conclude&quot;)" calcext:base-cell-address="'Ile déserte var 2'.D27"/>
            <calcext:condition calcext:apply-style-name="cellule random" calcext:value="contains-text(&quot;RandomPercent&quot;)" calcext:base-cell-address="'Ile déserte var 2'.D27"/>
            <calcext:condition calcext:apply-style-name="cellule random" calcext:value="contains-text(&quot;RandomRange&quot;)" calcext:base-cell-address="'Ile déserte var 2'.D27"/>
            <calcext:condition calcext:apply-style-name="cellule personnages" calcext:value="contains-text(&quot;NewCrew&quot;)" calcext:base-cell-address="'Ile déserte var 2'.D27"/>
            <calcext:condition calcext:apply-style-name="cellule personnages" calcext:value="contains-text(&quot;NewCharacter&quot;)" calcext:base-cell-address="'Ile déserte var 2'.D27"/>
            <calcext:condition calcext:apply-style-name="cellule personnages" calcext:value="contains-text(&quot;HideOther&quot;)" calcext:base-cell-address="'Ile déserte var 2'.D27"/>
            <calcext:condition calcext:apply-style-name="cellule personnages" calcext:value="contains-text(&quot;DeleteOther&quot;)" calcext:base-cell-address="'Ile déserte var 2'.D27"/>
            <calcext:condition calcext:apply-style-name="cellule narrateur" calcext:value="contains-text(&quot;Narrator&quot;)" calcext:base-cell-address="'Ile déserte var 2'.D27"/>
            <calcext:condition calcext:apply-style-name="cellule set choice" calcext:value="contains-text(&quot;SetChoices&quot;)" calcext:base-cell-address="'Ile déserte var 2'.D27"/>
            <calcext:condition calcext:apply-style-name="cellule dialogues" calcext:value="contains-text(&quot;PlayerSpeak&quot;)" calcext:base-cell-address="'Ile déserte var 2'.D27"/>
            <calcext:condition calcext:apply-style-name="cellule dialogues" calcext:value="contains-text(&quot;OtherSpeak&quot;)" calcext:base-cell-address="'Ile déserte var 2'.D27"/>
            <calcext:condition calcext:apply-style-name="cellule argent" calcext:value="contains-text(&quot;CheckGold&quot;)" calcext:base-cell-address="'Ile déserte var 2'.D27"/>
            <calcext:condition calcext:apply-style-name="cellule argent" calcext:value="contains-text(&quot;RemoveGold&quot;)" calcext:base-cell-address="'Ile déserte var 2'.D27"/>
            <calcext:condition calcext:apply-style-name="cellule argent" calcext:value="contains-text(&quot;AddGold&quot;)" calcext:base-cell-address="'Ile déserte var 2'.D27"/>
            <calcext:condition calcext:apply-style-name="cellule argent" calcext:value="contains-text(&quot;Loot&quot;)" calcext:base-cell-address="'Ile déserte var 2'.D27"/>
            <calcext:condition calcext:apply-style-name="cellule argent" calcext:value="contains-text(&quot;Trade&quot;)" calcext:base-cell-address="'Ile déserte var 2'.D27"/>
            <calcext:condition calcext:apply-style-name="cellule combat" calcext:value="contains-text(&quot;LaunchCombat&quot;)" calcext:base-cell-address="'Ile déserte var 2'.D27"/>
            <calcext:condition calcext:apply-style-name="cellule indice" calcext:value="contains-text(&quot;CheckFormula&quot;)" calcext:base-cell-address="'Ile déserte var 2'.D27"/>
            <calcext:condition calcext:apply-style-name="cellule indice" calcext:value="contains-text(&quot;GiveDirection&quot;)" calcext:base-cell-address="'Ile déserte var 2'.D27"/>
            <calcext:condition calcext:apply-style-name="cellule temps" calcext:value="contains-text(&quot;SetWeather&quot;)" calcext:base-cell-address="'Ile déserte var 2'.D27"/>
            <calcext:condition calcext:apply-style-name="cellule temps" calcext:value="contains-text(&quot;SwitchWeather&quot;)" calcext:base-cell-address="'Ile déserte var 2'.D27"/>
            <calcext:condition calcext:apply-style-name="cellule temps" calcext:value="contains-text(&quot;NextDay&quot;)" calcext:base-cell-address="'Ile déserte var 2'.D27"/>
            <calcext:condition calcext:apply-style-name="cellule temps" calcext:value="contains-text(&quot;CheckDay&quot;)" calcext:base-cell-address="'Ile déserte var 2'.D27"/>
            <calcext:condition calcext:apply-style-name="cellule histoire" calcext:value="contains-text(&quot;Leave&quot;)" calcext:base-cell-address="'Ile déserte var 2'.D27"/>
            <calcext:condition calcext:apply-style-name="cellule choice" calcext:value="contains-text(&quot;Choice&quot;)" calcext:base-cell-address="'Ile déserte var 2'.D27"/>
            <calcext:condition calcext:apply-style-name="cellule d'erreur" calcext:value="!=&quot;&quot;" calcext:base-cell-address="'Ile déserte var 2'.D27"/>
          </calcext:conditional-format>
          <calcext:conditional-format calcext:target-range-address="'Ile Taverne'.D27:'Ile Taverne'.E29 'Ile Taverne'.D30:'Ile Taverne'.D31">
            <calcext:condition calcext:apply-style-name="cellule histoire" calcext:value="contains-text(&quot;GoTo&quot;)" calcext:base-cell-address="'Ile déserte var 2'.D27"/>
            <calcext:condition calcext:apply-style-name="cellule histoire" calcext:value="contains-text(&quot;Conclude&quot;)" calcext:base-cell-address="'Ile déserte var 2'.D27"/>
            <calcext:condition calcext:apply-style-name="cellule random" calcext:value="contains-text(&quot;RandomPercent&quot;)" calcext:base-cell-address="'Ile déserte var 2'.D27"/>
            <calcext:condition calcext:apply-style-name="cellule random" calcext:value="contains-text(&quot;RandomRange&quot;)" calcext:base-cell-address="'Ile déserte var 2'.D27"/>
            <calcext:condition calcext:apply-style-name="cellule personnages" calcext:value="contains-text(&quot;NewCrew&quot;)" calcext:base-cell-address="'Ile déserte var 2'.D27"/>
            <calcext:condition calcext:apply-style-name="cellule personnages" calcext:value="contains-text(&quot;NewCharacter&quot;)" calcext:base-cell-address="'Ile déserte var 2'.D27"/>
            <calcext:condition calcext:apply-style-name="cellule personnages" calcext:value="contains-text(&quot;HideOther&quot;)" calcext:base-cell-address="'Ile déserte var 2'.D27"/>
            <calcext:condition calcext:apply-style-name="cellule personnages" calcext:value="contains-text(&quot;DeleteOther&quot;)" calcext:base-cell-address="'Ile déserte var 2'.D27"/>
            <calcext:condition calcext:apply-style-name="cellule narrateur" calcext:value="contains-text(&quot;Narrator&quot;)" calcext:base-cell-address="'Ile déserte var 2'.D27"/>
            <calcext:condition calcext:apply-style-name="cellule set choice" calcext:value="contains-text(&quot;SetChoices&quot;)" calcext:base-cell-address="'Ile déserte var 2'.D27"/>
            <calcext:condition calcext:apply-style-name="cellule dialogues" calcext:value="contains-text(&quot;PlayerSpeak&quot;)" calcext:base-cell-address="'Ile déserte var 2'.D27"/>
            <calcext:condition calcext:apply-style-name="cellule dialogues" calcext:value="contains-text(&quot;OtherSpeak&quot;)" calcext:base-cell-address="'Ile déserte var 2'.D27"/>
            <calcext:condition calcext:apply-style-name="cellule argent" calcext:value="contains-text(&quot;CheckGold&quot;)" calcext:base-cell-address="'Ile déserte var 2'.D27"/>
            <calcext:condition calcext:apply-style-name="cellule argent" calcext:value="contains-text(&quot;RemoveGold&quot;)" calcext:base-cell-address="'Ile déserte var 2'.D27"/>
            <calcext:condition calcext:apply-style-name="cellule argent" calcext:value="contains-text(&quot;AddGold&quot;)" calcext:base-cell-address="'Ile déserte var 2'.D27"/>
            <calcext:condition calcext:apply-style-name="cellule argent" calcext:value="contains-text(&quot;Loot&quot;)" calcext:base-cell-address="'Ile déserte var 2'.D27"/>
            <calcext:condition calcext:apply-style-name="cellule argent" calcext:value="contains-text(&quot;Trade&quot;)" calcext:base-cell-address="'Ile déserte var 2'.D27"/>
            <calcext:condition calcext:apply-style-name="cellule combat" calcext:value="contains-text(&quot;LaunchCombat&quot;)" calcext:base-cell-address="'Ile déserte var 2'.D27"/>
            <calcext:condition calcext:apply-style-name="cellule indice" calcext:value="contains-text(&quot;CheckFormula&quot;)" calcext:base-cell-address="'Ile déserte var 2'.D27"/>
            <calcext:condition calcext:apply-style-name="cellule indice" calcext:value="contains-text(&quot;GiveDirection&quot;)" calcext:base-cell-address="'Ile déserte var 2'.D27"/>
            <calcext:condition calcext:apply-style-name="cellule temps" calcext:value="contains-text(&quot;SetWeather&quot;)" calcext:base-cell-address="'Ile déserte var 2'.D27"/>
            <calcext:condition calcext:apply-style-name="cellule temps" calcext:value="contains-text(&quot;SwitchWeather&quot;)" calcext:base-cell-address="'Ile déserte var 2'.D27"/>
            <calcext:condition calcext:apply-style-name="cellule temps" calcext:value="contains-text(&quot;NextDay&quot;)" calcext:base-cell-address="'Ile déserte var 2'.D27"/>
            <calcext:condition calcext:apply-style-name="cellule temps" calcext:value="contains-text(&quot;CheckDay&quot;)" calcext:base-cell-address="'Ile déserte var 2'.D27"/>
            <calcext:condition calcext:apply-style-name="cellule histoire" calcext:value="contains-text(&quot;Leave&quot;)" calcext:base-cell-address="'Ile déserte var 2'.D27"/>
            <calcext:condition calcext:apply-style-name="cellule choice" calcext:value="contains-text(&quot;Choice&quot;)" calcext:base-cell-address="'Ile déserte var 2'.D27"/>
            <calcext:condition calcext:apply-style-name="cellule d'erreur" calcext:value="!=&quot;&quot;" calcext:base-cell-address="'Ile déserte var 2'.D27"/>
          </calcext:conditional-format>
          <calcext:conditional-format calcext:target-range-address="'Ile Taverne'.F30:'Ile Taverne'.F30">
            <calcext:condition calcext:apply-style-name="cellule histoire" calcext:value="contains-text(&quot;GoTo&quot;)" calcext:base-cell-address="'Ile déserte var 2'.F30"/>
            <calcext:condition calcext:apply-style-name="cellule histoire" calcext:value="contains-text(&quot;Conclude&quot;)" calcext:base-cell-address="'Ile déserte var 2'.F30"/>
            <calcext:condition calcext:apply-style-name="cellule random" calcext:value="contains-text(&quot;RandomPercent&quot;)" calcext:base-cell-address="'Ile déserte var 2'.F30"/>
            <calcext:condition calcext:apply-style-name="cellule random" calcext:value="contains-text(&quot;RandomRange&quot;)" calcext:base-cell-address="'Ile déserte var 2'.F30"/>
            <calcext:condition calcext:apply-style-name="cellule personnages" calcext:value="contains-text(&quot;NewCrew&quot;)" calcext:base-cell-address="'Ile déserte var 2'.F30"/>
            <calcext:condition calcext:apply-style-name="cellule personnages" calcext:value="contains-text(&quot;NewCharacter&quot;)" calcext:base-cell-address="'Ile déserte var 2'.F30"/>
            <calcext:condition calcext:apply-style-name="cellule personnages" calcext:value="contains-text(&quot;HideOther&quot;)" calcext:base-cell-address="'Ile déserte var 2'.F30"/>
            <calcext:condition calcext:apply-style-name="cellule personnages" calcext:value="contains-text(&quot;DeleteOther&quot;)" calcext:base-cell-address="'Ile déserte var 2'.F30"/>
            <calcext:condition calcext:apply-style-name="cellule narrateur" calcext:value="contains-text(&quot;Narrator&quot;)" calcext:base-cell-address="'Ile déserte var 2'.F30"/>
            <calcext:condition calcext:apply-style-name="cellule set choice" calcext:value="contains-text(&quot;SetChoices&quot;)" calcext:base-cell-address="'Ile déserte var 2'.F30"/>
            <calcext:condition calcext:apply-style-name="cellule dialogues" calcext:value="contains-text(&quot;PlayerSpeak&quot;)" calcext:base-cell-address="'Ile déserte var 2'.F30"/>
            <calcext:condition calcext:apply-style-name="cellule dialogues" calcext:value="contains-text(&quot;OtherSpeak&quot;)" calcext:base-cell-address="'Ile déserte var 2'.F30"/>
            <calcext:condition calcext:apply-style-name="cellule argent" calcext:value="contains-text(&quot;CheckGold&quot;)" calcext:base-cell-address="'Ile déserte var 2'.F30"/>
            <calcext:condition calcext:apply-style-name="cellule argent" calcext:value="contains-text(&quot;RemoveGold&quot;)" calcext:base-cell-address="'Ile déserte var 2'.F30"/>
            <calcext:condition calcext:apply-style-name="cellule argent" calcext:value="contains-text(&quot;AddGold&quot;)" calcext:base-cell-address="'Ile déserte var 2'.F30"/>
            <calcext:condition calcext:apply-style-name="cellule argent" calcext:value="contains-text(&quot;Loot&quot;)" calcext:base-cell-address="'Ile déserte var 2'.F30"/>
            <calcext:condition calcext:apply-style-name="cellule argent" calcext:value="contains-text(&quot;Trade&quot;)" calcext:base-cell-address="'Ile déserte var 2'.F30"/>
            <calcext:condition calcext:apply-style-name="cellule combat" calcext:value="contains-text(&quot;LaunchCombat&quot;)" calcext:base-cell-address="'Ile déserte var 2'.F30"/>
            <calcext:condition calcext:apply-style-name="cellule indice" calcext:value="contains-text(&quot;CheckFormula&quot;)" calcext:base-cell-address="'Ile déserte var 2'.F30"/>
            <calcext:condition calcext:apply-style-name="cellule indice" calcext:value="contains-text(&quot;GiveDirection&quot;)" calcext:base-cell-address="'Ile déserte var 2'.F30"/>
            <calcext:condition calcext:apply-style-name="cellule temps" calcext:value="contains-text(&quot;SetWeather&quot;)" calcext:base-cell-address="'Ile déserte var 2'.F30"/>
            <calcext:condition calcext:apply-style-name="cellule temps" calcext:value="contains-text(&quot;SwitchWeather&quot;)" calcext:base-cell-address="'Ile déserte var 2'.F30"/>
            <calcext:condition calcext:apply-style-name="cellule temps" calcext:value="contains-text(&quot;NextDay&quot;)" calcext:base-cell-address="'Ile déserte var 2'.F30"/>
            <calcext:condition calcext:apply-style-name="cellule temps" calcext:value="contains-text(&quot;CheckDay&quot;)" calcext:base-cell-address="'Ile déserte var 2'.F30"/>
            <calcext:condition calcext:apply-style-name="cellule histoire" calcext:value="contains-text(&quot;Leave&quot;)" calcext:base-cell-address="'Ile déserte var 2'.F30"/>
            <calcext:condition calcext:apply-style-name="cellule choice" calcext:value="contains-text(&quot;Choice&quot;)" calcext:base-cell-address="'Ile déserte var 2'.F30"/>
            <calcext:condition calcext:apply-style-name="cellule d'erreur" calcext:value="!=&quot;&quot;" calcext:base-cell-address="'Ile déserte var 2'.F30"/>
          </calcext:conditional-format>
          <calcext:conditional-format calcext:target-range-address="'Ile Taverne'.F30:'Ile Taverne'.F30">
            <calcext:condition calcext:apply-style-name="cellule histoire" calcext:value="contains-text(&quot;GoTo&quot;)" calcext:base-cell-address="'Ile déserte var 2'.F30"/>
            <calcext:condition calcext:apply-style-name="cellule histoire" calcext:value="contains-text(&quot;Conclude&quot;)" calcext:base-cell-address="'Ile déserte var 2'.F30"/>
            <calcext:condition calcext:apply-style-name="cellule random" calcext:value="contains-text(&quot;RandomPercent&quot;)" calcext:base-cell-address="'Ile déserte var 2'.F30"/>
            <calcext:condition calcext:apply-style-name="cellule random" calcext:value="contains-text(&quot;RandomRange&quot;)" calcext:base-cell-address="'Ile déserte var 2'.F30"/>
            <calcext:condition calcext:apply-style-name="cellule personnages" calcext:value="contains-text(&quot;NewCrew&quot;)" calcext:base-cell-address="'Ile déserte var 2'.F30"/>
            <calcext:condition calcext:apply-style-name="cellule personnages" calcext:value="contains-text(&quot;NewCharacter&quot;)" calcext:base-cell-address="'Ile déserte var 2'.F30"/>
            <calcext:condition calcext:apply-style-name="cellule personnages" calcext:value="contains-text(&quot;HideOther&quot;)" calcext:base-cell-address="'Ile déserte var 2'.F30"/>
            <calcext:condition calcext:apply-style-name="cellule personnages" calcext:value="contains-text(&quot;DeleteOther&quot;)" calcext:base-cell-address="'Ile déserte var 2'.F30"/>
            <calcext:condition calcext:apply-style-name="cellule narrateur" calcext:value="contains-text(&quot;Narrator&quot;)" calcext:base-cell-address="'Ile déserte var 2'.F30"/>
            <calcext:condition calcext:apply-style-name="cellule set choice" calcext:value="contains-text(&quot;SetChoices&quot;)" calcext:base-cell-address="'Ile déserte var 2'.F30"/>
            <calcext:condition calcext:apply-style-name="cellule dialogues" calcext:value="contains-text(&quot;PlayerSpeak&quot;)" calcext:base-cell-address="'Ile déserte var 2'.F30"/>
            <calcext:condition calcext:apply-style-name="cellule dialogues" calcext:value="contains-text(&quot;OtherSpeak&quot;)" calcext:base-cell-address="'Ile déserte var 2'.F30"/>
            <calcext:condition calcext:apply-style-name="cellule argent" calcext:value="contains-text(&quot;CheckGold&quot;)" calcext:base-cell-address="'Ile déserte var 2'.F30"/>
            <calcext:condition calcext:apply-style-name="cellule argent" calcext:value="contains-text(&quot;RemoveGold&quot;)" calcext:base-cell-address="'Ile déserte var 2'.F30"/>
            <calcext:condition calcext:apply-style-name="cellule argent" calcext:value="contains-text(&quot;AddGold&quot;)" calcext:base-cell-address="'Ile déserte var 2'.F30"/>
            <calcext:condition calcext:apply-style-name="cellule argent" calcext:value="contains-text(&quot;Loot&quot;)" calcext:base-cell-address="'Ile déserte var 2'.F30"/>
            <calcext:condition calcext:apply-style-name="cellule argent" calcext:value="contains-text(&quot;Trade&quot;)" calcext:base-cell-address="'Ile déserte var 2'.F30"/>
            <calcext:condition calcext:apply-style-name="cellule combat" calcext:value="contains-text(&quot;LaunchCombat&quot;)" calcext:base-cell-address="'Ile déserte var 2'.F30"/>
            <calcext:condition calcext:apply-style-name="cellule indice" calcext:value="contains-text(&quot;CheckFormula&quot;)" calcext:base-cell-address="'Ile déserte var 2'.F30"/>
            <calcext:condition calcext:apply-style-name="cellule indice" calcext:value="contains-text(&quot;GiveDirection&quot;)" calcext:base-cell-address="'Ile déserte var 2'.F30"/>
            <calcext:condition calcext:apply-style-name="cellule temps" calcext:value="contains-text(&quot;SetWeather&quot;)" calcext:base-cell-address="'Ile déserte var 2'.F30"/>
            <calcext:condition calcext:apply-style-name="cellule temps" calcext:value="contains-text(&quot;SwitchWeather&quot;)" calcext:base-cell-address="'Ile déserte var 2'.F30"/>
            <calcext:condition calcext:apply-style-name="cellule temps" calcext:value="contains-text(&quot;NextDay&quot;)" calcext:base-cell-address="'Ile déserte var 2'.F30"/>
            <calcext:condition calcext:apply-style-name="cellule temps" calcext:value="contains-text(&quot;CheckDay&quot;)" calcext:base-cell-address="'Ile déserte var 2'.F30"/>
            <calcext:condition calcext:apply-style-name="cellule histoire" calcext:value="contains-text(&quot;Leave&quot;)" calcext:base-cell-address="'Ile déserte var 2'.F30"/>
            <calcext:condition calcext:apply-style-name="cellule choice" calcext:value="contains-text(&quot;Choice&quot;)" calcext:base-cell-address="'Ile déserte var 2'.F30"/>
            <calcext:condition calcext:apply-style-name="cellule d'erreur" calcext:value="!=&quot;&quot;" calcext:base-cell-address="'Ile déserte var 2'.F30"/>
          </calcext:conditional-format>
          <calcext:conditional-format calcext:target-range-address="'Ile Taverne'.E30:'Ile Taverne'.E30">
            <calcext:condition calcext:apply-style-name="cellule histoire" calcext:value="contains-text(&quot;GoTo&quot;)" calcext:base-cell-address="'Ile déserte var 2'.E30"/>
            <calcext:condition calcext:apply-style-name="cellule histoire" calcext:value="contains-text(&quot;Conclude&quot;)" calcext:base-cell-address="'Ile déserte var 2'.E30"/>
            <calcext:condition calcext:apply-style-name="cellule random" calcext:value="contains-text(&quot;RandomPercent&quot;)" calcext:base-cell-address="'Ile déserte var 2'.E30"/>
            <calcext:condition calcext:apply-style-name="cellule random" calcext:value="contains-text(&quot;RandomRange&quot;)" calcext:base-cell-address="'Ile déserte var 2'.E30"/>
            <calcext:condition calcext:apply-style-name="cellule personnages" calcext:value="contains-text(&quot;NewCrew&quot;)" calcext:base-cell-address="'Ile déserte var 2'.E30"/>
            <calcext:condition calcext:apply-style-name="cellule personnages" calcext:value="contains-text(&quot;NewCharacter&quot;)" calcext:base-cell-address="'Ile déserte var 2'.E30"/>
            <calcext:condition calcext:apply-style-name="cellule personnages" calcext:value="contains-text(&quot;HideOther&quot;)" calcext:base-cell-address="'Ile déserte var 2'.E30"/>
            <calcext:condition calcext:apply-style-name="cellule personnages" calcext:value="contains-text(&quot;DeleteOther&quot;)" calcext:base-cell-address="'Ile déserte var 2'.E30"/>
            <calcext:condition calcext:apply-style-name="cellule narrateur" calcext:value="contains-text(&quot;Narrator&quot;)" calcext:base-cell-address="'Ile déserte var 2'.E30"/>
            <calcext:condition calcext:apply-style-name="cellule set choice" calcext:value="contains-text(&quot;SetChoices&quot;)" calcext:base-cell-address="'Ile déserte var 2'.E30"/>
            <calcext:condition calcext:apply-style-name="cellule dialogues" calcext:value="contains-text(&quot;PlayerSpeak&quot;)" calcext:base-cell-address="'Ile déserte var 2'.E30"/>
            <calcext:condition calcext:apply-style-name="cellule dialogues" calcext:value="contains-text(&quot;OtherSpeak&quot;)" calcext:base-cell-address="'Ile déserte var 2'.E30"/>
            <calcext:condition calcext:apply-style-name="cellule argent" calcext:value="contains-text(&quot;CheckGold&quot;)" calcext:base-cell-address="'Ile déserte var 2'.E30"/>
            <calcext:condition calcext:apply-style-name="cellule argent" calcext:value="contains-text(&quot;RemoveGold&quot;)" calcext:base-cell-address="'Ile déserte var 2'.E30"/>
            <calcext:condition calcext:apply-style-name="cellule argent" calcext:value="contains-text(&quot;AddGold&quot;)" calcext:base-cell-address="'Ile déserte var 2'.E30"/>
            <calcext:condition calcext:apply-style-name="cellule argent" calcext:value="contains-text(&quot;Loot&quot;)" calcext:base-cell-address="'Ile déserte var 2'.E30"/>
            <calcext:condition calcext:apply-style-name="cellule argent" calcext:value="contains-text(&quot;Trade&quot;)" calcext:base-cell-address="'Ile déserte var 2'.E30"/>
            <calcext:condition calcext:apply-style-name="cellule combat" calcext:value="contains-text(&quot;LaunchCombat&quot;)" calcext:base-cell-address="'Ile déserte var 2'.E30"/>
            <calcext:condition calcext:apply-style-name="cellule indice" calcext:value="contains-text(&quot;CheckFormula&quot;)" calcext:base-cell-address="'Ile déserte var 2'.E30"/>
            <calcext:condition calcext:apply-style-name="cellule indice" calcext:value="contains-text(&quot;GiveDirection&quot;)" calcext:base-cell-address="'Ile déserte var 2'.E30"/>
            <calcext:condition calcext:apply-style-name="cellule temps" calcext:value="contains-text(&quot;SetWeather&quot;)" calcext:base-cell-address="'Ile déserte var 2'.E30"/>
            <calcext:condition calcext:apply-style-name="cellule temps" calcext:value="contains-text(&quot;SwitchWeather&quot;)" calcext:base-cell-address="'Ile déserte var 2'.E30"/>
            <calcext:condition calcext:apply-style-name="cellule temps" calcext:value="contains-text(&quot;NextDay&quot;)" calcext:base-cell-address="'Ile déserte var 2'.E30"/>
            <calcext:condition calcext:apply-style-name="cellule temps" calcext:value="contains-text(&quot;CheckDay&quot;)" calcext:base-cell-address="'Ile déserte var 2'.E30"/>
            <calcext:condition calcext:apply-style-name="cellule histoire" calcext:value="contains-text(&quot;Leave&quot;)" calcext:base-cell-address="'Ile déserte var 2'.E30"/>
            <calcext:condition calcext:apply-style-name="cellule choice" calcext:value="contains-text(&quot;Choice&quot;)" calcext:base-cell-address="'Ile déserte var 2'.E30"/>
            <calcext:condition calcext:apply-style-name="cellule d'erreur" calcext:value="!=&quot;&quot;" calcext:base-cell-address="'Ile déserte var 2'.E30"/>
          </calcext:conditional-format>
          <calcext:conditional-format calcext:target-range-address="'Ile Taverne'.E30:'Ile Taverne'.E30">
            <calcext:condition calcext:apply-style-name="cellule histoire" calcext:value="contains-text(&quot;GoTo&quot;)" calcext:base-cell-address="'Ile déserte var 2'.E30"/>
            <calcext:condition calcext:apply-style-name="cellule histoire" calcext:value="contains-text(&quot;Conclude&quot;)" calcext:base-cell-address="'Ile déserte var 2'.E30"/>
            <calcext:condition calcext:apply-style-name="cellule random" calcext:value="contains-text(&quot;RandomPercent&quot;)" calcext:base-cell-address="'Ile déserte var 2'.E30"/>
            <calcext:condition calcext:apply-style-name="cellule random" calcext:value="contains-text(&quot;RandomRange&quot;)" calcext:base-cell-address="'Ile déserte var 2'.E30"/>
            <calcext:condition calcext:apply-style-name="cellule personnages" calcext:value="contains-text(&quot;NewCrew&quot;)" calcext:base-cell-address="'Ile déserte var 2'.E30"/>
            <calcext:condition calcext:apply-style-name="cellule personnages" calcext:value="contains-text(&quot;NewCharacter&quot;)" calcext:base-cell-address="'Ile déserte var 2'.E30"/>
            <calcext:condition calcext:apply-style-name="cellule personnages" calcext:value="contains-text(&quot;HideOther&quot;)" calcext:base-cell-address="'Ile déserte var 2'.E30"/>
            <calcext:condition calcext:apply-style-name="cellule personnages" calcext:value="contains-text(&quot;DeleteOther&quot;)" calcext:base-cell-address="'Ile déserte var 2'.E30"/>
            <calcext:condition calcext:apply-style-name="cellule narrateur" calcext:value="contains-text(&quot;Narrator&quot;)" calcext:base-cell-address="'Ile déserte var 2'.E30"/>
            <calcext:condition calcext:apply-style-name="cellule set choice" calcext:value="contains-text(&quot;SetChoices&quot;)" calcext:base-cell-address="'Ile déserte var 2'.E30"/>
            <calcext:condition calcext:apply-style-name="cellule dialogues" calcext:value="contains-text(&quot;PlayerSpeak&quot;)" calcext:base-cell-address="'Ile déserte var 2'.E30"/>
            <calcext:condition calcext:apply-style-name="cellule dialogues" calcext:value="contains-text(&quot;OtherSpeak&quot;)" calcext:base-cell-address="'Ile déserte var 2'.E30"/>
            <calcext:condition calcext:apply-style-name="cellule argent" calcext:value="contains-text(&quot;CheckGold&quot;)" calcext:base-cell-address="'Ile déserte var 2'.E30"/>
            <calcext:condition calcext:apply-style-name="cellule argent" calcext:value="contains-text(&quot;RemoveGold&quot;)" calcext:base-cell-address="'Ile déserte var 2'.E30"/>
            <calcext:condition calcext:apply-style-name="cellule argent" calcext:value="contains-text(&quot;AddGold&quot;)" calcext:base-cell-address="'Ile déserte var 2'.E30"/>
            <calcext:condition calcext:apply-style-name="cellule argent" calcext:value="contains-text(&quot;Loot&quot;)" calcext:base-cell-address="'Ile déserte var 2'.E30"/>
            <calcext:condition calcext:apply-style-name="cellule argent" calcext:value="contains-text(&quot;Trade&quot;)" calcext:base-cell-address="'Ile déserte var 2'.E30"/>
            <calcext:condition calcext:apply-style-name="cellule combat" calcext:value="contains-text(&quot;LaunchCombat&quot;)" calcext:base-cell-address="'Ile déserte var 2'.E30"/>
            <calcext:condition calcext:apply-style-name="cellule indice" calcext:value="contains-text(&quot;CheckFormula&quot;)" calcext:base-cell-address="'Ile déserte var 2'.E30"/>
            <calcext:condition calcext:apply-style-name="cellule indice" calcext:value="contains-text(&quot;GiveDirection&quot;)" calcext:base-cell-address="'Ile déserte var 2'.E30"/>
            <calcext:condition calcext:apply-style-name="cellule temps" calcext:value="contains-text(&quot;SetWeather&quot;)" calcext:base-cell-address="'Ile déserte var 2'.E30"/>
            <calcext:condition calcext:apply-style-name="cellule temps" calcext:value="contains-text(&quot;SwitchWeather&quot;)" calcext:base-cell-address="'Ile déserte var 2'.E30"/>
            <calcext:condition calcext:apply-style-name="cellule temps" calcext:value="contains-text(&quot;NextDay&quot;)" calcext:base-cell-address="'Ile déserte var 2'.E30"/>
            <calcext:condition calcext:apply-style-name="cellule temps" calcext:value="contains-text(&quot;CheckDay&quot;)" calcext:base-cell-address="'Ile déserte var 2'.E30"/>
            <calcext:condition calcext:apply-style-name="cellule histoire" calcext:value="contains-text(&quot;Leave&quot;)" calcext:base-cell-address="'Ile déserte var 2'.E30"/>
            <calcext:condition calcext:apply-style-name="cellule choice" calcext:value="contains-text(&quot;Choice&quot;)" calcext:base-cell-address="'Ile déserte var 2'.E30"/>
            <calcext:condition calcext:apply-style-name="cellule d'erreur" calcext:value="!=&quot;&quot;" calcext:base-cell-address="'Ile déserte var 2'.E30"/>
          </calcext:conditional-format>
          <calcext:conditional-format calcext:target-range-address="'Ile Taverne'.F31:'Ile Taverne'.F31">
            <calcext:condition calcext:apply-style-name="cellule histoire" calcext:value="contains-text(&quot;GoTo&quot;)" calcext:base-cell-address="'Ile déserte var 2'.F31"/>
            <calcext:condition calcext:apply-style-name="cellule histoire" calcext:value="contains-text(&quot;Conclude&quot;)" calcext:base-cell-address="'Ile déserte var 2'.F31"/>
            <calcext:condition calcext:apply-style-name="cellule random" calcext:value="contains-text(&quot;RandomPercent&quot;)" calcext:base-cell-address="'Ile déserte var 2'.F31"/>
            <calcext:condition calcext:apply-style-name="cellule random" calcext:value="contains-text(&quot;RandomRange&quot;)" calcext:base-cell-address="'Ile déserte var 2'.F31"/>
            <calcext:condition calcext:apply-style-name="cellule personnages" calcext:value="contains-text(&quot;NewCrew&quot;)" calcext:base-cell-address="'Ile déserte var 2'.F31"/>
            <calcext:condition calcext:apply-style-name="cellule personnages" calcext:value="contains-text(&quot;NewCharacter&quot;)" calcext:base-cell-address="'Ile déserte var 2'.F31"/>
            <calcext:condition calcext:apply-style-name="cellule personnages" calcext:value="contains-text(&quot;HideOther&quot;)" calcext:base-cell-address="'Ile déserte var 2'.F31"/>
            <calcext:condition calcext:apply-style-name="cellule personnages" calcext:value="contains-text(&quot;DeleteOther&quot;)" calcext:base-cell-address="'Ile déserte var 2'.F31"/>
            <calcext:condition calcext:apply-style-name="cellule narrateur" calcext:value="contains-text(&quot;Narrator&quot;)" calcext:base-cell-address="'Ile déserte var 2'.F31"/>
            <calcext:condition calcext:apply-style-name="cellule set choice" calcext:value="contains-text(&quot;SetChoices&quot;)" calcext:base-cell-address="'Ile déserte var 2'.F31"/>
            <calcext:condition calcext:apply-style-name="cellule dialogues" calcext:value="contains-text(&quot;PlayerSpeak&quot;)" calcext:base-cell-address="'Ile déserte var 2'.F31"/>
            <calcext:condition calcext:apply-style-name="cellule dialogues" calcext:value="contains-text(&quot;OtherSpeak&quot;)" calcext:base-cell-address="'Ile déserte var 2'.F31"/>
            <calcext:condition calcext:apply-style-name="cellule argent" calcext:value="contains-text(&quot;CheckGold&quot;)" calcext:base-cell-address="'Ile déserte var 2'.F31"/>
            <calcext:condition calcext:apply-style-name="cellule argent" calcext:value="contains-text(&quot;RemoveGold&quot;)" calcext:base-cell-address="'Ile déserte var 2'.F31"/>
            <calcext:condition calcext:apply-style-name="cellule argent" calcext:value="contains-text(&quot;AddGold&quot;)" calcext:base-cell-address="'Ile déserte var 2'.F31"/>
            <calcext:condition calcext:apply-style-name="cellule argent" calcext:value="contains-text(&quot;Loot&quot;)" calcext:base-cell-address="'Ile déserte var 2'.F31"/>
            <calcext:condition calcext:apply-style-name="cellule argent" calcext:value="contains-text(&quot;Trade&quot;)" calcext:base-cell-address="'Ile déserte var 2'.F31"/>
            <calcext:condition calcext:apply-style-name="cellule combat" calcext:value="contains-text(&quot;LaunchCombat&quot;)" calcext:base-cell-address="'Ile déserte var 2'.F31"/>
            <calcext:condition calcext:apply-style-name="cellule indice" calcext:value="contains-text(&quot;CheckFormula&quot;)" calcext:base-cell-address="'Ile déserte var 2'.F31"/>
            <calcext:condition calcext:apply-style-name="cellule indice" calcext:value="contains-text(&quot;GiveDirection&quot;)" calcext:base-cell-address="'Ile déserte var 2'.F31"/>
            <calcext:condition calcext:apply-style-name="cellule temps" calcext:value="contains-text(&quot;SetWeather&quot;)" calcext:base-cell-address="'Ile déserte var 2'.F31"/>
            <calcext:condition calcext:apply-style-name="cellule temps" calcext:value="contains-text(&quot;SwitchWeather&quot;)" calcext:base-cell-address="'Ile déserte var 2'.F31"/>
            <calcext:condition calcext:apply-style-name="cellule temps" calcext:value="contains-text(&quot;NextDay&quot;)" calcext:base-cell-address="'Ile déserte var 2'.F31"/>
            <calcext:condition calcext:apply-style-name="cellule temps" calcext:value="contains-text(&quot;CheckDay&quot;)" calcext:base-cell-address="'Ile déserte var 2'.F31"/>
            <calcext:condition calcext:apply-style-name="cellule histoire" calcext:value="contains-text(&quot;Leave&quot;)" calcext:base-cell-address="'Ile déserte var 2'.F31"/>
            <calcext:condition calcext:apply-style-name="cellule choice" calcext:value="contains-text(&quot;Choice&quot;)" calcext:base-cell-address="'Ile déserte var 2'.F31"/>
            <calcext:condition calcext:apply-style-name="cellule d'erreur" calcext:value="!=&quot;&quot;" calcext:base-cell-address="'Ile déserte var 2'.F31"/>
          </calcext:conditional-format>
          <calcext:conditional-format calcext:target-range-address="'Ile Taverne'.F31:'Ile Taverne'.F31">
            <calcext:condition calcext:apply-style-name="cellule histoire" calcext:value="contains-text(&quot;GoTo&quot;)" calcext:base-cell-address="'Ile déserte var 2'.F31"/>
            <calcext:condition calcext:apply-style-name="cellule histoire" calcext:value="contains-text(&quot;Conclude&quot;)" calcext:base-cell-address="'Ile déserte var 2'.F31"/>
            <calcext:condition calcext:apply-style-name="cellule random" calcext:value="contains-text(&quot;RandomPercent&quot;)" calcext:base-cell-address="'Ile déserte var 2'.F31"/>
            <calcext:condition calcext:apply-style-name="cellule random" calcext:value="contains-text(&quot;RandomRange&quot;)" calcext:base-cell-address="'Ile déserte var 2'.F31"/>
            <calcext:condition calcext:apply-style-name="cellule personnages" calcext:value="contains-text(&quot;NewCrew&quot;)" calcext:base-cell-address="'Ile déserte var 2'.F31"/>
            <calcext:condition calcext:apply-style-name="cellule personnages" calcext:value="contains-text(&quot;NewCharacter&quot;)" calcext:base-cell-address="'Ile déserte var 2'.F31"/>
            <calcext:condition calcext:apply-style-name="cellule personnages" calcext:value="contains-text(&quot;HideOther&quot;)" calcext:base-cell-address="'Ile déserte var 2'.F31"/>
            <calcext:condition calcext:apply-style-name="cellule personnages" calcext:value="contains-text(&quot;DeleteOther&quot;)" calcext:base-cell-address="'Ile déserte var 2'.F31"/>
            <calcext:condition calcext:apply-style-name="cellule narrateur" calcext:value="contains-text(&quot;Narrator&quot;)" calcext:base-cell-address="'Ile déserte var 2'.F31"/>
            <calcext:condition calcext:apply-style-name="cellule set choice" calcext:value="contains-text(&quot;SetChoices&quot;)" calcext:base-cell-address="'Ile déserte var 2'.F31"/>
            <calcext:condition calcext:apply-style-name="cellule dialogues" calcext:value="contains-text(&quot;PlayerSpeak&quot;)" calcext:base-cell-address="'Ile déserte var 2'.F31"/>
            <calcext:condition calcext:apply-style-name="cellule dialogues" calcext:value="contains-text(&quot;OtherSpeak&quot;)" calcext:base-cell-address="'Ile déserte var 2'.F31"/>
            <calcext:condition calcext:apply-style-name="cellule argent" calcext:value="contains-text(&quot;CheckGold&quot;)" calcext:base-cell-address="'Ile déserte var 2'.F31"/>
            <calcext:condition calcext:apply-style-name="cellule argent" calcext:value="contains-text(&quot;RemoveGold&quot;)" calcext:base-cell-address="'Ile déserte var 2'.F31"/>
            <calcext:condition calcext:apply-style-name="cellule argent" calcext:value="contains-text(&quot;AddGold&quot;)" calcext:base-cell-address="'Ile déserte var 2'.F31"/>
            <calcext:condition calcext:apply-style-name="cellule argent" calcext:value="contains-text(&quot;Loot&quot;)" calcext:base-cell-address="'Ile déserte var 2'.F31"/>
            <calcext:condition calcext:apply-style-name="cellule argent" calcext:value="contains-text(&quot;Trade&quot;)" calcext:base-cell-address="'Ile déserte var 2'.F31"/>
            <calcext:condition calcext:apply-style-name="cellule combat" calcext:value="contains-text(&quot;LaunchCombat&quot;)" calcext:base-cell-address="'Ile déserte var 2'.F31"/>
            <calcext:condition calcext:apply-style-name="cellule indice" calcext:value="contains-text(&quot;CheckFormula&quot;)" calcext:base-cell-address="'Ile déserte var 2'.F31"/>
            <calcext:condition calcext:apply-style-name="cellule indice" calcext:value="contains-text(&quot;GiveDirection&quot;)" calcext:base-cell-address="'Ile déserte var 2'.F31"/>
            <calcext:condition calcext:apply-style-name="cellule temps" calcext:value="contains-text(&quot;SetWeather&quot;)" calcext:base-cell-address="'Ile déserte var 2'.F31"/>
            <calcext:condition calcext:apply-style-name="cellule temps" calcext:value="contains-text(&quot;SwitchWeather&quot;)" calcext:base-cell-address="'Ile déserte var 2'.F31"/>
            <calcext:condition calcext:apply-style-name="cellule temps" calcext:value="contains-text(&quot;NextDay&quot;)" calcext:base-cell-address="'Ile déserte var 2'.F31"/>
            <calcext:condition calcext:apply-style-name="cellule temps" calcext:value="contains-text(&quot;CheckDay&quot;)" calcext:base-cell-address="'Ile déserte var 2'.F31"/>
            <calcext:condition calcext:apply-style-name="cellule histoire" calcext:value="contains-text(&quot;Leave&quot;)" calcext:base-cell-address="'Ile déserte var 2'.F31"/>
            <calcext:condition calcext:apply-style-name="cellule choice" calcext:value="contains-text(&quot;Choice&quot;)" calcext:base-cell-address="'Ile déserte var 2'.F31"/>
            <calcext:condition calcext:apply-style-name="cellule d'erreur" calcext:value="!=&quot;&quot;" calcext:base-cell-address="'Ile déserte var 2'.F31"/>
          </calcext:conditional-format>
          <calcext:conditional-format calcext:target-range-address="'Ile Taverne'.E31:'Ile Taverne'.E31">
            <calcext:condition calcext:apply-style-name="cellule histoire" calcext:value="contains-text(&quot;GoTo&quot;)" calcext:base-cell-address="'Ile déserte var 2'.E31"/>
            <calcext:condition calcext:apply-style-name="cellule histoire" calcext:value="contains-text(&quot;Conclude&quot;)" calcext:base-cell-address="'Ile déserte var 2'.E31"/>
            <calcext:condition calcext:apply-style-name="cellule random" calcext:value="contains-text(&quot;RandomPercent&quot;)" calcext:base-cell-address="'Ile déserte var 2'.E31"/>
            <calcext:condition calcext:apply-style-name="cellule random" calcext:value="contains-text(&quot;RandomRange&quot;)" calcext:base-cell-address="'Ile déserte var 2'.E31"/>
            <calcext:condition calcext:apply-style-name="cellule personnages" calcext:value="contains-text(&quot;NewCrew&quot;)" calcext:base-cell-address="'Ile déserte var 2'.E31"/>
            <calcext:condition calcext:apply-style-name="cellule personnages" calcext:value="contains-text(&quot;NewCharacter&quot;)" calcext:base-cell-address="'Ile déserte var 2'.E31"/>
            <calcext:condition calcext:apply-style-name="cellule personnages" calcext:value="contains-text(&quot;HideOther&quot;)" calcext:base-cell-address="'Ile déserte var 2'.E31"/>
            <calcext:condition calcext:apply-style-name="cellule personnages" calcext:value="contains-text(&quot;DeleteOther&quot;)" calcext:base-cell-address="'Ile déserte var 2'.E31"/>
            <calcext:condition calcext:apply-style-name="cellule narrateur" calcext:value="contains-text(&quot;Narrator&quot;)" calcext:base-cell-address="'Ile déserte var 2'.E31"/>
            <calcext:condition calcext:apply-style-name="cellule set choice" calcext:value="contains-text(&quot;SetChoices&quot;)" calcext:base-cell-address="'Ile déserte var 2'.E31"/>
            <calcext:condition calcext:apply-style-name="cellule dialogues" calcext:value="contains-text(&quot;PlayerSpeak&quot;)" calcext:base-cell-address="'Ile déserte var 2'.E31"/>
            <calcext:condition calcext:apply-style-name="cellule dialogues" calcext:value="contains-text(&quot;OtherSpeak&quot;)" calcext:base-cell-address="'Ile déserte var 2'.E31"/>
            <calcext:condition calcext:apply-style-name="cellule argent" calcext:value="contains-text(&quot;CheckGold&quot;)" calcext:base-cell-address="'Ile déserte var 2'.E31"/>
            <calcext:condition calcext:apply-style-name="cellule argent" calcext:value="contains-text(&quot;RemoveGold&quot;)" calcext:base-cell-address="'Ile déserte var 2'.E31"/>
            <calcext:condition calcext:apply-style-name="cellule argent" calcext:value="contains-text(&quot;AddGold&quot;)" calcext:base-cell-address="'Ile déserte var 2'.E31"/>
            <calcext:condition calcext:apply-style-name="cellule argent" calcext:value="contains-text(&quot;Loot&quot;)" calcext:base-cell-address="'Ile déserte var 2'.E31"/>
            <calcext:condition calcext:apply-style-name="cellule argent" calcext:value="contains-text(&quot;Trade&quot;)" calcext:base-cell-address="'Ile déserte var 2'.E31"/>
            <calcext:condition calcext:apply-style-name="cellule combat" calcext:value="contains-text(&quot;LaunchCombat&quot;)" calcext:base-cell-address="'Ile déserte var 2'.E31"/>
            <calcext:condition calcext:apply-style-name="cellule indice" calcext:value="contains-text(&quot;CheckFormula&quot;)" calcext:base-cell-address="'Ile déserte var 2'.E31"/>
            <calcext:condition calcext:apply-style-name="cellule indice" calcext:value="contains-text(&quot;GiveDirection&quot;)" calcext:base-cell-address="'Ile déserte var 2'.E31"/>
            <calcext:condition calcext:apply-style-name="cellule temps" calcext:value="contains-text(&quot;SetWeather&quot;)" calcext:base-cell-address="'Ile déserte var 2'.E31"/>
            <calcext:condition calcext:apply-style-name="cellule temps" calcext:value="contains-text(&quot;SwitchWeather&quot;)" calcext:base-cell-address="'Ile déserte var 2'.E31"/>
            <calcext:condition calcext:apply-style-name="cellule temps" calcext:value="contains-text(&quot;NextDay&quot;)" calcext:base-cell-address="'Ile déserte var 2'.E31"/>
            <calcext:condition calcext:apply-style-name="cellule temps" calcext:value="contains-text(&quot;CheckDay&quot;)" calcext:base-cell-address="'Ile déserte var 2'.E31"/>
            <calcext:condition calcext:apply-style-name="cellule histoire" calcext:value="contains-text(&quot;Leave&quot;)" calcext:base-cell-address="'Ile déserte var 2'.E31"/>
            <calcext:condition calcext:apply-style-name="cellule choice" calcext:value="contains-text(&quot;Choice&quot;)" calcext:base-cell-address="'Ile déserte var 2'.E31"/>
            <calcext:condition calcext:apply-style-name="cellule d'erreur" calcext:value="!=&quot;&quot;" calcext:base-cell-address="'Ile déserte var 2'.E31"/>
          </calcext:conditional-format>
          <calcext:conditional-format calcext:target-range-address="'Ile Taverne'.E31:'Ile Taverne'.E31">
            <calcext:condition calcext:apply-style-name="cellule histoire" calcext:value="contains-text(&quot;GoTo&quot;)" calcext:base-cell-address="'Ile déserte var 2'.E31"/>
            <calcext:condition calcext:apply-style-name="cellule histoire" calcext:value="contains-text(&quot;Conclude&quot;)" calcext:base-cell-address="'Ile déserte var 2'.E31"/>
            <calcext:condition calcext:apply-style-name="cellule random" calcext:value="contains-text(&quot;RandomPercent&quot;)" calcext:base-cell-address="'Ile déserte var 2'.E31"/>
            <calcext:condition calcext:apply-style-name="cellule random" calcext:value="contains-text(&quot;RandomRange&quot;)" calcext:base-cell-address="'Ile déserte var 2'.E31"/>
            <calcext:condition calcext:apply-style-name="cellule personnages" calcext:value="contains-text(&quot;NewCrew&quot;)" calcext:base-cell-address="'Ile déserte var 2'.E31"/>
            <calcext:condition calcext:apply-style-name="cellule personnages" calcext:value="contains-text(&quot;NewCharacter&quot;)" calcext:base-cell-address="'Ile déserte var 2'.E31"/>
            <calcext:condition calcext:apply-style-name="cellule personnages" calcext:value="contains-text(&quot;HideOther&quot;)" calcext:base-cell-address="'Ile déserte var 2'.E31"/>
            <calcext:condition calcext:apply-style-name="cellule personnages" calcext:value="contains-text(&quot;DeleteOther&quot;)" calcext:base-cell-address="'Ile déserte var 2'.E31"/>
            <calcext:condition calcext:apply-style-name="cellule narrateur" calcext:value="contains-text(&quot;Narrator&quot;)" calcext:base-cell-address="'Ile déserte var 2'.E31"/>
            <calcext:condition calcext:apply-style-name="cellule set choice" calcext:value="contains-text(&quot;SetChoices&quot;)" calcext:base-cell-address="'Ile déserte var 2'.E31"/>
            <calcext:condition calcext:apply-style-name="cellule dialogues" calcext:value="contains-text(&quot;PlayerSpeak&quot;)" calcext:base-cell-address="'Ile déserte var 2'.E31"/>
            <calcext:condition calcext:apply-style-name="cellule dialogues" calcext:value="contains-text(&quot;OtherSpeak&quot;)" calcext:base-cell-address="'Ile déserte var 2'.E31"/>
            <calcext:condition calcext:apply-style-name="cellule argent" calcext:value="contains-text(&quot;CheckGold&quot;)" calcext:base-cell-address="'Ile déserte var 2'.E31"/>
            <calcext:condition calcext:apply-style-name="cellule argent" calcext:value="contains-text(&quot;RemoveGold&quot;)" calcext:base-cell-address="'Ile déserte var 2'.E31"/>
            <calcext:condition calcext:apply-style-name="cellule argent" calcext:value="contains-text(&quot;AddGold&quot;)" calcext:base-cell-address="'Ile déserte var 2'.E31"/>
            <calcext:condition calcext:apply-style-name="cellule argent" calcext:value="contains-text(&quot;Loot&quot;)" calcext:base-cell-address="'Ile déserte var 2'.E31"/>
            <calcext:condition calcext:apply-style-name="cellule argent" calcext:value="contains-text(&quot;Trade&quot;)" calcext:base-cell-address="'Ile déserte var 2'.E31"/>
            <calcext:condition calcext:apply-style-name="cellule combat" calcext:value="contains-text(&quot;LaunchCombat&quot;)" calcext:base-cell-address="'Ile déserte var 2'.E31"/>
            <calcext:condition calcext:apply-style-name="cellule indice" calcext:value="contains-text(&quot;CheckFormula&quot;)" calcext:base-cell-address="'Ile déserte var 2'.E31"/>
            <calcext:condition calcext:apply-style-name="cellule indice" calcext:value="contains-text(&quot;GiveDirection&quot;)" calcext:base-cell-address="'Ile déserte var 2'.E31"/>
            <calcext:condition calcext:apply-style-name="cellule temps" calcext:value="contains-text(&quot;SetWeather&quot;)" calcext:base-cell-address="'Ile déserte var 2'.E31"/>
            <calcext:condition calcext:apply-style-name="cellule temps" calcext:value="contains-text(&quot;SwitchWeather&quot;)" calcext:base-cell-address="'Ile déserte var 2'.E31"/>
            <calcext:condition calcext:apply-style-name="cellule temps" calcext:value="contains-text(&quot;NextDay&quot;)" calcext:base-cell-address="'Ile déserte var 2'.E31"/>
            <calcext:condition calcext:apply-style-name="cellule temps" calcext:value="contains-text(&quot;CheckDay&quot;)" calcext:base-cell-address="'Ile déserte var 2'.E31"/>
            <calcext:condition calcext:apply-style-name="cellule histoire" calcext:value="contains-text(&quot;Leave&quot;)" calcext:base-cell-address="'Ile déserte var 2'.E31"/>
            <calcext:condition calcext:apply-style-name="cellule choice" calcext:value="contains-text(&quot;Choice&quot;)" calcext:base-cell-address="'Ile déserte var 2'.E31"/>
            <calcext:condition calcext:apply-style-name="cellule d'erreur" calcext:value="!=&quot;&quot;" calcext:base-cell-address="'Ile déserte var 2'.E31"/>
          </calcext:conditional-format>
          <calcext:conditional-format calcext:target-range-address="'Ile Taverne'.F32:'Ile Taverne'.F32">
            <calcext:condition calcext:apply-style-name="cellule histoire" calcext:value="contains-text(&quot;GoTo&quot;)" calcext:base-cell-address="'Ile déserte var 2'.F32"/>
            <calcext:condition calcext:apply-style-name="cellule histoire" calcext:value="contains-text(&quot;Conclude&quot;)" calcext:base-cell-address="'Ile déserte var 2'.F32"/>
            <calcext:condition calcext:apply-style-name="cellule random" calcext:value="contains-text(&quot;RandomPercent&quot;)" calcext:base-cell-address="'Ile déserte var 2'.F32"/>
            <calcext:condition calcext:apply-style-name="cellule random" calcext:value="contains-text(&quot;RandomRange&quot;)" calcext:base-cell-address="'Ile déserte var 2'.F32"/>
            <calcext:condition calcext:apply-style-name="cellule personnages" calcext:value="contains-text(&quot;NewCrew&quot;)" calcext:base-cell-address="'Ile déserte var 2'.F32"/>
            <calcext:condition calcext:apply-style-name="cellule personnages" calcext:value="contains-text(&quot;NewCharacter&quot;)" calcext:base-cell-address="'Ile déserte var 2'.F32"/>
            <calcext:condition calcext:apply-style-name="cellule personnages" calcext:value="contains-text(&quot;HideOther&quot;)" calcext:base-cell-address="'Ile déserte var 2'.F32"/>
            <calcext:condition calcext:apply-style-name="cellule personnages" calcext:value="contains-text(&quot;DeleteOther&quot;)" calcext:base-cell-address="'Ile déserte var 2'.F32"/>
            <calcext:condition calcext:apply-style-name="cellule narrateur" calcext:value="contains-text(&quot;Narrator&quot;)" calcext:base-cell-address="'Ile déserte var 2'.F32"/>
            <calcext:condition calcext:apply-style-name="cellule set choice" calcext:value="contains-text(&quot;SetChoices&quot;)" calcext:base-cell-address="'Ile déserte var 2'.F32"/>
            <calcext:condition calcext:apply-style-name="cellule dialogues" calcext:value="contains-text(&quot;PlayerSpeak&quot;)" calcext:base-cell-address="'Ile déserte var 2'.F32"/>
            <calcext:condition calcext:apply-style-name="cellule dialogues" calcext:value="contains-text(&quot;OtherSpeak&quot;)" calcext:base-cell-address="'Ile déserte var 2'.F32"/>
            <calcext:condition calcext:apply-style-name="cellule argent" calcext:value="contains-text(&quot;CheckGold&quot;)" calcext:base-cell-address="'Ile déserte var 2'.F32"/>
            <calcext:condition calcext:apply-style-name="cellule argent" calcext:value="contains-text(&quot;RemoveGold&quot;)" calcext:base-cell-address="'Ile déserte var 2'.F32"/>
            <calcext:condition calcext:apply-style-name="cellule argent" calcext:value="contains-text(&quot;AddGold&quot;)" calcext:base-cell-address="'Ile déserte var 2'.F32"/>
            <calcext:condition calcext:apply-style-name="cellule argent" calcext:value="contains-text(&quot;Loot&quot;)" calcext:base-cell-address="'Ile déserte var 2'.F32"/>
            <calcext:condition calcext:apply-style-name="cellule argent" calcext:value="contains-text(&quot;Trade&quot;)" calcext:base-cell-address="'Ile déserte var 2'.F32"/>
            <calcext:condition calcext:apply-style-name="cellule combat" calcext:value="contains-text(&quot;LaunchCombat&quot;)" calcext:base-cell-address="'Ile déserte var 2'.F32"/>
            <calcext:condition calcext:apply-style-name="cellule indice" calcext:value="contains-text(&quot;CheckFormula&quot;)" calcext:base-cell-address="'Ile déserte var 2'.F32"/>
            <calcext:condition calcext:apply-style-name="cellule indice" calcext:value="contains-text(&quot;GiveDirection&quot;)" calcext:base-cell-address="'Ile déserte var 2'.F32"/>
            <calcext:condition calcext:apply-style-name="cellule temps" calcext:value="contains-text(&quot;SetWeather&quot;)" calcext:base-cell-address="'Ile déserte var 2'.F32"/>
            <calcext:condition calcext:apply-style-name="cellule temps" calcext:value="contains-text(&quot;SwitchWeather&quot;)" calcext:base-cell-address="'Ile déserte var 2'.F32"/>
            <calcext:condition calcext:apply-style-name="cellule temps" calcext:value="contains-text(&quot;NextDay&quot;)" calcext:base-cell-address="'Ile déserte var 2'.F32"/>
            <calcext:condition calcext:apply-style-name="cellule temps" calcext:value="contains-text(&quot;CheckDay&quot;)" calcext:base-cell-address="'Ile déserte var 2'.F32"/>
            <calcext:condition calcext:apply-style-name="cellule histoire" calcext:value="contains-text(&quot;Leave&quot;)" calcext:base-cell-address="'Ile déserte var 2'.F32"/>
            <calcext:condition calcext:apply-style-name="cellule choice" calcext:value="contains-text(&quot;Choice&quot;)" calcext:base-cell-address="'Ile déserte var 2'.F32"/>
            <calcext:condition calcext:apply-style-name="cellule d'erreur" calcext:value="!=&quot;&quot;" calcext:base-cell-address="'Ile déserte var 2'.F32"/>
          </calcext:conditional-format>
          <calcext:conditional-format calcext:target-range-address="'Ile Taverne'.F32:'Ile Taverne'.F32">
            <calcext:condition calcext:apply-style-name="cellule histoire" calcext:value="contains-text(&quot;GoTo&quot;)" calcext:base-cell-address="'Ile déserte var 2'.F32"/>
            <calcext:condition calcext:apply-style-name="cellule histoire" calcext:value="contains-text(&quot;Conclude&quot;)" calcext:base-cell-address="'Ile déserte var 2'.F32"/>
            <calcext:condition calcext:apply-style-name="cellule random" calcext:value="contains-text(&quot;RandomPercent&quot;)" calcext:base-cell-address="'Ile déserte var 2'.F32"/>
            <calcext:condition calcext:apply-style-name="cellule random" calcext:value="contains-text(&quot;RandomRange&quot;)" calcext:base-cell-address="'Ile déserte var 2'.F32"/>
            <calcext:condition calcext:apply-style-name="cellule personnages" calcext:value="contains-text(&quot;NewCrew&quot;)" calcext:base-cell-address="'Ile déserte var 2'.F32"/>
            <calcext:condition calcext:apply-style-name="cellule personnages" calcext:value="contains-text(&quot;NewCharacter&quot;)" calcext:base-cell-address="'Ile déserte var 2'.F32"/>
            <calcext:condition calcext:apply-style-name="cellule personnages" calcext:value="contains-text(&quot;HideOther&quot;)" calcext:base-cell-address="'Ile déserte var 2'.F32"/>
            <calcext:condition calcext:apply-style-name="cellule personnages" calcext:value="contains-text(&quot;DeleteOther&quot;)" calcext:base-cell-address="'Ile déserte var 2'.F32"/>
            <calcext:condition calcext:apply-style-name="cellule narrateur" calcext:value="contains-text(&quot;Narrator&quot;)" calcext:base-cell-address="'Ile déserte var 2'.F32"/>
            <calcext:condition calcext:apply-style-name="cellule set choice" calcext:value="contains-text(&quot;SetChoices&quot;)" calcext:base-cell-address="'Ile déserte var 2'.F32"/>
            <calcext:condition calcext:apply-style-name="cellule dialogues" calcext:value="contains-text(&quot;PlayerSpeak&quot;)" calcext:base-cell-address="'Ile déserte var 2'.F32"/>
            <calcext:condition calcext:apply-style-name="cellule dialogues" calcext:value="contains-text(&quot;OtherSpeak&quot;)" calcext:base-cell-address="'Ile déserte var 2'.F32"/>
            <calcext:condition calcext:apply-style-name="cellule argent" calcext:value="contains-text(&quot;CheckGold&quot;)" calcext:base-cell-address="'Ile déserte var 2'.F32"/>
            <calcext:condition calcext:apply-style-name="cellule argent" calcext:value="contains-text(&quot;RemoveGold&quot;)" calcext:base-cell-address="'Ile déserte var 2'.F32"/>
            <calcext:condition calcext:apply-style-name="cellule argent" calcext:value="contains-text(&quot;AddGold&quot;)" calcext:base-cell-address="'Ile déserte var 2'.F32"/>
            <calcext:condition calcext:apply-style-name="cellule argent" calcext:value="contains-text(&quot;Loot&quot;)" calcext:base-cell-address="'Ile déserte var 2'.F32"/>
            <calcext:condition calcext:apply-style-name="cellule argent" calcext:value="contains-text(&quot;Trade&quot;)" calcext:base-cell-address="'Ile déserte var 2'.F32"/>
            <calcext:condition calcext:apply-style-name="cellule combat" calcext:value="contains-text(&quot;LaunchCombat&quot;)" calcext:base-cell-address="'Ile déserte var 2'.F32"/>
            <calcext:condition calcext:apply-style-name="cellule indice" calcext:value="contains-text(&quot;CheckFormula&quot;)" calcext:base-cell-address="'Ile déserte var 2'.F32"/>
            <calcext:condition calcext:apply-style-name="cellule indice" calcext:value="contains-text(&quot;GiveDirection&quot;)" calcext:base-cell-address="'Ile déserte var 2'.F32"/>
            <calcext:condition calcext:apply-style-name="cellule temps" calcext:value="contains-text(&quot;SetWeather&quot;)" calcext:base-cell-address="'Ile déserte var 2'.F32"/>
            <calcext:condition calcext:apply-style-name="cellule temps" calcext:value="contains-text(&quot;SwitchWeather&quot;)" calcext:base-cell-address="'Ile déserte var 2'.F32"/>
            <calcext:condition calcext:apply-style-name="cellule temps" calcext:value="contains-text(&quot;NextDay&quot;)" calcext:base-cell-address="'Ile déserte var 2'.F32"/>
            <calcext:condition calcext:apply-style-name="cellule temps" calcext:value="contains-text(&quot;CheckDay&quot;)" calcext:base-cell-address="'Ile déserte var 2'.F32"/>
            <calcext:condition calcext:apply-style-name="cellule histoire" calcext:value="contains-text(&quot;Leave&quot;)" calcext:base-cell-address="'Ile déserte var 2'.F32"/>
            <calcext:condition calcext:apply-style-name="cellule choice" calcext:value="contains-text(&quot;Choice&quot;)" calcext:base-cell-address="'Ile déserte var 2'.F32"/>
            <calcext:condition calcext:apply-style-name="cellule d'erreur" calcext:value="!=&quot;&quot;" calcext:base-cell-address="'Ile déserte var 2'.F32"/>
          </calcext:conditional-format>
          <calcext:conditional-format calcext:target-range-address="'Ile Taverne'.E32:'Ile Taverne'.E32">
            <calcext:condition calcext:apply-style-name="cellule histoire" calcext:value="contains-text(&quot;GoTo&quot;)" calcext:base-cell-address="'Ile déserte var 2'.E32"/>
            <calcext:condition calcext:apply-style-name="cellule histoire" calcext:value="contains-text(&quot;Conclude&quot;)" calcext:base-cell-address="'Ile déserte var 2'.E32"/>
            <calcext:condition calcext:apply-style-name="cellule random" calcext:value="contains-text(&quot;RandomPercent&quot;)" calcext:base-cell-address="'Ile déserte var 2'.E32"/>
            <calcext:condition calcext:apply-style-name="cellule random" calcext:value="contains-text(&quot;RandomRange&quot;)" calcext:base-cell-address="'Ile déserte var 2'.E32"/>
            <calcext:condition calcext:apply-style-name="cellule personnages" calcext:value="contains-text(&quot;NewCrew&quot;)" calcext:base-cell-address="'Ile déserte var 2'.E32"/>
            <calcext:condition calcext:apply-style-name="cellule personnages" calcext:value="contains-text(&quot;NewCharacter&quot;)" calcext:base-cell-address="'Ile déserte var 2'.E32"/>
            <calcext:condition calcext:apply-style-name="cellule personnages" calcext:value="contains-text(&quot;HideOther&quot;)" calcext:base-cell-address="'Ile déserte var 2'.E32"/>
            <calcext:condition calcext:apply-style-name="cellule personnages" calcext:value="contains-text(&quot;DeleteOther&quot;)" calcext:base-cell-address="'Ile déserte var 2'.E32"/>
            <calcext:condition calcext:apply-style-name="cellule narrateur" calcext:value="contains-text(&quot;Narrator&quot;)" calcext:base-cell-address="'Ile déserte var 2'.E32"/>
            <calcext:condition calcext:apply-style-name="cellule set choice" calcext:value="contains-text(&quot;SetChoices&quot;)" calcext:base-cell-address="'Ile déserte var 2'.E32"/>
            <calcext:condition calcext:apply-style-name="cellule dialogues" calcext:value="contains-text(&quot;PlayerSpeak&quot;)" calcext:base-cell-address="'Ile déserte var 2'.E32"/>
            <calcext:condition calcext:apply-style-name="cellule dialogues" calcext:value="contains-text(&quot;OtherSpeak&quot;)" calcext:base-cell-address="'Ile déserte var 2'.E32"/>
            <calcext:condition calcext:apply-style-name="cellule argent" calcext:value="contains-text(&quot;CheckGold&quot;)" calcext:base-cell-address="'Ile déserte var 2'.E32"/>
            <calcext:condition calcext:apply-style-name="cellule argent" calcext:value="contains-text(&quot;RemoveGold&quot;)" calcext:base-cell-address="'Ile déserte var 2'.E32"/>
            <calcext:condition calcext:apply-style-name="cellule argent" calcext:value="contains-text(&quot;AddGold&quot;)" calcext:base-cell-address="'Ile déserte var 2'.E32"/>
            <calcext:condition calcext:apply-style-name="cellule argent" calcext:value="contains-text(&quot;Loot&quot;)" calcext:base-cell-address="'Ile déserte var 2'.E32"/>
            <calcext:condition calcext:apply-style-name="cellule argent" calcext:value="contains-text(&quot;Trade&quot;)" calcext:base-cell-address="'Ile déserte var 2'.E32"/>
            <calcext:condition calcext:apply-style-name="cellule combat" calcext:value="contains-text(&quot;LaunchCombat&quot;)" calcext:base-cell-address="'Ile déserte var 2'.E32"/>
            <calcext:condition calcext:apply-style-name="cellule indice" calcext:value="contains-text(&quot;CheckFormula&quot;)" calcext:base-cell-address="'Ile déserte var 2'.E32"/>
            <calcext:condition calcext:apply-style-name="cellule indice" calcext:value="contains-text(&quot;GiveDirection&quot;)" calcext:base-cell-address="'Ile déserte var 2'.E32"/>
            <calcext:condition calcext:apply-style-name="cellule temps" calcext:value="contains-text(&quot;SetWeather&quot;)" calcext:base-cell-address="'Ile déserte var 2'.E32"/>
            <calcext:condition calcext:apply-style-name="cellule temps" calcext:value="contains-text(&quot;SwitchWeather&quot;)" calcext:base-cell-address="'Ile déserte var 2'.E32"/>
            <calcext:condition calcext:apply-style-name="cellule temps" calcext:value="contains-text(&quot;NextDay&quot;)" calcext:base-cell-address="'Ile déserte var 2'.E32"/>
            <calcext:condition calcext:apply-style-name="cellule temps" calcext:value="contains-text(&quot;CheckDay&quot;)" calcext:base-cell-address="'Ile déserte var 2'.E32"/>
            <calcext:condition calcext:apply-style-name="cellule histoire" calcext:value="contains-text(&quot;Leave&quot;)" calcext:base-cell-address="'Ile déserte var 2'.E32"/>
            <calcext:condition calcext:apply-style-name="cellule choice" calcext:value="contains-text(&quot;Choice&quot;)" calcext:base-cell-address="'Ile déserte var 2'.E32"/>
            <calcext:condition calcext:apply-style-name="cellule d'erreur" calcext:value="!=&quot;&quot;" calcext:base-cell-address="'Ile déserte var 2'.E32"/>
          </calcext:conditional-format>
          <calcext:conditional-format calcext:target-range-address="'Ile Taverne'.E32:'Ile Taverne'.E32">
            <calcext:condition calcext:apply-style-name="cellule histoire" calcext:value="contains-text(&quot;GoTo&quot;)" calcext:base-cell-address="'Ile déserte var 2'.E32"/>
            <calcext:condition calcext:apply-style-name="cellule histoire" calcext:value="contains-text(&quot;Conclude&quot;)" calcext:base-cell-address="'Ile déserte var 2'.E32"/>
            <calcext:condition calcext:apply-style-name="cellule random" calcext:value="contains-text(&quot;RandomPercent&quot;)" calcext:base-cell-address="'Ile déserte var 2'.E32"/>
            <calcext:condition calcext:apply-style-name="cellule random" calcext:value="contains-text(&quot;RandomRange&quot;)" calcext:base-cell-address="'Ile déserte var 2'.E32"/>
            <calcext:condition calcext:apply-style-name="cellule personnages" calcext:value="contains-text(&quot;NewCrew&quot;)" calcext:base-cell-address="'Ile déserte var 2'.E32"/>
            <calcext:condition calcext:apply-style-name="cellule personnages" calcext:value="contains-text(&quot;NewCharacter&quot;)" calcext:base-cell-address="'Ile déserte var 2'.E32"/>
            <calcext:condition calcext:apply-style-name="cellule personnages" calcext:value="contains-text(&quot;HideOther&quot;)" calcext:base-cell-address="'Ile déserte var 2'.E32"/>
            <calcext:condition calcext:apply-style-name="cellule personnages" calcext:value="contains-text(&quot;DeleteOther&quot;)" calcext:base-cell-address="'Ile déserte var 2'.E32"/>
            <calcext:condition calcext:apply-style-name="cellule narrateur" calcext:value="contains-text(&quot;Narrator&quot;)" calcext:base-cell-address="'Ile déserte var 2'.E32"/>
            <calcext:condition calcext:apply-style-name="cellule set choice" calcext:value="contains-text(&quot;SetChoices&quot;)" calcext:base-cell-address="'Ile déserte var 2'.E32"/>
            <calcext:condition calcext:apply-style-name="cellule dialogues" calcext:value="contains-text(&quot;PlayerSpeak&quot;)" calcext:base-cell-address="'Ile déserte var 2'.E32"/>
            <calcext:condition calcext:apply-style-name="cellule dialogues" calcext:value="contains-text(&quot;OtherSpeak&quot;)" calcext:base-cell-address="'Ile déserte var 2'.E32"/>
            <calcext:condition calcext:apply-style-name="cellule argent" calcext:value="contains-text(&quot;CheckGold&quot;)" calcext:base-cell-address="'Ile déserte var 2'.E32"/>
            <calcext:condition calcext:apply-style-name="cellule argent" calcext:value="contains-text(&quot;RemoveGold&quot;)" calcext:base-cell-address="'Ile déserte var 2'.E32"/>
            <calcext:condition calcext:apply-style-name="cellule argent" calcext:value="contains-text(&quot;AddGold&quot;)" calcext:base-cell-address="'Ile déserte var 2'.E32"/>
            <calcext:condition calcext:apply-style-name="cellule argent" calcext:value="contains-text(&quot;Loot&quot;)" calcext:base-cell-address="'Ile déserte var 2'.E32"/>
            <calcext:condition calcext:apply-style-name="cellule argent" calcext:value="contains-text(&quot;Trade&quot;)" calcext:base-cell-address="'Ile déserte var 2'.E32"/>
            <calcext:condition calcext:apply-style-name="cellule combat" calcext:value="contains-text(&quot;LaunchCombat&quot;)" calcext:base-cell-address="'Ile déserte var 2'.E32"/>
            <calcext:condition calcext:apply-style-name="cellule indice" calcext:value="contains-text(&quot;CheckFormula&quot;)" calcext:base-cell-address="'Ile déserte var 2'.E32"/>
            <calcext:condition calcext:apply-style-name="cellule indice" calcext:value="contains-text(&quot;GiveDirection&quot;)" calcext:base-cell-address="'Ile déserte var 2'.E32"/>
            <calcext:condition calcext:apply-style-name="cellule temps" calcext:value="contains-text(&quot;SetWeather&quot;)" calcext:base-cell-address="'Ile déserte var 2'.E32"/>
            <calcext:condition calcext:apply-style-name="cellule temps" calcext:value="contains-text(&quot;SwitchWeather&quot;)" calcext:base-cell-address="'Ile déserte var 2'.E32"/>
            <calcext:condition calcext:apply-style-name="cellule temps" calcext:value="contains-text(&quot;NextDay&quot;)" calcext:base-cell-address="'Ile déserte var 2'.E32"/>
            <calcext:condition calcext:apply-style-name="cellule temps" calcext:value="contains-text(&quot;CheckDay&quot;)" calcext:base-cell-address="'Ile déserte var 2'.E32"/>
            <calcext:condition calcext:apply-style-name="cellule histoire" calcext:value="contains-text(&quot;Leave&quot;)" calcext:base-cell-address="'Ile déserte var 2'.E32"/>
            <calcext:condition calcext:apply-style-name="cellule choice" calcext:value="contains-text(&quot;Choice&quot;)" calcext:base-cell-address="'Ile déserte var 2'.E32"/>
            <calcext:condition calcext:apply-style-name="cellule d'erreur" calcext:value="!=&quot;&quot;" calcext:base-cell-address="'Ile déserte var 2'.E32"/>
          </calcext:conditional-format>
          <calcext:conditional-format calcext:target-range-address="'Ile Taverne'.F33:'Ile Taverne'.F33">
            <calcext:condition calcext:apply-style-name="cellule histoire" calcext:value="contains-text(&quot;GoTo&quot;)" calcext:base-cell-address="'Ile déserte var 2'.F33"/>
            <calcext:condition calcext:apply-style-name="cellule histoire" calcext:value="contains-text(&quot;Conclude&quot;)" calcext:base-cell-address="'Ile déserte var 2'.F33"/>
            <calcext:condition calcext:apply-style-name="cellule random" calcext:value="contains-text(&quot;RandomPercent&quot;)" calcext:base-cell-address="'Ile déserte var 2'.F33"/>
            <calcext:condition calcext:apply-style-name="cellule random" calcext:value="contains-text(&quot;RandomRange&quot;)" calcext:base-cell-address="'Ile déserte var 2'.F33"/>
            <calcext:condition calcext:apply-style-name="cellule personnages" calcext:value="contains-text(&quot;NewCrew&quot;)" calcext:base-cell-address="'Ile déserte var 2'.F33"/>
            <calcext:condition calcext:apply-style-name="cellule personnages" calcext:value="contains-text(&quot;NewCharacter&quot;)" calcext:base-cell-address="'Ile déserte var 2'.F33"/>
            <calcext:condition calcext:apply-style-name="cellule personnages" calcext:value="contains-text(&quot;HideOther&quot;)" calcext:base-cell-address="'Ile déserte var 2'.F33"/>
            <calcext:condition calcext:apply-style-name="cellule personnages" calcext:value="contains-text(&quot;DeleteOther&quot;)" calcext:base-cell-address="'Ile déserte var 2'.F33"/>
            <calcext:condition calcext:apply-style-name="cellule narrateur" calcext:value="contains-text(&quot;Narrator&quot;)" calcext:base-cell-address="'Ile déserte var 2'.F33"/>
            <calcext:condition calcext:apply-style-name="cellule set choice" calcext:value="contains-text(&quot;SetChoices&quot;)" calcext:base-cell-address="'Ile déserte var 2'.F33"/>
            <calcext:condition calcext:apply-style-name="cellule dialogues" calcext:value="contains-text(&quot;PlayerSpeak&quot;)" calcext:base-cell-address="'Ile déserte var 2'.F33"/>
            <calcext:condition calcext:apply-style-name="cellule dialogues" calcext:value="contains-text(&quot;OtherSpeak&quot;)" calcext:base-cell-address="'Ile déserte var 2'.F33"/>
            <calcext:condition calcext:apply-style-name="cellule argent" calcext:value="contains-text(&quot;CheckGold&quot;)" calcext:base-cell-address="'Ile déserte var 2'.F33"/>
            <calcext:condition calcext:apply-style-name="cellule argent" calcext:value="contains-text(&quot;RemoveGold&quot;)" calcext:base-cell-address="'Ile déserte var 2'.F33"/>
            <calcext:condition calcext:apply-style-name="cellule argent" calcext:value="contains-text(&quot;AddGold&quot;)" calcext:base-cell-address="'Ile déserte var 2'.F33"/>
            <calcext:condition calcext:apply-style-name="cellule argent" calcext:value="contains-text(&quot;Loot&quot;)" calcext:base-cell-address="'Ile déserte var 2'.F33"/>
            <calcext:condition calcext:apply-style-name="cellule argent" calcext:value="contains-text(&quot;Trade&quot;)" calcext:base-cell-address="'Ile déserte var 2'.F33"/>
            <calcext:condition calcext:apply-style-name="cellule combat" calcext:value="contains-text(&quot;LaunchCombat&quot;)" calcext:base-cell-address="'Ile déserte var 2'.F33"/>
            <calcext:condition calcext:apply-style-name="cellule indice" calcext:value="contains-text(&quot;CheckFormula&quot;)" calcext:base-cell-address="'Ile déserte var 2'.F33"/>
            <calcext:condition calcext:apply-style-name="cellule indice" calcext:value="contains-text(&quot;GiveDirection&quot;)" calcext:base-cell-address="'Ile déserte var 2'.F33"/>
            <calcext:condition calcext:apply-style-name="cellule temps" calcext:value="contains-text(&quot;SetWeather&quot;)" calcext:base-cell-address="'Ile déserte var 2'.F33"/>
            <calcext:condition calcext:apply-style-name="cellule temps" calcext:value="contains-text(&quot;SwitchWeather&quot;)" calcext:base-cell-address="'Ile déserte var 2'.F33"/>
            <calcext:condition calcext:apply-style-name="cellule temps" calcext:value="contains-text(&quot;NextDay&quot;)" calcext:base-cell-address="'Ile déserte var 2'.F33"/>
            <calcext:condition calcext:apply-style-name="cellule temps" calcext:value="contains-text(&quot;CheckDay&quot;)" calcext:base-cell-address="'Ile déserte var 2'.F33"/>
            <calcext:condition calcext:apply-style-name="cellule histoire" calcext:value="contains-text(&quot;Leave&quot;)" calcext:base-cell-address="'Ile déserte var 2'.F33"/>
            <calcext:condition calcext:apply-style-name="cellule choice" calcext:value="contains-text(&quot;Choice&quot;)" calcext:base-cell-address="'Ile déserte var 2'.F33"/>
            <calcext:condition calcext:apply-style-name="cellule d'erreur" calcext:value="!=&quot;&quot;" calcext:base-cell-address="'Ile déserte var 2'.F33"/>
          </calcext:conditional-format>
          <calcext:conditional-format calcext:target-range-address="'Ile Taverne'.F33:'Ile Taverne'.F33">
            <calcext:condition calcext:apply-style-name="cellule histoire" calcext:value="contains-text(&quot;GoTo&quot;)" calcext:base-cell-address="'Ile déserte var 2'.F33"/>
            <calcext:condition calcext:apply-style-name="cellule histoire" calcext:value="contains-text(&quot;Conclude&quot;)" calcext:base-cell-address="'Ile déserte var 2'.F33"/>
            <calcext:condition calcext:apply-style-name="cellule random" calcext:value="contains-text(&quot;RandomPercent&quot;)" calcext:base-cell-address="'Ile déserte var 2'.F33"/>
            <calcext:condition calcext:apply-style-name="cellule random" calcext:value="contains-text(&quot;RandomRange&quot;)" calcext:base-cell-address="'Ile déserte var 2'.F33"/>
            <calcext:condition calcext:apply-style-name="cellule personnages" calcext:value="contains-text(&quot;NewCrew&quot;)" calcext:base-cell-address="'Ile déserte var 2'.F33"/>
            <calcext:condition calcext:apply-style-name="cellule personnages" calcext:value="contains-text(&quot;NewCharacter&quot;)" calcext:base-cell-address="'Ile déserte var 2'.F33"/>
            <calcext:condition calcext:apply-style-name="cellule personnages" calcext:value="contains-text(&quot;HideOther&quot;)" calcext:base-cell-address="'Ile déserte var 2'.F33"/>
            <calcext:condition calcext:apply-style-name="cellule personnages" calcext:value="contains-text(&quot;DeleteOther&quot;)" calcext:base-cell-address="'Ile déserte var 2'.F33"/>
            <calcext:condition calcext:apply-style-name="cellule narrateur" calcext:value="contains-text(&quot;Narrator&quot;)" calcext:base-cell-address="'Ile déserte var 2'.F33"/>
            <calcext:condition calcext:apply-style-name="cellule set choice" calcext:value="contains-text(&quot;SetChoices&quot;)" calcext:base-cell-address="'Ile déserte var 2'.F33"/>
            <calcext:condition calcext:apply-style-name="cellule dialogues" calcext:value="contains-text(&quot;PlayerSpeak&quot;)" calcext:base-cell-address="'Ile déserte var 2'.F33"/>
            <calcext:condition calcext:apply-style-name="cellule dialogues" calcext:value="contains-text(&quot;OtherSpeak&quot;)" calcext:base-cell-address="'Ile déserte var 2'.F33"/>
            <calcext:condition calcext:apply-style-name="cellule argent" calcext:value="contains-text(&quot;CheckGold&quot;)" calcext:base-cell-address="'Ile déserte var 2'.F33"/>
            <calcext:condition calcext:apply-style-name="cellule argent" calcext:value="contains-text(&quot;RemoveGold&quot;)" calcext:base-cell-address="'Ile déserte var 2'.F33"/>
            <calcext:condition calcext:apply-style-name="cellule argent" calcext:value="contains-text(&quot;AddGold&quot;)" calcext:base-cell-address="'Ile déserte var 2'.F33"/>
            <calcext:condition calcext:apply-style-name="cellule argent" calcext:value="contains-text(&quot;Loot&quot;)" calcext:base-cell-address="'Ile déserte var 2'.F33"/>
            <calcext:condition calcext:apply-style-name="cellule argent" calcext:value="contains-text(&quot;Trade&quot;)" calcext:base-cell-address="'Ile déserte var 2'.F33"/>
            <calcext:condition calcext:apply-style-name="cellule combat" calcext:value="contains-text(&quot;LaunchCombat&quot;)" calcext:base-cell-address="'Ile déserte var 2'.F33"/>
            <calcext:condition calcext:apply-style-name="cellule indice" calcext:value="contains-text(&quot;CheckFormula&quot;)" calcext:base-cell-address="'Ile déserte var 2'.F33"/>
            <calcext:condition calcext:apply-style-name="cellule indice" calcext:value="contains-text(&quot;GiveDirection&quot;)" calcext:base-cell-address="'Ile déserte var 2'.F33"/>
            <calcext:condition calcext:apply-style-name="cellule temps" calcext:value="contains-text(&quot;SetWeather&quot;)" calcext:base-cell-address="'Ile déserte var 2'.F33"/>
            <calcext:condition calcext:apply-style-name="cellule temps" calcext:value="contains-text(&quot;SwitchWeather&quot;)" calcext:base-cell-address="'Ile déserte var 2'.F33"/>
            <calcext:condition calcext:apply-style-name="cellule temps" calcext:value="contains-text(&quot;NextDay&quot;)" calcext:base-cell-address="'Ile déserte var 2'.F33"/>
            <calcext:condition calcext:apply-style-name="cellule temps" calcext:value="contains-text(&quot;CheckDay&quot;)" calcext:base-cell-address="'Ile déserte var 2'.F33"/>
            <calcext:condition calcext:apply-style-name="cellule histoire" calcext:value="contains-text(&quot;Leave&quot;)" calcext:base-cell-address="'Ile déserte var 2'.F33"/>
            <calcext:condition calcext:apply-style-name="cellule choice" calcext:value="contains-text(&quot;Choice&quot;)" calcext:base-cell-address="'Ile déserte var 2'.F33"/>
            <calcext:condition calcext:apply-style-name="cellule d'erreur" calcext:value="!=&quot;&quot;" calcext:base-cell-address="'Ile déserte var 2'.F33"/>
          </calcext:conditional-format>
          <calcext:conditional-format calcext:target-range-address="'Ile Taverne'.E33:'Ile Taverne'.E33">
            <calcext:condition calcext:apply-style-name="cellule histoire" calcext:value="contains-text(&quot;GoTo&quot;)" calcext:base-cell-address="'Ile déserte var 2'.E33"/>
            <calcext:condition calcext:apply-style-name="cellule histoire" calcext:value="contains-text(&quot;Conclude&quot;)" calcext:base-cell-address="'Ile déserte var 2'.E33"/>
            <calcext:condition calcext:apply-style-name="cellule random" calcext:value="contains-text(&quot;RandomPercent&quot;)" calcext:base-cell-address="'Ile déserte var 2'.E33"/>
            <calcext:condition calcext:apply-style-name="cellule random" calcext:value="contains-text(&quot;RandomRange&quot;)" calcext:base-cell-address="'Ile déserte var 2'.E33"/>
            <calcext:condition calcext:apply-style-name="cellule personnages" calcext:value="contains-text(&quot;NewCrew&quot;)" calcext:base-cell-address="'Ile déserte var 2'.E33"/>
            <calcext:condition calcext:apply-style-name="cellule personnages" calcext:value="contains-text(&quot;NewCharacter&quot;)" calcext:base-cell-address="'Ile déserte var 2'.E33"/>
            <calcext:condition calcext:apply-style-name="cellule personnages" calcext:value="contains-text(&quot;HideOther&quot;)" calcext:base-cell-address="'Ile déserte var 2'.E33"/>
            <calcext:condition calcext:apply-style-name="cellule personnages" calcext:value="contains-text(&quot;DeleteOther&quot;)" calcext:base-cell-address="'Ile déserte var 2'.E33"/>
            <calcext:condition calcext:apply-style-name="cellule narrateur" calcext:value="contains-text(&quot;Narrator&quot;)" calcext:base-cell-address="'Ile déserte var 2'.E33"/>
            <calcext:condition calcext:apply-style-name="cellule set choice" calcext:value="contains-text(&quot;SetChoices&quot;)" calcext:base-cell-address="'Ile déserte var 2'.E33"/>
            <calcext:condition calcext:apply-style-name="cellule dialogues" calcext:value="contains-text(&quot;PlayerSpeak&quot;)" calcext:base-cell-address="'Ile déserte var 2'.E33"/>
            <calcext:condition calcext:apply-style-name="cellule dialogues" calcext:value="contains-text(&quot;OtherSpeak&quot;)" calcext:base-cell-address="'Ile déserte var 2'.E33"/>
            <calcext:condition calcext:apply-style-name="cellule argent" calcext:value="contains-text(&quot;CheckGold&quot;)" calcext:base-cell-address="'Ile déserte var 2'.E33"/>
            <calcext:condition calcext:apply-style-name="cellule argent" calcext:value="contains-text(&quot;RemoveGold&quot;)" calcext:base-cell-address="'Ile déserte var 2'.E33"/>
            <calcext:condition calcext:apply-style-name="cellule argent" calcext:value="contains-text(&quot;AddGold&quot;)" calcext:base-cell-address="'Ile déserte var 2'.E33"/>
            <calcext:condition calcext:apply-style-name="cellule argent" calcext:value="contains-text(&quot;Loot&quot;)" calcext:base-cell-address="'Ile déserte var 2'.E33"/>
            <calcext:condition calcext:apply-style-name="cellule argent" calcext:value="contains-text(&quot;Trade&quot;)" calcext:base-cell-address="'Ile déserte var 2'.E33"/>
            <calcext:condition calcext:apply-style-name="cellule combat" calcext:value="contains-text(&quot;LaunchCombat&quot;)" calcext:base-cell-address="'Ile déserte var 2'.E33"/>
            <calcext:condition calcext:apply-style-name="cellule indice" calcext:value="contains-text(&quot;CheckFormula&quot;)" calcext:base-cell-address="'Ile déserte var 2'.E33"/>
            <calcext:condition calcext:apply-style-name="cellule indice" calcext:value="contains-text(&quot;GiveDirection&quot;)" calcext:base-cell-address="'Ile déserte var 2'.E33"/>
            <calcext:condition calcext:apply-style-name="cellule temps" calcext:value="contains-text(&quot;SetWeather&quot;)" calcext:base-cell-address="'Ile déserte var 2'.E33"/>
            <calcext:condition calcext:apply-style-name="cellule temps" calcext:value="contains-text(&quot;SwitchWeather&quot;)" calcext:base-cell-address="'Ile déserte var 2'.E33"/>
            <calcext:condition calcext:apply-style-name="cellule temps" calcext:value="contains-text(&quot;NextDay&quot;)" calcext:base-cell-address="'Ile déserte var 2'.E33"/>
            <calcext:condition calcext:apply-style-name="cellule temps" calcext:value="contains-text(&quot;CheckDay&quot;)" calcext:base-cell-address="'Ile déserte var 2'.E33"/>
            <calcext:condition calcext:apply-style-name="cellule histoire" calcext:value="contains-text(&quot;Leave&quot;)" calcext:base-cell-address="'Ile déserte var 2'.E33"/>
            <calcext:condition calcext:apply-style-name="cellule choice" calcext:value="contains-text(&quot;Choice&quot;)" calcext:base-cell-address="'Ile déserte var 2'.E33"/>
            <calcext:condition calcext:apply-style-name="cellule d'erreur" calcext:value="!=&quot;&quot;" calcext:base-cell-address="'Ile déserte var 2'.E33"/>
          </calcext:conditional-format>
          <calcext:conditional-format calcext:target-range-address="'Ile Taverne'.E33:'Ile Taverne'.E33">
            <calcext:condition calcext:apply-style-name="cellule histoire" calcext:value="contains-text(&quot;GoTo&quot;)" calcext:base-cell-address="'Ile déserte var 2'.E33"/>
            <calcext:condition calcext:apply-style-name="cellule histoire" calcext:value="contains-text(&quot;Conclude&quot;)" calcext:base-cell-address="'Ile déserte var 2'.E33"/>
            <calcext:condition calcext:apply-style-name="cellule random" calcext:value="contains-text(&quot;RandomPercent&quot;)" calcext:base-cell-address="'Ile déserte var 2'.E33"/>
            <calcext:condition calcext:apply-style-name="cellule random" calcext:value="contains-text(&quot;RandomRange&quot;)" calcext:base-cell-address="'Ile déserte var 2'.E33"/>
            <calcext:condition calcext:apply-style-name="cellule personnages" calcext:value="contains-text(&quot;NewCrew&quot;)" calcext:base-cell-address="'Ile déserte var 2'.E33"/>
            <calcext:condition calcext:apply-style-name="cellule personnages" calcext:value="contains-text(&quot;NewCharacter&quot;)" calcext:base-cell-address="'Ile déserte var 2'.E33"/>
            <calcext:condition calcext:apply-style-name="cellule personnages" calcext:value="contains-text(&quot;HideOther&quot;)" calcext:base-cell-address="'Ile déserte var 2'.E33"/>
            <calcext:condition calcext:apply-style-name="cellule personnages" calcext:value="contains-text(&quot;DeleteOther&quot;)" calcext:base-cell-address="'Ile déserte var 2'.E33"/>
            <calcext:condition calcext:apply-style-name="cellule narrateur" calcext:value="contains-text(&quot;Narrator&quot;)" calcext:base-cell-address="'Ile déserte var 2'.E33"/>
            <calcext:condition calcext:apply-style-name="cellule set choice" calcext:value="contains-text(&quot;SetChoices&quot;)" calcext:base-cell-address="'Ile déserte var 2'.E33"/>
            <calcext:condition calcext:apply-style-name="cellule dialogues" calcext:value="contains-text(&quot;PlayerSpeak&quot;)" calcext:base-cell-address="'Ile déserte var 2'.E33"/>
            <calcext:condition calcext:apply-style-name="cellule dialogues" calcext:value="contains-text(&quot;OtherSpeak&quot;)" calcext:base-cell-address="'Ile déserte var 2'.E33"/>
            <calcext:condition calcext:apply-style-name="cellule argent" calcext:value="contains-text(&quot;CheckGold&quot;)" calcext:base-cell-address="'Ile déserte var 2'.E33"/>
            <calcext:condition calcext:apply-style-name="cellule argent" calcext:value="contains-text(&quot;RemoveGold&quot;)" calcext:base-cell-address="'Ile déserte var 2'.E33"/>
            <calcext:condition calcext:apply-style-name="cellule argent" calcext:value="contains-text(&quot;AddGold&quot;)" calcext:base-cell-address="'Ile déserte var 2'.E33"/>
            <calcext:condition calcext:apply-style-name="cellule argent" calcext:value="contains-text(&quot;Loot&quot;)" calcext:base-cell-address="'Ile déserte var 2'.E33"/>
            <calcext:condition calcext:apply-style-name="cellule argent" calcext:value="contains-text(&quot;Trade&quot;)" calcext:base-cell-address="'Ile déserte var 2'.E33"/>
            <calcext:condition calcext:apply-style-name="cellule combat" calcext:value="contains-text(&quot;LaunchCombat&quot;)" calcext:base-cell-address="'Ile déserte var 2'.E33"/>
            <calcext:condition calcext:apply-style-name="cellule indice" calcext:value="contains-text(&quot;CheckFormula&quot;)" calcext:base-cell-address="'Ile déserte var 2'.E33"/>
            <calcext:condition calcext:apply-style-name="cellule indice" calcext:value="contains-text(&quot;GiveDirection&quot;)" calcext:base-cell-address="'Ile déserte var 2'.E33"/>
            <calcext:condition calcext:apply-style-name="cellule temps" calcext:value="contains-text(&quot;SetWeather&quot;)" calcext:base-cell-address="'Ile déserte var 2'.E33"/>
            <calcext:condition calcext:apply-style-name="cellule temps" calcext:value="contains-text(&quot;SwitchWeather&quot;)" calcext:base-cell-address="'Ile déserte var 2'.E33"/>
            <calcext:condition calcext:apply-style-name="cellule temps" calcext:value="contains-text(&quot;NextDay&quot;)" calcext:base-cell-address="'Ile déserte var 2'.E33"/>
            <calcext:condition calcext:apply-style-name="cellule temps" calcext:value="contains-text(&quot;CheckDay&quot;)" calcext:base-cell-address="'Ile déserte var 2'.E33"/>
            <calcext:condition calcext:apply-style-name="cellule histoire" calcext:value="contains-text(&quot;Leave&quot;)" calcext:base-cell-address="'Ile déserte var 2'.E33"/>
            <calcext:condition calcext:apply-style-name="cellule choice" calcext:value="contains-text(&quot;Choice&quot;)" calcext:base-cell-address="'Ile déserte var 2'.E33"/>
            <calcext:condition calcext:apply-style-name="cellule d'erreur" calcext:value="!=&quot;&quot;" calcext:base-cell-address="'Ile déserte var 2'.E33"/>
          </calcext:conditional-format>
          <calcext:conditional-format calcext:target-range-address="'Ile Taverne'.F34:'Ile Taverne'.F34">
            <calcext:condition calcext:apply-style-name="cellule histoire" calcext:value="contains-text(&quot;GoTo&quot;)" calcext:base-cell-address="'Ile déserte var 2'.F34"/>
            <calcext:condition calcext:apply-style-name="cellule histoire" calcext:value="contains-text(&quot;Conclude&quot;)" calcext:base-cell-address="'Ile déserte var 2'.F34"/>
            <calcext:condition calcext:apply-style-name="cellule random" calcext:value="contains-text(&quot;RandomPercent&quot;)" calcext:base-cell-address="'Ile déserte var 2'.F34"/>
            <calcext:condition calcext:apply-style-name="cellule random" calcext:value="contains-text(&quot;RandomRange&quot;)" calcext:base-cell-address="'Ile déserte var 2'.F34"/>
            <calcext:condition calcext:apply-style-name="cellule personnages" calcext:value="contains-text(&quot;NewCrew&quot;)" calcext:base-cell-address="'Ile déserte var 2'.F34"/>
            <calcext:condition calcext:apply-style-name="cellule personnages" calcext:value="contains-text(&quot;NewCharacter&quot;)" calcext:base-cell-address="'Ile déserte var 2'.F34"/>
            <calcext:condition calcext:apply-style-name="cellule personnages" calcext:value="contains-text(&quot;HideOther&quot;)" calcext:base-cell-address="'Ile déserte var 2'.F34"/>
            <calcext:condition calcext:apply-style-name="cellule personnages" calcext:value="contains-text(&quot;DeleteOther&quot;)" calcext:base-cell-address="'Ile déserte var 2'.F34"/>
            <calcext:condition calcext:apply-style-name="cellule narrateur" calcext:value="contains-text(&quot;Narrator&quot;)" calcext:base-cell-address="'Ile déserte var 2'.F34"/>
            <calcext:condition calcext:apply-style-name="cellule set choice" calcext:value="contains-text(&quot;SetChoices&quot;)" calcext:base-cell-address="'Ile déserte var 2'.F34"/>
            <calcext:condition calcext:apply-style-name="cellule dialogues" calcext:value="contains-text(&quot;PlayerSpeak&quot;)" calcext:base-cell-address="'Ile déserte var 2'.F34"/>
            <calcext:condition calcext:apply-style-name="cellule dialogues" calcext:value="contains-text(&quot;OtherSpeak&quot;)" calcext:base-cell-address="'Ile déserte var 2'.F34"/>
            <calcext:condition calcext:apply-style-name="cellule argent" calcext:value="contains-text(&quot;CheckGold&quot;)" calcext:base-cell-address="'Ile déserte var 2'.F34"/>
            <calcext:condition calcext:apply-style-name="cellule argent" calcext:value="contains-text(&quot;RemoveGold&quot;)" calcext:base-cell-address="'Ile déserte var 2'.F34"/>
            <calcext:condition calcext:apply-style-name="cellule argent" calcext:value="contains-text(&quot;AddGold&quot;)" calcext:base-cell-address="'Ile déserte var 2'.F34"/>
            <calcext:condition calcext:apply-style-name="cellule argent" calcext:value="contains-text(&quot;Loot&quot;)" calcext:base-cell-address="'Ile déserte var 2'.F34"/>
            <calcext:condition calcext:apply-style-name="cellule argent" calcext:value="contains-text(&quot;Trade&quot;)" calcext:base-cell-address="'Ile déserte var 2'.F34"/>
            <calcext:condition calcext:apply-style-name="cellule combat" calcext:value="contains-text(&quot;LaunchCombat&quot;)" calcext:base-cell-address="'Ile déserte var 2'.F34"/>
            <calcext:condition calcext:apply-style-name="cellule indice" calcext:value="contains-text(&quot;CheckFormula&quot;)" calcext:base-cell-address="'Ile déserte var 2'.F34"/>
            <calcext:condition calcext:apply-style-name="cellule indice" calcext:value="contains-text(&quot;GiveDirection&quot;)" calcext:base-cell-address="'Ile déserte var 2'.F34"/>
            <calcext:condition calcext:apply-style-name="cellule temps" calcext:value="contains-text(&quot;SetWeather&quot;)" calcext:base-cell-address="'Ile déserte var 2'.F34"/>
            <calcext:condition calcext:apply-style-name="cellule temps" calcext:value="contains-text(&quot;SwitchWeather&quot;)" calcext:base-cell-address="'Ile déserte var 2'.F34"/>
            <calcext:condition calcext:apply-style-name="cellule temps" calcext:value="contains-text(&quot;NextDay&quot;)" calcext:base-cell-address="'Ile déserte var 2'.F34"/>
            <calcext:condition calcext:apply-style-name="cellule temps" calcext:value="contains-text(&quot;CheckDay&quot;)" calcext:base-cell-address="'Ile déserte var 2'.F34"/>
            <calcext:condition calcext:apply-style-name="cellule histoire" calcext:value="contains-text(&quot;Leave&quot;)" calcext:base-cell-address="'Ile déserte var 2'.F34"/>
            <calcext:condition calcext:apply-style-name="cellule choice" calcext:value="contains-text(&quot;Choice&quot;)" calcext:base-cell-address="'Ile déserte var 2'.F34"/>
            <calcext:condition calcext:apply-style-name="cellule d'erreur" calcext:value="!=&quot;&quot;" calcext:base-cell-address="'Ile déserte var 2'.F34"/>
          </calcext:conditional-format>
          <calcext:conditional-format calcext:target-range-address="'Ile Taverne'.F34:'Ile Taverne'.F34">
            <calcext:condition calcext:apply-style-name="cellule histoire" calcext:value="contains-text(&quot;GoTo&quot;)" calcext:base-cell-address="'Ile déserte var 2'.F34"/>
            <calcext:condition calcext:apply-style-name="cellule histoire" calcext:value="contains-text(&quot;Conclude&quot;)" calcext:base-cell-address="'Ile déserte var 2'.F34"/>
            <calcext:condition calcext:apply-style-name="cellule random" calcext:value="contains-text(&quot;RandomPercent&quot;)" calcext:base-cell-address="'Ile déserte var 2'.F34"/>
            <calcext:condition calcext:apply-style-name="cellule random" calcext:value="contains-text(&quot;RandomRange&quot;)" calcext:base-cell-address="'Ile déserte var 2'.F34"/>
            <calcext:condition calcext:apply-style-name="cellule personnages" calcext:value="contains-text(&quot;NewCrew&quot;)" calcext:base-cell-address="'Ile déserte var 2'.F34"/>
            <calcext:condition calcext:apply-style-name="cellule personnages" calcext:value="contains-text(&quot;NewCharacter&quot;)" calcext:base-cell-address="'Ile déserte var 2'.F34"/>
            <calcext:condition calcext:apply-style-name="cellule personnages" calcext:value="contains-text(&quot;HideOther&quot;)" calcext:base-cell-address="'Ile déserte var 2'.F34"/>
            <calcext:condition calcext:apply-style-name="cellule personnages" calcext:value="contains-text(&quot;DeleteOther&quot;)" calcext:base-cell-address="'Ile déserte var 2'.F34"/>
            <calcext:condition calcext:apply-style-name="cellule narrateur" calcext:value="contains-text(&quot;Narrator&quot;)" calcext:base-cell-address="'Ile déserte var 2'.F34"/>
            <calcext:condition calcext:apply-style-name="cellule set choice" calcext:value="contains-text(&quot;SetChoices&quot;)" calcext:base-cell-address="'Ile déserte var 2'.F34"/>
            <calcext:condition calcext:apply-style-name="cellule dialogues" calcext:value="contains-text(&quot;PlayerSpeak&quot;)" calcext:base-cell-address="'Ile déserte var 2'.F34"/>
            <calcext:condition calcext:apply-style-name="cellule dialogues" calcext:value="contains-text(&quot;OtherSpeak&quot;)" calcext:base-cell-address="'Ile déserte var 2'.F34"/>
            <calcext:condition calcext:apply-style-name="cellule argent" calcext:value="contains-text(&quot;CheckGold&quot;)" calcext:base-cell-address="'Ile déserte var 2'.F34"/>
            <calcext:condition calcext:apply-style-name="cellule argent" calcext:value="contains-text(&quot;RemoveGold&quot;)" calcext:base-cell-address="'Ile déserte var 2'.F34"/>
            <calcext:condition calcext:apply-style-name="cellule argent" calcext:value="contains-text(&quot;AddGold&quot;)" calcext:base-cell-address="'Ile déserte var 2'.F34"/>
            <calcext:condition calcext:apply-style-name="cellule argent" calcext:value="contains-text(&quot;Loot&quot;)" calcext:base-cell-address="'Ile déserte var 2'.F34"/>
            <calcext:condition calcext:apply-style-name="cellule argent" calcext:value="contains-text(&quot;Trade&quot;)" calcext:base-cell-address="'Ile déserte var 2'.F34"/>
            <calcext:condition calcext:apply-style-name="cellule combat" calcext:value="contains-text(&quot;LaunchCombat&quot;)" calcext:base-cell-address="'Ile déserte var 2'.F34"/>
            <calcext:condition calcext:apply-style-name="cellule indice" calcext:value="contains-text(&quot;CheckFormula&quot;)" calcext:base-cell-address="'Ile déserte var 2'.F34"/>
            <calcext:condition calcext:apply-style-name="cellule indice" calcext:value="contains-text(&quot;GiveDirection&quot;)" calcext:base-cell-address="'Ile déserte var 2'.F34"/>
            <calcext:condition calcext:apply-style-name="cellule temps" calcext:value="contains-text(&quot;SetWeather&quot;)" calcext:base-cell-address="'Ile déserte var 2'.F34"/>
            <calcext:condition calcext:apply-style-name="cellule temps" calcext:value="contains-text(&quot;SwitchWeather&quot;)" calcext:base-cell-address="'Ile déserte var 2'.F34"/>
            <calcext:condition calcext:apply-style-name="cellule temps" calcext:value="contains-text(&quot;NextDay&quot;)" calcext:base-cell-address="'Ile déserte var 2'.F34"/>
            <calcext:condition calcext:apply-style-name="cellule temps" calcext:value="contains-text(&quot;CheckDay&quot;)" calcext:base-cell-address="'Ile déserte var 2'.F34"/>
            <calcext:condition calcext:apply-style-name="cellule histoire" calcext:value="contains-text(&quot;Leave&quot;)" calcext:base-cell-address="'Ile déserte var 2'.F34"/>
            <calcext:condition calcext:apply-style-name="cellule choice" calcext:value="contains-text(&quot;Choice&quot;)" calcext:base-cell-address="'Ile déserte var 2'.F34"/>
            <calcext:condition calcext:apply-style-name="cellule d'erreur" calcext:value="!=&quot;&quot;" calcext:base-cell-address="'Ile déserte var 2'.F34"/>
          </calcext:conditional-format>
          <calcext:conditional-format calcext:target-range-address="'Ile Taverne'.E34:'Ile Taverne'.E34">
            <calcext:condition calcext:apply-style-name="cellule histoire" calcext:value="contains-text(&quot;GoTo&quot;)" calcext:base-cell-address="'Ile déserte var 2'.E34"/>
            <calcext:condition calcext:apply-style-name="cellule histoire" calcext:value="contains-text(&quot;Conclude&quot;)" calcext:base-cell-address="'Ile déserte var 2'.E34"/>
            <calcext:condition calcext:apply-style-name="cellule random" calcext:value="contains-text(&quot;RandomPercent&quot;)" calcext:base-cell-address="'Ile déserte var 2'.E34"/>
            <calcext:condition calcext:apply-style-name="cellule random" calcext:value="contains-text(&quot;RandomRange&quot;)" calcext:base-cell-address="'Ile déserte var 2'.E34"/>
            <calcext:condition calcext:apply-style-name="cellule personnages" calcext:value="contains-text(&quot;NewCrew&quot;)" calcext:base-cell-address="'Ile déserte var 2'.E34"/>
            <calcext:condition calcext:apply-style-name="cellule personnages" calcext:value="contains-text(&quot;NewCharacter&quot;)" calcext:base-cell-address="'Ile déserte var 2'.E34"/>
            <calcext:condition calcext:apply-style-name="cellule personnages" calcext:value="contains-text(&quot;HideOther&quot;)" calcext:base-cell-address="'Ile déserte var 2'.E34"/>
            <calcext:condition calcext:apply-style-name="cellule personnages" calcext:value="contains-text(&quot;DeleteOther&quot;)" calcext:base-cell-address="'Ile déserte var 2'.E34"/>
            <calcext:condition calcext:apply-style-name="cellule narrateur" calcext:value="contains-text(&quot;Narrator&quot;)" calcext:base-cell-address="'Ile déserte var 2'.E34"/>
            <calcext:condition calcext:apply-style-name="cellule set choice" calcext:value="contains-text(&quot;SetChoices&quot;)" calcext:base-cell-address="'Ile déserte var 2'.E34"/>
            <calcext:condition calcext:apply-style-name="cellule dialogues" calcext:value="contains-text(&quot;PlayerSpeak&quot;)" calcext:base-cell-address="'Ile déserte var 2'.E34"/>
            <calcext:condition calcext:apply-style-name="cellule dialogues" calcext:value="contains-text(&quot;OtherSpeak&quot;)" calcext:base-cell-address="'Ile déserte var 2'.E34"/>
            <calcext:condition calcext:apply-style-name="cellule argent" calcext:value="contains-text(&quot;CheckGold&quot;)" calcext:base-cell-address="'Ile déserte var 2'.E34"/>
            <calcext:condition calcext:apply-style-name="cellule argent" calcext:value="contains-text(&quot;RemoveGold&quot;)" calcext:base-cell-address="'Ile déserte var 2'.E34"/>
            <calcext:condition calcext:apply-style-name="cellule argent" calcext:value="contains-text(&quot;AddGold&quot;)" calcext:base-cell-address="'Ile déserte var 2'.E34"/>
            <calcext:condition calcext:apply-style-name="cellule argent" calcext:value="contains-text(&quot;Loot&quot;)" calcext:base-cell-address="'Ile déserte var 2'.E34"/>
            <calcext:condition calcext:apply-style-name="cellule argent" calcext:value="contains-text(&quot;Trade&quot;)" calcext:base-cell-address="'Ile déserte var 2'.E34"/>
            <calcext:condition calcext:apply-style-name="cellule combat" calcext:value="contains-text(&quot;LaunchCombat&quot;)" calcext:base-cell-address="'Ile déserte var 2'.E34"/>
            <calcext:condition calcext:apply-style-name="cellule indice" calcext:value="contains-text(&quot;CheckFormula&quot;)" calcext:base-cell-address="'Ile déserte var 2'.E34"/>
            <calcext:condition calcext:apply-style-name="cellule indice" calcext:value="contains-text(&quot;GiveDirection&quot;)" calcext:base-cell-address="'Ile déserte var 2'.E34"/>
            <calcext:condition calcext:apply-style-name="cellule temps" calcext:value="contains-text(&quot;SetWeather&quot;)" calcext:base-cell-address="'Ile déserte var 2'.E34"/>
            <calcext:condition calcext:apply-style-name="cellule temps" calcext:value="contains-text(&quot;SwitchWeather&quot;)" calcext:base-cell-address="'Ile déserte var 2'.E34"/>
            <calcext:condition calcext:apply-style-name="cellule temps" calcext:value="contains-text(&quot;NextDay&quot;)" calcext:base-cell-address="'Ile déserte var 2'.E34"/>
            <calcext:condition calcext:apply-style-name="cellule temps" calcext:value="contains-text(&quot;CheckDay&quot;)" calcext:base-cell-address="'Ile déserte var 2'.E34"/>
            <calcext:condition calcext:apply-style-name="cellule histoire" calcext:value="contains-text(&quot;Leave&quot;)" calcext:base-cell-address="'Ile déserte var 2'.E34"/>
            <calcext:condition calcext:apply-style-name="cellule choice" calcext:value="contains-text(&quot;Choice&quot;)" calcext:base-cell-address="'Ile déserte var 2'.E34"/>
            <calcext:condition calcext:apply-style-name="cellule d'erreur" calcext:value="!=&quot;&quot;" calcext:base-cell-address="'Ile déserte var 2'.E34"/>
          </calcext:conditional-format>
          <calcext:conditional-format calcext:target-range-address="'Ile Taverne'.E34:'Ile Taverne'.E34">
            <calcext:condition calcext:apply-style-name="cellule histoire" calcext:value="contains-text(&quot;GoTo&quot;)" calcext:base-cell-address="'Ile déserte var 2'.E34"/>
            <calcext:condition calcext:apply-style-name="cellule histoire" calcext:value="contains-text(&quot;Conclude&quot;)" calcext:base-cell-address="'Ile déserte var 2'.E34"/>
            <calcext:condition calcext:apply-style-name="cellule random" calcext:value="contains-text(&quot;RandomPercent&quot;)" calcext:base-cell-address="'Ile déserte var 2'.E34"/>
            <calcext:condition calcext:apply-style-name="cellule random" calcext:value="contains-text(&quot;RandomRange&quot;)" calcext:base-cell-address="'Ile déserte var 2'.E34"/>
            <calcext:condition calcext:apply-style-name="cellule personnages" calcext:value="contains-text(&quot;NewCrew&quot;)" calcext:base-cell-address="'Ile déserte var 2'.E34"/>
            <calcext:condition calcext:apply-style-name="cellule personnages" calcext:value="contains-text(&quot;NewCharacter&quot;)" calcext:base-cell-address="'Ile déserte var 2'.E34"/>
            <calcext:condition calcext:apply-style-name="cellule personnages" calcext:value="contains-text(&quot;HideOther&quot;)" calcext:base-cell-address="'Ile déserte var 2'.E34"/>
            <calcext:condition calcext:apply-style-name="cellule personnages" calcext:value="contains-text(&quot;DeleteOther&quot;)" calcext:base-cell-address="'Ile déserte var 2'.E34"/>
            <calcext:condition calcext:apply-style-name="cellule narrateur" calcext:value="contains-text(&quot;Narrator&quot;)" calcext:base-cell-address="'Ile déserte var 2'.E34"/>
            <calcext:condition calcext:apply-style-name="cellule set choice" calcext:value="contains-text(&quot;SetChoices&quot;)" calcext:base-cell-address="'Ile déserte var 2'.E34"/>
            <calcext:condition calcext:apply-style-name="cellule dialogues" calcext:value="contains-text(&quot;PlayerSpeak&quot;)" calcext:base-cell-address="'Ile déserte var 2'.E34"/>
            <calcext:condition calcext:apply-style-name="cellule dialogues" calcext:value="contains-text(&quot;OtherSpeak&quot;)" calcext:base-cell-address="'Ile déserte var 2'.E34"/>
            <calcext:condition calcext:apply-style-name="cellule argent" calcext:value="contains-text(&quot;CheckGold&quot;)" calcext:base-cell-address="'Ile déserte var 2'.E34"/>
            <calcext:condition calcext:apply-style-name="cellule argent" calcext:value="contains-text(&quot;RemoveGold&quot;)" calcext:base-cell-address="'Ile déserte var 2'.E34"/>
            <calcext:condition calcext:apply-style-name="cellule argent" calcext:value="contains-text(&quot;AddGold&quot;)" calcext:base-cell-address="'Ile déserte var 2'.E34"/>
            <calcext:condition calcext:apply-style-name="cellule argent" calcext:value="contains-text(&quot;Loot&quot;)" calcext:base-cell-address="'Ile déserte var 2'.E34"/>
            <calcext:condition calcext:apply-style-name="cellule argent" calcext:value="contains-text(&quot;Trade&quot;)" calcext:base-cell-address="'Ile déserte var 2'.E34"/>
            <calcext:condition calcext:apply-style-name="cellule combat" calcext:value="contains-text(&quot;LaunchCombat&quot;)" calcext:base-cell-address="'Ile déserte var 2'.E34"/>
            <calcext:condition calcext:apply-style-name="cellule indice" calcext:value="contains-text(&quot;CheckFormula&quot;)" calcext:base-cell-address="'Ile déserte var 2'.E34"/>
            <calcext:condition calcext:apply-style-name="cellule indice" calcext:value="contains-text(&quot;GiveDirection&quot;)" calcext:base-cell-address="'Ile déserte var 2'.E34"/>
            <calcext:condition calcext:apply-style-name="cellule temps" calcext:value="contains-text(&quot;SetWeather&quot;)" calcext:base-cell-address="'Ile déserte var 2'.E34"/>
            <calcext:condition calcext:apply-style-name="cellule temps" calcext:value="contains-text(&quot;SwitchWeather&quot;)" calcext:base-cell-address="'Ile déserte var 2'.E34"/>
            <calcext:condition calcext:apply-style-name="cellule temps" calcext:value="contains-text(&quot;NextDay&quot;)" calcext:base-cell-address="'Ile déserte var 2'.E34"/>
            <calcext:condition calcext:apply-style-name="cellule temps" calcext:value="contains-text(&quot;CheckDay&quot;)" calcext:base-cell-address="'Ile déserte var 2'.E34"/>
            <calcext:condition calcext:apply-style-name="cellule histoire" calcext:value="contains-text(&quot;Leave&quot;)" calcext:base-cell-address="'Ile déserte var 2'.E34"/>
            <calcext:condition calcext:apply-style-name="cellule choice" calcext:value="contains-text(&quot;Choice&quot;)" calcext:base-cell-address="'Ile déserte var 2'.E34"/>
            <calcext:condition calcext:apply-style-name="cellule d'erreur" calcext:value="!=&quot;&quot;" calcext:base-cell-address="'Ile déserte var 2'.E34"/>
          </calcext:conditional-format>
          <calcext:conditional-format calcext:target-range-address="'Ile Taverne'.F35:'Ile Taverne'.F35">
            <calcext:condition calcext:apply-style-name="cellule histoire" calcext:value="contains-text(&quot;GoTo&quot;)" calcext:base-cell-address="'Ile déserte var 2'.F35"/>
            <calcext:condition calcext:apply-style-name="cellule histoire" calcext:value="contains-text(&quot;Conclude&quot;)" calcext:base-cell-address="'Ile déserte var 2'.F35"/>
            <calcext:condition calcext:apply-style-name="cellule random" calcext:value="contains-text(&quot;RandomPercent&quot;)" calcext:base-cell-address="'Ile déserte var 2'.F35"/>
            <calcext:condition calcext:apply-style-name="cellule random" calcext:value="contains-text(&quot;RandomRange&quot;)" calcext:base-cell-address="'Ile déserte var 2'.F35"/>
            <calcext:condition calcext:apply-style-name="cellule personnages" calcext:value="contains-text(&quot;NewCrew&quot;)" calcext:base-cell-address="'Ile déserte var 2'.F35"/>
            <calcext:condition calcext:apply-style-name="cellule personnages" calcext:value="contains-text(&quot;NewCharacter&quot;)" calcext:base-cell-address="'Ile déserte var 2'.F35"/>
            <calcext:condition calcext:apply-style-name="cellule personnages" calcext:value="contains-text(&quot;HideOther&quot;)" calcext:base-cell-address="'Ile déserte var 2'.F35"/>
            <calcext:condition calcext:apply-style-name="cellule personnages" calcext:value="contains-text(&quot;DeleteOther&quot;)" calcext:base-cell-address="'Ile déserte var 2'.F35"/>
            <calcext:condition calcext:apply-style-name="cellule narrateur" calcext:value="contains-text(&quot;Narrator&quot;)" calcext:base-cell-address="'Ile déserte var 2'.F35"/>
            <calcext:condition calcext:apply-style-name="cellule set choice" calcext:value="contains-text(&quot;SetChoices&quot;)" calcext:base-cell-address="'Ile déserte var 2'.F35"/>
            <calcext:condition calcext:apply-style-name="cellule dialogues" calcext:value="contains-text(&quot;PlayerSpeak&quot;)" calcext:base-cell-address="'Ile déserte var 2'.F35"/>
            <calcext:condition calcext:apply-style-name="cellule dialogues" calcext:value="contains-text(&quot;OtherSpeak&quot;)" calcext:base-cell-address="'Ile déserte var 2'.F35"/>
            <calcext:condition calcext:apply-style-name="cellule argent" calcext:value="contains-text(&quot;CheckGold&quot;)" calcext:base-cell-address="'Ile déserte var 2'.F35"/>
            <calcext:condition calcext:apply-style-name="cellule argent" calcext:value="contains-text(&quot;RemoveGold&quot;)" calcext:base-cell-address="'Ile déserte var 2'.F35"/>
            <calcext:condition calcext:apply-style-name="cellule argent" calcext:value="contains-text(&quot;AddGold&quot;)" calcext:base-cell-address="'Ile déserte var 2'.F35"/>
            <calcext:condition calcext:apply-style-name="cellule argent" calcext:value="contains-text(&quot;Loot&quot;)" calcext:base-cell-address="'Ile déserte var 2'.F35"/>
            <calcext:condition calcext:apply-style-name="cellule argent" calcext:value="contains-text(&quot;Trade&quot;)" calcext:base-cell-address="'Ile déserte var 2'.F35"/>
            <calcext:condition calcext:apply-style-name="cellule combat" calcext:value="contains-text(&quot;LaunchCombat&quot;)" calcext:base-cell-address="'Ile déserte var 2'.F35"/>
            <calcext:condition calcext:apply-style-name="cellule indice" calcext:value="contains-text(&quot;CheckFormula&quot;)" calcext:base-cell-address="'Ile déserte var 2'.F35"/>
            <calcext:condition calcext:apply-style-name="cellule indice" calcext:value="contains-text(&quot;GiveDirection&quot;)" calcext:base-cell-address="'Ile déserte var 2'.F35"/>
            <calcext:condition calcext:apply-style-name="cellule temps" calcext:value="contains-text(&quot;SetWeather&quot;)" calcext:base-cell-address="'Ile déserte var 2'.F35"/>
            <calcext:condition calcext:apply-style-name="cellule temps" calcext:value="contains-text(&quot;SwitchWeather&quot;)" calcext:base-cell-address="'Ile déserte var 2'.F35"/>
            <calcext:condition calcext:apply-style-name="cellule temps" calcext:value="contains-text(&quot;NextDay&quot;)" calcext:base-cell-address="'Ile déserte var 2'.F35"/>
            <calcext:condition calcext:apply-style-name="cellule temps" calcext:value="contains-text(&quot;CheckDay&quot;)" calcext:base-cell-address="'Ile déserte var 2'.F35"/>
            <calcext:condition calcext:apply-style-name="cellule histoire" calcext:value="contains-text(&quot;Leave&quot;)" calcext:base-cell-address="'Ile déserte var 2'.F35"/>
            <calcext:condition calcext:apply-style-name="cellule choice" calcext:value="contains-text(&quot;Choice&quot;)" calcext:base-cell-address="'Ile déserte var 2'.F35"/>
            <calcext:condition calcext:apply-style-name="cellule d'erreur" calcext:value="!=&quot;&quot;" calcext:base-cell-address="'Ile déserte var 2'.F35"/>
          </calcext:conditional-format>
          <calcext:conditional-format calcext:target-range-address="'Ile Taverne'.F35:'Ile Taverne'.F35">
            <calcext:condition calcext:apply-style-name="cellule histoire" calcext:value="contains-text(&quot;GoTo&quot;)" calcext:base-cell-address="'Ile déserte var 2'.F35"/>
            <calcext:condition calcext:apply-style-name="cellule histoire" calcext:value="contains-text(&quot;Conclude&quot;)" calcext:base-cell-address="'Ile déserte var 2'.F35"/>
            <calcext:condition calcext:apply-style-name="cellule random" calcext:value="contains-text(&quot;RandomPercent&quot;)" calcext:base-cell-address="'Ile déserte var 2'.F35"/>
            <calcext:condition calcext:apply-style-name="cellule random" calcext:value="contains-text(&quot;RandomRange&quot;)" calcext:base-cell-address="'Ile déserte var 2'.F35"/>
            <calcext:condition calcext:apply-style-name="cellule personnages" calcext:value="contains-text(&quot;NewCrew&quot;)" calcext:base-cell-address="'Ile déserte var 2'.F35"/>
            <calcext:condition calcext:apply-style-name="cellule personnages" calcext:value="contains-text(&quot;NewCharacter&quot;)" calcext:base-cell-address="'Ile déserte var 2'.F35"/>
            <calcext:condition calcext:apply-style-name="cellule personnages" calcext:value="contains-text(&quot;HideOther&quot;)" calcext:base-cell-address="'Ile déserte var 2'.F35"/>
            <calcext:condition calcext:apply-style-name="cellule personnages" calcext:value="contains-text(&quot;DeleteOther&quot;)" calcext:base-cell-address="'Ile déserte var 2'.F35"/>
            <calcext:condition calcext:apply-style-name="cellule narrateur" calcext:value="contains-text(&quot;Narrator&quot;)" calcext:base-cell-address="'Ile déserte var 2'.F35"/>
            <calcext:condition calcext:apply-style-name="cellule set choice" calcext:value="contains-text(&quot;SetChoices&quot;)" calcext:base-cell-address="'Ile déserte var 2'.F35"/>
            <calcext:condition calcext:apply-style-name="cellule dialogues" calcext:value="contains-text(&quot;PlayerSpeak&quot;)" calcext:base-cell-address="'Ile déserte var 2'.F35"/>
            <calcext:condition calcext:apply-style-name="cellule dialogues" calcext:value="contains-text(&quot;OtherSpeak&quot;)" calcext:base-cell-address="'Ile déserte var 2'.F35"/>
            <calcext:condition calcext:apply-style-name="cellule argent" calcext:value="contains-text(&quot;CheckGold&quot;)" calcext:base-cell-address="'Ile déserte var 2'.F35"/>
            <calcext:condition calcext:apply-style-name="cellule argent" calcext:value="contains-text(&quot;RemoveGold&quot;)" calcext:base-cell-address="'Ile déserte var 2'.F35"/>
            <calcext:condition calcext:apply-style-name="cellule argent" calcext:value="contains-text(&quot;AddGold&quot;)" calcext:base-cell-address="'Ile déserte var 2'.F35"/>
            <calcext:condition calcext:apply-style-name="cellule argent" calcext:value="contains-text(&quot;Loot&quot;)" calcext:base-cell-address="'Ile déserte var 2'.F35"/>
            <calcext:condition calcext:apply-style-name="cellule argent" calcext:value="contains-text(&quot;Trade&quot;)" calcext:base-cell-address="'Ile déserte var 2'.F35"/>
            <calcext:condition calcext:apply-style-name="cellule combat" calcext:value="contains-text(&quot;LaunchCombat&quot;)" calcext:base-cell-address="'Ile déserte var 2'.F35"/>
            <calcext:condition calcext:apply-style-name="cellule indice" calcext:value="contains-text(&quot;CheckFormula&quot;)" calcext:base-cell-address="'Ile déserte var 2'.F35"/>
            <calcext:condition calcext:apply-style-name="cellule indice" calcext:value="contains-text(&quot;GiveDirection&quot;)" calcext:base-cell-address="'Ile déserte var 2'.F35"/>
            <calcext:condition calcext:apply-style-name="cellule temps" calcext:value="contains-text(&quot;SetWeather&quot;)" calcext:base-cell-address="'Ile déserte var 2'.F35"/>
            <calcext:condition calcext:apply-style-name="cellule temps" calcext:value="contains-text(&quot;SwitchWeather&quot;)" calcext:base-cell-address="'Ile déserte var 2'.F35"/>
            <calcext:condition calcext:apply-style-name="cellule temps" calcext:value="contains-text(&quot;NextDay&quot;)" calcext:base-cell-address="'Ile déserte var 2'.F35"/>
            <calcext:condition calcext:apply-style-name="cellule temps" calcext:value="contains-text(&quot;CheckDay&quot;)" calcext:base-cell-address="'Ile déserte var 2'.F35"/>
            <calcext:condition calcext:apply-style-name="cellule histoire" calcext:value="contains-text(&quot;Leave&quot;)" calcext:base-cell-address="'Ile déserte var 2'.F35"/>
            <calcext:condition calcext:apply-style-name="cellule choice" calcext:value="contains-text(&quot;Choice&quot;)" calcext:base-cell-address="'Ile déserte var 2'.F35"/>
            <calcext:condition calcext:apply-style-name="cellule d'erreur" calcext:value="!=&quot;&quot;" calcext:base-cell-address="'Ile déserte var 2'.F35"/>
          </calcext:conditional-format>
          <calcext:conditional-format calcext:target-range-address="'Ile Taverne'.E35:'Ile Taverne'.E35">
            <calcext:condition calcext:apply-style-name="cellule histoire" calcext:value="contains-text(&quot;GoTo&quot;)" calcext:base-cell-address="'Ile déserte var 2'.E35"/>
            <calcext:condition calcext:apply-style-name="cellule histoire" calcext:value="contains-text(&quot;Conclude&quot;)" calcext:base-cell-address="'Ile déserte var 2'.E35"/>
            <calcext:condition calcext:apply-style-name="cellule random" calcext:value="contains-text(&quot;RandomPercent&quot;)" calcext:base-cell-address="'Ile déserte var 2'.E35"/>
            <calcext:condition calcext:apply-style-name="cellule random" calcext:value="contains-text(&quot;RandomRange&quot;)" calcext:base-cell-address="'Ile déserte var 2'.E35"/>
            <calcext:condition calcext:apply-style-name="cellule personnages" calcext:value="contains-text(&quot;NewCrew&quot;)" calcext:base-cell-address="'Ile déserte var 2'.E35"/>
            <calcext:condition calcext:apply-style-name="cellule personnages" calcext:value="contains-text(&quot;NewCharacter&quot;)" calcext:base-cell-address="'Ile déserte var 2'.E35"/>
            <calcext:condition calcext:apply-style-name="cellule personnages" calcext:value="contains-text(&quot;HideOther&quot;)" calcext:base-cell-address="'Ile déserte var 2'.E35"/>
            <calcext:condition calcext:apply-style-name="cellule personnages" calcext:value="contains-text(&quot;DeleteOther&quot;)" calcext:base-cell-address="'Ile déserte var 2'.E35"/>
            <calcext:condition calcext:apply-style-name="cellule narrateur" calcext:value="contains-text(&quot;Narrator&quot;)" calcext:base-cell-address="'Ile déserte var 2'.E35"/>
            <calcext:condition calcext:apply-style-name="cellule set choice" calcext:value="contains-text(&quot;SetChoices&quot;)" calcext:base-cell-address="'Ile déserte var 2'.E35"/>
            <calcext:condition calcext:apply-style-name="cellule dialogues" calcext:value="contains-text(&quot;PlayerSpeak&quot;)" calcext:base-cell-address="'Ile déserte var 2'.E35"/>
            <calcext:condition calcext:apply-style-name="cellule dialogues" calcext:value="contains-text(&quot;OtherSpeak&quot;)" calcext:base-cell-address="'Ile déserte var 2'.E35"/>
            <calcext:condition calcext:apply-style-name="cellule argent" calcext:value="contains-text(&quot;CheckGold&quot;)" calcext:base-cell-address="'Ile déserte var 2'.E35"/>
            <calcext:condition calcext:apply-style-name="cellule argent" calcext:value="contains-text(&quot;RemoveGold&quot;)" calcext:base-cell-address="'Ile déserte var 2'.E35"/>
            <calcext:condition calcext:apply-style-name="cellule argent" calcext:value="contains-text(&quot;AddGold&quot;)" calcext:base-cell-address="'Ile déserte var 2'.E35"/>
            <calcext:condition calcext:apply-style-name="cellule argent" calcext:value="contains-text(&quot;Loot&quot;)" calcext:base-cell-address="'Ile déserte var 2'.E35"/>
            <calcext:condition calcext:apply-style-name="cellule argent" calcext:value="contains-text(&quot;Trade&quot;)" calcext:base-cell-address="'Ile déserte var 2'.E35"/>
            <calcext:condition calcext:apply-style-name="cellule combat" calcext:value="contains-text(&quot;LaunchCombat&quot;)" calcext:base-cell-address="'Ile déserte var 2'.E35"/>
            <calcext:condition calcext:apply-style-name="cellule indice" calcext:value="contains-text(&quot;CheckFormula&quot;)" calcext:base-cell-address="'Ile déserte var 2'.E35"/>
            <calcext:condition calcext:apply-style-name="cellule indice" calcext:value="contains-text(&quot;GiveDirection&quot;)" calcext:base-cell-address="'Ile déserte var 2'.E35"/>
            <calcext:condition calcext:apply-style-name="cellule temps" calcext:value="contains-text(&quot;SetWeather&quot;)" calcext:base-cell-address="'Ile déserte var 2'.E35"/>
            <calcext:condition calcext:apply-style-name="cellule temps" calcext:value="contains-text(&quot;SwitchWeather&quot;)" calcext:base-cell-address="'Ile déserte var 2'.E35"/>
            <calcext:condition calcext:apply-style-name="cellule temps" calcext:value="contains-text(&quot;NextDay&quot;)" calcext:base-cell-address="'Ile déserte var 2'.E35"/>
            <calcext:condition calcext:apply-style-name="cellule temps" calcext:value="contains-text(&quot;CheckDay&quot;)" calcext:base-cell-address="'Ile déserte var 2'.E35"/>
            <calcext:condition calcext:apply-style-name="cellule histoire" calcext:value="contains-text(&quot;Leave&quot;)" calcext:base-cell-address="'Ile déserte var 2'.E35"/>
            <calcext:condition calcext:apply-style-name="cellule choice" calcext:value="contains-text(&quot;Choice&quot;)" calcext:base-cell-address="'Ile déserte var 2'.E35"/>
            <calcext:condition calcext:apply-style-name="cellule d'erreur" calcext:value="!=&quot;&quot;" calcext:base-cell-address="'Ile déserte var 2'.E35"/>
          </calcext:conditional-format>
          <calcext:conditional-format calcext:target-range-address="'Ile Taverne'.E35:'Ile Taverne'.E35">
            <calcext:condition calcext:apply-style-name="cellule histoire" calcext:value="contains-text(&quot;GoTo&quot;)" calcext:base-cell-address="'Ile déserte var 2'.E35"/>
            <calcext:condition calcext:apply-style-name="cellule histoire" calcext:value="contains-text(&quot;Conclude&quot;)" calcext:base-cell-address="'Ile déserte var 2'.E35"/>
            <calcext:condition calcext:apply-style-name="cellule random" calcext:value="contains-text(&quot;RandomPercent&quot;)" calcext:base-cell-address="'Ile déserte var 2'.E35"/>
            <calcext:condition calcext:apply-style-name="cellule random" calcext:value="contains-text(&quot;RandomRange&quot;)" calcext:base-cell-address="'Ile déserte var 2'.E35"/>
            <calcext:condition calcext:apply-style-name="cellule personnages" calcext:value="contains-text(&quot;NewCrew&quot;)" calcext:base-cell-address="'Ile déserte var 2'.E35"/>
            <calcext:condition calcext:apply-style-name="cellule personnages" calcext:value="contains-text(&quot;NewCharacter&quot;)" calcext:base-cell-address="'Ile déserte var 2'.E35"/>
            <calcext:condition calcext:apply-style-name="cellule personnages" calcext:value="contains-text(&quot;HideOther&quot;)" calcext:base-cell-address="'Ile déserte var 2'.E35"/>
            <calcext:condition calcext:apply-style-name="cellule personnages" calcext:value="contains-text(&quot;DeleteOther&quot;)" calcext:base-cell-address="'Ile déserte var 2'.E35"/>
            <calcext:condition calcext:apply-style-name="cellule narrateur" calcext:value="contains-text(&quot;Narrator&quot;)" calcext:base-cell-address="'Ile déserte var 2'.E35"/>
            <calcext:condition calcext:apply-style-name="cellule set choice" calcext:value="contains-text(&quot;SetChoices&quot;)" calcext:base-cell-address="'Ile déserte var 2'.E35"/>
            <calcext:condition calcext:apply-style-name="cellule dialogues" calcext:value="contains-text(&quot;PlayerSpeak&quot;)" calcext:base-cell-address="'Ile déserte var 2'.E35"/>
            <calcext:condition calcext:apply-style-name="cellule dialogues" calcext:value="contains-text(&quot;OtherSpeak&quot;)" calcext:base-cell-address="'Ile déserte var 2'.E35"/>
            <calcext:condition calcext:apply-style-name="cellule argent" calcext:value="contains-text(&quot;CheckGold&quot;)" calcext:base-cell-address="'Ile déserte var 2'.E35"/>
            <calcext:condition calcext:apply-style-name="cellule argent" calcext:value="contains-text(&quot;RemoveGold&quot;)" calcext:base-cell-address="'Ile déserte var 2'.E35"/>
            <calcext:condition calcext:apply-style-name="cellule argent" calcext:value="contains-text(&quot;AddGold&quot;)" calcext:base-cell-address="'Ile déserte var 2'.E35"/>
            <calcext:condition calcext:apply-style-name="cellule argent" calcext:value="contains-text(&quot;Loot&quot;)" calcext:base-cell-address="'Ile déserte var 2'.E35"/>
            <calcext:condition calcext:apply-style-name="cellule argent" calcext:value="contains-text(&quot;Trade&quot;)" calcext:base-cell-address="'Ile déserte var 2'.E35"/>
            <calcext:condition calcext:apply-style-name="cellule combat" calcext:value="contains-text(&quot;LaunchCombat&quot;)" calcext:base-cell-address="'Ile déserte var 2'.E35"/>
            <calcext:condition calcext:apply-style-name="cellule indice" calcext:value="contains-text(&quot;CheckFormula&quot;)" calcext:base-cell-address="'Ile déserte var 2'.E35"/>
            <calcext:condition calcext:apply-style-name="cellule indice" calcext:value="contains-text(&quot;GiveDirection&quot;)" calcext:base-cell-address="'Ile déserte var 2'.E35"/>
            <calcext:condition calcext:apply-style-name="cellule temps" calcext:value="contains-text(&quot;SetWeather&quot;)" calcext:base-cell-address="'Ile déserte var 2'.E35"/>
            <calcext:condition calcext:apply-style-name="cellule temps" calcext:value="contains-text(&quot;SwitchWeather&quot;)" calcext:base-cell-address="'Ile déserte var 2'.E35"/>
            <calcext:condition calcext:apply-style-name="cellule temps" calcext:value="contains-text(&quot;NextDay&quot;)" calcext:base-cell-address="'Ile déserte var 2'.E35"/>
            <calcext:condition calcext:apply-style-name="cellule temps" calcext:value="contains-text(&quot;CheckDay&quot;)" calcext:base-cell-address="'Ile déserte var 2'.E35"/>
            <calcext:condition calcext:apply-style-name="cellule histoire" calcext:value="contains-text(&quot;Leave&quot;)" calcext:base-cell-address="'Ile déserte var 2'.E35"/>
            <calcext:condition calcext:apply-style-name="cellule choice" calcext:value="contains-text(&quot;Choice&quot;)" calcext:base-cell-address="'Ile déserte var 2'.E35"/>
            <calcext:condition calcext:apply-style-name="cellule d'erreur" calcext:value="!=&quot;&quot;" calcext:base-cell-address="'Ile déserte var 2'.E35"/>
          </calcext:conditional-format>
          <calcext:conditional-format calcext:target-range-address="'Ile Taverne'.F36:'Ile Taverne'.F36">
            <calcext:condition calcext:apply-style-name="cellule histoire" calcext:value="contains-text(&quot;GoTo&quot;)" calcext:base-cell-address="'Ile déserte var 2'.F36"/>
            <calcext:condition calcext:apply-style-name="cellule histoire" calcext:value="contains-text(&quot;Conclude&quot;)" calcext:base-cell-address="'Ile déserte var 2'.F36"/>
            <calcext:condition calcext:apply-style-name="cellule random" calcext:value="contains-text(&quot;RandomPercent&quot;)" calcext:base-cell-address="'Ile déserte var 2'.F36"/>
            <calcext:condition calcext:apply-style-name="cellule random" calcext:value="contains-text(&quot;RandomRange&quot;)" calcext:base-cell-address="'Ile déserte var 2'.F36"/>
            <calcext:condition calcext:apply-style-name="cellule personnages" calcext:value="contains-text(&quot;NewCrew&quot;)" calcext:base-cell-address="'Ile déserte var 2'.F36"/>
            <calcext:condition calcext:apply-style-name="cellule personnages" calcext:value="contains-text(&quot;NewCharacter&quot;)" calcext:base-cell-address="'Ile déserte var 2'.F36"/>
            <calcext:condition calcext:apply-style-name="cellule personnages" calcext:value="contains-text(&quot;HideOther&quot;)" calcext:base-cell-address="'Ile déserte var 2'.F36"/>
            <calcext:condition calcext:apply-style-name="cellule personnages" calcext:value="contains-text(&quot;DeleteOther&quot;)" calcext:base-cell-address="'Ile déserte var 2'.F36"/>
            <calcext:condition calcext:apply-style-name="cellule narrateur" calcext:value="contains-text(&quot;Narrator&quot;)" calcext:base-cell-address="'Ile déserte var 2'.F36"/>
            <calcext:condition calcext:apply-style-name="cellule set choice" calcext:value="contains-text(&quot;SetChoices&quot;)" calcext:base-cell-address="'Ile déserte var 2'.F36"/>
            <calcext:condition calcext:apply-style-name="cellule dialogues" calcext:value="contains-text(&quot;PlayerSpeak&quot;)" calcext:base-cell-address="'Ile déserte var 2'.F36"/>
            <calcext:condition calcext:apply-style-name="cellule dialogues" calcext:value="contains-text(&quot;OtherSpeak&quot;)" calcext:base-cell-address="'Ile déserte var 2'.F36"/>
            <calcext:condition calcext:apply-style-name="cellule argent" calcext:value="contains-text(&quot;CheckGold&quot;)" calcext:base-cell-address="'Ile déserte var 2'.F36"/>
            <calcext:condition calcext:apply-style-name="cellule argent" calcext:value="contains-text(&quot;RemoveGold&quot;)" calcext:base-cell-address="'Ile déserte var 2'.F36"/>
            <calcext:condition calcext:apply-style-name="cellule argent" calcext:value="contains-text(&quot;AddGold&quot;)" calcext:base-cell-address="'Ile déserte var 2'.F36"/>
            <calcext:condition calcext:apply-style-name="cellule argent" calcext:value="contains-text(&quot;Loot&quot;)" calcext:base-cell-address="'Ile déserte var 2'.F36"/>
            <calcext:condition calcext:apply-style-name="cellule argent" calcext:value="contains-text(&quot;Trade&quot;)" calcext:base-cell-address="'Ile déserte var 2'.F36"/>
            <calcext:condition calcext:apply-style-name="cellule combat" calcext:value="contains-text(&quot;LaunchCombat&quot;)" calcext:base-cell-address="'Ile déserte var 2'.F36"/>
            <calcext:condition calcext:apply-style-name="cellule indice" calcext:value="contains-text(&quot;CheckFormula&quot;)" calcext:base-cell-address="'Ile déserte var 2'.F36"/>
            <calcext:condition calcext:apply-style-name="cellule indice" calcext:value="contains-text(&quot;GiveDirection&quot;)" calcext:base-cell-address="'Ile déserte var 2'.F36"/>
            <calcext:condition calcext:apply-style-name="cellule temps" calcext:value="contains-text(&quot;SetWeather&quot;)" calcext:base-cell-address="'Ile déserte var 2'.F36"/>
            <calcext:condition calcext:apply-style-name="cellule temps" calcext:value="contains-text(&quot;SwitchWeather&quot;)" calcext:base-cell-address="'Ile déserte var 2'.F36"/>
            <calcext:condition calcext:apply-style-name="cellule temps" calcext:value="contains-text(&quot;NextDay&quot;)" calcext:base-cell-address="'Ile déserte var 2'.F36"/>
            <calcext:condition calcext:apply-style-name="cellule temps" calcext:value="contains-text(&quot;CheckDay&quot;)" calcext:base-cell-address="'Ile déserte var 2'.F36"/>
            <calcext:condition calcext:apply-style-name="cellule histoire" calcext:value="contains-text(&quot;Leave&quot;)" calcext:base-cell-address="'Ile déserte var 2'.F36"/>
            <calcext:condition calcext:apply-style-name="cellule choice" calcext:value="contains-text(&quot;Choice&quot;)" calcext:base-cell-address="'Ile déserte var 2'.F36"/>
            <calcext:condition calcext:apply-style-name="cellule d'erreur" calcext:value="!=&quot;&quot;" calcext:base-cell-address="'Ile déserte var 2'.F36"/>
          </calcext:conditional-format>
          <calcext:conditional-format calcext:target-range-address="'Ile Taverne'.F36:'Ile Taverne'.F36">
            <calcext:condition calcext:apply-style-name="cellule histoire" calcext:value="contains-text(&quot;GoTo&quot;)" calcext:base-cell-address="'Ile déserte var 2'.F36"/>
            <calcext:condition calcext:apply-style-name="cellule histoire" calcext:value="contains-text(&quot;Conclude&quot;)" calcext:base-cell-address="'Ile déserte var 2'.F36"/>
            <calcext:condition calcext:apply-style-name="cellule random" calcext:value="contains-text(&quot;RandomPercent&quot;)" calcext:base-cell-address="'Ile déserte var 2'.F36"/>
            <calcext:condition calcext:apply-style-name="cellule random" calcext:value="contains-text(&quot;RandomRange&quot;)" calcext:base-cell-address="'Ile déserte var 2'.F36"/>
            <calcext:condition calcext:apply-style-name="cellule personnages" calcext:value="contains-text(&quot;NewCrew&quot;)" calcext:base-cell-address="'Ile déserte var 2'.F36"/>
            <calcext:condition calcext:apply-style-name="cellule personnages" calcext:value="contains-text(&quot;NewCharacter&quot;)" calcext:base-cell-address="'Ile déserte var 2'.F36"/>
            <calcext:condition calcext:apply-style-name="cellule personnages" calcext:value="contains-text(&quot;HideOther&quot;)" calcext:base-cell-address="'Ile déserte var 2'.F36"/>
            <calcext:condition calcext:apply-style-name="cellule personnages" calcext:value="contains-text(&quot;DeleteOther&quot;)" calcext:base-cell-address="'Ile déserte var 2'.F36"/>
            <calcext:condition calcext:apply-style-name="cellule narrateur" calcext:value="contains-text(&quot;Narrator&quot;)" calcext:base-cell-address="'Ile déserte var 2'.F36"/>
            <calcext:condition calcext:apply-style-name="cellule set choice" calcext:value="contains-text(&quot;SetChoices&quot;)" calcext:base-cell-address="'Ile déserte var 2'.F36"/>
            <calcext:condition calcext:apply-style-name="cellule dialogues" calcext:value="contains-text(&quot;PlayerSpeak&quot;)" calcext:base-cell-address="'Ile déserte var 2'.F36"/>
            <calcext:condition calcext:apply-style-name="cellule dialogues" calcext:value="contains-text(&quot;OtherSpeak&quot;)" calcext:base-cell-address="'Ile déserte var 2'.F36"/>
            <calcext:condition calcext:apply-style-name="cellule argent" calcext:value="contains-text(&quot;CheckGold&quot;)" calcext:base-cell-address="'Ile déserte var 2'.F36"/>
            <calcext:condition calcext:apply-style-name="cellule argent" calcext:value="contains-text(&quot;RemoveGold&quot;)" calcext:base-cell-address="'Ile déserte var 2'.F36"/>
            <calcext:condition calcext:apply-style-name="cellule argent" calcext:value="contains-text(&quot;AddGold&quot;)" calcext:base-cell-address="'Ile déserte var 2'.F36"/>
            <calcext:condition calcext:apply-style-name="cellule argent" calcext:value="contains-text(&quot;Loot&quot;)" calcext:base-cell-address="'Ile déserte var 2'.F36"/>
            <calcext:condition calcext:apply-style-name="cellule argent" calcext:value="contains-text(&quot;Trade&quot;)" calcext:base-cell-address="'Ile déserte var 2'.F36"/>
            <calcext:condition calcext:apply-style-name="cellule combat" calcext:value="contains-text(&quot;LaunchCombat&quot;)" calcext:base-cell-address="'Ile déserte var 2'.F36"/>
            <calcext:condition calcext:apply-style-name="cellule indice" calcext:value="contains-text(&quot;CheckFormula&quot;)" calcext:base-cell-address="'Ile déserte var 2'.F36"/>
            <calcext:condition calcext:apply-style-name="cellule indice" calcext:value="contains-text(&quot;GiveDirection&quot;)" calcext:base-cell-address="'Ile déserte var 2'.F36"/>
            <calcext:condition calcext:apply-style-name="cellule temps" calcext:value="contains-text(&quot;SetWeather&quot;)" calcext:base-cell-address="'Ile déserte var 2'.F36"/>
            <calcext:condition calcext:apply-style-name="cellule temps" calcext:value="contains-text(&quot;SwitchWeather&quot;)" calcext:base-cell-address="'Ile déserte var 2'.F36"/>
            <calcext:condition calcext:apply-style-name="cellule temps" calcext:value="contains-text(&quot;NextDay&quot;)" calcext:base-cell-address="'Ile déserte var 2'.F36"/>
            <calcext:condition calcext:apply-style-name="cellule temps" calcext:value="contains-text(&quot;CheckDay&quot;)" calcext:base-cell-address="'Ile déserte var 2'.F36"/>
            <calcext:condition calcext:apply-style-name="cellule histoire" calcext:value="contains-text(&quot;Leave&quot;)" calcext:base-cell-address="'Ile déserte var 2'.F36"/>
            <calcext:condition calcext:apply-style-name="cellule choice" calcext:value="contains-text(&quot;Choice&quot;)" calcext:base-cell-address="'Ile déserte var 2'.F36"/>
            <calcext:condition calcext:apply-style-name="cellule d'erreur" calcext:value="!=&quot;&quot;" calcext:base-cell-address="'Ile déserte var 2'.F36"/>
          </calcext:conditional-format>
          <calcext:conditional-format calcext:target-range-address="'Ile Taverne'.E36:'Ile Taverne'.E36">
            <calcext:condition calcext:apply-style-name="cellule histoire" calcext:value="contains-text(&quot;GoTo&quot;)" calcext:base-cell-address="'Ile déserte var 2'.E36"/>
            <calcext:condition calcext:apply-style-name="cellule histoire" calcext:value="contains-text(&quot;Conclude&quot;)" calcext:base-cell-address="'Ile déserte var 2'.E36"/>
            <calcext:condition calcext:apply-style-name="cellule random" calcext:value="contains-text(&quot;RandomPercent&quot;)" calcext:base-cell-address="'Ile déserte var 2'.E36"/>
            <calcext:condition calcext:apply-style-name="cellule random" calcext:value="contains-text(&quot;RandomRange&quot;)" calcext:base-cell-address="'Ile déserte var 2'.E36"/>
            <calcext:condition calcext:apply-style-name="cellule personnages" calcext:value="contains-text(&quot;NewCrew&quot;)" calcext:base-cell-address="'Ile déserte var 2'.E36"/>
            <calcext:condition calcext:apply-style-name="cellule personnages" calcext:value="contains-text(&quot;NewCharacter&quot;)" calcext:base-cell-address="'Ile déserte var 2'.E36"/>
            <calcext:condition calcext:apply-style-name="cellule personnages" calcext:value="contains-text(&quot;HideOther&quot;)" calcext:base-cell-address="'Ile déserte var 2'.E36"/>
            <calcext:condition calcext:apply-style-name="cellule personnages" calcext:value="contains-text(&quot;DeleteOther&quot;)" calcext:base-cell-address="'Ile déserte var 2'.E36"/>
            <calcext:condition calcext:apply-style-name="cellule narrateur" calcext:value="contains-text(&quot;Narrator&quot;)" calcext:base-cell-address="'Ile déserte var 2'.E36"/>
            <calcext:condition calcext:apply-style-name="cellule set choice" calcext:value="contains-text(&quot;SetChoices&quot;)" calcext:base-cell-address="'Ile déserte var 2'.E36"/>
            <calcext:condition calcext:apply-style-name="cellule dialogues" calcext:value="contains-text(&quot;PlayerSpeak&quot;)" calcext:base-cell-address="'Ile déserte var 2'.E36"/>
            <calcext:condition calcext:apply-style-name="cellule dialogues" calcext:value="contains-text(&quot;OtherSpeak&quot;)" calcext:base-cell-address="'Ile déserte var 2'.E36"/>
            <calcext:condition calcext:apply-style-name="cellule argent" calcext:value="contains-text(&quot;CheckGold&quot;)" calcext:base-cell-address="'Ile déserte var 2'.E36"/>
            <calcext:condition calcext:apply-style-name="cellule argent" calcext:value="contains-text(&quot;RemoveGold&quot;)" calcext:base-cell-address="'Ile déserte var 2'.E36"/>
            <calcext:condition calcext:apply-style-name="cellule argent" calcext:value="contains-text(&quot;AddGold&quot;)" calcext:base-cell-address="'Ile déserte var 2'.E36"/>
            <calcext:condition calcext:apply-style-name="cellule argent" calcext:value="contains-text(&quot;Loot&quot;)" calcext:base-cell-address="'Ile déserte var 2'.E36"/>
            <calcext:condition calcext:apply-style-name="cellule argent" calcext:value="contains-text(&quot;Trade&quot;)" calcext:base-cell-address="'Ile déserte var 2'.E36"/>
            <calcext:condition calcext:apply-style-name="cellule combat" calcext:value="contains-text(&quot;LaunchCombat&quot;)" calcext:base-cell-address="'Ile déserte var 2'.E36"/>
            <calcext:condition calcext:apply-style-name="cellule indice" calcext:value="contains-text(&quot;CheckFormula&quot;)" calcext:base-cell-address="'Ile déserte var 2'.E36"/>
            <calcext:condition calcext:apply-style-name="cellule indice" calcext:value="contains-text(&quot;GiveDirection&quot;)" calcext:base-cell-address="'Ile déserte var 2'.E36"/>
            <calcext:condition calcext:apply-style-name="cellule temps" calcext:value="contains-text(&quot;SetWeather&quot;)" calcext:base-cell-address="'Ile déserte var 2'.E36"/>
            <calcext:condition calcext:apply-style-name="cellule temps" calcext:value="contains-text(&quot;SwitchWeather&quot;)" calcext:base-cell-address="'Ile déserte var 2'.E36"/>
            <calcext:condition calcext:apply-style-name="cellule temps" calcext:value="contains-text(&quot;NextDay&quot;)" calcext:base-cell-address="'Ile déserte var 2'.E36"/>
            <calcext:condition calcext:apply-style-name="cellule temps" calcext:value="contains-text(&quot;CheckDay&quot;)" calcext:base-cell-address="'Ile déserte var 2'.E36"/>
            <calcext:condition calcext:apply-style-name="cellule histoire" calcext:value="contains-text(&quot;Leave&quot;)" calcext:base-cell-address="'Ile déserte var 2'.E36"/>
            <calcext:condition calcext:apply-style-name="cellule choice" calcext:value="contains-text(&quot;Choice&quot;)" calcext:base-cell-address="'Ile déserte var 2'.E36"/>
            <calcext:condition calcext:apply-style-name="cellule d'erreur" calcext:value="!=&quot;&quot;" calcext:base-cell-address="'Ile déserte var 2'.E36"/>
          </calcext:conditional-format>
          <calcext:conditional-format calcext:target-range-address="'Ile Taverne'.E36:'Ile Taverne'.E36">
            <calcext:condition calcext:apply-style-name="cellule histoire" calcext:value="contains-text(&quot;GoTo&quot;)" calcext:base-cell-address="'Ile déserte var 2'.E36"/>
            <calcext:condition calcext:apply-style-name="cellule histoire" calcext:value="contains-text(&quot;Conclude&quot;)" calcext:base-cell-address="'Ile déserte var 2'.E36"/>
            <calcext:condition calcext:apply-style-name="cellule random" calcext:value="contains-text(&quot;RandomPercent&quot;)" calcext:base-cell-address="'Ile déserte var 2'.E36"/>
            <calcext:condition calcext:apply-style-name="cellule random" calcext:value="contains-text(&quot;RandomRange&quot;)" calcext:base-cell-address="'Ile déserte var 2'.E36"/>
            <calcext:condition calcext:apply-style-name="cellule personnages" calcext:value="contains-text(&quot;NewCrew&quot;)" calcext:base-cell-address="'Ile déserte var 2'.E36"/>
            <calcext:condition calcext:apply-style-name="cellule personnages" calcext:value="contains-text(&quot;NewCharacter&quot;)" calcext:base-cell-address="'Ile déserte var 2'.E36"/>
            <calcext:condition calcext:apply-style-name="cellule personnages" calcext:value="contains-text(&quot;HideOther&quot;)" calcext:base-cell-address="'Ile déserte var 2'.E36"/>
            <calcext:condition calcext:apply-style-name="cellule personnages" calcext:value="contains-text(&quot;DeleteOther&quot;)" calcext:base-cell-address="'Ile déserte var 2'.E36"/>
            <calcext:condition calcext:apply-style-name="cellule narrateur" calcext:value="contains-text(&quot;Narrator&quot;)" calcext:base-cell-address="'Ile déserte var 2'.E36"/>
            <calcext:condition calcext:apply-style-name="cellule set choice" calcext:value="contains-text(&quot;SetChoices&quot;)" calcext:base-cell-address="'Ile déserte var 2'.E36"/>
            <calcext:condition calcext:apply-style-name="cellule dialogues" calcext:value="contains-text(&quot;PlayerSpeak&quot;)" calcext:base-cell-address="'Ile déserte var 2'.E36"/>
            <calcext:condition calcext:apply-style-name="cellule dialogues" calcext:value="contains-text(&quot;OtherSpeak&quot;)" calcext:base-cell-address="'Ile déserte var 2'.E36"/>
            <calcext:condition calcext:apply-style-name="cellule argent" calcext:value="contains-text(&quot;CheckGold&quot;)" calcext:base-cell-address="'Ile déserte var 2'.E36"/>
            <calcext:condition calcext:apply-style-name="cellule argent" calcext:value="contains-text(&quot;RemoveGold&quot;)" calcext:base-cell-address="'Ile déserte var 2'.E36"/>
            <calcext:condition calcext:apply-style-name="cellule argent" calcext:value="contains-text(&quot;AddGold&quot;)" calcext:base-cell-address="'Ile déserte var 2'.E36"/>
            <calcext:condition calcext:apply-style-name="cellule argent" calcext:value="contains-text(&quot;Loot&quot;)" calcext:base-cell-address="'Ile déserte var 2'.E36"/>
            <calcext:condition calcext:apply-style-name="cellule argent" calcext:value="contains-text(&quot;Trade&quot;)" calcext:base-cell-address="'Ile déserte var 2'.E36"/>
            <calcext:condition calcext:apply-style-name="cellule combat" calcext:value="contains-text(&quot;LaunchCombat&quot;)" calcext:base-cell-address="'Ile déserte var 2'.E36"/>
            <calcext:condition calcext:apply-style-name="cellule indice" calcext:value="contains-text(&quot;CheckFormula&quot;)" calcext:base-cell-address="'Ile déserte var 2'.E36"/>
            <calcext:condition calcext:apply-style-name="cellule indice" calcext:value="contains-text(&quot;GiveDirection&quot;)" calcext:base-cell-address="'Ile déserte var 2'.E36"/>
            <calcext:condition calcext:apply-style-name="cellule temps" calcext:value="contains-text(&quot;SetWeather&quot;)" calcext:base-cell-address="'Ile déserte var 2'.E36"/>
            <calcext:condition calcext:apply-style-name="cellule temps" calcext:value="contains-text(&quot;SwitchWeather&quot;)" calcext:base-cell-address="'Ile déserte var 2'.E36"/>
            <calcext:condition calcext:apply-style-name="cellule temps" calcext:value="contains-text(&quot;NextDay&quot;)" calcext:base-cell-address="'Ile déserte var 2'.E36"/>
            <calcext:condition calcext:apply-style-name="cellule temps" calcext:value="contains-text(&quot;CheckDay&quot;)" calcext:base-cell-address="'Ile déserte var 2'.E36"/>
            <calcext:condition calcext:apply-style-name="cellule histoire" calcext:value="contains-text(&quot;Leave&quot;)" calcext:base-cell-address="'Ile déserte var 2'.E36"/>
            <calcext:condition calcext:apply-style-name="cellule choice" calcext:value="contains-text(&quot;Choice&quot;)" calcext:base-cell-address="'Ile déserte var 2'.E36"/>
            <calcext:condition calcext:apply-style-name="cellule d'erreur" calcext:value="!=&quot;&quot;" calcext:base-cell-address="'Ile déserte var 2'.E36"/>
          </calcext:conditional-format>
          <calcext:conditional-format calcext:target-range-address="'Ile Taverne'.C30:'Ile Taverne'.C30">
            <calcext:condition calcext:apply-style-name="cellule histoire" calcext:value="contains-text(&quot;GoTo&quot;)" calcext:base-cell-address="'Ile déserte var 2'.C30"/>
            <calcext:condition calcext:apply-style-name="cellule histoire" calcext:value="contains-text(&quot;Conclude&quot;)" calcext:base-cell-address="'Ile déserte var 2'.C30"/>
            <calcext:condition calcext:apply-style-name="cellule random" calcext:value="contains-text(&quot;RandomPercent&quot;)" calcext:base-cell-address="'Ile déserte var 2'.C30"/>
            <calcext:condition calcext:apply-style-name="cellule random" calcext:value="contains-text(&quot;RandomRange&quot;)" calcext:base-cell-address="'Ile déserte var 2'.C30"/>
            <calcext:condition calcext:apply-style-name="cellule personnages" calcext:value="contains-text(&quot;NewCrew&quot;)" calcext:base-cell-address="'Ile déserte var 2'.C30"/>
            <calcext:condition calcext:apply-style-name="cellule personnages" calcext:value="contains-text(&quot;NewCharacter&quot;)" calcext:base-cell-address="'Ile déserte var 2'.C30"/>
            <calcext:condition calcext:apply-style-name="cellule personnages" calcext:value="contains-text(&quot;HideOther&quot;)" calcext:base-cell-address="'Ile déserte var 2'.C30"/>
            <calcext:condition calcext:apply-style-name="cellule personnages" calcext:value="contains-text(&quot;DeleteOther&quot;)" calcext:base-cell-address="'Ile déserte var 2'.C30"/>
            <calcext:condition calcext:apply-style-name="cellule narrateur" calcext:value="contains-text(&quot;Narrator&quot;)" calcext:base-cell-address="'Ile déserte var 2'.C30"/>
            <calcext:condition calcext:apply-style-name="cellule set choice" calcext:value="contains-text(&quot;SetChoices&quot;)" calcext:base-cell-address="'Ile déserte var 2'.C30"/>
            <calcext:condition calcext:apply-style-name="cellule dialogues" calcext:value="contains-text(&quot;PlayerSpeak&quot;)" calcext:base-cell-address="'Ile déserte var 2'.C30"/>
            <calcext:condition calcext:apply-style-name="cellule dialogues" calcext:value="contains-text(&quot;OtherSpeak&quot;)" calcext:base-cell-address="'Ile déserte var 2'.C30"/>
            <calcext:condition calcext:apply-style-name="cellule argent" calcext:value="contains-text(&quot;CheckGold&quot;)" calcext:base-cell-address="'Ile déserte var 2'.C30"/>
            <calcext:condition calcext:apply-style-name="cellule argent" calcext:value="contains-text(&quot;RemoveGold&quot;)" calcext:base-cell-address="'Ile déserte var 2'.C30"/>
            <calcext:condition calcext:apply-style-name="cellule argent" calcext:value="contains-text(&quot;AddGold&quot;)" calcext:base-cell-address="'Ile déserte var 2'.C30"/>
            <calcext:condition calcext:apply-style-name="cellule argent" calcext:value="contains-text(&quot;Loot&quot;)" calcext:base-cell-address="'Ile déserte var 2'.C30"/>
            <calcext:condition calcext:apply-style-name="cellule argent" calcext:value="contains-text(&quot;Trade&quot;)" calcext:base-cell-address="'Ile déserte var 2'.C30"/>
            <calcext:condition calcext:apply-style-name="cellule combat" calcext:value="contains-text(&quot;LaunchCombat&quot;)" calcext:base-cell-address="'Ile déserte var 2'.C30"/>
            <calcext:condition calcext:apply-style-name="cellule indice" calcext:value="contains-text(&quot;CheckFormula&quot;)" calcext:base-cell-address="'Ile déserte var 2'.C30"/>
            <calcext:condition calcext:apply-style-name="cellule indice" calcext:value="contains-text(&quot;GiveDirection&quot;)" calcext:base-cell-address="'Ile déserte var 2'.C30"/>
            <calcext:condition calcext:apply-style-name="cellule temps" calcext:value="contains-text(&quot;SetWeather&quot;)" calcext:base-cell-address="'Ile déserte var 2'.C30"/>
            <calcext:condition calcext:apply-style-name="cellule temps" calcext:value="contains-text(&quot;SwitchWeather&quot;)" calcext:base-cell-address="'Ile déserte var 2'.C30"/>
            <calcext:condition calcext:apply-style-name="cellule temps" calcext:value="contains-text(&quot;NextDay&quot;)" calcext:base-cell-address="'Ile déserte var 2'.C30"/>
            <calcext:condition calcext:apply-style-name="cellule temps" calcext:value="contains-text(&quot;CheckDay&quot;)" calcext:base-cell-address="'Ile déserte var 2'.C30"/>
            <calcext:condition calcext:apply-style-name="cellule histoire" calcext:value="contains-text(&quot;Leave&quot;)" calcext:base-cell-address="'Ile déserte var 2'.C30"/>
            <calcext:condition calcext:apply-style-name="cellule choice" calcext:value="contains-text(&quot;Choice&quot;)" calcext:base-cell-address="'Ile déserte var 2'.C30"/>
            <calcext:condition calcext:apply-style-name="cellule d'erreur" calcext:value="!=&quot;&quot;" calcext:base-cell-address="'Ile déserte var 2'.C30"/>
          </calcext:conditional-format>
          <calcext:conditional-format calcext:target-range-address="'Ile Taverne'.C30:'Ile Taverne'.C30">
            <calcext:condition calcext:apply-style-name="cellule histoire" calcext:value="contains-text(&quot;GoTo&quot;)" calcext:base-cell-address="'Ile déserte var 2'.C30"/>
            <calcext:condition calcext:apply-style-name="cellule histoire" calcext:value="contains-text(&quot;Conclude&quot;)" calcext:base-cell-address="'Ile déserte var 2'.C30"/>
            <calcext:condition calcext:apply-style-name="cellule random" calcext:value="contains-text(&quot;RandomPercent&quot;)" calcext:base-cell-address="'Ile déserte var 2'.C30"/>
            <calcext:condition calcext:apply-style-name="cellule random" calcext:value="contains-text(&quot;RandomRange&quot;)" calcext:base-cell-address="'Ile déserte var 2'.C30"/>
            <calcext:condition calcext:apply-style-name="cellule personnages" calcext:value="contains-text(&quot;NewCrew&quot;)" calcext:base-cell-address="'Ile déserte var 2'.C30"/>
            <calcext:condition calcext:apply-style-name="cellule personnages" calcext:value="contains-text(&quot;NewCharacter&quot;)" calcext:base-cell-address="'Ile déserte var 2'.C30"/>
            <calcext:condition calcext:apply-style-name="cellule personnages" calcext:value="contains-text(&quot;HideOther&quot;)" calcext:base-cell-address="'Ile déserte var 2'.C30"/>
            <calcext:condition calcext:apply-style-name="cellule personnages" calcext:value="contains-text(&quot;DeleteOther&quot;)" calcext:base-cell-address="'Ile déserte var 2'.C30"/>
            <calcext:condition calcext:apply-style-name="cellule narrateur" calcext:value="contains-text(&quot;Narrator&quot;)" calcext:base-cell-address="'Ile déserte var 2'.C30"/>
            <calcext:condition calcext:apply-style-name="cellule set choice" calcext:value="contains-text(&quot;SetChoices&quot;)" calcext:base-cell-address="'Ile déserte var 2'.C30"/>
            <calcext:condition calcext:apply-style-name="cellule dialogues" calcext:value="contains-text(&quot;PlayerSpeak&quot;)" calcext:base-cell-address="'Ile déserte var 2'.C30"/>
            <calcext:condition calcext:apply-style-name="cellule dialogues" calcext:value="contains-text(&quot;OtherSpeak&quot;)" calcext:base-cell-address="'Ile déserte var 2'.C30"/>
            <calcext:condition calcext:apply-style-name="cellule argent" calcext:value="contains-text(&quot;CheckGold&quot;)" calcext:base-cell-address="'Ile déserte var 2'.C30"/>
            <calcext:condition calcext:apply-style-name="cellule argent" calcext:value="contains-text(&quot;RemoveGold&quot;)" calcext:base-cell-address="'Ile déserte var 2'.C30"/>
            <calcext:condition calcext:apply-style-name="cellule argent" calcext:value="contains-text(&quot;AddGold&quot;)" calcext:base-cell-address="'Ile déserte var 2'.C30"/>
            <calcext:condition calcext:apply-style-name="cellule argent" calcext:value="contains-text(&quot;Loot&quot;)" calcext:base-cell-address="'Ile déserte var 2'.C30"/>
            <calcext:condition calcext:apply-style-name="cellule argent" calcext:value="contains-text(&quot;Trade&quot;)" calcext:base-cell-address="'Ile déserte var 2'.C30"/>
            <calcext:condition calcext:apply-style-name="cellule combat" calcext:value="contains-text(&quot;LaunchCombat&quot;)" calcext:base-cell-address="'Ile déserte var 2'.C30"/>
            <calcext:condition calcext:apply-style-name="cellule indice" calcext:value="contains-text(&quot;CheckFormula&quot;)" calcext:base-cell-address="'Ile déserte var 2'.C30"/>
            <calcext:condition calcext:apply-style-name="cellule indice" calcext:value="contains-text(&quot;GiveDirection&quot;)" calcext:base-cell-address="'Ile déserte var 2'.C30"/>
            <calcext:condition calcext:apply-style-name="cellule temps" calcext:value="contains-text(&quot;SetWeather&quot;)" calcext:base-cell-address="'Ile déserte var 2'.C30"/>
            <calcext:condition calcext:apply-style-name="cellule temps" calcext:value="contains-text(&quot;SwitchWeather&quot;)" calcext:base-cell-address="'Ile déserte var 2'.C30"/>
            <calcext:condition calcext:apply-style-name="cellule temps" calcext:value="contains-text(&quot;NextDay&quot;)" calcext:base-cell-address="'Ile déserte var 2'.C30"/>
            <calcext:condition calcext:apply-style-name="cellule temps" calcext:value="contains-text(&quot;CheckDay&quot;)" calcext:base-cell-address="'Ile déserte var 2'.C30"/>
            <calcext:condition calcext:apply-style-name="cellule histoire" calcext:value="contains-text(&quot;Leave&quot;)" calcext:base-cell-address="'Ile déserte var 2'.C30"/>
            <calcext:condition calcext:apply-style-name="cellule choice" calcext:value="contains-text(&quot;Choice&quot;)" calcext:base-cell-address="'Ile déserte var 2'.C30"/>
            <calcext:condition calcext:apply-style-name="cellule d'erreur" calcext:value="!=&quot;&quot;" calcext:base-cell-address="'Ile déserte var 2'.C30"/>
          </calcext:conditional-format>
          <calcext:conditional-format calcext:target-range-address="'Ile Taverne'.A4:'Ile Taverne'.A9">
            <calcext:condition calcext:apply-style-name="cellule histoire" calcext:value="contains-text(&quot;GoTo&quot;)" calcext:base-cell-address="'Ile déserte var 2'.A4"/>
            <calcext:condition calcext:apply-style-name="cellule histoire" calcext:value="contains-text(&quot;Conclude&quot;)" calcext:base-cell-address="'Ile déserte var 2'.A4"/>
            <calcext:condition calcext:apply-style-name="cellule random" calcext:value="contains-text(&quot;RandomPercent&quot;)" calcext:base-cell-address="'Ile déserte var 2'.A4"/>
            <calcext:condition calcext:apply-style-name="cellule random" calcext:value="contains-text(&quot;RandomRange&quot;)" calcext:base-cell-address="'Ile déserte var 2'.A4"/>
            <calcext:condition calcext:apply-style-name="cellule personnages" calcext:value="contains-text(&quot;NewCrew&quot;)" calcext:base-cell-address="'Ile déserte var 2'.A4"/>
            <calcext:condition calcext:apply-style-name="cellule personnages" calcext:value="contains-text(&quot;NewCharacter&quot;)" calcext:base-cell-address="'Ile déserte var 2'.A4"/>
            <calcext:condition calcext:apply-style-name="cellule personnages" calcext:value="contains-text(&quot;HideOther&quot;)" calcext:base-cell-address="'Ile déserte var 2'.A4"/>
            <calcext:condition calcext:apply-style-name="cellule personnages" calcext:value="contains-text(&quot;DeleteOther&quot;)" calcext:base-cell-address="'Ile déserte var 2'.A4"/>
            <calcext:condition calcext:apply-style-name="cellule narrateur" calcext:value="contains-text(&quot;Narrator&quot;)" calcext:base-cell-address="'Ile déserte var 2'.A4"/>
            <calcext:condition calcext:apply-style-name="cellule set choice" calcext:value="contains-text(&quot;SetChoices&quot;)" calcext:base-cell-address="'Ile déserte var 2'.A4"/>
            <calcext:condition calcext:apply-style-name="cellule dialogues" calcext:value="contains-text(&quot;PlayerSpeak&quot;)" calcext:base-cell-address="'Ile déserte var 2'.A4"/>
            <calcext:condition calcext:apply-style-name="cellule dialogues" calcext:value="contains-text(&quot;OtherSpeak&quot;)" calcext:base-cell-address="'Ile déserte var 2'.A4"/>
            <calcext:condition calcext:apply-style-name="cellule argent" calcext:value="contains-text(&quot;CheckGold&quot;)" calcext:base-cell-address="'Ile déserte var 2'.A4"/>
            <calcext:condition calcext:apply-style-name="cellule argent" calcext:value="contains-text(&quot;RemoveGold&quot;)" calcext:base-cell-address="'Ile déserte var 2'.A4"/>
            <calcext:condition calcext:apply-style-name="cellule argent" calcext:value="contains-text(&quot;AddGold&quot;)" calcext:base-cell-address="'Ile déserte var 2'.A4"/>
            <calcext:condition calcext:apply-style-name="cellule argent" calcext:value="contains-text(&quot;Loot&quot;)" calcext:base-cell-address="'Ile déserte var 2'.A4"/>
            <calcext:condition calcext:apply-style-name="cellule argent" calcext:value="contains-text(&quot;Trade&quot;)" calcext:base-cell-address="'Ile déserte var 2'.A4"/>
            <calcext:condition calcext:apply-style-name="cellule combat" calcext:value="contains-text(&quot;LaunchCombat&quot;)" calcext:base-cell-address="'Ile déserte var 2'.A4"/>
            <calcext:condition calcext:apply-style-name="cellule indice" calcext:value="contains-text(&quot;CheckFormula&quot;)" calcext:base-cell-address="'Ile déserte var 2'.A4"/>
            <calcext:condition calcext:apply-style-name="cellule indice" calcext:value="contains-text(&quot;GiveDirection&quot;)" calcext:base-cell-address="'Ile déserte var 2'.A4"/>
            <calcext:condition calcext:apply-style-name="cellule temps" calcext:value="contains-text(&quot;SetWeather&quot;)" calcext:base-cell-address="'Ile déserte var 2'.A4"/>
            <calcext:condition calcext:apply-style-name="cellule temps" calcext:value="contains-text(&quot;SwitchWeather&quot;)" calcext:base-cell-address="'Ile déserte var 2'.A4"/>
            <calcext:condition calcext:apply-style-name="cellule temps" calcext:value="contains-text(&quot;NextDay&quot;)" calcext:base-cell-address="'Ile déserte var 2'.A4"/>
            <calcext:condition calcext:apply-style-name="cellule temps" calcext:value="contains-text(&quot;CheckDay&quot;)" calcext:base-cell-address="'Ile déserte var 2'.A4"/>
            <calcext:condition calcext:apply-style-name="cellule histoire" calcext:value="contains-text(&quot;Leave&quot;)" calcext:base-cell-address="'Ile déserte var 2'.A4"/>
            <calcext:condition calcext:apply-style-name="cellule choice" calcext:value="contains-text(&quot;Choice&quot;)" calcext:base-cell-address="'Ile déserte var 2'.A4"/>
            <calcext:condition calcext:apply-style-name="cellule d'erreur" calcext:value="!=&quot;&quot;" calcext:base-cell-address="'Ile déserte var 2'.A4"/>
          </calcext:conditional-format>
          <calcext:conditional-format calcext:target-range-address="'Ile Taverne'.F3:'Ile Taverne'.I3">
            <calcext:condition calcext:apply-style-name="cellule histoire" calcext:value="contains-text(&quot;GoTo&quot;)" calcext:base-cell-address="'Ile déserte var 2'.F3"/>
            <calcext:condition calcext:apply-style-name="cellule histoire" calcext:value="contains-text(&quot;Conclude&quot;)" calcext:base-cell-address="'Ile déserte var 2'.F3"/>
            <calcext:condition calcext:apply-style-name="cellule random" calcext:value="contains-text(&quot;RandomPercent&quot;)" calcext:base-cell-address="'Ile déserte var 2'.F3"/>
            <calcext:condition calcext:apply-style-name="cellule random" calcext:value="contains-text(&quot;RandomRange&quot;)" calcext:base-cell-address="'Ile déserte var 2'.F3"/>
            <calcext:condition calcext:apply-style-name="cellule personnages" calcext:value="contains-text(&quot;NewCrew&quot;)" calcext:base-cell-address="'Ile déserte var 2'.F3"/>
            <calcext:condition calcext:apply-style-name="cellule personnages" calcext:value="contains-text(&quot;NewCharacter&quot;)" calcext:base-cell-address="'Ile déserte var 2'.F3"/>
            <calcext:condition calcext:apply-style-name="cellule personnages" calcext:value="contains-text(&quot;HideOther&quot;)" calcext:base-cell-address="'Ile déserte var 2'.F3"/>
            <calcext:condition calcext:apply-style-name="cellule personnages" calcext:value="contains-text(&quot;DeleteOther&quot;)" calcext:base-cell-address="'Ile déserte var 2'.F3"/>
            <calcext:condition calcext:apply-style-name="cellule narrateur" calcext:value="contains-text(&quot;Narrator&quot;)" calcext:base-cell-address="'Ile déserte var 2'.F3"/>
            <calcext:condition calcext:apply-style-name="cellule set choice" calcext:value="contains-text(&quot;SetChoices&quot;)" calcext:base-cell-address="'Ile déserte var 2'.F3"/>
            <calcext:condition calcext:apply-style-name="cellule dialogues" calcext:value="contains-text(&quot;PlayerSpeak&quot;)" calcext:base-cell-address="'Ile déserte var 2'.F3"/>
            <calcext:condition calcext:apply-style-name="cellule dialogues" calcext:value="contains-text(&quot;OtherSpeak&quot;)" calcext:base-cell-address="'Ile déserte var 2'.F3"/>
            <calcext:condition calcext:apply-style-name="cellule argent" calcext:value="contains-text(&quot;CheckGold&quot;)" calcext:base-cell-address="'Ile déserte var 2'.F3"/>
            <calcext:condition calcext:apply-style-name="cellule argent" calcext:value="contains-text(&quot;RemoveGold&quot;)" calcext:base-cell-address="'Ile déserte var 2'.F3"/>
            <calcext:condition calcext:apply-style-name="cellule argent" calcext:value="contains-text(&quot;AddGold&quot;)" calcext:base-cell-address="'Ile déserte var 2'.F3"/>
            <calcext:condition calcext:apply-style-name="cellule argent" calcext:value="contains-text(&quot;Loot&quot;)" calcext:base-cell-address="'Ile déserte var 2'.F3"/>
            <calcext:condition calcext:apply-style-name="cellule argent" calcext:value="contains-text(&quot;Trade&quot;)" calcext:base-cell-address="'Ile déserte var 2'.F3"/>
            <calcext:condition calcext:apply-style-name="cellule combat" calcext:value="contains-text(&quot;LaunchCombat&quot;)" calcext:base-cell-address="'Ile déserte var 2'.F3"/>
            <calcext:condition calcext:apply-style-name="cellule indice" calcext:value="contains-text(&quot;CheckFormula&quot;)" calcext:base-cell-address="'Ile déserte var 2'.F3"/>
            <calcext:condition calcext:apply-style-name="cellule indice" calcext:value="contains-text(&quot;GiveDirection&quot;)" calcext:base-cell-address="'Ile déserte var 2'.F3"/>
            <calcext:condition calcext:apply-style-name="cellule temps" calcext:value="contains-text(&quot;SetWeather&quot;)" calcext:base-cell-address="'Ile déserte var 2'.F3"/>
            <calcext:condition calcext:apply-style-name="cellule temps" calcext:value="contains-text(&quot;SwitchWeather&quot;)" calcext:base-cell-address="'Ile déserte var 2'.F3"/>
            <calcext:condition calcext:apply-style-name="cellule temps" calcext:value="contains-text(&quot;NextDay&quot;)" calcext:base-cell-address="'Ile déserte var 2'.F3"/>
            <calcext:condition calcext:apply-style-name="cellule temps" calcext:value="contains-text(&quot;CheckDay&quot;)" calcext:base-cell-address="'Ile déserte var 2'.F3"/>
            <calcext:condition calcext:apply-style-name="cellule histoire" calcext:value="contains-text(&quot;Leave&quot;)" calcext:base-cell-address="'Ile déserte var 2'.F3"/>
            <calcext:condition calcext:apply-style-name="cellule choice" calcext:value="contains-text(&quot;Choice&quot;)" calcext:base-cell-address="'Ile déserte var 2'.F3"/>
            <calcext:condition calcext:apply-style-name="cellule d'erreur" calcext:value="!=&quot;&quot;" calcext:base-cell-address="'Ile déserte var 2'.F3"/>
          </calcext:conditional-format>
          <calcext:conditional-format calcext:target-range-address="'Ile Taverne'.F4:'Ile Taverne'.I13 'Ile Taverne'.F17:'Ile Taverne'.I17 'Ile Taverne'.F16:'Ile Taverne'.G16 'Ile Taverne'.F15:'Ile Taverne'.I15 'Ile Taverne'.F14:'Ile Taverne'.G14">
            <calcext:condition calcext:apply-style-name="cellule histoire" calcext:value="contains-text(&quot;GoTo&quot;)" calcext:base-cell-address="'Ile déserte var 2'.F4"/>
            <calcext:condition calcext:apply-style-name="cellule histoire" calcext:value="contains-text(&quot;Conclude&quot;)" calcext:base-cell-address="'Ile déserte var 2'.F4"/>
            <calcext:condition calcext:apply-style-name="cellule random" calcext:value="contains-text(&quot;RandomPercent&quot;)" calcext:base-cell-address="'Ile déserte var 2'.F4"/>
            <calcext:condition calcext:apply-style-name="cellule random" calcext:value="contains-text(&quot;RandomRange&quot;)" calcext:base-cell-address="'Ile déserte var 2'.F4"/>
            <calcext:condition calcext:apply-style-name="cellule personnages" calcext:value="contains-text(&quot;NewCrew&quot;)" calcext:base-cell-address="'Ile déserte var 2'.F4"/>
            <calcext:condition calcext:apply-style-name="cellule personnages" calcext:value="contains-text(&quot;NewCharacter&quot;)" calcext:base-cell-address="'Ile déserte var 2'.F4"/>
            <calcext:condition calcext:apply-style-name="cellule personnages" calcext:value="contains-text(&quot;HideOther&quot;)" calcext:base-cell-address="'Ile déserte var 2'.F4"/>
            <calcext:condition calcext:apply-style-name="cellule personnages" calcext:value="contains-text(&quot;DeleteOther&quot;)" calcext:base-cell-address="'Ile déserte var 2'.F4"/>
            <calcext:condition calcext:apply-style-name="cellule narrateur" calcext:value="contains-text(&quot;Narrator&quot;)" calcext:base-cell-address="'Ile déserte var 2'.F4"/>
            <calcext:condition calcext:apply-style-name="cellule set choice" calcext:value="contains-text(&quot;SetChoices&quot;)" calcext:base-cell-address="'Ile déserte var 2'.F4"/>
            <calcext:condition calcext:apply-style-name="cellule dialogues" calcext:value="contains-text(&quot;PlayerSpeak&quot;)" calcext:base-cell-address="'Ile déserte var 2'.F4"/>
            <calcext:condition calcext:apply-style-name="cellule dialogues" calcext:value="contains-text(&quot;OtherSpeak&quot;)" calcext:base-cell-address="'Ile déserte var 2'.F4"/>
            <calcext:condition calcext:apply-style-name="cellule argent" calcext:value="contains-text(&quot;CheckGold&quot;)" calcext:base-cell-address="'Ile déserte var 2'.F4"/>
            <calcext:condition calcext:apply-style-name="cellule argent" calcext:value="contains-text(&quot;RemoveGold&quot;)" calcext:base-cell-address="'Ile déserte var 2'.F4"/>
            <calcext:condition calcext:apply-style-name="cellule argent" calcext:value="contains-text(&quot;AddGold&quot;)" calcext:base-cell-address="'Ile déserte var 2'.F4"/>
            <calcext:condition calcext:apply-style-name="cellule argent" calcext:value="contains-text(&quot;Loot&quot;)" calcext:base-cell-address="'Ile déserte var 2'.F4"/>
            <calcext:condition calcext:apply-style-name="cellule argent" calcext:value="contains-text(&quot;Trade&quot;)" calcext:base-cell-address="'Ile déserte var 2'.F4"/>
            <calcext:condition calcext:apply-style-name="cellule combat" calcext:value="contains-text(&quot;LaunchCombat&quot;)" calcext:base-cell-address="'Ile déserte var 2'.F4"/>
            <calcext:condition calcext:apply-style-name="cellule indice" calcext:value="contains-text(&quot;CheckFormula&quot;)" calcext:base-cell-address="'Ile déserte var 2'.F4"/>
            <calcext:condition calcext:apply-style-name="cellule indice" calcext:value="contains-text(&quot;GiveDirection&quot;)" calcext:base-cell-address="'Ile déserte var 2'.F4"/>
            <calcext:condition calcext:apply-style-name="cellule temps" calcext:value="contains-text(&quot;SetWeather&quot;)" calcext:base-cell-address="'Ile déserte var 2'.F4"/>
            <calcext:condition calcext:apply-style-name="cellule temps" calcext:value="contains-text(&quot;SwitchWeather&quot;)" calcext:base-cell-address="'Ile déserte var 2'.F4"/>
            <calcext:condition calcext:apply-style-name="cellule temps" calcext:value="contains-text(&quot;NextDay&quot;)" calcext:base-cell-address="'Ile déserte var 2'.F4"/>
            <calcext:condition calcext:apply-style-name="cellule temps" calcext:value="contains-text(&quot;CheckDay&quot;)" calcext:base-cell-address="'Ile déserte var 2'.F4"/>
            <calcext:condition calcext:apply-style-name="cellule histoire" calcext:value="contains-text(&quot;Leave&quot;)" calcext:base-cell-address="'Ile déserte var 2'.F4"/>
            <calcext:condition calcext:apply-style-name="cellule choice" calcext:value="contains-text(&quot;Choice&quot;)" calcext:base-cell-address="'Ile déserte var 2'.F4"/>
            <calcext:condition calcext:apply-style-name="cellule d'erreur" calcext:value="!=&quot;&quot;" calcext:base-cell-address="'Ile déserte var 2'.F4"/>
          </calcext:conditional-format>
          <calcext:conditional-format calcext:target-range-address="'Ile Taverne'.B4:'Ile Taverne'.E4 'Ile Taverne'.D7:'Ile Taverne'.E8 'Ile Taverne'.B6:'Ile Taverne'.B8 'Ile Taverne'.C11:'Ile Taverne'.E11 'Ile Taverne'.E10:'Ile Taverne'.E10 'Ile Taverne'.B9:'Ile Taverne'.B9 'Ile Taverne'.C13:'Ile Taverne'.C14 'Ile Taverne'.D13:'Ile Taverne'.E13 'Ile Taverne'.D15:'Ile Taverne'.E17 'Ile Taverne'.C16:'Ile Taverne'.C17 'Ile Taverne'.C5:'Ile Taverne'.E6">
            <calcext:condition calcext:apply-style-name="cellule histoire" calcext:value="contains-text(&quot;GoTo&quot;)" calcext:base-cell-address="'Ile déserte var 2'.B4"/>
            <calcext:condition calcext:apply-style-name="cellule histoire" calcext:value="contains-text(&quot;Conclude&quot;)" calcext:base-cell-address="'Ile déserte var 2'.B4"/>
            <calcext:condition calcext:apply-style-name="cellule random" calcext:value="contains-text(&quot;RandomPercent&quot;)" calcext:base-cell-address="'Ile déserte var 2'.B4"/>
            <calcext:condition calcext:apply-style-name="cellule random" calcext:value="contains-text(&quot;RandomRange&quot;)" calcext:base-cell-address="'Ile déserte var 2'.B4"/>
            <calcext:condition calcext:apply-style-name="cellule personnages" calcext:value="contains-text(&quot;NewCrew&quot;)" calcext:base-cell-address="'Ile déserte var 2'.B4"/>
            <calcext:condition calcext:apply-style-name="cellule personnages" calcext:value="contains-text(&quot;NewCharacter&quot;)" calcext:base-cell-address="'Ile déserte var 2'.B4"/>
            <calcext:condition calcext:apply-style-name="cellule personnages" calcext:value="contains-text(&quot;HideOther&quot;)" calcext:base-cell-address="'Ile déserte var 2'.B4"/>
            <calcext:condition calcext:apply-style-name="cellule personnages" calcext:value="contains-text(&quot;DeleteOther&quot;)" calcext:base-cell-address="'Ile déserte var 2'.B4"/>
            <calcext:condition calcext:apply-style-name="cellule narrateur" calcext:value="contains-text(&quot;Narrator&quot;)" calcext:base-cell-address="'Ile déserte var 2'.B4"/>
            <calcext:condition calcext:apply-style-name="cellule set choice" calcext:value="contains-text(&quot;SetChoices&quot;)" calcext:base-cell-address="'Ile déserte var 2'.B4"/>
            <calcext:condition calcext:apply-style-name="cellule dialogues" calcext:value="contains-text(&quot;PlayerSpeak&quot;)" calcext:base-cell-address="'Ile déserte var 2'.B4"/>
            <calcext:condition calcext:apply-style-name="cellule dialogues" calcext:value="contains-text(&quot;OtherSpeak&quot;)" calcext:base-cell-address="'Ile déserte var 2'.B4"/>
            <calcext:condition calcext:apply-style-name="cellule argent" calcext:value="contains-text(&quot;CheckGold&quot;)" calcext:base-cell-address="'Ile déserte var 2'.B4"/>
            <calcext:condition calcext:apply-style-name="cellule argent" calcext:value="contains-text(&quot;RemoveGold&quot;)" calcext:base-cell-address="'Ile déserte var 2'.B4"/>
            <calcext:condition calcext:apply-style-name="cellule argent" calcext:value="contains-text(&quot;AddGold&quot;)" calcext:base-cell-address="'Ile déserte var 2'.B4"/>
            <calcext:condition calcext:apply-style-name="cellule argent" calcext:value="contains-text(&quot;Loot&quot;)" calcext:base-cell-address="'Ile déserte var 2'.B4"/>
            <calcext:condition calcext:apply-style-name="cellule argent" calcext:value="contains-text(&quot;Trade&quot;)" calcext:base-cell-address="'Ile déserte var 2'.B4"/>
            <calcext:condition calcext:apply-style-name="cellule combat" calcext:value="contains-text(&quot;LaunchCombat&quot;)" calcext:base-cell-address="'Ile déserte var 2'.B4"/>
            <calcext:condition calcext:apply-style-name="cellule indice" calcext:value="contains-text(&quot;CheckFormula&quot;)" calcext:base-cell-address="'Ile déserte var 2'.B4"/>
            <calcext:condition calcext:apply-style-name="cellule indice" calcext:value="contains-text(&quot;GiveDirection&quot;)" calcext:base-cell-address="'Ile déserte var 2'.B4"/>
            <calcext:condition calcext:apply-style-name="cellule temps" calcext:value="contains-text(&quot;SetWeather&quot;)" calcext:base-cell-address="'Ile déserte var 2'.B4"/>
            <calcext:condition calcext:apply-style-name="cellule temps" calcext:value="contains-text(&quot;SwitchWeather&quot;)" calcext:base-cell-address="'Ile déserte var 2'.B4"/>
            <calcext:condition calcext:apply-style-name="cellule temps" calcext:value="contains-text(&quot;NextDay&quot;)" calcext:base-cell-address="'Ile déserte var 2'.B4"/>
            <calcext:condition calcext:apply-style-name="cellule temps" calcext:value="contains-text(&quot;CheckDay&quot;)" calcext:base-cell-address="'Ile déserte var 2'.B4"/>
            <calcext:condition calcext:apply-style-name="cellule histoire" calcext:value="contains-text(&quot;Leave&quot;)" calcext:base-cell-address="'Ile déserte var 2'.B4"/>
            <calcext:condition calcext:apply-style-name="cellule choice" calcext:value="contains-text(&quot;Choice&quot;)" calcext:base-cell-address="'Ile déserte var 2'.B4"/>
            <calcext:condition calcext:apply-style-name="cellule d'erreur" calcext:value="!=&quot;&quot;" calcext:base-cell-address="'Ile déserte var 2'.B4"/>
          </calcext:conditional-format>
          <calcext:conditional-format calcext:target-range-address="'Ile Taverne'.C7:'Ile Taverne'.C7">
            <calcext:condition calcext:apply-style-name="cellule histoire" calcext:value="contains-text(&quot;GoTo&quot;)" calcext:base-cell-address="'Ile déserte var 2'.C7"/>
            <calcext:condition calcext:apply-style-name="cellule histoire" calcext:value="contains-text(&quot;Conclude&quot;)" calcext:base-cell-address="'Ile déserte var 2'.C7"/>
            <calcext:condition calcext:apply-style-name="cellule random" calcext:value="contains-text(&quot;RandomPercent&quot;)" calcext:base-cell-address="'Ile déserte var 2'.C7"/>
            <calcext:condition calcext:apply-style-name="cellule random" calcext:value="contains-text(&quot;RandomRange&quot;)" calcext:base-cell-address="'Ile déserte var 2'.C7"/>
            <calcext:condition calcext:apply-style-name="cellule personnages" calcext:value="contains-text(&quot;NewCrew&quot;)" calcext:base-cell-address="'Ile déserte var 2'.C7"/>
            <calcext:condition calcext:apply-style-name="cellule personnages" calcext:value="contains-text(&quot;NewCharacter&quot;)" calcext:base-cell-address="'Ile déserte var 2'.C7"/>
            <calcext:condition calcext:apply-style-name="cellule personnages" calcext:value="contains-text(&quot;HideOther&quot;)" calcext:base-cell-address="'Ile déserte var 2'.C7"/>
            <calcext:condition calcext:apply-style-name="cellule personnages" calcext:value="contains-text(&quot;DeleteOther&quot;)" calcext:base-cell-address="'Ile déserte var 2'.C7"/>
            <calcext:condition calcext:apply-style-name="cellule narrateur" calcext:value="contains-text(&quot;Narrator&quot;)" calcext:base-cell-address="'Ile déserte var 2'.C7"/>
            <calcext:condition calcext:apply-style-name="cellule set choice" calcext:value="contains-text(&quot;SetChoices&quot;)" calcext:base-cell-address="'Ile déserte var 2'.C7"/>
            <calcext:condition calcext:apply-style-name="cellule dialogues" calcext:value="contains-text(&quot;PlayerSpeak&quot;)" calcext:base-cell-address="'Ile déserte var 2'.C7"/>
            <calcext:condition calcext:apply-style-name="cellule dialogues" calcext:value="contains-text(&quot;OtherSpeak&quot;)" calcext:base-cell-address="'Ile déserte var 2'.C7"/>
            <calcext:condition calcext:apply-style-name="cellule argent" calcext:value="contains-text(&quot;CheckGold&quot;)" calcext:base-cell-address="'Ile déserte var 2'.C7"/>
            <calcext:condition calcext:apply-style-name="cellule argent" calcext:value="contains-text(&quot;RemoveGold&quot;)" calcext:base-cell-address="'Ile déserte var 2'.C7"/>
            <calcext:condition calcext:apply-style-name="cellule argent" calcext:value="contains-text(&quot;AddGold&quot;)" calcext:base-cell-address="'Ile déserte var 2'.C7"/>
            <calcext:condition calcext:apply-style-name="cellule argent" calcext:value="contains-text(&quot;Loot&quot;)" calcext:base-cell-address="'Ile déserte var 2'.C7"/>
            <calcext:condition calcext:apply-style-name="cellule argent" calcext:value="contains-text(&quot;Trade&quot;)" calcext:base-cell-address="'Ile déserte var 2'.C7"/>
            <calcext:condition calcext:apply-style-name="cellule combat" calcext:value="contains-text(&quot;LaunchCombat&quot;)" calcext:base-cell-address="'Ile déserte var 2'.C7"/>
            <calcext:condition calcext:apply-style-name="cellule indice" calcext:value="contains-text(&quot;CheckFormula&quot;)" calcext:base-cell-address="'Ile déserte var 2'.C7"/>
            <calcext:condition calcext:apply-style-name="cellule indice" calcext:value="contains-text(&quot;GiveDirection&quot;)" calcext:base-cell-address="'Ile déserte var 2'.C7"/>
            <calcext:condition calcext:apply-style-name="cellule temps" calcext:value="contains-text(&quot;SetWeather&quot;)" calcext:base-cell-address="'Ile déserte var 2'.C7"/>
            <calcext:condition calcext:apply-style-name="cellule temps" calcext:value="contains-text(&quot;SwitchWeather&quot;)" calcext:base-cell-address="'Ile déserte var 2'.C7"/>
            <calcext:condition calcext:apply-style-name="cellule temps" calcext:value="contains-text(&quot;NextDay&quot;)" calcext:base-cell-address="'Ile déserte var 2'.C7"/>
            <calcext:condition calcext:apply-style-name="cellule temps" calcext:value="contains-text(&quot;CheckDay&quot;)" calcext:base-cell-address="'Ile déserte var 2'.C7"/>
            <calcext:condition calcext:apply-style-name="cellule histoire" calcext:value="contains-text(&quot;Leave&quot;)" calcext:base-cell-address="'Ile déserte var 2'.C7"/>
            <calcext:condition calcext:apply-style-name="cellule choice" calcext:value="contains-text(&quot;Choice&quot;)" calcext:base-cell-address="'Ile déserte var 2'.C7"/>
            <calcext:condition calcext:apply-style-name="cellule d'erreur" calcext:value="!=&quot;&quot;" calcext:base-cell-address="'Ile déserte var 2'.C7"/>
          </calcext:conditional-format>
          <calcext:conditional-format calcext:target-range-address="'Ile Taverne'.C10:'Ile Taverne'.C10">
            <calcext:condition calcext:apply-style-name="cellule histoire" calcext:value="contains-text(&quot;GoTo&quot;)" calcext:base-cell-address="'Ile déserte var 2'.C10"/>
            <calcext:condition calcext:apply-style-name="cellule histoire" calcext:value="contains-text(&quot;Conclude&quot;)" calcext:base-cell-address="'Ile déserte var 2'.C10"/>
            <calcext:condition calcext:apply-style-name="cellule random" calcext:value="contains-text(&quot;RandomPercent&quot;)" calcext:base-cell-address="'Ile déserte var 2'.C10"/>
            <calcext:condition calcext:apply-style-name="cellule random" calcext:value="contains-text(&quot;RandomRange&quot;)" calcext:base-cell-address="'Ile déserte var 2'.C10"/>
            <calcext:condition calcext:apply-style-name="cellule personnages" calcext:value="contains-text(&quot;NewCrew&quot;)" calcext:base-cell-address="'Ile déserte var 2'.C10"/>
            <calcext:condition calcext:apply-style-name="cellule personnages" calcext:value="contains-text(&quot;NewCharacter&quot;)" calcext:base-cell-address="'Ile déserte var 2'.C10"/>
            <calcext:condition calcext:apply-style-name="cellule personnages" calcext:value="contains-text(&quot;HideOther&quot;)" calcext:base-cell-address="'Ile déserte var 2'.C10"/>
            <calcext:condition calcext:apply-style-name="cellule personnages" calcext:value="contains-text(&quot;DeleteOther&quot;)" calcext:base-cell-address="'Ile déserte var 2'.C10"/>
            <calcext:condition calcext:apply-style-name="cellule narrateur" calcext:value="contains-text(&quot;Narrator&quot;)" calcext:base-cell-address="'Ile déserte var 2'.C10"/>
            <calcext:condition calcext:apply-style-name="cellule set choice" calcext:value="contains-text(&quot;SetChoices&quot;)" calcext:base-cell-address="'Ile déserte var 2'.C10"/>
            <calcext:condition calcext:apply-style-name="cellule dialogues" calcext:value="contains-text(&quot;PlayerSpeak&quot;)" calcext:base-cell-address="'Ile déserte var 2'.C10"/>
            <calcext:condition calcext:apply-style-name="cellule dialogues" calcext:value="contains-text(&quot;OtherSpeak&quot;)" calcext:base-cell-address="'Ile déserte var 2'.C10"/>
            <calcext:condition calcext:apply-style-name="cellule argent" calcext:value="contains-text(&quot;CheckGold&quot;)" calcext:base-cell-address="'Ile déserte var 2'.C10"/>
            <calcext:condition calcext:apply-style-name="cellule argent" calcext:value="contains-text(&quot;RemoveGold&quot;)" calcext:base-cell-address="'Ile déserte var 2'.C10"/>
            <calcext:condition calcext:apply-style-name="cellule argent" calcext:value="contains-text(&quot;AddGold&quot;)" calcext:base-cell-address="'Ile déserte var 2'.C10"/>
            <calcext:condition calcext:apply-style-name="cellule argent" calcext:value="contains-text(&quot;Loot&quot;)" calcext:base-cell-address="'Ile déserte var 2'.C10"/>
            <calcext:condition calcext:apply-style-name="cellule argent" calcext:value="contains-text(&quot;Trade&quot;)" calcext:base-cell-address="'Ile déserte var 2'.C10"/>
            <calcext:condition calcext:apply-style-name="cellule combat" calcext:value="contains-text(&quot;LaunchCombat&quot;)" calcext:base-cell-address="'Ile déserte var 2'.C10"/>
            <calcext:condition calcext:apply-style-name="cellule indice" calcext:value="contains-text(&quot;CheckFormula&quot;)" calcext:base-cell-address="'Ile déserte var 2'.C10"/>
            <calcext:condition calcext:apply-style-name="cellule indice" calcext:value="contains-text(&quot;GiveDirection&quot;)" calcext:base-cell-address="'Ile déserte var 2'.C10"/>
            <calcext:condition calcext:apply-style-name="cellule temps" calcext:value="contains-text(&quot;SetWeather&quot;)" calcext:base-cell-address="'Ile déserte var 2'.C10"/>
            <calcext:condition calcext:apply-style-name="cellule temps" calcext:value="contains-text(&quot;SwitchWeather&quot;)" calcext:base-cell-address="'Ile déserte var 2'.C10"/>
            <calcext:condition calcext:apply-style-name="cellule temps" calcext:value="contains-text(&quot;NextDay&quot;)" calcext:base-cell-address="'Ile déserte var 2'.C10"/>
            <calcext:condition calcext:apply-style-name="cellule temps" calcext:value="contains-text(&quot;CheckDay&quot;)" calcext:base-cell-address="'Ile déserte var 2'.C10"/>
            <calcext:condition calcext:apply-style-name="cellule histoire" calcext:value="contains-text(&quot;Leave&quot;)" calcext:base-cell-address="'Ile déserte var 2'.C10"/>
            <calcext:condition calcext:apply-style-name="cellule choice" calcext:value="contains-text(&quot;Choice&quot;)" calcext:base-cell-address="'Ile déserte var 2'.C10"/>
            <calcext:condition calcext:apply-style-name="cellule d'erreur" calcext:value="!=&quot;&quot;" calcext:base-cell-address="'Ile déserte var 2'.C10"/>
          </calcext:conditional-format>
          <calcext:conditional-format calcext:target-range-address="'Ile Taverne'.D12:'Ile Taverne'.D12">
            <calcext:condition calcext:apply-style-name="cellule histoire" calcext:value="contains-text(&quot;GoTo&quot;)" calcext:base-cell-address="'Ile déserte var 2'.D12"/>
            <calcext:condition calcext:apply-style-name="cellule histoire" calcext:value="contains-text(&quot;Conclude&quot;)" calcext:base-cell-address="'Ile déserte var 2'.D12"/>
            <calcext:condition calcext:apply-style-name="cellule random" calcext:value="contains-text(&quot;RandomPercent&quot;)" calcext:base-cell-address="'Ile déserte var 2'.D12"/>
            <calcext:condition calcext:apply-style-name="cellule random" calcext:value="contains-text(&quot;RandomRange&quot;)" calcext:base-cell-address="'Ile déserte var 2'.D12"/>
            <calcext:condition calcext:apply-style-name="cellule personnages" calcext:value="contains-text(&quot;NewCrew&quot;)" calcext:base-cell-address="'Ile déserte var 2'.D12"/>
            <calcext:condition calcext:apply-style-name="cellule personnages" calcext:value="contains-text(&quot;NewCharacter&quot;)" calcext:base-cell-address="'Ile déserte var 2'.D12"/>
            <calcext:condition calcext:apply-style-name="cellule personnages" calcext:value="contains-text(&quot;HideOther&quot;)" calcext:base-cell-address="'Ile déserte var 2'.D12"/>
            <calcext:condition calcext:apply-style-name="cellule personnages" calcext:value="contains-text(&quot;DeleteOther&quot;)" calcext:base-cell-address="'Ile déserte var 2'.D12"/>
            <calcext:condition calcext:apply-style-name="cellule narrateur" calcext:value="contains-text(&quot;Narrator&quot;)" calcext:base-cell-address="'Ile déserte var 2'.D12"/>
            <calcext:condition calcext:apply-style-name="cellule set choice" calcext:value="contains-text(&quot;SetChoices&quot;)" calcext:base-cell-address="'Ile déserte var 2'.D12"/>
            <calcext:condition calcext:apply-style-name="cellule dialogues" calcext:value="contains-text(&quot;PlayerSpeak&quot;)" calcext:base-cell-address="'Ile déserte var 2'.D12"/>
            <calcext:condition calcext:apply-style-name="cellule dialogues" calcext:value="contains-text(&quot;OtherSpeak&quot;)" calcext:base-cell-address="'Ile déserte var 2'.D12"/>
            <calcext:condition calcext:apply-style-name="cellule argent" calcext:value="contains-text(&quot;CheckGold&quot;)" calcext:base-cell-address="'Ile déserte var 2'.D12"/>
            <calcext:condition calcext:apply-style-name="cellule argent" calcext:value="contains-text(&quot;RemoveGold&quot;)" calcext:base-cell-address="'Ile déserte var 2'.D12"/>
            <calcext:condition calcext:apply-style-name="cellule argent" calcext:value="contains-text(&quot;AddGold&quot;)" calcext:base-cell-address="'Ile déserte var 2'.D12"/>
            <calcext:condition calcext:apply-style-name="cellule argent" calcext:value="contains-text(&quot;Loot&quot;)" calcext:base-cell-address="'Ile déserte var 2'.D12"/>
            <calcext:condition calcext:apply-style-name="cellule argent" calcext:value="contains-text(&quot;Trade&quot;)" calcext:base-cell-address="'Ile déserte var 2'.D12"/>
            <calcext:condition calcext:apply-style-name="cellule combat" calcext:value="contains-text(&quot;LaunchCombat&quot;)" calcext:base-cell-address="'Ile déserte var 2'.D12"/>
            <calcext:condition calcext:apply-style-name="cellule indice" calcext:value="contains-text(&quot;CheckFormula&quot;)" calcext:base-cell-address="'Ile déserte var 2'.D12"/>
            <calcext:condition calcext:apply-style-name="cellule indice" calcext:value="contains-text(&quot;GiveDirection&quot;)" calcext:base-cell-address="'Ile déserte var 2'.D12"/>
            <calcext:condition calcext:apply-style-name="cellule temps" calcext:value="contains-text(&quot;SetWeather&quot;)" calcext:base-cell-address="'Ile déserte var 2'.D12"/>
            <calcext:condition calcext:apply-style-name="cellule temps" calcext:value="contains-text(&quot;SwitchWeather&quot;)" calcext:base-cell-address="'Ile déserte var 2'.D12"/>
            <calcext:condition calcext:apply-style-name="cellule temps" calcext:value="contains-text(&quot;NextDay&quot;)" calcext:base-cell-address="'Ile déserte var 2'.D12"/>
            <calcext:condition calcext:apply-style-name="cellule temps" calcext:value="contains-text(&quot;CheckDay&quot;)" calcext:base-cell-address="'Ile déserte var 2'.D12"/>
            <calcext:condition calcext:apply-style-name="cellule histoire" calcext:value="contains-text(&quot;Leave&quot;)" calcext:base-cell-address="'Ile déserte var 2'.D12"/>
            <calcext:condition calcext:apply-style-name="cellule choice" calcext:value="contains-text(&quot;Choice&quot;)" calcext:base-cell-address="'Ile déserte var 2'.D12"/>
            <calcext:condition calcext:apply-style-name="cellule d'erreur" calcext:value="!=&quot;&quot;" calcext:base-cell-address="'Ile déserte var 2'.D12"/>
          </calcext:conditional-format>
          <calcext:conditional-format calcext:target-range-address="'Ile Taverne'.H16:'Ile Taverne'.H16">
            <calcext:condition calcext:apply-style-name="cellule histoire" calcext:value="contains-text(&quot;GoTo&quot;)" calcext:base-cell-address="'Ile déserte var 2'.H16"/>
            <calcext:condition calcext:apply-style-name="cellule histoire" calcext:value="contains-text(&quot;Conclude&quot;)" calcext:base-cell-address="'Ile déserte var 2'.H16"/>
            <calcext:condition calcext:apply-style-name="cellule random" calcext:value="contains-text(&quot;RandomPercent&quot;)" calcext:base-cell-address="'Ile déserte var 2'.H16"/>
            <calcext:condition calcext:apply-style-name="cellule random" calcext:value="contains-text(&quot;RandomRange&quot;)" calcext:base-cell-address="'Ile déserte var 2'.H16"/>
            <calcext:condition calcext:apply-style-name="cellule personnages" calcext:value="contains-text(&quot;NewCrew&quot;)" calcext:base-cell-address="'Ile déserte var 2'.H16"/>
            <calcext:condition calcext:apply-style-name="cellule personnages" calcext:value="contains-text(&quot;NewCharacter&quot;)" calcext:base-cell-address="'Ile déserte var 2'.H16"/>
            <calcext:condition calcext:apply-style-name="cellule personnages" calcext:value="contains-text(&quot;HideOther&quot;)" calcext:base-cell-address="'Ile déserte var 2'.H16"/>
            <calcext:condition calcext:apply-style-name="cellule personnages" calcext:value="contains-text(&quot;DeleteOther&quot;)" calcext:base-cell-address="'Ile déserte var 2'.H16"/>
            <calcext:condition calcext:apply-style-name="cellule narrateur" calcext:value="contains-text(&quot;Narrator&quot;)" calcext:base-cell-address="'Ile déserte var 2'.H16"/>
            <calcext:condition calcext:apply-style-name="cellule set choice" calcext:value="contains-text(&quot;SetChoices&quot;)" calcext:base-cell-address="'Ile déserte var 2'.H16"/>
            <calcext:condition calcext:apply-style-name="cellule dialogues" calcext:value="contains-text(&quot;PlayerSpeak&quot;)" calcext:base-cell-address="'Ile déserte var 2'.H16"/>
            <calcext:condition calcext:apply-style-name="cellule dialogues" calcext:value="contains-text(&quot;OtherSpeak&quot;)" calcext:base-cell-address="'Ile déserte var 2'.H16"/>
            <calcext:condition calcext:apply-style-name="cellule argent" calcext:value="contains-text(&quot;CheckGold&quot;)" calcext:base-cell-address="'Ile déserte var 2'.H16"/>
            <calcext:condition calcext:apply-style-name="cellule argent" calcext:value="contains-text(&quot;RemoveGold&quot;)" calcext:base-cell-address="'Ile déserte var 2'.H16"/>
            <calcext:condition calcext:apply-style-name="cellule argent" calcext:value="contains-text(&quot;AddGold&quot;)" calcext:base-cell-address="'Ile déserte var 2'.H16"/>
            <calcext:condition calcext:apply-style-name="cellule argent" calcext:value="contains-text(&quot;Loot&quot;)" calcext:base-cell-address="'Ile déserte var 2'.H16"/>
            <calcext:condition calcext:apply-style-name="cellule argent" calcext:value="contains-text(&quot;Trade&quot;)" calcext:base-cell-address="'Ile déserte var 2'.H16"/>
            <calcext:condition calcext:apply-style-name="cellule combat" calcext:value="contains-text(&quot;LaunchCombat&quot;)" calcext:base-cell-address="'Ile déserte var 2'.H16"/>
            <calcext:condition calcext:apply-style-name="cellule indice" calcext:value="contains-text(&quot;CheckFormula&quot;)" calcext:base-cell-address="'Ile déserte var 2'.H16"/>
            <calcext:condition calcext:apply-style-name="cellule indice" calcext:value="contains-text(&quot;GiveDirection&quot;)" calcext:base-cell-address="'Ile déserte var 2'.H16"/>
            <calcext:condition calcext:apply-style-name="cellule temps" calcext:value="contains-text(&quot;SetWeather&quot;)" calcext:base-cell-address="'Ile déserte var 2'.H16"/>
            <calcext:condition calcext:apply-style-name="cellule temps" calcext:value="contains-text(&quot;SwitchWeather&quot;)" calcext:base-cell-address="'Ile déserte var 2'.H16"/>
            <calcext:condition calcext:apply-style-name="cellule temps" calcext:value="contains-text(&quot;NextDay&quot;)" calcext:base-cell-address="'Ile déserte var 2'.H16"/>
            <calcext:condition calcext:apply-style-name="cellule temps" calcext:value="contains-text(&quot;CheckDay&quot;)" calcext:base-cell-address="'Ile déserte var 2'.H16"/>
            <calcext:condition calcext:apply-style-name="cellule histoire" calcext:value="contains-text(&quot;Leave&quot;)" calcext:base-cell-address="'Ile déserte var 2'.H16"/>
            <calcext:condition calcext:apply-style-name="cellule choice" calcext:value="contains-text(&quot;Choice&quot;)" calcext:base-cell-address="'Ile déserte var 2'.H16"/>
            <calcext:condition calcext:apply-style-name="cellule d'erreur" calcext:value="!=&quot;&quot;" calcext:base-cell-address="'Ile déserte var 2'.H16"/>
          </calcext:conditional-format>
          <calcext:conditional-format calcext:target-range-address="'Ile Taverne'.H14:'Ile Taverne'.H14">
            <calcext:condition calcext:apply-style-name="cellule histoire" calcext:value="contains-text(&quot;GoTo&quot;)" calcext:base-cell-address="'Ile déserte var 2'.H14"/>
            <calcext:condition calcext:apply-style-name="cellule histoire" calcext:value="contains-text(&quot;Conclude&quot;)" calcext:base-cell-address="'Ile déserte var 2'.H14"/>
            <calcext:condition calcext:apply-style-name="cellule random" calcext:value="contains-text(&quot;RandomPercent&quot;)" calcext:base-cell-address="'Ile déserte var 2'.H14"/>
            <calcext:condition calcext:apply-style-name="cellule random" calcext:value="contains-text(&quot;RandomRange&quot;)" calcext:base-cell-address="'Ile déserte var 2'.H14"/>
            <calcext:condition calcext:apply-style-name="cellule personnages" calcext:value="contains-text(&quot;NewCrew&quot;)" calcext:base-cell-address="'Ile déserte var 2'.H14"/>
            <calcext:condition calcext:apply-style-name="cellule personnages" calcext:value="contains-text(&quot;NewCharacter&quot;)" calcext:base-cell-address="'Ile déserte var 2'.H14"/>
            <calcext:condition calcext:apply-style-name="cellule personnages" calcext:value="contains-text(&quot;HideOther&quot;)" calcext:base-cell-address="'Ile déserte var 2'.H14"/>
            <calcext:condition calcext:apply-style-name="cellule personnages" calcext:value="contains-text(&quot;DeleteOther&quot;)" calcext:base-cell-address="'Ile déserte var 2'.H14"/>
            <calcext:condition calcext:apply-style-name="cellule narrateur" calcext:value="contains-text(&quot;Narrator&quot;)" calcext:base-cell-address="'Ile déserte var 2'.H14"/>
            <calcext:condition calcext:apply-style-name="cellule set choice" calcext:value="contains-text(&quot;SetChoices&quot;)" calcext:base-cell-address="'Ile déserte var 2'.H14"/>
            <calcext:condition calcext:apply-style-name="cellule dialogues" calcext:value="contains-text(&quot;PlayerSpeak&quot;)" calcext:base-cell-address="'Ile déserte var 2'.H14"/>
            <calcext:condition calcext:apply-style-name="cellule dialogues" calcext:value="contains-text(&quot;OtherSpeak&quot;)" calcext:base-cell-address="'Ile déserte var 2'.H14"/>
            <calcext:condition calcext:apply-style-name="cellule argent" calcext:value="contains-text(&quot;CheckGold&quot;)" calcext:base-cell-address="'Ile déserte var 2'.H14"/>
            <calcext:condition calcext:apply-style-name="cellule argent" calcext:value="contains-text(&quot;RemoveGold&quot;)" calcext:base-cell-address="'Ile déserte var 2'.H14"/>
            <calcext:condition calcext:apply-style-name="cellule argent" calcext:value="contains-text(&quot;AddGold&quot;)" calcext:base-cell-address="'Ile déserte var 2'.H14"/>
            <calcext:condition calcext:apply-style-name="cellule argent" calcext:value="contains-text(&quot;Loot&quot;)" calcext:base-cell-address="'Ile déserte var 2'.H14"/>
            <calcext:condition calcext:apply-style-name="cellule argent" calcext:value="contains-text(&quot;Trade&quot;)" calcext:base-cell-address="'Ile déserte var 2'.H14"/>
            <calcext:condition calcext:apply-style-name="cellule combat" calcext:value="contains-text(&quot;LaunchCombat&quot;)" calcext:base-cell-address="'Ile déserte var 2'.H14"/>
            <calcext:condition calcext:apply-style-name="cellule indice" calcext:value="contains-text(&quot;CheckFormula&quot;)" calcext:base-cell-address="'Ile déserte var 2'.H14"/>
            <calcext:condition calcext:apply-style-name="cellule indice" calcext:value="contains-text(&quot;GiveDirection&quot;)" calcext:base-cell-address="'Ile déserte var 2'.H14"/>
            <calcext:condition calcext:apply-style-name="cellule temps" calcext:value="contains-text(&quot;SetWeather&quot;)" calcext:base-cell-address="'Ile déserte var 2'.H14"/>
            <calcext:condition calcext:apply-style-name="cellule temps" calcext:value="contains-text(&quot;SwitchWeather&quot;)" calcext:base-cell-address="'Ile déserte var 2'.H14"/>
            <calcext:condition calcext:apply-style-name="cellule temps" calcext:value="contains-text(&quot;NextDay&quot;)" calcext:base-cell-address="'Ile déserte var 2'.H14"/>
            <calcext:condition calcext:apply-style-name="cellule temps" calcext:value="contains-text(&quot;CheckDay&quot;)" calcext:base-cell-address="'Ile déserte var 2'.H14"/>
            <calcext:condition calcext:apply-style-name="cellule histoire" calcext:value="contains-text(&quot;Leave&quot;)" calcext:base-cell-address="'Ile déserte var 2'.H14"/>
            <calcext:condition calcext:apply-style-name="cellule choice" calcext:value="contains-text(&quot;Choice&quot;)" calcext:base-cell-address="'Ile déserte var 2'.H14"/>
            <calcext:condition calcext:apply-style-name="cellule d'erreur" calcext:value="!=&quot;&quot;" calcext:base-cell-address="'Ile déserte var 2'.H14"/>
          </calcext:conditional-format>
          <calcext:conditional-format calcext:target-range-address="'Ile Taverne'.I14:'Ile Taverne'.I14">
            <calcext:condition calcext:apply-style-name="cellule histoire" calcext:value="contains-text(&quot;GoTo&quot;)" calcext:base-cell-address="'Ile déserte var 2'.I14"/>
            <calcext:condition calcext:apply-style-name="cellule histoire" calcext:value="contains-text(&quot;Conclude&quot;)" calcext:base-cell-address="'Ile déserte var 2'.I14"/>
            <calcext:condition calcext:apply-style-name="cellule random" calcext:value="contains-text(&quot;RandomPercent&quot;)" calcext:base-cell-address="'Ile déserte var 2'.I14"/>
            <calcext:condition calcext:apply-style-name="cellule random" calcext:value="contains-text(&quot;RandomRange&quot;)" calcext:base-cell-address="'Ile déserte var 2'.I14"/>
            <calcext:condition calcext:apply-style-name="cellule personnages" calcext:value="contains-text(&quot;NewCrew&quot;)" calcext:base-cell-address="'Ile déserte var 2'.I14"/>
            <calcext:condition calcext:apply-style-name="cellule personnages" calcext:value="contains-text(&quot;NewCharacter&quot;)" calcext:base-cell-address="'Ile déserte var 2'.I14"/>
            <calcext:condition calcext:apply-style-name="cellule personnages" calcext:value="contains-text(&quot;HideOther&quot;)" calcext:base-cell-address="'Ile déserte var 2'.I14"/>
            <calcext:condition calcext:apply-style-name="cellule personnages" calcext:value="contains-text(&quot;DeleteOther&quot;)" calcext:base-cell-address="'Ile déserte var 2'.I14"/>
            <calcext:condition calcext:apply-style-name="cellule narrateur" calcext:value="contains-text(&quot;Narrator&quot;)" calcext:base-cell-address="'Ile déserte var 2'.I14"/>
            <calcext:condition calcext:apply-style-name="cellule set choice" calcext:value="contains-text(&quot;SetChoices&quot;)" calcext:base-cell-address="'Ile déserte var 2'.I14"/>
            <calcext:condition calcext:apply-style-name="cellule dialogues" calcext:value="contains-text(&quot;PlayerSpeak&quot;)" calcext:base-cell-address="'Ile déserte var 2'.I14"/>
            <calcext:condition calcext:apply-style-name="cellule dialogues" calcext:value="contains-text(&quot;OtherSpeak&quot;)" calcext:base-cell-address="'Ile déserte var 2'.I14"/>
            <calcext:condition calcext:apply-style-name="cellule argent" calcext:value="contains-text(&quot;CheckGold&quot;)" calcext:base-cell-address="'Ile déserte var 2'.I14"/>
            <calcext:condition calcext:apply-style-name="cellule argent" calcext:value="contains-text(&quot;RemoveGold&quot;)" calcext:base-cell-address="'Ile déserte var 2'.I14"/>
            <calcext:condition calcext:apply-style-name="cellule argent" calcext:value="contains-text(&quot;AddGold&quot;)" calcext:base-cell-address="'Ile déserte var 2'.I14"/>
            <calcext:condition calcext:apply-style-name="cellule argent" calcext:value="contains-text(&quot;Loot&quot;)" calcext:base-cell-address="'Ile déserte var 2'.I14"/>
            <calcext:condition calcext:apply-style-name="cellule argent" calcext:value="contains-text(&quot;Trade&quot;)" calcext:base-cell-address="'Ile déserte var 2'.I14"/>
            <calcext:condition calcext:apply-style-name="cellule combat" calcext:value="contains-text(&quot;LaunchCombat&quot;)" calcext:base-cell-address="'Ile déserte var 2'.I14"/>
            <calcext:condition calcext:apply-style-name="cellule indice" calcext:value="contains-text(&quot;CheckFormula&quot;)" calcext:base-cell-address="'Ile déserte var 2'.I14"/>
            <calcext:condition calcext:apply-style-name="cellule indice" calcext:value="contains-text(&quot;GiveDirection&quot;)" calcext:base-cell-address="'Ile déserte var 2'.I14"/>
            <calcext:condition calcext:apply-style-name="cellule temps" calcext:value="contains-text(&quot;SetWeather&quot;)" calcext:base-cell-address="'Ile déserte var 2'.I14"/>
            <calcext:condition calcext:apply-style-name="cellule temps" calcext:value="contains-text(&quot;SwitchWeather&quot;)" calcext:base-cell-address="'Ile déserte var 2'.I14"/>
            <calcext:condition calcext:apply-style-name="cellule temps" calcext:value="contains-text(&quot;NextDay&quot;)" calcext:base-cell-address="'Ile déserte var 2'.I14"/>
            <calcext:condition calcext:apply-style-name="cellule temps" calcext:value="contains-text(&quot;CheckDay&quot;)" calcext:base-cell-address="'Ile déserte var 2'.I14"/>
            <calcext:condition calcext:apply-style-name="cellule histoire" calcext:value="contains-text(&quot;Leave&quot;)" calcext:base-cell-address="'Ile déserte var 2'.I14"/>
            <calcext:condition calcext:apply-style-name="cellule choice" calcext:value="contains-text(&quot;Choice&quot;)" calcext:base-cell-address="'Ile déserte var 2'.I14"/>
            <calcext:condition calcext:apply-style-name="cellule d'erreur" calcext:value="!=&quot;&quot;" calcext:base-cell-address="'Ile déserte var 2'.I14"/>
          </calcext:conditional-format>
          <calcext:conditional-format calcext:target-range-address="'Ile Taverne'.I16:'Ile Taverne'.I16">
            <calcext:condition calcext:apply-style-name="cellule histoire" calcext:value="contains-text(&quot;GoTo&quot;)" calcext:base-cell-address="'Ile déserte var 2'.I16"/>
            <calcext:condition calcext:apply-style-name="cellule histoire" calcext:value="contains-text(&quot;Conclude&quot;)" calcext:base-cell-address="'Ile déserte var 2'.I16"/>
            <calcext:condition calcext:apply-style-name="cellule random" calcext:value="contains-text(&quot;RandomPercent&quot;)" calcext:base-cell-address="'Ile déserte var 2'.I16"/>
            <calcext:condition calcext:apply-style-name="cellule random" calcext:value="contains-text(&quot;RandomRange&quot;)" calcext:base-cell-address="'Ile déserte var 2'.I16"/>
            <calcext:condition calcext:apply-style-name="cellule personnages" calcext:value="contains-text(&quot;NewCrew&quot;)" calcext:base-cell-address="'Ile déserte var 2'.I16"/>
            <calcext:condition calcext:apply-style-name="cellule personnages" calcext:value="contains-text(&quot;NewCharacter&quot;)" calcext:base-cell-address="'Ile déserte var 2'.I16"/>
            <calcext:condition calcext:apply-style-name="cellule personnages" calcext:value="contains-text(&quot;HideOther&quot;)" calcext:base-cell-address="'Ile déserte var 2'.I16"/>
            <calcext:condition calcext:apply-style-name="cellule personnages" calcext:value="contains-text(&quot;DeleteOther&quot;)" calcext:base-cell-address="'Ile déserte var 2'.I16"/>
            <calcext:condition calcext:apply-style-name="cellule narrateur" calcext:value="contains-text(&quot;Narrator&quot;)" calcext:base-cell-address="'Ile déserte var 2'.I16"/>
            <calcext:condition calcext:apply-style-name="cellule set choice" calcext:value="contains-text(&quot;SetChoices&quot;)" calcext:base-cell-address="'Ile déserte var 2'.I16"/>
            <calcext:condition calcext:apply-style-name="cellule dialogues" calcext:value="contains-text(&quot;PlayerSpeak&quot;)" calcext:base-cell-address="'Ile déserte var 2'.I16"/>
            <calcext:condition calcext:apply-style-name="cellule dialogues" calcext:value="contains-text(&quot;OtherSpeak&quot;)" calcext:base-cell-address="'Ile déserte var 2'.I16"/>
            <calcext:condition calcext:apply-style-name="cellule argent" calcext:value="contains-text(&quot;CheckGold&quot;)" calcext:base-cell-address="'Ile déserte var 2'.I16"/>
            <calcext:condition calcext:apply-style-name="cellule argent" calcext:value="contains-text(&quot;RemoveGold&quot;)" calcext:base-cell-address="'Ile déserte var 2'.I16"/>
            <calcext:condition calcext:apply-style-name="cellule argent" calcext:value="contains-text(&quot;AddGold&quot;)" calcext:base-cell-address="'Ile déserte var 2'.I16"/>
            <calcext:condition calcext:apply-style-name="cellule argent" calcext:value="contains-text(&quot;Loot&quot;)" calcext:base-cell-address="'Ile déserte var 2'.I16"/>
            <calcext:condition calcext:apply-style-name="cellule argent" calcext:value="contains-text(&quot;Trade&quot;)" calcext:base-cell-address="'Ile déserte var 2'.I16"/>
            <calcext:condition calcext:apply-style-name="cellule combat" calcext:value="contains-text(&quot;LaunchCombat&quot;)" calcext:base-cell-address="'Ile déserte var 2'.I16"/>
            <calcext:condition calcext:apply-style-name="cellule indice" calcext:value="contains-text(&quot;CheckFormula&quot;)" calcext:base-cell-address="'Ile déserte var 2'.I16"/>
            <calcext:condition calcext:apply-style-name="cellule indice" calcext:value="contains-text(&quot;GiveDirection&quot;)" calcext:base-cell-address="'Ile déserte var 2'.I16"/>
            <calcext:condition calcext:apply-style-name="cellule temps" calcext:value="contains-text(&quot;SetWeather&quot;)" calcext:base-cell-address="'Ile déserte var 2'.I16"/>
            <calcext:condition calcext:apply-style-name="cellule temps" calcext:value="contains-text(&quot;SwitchWeather&quot;)" calcext:base-cell-address="'Ile déserte var 2'.I16"/>
            <calcext:condition calcext:apply-style-name="cellule temps" calcext:value="contains-text(&quot;NextDay&quot;)" calcext:base-cell-address="'Ile déserte var 2'.I16"/>
            <calcext:condition calcext:apply-style-name="cellule temps" calcext:value="contains-text(&quot;CheckDay&quot;)" calcext:base-cell-address="'Ile déserte var 2'.I16"/>
            <calcext:condition calcext:apply-style-name="cellule histoire" calcext:value="contains-text(&quot;Leave&quot;)" calcext:base-cell-address="'Ile déserte var 2'.I16"/>
            <calcext:condition calcext:apply-style-name="cellule choice" calcext:value="contains-text(&quot;Choice&quot;)" calcext:base-cell-address="'Ile déserte var 2'.I16"/>
            <calcext:condition calcext:apply-style-name="cellule d'erreur" calcext:value="!=&quot;&quot;" calcext:base-cell-address="'Ile déserte var 2'.I16"/>
          </calcext:conditional-format>
          <calcext:conditional-format calcext:target-range-address="'Ile Taverne'.E14:'Ile Taverne'.E14">
            <calcext:condition calcext:apply-style-name="cellule histoire" calcext:value="contains-text(&quot;GoTo&quot;)" calcext:base-cell-address="'Ile déserte var 2'.E14"/>
            <calcext:condition calcext:apply-style-name="cellule histoire" calcext:value="contains-text(&quot;Conclude&quot;)" calcext:base-cell-address="'Ile déserte var 2'.E14"/>
            <calcext:condition calcext:apply-style-name="cellule random" calcext:value="contains-text(&quot;RandomPercent&quot;)" calcext:base-cell-address="'Ile déserte var 2'.E14"/>
            <calcext:condition calcext:apply-style-name="cellule random" calcext:value="contains-text(&quot;RandomRange&quot;)" calcext:base-cell-address="'Ile déserte var 2'.E14"/>
            <calcext:condition calcext:apply-style-name="cellule personnages" calcext:value="contains-text(&quot;NewCrew&quot;)" calcext:base-cell-address="'Ile déserte var 2'.E14"/>
            <calcext:condition calcext:apply-style-name="cellule personnages" calcext:value="contains-text(&quot;NewCharacter&quot;)" calcext:base-cell-address="'Ile déserte var 2'.E14"/>
            <calcext:condition calcext:apply-style-name="cellule personnages" calcext:value="contains-text(&quot;HideOther&quot;)" calcext:base-cell-address="'Ile déserte var 2'.E14"/>
            <calcext:condition calcext:apply-style-name="cellule personnages" calcext:value="contains-text(&quot;DeleteOther&quot;)" calcext:base-cell-address="'Ile déserte var 2'.E14"/>
            <calcext:condition calcext:apply-style-name="cellule narrateur" calcext:value="contains-text(&quot;Narrator&quot;)" calcext:base-cell-address="'Ile déserte var 2'.E14"/>
            <calcext:condition calcext:apply-style-name="cellule set choice" calcext:value="contains-text(&quot;SetChoices&quot;)" calcext:base-cell-address="'Ile déserte var 2'.E14"/>
            <calcext:condition calcext:apply-style-name="cellule dialogues" calcext:value="contains-text(&quot;PlayerSpeak&quot;)" calcext:base-cell-address="'Ile déserte var 2'.E14"/>
            <calcext:condition calcext:apply-style-name="cellule dialogues" calcext:value="contains-text(&quot;OtherSpeak&quot;)" calcext:base-cell-address="'Ile déserte var 2'.E14"/>
            <calcext:condition calcext:apply-style-name="cellule argent" calcext:value="contains-text(&quot;CheckGold&quot;)" calcext:base-cell-address="'Ile déserte var 2'.E14"/>
            <calcext:condition calcext:apply-style-name="cellule argent" calcext:value="contains-text(&quot;RemoveGold&quot;)" calcext:base-cell-address="'Ile déserte var 2'.E14"/>
            <calcext:condition calcext:apply-style-name="cellule argent" calcext:value="contains-text(&quot;AddGold&quot;)" calcext:base-cell-address="'Ile déserte var 2'.E14"/>
            <calcext:condition calcext:apply-style-name="cellule argent" calcext:value="contains-text(&quot;Loot&quot;)" calcext:base-cell-address="'Ile déserte var 2'.E14"/>
            <calcext:condition calcext:apply-style-name="cellule argent" calcext:value="contains-text(&quot;Trade&quot;)" calcext:base-cell-address="'Ile déserte var 2'.E14"/>
            <calcext:condition calcext:apply-style-name="cellule combat" calcext:value="contains-text(&quot;LaunchCombat&quot;)" calcext:base-cell-address="'Ile déserte var 2'.E14"/>
            <calcext:condition calcext:apply-style-name="cellule indice" calcext:value="contains-text(&quot;CheckFormula&quot;)" calcext:base-cell-address="'Ile déserte var 2'.E14"/>
            <calcext:condition calcext:apply-style-name="cellule indice" calcext:value="contains-text(&quot;GiveDirection&quot;)" calcext:base-cell-address="'Ile déserte var 2'.E14"/>
            <calcext:condition calcext:apply-style-name="cellule temps" calcext:value="contains-text(&quot;SetWeather&quot;)" calcext:base-cell-address="'Ile déserte var 2'.E14"/>
            <calcext:condition calcext:apply-style-name="cellule temps" calcext:value="contains-text(&quot;SwitchWeather&quot;)" calcext:base-cell-address="'Ile déserte var 2'.E14"/>
            <calcext:condition calcext:apply-style-name="cellule temps" calcext:value="contains-text(&quot;NextDay&quot;)" calcext:base-cell-address="'Ile déserte var 2'.E14"/>
            <calcext:condition calcext:apply-style-name="cellule temps" calcext:value="contains-text(&quot;CheckDay&quot;)" calcext:base-cell-address="'Ile déserte var 2'.E14"/>
            <calcext:condition calcext:apply-style-name="cellule histoire" calcext:value="contains-text(&quot;Leave&quot;)" calcext:base-cell-address="'Ile déserte var 2'.E14"/>
            <calcext:condition calcext:apply-style-name="cellule choice" calcext:value="contains-text(&quot;Choice&quot;)" calcext:base-cell-address="'Ile déserte var 2'.E14"/>
            <calcext:condition calcext:apply-style-name="cellule d'erreur" calcext:value="!=&quot;&quot;" calcext:base-cell-address="'Ile déserte var 2'.E14"/>
          </calcext:conditional-format>
          <calcext:conditional-format calcext:target-range-address="'Ile Taverne'.C3:'Ile Taverne'.I7 'Ile Taverne'.A4:'Ile Taverne'.A9 'Ile Taverne'.F11:'Ile Taverne'.I17 'Ile Taverne'.C13:'Ile Taverne'.C14 'Ile Taverne'.E10:'Ile Taverne'.I10 'Ile Taverne'.F9:'Ile Taverne'.I9 'Ile Taverne'.D8:'Ile Taverne'.I8 'Ile Taverne'.B3:'Ile Taverne'.B4 'Ile Taverne'.D15:'Ile Taverne'.D17 'Ile Taverne'.E13:'Ile Taverne'.E17 'Ile Taverne'.C16:'Ile Taverne'.C17 'Ile Taverne'.D11:'Ile Taverne'.D13 'Ile Taverne'.E11:'Ile Taverne'.E11 'Ile Taverne'.B8:'Ile Taverne'.B9 'Ile Taverne'.C10:'Ile Taverne'.C11">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Taverne'.A10:'Ile Taverne'.A18">
            <calcext:condition calcext:apply-style-name="cellule histoire" calcext:value="contains-text(&quot;GoTo&quot;)" calcext:base-cell-address="'Ile déserte var 2'.A10"/>
            <calcext:condition calcext:apply-style-name="cellule histoire" calcext:value="contains-text(&quot;Conclude&quot;)" calcext:base-cell-address="'Ile déserte var 2'.A10"/>
            <calcext:condition calcext:apply-style-name="cellule random" calcext:value="contains-text(&quot;RandomPercent&quot;)" calcext:base-cell-address="'Ile déserte var 2'.A10"/>
            <calcext:condition calcext:apply-style-name="cellule random" calcext:value="contains-text(&quot;RandomRange&quot;)" calcext:base-cell-address="'Ile déserte var 2'.A10"/>
            <calcext:condition calcext:apply-style-name="cellule personnages" calcext:value="contains-text(&quot;NewCrew&quot;)" calcext:base-cell-address="'Ile déserte var 2'.A10"/>
            <calcext:condition calcext:apply-style-name="cellule personnages" calcext:value="contains-text(&quot;NewCharacter&quot;)" calcext:base-cell-address="'Ile déserte var 2'.A10"/>
            <calcext:condition calcext:apply-style-name="cellule personnages" calcext:value="contains-text(&quot;HideOther&quot;)" calcext:base-cell-address="'Ile déserte var 2'.A10"/>
            <calcext:condition calcext:apply-style-name="cellule personnages" calcext:value="contains-text(&quot;DeleteOther&quot;)" calcext:base-cell-address="'Ile déserte var 2'.A10"/>
            <calcext:condition calcext:apply-style-name="cellule narrateur" calcext:value="contains-text(&quot;Narrator&quot;)" calcext:base-cell-address="'Ile déserte var 2'.A10"/>
            <calcext:condition calcext:apply-style-name="cellule set choice" calcext:value="contains-text(&quot;SetChoices&quot;)" calcext:base-cell-address="'Ile déserte var 2'.A10"/>
            <calcext:condition calcext:apply-style-name="cellule dialogues" calcext:value="contains-text(&quot;PlayerSpeak&quot;)" calcext:base-cell-address="'Ile déserte var 2'.A10"/>
            <calcext:condition calcext:apply-style-name="cellule dialogues" calcext:value="contains-text(&quot;OtherSpeak&quot;)" calcext:base-cell-address="'Ile déserte var 2'.A10"/>
            <calcext:condition calcext:apply-style-name="cellule argent" calcext:value="contains-text(&quot;CheckGold&quot;)" calcext:base-cell-address="'Ile déserte var 2'.A10"/>
            <calcext:condition calcext:apply-style-name="cellule argent" calcext:value="contains-text(&quot;RemoveGold&quot;)" calcext:base-cell-address="'Ile déserte var 2'.A10"/>
            <calcext:condition calcext:apply-style-name="cellule argent" calcext:value="contains-text(&quot;AddGold&quot;)" calcext:base-cell-address="'Ile déserte var 2'.A10"/>
            <calcext:condition calcext:apply-style-name="cellule argent" calcext:value="contains-text(&quot;Loot&quot;)" calcext:base-cell-address="'Ile déserte var 2'.A10"/>
            <calcext:condition calcext:apply-style-name="cellule argent" calcext:value="contains-text(&quot;Trade&quot;)" calcext:base-cell-address="'Ile déserte var 2'.A10"/>
            <calcext:condition calcext:apply-style-name="cellule combat" calcext:value="contains-text(&quot;LaunchCombat&quot;)" calcext:base-cell-address="'Ile déserte var 2'.A10"/>
            <calcext:condition calcext:apply-style-name="cellule indice" calcext:value="contains-text(&quot;CheckFormula&quot;)" calcext:base-cell-address="'Ile déserte var 2'.A10"/>
            <calcext:condition calcext:apply-style-name="cellule indice" calcext:value="contains-text(&quot;GiveDirection&quot;)" calcext:base-cell-address="'Ile déserte var 2'.A10"/>
            <calcext:condition calcext:apply-style-name="cellule temps" calcext:value="contains-text(&quot;SetWeather&quot;)" calcext:base-cell-address="'Ile déserte var 2'.A10"/>
            <calcext:condition calcext:apply-style-name="cellule temps" calcext:value="contains-text(&quot;SwitchWeather&quot;)" calcext:base-cell-address="'Ile déserte var 2'.A10"/>
            <calcext:condition calcext:apply-style-name="cellule temps" calcext:value="contains-text(&quot;NextDay&quot;)" calcext:base-cell-address="'Ile déserte var 2'.A10"/>
            <calcext:condition calcext:apply-style-name="cellule temps" calcext:value="contains-text(&quot;CheckDay&quot;)" calcext:base-cell-address="'Ile déserte var 2'.A10"/>
            <calcext:condition calcext:apply-style-name="cellule histoire" calcext:value="contains-text(&quot;Leave&quot;)" calcext:base-cell-address="'Ile déserte var 2'.A10"/>
            <calcext:condition calcext:apply-style-name="cellule choice" calcext:value="contains-text(&quot;Choice&quot;)" calcext:base-cell-address="'Ile déserte var 2'.A10"/>
            <calcext:condition calcext:apply-style-name="cellule d'erreur" calcext:value="!=&quot;&quot;" calcext:base-cell-address="'Ile déserte var 2'.A10"/>
          </calcext:conditional-format>
          <calcext:conditional-format calcext:target-range-address="'Ile Taverne'.B10:'Ile Taverne'.B18">
            <calcext:condition calcext:apply-style-name="cellule histoire" calcext:value="contains-text(&quot;GoTo&quot;)" calcext:base-cell-address="'Ile déserte var 2'.B10"/>
            <calcext:condition calcext:apply-style-name="cellule histoire" calcext:value="contains-text(&quot;Conclude&quot;)" calcext:base-cell-address="'Ile déserte var 2'.B10"/>
            <calcext:condition calcext:apply-style-name="cellule random" calcext:value="contains-text(&quot;RandomPercent&quot;)" calcext:base-cell-address="'Ile déserte var 2'.B10"/>
            <calcext:condition calcext:apply-style-name="cellule random" calcext:value="contains-text(&quot;RandomRange&quot;)" calcext:base-cell-address="'Ile déserte var 2'.B10"/>
            <calcext:condition calcext:apply-style-name="cellule personnages" calcext:value="contains-text(&quot;NewCrew&quot;)" calcext:base-cell-address="'Ile déserte var 2'.B10"/>
            <calcext:condition calcext:apply-style-name="cellule personnages" calcext:value="contains-text(&quot;NewCharacter&quot;)" calcext:base-cell-address="'Ile déserte var 2'.B10"/>
            <calcext:condition calcext:apply-style-name="cellule personnages" calcext:value="contains-text(&quot;HideOther&quot;)" calcext:base-cell-address="'Ile déserte var 2'.B10"/>
            <calcext:condition calcext:apply-style-name="cellule personnages" calcext:value="contains-text(&quot;DeleteOther&quot;)" calcext:base-cell-address="'Ile déserte var 2'.B10"/>
            <calcext:condition calcext:apply-style-name="cellule narrateur" calcext:value="contains-text(&quot;Narrator&quot;)" calcext:base-cell-address="'Ile déserte var 2'.B10"/>
            <calcext:condition calcext:apply-style-name="cellule set choice" calcext:value="contains-text(&quot;SetChoices&quot;)" calcext:base-cell-address="'Ile déserte var 2'.B10"/>
            <calcext:condition calcext:apply-style-name="cellule dialogues" calcext:value="contains-text(&quot;PlayerSpeak&quot;)" calcext:base-cell-address="'Ile déserte var 2'.B10"/>
            <calcext:condition calcext:apply-style-name="cellule dialogues" calcext:value="contains-text(&quot;OtherSpeak&quot;)" calcext:base-cell-address="'Ile déserte var 2'.B10"/>
            <calcext:condition calcext:apply-style-name="cellule argent" calcext:value="contains-text(&quot;CheckGold&quot;)" calcext:base-cell-address="'Ile déserte var 2'.B10"/>
            <calcext:condition calcext:apply-style-name="cellule argent" calcext:value="contains-text(&quot;RemoveGold&quot;)" calcext:base-cell-address="'Ile déserte var 2'.B10"/>
            <calcext:condition calcext:apply-style-name="cellule argent" calcext:value="contains-text(&quot;AddGold&quot;)" calcext:base-cell-address="'Ile déserte var 2'.B10"/>
            <calcext:condition calcext:apply-style-name="cellule argent" calcext:value="contains-text(&quot;Loot&quot;)" calcext:base-cell-address="'Ile déserte var 2'.B10"/>
            <calcext:condition calcext:apply-style-name="cellule argent" calcext:value="contains-text(&quot;Trade&quot;)" calcext:base-cell-address="'Ile déserte var 2'.B10"/>
            <calcext:condition calcext:apply-style-name="cellule combat" calcext:value="contains-text(&quot;LaunchCombat&quot;)" calcext:base-cell-address="'Ile déserte var 2'.B10"/>
            <calcext:condition calcext:apply-style-name="cellule indice" calcext:value="contains-text(&quot;CheckFormula&quot;)" calcext:base-cell-address="'Ile déserte var 2'.B10"/>
            <calcext:condition calcext:apply-style-name="cellule indice" calcext:value="contains-text(&quot;GiveDirection&quot;)" calcext:base-cell-address="'Ile déserte var 2'.B10"/>
            <calcext:condition calcext:apply-style-name="cellule temps" calcext:value="contains-text(&quot;SetWeather&quot;)" calcext:base-cell-address="'Ile déserte var 2'.B10"/>
            <calcext:condition calcext:apply-style-name="cellule temps" calcext:value="contains-text(&quot;SwitchWeather&quot;)" calcext:base-cell-address="'Ile déserte var 2'.B10"/>
            <calcext:condition calcext:apply-style-name="cellule temps" calcext:value="contains-text(&quot;NextDay&quot;)" calcext:base-cell-address="'Ile déserte var 2'.B10"/>
            <calcext:condition calcext:apply-style-name="cellule temps" calcext:value="contains-text(&quot;CheckDay&quot;)" calcext:base-cell-address="'Ile déserte var 2'.B10"/>
            <calcext:condition calcext:apply-style-name="cellule histoire" calcext:value="contains-text(&quot;Leave&quot;)" calcext:base-cell-address="'Ile déserte var 2'.B10"/>
            <calcext:condition calcext:apply-style-name="cellule choice" calcext:value="contains-text(&quot;Choice&quot;)" calcext:base-cell-address="'Ile déserte var 2'.B10"/>
            <calcext:condition calcext:apply-style-name="cellule d'erreur" calcext:value="!=&quot;&quot;" calcext:base-cell-address="'Ile déserte var 2'.B10"/>
          </calcext:conditional-format>
          <calcext:conditional-format calcext:target-range-address="'Ile Taverne'.A10:'Ile Taverne'.B18">
            <calcext:condition calcext:apply-style-name="cellule histoire" calcext:value="contains-text(&quot;GoTo&quot;)" calcext:base-cell-address="'Ile déserte var 2'.A10"/>
            <calcext:condition calcext:apply-style-name="cellule histoire" calcext:value="contains-text(&quot;Conclude&quot;)" calcext:base-cell-address="'Ile déserte var 2'.A10"/>
            <calcext:condition calcext:apply-style-name="cellule random" calcext:value="contains-text(&quot;RandomPercent&quot;)" calcext:base-cell-address="'Ile déserte var 2'.A10"/>
            <calcext:condition calcext:apply-style-name="cellule random" calcext:value="contains-text(&quot;RandomRange&quot;)" calcext:base-cell-address="'Ile déserte var 2'.A10"/>
            <calcext:condition calcext:apply-style-name="cellule personnages" calcext:value="contains-text(&quot;NewCrew&quot;)" calcext:base-cell-address="'Ile déserte var 2'.A10"/>
            <calcext:condition calcext:apply-style-name="cellule personnages" calcext:value="contains-text(&quot;NewCharacter&quot;)" calcext:base-cell-address="'Ile déserte var 2'.A10"/>
            <calcext:condition calcext:apply-style-name="cellule personnages" calcext:value="contains-text(&quot;HideOther&quot;)" calcext:base-cell-address="'Ile déserte var 2'.A10"/>
            <calcext:condition calcext:apply-style-name="cellule personnages" calcext:value="contains-text(&quot;DeleteOther&quot;)" calcext:base-cell-address="'Ile déserte var 2'.A10"/>
            <calcext:condition calcext:apply-style-name="cellule narrateur" calcext:value="contains-text(&quot;Narrator&quot;)" calcext:base-cell-address="'Ile déserte var 2'.A10"/>
            <calcext:condition calcext:apply-style-name="cellule set choice" calcext:value="contains-text(&quot;SetChoices&quot;)" calcext:base-cell-address="'Ile déserte var 2'.A10"/>
            <calcext:condition calcext:apply-style-name="cellule dialogues" calcext:value="contains-text(&quot;PlayerSpeak&quot;)" calcext:base-cell-address="'Ile déserte var 2'.A10"/>
            <calcext:condition calcext:apply-style-name="cellule dialogues" calcext:value="contains-text(&quot;OtherSpeak&quot;)" calcext:base-cell-address="'Ile déserte var 2'.A10"/>
            <calcext:condition calcext:apply-style-name="cellule argent" calcext:value="contains-text(&quot;CheckGold&quot;)" calcext:base-cell-address="'Ile déserte var 2'.A10"/>
            <calcext:condition calcext:apply-style-name="cellule argent" calcext:value="contains-text(&quot;RemoveGold&quot;)" calcext:base-cell-address="'Ile déserte var 2'.A10"/>
            <calcext:condition calcext:apply-style-name="cellule argent" calcext:value="contains-text(&quot;AddGold&quot;)" calcext:base-cell-address="'Ile déserte var 2'.A10"/>
            <calcext:condition calcext:apply-style-name="cellule argent" calcext:value="contains-text(&quot;Loot&quot;)" calcext:base-cell-address="'Ile déserte var 2'.A10"/>
            <calcext:condition calcext:apply-style-name="cellule argent" calcext:value="contains-text(&quot;Trade&quot;)" calcext:base-cell-address="'Ile déserte var 2'.A10"/>
            <calcext:condition calcext:apply-style-name="cellule combat" calcext:value="contains-text(&quot;LaunchCombat&quot;)" calcext:base-cell-address="'Ile déserte var 2'.A10"/>
            <calcext:condition calcext:apply-style-name="cellule indice" calcext:value="contains-text(&quot;CheckFormula&quot;)" calcext:base-cell-address="'Ile déserte var 2'.A10"/>
            <calcext:condition calcext:apply-style-name="cellule indice" calcext:value="contains-text(&quot;GiveDirection&quot;)" calcext:base-cell-address="'Ile déserte var 2'.A10"/>
            <calcext:condition calcext:apply-style-name="cellule temps" calcext:value="contains-text(&quot;SetWeather&quot;)" calcext:base-cell-address="'Ile déserte var 2'.A10"/>
            <calcext:condition calcext:apply-style-name="cellule temps" calcext:value="contains-text(&quot;SwitchWeather&quot;)" calcext:base-cell-address="'Ile déserte var 2'.A10"/>
            <calcext:condition calcext:apply-style-name="cellule temps" calcext:value="contains-text(&quot;NextDay&quot;)" calcext:base-cell-address="'Ile déserte var 2'.A10"/>
            <calcext:condition calcext:apply-style-name="cellule temps" calcext:value="contains-text(&quot;CheckDay&quot;)" calcext:base-cell-address="'Ile déserte var 2'.A10"/>
            <calcext:condition calcext:apply-style-name="cellule histoire" calcext:value="contains-text(&quot;Leave&quot;)" calcext:base-cell-address="'Ile déserte var 2'.A10"/>
            <calcext:condition calcext:apply-style-name="cellule choice" calcext:value="contains-text(&quot;Choice&quot;)" calcext:base-cell-address="'Ile déserte var 2'.A10"/>
            <calcext:condition calcext:apply-style-name="cellule d'erreur" calcext:value="!=&quot;&quot;" calcext:base-cell-address="'Ile déserte var 2'.A10"/>
          </calcext:conditional-format>
          <calcext:conditional-format calcext:target-range-address="'Ile Taverne'.D10:'Ile Taverne'.D10">
            <calcext:condition calcext:apply-style-name="cellule histoire" calcext:value="contains-text(&quot;GoTo&quot;)" calcext:base-cell-address="'Ile déserte var 2'.D10"/>
            <calcext:condition calcext:apply-style-name="cellule histoire" calcext:value="contains-text(&quot;Conclude&quot;)" calcext:base-cell-address="'Ile déserte var 2'.D10"/>
            <calcext:condition calcext:apply-style-name="cellule random" calcext:value="contains-text(&quot;RandomPercent&quot;)" calcext:base-cell-address="'Ile déserte var 2'.D10"/>
            <calcext:condition calcext:apply-style-name="cellule random" calcext:value="contains-text(&quot;RandomRange&quot;)" calcext:base-cell-address="'Ile déserte var 2'.D10"/>
            <calcext:condition calcext:apply-style-name="cellule personnages" calcext:value="contains-text(&quot;NewCrew&quot;)" calcext:base-cell-address="'Ile déserte var 2'.D10"/>
            <calcext:condition calcext:apply-style-name="cellule personnages" calcext:value="contains-text(&quot;NewCharacter&quot;)" calcext:base-cell-address="'Ile déserte var 2'.D10"/>
            <calcext:condition calcext:apply-style-name="cellule personnages" calcext:value="contains-text(&quot;HideOther&quot;)" calcext:base-cell-address="'Ile déserte var 2'.D10"/>
            <calcext:condition calcext:apply-style-name="cellule personnages" calcext:value="contains-text(&quot;DeleteOther&quot;)" calcext:base-cell-address="'Ile déserte var 2'.D10"/>
            <calcext:condition calcext:apply-style-name="cellule narrateur" calcext:value="contains-text(&quot;Narrator&quot;)" calcext:base-cell-address="'Ile déserte var 2'.D10"/>
            <calcext:condition calcext:apply-style-name="cellule set choice" calcext:value="contains-text(&quot;SetChoices&quot;)" calcext:base-cell-address="'Ile déserte var 2'.D10"/>
            <calcext:condition calcext:apply-style-name="cellule dialogues" calcext:value="contains-text(&quot;PlayerSpeak&quot;)" calcext:base-cell-address="'Ile déserte var 2'.D10"/>
            <calcext:condition calcext:apply-style-name="cellule dialogues" calcext:value="contains-text(&quot;OtherSpeak&quot;)" calcext:base-cell-address="'Ile déserte var 2'.D10"/>
            <calcext:condition calcext:apply-style-name="cellule argent" calcext:value="contains-text(&quot;CheckGold&quot;)" calcext:base-cell-address="'Ile déserte var 2'.D10"/>
            <calcext:condition calcext:apply-style-name="cellule argent" calcext:value="contains-text(&quot;RemoveGold&quot;)" calcext:base-cell-address="'Ile déserte var 2'.D10"/>
            <calcext:condition calcext:apply-style-name="cellule argent" calcext:value="contains-text(&quot;AddGold&quot;)" calcext:base-cell-address="'Ile déserte var 2'.D10"/>
            <calcext:condition calcext:apply-style-name="cellule argent" calcext:value="contains-text(&quot;Loot&quot;)" calcext:base-cell-address="'Ile déserte var 2'.D10"/>
            <calcext:condition calcext:apply-style-name="cellule argent" calcext:value="contains-text(&quot;Trade&quot;)" calcext:base-cell-address="'Ile déserte var 2'.D10"/>
            <calcext:condition calcext:apply-style-name="cellule combat" calcext:value="contains-text(&quot;LaunchCombat&quot;)" calcext:base-cell-address="'Ile déserte var 2'.D10"/>
            <calcext:condition calcext:apply-style-name="cellule indice" calcext:value="contains-text(&quot;CheckFormula&quot;)" calcext:base-cell-address="'Ile déserte var 2'.D10"/>
            <calcext:condition calcext:apply-style-name="cellule indice" calcext:value="contains-text(&quot;GiveDirection&quot;)" calcext:base-cell-address="'Ile déserte var 2'.D10"/>
            <calcext:condition calcext:apply-style-name="cellule temps" calcext:value="contains-text(&quot;SetWeather&quot;)" calcext:base-cell-address="'Ile déserte var 2'.D10"/>
            <calcext:condition calcext:apply-style-name="cellule temps" calcext:value="contains-text(&quot;SwitchWeather&quot;)" calcext:base-cell-address="'Ile déserte var 2'.D10"/>
            <calcext:condition calcext:apply-style-name="cellule temps" calcext:value="contains-text(&quot;NextDay&quot;)" calcext:base-cell-address="'Ile déserte var 2'.D10"/>
            <calcext:condition calcext:apply-style-name="cellule temps" calcext:value="contains-text(&quot;CheckDay&quot;)" calcext:base-cell-address="'Ile déserte var 2'.D10"/>
            <calcext:condition calcext:apply-style-name="cellule histoire" calcext:value="contains-text(&quot;Leave&quot;)" calcext:base-cell-address="'Ile déserte var 2'.D10"/>
            <calcext:condition calcext:apply-style-name="cellule choice" calcext:value="contains-text(&quot;Choice&quot;)" calcext:base-cell-address="'Ile déserte var 2'.D10"/>
            <calcext:condition calcext:apply-style-name="cellule d'erreur" calcext:value="!=&quot;&quot;" calcext:base-cell-address="'Ile déserte var 2'.D10"/>
          </calcext:conditional-format>
          <calcext:conditional-format calcext:target-range-address="'Ile Taverne'.D10:'Ile Taverne'.D10">
            <calcext:condition calcext:apply-style-name="cellule histoire" calcext:value="contains-text(&quot;GoTo&quot;)" calcext:base-cell-address="'Ile déserte var 2'.D10"/>
            <calcext:condition calcext:apply-style-name="cellule histoire" calcext:value="contains-text(&quot;Conclude&quot;)" calcext:base-cell-address="'Ile déserte var 2'.D10"/>
            <calcext:condition calcext:apply-style-name="cellule random" calcext:value="contains-text(&quot;RandomPercent&quot;)" calcext:base-cell-address="'Ile déserte var 2'.D10"/>
            <calcext:condition calcext:apply-style-name="cellule random" calcext:value="contains-text(&quot;RandomRange&quot;)" calcext:base-cell-address="'Ile déserte var 2'.D10"/>
            <calcext:condition calcext:apply-style-name="cellule personnages" calcext:value="contains-text(&quot;NewCrew&quot;)" calcext:base-cell-address="'Ile déserte var 2'.D10"/>
            <calcext:condition calcext:apply-style-name="cellule personnages" calcext:value="contains-text(&quot;NewCharacter&quot;)" calcext:base-cell-address="'Ile déserte var 2'.D10"/>
            <calcext:condition calcext:apply-style-name="cellule personnages" calcext:value="contains-text(&quot;HideOther&quot;)" calcext:base-cell-address="'Ile déserte var 2'.D10"/>
            <calcext:condition calcext:apply-style-name="cellule personnages" calcext:value="contains-text(&quot;DeleteOther&quot;)" calcext:base-cell-address="'Ile déserte var 2'.D10"/>
            <calcext:condition calcext:apply-style-name="cellule narrateur" calcext:value="contains-text(&quot;Narrator&quot;)" calcext:base-cell-address="'Ile déserte var 2'.D10"/>
            <calcext:condition calcext:apply-style-name="cellule set choice" calcext:value="contains-text(&quot;SetChoices&quot;)" calcext:base-cell-address="'Ile déserte var 2'.D10"/>
            <calcext:condition calcext:apply-style-name="cellule dialogues" calcext:value="contains-text(&quot;PlayerSpeak&quot;)" calcext:base-cell-address="'Ile déserte var 2'.D10"/>
            <calcext:condition calcext:apply-style-name="cellule dialogues" calcext:value="contains-text(&quot;OtherSpeak&quot;)" calcext:base-cell-address="'Ile déserte var 2'.D10"/>
            <calcext:condition calcext:apply-style-name="cellule argent" calcext:value="contains-text(&quot;CheckGold&quot;)" calcext:base-cell-address="'Ile déserte var 2'.D10"/>
            <calcext:condition calcext:apply-style-name="cellule argent" calcext:value="contains-text(&quot;RemoveGold&quot;)" calcext:base-cell-address="'Ile déserte var 2'.D10"/>
            <calcext:condition calcext:apply-style-name="cellule argent" calcext:value="contains-text(&quot;AddGold&quot;)" calcext:base-cell-address="'Ile déserte var 2'.D10"/>
            <calcext:condition calcext:apply-style-name="cellule argent" calcext:value="contains-text(&quot;Loot&quot;)" calcext:base-cell-address="'Ile déserte var 2'.D10"/>
            <calcext:condition calcext:apply-style-name="cellule argent" calcext:value="contains-text(&quot;Trade&quot;)" calcext:base-cell-address="'Ile déserte var 2'.D10"/>
            <calcext:condition calcext:apply-style-name="cellule combat" calcext:value="contains-text(&quot;LaunchCombat&quot;)" calcext:base-cell-address="'Ile déserte var 2'.D10"/>
            <calcext:condition calcext:apply-style-name="cellule indice" calcext:value="contains-text(&quot;CheckFormula&quot;)" calcext:base-cell-address="'Ile déserte var 2'.D10"/>
            <calcext:condition calcext:apply-style-name="cellule indice" calcext:value="contains-text(&quot;GiveDirection&quot;)" calcext:base-cell-address="'Ile déserte var 2'.D10"/>
            <calcext:condition calcext:apply-style-name="cellule temps" calcext:value="contains-text(&quot;SetWeather&quot;)" calcext:base-cell-address="'Ile déserte var 2'.D10"/>
            <calcext:condition calcext:apply-style-name="cellule temps" calcext:value="contains-text(&quot;SwitchWeather&quot;)" calcext:base-cell-address="'Ile déserte var 2'.D10"/>
            <calcext:condition calcext:apply-style-name="cellule temps" calcext:value="contains-text(&quot;NextDay&quot;)" calcext:base-cell-address="'Ile déserte var 2'.D10"/>
            <calcext:condition calcext:apply-style-name="cellule temps" calcext:value="contains-text(&quot;CheckDay&quot;)" calcext:base-cell-address="'Ile déserte var 2'.D10"/>
            <calcext:condition calcext:apply-style-name="cellule histoire" calcext:value="contains-text(&quot;Leave&quot;)" calcext:base-cell-address="'Ile déserte var 2'.D10"/>
            <calcext:condition calcext:apply-style-name="cellule choice" calcext:value="contains-text(&quot;Choice&quot;)" calcext:base-cell-address="'Ile déserte var 2'.D10"/>
            <calcext:condition calcext:apply-style-name="cellule d'erreur" calcext:value="!=&quot;&quot;" calcext:base-cell-address="'Ile déserte var 2'.D10"/>
          </calcext:conditional-format>
          <calcext:conditional-format calcext:target-range-address="'Ile Taverne'.E9:'Ile Taverne'.E9">
            <calcext:condition calcext:apply-style-name="cellule histoire" calcext:value="contains-text(&quot;GoTo&quot;)" calcext:base-cell-address="'Ile déserte var 2'.E9"/>
            <calcext:condition calcext:apply-style-name="cellule histoire" calcext:value="contains-text(&quot;Conclude&quot;)" calcext:base-cell-address="'Ile déserte var 2'.E9"/>
            <calcext:condition calcext:apply-style-name="cellule random" calcext:value="contains-text(&quot;RandomPercent&quot;)" calcext:base-cell-address="'Ile déserte var 2'.E9"/>
            <calcext:condition calcext:apply-style-name="cellule random" calcext:value="contains-text(&quot;RandomRange&quot;)" calcext:base-cell-address="'Ile déserte var 2'.E9"/>
            <calcext:condition calcext:apply-style-name="cellule personnages" calcext:value="contains-text(&quot;NewCrew&quot;)" calcext:base-cell-address="'Ile déserte var 2'.E9"/>
            <calcext:condition calcext:apply-style-name="cellule personnages" calcext:value="contains-text(&quot;NewCharacter&quot;)" calcext:base-cell-address="'Ile déserte var 2'.E9"/>
            <calcext:condition calcext:apply-style-name="cellule personnages" calcext:value="contains-text(&quot;HideOther&quot;)" calcext:base-cell-address="'Ile déserte var 2'.E9"/>
            <calcext:condition calcext:apply-style-name="cellule personnages" calcext:value="contains-text(&quot;DeleteOther&quot;)" calcext:base-cell-address="'Ile déserte var 2'.E9"/>
            <calcext:condition calcext:apply-style-name="cellule narrateur" calcext:value="contains-text(&quot;Narrator&quot;)" calcext:base-cell-address="'Ile déserte var 2'.E9"/>
            <calcext:condition calcext:apply-style-name="cellule set choice" calcext:value="contains-text(&quot;SetChoices&quot;)" calcext:base-cell-address="'Ile déserte var 2'.E9"/>
            <calcext:condition calcext:apply-style-name="cellule dialogues" calcext:value="contains-text(&quot;PlayerSpeak&quot;)" calcext:base-cell-address="'Ile déserte var 2'.E9"/>
            <calcext:condition calcext:apply-style-name="cellule dialogues" calcext:value="contains-text(&quot;OtherSpeak&quot;)" calcext:base-cell-address="'Ile déserte var 2'.E9"/>
            <calcext:condition calcext:apply-style-name="cellule argent" calcext:value="contains-text(&quot;CheckGold&quot;)" calcext:base-cell-address="'Ile déserte var 2'.E9"/>
            <calcext:condition calcext:apply-style-name="cellule argent" calcext:value="contains-text(&quot;RemoveGold&quot;)" calcext:base-cell-address="'Ile déserte var 2'.E9"/>
            <calcext:condition calcext:apply-style-name="cellule argent" calcext:value="contains-text(&quot;AddGold&quot;)" calcext:base-cell-address="'Ile déserte var 2'.E9"/>
            <calcext:condition calcext:apply-style-name="cellule argent" calcext:value="contains-text(&quot;Loot&quot;)" calcext:base-cell-address="'Ile déserte var 2'.E9"/>
            <calcext:condition calcext:apply-style-name="cellule argent" calcext:value="contains-text(&quot;Trade&quot;)" calcext:base-cell-address="'Ile déserte var 2'.E9"/>
            <calcext:condition calcext:apply-style-name="cellule combat" calcext:value="contains-text(&quot;LaunchCombat&quot;)" calcext:base-cell-address="'Ile déserte var 2'.E9"/>
            <calcext:condition calcext:apply-style-name="cellule indice" calcext:value="contains-text(&quot;CheckFormula&quot;)" calcext:base-cell-address="'Ile déserte var 2'.E9"/>
            <calcext:condition calcext:apply-style-name="cellule indice" calcext:value="contains-text(&quot;GiveDirection&quot;)" calcext:base-cell-address="'Ile déserte var 2'.E9"/>
            <calcext:condition calcext:apply-style-name="cellule temps" calcext:value="contains-text(&quot;SetWeather&quot;)" calcext:base-cell-address="'Ile déserte var 2'.E9"/>
            <calcext:condition calcext:apply-style-name="cellule temps" calcext:value="contains-text(&quot;SwitchWeather&quot;)" calcext:base-cell-address="'Ile déserte var 2'.E9"/>
            <calcext:condition calcext:apply-style-name="cellule temps" calcext:value="contains-text(&quot;NextDay&quot;)" calcext:base-cell-address="'Ile déserte var 2'.E9"/>
            <calcext:condition calcext:apply-style-name="cellule temps" calcext:value="contains-text(&quot;CheckDay&quot;)" calcext:base-cell-address="'Ile déserte var 2'.E9"/>
            <calcext:condition calcext:apply-style-name="cellule histoire" calcext:value="contains-text(&quot;Leave&quot;)" calcext:base-cell-address="'Ile déserte var 2'.E9"/>
            <calcext:condition calcext:apply-style-name="cellule choice" calcext:value="contains-text(&quot;Choice&quot;)" calcext:base-cell-address="'Ile déserte var 2'.E9"/>
            <calcext:condition calcext:apply-style-name="cellule d'erreur" calcext:value="!=&quot;&quot;" calcext:base-cell-address="'Ile déserte var 2'.E9"/>
          </calcext:conditional-format>
          <calcext:conditional-format calcext:target-range-address="'Ile Taverne'.E9:'Ile Taverne'.E9">
            <calcext:condition calcext:apply-style-name="cellule histoire" calcext:value="contains-text(&quot;GoTo&quot;)" calcext:base-cell-address="'Ile déserte var 2'.E9"/>
            <calcext:condition calcext:apply-style-name="cellule histoire" calcext:value="contains-text(&quot;Conclude&quot;)" calcext:base-cell-address="'Ile déserte var 2'.E9"/>
            <calcext:condition calcext:apply-style-name="cellule random" calcext:value="contains-text(&quot;RandomPercent&quot;)" calcext:base-cell-address="'Ile déserte var 2'.E9"/>
            <calcext:condition calcext:apply-style-name="cellule random" calcext:value="contains-text(&quot;RandomRange&quot;)" calcext:base-cell-address="'Ile déserte var 2'.E9"/>
            <calcext:condition calcext:apply-style-name="cellule personnages" calcext:value="contains-text(&quot;NewCrew&quot;)" calcext:base-cell-address="'Ile déserte var 2'.E9"/>
            <calcext:condition calcext:apply-style-name="cellule personnages" calcext:value="contains-text(&quot;NewCharacter&quot;)" calcext:base-cell-address="'Ile déserte var 2'.E9"/>
            <calcext:condition calcext:apply-style-name="cellule personnages" calcext:value="contains-text(&quot;HideOther&quot;)" calcext:base-cell-address="'Ile déserte var 2'.E9"/>
            <calcext:condition calcext:apply-style-name="cellule personnages" calcext:value="contains-text(&quot;DeleteOther&quot;)" calcext:base-cell-address="'Ile déserte var 2'.E9"/>
            <calcext:condition calcext:apply-style-name="cellule narrateur" calcext:value="contains-text(&quot;Narrator&quot;)" calcext:base-cell-address="'Ile déserte var 2'.E9"/>
            <calcext:condition calcext:apply-style-name="cellule set choice" calcext:value="contains-text(&quot;SetChoices&quot;)" calcext:base-cell-address="'Ile déserte var 2'.E9"/>
            <calcext:condition calcext:apply-style-name="cellule dialogues" calcext:value="contains-text(&quot;PlayerSpeak&quot;)" calcext:base-cell-address="'Ile déserte var 2'.E9"/>
            <calcext:condition calcext:apply-style-name="cellule dialogues" calcext:value="contains-text(&quot;OtherSpeak&quot;)" calcext:base-cell-address="'Ile déserte var 2'.E9"/>
            <calcext:condition calcext:apply-style-name="cellule argent" calcext:value="contains-text(&quot;CheckGold&quot;)" calcext:base-cell-address="'Ile déserte var 2'.E9"/>
            <calcext:condition calcext:apply-style-name="cellule argent" calcext:value="contains-text(&quot;RemoveGold&quot;)" calcext:base-cell-address="'Ile déserte var 2'.E9"/>
            <calcext:condition calcext:apply-style-name="cellule argent" calcext:value="contains-text(&quot;AddGold&quot;)" calcext:base-cell-address="'Ile déserte var 2'.E9"/>
            <calcext:condition calcext:apply-style-name="cellule argent" calcext:value="contains-text(&quot;Loot&quot;)" calcext:base-cell-address="'Ile déserte var 2'.E9"/>
            <calcext:condition calcext:apply-style-name="cellule argent" calcext:value="contains-text(&quot;Trade&quot;)" calcext:base-cell-address="'Ile déserte var 2'.E9"/>
            <calcext:condition calcext:apply-style-name="cellule combat" calcext:value="contains-text(&quot;LaunchCombat&quot;)" calcext:base-cell-address="'Ile déserte var 2'.E9"/>
            <calcext:condition calcext:apply-style-name="cellule indice" calcext:value="contains-text(&quot;CheckFormula&quot;)" calcext:base-cell-address="'Ile déserte var 2'.E9"/>
            <calcext:condition calcext:apply-style-name="cellule indice" calcext:value="contains-text(&quot;GiveDirection&quot;)" calcext:base-cell-address="'Ile déserte var 2'.E9"/>
            <calcext:condition calcext:apply-style-name="cellule temps" calcext:value="contains-text(&quot;SetWeather&quot;)" calcext:base-cell-address="'Ile déserte var 2'.E9"/>
            <calcext:condition calcext:apply-style-name="cellule temps" calcext:value="contains-text(&quot;SwitchWeather&quot;)" calcext:base-cell-address="'Ile déserte var 2'.E9"/>
            <calcext:condition calcext:apply-style-name="cellule temps" calcext:value="contains-text(&quot;NextDay&quot;)" calcext:base-cell-address="'Ile déserte var 2'.E9"/>
            <calcext:condition calcext:apply-style-name="cellule temps" calcext:value="contains-text(&quot;CheckDay&quot;)" calcext:base-cell-address="'Ile déserte var 2'.E9"/>
            <calcext:condition calcext:apply-style-name="cellule histoire" calcext:value="contains-text(&quot;Leave&quot;)" calcext:base-cell-address="'Ile déserte var 2'.E9"/>
            <calcext:condition calcext:apply-style-name="cellule choice" calcext:value="contains-text(&quot;Choice&quot;)" calcext:base-cell-address="'Ile déserte var 2'.E9"/>
            <calcext:condition calcext:apply-style-name="cellule d'erreur" calcext:value="!=&quot;&quot;" calcext:base-cell-address="'Ile déserte var 2'.E9"/>
          </calcext:conditional-format>
          <calcext:conditional-format calcext:target-range-address="'Ile Taverne'.C8:'Ile Taverne'.C8">
            <calcext:condition calcext:apply-style-name="cellule histoire" calcext:value="contains-text(&quot;GoTo&quot;)" calcext:base-cell-address="'Ile déserte var 2'.C8"/>
            <calcext:condition calcext:apply-style-name="cellule histoire" calcext:value="contains-text(&quot;Conclude&quot;)" calcext:base-cell-address="'Ile déserte var 2'.C8"/>
            <calcext:condition calcext:apply-style-name="cellule random" calcext:value="contains-text(&quot;RandomPercent&quot;)" calcext:base-cell-address="'Ile déserte var 2'.C8"/>
            <calcext:condition calcext:apply-style-name="cellule random" calcext:value="contains-text(&quot;RandomRange&quot;)" calcext:base-cell-address="'Ile déserte var 2'.C8"/>
            <calcext:condition calcext:apply-style-name="cellule personnages" calcext:value="contains-text(&quot;NewCrew&quot;)" calcext:base-cell-address="'Ile déserte var 2'.C8"/>
            <calcext:condition calcext:apply-style-name="cellule personnages" calcext:value="contains-text(&quot;NewCharacter&quot;)" calcext:base-cell-address="'Ile déserte var 2'.C8"/>
            <calcext:condition calcext:apply-style-name="cellule personnages" calcext:value="contains-text(&quot;HideOther&quot;)" calcext:base-cell-address="'Ile déserte var 2'.C8"/>
            <calcext:condition calcext:apply-style-name="cellule personnages" calcext:value="contains-text(&quot;DeleteOther&quot;)" calcext:base-cell-address="'Ile déserte var 2'.C8"/>
            <calcext:condition calcext:apply-style-name="cellule narrateur" calcext:value="contains-text(&quot;Narrator&quot;)" calcext:base-cell-address="'Ile déserte var 2'.C8"/>
            <calcext:condition calcext:apply-style-name="cellule set choice" calcext:value="contains-text(&quot;SetChoices&quot;)" calcext:base-cell-address="'Ile déserte var 2'.C8"/>
            <calcext:condition calcext:apply-style-name="cellule dialogues" calcext:value="contains-text(&quot;PlayerSpeak&quot;)" calcext:base-cell-address="'Ile déserte var 2'.C8"/>
            <calcext:condition calcext:apply-style-name="cellule dialogues" calcext:value="contains-text(&quot;OtherSpeak&quot;)" calcext:base-cell-address="'Ile déserte var 2'.C8"/>
            <calcext:condition calcext:apply-style-name="cellule argent" calcext:value="contains-text(&quot;CheckGold&quot;)" calcext:base-cell-address="'Ile déserte var 2'.C8"/>
            <calcext:condition calcext:apply-style-name="cellule argent" calcext:value="contains-text(&quot;RemoveGold&quot;)" calcext:base-cell-address="'Ile déserte var 2'.C8"/>
            <calcext:condition calcext:apply-style-name="cellule argent" calcext:value="contains-text(&quot;AddGold&quot;)" calcext:base-cell-address="'Ile déserte var 2'.C8"/>
            <calcext:condition calcext:apply-style-name="cellule argent" calcext:value="contains-text(&quot;Loot&quot;)" calcext:base-cell-address="'Ile déserte var 2'.C8"/>
            <calcext:condition calcext:apply-style-name="cellule argent" calcext:value="contains-text(&quot;Trade&quot;)" calcext:base-cell-address="'Ile déserte var 2'.C8"/>
            <calcext:condition calcext:apply-style-name="cellule combat" calcext:value="contains-text(&quot;LaunchCombat&quot;)" calcext:base-cell-address="'Ile déserte var 2'.C8"/>
            <calcext:condition calcext:apply-style-name="cellule indice" calcext:value="contains-text(&quot;CheckFormula&quot;)" calcext:base-cell-address="'Ile déserte var 2'.C8"/>
            <calcext:condition calcext:apply-style-name="cellule indice" calcext:value="contains-text(&quot;GiveDirection&quot;)" calcext:base-cell-address="'Ile déserte var 2'.C8"/>
            <calcext:condition calcext:apply-style-name="cellule temps" calcext:value="contains-text(&quot;SetWeather&quot;)" calcext:base-cell-address="'Ile déserte var 2'.C8"/>
            <calcext:condition calcext:apply-style-name="cellule temps" calcext:value="contains-text(&quot;SwitchWeather&quot;)" calcext:base-cell-address="'Ile déserte var 2'.C8"/>
            <calcext:condition calcext:apply-style-name="cellule temps" calcext:value="contains-text(&quot;NextDay&quot;)" calcext:base-cell-address="'Ile déserte var 2'.C8"/>
            <calcext:condition calcext:apply-style-name="cellule temps" calcext:value="contains-text(&quot;CheckDay&quot;)" calcext:base-cell-address="'Ile déserte var 2'.C8"/>
            <calcext:condition calcext:apply-style-name="cellule histoire" calcext:value="contains-text(&quot;Leave&quot;)" calcext:base-cell-address="'Ile déserte var 2'.C8"/>
            <calcext:condition calcext:apply-style-name="cellule choice" calcext:value="contains-text(&quot;Choice&quot;)" calcext:base-cell-address="'Ile déserte var 2'.C8"/>
            <calcext:condition calcext:apply-style-name="cellule d'erreur" calcext:value="!=&quot;&quot;" calcext:base-cell-address="'Ile déserte var 2'.C8"/>
          </calcext:conditional-format>
          <calcext:conditional-format calcext:target-range-address="'Ile Taverne'.C8:'Ile Taverne'.C8">
            <calcext:condition calcext:apply-style-name="cellule histoire" calcext:value="contains-text(&quot;GoTo&quot;)" calcext:base-cell-address="'Ile déserte var 2'.C8"/>
            <calcext:condition calcext:apply-style-name="cellule histoire" calcext:value="contains-text(&quot;Conclude&quot;)" calcext:base-cell-address="'Ile déserte var 2'.C8"/>
            <calcext:condition calcext:apply-style-name="cellule random" calcext:value="contains-text(&quot;RandomPercent&quot;)" calcext:base-cell-address="'Ile déserte var 2'.C8"/>
            <calcext:condition calcext:apply-style-name="cellule random" calcext:value="contains-text(&quot;RandomRange&quot;)" calcext:base-cell-address="'Ile déserte var 2'.C8"/>
            <calcext:condition calcext:apply-style-name="cellule personnages" calcext:value="contains-text(&quot;NewCrew&quot;)" calcext:base-cell-address="'Ile déserte var 2'.C8"/>
            <calcext:condition calcext:apply-style-name="cellule personnages" calcext:value="contains-text(&quot;NewCharacter&quot;)" calcext:base-cell-address="'Ile déserte var 2'.C8"/>
            <calcext:condition calcext:apply-style-name="cellule personnages" calcext:value="contains-text(&quot;HideOther&quot;)" calcext:base-cell-address="'Ile déserte var 2'.C8"/>
            <calcext:condition calcext:apply-style-name="cellule personnages" calcext:value="contains-text(&quot;DeleteOther&quot;)" calcext:base-cell-address="'Ile déserte var 2'.C8"/>
            <calcext:condition calcext:apply-style-name="cellule narrateur" calcext:value="contains-text(&quot;Narrator&quot;)" calcext:base-cell-address="'Ile déserte var 2'.C8"/>
            <calcext:condition calcext:apply-style-name="cellule set choice" calcext:value="contains-text(&quot;SetChoices&quot;)" calcext:base-cell-address="'Ile déserte var 2'.C8"/>
            <calcext:condition calcext:apply-style-name="cellule dialogues" calcext:value="contains-text(&quot;PlayerSpeak&quot;)" calcext:base-cell-address="'Ile déserte var 2'.C8"/>
            <calcext:condition calcext:apply-style-name="cellule dialogues" calcext:value="contains-text(&quot;OtherSpeak&quot;)" calcext:base-cell-address="'Ile déserte var 2'.C8"/>
            <calcext:condition calcext:apply-style-name="cellule argent" calcext:value="contains-text(&quot;CheckGold&quot;)" calcext:base-cell-address="'Ile déserte var 2'.C8"/>
            <calcext:condition calcext:apply-style-name="cellule argent" calcext:value="contains-text(&quot;RemoveGold&quot;)" calcext:base-cell-address="'Ile déserte var 2'.C8"/>
            <calcext:condition calcext:apply-style-name="cellule argent" calcext:value="contains-text(&quot;AddGold&quot;)" calcext:base-cell-address="'Ile déserte var 2'.C8"/>
            <calcext:condition calcext:apply-style-name="cellule argent" calcext:value="contains-text(&quot;Loot&quot;)" calcext:base-cell-address="'Ile déserte var 2'.C8"/>
            <calcext:condition calcext:apply-style-name="cellule argent" calcext:value="contains-text(&quot;Trade&quot;)" calcext:base-cell-address="'Ile déserte var 2'.C8"/>
            <calcext:condition calcext:apply-style-name="cellule combat" calcext:value="contains-text(&quot;LaunchCombat&quot;)" calcext:base-cell-address="'Ile déserte var 2'.C8"/>
            <calcext:condition calcext:apply-style-name="cellule indice" calcext:value="contains-text(&quot;CheckFormula&quot;)" calcext:base-cell-address="'Ile déserte var 2'.C8"/>
            <calcext:condition calcext:apply-style-name="cellule indice" calcext:value="contains-text(&quot;GiveDirection&quot;)" calcext:base-cell-address="'Ile déserte var 2'.C8"/>
            <calcext:condition calcext:apply-style-name="cellule temps" calcext:value="contains-text(&quot;SetWeather&quot;)" calcext:base-cell-address="'Ile déserte var 2'.C8"/>
            <calcext:condition calcext:apply-style-name="cellule temps" calcext:value="contains-text(&quot;SwitchWeather&quot;)" calcext:base-cell-address="'Ile déserte var 2'.C8"/>
            <calcext:condition calcext:apply-style-name="cellule temps" calcext:value="contains-text(&quot;NextDay&quot;)" calcext:base-cell-address="'Ile déserte var 2'.C8"/>
            <calcext:condition calcext:apply-style-name="cellule temps" calcext:value="contains-text(&quot;CheckDay&quot;)" calcext:base-cell-address="'Ile déserte var 2'.C8"/>
            <calcext:condition calcext:apply-style-name="cellule histoire" calcext:value="contains-text(&quot;Leave&quot;)" calcext:base-cell-address="'Ile déserte var 2'.C8"/>
            <calcext:condition calcext:apply-style-name="cellule choice" calcext:value="contains-text(&quot;Choice&quot;)" calcext:base-cell-address="'Ile déserte var 2'.C8"/>
            <calcext:condition calcext:apply-style-name="cellule d'erreur" calcext:value="!=&quot;&quot;" calcext:base-cell-address="'Ile déserte var 2'.C8"/>
          </calcext:conditional-format>
          <calcext:conditional-format calcext:target-range-address="'Ile Taverne'.A3:'Ile Taverne'.A3">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Taverne'.A3:'Ile Taverne'.A3">
            <calcext:condition calcext:apply-style-name="cellule histoire" calcext:value="contains-text(&quot;GoTo&quot;)" calcext:base-cell-address="'Ile déserte var 2'.A3"/>
            <calcext:condition calcext:apply-style-name="cellule histoire" calcext:value="contains-text(&quot;Conclude&quot;)" calcext:base-cell-address="'Ile déserte var 2'.A3"/>
            <calcext:condition calcext:apply-style-name="cellule random" calcext:value="contains-text(&quot;RandomPercent&quot;)" calcext:base-cell-address="'Ile déserte var 2'.A3"/>
            <calcext:condition calcext:apply-style-name="cellule random" calcext:value="contains-text(&quot;RandomRange&quot;)" calcext:base-cell-address="'Ile déserte var 2'.A3"/>
            <calcext:condition calcext:apply-style-name="cellule personnages" calcext:value="contains-text(&quot;NewCrew&quot;)" calcext:base-cell-address="'Ile déserte var 2'.A3"/>
            <calcext:condition calcext:apply-style-name="cellule personnages" calcext:value="contains-text(&quot;NewCharacter&quot;)" calcext:base-cell-address="'Ile déserte var 2'.A3"/>
            <calcext:condition calcext:apply-style-name="cellule personnages" calcext:value="contains-text(&quot;HideOther&quot;)" calcext:base-cell-address="'Ile déserte var 2'.A3"/>
            <calcext:condition calcext:apply-style-name="cellule personnages" calcext:value="contains-text(&quot;DeleteOther&quot;)" calcext:base-cell-address="'Ile déserte var 2'.A3"/>
            <calcext:condition calcext:apply-style-name="cellule narrateur" calcext:value="contains-text(&quot;Narrator&quot;)" calcext:base-cell-address="'Ile déserte var 2'.A3"/>
            <calcext:condition calcext:apply-style-name="cellule set choice" calcext:value="contains-text(&quot;SetChoices&quot;)" calcext:base-cell-address="'Ile déserte var 2'.A3"/>
            <calcext:condition calcext:apply-style-name="cellule dialogues" calcext:value="contains-text(&quot;PlayerSpeak&quot;)" calcext:base-cell-address="'Ile déserte var 2'.A3"/>
            <calcext:condition calcext:apply-style-name="cellule dialogues" calcext:value="contains-text(&quot;OtherSpeak&quot;)" calcext:base-cell-address="'Ile déserte var 2'.A3"/>
            <calcext:condition calcext:apply-style-name="cellule argent" calcext:value="contains-text(&quot;CheckGold&quot;)" calcext:base-cell-address="'Ile déserte var 2'.A3"/>
            <calcext:condition calcext:apply-style-name="cellule argent" calcext:value="contains-text(&quot;RemoveGold&quot;)" calcext:base-cell-address="'Ile déserte var 2'.A3"/>
            <calcext:condition calcext:apply-style-name="cellule argent" calcext:value="contains-text(&quot;AddGold&quot;)" calcext:base-cell-address="'Ile déserte var 2'.A3"/>
            <calcext:condition calcext:apply-style-name="cellule argent" calcext:value="contains-text(&quot;Loot&quot;)" calcext:base-cell-address="'Ile déserte var 2'.A3"/>
            <calcext:condition calcext:apply-style-name="cellule argent" calcext:value="contains-text(&quot;Trade&quot;)" calcext:base-cell-address="'Ile déserte var 2'.A3"/>
            <calcext:condition calcext:apply-style-name="cellule combat" calcext:value="contains-text(&quot;LaunchCombat&quot;)" calcext:base-cell-address="'Ile déserte var 2'.A3"/>
            <calcext:condition calcext:apply-style-name="cellule indice" calcext:value="contains-text(&quot;CheckFormula&quot;)" calcext:base-cell-address="'Ile déserte var 2'.A3"/>
            <calcext:condition calcext:apply-style-name="cellule indice" calcext:value="contains-text(&quot;GiveDirection&quot;)" calcext:base-cell-address="'Ile déserte var 2'.A3"/>
            <calcext:condition calcext:apply-style-name="cellule temps" calcext:value="contains-text(&quot;SetWeather&quot;)" calcext:base-cell-address="'Ile déserte var 2'.A3"/>
            <calcext:condition calcext:apply-style-name="cellule temps" calcext:value="contains-text(&quot;SwitchWeather&quot;)" calcext:base-cell-address="'Ile déserte var 2'.A3"/>
            <calcext:condition calcext:apply-style-name="cellule temps" calcext:value="contains-text(&quot;NextDay&quot;)" calcext:base-cell-address="'Ile déserte var 2'.A3"/>
            <calcext:condition calcext:apply-style-name="cellule temps" calcext:value="contains-text(&quot;CheckDay&quot;)" calcext:base-cell-address="'Ile déserte var 2'.A3"/>
            <calcext:condition calcext:apply-style-name="cellule histoire" calcext:value="contains-text(&quot;Leave&quot;)" calcext:base-cell-address="'Ile déserte var 2'.A3"/>
            <calcext:condition calcext:apply-style-name="cellule choice" calcext:value="contains-text(&quot;Choice&quot;)" calcext:base-cell-address="'Ile déserte var 2'.A3"/>
            <calcext:condition calcext:apply-style-name="cellule d'erreur" calcext:value="!=&quot;&quot;" calcext:base-cell-address="'Ile déserte var 2'.A3"/>
          </calcext:conditional-format>
          <calcext:conditional-format calcext:target-range-address="'Ile Taverne'.C15:'Ile Taverne'.C15">
            <calcext:condition calcext:apply-style-name="cellule histoire" calcext:value="contains-text(&quot;GoTo&quot;)" calcext:base-cell-address="'Ile déserte var 2'.C15"/>
            <calcext:condition calcext:apply-style-name="cellule histoire" calcext:value="contains-text(&quot;Conclude&quot;)" calcext:base-cell-address="'Ile déserte var 2'.C15"/>
            <calcext:condition calcext:apply-style-name="cellule random" calcext:value="contains-text(&quot;RandomPercent&quot;)" calcext:base-cell-address="'Ile déserte var 2'.C15"/>
            <calcext:condition calcext:apply-style-name="cellule random" calcext:value="contains-text(&quot;RandomRange&quot;)" calcext:base-cell-address="'Ile déserte var 2'.C15"/>
            <calcext:condition calcext:apply-style-name="cellule personnages" calcext:value="contains-text(&quot;NewCrew&quot;)" calcext:base-cell-address="'Ile déserte var 2'.C15"/>
            <calcext:condition calcext:apply-style-name="cellule personnages" calcext:value="contains-text(&quot;NewCharacter&quot;)" calcext:base-cell-address="'Ile déserte var 2'.C15"/>
            <calcext:condition calcext:apply-style-name="cellule personnages" calcext:value="contains-text(&quot;HideOther&quot;)" calcext:base-cell-address="'Ile déserte var 2'.C15"/>
            <calcext:condition calcext:apply-style-name="cellule personnages" calcext:value="contains-text(&quot;DeleteOther&quot;)" calcext:base-cell-address="'Ile déserte var 2'.C15"/>
            <calcext:condition calcext:apply-style-name="cellule narrateur" calcext:value="contains-text(&quot;Narrator&quot;)" calcext:base-cell-address="'Ile déserte var 2'.C15"/>
            <calcext:condition calcext:apply-style-name="cellule set choice" calcext:value="contains-text(&quot;SetChoices&quot;)" calcext:base-cell-address="'Ile déserte var 2'.C15"/>
            <calcext:condition calcext:apply-style-name="cellule dialogues" calcext:value="contains-text(&quot;PlayerSpeak&quot;)" calcext:base-cell-address="'Ile déserte var 2'.C15"/>
            <calcext:condition calcext:apply-style-name="cellule dialogues" calcext:value="contains-text(&quot;OtherSpeak&quot;)" calcext:base-cell-address="'Ile déserte var 2'.C15"/>
            <calcext:condition calcext:apply-style-name="cellule argent" calcext:value="contains-text(&quot;CheckGold&quot;)" calcext:base-cell-address="'Ile déserte var 2'.C15"/>
            <calcext:condition calcext:apply-style-name="cellule argent" calcext:value="contains-text(&quot;RemoveGold&quot;)" calcext:base-cell-address="'Ile déserte var 2'.C15"/>
            <calcext:condition calcext:apply-style-name="cellule argent" calcext:value="contains-text(&quot;AddGold&quot;)" calcext:base-cell-address="'Ile déserte var 2'.C15"/>
            <calcext:condition calcext:apply-style-name="cellule argent" calcext:value="contains-text(&quot;Loot&quot;)" calcext:base-cell-address="'Ile déserte var 2'.C15"/>
            <calcext:condition calcext:apply-style-name="cellule argent" calcext:value="contains-text(&quot;Trade&quot;)" calcext:base-cell-address="'Ile déserte var 2'.C15"/>
            <calcext:condition calcext:apply-style-name="cellule combat" calcext:value="contains-text(&quot;LaunchCombat&quot;)" calcext:base-cell-address="'Ile déserte var 2'.C15"/>
            <calcext:condition calcext:apply-style-name="cellule indice" calcext:value="contains-text(&quot;CheckFormula&quot;)" calcext:base-cell-address="'Ile déserte var 2'.C15"/>
            <calcext:condition calcext:apply-style-name="cellule indice" calcext:value="contains-text(&quot;GiveDirection&quot;)" calcext:base-cell-address="'Ile déserte var 2'.C15"/>
            <calcext:condition calcext:apply-style-name="cellule temps" calcext:value="contains-text(&quot;SetWeather&quot;)" calcext:base-cell-address="'Ile déserte var 2'.C15"/>
            <calcext:condition calcext:apply-style-name="cellule temps" calcext:value="contains-text(&quot;SwitchWeather&quot;)" calcext:base-cell-address="'Ile déserte var 2'.C15"/>
            <calcext:condition calcext:apply-style-name="cellule temps" calcext:value="contains-text(&quot;NextDay&quot;)" calcext:base-cell-address="'Ile déserte var 2'.C15"/>
            <calcext:condition calcext:apply-style-name="cellule temps" calcext:value="contains-text(&quot;CheckDay&quot;)" calcext:base-cell-address="'Ile déserte var 2'.C15"/>
            <calcext:condition calcext:apply-style-name="cellule histoire" calcext:value="contains-text(&quot;Leave&quot;)" calcext:base-cell-address="'Ile déserte var 2'.C15"/>
            <calcext:condition calcext:apply-style-name="cellule choice" calcext:value="contains-text(&quot;Choice&quot;)" calcext:base-cell-address="'Ile déserte var 2'.C15"/>
            <calcext:condition calcext:apply-style-name="cellule d'erreur" calcext:value="!=&quot;&quot;" calcext:base-cell-address="'Ile déserte var 2'.C15"/>
          </calcext:conditional-format>
          <calcext:conditional-format calcext:target-range-address="'Ile Taverne'.C15:'Ile Taverne'.C15">
            <calcext:condition calcext:apply-style-name="cellule histoire" calcext:value="contains-text(&quot;GoTo&quot;)" calcext:base-cell-address="'Ile déserte var 2'.C15"/>
            <calcext:condition calcext:apply-style-name="cellule histoire" calcext:value="contains-text(&quot;Conclude&quot;)" calcext:base-cell-address="'Ile déserte var 2'.C15"/>
            <calcext:condition calcext:apply-style-name="cellule random" calcext:value="contains-text(&quot;RandomPercent&quot;)" calcext:base-cell-address="'Ile déserte var 2'.C15"/>
            <calcext:condition calcext:apply-style-name="cellule random" calcext:value="contains-text(&quot;RandomRange&quot;)" calcext:base-cell-address="'Ile déserte var 2'.C15"/>
            <calcext:condition calcext:apply-style-name="cellule personnages" calcext:value="contains-text(&quot;NewCrew&quot;)" calcext:base-cell-address="'Ile déserte var 2'.C15"/>
            <calcext:condition calcext:apply-style-name="cellule personnages" calcext:value="contains-text(&quot;NewCharacter&quot;)" calcext:base-cell-address="'Ile déserte var 2'.C15"/>
            <calcext:condition calcext:apply-style-name="cellule personnages" calcext:value="contains-text(&quot;HideOther&quot;)" calcext:base-cell-address="'Ile déserte var 2'.C15"/>
            <calcext:condition calcext:apply-style-name="cellule personnages" calcext:value="contains-text(&quot;DeleteOther&quot;)" calcext:base-cell-address="'Ile déserte var 2'.C15"/>
            <calcext:condition calcext:apply-style-name="cellule narrateur" calcext:value="contains-text(&quot;Narrator&quot;)" calcext:base-cell-address="'Ile déserte var 2'.C15"/>
            <calcext:condition calcext:apply-style-name="cellule set choice" calcext:value="contains-text(&quot;SetChoices&quot;)" calcext:base-cell-address="'Ile déserte var 2'.C15"/>
            <calcext:condition calcext:apply-style-name="cellule dialogues" calcext:value="contains-text(&quot;PlayerSpeak&quot;)" calcext:base-cell-address="'Ile déserte var 2'.C15"/>
            <calcext:condition calcext:apply-style-name="cellule dialogues" calcext:value="contains-text(&quot;OtherSpeak&quot;)" calcext:base-cell-address="'Ile déserte var 2'.C15"/>
            <calcext:condition calcext:apply-style-name="cellule argent" calcext:value="contains-text(&quot;CheckGold&quot;)" calcext:base-cell-address="'Ile déserte var 2'.C15"/>
            <calcext:condition calcext:apply-style-name="cellule argent" calcext:value="contains-text(&quot;RemoveGold&quot;)" calcext:base-cell-address="'Ile déserte var 2'.C15"/>
            <calcext:condition calcext:apply-style-name="cellule argent" calcext:value="contains-text(&quot;AddGold&quot;)" calcext:base-cell-address="'Ile déserte var 2'.C15"/>
            <calcext:condition calcext:apply-style-name="cellule argent" calcext:value="contains-text(&quot;Loot&quot;)" calcext:base-cell-address="'Ile déserte var 2'.C15"/>
            <calcext:condition calcext:apply-style-name="cellule argent" calcext:value="contains-text(&quot;Trade&quot;)" calcext:base-cell-address="'Ile déserte var 2'.C15"/>
            <calcext:condition calcext:apply-style-name="cellule combat" calcext:value="contains-text(&quot;LaunchCombat&quot;)" calcext:base-cell-address="'Ile déserte var 2'.C15"/>
            <calcext:condition calcext:apply-style-name="cellule indice" calcext:value="contains-text(&quot;CheckFormula&quot;)" calcext:base-cell-address="'Ile déserte var 2'.C15"/>
            <calcext:condition calcext:apply-style-name="cellule indice" calcext:value="contains-text(&quot;GiveDirection&quot;)" calcext:base-cell-address="'Ile déserte var 2'.C15"/>
            <calcext:condition calcext:apply-style-name="cellule temps" calcext:value="contains-text(&quot;SetWeather&quot;)" calcext:base-cell-address="'Ile déserte var 2'.C15"/>
            <calcext:condition calcext:apply-style-name="cellule temps" calcext:value="contains-text(&quot;SwitchWeather&quot;)" calcext:base-cell-address="'Ile déserte var 2'.C15"/>
            <calcext:condition calcext:apply-style-name="cellule temps" calcext:value="contains-text(&quot;NextDay&quot;)" calcext:base-cell-address="'Ile déserte var 2'.C15"/>
            <calcext:condition calcext:apply-style-name="cellule temps" calcext:value="contains-text(&quot;CheckDay&quot;)" calcext:base-cell-address="'Ile déserte var 2'.C15"/>
            <calcext:condition calcext:apply-style-name="cellule histoire" calcext:value="contains-text(&quot;Leave&quot;)" calcext:base-cell-address="'Ile déserte var 2'.C15"/>
            <calcext:condition calcext:apply-style-name="cellule choice" calcext:value="contains-text(&quot;Choice&quot;)" calcext:base-cell-address="'Ile déserte var 2'.C15"/>
            <calcext:condition calcext:apply-style-name="cellule d'erreur" calcext:value="!=&quot;&quot;" calcext:base-cell-address="'Ile déserte var 2'.C15"/>
          </calcext:conditional-format>
          <calcext:conditional-format calcext:target-range-address="'Ile Taverne'.D14:'Ile Taverne'.D14">
            <calcext:condition calcext:apply-style-name="cellule histoire" calcext:value="contains-text(&quot;GoTo&quot;)" calcext:base-cell-address="'Ile déserte var 2'.D14"/>
            <calcext:condition calcext:apply-style-name="cellule histoire" calcext:value="contains-text(&quot;Conclude&quot;)" calcext:base-cell-address="'Ile déserte var 2'.D14"/>
            <calcext:condition calcext:apply-style-name="cellule random" calcext:value="contains-text(&quot;RandomPercent&quot;)" calcext:base-cell-address="'Ile déserte var 2'.D14"/>
            <calcext:condition calcext:apply-style-name="cellule random" calcext:value="contains-text(&quot;RandomRange&quot;)" calcext:base-cell-address="'Ile déserte var 2'.D14"/>
            <calcext:condition calcext:apply-style-name="cellule personnages" calcext:value="contains-text(&quot;NewCrew&quot;)" calcext:base-cell-address="'Ile déserte var 2'.D14"/>
            <calcext:condition calcext:apply-style-name="cellule personnages" calcext:value="contains-text(&quot;NewCharacter&quot;)" calcext:base-cell-address="'Ile déserte var 2'.D14"/>
            <calcext:condition calcext:apply-style-name="cellule personnages" calcext:value="contains-text(&quot;HideOther&quot;)" calcext:base-cell-address="'Ile déserte var 2'.D14"/>
            <calcext:condition calcext:apply-style-name="cellule personnages" calcext:value="contains-text(&quot;DeleteOther&quot;)" calcext:base-cell-address="'Ile déserte var 2'.D14"/>
            <calcext:condition calcext:apply-style-name="cellule narrateur" calcext:value="contains-text(&quot;Narrator&quot;)" calcext:base-cell-address="'Ile déserte var 2'.D14"/>
            <calcext:condition calcext:apply-style-name="cellule set choice" calcext:value="contains-text(&quot;SetChoices&quot;)" calcext:base-cell-address="'Ile déserte var 2'.D14"/>
            <calcext:condition calcext:apply-style-name="cellule dialogues" calcext:value="contains-text(&quot;PlayerSpeak&quot;)" calcext:base-cell-address="'Ile déserte var 2'.D14"/>
            <calcext:condition calcext:apply-style-name="cellule dialogues" calcext:value="contains-text(&quot;OtherSpeak&quot;)" calcext:base-cell-address="'Ile déserte var 2'.D14"/>
            <calcext:condition calcext:apply-style-name="cellule argent" calcext:value="contains-text(&quot;CheckGold&quot;)" calcext:base-cell-address="'Ile déserte var 2'.D14"/>
            <calcext:condition calcext:apply-style-name="cellule argent" calcext:value="contains-text(&quot;RemoveGold&quot;)" calcext:base-cell-address="'Ile déserte var 2'.D14"/>
            <calcext:condition calcext:apply-style-name="cellule argent" calcext:value="contains-text(&quot;AddGold&quot;)" calcext:base-cell-address="'Ile déserte var 2'.D14"/>
            <calcext:condition calcext:apply-style-name="cellule argent" calcext:value="contains-text(&quot;Loot&quot;)" calcext:base-cell-address="'Ile déserte var 2'.D14"/>
            <calcext:condition calcext:apply-style-name="cellule argent" calcext:value="contains-text(&quot;Trade&quot;)" calcext:base-cell-address="'Ile déserte var 2'.D14"/>
            <calcext:condition calcext:apply-style-name="cellule combat" calcext:value="contains-text(&quot;LaunchCombat&quot;)" calcext:base-cell-address="'Ile déserte var 2'.D14"/>
            <calcext:condition calcext:apply-style-name="cellule indice" calcext:value="contains-text(&quot;CheckFormula&quot;)" calcext:base-cell-address="'Ile déserte var 2'.D14"/>
            <calcext:condition calcext:apply-style-name="cellule indice" calcext:value="contains-text(&quot;GiveDirection&quot;)" calcext:base-cell-address="'Ile déserte var 2'.D14"/>
            <calcext:condition calcext:apply-style-name="cellule temps" calcext:value="contains-text(&quot;SetWeather&quot;)" calcext:base-cell-address="'Ile déserte var 2'.D14"/>
            <calcext:condition calcext:apply-style-name="cellule temps" calcext:value="contains-text(&quot;SwitchWeather&quot;)" calcext:base-cell-address="'Ile déserte var 2'.D14"/>
            <calcext:condition calcext:apply-style-name="cellule temps" calcext:value="contains-text(&quot;NextDay&quot;)" calcext:base-cell-address="'Ile déserte var 2'.D14"/>
            <calcext:condition calcext:apply-style-name="cellule temps" calcext:value="contains-text(&quot;CheckDay&quot;)" calcext:base-cell-address="'Ile déserte var 2'.D14"/>
            <calcext:condition calcext:apply-style-name="cellule histoire" calcext:value="contains-text(&quot;Leave&quot;)" calcext:base-cell-address="'Ile déserte var 2'.D14"/>
            <calcext:condition calcext:apply-style-name="cellule choice" calcext:value="contains-text(&quot;Choice&quot;)" calcext:base-cell-address="'Ile déserte var 2'.D14"/>
            <calcext:condition calcext:apply-style-name="cellule d'erreur" calcext:value="!=&quot;&quot;" calcext:base-cell-address="'Ile déserte var 2'.D14"/>
          </calcext:conditional-format>
          <calcext:conditional-format calcext:target-range-address="'Ile Taverne'.D14:'Ile Taverne'.D14">
            <calcext:condition calcext:apply-style-name="cellule histoire" calcext:value="contains-text(&quot;GoTo&quot;)" calcext:base-cell-address="'Ile déserte var 2'.D14"/>
            <calcext:condition calcext:apply-style-name="cellule histoire" calcext:value="contains-text(&quot;Conclude&quot;)" calcext:base-cell-address="'Ile déserte var 2'.D14"/>
            <calcext:condition calcext:apply-style-name="cellule random" calcext:value="contains-text(&quot;RandomPercent&quot;)" calcext:base-cell-address="'Ile déserte var 2'.D14"/>
            <calcext:condition calcext:apply-style-name="cellule random" calcext:value="contains-text(&quot;RandomRange&quot;)" calcext:base-cell-address="'Ile déserte var 2'.D14"/>
            <calcext:condition calcext:apply-style-name="cellule personnages" calcext:value="contains-text(&quot;NewCrew&quot;)" calcext:base-cell-address="'Ile déserte var 2'.D14"/>
            <calcext:condition calcext:apply-style-name="cellule personnages" calcext:value="contains-text(&quot;NewCharacter&quot;)" calcext:base-cell-address="'Ile déserte var 2'.D14"/>
            <calcext:condition calcext:apply-style-name="cellule personnages" calcext:value="contains-text(&quot;HideOther&quot;)" calcext:base-cell-address="'Ile déserte var 2'.D14"/>
            <calcext:condition calcext:apply-style-name="cellule personnages" calcext:value="contains-text(&quot;DeleteOther&quot;)" calcext:base-cell-address="'Ile déserte var 2'.D14"/>
            <calcext:condition calcext:apply-style-name="cellule narrateur" calcext:value="contains-text(&quot;Narrator&quot;)" calcext:base-cell-address="'Ile déserte var 2'.D14"/>
            <calcext:condition calcext:apply-style-name="cellule set choice" calcext:value="contains-text(&quot;SetChoices&quot;)" calcext:base-cell-address="'Ile déserte var 2'.D14"/>
            <calcext:condition calcext:apply-style-name="cellule dialogues" calcext:value="contains-text(&quot;PlayerSpeak&quot;)" calcext:base-cell-address="'Ile déserte var 2'.D14"/>
            <calcext:condition calcext:apply-style-name="cellule dialogues" calcext:value="contains-text(&quot;OtherSpeak&quot;)" calcext:base-cell-address="'Ile déserte var 2'.D14"/>
            <calcext:condition calcext:apply-style-name="cellule argent" calcext:value="contains-text(&quot;CheckGold&quot;)" calcext:base-cell-address="'Ile déserte var 2'.D14"/>
            <calcext:condition calcext:apply-style-name="cellule argent" calcext:value="contains-text(&quot;RemoveGold&quot;)" calcext:base-cell-address="'Ile déserte var 2'.D14"/>
            <calcext:condition calcext:apply-style-name="cellule argent" calcext:value="contains-text(&quot;AddGold&quot;)" calcext:base-cell-address="'Ile déserte var 2'.D14"/>
            <calcext:condition calcext:apply-style-name="cellule argent" calcext:value="contains-text(&quot;Loot&quot;)" calcext:base-cell-address="'Ile déserte var 2'.D14"/>
            <calcext:condition calcext:apply-style-name="cellule argent" calcext:value="contains-text(&quot;Trade&quot;)" calcext:base-cell-address="'Ile déserte var 2'.D14"/>
            <calcext:condition calcext:apply-style-name="cellule combat" calcext:value="contains-text(&quot;LaunchCombat&quot;)" calcext:base-cell-address="'Ile déserte var 2'.D14"/>
            <calcext:condition calcext:apply-style-name="cellule indice" calcext:value="contains-text(&quot;CheckFormula&quot;)" calcext:base-cell-address="'Ile déserte var 2'.D14"/>
            <calcext:condition calcext:apply-style-name="cellule indice" calcext:value="contains-text(&quot;GiveDirection&quot;)" calcext:base-cell-address="'Ile déserte var 2'.D14"/>
            <calcext:condition calcext:apply-style-name="cellule temps" calcext:value="contains-text(&quot;SetWeather&quot;)" calcext:base-cell-address="'Ile déserte var 2'.D14"/>
            <calcext:condition calcext:apply-style-name="cellule temps" calcext:value="contains-text(&quot;SwitchWeather&quot;)" calcext:base-cell-address="'Ile déserte var 2'.D14"/>
            <calcext:condition calcext:apply-style-name="cellule temps" calcext:value="contains-text(&quot;NextDay&quot;)" calcext:base-cell-address="'Ile déserte var 2'.D14"/>
            <calcext:condition calcext:apply-style-name="cellule temps" calcext:value="contains-text(&quot;CheckDay&quot;)" calcext:base-cell-address="'Ile déserte var 2'.D14"/>
            <calcext:condition calcext:apply-style-name="cellule histoire" calcext:value="contains-text(&quot;Leave&quot;)" calcext:base-cell-address="'Ile déserte var 2'.D14"/>
            <calcext:condition calcext:apply-style-name="cellule choice" calcext:value="contains-text(&quot;Choice&quot;)" calcext:base-cell-address="'Ile déserte var 2'.D14"/>
            <calcext:condition calcext:apply-style-name="cellule d'erreur" calcext:value="!=&quot;&quot;" calcext:base-cell-address="'Ile déserte var 2'.D14"/>
          </calcext:conditional-format>
          <calcext:conditional-format calcext:target-range-address="'Ile Taverne'.E12:'Ile Taverne'.E12">
            <calcext:condition calcext:apply-style-name="cellule histoire" calcext:value="contains-text(&quot;GoTo&quot;)" calcext:base-cell-address="'Ile déserte var 2'.E12"/>
            <calcext:condition calcext:apply-style-name="cellule histoire" calcext:value="contains-text(&quot;Conclude&quot;)" calcext:base-cell-address="'Ile déserte var 2'.E12"/>
            <calcext:condition calcext:apply-style-name="cellule random" calcext:value="contains-text(&quot;RandomPercent&quot;)" calcext:base-cell-address="'Ile déserte var 2'.E12"/>
            <calcext:condition calcext:apply-style-name="cellule random" calcext:value="contains-text(&quot;RandomRange&quot;)" calcext:base-cell-address="'Ile déserte var 2'.E12"/>
            <calcext:condition calcext:apply-style-name="cellule personnages" calcext:value="contains-text(&quot;NewCrew&quot;)" calcext:base-cell-address="'Ile déserte var 2'.E12"/>
            <calcext:condition calcext:apply-style-name="cellule personnages" calcext:value="contains-text(&quot;NewCharacter&quot;)" calcext:base-cell-address="'Ile déserte var 2'.E12"/>
            <calcext:condition calcext:apply-style-name="cellule personnages" calcext:value="contains-text(&quot;HideOther&quot;)" calcext:base-cell-address="'Ile déserte var 2'.E12"/>
            <calcext:condition calcext:apply-style-name="cellule personnages" calcext:value="contains-text(&quot;DeleteOther&quot;)" calcext:base-cell-address="'Ile déserte var 2'.E12"/>
            <calcext:condition calcext:apply-style-name="cellule narrateur" calcext:value="contains-text(&quot;Narrator&quot;)" calcext:base-cell-address="'Ile déserte var 2'.E12"/>
            <calcext:condition calcext:apply-style-name="cellule set choice" calcext:value="contains-text(&quot;SetChoices&quot;)" calcext:base-cell-address="'Ile déserte var 2'.E12"/>
            <calcext:condition calcext:apply-style-name="cellule dialogues" calcext:value="contains-text(&quot;PlayerSpeak&quot;)" calcext:base-cell-address="'Ile déserte var 2'.E12"/>
            <calcext:condition calcext:apply-style-name="cellule dialogues" calcext:value="contains-text(&quot;OtherSpeak&quot;)" calcext:base-cell-address="'Ile déserte var 2'.E12"/>
            <calcext:condition calcext:apply-style-name="cellule argent" calcext:value="contains-text(&quot;CheckGold&quot;)" calcext:base-cell-address="'Ile déserte var 2'.E12"/>
            <calcext:condition calcext:apply-style-name="cellule argent" calcext:value="contains-text(&quot;RemoveGold&quot;)" calcext:base-cell-address="'Ile déserte var 2'.E12"/>
            <calcext:condition calcext:apply-style-name="cellule argent" calcext:value="contains-text(&quot;AddGold&quot;)" calcext:base-cell-address="'Ile déserte var 2'.E12"/>
            <calcext:condition calcext:apply-style-name="cellule argent" calcext:value="contains-text(&quot;Loot&quot;)" calcext:base-cell-address="'Ile déserte var 2'.E12"/>
            <calcext:condition calcext:apply-style-name="cellule argent" calcext:value="contains-text(&quot;Trade&quot;)" calcext:base-cell-address="'Ile déserte var 2'.E12"/>
            <calcext:condition calcext:apply-style-name="cellule combat" calcext:value="contains-text(&quot;LaunchCombat&quot;)" calcext:base-cell-address="'Ile déserte var 2'.E12"/>
            <calcext:condition calcext:apply-style-name="cellule indice" calcext:value="contains-text(&quot;CheckFormula&quot;)" calcext:base-cell-address="'Ile déserte var 2'.E12"/>
            <calcext:condition calcext:apply-style-name="cellule indice" calcext:value="contains-text(&quot;GiveDirection&quot;)" calcext:base-cell-address="'Ile déserte var 2'.E12"/>
            <calcext:condition calcext:apply-style-name="cellule temps" calcext:value="contains-text(&quot;SetWeather&quot;)" calcext:base-cell-address="'Ile déserte var 2'.E12"/>
            <calcext:condition calcext:apply-style-name="cellule temps" calcext:value="contains-text(&quot;SwitchWeather&quot;)" calcext:base-cell-address="'Ile déserte var 2'.E12"/>
            <calcext:condition calcext:apply-style-name="cellule temps" calcext:value="contains-text(&quot;NextDay&quot;)" calcext:base-cell-address="'Ile déserte var 2'.E12"/>
            <calcext:condition calcext:apply-style-name="cellule temps" calcext:value="contains-text(&quot;CheckDay&quot;)" calcext:base-cell-address="'Ile déserte var 2'.E12"/>
            <calcext:condition calcext:apply-style-name="cellule histoire" calcext:value="contains-text(&quot;Leave&quot;)" calcext:base-cell-address="'Ile déserte var 2'.E12"/>
            <calcext:condition calcext:apply-style-name="cellule choice" calcext:value="contains-text(&quot;Choice&quot;)" calcext:base-cell-address="'Ile déserte var 2'.E12"/>
            <calcext:condition calcext:apply-style-name="cellule d'erreur" calcext:value="!=&quot;&quot;" calcext:base-cell-address="'Ile déserte var 2'.E12"/>
          </calcext:conditional-format>
          <calcext:conditional-format calcext:target-range-address="'Ile Taverne'.E12:'Ile Taverne'.E12">
            <calcext:condition calcext:apply-style-name="cellule histoire" calcext:value="contains-text(&quot;GoTo&quot;)" calcext:base-cell-address="'Ile déserte var 2'.E12"/>
            <calcext:condition calcext:apply-style-name="cellule histoire" calcext:value="contains-text(&quot;Conclude&quot;)" calcext:base-cell-address="'Ile déserte var 2'.E12"/>
            <calcext:condition calcext:apply-style-name="cellule random" calcext:value="contains-text(&quot;RandomPercent&quot;)" calcext:base-cell-address="'Ile déserte var 2'.E12"/>
            <calcext:condition calcext:apply-style-name="cellule random" calcext:value="contains-text(&quot;RandomRange&quot;)" calcext:base-cell-address="'Ile déserte var 2'.E12"/>
            <calcext:condition calcext:apply-style-name="cellule personnages" calcext:value="contains-text(&quot;NewCrew&quot;)" calcext:base-cell-address="'Ile déserte var 2'.E12"/>
            <calcext:condition calcext:apply-style-name="cellule personnages" calcext:value="contains-text(&quot;NewCharacter&quot;)" calcext:base-cell-address="'Ile déserte var 2'.E12"/>
            <calcext:condition calcext:apply-style-name="cellule personnages" calcext:value="contains-text(&quot;HideOther&quot;)" calcext:base-cell-address="'Ile déserte var 2'.E12"/>
            <calcext:condition calcext:apply-style-name="cellule personnages" calcext:value="contains-text(&quot;DeleteOther&quot;)" calcext:base-cell-address="'Ile déserte var 2'.E12"/>
            <calcext:condition calcext:apply-style-name="cellule narrateur" calcext:value="contains-text(&quot;Narrator&quot;)" calcext:base-cell-address="'Ile déserte var 2'.E12"/>
            <calcext:condition calcext:apply-style-name="cellule set choice" calcext:value="contains-text(&quot;SetChoices&quot;)" calcext:base-cell-address="'Ile déserte var 2'.E12"/>
            <calcext:condition calcext:apply-style-name="cellule dialogues" calcext:value="contains-text(&quot;PlayerSpeak&quot;)" calcext:base-cell-address="'Ile déserte var 2'.E12"/>
            <calcext:condition calcext:apply-style-name="cellule dialogues" calcext:value="contains-text(&quot;OtherSpeak&quot;)" calcext:base-cell-address="'Ile déserte var 2'.E12"/>
            <calcext:condition calcext:apply-style-name="cellule argent" calcext:value="contains-text(&quot;CheckGold&quot;)" calcext:base-cell-address="'Ile déserte var 2'.E12"/>
            <calcext:condition calcext:apply-style-name="cellule argent" calcext:value="contains-text(&quot;RemoveGold&quot;)" calcext:base-cell-address="'Ile déserte var 2'.E12"/>
            <calcext:condition calcext:apply-style-name="cellule argent" calcext:value="contains-text(&quot;AddGold&quot;)" calcext:base-cell-address="'Ile déserte var 2'.E12"/>
            <calcext:condition calcext:apply-style-name="cellule argent" calcext:value="contains-text(&quot;Loot&quot;)" calcext:base-cell-address="'Ile déserte var 2'.E12"/>
            <calcext:condition calcext:apply-style-name="cellule argent" calcext:value="contains-text(&quot;Trade&quot;)" calcext:base-cell-address="'Ile déserte var 2'.E12"/>
            <calcext:condition calcext:apply-style-name="cellule combat" calcext:value="contains-text(&quot;LaunchCombat&quot;)" calcext:base-cell-address="'Ile déserte var 2'.E12"/>
            <calcext:condition calcext:apply-style-name="cellule indice" calcext:value="contains-text(&quot;CheckFormula&quot;)" calcext:base-cell-address="'Ile déserte var 2'.E12"/>
            <calcext:condition calcext:apply-style-name="cellule indice" calcext:value="contains-text(&quot;GiveDirection&quot;)" calcext:base-cell-address="'Ile déserte var 2'.E12"/>
            <calcext:condition calcext:apply-style-name="cellule temps" calcext:value="contains-text(&quot;SetWeather&quot;)" calcext:base-cell-address="'Ile déserte var 2'.E12"/>
            <calcext:condition calcext:apply-style-name="cellule temps" calcext:value="contains-text(&quot;SwitchWeather&quot;)" calcext:base-cell-address="'Ile déserte var 2'.E12"/>
            <calcext:condition calcext:apply-style-name="cellule temps" calcext:value="contains-text(&quot;NextDay&quot;)" calcext:base-cell-address="'Ile déserte var 2'.E12"/>
            <calcext:condition calcext:apply-style-name="cellule temps" calcext:value="contains-text(&quot;CheckDay&quot;)" calcext:base-cell-address="'Ile déserte var 2'.E12"/>
            <calcext:condition calcext:apply-style-name="cellule histoire" calcext:value="contains-text(&quot;Leave&quot;)" calcext:base-cell-address="'Ile déserte var 2'.E12"/>
            <calcext:condition calcext:apply-style-name="cellule choice" calcext:value="contains-text(&quot;Choice&quot;)" calcext:base-cell-address="'Ile déserte var 2'.E12"/>
            <calcext:condition calcext:apply-style-name="cellule d'erreur" calcext:value="!=&quot;&quot;" calcext:base-cell-address="'Ile déserte var 2'.E12"/>
          </calcext:conditional-format>
          <calcext:conditional-format calcext:target-range-address="'Ile Taverne'.B5:'Ile Taverne'.B7">
            <calcext:condition calcext:apply-style-name="cellule histoire" calcext:value="contains-text(&quot;GoTo&quot;)" calcext:base-cell-address="'Ile déserte var 2'.B5"/>
            <calcext:condition calcext:apply-style-name="cellule histoire" calcext:value="contains-text(&quot;Conclude&quot;)" calcext:base-cell-address="'Ile déserte var 2'.B5"/>
            <calcext:condition calcext:apply-style-name="cellule random" calcext:value="contains-text(&quot;RandomPercent&quot;)" calcext:base-cell-address="'Ile déserte var 2'.B5"/>
            <calcext:condition calcext:apply-style-name="cellule random" calcext:value="contains-text(&quot;RandomRange&quot;)" calcext:base-cell-address="'Ile déserte var 2'.B5"/>
            <calcext:condition calcext:apply-style-name="cellule personnages" calcext:value="contains-text(&quot;NewCrew&quot;)" calcext:base-cell-address="'Ile déserte var 2'.B5"/>
            <calcext:condition calcext:apply-style-name="cellule personnages" calcext:value="contains-text(&quot;NewCharacter&quot;)" calcext:base-cell-address="'Ile déserte var 2'.B5"/>
            <calcext:condition calcext:apply-style-name="cellule personnages" calcext:value="contains-text(&quot;HideOther&quot;)" calcext:base-cell-address="'Ile déserte var 2'.B5"/>
            <calcext:condition calcext:apply-style-name="cellule personnages" calcext:value="contains-text(&quot;DeleteOther&quot;)" calcext:base-cell-address="'Ile déserte var 2'.B5"/>
            <calcext:condition calcext:apply-style-name="cellule narrateur" calcext:value="contains-text(&quot;Narrator&quot;)" calcext:base-cell-address="'Ile déserte var 2'.B5"/>
            <calcext:condition calcext:apply-style-name="cellule set choice" calcext:value="contains-text(&quot;SetChoices&quot;)" calcext:base-cell-address="'Ile déserte var 2'.B5"/>
            <calcext:condition calcext:apply-style-name="cellule dialogues" calcext:value="contains-text(&quot;PlayerSpeak&quot;)" calcext:base-cell-address="'Ile déserte var 2'.B5"/>
            <calcext:condition calcext:apply-style-name="cellule dialogues" calcext:value="contains-text(&quot;OtherSpeak&quot;)" calcext:base-cell-address="'Ile déserte var 2'.B5"/>
            <calcext:condition calcext:apply-style-name="cellule argent" calcext:value="contains-text(&quot;CheckGold&quot;)" calcext:base-cell-address="'Ile déserte var 2'.B5"/>
            <calcext:condition calcext:apply-style-name="cellule argent" calcext:value="contains-text(&quot;RemoveGold&quot;)" calcext:base-cell-address="'Ile déserte var 2'.B5"/>
            <calcext:condition calcext:apply-style-name="cellule argent" calcext:value="contains-text(&quot;AddGold&quot;)" calcext:base-cell-address="'Ile déserte var 2'.B5"/>
            <calcext:condition calcext:apply-style-name="cellule argent" calcext:value="contains-text(&quot;Loot&quot;)" calcext:base-cell-address="'Ile déserte var 2'.B5"/>
            <calcext:condition calcext:apply-style-name="cellule argent" calcext:value="contains-text(&quot;Trade&quot;)" calcext:base-cell-address="'Ile déserte var 2'.B5"/>
            <calcext:condition calcext:apply-style-name="cellule combat" calcext:value="contains-text(&quot;LaunchCombat&quot;)" calcext:base-cell-address="'Ile déserte var 2'.B5"/>
            <calcext:condition calcext:apply-style-name="cellule indice" calcext:value="contains-text(&quot;CheckFormula&quot;)" calcext:base-cell-address="'Ile déserte var 2'.B5"/>
            <calcext:condition calcext:apply-style-name="cellule indice" calcext:value="contains-text(&quot;GiveDirection&quot;)" calcext:base-cell-address="'Ile déserte var 2'.B5"/>
            <calcext:condition calcext:apply-style-name="cellule temps" calcext:value="contains-text(&quot;SetWeather&quot;)" calcext:base-cell-address="'Ile déserte var 2'.B5"/>
            <calcext:condition calcext:apply-style-name="cellule temps" calcext:value="contains-text(&quot;SwitchWeather&quot;)" calcext:base-cell-address="'Ile déserte var 2'.B5"/>
            <calcext:condition calcext:apply-style-name="cellule temps" calcext:value="contains-text(&quot;NextDay&quot;)" calcext:base-cell-address="'Ile déserte var 2'.B5"/>
            <calcext:condition calcext:apply-style-name="cellule temps" calcext:value="contains-text(&quot;CheckDay&quot;)" calcext:base-cell-address="'Ile déserte var 2'.B5"/>
            <calcext:condition calcext:apply-style-name="cellule histoire" calcext:value="contains-text(&quot;Leave&quot;)" calcext:base-cell-address="'Ile déserte var 2'.B5"/>
            <calcext:condition calcext:apply-style-name="cellule choice" calcext:value="contains-text(&quot;Choice&quot;)" calcext:base-cell-address="'Ile déserte var 2'.B5"/>
            <calcext:condition calcext:apply-style-name="cellule d'erreur" calcext:value="!=&quot;&quot;" calcext:base-cell-address="'Ile déserte var 2'.B5"/>
          </calcext:conditional-format>
          <calcext:conditional-format calcext:target-range-address="'Ile Taverne'.B5:'Ile Taverne'.B7">
            <calcext:condition calcext:apply-style-name="cellule histoire" calcext:value="contains-text(&quot;GoTo&quot;)" calcext:base-cell-address="'Ile déserte var 2'.B5"/>
            <calcext:condition calcext:apply-style-name="cellule histoire" calcext:value="contains-text(&quot;Conclude&quot;)" calcext:base-cell-address="'Ile déserte var 2'.B5"/>
            <calcext:condition calcext:apply-style-name="cellule random" calcext:value="contains-text(&quot;RandomPercent&quot;)" calcext:base-cell-address="'Ile déserte var 2'.B5"/>
            <calcext:condition calcext:apply-style-name="cellule random" calcext:value="contains-text(&quot;RandomRange&quot;)" calcext:base-cell-address="'Ile déserte var 2'.B5"/>
            <calcext:condition calcext:apply-style-name="cellule personnages" calcext:value="contains-text(&quot;NewCrew&quot;)" calcext:base-cell-address="'Ile déserte var 2'.B5"/>
            <calcext:condition calcext:apply-style-name="cellule personnages" calcext:value="contains-text(&quot;NewCharacter&quot;)" calcext:base-cell-address="'Ile déserte var 2'.B5"/>
            <calcext:condition calcext:apply-style-name="cellule personnages" calcext:value="contains-text(&quot;HideOther&quot;)" calcext:base-cell-address="'Ile déserte var 2'.B5"/>
            <calcext:condition calcext:apply-style-name="cellule personnages" calcext:value="contains-text(&quot;DeleteOther&quot;)" calcext:base-cell-address="'Ile déserte var 2'.B5"/>
            <calcext:condition calcext:apply-style-name="cellule narrateur" calcext:value="contains-text(&quot;Narrator&quot;)" calcext:base-cell-address="'Ile déserte var 2'.B5"/>
            <calcext:condition calcext:apply-style-name="cellule set choice" calcext:value="contains-text(&quot;SetChoices&quot;)" calcext:base-cell-address="'Ile déserte var 2'.B5"/>
            <calcext:condition calcext:apply-style-name="cellule dialogues" calcext:value="contains-text(&quot;PlayerSpeak&quot;)" calcext:base-cell-address="'Ile déserte var 2'.B5"/>
            <calcext:condition calcext:apply-style-name="cellule dialogues" calcext:value="contains-text(&quot;OtherSpeak&quot;)" calcext:base-cell-address="'Ile déserte var 2'.B5"/>
            <calcext:condition calcext:apply-style-name="cellule argent" calcext:value="contains-text(&quot;CheckGold&quot;)" calcext:base-cell-address="'Ile déserte var 2'.B5"/>
            <calcext:condition calcext:apply-style-name="cellule argent" calcext:value="contains-text(&quot;RemoveGold&quot;)" calcext:base-cell-address="'Ile déserte var 2'.B5"/>
            <calcext:condition calcext:apply-style-name="cellule argent" calcext:value="contains-text(&quot;AddGold&quot;)" calcext:base-cell-address="'Ile déserte var 2'.B5"/>
            <calcext:condition calcext:apply-style-name="cellule argent" calcext:value="contains-text(&quot;Loot&quot;)" calcext:base-cell-address="'Ile déserte var 2'.B5"/>
            <calcext:condition calcext:apply-style-name="cellule argent" calcext:value="contains-text(&quot;Trade&quot;)" calcext:base-cell-address="'Ile déserte var 2'.B5"/>
            <calcext:condition calcext:apply-style-name="cellule combat" calcext:value="contains-text(&quot;LaunchCombat&quot;)" calcext:base-cell-address="'Ile déserte var 2'.B5"/>
            <calcext:condition calcext:apply-style-name="cellule indice" calcext:value="contains-text(&quot;CheckFormula&quot;)" calcext:base-cell-address="'Ile déserte var 2'.B5"/>
            <calcext:condition calcext:apply-style-name="cellule indice" calcext:value="contains-text(&quot;GiveDirection&quot;)" calcext:base-cell-address="'Ile déserte var 2'.B5"/>
            <calcext:condition calcext:apply-style-name="cellule temps" calcext:value="contains-text(&quot;SetWeather&quot;)" calcext:base-cell-address="'Ile déserte var 2'.B5"/>
            <calcext:condition calcext:apply-style-name="cellule temps" calcext:value="contains-text(&quot;SwitchWeather&quot;)" calcext:base-cell-address="'Ile déserte var 2'.B5"/>
            <calcext:condition calcext:apply-style-name="cellule temps" calcext:value="contains-text(&quot;NextDay&quot;)" calcext:base-cell-address="'Ile déserte var 2'.B5"/>
            <calcext:condition calcext:apply-style-name="cellule temps" calcext:value="contains-text(&quot;CheckDay&quot;)" calcext:base-cell-address="'Ile déserte var 2'.B5"/>
            <calcext:condition calcext:apply-style-name="cellule histoire" calcext:value="contains-text(&quot;Leave&quot;)" calcext:base-cell-address="'Ile déserte var 2'.B5"/>
            <calcext:condition calcext:apply-style-name="cellule choice" calcext:value="contains-text(&quot;Choice&quot;)" calcext:base-cell-address="'Ile déserte var 2'.B5"/>
            <calcext:condition calcext:apply-style-name="cellule d'erreur" calcext:value="!=&quot;&quot;" calcext:base-cell-address="'Ile déserte var 2'.B5"/>
          </calcext:conditional-format>
          <calcext:conditional-format calcext:target-range-address="'Ile Taverne'.B5:'Ile Taverne'.B7">
            <calcext:condition calcext:apply-style-name="cellule histoire" calcext:value="contains-text(&quot;GoTo&quot;)" calcext:base-cell-address="'Ile déserte var 2'.B5"/>
            <calcext:condition calcext:apply-style-name="cellule histoire" calcext:value="contains-text(&quot;Conclude&quot;)" calcext:base-cell-address="'Ile déserte var 2'.B5"/>
            <calcext:condition calcext:apply-style-name="cellule random" calcext:value="contains-text(&quot;RandomPercent&quot;)" calcext:base-cell-address="'Ile déserte var 2'.B5"/>
            <calcext:condition calcext:apply-style-name="cellule random" calcext:value="contains-text(&quot;RandomRange&quot;)" calcext:base-cell-address="'Ile déserte var 2'.B5"/>
            <calcext:condition calcext:apply-style-name="cellule personnages" calcext:value="contains-text(&quot;NewCrew&quot;)" calcext:base-cell-address="'Ile déserte var 2'.B5"/>
            <calcext:condition calcext:apply-style-name="cellule personnages" calcext:value="contains-text(&quot;NewCharacter&quot;)" calcext:base-cell-address="'Ile déserte var 2'.B5"/>
            <calcext:condition calcext:apply-style-name="cellule personnages" calcext:value="contains-text(&quot;HideOther&quot;)" calcext:base-cell-address="'Ile déserte var 2'.B5"/>
            <calcext:condition calcext:apply-style-name="cellule personnages" calcext:value="contains-text(&quot;DeleteOther&quot;)" calcext:base-cell-address="'Ile déserte var 2'.B5"/>
            <calcext:condition calcext:apply-style-name="cellule narrateur" calcext:value="contains-text(&quot;Narrator&quot;)" calcext:base-cell-address="'Ile déserte var 2'.B5"/>
            <calcext:condition calcext:apply-style-name="cellule set choice" calcext:value="contains-text(&quot;SetChoices&quot;)" calcext:base-cell-address="'Ile déserte var 2'.B5"/>
            <calcext:condition calcext:apply-style-name="cellule dialogues" calcext:value="contains-text(&quot;PlayerSpeak&quot;)" calcext:base-cell-address="'Ile déserte var 2'.B5"/>
            <calcext:condition calcext:apply-style-name="cellule dialogues" calcext:value="contains-text(&quot;OtherSpeak&quot;)" calcext:base-cell-address="'Ile déserte var 2'.B5"/>
            <calcext:condition calcext:apply-style-name="cellule argent" calcext:value="contains-text(&quot;CheckGold&quot;)" calcext:base-cell-address="'Ile déserte var 2'.B5"/>
            <calcext:condition calcext:apply-style-name="cellule argent" calcext:value="contains-text(&quot;RemoveGold&quot;)" calcext:base-cell-address="'Ile déserte var 2'.B5"/>
            <calcext:condition calcext:apply-style-name="cellule argent" calcext:value="contains-text(&quot;AddGold&quot;)" calcext:base-cell-address="'Ile déserte var 2'.B5"/>
            <calcext:condition calcext:apply-style-name="cellule argent" calcext:value="contains-text(&quot;Loot&quot;)" calcext:base-cell-address="'Ile déserte var 2'.B5"/>
            <calcext:condition calcext:apply-style-name="cellule argent" calcext:value="contains-text(&quot;Trade&quot;)" calcext:base-cell-address="'Ile déserte var 2'.B5"/>
            <calcext:condition calcext:apply-style-name="cellule combat" calcext:value="contains-text(&quot;LaunchCombat&quot;)" calcext:base-cell-address="'Ile déserte var 2'.B5"/>
            <calcext:condition calcext:apply-style-name="cellule indice" calcext:value="contains-text(&quot;CheckFormula&quot;)" calcext:base-cell-address="'Ile déserte var 2'.B5"/>
            <calcext:condition calcext:apply-style-name="cellule indice" calcext:value="contains-text(&quot;GiveDirection&quot;)" calcext:base-cell-address="'Ile déserte var 2'.B5"/>
            <calcext:condition calcext:apply-style-name="cellule temps" calcext:value="contains-text(&quot;SetWeather&quot;)" calcext:base-cell-address="'Ile déserte var 2'.B5"/>
            <calcext:condition calcext:apply-style-name="cellule temps" calcext:value="contains-text(&quot;SwitchWeather&quot;)" calcext:base-cell-address="'Ile déserte var 2'.B5"/>
            <calcext:condition calcext:apply-style-name="cellule temps" calcext:value="contains-text(&quot;NextDay&quot;)" calcext:base-cell-address="'Ile déserte var 2'.B5"/>
            <calcext:condition calcext:apply-style-name="cellule temps" calcext:value="contains-text(&quot;CheckDay&quot;)" calcext:base-cell-address="'Ile déserte var 2'.B5"/>
            <calcext:condition calcext:apply-style-name="cellule histoire" calcext:value="contains-text(&quot;Leave&quot;)" calcext:base-cell-address="'Ile déserte var 2'.B5"/>
            <calcext:condition calcext:apply-style-name="cellule choice" calcext:value="contains-text(&quot;Choice&quot;)" calcext:base-cell-address="'Ile déserte var 2'.B5"/>
            <calcext:condition calcext:apply-style-name="cellule d'erreur" calcext:value="!=&quot;&quot;" calcext:base-cell-address="'Ile déserte var 2'.B5"/>
          </calcext:conditional-format>
          <calcext:conditional-format calcext:target-range-address="'Ile Taverne'.B5:'Ile Taverne'.B7">
            <calcext:condition calcext:apply-style-name="cellule histoire" calcext:value="contains-text(&quot;GoTo&quot;)" calcext:base-cell-address="'Ile déserte var 2'.B5"/>
            <calcext:condition calcext:apply-style-name="cellule histoire" calcext:value="contains-text(&quot;Conclude&quot;)" calcext:base-cell-address="'Ile déserte var 2'.B5"/>
            <calcext:condition calcext:apply-style-name="cellule random" calcext:value="contains-text(&quot;RandomPercent&quot;)" calcext:base-cell-address="'Ile déserte var 2'.B5"/>
            <calcext:condition calcext:apply-style-name="cellule random" calcext:value="contains-text(&quot;RandomRange&quot;)" calcext:base-cell-address="'Ile déserte var 2'.B5"/>
            <calcext:condition calcext:apply-style-name="cellule personnages" calcext:value="contains-text(&quot;NewCrew&quot;)" calcext:base-cell-address="'Ile déserte var 2'.B5"/>
            <calcext:condition calcext:apply-style-name="cellule personnages" calcext:value="contains-text(&quot;NewCharacter&quot;)" calcext:base-cell-address="'Ile déserte var 2'.B5"/>
            <calcext:condition calcext:apply-style-name="cellule personnages" calcext:value="contains-text(&quot;HideOther&quot;)" calcext:base-cell-address="'Ile déserte var 2'.B5"/>
            <calcext:condition calcext:apply-style-name="cellule personnages" calcext:value="contains-text(&quot;DeleteOther&quot;)" calcext:base-cell-address="'Ile déserte var 2'.B5"/>
            <calcext:condition calcext:apply-style-name="cellule narrateur" calcext:value="contains-text(&quot;Narrator&quot;)" calcext:base-cell-address="'Ile déserte var 2'.B5"/>
            <calcext:condition calcext:apply-style-name="cellule set choice" calcext:value="contains-text(&quot;SetChoices&quot;)" calcext:base-cell-address="'Ile déserte var 2'.B5"/>
            <calcext:condition calcext:apply-style-name="cellule dialogues" calcext:value="contains-text(&quot;PlayerSpeak&quot;)" calcext:base-cell-address="'Ile déserte var 2'.B5"/>
            <calcext:condition calcext:apply-style-name="cellule dialogues" calcext:value="contains-text(&quot;OtherSpeak&quot;)" calcext:base-cell-address="'Ile déserte var 2'.B5"/>
            <calcext:condition calcext:apply-style-name="cellule argent" calcext:value="contains-text(&quot;CheckGold&quot;)" calcext:base-cell-address="'Ile déserte var 2'.B5"/>
            <calcext:condition calcext:apply-style-name="cellule argent" calcext:value="contains-text(&quot;RemoveGold&quot;)" calcext:base-cell-address="'Ile déserte var 2'.B5"/>
            <calcext:condition calcext:apply-style-name="cellule argent" calcext:value="contains-text(&quot;AddGold&quot;)" calcext:base-cell-address="'Ile déserte var 2'.B5"/>
            <calcext:condition calcext:apply-style-name="cellule argent" calcext:value="contains-text(&quot;Loot&quot;)" calcext:base-cell-address="'Ile déserte var 2'.B5"/>
            <calcext:condition calcext:apply-style-name="cellule argent" calcext:value="contains-text(&quot;Trade&quot;)" calcext:base-cell-address="'Ile déserte var 2'.B5"/>
            <calcext:condition calcext:apply-style-name="cellule combat" calcext:value="contains-text(&quot;LaunchCombat&quot;)" calcext:base-cell-address="'Ile déserte var 2'.B5"/>
            <calcext:condition calcext:apply-style-name="cellule indice" calcext:value="contains-text(&quot;CheckFormula&quot;)" calcext:base-cell-address="'Ile déserte var 2'.B5"/>
            <calcext:condition calcext:apply-style-name="cellule indice" calcext:value="contains-text(&quot;GiveDirection&quot;)" calcext:base-cell-address="'Ile déserte var 2'.B5"/>
            <calcext:condition calcext:apply-style-name="cellule temps" calcext:value="contains-text(&quot;SetWeather&quot;)" calcext:base-cell-address="'Ile déserte var 2'.B5"/>
            <calcext:condition calcext:apply-style-name="cellule temps" calcext:value="contains-text(&quot;SwitchWeather&quot;)" calcext:base-cell-address="'Ile déserte var 2'.B5"/>
            <calcext:condition calcext:apply-style-name="cellule temps" calcext:value="contains-text(&quot;NextDay&quot;)" calcext:base-cell-address="'Ile déserte var 2'.B5"/>
            <calcext:condition calcext:apply-style-name="cellule temps" calcext:value="contains-text(&quot;CheckDay&quot;)" calcext:base-cell-address="'Ile déserte var 2'.B5"/>
            <calcext:condition calcext:apply-style-name="cellule histoire" calcext:value="contains-text(&quot;Leave&quot;)" calcext:base-cell-address="'Ile déserte var 2'.B5"/>
            <calcext:condition calcext:apply-style-name="cellule choice" calcext:value="contains-text(&quot;Choice&quot;)" calcext:base-cell-address="'Ile déserte var 2'.B5"/>
            <calcext:condition calcext:apply-style-name="cellule d'erreur" calcext:value="!=&quot;&quot;" calcext:base-cell-address="'Ile déserte var 2'.B5"/>
          </calcext:conditional-format>
          <calcext:conditional-format calcext:target-range-address="'Ile Taverne'.D23:'Ile Taverne'.D23">
            <calcext:condition calcext:apply-style-name="cellule histoire" calcext:value="contains-text(&quot;GoTo&quot;)" calcext:base-cell-address="'Ile déserte var 2'.D23"/>
            <calcext:condition calcext:apply-style-name="cellule histoire" calcext:value="contains-text(&quot;Conclude&quot;)" calcext:base-cell-address="'Ile déserte var 2'.D23"/>
            <calcext:condition calcext:apply-style-name="cellule random" calcext:value="contains-text(&quot;RandomPercent&quot;)" calcext:base-cell-address="'Ile déserte var 2'.D23"/>
            <calcext:condition calcext:apply-style-name="cellule random" calcext:value="contains-text(&quot;RandomRange&quot;)" calcext:base-cell-address="'Ile déserte var 2'.D23"/>
            <calcext:condition calcext:apply-style-name="cellule personnages" calcext:value="contains-text(&quot;NewCrew&quot;)" calcext:base-cell-address="'Ile déserte var 2'.D23"/>
            <calcext:condition calcext:apply-style-name="cellule personnages" calcext:value="contains-text(&quot;NewCharacter&quot;)" calcext:base-cell-address="'Ile déserte var 2'.D23"/>
            <calcext:condition calcext:apply-style-name="cellule personnages" calcext:value="contains-text(&quot;HideOther&quot;)" calcext:base-cell-address="'Ile déserte var 2'.D23"/>
            <calcext:condition calcext:apply-style-name="cellule personnages" calcext:value="contains-text(&quot;DeleteOther&quot;)" calcext:base-cell-address="'Ile déserte var 2'.D23"/>
            <calcext:condition calcext:apply-style-name="cellule narrateur" calcext:value="contains-text(&quot;Narrator&quot;)" calcext:base-cell-address="'Ile déserte var 2'.D23"/>
            <calcext:condition calcext:apply-style-name="cellule set choice" calcext:value="contains-text(&quot;SetChoices&quot;)" calcext:base-cell-address="'Ile déserte var 2'.D23"/>
            <calcext:condition calcext:apply-style-name="cellule dialogues" calcext:value="contains-text(&quot;PlayerSpeak&quot;)" calcext:base-cell-address="'Ile déserte var 2'.D23"/>
            <calcext:condition calcext:apply-style-name="cellule dialogues" calcext:value="contains-text(&quot;OtherSpeak&quot;)" calcext:base-cell-address="'Ile déserte var 2'.D23"/>
            <calcext:condition calcext:apply-style-name="cellule argent" calcext:value="contains-text(&quot;CheckGold&quot;)" calcext:base-cell-address="'Ile déserte var 2'.D23"/>
            <calcext:condition calcext:apply-style-name="cellule argent" calcext:value="contains-text(&quot;RemoveGold&quot;)" calcext:base-cell-address="'Ile déserte var 2'.D23"/>
            <calcext:condition calcext:apply-style-name="cellule argent" calcext:value="contains-text(&quot;AddGold&quot;)" calcext:base-cell-address="'Ile déserte var 2'.D23"/>
            <calcext:condition calcext:apply-style-name="cellule argent" calcext:value="contains-text(&quot;Loot&quot;)" calcext:base-cell-address="'Ile déserte var 2'.D23"/>
            <calcext:condition calcext:apply-style-name="cellule argent" calcext:value="contains-text(&quot;Trade&quot;)" calcext:base-cell-address="'Ile déserte var 2'.D23"/>
            <calcext:condition calcext:apply-style-name="cellule combat" calcext:value="contains-text(&quot;LaunchCombat&quot;)" calcext:base-cell-address="'Ile déserte var 2'.D23"/>
            <calcext:condition calcext:apply-style-name="cellule indice" calcext:value="contains-text(&quot;CheckFormula&quot;)" calcext:base-cell-address="'Ile déserte var 2'.D23"/>
            <calcext:condition calcext:apply-style-name="cellule indice" calcext:value="contains-text(&quot;GiveDirection&quot;)" calcext:base-cell-address="'Ile déserte var 2'.D23"/>
            <calcext:condition calcext:apply-style-name="cellule temps" calcext:value="contains-text(&quot;SetWeather&quot;)" calcext:base-cell-address="'Ile déserte var 2'.D23"/>
            <calcext:condition calcext:apply-style-name="cellule temps" calcext:value="contains-text(&quot;SwitchWeather&quot;)" calcext:base-cell-address="'Ile déserte var 2'.D23"/>
            <calcext:condition calcext:apply-style-name="cellule temps" calcext:value="contains-text(&quot;NextDay&quot;)" calcext:base-cell-address="'Ile déserte var 2'.D23"/>
            <calcext:condition calcext:apply-style-name="cellule temps" calcext:value="contains-text(&quot;CheckDay&quot;)" calcext:base-cell-address="'Ile déserte var 2'.D23"/>
            <calcext:condition calcext:apply-style-name="cellule histoire" calcext:value="contains-text(&quot;Leave&quot;)" calcext:base-cell-address="'Ile déserte var 2'.D23"/>
            <calcext:condition calcext:apply-style-name="cellule choice" calcext:value="contains-text(&quot;Choice&quot;)" calcext:base-cell-address="'Ile déserte var 2'.D23"/>
            <calcext:condition calcext:apply-style-name="cellule d'erreur" calcext:value="!=&quot;&quot;" calcext:base-cell-address="'Ile déserte var 2'.D23"/>
          </calcext:conditional-format>
          <calcext:conditional-format calcext:target-range-address="'Ile Taverne'.D23:'Ile Taverne'.D23">
            <calcext:condition calcext:apply-style-name="cellule histoire" calcext:value="contains-text(&quot;GoTo&quot;)" calcext:base-cell-address="'Ile déserte var 2'.D23"/>
            <calcext:condition calcext:apply-style-name="cellule histoire" calcext:value="contains-text(&quot;Conclude&quot;)" calcext:base-cell-address="'Ile déserte var 2'.D23"/>
            <calcext:condition calcext:apply-style-name="cellule random" calcext:value="contains-text(&quot;RandomPercent&quot;)" calcext:base-cell-address="'Ile déserte var 2'.D23"/>
            <calcext:condition calcext:apply-style-name="cellule random" calcext:value="contains-text(&quot;RandomRange&quot;)" calcext:base-cell-address="'Ile déserte var 2'.D23"/>
            <calcext:condition calcext:apply-style-name="cellule personnages" calcext:value="contains-text(&quot;NewCrew&quot;)" calcext:base-cell-address="'Ile déserte var 2'.D23"/>
            <calcext:condition calcext:apply-style-name="cellule personnages" calcext:value="contains-text(&quot;NewCharacter&quot;)" calcext:base-cell-address="'Ile déserte var 2'.D23"/>
            <calcext:condition calcext:apply-style-name="cellule personnages" calcext:value="contains-text(&quot;HideOther&quot;)" calcext:base-cell-address="'Ile déserte var 2'.D23"/>
            <calcext:condition calcext:apply-style-name="cellule personnages" calcext:value="contains-text(&quot;DeleteOther&quot;)" calcext:base-cell-address="'Ile déserte var 2'.D23"/>
            <calcext:condition calcext:apply-style-name="cellule narrateur" calcext:value="contains-text(&quot;Narrator&quot;)" calcext:base-cell-address="'Ile déserte var 2'.D23"/>
            <calcext:condition calcext:apply-style-name="cellule set choice" calcext:value="contains-text(&quot;SetChoices&quot;)" calcext:base-cell-address="'Ile déserte var 2'.D23"/>
            <calcext:condition calcext:apply-style-name="cellule dialogues" calcext:value="contains-text(&quot;PlayerSpeak&quot;)" calcext:base-cell-address="'Ile déserte var 2'.D23"/>
            <calcext:condition calcext:apply-style-name="cellule dialogues" calcext:value="contains-text(&quot;OtherSpeak&quot;)" calcext:base-cell-address="'Ile déserte var 2'.D23"/>
            <calcext:condition calcext:apply-style-name="cellule argent" calcext:value="contains-text(&quot;CheckGold&quot;)" calcext:base-cell-address="'Ile déserte var 2'.D23"/>
            <calcext:condition calcext:apply-style-name="cellule argent" calcext:value="contains-text(&quot;RemoveGold&quot;)" calcext:base-cell-address="'Ile déserte var 2'.D23"/>
            <calcext:condition calcext:apply-style-name="cellule argent" calcext:value="contains-text(&quot;AddGold&quot;)" calcext:base-cell-address="'Ile déserte var 2'.D23"/>
            <calcext:condition calcext:apply-style-name="cellule argent" calcext:value="contains-text(&quot;Loot&quot;)" calcext:base-cell-address="'Ile déserte var 2'.D23"/>
            <calcext:condition calcext:apply-style-name="cellule argent" calcext:value="contains-text(&quot;Trade&quot;)" calcext:base-cell-address="'Ile déserte var 2'.D23"/>
            <calcext:condition calcext:apply-style-name="cellule combat" calcext:value="contains-text(&quot;LaunchCombat&quot;)" calcext:base-cell-address="'Ile déserte var 2'.D23"/>
            <calcext:condition calcext:apply-style-name="cellule indice" calcext:value="contains-text(&quot;CheckFormula&quot;)" calcext:base-cell-address="'Ile déserte var 2'.D23"/>
            <calcext:condition calcext:apply-style-name="cellule indice" calcext:value="contains-text(&quot;GiveDirection&quot;)" calcext:base-cell-address="'Ile déserte var 2'.D23"/>
            <calcext:condition calcext:apply-style-name="cellule temps" calcext:value="contains-text(&quot;SetWeather&quot;)" calcext:base-cell-address="'Ile déserte var 2'.D23"/>
            <calcext:condition calcext:apply-style-name="cellule temps" calcext:value="contains-text(&quot;SwitchWeather&quot;)" calcext:base-cell-address="'Ile déserte var 2'.D23"/>
            <calcext:condition calcext:apply-style-name="cellule temps" calcext:value="contains-text(&quot;NextDay&quot;)" calcext:base-cell-address="'Ile déserte var 2'.D23"/>
            <calcext:condition calcext:apply-style-name="cellule temps" calcext:value="contains-text(&quot;CheckDay&quot;)" calcext:base-cell-address="'Ile déserte var 2'.D23"/>
            <calcext:condition calcext:apply-style-name="cellule histoire" calcext:value="contains-text(&quot;Leave&quot;)" calcext:base-cell-address="'Ile déserte var 2'.D23"/>
            <calcext:condition calcext:apply-style-name="cellule choice" calcext:value="contains-text(&quot;Choice&quot;)" calcext:base-cell-address="'Ile déserte var 2'.D23"/>
            <calcext:condition calcext:apply-style-name="cellule d'erreur" calcext:value="!=&quot;&quot;" calcext:base-cell-address="'Ile déserte var 2'.D23"/>
          </calcext:conditional-format>
          <calcext:conditional-format calcext:target-range-address="'Ile Taverne'.D23:'Ile Taverne'.D23">
            <calcext:condition calcext:apply-style-name="cellule histoire" calcext:value="contains-text(&quot;GoTo&quot;)" calcext:base-cell-address="'Ile déserte var 2'.D23"/>
            <calcext:condition calcext:apply-style-name="cellule histoire" calcext:value="contains-text(&quot;Conclude&quot;)" calcext:base-cell-address="'Ile déserte var 2'.D23"/>
            <calcext:condition calcext:apply-style-name="cellule random" calcext:value="contains-text(&quot;RandomPercent&quot;)" calcext:base-cell-address="'Ile déserte var 2'.D23"/>
            <calcext:condition calcext:apply-style-name="cellule random" calcext:value="contains-text(&quot;RandomRange&quot;)" calcext:base-cell-address="'Ile déserte var 2'.D23"/>
            <calcext:condition calcext:apply-style-name="cellule personnages" calcext:value="contains-text(&quot;NewCrew&quot;)" calcext:base-cell-address="'Ile déserte var 2'.D23"/>
            <calcext:condition calcext:apply-style-name="cellule personnages" calcext:value="contains-text(&quot;NewCharacter&quot;)" calcext:base-cell-address="'Ile déserte var 2'.D23"/>
            <calcext:condition calcext:apply-style-name="cellule personnages" calcext:value="contains-text(&quot;HideOther&quot;)" calcext:base-cell-address="'Ile déserte var 2'.D23"/>
            <calcext:condition calcext:apply-style-name="cellule personnages" calcext:value="contains-text(&quot;DeleteOther&quot;)" calcext:base-cell-address="'Ile déserte var 2'.D23"/>
            <calcext:condition calcext:apply-style-name="cellule narrateur" calcext:value="contains-text(&quot;Narrator&quot;)" calcext:base-cell-address="'Ile déserte var 2'.D23"/>
            <calcext:condition calcext:apply-style-name="cellule set choice" calcext:value="contains-text(&quot;SetChoices&quot;)" calcext:base-cell-address="'Ile déserte var 2'.D23"/>
            <calcext:condition calcext:apply-style-name="cellule dialogues" calcext:value="contains-text(&quot;PlayerSpeak&quot;)" calcext:base-cell-address="'Ile déserte var 2'.D23"/>
            <calcext:condition calcext:apply-style-name="cellule dialogues" calcext:value="contains-text(&quot;OtherSpeak&quot;)" calcext:base-cell-address="'Ile déserte var 2'.D23"/>
            <calcext:condition calcext:apply-style-name="cellule argent" calcext:value="contains-text(&quot;CheckGold&quot;)" calcext:base-cell-address="'Ile déserte var 2'.D23"/>
            <calcext:condition calcext:apply-style-name="cellule argent" calcext:value="contains-text(&quot;RemoveGold&quot;)" calcext:base-cell-address="'Ile déserte var 2'.D23"/>
            <calcext:condition calcext:apply-style-name="cellule argent" calcext:value="contains-text(&quot;AddGold&quot;)" calcext:base-cell-address="'Ile déserte var 2'.D23"/>
            <calcext:condition calcext:apply-style-name="cellule argent" calcext:value="contains-text(&quot;Loot&quot;)" calcext:base-cell-address="'Ile déserte var 2'.D23"/>
            <calcext:condition calcext:apply-style-name="cellule argent" calcext:value="contains-text(&quot;Trade&quot;)" calcext:base-cell-address="'Ile déserte var 2'.D23"/>
            <calcext:condition calcext:apply-style-name="cellule combat" calcext:value="contains-text(&quot;LaunchCombat&quot;)" calcext:base-cell-address="'Ile déserte var 2'.D23"/>
            <calcext:condition calcext:apply-style-name="cellule indice" calcext:value="contains-text(&quot;CheckFormula&quot;)" calcext:base-cell-address="'Ile déserte var 2'.D23"/>
            <calcext:condition calcext:apply-style-name="cellule indice" calcext:value="contains-text(&quot;GiveDirection&quot;)" calcext:base-cell-address="'Ile déserte var 2'.D23"/>
            <calcext:condition calcext:apply-style-name="cellule temps" calcext:value="contains-text(&quot;SetWeather&quot;)" calcext:base-cell-address="'Ile déserte var 2'.D23"/>
            <calcext:condition calcext:apply-style-name="cellule temps" calcext:value="contains-text(&quot;SwitchWeather&quot;)" calcext:base-cell-address="'Ile déserte var 2'.D23"/>
            <calcext:condition calcext:apply-style-name="cellule temps" calcext:value="contains-text(&quot;NextDay&quot;)" calcext:base-cell-address="'Ile déserte var 2'.D23"/>
            <calcext:condition calcext:apply-style-name="cellule temps" calcext:value="contains-text(&quot;CheckDay&quot;)" calcext:base-cell-address="'Ile déserte var 2'.D23"/>
            <calcext:condition calcext:apply-style-name="cellule histoire" calcext:value="contains-text(&quot;Leave&quot;)" calcext:base-cell-address="'Ile déserte var 2'.D23"/>
            <calcext:condition calcext:apply-style-name="cellule choice" calcext:value="contains-text(&quot;Choice&quot;)" calcext:base-cell-address="'Ile déserte var 2'.D23"/>
            <calcext:condition calcext:apply-style-name="cellule d'erreur" calcext:value="!=&quot;&quot;" calcext:base-cell-address="'Ile déserte var 2'.D23"/>
          </calcext:conditional-format>
          <calcext:conditional-format calcext:target-range-address="'Ile Taverne'.D23:'Ile Taverne'.D23">
            <calcext:condition calcext:apply-style-name="cellule histoire" calcext:value="contains-text(&quot;GoTo&quot;)" calcext:base-cell-address="'Ile déserte var 2'.D23"/>
            <calcext:condition calcext:apply-style-name="cellule histoire" calcext:value="contains-text(&quot;Conclude&quot;)" calcext:base-cell-address="'Ile déserte var 2'.D23"/>
            <calcext:condition calcext:apply-style-name="cellule random" calcext:value="contains-text(&quot;RandomPercent&quot;)" calcext:base-cell-address="'Ile déserte var 2'.D23"/>
            <calcext:condition calcext:apply-style-name="cellule random" calcext:value="contains-text(&quot;RandomRange&quot;)" calcext:base-cell-address="'Ile déserte var 2'.D23"/>
            <calcext:condition calcext:apply-style-name="cellule personnages" calcext:value="contains-text(&quot;NewCrew&quot;)" calcext:base-cell-address="'Ile déserte var 2'.D23"/>
            <calcext:condition calcext:apply-style-name="cellule personnages" calcext:value="contains-text(&quot;NewCharacter&quot;)" calcext:base-cell-address="'Ile déserte var 2'.D23"/>
            <calcext:condition calcext:apply-style-name="cellule personnages" calcext:value="contains-text(&quot;HideOther&quot;)" calcext:base-cell-address="'Ile déserte var 2'.D23"/>
            <calcext:condition calcext:apply-style-name="cellule personnages" calcext:value="contains-text(&quot;DeleteOther&quot;)" calcext:base-cell-address="'Ile déserte var 2'.D23"/>
            <calcext:condition calcext:apply-style-name="cellule narrateur" calcext:value="contains-text(&quot;Narrator&quot;)" calcext:base-cell-address="'Ile déserte var 2'.D23"/>
            <calcext:condition calcext:apply-style-name="cellule set choice" calcext:value="contains-text(&quot;SetChoices&quot;)" calcext:base-cell-address="'Ile déserte var 2'.D23"/>
            <calcext:condition calcext:apply-style-name="cellule dialogues" calcext:value="contains-text(&quot;PlayerSpeak&quot;)" calcext:base-cell-address="'Ile déserte var 2'.D23"/>
            <calcext:condition calcext:apply-style-name="cellule dialogues" calcext:value="contains-text(&quot;OtherSpeak&quot;)" calcext:base-cell-address="'Ile déserte var 2'.D23"/>
            <calcext:condition calcext:apply-style-name="cellule argent" calcext:value="contains-text(&quot;CheckGold&quot;)" calcext:base-cell-address="'Ile déserte var 2'.D23"/>
            <calcext:condition calcext:apply-style-name="cellule argent" calcext:value="contains-text(&quot;RemoveGold&quot;)" calcext:base-cell-address="'Ile déserte var 2'.D23"/>
            <calcext:condition calcext:apply-style-name="cellule argent" calcext:value="contains-text(&quot;AddGold&quot;)" calcext:base-cell-address="'Ile déserte var 2'.D23"/>
            <calcext:condition calcext:apply-style-name="cellule argent" calcext:value="contains-text(&quot;Loot&quot;)" calcext:base-cell-address="'Ile déserte var 2'.D23"/>
            <calcext:condition calcext:apply-style-name="cellule argent" calcext:value="contains-text(&quot;Trade&quot;)" calcext:base-cell-address="'Ile déserte var 2'.D23"/>
            <calcext:condition calcext:apply-style-name="cellule combat" calcext:value="contains-text(&quot;LaunchCombat&quot;)" calcext:base-cell-address="'Ile déserte var 2'.D23"/>
            <calcext:condition calcext:apply-style-name="cellule indice" calcext:value="contains-text(&quot;CheckFormula&quot;)" calcext:base-cell-address="'Ile déserte var 2'.D23"/>
            <calcext:condition calcext:apply-style-name="cellule indice" calcext:value="contains-text(&quot;GiveDirection&quot;)" calcext:base-cell-address="'Ile déserte var 2'.D23"/>
            <calcext:condition calcext:apply-style-name="cellule temps" calcext:value="contains-text(&quot;SetWeather&quot;)" calcext:base-cell-address="'Ile déserte var 2'.D23"/>
            <calcext:condition calcext:apply-style-name="cellule temps" calcext:value="contains-text(&quot;SwitchWeather&quot;)" calcext:base-cell-address="'Ile déserte var 2'.D23"/>
            <calcext:condition calcext:apply-style-name="cellule temps" calcext:value="contains-text(&quot;NextDay&quot;)" calcext:base-cell-address="'Ile déserte var 2'.D23"/>
            <calcext:condition calcext:apply-style-name="cellule temps" calcext:value="contains-text(&quot;CheckDay&quot;)" calcext:base-cell-address="'Ile déserte var 2'.D23"/>
            <calcext:condition calcext:apply-style-name="cellule histoire" calcext:value="contains-text(&quot;Leave&quot;)" calcext:base-cell-address="'Ile déserte var 2'.D23"/>
            <calcext:condition calcext:apply-style-name="cellule choice" calcext:value="contains-text(&quot;Choice&quot;)" calcext:base-cell-address="'Ile déserte var 2'.D23"/>
            <calcext:condition calcext:apply-style-name="cellule d'erreur" calcext:value="!=&quot;&quot;" calcext:base-cell-address="'Ile déserte var 2'.D23"/>
          </calcext:conditional-format>
          <calcext:conditional-format calcext:target-range-address="'Ile Taverne'.C12:'Ile Taverne'.C12">
            <calcext:condition calcext:apply-style-name="cellule histoire" calcext:value="contains-text(&quot;GoTo&quot;)" calcext:base-cell-address="'Ile déserte var 2'.C12"/>
            <calcext:condition calcext:apply-style-name="cellule histoire" calcext:value="contains-text(&quot;Conclude&quot;)" calcext:base-cell-address="'Ile déserte var 2'.C12"/>
            <calcext:condition calcext:apply-style-name="cellule random" calcext:value="contains-text(&quot;RandomPercent&quot;)" calcext:base-cell-address="'Ile déserte var 2'.C12"/>
            <calcext:condition calcext:apply-style-name="cellule random" calcext:value="contains-text(&quot;RandomRange&quot;)" calcext:base-cell-address="'Ile déserte var 2'.C12"/>
            <calcext:condition calcext:apply-style-name="cellule personnages" calcext:value="contains-text(&quot;NewCrew&quot;)" calcext:base-cell-address="'Ile déserte var 2'.C12"/>
            <calcext:condition calcext:apply-style-name="cellule personnages" calcext:value="contains-text(&quot;NewCharacter&quot;)" calcext:base-cell-address="'Ile déserte var 2'.C12"/>
            <calcext:condition calcext:apply-style-name="cellule personnages" calcext:value="contains-text(&quot;HideOther&quot;)" calcext:base-cell-address="'Ile déserte var 2'.C12"/>
            <calcext:condition calcext:apply-style-name="cellule personnages" calcext:value="contains-text(&quot;DeleteOther&quot;)" calcext:base-cell-address="'Ile déserte var 2'.C12"/>
            <calcext:condition calcext:apply-style-name="cellule narrateur" calcext:value="contains-text(&quot;Narrator&quot;)" calcext:base-cell-address="'Ile déserte var 2'.C12"/>
            <calcext:condition calcext:apply-style-name="cellule set choice" calcext:value="contains-text(&quot;SetChoices&quot;)" calcext:base-cell-address="'Ile déserte var 2'.C12"/>
            <calcext:condition calcext:apply-style-name="cellule dialogues" calcext:value="contains-text(&quot;PlayerSpeak&quot;)" calcext:base-cell-address="'Ile déserte var 2'.C12"/>
            <calcext:condition calcext:apply-style-name="cellule dialogues" calcext:value="contains-text(&quot;OtherSpeak&quot;)" calcext:base-cell-address="'Ile déserte var 2'.C12"/>
            <calcext:condition calcext:apply-style-name="cellule argent" calcext:value="contains-text(&quot;CheckGold&quot;)" calcext:base-cell-address="'Ile déserte var 2'.C12"/>
            <calcext:condition calcext:apply-style-name="cellule argent" calcext:value="contains-text(&quot;RemoveGold&quot;)" calcext:base-cell-address="'Ile déserte var 2'.C12"/>
            <calcext:condition calcext:apply-style-name="cellule argent" calcext:value="contains-text(&quot;AddGold&quot;)" calcext:base-cell-address="'Ile déserte var 2'.C12"/>
            <calcext:condition calcext:apply-style-name="cellule argent" calcext:value="contains-text(&quot;Loot&quot;)" calcext:base-cell-address="'Ile déserte var 2'.C12"/>
            <calcext:condition calcext:apply-style-name="cellule argent" calcext:value="contains-text(&quot;Trade&quot;)" calcext:base-cell-address="'Ile déserte var 2'.C12"/>
            <calcext:condition calcext:apply-style-name="cellule combat" calcext:value="contains-text(&quot;LaunchCombat&quot;)" calcext:base-cell-address="'Ile déserte var 2'.C12"/>
            <calcext:condition calcext:apply-style-name="cellule indice" calcext:value="contains-text(&quot;CheckFormula&quot;)" calcext:base-cell-address="'Ile déserte var 2'.C12"/>
            <calcext:condition calcext:apply-style-name="cellule indice" calcext:value="contains-text(&quot;GiveDirection&quot;)" calcext:base-cell-address="'Ile déserte var 2'.C12"/>
            <calcext:condition calcext:apply-style-name="cellule temps" calcext:value="contains-text(&quot;SetWeather&quot;)" calcext:base-cell-address="'Ile déserte var 2'.C12"/>
            <calcext:condition calcext:apply-style-name="cellule temps" calcext:value="contains-text(&quot;SwitchWeather&quot;)" calcext:base-cell-address="'Ile déserte var 2'.C12"/>
            <calcext:condition calcext:apply-style-name="cellule temps" calcext:value="contains-text(&quot;NextDay&quot;)" calcext:base-cell-address="'Ile déserte var 2'.C12"/>
            <calcext:condition calcext:apply-style-name="cellule temps" calcext:value="contains-text(&quot;CheckDay&quot;)" calcext:base-cell-address="'Ile déserte var 2'.C12"/>
            <calcext:condition calcext:apply-style-name="cellule histoire" calcext:value="contains-text(&quot;Leave&quot;)" calcext:base-cell-address="'Ile déserte var 2'.C12"/>
            <calcext:condition calcext:apply-style-name="cellule choice" calcext:value="contains-text(&quot;Choice&quot;)" calcext:base-cell-address="'Ile déserte var 2'.C12"/>
            <calcext:condition calcext:apply-style-name="cellule d'erreur" calcext:value="!=&quot;&quot;" calcext:base-cell-address="'Ile déserte var 2'.C12"/>
          </calcext:conditional-format>
          <calcext:conditional-format calcext:target-range-address="'Ile Taverne'.C12:'Ile Taverne'.C12">
            <calcext:condition calcext:apply-style-name="cellule histoire" calcext:value="contains-text(&quot;GoTo&quot;)" calcext:base-cell-address="'Ile déserte var 2'.C12"/>
            <calcext:condition calcext:apply-style-name="cellule histoire" calcext:value="contains-text(&quot;Conclude&quot;)" calcext:base-cell-address="'Ile déserte var 2'.C12"/>
            <calcext:condition calcext:apply-style-name="cellule random" calcext:value="contains-text(&quot;RandomPercent&quot;)" calcext:base-cell-address="'Ile déserte var 2'.C12"/>
            <calcext:condition calcext:apply-style-name="cellule random" calcext:value="contains-text(&quot;RandomRange&quot;)" calcext:base-cell-address="'Ile déserte var 2'.C12"/>
            <calcext:condition calcext:apply-style-name="cellule personnages" calcext:value="contains-text(&quot;NewCrew&quot;)" calcext:base-cell-address="'Ile déserte var 2'.C12"/>
            <calcext:condition calcext:apply-style-name="cellule personnages" calcext:value="contains-text(&quot;NewCharacter&quot;)" calcext:base-cell-address="'Ile déserte var 2'.C12"/>
            <calcext:condition calcext:apply-style-name="cellule personnages" calcext:value="contains-text(&quot;HideOther&quot;)" calcext:base-cell-address="'Ile déserte var 2'.C12"/>
            <calcext:condition calcext:apply-style-name="cellule personnages" calcext:value="contains-text(&quot;DeleteOther&quot;)" calcext:base-cell-address="'Ile déserte var 2'.C12"/>
            <calcext:condition calcext:apply-style-name="cellule narrateur" calcext:value="contains-text(&quot;Narrator&quot;)" calcext:base-cell-address="'Ile déserte var 2'.C12"/>
            <calcext:condition calcext:apply-style-name="cellule set choice" calcext:value="contains-text(&quot;SetChoices&quot;)" calcext:base-cell-address="'Ile déserte var 2'.C12"/>
            <calcext:condition calcext:apply-style-name="cellule dialogues" calcext:value="contains-text(&quot;PlayerSpeak&quot;)" calcext:base-cell-address="'Ile déserte var 2'.C12"/>
            <calcext:condition calcext:apply-style-name="cellule dialogues" calcext:value="contains-text(&quot;OtherSpeak&quot;)" calcext:base-cell-address="'Ile déserte var 2'.C12"/>
            <calcext:condition calcext:apply-style-name="cellule argent" calcext:value="contains-text(&quot;CheckGold&quot;)" calcext:base-cell-address="'Ile déserte var 2'.C12"/>
            <calcext:condition calcext:apply-style-name="cellule argent" calcext:value="contains-text(&quot;RemoveGold&quot;)" calcext:base-cell-address="'Ile déserte var 2'.C12"/>
            <calcext:condition calcext:apply-style-name="cellule argent" calcext:value="contains-text(&quot;AddGold&quot;)" calcext:base-cell-address="'Ile déserte var 2'.C12"/>
            <calcext:condition calcext:apply-style-name="cellule argent" calcext:value="contains-text(&quot;Loot&quot;)" calcext:base-cell-address="'Ile déserte var 2'.C12"/>
            <calcext:condition calcext:apply-style-name="cellule argent" calcext:value="contains-text(&quot;Trade&quot;)" calcext:base-cell-address="'Ile déserte var 2'.C12"/>
            <calcext:condition calcext:apply-style-name="cellule combat" calcext:value="contains-text(&quot;LaunchCombat&quot;)" calcext:base-cell-address="'Ile déserte var 2'.C12"/>
            <calcext:condition calcext:apply-style-name="cellule indice" calcext:value="contains-text(&quot;CheckFormula&quot;)" calcext:base-cell-address="'Ile déserte var 2'.C12"/>
            <calcext:condition calcext:apply-style-name="cellule indice" calcext:value="contains-text(&quot;GiveDirection&quot;)" calcext:base-cell-address="'Ile déserte var 2'.C12"/>
            <calcext:condition calcext:apply-style-name="cellule temps" calcext:value="contains-text(&quot;SetWeather&quot;)" calcext:base-cell-address="'Ile déserte var 2'.C12"/>
            <calcext:condition calcext:apply-style-name="cellule temps" calcext:value="contains-text(&quot;SwitchWeather&quot;)" calcext:base-cell-address="'Ile déserte var 2'.C12"/>
            <calcext:condition calcext:apply-style-name="cellule temps" calcext:value="contains-text(&quot;NextDay&quot;)" calcext:base-cell-address="'Ile déserte var 2'.C12"/>
            <calcext:condition calcext:apply-style-name="cellule temps" calcext:value="contains-text(&quot;CheckDay&quot;)" calcext:base-cell-address="'Ile déserte var 2'.C12"/>
            <calcext:condition calcext:apply-style-name="cellule histoire" calcext:value="contains-text(&quot;Leave&quot;)" calcext:base-cell-address="'Ile déserte var 2'.C12"/>
            <calcext:condition calcext:apply-style-name="cellule choice" calcext:value="contains-text(&quot;Choice&quot;)" calcext:base-cell-address="'Ile déserte var 2'.C12"/>
            <calcext:condition calcext:apply-style-name="cellule d'erreur" calcext:value="!=&quot;&quot;" calcext:base-cell-address="'Ile déserte var 2'.C12"/>
          </calcext:conditional-format>
          <calcext:conditional-format calcext:target-range-address="'Ile Taverne'.C12:'Ile Taverne'.C12">
            <calcext:condition calcext:apply-style-name="cellule histoire" calcext:value="contains-text(&quot;GoTo&quot;)" calcext:base-cell-address="'Ile déserte var 2'.C12"/>
            <calcext:condition calcext:apply-style-name="cellule histoire" calcext:value="contains-text(&quot;Conclude&quot;)" calcext:base-cell-address="'Ile déserte var 2'.C12"/>
            <calcext:condition calcext:apply-style-name="cellule random" calcext:value="contains-text(&quot;RandomPercent&quot;)" calcext:base-cell-address="'Ile déserte var 2'.C12"/>
            <calcext:condition calcext:apply-style-name="cellule random" calcext:value="contains-text(&quot;RandomRange&quot;)" calcext:base-cell-address="'Ile déserte var 2'.C12"/>
            <calcext:condition calcext:apply-style-name="cellule personnages" calcext:value="contains-text(&quot;NewCrew&quot;)" calcext:base-cell-address="'Ile déserte var 2'.C12"/>
            <calcext:condition calcext:apply-style-name="cellule personnages" calcext:value="contains-text(&quot;NewCharacter&quot;)" calcext:base-cell-address="'Ile déserte var 2'.C12"/>
            <calcext:condition calcext:apply-style-name="cellule personnages" calcext:value="contains-text(&quot;HideOther&quot;)" calcext:base-cell-address="'Ile déserte var 2'.C12"/>
            <calcext:condition calcext:apply-style-name="cellule personnages" calcext:value="contains-text(&quot;DeleteOther&quot;)" calcext:base-cell-address="'Ile déserte var 2'.C12"/>
            <calcext:condition calcext:apply-style-name="cellule narrateur" calcext:value="contains-text(&quot;Narrator&quot;)" calcext:base-cell-address="'Ile déserte var 2'.C12"/>
            <calcext:condition calcext:apply-style-name="cellule set choice" calcext:value="contains-text(&quot;SetChoices&quot;)" calcext:base-cell-address="'Ile déserte var 2'.C12"/>
            <calcext:condition calcext:apply-style-name="cellule dialogues" calcext:value="contains-text(&quot;PlayerSpeak&quot;)" calcext:base-cell-address="'Ile déserte var 2'.C12"/>
            <calcext:condition calcext:apply-style-name="cellule dialogues" calcext:value="contains-text(&quot;OtherSpeak&quot;)" calcext:base-cell-address="'Ile déserte var 2'.C12"/>
            <calcext:condition calcext:apply-style-name="cellule argent" calcext:value="contains-text(&quot;CheckGold&quot;)" calcext:base-cell-address="'Ile déserte var 2'.C12"/>
            <calcext:condition calcext:apply-style-name="cellule argent" calcext:value="contains-text(&quot;RemoveGold&quot;)" calcext:base-cell-address="'Ile déserte var 2'.C12"/>
            <calcext:condition calcext:apply-style-name="cellule argent" calcext:value="contains-text(&quot;AddGold&quot;)" calcext:base-cell-address="'Ile déserte var 2'.C12"/>
            <calcext:condition calcext:apply-style-name="cellule argent" calcext:value="contains-text(&quot;Loot&quot;)" calcext:base-cell-address="'Ile déserte var 2'.C12"/>
            <calcext:condition calcext:apply-style-name="cellule argent" calcext:value="contains-text(&quot;Trade&quot;)" calcext:base-cell-address="'Ile déserte var 2'.C12"/>
            <calcext:condition calcext:apply-style-name="cellule combat" calcext:value="contains-text(&quot;LaunchCombat&quot;)" calcext:base-cell-address="'Ile déserte var 2'.C12"/>
            <calcext:condition calcext:apply-style-name="cellule indice" calcext:value="contains-text(&quot;CheckFormula&quot;)" calcext:base-cell-address="'Ile déserte var 2'.C12"/>
            <calcext:condition calcext:apply-style-name="cellule indice" calcext:value="contains-text(&quot;GiveDirection&quot;)" calcext:base-cell-address="'Ile déserte var 2'.C12"/>
            <calcext:condition calcext:apply-style-name="cellule temps" calcext:value="contains-text(&quot;SetWeather&quot;)" calcext:base-cell-address="'Ile déserte var 2'.C12"/>
            <calcext:condition calcext:apply-style-name="cellule temps" calcext:value="contains-text(&quot;SwitchWeather&quot;)" calcext:base-cell-address="'Ile déserte var 2'.C12"/>
            <calcext:condition calcext:apply-style-name="cellule temps" calcext:value="contains-text(&quot;NextDay&quot;)" calcext:base-cell-address="'Ile déserte var 2'.C12"/>
            <calcext:condition calcext:apply-style-name="cellule temps" calcext:value="contains-text(&quot;CheckDay&quot;)" calcext:base-cell-address="'Ile déserte var 2'.C12"/>
            <calcext:condition calcext:apply-style-name="cellule histoire" calcext:value="contains-text(&quot;Leave&quot;)" calcext:base-cell-address="'Ile déserte var 2'.C12"/>
            <calcext:condition calcext:apply-style-name="cellule choice" calcext:value="contains-text(&quot;Choice&quot;)" calcext:base-cell-address="'Ile déserte var 2'.C12"/>
            <calcext:condition calcext:apply-style-name="cellule d'erreur" calcext:value="!=&quot;&quot;" calcext:base-cell-address="'Ile déserte var 2'.C12"/>
          </calcext:conditional-format>
          <calcext:conditional-format calcext:target-range-address="'Ile Taverne'.D9:'Ile Taverne'.D9">
            <calcext:condition calcext:apply-style-name="cellule histoire" calcext:value="contains-text(&quot;GoTo&quot;)" calcext:base-cell-address="'Ile déserte var 2'.D9"/>
            <calcext:condition calcext:apply-style-name="cellule histoire" calcext:value="contains-text(&quot;Conclude&quot;)" calcext:base-cell-address="'Ile déserte var 2'.D9"/>
            <calcext:condition calcext:apply-style-name="cellule random" calcext:value="contains-text(&quot;RandomPercent&quot;)" calcext:base-cell-address="'Ile déserte var 2'.D9"/>
            <calcext:condition calcext:apply-style-name="cellule random" calcext:value="contains-text(&quot;RandomRange&quot;)" calcext:base-cell-address="'Ile déserte var 2'.D9"/>
            <calcext:condition calcext:apply-style-name="cellule personnages" calcext:value="contains-text(&quot;NewCrew&quot;)" calcext:base-cell-address="'Ile déserte var 2'.D9"/>
            <calcext:condition calcext:apply-style-name="cellule personnages" calcext:value="contains-text(&quot;NewCharacter&quot;)" calcext:base-cell-address="'Ile déserte var 2'.D9"/>
            <calcext:condition calcext:apply-style-name="cellule personnages" calcext:value="contains-text(&quot;HideOther&quot;)" calcext:base-cell-address="'Ile déserte var 2'.D9"/>
            <calcext:condition calcext:apply-style-name="cellule personnages" calcext:value="contains-text(&quot;DeleteOther&quot;)" calcext:base-cell-address="'Ile déserte var 2'.D9"/>
            <calcext:condition calcext:apply-style-name="cellule narrateur" calcext:value="contains-text(&quot;Narrator&quot;)" calcext:base-cell-address="'Ile déserte var 2'.D9"/>
            <calcext:condition calcext:apply-style-name="cellule set choice" calcext:value="contains-text(&quot;SetChoices&quot;)" calcext:base-cell-address="'Ile déserte var 2'.D9"/>
            <calcext:condition calcext:apply-style-name="cellule dialogues" calcext:value="contains-text(&quot;PlayerSpeak&quot;)" calcext:base-cell-address="'Ile déserte var 2'.D9"/>
            <calcext:condition calcext:apply-style-name="cellule dialogues" calcext:value="contains-text(&quot;OtherSpeak&quot;)" calcext:base-cell-address="'Ile déserte var 2'.D9"/>
            <calcext:condition calcext:apply-style-name="cellule argent" calcext:value="contains-text(&quot;CheckGold&quot;)" calcext:base-cell-address="'Ile déserte var 2'.D9"/>
            <calcext:condition calcext:apply-style-name="cellule argent" calcext:value="contains-text(&quot;RemoveGold&quot;)" calcext:base-cell-address="'Ile déserte var 2'.D9"/>
            <calcext:condition calcext:apply-style-name="cellule argent" calcext:value="contains-text(&quot;AddGold&quot;)" calcext:base-cell-address="'Ile déserte var 2'.D9"/>
            <calcext:condition calcext:apply-style-name="cellule argent" calcext:value="contains-text(&quot;Loot&quot;)" calcext:base-cell-address="'Ile déserte var 2'.D9"/>
            <calcext:condition calcext:apply-style-name="cellule argent" calcext:value="contains-text(&quot;Trade&quot;)" calcext:base-cell-address="'Ile déserte var 2'.D9"/>
            <calcext:condition calcext:apply-style-name="cellule combat" calcext:value="contains-text(&quot;LaunchCombat&quot;)" calcext:base-cell-address="'Ile déserte var 2'.D9"/>
            <calcext:condition calcext:apply-style-name="cellule indice" calcext:value="contains-text(&quot;CheckFormula&quot;)" calcext:base-cell-address="'Ile déserte var 2'.D9"/>
            <calcext:condition calcext:apply-style-name="cellule indice" calcext:value="contains-text(&quot;GiveDirection&quot;)" calcext:base-cell-address="'Ile déserte var 2'.D9"/>
            <calcext:condition calcext:apply-style-name="cellule temps" calcext:value="contains-text(&quot;SetWeather&quot;)" calcext:base-cell-address="'Ile déserte var 2'.D9"/>
            <calcext:condition calcext:apply-style-name="cellule temps" calcext:value="contains-text(&quot;SwitchWeather&quot;)" calcext:base-cell-address="'Ile déserte var 2'.D9"/>
            <calcext:condition calcext:apply-style-name="cellule temps" calcext:value="contains-text(&quot;NextDay&quot;)" calcext:base-cell-address="'Ile déserte var 2'.D9"/>
            <calcext:condition calcext:apply-style-name="cellule temps" calcext:value="contains-text(&quot;CheckDay&quot;)" calcext:base-cell-address="'Ile déserte var 2'.D9"/>
            <calcext:condition calcext:apply-style-name="cellule histoire" calcext:value="contains-text(&quot;Leave&quot;)" calcext:base-cell-address="'Ile déserte var 2'.D9"/>
            <calcext:condition calcext:apply-style-name="cellule choice" calcext:value="contains-text(&quot;Choice&quot;)" calcext:base-cell-address="'Ile déserte var 2'.D9"/>
            <calcext:condition calcext:apply-style-name="cellule d'erreur" calcext:value="!=&quot;&quot;" calcext:base-cell-address="'Ile déserte var 2'.D9"/>
          </calcext:conditional-format>
          <calcext:conditional-format calcext:target-range-address="'Ile Taverne'.D9:'Ile Taverne'.D9">
            <calcext:condition calcext:apply-style-name="cellule histoire" calcext:value="contains-text(&quot;GoTo&quot;)" calcext:base-cell-address="'Ile déserte var 2'.D9"/>
            <calcext:condition calcext:apply-style-name="cellule histoire" calcext:value="contains-text(&quot;Conclude&quot;)" calcext:base-cell-address="'Ile déserte var 2'.D9"/>
            <calcext:condition calcext:apply-style-name="cellule random" calcext:value="contains-text(&quot;RandomPercent&quot;)" calcext:base-cell-address="'Ile déserte var 2'.D9"/>
            <calcext:condition calcext:apply-style-name="cellule random" calcext:value="contains-text(&quot;RandomRange&quot;)" calcext:base-cell-address="'Ile déserte var 2'.D9"/>
            <calcext:condition calcext:apply-style-name="cellule personnages" calcext:value="contains-text(&quot;NewCrew&quot;)" calcext:base-cell-address="'Ile déserte var 2'.D9"/>
            <calcext:condition calcext:apply-style-name="cellule personnages" calcext:value="contains-text(&quot;NewCharacter&quot;)" calcext:base-cell-address="'Ile déserte var 2'.D9"/>
            <calcext:condition calcext:apply-style-name="cellule personnages" calcext:value="contains-text(&quot;HideOther&quot;)" calcext:base-cell-address="'Ile déserte var 2'.D9"/>
            <calcext:condition calcext:apply-style-name="cellule personnages" calcext:value="contains-text(&quot;DeleteOther&quot;)" calcext:base-cell-address="'Ile déserte var 2'.D9"/>
            <calcext:condition calcext:apply-style-name="cellule narrateur" calcext:value="contains-text(&quot;Narrator&quot;)" calcext:base-cell-address="'Ile déserte var 2'.D9"/>
            <calcext:condition calcext:apply-style-name="cellule set choice" calcext:value="contains-text(&quot;SetChoices&quot;)" calcext:base-cell-address="'Ile déserte var 2'.D9"/>
            <calcext:condition calcext:apply-style-name="cellule dialogues" calcext:value="contains-text(&quot;PlayerSpeak&quot;)" calcext:base-cell-address="'Ile déserte var 2'.D9"/>
            <calcext:condition calcext:apply-style-name="cellule dialogues" calcext:value="contains-text(&quot;OtherSpeak&quot;)" calcext:base-cell-address="'Ile déserte var 2'.D9"/>
            <calcext:condition calcext:apply-style-name="cellule argent" calcext:value="contains-text(&quot;CheckGold&quot;)" calcext:base-cell-address="'Ile déserte var 2'.D9"/>
            <calcext:condition calcext:apply-style-name="cellule argent" calcext:value="contains-text(&quot;RemoveGold&quot;)" calcext:base-cell-address="'Ile déserte var 2'.D9"/>
            <calcext:condition calcext:apply-style-name="cellule argent" calcext:value="contains-text(&quot;AddGold&quot;)" calcext:base-cell-address="'Ile déserte var 2'.D9"/>
            <calcext:condition calcext:apply-style-name="cellule argent" calcext:value="contains-text(&quot;Loot&quot;)" calcext:base-cell-address="'Ile déserte var 2'.D9"/>
            <calcext:condition calcext:apply-style-name="cellule argent" calcext:value="contains-text(&quot;Trade&quot;)" calcext:base-cell-address="'Ile déserte var 2'.D9"/>
            <calcext:condition calcext:apply-style-name="cellule combat" calcext:value="contains-text(&quot;LaunchCombat&quot;)" calcext:base-cell-address="'Ile déserte var 2'.D9"/>
            <calcext:condition calcext:apply-style-name="cellule indice" calcext:value="contains-text(&quot;CheckFormula&quot;)" calcext:base-cell-address="'Ile déserte var 2'.D9"/>
            <calcext:condition calcext:apply-style-name="cellule indice" calcext:value="contains-text(&quot;GiveDirection&quot;)" calcext:base-cell-address="'Ile déserte var 2'.D9"/>
            <calcext:condition calcext:apply-style-name="cellule temps" calcext:value="contains-text(&quot;SetWeather&quot;)" calcext:base-cell-address="'Ile déserte var 2'.D9"/>
            <calcext:condition calcext:apply-style-name="cellule temps" calcext:value="contains-text(&quot;SwitchWeather&quot;)" calcext:base-cell-address="'Ile déserte var 2'.D9"/>
            <calcext:condition calcext:apply-style-name="cellule temps" calcext:value="contains-text(&quot;NextDay&quot;)" calcext:base-cell-address="'Ile déserte var 2'.D9"/>
            <calcext:condition calcext:apply-style-name="cellule temps" calcext:value="contains-text(&quot;CheckDay&quot;)" calcext:base-cell-address="'Ile déserte var 2'.D9"/>
            <calcext:condition calcext:apply-style-name="cellule histoire" calcext:value="contains-text(&quot;Leave&quot;)" calcext:base-cell-address="'Ile déserte var 2'.D9"/>
            <calcext:condition calcext:apply-style-name="cellule choice" calcext:value="contains-text(&quot;Choice&quot;)" calcext:base-cell-address="'Ile déserte var 2'.D9"/>
            <calcext:condition calcext:apply-style-name="cellule d'erreur" calcext:value="!=&quot;&quot;" calcext:base-cell-address="'Ile déserte var 2'.D9"/>
          </calcext:conditional-format>
          <calcext:conditional-format calcext:target-range-address="'Ile Taverne'.C9:'Ile Taverne'.C9">
            <calcext:condition calcext:apply-style-name="cellule histoire" calcext:value="contains-text(&quot;GoTo&quot;)" calcext:base-cell-address="'Ile déserte var 2'.C9"/>
            <calcext:condition calcext:apply-style-name="cellule histoire" calcext:value="contains-text(&quot;Conclude&quot;)" calcext:base-cell-address="'Ile déserte var 2'.C9"/>
            <calcext:condition calcext:apply-style-name="cellule random" calcext:value="contains-text(&quot;RandomPercent&quot;)" calcext:base-cell-address="'Ile déserte var 2'.C9"/>
            <calcext:condition calcext:apply-style-name="cellule random" calcext:value="contains-text(&quot;RandomRange&quot;)" calcext:base-cell-address="'Ile déserte var 2'.C9"/>
            <calcext:condition calcext:apply-style-name="cellule personnages" calcext:value="contains-text(&quot;NewCrew&quot;)" calcext:base-cell-address="'Ile déserte var 2'.C9"/>
            <calcext:condition calcext:apply-style-name="cellule personnages" calcext:value="contains-text(&quot;NewCharacter&quot;)" calcext:base-cell-address="'Ile déserte var 2'.C9"/>
            <calcext:condition calcext:apply-style-name="cellule personnages" calcext:value="contains-text(&quot;HideOther&quot;)" calcext:base-cell-address="'Ile déserte var 2'.C9"/>
            <calcext:condition calcext:apply-style-name="cellule personnages" calcext:value="contains-text(&quot;DeleteOther&quot;)" calcext:base-cell-address="'Ile déserte var 2'.C9"/>
            <calcext:condition calcext:apply-style-name="cellule narrateur" calcext:value="contains-text(&quot;Narrator&quot;)" calcext:base-cell-address="'Ile déserte var 2'.C9"/>
            <calcext:condition calcext:apply-style-name="cellule set choice" calcext:value="contains-text(&quot;SetChoices&quot;)" calcext:base-cell-address="'Ile déserte var 2'.C9"/>
            <calcext:condition calcext:apply-style-name="cellule dialogues" calcext:value="contains-text(&quot;PlayerSpeak&quot;)" calcext:base-cell-address="'Ile déserte var 2'.C9"/>
            <calcext:condition calcext:apply-style-name="cellule dialogues" calcext:value="contains-text(&quot;OtherSpeak&quot;)" calcext:base-cell-address="'Ile déserte var 2'.C9"/>
            <calcext:condition calcext:apply-style-name="cellule argent" calcext:value="contains-text(&quot;CheckGold&quot;)" calcext:base-cell-address="'Ile déserte var 2'.C9"/>
            <calcext:condition calcext:apply-style-name="cellule argent" calcext:value="contains-text(&quot;RemoveGold&quot;)" calcext:base-cell-address="'Ile déserte var 2'.C9"/>
            <calcext:condition calcext:apply-style-name="cellule argent" calcext:value="contains-text(&quot;AddGold&quot;)" calcext:base-cell-address="'Ile déserte var 2'.C9"/>
            <calcext:condition calcext:apply-style-name="cellule argent" calcext:value="contains-text(&quot;Loot&quot;)" calcext:base-cell-address="'Ile déserte var 2'.C9"/>
            <calcext:condition calcext:apply-style-name="cellule argent" calcext:value="contains-text(&quot;Trade&quot;)" calcext:base-cell-address="'Ile déserte var 2'.C9"/>
            <calcext:condition calcext:apply-style-name="cellule combat" calcext:value="contains-text(&quot;LaunchCombat&quot;)" calcext:base-cell-address="'Ile déserte var 2'.C9"/>
            <calcext:condition calcext:apply-style-name="cellule indice" calcext:value="contains-text(&quot;CheckFormula&quot;)" calcext:base-cell-address="'Ile déserte var 2'.C9"/>
            <calcext:condition calcext:apply-style-name="cellule indice" calcext:value="contains-text(&quot;GiveDirection&quot;)" calcext:base-cell-address="'Ile déserte var 2'.C9"/>
            <calcext:condition calcext:apply-style-name="cellule temps" calcext:value="contains-text(&quot;SetWeather&quot;)" calcext:base-cell-address="'Ile déserte var 2'.C9"/>
            <calcext:condition calcext:apply-style-name="cellule temps" calcext:value="contains-text(&quot;SwitchWeather&quot;)" calcext:base-cell-address="'Ile déserte var 2'.C9"/>
            <calcext:condition calcext:apply-style-name="cellule temps" calcext:value="contains-text(&quot;NextDay&quot;)" calcext:base-cell-address="'Ile déserte var 2'.C9"/>
            <calcext:condition calcext:apply-style-name="cellule temps" calcext:value="contains-text(&quot;CheckDay&quot;)" calcext:base-cell-address="'Ile déserte var 2'.C9"/>
            <calcext:condition calcext:apply-style-name="cellule histoire" calcext:value="contains-text(&quot;Leave&quot;)" calcext:base-cell-address="'Ile déserte var 2'.C9"/>
            <calcext:condition calcext:apply-style-name="cellule choice" calcext:value="contains-text(&quot;Choice&quot;)" calcext:base-cell-address="'Ile déserte var 2'.C9"/>
            <calcext:condition calcext:apply-style-name="cellule d'erreur" calcext:value="!=&quot;&quot;" calcext:base-cell-address="'Ile déserte var 2'.C9"/>
          </calcext:conditional-format>
          <calcext:conditional-format calcext:target-range-address="'Ile Taverne'.C9:'Ile Taverne'.C9">
            <calcext:condition calcext:apply-style-name="cellule histoire" calcext:value="contains-text(&quot;GoTo&quot;)" calcext:base-cell-address="'Ile déserte var 2'.C9"/>
            <calcext:condition calcext:apply-style-name="cellule histoire" calcext:value="contains-text(&quot;Conclude&quot;)" calcext:base-cell-address="'Ile déserte var 2'.C9"/>
            <calcext:condition calcext:apply-style-name="cellule random" calcext:value="contains-text(&quot;RandomPercent&quot;)" calcext:base-cell-address="'Ile déserte var 2'.C9"/>
            <calcext:condition calcext:apply-style-name="cellule random" calcext:value="contains-text(&quot;RandomRange&quot;)" calcext:base-cell-address="'Ile déserte var 2'.C9"/>
            <calcext:condition calcext:apply-style-name="cellule personnages" calcext:value="contains-text(&quot;NewCrew&quot;)" calcext:base-cell-address="'Ile déserte var 2'.C9"/>
            <calcext:condition calcext:apply-style-name="cellule personnages" calcext:value="contains-text(&quot;NewCharacter&quot;)" calcext:base-cell-address="'Ile déserte var 2'.C9"/>
            <calcext:condition calcext:apply-style-name="cellule personnages" calcext:value="contains-text(&quot;HideOther&quot;)" calcext:base-cell-address="'Ile déserte var 2'.C9"/>
            <calcext:condition calcext:apply-style-name="cellule personnages" calcext:value="contains-text(&quot;DeleteOther&quot;)" calcext:base-cell-address="'Ile déserte var 2'.C9"/>
            <calcext:condition calcext:apply-style-name="cellule narrateur" calcext:value="contains-text(&quot;Narrator&quot;)" calcext:base-cell-address="'Ile déserte var 2'.C9"/>
            <calcext:condition calcext:apply-style-name="cellule set choice" calcext:value="contains-text(&quot;SetChoices&quot;)" calcext:base-cell-address="'Ile déserte var 2'.C9"/>
            <calcext:condition calcext:apply-style-name="cellule dialogues" calcext:value="contains-text(&quot;PlayerSpeak&quot;)" calcext:base-cell-address="'Ile déserte var 2'.C9"/>
            <calcext:condition calcext:apply-style-name="cellule dialogues" calcext:value="contains-text(&quot;OtherSpeak&quot;)" calcext:base-cell-address="'Ile déserte var 2'.C9"/>
            <calcext:condition calcext:apply-style-name="cellule argent" calcext:value="contains-text(&quot;CheckGold&quot;)" calcext:base-cell-address="'Ile déserte var 2'.C9"/>
            <calcext:condition calcext:apply-style-name="cellule argent" calcext:value="contains-text(&quot;RemoveGold&quot;)" calcext:base-cell-address="'Ile déserte var 2'.C9"/>
            <calcext:condition calcext:apply-style-name="cellule argent" calcext:value="contains-text(&quot;AddGold&quot;)" calcext:base-cell-address="'Ile déserte var 2'.C9"/>
            <calcext:condition calcext:apply-style-name="cellule argent" calcext:value="contains-text(&quot;Loot&quot;)" calcext:base-cell-address="'Ile déserte var 2'.C9"/>
            <calcext:condition calcext:apply-style-name="cellule argent" calcext:value="contains-text(&quot;Trade&quot;)" calcext:base-cell-address="'Ile déserte var 2'.C9"/>
            <calcext:condition calcext:apply-style-name="cellule combat" calcext:value="contains-text(&quot;LaunchCombat&quot;)" calcext:base-cell-address="'Ile déserte var 2'.C9"/>
            <calcext:condition calcext:apply-style-name="cellule indice" calcext:value="contains-text(&quot;CheckFormula&quot;)" calcext:base-cell-address="'Ile déserte var 2'.C9"/>
            <calcext:condition calcext:apply-style-name="cellule indice" calcext:value="contains-text(&quot;GiveDirection&quot;)" calcext:base-cell-address="'Ile déserte var 2'.C9"/>
            <calcext:condition calcext:apply-style-name="cellule temps" calcext:value="contains-text(&quot;SetWeather&quot;)" calcext:base-cell-address="'Ile déserte var 2'.C9"/>
            <calcext:condition calcext:apply-style-name="cellule temps" calcext:value="contains-text(&quot;SwitchWeather&quot;)" calcext:base-cell-address="'Ile déserte var 2'.C9"/>
            <calcext:condition calcext:apply-style-name="cellule temps" calcext:value="contains-text(&quot;NextDay&quot;)" calcext:base-cell-address="'Ile déserte var 2'.C9"/>
            <calcext:condition calcext:apply-style-name="cellule temps" calcext:value="contains-text(&quot;CheckDay&quot;)" calcext:base-cell-address="'Ile déserte var 2'.C9"/>
            <calcext:condition calcext:apply-style-name="cellule histoire" calcext:value="contains-text(&quot;Leave&quot;)" calcext:base-cell-address="'Ile déserte var 2'.C9"/>
            <calcext:condition calcext:apply-style-name="cellule choice" calcext:value="contains-text(&quot;Choice&quot;)" calcext:base-cell-address="'Ile déserte var 2'.C9"/>
            <calcext:condition calcext:apply-style-name="cellule d'erreur" calcext:value="!=&quot;&quot;" calcext:base-cell-address="'Ile déserte var 2'.C9"/>
          </calcext:conditional-format>
          <calcext:conditional-format calcext:target-range-address="'Ile Taverne'.C9:'Ile Taverne'.D9">
            <calcext:condition calcext:apply-style-name="cellule histoire" calcext:value="contains-text(&quot;GoTo&quot;)" calcext:base-cell-address="'Ile déserte var 2'.C9"/>
            <calcext:condition calcext:apply-style-name="cellule histoire" calcext:value="contains-text(&quot;Conclude&quot;)" calcext:base-cell-address="'Ile déserte var 2'.C9"/>
            <calcext:condition calcext:apply-style-name="cellule random" calcext:value="contains-text(&quot;RandomPercent&quot;)" calcext:base-cell-address="'Ile déserte var 2'.C9"/>
            <calcext:condition calcext:apply-style-name="cellule random" calcext:value="contains-text(&quot;RandomRange&quot;)" calcext:base-cell-address="'Ile déserte var 2'.C9"/>
            <calcext:condition calcext:apply-style-name="cellule personnages" calcext:value="contains-text(&quot;NewCrew&quot;)" calcext:base-cell-address="'Ile déserte var 2'.C9"/>
            <calcext:condition calcext:apply-style-name="cellule personnages" calcext:value="contains-text(&quot;NewCharacter&quot;)" calcext:base-cell-address="'Ile déserte var 2'.C9"/>
            <calcext:condition calcext:apply-style-name="cellule personnages" calcext:value="contains-text(&quot;HideOther&quot;)" calcext:base-cell-address="'Ile déserte var 2'.C9"/>
            <calcext:condition calcext:apply-style-name="cellule personnages" calcext:value="contains-text(&quot;DeleteOther&quot;)" calcext:base-cell-address="'Ile déserte var 2'.C9"/>
            <calcext:condition calcext:apply-style-name="cellule narrateur" calcext:value="contains-text(&quot;Narrator&quot;)" calcext:base-cell-address="'Ile déserte var 2'.C9"/>
            <calcext:condition calcext:apply-style-name="cellule set choice" calcext:value="contains-text(&quot;SetChoices&quot;)" calcext:base-cell-address="'Ile déserte var 2'.C9"/>
            <calcext:condition calcext:apply-style-name="cellule dialogues" calcext:value="contains-text(&quot;PlayerSpeak&quot;)" calcext:base-cell-address="'Ile déserte var 2'.C9"/>
            <calcext:condition calcext:apply-style-name="cellule dialogues" calcext:value="contains-text(&quot;OtherSpeak&quot;)" calcext:base-cell-address="'Ile déserte var 2'.C9"/>
            <calcext:condition calcext:apply-style-name="cellule argent" calcext:value="contains-text(&quot;CheckGold&quot;)" calcext:base-cell-address="'Ile déserte var 2'.C9"/>
            <calcext:condition calcext:apply-style-name="cellule argent" calcext:value="contains-text(&quot;RemoveGold&quot;)" calcext:base-cell-address="'Ile déserte var 2'.C9"/>
            <calcext:condition calcext:apply-style-name="cellule argent" calcext:value="contains-text(&quot;AddGold&quot;)" calcext:base-cell-address="'Ile déserte var 2'.C9"/>
            <calcext:condition calcext:apply-style-name="cellule argent" calcext:value="contains-text(&quot;Loot&quot;)" calcext:base-cell-address="'Ile déserte var 2'.C9"/>
            <calcext:condition calcext:apply-style-name="cellule argent" calcext:value="contains-text(&quot;Trade&quot;)" calcext:base-cell-address="'Ile déserte var 2'.C9"/>
            <calcext:condition calcext:apply-style-name="cellule combat" calcext:value="contains-text(&quot;LaunchCombat&quot;)" calcext:base-cell-address="'Ile déserte var 2'.C9"/>
            <calcext:condition calcext:apply-style-name="cellule indice" calcext:value="contains-text(&quot;CheckFormula&quot;)" calcext:base-cell-address="'Ile déserte var 2'.C9"/>
            <calcext:condition calcext:apply-style-name="cellule indice" calcext:value="contains-text(&quot;GiveDirection&quot;)" calcext:base-cell-address="'Ile déserte var 2'.C9"/>
            <calcext:condition calcext:apply-style-name="cellule temps" calcext:value="contains-text(&quot;SetWeather&quot;)" calcext:base-cell-address="'Ile déserte var 2'.C9"/>
            <calcext:condition calcext:apply-style-name="cellule temps" calcext:value="contains-text(&quot;SwitchWeather&quot;)" calcext:base-cell-address="'Ile déserte var 2'.C9"/>
            <calcext:condition calcext:apply-style-name="cellule temps" calcext:value="contains-text(&quot;NextDay&quot;)" calcext:base-cell-address="'Ile déserte var 2'.C9"/>
            <calcext:condition calcext:apply-style-name="cellule temps" calcext:value="contains-text(&quot;CheckDay&quot;)" calcext:base-cell-address="'Ile déserte var 2'.C9"/>
            <calcext:condition calcext:apply-style-name="cellule histoire" calcext:value="contains-text(&quot;Leave&quot;)" calcext:base-cell-address="'Ile déserte var 2'.C9"/>
            <calcext:condition calcext:apply-style-name="cellule choice" calcext:value="contains-text(&quot;Choice&quot;)" calcext:base-cell-address="'Ile déserte var 2'.C9"/>
            <calcext:condition calcext:apply-style-name="cellule d'erreur" calcext:value="!=&quot;&quot;" calcext:base-cell-address="'Ile déserte var 2'.C9"/>
          </calcext:conditional-format>
          <calcext:conditional-format calcext:target-range-address="'Ile Taverne'.D18:'Ile Taverne'.D18">
            <calcext:condition calcext:apply-style-name="cellule histoire" calcext:value="contains-text(&quot;GoTo&quot;)" calcext:base-cell-address="'Ile déserte var 2'.D18"/>
            <calcext:condition calcext:apply-style-name="cellule histoire" calcext:value="contains-text(&quot;Conclude&quot;)" calcext:base-cell-address="'Ile déserte var 2'.D18"/>
            <calcext:condition calcext:apply-style-name="cellule random" calcext:value="contains-text(&quot;RandomPercent&quot;)" calcext:base-cell-address="'Ile déserte var 2'.D18"/>
            <calcext:condition calcext:apply-style-name="cellule random" calcext:value="contains-text(&quot;RandomRange&quot;)" calcext:base-cell-address="'Ile déserte var 2'.D18"/>
            <calcext:condition calcext:apply-style-name="cellule personnages" calcext:value="contains-text(&quot;NewCrew&quot;)" calcext:base-cell-address="'Ile déserte var 2'.D18"/>
            <calcext:condition calcext:apply-style-name="cellule personnages" calcext:value="contains-text(&quot;NewCharacter&quot;)" calcext:base-cell-address="'Ile déserte var 2'.D18"/>
            <calcext:condition calcext:apply-style-name="cellule personnages" calcext:value="contains-text(&quot;HideOther&quot;)" calcext:base-cell-address="'Ile déserte var 2'.D18"/>
            <calcext:condition calcext:apply-style-name="cellule personnages" calcext:value="contains-text(&quot;DeleteOther&quot;)" calcext:base-cell-address="'Ile déserte var 2'.D18"/>
            <calcext:condition calcext:apply-style-name="cellule narrateur" calcext:value="contains-text(&quot;Narrator&quot;)" calcext:base-cell-address="'Ile déserte var 2'.D18"/>
            <calcext:condition calcext:apply-style-name="cellule set choice" calcext:value="contains-text(&quot;SetChoices&quot;)" calcext:base-cell-address="'Ile déserte var 2'.D18"/>
            <calcext:condition calcext:apply-style-name="cellule dialogues" calcext:value="contains-text(&quot;PlayerSpeak&quot;)" calcext:base-cell-address="'Ile déserte var 2'.D18"/>
            <calcext:condition calcext:apply-style-name="cellule dialogues" calcext:value="contains-text(&quot;OtherSpeak&quot;)" calcext:base-cell-address="'Ile déserte var 2'.D18"/>
            <calcext:condition calcext:apply-style-name="cellule argent" calcext:value="contains-text(&quot;CheckGold&quot;)" calcext:base-cell-address="'Ile déserte var 2'.D18"/>
            <calcext:condition calcext:apply-style-name="cellule argent" calcext:value="contains-text(&quot;RemoveGold&quot;)" calcext:base-cell-address="'Ile déserte var 2'.D18"/>
            <calcext:condition calcext:apply-style-name="cellule argent" calcext:value="contains-text(&quot;AddGold&quot;)" calcext:base-cell-address="'Ile déserte var 2'.D18"/>
            <calcext:condition calcext:apply-style-name="cellule argent" calcext:value="contains-text(&quot;Loot&quot;)" calcext:base-cell-address="'Ile déserte var 2'.D18"/>
            <calcext:condition calcext:apply-style-name="cellule argent" calcext:value="contains-text(&quot;Trade&quot;)" calcext:base-cell-address="'Ile déserte var 2'.D18"/>
            <calcext:condition calcext:apply-style-name="cellule combat" calcext:value="contains-text(&quot;LaunchCombat&quot;)" calcext:base-cell-address="'Ile déserte var 2'.D18"/>
            <calcext:condition calcext:apply-style-name="cellule indice" calcext:value="contains-text(&quot;CheckFormula&quot;)" calcext:base-cell-address="'Ile déserte var 2'.D18"/>
            <calcext:condition calcext:apply-style-name="cellule indice" calcext:value="contains-text(&quot;GiveDirection&quot;)" calcext:base-cell-address="'Ile déserte var 2'.D18"/>
            <calcext:condition calcext:apply-style-name="cellule temps" calcext:value="contains-text(&quot;SetWeather&quot;)" calcext:base-cell-address="'Ile déserte var 2'.D18"/>
            <calcext:condition calcext:apply-style-name="cellule temps" calcext:value="contains-text(&quot;SwitchWeather&quot;)" calcext:base-cell-address="'Ile déserte var 2'.D18"/>
            <calcext:condition calcext:apply-style-name="cellule temps" calcext:value="contains-text(&quot;NextDay&quot;)" calcext:base-cell-address="'Ile déserte var 2'.D18"/>
            <calcext:condition calcext:apply-style-name="cellule temps" calcext:value="contains-text(&quot;CheckDay&quot;)" calcext:base-cell-address="'Ile déserte var 2'.D18"/>
            <calcext:condition calcext:apply-style-name="cellule histoire" calcext:value="contains-text(&quot;Leave&quot;)" calcext:base-cell-address="'Ile déserte var 2'.D18"/>
            <calcext:condition calcext:apply-style-name="cellule choice" calcext:value="contains-text(&quot;Choice&quot;)" calcext:base-cell-address="'Ile déserte var 2'.D18"/>
            <calcext:condition calcext:apply-style-name="cellule d'erreur" calcext:value="!=&quot;&quot;" calcext:base-cell-address="'Ile déserte var 2'.D18"/>
          </calcext:conditional-format>
          <calcext:conditional-format calcext:target-range-address="'Ile Taverne'.D18:'Ile Taverne'.D18">
            <calcext:condition calcext:apply-style-name="cellule histoire" calcext:value="contains-text(&quot;GoTo&quot;)" calcext:base-cell-address="'Ile déserte var 2'.D18"/>
            <calcext:condition calcext:apply-style-name="cellule histoire" calcext:value="contains-text(&quot;Conclude&quot;)" calcext:base-cell-address="'Ile déserte var 2'.D18"/>
            <calcext:condition calcext:apply-style-name="cellule random" calcext:value="contains-text(&quot;RandomPercent&quot;)" calcext:base-cell-address="'Ile déserte var 2'.D18"/>
            <calcext:condition calcext:apply-style-name="cellule random" calcext:value="contains-text(&quot;RandomRange&quot;)" calcext:base-cell-address="'Ile déserte var 2'.D18"/>
            <calcext:condition calcext:apply-style-name="cellule personnages" calcext:value="contains-text(&quot;NewCrew&quot;)" calcext:base-cell-address="'Ile déserte var 2'.D18"/>
            <calcext:condition calcext:apply-style-name="cellule personnages" calcext:value="contains-text(&quot;NewCharacter&quot;)" calcext:base-cell-address="'Ile déserte var 2'.D18"/>
            <calcext:condition calcext:apply-style-name="cellule personnages" calcext:value="contains-text(&quot;HideOther&quot;)" calcext:base-cell-address="'Ile déserte var 2'.D18"/>
            <calcext:condition calcext:apply-style-name="cellule personnages" calcext:value="contains-text(&quot;DeleteOther&quot;)" calcext:base-cell-address="'Ile déserte var 2'.D18"/>
            <calcext:condition calcext:apply-style-name="cellule narrateur" calcext:value="contains-text(&quot;Narrator&quot;)" calcext:base-cell-address="'Ile déserte var 2'.D18"/>
            <calcext:condition calcext:apply-style-name="cellule set choice" calcext:value="contains-text(&quot;SetChoices&quot;)" calcext:base-cell-address="'Ile déserte var 2'.D18"/>
            <calcext:condition calcext:apply-style-name="cellule dialogues" calcext:value="contains-text(&quot;PlayerSpeak&quot;)" calcext:base-cell-address="'Ile déserte var 2'.D18"/>
            <calcext:condition calcext:apply-style-name="cellule dialogues" calcext:value="contains-text(&quot;OtherSpeak&quot;)" calcext:base-cell-address="'Ile déserte var 2'.D18"/>
            <calcext:condition calcext:apply-style-name="cellule argent" calcext:value="contains-text(&quot;CheckGold&quot;)" calcext:base-cell-address="'Ile déserte var 2'.D18"/>
            <calcext:condition calcext:apply-style-name="cellule argent" calcext:value="contains-text(&quot;RemoveGold&quot;)" calcext:base-cell-address="'Ile déserte var 2'.D18"/>
            <calcext:condition calcext:apply-style-name="cellule argent" calcext:value="contains-text(&quot;AddGold&quot;)" calcext:base-cell-address="'Ile déserte var 2'.D18"/>
            <calcext:condition calcext:apply-style-name="cellule argent" calcext:value="contains-text(&quot;Loot&quot;)" calcext:base-cell-address="'Ile déserte var 2'.D18"/>
            <calcext:condition calcext:apply-style-name="cellule argent" calcext:value="contains-text(&quot;Trade&quot;)" calcext:base-cell-address="'Ile déserte var 2'.D18"/>
            <calcext:condition calcext:apply-style-name="cellule combat" calcext:value="contains-text(&quot;LaunchCombat&quot;)" calcext:base-cell-address="'Ile déserte var 2'.D18"/>
            <calcext:condition calcext:apply-style-name="cellule indice" calcext:value="contains-text(&quot;CheckFormula&quot;)" calcext:base-cell-address="'Ile déserte var 2'.D18"/>
            <calcext:condition calcext:apply-style-name="cellule indice" calcext:value="contains-text(&quot;GiveDirection&quot;)" calcext:base-cell-address="'Ile déserte var 2'.D18"/>
            <calcext:condition calcext:apply-style-name="cellule temps" calcext:value="contains-text(&quot;SetWeather&quot;)" calcext:base-cell-address="'Ile déserte var 2'.D18"/>
            <calcext:condition calcext:apply-style-name="cellule temps" calcext:value="contains-text(&quot;SwitchWeather&quot;)" calcext:base-cell-address="'Ile déserte var 2'.D18"/>
            <calcext:condition calcext:apply-style-name="cellule temps" calcext:value="contains-text(&quot;NextDay&quot;)" calcext:base-cell-address="'Ile déserte var 2'.D18"/>
            <calcext:condition calcext:apply-style-name="cellule temps" calcext:value="contains-text(&quot;CheckDay&quot;)" calcext:base-cell-address="'Ile déserte var 2'.D18"/>
            <calcext:condition calcext:apply-style-name="cellule histoire" calcext:value="contains-text(&quot;Leave&quot;)" calcext:base-cell-address="'Ile déserte var 2'.D18"/>
            <calcext:condition calcext:apply-style-name="cellule choice" calcext:value="contains-text(&quot;Choice&quot;)" calcext:base-cell-address="'Ile déserte var 2'.D18"/>
            <calcext:condition calcext:apply-style-name="cellule d'erreur" calcext:value="!=&quot;&quot;" calcext:base-cell-address="'Ile déserte var 2'.D18"/>
          </calcext:conditional-format>
          <calcext:conditional-format calcext:target-range-address="'Ile Taverne'.C18:'Ile Taverne'.C18">
            <calcext:condition calcext:apply-style-name="cellule histoire" calcext:value="contains-text(&quot;GoTo&quot;)" calcext:base-cell-address="'Ile déserte var 2'.C18"/>
            <calcext:condition calcext:apply-style-name="cellule histoire" calcext:value="contains-text(&quot;Conclude&quot;)" calcext:base-cell-address="'Ile déserte var 2'.C18"/>
            <calcext:condition calcext:apply-style-name="cellule random" calcext:value="contains-text(&quot;RandomPercent&quot;)" calcext:base-cell-address="'Ile déserte var 2'.C18"/>
            <calcext:condition calcext:apply-style-name="cellule random" calcext:value="contains-text(&quot;RandomRange&quot;)" calcext:base-cell-address="'Ile déserte var 2'.C18"/>
            <calcext:condition calcext:apply-style-name="cellule personnages" calcext:value="contains-text(&quot;NewCrew&quot;)" calcext:base-cell-address="'Ile déserte var 2'.C18"/>
            <calcext:condition calcext:apply-style-name="cellule personnages" calcext:value="contains-text(&quot;NewCharacter&quot;)" calcext:base-cell-address="'Ile déserte var 2'.C18"/>
            <calcext:condition calcext:apply-style-name="cellule personnages" calcext:value="contains-text(&quot;HideOther&quot;)" calcext:base-cell-address="'Ile déserte var 2'.C18"/>
            <calcext:condition calcext:apply-style-name="cellule personnages" calcext:value="contains-text(&quot;DeleteOther&quot;)" calcext:base-cell-address="'Ile déserte var 2'.C18"/>
            <calcext:condition calcext:apply-style-name="cellule narrateur" calcext:value="contains-text(&quot;Narrator&quot;)" calcext:base-cell-address="'Ile déserte var 2'.C18"/>
            <calcext:condition calcext:apply-style-name="cellule set choice" calcext:value="contains-text(&quot;SetChoices&quot;)" calcext:base-cell-address="'Ile déserte var 2'.C18"/>
            <calcext:condition calcext:apply-style-name="cellule dialogues" calcext:value="contains-text(&quot;PlayerSpeak&quot;)" calcext:base-cell-address="'Ile déserte var 2'.C18"/>
            <calcext:condition calcext:apply-style-name="cellule dialogues" calcext:value="contains-text(&quot;OtherSpeak&quot;)" calcext:base-cell-address="'Ile déserte var 2'.C18"/>
            <calcext:condition calcext:apply-style-name="cellule argent" calcext:value="contains-text(&quot;CheckGold&quot;)" calcext:base-cell-address="'Ile déserte var 2'.C18"/>
            <calcext:condition calcext:apply-style-name="cellule argent" calcext:value="contains-text(&quot;RemoveGold&quot;)" calcext:base-cell-address="'Ile déserte var 2'.C18"/>
            <calcext:condition calcext:apply-style-name="cellule argent" calcext:value="contains-text(&quot;AddGold&quot;)" calcext:base-cell-address="'Ile déserte var 2'.C18"/>
            <calcext:condition calcext:apply-style-name="cellule argent" calcext:value="contains-text(&quot;Loot&quot;)" calcext:base-cell-address="'Ile déserte var 2'.C18"/>
            <calcext:condition calcext:apply-style-name="cellule argent" calcext:value="contains-text(&quot;Trade&quot;)" calcext:base-cell-address="'Ile déserte var 2'.C18"/>
            <calcext:condition calcext:apply-style-name="cellule combat" calcext:value="contains-text(&quot;LaunchCombat&quot;)" calcext:base-cell-address="'Ile déserte var 2'.C18"/>
            <calcext:condition calcext:apply-style-name="cellule indice" calcext:value="contains-text(&quot;CheckFormula&quot;)" calcext:base-cell-address="'Ile déserte var 2'.C18"/>
            <calcext:condition calcext:apply-style-name="cellule indice" calcext:value="contains-text(&quot;GiveDirection&quot;)" calcext:base-cell-address="'Ile déserte var 2'.C18"/>
            <calcext:condition calcext:apply-style-name="cellule temps" calcext:value="contains-text(&quot;SetWeather&quot;)" calcext:base-cell-address="'Ile déserte var 2'.C18"/>
            <calcext:condition calcext:apply-style-name="cellule temps" calcext:value="contains-text(&quot;SwitchWeather&quot;)" calcext:base-cell-address="'Ile déserte var 2'.C18"/>
            <calcext:condition calcext:apply-style-name="cellule temps" calcext:value="contains-text(&quot;NextDay&quot;)" calcext:base-cell-address="'Ile déserte var 2'.C18"/>
            <calcext:condition calcext:apply-style-name="cellule temps" calcext:value="contains-text(&quot;CheckDay&quot;)" calcext:base-cell-address="'Ile déserte var 2'.C18"/>
            <calcext:condition calcext:apply-style-name="cellule histoire" calcext:value="contains-text(&quot;Leave&quot;)" calcext:base-cell-address="'Ile déserte var 2'.C18"/>
            <calcext:condition calcext:apply-style-name="cellule choice" calcext:value="contains-text(&quot;Choice&quot;)" calcext:base-cell-address="'Ile déserte var 2'.C18"/>
            <calcext:condition calcext:apply-style-name="cellule d'erreur" calcext:value="!=&quot;&quot;" calcext:base-cell-address="'Ile déserte var 2'.C18"/>
          </calcext:conditional-format>
          <calcext:conditional-format calcext:target-range-address="'Ile Taverne'.C18:'Ile Taverne'.C18">
            <calcext:condition calcext:apply-style-name="cellule histoire" calcext:value="contains-text(&quot;GoTo&quot;)" calcext:base-cell-address="'Ile déserte var 2'.C18"/>
            <calcext:condition calcext:apply-style-name="cellule histoire" calcext:value="contains-text(&quot;Conclude&quot;)" calcext:base-cell-address="'Ile déserte var 2'.C18"/>
            <calcext:condition calcext:apply-style-name="cellule random" calcext:value="contains-text(&quot;RandomPercent&quot;)" calcext:base-cell-address="'Ile déserte var 2'.C18"/>
            <calcext:condition calcext:apply-style-name="cellule random" calcext:value="contains-text(&quot;RandomRange&quot;)" calcext:base-cell-address="'Ile déserte var 2'.C18"/>
            <calcext:condition calcext:apply-style-name="cellule personnages" calcext:value="contains-text(&quot;NewCrew&quot;)" calcext:base-cell-address="'Ile déserte var 2'.C18"/>
            <calcext:condition calcext:apply-style-name="cellule personnages" calcext:value="contains-text(&quot;NewCharacter&quot;)" calcext:base-cell-address="'Ile déserte var 2'.C18"/>
            <calcext:condition calcext:apply-style-name="cellule personnages" calcext:value="contains-text(&quot;HideOther&quot;)" calcext:base-cell-address="'Ile déserte var 2'.C18"/>
            <calcext:condition calcext:apply-style-name="cellule personnages" calcext:value="contains-text(&quot;DeleteOther&quot;)" calcext:base-cell-address="'Ile déserte var 2'.C18"/>
            <calcext:condition calcext:apply-style-name="cellule narrateur" calcext:value="contains-text(&quot;Narrator&quot;)" calcext:base-cell-address="'Ile déserte var 2'.C18"/>
            <calcext:condition calcext:apply-style-name="cellule set choice" calcext:value="contains-text(&quot;SetChoices&quot;)" calcext:base-cell-address="'Ile déserte var 2'.C18"/>
            <calcext:condition calcext:apply-style-name="cellule dialogues" calcext:value="contains-text(&quot;PlayerSpeak&quot;)" calcext:base-cell-address="'Ile déserte var 2'.C18"/>
            <calcext:condition calcext:apply-style-name="cellule dialogues" calcext:value="contains-text(&quot;OtherSpeak&quot;)" calcext:base-cell-address="'Ile déserte var 2'.C18"/>
            <calcext:condition calcext:apply-style-name="cellule argent" calcext:value="contains-text(&quot;CheckGold&quot;)" calcext:base-cell-address="'Ile déserte var 2'.C18"/>
            <calcext:condition calcext:apply-style-name="cellule argent" calcext:value="contains-text(&quot;RemoveGold&quot;)" calcext:base-cell-address="'Ile déserte var 2'.C18"/>
            <calcext:condition calcext:apply-style-name="cellule argent" calcext:value="contains-text(&quot;AddGold&quot;)" calcext:base-cell-address="'Ile déserte var 2'.C18"/>
            <calcext:condition calcext:apply-style-name="cellule argent" calcext:value="contains-text(&quot;Loot&quot;)" calcext:base-cell-address="'Ile déserte var 2'.C18"/>
            <calcext:condition calcext:apply-style-name="cellule argent" calcext:value="contains-text(&quot;Trade&quot;)" calcext:base-cell-address="'Ile déserte var 2'.C18"/>
            <calcext:condition calcext:apply-style-name="cellule combat" calcext:value="contains-text(&quot;LaunchCombat&quot;)" calcext:base-cell-address="'Ile déserte var 2'.C18"/>
            <calcext:condition calcext:apply-style-name="cellule indice" calcext:value="contains-text(&quot;CheckFormula&quot;)" calcext:base-cell-address="'Ile déserte var 2'.C18"/>
            <calcext:condition calcext:apply-style-name="cellule indice" calcext:value="contains-text(&quot;GiveDirection&quot;)" calcext:base-cell-address="'Ile déserte var 2'.C18"/>
            <calcext:condition calcext:apply-style-name="cellule temps" calcext:value="contains-text(&quot;SetWeather&quot;)" calcext:base-cell-address="'Ile déserte var 2'.C18"/>
            <calcext:condition calcext:apply-style-name="cellule temps" calcext:value="contains-text(&quot;SwitchWeather&quot;)" calcext:base-cell-address="'Ile déserte var 2'.C18"/>
            <calcext:condition calcext:apply-style-name="cellule temps" calcext:value="contains-text(&quot;NextDay&quot;)" calcext:base-cell-address="'Ile déserte var 2'.C18"/>
            <calcext:condition calcext:apply-style-name="cellule temps" calcext:value="contains-text(&quot;CheckDay&quot;)" calcext:base-cell-address="'Ile déserte var 2'.C18"/>
            <calcext:condition calcext:apply-style-name="cellule histoire" calcext:value="contains-text(&quot;Leave&quot;)" calcext:base-cell-address="'Ile déserte var 2'.C18"/>
            <calcext:condition calcext:apply-style-name="cellule choice" calcext:value="contains-text(&quot;Choice&quot;)" calcext:base-cell-address="'Ile déserte var 2'.C18"/>
            <calcext:condition calcext:apply-style-name="cellule d'erreur" calcext:value="!=&quot;&quot;" calcext:base-cell-address="'Ile déserte var 2'.C18"/>
          </calcext:conditional-format>
          <calcext:conditional-format calcext:target-range-address="'Ile Taverne'.C18:'Ile Taverne'.D18">
            <calcext:condition calcext:apply-style-name="cellule histoire" calcext:value="contains-text(&quot;GoTo&quot;)" calcext:base-cell-address="'Ile déserte var 2'.C18"/>
            <calcext:condition calcext:apply-style-name="cellule histoire" calcext:value="contains-text(&quot;Conclude&quot;)" calcext:base-cell-address="'Ile déserte var 2'.C18"/>
            <calcext:condition calcext:apply-style-name="cellule random" calcext:value="contains-text(&quot;RandomPercent&quot;)" calcext:base-cell-address="'Ile déserte var 2'.C18"/>
            <calcext:condition calcext:apply-style-name="cellule random" calcext:value="contains-text(&quot;RandomRange&quot;)" calcext:base-cell-address="'Ile déserte var 2'.C18"/>
            <calcext:condition calcext:apply-style-name="cellule personnages" calcext:value="contains-text(&quot;NewCrew&quot;)" calcext:base-cell-address="'Ile déserte var 2'.C18"/>
            <calcext:condition calcext:apply-style-name="cellule personnages" calcext:value="contains-text(&quot;NewCharacter&quot;)" calcext:base-cell-address="'Ile déserte var 2'.C18"/>
            <calcext:condition calcext:apply-style-name="cellule personnages" calcext:value="contains-text(&quot;HideOther&quot;)" calcext:base-cell-address="'Ile déserte var 2'.C18"/>
            <calcext:condition calcext:apply-style-name="cellule personnages" calcext:value="contains-text(&quot;DeleteOther&quot;)" calcext:base-cell-address="'Ile déserte var 2'.C18"/>
            <calcext:condition calcext:apply-style-name="cellule narrateur" calcext:value="contains-text(&quot;Narrator&quot;)" calcext:base-cell-address="'Ile déserte var 2'.C18"/>
            <calcext:condition calcext:apply-style-name="cellule set choice" calcext:value="contains-text(&quot;SetChoices&quot;)" calcext:base-cell-address="'Ile déserte var 2'.C18"/>
            <calcext:condition calcext:apply-style-name="cellule dialogues" calcext:value="contains-text(&quot;PlayerSpeak&quot;)" calcext:base-cell-address="'Ile déserte var 2'.C18"/>
            <calcext:condition calcext:apply-style-name="cellule dialogues" calcext:value="contains-text(&quot;OtherSpeak&quot;)" calcext:base-cell-address="'Ile déserte var 2'.C18"/>
            <calcext:condition calcext:apply-style-name="cellule argent" calcext:value="contains-text(&quot;CheckGold&quot;)" calcext:base-cell-address="'Ile déserte var 2'.C18"/>
            <calcext:condition calcext:apply-style-name="cellule argent" calcext:value="contains-text(&quot;RemoveGold&quot;)" calcext:base-cell-address="'Ile déserte var 2'.C18"/>
            <calcext:condition calcext:apply-style-name="cellule argent" calcext:value="contains-text(&quot;AddGold&quot;)" calcext:base-cell-address="'Ile déserte var 2'.C18"/>
            <calcext:condition calcext:apply-style-name="cellule argent" calcext:value="contains-text(&quot;Loot&quot;)" calcext:base-cell-address="'Ile déserte var 2'.C18"/>
            <calcext:condition calcext:apply-style-name="cellule argent" calcext:value="contains-text(&quot;Trade&quot;)" calcext:base-cell-address="'Ile déserte var 2'.C18"/>
            <calcext:condition calcext:apply-style-name="cellule combat" calcext:value="contains-text(&quot;LaunchCombat&quot;)" calcext:base-cell-address="'Ile déserte var 2'.C18"/>
            <calcext:condition calcext:apply-style-name="cellule indice" calcext:value="contains-text(&quot;CheckFormula&quot;)" calcext:base-cell-address="'Ile déserte var 2'.C18"/>
            <calcext:condition calcext:apply-style-name="cellule indice" calcext:value="contains-text(&quot;GiveDirection&quot;)" calcext:base-cell-address="'Ile déserte var 2'.C18"/>
            <calcext:condition calcext:apply-style-name="cellule temps" calcext:value="contains-text(&quot;SetWeather&quot;)" calcext:base-cell-address="'Ile déserte var 2'.C18"/>
            <calcext:condition calcext:apply-style-name="cellule temps" calcext:value="contains-text(&quot;SwitchWeather&quot;)" calcext:base-cell-address="'Ile déserte var 2'.C18"/>
            <calcext:condition calcext:apply-style-name="cellule temps" calcext:value="contains-text(&quot;NextDay&quot;)" calcext:base-cell-address="'Ile déserte var 2'.C18"/>
            <calcext:condition calcext:apply-style-name="cellule temps" calcext:value="contains-text(&quot;CheckDay&quot;)" calcext:base-cell-address="'Ile déserte var 2'.C18"/>
            <calcext:condition calcext:apply-style-name="cellule histoire" calcext:value="contains-text(&quot;Leave&quot;)" calcext:base-cell-address="'Ile déserte var 2'.C18"/>
            <calcext:condition calcext:apply-style-name="cellule choice" calcext:value="contains-text(&quot;Choice&quot;)" calcext:base-cell-address="'Ile déserte var 2'.C18"/>
            <calcext:condition calcext:apply-style-name="cellule d'erreur" calcext:value="!=&quot;&quot;" calcext:base-cell-address="'Ile déserte var 2'.C18"/>
          </calcext:conditional-format>
          <calcext:conditional-format calcext:target-range-address="'Ile Taverne'.F27:'Ile Taverne'.I27 'Ile Taverne'.F19:'Ile Taverne'.F27">
            <calcext:condition calcext:apply-style-name="cellule histoire" calcext:value="contains-text(&quot;GoTo&quot;)" calcext:base-cell-address="'Ile déserte var 2'.F19"/>
            <calcext:condition calcext:apply-style-name="cellule histoire" calcext:value="contains-text(&quot;Conclude&quot;)" calcext:base-cell-address="'Ile déserte var 2'.F19"/>
            <calcext:condition calcext:apply-style-name="cellule random" calcext:value="contains-text(&quot;RandomPercent&quot;)" calcext:base-cell-address="'Ile déserte var 2'.F19"/>
            <calcext:condition calcext:apply-style-name="cellule random" calcext:value="contains-text(&quot;RandomRange&quot;)" calcext:base-cell-address="'Ile déserte var 2'.F19"/>
            <calcext:condition calcext:apply-style-name="cellule personnages" calcext:value="contains-text(&quot;NewCrew&quot;)" calcext:base-cell-address="'Ile déserte var 2'.F19"/>
            <calcext:condition calcext:apply-style-name="cellule personnages" calcext:value="contains-text(&quot;NewCharacter&quot;)" calcext:base-cell-address="'Ile déserte var 2'.F19"/>
            <calcext:condition calcext:apply-style-name="cellule personnages" calcext:value="contains-text(&quot;HideOther&quot;)" calcext:base-cell-address="'Ile déserte var 2'.F19"/>
            <calcext:condition calcext:apply-style-name="cellule personnages" calcext:value="contains-text(&quot;DeleteOther&quot;)" calcext:base-cell-address="'Ile déserte var 2'.F19"/>
            <calcext:condition calcext:apply-style-name="cellule narrateur" calcext:value="contains-text(&quot;Narrator&quot;)" calcext:base-cell-address="'Ile déserte var 2'.F19"/>
            <calcext:condition calcext:apply-style-name="cellule set choice" calcext:value="contains-text(&quot;SetChoices&quot;)" calcext:base-cell-address="'Ile déserte var 2'.F19"/>
            <calcext:condition calcext:apply-style-name="cellule dialogues" calcext:value="contains-text(&quot;PlayerSpeak&quot;)" calcext:base-cell-address="'Ile déserte var 2'.F19"/>
            <calcext:condition calcext:apply-style-name="cellule dialogues" calcext:value="contains-text(&quot;OtherSpeak&quot;)" calcext:base-cell-address="'Ile déserte var 2'.F19"/>
            <calcext:condition calcext:apply-style-name="cellule argent" calcext:value="contains-text(&quot;CheckGold&quot;)" calcext:base-cell-address="'Ile déserte var 2'.F19"/>
            <calcext:condition calcext:apply-style-name="cellule argent" calcext:value="contains-text(&quot;RemoveGold&quot;)" calcext:base-cell-address="'Ile déserte var 2'.F19"/>
            <calcext:condition calcext:apply-style-name="cellule argent" calcext:value="contains-text(&quot;AddGold&quot;)" calcext:base-cell-address="'Ile déserte var 2'.F19"/>
            <calcext:condition calcext:apply-style-name="cellule argent" calcext:value="contains-text(&quot;Loot&quot;)" calcext:base-cell-address="'Ile déserte var 2'.F19"/>
            <calcext:condition calcext:apply-style-name="cellule argent" calcext:value="contains-text(&quot;Trade&quot;)" calcext:base-cell-address="'Ile déserte var 2'.F19"/>
            <calcext:condition calcext:apply-style-name="cellule combat" calcext:value="contains-text(&quot;LaunchCombat&quot;)" calcext:base-cell-address="'Ile déserte var 2'.F19"/>
            <calcext:condition calcext:apply-style-name="cellule indice" calcext:value="contains-text(&quot;CheckFormula&quot;)" calcext:base-cell-address="'Ile déserte var 2'.F19"/>
            <calcext:condition calcext:apply-style-name="cellule indice" calcext:value="contains-text(&quot;GiveDirection&quot;)" calcext:base-cell-address="'Ile déserte var 2'.F19"/>
            <calcext:condition calcext:apply-style-name="cellule temps" calcext:value="contains-text(&quot;SetWeather&quot;)" calcext:base-cell-address="'Ile déserte var 2'.F19"/>
            <calcext:condition calcext:apply-style-name="cellule temps" calcext:value="contains-text(&quot;SwitchWeather&quot;)" calcext:base-cell-address="'Ile déserte var 2'.F19"/>
            <calcext:condition calcext:apply-style-name="cellule temps" calcext:value="contains-text(&quot;NextDay&quot;)" calcext:base-cell-address="'Ile déserte var 2'.F19"/>
            <calcext:condition calcext:apply-style-name="cellule temps" calcext:value="contains-text(&quot;CheckDay&quot;)" calcext:base-cell-address="'Ile déserte var 2'.F19"/>
            <calcext:condition calcext:apply-style-name="cellule histoire" calcext:value="contains-text(&quot;Leave&quot;)" calcext:base-cell-address="'Ile déserte var 2'.F19"/>
            <calcext:condition calcext:apply-style-name="cellule choice" calcext:value="contains-text(&quot;Choice&quot;)" calcext:base-cell-address="'Ile déserte var 2'.F19"/>
            <calcext:condition calcext:apply-style-name="cellule d'erreur" calcext:value="!=&quot;&quot;" calcext:base-cell-address="'Ile déserte var 2'.F19"/>
          </calcext:conditional-format>
          <calcext:conditional-format calcext:target-range-address="'Ile Taverne'.F27:'Ile Taverne'.I27 'Ile Taverne'.F19:'Ile Taverne'.F27">
            <calcext:condition calcext:apply-style-name="cellule histoire" calcext:value="contains-text(&quot;GoTo&quot;)" calcext:base-cell-address="'Ile déserte var 2'.F19"/>
            <calcext:condition calcext:apply-style-name="cellule histoire" calcext:value="contains-text(&quot;Conclude&quot;)" calcext:base-cell-address="'Ile déserte var 2'.F19"/>
            <calcext:condition calcext:apply-style-name="cellule random" calcext:value="contains-text(&quot;RandomPercent&quot;)" calcext:base-cell-address="'Ile déserte var 2'.F19"/>
            <calcext:condition calcext:apply-style-name="cellule random" calcext:value="contains-text(&quot;RandomRange&quot;)" calcext:base-cell-address="'Ile déserte var 2'.F19"/>
            <calcext:condition calcext:apply-style-name="cellule personnages" calcext:value="contains-text(&quot;NewCrew&quot;)" calcext:base-cell-address="'Ile déserte var 2'.F19"/>
            <calcext:condition calcext:apply-style-name="cellule personnages" calcext:value="contains-text(&quot;NewCharacter&quot;)" calcext:base-cell-address="'Ile déserte var 2'.F19"/>
            <calcext:condition calcext:apply-style-name="cellule personnages" calcext:value="contains-text(&quot;HideOther&quot;)" calcext:base-cell-address="'Ile déserte var 2'.F19"/>
            <calcext:condition calcext:apply-style-name="cellule personnages" calcext:value="contains-text(&quot;DeleteOther&quot;)" calcext:base-cell-address="'Ile déserte var 2'.F19"/>
            <calcext:condition calcext:apply-style-name="cellule narrateur" calcext:value="contains-text(&quot;Narrator&quot;)" calcext:base-cell-address="'Ile déserte var 2'.F19"/>
            <calcext:condition calcext:apply-style-name="cellule set choice" calcext:value="contains-text(&quot;SetChoices&quot;)" calcext:base-cell-address="'Ile déserte var 2'.F19"/>
            <calcext:condition calcext:apply-style-name="cellule dialogues" calcext:value="contains-text(&quot;PlayerSpeak&quot;)" calcext:base-cell-address="'Ile déserte var 2'.F19"/>
            <calcext:condition calcext:apply-style-name="cellule dialogues" calcext:value="contains-text(&quot;OtherSpeak&quot;)" calcext:base-cell-address="'Ile déserte var 2'.F19"/>
            <calcext:condition calcext:apply-style-name="cellule argent" calcext:value="contains-text(&quot;CheckGold&quot;)" calcext:base-cell-address="'Ile déserte var 2'.F19"/>
            <calcext:condition calcext:apply-style-name="cellule argent" calcext:value="contains-text(&quot;RemoveGold&quot;)" calcext:base-cell-address="'Ile déserte var 2'.F19"/>
            <calcext:condition calcext:apply-style-name="cellule argent" calcext:value="contains-text(&quot;AddGold&quot;)" calcext:base-cell-address="'Ile déserte var 2'.F19"/>
            <calcext:condition calcext:apply-style-name="cellule argent" calcext:value="contains-text(&quot;Loot&quot;)" calcext:base-cell-address="'Ile déserte var 2'.F19"/>
            <calcext:condition calcext:apply-style-name="cellule argent" calcext:value="contains-text(&quot;Trade&quot;)" calcext:base-cell-address="'Ile déserte var 2'.F19"/>
            <calcext:condition calcext:apply-style-name="cellule combat" calcext:value="contains-text(&quot;LaunchCombat&quot;)" calcext:base-cell-address="'Ile déserte var 2'.F19"/>
            <calcext:condition calcext:apply-style-name="cellule indice" calcext:value="contains-text(&quot;CheckFormula&quot;)" calcext:base-cell-address="'Ile déserte var 2'.F19"/>
            <calcext:condition calcext:apply-style-name="cellule indice" calcext:value="contains-text(&quot;GiveDirection&quot;)" calcext:base-cell-address="'Ile déserte var 2'.F19"/>
            <calcext:condition calcext:apply-style-name="cellule temps" calcext:value="contains-text(&quot;SetWeather&quot;)" calcext:base-cell-address="'Ile déserte var 2'.F19"/>
            <calcext:condition calcext:apply-style-name="cellule temps" calcext:value="contains-text(&quot;SwitchWeather&quot;)" calcext:base-cell-address="'Ile déserte var 2'.F19"/>
            <calcext:condition calcext:apply-style-name="cellule temps" calcext:value="contains-text(&quot;NextDay&quot;)" calcext:base-cell-address="'Ile déserte var 2'.F19"/>
            <calcext:condition calcext:apply-style-name="cellule temps" calcext:value="contains-text(&quot;CheckDay&quot;)" calcext:base-cell-address="'Ile déserte var 2'.F19"/>
            <calcext:condition calcext:apply-style-name="cellule histoire" calcext:value="contains-text(&quot;Leave&quot;)" calcext:base-cell-address="'Ile déserte var 2'.F19"/>
            <calcext:condition calcext:apply-style-name="cellule choice" calcext:value="contains-text(&quot;Choice&quot;)" calcext:base-cell-address="'Ile déserte var 2'.F19"/>
            <calcext:condition calcext:apply-style-name="cellule d'erreur" calcext:value="!=&quot;&quot;" calcext:base-cell-address="'Ile déserte var 2'.F19"/>
          </calcext:conditional-format>
          <calcext:conditional-format calcext:target-range-address="'Ile Taverne'.J18:'Ile Taverne'.J26">
            <calcext:condition calcext:apply-style-name="cellule histoire" calcext:value="contains-text(&quot;GoTo&quot;)" calcext:base-cell-address="'Ile déserte var 2'.J18"/>
            <calcext:condition calcext:apply-style-name="cellule histoire" calcext:value="contains-text(&quot;Conclude&quot;)" calcext:base-cell-address="'Ile déserte var 2'.J18"/>
            <calcext:condition calcext:apply-style-name="cellule random" calcext:value="contains-text(&quot;RandomPercent&quot;)" calcext:base-cell-address="'Ile déserte var 2'.J18"/>
            <calcext:condition calcext:apply-style-name="cellule random" calcext:value="contains-text(&quot;RandomRange&quot;)" calcext:base-cell-address="'Ile déserte var 2'.J18"/>
            <calcext:condition calcext:apply-style-name="cellule personnages" calcext:value="contains-text(&quot;NewCrew&quot;)" calcext:base-cell-address="'Ile déserte var 2'.J18"/>
            <calcext:condition calcext:apply-style-name="cellule personnages" calcext:value="contains-text(&quot;NewCharacter&quot;)" calcext:base-cell-address="'Ile déserte var 2'.J18"/>
            <calcext:condition calcext:apply-style-name="cellule personnages" calcext:value="contains-text(&quot;HideOther&quot;)" calcext:base-cell-address="'Ile déserte var 2'.J18"/>
            <calcext:condition calcext:apply-style-name="cellule personnages" calcext:value="contains-text(&quot;DeleteOther&quot;)" calcext:base-cell-address="'Ile déserte var 2'.J18"/>
            <calcext:condition calcext:apply-style-name="cellule narrateur" calcext:value="contains-text(&quot;Narrator&quot;)" calcext:base-cell-address="'Ile déserte var 2'.J18"/>
            <calcext:condition calcext:apply-style-name="cellule set choice" calcext:value="contains-text(&quot;SetChoices&quot;)" calcext:base-cell-address="'Ile déserte var 2'.J18"/>
            <calcext:condition calcext:apply-style-name="cellule dialogues" calcext:value="contains-text(&quot;PlayerSpeak&quot;)" calcext:base-cell-address="'Ile déserte var 2'.J18"/>
            <calcext:condition calcext:apply-style-name="cellule dialogues" calcext:value="contains-text(&quot;OtherSpeak&quot;)" calcext:base-cell-address="'Ile déserte var 2'.J18"/>
            <calcext:condition calcext:apply-style-name="cellule argent" calcext:value="contains-text(&quot;CheckGold&quot;)" calcext:base-cell-address="'Ile déserte var 2'.J18"/>
            <calcext:condition calcext:apply-style-name="cellule argent" calcext:value="contains-text(&quot;RemoveGold&quot;)" calcext:base-cell-address="'Ile déserte var 2'.J18"/>
            <calcext:condition calcext:apply-style-name="cellule argent" calcext:value="contains-text(&quot;AddGold&quot;)" calcext:base-cell-address="'Ile déserte var 2'.J18"/>
            <calcext:condition calcext:apply-style-name="cellule argent" calcext:value="contains-text(&quot;Loot&quot;)" calcext:base-cell-address="'Ile déserte var 2'.J18"/>
            <calcext:condition calcext:apply-style-name="cellule argent" calcext:value="contains-text(&quot;Trade&quot;)" calcext:base-cell-address="'Ile déserte var 2'.J18"/>
            <calcext:condition calcext:apply-style-name="cellule combat" calcext:value="contains-text(&quot;LaunchCombat&quot;)" calcext:base-cell-address="'Ile déserte var 2'.J18"/>
            <calcext:condition calcext:apply-style-name="cellule indice" calcext:value="contains-text(&quot;CheckFormula&quot;)" calcext:base-cell-address="'Ile déserte var 2'.J18"/>
            <calcext:condition calcext:apply-style-name="cellule indice" calcext:value="contains-text(&quot;GiveDirection&quot;)" calcext:base-cell-address="'Ile déserte var 2'.J18"/>
            <calcext:condition calcext:apply-style-name="cellule temps" calcext:value="contains-text(&quot;SetWeather&quot;)" calcext:base-cell-address="'Ile déserte var 2'.J18"/>
            <calcext:condition calcext:apply-style-name="cellule temps" calcext:value="contains-text(&quot;SwitchWeather&quot;)" calcext:base-cell-address="'Ile déserte var 2'.J18"/>
            <calcext:condition calcext:apply-style-name="cellule temps" calcext:value="contains-text(&quot;NextDay&quot;)" calcext:base-cell-address="'Ile déserte var 2'.J18"/>
            <calcext:condition calcext:apply-style-name="cellule temps" calcext:value="contains-text(&quot;CheckDay&quot;)" calcext:base-cell-address="'Ile déserte var 2'.J18"/>
            <calcext:condition calcext:apply-style-name="cellule histoire" calcext:value="contains-text(&quot;Leave&quot;)" calcext:base-cell-address="'Ile déserte var 2'.J18"/>
            <calcext:condition calcext:apply-style-name="cellule choice" calcext:value="contains-text(&quot;Choice&quot;)" calcext:base-cell-address="'Ile déserte var 2'.J18"/>
            <calcext:condition calcext:apply-style-name="cellule d'erreur" calcext:value="!=&quot;&quot;" calcext:base-cell-address="'Ile déserte var 2'.J18"/>
          </calcext:conditional-format>
          <calcext:conditional-format calcext:target-range-address="'Ile Taverne'.J18:'Ile Taverne'.J26">
            <calcext:condition calcext:apply-style-name="cellule histoire" calcext:value="contains-text(&quot;GoTo&quot;)" calcext:base-cell-address="'Ile déserte var 2'.J18"/>
            <calcext:condition calcext:apply-style-name="cellule histoire" calcext:value="contains-text(&quot;Conclude&quot;)" calcext:base-cell-address="'Ile déserte var 2'.J18"/>
            <calcext:condition calcext:apply-style-name="cellule random" calcext:value="contains-text(&quot;RandomPercent&quot;)" calcext:base-cell-address="'Ile déserte var 2'.J18"/>
            <calcext:condition calcext:apply-style-name="cellule random" calcext:value="contains-text(&quot;RandomRange&quot;)" calcext:base-cell-address="'Ile déserte var 2'.J18"/>
            <calcext:condition calcext:apply-style-name="cellule personnages" calcext:value="contains-text(&quot;NewCrew&quot;)" calcext:base-cell-address="'Ile déserte var 2'.J18"/>
            <calcext:condition calcext:apply-style-name="cellule personnages" calcext:value="contains-text(&quot;NewCharacter&quot;)" calcext:base-cell-address="'Ile déserte var 2'.J18"/>
            <calcext:condition calcext:apply-style-name="cellule personnages" calcext:value="contains-text(&quot;HideOther&quot;)" calcext:base-cell-address="'Ile déserte var 2'.J18"/>
            <calcext:condition calcext:apply-style-name="cellule personnages" calcext:value="contains-text(&quot;DeleteOther&quot;)" calcext:base-cell-address="'Ile déserte var 2'.J18"/>
            <calcext:condition calcext:apply-style-name="cellule narrateur" calcext:value="contains-text(&quot;Narrator&quot;)" calcext:base-cell-address="'Ile déserte var 2'.J18"/>
            <calcext:condition calcext:apply-style-name="cellule set choice" calcext:value="contains-text(&quot;SetChoices&quot;)" calcext:base-cell-address="'Ile déserte var 2'.J18"/>
            <calcext:condition calcext:apply-style-name="cellule dialogues" calcext:value="contains-text(&quot;PlayerSpeak&quot;)" calcext:base-cell-address="'Ile déserte var 2'.J18"/>
            <calcext:condition calcext:apply-style-name="cellule dialogues" calcext:value="contains-text(&quot;OtherSpeak&quot;)" calcext:base-cell-address="'Ile déserte var 2'.J18"/>
            <calcext:condition calcext:apply-style-name="cellule argent" calcext:value="contains-text(&quot;CheckGold&quot;)" calcext:base-cell-address="'Ile déserte var 2'.J18"/>
            <calcext:condition calcext:apply-style-name="cellule argent" calcext:value="contains-text(&quot;RemoveGold&quot;)" calcext:base-cell-address="'Ile déserte var 2'.J18"/>
            <calcext:condition calcext:apply-style-name="cellule argent" calcext:value="contains-text(&quot;AddGold&quot;)" calcext:base-cell-address="'Ile déserte var 2'.J18"/>
            <calcext:condition calcext:apply-style-name="cellule argent" calcext:value="contains-text(&quot;Loot&quot;)" calcext:base-cell-address="'Ile déserte var 2'.J18"/>
            <calcext:condition calcext:apply-style-name="cellule argent" calcext:value="contains-text(&quot;Trade&quot;)" calcext:base-cell-address="'Ile déserte var 2'.J18"/>
            <calcext:condition calcext:apply-style-name="cellule combat" calcext:value="contains-text(&quot;LaunchCombat&quot;)" calcext:base-cell-address="'Ile déserte var 2'.J18"/>
            <calcext:condition calcext:apply-style-name="cellule indice" calcext:value="contains-text(&quot;CheckFormula&quot;)" calcext:base-cell-address="'Ile déserte var 2'.J18"/>
            <calcext:condition calcext:apply-style-name="cellule indice" calcext:value="contains-text(&quot;GiveDirection&quot;)" calcext:base-cell-address="'Ile déserte var 2'.J18"/>
            <calcext:condition calcext:apply-style-name="cellule temps" calcext:value="contains-text(&quot;SetWeather&quot;)" calcext:base-cell-address="'Ile déserte var 2'.J18"/>
            <calcext:condition calcext:apply-style-name="cellule temps" calcext:value="contains-text(&quot;SwitchWeather&quot;)" calcext:base-cell-address="'Ile déserte var 2'.J18"/>
            <calcext:condition calcext:apply-style-name="cellule temps" calcext:value="contains-text(&quot;NextDay&quot;)" calcext:base-cell-address="'Ile déserte var 2'.J18"/>
            <calcext:condition calcext:apply-style-name="cellule temps" calcext:value="contains-text(&quot;CheckDay&quot;)" calcext:base-cell-address="'Ile déserte var 2'.J18"/>
            <calcext:condition calcext:apply-style-name="cellule histoire" calcext:value="contains-text(&quot;Leave&quot;)" calcext:base-cell-address="'Ile déserte var 2'.J18"/>
            <calcext:condition calcext:apply-style-name="cellule choice" calcext:value="contains-text(&quot;Choice&quot;)" calcext:base-cell-address="'Ile déserte var 2'.J18"/>
            <calcext:condition calcext:apply-style-name="cellule d'erreur" calcext:value="!=&quot;&quot;" calcext:base-cell-address="'Ile déserte var 2'.J18"/>
          </calcext:conditional-format>
          <calcext:conditional-format calcext:target-range-address="'Ile Taverne'.H18:'Ile Taverne'.H26 'Ile Taverne'.G22:'Ile Taverne'.G22 'Ile Taverne'.F19:'Ile Taverne'.F23 'Ile Taverne'.G19:'Ile Taverne'.G20">
            <calcext:condition calcext:apply-style-name="cellule histoire" calcext:value="contains-text(&quot;GoTo&quot;)" calcext:base-cell-address="'Ile déserte var 2'.F18"/>
            <calcext:condition calcext:apply-style-name="cellule histoire" calcext:value="contains-text(&quot;Conclude&quot;)" calcext:base-cell-address="'Ile déserte var 2'.F18"/>
            <calcext:condition calcext:apply-style-name="cellule random" calcext:value="contains-text(&quot;RandomPercent&quot;)" calcext:base-cell-address="'Ile déserte var 2'.F18"/>
            <calcext:condition calcext:apply-style-name="cellule random" calcext:value="contains-text(&quot;RandomRange&quot;)" calcext:base-cell-address="'Ile déserte var 2'.F18"/>
            <calcext:condition calcext:apply-style-name="cellule personnages" calcext:value="contains-text(&quot;NewCrew&quot;)" calcext:base-cell-address="'Ile déserte var 2'.F18"/>
            <calcext:condition calcext:apply-style-name="cellule personnages" calcext:value="contains-text(&quot;NewCharacter&quot;)" calcext:base-cell-address="'Ile déserte var 2'.F18"/>
            <calcext:condition calcext:apply-style-name="cellule personnages" calcext:value="contains-text(&quot;HideOther&quot;)" calcext:base-cell-address="'Ile déserte var 2'.F18"/>
            <calcext:condition calcext:apply-style-name="cellule personnages" calcext:value="contains-text(&quot;DeleteOther&quot;)" calcext:base-cell-address="'Ile déserte var 2'.F18"/>
            <calcext:condition calcext:apply-style-name="cellule narrateur" calcext:value="contains-text(&quot;Narrator&quot;)" calcext:base-cell-address="'Ile déserte var 2'.F18"/>
            <calcext:condition calcext:apply-style-name="cellule set choice" calcext:value="contains-text(&quot;SetChoices&quot;)" calcext:base-cell-address="'Ile déserte var 2'.F18"/>
            <calcext:condition calcext:apply-style-name="cellule dialogues" calcext:value="contains-text(&quot;PlayerSpeak&quot;)" calcext:base-cell-address="'Ile déserte var 2'.F18"/>
            <calcext:condition calcext:apply-style-name="cellule dialogues" calcext:value="contains-text(&quot;OtherSpeak&quot;)" calcext:base-cell-address="'Ile déserte var 2'.F18"/>
            <calcext:condition calcext:apply-style-name="cellule argent" calcext:value="contains-text(&quot;CheckGold&quot;)" calcext:base-cell-address="'Ile déserte var 2'.F18"/>
            <calcext:condition calcext:apply-style-name="cellule argent" calcext:value="contains-text(&quot;RemoveGold&quot;)" calcext:base-cell-address="'Ile déserte var 2'.F18"/>
            <calcext:condition calcext:apply-style-name="cellule argent" calcext:value="contains-text(&quot;AddGold&quot;)" calcext:base-cell-address="'Ile déserte var 2'.F18"/>
            <calcext:condition calcext:apply-style-name="cellule argent" calcext:value="contains-text(&quot;Loot&quot;)" calcext:base-cell-address="'Ile déserte var 2'.F18"/>
            <calcext:condition calcext:apply-style-name="cellule argent" calcext:value="contains-text(&quot;Trade&quot;)" calcext:base-cell-address="'Ile déserte var 2'.F18"/>
            <calcext:condition calcext:apply-style-name="cellule combat" calcext:value="contains-text(&quot;LaunchCombat&quot;)" calcext:base-cell-address="'Ile déserte var 2'.F18"/>
            <calcext:condition calcext:apply-style-name="cellule indice" calcext:value="contains-text(&quot;CheckFormula&quot;)" calcext:base-cell-address="'Ile déserte var 2'.F18"/>
            <calcext:condition calcext:apply-style-name="cellule indice" calcext:value="contains-text(&quot;GiveDirection&quot;)" calcext:base-cell-address="'Ile déserte var 2'.F18"/>
            <calcext:condition calcext:apply-style-name="cellule temps" calcext:value="contains-text(&quot;SetWeather&quot;)" calcext:base-cell-address="'Ile déserte var 2'.F18"/>
            <calcext:condition calcext:apply-style-name="cellule temps" calcext:value="contains-text(&quot;SwitchWeather&quot;)" calcext:base-cell-address="'Ile déserte var 2'.F18"/>
            <calcext:condition calcext:apply-style-name="cellule temps" calcext:value="contains-text(&quot;NextDay&quot;)" calcext:base-cell-address="'Ile déserte var 2'.F18"/>
            <calcext:condition calcext:apply-style-name="cellule temps" calcext:value="contains-text(&quot;CheckDay&quot;)" calcext:base-cell-address="'Ile déserte var 2'.F18"/>
            <calcext:condition calcext:apply-style-name="cellule histoire" calcext:value="contains-text(&quot;Leave&quot;)" calcext:base-cell-address="'Ile déserte var 2'.F18"/>
            <calcext:condition calcext:apply-style-name="cellule choice" calcext:value="contains-text(&quot;Choice&quot;)" calcext:base-cell-address="'Ile déserte var 2'.F18"/>
            <calcext:condition calcext:apply-style-name="cellule d'erreur" calcext:value="!=&quot;&quot;" calcext:base-cell-address="'Ile déserte var 2'.F18"/>
          </calcext:conditional-format>
          <calcext:conditional-format calcext:target-range-address="'Ile Taverne'.G22:'Ile Taverne'.G22 'Ile Taverne'.H18:'Ile Taverne'.H26 'Ile Taverne'.F19:'Ile Taverne'.F23 'Ile Taverne'.G19:'Ile Taverne'.G20">
            <calcext:condition calcext:apply-style-name="cellule histoire" calcext:value="contains-text(&quot;GoTo&quot;)" calcext:base-cell-address="'Ile déserte var 2'.F18"/>
            <calcext:condition calcext:apply-style-name="cellule histoire" calcext:value="contains-text(&quot;Conclude&quot;)" calcext:base-cell-address="'Ile déserte var 2'.F18"/>
            <calcext:condition calcext:apply-style-name="cellule random" calcext:value="contains-text(&quot;RandomPercent&quot;)" calcext:base-cell-address="'Ile déserte var 2'.F18"/>
            <calcext:condition calcext:apply-style-name="cellule random" calcext:value="contains-text(&quot;RandomRange&quot;)" calcext:base-cell-address="'Ile déserte var 2'.F18"/>
            <calcext:condition calcext:apply-style-name="cellule personnages" calcext:value="contains-text(&quot;NewCrew&quot;)" calcext:base-cell-address="'Ile déserte var 2'.F18"/>
            <calcext:condition calcext:apply-style-name="cellule personnages" calcext:value="contains-text(&quot;NewCharacter&quot;)" calcext:base-cell-address="'Ile déserte var 2'.F18"/>
            <calcext:condition calcext:apply-style-name="cellule personnages" calcext:value="contains-text(&quot;HideOther&quot;)" calcext:base-cell-address="'Ile déserte var 2'.F18"/>
            <calcext:condition calcext:apply-style-name="cellule personnages" calcext:value="contains-text(&quot;DeleteOther&quot;)" calcext:base-cell-address="'Ile déserte var 2'.F18"/>
            <calcext:condition calcext:apply-style-name="cellule narrateur" calcext:value="contains-text(&quot;Narrator&quot;)" calcext:base-cell-address="'Ile déserte var 2'.F18"/>
            <calcext:condition calcext:apply-style-name="cellule set choice" calcext:value="contains-text(&quot;SetChoices&quot;)" calcext:base-cell-address="'Ile déserte var 2'.F18"/>
            <calcext:condition calcext:apply-style-name="cellule dialogues" calcext:value="contains-text(&quot;PlayerSpeak&quot;)" calcext:base-cell-address="'Ile déserte var 2'.F18"/>
            <calcext:condition calcext:apply-style-name="cellule dialogues" calcext:value="contains-text(&quot;OtherSpeak&quot;)" calcext:base-cell-address="'Ile déserte var 2'.F18"/>
            <calcext:condition calcext:apply-style-name="cellule argent" calcext:value="contains-text(&quot;CheckGold&quot;)" calcext:base-cell-address="'Ile déserte var 2'.F18"/>
            <calcext:condition calcext:apply-style-name="cellule argent" calcext:value="contains-text(&quot;RemoveGold&quot;)" calcext:base-cell-address="'Ile déserte var 2'.F18"/>
            <calcext:condition calcext:apply-style-name="cellule argent" calcext:value="contains-text(&quot;AddGold&quot;)" calcext:base-cell-address="'Ile déserte var 2'.F18"/>
            <calcext:condition calcext:apply-style-name="cellule argent" calcext:value="contains-text(&quot;Loot&quot;)" calcext:base-cell-address="'Ile déserte var 2'.F18"/>
            <calcext:condition calcext:apply-style-name="cellule argent" calcext:value="contains-text(&quot;Trade&quot;)" calcext:base-cell-address="'Ile déserte var 2'.F18"/>
            <calcext:condition calcext:apply-style-name="cellule combat" calcext:value="contains-text(&quot;LaunchCombat&quot;)" calcext:base-cell-address="'Ile déserte var 2'.F18"/>
            <calcext:condition calcext:apply-style-name="cellule indice" calcext:value="contains-text(&quot;CheckFormula&quot;)" calcext:base-cell-address="'Ile déserte var 2'.F18"/>
            <calcext:condition calcext:apply-style-name="cellule indice" calcext:value="contains-text(&quot;GiveDirection&quot;)" calcext:base-cell-address="'Ile déserte var 2'.F18"/>
            <calcext:condition calcext:apply-style-name="cellule temps" calcext:value="contains-text(&quot;SetWeather&quot;)" calcext:base-cell-address="'Ile déserte var 2'.F18"/>
            <calcext:condition calcext:apply-style-name="cellule temps" calcext:value="contains-text(&quot;SwitchWeather&quot;)" calcext:base-cell-address="'Ile déserte var 2'.F18"/>
            <calcext:condition calcext:apply-style-name="cellule temps" calcext:value="contains-text(&quot;NextDay&quot;)" calcext:base-cell-address="'Ile déserte var 2'.F18"/>
            <calcext:condition calcext:apply-style-name="cellule temps" calcext:value="contains-text(&quot;CheckDay&quot;)" calcext:base-cell-address="'Ile déserte var 2'.F18"/>
            <calcext:condition calcext:apply-style-name="cellule histoire" calcext:value="contains-text(&quot;Leave&quot;)" calcext:base-cell-address="'Ile déserte var 2'.F18"/>
            <calcext:condition calcext:apply-style-name="cellule choice" calcext:value="contains-text(&quot;Choice&quot;)" calcext:base-cell-address="'Ile déserte var 2'.F18"/>
            <calcext:condition calcext:apply-style-name="cellule d'erreur" calcext:value="!=&quot;&quot;" calcext:base-cell-address="'Ile déserte var 2'.F18"/>
          </calcext:conditional-format>
          <calcext:conditional-format calcext:target-range-address="'Ile Taverne'.F24:'Ile Taverne'.G26">
            <calcext:condition calcext:apply-style-name="cellule histoire" calcext:value="contains-text(&quot;GoTo&quot;)" calcext:base-cell-address="'Ile déserte var 2'.F24"/>
            <calcext:condition calcext:apply-style-name="cellule histoire" calcext:value="contains-text(&quot;Conclude&quot;)" calcext:base-cell-address="'Ile déserte var 2'.F24"/>
            <calcext:condition calcext:apply-style-name="cellule random" calcext:value="contains-text(&quot;RandomPercent&quot;)" calcext:base-cell-address="'Ile déserte var 2'.F24"/>
            <calcext:condition calcext:apply-style-name="cellule random" calcext:value="contains-text(&quot;RandomRange&quot;)" calcext:base-cell-address="'Ile déserte var 2'.F24"/>
            <calcext:condition calcext:apply-style-name="cellule personnages" calcext:value="contains-text(&quot;NewCrew&quot;)" calcext:base-cell-address="'Ile déserte var 2'.F24"/>
            <calcext:condition calcext:apply-style-name="cellule personnages" calcext:value="contains-text(&quot;NewCharacter&quot;)" calcext:base-cell-address="'Ile déserte var 2'.F24"/>
            <calcext:condition calcext:apply-style-name="cellule personnages" calcext:value="contains-text(&quot;HideOther&quot;)" calcext:base-cell-address="'Ile déserte var 2'.F24"/>
            <calcext:condition calcext:apply-style-name="cellule personnages" calcext:value="contains-text(&quot;DeleteOther&quot;)" calcext:base-cell-address="'Ile déserte var 2'.F24"/>
            <calcext:condition calcext:apply-style-name="cellule narrateur" calcext:value="contains-text(&quot;Narrator&quot;)" calcext:base-cell-address="'Ile déserte var 2'.F24"/>
            <calcext:condition calcext:apply-style-name="cellule set choice" calcext:value="contains-text(&quot;SetChoices&quot;)" calcext:base-cell-address="'Ile déserte var 2'.F24"/>
            <calcext:condition calcext:apply-style-name="cellule dialogues" calcext:value="contains-text(&quot;PlayerSpeak&quot;)" calcext:base-cell-address="'Ile déserte var 2'.F24"/>
            <calcext:condition calcext:apply-style-name="cellule dialogues" calcext:value="contains-text(&quot;OtherSpeak&quot;)" calcext:base-cell-address="'Ile déserte var 2'.F24"/>
            <calcext:condition calcext:apply-style-name="cellule argent" calcext:value="contains-text(&quot;CheckGold&quot;)" calcext:base-cell-address="'Ile déserte var 2'.F24"/>
            <calcext:condition calcext:apply-style-name="cellule argent" calcext:value="contains-text(&quot;RemoveGold&quot;)" calcext:base-cell-address="'Ile déserte var 2'.F24"/>
            <calcext:condition calcext:apply-style-name="cellule argent" calcext:value="contains-text(&quot;AddGold&quot;)" calcext:base-cell-address="'Ile déserte var 2'.F24"/>
            <calcext:condition calcext:apply-style-name="cellule argent" calcext:value="contains-text(&quot;Loot&quot;)" calcext:base-cell-address="'Ile déserte var 2'.F24"/>
            <calcext:condition calcext:apply-style-name="cellule argent" calcext:value="contains-text(&quot;Trade&quot;)" calcext:base-cell-address="'Ile déserte var 2'.F24"/>
            <calcext:condition calcext:apply-style-name="cellule combat" calcext:value="contains-text(&quot;LaunchCombat&quot;)" calcext:base-cell-address="'Ile déserte var 2'.F24"/>
            <calcext:condition calcext:apply-style-name="cellule indice" calcext:value="contains-text(&quot;CheckFormula&quot;)" calcext:base-cell-address="'Ile déserte var 2'.F24"/>
            <calcext:condition calcext:apply-style-name="cellule indice" calcext:value="contains-text(&quot;GiveDirection&quot;)" calcext:base-cell-address="'Ile déserte var 2'.F24"/>
            <calcext:condition calcext:apply-style-name="cellule temps" calcext:value="contains-text(&quot;SetWeather&quot;)" calcext:base-cell-address="'Ile déserte var 2'.F24"/>
            <calcext:condition calcext:apply-style-name="cellule temps" calcext:value="contains-text(&quot;SwitchWeather&quot;)" calcext:base-cell-address="'Ile déserte var 2'.F24"/>
            <calcext:condition calcext:apply-style-name="cellule temps" calcext:value="contains-text(&quot;NextDay&quot;)" calcext:base-cell-address="'Ile déserte var 2'.F24"/>
            <calcext:condition calcext:apply-style-name="cellule temps" calcext:value="contains-text(&quot;CheckDay&quot;)" calcext:base-cell-address="'Ile déserte var 2'.F24"/>
            <calcext:condition calcext:apply-style-name="cellule histoire" calcext:value="contains-text(&quot;Leave&quot;)" calcext:base-cell-address="'Ile déserte var 2'.F24"/>
            <calcext:condition calcext:apply-style-name="cellule choice" calcext:value="contains-text(&quot;Choice&quot;)" calcext:base-cell-address="'Ile déserte var 2'.F24"/>
            <calcext:condition calcext:apply-style-name="cellule d'erreur" calcext:value="!=&quot;&quot;" calcext:base-cell-address="'Ile déserte var 2'.F24"/>
          </calcext:conditional-format>
          <calcext:conditional-format calcext:target-range-address="'Ile Taverne'.F24:'Ile Taverne'.G26">
            <calcext:condition calcext:apply-style-name="cellule histoire" calcext:value="contains-text(&quot;GoTo&quot;)" calcext:base-cell-address="'Ile déserte var 2'.F24"/>
            <calcext:condition calcext:apply-style-name="cellule histoire" calcext:value="contains-text(&quot;Conclude&quot;)" calcext:base-cell-address="'Ile déserte var 2'.F24"/>
            <calcext:condition calcext:apply-style-name="cellule random" calcext:value="contains-text(&quot;RandomPercent&quot;)" calcext:base-cell-address="'Ile déserte var 2'.F24"/>
            <calcext:condition calcext:apply-style-name="cellule random" calcext:value="contains-text(&quot;RandomRange&quot;)" calcext:base-cell-address="'Ile déserte var 2'.F24"/>
            <calcext:condition calcext:apply-style-name="cellule personnages" calcext:value="contains-text(&quot;NewCrew&quot;)" calcext:base-cell-address="'Ile déserte var 2'.F24"/>
            <calcext:condition calcext:apply-style-name="cellule personnages" calcext:value="contains-text(&quot;NewCharacter&quot;)" calcext:base-cell-address="'Ile déserte var 2'.F24"/>
            <calcext:condition calcext:apply-style-name="cellule personnages" calcext:value="contains-text(&quot;HideOther&quot;)" calcext:base-cell-address="'Ile déserte var 2'.F24"/>
            <calcext:condition calcext:apply-style-name="cellule personnages" calcext:value="contains-text(&quot;DeleteOther&quot;)" calcext:base-cell-address="'Ile déserte var 2'.F24"/>
            <calcext:condition calcext:apply-style-name="cellule narrateur" calcext:value="contains-text(&quot;Narrator&quot;)" calcext:base-cell-address="'Ile déserte var 2'.F24"/>
            <calcext:condition calcext:apply-style-name="cellule set choice" calcext:value="contains-text(&quot;SetChoices&quot;)" calcext:base-cell-address="'Ile déserte var 2'.F24"/>
            <calcext:condition calcext:apply-style-name="cellule dialogues" calcext:value="contains-text(&quot;PlayerSpeak&quot;)" calcext:base-cell-address="'Ile déserte var 2'.F24"/>
            <calcext:condition calcext:apply-style-name="cellule dialogues" calcext:value="contains-text(&quot;OtherSpeak&quot;)" calcext:base-cell-address="'Ile déserte var 2'.F24"/>
            <calcext:condition calcext:apply-style-name="cellule argent" calcext:value="contains-text(&quot;CheckGold&quot;)" calcext:base-cell-address="'Ile déserte var 2'.F24"/>
            <calcext:condition calcext:apply-style-name="cellule argent" calcext:value="contains-text(&quot;RemoveGold&quot;)" calcext:base-cell-address="'Ile déserte var 2'.F24"/>
            <calcext:condition calcext:apply-style-name="cellule argent" calcext:value="contains-text(&quot;AddGold&quot;)" calcext:base-cell-address="'Ile déserte var 2'.F24"/>
            <calcext:condition calcext:apply-style-name="cellule argent" calcext:value="contains-text(&quot;Loot&quot;)" calcext:base-cell-address="'Ile déserte var 2'.F24"/>
            <calcext:condition calcext:apply-style-name="cellule argent" calcext:value="contains-text(&quot;Trade&quot;)" calcext:base-cell-address="'Ile déserte var 2'.F24"/>
            <calcext:condition calcext:apply-style-name="cellule combat" calcext:value="contains-text(&quot;LaunchCombat&quot;)" calcext:base-cell-address="'Ile déserte var 2'.F24"/>
            <calcext:condition calcext:apply-style-name="cellule indice" calcext:value="contains-text(&quot;CheckFormula&quot;)" calcext:base-cell-address="'Ile déserte var 2'.F24"/>
            <calcext:condition calcext:apply-style-name="cellule indice" calcext:value="contains-text(&quot;GiveDirection&quot;)" calcext:base-cell-address="'Ile déserte var 2'.F24"/>
            <calcext:condition calcext:apply-style-name="cellule temps" calcext:value="contains-text(&quot;SetWeather&quot;)" calcext:base-cell-address="'Ile déserte var 2'.F24"/>
            <calcext:condition calcext:apply-style-name="cellule temps" calcext:value="contains-text(&quot;SwitchWeather&quot;)" calcext:base-cell-address="'Ile déserte var 2'.F24"/>
            <calcext:condition calcext:apply-style-name="cellule temps" calcext:value="contains-text(&quot;NextDay&quot;)" calcext:base-cell-address="'Ile déserte var 2'.F24"/>
            <calcext:condition calcext:apply-style-name="cellule temps" calcext:value="contains-text(&quot;CheckDay&quot;)" calcext:base-cell-address="'Ile déserte var 2'.F24"/>
            <calcext:condition calcext:apply-style-name="cellule histoire" calcext:value="contains-text(&quot;Leave&quot;)" calcext:base-cell-address="'Ile déserte var 2'.F24"/>
            <calcext:condition calcext:apply-style-name="cellule choice" calcext:value="contains-text(&quot;Choice&quot;)" calcext:base-cell-address="'Ile déserte var 2'.F24"/>
            <calcext:condition calcext:apply-style-name="cellule d'erreur" calcext:value="!=&quot;&quot;" calcext:base-cell-address="'Ile déserte var 2'.F24"/>
          </calcext:conditional-format>
          <calcext:conditional-format calcext:target-range-address="'Ile Taverne'.H18:'Ile Taverne'.H18">
            <calcext:condition calcext:apply-style-name="cellule histoire" calcext:value="contains-text(&quot;GoTo&quot;)" calcext:base-cell-address="'Ile déserte var 2'.H18"/>
            <calcext:condition calcext:apply-style-name="cellule histoire" calcext:value="contains-text(&quot;Conclude&quot;)" calcext:base-cell-address="'Ile déserte var 2'.H18"/>
            <calcext:condition calcext:apply-style-name="cellule random" calcext:value="contains-text(&quot;RandomPercent&quot;)" calcext:base-cell-address="'Ile déserte var 2'.H18"/>
            <calcext:condition calcext:apply-style-name="cellule random" calcext:value="contains-text(&quot;RandomRange&quot;)" calcext:base-cell-address="'Ile déserte var 2'.H18"/>
            <calcext:condition calcext:apply-style-name="cellule personnages" calcext:value="contains-text(&quot;NewCrew&quot;)" calcext:base-cell-address="'Ile déserte var 2'.H18"/>
            <calcext:condition calcext:apply-style-name="cellule personnages" calcext:value="contains-text(&quot;NewCharacter&quot;)" calcext:base-cell-address="'Ile déserte var 2'.H18"/>
            <calcext:condition calcext:apply-style-name="cellule personnages" calcext:value="contains-text(&quot;HideOther&quot;)" calcext:base-cell-address="'Ile déserte var 2'.H18"/>
            <calcext:condition calcext:apply-style-name="cellule personnages" calcext:value="contains-text(&quot;DeleteOther&quot;)" calcext:base-cell-address="'Ile déserte var 2'.H18"/>
            <calcext:condition calcext:apply-style-name="cellule narrateur" calcext:value="contains-text(&quot;Narrator&quot;)" calcext:base-cell-address="'Ile déserte var 2'.H18"/>
            <calcext:condition calcext:apply-style-name="cellule set choice" calcext:value="contains-text(&quot;SetChoices&quot;)" calcext:base-cell-address="'Ile déserte var 2'.H18"/>
            <calcext:condition calcext:apply-style-name="cellule dialogues" calcext:value="contains-text(&quot;PlayerSpeak&quot;)" calcext:base-cell-address="'Ile déserte var 2'.H18"/>
            <calcext:condition calcext:apply-style-name="cellule dialogues" calcext:value="contains-text(&quot;OtherSpeak&quot;)" calcext:base-cell-address="'Ile déserte var 2'.H18"/>
            <calcext:condition calcext:apply-style-name="cellule argent" calcext:value="contains-text(&quot;CheckGold&quot;)" calcext:base-cell-address="'Ile déserte var 2'.H18"/>
            <calcext:condition calcext:apply-style-name="cellule argent" calcext:value="contains-text(&quot;RemoveGold&quot;)" calcext:base-cell-address="'Ile déserte var 2'.H18"/>
            <calcext:condition calcext:apply-style-name="cellule argent" calcext:value="contains-text(&quot;AddGold&quot;)" calcext:base-cell-address="'Ile déserte var 2'.H18"/>
            <calcext:condition calcext:apply-style-name="cellule argent" calcext:value="contains-text(&quot;Loot&quot;)" calcext:base-cell-address="'Ile déserte var 2'.H18"/>
            <calcext:condition calcext:apply-style-name="cellule argent" calcext:value="contains-text(&quot;Trade&quot;)" calcext:base-cell-address="'Ile déserte var 2'.H18"/>
            <calcext:condition calcext:apply-style-name="cellule combat" calcext:value="contains-text(&quot;LaunchCombat&quot;)" calcext:base-cell-address="'Ile déserte var 2'.H18"/>
            <calcext:condition calcext:apply-style-name="cellule indice" calcext:value="contains-text(&quot;CheckFormula&quot;)" calcext:base-cell-address="'Ile déserte var 2'.H18"/>
            <calcext:condition calcext:apply-style-name="cellule indice" calcext:value="contains-text(&quot;GiveDirection&quot;)" calcext:base-cell-address="'Ile déserte var 2'.H18"/>
            <calcext:condition calcext:apply-style-name="cellule temps" calcext:value="contains-text(&quot;SetWeather&quot;)" calcext:base-cell-address="'Ile déserte var 2'.H18"/>
            <calcext:condition calcext:apply-style-name="cellule temps" calcext:value="contains-text(&quot;SwitchWeather&quot;)" calcext:base-cell-address="'Ile déserte var 2'.H18"/>
            <calcext:condition calcext:apply-style-name="cellule temps" calcext:value="contains-text(&quot;NextDay&quot;)" calcext:base-cell-address="'Ile déserte var 2'.H18"/>
            <calcext:condition calcext:apply-style-name="cellule temps" calcext:value="contains-text(&quot;CheckDay&quot;)" calcext:base-cell-address="'Ile déserte var 2'.H18"/>
            <calcext:condition calcext:apply-style-name="cellule histoire" calcext:value="contains-text(&quot;Leave&quot;)" calcext:base-cell-address="'Ile déserte var 2'.H18"/>
            <calcext:condition calcext:apply-style-name="cellule choice" calcext:value="contains-text(&quot;Choice&quot;)" calcext:base-cell-address="'Ile déserte var 2'.H18"/>
            <calcext:condition calcext:apply-style-name="cellule d'erreur" calcext:value="!=&quot;&quot;" calcext:base-cell-address="'Ile déserte var 2'.H18"/>
          </calcext:conditional-format>
          <calcext:conditional-format calcext:target-range-address="'Ile Taverne'.H18:'Ile Taverne'.H18">
            <calcext:condition calcext:apply-style-name="cellule histoire" calcext:value="contains-text(&quot;GoTo&quot;)" calcext:base-cell-address="'Ile déserte var 2'.H18"/>
            <calcext:condition calcext:apply-style-name="cellule histoire" calcext:value="contains-text(&quot;Conclude&quot;)" calcext:base-cell-address="'Ile déserte var 2'.H18"/>
            <calcext:condition calcext:apply-style-name="cellule random" calcext:value="contains-text(&quot;RandomPercent&quot;)" calcext:base-cell-address="'Ile déserte var 2'.H18"/>
            <calcext:condition calcext:apply-style-name="cellule random" calcext:value="contains-text(&quot;RandomRange&quot;)" calcext:base-cell-address="'Ile déserte var 2'.H18"/>
            <calcext:condition calcext:apply-style-name="cellule personnages" calcext:value="contains-text(&quot;NewCrew&quot;)" calcext:base-cell-address="'Ile déserte var 2'.H18"/>
            <calcext:condition calcext:apply-style-name="cellule personnages" calcext:value="contains-text(&quot;NewCharacter&quot;)" calcext:base-cell-address="'Ile déserte var 2'.H18"/>
            <calcext:condition calcext:apply-style-name="cellule personnages" calcext:value="contains-text(&quot;HideOther&quot;)" calcext:base-cell-address="'Ile déserte var 2'.H18"/>
            <calcext:condition calcext:apply-style-name="cellule personnages" calcext:value="contains-text(&quot;DeleteOther&quot;)" calcext:base-cell-address="'Ile déserte var 2'.H18"/>
            <calcext:condition calcext:apply-style-name="cellule narrateur" calcext:value="contains-text(&quot;Narrator&quot;)" calcext:base-cell-address="'Ile déserte var 2'.H18"/>
            <calcext:condition calcext:apply-style-name="cellule set choice" calcext:value="contains-text(&quot;SetChoices&quot;)" calcext:base-cell-address="'Ile déserte var 2'.H18"/>
            <calcext:condition calcext:apply-style-name="cellule dialogues" calcext:value="contains-text(&quot;PlayerSpeak&quot;)" calcext:base-cell-address="'Ile déserte var 2'.H18"/>
            <calcext:condition calcext:apply-style-name="cellule dialogues" calcext:value="contains-text(&quot;OtherSpeak&quot;)" calcext:base-cell-address="'Ile déserte var 2'.H18"/>
            <calcext:condition calcext:apply-style-name="cellule argent" calcext:value="contains-text(&quot;CheckGold&quot;)" calcext:base-cell-address="'Ile déserte var 2'.H18"/>
            <calcext:condition calcext:apply-style-name="cellule argent" calcext:value="contains-text(&quot;RemoveGold&quot;)" calcext:base-cell-address="'Ile déserte var 2'.H18"/>
            <calcext:condition calcext:apply-style-name="cellule argent" calcext:value="contains-text(&quot;AddGold&quot;)" calcext:base-cell-address="'Ile déserte var 2'.H18"/>
            <calcext:condition calcext:apply-style-name="cellule argent" calcext:value="contains-text(&quot;Loot&quot;)" calcext:base-cell-address="'Ile déserte var 2'.H18"/>
            <calcext:condition calcext:apply-style-name="cellule argent" calcext:value="contains-text(&quot;Trade&quot;)" calcext:base-cell-address="'Ile déserte var 2'.H18"/>
            <calcext:condition calcext:apply-style-name="cellule combat" calcext:value="contains-text(&quot;LaunchCombat&quot;)" calcext:base-cell-address="'Ile déserte var 2'.H18"/>
            <calcext:condition calcext:apply-style-name="cellule indice" calcext:value="contains-text(&quot;CheckFormula&quot;)" calcext:base-cell-address="'Ile déserte var 2'.H18"/>
            <calcext:condition calcext:apply-style-name="cellule indice" calcext:value="contains-text(&quot;GiveDirection&quot;)" calcext:base-cell-address="'Ile déserte var 2'.H18"/>
            <calcext:condition calcext:apply-style-name="cellule temps" calcext:value="contains-text(&quot;SetWeather&quot;)" calcext:base-cell-address="'Ile déserte var 2'.H18"/>
            <calcext:condition calcext:apply-style-name="cellule temps" calcext:value="contains-text(&quot;SwitchWeather&quot;)" calcext:base-cell-address="'Ile déserte var 2'.H18"/>
            <calcext:condition calcext:apply-style-name="cellule temps" calcext:value="contains-text(&quot;NextDay&quot;)" calcext:base-cell-address="'Ile déserte var 2'.H18"/>
            <calcext:condition calcext:apply-style-name="cellule temps" calcext:value="contains-text(&quot;CheckDay&quot;)" calcext:base-cell-address="'Ile déserte var 2'.H18"/>
            <calcext:condition calcext:apply-style-name="cellule histoire" calcext:value="contains-text(&quot;Leave&quot;)" calcext:base-cell-address="'Ile déserte var 2'.H18"/>
            <calcext:condition calcext:apply-style-name="cellule choice" calcext:value="contains-text(&quot;Choice&quot;)" calcext:base-cell-address="'Ile déserte var 2'.H18"/>
            <calcext:condition calcext:apply-style-name="cellule d'erreur" calcext:value="!=&quot;&quot;" calcext:base-cell-address="'Ile déserte var 2'.H18"/>
          </calcext:conditional-format>
          <calcext:conditional-format calcext:target-range-address="'Ile Taverne'.G18:'Ile Taverne'.G18">
            <calcext:condition calcext:apply-style-name="cellule histoire" calcext:value="contains-text(&quot;GoTo&quot;)" calcext:base-cell-address="'Ile déserte var 2'.G18"/>
            <calcext:condition calcext:apply-style-name="cellule histoire" calcext:value="contains-text(&quot;Conclude&quot;)" calcext:base-cell-address="'Ile déserte var 2'.G18"/>
            <calcext:condition calcext:apply-style-name="cellule random" calcext:value="contains-text(&quot;RandomPercent&quot;)" calcext:base-cell-address="'Ile déserte var 2'.G18"/>
            <calcext:condition calcext:apply-style-name="cellule random" calcext:value="contains-text(&quot;RandomRange&quot;)" calcext:base-cell-address="'Ile déserte var 2'.G18"/>
            <calcext:condition calcext:apply-style-name="cellule personnages" calcext:value="contains-text(&quot;NewCrew&quot;)" calcext:base-cell-address="'Ile déserte var 2'.G18"/>
            <calcext:condition calcext:apply-style-name="cellule personnages" calcext:value="contains-text(&quot;NewCharacter&quot;)" calcext:base-cell-address="'Ile déserte var 2'.G18"/>
            <calcext:condition calcext:apply-style-name="cellule personnages" calcext:value="contains-text(&quot;HideOther&quot;)" calcext:base-cell-address="'Ile déserte var 2'.G18"/>
            <calcext:condition calcext:apply-style-name="cellule personnages" calcext:value="contains-text(&quot;DeleteOther&quot;)" calcext:base-cell-address="'Ile déserte var 2'.G18"/>
            <calcext:condition calcext:apply-style-name="cellule narrateur" calcext:value="contains-text(&quot;Narrator&quot;)" calcext:base-cell-address="'Ile déserte var 2'.G18"/>
            <calcext:condition calcext:apply-style-name="cellule set choice" calcext:value="contains-text(&quot;SetChoices&quot;)" calcext:base-cell-address="'Ile déserte var 2'.G18"/>
            <calcext:condition calcext:apply-style-name="cellule dialogues" calcext:value="contains-text(&quot;PlayerSpeak&quot;)" calcext:base-cell-address="'Ile déserte var 2'.G18"/>
            <calcext:condition calcext:apply-style-name="cellule dialogues" calcext:value="contains-text(&quot;OtherSpeak&quot;)" calcext:base-cell-address="'Ile déserte var 2'.G18"/>
            <calcext:condition calcext:apply-style-name="cellule argent" calcext:value="contains-text(&quot;CheckGold&quot;)" calcext:base-cell-address="'Ile déserte var 2'.G18"/>
            <calcext:condition calcext:apply-style-name="cellule argent" calcext:value="contains-text(&quot;RemoveGold&quot;)" calcext:base-cell-address="'Ile déserte var 2'.G18"/>
            <calcext:condition calcext:apply-style-name="cellule argent" calcext:value="contains-text(&quot;AddGold&quot;)" calcext:base-cell-address="'Ile déserte var 2'.G18"/>
            <calcext:condition calcext:apply-style-name="cellule argent" calcext:value="contains-text(&quot;Loot&quot;)" calcext:base-cell-address="'Ile déserte var 2'.G18"/>
            <calcext:condition calcext:apply-style-name="cellule argent" calcext:value="contains-text(&quot;Trade&quot;)" calcext:base-cell-address="'Ile déserte var 2'.G18"/>
            <calcext:condition calcext:apply-style-name="cellule combat" calcext:value="contains-text(&quot;LaunchCombat&quot;)" calcext:base-cell-address="'Ile déserte var 2'.G18"/>
            <calcext:condition calcext:apply-style-name="cellule indice" calcext:value="contains-text(&quot;CheckFormula&quot;)" calcext:base-cell-address="'Ile déserte var 2'.G18"/>
            <calcext:condition calcext:apply-style-name="cellule indice" calcext:value="contains-text(&quot;GiveDirection&quot;)" calcext:base-cell-address="'Ile déserte var 2'.G18"/>
            <calcext:condition calcext:apply-style-name="cellule temps" calcext:value="contains-text(&quot;SetWeather&quot;)" calcext:base-cell-address="'Ile déserte var 2'.G18"/>
            <calcext:condition calcext:apply-style-name="cellule temps" calcext:value="contains-text(&quot;SwitchWeather&quot;)" calcext:base-cell-address="'Ile déserte var 2'.G18"/>
            <calcext:condition calcext:apply-style-name="cellule temps" calcext:value="contains-text(&quot;NextDay&quot;)" calcext:base-cell-address="'Ile déserte var 2'.G18"/>
            <calcext:condition calcext:apply-style-name="cellule temps" calcext:value="contains-text(&quot;CheckDay&quot;)" calcext:base-cell-address="'Ile déserte var 2'.G18"/>
            <calcext:condition calcext:apply-style-name="cellule histoire" calcext:value="contains-text(&quot;Leave&quot;)" calcext:base-cell-address="'Ile déserte var 2'.G18"/>
            <calcext:condition calcext:apply-style-name="cellule choice" calcext:value="contains-text(&quot;Choice&quot;)" calcext:base-cell-address="'Ile déserte var 2'.G18"/>
            <calcext:condition calcext:apply-style-name="cellule d'erreur" calcext:value="!=&quot;&quot;" calcext:base-cell-address="'Ile déserte var 2'.G18"/>
          </calcext:conditional-format>
          <calcext:conditional-format calcext:target-range-address="'Ile Taverne'.G18:'Ile Taverne'.G18">
            <calcext:condition calcext:apply-style-name="cellule histoire" calcext:value="contains-text(&quot;GoTo&quot;)" calcext:base-cell-address="'Ile déserte var 2'.G18"/>
            <calcext:condition calcext:apply-style-name="cellule histoire" calcext:value="contains-text(&quot;Conclude&quot;)" calcext:base-cell-address="'Ile déserte var 2'.G18"/>
            <calcext:condition calcext:apply-style-name="cellule random" calcext:value="contains-text(&quot;RandomPercent&quot;)" calcext:base-cell-address="'Ile déserte var 2'.G18"/>
            <calcext:condition calcext:apply-style-name="cellule random" calcext:value="contains-text(&quot;RandomRange&quot;)" calcext:base-cell-address="'Ile déserte var 2'.G18"/>
            <calcext:condition calcext:apply-style-name="cellule personnages" calcext:value="contains-text(&quot;NewCrew&quot;)" calcext:base-cell-address="'Ile déserte var 2'.G18"/>
            <calcext:condition calcext:apply-style-name="cellule personnages" calcext:value="contains-text(&quot;NewCharacter&quot;)" calcext:base-cell-address="'Ile déserte var 2'.G18"/>
            <calcext:condition calcext:apply-style-name="cellule personnages" calcext:value="contains-text(&quot;HideOther&quot;)" calcext:base-cell-address="'Ile déserte var 2'.G18"/>
            <calcext:condition calcext:apply-style-name="cellule personnages" calcext:value="contains-text(&quot;DeleteOther&quot;)" calcext:base-cell-address="'Ile déserte var 2'.G18"/>
            <calcext:condition calcext:apply-style-name="cellule narrateur" calcext:value="contains-text(&quot;Narrator&quot;)" calcext:base-cell-address="'Ile déserte var 2'.G18"/>
            <calcext:condition calcext:apply-style-name="cellule set choice" calcext:value="contains-text(&quot;SetChoices&quot;)" calcext:base-cell-address="'Ile déserte var 2'.G18"/>
            <calcext:condition calcext:apply-style-name="cellule dialogues" calcext:value="contains-text(&quot;PlayerSpeak&quot;)" calcext:base-cell-address="'Ile déserte var 2'.G18"/>
            <calcext:condition calcext:apply-style-name="cellule dialogues" calcext:value="contains-text(&quot;OtherSpeak&quot;)" calcext:base-cell-address="'Ile déserte var 2'.G18"/>
            <calcext:condition calcext:apply-style-name="cellule argent" calcext:value="contains-text(&quot;CheckGold&quot;)" calcext:base-cell-address="'Ile déserte var 2'.G18"/>
            <calcext:condition calcext:apply-style-name="cellule argent" calcext:value="contains-text(&quot;RemoveGold&quot;)" calcext:base-cell-address="'Ile déserte var 2'.G18"/>
            <calcext:condition calcext:apply-style-name="cellule argent" calcext:value="contains-text(&quot;AddGold&quot;)" calcext:base-cell-address="'Ile déserte var 2'.G18"/>
            <calcext:condition calcext:apply-style-name="cellule argent" calcext:value="contains-text(&quot;Loot&quot;)" calcext:base-cell-address="'Ile déserte var 2'.G18"/>
            <calcext:condition calcext:apply-style-name="cellule argent" calcext:value="contains-text(&quot;Trade&quot;)" calcext:base-cell-address="'Ile déserte var 2'.G18"/>
            <calcext:condition calcext:apply-style-name="cellule combat" calcext:value="contains-text(&quot;LaunchCombat&quot;)" calcext:base-cell-address="'Ile déserte var 2'.G18"/>
            <calcext:condition calcext:apply-style-name="cellule indice" calcext:value="contains-text(&quot;CheckFormula&quot;)" calcext:base-cell-address="'Ile déserte var 2'.G18"/>
            <calcext:condition calcext:apply-style-name="cellule indice" calcext:value="contains-text(&quot;GiveDirection&quot;)" calcext:base-cell-address="'Ile déserte var 2'.G18"/>
            <calcext:condition calcext:apply-style-name="cellule temps" calcext:value="contains-text(&quot;SetWeather&quot;)" calcext:base-cell-address="'Ile déserte var 2'.G18"/>
            <calcext:condition calcext:apply-style-name="cellule temps" calcext:value="contains-text(&quot;SwitchWeather&quot;)" calcext:base-cell-address="'Ile déserte var 2'.G18"/>
            <calcext:condition calcext:apply-style-name="cellule temps" calcext:value="contains-text(&quot;NextDay&quot;)" calcext:base-cell-address="'Ile déserte var 2'.G18"/>
            <calcext:condition calcext:apply-style-name="cellule temps" calcext:value="contains-text(&quot;CheckDay&quot;)" calcext:base-cell-address="'Ile déserte var 2'.G18"/>
            <calcext:condition calcext:apply-style-name="cellule histoire" calcext:value="contains-text(&quot;Leave&quot;)" calcext:base-cell-address="'Ile déserte var 2'.G18"/>
            <calcext:condition calcext:apply-style-name="cellule choice" calcext:value="contains-text(&quot;Choice&quot;)" calcext:base-cell-address="'Ile déserte var 2'.G18"/>
            <calcext:condition calcext:apply-style-name="cellule d'erreur" calcext:value="!=&quot;&quot;" calcext:base-cell-address="'Ile déserte var 2'.G18"/>
          </calcext:conditional-format>
          <calcext:conditional-format calcext:target-range-address="'Ile Taverne'.F18:'Ile Taverne'.F18">
            <calcext:condition calcext:apply-style-name="cellule histoire" calcext:value="contains-text(&quot;GoTo&quot;)" calcext:base-cell-address="'Ile déserte var 2'.F18"/>
            <calcext:condition calcext:apply-style-name="cellule histoire" calcext:value="contains-text(&quot;Conclude&quot;)" calcext:base-cell-address="'Ile déserte var 2'.F18"/>
            <calcext:condition calcext:apply-style-name="cellule random" calcext:value="contains-text(&quot;RandomPercent&quot;)" calcext:base-cell-address="'Ile déserte var 2'.F18"/>
            <calcext:condition calcext:apply-style-name="cellule random" calcext:value="contains-text(&quot;RandomRange&quot;)" calcext:base-cell-address="'Ile déserte var 2'.F18"/>
            <calcext:condition calcext:apply-style-name="cellule personnages" calcext:value="contains-text(&quot;NewCrew&quot;)" calcext:base-cell-address="'Ile déserte var 2'.F18"/>
            <calcext:condition calcext:apply-style-name="cellule personnages" calcext:value="contains-text(&quot;NewCharacter&quot;)" calcext:base-cell-address="'Ile déserte var 2'.F18"/>
            <calcext:condition calcext:apply-style-name="cellule personnages" calcext:value="contains-text(&quot;HideOther&quot;)" calcext:base-cell-address="'Ile déserte var 2'.F18"/>
            <calcext:condition calcext:apply-style-name="cellule personnages" calcext:value="contains-text(&quot;DeleteOther&quot;)" calcext:base-cell-address="'Ile déserte var 2'.F18"/>
            <calcext:condition calcext:apply-style-name="cellule narrateur" calcext:value="contains-text(&quot;Narrator&quot;)" calcext:base-cell-address="'Ile déserte var 2'.F18"/>
            <calcext:condition calcext:apply-style-name="cellule set choice" calcext:value="contains-text(&quot;SetChoices&quot;)" calcext:base-cell-address="'Ile déserte var 2'.F18"/>
            <calcext:condition calcext:apply-style-name="cellule dialogues" calcext:value="contains-text(&quot;PlayerSpeak&quot;)" calcext:base-cell-address="'Ile déserte var 2'.F18"/>
            <calcext:condition calcext:apply-style-name="cellule dialogues" calcext:value="contains-text(&quot;OtherSpeak&quot;)" calcext:base-cell-address="'Ile déserte var 2'.F18"/>
            <calcext:condition calcext:apply-style-name="cellule argent" calcext:value="contains-text(&quot;CheckGold&quot;)" calcext:base-cell-address="'Ile déserte var 2'.F18"/>
            <calcext:condition calcext:apply-style-name="cellule argent" calcext:value="contains-text(&quot;RemoveGold&quot;)" calcext:base-cell-address="'Ile déserte var 2'.F18"/>
            <calcext:condition calcext:apply-style-name="cellule argent" calcext:value="contains-text(&quot;AddGold&quot;)" calcext:base-cell-address="'Ile déserte var 2'.F18"/>
            <calcext:condition calcext:apply-style-name="cellule argent" calcext:value="contains-text(&quot;Loot&quot;)" calcext:base-cell-address="'Ile déserte var 2'.F18"/>
            <calcext:condition calcext:apply-style-name="cellule argent" calcext:value="contains-text(&quot;Trade&quot;)" calcext:base-cell-address="'Ile déserte var 2'.F18"/>
            <calcext:condition calcext:apply-style-name="cellule combat" calcext:value="contains-text(&quot;LaunchCombat&quot;)" calcext:base-cell-address="'Ile déserte var 2'.F18"/>
            <calcext:condition calcext:apply-style-name="cellule indice" calcext:value="contains-text(&quot;CheckFormula&quot;)" calcext:base-cell-address="'Ile déserte var 2'.F18"/>
            <calcext:condition calcext:apply-style-name="cellule indice" calcext:value="contains-text(&quot;GiveDirection&quot;)" calcext:base-cell-address="'Ile déserte var 2'.F18"/>
            <calcext:condition calcext:apply-style-name="cellule temps" calcext:value="contains-text(&quot;SetWeather&quot;)" calcext:base-cell-address="'Ile déserte var 2'.F18"/>
            <calcext:condition calcext:apply-style-name="cellule temps" calcext:value="contains-text(&quot;SwitchWeather&quot;)" calcext:base-cell-address="'Ile déserte var 2'.F18"/>
            <calcext:condition calcext:apply-style-name="cellule temps" calcext:value="contains-text(&quot;NextDay&quot;)" calcext:base-cell-address="'Ile déserte var 2'.F18"/>
            <calcext:condition calcext:apply-style-name="cellule temps" calcext:value="contains-text(&quot;CheckDay&quot;)" calcext:base-cell-address="'Ile déserte var 2'.F18"/>
            <calcext:condition calcext:apply-style-name="cellule histoire" calcext:value="contains-text(&quot;Leave&quot;)" calcext:base-cell-address="'Ile déserte var 2'.F18"/>
            <calcext:condition calcext:apply-style-name="cellule choice" calcext:value="contains-text(&quot;Choice&quot;)" calcext:base-cell-address="'Ile déserte var 2'.F18"/>
            <calcext:condition calcext:apply-style-name="cellule d'erreur" calcext:value="!=&quot;&quot;" calcext:base-cell-address="'Ile déserte var 2'.F18"/>
          </calcext:conditional-format>
          <calcext:conditional-format calcext:target-range-address="'Ile Taverne'.F18:'Ile Taverne'.F18">
            <calcext:condition calcext:apply-style-name="cellule histoire" calcext:value="contains-text(&quot;GoTo&quot;)" calcext:base-cell-address="'Ile déserte var 2'.F18"/>
            <calcext:condition calcext:apply-style-name="cellule histoire" calcext:value="contains-text(&quot;Conclude&quot;)" calcext:base-cell-address="'Ile déserte var 2'.F18"/>
            <calcext:condition calcext:apply-style-name="cellule random" calcext:value="contains-text(&quot;RandomPercent&quot;)" calcext:base-cell-address="'Ile déserte var 2'.F18"/>
            <calcext:condition calcext:apply-style-name="cellule random" calcext:value="contains-text(&quot;RandomRange&quot;)" calcext:base-cell-address="'Ile déserte var 2'.F18"/>
            <calcext:condition calcext:apply-style-name="cellule personnages" calcext:value="contains-text(&quot;NewCrew&quot;)" calcext:base-cell-address="'Ile déserte var 2'.F18"/>
            <calcext:condition calcext:apply-style-name="cellule personnages" calcext:value="contains-text(&quot;NewCharacter&quot;)" calcext:base-cell-address="'Ile déserte var 2'.F18"/>
            <calcext:condition calcext:apply-style-name="cellule personnages" calcext:value="contains-text(&quot;HideOther&quot;)" calcext:base-cell-address="'Ile déserte var 2'.F18"/>
            <calcext:condition calcext:apply-style-name="cellule personnages" calcext:value="contains-text(&quot;DeleteOther&quot;)" calcext:base-cell-address="'Ile déserte var 2'.F18"/>
            <calcext:condition calcext:apply-style-name="cellule narrateur" calcext:value="contains-text(&quot;Narrator&quot;)" calcext:base-cell-address="'Ile déserte var 2'.F18"/>
            <calcext:condition calcext:apply-style-name="cellule set choice" calcext:value="contains-text(&quot;SetChoices&quot;)" calcext:base-cell-address="'Ile déserte var 2'.F18"/>
            <calcext:condition calcext:apply-style-name="cellule dialogues" calcext:value="contains-text(&quot;PlayerSpeak&quot;)" calcext:base-cell-address="'Ile déserte var 2'.F18"/>
            <calcext:condition calcext:apply-style-name="cellule dialogues" calcext:value="contains-text(&quot;OtherSpeak&quot;)" calcext:base-cell-address="'Ile déserte var 2'.F18"/>
            <calcext:condition calcext:apply-style-name="cellule argent" calcext:value="contains-text(&quot;CheckGold&quot;)" calcext:base-cell-address="'Ile déserte var 2'.F18"/>
            <calcext:condition calcext:apply-style-name="cellule argent" calcext:value="contains-text(&quot;RemoveGold&quot;)" calcext:base-cell-address="'Ile déserte var 2'.F18"/>
            <calcext:condition calcext:apply-style-name="cellule argent" calcext:value="contains-text(&quot;AddGold&quot;)" calcext:base-cell-address="'Ile déserte var 2'.F18"/>
            <calcext:condition calcext:apply-style-name="cellule argent" calcext:value="contains-text(&quot;Loot&quot;)" calcext:base-cell-address="'Ile déserte var 2'.F18"/>
            <calcext:condition calcext:apply-style-name="cellule argent" calcext:value="contains-text(&quot;Trade&quot;)" calcext:base-cell-address="'Ile déserte var 2'.F18"/>
            <calcext:condition calcext:apply-style-name="cellule combat" calcext:value="contains-text(&quot;LaunchCombat&quot;)" calcext:base-cell-address="'Ile déserte var 2'.F18"/>
            <calcext:condition calcext:apply-style-name="cellule indice" calcext:value="contains-text(&quot;CheckFormula&quot;)" calcext:base-cell-address="'Ile déserte var 2'.F18"/>
            <calcext:condition calcext:apply-style-name="cellule indice" calcext:value="contains-text(&quot;GiveDirection&quot;)" calcext:base-cell-address="'Ile déserte var 2'.F18"/>
            <calcext:condition calcext:apply-style-name="cellule temps" calcext:value="contains-text(&quot;SetWeather&quot;)" calcext:base-cell-address="'Ile déserte var 2'.F18"/>
            <calcext:condition calcext:apply-style-name="cellule temps" calcext:value="contains-text(&quot;SwitchWeather&quot;)" calcext:base-cell-address="'Ile déserte var 2'.F18"/>
            <calcext:condition calcext:apply-style-name="cellule temps" calcext:value="contains-text(&quot;NextDay&quot;)" calcext:base-cell-address="'Ile déserte var 2'.F18"/>
            <calcext:condition calcext:apply-style-name="cellule temps" calcext:value="contains-text(&quot;CheckDay&quot;)" calcext:base-cell-address="'Ile déserte var 2'.F18"/>
            <calcext:condition calcext:apply-style-name="cellule histoire" calcext:value="contains-text(&quot;Leave&quot;)" calcext:base-cell-address="'Ile déserte var 2'.F18"/>
            <calcext:condition calcext:apply-style-name="cellule choice" calcext:value="contains-text(&quot;Choice&quot;)" calcext:base-cell-address="'Ile déserte var 2'.F18"/>
            <calcext:condition calcext:apply-style-name="cellule d'erreur" calcext:value="!=&quot;&quot;" calcext:base-cell-address="'Ile déserte var 2'.F18"/>
          </calcext:conditional-format>
          <calcext:conditional-format calcext:target-range-address="'Ile Taverne'.F18:'Ile Taverne'.G18">
            <calcext:condition calcext:apply-style-name="cellule histoire" calcext:value="contains-text(&quot;GoTo&quot;)" calcext:base-cell-address="'Ile déserte var 2'.F18"/>
            <calcext:condition calcext:apply-style-name="cellule histoire" calcext:value="contains-text(&quot;Conclude&quot;)" calcext:base-cell-address="'Ile déserte var 2'.F18"/>
            <calcext:condition calcext:apply-style-name="cellule random" calcext:value="contains-text(&quot;RandomPercent&quot;)" calcext:base-cell-address="'Ile déserte var 2'.F18"/>
            <calcext:condition calcext:apply-style-name="cellule random" calcext:value="contains-text(&quot;RandomRange&quot;)" calcext:base-cell-address="'Ile déserte var 2'.F18"/>
            <calcext:condition calcext:apply-style-name="cellule personnages" calcext:value="contains-text(&quot;NewCrew&quot;)" calcext:base-cell-address="'Ile déserte var 2'.F18"/>
            <calcext:condition calcext:apply-style-name="cellule personnages" calcext:value="contains-text(&quot;NewCharacter&quot;)" calcext:base-cell-address="'Ile déserte var 2'.F18"/>
            <calcext:condition calcext:apply-style-name="cellule personnages" calcext:value="contains-text(&quot;HideOther&quot;)" calcext:base-cell-address="'Ile déserte var 2'.F18"/>
            <calcext:condition calcext:apply-style-name="cellule personnages" calcext:value="contains-text(&quot;DeleteOther&quot;)" calcext:base-cell-address="'Ile déserte var 2'.F18"/>
            <calcext:condition calcext:apply-style-name="cellule narrateur" calcext:value="contains-text(&quot;Narrator&quot;)" calcext:base-cell-address="'Ile déserte var 2'.F18"/>
            <calcext:condition calcext:apply-style-name="cellule set choice" calcext:value="contains-text(&quot;SetChoices&quot;)" calcext:base-cell-address="'Ile déserte var 2'.F18"/>
            <calcext:condition calcext:apply-style-name="cellule dialogues" calcext:value="contains-text(&quot;PlayerSpeak&quot;)" calcext:base-cell-address="'Ile déserte var 2'.F18"/>
            <calcext:condition calcext:apply-style-name="cellule dialogues" calcext:value="contains-text(&quot;OtherSpeak&quot;)" calcext:base-cell-address="'Ile déserte var 2'.F18"/>
            <calcext:condition calcext:apply-style-name="cellule argent" calcext:value="contains-text(&quot;CheckGold&quot;)" calcext:base-cell-address="'Ile déserte var 2'.F18"/>
            <calcext:condition calcext:apply-style-name="cellule argent" calcext:value="contains-text(&quot;RemoveGold&quot;)" calcext:base-cell-address="'Ile déserte var 2'.F18"/>
            <calcext:condition calcext:apply-style-name="cellule argent" calcext:value="contains-text(&quot;AddGold&quot;)" calcext:base-cell-address="'Ile déserte var 2'.F18"/>
            <calcext:condition calcext:apply-style-name="cellule argent" calcext:value="contains-text(&quot;Loot&quot;)" calcext:base-cell-address="'Ile déserte var 2'.F18"/>
            <calcext:condition calcext:apply-style-name="cellule argent" calcext:value="contains-text(&quot;Trade&quot;)" calcext:base-cell-address="'Ile déserte var 2'.F18"/>
            <calcext:condition calcext:apply-style-name="cellule combat" calcext:value="contains-text(&quot;LaunchCombat&quot;)" calcext:base-cell-address="'Ile déserte var 2'.F18"/>
            <calcext:condition calcext:apply-style-name="cellule indice" calcext:value="contains-text(&quot;CheckFormula&quot;)" calcext:base-cell-address="'Ile déserte var 2'.F18"/>
            <calcext:condition calcext:apply-style-name="cellule indice" calcext:value="contains-text(&quot;GiveDirection&quot;)" calcext:base-cell-address="'Ile déserte var 2'.F18"/>
            <calcext:condition calcext:apply-style-name="cellule temps" calcext:value="contains-text(&quot;SetWeather&quot;)" calcext:base-cell-address="'Ile déserte var 2'.F18"/>
            <calcext:condition calcext:apply-style-name="cellule temps" calcext:value="contains-text(&quot;SwitchWeather&quot;)" calcext:base-cell-address="'Ile déserte var 2'.F18"/>
            <calcext:condition calcext:apply-style-name="cellule temps" calcext:value="contains-text(&quot;NextDay&quot;)" calcext:base-cell-address="'Ile déserte var 2'.F18"/>
            <calcext:condition calcext:apply-style-name="cellule temps" calcext:value="contains-text(&quot;CheckDay&quot;)" calcext:base-cell-address="'Ile déserte var 2'.F18"/>
            <calcext:condition calcext:apply-style-name="cellule histoire" calcext:value="contains-text(&quot;Leave&quot;)" calcext:base-cell-address="'Ile déserte var 2'.F18"/>
            <calcext:condition calcext:apply-style-name="cellule choice" calcext:value="contains-text(&quot;Choice&quot;)" calcext:base-cell-address="'Ile déserte var 2'.F18"/>
            <calcext:condition calcext:apply-style-name="cellule d'erreur" calcext:value="!=&quot;&quot;" calcext:base-cell-address="'Ile déserte var 2'.F18"/>
          </calcext:conditional-format>
          <calcext:conditional-format calcext:target-range-address="'Ile Taverne'.I19:'Ile Taverne'.I26">
            <calcext:condition calcext:apply-style-name="cellule histoire" calcext:value="contains-text(&quot;GoTo&quot;)" calcext:base-cell-address="'Ile déserte var 2'.I19"/>
            <calcext:condition calcext:apply-style-name="cellule histoire" calcext:value="contains-text(&quot;Conclude&quot;)" calcext:base-cell-address="'Ile déserte var 2'.I19"/>
            <calcext:condition calcext:apply-style-name="cellule random" calcext:value="contains-text(&quot;RandomPercent&quot;)" calcext:base-cell-address="'Ile déserte var 2'.I19"/>
            <calcext:condition calcext:apply-style-name="cellule random" calcext:value="contains-text(&quot;RandomRange&quot;)" calcext:base-cell-address="'Ile déserte var 2'.I19"/>
            <calcext:condition calcext:apply-style-name="cellule personnages" calcext:value="contains-text(&quot;NewCrew&quot;)" calcext:base-cell-address="'Ile déserte var 2'.I19"/>
            <calcext:condition calcext:apply-style-name="cellule personnages" calcext:value="contains-text(&quot;NewCharacter&quot;)" calcext:base-cell-address="'Ile déserte var 2'.I19"/>
            <calcext:condition calcext:apply-style-name="cellule personnages" calcext:value="contains-text(&quot;HideOther&quot;)" calcext:base-cell-address="'Ile déserte var 2'.I19"/>
            <calcext:condition calcext:apply-style-name="cellule personnages" calcext:value="contains-text(&quot;DeleteOther&quot;)" calcext:base-cell-address="'Ile déserte var 2'.I19"/>
            <calcext:condition calcext:apply-style-name="cellule narrateur" calcext:value="contains-text(&quot;Narrator&quot;)" calcext:base-cell-address="'Ile déserte var 2'.I19"/>
            <calcext:condition calcext:apply-style-name="cellule set choice" calcext:value="contains-text(&quot;SetChoices&quot;)" calcext:base-cell-address="'Ile déserte var 2'.I19"/>
            <calcext:condition calcext:apply-style-name="cellule dialogues" calcext:value="contains-text(&quot;PlayerSpeak&quot;)" calcext:base-cell-address="'Ile déserte var 2'.I19"/>
            <calcext:condition calcext:apply-style-name="cellule dialogues" calcext:value="contains-text(&quot;OtherSpeak&quot;)" calcext:base-cell-address="'Ile déserte var 2'.I19"/>
            <calcext:condition calcext:apply-style-name="cellule argent" calcext:value="contains-text(&quot;CheckGold&quot;)" calcext:base-cell-address="'Ile déserte var 2'.I19"/>
            <calcext:condition calcext:apply-style-name="cellule argent" calcext:value="contains-text(&quot;RemoveGold&quot;)" calcext:base-cell-address="'Ile déserte var 2'.I19"/>
            <calcext:condition calcext:apply-style-name="cellule argent" calcext:value="contains-text(&quot;AddGold&quot;)" calcext:base-cell-address="'Ile déserte var 2'.I19"/>
            <calcext:condition calcext:apply-style-name="cellule argent" calcext:value="contains-text(&quot;Loot&quot;)" calcext:base-cell-address="'Ile déserte var 2'.I19"/>
            <calcext:condition calcext:apply-style-name="cellule argent" calcext:value="contains-text(&quot;Trade&quot;)" calcext:base-cell-address="'Ile déserte var 2'.I19"/>
            <calcext:condition calcext:apply-style-name="cellule combat" calcext:value="contains-text(&quot;LaunchCombat&quot;)" calcext:base-cell-address="'Ile déserte var 2'.I19"/>
            <calcext:condition calcext:apply-style-name="cellule indice" calcext:value="contains-text(&quot;CheckFormula&quot;)" calcext:base-cell-address="'Ile déserte var 2'.I19"/>
            <calcext:condition calcext:apply-style-name="cellule indice" calcext:value="contains-text(&quot;GiveDirection&quot;)" calcext:base-cell-address="'Ile déserte var 2'.I19"/>
            <calcext:condition calcext:apply-style-name="cellule temps" calcext:value="contains-text(&quot;SetWeather&quot;)" calcext:base-cell-address="'Ile déserte var 2'.I19"/>
            <calcext:condition calcext:apply-style-name="cellule temps" calcext:value="contains-text(&quot;SwitchWeather&quot;)" calcext:base-cell-address="'Ile déserte var 2'.I19"/>
            <calcext:condition calcext:apply-style-name="cellule temps" calcext:value="contains-text(&quot;NextDay&quot;)" calcext:base-cell-address="'Ile déserte var 2'.I19"/>
            <calcext:condition calcext:apply-style-name="cellule temps" calcext:value="contains-text(&quot;CheckDay&quot;)" calcext:base-cell-address="'Ile déserte var 2'.I19"/>
            <calcext:condition calcext:apply-style-name="cellule histoire" calcext:value="contains-text(&quot;Leave&quot;)" calcext:base-cell-address="'Ile déserte var 2'.I19"/>
            <calcext:condition calcext:apply-style-name="cellule choice" calcext:value="contains-text(&quot;Choice&quot;)" calcext:base-cell-address="'Ile déserte var 2'.I19"/>
            <calcext:condition calcext:apply-style-name="cellule d'erreur" calcext:value="!=&quot;&quot;" calcext:base-cell-address="'Ile déserte var 2'.I19"/>
          </calcext:conditional-format>
          <calcext:conditional-format calcext:target-range-address="'Ile Taverne'.I19:'Ile Taverne'.I26">
            <calcext:condition calcext:apply-style-name="cellule histoire" calcext:value="contains-text(&quot;GoTo&quot;)" calcext:base-cell-address="'Ile déserte var 2'.I19"/>
            <calcext:condition calcext:apply-style-name="cellule histoire" calcext:value="contains-text(&quot;Conclude&quot;)" calcext:base-cell-address="'Ile déserte var 2'.I19"/>
            <calcext:condition calcext:apply-style-name="cellule random" calcext:value="contains-text(&quot;RandomPercent&quot;)" calcext:base-cell-address="'Ile déserte var 2'.I19"/>
            <calcext:condition calcext:apply-style-name="cellule random" calcext:value="contains-text(&quot;RandomRange&quot;)" calcext:base-cell-address="'Ile déserte var 2'.I19"/>
            <calcext:condition calcext:apply-style-name="cellule personnages" calcext:value="contains-text(&quot;NewCrew&quot;)" calcext:base-cell-address="'Ile déserte var 2'.I19"/>
            <calcext:condition calcext:apply-style-name="cellule personnages" calcext:value="contains-text(&quot;NewCharacter&quot;)" calcext:base-cell-address="'Ile déserte var 2'.I19"/>
            <calcext:condition calcext:apply-style-name="cellule personnages" calcext:value="contains-text(&quot;HideOther&quot;)" calcext:base-cell-address="'Ile déserte var 2'.I19"/>
            <calcext:condition calcext:apply-style-name="cellule personnages" calcext:value="contains-text(&quot;DeleteOther&quot;)" calcext:base-cell-address="'Ile déserte var 2'.I19"/>
            <calcext:condition calcext:apply-style-name="cellule narrateur" calcext:value="contains-text(&quot;Narrator&quot;)" calcext:base-cell-address="'Ile déserte var 2'.I19"/>
            <calcext:condition calcext:apply-style-name="cellule set choice" calcext:value="contains-text(&quot;SetChoices&quot;)" calcext:base-cell-address="'Ile déserte var 2'.I19"/>
            <calcext:condition calcext:apply-style-name="cellule dialogues" calcext:value="contains-text(&quot;PlayerSpeak&quot;)" calcext:base-cell-address="'Ile déserte var 2'.I19"/>
            <calcext:condition calcext:apply-style-name="cellule dialogues" calcext:value="contains-text(&quot;OtherSpeak&quot;)" calcext:base-cell-address="'Ile déserte var 2'.I19"/>
            <calcext:condition calcext:apply-style-name="cellule argent" calcext:value="contains-text(&quot;CheckGold&quot;)" calcext:base-cell-address="'Ile déserte var 2'.I19"/>
            <calcext:condition calcext:apply-style-name="cellule argent" calcext:value="contains-text(&quot;RemoveGold&quot;)" calcext:base-cell-address="'Ile déserte var 2'.I19"/>
            <calcext:condition calcext:apply-style-name="cellule argent" calcext:value="contains-text(&quot;AddGold&quot;)" calcext:base-cell-address="'Ile déserte var 2'.I19"/>
            <calcext:condition calcext:apply-style-name="cellule argent" calcext:value="contains-text(&quot;Loot&quot;)" calcext:base-cell-address="'Ile déserte var 2'.I19"/>
            <calcext:condition calcext:apply-style-name="cellule argent" calcext:value="contains-text(&quot;Trade&quot;)" calcext:base-cell-address="'Ile déserte var 2'.I19"/>
            <calcext:condition calcext:apply-style-name="cellule combat" calcext:value="contains-text(&quot;LaunchCombat&quot;)" calcext:base-cell-address="'Ile déserte var 2'.I19"/>
            <calcext:condition calcext:apply-style-name="cellule indice" calcext:value="contains-text(&quot;CheckFormula&quot;)" calcext:base-cell-address="'Ile déserte var 2'.I19"/>
            <calcext:condition calcext:apply-style-name="cellule indice" calcext:value="contains-text(&quot;GiveDirection&quot;)" calcext:base-cell-address="'Ile déserte var 2'.I19"/>
            <calcext:condition calcext:apply-style-name="cellule temps" calcext:value="contains-text(&quot;SetWeather&quot;)" calcext:base-cell-address="'Ile déserte var 2'.I19"/>
            <calcext:condition calcext:apply-style-name="cellule temps" calcext:value="contains-text(&quot;SwitchWeather&quot;)" calcext:base-cell-address="'Ile déserte var 2'.I19"/>
            <calcext:condition calcext:apply-style-name="cellule temps" calcext:value="contains-text(&quot;NextDay&quot;)" calcext:base-cell-address="'Ile déserte var 2'.I19"/>
            <calcext:condition calcext:apply-style-name="cellule temps" calcext:value="contains-text(&quot;CheckDay&quot;)" calcext:base-cell-address="'Ile déserte var 2'.I19"/>
            <calcext:condition calcext:apply-style-name="cellule histoire" calcext:value="contains-text(&quot;Leave&quot;)" calcext:base-cell-address="'Ile déserte var 2'.I19"/>
            <calcext:condition calcext:apply-style-name="cellule choice" calcext:value="contains-text(&quot;Choice&quot;)" calcext:base-cell-address="'Ile déserte var 2'.I19"/>
            <calcext:condition calcext:apply-style-name="cellule d'erreur" calcext:value="!=&quot;&quot;" calcext:base-cell-address="'Ile déserte var 2'.I19"/>
          </calcext:conditional-format>
          <calcext:conditional-format calcext:target-range-address="'Ile Taverne'.I18:'Ile Taverne'.I18">
            <calcext:condition calcext:apply-style-name="cellule histoire" calcext:value="contains-text(&quot;GoTo&quot;)" calcext:base-cell-address="'Ile déserte var 2'.I18"/>
            <calcext:condition calcext:apply-style-name="cellule histoire" calcext:value="contains-text(&quot;Conclude&quot;)" calcext:base-cell-address="'Ile déserte var 2'.I18"/>
            <calcext:condition calcext:apply-style-name="cellule random" calcext:value="contains-text(&quot;RandomPercent&quot;)" calcext:base-cell-address="'Ile déserte var 2'.I18"/>
            <calcext:condition calcext:apply-style-name="cellule random" calcext:value="contains-text(&quot;RandomRange&quot;)" calcext:base-cell-address="'Ile déserte var 2'.I18"/>
            <calcext:condition calcext:apply-style-name="cellule personnages" calcext:value="contains-text(&quot;NewCrew&quot;)" calcext:base-cell-address="'Ile déserte var 2'.I18"/>
            <calcext:condition calcext:apply-style-name="cellule personnages" calcext:value="contains-text(&quot;NewCharacter&quot;)" calcext:base-cell-address="'Ile déserte var 2'.I18"/>
            <calcext:condition calcext:apply-style-name="cellule personnages" calcext:value="contains-text(&quot;HideOther&quot;)" calcext:base-cell-address="'Ile déserte var 2'.I18"/>
            <calcext:condition calcext:apply-style-name="cellule personnages" calcext:value="contains-text(&quot;DeleteOther&quot;)" calcext:base-cell-address="'Ile déserte var 2'.I18"/>
            <calcext:condition calcext:apply-style-name="cellule narrateur" calcext:value="contains-text(&quot;Narrator&quot;)" calcext:base-cell-address="'Ile déserte var 2'.I18"/>
            <calcext:condition calcext:apply-style-name="cellule set choice" calcext:value="contains-text(&quot;SetChoices&quot;)" calcext:base-cell-address="'Ile déserte var 2'.I18"/>
            <calcext:condition calcext:apply-style-name="cellule dialogues" calcext:value="contains-text(&quot;PlayerSpeak&quot;)" calcext:base-cell-address="'Ile déserte var 2'.I18"/>
            <calcext:condition calcext:apply-style-name="cellule dialogues" calcext:value="contains-text(&quot;OtherSpeak&quot;)" calcext:base-cell-address="'Ile déserte var 2'.I18"/>
            <calcext:condition calcext:apply-style-name="cellule argent" calcext:value="contains-text(&quot;CheckGold&quot;)" calcext:base-cell-address="'Ile déserte var 2'.I18"/>
            <calcext:condition calcext:apply-style-name="cellule argent" calcext:value="contains-text(&quot;RemoveGold&quot;)" calcext:base-cell-address="'Ile déserte var 2'.I18"/>
            <calcext:condition calcext:apply-style-name="cellule argent" calcext:value="contains-text(&quot;AddGold&quot;)" calcext:base-cell-address="'Ile déserte var 2'.I18"/>
            <calcext:condition calcext:apply-style-name="cellule argent" calcext:value="contains-text(&quot;Loot&quot;)" calcext:base-cell-address="'Ile déserte var 2'.I18"/>
            <calcext:condition calcext:apply-style-name="cellule argent" calcext:value="contains-text(&quot;Trade&quot;)" calcext:base-cell-address="'Ile déserte var 2'.I18"/>
            <calcext:condition calcext:apply-style-name="cellule combat" calcext:value="contains-text(&quot;LaunchCombat&quot;)" calcext:base-cell-address="'Ile déserte var 2'.I18"/>
            <calcext:condition calcext:apply-style-name="cellule indice" calcext:value="contains-text(&quot;CheckFormula&quot;)" calcext:base-cell-address="'Ile déserte var 2'.I18"/>
            <calcext:condition calcext:apply-style-name="cellule indice" calcext:value="contains-text(&quot;GiveDirection&quot;)" calcext:base-cell-address="'Ile déserte var 2'.I18"/>
            <calcext:condition calcext:apply-style-name="cellule temps" calcext:value="contains-text(&quot;SetWeather&quot;)" calcext:base-cell-address="'Ile déserte var 2'.I18"/>
            <calcext:condition calcext:apply-style-name="cellule temps" calcext:value="contains-text(&quot;SwitchWeather&quot;)" calcext:base-cell-address="'Ile déserte var 2'.I18"/>
            <calcext:condition calcext:apply-style-name="cellule temps" calcext:value="contains-text(&quot;NextDay&quot;)" calcext:base-cell-address="'Ile déserte var 2'.I18"/>
            <calcext:condition calcext:apply-style-name="cellule temps" calcext:value="contains-text(&quot;CheckDay&quot;)" calcext:base-cell-address="'Ile déserte var 2'.I18"/>
            <calcext:condition calcext:apply-style-name="cellule histoire" calcext:value="contains-text(&quot;Leave&quot;)" calcext:base-cell-address="'Ile déserte var 2'.I18"/>
            <calcext:condition calcext:apply-style-name="cellule choice" calcext:value="contains-text(&quot;Choice&quot;)" calcext:base-cell-address="'Ile déserte var 2'.I18"/>
            <calcext:condition calcext:apply-style-name="cellule d'erreur" calcext:value="!=&quot;&quot;" calcext:base-cell-address="'Ile déserte var 2'.I18"/>
          </calcext:conditional-format>
          <calcext:conditional-format calcext:target-range-address="'Ile Taverne'.I18:'Ile Taverne'.I18">
            <calcext:condition calcext:apply-style-name="cellule histoire" calcext:value="contains-text(&quot;GoTo&quot;)" calcext:base-cell-address="'Ile déserte var 2'.I18"/>
            <calcext:condition calcext:apply-style-name="cellule histoire" calcext:value="contains-text(&quot;Conclude&quot;)" calcext:base-cell-address="'Ile déserte var 2'.I18"/>
            <calcext:condition calcext:apply-style-name="cellule random" calcext:value="contains-text(&quot;RandomPercent&quot;)" calcext:base-cell-address="'Ile déserte var 2'.I18"/>
            <calcext:condition calcext:apply-style-name="cellule random" calcext:value="contains-text(&quot;RandomRange&quot;)" calcext:base-cell-address="'Ile déserte var 2'.I18"/>
            <calcext:condition calcext:apply-style-name="cellule personnages" calcext:value="contains-text(&quot;NewCrew&quot;)" calcext:base-cell-address="'Ile déserte var 2'.I18"/>
            <calcext:condition calcext:apply-style-name="cellule personnages" calcext:value="contains-text(&quot;NewCharacter&quot;)" calcext:base-cell-address="'Ile déserte var 2'.I18"/>
            <calcext:condition calcext:apply-style-name="cellule personnages" calcext:value="contains-text(&quot;HideOther&quot;)" calcext:base-cell-address="'Ile déserte var 2'.I18"/>
            <calcext:condition calcext:apply-style-name="cellule personnages" calcext:value="contains-text(&quot;DeleteOther&quot;)" calcext:base-cell-address="'Ile déserte var 2'.I18"/>
            <calcext:condition calcext:apply-style-name="cellule narrateur" calcext:value="contains-text(&quot;Narrator&quot;)" calcext:base-cell-address="'Ile déserte var 2'.I18"/>
            <calcext:condition calcext:apply-style-name="cellule set choice" calcext:value="contains-text(&quot;SetChoices&quot;)" calcext:base-cell-address="'Ile déserte var 2'.I18"/>
            <calcext:condition calcext:apply-style-name="cellule dialogues" calcext:value="contains-text(&quot;PlayerSpeak&quot;)" calcext:base-cell-address="'Ile déserte var 2'.I18"/>
            <calcext:condition calcext:apply-style-name="cellule dialogues" calcext:value="contains-text(&quot;OtherSpeak&quot;)" calcext:base-cell-address="'Ile déserte var 2'.I18"/>
            <calcext:condition calcext:apply-style-name="cellule argent" calcext:value="contains-text(&quot;CheckGold&quot;)" calcext:base-cell-address="'Ile déserte var 2'.I18"/>
            <calcext:condition calcext:apply-style-name="cellule argent" calcext:value="contains-text(&quot;RemoveGold&quot;)" calcext:base-cell-address="'Ile déserte var 2'.I18"/>
            <calcext:condition calcext:apply-style-name="cellule argent" calcext:value="contains-text(&quot;AddGold&quot;)" calcext:base-cell-address="'Ile déserte var 2'.I18"/>
            <calcext:condition calcext:apply-style-name="cellule argent" calcext:value="contains-text(&quot;Loot&quot;)" calcext:base-cell-address="'Ile déserte var 2'.I18"/>
            <calcext:condition calcext:apply-style-name="cellule argent" calcext:value="contains-text(&quot;Trade&quot;)" calcext:base-cell-address="'Ile déserte var 2'.I18"/>
            <calcext:condition calcext:apply-style-name="cellule combat" calcext:value="contains-text(&quot;LaunchCombat&quot;)" calcext:base-cell-address="'Ile déserte var 2'.I18"/>
            <calcext:condition calcext:apply-style-name="cellule indice" calcext:value="contains-text(&quot;CheckFormula&quot;)" calcext:base-cell-address="'Ile déserte var 2'.I18"/>
            <calcext:condition calcext:apply-style-name="cellule indice" calcext:value="contains-text(&quot;GiveDirection&quot;)" calcext:base-cell-address="'Ile déserte var 2'.I18"/>
            <calcext:condition calcext:apply-style-name="cellule temps" calcext:value="contains-text(&quot;SetWeather&quot;)" calcext:base-cell-address="'Ile déserte var 2'.I18"/>
            <calcext:condition calcext:apply-style-name="cellule temps" calcext:value="contains-text(&quot;SwitchWeather&quot;)" calcext:base-cell-address="'Ile déserte var 2'.I18"/>
            <calcext:condition calcext:apply-style-name="cellule temps" calcext:value="contains-text(&quot;NextDay&quot;)" calcext:base-cell-address="'Ile déserte var 2'.I18"/>
            <calcext:condition calcext:apply-style-name="cellule temps" calcext:value="contains-text(&quot;CheckDay&quot;)" calcext:base-cell-address="'Ile déserte var 2'.I18"/>
            <calcext:condition calcext:apply-style-name="cellule histoire" calcext:value="contains-text(&quot;Leave&quot;)" calcext:base-cell-address="'Ile déserte var 2'.I18"/>
            <calcext:condition calcext:apply-style-name="cellule choice" calcext:value="contains-text(&quot;Choice&quot;)" calcext:base-cell-address="'Ile déserte var 2'.I18"/>
            <calcext:condition calcext:apply-style-name="cellule d'erreur" calcext:value="!=&quot;&quot;" calcext:base-cell-address="'Ile déserte var 2'.I18"/>
          </calcext:conditional-format>
          <calcext:conditional-format calcext:target-range-address="'Ile Taverne'.I18:'Ile Taverne'.I18">
            <calcext:condition calcext:apply-style-name="cellule histoire" calcext:value="contains-text(&quot;GoTo&quot;)" calcext:base-cell-address="'Ile déserte var 2'.I18"/>
            <calcext:condition calcext:apply-style-name="cellule histoire" calcext:value="contains-text(&quot;Conclude&quot;)" calcext:base-cell-address="'Ile déserte var 2'.I18"/>
            <calcext:condition calcext:apply-style-name="cellule random" calcext:value="contains-text(&quot;RandomPercent&quot;)" calcext:base-cell-address="'Ile déserte var 2'.I18"/>
            <calcext:condition calcext:apply-style-name="cellule random" calcext:value="contains-text(&quot;RandomRange&quot;)" calcext:base-cell-address="'Ile déserte var 2'.I18"/>
            <calcext:condition calcext:apply-style-name="cellule personnages" calcext:value="contains-text(&quot;NewCrew&quot;)" calcext:base-cell-address="'Ile déserte var 2'.I18"/>
            <calcext:condition calcext:apply-style-name="cellule personnages" calcext:value="contains-text(&quot;NewCharacter&quot;)" calcext:base-cell-address="'Ile déserte var 2'.I18"/>
            <calcext:condition calcext:apply-style-name="cellule personnages" calcext:value="contains-text(&quot;HideOther&quot;)" calcext:base-cell-address="'Ile déserte var 2'.I18"/>
            <calcext:condition calcext:apply-style-name="cellule personnages" calcext:value="contains-text(&quot;DeleteOther&quot;)" calcext:base-cell-address="'Ile déserte var 2'.I18"/>
            <calcext:condition calcext:apply-style-name="cellule narrateur" calcext:value="contains-text(&quot;Narrator&quot;)" calcext:base-cell-address="'Ile déserte var 2'.I18"/>
            <calcext:condition calcext:apply-style-name="cellule set choice" calcext:value="contains-text(&quot;SetChoices&quot;)" calcext:base-cell-address="'Ile déserte var 2'.I18"/>
            <calcext:condition calcext:apply-style-name="cellule dialogues" calcext:value="contains-text(&quot;PlayerSpeak&quot;)" calcext:base-cell-address="'Ile déserte var 2'.I18"/>
            <calcext:condition calcext:apply-style-name="cellule dialogues" calcext:value="contains-text(&quot;OtherSpeak&quot;)" calcext:base-cell-address="'Ile déserte var 2'.I18"/>
            <calcext:condition calcext:apply-style-name="cellule argent" calcext:value="contains-text(&quot;CheckGold&quot;)" calcext:base-cell-address="'Ile déserte var 2'.I18"/>
            <calcext:condition calcext:apply-style-name="cellule argent" calcext:value="contains-text(&quot;RemoveGold&quot;)" calcext:base-cell-address="'Ile déserte var 2'.I18"/>
            <calcext:condition calcext:apply-style-name="cellule argent" calcext:value="contains-text(&quot;AddGold&quot;)" calcext:base-cell-address="'Ile déserte var 2'.I18"/>
            <calcext:condition calcext:apply-style-name="cellule argent" calcext:value="contains-text(&quot;Loot&quot;)" calcext:base-cell-address="'Ile déserte var 2'.I18"/>
            <calcext:condition calcext:apply-style-name="cellule argent" calcext:value="contains-text(&quot;Trade&quot;)" calcext:base-cell-address="'Ile déserte var 2'.I18"/>
            <calcext:condition calcext:apply-style-name="cellule combat" calcext:value="contains-text(&quot;LaunchCombat&quot;)" calcext:base-cell-address="'Ile déserte var 2'.I18"/>
            <calcext:condition calcext:apply-style-name="cellule indice" calcext:value="contains-text(&quot;CheckFormula&quot;)" calcext:base-cell-address="'Ile déserte var 2'.I18"/>
            <calcext:condition calcext:apply-style-name="cellule indice" calcext:value="contains-text(&quot;GiveDirection&quot;)" calcext:base-cell-address="'Ile déserte var 2'.I18"/>
            <calcext:condition calcext:apply-style-name="cellule temps" calcext:value="contains-text(&quot;SetWeather&quot;)" calcext:base-cell-address="'Ile déserte var 2'.I18"/>
            <calcext:condition calcext:apply-style-name="cellule temps" calcext:value="contains-text(&quot;SwitchWeather&quot;)" calcext:base-cell-address="'Ile déserte var 2'.I18"/>
            <calcext:condition calcext:apply-style-name="cellule temps" calcext:value="contains-text(&quot;NextDay&quot;)" calcext:base-cell-address="'Ile déserte var 2'.I18"/>
            <calcext:condition calcext:apply-style-name="cellule temps" calcext:value="contains-text(&quot;CheckDay&quot;)" calcext:base-cell-address="'Ile déserte var 2'.I18"/>
            <calcext:condition calcext:apply-style-name="cellule histoire" calcext:value="contains-text(&quot;Leave&quot;)" calcext:base-cell-address="'Ile déserte var 2'.I18"/>
            <calcext:condition calcext:apply-style-name="cellule choice" calcext:value="contains-text(&quot;Choice&quot;)" calcext:base-cell-address="'Ile déserte var 2'.I18"/>
            <calcext:condition calcext:apply-style-name="cellule d'erreur" calcext:value="!=&quot;&quot;" calcext:base-cell-address="'Ile déserte var 2'.I18"/>
          </calcext:conditional-format>
          <calcext:conditional-format calcext:target-range-address="'Ile Taverne'.I19:'Ile Taverne'.I26">
            <calcext:condition calcext:apply-style-name="cellule histoire" calcext:value="contains-text(&quot;GoTo&quot;)" calcext:base-cell-address="'Ile déserte var 2'.I19"/>
            <calcext:condition calcext:apply-style-name="cellule histoire" calcext:value="contains-text(&quot;Conclude&quot;)" calcext:base-cell-address="'Ile déserte var 2'.I19"/>
            <calcext:condition calcext:apply-style-name="cellule random" calcext:value="contains-text(&quot;RandomPercent&quot;)" calcext:base-cell-address="'Ile déserte var 2'.I19"/>
            <calcext:condition calcext:apply-style-name="cellule random" calcext:value="contains-text(&quot;RandomRange&quot;)" calcext:base-cell-address="'Ile déserte var 2'.I19"/>
            <calcext:condition calcext:apply-style-name="cellule personnages" calcext:value="contains-text(&quot;NewCrew&quot;)" calcext:base-cell-address="'Ile déserte var 2'.I19"/>
            <calcext:condition calcext:apply-style-name="cellule personnages" calcext:value="contains-text(&quot;NewCharacter&quot;)" calcext:base-cell-address="'Ile déserte var 2'.I19"/>
            <calcext:condition calcext:apply-style-name="cellule personnages" calcext:value="contains-text(&quot;HideOther&quot;)" calcext:base-cell-address="'Ile déserte var 2'.I19"/>
            <calcext:condition calcext:apply-style-name="cellule personnages" calcext:value="contains-text(&quot;DeleteOther&quot;)" calcext:base-cell-address="'Ile déserte var 2'.I19"/>
            <calcext:condition calcext:apply-style-name="cellule narrateur" calcext:value="contains-text(&quot;Narrator&quot;)" calcext:base-cell-address="'Ile déserte var 2'.I19"/>
            <calcext:condition calcext:apply-style-name="cellule set choice" calcext:value="contains-text(&quot;SetChoices&quot;)" calcext:base-cell-address="'Ile déserte var 2'.I19"/>
            <calcext:condition calcext:apply-style-name="cellule dialogues" calcext:value="contains-text(&quot;PlayerSpeak&quot;)" calcext:base-cell-address="'Ile déserte var 2'.I19"/>
            <calcext:condition calcext:apply-style-name="cellule dialogues" calcext:value="contains-text(&quot;OtherSpeak&quot;)" calcext:base-cell-address="'Ile déserte var 2'.I19"/>
            <calcext:condition calcext:apply-style-name="cellule argent" calcext:value="contains-text(&quot;CheckGold&quot;)" calcext:base-cell-address="'Ile déserte var 2'.I19"/>
            <calcext:condition calcext:apply-style-name="cellule argent" calcext:value="contains-text(&quot;RemoveGold&quot;)" calcext:base-cell-address="'Ile déserte var 2'.I19"/>
            <calcext:condition calcext:apply-style-name="cellule argent" calcext:value="contains-text(&quot;AddGold&quot;)" calcext:base-cell-address="'Ile déserte var 2'.I19"/>
            <calcext:condition calcext:apply-style-name="cellule argent" calcext:value="contains-text(&quot;Loot&quot;)" calcext:base-cell-address="'Ile déserte var 2'.I19"/>
            <calcext:condition calcext:apply-style-name="cellule argent" calcext:value="contains-text(&quot;Trade&quot;)" calcext:base-cell-address="'Ile déserte var 2'.I19"/>
            <calcext:condition calcext:apply-style-name="cellule combat" calcext:value="contains-text(&quot;LaunchCombat&quot;)" calcext:base-cell-address="'Ile déserte var 2'.I19"/>
            <calcext:condition calcext:apply-style-name="cellule indice" calcext:value="contains-text(&quot;CheckFormula&quot;)" calcext:base-cell-address="'Ile déserte var 2'.I19"/>
            <calcext:condition calcext:apply-style-name="cellule indice" calcext:value="contains-text(&quot;GiveDirection&quot;)" calcext:base-cell-address="'Ile déserte var 2'.I19"/>
            <calcext:condition calcext:apply-style-name="cellule temps" calcext:value="contains-text(&quot;SetWeather&quot;)" calcext:base-cell-address="'Ile déserte var 2'.I19"/>
            <calcext:condition calcext:apply-style-name="cellule temps" calcext:value="contains-text(&quot;SwitchWeather&quot;)" calcext:base-cell-address="'Ile déserte var 2'.I19"/>
            <calcext:condition calcext:apply-style-name="cellule temps" calcext:value="contains-text(&quot;NextDay&quot;)" calcext:base-cell-address="'Ile déserte var 2'.I19"/>
            <calcext:condition calcext:apply-style-name="cellule temps" calcext:value="contains-text(&quot;CheckDay&quot;)" calcext:base-cell-address="'Ile déserte var 2'.I19"/>
            <calcext:condition calcext:apply-style-name="cellule histoire" calcext:value="contains-text(&quot;Leave&quot;)" calcext:base-cell-address="'Ile déserte var 2'.I19"/>
            <calcext:condition calcext:apply-style-name="cellule choice" calcext:value="contains-text(&quot;Choice&quot;)" calcext:base-cell-address="'Ile déserte var 2'.I19"/>
            <calcext:condition calcext:apply-style-name="cellule d'erreur" calcext:value="!=&quot;&quot;" calcext:base-cell-address="'Ile déserte var 2'.I19"/>
          </calcext:conditional-format>
          <calcext:conditional-format calcext:target-range-address="'Ile Taverne'.I19:'Ile Taverne'.I26">
            <calcext:condition calcext:apply-style-name="cellule histoire" calcext:value="contains-text(&quot;GoTo&quot;)" calcext:base-cell-address="'Ile déserte var 2'.I19"/>
            <calcext:condition calcext:apply-style-name="cellule histoire" calcext:value="contains-text(&quot;Conclude&quot;)" calcext:base-cell-address="'Ile déserte var 2'.I19"/>
            <calcext:condition calcext:apply-style-name="cellule random" calcext:value="contains-text(&quot;RandomPercent&quot;)" calcext:base-cell-address="'Ile déserte var 2'.I19"/>
            <calcext:condition calcext:apply-style-name="cellule random" calcext:value="contains-text(&quot;RandomRange&quot;)" calcext:base-cell-address="'Ile déserte var 2'.I19"/>
            <calcext:condition calcext:apply-style-name="cellule personnages" calcext:value="contains-text(&quot;NewCrew&quot;)" calcext:base-cell-address="'Ile déserte var 2'.I19"/>
            <calcext:condition calcext:apply-style-name="cellule personnages" calcext:value="contains-text(&quot;NewCharacter&quot;)" calcext:base-cell-address="'Ile déserte var 2'.I19"/>
            <calcext:condition calcext:apply-style-name="cellule personnages" calcext:value="contains-text(&quot;HideOther&quot;)" calcext:base-cell-address="'Ile déserte var 2'.I19"/>
            <calcext:condition calcext:apply-style-name="cellule personnages" calcext:value="contains-text(&quot;DeleteOther&quot;)" calcext:base-cell-address="'Ile déserte var 2'.I19"/>
            <calcext:condition calcext:apply-style-name="cellule narrateur" calcext:value="contains-text(&quot;Narrator&quot;)" calcext:base-cell-address="'Ile déserte var 2'.I19"/>
            <calcext:condition calcext:apply-style-name="cellule set choice" calcext:value="contains-text(&quot;SetChoices&quot;)" calcext:base-cell-address="'Ile déserte var 2'.I19"/>
            <calcext:condition calcext:apply-style-name="cellule dialogues" calcext:value="contains-text(&quot;PlayerSpeak&quot;)" calcext:base-cell-address="'Ile déserte var 2'.I19"/>
            <calcext:condition calcext:apply-style-name="cellule dialogues" calcext:value="contains-text(&quot;OtherSpeak&quot;)" calcext:base-cell-address="'Ile déserte var 2'.I19"/>
            <calcext:condition calcext:apply-style-name="cellule argent" calcext:value="contains-text(&quot;CheckGold&quot;)" calcext:base-cell-address="'Ile déserte var 2'.I19"/>
            <calcext:condition calcext:apply-style-name="cellule argent" calcext:value="contains-text(&quot;RemoveGold&quot;)" calcext:base-cell-address="'Ile déserte var 2'.I19"/>
            <calcext:condition calcext:apply-style-name="cellule argent" calcext:value="contains-text(&quot;AddGold&quot;)" calcext:base-cell-address="'Ile déserte var 2'.I19"/>
            <calcext:condition calcext:apply-style-name="cellule argent" calcext:value="contains-text(&quot;Loot&quot;)" calcext:base-cell-address="'Ile déserte var 2'.I19"/>
            <calcext:condition calcext:apply-style-name="cellule argent" calcext:value="contains-text(&quot;Trade&quot;)" calcext:base-cell-address="'Ile déserte var 2'.I19"/>
            <calcext:condition calcext:apply-style-name="cellule combat" calcext:value="contains-text(&quot;LaunchCombat&quot;)" calcext:base-cell-address="'Ile déserte var 2'.I19"/>
            <calcext:condition calcext:apply-style-name="cellule indice" calcext:value="contains-text(&quot;CheckFormula&quot;)" calcext:base-cell-address="'Ile déserte var 2'.I19"/>
            <calcext:condition calcext:apply-style-name="cellule indice" calcext:value="contains-text(&quot;GiveDirection&quot;)" calcext:base-cell-address="'Ile déserte var 2'.I19"/>
            <calcext:condition calcext:apply-style-name="cellule temps" calcext:value="contains-text(&quot;SetWeather&quot;)" calcext:base-cell-address="'Ile déserte var 2'.I19"/>
            <calcext:condition calcext:apply-style-name="cellule temps" calcext:value="contains-text(&quot;SwitchWeather&quot;)" calcext:base-cell-address="'Ile déserte var 2'.I19"/>
            <calcext:condition calcext:apply-style-name="cellule temps" calcext:value="contains-text(&quot;NextDay&quot;)" calcext:base-cell-address="'Ile déserte var 2'.I19"/>
            <calcext:condition calcext:apply-style-name="cellule temps" calcext:value="contains-text(&quot;CheckDay&quot;)" calcext:base-cell-address="'Ile déserte var 2'.I19"/>
            <calcext:condition calcext:apply-style-name="cellule histoire" calcext:value="contains-text(&quot;Leave&quot;)" calcext:base-cell-address="'Ile déserte var 2'.I19"/>
            <calcext:condition calcext:apply-style-name="cellule choice" calcext:value="contains-text(&quot;Choice&quot;)" calcext:base-cell-address="'Ile déserte var 2'.I19"/>
            <calcext:condition calcext:apply-style-name="cellule d'erreur" calcext:value="!=&quot;&quot;" calcext:base-cell-address="'Ile déserte var 2'.I19"/>
          </calcext:conditional-format>
          <calcext:conditional-format calcext:target-range-address="'Ile Taverne'.E18:'Ile Taverne'.E18">
            <calcext:condition calcext:apply-style-name="cellule histoire" calcext:value="contains-text(&quot;GoTo&quot;)" calcext:base-cell-address="'Ile déserte var 2'.E18"/>
            <calcext:condition calcext:apply-style-name="cellule histoire" calcext:value="contains-text(&quot;Conclude&quot;)" calcext:base-cell-address="'Ile déserte var 2'.E18"/>
            <calcext:condition calcext:apply-style-name="cellule random" calcext:value="contains-text(&quot;RandomPercent&quot;)" calcext:base-cell-address="'Ile déserte var 2'.E18"/>
            <calcext:condition calcext:apply-style-name="cellule random" calcext:value="contains-text(&quot;RandomRange&quot;)" calcext:base-cell-address="'Ile déserte var 2'.E18"/>
            <calcext:condition calcext:apply-style-name="cellule personnages" calcext:value="contains-text(&quot;NewCrew&quot;)" calcext:base-cell-address="'Ile déserte var 2'.E18"/>
            <calcext:condition calcext:apply-style-name="cellule personnages" calcext:value="contains-text(&quot;NewCharacter&quot;)" calcext:base-cell-address="'Ile déserte var 2'.E18"/>
            <calcext:condition calcext:apply-style-name="cellule personnages" calcext:value="contains-text(&quot;HideOther&quot;)" calcext:base-cell-address="'Ile déserte var 2'.E18"/>
            <calcext:condition calcext:apply-style-name="cellule personnages" calcext:value="contains-text(&quot;DeleteOther&quot;)" calcext:base-cell-address="'Ile déserte var 2'.E18"/>
            <calcext:condition calcext:apply-style-name="cellule narrateur" calcext:value="contains-text(&quot;Narrator&quot;)" calcext:base-cell-address="'Ile déserte var 2'.E18"/>
            <calcext:condition calcext:apply-style-name="cellule set choice" calcext:value="contains-text(&quot;SetChoices&quot;)" calcext:base-cell-address="'Ile déserte var 2'.E18"/>
            <calcext:condition calcext:apply-style-name="cellule dialogues" calcext:value="contains-text(&quot;PlayerSpeak&quot;)" calcext:base-cell-address="'Ile déserte var 2'.E18"/>
            <calcext:condition calcext:apply-style-name="cellule dialogues" calcext:value="contains-text(&quot;OtherSpeak&quot;)" calcext:base-cell-address="'Ile déserte var 2'.E18"/>
            <calcext:condition calcext:apply-style-name="cellule argent" calcext:value="contains-text(&quot;CheckGold&quot;)" calcext:base-cell-address="'Ile déserte var 2'.E18"/>
            <calcext:condition calcext:apply-style-name="cellule argent" calcext:value="contains-text(&quot;RemoveGold&quot;)" calcext:base-cell-address="'Ile déserte var 2'.E18"/>
            <calcext:condition calcext:apply-style-name="cellule argent" calcext:value="contains-text(&quot;AddGold&quot;)" calcext:base-cell-address="'Ile déserte var 2'.E18"/>
            <calcext:condition calcext:apply-style-name="cellule argent" calcext:value="contains-text(&quot;Loot&quot;)" calcext:base-cell-address="'Ile déserte var 2'.E18"/>
            <calcext:condition calcext:apply-style-name="cellule argent" calcext:value="contains-text(&quot;Trade&quot;)" calcext:base-cell-address="'Ile déserte var 2'.E18"/>
            <calcext:condition calcext:apply-style-name="cellule combat" calcext:value="contains-text(&quot;LaunchCombat&quot;)" calcext:base-cell-address="'Ile déserte var 2'.E18"/>
            <calcext:condition calcext:apply-style-name="cellule indice" calcext:value="contains-text(&quot;CheckFormula&quot;)" calcext:base-cell-address="'Ile déserte var 2'.E18"/>
            <calcext:condition calcext:apply-style-name="cellule indice" calcext:value="contains-text(&quot;GiveDirection&quot;)" calcext:base-cell-address="'Ile déserte var 2'.E18"/>
            <calcext:condition calcext:apply-style-name="cellule temps" calcext:value="contains-text(&quot;SetWeather&quot;)" calcext:base-cell-address="'Ile déserte var 2'.E18"/>
            <calcext:condition calcext:apply-style-name="cellule temps" calcext:value="contains-text(&quot;SwitchWeather&quot;)" calcext:base-cell-address="'Ile déserte var 2'.E18"/>
            <calcext:condition calcext:apply-style-name="cellule temps" calcext:value="contains-text(&quot;NextDay&quot;)" calcext:base-cell-address="'Ile déserte var 2'.E18"/>
            <calcext:condition calcext:apply-style-name="cellule temps" calcext:value="contains-text(&quot;CheckDay&quot;)" calcext:base-cell-address="'Ile déserte var 2'.E18"/>
            <calcext:condition calcext:apply-style-name="cellule histoire" calcext:value="contains-text(&quot;Leave&quot;)" calcext:base-cell-address="'Ile déserte var 2'.E18"/>
            <calcext:condition calcext:apply-style-name="cellule choice" calcext:value="contains-text(&quot;Choice&quot;)" calcext:base-cell-address="'Ile déserte var 2'.E18"/>
            <calcext:condition calcext:apply-style-name="cellule d'erreur" calcext:value="!=&quot;&quot;" calcext:base-cell-address="'Ile déserte var 2'.E18"/>
          </calcext:conditional-format>
          <calcext:conditional-format calcext:target-range-address="'Ile Taverne'.E18:'Ile Taverne'.E18">
            <calcext:condition calcext:apply-style-name="cellule histoire" calcext:value="contains-text(&quot;GoTo&quot;)" calcext:base-cell-address="'Ile déserte var 2'.E18"/>
            <calcext:condition calcext:apply-style-name="cellule histoire" calcext:value="contains-text(&quot;Conclude&quot;)" calcext:base-cell-address="'Ile déserte var 2'.E18"/>
            <calcext:condition calcext:apply-style-name="cellule random" calcext:value="contains-text(&quot;RandomPercent&quot;)" calcext:base-cell-address="'Ile déserte var 2'.E18"/>
            <calcext:condition calcext:apply-style-name="cellule random" calcext:value="contains-text(&quot;RandomRange&quot;)" calcext:base-cell-address="'Ile déserte var 2'.E18"/>
            <calcext:condition calcext:apply-style-name="cellule personnages" calcext:value="contains-text(&quot;NewCrew&quot;)" calcext:base-cell-address="'Ile déserte var 2'.E18"/>
            <calcext:condition calcext:apply-style-name="cellule personnages" calcext:value="contains-text(&quot;NewCharacter&quot;)" calcext:base-cell-address="'Ile déserte var 2'.E18"/>
            <calcext:condition calcext:apply-style-name="cellule personnages" calcext:value="contains-text(&quot;HideOther&quot;)" calcext:base-cell-address="'Ile déserte var 2'.E18"/>
            <calcext:condition calcext:apply-style-name="cellule personnages" calcext:value="contains-text(&quot;DeleteOther&quot;)" calcext:base-cell-address="'Ile déserte var 2'.E18"/>
            <calcext:condition calcext:apply-style-name="cellule narrateur" calcext:value="contains-text(&quot;Narrator&quot;)" calcext:base-cell-address="'Ile déserte var 2'.E18"/>
            <calcext:condition calcext:apply-style-name="cellule set choice" calcext:value="contains-text(&quot;SetChoices&quot;)" calcext:base-cell-address="'Ile déserte var 2'.E18"/>
            <calcext:condition calcext:apply-style-name="cellule dialogues" calcext:value="contains-text(&quot;PlayerSpeak&quot;)" calcext:base-cell-address="'Ile déserte var 2'.E18"/>
            <calcext:condition calcext:apply-style-name="cellule dialogues" calcext:value="contains-text(&quot;OtherSpeak&quot;)" calcext:base-cell-address="'Ile déserte var 2'.E18"/>
            <calcext:condition calcext:apply-style-name="cellule argent" calcext:value="contains-text(&quot;CheckGold&quot;)" calcext:base-cell-address="'Ile déserte var 2'.E18"/>
            <calcext:condition calcext:apply-style-name="cellule argent" calcext:value="contains-text(&quot;RemoveGold&quot;)" calcext:base-cell-address="'Ile déserte var 2'.E18"/>
            <calcext:condition calcext:apply-style-name="cellule argent" calcext:value="contains-text(&quot;AddGold&quot;)" calcext:base-cell-address="'Ile déserte var 2'.E18"/>
            <calcext:condition calcext:apply-style-name="cellule argent" calcext:value="contains-text(&quot;Loot&quot;)" calcext:base-cell-address="'Ile déserte var 2'.E18"/>
            <calcext:condition calcext:apply-style-name="cellule argent" calcext:value="contains-text(&quot;Trade&quot;)" calcext:base-cell-address="'Ile déserte var 2'.E18"/>
            <calcext:condition calcext:apply-style-name="cellule combat" calcext:value="contains-text(&quot;LaunchCombat&quot;)" calcext:base-cell-address="'Ile déserte var 2'.E18"/>
            <calcext:condition calcext:apply-style-name="cellule indice" calcext:value="contains-text(&quot;CheckFormula&quot;)" calcext:base-cell-address="'Ile déserte var 2'.E18"/>
            <calcext:condition calcext:apply-style-name="cellule indice" calcext:value="contains-text(&quot;GiveDirection&quot;)" calcext:base-cell-address="'Ile déserte var 2'.E18"/>
            <calcext:condition calcext:apply-style-name="cellule temps" calcext:value="contains-text(&quot;SetWeather&quot;)" calcext:base-cell-address="'Ile déserte var 2'.E18"/>
            <calcext:condition calcext:apply-style-name="cellule temps" calcext:value="contains-text(&quot;SwitchWeather&quot;)" calcext:base-cell-address="'Ile déserte var 2'.E18"/>
            <calcext:condition calcext:apply-style-name="cellule temps" calcext:value="contains-text(&quot;NextDay&quot;)" calcext:base-cell-address="'Ile déserte var 2'.E18"/>
            <calcext:condition calcext:apply-style-name="cellule temps" calcext:value="contains-text(&quot;CheckDay&quot;)" calcext:base-cell-address="'Ile déserte var 2'.E18"/>
            <calcext:condition calcext:apply-style-name="cellule histoire" calcext:value="contains-text(&quot;Leave&quot;)" calcext:base-cell-address="'Ile déserte var 2'.E18"/>
            <calcext:condition calcext:apply-style-name="cellule choice" calcext:value="contains-text(&quot;Choice&quot;)" calcext:base-cell-address="'Ile déserte var 2'.E18"/>
            <calcext:condition calcext:apply-style-name="cellule d'erreur" calcext:value="!=&quot;&quot;" calcext:base-cell-address="'Ile déserte var 2'.E18"/>
          </calcext:conditional-format>
          <calcext:conditional-format calcext:target-range-address="'Ile Taverne'.E18:'Ile Taverne'.E18">
            <calcext:condition calcext:apply-style-name="cellule histoire" calcext:value="contains-text(&quot;GoTo&quot;)" calcext:base-cell-address="'Ile déserte var 2'.E18"/>
            <calcext:condition calcext:apply-style-name="cellule histoire" calcext:value="contains-text(&quot;Conclude&quot;)" calcext:base-cell-address="'Ile déserte var 2'.E18"/>
            <calcext:condition calcext:apply-style-name="cellule random" calcext:value="contains-text(&quot;RandomPercent&quot;)" calcext:base-cell-address="'Ile déserte var 2'.E18"/>
            <calcext:condition calcext:apply-style-name="cellule random" calcext:value="contains-text(&quot;RandomRange&quot;)" calcext:base-cell-address="'Ile déserte var 2'.E18"/>
            <calcext:condition calcext:apply-style-name="cellule personnages" calcext:value="contains-text(&quot;NewCrew&quot;)" calcext:base-cell-address="'Ile déserte var 2'.E18"/>
            <calcext:condition calcext:apply-style-name="cellule personnages" calcext:value="contains-text(&quot;NewCharacter&quot;)" calcext:base-cell-address="'Ile déserte var 2'.E18"/>
            <calcext:condition calcext:apply-style-name="cellule personnages" calcext:value="contains-text(&quot;HideOther&quot;)" calcext:base-cell-address="'Ile déserte var 2'.E18"/>
            <calcext:condition calcext:apply-style-name="cellule personnages" calcext:value="contains-text(&quot;DeleteOther&quot;)" calcext:base-cell-address="'Ile déserte var 2'.E18"/>
            <calcext:condition calcext:apply-style-name="cellule narrateur" calcext:value="contains-text(&quot;Narrator&quot;)" calcext:base-cell-address="'Ile déserte var 2'.E18"/>
            <calcext:condition calcext:apply-style-name="cellule set choice" calcext:value="contains-text(&quot;SetChoices&quot;)" calcext:base-cell-address="'Ile déserte var 2'.E18"/>
            <calcext:condition calcext:apply-style-name="cellule dialogues" calcext:value="contains-text(&quot;PlayerSpeak&quot;)" calcext:base-cell-address="'Ile déserte var 2'.E18"/>
            <calcext:condition calcext:apply-style-name="cellule dialogues" calcext:value="contains-text(&quot;OtherSpeak&quot;)" calcext:base-cell-address="'Ile déserte var 2'.E18"/>
            <calcext:condition calcext:apply-style-name="cellule argent" calcext:value="contains-text(&quot;CheckGold&quot;)" calcext:base-cell-address="'Ile déserte var 2'.E18"/>
            <calcext:condition calcext:apply-style-name="cellule argent" calcext:value="contains-text(&quot;RemoveGold&quot;)" calcext:base-cell-address="'Ile déserte var 2'.E18"/>
            <calcext:condition calcext:apply-style-name="cellule argent" calcext:value="contains-text(&quot;AddGold&quot;)" calcext:base-cell-address="'Ile déserte var 2'.E18"/>
            <calcext:condition calcext:apply-style-name="cellule argent" calcext:value="contains-text(&quot;Loot&quot;)" calcext:base-cell-address="'Ile déserte var 2'.E18"/>
            <calcext:condition calcext:apply-style-name="cellule argent" calcext:value="contains-text(&quot;Trade&quot;)" calcext:base-cell-address="'Ile déserte var 2'.E18"/>
            <calcext:condition calcext:apply-style-name="cellule combat" calcext:value="contains-text(&quot;LaunchCombat&quot;)" calcext:base-cell-address="'Ile déserte var 2'.E18"/>
            <calcext:condition calcext:apply-style-name="cellule indice" calcext:value="contains-text(&quot;CheckFormula&quot;)" calcext:base-cell-address="'Ile déserte var 2'.E18"/>
            <calcext:condition calcext:apply-style-name="cellule indice" calcext:value="contains-text(&quot;GiveDirection&quot;)" calcext:base-cell-address="'Ile déserte var 2'.E18"/>
            <calcext:condition calcext:apply-style-name="cellule temps" calcext:value="contains-text(&quot;SetWeather&quot;)" calcext:base-cell-address="'Ile déserte var 2'.E18"/>
            <calcext:condition calcext:apply-style-name="cellule temps" calcext:value="contains-text(&quot;SwitchWeather&quot;)" calcext:base-cell-address="'Ile déserte var 2'.E18"/>
            <calcext:condition calcext:apply-style-name="cellule temps" calcext:value="contains-text(&quot;NextDay&quot;)" calcext:base-cell-address="'Ile déserte var 2'.E18"/>
            <calcext:condition calcext:apply-style-name="cellule temps" calcext:value="contains-text(&quot;CheckDay&quot;)" calcext:base-cell-address="'Ile déserte var 2'.E18"/>
            <calcext:condition calcext:apply-style-name="cellule histoire" calcext:value="contains-text(&quot;Leave&quot;)" calcext:base-cell-address="'Ile déserte var 2'.E18"/>
            <calcext:condition calcext:apply-style-name="cellule choice" calcext:value="contains-text(&quot;Choice&quot;)" calcext:base-cell-address="'Ile déserte var 2'.E18"/>
            <calcext:condition calcext:apply-style-name="cellule d'erreur" calcext:value="!=&quot;&quot;" calcext:base-cell-address="'Ile déserte var 2'.E18"/>
          </calcext:conditional-format>
          <calcext:conditional-format calcext:target-range-address="'Ile Taverne'.E21:'Ile Taverne'.E21">
            <calcext:condition calcext:apply-style-name="cellule histoire" calcext:value="contains-text(&quot;GoTo&quot;)" calcext:base-cell-address="'Ile déserte var 2'.E21"/>
            <calcext:condition calcext:apply-style-name="cellule histoire" calcext:value="contains-text(&quot;Conclude&quot;)" calcext:base-cell-address="'Ile déserte var 2'.E21"/>
            <calcext:condition calcext:apply-style-name="cellule random" calcext:value="contains-text(&quot;RandomPercent&quot;)" calcext:base-cell-address="'Ile déserte var 2'.E21"/>
            <calcext:condition calcext:apply-style-name="cellule random" calcext:value="contains-text(&quot;RandomRange&quot;)" calcext:base-cell-address="'Ile déserte var 2'.E21"/>
            <calcext:condition calcext:apply-style-name="cellule personnages" calcext:value="contains-text(&quot;NewCrew&quot;)" calcext:base-cell-address="'Ile déserte var 2'.E21"/>
            <calcext:condition calcext:apply-style-name="cellule personnages" calcext:value="contains-text(&quot;NewCharacter&quot;)" calcext:base-cell-address="'Ile déserte var 2'.E21"/>
            <calcext:condition calcext:apply-style-name="cellule personnages" calcext:value="contains-text(&quot;HideOther&quot;)" calcext:base-cell-address="'Ile déserte var 2'.E21"/>
            <calcext:condition calcext:apply-style-name="cellule personnages" calcext:value="contains-text(&quot;DeleteOther&quot;)" calcext:base-cell-address="'Ile déserte var 2'.E21"/>
            <calcext:condition calcext:apply-style-name="cellule narrateur" calcext:value="contains-text(&quot;Narrator&quot;)" calcext:base-cell-address="'Ile déserte var 2'.E21"/>
            <calcext:condition calcext:apply-style-name="cellule set choice" calcext:value="contains-text(&quot;SetChoices&quot;)" calcext:base-cell-address="'Ile déserte var 2'.E21"/>
            <calcext:condition calcext:apply-style-name="cellule dialogues" calcext:value="contains-text(&quot;PlayerSpeak&quot;)" calcext:base-cell-address="'Ile déserte var 2'.E21"/>
            <calcext:condition calcext:apply-style-name="cellule dialogues" calcext:value="contains-text(&quot;OtherSpeak&quot;)" calcext:base-cell-address="'Ile déserte var 2'.E21"/>
            <calcext:condition calcext:apply-style-name="cellule argent" calcext:value="contains-text(&quot;CheckGold&quot;)" calcext:base-cell-address="'Ile déserte var 2'.E21"/>
            <calcext:condition calcext:apply-style-name="cellule argent" calcext:value="contains-text(&quot;RemoveGold&quot;)" calcext:base-cell-address="'Ile déserte var 2'.E21"/>
            <calcext:condition calcext:apply-style-name="cellule argent" calcext:value="contains-text(&quot;AddGold&quot;)" calcext:base-cell-address="'Ile déserte var 2'.E21"/>
            <calcext:condition calcext:apply-style-name="cellule argent" calcext:value="contains-text(&quot;Loot&quot;)" calcext:base-cell-address="'Ile déserte var 2'.E21"/>
            <calcext:condition calcext:apply-style-name="cellule argent" calcext:value="contains-text(&quot;Trade&quot;)" calcext:base-cell-address="'Ile déserte var 2'.E21"/>
            <calcext:condition calcext:apply-style-name="cellule combat" calcext:value="contains-text(&quot;LaunchCombat&quot;)" calcext:base-cell-address="'Ile déserte var 2'.E21"/>
            <calcext:condition calcext:apply-style-name="cellule indice" calcext:value="contains-text(&quot;CheckFormula&quot;)" calcext:base-cell-address="'Ile déserte var 2'.E21"/>
            <calcext:condition calcext:apply-style-name="cellule indice" calcext:value="contains-text(&quot;GiveDirection&quot;)" calcext:base-cell-address="'Ile déserte var 2'.E21"/>
            <calcext:condition calcext:apply-style-name="cellule temps" calcext:value="contains-text(&quot;SetWeather&quot;)" calcext:base-cell-address="'Ile déserte var 2'.E21"/>
            <calcext:condition calcext:apply-style-name="cellule temps" calcext:value="contains-text(&quot;SwitchWeather&quot;)" calcext:base-cell-address="'Ile déserte var 2'.E21"/>
            <calcext:condition calcext:apply-style-name="cellule temps" calcext:value="contains-text(&quot;NextDay&quot;)" calcext:base-cell-address="'Ile déserte var 2'.E21"/>
            <calcext:condition calcext:apply-style-name="cellule temps" calcext:value="contains-text(&quot;CheckDay&quot;)" calcext:base-cell-address="'Ile déserte var 2'.E21"/>
            <calcext:condition calcext:apply-style-name="cellule histoire" calcext:value="contains-text(&quot;Leave&quot;)" calcext:base-cell-address="'Ile déserte var 2'.E21"/>
            <calcext:condition calcext:apply-style-name="cellule choice" calcext:value="contains-text(&quot;Choice&quot;)" calcext:base-cell-address="'Ile déserte var 2'.E21"/>
            <calcext:condition calcext:apply-style-name="cellule d'erreur" calcext:value="!=&quot;&quot;" calcext:base-cell-address="'Ile déserte var 2'.E21"/>
          </calcext:conditional-format>
          <calcext:conditional-format calcext:target-range-address="'Ile Taverne'.E21:'Ile Taverne'.E21">
            <calcext:condition calcext:apply-style-name="cellule histoire" calcext:value="contains-text(&quot;GoTo&quot;)" calcext:base-cell-address="'Ile déserte var 2'.E21"/>
            <calcext:condition calcext:apply-style-name="cellule histoire" calcext:value="contains-text(&quot;Conclude&quot;)" calcext:base-cell-address="'Ile déserte var 2'.E21"/>
            <calcext:condition calcext:apply-style-name="cellule random" calcext:value="contains-text(&quot;RandomPercent&quot;)" calcext:base-cell-address="'Ile déserte var 2'.E21"/>
            <calcext:condition calcext:apply-style-name="cellule random" calcext:value="contains-text(&quot;RandomRange&quot;)" calcext:base-cell-address="'Ile déserte var 2'.E21"/>
            <calcext:condition calcext:apply-style-name="cellule personnages" calcext:value="contains-text(&quot;NewCrew&quot;)" calcext:base-cell-address="'Ile déserte var 2'.E21"/>
            <calcext:condition calcext:apply-style-name="cellule personnages" calcext:value="contains-text(&quot;NewCharacter&quot;)" calcext:base-cell-address="'Ile déserte var 2'.E21"/>
            <calcext:condition calcext:apply-style-name="cellule personnages" calcext:value="contains-text(&quot;HideOther&quot;)" calcext:base-cell-address="'Ile déserte var 2'.E21"/>
            <calcext:condition calcext:apply-style-name="cellule personnages" calcext:value="contains-text(&quot;DeleteOther&quot;)" calcext:base-cell-address="'Ile déserte var 2'.E21"/>
            <calcext:condition calcext:apply-style-name="cellule narrateur" calcext:value="contains-text(&quot;Narrator&quot;)" calcext:base-cell-address="'Ile déserte var 2'.E21"/>
            <calcext:condition calcext:apply-style-name="cellule set choice" calcext:value="contains-text(&quot;SetChoices&quot;)" calcext:base-cell-address="'Ile déserte var 2'.E21"/>
            <calcext:condition calcext:apply-style-name="cellule dialogues" calcext:value="contains-text(&quot;PlayerSpeak&quot;)" calcext:base-cell-address="'Ile déserte var 2'.E21"/>
            <calcext:condition calcext:apply-style-name="cellule dialogues" calcext:value="contains-text(&quot;OtherSpeak&quot;)" calcext:base-cell-address="'Ile déserte var 2'.E21"/>
            <calcext:condition calcext:apply-style-name="cellule argent" calcext:value="contains-text(&quot;CheckGold&quot;)" calcext:base-cell-address="'Ile déserte var 2'.E21"/>
            <calcext:condition calcext:apply-style-name="cellule argent" calcext:value="contains-text(&quot;RemoveGold&quot;)" calcext:base-cell-address="'Ile déserte var 2'.E21"/>
            <calcext:condition calcext:apply-style-name="cellule argent" calcext:value="contains-text(&quot;AddGold&quot;)" calcext:base-cell-address="'Ile déserte var 2'.E21"/>
            <calcext:condition calcext:apply-style-name="cellule argent" calcext:value="contains-text(&quot;Loot&quot;)" calcext:base-cell-address="'Ile déserte var 2'.E21"/>
            <calcext:condition calcext:apply-style-name="cellule argent" calcext:value="contains-text(&quot;Trade&quot;)" calcext:base-cell-address="'Ile déserte var 2'.E21"/>
            <calcext:condition calcext:apply-style-name="cellule combat" calcext:value="contains-text(&quot;LaunchCombat&quot;)" calcext:base-cell-address="'Ile déserte var 2'.E21"/>
            <calcext:condition calcext:apply-style-name="cellule indice" calcext:value="contains-text(&quot;CheckFormula&quot;)" calcext:base-cell-address="'Ile déserte var 2'.E21"/>
            <calcext:condition calcext:apply-style-name="cellule indice" calcext:value="contains-text(&quot;GiveDirection&quot;)" calcext:base-cell-address="'Ile déserte var 2'.E21"/>
            <calcext:condition calcext:apply-style-name="cellule temps" calcext:value="contains-text(&quot;SetWeather&quot;)" calcext:base-cell-address="'Ile déserte var 2'.E21"/>
            <calcext:condition calcext:apply-style-name="cellule temps" calcext:value="contains-text(&quot;SwitchWeather&quot;)" calcext:base-cell-address="'Ile déserte var 2'.E21"/>
            <calcext:condition calcext:apply-style-name="cellule temps" calcext:value="contains-text(&quot;NextDay&quot;)" calcext:base-cell-address="'Ile déserte var 2'.E21"/>
            <calcext:condition calcext:apply-style-name="cellule temps" calcext:value="contains-text(&quot;CheckDay&quot;)" calcext:base-cell-address="'Ile déserte var 2'.E21"/>
            <calcext:condition calcext:apply-style-name="cellule histoire" calcext:value="contains-text(&quot;Leave&quot;)" calcext:base-cell-address="'Ile déserte var 2'.E21"/>
            <calcext:condition calcext:apply-style-name="cellule choice" calcext:value="contains-text(&quot;Choice&quot;)" calcext:base-cell-address="'Ile déserte var 2'.E21"/>
            <calcext:condition calcext:apply-style-name="cellule d'erreur" calcext:value="!=&quot;&quot;" calcext:base-cell-address="'Ile déserte var 2'.E21"/>
          </calcext:conditional-format>
          <calcext:conditional-format calcext:target-range-address="'Ile Taverne'.D21:'Ile Taverne'.D21">
            <calcext:condition calcext:apply-style-name="cellule histoire" calcext:value="contains-text(&quot;GoTo&quot;)" calcext:base-cell-address="'Ile déserte var 2'.D21"/>
            <calcext:condition calcext:apply-style-name="cellule histoire" calcext:value="contains-text(&quot;Conclude&quot;)" calcext:base-cell-address="'Ile déserte var 2'.D21"/>
            <calcext:condition calcext:apply-style-name="cellule random" calcext:value="contains-text(&quot;RandomPercent&quot;)" calcext:base-cell-address="'Ile déserte var 2'.D21"/>
            <calcext:condition calcext:apply-style-name="cellule random" calcext:value="contains-text(&quot;RandomRange&quot;)" calcext:base-cell-address="'Ile déserte var 2'.D21"/>
            <calcext:condition calcext:apply-style-name="cellule personnages" calcext:value="contains-text(&quot;NewCrew&quot;)" calcext:base-cell-address="'Ile déserte var 2'.D21"/>
            <calcext:condition calcext:apply-style-name="cellule personnages" calcext:value="contains-text(&quot;NewCharacter&quot;)" calcext:base-cell-address="'Ile déserte var 2'.D21"/>
            <calcext:condition calcext:apply-style-name="cellule personnages" calcext:value="contains-text(&quot;HideOther&quot;)" calcext:base-cell-address="'Ile déserte var 2'.D21"/>
            <calcext:condition calcext:apply-style-name="cellule personnages" calcext:value="contains-text(&quot;DeleteOther&quot;)" calcext:base-cell-address="'Ile déserte var 2'.D21"/>
            <calcext:condition calcext:apply-style-name="cellule narrateur" calcext:value="contains-text(&quot;Narrator&quot;)" calcext:base-cell-address="'Ile déserte var 2'.D21"/>
            <calcext:condition calcext:apply-style-name="cellule set choice" calcext:value="contains-text(&quot;SetChoices&quot;)" calcext:base-cell-address="'Ile déserte var 2'.D21"/>
            <calcext:condition calcext:apply-style-name="cellule dialogues" calcext:value="contains-text(&quot;PlayerSpeak&quot;)" calcext:base-cell-address="'Ile déserte var 2'.D21"/>
            <calcext:condition calcext:apply-style-name="cellule dialogues" calcext:value="contains-text(&quot;OtherSpeak&quot;)" calcext:base-cell-address="'Ile déserte var 2'.D21"/>
            <calcext:condition calcext:apply-style-name="cellule argent" calcext:value="contains-text(&quot;CheckGold&quot;)" calcext:base-cell-address="'Ile déserte var 2'.D21"/>
            <calcext:condition calcext:apply-style-name="cellule argent" calcext:value="contains-text(&quot;RemoveGold&quot;)" calcext:base-cell-address="'Ile déserte var 2'.D21"/>
            <calcext:condition calcext:apply-style-name="cellule argent" calcext:value="contains-text(&quot;AddGold&quot;)" calcext:base-cell-address="'Ile déserte var 2'.D21"/>
            <calcext:condition calcext:apply-style-name="cellule argent" calcext:value="contains-text(&quot;Loot&quot;)" calcext:base-cell-address="'Ile déserte var 2'.D21"/>
            <calcext:condition calcext:apply-style-name="cellule argent" calcext:value="contains-text(&quot;Trade&quot;)" calcext:base-cell-address="'Ile déserte var 2'.D21"/>
            <calcext:condition calcext:apply-style-name="cellule combat" calcext:value="contains-text(&quot;LaunchCombat&quot;)" calcext:base-cell-address="'Ile déserte var 2'.D21"/>
            <calcext:condition calcext:apply-style-name="cellule indice" calcext:value="contains-text(&quot;CheckFormula&quot;)" calcext:base-cell-address="'Ile déserte var 2'.D21"/>
            <calcext:condition calcext:apply-style-name="cellule indice" calcext:value="contains-text(&quot;GiveDirection&quot;)" calcext:base-cell-address="'Ile déserte var 2'.D21"/>
            <calcext:condition calcext:apply-style-name="cellule temps" calcext:value="contains-text(&quot;SetWeather&quot;)" calcext:base-cell-address="'Ile déserte var 2'.D21"/>
            <calcext:condition calcext:apply-style-name="cellule temps" calcext:value="contains-text(&quot;SwitchWeather&quot;)" calcext:base-cell-address="'Ile déserte var 2'.D21"/>
            <calcext:condition calcext:apply-style-name="cellule temps" calcext:value="contains-text(&quot;NextDay&quot;)" calcext:base-cell-address="'Ile déserte var 2'.D21"/>
            <calcext:condition calcext:apply-style-name="cellule temps" calcext:value="contains-text(&quot;CheckDay&quot;)" calcext:base-cell-address="'Ile déserte var 2'.D21"/>
            <calcext:condition calcext:apply-style-name="cellule histoire" calcext:value="contains-text(&quot;Leave&quot;)" calcext:base-cell-address="'Ile déserte var 2'.D21"/>
            <calcext:condition calcext:apply-style-name="cellule choice" calcext:value="contains-text(&quot;Choice&quot;)" calcext:base-cell-address="'Ile déserte var 2'.D21"/>
            <calcext:condition calcext:apply-style-name="cellule d'erreur" calcext:value="!=&quot;&quot;" calcext:base-cell-address="'Ile déserte var 2'.D21"/>
          </calcext:conditional-format>
          <calcext:conditional-format calcext:target-range-address="'Ile Taverne'.D21:'Ile Taverne'.D21">
            <calcext:condition calcext:apply-style-name="cellule histoire" calcext:value="contains-text(&quot;GoTo&quot;)" calcext:base-cell-address="'Ile déserte var 2'.D21"/>
            <calcext:condition calcext:apply-style-name="cellule histoire" calcext:value="contains-text(&quot;Conclude&quot;)" calcext:base-cell-address="'Ile déserte var 2'.D21"/>
            <calcext:condition calcext:apply-style-name="cellule random" calcext:value="contains-text(&quot;RandomPercent&quot;)" calcext:base-cell-address="'Ile déserte var 2'.D21"/>
            <calcext:condition calcext:apply-style-name="cellule random" calcext:value="contains-text(&quot;RandomRange&quot;)" calcext:base-cell-address="'Ile déserte var 2'.D21"/>
            <calcext:condition calcext:apply-style-name="cellule personnages" calcext:value="contains-text(&quot;NewCrew&quot;)" calcext:base-cell-address="'Ile déserte var 2'.D21"/>
            <calcext:condition calcext:apply-style-name="cellule personnages" calcext:value="contains-text(&quot;NewCharacter&quot;)" calcext:base-cell-address="'Ile déserte var 2'.D21"/>
            <calcext:condition calcext:apply-style-name="cellule personnages" calcext:value="contains-text(&quot;HideOther&quot;)" calcext:base-cell-address="'Ile déserte var 2'.D21"/>
            <calcext:condition calcext:apply-style-name="cellule personnages" calcext:value="contains-text(&quot;DeleteOther&quot;)" calcext:base-cell-address="'Ile déserte var 2'.D21"/>
            <calcext:condition calcext:apply-style-name="cellule narrateur" calcext:value="contains-text(&quot;Narrator&quot;)" calcext:base-cell-address="'Ile déserte var 2'.D21"/>
            <calcext:condition calcext:apply-style-name="cellule set choice" calcext:value="contains-text(&quot;SetChoices&quot;)" calcext:base-cell-address="'Ile déserte var 2'.D21"/>
            <calcext:condition calcext:apply-style-name="cellule dialogues" calcext:value="contains-text(&quot;PlayerSpeak&quot;)" calcext:base-cell-address="'Ile déserte var 2'.D21"/>
            <calcext:condition calcext:apply-style-name="cellule dialogues" calcext:value="contains-text(&quot;OtherSpeak&quot;)" calcext:base-cell-address="'Ile déserte var 2'.D21"/>
            <calcext:condition calcext:apply-style-name="cellule argent" calcext:value="contains-text(&quot;CheckGold&quot;)" calcext:base-cell-address="'Ile déserte var 2'.D21"/>
            <calcext:condition calcext:apply-style-name="cellule argent" calcext:value="contains-text(&quot;RemoveGold&quot;)" calcext:base-cell-address="'Ile déserte var 2'.D21"/>
            <calcext:condition calcext:apply-style-name="cellule argent" calcext:value="contains-text(&quot;AddGold&quot;)" calcext:base-cell-address="'Ile déserte var 2'.D21"/>
            <calcext:condition calcext:apply-style-name="cellule argent" calcext:value="contains-text(&quot;Loot&quot;)" calcext:base-cell-address="'Ile déserte var 2'.D21"/>
            <calcext:condition calcext:apply-style-name="cellule argent" calcext:value="contains-text(&quot;Trade&quot;)" calcext:base-cell-address="'Ile déserte var 2'.D21"/>
            <calcext:condition calcext:apply-style-name="cellule combat" calcext:value="contains-text(&quot;LaunchCombat&quot;)" calcext:base-cell-address="'Ile déserte var 2'.D21"/>
            <calcext:condition calcext:apply-style-name="cellule indice" calcext:value="contains-text(&quot;CheckFormula&quot;)" calcext:base-cell-address="'Ile déserte var 2'.D21"/>
            <calcext:condition calcext:apply-style-name="cellule indice" calcext:value="contains-text(&quot;GiveDirection&quot;)" calcext:base-cell-address="'Ile déserte var 2'.D21"/>
            <calcext:condition calcext:apply-style-name="cellule temps" calcext:value="contains-text(&quot;SetWeather&quot;)" calcext:base-cell-address="'Ile déserte var 2'.D21"/>
            <calcext:condition calcext:apply-style-name="cellule temps" calcext:value="contains-text(&quot;SwitchWeather&quot;)" calcext:base-cell-address="'Ile déserte var 2'.D21"/>
            <calcext:condition calcext:apply-style-name="cellule temps" calcext:value="contains-text(&quot;NextDay&quot;)" calcext:base-cell-address="'Ile déserte var 2'.D21"/>
            <calcext:condition calcext:apply-style-name="cellule temps" calcext:value="contains-text(&quot;CheckDay&quot;)" calcext:base-cell-address="'Ile déserte var 2'.D21"/>
            <calcext:condition calcext:apply-style-name="cellule histoire" calcext:value="contains-text(&quot;Leave&quot;)" calcext:base-cell-address="'Ile déserte var 2'.D21"/>
            <calcext:condition calcext:apply-style-name="cellule choice" calcext:value="contains-text(&quot;Choice&quot;)" calcext:base-cell-address="'Ile déserte var 2'.D21"/>
            <calcext:condition calcext:apply-style-name="cellule d'erreur" calcext:value="!=&quot;&quot;" calcext:base-cell-address="'Ile déserte var 2'.D21"/>
          </calcext:conditional-format>
          <calcext:conditional-format calcext:target-range-address="'Ile Taverne'.D21:'Ile Taverne'.E21">
            <calcext:condition calcext:apply-style-name="cellule histoire" calcext:value="contains-text(&quot;GoTo&quot;)" calcext:base-cell-address="'Ile déserte var 2'.D21"/>
            <calcext:condition calcext:apply-style-name="cellule histoire" calcext:value="contains-text(&quot;Conclude&quot;)" calcext:base-cell-address="'Ile déserte var 2'.D21"/>
            <calcext:condition calcext:apply-style-name="cellule random" calcext:value="contains-text(&quot;RandomPercent&quot;)" calcext:base-cell-address="'Ile déserte var 2'.D21"/>
            <calcext:condition calcext:apply-style-name="cellule random" calcext:value="contains-text(&quot;RandomRange&quot;)" calcext:base-cell-address="'Ile déserte var 2'.D21"/>
            <calcext:condition calcext:apply-style-name="cellule personnages" calcext:value="contains-text(&quot;NewCrew&quot;)" calcext:base-cell-address="'Ile déserte var 2'.D21"/>
            <calcext:condition calcext:apply-style-name="cellule personnages" calcext:value="contains-text(&quot;NewCharacter&quot;)" calcext:base-cell-address="'Ile déserte var 2'.D21"/>
            <calcext:condition calcext:apply-style-name="cellule personnages" calcext:value="contains-text(&quot;HideOther&quot;)" calcext:base-cell-address="'Ile déserte var 2'.D21"/>
            <calcext:condition calcext:apply-style-name="cellule personnages" calcext:value="contains-text(&quot;DeleteOther&quot;)" calcext:base-cell-address="'Ile déserte var 2'.D21"/>
            <calcext:condition calcext:apply-style-name="cellule narrateur" calcext:value="contains-text(&quot;Narrator&quot;)" calcext:base-cell-address="'Ile déserte var 2'.D21"/>
            <calcext:condition calcext:apply-style-name="cellule set choice" calcext:value="contains-text(&quot;SetChoices&quot;)" calcext:base-cell-address="'Ile déserte var 2'.D21"/>
            <calcext:condition calcext:apply-style-name="cellule dialogues" calcext:value="contains-text(&quot;PlayerSpeak&quot;)" calcext:base-cell-address="'Ile déserte var 2'.D21"/>
            <calcext:condition calcext:apply-style-name="cellule dialogues" calcext:value="contains-text(&quot;OtherSpeak&quot;)" calcext:base-cell-address="'Ile déserte var 2'.D21"/>
            <calcext:condition calcext:apply-style-name="cellule argent" calcext:value="contains-text(&quot;CheckGold&quot;)" calcext:base-cell-address="'Ile déserte var 2'.D21"/>
            <calcext:condition calcext:apply-style-name="cellule argent" calcext:value="contains-text(&quot;RemoveGold&quot;)" calcext:base-cell-address="'Ile déserte var 2'.D21"/>
            <calcext:condition calcext:apply-style-name="cellule argent" calcext:value="contains-text(&quot;AddGold&quot;)" calcext:base-cell-address="'Ile déserte var 2'.D21"/>
            <calcext:condition calcext:apply-style-name="cellule argent" calcext:value="contains-text(&quot;Loot&quot;)" calcext:base-cell-address="'Ile déserte var 2'.D21"/>
            <calcext:condition calcext:apply-style-name="cellule argent" calcext:value="contains-text(&quot;Trade&quot;)" calcext:base-cell-address="'Ile déserte var 2'.D21"/>
            <calcext:condition calcext:apply-style-name="cellule combat" calcext:value="contains-text(&quot;LaunchCombat&quot;)" calcext:base-cell-address="'Ile déserte var 2'.D21"/>
            <calcext:condition calcext:apply-style-name="cellule indice" calcext:value="contains-text(&quot;CheckFormula&quot;)" calcext:base-cell-address="'Ile déserte var 2'.D21"/>
            <calcext:condition calcext:apply-style-name="cellule indice" calcext:value="contains-text(&quot;GiveDirection&quot;)" calcext:base-cell-address="'Ile déserte var 2'.D21"/>
            <calcext:condition calcext:apply-style-name="cellule temps" calcext:value="contains-text(&quot;SetWeather&quot;)" calcext:base-cell-address="'Ile déserte var 2'.D21"/>
            <calcext:condition calcext:apply-style-name="cellule temps" calcext:value="contains-text(&quot;SwitchWeather&quot;)" calcext:base-cell-address="'Ile déserte var 2'.D21"/>
            <calcext:condition calcext:apply-style-name="cellule temps" calcext:value="contains-text(&quot;NextDay&quot;)" calcext:base-cell-address="'Ile déserte var 2'.D21"/>
            <calcext:condition calcext:apply-style-name="cellule temps" calcext:value="contains-text(&quot;CheckDay&quot;)" calcext:base-cell-address="'Ile déserte var 2'.D21"/>
            <calcext:condition calcext:apply-style-name="cellule histoire" calcext:value="contains-text(&quot;Leave&quot;)" calcext:base-cell-address="'Ile déserte var 2'.D21"/>
            <calcext:condition calcext:apply-style-name="cellule choice" calcext:value="contains-text(&quot;Choice&quot;)" calcext:base-cell-address="'Ile déserte var 2'.D21"/>
            <calcext:condition calcext:apply-style-name="cellule d'erreur" calcext:value="!=&quot;&quot;" calcext:base-cell-address="'Ile déserte var 2'.D21"/>
          </calcext:conditional-format>
          <calcext:conditional-format calcext:target-range-address="'Ile Taverne'.C21:'Ile Taverne'.C21">
            <calcext:condition calcext:apply-style-name="cellule histoire" calcext:value="contains-text(&quot;GoTo&quot;)" calcext:base-cell-address="'Ile déserte var 2'.C21"/>
            <calcext:condition calcext:apply-style-name="cellule histoire" calcext:value="contains-text(&quot;Conclude&quot;)" calcext:base-cell-address="'Ile déserte var 2'.C21"/>
            <calcext:condition calcext:apply-style-name="cellule random" calcext:value="contains-text(&quot;RandomPercent&quot;)" calcext:base-cell-address="'Ile déserte var 2'.C21"/>
            <calcext:condition calcext:apply-style-name="cellule random" calcext:value="contains-text(&quot;RandomRange&quot;)" calcext:base-cell-address="'Ile déserte var 2'.C21"/>
            <calcext:condition calcext:apply-style-name="cellule personnages" calcext:value="contains-text(&quot;NewCrew&quot;)" calcext:base-cell-address="'Ile déserte var 2'.C21"/>
            <calcext:condition calcext:apply-style-name="cellule personnages" calcext:value="contains-text(&quot;NewCharacter&quot;)" calcext:base-cell-address="'Ile déserte var 2'.C21"/>
            <calcext:condition calcext:apply-style-name="cellule personnages" calcext:value="contains-text(&quot;HideOther&quot;)" calcext:base-cell-address="'Ile déserte var 2'.C21"/>
            <calcext:condition calcext:apply-style-name="cellule personnages" calcext:value="contains-text(&quot;DeleteOther&quot;)" calcext:base-cell-address="'Ile déserte var 2'.C21"/>
            <calcext:condition calcext:apply-style-name="cellule narrateur" calcext:value="contains-text(&quot;Narrator&quot;)" calcext:base-cell-address="'Ile déserte var 2'.C21"/>
            <calcext:condition calcext:apply-style-name="cellule set choice" calcext:value="contains-text(&quot;SetChoices&quot;)" calcext:base-cell-address="'Ile déserte var 2'.C21"/>
            <calcext:condition calcext:apply-style-name="cellule dialogues" calcext:value="contains-text(&quot;PlayerSpeak&quot;)" calcext:base-cell-address="'Ile déserte var 2'.C21"/>
            <calcext:condition calcext:apply-style-name="cellule dialogues" calcext:value="contains-text(&quot;OtherSpeak&quot;)" calcext:base-cell-address="'Ile déserte var 2'.C21"/>
            <calcext:condition calcext:apply-style-name="cellule argent" calcext:value="contains-text(&quot;CheckGold&quot;)" calcext:base-cell-address="'Ile déserte var 2'.C21"/>
            <calcext:condition calcext:apply-style-name="cellule argent" calcext:value="contains-text(&quot;RemoveGold&quot;)" calcext:base-cell-address="'Ile déserte var 2'.C21"/>
            <calcext:condition calcext:apply-style-name="cellule argent" calcext:value="contains-text(&quot;AddGold&quot;)" calcext:base-cell-address="'Ile déserte var 2'.C21"/>
            <calcext:condition calcext:apply-style-name="cellule argent" calcext:value="contains-text(&quot;Loot&quot;)" calcext:base-cell-address="'Ile déserte var 2'.C21"/>
            <calcext:condition calcext:apply-style-name="cellule argent" calcext:value="contains-text(&quot;Trade&quot;)" calcext:base-cell-address="'Ile déserte var 2'.C21"/>
            <calcext:condition calcext:apply-style-name="cellule combat" calcext:value="contains-text(&quot;LaunchCombat&quot;)" calcext:base-cell-address="'Ile déserte var 2'.C21"/>
            <calcext:condition calcext:apply-style-name="cellule indice" calcext:value="contains-text(&quot;CheckFormula&quot;)" calcext:base-cell-address="'Ile déserte var 2'.C21"/>
            <calcext:condition calcext:apply-style-name="cellule indice" calcext:value="contains-text(&quot;GiveDirection&quot;)" calcext:base-cell-address="'Ile déserte var 2'.C21"/>
            <calcext:condition calcext:apply-style-name="cellule temps" calcext:value="contains-text(&quot;SetWeather&quot;)" calcext:base-cell-address="'Ile déserte var 2'.C21"/>
            <calcext:condition calcext:apply-style-name="cellule temps" calcext:value="contains-text(&quot;SwitchWeather&quot;)" calcext:base-cell-address="'Ile déserte var 2'.C21"/>
            <calcext:condition calcext:apply-style-name="cellule temps" calcext:value="contains-text(&quot;NextDay&quot;)" calcext:base-cell-address="'Ile déserte var 2'.C21"/>
            <calcext:condition calcext:apply-style-name="cellule temps" calcext:value="contains-text(&quot;CheckDay&quot;)" calcext:base-cell-address="'Ile déserte var 2'.C21"/>
            <calcext:condition calcext:apply-style-name="cellule histoire" calcext:value="contains-text(&quot;Leave&quot;)" calcext:base-cell-address="'Ile déserte var 2'.C21"/>
            <calcext:condition calcext:apply-style-name="cellule choice" calcext:value="contains-text(&quot;Choice&quot;)" calcext:base-cell-address="'Ile déserte var 2'.C21"/>
            <calcext:condition calcext:apply-style-name="cellule d'erreur" calcext:value="!=&quot;&quot;" calcext:base-cell-address="'Ile déserte var 2'.C21"/>
          </calcext:conditional-format>
          <calcext:conditional-format calcext:target-range-address="'Ile Taverne'.C21:'Ile Taverne'.C21">
            <calcext:condition calcext:apply-style-name="cellule histoire" calcext:value="contains-text(&quot;GoTo&quot;)" calcext:base-cell-address="'Ile déserte var 2'.C21"/>
            <calcext:condition calcext:apply-style-name="cellule histoire" calcext:value="contains-text(&quot;Conclude&quot;)" calcext:base-cell-address="'Ile déserte var 2'.C21"/>
            <calcext:condition calcext:apply-style-name="cellule random" calcext:value="contains-text(&quot;RandomPercent&quot;)" calcext:base-cell-address="'Ile déserte var 2'.C21"/>
            <calcext:condition calcext:apply-style-name="cellule random" calcext:value="contains-text(&quot;RandomRange&quot;)" calcext:base-cell-address="'Ile déserte var 2'.C21"/>
            <calcext:condition calcext:apply-style-name="cellule personnages" calcext:value="contains-text(&quot;NewCrew&quot;)" calcext:base-cell-address="'Ile déserte var 2'.C21"/>
            <calcext:condition calcext:apply-style-name="cellule personnages" calcext:value="contains-text(&quot;NewCharacter&quot;)" calcext:base-cell-address="'Ile déserte var 2'.C21"/>
            <calcext:condition calcext:apply-style-name="cellule personnages" calcext:value="contains-text(&quot;HideOther&quot;)" calcext:base-cell-address="'Ile déserte var 2'.C21"/>
            <calcext:condition calcext:apply-style-name="cellule personnages" calcext:value="contains-text(&quot;DeleteOther&quot;)" calcext:base-cell-address="'Ile déserte var 2'.C21"/>
            <calcext:condition calcext:apply-style-name="cellule narrateur" calcext:value="contains-text(&quot;Narrator&quot;)" calcext:base-cell-address="'Ile déserte var 2'.C21"/>
            <calcext:condition calcext:apply-style-name="cellule set choice" calcext:value="contains-text(&quot;SetChoices&quot;)" calcext:base-cell-address="'Ile déserte var 2'.C21"/>
            <calcext:condition calcext:apply-style-name="cellule dialogues" calcext:value="contains-text(&quot;PlayerSpeak&quot;)" calcext:base-cell-address="'Ile déserte var 2'.C21"/>
            <calcext:condition calcext:apply-style-name="cellule dialogues" calcext:value="contains-text(&quot;OtherSpeak&quot;)" calcext:base-cell-address="'Ile déserte var 2'.C21"/>
            <calcext:condition calcext:apply-style-name="cellule argent" calcext:value="contains-text(&quot;CheckGold&quot;)" calcext:base-cell-address="'Ile déserte var 2'.C21"/>
            <calcext:condition calcext:apply-style-name="cellule argent" calcext:value="contains-text(&quot;RemoveGold&quot;)" calcext:base-cell-address="'Ile déserte var 2'.C21"/>
            <calcext:condition calcext:apply-style-name="cellule argent" calcext:value="contains-text(&quot;AddGold&quot;)" calcext:base-cell-address="'Ile déserte var 2'.C21"/>
            <calcext:condition calcext:apply-style-name="cellule argent" calcext:value="contains-text(&quot;Loot&quot;)" calcext:base-cell-address="'Ile déserte var 2'.C21"/>
            <calcext:condition calcext:apply-style-name="cellule argent" calcext:value="contains-text(&quot;Trade&quot;)" calcext:base-cell-address="'Ile déserte var 2'.C21"/>
            <calcext:condition calcext:apply-style-name="cellule combat" calcext:value="contains-text(&quot;LaunchCombat&quot;)" calcext:base-cell-address="'Ile déserte var 2'.C21"/>
            <calcext:condition calcext:apply-style-name="cellule indice" calcext:value="contains-text(&quot;CheckFormula&quot;)" calcext:base-cell-address="'Ile déserte var 2'.C21"/>
            <calcext:condition calcext:apply-style-name="cellule indice" calcext:value="contains-text(&quot;GiveDirection&quot;)" calcext:base-cell-address="'Ile déserte var 2'.C21"/>
            <calcext:condition calcext:apply-style-name="cellule temps" calcext:value="contains-text(&quot;SetWeather&quot;)" calcext:base-cell-address="'Ile déserte var 2'.C21"/>
            <calcext:condition calcext:apply-style-name="cellule temps" calcext:value="contains-text(&quot;SwitchWeather&quot;)" calcext:base-cell-address="'Ile déserte var 2'.C21"/>
            <calcext:condition calcext:apply-style-name="cellule temps" calcext:value="contains-text(&quot;NextDay&quot;)" calcext:base-cell-address="'Ile déserte var 2'.C21"/>
            <calcext:condition calcext:apply-style-name="cellule temps" calcext:value="contains-text(&quot;CheckDay&quot;)" calcext:base-cell-address="'Ile déserte var 2'.C21"/>
            <calcext:condition calcext:apply-style-name="cellule histoire" calcext:value="contains-text(&quot;Leave&quot;)" calcext:base-cell-address="'Ile déserte var 2'.C21"/>
            <calcext:condition calcext:apply-style-name="cellule choice" calcext:value="contains-text(&quot;Choice&quot;)" calcext:base-cell-address="'Ile déserte var 2'.C21"/>
            <calcext:condition calcext:apply-style-name="cellule d'erreur" calcext:value="!=&quot;&quot;" calcext:base-cell-address="'Ile déserte var 2'.C21"/>
          </calcext:conditional-format>
          <calcext:conditional-format calcext:target-range-address="'Ile Taverne'.C21:'Ile Taverne'.C21">
            <calcext:condition calcext:apply-style-name="cellule histoire" calcext:value="contains-text(&quot;GoTo&quot;)" calcext:base-cell-address="'Ile déserte var 2'.C21"/>
            <calcext:condition calcext:apply-style-name="cellule histoire" calcext:value="contains-text(&quot;Conclude&quot;)" calcext:base-cell-address="'Ile déserte var 2'.C21"/>
            <calcext:condition calcext:apply-style-name="cellule random" calcext:value="contains-text(&quot;RandomPercent&quot;)" calcext:base-cell-address="'Ile déserte var 2'.C21"/>
            <calcext:condition calcext:apply-style-name="cellule random" calcext:value="contains-text(&quot;RandomRange&quot;)" calcext:base-cell-address="'Ile déserte var 2'.C21"/>
            <calcext:condition calcext:apply-style-name="cellule personnages" calcext:value="contains-text(&quot;NewCrew&quot;)" calcext:base-cell-address="'Ile déserte var 2'.C21"/>
            <calcext:condition calcext:apply-style-name="cellule personnages" calcext:value="contains-text(&quot;NewCharacter&quot;)" calcext:base-cell-address="'Ile déserte var 2'.C21"/>
            <calcext:condition calcext:apply-style-name="cellule personnages" calcext:value="contains-text(&quot;HideOther&quot;)" calcext:base-cell-address="'Ile déserte var 2'.C21"/>
            <calcext:condition calcext:apply-style-name="cellule personnages" calcext:value="contains-text(&quot;DeleteOther&quot;)" calcext:base-cell-address="'Ile déserte var 2'.C21"/>
            <calcext:condition calcext:apply-style-name="cellule narrateur" calcext:value="contains-text(&quot;Narrator&quot;)" calcext:base-cell-address="'Ile déserte var 2'.C21"/>
            <calcext:condition calcext:apply-style-name="cellule set choice" calcext:value="contains-text(&quot;SetChoices&quot;)" calcext:base-cell-address="'Ile déserte var 2'.C21"/>
            <calcext:condition calcext:apply-style-name="cellule dialogues" calcext:value="contains-text(&quot;PlayerSpeak&quot;)" calcext:base-cell-address="'Ile déserte var 2'.C21"/>
            <calcext:condition calcext:apply-style-name="cellule dialogues" calcext:value="contains-text(&quot;OtherSpeak&quot;)" calcext:base-cell-address="'Ile déserte var 2'.C21"/>
            <calcext:condition calcext:apply-style-name="cellule argent" calcext:value="contains-text(&quot;CheckGold&quot;)" calcext:base-cell-address="'Ile déserte var 2'.C21"/>
            <calcext:condition calcext:apply-style-name="cellule argent" calcext:value="contains-text(&quot;RemoveGold&quot;)" calcext:base-cell-address="'Ile déserte var 2'.C21"/>
            <calcext:condition calcext:apply-style-name="cellule argent" calcext:value="contains-text(&quot;AddGold&quot;)" calcext:base-cell-address="'Ile déserte var 2'.C21"/>
            <calcext:condition calcext:apply-style-name="cellule argent" calcext:value="contains-text(&quot;Loot&quot;)" calcext:base-cell-address="'Ile déserte var 2'.C21"/>
            <calcext:condition calcext:apply-style-name="cellule argent" calcext:value="contains-text(&quot;Trade&quot;)" calcext:base-cell-address="'Ile déserte var 2'.C21"/>
            <calcext:condition calcext:apply-style-name="cellule combat" calcext:value="contains-text(&quot;LaunchCombat&quot;)" calcext:base-cell-address="'Ile déserte var 2'.C21"/>
            <calcext:condition calcext:apply-style-name="cellule indice" calcext:value="contains-text(&quot;CheckFormula&quot;)" calcext:base-cell-address="'Ile déserte var 2'.C21"/>
            <calcext:condition calcext:apply-style-name="cellule indice" calcext:value="contains-text(&quot;GiveDirection&quot;)" calcext:base-cell-address="'Ile déserte var 2'.C21"/>
            <calcext:condition calcext:apply-style-name="cellule temps" calcext:value="contains-text(&quot;SetWeather&quot;)" calcext:base-cell-address="'Ile déserte var 2'.C21"/>
            <calcext:condition calcext:apply-style-name="cellule temps" calcext:value="contains-text(&quot;SwitchWeather&quot;)" calcext:base-cell-address="'Ile déserte var 2'.C21"/>
            <calcext:condition calcext:apply-style-name="cellule temps" calcext:value="contains-text(&quot;NextDay&quot;)" calcext:base-cell-address="'Ile déserte var 2'.C21"/>
            <calcext:condition calcext:apply-style-name="cellule temps" calcext:value="contains-text(&quot;CheckDay&quot;)" calcext:base-cell-address="'Ile déserte var 2'.C21"/>
            <calcext:condition calcext:apply-style-name="cellule histoire" calcext:value="contains-text(&quot;Leave&quot;)" calcext:base-cell-address="'Ile déserte var 2'.C21"/>
            <calcext:condition calcext:apply-style-name="cellule choice" calcext:value="contains-text(&quot;Choice&quot;)" calcext:base-cell-address="'Ile déserte var 2'.C21"/>
            <calcext:condition calcext:apply-style-name="cellule d'erreur" calcext:value="!=&quot;&quot;" calcext:base-cell-address="'Ile déserte var 2'.C21"/>
          </calcext:conditional-format>
          <calcext:conditional-format calcext:target-range-address="'Ile Taverne'.G21:'Ile Taverne'.G21">
            <calcext:condition calcext:apply-style-name="cellule histoire" calcext:value="contains-text(&quot;GoTo&quot;)" calcext:base-cell-address="'Ile déserte var 2'.G21"/>
            <calcext:condition calcext:apply-style-name="cellule histoire" calcext:value="contains-text(&quot;Conclude&quot;)" calcext:base-cell-address="'Ile déserte var 2'.G21"/>
            <calcext:condition calcext:apply-style-name="cellule random" calcext:value="contains-text(&quot;RandomPercent&quot;)" calcext:base-cell-address="'Ile déserte var 2'.G21"/>
            <calcext:condition calcext:apply-style-name="cellule random" calcext:value="contains-text(&quot;RandomRange&quot;)" calcext:base-cell-address="'Ile déserte var 2'.G21"/>
            <calcext:condition calcext:apply-style-name="cellule personnages" calcext:value="contains-text(&quot;NewCrew&quot;)" calcext:base-cell-address="'Ile déserte var 2'.G21"/>
            <calcext:condition calcext:apply-style-name="cellule personnages" calcext:value="contains-text(&quot;NewCharacter&quot;)" calcext:base-cell-address="'Ile déserte var 2'.G21"/>
            <calcext:condition calcext:apply-style-name="cellule personnages" calcext:value="contains-text(&quot;HideOther&quot;)" calcext:base-cell-address="'Ile déserte var 2'.G21"/>
            <calcext:condition calcext:apply-style-name="cellule personnages" calcext:value="contains-text(&quot;DeleteOther&quot;)" calcext:base-cell-address="'Ile déserte var 2'.G21"/>
            <calcext:condition calcext:apply-style-name="cellule narrateur" calcext:value="contains-text(&quot;Narrator&quot;)" calcext:base-cell-address="'Ile déserte var 2'.G21"/>
            <calcext:condition calcext:apply-style-name="cellule set choice" calcext:value="contains-text(&quot;SetChoices&quot;)" calcext:base-cell-address="'Ile déserte var 2'.G21"/>
            <calcext:condition calcext:apply-style-name="cellule dialogues" calcext:value="contains-text(&quot;PlayerSpeak&quot;)" calcext:base-cell-address="'Ile déserte var 2'.G21"/>
            <calcext:condition calcext:apply-style-name="cellule dialogues" calcext:value="contains-text(&quot;OtherSpeak&quot;)" calcext:base-cell-address="'Ile déserte var 2'.G21"/>
            <calcext:condition calcext:apply-style-name="cellule argent" calcext:value="contains-text(&quot;CheckGold&quot;)" calcext:base-cell-address="'Ile déserte var 2'.G21"/>
            <calcext:condition calcext:apply-style-name="cellule argent" calcext:value="contains-text(&quot;RemoveGold&quot;)" calcext:base-cell-address="'Ile déserte var 2'.G21"/>
            <calcext:condition calcext:apply-style-name="cellule argent" calcext:value="contains-text(&quot;AddGold&quot;)" calcext:base-cell-address="'Ile déserte var 2'.G21"/>
            <calcext:condition calcext:apply-style-name="cellule argent" calcext:value="contains-text(&quot;Loot&quot;)" calcext:base-cell-address="'Ile déserte var 2'.G21"/>
            <calcext:condition calcext:apply-style-name="cellule argent" calcext:value="contains-text(&quot;Trade&quot;)" calcext:base-cell-address="'Ile déserte var 2'.G21"/>
            <calcext:condition calcext:apply-style-name="cellule combat" calcext:value="contains-text(&quot;LaunchCombat&quot;)" calcext:base-cell-address="'Ile déserte var 2'.G21"/>
            <calcext:condition calcext:apply-style-name="cellule indice" calcext:value="contains-text(&quot;CheckFormula&quot;)" calcext:base-cell-address="'Ile déserte var 2'.G21"/>
            <calcext:condition calcext:apply-style-name="cellule indice" calcext:value="contains-text(&quot;GiveDirection&quot;)" calcext:base-cell-address="'Ile déserte var 2'.G21"/>
            <calcext:condition calcext:apply-style-name="cellule temps" calcext:value="contains-text(&quot;SetWeather&quot;)" calcext:base-cell-address="'Ile déserte var 2'.G21"/>
            <calcext:condition calcext:apply-style-name="cellule temps" calcext:value="contains-text(&quot;SwitchWeather&quot;)" calcext:base-cell-address="'Ile déserte var 2'.G21"/>
            <calcext:condition calcext:apply-style-name="cellule temps" calcext:value="contains-text(&quot;NextDay&quot;)" calcext:base-cell-address="'Ile déserte var 2'.G21"/>
            <calcext:condition calcext:apply-style-name="cellule temps" calcext:value="contains-text(&quot;CheckDay&quot;)" calcext:base-cell-address="'Ile déserte var 2'.G21"/>
            <calcext:condition calcext:apply-style-name="cellule histoire" calcext:value="contains-text(&quot;Leave&quot;)" calcext:base-cell-address="'Ile déserte var 2'.G21"/>
            <calcext:condition calcext:apply-style-name="cellule choice" calcext:value="contains-text(&quot;Choice&quot;)" calcext:base-cell-address="'Ile déserte var 2'.G21"/>
            <calcext:condition calcext:apply-style-name="cellule d'erreur" calcext:value="!=&quot;&quot;" calcext:base-cell-address="'Ile déserte var 2'.G21"/>
          </calcext:conditional-format>
          <calcext:conditional-format calcext:target-range-address="'Ile Taverne'.G21:'Ile Taverne'.G21">
            <calcext:condition calcext:apply-style-name="cellule histoire" calcext:value="contains-text(&quot;GoTo&quot;)" calcext:base-cell-address="'Ile déserte var 2'.G21"/>
            <calcext:condition calcext:apply-style-name="cellule histoire" calcext:value="contains-text(&quot;Conclude&quot;)" calcext:base-cell-address="'Ile déserte var 2'.G21"/>
            <calcext:condition calcext:apply-style-name="cellule random" calcext:value="contains-text(&quot;RandomPercent&quot;)" calcext:base-cell-address="'Ile déserte var 2'.G21"/>
            <calcext:condition calcext:apply-style-name="cellule random" calcext:value="contains-text(&quot;RandomRange&quot;)" calcext:base-cell-address="'Ile déserte var 2'.G21"/>
            <calcext:condition calcext:apply-style-name="cellule personnages" calcext:value="contains-text(&quot;NewCrew&quot;)" calcext:base-cell-address="'Ile déserte var 2'.G21"/>
            <calcext:condition calcext:apply-style-name="cellule personnages" calcext:value="contains-text(&quot;NewCharacter&quot;)" calcext:base-cell-address="'Ile déserte var 2'.G21"/>
            <calcext:condition calcext:apply-style-name="cellule personnages" calcext:value="contains-text(&quot;HideOther&quot;)" calcext:base-cell-address="'Ile déserte var 2'.G21"/>
            <calcext:condition calcext:apply-style-name="cellule personnages" calcext:value="contains-text(&quot;DeleteOther&quot;)" calcext:base-cell-address="'Ile déserte var 2'.G21"/>
            <calcext:condition calcext:apply-style-name="cellule narrateur" calcext:value="contains-text(&quot;Narrator&quot;)" calcext:base-cell-address="'Ile déserte var 2'.G21"/>
            <calcext:condition calcext:apply-style-name="cellule set choice" calcext:value="contains-text(&quot;SetChoices&quot;)" calcext:base-cell-address="'Ile déserte var 2'.G21"/>
            <calcext:condition calcext:apply-style-name="cellule dialogues" calcext:value="contains-text(&quot;PlayerSpeak&quot;)" calcext:base-cell-address="'Ile déserte var 2'.G21"/>
            <calcext:condition calcext:apply-style-name="cellule dialogues" calcext:value="contains-text(&quot;OtherSpeak&quot;)" calcext:base-cell-address="'Ile déserte var 2'.G21"/>
            <calcext:condition calcext:apply-style-name="cellule argent" calcext:value="contains-text(&quot;CheckGold&quot;)" calcext:base-cell-address="'Ile déserte var 2'.G21"/>
            <calcext:condition calcext:apply-style-name="cellule argent" calcext:value="contains-text(&quot;RemoveGold&quot;)" calcext:base-cell-address="'Ile déserte var 2'.G21"/>
            <calcext:condition calcext:apply-style-name="cellule argent" calcext:value="contains-text(&quot;AddGold&quot;)" calcext:base-cell-address="'Ile déserte var 2'.G21"/>
            <calcext:condition calcext:apply-style-name="cellule argent" calcext:value="contains-text(&quot;Loot&quot;)" calcext:base-cell-address="'Ile déserte var 2'.G21"/>
            <calcext:condition calcext:apply-style-name="cellule argent" calcext:value="contains-text(&quot;Trade&quot;)" calcext:base-cell-address="'Ile déserte var 2'.G21"/>
            <calcext:condition calcext:apply-style-name="cellule combat" calcext:value="contains-text(&quot;LaunchCombat&quot;)" calcext:base-cell-address="'Ile déserte var 2'.G21"/>
            <calcext:condition calcext:apply-style-name="cellule indice" calcext:value="contains-text(&quot;CheckFormula&quot;)" calcext:base-cell-address="'Ile déserte var 2'.G21"/>
            <calcext:condition calcext:apply-style-name="cellule indice" calcext:value="contains-text(&quot;GiveDirection&quot;)" calcext:base-cell-address="'Ile déserte var 2'.G21"/>
            <calcext:condition calcext:apply-style-name="cellule temps" calcext:value="contains-text(&quot;SetWeather&quot;)" calcext:base-cell-address="'Ile déserte var 2'.G21"/>
            <calcext:condition calcext:apply-style-name="cellule temps" calcext:value="contains-text(&quot;SwitchWeather&quot;)" calcext:base-cell-address="'Ile déserte var 2'.G21"/>
            <calcext:condition calcext:apply-style-name="cellule temps" calcext:value="contains-text(&quot;NextDay&quot;)" calcext:base-cell-address="'Ile déserte var 2'.G21"/>
            <calcext:condition calcext:apply-style-name="cellule temps" calcext:value="contains-text(&quot;CheckDay&quot;)" calcext:base-cell-address="'Ile déserte var 2'.G21"/>
            <calcext:condition calcext:apply-style-name="cellule histoire" calcext:value="contains-text(&quot;Leave&quot;)" calcext:base-cell-address="'Ile déserte var 2'.G21"/>
            <calcext:condition calcext:apply-style-name="cellule choice" calcext:value="contains-text(&quot;Choice&quot;)" calcext:base-cell-address="'Ile déserte var 2'.G21"/>
            <calcext:condition calcext:apply-style-name="cellule d'erreur" calcext:value="!=&quot;&quot;" calcext:base-cell-address="'Ile déserte var 2'.G21"/>
          </calcext:conditional-format>
          <calcext:conditional-format calcext:target-range-address="'Ile Taverne'.G23:'Ile Taverne'.G23">
            <calcext:condition calcext:apply-style-name="cellule histoire" calcext:value="contains-text(&quot;GoTo&quot;)" calcext:base-cell-address="'Ile déserte var 2'.G23"/>
            <calcext:condition calcext:apply-style-name="cellule histoire" calcext:value="contains-text(&quot;Conclude&quot;)" calcext:base-cell-address="'Ile déserte var 2'.G23"/>
            <calcext:condition calcext:apply-style-name="cellule random" calcext:value="contains-text(&quot;RandomPercent&quot;)" calcext:base-cell-address="'Ile déserte var 2'.G23"/>
            <calcext:condition calcext:apply-style-name="cellule random" calcext:value="contains-text(&quot;RandomRange&quot;)" calcext:base-cell-address="'Ile déserte var 2'.G23"/>
            <calcext:condition calcext:apply-style-name="cellule personnages" calcext:value="contains-text(&quot;NewCrew&quot;)" calcext:base-cell-address="'Ile déserte var 2'.G23"/>
            <calcext:condition calcext:apply-style-name="cellule personnages" calcext:value="contains-text(&quot;NewCharacter&quot;)" calcext:base-cell-address="'Ile déserte var 2'.G23"/>
            <calcext:condition calcext:apply-style-name="cellule personnages" calcext:value="contains-text(&quot;HideOther&quot;)" calcext:base-cell-address="'Ile déserte var 2'.G23"/>
            <calcext:condition calcext:apply-style-name="cellule personnages" calcext:value="contains-text(&quot;DeleteOther&quot;)" calcext:base-cell-address="'Ile déserte var 2'.G23"/>
            <calcext:condition calcext:apply-style-name="cellule narrateur" calcext:value="contains-text(&quot;Narrator&quot;)" calcext:base-cell-address="'Ile déserte var 2'.G23"/>
            <calcext:condition calcext:apply-style-name="cellule set choice" calcext:value="contains-text(&quot;SetChoices&quot;)" calcext:base-cell-address="'Ile déserte var 2'.G23"/>
            <calcext:condition calcext:apply-style-name="cellule dialogues" calcext:value="contains-text(&quot;PlayerSpeak&quot;)" calcext:base-cell-address="'Ile déserte var 2'.G23"/>
            <calcext:condition calcext:apply-style-name="cellule dialogues" calcext:value="contains-text(&quot;OtherSpeak&quot;)" calcext:base-cell-address="'Ile déserte var 2'.G23"/>
            <calcext:condition calcext:apply-style-name="cellule argent" calcext:value="contains-text(&quot;CheckGold&quot;)" calcext:base-cell-address="'Ile déserte var 2'.G23"/>
            <calcext:condition calcext:apply-style-name="cellule argent" calcext:value="contains-text(&quot;RemoveGold&quot;)" calcext:base-cell-address="'Ile déserte var 2'.G23"/>
            <calcext:condition calcext:apply-style-name="cellule argent" calcext:value="contains-text(&quot;AddGold&quot;)" calcext:base-cell-address="'Ile déserte var 2'.G23"/>
            <calcext:condition calcext:apply-style-name="cellule argent" calcext:value="contains-text(&quot;Loot&quot;)" calcext:base-cell-address="'Ile déserte var 2'.G23"/>
            <calcext:condition calcext:apply-style-name="cellule argent" calcext:value="contains-text(&quot;Trade&quot;)" calcext:base-cell-address="'Ile déserte var 2'.G23"/>
            <calcext:condition calcext:apply-style-name="cellule combat" calcext:value="contains-text(&quot;LaunchCombat&quot;)" calcext:base-cell-address="'Ile déserte var 2'.G23"/>
            <calcext:condition calcext:apply-style-name="cellule indice" calcext:value="contains-text(&quot;CheckFormula&quot;)" calcext:base-cell-address="'Ile déserte var 2'.G23"/>
            <calcext:condition calcext:apply-style-name="cellule indice" calcext:value="contains-text(&quot;GiveDirection&quot;)" calcext:base-cell-address="'Ile déserte var 2'.G23"/>
            <calcext:condition calcext:apply-style-name="cellule temps" calcext:value="contains-text(&quot;SetWeather&quot;)" calcext:base-cell-address="'Ile déserte var 2'.G23"/>
            <calcext:condition calcext:apply-style-name="cellule temps" calcext:value="contains-text(&quot;SwitchWeather&quot;)" calcext:base-cell-address="'Ile déserte var 2'.G23"/>
            <calcext:condition calcext:apply-style-name="cellule temps" calcext:value="contains-text(&quot;NextDay&quot;)" calcext:base-cell-address="'Ile déserte var 2'.G23"/>
            <calcext:condition calcext:apply-style-name="cellule temps" calcext:value="contains-text(&quot;CheckDay&quot;)" calcext:base-cell-address="'Ile déserte var 2'.G23"/>
            <calcext:condition calcext:apply-style-name="cellule histoire" calcext:value="contains-text(&quot;Leave&quot;)" calcext:base-cell-address="'Ile déserte var 2'.G23"/>
            <calcext:condition calcext:apply-style-name="cellule choice" calcext:value="contains-text(&quot;Choice&quot;)" calcext:base-cell-address="'Ile déserte var 2'.G23"/>
            <calcext:condition calcext:apply-style-name="cellule d'erreur" calcext:value="!=&quot;&quot;" calcext:base-cell-address="'Ile déserte var 2'.G23"/>
          </calcext:conditional-format>
          <calcext:conditional-format calcext:target-range-address="'Ile Taverne'.G23:'Ile Taverne'.G23">
            <calcext:condition calcext:apply-style-name="cellule histoire" calcext:value="contains-text(&quot;GoTo&quot;)" calcext:base-cell-address="'Ile déserte var 2'.G23"/>
            <calcext:condition calcext:apply-style-name="cellule histoire" calcext:value="contains-text(&quot;Conclude&quot;)" calcext:base-cell-address="'Ile déserte var 2'.G23"/>
            <calcext:condition calcext:apply-style-name="cellule random" calcext:value="contains-text(&quot;RandomPercent&quot;)" calcext:base-cell-address="'Ile déserte var 2'.G23"/>
            <calcext:condition calcext:apply-style-name="cellule random" calcext:value="contains-text(&quot;RandomRange&quot;)" calcext:base-cell-address="'Ile déserte var 2'.G23"/>
            <calcext:condition calcext:apply-style-name="cellule personnages" calcext:value="contains-text(&quot;NewCrew&quot;)" calcext:base-cell-address="'Ile déserte var 2'.G23"/>
            <calcext:condition calcext:apply-style-name="cellule personnages" calcext:value="contains-text(&quot;NewCharacter&quot;)" calcext:base-cell-address="'Ile déserte var 2'.G23"/>
            <calcext:condition calcext:apply-style-name="cellule personnages" calcext:value="contains-text(&quot;HideOther&quot;)" calcext:base-cell-address="'Ile déserte var 2'.G23"/>
            <calcext:condition calcext:apply-style-name="cellule personnages" calcext:value="contains-text(&quot;DeleteOther&quot;)" calcext:base-cell-address="'Ile déserte var 2'.G23"/>
            <calcext:condition calcext:apply-style-name="cellule narrateur" calcext:value="contains-text(&quot;Narrator&quot;)" calcext:base-cell-address="'Ile déserte var 2'.G23"/>
            <calcext:condition calcext:apply-style-name="cellule set choice" calcext:value="contains-text(&quot;SetChoices&quot;)" calcext:base-cell-address="'Ile déserte var 2'.G23"/>
            <calcext:condition calcext:apply-style-name="cellule dialogues" calcext:value="contains-text(&quot;PlayerSpeak&quot;)" calcext:base-cell-address="'Ile déserte var 2'.G23"/>
            <calcext:condition calcext:apply-style-name="cellule dialogues" calcext:value="contains-text(&quot;OtherSpeak&quot;)" calcext:base-cell-address="'Ile déserte var 2'.G23"/>
            <calcext:condition calcext:apply-style-name="cellule argent" calcext:value="contains-text(&quot;CheckGold&quot;)" calcext:base-cell-address="'Ile déserte var 2'.G23"/>
            <calcext:condition calcext:apply-style-name="cellule argent" calcext:value="contains-text(&quot;RemoveGold&quot;)" calcext:base-cell-address="'Ile déserte var 2'.G23"/>
            <calcext:condition calcext:apply-style-name="cellule argent" calcext:value="contains-text(&quot;AddGold&quot;)" calcext:base-cell-address="'Ile déserte var 2'.G23"/>
            <calcext:condition calcext:apply-style-name="cellule argent" calcext:value="contains-text(&quot;Loot&quot;)" calcext:base-cell-address="'Ile déserte var 2'.G23"/>
            <calcext:condition calcext:apply-style-name="cellule argent" calcext:value="contains-text(&quot;Trade&quot;)" calcext:base-cell-address="'Ile déserte var 2'.G23"/>
            <calcext:condition calcext:apply-style-name="cellule combat" calcext:value="contains-text(&quot;LaunchCombat&quot;)" calcext:base-cell-address="'Ile déserte var 2'.G23"/>
            <calcext:condition calcext:apply-style-name="cellule indice" calcext:value="contains-text(&quot;CheckFormula&quot;)" calcext:base-cell-address="'Ile déserte var 2'.G23"/>
            <calcext:condition calcext:apply-style-name="cellule indice" calcext:value="contains-text(&quot;GiveDirection&quot;)" calcext:base-cell-address="'Ile déserte var 2'.G23"/>
            <calcext:condition calcext:apply-style-name="cellule temps" calcext:value="contains-text(&quot;SetWeather&quot;)" calcext:base-cell-address="'Ile déserte var 2'.G23"/>
            <calcext:condition calcext:apply-style-name="cellule temps" calcext:value="contains-text(&quot;SwitchWeather&quot;)" calcext:base-cell-address="'Ile déserte var 2'.G23"/>
            <calcext:condition calcext:apply-style-name="cellule temps" calcext:value="contains-text(&quot;NextDay&quot;)" calcext:base-cell-address="'Ile déserte var 2'.G23"/>
            <calcext:condition calcext:apply-style-name="cellule temps" calcext:value="contains-text(&quot;CheckDay&quot;)" calcext:base-cell-address="'Ile déserte var 2'.G23"/>
            <calcext:condition calcext:apply-style-name="cellule histoire" calcext:value="contains-text(&quot;Leave&quot;)" calcext:base-cell-address="'Ile déserte var 2'.G23"/>
            <calcext:condition calcext:apply-style-name="cellule choice" calcext:value="contains-text(&quot;Choice&quot;)" calcext:base-cell-address="'Ile déserte var 2'.G23"/>
            <calcext:condition calcext:apply-style-name="cellule d'erreur" calcext:value="!=&quot;&quot;" calcext:base-cell-address="'Ile déserte var 2'.G23"/>
          </calcext:conditional-format>
          <calcext:conditional-format calcext:target-range-address="'Ile Taverne'.C27:'Ile Taverne'.C27">
            <calcext:condition calcext:apply-style-name="cellule histoire" calcext:value="contains-text(&quot;GoTo&quot;)" calcext:base-cell-address="'Ile déserte var 2'.C27"/>
            <calcext:condition calcext:apply-style-name="cellule histoire" calcext:value="contains-text(&quot;Conclude&quot;)" calcext:base-cell-address="'Ile déserte var 2'.C27"/>
            <calcext:condition calcext:apply-style-name="cellule random" calcext:value="contains-text(&quot;RandomPercent&quot;)" calcext:base-cell-address="'Ile déserte var 2'.C27"/>
            <calcext:condition calcext:apply-style-name="cellule random" calcext:value="contains-text(&quot;RandomRange&quot;)" calcext:base-cell-address="'Ile déserte var 2'.C27"/>
            <calcext:condition calcext:apply-style-name="cellule personnages" calcext:value="contains-text(&quot;NewCrew&quot;)" calcext:base-cell-address="'Ile déserte var 2'.C27"/>
            <calcext:condition calcext:apply-style-name="cellule personnages" calcext:value="contains-text(&quot;NewCharacter&quot;)" calcext:base-cell-address="'Ile déserte var 2'.C27"/>
            <calcext:condition calcext:apply-style-name="cellule personnages" calcext:value="contains-text(&quot;HideOther&quot;)" calcext:base-cell-address="'Ile déserte var 2'.C27"/>
            <calcext:condition calcext:apply-style-name="cellule personnages" calcext:value="contains-text(&quot;DeleteOther&quot;)" calcext:base-cell-address="'Ile déserte var 2'.C27"/>
            <calcext:condition calcext:apply-style-name="cellule narrateur" calcext:value="contains-text(&quot;Narrator&quot;)" calcext:base-cell-address="'Ile déserte var 2'.C27"/>
            <calcext:condition calcext:apply-style-name="cellule set choice" calcext:value="contains-text(&quot;SetChoices&quot;)" calcext:base-cell-address="'Ile déserte var 2'.C27"/>
            <calcext:condition calcext:apply-style-name="cellule dialogues" calcext:value="contains-text(&quot;PlayerSpeak&quot;)" calcext:base-cell-address="'Ile déserte var 2'.C27"/>
            <calcext:condition calcext:apply-style-name="cellule dialogues" calcext:value="contains-text(&quot;OtherSpeak&quot;)" calcext:base-cell-address="'Ile déserte var 2'.C27"/>
            <calcext:condition calcext:apply-style-name="cellule argent" calcext:value="contains-text(&quot;CheckGold&quot;)" calcext:base-cell-address="'Ile déserte var 2'.C27"/>
            <calcext:condition calcext:apply-style-name="cellule argent" calcext:value="contains-text(&quot;RemoveGold&quot;)" calcext:base-cell-address="'Ile déserte var 2'.C27"/>
            <calcext:condition calcext:apply-style-name="cellule argent" calcext:value="contains-text(&quot;AddGold&quot;)" calcext:base-cell-address="'Ile déserte var 2'.C27"/>
            <calcext:condition calcext:apply-style-name="cellule argent" calcext:value="contains-text(&quot;Loot&quot;)" calcext:base-cell-address="'Ile déserte var 2'.C27"/>
            <calcext:condition calcext:apply-style-name="cellule argent" calcext:value="contains-text(&quot;Trade&quot;)" calcext:base-cell-address="'Ile déserte var 2'.C27"/>
            <calcext:condition calcext:apply-style-name="cellule combat" calcext:value="contains-text(&quot;LaunchCombat&quot;)" calcext:base-cell-address="'Ile déserte var 2'.C27"/>
            <calcext:condition calcext:apply-style-name="cellule indice" calcext:value="contains-text(&quot;CheckFormula&quot;)" calcext:base-cell-address="'Ile déserte var 2'.C27"/>
            <calcext:condition calcext:apply-style-name="cellule indice" calcext:value="contains-text(&quot;GiveDirection&quot;)" calcext:base-cell-address="'Ile déserte var 2'.C27"/>
            <calcext:condition calcext:apply-style-name="cellule temps" calcext:value="contains-text(&quot;SetWeather&quot;)" calcext:base-cell-address="'Ile déserte var 2'.C27"/>
            <calcext:condition calcext:apply-style-name="cellule temps" calcext:value="contains-text(&quot;SwitchWeather&quot;)" calcext:base-cell-address="'Ile déserte var 2'.C27"/>
            <calcext:condition calcext:apply-style-name="cellule temps" calcext:value="contains-text(&quot;NextDay&quot;)" calcext:base-cell-address="'Ile déserte var 2'.C27"/>
            <calcext:condition calcext:apply-style-name="cellule temps" calcext:value="contains-text(&quot;CheckDay&quot;)" calcext:base-cell-address="'Ile déserte var 2'.C27"/>
            <calcext:condition calcext:apply-style-name="cellule histoire" calcext:value="contains-text(&quot;Leave&quot;)" calcext:base-cell-address="'Ile déserte var 2'.C27"/>
            <calcext:condition calcext:apply-style-name="cellule choice" calcext:value="contains-text(&quot;Choice&quot;)" calcext:base-cell-address="'Ile déserte var 2'.C27"/>
            <calcext:condition calcext:apply-style-name="cellule d'erreur" calcext:value="!=&quot;&quot;" calcext:base-cell-address="'Ile déserte var 2'.C27"/>
          </calcext:conditional-format>
          <calcext:conditional-format calcext:target-range-address="'Ile Taverne'.C27:'Ile Taverne'.C27">
            <calcext:condition calcext:apply-style-name="cellule histoire" calcext:value="contains-text(&quot;GoTo&quot;)" calcext:base-cell-address="'Ile déserte var 2'.C27"/>
            <calcext:condition calcext:apply-style-name="cellule histoire" calcext:value="contains-text(&quot;Conclude&quot;)" calcext:base-cell-address="'Ile déserte var 2'.C27"/>
            <calcext:condition calcext:apply-style-name="cellule random" calcext:value="contains-text(&quot;RandomPercent&quot;)" calcext:base-cell-address="'Ile déserte var 2'.C27"/>
            <calcext:condition calcext:apply-style-name="cellule random" calcext:value="contains-text(&quot;RandomRange&quot;)" calcext:base-cell-address="'Ile déserte var 2'.C27"/>
            <calcext:condition calcext:apply-style-name="cellule personnages" calcext:value="contains-text(&quot;NewCrew&quot;)" calcext:base-cell-address="'Ile déserte var 2'.C27"/>
            <calcext:condition calcext:apply-style-name="cellule personnages" calcext:value="contains-text(&quot;NewCharacter&quot;)" calcext:base-cell-address="'Ile déserte var 2'.C27"/>
            <calcext:condition calcext:apply-style-name="cellule personnages" calcext:value="contains-text(&quot;HideOther&quot;)" calcext:base-cell-address="'Ile déserte var 2'.C27"/>
            <calcext:condition calcext:apply-style-name="cellule personnages" calcext:value="contains-text(&quot;DeleteOther&quot;)" calcext:base-cell-address="'Ile déserte var 2'.C27"/>
            <calcext:condition calcext:apply-style-name="cellule narrateur" calcext:value="contains-text(&quot;Narrator&quot;)" calcext:base-cell-address="'Ile déserte var 2'.C27"/>
            <calcext:condition calcext:apply-style-name="cellule set choice" calcext:value="contains-text(&quot;SetChoices&quot;)" calcext:base-cell-address="'Ile déserte var 2'.C27"/>
            <calcext:condition calcext:apply-style-name="cellule dialogues" calcext:value="contains-text(&quot;PlayerSpeak&quot;)" calcext:base-cell-address="'Ile déserte var 2'.C27"/>
            <calcext:condition calcext:apply-style-name="cellule dialogues" calcext:value="contains-text(&quot;OtherSpeak&quot;)" calcext:base-cell-address="'Ile déserte var 2'.C27"/>
            <calcext:condition calcext:apply-style-name="cellule argent" calcext:value="contains-text(&quot;CheckGold&quot;)" calcext:base-cell-address="'Ile déserte var 2'.C27"/>
            <calcext:condition calcext:apply-style-name="cellule argent" calcext:value="contains-text(&quot;RemoveGold&quot;)" calcext:base-cell-address="'Ile déserte var 2'.C27"/>
            <calcext:condition calcext:apply-style-name="cellule argent" calcext:value="contains-text(&quot;AddGold&quot;)" calcext:base-cell-address="'Ile déserte var 2'.C27"/>
            <calcext:condition calcext:apply-style-name="cellule argent" calcext:value="contains-text(&quot;Loot&quot;)" calcext:base-cell-address="'Ile déserte var 2'.C27"/>
            <calcext:condition calcext:apply-style-name="cellule argent" calcext:value="contains-text(&quot;Trade&quot;)" calcext:base-cell-address="'Ile déserte var 2'.C27"/>
            <calcext:condition calcext:apply-style-name="cellule combat" calcext:value="contains-text(&quot;LaunchCombat&quot;)" calcext:base-cell-address="'Ile déserte var 2'.C27"/>
            <calcext:condition calcext:apply-style-name="cellule indice" calcext:value="contains-text(&quot;CheckFormula&quot;)" calcext:base-cell-address="'Ile déserte var 2'.C27"/>
            <calcext:condition calcext:apply-style-name="cellule indice" calcext:value="contains-text(&quot;GiveDirection&quot;)" calcext:base-cell-address="'Ile déserte var 2'.C27"/>
            <calcext:condition calcext:apply-style-name="cellule temps" calcext:value="contains-text(&quot;SetWeather&quot;)" calcext:base-cell-address="'Ile déserte var 2'.C27"/>
            <calcext:condition calcext:apply-style-name="cellule temps" calcext:value="contains-text(&quot;SwitchWeather&quot;)" calcext:base-cell-address="'Ile déserte var 2'.C27"/>
            <calcext:condition calcext:apply-style-name="cellule temps" calcext:value="contains-text(&quot;NextDay&quot;)" calcext:base-cell-address="'Ile déserte var 2'.C27"/>
            <calcext:condition calcext:apply-style-name="cellule temps" calcext:value="contains-text(&quot;CheckDay&quot;)" calcext:base-cell-address="'Ile déserte var 2'.C27"/>
            <calcext:condition calcext:apply-style-name="cellule histoire" calcext:value="contains-text(&quot;Leave&quot;)" calcext:base-cell-address="'Ile déserte var 2'.C27"/>
            <calcext:condition calcext:apply-style-name="cellule choice" calcext:value="contains-text(&quot;Choice&quot;)" calcext:base-cell-address="'Ile déserte var 2'.C27"/>
            <calcext:condition calcext:apply-style-name="cellule d'erreur" calcext:value="!=&quot;&quot;" calcext:base-cell-address="'Ile déserte var 2'.C27"/>
          </calcext:conditional-format>
          <calcext:conditional-format calcext:target-range-address="'Ile Taverne'.C27:'Ile Taverne'.C27">
            <calcext:condition calcext:apply-style-name="cellule histoire" calcext:value="contains-text(&quot;GoTo&quot;)" calcext:base-cell-address="'Ile déserte var 2'.C27"/>
            <calcext:condition calcext:apply-style-name="cellule histoire" calcext:value="contains-text(&quot;Conclude&quot;)" calcext:base-cell-address="'Ile déserte var 2'.C27"/>
            <calcext:condition calcext:apply-style-name="cellule random" calcext:value="contains-text(&quot;RandomPercent&quot;)" calcext:base-cell-address="'Ile déserte var 2'.C27"/>
            <calcext:condition calcext:apply-style-name="cellule random" calcext:value="contains-text(&quot;RandomRange&quot;)" calcext:base-cell-address="'Ile déserte var 2'.C27"/>
            <calcext:condition calcext:apply-style-name="cellule personnages" calcext:value="contains-text(&quot;NewCrew&quot;)" calcext:base-cell-address="'Ile déserte var 2'.C27"/>
            <calcext:condition calcext:apply-style-name="cellule personnages" calcext:value="contains-text(&quot;NewCharacter&quot;)" calcext:base-cell-address="'Ile déserte var 2'.C27"/>
            <calcext:condition calcext:apply-style-name="cellule personnages" calcext:value="contains-text(&quot;HideOther&quot;)" calcext:base-cell-address="'Ile déserte var 2'.C27"/>
            <calcext:condition calcext:apply-style-name="cellule personnages" calcext:value="contains-text(&quot;DeleteOther&quot;)" calcext:base-cell-address="'Ile déserte var 2'.C27"/>
            <calcext:condition calcext:apply-style-name="cellule narrateur" calcext:value="contains-text(&quot;Narrator&quot;)" calcext:base-cell-address="'Ile déserte var 2'.C27"/>
            <calcext:condition calcext:apply-style-name="cellule set choice" calcext:value="contains-text(&quot;SetChoices&quot;)" calcext:base-cell-address="'Ile déserte var 2'.C27"/>
            <calcext:condition calcext:apply-style-name="cellule dialogues" calcext:value="contains-text(&quot;PlayerSpeak&quot;)" calcext:base-cell-address="'Ile déserte var 2'.C27"/>
            <calcext:condition calcext:apply-style-name="cellule dialogues" calcext:value="contains-text(&quot;OtherSpeak&quot;)" calcext:base-cell-address="'Ile déserte var 2'.C27"/>
            <calcext:condition calcext:apply-style-name="cellule argent" calcext:value="contains-text(&quot;CheckGold&quot;)" calcext:base-cell-address="'Ile déserte var 2'.C27"/>
            <calcext:condition calcext:apply-style-name="cellule argent" calcext:value="contains-text(&quot;RemoveGold&quot;)" calcext:base-cell-address="'Ile déserte var 2'.C27"/>
            <calcext:condition calcext:apply-style-name="cellule argent" calcext:value="contains-text(&quot;AddGold&quot;)" calcext:base-cell-address="'Ile déserte var 2'.C27"/>
            <calcext:condition calcext:apply-style-name="cellule argent" calcext:value="contains-text(&quot;Loot&quot;)" calcext:base-cell-address="'Ile déserte var 2'.C27"/>
            <calcext:condition calcext:apply-style-name="cellule argent" calcext:value="contains-text(&quot;Trade&quot;)" calcext:base-cell-address="'Ile déserte var 2'.C27"/>
            <calcext:condition calcext:apply-style-name="cellule combat" calcext:value="contains-text(&quot;LaunchCombat&quot;)" calcext:base-cell-address="'Ile déserte var 2'.C27"/>
            <calcext:condition calcext:apply-style-name="cellule indice" calcext:value="contains-text(&quot;CheckFormula&quot;)" calcext:base-cell-address="'Ile déserte var 2'.C27"/>
            <calcext:condition calcext:apply-style-name="cellule indice" calcext:value="contains-text(&quot;GiveDirection&quot;)" calcext:base-cell-address="'Ile déserte var 2'.C27"/>
            <calcext:condition calcext:apply-style-name="cellule temps" calcext:value="contains-text(&quot;SetWeather&quot;)" calcext:base-cell-address="'Ile déserte var 2'.C27"/>
            <calcext:condition calcext:apply-style-name="cellule temps" calcext:value="contains-text(&quot;SwitchWeather&quot;)" calcext:base-cell-address="'Ile déserte var 2'.C27"/>
            <calcext:condition calcext:apply-style-name="cellule temps" calcext:value="contains-text(&quot;NextDay&quot;)" calcext:base-cell-address="'Ile déserte var 2'.C27"/>
            <calcext:condition calcext:apply-style-name="cellule temps" calcext:value="contains-text(&quot;CheckDay&quot;)" calcext:base-cell-address="'Ile déserte var 2'.C27"/>
            <calcext:condition calcext:apply-style-name="cellule histoire" calcext:value="contains-text(&quot;Leave&quot;)" calcext:base-cell-address="'Ile déserte var 2'.C27"/>
            <calcext:condition calcext:apply-style-name="cellule choice" calcext:value="contains-text(&quot;Choice&quot;)" calcext:base-cell-address="'Ile déserte var 2'.C27"/>
            <calcext:condition calcext:apply-style-name="cellule d'erreur" calcext:value="!=&quot;&quot;" calcext:base-cell-address="'Ile déserte var 2'.C27"/>
          </calcext:conditional-format>
        </calcext:conditional-formats>
      </table:table>
      <table:table table:name="Caserne"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4" table:default-cell-style-name="Default"/>
        <table:table-column table:style-name="co13" table:default-cell-style-name="Default"/>
        <table:table-column table:style-name="co14" table:default-cell-style-name="Default"/>
        <table:table-column table:style-name="co15" table:default-cell-style-name="Default"/>
        <table:table-column table:style-name="co3" table:number-columns-repeated="10"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Caserne" calcext:value-type="string">
            <text:p>Caserne</text:p>
          </table:table-cell>
          <table:table-cell table:style-name="ce18" office:value-type="float" office:value="2" calcext:value-type="float">
            <text:p>2</text:p>
          </table:table-cell>
          <table:table-cell table:style-name="ce22"/>
          <table:table-cell table:number-columns-repeated="34"/>
        </table:table-row>
        <table:table-row table:style-name="ro26">
          <table:table-cell table:style-name="ce316" office:value-type="string" calcext:value-type="string">
            <text:p>Narrator : Un bruit d'acier résonne dans l'air. Cette île est une caserne militaire.</text:p>
          </table:table-cell>
          <table:table-cell table:style-name="ce324"/>
          <table:table-cell table:style-name="ce325" table:number-columns-repeated="3"/>
          <table:table-cell table:style-name="ce368" table:number-columns-repeated="7"/>
          <table:table-cell table:style-name="ce398"/>
          <table:table-cell table:style-name="ce322" table:number-columns-repeated="2"/>
          <table:table-cell table:style-name="ce408" table:number-columns-repeated="19"/>
          <table:table-cell table:style-name="ce22" table:number-columns-repeated="3"/>
        </table:table-row>
        <table:table-row table:style-name="ro9">
          <table:table-cell table:style-name="ce317" office:value-type="string" calcext:value-type="string">
            <text:p>SetChoices2</text:p>
          </table:table-cell>
          <table:table-cell table:style-name="ce325" table:number-columns-repeated="4"/>
          <table:table-cell table:style-name="ce329" table:number-columns-repeated="7"/>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7" office:value-type="string" calcext:value-type="string">
            <text:p>Choice : Reprendre le large</text:p>
          </table:table-cell>
          <table:table-cell table:style-name="ce325" office:value-type="string" calcext:value-type="string">
            <text:p>Choice : Accoster</text:p>
          </table:table-cell>
          <table:table-cell table:style-name="ce325" table:number-columns-repeated="3"/>
          <table:table-cell table:style-name="ce329" table:number-columns-repeated="7"/>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7" office:value-type="string" calcext:value-type="string">
            <text:p>PlayerSpeak : Osef !</text:p>
          </table:table-cell>
          <table:table-cell table:style-name="ce325" office:value-type="string" calcext:value-type="string">
            <text:p>NewCharacter</text:p>
          </table:table-cell>
          <table:table-cell table:style-name="ce325" table:number-columns-repeated="3"/>
          <table:table-cell table:style-name="ce329" table:number-columns-repeated="7"/>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7" office:value-type="string" calcext:value-type="string">
            <text:p>Leave</text:p>
          </table:table-cell>
          <table:table-cell table:style-name="ce325" office:value-type="string" calcext:value-type="string">
            <text:p>OtherSpeak : Eh là ! Manant !</text:p>
          </table:table-cell>
          <table:table-cell table:style-name="ce334"/>
          <table:table-cell table:style-name="ce346"/>
          <table:table-cell table:style-name="ce325"/>
          <table:table-cell table:style-name="ce369"/>
          <table:table-cell table:style-name="ce329" table:number-columns-repeated="6"/>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7"/>
          <table:table-cell table:style-name="ce325" office:value-type="string" calcext:value-type="string">
            <text:p>OtherSpeak : Qu'est-ce que tu fais ici !?</text:p>
          </table:table-cell>
          <table:table-cell table:style-name="ce335"/>
          <table:table-cell table:style-name="ce346"/>
          <table:table-cell table:style-name="ce325"/>
          <table:table-cell table:style-name="ce329" table:number-columns-repeated="7"/>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7"/>
          <table:table-cell table:style-name="ce325" office:value-type="string" calcext:value-type="string">
            <text:p>SetChoices3</text:p>
          </table:table-cell>
          <table:table-cell table:style-name="ce325"/>
          <table:table-cell table:style-name="ce347"/>
          <table:table-cell table:style-name="ce355"/>
          <table:table-cell table:style-name="ce329" table:number-columns-repeated="7"/>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8"/>
          <table:table-cell table:style-name="ce326" office:value-type="string" calcext:value-type="string">
            <text:p>Choice : ( attaquer )</text:p>
          </table:table-cell>
          <table:table-cell table:style-name="ce336" office:value-type="string" calcext:value-type="string">
            <text:p>Choice : Nan rien !</text:p>
          </table:table-cell>
          <table:table-cell table:style-name="ce348" office:value-type="string" calcext:value-type="string">
            <text:p>Choice : Je cherche armes et sustentements !</text:p>
          </table:table-cell>
          <table:table-cell table:style-name="ce356"/>
          <table:table-cell table:style-name="ce329" table:number-columns-repeated="7"/>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8"/>
          <table:table-cell table:style-name="ce326" office:value-type="string" calcext:value-type="string">
            <text:p>PlayerSpeak : Enculé !</text:p>
          </table:table-cell>
          <table:table-cell table:style-name="ce325" office:value-type="string" calcext:value-type="string">
            <text:p>OtherSpeak : Très bien !</text:p>
          </table:table-cell>
          <table:table-cell table:style-name="ce325" office:value-type="string" calcext:value-type="string">
            <text:p>RandomPercent29</text:p>
          </table:table-cell>
          <table:table-cell table:style-name="ce325"/>
          <table:table-cell table:style-name="ce329" table:number-columns-repeated="7"/>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8"/>
          <table:table-cell table:style-name="ce326" office:value-type="string" calcext:value-type="string">
            <text:p>GoToB/16</text:p>
          </table:table-cell>
          <table:table-cell table:style-name="ce337" office:value-type="string" calcext:value-type="string">
            <text:p>Leave</text:p>
          </table:table-cell>
          <table:table-cell table:style-name="ce349" office:value-type="string" calcext:value-type="string">
            <text:p>OtherSpeak : Eh bien tu peux aller te faire voir…</text:p>
          </table:table-cell>
          <table:table-cell table:style-name="ce357"/>
          <table:table-cell table:style-name="ce370"/>
          <table:table-cell table:style-name="ce383"/>
          <table:table-cell table:style-name="ce370" table:number-columns-repeated="2"/>
          <table:table-cell table:style-name="ce383"/>
          <table:table-cell table:style-name="ce329" office:value-type="string" calcext:value-type="string">
            <text:p>OtherSpeak : Entrez !</text:p>
          </table:table-cell>
          <table:table-cell table:style-name="ce329"/>
          <table:table-cell table:style-name="ce399"/>
          <table:table-cell table:style-name="ce404"/>
          <table:table-cell table:style-name="ce322"/>
          <table:table-cell table:style-name="ce408" table:number-columns-repeated="19"/>
          <table:table-cell table:style-name="ce22" table:number-columns-repeated="3"/>
        </table:table-row>
        <table:table-row table:style-name="ro9">
          <table:table-cell table:style-name="ce318"/>
          <table:table-cell table:style-name="ce326"/>
          <table:table-cell table:style-name="ce325"/>
          <table:table-cell table:style-name="ce325" office:value-type="string" calcext:value-type="string">
            <text:p>SetChoices3</text:p>
          </table:table-cell>
          <table:table-cell table:style-name="ce325"/>
          <table:table-cell table:style-name="ce329" table:number-columns-repeated="3"/>
          <table:table-cell table:style-name="ce330"/>
          <table:table-cell table:style-name="ce329"/>
          <table:table-cell table:style-name="ce395" office:value-type="string" calcext:value-type="string">
            <text:p>HideOther</text:p>
          </table:table-cell>
          <table:table-cell table:style-name="ce395"/>
          <table:table-cell table:style-name="ce400"/>
          <table:table-cell table:style-name="ce405"/>
          <table:table-cell table:style-name="ce406"/>
          <table:table-cell table:style-name="ce408" table:number-columns-repeated="19"/>
          <table:table-cell table:style-name="ce22" table:number-columns-repeated="3"/>
        </table:table-row>
        <table:table-row table:style-name="ro9">
          <table:table-cell table:style-name="ce318"/>
          <table:table-cell table:style-name="ce326"/>
          <table:table-cell table:style-name="ce325"/>
          <table:table-cell table:style-name="ce350" office:value-type="string" calcext:value-type="string">
            <text:p>Choice : ( attaquer )</text:p>
          </table:table-cell>
          <table:table-cell table:style-name="ce358" office:value-type="string" calcext:value-type="string">
            <text:p>Choice : ( séduction )</text:p>
          </table:table-cell>
          <table:table-cell table:style-name="ce371"/>
          <table:table-cell table:style-name="ce329" office:value-type="string" calcext:value-type="string">
            <text:p>Choice : Pas de problèmes !</text:p>
          </table:table-cell>
          <table:table-cell table:style-name="ce387"/>
          <table:table-cell table:style-name="ce390"/>
          <table:table-cell table:style-name="ce329"/>
          <table:table-cell table:style-name="ce395" office:value-type="string" calcext:value-type="string">
            <text:p>NewCrew</text:p>
          </table:table-cell>
          <table:table-cell table:style-name="ce395"/>
          <table:table-cell table:style-name="ce400"/>
          <table:table-cell table:style-name="ce405"/>
          <table:table-cell table:style-name="ce406"/>
          <table:table-cell table:style-name="ce408" table:number-columns-repeated="19"/>
          <table:table-cell table:style-name="ce22" table:number-columns-repeated="3"/>
        </table:table-row>
        <table:table-row table:style-name="ro27">
          <table:table-cell table:style-name="ce318"/>
          <table:table-cell table:style-name="ce326"/>
          <table:table-cell table:style-name="ce338"/>
          <table:table-cell table:style-name="ce325" office:value-type="string" calcext:value-type="string">
            <text:p>PlayerSpeak : Tu en décuira !</text:p>
          </table:table-cell>
          <table:table-cell table:style-name="ce346" office:value-type="string" calcext:value-type="string">
            <text:p>RandomPercent20</text:p>
          </table:table-cell>
          <table:table-cell table:style-name="ce329"/>
          <table:table-cell table:style-name="ce329" office:value-type="string" calcext:value-type="string">
            <text:p>OtherSpeaker : Ouais c'est ça !</text:p>
          </table:table-cell>
          <table:table-cell table:style-name="ce369"/>
          <table:table-cell table:style-name="ce329" table:number-columns-repeated="2"/>
          <table:table-cell table:style-name="ce395" office:value-type="string" calcext:value-type="string">
            <text:p>Narrator : Le campement n'est pas très grand. Un feu de joie brûle fort et quelques soldats boivent autour.</text:p>
          </table:table-cell>
          <table:table-cell table:style-name="ce395"/>
          <table:table-cell table:style-name="ce400"/>
          <table:table-cell table:style-name="ce405"/>
          <table:table-cell table:style-name="ce406"/>
          <table:table-cell table:style-name="ce408" table:number-columns-repeated="19"/>
          <table:table-cell table:style-name="ce22" table:number-columns-repeated="3"/>
        </table:table-row>
        <table:table-row table:style-name="ro9">
          <table:table-cell table:style-name="ce318"/>
          <table:table-cell table:style-name="ce326"/>
          <table:table-cell table:style-name="ce325"/>
          <table:table-cell table:style-name="ce325" office:value-type="string" calcext:value-type="string">
            <text:p>LaunchCombat</text:p>
          </table:table-cell>
          <table:table-cell table:style-name="ce346" office:value-type="string" calcext:value-type="string">
            <text:p>OtherSpeak : Bon, entrez…</text:p>
          </table:table-cell>
          <table:table-cell table:style-name="ce329" office:value-type="string" calcext:value-type="string">
            <text:p>OtherSpeak : Vous vous foutez de moi ?!</text:p>
          </table:table-cell>
          <table:table-cell table:style-name="ce329" office:value-type="string" calcext:value-type="string">
            <text:p>Leave</text:p>
          </table:table-cell>
          <table:table-cell table:style-name="ce388"/>
          <table:table-cell table:style-name="ce391"/>
          <table:table-cell table:style-name="ce329"/>
          <table:table-cell table:style-name="ce395" office:value-type="string" calcext:value-type="string">
            <text:p>SetChoices3</text:p>
          </table:table-cell>
          <table:table-cell table:style-name="ce395"/>
          <table:table-cell table:style-name="ce400"/>
          <table:table-cell table:style-name="ce405"/>
          <table:table-cell table:style-name="ce406"/>
          <table:table-cell table:style-name="ce408" table:number-columns-repeated="19"/>
          <table:table-cell table:style-name="ce22" table:number-columns-repeated="3"/>
        </table:table-row>
        <table:table-row table:style-name="ro15">
          <table:table-cell table:style-name="ce318"/>
          <table:table-cell table:style-name="ce327"/>
          <table:table-cell table:style-name="ce325"/>
          <table:table-cell table:style-name="ce325" office:value-type="string" calcext:value-type="string">
            <text:p>Narrator : Le garde est à terre. Et les portes du camp s'ouvrent</text:p>
          </table:table-cell>
          <table:table-cell table:style-name="ce346" office:value-type="string" calcext:value-type="string">
            <text:p>GoToB/18</text:p>
          </table:table-cell>
          <table:table-cell table:style-name="ce329" office:value-type="string" calcext:value-type="string">
            <text:p>Leave</text:p>
          </table:table-cell>
          <table:table-cell table:style-name="ce329"/>
          <table:table-cell table:style-name="ce369"/>
          <table:table-cell table:style-name="ce329" table:number-columns-repeated="2"/>
          <table:table-cell table:style-name="ce395" office:value-type="string" calcext:value-type="string">
            <text:p>Choice : Retourner à l'entrée</text:p>
          </table:table-cell>
          <table:table-cell table:style-name="ce395" office:value-type="string" calcext:value-type="string">
            <text:p>Choice : Parler aux soldats</text:p>
          </table:table-cell>
          <table:table-cell table:style-name="ce401" table:number-columns-repeated="4"/>
          <table:table-cell table:style-name="ce410"/>
          <table:table-cell table:style-name="ce401" table:number-columns-repeated="5"/>
          <table:table-cell table:style-name="ce417" office:value-type="string" calcext:value-type="string">
            <text:p>Choice : Parler au chef</text:p>
          </table:table-cell>
          <table:table-cell table:style-name="ce408" table:number-columns-repeated="11"/>
          <table:table-cell table:style-name="ce22" table:number-columns-repeated="3"/>
        </table:table-row>
        <table:table-row table:style-name="ro14">
          <table:table-cell table:style-name="ce318"/>
          <table:table-cell table:style-name="ce328"/>
          <table:table-cell table:style-name="ce325"/>
          <table:table-cell table:style-name="ce325" office:value-type="string" calcext:value-type="string">
            <text:p>NewCrew</text:p>
          </table:table-cell>
          <table:table-cell table:style-name="ce346"/>
          <table:table-cell table:style-name="ce369" table:number-columns-repeated="3"/>
          <table:table-cell table:style-name="ce329" table:number-columns-repeated="2"/>
          <table:table-cell table:style-name="ce395" office:value-type="string" calcext:value-type="string">
            <text:p>OtherSpeak : Te revoilà manant</text:p>
          </table:table-cell>
          <table:table-cell table:style-name="ce395" office:value-type="string" calcext:value-type="string">
            <text:p>PlayerSpeak : Ahoi !</text:p>
          </table:table-cell>
          <table:table-cell table:style-name="ce402"/>
          <table:table-cell table:style-name="ce405"/>
          <table:table-cell table:style-name="ce406"/>
          <table:table-cell table:style-name="ce408" table:number-columns-repeated="7"/>
          <table:table-cell table:style-name="ce408" office:value-type="string" calcext:value-type="string">
            <text:p>NewCharacter</text:p>
          </table:table-cell>
          <table:table-cell table:style-name="ce408" table:number-columns-repeated="11"/>
          <table:table-cell table:style-name="ce22" table:number-columns-repeated="3"/>
        </table:table-row>
        <table:table-row table:style-name="ro14">
          <table:table-cell table:style-name="ce318"/>
          <table:table-cell table:style-name="ce326"/>
          <table:table-cell table:style-name="ce325"/>
          <table:table-cell table:style-name="ce325" office:value-type="string" calcext:value-type="string">
            <text:p>OtherSpeak : Qu'est-ce que c'est que cette tintanière ?!</text:p>
          </table:table-cell>
          <table:table-cell table:style-name="ce359"/>
          <table:table-cell table:style-name="ce372" table:number-columns-repeated="3"/>
          <table:table-cell table:style-name="ce392"/>
          <table:table-cell table:style-name="ce329"/>
          <table:table-cell table:style-name="ce395" office:value-type="string" calcext:value-type="string">
            <text:p>GoToB/9</text:p>
          </table:table-cell>
          <table:table-cell table:style-name="ce395" office:value-type="string" calcext:value-type="string">
            <text:p>RandomRange2</text:p>
          </table:table-cell>
          <table:table-cell table:style-name="ce400"/>
          <table:table-cell table:style-name="ce405"/>
          <table:table-cell table:style-name="ce406"/>
          <table:table-cell table:style-name="ce408" table:number-columns-repeated="7"/>
          <table:table-cell table:style-name="ce408" office:value-type="string" calcext:value-type="string">
            <text:p>PlayerSpeak : Olah !</text:p>
          </table:table-cell>
          <table:table-cell table:style-name="ce408" table:number-columns-repeated="11"/>
          <table:table-cell table:style-name="ce22" table:number-columns-repeated="3"/>
        </table:table-row>
        <table:table-row table:style-name="ro14">
          <table:table-cell table:style-name="ce317"/>
          <table:table-cell table:style-name="ce325" table:number-columns-repeated="2"/>
          <table:table-cell table:style-name="ce325" office:value-type="string" calcext:value-type="string">
            <text:p>OtherSpeak : Putain ils ont tué Dédé ! Choppez les !</text:p>
          </table:table-cell>
          <table:table-cell table:style-name="ce359"/>
          <table:table-cell table:style-name="ce373"/>
          <table:table-cell table:style-name="ce384" table:number-columns-repeated="2"/>
          <table:table-cell table:style-name="ce393"/>
          <table:table-cell table:style-name="ce329"/>
          <table:table-cell table:style-name="ce395"/>
          <table:table-cell table:style-name="ce395" office:value-type="string" calcext:value-type="string">
            <text:p>OtherSpeak : On est occupé !</text:p>
          </table:table-cell>
          <table:table-cell table:style-name="ce400" office:value-type="string" calcext:value-type="string">
            <text:p>OtherSpeak : Oui ?</text:p>
          </table:table-cell>
          <table:table-cell table:style-name="ce405"/>
          <table:table-cell table:style-name="ce406"/>
          <table:table-cell table:style-name="ce408" table:number-columns-repeated="7"/>
          <table:table-cell table:style-name="ce408" office:value-type="string" calcext:value-type="string">
            <text:p>OtherSpeak  : Hello !</text:p>
          </table:table-cell>
          <table:table-cell table:style-name="ce408" table:number-columns-repeated="11"/>
          <table:table-cell table:style-name="ce22" table:number-columns-repeated="3"/>
        </table:table-row>
        <table:table-row table:style-name="ro9">
          <table:table-cell table:style-name="ce317"/>
          <table:table-cell table:style-name="ce325" table:number-columns-repeated="2"/>
          <table:table-cell table:style-name="ce325" office:value-type="string" calcext:value-type="string">
            <text:p>LaunchCombat</text:p>
          </table:table-cell>
          <table:table-cell table:style-name="ce325"/>
          <table:table-cell table:style-name="ce369" table:number-columns-repeated="3"/>
          <table:table-cell table:style-name="ce329" table:number-columns-repeated="2"/>
          <table:table-cell table:style-name="ce395"/>
          <table:table-cell table:style-name="ce395" office:value-type="string" calcext:value-type="string">
            <text:p>GoToK/16</text:p>
          </table:table-cell>
          <table:table-cell table:style-name="ce400" office:value-type="string" calcext:value-type="string">
            <text:p>SetChoices4</text:p>
          </table:table-cell>
          <table:table-cell table:style-name="ce405"/>
          <table:table-cell table:style-name="ce406"/>
          <table:table-cell table:style-name="ce408" table:number-columns-repeated="7"/>
          <table:table-cell table:style-name="ce408" office:value-type="string" calcext:value-type="string">
            <text:p>SetChoices2</text:p>
          </table:table-cell>
          <table:table-cell table:style-name="ce408" table:number-columns-repeated="11"/>
          <table:table-cell table:style-name="ce22" table:number-columns-repeated="3"/>
        </table:table-row>
        <table:table-row table:style-name="ro15">
          <table:table-cell table:style-name="ce317"/>
          <table:table-cell table:style-name="ce325" table:number-columns-repeated="2"/>
          <table:table-cell table:style-name="ce325" office:value-type="string" calcext:value-type="string">
            <text:p>Narrator : Le camp est vide. Le feu de joie est éteint, il y a quelques tentes.</text:p>
          </table:table-cell>
          <table:table-cell table:style-name="ce325"/>
          <table:table-cell table:style-name="ce369" table:number-columns-repeated="3"/>
          <table:table-cell table:style-name="ce329" table:number-columns-repeated="2"/>
          <table:table-cell table:style-name="ce395" table:number-columns-repeated="2"/>
          <table:table-cell table:style-name="ce400" office:value-type="string" calcext:value-type="string">
            <text:p>Choice : Non rien</text:p>
          </table:table-cell>
          <table:table-cell table:style-name="ce405" office:value-type="string" calcext:value-type="string">
            <text:p>Choice : Vous vous plaisez ici ?</text:p>
          </table:table-cell>
          <table:table-cell table:style-name="ce407"/>
          <table:table-cell table:style-name="ce409"/>
          <table:table-cell table:style-name="ce411" table:number-columns-repeated="3"/>
          <table:table-cell table:style-name="ce408" office:value-type="string" calcext:value-type="string">
            <text:p>Choice : Ça vous parle, Bobby Dick ?</text:p>
          </table:table-cell>
          <table:table-cell table:style-name="ce415"/>
          <table:table-cell table:style-name="ce408" office:value-type="string" calcext:value-type="string">
            <text:p>Choice : Vous êtes un pd ( attaquer )</text:p>
          </table:table-cell>
          <table:table-cell table:style-name="ce408" office:value-type="string" calcext:value-type="string">
            <text:p>Choice : Je dois y aller !</text:p>
          </table:table-cell>
          <table:table-cell table:style-name="ce408" office:value-type="string" calcext:value-type="string">
            <text:p>Choice : Vous avez des armes ?</text:p>
          </table:table-cell>
          <table:table-cell table:style-name="ce408" table:number-columns-repeated="10"/>
          <table:table-cell table:style-name="ce22" table:number-columns-repeated="3"/>
        </table:table-row>
        <table:table-row table:style-name="ro9">
          <table:table-cell table:style-name="ce317"/>
          <table:table-cell table:style-name="ce325" table:number-columns-repeated="2"/>
          <table:table-cell table:style-name="ce351" office:value-type="string" calcext:value-type="string">
            <text:p>SetChoices4</text:p>
          </table:table-cell>
          <table:table-cell table:style-name="ce325"/>
          <table:table-cell table:style-name="ce369" table:number-columns-repeated="2"/>
          <table:table-cell table:style-name="ce389"/>
          <table:table-cell table:style-name="ce329" table:number-columns-repeated="2"/>
          <table:table-cell table:style-name="ce395" table:number-columns-repeated="2"/>
          <table:table-cell table:style-name="ce400" office:value-type="string" calcext:value-type="string">
            <text:p>OtherSpeak : Ok…</text:p>
          </table:table-cell>
          <table:table-cell table:style-name="ce405" office:value-type="string" calcext:value-type="string">
            <text:p>RandomRange3</text:p>
          </table:table-cell>
          <table:table-cell table:style-name="ce406"/>
          <table:table-cell table:style-name="ce408" table:number-columns-repeated="4"/>
          <table:table-cell table:style-name="ce414" office:value-type="string" calcext:value-type="string">
            <text:p>RandomPercent40</text:p>
          </table:table-cell>
          <table:table-cell table:style-name="ce408"/>
          <table:table-cell table:style-name="ce408" office:value-type="string" calcext:value-type="string">
            <text:p>OtherSpeak : Enculé !</text:p>
          </table:table-cell>
          <table:table-cell table:style-name="ce408" office:value-type="string" calcext:value-type="string">
            <text:p>GoToK/15</text:p>
          </table:table-cell>
          <table:table-cell table:style-name="ce408" office:value-type="string" calcext:value-type="string">
            <text:p>RandomPercent40</text:p>
          </table:table-cell>
          <table:table-cell table:style-name="ce408" table:number-columns-repeated="10"/>
          <table:table-cell table:style-name="ce22" table:number-columns-repeated="3"/>
        </table:table-row>
        <table:table-row table:style-name="ro28">
          <table:table-cell table:style-name="ce319"/>
          <table:table-cell table:style-name="ce325"/>
          <table:table-cell table:style-name="ce339"/>
          <table:table-cell table:style-name="ce339" office:value-type="string" calcext:value-type="string">
            <text:p>Choice : Dormir près du feu</text:p>
          </table:table-cell>
          <table:table-cell table:style-name="ce325" office:value-type="string" calcext:value-type="string">
            <text:p>Choice : Fouiller une tente</text:p>
          </table:table-cell>
          <table:table-cell table:style-name="ce374"/>
          <table:table-cell table:style-name="ce369" office:value-type="string" calcext:value-type="string">
            <text:p>Choice : Fouiller une tente</text:p>
          </table:table-cell>
          <table:table-cell table:style-name="ce374"/>
          <table:table-cell table:style-name="ce329" office:value-type="string" calcext:value-type="string">
            <text:p>Choice : Fouiller une tente</text:p>
          </table:table-cell>
          <table:table-cell table:style-name="ce329"/>
          <table:table-cell table:style-name="ce395" table:number-columns-repeated="2"/>
          <table:table-cell table:style-name="ce403" office:value-type="string" calcext:value-type="string">
            <text:p>GoToK/16</text:p>
          </table:table-cell>
          <table:table-cell table:style-name="ce405" office:value-type="string" calcext:value-type="string">
            <text:p>OtherSpeak : C'est le paradis !</text:p>
          </table:table-cell>
          <table:table-cell table:style-name="ce406" office:value-type="string" calcext:value-type="string">
            <text:p>OtherSpeak : Bof…</text:p>
          </table:table-cell>
          <table:table-cell table:style-name="ce408" table:number-columns-repeated="2"/>
          <table:table-cell table:style-name="ce408" office:value-type="string" calcext:value-type="string">
            <text:p>OtherSpeak : Je n'ai qu'un rêve, c'est de partir.</text:p>
          </table:table-cell>
          <table:table-cell table:style-name="ce408"/>
          <table:table-cell table:style-name="ce408" office:value-type="string" calcext:value-type="string">
            <text:p>OtherSpeak : On a coulé un bateau pirate qui en parlait.</text:p>
          </table:table-cell>
          <table:table-cell table:style-name="ce408" office:value-type="string" calcext:value-type="string">
            <text:p>OtherSpeak : Non, rien du tout…</text:p>
          </table:table-cell>
          <table:table-cell table:style-name="ce408" office:value-type="string" calcext:value-type="string">
            <text:p>LaunchCombat</text:p>
          </table:table-cell>
          <table:table-cell table:style-name="ce408"/>
          <table:table-cell table:style-name="ce408" office:value-type="string" calcext:value-type="string">
            <text:p>OtherSpeak : Oui quelques une dans l'arrière tente.</text:p>
          </table:table-cell>
          <table:table-cell table:style-name="ce408" table:number-columns-repeated="2"/>
          <table:table-cell/>
          <table:table-cell table:style-name="ce451" office:value-type="string" calcext:value-type="string">
            <text:p>OtherSpeak : Que pour mes soldats !</text:p>
          </table:table-cell>
          <table:table-cell table:style-name="ce451"/>
          <table:table-cell table:style-name="ce408" table:number-columns-repeated="5"/>
          <table:table-cell table:style-name="ce22" table:number-columns-repeated="3"/>
        </table:table-row>
        <table:table-row table:style-name="ro29">
          <table:table-cell table:style-name="ce319"/>
          <table:table-cell table:style-name="ce325"/>
          <table:table-cell table:style-name="ce339"/>
          <table:table-cell table:style-name="ce339" office:value-type="string" calcext:value-type="string">
            <text:p>PlayerSpeak : Au dodo !</text:p>
          </table:table-cell>
          <table:table-cell table:style-name="ce325" office:value-type="string" calcext:value-type="string">
            <text:p>RandomPercent20</text:p>
          </table:table-cell>
          <table:table-cell table:style-name="ce369"/>
          <table:table-cell table:style-name="ce369" office:value-type="string" calcext:value-type="string">
            <text:p>RandomPercent20</text:p>
          </table:table-cell>
          <table:table-cell table:style-name="ce369"/>
          <table:table-cell table:style-name="ce329" office:value-type="string" calcext:value-type="string">
            <text:p>RandomPercent20</text:p>
          </table:table-cell>
          <table:table-cell table:style-name="ce329"/>
          <table:table-cell table:style-name="ce396" table:number-columns-repeated="2"/>
          <table:table-cell table:style-name="ce400"/>
          <table:table-cell table:style-name="ce405" office:value-type="string" calcext:value-type="string">
            <text:p>PlayerSpeak : Ah…</text:p>
          </table:table-cell>
          <table:table-cell table:style-name="ce406" office:value-type="string" calcext:value-type="string">
            <text:p>SetChoices2</text:p>
          </table:table-cell>
          <table:table-cell table:style-name="ce408" table:number-columns-repeated="2"/>
          <table:table-cell table:style-name="ce413" office:value-type="string" calcext:value-type="string">
            <text:p>SetChoices2</text:p>
          </table:table-cell>
          <table:table-cell table:style-name="ce413"/>
          <table:table-cell table:style-name="ce408" office:value-type="string" calcext:value-type="string">
            <text:p>OtherSpeak : Ils allaient…</text:p>
          </table:table-cell>
          <table:table-cell table:style-name="ce408" office:value-type="string" calcext:value-type="string">
            <text:p>GoToT/28</text:p>
          </table:table-cell>
          <table:table-cell table:style-name="ce416" office:value-type="string" calcext:value-type="string">
            <text:p>GoToD/22</text:p>
          </table:table-cell>
          <table:table-cell table:style-name="ce408"/>
          <table:table-cell table:style-name="ce408" office:value-type="string" calcext:value-type="string">
            <text:p>OtherSpeak : Suivez moi</text:p>
          </table:table-cell>
          <table:table-cell table:style-name="ce408" table:number-columns-repeated="2"/>
          <table:table-cell/>
          <table:table-cell table:style-name="ce451" office:value-type="string" calcext:value-type="string">
            <text:p>SetChoices2</text:p>
          </table:table-cell>
          <table:table-cell table:style-name="ce451"/>
          <table:table-cell table:style-name="ce408" table:number-columns-repeated="5"/>
          <table:table-cell table:style-name="ce22" table:number-columns-repeated="3"/>
        </table:table-row>
        <table:table-row table:style-name="ro14">
          <table:table-cell table:style-name="ce319"/>
          <table:table-cell table:style-name="ce325"/>
          <table:table-cell table:style-name="ce339"/>
          <table:table-cell table:style-name="ce339" office:value-type="string" calcext:value-type="string">
            <text:p>SetWeatherDay</text:p>
          </table:table-cell>
          <table:table-cell table:style-name="ce325" office:value-type="string" calcext:value-type="string">
            <text:p>PlayerSpeak : Des armes !</text:p>
          </table:table-cell>
          <table:table-cell table:style-name="ce375" office:value-type="string" calcext:value-type="string">
            <text:p>PlayerSpeak : Totalement vide !</text:p>
          </table:table-cell>
          <table:table-cell table:style-name="ce385" office:value-type="string" calcext:value-type="string">
            <text:p>PlayerSpeak : Que des babioles</text:p>
          </table:table-cell>
          <table:table-cell table:style-name="ce385" office:value-type="string" calcext:value-type="string">
            <text:p>PlayerSpeak : Rien dans celle-ci !</text:p>
          </table:table-cell>
          <table:table-cell table:style-name="ce394" office:value-type="string" calcext:value-type="string">
            <text:p>PlayerSpeak : Le garde manger ! </text:p>
          </table:table-cell>
          <table:table-cell table:style-name="ce394" office:value-type="string" calcext:value-type="string">
            <text:p>PlayerSpeak : Ça sent bon !</text:p>
          </table:table-cell>
          <table:table-cell table:style-name="ce397" table:number-columns-repeated="2"/>
          <table:table-cell table:style-name="ce399"/>
          <table:table-cell table:style-name="ce404" office:value-type="string" calcext:value-type="string">
            <text:p>GoToK/16</text:p>
          </table:table-cell>
          <table:table-cell table:style-name="ce322" office:value-type="string" calcext:value-type="string">
            <text:p>Choice : Rejoins nous ( char )</text:p>
          </table:table-cell>
          <table:table-cell table:style-name="ce408"/>
          <table:table-cell table:style-name="ce408" office:value-type="string" calcext:value-type="string">
            <text:p>Choice : C'est dommage !</text:p>
          </table:table-cell>
          <table:table-cell table:style-name="ce413" office:value-type="string" calcext:value-type="string">
            <text:p>Choice : Rejoins nous !</text:p>
          </table:table-cell>
          <table:table-cell table:style-name="ce413" office:value-type="string" calcext:value-type="string">
            <text:p>Choice : C'est dommage !</text:p>
          </table:table-cell>
          <table:table-cell table:style-name="ce408" office:value-type="string" calcext:value-type="string">
            <text:p>GiveDirection</text:p>
          </table:table-cell>
          <table:table-cell table:style-name="ce408" table:number-columns-repeated="3"/>
          <table:table-cell table:style-name="ce418" office:value-type="string" calcext:value-type="string">
            <text:p>SetChoices</text:p>
          </table:table-cell>
          <table:table-cell table:style-name="ce427"/>
          <table:table-cell table:style-name="ce441"/>
          <table:table-cell/>
          <table:table-cell table:style-name="ce451" office:value-type="string" calcext:value-type="string">
            <text:p>Choice : PD</text:p>
          </table:table-cell>
          <table:table-cell table:style-name="ce451" office:value-type="string" calcext:value-type="string">
            <text:p>Choice : OK</text:p>
          </table:table-cell>
          <table:table-cell table:style-name="ce408" table:number-columns-repeated="5"/>
          <table:table-cell table:style-name="ce22" table:number-columns-repeated="3"/>
        </table:table-row>
        <table:table-row table:style-name="ro30">
          <table:table-cell table:style-name="ce319"/>
          <table:table-cell table:style-name="ce325" table:number-columns-repeated="2"/>
          <table:table-cell table:style-name="ce352" office:value-type="string" calcext:value-type="string">
            <text:p>NextDay</text:p>
          </table:table-cell>
          <table:table-cell table:style-name="ce352" office:value-type="string" calcext:value-type="string">
            <text:p>LootWeapons</text:p>
          </table:table-cell>
          <table:table-cell table:style-name="ce375" office:value-type="string" calcext:value-type="string">
            <text:p>GoToD/22</text:p>
          </table:table-cell>
          <table:table-cell table:style-name="ce385" office:value-type="string" calcext:value-type="string">
            <text:p>LootMisc</text:p>
          </table:table-cell>
          <table:table-cell table:style-name="ce385" office:value-type="string" calcext:value-type="string">
            <text:p>GoToD/22</text:p>
          </table:table-cell>
          <table:table-cell table:style-name="ce394" office:value-type="string" calcext:value-type="string">
            <text:p>LootFood</text:p>
          </table:table-cell>
          <table:table-cell table:style-name="ce394" office:value-type="string" calcext:value-type="string">
            <text:p>PlayerSpeak : Mais je crois qu'il ont tout mangé</text:p>
          </table:table-cell>
          <table:table-cell table:style-name="ce397" table:number-columns-repeated="2"/>
          <table:table-cell table:style-name="ce399"/>
          <table:table-cell table:style-name="ce404"/>
          <table:table-cell table:style-name="ce322" office:value-type="string" calcext:value-type="string">
            <text:p>RandomPercent65</text:p>
          </table:table-cell>
          <table:table-cell table:style-name="ce408"/>
          <table:table-cell table:style-name="ce412" office:value-type="string" calcext:value-type="string">
            <text:p>GoToK/16</text:p>
          </table:table-cell>
          <table:table-cell table:style-name="ce408" office:value-type="string" calcext:value-type="string">
            <text:p>OtherSpeak : Avec plaisir !</text:p>
          </table:table-cell>
          <table:table-cell table:style-name="ce408" office:value-type="string" calcext:value-type="string">
            <text:p>GoToK/16</text:p>
          </table:table-cell>
          <table:table-cell table:style-name="ce408" office:value-type="string" calcext:value-type="string">
            <text:p>OtherSpeak : Je crois</text:p>
          </table:table-cell>
          <table:table-cell table:style-name="ce408" table:number-columns-repeated="3"/>
          <table:table-cell table:style-name="ce419" office:value-type="string" calcext:value-type="string">
            <text:p>Choice : Je vous suis.</text:p>
          </table:table-cell>
          <table:table-cell table:style-name="ce428" office:value-type="string" calcext:value-type="string">
            <text:p>Choice : Peu pour moi</text:p>
          </table:table-cell>
          <table:table-cell table:style-name="ce442"/>
          <table:table-cell/>
          <table:table-cell table:style-name="ce452" office:value-type="string" calcext:value-type="string">
            <text:p>OtherSpeak : C'est toi pd</text:p>
          </table:table-cell>
          <table:table-cell table:style-name="ce457" office:value-type="string" calcext:value-type="string">
            <text:p>GoToW/21</text:p>
          </table:table-cell>
          <table:table-cell table:style-name="ce408" table:number-columns-repeated="5"/>
          <table:table-cell table:style-name="ce22" table:number-columns-repeated="3"/>
        </table:table-row>
        <table:table-row table:style-name="ro30">
          <table:table-cell table:style-name="ce319"/>
          <table:table-cell table:style-name="ce325" table:number-columns-repeated="2"/>
          <table:table-cell table:number-columns-repeated="2" table:style-name="ce352" office:value-type="string" calcext:value-type="string">
            <text:p>GoToD/22</text:p>
          </table:table-cell>
          <table:table-cell table:style-name="ce375"/>
          <table:table-cell table:style-name="ce385" office:value-type="string" calcext:value-type="string">
            <text:p>GoToD/22</text:p>
          </table:table-cell>
          <table:table-cell table:style-name="ce385"/>
          <table:table-cell table:number-columns-repeated="2" table:style-name="ce394" office:value-type="string" calcext:value-type="string">
            <text:p>GoToD/22</text:p>
          </table:table-cell>
          <table:table-cell table:style-name="ce397" table:number-columns-repeated="2"/>
          <table:table-cell table:style-name="ce399"/>
          <table:table-cell table:style-name="ce404"/>
          <table:table-cell table:style-name="ce322" office:value-type="string" calcext:value-type="string">
            <text:p>OtherSpeak : Vraiment bof là…</text:p>
          </table:table-cell>
          <table:table-cell table:style-name="ce408" office:value-type="string" calcext:value-type="string">
            <text:p>OtherSpeak : Aller pourquoi pas</text:p>
          </table:table-cell>
          <table:table-cell table:style-name="ce408"/>
          <table:table-cell table:style-name="ce408" office:value-type="string" calcext:value-type="string">
            <text:p>AddMember</text:p>
          </table:table-cell>
          <table:table-cell table:style-name="ce408"/>
          <table:table-cell table:style-name="ce408" office:value-type="string" calcext:value-type="string">
            <text:p>SetChoices2</text:p>
          </table:table-cell>
          <table:table-cell table:style-name="ce408" table:number-columns-repeated="3"/>
          <table:table-cell table:style-name="ce420" office:value-type="string" calcext:value-type="string">
            <text:p>HideAll</text:p>
          </table:table-cell>
          <table:table-cell table:style-name="ce426" office:value-type="string" calcext:value-type="string">
            <text:p>OtherSpeak : C'est vous qui voyez</text:p>
          </table:table-cell>
          <table:table-cell table:style-name="ce443"/>
          <table:table-cell/>
          <table:table-cell table:style-name="ce452" office:value-type="string" calcext:value-type="string">
            <text:p>LaunchCombat</text:p>
          </table:table-cell>
          <table:table-cell table:style-name="ce458"/>
          <table:table-cell table:style-name="ce408" table:number-columns-repeated="5"/>
          <table:table-cell table:style-name="ce22" table:number-columns-repeated="3"/>
        </table:table-row>
        <table:table-row table:style-name="ro24">
          <table:table-cell table:style-name="ce320"/>
          <table:table-cell table:style-name="ce329" table:number-columns-repeated="2"/>
          <table:table-cell table:style-name="ce353" table:number-columns-repeated="2"/>
          <table:table-cell table:style-name="ce375"/>
          <table:table-cell table:style-name="ce385" table:number-columns-repeated="2"/>
          <table:table-cell table:style-name="ce394" table:number-columns-repeated="2"/>
          <table:table-cell table:style-name="ce397" table:number-columns-repeated="2"/>
          <table:table-cell table:style-name="ce399"/>
          <table:table-cell table:style-name="ce404"/>
          <table:table-cell table:style-name="ce322" office:value-type="string" calcext:value-type="string">
            <text:p>Choice : Tanpis pour toi !</text:p>
          </table:table-cell>
          <table:table-cell table:style-name="ce408" office:value-type="string" calcext:value-type="string">
            <text:p>PlayerSpeak : Bienvenue !</text:p>
          </table:table-cell>
          <table:table-cell table:style-name="ce408"/>
          <table:table-cell table:style-name="ce408" office:value-type="string" calcext:value-type="string">
            <text:p>GoToK/16</text:p>
          </table:table-cell>
          <table:table-cell table:style-name="ce408"/>
          <table:table-cell table:style-name="ce408" office:value-type="string" calcext:value-type="string">
            <text:p>Choice : Merci !</text:p>
          </table:table-cell>
          <table:table-cell table:style-name="ce408" office:value-type="string" calcext:value-type="string">
            <text:p>Choice : Viens donc le chercher avec nous !</text:p>
          </table:table-cell>
          <table:table-cell table:style-name="ce408" table:number-columns-repeated="2"/>
          <table:table-cell table:style-name="ce421" office:value-type="string" calcext:value-type="string">
            <text:p>ShowAll</text:p>
          </table:table-cell>
          <table:table-cell table:style-name="ce429"/>
          <table:table-cell table:style-name="ce426"/>
          <table:table-cell/>
          <table:table-cell table:style-name="ce453" office:value-type="string" calcext:value-type="string">
            <text:p>GoToD/22</text:p>
          </table:table-cell>
          <table:table-cell table:style-name="ce451"/>
          <table:table-cell table:style-name="ce408" table:number-columns-repeated="5"/>
          <table:table-cell table:style-name="ce22" table:number-columns-repeated="3"/>
        </table:table-row>
        <table:table-row table:style-name="ro24">
          <table:table-cell table:style-name="ce320"/>
          <table:table-cell table:style-name="ce329"/>
          <table:table-cell table:style-name="ce340"/>
          <table:table-cell table:style-name="ce353"/>
          <table:table-cell table:style-name="ce360"/>
          <table:table-cell table:style-name="ce376"/>
          <table:table-cell table:style-name="ce386" table:number-columns-repeated="2"/>
          <table:table-cell table:style-name="ce342" table:number-columns-repeated="2"/>
          <table:table-cell table:style-name="ce329" table:number-columns-repeated="2"/>
          <table:table-cell table:style-name="ce399"/>
          <table:table-cell table:style-name="ce404"/>
          <table:table-cell table:style-name="ce322" office:value-type="string" calcext:value-type="string">
            <text:p>GoToK/16</text:p>
          </table:table-cell>
          <table:table-cell table:style-name="ce408" office:value-type="string" calcext:value-type="string">
            <text:p>AddMember</text:p>
          </table:table-cell>
          <table:table-cell table:style-name="ce408" table:number-columns-repeated="3"/>
          <table:table-cell table:number-columns-repeated="2" table:style-name="ce408" office:value-type="string" calcext:value-type="string">
            <text:p>GoToK/16</text:p>
          </table:table-cell>
          <table:table-cell table:style-name="ce408" table:number-columns-repeated="2"/>
          <table:table-cell table:style-name="ce422" office:value-type="string" calcext:value-type="string">
            <text:p>OtherSpeak : Voilà la came!</text:p>
          </table:table-cell>
          <table:table-cell table:style-name="ce430"/>
          <table:table-cell table:style-name="ce426"/>
          <table:table-cell/>
          <table:table-cell table:style-name="ce454"/>
          <table:table-cell table:style-name="ce408" table:number-columns-repeated="6"/>
          <table:table-cell table:style-name="ce22" table:number-columns-repeated="3"/>
        </table:table-row>
        <table:table-row table:style-name="ro9">
          <table:table-cell table:style-name="ce320"/>
          <table:table-cell table:style-name="ce329"/>
          <table:table-cell table:style-name="ce330"/>
          <table:table-cell table:style-name="ce354"/>
          <table:table-cell table:style-name="ce361"/>
          <table:table-cell table:style-name="ce377"/>
          <table:table-cell table:style-name="ce386" table:number-columns-repeated="2"/>
          <table:table-cell table:style-name="ce342" table:number-columns-repeated="2"/>
          <table:table-cell table:style-name="ce329" table:number-columns-repeated="2"/>
          <table:table-cell table:style-name="ce399"/>
          <table:table-cell table:style-name="ce404"/>
          <table:table-cell table:style-name="ce322"/>
          <table:table-cell table:style-name="ce408" office:value-type="string" calcext:value-type="string">
            <text:p>GoToK/16</text:p>
          </table:table-cell>
          <table:table-cell table:style-name="ce408" table:number-columns-repeated="7"/>
          <table:table-cell table:style-name="ce423" office:value-type="string" calcext:value-type="string">
            <text:p>RandomPercent85</text:p>
          </table:table-cell>
          <table:table-cell table:style-name="ce431"/>
          <table:table-cell table:style-name="ce444"/>
          <table:table-cell table:style-name="ce426"/>
          <table:table-cell table:style-name="ce408" table:number-columns-repeated="7"/>
          <table:table-cell table:style-name="ce22" table:number-columns-repeated="3"/>
        </table:table-row>
        <table:table-row table:style-name="ro30">
          <table:table-cell table:style-name="ce320"/>
          <table:table-cell table:style-name="ce330"/>
          <table:table-cell table:style-name="ce341"/>
          <table:table-cell table:style-name="ce329"/>
          <table:table-cell table:style-name="ce362"/>
          <table:table-cell table:style-name="ce378"/>
          <table:table-cell table:style-name="ce386" table:number-columns-repeated="2"/>
          <table:table-cell table:style-name="ce342" table:number-columns-repeated="2"/>
          <table:table-cell table:style-name="ce329" table:number-columns-repeated="2"/>
          <table:table-cell table:style-name="ce399"/>
          <table:table-cell table:style-name="ce404"/>
          <table:table-cell table:style-name="ce322"/>
          <table:table-cell table:style-name="ce408" table:number-columns-repeated="8"/>
          <table:table-cell table:style-name="ce424" office:value-type="string" calcext:value-type="string">
            <text:p>TradeWeapons</text:p>
          </table:table-cell>
          <table:table-cell table:style-name="ce432" office:value-type="string" calcext:value-type="string">
            <text:p>OtherSpeak : Mais j'ai changé d'avis.</text:p>
          </table:table-cell>
          <table:table-cell table:style-name="ce445"/>
          <table:table-cell table:style-name="ce447"/>
          <table:table-cell table:style-name="ce408" table:number-columns-repeated="7"/>
          <table:table-cell table:style-name="ce22" table:number-columns-repeated="3"/>
        </table:table-row>
        <table:table-row table:style-name="ro30">
          <table:table-cell table:style-name="ce320"/>
          <table:table-cell table:style-name="ce330"/>
          <table:table-cell table:style-name="ce342"/>
          <table:table-cell table:style-name="ce329"/>
          <table:table-cell table:style-name="ce363"/>
          <table:table-cell table:style-name="ce379"/>
          <table:table-cell table:style-name="ce386" table:number-columns-repeated="2"/>
          <table:table-cell table:style-name="ce342" table:number-columns-repeated="2"/>
          <table:table-cell table:style-name="ce329" table:number-columns-repeated="2"/>
          <table:table-cell table:style-name="ce399"/>
          <table:table-cell table:style-name="ce404"/>
          <table:table-cell table:style-name="ce322"/>
          <table:table-cell table:style-name="ce408" table:number-columns-repeated="8"/>
          <table:table-cell table:style-name="ce425" office:value-type="string" calcext:value-type="string">
            <text:p>GoToW/21</text:p>
          </table:table-cell>
          <table:table-cell table:style-name="ce433" office:value-type="string" calcext:value-type="string">
            <text:p>OtherSpeak : Tu vas me donner 150 pièces d'or.</text:p>
          </table:table-cell>
          <table:table-cell table:style-name="ce437"/>
          <table:table-cell table:style-name="ce426"/>
          <table:table-cell table:style-name="ce408" table:number-columns-repeated="7"/>
          <table:table-cell table:style-name="ce22" table:number-columns-repeated="3"/>
        </table:table-row>
        <table:table-row table:style-name="ro30">
          <table:table-cell table:style-name="ce320"/>
          <table:table-cell table:style-name="ce329"/>
          <table:table-cell table:style-name="ce342"/>
          <table:table-cell table:style-name="ce329"/>
          <table:table-cell table:style-name="ce364"/>
          <table:table-cell table:style-name="ce380"/>
          <table:table-cell table:style-name="ce342" table:number-columns-repeated="4"/>
          <table:table-cell table:style-name="ce329" table:number-columns-repeated="2"/>
          <table:table-cell table:style-name="ce399"/>
          <table:table-cell table:style-name="ce404"/>
          <table:table-cell table:style-name="ce322"/>
          <table:table-cell table:style-name="ce408" table:number-columns-repeated="8"/>
          <table:table-cell table:style-name="ce426"/>
          <table:table-cell table:style-name="ce434" office:value-type="string" calcext:value-type="string">
            <text:p>OtherSpeak : Et et je te laisse en vie !</text:p>
          </table:table-cell>
          <table:table-cell table:style-name="ce437"/>
          <table:table-cell table:style-name="ce426"/>
          <table:table-cell table:style-name="ce408" table:number-columns-repeated="7"/>
          <table:table-cell table:style-name="ce22" table:number-columns-repeated="3"/>
        </table:table-row>
        <table:table-row table:style-name="ro9">
          <table:table-cell table:style-name="ce320"/>
          <table:table-cell table:style-name="ce329"/>
          <table:table-cell table:style-name="ce342"/>
          <table:table-cell table:style-name="ce329"/>
          <table:table-cell table:style-name="ce365"/>
          <table:table-cell table:style-name="ce381"/>
          <table:table-cell table:style-name="ce342" table:number-columns-repeated="4"/>
          <table:table-cell table:style-name="ce329" table:number-columns-repeated="2"/>
          <table:table-cell table:style-name="ce399"/>
          <table:table-cell table:style-name="ce404"/>
          <table:table-cell table:style-name="ce322"/>
          <table:table-cell table:style-name="ce408" table:number-columns-repeated="8"/>
          <table:table-cell table:style-name="ce426"/>
          <table:table-cell table:style-name="ce435" office:value-type="string" calcext:value-type="string">
            <text:p>SetChoices2</text:p>
          </table:table-cell>
          <table:table-cell table:style-name="ce436"/>
          <table:table-cell table:style-name="ce426"/>
          <table:table-cell table:style-name="ce408" table:number-columns-repeated="7"/>
          <table:table-cell table:style-name="ce22" table:number-columns-repeated="3"/>
        </table:table-row>
        <table:table-row table:style-name="ro24">
          <table:table-cell table:style-name="ce320"/>
          <table:table-cell table:style-name="ce329"/>
          <table:table-cell table:style-name="ce342"/>
          <table:table-cell table:style-name="ce329"/>
          <table:table-cell table:style-name="ce366"/>
          <table:table-cell table:style-name="ce382"/>
          <table:table-cell table:style-name="ce342" table:number-columns-repeated="4"/>
          <table:table-cell table:style-name="ce329" table:number-columns-repeated="2"/>
          <table:table-cell table:style-name="ce399"/>
          <table:table-cell table:style-name="ce404"/>
          <table:table-cell table:style-name="ce322"/>
          <table:table-cell table:style-name="ce408" table:number-columns-repeated="8"/>
          <table:table-cell table:style-name="ce426"/>
          <table:table-cell table:style-name="ce436" office:value-type="string" calcext:value-type="string">
            <text:p>Choice : Sûrement pas</text:p>
          </table:table-cell>
          <table:table-cell table:style-name="ce436" office:value-type="string" calcext:value-type="string">
            <text:p>Choice : Tenez</text:p>
          </table:table-cell>
          <table:table-cell table:style-name="ce426"/>
          <table:table-cell table:style-name="ce408" table:number-columns-repeated="7"/>
          <table:table-cell table:style-name="ce22" table:number-columns-repeated="3"/>
        </table:table-row>
        <table:table-row table:style-name="ro30">
          <table:table-cell table:style-name="ce319"/>
          <table:table-cell table:style-name="ce331"/>
          <table:table-cell table:style-name="ce343"/>
          <table:table-cell table:style-name="ce332"/>
          <table:table-cell table:style-name="ce367" table:number-columns-repeated="2"/>
          <table:table-cell table:style-name="ce343" table:number-columns-repeated="4"/>
          <table:table-cell table:style-name="ce332" table:number-columns-repeated="2"/>
          <table:table-cell table:style-name="ce404" table:number-columns-repeated="2"/>
          <table:table-cell table:style-name="ce322"/>
          <table:table-cell table:style-name="ce408" table:number-columns-repeated="8"/>
          <table:table-cell table:style-name="ce426"/>
          <table:table-cell table:style-name="ce437" office:value-type="string" calcext:value-type="string">
            <text:p>OtherSpeak : Il t'en coutra tes argnoles ! </text:p>
          </table:table-cell>
          <table:table-cell table:style-name="ce437" office:value-type="string" calcext:value-type="string">
            <text:p>CheckGold150</text:p>
          </table:table-cell>
          <table:table-cell table:style-name="ce426"/>
          <table:table-cell table:style-name="ce408" table:number-columns-repeated="7"/>
          <table:table-cell table:style-name="ce22" table:number-columns-repeated="3"/>
        </table:table-row>
        <table:table-row table:style-name="ro24">
          <table:table-cell table:style-name="ce319"/>
          <table:table-cell table:style-name="ce332"/>
          <table:table-cell table:style-name="ce343"/>
          <table:table-cell table:style-name="ce332" table:number-columns-repeated="3"/>
          <table:table-cell table:style-name="ce343" table:number-columns-repeated="4"/>
          <table:table-cell table:style-name="ce332" table:number-columns-repeated="2"/>
          <table:table-cell table:style-name="ce404" table:number-columns-repeated="2"/>
          <table:table-cell table:style-name="ce322"/>
          <table:table-cell table:style-name="ce408" table:number-columns-repeated="8"/>
          <table:table-cell table:style-name="ce426"/>
          <table:table-cell table:style-name="ce437" office:value-type="string" calcext:value-type="string">
            <text:p>LaunchCombat</text:p>
          </table:table-cell>
          <table:table-cell table:style-name="ce437" office:value-type="string" calcext:value-type="string">
            <text:p>RemoveGold150</text:p>
          </table:table-cell>
          <table:table-cell table:style-name="ce426"/>
          <table:table-cell table:style-name="ce408" table:number-columns-repeated="7"/>
          <table:table-cell table:style-name="ce22" table:number-columns-repeated="3"/>
        </table:table-row>
        <table:table-row table:style-name="ro31">
          <table:table-cell table:style-name="ce319"/>
          <table:table-cell table:style-name="ce333"/>
          <table:table-cell table:style-name="ce343"/>
          <table:table-cell table:style-name="ce332" table:number-columns-repeated="3"/>
          <table:table-cell table:style-name="ce343" table:number-columns-repeated="4"/>
          <table:table-cell table:style-name="ce332" table:number-columns-repeated="2"/>
          <table:table-cell table:style-name="ce404" table:number-columns-repeated="2"/>
          <table:table-cell table:style-name="ce322"/>
          <table:table-cell table:style-name="ce408" table:number-columns-repeated="8"/>
          <table:table-cell table:style-name="ce426"/>
          <table:table-cell table:style-name="ce437" office:value-type="string" calcext:value-type="string">
            <text:p>PlayerSpeak : AHA !</text:p>
          </table:table-cell>
          <table:table-cell table:style-name="ce437" office:value-type="string" calcext:value-type="string">
            <text:p>OtherSpeak : <text:s/>Et ne revenez plus jamais ici</text:p>
          </table:table-cell>
          <table:table-cell table:style-name="ce426"/>
          <table:table-cell table:style-name="ce408" table:number-columns-repeated="7"/>
          <table:table-cell table:style-name="ce22" table:number-columns-repeated="3"/>
        </table:table-row>
        <table:table-row table:style-name="ro9">
          <table:table-cell table:style-name="ce319" table:number-columns-repeated="2"/>
          <table:table-cell table:style-name="ce344"/>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8"/>
          <table:table-cell table:style-name="ce426"/>
          <table:table-cell table:style-name="ce438" office:value-type="string" calcext:value-type="string">
            <text:p>NewCrew</text:p>
          </table:table-cell>
          <table:table-cell table:style-name="ce446" office:value-type="string" calcext:value-type="string">
            <text:p>Leave</text:p>
          </table:table-cell>
          <table:table-cell table:style-name="ce426"/>
          <table:table-cell table:style-name="ce408" table:number-columns-repeated="7"/>
          <table:table-cell table:style-name="ce22" table:number-columns-repeated="3"/>
        </table:table-row>
        <table:table-row table:style-name="ro24">
          <table:table-cell table:style-name="ce319" table:number-columns-repeated="2"/>
          <table:table-cell table:style-name="ce344"/>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8"/>
          <table:table-cell table:style-name="ce426"/>
          <table:table-cell table:style-name="ce439" office:value-type="string" calcext:value-type="string">
            <text:p>OtherSpeak : Capitaine !</text:p>
          </table:table-cell>
          <table:table-cell table:style-name="ce426" table:number-columns-repeated="2"/>
          <table:table-cell table:style-name="ce408" table:number-columns-repeated="7"/>
          <table:table-cell table:style-name="ce22" table:number-columns-repeated="3"/>
        </table:table-row>
        <table:table-row table:style-name="ro24">
          <table:table-cell table:style-name="ce321" table:number-columns-repeated="2"/>
          <table:table-cell table:style-name="ce344"/>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8"/>
          <table:table-cell table:style-name="ce426"/>
          <table:table-cell table:style-name="ce440" office:value-type="string" calcext:value-type="string">
            <text:p>OtherSpeak : Capitaine !</text:p>
          </table:table-cell>
          <table:table-cell table:style-name="ce426" table:number-columns-repeated="2"/>
          <table:table-cell table:style-name="ce408" table:number-columns-repeated="7"/>
          <table:table-cell table:style-name="ce22" table:number-columns-repeated="3"/>
        </table:table-row>
        <table:table-row table:style-name="ro24">
          <table:table-cell table:style-name="ce317" table:number-columns-repeated="2"/>
          <table:table-cell table:style-name="ce344"/>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8"/>
          <table:table-cell table:style-name="ce426"/>
          <table:table-cell table:style-name="ce426" office:value-type="string" calcext:value-type="string">
            <text:p>RandomPercent60</text:p>
          </table:table-cell>
          <table:table-cell table:style-name="ce426" table:number-columns-repeated="2"/>
          <table:table-cell table:style-name="ce408" table:number-columns-repeated="7"/>
          <table:table-cell table:style-name="ce22" table:number-columns-repeated="3"/>
        </table:table-row>
        <table:table-row table:style-name="ro9">
          <table:table-cell table:style-name="ce317" table:number-columns-repeated="2"/>
          <table:table-cell table:style-name="ce344"/>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8"/>
          <table:table-cell table:style-name="ce426"/>
          <table:table-cell table:style-name="ce426" office:value-type="string" calcext:value-type="string">
            <text:p>LaunchCombat</text:p>
          </table:table-cell>
          <table:table-cell table:style-name="ce426" office:value-type="string" calcext:value-type="string">
            <text:p>SetChoices2</text:p>
          </table:table-cell>
          <table:table-cell table:style-name="ce426"/>
          <table:table-cell table:style-name="ce408" table:number-columns-repeated="7"/>
          <table:table-cell table:style-name="ce22" table:number-columns-repeated="3"/>
        </table:table-row>
        <table:table-row table:style-name="ro30">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8"/>
          <table:table-cell table:style-name="ce426"/>
          <table:table-cell table:style-name="ce426" office:value-type="string" calcext:value-type="string">
            <text:p>GoToD/22</text:p>
          </table:table-cell>
          <table:table-cell table:style-name="ce426" office:value-type="string" calcext:value-type="string">
            <text:p>Choice : Il a essayé de me voler !</text:p>
          </table:table-cell>
          <table:table-cell table:style-name="ce426"/>
          <table:table-cell table:style-name="ce455" office:value-type="string" calcext:value-type="string">
            <text:p>Choice : Vous êtes des pds !</text:p>
          </table:table-cell>
          <table:table-cell table:style-name="ce408" table:number-columns-repeated="6"/>
          <table:table-cell table:style-name="ce22" table:number-columns-repeated="3"/>
        </table:table-row>
        <table:table-row table:style-name="ro14">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0"/>
          <table:table-cell table:style-name="ce408" office:value-type="string" calcext:value-type="string">
            <text:p>RandomPercent20</text:p>
          </table:table-cell>
          <table:table-cell table:style-name="ce448"/>
          <table:table-cell table:style-name="ce456" office:value-type="string" calcext:value-type="string">
            <text:p>LaunchCombat</text:p>
          </table:table-cell>
          <table:table-cell table:style-name="ce408" table:number-columns-repeated="6"/>
          <table:table-cell table:style-name="ce22" table:number-columns-repeated="3"/>
        </table:table-row>
        <table:table-row table:style-name="ro14">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0"/>
          <table:table-cell table:style-name="ce408" office:value-type="string" calcext:value-type="string">
            <text:p>OtherSpeak : Ça arrive…</text:p>
          </table:table-cell>
          <table:table-cell table:style-name="ce448" office:value-type="string" calcext:value-type="string">
            <text:p>OtherSpeak : Mais oui c'es ça !</text:p>
          </table:table-cell>
          <table:table-cell table:style-name="ce456" office:value-type="string" calcext:value-type="string">
            <text:p>GoToD/22</text:p>
          </table:table-cell>
          <table:table-cell table:style-name="ce408" table:number-columns-repeated="6"/>
          <table:table-cell table:style-name="ce22" table:number-columns-repeated="3"/>
        </table:table-row>
        <table:table-row table:style-name="ro31">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0"/>
          <table:table-cell table:style-name="ce408" office:value-type="string" calcext:value-type="string">
            <text:p>OtherSpeak : Vous savez quoi…</text:p>
          </table:table-cell>
          <table:table-cell table:style-name="ce408" office:value-type="string" calcext:value-type="string">
            <text:p>OtherSpeak : à l'attaque !</text:p>
          </table:table-cell>
          <table:table-cell table:style-name="ce408" table:number-columns-repeated="7"/>
          <table:table-cell table:style-name="ce22" table:number-columns-repeated="3"/>
        </table:table-row>
        <table:table-row table:style-name="ro32">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0"/>
          <table:table-cell table:style-name="ce408" office:value-type="string" calcext:value-type="string">
            <text:p>OtherSpeak : <text:s/>Mais, ne revenez plus jamais ici</text:p>
          </table:table-cell>
          <table:table-cell table:style-name="ce449" office:value-type="string" calcext:value-type="string">
            <text:p>LaunchCombat</text:p>
          </table:table-cell>
          <table:table-cell table:style-name="ce408" table:number-columns-repeated="7"/>
          <table:table-cell table:style-name="ce22" table:number-columns-repeated="3"/>
        </table:table-row>
        <table:table-row table:style-name="ro9">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0"/>
          <table:table-cell table:style-name="ce408" office:value-type="string" calcext:value-type="string">
            <text:p>SetChoices2</text:p>
          </table:table-cell>
          <table:table-cell table:style-name="ce449" office:value-type="string" calcext:value-type="string">
            <text:p>GoToD/22</text:p>
          </table:table-cell>
          <table:table-cell table:style-name="ce408" table:number-columns-repeated="7"/>
          <table:table-cell table:style-name="ce22" table:number-columns-repeated="3"/>
        </table:table-row>
        <table:table-row table:style-name="ro14">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0"/>
          <table:table-cell table:style-name="ce408" office:value-type="string" calcext:value-type="string">
            <text:p>Choice : Compris !</text:p>
          </table:table-cell>
          <table:table-cell table:style-name="ce408" office:value-type="string" calcext:value-type="string">
            <text:p>Choice : PD !</text:p>
          </table:table-cell>
          <table:table-cell table:style-name="ce408" table:number-columns-repeated="7"/>
          <table:table-cell table:style-name="ce22" table:number-columns-repeated="3"/>
        </table:table-row>
        <table:table-row table:style-name="ro24">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0"/>
          <table:table-cell table:style-name="ce408" office:value-type="string" calcext:value-type="string">
            <text:p>OtherSpeak : Allez, au revoir</text:p>
          </table:table-cell>
          <table:table-cell table:style-name="ce450" office:value-type="string" calcext:value-type="string">
            <text:p>LaunchCombat</text:p>
          </table:table-cell>
          <table:table-cell table:style-name="ce408" table:number-columns-repeated="7"/>
          <table:table-cell table:style-name="ce22" table:number-columns-repeated="3"/>
        </table:table-row>
        <table:table-row table:style-name="ro9">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0"/>
          <table:table-cell table:style-name="ce408" office:value-type="string" calcext:value-type="string">
            <text:p>Conclude</text:p>
          </table:table-cell>
          <table:table-cell table:style-name="ce450" office:value-type="string" calcext:value-type="string">
            <text:p>GoToD/22</text:p>
          </table:table-cell>
          <table:table-cell table:style-name="ce408" table:number-columns-repeated="7"/>
          <table:table-cell table:style-name="ce22" table:number-columns-repeated="3"/>
        </table:table-row>
        <table:table-row table:style-name="ro9">
          <table:table-cell table:style-name="ce317" table:number-columns-repeated="2"/>
          <table:table-cell table:style-name="ce345"/>
          <table:table-cell table:style-name="ce317" table:number-columns-repeated="3"/>
          <table:table-cell table:style-name="ce345" table:number-columns-repeated="4"/>
          <table:table-cell table:style-name="ce317" table:number-columns-repeated="2"/>
          <table:table-cell table:style-name="ce322" table:number-columns-repeated="3"/>
          <table:table-cell table:style-name="ce408" table:number-columns-repeated="19"/>
          <table:table-cell table:style-name="ce22" table:number-columns-repeated="3"/>
        </table:table-row>
        <table:table-row table:style-name="ro9" table:number-rows-repeated="17">
          <table:table-cell table:style-name="ce322" table:number-columns-repeated="15"/>
          <table:table-cell table:style-name="ce408" table:number-columns-repeated="19"/>
          <table:table-cell table:style-name="ce22" table:number-columns-repeated="3"/>
        </table:table-row>
        <table:table-row table:style-name="ro9" table:number-rows-repeated="5">
          <table:table-cell table:style-name="ce323" table:number-columns-repeated="15"/>
          <table:table-cell table:style-name="ce22" table:number-columns-repeated="22"/>
        </table:table-row>
        <table:table-row table:style-name="ro9" table:number-rows-repeated="46">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Caserne.A40:Caserne.O76 Caserne.N3:Caserne.O3 Caserne.O26:Caserne.O39 Caserne.A20:Caserne.A39 Caserne.A4:Caserne.A9 Caserne.O4:Caserne.O12">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Caserne.A29:Caserne.A36 Caserne.F3:Caserne.M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Caserne.B38:Caserne.N39 Caserne.N26:Caserne.N36 Caserne.B37:Caserne.D37 Caserne.G37:Caserne.N37 Caserne.N4:Caserne.N12">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Caserne.F4:Caserne.M12 Caserne.G17:Caserne.J17 Caserne.F16:Caserne.G16 Caserne.J16:Caserne.J16 Caserne.F15:Caserne.J15 Caserne.G14:Caserne.G14 Caserne.J14:Caserne.J14 Caserne.B29:Caserne.B31 Caserne.B32:Caserne.D36 Caserne.G30:Caserne.M36 Caserne.C29:Caserne.C29 Caserne.C31:Caserne.C31 Caserne.F26:Caserne.M29 Caserne.F23:Caserne.G23 Caserne.I23:Caserne.J23 Caserne.F17:Caserne.F18 Caserne.F21:Caserne.J22 Caserne.J19:Caserne.J20 Caserne.G18:Caserne.J18 Caserne.F26:Caserne.L29 Caserne.F13:Caserne.J13 Caserne.F24:Caserne.J29">
            <calcext:condition calcext:apply-style-name="cellule histoire" calcext:value="contains-text(&quot;GoTo&quot;)" calcext:base-cell-address="'Ile Taverne'.B4"/>
            <calcext:condition calcext:apply-style-name="cellule histoire" calcext:value="contains-text(&quot;Conclude&quot;)" calcext:base-cell-address="'Ile Taverne'.B4"/>
            <calcext:condition calcext:apply-style-name="cellule random" calcext:value="contains-text(&quot;RandomPercent&quot;)" calcext:base-cell-address="'Ile Taverne'.B4"/>
            <calcext:condition calcext:apply-style-name="cellule random" calcext:value="contains-text(&quot;RandomRange&quot;)" calcext:base-cell-address="'Ile Taverne'.B4"/>
            <calcext:condition calcext:apply-style-name="cellule personnages" calcext:value="contains-text(&quot;NewCrew&quot;)" calcext:base-cell-address="'Ile Taverne'.B4"/>
            <calcext:condition calcext:apply-style-name="cellule personnages" calcext:value="contains-text(&quot;NewCharacter&quot;)" calcext:base-cell-address="'Ile Taverne'.B4"/>
            <calcext:condition calcext:apply-style-name="cellule personnages" calcext:value="contains-text(&quot;HideOther&quot;)" calcext:base-cell-address="'Ile Taverne'.B4"/>
            <calcext:condition calcext:apply-style-name="cellule personnages" calcext:value="contains-text(&quot;DeleteOther&quot;)" calcext:base-cell-address="'Ile Taverne'.B4"/>
            <calcext:condition calcext:apply-style-name="cellule narrateur" calcext:value="contains-text(&quot;Narrator&quot;)" calcext:base-cell-address="'Ile Taverne'.B4"/>
            <calcext:condition calcext:apply-style-name="cellule set choice" calcext:value="contains-text(&quot;SetChoices&quot;)" calcext:base-cell-address="'Ile Taverne'.B4"/>
            <calcext:condition calcext:apply-style-name="cellule dialogues" calcext:value="contains-text(&quot;PlayerSpeak&quot;)" calcext:base-cell-address="'Ile Taverne'.B4"/>
            <calcext:condition calcext:apply-style-name="cellule dialogues" calcext:value="contains-text(&quot;OtherSpeak&quot;)" calcext:base-cell-address="'Ile Taverne'.B4"/>
            <calcext:condition calcext:apply-style-name="cellule argent" calcext:value="contains-text(&quot;CheckGold&quot;)" calcext:base-cell-address="'Ile Taverne'.B4"/>
            <calcext:condition calcext:apply-style-name="cellule argent" calcext:value="contains-text(&quot;RemoveGold&quot;)" calcext:base-cell-address="'Ile Taverne'.B4"/>
            <calcext:condition calcext:apply-style-name="cellule argent" calcext:value="contains-text(&quot;AddGold&quot;)" calcext:base-cell-address="'Ile Taverne'.B4"/>
            <calcext:condition calcext:apply-style-name="cellule argent" calcext:value="contains-text(&quot;Loot&quot;)" calcext:base-cell-address="'Ile Taverne'.B4"/>
            <calcext:condition calcext:apply-style-name="cellule argent" calcext:value="contains-text(&quot;Trade&quot;)" calcext:base-cell-address="'Ile Taverne'.B4"/>
            <calcext:condition calcext:apply-style-name="cellule combat" calcext:value="contains-text(&quot;LaunchCombat&quot;)" calcext:base-cell-address="'Ile Taverne'.B4"/>
            <calcext:condition calcext:apply-style-name="cellule indice" calcext:value="contains-text(&quot;CheckFormula&quot;)" calcext:base-cell-address="'Ile Taverne'.B4"/>
            <calcext:condition calcext:apply-style-name="cellule indice" calcext:value="contains-text(&quot;GiveDirection&quot;)" calcext:base-cell-address="'Ile Taverne'.B4"/>
            <calcext:condition calcext:apply-style-name="cellule temps" calcext:value="contains-text(&quot;SetWeather&quot;)" calcext:base-cell-address="'Ile Taverne'.B4"/>
            <calcext:condition calcext:apply-style-name="cellule temps" calcext:value="contains-text(&quot;SwitchWeather&quot;)" calcext:base-cell-address="'Ile Taverne'.B4"/>
            <calcext:condition calcext:apply-style-name="cellule temps" calcext:value="contains-text(&quot;NextDay&quot;)" calcext:base-cell-address="'Ile Taverne'.B4"/>
            <calcext:condition calcext:apply-style-name="cellule temps" calcext:value="contains-text(&quot;CheckDay&quot;)" calcext:base-cell-address="'Ile Taverne'.B4"/>
            <calcext:condition calcext:apply-style-name="cellule histoire" calcext:value="contains-text(&quot;Leave&quot;)" calcext:base-cell-address="'Ile Taverne'.B4"/>
            <calcext:condition calcext:apply-style-name="cellule choice" calcext:value="contains-text(&quot;Choice&quot;)" calcext:base-cell-address="'Ile Taverne'.B4"/>
            <calcext:condition calcext:apply-style-name="cellule d'erreur" calcext:value="!=&quot;&quot;" calcext:base-cell-address="'Ile Taverne'.B4"/>
          </calcext:conditional-format>
          <calcext:conditional-format calcext:target-range-address="Caserne.C7:Caserne.C7">
            <calcext:condition calcext:apply-style-name="cellule histoire" calcext:value="contains-text(&quot;GoTo&quot;)" calcext:base-cell-address="'Ile Taverne'.C7"/>
            <calcext:condition calcext:apply-style-name="cellule histoire" calcext:value="contains-text(&quot;Conclude&quot;)" calcext:base-cell-address="'Ile Taverne'.C7"/>
            <calcext:condition calcext:apply-style-name="cellule random" calcext:value="contains-text(&quot;RandomPercent&quot;)" calcext:base-cell-address="'Ile Taverne'.C7"/>
            <calcext:condition calcext:apply-style-name="cellule random" calcext:value="contains-text(&quot;RandomRange&quot;)" calcext:base-cell-address="'Ile Taverne'.C7"/>
            <calcext:condition calcext:apply-style-name="cellule personnages" calcext:value="contains-text(&quot;NewCrew&quot;)" calcext:base-cell-address="'Ile Taverne'.C7"/>
            <calcext:condition calcext:apply-style-name="cellule personnages" calcext:value="contains-text(&quot;NewCharacter&quot;)" calcext:base-cell-address="'Ile Taverne'.C7"/>
            <calcext:condition calcext:apply-style-name="cellule personnages" calcext:value="contains-text(&quot;HideOther&quot;)" calcext:base-cell-address="'Ile Taverne'.C7"/>
            <calcext:condition calcext:apply-style-name="cellule personnages" calcext:value="contains-text(&quot;DeleteOther&quot;)" calcext:base-cell-address="'Ile Taverne'.C7"/>
            <calcext:condition calcext:apply-style-name="cellule narrateur" calcext:value="contains-text(&quot;Narrator&quot;)" calcext:base-cell-address="'Ile Taverne'.C7"/>
            <calcext:condition calcext:apply-style-name="cellule set choice" calcext:value="contains-text(&quot;SetChoices&quot;)" calcext:base-cell-address="'Ile Taverne'.C7"/>
            <calcext:condition calcext:apply-style-name="cellule dialogues" calcext:value="contains-text(&quot;PlayerSpeak&quot;)" calcext:base-cell-address="'Ile Taverne'.C7"/>
            <calcext:condition calcext:apply-style-name="cellule dialogues" calcext:value="contains-text(&quot;OtherSpeak&quot;)" calcext:base-cell-address="'Ile Taverne'.C7"/>
            <calcext:condition calcext:apply-style-name="cellule argent" calcext:value="contains-text(&quot;CheckGold&quot;)" calcext:base-cell-address="'Ile Taverne'.C7"/>
            <calcext:condition calcext:apply-style-name="cellule argent" calcext:value="contains-text(&quot;RemoveGold&quot;)" calcext:base-cell-address="'Ile Taverne'.C7"/>
            <calcext:condition calcext:apply-style-name="cellule argent" calcext:value="contains-text(&quot;AddGold&quot;)" calcext:base-cell-address="'Ile Taverne'.C7"/>
            <calcext:condition calcext:apply-style-name="cellule argent" calcext:value="contains-text(&quot;Loot&quot;)" calcext:base-cell-address="'Ile Taverne'.C7"/>
            <calcext:condition calcext:apply-style-name="cellule argent" calcext:value="contains-text(&quot;Trade&quot;)" calcext:base-cell-address="'Ile Taverne'.C7"/>
            <calcext:condition calcext:apply-style-name="cellule combat" calcext:value="contains-text(&quot;LaunchCombat&quot;)" calcext:base-cell-address="'Ile Taverne'.C7"/>
            <calcext:condition calcext:apply-style-name="cellule indice" calcext:value="contains-text(&quot;CheckFormula&quot;)" calcext:base-cell-address="'Ile Taverne'.C7"/>
            <calcext:condition calcext:apply-style-name="cellule indice" calcext:value="contains-text(&quot;GiveDirection&quot;)" calcext:base-cell-address="'Ile Taverne'.C7"/>
            <calcext:condition calcext:apply-style-name="cellule temps" calcext:value="contains-text(&quot;SetWeather&quot;)" calcext:base-cell-address="'Ile Taverne'.C7"/>
            <calcext:condition calcext:apply-style-name="cellule temps" calcext:value="contains-text(&quot;SwitchWeather&quot;)" calcext:base-cell-address="'Ile Taverne'.C7"/>
            <calcext:condition calcext:apply-style-name="cellule temps" calcext:value="contains-text(&quot;NextDay&quot;)" calcext:base-cell-address="'Ile Taverne'.C7"/>
            <calcext:condition calcext:apply-style-name="cellule temps" calcext:value="contains-text(&quot;CheckDay&quot;)" calcext:base-cell-address="'Ile Taverne'.C7"/>
            <calcext:condition calcext:apply-style-name="cellule histoire" calcext:value="contains-text(&quot;Leave&quot;)" calcext:base-cell-address="'Ile Taverne'.C7"/>
            <calcext:condition calcext:apply-style-name="cellule choice" calcext:value="contains-text(&quot;Choice&quot;)" calcext:base-cell-address="'Ile Taverne'.C7"/>
            <calcext:condition calcext:apply-style-name="cellule d'erreur" calcext:value="!=&quot;&quot;" calcext:base-cell-address="'Ile Taverne'.C7"/>
          </calcext:conditional-format>
          <calcext:conditional-format calcext:target-range-address="Caserne.C10:Caserne.C10">
            <calcext:condition calcext:apply-style-name="cellule histoire" calcext:value="contains-text(&quot;GoTo&quot;)" calcext:base-cell-address="'Ile Taverne'.C10"/>
            <calcext:condition calcext:apply-style-name="cellule histoire" calcext:value="contains-text(&quot;Conclude&quot;)" calcext:base-cell-address="'Ile Taverne'.C10"/>
            <calcext:condition calcext:apply-style-name="cellule random" calcext:value="contains-text(&quot;RandomPercent&quot;)" calcext:base-cell-address="'Ile Taverne'.C10"/>
            <calcext:condition calcext:apply-style-name="cellule random" calcext:value="contains-text(&quot;RandomRange&quot;)" calcext:base-cell-address="'Ile Taverne'.C10"/>
            <calcext:condition calcext:apply-style-name="cellule personnages" calcext:value="contains-text(&quot;NewCrew&quot;)" calcext:base-cell-address="'Ile Taverne'.C10"/>
            <calcext:condition calcext:apply-style-name="cellule personnages" calcext:value="contains-text(&quot;NewCharacter&quot;)" calcext:base-cell-address="'Ile Taverne'.C10"/>
            <calcext:condition calcext:apply-style-name="cellule personnages" calcext:value="contains-text(&quot;HideOther&quot;)" calcext:base-cell-address="'Ile Taverne'.C10"/>
            <calcext:condition calcext:apply-style-name="cellule personnages" calcext:value="contains-text(&quot;DeleteOther&quot;)" calcext:base-cell-address="'Ile Taverne'.C10"/>
            <calcext:condition calcext:apply-style-name="cellule narrateur" calcext:value="contains-text(&quot;Narrator&quot;)" calcext:base-cell-address="'Ile Taverne'.C10"/>
            <calcext:condition calcext:apply-style-name="cellule set choice" calcext:value="contains-text(&quot;SetChoices&quot;)" calcext:base-cell-address="'Ile Taverne'.C10"/>
            <calcext:condition calcext:apply-style-name="cellule dialogues" calcext:value="contains-text(&quot;PlayerSpeak&quot;)" calcext:base-cell-address="'Ile Taverne'.C10"/>
            <calcext:condition calcext:apply-style-name="cellule dialogues" calcext:value="contains-text(&quot;OtherSpeak&quot;)" calcext:base-cell-address="'Ile Taverne'.C10"/>
            <calcext:condition calcext:apply-style-name="cellule argent" calcext:value="contains-text(&quot;CheckGold&quot;)" calcext:base-cell-address="'Ile Taverne'.C10"/>
            <calcext:condition calcext:apply-style-name="cellule argent" calcext:value="contains-text(&quot;RemoveGold&quot;)" calcext:base-cell-address="'Ile Taverne'.C10"/>
            <calcext:condition calcext:apply-style-name="cellule argent" calcext:value="contains-text(&quot;AddGold&quot;)" calcext:base-cell-address="'Ile Taverne'.C10"/>
            <calcext:condition calcext:apply-style-name="cellule argent" calcext:value="contains-text(&quot;Loot&quot;)" calcext:base-cell-address="'Ile Taverne'.C10"/>
            <calcext:condition calcext:apply-style-name="cellule argent" calcext:value="contains-text(&quot;Trade&quot;)" calcext:base-cell-address="'Ile Taverne'.C10"/>
            <calcext:condition calcext:apply-style-name="cellule combat" calcext:value="contains-text(&quot;LaunchCombat&quot;)" calcext:base-cell-address="'Ile Taverne'.C10"/>
            <calcext:condition calcext:apply-style-name="cellule indice" calcext:value="contains-text(&quot;CheckFormula&quot;)" calcext:base-cell-address="'Ile Taverne'.C10"/>
            <calcext:condition calcext:apply-style-name="cellule indice" calcext:value="contains-text(&quot;GiveDirection&quot;)" calcext:base-cell-address="'Ile Taverne'.C10"/>
            <calcext:condition calcext:apply-style-name="cellule temps" calcext:value="contains-text(&quot;SetWeather&quot;)" calcext:base-cell-address="'Ile Taverne'.C10"/>
            <calcext:condition calcext:apply-style-name="cellule temps" calcext:value="contains-text(&quot;SwitchWeather&quot;)" calcext:base-cell-address="'Ile Taverne'.C10"/>
            <calcext:condition calcext:apply-style-name="cellule temps" calcext:value="contains-text(&quot;NextDay&quot;)" calcext:base-cell-address="'Ile Taverne'.C10"/>
            <calcext:condition calcext:apply-style-name="cellule temps" calcext:value="contains-text(&quot;CheckDay&quot;)" calcext:base-cell-address="'Ile Taverne'.C10"/>
            <calcext:condition calcext:apply-style-name="cellule histoire" calcext:value="contains-text(&quot;Leave&quot;)" calcext:base-cell-address="'Ile Taverne'.C10"/>
            <calcext:condition calcext:apply-style-name="cellule choice" calcext:value="contains-text(&quot;Choice&quot;)" calcext:base-cell-address="'Ile Taverne'.C10"/>
            <calcext:condition calcext:apply-style-name="cellule d'erreur" calcext:value="!=&quot;&quot;" calcext:base-cell-address="'Ile Taverne'.C10"/>
          </calcext:conditional-format>
          <calcext:conditional-format calcext:target-range-address="Caserne.D9:Caserne.D9">
            <calcext:condition calcext:apply-style-name="cellule histoire" calcext:value="contains-text(&quot;GoTo&quot;)" calcext:base-cell-address="'Ile Taverne'.D9"/>
            <calcext:condition calcext:apply-style-name="cellule histoire" calcext:value="contains-text(&quot;Conclude&quot;)" calcext:base-cell-address="'Ile Taverne'.D9"/>
            <calcext:condition calcext:apply-style-name="cellule random" calcext:value="contains-text(&quot;RandomPercent&quot;)" calcext:base-cell-address="'Ile Taverne'.D9"/>
            <calcext:condition calcext:apply-style-name="cellule random" calcext:value="contains-text(&quot;RandomRange&quot;)" calcext:base-cell-address="'Ile Taverne'.D9"/>
            <calcext:condition calcext:apply-style-name="cellule personnages" calcext:value="contains-text(&quot;NewCrew&quot;)" calcext:base-cell-address="'Ile Taverne'.D9"/>
            <calcext:condition calcext:apply-style-name="cellule personnages" calcext:value="contains-text(&quot;NewCharacter&quot;)" calcext:base-cell-address="'Ile Taverne'.D9"/>
            <calcext:condition calcext:apply-style-name="cellule personnages" calcext:value="contains-text(&quot;HideOther&quot;)" calcext:base-cell-address="'Ile Taverne'.D9"/>
            <calcext:condition calcext:apply-style-name="cellule personnages" calcext:value="contains-text(&quot;DeleteOther&quot;)" calcext:base-cell-address="'Ile Taverne'.D9"/>
            <calcext:condition calcext:apply-style-name="cellule narrateur" calcext:value="contains-text(&quot;Narrator&quot;)" calcext:base-cell-address="'Ile Taverne'.D9"/>
            <calcext:condition calcext:apply-style-name="cellule set choice" calcext:value="contains-text(&quot;SetChoices&quot;)" calcext:base-cell-address="'Ile Taverne'.D9"/>
            <calcext:condition calcext:apply-style-name="cellule dialogues" calcext:value="contains-text(&quot;PlayerSpeak&quot;)" calcext:base-cell-address="'Ile Taverne'.D9"/>
            <calcext:condition calcext:apply-style-name="cellule dialogues" calcext:value="contains-text(&quot;OtherSpeak&quot;)" calcext:base-cell-address="'Ile Taverne'.D9"/>
            <calcext:condition calcext:apply-style-name="cellule argent" calcext:value="contains-text(&quot;CheckGold&quot;)" calcext:base-cell-address="'Ile Taverne'.D9"/>
            <calcext:condition calcext:apply-style-name="cellule argent" calcext:value="contains-text(&quot;RemoveGold&quot;)" calcext:base-cell-address="'Ile Taverne'.D9"/>
            <calcext:condition calcext:apply-style-name="cellule argent" calcext:value="contains-text(&quot;AddGold&quot;)" calcext:base-cell-address="'Ile Taverne'.D9"/>
            <calcext:condition calcext:apply-style-name="cellule argent" calcext:value="contains-text(&quot;Loot&quot;)" calcext:base-cell-address="'Ile Taverne'.D9"/>
            <calcext:condition calcext:apply-style-name="cellule argent" calcext:value="contains-text(&quot;Trade&quot;)" calcext:base-cell-address="'Ile Taverne'.D9"/>
            <calcext:condition calcext:apply-style-name="cellule combat" calcext:value="contains-text(&quot;LaunchCombat&quot;)" calcext:base-cell-address="'Ile Taverne'.D9"/>
            <calcext:condition calcext:apply-style-name="cellule indice" calcext:value="contains-text(&quot;CheckFormula&quot;)" calcext:base-cell-address="'Ile Taverne'.D9"/>
            <calcext:condition calcext:apply-style-name="cellule indice" calcext:value="contains-text(&quot;GiveDirection&quot;)" calcext:base-cell-address="'Ile Taverne'.D9"/>
            <calcext:condition calcext:apply-style-name="cellule temps" calcext:value="contains-text(&quot;SetWeather&quot;)" calcext:base-cell-address="'Ile Taverne'.D9"/>
            <calcext:condition calcext:apply-style-name="cellule temps" calcext:value="contains-text(&quot;SwitchWeather&quot;)" calcext:base-cell-address="'Ile Taverne'.D9"/>
            <calcext:condition calcext:apply-style-name="cellule temps" calcext:value="contains-text(&quot;NextDay&quot;)" calcext:base-cell-address="'Ile Taverne'.D9"/>
            <calcext:condition calcext:apply-style-name="cellule temps" calcext:value="contains-text(&quot;CheckDay&quot;)" calcext:base-cell-address="'Ile Taverne'.D9"/>
            <calcext:condition calcext:apply-style-name="cellule histoire" calcext:value="contains-text(&quot;Leave&quot;)" calcext:base-cell-address="'Ile Taverne'.D9"/>
            <calcext:condition calcext:apply-style-name="cellule choice" calcext:value="contains-text(&quot;Choice&quot;)" calcext:base-cell-address="'Ile Taverne'.D9"/>
            <calcext:condition calcext:apply-style-name="cellule d'erreur" calcext:value="!=&quot;&quot;" calcext:base-cell-address="'Ile Taverne'.D9"/>
          </calcext:conditional-format>
          <calcext:conditional-format calcext:target-range-address="Caserne.D12:Caserne.D12">
            <calcext:condition calcext:apply-style-name="cellule histoire" calcext:value="contains-text(&quot;GoTo&quot;)" calcext:base-cell-address="'Ile Taverne'.D12"/>
            <calcext:condition calcext:apply-style-name="cellule histoire" calcext:value="contains-text(&quot;Conclude&quot;)" calcext:base-cell-address="'Ile Taverne'.D12"/>
            <calcext:condition calcext:apply-style-name="cellule random" calcext:value="contains-text(&quot;RandomPercent&quot;)" calcext:base-cell-address="'Ile Taverne'.D12"/>
            <calcext:condition calcext:apply-style-name="cellule random" calcext:value="contains-text(&quot;RandomRange&quot;)" calcext:base-cell-address="'Ile Taverne'.D12"/>
            <calcext:condition calcext:apply-style-name="cellule personnages" calcext:value="contains-text(&quot;NewCrew&quot;)" calcext:base-cell-address="'Ile Taverne'.D12"/>
            <calcext:condition calcext:apply-style-name="cellule personnages" calcext:value="contains-text(&quot;NewCharacter&quot;)" calcext:base-cell-address="'Ile Taverne'.D12"/>
            <calcext:condition calcext:apply-style-name="cellule personnages" calcext:value="contains-text(&quot;HideOther&quot;)" calcext:base-cell-address="'Ile Taverne'.D12"/>
            <calcext:condition calcext:apply-style-name="cellule personnages" calcext:value="contains-text(&quot;DeleteOther&quot;)" calcext:base-cell-address="'Ile Taverne'.D12"/>
            <calcext:condition calcext:apply-style-name="cellule narrateur" calcext:value="contains-text(&quot;Narrator&quot;)" calcext:base-cell-address="'Ile Taverne'.D12"/>
            <calcext:condition calcext:apply-style-name="cellule set choice" calcext:value="contains-text(&quot;SetChoices&quot;)" calcext:base-cell-address="'Ile Taverne'.D12"/>
            <calcext:condition calcext:apply-style-name="cellule dialogues" calcext:value="contains-text(&quot;PlayerSpeak&quot;)" calcext:base-cell-address="'Ile Taverne'.D12"/>
            <calcext:condition calcext:apply-style-name="cellule dialogues" calcext:value="contains-text(&quot;OtherSpeak&quot;)" calcext:base-cell-address="'Ile Taverne'.D12"/>
            <calcext:condition calcext:apply-style-name="cellule argent" calcext:value="contains-text(&quot;CheckGold&quot;)" calcext:base-cell-address="'Ile Taverne'.D12"/>
            <calcext:condition calcext:apply-style-name="cellule argent" calcext:value="contains-text(&quot;RemoveGold&quot;)" calcext:base-cell-address="'Ile Taverne'.D12"/>
            <calcext:condition calcext:apply-style-name="cellule argent" calcext:value="contains-text(&quot;AddGold&quot;)" calcext:base-cell-address="'Ile Taverne'.D12"/>
            <calcext:condition calcext:apply-style-name="cellule argent" calcext:value="contains-text(&quot;Loot&quot;)" calcext:base-cell-address="'Ile Taverne'.D12"/>
            <calcext:condition calcext:apply-style-name="cellule argent" calcext:value="contains-text(&quot;Trade&quot;)" calcext:base-cell-address="'Ile Taverne'.D12"/>
            <calcext:condition calcext:apply-style-name="cellule combat" calcext:value="contains-text(&quot;LaunchCombat&quot;)" calcext:base-cell-address="'Ile Taverne'.D12"/>
            <calcext:condition calcext:apply-style-name="cellule indice" calcext:value="contains-text(&quot;CheckFormula&quot;)" calcext:base-cell-address="'Ile Taverne'.D12"/>
            <calcext:condition calcext:apply-style-name="cellule indice" calcext:value="contains-text(&quot;GiveDirection&quot;)" calcext:base-cell-address="'Ile Taverne'.D12"/>
            <calcext:condition calcext:apply-style-name="cellule temps" calcext:value="contains-text(&quot;SetWeather&quot;)" calcext:base-cell-address="'Ile Taverne'.D12"/>
            <calcext:condition calcext:apply-style-name="cellule temps" calcext:value="contains-text(&quot;SwitchWeather&quot;)" calcext:base-cell-address="'Ile Taverne'.D12"/>
            <calcext:condition calcext:apply-style-name="cellule temps" calcext:value="contains-text(&quot;NextDay&quot;)" calcext:base-cell-address="'Ile Taverne'.D12"/>
            <calcext:condition calcext:apply-style-name="cellule temps" calcext:value="contains-text(&quot;CheckDay&quot;)" calcext:base-cell-address="'Ile Taverne'.D12"/>
            <calcext:condition calcext:apply-style-name="cellule histoire" calcext:value="contains-text(&quot;Leave&quot;)" calcext:base-cell-address="'Ile Taverne'.D12"/>
            <calcext:condition calcext:apply-style-name="cellule choice" calcext:value="contains-text(&quot;Choice&quot;)" calcext:base-cell-address="'Ile Taverne'.D12"/>
            <calcext:condition calcext:apply-style-name="cellule d'erreur" calcext:value="!=&quot;&quot;" calcext:base-cell-address="'Ile Taverne'.D12"/>
          </calcext:conditional-format>
          <calcext:conditional-format calcext:target-range-address="Caserne.H16:Caserne.H16">
            <calcext:condition calcext:apply-style-name="cellule histoire" calcext:value="contains-text(&quot;GoTo&quot;)" calcext:base-cell-address="'Ile Taverne'.H16"/>
            <calcext:condition calcext:apply-style-name="cellule histoire" calcext:value="contains-text(&quot;Conclude&quot;)" calcext:base-cell-address="'Ile Taverne'.H16"/>
            <calcext:condition calcext:apply-style-name="cellule random" calcext:value="contains-text(&quot;RandomPercent&quot;)" calcext:base-cell-address="'Ile Taverne'.H16"/>
            <calcext:condition calcext:apply-style-name="cellule random" calcext:value="contains-text(&quot;RandomRange&quot;)" calcext:base-cell-address="'Ile Taverne'.H16"/>
            <calcext:condition calcext:apply-style-name="cellule personnages" calcext:value="contains-text(&quot;NewCrew&quot;)" calcext:base-cell-address="'Ile Taverne'.H16"/>
            <calcext:condition calcext:apply-style-name="cellule personnages" calcext:value="contains-text(&quot;NewCharacter&quot;)" calcext:base-cell-address="'Ile Taverne'.H16"/>
            <calcext:condition calcext:apply-style-name="cellule personnages" calcext:value="contains-text(&quot;HideOther&quot;)" calcext:base-cell-address="'Ile Taverne'.H16"/>
            <calcext:condition calcext:apply-style-name="cellule personnages" calcext:value="contains-text(&quot;DeleteOther&quot;)" calcext:base-cell-address="'Ile Taverne'.H16"/>
            <calcext:condition calcext:apply-style-name="cellule narrateur" calcext:value="contains-text(&quot;Narrator&quot;)" calcext:base-cell-address="'Ile Taverne'.H16"/>
            <calcext:condition calcext:apply-style-name="cellule set choice" calcext:value="contains-text(&quot;SetChoices&quot;)" calcext:base-cell-address="'Ile Taverne'.H16"/>
            <calcext:condition calcext:apply-style-name="cellule dialogues" calcext:value="contains-text(&quot;PlayerSpeak&quot;)" calcext:base-cell-address="'Ile Taverne'.H16"/>
            <calcext:condition calcext:apply-style-name="cellule dialogues" calcext:value="contains-text(&quot;OtherSpeak&quot;)" calcext:base-cell-address="'Ile Taverne'.H16"/>
            <calcext:condition calcext:apply-style-name="cellule argent" calcext:value="contains-text(&quot;CheckGold&quot;)" calcext:base-cell-address="'Ile Taverne'.H16"/>
            <calcext:condition calcext:apply-style-name="cellule argent" calcext:value="contains-text(&quot;RemoveGold&quot;)" calcext:base-cell-address="'Ile Taverne'.H16"/>
            <calcext:condition calcext:apply-style-name="cellule argent" calcext:value="contains-text(&quot;AddGold&quot;)" calcext:base-cell-address="'Ile Taverne'.H16"/>
            <calcext:condition calcext:apply-style-name="cellule argent" calcext:value="contains-text(&quot;Loot&quot;)" calcext:base-cell-address="'Ile Taverne'.H16"/>
            <calcext:condition calcext:apply-style-name="cellule argent" calcext:value="contains-text(&quot;Trade&quot;)" calcext:base-cell-address="'Ile Taverne'.H16"/>
            <calcext:condition calcext:apply-style-name="cellule combat" calcext:value="contains-text(&quot;LaunchCombat&quot;)" calcext:base-cell-address="'Ile Taverne'.H16"/>
            <calcext:condition calcext:apply-style-name="cellule indice" calcext:value="contains-text(&quot;CheckFormula&quot;)" calcext:base-cell-address="'Ile Taverne'.H16"/>
            <calcext:condition calcext:apply-style-name="cellule indice" calcext:value="contains-text(&quot;GiveDirection&quot;)" calcext:base-cell-address="'Ile Taverne'.H16"/>
            <calcext:condition calcext:apply-style-name="cellule temps" calcext:value="contains-text(&quot;SetWeather&quot;)" calcext:base-cell-address="'Ile Taverne'.H16"/>
            <calcext:condition calcext:apply-style-name="cellule temps" calcext:value="contains-text(&quot;SwitchWeather&quot;)" calcext:base-cell-address="'Ile Taverne'.H16"/>
            <calcext:condition calcext:apply-style-name="cellule temps" calcext:value="contains-text(&quot;NextDay&quot;)" calcext:base-cell-address="'Ile Taverne'.H16"/>
            <calcext:condition calcext:apply-style-name="cellule temps" calcext:value="contains-text(&quot;CheckDay&quot;)" calcext:base-cell-address="'Ile Taverne'.H16"/>
            <calcext:condition calcext:apply-style-name="cellule histoire" calcext:value="contains-text(&quot;Leave&quot;)" calcext:base-cell-address="'Ile Taverne'.H16"/>
            <calcext:condition calcext:apply-style-name="cellule choice" calcext:value="contains-text(&quot;Choice&quot;)" calcext:base-cell-address="'Ile Taverne'.H16"/>
            <calcext:condition calcext:apply-style-name="cellule d'erreur" calcext:value="!=&quot;&quot;" calcext:base-cell-address="'Ile Taverne'.H16"/>
          </calcext:conditional-format>
          <calcext:conditional-format calcext:target-range-address="Caserne.H14:Caserne.H14">
            <calcext:condition calcext:apply-style-name="cellule histoire" calcext:value="contains-text(&quot;GoTo&quot;)" calcext:base-cell-address="'Ile Taverne'.H14"/>
            <calcext:condition calcext:apply-style-name="cellule histoire" calcext:value="contains-text(&quot;Conclude&quot;)" calcext:base-cell-address="'Ile Taverne'.H14"/>
            <calcext:condition calcext:apply-style-name="cellule random" calcext:value="contains-text(&quot;RandomPercent&quot;)" calcext:base-cell-address="'Ile Taverne'.H14"/>
            <calcext:condition calcext:apply-style-name="cellule random" calcext:value="contains-text(&quot;RandomRange&quot;)" calcext:base-cell-address="'Ile Taverne'.H14"/>
            <calcext:condition calcext:apply-style-name="cellule personnages" calcext:value="contains-text(&quot;NewCrew&quot;)" calcext:base-cell-address="'Ile Taverne'.H14"/>
            <calcext:condition calcext:apply-style-name="cellule personnages" calcext:value="contains-text(&quot;NewCharacter&quot;)" calcext:base-cell-address="'Ile Taverne'.H14"/>
            <calcext:condition calcext:apply-style-name="cellule personnages" calcext:value="contains-text(&quot;HideOther&quot;)" calcext:base-cell-address="'Ile Taverne'.H14"/>
            <calcext:condition calcext:apply-style-name="cellule personnages" calcext:value="contains-text(&quot;DeleteOther&quot;)" calcext:base-cell-address="'Ile Taverne'.H14"/>
            <calcext:condition calcext:apply-style-name="cellule narrateur" calcext:value="contains-text(&quot;Narrator&quot;)" calcext:base-cell-address="'Ile Taverne'.H14"/>
            <calcext:condition calcext:apply-style-name="cellule set choice" calcext:value="contains-text(&quot;SetChoices&quot;)" calcext:base-cell-address="'Ile Taverne'.H14"/>
            <calcext:condition calcext:apply-style-name="cellule dialogues" calcext:value="contains-text(&quot;PlayerSpeak&quot;)" calcext:base-cell-address="'Ile Taverne'.H14"/>
            <calcext:condition calcext:apply-style-name="cellule dialogues" calcext:value="contains-text(&quot;OtherSpeak&quot;)" calcext:base-cell-address="'Ile Taverne'.H14"/>
            <calcext:condition calcext:apply-style-name="cellule argent" calcext:value="contains-text(&quot;CheckGold&quot;)" calcext:base-cell-address="'Ile Taverne'.H14"/>
            <calcext:condition calcext:apply-style-name="cellule argent" calcext:value="contains-text(&quot;RemoveGold&quot;)" calcext:base-cell-address="'Ile Taverne'.H14"/>
            <calcext:condition calcext:apply-style-name="cellule argent" calcext:value="contains-text(&quot;AddGold&quot;)" calcext:base-cell-address="'Ile Taverne'.H14"/>
            <calcext:condition calcext:apply-style-name="cellule argent" calcext:value="contains-text(&quot;Loot&quot;)" calcext:base-cell-address="'Ile Taverne'.H14"/>
            <calcext:condition calcext:apply-style-name="cellule argent" calcext:value="contains-text(&quot;Trade&quot;)" calcext:base-cell-address="'Ile Taverne'.H14"/>
            <calcext:condition calcext:apply-style-name="cellule combat" calcext:value="contains-text(&quot;LaunchCombat&quot;)" calcext:base-cell-address="'Ile Taverne'.H14"/>
            <calcext:condition calcext:apply-style-name="cellule indice" calcext:value="contains-text(&quot;CheckFormula&quot;)" calcext:base-cell-address="'Ile Taverne'.H14"/>
            <calcext:condition calcext:apply-style-name="cellule indice" calcext:value="contains-text(&quot;GiveDirection&quot;)" calcext:base-cell-address="'Ile Taverne'.H14"/>
            <calcext:condition calcext:apply-style-name="cellule temps" calcext:value="contains-text(&quot;SetWeather&quot;)" calcext:base-cell-address="'Ile Taverne'.H14"/>
            <calcext:condition calcext:apply-style-name="cellule temps" calcext:value="contains-text(&quot;SwitchWeather&quot;)" calcext:base-cell-address="'Ile Taverne'.H14"/>
            <calcext:condition calcext:apply-style-name="cellule temps" calcext:value="contains-text(&quot;NextDay&quot;)" calcext:base-cell-address="'Ile Taverne'.H14"/>
            <calcext:condition calcext:apply-style-name="cellule temps" calcext:value="contains-text(&quot;CheckDay&quot;)" calcext:base-cell-address="'Ile Taverne'.H14"/>
            <calcext:condition calcext:apply-style-name="cellule histoire" calcext:value="contains-text(&quot;Leave&quot;)" calcext:base-cell-address="'Ile Taverne'.H14"/>
            <calcext:condition calcext:apply-style-name="cellule choice" calcext:value="contains-text(&quot;Choice&quot;)" calcext:base-cell-address="'Ile Taverne'.H14"/>
            <calcext:condition calcext:apply-style-name="cellule d'erreur" calcext:value="!=&quot;&quot;" calcext:base-cell-address="'Ile Taverne'.H14"/>
          </calcext:conditional-format>
          <calcext:conditional-format calcext:target-range-address="Caserne.I14:Caserne.I14">
            <calcext:condition calcext:apply-style-name="cellule histoire" calcext:value="contains-text(&quot;GoTo&quot;)" calcext:base-cell-address="'Ile Taverne'.I14"/>
            <calcext:condition calcext:apply-style-name="cellule histoire" calcext:value="contains-text(&quot;Conclude&quot;)" calcext:base-cell-address="'Ile Taverne'.I14"/>
            <calcext:condition calcext:apply-style-name="cellule random" calcext:value="contains-text(&quot;RandomPercent&quot;)" calcext:base-cell-address="'Ile Taverne'.I14"/>
            <calcext:condition calcext:apply-style-name="cellule random" calcext:value="contains-text(&quot;RandomRange&quot;)" calcext:base-cell-address="'Ile Taverne'.I14"/>
            <calcext:condition calcext:apply-style-name="cellule personnages" calcext:value="contains-text(&quot;NewCrew&quot;)" calcext:base-cell-address="'Ile Taverne'.I14"/>
            <calcext:condition calcext:apply-style-name="cellule personnages" calcext:value="contains-text(&quot;NewCharacter&quot;)" calcext:base-cell-address="'Ile Taverne'.I14"/>
            <calcext:condition calcext:apply-style-name="cellule personnages" calcext:value="contains-text(&quot;HideOther&quot;)" calcext:base-cell-address="'Ile Taverne'.I14"/>
            <calcext:condition calcext:apply-style-name="cellule personnages" calcext:value="contains-text(&quot;DeleteOther&quot;)" calcext:base-cell-address="'Ile Taverne'.I14"/>
            <calcext:condition calcext:apply-style-name="cellule narrateur" calcext:value="contains-text(&quot;Narrator&quot;)" calcext:base-cell-address="'Ile Taverne'.I14"/>
            <calcext:condition calcext:apply-style-name="cellule set choice" calcext:value="contains-text(&quot;SetChoices&quot;)" calcext:base-cell-address="'Ile Taverne'.I14"/>
            <calcext:condition calcext:apply-style-name="cellule dialogues" calcext:value="contains-text(&quot;PlayerSpeak&quot;)" calcext:base-cell-address="'Ile Taverne'.I14"/>
            <calcext:condition calcext:apply-style-name="cellule dialogues" calcext:value="contains-text(&quot;OtherSpeak&quot;)" calcext:base-cell-address="'Ile Taverne'.I14"/>
            <calcext:condition calcext:apply-style-name="cellule argent" calcext:value="contains-text(&quot;CheckGold&quot;)" calcext:base-cell-address="'Ile Taverne'.I14"/>
            <calcext:condition calcext:apply-style-name="cellule argent" calcext:value="contains-text(&quot;RemoveGold&quot;)" calcext:base-cell-address="'Ile Taverne'.I14"/>
            <calcext:condition calcext:apply-style-name="cellule argent" calcext:value="contains-text(&quot;AddGold&quot;)" calcext:base-cell-address="'Ile Taverne'.I14"/>
            <calcext:condition calcext:apply-style-name="cellule argent" calcext:value="contains-text(&quot;Loot&quot;)" calcext:base-cell-address="'Ile Taverne'.I14"/>
            <calcext:condition calcext:apply-style-name="cellule argent" calcext:value="contains-text(&quot;Trade&quot;)" calcext:base-cell-address="'Ile Taverne'.I14"/>
            <calcext:condition calcext:apply-style-name="cellule combat" calcext:value="contains-text(&quot;LaunchCombat&quot;)" calcext:base-cell-address="'Ile Taverne'.I14"/>
            <calcext:condition calcext:apply-style-name="cellule indice" calcext:value="contains-text(&quot;CheckFormula&quot;)" calcext:base-cell-address="'Ile Taverne'.I14"/>
            <calcext:condition calcext:apply-style-name="cellule indice" calcext:value="contains-text(&quot;GiveDirection&quot;)" calcext:base-cell-address="'Ile Taverne'.I14"/>
            <calcext:condition calcext:apply-style-name="cellule temps" calcext:value="contains-text(&quot;SetWeather&quot;)" calcext:base-cell-address="'Ile Taverne'.I14"/>
            <calcext:condition calcext:apply-style-name="cellule temps" calcext:value="contains-text(&quot;SwitchWeather&quot;)" calcext:base-cell-address="'Ile Taverne'.I14"/>
            <calcext:condition calcext:apply-style-name="cellule temps" calcext:value="contains-text(&quot;NextDay&quot;)" calcext:base-cell-address="'Ile Taverne'.I14"/>
            <calcext:condition calcext:apply-style-name="cellule temps" calcext:value="contains-text(&quot;CheckDay&quot;)" calcext:base-cell-address="'Ile Taverne'.I14"/>
            <calcext:condition calcext:apply-style-name="cellule histoire" calcext:value="contains-text(&quot;Leave&quot;)" calcext:base-cell-address="'Ile Taverne'.I14"/>
            <calcext:condition calcext:apply-style-name="cellule choice" calcext:value="contains-text(&quot;Choice&quot;)" calcext:base-cell-address="'Ile Taverne'.I14"/>
            <calcext:condition calcext:apply-style-name="cellule d'erreur" calcext:value="!=&quot;&quot;" calcext:base-cell-address="'Ile Taverne'.I14"/>
          </calcext:conditional-format>
          <calcext:conditional-format calcext:target-range-address="Caserne.I16:Caserne.I16">
            <calcext:condition calcext:apply-style-name="cellule histoire" calcext:value="contains-text(&quot;GoTo&quot;)" calcext:base-cell-address="'Ile Taverne'.I16"/>
            <calcext:condition calcext:apply-style-name="cellule histoire" calcext:value="contains-text(&quot;Conclude&quot;)" calcext:base-cell-address="'Ile Taverne'.I16"/>
            <calcext:condition calcext:apply-style-name="cellule random" calcext:value="contains-text(&quot;RandomPercent&quot;)" calcext:base-cell-address="'Ile Taverne'.I16"/>
            <calcext:condition calcext:apply-style-name="cellule random" calcext:value="contains-text(&quot;RandomRange&quot;)" calcext:base-cell-address="'Ile Taverne'.I16"/>
            <calcext:condition calcext:apply-style-name="cellule personnages" calcext:value="contains-text(&quot;NewCrew&quot;)" calcext:base-cell-address="'Ile Taverne'.I16"/>
            <calcext:condition calcext:apply-style-name="cellule personnages" calcext:value="contains-text(&quot;NewCharacter&quot;)" calcext:base-cell-address="'Ile Taverne'.I16"/>
            <calcext:condition calcext:apply-style-name="cellule personnages" calcext:value="contains-text(&quot;HideOther&quot;)" calcext:base-cell-address="'Ile Taverne'.I16"/>
            <calcext:condition calcext:apply-style-name="cellule personnages" calcext:value="contains-text(&quot;DeleteOther&quot;)" calcext:base-cell-address="'Ile Taverne'.I16"/>
            <calcext:condition calcext:apply-style-name="cellule narrateur" calcext:value="contains-text(&quot;Narrator&quot;)" calcext:base-cell-address="'Ile Taverne'.I16"/>
            <calcext:condition calcext:apply-style-name="cellule set choice" calcext:value="contains-text(&quot;SetChoices&quot;)" calcext:base-cell-address="'Ile Taverne'.I16"/>
            <calcext:condition calcext:apply-style-name="cellule dialogues" calcext:value="contains-text(&quot;PlayerSpeak&quot;)" calcext:base-cell-address="'Ile Taverne'.I16"/>
            <calcext:condition calcext:apply-style-name="cellule dialogues" calcext:value="contains-text(&quot;OtherSpeak&quot;)" calcext:base-cell-address="'Ile Taverne'.I16"/>
            <calcext:condition calcext:apply-style-name="cellule argent" calcext:value="contains-text(&quot;CheckGold&quot;)" calcext:base-cell-address="'Ile Taverne'.I16"/>
            <calcext:condition calcext:apply-style-name="cellule argent" calcext:value="contains-text(&quot;RemoveGold&quot;)" calcext:base-cell-address="'Ile Taverne'.I16"/>
            <calcext:condition calcext:apply-style-name="cellule argent" calcext:value="contains-text(&quot;AddGold&quot;)" calcext:base-cell-address="'Ile Taverne'.I16"/>
            <calcext:condition calcext:apply-style-name="cellule argent" calcext:value="contains-text(&quot;Loot&quot;)" calcext:base-cell-address="'Ile Taverne'.I16"/>
            <calcext:condition calcext:apply-style-name="cellule argent" calcext:value="contains-text(&quot;Trade&quot;)" calcext:base-cell-address="'Ile Taverne'.I16"/>
            <calcext:condition calcext:apply-style-name="cellule combat" calcext:value="contains-text(&quot;LaunchCombat&quot;)" calcext:base-cell-address="'Ile Taverne'.I16"/>
            <calcext:condition calcext:apply-style-name="cellule indice" calcext:value="contains-text(&quot;CheckFormula&quot;)" calcext:base-cell-address="'Ile Taverne'.I16"/>
            <calcext:condition calcext:apply-style-name="cellule indice" calcext:value="contains-text(&quot;GiveDirection&quot;)" calcext:base-cell-address="'Ile Taverne'.I16"/>
            <calcext:condition calcext:apply-style-name="cellule temps" calcext:value="contains-text(&quot;SetWeather&quot;)" calcext:base-cell-address="'Ile Taverne'.I16"/>
            <calcext:condition calcext:apply-style-name="cellule temps" calcext:value="contains-text(&quot;SwitchWeather&quot;)" calcext:base-cell-address="'Ile Taverne'.I16"/>
            <calcext:condition calcext:apply-style-name="cellule temps" calcext:value="contains-text(&quot;NextDay&quot;)" calcext:base-cell-address="'Ile Taverne'.I16"/>
            <calcext:condition calcext:apply-style-name="cellule temps" calcext:value="contains-text(&quot;CheckDay&quot;)" calcext:base-cell-address="'Ile Taverne'.I16"/>
            <calcext:condition calcext:apply-style-name="cellule histoire" calcext:value="contains-text(&quot;Leave&quot;)" calcext:base-cell-address="'Ile Taverne'.I16"/>
            <calcext:condition calcext:apply-style-name="cellule choice" calcext:value="contains-text(&quot;Choice&quot;)" calcext:base-cell-address="'Ile Taverne'.I16"/>
            <calcext:condition calcext:apply-style-name="cellule d'erreur" calcext:value="!=&quot;&quot;" calcext:base-cell-address="'Ile Taverne'.I16"/>
          </calcext:conditional-format>
          <calcext:conditional-format calcext:target-range-address="Caserne.E14:Caserne.E14">
            <calcext:condition calcext:apply-style-name="cellule histoire" calcext:value="contains-text(&quot;GoTo&quot;)" calcext:base-cell-address="'Ile Taverne'.E14"/>
            <calcext:condition calcext:apply-style-name="cellule histoire" calcext:value="contains-text(&quot;Conclude&quot;)" calcext:base-cell-address="'Ile Taverne'.E14"/>
            <calcext:condition calcext:apply-style-name="cellule random" calcext:value="contains-text(&quot;RandomPercent&quot;)" calcext:base-cell-address="'Ile Taverne'.E14"/>
            <calcext:condition calcext:apply-style-name="cellule random" calcext:value="contains-text(&quot;RandomRange&quot;)" calcext:base-cell-address="'Ile Taverne'.E14"/>
            <calcext:condition calcext:apply-style-name="cellule personnages" calcext:value="contains-text(&quot;NewCrew&quot;)" calcext:base-cell-address="'Ile Taverne'.E14"/>
            <calcext:condition calcext:apply-style-name="cellule personnages" calcext:value="contains-text(&quot;NewCharacter&quot;)" calcext:base-cell-address="'Ile Taverne'.E14"/>
            <calcext:condition calcext:apply-style-name="cellule personnages" calcext:value="contains-text(&quot;HideOther&quot;)" calcext:base-cell-address="'Ile Taverne'.E14"/>
            <calcext:condition calcext:apply-style-name="cellule personnages" calcext:value="contains-text(&quot;DeleteOther&quot;)" calcext:base-cell-address="'Ile Taverne'.E14"/>
            <calcext:condition calcext:apply-style-name="cellule narrateur" calcext:value="contains-text(&quot;Narrator&quot;)" calcext:base-cell-address="'Ile Taverne'.E14"/>
            <calcext:condition calcext:apply-style-name="cellule set choice" calcext:value="contains-text(&quot;SetChoices&quot;)" calcext:base-cell-address="'Ile Taverne'.E14"/>
            <calcext:condition calcext:apply-style-name="cellule dialogues" calcext:value="contains-text(&quot;PlayerSpeak&quot;)" calcext:base-cell-address="'Ile Taverne'.E14"/>
            <calcext:condition calcext:apply-style-name="cellule dialogues" calcext:value="contains-text(&quot;OtherSpeak&quot;)" calcext:base-cell-address="'Ile Taverne'.E14"/>
            <calcext:condition calcext:apply-style-name="cellule argent" calcext:value="contains-text(&quot;CheckGold&quot;)" calcext:base-cell-address="'Ile Taverne'.E14"/>
            <calcext:condition calcext:apply-style-name="cellule argent" calcext:value="contains-text(&quot;RemoveGold&quot;)" calcext:base-cell-address="'Ile Taverne'.E14"/>
            <calcext:condition calcext:apply-style-name="cellule argent" calcext:value="contains-text(&quot;AddGold&quot;)" calcext:base-cell-address="'Ile Taverne'.E14"/>
            <calcext:condition calcext:apply-style-name="cellule argent" calcext:value="contains-text(&quot;Loot&quot;)" calcext:base-cell-address="'Ile Taverne'.E14"/>
            <calcext:condition calcext:apply-style-name="cellule argent" calcext:value="contains-text(&quot;Trade&quot;)" calcext:base-cell-address="'Ile Taverne'.E14"/>
            <calcext:condition calcext:apply-style-name="cellule combat" calcext:value="contains-text(&quot;LaunchCombat&quot;)" calcext:base-cell-address="'Ile Taverne'.E14"/>
            <calcext:condition calcext:apply-style-name="cellule indice" calcext:value="contains-text(&quot;CheckFormula&quot;)" calcext:base-cell-address="'Ile Taverne'.E14"/>
            <calcext:condition calcext:apply-style-name="cellule indice" calcext:value="contains-text(&quot;GiveDirection&quot;)" calcext:base-cell-address="'Ile Taverne'.E14"/>
            <calcext:condition calcext:apply-style-name="cellule temps" calcext:value="contains-text(&quot;SetWeather&quot;)" calcext:base-cell-address="'Ile Taverne'.E14"/>
            <calcext:condition calcext:apply-style-name="cellule temps" calcext:value="contains-text(&quot;SwitchWeather&quot;)" calcext:base-cell-address="'Ile Taverne'.E14"/>
            <calcext:condition calcext:apply-style-name="cellule temps" calcext:value="contains-text(&quot;NextDay&quot;)" calcext:base-cell-address="'Ile Taverne'.E14"/>
            <calcext:condition calcext:apply-style-name="cellule temps" calcext:value="contains-text(&quot;CheckDay&quot;)" calcext:base-cell-address="'Ile Taverne'.E14"/>
            <calcext:condition calcext:apply-style-name="cellule histoire" calcext:value="contains-text(&quot;Leave&quot;)" calcext:base-cell-address="'Ile Taverne'.E14"/>
            <calcext:condition calcext:apply-style-name="cellule choice" calcext:value="contains-text(&quot;Choice&quot;)" calcext:base-cell-address="'Ile Taverne'.E14"/>
            <calcext:condition calcext:apply-style-name="cellule d'erreur" calcext:value="!=&quot;&quot;" calcext:base-cell-address="'Ile Taverne'.E14"/>
          </calcext:conditional-format>
          <calcext:conditional-format calcext:target-range-address="Caserne.C3:Caserne.L7 Caserne.A4:Caserne.B9 Caserne.A20:Caserne.B54 Caserne.G11:Caserne.L12 Caserne.C13:Caserne.C14 Caserne.F10:Caserne.L10 Caserne.C9:Caserne.D9 Caserne.F9:Caserne.L9 Caserne.D8:Caserne.L8 Caserne.B3:Caserne.B3 Caserne.D15:Caserne.D22 Caserne.C32:Caserne.D54 Caserne.E13:Caserne.E26 Caserne.C31:Caserne.C54 Caserne.F20:Caserne.F29 Caserne.E38:Caserne.F54 Caserne.C16:Caserne.C23 Caserne.D11:Caserne.D13 Caserne.E11:Caserne.E11 Caserne.C27:Caserne.C29 Caserne.G26:Caserne.L54 Caserne.G23:Caserne.G23 Caserne.I23:Caserne.J23 Caserne.F11:Caserne.F13 Caserne.F15:Caserne.F18 Caserne.G21:Caserne.J22 Caserne.J19:Caserne.J20 Caserne.G13:Caserne.J18 Caserne.G24:Caserne.J54 Caserne.C10:Caserne.C11">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Caserne.A10:Caserne.A19">
            <calcext:condition calcext:apply-style-name="cellule histoire" calcext:value="contains-text(&quot;GoTo&quot;)" calcext:base-cell-address="'Ile Taverne'.A10"/>
            <calcext:condition calcext:apply-style-name="cellule histoire" calcext:value="contains-text(&quot;Conclude&quot;)" calcext:base-cell-address="'Ile Taverne'.A10"/>
            <calcext:condition calcext:apply-style-name="cellule random" calcext:value="contains-text(&quot;RandomPercent&quot;)" calcext:base-cell-address="'Ile Taverne'.A10"/>
            <calcext:condition calcext:apply-style-name="cellule random" calcext:value="contains-text(&quot;RandomRange&quot;)" calcext:base-cell-address="'Ile Taverne'.A10"/>
            <calcext:condition calcext:apply-style-name="cellule personnages" calcext:value="contains-text(&quot;NewCrew&quot;)" calcext:base-cell-address="'Ile Taverne'.A10"/>
            <calcext:condition calcext:apply-style-name="cellule personnages" calcext:value="contains-text(&quot;NewCharacter&quot;)" calcext:base-cell-address="'Ile Taverne'.A10"/>
            <calcext:condition calcext:apply-style-name="cellule personnages" calcext:value="contains-text(&quot;HideOther&quot;)" calcext:base-cell-address="'Ile Taverne'.A10"/>
            <calcext:condition calcext:apply-style-name="cellule personnages" calcext:value="contains-text(&quot;DeleteOther&quot;)" calcext:base-cell-address="'Ile Taverne'.A10"/>
            <calcext:condition calcext:apply-style-name="cellule narrateur" calcext:value="contains-text(&quot;Narrator&quot;)" calcext:base-cell-address="'Ile Taverne'.A10"/>
            <calcext:condition calcext:apply-style-name="cellule set choice" calcext:value="contains-text(&quot;SetChoices&quot;)" calcext:base-cell-address="'Ile Taverne'.A10"/>
            <calcext:condition calcext:apply-style-name="cellule dialogues" calcext:value="contains-text(&quot;PlayerSpeak&quot;)" calcext:base-cell-address="'Ile Taverne'.A10"/>
            <calcext:condition calcext:apply-style-name="cellule dialogues" calcext:value="contains-text(&quot;OtherSpeak&quot;)" calcext:base-cell-address="'Ile Taverne'.A10"/>
            <calcext:condition calcext:apply-style-name="cellule argent" calcext:value="contains-text(&quot;CheckGold&quot;)" calcext:base-cell-address="'Ile Taverne'.A10"/>
            <calcext:condition calcext:apply-style-name="cellule argent" calcext:value="contains-text(&quot;RemoveGold&quot;)" calcext:base-cell-address="'Ile Taverne'.A10"/>
            <calcext:condition calcext:apply-style-name="cellule argent" calcext:value="contains-text(&quot;AddGold&quot;)" calcext:base-cell-address="'Ile Taverne'.A10"/>
            <calcext:condition calcext:apply-style-name="cellule argent" calcext:value="contains-text(&quot;Loot&quot;)" calcext:base-cell-address="'Ile Taverne'.A10"/>
            <calcext:condition calcext:apply-style-name="cellule argent" calcext:value="contains-text(&quot;Trade&quot;)" calcext:base-cell-address="'Ile Taverne'.A10"/>
            <calcext:condition calcext:apply-style-name="cellule combat" calcext:value="contains-text(&quot;LaunchCombat&quot;)" calcext:base-cell-address="'Ile Taverne'.A10"/>
            <calcext:condition calcext:apply-style-name="cellule indice" calcext:value="contains-text(&quot;CheckFormula&quot;)" calcext:base-cell-address="'Ile Taverne'.A10"/>
            <calcext:condition calcext:apply-style-name="cellule indice" calcext:value="contains-text(&quot;GiveDirection&quot;)" calcext:base-cell-address="'Ile Taverne'.A10"/>
            <calcext:condition calcext:apply-style-name="cellule temps" calcext:value="contains-text(&quot;SetWeather&quot;)" calcext:base-cell-address="'Ile Taverne'.A10"/>
            <calcext:condition calcext:apply-style-name="cellule temps" calcext:value="contains-text(&quot;SwitchWeather&quot;)" calcext:base-cell-address="'Ile Taverne'.A10"/>
            <calcext:condition calcext:apply-style-name="cellule temps" calcext:value="contains-text(&quot;NextDay&quot;)" calcext:base-cell-address="'Ile Taverne'.A10"/>
            <calcext:condition calcext:apply-style-name="cellule temps" calcext:value="contains-text(&quot;CheckDay&quot;)" calcext:base-cell-address="'Ile Taverne'.A10"/>
            <calcext:condition calcext:apply-style-name="cellule histoire" calcext:value="contains-text(&quot;Leave&quot;)" calcext:base-cell-address="'Ile Taverne'.A10"/>
            <calcext:condition calcext:apply-style-name="cellule choice" calcext:value="contains-text(&quot;Choice&quot;)" calcext:base-cell-address="'Ile Taverne'.A10"/>
            <calcext:condition calcext:apply-style-name="cellule d'erreur" calcext:value="!=&quot;&quot;" calcext:base-cell-address="'Ile Taverne'.A10"/>
          </calcext:conditional-format>
          <calcext:conditional-format calcext:target-range-address="Caserne.B19:Caserne.B19 Caserne.B10:Caserne.B17">
            <calcext:condition calcext:apply-style-name="cellule histoire" calcext:value="contains-text(&quot;GoTo&quot;)" calcext:base-cell-address="'Ile Taverne'.B10"/>
            <calcext:condition calcext:apply-style-name="cellule histoire" calcext:value="contains-text(&quot;Conclude&quot;)" calcext:base-cell-address="'Ile Taverne'.B10"/>
            <calcext:condition calcext:apply-style-name="cellule random" calcext:value="contains-text(&quot;RandomPercent&quot;)" calcext:base-cell-address="'Ile Taverne'.B10"/>
            <calcext:condition calcext:apply-style-name="cellule random" calcext:value="contains-text(&quot;RandomRange&quot;)" calcext:base-cell-address="'Ile Taverne'.B10"/>
            <calcext:condition calcext:apply-style-name="cellule personnages" calcext:value="contains-text(&quot;NewCrew&quot;)" calcext:base-cell-address="'Ile Taverne'.B10"/>
            <calcext:condition calcext:apply-style-name="cellule personnages" calcext:value="contains-text(&quot;NewCharacter&quot;)" calcext:base-cell-address="'Ile Taverne'.B10"/>
            <calcext:condition calcext:apply-style-name="cellule personnages" calcext:value="contains-text(&quot;HideOther&quot;)" calcext:base-cell-address="'Ile Taverne'.B10"/>
            <calcext:condition calcext:apply-style-name="cellule personnages" calcext:value="contains-text(&quot;DeleteOther&quot;)" calcext:base-cell-address="'Ile Taverne'.B10"/>
            <calcext:condition calcext:apply-style-name="cellule narrateur" calcext:value="contains-text(&quot;Narrator&quot;)" calcext:base-cell-address="'Ile Taverne'.B10"/>
            <calcext:condition calcext:apply-style-name="cellule set choice" calcext:value="contains-text(&quot;SetChoices&quot;)" calcext:base-cell-address="'Ile Taverne'.B10"/>
            <calcext:condition calcext:apply-style-name="cellule dialogues" calcext:value="contains-text(&quot;PlayerSpeak&quot;)" calcext:base-cell-address="'Ile Taverne'.B10"/>
            <calcext:condition calcext:apply-style-name="cellule dialogues" calcext:value="contains-text(&quot;OtherSpeak&quot;)" calcext:base-cell-address="'Ile Taverne'.B10"/>
            <calcext:condition calcext:apply-style-name="cellule argent" calcext:value="contains-text(&quot;CheckGold&quot;)" calcext:base-cell-address="'Ile Taverne'.B10"/>
            <calcext:condition calcext:apply-style-name="cellule argent" calcext:value="contains-text(&quot;RemoveGold&quot;)" calcext:base-cell-address="'Ile Taverne'.B10"/>
            <calcext:condition calcext:apply-style-name="cellule argent" calcext:value="contains-text(&quot;AddGold&quot;)" calcext:base-cell-address="'Ile Taverne'.B10"/>
            <calcext:condition calcext:apply-style-name="cellule argent" calcext:value="contains-text(&quot;Loot&quot;)" calcext:base-cell-address="'Ile Taverne'.B10"/>
            <calcext:condition calcext:apply-style-name="cellule argent" calcext:value="contains-text(&quot;Trade&quot;)" calcext:base-cell-address="'Ile Taverne'.B10"/>
            <calcext:condition calcext:apply-style-name="cellule combat" calcext:value="contains-text(&quot;LaunchCombat&quot;)" calcext:base-cell-address="'Ile Taverne'.B10"/>
            <calcext:condition calcext:apply-style-name="cellule indice" calcext:value="contains-text(&quot;CheckFormula&quot;)" calcext:base-cell-address="'Ile Taverne'.B10"/>
            <calcext:condition calcext:apply-style-name="cellule indice" calcext:value="contains-text(&quot;GiveDirection&quot;)" calcext:base-cell-address="'Ile Taverne'.B10"/>
            <calcext:condition calcext:apply-style-name="cellule temps" calcext:value="contains-text(&quot;SetWeather&quot;)" calcext:base-cell-address="'Ile Taverne'.B10"/>
            <calcext:condition calcext:apply-style-name="cellule temps" calcext:value="contains-text(&quot;SwitchWeather&quot;)" calcext:base-cell-address="'Ile Taverne'.B10"/>
            <calcext:condition calcext:apply-style-name="cellule temps" calcext:value="contains-text(&quot;NextDay&quot;)" calcext:base-cell-address="'Ile Taverne'.B10"/>
            <calcext:condition calcext:apply-style-name="cellule temps" calcext:value="contains-text(&quot;CheckDay&quot;)" calcext:base-cell-address="'Ile Taverne'.B10"/>
            <calcext:condition calcext:apply-style-name="cellule histoire" calcext:value="contains-text(&quot;Leave&quot;)" calcext:base-cell-address="'Ile Taverne'.B10"/>
            <calcext:condition calcext:apply-style-name="cellule choice" calcext:value="contains-text(&quot;Choice&quot;)" calcext:base-cell-address="'Ile Taverne'.B10"/>
            <calcext:condition calcext:apply-style-name="cellule d'erreur" calcext:value="!=&quot;&quot;" calcext:base-cell-address="'Ile Taverne'.B10"/>
          </calcext:conditional-format>
          <calcext:conditional-format calcext:target-range-address="Caserne.A10:Caserne.A19 Caserne.B10:Caserne.B17 Caserne.B19:Caserne.B19">
            <calcext:condition calcext:apply-style-name="cellule histoire" calcext:value="contains-text(&quot;GoTo&quot;)" calcext:base-cell-address="'Ile Taverne'.A10"/>
            <calcext:condition calcext:apply-style-name="cellule histoire" calcext:value="contains-text(&quot;Conclude&quot;)" calcext:base-cell-address="'Ile Taverne'.A10"/>
            <calcext:condition calcext:apply-style-name="cellule random" calcext:value="contains-text(&quot;RandomPercent&quot;)" calcext:base-cell-address="'Ile Taverne'.A10"/>
            <calcext:condition calcext:apply-style-name="cellule random" calcext:value="contains-text(&quot;RandomRange&quot;)" calcext:base-cell-address="'Ile Taverne'.A10"/>
            <calcext:condition calcext:apply-style-name="cellule personnages" calcext:value="contains-text(&quot;NewCrew&quot;)" calcext:base-cell-address="'Ile Taverne'.A10"/>
            <calcext:condition calcext:apply-style-name="cellule personnages" calcext:value="contains-text(&quot;NewCharacter&quot;)" calcext:base-cell-address="'Ile Taverne'.A10"/>
            <calcext:condition calcext:apply-style-name="cellule personnages" calcext:value="contains-text(&quot;HideOther&quot;)" calcext:base-cell-address="'Ile Taverne'.A10"/>
            <calcext:condition calcext:apply-style-name="cellule personnages" calcext:value="contains-text(&quot;DeleteOther&quot;)" calcext:base-cell-address="'Ile Taverne'.A10"/>
            <calcext:condition calcext:apply-style-name="cellule narrateur" calcext:value="contains-text(&quot;Narrator&quot;)" calcext:base-cell-address="'Ile Taverne'.A10"/>
            <calcext:condition calcext:apply-style-name="cellule set choice" calcext:value="contains-text(&quot;SetChoices&quot;)" calcext:base-cell-address="'Ile Taverne'.A10"/>
            <calcext:condition calcext:apply-style-name="cellule dialogues" calcext:value="contains-text(&quot;PlayerSpeak&quot;)" calcext:base-cell-address="'Ile Taverne'.A10"/>
            <calcext:condition calcext:apply-style-name="cellule dialogues" calcext:value="contains-text(&quot;OtherSpeak&quot;)" calcext:base-cell-address="'Ile Taverne'.A10"/>
            <calcext:condition calcext:apply-style-name="cellule argent" calcext:value="contains-text(&quot;CheckGold&quot;)" calcext:base-cell-address="'Ile Taverne'.A10"/>
            <calcext:condition calcext:apply-style-name="cellule argent" calcext:value="contains-text(&quot;RemoveGold&quot;)" calcext:base-cell-address="'Ile Taverne'.A10"/>
            <calcext:condition calcext:apply-style-name="cellule argent" calcext:value="contains-text(&quot;AddGold&quot;)" calcext:base-cell-address="'Ile Taverne'.A10"/>
            <calcext:condition calcext:apply-style-name="cellule argent" calcext:value="contains-text(&quot;Loot&quot;)" calcext:base-cell-address="'Ile Taverne'.A10"/>
            <calcext:condition calcext:apply-style-name="cellule argent" calcext:value="contains-text(&quot;Trade&quot;)" calcext:base-cell-address="'Ile Taverne'.A10"/>
            <calcext:condition calcext:apply-style-name="cellule combat" calcext:value="contains-text(&quot;LaunchCombat&quot;)" calcext:base-cell-address="'Ile Taverne'.A10"/>
            <calcext:condition calcext:apply-style-name="cellule indice" calcext:value="contains-text(&quot;CheckFormula&quot;)" calcext:base-cell-address="'Ile Taverne'.A10"/>
            <calcext:condition calcext:apply-style-name="cellule indice" calcext:value="contains-text(&quot;GiveDirection&quot;)" calcext:base-cell-address="'Ile Taverne'.A10"/>
            <calcext:condition calcext:apply-style-name="cellule temps" calcext:value="contains-text(&quot;SetWeather&quot;)" calcext:base-cell-address="'Ile Taverne'.A10"/>
            <calcext:condition calcext:apply-style-name="cellule temps" calcext:value="contains-text(&quot;SwitchWeather&quot;)" calcext:base-cell-address="'Ile Taverne'.A10"/>
            <calcext:condition calcext:apply-style-name="cellule temps" calcext:value="contains-text(&quot;NextDay&quot;)" calcext:base-cell-address="'Ile Taverne'.A10"/>
            <calcext:condition calcext:apply-style-name="cellule temps" calcext:value="contains-text(&quot;CheckDay&quot;)" calcext:base-cell-address="'Ile Taverne'.A10"/>
            <calcext:condition calcext:apply-style-name="cellule histoire" calcext:value="contains-text(&quot;Leave&quot;)" calcext:base-cell-address="'Ile Taverne'.A10"/>
            <calcext:condition calcext:apply-style-name="cellule choice" calcext:value="contains-text(&quot;Choice&quot;)" calcext:base-cell-address="'Ile Taverne'.A10"/>
            <calcext:condition calcext:apply-style-name="cellule d'erreur" calcext:value="!=&quot;&quot;" calcext:base-cell-address="'Ile Taverne'.A10"/>
          </calcext:conditional-format>
          <calcext:conditional-format calcext:target-range-address="Caserne.D10:Caserne.D10">
            <calcext:condition calcext:apply-style-name="cellule histoire" calcext:value="contains-text(&quot;GoTo&quot;)" calcext:base-cell-address="'Ile Taverne'.D10"/>
            <calcext:condition calcext:apply-style-name="cellule histoire" calcext:value="contains-text(&quot;Conclude&quot;)" calcext:base-cell-address="'Ile Taverne'.D10"/>
            <calcext:condition calcext:apply-style-name="cellule random" calcext:value="contains-text(&quot;RandomPercent&quot;)" calcext:base-cell-address="'Ile Taverne'.D10"/>
            <calcext:condition calcext:apply-style-name="cellule random" calcext:value="contains-text(&quot;RandomRange&quot;)" calcext:base-cell-address="'Ile Taverne'.D10"/>
            <calcext:condition calcext:apply-style-name="cellule personnages" calcext:value="contains-text(&quot;NewCrew&quot;)" calcext:base-cell-address="'Ile Taverne'.D10"/>
            <calcext:condition calcext:apply-style-name="cellule personnages" calcext:value="contains-text(&quot;NewCharacter&quot;)" calcext:base-cell-address="'Ile Taverne'.D10"/>
            <calcext:condition calcext:apply-style-name="cellule personnages" calcext:value="contains-text(&quot;HideOther&quot;)" calcext:base-cell-address="'Ile Taverne'.D10"/>
            <calcext:condition calcext:apply-style-name="cellule personnages" calcext:value="contains-text(&quot;DeleteOther&quot;)" calcext:base-cell-address="'Ile Taverne'.D10"/>
            <calcext:condition calcext:apply-style-name="cellule narrateur" calcext:value="contains-text(&quot;Narrator&quot;)" calcext:base-cell-address="'Ile Taverne'.D10"/>
            <calcext:condition calcext:apply-style-name="cellule set choice" calcext:value="contains-text(&quot;SetChoices&quot;)" calcext:base-cell-address="'Ile Taverne'.D10"/>
            <calcext:condition calcext:apply-style-name="cellule dialogues" calcext:value="contains-text(&quot;PlayerSpeak&quot;)" calcext:base-cell-address="'Ile Taverne'.D10"/>
            <calcext:condition calcext:apply-style-name="cellule dialogues" calcext:value="contains-text(&quot;OtherSpeak&quot;)" calcext:base-cell-address="'Ile Taverne'.D10"/>
            <calcext:condition calcext:apply-style-name="cellule argent" calcext:value="contains-text(&quot;CheckGold&quot;)" calcext:base-cell-address="'Ile Taverne'.D10"/>
            <calcext:condition calcext:apply-style-name="cellule argent" calcext:value="contains-text(&quot;RemoveGold&quot;)" calcext:base-cell-address="'Ile Taverne'.D10"/>
            <calcext:condition calcext:apply-style-name="cellule argent" calcext:value="contains-text(&quot;AddGold&quot;)" calcext:base-cell-address="'Ile Taverne'.D10"/>
            <calcext:condition calcext:apply-style-name="cellule argent" calcext:value="contains-text(&quot;Loot&quot;)" calcext:base-cell-address="'Ile Taverne'.D10"/>
            <calcext:condition calcext:apply-style-name="cellule argent" calcext:value="contains-text(&quot;Trade&quot;)" calcext:base-cell-address="'Ile Taverne'.D10"/>
            <calcext:condition calcext:apply-style-name="cellule combat" calcext:value="contains-text(&quot;LaunchCombat&quot;)" calcext:base-cell-address="'Ile Taverne'.D10"/>
            <calcext:condition calcext:apply-style-name="cellule indice" calcext:value="contains-text(&quot;CheckFormula&quot;)" calcext:base-cell-address="'Ile Taverne'.D10"/>
            <calcext:condition calcext:apply-style-name="cellule indice" calcext:value="contains-text(&quot;GiveDirection&quot;)" calcext:base-cell-address="'Ile Taverne'.D10"/>
            <calcext:condition calcext:apply-style-name="cellule temps" calcext:value="contains-text(&quot;SetWeather&quot;)" calcext:base-cell-address="'Ile Taverne'.D10"/>
            <calcext:condition calcext:apply-style-name="cellule temps" calcext:value="contains-text(&quot;SwitchWeather&quot;)" calcext:base-cell-address="'Ile Taverne'.D10"/>
            <calcext:condition calcext:apply-style-name="cellule temps" calcext:value="contains-text(&quot;NextDay&quot;)" calcext:base-cell-address="'Ile Taverne'.D10"/>
            <calcext:condition calcext:apply-style-name="cellule temps" calcext:value="contains-text(&quot;CheckDay&quot;)" calcext:base-cell-address="'Ile Taverne'.D10"/>
            <calcext:condition calcext:apply-style-name="cellule histoire" calcext:value="contains-text(&quot;Leave&quot;)" calcext:base-cell-address="'Ile Taverne'.D10"/>
            <calcext:condition calcext:apply-style-name="cellule choice" calcext:value="contains-text(&quot;Choice&quot;)" calcext:base-cell-address="'Ile Taverne'.D10"/>
            <calcext:condition calcext:apply-style-name="cellule d'erreur" calcext:value="!=&quot;&quot;" calcext:base-cell-address="'Ile Taverne'.D10"/>
          </calcext:conditional-format>
          <calcext:conditional-format calcext:target-range-address="Caserne.D10:Caserne.D10">
            <calcext:condition calcext:apply-style-name="cellule histoire" calcext:value="contains-text(&quot;GoTo&quot;)" calcext:base-cell-address="'Ile Taverne'.D10"/>
            <calcext:condition calcext:apply-style-name="cellule histoire" calcext:value="contains-text(&quot;Conclude&quot;)" calcext:base-cell-address="'Ile Taverne'.D10"/>
            <calcext:condition calcext:apply-style-name="cellule random" calcext:value="contains-text(&quot;RandomPercent&quot;)" calcext:base-cell-address="'Ile Taverne'.D10"/>
            <calcext:condition calcext:apply-style-name="cellule random" calcext:value="contains-text(&quot;RandomRange&quot;)" calcext:base-cell-address="'Ile Taverne'.D10"/>
            <calcext:condition calcext:apply-style-name="cellule personnages" calcext:value="contains-text(&quot;NewCrew&quot;)" calcext:base-cell-address="'Ile Taverne'.D10"/>
            <calcext:condition calcext:apply-style-name="cellule personnages" calcext:value="contains-text(&quot;NewCharacter&quot;)" calcext:base-cell-address="'Ile Taverne'.D10"/>
            <calcext:condition calcext:apply-style-name="cellule personnages" calcext:value="contains-text(&quot;HideOther&quot;)" calcext:base-cell-address="'Ile Taverne'.D10"/>
            <calcext:condition calcext:apply-style-name="cellule personnages" calcext:value="contains-text(&quot;DeleteOther&quot;)" calcext:base-cell-address="'Ile Taverne'.D10"/>
            <calcext:condition calcext:apply-style-name="cellule narrateur" calcext:value="contains-text(&quot;Narrator&quot;)" calcext:base-cell-address="'Ile Taverne'.D10"/>
            <calcext:condition calcext:apply-style-name="cellule set choice" calcext:value="contains-text(&quot;SetChoices&quot;)" calcext:base-cell-address="'Ile Taverne'.D10"/>
            <calcext:condition calcext:apply-style-name="cellule dialogues" calcext:value="contains-text(&quot;PlayerSpeak&quot;)" calcext:base-cell-address="'Ile Taverne'.D10"/>
            <calcext:condition calcext:apply-style-name="cellule dialogues" calcext:value="contains-text(&quot;OtherSpeak&quot;)" calcext:base-cell-address="'Ile Taverne'.D10"/>
            <calcext:condition calcext:apply-style-name="cellule argent" calcext:value="contains-text(&quot;CheckGold&quot;)" calcext:base-cell-address="'Ile Taverne'.D10"/>
            <calcext:condition calcext:apply-style-name="cellule argent" calcext:value="contains-text(&quot;RemoveGold&quot;)" calcext:base-cell-address="'Ile Taverne'.D10"/>
            <calcext:condition calcext:apply-style-name="cellule argent" calcext:value="contains-text(&quot;AddGold&quot;)" calcext:base-cell-address="'Ile Taverne'.D10"/>
            <calcext:condition calcext:apply-style-name="cellule argent" calcext:value="contains-text(&quot;Loot&quot;)" calcext:base-cell-address="'Ile Taverne'.D10"/>
            <calcext:condition calcext:apply-style-name="cellule argent" calcext:value="contains-text(&quot;Trade&quot;)" calcext:base-cell-address="'Ile Taverne'.D10"/>
            <calcext:condition calcext:apply-style-name="cellule combat" calcext:value="contains-text(&quot;LaunchCombat&quot;)" calcext:base-cell-address="'Ile Taverne'.D10"/>
            <calcext:condition calcext:apply-style-name="cellule indice" calcext:value="contains-text(&quot;CheckFormula&quot;)" calcext:base-cell-address="'Ile Taverne'.D10"/>
            <calcext:condition calcext:apply-style-name="cellule indice" calcext:value="contains-text(&quot;GiveDirection&quot;)" calcext:base-cell-address="'Ile Taverne'.D10"/>
            <calcext:condition calcext:apply-style-name="cellule temps" calcext:value="contains-text(&quot;SetWeather&quot;)" calcext:base-cell-address="'Ile Taverne'.D10"/>
            <calcext:condition calcext:apply-style-name="cellule temps" calcext:value="contains-text(&quot;SwitchWeather&quot;)" calcext:base-cell-address="'Ile Taverne'.D10"/>
            <calcext:condition calcext:apply-style-name="cellule temps" calcext:value="contains-text(&quot;NextDay&quot;)" calcext:base-cell-address="'Ile Taverne'.D10"/>
            <calcext:condition calcext:apply-style-name="cellule temps" calcext:value="contains-text(&quot;CheckDay&quot;)" calcext:base-cell-address="'Ile Taverne'.D10"/>
            <calcext:condition calcext:apply-style-name="cellule histoire" calcext:value="contains-text(&quot;Leave&quot;)" calcext:base-cell-address="'Ile Taverne'.D10"/>
            <calcext:condition calcext:apply-style-name="cellule choice" calcext:value="contains-text(&quot;Choice&quot;)" calcext:base-cell-address="'Ile Taverne'.D10"/>
            <calcext:condition calcext:apply-style-name="cellule d'erreur" calcext:value="!=&quot;&quot;" calcext:base-cell-address="'Ile Taverne'.D10"/>
          </calcext:conditional-format>
          <calcext:conditional-format calcext:target-range-address="Caserne.E9:Caserne.E9">
            <calcext:condition calcext:apply-style-name="cellule histoire" calcext:value="contains-text(&quot;GoTo&quot;)" calcext:base-cell-address="'Ile Taverne'.E9"/>
            <calcext:condition calcext:apply-style-name="cellule histoire" calcext:value="contains-text(&quot;Conclude&quot;)" calcext:base-cell-address="'Ile Taverne'.E9"/>
            <calcext:condition calcext:apply-style-name="cellule random" calcext:value="contains-text(&quot;RandomPercent&quot;)" calcext:base-cell-address="'Ile Taverne'.E9"/>
            <calcext:condition calcext:apply-style-name="cellule random" calcext:value="contains-text(&quot;RandomRange&quot;)" calcext:base-cell-address="'Ile Taverne'.E9"/>
            <calcext:condition calcext:apply-style-name="cellule personnages" calcext:value="contains-text(&quot;NewCrew&quot;)" calcext:base-cell-address="'Ile Taverne'.E9"/>
            <calcext:condition calcext:apply-style-name="cellule personnages" calcext:value="contains-text(&quot;NewCharacter&quot;)" calcext:base-cell-address="'Ile Taverne'.E9"/>
            <calcext:condition calcext:apply-style-name="cellule personnages" calcext:value="contains-text(&quot;HideOther&quot;)" calcext:base-cell-address="'Ile Taverne'.E9"/>
            <calcext:condition calcext:apply-style-name="cellule personnages" calcext:value="contains-text(&quot;DeleteOther&quot;)" calcext:base-cell-address="'Ile Taverne'.E9"/>
            <calcext:condition calcext:apply-style-name="cellule narrateur" calcext:value="contains-text(&quot;Narrator&quot;)" calcext:base-cell-address="'Ile Taverne'.E9"/>
            <calcext:condition calcext:apply-style-name="cellule set choice" calcext:value="contains-text(&quot;SetChoices&quot;)" calcext:base-cell-address="'Ile Taverne'.E9"/>
            <calcext:condition calcext:apply-style-name="cellule dialogues" calcext:value="contains-text(&quot;PlayerSpeak&quot;)" calcext:base-cell-address="'Ile Taverne'.E9"/>
            <calcext:condition calcext:apply-style-name="cellule dialogues" calcext:value="contains-text(&quot;OtherSpeak&quot;)" calcext:base-cell-address="'Ile Taverne'.E9"/>
            <calcext:condition calcext:apply-style-name="cellule argent" calcext:value="contains-text(&quot;CheckGold&quot;)" calcext:base-cell-address="'Ile Taverne'.E9"/>
            <calcext:condition calcext:apply-style-name="cellule argent" calcext:value="contains-text(&quot;RemoveGold&quot;)" calcext:base-cell-address="'Ile Taverne'.E9"/>
            <calcext:condition calcext:apply-style-name="cellule argent" calcext:value="contains-text(&quot;AddGold&quot;)" calcext:base-cell-address="'Ile Taverne'.E9"/>
            <calcext:condition calcext:apply-style-name="cellule argent" calcext:value="contains-text(&quot;Loot&quot;)" calcext:base-cell-address="'Ile Taverne'.E9"/>
            <calcext:condition calcext:apply-style-name="cellule argent" calcext:value="contains-text(&quot;Trade&quot;)" calcext:base-cell-address="'Ile Taverne'.E9"/>
            <calcext:condition calcext:apply-style-name="cellule combat" calcext:value="contains-text(&quot;LaunchCombat&quot;)" calcext:base-cell-address="'Ile Taverne'.E9"/>
            <calcext:condition calcext:apply-style-name="cellule indice" calcext:value="contains-text(&quot;CheckFormula&quot;)" calcext:base-cell-address="'Ile Taverne'.E9"/>
            <calcext:condition calcext:apply-style-name="cellule indice" calcext:value="contains-text(&quot;GiveDirection&quot;)" calcext:base-cell-address="'Ile Taverne'.E9"/>
            <calcext:condition calcext:apply-style-name="cellule temps" calcext:value="contains-text(&quot;SetWeather&quot;)" calcext:base-cell-address="'Ile Taverne'.E9"/>
            <calcext:condition calcext:apply-style-name="cellule temps" calcext:value="contains-text(&quot;SwitchWeather&quot;)" calcext:base-cell-address="'Ile Taverne'.E9"/>
            <calcext:condition calcext:apply-style-name="cellule temps" calcext:value="contains-text(&quot;NextDay&quot;)" calcext:base-cell-address="'Ile Taverne'.E9"/>
            <calcext:condition calcext:apply-style-name="cellule temps" calcext:value="contains-text(&quot;CheckDay&quot;)" calcext:base-cell-address="'Ile Taverne'.E9"/>
            <calcext:condition calcext:apply-style-name="cellule histoire" calcext:value="contains-text(&quot;Leave&quot;)" calcext:base-cell-address="'Ile Taverne'.E9"/>
            <calcext:condition calcext:apply-style-name="cellule choice" calcext:value="contains-text(&quot;Choice&quot;)" calcext:base-cell-address="'Ile Taverne'.E9"/>
            <calcext:condition calcext:apply-style-name="cellule d'erreur" calcext:value="!=&quot;&quot;" calcext:base-cell-address="'Ile Taverne'.E9"/>
          </calcext:conditional-format>
          <calcext:conditional-format calcext:target-range-address="Caserne.E9:Caserne.E9">
            <calcext:condition calcext:apply-style-name="cellule histoire" calcext:value="contains-text(&quot;GoTo&quot;)" calcext:base-cell-address="'Ile Taverne'.E9"/>
            <calcext:condition calcext:apply-style-name="cellule histoire" calcext:value="contains-text(&quot;Conclude&quot;)" calcext:base-cell-address="'Ile Taverne'.E9"/>
            <calcext:condition calcext:apply-style-name="cellule random" calcext:value="contains-text(&quot;RandomPercent&quot;)" calcext:base-cell-address="'Ile Taverne'.E9"/>
            <calcext:condition calcext:apply-style-name="cellule random" calcext:value="contains-text(&quot;RandomRange&quot;)" calcext:base-cell-address="'Ile Taverne'.E9"/>
            <calcext:condition calcext:apply-style-name="cellule personnages" calcext:value="contains-text(&quot;NewCrew&quot;)" calcext:base-cell-address="'Ile Taverne'.E9"/>
            <calcext:condition calcext:apply-style-name="cellule personnages" calcext:value="contains-text(&quot;NewCharacter&quot;)" calcext:base-cell-address="'Ile Taverne'.E9"/>
            <calcext:condition calcext:apply-style-name="cellule personnages" calcext:value="contains-text(&quot;HideOther&quot;)" calcext:base-cell-address="'Ile Taverne'.E9"/>
            <calcext:condition calcext:apply-style-name="cellule personnages" calcext:value="contains-text(&quot;DeleteOther&quot;)" calcext:base-cell-address="'Ile Taverne'.E9"/>
            <calcext:condition calcext:apply-style-name="cellule narrateur" calcext:value="contains-text(&quot;Narrator&quot;)" calcext:base-cell-address="'Ile Taverne'.E9"/>
            <calcext:condition calcext:apply-style-name="cellule set choice" calcext:value="contains-text(&quot;SetChoices&quot;)" calcext:base-cell-address="'Ile Taverne'.E9"/>
            <calcext:condition calcext:apply-style-name="cellule dialogues" calcext:value="contains-text(&quot;PlayerSpeak&quot;)" calcext:base-cell-address="'Ile Taverne'.E9"/>
            <calcext:condition calcext:apply-style-name="cellule dialogues" calcext:value="contains-text(&quot;OtherSpeak&quot;)" calcext:base-cell-address="'Ile Taverne'.E9"/>
            <calcext:condition calcext:apply-style-name="cellule argent" calcext:value="contains-text(&quot;CheckGold&quot;)" calcext:base-cell-address="'Ile Taverne'.E9"/>
            <calcext:condition calcext:apply-style-name="cellule argent" calcext:value="contains-text(&quot;RemoveGold&quot;)" calcext:base-cell-address="'Ile Taverne'.E9"/>
            <calcext:condition calcext:apply-style-name="cellule argent" calcext:value="contains-text(&quot;AddGold&quot;)" calcext:base-cell-address="'Ile Taverne'.E9"/>
            <calcext:condition calcext:apply-style-name="cellule argent" calcext:value="contains-text(&quot;Loot&quot;)" calcext:base-cell-address="'Ile Taverne'.E9"/>
            <calcext:condition calcext:apply-style-name="cellule argent" calcext:value="contains-text(&quot;Trade&quot;)" calcext:base-cell-address="'Ile Taverne'.E9"/>
            <calcext:condition calcext:apply-style-name="cellule combat" calcext:value="contains-text(&quot;LaunchCombat&quot;)" calcext:base-cell-address="'Ile Taverne'.E9"/>
            <calcext:condition calcext:apply-style-name="cellule indice" calcext:value="contains-text(&quot;CheckFormula&quot;)" calcext:base-cell-address="'Ile Taverne'.E9"/>
            <calcext:condition calcext:apply-style-name="cellule indice" calcext:value="contains-text(&quot;GiveDirection&quot;)" calcext:base-cell-address="'Ile Taverne'.E9"/>
            <calcext:condition calcext:apply-style-name="cellule temps" calcext:value="contains-text(&quot;SetWeather&quot;)" calcext:base-cell-address="'Ile Taverne'.E9"/>
            <calcext:condition calcext:apply-style-name="cellule temps" calcext:value="contains-text(&quot;SwitchWeather&quot;)" calcext:base-cell-address="'Ile Taverne'.E9"/>
            <calcext:condition calcext:apply-style-name="cellule temps" calcext:value="contains-text(&quot;NextDay&quot;)" calcext:base-cell-address="'Ile Taverne'.E9"/>
            <calcext:condition calcext:apply-style-name="cellule temps" calcext:value="contains-text(&quot;CheckDay&quot;)" calcext:base-cell-address="'Ile Taverne'.E9"/>
            <calcext:condition calcext:apply-style-name="cellule histoire" calcext:value="contains-text(&quot;Leave&quot;)" calcext:base-cell-address="'Ile Taverne'.E9"/>
            <calcext:condition calcext:apply-style-name="cellule choice" calcext:value="contains-text(&quot;Choice&quot;)" calcext:base-cell-address="'Ile Taverne'.E9"/>
            <calcext:condition calcext:apply-style-name="cellule d'erreur" calcext:value="!=&quot;&quot;" calcext:base-cell-address="'Ile Taverne'.E9"/>
          </calcext:conditional-format>
          <calcext:conditional-format calcext:target-range-address="Caserne.C8:Caserne.C8">
            <calcext:condition calcext:apply-style-name="cellule histoire" calcext:value="contains-text(&quot;GoTo&quot;)" calcext:base-cell-address="'Ile Taverne'.C8"/>
            <calcext:condition calcext:apply-style-name="cellule histoire" calcext:value="contains-text(&quot;Conclude&quot;)" calcext:base-cell-address="'Ile Taverne'.C8"/>
            <calcext:condition calcext:apply-style-name="cellule random" calcext:value="contains-text(&quot;RandomPercent&quot;)" calcext:base-cell-address="'Ile Taverne'.C8"/>
            <calcext:condition calcext:apply-style-name="cellule random" calcext:value="contains-text(&quot;RandomRange&quot;)" calcext:base-cell-address="'Ile Taverne'.C8"/>
            <calcext:condition calcext:apply-style-name="cellule personnages" calcext:value="contains-text(&quot;NewCrew&quot;)" calcext:base-cell-address="'Ile Taverne'.C8"/>
            <calcext:condition calcext:apply-style-name="cellule personnages" calcext:value="contains-text(&quot;NewCharacter&quot;)" calcext:base-cell-address="'Ile Taverne'.C8"/>
            <calcext:condition calcext:apply-style-name="cellule personnages" calcext:value="contains-text(&quot;HideOther&quot;)" calcext:base-cell-address="'Ile Taverne'.C8"/>
            <calcext:condition calcext:apply-style-name="cellule personnages" calcext:value="contains-text(&quot;DeleteOther&quot;)" calcext:base-cell-address="'Ile Taverne'.C8"/>
            <calcext:condition calcext:apply-style-name="cellule narrateur" calcext:value="contains-text(&quot;Narrator&quot;)" calcext:base-cell-address="'Ile Taverne'.C8"/>
            <calcext:condition calcext:apply-style-name="cellule set choice" calcext:value="contains-text(&quot;SetChoices&quot;)" calcext:base-cell-address="'Ile Taverne'.C8"/>
            <calcext:condition calcext:apply-style-name="cellule dialogues" calcext:value="contains-text(&quot;PlayerSpeak&quot;)" calcext:base-cell-address="'Ile Taverne'.C8"/>
            <calcext:condition calcext:apply-style-name="cellule dialogues" calcext:value="contains-text(&quot;OtherSpeak&quot;)" calcext:base-cell-address="'Ile Taverne'.C8"/>
            <calcext:condition calcext:apply-style-name="cellule argent" calcext:value="contains-text(&quot;CheckGold&quot;)" calcext:base-cell-address="'Ile Taverne'.C8"/>
            <calcext:condition calcext:apply-style-name="cellule argent" calcext:value="contains-text(&quot;RemoveGold&quot;)" calcext:base-cell-address="'Ile Taverne'.C8"/>
            <calcext:condition calcext:apply-style-name="cellule argent" calcext:value="contains-text(&quot;AddGold&quot;)" calcext:base-cell-address="'Ile Taverne'.C8"/>
            <calcext:condition calcext:apply-style-name="cellule argent" calcext:value="contains-text(&quot;Loot&quot;)" calcext:base-cell-address="'Ile Taverne'.C8"/>
            <calcext:condition calcext:apply-style-name="cellule argent" calcext:value="contains-text(&quot;Trade&quot;)" calcext:base-cell-address="'Ile Taverne'.C8"/>
            <calcext:condition calcext:apply-style-name="cellule combat" calcext:value="contains-text(&quot;LaunchCombat&quot;)" calcext:base-cell-address="'Ile Taverne'.C8"/>
            <calcext:condition calcext:apply-style-name="cellule indice" calcext:value="contains-text(&quot;CheckFormula&quot;)" calcext:base-cell-address="'Ile Taverne'.C8"/>
            <calcext:condition calcext:apply-style-name="cellule indice" calcext:value="contains-text(&quot;GiveDirection&quot;)" calcext:base-cell-address="'Ile Taverne'.C8"/>
            <calcext:condition calcext:apply-style-name="cellule temps" calcext:value="contains-text(&quot;SetWeather&quot;)" calcext:base-cell-address="'Ile Taverne'.C8"/>
            <calcext:condition calcext:apply-style-name="cellule temps" calcext:value="contains-text(&quot;SwitchWeather&quot;)" calcext:base-cell-address="'Ile Taverne'.C8"/>
            <calcext:condition calcext:apply-style-name="cellule temps" calcext:value="contains-text(&quot;NextDay&quot;)" calcext:base-cell-address="'Ile Taverne'.C8"/>
            <calcext:condition calcext:apply-style-name="cellule temps" calcext:value="contains-text(&quot;CheckDay&quot;)" calcext:base-cell-address="'Ile Taverne'.C8"/>
            <calcext:condition calcext:apply-style-name="cellule histoire" calcext:value="contains-text(&quot;Leave&quot;)" calcext:base-cell-address="'Ile Taverne'.C8"/>
            <calcext:condition calcext:apply-style-name="cellule choice" calcext:value="contains-text(&quot;Choice&quot;)" calcext:base-cell-address="'Ile Taverne'.C8"/>
            <calcext:condition calcext:apply-style-name="cellule d'erreur" calcext:value="!=&quot;&quot;" calcext:base-cell-address="'Ile Taverne'.C8"/>
          </calcext:conditional-format>
          <calcext:conditional-format calcext:target-range-address="Caserne.C8:Caserne.C8">
            <calcext:condition calcext:apply-style-name="cellule histoire" calcext:value="contains-text(&quot;GoTo&quot;)" calcext:base-cell-address="'Ile Taverne'.C8"/>
            <calcext:condition calcext:apply-style-name="cellule histoire" calcext:value="contains-text(&quot;Conclude&quot;)" calcext:base-cell-address="'Ile Taverne'.C8"/>
            <calcext:condition calcext:apply-style-name="cellule random" calcext:value="contains-text(&quot;RandomPercent&quot;)" calcext:base-cell-address="'Ile Taverne'.C8"/>
            <calcext:condition calcext:apply-style-name="cellule random" calcext:value="contains-text(&quot;RandomRange&quot;)" calcext:base-cell-address="'Ile Taverne'.C8"/>
            <calcext:condition calcext:apply-style-name="cellule personnages" calcext:value="contains-text(&quot;NewCrew&quot;)" calcext:base-cell-address="'Ile Taverne'.C8"/>
            <calcext:condition calcext:apply-style-name="cellule personnages" calcext:value="contains-text(&quot;NewCharacter&quot;)" calcext:base-cell-address="'Ile Taverne'.C8"/>
            <calcext:condition calcext:apply-style-name="cellule personnages" calcext:value="contains-text(&quot;HideOther&quot;)" calcext:base-cell-address="'Ile Taverne'.C8"/>
            <calcext:condition calcext:apply-style-name="cellule personnages" calcext:value="contains-text(&quot;DeleteOther&quot;)" calcext:base-cell-address="'Ile Taverne'.C8"/>
            <calcext:condition calcext:apply-style-name="cellule narrateur" calcext:value="contains-text(&quot;Narrator&quot;)" calcext:base-cell-address="'Ile Taverne'.C8"/>
            <calcext:condition calcext:apply-style-name="cellule set choice" calcext:value="contains-text(&quot;SetChoices&quot;)" calcext:base-cell-address="'Ile Taverne'.C8"/>
            <calcext:condition calcext:apply-style-name="cellule dialogues" calcext:value="contains-text(&quot;PlayerSpeak&quot;)" calcext:base-cell-address="'Ile Taverne'.C8"/>
            <calcext:condition calcext:apply-style-name="cellule dialogues" calcext:value="contains-text(&quot;OtherSpeak&quot;)" calcext:base-cell-address="'Ile Taverne'.C8"/>
            <calcext:condition calcext:apply-style-name="cellule argent" calcext:value="contains-text(&quot;CheckGold&quot;)" calcext:base-cell-address="'Ile Taverne'.C8"/>
            <calcext:condition calcext:apply-style-name="cellule argent" calcext:value="contains-text(&quot;RemoveGold&quot;)" calcext:base-cell-address="'Ile Taverne'.C8"/>
            <calcext:condition calcext:apply-style-name="cellule argent" calcext:value="contains-text(&quot;AddGold&quot;)" calcext:base-cell-address="'Ile Taverne'.C8"/>
            <calcext:condition calcext:apply-style-name="cellule argent" calcext:value="contains-text(&quot;Loot&quot;)" calcext:base-cell-address="'Ile Taverne'.C8"/>
            <calcext:condition calcext:apply-style-name="cellule argent" calcext:value="contains-text(&quot;Trade&quot;)" calcext:base-cell-address="'Ile Taverne'.C8"/>
            <calcext:condition calcext:apply-style-name="cellule combat" calcext:value="contains-text(&quot;LaunchCombat&quot;)" calcext:base-cell-address="'Ile Taverne'.C8"/>
            <calcext:condition calcext:apply-style-name="cellule indice" calcext:value="contains-text(&quot;CheckFormula&quot;)" calcext:base-cell-address="'Ile Taverne'.C8"/>
            <calcext:condition calcext:apply-style-name="cellule indice" calcext:value="contains-text(&quot;GiveDirection&quot;)" calcext:base-cell-address="'Ile Taverne'.C8"/>
            <calcext:condition calcext:apply-style-name="cellule temps" calcext:value="contains-text(&quot;SetWeather&quot;)" calcext:base-cell-address="'Ile Taverne'.C8"/>
            <calcext:condition calcext:apply-style-name="cellule temps" calcext:value="contains-text(&quot;SwitchWeather&quot;)" calcext:base-cell-address="'Ile Taverne'.C8"/>
            <calcext:condition calcext:apply-style-name="cellule temps" calcext:value="contains-text(&quot;NextDay&quot;)" calcext:base-cell-address="'Ile Taverne'.C8"/>
            <calcext:condition calcext:apply-style-name="cellule temps" calcext:value="contains-text(&quot;CheckDay&quot;)" calcext:base-cell-address="'Ile Taverne'.C8"/>
            <calcext:condition calcext:apply-style-name="cellule histoire" calcext:value="contains-text(&quot;Leave&quot;)" calcext:base-cell-address="'Ile Taverne'.C8"/>
            <calcext:condition calcext:apply-style-name="cellule choice" calcext:value="contains-text(&quot;Choice&quot;)" calcext:base-cell-address="'Ile Taverne'.C8"/>
            <calcext:condition calcext:apply-style-name="cellule d'erreur" calcext:value="!=&quot;&quot;" calcext:base-cell-address="'Ile Taverne'.C8"/>
          </calcext:conditional-format>
          <calcext:conditional-format calcext:target-range-address="Caserne.A3:Caserne.A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Caserne.C24:Caserne.D26">
            <calcext:condition calcext:apply-style-name="cellule histoire" calcext:value="contains-text(&quot;GoTo&quot;)" calcext:base-cell-address="'Ile Taverne'.C24"/>
            <calcext:condition calcext:apply-style-name="cellule histoire" calcext:value="contains-text(&quot;Conclude&quot;)" calcext:base-cell-address="'Ile Taverne'.C24"/>
            <calcext:condition calcext:apply-style-name="cellule random" calcext:value="contains-text(&quot;RandomPercent&quot;)" calcext:base-cell-address="'Ile Taverne'.C24"/>
            <calcext:condition calcext:apply-style-name="cellule random" calcext:value="contains-text(&quot;RandomRange&quot;)" calcext:base-cell-address="'Ile Taverne'.C24"/>
            <calcext:condition calcext:apply-style-name="cellule personnages" calcext:value="contains-text(&quot;NewCrew&quot;)" calcext:base-cell-address="'Ile Taverne'.C24"/>
            <calcext:condition calcext:apply-style-name="cellule personnages" calcext:value="contains-text(&quot;NewCharacter&quot;)" calcext:base-cell-address="'Ile Taverne'.C24"/>
            <calcext:condition calcext:apply-style-name="cellule personnages" calcext:value="contains-text(&quot;HideOther&quot;)" calcext:base-cell-address="'Ile Taverne'.C24"/>
            <calcext:condition calcext:apply-style-name="cellule personnages" calcext:value="contains-text(&quot;DeleteOther&quot;)" calcext:base-cell-address="'Ile Taverne'.C24"/>
            <calcext:condition calcext:apply-style-name="cellule narrateur" calcext:value="contains-text(&quot;Narrator&quot;)" calcext:base-cell-address="'Ile Taverne'.C24"/>
            <calcext:condition calcext:apply-style-name="cellule set choice" calcext:value="contains-text(&quot;SetChoices&quot;)" calcext:base-cell-address="'Ile Taverne'.C24"/>
            <calcext:condition calcext:apply-style-name="cellule dialogues" calcext:value="contains-text(&quot;PlayerSpeak&quot;)" calcext:base-cell-address="'Ile Taverne'.C24"/>
            <calcext:condition calcext:apply-style-name="cellule dialogues" calcext:value="contains-text(&quot;OtherSpeak&quot;)" calcext:base-cell-address="'Ile Taverne'.C24"/>
            <calcext:condition calcext:apply-style-name="cellule argent" calcext:value="contains-text(&quot;CheckGold&quot;)" calcext:base-cell-address="'Ile Taverne'.C24"/>
            <calcext:condition calcext:apply-style-name="cellule argent" calcext:value="contains-text(&quot;RemoveGold&quot;)" calcext:base-cell-address="'Ile Taverne'.C24"/>
            <calcext:condition calcext:apply-style-name="cellule argent" calcext:value="contains-text(&quot;AddGold&quot;)" calcext:base-cell-address="'Ile Taverne'.C24"/>
            <calcext:condition calcext:apply-style-name="cellule argent" calcext:value="contains-text(&quot;Loot&quot;)" calcext:base-cell-address="'Ile Taverne'.C24"/>
            <calcext:condition calcext:apply-style-name="cellule argent" calcext:value="contains-text(&quot;Trade&quot;)" calcext:base-cell-address="'Ile Taverne'.C24"/>
            <calcext:condition calcext:apply-style-name="cellule combat" calcext:value="contains-text(&quot;LaunchCombat&quot;)" calcext:base-cell-address="'Ile Taverne'.C24"/>
            <calcext:condition calcext:apply-style-name="cellule indice" calcext:value="contains-text(&quot;CheckFormula&quot;)" calcext:base-cell-address="'Ile Taverne'.C24"/>
            <calcext:condition calcext:apply-style-name="cellule indice" calcext:value="contains-text(&quot;GiveDirection&quot;)" calcext:base-cell-address="'Ile Taverne'.C24"/>
            <calcext:condition calcext:apply-style-name="cellule temps" calcext:value="contains-text(&quot;SetWeather&quot;)" calcext:base-cell-address="'Ile Taverne'.C24"/>
            <calcext:condition calcext:apply-style-name="cellule temps" calcext:value="contains-text(&quot;SwitchWeather&quot;)" calcext:base-cell-address="'Ile Taverne'.C24"/>
            <calcext:condition calcext:apply-style-name="cellule temps" calcext:value="contains-text(&quot;NextDay&quot;)" calcext:base-cell-address="'Ile Taverne'.C24"/>
            <calcext:condition calcext:apply-style-name="cellule temps" calcext:value="contains-text(&quot;CheckDay&quot;)" calcext:base-cell-address="'Ile Taverne'.C24"/>
            <calcext:condition calcext:apply-style-name="cellule histoire" calcext:value="contains-text(&quot;Leave&quot;)" calcext:base-cell-address="'Ile Taverne'.C24"/>
            <calcext:condition calcext:apply-style-name="cellule choice" calcext:value="contains-text(&quot;Choice&quot;)" calcext:base-cell-address="'Ile Taverne'.C24"/>
            <calcext:condition calcext:apply-style-name="cellule d'erreur" calcext:value="!=&quot;&quot;" calcext:base-cell-address="'Ile Taverne'.C24"/>
          </calcext:conditional-format>
          <calcext:conditional-format calcext:target-range-address="Caserne.C24:Caserne.D26">
            <calcext:condition calcext:apply-style-name="cellule histoire" calcext:value="contains-text(&quot;GoTo&quot;)" calcext:base-cell-address="'Ile Taverne'.C24"/>
            <calcext:condition calcext:apply-style-name="cellule histoire" calcext:value="contains-text(&quot;Conclude&quot;)" calcext:base-cell-address="'Ile Taverne'.C24"/>
            <calcext:condition calcext:apply-style-name="cellule random" calcext:value="contains-text(&quot;RandomPercent&quot;)" calcext:base-cell-address="'Ile Taverne'.C24"/>
            <calcext:condition calcext:apply-style-name="cellule random" calcext:value="contains-text(&quot;RandomRange&quot;)" calcext:base-cell-address="'Ile Taverne'.C24"/>
            <calcext:condition calcext:apply-style-name="cellule personnages" calcext:value="contains-text(&quot;NewCrew&quot;)" calcext:base-cell-address="'Ile Taverne'.C24"/>
            <calcext:condition calcext:apply-style-name="cellule personnages" calcext:value="contains-text(&quot;NewCharacter&quot;)" calcext:base-cell-address="'Ile Taverne'.C24"/>
            <calcext:condition calcext:apply-style-name="cellule personnages" calcext:value="contains-text(&quot;HideOther&quot;)" calcext:base-cell-address="'Ile Taverne'.C24"/>
            <calcext:condition calcext:apply-style-name="cellule personnages" calcext:value="contains-text(&quot;DeleteOther&quot;)" calcext:base-cell-address="'Ile Taverne'.C24"/>
            <calcext:condition calcext:apply-style-name="cellule narrateur" calcext:value="contains-text(&quot;Narrator&quot;)" calcext:base-cell-address="'Ile Taverne'.C24"/>
            <calcext:condition calcext:apply-style-name="cellule set choice" calcext:value="contains-text(&quot;SetChoices&quot;)" calcext:base-cell-address="'Ile Taverne'.C24"/>
            <calcext:condition calcext:apply-style-name="cellule dialogues" calcext:value="contains-text(&quot;PlayerSpeak&quot;)" calcext:base-cell-address="'Ile Taverne'.C24"/>
            <calcext:condition calcext:apply-style-name="cellule dialogues" calcext:value="contains-text(&quot;OtherSpeak&quot;)" calcext:base-cell-address="'Ile Taverne'.C24"/>
            <calcext:condition calcext:apply-style-name="cellule argent" calcext:value="contains-text(&quot;CheckGold&quot;)" calcext:base-cell-address="'Ile Taverne'.C24"/>
            <calcext:condition calcext:apply-style-name="cellule argent" calcext:value="contains-text(&quot;RemoveGold&quot;)" calcext:base-cell-address="'Ile Taverne'.C24"/>
            <calcext:condition calcext:apply-style-name="cellule argent" calcext:value="contains-text(&quot;AddGold&quot;)" calcext:base-cell-address="'Ile Taverne'.C24"/>
            <calcext:condition calcext:apply-style-name="cellule argent" calcext:value="contains-text(&quot;Loot&quot;)" calcext:base-cell-address="'Ile Taverne'.C24"/>
            <calcext:condition calcext:apply-style-name="cellule argent" calcext:value="contains-text(&quot;Trade&quot;)" calcext:base-cell-address="'Ile Taverne'.C24"/>
            <calcext:condition calcext:apply-style-name="cellule combat" calcext:value="contains-text(&quot;LaunchCombat&quot;)" calcext:base-cell-address="'Ile Taverne'.C24"/>
            <calcext:condition calcext:apply-style-name="cellule indice" calcext:value="contains-text(&quot;CheckFormula&quot;)" calcext:base-cell-address="'Ile Taverne'.C24"/>
            <calcext:condition calcext:apply-style-name="cellule indice" calcext:value="contains-text(&quot;GiveDirection&quot;)" calcext:base-cell-address="'Ile Taverne'.C24"/>
            <calcext:condition calcext:apply-style-name="cellule temps" calcext:value="contains-text(&quot;SetWeather&quot;)" calcext:base-cell-address="'Ile Taverne'.C24"/>
            <calcext:condition calcext:apply-style-name="cellule temps" calcext:value="contains-text(&quot;SwitchWeather&quot;)" calcext:base-cell-address="'Ile Taverne'.C24"/>
            <calcext:condition calcext:apply-style-name="cellule temps" calcext:value="contains-text(&quot;NextDay&quot;)" calcext:base-cell-address="'Ile Taverne'.C24"/>
            <calcext:condition calcext:apply-style-name="cellule temps" calcext:value="contains-text(&quot;CheckDay&quot;)" calcext:base-cell-address="'Ile Taverne'.C24"/>
            <calcext:condition calcext:apply-style-name="cellule histoire" calcext:value="contains-text(&quot;Leave&quot;)" calcext:base-cell-address="'Ile Taverne'.C24"/>
            <calcext:condition calcext:apply-style-name="cellule choice" calcext:value="contains-text(&quot;Choice&quot;)" calcext:base-cell-address="'Ile Taverne'.C24"/>
            <calcext:condition calcext:apply-style-name="cellule d'erreur" calcext:value="!=&quot;&quot;" calcext:base-cell-address="'Ile Taverne'.C24"/>
          </calcext:conditional-format>
          <calcext:conditional-format calcext:target-range-address="Caserne.E37:Caserne.F37">
            <calcext:condition calcext:apply-style-name="cellule histoire" calcext:value="contains-text(&quot;GoTo&quot;)" calcext:base-cell-address="'Ile Taverne'.E37"/>
            <calcext:condition calcext:apply-style-name="cellule histoire" calcext:value="contains-text(&quot;Conclude&quot;)" calcext:base-cell-address="'Ile Taverne'.E37"/>
            <calcext:condition calcext:apply-style-name="cellule random" calcext:value="contains-text(&quot;RandomPercent&quot;)" calcext:base-cell-address="'Ile Taverne'.E37"/>
            <calcext:condition calcext:apply-style-name="cellule random" calcext:value="contains-text(&quot;RandomRange&quot;)" calcext:base-cell-address="'Ile Taverne'.E37"/>
            <calcext:condition calcext:apply-style-name="cellule personnages" calcext:value="contains-text(&quot;NewCrew&quot;)" calcext:base-cell-address="'Ile Taverne'.E37"/>
            <calcext:condition calcext:apply-style-name="cellule personnages" calcext:value="contains-text(&quot;NewCharacter&quot;)" calcext:base-cell-address="'Ile Taverne'.E37"/>
            <calcext:condition calcext:apply-style-name="cellule personnages" calcext:value="contains-text(&quot;HideOther&quot;)" calcext:base-cell-address="'Ile Taverne'.E37"/>
            <calcext:condition calcext:apply-style-name="cellule personnages" calcext:value="contains-text(&quot;DeleteOther&quot;)" calcext:base-cell-address="'Ile Taverne'.E37"/>
            <calcext:condition calcext:apply-style-name="cellule narrateur" calcext:value="contains-text(&quot;Narrator&quot;)" calcext:base-cell-address="'Ile Taverne'.E37"/>
            <calcext:condition calcext:apply-style-name="cellule set choice" calcext:value="contains-text(&quot;SetChoices&quot;)" calcext:base-cell-address="'Ile Taverne'.E37"/>
            <calcext:condition calcext:apply-style-name="cellule dialogues" calcext:value="contains-text(&quot;PlayerSpeak&quot;)" calcext:base-cell-address="'Ile Taverne'.E37"/>
            <calcext:condition calcext:apply-style-name="cellule dialogues" calcext:value="contains-text(&quot;OtherSpeak&quot;)" calcext:base-cell-address="'Ile Taverne'.E37"/>
            <calcext:condition calcext:apply-style-name="cellule argent" calcext:value="contains-text(&quot;CheckGold&quot;)" calcext:base-cell-address="'Ile Taverne'.E37"/>
            <calcext:condition calcext:apply-style-name="cellule argent" calcext:value="contains-text(&quot;RemoveGold&quot;)" calcext:base-cell-address="'Ile Taverne'.E37"/>
            <calcext:condition calcext:apply-style-name="cellule argent" calcext:value="contains-text(&quot;AddGold&quot;)" calcext:base-cell-address="'Ile Taverne'.E37"/>
            <calcext:condition calcext:apply-style-name="cellule argent" calcext:value="contains-text(&quot;Loot&quot;)" calcext:base-cell-address="'Ile Taverne'.E37"/>
            <calcext:condition calcext:apply-style-name="cellule argent" calcext:value="contains-text(&quot;Trade&quot;)" calcext:base-cell-address="'Ile Taverne'.E37"/>
            <calcext:condition calcext:apply-style-name="cellule combat" calcext:value="contains-text(&quot;LaunchCombat&quot;)" calcext:base-cell-address="'Ile Taverne'.E37"/>
            <calcext:condition calcext:apply-style-name="cellule indice" calcext:value="contains-text(&quot;CheckFormula&quot;)" calcext:base-cell-address="'Ile Taverne'.E37"/>
            <calcext:condition calcext:apply-style-name="cellule indice" calcext:value="contains-text(&quot;GiveDirection&quot;)" calcext:base-cell-address="'Ile Taverne'.E37"/>
            <calcext:condition calcext:apply-style-name="cellule temps" calcext:value="contains-text(&quot;SetWeather&quot;)" calcext:base-cell-address="'Ile Taverne'.E37"/>
            <calcext:condition calcext:apply-style-name="cellule temps" calcext:value="contains-text(&quot;SwitchWeather&quot;)" calcext:base-cell-address="'Ile Taverne'.E37"/>
            <calcext:condition calcext:apply-style-name="cellule temps" calcext:value="contains-text(&quot;NextDay&quot;)" calcext:base-cell-address="'Ile Taverne'.E37"/>
            <calcext:condition calcext:apply-style-name="cellule temps" calcext:value="contains-text(&quot;CheckDay&quot;)" calcext:base-cell-address="'Ile Taverne'.E37"/>
            <calcext:condition calcext:apply-style-name="cellule histoire" calcext:value="contains-text(&quot;Leave&quot;)" calcext:base-cell-address="'Ile Taverne'.E37"/>
            <calcext:condition calcext:apply-style-name="cellule choice" calcext:value="contains-text(&quot;Choice&quot;)" calcext:base-cell-address="'Ile Taverne'.E37"/>
            <calcext:condition calcext:apply-style-name="cellule d'erreur" calcext:value="!=&quot;&quot;" calcext:base-cell-address="'Ile Taverne'.E37"/>
          </calcext:conditional-format>
          <calcext:conditional-format calcext:target-range-address="Caserne.E31:Caserne.F37">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Caserne.D29:Caserne.E29 Caserne.D30:Caserne.D31">
            <calcext:condition calcext:apply-style-name="cellule histoire" calcext:value="contains-text(&quot;GoTo&quot;)" calcext:base-cell-address="'Ile Taverne'.D29"/>
            <calcext:condition calcext:apply-style-name="cellule histoire" calcext:value="contains-text(&quot;Conclude&quot;)" calcext:base-cell-address="'Ile Taverne'.D29"/>
            <calcext:condition calcext:apply-style-name="cellule random" calcext:value="contains-text(&quot;RandomPercent&quot;)" calcext:base-cell-address="'Ile Taverne'.D29"/>
            <calcext:condition calcext:apply-style-name="cellule random" calcext:value="contains-text(&quot;RandomRange&quot;)" calcext:base-cell-address="'Ile Taverne'.D29"/>
            <calcext:condition calcext:apply-style-name="cellule personnages" calcext:value="contains-text(&quot;NewCrew&quot;)" calcext:base-cell-address="'Ile Taverne'.D29"/>
            <calcext:condition calcext:apply-style-name="cellule personnages" calcext:value="contains-text(&quot;NewCharacter&quot;)" calcext:base-cell-address="'Ile Taverne'.D29"/>
            <calcext:condition calcext:apply-style-name="cellule personnages" calcext:value="contains-text(&quot;HideOther&quot;)" calcext:base-cell-address="'Ile Taverne'.D29"/>
            <calcext:condition calcext:apply-style-name="cellule personnages" calcext:value="contains-text(&quot;DeleteOther&quot;)" calcext:base-cell-address="'Ile Taverne'.D29"/>
            <calcext:condition calcext:apply-style-name="cellule narrateur" calcext:value="contains-text(&quot;Narrator&quot;)" calcext:base-cell-address="'Ile Taverne'.D29"/>
            <calcext:condition calcext:apply-style-name="cellule set choice" calcext:value="contains-text(&quot;SetChoices&quot;)" calcext:base-cell-address="'Ile Taverne'.D29"/>
            <calcext:condition calcext:apply-style-name="cellule dialogues" calcext:value="contains-text(&quot;PlayerSpeak&quot;)" calcext:base-cell-address="'Ile Taverne'.D29"/>
            <calcext:condition calcext:apply-style-name="cellule dialogues" calcext:value="contains-text(&quot;OtherSpeak&quot;)" calcext:base-cell-address="'Ile Taverne'.D29"/>
            <calcext:condition calcext:apply-style-name="cellule argent" calcext:value="contains-text(&quot;CheckGold&quot;)" calcext:base-cell-address="'Ile Taverne'.D29"/>
            <calcext:condition calcext:apply-style-name="cellule argent" calcext:value="contains-text(&quot;RemoveGold&quot;)" calcext:base-cell-address="'Ile Taverne'.D29"/>
            <calcext:condition calcext:apply-style-name="cellule argent" calcext:value="contains-text(&quot;AddGold&quot;)" calcext:base-cell-address="'Ile Taverne'.D29"/>
            <calcext:condition calcext:apply-style-name="cellule argent" calcext:value="contains-text(&quot;Loot&quot;)" calcext:base-cell-address="'Ile Taverne'.D29"/>
            <calcext:condition calcext:apply-style-name="cellule argent" calcext:value="contains-text(&quot;Trade&quot;)" calcext:base-cell-address="'Ile Taverne'.D29"/>
            <calcext:condition calcext:apply-style-name="cellule combat" calcext:value="contains-text(&quot;LaunchCombat&quot;)" calcext:base-cell-address="'Ile Taverne'.D29"/>
            <calcext:condition calcext:apply-style-name="cellule indice" calcext:value="contains-text(&quot;CheckFormula&quot;)" calcext:base-cell-address="'Ile Taverne'.D29"/>
            <calcext:condition calcext:apply-style-name="cellule indice" calcext:value="contains-text(&quot;GiveDirection&quot;)" calcext:base-cell-address="'Ile Taverne'.D29"/>
            <calcext:condition calcext:apply-style-name="cellule temps" calcext:value="contains-text(&quot;SetWeather&quot;)" calcext:base-cell-address="'Ile Taverne'.D29"/>
            <calcext:condition calcext:apply-style-name="cellule temps" calcext:value="contains-text(&quot;SwitchWeather&quot;)" calcext:base-cell-address="'Ile Taverne'.D29"/>
            <calcext:condition calcext:apply-style-name="cellule temps" calcext:value="contains-text(&quot;NextDay&quot;)" calcext:base-cell-address="'Ile Taverne'.D29"/>
            <calcext:condition calcext:apply-style-name="cellule temps" calcext:value="contains-text(&quot;CheckDay&quot;)" calcext:base-cell-address="'Ile Taverne'.D29"/>
            <calcext:condition calcext:apply-style-name="cellule histoire" calcext:value="contains-text(&quot;Leave&quot;)" calcext:base-cell-address="'Ile Taverne'.D29"/>
            <calcext:condition calcext:apply-style-name="cellule choice" calcext:value="contains-text(&quot;Choice&quot;)" calcext:base-cell-address="'Ile Taverne'.D29"/>
            <calcext:condition calcext:apply-style-name="cellule d'erreur" calcext:value="!=&quot;&quot;" calcext:base-cell-address="'Ile Taverne'.D29"/>
          </calcext:conditional-format>
          <calcext:conditional-format calcext:target-range-address="Caserne.D27:Caserne.E28">
            <calcext:condition calcext:apply-style-name="cellule histoire" calcext:value="contains-text(&quot;GoTo&quot;)" calcext:base-cell-address="'Ile Taverne'.D27"/>
            <calcext:condition calcext:apply-style-name="cellule histoire" calcext:value="contains-text(&quot;Conclude&quot;)" calcext:base-cell-address="'Ile Taverne'.D27"/>
            <calcext:condition calcext:apply-style-name="cellule random" calcext:value="contains-text(&quot;RandomPercent&quot;)" calcext:base-cell-address="'Ile Taverne'.D27"/>
            <calcext:condition calcext:apply-style-name="cellule random" calcext:value="contains-text(&quot;RandomRange&quot;)" calcext:base-cell-address="'Ile Taverne'.D27"/>
            <calcext:condition calcext:apply-style-name="cellule personnages" calcext:value="contains-text(&quot;NewCrew&quot;)" calcext:base-cell-address="'Ile Taverne'.D27"/>
            <calcext:condition calcext:apply-style-name="cellule personnages" calcext:value="contains-text(&quot;NewCharacter&quot;)" calcext:base-cell-address="'Ile Taverne'.D27"/>
            <calcext:condition calcext:apply-style-name="cellule personnages" calcext:value="contains-text(&quot;HideOther&quot;)" calcext:base-cell-address="'Ile Taverne'.D27"/>
            <calcext:condition calcext:apply-style-name="cellule personnages" calcext:value="contains-text(&quot;DeleteOther&quot;)" calcext:base-cell-address="'Ile Taverne'.D27"/>
            <calcext:condition calcext:apply-style-name="cellule narrateur" calcext:value="contains-text(&quot;Narrator&quot;)" calcext:base-cell-address="'Ile Taverne'.D27"/>
            <calcext:condition calcext:apply-style-name="cellule set choice" calcext:value="contains-text(&quot;SetChoices&quot;)" calcext:base-cell-address="'Ile Taverne'.D27"/>
            <calcext:condition calcext:apply-style-name="cellule dialogues" calcext:value="contains-text(&quot;PlayerSpeak&quot;)" calcext:base-cell-address="'Ile Taverne'.D27"/>
            <calcext:condition calcext:apply-style-name="cellule dialogues" calcext:value="contains-text(&quot;OtherSpeak&quot;)" calcext:base-cell-address="'Ile Taverne'.D27"/>
            <calcext:condition calcext:apply-style-name="cellule argent" calcext:value="contains-text(&quot;CheckGold&quot;)" calcext:base-cell-address="'Ile Taverne'.D27"/>
            <calcext:condition calcext:apply-style-name="cellule argent" calcext:value="contains-text(&quot;RemoveGold&quot;)" calcext:base-cell-address="'Ile Taverne'.D27"/>
            <calcext:condition calcext:apply-style-name="cellule argent" calcext:value="contains-text(&quot;AddGold&quot;)" calcext:base-cell-address="'Ile Taverne'.D27"/>
            <calcext:condition calcext:apply-style-name="cellule argent" calcext:value="contains-text(&quot;Loot&quot;)" calcext:base-cell-address="'Ile Taverne'.D27"/>
            <calcext:condition calcext:apply-style-name="cellule argent" calcext:value="contains-text(&quot;Trade&quot;)" calcext:base-cell-address="'Ile Taverne'.D27"/>
            <calcext:condition calcext:apply-style-name="cellule combat" calcext:value="contains-text(&quot;LaunchCombat&quot;)" calcext:base-cell-address="'Ile Taverne'.D27"/>
            <calcext:condition calcext:apply-style-name="cellule indice" calcext:value="contains-text(&quot;CheckFormula&quot;)" calcext:base-cell-address="'Ile Taverne'.D27"/>
            <calcext:condition calcext:apply-style-name="cellule indice" calcext:value="contains-text(&quot;GiveDirection&quot;)" calcext:base-cell-address="'Ile Taverne'.D27"/>
            <calcext:condition calcext:apply-style-name="cellule temps" calcext:value="contains-text(&quot;SetWeather&quot;)" calcext:base-cell-address="'Ile Taverne'.D27"/>
            <calcext:condition calcext:apply-style-name="cellule temps" calcext:value="contains-text(&quot;SwitchWeather&quot;)" calcext:base-cell-address="'Ile Taverne'.D27"/>
            <calcext:condition calcext:apply-style-name="cellule temps" calcext:value="contains-text(&quot;NextDay&quot;)" calcext:base-cell-address="'Ile Taverne'.D27"/>
            <calcext:condition calcext:apply-style-name="cellule temps" calcext:value="contains-text(&quot;CheckDay&quot;)" calcext:base-cell-address="'Ile Taverne'.D27"/>
            <calcext:condition calcext:apply-style-name="cellule histoire" calcext:value="contains-text(&quot;Leave&quot;)" calcext:base-cell-address="'Ile Taverne'.D27"/>
            <calcext:condition calcext:apply-style-name="cellule choice" calcext:value="contains-text(&quot;Choice&quot;)" calcext:base-cell-address="'Ile Taverne'.D27"/>
            <calcext:condition calcext:apply-style-name="cellule d'erreur" calcext:value="!=&quot;&quot;" calcext:base-cell-address="'Ile Taverne'.D27"/>
          </calcext:conditional-format>
          <calcext:conditional-format calcext:target-range-address="Caserne.D27:Caserne.E29 Caserne.D30:Caserne.D31">
            <calcext:condition calcext:apply-style-name="cellule histoire" calcext:value="contains-text(&quot;GoTo&quot;)" calcext:base-cell-address="'Ile Taverne'.D27"/>
            <calcext:condition calcext:apply-style-name="cellule histoire" calcext:value="contains-text(&quot;Conclude&quot;)" calcext:base-cell-address="'Ile Taverne'.D27"/>
            <calcext:condition calcext:apply-style-name="cellule random" calcext:value="contains-text(&quot;RandomPercent&quot;)" calcext:base-cell-address="'Ile Taverne'.D27"/>
            <calcext:condition calcext:apply-style-name="cellule random" calcext:value="contains-text(&quot;RandomRange&quot;)" calcext:base-cell-address="'Ile Taverne'.D27"/>
            <calcext:condition calcext:apply-style-name="cellule personnages" calcext:value="contains-text(&quot;NewCrew&quot;)" calcext:base-cell-address="'Ile Taverne'.D27"/>
            <calcext:condition calcext:apply-style-name="cellule personnages" calcext:value="contains-text(&quot;NewCharacter&quot;)" calcext:base-cell-address="'Ile Taverne'.D27"/>
            <calcext:condition calcext:apply-style-name="cellule personnages" calcext:value="contains-text(&quot;HideOther&quot;)" calcext:base-cell-address="'Ile Taverne'.D27"/>
            <calcext:condition calcext:apply-style-name="cellule personnages" calcext:value="contains-text(&quot;DeleteOther&quot;)" calcext:base-cell-address="'Ile Taverne'.D27"/>
            <calcext:condition calcext:apply-style-name="cellule narrateur" calcext:value="contains-text(&quot;Narrator&quot;)" calcext:base-cell-address="'Ile Taverne'.D27"/>
            <calcext:condition calcext:apply-style-name="cellule set choice" calcext:value="contains-text(&quot;SetChoices&quot;)" calcext:base-cell-address="'Ile Taverne'.D27"/>
            <calcext:condition calcext:apply-style-name="cellule dialogues" calcext:value="contains-text(&quot;PlayerSpeak&quot;)" calcext:base-cell-address="'Ile Taverne'.D27"/>
            <calcext:condition calcext:apply-style-name="cellule dialogues" calcext:value="contains-text(&quot;OtherSpeak&quot;)" calcext:base-cell-address="'Ile Taverne'.D27"/>
            <calcext:condition calcext:apply-style-name="cellule argent" calcext:value="contains-text(&quot;CheckGold&quot;)" calcext:base-cell-address="'Ile Taverne'.D27"/>
            <calcext:condition calcext:apply-style-name="cellule argent" calcext:value="contains-text(&quot;RemoveGold&quot;)" calcext:base-cell-address="'Ile Taverne'.D27"/>
            <calcext:condition calcext:apply-style-name="cellule argent" calcext:value="contains-text(&quot;AddGold&quot;)" calcext:base-cell-address="'Ile Taverne'.D27"/>
            <calcext:condition calcext:apply-style-name="cellule argent" calcext:value="contains-text(&quot;Loot&quot;)" calcext:base-cell-address="'Ile Taverne'.D27"/>
            <calcext:condition calcext:apply-style-name="cellule argent" calcext:value="contains-text(&quot;Trade&quot;)" calcext:base-cell-address="'Ile Taverne'.D27"/>
            <calcext:condition calcext:apply-style-name="cellule combat" calcext:value="contains-text(&quot;LaunchCombat&quot;)" calcext:base-cell-address="'Ile Taverne'.D27"/>
            <calcext:condition calcext:apply-style-name="cellule indice" calcext:value="contains-text(&quot;CheckFormula&quot;)" calcext:base-cell-address="'Ile Taverne'.D27"/>
            <calcext:condition calcext:apply-style-name="cellule indice" calcext:value="contains-text(&quot;GiveDirection&quot;)" calcext:base-cell-address="'Ile Taverne'.D27"/>
            <calcext:condition calcext:apply-style-name="cellule temps" calcext:value="contains-text(&quot;SetWeather&quot;)" calcext:base-cell-address="'Ile Taverne'.D27"/>
            <calcext:condition calcext:apply-style-name="cellule temps" calcext:value="contains-text(&quot;SwitchWeather&quot;)" calcext:base-cell-address="'Ile Taverne'.D27"/>
            <calcext:condition calcext:apply-style-name="cellule temps" calcext:value="contains-text(&quot;NextDay&quot;)" calcext:base-cell-address="'Ile Taverne'.D27"/>
            <calcext:condition calcext:apply-style-name="cellule temps" calcext:value="contains-text(&quot;CheckDay&quot;)" calcext:base-cell-address="'Ile Taverne'.D27"/>
            <calcext:condition calcext:apply-style-name="cellule histoire" calcext:value="contains-text(&quot;Leave&quot;)" calcext:base-cell-address="'Ile Taverne'.D27"/>
            <calcext:condition calcext:apply-style-name="cellule choice" calcext:value="contains-text(&quot;Choice&quot;)" calcext:base-cell-address="'Ile Taverne'.D27"/>
            <calcext:condition calcext:apply-style-name="cellule d'erreur" calcext:value="!=&quot;&quot;" calcext:base-cell-address="'Ile Taverne'.D27"/>
          </calcext:conditional-format>
          <calcext:conditional-format calcext:target-range-address="Caserne.C15:Caserne.C15">
            <calcext:condition calcext:apply-style-name="cellule histoire" calcext:value="contains-text(&quot;GoTo&quot;)" calcext:base-cell-address="'Ile Taverne'.C15"/>
            <calcext:condition calcext:apply-style-name="cellule histoire" calcext:value="contains-text(&quot;Conclude&quot;)" calcext:base-cell-address="'Ile Taverne'.C15"/>
            <calcext:condition calcext:apply-style-name="cellule random" calcext:value="contains-text(&quot;RandomPercent&quot;)" calcext:base-cell-address="'Ile Taverne'.C15"/>
            <calcext:condition calcext:apply-style-name="cellule random" calcext:value="contains-text(&quot;RandomRange&quot;)" calcext:base-cell-address="'Ile Taverne'.C15"/>
            <calcext:condition calcext:apply-style-name="cellule personnages" calcext:value="contains-text(&quot;NewCrew&quot;)" calcext:base-cell-address="'Ile Taverne'.C15"/>
            <calcext:condition calcext:apply-style-name="cellule personnages" calcext:value="contains-text(&quot;NewCharacter&quot;)" calcext:base-cell-address="'Ile Taverne'.C15"/>
            <calcext:condition calcext:apply-style-name="cellule personnages" calcext:value="contains-text(&quot;HideOther&quot;)" calcext:base-cell-address="'Ile Taverne'.C15"/>
            <calcext:condition calcext:apply-style-name="cellule personnages" calcext:value="contains-text(&quot;DeleteOther&quot;)" calcext:base-cell-address="'Ile Taverne'.C15"/>
            <calcext:condition calcext:apply-style-name="cellule narrateur" calcext:value="contains-text(&quot;Narrator&quot;)" calcext:base-cell-address="'Ile Taverne'.C15"/>
            <calcext:condition calcext:apply-style-name="cellule set choice" calcext:value="contains-text(&quot;SetChoices&quot;)" calcext:base-cell-address="'Ile Taverne'.C15"/>
            <calcext:condition calcext:apply-style-name="cellule dialogues" calcext:value="contains-text(&quot;PlayerSpeak&quot;)" calcext:base-cell-address="'Ile Taverne'.C15"/>
            <calcext:condition calcext:apply-style-name="cellule dialogues" calcext:value="contains-text(&quot;OtherSpeak&quot;)" calcext:base-cell-address="'Ile Taverne'.C15"/>
            <calcext:condition calcext:apply-style-name="cellule argent" calcext:value="contains-text(&quot;CheckGold&quot;)" calcext:base-cell-address="'Ile Taverne'.C15"/>
            <calcext:condition calcext:apply-style-name="cellule argent" calcext:value="contains-text(&quot;RemoveGold&quot;)" calcext:base-cell-address="'Ile Taverne'.C15"/>
            <calcext:condition calcext:apply-style-name="cellule argent" calcext:value="contains-text(&quot;AddGold&quot;)" calcext:base-cell-address="'Ile Taverne'.C15"/>
            <calcext:condition calcext:apply-style-name="cellule argent" calcext:value="contains-text(&quot;Loot&quot;)" calcext:base-cell-address="'Ile Taverne'.C15"/>
            <calcext:condition calcext:apply-style-name="cellule argent" calcext:value="contains-text(&quot;Trade&quot;)" calcext:base-cell-address="'Ile Taverne'.C15"/>
            <calcext:condition calcext:apply-style-name="cellule combat" calcext:value="contains-text(&quot;LaunchCombat&quot;)" calcext:base-cell-address="'Ile Taverne'.C15"/>
            <calcext:condition calcext:apply-style-name="cellule indice" calcext:value="contains-text(&quot;CheckFormula&quot;)" calcext:base-cell-address="'Ile Taverne'.C15"/>
            <calcext:condition calcext:apply-style-name="cellule indice" calcext:value="contains-text(&quot;GiveDirection&quot;)" calcext:base-cell-address="'Ile Taverne'.C15"/>
            <calcext:condition calcext:apply-style-name="cellule temps" calcext:value="contains-text(&quot;SetWeather&quot;)" calcext:base-cell-address="'Ile Taverne'.C15"/>
            <calcext:condition calcext:apply-style-name="cellule temps" calcext:value="contains-text(&quot;SwitchWeather&quot;)" calcext:base-cell-address="'Ile Taverne'.C15"/>
            <calcext:condition calcext:apply-style-name="cellule temps" calcext:value="contains-text(&quot;NextDay&quot;)" calcext:base-cell-address="'Ile Taverne'.C15"/>
            <calcext:condition calcext:apply-style-name="cellule temps" calcext:value="contains-text(&quot;CheckDay&quot;)" calcext:base-cell-address="'Ile Taverne'.C15"/>
            <calcext:condition calcext:apply-style-name="cellule histoire" calcext:value="contains-text(&quot;Leave&quot;)" calcext:base-cell-address="'Ile Taverne'.C15"/>
            <calcext:condition calcext:apply-style-name="cellule choice" calcext:value="contains-text(&quot;Choice&quot;)" calcext:base-cell-address="'Ile Taverne'.C15"/>
            <calcext:condition calcext:apply-style-name="cellule d'erreur" calcext:value="!=&quot;&quot;" calcext:base-cell-address="'Ile Taverne'.C15"/>
          </calcext:conditional-format>
          <calcext:conditional-format calcext:target-range-address="Caserne.C15:Caserne.C15">
            <calcext:condition calcext:apply-style-name="cellule histoire" calcext:value="contains-text(&quot;GoTo&quot;)" calcext:base-cell-address="'Ile Taverne'.C15"/>
            <calcext:condition calcext:apply-style-name="cellule histoire" calcext:value="contains-text(&quot;Conclude&quot;)" calcext:base-cell-address="'Ile Taverne'.C15"/>
            <calcext:condition calcext:apply-style-name="cellule random" calcext:value="contains-text(&quot;RandomPercent&quot;)" calcext:base-cell-address="'Ile Taverne'.C15"/>
            <calcext:condition calcext:apply-style-name="cellule random" calcext:value="contains-text(&quot;RandomRange&quot;)" calcext:base-cell-address="'Ile Taverne'.C15"/>
            <calcext:condition calcext:apply-style-name="cellule personnages" calcext:value="contains-text(&quot;NewCrew&quot;)" calcext:base-cell-address="'Ile Taverne'.C15"/>
            <calcext:condition calcext:apply-style-name="cellule personnages" calcext:value="contains-text(&quot;NewCharacter&quot;)" calcext:base-cell-address="'Ile Taverne'.C15"/>
            <calcext:condition calcext:apply-style-name="cellule personnages" calcext:value="contains-text(&quot;HideOther&quot;)" calcext:base-cell-address="'Ile Taverne'.C15"/>
            <calcext:condition calcext:apply-style-name="cellule personnages" calcext:value="contains-text(&quot;DeleteOther&quot;)" calcext:base-cell-address="'Ile Taverne'.C15"/>
            <calcext:condition calcext:apply-style-name="cellule narrateur" calcext:value="contains-text(&quot;Narrator&quot;)" calcext:base-cell-address="'Ile Taverne'.C15"/>
            <calcext:condition calcext:apply-style-name="cellule set choice" calcext:value="contains-text(&quot;SetChoices&quot;)" calcext:base-cell-address="'Ile Taverne'.C15"/>
            <calcext:condition calcext:apply-style-name="cellule dialogues" calcext:value="contains-text(&quot;PlayerSpeak&quot;)" calcext:base-cell-address="'Ile Taverne'.C15"/>
            <calcext:condition calcext:apply-style-name="cellule dialogues" calcext:value="contains-text(&quot;OtherSpeak&quot;)" calcext:base-cell-address="'Ile Taverne'.C15"/>
            <calcext:condition calcext:apply-style-name="cellule argent" calcext:value="contains-text(&quot;CheckGold&quot;)" calcext:base-cell-address="'Ile Taverne'.C15"/>
            <calcext:condition calcext:apply-style-name="cellule argent" calcext:value="contains-text(&quot;RemoveGold&quot;)" calcext:base-cell-address="'Ile Taverne'.C15"/>
            <calcext:condition calcext:apply-style-name="cellule argent" calcext:value="contains-text(&quot;AddGold&quot;)" calcext:base-cell-address="'Ile Taverne'.C15"/>
            <calcext:condition calcext:apply-style-name="cellule argent" calcext:value="contains-text(&quot;Loot&quot;)" calcext:base-cell-address="'Ile Taverne'.C15"/>
            <calcext:condition calcext:apply-style-name="cellule argent" calcext:value="contains-text(&quot;Trade&quot;)" calcext:base-cell-address="'Ile Taverne'.C15"/>
            <calcext:condition calcext:apply-style-name="cellule combat" calcext:value="contains-text(&quot;LaunchCombat&quot;)" calcext:base-cell-address="'Ile Taverne'.C15"/>
            <calcext:condition calcext:apply-style-name="cellule indice" calcext:value="contains-text(&quot;CheckFormula&quot;)" calcext:base-cell-address="'Ile Taverne'.C15"/>
            <calcext:condition calcext:apply-style-name="cellule indice" calcext:value="contains-text(&quot;GiveDirection&quot;)" calcext:base-cell-address="'Ile Taverne'.C15"/>
            <calcext:condition calcext:apply-style-name="cellule temps" calcext:value="contains-text(&quot;SetWeather&quot;)" calcext:base-cell-address="'Ile Taverne'.C15"/>
            <calcext:condition calcext:apply-style-name="cellule temps" calcext:value="contains-text(&quot;SwitchWeather&quot;)" calcext:base-cell-address="'Ile Taverne'.C15"/>
            <calcext:condition calcext:apply-style-name="cellule temps" calcext:value="contains-text(&quot;NextDay&quot;)" calcext:base-cell-address="'Ile Taverne'.C15"/>
            <calcext:condition calcext:apply-style-name="cellule temps" calcext:value="contains-text(&quot;CheckDay&quot;)" calcext:base-cell-address="'Ile Taverne'.C15"/>
            <calcext:condition calcext:apply-style-name="cellule histoire" calcext:value="contains-text(&quot;Leave&quot;)" calcext:base-cell-address="'Ile Taverne'.C15"/>
            <calcext:condition calcext:apply-style-name="cellule choice" calcext:value="contains-text(&quot;Choice&quot;)" calcext:base-cell-address="'Ile Taverne'.C15"/>
            <calcext:condition calcext:apply-style-name="cellule d'erreur" calcext:value="!=&quot;&quot;" calcext:base-cell-address="'Ile Taverne'.C15"/>
          </calcext:conditional-format>
          <calcext:conditional-format calcext:target-range-address="Caserne.D14:Caserne.D14">
            <calcext:condition calcext:apply-style-name="cellule histoire" calcext:value="contains-text(&quot;GoTo&quot;)" calcext:base-cell-address="'Ile Taverne'.D14"/>
            <calcext:condition calcext:apply-style-name="cellule histoire" calcext:value="contains-text(&quot;Conclude&quot;)" calcext:base-cell-address="'Ile Taverne'.D14"/>
            <calcext:condition calcext:apply-style-name="cellule random" calcext:value="contains-text(&quot;RandomPercent&quot;)" calcext:base-cell-address="'Ile Taverne'.D14"/>
            <calcext:condition calcext:apply-style-name="cellule random" calcext:value="contains-text(&quot;RandomRange&quot;)" calcext:base-cell-address="'Ile Taverne'.D14"/>
            <calcext:condition calcext:apply-style-name="cellule personnages" calcext:value="contains-text(&quot;NewCrew&quot;)" calcext:base-cell-address="'Ile Taverne'.D14"/>
            <calcext:condition calcext:apply-style-name="cellule personnages" calcext:value="contains-text(&quot;NewCharacter&quot;)" calcext:base-cell-address="'Ile Taverne'.D14"/>
            <calcext:condition calcext:apply-style-name="cellule personnages" calcext:value="contains-text(&quot;HideOther&quot;)" calcext:base-cell-address="'Ile Taverne'.D14"/>
            <calcext:condition calcext:apply-style-name="cellule personnages" calcext:value="contains-text(&quot;DeleteOther&quot;)" calcext:base-cell-address="'Ile Taverne'.D14"/>
            <calcext:condition calcext:apply-style-name="cellule narrateur" calcext:value="contains-text(&quot;Narrator&quot;)" calcext:base-cell-address="'Ile Taverne'.D14"/>
            <calcext:condition calcext:apply-style-name="cellule set choice" calcext:value="contains-text(&quot;SetChoices&quot;)" calcext:base-cell-address="'Ile Taverne'.D14"/>
            <calcext:condition calcext:apply-style-name="cellule dialogues" calcext:value="contains-text(&quot;PlayerSpeak&quot;)" calcext:base-cell-address="'Ile Taverne'.D14"/>
            <calcext:condition calcext:apply-style-name="cellule dialogues" calcext:value="contains-text(&quot;OtherSpeak&quot;)" calcext:base-cell-address="'Ile Taverne'.D14"/>
            <calcext:condition calcext:apply-style-name="cellule argent" calcext:value="contains-text(&quot;CheckGold&quot;)" calcext:base-cell-address="'Ile Taverne'.D14"/>
            <calcext:condition calcext:apply-style-name="cellule argent" calcext:value="contains-text(&quot;RemoveGold&quot;)" calcext:base-cell-address="'Ile Taverne'.D14"/>
            <calcext:condition calcext:apply-style-name="cellule argent" calcext:value="contains-text(&quot;AddGold&quot;)" calcext:base-cell-address="'Ile Taverne'.D14"/>
            <calcext:condition calcext:apply-style-name="cellule argent" calcext:value="contains-text(&quot;Loot&quot;)" calcext:base-cell-address="'Ile Taverne'.D14"/>
            <calcext:condition calcext:apply-style-name="cellule argent" calcext:value="contains-text(&quot;Trade&quot;)" calcext:base-cell-address="'Ile Taverne'.D14"/>
            <calcext:condition calcext:apply-style-name="cellule combat" calcext:value="contains-text(&quot;LaunchCombat&quot;)" calcext:base-cell-address="'Ile Taverne'.D14"/>
            <calcext:condition calcext:apply-style-name="cellule indice" calcext:value="contains-text(&quot;CheckFormula&quot;)" calcext:base-cell-address="'Ile Taverne'.D14"/>
            <calcext:condition calcext:apply-style-name="cellule indice" calcext:value="contains-text(&quot;GiveDirection&quot;)" calcext:base-cell-address="'Ile Taverne'.D14"/>
            <calcext:condition calcext:apply-style-name="cellule temps" calcext:value="contains-text(&quot;SetWeather&quot;)" calcext:base-cell-address="'Ile Taverne'.D14"/>
            <calcext:condition calcext:apply-style-name="cellule temps" calcext:value="contains-text(&quot;SwitchWeather&quot;)" calcext:base-cell-address="'Ile Taverne'.D14"/>
            <calcext:condition calcext:apply-style-name="cellule temps" calcext:value="contains-text(&quot;NextDay&quot;)" calcext:base-cell-address="'Ile Taverne'.D14"/>
            <calcext:condition calcext:apply-style-name="cellule temps" calcext:value="contains-text(&quot;CheckDay&quot;)" calcext:base-cell-address="'Ile Taverne'.D14"/>
            <calcext:condition calcext:apply-style-name="cellule histoire" calcext:value="contains-text(&quot;Leave&quot;)" calcext:base-cell-address="'Ile Taverne'.D14"/>
            <calcext:condition calcext:apply-style-name="cellule choice" calcext:value="contains-text(&quot;Choice&quot;)" calcext:base-cell-address="'Ile Taverne'.D14"/>
            <calcext:condition calcext:apply-style-name="cellule d'erreur" calcext:value="!=&quot;&quot;" calcext:base-cell-address="'Ile Taverne'.D14"/>
          </calcext:conditional-format>
          <calcext:conditional-format calcext:target-range-address="Caserne.D14:Caserne.D14">
            <calcext:condition calcext:apply-style-name="cellule histoire" calcext:value="contains-text(&quot;GoTo&quot;)" calcext:base-cell-address="'Ile Taverne'.D14"/>
            <calcext:condition calcext:apply-style-name="cellule histoire" calcext:value="contains-text(&quot;Conclude&quot;)" calcext:base-cell-address="'Ile Taverne'.D14"/>
            <calcext:condition calcext:apply-style-name="cellule random" calcext:value="contains-text(&quot;RandomPercent&quot;)" calcext:base-cell-address="'Ile Taverne'.D14"/>
            <calcext:condition calcext:apply-style-name="cellule random" calcext:value="contains-text(&quot;RandomRange&quot;)" calcext:base-cell-address="'Ile Taverne'.D14"/>
            <calcext:condition calcext:apply-style-name="cellule personnages" calcext:value="contains-text(&quot;NewCrew&quot;)" calcext:base-cell-address="'Ile Taverne'.D14"/>
            <calcext:condition calcext:apply-style-name="cellule personnages" calcext:value="contains-text(&quot;NewCharacter&quot;)" calcext:base-cell-address="'Ile Taverne'.D14"/>
            <calcext:condition calcext:apply-style-name="cellule personnages" calcext:value="contains-text(&quot;HideOther&quot;)" calcext:base-cell-address="'Ile Taverne'.D14"/>
            <calcext:condition calcext:apply-style-name="cellule personnages" calcext:value="contains-text(&quot;DeleteOther&quot;)" calcext:base-cell-address="'Ile Taverne'.D14"/>
            <calcext:condition calcext:apply-style-name="cellule narrateur" calcext:value="contains-text(&quot;Narrator&quot;)" calcext:base-cell-address="'Ile Taverne'.D14"/>
            <calcext:condition calcext:apply-style-name="cellule set choice" calcext:value="contains-text(&quot;SetChoices&quot;)" calcext:base-cell-address="'Ile Taverne'.D14"/>
            <calcext:condition calcext:apply-style-name="cellule dialogues" calcext:value="contains-text(&quot;PlayerSpeak&quot;)" calcext:base-cell-address="'Ile Taverne'.D14"/>
            <calcext:condition calcext:apply-style-name="cellule dialogues" calcext:value="contains-text(&quot;OtherSpeak&quot;)" calcext:base-cell-address="'Ile Taverne'.D14"/>
            <calcext:condition calcext:apply-style-name="cellule argent" calcext:value="contains-text(&quot;CheckGold&quot;)" calcext:base-cell-address="'Ile Taverne'.D14"/>
            <calcext:condition calcext:apply-style-name="cellule argent" calcext:value="contains-text(&quot;RemoveGold&quot;)" calcext:base-cell-address="'Ile Taverne'.D14"/>
            <calcext:condition calcext:apply-style-name="cellule argent" calcext:value="contains-text(&quot;AddGold&quot;)" calcext:base-cell-address="'Ile Taverne'.D14"/>
            <calcext:condition calcext:apply-style-name="cellule argent" calcext:value="contains-text(&quot;Loot&quot;)" calcext:base-cell-address="'Ile Taverne'.D14"/>
            <calcext:condition calcext:apply-style-name="cellule argent" calcext:value="contains-text(&quot;Trade&quot;)" calcext:base-cell-address="'Ile Taverne'.D14"/>
            <calcext:condition calcext:apply-style-name="cellule combat" calcext:value="contains-text(&quot;LaunchCombat&quot;)" calcext:base-cell-address="'Ile Taverne'.D14"/>
            <calcext:condition calcext:apply-style-name="cellule indice" calcext:value="contains-text(&quot;CheckFormula&quot;)" calcext:base-cell-address="'Ile Taverne'.D14"/>
            <calcext:condition calcext:apply-style-name="cellule indice" calcext:value="contains-text(&quot;GiveDirection&quot;)" calcext:base-cell-address="'Ile Taverne'.D14"/>
            <calcext:condition calcext:apply-style-name="cellule temps" calcext:value="contains-text(&quot;SetWeather&quot;)" calcext:base-cell-address="'Ile Taverne'.D14"/>
            <calcext:condition calcext:apply-style-name="cellule temps" calcext:value="contains-text(&quot;SwitchWeather&quot;)" calcext:base-cell-address="'Ile Taverne'.D14"/>
            <calcext:condition calcext:apply-style-name="cellule temps" calcext:value="contains-text(&quot;NextDay&quot;)" calcext:base-cell-address="'Ile Taverne'.D14"/>
            <calcext:condition calcext:apply-style-name="cellule temps" calcext:value="contains-text(&quot;CheckDay&quot;)" calcext:base-cell-address="'Ile Taverne'.D14"/>
            <calcext:condition calcext:apply-style-name="cellule histoire" calcext:value="contains-text(&quot;Leave&quot;)" calcext:base-cell-address="'Ile Taverne'.D14"/>
            <calcext:condition calcext:apply-style-name="cellule choice" calcext:value="contains-text(&quot;Choice&quot;)" calcext:base-cell-address="'Ile Taverne'.D14"/>
            <calcext:condition calcext:apply-style-name="cellule d'erreur" calcext:value="!=&quot;&quot;" calcext:base-cell-address="'Ile Taverne'.D14"/>
          </calcext:conditional-format>
          <calcext:conditional-format calcext:target-range-address="Caserne.E12:Caserne.E12">
            <calcext:condition calcext:apply-style-name="cellule histoire" calcext:value="contains-text(&quot;GoTo&quot;)" calcext:base-cell-address="'Ile Taverne'.E12"/>
            <calcext:condition calcext:apply-style-name="cellule histoire" calcext:value="contains-text(&quot;Conclude&quot;)" calcext:base-cell-address="'Ile Taverne'.E12"/>
            <calcext:condition calcext:apply-style-name="cellule random" calcext:value="contains-text(&quot;RandomPercent&quot;)" calcext:base-cell-address="'Ile Taverne'.E12"/>
            <calcext:condition calcext:apply-style-name="cellule random" calcext:value="contains-text(&quot;RandomRange&quot;)" calcext:base-cell-address="'Ile Taverne'.E12"/>
            <calcext:condition calcext:apply-style-name="cellule personnages" calcext:value="contains-text(&quot;NewCrew&quot;)" calcext:base-cell-address="'Ile Taverne'.E12"/>
            <calcext:condition calcext:apply-style-name="cellule personnages" calcext:value="contains-text(&quot;NewCharacter&quot;)" calcext:base-cell-address="'Ile Taverne'.E12"/>
            <calcext:condition calcext:apply-style-name="cellule personnages" calcext:value="contains-text(&quot;HideOther&quot;)" calcext:base-cell-address="'Ile Taverne'.E12"/>
            <calcext:condition calcext:apply-style-name="cellule personnages" calcext:value="contains-text(&quot;DeleteOther&quot;)" calcext:base-cell-address="'Ile Taverne'.E12"/>
            <calcext:condition calcext:apply-style-name="cellule narrateur" calcext:value="contains-text(&quot;Narrator&quot;)" calcext:base-cell-address="'Ile Taverne'.E12"/>
            <calcext:condition calcext:apply-style-name="cellule set choice" calcext:value="contains-text(&quot;SetChoices&quot;)" calcext:base-cell-address="'Ile Taverne'.E12"/>
            <calcext:condition calcext:apply-style-name="cellule dialogues" calcext:value="contains-text(&quot;PlayerSpeak&quot;)" calcext:base-cell-address="'Ile Taverne'.E12"/>
            <calcext:condition calcext:apply-style-name="cellule dialogues" calcext:value="contains-text(&quot;OtherSpeak&quot;)" calcext:base-cell-address="'Ile Taverne'.E12"/>
            <calcext:condition calcext:apply-style-name="cellule argent" calcext:value="contains-text(&quot;CheckGold&quot;)" calcext:base-cell-address="'Ile Taverne'.E12"/>
            <calcext:condition calcext:apply-style-name="cellule argent" calcext:value="contains-text(&quot;RemoveGold&quot;)" calcext:base-cell-address="'Ile Taverne'.E12"/>
            <calcext:condition calcext:apply-style-name="cellule argent" calcext:value="contains-text(&quot;AddGold&quot;)" calcext:base-cell-address="'Ile Taverne'.E12"/>
            <calcext:condition calcext:apply-style-name="cellule argent" calcext:value="contains-text(&quot;Loot&quot;)" calcext:base-cell-address="'Ile Taverne'.E12"/>
            <calcext:condition calcext:apply-style-name="cellule argent" calcext:value="contains-text(&quot;Trade&quot;)" calcext:base-cell-address="'Ile Taverne'.E12"/>
            <calcext:condition calcext:apply-style-name="cellule combat" calcext:value="contains-text(&quot;LaunchCombat&quot;)" calcext:base-cell-address="'Ile Taverne'.E12"/>
            <calcext:condition calcext:apply-style-name="cellule indice" calcext:value="contains-text(&quot;CheckFormula&quot;)" calcext:base-cell-address="'Ile Taverne'.E12"/>
            <calcext:condition calcext:apply-style-name="cellule indice" calcext:value="contains-text(&quot;GiveDirection&quot;)" calcext:base-cell-address="'Ile Taverne'.E12"/>
            <calcext:condition calcext:apply-style-name="cellule temps" calcext:value="contains-text(&quot;SetWeather&quot;)" calcext:base-cell-address="'Ile Taverne'.E12"/>
            <calcext:condition calcext:apply-style-name="cellule temps" calcext:value="contains-text(&quot;SwitchWeather&quot;)" calcext:base-cell-address="'Ile Taverne'.E12"/>
            <calcext:condition calcext:apply-style-name="cellule temps" calcext:value="contains-text(&quot;NextDay&quot;)" calcext:base-cell-address="'Ile Taverne'.E12"/>
            <calcext:condition calcext:apply-style-name="cellule temps" calcext:value="contains-text(&quot;CheckDay&quot;)" calcext:base-cell-address="'Ile Taverne'.E12"/>
            <calcext:condition calcext:apply-style-name="cellule histoire" calcext:value="contains-text(&quot;Leave&quot;)" calcext:base-cell-address="'Ile Taverne'.E12"/>
            <calcext:condition calcext:apply-style-name="cellule choice" calcext:value="contains-text(&quot;Choice&quot;)" calcext:base-cell-address="'Ile Taverne'.E12"/>
            <calcext:condition calcext:apply-style-name="cellule d'erreur" calcext:value="!=&quot;&quot;" calcext:base-cell-address="'Ile Taverne'.E12"/>
          </calcext:conditional-format>
          <calcext:conditional-format calcext:target-range-address="Caserne.E12:Caserne.E12">
            <calcext:condition calcext:apply-style-name="cellule histoire" calcext:value="contains-text(&quot;GoTo&quot;)" calcext:base-cell-address="'Ile Taverne'.E12"/>
            <calcext:condition calcext:apply-style-name="cellule histoire" calcext:value="contains-text(&quot;Conclude&quot;)" calcext:base-cell-address="'Ile Taverne'.E12"/>
            <calcext:condition calcext:apply-style-name="cellule random" calcext:value="contains-text(&quot;RandomPercent&quot;)" calcext:base-cell-address="'Ile Taverne'.E12"/>
            <calcext:condition calcext:apply-style-name="cellule random" calcext:value="contains-text(&quot;RandomRange&quot;)" calcext:base-cell-address="'Ile Taverne'.E12"/>
            <calcext:condition calcext:apply-style-name="cellule personnages" calcext:value="contains-text(&quot;NewCrew&quot;)" calcext:base-cell-address="'Ile Taverne'.E12"/>
            <calcext:condition calcext:apply-style-name="cellule personnages" calcext:value="contains-text(&quot;NewCharacter&quot;)" calcext:base-cell-address="'Ile Taverne'.E12"/>
            <calcext:condition calcext:apply-style-name="cellule personnages" calcext:value="contains-text(&quot;HideOther&quot;)" calcext:base-cell-address="'Ile Taverne'.E12"/>
            <calcext:condition calcext:apply-style-name="cellule personnages" calcext:value="contains-text(&quot;DeleteOther&quot;)" calcext:base-cell-address="'Ile Taverne'.E12"/>
            <calcext:condition calcext:apply-style-name="cellule narrateur" calcext:value="contains-text(&quot;Narrator&quot;)" calcext:base-cell-address="'Ile Taverne'.E12"/>
            <calcext:condition calcext:apply-style-name="cellule set choice" calcext:value="contains-text(&quot;SetChoices&quot;)" calcext:base-cell-address="'Ile Taverne'.E12"/>
            <calcext:condition calcext:apply-style-name="cellule dialogues" calcext:value="contains-text(&quot;PlayerSpeak&quot;)" calcext:base-cell-address="'Ile Taverne'.E12"/>
            <calcext:condition calcext:apply-style-name="cellule dialogues" calcext:value="contains-text(&quot;OtherSpeak&quot;)" calcext:base-cell-address="'Ile Taverne'.E12"/>
            <calcext:condition calcext:apply-style-name="cellule argent" calcext:value="contains-text(&quot;CheckGold&quot;)" calcext:base-cell-address="'Ile Taverne'.E12"/>
            <calcext:condition calcext:apply-style-name="cellule argent" calcext:value="contains-text(&quot;RemoveGold&quot;)" calcext:base-cell-address="'Ile Taverne'.E12"/>
            <calcext:condition calcext:apply-style-name="cellule argent" calcext:value="contains-text(&quot;AddGold&quot;)" calcext:base-cell-address="'Ile Taverne'.E12"/>
            <calcext:condition calcext:apply-style-name="cellule argent" calcext:value="contains-text(&quot;Loot&quot;)" calcext:base-cell-address="'Ile Taverne'.E12"/>
            <calcext:condition calcext:apply-style-name="cellule argent" calcext:value="contains-text(&quot;Trade&quot;)" calcext:base-cell-address="'Ile Taverne'.E12"/>
            <calcext:condition calcext:apply-style-name="cellule combat" calcext:value="contains-text(&quot;LaunchCombat&quot;)" calcext:base-cell-address="'Ile Taverne'.E12"/>
            <calcext:condition calcext:apply-style-name="cellule indice" calcext:value="contains-text(&quot;CheckFormula&quot;)" calcext:base-cell-address="'Ile Taverne'.E12"/>
            <calcext:condition calcext:apply-style-name="cellule indice" calcext:value="contains-text(&quot;GiveDirection&quot;)" calcext:base-cell-address="'Ile Taverne'.E12"/>
            <calcext:condition calcext:apply-style-name="cellule temps" calcext:value="contains-text(&quot;SetWeather&quot;)" calcext:base-cell-address="'Ile Taverne'.E12"/>
            <calcext:condition calcext:apply-style-name="cellule temps" calcext:value="contains-text(&quot;SwitchWeather&quot;)" calcext:base-cell-address="'Ile Taverne'.E12"/>
            <calcext:condition calcext:apply-style-name="cellule temps" calcext:value="contains-text(&quot;NextDay&quot;)" calcext:base-cell-address="'Ile Taverne'.E12"/>
            <calcext:condition calcext:apply-style-name="cellule temps" calcext:value="contains-text(&quot;CheckDay&quot;)" calcext:base-cell-address="'Ile Taverne'.E12"/>
            <calcext:condition calcext:apply-style-name="cellule histoire" calcext:value="contains-text(&quot;Leave&quot;)" calcext:base-cell-address="'Ile Taverne'.E12"/>
            <calcext:condition calcext:apply-style-name="cellule choice" calcext:value="contains-text(&quot;Choice&quot;)" calcext:base-cell-address="'Ile Taverne'.E12"/>
            <calcext:condition calcext:apply-style-name="cellule d'erreur" calcext:value="!=&quot;&quot;" calcext:base-cell-address="'Ile Taverne'.E12"/>
          </calcext:conditional-format>
          <calcext:conditional-format calcext:target-range-address="Caserne.F30:Caserne.F30">
            <calcext:condition calcext:apply-style-name="cellule histoire" calcext:value="contains-text(&quot;GoTo&quot;)" calcext:base-cell-address="'Ile Taverne'.F30"/>
            <calcext:condition calcext:apply-style-name="cellule histoire" calcext:value="contains-text(&quot;Conclude&quot;)" calcext:base-cell-address="'Ile Taverne'.F30"/>
            <calcext:condition calcext:apply-style-name="cellule random" calcext:value="contains-text(&quot;RandomPercent&quot;)" calcext:base-cell-address="'Ile Taverne'.F30"/>
            <calcext:condition calcext:apply-style-name="cellule random" calcext:value="contains-text(&quot;RandomRange&quot;)" calcext:base-cell-address="'Ile Taverne'.F30"/>
            <calcext:condition calcext:apply-style-name="cellule personnages" calcext:value="contains-text(&quot;NewCrew&quot;)" calcext:base-cell-address="'Ile Taverne'.F30"/>
            <calcext:condition calcext:apply-style-name="cellule personnages" calcext:value="contains-text(&quot;NewCharacter&quot;)" calcext:base-cell-address="'Ile Taverne'.F30"/>
            <calcext:condition calcext:apply-style-name="cellule personnages" calcext:value="contains-text(&quot;HideOther&quot;)" calcext:base-cell-address="'Ile Taverne'.F30"/>
            <calcext:condition calcext:apply-style-name="cellule personnages" calcext:value="contains-text(&quot;DeleteOther&quot;)" calcext:base-cell-address="'Ile Taverne'.F30"/>
            <calcext:condition calcext:apply-style-name="cellule narrateur" calcext:value="contains-text(&quot;Narrator&quot;)" calcext:base-cell-address="'Ile Taverne'.F30"/>
            <calcext:condition calcext:apply-style-name="cellule set choice" calcext:value="contains-text(&quot;SetChoices&quot;)" calcext:base-cell-address="'Ile Taverne'.F30"/>
            <calcext:condition calcext:apply-style-name="cellule dialogues" calcext:value="contains-text(&quot;PlayerSpeak&quot;)" calcext:base-cell-address="'Ile Taverne'.F30"/>
            <calcext:condition calcext:apply-style-name="cellule dialogues" calcext:value="contains-text(&quot;OtherSpeak&quot;)" calcext:base-cell-address="'Ile Taverne'.F30"/>
            <calcext:condition calcext:apply-style-name="cellule argent" calcext:value="contains-text(&quot;CheckGold&quot;)" calcext:base-cell-address="'Ile Taverne'.F30"/>
            <calcext:condition calcext:apply-style-name="cellule argent" calcext:value="contains-text(&quot;RemoveGold&quot;)" calcext:base-cell-address="'Ile Taverne'.F30"/>
            <calcext:condition calcext:apply-style-name="cellule argent" calcext:value="contains-text(&quot;AddGold&quot;)" calcext:base-cell-address="'Ile Taverne'.F30"/>
            <calcext:condition calcext:apply-style-name="cellule argent" calcext:value="contains-text(&quot;Loot&quot;)" calcext:base-cell-address="'Ile Taverne'.F30"/>
            <calcext:condition calcext:apply-style-name="cellule argent" calcext:value="contains-text(&quot;Trade&quot;)" calcext:base-cell-address="'Ile Taverne'.F30"/>
            <calcext:condition calcext:apply-style-name="cellule combat" calcext:value="contains-text(&quot;LaunchCombat&quot;)" calcext:base-cell-address="'Ile Taverne'.F30"/>
            <calcext:condition calcext:apply-style-name="cellule indice" calcext:value="contains-text(&quot;CheckFormula&quot;)" calcext:base-cell-address="'Ile Taverne'.F30"/>
            <calcext:condition calcext:apply-style-name="cellule indice" calcext:value="contains-text(&quot;GiveDirection&quot;)" calcext:base-cell-address="'Ile Taverne'.F30"/>
            <calcext:condition calcext:apply-style-name="cellule temps" calcext:value="contains-text(&quot;SetWeather&quot;)" calcext:base-cell-address="'Ile Taverne'.F30"/>
            <calcext:condition calcext:apply-style-name="cellule temps" calcext:value="contains-text(&quot;SwitchWeather&quot;)" calcext:base-cell-address="'Ile Taverne'.F30"/>
            <calcext:condition calcext:apply-style-name="cellule temps" calcext:value="contains-text(&quot;NextDay&quot;)" calcext:base-cell-address="'Ile Taverne'.F30"/>
            <calcext:condition calcext:apply-style-name="cellule temps" calcext:value="contains-text(&quot;CheckDay&quot;)" calcext:base-cell-address="'Ile Taverne'.F30"/>
            <calcext:condition calcext:apply-style-name="cellule histoire" calcext:value="contains-text(&quot;Leave&quot;)" calcext:base-cell-address="'Ile Taverne'.F30"/>
            <calcext:condition calcext:apply-style-name="cellule choice" calcext:value="contains-text(&quot;Choice&quot;)" calcext:base-cell-address="'Ile Taverne'.F30"/>
            <calcext:condition calcext:apply-style-name="cellule d'erreur" calcext:value="!=&quot;&quot;" calcext:base-cell-address="'Ile Taverne'.F30"/>
          </calcext:conditional-format>
          <calcext:conditional-format calcext:target-range-address="Caserne.F30:Caserne.F30">
            <calcext:condition calcext:apply-style-name="cellule histoire" calcext:value="contains-text(&quot;GoTo&quot;)" calcext:base-cell-address="'Ile Taverne'.F30"/>
            <calcext:condition calcext:apply-style-name="cellule histoire" calcext:value="contains-text(&quot;Conclude&quot;)" calcext:base-cell-address="'Ile Taverne'.F30"/>
            <calcext:condition calcext:apply-style-name="cellule random" calcext:value="contains-text(&quot;RandomPercent&quot;)" calcext:base-cell-address="'Ile Taverne'.F30"/>
            <calcext:condition calcext:apply-style-name="cellule random" calcext:value="contains-text(&quot;RandomRange&quot;)" calcext:base-cell-address="'Ile Taverne'.F30"/>
            <calcext:condition calcext:apply-style-name="cellule personnages" calcext:value="contains-text(&quot;NewCrew&quot;)" calcext:base-cell-address="'Ile Taverne'.F30"/>
            <calcext:condition calcext:apply-style-name="cellule personnages" calcext:value="contains-text(&quot;NewCharacter&quot;)" calcext:base-cell-address="'Ile Taverne'.F30"/>
            <calcext:condition calcext:apply-style-name="cellule personnages" calcext:value="contains-text(&quot;HideOther&quot;)" calcext:base-cell-address="'Ile Taverne'.F30"/>
            <calcext:condition calcext:apply-style-name="cellule personnages" calcext:value="contains-text(&quot;DeleteOther&quot;)" calcext:base-cell-address="'Ile Taverne'.F30"/>
            <calcext:condition calcext:apply-style-name="cellule narrateur" calcext:value="contains-text(&quot;Narrator&quot;)" calcext:base-cell-address="'Ile Taverne'.F30"/>
            <calcext:condition calcext:apply-style-name="cellule set choice" calcext:value="contains-text(&quot;SetChoices&quot;)" calcext:base-cell-address="'Ile Taverne'.F30"/>
            <calcext:condition calcext:apply-style-name="cellule dialogues" calcext:value="contains-text(&quot;PlayerSpeak&quot;)" calcext:base-cell-address="'Ile Taverne'.F30"/>
            <calcext:condition calcext:apply-style-name="cellule dialogues" calcext:value="contains-text(&quot;OtherSpeak&quot;)" calcext:base-cell-address="'Ile Taverne'.F30"/>
            <calcext:condition calcext:apply-style-name="cellule argent" calcext:value="contains-text(&quot;CheckGold&quot;)" calcext:base-cell-address="'Ile Taverne'.F30"/>
            <calcext:condition calcext:apply-style-name="cellule argent" calcext:value="contains-text(&quot;RemoveGold&quot;)" calcext:base-cell-address="'Ile Taverne'.F30"/>
            <calcext:condition calcext:apply-style-name="cellule argent" calcext:value="contains-text(&quot;AddGold&quot;)" calcext:base-cell-address="'Ile Taverne'.F30"/>
            <calcext:condition calcext:apply-style-name="cellule argent" calcext:value="contains-text(&quot;Loot&quot;)" calcext:base-cell-address="'Ile Taverne'.F30"/>
            <calcext:condition calcext:apply-style-name="cellule argent" calcext:value="contains-text(&quot;Trade&quot;)" calcext:base-cell-address="'Ile Taverne'.F30"/>
            <calcext:condition calcext:apply-style-name="cellule combat" calcext:value="contains-text(&quot;LaunchCombat&quot;)" calcext:base-cell-address="'Ile Taverne'.F30"/>
            <calcext:condition calcext:apply-style-name="cellule indice" calcext:value="contains-text(&quot;CheckFormula&quot;)" calcext:base-cell-address="'Ile Taverne'.F30"/>
            <calcext:condition calcext:apply-style-name="cellule indice" calcext:value="contains-text(&quot;GiveDirection&quot;)" calcext:base-cell-address="'Ile Taverne'.F30"/>
            <calcext:condition calcext:apply-style-name="cellule temps" calcext:value="contains-text(&quot;SetWeather&quot;)" calcext:base-cell-address="'Ile Taverne'.F30"/>
            <calcext:condition calcext:apply-style-name="cellule temps" calcext:value="contains-text(&quot;SwitchWeather&quot;)" calcext:base-cell-address="'Ile Taverne'.F30"/>
            <calcext:condition calcext:apply-style-name="cellule temps" calcext:value="contains-text(&quot;NextDay&quot;)" calcext:base-cell-address="'Ile Taverne'.F30"/>
            <calcext:condition calcext:apply-style-name="cellule temps" calcext:value="contains-text(&quot;CheckDay&quot;)" calcext:base-cell-address="'Ile Taverne'.F30"/>
            <calcext:condition calcext:apply-style-name="cellule histoire" calcext:value="contains-text(&quot;Leave&quot;)" calcext:base-cell-address="'Ile Taverne'.F30"/>
            <calcext:condition calcext:apply-style-name="cellule choice" calcext:value="contains-text(&quot;Choice&quot;)" calcext:base-cell-address="'Ile Taverne'.F30"/>
            <calcext:condition calcext:apply-style-name="cellule d'erreur" calcext:value="!=&quot;&quot;" calcext:base-cell-address="'Ile Taverne'.F30"/>
          </calcext:conditional-format>
          <calcext:conditional-format calcext:target-range-address="Caserne.E30:Caserne.E30">
            <calcext:condition calcext:apply-style-name="cellule histoire" calcext:value="contains-text(&quot;GoTo&quot;)" calcext:base-cell-address="'Ile Taverne'.E30"/>
            <calcext:condition calcext:apply-style-name="cellule histoire" calcext:value="contains-text(&quot;Conclude&quot;)" calcext:base-cell-address="'Ile Taverne'.E30"/>
            <calcext:condition calcext:apply-style-name="cellule random" calcext:value="contains-text(&quot;RandomPercent&quot;)" calcext:base-cell-address="'Ile Taverne'.E30"/>
            <calcext:condition calcext:apply-style-name="cellule random" calcext:value="contains-text(&quot;RandomRange&quot;)" calcext:base-cell-address="'Ile Taverne'.E30"/>
            <calcext:condition calcext:apply-style-name="cellule personnages" calcext:value="contains-text(&quot;NewCrew&quot;)" calcext:base-cell-address="'Ile Taverne'.E30"/>
            <calcext:condition calcext:apply-style-name="cellule personnages" calcext:value="contains-text(&quot;NewCharacter&quot;)" calcext:base-cell-address="'Ile Taverne'.E30"/>
            <calcext:condition calcext:apply-style-name="cellule personnages" calcext:value="contains-text(&quot;HideOther&quot;)" calcext:base-cell-address="'Ile Taverne'.E30"/>
            <calcext:condition calcext:apply-style-name="cellule personnages" calcext:value="contains-text(&quot;DeleteOther&quot;)" calcext:base-cell-address="'Ile Taverne'.E30"/>
            <calcext:condition calcext:apply-style-name="cellule narrateur" calcext:value="contains-text(&quot;Narrator&quot;)" calcext:base-cell-address="'Ile Taverne'.E30"/>
            <calcext:condition calcext:apply-style-name="cellule set choice" calcext:value="contains-text(&quot;SetChoices&quot;)" calcext:base-cell-address="'Ile Taverne'.E30"/>
            <calcext:condition calcext:apply-style-name="cellule dialogues" calcext:value="contains-text(&quot;PlayerSpeak&quot;)" calcext:base-cell-address="'Ile Taverne'.E30"/>
            <calcext:condition calcext:apply-style-name="cellule dialogues" calcext:value="contains-text(&quot;OtherSpeak&quot;)" calcext:base-cell-address="'Ile Taverne'.E30"/>
            <calcext:condition calcext:apply-style-name="cellule argent" calcext:value="contains-text(&quot;CheckGold&quot;)" calcext:base-cell-address="'Ile Taverne'.E30"/>
            <calcext:condition calcext:apply-style-name="cellule argent" calcext:value="contains-text(&quot;RemoveGold&quot;)" calcext:base-cell-address="'Ile Taverne'.E30"/>
            <calcext:condition calcext:apply-style-name="cellule argent" calcext:value="contains-text(&quot;AddGold&quot;)" calcext:base-cell-address="'Ile Taverne'.E30"/>
            <calcext:condition calcext:apply-style-name="cellule argent" calcext:value="contains-text(&quot;Loot&quot;)" calcext:base-cell-address="'Ile Taverne'.E30"/>
            <calcext:condition calcext:apply-style-name="cellule argent" calcext:value="contains-text(&quot;Trade&quot;)" calcext:base-cell-address="'Ile Taverne'.E30"/>
            <calcext:condition calcext:apply-style-name="cellule combat" calcext:value="contains-text(&quot;LaunchCombat&quot;)" calcext:base-cell-address="'Ile Taverne'.E30"/>
            <calcext:condition calcext:apply-style-name="cellule indice" calcext:value="contains-text(&quot;CheckFormula&quot;)" calcext:base-cell-address="'Ile Taverne'.E30"/>
            <calcext:condition calcext:apply-style-name="cellule indice" calcext:value="contains-text(&quot;GiveDirection&quot;)" calcext:base-cell-address="'Ile Taverne'.E30"/>
            <calcext:condition calcext:apply-style-name="cellule temps" calcext:value="contains-text(&quot;SetWeather&quot;)" calcext:base-cell-address="'Ile Taverne'.E30"/>
            <calcext:condition calcext:apply-style-name="cellule temps" calcext:value="contains-text(&quot;SwitchWeather&quot;)" calcext:base-cell-address="'Ile Taverne'.E30"/>
            <calcext:condition calcext:apply-style-name="cellule temps" calcext:value="contains-text(&quot;NextDay&quot;)" calcext:base-cell-address="'Ile Taverne'.E30"/>
            <calcext:condition calcext:apply-style-name="cellule temps" calcext:value="contains-text(&quot;CheckDay&quot;)" calcext:base-cell-address="'Ile Taverne'.E30"/>
            <calcext:condition calcext:apply-style-name="cellule histoire" calcext:value="contains-text(&quot;Leave&quot;)" calcext:base-cell-address="'Ile Taverne'.E30"/>
            <calcext:condition calcext:apply-style-name="cellule choice" calcext:value="contains-text(&quot;Choice&quot;)" calcext:base-cell-address="'Ile Taverne'.E30"/>
            <calcext:condition calcext:apply-style-name="cellule d'erreur" calcext:value="!=&quot;&quot;" calcext:base-cell-address="'Ile Taverne'.E30"/>
          </calcext:conditional-format>
          <calcext:conditional-format calcext:target-range-address="Caserne.E30:Caserne.E30">
            <calcext:condition calcext:apply-style-name="cellule histoire" calcext:value="contains-text(&quot;GoTo&quot;)" calcext:base-cell-address="'Ile Taverne'.E30"/>
            <calcext:condition calcext:apply-style-name="cellule histoire" calcext:value="contains-text(&quot;Conclude&quot;)" calcext:base-cell-address="'Ile Taverne'.E30"/>
            <calcext:condition calcext:apply-style-name="cellule random" calcext:value="contains-text(&quot;RandomPercent&quot;)" calcext:base-cell-address="'Ile Taverne'.E30"/>
            <calcext:condition calcext:apply-style-name="cellule random" calcext:value="contains-text(&quot;RandomRange&quot;)" calcext:base-cell-address="'Ile Taverne'.E30"/>
            <calcext:condition calcext:apply-style-name="cellule personnages" calcext:value="contains-text(&quot;NewCrew&quot;)" calcext:base-cell-address="'Ile Taverne'.E30"/>
            <calcext:condition calcext:apply-style-name="cellule personnages" calcext:value="contains-text(&quot;NewCharacter&quot;)" calcext:base-cell-address="'Ile Taverne'.E30"/>
            <calcext:condition calcext:apply-style-name="cellule personnages" calcext:value="contains-text(&quot;HideOther&quot;)" calcext:base-cell-address="'Ile Taverne'.E30"/>
            <calcext:condition calcext:apply-style-name="cellule personnages" calcext:value="contains-text(&quot;DeleteOther&quot;)" calcext:base-cell-address="'Ile Taverne'.E30"/>
            <calcext:condition calcext:apply-style-name="cellule narrateur" calcext:value="contains-text(&quot;Narrator&quot;)" calcext:base-cell-address="'Ile Taverne'.E30"/>
            <calcext:condition calcext:apply-style-name="cellule set choice" calcext:value="contains-text(&quot;SetChoices&quot;)" calcext:base-cell-address="'Ile Taverne'.E30"/>
            <calcext:condition calcext:apply-style-name="cellule dialogues" calcext:value="contains-text(&quot;PlayerSpeak&quot;)" calcext:base-cell-address="'Ile Taverne'.E30"/>
            <calcext:condition calcext:apply-style-name="cellule dialogues" calcext:value="contains-text(&quot;OtherSpeak&quot;)" calcext:base-cell-address="'Ile Taverne'.E30"/>
            <calcext:condition calcext:apply-style-name="cellule argent" calcext:value="contains-text(&quot;CheckGold&quot;)" calcext:base-cell-address="'Ile Taverne'.E30"/>
            <calcext:condition calcext:apply-style-name="cellule argent" calcext:value="contains-text(&quot;RemoveGold&quot;)" calcext:base-cell-address="'Ile Taverne'.E30"/>
            <calcext:condition calcext:apply-style-name="cellule argent" calcext:value="contains-text(&quot;AddGold&quot;)" calcext:base-cell-address="'Ile Taverne'.E30"/>
            <calcext:condition calcext:apply-style-name="cellule argent" calcext:value="contains-text(&quot;Loot&quot;)" calcext:base-cell-address="'Ile Taverne'.E30"/>
            <calcext:condition calcext:apply-style-name="cellule argent" calcext:value="contains-text(&quot;Trade&quot;)" calcext:base-cell-address="'Ile Taverne'.E30"/>
            <calcext:condition calcext:apply-style-name="cellule combat" calcext:value="contains-text(&quot;LaunchCombat&quot;)" calcext:base-cell-address="'Ile Taverne'.E30"/>
            <calcext:condition calcext:apply-style-name="cellule indice" calcext:value="contains-text(&quot;CheckFormula&quot;)" calcext:base-cell-address="'Ile Taverne'.E30"/>
            <calcext:condition calcext:apply-style-name="cellule indice" calcext:value="contains-text(&quot;GiveDirection&quot;)" calcext:base-cell-address="'Ile Taverne'.E30"/>
            <calcext:condition calcext:apply-style-name="cellule temps" calcext:value="contains-text(&quot;SetWeather&quot;)" calcext:base-cell-address="'Ile Taverne'.E30"/>
            <calcext:condition calcext:apply-style-name="cellule temps" calcext:value="contains-text(&quot;SwitchWeather&quot;)" calcext:base-cell-address="'Ile Taverne'.E30"/>
            <calcext:condition calcext:apply-style-name="cellule temps" calcext:value="contains-text(&quot;NextDay&quot;)" calcext:base-cell-address="'Ile Taverne'.E30"/>
            <calcext:condition calcext:apply-style-name="cellule temps" calcext:value="contains-text(&quot;CheckDay&quot;)" calcext:base-cell-address="'Ile Taverne'.E30"/>
            <calcext:condition calcext:apply-style-name="cellule histoire" calcext:value="contains-text(&quot;Leave&quot;)" calcext:base-cell-address="'Ile Taverne'.E30"/>
            <calcext:condition calcext:apply-style-name="cellule choice" calcext:value="contains-text(&quot;Choice&quot;)" calcext:base-cell-address="'Ile Taverne'.E30"/>
            <calcext:condition calcext:apply-style-name="cellule d'erreur" calcext:value="!=&quot;&quot;" calcext:base-cell-address="'Ile Taverne'.E30"/>
          </calcext:conditional-format>
          <calcext:conditional-format calcext:target-range-address="Caserne.F31:Caserne.F31">
            <calcext:condition calcext:apply-style-name="cellule histoire" calcext:value="contains-text(&quot;GoTo&quot;)" calcext:base-cell-address="'Ile Taverne'.F31"/>
            <calcext:condition calcext:apply-style-name="cellule histoire" calcext:value="contains-text(&quot;Conclude&quot;)" calcext:base-cell-address="'Ile Taverne'.F31"/>
            <calcext:condition calcext:apply-style-name="cellule random" calcext:value="contains-text(&quot;RandomPercent&quot;)" calcext:base-cell-address="'Ile Taverne'.F31"/>
            <calcext:condition calcext:apply-style-name="cellule random" calcext:value="contains-text(&quot;RandomRange&quot;)" calcext:base-cell-address="'Ile Taverne'.F31"/>
            <calcext:condition calcext:apply-style-name="cellule personnages" calcext:value="contains-text(&quot;NewCrew&quot;)" calcext:base-cell-address="'Ile Taverne'.F31"/>
            <calcext:condition calcext:apply-style-name="cellule personnages" calcext:value="contains-text(&quot;NewCharacter&quot;)" calcext:base-cell-address="'Ile Taverne'.F31"/>
            <calcext:condition calcext:apply-style-name="cellule personnages" calcext:value="contains-text(&quot;HideOther&quot;)" calcext:base-cell-address="'Ile Taverne'.F31"/>
            <calcext:condition calcext:apply-style-name="cellule personnages" calcext:value="contains-text(&quot;DeleteOther&quot;)" calcext:base-cell-address="'Ile Taverne'.F31"/>
            <calcext:condition calcext:apply-style-name="cellule narrateur" calcext:value="contains-text(&quot;Narrator&quot;)" calcext:base-cell-address="'Ile Taverne'.F31"/>
            <calcext:condition calcext:apply-style-name="cellule set choice" calcext:value="contains-text(&quot;SetChoices&quot;)" calcext:base-cell-address="'Ile Taverne'.F31"/>
            <calcext:condition calcext:apply-style-name="cellule dialogues" calcext:value="contains-text(&quot;PlayerSpeak&quot;)" calcext:base-cell-address="'Ile Taverne'.F31"/>
            <calcext:condition calcext:apply-style-name="cellule dialogues" calcext:value="contains-text(&quot;OtherSpeak&quot;)" calcext:base-cell-address="'Ile Taverne'.F31"/>
            <calcext:condition calcext:apply-style-name="cellule argent" calcext:value="contains-text(&quot;CheckGold&quot;)" calcext:base-cell-address="'Ile Taverne'.F31"/>
            <calcext:condition calcext:apply-style-name="cellule argent" calcext:value="contains-text(&quot;RemoveGold&quot;)" calcext:base-cell-address="'Ile Taverne'.F31"/>
            <calcext:condition calcext:apply-style-name="cellule argent" calcext:value="contains-text(&quot;AddGold&quot;)" calcext:base-cell-address="'Ile Taverne'.F31"/>
            <calcext:condition calcext:apply-style-name="cellule argent" calcext:value="contains-text(&quot;Loot&quot;)" calcext:base-cell-address="'Ile Taverne'.F31"/>
            <calcext:condition calcext:apply-style-name="cellule argent" calcext:value="contains-text(&quot;Trade&quot;)" calcext:base-cell-address="'Ile Taverne'.F31"/>
            <calcext:condition calcext:apply-style-name="cellule combat" calcext:value="contains-text(&quot;LaunchCombat&quot;)" calcext:base-cell-address="'Ile Taverne'.F31"/>
            <calcext:condition calcext:apply-style-name="cellule indice" calcext:value="contains-text(&quot;CheckFormula&quot;)" calcext:base-cell-address="'Ile Taverne'.F31"/>
            <calcext:condition calcext:apply-style-name="cellule indice" calcext:value="contains-text(&quot;GiveDirection&quot;)" calcext:base-cell-address="'Ile Taverne'.F31"/>
            <calcext:condition calcext:apply-style-name="cellule temps" calcext:value="contains-text(&quot;SetWeather&quot;)" calcext:base-cell-address="'Ile Taverne'.F31"/>
            <calcext:condition calcext:apply-style-name="cellule temps" calcext:value="contains-text(&quot;SwitchWeather&quot;)" calcext:base-cell-address="'Ile Taverne'.F31"/>
            <calcext:condition calcext:apply-style-name="cellule temps" calcext:value="contains-text(&quot;NextDay&quot;)" calcext:base-cell-address="'Ile Taverne'.F31"/>
            <calcext:condition calcext:apply-style-name="cellule temps" calcext:value="contains-text(&quot;CheckDay&quot;)" calcext:base-cell-address="'Ile Taverne'.F31"/>
            <calcext:condition calcext:apply-style-name="cellule histoire" calcext:value="contains-text(&quot;Leave&quot;)" calcext:base-cell-address="'Ile Taverne'.F31"/>
            <calcext:condition calcext:apply-style-name="cellule choice" calcext:value="contains-text(&quot;Choice&quot;)" calcext:base-cell-address="'Ile Taverne'.F31"/>
            <calcext:condition calcext:apply-style-name="cellule d'erreur" calcext:value="!=&quot;&quot;" calcext:base-cell-address="'Ile Taverne'.F31"/>
          </calcext:conditional-format>
          <calcext:conditional-format calcext:target-range-address="Caserne.F31:Caserne.F31">
            <calcext:condition calcext:apply-style-name="cellule histoire" calcext:value="contains-text(&quot;GoTo&quot;)" calcext:base-cell-address="'Ile Taverne'.F31"/>
            <calcext:condition calcext:apply-style-name="cellule histoire" calcext:value="contains-text(&quot;Conclude&quot;)" calcext:base-cell-address="'Ile Taverne'.F31"/>
            <calcext:condition calcext:apply-style-name="cellule random" calcext:value="contains-text(&quot;RandomPercent&quot;)" calcext:base-cell-address="'Ile Taverne'.F31"/>
            <calcext:condition calcext:apply-style-name="cellule random" calcext:value="contains-text(&quot;RandomRange&quot;)" calcext:base-cell-address="'Ile Taverne'.F31"/>
            <calcext:condition calcext:apply-style-name="cellule personnages" calcext:value="contains-text(&quot;NewCrew&quot;)" calcext:base-cell-address="'Ile Taverne'.F31"/>
            <calcext:condition calcext:apply-style-name="cellule personnages" calcext:value="contains-text(&quot;NewCharacter&quot;)" calcext:base-cell-address="'Ile Taverne'.F31"/>
            <calcext:condition calcext:apply-style-name="cellule personnages" calcext:value="contains-text(&quot;HideOther&quot;)" calcext:base-cell-address="'Ile Taverne'.F31"/>
            <calcext:condition calcext:apply-style-name="cellule personnages" calcext:value="contains-text(&quot;DeleteOther&quot;)" calcext:base-cell-address="'Ile Taverne'.F31"/>
            <calcext:condition calcext:apply-style-name="cellule narrateur" calcext:value="contains-text(&quot;Narrator&quot;)" calcext:base-cell-address="'Ile Taverne'.F31"/>
            <calcext:condition calcext:apply-style-name="cellule set choice" calcext:value="contains-text(&quot;SetChoices&quot;)" calcext:base-cell-address="'Ile Taverne'.F31"/>
            <calcext:condition calcext:apply-style-name="cellule dialogues" calcext:value="contains-text(&quot;PlayerSpeak&quot;)" calcext:base-cell-address="'Ile Taverne'.F31"/>
            <calcext:condition calcext:apply-style-name="cellule dialogues" calcext:value="contains-text(&quot;OtherSpeak&quot;)" calcext:base-cell-address="'Ile Taverne'.F31"/>
            <calcext:condition calcext:apply-style-name="cellule argent" calcext:value="contains-text(&quot;CheckGold&quot;)" calcext:base-cell-address="'Ile Taverne'.F31"/>
            <calcext:condition calcext:apply-style-name="cellule argent" calcext:value="contains-text(&quot;RemoveGold&quot;)" calcext:base-cell-address="'Ile Taverne'.F31"/>
            <calcext:condition calcext:apply-style-name="cellule argent" calcext:value="contains-text(&quot;AddGold&quot;)" calcext:base-cell-address="'Ile Taverne'.F31"/>
            <calcext:condition calcext:apply-style-name="cellule argent" calcext:value="contains-text(&quot;Loot&quot;)" calcext:base-cell-address="'Ile Taverne'.F31"/>
            <calcext:condition calcext:apply-style-name="cellule argent" calcext:value="contains-text(&quot;Trade&quot;)" calcext:base-cell-address="'Ile Taverne'.F31"/>
            <calcext:condition calcext:apply-style-name="cellule combat" calcext:value="contains-text(&quot;LaunchCombat&quot;)" calcext:base-cell-address="'Ile Taverne'.F31"/>
            <calcext:condition calcext:apply-style-name="cellule indice" calcext:value="contains-text(&quot;CheckFormula&quot;)" calcext:base-cell-address="'Ile Taverne'.F31"/>
            <calcext:condition calcext:apply-style-name="cellule indice" calcext:value="contains-text(&quot;GiveDirection&quot;)" calcext:base-cell-address="'Ile Taverne'.F31"/>
            <calcext:condition calcext:apply-style-name="cellule temps" calcext:value="contains-text(&quot;SetWeather&quot;)" calcext:base-cell-address="'Ile Taverne'.F31"/>
            <calcext:condition calcext:apply-style-name="cellule temps" calcext:value="contains-text(&quot;SwitchWeather&quot;)" calcext:base-cell-address="'Ile Taverne'.F31"/>
            <calcext:condition calcext:apply-style-name="cellule temps" calcext:value="contains-text(&quot;NextDay&quot;)" calcext:base-cell-address="'Ile Taverne'.F31"/>
            <calcext:condition calcext:apply-style-name="cellule temps" calcext:value="contains-text(&quot;CheckDay&quot;)" calcext:base-cell-address="'Ile Taverne'.F31"/>
            <calcext:condition calcext:apply-style-name="cellule histoire" calcext:value="contains-text(&quot;Leave&quot;)" calcext:base-cell-address="'Ile Taverne'.F31"/>
            <calcext:condition calcext:apply-style-name="cellule choice" calcext:value="contains-text(&quot;Choice&quot;)" calcext:base-cell-address="'Ile Taverne'.F31"/>
            <calcext:condition calcext:apply-style-name="cellule d'erreur" calcext:value="!=&quot;&quot;" calcext:base-cell-address="'Ile Taverne'.F31"/>
          </calcext:conditional-format>
          <calcext:conditional-format calcext:target-range-address="Caserne.E31:Caserne.E31">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Caserne.E31:Caserne.E31">
            <calcext:condition calcext:apply-style-name="cellule histoire" calcext:value="contains-text(&quot;GoTo&quot;)" calcext:base-cell-address="'Ile Taverne'.E31"/>
            <calcext:condition calcext:apply-style-name="cellule histoire" calcext:value="contains-text(&quot;Conclude&quot;)" calcext:base-cell-address="'Ile Taverne'.E31"/>
            <calcext:condition calcext:apply-style-name="cellule random" calcext:value="contains-text(&quot;RandomPercent&quot;)" calcext:base-cell-address="'Ile Taverne'.E31"/>
            <calcext:condition calcext:apply-style-name="cellule random" calcext:value="contains-text(&quot;RandomRange&quot;)" calcext:base-cell-address="'Ile Taverne'.E31"/>
            <calcext:condition calcext:apply-style-name="cellule personnages" calcext:value="contains-text(&quot;NewCrew&quot;)" calcext:base-cell-address="'Ile Taverne'.E31"/>
            <calcext:condition calcext:apply-style-name="cellule personnages" calcext:value="contains-text(&quot;NewCharacter&quot;)" calcext:base-cell-address="'Ile Taverne'.E31"/>
            <calcext:condition calcext:apply-style-name="cellule personnages" calcext:value="contains-text(&quot;HideOther&quot;)" calcext:base-cell-address="'Ile Taverne'.E31"/>
            <calcext:condition calcext:apply-style-name="cellule personnages" calcext:value="contains-text(&quot;DeleteOther&quot;)" calcext:base-cell-address="'Ile Taverne'.E31"/>
            <calcext:condition calcext:apply-style-name="cellule narrateur" calcext:value="contains-text(&quot;Narrator&quot;)" calcext:base-cell-address="'Ile Taverne'.E31"/>
            <calcext:condition calcext:apply-style-name="cellule set choice" calcext:value="contains-text(&quot;SetChoices&quot;)" calcext:base-cell-address="'Ile Taverne'.E31"/>
            <calcext:condition calcext:apply-style-name="cellule dialogues" calcext:value="contains-text(&quot;PlayerSpeak&quot;)" calcext:base-cell-address="'Ile Taverne'.E31"/>
            <calcext:condition calcext:apply-style-name="cellule dialogues" calcext:value="contains-text(&quot;OtherSpeak&quot;)" calcext:base-cell-address="'Ile Taverne'.E31"/>
            <calcext:condition calcext:apply-style-name="cellule argent" calcext:value="contains-text(&quot;CheckGold&quot;)" calcext:base-cell-address="'Ile Taverne'.E31"/>
            <calcext:condition calcext:apply-style-name="cellule argent" calcext:value="contains-text(&quot;RemoveGold&quot;)" calcext:base-cell-address="'Ile Taverne'.E31"/>
            <calcext:condition calcext:apply-style-name="cellule argent" calcext:value="contains-text(&quot;AddGold&quot;)" calcext:base-cell-address="'Ile Taverne'.E31"/>
            <calcext:condition calcext:apply-style-name="cellule argent" calcext:value="contains-text(&quot;Loot&quot;)" calcext:base-cell-address="'Ile Taverne'.E31"/>
            <calcext:condition calcext:apply-style-name="cellule argent" calcext:value="contains-text(&quot;Trade&quot;)" calcext:base-cell-address="'Ile Taverne'.E31"/>
            <calcext:condition calcext:apply-style-name="cellule combat" calcext:value="contains-text(&quot;LaunchCombat&quot;)" calcext:base-cell-address="'Ile Taverne'.E31"/>
            <calcext:condition calcext:apply-style-name="cellule indice" calcext:value="contains-text(&quot;CheckFormula&quot;)" calcext:base-cell-address="'Ile Taverne'.E31"/>
            <calcext:condition calcext:apply-style-name="cellule indice" calcext:value="contains-text(&quot;GiveDirection&quot;)" calcext:base-cell-address="'Ile Taverne'.E31"/>
            <calcext:condition calcext:apply-style-name="cellule temps" calcext:value="contains-text(&quot;SetWeather&quot;)" calcext:base-cell-address="'Ile Taverne'.E31"/>
            <calcext:condition calcext:apply-style-name="cellule temps" calcext:value="contains-text(&quot;SwitchWeather&quot;)" calcext:base-cell-address="'Ile Taverne'.E31"/>
            <calcext:condition calcext:apply-style-name="cellule temps" calcext:value="contains-text(&quot;NextDay&quot;)" calcext:base-cell-address="'Ile Taverne'.E31"/>
            <calcext:condition calcext:apply-style-name="cellule temps" calcext:value="contains-text(&quot;CheckDay&quot;)" calcext:base-cell-address="'Ile Taverne'.E31"/>
            <calcext:condition calcext:apply-style-name="cellule histoire" calcext:value="contains-text(&quot;Leave&quot;)" calcext:base-cell-address="'Ile Taverne'.E31"/>
            <calcext:condition calcext:apply-style-name="cellule choice" calcext:value="contains-text(&quot;Choice&quot;)" calcext:base-cell-address="'Ile Taverne'.E31"/>
            <calcext:condition calcext:apply-style-name="cellule d'erreur" calcext:value="!=&quot;&quot;" calcext:base-cell-address="'Ile Taverne'.E31"/>
          </calcext:conditional-format>
          <calcext:conditional-format calcext:target-range-address="Caserne.F32:Caserne.F32">
            <calcext:condition calcext:apply-style-name="cellule histoire" calcext:value="contains-text(&quot;GoTo&quot;)" calcext:base-cell-address="'Ile Taverne'.F32"/>
            <calcext:condition calcext:apply-style-name="cellule histoire" calcext:value="contains-text(&quot;Conclude&quot;)" calcext:base-cell-address="'Ile Taverne'.F32"/>
            <calcext:condition calcext:apply-style-name="cellule random" calcext:value="contains-text(&quot;RandomPercent&quot;)" calcext:base-cell-address="'Ile Taverne'.F32"/>
            <calcext:condition calcext:apply-style-name="cellule random" calcext:value="contains-text(&quot;RandomRange&quot;)" calcext:base-cell-address="'Ile Taverne'.F32"/>
            <calcext:condition calcext:apply-style-name="cellule personnages" calcext:value="contains-text(&quot;NewCrew&quot;)" calcext:base-cell-address="'Ile Taverne'.F32"/>
            <calcext:condition calcext:apply-style-name="cellule personnages" calcext:value="contains-text(&quot;NewCharacter&quot;)" calcext:base-cell-address="'Ile Taverne'.F32"/>
            <calcext:condition calcext:apply-style-name="cellule personnages" calcext:value="contains-text(&quot;HideOther&quot;)" calcext:base-cell-address="'Ile Taverne'.F32"/>
            <calcext:condition calcext:apply-style-name="cellule personnages" calcext:value="contains-text(&quot;DeleteOther&quot;)" calcext:base-cell-address="'Ile Taverne'.F32"/>
            <calcext:condition calcext:apply-style-name="cellule narrateur" calcext:value="contains-text(&quot;Narrator&quot;)" calcext:base-cell-address="'Ile Taverne'.F32"/>
            <calcext:condition calcext:apply-style-name="cellule set choice" calcext:value="contains-text(&quot;SetChoices&quot;)" calcext:base-cell-address="'Ile Taverne'.F32"/>
            <calcext:condition calcext:apply-style-name="cellule dialogues" calcext:value="contains-text(&quot;PlayerSpeak&quot;)" calcext:base-cell-address="'Ile Taverne'.F32"/>
            <calcext:condition calcext:apply-style-name="cellule dialogues" calcext:value="contains-text(&quot;OtherSpeak&quot;)" calcext:base-cell-address="'Ile Taverne'.F32"/>
            <calcext:condition calcext:apply-style-name="cellule argent" calcext:value="contains-text(&quot;CheckGold&quot;)" calcext:base-cell-address="'Ile Taverne'.F32"/>
            <calcext:condition calcext:apply-style-name="cellule argent" calcext:value="contains-text(&quot;RemoveGold&quot;)" calcext:base-cell-address="'Ile Taverne'.F32"/>
            <calcext:condition calcext:apply-style-name="cellule argent" calcext:value="contains-text(&quot;AddGold&quot;)" calcext:base-cell-address="'Ile Taverne'.F32"/>
            <calcext:condition calcext:apply-style-name="cellule argent" calcext:value="contains-text(&quot;Loot&quot;)" calcext:base-cell-address="'Ile Taverne'.F32"/>
            <calcext:condition calcext:apply-style-name="cellule argent" calcext:value="contains-text(&quot;Trade&quot;)" calcext:base-cell-address="'Ile Taverne'.F32"/>
            <calcext:condition calcext:apply-style-name="cellule combat" calcext:value="contains-text(&quot;LaunchCombat&quot;)" calcext:base-cell-address="'Ile Taverne'.F32"/>
            <calcext:condition calcext:apply-style-name="cellule indice" calcext:value="contains-text(&quot;CheckFormula&quot;)" calcext:base-cell-address="'Ile Taverne'.F32"/>
            <calcext:condition calcext:apply-style-name="cellule indice" calcext:value="contains-text(&quot;GiveDirection&quot;)" calcext:base-cell-address="'Ile Taverne'.F32"/>
            <calcext:condition calcext:apply-style-name="cellule temps" calcext:value="contains-text(&quot;SetWeather&quot;)" calcext:base-cell-address="'Ile Taverne'.F32"/>
            <calcext:condition calcext:apply-style-name="cellule temps" calcext:value="contains-text(&quot;SwitchWeather&quot;)" calcext:base-cell-address="'Ile Taverne'.F32"/>
            <calcext:condition calcext:apply-style-name="cellule temps" calcext:value="contains-text(&quot;NextDay&quot;)" calcext:base-cell-address="'Ile Taverne'.F32"/>
            <calcext:condition calcext:apply-style-name="cellule temps" calcext:value="contains-text(&quot;CheckDay&quot;)" calcext:base-cell-address="'Ile Taverne'.F32"/>
            <calcext:condition calcext:apply-style-name="cellule histoire" calcext:value="contains-text(&quot;Leave&quot;)" calcext:base-cell-address="'Ile Taverne'.F32"/>
            <calcext:condition calcext:apply-style-name="cellule choice" calcext:value="contains-text(&quot;Choice&quot;)" calcext:base-cell-address="'Ile Taverne'.F32"/>
            <calcext:condition calcext:apply-style-name="cellule d'erreur" calcext:value="!=&quot;&quot;" calcext:base-cell-address="'Ile Taverne'.F32"/>
          </calcext:conditional-format>
          <calcext:conditional-format calcext:target-range-address="Caserne.F32:Caserne.F32">
            <calcext:condition calcext:apply-style-name="cellule histoire" calcext:value="contains-text(&quot;GoTo&quot;)" calcext:base-cell-address="'Ile Taverne'.F32"/>
            <calcext:condition calcext:apply-style-name="cellule histoire" calcext:value="contains-text(&quot;Conclude&quot;)" calcext:base-cell-address="'Ile Taverne'.F32"/>
            <calcext:condition calcext:apply-style-name="cellule random" calcext:value="contains-text(&quot;RandomPercent&quot;)" calcext:base-cell-address="'Ile Taverne'.F32"/>
            <calcext:condition calcext:apply-style-name="cellule random" calcext:value="contains-text(&quot;RandomRange&quot;)" calcext:base-cell-address="'Ile Taverne'.F32"/>
            <calcext:condition calcext:apply-style-name="cellule personnages" calcext:value="contains-text(&quot;NewCrew&quot;)" calcext:base-cell-address="'Ile Taverne'.F32"/>
            <calcext:condition calcext:apply-style-name="cellule personnages" calcext:value="contains-text(&quot;NewCharacter&quot;)" calcext:base-cell-address="'Ile Taverne'.F32"/>
            <calcext:condition calcext:apply-style-name="cellule personnages" calcext:value="contains-text(&quot;HideOther&quot;)" calcext:base-cell-address="'Ile Taverne'.F32"/>
            <calcext:condition calcext:apply-style-name="cellule personnages" calcext:value="contains-text(&quot;DeleteOther&quot;)" calcext:base-cell-address="'Ile Taverne'.F32"/>
            <calcext:condition calcext:apply-style-name="cellule narrateur" calcext:value="contains-text(&quot;Narrator&quot;)" calcext:base-cell-address="'Ile Taverne'.F32"/>
            <calcext:condition calcext:apply-style-name="cellule set choice" calcext:value="contains-text(&quot;SetChoices&quot;)" calcext:base-cell-address="'Ile Taverne'.F32"/>
            <calcext:condition calcext:apply-style-name="cellule dialogues" calcext:value="contains-text(&quot;PlayerSpeak&quot;)" calcext:base-cell-address="'Ile Taverne'.F32"/>
            <calcext:condition calcext:apply-style-name="cellule dialogues" calcext:value="contains-text(&quot;OtherSpeak&quot;)" calcext:base-cell-address="'Ile Taverne'.F32"/>
            <calcext:condition calcext:apply-style-name="cellule argent" calcext:value="contains-text(&quot;CheckGold&quot;)" calcext:base-cell-address="'Ile Taverne'.F32"/>
            <calcext:condition calcext:apply-style-name="cellule argent" calcext:value="contains-text(&quot;RemoveGold&quot;)" calcext:base-cell-address="'Ile Taverne'.F32"/>
            <calcext:condition calcext:apply-style-name="cellule argent" calcext:value="contains-text(&quot;AddGold&quot;)" calcext:base-cell-address="'Ile Taverne'.F32"/>
            <calcext:condition calcext:apply-style-name="cellule argent" calcext:value="contains-text(&quot;Loot&quot;)" calcext:base-cell-address="'Ile Taverne'.F32"/>
            <calcext:condition calcext:apply-style-name="cellule argent" calcext:value="contains-text(&quot;Trade&quot;)" calcext:base-cell-address="'Ile Taverne'.F32"/>
            <calcext:condition calcext:apply-style-name="cellule combat" calcext:value="contains-text(&quot;LaunchCombat&quot;)" calcext:base-cell-address="'Ile Taverne'.F32"/>
            <calcext:condition calcext:apply-style-name="cellule indice" calcext:value="contains-text(&quot;CheckFormula&quot;)" calcext:base-cell-address="'Ile Taverne'.F32"/>
            <calcext:condition calcext:apply-style-name="cellule indice" calcext:value="contains-text(&quot;GiveDirection&quot;)" calcext:base-cell-address="'Ile Taverne'.F32"/>
            <calcext:condition calcext:apply-style-name="cellule temps" calcext:value="contains-text(&quot;SetWeather&quot;)" calcext:base-cell-address="'Ile Taverne'.F32"/>
            <calcext:condition calcext:apply-style-name="cellule temps" calcext:value="contains-text(&quot;SwitchWeather&quot;)" calcext:base-cell-address="'Ile Taverne'.F32"/>
            <calcext:condition calcext:apply-style-name="cellule temps" calcext:value="contains-text(&quot;NextDay&quot;)" calcext:base-cell-address="'Ile Taverne'.F32"/>
            <calcext:condition calcext:apply-style-name="cellule temps" calcext:value="contains-text(&quot;CheckDay&quot;)" calcext:base-cell-address="'Ile Taverne'.F32"/>
            <calcext:condition calcext:apply-style-name="cellule histoire" calcext:value="contains-text(&quot;Leave&quot;)" calcext:base-cell-address="'Ile Taverne'.F32"/>
            <calcext:condition calcext:apply-style-name="cellule choice" calcext:value="contains-text(&quot;Choice&quot;)" calcext:base-cell-address="'Ile Taverne'.F32"/>
            <calcext:condition calcext:apply-style-name="cellule d'erreur" calcext:value="!=&quot;&quot;" calcext:base-cell-address="'Ile Taverne'.F32"/>
          </calcext:conditional-format>
          <calcext:conditional-format calcext:target-range-address="Caserne.E32:Caserne.E32">
            <calcext:condition calcext:apply-style-name="cellule histoire" calcext:value="contains-text(&quot;GoTo&quot;)" calcext:base-cell-address="'Ile Taverne'.E32"/>
            <calcext:condition calcext:apply-style-name="cellule histoire" calcext:value="contains-text(&quot;Conclude&quot;)" calcext:base-cell-address="'Ile Taverne'.E32"/>
            <calcext:condition calcext:apply-style-name="cellule random" calcext:value="contains-text(&quot;RandomPercent&quot;)" calcext:base-cell-address="'Ile Taverne'.E32"/>
            <calcext:condition calcext:apply-style-name="cellule random" calcext:value="contains-text(&quot;RandomRange&quot;)" calcext:base-cell-address="'Ile Taverne'.E32"/>
            <calcext:condition calcext:apply-style-name="cellule personnages" calcext:value="contains-text(&quot;NewCrew&quot;)" calcext:base-cell-address="'Ile Taverne'.E32"/>
            <calcext:condition calcext:apply-style-name="cellule personnages" calcext:value="contains-text(&quot;NewCharacter&quot;)" calcext:base-cell-address="'Ile Taverne'.E32"/>
            <calcext:condition calcext:apply-style-name="cellule personnages" calcext:value="contains-text(&quot;HideOther&quot;)" calcext:base-cell-address="'Ile Taverne'.E32"/>
            <calcext:condition calcext:apply-style-name="cellule personnages" calcext:value="contains-text(&quot;DeleteOther&quot;)" calcext:base-cell-address="'Ile Taverne'.E32"/>
            <calcext:condition calcext:apply-style-name="cellule narrateur" calcext:value="contains-text(&quot;Narrator&quot;)" calcext:base-cell-address="'Ile Taverne'.E32"/>
            <calcext:condition calcext:apply-style-name="cellule set choice" calcext:value="contains-text(&quot;SetChoices&quot;)" calcext:base-cell-address="'Ile Taverne'.E32"/>
            <calcext:condition calcext:apply-style-name="cellule dialogues" calcext:value="contains-text(&quot;PlayerSpeak&quot;)" calcext:base-cell-address="'Ile Taverne'.E32"/>
            <calcext:condition calcext:apply-style-name="cellule dialogues" calcext:value="contains-text(&quot;OtherSpeak&quot;)" calcext:base-cell-address="'Ile Taverne'.E32"/>
            <calcext:condition calcext:apply-style-name="cellule argent" calcext:value="contains-text(&quot;CheckGold&quot;)" calcext:base-cell-address="'Ile Taverne'.E32"/>
            <calcext:condition calcext:apply-style-name="cellule argent" calcext:value="contains-text(&quot;RemoveGold&quot;)" calcext:base-cell-address="'Ile Taverne'.E32"/>
            <calcext:condition calcext:apply-style-name="cellule argent" calcext:value="contains-text(&quot;AddGold&quot;)" calcext:base-cell-address="'Ile Taverne'.E32"/>
            <calcext:condition calcext:apply-style-name="cellule argent" calcext:value="contains-text(&quot;Loot&quot;)" calcext:base-cell-address="'Ile Taverne'.E32"/>
            <calcext:condition calcext:apply-style-name="cellule argent" calcext:value="contains-text(&quot;Trade&quot;)" calcext:base-cell-address="'Ile Taverne'.E32"/>
            <calcext:condition calcext:apply-style-name="cellule combat" calcext:value="contains-text(&quot;LaunchCombat&quot;)" calcext:base-cell-address="'Ile Taverne'.E32"/>
            <calcext:condition calcext:apply-style-name="cellule indice" calcext:value="contains-text(&quot;CheckFormula&quot;)" calcext:base-cell-address="'Ile Taverne'.E32"/>
            <calcext:condition calcext:apply-style-name="cellule indice" calcext:value="contains-text(&quot;GiveDirection&quot;)" calcext:base-cell-address="'Ile Taverne'.E32"/>
            <calcext:condition calcext:apply-style-name="cellule temps" calcext:value="contains-text(&quot;SetWeather&quot;)" calcext:base-cell-address="'Ile Taverne'.E32"/>
            <calcext:condition calcext:apply-style-name="cellule temps" calcext:value="contains-text(&quot;SwitchWeather&quot;)" calcext:base-cell-address="'Ile Taverne'.E32"/>
            <calcext:condition calcext:apply-style-name="cellule temps" calcext:value="contains-text(&quot;NextDay&quot;)" calcext:base-cell-address="'Ile Taverne'.E32"/>
            <calcext:condition calcext:apply-style-name="cellule temps" calcext:value="contains-text(&quot;CheckDay&quot;)" calcext:base-cell-address="'Ile Taverne'.E32"/>
            <calcext:condition calcext:apply-style-name="cellule histoire" calcext:value="contains-text(&quot;Leave&quot;)" calcext:base-cell-address="'Ile Taverne'.E32"/>
            <calcext:condition calcext:apply-style-name="cellule choice" calcext:value="contains-text(&quot;Choice&quot;)" calcext:base-cell-address="'Ile Taverne'.E32"/>
            <calcext:condition calcext:apply-style-name="cellule d'erreur" calcext:value="!=&quot;&quot;" calcext:base-cell-address="'Ile Taverne'.E32"/>
          </calcext:conditional-format>
          <calcext:conditional-format calcext:target-range-address="Caserne.E32:Caserne.E32">
            <calcext:condition calcext:apply-style-name="cellule histoire" calcext:value="contains-text(&quot;GoTo&quot;)" calcext:base-cell-address="'Ile Taverne'.E32"/>
            <calcext:condition calcext:apply-style-name="cellule histoire" calcext:value="contains-text(&quot;Conclude&quot;)" calcext:base-cell-address="'Ile Taverne'.E32"/>
            <calcext:condition calcext:apply-style-name="cellule random" calcext:value="contains-text(&quot;RandomPercent&quot;)" calcext:base-cell-address="'Ile Taverne'.E32"/>
            <calcext:condition calcext:apply-style-name="cellule random" calcext:value="contains-text(&quot;RandomRange&quot;)" calcext:base-cell-address="'Ile Taverne'.E32"/>
            <calcext:condition calcext:apply-style-name="cellule personnages" calcext:value="contains-text(&quot;NewCrew&quot;)" calcext:base-cell-address="'Ile Taverne'.E32"/>
            <calcext:condition calcext:apply-style-name="cellule personnages" calcext:value="contains-text(&quot;NewCharacter&quot;)" calcext:base-cell-address="'Ile Taverne'.E32"/>
            <calcext:condition calcext:apply-style-name="cellule personnages" calcext:value="contains-text(&quot;HideOther&quot;)" calcext:base-cell-address="'Ile Taverne'.E32"/>
            <calcext:condition calcext:apply-style-name="cellule personnages" calcext:value="contains-text(&quot;DeleteOther&quot;)" calcext:base-cell-address="'Ile Taverne'.E32"/>
            <calcext:condition calcext:apply-style-name="cellule narrateur" calcext:value="contains-text(&quot;Narrator&quot;)" calcext:base-cell-address="'Ile Taverne'.E32"/>
            <calcext:condition calcext:apply-style-name="cellule set choice" calcext:value="contains-text(&quot;SetChoices&quot;)" calcext:base-cell-address="'Ile Taverne'.E32"/>
            <calcext:condition calcext:apply-style-name="cellule dialogues" calcext:value="contains-text(&quot;PlayerSpeak&quot;)" calcext:base-cell-address="'Ile Taverne'.E32"/>
            <calcext:condition calcext:apply-style-name="cellule dialogues" calcext:value="contains-text(&quot;OtherSpeak&quot;)" calcext:base-cell-address="'Ile Taverne'.E32"/>
            <calcext:condition calcext:apply-style-name="cellule argent" calcext:value="contains-text(&quot;CheckGold&quot;)" calcext:base-cell-address="'Ile Taverne'.E32"/>
            <calcext:condition calcext:apply-style-name="cellule argent" calcext:value="contains-text(&quot;RemoveGold&quot;)" calcext:base-cell-address="'Ile Taverne'.E32"/>
            <calcext:condition calcext:apply-style-name="cellule argent" calcext:value="contains-text(&quot;AddGold&quot;)" calcext:base-cell-address="'Ile Taverne'.E32"/>
            <calcext:condition calcext:apply-style-name="cellule argent" calcext:value="contains-text(&quot;Loot&quot;)" calcext:base-cell-address="'Ile Taverne'.E32"/>
            <calcext:condition calcext:apply-style-name="cellule argent" calcext:value="contains-text(&quot;Trade&quot;)" calcext:base-cell-address="'Ile Taverne'.E32"/>
            <calcext:condition calcext:apply-style-name="cellule combat" calcext:value="contains-text(&quot;LaunchCombat&quot;)" calcext:base-cell-address="'Ile Taverne'.E32"/>
            <calcext:condition calcext:apply-style-name="cellule indice" calcext:value="contains-text(&quot;CheckFormula&quot;)" calcext:base-cell-address="'Ile Taverne'.E32"/>
            <calcext:condition calcext:apply-style-name="cellule indice" calcext:value="contains-text(&quot;GiveDirection&quot;)" calcext:base-cell-address="'Ile Taverne'.E32"/>
            <calcext:condition calcext:apply-style-name="cellule temps" calcext:value="contains-text(&quot;SetWeather&quot;)" calcext:base-cell-address="'Ile Taverne'.E32"/>
            <calcext:condition calcext:apply-style-name="cellule temps" calcext:value="contains-text(&quot;SwitchWeather&quot;)" calcext:base-cell-address="'Ile Taverne'.E32"/>
            <calcext:condition calcext:apply-style-name="cellule temps" calcext:value="contains-text(&quot;NextDay&quot;)" calcext:base-cell-address="'Ile Taverne'.E32"/>
            <calcext:condition calcext:apply-style-name="cellule temps" calcext:value="contains-text(&quot;CheckDay&quot;)" calcext:base-cell-address="'Ile Taverne'.E32"/>
            <calcext:condition calcext:apply-style-name="cellule histoire" calcext:value="contains-text(&quot;Leave&quot;)" calcext:base-cell-address="'Ile Taverne'.E32"/>
            <calcext:condition calcext:apply-style-name="cellule choice" calcext:value="contains-text(&quot;Choice&quot;)" calcext:base-cell-address="'Ile Taverne'.E32"/>
            <calcext:condition calcext:apply-style-name="cellule d'erreur" calcext:value="!=&quot;&quot;" calcext:base-cell-address="'Ile Taverne'.E32"/>
          </calcext:conditional-format>
          <calcext:conditional-format calcext:target-range-address="Caserne.F33:Caserne.F33">
            <calcext:condition calcext:apply-style-name="cellule histoire" calcext:value="contains-text(&quot;GoTo&quot;)" calcext:base-cell-address="'Ile Taverne'.F33"/>
            <calcext:condition calcext:apply-style-name="cellule histoire" calcext:value="contains-text(&quot;Conclude&quot;)" calcext:base-cell-address="'Ile Taverne'.F33"/>
            <calcext:condition calcext:apply-style-name="cellule random" calcext:value="contains-text(&quot;RandomPercent&quot;)" calcext:base-cell-address="'Ile Taverne'.F33"/>
            <calcext:condition calcext:apply-style-name="cellule random" calcext:value="contains-text(&quot;RandomRange&quot;)" calcext:base-cell-address="'Ile Taverne'.F33"/>
            <calcext:condition calcext:apply-style-name="cellule personnages" calcext:value="contains-text(&quot;NewCrew&quot;)" calcext:base-cell-address="'Ile Taverne'.F33"/>
            <calcext:condition calcext:apply-style-name="cellule personnages" calcext:value="contains-text(&quot;NewCharacter&quot;)" calcext:base-cell-address="'Ile Taverne'.F33"/>
            <calcext:condition calcext:apply-style-name="cellule personnages" calcext:value="contains-text(&quot;HideOther&quot;)" calcext:base-cell-address="'Ile Taverne'.F33"/>
            <calcext:condition calcext:apply-style-name="cellule personnages" calcext:value="contains-text(&quot;DeleteOther&quot;)" calcext:base-cell-address="'Ile Taverne'.F33"/>
            <calcext:condition calcext:apply-style-name="cellule narrateur" calcext:value="contains-text(&quot;Narrator&quot;)" calcext:base-cell-address="'Ile Taverne'.F33"/>
            <calcext:condition calcext:apply-style-name="cellule set choice" calcext:value="contains-text(&quot;SetChoices&quot;)" calcext:base-cell-address="'Ile Taverne'.F33"/>
            <calcext:condition calcext:apply-style-name="cellule dialogues" calcext:value="contains-text(&quot;PlayerSpeak&quot;)" calcext:base-cell-address="'Ile Taverne'.F33"/>
            <calcext:condition calcext:apply-style-name="cellule dialogues" calcext:value="contains-text(&quot;OtherSpeak&quot;)" calcext:base-cell-address="'Ile Taverne'.F33"/>
            <calcext:condition calcext:apply-style-name="cellule argent" calcext:value="contains-text(&quot;CheckGold&quot;)" calcext:base-cell-address="'Ile Taverne'.F33"/>
            <calcext:condition calcext:apply-style-name="cellule argent" calcext:value="contains-text(&quot;RemoveGold&quot;)" calcext:base-cell-address="'Ile Taverne'.F33"/>
            <calcext:condition calcext:apply-style-name="cellule argent" calcext:value="contains-text(&quot;AddGold&quot;)" calcext:base-cell-address="'Ile Taverne'.F33"/>
            <calcext:condition calcext:apply-style-name="cellule argent" calcext:value="contains-text(&quot;Loot&quot;)" calcext:base-cell-address="'Ile Taverne'.F33"/>
            <calcext:condition calcext:apply-style-name="cellule argent" calcext:value="contains-text(&quot;Trade&quot;)" calcext:base-cell-address="'Ile Taverne'.F33"/>
            <calcext:condition calcext:apply-style-name="cellule combat" calcext:value="contains-text(&quot;LaunchCombat&quot;)" calcext:base-cell-address="'Ile Taverne'.F33"/>
            <calcext:condition calcext:apply-style-name="cellule indice" calcext:value="contains-text(&quot;CheckFormula&quot;)" calcext:base-cell-address="'Ile Taverne'.F33"/>
            <calcext:condition calcext:apply-style-name="cellule indice" calcext:value="contains-text(&quot;GiveDirection&quot;)" calcext:base-cell-address="'Ile Taverne'.F33"/>
            <calcext:condition calcext:apply-style-name="cellule temps" calcext:value="contains-text(&quot;SetWeather&quot;)" calcext:base-cell-address="'Ile Taverne'.F33"/>
            <calcext:condition calcext:apply-style-name="cellule temps" calcext:value="contains-text(&quot;SwitchWeather&quot;)" calcext:base-cell-address="'Ile Taverne'.F33"/>
            <calcext:condition calcext:apply-style-name="cellule temps" calcext:value="contains-text(&quot;NextDay&quot;)" calcext:base-cell-address="'Ile Taverne'.F33"/>
            <calcext:condition calcext:apply-style-name="cellule temps" calcext:value="contains-text(&quot;CheckDay&quot;)" calcext:base-cell-address="'Ile Taverne'.F33"/>
            <calcext:condition calcext:apply-style-name="cellule histoire" calcext:value="contains-text(&quot;Leave&quot;)" calcext:base-cell-address="'Ile Taverne'.F33"/>
            <calcext:condition calcext:apply-style-name="cellule choice" calcext:value="contains-text(&quot;Choice&quot;)" calcext:base-cell-address="'Ile Taverne'.F33"/>
            <calcext:condition calcext:apply-style-name="cellule d'erreur" calcext:value="!=&quot;&quot;" calcext:base-cell-address="'Ile Taverne'.F33"/>
          </calcext:conditional-format>
          <calcext:conditional-format calcext:target-range-address="Caserne.F33:Caserne.F33">
            <calcext:condition calcext:apply-style-name="cellule histoire" calcext:value="contains-text(&quot;GoTo&quot;)" calcext:base-cell-address="'Ile Taverne'.F33"/>
            <calcext:condition calcext:apply-style-name="cellule histoire" calcext:value="contains-text(&quot;Conclude&quot;)" calcext:base-cell-address="'Ile Taverne'.F33"/>
            <calcext:condition calcext:apply-style-name="cellule random" calcext:value="contains-text(&quot;RandomPercent&quot;)" calcext:base-cell-address="'Ile Taverne'.F33"/>
            <calcext:condition calcext:apply-style-name="cellule random" calcext:value="contains-text(&quot;RandomRange&quot;)" calcext:base-cell-address="'Ile Taverne'.F33"/>
            <calcext:condition calcext:apply-style-name="cellule personnages" calcext:value="contains-text(&quot;NewCrew&quot;)" calcext:base-cell-address="'Ile Taverne'.F33"/>
            <calcext:condition calcext:apply-style-name="cellule personnages" calcext:value="contains-text(&quot;NewCharacter&quot;)" calcext:base-cell-address="'Ile Taverne'.F33"/>
            <calcext:condition calcext:apply-style-name="cellule personnages" calcext:value="contains-text(&quot;HideOther&quot;)" calcext:base-cell-address="'Ile Taverne'.F33"/>
            <calcext:condition calcext:apply-style-name="cellule personnages" calcext:value="contains-text(&quot;DeleteOther&quot;)" calcext:base-cell-address="'Ile Taverne'.F33"/>
            <calcext:condition calcext:apply-style-name="cellule narrateur" calcext:value="contains-text(&quot;Narrator&quot;)" calcext:base-cell-address="'Ile Taverne'.F33"/>
            <calcext:condition calcext:apply-style-name="cellule set choice" calcext:value="contains-text(&quot;SetChoices&quot;)" calcext:base-cell-address="'Ile Taverne'.F33"/>
            <calcext:condition calcext:apply-style-name="cellule dialogues" calcext:value="contains-text(&quot;PlayerSpeak&quot;)" calcext:base-cell-address="'Ile Taverne'.F33"/>
            <calcext:condition calcext:apply-style-name="cellule dialogues" calcext:value="contains-text(&quot;OtherSpeak&quot;)" calcext:base-cell-address="'Ile Taverne'.F33"/>
            <calcext:condition calcext:apply-style-name="cellule argent" calcext:value="contains-text(&quot;CheckGold&quot;)" calcext:base-cell-address="'Ile Taverne'.F33"/>
            <calcext:condition calcext:apply-style-name="cellule argent" calcext:value="contains-text(&quot;RemoveGold&quot;)" calcext:base-cell-address="'Ile Taverne'.F33"/>
            <calcext:condition calcext:apply-style-name="cellule argent" calcext:value="contains-text(&quot;AddGold&quot;)" calcext:base-cell-address="'Ile Taverne'.F33"/>
            <calcext:condition calcext:apply-style-name="cellule argent" calcext:value="contains-text(&quot;Loot&quot;)" calcext:base-cell-address="'Ile Taverne'.F33"/>
            <calcext:condition calcext:apply-style-name="cellule argent" calcext:value="contains-text(&quot;Trade&quot;)" calcext:base-cell-address="'Ile Taverne'.F33"/>
            <calcext:condition calcext:apply-style-name="cellule combat" calcext:value="contains-text(&quot;LaunchCombat&quot;)" calcext:base-cell-address="'Ile Taverne'.F33"/>
            <calcext:condition calcext:apply-style-name="cellule indice" calcext:value="contains-text(&quot;CheckFormula&quot;)" calcext:base-cell-address="'Ile Taverne'.F33"/>
            <calcext:condition calcext:apply-style-name="cellule indice" calcext:value="contains-text(&quot;GiveDirection&quot;)" calcext:base-cell-address="'Ile Taverne'.F33"/>
            <calcext:condition calcext:apply-style-name="cellule temps" calcext:value="contains-text(&quot;SetWeather&quot;)" calcext:base-cell-address="'Ile Taverne'.F33"/>
            <calcext:condition calcext:apply-style-name="cellule temps" calcext:value="contains-text(&quot;SwitchWeather&quot;)" calcext:base-cell-address="'Ile Taverne'.F33"/>
            <calcext:condition calcext:apply-style-name="cellule temps" calcext:value="contains-text(&quot;NextDay&quot;)" calcext:base-cell-address="'Ile Taverne'.F33"/>
            <calcext:condition calcext:apply-style-name="cellule temps" calcext:value="contains-text(&quot;CheckDay&quot;)" calcext:base-cell-address="'Ile Taverne'.F33"/>
            <calcext:condition calcext:apply-style-name="cellule histoire" calcext:value="contains-text(&quot;Leave&quot;)" calcext:base-cell-address="'Ile Taverne'.F33"/>
            <calcext:condition calcext:apply-style-name="cellule choice" calcext:value="contains-text(&quot;Choice&quot;)" calcext:base-cell-address="'Ile Taverne'.F33"/>
            <calcext:condition calcext:apply-style-name="cellule d'erreur" calcext:value="!=&quot;&quot;" calcext:base-cell-address="'Ile Taverne'.F33"/>
          </calcext:conditional-format>
          <calcext:conditional-format calcext:target-range-address="Caserne.E33:Caserne.E33">
            <calcext:condition calcext:apply-style-name="cellule histoire" calcext:value="contains-text(&quot;GoTo&quot;)" calcext:base-cell-address="'Ile Taverne'.E33"/>
            <calcext:condition calcext:apply-style-name="cellule histoire" calcext:value="contains-text(&quot;Conclude&quot;)" calcext:base-cell-address="'Ile Taverne'.E33"/>
            <calcext:condition calcext:apply-style-name="cellule random" calcext:value="contains-text(&quot;RandomPercent&quot;)" calcext:base-cell-address="'Ile Taverne'.E33"/>
            <calcext:condition calcext:apply-style-name="cellule random" calcext:value="contains-text(&quot;RandomRange&quot;)" calcext:base-cell-address="'Ile Taverne'.E33"/>
            <calcext:condition calcext:apply-style-name="cellule personnages" calcext:value="contains-text(&quot;NewCrew&quot;)" calcext:base-cell-address="'Ile Taverne'.E33"/>
            <calcext:condition calcext:apply-style-name="cellule personnages" calcext:value="contains-text(&quot;NewCharacter&quot;)" calcext:base-cell-address="'Ile Taverne'.E33"/>
            <calcext:condition calcext:apply-style-name="cellule personnages" calcext:value="contains-text(&quot;HideOther&quot;)" calcext:base-cell-address="'Ile Taverne'.E33"/>
            <calcext:condition calcext:apply-style-name="cellule personnages" calcext:value="contains-text(&quot;DeleteOther&quot;)" calcext:base-cell-address="'Ile Taverne'.E33"/>
            <calcext:condition calcext:apply-style-name="cellule narrateur" calcext:value="contains-text(&quot;Narrator&quot;)" calcext:base-cell-address="'Ile Taverne'.E33"/>
            <calcext:condition calcext:apply-style-name="cellule set choice" calcext:value="contains-text(&quot;SetChoices&quot;)" calcext:base-cell-address="'Ile Taverne'.E33"/>
            <calcext:condition calcext:apply-style-name="cellule dialogues" calcext:value="contains-text(&quot;PlayerSpeak&quot;)" calcext:base-cell-address="'Ile Taverne'.E33"/>
            <calcext:condition calcext:apply-style-name="cellule dialogues" calcext:value="contains-text(&quot;OtherSpeak&quot;)" calcext:base-cell-address="'Ile Taverne'.E33"/>
            <calcext:condition calcext:apply-style-name="cellule argent" calcext:value="contains-text(&quot;CheckGold&quot;)" calcext:base-cell-address="'Ile Taverne'.E33"/>
            <calcext:condition calcext:apply-style-name="cellule argent" calcext:value="contains-text(&quot;RemoveGold&quot;)" calcext:base-cell-address="'Ile Taverne'.E33"/>
            <calcext:condition calcext:apply-style-name="cellule argent" calcext:value="contains-text(&quot;AddGold&quot;)" calcext:base-cell-address="'Ile Taverne'.E33"/>
            <calcext:condition calcext:apply-style-name="cellule argent" calcext:value="contains-text(&quot;Loot&quot;)" calcext:base-cell-address="'Ile Taverne'.E33"/>
            <calcext:condition calcext:apply-style-name="cellule argent" calcext:value="contains-text(&quot;Trade&quot;)" calcext:base-cell-address="'Ile Taverne'.E33"/>
            <calcext:condition calcext:apply-style-name="cellule combat" calcext:value="contains-text(&quot;LaunchCombat&quot;)" calcext:base-cell-address="'Ile Taverne'.E33"/>
            <calcext:condition calcext:apply-style-name="cellule indice" calcext:value="contains-text(&quot;CheckFormula&quot;)" calcext:base-cell-address="'Ile Taverne'.E33"/>
            <calcext:condition calcext:apply-style-name="cellule indice" calcext:value="contains-text(&quot;GiveDirection&quot;)" calcext:base-cell-address="'Ile Taverne'.E33"/>
            <calcext:condition calcext:apply-style-name="cellule temps" calcext:value="contains-text(&quot;SetWeather&quot;)" calcext:base-cell-address="'Ile Taverne'.E33"/>
            <calcext:condition calcext:apply-style-name="cellule temps" calcext:value="contains-text(&quot;SwitchWeather&quot;)" calcext:base-cell-address="'Ile Taverne'.E33"/>
            <calcext:condition calcext:apply-style-name="cellule temps" calcext:value="contains-text(&quot;NextDay&quot;)" calcext:base-cell-address="'Ile Taverne'.E33"/>
            <calcext:condition calcext:apply-style-name="cellule temps" calcext:value="contains-text(&quot;CheckDay&quot;)" calcext:base-cell-address="'Ile Taverne'.E33"/>
            <calcext:condition calcext:apply-style-name="cellule histoire" calcext:value="contains-text(&quot;Leave&quot;)" calcext:base-cell-address="'Ile Taverne'.E33"/>
            <calcext:condition calcext:apply-style-name="cellule choice" calcext:value="contains-text(&quot;Choice&quot;)" calcext:base-cell-address="'Ile Taverne'.E33"/>
            <calcext:condition calcext:apply-style-name="cellule d'erreur" calcext:value="!=&quot;&quot;" calcext:base-cell-address="'Ile Taverne'.E33"/>
          </calcext:conditional-format>
          <calcext:conditional-format calcext:target-range-address="Caserne.E33:Caserne.E33">
            <calcext:condition calcext:apply-style-name="cellule histoire" calcext:value="contains-text(&quot;GoTo&quot;)" calcext:base-cell-address="'Ile Taverne'.E33"/>
            <calcext:condition calcext:apply-style-name="cellule histoire" calcext:value="contains-text(&quot;Conclude&quot;)" calcext:base-cell-address="'Ile Taverne'.E33"/>
            <calcext:condition calcext:apply-style-name="cellule random" calcext:value="contains-text(&quot;RandomPercent&quot;)" calcext:base-cell-address="'Ile Taverne'.E33"/>
            <calcext:condition calcext:apply-style-name="cellule random" calcext:value="contains-text(&quot;RandomRange&quot;)" calcext:base-cell-address="'Ile Taverne'.E33"/>
            <calcext:condition calcext:apply-style-name="cellule personnages" calcext:value="contains-text(&quot;NewCrew&quot;)" calcext:base-cell-address="'Ile Taverne'.E33"/>
            <calcext:condition calcext:apply-style-name="cellule personnages" calcext:value="contains-text(&quot;NewCharacter&quot;)" calcext:base-cell-address="'Ile Taverne'.E33"/>
            <calcext:condition calcext:apply-style-name="cellule personnages" calcext:value="contains-text(&quot;HideOther&quot;)" calcext:base-cell-address="'Ile Taverne'.E33"/>
            <calcext:condition calcext:apply-style-name="cellule personnages" calcext:value="contains-text(&quot;DeleteOther&quot;)" calcext:base-cell-address="'Ile Taverne'.E33"/>
            <calcext:condition calcext:apply-style-name="cellule narrateur" calcext:value="contains-text(&quot;Narrator&quot;)" calcext:base-cell-address="'Ile Taverne'.E33"/>
            <calcext:condition calcext:apply-style-name="cellule set choice" calcext:value="contains-text(&quot;SetChoices&quot;)" calcext:base-cell-address="'Ile Taverne'.E33"/>
            <calcext:condition calcext:apply-style-name="cellule dialogues" calcext:value="contains-text(&quot;PlayerSpeak&quot;)" calcext:base-cell-address="'Ile Taverne'.E33"/>
            <calcext:condition calcext:apply-style-name="cellule dialogues" calcext:value="contains-text(&quot;OtherSpeak&quot;)" calcext:base-cell-address="'Ile Taverne'.E33"/>
            <calcext:condition calcext:apply-style-name="cellule argent" calcext:value="contains-text(&quot;CheckGold&quot;)" calcext:base-cell-address="'Ile Taverne'.E33"/>
            <calcext:condition calcext:apply-style-name="cellule argent" calcext:value="contains-text(&quot;RemoveGold&quot;)" calcext:base-cell-address="'Ile Taverne'.E33"/>
            <calcext:condition calcext:apply-style-name="cellule argent" calcext:value="contains-text(&quot;AddGold&quot;)" calcext:base-cell-address="'Ile Taverne'.E33"/>
            <calcext:condition calcext:apply-style-name="cellule argent" calcext:value="contains-text(&quot;Loot&quot;)" calcext:base-cell-address="'Ile Taverne'.E33"/>
            <calcext:condition calcext:apply-style-name="cellule argent" calcext:value="contains-text(&quot;Trade&quot;)" calcext:base-cell-address="'Ile Taverne'.E33"/>
            <calcext:condition calcext:apply-style-name="cellule combat" calcext:value="contains-text(&quot;LaunchCombat&quot;)" calcext:base-cell-address="'Ile Taverne'.E33"/>
            <calcext:condition calcext:apply-style-name="cellule indice" calcext:value="contains-text(&quot;CheckFormula&quot;)" calcext:base-cell-address="'Ile Taverne'.E33"/>
            <calcext:condition calcext:apply-style-name="cellule indice" calcext:value="contains-text(&quot;GiveDirection&quot;)" calcext:base-cell-address="'Ile Taverne'.E33"/>
            <calcext:condition calcext:apply-style-name="cellule temps" calcext:value="contains-text(&quot;SetWeather&quot;)" calcext:base-cell-address="'Ile Taverne'.E33"/>
            <calcext:condition calcext:apply-style-name="cellule temps" calcext:value="contains-text(&quot;SwitchWeather&quot;)" calcext:base-cell-address="'Ile Taverne'.E33"/>
            <calcext:condition calcext:apply-style-name="cellule temps" calcext:value="contains-text(&quot;NextDay&quot;)" calcext:base-cell-address="'Ile Taverne'.E33"/>
            <calcext:condition calcext:apply-style-name="cellule temps" calcext:value="contains-text(&quot;CheckDay&quot;)" calcext:base-cell-address="'Ile Taverne'.E33"/>
            <calcext:condition calcext:apply-style-name="cellule histoire" calcext:value="contains-text(&quot;Leave&quot;)" calcext:base-cell-address="'Ile Taverne'.E33"/>
            <calcext:condition calcext:apply-style-name="cellule choice" calcext:value="contains-text(&quot;Choice&quot;)" calcext:base-cell-address="'Ile Taverne'.E33"/>
            <calcext:condition calcext:apply-style-name="cellule d'erreur" calcext:value="!=&quot;&quot;" calcext:base-cell-address="'Ile Taverne'.E33"/>
          </calcext:conditional-format>
          <calcext:conditional-format calcext:target-range-address="Caserne.F34:Caserne.F34">
            <calcext:condition calcext:apply-style-name="cellule histoire" calcext:value="contains-text(&quot;GoTo&quot;)" calcext:base-cell-address="'Ile Taverne'.F34"/>
            <calcext:condition calcext:apply-style-name="cellule histoire" calcext:value="contains-text(&quot;Conclude&quot;)" calcext:base-cell-address="'Ile Taverne'.F34"/>
            <calcext:condition calcext:apply-style-name="cellule random" calcext:value="contains-text(&quot;RandomPercent&quot;)" calcext:base-cell-address="'Ile Taverne'.F34"/>
            <calcext:condition calcext:apply-style-name="cellule random" calcext:value="contains-text(&quot;RandomRange&quot;)" calcext:base-cell-address="'Ile Taverne'.F34"/>
            <calcext:condition calcext:apply-style-name="cellule personnages" calcext:value="contains-text(&quot;NewCrew&quot;)" calcext:base-cell-address="'Ile Taverne'.F34"/>
            <calcext:condition calcext:apply-style-name="cellule personnages" calcext:value="contains-text(&quot;NewCharacter&quot;)" calcext:base-cell-address="'Ile Taverne'.F34"/>
            <calcext:condition calcext:apply-style-name="cellule personnages" calcext:value="contains-text(&quot;HideOther&quot;)" calcext:base-cell-address="'Ile Taverne'.F34"/>
            <calcext:condition calcext:apply-style-name="cellule personnages" calcext:value="contains-text(&quot;DeleteOther&quot;)" calcext:base-cell-address="'Ile Taverne'.F34"/>
            <calcext:condition calcext:apply-style-name="cellule narrateur" calcext:value="contains-text(&quot;Narrator&quot;)" calcext:base-cell-address="'Ile Taverne'.F34"/>
            <calcext:condition calcext:apply-style-name="cellule set choice" calcext:value="contains-text(&quot;SetChoices&quot;)" calcext:base-cell-address="'Ile Taverne'.F34"/>
            <calcext:condition calcext:apply-style-name="cellule dialogues" calcext:value="contains-text(&quot;PlayerSpeak&quot;)" calcext:base-cell-address="'Ile Taverne'.F34"/>
            <calcext:condition calcext:apply-style-name="cellule dialogues" calcext:value="contains-text(&quot;OtherSpeak&quot;)" calcext:base-cell-address="'Ile Taverne'.F34"/>
            <calcext:condition calcext:apply-style-name="cellule argent" calcext:value="contains-text(&quot;CheckGold&quot;)" calcext:base-cell-address="'Ile Taverne'.F34"/>
            <calcext:condition calcext:apply-style-name="cellule argent" calcext:value="contains-text(&quot;RemoveGold&quot;)" calcext:base-cell-address="'Ile Taverne'.F34"/>
            <calcext:condition calcext:apply-style-name="cellule argent" calcext:value="contains-text(&quot;AddGold&quot;)" calcext:base-cell-address="'Ile Taverne'.F34"/>
            <calcext:condition calcext:apply-style-name="cellule argent" calcext:value="contains-text(&quot;Loot&quot;)" calcext:base-cell-address="'Ile Taverne'.F34"/>
            <calcext:condition calcext:apply-style-name="cellule argent" calcext:value="contains-text(&quot;Trade&quot;)" calcext:base-cell-address="'Ile Taverne'.F34"/>
            <calcext:condition calcext:apply-style-name="cellule combat" calcext:value="contains-text(&quot;LaunchCombat&quot;)" calcext:base-cell-address="'Ile Taverne'.F34"/>
            <calcext:condition calcext:apply-style-name="cellule indice" calcext:value="contains-text(&quot;CheckFormula&quot;)" calcext:base-cell-address="'Ile Taverne'.F34"/>
            <calcext:condition calcext:apply-style-name="cellule indice" calcext:value="contains-text(&quot;GiveDirection&quot;)" calcext:base-cell-address="'Ile Taverne'.F34"/>
            <calcext:condition calcext:apply-style-name="cellule temps" calcext:value="contains-text(&quot;SetWeather&quot;)" calcext:base-cell-address="'Ile Taverne'.F34"/>
            <calcext:condition calcext:apply-style-name="cellule temps" calcext:value="contains-text(&quot;SwitchWeather&quot;)" calcext:base-cell-address="'Ile Taverne'.F34"/>
            <calcext:condition calcext:apply-style-name="cellule temps" calcext:value="contains-text(&quot;NextDay&quot;)" calcext:base-cell-address="'Ile Taverne'.F34"/>
            <calcext:condition calcext:apply-style-name="cellule temps" calcext:value="contains-text(&quot;CheckDay&quot;)" calcext:base-cell-address="'Ile Taverne'.F34"/>
            <calcext:condition calcext:apply-style-name="cellule histoire" calcext:value="contains-text(&quot;Leave&quot;)" calcext:base-cell-address="'Ile Taverne'.F34"/>
            <calcext:condition calcext:apply-style-name="cellule choice" calcext:value="contains-text(&quot;Choice&quot;)" calcext:base-cell-address="'Ile Taverne'.F34"/>
            <calcext:condition calcext:apply-style-name="cellule d'erreur" calcext:value="!=&quot;&quot;" calcext:base-cell-address="'Ile Taverne'.F34"/>
          </calcext:conditional-format>
          <calcext:conditional-format calcext:target-range-address="Caserne.F34:Caserne.F34">
            <calcext:condition calcext:apply-style-name="cellule histoire" calcext:value="contains-text(&quot;GoTo&quot;)" calcext:base-cell-address="'Ile Taverne'.F34"/>
            <calcext:condition calcext:apply-style-name="cellule histoire" calcext:value="contains-text(&quot;Conclude&quot;)" calcext:base-cell-address="'Ile Taverne'.F34"/>
            <calcext:condition calcext:apply-style-name="cellule random" calcext:value="contains-text(&quot;RandomPercent&quot;)" calcext:base-cell-address="'Ile Taverne'.F34"/>
            <calcext:condition calcext:apply-style-name="cellule random" calcext:value="contains-text(&quot;RandomRange&quot;)" calcext:base-cell-address="'Ile Taverne'.F34"/>
            <calcext:condition calcext:apply-style-name="cellule personnages" calcext:value="contains-text(&quot;NewCrew&quot;)" calcext:base-cell-address="'Ile Taverne'.F34"/>
            <calcext:condition calcext:apply-style-name="cellule personnages" calcext:value="contains-text(&quot;NewCharacter&quot;)" calcext:base-cell-address="'Ile Taverne'.F34"/>
            <calcext:condition calcext:apply-style-name="cellule personnages" calcext:value="contains-text(&quot;HideOther&quot;)" calcext:base-cell-address="'Ile Taverne'.F34"/>
            <calcext:condition calcext:apply-style-name="cellule personnages" calcext:value="contains-text(&quot;DeleteOther&quot;)" calcext:base-cell-address="'Ile Taverne'.F34"/>
            <calcext:condition calcext:apply-style-name="cellule narrateur" calcext:value="contains-text(&quot;Narrator&quot;)" calcext:base-cell-address="'Ile Taverne'.F34"/>
            <calcext:condition calcext:apply-style-name="cellule set choice" calcext:value="contains-text(&quot;SetChoices&quot;)" calcext:base-cell-address="'Ile Taverne'.F34"/>
            <calcext:condition calcext:apply-style-name="cellule dialogues" calcext:value="contains-text(&quot;PlayerSpeak&quot;)" calcext:base-cell-address="'Ile Taverne'.F34"/>
            <calcext:condition calcext:apply-style-name="cellule dialogues" calcext:value="contains-text(&quot;OtherSpeak&quot;)" calcext:base-cell-address="'Ile Taverne'.F34"/>
            <calcext:condition calcext:apply-style-name="cellule argent" calcext:value="contains-text(&quot;CheckGold&quot;)" calcext:base-cell-address="'Ile Taverne'.F34"/>
            <calcext:condition calcext:apply-style-name="cellule argent" calcext:value="contains-text(&quot;RemoveGold&quot;)" calcext:base-cell-address="'Ile Taverne'.F34"/>
            <calcext:condition calcext:apply-style-name="cellule argent" calcext:value="contains-text(&quot;AddGold&quot;)" calcext:base-cell-address="'Ile Taverne'.F34"/>
            <calcext:condition calcext:apply-style-name="cellule argent" calcext:value="contains-text(&quot;Loot&quot;)" calcext:base-cell-address="'Ile Taverne'.F34"/>
            <calcext:condition calcext:apply-style-name="cellule argent" calcext:value="contains-text(&quot;Trade&quot;)" calcext:base-cell-address="'Ile Taverne'.F34"/>
            <calcext:condition calcext:apply-style-name="cellule combat" calcext:value="contains-text(&quot;LaunchCombat&quot;)" calcext:base-cell-address="'Ile Taverne'.F34"/>
            <calcext:condition calcext:apply-style-name="cellule indice" calcext:value="contains-text(&quot;CheckFormula&quot;)" calcext:base-cell-address="'Ile Taverne'.F34"/>
            <calcext:condition calcext:apply-style-name="cellule indice" calcext:value="contains-text(&quot;GiveDirection&quot;)" calcext:base-cell-address="'Ile Taverne'.F34"/>
            <calcext:condition calcext:apply-style-name="cellule temps" calcext:value="contains-text(&quot;SetWeather&quot;)" calcext:base-cell-address="'Ile Taverne'.F34"/>
            <calcext:condition calcext:apply-style-name="cellule temps" calcext:value="contains-text(&quot;SwitchWeather&quot;)" calcext:base-cell-address="'Ile Taverne'.F34"/>
            <calcext:condition calcext:apply-style-name="cellule temps" calcext:value="contains-text(&quot;NextDay&quot;)" calcext:base-cell-address="'Ile Taverne'.F34"/>
            <calcext:condition calcext:apply-style-name="cellule temps" calcext:value="contains-text(&quot;CheckDay&quot;)" calcext:base-cell-address="'Ile Taverne'.F34"/>
            <calcext:condition calcext:apply-style-name="cellule histoire" calcext:value="contains-text(&quot;Leave&quot;)" calcext:base-cell-address="'Ile Taverne'.F34"/>
            <calcext:condition calcext:apply-style-name="cellule choice" calcext:value="contains-text(&quot;Choice&quot;)" calcext:base-cell-address="'Ile Taverne'.F34"/>
            <calcext:condition calcext:apply-style-name="cellule d'erreur" calcext:value="!=&quot;&quot;" calcext:base-cell-address="'Ile Taverne'.F34"/>
          </calcext:conditional-format>
          <calcext:conditional-format calcext:target-range-address="Caserne.E34:Caserne.E34">
            <calcext:condition calcext:apply-style-name="cellule histoire" calcext:value="contains-text(&quot;GoTo&quot;)" calcext:base-cell-address="'Ile Taverne'.E34"/>
            <calcext:condition calcext:apply-style-name="cellule histoire" calcext:value="contains-text(&quot;Conclude&quot;)" calcext:base-cell-address="'Ile Taverne'.E34"/>
            <calcext:condition calcext:apply-style-name="cellule random" calcext:value="contains-text(&quot;RandomPercent&quot;)" calcext:base-cell-address="'Ile Taverne'.E34"/>
            <calcext:condition calcext:apply-style-name="cellule random" calcext:value="contains-text(&quot;RandomRange&quot;)" calcext:base-cell-address="'Ile Taverne'.E34"/>
            <calcext:condition calcext:apply-style-name="cellule personnages" calcext:value="contains-text(&quot;NewCrew&quot;)" calcext:base-cell-address="'Ile Taverne'.E34"/>
            <calcext:condition calcext:apply-style-name="cellule personnages" calcext:value="contains-text(&quot;NewCharacter&quot;)" calcext:base-cell-address="'Ile Taverne'.E34"/>
            <calcext:condition calcext:apply-style-name="cellule personnages" calcext:value="contains-text(&quot;HideOther&quot;)" calcext:base-cell-address="'Ile Taverne'.E34"/>
            <calcext:condition calcext:apply-style-name="cellule personnages" calcext:value="contains-text(&quot;DeleteOther&quot;)" calcext:base-cell-address="'Ile Taverne'.E34"/>
            <calcext:condition calcext:apply-style-name="cellule narrateur" calcext:value="contains-text(&quot;Narrator&quot;)" calcext:base-cell-address="'Ile Taverne'.E34"/>
            <calcext:condition calcext:apply-style-name="cellule set choice" calcext:value="contains-text(&quot;SetChoices&quot;)" calcext:base-cell-address="'Ile Taverne'.E34"/>
            <calcext:condition calcext:apply-style-name="cellule dialogues" calcext:value="contains-text(&quot;PlayerSpeak&quot;)" calcext:base-cell-address="'Ile Taverne'.E34"/>
            <calcext:condition calcext:apply-style-name="cellule dialogues" calcext:value="contains-text(&quot;OtherSpeak&quot;)" calcext:base-cell-address="'Ile Taverne'.E34"/>
            <calcext:condition calcext:apply-style-name="cellule argent" calcext:value="contains-text(&quot;CheckGold&quot;)" calcext:base-cell-address="'Ile Taverne'.E34"/>
            <calcext:condition calcext:apply-style-name="cellule argent" calcext:value="contains-text(&quot;RemoveGold&quot;)" calcext:base-cell-address="'Ile Taverne'.E34"/>
            <calcext:condition calcext:apply-style-name="cellule argent" calcext:value="contains-text(&quot;AddGold&quot;)" calcext:base-cell-address="'Ile Taverne'.E34"/>
            <calcext:condition calcext:apply-style-name="cellule argent" calcext:value="contains-text(&quot;Loot&quot;)" calcext:base-cell-address="'Ile Taverne'.E34"/>
            <calcext:condition calcext:apply-style-name="cellule argent" calcext:value="contains-text(&quot;Trade&quot;)" calcext:base-cell-address="'Ile Taverne'.E34"/>
            <calcext:condition calcext:apply-style-name="cellule combat" calcext:value="contains-text(&quot;LaunchCombat&quot;)" calcext:base-cell-address="'Ile Taverne'.E34"/>
            <calcext:condition calcext:apply-style-name="cellule indice" calcext:value="contains-text(&quot;CheckFormula&quot;)" calcext:base-cell-address="'Ile Taverne'.E34"/>
            <calcext:condition calcext:apply-style-name="cellule indice" calcext:value="contains-text(&quot;GiveDirection&quot;)" calcext:base-cell-address="'Ile Taverne'.E34"/>
            <calcext:condition calcext:apply-style-name="cellule temps" calcext:value="contains-text(&quot;SetWeather&quot;)" calcext:base-cell-address="'Ile Taverne'.E34"/>
            <calcext:condition calcext:apply-style-name="cellule temps" calcext:value="contains-text(&quot;SwitchWeather&quot;)" calcext:base-cell-address="'Ile Taverne'.E34"/>
            <calcext:condition calcext:apply-style-name="cellule temps" calcext:value="contains-text(&quot;NextDay&quot;)" calcext:base-cell-address="'Ile Taverne'.E34"/>
            <calcext:condition calcext:apply-style-name="cellule temps" calcext:value="contains-text(&quot;CheckDay&quot;)" calcext:base-cell-address="'Ile Taverne'.E34"/>
            <calcext:condition calcext:apply-style-name="cellule histoire" calcext:value="contains-text(&quot;Leave&quot;)" calcext:base-cell-address="'Ile Taverne'.E34"/>
            <calcext:condition calcext:apply-style-name="cellule choice" calcext:value="contains-text(&quot;Choice&quot;)" calcext:base-cell-address="'Ile Taverne'.E34"/>
            <calcext:condition calcext:apply-style-name="cellule d'erreur" calcext:value="!=&quot;&quot;" calcext:base-cell-address="'Ile Taverne'.E34"/>
          </calcext:conditional-format>
          <calcext:conditional-format calcext:target-range-address="Caserne.E34:Caserne.E34">
            <calcext:condition calcext:apply-style-name="cellule histoire" calcext:value="contains-text(&quot;GoTo&quot;)" calcext:base-cell-address="'Ile Taverne'.E34"/>
            <calcext:condition calcext:apply-style-name="cellule histoire" calcext:value="contains-text(&quot;Conclude&quot;)" calcext:base-cell-address="'Ile Taverne'.E34"/>
            <calcext:condition calcext:apply-style-name="cellule random" calcext:value="contains-text(&quot;RandomPercent&quot;)" calcext:base-cell-address="'Ile Taverne'.E34"/>
            <calcext:condition calcext:apply-style-name="cellule random" calcext:value="contains-text(&quot;RandomRange&quot;)" calcext:base-cell-address="'Ile Taverne'.E34"/>
            <calcext:condition calcext:apply-style-name="cellule personnages" calcext:value="contains-text(&quot;NewCrew&quot;)" calcext:base-cell-address="'Ile Taverne'.E34"/>
            <calcext:condition calcext:apply-style-name="cellule personnages" calcext:value="contains-text(&quot;NewCharacter&quot;)" calcext:base-cell-address="'Ile Taverne'.E34"/>
            <calcext:condition calcext:apply-style-name="cellule personnages" calcext:value="contains-text(&quot;HideOther&quot;)" calcext:base-cell-address="'Ile Taverne'.E34"/>
            <calcext:condition calcext:apply-style-name="cellule personnages" calcext:value="contains-text(&quot;DeleteOther&quot;)" calcext:base-cell-address="'Ile Taverne'.E34"/>
            <calcext:condition calcext:apply-style-name="cellule narrateur" calcext:value="contains-text(&quot;Narrator&quot;)" calcext:base-cell-address="'Ile Taverne'.E34"/>
            <calcext:condition calcext:apply-style-name="cellule set choice" calcext:value="contains-text(&quot;SetChoices&quot;)" calcext:base-cell-address="'Ile Taverne'.E34"/>
            <calcext:condition calcext:apply-style-name="cellule dialogues" calcext:value="contains-text(&quot;PlayerSpeak&quot;)" calcext:base-cell-address="'Ile Taverne'.E34"/>
            <calcext:condition calcext:apply-style-name="cellule dialogues" calcext:value="contains-text(&quot;OtherSpeak&quot;)" calcext:base-cell-address="'Ile Taverne'.E34"/>
            <calcext:condition calcext:apply-style-name="cellule argent" calcext:value="contains-text(&quot;CheckGold&quot;)" calcext:base-cell-address="'Ile Taverne'.E34"/>
            <calcext:condition calcext:apply-style-name="cellule argent" calcext:value="contains-text(&quot;RemoveGold&quot;)" calcext:base-cell-address="'Ile Taverne'.E34"/>
            <calcext:condition calcext:apply-style-name="cellule argent" calcext:value="contains-text(&quot;AddGold&quot;)" calcext:base-cell-address="'Ile Taverne'.E34"/>
            <calcext:condition calcext:apply-style-name="cellule argent" calcext:value="contains-text(&quot;Loot&quot;)" calcext:base-cell-address="'Ile Taverne'.E34"/>
            <calcext:condition calcext:apply-style-name="cellule argent" calcext:value="contains-text(&quot;Trade&quot;)" calcext:base-cell-address="'Ile Taverne'.E34"/>
            <calcext:condition calcext:apply-style-name="cellule combat" calcext:value="contains-text(&quot;LaunchCombat&quot;)" calcext:base-cell-address="'Ile Taverne'.E34"/>
            <calcext:condition calcext:apply-style-name="cellule indice" calcext:value="contains-text(&quot;CheckFormula&quot;)" calcext:base-cell-address="'Ile Taverne'.E34"/>
            <calcext:condition calcext:apply-style-name="cellule indice" calcext:value="contains-text(&quot;GiveDirection&quot;)" calcext:base-cell-address="'Ile Taverne'.E34"/>
            <calcext:condition calcext:apply-style-name="cellule temps" calcext:value="contains-text(&quot;SetWeather&quot;)" calcext:base-cell-address="'Ile Taverne'.E34"/>
            <calcext:condition calcext:apply-style-name="cellule temps" calcext:value="contains-text(&quot;SwitchWeather&quot;)" calcext:base-cell-address="'Ile Taverne'.E34"/>
            <calcext:condition calcext:apply-style-name="cellule temps" calcext:value="contains-text(&quot;NextDay&quot;)" calcext:base-cell-address="'Ile Taverne'.E34"/>
            <calcext:condition calcext:apply-style-name="cellule temps" calcext:value="contains-text(&quot;CheckDay&quot;)" calcext:base-cell-address="'Ile Taverne'.E34"/>
            <calcext:condition calcext:apply-style-name="cellule histoire" calcext:value="contains-text(&quot;Leave&quot;)" calcext:base-cell-address="'Ile Taverne'.E34"/>
            <calcext:condition calcext:apply-style-name="cellule choice" calcext:value="contains-text(&quot;Choice&quot;)" calcext:base-cell-address="'Ile Taverne'.E34"/>
            <calcext:condition calcext:apply-style-name="cellule d'erreur" calcext:value="!=&quot;&quot;" calcext:base-cell-address="'Ile Taverne'.E34"/>
          </calcext:conditional-format>
          <calcext:conditional-format calcext:target-range-address="Caserne.F35:Caserne.F35">
            <calcext:condition calcext:apply-style-name="cellule histoire" calcext:value="contains-text(&quot;GoTo&quot;)" calcext:base-cell-address="'Ile Taverne'.F35"/>
            <calcext:condition calcext:apply-style-name="cellule histoire" calcext:value="contains-text(&quot;Conclude&quot;)" calcext:base-cell-address="'Ile Taverne'.F35"/>
            <calcext:condition calcext:apply-style-name="cellule random" calcext:value="contains-text(&quot;RandomPercent&quot;)" calcext:base-cell-address="'Ile Taverne'.F35"/>
            <calcext:condition calcext:apply-style-name="cellule random" calcext:value="contains-text(&quot;RandomRange&quot;)" calcext:base-cell-address="'Ile Taverne'.F35"/>
            <calcext:condition calcext:apply-style-name="cellule personnages" calcext:value="contains-text(&quot;NewCrew&quot;)" calcext:base-cell-address="'Ile Taverne'.F35"/>
            <calcext:condition calcext:apply-style-name="cellule personnages" calcext:value="contains-text(&quot;NewCharacter&quot;)" calcext:base-cell-address="'Ile Taverne'.F35"/>
            <calcext:condition calcext:apply-style-name="cellule personnages" calcext:value="contains-text(&quot;HideOther&quot;)" calcext:base-cell-address="'Ile Taverne'.F35"/>
            <calcext:condition calcext:apply-style-name="cellule personnages" calcext:value="contains-text(&quot;DeleteOther&quot;)" calcext:base-cell-address="'Ile Taverne'.F35"/>
            <calcext:condition calcext:apply-style-name="cellule narrateur" calcext:value="contains-text(&quot;Narrator&quot;)" calcext:base-cell-address="'Ile Taverne'.F35"/>
            <calcext:condition calcext:apply-style-name="cellule set choice" calcext:value="contains-text(&quot;SetChoices&quot;)" calcext:base-cell-address="'Ile Taverne'.F35"/>
            <calcext:condition calcext:apply-style-name="cellule dialogues" calcext:value="contains-text(&quot;PlayerSpeak&quot;)" calcext:base-cell-address="'Ile Taverne'.F35"/>
            <calcext:condition calcext:apply-style-name="cellule dialogues" calcext:value="contains-text(&quot;OtherSpeak&quot;)" calcext:base-cell-address="'Ile Taverne'.F35"/>
            <calcext:condition calcext:apply-style-name="cellule argent" calcext:value="contains-text(&quot;CheckGold&quot;)" calcext:base-cell-address="'Ile Taverne'.F35"/>
            <calcext:condition calcext:apply-style-name="cellule argent" calcext:value="contains-text(&quot;RemoveGold&quot;)" calcext:base-cell-address="'Ile Taverne'.F35"/>
            <calcext:condition calcext:apply-style-name="cellule argent" calcext:value="contains-text(&quot;AddGold&quot;)" calcext:base-cell-address="'Ile Taverne'.F35"/>
            <calcext:condition calcext:apply-style-name="cellule argent" calcext:value="contains-text(&quot;Loot&quot;)" calcext:base-cell-address="'Ile Taverne'.F35"/>
            <calcext:condition calcext:apply-style-name="cellule argent" calcext:value="contains-text(&quot;Trade&quot;)" calcext:base-cell-address="'Ile Taverne'.F35"/>
            <calcext:condition calcext:apply-style-name="cellule combat" calcext:value="contains-text(&quot;LaunchCombat&quot;)" calcext:base-cell-address="'Ile Taverne'.F35"/>
            <calcext:condition calcext:apply-style-name="cellule indice" calcext:value="contains-text(&quot;CheckFormula&quot;)" calcext:base-cell-address="'Ile Taverne'.F35"/>
            <calcext:condition calcext:apply-style-name="cellule indice" calcext:value="contains-text(&quot;GiveDirection&quot;)" calcext:base-cell-address="'Ile Taverne'.F35"/>
            <calcext:condition calcext:apply-style-name="cellule temps" calcext:value="contains-text(&quot;SetWeather&quot;)" calcext:base-cell-address="'Ile Taverne'.F35"/>
            <calcext:condition calcext:apply-style-name="cellule temps" calcext:value="contains-text(&quot;SwitchWeather&quot;)" calcext:base-cell-address="'Ile Taverne'.F35"/>
            <calcext:condition calcext:apply-style-name="cellule temps" calcext:value="contains-text(&quot;NextDay&quot;)" calcext:base-cell-address="'Ile Taverne'.F35"/>
            <calcext:condition calcext:apply-style-name="cellule temps" calcext:value="contains-text(&quot;CheckDay&quot;)" calcext:base-cell-address="'Ile Taverne'.F35"/>
            <calcext:condition calcext:apply-style-name="cellule histoire" calcext:value="contains-text(&quot;Leave&quot;)" calcext:base-cell-address="'Ile Taverne'.F35"/>
            <calcext:condition calcext:apply-style-name="cellule choice" calcext:value="contains-text(&quot;Choice&quot;)" calcext:base-cell-address="'Ile Taverne'.F35"/>
            <calcext:condition calcext:apply-style-name="cellule d'erreur" calcext:value="!=&quot;&quot;" calcext:base-cell-address="'Ile Taverne'.F35"/>
          </calcext:conditional-format>
          <calcext:conditional-format calcext:target-range-address="Caserne.F35:Caserne.F35">
            <calcext:condition calcext:apply-style-name="cellule histoire" calcext:value="contains-text(&quot;GoTo&quot;)" calcext:base-cell-address="'Ile Taverne'.F35"/>
            <calcext:condition calcext:apply-style-name="cellule histoire" calcext:value="contains-text(&quot;Conclude&quot;)" calcext:base-cell-address="'Ile Taverne'.F35"/>
            <calcext:condition calcext:apply-style-name="cellule random" calcext:value="contains-text(&quot;RandomPercent&quot;)" calcext:base-cell-address="'Ile Taverne'.F35"/>
            <calcext:condition calcext:apply-style-name="cellule random" calcext:value="contains-text(&quot;RandomRange&quot;)" calcext:base-cell-address="'Ile Taverne'.F35"/>
            <calcext:condition calcext:apply-style-name="cellule personnages" calcext:value="contains-text(&quot;NewCrew&quot;)" calcext:base-cell-address="'Ile Taverne'.F35"/>
            <calcext:condition calcext:apply-style-name="cellule personnages" calcext:value="contains-text(&quot;NewCharacter&quot;)" calcext:base-cell-address="'Ile Taverne'.F35"/>
            <calcext:condition calcext:apply-style-name="cellule personnages" calcext:value="contains-text(&quot;HideOther&quot;)" calcext:base-cell-address="'Ile Taverne'.F35"/>
            <calcext:condition calcext:apply-style-name="cellule personnages" calcext:value="contains-text(&quot;DeleteOther&quot;)" calcext:base-cell-address="'Ile Taverne'.F35"/>
            <calcext:condition calcext:apply-style-name="cellule narrateur" calcext:value="contains-text(&quot;Narrator&quot;)" calcext:base-cell-address="'Ile Taverne'.F35"/>
            <calcext:condition calcext:apply-style-name="cellule set choice" calcext:value="contains-text(&quot;SetChoices&quot;)" calcext:base-cell-address="'Ile Taverne'.F35"/>
            <calcext:condition calcext:apply-style-name="cellule dialogues" calcext:value="contains-text(&quot;PlayerSpeak&quot;)" calcext:base-cell-address="'Ile Taverne'.F35"/>
            <calcext:condition calcext:apply-style-name="cellule dialogues" calcext:value="contains-text(&quot;OtherSpeak&quot;)" calcext:base-cell-address="'Ile Taverne'.F35"/>
            <calcext:condition calcext:apply-style-name="cellule argent" calcext:value="contains-text(&quot;CheckGold&quot;)" calcext:base-cell-address="'Ile Taverne'.F35"/>
            <calcext:condition calcext:apply-style-name="cellule argent" calcext:value="contains-text(&quot;RemoveGold&quot;)" calcext:base-cell-address="'Ile Taverne'.F35"/>
            <calcext:condition calcext:apply-style-name="cellule argent" calcext:value="contains-text(&quot;AddGold&quot;)" calcext:base-cell-address="'Ile Taverne'.F35"/>
            <calcext:condition calcext:apply-style-name="cellule argent" calcext:value="contains-text(&quot;Loot&quot;)" calcext:base-cell-address="'Ile Taverne'.F35"/>
            <calcext:condition calcext:apply-style-name="cellule argent" calcext:value="contains-text(&quot;Trade&quot;)" calcext:base-cell-address="'Ile Taverne'.F35"/>
            <calcext:condition calcext:apply-style-name="cellule combat" calcext:value="contains-text(&quot;LaunchCombat&quot;)" calcext:base-cell-address="'Ile Taverne'.F35"/>
            <calcext:condition calcext:apply-style-name="cellule indice" calcext:value="contains-text(&quot;CheckFormula&quot;)" calcext:base-cell-address="'Ile Taverne'.F35"/>
            <calcext:condition calcext:apply-style-name="cellule indice" calcext:value="contains-text(&quot;GiveDirection&quot;)" calcext:base-cell-address="'Ile Taverne'.F35"/>
            <calcext:condition calcext:apply-style-name="cellule temps" calcext:value="contains-text(&quot;SetWeather&quot;)" calcext:base-cell-address="'Ile Taverne'.F35"/>
            <calcext:condition calcext:apply-style-name="cellule temps" calcext:value="contains-text(&quot;SwitchWeather&quot;)" calcext:base-cell-address="'Ile Taverne'.F35"/>
            <calcext:condition calcext:apply-style-name="cellule temps" calcext:value="contains-text(&quot;NextDay&quot;)" calcext:base-cell-address="'Ile Taverne'.F35"/>
            <calcext:condition calcext:apply-style-name="cellule temps" calcext:value="contains-text(&quot;CheckDay&quot;)" calcext:base-cell-address="'Ile Taverne'.F35"/>
            <calcext:condition calcext:apply-style-name="cellule histoire" calcext:value="contains-text(&quot;Leave&quot;)" calcext:base-cell-address="'Ile Taverne'.F35"/>
            <calcext:condition calcext:apply-style-name="cellule choice" calcext:value="contains-text(&quot;Choice&quot;)" calcext:base-cell-address="'Ile Taverne'.F35"/>
            <calcext:condition calcext:apply-style-name="cellule d'erreur" calcext:value="!=&quot;&quot;" calcext:base-cell-address="'Ile Taverne'.F35"/>
          </calcext:conditional-format>
          <calcext:conditional-format calcext:target-range-address="Caserne.E35:Caserne.E35">
            <calcext:condition calcext:apply-style-name="cellule histoire" calcext:value="contains-text(&quot;GoTo&quot;)" calcext:base-cell-address="'Ile Taverne'.E35"/>
            <calcext:condition calcext:apply-style-name="cellule histoire" calcext:value="contains-text(&quot;Conclude&quot;)" calcext:base-cell-address="'Ile Taverne'.E35"/>
            <calcext:condition calcext:apply-style-name="cellule random" calcext:value="contains-text(&quot;RandomPercent&quot;)" calcext:base-cell-address="'Ile Taverne'.E35"/>
            <calcext:condition calcext:apply-style-name="cellule random" calcext:value="contains-text(&quot;RandomRange&quot;)" calcext:base-cell-address="'Ile Taverne'.E35"/>
            <calcext:condition calcext:apply-style-name="cellule personnages" calcext:value="contains-text(&quot;NewCrew&quot;)" calcext:base-cell-address="'Ile Taverne'.E35"/>
            <calcext:condition calcext:apply-style-name="cellule personnages" calcext:value="contains-text(&quot;NewCharacter&quot;)" calcext:base-cell-address="'Ile Taverne'.E35"/>
            <calcext:condition calcext:apply-style-name="cellule personnages" calcext:value="contains-text(&quot;HideOther&quot;)" calcext:base-cell-address="'Ile Taverne'.E35"/>
            <calcext:condition calcext:apply-style-name="cellule personnages" calcext:value="contains-text(&quot;DeleteOther&quot;)" calcext:base-cell-address="'Ile Taverne'.E35"/>
            <calcext:condition calcext:apply-style-name="cellule narrateur" calcext:value="contains-text(&quot;Narrator&quot;)" calcext:base-cell-address="'Ile Taverne'.E35"/>
            <calcext:condition calcext:apply-style-name="cellule set choice" calcext:value="contains-text(&quot;SetChoices&quot;)" calcext:base-cell-address="'Ile Taverne'.E35"/>
            <calcext:condition calcext:apply-style-name="cellule dialogues" calcext:value="contains-text(&quot;PlayerSpeak&quot;)" calcext:base-cell-address="'Ile Taverne'.E35"/>
            <calcext:condition calcext:apply-style-name="cellule dialogues" calcext:value="contains-text(&quot;OtherSpeak&quot;)" calcext:base-cell-address="'Ile Taverne'.E35"/>
            <calcext:condition calcext:apply-style-name="cellule argent" calcext:value="contains-text(&quot;CheckGold&quot;)" calcext:base-cell-address="'Ile Taverne'.E35"/>
            <calcext:condition calcext:apply-style-name="cellule argent" calcext:value="contains-text(&quot;RemoveGold&quot;)" calcext:base-cell-address="'Ile Taverne'.E35"/>
            <calcext:condition calcext:apply-style-name="cellule argent" calcext:value="contains-text(&quot;AddGold&quot;)" calcext:base-cell-address="'Ile Taverne'.E35"/>
            <calcext:condition calcext:apply-style-name="cellule argent" calcext:value="contains-text(&quot;Loot&quot;)" calcext:base-cell-address="'Ile Taverne'.E35"/>
            <calcext:condition calcext:apply-style-name="cellule argent" calcext:value="contains-text(&quot;Trade&quot;)" calcext:base-cell-address="'Ile Taverne'.E35"/>
            <calcext:condition calcext:apply-style-name="cellule combat" calcext:value="contains-text(&quot;LaunchCombat&quot;)" calcext:base-cell-address="'Ile Taverne'.E35"/>
            <calcext:condition calcext:apply-style-name="cellule indice" calcext:value="contains-text(&quot;CheckFormula&quot;)" calcext:base-cell-address="'Ile Taverne'.E35"/>
            <calcext:condition calcext:apply-style-name="cellule indice" calcext:value="contains-text(&quot;GiveDirection&quot;)" calcext:base-cell-address="'Ile Taverne'.E35"/>
            <calcext:condition calcext:apply-style-name="cellule temps" calcext:value="contains-text(&quot;SetWeather&quot;)" calcext:base-cell-address="'Ile Taverne'.E35"/>
            <calcext:condition calcext:apply-style-name="cellule temps" calcext:value="contains-text(&quot;SwitchWeather&quot;)" calcext:base-cell-address="'Ile Taverne'.E35"/>
            <calcext:condition calcext:apply-style-name="cellule temps" calcext:value="contains-text(&quot;NextDay&quot;)" calcext:base-cell-address="'Ile Taverne'.E35"/>
            <calcext:condition calcext:apply-style-name="cellule temps" calcext:value="contains-text(&quot;CheckDay&quot;)" calcext:base-cell-address="'Ile Taverne'.E35"/>
            <calcext:condition calcext:apply-style-name="cellule histoire" calcext:value="contains-text(&quot;Leave&quot;)" calcext:base-cell-address="'Ile Taverne'.E35"/>
            <calcext:condition calcext:apply-style-name="cellule choice" calcext:value="contains-text(&quot;Choice&quot;)" calcext:base-cell-address="'Ile Taverne'.E35"/>
            <calcext:condition calcext:apply-style-name="cellule d'erreur" calcext:value="!=&quot;&quot;" calcext:base-cell-address="'Ile Taverne'.E35"/>
          </calcext:conditional-format>
          <calcext:conditional-format calcext:target-range-address="Caserne.E35:Caserne.E35">
            <calcext:condition calcext:apply-style-name="cellule histoire" calcext:value="contains-text(&quot;GoTo&quot;)" calcext:base-cell-address="'Ile Taverne'.E35"/>
            <calcext:condition calcext:apply-style-name="cellule histoire" calcext:value="contains-text(&quot;Conclude&quot;)" calcext:base-cell-address="'Ile Taverne'.E35"/>
            <calcext:condition calcext:apply-style-name="cellule random" calcext:value="contains-text(&quot;RandomPercent&quot;)" calcext:base-cell-address="'Ile Taverne'.E35"/>
            <calcext:condition calcext:apply-style-name="cellule random" calcext:value="contains-text(&quot;RandomRange&quot;)" calcext:base-cell-address="'Ile Taverne'.E35"/>
            <calcext:condition calcext:apply-style-name="cellule personnages" calcext:value="contains-text(&quot;NewCrew&quot;)" calcext:base-cell-address="'Ile Taverne'.E35"/>
            <calcext:condition calcext:apply-style-name="cellule personnages" calcext:value="contains-text(&quot;NewCharacter&quot;)" calcext:base-cell-address="'Ile Taverne'.E35"/>
            <calcext:condition calcext:apply-style-name="cellule personnages" calcext:value="contains-text(&quot;HideOther&quot;)" calcext:base-cell-address="'Ile Taverne'.E35"/>
            <calcext:condition calcext:apply-style-name="cellule personnages" calcext:value="contains-text(&quot;DeleteOther&quot;)" calcext:base-cell-address="'Ile Taverne'.E35"/>
            <calcext:condition calcext:apply-style-name="cellule narrateur" calcext:value="contains-text(&quot;Narrator&quot;)" calcext:base-cell-address="'Ile Taverne'.E35"/>
            <calcext:condition calcext:apply-style-name="cellule set choice" calcext:value="contains-text(&quot;SetChoices&quot;)" calcext:base-cell-address="'Ile Taverne'.E35"/>
            <calcext:condition calcext:apply-style-name="cellule dialogues" calcext:value="contains-text(&quot;PlayerSpeak&quot;)" calcext:base-cell-address="'Ile Taverne'.E35"/>
            <calcext:condition calcext:apply-style-name="cellule dialogues" calcext:value="contains-text(&quot;OtherSpeak&quot;)" calcext:base-cell-address="'Ile Taverne'.E35"/>
            <calcext:condition calcext:apply-style-name="cellule argent" calcext:value="contains-text(&quot;CheckGold&quot;)" calcext:base-cell-address="'Ile Taverne'.E35"/>
            <calcext:condition calcext:apply-style-name="cellule argent" calcext:value="contains-text(&quot;RemoveGold&quot;)" calcext:base-cell-address="'Ile Taverne'.E35"/>
            <calcext:condition calcext:apply-style-name="cellule argent" calcext:value="contains-text(&quot;AddGold&quot;)" calcext:base-cell-address="'Ile Taverne'.E35"/>
            <calcext:condition calcext:apply-style-name="cellule argent" calcext:value="contains-text(&quot;Loot&quot;)" calcext:base-cell-address="'Ile Taverne'.E35"/>
            <calcext:condition calcext:apply-style-name="cellule argent" calcext:value="contains-text(&quot;Trade&quot;)" calcext:base-cell-address="'Ile Taverne'.E35"/>
            <calcext:condition calcext:apply-style-name="cellule combat" calcext:value="contains-text(&quot;LaunchCombat&quot;)" calcext:base-cell-address="'Ile Taverne'.E35"/>
            <calcext:condition calcext:apply-style-name="cellule indice" calcext:value="contains-text(&quot;CheckFormula&quot;)" calcext:base-cell-address="'Ile Taverne'.E35"/>
            <calcext:condition calcext:apply-style-name="cellule indice" calcext:value="contains-text(&quot;GiveDirection&quot;)" calcext:base-cell-address="'Ile Taverne'.E35"/>
            <calcext:condition calcext:apply-style-name="cellule temps" calcext:value="contains-text(&quot;SetWeather&quot;)" calcext:base-cell-address="'Ile Taverne'.E35"/>
            <calcext:condition calcext:apply-style-name="cellule temps" calcext:value="contains-text(&quot;SwitchWeather&quot;)" calcext:base-cell-address="'Ile Taverne'.E35"/>
            <calcext:condition calcext:apply-style-name="cellule temps" calcext:value="contains-text(&quot;NextDay&quot;)" calcext:base-cell-address="'Ile Taverne'.E35"/>
            <calcext:condition calcext:apply-style-name="cellule temps" calcext:value="contains-text(&quot;CheckDay&quot;)" calcext:base-cell-address="'Ile Taverne'.E35"/>
            <calcext:condition calcext:apply-style-name="cellule histoire" calcext:value="contains-text(&quot;Leave&quot;)" calcext:base-cell-address="'Ile Taverne'.E35"/>
            <calcext:condition calcext:apply-style-name="cellule choice" calcext:value="contains-text(&quot;Choice&quot;)" calcext:base-cell-address="'Ile Taverne'.E35"/>
            <calcext:condition calcext:apply-style-name="cellule d'erreur" calcext:value="!=&quot;&quot;" calcext:base-cell-address="'Ile Taverne'.E35"/>
          </calcext:conditional-format>
          <calcext:conditional-format calcext:target-range-address="Caserne.F36:Caserne.F36">
            <calcext:condition calcext:apply-style-name="cellule histoire" calcext:value="contains-text(&quot;GoTo&quot;)" calcext:base-cell-address="'Ile Taverne'.F36"/>
            <calcext:condition calcext:apply-style-name="cellule histoire" calcext:value="contains-text(&quot;Conclude&quot;)" calcext:base-cell-address="'Ile Taverne'.F36"/>
            <calcext:condition calcext:apply-style-name="cellule random" calcext:value="contains-text(&quot;RandomPercent&quot;)" calcext:base-cell-address="'Ile Taverne'.F36"/>
            <calcext:condition calcext:apply-style-name="cellule random" calcext:value="contains-text(&quot;RandomRange&quot;)" calcext:base-cell-address="'Ile Taverne'.F36"/>
            <calcext:condition calcext:apply-style-name="cellule personnages" calcext:value="contains-text(&quot;NewCrew&quot;)" calcext:base-cell-address="'Ile Taverne'.F36"/>
            <calcext:condition calcext:apply-style-name="cellule personnages" calcext:value="contains-text(&quot;NewCharacter&quot;)" calcext:base-cell-address="'Ile Taverne'.F36"/>
            <calcext:condition calcext:apply-style-name="cellule personnages" calcext:value="contains-text(&quot;HideOther&quot;)" calcext:base-cell-address="'Ile Taverne'.F36"/>
            <calcext:condition calcext:apply-style-name="cellule personnages" calcext:value="contains-text(&quot;DeleteOther&quot;)" calcext:base-cell-address="'Ile Taverne'.F36"/>
            <calcext:condition calcext:apply-style-name="cellule narrateur" calcext:value="contains-text(&quot;Narrator&quot;)" calcext:base-cell-address="'Ile Taverne'.F36"/>
            <calcext:condition calcext:apply-style-name="cellule set choice" calcext:value="contains-text(&quot;SetChoices&quot;)" calcext:base-cell-address="'Ile Taverne'.F36"/>
            <calcext:condition calcext:apply-style-name="cellule dialogues" calcext:value="contains-text(&quot;PlayerSpeak&quot;)" calcext:base-cell-address="'Ile Taverne'.F36"/>
            <calcext:condition calcext:apply-style-name="cellule dialogues" calcext:value="contains-text(&quot;OtherSpeak&quot;)" calcext:base-cell-address="'Ile Taverne'.F36"/>
            <calcext:condition calcext:apply-style-name="cellule argent" calcext:value="contains-text(&quot;CheckGold&quot;)" calcext:base-cell-address="'Ile Taverne'.F36"/>
            <calcext:condition calcext:apply-style-name="cellule argent" calcext:value="contains-text(&quot;RemoveGold&quot;)" calcext:base-cell-address="'Ile Taverne'.F36"/>
            <calcext:condition calcext:apply-style-name="cellule argent" calcext:value="contains-text(&quot;AddGold&quot;)" calcext:base-cell-address="'Ile Taverne'.F36"/>
            <calcext:condition calcext:apply-style-name="cellule argent" calcext:value="contains-text(&quot;Loot&quot;)" calcext:base-cell-address="'Ile Taverne'.F36"/>
            <calcext:condition calcext:apply-style-name="cellule argent" calcext:value="contains-text(&quot;Trade&quot;)" calcext:base-cell-address="'Ile Taverne'.F36"/>
            <calcext:condition calcext:apply-style-name="cellule combat" calcext:value="contains-text(&quot;LaunchCombat&quot;)" calcext:base-cell-address="'Ile Taverne'.F36"/>
            <calcext:condition calcext:apply-style-name="cellule indice" calcext:value="contains-text(&quot;CheckFormula&quot;)" calcext:base-cell-address="'Ile Taverne'.F36"/>
            <calcext:condition calcext:apply-style-name="cellule indice" calcext:value="contains-text(&quot;GiveDirection&quot;)" calcext:base-cell-address="'Ile Taverne'.F36"/>
            <calcext:condition calcext:apply-style-name="cellule temps" calcext:value="contains-text(&quot;SetWeather&quot;)" calcext:base-cell-address="'Ile Taverne'.F36"/>
            <calcext:condition calcext:apply-style-name="cellule temps" calcext:value="contains-text(&quot;SwitchWeather&quot;)" calcext:base-cell-address="'Ile Taverne'.F36"/>
            <calcext:condition calcext:apply-style-name="cellule temps" calcext:value="contains-text(&quot;NextDay&quot;)" calcext:base-cell-address="'Ile Taverne'.F36"/>
            <calcext:condition calcext:apply-style-name="cellule temps" calcext:value="contains-text(&quot;CheckDay&quot;)" calcext:base-cell-address="'Ile Taverne'.F36"/>
            <calcext:condition calcext:apply-style-name="cellule histoire" calcext:value="contains-text(&quot;Leave&quot;)" calcext:base-cell-address="'Ile Taverne'.F36"/>
            <calcext:condition calcext:apply-style-name="cellule choice" calcext:value="contains-text(&quot;Choice&quot;)" calcext:base-cell-address="'Ile Taverne'.F36"/>
            <calcext:condition calcext:apply-style-name="cellule d'erreur" calcext:value="!=&quot;&quot;" calcext:base-cell-address="'Ile Taverne'.F36"/>
          </calcext:conditional-format>
          <calcext:conditional-format calcext:target-range-address="Caserne.F36:Caserne.F36">
            <calcext:condition calcext:apply-style-name="cellule histoire" calcext:value="contains-text(&quot;GoTo&quot;)" calcext:base-cell-address="'Ile Taverne'.F36"/>
            <calcext:condition calcext:apply-style-name="cellule histoire" calcext:value="contains-text(&quot;Conclude&quot;)" calcext:base-cell-address="'Ile Taverne'.F36"/>
            <calcext:condition calcext:apply-style-name="cellule random" calcext:value="contains-text(&quot;RandomPercent&quot;)" calcext:base-cell-address="'Ile Taverne'.F36"/>
            <calcext:condition calcext:apply-style-name="cellule random" calcext:value="contains-text(&quot;RandomRange&quot;)" calcext:base-cell-address="'Ile Taverne'.F36"/>
            <calcext:condition calcext:apply-style-name="cellule personnages" calcext:value="contains-text(&quot;NewCrew&quot;)" calcext:base-cell-address="'Ile Taverne'.F36"/>
            <calcext:condition calcext:apply-style-name="cellule personnages" calcext:value="contains-text(&quot;NewCharacter&quot;)" calcext:base-cell-address="'Ile Taverne'.F36"/>
            <calcext:condition calcext:apply-style-name="cellule personnages" calcext:value="contains-text(&quot;HideOther&quot;)" calcext:base-cell-address="'Ile Taverne'.F36"/>
            <calcext:condition calcext:apply-style-name="cellule personnages" calcext:value="contains-text(&quot;DeleteOther&quot;)" calcext:base-cell-address="'Ile Taverne'.F36"/>
            <calcext:condition calcext:apply-style-name="cellule narrateur" calcext:value="contains-text(&quot;Narrator&quot;)" calcext:base-cell-address="'Ile Taverne'.F36"/>
            <calcext:condition calcext:apply-style-name="cellule set choice" calcext:value="contains-text(&quot;SetChoices&quot;)" calcext:base-cell-address="'Ile Taverne'.F36"/>
            <calcext:condition calcext:apply-style-name="cellule dialogues" calcext:value="contains-text(&quot;PlayerSpeak&quot;)" calcext:base-cell-address="'Ile Taverne'.F36"/>
            <calcext:condition calcext:apply-style-name="cellule dialogues" calcext:value="contains-text(&quot;OtherSpeak&quot;)" calcext:base-cell-address="'Ile Taverne'.F36"/>
            <calcext:condition calcext:apply-style-name="cellule argent" calcext:value="contains-text(&quot;CheckGold&quot;)" calcext:base-cell-address="'Ile Taverne'.F36"/>
            <calcext:condition calcext:apply-style-name="cellule argent" calcext:value="contains-text(&quot;RemoveGold&quot;)" calcext:base-cell-address="'Ile Taverne'.F36"/>
            <calcext:condition calcext:apply-style-name="cellule argent" calcext:value="contains-text(&quot;AddGold&quot;)" calcext:base-cell-address="'Ile Taverne'.F36"/>
            <calcext:condition calcext:apply-style-name="cellule argent" calcext:value="contains-text(&quot;Loot&quot;)" calcext:base-cell-address="'Ile Taverne'.F36"/>
            <calcext:condition calcext:apply-style-name="cellule argent" calcext:value="contains-text(&quot;Trade&quot;)" calcext:base-cell-address="'Ile Taverne'.F36"/>
            <calcext:condition calcext:apply-style-name="cellule combat" calcext:value="contains-text(&quot;LaunchCombat&quot;)" calcext:base-cell-address="'Ile Taverne'.F36"/>
            <calcext:condition calcext:apply-style-name="cellule indice" calcext:value="contains-text(&quot;CheckFormula&quot;)" calcext:base-cell-address="'Ile Taverne'.F36"/>
            <calcext:condition calcext:apply-style-name="cellule indice" calcext:value="contains-text(&quot;GiveDirection&quot;)" calcext:base-cell-address="'Ile Taverne'.F36"/>
            <calcext:condition calcext:apply-style-name="cellule temps" calcext:value="contains-text(&quot;SetWeather&quot;)" calcext:base-cell-address="'Ile Taverne'.F36"/>
            <calcext:condition calcext:apply-style-name="cellule temps" calcext:value="contains-text(&quot;SwitchWeather&quot;)" calcext:base-cell-address="'Ile Taverne'.F36"/>
            <calcext:condition calcext:apply-style-name="cellule temps" calcext:value="contains-text(&quot;NextDay&quot;)" calcext:base-cell-address="'Ile Taverne'.F36"/>
            <calcext:condition calcext:apply-style-name="cellule temps" calcext:value="contains-text(&quot;CheckDay&quot;)" calcext:base-cell-address="'Ile Taverne'.F36"/>
            <calcext:condition calcext:apply-style-name="cellule histoire" calcext:value="contains-text(&quot;Leave&quot;)" calcext:base-cell-address="'Ile Taverne'.F36"/>
            <calcext:condition calcext:apply-style-name="cellule choice" calcext:value="contains-text(&quot;Choice&quot;)" calcext:base-cell-address="'Ile Taverne'.F36"/>
            <calcext:condition calcext:apply-style-name="cellule d'erreur" calcext:value="!=&quot;&quot;" calcext:base-cell-address="'Ile Taverne'.F36"/>
          </calcext:conditional-format>
          <calcext:conditional-format calcext:target-range-address="Caserne.E36:Caserne.E36">
            <calcext:condition calcext:apply-style-name="cellule histoire" calcext:value="contains-text(&quot;GoTo&quot;)" calcext:base-cell-address="'Ile Taverne'.E36"/>
            <calcext:condition calcext:apply-style-name="cellule histoire" calcext:value="contains-text(&quot;Conclude&quot;)" calcext:base-cell-address="'Ile Taverne'.E36"/>
            <calcext:condition calcext:apply-style-name="cellule random" calcext:value="contains-text(&quot;RandomPercent&quot;)" calcext:base-cell-address="'Ile Taverne'.E36"/>
            <calcext:condition calcext:apply-style-name="cellule random" calcext:value="contains-text(&quot;RandomRange&quot;)" calcext:base-cell-address="'Ile Taverne'.E36"/>
            <calcext:condition calcext:apply-style-name="cellule personnages" calcext:value="contains-text(&quot;NewCrew&quot;)" calcext:base-cell-address="'Ile Taverne'.E36"/>
            <calcext:condition calcext:apply-style-name="cellule personnages" calcext:value="contains-text(&quot;NewCharacter&quot;)" calcext:base-cell-address="'Ile Taverne'.E36"/>
            <calcext:condition calcext:apply-style-name="cellule personnages" calcext:value="contains-text(&quot;HideOther&quot;)" calcext:base-cell-address="'Ile Taverne'.E36"/>
            <calcext:condition calcext:apply-style-name="cellule personnages" calcext:value="contains-text(&quot;DeleteOther&quot;)" calcext:base-cell-address="'Ile Taverne'.E36"/>
            <calcext:condition calcext:apply-style-name="cellule narrateur" calcext:value="contains-text(&quot;Narrator&quot;)" calcext:base-cell-address="'Ile Taverne'.E36"/>
            <calcext:condition calcext:apply-style-name="cellule set choice" calcext:value="contains-text(&quot;SetChoices&quot;)" calcext:base-cell-address="'Ile Taverne'.E36"/>
            <calcext:condition calcext:apply-style-name="cellule dialogues" calcext:value="contains-text(&quot;PlayerSpeak&quot;)" calcext:base-cell-address="'Ile Taverne'.E36"/>
            <calcext:condition calcext:apply-style-name="cellule dialogues" calcext:value="contains-text(&quot;OtherSpeak&quot;)" calcext:base-cell-address="'Ile Taverne'.E36"/>
            <calcext:condition calcext:apply-style-name="cellule argent" calcext:value="contains-text(&quot;CheckGold&quot;)" calcext:base-cell-address="'Ile Taverne'.E36"/>
            <calcext:condition calcext:apply-style-name="cellule argent" calcext:value="contains-text(&quot;RemoveGold&quot;)" calcext:base-cell-address="'Ile Taverne'.E36"/>
            <calcext:condition calcext:apply-style-name="cellule argent" calcext:value="contains-text(&quot;AddGold&quot;)" calcext:base-cell-address="'Ile Taverne'.E36"/>
            <calcext:condition calcext:apply-style-name="cellule argent" calcext:value="contains-text(&quot;Loot&quot;)" calcext:base-cell-address="'Ile Taverne'.E36"/>
            <calcext:condition calcext:apply-style-name="cellule argent" calcext:value="contains-text(&quot;Trade&quot;)" calcext:base-cell-address="'Ile Taverne'.E36"/>
            <calcext:condition calcext:apply-style-name="cellule combat" calcext:value="contains-text(&quot;LaunchCombat&quot;)" calcext:base-cell-address="'Ile Taverne'.E36"/>
            <calcext:condition calcext:apply-style-name="cellule indice" calcext:value="contains-text(&quot;CheckFormula&quot;)" calcext:base-cell-address="'Ile Taverne'.E36"/>
            <calcext:condition calcext:apply-style-name="cellule indice" calcext:value="contains-text(&quot;GiveDirection&quot;)" calcext:base-cell-address="'Ile Taverne'.E36"/>
            <calcext:condition calcext:apply-style-name="cellule temps" calcext:value="contains-text(&quot;SetWeather&quot;)" calcext:base-cell-address="'Ile Taverne'.E36"/>
            <calcext:condition calcext:apply-style-name="cellule temps" calcext:value="contains-text(&quot;SwitchWeather&quot;)" calcext:base-cell-address="'Ile Taverne'.E36"/>
            <calcext:condition calcext:apply-style-name="cellule temps" calcext:value="contains-text(&quot;NextDay&quot;)" calcext:base-cell-address="'Ile Taverne'.E36"/>
            <calcext:condition calcext:apply-style-name="cellule temps" calcext:value="contains-text(&quot;CheckDay&quot;)" calcext:base-cell-address="'Ile Taverne'.E36"/>
            <calcext:condition calcext:apply-style-name="cellule histoire" calcext:value="contains-text(&quot;Leave&quot;)" calcext:base-cell-address="'Ile Taverne'.E36"/>
            <calcext:condition calcext:apply-style-name="cellule choice" calcext:value="contains-text(&quot;Choice&quot;)" calcext:base-cell-address="'Ile Taverne'.E36"/>
            <calcext:condition calcext:apply-style-name="cellule d'erreur" calcext:value="!=&quot;&quot;" calcext:base-cell-address="'Ile Taverne'.E36"/>
          </calcext:conditional-format>
          <calcext:conditional-format calcext:target-range-address="Caserne.E36:Caserne.E36">
            <calcext:condition calcext:apply-style-name="cellule histoire" calcext:value="contains-text(&quot;GoTo&quot;)" calcext:base-cell-address="'Ile Taverne'.E36"/>
            <calcext:condition calcext:apply-style-name="cellule histoire" calcext:value="contains-text(&quot;Conclude&quot;)" calcext:base-cell-address="'Ile Taverne'.E36"/>
            <calcext:condition calcext:apply-style-name="cellule random" calcext:value="contains-text(&quot;RandomPercent&quot;)" calcext:base-cell-address="'Ile Taverne'.E36"/>
            <calcext:condition calcext:apply-style-name="cellule random" calcext:value="contains-text(&quot;RandomRange&quot;)" calcext:base-cell-address="'Ile Taverne'.E36"/>
            <calcext:condition calcext:apply-style-name="cellule personnages" calcext:value="contains-text(&quot;NewCrew&quot;)" calcext:base-cell-address="'Ile Taverne'.E36"/>
            <calcext:condition calcext:apply-style-name="cellule personnages" calcext:value="contains-text(&quot;NewCharacter&quot;)" calcext:base-cell-address="'Ile Taverne'.E36"/>
            <calcext:condition calcext:apply-style-name="cellule personnages" calcext:value="contains-text(&quot;HideOther&quot;)" calcext:base-cell-address="'Ile Taverne'.E36"/>
            <calcext:condition calcext:apply-style-name="cellule personnages" calcext:value="contains-text(&quot;DeleteOther&quot;)" calcext:base-cell-address="'Ile Taverne'.E36"/>
            <calcext:condition calcext:apply-style-name="cellule narrateur" calcext:value="contains-text(&quot;Narrator&quot;)" calcext:base-cell-address="'Ile Taverne'.E36"/>
            <calcext:condition calcext:apply-style-name="cellule set choice" calcext:value="contains-text(&quot;SetChoices&quot;)" calcext:base-cell-address="'Ile Taverne'.E36"/>
            <calcext:condition calcext:apply-style-name="cellule dialogues" calcext:value="contains-text(&quot;PlayerSpeak&quot;)" calcext:base-cell-address="'Ile Taverne'.E36"/>
            <calcext:condition calcext:apply-style-name="cellule dialogues" calcext:value="contains-text(&quot;OtherSpeak&quot;)" calcext:base-cell-address="'Ile Taverne'.E36"/>
            <calcext:condition calcext:apply-style-name="cellule argent" calcext:value="contains-text(&quot;CheckGold&quot;)" calcext:base-cell-address="'Ile Taverne'.E36"/>
            <calcext:condition calcext:apply-style-name="cellule argent" calcext:value="contains-text(&quot;RemoveGold&quot;)" calcext:base-cell-address="'Ile Taverne'.E36"/>
            <calcext:condition calcext:apply-style-name="cellule argent" calcext:value="contains-text(&quot;AddGold&quot;)" calcext:base-cell-address="'Ile Taverne'.E36"/>
            <calcext:condition calcext:apply-style-name="cellule argent" calcext:value="contains-text(&quot;Loot&quot;)" calcext:base-cell-address="'Ile Taverne'.E36"/>
            <calcext:condition calcext:apply-style-name="cellule argent" calcext:value="contains-text(&quot;Trade&quot;)" calcext:base-cell-address="'Ile Taverne'.E36"/>
            <calcext:condition calcext:apply-style-name="cellule combat" calcext:value="contains-text(&quot;LaunchCombat&quot;)" calcext:base-cell-address="'Ile Taverne'.E36"/>
            <calcext:condition calcext:apply-style-name="cellule indice" calcext:value="contains-text(&quot;CheckFormula&quot;)" calcext:base-cell-address="'Ile Taverne'.E36"/>
            <calcext:condition calcext:apply-style-name="cellule indice" calcext:value="contains-text(&quot;GiveDirection&quot;)" calcext:base-cell-address="'Ile Taverne'.E36"/>
            <calcext:condition calcext:apply-style-name="cellule temps" calcext:value="contains-text(&quot;SetWeather&quot;)" calcext:base-cell-address="'Ile Taverne'.E36"/>
            <calcext:condition calcext:apply-style-name="cellule temps" calcext:value="contains-text(&quot;SwitchWeather&quot;)" calcext:base-cell-address="'Ile Taverne'.E36"/>
            <calcext:condition calcext:apply-style-name="cellule temps" calcext:value="contains-text(&quot;NextDay&quot;)" calcext:base-cell-address="'Ile Taverne'.E36"/>
            <calcext:condition calcext:apply-style-name="cellule temps" calcext:value="contains-text(&quot;CheckDay&quot;)" calcext:base-cell-address="'Ile Taverne'.E36"/>
            <calcext:condition calcext:apply-style-name="cellule histoire" calcext:value="contains-text(&quot;Leave&quot;)" calcext:base-cell-address="'Ile Taverne'.E36"/>
            <calcext:condition calcext:apply-style-name="cellule choice" calcext:value="contains-text(&quot;Choice&quot;)" calcext:base-cell-address="'Ile Taverne'.E36"/>
            <calcext:condition calcext:apply-style-name="cellule d'erreur" calcext:value="!=&quot;&quot;" calcext:base-cell-address="'Ile Taverne'.E36"/>
          </calcext:conditional-format>
          <calcext:conditional-format calcext:target-range-address="Caserne.C30:Caserne.C30">
            <calcext:condition calcext:apply-style-name="cellule histoire" calcext:value="contains-text(&quot;GoTo&quot;)" calcext:base-cell-address="'Ile Taverne'.C30"/>
            <calcext:condition calcext:apply-style-name="cellule histoire" calcext:value="contains-text(&quot;Conclude&quot;)" calcext:base-cell-address="'Ile Taverne'.C30"/>
            <calcext:condition calcext:apply-style-name="cellule random" calcext:value="contains-text(&quot;RandomPercent&quot;)" calcext:base-cell-address="'Ile Taverne'.C30"/>
            <calcext:condition calcext:apply-style-name="cellule random" calcext:value="contains-text(&quot;RandomRange&quot;)" calcext:base-cell-address="'Ile Taverne'.C30"/>
            <calcext:condition calcext:apply-style-name="cellule personnages" calcext:value="contains-text(&quot;NewCrew&quot;)" calcext:base-cell-address="'Ile Taverne'.C30"/>
            <calcext:condition calcext:apply-style-name="cellule personnages" calcext:value="contains-text(&quot;NewCharacter&quot;)" calcext:base-cell-address="'Ile Taverne'.C30"/>
            <calcext:condition calcext:apply-style-name="cellule personnages" calcext:value="contains-text(&quot;HideOther&quot;)" calcext:base-cell-address="'Ile Taverne'.C30"/>
            <calcext:condition calcext:apply-style-name="cellule personnages" calcext:value="contains-text(&quot;DeleteOther&quot;)" calcext:base-cell-address="'Ile Taverne'.C30"/>
            <calcext:condition calcext:apply-style-name="cellule narrateur" calcext:value="contains-text(&quot;Narrator&quot;)" calcext:base-cell-address="'Ile Taverne'.C30"/>
            <calcext:condition calcext:apply-style-name="cellule set choice" calcext:value="contains-text(&quot;SetChoices&quot;)" calcext:base-cell-address="'Ile Taverne'.C30"/>
            <calcext:condition calcext:apply-style-name="cellule dialogues" calcext:value="contains-text(&quot;PlayerSpeak&quot;)" calcext:base-cell-address="'Ile Taverne'.C30"/>
            <calcext:condition calcext:apply-style-name="cellule dialogues" calcext:value="contains-text(&quot;OtherSpeak&quot;)" calcext:base-cell-address="'Ile Taverne'.C30"/>
            <calcext:condition calcext:apply-style-name="cellule argent" calcext:value="contains-text(&quot;CheckGold&quot;)" calcext:base-cell-address="'Ile Taverne'.C30"/>
            <calcext:condition calcext:apply-style-name="cellule argent" calcext:value="contains-text(&quot;RemoveGold&quot;)" calcext:base-cell-address="'Ile Taverne'.C30"/>
            <calcext:condition calcext:apply-style-name="cellule argent" calcext:value="contains-text(&quot;AddGold&quot;)" calcext:base-cell-address="'Ile Taverne'.C30"/>
            <calcext:condition calcext:apply-style-name="cellule argent" calcext:value="contains-text(&quot;Loot&quot;)" calcext:base-cell-address="'Ile Taverne'.C30"/>
            <calcext:condition calcext:apply-style-name="cellule argent" calcext:value="contains-text(&quot;Trade&quot;)" calcext:base-cell-address="'Ile Taverne'.C30"/>
            <calcext:condition calcext:apply-style-name="cellule combat" calcext:value="contains-text(&quot;LaunchCombat&quot;)" calcext:base-cell-address="'Ile Taverne'.C30"/>
            <calcext:condition calcext:apply-style-name="cellule indice" calcext:value="contains-text(&quot;CheckFormula&quot;)" calcext:base-cell-address="'Ile Taverne'.C30"/>
            <calcext:condition calcext:apply-style-name="cellule indice" calcext:value="contains-text(&quot;GiveDirection&quot;)" calcext:base-cell-address="'Ile Taverne'.C30"/>
            <calcext:condition calcext:apply-style-name="cellule temps" calcext:value="contains-text(&quot;SetWeather&quot;)" calcext:base-cell-address="'Ile Taverne'.C30"/>
            <calcext:condition calcext:apply-style-name="cellule temps" calcext:value="contains-text(&quot;SwitchWeather&quot;)" calcext:base-cell-address="'Ile Taverne'.C30"/>
            <calcext:condition calcext:apply-style-name="cellule temps" calcext:value="contains-text(&quot;NextDay&quot;)" calcext:base-cell-address="'Ile Taverne'.C30"/>
            <calcext:condition calcext:apply-style-name="cellule temps" calcext:value="contains-text(&quot;CheckDay&quot;)" calcext:base-cell-address="'Ile Taverne'.C30"/>
            <calcext:condition calcext:apply-style-name="cellule histoire" calcext:value="contains-text(&quot;Leave&quot;)" calcext:base-cell-address="'Ile Taverne'.C30"/>
            <calcext:condition calcext:apply-style-name="cellule choice" calcext:value="contains-text(&quot;Choice&quot;)" calcext:base-cell-address="'Ile Taverne'.C30"/>
            <calcext:condition calcext:apply-style-name="cellule d'erreur" calcext:value="!=&quot;&quot;" calcext:base-cell-address="'Ile Taverne'.C30"/>
          </calcext:conditional-format>
          <calcext:conditional-format calcext:target-range-address="Caserne.C30:Caserne.C30">
            <calcext:condition calcext:apply-style-name="cellule histoire" calcext:value="contains-text(&quot;GoTo&quot;)" calcext:base-cell-address="'Ile Taverne'.C30"/>
            <calcext:condition calcext:apply-style-name="cellule histoire" calcext:value="contains-text(&quot;Conclude&quot;)" calcext:base-cell-address="'Ile Taverne'.C30"/>
            <calcext:condition calcext:apply-style-name="cellule random" calcext:value="contains-text(&quot;RandomPercent&quot;)" calcext:base-cell-address="'Ile Taverne'.C30"/>
            <calcext:condition calcext:apply-style-name="cellule random" calcext:value="contains-text(&quot;RandomRange&quot;)" calcext:base-cell-address="'Ile Taverne'.C30"/>
            <calcext:condition calcext:apply-style-name="cellule personnages" calcext:value="contains-text(&quot;NewCrew&quot;)" calcext:base-cell-address="'Ile Taverne'.C30"/>
            <calcext:condition calcext:apply-style-name="cellule personnages" calcext:value="contains-text(&quot;NewCharacter&quot;)" calcext:base-cell-address="'Ile Taverne'.C30"/>
            <calcext:condition calcext:apply-style-name="cellule personnages" calcext:value="contains-text(&quot;HideOther&quot;)" calcext:base-cell-address="'Ile Taverne'.C30"/>
            <calcext:condition calcext:apply-style-name="cellule personnages" calcext:value="contains-text(&quot;DeleteOther&quot;)" calcext:base-cell-address="'Ile Taverne'.C30"/>
            <calcext:condition calcext:apply-style-name="cellule narrateur" calcext:value="contains-text(&quot;Narrator&quot;)" calcext:base-cell-address="'Ile Taverne'.C30"/>
            <calcext:condition calcext:apply-style-name="cellule set choice" calcext:value="contains-text(&quot;SetChoices&quot;)" calcext:base-cell-address="'Ile Taverne'.C30"/>
            <calcext:condition calcext:apply-style-name="cellule dialogues" calcext:value="contains-text(&quot;PlayerSpeak&quot;)" calcext:base-cell-address="'Ile Taverne'.C30"/>
            <calcext:condition calcext:apply-style-name="cellule dialogues" calcext:value="contains-text(&quot;OtherSpeak&quot;)" calcext:base-cell-address="'Ile Taverne'.C30"/>
            <calcext:condition calcext:apply-style-name="cellule argent" calcext:value="contains-text(&quot;CheckGold&quot;)" calcext:base-cell-address="'Ile Taverne'.C30"/>
            <calcext:condition calcext:apply-style-name="cellule argent" calcext:value="contains-text(&quot;RemoveGold&quot;)" calcext:base-cell-address="'Ile Taverne'.C30"/>
            <calcext:condition calcext:apply-style-name="cellule argent" calcext:value="contains-text(&quot;AddGold&quot;)" calcext:base-cell-address="'Ile Taverne'.C30"/>
            <calcext:condition calcext:apply-style-name="cellule argent" calcext:value="contains-text(&quot;Loot&quot;)" calcext:base-cell-address="'Ile Taverne'.C30"/>
            <calcext:condition calcext:apply-style-name="cellule argent" calcext:value="contains-text(&quot;Trade&quot;)" calcext:base-cell-address="'Ile Taverne'.C30"/>
            <calcext:condition calcext:apply-style-name="cellule combat" calcext:value="contains-text(&quot;LaunchCombat&quot;)" calcext:base-cell-address="'Ile Taverne'.C30"/>
            <calcext:condition calcext:apply-style-name="cellule indice" calcext:value="contains-text(&quot;CheckFormula&quot;)" calcext:base-cell-address="'Ile Taverne'.C30"/>
            <calcext:condition calcext:apply-style-name="cellule indice" calcext:value="contains-text(&quot;GiveDirection&quot;)" calcext:base-cell-address="'Ile Taverne'.C30"/>
            <calcext:condition calcext:apply-style-name="cellule temps" calcext:value="contains-text(&quot;SetWeather&quot;)" calcext:base-cell-address="'Ile Taverne'.C30"/>
            <calcext:condition calcext:apply-style-name="cellule temps" calcext:value="contains-text(&quot;SwitchWeather&quot;)" calcext:base-cell-address="'Ile Taverne'.C30"/>
            <calcext:condition calcext:apply-style-name="cellule temps" calcext:value="contains-text(&quot;NextDay&quot;)" calcext:base-cell-address="'Ile Taverne'.C30"/>
            <calcext:condition calcext:apply-style-name="cellule temps" calcext:value="contains-text(&quot;CheckDay&quot;)" calcext:base-cell-address="'Ile Taverne'.C30"/>
            <calcext:condition calcext:apply-style-name="cellule histoire" calcext:value="contains-text(&quot;Leave&quot;)" calcext:base-cell-address="'Ile Taverne'.C30"/>
            <calcext:condition calcext:apply-style-name="cellule choice" calcext:value="contains-text(&quot;Choice&quot;)" calcext:base-cell-address="'Ile Taverne'.C30"/>
            <calcext:condition calcext:apply-style-name="cellule d'erreur" calcext:value="!=&quot;&quot;" calcext:base-cell-address="'Ile Taverne'.C30"/>
          </calcext:conditional-format>
          <calcext:conditional-format calcext:target-range-address="Caserne.B18:Caserne.B18">
            <calcext:condition calcext:apply-style-name="cellule histoire" calcext:value="contains-text(&quot;GoTo&quot;)" calcext:base-cell-address="'Ile Taverne'.B18"/>
            <calcext:condition calcext:apply-style-name="cellule histoire" calcext:value="contains-text(&quot;Conclude&quot;)" calcext:base-cell-address="'Ile Taverne'.B18"/>
            <calcext:condition calcext:apply-style-name="cellule random" calcext:value="contains-text(&quot;RandomPercent&quot;)" calcext:base-cell-address="'Ile Taverne'.B18"/>
            <calcext:condition calcext:apply-style-name="cellule random" calcext:value="contains-text(&quot;RandomRange&quot;)" calcext:base-cell-address="'Ile Taverne'.B18"/>
            <calcext:condition calcext:apply-style-name="cellule personnages" calcext:value="contains-text(&quot;NewCrew&quot;)" calcext:base-cell-address="'Ile Taverne'.B18"/>
            <calcext:condition calcext:apply-style-name="cellule personnages" calcext:value="contains-text(&quot;NewCharacter&quot;)" calcext:base-cell-address="'Ile Taverne'.B18"/>
            <calcext:condition calcext:apply-style-name="cellule personnages" calcext:value="contains-text(&quot;HideOther&quot;)" calcext:base-cell-address="'Ile Taverne'.B18"/>
            <calcext:condition calcext:apply-style-name="cellule personnages" calcext:value="contains-text(&quot;DeleteOther&quot;)" calcext:base-cell-address="'Ile Taverne'.B18"/>
            <calcext:condition calcext:apply-style-name="cellule narrateur" calcext:value="contains-text(&quot;Narrator&quot;)" calcext:base-cell-address="'Ile Taverne'.B18"/>
            <calcext:condition calcext:apply-style-name="cellule set choice" calcext:value="contains-text(&quot;SetChoices&quot;)" calcext:base-cell-address="'Ile Taverne'.B18"/>
            <calcext:condition calcext:apply-style-name="cellule dialogues" calcext:value="contains-text(&quot;PlayerSpeak&quot;)" calcext:base-cell-address="'Ile Taverne'.B18"/>
            <calcext:condition calcext:apply-style-name="cellule dialogues" calcext:value="contains-text(&quot;OtherSpeak&quot;)" calcext:base-cell-address="'Ile Taverne'.B18"/>
            <calcext:condition calcext:apply-style-name="cellule argent" calcext:value="contains-text(&quot;CheckGold&quot;)" calcext:base-cell-address="'Ile Taverne'.B18"/>
            <calcext:condition calcext:apply-style-name="cellule argent" calcext:value="contains-text(&quot;RemoveGold&quot;)" calcext:base-cell-address="'Ile Taverne'.B18"/>
            <calcext:condition calcext:apply-style-name="cellule argent" calcext:value="contains-text(&quot;AddGold&quot;)" calcext:base-cell-address="'Ile Taverne'.B18"/>
            <calcext:condition calcext:apply-style-name="cellule argent" calcext:value="contains-text(&quot;Loot&quot;)" calcext:base-cell-address="'Ile Taverne'.B18"/>
            <calcext:condition calcext:apply-style-name="cellule argent" calcext:value="contains-text(&quot;Trade&quot;)" calcext:base-cell-address="'Ile Taverne'.B18"/>
            <calcext:condition calcext:apply-style-name="cellule combat" calcext:value="contains-text(&quot;LaunchCombat&quot;)" calcext:base-cell-address="'Ile Taverne'.B18"/>
            <calcext:condition calcext:apply-style-name="cellule indice" calcext:value="contains-text(&quot;CheckFormula&quot;)" calcext:base-cell-address="'Ile Taverne'.B18"/>
            <calcext:condition calcext:apply-style-name="cellule indice" calcext:value="contains-text(&quot;GiveDirection&quot;)" calcext:base-cell-address="'Ile Taverne'.B18"/>
            <calcext:condition calcext:apply-style-name="cellule temps" calcext:value="contains-text(&quot;SetWeather&quot;)" calcext:base-cell-address="'Ile Taverne'.B18"/>
            <calcext:condition calcext:apply-style-name="cellule temps" calcext:value="contains-text(&quot;SwitchWeather&quot;)" calcext:base-cell-address="'Ile Taverne'.B18"/>
            <calcext:condition calcext:apply-style-name="cellule temps" calcext:value="contains-text(&quot;NextDay&quot;)" calcext:base-cell-address="'Ile Taverne'.B18"/>
            <calcext:condition calcext:apply-style-name="cellule temps" calcext:value="contains-text(&quot;CheckDay&quot;)" calcext:base-cell-address="'Ile Taverne'.B18"/>
            <calcext:condition calcext:apply-style-name="cellule histoire" calcext:value="contains-text(&quot;Leave&quot;)" calcext:base-cell-address="'Ile Taverne'.B18"/>
            <calcext:condition calcext:apply-style-name="cellule choice" calcext:value="contains-text(&quot;Choice&quot;)" calcext:base-cell-address="'Ile Taverne'.B18"/>
            <calcext:condition calcext:apply-style-name="cellule d'erreur" calcext:value="!=&quot;&quot;" calcext:base-cell-address="'Ile Taverne'.B18"/>
          </calcext:conditional-format>
          <calcext:conditional-format calcext:target-range-address="Caserne.B18:Caserne.B18">
            <calcext:condition calcext:apply-style-name="cellule histoire" calcext:value="contains-text(&quot;GoTo&quot;)" calcext:base-cell-address="'Ile Taverne'.B18"/>
            <calcext:condition calcext:apply-style-name="cellule histoire" calcext:value="contains-text(&quot;Conclude&quot;)" calcext:base-cell-address="'Ile Taverne'.B18"/>
            <calcext:condition calcext:apply-style-name="cellule random" calcext:value="contains-text(&quot;RandomPercent&quot;)" calcext:base-cell-address="'Ile Taverne'.B18"/>
            <calcext:condition calcext:apply-style-name="cellule random" calcext:value="contains-text(&quot;RandomRange&quot;)" calcext:base-cell-address="'Ile Taverne'.B18"/>
            <calcext:condition calcext:apply-style-name="cellule personnages" calcext:value="contains-text(&quot;NewCrew&quot;)" calcext:base-cell-address="'Ile Taverne'.B18"/>
            <calcext:condition calcext:apply-style-name="cellule personnages" calcext:value="contains-text(&quot;NewCharacter&quot;)" calcext:base-cell-address="'Ile Taverne'.B18"/>
            <calcext:condition calcext:apply-style-name="cellule personnages" calcext:value="contains-text(&quot;HideOther&quot;)" calcext:base-cell-address="'Ile Taverne'.B18"/>
            <calcext:condition calcext:apply-style-name="cellule personnages" calcext:value="contains-text(&quot;DeleteOther&quot;)" calcext:base-cell-address="'Ile Taverne'.B18"/>
            <calcext:condition calcext:apply-style-name="cellule narrateur" calcext:value="contains-text(&quot;Narrator&quot;)" calcext:base-cell-address="'Ile Taverne'.B18"/>
            <calcext:condition calcext:apply-style-name="cellule set choice" calcext:value="contains-text(&quot;SetChoices&quot;)" calcext:base-cell-address="'Ile Taverne'.B18"/>
            <calcext:condition calcext:apply-style-name="cellule dialogues" calcext:value="contains-text(&quot;PlayerSpeak&quot;)" calcext:base-cell-address="'Ile Taverne'.B18"/>
            <calcext:condition calcext:apply-style-name="cellule dialogues" calcext:value="contains-text(&quot;OtherSpeak&quot;)" calcext:base-cell-address="'Ile Taverne'.B18"/>
            <calcext:condition calcext:apply-style-name="cellule argent" calcext:value="contains-text(&quot;CheckGold&quot;)" calcext:base-cell-address="'Ile Taverne'.B18"/>
            <calcext:condition calcext:apply-style-name="cellule argent" calcext:value="contains-text(&quot;RemoveGold&quot;)" calcext:base-cell-address="'Ile Taverne'.B18"/>
            <calcext:condition calcext:apply-style-name="cellule argent" calcext:value="contains-text(&quot;AddGold&quot;)" calcext:base-cell-address="'Ile Taverne'.B18"/>
            <calcext:condition calcext:apply-style-name="cellule argent" calcext:value="contains-text(&quot;Loot&quot;)" calcext:base-cell-address="'Ile Taverne'.B18"/>
            <calcext:condition calcext:apply-style-name="cellule argent" calcext:value="contains-text(&quot;Trade&quot;)" calcext:base-cell-address="'Ile Taverne'.B18"/>
            <calcext:condition calcext:apply-style-name="cellule combat" calcext:value="contains-text(&quot;LaunchCombat&quot;)" calcext:base-cell-address="'Ile Taverne'.B18"/>
            <calcext:condition calcext:apply-style-name="cellule indice" calcext:value="contains-text(&quot;CheckFormula&quot;)" calcext:base-cell-address="'Ile Taverne'.B18"/>
            <calcext:condition calcext:apply-style-name="cellule indice" calcext:value="contains-text(&quot;GiveDirection&quot;)" calcext:base-cell-address="'Ile Taverne'.B18"/>
            <calcext:condition calcext:apply-style-name="cellule temps" calcext:value="contains-text(&quot;SetWeather&quot;)" calcext:base-cell-address="'Ile Taverne'.B18"/>
            <calcext:condition calcext:apply-style-name="cellule temps" calcext:value="contains-text(&quot;SwitchWeather&quot;)" calcext:base-cell-address="'Ile Taverne'.B18"/>
            <calcext:condition calcext:apply-style-name="cellule temps" calcext:value="contains-text(&quot;NextDay&quot;)" calcext:base-cell-address="'Ile Taverne'.B18"/>
            <calcext:condition calcext:apply-style-name="cellule temps" calcext:value="contains-text(&quot;CheckDay&quot;)" calcext:base-cell-address="'Ile Taverne'.B18"/>
            <calcext:condition calcext:apply-style-name="cellule histoire" calcext:value="contains-text(&quot;Leave&quot;)" calcext:base-cell-address="'Ile Taverne'.B18"/>
            <calcext:condition calcext:apply-style-name="cellule choice" calcext:value="contains-text(&quot;Choice&quot;)" calcext:base-cell-address="'Ile Taverne'.B18"/>
            <calcext:condition calcext:apply-style-name="cellule d'erreur" calcext:value="!=&quot;&quot;" calcext:base-cell-address="'Ile Taverne'.B18"/>
          </calcext:conditional-format>
          <calcext:conditional-format calcext:target-range-address="Caserne.D23:Cas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Caserne.D23:Caserne.D23">
            <calcext:condition calcext:apply-style-name="cellule histoire" calcext:value="contains-text(&quot;GoTo&quot;)" calcext:base-cell-address="'Ile Taverne'.D23"/>
            <calcext:condition calcext:apply-style-name="cellule histoire" calcext:value="contains-text(&quot;Conclude&quot;)" calcext:base-cell-address="'Ile Taverne'.D23"/>
            <calcext:condition calcext:apply-style-name="cellule random" calcext:value="contains-text(&quot;RandomPercent&quot;)" calcext:base-cell-address="'Ile Taverne'.D23"/>
            <calcext:condition calcext:apply-style-name="cellule random" calcext:value="contains-text(&quot;RandomRange&quot;)" calcext:base-cell-address="'Ile Taverne'.D23"/>
            <calcext:condition calcext:apply-style-name="cellule personnages" calcext:value="contains-text(&quot;NewCrew&quot;)" calcext:base-cell-address="'Ile Taverne'.D23"/>
            <calcext:condition calcext:apply-style-name="cellule personnages" calcext:value="contains-text(&quot;NewCharacter&quot;)" calcext:base-cell-address="'Ile Taverne'.D23"/>
            <calcext:condition calcext:apply-style-name="cellule personnages" calcext:value="contains-text(&quot;HideOther&quot;)" calcext:base-cell-address="'Ile Taverne'.D23"/>
            <calcext:condition calcext:apply-style-name="cellule personnages" calcext:value="contains-text(&quot;DeleteOther&quot;)" calcext:base-cell-address="'Ile Taverne'.D23"/>
            <calcext:condition calcext:apply-style-name="cellule narrateur" calcext:value="contains-text(&quot;Narrator&quot;)" calcext:base-cell-address="'Ile Taverne'.D23"/>
            <calcext:condition calcext:apply-style-name="cellule set choice" calcext:value="contains-text(&quot;SetChoices&quot;)" calcext:base-cell-address="'Ile Taverne'.D23"/>
            <calcext:condition calcext:apply-style-name="cellule dialogues" calcext:value="contains-text(&quot;PlayerSpeak&quot;)" calcext:base-cell-address="'Ile Taverne'.D23"/>
            <calcext:condition calcext:apply-style-name="cellule dialogues" calcext:value="contains-text(&quot;OtherSpeak&quot;)" calcext:base-cell-address="'Ile Taverne'.D23"/>
            <calcext:condition calcext:apply-style-name="cellule argent" calcext:value="contains-text(&quot;CheckGold&quot;)" calcext:base-cell-address="'Ile Taverne'.D23"/>
            <calcext:condition calcext:apply-style-name="cellule argent" calcext:value="contains-text(&quot;RemoveGold&quot;)" calcext:base-cell-address="'Ile Taverne'.D23"/>
            <calcext:condition calcext:apply-style-name="cellule argent" calcext:value="contains-text(&quot;AddGold&quot;)" calcext:base-cell-address="'Ile Taverne'.D23"/>
            <calcext:condition calcext:apply-style-name="cellule argent" calcext:value="contains-text(&quot;Loot&quot;)" calcext:base-cell-address="'Ile Taverne'.D23"/>
            <calcext:condition calcext:apply-style-name="cellule argent" calcext:value="contains-text(&quot;Trade&quot;)" calcext:base-cell-address="'Ile Taverne'.D23"/>
            <calcext:condition calcext:apply-style-name="cellule combat" calcext:value="contains-text(&quot;LaunchCombat&quot;)" calcext:base-cell-address="'Ile Taverne'.D23"/>
            <calcext:condition calcext:apply-style-name="cellule indice" calcext:value="contains-text(&quot;CheckFormula&quot;)" calcext:base-cell-address="'Ile Taverne'.D23"/>
            <calcext:condition calcext:apply-style-name="cellule indice" calcext:value="contains-text(&quot;GiveDirection&quot;)" calcext:base-cell-address="'Ile Taverne'.D23"/>
            <calcext:condition calcext:apply-style-name="cellule temps" calcext:value="contains-text(&quot;SetWeather&quot;)" calcext:base-cell-address="'Ile Taverne'.D23"/>
            <calcext:condition calcext:apply-style-name="cellule temps" calcext:value="contains-text(&quot;SwitchWeather&quot;)" calcext:base-cell-address="'Ile Taverne'.D23"/>
            <calcext:condition calcext:apply-style-name="cellule temps" calcext:value="contains-text(&quot;NextDay&quot;)" calcext:base-cell-address="'Ile Taverne'.D23"/>
            <calcext:condition calcext:apply-style-name="cellule temps" calcext:value="contains-text(&quot;CheckDay&quot;)" calcext:base-cell-address="'Ile Taverne'.D23"/>
            <calcext:condition calcext:apply-style-name="cellule histoire" calcext:value="contains-text(&quot;Leave&quot;)" calcext:base-cell-address="'Ile Taverne'.D23"/>
            <calcext:condition calcext:apply-style-name="cellule choice" calcext:value="contains-text(&quot;Choice&quot;)" calcext:base-cell-address="'Ile Taverne'.D23"/>
            <calcext:condition calcext:apply-style-name="cellule d'erreur" calcext:value="!=&quot;&quot;" calcext:base-cell-address="'Ile Taverne'.D23"/>
          </calcext:conditional-format>
          <calcext:conditional-format calcext:target-range-address="Caserne.H23:Caserne.H23">
            <calcext:condition calcext:apply-style-name="cellule histoire" calcext:value="contains-text(&quot;GoTo&quot;)" calcext:base-cell-address="'Ile Taverne'.H23"/>
            <calcext:condition calcext:apply-style-name="cellule histoire" calcext:value="contains-text(&quot;Conclude&quot;)" calcext:base-cell-address="'Ile Taverne'.H23"/>
            <calcext:condition calcext:apply-style-name="cellule random" calcext:value="contains-text(&quot;RandomPercent&quot;)" calcext:base-cell-address="'Ile Taverne'.H23"/>
            <calcext:condition calcext:apply-style-name="cellule random" calcext:value="contains-text(&quot;RandomRange&quot;)" calcext:base-cell-address="'Ile Taverne'.H23"/>
            <calcext:condition calcext:apply-style-name="cellule personnages" calcext:value="contains-text(&quot;NewCrew&quot;)" calcext:base-cell-address="'Ile Taverne'.H23"/>
            <calcext:condition calcext:apply-style-name="cellule personnages" calcext:value="contains-text(&quot;NewCharacter&quot;)" calcext:base-cell-address="'Ile Taverne'.H23"/>
            <calcext:condition calcext:apply-style-name="cellule personnages" calcext:value="contains-text(&quot;HideOther&quot;)" calcext:base-cell-address="'Ile Taverne'.H23"/>
            <calcext:condition calcext:apply-style-name="cellule personnages" calcext:value="contains-text(&quot;DeleteOther&quot;)" calcext:base-cell-address="'Ile Taverne'.H23"/>
            <calcext:condition calcext:apply-style-name="cellule narrateur" calcext:value="contains-text(&quot;Narrator&quot;)" calcext:base-cell-address="'Ile Taverne'.H23"/>
            <calcext:condition calcext:apply-style-name="cellule set choice" calcext:value="contains-text(&quot;SetChoices&quot;)" calcext:base-cell-address="'Ile Taverne'.H23"/>
            <calcext:condition calcext:apply-style-name="cellule dialogues" calcext:value="contains-text(&quot;PlayerSpeak&quot;)" calcext:base-cell-address="'Ile Taverne'.H23"/>
            <calcext:condition calcext:apply-style-name="cellule dialogues" calcext:value="contains-text(&quot;OtherSpeak&quot;)" calcext:base-cell-address="'Ile Taverne'.H23"/>
            <calcext:condition calcext:apply-style-name="cellule argent" calcext:value="contains-text(&quot;CheckGold&quot;)" calcext:base-cell-address="'Ile Taverne'.H23"/>
            <calcext:condition calcext:apply-style-name="cellule argent" calcext:value="contains-text(&quot;RemoveGold&quot;)" calcext:base-cell-address="'Ile Taverne'.H23"/>
            <calcext:condition calcext:apply-style-name="cellule argent" calcext:value="contains-text(&quot;AddGold&quot;)" calcext:base-cell-address="'Ile Taverne'.H23"/>
            <calcext:condition calcext:apply-style-name="cellule argent" calcext:value="contains-text(&quot;Loot&quot;)" calcext:base-cell-address="'Ile Taverne'.H23"/>
            <calcext:condition calcext:apply-style-name="cellule argent" calcext:value="contains-text(&quot;Trade&quot;)" calcext:base-cell-address="'Ile Taverne'.H23"/>
            <calcext:condition calcext:apply-style-name="cellule combat" calcext:value="contains-text(&quot;LaunchCombat&quot;)" calcext:base-cell-address="'Ile Taverne'.H23"/>
            <calcext:condition calcext:apply-style-name="cellule indice" calcext:value="contains-text(&quot;CheckFormula&quot;)" calcext:base-cell-address="'Ile Taverne'.H23"/>
            <calcext:condition calcext:apply-style-name="cellule indice" calcext:value="contains-text(&quot;GiveDirection&quot;)" calcext:base-cell-address="'Ile Taverne'.H23"/>
            <calcext:condition calcext:apply-style-name="cellule temps" calcext:value="contains-text(&quot;SetWeather&quot;)" calcext:base-cell-address="'Ile Taverne'.H23"/>
            <calcext:condition calcext:apply-style-name="cellule temps" calcext:value="contains-text(&quot;SwitchWeather&quot;)" calcext:base-cell-address="'Ile Taverne'.H23"/>
            <calcext:condition calcext:apply-style-name="cellule temps" calcext:value="contains-text(&quot;NextDay&quot;)" calcext:base-cell-address="'Ile Taverne'.H23"/>
            <calcext:condition calcext:apply-style-name="cellule temps" calcext:value="contains-text(&quot;CheckDay&quot;)" calcext:base-cell-address="'Ile Taverne'.H23"/>
            <calcext:condition calcext:apply-style-name="cellule histoire" calcext:value="contains-text(&quot;Leave&quot;)" calcext:base-cell-address="'Ile Taverne'.H23"/>
            <calcext:condition calcext:apply-style-name="cellule choice" calcext:value="contains-text(&quot;Choice&quot;)" calcext:base-cell-address="'Ile Taverne'.H23"/>
            <calcext:condition calcext:apply-style-name="cellule d'erreur" calcext:value="!=&quot;&quot;" calcext:base-cell-address="'Ile Taverne'.H23"/>
          </calcext:conditional-format>
          <calcext:conditional-format calcext:target-range-address="Caserne.H23:Caserne.H23">
            <calcext:condition calcext:apply-style-name="cellule histoire" calcext:value="contains-text(&quot;GoTo&quot;)" calcext:base-cell-address="'Ile Taverne'.H23"/>
            <calcext:condition calcext:apply-style-name="cellule histoire" calcext:value="contains-text(&quot;Conclude&quot;)" calcext:base-cell-address="'Ile Taverne'.H23"/>
            <calcext:condition calcext:apply-style-name="cellule random" calcext:value="contains-text(&quot;RandomPercent&quot;)" calcext:base-cell-address="'Ile Taverne'.H23"/>
            <calcext:condition calcext:apply-style-name="cellule random" calcext:value="contains-text(&quot;RandomRange&quot;)" calcext:base-cell-address="'Ile Taverne'.H23"/>
            <calcext:condition calcext:apply-style-name="cellule personnages" calcext:value="contains-text(&quot;NewCrew&quot;)" calcext:base-cell-address="'Ile Taverne'.H23"/>
            <calcext:condition calcext:apply-style-name="cellule personnages" calcext:value="contains-text(&quot;NewCharacter&quot;)" calcext:base-cell-address="'Ile Taverne'.H23"/>
            <calcext:condition calcext:apply-style-name="cellule personnages" calcext:value="contains-text(&quot;HideOther&quot;)" calcext:base-cell-address="'Ile Taverne'.H23"/>
            <calcext:condition calcext:apply-style-name="cellule personnages" calcext:value="contains-text(&quot;DeleteOther&quot;)" calcext:base-cell-address="'Ile Taverne'.H23"/>
            <calcext:condition calcext:apply-style-name="cellule narrateur" calcext:value="contains-text(&quot;Narrator&quot;)" calcext:base-cell-address="'Ile Taverne'.H23"/>
            <calcext:condition calcext:apply-style-name="cellule set choice" calcext:value="contains-text(&quot;SetChoices&quot;)" calcext:base-cell-address="'Ile Taverne'.H23"/>
            <calcext:condition calcext:apply-style-name="cellule dialogues" calcext:value="contains-text(&quot;PlayerSpeak&quot;)" calcext:base-cell-address="'Ile Taverne'.H23"/>
            <calcext:condition calcext:apply-style-name="cellule dialogues" calcext:value="contains-text(&quot;OtherSpeak&quot;)" calcext:base-cell-address="'Ile Taverne'.H23"/>
            <calcext:condition calcext:apply-style-name="cellule argent" calcext:value="contains-text(&quot;CheckGold&quot;)" calcext:base-cell-address="'Ile Taverne'.H23"/>
            <calcext:condition calcext:apply-style-name="cellule argent" calcext:value="contains-text(&quot;RemoveGold&quot;)" calcext:base-cell-address="'Ile Taverne'.H23"/>
            <calcext:condition calcext:apply-style-name="cellule argent" calcext:value="contains-text(&quot;AddGold&quot;)" calcext:base-cell-address="'Ile Taverne'.H23"/>
            <calcext:condition calcext:apply-style-name="cellule argent" calcext:value="contains-text(&quot;Loot&quot;)" calcext:base-cell-address="'Ile Taverne'.H23"/>
            <calcext:condition calcext:apply-style-name="cellule argent" calcext:value="contains-text(&quot;Trade&quot;)" calcext:base-cell-address="'Ile Taverne'.H23"/>
            <calcext:condition calcext:apply-style-name="cellule combat" calcext:value="contains-text(&quot;LaunchCombat&quot;)" calcext:base-cell-address="'Ile Taverne'.H23"/>
            <calcext:condition calcext:apply-style-name="cellule indice" calcext:value="contains-text(&quot;CheckFormula&quot;)" calcext:base-cell-address="'Ile Taverne'.H23"/>
            <calcext:condition calcext:apply-style-name="cellule indice" calcext:value="contains-text(&quot;GiveDirection&quot;)" calcext:base-cell-address="'Ile Taverne'.H23"/>
            <calcext:condition calcext:apply-style-name="cellule temps" calcext:value="contains-text(&quot;SetWeather&quot;)" calcext:base-cell-address="'Ile Taverne'.H23"/>
            <calcext:condition calcext:apply-style-name="cellule temps" calcext:value="contains-text(&quot;SwitchWeather&quot;)" calcext:base-cell-address="'Ile Taverne'.H23"/>
            <calcext:condition calcext:apply-style-name="cellule temps" calcext:value="contains-text(&quot;NextDay&quot;)" calcext:base-cell-address="'Ile Taverne'.H23"/>
            <calcext:condition calcext:apply-style-name="cellule temps" calcext:value="contains-text(&quot;CheckDay&quot;)" calcext:base-cell-address="'Ile Taverne'.H23"/>
            <calcext:condition calcext:apply-style-name="cellule histoire" calcext:value="contains-text(&quot;Leave&quot;)" calcext:base-cell-address="'Ile Taverne'.H23"/>
            <calcext:condition calcext:apply-style-name="cellule choice" calcext:value="contains-text(&quot;Choice&quot;)" calcext:base-cell-address="'Ile Taverne'.H23"/>
            <calcext:condition calcext:apply-style-name="cellule d'erreur" calcext:value="!=&quot;&quot;" calcext:base-cell-address="'Ile Taverne'.H23"/>
          </calcext:conditional-format>
          <calcext:conditional-format calcext:target-range-address="Caserne.E10:Caserne.E10">
            <calcext:condition calcext:apply-style-name="cellule histoire" calcext:value="contains-text(&quot;GoTo&quot;)" calcext:base-cell-address="'Ile Taverne'.E10"/>
            <calcext:condition calcext:apply-style-name="cellule histoire" calcext:value="contains-text(&quot;Conclude&quot;)" calcext:base-cell-address="'Ile Taverne'.E10"/>
            <calcext:condition calcext:apply-style-name="cellule random" calcext:value="contains-text(&quot;RandomPercent&quot;)" calcext:base-cell-address="'Ile Taverne'.E10"/>
            <calcext:condition calcext:apply-style-name="cellule random" calcext:value="contains-text(&quot;RandomRange&quot;)" calcext:base-cell-address="'Ile Taverne'.E10"/>
            <calcext:condition calcext:apply-style-name="cellule personnages" calcext:value="contains-text(&quot;NewCrew&quot;)" calcext:base-cell-address="'Ile Taverne'.E10"/>
            <calcext:condition calcext:apply-style-name="cellule personnages" calcext:value="contains-text(&quot;NewCharacter&quot;)" calcext:base-cell-address="'Ile Taverne'.E10"/>
            <calcext:condition calcext:apply-style-name="cellule personnages" calcext:value="contains-text(&quot;HideOther&quot;)" calcext:base-cell-address="'Ile Taverne'.E10"/>
            <calcext:condition calcext:apply-style-name="cellule personnages" calcext:value="contains-text(&quot;DeleteOther&quot;)" calcext:base-cell-address="'Ile Taverne'.E10"/>
            <calcext:condition calcext:apply-style-name="cellule narrateur" calcext:value="contains-text(&quot;Narrator&quot;)" calcext:base-cell-address="'Ile Taverne'.E10"/>
            <calcext:condition calcext:apply-style-name="cellule set choice" calcext:value="contains-text(&quot;SetChoices&quot;)" calcext:base-cell-address="'Ile Taverne'.E10"/>
            <calcext:condition calcext:apply-style-name="cellule dialogues" calcext:value="contains-text(&quot;PlayerSpeak&quot;)" calcext:base-cell-address="'Ile Taverne'.E10"/>
            <calcext:condition calcext:apply-style-name="cellule dialogues" calcext:value="contains-text(&quot;OtherSpeak&quot;)" calcext:base-cell-address="'Ile Taverne'.E10"/>
            <calcext:condition calcext:apply-style-name="cellule argent" calcext:value="contains-text(&quot;CheckGold&quot;)" calcext:base-cell-address="'Ile Taverne'.E10"/>
            <calcext:condition calcext:apply-style-name="cellule argent" calcext:value="contains-text(&quot;RemoveGold&quot;)" calcext:base-cell-address="'Ile Taverne'.E10"/>
            <calcext:condition calcext:apply-style-name="cellule argent" calcext:value="contains-text(&quot;AddGold&quot;)" calcext:base-cell-address="'Ile Taverne'.E10"/>
            <calcext:condition calcext:apply-style-name="cellule argent" calcext:value="contains-text(&quot;Loot&quot;)" calcext:base-cell-address="'Ile Taverne'.E10"/>
            <calcext:condition calcext:apply-style-name="cellule argent" calcext:value="contains-text(&quot;Trade&quot;)" calcext:base-cell-address="'Ile Taverne'.E10"/>
            <calcext:condition calcext:apply-style-name="cellule combat" calcext:value="contains-text(&quot;LaunchCombat&quot;)" calcext:base-cell-address="'Ile Taverne'.E10"/>
            <calcext:condition calcext:apply-style-name="cellule indice" calcext:value="contains-text(&quot;CheckFormula&quot;)" calcext:base-cell-address="'Ile Taverne'.E10"/>
            <calcext:condition calcext:apply-style-name="cellule indice" calcext:value="contains-text(&quot;GiveDirection&quot;)" calcext:base-cell-address="'Ile Taverne'.E10"/>
            <calcext:condition calcext:apply-style-name="cellule temps" calcext:value="contains-text(&quot;SetWeather&quot;)" calcext:base-cell-address="'Ile Taverne'.E10"/>
            <calcext:condition calcext:apply-style-name="cellule temps" calcext:value="contains-text(&quot;SwitchWeather&quot;)" calcext:base-cell-address="'Ile Taverne'.E10"/>
            <calcext:condition calcext:apply-style-name="cellule temps" calcext:value="contains-text(&quot;NextDay&quot;)" calcext:base-cell-address="'Ile Taverne'.E10"/>
            <calcext:condition calcext:apply-style-name="cellule temps" calcext:value="contains-text(&quot;CheckDay&quot;)" calcext:base-cell-address="'Ile Taverne'.E10"/>
            <calcext:condition calcext:apply-style-name="cellule histoire" calcext:value="contains-text(&quot;Leave&quot;)" calcext:base-cell-address="'Ile Taverne'.E10"/>
            <calcext:condition calcext:apply-style-name="cellule choice" calcext:value="contains-text(&quot;Choice&quot;)" calcext:base-cell-address="'Ile Taverne'.E10"/>
            <calcext:condition calcext:apply-style-name="cellule d'erreur" calcext:value="!=&quot;&quot;" calcext:base-cell-address="'Ile Taverne'.E10"/>
          </calcext:conditional-format>
          <calcext:conditional-format calcext:target-range-address="Caserne.E10:Caserne.E10">
            <calcext:condition calcext:apply-style-name="cellule histoire" calcext:value="contains-text(&quot;GoTo&quot;)" calcext:base-cell-address="'Ile Taverne'.E10"/>
            <calcext:condition calcext:apply-style-name="cellule histoire" calcext:value="contains-text(&quot;Conclude&quot;)" calcext:base-cell-address="'Ile Taverne'.E10"/>
            <calcext:condition calcext:apply-style-name="cellule random" calcext:value="contains-text(&quot;RandomPercent&quot;)" calcext:base-cell-address="'Ile Taverne'.E10"/>
            <calcext:condition calcext:apply-style-name="cellule random" calcext:value="contains-text(&quot;RandomRange&quot;)" calcext:base-cell-address="'Ile Taverne'.E10"/>
            <calcext:condition calcext:apply-style-name="cellule personnages" calcext:value="contains-text(&quot;NewCrew&quot;)" calcext:base-cell-address="'Ile Taverne'.E10"/>
            <calcext:condition calcext:apply-style-name="cellule personnages" calcext:value="contains-text(&quot;NewCharacter&quot;)" calcext:base-cell-address="'Ile Taverne'.E10"/>
            <calcext:condition calcext:apply-style-name="cellule personnages" calcext:value="contains-text(&quot;HideOther&quot;)" calcext:base-cell-address="'Ile Taverne'.E10"/>
            <calcext:condition calcext:apply-style-name="cellule personnages" calcext:value="contains-text(&quot;DeleteOther&quot;)" calcext:base-cell-address="'Ile Taverne'.E10"/>
            <calcext:condition calcext:apply-style-name="cellule narrateur" calcext:value="contains-text(&quot;Narrator&quot;)" calcext:base-cell-address="'Ile Taverne'.E10"/>
            <calcext:condition calcext:apply-style-name="cellule set choice" calcext:value="contains-text(&quot;SetChoices&quot;)" calcext:base-cell-address="'Ile Taverne'.E10"/>
            <calcext:condition calcext:apply-style-name="cellule dialogues" calcext:value="contains-text(&quot;PlayerSpeak&quot;)" calcext:base-cell-address="'Ile Taverne'.E10"/>
            <calcext:condition calcext:apply-style-name="cellule dialogues" calcext:value="contains-text(&quot;OtherSpeak&quot;)" calcext:base-cell-address="'Ile Taverne'.E10"/>
            <calcext:condition calcext:apply-style-name="cellule argent" calcext:value="contains-text(&quot;CheckGold&quot;)" calcext:base-cell-address="'Ile Taverne'.E10"/>
            <calcext:condition calcext:apply-style-name="cellule argent" calcext:value="contains-text(&quot;RemoveGold&quot;)" calcext:base-cell-address="'Ile Taverne'.E10"/>
            <calcext:condition calcext:apply-style-name="cellule argent" calcext:value="contains-text(&quot;AddGold&quot;)" calcext:base-cell-address="'Ile Taverne'.E10"/>
            <calcext:condition calcext:apply-style-name="cellule argent" calcext:value="contains-text(&quot;Loot&quot;)" calcext:base-cell-address="'Ile Taverne'.E10"/>
            <calcext:condition calcext:apply-style-name="cellule argent" calcext:value="contains-text(&quot;Trade&quot;)" calcext:base-cell-address="'Ile Taverne'.E10"/>
            <calcext:condition calcext:apply-style-name="cellule combat" calcext:value="contains-text(&quot;LaunchCombat&quot;)" calcext:base-cell-address="'Ile Taverne'.E10"/>
            <calcext:condition calcext:apply-style-name="cellule indice" calcext:value="contains-text(&quot;CheckFormula&quot;)" calcext:base-cell-address="'Ile Taverne'.E10"/>
            <calcext:condition calcext:apply-style-name="cellule indice" calcext:value="contains-text(&quot;GiveDirection&quot;)" calcext:base-cell-address="'Ile Taverne'.E10"/>
            <calcext:condition calcext:apply-style-name="cellule temps" calcext:value="contains-text(&quot;SetWeather&quot;)" calcext:base-cell-address="'Ile Taverne'.E10"/>
            <calcext:condition calcext:apply-style-name="cellule temps" calcext:value="contains-text(&quot;SwitchWeather&quot;)" calcext:base-cell-address="'Ile Taverne'.E10"/>
            <calcext:condition calcext:apply-style-name="cellule temps" calcext:value="contains-text(&quot;NextDay&quot;)" calcext:base-cell-address="'Ile Taverne'.E10"/>
            <calcext:condition calcext:apply-style-name="cellule temps" calcext:value="contains-text(&quot;CheckDay&quot;)" calcext:base-cell-address="'Ile Taverne'.E10"/>
            <calcext:condition calcext:apply-style-name="cellule histoire" calcext:value="contains-text(&quot;Leave&quot;)" calcext:base-cell-address="'Ile Taverne'.E10"/>
            <calcext:condition calcext:apply-style-name="cellule choice" calcext:value="contains-text(&quot;Choice&quot;)" calcext:base-cell-address="'Ile Taverne'.E10"/>
            <calcext:condition calcext:apply-style-name="cellule d'erreur" calcext:value="!=&quot;&quot;" calcext:base-cell-address="'Ile Taverne'.E10"/>
          </calcext:conditional-format>
          <calcext:conditional-format calcext:target-range-address="Caserne.F14:Caserne.F14">
            <calcext:condition calcext:apply-style-name="cellule histoire" calcext:value="contains-text(&quot;GoTo&quot;)" calcext:base-cell-address="'Ile Taverne'.F14"/>
            <calcext:condition calcext:apply-style-name="cellule histoire" calcext:value="contains-text(&quot;Conclude&quot;)" calcext:base-cell-address="'Ile Taverne'.F14"/>
            <calcext:condition calcext:apply-style-name="cellule random" calcext:value="contains-text(&quot;RandomPercent&quot;)" calcext:base-cell-address="'Ile Taverne'.F14"/>
            <calcext:condition calcext:apply-style-name="cellule random" calcext:value="contains-text(&quot;RandomRange&quot;)" calcext:base-cell-address="'Ile Taverne'.F14"/>
            <calcext:condition calcext:apply-style-name="cellule personnages" calcext:value="contains-text(&quot;NewCrew&quot;)" calcext:base-cell-address="'Ile Taverne'.F14"/>
            <calcext:condition calcext:apply-style-name="cellule personnages" calcext:value="contains-text(&quot;NewCharacter&quot;)" calcext:base-cell-address="'Ile Taverne'.F14"/>
            <calcext:condition calcext:apply-style-name="cellule personnages" calcext:value="contains-text(&quot;HideOther&quot;)" calcext:base-cell-address="'Ile Taverne'.F14"/>
            <calcext:condition calcext:apply-style-name="cellule personnages" calcext:value="contains-text(&quot;DeleteOther&quot;)" calcext:base-cell-address="'Ile Taverne'.F14"/>
            <calcext:condition calcext:apply-style-name="cellule narrateur" calcext:value="contains-text(&quot;Narrator&quot;)" calcext:base-cell-address="'Ile Taverne'.F14"/>
            <calcext:condition calcext:apply-style-name="cellule set choice" calcext:value="contains-text(&quot;SetChoices&quot;)" calcext:base-cell-address="'Ile Taverne'.F14"/>
            <calcext:condition calcext:apply-style-name="cellule dialogues" calcext:value="contains-text(&quot;PlayerSpeak&quot;)" calcext:base-cell-address="'Ile Taverne'.F14"/>
            <calcext:condition calcext:apply-style-name="cellule dialogues" calcext:value="contains-text(&quot;OtherSpeak&quot;)" calcext:base-cell-address="'Ile Taverne'.F14"/>
            <calcext:condition calcext:apply-style-name="cellule argent" calcext:value="contains-text(&quot;CheckGold&quot;)" calcext:base-cell-address="'Ile Taverne'.F14"/>
            <calcext:condition calcext:apply-style-name="cellule argent" calcext:value="contains-text(&quot;RemoveGold&quot;)" calcext:base-cell-address="'Ile Taverne'.F14"/>
            <calcext:condition calcext:apply-style-name="cellule argent" calcext:value="contains-text(&quot;AddGold&quot;)" calcext:base-cell-address="'Ile Taverne'.F14"/>
            <calcext:condition calcext:apply-style-name="cellule argent" calcext:value="contains-text(&quot;Loot&quot;)" calcext:base-cell-address="'Ile Taverne'.F14"/>
            <calcext:condition calcext:apply-style-name="cellule argent" calcext:value="contains-text(&quot;Trade&quot;)" calcext:base-cell-address="'Ile Taverne'.F14"/>
            <calcext:condition calcext:apply-style-name="cellule combat" calcext:value="contains-text(&quot;LaunchCombat&quot;)" calcext:base-cell-address="'Ile Taverne'.F14"/>
            <calcext:condition calcext:apply-style-name="cellule indice" calcext:value="contains-text(&quot;CheckFormula&quot;)" calcext:base-cell-address="'Ile Taverne'.F14"/>
            <calcext:condition calcext:apply-style-name="cellule indice" calcext:value="contains-text(&quot;GiveDirection&quot;)" calcext:base-cell-address="'Ile Taverne'.F14"/>
            <calcext:condition calcext:apply-style-name="cellule temps" calcext:value="contains-text(&quot;SetWeather&quot;)" calcext:base-cell-address="'Ile Taverne'.F14"/>
            <calcext:condition calcext:apply-style-name="cellule temps" calcext:value="contains-text(&quot;SwitchWeather&quot;)" calcext:base-cell-address="'Ile Taverne'.F14"/>
            <calcext:condition calcext:apply-style-name="cellule temps" calcext:value="contains-text(&quot;NextDay&quot;)" calcext:base-cell-address="'Ile Taverne'.F14"/>
            <calcext:condition calcext:apply-style-name="cellule temps" calcext:value="contains-text(&quot;CheckDay&quot;)" calcext:base-cell-address="'Ile Taverne'.F14"/>
            <calcext:condition calcext:apply-style-name="cellule histoire" calcext:value="contains-text(&quot;Leave&quot;)" calcext:base-cell-address="'Ile Taverne'.F14"/>
            <calcext:condition calcext:apply-style-name="cellule choice" calcext:value="contains-text(&quot;Choice&quot;)" calcext:base-cell-address="'Ile Taverne'.F14"/>
            <calcext:condition calcext:apply-style-name="cellule d'erreur" calcext:value="!=&quot;&quot;" calcext:base-cell-address="'Ile Taverne'.F14"/>
          </calcext:conditional-format>
          <calcext:conditional-format calcext:target-range-address="Caserne.F14:Caserne.F14">
            <calcext:condition calcext:apply-style-name="cellule histoire" calcext:value="contains-text(&quot;GoTo&quot;)" calcext:base-cell-address="'Ile Taverne'.F14"/>
            <calcext:condition calcext:apply-style-name="cellule histoire" calcext:value="contains-text(&quot;Conclude&quot;)" calcext:base-cell-address="'Ile Taverne'.F14"/>
            <calcext:condition calcext:apply-style-name="cellule random" calcext:value="contains-text(&quot;RandomPercent&quot;)" calcext:base-cell-address="'Ile Taverne'.F14"/>
            <calcext:condition calcext:apply-style-name="cellule random" calcext:value="contains-text(&quot;RandomRange&quot;)" calcext:base-cell-address="'Ile Taverne'.F14"/>
            <calcext:condition calcext:apply-style-name="cellule personnages" calcext:value="contains-text(&quot;NewCrew&quot;)" calcext:base-cell-address="'Ile Taverne'.F14"/>
            <calcext:condition calcext:apply-style-name="cellule personnages" calcext:value="contains-text(&quot;NewCharacter&quot;)" calcext:base-cell-address="'Ile Taverne'.F14"/>
            <calcext:condition calcext:apply-style-name="cellule personnages" calcext:value="contains-text(&quot;HideOther&quot;)" calcext:base-cell-address="'Ile Taverne'.F14"/>
            <calcext:condition calcext:apply-style-name="cellule personnages" calcext:value="contains-text(&quot;DeleteOther&quot;)" calcext:base-cell-address="'Ile Taverne'.F14"/>
            <calcext:condition calcext:apply-style-name="cellule narrateur" calcext:value="contains-text(&quot;Narrator&quot;)" calcext:base-cell-address="'Ile Taverne'.F14"/>
            <calcext:condition calcext:apply-style-name="cellule set choice" calcext:value="contains-text(&quot;SetChoices&quot;)" calcext:base-cell-address="'Ile Taverne'.F14"/>
            <calcext:condition calcext:apply-style-name="cellule dialogues" calcext:value="contains-text(&quot;PlayerSpeak&quot;)" calcext:base-cell-address="'Ile Taverne'.F14"/>
            <calcext:condition calcext:apply-style-name="cellule dialogues" calcext:value="contains-text(&quot;OtherSpeak&quot;)" calcext:base-cell-address="'Ile Taverne'.F14"/>
            <calcext:condition calcext:apply-style-name="cellule argent" calcext:value="contains-text(&quot;CheckGold&quot;)" calcext:base-cell-address="'Ile Taverne'.F14"/>
            <calcext:condition calcext:apply-style-name="cellule argent" calcext:value="contains-text(&quot;RemoveGold&quot;)" calcext:base-cell-address="'Ile Taverne'.F14"/>
            <calcext:condition calcext:apply-style-name="cellule argent" calcext:value="contains-text(&quot;AddGold&quot;)" calcext:base-cell-address="'Ile Taverne'.F14"/>
            <calcext:condition calcext:apply-style-name="cellule argent" calcext:value="contains-text(&quot;Loot&quot;)" calcext:base-cell-address="'Ile Taverne'.F14"/>
            <calcext:condition calcext:apply-style-name="cellule argent" calcext:value="contains-text(&quot;Trade&quot;)" calcext:base-cell-address="'Ile Taverne'.F14"/>
            <calcext:condition calcext:apply-style-name="cellule combat" calcext:value="contains-text(&quot;LaunchCombat&quot;)" calcext:base-cell-address="'Ile Taverne'.F14"/>
            <calcext:condition calcext:apply-style-name="cellule indice" calcext:value="contains-text(&quot;CheckFormula&quot;)" calcext:base-cell-address="'Ile Taverne'.F14"/>
            <calcext:condition calcext:apply-style-name="cellule indice" calcext:value="contains-text(&quot;GiveDirection&quot;)" calcext:base-cell-address="'Ile Taverne'.F14"/>
            <calcext:condition calcext:apply-style-name="cellule temps" calcext:value="contains-text(&quot;SetWeather&quot;)" calcext:base-cell-address="'Ile Taverne'.F14"/>
            <calcext:condition calcext:apply-style-name="cellule temps" calcext:value="contains-text(&quot;SwitchWeather&quot;)" calcext:base-cell-address="'Ile Taverne'.F14"/>
            <calcext:condition calcext:apply-style-name="cellule temps" calcext:value="contains-text(&quot;NextDay&quot;)" calcext:base-cell-address="'Ile Taverne'.F14"/>
            <calcext:condition calcext:apply-style-name="cellule temps" calcext:value="contains-text(&quot;CheckDay&quot;)" calcext:base-cell-address="'Ile Taverne'.F14"/>
            <calcext:condition calcext:apply-style-name="cellule histoire" calcext:value="contains-text(&quot;Leave&quot;)" calcext:base-cell-address="'Ile Taverne'.F14"/>
            <calcext:condition calcext:apply-style-name="cellule choice" calcext:value="contains-text(&quot;Choice&quot;)" calcext:base-cell-address="'Ile Taverne'.F14"/>
            <calcext:condition calcext:apply-style-name="cellule d'erreur" calcext:value="!=&quot;&quot;" calcext:base-cell-address="'Ile Taverne'.F14"/>
          </calcext:conditional-format>
          <calcext:conditional-format calcext:target-range-address="Caserne.O18:Caserne.O25 Caserne.O13:Caserne.O16">
            <calcext:condition calcext:apply-style-name="cellule histoire" calcext:value="contains-text(&quot;GoTo&quot;)" calcext:base-cell-address="'Ile Taverne'.O13"/>
            <calcext:condition calcext:apply-style-name="cellule histoire" calcext:value="contains-text(&quot;Conclude&quot;)" calcext:base-cell-address="'Ile Taverne'.O13"/>
            <calcext:condition calcext:apply-style-name="cellule random" calcext:value="contains-text(&quot;RandomPercent&quot;)" calcext:base-cell-address="'Ile Taverne'.O13"/>
            <calcext:condition calcext:apply-style-name="cellule random" calcext:value="contains-text(&quot;RandomRange&quot;)" calcext:base-cell-address="'Ile Taverne'.O13"/>
            <calcext:condition calcext:apply-style-name="cellule personnages" calcext:value="contains-text(&quot;NewCrew&quot;)" calcext:base-cell-address="'Ile Taverne'.O13"/>
            <calcext:condition calcext:apply-style-name="cellule personnages" calcext:value="contains-text(&quot;NewCharacter&quot;)" calcext:base-cell-address="'Ile Taverne'.O13"/>
            <calcext:condition calcext:apply-style-name="cellule personnages" calcext:value="contains-text(&quot;HideOther&quot;)" calcext:base-cell-address="'Ile Taverne'.O13"/>
            <calcext:condition calcext:apply-style-name="cellule personnages" calcext:value="contains-text(&quot;DeleteOther&quot;)" calcext:base-cell-address="'Ile Taverne'.O13"/>
            <calcext:condition calcext:apply-style-name="cellule narrateur" calcext:value="contains-text(&quot;Narrator&quot;)" calcext:base-cell-address="'Ile Taverne'.O13"/>
            <calcext:condition calcext:apply-style-name="cellule set choice" calcext:value="contains-text(&quot;SetChoices&quot;)" calcext:base-cell-address="'Ile Taverne'.O13"/>
            <calcext:condition calcext:apply-style-name="cellule dialogues" calcext:value="contains-text(&quot;PlayerSpeak&quot;)" calcext:base-cell-address="'Ile Taverne'.O13"/>
            <calcext:condition calcext:apply-style-name="cellule dialogues" calcext:value="contains-text(&quot;OtherSpeak&quot;)" calcext:base-cell-address="'Ile Taverne'.O13"/>
            <calcext:condition calcext:apply-style-name="cellule argent" calcext:value="contains-text(&quot;CheckGold&quot;)" calcext:base-cell-address="'Ile Taverne'.O13"/>
            <calcext:condition calcext:apply-style-name="cellule argent" calcext:value="contains-text(&quot;RemoveGold&quot;)" calcext:base-cell-address="'Ile Taverne'.O13"/>
            <calcext:condition calcext:apply-style-name="cellule argent" calcext:value="contains-text(&quot;AddGold&quot;)" calcext:base-cell-address="'Ile Taverne'.O13"/>
            <calcext:condition calcext:apply-style-name="cellule argent" calcext:value="contains-text(&quot;Loot&quot;)" calcext:base-cell-address="'Ile Taverne'.O13"/>
            <calcext:condition calcext:apply-style-name="cellule argent" calcext:value="contains-text(&quot;Trade&quot;)" calcext:base-cell-address="'Ile Taverne'.O13"/>
            <calcext:condition calcext:apply-style-name="cellule combat" calcext:value="contains-text(&quot;LaunchCombat&quot;)" calcext:base-cell-address="'Ile Taverne'.O13"/>
            <calcext:condition calcext:apply-style-name="cellule indice" calcext:value="contains-text(&quot;CheckFormula&quot;)" calcext:base-cell-address="'Ile Taverne'.O13"/>
            <calcext:condition calcext:apply-style-name="cellule indice" calcext:value="contains-text(&quot;GiveDirection&quot;)" calcext:base-cell-address="'Ile Taverne'.O13"/>
            <calcext:condition calcext:apply-style-name="cellule temps" calcext:value="contains-text(&quot;SetWeather&quot;)" calcext:base-cell-address="'Ile Taverne'.O13"/>
            <calcext:condition calcext:apply-style-name="cellule temps" calcext:value="contains-text(&quot;SwitchWeather&quot;)" calcext:base-cell-address="'Ile Taverne'.O13"/>
            <calcext:condition calcext:apply-style-name="cellule temps" calcext:value="contains-text(&quot;NextDay&quot;)" calcext:base-cell-address="'Ile Taverne'.O13"/>
            <calcext:condition calcext:apply-style-name="cellule temps" calcext:value="contains-text(&quot;CheckDay&quot;)" calcext:base-cell-address="'Ile Taverne'.O13"/>
            <calcext:condition calcext:apply-style-name="cellule histoire" calcext:value="contains-text(&quot;Leave&quot;)" calcext:base-cell-address="'Ile Taverne'.O13"/>
            <calcext:condition calcext:apply-style-name="cellule choice" calcext:value="contains-text(&quot;Choice&quot;)" calcext:base-cell-address="'Ile Taverne'.O13"/>
            <calcext:condition calcext:apply-style-name="cellule d'erreur" calcext:value="!=&quot;&quot;" calcext:base-cell-address="'Ile Taverne'.O13"/>
          </calcext:conditional-format>
          <calcext:conditional-format calcext:target-range-address="Caserne.N18:Caserne.N25 Caserne.N13:Caserne.N16">
            <calcext:condition calcext:apply-style-name="cellule histoire" calcext:value="contains-text(&quot;GoTo&quot;)" calcext:base-cell-address="'Ile Taverne'.N13"/>
            <calcext:condition calcext:apply-style-name="cellule histoire" calcext:value="contains-text(&quot;Conclude&quot;)" calcext:base-cell-address="'Ile Taverne'.N13"/>
            <calcext:condition calcext:apply-style-name="cellule random" calcext:value="contains-text(&quot;RandomPercent&quot;)" calcext:base-cell-address="'Ile Taverne'.N13"/>
            <calcext:condition calcext:apply-style-name="cellule random" calcext:value="contains-text(&quot;RandomRange&quot;)" calcext:base-cell-address="'Ile Taverne'.N13"/>
            <calcext:condition calcext:apply-style-name="cellule personnages" calcext:value="contains-text(&quot;NewCrew&quot;)" calcext:base-cell-address="'Ile Taverne'.N13"/>
            <calcext:condition calcext:apply-style-name="cellule personnages" calcext:value="contains-text(&quot;NewCharacter&quot;)" calcext:base-cell-address="'Ile Taverne'.N13"/>
            <calcext:condition calcext:apply-style-name="cellule personnages" calcext:value="contains-text(&quot;HideOther&quot;)" calcext:base-cell-address="'Ile Taverne'.N13"/>
            <calcext:condition calcext:apply-style-name="cellule personnages" calcext:value="contains-text(&quot;DeleteOther&quot;)" calcext:base-cell-address="'Ile Taverne'.N13"/>
            <calcext:condition calcext:apply-style-name="cellule narrateur" calcext:value="contains-text(&quot;Narrator&quot;)" calcext:base-cell-address="'Ile Taverne'.N13"/>
            <calcext:condition calcext:apply-style-name="cellule set choice" calcext:value="contains-text(&quot;SetChoices&quot;)" calcext:base-cell-address="'Ile Taverne'.N13"/>
            <calcext:condition calcext:apply-style-name="cellule dialogues" calcext:value="contains-text(&quot;PlayerSpeak&quot;)" calcext:base-cell-address="'Ile Taverne'.N13"/>
            <calcext:condition calcext:apply-style-name="cellule dialogues" calcext:value="contains-text(&quot;OtherSpeak&quot;)" calcext:base-cell-address="'Ile Taverne'.N13"/>
            <calcext:condition calcext:apply-style-name="cellule argent" calcext:value="contains-text(&quot;CheckGold&quot;)" calcext:base-cell-address="'Ile Taverne'.N13"/>
            <calcext:condition calcext:apply-style-name="cellule argent" calcext:value="contains-text(&quot;RemoveGold&quot;)" calcext:base-cell-address="'Ile Taverne'.N13"/>
            <calcext:condition calcext:apply-style-name="cellule argent" calcext:value="contains-text(&quot;AddGold&quot;)" calcext:base-cell-address="'Ile Taverne'.N13"/>
            <calcext:condition calcext:apply-style-name="cellule argent" calcext:value="contains-text(&quot;Loot&quot;)" calcext:base-cell-address="'Ile Taverne'.N13"/>
            <calcext:condition calcext:apply-style-name="cellule argent" calcext:value="contains-text(&quot;Trade&quot;)" calcext:base-cell-address="'Ile Taverne'.N13"/>
            <calcext:condition calcext:apply-style-name="cellule combat" calcext:value="contains-text(&quot;LaunchCombat&quot;)" calcext:base-cell-address="'Ile Taverne'.N13"/>
            <calcext:condition calcext:apply-style-name="cellule indice" calcext:value="contains-text(&quot;CheckFormula&quot;)" calcext:base-cell-address="'Ile Taverne'.N13"/>
            <calcext:condition calcext:apply-style-name="cellule indice" calcext:value="contains-text(&quot;GiveDirection&quot;)" calcext:base-cell-address="'Ile Taverne'.N13"/>
            <calcext:condition calcext:apply-style-name="cellule temps" calcext:value="contains-text(&quot;SetWeather&quot;)" calcext:base-cell-address="'Ile Taverne'.N13"/>
            <calcext:condition calcext:apply-style-name="cellule temps" calcext:value="contains-text(&quot;SwitchWeather&quot;)" calcext:base-cell-address="'Ile Taverne'.N13"/>
            <calcext:condition calcext:apply-style-name="cellule temps" calcext:value="contains-text(&quot;NextDay&quot;)" calcext:base-cell-address="'Ile Taverne'.N13"/>
            <calcext:condition calcext:apply-style-name="cellule temps" calcext:value="contains-text(&quot;CheckDay&quot;)" calcext:base-cell-address="'Ile Taverne'.N13"/>
            <calcext:condition calcext:apply-style-name="cellule histoire" calcext:value="contains-text(&quot;Leave&quot;)" calcext:base-cell-address="'Ile Taverne'.N13"/>
            <calcext:condition calcext:apply-style-name="cellule choice" calcext:value="contains-text(&quot;Choice&quot;)" calcext:base-cell-address="'Ile Taverne'.N13"/>
            <calcext:condition calcext:apply-style-name="cellule d'erreur" calcext:value="!=&quot;&quot;" calcext:base-cell-address="'Ile Taverne'.N13"/>
          </calcext:conditional-format>
          <calcext:conditional-format calcext:target-range-address="Caserne.K13:Caserne.M16 Caserne.K25:Caserne.M25 Caserne.K19:Caserne.M23 Caserne.K17:Caserne.L18 Caserne.K24:Caserne.L25">
            <calcext:condition calcext:apply-style-name="cellule histoire" calcext:value="contains-text(&quot;GoTo&quot;)" calcext:base-cell-address="'Ile Taverne'.K13"/>
            <calcext:condition calcext:apply-style-name="cellule histoire" calcext:value="contains-text(&quot;Conclude&quot;)" calcext:base-cell-address="'Ile Taverne'.K13"/>
            <calcext:condition calcext:apply-style-name="cellule random" calcext:value="contains-text(&quot;RandomPercent&quot;)" calcext:base-cell-address="'Ile Taverne'.K13"/>
            <calcext:condition calcext:apply-style-name="cellule random" calcext:value="contains-text(&quot;RandomRange&quot;)" calcext:base-cell-address="'Ile Taverne'.K13"/>
            <calcext:condition calcext:apply-style-name="cellule personnages" calcext:value="contains-text(&quot;NewCrew&quot;)" calcext:base-cell-address="'Ile Taverne'.K13"/>
            <calcext:condition calcext:apply-style-name="cellule personnages" calcext:value="contains-text(&quot;NewCharacter&quot;)" calcext:base-cell-address="'Ile Taverne'.K13"/>
            <calcext:condition calcext:apply-style-name="cellule personnages" calcext:value="contains-text(&quot;HideOther&quot;)" calcext:base-cell-address="'Ile Taverne'.K13"/>
            <calcext:condition calcext:apply-style-name="cellule personnages" calcext:value="contains-text(&quot;DeleteOther&quot;)" calcext:base-cell-address="'Ile Taverne'.K13"/>
            <calcext:condition calcext:apply-style-name="cellule narrateur" calcext:value="contains-text(&quot;Narrator&quot;)" calcext:base-cell-address="'Ile Taverne'.K13"/>
            <calcext:condition calcext:apply-style-name="cellule set choice" calcext:value="contains-text(&quot;SetChoices&quot;)" calcext:base-cell-address="'Ile Taverne'.K13"/>
            <calcext:condition calcext:apply-style-name="cellule dialogues" calcext:value="contains-text(&quot;PlayerSpeak&quot;)" calcext:base-cell-address="'Ile Taverne'.K13"/>
            <calcext:condition calcext:apply-style-name="cellule dialogues" calcext:value="contains-text(&quot;OtherSpeak&quot;)" calcext:base-cell-address="'Ile Taverne'.K13"/>
            <calcext:condition calcext:apply-style-name="cellule argent" calcext:value="contains-text(&quot;CheckGold&quot;)" calcext:base-cell-address="'Ile Taverne'.K13"/>
            <calcext:condition calcext:apply-style-name="cellule argent" calcext:value="contains-text(&quot;RemoveGold&quot;)" calcext:base-cell-address="'Ile Taverne'.K13"/>
            <calcext:condition calcext:apply-style-name="cellule argent" calcext:value="contains-text(&quot;AddGold&quot;)" calcext:base-cell-address="'Ile Taverne'.K13"/>
            <calcext:condition calcext:apply-style-name="cellule argent" calcext:value="contains-text(&quot;Loot&quot;)" calcext:base-cell-address="'Ile Taverne'.K13"/>
            <calcext:condition calcext:apply-style-name="cellule argent" calcext:value="contains-text(&quot;Trade&quot;)" calcext:base-cell-address="'Ile Taverne'.K13"/>
            <calcext:condition calcext:apply-style-name="cellule combat" calcext:value="contains-text(&quot;LaunchCombat&quot;)" calcext:base-cell-address="'Ile Taverne'.K13"/>
            <calcext:condition calcext:apply-style-name="cellule indice" calcext:value="contains-text(&quot;CheckFormula&quot;)" calcext:base-cell-address="'Ile Taverne'.K13"/>
            <calcext:condition calcext:apply-style-name="cellule indice" calcext:value="contains-text(&quot;GiveDirection&quot;)" calcext:base-cell-address="'Ile Taverne'.K13"/>
            <calcext:condition calcext:apply-style-name="cellule temps" calcext:value="contains-text(&quot;SetWeather&quot;)" calcext:base-cell-address="'Ile Taverne'.K13"/>
            <calcext:condition calcext:apply-style-name="cellule temps" calcext:value="contains-text(&quot;SwitchWeather&quot;)" calcext:base-cell-address="'Ile Taverne'.K13"/>
            <calcext:condition calcext:apply-style-name="cellule temps" calcext:value="contains-text(&quot;NextDay&quot;)" calcext:base-cell-address="'Ile Taverne'.K13"/>
            <calcext:condition calcext:apply-style-name="cellule temps" calcext:value="contains-text(&quot;CheckDay&quot;)" calcext:base-cell-address="'Ile Taverne'.K13"/>
            <calcext:condition calcext:apply-style-name="cellule histoire" calcext:value="contains-text(&quot;Leave&quot;)" calcext:base-cell-address="'Ile Taverne'.K13"/>
            <calcext:condition calcext:apply-style-name="cellule choice" calcext:value="contains-text(&quot;Choice&quot;)" calcext:base-cell-address="'Ile Taverne'.K13"/>
            <calcext:condition calcext:apply-style-name="cellule d'erreur" calcext:value="!=&quot;&quot;" calcext:base-cell-address="'Ile Taverne'.K13"/>
          </calcext:conditional-format>
          <calcext:conditional-format calcext:target-range-address="Caserne.K13:Caserne.L25">
            <calcext:condition calcext:apply-style-name="cellule histoire" calcext:value="contains-text(&quot;GoTo&quot;)" calcext:base-cell-address="'Ile Taverne'.K13"/>
            <calcext:condition calcext:apply-style-name="cellule histoire" calcext:value="contains-text(&quot;Conclude&quot;)" calcext:base-cell-address="'Ile Taverne'.K13"/>
            <calcext:condition calcext:apply-style-name="cellule random" calcext:value="contains-text(&quot;RandomPercent&quot;)" calcext:base-cell-address="'Ile Taverne'.K13"/>
            <calcext:condition calcext:apply-style-name="cellule random" calcext:value="contains-text(&quot;RandomRange&quot;)" calcext:base-cell-address="'Ile Taverne'.K13"/>
            <calcext:condition calcext:apply-style-name="cellule personnages" calcext:value="contains-text(&quot;NewCrew&quot;)" calcext:base-cell-address="'Ile Taverne'.K13"/>
            <calcext:condition calcext:apply-style-name="cellule personnages" calcext:value="contains-text(&quot;NewCharacter&quot;)" calcext:base-cell-address="'Ile Taverne'.K13"/>
            <calcext:condition calcext:apply-style-name="cellule personnages" calcext:value="contains-text(&quot;HideOther&quot;)" calcext:base-cell-address="'Ile Taverne'.K13"/>
            <calcext:condition calcext:apply-style-name="cellule personnages" calcext:value="contains-text(&quot;DeleteOther&quot;)" calcext:base-cell-address="'Ile Taverne'.K13"/>
            <calcext:condition calcext:apply-style-name="cellule narrateur" calcext:value="contains-text(&quot;Narrator&quot;)" calcext:base-cell-address="'Ile Taverne'.K13"/>
            <calcext:condition calcext:apply-style-name="cellule set choice" calcext:value="contains-text(&quot;SetChoices&quot;)" calcext:base-cell-address="'Ile Taverne'.K13"/>
            <calcext:condition calcext:apply-style-name="cellule dialogues" calcext:value="contains-text(&quot;PlayerSpeak&quot;)" calcext:base-cell-address="'Ile Taverne'.K13"/>
            <calcext:condition calcext:apply-style-name="cellule dialogues" calcext:value="contains-text(&quot;OtherSpeak&quot;)" calcext:base-cell-address="'Ile Taverne'.K13"/>
            <calcext:condition calcext:apply-style-name="cellule argent" calcext:value="contains-text(&quot;CheckGold&quot;)" calcext:base-cell-address="'Ile Taverne'.K13"/>
            <calcext:condition calcext:apply-style-name="cellule argent" calcext:value="contains-text(&quot;RemoveGold&quot;)" calcext:base-cell-address="'Ile Taverne'.K13"/>
            <calcext:condition calcext:apply-style-name="cellule argent" calcext:value="contains-text(&quot;AddGold&quot;)" calcext:base-cell-address="'Ile Taverne'.K13"/>
            <calcext:condition calcext:apply-style-name="cellule argent" calcext:value="contains-text(&quot;Loot&quot;)" calcext:base-cell-address="'Ile Taverne'.K13"/>
            <calcext:condition calcext:apply-style-name="cellule argent" calcext:value="contains-text(&quot;Trade&quot;)" calcext:base-cell-address="'Ile Taverne'.K13"/>
            <calcext:condition calcext:apply-style-name="cellule combat" calcext:value="contains-text(&quot;LaunchCombat&quot;)" calcext:base-cell-address="'Ile Taverne'.K13"/>
            <calcext:condition calcext:apply-style-name="cellule indice" calcext:value="contains-text(&quot;CheckFormula&quot;)" calcext:base-cell-address="'Ile Taverne'.K13"/>
            <calcext:condition calcext:apply-style-name="cellule indice" calcext:value="contains-text(&quot;GiveDirection&quot;)" calcext:base-cell-address="'Ile Taverne'.K13"/>
            <calcext:condition calcext:apply-style-name="cellule temps" calcext:value="contains-text(&quot;SetWeather&quot;)" calcext:base-cell-address="'Ile Taverne'.K13"/>
            <calcext:condition calcext:apply-style-name="cellule temps" calcext:value="contains-text(&quot;SwitchWeather&quot;)" calcext:base-cell-address="'Ile Taverne'.K13"/>
            <calcext:condition calcext:apply-style-name="cellule temps" calcext:value="contains-text(&quot;NextDay&quot;)" calcext:base-cell-address="'Ile Taverne'.K13"/>
            <calcext:condition calcext:apply-style-name="cellule temps" calcext:value="contains-text(&quot;CheckDay&quot;)" calcext:base-cell-address="'Ile Taverne'.K13"/>
            <calcext:condition calcext:apply-style-name="cellule histoire" calcext:value="contains-text(&quot;Leave&quot;)" calcext:base-cell-address="'Ile Taverne'.K13"/>
            <calcext:condition calcext:apply-style-name="cellule choice" calcext:value="contains-text(&quot;Choice&quot;)" calcext:base-cell-address="'Ile Taverne'.K13"/>
            <calcext:condition calcext:apply-style-name="cellule d'erreur" calcext:value="!=&quot;&quot;" calcext:base-cell-address="'Ile Taverne'.K13"/>
          </calcext:conditional-format>
          <calcext:conditional-format calcext:target-range-address="Caserne.M18:Caserne.M18">
            <calcext:condition calcext:apply-style-name="cellule histoire" calcext:value="contains-text(&quot;GoTo&quot;)" calcext:base-cell-address="'Ile Taverne'.M18"/>
            <calcext:condition calcext:apply-style-name="cellule histoire" calcext:value="contains-text(&quot;Conclude&quot;)" calcext:base-cell-address="'Ile Taverne'.M18"/>
            <calcext:condition calcext:apply-style-name="cellule random" calcext:value="contains-text(&quot;RandomPercent&quot;)" calcext:base-cell-address="'Ile Taverne'.M18"/>
            <calcext:condition calcext:apply-style-name="cellule random" calcext:value="contains-text(&quot;RandomRange&quot;)" calcext:base-cell-address="'Ile Taverne'.M18"/>
            <calcext:condition calcext:apply-style-name="cellule personnages" calcext:value="contains-text(&quot;NewCrew&quot;)" calcext:base-cell-address="'Ile Taverne'.M18"/>
            <calcext:condition calcext:apply-style-name="cellule personnages" calcext:value="contains-text(&quot;NewCharacter&quot;)" calcext:base-cell-address="'Ile Taverne'.M18"/>
            <calcext:condition calcext:apply-style-name="cellule personnages" calcext:value="contains-text(&quot;HideOther&quot;)" calcext:base-cell-address="'Ile Taverne'.M18"/>
            <calcext:condition calcext:apply-style-name="cellule personnages" calcext:value="contains-text(&quot;DeleteOther&quot;)" calcext:base-cell-address="'Ile Taverne'.M18"/>
            <calcext:condition calcext:apply-style-name="cellule narrateur" calcext:value="contains-text(&quot;Narrator&quot;)" calcext:base-cell-address="'Ile Taverne'.M18"/>
            <calcext:condition calcext:apply-style-name="cellule set choice" calcext:value="contains-text(&quot;SetChoices&quot;)" calcext:base-cell-address="'Ile Taverne'.M18"/>
            <calcext:condition calcext:apply-style-name="cellule dialogues" calcext:value="contains-text(&quot;PlayerSpeak&quot;)" calcext:base-cell-address="'Ile Taverne'.M18"/>
            <calcext:condition calcext:apply-style-name="cellule dialogues" calcext:value="contains-text(&quot;OtherSpeak&quot;)" calcext:base-cell-address="'Ile Taverne'.M18"/>
            <calcext:condition calcext:apply-style-name="cellule argent" calcext:value="contains-text(&quot;CheckGold&quot;)" calcext:base-cell-address="'Ile Taverne'.M18"/>
            <calcext:condition calcext:apply-style-name="cellule argent" calcext:value="contains-text(&quot;RemoveGold&quot;)" calcext:base-cell-address="'Ile Taverne'.M18"/>
            <calcext:condition calcext:apply-style-name="cellule argent" calcext:value="contains-text(&quot;AddGold&quot;)" calcext:base-cell-address="'Ile Taverne'.M18"/>
            <calcext:condition calcext:apply-style-name="cellule argent" calcext:value="contains-text(&quot;Loot&quot;)" calcext:base-cell-address="'Ile Taverne'.M18"/>
            <calcext:condition calcext:apply-style-name="cellule argent" calcext:value="contains-text(&quot;Trade&quot;)" calcext:base-cell-address="'Ile Taverne'.M18"/>
            <calcext:condition calcext:apply-style-name="cellule combat" calcext:value="contains-text(&quot;LaunchCombat&quot;)" calcext:base-cell-address="'Ile Taverne'.M18"/>
            <calcext:condition calcext:apply-style-name="cellule indice" calcext:value="contains-text(&quot;CheckFormula&quot;)" calcext:base-cell-address="'Ile Taverne'.M18"/>
            <calcext:condition calcext:apply-style-name="cellule indice" calcext:value="contains-text(&quot;GiveDirection&quot;)" calcext:base-cell-address="'Ile Taverne'.M18"/>
            <calcext:condition calcext:apply-style-name="cellule temps" calcext:value="contains-text(&quot;SetWeather&quot;)" calcext:base-cell-address="'Ile Taverne'.M18"/>
            <calcext:condition calcext:apply-style-name="cellule temps" calcext:value="contains-text(&quot;SwitchWeather&quot;)" calcext:base-cell-address="'Ile Taverne'.M18"/>
            <calcext:condition calcext:apply-style-name="cellule temps" calcext:value="contains-text(&quot;NextDay&quot;)" calcext:base-cell-address="'Ile Taverne'.M18"/>
            <calcext:condition calcext:apply-style-name="cellule temps" calcext:value="contains-text(&quot;CheckDay&quot;)" calcext:base-cell-address="'Ile Taverne'.M18"/>
            <calcext:condition calcext:apply-style-name="cellule histoire" calcext:value="contains-text(&quot;Leave&quot;)" calcext:base-cell-address="'Ile Taverne'.M18"/>
            <calcext:condition calcext:apply-style-name="cellule choice" calcext:value="contains-text(&quot;Choice&quot;)" calcext:base-cell-address="'Ile Taverne'.M18"/>
            <calcext:condition calcext:apply-style-name="cellule d'erreur" calcext:value="!=&quot;&quot;" calcext:base-cell-address="'Ile Taverne'.M18"/>
          </calcext:conditional-format>
          <calcext:conditional-format calcext:target-range-address="Caserne.M24:Caserne.M24">
            <calcext:condition calcext:apply-style-name="cellule histoire" calcext:value="contains-text(&quot;GoTo&quot;)" calcext:base-cell-address="'Ile Taverne'.M24"/>
            <calcext:condition calcext:apply-style-name="cellule histoire" calcext:value="contains-text(&quot;Conclude&quot;)" calcext:base-cell-address="'Ile Taverne'.M24"/>
            <calcext:condition calcext:apply-style-name="cellule random" calcext:value="contains-text(&quot;RandomPercent&quot;)" calcext:base-cell-address="'Ile Taverne'.M24"/>
            <calcext:condition calcext:apply-style-name="cellule random" calcext:value="contains-text(&quot;RandomRange&quot;)" calcext:base-cell-address="'Ile Taverne'.M24"/>
            <calcext:condition calcext:apply-style-name="cellule personnages" calcext:value="contains-text(&quot;NewCrew&quot;)" calcext:base-cell-address="'Ile Taverne'.M24"/>
            <calcext:condition calcext:apply-style-name="cellule personnages" calcext:value="contains-text(&quot;NewCharacter&quot;)" calcext:base-cell-address="'Ile Taverne'.M24"/>
            <calcext:condition calcext:apply-style-name="cellule personnages" calcext:value="contains-text(&quot;HideOther&quot;)" calcext:base-cell-address="'Ile Taverne'.M24"/>
            <calcext:condition calcext:apply-style-name="cellule personnages" calcext:value="contains-text(&quot;DeleteOther&quot;)" calcext:base-cell-address="'Ile Taverne'.M24"/>
            <calcext:condition calcext:apply-style-name="cellule narrateur" calcext:value="contains-text(&quot;Narrator&quot;)" calcext:base-cell-address="'Ile Taverne'.M24"/>
            <calcext:condition calcext:apply-style-name="cellule set choice" calcext:value="contains-text(&quot;SetChoices&quot;)" calcext:base-cell-address="'Ile Taverne'.M24"/>
            <calcext:condition calcext:apply-style-name="cellule dialogues" calcext:value="contains-text(&quot;PlayerSpeak&quot;)" calcext:base-cell-address="'Ile Taverne'.M24"/>
            <calcext:condition calcext:apply-style-name="cellule dialogues" calcext:value="contains-text(&quot;OtherSpeak&quot;)" calcext:base-cell-address="'Ile Taverne'.M24"/>
            <calcext:condition calcext:apply-style-name="cellule argent" calcext:value="contains-text(&quot;CheckGold&quot;)" calcext:base-cell-address="'Ile Taverne'.M24"/>
            <calcext:condition calcext:apply-style-name="cellule argent" calcext:value="contains-text(&quot;RemoveGold&quot;)" calcext:base-cell-address="'Ile Taverne'.M24"/>
            <calcext:condition calcext:apply-style-name="cellule argent" calcext:value="contains-text(&quot;AddGold&quot;)" calcext:base-cell-address="'Ile Taverne'.M24"/>
            <calcext:condition calcext:apply-style-name="cellule argent" calcext:value="contains-text(&quot;Loot&quot;)" calcext:base-cell-address="'Ile Taverne'.M24"/>
            <calcext:condition calcext:apply-style-name="cellule argent" calcext:value="contains-text(&quot;Trade&quot;)" calcext:base-cell-address="'Ile Taverne'.M24"/>
            <calcext:condition calcext:apply-style-name="cellule combat" calcext:value="contains-text(&quot;LaunchCombat&quot;)" calcext:base-cell-address="'Ile Taverne'.M24"/>
            <calcext:condition calcext:apply-style-name="cellule indice" calcext:value="contains-text(&quot;CheckFormula&quot;)" calcext:base-cell-address="'Ile Taverne'.M24"/>
            <calcext:condition calcext:apply-style-name="cellule indice" calcext:value="contains-text(&quot;GiveDirection&quot;)" calcext:base-cell-address="'Ile Taverne'.M24"/>
            <calcext:condition calcext:apply-style-name="cellule temps" calcext:value="contains-text(&quot;SetWeather&quot;)" calcext:base-cell-address="'Ile Taverne'.M24"/>
            <calcext:condition calcext:apply-style-name="cellule temps" calcext:value="contains-text(&quot;SwitchWeather&quot;)" calcext:base-cell-address="'Ile Taverne'.M24"/>
            <calcext:condition calcext:apply-style-name="cellule temps" calcext:value="contains-text(&quot;NextDay&quot;)" calcext:base-cell-address="'Ile Taverne'.M24"/>
            <calcext:condition calcext:apply-style-name="cellule temps" calcext:value="contains-text(&quot;CheckDay&quot;)" calcext:base-cell-address="'Ile Taverne'.M24"/>
            <calcext:condition calcext:apply-style-name="cellule histoire" calcext:value="contains-text(&quot;Leave&quot;)" calcext:base-cell-address="'Ile Taverne'.M24"/>
            <calcext:condition calcext:apply-style-name="cellule choice" calcext:value="contains-text(&quot;Choice&quot;)" calcext:base-cell-address="'Ile Taverne'.M24"/>
            <calcext:condition calcext:apply-style-name="cellule d'erreur" calcext:value="!=&quot;&quot;" calcext:base-cell-address="'Ile Taverne'.M24"/>
          </calcext:conditional-format>
          <calcext:conditional-format calcext:target-range-address="Caserne.M24:Caserne.M24">
            <calcext:condition calcext:apply-style-name="cellule histoire" calcext:value="contains-text(&quot;GoTo&quot;)" calcext:base-cell-address="'Ile Taverne'.M24"/>
            <calcext:condition calcext:apply-style-name="cellule histoire" calcext:value="contains-text(&quot;Conclude&quot;)" calcext:base-cell-address="'Ile Taverne'.M24"/>
            <calcext:condition calcext:apply-style-name="cellule random" calcext:value="contains-text(&quot;RandomPercent&quot;)" calcext:base-cell-address="'Ile Taverne'.M24"/>
            <calcext:condition calcext:apply-style-name="cellule random" calcext:value="contains-text(&quot;RandomRange&quot;)" calcext:base-cell-address="'Ile Taverne'.M24"/>
            <calcext:condition calcext:apply-style-name="cellule personnages" calcext:value="contains-text(&quot;NewCrew&quot;)" calcext:base-cell-address="'Ile Taverne'.M24"/>
            <calcext:condition calcext:apply-style-name="cellule personnages" calcext:value="contains-text(&quot;NewCharacter&quot;)" calcext:base-cell-address="'Ile Taverne'.M24"/>
            <calcext:condition calcext:apply-style-name="cellule personnages" calcext:value="contains-text(&quot;HideOther&quot;)" calcext:base-cell-address="'Ile Taverne'.M24"/>
            <calcext:condition calcext:apply-style-name="cellule personnages" calcext:value="contains-text(&quot;DeleteOther&quot;)" calcext:base-cell-address="'Ile Taverne'.M24"/>
            <calcext:condition calcext:apply-style-name="cellule narrateur" calcext:value="contains-text(&quot;Narrator&quot;)" calcext:base-cell-address="'Ile Taverne'.M24"/>
            <calcext:condition calcext:apply-style-name="cellule set choice" calcext:value="contains-text(&quot;SetChoices&quot;)" calcext:base-cell-address="'Ile Taverne'.M24"/>
            <calcext:condition calcext:apply-style-name="cellule dialogues" calcext:value="contains-text(&quot;PlayerSpeak&quot;)" calcext:base-cell-address="'Ile Taverne'.M24"/>
            <calcext:condition calcext:apply-style-name="cellule dialogues" calcext:value="contains-text(&quot;OtherSpeak&quot;)" calcext:base-cell-address="'Ile Taverne'.M24"/>
            <calcext:condition calcext:apply-style-name="cellule argent" calcext:value="contains-text(&quot;CheckGold&quot;)" calcext:base-cell-address="'Ile Taverne'.M24"/>
            <calcext:condition calcext:apply-style-name="cellule argent" calcext:value="contains-text(&quot;RemoveGold&quot;)" calcext:base-cell-address="'Ile Taverne'.M24"/>
            <calcext:condition calcext:apply-style-name="cellule argent" calcext:value="contains-text(&quot;AddGold&quot;)" calcext:base-cell-address="'Ile Taverne'.M24"/>
            <calcext:condition calcext:apply-style-name="cellule argent" calcext:value="contains-text(&quot;Loot&quot;)" calcext:base-cell-address="'Ile Taverne'.M24"/>
            <calcext:condition calcext:apply-style-name="cellule argent" calcext:value="contains-text(&quot;Trade&quot;)" calcext:base-cell-address="'Ile Taverne'.M24"/>
            <calcext:condition calcext:apply-style-name="cellule combat" calcext:value="contains-text(&quot;LaunchCombat&quot;)" calcext:base-cell-address="'Ile Taverne'.M24"/>
            <calcext:condition calcext:apply-style-name="cellule indice" calcext:value="contains-text(&quot;CheckFormula&quot;)" calcext:base-cell-address="'Ile Taverne'.M24"/>
            <calcext:condition calcext:apply-style-name="cellule indice" calcext:value="contains-text(&quot;GiveDirection&quot;)" calcext:base-cell-address="'Ile Taverne'.M24"/>
            <calcext:condition calcext:apply-style-name="cellule temps" calcext:value="contains-text(&quot;SetWeather&quot;)" calcext:base-cell-address="'Ile Taverne'.M24"/>
            <calcext:condition calcext:apply-style-name="cellule temps" calcext:value="contains-text(&quot;SwitchWeather&quot;)" calcext:base-cell-address="'Ile Taverne'.M24"/>
            <calcext:condition calcext:apply-style-name="cellule temps" calcext:value="contains-text(&quot;NextDay&quot;)" calcext:base-cell-address="'Ile Taverne'.M24"/>
            <calcext:condition calcext:apply-style-name="cellule temps" calcext:value="contains-text(&quot;CheckDay&quot;)" calcext:base-cell-address="'Ile Taverne'.M24"/>
            <calcext:condition calcext:apply-style-name="cellule histoire" calcext:value="contains-text(&quot;Leave&quot;)" calcext:base-cell-address="'Ile Taverne'.M24"/>
            <calcext:condition calcext:apply-style-name="cellule choice" calcext:value="contains-text(&quot;Choice&quot;)" calcext:base-cell-address="'Ile Taverne'.M24"/>
            <calcext:condition calcext:apply-style-name="cellule d'erreur" calcext:value="!=&quot;&quot;" calcext:base-cell-address="'Ile Taverne'.M24"/>
          </calcext:conditional-format>
          <calcext:conditional-format calcext:target-range-address="Caserne.P22:Caserne.P22">
            <calcext:condition calcext:apply-style-name="cellule histoire" calcext:value="contains-text(&quot;GoTo&quot;)" calcext:base-cell-address="'Ile Taverne'.P22"/>
            <calcext:condition calcext:apply-style-name="cellule histoire" calcext:value="contains-text(&quot;Conclude&quot;)" calcext:base-cell-address="'Ile Taverne'.P22"/>
            <calcext:condition calcext:apply-style-name="cellule random" calcext:value="contains-text(&quot;RandomPercent&quot;)" calcext:base-cell-address="'Ile Taverne'.P22"/>
            <calcext:condition calcext:apply-style-name="cellule random" calcext:value="contains-text(&quot;RandomRange&quot;)" calcext:base-cell-address="'Ile Taverne'.P22"/>
            <calcext:condition calcext:apply-style-name="cellule personnages" calcext:value="contains-text(&quot;NewCrew&quot;)" calcext:base-cell-address="'Ile Taverne'.P22"/>
            <calcext:condition calcext:apply-style-name="cellule personnages" calcext:value="contains-text(&quot;NewCharacter&quot;)" calcext:base-cell-address="'Ile Taverne'.P22"/>
            <calcext:condition calcext:apply-style-name="cellule personnages" calcext:value="contains-text(&quot;HideOther&quot;)" calcext:base-cell-address="'Ile Taverne'.P22"/>
            <calcext:condition calcext:apply-style-name="cellule personnages" calcext:value="contains-text(&quot;DeleteOther&quot;)" calcext:base-cell-address="'Ile Taverne'.P22"/>
            <calcext:condition calcext:apply-style-name="cellule narrateur" calcext:value="contains-text(&quot;Narrator&quot;)" calcext:base-cell-address="'Ile Taverne'.P22"/>
            <calcext:condition calcext:apply-style-name="cellule set choice" calcext:value="contains-text(&quot;SetChoices&quot;)" calcext:base-cell-address="'Ile Taverne'.P22"/>
            <calcext:condition calcext:apply-style-name="cellule dialogues" calcext:value="contains-text(&quot;PlayerSpeak&quot;)" calcext:base-cell-address="'Ile Taverne'.P22"/>
            <calcext:condition calcext:apply-style-name="cellule dialogues" calcext:value="contains-text(&quot;OtherSpeak&quot;)" calcext:base-cell-address="'Ile Taverne'.P22"/>
            <calcext:condition calcext:apply-style-name="cellule argent" calcext:value="contains-text(&quot;CheckGold&quot;)" calcext:base-cell-address="'Ile Taverne'.P22"/>
            <calcext:condition calcext:apply-style-name="cellule argent" calcext:value="contains-text(&quot;RemoveGold&quot;)" calcext:base-cell-address="'Ile Taverne'.P22"/>
            <calcext:condition calcext:apply-style-name="cellule argent" calcext:value="contains-text(&quot;AddGold&quot;)" calcext:base-cell-address="'Ile Taverne'.P22"/>
            <calcext:condition calcext:apply-style-name="cellule argent" calcext:value="contains-text(&quot;Loot&quot;)" calcext:base-cell-address="'Ile Taverne'.P22"/>
            <calcext:condition calcext:apply-style-name="cellule argent" calcext:value="contains-text(&quot;Trade&quot;)" calcext:base-cell-address="'Ile Taverne'.P22"/>
            <calcext:condition calcext:apply-style-name="cellule combat" calcext:value="contains-text(&quot;LaunchCombat&quot;)" calcext:base-cell-address="'Ile Taverne'.P22"/>
            <calcext:condition calcext:apply-style-name="cellule indice" calcext:value="contains-text(&quot;CheckFormula&quot;)" calcext:base-cell-address="'Ile Taverne'.P22"/>
            <calcext:condition calcext:apply-style-name="cellule indice" calcext:value="contains-text(&quot;GiveDirection&quot;)" calcext:base-cell-address="'Ile Taverne'.P22"/>
            <calcext:condition calcext:apply-style-name="cellule temps" calcext:value="contains-text(&quot;SetWeather&quot;)" calcext:base-cell-address="'Ile Taverne'.P22"/>
            <calcext:condition calcext:apply-style-name="cellule temps" calcext:value="contains-text(&quot;SwitchWeather&quot;)" calcext:base-cell-address="'Ile Taverne'.P22"/>
            <calcext:condition calcext:apply-style-name="cellule temps" calcext:value="contains-text(&quot;NextDay&quot;)" calcext:base-cell-address="'Ile Taverne'.P22"/>
            <calcext:condition calcext:apply-style-name="cellule temps" calcext:value="contains-text(&quot;CheckDay&quot;)" calcext:base-cell-address="'Ile Taverne'.P22"/>
            <calcext:condition calcext:apply-style-name="cellule histoire" calcext:value="contains-text(&quot;Leave&quot;)" calcext:base-cell-address="'Ile Taverne'.P22"/>
            <calcext:condition calcext:apply-style-name="cellule choice" calcext:value="contains-text(&quot;Choice&quot;)" calcext:base-cell-address="'Ile Taverne'.P22"/>
            <calcext:condition calcext:apply-style-name="cellule d'erreur" calcext:value="!=&quot;&quot;" calcext:base-cell-address="'Ile Taverne'.P22"/>
          </calcext:conditional-format>
          <calcext:conditional-format calcext:target-range-address="Caserne.F19:Caserne.H19">
            <calcext:condition calcext:apply-style-name="cellule histoire" calcext:value="contains-text(&quot;GoTo&quot;)" calcext:base-cell-address="'Ile Taverne'.F19"/>
            <calcext:condition calcext:apply-style-name="cellule histoire" calcext:value="contains-text(&quot;Conclude&quot;)" calcext:base-cell-address="'Ile Taverne'.F19"/>
            <calcext:condition calcext:apply-style-name="cellule random" calcext:value="contains-text(&quot;RandomPercent&quot;)" calcext:base-cell-address="'Ile Taverne'.F19"/>
            <calcext:condition calcext:apply-style-name="cellule random" calcext:value="contains-text(&quot;RandomRange&quot;)" calcext:base-cell-address="'Ile Taverne'.F19"/>
            <calcext:condition calcext:apply-style-name="cellule personnages" calcext:value="contains-text(&quot;NewCrew&quot;)" calcext:base-cell-address="'Ile Taverne'.F19"/>
            <calcext:condition calcext:apply-style-name="cellule personnages" calcext:value="contains-text(&quot;NewCharacter&quot;)" calcext:base-cell-address="'Ile Taverne'.F19"/>
            <calcext:condition calcext:apply-style-name="cellule personnages" calcext:value="contains-text(&quot;HideOther&quot;)" calcext:base-cell-address="'Ile Taverne'.F19"/>
            <calcext:condition calcext:apply-style-name="cellule personnages" calcext:value="contains-text(&quot;DeleteOther&quot;)" calcext:base-cell-address="'Ile Taverne'.F19"/>
            <calcext:condition calcext:apply-style-name="cellule narrateur" calcext:value="contains-text(&quot;Narrator&quot;)" calcext:base-cell-address="'Ile Taverne'.F19"/>
            <calcext:condition calcext:apply-style-name="cellule set choice" calcext:value="contains-text(&quot;SetChoices&quot;)" calcext:base-cell-address="'Ile Taverne'.F19"/>
            <calcext:condition calcext:apply-style-name="cellule dialogues" calcext:value="contains-text(&quot;PlayerSpeak&quot;)" calcext:base-cell-address="'Ile Taverne'.F19"/>
            <calcext:condition calcext:apply-style-name="cellule dialogues" calcext:value="contains-text(&quot;OtherSpeak&quot;)" calcext:base-cell-address="'Ile Taverne'.F19"/>
            <calcext:condition calcext:apply-style-name="cellule argent" calcext:value="contains-text(&quot;CheckGold&quot;)" calcext:base-cell-address="'Ile Taverne'.F19"/>
            <calcext:condition calcext:apply-style-name="cellule argent" calcext:value="contains-text(&quot;RemoveGold&quot;)" calcext:base-cell-address="'Ile Taverne'.F19"/>
            <calcext:condition calcext:apply-style-name="cellule argent" calcext:value="contains-text(&quot;AddGold&quot;)" calcext:base-cell-address="'Ile Taverne'.F19"/>
            <calcext:condition calcext:apply-style-name="cellule argent" calcext:value="contains-text(&quot;Loot&quot;)" calcext:base-cell-address="'Ile Taverne'.F19"/>
            <calcext:condition calcext:apply-style-name="cellule argent" calcext:value="contains-text(&quot;Trade&quot;)" calcext:base-cell-address="'Ile Taverne'.F19"/>
            <calcext:condition calcext:apply-style-name="cellule combat" calcext:value="contains-text(&quot;LaunchCombat&quot;)" calcext:base-cell-address="'Ile Taverne'.F19"/>
            <calcext:condition calcext:apply-style-name="cellule indice" calcext:value="contains-text(&quot;CheckFormula&quot;)" calcext:base-cell-address="'Ile Taverne'.F19"/>
            <calcext:condition calcext:apply-style-name="cellule indice" calcext:value="contains-text(&quot;GiveDirection&quot;)" calcext:base-cell-address="'Ile Taverne'.F19"/>
            <calcext:condition calcext:apply-style-name="cellule temps" calcext:value="contains-text(&quot;SetWeather&quot;)" calcext:base-cell-address="'Ile Taverne'.F19"/>
            <calcext:condition calcext:apply-style-name="cellule temps" calcext:value="contains-text(&quot;SwitchWeather&quot;)" calcext:base-cell-address="'Ile Taverne'.F19"/>
            <calcext:condition calcext:apply-style-name="cellule temps" calcext:value="contains-text(&quot;NextDay&quot;)" calcext:base-cell-address="'Ile Taverne'.F19"/>
            <calcext:condition calcext:apply-style-name="cellule temps" calcext:value="contains-text(&quot;CheckDay&quot;)" calcext:base-cell-address="'Ile Taverne'.F19"/>
            <calcext:condition calcext:apply-style-name="cellule histoire" calcext:value="contains-text(&quot;Leave&quot;)" calcext:base-cell-address="'Ile Taverne'.F19"/>
            <calcext:condition calcext:apply-style-name="cellule choice" calcext:value="contains-text(&quot;Choice&quot;)" calcext:base-cell-address="'Ile Taverne'.F19"/>
            <calcext:condition calcext:apply-style-name="cellule d'erreur" calcext:value="!=&quot;&quot;" calcext:base-cell-address="'Ile Taverne'.F19"/>
          </calcext:conditional-format>
          <calcext:conditional-format calcext:target-range-address="Caserne.F19:Caserne.H19">
            <calcext:condition calcext:apply-style-name="cellule histoire" calcext:value="contains-text(&quot;GoTo&quot;)" calcext:base-cell-address="'Ile Taverne'.F19"/>
            <calcext:condition calcext:apply-style-name="cellule histoire" calcext:value="contains-text(&quot;Conclude&quot;)" calcext:base-cell-address="'Ile Taverne'.F19"/>
            <calcext:condition calcext:apply-style-name="cellule random" calcext:value="contains-text(&quot;RandomPercent&quot;)" calcext:base-cell-address="'Ile Taverne'.F19"/>
            <calcext:condition calcext:apply-style-name="cellule random" calcext:value="contains-text(&quot;RandomRange&quot;)" calcext:base-cell-address="'Ile Taverne'.F19"/>
            <calcext:condition calcext:apply-style-name="cellule personnages" calcext:value="contains-text(&quot;NewCrew&quot;)" calcext:base-cell-address="'Ile Taverne'.F19"/>
            <calcext:condition calcext:apply-style-name="cellule personnages" calcext:value="contains-text(&quot;NewCharacter&quot;)" calcext:base-cell-address="'Ile Taverne'.F19"/>
            <calcext:condition calcext:apply-style-name="cellule personnages" calcext:value="contains-text(&quot;HideOther&quot;)" calcext:base-cell-address="'Ile Taverne'.F19"/>
            <calcext:condition calcext:apply-style-name="cellule personnages" calcext:value="contains-text(&quot;DeleteOther&quot;)" calcext:base-cell-address="'Ile Taverne'.F19"/>
            <calcext:condition calcext:apply-style-name="cellule narrateur" calcext:value="contains-text(&quot;Narrator&quot;)" calcext:base-cell-address="'Ile Taverne'.F19"/>
            <calcext:condition calcext:apply-style-name="cellule set choice" calcext:value="contains-text(&quot;SetChoices&quot;)" calcext:base-cell-address="'Ile Taverne'.F19"/>
            <calcext:condition calcext:apply-style-name="cellule dialogues" calcext:value="contains-text(&quot;PlayerSpeak&quot;)" calcext:base-cell-address="'Ile Taverne'.F19"/>
            <calcext:condition calcext:apply-style-name="cellule dialogues" calcext:value="contains-text(&quot;OtherSpeak&quot;)" calcext:base-cell-address="'Ile Taverne'.F19"/>
            <calcext:condition calcext:apply-style-name="cellule argent" calcext:value="contains-text(&quot;CheckGold&quot;)" calcext:base-cell-address="'Ile Taverne'.F19"/>
            <calcext:condition calcext:apply-style-name="cellule argent" calcext:value="contains-text(&quot;RemoveGold&quot;)" calcext:base-cell-address="'Ile Taverne'.F19"/>
            <calcext:condition calcext:apply-style-name="cellule argent" calcext:value="contains-text(&quot;AddGold&quot;)" calcext:base-cell-address="'Ile Taverne'.F19"/>
            <calcext:condition calcext:apply-style-name="cellule argent" calcext:value="contains-text(&quot;Loot&quot;)" calcext:base-cell-address="'Ile Taverne'.F19"/>
            <calcext:condition calcext:apply-style-name="cellule argent" calcext:value="contains-text(&quot;Trade&quot;)" calcext:base-cell-address="'Ile Taverne'.F19"/>
            <calcext:condition calcext:apply-style-name="cellule combat" calcext:value="contains-text(&quot;LaunchCombat&quot;)" calcext:base-cell-address="'Ile Taverne'.F19"/>
            <calcext:condition calcext:apply-style-name="cellule indice" calcext:value="contains-text(&quot;CheckFormula&quot;)" calcext:base-cell-address="'Ile Taverne'.F19"/>
            <calcext:condition calcext:apply-style-name="cellule indice" calcext:value="contains-text(&quot;GiveDirection&quot;)" calcext:base-cell-address="'Ile Taverne'.F19"/>
            <calcext:condition calcext:apply-style-name="cellule temps" calcext:value="contains-text(&quot;SetWeather&quot;)" calcext:base-cell-address="'Ile Taverne'.F19"/>
            <calcext:condition calcext:apply-style-name="cellule temps" calcext:value="contains-text(&quot;SwitchWeather&quot;)" calcext:base-cell-address="'Ile Taverne'.F19"/>
            <calcext:condition calcext:apply-style-name="cellule temps" calcext:value="contains-text(&quot;NextDay&quot;)" calcext:base-cell-address="'Ile Taverne'.F19"/>
            <calcext:condition calcext:apply-style-name="cellule temps" calcext:value="contains-text(&quot;CheckDay&quot;)" calcext:base-cell-address="'Ile Taverne'.F19"/>
            <calcext:condition calcext:apply-style-name="cellule histoire" calcext:value="contains-text(&quot;Leave&quot;)" calcext:base-cell-address="'Ile Taverne'.F19"/>
            <calcext:condition calcext:apply-style-name="cellule choice" calcext:value="contains-text(&quot;Choice&quot;)" calcext:base-cell-address="'Ile Taverne'.F19"/>
            <calcext:condition calcext:apply-style-name="cellule d'erreur" calcext:value="!=&quot;&quot;" calcext:base-cell-address="'Ile Taverne'.F19"/>
          </calcext:conditional-format>
          <calcext:conditional-format calcext:target-range-address="Caserne.I19:Caserne.I19">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Caserne.I19:Caserne.I19">
            <calcext:condition calcext:apply-style-name="cellule histoire" calcext:value="contains-text(&quot;GoTo&quot;)" calcext:base-cell-address="'Ile Taverne'.I19"/>
            <calcext:condition calcext:apply-style-name="cellule histoire" calcext:value="contains-text(&quot;Conclude&quot;)" calcext:base-cell-address="'Ile Taverne'.I19"/>
            <calcext:condition calcext:apply-style-name="cellule random" calcext:value="contains-text(&quot;RandomPercent&quot;)" calcext:base-cell-address="'Ile Taverne'.I19"/>
            <calcext:condition calcext:apply-style-name="cellule random" calcext:value="contains-text(&quot;RandomRange&quot;)" calcext:base-cell-address="'Ile Taverne'.I19"/>
            <calcext:condition calcext:apply-style-name="cellule personnages" calcext:value="contains-text(&quot;NewCrew&quot;)" calcext:base-cell-address="'Ile Taverne'.I19"/>
            <calcext:condition calcext:apply-style-name="cellule personnages" calcext:value="contains-text(&quot;NewCharacter&quot;)" calcext:base-cell-address="'Ile Taverne'.I19"/>
            <calcext:condition calcext:apply-style-name="cellule personnages" calcext:value="contains-text(&quot;HideOther&quot;)" calcext:base-cell-address="'Ile Taverne'.I19"/>
            <calcext:condition calcext:apply-style-name="cellule personnages" calcext:value="contains-text(&quot;DeleteOther&quot;)" calcext:base-cell-address="'Ile Taverne'.I19"/>
            <calcext:condition calcext:apply-style-name="cellule narrateur" calcext:value="contains-text(&quot;Narrator&quot;)" calcext:base-cell-address="'Ile Taverne'.I19"/>
            <calcext:condition calcext:apply-style-name="cellule set choice" calcext:value="contains-text(&quot;SetChoices&quot;)" calcext:base-cell-address="'Ile Taverne'.I19"/>
            <calcext:condition calcext:apply-style-name="cellule dialogues" calcext:value="contains-text(&quot;PlayerSpeak&quot;)" calcext:base-cell-address="'Ile Taverne'.I19"/>
            <calcext:condition calcext:apply-style-name="cellule dialogues" calcext:value="contains-text(&quot;OtherSpeak&quot;)" calcext:base-cell-address="'Ile Taverne'.I19"/>
            <calcext:condition calcext:apply-style-name="cellule argent" calcext:value="contains-text(&quot;CheckGold&quot;)" calcext:base-cell-address="'Ile Taverne'.I19"/>
            <calcext:condition calcext:apply-style-name="cellule argent" calcext:value="contains-text(&quot;RemoveGold&quot;)" calcext:base-cell-address="'Ile Taverne'.I19"/>
            <calcext:condition calcext:apply-style-name="cellule argent" calcext:value="contains-text(&quot;AddGold&quot;)" calcext:base-cell-address="'Ile Taverne'.I19"/>
            <calcext:condition calcext:apply-style-name="cellule argent" calcext:value="contains-text(&quot;Loot&quot;)" calcext:base-cell-address="'Ile Taverne'.I19"/>
            <calcext:condition calcext:apply-style-name="cellule argent" calcext:value="contains-text(&quot;Trade&quot;)" calcext:base-cell-address="'Ile Taverne'.I19"/>
            <calcext:condition calcext:apply-style-name="cellule combat" calcext:value="contains-text(&quot;LaunchCombat&quot;)" calcext:base-cell-address="'Ile Taverne'.I19"/>
            <calcext:condition calcext:apply-style-name="cellule indice" calcext:value="contains-text(&quot;CheckFormula&quot;)" calcext:base-cell-address="'Ile Taverne'.I19"/>
            <calcext:condition calcext:apply-style-name="cellule indice" calcext:value="contains-text(&quot;GiveDirection&quot;)" calcext:base-cell-address="'Ile Taverne'.I19"/>
            <calcext:condition calcext:apply-style-name="cellule temps" calcext:value="contains-text(&quot;SetWeather&quot;)" calcext:base-cell-address="'Ile Taverne'.I19"/>
            <calcext:condition calcext:apply-style-name="cellule temps" calcext:value="contains-text(&quot;SwitchWeather&quot;)" calcext:base-cell-address="'Ile Taverne'.I19"/>
            <calcext:condition calcext:apply-style-name="cellule temps" calcext:value="contains-text(&quot;NextDay&quot;)" calcext:base-cell-address="'Ile Taverne'.I19"/>
            <calcext:condition calcext:apply-style-name="cellule temps" calcext:value="contains-text(&quot;CheckDay&quot;)" calcext:base-cell-address="'Ile Taverne'.I19"/>
            <calcext:condition calcext:apply-style-name="cellule histoire" calcext:value="contains-text(&quot;Leave&quot;)" calcext:base-cell-address="'Ile Taverne'.I19"/>
            <calcext:condition calcext:apply-style-name="cellule choice" calcext:value="contains-text(&quot;Choice&quot;)" calcext:base-cell-address="'Ile Taverne'.I19"/>
            <calcext:condition calcext:apply-style-name="cellule d'erreur" calcext:value="!=&quot;&quot;" calcext:base-cell-address="'Ile Taverne'.I19"/>
          </calcext:conditional-format>
          <calcext:conditional-format calcext:target-range-address="Caserne.F19:Caserne.I19">
            <calcext:condition calcext:apply-style-name="cellule histoire" calcext:value="contains-text(&quot;GoTo&quot;)" calcext:base-cell-address="'Ile Taverne'.F19"/>
            <calcext:condition calcext:apply-style-name="cellule histoire" calcext:value="contains-text(&quot;Conclude&quot;)" calcext:base-cell-address="'Ile Taverne'.F19"/>
            <calcext:condition calcext:apply-style-name="cellule random" calcext:value="contains-text(&quot;RandomPercent&quot;)" calcext:base-cell-address="'Ile Taverne'.F19"/>
            <calcext:condition calcext:apply-style-name="cellule random" calcext:value="contains-text(&quot;RandomRange&quot;)" calcext:base-cell-address="'Ile Taverne'.F19"/>
            <calcext:condition calcext:apply-style-name="cellule personnages" calcext:value="contains-text(&quot;NewCrew&quot;)" calcext:base-cell-address="'Ile Taverne'.F19"/>
            <calcext:condition calcext:apply-style-name="cellule personnages" calcext:value="contains-text(&quot;NewCharacter&quot;)" calcext:base-cell-address="'Ile Taverne'.F19"/>
            <calcext:condition calcext:apply-style-name="cellule personnages" calcext:value="contains-text(&quot;HideOther&quot;)" calcext:base-cell-address="'Ile Taverne'.F19"/>
            <calcext:condition calcext:apply-style-name="cellule personnages" calcext:value="contains-text(&quot;DeleteOther&quot;)" calcext:base-cell-address="'Ile Taverne'.F19"/>
            <calcext:condition calcext:apply-style-name="cellule narrateur" calcext:value="contains-text(&quot;Narrator&quot;)" calcext:base-cell-address="'Ile Taverne'.F19"/>
            <calcext:condition calcext:apply-style-name="cellule set choice" calcext:value="contains-text(&quot;SetChoices&quot;)" calcext:base-cell-address="'Ile Taverne'.F19"/>
            <calcext:condition calcext:apply-style-name="cellule dialogues" calcext:value="contains-text(&quot;PlayerSpeak&quot;)" calcext:base-cell-address="'Ile Taverne'.F19"/>
            <calcext:condition calcext:apply-style-name="cellule dialogues" calcext:value="contains-text(&quot;OtherSpeak&quot;)" calcext:base-cell-address="'Ile Taverne'.F19"/>
            <calcext:condition calcext:apply-style-name="cellule argent" calcext:value="contains-text(&quot;CheckGold&quot;)" calcext:base-cell-address="'Ile Taverne'.F19"/>
            <calcext:condition calcext:apply-style-name="cellule argent" calcext:value="contains-text(&quot;RemoveGold&quot;)" calcext:base-cell-address="'Ile Taverne'.F19"/>
            <calcext:condition calcext:apply-style-name="cellule argent" calcext:value="contains-text(&quot;AddGold&quot;)" calcext:base-cell-address="'Ile Taverne'.F19"/>
            <calcext:condition calcext:apply-style-name="cellule argent" calcext:value="contains-text(&quot;Loot&quot;)" calcext:base-cell-address="'Ile Taverne'.F19"/>
            <calcext:condition calcext:apply-style-name="cellule argent" calcext:value="contains-text(&quot;Trade&quot;)" calcext:base-cell-address="'Ile Taverne'.F19"/>
            <calcext:condition calcext:apply-style-name="cellule combat" calcext:value="contains-text(&quot;LaunchCombat&quot;)" calcext:base-cell-address="'Ile Taverne'.F19"/>
            <calcext:condition calcext:apply-style-name="cellule indice" calcext:value="contains-text(&quot;CheckFormula&quot;)" calcext:base-cell-address="'Ile Taverne'.F19"/>
            <calcext:condition calcext:apply-style-name="cellule indice" calcext:value="contains-text(&quot;GiveDirection&quot;)" calcext:base-cell-address="'Ile Taverne'.F19"/>
            <calcext:condition calcext:apply-style-name="cellule temps" calcext:value="contains-text(&quot;SetWeather&quot;)" calcext:base-cell-address="'Ile Taverne'.F19"/>
            <calcext:condition calcext:apply-style-name="cellule temps" calcext:value="contains-text(&quot;SwitchWeather&quot;)" calcext:base-cell-address="'Ile Taverne'.F19"/>
            <calcext:condition calcext:apply-style-name="cellule temps" calcext:value="contains-text(&quot;NextDay&quot;)" calcext:base-cell-address="'Ile Taverne'.F19"/>
            <calcext:condition calcext:apply-style-name="cellule temps" calcext:value="contains-text(&quot;CheckDay&quot;)" calcext:base-cell-address="'Ile Taverne'.F19"/>
            <calcext:condition calcext:apply-style-name="cellule histoire" calcext:value="contains-text(&quot;Leave&quot;)" calcext:base-cell-address="'Ile Taverne'.F19"/>
            <calcext:condition calcext:apply-style-name="cellule choice" calcext:value="contains-text(&quot;Choice&quot;)" calcext:base-cell-address="'Ile Taverne'.F19"/>
            <calcext:condition calcext:apply-style-name="cellule d'erreur" calcext:value="!=&quot;&quot;" calcext:base-cell-address="'Ile Taverne'.F19"/>
          </calcext:conditional-format>
          <calcext:conditional-format calcext:target-range-address="Caserne.F20:Caserne.H20">
            <calcext:condition calcext:apply-style-name="cellule histoire" calcext:value="contains-text(&quot;GoTo&quot;)" calcext:base-cell-address="'Ile Taverne'.F20"/>
            <calcext:condition calcext:apply-style-name="cellule histoire" calcext:value="contains-text(&quot;Conclude&quot;)" calcext:base-cell-address="'Ile Taverne'.F20"/>
            <calcext:condition calcext:apply-style-name="cellule random" calcext:value="contains-text(&quot;RandomPercent&quot;)" calcext:base-cell-address="'Ile Taverne'.F20"/>
            <calcext:condition calcext:apply-style-name="cellule random" calcext:value="contains-text(&quot;RandomRange&quot;)" calcext:base-cell-address="'Ile Taverne'.F20"/>
            <calcext:condition calcext:apply-style-name="cellule personnages" calcext:value="contains-text(&quot;NewCrew&quot;)" calcext:base-cell-address="'Ile Taverne'.F20"/>
            <calcext:condition calcext:apply-style-name="cellule personnages" calcext:value="contains-text(&quot;NewCharacter&quot;)" calcext:base-cell-address="'Ile Taverne'.F20"/>
            <calcext:condition calcext:apply-style-name="cellule personnages" calcext:value="contains-text(&quot;HideOther&quot;)" calcext:base-cell-address="'Ile Taverne'.F20"/>
            <calcext:condition calcext:apply-style-name="cellule personnages" calcext:value="contains-text(&quot;DeleteOther&quot;)" calcext:base-cell-address="'Ile Taverne'.F20"/>
            <calcext:condition calcext:apply-style-name="cellule narrateur" calcext:value="contains-text(&quot;Narrator&quot;)" calcext:base-cell-address="'Ile Taverne'.F20"/>
            <calcext:condition calcext:apply-style-name="cellule set choice" calcext:value="contains-text(&quot;SetChoices&quot;)" calcext:base-cell-address="'Ile Taverne'.F20"/>
            <calcext:condition calcext:apply-style-name="cellule dialogues" calcext:value="contains-text(&quot;PlayerSpeak&quot;)" calcext:base-cell-address="'Ile Taverne'.F20"/>
            <calcext:condition calcext:apply-style-name="cellule dialogues" calcext:value="contains-text(&quot;OtherSpeak&quot;)" calcext:base-cell-address="'Ile Taverne'.F20"/>
            <calcext:condition calcext:apply-style-name="cellule argent" calcext:value="contains-text(&quot;CheckGold&quot;)" calcext:base-cell-address="'Ile Taverne'.F20"/>
            <calcext:condition calcext:apply-style-name="cellule argent" calcext:value="contains-text(&quot;RemoveGold&quot;)" calcext:base-cell-address="'Ile Taverne'.F20"/>
            <calcext:condition calcext:apply-style-name="cellule argent" calcext:value="contains-text(&quot;AddGold&quot;)" calcext:base-cell-address="'Ile Taverne'.F20"/>
            <calcext:condition calcext:apply-style-name="cellule argent" calcext:value="contains-text(&quot;Loot&quot;)" calcext:base-cell-address="'Ile Taverne'.F20"/>
            <calcext:condition calcext:apply-style-name="cellule argent" calcext:value="contains-text(&quot;Trade&quot;)" calcext:base-cell-address="'Ile Taverne'.F20"/>
            <calcext:condition calcext:apply-style-name="cellule combat" calcext:value="contains-text(&quot;LaunchCombat&quot;)" calcext:base-cell-address="'Ile Taverne'.F20"/>
            <calcext:condition calcext:apply-style-name="cellule indice" calcext:value="contains-text(&quot;CheckFormula&quot;)" calcext:base-cell-address="'Ile Taverne'.F20"/>
            <calcext:condition calcext:apply-style-name="cellule indice" calcext:value="contains-text(&quot;GiveDirection&quot;)" calcext:base-cell-address="'Ile Taverne'.F20"/>
            <calcext:condition calcext:apply-style-name="cellule temps" calcext:value="contains-text(&quot;SetWeather&quot;)" calcext:base-cell-address="'Ile Taverne'.F20"/>
            <calcext:condition calcext:apply-style-name="cellule temps" calcext:value="contains-text(&quot;SwitchWeather&quot;)" calcext:base-cell-address="'Ile Taverne'.F20"/>
            <calcext:condition calcext:apply-style-name="cellule temps" calcext:value="contains-text(&quot;NextDay&quot;)" calcext:base-cell-address="'Ile Taverne'.F20"/>
            <calcext:condition calcext:apply-style-name="cellule temps" calcext:value="contains-text(&quot;CheckDay&quot;)" calcext:base-cell-address="'Ile Taverne'.F20"/>
            <calcext:condition calcext:apply-style-name="cellule histoire" calcext:value="contains-text(&quot;Leave&quot;)" calcext:base-cell-address="'Ile Taverne'.F20"/>
            <calcext:condition calcext:apply-style-name="cellule choice" calcext:value="contains-text(&quot;Choice&quot;)" calcext:base-cell-address="'Ile Taverne'.F20"/>
            <calcext:condition calcext:apply-style-name="cellule d'erreur" calcext:value="!=&quot;&quot;" calcext:base-cell-address="'Ile Taverne'.F20"/>
          </calcext:conditional-format>
          <calcext:conditional-format calcext:target-range-address="Caserne.F20:Caserne.H20">
            <calcext:condition calcext:apply-style-name="cellule histoire" calcext:value="contains-text(&quot;GoTo&quot;)" calcext:base-cell-address="'Ile Taverne'.F20"/>
            <calcext:condition calcext:apply-style-name="cellule histoire" calcext:value="contains-text(&quot;Conclude&quot;)" calcext:base-cell-address="'Ile Taverne'.F20"/>
            <calcext:condition calcext:apply-style-name="cellule random" calcext:value="contains-text(&quot;RandomPercent&quot;)" calcext:base-cell-address="'Ile Taverne'.F20"/>
            <calcext:condition calcext:apply-style-name="cellule random" calcext:value="contains-text(&quot;RandomRange&quot;)" calcext:base-cell-address="'Ile Taverne'.F20"/>
            <calcext:condition calcext:apply-style-name="cellule personnages" calcext:value="contains-text(&quot;NewCrew&quot;)" calcext:base-cell-address="'Ile Taverne'.F20"/>
            <calcext:condition calcext:apply-style-name="cellule personnages" calcext:value="contains-text(&quot;NewCharacter&quot;)" calcext:base-cell-address="'Ile Taverne'.F20"/>
            <calcext:condition calcext:apply-style-name="cellule personnages" calcext:value="contains-text(&quot;HideOther&quot;)" calcext:base-cell-address="'Ile Taverne'.F20"/>
            <calcext:condition calcext:apply-style-name="cellule personnages" calcext:value="contains-text(&quot;DeleteOther&quot;)" calcext:base-cell-address="'Ile Taverne'.F20"/>
            <calcext:condition calcext:apply-style-name="cellule narrateur" calcext:value="contains-text(&quot;Narrator&quot;)" calcext:base-cell-address="'Ile Taverne'.F20"/>
            <calcext:condition calcext:apply-style-name="cellule set choice" calcext:value="contains-text(&quot;SetChoices&quot;)" calcext:base-cell-address="'Ile Taverne'.F20"/>
            <calcext:condition calcext:apply-style-name="cellule dialogues" calcext:value="contains-text(&quot;PlayerSpeak&quot;)" calcext:base-cell-address="'Ile Taverne'.F20"/>
            <calcext:condition calcext:apply-style-name="cellule dialogues" calcext:value="contains-text(&quot;OtherSpeak&quot;)" calcext:base-cell-address="'Ile Taverne'.F20"/>
            <calcext:condition calcext:apply-style-name="cellule argent" calcext:value="contains-text(&quot;CheckGold&quot;)" calcext:base-cell-address="'Ile Taverne'.F20"/>
            <calcext:condition calcext:apply-style-name="cellule argent" calcext:value="contains-text(&quot;RemoveGold&quot;)" calcext:base-cell-address="'Ile Taverne'.F20"/>
            <calcext:condition calcext:apply-style-name="cellule argent" calcext:value="contains-text(&quot;AddGold&quot;)" calcext:base-cell-address="'Ile Taverne'.F20"/>
            <calcext:condition calcext:apply-style-name="cellule argent" calcext:value="contains-text(&quot;Loot&quot;)" calcext:base-cell-address="'Ile Taverne'.F20"/>
            <calcext:condition calcext:apply-style-name="cellule argent" calcext:value="contains-text(&quot;Trade&quot;)" calcext:base-cell-address="'Ile Taverne'.F20"/>
            <calcext:condition calcext:apply-style-name="cellule combat" calcext:value="contains-text(&quot;LaunchCombat&quot;)" calcext:base-cell-address="'Ile Taverne'.F20"/>
            <calcext:condition calcext:apply-style-name="cellule indice" calcext:value="contains-text(&quot;CheckFormula&quot;)" calcext:base-cell-address="'Ile Taverne'.F20"/>
            <calcext:condition calcext:apply-style-name="cellule indice" calcext:value="contains-text(&quot;GiveDirection&quot;)" calcext:base-cell-address="'Ile Taverne'.F20"/>
            <calcext:condition calcext:apply-style-name="cellule temps" calcext:value="contains-text(&quot;SetWeather&quot;)" calcext:base-cell-address="'Ile Taverne'.F20"/>
            <calcext:condition calcext:apply-style-name="cellule temps" calcext:value="contains-text(&quot;SwitchWeather&quot;)" calcext:base-cell-address="'Ile Taverne'.F20"/>
            <calcext:condition calcext:apply-style-name="cellule temps" calcext:value="contains-text(&quot;NextDay&quot;)" calcext:base-cell-address="'Ile Taverne'.F20"/>
            <calcext:condition calcext:apply-style-name="cellule temps" calcext:value="contains-text(&quot;CheckDay&quot;)" calcext:base-cell-address="'Ile Taverne'.F20"/>
            <calcext:condition calcext:apply-style-name="cellule histoire" calcext:value="contains-text(&quot;Leave&quot;)" calcext:base-cell-address="'Ile Taverne'.F20"/>
            <calcext:condition calcext:apply-style-name="cellule choice" calcext:value="contains-text(&quot;Choice&quot;)" calcext:base-cell-address="'Ile Taverne'.F20"/>
            <calcext:condition calcext:apply-style-name="cellule d'erreur" calcext:value="!=&quot;&quot;" calcext:base-cell-address="'Ile Taverne'.F20"/>
          </calcext:conditional-format>
          <calcext:conditional-format calcext:target-range-address="Caserne.I20:Caserne.I20">
            <calcext:condition calcext:apply-style-name="cellule histoire" calcext:value="contains-text(&quot;GoTo&quot;)" calcext:base-cell-address="'Ile Taverne'.I20"/>
            <calcext:condition calcext:apply-style-name="cellule histoire" calcext:value="contains-text(&quot;Conclude&quot;)" calcext:base-cell-address="'Ile Taverne'.I20"/>
            <calcext:condition calcext:apply-style-name="cellule random" calcext:value="contains-text(&quot;RandomPercent&quot;)" calcext:base-cell-address="'Ile Taverne'.I20"/>
            <calcext:condition calcext:apply-style-name="cellule random" calcext:value="contains-text(&quot;RandomRange&quot;)" calcext:base-cell-address="'Ile Taverne'.I20"/>
            <calcext:condition calcext:apply-style-name="cellule personnages" calcext:value="contains-text(&quot;NewCrew&quot;)" calcext:base-cell-address="'Ile Taverne'.I20"/>
            <calcext:condition calcext:apply-style-name="cellule personnages" calcext:value="contains-text(&quot;NewCharacter&quot;)" calcext:base-cell-address="'Ile Taverne'.I20"/>
            <calcext:condition calcext:apply-style-name="cellule personnages" calcext:value="contains-text(&quot;HideOther&quot;)" calcext:base-cell-address="'Ile Taverne'.I20"/>
            <calcext:condition calcext:apply-style-name="cellule personnages" calcext:value="contains-text(&quot;DeleteOther&quot;)" calcext:base-cell-address="'Ile Taverne'.I20"/>
            <calcext:condition calcext:apply-style-name="cellule narrateur" calcext:value="contains-text(&quot;Narrator&quot;)" calcext:base-cell-address="'Ile Taverne'.I20"/>
            <calcext:condition calcext:apply-style-name="cellule set choice" calcext:value="contains-text(&quot;SetChoices&quot;)" calcext:base-cell-address="'Ile Taverne'.I20"/>
            <calcext:condition calcext:apply-style-name="cellule dialogues" calcext:value="contains-text(&quot;PlayerSpeak&quot;)" calcext:base-cell-address="'Ile Taverne'.I20"/>
            <calcext:condition calcext:apply-style-name="cellule dialogues" calcext:value="contains-text(&quot;OtherSpeak&quot;)" calcext:base-cell-address="'Ile Taverne'.I20"/>
            <calcext:condition calcext:apply-style-name="cellule argent" calcext:value="contains-text(&quot;CheckGold&quot;)" calcext:base-cell-address="'Ile Taverne'.I20"/>
            <calcext:condition calcext:apply-style-name="cellule argent" calcext:value="contains-text(&quot;RemoveGold&quot;)" calcext:base-cell-address="'Ile Taverne'.I20"/>
            <calcext:condition calcext:apply-style-name="cellule argent" calcext:value="contains-text(&quot;AddGold&quot;)" calcext:base-cell-address="'Ile Taverne'.I20"/>
            <calcext:condition calcext:apply-style-name="cellule argent" calcext:value="contains-text(&quot;Loot&quot;)" calcext:base-cell-address="'Ile Taverne'.I20"/>
            <calcext:condition calcext:apply-style-name="cellule argent" calcext:value="contains-text(&quot;Trade&quot;)" calcext:base-cell-address="'Ile Taverne'.I20"/>
            <calcext:condition calcext:apply-style-name="cellule combat" calcext:value="contains-text(&quot;LaunchCombat&quot;)" calcext:base-cell-address="'Ile Taverne'.I20"/>
            <calcext:condition calcext:apply-style-name="cellule indice" calcext:value="contains-text(&quot;CheckFormula&quot;)" calcext:base-cell-address="'Ile Taverne'.I20"/>
            <calcext:condition calcext:apply-style-name="cellule indice" calcext:value="contains-text(&quot;GiveDirection&quot;)" calcext:base-cell-address="'Ile Taverne'.I20"/>
            <calcext:condition calcext:apply-style-name="cellule temps" calcext:value="contains-text(&quot;SetWeather&quot;)" calcext:base-cell-address="'Ile Taverne'.I20"/>
            <calcext:condition calcext:apply-style-name="cellule temps" calcext:value="contains-text(&quot;SwitchWeather&quot;)" calcext:base-cell-address="'Ile Taverne'.I20"/>
            <calcext:condition calcext:apply-style-name="cellule temps" calcext:value="contains-text(&quot;NextDay&quot;)" calcext:base-cell-address="'Ile Taverne'.I20"/>
            <calcext:condition calcext:apply-style-name="cellule temps" calcext:value="contains-text(&quot;CheckDay&quot;)" calcext:base-cell-address="'Ile Taverne'.I20"/>
            <calcext:condition calcext:apply-style-name="cellule histoire" calcext:value="contains-text(&quot;Leave&quot;)" calcext:base-cell-address="'Ile Taverne'.I20"/>
            <calcext:condition calcext:apply-style-name="cellule choice" calcext:value="contains-text(&quot;Choice&quot;)" calcext:base-cell-address="'Ile Taverne'.I20"/>
            <calcext:condition calcext:apply-style-name="cellule d'erreur" calcext:value="!=&quot;&quot;" calcext:base-cell-address="'Ile Taverne'.I20"/>
          </calcext:conditional-format>
          <calcext:conditional-format calcext:target-range-address="Caserne.I20:Caserne.I20">
            <calcext:condition calcext:apply-style-name="cellule histoire" calcext:value="contains-text(&quot;GoTo&quot;)" calcext:base-cell-address="'Ile Taverne'.I20"/>
            <calcext:condition calcext:apply-style-name="cellule histoire" calcext:value="contains-text(&quot;Conclude&quot;)" calcext:base-cell-address="'Ile Taverne'.I20"/>
            <calcext:condition calcext:apply-style-name="cellule random" calcext:value="contains-text(&quot;RandomPercent&quot;)" calcext:base-cell-address="'Ile Taverne'.I20"/>
            <calcext:condition calcext:apply-style-name="cellule random" calcext:value="contains-text(&quot;RandomRange&quot;)" calcext:base-cell-address="'Ile Taverne'.I20"/>
            <calcext:condition calcext:apply-style-name="cellule personnages" calcext:value="contains-text(&quot;NewCrew&quot;)" calcext:base-cell-address="'Ile Taverne'.I20"/>
            <calcext:condition calcext:apply-style-name="cellule personnages" calcext:value="contains-text(&quot;NewCharacter&quot;)" calcext:base-cell-address="'Ile Taverne'.I20"/>
            <calcext:condition calcext:apply-style-name="cellule personnages" calcext:value="contains-text(&quot;HideOther&quot;)" calcext:base-cell-address="'Ile Taverne'.I20"/>
            <calcext:condition calcext:apply-style-name="cellule personnages" calcext:value="contains-text(&quot;DeleteOther&quot;)" calcext:base-cell-address="'Ile Taverne'.I20"/>
            <calcext:condition calcext:apply-style-name="cellule narrateur" calcext:value="contains-text(&quot;Narrator&quot;)" calcext:base-cell-address="'Ile Taverne'.I20"/>
            <calcext:condition calcext:apply-style-name="cellule set choice" calcext:value="contains-text(&quot;SetChoices&quot;)" calcext:base-cell-address="'Ile Taverne'.I20"/>
            <calcext:condition calcext:apply-style-name="cellule dialogues" calcext:value="contains-text(&quot;PlayerSpeak&quot;)" calcext:base-cell-address="'Ile Taverne'.I20"/>
            <calcext:condition calcext:apply-style-name="cellule dialogues" calcext:value="contains-text(&quot;OtherSpeak&quot;)" calcext:base-cell-address="'Ile Taverne'.I20"/>
            <calcext:condition calcext:apply-style-name="cellule argent" calcext:value="contains-text(&quot;CheckGold&quot;)" calcext:base-cell-address="'Ile Taverne'.I20"/>
            <calcext:condition calcext:apply-style-name="cellule argent" calcext:value="contains-text(&quot;RemoveGold&quot;)" calcext:base-cell-address="'Ile Taverne'.I20"/>
            <calcext:condition calcext:apply-style-name="cellule argent" calcext:value="contains-text(&quot;AddGold&quot;)" calcext:base-cell-address="'Ile Taverne'.I20"/>
            <calcext:condition calcext:apply-style-name="cellule argent" calcext:value="contains-text(&quot;Loot&quot;)" calcext:base-cell-address="'Ile Taverne'.I20"/>
            <calcext:condition calcext:apply-style-name="cellule argent" calcext:value="contains-text(&quot;Trade&quot;)" calcext:base-cell-address="'Ile Taverne'.I20"/>
            <calcext:condition calcext:apply-style-name="cellule combat" calcext:value="contains-text(&quot;LaunchCombat&quot;)" calcext:base-cell-address="'Ile Taverne'.I20"/>
            <calcext:condition calcext:apply-style-name="cellule indice" calcext:value="contains-text(&quot;CheckFormula&quot;)" calcext:base-cell-address="'Ile Taverne'.I20"/>
            <calcext:condition calcext:apply-style-name="cellule indice" calcext:value="contains-text(&quot;GiveDirection&quot;)" calcext:base-cell-address="'Ile Taverne'.I20"/>
            <calcext:condition calcext:apply-style-name="cellule temps" calcext:value="contains-text(&quot;SetWeather&quot;)" calcext:base-cell-address="'Ile Taverne'.I20"/>
            <calcext:condition calcext:apply-style-name="cellule temps" calcext:value="contains-text(&quot;SwitchWeather&quot;)" calcext:base-cell-address="'Ile Taverne'.I20"/>
            <calcext:condition calcext:apply-style-name="cellule temps" calcext:value="contains-text(&quot;NextDay&quot;)" calcext:base-cell-address="'Ile Taverne'.I20"/>
            <calcext:condition calcext:apply-style-name="cellule temps" calcext:value="contains-text(&quot;CheckDay&quot;)" calcext:base-cell-address="'Ile Taverne'.I20"/>
            <calcext:condition calcext:apply-style-name="cellule histoire" calcext:value="contains-text(&quot;Leave&quot;)" calcext:base-cell-address="'Ile Taverne'.I20"/>
            <calcext:condition calcext:apply-style-name="cellule choice" calcext:value="contains-text(&quot;Choice&quot;)" calcext:base-cell-address="'Ile Taverne'.I20"/>
            <calcext:condition calcext:apply-style-name="cellule d'erreur" calcext:value="!=&quot;&quot;" calcext:base-cell-address="'Ile Taverne'.I20"/>
          </calcext:conditional-format>
          <calcext:conditional-format calcext:target-range-address="Caserne.F20:Caserne.I20">
            <calcext:condition calcext:apply-style-name="cellule histoire" calcext:value="contains-text(&quot;GoTo&quot;)" calcext:base-cell-address="'Ile Taverne'.F20"/>
            <calcext:condition calcext:apply-style-name="cellule histoire" calcext:value="contains-text(&quot;Conclude&quot;)" calcext:base-cell-address="'Ile Taverne'.F20"/>
            <calcext:condition calcext:apply-style-name="cellule random" calcext:value="contains-text(&quot;RandomPercent&quot;)" calcext:base-cell-address="'Ile Taverne'.F20"/>
            <calcext:condition calcext:apply-style-name="cellule random" calcext:value="contains-text(&quot;RandomRange&quot;)" calcext:base-cell-address="'Ile Taverne'.F20"/>
            <calcext:condition calcext:apply-style-name="cellule personnages" calcext:value="contains-text(&quot;NewCrew&quot;)" calcext:base-cell-address="'Ile Taverne'.F20"/>
            <calcext:condition calcext:apply-style-name="cellule personnages" calcext:value="contains-text(&quot;NewCharacter&quot;)" calcext:base-cell-address="'Ile Taverne'.F20"/>
            <calcext:condition calcext:apply-style-name="cellule personnages" calcext:value="contains-text(&quot;HideOther&quot;)" calcext:base-cell-address="'Ile Taverne'.F20"/>
            <calcext:condition calcext:apply-style-name="cellule personnages" calcext:value="contains-text(&quot;DeleteOther&quot;)" calcext:base-cell-address="'Ile Taverne'.F20"/>
            <calcext:condition calcext:apply-style-name="cellule narrateur" calcext:value="contains-text(&quot;Narrator&quot;)" calcext:base-cell-address="'Ile Taverne'.F20"/>
            <calcext:condition calcext:apply-style-name="cellule set choice" calcext:value="contains-text(&quot;SetChoices&quot;)" calcext:base-cell-address="'Ile Taverne'.F20"/>
            <calcext:condition calcext:apply-style-name="cellule dialogues" calcext:value="contains-text(&quot;PlayerSpeak&quot;)" calcext:base-cell-address="'Ile Taverne'.F20"/>
            <calcext:condition calcext:apply-style-name="cellule dialogues" calcext:value="contains-text(&quot;OtherSpeak&quot;)" calcext:base-cell-address="'Ile Taverne'.F20"/>
            <calcext:condition calcext:apply-style-name="cellule argent" calcext:value="contains-text(&quot;CheckGold&quot;)" calcext:base-cell-address="'Ile Taverne'.F20"/>
            <calcext:condition calcext:apply-style-name="cellule argent" calcext:value="contains-text(&quot;RemoveGold&quot;)" calcext:base-cell-address="'Ile Taverne'.F20"/>
            <calcext:condition calcext:apply-style-name="cellule argent" calcext:value="contains-text(&quot;AddGold&quot;)" calcext:base-cell-address="'Ile Taverne'.F20"/>
            <calcext:condition calcext:apply-style-name="cellule argent" calcext:value="contains-text(&quot;Loot&quot;)" calcext:base-cell-address="'Ile Taverne'.F20"/>
            <calcext:condition calcext:apply-style-name="cellule argent" calcext:value="contains-text(&quot;Trade&quot;)" calcext:base-cell-address="'Ile Taverne'.F20"/>
            <calcext:condition calcext:apply-style-name="cellule combat" calcext:value="contains-text(&quot;LaunchCombat&quot;)" calcext:base-cell-address="'Ile Taverne'.F20"/>
            <calcext:condition calcext:apply-style-name="cellule indice" calcext:value="contains-text(&quot;CheckFormula&quot;)" calcext:base-cell-address="'Ile Taverne'.F20"/>
            <calcext:condition calcext:apply-style-name="cellule indice" calcext:value="contains-text(&quot;GiveDirection&quot;)" calcext:base-cell-address="'Ile Taverne'.F20"/>
            <calcext:condition calcext:apply-style-name="cellule temps" calcext:value="contains-text(&quot;SetWeather&quot;)" calcext:base-cell-address="'Ile Taverne'.F20"/>
            <calcext:condition calcext:apply-style-name="cellule temps" calcext:value="contains-text(&quot;SwitchWeather&quot;)" calcext:base-cell-address="'Ile Taverne'.F20"/>
            <calcext:condition calcext:apply-style-name="cellule temps" calcext:value="contains-text(&quot;NextDay&quot;)" calcext:base-cell-address="'Ile Taverne'.F20"/>
            <calcext:condition calcext:apply-style-name="cellule temps" calcext:value="contains-text(&quot;CheckDay&quot;)" calcext:base-cell-address="'Ile Taverne'.F20"/>
            <calcext:condition calcext:apply-style-name="cellule histoire" calcext:value="contains-text(&quot;Leave&quot;)" calcext:base-cell-address="'Ile Taverne'.F20"/>
            <calcext:condition calcext:apply-style-name="cellule choice" calcext:value="contains-text(&quot;Choice&quot;)" calcext:base-cell-address="'Ile Taverne'.F20"/>
            <calcext:condition calcext:apply-style-name="cellule d'erreur" calcext:value="!=&quot;&quot;" calcext:base-cell-address="'Ile Taverne'.F20"/>
          </calcext:conditional-format>
          <calcext:conditional-format calcext:target-range-address="Caserne.Q27:Caserne.Q27">
            <calcext:condition calcext:apply-style-name="cellule histoire" calcext:value="contains-text(&quot;GoTo&quot;)" calcext:base-cell-address="'Ile Taverne'.Q27"/>
            <calcext:condition calcext:apply-style-name="cellule histoire" calcext:value="contains-text(&quot;Conclude&quot;)" calcext:base-cell-address="'Ile Taverne'.Q27"/>
            <calcext:condition calcext:apply-style-name="cellule random" calcext:value="contains-text(&quot;RandomPercent&quot;)" calcext:base-cell-address="'Ile Taverne'.Q27"/>
            <calcext:condition calcext:apply-style-name="cellule random" calcext:value="contains-text(&quot;RandomRange&quot;)" calcext:base-cell-address="'Ile Taverne'.Q27"/>
            <calcext:condition calcext:apply-style-name="cellule personnages" calcext:value="contains-text(&quot;NewCrew&quot;)" calcext:base-cell-address="'Ile Taverne'.Q27"/>
            <calcext:condition calcext:apply-style-name="cellule personnages" calcext:value="contains-text(&quot;NewCharacter&quot;)" calcext:base-cell-address="'Ile Taverne'.Q27"/>
            <calcext:condition calcext:apply-style-name="cellule personnages" calcext:value="contains-text(&quot;HideOther&quot;)" calcext:base-cell-address="'Ile Taverne'.Q27"/>
            <calcext:condition calcext:apply-style-name="cellule personnages" calcext:value="contains-text(&quot;DeleteOther&quot;)" calcext:base-cell-address="'Ile Taverne'.Q27"/>
            <calcext:condition calcext:apply-style-name="cellule narrateur" calcext:value="contains-text(&quot;Narrator&quot;)" calcext:base-cell-address="'Ile Taverne'.Q27"/>
            <calcext:condition calcext:apply-style-name="cellule set choice" calcext:value="contains-text(&quot;SetChoices&quot;)" calcext:base-cell-address="'Ile Taverne'.Q27"/>
            <calcext:condition calcext:apply-style-name="cellule dialogues" calcext:value="contains-text(&quot;PlayerSpeak&quot;)" calcext:base-cell-address="'Ile Taverne'.Q27"/>
            <calcext:condition calcext:apply-style-name="cellule dialogues" calcext:value="contains-text(&quot;OtherSpeak&quot;)" calcext:base-cell-address="'Ile Taverne'.Q27"/>
            <calcext:condition calcext:apply-style-name="cellule argent" calcext:value="contains-text(&quot;CheckGold&quot;)" calcext:base-cell-address="'Ile Taverne'.Q27"/>
            <calcext:condition calcext:apply-style-name="cellule argent" calcext:value="contains-text(&quot;RemoveGold&quot;)" calcext:base-cell-address="'Ile Taverne'.Q27"/>
            <calcext:condition calcext:apply-style-name="cellule argent" calcext:value="contains-text(&quot;AddGold&quot;)" calcext:base-cell-address="'Ile Taverne'.Q27"/>
            <calcext:condition calcext:apply-style-name="cellule argent" calcext:value="contains-text(&quot;Loot&quot;)" calcext:base-cell-address="'Ile Taverne'.Q27"/>
            <calcext:condition calcext:apply-style-name="cellule argent" calcext:value="contains-text(&quot;Trade&quot;)" calcext:base-cell-address="'Ile Taverne'.Q27"/>
            <calcext:condition calcext:apply-style-name="cellule combat" calcext:value="contains-text(&quot;LaunchCombat&quot;)" calcext:base-cell-address="'Ile Taverne'.Q27"/>
            <calcext:condition calcext:apply-style-name="cellule indice" calcext:value="contains-text(&quot;CheckFormula&quot;)" calcext:base-cell-address="'Ile Taverne'.Q27"/>
            <calcext:condition calcext:apply-style-name="cellule indice" calcext:value="contains-text(&quot;GiveDirection&quot;)" calcext:base-cell-address="'Ile Taverne'.Q27"/>
            <calcext:condition calcext:apply-style-name="cellule temps" calcext:value="contains-text(&quot;SetWeather&quot;)" calcext:base-cell-address="'Ile Taverne'.Q27"/>
            <calcext:condition calcext:apply-style-name="cellule temps" calcext:value="contains-text(&quot;SwitchWeather&quot;)" calcext:base-cell-address="'Ile Taverne'.Q27"/>
            <calcext:condition calcext:apply-style-name="cellule temps" calcext:value="contains-text(&quot;NextDay&quot;)" calcext:base-cell-address="'Ile Taverne'.Q27"/>
            <calcext:condition calcext:apply-style-name="cellule temps" calcext:value="contains-text(&quot;CheckDay&quot;)" calcext:base-cell-address="'Ile Taverne'.Q27"/>
            <calcext:condition calcext:apply-style-name="cellule histoire" calcext:value="contains-text(&quot;Leave&quot;)" calcext:base-cell-address="'Ile Taverne'.Q27"/>
            <calcext:condition calcext:apply-style-name="cellule choice" calcext:value="contains-text(&quot;Choice&quot;)" calcext:base-cell-address="'Ile Taverne'.Q27"/>
            <calcext:condition calcext:apply-style-name="cellule d'erreur" calcext:value="!=&quot;&quot;" calcext:base-cell-address="'Ile Taverne'.Q27"/>
          </calcext:conditional-format>
          <calcext:conditional-format calcext:target-range-address="Caserne.Q27:Caserne.Q27">
            <calcext:condition calcext:apply-style-name="cellule histoire" calcext:value="contains-text(&quot;GoTo&quot;)" calcext:base-cell-address="'Ile Taverne'.Q27"/>
            <calcext:condition calcext:apply-style-name="cellule histoire" calcext:value="contains-text(&quot;Conclude&quot;)" calcext:base-cell-address="'Ile Taverne'.Q27"/>
            <calcext:condition calcext:apply-style-name="cellule random" calcext:value="contains-text(&quot;RandomPercent&quot;)" calcext:base-cell-address="'Ile Taverne'.Q27"/>
            <calcext:condition calcext:apply-style-name="cellule random" calcext:value="contains-text(&quot;RandomRange&quot;)" calcext:base-cell-address="'Ile Taverne'.Q27"/>
            <calcext:condition calcext:apply-style-name="cellule personnages" calcext:value="contains-text(&quot;NewCrew&quot;)" calcext:base-cell-address="'Ile Taverne'.Q27"/>
            <calcext:condition calcext:apply-style-name="cellule personnages" calcext:value="contains-text(&quot;NewCharacter&quot;)" calcext:base-cell-address="'Ile Taverne'.Q27"/>
            <calcext:condition calcext:apply-style-name="cellule personnages" calcext:value="contains-text(&quot;HideOther&quot;)" calcext:base-cell-address="'Ile Taverne'.Q27"/>
            <calcext:condition calcext:apply-style-name="cellule personnages" calcext:value="contains-text(&quot;DeleteOther&quot;)" calcext:base-cell-address="'Ile Taverne'.Q27"/>
            <calcext:condition calcext:apply-style-name="cellule narrateur" calcext:value="contains-text(&quot;Narrator&quot;)" calcext:base-cell-address="'Ile Taverne'.Q27"/>
            <calcext:condition calcext:apply-style-name="cellule set choice" calcext:value="contains-text(&quot;SetChoices&quot;)" calcext:base-cell-address="'Ile Taverne'.Q27"/>
            <calcext:condition calcext:apply-style-name="cellule dialogues" calcext:value="contains-text(&quot;PlayerSpeak&quot;)" calcext:base-cell-address="'Ile Taverne'.Q27"/>
            <calcext:condition calcext:apply-style-name="cellule dialogues" calcext:value="contains-text(&quot;OtherSpeak&quot;)" calcext:base-cell-address="'Ile Taverne'.Q27"/>
            <calcext:condition calcext:apply-style-name="cellule argent" calcext:value="contains-text(&quot;CheckGold&quot;)" calcext:base-cell-address="'Ile Taverne'.Q27"/>
            <calcext:condition calcext:apply-style-name="cellule argent" calcext:value="contains-text(&quot;RemoveGold&quot;)" calcext:base-cell-address="'Ile Taverne'.Q27"/>
            <calcext:condition calcext:apply-style-name="cellule argent" calcext:value="contains-text(&quot;AddGold&quot;)" calcext:base-cell-address="'Ile Taverne'.Q27"/>
            <calcext:condition calcext:apply-style-name="cellule argent" calcext:value="contains-text(&quot;Loot&quot;)" calcext:base-cell-address="'Ile Taverne'.Q27"/>
            <calcext:condition calcext:apply-style-name="cellule argent" calcext:value="contains-text(&quot;Trade&quot;)" calcext:base-cell-address="'Ile Taverne'.Q27"/>
            <calcext:condition calcext:apply-style-name="cellule combat" calcext:value="contains-text(&quot;LaunchCombat&quot;)" calcext:base-cell-address="'Ile Taverne'.Q27"/>
            <calcext:condition calcext:apply-style-name="cellule indice" calcext:value="contains-text(&quot;CheckFormula&quot;)" calcext:base-cell-address="'Ile Taverne'.Q27"/>
            <calcext:condition calcext:apply-style-name="cellule indice" calcext:value="contains-text(&quot;GiveDirection&quot;)" calcext:base-cell-address="'Ile Taverne'.Q27"/>
            <calcext:condition calcext:apply-style-name="cellule temps" calcext:value="contains-text(&quot;SetWeather&quot;)" calcext:base-cell-address="'Ile Taverne'.Q27"/>
            <calcext:condition calcext:apply-style-name="cellule temps" calcext:value="contains-text(&quot;SwitchWeather&quot;)" calcext:base-cell-address="'Ile Taverne'.Q27"/>
            <calcext:condition calcext:apply-style-name="cellule temps" calcext:value="contains-text(&quot;NextDay&quot;)" calcext:base-cell-address="'Ile Taverne'.Q27"/>
            <calcext:condition calcext:apply-style-name="cellule temps" calcext:value="contains-text(&quot;CheckDay&quot;)" calcext:base-cell-address="'Ile Taverne'.Q27"/>
            <calcext:condition calcext:apply-style-name="cellule histoire" calcext:value="contains-text(&quot;Leave&quot;)" calcext:base-cell-address="'Ile Taverne'.Q27"/>
            <calcext:condition calcext:apply-style-name="cellule choice" calcext:value="contains-text(&quot;Choice&quot;)" calcext:base-cell-address="'Ile Taverne'.Q27"/>
            <calcext:condition calcext:apply-style-name="cellule d'erreur" calcext:value="!=&quot;&quot;" calcext:base-cell-address="'Ile Taverne'.Q27"/>
          </calcext:conditional-format>
          <calcext:conditional-format calcext:target-range-address="Caserne.Q27:Caserne.Q27">
            <calcext:condition calcext:apply-style-name="cellule histoire" calcext:value="contains-text(&quot;GoTo&quot;)" calcext:base-cell-address="'Ile Taverne'.Q27"/>
            <calcext:condition calcext:apply-style-name="cellule histoire" calcext:value="contains-text(&quot;Conclude&quot;)" calcext:base-cell-address="'Ile Taverne'.Q27"/>
            <calcext:condition calcext:apply-style-name="cellule random" calcext:value="contains-text(&quot;RandomPercent&quot;)" calcext:base-cell-address="'Ile Taverne'.Q27"/>
            <calcext:condition calcext:apply-style-name="cellule random" calcext:value="contains-text(&quot;RandomRange&quot;)" calcext:base-cell-address="'Ile Taverne'.Q27"/>
            <calcext:condition calcext:apply-style-name="cellule personnages" calcext:value="contains-text(&quot;NewCrew&quot;)" calcext:base-cell-address="'Ile Taverne'.Q27"/>
            <calcext:condition calcext:apply-style-name="cellule personnages" calcext:value="contains-text(&quot;NewCharacter&quot;)" calcext:base-cell-address="'Ile Taverne'.Q27"/>
            <calcext:condition calcext:apply-style-name="cellule personnages" calcext:value="contains-text(&quot;HideOther&quot;)" calcext:base-cell-address="'Ile Taverne'.Q27"/>
            <calcext:condition calcext:apply-style-name="cellule personnages" calcext:value="contains-text(&quot;DeleteOther&quot;)" calcext:base-cell-address="'Ile Taverne'.Q27"/>
            <calcext:condition calcext:apply-style-name="cellule narrateur" calcext:value="contains-text(&quot;Narrator&quot;)" calcext:base-cell-address="'Ile Taverne'.Q27"/>
            <calcext:condition calcext:apply-style-name="cellule set choice" calcext:value="contains-text(&quot;SetChoices&quot;)" calcext:base-cell-address="'Ile Taverne'.Q27"/>
            <calcext:condition calcext:apply-style-name="cellule dialogues" calcext:value="contains-text(&quot;PlayerSpeak&quot;)" calcext:base-cell-address="'Ile Taverne'.Q27"/>
            <calcext:condition calcext:apply-style-name="cellule dialogues" calcext:value="contains-text(&quot;OtherSpeak&quot;)" calcext:base-cell-address="'Ile Taverne'.Q27"/>
            <calcext:condition calcext:apply-style-name="cellule argent" calcext:value="contains-text(&quot;CheckGold&quot;)" calcext:base-cell-address="'Ile Taverne'.Q27"/>
            <calcext:condition calcext:apply-style-name="cellule argent" calcext:value="contains-text(&quot;RemoveGold&quot;)" calcext:base-cell-address="'Ile Taverne'.Q27"/>
            <calcext:condition calcext:apply-style-name="cellule argent" calcext:value="contains-text(&quot;AddGold&quot;)" calcext:base-cell-address="'Ile Taverne'.Q27"/>
            <calcext:condition calcext:apply-style-name="cellule argent" calcext:value="contains-text(&quot;Loot&quot;)" calcext:base-cell-address="'Ile Taverne'.Q27"/>
            <calcext:condition calcext:apply-style-name="cellule argent" calcext:value="contains-text(&quot;Trade&quot;)" calcext:base-cell-address="'Ile Taverne'.Q27"/>
            <calcext:condition calcext:apply-style-name="cellule combat" calcext:value="contains-text(&quot;LaunchCombat&quot;)" calcext:base-cell-address="'Ile Taverne'.Q27"/>
            <calcext:condition calcext:apply-style-name="cellule indice" calcext:value="contains-text(&quot;CheckFormula&quot;)" calcext:base-cell-address="'Ile Taverne'.Q27"/>
            <calcext:condition calcext:apply-style-name="cellule indice" calcext:value="contains-text(&quot;GiveDirection&quot;)" calcext:base-cell-address="'Ile Taverne'.Q27"/>
            <calcext:condition calcext:apply-style-name="cellule temps" calcext:value="contains-text(&quot;SetWeather&quot;)" calcext:base-cell-address="'Ile Taverne'.Q27"/>
            <calcext:condition calcext:apply-style-name="cellule temps" calcext:value="contains-text(&quot;SwitchWeather&quot;)" calcext:base-cell-address="'Ile Taverne'.Q27"/>
            <calcext:condition calcext:apply-style-name="cellule temps" calcext:value="contains-text(&quot;NextDay&quot;)" calcext:base-cell-address="'Ile Taverne'.Q27"/>
            <calcext:condition calcext:apply-style-name="cellule temps" calcext:value="contains-text(&quot;CheckDay&quot;)" calcext:base-cell-address="'Ile Taverne'.Q27"/>
            <calcext:condition calcext:apply-style-name="cellule histoire" calcext:value="contains-text(&quot;Leave&quot;)" calcext:base-cell-address="'Ile Taverne'.Q27"/>
            <calcext:condition calcext:apply-style-name="cellule choice" calcext:value="contains-text(&quot;Choice&quot;)" calcext:base-cell-address="'Ile Taverne'.Q27"/>
            <calcext:condition calcext:apply-style-name="cellule d'erreur" calcext:value="!=&quot;&quot;" calcext:base-cell-address="'Ile Taverne'.Q27"/>
          </calcext:conditional-format>
          <calcext:conditional-format calcext:target-range-address="Caserne.R25:Caserne.S26">
            <calcext:condition calcext:apply-style-name="cellule histoire" calcext:value="contains-text(&quot;GoTo&quot;)" calcext:base-cell-address="'Ile Taverne'.R25"/>
            <calcext:condition calcext:apply-style-name="cellule histoire" calcext:value="contains-text(&quot;Conclude&quot;)" calcext:base-cell-address="'Ile Taverne'.R25"/>
            <calcext:condition calcext:apply-style-name="cellule random" calcext:value="contains-text(&quot;RandomPercent&quot;)" calcext:base-cell-address="'Ile Taverne'.R25"/>
            <calcext:condition calcext:apply-style-name="cellule random" calcext:value="contains-text(&quot;RandomRange&quot;)" calcext:base-cell-address="'Ile Taverne'.R25"/>
            <calcext:condition calcext:apply-style-name="cellule personnages" calcext:value="contains-text(&quot;NewCrew&quot;)" calcext:base-cell-address="'Ile Taverne'.R25"/>
            <calcext:condition calcext:apply-style-name="cellule personnages" calcext:value="contains-text(&quot;NewCharacter&quot;)" calcext:base-cell-address="'Ile Taverne'.R25"/>
            <calcext:condition calcext:apply-style-name="cellule personnages" calcext:value="contains-text(&quot;HideOther&quot;)" calcext:base-cell-address="'Ile Taverne'.R25"/>
            <calcext:condition calcext:apply-style-name="cellule personnages" calcext:value="contains-text(&quot;DeleteOther&quot;)" calcext:base-cell-address="'Ile Taverne'.R25"/>
            <calcext:condition calcext:apply-style-name="cellule narrateur" calcext:value="contains-text(&quot;Narrator&quot;)" calcext:base-cell-address="'Ile Taverne'.R25"/>
            <calcext:condition calcext:apply-style-name="cellule set choice" calcext:value="contains-text(&quot;SetChoices&quot;)" calcext:base-cell-address="'Ile Taverne'.R25"/>
            <calcext:condition calcext:apply-style-name="cellule dialogues" calcext:value="contains-text(&quot;PlayerSpeak&quot;)" calcext:base-cell-address="'Ile Taverne'.R25"/>
            <calcext:condition calcext:apply-style-name="cellule dialogues" calcext:value="contains-text(&quot;OtherSpeak&quot;)" calcext:base-cell-address="'Ile Taverne'.R25"/>
            <calcext:condition calcext:apply-style-name="cellule argent" calcext:value="contains-text(&quot;CheckGold&quot;)" calcext:base-cell-address="'Ile Taverne'.R25"/>
            <calcext:condition calcext:apply-style-name="cellule argent" calcext:value="contains-text(&quot;RemoveGold&quot;)" calcext:base-cell-address="'Ile Taverne'.R25"/>
            <calcext:condition calcext:apply-style-name="cellule argent" calcext:value="contains-text(&quot;AddGold&quot;)" calcext:base-cell-address="'Ile Taverne'.R25"/>
            <calcext:condition calcext:apply-style-name="cellule argent" calcext:value="contains-text(&quot;Loot&quot;)" calcext:base-cell-address="'Ile Taverne'.R25"/>
            <calcext:condition calcext:apply-style-name="cellule argent" calcext:value="contains-text(&quot;Trade&quot;)" calcext:base-cell-address="'Ile Taverne'.R25"/>
            <calcext:condition calcext:apply-style-name="cellule combat" calcext:value="contains-text(&quot;LaunchCombat&quot;)" calcext:base-cell-address="'Ile Taverne'.R25"/>
            <calcext:condition calcext:apply-style-name="cellule indice" calcext:value="contains-text(&quot;CheckFormula&quot;)" calcext:base-cell-address="'Ile Taverne'.R25"/>
            <calcext:condition calcext:apply-style-name="cellule indice" calcext:value="contains-text(&quot;GiveDirection&quot;)" calcext:base-cell-address="'Ile Taverne'.R25"/>
            <calcext:condition calcext:apply-style-name="cellule temps" calcext:value="contains-text(&quot;SetWeather&quot;)" calcext:base-cell-address="'Ile Taverne'.R25"/>
            <calcext:condition calcext:apply-style-name="cellule temps" calcext:value="contains-text(&quot;SwitchWeather&quot;)" calcext:base-cell-address="'Ile Taverne'.R25"/>
            <calcext:condition calcext:apply-style-name="cellule temps" calcext:value="contains-text(&quot;NextDay&quot;)" calcext:base-cell-address="'Ile Taverne'.R25"/>
            <calcext:condition calcext:apply-style-name="cellule temps" calcext:value="contains-text(&quot;CheckDay&quot;)" calcext:base-cell-address="'Ile Taverne'.R25"/>
            <calcext:condition calcext:apply-style-name="cellule histoire" calcext:value="contains-text(&quot;Leave&quot;)" calcext:base-cell-address="'Ile Taverne'.R25"/>
            <calcext:condition calcext:apply-style-name="cellule choice" calcext:value="contains-text(&quot;Choice&quot;)" calcext:base-cell-address="'Ile Taverne'.R25"/>
            <calcext:condition calcext:apply-style-name="cellule d'erreur" calcext:value="!=&quot;&quot;" calcext:base-cell-address="'Ile Taverne'.R25"/>
          </calcext:conditional-format>
          <calcext:conditional-format calcext:target-range-address="Caserne.T23:Caserne.T23">
            <calcext:condition calcext:apply-style-name="cellule histoire" calcext:value="contains-text(&quot;GoTo&quot;)" calcext:base-cell-address="'Ile Taverne'.T23"/>
            <calcext:condition calcext:apply-style-name="cellule histoire" calcext:value="contains-text(&quot;Conclude&quot;)" calcext:base-cell-address="'Ile Taverne'.T23"/>
            <calcext:condition calcext:apply-style-name="cellule random" calcext:value="contains-text(&quot;RandomPercent&quot;)" calcext:base-cell-address="'Ile Taverne'.T23"/>
            <calcext:condition calcext:apply-style-name="cellule random" calcext:value="contains-text(&quot;RandomRange&quot;)" calcext:base-cell-address="'Ile Taverne'.T23"/>
            <calcext:condition calcext:apply-style-name="cellule personnages" calcext:value="contains-text(&quot;NewCrew&quot;)" calcext:base-cell-address="'Ile Taverne'.T23"/>
            <calcext:condition calcext:apply-style-name="cellule personnages" calcext:value="contains-text(&quot;NewCharacter&quot;)" calcext:base-cell-address="'Ile Taverne'.T23"/>
            <calcext:condition calcext:apply-style-name="cellule personnages" calcext:value="contains-text(&quot;HideOther&quot;)" calcext:base-cell-address="'Ile Taverne'.T23"/>
            <calcext:condition calcext:apply-style-name="cellule personnages" calcext:value="contains-text(&quot;DeleteOther&quot;)" calcext:base-cell-address="'Ile Taverne'.T23"/>
            <calcext:condition calcext:apply-style-name="cellule narrateur" calcext:value="contains-text(&quot;Narrator&quot;)" calcext:base-cell-address="'Ile Taverne'.T23"/>
            <calcext:condition calcext:apply-style-name="cellule set choice" calcext:value="contains-text(&quot;SetChoices&quot;)" calcext:base-cell-address="'Ile Taverne'.T23"/>
            <calcext:condition calcext:apply-style-name="cellule dialogues" calcext:value="contains-text(&quot;PlayerSpeak&quot;)" calcext:base-cell-address="'Ile Taverne'.T23"/>
            <calcext:condition calcext:apply-style-name="cellule dialogues" calcext:value="contains-text(&quot;OtherSpeak&quot;)" calcext:base-cell-address="'Ile Taverne'.T23"/>
            <calcext:condition calcext:apply-style-name="cellule argent" calcext:value="contains-text(&quot;CheckGold&quot;)" calcext:base-cell-address="'Ile Taverne'.T23"/>
            <calcext:condition calcext:apply-style-name="cellule argent" calcext:value="contains-text(&quot;RemoveGold&quot;)" calcext:base-cell-address="'Ile Taverne'.T23"/>
            <calcext:condition calcext:apply-style-name="cellule argent" calcext:value="contains-text(&quot;AddGold&quot;)" calcext:base-cell-address="'Ile Taverne'.T23"/>
            <calcext:condition calcext:apply-style-name="cellule argent" calcext:value="contains-text(&quot;Loot&quot;)" calcext:base-cell-address="'Ile Taverne'.T23"/>
            <calcext:condition calcext:apply-style-name="cellule argent" calcext:value="contains-text(&quot;Trade&quot;)" calcext:base-cell-address="'Ile Taverne'.T23"/>
            <calcext:condition calcext:apply-style-name="cellule combat" calcext:value="contains-text(&quot;LaunchCombat&quot;)" calcext:base-cell-address="'Ile Taverne'.T23"/>
            <calcext:condition calcext:apply-style-name="cellule indice" calcext:value="contains-text(&quot;CheckFormula&quot;)" calcext:base-cell-address="'Ile Taverne'.T23"/>
            <calcext:condition calcext:apply-style-name="cellule indice" calcext:value="contains-text(&quot;GiveDirection&quot;)" calcext:base-cell-address="'Ile Taverne'.T23"/>
            <calcext:condition calcext:apply-style-name="cellule temps" calcext:value="contains-text(&quot;SetWeather&quot;)" calcext:base-cell-address="'Ile Taverne'.T23"/>
            <calcext:condition calcext:apply-style-name="cellule temps" calcext:value="contains-text(&quot;SwitchWeather&quot;)" calcext:base-cell-address="'Ile Taverne'.T23"/>
            <calcext:condition calcext:apply-style-name="cellule temps" calcext:value="contains-text(&quot;NextDay&quot;)" calcext:base-cell-address="'Ile Taverne'.T23"/>
            <calcext:condition calcext:apply-style-name="cellule temps" calcext:value="contains-text(&quot;CheckDay&quot;)" calcext:base-cell-address="'Ile Taverne'.T23"/>
            <calcext:condition calcext:apply-style-name="cellule histoire" calcext:value="contains-text(&quot;Leave&quot;)" calcext:base-cell-address="'Ile Taverne'.T23"/>
            <calcext:condition calcext:apply-style-name="cellule choice" calcext:value="contains-text(&quot;Choice&quot;)" calcext:base-cell-address="'Ile Taverne'.T23"/>
            <calcext:condition calcext:apply-style-name="cellule d'erreur" calcext:value="!=&quot;&quot;" calcext:base-cell-address="'Ile Taverne'.T23"/>
          </calcext:conditional-format>
          <calcext:conditional-format calcext:target-range-address="Caserne.T23:Caserne.T23">
            <calcext:condition calcext:apply-style-name="cellule histoire" calcext:value="contains-text(&quot;GoTo&quot;)" calcext:base-cell-address="'Ile Taverne'.T23"/>
            <calcext:condition calcext:apply-style-name="cellule histoire" calcext:value="contains-text(&quot;Conclude&quot;)" calcext:base-cell-address="'Ile Taverne'.T23"/>
            <calcext:condition calcext:apply-style-name="cellule random" calcext:value="contains-text(&quot;RandomPercent&quot;)" calcext:base-cell-address="'Ile Taverne'.T23"/>
            <calcext:condition calcext:apply-style-name="cellule random" calcext:value="contains-text(&quot;RandomRange&quot;)" calcext:base-cell-address="'Ile Taverne'.T23"/>
            <calcext:condition calcext:apply-style-name="cellule personnages" calcext:value="contains-text(&quot;NewCrew&quot;)" calcext:base-cell-address="'Ile Taverne'.T23"/>
            <calcext:condition calcext:apply-style-name="cellule personnages" calcext:value="contains-text(&quot;NewCharacter&quot;)" calcext:base-cell-address="'Ile Taverne'.T23"/>
            <calcext:condition calcext:apply-style-name="cellule personnages" calcext:value="contains-text(&quot;HideOther&quot;)" calcext:base-cell-address="'Ile Taverne'.T23"/>
            <calcext:condition calcext:apply-style-name="cellule personnages" calcext:value="contains-text(&quot;DeleteOther&quot;)" calcext:base-cell-address="'Ile Taverne'.T23"/>
            <calcext:condition calcext:apply-style-name="cellule narrateur" calcext:value="contains-text(&quot;Narrator&quot;)" calcext:base-cell-address="'Ile Taverne'.T23"/>
            <calcext:condition calcext:apply-style-name="cellule set choice" calcext:value="contains-text(&quot;SetChoices&quot;)" calcext:base-cell-address="'Ile Taverne'.T23"/>
            <calcext:condition calcext:apply-style-name="cellule dialogues" calcext:value="contains-text(&quot;PlayerSpeak&quot;)" calcext:base-cell-address="'Ile Taverne'.T23"/>
            <calcext:condition calcext:apply-style-name="cellule dialogues" calcext:value="contains-text(&quot;OtherSpeak&quot;)" calcext:base-cell-address="'Ile Taverne'.T23"/>
            <calcext:condition calcext:apply-style-name="cellule argent" calcext:value="contains-text(&quot;CheckGold&quot;)" calcext:base-cell-address="'Ile Taverne'.T23"/>
            <calcext:condition calcext:apply-style-name="cellule argent" calcext:value="contains-text(&quot;RemoveGold&quot;)" calcext:base-cell-address="'Ile Taverne'.T23"/>
            <calcext:condition calcext:apply-style-name="cellule argent" calcext:value="contains-text(&quot;AddGold&quot;)" calcext:base-cell-address="'Ile Taverne'.T23"/>
            <calcext:condition calcext:apply-style-name="cellule argent" calcext:value="contains-text(&quot;Loot&quot;)" calcext:base-cell-address="'Ile Taverne'.T23"/>
            <calcext:condition calcext:apply-style-name="cellule argent" calcext:value="contains-text(&quot;Trade&quot;)" calcext:base-cell-address="'Ile Taverne'.T23"/>
            <calcext:condition calcext:apply-style-name="cellule combat" calcext:value="contains-text(&quot;LaunchCombat&quot;)" calcext:base-cell-address="'Ile Taverne'.T23"/>
            <calcext:condition calcext:apply-style-name="cellule indice" calcext:value="contains-text(&quot;CheckFormula&quot;)" calcext:base-cell-address="'Ile Taverne'.T23"/>
            <calcext:condition calcext:apply-style-name="cellule indice" calcext:value="contains-text(&quot;GiveDirection&quot;)" calcext:base-cell-address="'Ile Taverne'.T23"/>
            <calcext:condition calcext:apply-style-name="cellule temps" calcext:value="contains-text(&quot;SetWeather&quot;)" calcext:base-cell-address="'Ile Taverne'.T23"/>
            <calcext:condition calcext:apply-style-name="cellule temps" calcext:value="contains-text(&quot;SwitchWeather&quot;)" calcext:base-cell-address="'Ile Taverne'.T23"/>
            <calcext:condition calcext:apply-style-name="cellule temps" calcext:value="contains-text(&quot;NextDay&quot;)" calcext:base-cell-address="'Ile Taverne'.T23"/>
            <calcext:condition calcext:apply-style-name="cellule temps" calcext:value="contains-text(&quot;CheckDay&quot;)" calcext:base-cell-address="'Ile Taverne'.T23"/>
            <calcext:condition calcext:apply-style-name="cellule histoire" calcext:value="contains-text(&quot;Leave&quot;)" calcext:base-cell-address="'Ile Taverne'.T23"/>
            <calcext:condition calcext:apply-style-name="cellule choice" calcext:value="contains-text(&quot;Choice&quot;)" calcext:base-cell-address="'Ile Taverne'.T23"/>
            <calcext:condition calcext:apply-style-name="cellule d'erreur" calcext:value="!=&quot;&quot;" calcext:base-cell-address="'Ile Taverne'.T23"/>
          </calcext:conditional-format>
          <calcext:conditional-format calcext:target-range-address="Caserne.V25:Caserne.V25">
            <calcext:condition calcext:apply-style-name="cellule histoire" calcext:value="contains-text(&quot;GoTo&quot;)" calcext:base-cell-address="'Ile Taverne'.V25"/>
            <calcext:condition calcext:apply-style-name="cellule histoire" calcext:value="contains-text(&quot;Conclude&quot;)" calcext:base-cell-address="'Ile Taverne'.V25"/>
            <calcext:condition calcext:apply-style-name="cellule random" calcext:value="contains-text(&quot;RandomPercent&quot;)" calcext:base-cell-address="'Ile Taverne'.V25"/>
            <calcext:condition calcext:apply-style-name="cellule random" calcext:value="contains-text(&quot;RandomRange&quot;)" calcext:base-cell-address="'Ile Taverne'.V25"/>
            <calcext:condition calcext:apply-style-name="cellule personnages" calcext:value="contains-text(&quot;NewCrew&quot;)" calcext:base-cell-address="'Ile Taverne'.V25"/>
            <calcext:condition calcext:apply-style-name="cellule personnages" calcext:value="contains-text(&quot;NewCharacter&quot;)" calcext:base-cell-address="'Ile Taverne'.V25"/>
            <calcext:condition calcext:apply-style-name="cellule personnages" calcext:value="contains-text(&quot;HideOther&quot;)" calcext:base-cell-address="'Ile Taverne'.V25"/>
            <calcext:condition calcext:apply-style-name="cellule personnages" calcext:value="contains-text(&quot;DeleteOther&quot;)" calcext:base-cell-address="'Ile Taverne'.V25"/>
            <calcext:condition calcext:apply-style-name="cellule narrateur" calcext:value="contains-text(&quot;Narrator&quot;)" calcext:base-cell-address="'Ile Taverne'.V25"/>
            <calcext:condition calcext:apply-style-name="cellule set choice" calcext:value="contains-text(&quot;SetChoices&quot;)" calcext:base-cell-address="'Ile Taverne'.V25"/>
            <calcext:condition calcext:apply-style-name="cellule dialogues" calcext:value="contains-text(&quot;PlayerSpeak&quot;)" calcext:base-cell-address="'Ile Taverne'.V25"/>
            <calcext:condition calcext:apply-style-name="cellule dialogues" calcext:value="contains-text(&quot;OtherSpeak&quot;)" calcext:base-cell-address="'Ile Taverne'.V25"/>
            <calcext:condition calcext:apply-style-name="cellule argent" calcext:value="contains-text(&quot;CheckGold&quot;)" calcext:base-cell-address="'Ile Taverne'.V25"/>
            <calcext:condition calcext:apply-style-name="cellule argent" calcext:value="contains-text(&quot;RemoveGold&quot;)" calcext:base-cell-address="'Ile Taverne'.V25"/>
            <calcext:condition calcext:apply-style-name="cellule argent" calcext:value="contains-text(&quot;AddGold&quot;)" calcext:base-cell-address="'Ile Taverne'.V25"/>
            <calcext:condition calcext:apply-style-name="cellule argent" calcext:value="contains-text(&quot;Loot&quot;)" calcext:base-cell-address="'Ile Taverne'.V25"/>
            <calcext:condition calcext:apply-style-name="cellule argent" calcext:value="contains-text(&quot;Trade&quot;)" calcext:base-cell-address="'Ile Taverne'.V25"/>
            <calcext:condition calcext:apply-style-name="cellule combat" calcext:value="contains-text(&quot;LaunchCombat&quot;)" calcext:base-cell-address="'Ile Taverne'.V25"/>
            <calcext:condition calcext:apply-style-name="cellule indice" calcext:value="contains-text(&quot;CheckFormula&quot;)" calcext:base-cell-address="'Ile Taverne'.V25"/>
            <calcext:condition calcext:apply-style-name="cellule indice" calcext:value="contains-text(&quot;GiveDirection&quot;)" calcext:base-cell-address="'Ile Taverne'.V25"/>
            <calcext:condition calcext:apply-style-name="cellule temps" calcext:value="contains-text(&quot;SetWeather&quot;)" calcext:base-cell-address="'Ile Taverne'.V25"/>
            <calcext:condition calcext:apply-style-name="cellule temps" calcext:value="contains-text(&quot;SwitchWeather&quot;)" calcext:base-cell-address="'Ile Taverne'.V25"/>
            <calcext:condition calcext:apply-style-name="cellule temps" calcext:value="contains-text(&quot;NextDay&quot;)" calcext:base-cell-address="'Ile Taverne'.V25"/>
            <calcext:condition calcext:apply-style-name="cellule temps" calcext:value="contains-text(&quot;CheckDay&quot;)" calcext:base-cell-address="'Ile Taverne'.V25"/>
            <calcext:condition calcext:apply-style-name="cellule histoire" calcext:value="contains-text(&quot;Leave&quot;)" calcext:base-cell-address="'Ile Taverne'.V25"/>
            <calcext:condition calcext:apply-style-name="cellule choice" calcext:value="contains-text(&quot;Choice&quot;)" calcext:base-cell-address="'Ile Taverne'.V25"/>
            <calcext:condition calcext:apply-style-name="cellule d'erreur" calcext:value="!=&quot;&quot;" calcext:base-cell-address="'Ile Taverne'.V25"/>
          </calcext:conditional-format>
          <calcext:conditional-format calcext:target-range-address="Caserne.V25:Caserne.V25">
            <calcext:condition calcext:apply-style-name="cellule histoire" calcext:value="contains-text(&quot;GoTo&quot;)" calcext:base-cell-address="'Ile Taverne'.V25"/>
            <calcext:condition calcext:apply-style-name="cellule histoire" calcext:value="contains-text(&quot;Conclude&quot;)" calcext:base-cell-address="'Ile Taverne'.V25"/>
            <calcext:condition calcext:apply-style-name="cellule random" calcext:value="contains-text(&quot;RandomPercent&quot;)" calcext:base-cell-address="'Ile Taverne'.V25"/>
            <calcext:condition calcext:apply-style-name="cellule random" calcext:value="contains-text(&quot;RandomRange&quot;)" calcext:base-cell-address="'Ile Taverne'.V25"/>
            <calcext:condition calcext:apply-style-name="cellule personnages" calcext:value="contains-text(&quot;NewCrew&quot;)" calcext:base-cell-address="'Ile Taverne'.V25"/>
            <calcext:condition calcext:apply-style-name="cellule personnages" calcext:value="contains-text(&quot;NewCharacter&quot;)" calcext:base-cell-address="'Ile Taverne'.V25"/>
            <calcext:condition calcext:apply-style-name="cellule personnages" calcext:value="contains-text(&quot;HideOther&quot;)" calcext:base-cell-address="'Ile Taverne'.V25"/>
            <calcext:condition calcext:apply-style-name="cellule personnages" calcext:value="contains-text(&quot;DeleteOther&quot;)" calcext:base-cell-address="'Ile Taverne'.V25"/>
            <calcext:condition calcext:apply-style-name="cellule narrateur" calcext:value="contains-text(&quot;Narrator&quot;)" calcext:base-cell-address="'Ile Taverne'.V25"/>
            <calcext:condition calcext:apply-style-name="cellule set choice" calcext:value="contains-text(&quot;SetChoices&quot;)" calcext:base-cell-address="'Ile Taverne'.V25"/>
            <calcext:condition calcext:apply-style-name="cellule dialogues" calcext:value="contains-text(&quot;PlayerSpeak&quot;)" calcext:base-cell-address="'Ile Taverne'.V25"/>
            <calcext:condition calcext:apply-style-name="cellule dialogues" calcext:value="contains-text(&quot;OtherSpeak&quot;)" calcext:base-cell-address="'Ile Taverne'.V25"/>
            <calcext:condition calcext:apply-style-name="cellule argent" calcext:value="contains-text(&quot;CheckGold&quot;)" calcext:base-cell-address="'Ile Taverne'.V25"/>
            <calcext:condition calcext:apply-style-name="cellule argent" calcext:value="contains-text(&quot;RemoveGold&quot;)" calcext:base-cell-address="'Ile Taverne'.V25"/>
            <calcext:condition calcext:apply-style-name="cellule argent" calcext:value="contains-text(&quot;AddGold&quot;)" calcext:base-cell-address="'Ile Taverne'.V25"/>
            <calcext:condition calcext:apply-style-name="cellule argent" calcext:value="contains-text(&quot;Loot&quot;)" calcext:base-cell-address="'Ile Taverne'.V25"/>
            <calcext:condition calcext:apply-style-name="cellule argent" calcext:value="contains-text(&quot;Trade&quot;)" calcext:base-cell-address="'Ile Taverne'.V25"/>
            <calcext:condition calcext:apply-style-name="cellule combat" calcext:value="contains-text(&quot;LaunchCombat&quot;)" calcext:base-cell-address="'Ile Taverne'.V25"/>
            <calcext:condition calcext:apply-style-name="cellule indice" calcext:value="contains-text(&quot;CheckFormula&quot;)" calcext:base-cell-address="'Ile Taverne'.V25"/>
            <calcext:condition calcext:apply-style-name="cellule indice" calcext:value="contains-text(&quot;GiveDirection&quot;)" calcext:base-cell-address="'Ile Taverne'.V25"/>
            <calcext:condition calcext:apply-style-name="cellule temps" calcext:value="contains-text(&quot;SetWeather&quot;)" calcext:base-cell-address="'Ile Taverne'.V25"/>
            <calcext:condition calcext:apply-style-name="cellule temps" calcext:value="contains-text(&quot;SwitchWeather&quot;)" calcext:base-cell-address="'Ile Taverne'.V25"/>
            <calcext:condition calcext:apply-style-name="cellule temps" calcext:value="contains-text(&quot;NextDay&quot;)" calcext:base-cell-address="'Ile Taverne'.V25"/>
            <calcext:condition calcext:apply-style-name="cellule temps" calcext:value="contains-text(&quot;CheckDay&quot;)" calcext:base-cell-address="'Ile Taverne'.V25"/>
            <calcext:condition calcext:apply-style-name="cellule histoire" calcext:value="contains-text(&quot;Leave&quot;)" calcext:base-cell-address="'Ile Taverne'.V25"/>
            <calcext:condition calcext:apply-style-name="cellule choice" calcext:value="contains-text(&quot;Choice&quot;)" calcext:base-cell-address="'Ile Taverne'.V25"/>
            <calcext:condition calcext:apply-style-name="cellule d'erreur" calcext:value="!=&quot;&quot;" calcext:base-cell-address="'Ile Taverne'.V25"/>
          </calcext:conditional-format>
          <calcext:conditional-format calcext:target-range-address="Caserne.V25:Caserne.V25">
            <calcext:condition calcext:apply-style-name="cellule histoire" calcext:value="contains-text(&quot;GoTo&quot;)" calcext:base-cell-address="'Ile Taverne'.V25"/>
            <calcext:condition calcext:apply-style-name="cellule histoire" calcext:value="contains-text(&quot;Conclude&quot;)" calcext:base-cell-address="'Ile Taverne'.V25"/>
            <calcext:condition calcext:apply-style-name="cellule random" calcext:value="contains-text(&quot;RandomPercent&quot;)" calcext:base-cell-address="'Ile Taverne'.V25"/>
            <calcext:condition calcext:apply-style-name="cellule random" calcext:value="contains-text(&quot;RandomRange&quot;)" calcext:base-cell-address="'Ile Taverne'.V25"/>
            <calcext:condition calcext:apply-style-name="cellule personnages" calcext:value="contains-text(&quot;NewCrew&quot;)" calcext:base-cell-address="'Ile Taverne'.V25"/>
            <calcext:condition calcext:apply-style-name="cellule personnages" calcext:value="contains-text(&quot;NewCharacter&quot;)" calcext:base-cell-address="'Ile Taverne'.V25"/>
            <calcext:condition calcext:apply-style-name="cellule personnages" calcext:value="contains-text(&quot;HideOther&quot;)" calcext:base-cell-address="'Ile Taverne'.V25"/>
            <calcext:condition calcext:apply-style-name="cellule personnages" calcext:value="contains-text(&quot;DeleteOther&quot;)" calcext:base-cell-address="'Ile Taverne'.V25"/>
            <calcext:condition calcext:apply-style-name="cellule narrateur" calcext:value="contains-text(&quot;Narrator&quot;)" calcext:base-cell-address="'Ile Taverne'.V25"/>
            <calcext:condition calcext:apply-style-name="cellule set choice" calcext:value="contains-text(&quot;SetChoices&quot;)" calcext:base-cell-address="'Ile Taverne'.V25"/>
            <calcext:condition calcext:apply-style-name="cellule dialogues" calcext:value="contains-text(&quot;PlayerSpeak&quot;)" calcext:base-cell-address="'Ile Taverne'.V25"/>
            <calcext:condition calcext:apply-style-name="cellule dialogues" calcext:value="contains-text(&quot;OtherSpeak&quot;)" calcext:base-cell-address="'Ile Taverne'.V25"/>
            <calcext:condition calcext:apply-style-name="cellule argent" calcext:value="contains-text(&quot;CheckGold&quot;)" calcext:base-cell-address="'Ile Taverne'.V25"/>
            <calcext:condition calcext:apply-style-name="cellule argent" calcext:value="contains-text(&quot;RemoveGold&quot;)" calcext:base-cell-address="'Ile Taverne'.V25"/>
            <calcext:condition calcext:apply-style-name="cellule argent" calcext:value="contains-text(&quot;AddGold&quot;)" calcext:base-cell-address="'Ile Taverne'.V25"/>
            <calcext:condition calcext:apply-style-name="cellule argent" calcext:value="contains-text(&quot;Loot&quot;)" calcext:base-cell-address="'Ile Taverne'.V25"/>
            <calcext:condition calcext:apply-style-name="cellule argent" calcext:value="contains-text(&quot;Trade&quot;)" calcext:base-cell-address="'Ile Taverne'.V25"/>
            <calcext:condition calcext:apply-style-name="cellule combat" calcext:value="contains-text(&quot;LaunchCombat&quot;)" calcext:base-cell-address="'Ile Taverne'.V25"/>
            <calcext:condition calcext:apply-style-name="cellule indice" calcext:value="contains-text(&quot;CheckFormula&quot;)" calcext:base-cell-address="'Ile Taverne'.V25"/>
            <calcext:condition calcext:apply-style-name="cellule indice" calcext:value="contains-text(&quot;GiveDirection&quot;)" calcext:base-cell-address="'Ile Taverne'.V25"/>
            <calcext:condition calcext:apply-style-name="cellule temps" calcext:value="contains-text(&quot;SetWeather&quot;)" calcext:base-cell-address="'Ile Taverne'.V25"/>
            <calcext:condition calcext:apply-style-name="cellule temps" calcext:value="contains-text(&quot;SwitchWeather&quot;)" calcext:base-cell-address="'Ile Taverne'.V25"/>
            <calcext:condition calcext:apply-style-name="cellule temps" calcext:value="contains-text(&quot;NextDay&quot;)" calcext:base-cell-address="'Ile Taverne'.V25"/>
            <calcext:condition calcext:apply-style-name="cellule temps" calcext:value="contains-text(&quot;CheckDay&quot;)" calcext:base-cell-address="'Ile Taverne'.V25"/>
            <calcext:condition calcext:apply-style-name="cellule histoire" calcext:value="contains-text(&quot;Leave&quot;)" calcext:base-cell-address="'Ile Taverne'.V25"/>
            <calcext:condition calcext:apply-style-name="cellule choice" calcext:value="contains-text(&quot;Choice&quot;)" calcext:base-cell-address="'Ile Taverne'.V25"/>
            <calcext:condition calcext:apply-style-name="cellule d'erreur" calcext:value="!=&quot;&quot;" calcext:base-cell-address="'Ile Taverne'.V25"/>
          </calcext:conditional-format>
          <calcext:conditional-format calcext:target-range-address="Caserne.U22:Caserne.U22">
            <calcext:condition calcext:apply-style-name="cellule histoire" calcext:value="contains-text(&quot;GoTo&quot;)" calcext:base-cell-address="'Ile Taverne'.U22"/>
            <calcext:condition calcext:apply-style-name="cellule histoire" calcext:value="contains-text(&quot;Conclude&quot;)" calcext:base-cell-address="'Ile Taverne'.U22"/>
            <calcext:condition calcext:apply-style-name="cellule random" calcext:value="contains-text(&quot;RandomPercent&quot;)" calcext:base-cell-address="'Ile Taverne'.U22"/>
            <calcext:condition calcext:apply-style-name="cellule random" calcext:value="contains-text(&quot;RandomRange&quot;)" calcext:base-cell-address="'Ile Taverne'.U22"/>
            <calcext:condition calcext:apply-style-name="cellule personnages" calcext:value="contains-text(&quot;NewCrew&quot;)" calcext:base-cell-address="'Ile Taverne'.U22"/>
            <calcext:condition calcext:apply-style-name="cellule personnages" calcext:value="contains-text(&quot;NewCharacter&quot;)" calcext:base-cell-address="'Ile Taverne'.U22"/>
            <calcext:condition calcext:apply-style-name="cellule personnages" calcext:value="contains-text(&quot;HideOther&quot;)" calcext:base-cell-address="'Ile Taverne'.U22"/>
            <calcext:condition calcext:apply-style-name="cellule personnages" calcext:value="contains-text(&quot;DeleteOther&quot;)" calcext:base-cell-address="'Ile Taverne'.U22"/>
            <calcext:condition calcext:apply-style-name="cellule narrateur" calcext:value="contains-text(&quot;Narrator&quot;)" calcext:base-cell-address="'Ile Taverne'.U22"/>
            <calcext:condition calcext:apply-style-name="cellule set choice" calcext:value="contains-text(&quot;SetChoices&quot;)" calcext:base-cell-address="'Ile Taverne'.U22"/>
            <calcext:condition calcext:apply-style-name="cellule dialogues" calcext:value="contains-text(&quot;PlayerSpeak&quot;)" calcext:base-cell-address="'Ile Taverne'.U22"/>
            <calcext:condition calcext:apply-style-name="cellule dialogues" calcext:value="contains-text(&quot;OtherSpeak&quot;)" calcext:base-cell-address="'Ile Taverne'.U22"/>
            <calcext:condition calcext:apply-style-name="cellule argent" calcext:value="contains-text(&quot;CheckGold&quot;)" calcext:base-cell-address="'Ile Taverne'.U22"/>
            <calcext:condition calcext:apply-style-name="cellule argent" calcext:value="contains-text(&quot;RemoveGold&quot;)" calcext:base-cell-address="'Ile Taverne'.U22"/>
            <calcext:condition calcext:apply-style-name="cellule argent" calcext:value="contains-text(&quot;AddGold&quot;)" calcext:base-cell-address="'Ile Taverne'.U22"/>
            <calcext:condition calcext:apply-style-name="cellule argent" calcext:value="contains-text(&quot;Loot&quot;)" calcext:base-cell-address="'Ile Taverne'.U22"/>
            <calcext:condition calcext:apply-style-name="cellule argent" calcext:value="contains-text(&quot;Trade&quot;)" calcext:base-cell-address="'Ile Taverne'.U22"/>
            <calcext:condition calcext:apply-style-name="cellule combat" calcext:value="contains-text(&quot;LaunchCombat&quot;)" calcext:base-cell-address="'Ile Taverne'.U22"/>
            <calcext:condition calcext:apply-style-name="cellule indice" calcext:value="contains-text(&quot;CheckFormula&quot;)" calcext:base-cell-address="'Ile Taverne'.U22"/>
            <calcext:condition calcext:apply-style-name="cellule indice" calcext:value="contains-text(&quot;GiveDirection&quot;)" calcext:base-cell-address="'Ile Taverne'.U22"/>
            <calcext:condition calcext:apply-style-name="cellule temps" calcext:value="contains-text(&quot;SetWeather&quot;)" calcext:base-cell-address="'Ile Taverne'.U22"/>
            <calcext:condition calcext:apply-style-name="cellule temps" calcext:value="contains-text(&quot;SwitchWeather&quot;)" calcext:base-cell-address="'Ile Taverne'.U22"/>
            <calcext:condition calcext:apply-style-name="cellule temps" calcext:value="contains-text(&quot;NextDay&quot;)" calcext:base-cell-address="'Ile Taverne'.U22"/>
            <calcext:condition calcext:apply-style-name="cellule temps" calcext:value="contains-text(&quot;CheckDay&quot;)" calcext:base-cell-address="'Ile Taverne'.U22"/>
            <calcext:condition calcext:apply-style-name="cellule histoire" calcext:value="contains-text(&quot;Leave&quot;)" calcext:base-cell-address="'Ile Taverne'.U22"/>
            <calcext:condition calcext:apply-style-name="cellule choice" calcext:value="contains-text(&quot;Choice&quot;)" calcext:base-cell-address="'Ile Taverne'.U22"/>
            <calcext:condition calcext:apply-style-name="cellule d'erreur" calcext:value="!=&quot;&quot;" calcext:base-cell-address="'Ile Taverne'.U22"/>
          </calcext:conditional-format>
          <calcext:conditional-format calcext:target-range-address="Caserne.A3:Caserne.AH11 Caserne.A18:Caserne.AH23 Caserne.A17:Caserne.L17 Caserne.X17:Caserne.AH17 Caserne.A48:Caserne.AH48 Caserne.A26:Caserne.W45 Caserne.AD24:Caserne.AH29 Caserne.A24:Caserne.Z25 Caserne.AC30:Caserne.AH30 Caserne.AB31:Caserne.AH44 Caserne.A46:Caserne.Z47 Caserne.AC45:Caserne.AH47 Caserne.A54:Caserne.AH71 Caserne.A52:Caserne.Z53 Caserne.AB52:Caserne.AH53 Caserne.A51:Caserne.AH51 Caserne.A49:Caserne.Z50 Caserne.AB49:Caserne.AH50 Caserne.A13:Caserne.AH16 Caserne.A12:Caserne.B12 Caserne.D12:Caserne.AH12">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d'erreur" calcext:value="!=&quot;&quot;" calcext:base-cell-address="'Ile Taverne'.A3"/>
          </calcext:conditional-format>
          <calcext:conditional-format calcext:target-range-address="Caserne.Q17:Caserne.Q17">
            <calcext:condition calcext:apply-style-name="cellule histoire" calcext:value="contains-text(&quot;GoTo&quot;)" calcext:base-cell-address="'Ile Taverne'.Q17"/>
            <calcext:condition calcext:apply-style-name="cellule histoire" calcext:value="contains-text(&quot;Conclude&quot;)" calcext:base-cell-address="'Ile Taverne'.Q17"/>
            <calcext:condition calcext:apply-style-name="cellule random" calcext:value="contains-text(&quot;RandomPercent&quot;)" calcext:base-cell-address="'Ile Taverne'.Q17"/>
            <calcext:condition calcext:apply-style-name="cellule random" calcext:value="contains-text(&quot;RandomRange&quot;)" calcext:base-cell-address="'Ile Taverne'.Q17"/>
            <calcext:condition calcext:apply-style-name="cellule personnages" calcext:value="contains-text(&quot;NewCrew&quot;)" calcext:base-cell-address="'Ile Taverne'.Q17"/>
            <calcext:condition calcext:apply-style-name="cellule personnages" calcext:value="contains-text(&quot;NewCharacter&quot;)" calcext:base-cell-address="'Ile Taverne'.Q17"/>
            <calcext:condition calcext:apply-style-name="cellule personnages" calcext:value="contains-text(&quot;HideOther&quot;)" calcext:base-cell-address="'Ile Taverne'.Q17"/>
            <calcext:condition calcext:apply-style-name="cellule personnages" calcext:value="contains-text(&quot;DeleteOther&quot;)" calcext:base-cell-address="'Ile Taverne'.Q17"/>
            <calcext:condition calcext:apply-style-name="cellule narrateur" calcext:value="contains-text(&quot;Narrator&quot;)" calcext:base-cell-address="'Ile Taverne'.Q17"/>
            <calcext:condition calcext:apply-style-name="cellule set choice" calcext:value="contains-text(&quot;SetChoices&quot;)" calcext:base-cell-address="'Ile Taverne'.Q17"/>
            <calcext:condition calcext:apply-style-name="cellule dialogues" calcext:value="contains-text(&quot;PlayerSpeak&quot;)" calcext:base-cell-address="'Ile Taverne'.Q17"/>
            <calcext:condition calcext:apply-style-name="cellule dialogues" calcext:value="contains-text(&quot;OtherSpeak&quot;)" calcext:base-cell-address="'Ile Taverne'.Q17"/>
            <calcext:condition calcext:apply-style-name="cellule argent" calcext:value="contains-text(&quot;CheckGold&quot;)" calcext:base-cell-address="'Ile Taverne'.Q17"/>
            <calcext:condition calcext:apply-style-name="cellule argent" calcext:value="contains-text(&quot;RemoveGold&quot;)" calcext:base-cell-address="'Ile Taverne'.Q17"/>
            <calcext:condition calcext:apply-style-name="cellule argent" calcext:value="contains-text(&quot;AddGold&quot;)" calcext:base-cell-address="'Ile Taverne'.Q17"/>
            <calcext:condition calcext:apply-style-name="cellule argent" calcext:value="contains-text(&quot;Loot&quot;)" calcext:base-cell-address="'Ile Taverne'.Q17"/>
            <calcext:condition calcext:apply-style-name="cellule argent" calcext:value="contains-text(&quot;Trade&quot;)" calcext:base-cell-address="'Ile Taverne'.Q17"/>
            <calcext:condition calcext:apply-style-name="cellule combat" calcext:value="contains-text(&quot;LaunchCombat&quot;)" calcext:base-cell-address="'Ile Taverne'.Q17"/>
            <calcext:condition calcext:apply-style-name="cellule indice" calcext:value="contains-text(&quot;CheckFormula&quot;)" calcext:base-cell-address="'Ile Taverne'.Q17"/>
            <calcext:condition calcext:apply-style-name="cellule indice" calcext:value="contains-text(&quot;GiveDirection&quot;)" calcext:base-cell-address="'Ile Taverne'.Q17"/>
            <calcext:condition calcext:apply-style-name="cellule temps" calcext:value="contains-text(&quot;SetWeather&quot;)" calcext:base-cell-address="'Ile Taverne'.Q17"/>
            <calcext:condition calcext:apply-style-name="cellule temps" calcext:value="contains-text(&quot;SwitchWeather&quot;)" calcext:base-cell-address="'Ile Taverne'.Q17"/>
            <calcext:condition calcext:apply-style-name="cellule temps" calcext:value="contains-text(&quot;NextDay&quot;)" calcext:base-cell-address="'Ile Taverne'.Q17"/>
            <calcext:condition calcext:apply-style-name="cellule temps" calcext:value="contains-text(&quot;CheckDay&quot;)" calcext:base-cell-address="'Ile Taverne'.Q17"/>
            <calcext:condition calcext:apply-style-name="cellule histoire" calcext:value="contains-text(&quot;Leave&quot;)" calcext:base-cell-address="'Ile Taverne'.Q17"/>
            <calcext:condition calcext:apply-style-name="cellule choice" calcext:value="contains-text(&quot;Choice&quot;)" calcext:base-cell-address="'Ile Taverne'.Q17"/>
            <calcext:condition calcext:apply-style-name="cellule d'erreur" calcext:value="!=&quot;&quot;" calcext:base-cell-address="'Ile Taverne'.Q17"/>
          </calcext:conditional-format>
          <calcext:conditional-format calcext:target-range-address="Caserne.M17:Caserne.V17">
            <calcext:condition calcext:apply-style-name="cellule histoire" calcext:value="contains-text(&quot;GoTo&quot;)" calcext:base-cell-address="'Ile Taverne'.M17"/>
            <calcext:condition calcext:apply-style-name="cellule histoire" calcext:value="contains-text(&quot;Conclude&quot;)" calcext:base-cell-address="'Ile Taverne'.M17"/>
            <calcext:condition calcext:apply-style-name="cellule random" calcext:value="contains-text(&quot;RandomPercent&quot;)" calcext:base-cell-address="'Ile Taverne'.M17"/>
            <calcext:condition calcext:apply-style-name="cellule random" calcext:value="contains-text(&quot;RandomRange&quot;)" calcext:base-cell-address="'Ile Taverne'.M17"/>
            <calcext:condition calcext:apply-style-name="cellule personnages" calcext:value="contains-text(&quot;NewCrew&quot;)" calcext:base-cell-address="'Ile Taverne'.M17"/>
            <calcext:condition calcext:apply-style-name="cellule personnages" calcext:value="contains-text(&quot;NewCharacter&quot;)" calcext:base-cell-address="'Ile Taverne'.M17"/>
            <calcext:condition calcext:apply-style-name="cellule personnages" calcext:value="contains-text(&quot;HideOther&quot;)" calcext:base-cell-address="'Ile Taverne'.M17"/>
            <calcext:condition calcext:apply-style-name="cellule personnages" calcext:value="contains-text(&quot;DeleteOther&quot;)" calcext:base-cell-address="'Ile Taverne'.M17"/>
            <calcext:condition calcext:apply-style-name="cellule narrateur" calcext:value="contains-text(&quot;Narrator&quot;)" calcext:base-cell-address="'Ile Taverne'.M17"/>
            <calcext:condition calcext:apply-style-name="cellule set choice" calcext:value="contains-text(&quot;SetChoices&quot;)" calcext:base-cell-address="'Ile Taverne'.M17"/>
            <calcext:condition calcext:apply-style-name="cellule dialogues" calcext:value="contains-text(&quot;PlayerSpeak&quot;)" calcext:base-cell-address="'Ile Taverne'.M17"/>
            <calcext:condition calcext:apply-style-name="cellule dialogues" calcext:value="contains-text(&quot;OtherSpeak&quot;)" calcext:base-cell-address="'Ile Taverne'.M17"/>
            <calcext:condition calcext:apply-style-name="cellule argent" calcext:value="contains-text(&quot;CheckGold&quot;)" calcext:base-cell-address="'Ile Taverne'.M17"/>
            <calcext:condition calcext:apply-style-name="cellule argent" calcext:value="contains-text(&quot;RemoveGold&quot;)" calcext:base-cell-address="'Ile Taverne'.M17"/>
            <calcext:condition calcext:apply-style-name="cellule argent" calcext:value="contains-text(&quot;AddGold&quot;)" calcext:base-cell-address="'Ile Taverne'.M17"/>
            <calcext:condition calcext:apply-style-name="cellule argent" calcext:value="contains-text(&quot;Loot&quot;)" calcext:base-cell-address="'Ile Taverne'.M17"/>
            <calcext:condition calcext:apply-style-name="cellule argent" calcext:value="contains-text(&quot;Trade&quot;)" calcext:base-cell-address="'Ile Taverne'.M17"/>
            <calcext:condition calcext:apply-style-name="cellule combat" calcext:value="contains-text(&quot;LaunchCombat&quot;)" calcext:base-cell-address="'Ile Taverne'.M17"/>
            <calcext:condition calcext:apply-style-name="cellule indice" calcext:value="contains-text(&quot;CheckFormula&quot;)" calcext:base-cell-address="'Ile Taverne'.M17"/>
            <calcext:condition calcext:apply-style-name="cellule indice" calcext:value="contains-text(&quot;GiveDirection&quot;)" calcext:base-cell-address="'Ile Taverne'.M17"/>
            <calcext:condition calcext:apply-style-name="cellule temps" calcext:value="contains-text(&quot;SetWeather&quot;)" calcext:base-cell-address="'Ile Taverne'.M17"/>
            <calcext:condition calcext:apply-style-name="cellule temps" calcext:value="contains-text(&quot;SwitchWeather&quot;)" calcext:base-cell-address="'Ile Taverne'.M17"/>
            <calcext:condition calcext:apply-style-name="cellule temps" calcext:value="contains-text(&quot;NextDay&quot;)" calcext:base-cell-address="'Ile Taverne'.M17"/>
            <calcext:condition calcext:apply-style-name="cellule temps" calcext:value="contains-text(&quot;CheckDay&quot;)" calcext:base-cell-address="'Ile Taverne'.M17"/>
            <calcext:condition calcext:apply-style-name="cellule histoire" calcext:value="contains-text(&quot;Leave&quot;)" calcext:base-cell-address="'Ile Taverne'.M17"/>
            <calcext:condition calcext:apply-style-name="cellule choice" calcext:value="contains-text(&quot;Choice&quot;)" calcext:base-cell-address="'Ile Taverne'.M17"/>
            <calcext:condition calcext:apply-style-name="cellule d'erreur" calcext:value="!=&quot;&quot;" calcext:base-cell-address="'Ile Taverne'.M17"/>
          </calcext:conditional-format>
          <calcext:conditional-format calcext:target-range-address="Caserne.W17:Caserne.W17">
            <calcext:condition calcext:apply-style-name="cellule histoire" calcext:value="contains-text(&quot;GoTo&quot;)" calcext:base-cell-address="'Ile Taverne'.W17"/>
            <calcext:condition calcext:apply-style-name="cellule histoire" calcext:value="contains-text(&quot;Conclude&quot;)" calcext:base-cell-address="'Ile Taverne'.W17"/>
            <calcext:condition calcext:apply-style-name="cellule random" calcext:value="contains-text(&quot;RandomPercent&quot;)" calcext:base-cell-address="'Ile Taverne'.W17"/>
            <calcext:condition calcext:apply-style-name="cellule random" calcext:value="contains-text(&quot;RandomRange&quot;)" calcext:base-cell-address="'Ile Taverne'.W17"/>
            <calcext:condition calcext:apply-style-name="cellule personnages" calcext:value="contains-text(&quot;NewCrew&quot;)" calcext:base-cell-address="'Ile Taverne'.W17"/>
            <calcext:condition calcext:apply-style-name="cellule personnages" calcext:value="contains-text(&quot;NewCharacter&quot;)" calcext:base-cell-address="'Ile Taverne'.W17"/>
            <calcext:condition calcext:apply-style-name="cellule personnages" calcext:value="contains-text(&quot;HideOther&quot;)" calcext:base-cell-address="'Ile Taverne'.W17"/>
            <calcext:condition calcext:apply-style-name="cellule personnages" calcext:value="contains-text(&quot;DeleteOther&quot;)" calcext:base-cell-address="'Ile Taverne'.W17"/>
            <calcext:condition calcext:apply-style-name="cellule narrateur" calcext:value="contains-text(&quot;Narrator&quot;)" calcext:base-cell-address="'Ile Taverne'.W17"/>
            <calcext:condition calcext:apply-style-name="cellule set choice" calcext:value="contains-text(&quot;SetChoices&quot;)" calcext:base-cell-address="'Ile Taverne'.W17"/>
            <calcext:condition calcext:apply-style-name="cellule dialogues" calcext:value="contains-text(&quot;PlayerSpeak&quot;)" calcext:base-cell-address="'Ile Taverne'.W17"/>
            <calcext:condition calcext:apply-style-name="cellule dialogues" calcext:value="contains-text(&quot;OtherSpeak&quot;)" calcext:base-cell-address="'Ile Taverne'.W17"/>
            <calcext:condition calcext:apply-style-name="cellule argent" calcext:value="contains-text(&quot;CheckGold&quot;)" calcext:base-cell-address="'Ile Taverne'.W17"/>
            <calcext:condition calcext:apply-style-name="cellule argent" calcext:value="contains-text(&quot;RemoveGold&quot;)" calcext:base-cell-address="'Ile Taverne'.W17"/>
            <calcext:condition calcext:apply-style-name="cellule argent" calcext:value="contains-text(&quot;AddGold&quot;)" calcext:base-cell-address="'Ile Taverne'.W17"/>
            <calcext:condition calcext:apply-style-name="cellule argent" calcext:value="contains-text(&quot;Loot&quot;)" calcext:base-cell-address="'Ile Taverne'.W17"/>
            <calcext:condition calcext:apply-style-name="cellule argent" calcext:value="contains-text(&quot;Trade&quot;)" calcext:base-cell-address="'Ile Taverne'.W17"/>
            <calcext:condition calcext:apply-style-name="cellule combat" calcext:value="contains-text(&quot;LaunchCombat&quot;)" calcext:base-cell-address="'Ile Taverne'.W17"/>
            <calcext:condition calcext:apply-style-name="cellule indice" calcext:value="contains-text(&quot;CheckFormula&quot;)" calcext:base-cell-address="'Ile Taverne'.W17"/>
            <calcext:condition calcext:apply-style-name="cellule indice" calcext:value="contains-text(&quot;GiveDirection&quot;)" calcext:base-cell-address="'Ile Taverne'.W17"/>
            <calcext:condition calcext:apply-style-name="cellule temps" calcext:value="contains-text(&quot;SetWeather&quot;)" calcext:base-cell-address="'Ile Taverne'.W17"/>
            <calcext:condition calcext:apply-style-name="cellule temps" calcext:value="contains-text(&quot;SwitchWeather&quot;)" calcext:base-cell-address="'Ile Taverne'.W17"/>
            <calcext:condition calcext:apply-style-name="cellule temps" calcext:value="contains-text(&quot;NextDay&quot;)" calcext:base-cell-address="'Ile Taverne'.W17"/>
            <calcext:condition calcext:apply-style-name="cellule temps" calcext:value="contains-text(&quot;CheckDay&quot;)" calcext:base-cell-address="'Ile Taverne'.W17"/>
            <calcext:condition calcext:apply-style-name="cellule histoire" calcext:value="contains-text(&quot;Leave&quot;)" calcext:base-cell-address="'Ile Taverne'.W17"/>
            <calcext:condition calcext:apply-style-name="cellule choice" calcext:value="contains-text(&quot;Choice&quot;)" calcext:base-cell-address="'Ile Taverne'.W17"/>
            <calcext:condition calcext:apply-style-name="cellule d'erreur" calcext:value="!=&quot;&quot;" calcext:base-cell-address="'Ile Taverne'.W17"/>
          </calcext:conditional-format>
          <calcext:conditional-format calcext:target-range-address="Caserne.W17:Caserne.W17">
            <calcext:condition calcext:apply-style-name="cellule histoire" calcext:value="contains-text(&quot;GoTo&quot;)" calcext:base-cell-address="'Ile Taverne'.W17"/>
            <calcext:condition calcext:apply-style-name="cellule histoire" calcext:value="contains-text(&quot;Conclude&quot;)" calcext:base-cell-address="'Ile Taverne'.W17"/>
            <calcext:condition calcext:apply-style-name="cellule random" calcext:value="contains-text(&quot;RandomPercent&quot;)" calcext:base-cell-address="'Ile Taverne'.W17"/>
            <calcext:condition calcext:apply-style-name="cellule random" calcext:value="contains-text(&quot;RandomRange&quot;)" calcext:base-cell-address="'Ile Taverne'.W17"/>
            <calcext:condition calcext:apply-style-name="cellule personnages" calcext:value="contains-text(&quot;NewCrew&quot;)" calcext:base-cell-address="'Ile Taverne'.W17"/>
            <calcext:condition calcext:apply-style-name="cellule personnages" calcext:value="contains-text(&quot;NewCharacter&quot;)" calcext:base-cell-address="'Ile Taverne'.W17"/>
            <calcext:condition calcext:apply-style-name="cellule personnages" calcext:value="contains-text(&quot;HideOther&quot;)" calcext:base-cell-address="'Ile Taverne'.W17"/>
            <calcext:condition calcext:apply-style-name="cellule personnages" calcext:value="contains-text(&quot;DeleteOther&quot;)" calcext:base-cell-address="'Ile Taverne'.W17"/>
            <calcext:condition calcext:apply-style-name="cellule narrateur" calcext:value="contains-text(&quot;Narrator&quot;)" calcext:base-cell-address="'Ile Taverne'.W17"/>
            <calcext:condition calcext:apply-style-name="cellule set choice" calcext:value="contains-text(&quot;SetChoices&quot;)" calcext:base-cell-address="'Ile Taverne'.W17"/>
            <calcext:condition calcext:apply-style-name="cellule dialogues" calcext:value="contains-text(&quot;PlayerSpeak&quot;)" calcext:base-cell-address="'Ile Taverne'.W17"/>
            <calcext:condition calcext:apply-style-name="cellule dialogues" calcext:value="contains-text(&quot;OtherSpeak&quot;)" calcext:base-cell-address="'Ile Taverne'.W17"/>
            <calcext:condition calcext:apply-style-name="cellule argent" calcext:value="contains-text(&quot;CheckGold&quot;)" calcext:base-cell-address="'Ile Taverne'.W17"/>
            <calcext:condition calcext:apply-style-name="cellule argent" calcext:value="contains-text(&quot;RemoveGold&quot;)" calcext:base-cell-address="'Ile Taverne'.W17"/>
            <calcext:condition calcext:apply-style-name="cellule argent" calcext:value="contains-text(&quot;AddGold&quot;)" calcext:base-cell-address="'Ile Taverne'.W17"/>
            <calcext:condition calcext:apply-style-name="cellule argent" calcext:value="contains-text(&quot;Loot&quot;)" calcext:base-cell-address="'Ile Taverne'.W17"/>
            <calcext:condition calcext:apply-style-name="cellule argent" calcext:value="contains-text(&quot;Trade&quot;)" calcext:base-cell-address="'Ile Taverne'.W17"/>
            <calcext:condition calcext:apply-style-name="cellule combat" calcext:value="contains-text(&quot;LaunchCombat&quot;)" calcext:base-cell-address="'Ile Taverne'.W17"/>
            <calcext:condition calcext:apply-style-name="cellule indice" calcext:value="contains-text(&quot;CheckFormula&quot;)" calcext:base-cell-address="'Ile Taverne'.W17"/>
            <calcext:condition calcext:apply-style-name="cellule indice" calcext:value="contains-text(&quot;GiveDirection&quot;)" calcext:base-cell-address="'Ile Taverne'.W17"/>
            <calcext:condition calcext:apply-style-name="cellule temps" calcext:value="contains-text(&quot;SetWeather&quot;)" calcext:base-cell-address="'Ile Taverne'.W17"/>
            <calcext:condition calcext:apply-style-name="cellule temps" calcext:value="contains-text(&quot;SwitchWeather&quot;)" calcext:base-cell-address="'Ile Taverne'.W17"/>
            <calcext:condition calcext:apply-style-name="cellule temps" calcext:value="contains-text(&quot;NextDay&quot;)" calcext:base-cell-address="'Ile Taverne'.W17"/>
            <calcext:condition calcext:apply-style-name="cellule temps" calcext:value="contains-text(&quot;CheckDay&quot;)" calcext:base-cell-address="'Ile Taverne'.W17"/>
            <calcext:condition calcext:apply-style-name="cellule histoire" calcext:value="contains-text(&quot;Leave&quot;)" calcext:base-cell-address="'Ile Taverne'.W17"/>
            <calcext:condition calcext:apply-style-name="cellule choice" calcext:value="contains-text(&quot;Choice&quot;)" calcext:base-cell-address="'Ile Taverne'.W17"/>
            <calcext:condition calcext:apply-style-name="cellule d'erreur" calcext:value="!=&quot;&quot;" calcext:base-cell-address="'Ile Taverne'.W17"/>
          </calcext:conditional-format>
          <calcext:conditional-format calcext:target-range-address="Caserne.W17:Caserne.W17">
            <calcext:condition calcext:apply-style-name="cellule histoire" calcext:value="contains-text(&quot;GoTo&quot;)" calcext:base-cell-address="'Ile Taverne'.W17"/>
            <calcext:condition calcext:apply-style-name="cellule histoire" calcext:value="contains-text(&quot;Conclude&quot;)" calcext:base-cell-address="'Ile Taverne'.W17"/>
            <calcext:condition calcext:apply-style-name="cellule random" calcext:value="contains-text(&quot;RandomPercent&quot;)" calcext:base-cell-address="'Ile Taverne'.W17"/>
            <calcext:condition calcext:apply-style-name="cellule random" calcext:value="contains-text(&quot;RandomRange&quot;)" calcext:base-cell-address="'Ile Taverne'.W17"/>
            <calcext:condition calcext:apply-style-name="cellule personnages" calcext:value="contains-text(&quot;NewCrew&quot;)" calcext:base-cell-address="'Ile Taverne'.W17"/>
            <calcext:condition calcext:apply-style-name="cellule personnages" calcext:value="contains-text(&quot;NewCharacter&quot;)" calcext:base-cell-address="'Ile Taverne'.W17"/>
            <calcext:condition calcext:apply-style-name="cellule personnages" calcext:value="contains-text(&quot;HideOther&quot;)" calcext:base-cell-address="'Ile Taverne'.W17"/>
            <calcext:condition calcext:apply-style-name="cellule personnages" calcext:value="contains-text(&quot;DeleteOther&quot;)" calcext:base-cell-address="'Ile Taverne'.W17"/>
            <calcext:condition calcext:apply-style-name="cellule narrateur" calcext:value="contains-text(&quot;Narrator&quot;)" calcext:base-cell-address="'Ile Taverne'.W17"/>
            <calcext:condition calcext:apply-style-name="cellule set choice" calcext:value="contains-text(&quot;SetChoices&quot;)" calcext:base-cell-address="'Ile Taverne'.W17"/>
            <calcext:condition calcext:apply-style-name="cellule dialogues" calcext:value="contains-text(&quot;PlayerSpeak&quot;)" calcext:base-cell-address="'Ile Taverne'.W17"/>
            <calcext:condition calcext:apply-style-name="cellule dialogues" calcext:value="contains-text(&quot;OtherSpeak&quot;)" calcext:base-cell-address="'Ile Taverne'.W17"/>
            <calcext:condition calcext:apply-style-name="cellule argent" calcext:value="contains-text(&quot;CheckGold&quot;)" calcext:base-cell-address="'Ile Taverne'.W17"/>
            <calcext:condition calcext:apply-style-name="cellule argent" calcext:value="contains-text(&quot;RemoveGold&quot;)" calcext:base-cell-address="'Ile Taverne'.W17"/>
            <calcext:condition calcext:apply-style-name="cellule argent" calcext:value="contains-text(&quot;AddGold&quot;)" calcext:base-cell-address="'Ile Taverne'.W17"/>
            <calcext:condition calcext:apply-style-name="cellule argent" calcext:value="contains-text(&quot;Loot&quot;)" calcext:base-cell-address="'Ile Taverne'.W17"/>
            <calcext:condition calcext:apply-style-name="cellule argent" calcext:value="contains-text(&quot;Trade&quot;)" calcext:base-cell-address="'Ile Taverne'.W17"/>
            <calcext:condition calcext:apply-style-name="cellule combat" calcext:value="contains-text(&quot;LaunchCombat&quot;)" calcext:base-cell-address="'Ile Taverne'.W17"/>
            <calcext:condition calcext:apply-style-name="cellule indice" calcext:value="contains-text(&quot;CheckFormula&quot;)" calcext:base-cell-address="'Ile Taverne'.W17"/>
            <calcext:condition calcext:apply-style-name="cellule indice" calcext:value="contains-text(&quot;GiveDirection&quot;)" calcext:base-cell-address="'Ile Taverne'.W17"/>
            <calcext:condition calcext:apply-style-name="cellule temps" calcext:value="contains-text(&quot;SetWeather&quot;)" calcext:base-cell-address="'Ile Taverne'.W17"/>
            <calcext:condition calcext:apply-style-name="cellule temps" calcext:value="contains-text(&quot;SwitchWeather&quot;)" calcext:base-cell-address="'Ile Taverne'.W17"/>
            <calcext:condition calcext:apply-style-name="cellule temps" calcext:value="contains-text(&quot;NextDay&quot;)" calcext:base-cell-address="'Ile Taverne'.W17"/>
            <calcext:condition calcext:apply-style-name="cellule temps" calcext:value="contains-text(&quot;CheckDay&quot;)" calcext:base-cell-address="'Ile Taverne'.W17"/>
            <calcext:condition calcext:apply-style-name="cellule histoire" calcext:value="contains-text(&quot;Leave&quot;)" calcext:base-cell-address="'Ile Taverne'.W17"/>
            <calcext:condition calcext:apply-style-name="cellule choice" calcext:value="contains-text(&quot;Choice&quot;)" calcext:base-cell-address="'Ile Taverne'.W17"/>
            <calcext:condition calcext:apply-style-name="cellule d'erreur" calcext:value="!=&quot;&quot;" calcext:base-cell-address="'Ile Taverne'.W17"/>
          </calcext:conditional-format>
          <calcext:conditional-format calcext:target-range-address="Caserne.AB24:Caserne.AC26 Caserne.AC27:Caserne.AC29">
            <calcext:condition calcext:apply-style-name="cellule histoire" calcext:value="contains-text(&quot;GoTo&quot;)" calcext:base-cell-address="'Ile Taverne'.AB24"/>
            <calcext:condition calcext:apply-style-name="cellule histoire" calcext:value="contains-text(&quot;Conclude&quot;)" calcext:base-cell-address="'Ile Taverne'.AB24"/>
            <calcext:condition calcext:apply-style-name="cellule random" calcext:value="contains-text(&quot;RandomPercent&quot;)" calcext:base-cell-address="'Ile Taverne'.AB24"/>
            <calcext:condition calcext:apply-style-name="cellule random" calcext:value="contains-text(&quot;RandomRange&quot;)" calcext:base-cell-address="'Ile Taverne'.AB24"/>
            <calcext:condition calcext:apply-style-name="cellule personnages" calcext:value="contains-text(&quot;NewCrew&quot;)" calcext:base-cell-address="'Ile Taverne'.AB24"/>
            <calcext:condition calcext:apply-style-name="cellule personnages" calcext:value="contains-text(&quot;NewCharacter&quot;)" calcext:base-cell-address="'Ile Taverne'.AB24"/>
            <calcext:condition calcext:apply-style-name="cellule personnages" calcext:value="contains-text(&quot;HideOther&quot;)" calcext:base-cell-address="'Ile Taverne'.AB24"/>
            <calcext:condition calcext:apply-style-name="cellule personnages" calcext:value="contains-text(&quot;DeleteOther&quot;)" calcext:base-cell-address="'Ile Taverne'.AB24"/>
            <calcext:condition calcext:apply-style-name="cellule narrateur" calcext:value="contains-text(&quot;Narrator&quot;)" calcext:base-cell-address="'Ile Taverne'.AB24"/>
            <calcext:condition calcext:apply-style-name="cellule set choice" calcext:value="contains-text(&quot;SetChoices&quot;)" calcext:base-cell-address="'Ile Taverne'.AB24"/>
            <calcext:condition calcext:apply-style-name="cellule dialogues" calcext:value="contains-text(&quot;PlayerSpeak&quot;)" calcext:base-cell-address="'Ile Taverne'.AB24"/>
            <calcext:condition calcext:apply-style-name="cellule dialogues" calcext:value="contains-text(&quot;OtherSpeak&quot;)" calcext:base-cell-address="'Ile Taverne'.AB24"/>
            <calcext:condition calcext:apply-style-name="cellule argent" calcext:value="contains-text(&quot;CheckGold&quot;)" calcext:base-cell-address="'Ile Taverne'.AB24"/>
            <calcext:condition calcext:apply-style-name="cellule argent" calcext:value="contains-text(&quot;RemoveGold&quot;)" calcext:base-cell-address="'Ile Taverne'.AB24"/>
            <calcext:condition calcext:apply-style-name="cellule argent" calcext:value="contains-text(&quot;AddGold&quot;)" calcext:base-cell-address="'Ile Taverne'.AB24"/>
            <calcext:condition calcext:apply-style-name="cellule argent" calcext:value="contains-text(&quot;Loot&quot;)" calcext:base-cell-address="'Ile Taverne'.AB24"/>
            <calcext:condition calcext:apply-style-name="cellule argent" calcext:value="contains-text(&quot;Trade&quot;)" calcext:base-cell-address="'Ile Taverne'.AB24"/>
            <calcext:condition calcext:apply-style-name="cellule combat" calcext:value="contains-text(&quot;LaunchCombat&quot;)" calcext:base-cell-address="'Ile Taverne'.AB24"/>
            <calcext:condition calcext:apply-style-name="cellule indice" calcext:value="contains-text(&quot;CheckFormula&quot;)" calcext:base-cell-address="'Ile Taverne'.AB24"/>
            <calcext:condition calcext:apply-style-name="cellule indice" calcext:value="contains-text(&quot;GiveDirection&quot;)" calcext:base-cell-address="'Ile Taverne'.AB24"/>
            <calcext:condition calcext:apply-style-name="cellule temps" calcext:value="contains-text(&quot;SetWeather&quot;)" calcext:base-cell-address="'Ile Taverne'.AB24"/>
            <calcext:condition calcext:apply-style-name="cellule temps" calcext:value="contains-text(&quot;SwitchWeather&quot;)" calcext:base-cell-address="'Ile Taverne'.AB24"/>
            <calcext:condition calcext:apply-style-name="cellule temps" calcext:value="contains-text(&quot;NextDay&quot;)" calcext:base-cell-address="'Ile Taverne'.AB24"/>
            <calcext:condition calcext:apply-style-name="cellule temps" calcext:value="contains-text(&quot;CheckDay&quot;)" calcext:base-cell-address="'Ile Taverne'.AB24"/>
            <calcext:condition calcext:apply-style-name="cellule histoire" calcext:value="contains-text(&quot;Leave&quot;)" calcext:base-cell-address="'Ile Taverne'.AB24"/>
            <calcext:condition calcext:apply-style-name="cellule choice" calcext:value="contains-text(&quot;Choice&quot;)" calcext:base-cell-address="'Ile Taverne'.AB24"/>
            <calcext:condition calcext:apply-style-name="cellule d'erreur" calcext:value="!=&quot;&quot;" calcext:base-cell-address="'Ile Taverne'.AB24"/>
          </calcext:conditional-format>
          <calcext:conditional-format calcext:target-range-address="Caserne.AC28:Caserne.AC28">
            <calcext:condition calcext:apply-style-name="cellule histoire" calcext:value="contains-text(&quot;GoTo&quot;)" calcext:base-cell-address="'Ile Taverne'.AC28"/>
            <calcext:condition calcext:apply-style-name="cellule histoire" calcext:value="contains-text(&quot;Conclude&quot;)" calcext:base-cell-address="'Ile Taverne'.AC28"/>
            <calcext:condition calcext:apply-style-name="cellule random" calcext:value="contains-text(&quot;RandomPercent&quot;)" calcext:base-cell-address="'Ile Taverne'.AC28"/>
            <calcext:condition calcext:apply-style-name="cellule random" calcext:value="contains-text(&quot;RandomRange&quot;)" calcext:base-cell-address="'Ile Taverne'.AC28"/>
            <calcext:condition calcext:apply-style-name="cellule personnages" calcext:value="contains-text(&quot;NewCrew&quot;)" calcext:base-cell-address="'Ile Taverne'.AC28"/>
            <calcext:condition calcext:apply-style-name="cellule personnages" calcext:value="contains-text(&quot;NewCharacter&quot;)" calcext:base-cell-address="'Ile Taverne'.AC28"/>
            <calcext:condition calcext:apply-style-name="cellule personnages" calcext:value="contains-text(&quot;HideOther&quot;)" calcext:base-cell-address="'Ile Taverne'.AC28"/>
            <calcext:condition calcext:apply-style-name="cellule personnages" calcext:value="contains-text(&quot;DeleteOther&quot;)" calcext:base-cell-address="'Ile Taverne'.AC28"/>
            <calcext:condition calcext:apply-style-name="cellule narrateur" calcext:value="contains-text(&quot;Narrator&quot;)" calcext:base-cell-address="'Ile Taverne'.AC28"/>
            <calcext:condition calcext:apply-style-name="cellule set choice" calcext:value="contains-text(&quot;SetChoices&quot;)" calcext:base-cell-address="'Ile Taverne'.AC28"/>
            <calcext:condition calcext:apply-style-name="cellule dialogues" calcext:value="contains-text(&quot;PlayerSpeak&quot;)" calcext:base-cell-address="'Ile Taverne'.AC28"/>
            <calcext:condition calcext:apply-style-name="cellule dialogues" calcext:value="contains-text(&quot;OtherSpeak&quot;)" calcext:base-cell-address="'Ile Taverne'.AC28"/>
            <calcext:condition calcext:apply-style-name="cellule argent" calcext:value="contains-text(&quot;CheckGold&quot;)" calcext:base-cell-address="'Ile Taverne'.AC28"/>
            <calcext:condition calcext:apply-style-name="cellule argent" calcext:value="contains-text(&quot;RemoveGold&quot;)" calcext:base-cell-address="'Ile Taverne'.AC28"/>
            <calcext:condition calcext:apply-style-name="cellule argent" calcext:value="contains-text(&quot;AddGold&quot;)" calcext:base-cell-address="'Ile Taverne'.AC28"/>
            <calcext:condition calcext:apply-style-name="cellule argent" calcext:value="contains-text(&quot;Loot&quot;)" calcext:base-cell-address="'Ile Taverne'.AC28"/>
            <calcext:condition calcext:apply-style-name="cellule argent" calcext:value="contains-text(&quot;Trade&quot;)" calcext:base-cell-address="'Ile Taverne'.AC28"/>
            <calcext:condition calcext:apply-style-name="cellule combat" calcext:value="contains-text(&quot;LaunchCombat&quot;)" calcext:base-cell-address="'Ile Taverne'.AC28"/>
            <calcext:condition calcext:apply-style-name="cellule indice" calcext:value="contains-text(&quot;CheckFormula&quot;)" calcext:base-cell-address="'Ile Taverne'.AC28"/>
            <calcext:condition calcext:apply-style-name="cellule indice" calcext:value="contains-text(&quot;GiveDirection&quot;)" calcext:base-cell-address="'Ile Taverne'.AC28"/>
            <calcext:condition calcext:apply-style-name="cellule temps" calcext:value="contains-text(&quot;SetWeather&quot;)" calcext:base-cell-address="'Ile Taverne'.AC28"/>
            <calcext:condition calcext:apply-style-name="cellule temps" calcext:value="contains-text(&quot;SwitchWeather&quot;)" calcext:base-cell-address="'Ile Taverne'.AC28"/>
            <calcext:condition calcext:apply-style-name="cellule temps" calcext:value="contains-text(&quot;NextDay&quot;)" calcext:base-cell-address="'Ile Taverne'.AC28"/>
            <calcext:condition calcext:apply-style-name="cellule temps" calcext:value="contains-text(&quot;CheckDay&quot;)" calcext:base-cell-address="'Ile Taverne'.AC28"/>
            <calcext:condition calcext:apply-style-name="cellule histoire" calcext:value="contains-text(&quot;Leave&quot;)" calcext:base-cell-address="'Ile Taverne'.AC28"/>
            <calcext:condition calcext:apply-style-name="cellule choice" calcext:value="contains-text(&quot;Choice&quot;)" calcext:base-cell-address="'Ile Taverne'.AC28"/>
            <calcext:condition calcext:apply-style-name="cellule d'erreur" calcext:value="!=&quot;&quot;" calcext:base-cell-address="'Ile Taverne'.AC28"/>
          </calcext:conditional-format>
          <calcext:conditional-format calcext:target-range-address="Caserne.AC28:Caserne.AC28">
            <calcext:condition calcext:apply-style-name="cellule histoire" calcext:value="contains-text(&quot;GoTo&quot;)" calcext:base-cell-address="'Ile Taverne'.AC28"/>
            <calcext:condition calcext:apply-style-name="cellule histoire" calcext:value="contains-text(&quot;Conclude&quot;)" calcext:base-cell-address="'Ile Taverne'.AC28"/>
            <calcext:condition calcext:apply-style-name="cellule random" calcext:value="contains-text(&quot;RandomPercent&quot;)" calcext:base-cell-address="'Ile Taverne'.AC28"/>
            <calcext:condition calcext:apply-style-name="cellule random" calcext:value="contains-text(&quot;RandomRange&quot;)" calcext:base-cell-address="'Ile Taverne'.AC28"/>
            <calcext:condition calcext:apply-style-name="cellule personnages" calcext:value="contains-text(&quot;NewCrew&quot;)" calcext:base-cell-address="'Ile Taverne'.AC28"/>
            <calcext:condition calcext:apply-style-name="cellule personnages" calcext:value="contains-text(&quot;NewCharacter&quot;)" calcext:base-cell-address="'Ile Taverne'.AC28"/>
            <calcext:condition calcext:apply-style-name="cellule personnages" calcext:value="contains-text(&quot;HideOther&quot;)" calcext:base-cell-address="'Ile Taverne'.AC28"/>
            <calcext:condition calcext:apply-style-name="cellule personnages" calcext:value="contains-text(&quot;DeleteOther&quot;)" calcext:base-cell-address="'Ile Taverne'.AC28"/>
            <calcext:condition calcext:apply-style-name="cellule narrateur" calcext:value="contains-text(&quot;Narrator&quot;)" calcext:base-cell-address="'Ile Taverne'.AC28"/>
            <calcext:condition calcext:apply-style-name="cellule set choice" calcext:value="contains-text(&quot;SetChoices&quot;)" calcext:base-cell-address="'Ile Taverne'.AC28"/>
            <calcext:condition calcext:apply-style-name="cellule dialogues" calcext:value="contains-text(&quot;PlayerSpeak&quot;)" calcext:base-cell-address="'Ile Taverne'.AC28"/>
            <calcext:condition calcext:apply-style-name="cellule dialogues" calcext:value="contains-text(&quot;OtherSpeak&quot;)" calcext:base-cell-address="'Ile Taverne'.AC28"/>
            <calcext:condition calcext:apply-style-name="cellule argent" calcext:value="contains-text(&quot;CheckGold&quot;)" calcext:base-cell-address="'Ile Taverne'.AC28"/>
            <calcext:condition calcext:apply-style-name="cellule argent" calcext:value="contains-text(&quot;RemoveGold&quot;)" calcext:base-cell-address="'Ile Taverne'.AC28"/>
            <calcext:condition calcext:apply-style-name="cellule argent" calcext:value="contains-text(&quot;AddGold&quot;)" calcext:base-cell-address="'Ile Taverne'.AC28"/>
            <calcext:condition calcext:apply-style-name="cellule argent" calcext:value="contains-text(&quot;Loot&quot;)" calcext:base-cell-address="'Ile Taverne'.AC28"/>
            <calcext:condition calcext:apply-style-name="cellule argent" calcext:value="contains-text(&quot;Trade&quot;)" calcext:base-cell-address="'Ile Taverne'.AC28"/>
            <calcext:condition calcext:apply-style-name="cellule combat" calcext:value="contains-text(&quot;LaunchCombat&quot;)" calcext:base-cell-address="'Ile Taverne'.AC28"/>
            <calcext:condition calcext:apply-style-name="cellule indice" calcext:value="contains-text(&quot;CheckFormula&quot;)" calcext:base-cell-address="'Ile Taverne'.AC28"/>
            <calcext:condition calcext:apply-style-name="cellule indice" calcext:value="contains-text(&quot;GiveDirection&quot;)" calcext:base-cell-address="'Ile Taverne'.AC28"/>
            <calcext:condition calcext:apply-style-name="cellule temps" calcext:value="contains-text(&quot;SetWeather&quot;)" calcext:base-cell-address="'Ile Taverne'.AC28"/>
            <calcext:condition calcext:apply-style-name="cellule temps" calcext:value="contains-text(&quot;SwitchWeather&quot;)" calcext:base-cell-address="'Ile Taverne'.AC28"/>
            <calcext:condition calcext:apply-style-name="cellule temps" calcext:value="contains-text(&quot;NextDay&quot;)" calcext:base-cell-address="'Ile Taverne'.AC28"/>
            <calcext:condition calcext:apply-style-name="cellule temps" calcext:value="contains-text(&quot;CheckDay&quot;)" calcext:base-cell-address="'Ile Taverne'.AC28"/>
            <calcext:condition calcext:apply-style-name="cellule histoire" calcext:value="contains-text(&quot;Leave&quot;)" calcext:base-cell-address="'Ile Taverne'.AC28"/>
            <calcext:condition calcext:apply-style-name="cellule choice" calcext:value="contains-text(&quot;Choice&quot;)" calcext:base-cell-address="'Ile Taverne'.AC28"/>
            <calcext:condition calcext:apply-style-name="cellule d'erreur" calcext:value="!=&quot;&quot;" calcext:base-cell-address="'Ile Taverne'.AC28"/>
          </calcext:conditional-format>
          <calcext:conditional-format calcext:target-range-address="Caserne.AC28:Caserne.AC28">
            <calcext:condition calcext:apply-style-name="cellule histoire" calcext:value="contains-text(&quot;GoTo&quot;)" calcext:base-cell-address="'Ile Taverne'.AC28"/>
            <calcext:condition calcext:apply-style-name="cellule histoire" calcext:value="contains-text(&quot;Conclude&quot;)" calcext:base-cell-address="'Ile Taverne'.AC28"/>
            <calcext:condition calcext:apply-style-name="cellule random" calcext:value="contains-text(&quot;RandomPercent&quot;)" calcext:base-cell-address="'Ile Taverne'.AC28"/>
            <calcext:condition calcext:apply-style-name="cellule random" calcext:value="contains-text(&quot;RandomRange&quot;)" calcext:base-cell-address="'Ile Taverne'.AC28"/>
            <calcext:condition calcext:apply-style-name="cellule personnages" calcext:value="contains-text(&quot;NewCrew&quot;)" calcext:base-cell-address="'Ile Taverne'.AC28"/>
            <calcext:condition calcext:apply-style-name="cellule personnages" calcext:value="contains-text(&quot;NewCharacter&quot;)" calcext:base-cell-address="'Ile Taverne'.AC28"/>
            <calcext:condition calcext:apply-style-name="cellule personnages" calcext:value="contains-text(&quot;HideOther&quot;)" calcext:base-cell-address="'Ile Taverne'.AC28"/>
            <calcext:condition calcext:apply-style-name="cellule personnages" calcext:value="contains-text(&quot;DeleteOther&quot;)" calcext:base-cell-address="'Ile Taverne'.AC28"/>
            <calcext:condition calcext:apply-style-name="cellule narrateur" calcext:value="contains-text(&quot;Narrator&quot;)" calcext:base-cell-address="'Ile Taverne'.AC28"/>
            <calcext:condition calcext:apply-style-name="cellule set choice" calcext:value="contains-text(&quot;SetChoices&quot;)" calcext:base-cell-address="'Ile Taverne'.AC28"/>
            <calcext:condition calcext:apply-style-name="cellule dialogues" calcext:value="contains-text(&quot;PlayerSpeak&quot;)" calcext:base-cell-address="'Ile Taverne'.AC28"/>
            <calcext:condition calcext:apply-style-name="cellule dialogues" calcext:value="contains-text(&quot;OtherSpeak&quot;)" calcext:base-cell-address="'Ile Taverne'.AC28"/>
            <calcext:condition calcext:apply-style-name="cellule argent" calcext:value="contains-text(&quot;CheckGold&quot;)" calcext:base-cell-address="'Ile Taverne'.AC28"/>
            <calcext:condition calcext:apply-style-name="cellule argent" calcext:value="contains-text(&quot;RemoveGold&quot;)" calcext:base-cell-address="'Ile Taverne'.AC28"/>
            <calcext:condition calcext:apply-style-name="cellule argent" calcext:value="contains-text(&quot;AddGold&quot;)" calcext:base-cell-address="'Ile Taverne'.AC28"/>
            <calcext:condition calcext:apply-style-name="cellule argent" calcext:value="contains-text(&quot;Loot&quot;)" calcext:base-cell-address="'Ile Taverne'.AC28"/>
            <calcext:condition calcext:apply-style-name="cellule argent" calcext:value="contains-text(&quot;Trade&quot;)" calcext:base-cell-address="'Ile Taverne'.AC28"/>
            <calcext:condition calcext:apply-style-name="cellule combat" calcext:value="contains-text(&quot;LaunchCombat&quot;)" calcext:base-cell-address="'Ile Taverne'.AC28"/>
            <calcext:condition calcext:apply-style-name="cellule indice" calcext:value="contains-text(&quot;CheckFormula&quot;)" calcext:base-cell-address="'Ile Taverne'.AC28"/>
            <calcext:condition calcext:apply-style-name="cellule indice" calcext:value="contains-text(&quot;GiveDirection&quot;)" calcext:base-cell-address="'Ile Taverne'.AC28"/>
            <calcext:condition calcext:apply-style-name="cellule temps" calcext:value="contains-text(&quot;SetWeather&quot;)" calcext:base-cell-address="'Ile Taverne'.AC28"/>
            <calcext:condition calcext:apply-style-name="cellule temps" calcext:value="contains-text(&quot;SwitchWeather&quot;)" calcext:base-cell-address="'Ile Taverne'.AC28"/>
            <calcext:condition calcext:apply-style-name="cellule temps" calcext:value="contains-text(&quot;NextDay&quot;)" calcext:base-cell-address="'Ile Taverne'.AC28"/>
            <calcext:condition calcext:apply-style-name="cellule temps" calcext:value="contains-text(&quot;CheckDay&quot;)" calcext:base-cell-address="'Ile Taverne'.AC28"/>
            <calcext:condition calcext:apply-style-name="cellule histoire" calcext:value="contains-text(&quot;Leave&quot;)" calcext:base-cell-address="'Ile Taverne'.AC28"/>
            <calcext:condition calcext:apply-style-name="cellule choice" calcext:value="contains-text(&quot;Choice&quot;)" calcext:base-cell-address="'Ile Taverne'.AC28"/>
            <calcext:condition calcext:apply-style-name="cellule d'erreur" calcext:value="!=&quot;&quot;" calcext:base-cell-address="'Ile Taverne'.AC28"/>
          </calcext:conditional-format>
          <calcext:conditional-format calcext:target-range-address="Caserne.AC27:Caserne.AC27">
            <calcext:condition calcext:apply-style-name="cellule histoire" calcext:value="contains-text(&quot;GoTo&quot;)" calcext:base-cell-address="'Ile Taverne'.AC27"/>
            <calcext:condition calcext:apply-style-name="cellule histoire" calcext:value="contains-text(&quot;Conclude&quot;)" calcext:base-cell-address="'Ile Taverne'.AC27"/>
            <calcext:condition calcext:apply-style-name="cellule random" calcext:value="contains-text(&quot;RandomPercent&quot;)" calcext:base-cell-address="'Ile Taverne'.AC27"/>
            <calcext:condition calcext:apply-style-name="cellule random" calcext:value="contains-text(&quot;RandomRange&quot;)" calcext:base-cell-address="'Ile Taverne'.AC27"/>
            <calcext:condition calcext:apply-style-name="cellule personnages" calcext:value="contains-text(&quot;NewCrew&quot;)" calcext:base-cell-address="'Ile Taverne'.AC27"/>
            <calcext:condition calcext:apply-style-name="cellule personnages" calcext:value="contains-text(&quot;NewCharacter&quot;)" calcext:base-cell-address="'Ile Taverne'.AC27"/>
            <calcext:condition calcext:apply-style-name="cellule personnages" calcext:value="contains-text(&quot;HideOther&quot;)" calcext:base-cell-address="'Ile Taverne'.AC27"/>
            <calcext:condition calcext:apply-style-name="cellule personnages" calcext:value="contains-text(&quot;DeleteOther&quot;)" calcext:base-cell-address="'Ile Taverne'.AC27"/>
            <calcext:condition calcext:apply-style-name="cellule narrateur" calcext:value="contains-text(&quot;Narrator&quot;)" calcext:base-cell-address="'Ile Taverne'.AC27"/>
            <calcext:condition calcext:apply-style-name="cellule set choice" calcext:value="contains-text(&quot;SetChoices&quot;)" calcext:base-cell-address="'Ile Taverne'.AC27"/>
            <calcext:condition calcext:apply-style-name="cellule dialogues" calcext:value="contains-text(&quot;PlayerSpeak&quot;)" calcext:base-cell-address="'Ile Taverne'.AC27"/>
            <calcext:condition calcext:apply-style-name="cellule dialogues" calcext:value="contains-text(&quot;OtherSpeak&quot;)" calcext:base-cell-address="'Ile Taverne'.AC27"/>
            <calcext:condition calcext:apply-style-name="cellule argent" calcext:value="contains-text(&quot;CheckGold&quot;)" calcext:base-cell-address="'Ile Taverne'.AC27"/>
            <calcext:condition calcext:apply-style-name="cellule argent" calcext:value="contains-text(&quot;RemoveGold&quot;)" calcext:base-cell-address="'Ile Taverne'.AC27"/>
            <calcext:condition calcext:apply-style-name="cellule argent" calcext:value="contains-text(&quot;AddGold&quot;)" calcext:base-cell-address="'Ile Taverne'.AC27"/>
            <calcext:condition calcext:apply-style-name="cellule argent" calcext:value="contains-text(&quot;Loot&quot;)" calcext:base-cell-address="'Ile Taverne'.AC27"/>
            <calcext:condition calcext:apply-style-name="cellule argent" calcext:value="contains-text(&quot;Trade&quot;)" calcext:base-cell-address="'Ile Taverne'.AC27"/>
            <calcext:condition calcext:apply-style-name="cellule combat" calcext:value="contains-text(&quot;LaunchCombat&quot;)" calcext:base-cell-address="'Ile Taverne'.AC27"/>
            <calcext:condition calcext:apply-style-name="cellule indice" calcext:value="contains-text(&quot;CheckFormula&quot;)" calcext:base-cell-address="'Ile Taverne'.AC27"/>
            <calcext:condition calcext:apply-style-name="cellule indice" calcext:value="contains-text(&quot;GiveDirection&quot;)" calcext:base-cell-address="'Ile Taverne'.AC27"/>
            <calcext:condition calcext:apply-style-name="cellule temps" calcext:value="contains-text(&quot;SetWeather&quot;)" calcext:base-cell-address="'Ile Taverne'.AC27"/>
            <calcext:condition calcext:apply-style-name="cellule temps" calcext:value="contains-text(&quot;SwitchWeather&quot;)" calcext:base-cell-address="'Ile Taverne'.AC27"/>
            <calcext:condition calcext:apply-style-name="cellule temps" calcext:value="contains-text(&quot;NextDay&quot;)" calcext:base-cell-address="'Ile Taverne'.AC27"/>
            <calcext:condition calcext:apply-style-name="cellule temps" calcext:value="contains-text(&quot;CheckDay&quot;)" calcext:base-cell-address="'Ile Taverne'.AC27"/>
            <calcext:condition calcext:apply-style-name="cellule histoire" calcext:value="contains-text(&quot;Leave&quot;)" calcext:base-cell-address="'Ile Taverne'.AC27"/>
            <calcext:condition calcext:apply-style-name="cellule choice" calcext:value="contains-text(&quot;Choice&quot;)" calcext:base-cell-address="'Ile Taverne'.AC27"/>
            <calcext:condition calcext:apply-style-name="cellule d'erreur" calcext:value="!=&quot;&quot;" calcext:base-cell-address="'Ile Taverne'.AC27"/>
          </calcext:conditional-format>
          <calcext:conditional-format calcext:target-range-address="Caserne.A3:Caserne.A3">
            <calcext:condition calcext:apply-style-name="cellule histoire" calcext:value="contains-text(&quot;GoTo&quot;)" calcext:base-cell-address="'Ile Taverne'.A3"/>
            <calcext:condition calcext:apply-style-name="cellule histoire" calcext:value="contains-text(&quot;Conclude&quot;)" calcext:base-cell-address="'Ile Taverne'.A3"/>
            <calcext:condition calcext:apply-style-name="cellule random" calcext:value="contains-text(&quot;RandomPercent&quot;)" calcext:base-cell-address="'Ile Taverne'.A3"/>
            <calcext:condition calcext:apply-style-name="cellule random" calcext:value="contains-text(&quot;RandomRange&quot;)" calcext:base-cell-address="'Ile Taverne'.A3"/>
            <calcext:condition calcext:apply-style-name="cellule personnages" calcext:value="contains-text(&quot;NewCrew&quot;)" calcext:base-cell-address="'Ile Taverne'.A3"/>
            <calcext:condition calcext:apply-style-name="cellule personnages" calcext:value="contains-text(&quot;NewCharacter&quot;)" calcext:base-cell-address="'Ile Taverne'.A3"/>
            <calcext:condition calcext:apply-style-name="cellule personnages" calcext:value="contains-text(&quot;HideOther&quot;)" calcext:base-cell-address="'Ile Taverne'.A3"/>
            <calcext:condition calcext:apply-style-name="cellule personnages" calcext:value="contains-text(&quot;DeleteOther&quot;)" calcext:base-cell-address="'Ile Taverne'.A3"/>
            <calcext:condition calcext:apply-style-name="cellule narrateur" calcext:value="contains-text(&quot;Narrator&quot;)" calcext:base-cell-address="'Ile Taverne'.A3"/>
            <calcext:condition calcext:apply-style-name="cellule set choice" calcext:value="contains-text(&quot;SetChoices&quot;)" calcext:base-cell-address="'Ile Taverne'.A3"/>
            <calcext:condition calcext:apply-style-name="cellule dialogues" calcext:value="contains-text(&quot;PlayerSpeak&quot;)" calcext:base-cell-address="'Ile Taverne'.A3"/>
            <calcext:condition calcext:apply-style-name="cellule dialogues" calcext:value="contains-text(&quot;OtherSpeak&quot;)" calcext:base-cell-address="'Ile Taverne'.A3"/>
            <calcext:condition calcext:apply-style-name="cellule argent" calcext:value="contains-text(&quot;CheckGold&quot;)" calcext:base-cell-address="'Ile Taverne'.A3"/>
            <calcext:condition calcext:apply-style-name="cellule argent" calcext:value="contains-text(&quot;RemoveGold&quot;)" calcext:base-cell-address="'Ile Taverne'.A3"/>
            <calcext:condition calcext:apply-style-name="cellule argent" calcext:value="contains-text(&quot;AddGold&quot;)" calcext:base-cell-address="'Ile Taverne'.A3"/>
            <calcext:condition calcext:apply-style-name="cellule argent" calcext:value="contains-text(&quot;Loot&quot;)" calcext:base-cell-address="'Ile Taverne'.A3"/>
            <calcext:condition calcext:apply-style-name="cellule argent" calcext:value="contains-text(&quot;Trade&quot;)" calcext:base-cell-address="'Ile Taverne'.A3"/>
            <calcext:condition calcext:apply-style-name="cellule combat" calcext:value="contains-text(&quot;LaunchCombat&quot;)" calcext:base-cell-address="'Ile Taverne'.A3"/>
            <calcext:condition calcext:apply-style-name="cellule indice" calcext:value="contains-text(&quot;CheckFormula&quot;)" calcext:base-cell-address="'Ile Taverne'.A3"/>
            <calcext:condition calcext:apply-style-name="cellule indice" calcext:value="contains-text(&quot;GiveDirection&quot;)" calcext:base-cell-address="'Ile Taverne'.A3"/>
            <calcext:condition calcext:apply-style-name="cellule temps" calcext:value="contains-text(&quot;SetWeather&quot;)" calcext:base-cell-address="'Ile Taverne'.A3"/>
            <calcext:condition calcext:apply-style-name="cellule temps" calcext:value="contains-text(&quot;SwitchWeather&quot;)" calcext:base-cell-address="'Ile Taverne'.A3"/>
            <calcext:condition calcext:apply-style-name="cellule temps" calcext:value="contains-text(&quot;NextDay&quot;)" calcext:base-cell-address="'Ile Taverne'.A3"/>
            <calcext:condition calcext:apply-style-name="cellule temps" calcext:value="contains-text(&quot;CheckDay&quot;)" calcext:base-cell-address="'Ile Taverne'.A3"/>
            <calcext:condition calcext:apply-style-name="cellule histoire" calcext:value="contains-text(&quot;Leave&quot;)" calcext:base-cell-address="'Ile Taverne'.A3"/>
            <calcext:condition calcext:apply-style-name="cellule choice" calcext:value="contains-text(&quot;Choice&quot;)" calcext:base-cell-address="'Ile Taverne'.A3"/>
            <calcext:condition calcext:apply-style-name="cellule personnages" calcext:value="contains-text(showall)" calcext:base-cell-address="'Ile Taverne'.A3"/>
            <calcext:condition calcext:apply-style-name="cellule d'erreur" calcext:value="!=&quot;&quot;" calcext:base-cell-address="'Ile Taverne'.A3"/>
          </calcext:conditional-format>
          <calcext:conditional-format calcext:target-range-address="Caserne.AB30:Caserne.AB30">
            <calcext:condition calcext:apply-style-name="cellule histoire" calcext:value="contains-text(&quot;GoTo&quot;)" calcext:base-cell-address="'Ile Taverne'.AB30"/>
            <calcext:condition calcext:apply-style-name="cellule histoire" calcext:value="contains-text(&quot;Conclude&quot;)" calcext:base-cell-address="'Ile Taverne'.AB30"/>
            <calcext:condition calcext:apply-style-name="cellule random" calcext:value="contains-text(&quot;RandomPercent&quot;)" calcext:base-cell-address="'Ile Taverne'.AB30"/>
            <calcext:condition calcext:apply-style-name="cellule random" calcext:value="contains-text(&quot;RandomRange&quot;)" calcext:base-cell-address="'Ile Taverne'.AB30"/>
            <calcext:condition calcext:apply-style-name="cellule personnages" calcext:value="contains-text(&quot;NewCrew&quot;)" calcext:base-cell-address="'Ile Taverne'.AB30"/>
            <calcext:condition calcext:apply-style-name="cellule personnages" calcext:value="contains-text(&quot;NewCharacter&quot;)" calcext:base-cell-address="'Ile Taverne'.AB30"/>
            <calcext:condition calcext:apply-style-name="cellule personnages" calcext:value="contains-text(&quot;HideOther&quot;)" calcext:base-cell-address="'Ile Taverne'.AB30"/>
            <calcext:condition calcext:apply-style-name="cellule personnages" calcext:value="contains-text(&quot;DeleteOther&quot;)" calcext:base-cell-address="'Ile Taverne'.AB30"/>
            <calcext:condition calcext:apply-style-name="cellule narrateur" calcext:value="contains-text(&quot;Narrator&quot;)" calcext:base-cell-address="'Ile Taverne'.AB30"/>
            <calcext:condition calcext:apply-style-name="cellule set choice" calcext:value="contains-text(&quot;SetChoices&quot;)" calcext:base-cell-address="'Ile Taverne'.AB30"/>
            <calcext:condition calcext:apply-style-name="cellule dialogues" calcext:value="contains-text(&quot;PlayerSpeak&quot;)" calcext:base-cell-address="'Ile Taverne'.AB30"/>
            <calcext:condition calcext:apply-style-name="cellule dialogues" calcext:value="contains-text(&quot;OtherSpeak&quot;)" calcext:base-cell-address="'Ile Taverne'.AB30"/>
            <calcext:condition calcext:apply-style-name="cellule argent" calcext:value="contains-text(&quot;CheckGold&quot;)" calcext:base-cell-address="'Ile Taverne'.AB30"/>
            <calcext:condition calcext:apply-style-name="cellule argent" calcext:value="contains-text(&quot;RemoveGold&quot;)" calcext:base-cell-address="'Ile Taverne'.AB30"/>
            <calcext:condition calcext:apply-style-name="cellule argent" calcext:value="contains-text(&quot;AddGold&quot;)" calcext:base-cell-address="'Ile Taverne'.AB30"/>
            <calcext:condition calcext:apply-style-name="cellule argent" calcext:value="contains-text(&quot;Loot&quot;)" calcext:base-cell-address="'Ile Taverne'.AB30"/>
            <calcext:condition calcext:apply-style-name="cellule argent" calcext:value="contains-text(&quot;Trade&quot;)" calcext:base-cell-address="'Ile Taverne'.AB30"/>
            <calcext:condition calcext:apply-style-name="cellule combat" calcext:value="contains-text(&quot;LaunchCombat&quot;)" calcext:base-cell-address="'Ile Taverne'.AB30"/>
            <calcext:condition calcext:apply-style-name="cellule indice" calcext:value="contains-text(&quot;CheckFormula&quot;)" calcext:base-cell-address="'Ile Taverne'.AB30"/>
            <calcext:condition calcext:apply-style-name="cellule indice" calcext:value="contains-text(&quot;GiveDirection&quot;)" calcext:base-cell-address="'Ile Taverne'.AB30"/>
            <calcext:condition calcext:apply-style-name="cellule temps" calcext:value="contains-text(&quot;SetWeather&quot;)" calcext:base-cell-address="'Ile Taverne'.AB30"/>
            <calcext:condition calcext:apply-style-name="cellule temps" calcext:value="contains-text(&quot;SwitchWeather&quot;)" calcext:base-cell-address="'Ile Taverne'.AB30"/>
            <calcext:condition calcext:apply-style-name="cellule temps" calcext:value="contains-text(&quot;NextDay&quot;)" calcext:base-cell-address="'Ile Taverne'.AB30"/>
            <calcext:condition calcext:apply-style-name="cellule temps" calcext:value="contains-text(&quot;CheckDay&quot;)" calcext:base-cell-address="'Ile Taverne'.AB30"/>
            <calcext:condition calcext:apply-style-name="cellule histoire" calcext:value="contains-text(&quot;Leave&quot;)" calcext:base-cell-address="'Ile Taverne'.AB30"/>
            <calcext:condition calcext:apply-style-name="cellule choice" calcext:value="contains-text(&quot;Choice&quot;)" calcext:base-cell-address="'Ile Taverne'.AB30"/>
            <calcext:condition calcext:apply-style-name="cellule d'erreur" calcext:value="!=&quot;&quot;" calcext:base-cell-address="'Ile Taverne'.AB30"/>
          </calcext:conditional-format>
          <calcext:conditional-format calcext:target-range-address="Caserne.AB29:Caserne.AB29">
            <calcext:condition calcext:apply-style-name="cellule histoire" calcext:value="contains-text(&quot;GoTo&quot;)" calcext:base-cell-address="'Ile Taverne'.AB29"/>
            <calcext:condition calcext:apply-style-name="cellule histoire" calcext:value="contains-text(&quot;Conclude&quot;)" calcext:base-cell-address="'Ile Taverne'.AB29"/>
            <calcext:condition calcext:apply-style-name="cellule random" calcext:value="contains-text(&quot;RandomPercent&quot;)" calcext:base-cell-address="'Ile Taverne'.AB29"/>
            <calcext:condition calcext:apply-style-name="cellule random" calcext:value="contains-text(&quot;RandomRange&quot;)" calcext:base-cell-address="'Ile Taverne'.AB29"/>
            <calcext:condition calcext:apply-style-name="cellule personnages" calcext:value="contains-text(&quot;NewCrew&quot;)" calcext:base-cell-address="'Ile Taverne'.AB29"/>
            <calcext:condition calcext:apply-style-name="cellule personnages" calcext:value="contains-text(&quot;NewCharacter&quot;)" calcext:base-cell-address="'Ile Taverne'.AB29"/>
            <calcext:condition calcext:apply-style-name="cellule personnages" calcext:value="contains-text(&quot;HideOther&quot;)" calcext:base-cell-address="'Ile Taverne'.AB29"/>
            <calcext:condition calcext:apply-style-name="cellule personnages" calcext:value="contains-text(&quot;DeleteOther&quot;)" calcext:base-cell-address="'Ile Taverne'.AB29"/>
            <calcext:condition calcext:apply-style-name="cellule narrateur" calcext:value="contains-text(&quot;Narrator&quot;)" calcext:base-cell-address="'Ile Taverne'.AB29"/>
            <calcext:condition calcext:apply-style-name="cellule set choice" calcext:value="contains-text(&quot;SetChoices&quot;)" calcext:base-cell-address="'Ile Taverne'.AB29"/>
            <calcext:condition calcext:apply-style-name="cellule dialogues" calcext:value="contains-text(&quot;PlayerSpeak&quot;)" calcext:base-cell-address="'Ile Taverne'.AB29"/>
            <calcext:condition calcext:apply-style-name="cellule dialogues" calcext:value="contains-text(&quot;OtherSpeak&quot;)" calcext:base-cell-address="'Ile Taverne'.AB29"/>
            <calcext:condition calcext:apply-style-name="cellule argent" calcext:value="contains-text(&quot;CheckGold&quot;)" calcext:base-cell-address="'Ile Taverne'.AB29"/>
            <calcext:condition calcext:apply-style-name="cellule argent" calcext:value="contains-text(&quot;RemoveGold&quot;)" calcext:base-cell-address="'Ile Taverne'.AB29"/>
            <calcext:condition calcext:apply-style-name="cellule argent" calcext:value="contains-text(&quot;AddGold&quot;)" calcext:base-cell-address="'Ile Taverne'.AB29"/>
            <calcext:condition calcext:apply-style-name="cellule argent" calcext:value="contains-text(&quot;Loot&quot;)" calcext:base-cell-address="'Ile Taverne'.AB29"/>
            <calcext:condition calcext:apply-style-name="cellule argent" calcext:value="contains-text(&quot;Trade&quot;)" calcext:base-cell-address="'Ile Taverne'.AB29"/>
            <calcext:condition calcext:apply-style-name="cellule combat" calcext:value="contains-text(&quot;LaunchCombat&quot;)" calcext:base-cell-address="'Ile Taverne'.AB29"/>
            <calcext:condition calcext:apply-style-name="cellule indice" calcext:value="contains-text(&quot;CheckFormula&quot;)" calcext:base-cell-address="'Ile Taverne'.AB29"/>
            <calcext:condition calcext:apply-style-name="cellule indice" calcext:value="contains-text(&quot;GiveDirection&quot;)" calcext:base-cell-address="'Ile Taverne'.AB29"/>
            <calcext:condition calcext:apply-style-name="cellule temps" calcext:value="contains-text(&quot;SetWeather&quot;)" calcext:base-cell-address="'Ile Taverne'.AB29"/>
            <calcext:condition calcext:apply-style-name="cellule temps" calcext:value="contains-text(&quot;SwitchWeather&quot;)" calcext:base-cell-address="'Ile Taverne'.AB29"/>
            <calcext:condition calcext:apply-style-name="cellule temps" calcext:value="contains-text(&quot;NextDay&quot;)" calcext:base-cell-address="'Ile Taverne'.AB29"/>
            <calcext:condition calcext:apply-style-name="cellule temps" calcext:value="contains-text(&quot;CheckDay&quot;)" calcext:base-cell-address="'Ile Taverne'.AB29"/>
            <calcext:condition calcext:apply-style-name="cellule histoire" calcext:value="contains-text(&quot;Leave&quot;)" calcext:base-cell-address="'Ile Taverne'.AB29"/>
            <calcext:condition calcext:apply-style-name="cellule choice" calcext:value="contains-text(&quot;Choice&quot;)" calcext:base-cell-address="'Ile Taverne'.AB29"/>
            <calcext:condition calcext:apply-style-name="cellule d'erreur" calcext:value="!=&quot;&quot;" calcext:base-cell-address="'Ile Taverne'.AB29"/>
          </calcext:conditional-format>
          <calcext:conditional-format calcext:target-range-address="Caserne.AB29:Caserne.AB29">
            <calcext:condition calcext:apply-style-name="cellule histoire" calcext:value="contains-text(&quot;GoTo&quot;)" calcext:base-cell-address="'Ile Taverne'.AB29"/>
            <calcext:condition calcext:apply-style-name="cellule histoire" calcext:value="contains-text(&quot;Conclude&quot;)" calcext:base-cell-address="'Ile Taverne'.AB29"/>
            <calcext:condition calcext:apply-style-name="cellule random" calcext:value="contains-text(&quot;RandomPercent&quot;)" calcext:base-cell-address="'Ile Taverne'.AB29"/>
            <calcext:condition calcext:apply-style-name="cellule random" calcext:value="contains-text(&quot;RandomRange&quot;)" calcext:base-cell-address="'Ile Taverne'.AB29"/>
            <calcext:condition calcext:apply-style-name="cellule personnages" calcext:value="contains-text(&quot;NewCrew&quot;)" calcext:base-cell-address="'Ile Taverne'.AB29"/>
            <calcext:condition calcext:apply-style-name="cellule personnages" calcext:value="contains-text(&quot;NewCharacter&quot;)" calcext:base-cell-address="'Ile Taverne'.AB29"/>
            <calcext:condition calcext:apply-style-name="cellule personnages" calcext:value="contains-text(&quot;HideOther&quot;)" calcext:base-cell-address="'Ile Taverne'.AB29"/>
            <calcext:condition calcext:apply-style-name="cellule personnages" calcext:value="contains-text(&quot;DeleteOther&quot;)" calcext:base-cell-address="'Ile Taverne'.AB29"/>
            <calcext:condition calcext:apply-style-name="cellule narrateur" calcext:value="contains-text(&quot;Narrator&quot;)" calcext:base-cell-address="'Ile Taverne'.AB29"/>
            <calcext:condition calcext:apply-style-name="cellule set choice" calcext:value="contains-text(&quot;SetChoices&quot;)" calcext:base-cell-address="'Ile Taverne'.AB29"/>
            <calcext:condition calcext:apply-style-name="cellule dialogues" calcext:value="contains-text(&quot;PlayerSpeak&quot;)" calcext:base-cell-address="'Ile Taverne'.AB29"/>
            <calcext:condition calcext:apply-style-name="cellule dialogues" calcext:value="contains-text(&quot;OtherSpeak&quot;)" calcext:base-cell-address="'Ile Taverne'.AB29"/>
            <calcext:condition calcext:apply-style-name="cellule argent" calcext:value="contains-text(&quot;CheckGold&quot;)" calcext:base-cell-address="'Ile Taverne'.AB29"/>
            <calcext:condition calcext:apply-style-name="cellule argent" calcext:value="contains-text(&quot;RemoveGold&quot;)" calcext:base-cell-address="'Ile Taverne'.AB29"/>
            <calcext:condition calcext:apply-style-name="cellule argent" calcext:value="contains-text(&quot;AddGold&quot;)" calcext:base-cell-address="'Ile Taverne'.AB29"/>
            <calcext:condition calcext:apply-style-name="cellule argent" calcext:value="contains-text(&quot;Loot&quot;)" calcext:base-cell-address="'Ile Taverne'.AB29"/>
            <calcext:condition calcext:apply-style-name="cellule argent" calcext:value="contains-text(&quot;Trade&quot;)" calcext:base-cell-address="'Ile Taverne'.AB29"/>
            <calcext:condition calcext:apply-style-name="cellule combat" calcext:value="contains-text(&quot;LaunchCombat&quot;)" calcext:base-cell-address="'Ile Taverne'.AB29"/>
            <calcext:condition calcext:apply-style-name="cellule indice" calcext:value="contains-text(&quot;CheckFormula&quot;)" calcext:base-cell-address="'Ile Taverne'.AB29"/>
            <calcext:condition calcext:apply-style-name="cellule indice" calcext:value="contains-text(&quot;GiveDirection&quot;)" calcext:base-cell-address="'Ile Taverne'.AB29"/>
            <calcext:condition calcext:apply-style-name="cellule temps" calcext:value="contains-text(&quot;SetWeather&quot;)" calcext:base-cell-address="'Ile Taverne'.AB29"/>
            <calcext:condition calcext:apply-style-name="cellule temps" calcext:value="contains-text(&quot;SwitchWeather&quot;)" calcext:base-cell-address="'Ile Taverne'.AB29"/>
            <calcext:condition calcext:apply-style-name="cellule temps" calcext:value="contains-text(&quot;NextDay&quot;)" calcext:base-cell-address="'Ile Taverne'.AB29"/>
            <calcext:condition calcext:apply-style-name="cellule temps" calcext:value="contains-text(&quot;CheckDay&quot;)" calcext:base-cell-address="'Ile Taverne'.AB29"/>
            <calcext:condition calcext:apply-style-name="cellule histoire" calcext:value="contains-text(&quot;Leave&quot;)" calcext:base-cell-address="'Ile Taverne'.AB29"/>
            <calcext:condition calcext:apply-style-name="cellule choice" calcext:value="contains-text(&quot;Choice&quot;)" calcext:base-cell-address="'Ile Taverne'.AB29"/>
            <calcext:condition calcext:apply-style-name="cellule d'erreur" calcext:value="!=&quot;&quot;" calcext:base-cell-address="'Ile Taverne'.AB29"/>
          </calcext:conditional-format>
          <calcext:conditional-format calcext:target-range-address="Caserne.AB29:Caserne.AB29">
            <calcext:condition calcext:apply-style-name="cellule histoire" calcext:value="contains-text(&quot;GoTo&quot;)" calcext:base-cell-address="'Ile Taverne'.AB29"/>
            <calcext:condition calcext:apply-style-name="cellule histoire" calcext:value="contains-text(&quot;Conclude&quot;)" calcext:base-cell-address="'Ile Taverne'.AB29"/>
            <calcext:condition calcext:apply-style-name="cellule random" calcext:value="contains-text(&quot;RandomPercent&quot;)" calcext:base-cell-address="'Ile Taverne'.AB29"/>
            <calcext:condition calcext:apply-style-name="cellule random" calcext:value="contains-text(&quot;RandomRange&quot;)" calcext:base-cell-address="'Ile Taverne'.AB29"/>
            <calcext:condition calcext:apply-style-name="cellule personnages" calcext:value="contains-text(&quot;NewCrew&quot;)" calcext:base-cell-address="'Ile Taverne'.AB29"/>
            <calcext:condition calcext:apply-style-name="cellule personnages" calcext:value="contains-text(&quot;NewCharacter&quot;)" calcext:base-cell-address="'Ile Taverne'.AB29"/>
            <calcext:condition calcext:apply-style-name="cellule personnages" calcext:value="contains-text(&quot;HideOther&quot;)" calcext:base-cell-address="'Ile Taverne'.AB29"/>
            <calcext:condition calcext:apply-style-name="cellule personnages" calcext:value="contains-text(&quot;DeleteOther&quot;)" calcext:base-cell-address="'Ile Taverne'.AB29"/>
            <calcext:condition calcext:apply-style-name="cellule narrateur" calcext:value="contains-text(&quot;Narrator&quot;)" calcext:base-cell-address="'Ile Taverne'.AB29"/>
            <calcext:condition calcext:apply-style-name="cellule set choice" calcext:value="contains-text(&quot;SetChoices&quot;)" calcext:base-cell-address="'Ile Taverne'.AB29"/>
            <calcext:condition calcext:apply-style-name="cellule dialogues" calcext:value="contains-text(&quot;PlayerSpeak&quot;)" calcext:base-cell-address="'Ile Taverne'.AB29"/>
            <calcext:condition calcext:apply-style-name="cellule dialogues" calcext:value="contains-text(&quot;OtherSpeak&quot;)" calcext:base-cell-address="'Ile Taverne'.AB29"/>
            <calcext:condition calcext:apply-style-name="cellule argent" calcext:value="contains-text(&quot;CheckGold&quot;)" calcext:base-cell-address="'Ile Taverne'.AB29"/>
            <calcext:condition calcext:apply-style-name="cellule argent" calcext:value="contains-text(&quot;RemoveGold&quot;)" calcext:base-cell-address="'Ile Taverne'.AB29"/>
            <calcext:condition calcext:apply-style-name="cellule argent" calcext:value="contains-text(&quot;AddGold&quot;)" calcext:base-cell-address="'Ile Taverne'.AB29"/>
            <calcext:condition calcext:apply-style-name="cellule argent" calcext:value="contains-text(&quot;Loot&quot;)" calcext:base-cell-address="'Ile Taverne'.AB29"/>
            <calcext:condition calcext:apply-style-name="cellule argent" calcext:value="contains-text(&quot;Trade&quot;)" calcext:base-cell-address="'Ile Taverne'.AB29"/>
            <calcext:condition calcext:apply-style-name="cellule combat" calcext:value="contains-text(&quot;LaunchCombat&quot;)" calcext:base-cell-address="'Ile Taverne'.AB29"/>
            <calcext:condition calcext:apply-style-name="cellule indice" calcext:value="contains-text(&quot;CheckFormula&quot;)" calcext:base-cell-address="'Ile Taverne'.AB29"/>
            <calcext:condition calcext:apply-style-name="cellule indice" calcext:value="contains-text(&quot;GiveDirection&quot;)" calcext:base-cell-address="'Ile Taverne'.AB29"/>
            <calcext:condition calcext:apply-style-name="cellule temps" calcext:value="contains-text(&quot;SetWeather&quot;)" calcext:base-cell-address="'Ile Taverne'.AB29"/>
            <calcext:condition calcext:apply-style-name="cellule temps" calcext:value="contains-text(&quot;SwitchWeather&quot;)" calcext:base-cell-address="'Ile Taverne'.AB29"/>
            <calcext:condition calcext:apply-style-name="cellule temps" calcext:value="contains-text(&quot;NextDay&quot;)" calcext:base-cell-address="'Ile Taverne'.AB29"/>
            <calcext:condition calcext:apply-style-name="cellule temps" calcext:value="contains-text(&quot;CheckDay&quot;)" calcext:base-cell-address="'Ile Taverne'.AB29"/>
            <calcext:condition calcext:apply-style-name="cellule histoire" calcext:value="contains-text(&quot;Leave&quot;)" calcext:base-cell-address="'Ile Taverne'.AB29"/>
            <calcext:condition calcext:apply-style-name="cellule choice" calcext:value="contains-text(&quot;Choice&quot;)" calcext:base-cell-address="'Ile Taverne'.AB29"/>
            <calcext:condition calcext:apply-style-name="cellule d'erreur" calcext:value="!=&quot;&quot;" calcext:base-cell-address="'Ile Taverne'.AB29"/>
          </calcext:conditional-format>
          <calcext:conditional-format calcext:target-range-address="Caserne.AB27:Caserne.AB29">
            <calcext:condition calcext:apply-style-name="cellule histoire" calcext:value="contains-text(&quot;GoTo&quot;)" calcext:base-cell-address="'Ile Taverne'.AB27"/>
            <calcext:condition calcext:apply-style-name="cellule histoire" calcext:value="contains-text(&quot;Conclude&quot;)" calcext:base-cell-address="'Ile Taverne'.AB27"/>
            <calcext:condition calcext:apply-style-name="cellule random" calcext:value="contains-text(&quot;RandomPercent&quot;)" calcext:base-cell-address="'Ile Taverne'.AB27"/>
            <calcext:condition calcext:apply-style-name="cellule random" calcext:value="contains-text(&quot;RandomRange&quot;)" calcext:base-cell-address="'Ile Taverne'.AB27"/>
            <calcext:condition calcext:apply-style-name="cellule personnages" calcext:value="contains-text(&quot;NewCrew&quot;)" calcext:base-cell-address="'Ile Taverne'.AB27"/>
            <calcext:condition calcext:apply-style-name="cellule personnages" calcext:value="contains-text(&quot;NewCharacter&quot;)" calcext:base-cell-address="'Ile Taverne'.AB27"/>
            <calcext:condition calcext:apply-style-name="cellule personnages" calcext:value="contains-text(&quot;HideOther&quot;)" calcext:base-cell-address="'Ile Taverne'.AB27"/>
            <calcext:condition calcext:apply-style-name="cellule personnages" calcext:value="contains-text(&quot;DeleteOther&quot;)" calcext:base-cell-address="'Ile Taverne'.AB27"/>
            <calcext:condition calcext:apply-style-name="cellule narrateur" calcext:value="contains-text(&quot;Narrator&quot;)" calcext:base-cell-address="'Ile Taverne'.AB27"/>
            <calcext:condition calcext:apply-style-name="cellule set choice" calcext:value="contains-text(&quot;SetChoices&quot;)" calcext:base-cell-address="'Ile Taverne'.AB27"/>
            <calcext:condition calcext:apply-style-name="cellule dialogues" calcext:value="contains-text(&quot;PlayerSpeak&quot;)" calcext:base-cell-address="'Ile Taverne'.AB27"/>
            <calcext:condition calcext:apply-style-name="cellule dialogues" calcext:value="contains-text(&quot;OtherSpeak&quot;)" calcext:base-cell-address="'Ile Taverne'.AB27"/>
            <calcext:condition calcext:apply-style-name="cellule argent" calcext:value="contains-text(&quot;CheckGold&quot;)" calcext:base-cell-address="'Ile Taverne'.AB27"/>
            <calcext:condition calcext:apply-style-name="cellule argent" calcext:value="contains-text(&quot;RemoveGold&quot;)" calcext:base-cell-address="'Ile Taverne'.AB27"/>
            <calcext:condition calcext:apply-style-name="cellule argent" calcext:value="contains-text(&quot;AddGold&quot;)" calcext:base-cell-address="'Ile Taverne'.AB27"/>
            <calcext:condition calcext:apply-style-name="cellule argent" calcext:value="contains-text(&quot;Loot&quot;)" calcext:base-cell-address="'Ile Taverne'.AB27"/>
            <calcext:condition calcext:apply-style-name="cellule argent" calcext:value="contains-text(&quot;Trade&quot;)" calcext:base-cell-address="'Ile Taverne'.AB27"/>
            <calcext:condition calcext:apply-style-name="cellule combat" calcext:value="contains-text(&quot;LaunchCombat&quot;)" calcext:base-cell-address="'Ile Taverne'.AB27"/>
            <calcext:condition calcext:apply-style-name="cellule indice" calcext:value="contains-text(&quot;CheckFormula&quot;)" calcext:base-cell-address="'Ile Taverne'.AB27"/>
            <calcext:condition calcext:apply-style-name="cellule indice" calcext:value="contains-text(&quot;GiveDirection&quot;)" calcext:base-cell-address="'Ile Taverne'.AB27"/>
            <calcext:condition calcext:apply-style-name="cellule temps" calcext:value="contains-text(&quot;SetWeather&quot;)" calcext:base-cell-address="'Ile Taverne'.AB27"/>
            <calcext:condition calcext:apply-style-name="cellule temps" calcext:value="contains-text(&quot;SwitchWeather&quot;)" calcext:base-cell-address="'Ile Taverne'.AB27"/>
            <calcext:condition calcext:apply-style-name="cellule temps" calcext:value="contains-text(&quot;NextDay&quot;)" calcext:base-cell-address="'Ile Taverne'.AB27"/>
            <calcext:condition calcext:apply-style-name="cellule temps" calcext:value="contains-text(&quot;CheckDay&quot;)" calcext:base-cell-address="'Ile Taverne'.AB27"/>
            <calcext:condition calcext:apply-style-name="cellule histoire" calcext:value="contains-text(&quot;Leave&quot;)" calcext:base-cell-address="'Ile Taverne'.AB27"/>
            <calcext:condition calcext:apply-style-name="cellule choice" calcext:value="contains-text(&quot;Choice&quot;)" calcext:base-cell-address="'Ile Taverne'.AB27"/>
            <calcext:condition calcext:apply-style-name="cellule d'erreur" calcext:value="!=&quot;&quot;" calcext:base-cell-address="'Ile Taverne'.AB27"/>
          </calcext:conditional-format>
          <calcext:conditional-format calcext:target-range-address="Caserne.Y26:Caserne.Y26">
            <calcext:condition calcext:apply-style-name="cellule histoire" calcext:value="contains-text(&quot;GoTo&quot;)" calcext:base-cell-address="'Ile Taverne'.Y26"/>
            <calcext:condition calcext:apply-style-name="cellule histoire" calcext:value="contains-text(&quot;Conclude&quot;)" calcext:base-cell-address="'Ile Taverne'.Y26"/>
            <calcext:condition calcext:apply-style-name="cellule random" calcext:value="contains-text(&quot;RandomPercent&quot;)" calcext:base-cell-address="'Ile Taverne'.Y26"/>
            <calcext:condition calcext:apply-style-name="cellule random" calcext:value="contains-text(&quot;RandomRange&quot;)" calcext:base-cell-address="'Ile Taverne'.Y26"/>
            <calcext:condition calcext:apply-style-name="cellule personnages" calcext:value="contains-text(&quot;NewCrew&quot;)" calcext:base-cell-address="'Ile Taverne'.Y26"/>
            <calcext:condition calcext:apply-style-name="cellule personnages" calcext:value="contains-text(&quot;NewCharacter&quot;)" calcext:base-cell-address="'Ile Taverne'.Y26"/>
            <calcext:condition calcext:apply-style-name="cellule personnages" calcext:value="contains-text(&quot;HideOther&quot;)" calcext:base-cell-address="'Ile Taverne'.Y26"/>
            <calcext:condition calcext:apply-style-name="cellule personnages" calcext:value="contains-text(&quot;DeleteOther&quot;)" calcext:base-cell-address="'Ile Taverne'.Y26"/>
            <calcext:condition calcext:apply-style-name="cellule narrateur" calcext:value="contains-text(&quot;Narrator&quot;)" calcext:base-cell-address="'Ile Taverne'.Y26"/>
            <calcext:condition calcext:apply-style-name="cellule set choice" calcext:value="contains-text(&quot;SetChoices&quot;)" calcext:base-cell-address="'Ile Taverne'.Y26"/>
            <calcext:condition calcext:apply-style-name="cellule dialogues" calcext:value="contains-text(&quot;PlayerSpeak&quot;)" calcext:base-cell-address="'Ile Taverne'.Y26"/>
            <calcext:condition calcext:apply-style-name="cellule dialogues" calcext:value="contains-text(&quot;OtherSpeak&quot;)" calcext:base-cell-address="'Ile Taverne'.Y26"/>
            <calcext:condition calcext:apply-style-name="cellule argent" calcext:value="contains-text(&quot;CheckGold&quot;)" calcext:base-cell-address="'Ile Taverne'.Y26"/>
            <calcext:condition calcext:apply-style-name="cellule argent" calcext:value="contains-text(&quot;RemoveGold&quot;)" calcext:base-cell-address="'Ile Taverne'.Y26"/>
            <calcext:condition calcext:apply-style-name="cellule argent" calcext:value="contains-text(&quot;AddGold&quot;)" calcext:base-cell-address="'Ile Taverne'.Y26"/>
            <calcext:condition calcext:apply-style-name="cellule argent" calcext:value="contains-text(&quot;Loot&quot;)" calcext:base-cell-address="'Ile Taverne'.Y26"/>
            <calcext:condition calcext:apply-style-name="cellule argent" calcext:value="contains-text(&quot;Trade&quot;)" calcext:base-cell-address="'Ile Taverne'.Y26"/>
            <calcext:condition calcext:apply-style-name="cellule combat" calcext:value="contains-text(&quot;LaunchCombat&quot;)" calcext:base-cell-address="'Ile Taverne'.Y26"/>
            <calcext:condition calcext:apply-style-name="cellule indice" calcext:value="contains-text(&quot;CheckFormula&quot;)" calcext:base-cell-address="'Ile Taverne'.Y26"/>
            <calcext:condition calcext:apply-style-name="cellule indice" calcext:value="contains-text(&quot;GiveDirection&quot;)" calcext:base-cell-address="'Ile Taverne'.Y26"/>
            <calcext:condition calcext:apply-style-name="cellule temps" calcext:value="contains-text(&quot;SetWeather&quot;)" calcext:base-cell-address="'Ile Taverne'.Y26"/>
            <calcext:condition calcext:apply-style-name="cellule temps" calcext:value="contains-text(&quot;SwitchWeather&quot;)" calcext:base-cell-address="'Ile Taverne'.Y26"/>
            <calcext:condition calcext:apply-style-name="cellule temps" calcext:value="contains-text(&quot;NextDay&quot;)" calcext:base-cell-address="'Ile Taverne'.Y26"/>
            <calcext:condition calcext:apply-style-name="cellule temps" calcext:value="contains-text(&quot;CheckDay&quot;)" calcext:base-cell-address="'Ile Taverne'.Y26"/>
            <calcext:condition calcext:apply-style-name="cellule histoire" calcext:value="contains-text(&quot;Leave&quot;)" calcext:base-cell-address="'Ile Taverne'.Y26"/>
            <calcext:condition calcext:apply-style-name="cellule choice" calcext:value="contains-text(&quot;Choice&quot;)" calcext:base-cell-address="'Ile Taverne'.Y26"/>
            <calcext:condition calcext:apply-style-name="cellule d'erreur" calcext:value="!=&quot;&quot;" calcext:base-cell-address="'Ile Taverne'.Y26"/>
          </calcext:conditional-format>
          <calcext:conditional-format calcext:target-range-address="Caserne.X26:Caserne.X26">
            <calcext:condition calcext:apply-style-name="cellule histoire" calcext:value="contains-text(&quot;GoTo&quot;)" calcext:base-cell-address="'Ile Taverne'.X26"/>
            <calcext:condition calcext:apply-style-name="cellule histoire" calcext:value="contains-text(&quot;Conclude&quot;)" calcext:base-cell-address="'Ile Taverne'.X26"/>
            <calcext:condition calcext:apply-style-name="cellule random" calcext:value="contains-text(&quot;RandomPercent&quot;)" calcext:base-cell-address="'Ile Taverne'.X26"/>
            <calcext:condition calcext:apply-style-name="cellule random" calcext:value="contains-text(&quot;RandomRange&quot;)" calcext:base-cell-address="'Ile Taverne'.X26"/>
            <calcext:condition calcext:apply-style-name="cellule personnages" calcext:value="contains-text(&quot;NewCrew&quot;)" calcext:base-cell-address="'Ile Taverne'.X26"/>
            <calcext:condition calcext:apply-style-name="cellule personnages" calcext:value="contains-text(&quot;NewCharacter&quot;)" calcext:base-cell-address="'Ile Taverne'.X26"/>
            <calcext:condition calcext:apply-style-name="cellule personnages" calcext:value="contains-text(&quot;HideOther&quot;)" calcext:base-cell-address="'Ile Taverne'.X26"/>
            <calcext:condition calcext:apply-style-name="cellule personnages" calcext:value="contains-text(&quot;DeleteOther&quot;)" calcext:base-cell-address="'Ile Taverne'.X26"/>
            <calcext:condition calcext:apply-style-name="cellule narrateur" calcext:value="contains-text(&quot;Narrator&quot;)" calcext:base-cell-address="'Ile Taverne'.X26"/>
            <calcext:condition calcext:apply-style-name="cellule set choice" calcext:value="contains-text(&quot;SetChoices&quot;)" calcext:base-cell-address="'Ile Taverne'.X26"/>
            <calcext:condition calcext:apply-style-name="cellule dialogues" calcext:value="contains-text(&quot;PlayerSpeak&quot;)" calcext:base-cell-address="'Ile Taverne'.X26"/>
            <calcext:condition calcext:apply-style-name="cellule dialogues" calcext:value="contains-text(&quot;OtherSpeak&quot;)" calcext:base-cell-address="'Ile Taverne'.X26"/>
            <calcext:condition calcext:apply-style-name="cellule argent" calcext:value="contains-text(&quot;CheckGold&quot;)" calcext:base-cell-address="'Ile Taverne'.X26"/>
            <calcext:condition calcext:apply-style-name="cellule argent" calcext:value="contains-text(&quot;RemoveGold&quot;)" calcext:base-cell-address="'Ile Taverne'.X26"/>
            <calcext:condition calcext:apply-style-name="cellule argent" calcext:value="contains-text(&quot;AddGold&quot;)" calcext:base-cell-address="'Ile Taverne'.X26"/>
            <calcext:condition calcext:apply-style-name="cellule argent" calcext:value="contains-text(&quot;Loot&quot;)" calcext:base-cell-address="'Ile Taverne'.X26"/>
            <calcext:condition calcext:apply-style-name="cellule argent" calcext:value="contains-text(&quot;Trade&quot;)" calcext:base-cell-address="'Ile Taverne'.X26"/>
            <calcext:condition calcext:apply-style-name="cellule combat" calcext:value="contains-text(&quot;LaunchCombat&quot;)" calcext:base-cell-address="'Ile Taverne'.X26"/>
            <calcext:condition calcext:apply-style-name="cellule indice" calcext:value="contains-text(&quot;CheckFormula&quot;)" calcext:base-cell-address="'Ile Taverne'.X26"/>
            <calcext:condition calcext:apply-style-name="cellule indice" calcext:value="contains-text(&quot;GiveDirection&quot;)" calcext:base-cell-address="'Ile Taverne'.X26"/>
            <calcext:condition calcext:apply-style-name="cellule temps" calcext:value="contains-text(&quot;SetWeather&quot;)" calcext:base-cell-address="'Ile Taverne'.X26"/>
            <calcext:condition calcext:apply-style-name="cellule temps" calcext:value="contains-text(&quot;SwitchWeather&quot;)" calcext:base-cell-address="'Ile Taverne'.X26"/>
            <calcext:condition calcext:apply-style-name="cellule temps" calcext:value="contains-text(&quot;NextDay&quot;)" calcext:base-cell-address="'Ile Taverne'.X26"/>
            <calcext:condition calcext:apply-style-name="cellule temps" calcext:value="contains-text(&quot;CheckDay&quot;)" calcext:base-cell-address="'Ile Taverne'.X26"/>
            <calcext:condition calcext:apply-style-name="cellule histoire" calcext:value="contains-text(&quot;Leave&quot;)" calcext:base-cell-address="'Ile Taverne'.X26"/>
            <calcext:condition calcext:apply-style-name="cellule choice" calcext:value="contains-text(&quot;Choice&quot;)" calcext:base-cell-address="'Ile Taverne'.X26"/>
            <calcext:condition calcext:apply-style-name="cellule d'erreur" calcext:value="!=&quot;&quot;" calcext:base-cell-address="'Ile Taverne'.X26"/>
          </calcext:conditional-format>
          <calcext:conditional-format calcext:target-range-address="Caserne.Z26:Caserne.Z26">
            <calcext:condition calcext:apply-style-name="cellule histoire" calcext:value="contains-text(&quot;GoTo&quot;)" calcext:base-cell-address="'Ile Taverne'.Z26"/>
            <calcext:condition calcext:apply-style-name="cellule histoire" calcext:value="contains-text(&quot;Conclude&quot;)" calcext:base-cell-address="'Ile Taverne'.Z26"/>
            <calcext:condition calcext:apply-style-name="cellule random" calcext:value="contains-text(&quot;RandomPercent&quot;)" calcext:base-cell-address="'Ile Taverne'.Z26"/>
            <calcext:condition calcext:apply-style-name="cellule random" calcext:value="contains-text(&quot;RandomRange&quot;)" calcext:base-cell-address="'Ile Taverne'.Z26"/>
            <calcext:condition calcext:apply-style-name="cellule personnages" calcext:value="contains-text(&quot;NewCrew&quot;)" calcext:base-cell-address="'Ile Taverne'.Z26"/>
            <calcext:condition calcext:apply-style-name="cellule personnages" calcext:value="contains-text(&quot;NewCharacter&quot;)" calcext:base-cell-address="'Ile Taverne'.Z26"/>
            <calcext:condition calcext:apply-style-name="cellule personnages" calcext:value="contains-text(&quot;HideOther&quot;)" calcext:base-cell-address="'Ile Taverne'.Z26"/>
            <calcext:condition calcext:apply-style-name="cellule personnages" calcext:value="contains-text(&quot;DeleteOther&quot;)" calcext:base-cell-address="'Ile Taverne'.Z26"/>
            <calcext:condition calcext:apply-style-name="cellule narrateur" calcext:value="contains-text(&quot;Narrator&quot;)" calcext:base-cell-address="'Ile Taverne'.Z26"/>
            <calcext:condition calcext:apply-style-name="cellule set choice" calcext:value="contains-text(&quot;SetChoices&quot;)" calcext:base-cell-address="'Ile Taverne'.Z26"/>
            <calcext:condition calcext:apply-style-name="cellule dialogues" calcext:value="contains-text(&quot;PlayerSpeak&quot;)" calcext:base-cell-address="'Ile Taverne'.Z26"/>
            <calcext:condition calcext:apply-style-name="cellule dialogues" calcext:value="contains-text(&quot;OtherSpeak&quot;)" calcext:base-cell-address="'Ile Taverne'.Z26"/>
            <calcext:condition calcext:apply-style-name="cellule argent" calcext:value="contains-text(&quot;CheckGold&quot;)" calcext:base-cell-address="'Ile Taverne'.Z26"/>
            <calcext:condition calcext:apply-style-name="cellule argent" calcext:value="contains-text(&quot;RemoveGold&quot;)" calcext:base-cell-address="'Ile Taverne'.Z26"/>
            <calcext:condition calcext:apply-style-name="cellule argent" calcext:value="contains-text(&quot;AddGold&quot;)" calcext:base-cell-address="'Ile Taverne'.Z26"/>
            <calcext:condition calcext:apply-style-name="cellule argent" calcext:value="contains-text(&quot;Loot&quot;)" calcext:base-cell-address="'Ile Taverne'.Z26"/>
            <calcext:condition calcext:apply-style-name="cellule argent" calcext:value="contains-text(&quot;Trade&quot;)" calcext:base-cell-address="'Ile Taverne'.Z26"/>
            <calcext:condition calcext:apply-style-name="cellule combat" calcext:value="contains-text(&quot;LaunchCombat&quot;)" calcext:base-cell-address="'Ile Taverne'.Z26"/>
            <calcext:condition calcext:apply-style-name="cellule indice" calcext:value="contains-text(&quot;CheckFormula&quot;)" calcext:base-cell-address="'Ile Taverne'.Z26"/>
            <calcext:condition calcext:apply-style-name="cellule indice" calcext:value="contains-text(&quot;GiveDirection&quot;)" calcext:base-cell-address="'Ile Taverne'.Z26"/>
            <calcext:condition calcext:apply-style-name="cellule temps" calcext:value="contains-text(&quot;SetWeather&quot;)" calcext:base-cell-address="'Ile Taverne'.Z26"/>
            <calcext:condition calcext:apply-style-name="cellule temps" calcext:value="contains-text(&quot;SwitchWeather&quot;)" calcext:base-cell-address="'Ile Taverne'.Z26"/>
            <calcext:condition calcext:apply-style-name="cellule temps" calcext:value="contains-text(&quot;NextDay&quot;)" calcext:base-cell-address="'Ile Taverne'.Z26"/>
            <calcext:condition calcext:apply-style-name="cellule temps" calcext:value="contains-text(&quot;CheckDay&quot;)" calcext:base-cell-address="'Ile Taverne'.Z26"/>
            <calcext:condition calcext:apply-style-name="cellule histoire" calcext:value="contains-text(&quot;Leave&quot;)" calcext:base-cell-address="'Ile Taverne'.Z26"/>
            <calcext:condition calcext:apply-style-name="cellule choice" calcext:value="contains-text(&quot;Choice&quot;)" calcext:base-cell-address="'Ile Taverne'.Z26"/>
            <calcext:condition calcext:apply-style-name="cellule d'erreur" calcext:value="!=&quot;&quot;" calcext:base-cell-address="'Ile Taverne'.Z26"/>
          </calcext:conditional-format>
          <calcext:conditional-format calcext:target-range-address="Caserne.X26:Caserne.X26">
            <calcext:condition calcext:apply-style-name="cellule histoire" calcext:value="contains-text(&quot;GoTo&quot;)" calcext:base-cell-address="'Ile Taverne'.X26"/>
            <calcext:condition calcext:apply-style-name="cellule histoire" calcext:value="contains-text(&quot;Conclude&quot;)" calcext:base-cell-address="'Ile Taverne'.X26"/>
            <calcext:condition calcext:apply-style-name="cellule random" calcext:value="contains-text(&quot;RandomPercent&quot;)" calcext:base-cell-address="'Ile Taverne'.X26"/>
            <calcext:condition calcext:apply-style-name="cellule random" calcext:value="contains-text(&quot;RandomRange&quot;)" calcext:base-cell-address="'Ile Taverne'.X26"/>
            <calcext:condition calcext:apply-style-name="cellule personnages" calcext:value="contains-text(&quot;NewCrew&quot;)" calcext:base-cell-address="'Ile Taverne'.X26"/>
            <calcext:condition calcext:apply-style-name="cellule personnages" calcext:value="contains-text(&quot;NewCharacter&quot;)" calcext:base-cell-address="'Ile Taverne'.X26"/>
            <calcext:condition calcext:apply-style-name="cellule personnages" calcext:value="contains-text(&quot;HideOther&quot;)" calcext:base-cell-address="'Ile Taverne'.X26"/>
            <calcext:condition calcext:apply-style-name="cellule personnages" calcext:value="contains-text(&quot;DeleteOther&quot;)" calcext:base-cell-address="'Ile Taverne'.X26"/>
            <calcext:condition calcext:apply-style-name="cellule narrateur" calcext:value="contains-text(&quot;Narrator&quot;)" calcext:base-cell-address="'Ile Taverne'.X26"/>
            <calcext:condition calcext:apply-style-name="cellule set choice" calcext:value="contains-text(&quot;SetChoices&quot;)" calcext:base-cell-address="'Ile Taverne'.X26"/>
            <calcext:condition calcext:apply-style-name="cellule dialogues" calcext:value="contains-text(&quot;PlayerSpeak&quot;)" calcext:base-cell-address="'Ile Taverne'.X26"/>
            <calcext:condition calcext:apply-style-name="cellule dialogues" calcext:value="contains-text(&quot;OtherSpeak&quot;)" calcext:base-cell-address="'Ile Taverne'.X26"/>
            <calcext:condition calcext:apply-style-name="cellule argent" calcext:value="contains-text(&quot;CheckGold&quot;)" calcext:base-cell-address="'Ile Taverne'.X26"/>
            <calcext:condition calcext:apply-style-name="cellule argent" calcext:value="contains-text(&quot;RemoveGold&quot;)" calcext:base-cell-address="'Ile Taverne'.X26"/>
            <calcext:condition calcext:apply-style-name="cellule argent" calcext:value="contains-text(&quot;AddGold&quot;)" calcext:base-cell-address="'Ile Taverne'.X26"/>
            <calcext:condition calcext:apply-style-name="cellule argent" calcext:value="contains-text(&quot;Loot&quot;)" calcext:base-cell-address="'Ile Taverne'.X26"/>
            <calcext:condition calcext:apply-style-name="cellule argent" calcext:value="contains-text(&quot;Trade&quot;)" calcext:base-cell-address="'Ile Taverne'.X26"/>
            <calcext:condition calcext:apply-style-name="cellule combat" calcext:value="contains-text(&quot;LaunchCombat&quot;)" calcext:base-cell-address="'Ile Taverne'.X26"/>
            <calcext:condition calcext:apply-style-name="cellule indice" calcext:value="contains-text(&quot;CheckFormula&quot;)" calcext:base-cell-address="'Ile Taverne'.X26"/>
            <calcext:condition calcext:apply-style-name="cellule indice" calcext:value="contains-text(&quot;GiveDirection&quot;)" calcext:base-cell-address="'Ile Taverne'.X26"/>
            <calcext:condition calcext:apply-style-name="cellule temps" calcext:value="contains-text(&quot;SetWeather&quot;)" calcext:base-cell-address="'Ile Taverne'.X26"/>
            <calcext:condition calcext:apply-style-name="cellule temps" calcext:value="contains-text(&quot;SwitchWeather&quot;)" calcext:base-cell-address="'Ile Taverne'.X26"/>
            <calcext:condition calcext:apply-style-name="cellule temps" calcext:value="contains-text(&quot;NextDay&quot;)" calcext:base-cell-address="'Ile Taverne'.X26"/>
            <calcext:condition calcext:apply-style-name="cellule temps" calcext:value="contains-text(&quot;CheckDay&quot;)" calcext:base-cell-address="'Ile Taverne'.X26"/>
            <calcext:condition calcext:apply-style-name="cellule histoire" calcext:value="contains-text(&quot;Leave&quot;)" calcext:base-cell-address="'Ile Taverne'.X26"/>
            <calcext:condition calcext:apply-style-name="cellule choice" calcext:value="contains-text(&quot;Choice&quot;)" calcext:base-cell-address="'Ile Taverne'.X26"/>
            <calcext:condition calcext:apply-style-name="cellule d'erreur" calcext:value="!=&quot;&quot;" calcext:base-cell-address="'Ile Taverne'.X26"/>
          </calcext:conditional-format>
          <calcext:conditional-format calcext:target-range-address="Caserne.Z26:Caserne.Z26">
            <calcext:condition calcext:apply-style-name="cellule histoire" calcext:value="contains-text(&quot;GoTo&quot;)" calcext:base-cell-address="'Ile Taverne'.Z26"/>
            <calcext:condition calcext:apply-style-name="cellule histoire" calcext:value="contains-text(&quot;Conclude&quot;)" calcext:base-cell-address="'Ile Taverne'.Z26"/>
            <calcext:condition calcext:apply-style-name="cellule random" calcext:value="contains-text(&quot;RandomPercent&quot;)" calcext:base-cell-address="'Ile Taverne'.Z26"/>
            <calcext:condition calcext:apply-style-name="cellule random" calcext:value="contains-text(&quot;RandomRange&quot;)" calcext:base-cell-address="'Ile Taverne'.Z26"/>
            <calcext:condition calcext:apply-style-name="cellule personnages" calcext:value="contains-text(&quot;NewCrew&quot;)" calcext:base-cell-address="'Ile Taverne'.Z26"/>
            <calcext:condition calcext:apply-style-name="cellule personnages" calcext:value="contains-text(&quot;NewCharacter&quot;)" calcext:base-cell-address="'Ile Taverne'.Z26"/>
            <calcext:condition calcext:apply-style-name="cellule personnages" calcext:value="contains-text(&quot;HideOther&quot;)" calcext:base-cell-address="'Ile Taverne'.Z26"/>
            <calcext:condition calcext:apply-style-name="cellule personnages" calcext:value="contains-text(&quot;DeleteOther&quot;)" calcext:base-cell-address="'Ile Taverne'.Z26"/>
            <calcext:condition calcext:apply-style-name="cellule narrateur" calcext:value="contains-text(&quot;Narrator&quot;)" calcext:base-cell-address="'Ile Taverne'.Z26"/>
            <calcext:condition calcext:apply-style-name="cellule set choice" calcext:value="contains-text(&quot;SetChoices&quot;)" calcext:base-cell-address="'Ile Taverne'.Z26"/>
            <calcext:condition calcext:apply-style-name="cellule dialogues" calcext:value="contains-text(&quot;PlayerSpeak&quot;)" calcext:base-cell-address="'Ile Taverne'.Z26"/>
            <calcext:condition calcext:apply-style-name="cellule dialogues" calcext:value="contains-text(&quot;OtherSpeak&quot;)" calcext:base-cell-address="'Ile Taverne'.Z26"/>
            <calcext:condition calcext:apply-style-name="cellule argent" calcext:value="contains-text(&quot;CheckGold&quot;)" calcext:base-cell-address="'Ile Taverne'.Z26"/>
            <calcext:condition calcext:apply-style-name="cellule argent" calcext:value="contains-text(&quot;RemoveGold&quot;)" calcext:base-cell-address="'Ile Taverne'.Z26"/>
            <calcext:condition calcext:apply-style-name="cellule argent" calcext:value="contains-text(&quot;AddGold&quot;)" calcext:base-cell-address="'Ile Taverne'.Z26"/>
            <calcext:condition calcext:apply-style-name="cellule argent" calcext:value="contains-text(&quot;Loot&quot;)" calcext:base-cell-address="'Ile Taverne'.Z26"/>
            <calcext:condition calcext:apply-style-name="cellule argent" calcext:value="contains-text(&quot;Trade&quot;)" calcext:base-cell-address="'Ile Taverne'.Z26"/>
            <calcext:condition calcext:apply-style-name="cellule combat" calcext:value="contains-text(&quot;LaunchCombat&quot;)" calcext:base-cell-address="'Ile Taverne'.Z26"/>
            <calcext:condition calcext:apply-style-name="cellule indice" calcext:value="contains-text(&quot;CheckFormula&quot;)" calcext:base-cell-address="'Ile Taverne'.Z26"/>
            <calcext:condition calcext:apply-style-name="cellule indice" calcext:value="contains-text(&quot;GiveDirection&quot;)" calcext:base-cell-address="'Ile Taverne'.Z26"/>
            <calcext:condition calcext:apply-style-name="cellule temps" calcext:value="contains-text(&quot;SetWeather&quot;)" calcext:base-cell-address="'Ile Taverne'.Z26"/>
            <calcext:condition calcext:apply-style-name="cellule temps" calcext:value="contains-text(&quot;SwitchWeather&quot;)" calcext:base-cell-address="'Ile Taverne'.Z26"/>
            <calcext:condition calcext:apply-style-name="cellule temps" calcext:value="contains-text(&quot;NextDay&quot;)" calcext:base-cell-address="'Ile Taverne'.Z26"/>
            <calcext:condition calcext:apply-style-name="cellule temps" calcext:value="contains-text(&quot;CheckDay&quot;)" calcext:base-cell-address="'Ile Taverne'.Z26"/>
            <calcext:condition calcext:apply-style-name="cellule histoire" calcext:value="contains-text(&quot;Leave&quot;)" calcext:base-cell-address="'Ile Taverne'.Z26"/>
            <calcext:condition calcext:apply-style-name="cellule choice" calcext:value="contains-text(&quot;Choice&quot;)" calcext:base-cell-address="'Ile Taverne'.Z26"/>
            <calcext:condition calcext:apply-style-name="cellule d'erreur" calcext:value="!=&quot;&quot;" calcext:base-cell-address="'Ile Taverne'.Z26"/>
          </calcext:conditional-format>
          <calcext:conditional-format calcext:target-range-address="Caserne.Y26:Caserne.Y26">
            <calcext:condition calcext:apply-style-name="cellule histoire" calcext:value="contains-text(&quot;GoTo&quot;)" calcext:base-cell-address="'Ile Taverne'.Y26"/>
            <calcext:condition calcext:apply-style-name="cellule histoire" calcext:value="contains-text(&quot;Conclude&quot;)" calcext:base-cell-address="'Ile Taverne'.Y26"/>
            <calcext:condition calcext:apply-style-name="cellule random" calcext:value="contains-text(&quot;RandomPercent&quot;)" calcext:base-cell-address="'Ile Taverne'.Y26"/>
            <calcext:condition calcext:apply-style-name="cellule random" calcext:value="contains-text(&quot;RandomRange&quot;)" calcext:base-cell-address="'Ile Taverne'.Y26"/>
            <calcext:condition calcext:apply-style-name="cellule personnages" calcext:value="contains-text(&quot;NewCrew&quot;)" calcext:base-cell-address="'Ile Taverne'.Y26"/>
            <calcext:condition calcext:apply-style-name="cellule personnages" calcext:value="contains-text(&quot;NewCharacter&quot;)" calcext:base-cell-address="'Ile Taverne'.Y26"/>
            <calcext:condition calcext:apply-style-name="cellule personnages" calcext:value="contains-text(&quot;HideOther&quot;)" calcext:base-cell-address="'Ile Taverne'.Y26"/>
            <calcext:condition calcext:apply-style-name="cellule personnages" calcext:value="contains-text(&quot;DeleteOther&quot;)" calcext:base-cell-address="'Ile Taverne'.Y26"/>
            <calcext:condition calcext:apply-style-name="cellule narrateur" calcext:value="contains-text(&quot;Narrator&quot;)" calcext:base-cell-address="'Ile Taverne'.Y26"/>
            <calcext:condition calcext:apply-style-name="cellule set choice" calcext:value="contains-text(&quot;SetChoices&quot;)" calcext:base-cell-address="'Ile Taverne'.Y26"/>
            <calcext:condition calcext:apply-style-name="cellule dialogues" calcext:value="contains-text(&quot;PlayerSpeak&quot;)" calcext:base-cell-address="'Ile Taverne'.Y26"/>
            <calcext:condition calcext:apply-style-name="cellule dialogues" calcext:value="contains-text(&quot;OtherSpeak&quot;)" calcext:base-cell-address="'Ile Taverne'.Y26"/>
            <calcext:condition calcext:apply-style-name="cellule argent" calcext:value="contains-text(&quot;CheckGold&quot;)" calcext:base-cell-address="'Ile Taverne'.Y26"/>
            <calcext:condition calcext:apply-style-name="cellule argent" calcext:value="contains-text(&quot;RemoveGold&quot;)" calcext:base-cell-address="'Ile Taverne'.Y26"/>
            <calcext:condition calcext:apply-style-name="cellule argent" calcext:value="contains-text(&quot;AddGold&quot;)" calcext:base-cell-address="'Ile Taverne'.Y26"/>
            <calcext:condition calcext:apply-style-name="cellule argent" calcext:value="contains-text(&quot;Loot&quot;)" calcext:base-cell-address="'Ile Taverne'.Y26"/>
            <calcext:condition calcext:apply-style-name="cellule argent" calcext:value="contains-text(&quot;Trade&quot;)" calcext:base-cell-address="'Ile Taverne'.Y26"/>
            <calcext:condition calcext:apply-style-name="cellule combat" calcext:value="contains-text(&quot;LaunchCombat&quot;)" calcext:base-cell-address="'Ile Taverne'.Y26"/>
            <calcext:condition calcext:apply-style-name="cellule indice" calcext:value="contains-text(&quot;CheckFormula&quot;)" calcext:base-cell-address="'Ile Taverne'.Y26"/>
            <calcext:condition calcext:apply-style-name="cellule indice" calcext:value="contains-text(&quot;GiveDirection&quot;)" calcext:base-cell-address="'Ile Taverne'.Y26"/>
            <calcext:condition calcext:apply-style-name="cellule temps" calcext:value="contains-text(&quot;SetWeather&quot;)" calcext:base-cell-address="'Ile Taverne'.Y26"/>
            <calcext:condition calcext:apply-style-name="cellule temps" calcext:value="contains-text(&quot;SwitchWeather&quot;)" calcext:base-cell-address="'Ile Taverne'.Y26"/>
            <calcext:condition calcext:apply-style-name="cellule temps" calcext:value="contains-text(&quot;NextDay&quot;)" calcext:base-cell-address="'Ile Taverne'.Y26"/>
            <calcext:condition calcext:apply-style-name="cellule temps" calcext:value="contains-text(&quot;CheckDay&quot;)" calcext:base-cell-address="'Ile Taverne'.Y26"/>
            <calcext:condition calcext:apply-style-name="cellule histoire" calcext:value="contains-text(&quot;Leave&quot;)" calcext:base-cell-address="'Ile Taverne'.Y26"/>
            <calcext:condition calcext:apply-style-name="cellule choice" calcext:value="contains-text(&quot;Choice&quot;)" calcext:base-cell-address="'Ile Taverne'.Y26"/>
            <calcext:condition calcext:apply-style-name="cellule d'erreur" calcext:value="!=&quot;&quot;" calcext:base-cell-address="'Ile Taverne'.Y26"/>
          </calcext:conditional-format>
          <calcext:conditional-format calcext:target-range-address="Caserne.X43:Caserne.AA45 Caserne.Y28:Caserne.Y28 Caserne.Z29:Caserne.Z30 Caserne.AA33:Caserne.AA40 Caserne.X34:Caserne.X42 Caserne.AA31:Caserne.AA31 Caserne.Z41:Caserne.AA42">
            <calcext:condition calcext:apply-style-name="cellule histoire" calcext:value="contains-text(&quot;GoTo&quot;)" calcext:base-cell-address="'Ile Taverne'.X28"/>
            <calcext:condition calcext:apply-style-name="cellule histoire" calcext:value="contains-text(&quot;Conclude&quot;)" calcext:base-cell-address="'Ile Taverne'.X28"/>
            <calcext:condition calcext:apply-style-name="cellule random" calcext:value="contains-text(&quot;RandomPercent&quot;)" calcext:base-cell-address="'Ile Taverne'.X28"/>
            <calcext:condition calcext:apply-style-name="cellule random" calcext:value="contains-text(&quot;RandomRange&quot;)" calcext:base-cell-address="'Ile Taverne'.X28"/>
            <calcext:condition calcext:apply-style-name="cellule personnages" calcext:value="contains-text(&quot;NewCrew&quot;)" calcext:base-cell-address="'Ile Taverne'.X28"/>
            <calcext:condition calcext:apply-style-name="cellule personnages" calcext:value="contains-text(&quot;NewCharacter&quot;)" calcext:base-cell-address="'Ile Taverne'.X28"/>
            <calcext:condition calcext:apply-style-name="cellule personnages" calcext:value="contains-text(&quot;HideOther&quot;)" calcext:base-cell-address="'Ile Taverne'.X28"/>
            <calcext:condition calcext:apply-style-name="cellule personnages" calcext:value="contains-text(&quot;DeleteOther&quot;)" calcext:base-cell-address="'Ile Taverne'.X28"/>
            <calcext:condition calcext:apply-style-name="cellule narrateur" calcext:value="contains-text(&quot;Narrator&quot;)" calcext:base-cell-address="'Ile Taverne'.X28"/>
            <calcext:condition calcext:apply-style-name="cellule set choice" calcext:value="contains-text(&quot;SetChoices&quot;)" calcext:base-cell-address="'Ile Taverne'.X28"/>
            <calcext:condition calcext:apply-style-name="cellule dialogues" calcext:value="contains-text(&quot;PlayerSpeak&quot;)" calcext:base-cell-address="'Ile Taverne'.X28"/>
            <calcext:condition calcext:apply-style-name="cellule dialogues" calcext:value="contains-text(&quot;OtherSpeak&quot;)" calcext:base-cell-address="'Ile Taverne'.X28"/>
            <calcext:condition calcext:apply-style-name="cellule argent" calcext:value="contains-text(&quot;CheckGold&quot;)" calcext:base-cell-address="'Ile Taverne'.X28"/>
            <calcext:condition calcext:apply-style-name="cellule argent" calcext:value="contains-text(&quot;RemoveGold&quot;)" calcext:base-cell-address="'Ile Taverne'.X28"/>
            <calcext:condition calcext:apply-style-name="cellule argent" calcext:value="contains-text(&quot;AddGold&quot;)" calcext:base-cell-address="'Ile Taverne'.X28"/>
            <calcext:condition calcext:apply-style-name="cellule argent" calcext:value="contains-text(&quot;Loot&quot;)" calcext:base-cell-address="'Ile Taverne'.X28"/>
            <calcext:condition calcext:apply-style-name="cellule argent" calcext:value="contains-text(&quot;Trade&quot;)" calcext:base-cell-address="'Ile Taverne'.X28"/>
            <calcext:condition calcext:apply-style-name="cellule combat" calcext:value="contains-text(&quot;LaunchCombat&quot;)" calcext:base-cell-address="'Ile Taverne'.X28"/>
            <calcext:condition calcext:apply-style-name="cellule indice" calcext:value="contains-text(&quot;CheckFormula&quot;)" calcext:base-cell-address="'Ile Taverne'.X28"/>
            <calcext:condition calcext:apply-style-name="cellule indice" calcext:value="contains-text(&quot;GiveDirection&quot;)" calcext:base-cell-address="'Ile Taverne'.X28"/>
            <calcext:condition calcext:apply-style-name="cellule temps" calcext:value="contains-text(&quot;SetWeather&quot;)" calcext:base-cell-address="'Ile Taverne'.X28"/>
            <calcext:condition calcext:apply-style-name="cellule temps" calcext:value="contains-text(&quot;SwitchWeather&quot;)" calcext:base-cell-address="'Ile Taverne'.X28"/>
            <calcext:condition calcext:apply-style-name="cellule temps" calcext:value="contains-text(&quot;NextDay&quot;)" calcext:base-cell-address="'Ile Taverne'.X28"/>
            <calcext:condition calcext:apply-style-name="cellule temps" calcext:value="contains-text(&quot;CheckDay&quot;)" calcext:base-cell-address="'Ile Taverne'.X28"/>
            <calcext:condition calcext:apply-style-name="cellule histoire" calcext:value="contains-text(&quot;Leave&quot;)" calcext:base-cell-address="'Ile Taverne'.X28"/>
            <calcext:condition calcext:apply-style-name="cellule choice" calcext:value="contains-text(&quot;Choice&quot;)" calcext:base-cell-address="'Ile Taverne'.X28"/>
            <calcext:condition calcext:apply-style-name="cellule d'erreur" calcext:value="!=&quot;&quot;" calcext:base-cell-address="'Ile Taverne'.X28"/>
          </calcext:conditional-format>
          <calcext:conditional-format calcext:target-range-address="Caserne.X27:Caserne.X27">
            <calcext:condition calcext:apply-style-name="cellule histoire" calcext:value="contains-text(&quot;GoTo&quot;)" calcext:base-cell-address="'Ile Taverne'.X27"/>
            <calcext:condition calcext:apply-style-name="cellule histoire" calcext:value="contains-text(&quot;Conclude&quot;)" calcext:base-cell-address="'Ile Taverne'.X27"/>
            <calcext:condition calcext:apply-style-name="cellule random" calcext:value="contains-text(&quot;RandomPercent&quot;)" calcext:base-cell-address="'Ile Taverne'.X27"/>
            <calcext:condition calcext:apply-style-name="cellule random" calcext:value="contains-text(&quot;RandomRange&quot;)" calcext:base-cell-address="'Ile Taverne'.X27"/>
            <calcext:condition calcext:apply-style-name="cellule personnages" calcext:value="contains-text(&quot;NewCrew&quot;)" calcext:base-cell-address="'Ile Taverne'.X27"/>
            <calcext:condition calcext:apply-style-name="cellule personnages" calcext:value="contains-text(&quot;NewCharacter&quot;)" calcext:base-cell-address="'Ile Taverne'.X27"/>
            <calcext:condition calcext:apply-style-name="cellule personnages" calcext:value="contains-text(&quot;HideOther&quot;)" calcext:base-cell-address="'Ile Taverne'.X27"/>
            <calcext:condition calcext:apply-style-name="cellule personnages" calcext:value="contains-text(&quot;DeleteOther&quot;)" calcext:base-cell-address="'Ile Taverne'.X27"/>
            <calcext:condition calcext:apply-style-name="cellule narrateur" calcext:value="contains-text(&quot;Narrator&quot;)" calcext:base-cell-address="'Ile Taverne'.X27"/>
            <calcext:condition calcext:apply-style-name="cellule set choice" calcext:value="contains-text(&quot;SetChoices&quot;)" calcext:base-cell-address="'Ile Taverne'.X27"/>
            <calcext:condition calcext:apply-style-name="cellule dialogues" calcext:value="contains-text(&quot;PlayerSpeak&quot;)" calcext:base-cell-address="'Ile Taverne'.X27"/>
            <calcext:condition calcext:apply-style-name="cellule dialogues" calcext:value="contains-text(&quot;OtherSpeak&quot;)" calcext:base-cell-address="'Ile Taverne'.X27"/>
            <calcext:condition calcext:apply-style-name="cellule argent" calcext:value="contains-text(&quot;CheckGold&quot;)" calcext:base-cell-address="'Ile Taverne'.X27"/>
            <calcext:condition calcext:apply-style-name="cellule argent" calcext:value="contains-text(&quot;RemoveGold&quot;)" calcext:base-cell-address="'Ile Taverne'.X27"/>
            <calcext:condition calcext:apply-style-name="cellule argent" calcext:value="contains-text(&quot;AddGold&quot;)" calcext:base-cell-address="'Ile Taverne'.X27"/>
            <calcext:condition calcext:apply-style-name="cellule argent" calcext:value="contains-text(&quot;Loot&quot;)" calcext:base-cell-address="'Ile Taverne'.X27"/>
            <calcext:condition calcext:apply-style-name="cellule argent" calcext:value="contains-text(&quot;Trade&quot;)" calcext:base-cell-address="'Ile Taverne'.X27"/>
            <calcext:condition calcext:apply-style-name="cellule combat" calcext:value="contains-text(&quot;LaunchCombat&quot;)" calcext:base-cell-address="'Ile Taverne'.X27"/>
            <calcext:condition calcext:apply-style-name="cellule indice" calcext:value="contains-text(&quot;CheckFormula&quot;)" calcext:base-cell-address="'Ile Taverne'.X27"/>
            <calcext:condition calcext:apply-style-name="cellule indice" calcext:value="contains-text(&quot;GiveDirection&quot;)" calcext:base-cell-address="'Ile Taverne'.X27"/>
            <calcext:condition calcext:apply-style-name="cellule temps" calcext:value="contains-text(&quot;SetWeather&quot;)" calcext:base-cell-address="'Ile Taverne'.X27"/>
            <calcext:condition calcext:apply-style-name="cellule temps" calcext:value="contains-text(&quot;SwitchWeather&quot;)" calcext:base-cell-address="'Ile Taverne'.X27"/>
            <calcext:condition calcext:apply-style-name="cellule temps" calcext:value="contains-text(&quot;NextDay&quot;)" calcext:base-cell-address="'Ile Taverne'.X27"/>
            <calcext:condition calcext:apply-style-name="cellule temps" calcext:value="contains-text(&quot;CheckDay&quot;)" calcext:base-cell-address="'Ile Taverne'.X27"/>
            <calcext:condition calcext:apply-style-name="cellule histoire" calcext:value="contains-text(&quot;Leave&quot;)" calcext:base-cell-address="'Ile Taverne'.X27"/>
            <calcext:condition calcext:apply-style-name="cellule choice" calcext:value="contains-text(&quot;Choice&quot;)" calcext:base-cell-address="'Ile Taverne'.X27"/>
            <calcext:condition calcext:apply-style-name="cellule d'erreur" calcext:value="!=&quot;&quot;" calcext:base-cell-address="'Ile Taverne'.X27"/>
          </calcext:conditional-format>
          <calcext:conditional-format calcext:target-range-address="Caserne.Z28:Caserne.Z28">
            <calcext:condition calcext:apply-style-name="cellule histoire" calcext:value="contains-text(&quot;GoTo&quot;)" calcext:base-cell-address="'Ile Taverne'.Z28"/>
            <calcext:condition calcext:apply-style-name="cellule histoire" calcext:value="contains-text(&quot;Conclude&quot;)" calcext:base-cell-address="'Ile Taverne'.Z28"/>
            <calcext:condition calcext:apply-style-name="cellule random" calcext:value="contains-text(&quot;RandomPercent&quot;)" calcext:base-cell-address="'Ile Taverne'.Z28"/>
            <calcext:condition calcext:apply-style-name="cellule random" calcext:value="contains-text(&quot;RandomRange&quot;)" calcext:base-cell-address="'Ile Taverne'.Z28"/>
            <calcext:condition calcext:apply-style-name="cellule personnages" calcext:value="contains-text(&quot;NewCrew&quot;)" calcext:base-cell-address="'Ile Taverne'.Z28"/>
            <calcext:condition calcext:apply-style-name="cellule personnages" calcext:value="contains-text(&quot;NewCharacter&quot;)" calcext:base-cell-address="'Ile Taverne'.Z28"/>
            <calcext:condition calcext:apply-style-name="cellule personnages" calcext:value="contains-text(&quot;HideOther&quot;)" calcext:base-cell-address="'Ile Taverne'.Z28"/>
            <calcext:condition calcext:apply-style-name="cellule personnages" calcext:value="contains-text(&quot;DeleteOther&quot;)" calcext:base-cell-address="'Ile Taverne'.Z28"/>
            <calcext:condition calcext:apply-style-name="cellule narrateur" calcext:value="contains-text(&quot;Narrator&quot;)" calcext:base-cell-address="'Ile Taverne'.Z28"/>
            <calcext:condition calcext:apply-style-name="cellule set choice" calcext:value="contains-text(&quot;SetChoices&quot;)" calcext:base-cell-address="'Ile Taverne'.Z28"/>
            <calcext:condition calcext:apply-style-name="cellule dialogues" calcext:value="contains-text(&quot;PlayerSpeak&quot;)" calcext:base-cell-address="'Ile Taverne'.Z28"/>
            <calcext:condition calcext:apply-style-name="cellule dialogues" calcext:value="contains-text(&quot;OtherSpeak&quot;)" calcext:base-cell-address="'Ile Taverne'.Z28"/>
            <calcext:condition calcext:apply-style-name="cellule argent" calcext:value="contains-text(&quot;CheckGold&quot;)" calcext:base-cell-address="'Ile Taverne'.Z28"/>
            <calcext:condition calcext:apply-style-name="cellule argent" calcext:value="contains-text(&quot;RemoveGold&quot;)" calcext:base-cell-address="'Ile Taverne'.Z28"/>
            <calcext:condition calcext:apply-style-name="cellule argent" calcext:value="contains-text(&quot;AddGold&quot;)" calcext:base-cell-address="'Ile Taverne'.Z28"/>
            <calcext:condition calcext:apply-style-name="cellule argent" calcext:value="contains-text(&quot;Loot&quot;)" calcext:base-cell-address="'Ile Taverne'.Z28"/>
            <calcext:condition calcext:apply-style-name="cellule argent" calcext:value="contains-text(&quot;Trade&quot;)" calcext:base-cell-address="'Ile Taverne'.Z28"/>
            <calcext:condition calcext:apply-style-name="cellule combat" calcext:value="contains-text(&quot;LaunchCombat&quot;)" calcext:base-cell-address="'Ile Taverne'.Z28"/>
            <calcext:condition calcext:apply-style-name="cellule indice" calcext:value="contains-text(&quot;CheckFormula&quot;)" calcext:base-cell-address="'Ile Taverne'.Z28"/>
            <calcext:condition calcext:apply-style-name="cellule indice" calcext:value="contains-text(&quot;GiveDirection&quot;)" calcext:base-cell-address="'Ile Taverne'.Z28"/>
            <calcext:condition calcext:apply-style-name="cellule temps" calcext:value="contains-text(&quot;SetWeather&quot;)" calcext:base-cell-address="'Ile Taverne'.Z28"/>
            <calcext:condition calcext:apply-style-name="cellule temps" calcext:value="contains-text(&quot;SwitchWeather&quot;)" calcext:base-cell-address="'Ile Taverne'.Z28"/>
            <calcext:condition calcext:apply-style-name="cellule temps" calcext:value="contains-text(&quot;NextDay&quot;)" calcext:base-cell-address="'Ile Taverne'.Z28"/>
            <calcext:condition calcext:apply-style-name="cellule temps" calcext:value="contains-text(&quot;CheckDay&quot;)" calcext:base-cell-address="'Ile Taverne'.Z28"/>
            <calcext:condition calcext:apply-style-name="cellule histoire" calcext:value="contains-text(&quot;Leave&quot;)" calcext:base-cell-address="'Ile Taverne'.Z28"/>
            <calcext:condition calcext:apply-style-name="cellule choice" calcext:value="contains-text(&quot;Choice&quot;)" calcext:base-cell-address="'Ile Taverne'.Z28"/>
            <calcext:condition calcext:apply-style-name="cellule d'erreur" calcext:value="!=&quot;&quot;" calcext:base-cell-address="'Ile Taverne'.Z28"/>
          </calcext:conditional-format>
          <calcext:conditional-format calcext:target-range-address="Caserne.X28:Caserne.X28">
            <calcext:condition calcext:apply-style-name="cellule histoire" calcext:value="contains-text(&quot;GoTo&quot;)" calcext:base-cell-address="'Ile Taverne'.X28"/>
            <calcext:condition calcext:apply-style-name="cellule histoire" calcext:value="contains-text(&quot;Conclude&quot;)" calcext:base-cell-address="'Ile Taverne'.X28"/>
            <calcext:condition calcext:apply-style-name="cellule random" calcext:value="contains-text(&quot;RandomPercent&quot;)" calcext:base-cell-address="'Ile Taverne'.X28"/>
            <calcext:condition calcext:apply-style-name="cellule random" calcext:value="contains-text(&quot;RandomRange&quot;)" calcext:base-cell-address="'Ile Taverne'.X28"/>
            <calcext:condition calcext:apply-style-name="cellule personnages" calcext:value="contains-text(&quot;NewCrew&quot;)" calcext:base-cell-address="'Ile Taverne'.X28"/>
            <calcext:condition calcext:apply-style-name="cellule personnages" calcext:value="contains-text(&quot;NewCharacter&quot;)" calcext:base-cell-address="'Ile Taverne'.X28"/>
            <calcext:condition calcext:apply-style-name="cellule personnages" calcext:value="contains-text(&quot;HideOther&quot;)" calcext:base-cell-address="'Ile Taverne'.X28"/>
            <calcext:condition calcext:apply-style-name="cellule personnages" calcext:value="contains-text(&quot;DeleteOther&quot;)" calcext:base-cell-address="'Ile Taverne'.X28"/>
            <calcext:condition calcext:apply-style-name="cellule narrateur" calcext:value="contains-text(&quot;Narrator&quot;)" calcext:base-cell-address="'Ile Taverne'.X28"/>
            <calcext:condition calcext:apply-style-name="cellule set choice" calcext:value="contains-text(&quot;SetChoices&quot;)" calcext:base-cell-address="'Ile Taverne'.X28"/>
            <calcext:condition calcext:apply-style-name="cellule dialogues" calcext:value="contains-text(&quot;PlayerSpeak&quot;)" calcext:base-cell-address="'Ile Taverne'.X28"/>
            <calcext:condition calcext:apply-style-name="cellule dialogues" calcext:value="contains-text(&quot;OtherSpeak&quot;)" calcext:base-cell-address="'Ile Taverne'.X28"/>
            <calcext:condition calcext:apply-style-name="cellule argent" calcext:value="contains-text(&quot;CheckGold&quot;)" calcext:base-cell-address="'Ile Taverne'.X28"/>
            <calcext:condition calcext:apply-style-name="cellule argent" calcext:value="contains-text(&quot;RemoveGold&quot;)" calcext:base-cell-address="'Ile Taverne'.X28"/>
            <calcext:condition calcext:apply-style-name="cellule argent" calcext:value="contains-text(&quot;AddGold&quot;)" calcext:base-cell-address="'Ile Taverne'.X28"/>
            <calcext:condition calcext:apply-style-name="cellule argent" calcext:value="contains-text(&quot;Loot&quot;)" calcext:base-cell-address="'Ile Taverne'.X28"/>
            <calcext:condition calcext:apply-style-name="cellule argent" calcext:value="contains-text(&quot;Trade&quot;)" calcext:base-cell-address="'Ile Taverne'.X28"/>
            <calcext:condition calcext:apply-style-name="cellule combat" calcext:value="contains-text(&quot;LaunchCombat&quot;)" calcext:base-cell-address="'Ile Taverne'.X28"/>
            <calcext:condition calcext:apply-style-name="cellule indice" calcext:value="contains-text(&quot;CheckFormula&quot;)" calcext:base-cell-address="'Ile Taverne'.X28"/>
            <calcext:condition calcext:apply-style-name="cellule indice" calcext:value="contains-text(&quot;GiveDirection&quot;)" calcext:base-cell-address="'Ile Taverne'.X28"/>
            <calcext:condition calcext:apply-style-name="cellule temps" calcext:value="contains-text(&quot;SetWeather&quot;)" calcext:base-cell-address="'Ile Taverne'.X28"/>
            <calcext:condition calcext:apply-style-name="cellule temps" calcext:value="contains-text(&quot;SwitchWeather&quot;)" calcext:base-cell-address="'Ile Taverne'.X28"/>
            <calcext:condition calcext:apply-style-name="cellule temps" calcext:value="contains-text(&quot;NextDay&quot;)" calcext:base-cell-address="'Ile Taverne'.X28"/>
            <calcext:condition calcext:apply-style-name="cellule temps" calcext:value="contains-text(&quot;CheckDay&quot;)" calcext:base-cell-address="'Ile Taverne'.X28"/>
            <calcext:condition calcext:apply-style-name="cellule histoire" calcext:value="contains-text(&quot;Leave&quot;)" calcext:base-cell-address="'Ile Taverne'.X28"/>
            <calcext:condition calcext:apply-style-name="cellule choice" calcext:value="contains-text(&quot;Choice&quot;)" calcext:base-cell-address="'Ile Taverne'.X28"/>
            <calcext:condition calcext:apply-style-name="cellule d'erreur" calcext:value="!=&quot;&quot;" calcext:base-cell-address="'Ile Taverne'.X28"/>
          </calcext:conditional-format>
          <calcext:conditional-format calcext:target-range-address="Caserne.Z27:Caserne.Z27">
            <calcext:condition calcext:apply-style-name="cellule histoire" calcext:value="contains-text(&quot;GoTo&quot;)" calcext:base-cell-address="'Ile Taverne'.Z27"/>
            <calcext:condition calcext:apply-style-name="cellule histoire" calcext:value="contains-text(&quot;Conclude&quot;)" calcext:base-cell-address="'Ile Taverne'.Z27"/>
            <calcext:condition calcext:apply-style-name="cellule random" calcext:value="contains-text(&quot;RandomPercent&quot;)" calcext:base-cell-address="'Ile Taverne'.Z27"/>
            <calcext:condition calcext:apply-style-name="cellule random" calcext:value="contains-text(&quot;RandomRange&quot;)" calcext:base-cell-address="'Ile Taverne'.Z27"/>
            <calcext:condition calcext:apply-style-name="cellule personnages" calcext:value="contains-text(&quot;NewCrew&quot;)" calcext:base-cell-address="'Ile Taverne'.Z27"/>
            <calcext:condition calcext:apply-style-name="cellule personnages" calcext:value="contains-text(&quot;NewCharacter&quot;)" calcext:base-cell-address="'Ile Taverne'.Z27"/>
            <calcext:condition calcext:apply-style-name="cellule personnages" calcext:value="contains-text(&quot;HideOther&quot;)" calcext:base-cell-address="'Ile Taverne'.Z27"/>
            <calcext:condition calcext:apply-style-name="cellule personnages" calcext:value="contains-text(&quot;DeleteOther&quot;)" calcext:base-cell-address="'Ile Taverne'.Z27"/>
            <calcext:condition calcext:apply-style-name="cellule narrateur" calcext:value="contains-text(&quot;Narrator&quot;)" calcext:base-cell-address="'Ile Taverne'.Z27"/>
            <calcext:condition calcext:apply-style-name="cellule set choice" calcext:value="contains-text(&quot;SetChoices&quot;)" calcext:base-cell-address="'Ile Taverne'.Z27"/>
            <calcext:condition calcext:apply-style-name="cellule dialogues" calcext:value="contains-text(&quot;PlayerSpeak&quot;)" calcext:base-cell-address="'Ile Taverne'.Z27"/>
            <calcext:condition calcext:apply-style-name="cellule dialogues" calcext:value="contains-text(&quot;OtherSpeak&quot;)" calcext:base-cell-address="'Ile Taverne'.Z27"/>
            <calcext:condition calcext:apply-style-name="cellule argent" calcext:value="contains-text(&quot;CheckGold&quot;)" calcext:base-cell-address="'Ile Taverne'.Z27"/>
            <calcext:condition calcext:apply-style-name="cellule argent" calcext:value="contains-text(&quot;RemoveGold&quot;)" calcext:base-cell-address="'Ile Taverne'.Z27"/>
            <calcext:condition calcext:apply-style-name="cellule argent" calcext:value="contains-text(&quot;AddGold&quot;)" calcext:base-cell-address="'Ile Taverne'.Z27"/>
            <calcext:condition calcext:apply-style-name="cellule argent" calcext:value="contains-text(&quot;Loot&quot;)" calcext:base-cell-address="'Ile Taverne'.Z27"/>
            <calcext:condition calcext:apply-style-name="cellule argent" calcext:value="contains-text(&quot;Trade&quot;)" calcext:base-cell-address="'Ile Taverne'.Z27"/>
            <calcext:condition calcext:apply-style-name="cellule combat" calcext:value="contains-text(&quot;LaunchCombat&quot;)" calcext:base-cell-address="'Ile Taverne'.Z27"/>
            <calcext:condition calcext:apply-style-name="cellule indice" calcext:value="contains-text(&quot;CheckFormula&quot;)" calcext:base-cell-address="'Ile Taverne'.Z27"/>
            <calcext:condition calcext:apply-style-name="cellule indice" calcext:value="contains-text(&quot;GiveDirection&quot;)" calcext:base-cell-address="'Ile Taverne'.Z27"/>
            <calcext:condition calcext:apply-style-name="cellule temps" calcext:value="contains-text(&quot;SetWeather&quot;)" calcext:base-cell-address="'Ile Taverne'.Z27"/>
            <calcext:condition calcext:apply-style-name="cellule temps" calcext:value="contains-text(&quot;SwitchWeather&quot;)" calcext:base-cell-address="'Ile Taverne'.Z27"/>
            <calcext:condition calcext:apply-style-name="cellule temps" calcext:value="contains-text(&quot;NextDay&quot;)" calcext:base-cell-address="'Ile Taverne'.Z27"/>
            <calcext:condition calcext:apply-style-name="cellule temps" calcext:value="contains-text(&quot;CheckDay&quot;)" calcext:base-cell-address="'Ile Taverne'.Z27"/>
            <calcext:condition calcext:apply-style-name="cellule histoire" calcext:value="contains-text(&quot;Leave&quot;)" calcext:base-cell-address="'Ile Taverne'.Z27"/>
            <calcext:condition calcext:apply-style-name="cellule choice" calcext:value="contains-text(&quot;Choice&quot;)" calcext:base-cell-address="'Ile Taverne'.Z27"/>
            <calcext:condition calcext:apply-style-name="cellule d'erreur" calcext:value="!=&quot;&quot;" calcext:base-cell-address="'Ile Taverne'.Z27"/>
          </calcext:conditional-format>
          <calcext:conditional-format calcext:target-range-address="Caserne.Y29:Caserne.Y29">
            <calcext:condition calcext:apply-style-name="cellule histoire" calcext:value="contains-text(&quot;GoTo&quot;)" calcext:base-cell-address="'Ile Taverne'.Y29"/>
            <calcext:condition calcext:apply-style-name="cellule histoire" calcext:value="contains-text(&quot;Conclude&quot;)" calcext:base-cell-address="'Ile Taverne'.Y29"/>
            <calcext:condition calcext:apply-style-name="cellule random" calcext:value="contains-text(&quot;RandomPercent&quot;)" calcext:base-cell-address="'Ile Taverne'.Y29"/>
            <calcext:condition calcext:apply-style-name="cellule random" calcext:value="contains-text(&quot;RandomRange&quot;)" calcext:base-cell-address="'Ile Taverne'.Y29"/>
            <calcext:condition calcext:apply-style-name="cellule personnages" calcext:value="contains-text(&quot;NewCrew&quot;)" calcext:base-cell-address="'Ile Taverne'.Y29"/>
            <calcext:condition calcext:apply-style-name="cellule personnages" calcext:value="contains-text(&quot;NewCharacter&quot;)" calcext:base-cell-address="'Ile Taverne'.Y29"/>
            <calcext:condition calcext:apply-style-name="cellule personnages" calcext:value="contains-text(&quot;HideOther&quot;)" calcext:base-cell-address="'Ile Taverne'.Y29"/>
            <calcext:condition calcext:apply-style-name="cellule personnages" calcext:value="contains-text(&quot;DeleteOther&quot;)" calcext:base-cell-address="'Ile Taverne'.Y29"/>
            <calcext:condition calcext:apply-style-name="cellule narrateur" calcext:value="contains-text(&quot;Narrator&quot;)" calcext:base-cell-address="'Ile Taverne'.Y29"/>
            <calcext:condition calcext:apply-style-name="cellule set choice" calcext:value="contains-text(&quot;SetChoices&quot;)" calcext:base-cell-address="'Ile Taverne'.Y29"/>
            <calcext:condition calcext:apply-style-name="cellule dialogues" calcext:value="contains-text(&quot;PlayerSpeak&quot;)" calcext:base-cell-address="'Ile Taverne'.Y29"/>
            <calcext:condition calcext:apply-style-name="cellule dialogues" calcext:value="contains-text(&quot;OtherSpeak&quot;)" calcext:base-cell-address="'Ile Taverne'.Y29"/>
            <calcext:condition calcext:apply-style-name="cellule argent" calcext:value="contains-text(&quot;CheckGold&quot;)" calcext:base-cell-address="'Ile Taverne'.Y29"/>
            <calcext:condition calcext:apply-style-name="cellule argent" calcext:value="contains-text(&quot;RemoveGold&quot;)" calcext:base-cell-address="'Ile Taverne'.Y29"/>
            <calcext:condition calcext:apply-style-name="cellule argent" calcext:value="contains-text(&quot;AddGold&quot;)" calcext:base-cell-address="'Ile Taverne'.Y29"/>
            <calcext:condition calcext:apply-style-name="cellule argent" calcext:value="contains-text(&quot;Loot&quot;)" calcext:base-cell-address="'Ile Taverne'.Y29"/>
            <calcext:condition calcext:apply-style-name="cellule argent" calcext:value="contains-text(&quot;Trade&quot;)" calcext:base-cell-address="'Ile Taverne'.Y29"/>
            <calcext:condition calcext:apply-style-name="cellule combat" calcext:value="contains-text(&quot;LaunchCombat&quot;)" calcext:base-cell-address="'Ile Taverne'.Y29"/>
            <calcext:condition calcext:apply-style-name="cellule indice" calcext:value="contains-text(&quot;CheckFormula&quot;)" calcext:base-cell-address="'Ile Taverne'.Y29"/>
            <calcext:condition calcext:apply-style-name="cellule indice" calcext:value="contains-text(&quot;GiveDirection&quot;)" calcext:base-cell-address="'Ile Taverne'.Y29"/>
            <calcext:condition calcext:apply-style-name="cellule temps" calcext:value="contains-text(&quot;SetWeather&quot;)" calcext:base-cell-address="'Ile Taverne'.Y29"/>
            <calcext:condition calcext:apply-style-name="cellule temps" calcext:value="contains-text(&quot;SwitchWeather&quot;)" calcext:base-cell-address="'Ile Taverne'.Y29"/>
            <calcext:condition calcext:apply-style-name="cellule temps" calcext:value="contains-text(&quot;NextDay&quot;)" calcext:base-cell-address="'Ile Taverne'.Y29"/>
            <calcext:condition calcext:apply-style-name="cellule temps" calcext:value="contains-text(&quot;CheckDay&quot;)" calcext:base-cell-address="'Ile Taverne'.Y29"/>
            <calcext:condition calcext:apply-style-name="cellule histoire" calcext:value="contains-text(&quot;Leave&quot;)" calcext:base-cell-address="'Ile Taverne'.Y29"/>
            <calcext:condition calcext:apply-style-name="cellule choice" calcext:value="contains-text(&quot;Choice&quot;)" calcext:base-cell-address="'Ile Taverne'.Y29"/>
            <calcext:condition calcext:apply-style-name="cellule d'erreur" calcext:value="!=&quot;&quot;" calcext:base-cell-address="'Ile Taverne'.Y29"/>
          </calcext:conditional-format>
          <calcext:conditional-format calcext:target-range-address="Caserne.X29:Caserne.X29">
            <calcext:condition calcext:apply-style-name="cellule histoire" calcext:value="contains-text(&quot;GoTo&quot;)" calcext:base-cell-address="'Ile Taverne'.X29"/>
            <calcext:condition calcext:apply-style-name="cellule histoire" calcext:value="contains-text(&quot;Conclude&quot;)" calcext:base-cell-address="'Ile Taverne'.X29"/>
            <calcext:condition calcext:apply-style-name="cellule random" calcext:value="contains-text(&quot;RandomPercent&quot;)" calcext:base-cell-address="'Ile Taverne'.X29"/>
            <calcext:condition calcext:apply-style-name="cellule random" calcext:value="contains-text(&quot;RandomRange&quot;)" calcext:base-cell-address="'Ile Taverne'.X29"/>
            <calcext:condition calcext:apply-style-name="cellule personnages" calcext:value="contains-text(&quot;NewCrew&quot;)" calcext:base-cell-address="'Ile Taverne'.X29"/>
            <calcext:condition calcext:apply-style-name="cellule personnages" calcext:value="contains-text(&quot;NewCharacter&quot;)" calcext:base-cell-address="'Ile Taverne'.X29"/>
            <calcext:condition calcext:apply-style-name="cellule personnages" calcext:value="contains-text(&quot;HideOther&quot;)" calcext:base-cell-address="'Ile Taverne'.X29"/>
            <calcext:condition calcext:apply-style-name="cellule personnages" calcext:value="contains-text(&quot;DeleteOther&quot;)" calcext:base-cell-address="'Ile Taverne'.X29"/>
            <calcext:condition calcext:apply-style-name="cellule narrateur" calcext:value="contains-text(&quot;Narrator&quot;)" calcext:base-cell-address="'Ile Taverne'.X29"/>
            <calcext:condition calcext:apply-style-name="cellule set choice" calcext:value="contains-text(&quot;SetChoices&quot;)" calcext:base-cell-address="'Ile Taverne'.X29"/>
            <calcext:condition calcext:apply-style-name="cellule dialogues" calcext:value="contains-text(&quot;PlayerSpeak&quot;)" calcext:base-cell-address="'Ile Taverne'.X29"/>
            <calcext:condition calcext:apply-style-name="cellule dialogues" calcext:value="contains-text(&quot;OtherSpeak&quot;)" calcext:base-cell-address="'Ile Taverne'.X29"/>
            <calcext:condition calcext:apply-style-name="cellule argent" calcext:value="contains-text(&quot;CheckGold&quot;)" calcext:base-cell-address="'Ile Taverne'.X29"/>
            <calcext:condition calcext:apply-style-name="cellule argent" calcext:value="contains-text(&quot;RemoveGold&quot;)" calcext:base-cell-address="'Ile Taverne'.X29"/>
            <calcext:condition calcext:apply-style-name="cellule argent" calcext:value="contains-text(&quot;AddGold&quot;)" calcext:base-cell-address="'Ile Taverne'.X29"/>
            <calcext:condition calcext:apply-style-name="cellule argent" calcext:value="contains-text(&quot;Loot&quot;)" calcext:base-cell-address="'Ile Taverne'.X29"/>
            <calcext:condition calcext:apply-style-name="cellule argent" calcext:value="contains-text(&quot;Trade&quot;)" calcext:base-cell-address="'Ile Taverne'.X29"/>
            <calcext:condition calcext:apply-style-name="cellule combat" calcext:value="contains-text(&quot;LaunchCombat&quot;)" calcext:base-cell-address="'Ile Taverne'.X29"/>
            <calcext:condition calcext:apply-style-name="cellule indice" calcext:value="contains-text(&quot;CheckFormula&quot;)" calcext:base-cell-address="'Ile Taverne'.X29"/>
            <calcext:condition calcext:apply-style-name="cellule indice" calcext:value="contains-text(&quot;GiveDirection&quot;)" calcext:base-cell-address="'Ile Taverne'.X29"/>
            <calcext:condition calcext:apply-style-name="cellule temps" calcext:value="contains-text(&quot;SetWeather&quot;)" calcext:base-cell-address="'Ile Taverne'.X29"/>
            <calcext:condition calcext:apply-style-name="cellule temps" calcext:value="contains-text(&quot;SwitchWeather&quot;)" calcext:base-cell-address="'Ile Taverne'.X29"/>
            <calcext:condition calcext:apply-style-name="cellule temps" calcext:value="contains-text(&quot;NextDay&quot;)" calcext:base-cell-address="'Ile Taverne'.X29"/>
            <calcext:condition calcext:apply-style-name="cellule temps" calcext:value="contains-text(&quot;CheckDay&quot;)" calcext:base-cell-address="'Ile Taverne'.X29"/>
            <calcext:condition calcext:apply-style-name="cellule histoire" calcext:value="contains-text(&quot;Leave&quot;)" calcext:base-cell-address="'Ile Taverne'.X29"/>
            <calcext:condition calcext:apply-style-name="cellule choice" calcext:value="contains-text(&quot;Choice&quot;)" calcext:base-cell-address="'Ile Taverne'.X29"/>
            <calcext:condition calcext:apply-style-name="cellule d'erreur" calcext:value="!=&quot;&quot;" calcext:base-cell-address="'Ile Taverne'.X29"/>
          </calcext:conditional-format>
          <calcext:conditional-format calcext:target-range-address="Caserne.Y30:Caserne.Y30">
            <calcext:condition calcext:apply-style-name="cellule histoire" calcext:value="contains-text(&quot;GoTo&quot;)" calcext:base-cell-address="'Ile Taverne'.Y30"/>
            <calcext:condition calcext:apply-style-name="cellule histoire" calcext:value="contains-text(&quot;Conclude&quot;)" calcext:base-cell-address="'Ile Taverne'.Y30"/>
            <calcext:condition calcext:apply-style-name="cellule random" calcext:value="contains-text(&quot;RandomPercent&quot;)" calcext:base-cell-address="'Ile Taverne'.Y30"/>
            <calcext:condition calcext:apply-style-name="cellule random" calcext:value="contains-text(&quot;RandomRange&quot;)" calcext:base-cell-address="'Ile Taverne'.Y30"/>
            <calcext:condition calcext:apply-style-name="cellule personnages" calcext:value="contains-text(&quot;NewCrew&quot;)" calcext:base-cell-address="'Ile Taverne'.Y30"/>
            <calcext:condition calcext:apply-style-name="cellule personnages" calcext:value="contains-text(&quot;NewCharacter&quot;)" calcext:base-cell-address="'Ile Taverne'.Y30"/>
            <calcext:condition calcext:apply-style-name="cellule personnages" calcext:value="contains-text(&quot;HideOther&quot;)" calcext:base-cell-address="'Ile Taverne'.Y30"/>
            <calcext:condition calcext:apply-style-name="cellule personnages" calcext:value="contains-text(&quot;DeleteOther&quot;)" calcext:base-cell-address="'Ile Taverne'.Y30"/>
            <calcext:condition calcext:apply-style-name="cellule narrateur" calcext:value="contains-text(&quot;Narrator&quot;)" calcext:base-cell-address="'Ile Taverne'.Y30"/>
            <calcext:condition calcext:apply-style-name="cellule set choice" calcext:value="contains-text(&quot;SetChoices&quot;)" calcext:base-cell-address="'Ile Taverne'.Y30"/>
            <calcext:condition calcext:apply-style-name="cellule dialogues" calcext:value="contains-text(&quot;PlayerSpeak&quot;)" calcext:base-cell-address="'Ile Taverne'.Y30"/>
            <calcext:condition calcext:apply-style-name="cellule dialogues" calcext:value="contains-text(&quot;OtherSpeak&quot;)" calcext:base-cell-address="'Ile Taverne'.Y30"/>
            <calcext:condition calcext:apply-style-name="cellule argent" calcext:value="contains-text(&quot;CheckGold&quot;)" calcext:base-cell-address="'Ile Taverne'.Y30"/>
            <calcext:condition calcext:apply-style-name="cellule argent" calcext:value="contains-text(&quot;RemoveGold&quot;)" calcext:base-cell-address="'Ile Taverne'.Y30"/>
            <calcext:condition calcext:apply-style-name="cellule argent" calcext:value="contains-text(&quot;AddGold&quot;)" calcext:base-cell-address="'Ile Taverne'.Y30"/>
            <calcext:condition calcext:apply-style-name="cellule argent" calcext:value="contains-text(&quot;Loot&quot;)" calcext:base-cell-address="'Ile Taverne'.Y30"/>
            <calcext:condition calcext:apply-style-name="cellule argent" calcext:value="contains-text(&quot;Trade&quot;)" calcext:base-cell-address="'Ile Taverne'.Y30"/>
            <calcext:condition calcext:apply-style-name="cellule combat" calcext:value="contains-text(&quot;LaunchCombat&quot;)" calcext:base-cell-address="'Ile Taverne'.Y30"/>
            <calcext:condition calcext:apply-style-name="cellule indice" calcext:value="contains-text(&quot;CheckFormula&quot;)" calcext:base-cell-address="'Ile Taverne'.Y30"/>
            <calcext:condition calcext:apply-style-name="cellule indice" calcext:value="contains-text(&quot;GiveDirection&quot;)" calcext:base-cell-address="'Ile Taverne'.Y30"/>
            <calcext:condition calcext:apply-style-name="cellule temps" calcext:value="contains-text(&quot;SetWeather&quot;)" calcext:base-cell-address="'Ile Taverne'.Y30"/>
            <calcext:condition calcext:apply-style-name="cellule temps" calcext:value="contains-text(&quot;SwitchWeather&quot;)" calcext:base-cell-address="'Ile Taverne'.Y30"/>
            <calcext:condition calcext:apply-style-name="cellule temps" calcext:value="contains-text(&quot;NextDay&quot;)" calcext:base-cell-address="'Ile Taverne'.Y30"/>
            <calcext:condition calcext:apply-style-name="cellule temps" calcext:value="contains-text(&quot;CheckDay&quot;)" calcext:base-cell-address="'Ile Taverne'.Y30"/>
            <calcext:condition calcext:apply-style-name="cellule histoire" calcext:value="contains-text(&quot;Leave&quot;)" calcext:base-cell-address="'Ile Taverne'.Y30"/>
            <calcext:condition calcext:apply-style-name="cellule choice" calcext:value="contains-text(&quot;Choice&quot;)" calcext:base-cell-address="'Ile Taverne'.Y30"/>
            <calcext:condition calcext:apply-style-name="cellule d'erreur" calcext:value="!=&quot;&quot;" calcext:base-cell-address="'Ile Taverne'.Y30"/>
          </calcext:conditional-format>
          <calcext:conditional-format calcext:target-range-address="Caserne.X32:Caserne.X32">
            <calcext:condition calcext:apply-style-name="cellule histoire" calcext:value="contains-text(&quot;GoTo&quot;)" calcext:base-cell-address="'Ile Taverne'.X32"/>
            <calcext:condition calcext:apply-style-name="cellule histoire" calcext:value="contains-text(&quot;Conclude&quot;)" calcext:base-cell-address="'Ile Taverne'.X32"/>
            <calcext:condition calcext:apply-style-name="cellule random" calcext:value="contains-text(&quot;RandomPercent&quot;)" calcext:base-cell-address="'Ile Taverne'.X32"/>
            <calcext:condition calcext:apply-style-name="cellule random" calcext:value="contains-text(&quot;RandomRange&quot;)" calcext:base-cell-address="'Ile Taverne'.X32"/>
            <calcext:condition calcext:apply-style-name="cellule personnages" calcext:value="contains-text(&quot;NewCrew&quot;)" calcext:base-cell-address="'Ile Taverne'.X32"/>
            <calcext:condition calcext:apply-style-name="cellule personnages" calcext:value="contains-text(&quot;NewCharacter&quot;)" calcext:base-cell-address="'Ile Taverne'.X32"/>
            <calcext:condition calcext:apply-style-name="cellule personnages" calcext:value="contains-text(&quot;HideOther&quot;)" calcext:base-cell-address="'Ile Taverne'.X32"/>
            <calcext:condition calcext:apply-style-name="cellule personnages" calcext:value="contains-text(&quot;DeleteOther&quot;)" calcext:base-cell-address="'Ile Taverne'.X32"/>
            <calcext:condition calcext:apply-style-name="cellule narrateur" calcext:value="contains-text(&quot;Narrator&quot;)" calcext:base-cell-address="'Ile Taverne'.X32"/>
            <calcext:condition calcext:apply-style-name="cellule set choice" calcext:value="contains-text(&quot;SetChoices&quot;)" calcext:base-cell-address="'Ile Taverne'.X32"/>
            <calcext:condition calcext:apply-style-name="cellule dialogues" calcext:value="contains-text(&quot;PlayerSpeak&quot;)" calcext:base-cell-address="'Ile Taverne'.X32"/>
            <calcext:condition calcext:apply-style-name="cellule dialogues" calcext:value="contains-text(&quot;OtherSpeak&quot;)" calcext:base-cell-address="'Ile Taverne'.X32"/>
            <calcext:condition calcext:apply-style-name="cellule argent" calcext:value="contains-text(&quot;CheckGold&quot;)" calcext:base-cell-address="'Ile Taverne'.X32"/>
            <calcext:condition calcext:apply-style-name="cellule argent" calcext:value="contains-text(&quot;RemoveGold&quot;)" calcext:base-cell-address="'Ile Taverne'.X32"/>
            <calcext:condition calcext:apply-style-name="cellule argent" calcext:value="contains-text(&quot;AddGold&quot;)" calcext:base-cell-address="'Ile Taverne'.X32"/>
            <calcext:condition calcext:apply-style-name="cellule argent" calcext:value="contains-text(&quot;Loot&quot;)" calcext:base-cell-address="'Ile Taverne'.X32"/>
            <calcext:condition calcext:apply-style-name="cellule argent" calcext:value="contains-text(&quot;Trade&quot;)" calcext:base-cell-address="'Ile Taverne'.X32"/>
            <calcext:condition calcext:apply-style-name="cellule combat" calcext:value="contains-text(&quot;LaunchCombat&quot;)" calcext:base-cell-address="'Ile Taverne'.X32"/>
            <calcext:condition calcext:apply-style-name="cellule indice" calcext:value="contains-text(&quot;CheckFormula&quot;)" calcext:base-cell-address="'Ile Taverne'.X32"/>
            <calcext:condition calcext:apply-style-name="cellule indice" calcext:value="contains-text(&quot;GiveDirection&quot;)" calcext:base-cell-address="'Ile Taverne'.X32"/>
            <calcext:condition calcext:apply-style-name="cellule temps" calcext:value="contains-text(&quot;SetWeather&quot;)" calcext:base-cell-address="'Ile Taverne'.X32"/>
            <calcext:condition calcext:apply-style-name="cellule temps" calcext:value="contains-text(&quot;SwitchWeather&quot;)" calcext:base-cell-address="'Ile Taverne'.X32"/>
            <calcext:condition calcext:apply-style-name="cellule temps" calcext:value="contains-text(&quot;NextDay&quot;)" calcext:base-cell-address="'Ile Taverne'.X32"/>
            <calcext:condition calcext:apply-style-name="cellule temps" calcext:value="contains-text(&quot;CheckDay&quot;)" calcext:base-cell-address="'Ile Taverne'.X32"/>
            <calcext:condition calcext:apply-style-name="cellule histoire" calcext:value="contains-text(&quot;Leave&quot;)" calcext:base-cell-address="'Ile Taverne'.X32"/>
            <calcext:condition calcext:apply-style-name="cellule choice" calcext:value="contains-text(&quot;Choice&quot;)" calcext:base-cell-address="'Ile Taverne'.X32"/>
            <calcext:condition calcext:apply-style-name="cellule d'erreur" calcext:value="!=&quot;&quot;" calcext:base-cell-address="'Ile Taverne'.X32"/>
          </calcext:conditional-format>
          <calcext:conditional-format calcext:target-range-address="Caserne.X33:Caserne.X33">
            <calcext:condition calcext:apply-style-name="cellule histoire" calcext:value="contains-text(&quot;GoTo&quot;)" calcext:base-cell-address="'Ile Taverne'.X33"/>
            <calcext:condition calcext:apply-style-name="cellule histoire" calcext:value="contains-text(&quot;Conclude&quot;)" calcext:base-cell-address="'Ile Taverne'.X33"/>
            <calcext:condition calcext:apply-style-name="cellule random" calcext:value="contains-text(&quot;RandomPercent&quot;)" calcext:base-cell-address="'Ile Taverne'.X33"/>
            <calcext:condition calcext:apply-style-name="cellule random" calcext:value="contains-text(&quot;RandomRange&quot;)" calcext:base-cell-address="'Ile Taverne'.X33"/>
            <calcext:condition calcext:apply-style-name="cellule personnages" calcext:value="contains-text(&quot;NewCrew&quot;)" calcext:base-cell-address="'Ile Taverne'.X33"/>
            <calcext:condition calcext:apply-style-name="cellule personnages" calcext:value="contains-text(&quot;NewCharacter&quot;)" calcext:base-cell-address="'Ile Taverne'.X33"/>
            <calcext:condition calcext:apply-style-name="cellule personnages" calcext:value="contains-text(&quot;HideOther&quot;)" calcext:base-cell-address="'Ile Taverne'.X33"/>
            <calcext:condition calcext:apply-style-name="cellule personnages" calcext:value="contains-text(&quot;DeleteOther&quot;)" calcext:base-cell-address="'Ile Taverne'.X33"/>
            <calcext:condition calcext:apply-style-name="cellule narrateur" calcext:value="contains-text(&quot;Narrator&quot;)" calcext:base-cell-address="'Ile Taverne'.X33"/>
            <calcext:condition calcext:apply-style-name="cellule set choice" calcext:value="contains-text(&quot;SetChoices&quot;)" calcext:base-cell-address="'Ile Taverne'.X33"/>
            <calcext:condition calcext:apply-style-name="cellule dialogues" calcext:value="contains-text(&quot;PlayerSpeak&quot;)" calcext:base-cell-address="'Ile Taverne'.X33"/>
            <calcext:condition calcext:apply-style-name="cellule dialogues" calcext:value="contains-text(&quot;OtherSpeak&quot;)" calcext:base-cell-address="'Ile Taverne'.X33"/>
            <calcext:condition calcext:apply-style-name="cellule argent" calcext:value="contains-text(&quot;CheckGold&quot;)" calcext:base-cell-address="'Ile Taverne'.X33"/>
            <calcext:condition calcext:apply-style-name="cellule argent" calcext:value="contains-text(&quot;RemoveGold&quot;)" calcext:base-cell-address="'Ile Taverne'.X33"/>
            <calcext:condition calcext:apply-style-name="cellule argent" calcext:value="contains-text(&quot;AddGold&quot;)" calcext:base-cell-address="'Ile Taverne'.X33"/>
            <calcext:condition calcext:apply-style-name="cellule argent" calcext:value="contains-text(&quot;Loot&quot;)" calcext:base-cell-address="'Ile Taverne'.X33"/>
            <calcext:condition calcext:apply-style-name="cellule argent" calcext:value="contains-text(&quot;Trade&quot;)" calcext:base-cell-address="'Ile Taverne'.X33"/>
            <calcext:condition calcext:apply-style-name="cellule combat" calcext:value="contains-text(&quot;LaunchCombat&quot;)" calcext:base-cell-address="'Ile Taverne'.X33"/>
            <calcext:condition calcext:apply-style-name="cellule indice" calcext:value="contains-text(&quot;CheckFormula&quot;)" calcext:base-cell-address="'Ile Taverne'.X33"/>
            <calcext:condition calcext:apply-style-name="cellule indice" calcext:value="contains-text(&quot;GiveDirection&quot;)" calcext:base-cell-address="'Ile Taverne'.X33"/>
            <calcext:condition calcext:apply-style-name="cellule temps" calcext:value="contains-text(&quot;SetWeather&quot;)" calcext:base-cell-address="'Ile Taverne'.X33"/>
            <calcext:condition calcext:apply-style-name="cellule temps" calcext:value="contains-text(&quot;SwitchWeather&quot;)" calcext:base-cell-address="'Ile Taverne'.X33"/>
            <calcext:condition calcext:apply-style-name="cellule temps" calcext:value="contains-text(&quot;NextDay&quot;)" calcext:base-cell-address="'Ile Taverne'.X33"/>
            <calcext:condition calcext:apply-style-name="cellule temps" calcext:value="contains-text(&quot;CheckDay&quot;)" calcext:base-cell-address="'Ile Taverne'.X33"/>
            <calcext:condition calcext:apply-style-name="cellule histoire" calcext:value="contains-text(&quot;Leave&quot;)" calcext:base-cell-address="'Ile Taverne'.X33"/>
            <calcext:condition calcext:apply-style-name="cellule choice" calcext:value="contains-text(&quot;Choice&quot;)" calcext:base-cell-address="'Ile Taverne'.X33"/>
            <calcext:condition calcext:apply-style-name="cellule d'erreur" calcext:value="!=&quot;&quot;" calcext:base-cell-address="'Ile Taverne'.X33"/>
          </calcext:conditional-format>
          <calcext:conditional-format calcext:target-range-address="Caserne.Y33:Caserne.Z39 Caserne.Z40:Caserne.Z40">
            <calcext:condition calcext:apply-style-name="cellule histoire" calcext:value="contains-text(&quot;GoTo&quot;)" calcext:base-cell-address="'Ile Taverne'.Y33"/>
            <calcext:condition calcext:apply-style-name="cellule histoire" calcext:value="contains-text(&quot;Conclude&quot;)" calcext:base-cell-address="'Ile Taverne'.Y33"/>
            <calcext:condition calcext:apply-style-name="cellule random" calcext:value="contains-text(&quot;RandomPercent&quot;)" calcext:base-cell-address="'Ile Taverne'.Y33"/>
            <calcext:condition calcext:apply-style-name="cellule random" calcext:value="contains-text(&quot;RandomRange&quot;)" calcext:base-cell-address="'Ile Taverne'.Y33"/>
            <calcext:condition calcext:apply-style-name="cellule personnages" calcext:value="contains-text(&quot;NewCrew&quot;)" calcext:base-cell-address="'Ile Taverne'.Y33"/>
            <calcext:condition calcext:apply-style-name="cellule personnages" calcext:value="contains-text(&quot;NewCharacter&quot;)" calcext:base-cell-address="'Ile Taverne'.Y33"/>
            <calcext:condition calcext:apply-style-name="cellule personnages" calcext:value="contains-text(&quot;HideOther&quot;)" calcext:base-cell-address="'Ile Taverne'.Y33"/>
            <calcext:condition calcext:apply-style-name="cellule personnages" calcext:value="contains-text(&quot;DeleteOther&quot;)" calcext:base-cell-address="'Ile Taverne'.Y33"/>
            <calcext:condition calcext:apply-style-name="cellule narrateur" calcext:value="contains-text(&quot;Narrator&quot;)" calcext:base-cell-address="'Ile Taverne'.Y33"/>
            <calcext:condition calcext:apply-style-name="cellule set choice" calcext:value="contains-text(&quot;SetChoices&quot;)" calcext:base-cell-address="'Ile Taverne'.Y33"/>
            <calcext:condition calcext:apply-style-name="cellule dialogues" calcext:value="contains-text(&quot;PlayerSpeak&quot;)" calcext:base-cell-address="'Ile Taverne'.Y33"/>
            <calcext:condition calcext:apply-style-name="cellule dialogues" calcext:value="contains-text(&quot;OtherSpeak&quot;)" calcext:base-cell-address="'Ile Taverne'.Y33"/>
            <calcext:condition calcext:apply-style-name="cellule argent" calcext:value="contains-text(&quot;CheckGold&quot;)" calcext:base-cell-address="'Ile Taverne'.Y33"/>
            <calcext:condition calcext:apply-style-name="cellule argent" calcext:value="contains-text(&quot;RemoveGold&quot;)" calcext:base-cell-address="'Ile Taverne'.Y33"/>
            <calcext:condition calcext:apply-style-name="cellule argent" calcext:value="contains-text(&quot;AddGold&quot;)" calcext:base-cell-address="'Ile Taverne'.Y33"/>
            <calcext:condition calcext:apply-style-name="cellule argent" calcext:value="contains-text(&quot;Loot&quot;)" calcext:base-cell-address="'Ile Taverne'.Y33"/>
            <calcext:condition calcext:apply-style-name="cellule argent" calcext:value="contains-text(&quot;Trade&quot;)" calcext:base-cell-address="'Ile Taverne'.Y33"/>
            <calcext:condition calcext:apply-style-name="cellule combat" calcext:value="contains-text(&quot;LaunchCombat&quot;)" calcext:base-cell-address="'Ile Taverne'.Y33"/>
            <calcext:condition calcext:apply-style-name="cellule indice" calcext:value="contains-text(&quot;CheckFormula&quot;)" calcext:base-cell-address="'Ile Taverne'.Y33"/>
            <calcext:condition calcext:apply-style-name="cellule indice" calcext:value="contains-text(&quot;GiveDirection&quot;)" calcext:base-cell-address="'Ile Taverne'.Y33"/>
            <calcext:condition calcext:apply-style-name="cellule temps" calcext:value="contains-text(&quot;SetWeather&quot;)" calcext:base-cell-address="'Ile Taverne'.Y33"/>
            <calcext:condition calcext:apply-style-name="cellule temps" calcext:value="contains-text(&quot;SwitchWeather&quot;)" calcext:base-cell-address="'Ile Taverne'.Y33"/>
            <calcext:condition calcext:apply-style-name="cellule temps" calcext:value="contains-text(&quot;NextDay&quot;)" calcext:base-cell-address="'Ile Taverne'.Y33"/>
            <calcext:condition calcext:apply-style-name="cellule temps" calcext:value="contains-text(&quot;CheckDay&quot;)" calcext:base-cell-address="'Ile Taverne'.Y33"/>
            <calcext:condition calcext:apply-style-name="cellule histoire" calcext:value="contains-text(&quot;Leave&quot;)" calcext:base-cell-address="'Ile Taverne'.Y33"/>
            <calcext:condition calcext:apply-style-name="cellule choice" calcext:value="contains-text(&quot;Choice&quot;)" calcext:base-cell-address="'Ile Taverne'.Y33"/>
            <calcext:condition calcext:apply-style-name="cellule d'erreur" calcext:value="!=&quot;&quot;" calcext:base-cell-address="'Ile Taverne'.Y33"/>
          </calcext:conditional-format>
          <calcext:conditional-format calcext:target-range-address="Caserne.AA32:Caserne.AA32">
            <calcext:condition calcext:apply-style-name="cellule histoire" calcext:value="contains-text(&quot;GoTo&quot;)" calcext:base-cell-address="'Ile Taverne'.AA32"/>
            <calcext:condition calcext:apply-style-name="cellule histoire" calcext:value="contains-text(&quot;Conclude&quot;)" calcext:base-cell-address="'Ile Taverne'.AA32"/>
            <calcext:condition calcext:apply-style-name="cellule random" calcext:value="contains-text(&quot;RandomPercent&quot;)" calcext:base-cell-address="'Ile Taverne'.AA32"/>
            <calcext:condition calcext:apply-style-name="cellule random" calcext:value="contains-text(&quot;RandomRange&quot;)" calcext:base-cell-address="'Ile Taverne'.AA32"/>
            <calcext:condition calcext:apply-style-name="cellule personnages" calcext:value="contains-text(&quot;NewCrew&quot;)" calcext:base-cell-address="'Ile Taverne'.AA32"/>
            <calcext:condition calcext:apply-style-name="cellule personnages" calcext:value="contains-text(&quot;NewCharacter&quot;)" calcext:base-cell-address="'Ile Taverne'.AA32"/>
            <calcext:condition calcext:apply-style-name="cellule personnages" calcext:value="contains-text(&quot;HideOther&quot;)" calcext:base-cell-address="'Ile Taverne'.AA32"/>
            <calcext:condition calcext:apply-style-name="cellule personnages" calcext:value="contains-text(&quot;DeleteOther&quot;)" calcext:base-cell-address="'Ile Taverne'.AA32"/>
            <calcext:condition calcext:apply-style-name="cellule narrateur" calcext:value="contains-text(&quot;Narrator&quot;)" calcext:base-cell-address="'Ile Taverne'.AA32"/>
            <calcext:condition calcext:apply-style-name="cellule set choice" calcext:value="contains-text(&quot;SetChoices&quot;)" calcext:base-cell-address="'Ile Taverne'.AA32"/>
            <calcext:condition calcext:apply-style-name="cellule dialogues" calcext:value="contains-text(&quot;PlayerSpeak&quot;)" calcext:base-cell-address="'Ile Taverne'.AA32"/>
            <calcext:condition calcext:apply-style-name="cellule dialogues" calcext:value="contains-text(&quot;OtherSpeak&quot;)" calcext:base-cell-address="'Ile Taverne'.AA32"/>
            <calcext:condition calcext:apply-style-name="cellule argent" calcext:value="contains-text(&quot;CheckGold&quot;)" calcext:base-cell-address="'Ile Taverne'.AA32"/>
            <calcext:condition calcext:apply-style-name="cellule argent" calcext:value="contains-text(&quot;RemoveGold&quot;)" calcext:base-cell-address="'Ile Taverne'.AA32"/>
            <calcext:condition calcext:apply-style-name="cellule argent" calcext:value="contains-text(&quot;AddGold&quot;)" calcext:base-cell-address="'Ile Taverne'.AA32"/>
            <calcext:condition calcext:apply-style-name="cellule argent" calcext:value="contains-text(&quot;Loot&quot;)" calcext:base-cell-address="'Ile Taverne'.AA32"/>
            <calcext:condition calcext:apply-style-name="cellule argent" calcext:value="contains-text(&quot;Trade&quot;)" calcext:base-cell-address="'Ile Taverne'.AA32"/>
            <calcext:condition calcext:apply-style-name="cellule combat" calcext:value="contains-text(&quot;LaunchCombat&quot;)" calcext:base-cell-address="'Ile Taverne'.AA32"/>
            <calcext:condition calcext:apply-style-name="cellule indice" calcext:value="contains-text(&quot;CheckFormula&quot;)" calcext:base-cell-address="'Ile Taverne'.AA32"/>
            <calcext:condition calcext:apply-style-name="cellule indice" calcext:value="contains-text(&quot;GiveDirection&quot;)" calcext:base-cell-address="'Ile Taverne'.AA32"/>
            <calcext:condition calcext:apply-style-name="cellule temps" calcext:value="contains-text(&quot;SetWeather&quot;)" calcext:base-cell-address="'Ile Taverne'.AA32"/>
            <calcext:condition calcext:apply-style-name="cellule temps" calcext:value="contains-text(&quot;SwitchWeather&quot;)" calcext:base-cell-address="'Ile Taverne'.AA32"/>
            <calcext:condition calcext:apply-style-name="cellule temps" calcext:value="contains-text(&quot;NextDay&quot;)" calcext:base-cell-address="'Ile Taverne'.AA32"/>
            <calcext:condition calcext:apply-style-name="cellule temps" calcext:value="contains-text(&quot;CheckDay&quot;)" calcext:base-cell-address="'Ile Taverne'.AA32"/>
            <calcext:condition calcext:apply-style-name="cellule histoire" calcext:value="contains-text(&quot;Leave&quot;)" calcext:base-cell-address="'Ile Taverne'.AA32"/>
            <calcext:condition calcext:apply-style-name="cellule choice" calcext:value="contains-text(&quot;Choice&quot;)" calcext:base-cell-address="'Ile Taverne'.AA32"/>
            <calcext:condition calcext:apply-style-name="cellule d'erreur" calcext:value="!=&quot;&quot;" calcext:base-cell-address="'Ile Taverne'.AA32"/>
          </calcext:conditional-format>
          <calcext:conditional-format calcext:target-range-address="Caserne.X30:Caserne.X30">
            <calcext:condition calcext:apply-style-name="cellule histoire" calcext:value="contains-text(&quot;GoTo&quot;)" calcext:base-cell-address="'Ile Taverne'.X30"/>
            <calcext:condition calcext:apply-style-name="cellule histoire" calcext:value="contains-text(&quot;Conclude&quot;)" calcext:base-cell-address="'Ile Taverne'.X30"/>
            <calcext:condition calcext:apply-style-name="cellule random" calcext:value="contains-text(&quot;RandomPercent&quot;)" calcext:base-cell-address="'Ile Taverne'.X30"/>
            <calcext:condition calcext:apply-style-name="cellule random" calcext:value="contains-text(&quot;RandomRange&quot;)" calcext:base-cell-address="'Ile Taverne'.X30"/>
            <calcext:condition calcext:apply-style-name="cellule personnages" calcext:value="contains-text(&quot;NewCrew&quot;)" calcext:base-cell-address="'Ile Taverne'.X30"/>
            <calcext:condition calcext:apply-style-name="cellule personnages" calcext:value="contains-text(&quot;NewCharacter&quot;)" calcext:base-cell-address="'Ile Taverne'.X30"/>
            <calcext:condition calcext:apply-style-name="cellule personnages" calcext:value="contains-text(&quot;HideOther&quot;)" calcext:base-cell-address="'Ile Taverne'.X30"/>
            <calcext:condition calcext:apply-style-name="cellule personnages" calcext:value="contains-text(&quot;DeleteOther&quot;)" calcext:base-cell-address="'Ile Taverne'.X30"/>
            <calcext:condition calcext:apply-style-name="cellule narrateur" calcext:value="contains-text(&quot;Narrator&quot;)" calcext:base-cell-address="'Ile Taverne'.X30"/>
            <calcext:condition calcext:apply-style-name="cellule set choice" calcext:value="contains-text(&quot;SetChoices&quot;)" calcext:base-cell-address="'Ile Taverne'.X30"/>
            <calcext:condition calcext:apply-style-name="cellule dialogues" calcext:value="contains-text(&quot;PlayerSpeak&quot;)" calcext:base-cell-address="'Ile Taverne'.X30"/>
            <calcext:condition calcext:apply-style-name="cellule dialogues" calcext:value="contains-text(&quot;OtherSpeak&quot;)" calcext:base-cell-address="'Ile Taverne'.X30"/>
            <calcext:condition calcext:apply-style-name="cellule argent" calcext:value="contains-text(&quot;CheckGold&quot;)" calcext:base-cell-address="'Ile Taverne'.X30"/>
            <calcext:condition calcext:apply-style-name="cellule argent" calcext:value="contains-text(&quot;RemoveGold&quot;)" calcext:base-cell-address="'Ile Taverne'.X30"/>
            <calcext:condition calcext:apply-style-name="cellule argent" calcext:value="contains-text(&quot;AddGold&quot;)" calcext:base-cell-address="'Ile Taverne'.X30"/>
            <calcext:condition calcext:apply-style-name="cellule argent" calcext:value="contains-text(&quot;Loot&quot;)" calcext:base-cell-address="'Ile Taverne'.X30"/>
            <calcext:condition calcext:apply-style-name="cellule argent" calcext:value="contains-text(&quot;Trade&quot;)" calcext:base-cell-address="'Ile Taverne'.X30"/>
            <calcext:condition calcext:apply-style-name="cellule combat" calcext:value="contains-text(&quot;LaunchCombat&quot;)" calcext:base-cell-address="'Ile Taverne'.X30"/>
            <calcext:condition calcext:apply-style-name="cellule indice" calcext:value="contains-text(&quot;CheckFormula&quot;)" calcext:base-cell-address="'Ile Taverne'.X30"/>
            <calcext:condition calcext:apply-style-name="cellule indice" calcext:value="contains-text(&quot;GiveDirection&quot;)" calcext:base-cell-address="'Ile Taverne'.X30"/>
            <calcext:condition calcext:apply-style-name="cellule temps" calcext:value="contains-text(&quot;SetWeather&quot;)" calcext:base-cell-address="'Ile Taverne'.X30"/>
            <calcext:condition calcext:apply-style-name="cellule temps" calcext:value="contains-text(&quot;SwitchWeather&quot;)" calcext:base-cell-address="'Ile Taverne'.X30"/>
            <calcext:condition calcext:apply-style-name="cellule temps" calcext:value="contains-text(&quot;NextDay&quot;)" calcext:base-cell-address="'Ile Taverne'.X30"/>
            <calcext:condition calcext:apply-style-name="cellule temps" calcext:value="contains-text(&quot;CheckDay&quot;)" calcext:base-cell-address="'Ile Taverne'.X30"/>
            <calcext:condition calcext:apply-style-name="cellule histoire" calcext:value="contains-text(&quot;Leave&quot;)" calcext:base-cell-address="'Ile Taverne'.X30"/>
            <calcext:condition calcext:apply-style-name="cellule choice" calcext:value="contains-text(&quot;Choice&quot;)" calcext:base-cell-address="'Ile Taverne'.X30"/>
            <calcext:condition calcext:apply-style-name="cellule d'erreur" calcext:value="!=&quot;&quot;" calcext:base-cell-address="'Ile Taverne'.X30"/>
          </calcext:conditional-format>
          <calcext:conditional-format calcext:target-range-address="Caserne.X31:Caserne.X31">
            <calcext:condition calcext:apply-style-name="cellule histoire" calcext:value="contains-text(&quot;GoTo&quot;)" calcext:base-cell-address="'Ile Taverne'.X31"/>
            <calcext:condition calcext:apply-style-name="cellule histoire" calcext:value="contains-text(&quot;Conclude&quot;)" calcext:base-cell-address="'Ile Taverne'.X31"/>
            <calcext:condition calcext:apply-style-name="cellule random" calcext:value="contains-text(&quot;RandomPercent&quot;)" calcext:base-cell-address="'Ile Taverne'.X31"/>
            <calcext:condition calcext:apply-style-name="cellule random" calcext:value="contains-text(&quot;RandomRange&quot;)" calcext:base-cell-address="'Ile Taverne'.X31"/>
            <calcext:condition calcext:apply-style-name="cellule personnages" calcext:value="contains-text(&quot;NewCrew&quot;)" calcext:base-cell-address="'Ile Taverne'.X31"/>
            <calcext:condition calcext:apply-style-name="cellule personnages" calcext:value="contains-text(&quot;NewCharacter&quot;)" calcext:base-cell-address="'Ile Taverne'.X31"/>
            <calcext:condition calcext:apply-style-name="cellule personnages" calcext:value="contains-text(&quot;HideOther&quot;)" calcext:base-cell-address="'Ile Taverne'.X31"/>
            <calcext:condition calcext:apply-style-name="cellule personnages" calcext:value="contains-text(&quot;DeleteOther&quot;)" calcext:base-cell-address="'Ile Taverne'.X31"/>
            <calcext:condition calcext:apply-style-name="cellule narrateur" calcext:value="contains-text(&quot;Narrator&quot;)" calcext:base-cell-address="'Ile Taverne'.X31"/>
            <calcext:condition calcext:apply-style-name="cellule set choice" calcext:value="contains-text(&quot;SetChoices&quot;)" calcext:base-cell-address="'Ile Taverne'.X31"/>
            <calcext:condition calcext:apply-style-name="cellule dialogues" calcext:value="contains-text(&quot;PlayerSpeak&quot;)" calcext:base-cell-address="'Ile Taverne'.X31"/>
            <calcext:condition calcext:apply-style-name="cellule dialogues" calcext:value="contains-text(&quot;OtherSpeak&quot;)" calcext:base-cell-address="'Ile Taverne'.X31"/>
            <calcext:condition calcext:apply-style-name="cellule argent" calcext:value="contains-text(&quot;CheckGold&quot;)" calcext:base-cell-address="'Ile Taverne'.X31"/>
            <calcext:condition calcext:apply-style-name="cellule argent" calcext:value="contains-text(&quot;RemoveGold&quot;)" calcext:base-cell-address="'Ile Taverne'.X31"/>
            <calcext:condition calcext:apply-style-name="cellule argent" calcext:value="contains-text(&quot;AddGold&quot;)" calcext:base-cell-address="'Ile Taverne'.X31"/>
            <calcext:condition calcext:apply-style-name="cellule argent" calcext:value="contains-text(&quot;Loot&quot;)" calcext:base-cell-address="'Ile Taverne'.X31"/>
            <calcext:condition calcext:apply-style-name="cellule argent" calcext:value="contains-text(&quot;Trade&quot;)" calcext:base-cell-address="'Ile Taverne'.X31"/>
            <calcext:condition calcext:apply-style-name="cellule combat" calcext:value="contains-text(&quot;LaunchCombat&quot;)" calcext:base-cell-address="'Ile Taverne'.X31"/>
            <calcext:condition calcext:apply-style-name="cellule indice" calcext:value="contains-text(&quot;CheckFormula&quot;)" calcext:base-cell-address="'Ile Taverne'.X31"/>
            <calcext:condition calcext:apply-style-name="cellule indice" calcext:value="contains-text(&quot;GiveDirection&quot;)" calcext:base-cell-address="'Ile Taverne'.X31"/>
            <calcext:condition calcext:apply-style-name="cellule temps" calcext:value="contains-text(&quot;SetWeather&quot;)" calcext:base-cell-address="'Ile Taverne'.X31"/>
            <calcext:condition calcext:apply-style-name="cellule temps" calcext:value="contains-text(&quot;SwitchWeather&quot;)" calcext:base-cell-address="'Ile Taverne'.X31"/>
            <calcext:condition calcext:apply-style-name="cellule temps" calcext:value="contains-text(&quot;NextDay&quot;)" calcext:base-cell-address="'Ile Taverne'.X31"/>
            <calcext:condition calcext:apply-style-name="cellule temps" calcext:value="contains-text(&quot;CheckDay&quot;)" calcext:base-cell-address="'Ile Taverne'.X31"/>
            <calcext:condition calcext:apply-style-name="cellule histoire" calcext:value="contains-text(&quot;Leave&quot;)" calcext:base-cell-address="'Ile Taverne'.X31"/>
            <calcext:condition calcext:apply-style-name="cellule choice" calcext:value="contains-text(&quot;Choice&quot;)" calcext:base-cell-address="'Ile Taverne'.X31"/>
            <calcext:condition calcext:apply-style-name="cellule d'erreur" calcext:value="!=&quot;&quot;" calcext:base-cell-address="'Ile Taverne'.X31"/>
          </calcext:conditional-format>
          <calcext:conditional-format calcext:target-range-address="Caserne.Z31:Caserne.Z31">
            <calcext:condition calcext:apply-style-name="cellule histoire" calcext:value="contains-text(&quot;GoTo&quot;)" calcext:base-cell-address="'Ile Taverne'.Z31"/>
            <calcext:condition calcext:apply-style-name="cellule histoire" calcext:value="contains-text(&quot;Conclude&quot;)" calcext:base-cell-address="'Ile Taverne'.Z31"/>
            <calcext:condition calcext:apply-style-name="cellule random" calcext:value="contains-text(&quot;RandomPercent&quot;)" calcext:base-cell-address="'Ile Taverne'.Z31"/>
            <calcext:condition calcext:apply-style-name="cellule random" calcext:value="contains-text(&quot;RandomRange&quot;)" calcext:base-cell-address="'Ile Taverne'.Z31"/>
            <calcext:condition calcext:apply-style-name="cellule personnages" calcext:value="contains-text(&quot;NewCrew&quot;)" calcext:base-cell-address="'Ile Taverne'.Z31"/>
            <calcext:condition calcext:apply-style-name="cellule personnages" calcext:value="contains-text(&quot;NewCharacter&quot;)" calcext:base-cell-address="'Ile Taverne'.Z31"/>
            <calcext:condition calcext:apply-style-name="cellule personnages" calcext:value="contains-text(&quot;HideOther&quot;)" calcext:base-cell-address="'Ile Taverne'.Z31"/>
            <calcext:condition calcext:apply-style-name="cellule personnages" calcext:value="contains-text(&quot;DeleteOther&quot;)" calcext:base-cell-address="'Ile Taverne'.Z31"/>
            <calcext:condition calcext:apply-style-name="cellule narrateur" calcext:value="contains-text(&quot;Narrator&quot;)" calcext:base-cell-address="'Ile Taverne'.Z31"/>
            <calcext:condition calcext:apply-style-name="cellule set choice" calcext:value="contains-text(&quot;SetChoices&quot;)" calcext:base-cell-address="'Ile Taverne'.Z31"/>
            <calcext:condition calcext:apply-style-name="cellule dialogues" calcext:value="contains-text(&quot;PlayerSpeak&quot;)" calcext:base-cell-address="'Ile Taverne'.Z31"/>
            <calcext:condition calcext:apply-style-name="cellule dialogues" calcext:value="contains-text(&quot;OtherSpeak&quot;)" calcext:base-cell-address="'Ile Taverne'.Z31"/>
            <calcext:condition calcext:apply-style-name="cellule argent" calcext:value="contains-text(&quot;CheckGold&quot;)" calcext:base-cell-address="'Ile Taverne'.Z31"/>
            <calcext:condition calcext:apply-style-name="cellule argent" calcext:value="contains-text(&quot;RemoveGold&quot;)" calcext:base-cell-address="'Ile Taverne'.Z31"/>
            <calcext:condition calcext:apply-style-name="cellule argent" calcext:value="contains-text(&quot;AddGold&quot;)" calcext:base-cell-address="'Ile Taverne'.Z31"/>
            <calcext:condition calcext:apply-style-name="cellule argent" calcext:value="contains-text(&quot;Loot&quot;)" calcext:base-cell-address="'Ile Taverne'.Z31"/>
            <calcext:condition calcext:apply-style-name="cellule argent" calcext:value="contains-text(&quot;Trade&quot;)" calcext:base-cell-address="'Ile Taverne'.Z31"/>
            <calcext:condition calcext:apply-style-name="cellule combat" calcext:value="contains-text(&quot;LaunchCombat&quot;)" calcext:base-cell-address="'Ile Taverne'.Z31"/>
            <calcext:condition calcext:apply-style-name="cellule indice" calcext:value="contains-text(&quot;CheckFormula&quot;)" calcext:base-cell-address="'Ile Taverne'.Z31"/>
            <calcext:condition calcext:apply-style-name="cellule indice" calcext:value="contains-text(&quot;GiveDirection&quot;)" calcext:base-cell-address="'Ile Taverne'.Z31"/>
            <calcext:condition calcext:apply-style-name="cellule temps" calcext:value="contains-text(&quot;SetWeather&quot;)" calcext:base-cell-address="'Ile Taverne'.Z31"/>
            <calcext:condition calcext:apply-style-name="cellule temps" calcext:value="contains-text(&quot;SwitchWeather&quot;)" calcext:base-cell-address="'Ile Taverne'.Z31"/>
            <calcext:condition calcext:apply-style-name="cellule temps" calcext:value="contains-text(&quot;NextDay&quot;)" calcext:base-cell-address="'Ile Taverne'.Z31"/>
            <calcext:condition calcext:apply-style-name="cellule temps" calcext:value="contains-text(&quot;CheckDay&quot;)" calcext:base-cell-address="'Ile Taverne'.Z31"/>
            <calcext:condition calcext:apply-style-name="cellule histoire" calcext:value="contains-text(&quot;Leave&quot;)" calcext:base-cell-address="'Ile Taverne'.Z31"/>
            <calcext:condition calcext:apply-style-name="cellule choice" calcext:value="contains-text(&quot;Choice&quot;)" calcext:base-cell-address="'Ile Taverne'.Z31"/>
            <calcext:condition calcext:apply-style-name="cellule d'erreur" calcext:value="!=&quot;&quot;" calcext:base-cell-address="'Ile Taverne'.Z31"/>
          </calcext:conditional-format>
          <calcext:conditional-format calcext:target-range-address="Caserne.Y31:Caserne.Y31">
            <calcext:condition calcext:apply-style-name="cellule histoire" calcext:value="contains-text(&quot;GoTo&quot;)" calcext:base-cell-address="'Ile Taverne'.Y31"/>
            <calcext:condition calcext:apply-style-name="cellule histoire" calcext:value="contains-text(&quot;Conclude&quot;)" calcext:base-cell-address="'Ile Taverne'.Y31"/>
            <calcext:condition calcext:apply-style-name="cellule random" calcext:value="contains-text(&quot;RandomPercent&quot;)" calcext:base-cell-address="'Ile Taverne'.Y31"/>
            <calcext:condition calcext:apply-style-name="cellule random" calcext:value="contains-text(&quot;RandomRange&quot;)" calcext:base-cell-address="'Ile Taverne'.Y31"/>
            <calcext:condition calcext:apply-style-name="cellule personnages" calcext:value="contains-text(&quot;NewCrew&quot;)" calcext:base-cell-address="'Ile Taverne'.Y31"/>
            <calcext:condition calcext:apply-style-name="cellule personnages" calcext:value="contains-text(&quot;NewCharacter&quot;)" calcext:base-cell-address="'Ile Taverne'.Y31"/>
            <calcext:condition calcext:apply-style-name="cellule personnages" calcext:value="contains-text(&quot;HideOther&quot;)" calcext:base-cell-address="'Ile Taverne'.Y31"/>
            <calcext:condition calcext:apply-style-name="cellule personnages" calcext:value="contains-text(&quot;DeleteOther&quot;)" calcext:base-cell-address="'Ile Taverne'.Y31"/>
            <calcext:condition calcext:apply-style-name="cellule narrateur" calcext:value="contains-text(&quot;Narrator&quot;)" calcext:base-cell-address="'Ile Taverne'.Y31"/>
            <calcext:condition calcext:apply-style-name="cellule set choice" calcext:value="contains-text(&quot;SetChoices&quot;)" calcext:base-cell-address="'Ile Taverne'.Y31"/>
            <calcext:condition calcext:apply-style-name="cellule dialogues" calcext:value="contains-text(&quot;PlayerSpeak&quot;)" calcext:base-cell-address="'Ile Taverne'.Y31"/>
            <calcext:condition calcext:apply-style-name="cellule dialogues" calcext:value="contains-text(&quot;OtherSpeak&quot;)" calcext:base-cell-address="'Ile Taverne'.Y31"/>
            <calcext:condition calcext:apply-style-name="cellule argent" calcext:value="contains-text(&quot;CheckGold&quot;)" calcext:base-cell-address="'Ile Taverne'.Y31"/>
            <calcext:condition calcext:apply-style-name="cellule argent" calcext:value="contains-text(&quot;RemoveGold&quot;)" calcext:base-cell-address="'Ile Taverne'.Y31"/>
            <calcext:condition calcext:apply-style-name="cellule argent" calcext:value="contains-text(&quot;AddGold&quot;)" calcext:base-cell-address="'Ile Taverne'.Y31"/>
            <calcext:condition calcext:apply-style-name="cellule argent" calcext:value="contains-text(&quot;Loot&quot;)" calcext:base-cell-address="'Ile Taverne'.Y31"/>
            <calcext:condition calcext:apply-style-name="cellule argent" calcext:value="contains-text(&quot;Trade&quot;)" calcext:base-cell-address="'Ile Taverne'.Y31"/>
            <calcext:condition calcext:apply-style-name="cellule combat" calcext:value="contains-text(&quot;LaunchCombat&quot;)" calcext:base-cell-address="'Ile Taverne'.Y31"/>
            <calcext:condition calcext:apply-style-name="cellule indice" calcext:value="contains-text(&quot;CheckFormula&quot;)" calcext:base-cell-address="'Ile Taverne'.Y31"/>
            <calcext:condition calcext:apply-style-name="cellule indice" calcext:value="contains-text(&quot;GiveDirection&quot;)" calcext:base-cell-address="'Ile Taverne'.Y31"/>
            <calcext:condition calcext:apply-style-name="cellule temps" calcext:value="contains-text(&quot;SetWeather&quot;)" calcext:base-cell-address="'Ile Taverne'.Y31"/>
            <calcext:condition calcext:apply-style-name="cellule temps" calcext:value="contains-text(&quot;SwitchWeather&quot;)" calcext:base-cell-address="'Ile Taverne'.Y31"/>
            <calcext:condition calcext:apply-style-name="cellule temps" calcext:value="contains-text(&quot;NextDay&quot;)" calcext:base-cell-address="'Ile Taverne'.Y31"/>
            <calcext:condition calcext:apply-style-name="cellule temps" calcext:value="contains-text(&quot;CheckDay&quot;)" calcext:base-cell-address="'Ile Taverne'.Y31"/>
            <calcext:condition calcext:apply-style-name="cellule histoire" calcext:value="contains-text(&quot;Leave&quot;)" calcext:base-cell-address="'Ile Taverne'.Y31"/>
            <calcext:condition calcext:apply-style-name="cellule choice" calcext:value="contains-text(&quot;Choice&quot;)" calcext:base-cell-address="'Ile Taverne'.Y31"/>
            <calcext:condition calcext:apply-style-name="cellule d'erreur" calcext:value="!=&quot;&quot;" calcext:base-cell-address="'Ile Taverne'.Y31"/>
          </calcext:conditional-format>
          <calcext:conditional-format calcext:target-range-address="Caserne.Y31:Caserne.Y31">
            <calcext:condition calcext:apply-style-name="cellule histoire" calcext:value="contains-text(&quot;GoTo&quot;)" calcext:base-cell-address="'Ile Taverne'.Y31"/>
            <calcext:condition calcext:apply-style-name="cellule histoire" calcext:value="contains-text(&quot;Conclude&quot;)" calcext:base-cell-address="'Ile Taverne'.Y31"/>
            <calcext:condition calcext:apply-style-name="cellule random" calcext:value="contains-text(&quot;RandomPercent&quot;)" calcext:base-cell-address="'Ile Taverne'.Y31"/>
            <calcext:condition calcext:apply-style-name="cellule random" calcext:value="contains-text(&quot;RandomRange&quot;)" calcext:base-cell-address="'Ile Taverne'.Y31"/>
            <calcext:condition calcext:apply-style-name="cellule personnages" calcext:value="contains-text(&quot;NewCrew&quot;)" calcext:base-cell-address="'Ile Taverne'.Y31"/>
            <calcext:condition calcext:apply-style-name="cellule personnages" calcext:value="contains-text(&quot;NewCharacter&quot;)" calcext:base-cell-address="'Ile Taverne'.Y31"/>
            <calcext:condition calcext:apply-style-name="cellule personnages" calcext:value="contains-text(&quot;HideOther&quot;)" calcext:base-cell-address="'Ile Taverne'.Y31"/>
            <calcext:condition calcext:apply-style-name="cellule personnages" calcext:value="contains-text(&quot;DeleteOther&quot;)" calcext:base-cell-address="'Ile Taverne'.Y31"/>
            <calcext:condition calcext:apply-style-name="cellule narrateur" calcext:value="contains-text(&quot;Narrator&quot;)" calcext:base-cell-address="'Ile Taverne'.Y31"/>
            <calcext:condition calcext:apply-style-name="cellule set choice" calcext:value="contains-text(&quot;SetChoices&quot;)" calcext:base-cell-address="'Ile Taverne'.Y31"/>
            <calcext:condition calcext:apply-style-name="cellule dialogues" calcext:value="contains-text(&quot;PlayerSpeak&quot;)" calcext:base-cell-address="'Ile Taverne'.Y31"/>
            <calcext:condition calcext:apply-style-name="cellule dialogues" calcext:value="contains-text(&quot;OtherSpeak&quot;)" calcext:base-cell-address="'Ile Taverne'.Y31"/>
            <calcext:condition calcext:apply-style-name="cellule argent" calcext:value="contains-text(&quot;CheckGold&quot;)" calcext:base-cell-address="'Ile Taverne'.Y31"/>
            <calcext:condition calcext:apply-style-name="cellule argent" calcext:value="contains-text(&quot;RemoveGold&quot;)" calcext:base-cell-address="'Ile Taverne'.Y31"/>
            <calcext:condition calcext:apply-style-name="cellule argent" calcext:value="contains-text(&quot;AddGold&quot;)" calcext:base-cell-address="'Ile Taverne'.Y31"/>
            <calcext:condition calcext:apply-style-name="cellule argent" calcext:value="contains-text(&quot;Loot&quot;)" calcext:base-cell-address="'Ile Taverne'.Y31"/>
            <calcext:condition calcext:apply-style-name="cellule argent" calcext:value="contains-text(&quot;Trade&quot;)" calcext:base-cell-address="'Ile Taverne'.Y31"/>
            <calcext:condition calcext:apply-style-name="cellule combat" calcext:value="contains-text(&quot;LaunchCombat&quot;)" calcext:base-cell-address="'Ile Taverne'.Y31"/>
            <calcext:condition calcext:apply-style-name="cellule indice" calcext:value="contains-text(&quot;CheckFormula&quot;)" calcext:base-cell-address="'Ile Taverne'.Y31"/>
            <calcext:condition calcext:apply-style-name="cellule indice" calcext:value="contains-text(&quot;GiveDirection&quot;)" calcext:base-cell-address="'Ile Taverne'.Y31"/>
            <calcext:condition calcext:apply-style-name="cellule temps" calcext:value="contains-text(&quot;SetWeather&quot;)" calcext:base-cell-address="'Ile Taverne'.Y31"/>
            <calcext:condition calcext:apply-style-name="cellule temps" calcext:value="contains-text(&quot;SwitchWeather&quot;)" calcext:base-cell-address="'Ile Taverne'.Y31"/>
            <calcext:condition calcext:apply-style-name="cellule temps" calcext:value="contains-text(&quot;NextDay&quot;)" calcext:base-cell-address="'Ile Taverne'.Y31"/>
            <calcext:condition calcext:apply-style-name="cellule temps" calcext:value="contains-text(&quot;CheckDay&quot;)" calcext:base-cell-address="'Ile Taverne'.Y31"/>
            <calcext:condition calcext:apply-style-name="cellule histoire" calcext:value="contains-text(&quot;Leave&quot;)" calcext:base-cell-address="'Ile Taverne'.Y31"/>
            <calcext:condition calcext:apply-style-name="cellule choice" calcext:value="contains-text(&quot;Choice&quot;)" calcext:base-cell-address="'Ile Taverne'.Y31"/>
            <calcext:condition calcext:apply-style-name="cellule d'erreur" calcext:value="!=&quot;&quot;" calcext:base-cell-address="'Ile Taverne'.Y31"/>
          </calcext:conditional-format>
          <calcext:conditional-format calcext:target-range-address="Caserne.Y31:Caserne.Y31">
            <calcext:condition calcext:apply-style-name="cellule histoire" calcext:value="contains-text(&quot;GoTo&quot;)" calcext:base-cell-address="'Ile Taverne'.Y31"/>
            <calcext:condition calcext:apply-style-name="cellule histoire" calcext:value="contains-text(&quot;Conclude&quot;)" calcext:base-cell-address="'Ile Taverne'.Y31"/>
            <calcext:condition calcext:apply-style-name="cellule random" calcext:value="contains-text(&quot;RandomPercent&quot;)" calcext:base-cell-address="'Ile Taverne'.Y31"/>
            <calcext:condition calcext:apply-style-name="cellule random" calcext:value="contains-text(&quot;RandomRange&quot;)" calcext:base-cell-address="'Ile Taverne'.Y31"/>
            <calcext:condition calcext:apply-style-name="cellule personnages" calcext:value="contains-text(&quot;NewCrew&quot;)" calcext:base-cell-address="'Ile Taverne'.Y31"/>
            <calcext:condition calcext:apply-style-name="cellule personnages" calcext:value="contains-text(&quot;NewCharacter&quot;)" calcext:base-cell-address="'Ile Taverne'.Y31"/>
            <calcext:condition calcext:apply-style-name="cellule personnages" calcext:value="contains-text(&quot;HideOther&quot;)" calcext:base-cell-address="'Ile Taverne'.Y31"/>
            <calcext:condition calcext:apply-style-name="cellule personnages" calcext:value="contains-text(&quot;DeleteOther&quot;)" calcext:base-cell-address="'Ile Taverne'.Y31"/>
            <calcext:condition calcext:apply-style-name="cellule narrateur" calcext:value="contains-text(&quot;Narrator&quot;)" calcext:base-cell-address="'Ile Taverne'.Y31"/>
            <calcext:condition calcext:apply-style-name="cellule set choice" calcext:value="contains-text(&quot;SetChoices&quot;)" calcext:base-cell-address="'Ile Taverne'.Y31"/>
            <calcext:condition calcext:apply-style-name="cellule dialogues" calcext:value="contains-text(&quot;PlayerSpeak&quot;)" calcext:base-cell-address="'Ile Taverne'.Y31"/>
            <calcext:condition calcext:apply-style-name="cellule dialogues" calcext:value="contains-text(&quot;OtherSpeak&quot;)" calcext:base-cell-address="'Ile Taverne'.Y31"/>
            <calcext:condition calcext:apply-style-name="cellule argent" calcext:value="contains-text(&quot;CheckGold&quot;)" calcext:base-cell-address="'Ile Taverne'.Y31"/>
            <calcext:condition calcext:apply-style-name="cellule argent" calcext:value="contains-text(&quot;RemoveGold&quot;)" calcext:base-cell-address="'Ile Taverne'.Y31"/>
            <calcext:condition calcext:apply-style-name="cellule argent" calcext:value="contains-text(&quot;AddGold&quot;)" calcext:base-cell-address="'Ile Taverne'.Y31"/>
            <calcext:condition calcext:apply-style-name="cellule argent" calcext:value="contains-text(&quot;Loot&quot;)" calcext:base-cell-address="'Ile Taverne'.Y31"/>
            <calcext:condition calcext:apply-style-name="cellule argent" calcext:value="contains-text(&quot;Trade&quot;)" calcext:base-cell-address="'Ile Taverne'.Y31"/>
            <calcext:condition calcext:apply-style-name="cellule combat" calcext:value="contains-text(&quot;LaunchCombat&quot;)" calcext:base-cell-address="'Ile Taverne'.Y31"/>
            <calcext:condition calcext:apply-style-name="cellule indice" calcext:value="contains-text(&quot;CheckFormula&quot;)" calcext:base-cell-address="'Ile Taverne'.Y31"/>
            <calcext:condition calcext:apply-style-name="cellule indice" calcext:value="contains-text(&quot;GiveDirection&quot;)" calcext:base-cell-address="'Ile Taverne'.Y31"/>
            <calcext:condition calcext:apply-style-name="cellule temps" calcext:value="contains-text(&quot;SetWeather&quot;)" calcext:base-cell-address="'Ile Taverne'.Y31"/>
            <calcext:condition calcext:apply-style-name="cellule temps" calcext:value="contains-text(&quot;SwitchWeather&quot;)" calcext:base-cell-address="'Ile Taverne'.Y31"/>
            <calcext:condition calcext:apply-style-name="cellule temps" calcext:value="contains-text(&quot;NextDay&quot;)" calcext:base-cell-address="'Ile Taverne'.Y31"/>
            <calcext:condition calcext:apply-style-name="cellule temps" calcext:value="contains-text(&quot;CheckDay&quot;)" calcext:base-cell-address="'Ile Taverne'.Y31"/>
            <calcext:condition calcext:apply-style-name="cellule histoire" calcext:value="contains-text(&quot;Leave&quot;)" calcext:base-cell-address="'Ile Taverne'.Y31"/>
            <calcext:condition calcext:apply-style-name="cellule choice" calcext:value="contains-text(&quot;Choice&quot;)" calcext:base-cell-address="'Ile Taverne'.Y31"/>
            <calcext:condition calcext:apply-style-name="cellule d'erreur" calcext:value="!=&quot;&quot;" calcext:base-cell-address="'Ile Taverne'.Y31"/>
          </calcext:conditional-format>
          <calcext:conditional-format calcext:target-range-address="Caserne.Y33:Caserne.Z39">
            <calcext:condition calcext:apply-style-name="cellule histoire" calcext:value="contains-text(&quot;GoTo&quot;)" calcext:base-cell-address="'Ile Taverne'.Y33"/>
            <calcext:condition calcext:apply-style-name="cellule histoire" calcext:value="contains-text(&quot;Conclude&quot;)" calcext:base-cell-address="'Ile Taverne'.Y33"/>
            <calcext:condition calcext:apply-style-name="cellule random" calcext:value="contains-text(&quot;RandomPercent&quot;)" calcext:base-cell-address="'Ile Taverne'.Y33"/>
            <calcext:condition calcext:apply-style-name="cellule random" calcext:value="contains-text(&quot;RandomRange&quot;)" calcext:base-cell-address="'Ile Taverne'.Y33"/>
            <calcext:condition calcext:apply-style-name="cellule personnages" calcext:value="contains-text(&quot;NewCrew&quot;)" calcext:base-cell-address="'Ile Taverne'.Y33"/>
            <calcext:condition calcext:apply-style-name="cellule personnages" calcext:value="contains-text(&quot;NewCharacter&quot;)" calcext:base-cell-address="'Ile Taverne'.Y33"/>
            <calcext:condition calcext:apply-style-name="cellule personnages" calcext:value="contains-text(&quot;HideOther&quot;)" calcext:base-cell-address="'Ile Taverne'.Y33"/>
            <calcext:condition calcext:apply-style-name="cellule personnages" calcext:value="contains-text(&quot;DeleteOther&quot;)" calcext:base-cell-address="'Ile Taverne'.Y33"/>
            <calcext:condition calcext:apply-style-name="cellule narrateur" calcext:value="contains-text(&quot;Narrator&quot;)" calcext:base-cell-address="'Ile Taverne'.Y33"/>
            <calcext:condition calcext:apply-style-name="cellule set choice" calcext:value="contains-text(&quot;SetChoices&quot;)" calcext:base-cell-address="'Ile Taverne'.Y33"/>
            <calcext:condition calcext:apply-style-name="cellule dialogues" calcext:value="contains-text(&quot;PlayerSpeak&quot;)" calcext:base-cell-address="'Ile Taverne'.Y33"/>
            <calcext:condition calcext:apply-style-name="cellule dialogues" calcext:value="contains-text(&quot;OtherSpeak&quot;)" calcext:base-cell-address="'Ile Taverne'.Y33"/>
            <calcext:condition calcext:apply-style-name="cellule argent" calcext:value="contains-text(&quot;CheckGold&quot;)" calcext:base-cell-address="'Ile Taverne'.Y33"/>
            <calcext:condition calcext:apply-style-name="cellule argent" calcext:value="contains-text(&quot;RemoveGold&quot;)" calcext:base-cell-address="'Ile Taverne'.Y33"/>
            <calcext:condition calcext:apply-style-name="cellule argent" calcext:value="contains-text(&quot;AddGold&quot;)" calcext:base-cell-address="'Ile Taverne'.Y33"/>
            <calcext:condition calcext:apply-style-name="cellule argent" calcext:value="contains-text(&quot;Loot&quot;)" calcext:base-cell-address="'Ile Taverne'.Y33"/>
            <calcext:condition calcext:apply-style-name="cellule argent" calcext:value="contains-text(&quot;Trade&quot;)" calcext:base-cell-address="'Ile Taverne'.Y33"/>
            <calcext:condition calcext:apply-style-name="cellule combat" calcext:value="contains-text(&quot;LaunchCombat&quot;)" calcext:base-cell-address="'Ile Taverne'.Y33"/>
            <calcext:condition calcext:apply-style-name="cellule indice" calcext:value="contains-text(&quot;CheckFormula&quot;)" calcext:base-cell-address="'Ile Taverne'.Y33"/>
            <calcext:condition calcext:apply-style-name="cellule indice" calcext:value="contains-text(&quot;GiveDirection&quot;)" calcext:base-cell-address="'Ile Taverne'.Y33"/>
            <calcext:condition calcext:apply-style-name="cellule temps" calcext:value="contains-text(&quot;SetWeather&quot;)" calcext:base-cell-address="'Ile Taverne'.Y33"/>
            <calcext:condition calcext:apply-style-name="cellule temps" calcext:value="contains-text(&quot;SwitchWeather&quot;)" calcext:base-cell-address="'Ile Taverne'.Y33"/>
            <calcext:condition calcext:apply-style-name="cellule temps" calcext:value="contains-text(&quot;NextDay&quot;)" calcext:base-cell-address="'Ile Taverne'.Y33"/>
            <calcext:condition calcext:apply-style-name="cellule temps" calcext:value="contains-text(&quot;CheckDay&quot;)" calcext:base-cell-address="'Ile Taverne'.Y33"/>
            <calcext:condition calcext:apply-style-name="cellule histoire" calcext:value="contains-text(&quot;Leave&quot;)" calcext:base-cell-address="'Ile Taverne'.Y33"/>
            <calcext:condition calcext:apply-style-name="cellule choice" calcext:value="contains-text(&quot;Choice&quot;)" calcext:base-cell-address="'Ile Taverne'.Y33"/>
            <calcext:condition calcext:apply-style-name="cellule d'erreur" calcext:value="!=&quot;&quot;" calcext:base-cell-address="'Ile Taverne'.Y33"/>
          </calcext:conditional-format>
          <calcext:conditional-format calcext:target-range-address="Caserne.Y33:Caserne.Z39">
            <calcext:condition calcext:apply-style-name="cellule histoire" calcext:value="contains-text(&quot;GoTo&quot;)" calcext:base-cell-address="'Ile Taverne'.Y33"/>
            <calcext:condition calcext:apply-style-name="cellule histoire" calcext:value="contains-text(&quot;Conclude&quot;)" calcext:base-cell-address="'Ile Taverne'.Y33"/>
            <calcext:condition calcext:apply-style-name="cellule random" calcext:value="contains-text(&quot;RandomPercent&quot;)" calcext:base-cell-address="'Ile Taverne'.Y33"/>
            <calcext:condition calcext:apply-style-name="cellule random" calcext:value="contains-text(&quot;RandomRange&quot;)" calcext:base-cell-address="'Ile Taverne'.Y33"/>
            <calcext:condition calcext:apply-style-name="cellule personnages" calcext:value="contains-text(&quot;NewCrew&quot;)" calcext:base-cell-address="'Ile Taverne'.Y33"/>
            <calcext:condition calcext:apply-style-name="cellule personnages" calcext:value="contains-text(&quot;NewCharacter&quot;)" calcext:base-cell-address="'Ile Taverne'.Y33"/>
            <calcext:condition calcext:apply-style-name="cellule personnages" calcext:value="contains-text(&quot;HideOther&quot;)" calcext:base-cell-address="'Ile Taverne'.Y33"/>
            <calcext:condition calcext:apply-style-name="cellule personnages" calcext:value="contains-text(&quot;DeleteOther&quot;)" calcext:base-cell-address="'Ile Taverne'.Y33"/>
            <calcext:condition calcext:apply-style-name="cellule narrateur" calcext:value="contains-text(&quot;Narrator&quot;)" calcext:base-cell-address="'Ile Taverne'.Y33"/>
            <calcext:condition calcext:apply-style-name="cellule set choice" calcext:value="contains-text(&quot;SetChoices&quot;)" calcext:base-cell-address="'Ile Taverne'.Y33"/>
            <calcext:condition calcext:apply-style-name="cellule dialogues" calcext:value="contains-text(&quot;PlayerSpeak&quot;)" calcext:base-cell-address="'Ile Taverne'.Y33"/>
            <calcext:condition calcext:apply-style-name="cellule dialogues" calcext:value="contains-text(&quot;OtherSpeak&quot;)" calcext:base-cell-address="'Ile Taverne'.Y33"/>
            <calcext:condition calcext:apply-style-name="cellule argent" calcext:value="contains-text(&quot;CheckGold&quot;)" calcext:base-cell-address="'Ile Taverne'.Y33"/>
            <calcext:condition calcext:apply-style-name="cellule argent" calcext:value="contains-text(&quot;RemoveGold&quot;)" calcext:base-cell-address="'Ile Taverne'.Y33"/>
            <calcext:condition calcext:apply-style-name="cellule argent" calcext:value="contains-text(&quot;AddGold&quot;)" calcext:base-cell-address="'Ile Taverne'.Y33"/>
            <calcext:condition calcext:apply-style-name="cellule argent" calcext:value="contains-text(&quot;Loot&quot;)" calcext:base-cell-address="'Ile Taverne'.Y33"/>
            <calcext:condition calcext:apply-style-name="cellule argent" calcext:value="contains-text(&quot;Trade&quot;)" calcext:base-cell-address="'Ile Taverne'.Y33"/>
            <calcext:condition calcext:apply-style-name="cellule combat" calcext:value="contains-text(&quot;LaunchCombat&quot;)" calcext:base-cell-address="'Ile Taverne'.Y33"/>
            <calcext:condition calcext:apply-style-name="cellule indice" calcext:value="contains-text(&quot;CheckFormula&quot;)" calcext:base-cell-address="'Ile Taverne'.Y33"/>
            <calcext:condition calcext:apply-style-name="cellule indice" calcext:value="contains-text(&quot;GiveDirection&quot;)" calcext:base-cell-address="'Ile Taverne'.Y33"/>
            <calcext:condition calcext:apply-style-name="cellule temps" calcext:value="contains-text(&quot;SetWeather&quot;)" calcext:base-cell-address="'Ile Taverne'.Y33"/>
            <calcext:condition calcext:apply-style-name="cellule temps" calcext:value="contains-text(&quot;SwitchWeather&quot;)" calcext:base-cell-address="'Ile Taverne'.Y33"/>
            <calcext:condition calcext:apply-style-name="cellule temps" calcext:value="contains-text(&quot;NextDay&quot;)" calcext:base-cell-address="'Ile Taverne'.Y33"/>
            <calcext:condition calcext:apply-style-name="cellule temps" calcext:value="contains-text(&quot;CheckDay&quot;)" calcext:base-cell-address="'Ile Taverne'.Y33"/>
            <calcext:condition calcext:apply-style-name="cellule histoire" calcext:value="contains-text(&quot;Leave&quot;)" calcext:base-cell-address="'Ile Taverne'.Y33"/>
            <calcext:condition calcext:apply-style-name="cellule choice" calcext:value="contains-text(&quot;Choice&quot;)" calcext:base-cell-address="'Ile Taverne'.Y33"/>
            <calcext:condition calcext:apply-style-name="cellule d'erreur" calcext:value="!=&quot;&quot;" calcext:base-cell-address="'Ile Taverne'.Y33"/>
          </calcext:conditional-format>
          <calcext:conditional-format calcext:target-range-address="Caserne.Y33:Caserne.Z39">
            <calcext:condition calcext:apply-style-name="cellule histoire" calcext:value="contains-text(&quot;GoTo&quot;)" calcext:base-cell-address="'Ile Taverne'.Y33"/>
            <calcext:condition calcext:apply-style-name="cellule histoire" calcext:value="contains-text(&quot;Conclude&quot;)" calcext:base-cell-address="'Ile Taverne'.Y33"/>
            <calcext:condition calcext:apply-style-name="cellule random" calcext:value="contains-text(&quot;RandomPercent&quot;)" calcext:base-cell-address="'Ile Taverne'.Y33"/>
            <calcext:condition calcext:apply-style-name="cellule random" calcext:value="contains-text(&quot;RandomRange&quot;)" calcext:base-cell-address="'Ile Taverne'.Y33"/>
            <calcext:condition calcext:apply-style-name="cellule personnages" calcext:value="contains-text(&quot;NewCrew&quot;)" calcext:base-cell-address="'Ile Taverne'.Y33"/>
            <calcext:condition calcext:apply-style-name="cellule personnages" calcext:value="contains-text(&quot;NewCharacter&quot;)" calcext:base-cell-address="'Ile Taverne'.Y33"/>
            <calcext:condition calcext:apply-style-name="cellule personnages" calcext:value="contains-text(&quot;HideOther&quot;)" calcext:base-cell-address="'Ile Taverne'.Y33"/>
            <calcext:condition calcext:apply-style-name="cellule personnages" calcext:value="contains-text(&quot;DeleteOther&quot;)" calcext:base-cell-address="'Ile Taverne'.Y33"/>
            <calcext:condition calcext:apply-style-name="cellule narrateur" calcext:value="contains-text(&quot;Narrator&quot;)" calcext:base-cell-address="'Ile Taverne'.Y33"/>
            <calcext:condition calcext:apply-style-name="cellule set choice" calcext:value="contains-text(&quot;SetChoices&quot;)" calcext:base-cell-address="'Ile Taverne'.Y33"/>
            <calcext:condition calcext:apply-style-name="cellule dialogues" calcext:value="contains-text(&quot;PlayerSpeak&quot;)" calcext:base-cell-address="'Ile Taverne'.Y33"/>
            <calcext:condition calcext:apply-style-name="cellule dialogues" calcext:value="contains-text(&quot;OtherSpeak&quot;)" calcext:base-cell-address="'Ile Taverne'.Y33"/>
            <calcext:condition calcext:apply-style-name="cellule argent" calcext:value="contains-text(&quot;CheckGold&quot;)" calcext:base-cell-address="'Ile Taverne'.Y33"/>
            <calcext:condition calcext:apply-style-name="cellule argent" calcext:value="contains-text(&quot;RemoveGold&quot;)" calcext:base-cell-address="'Ile Taverne'.Y33"/>
            <calcext:condition calcext:apply-style-name="cellule argent" calcext:value="contains-text(&quot;AddGold&quot;)" calcext:base-cell-address="'Ile Taverne'.Y33"/>
            <calcext:condition calcext:apply-style-name="cellule argent" calcext:value="contains-text(&quot;Loot&quot;)" calcext:base-cell-address="'Ile Taverne'.Y33"/>
            <calcext:condition calcext:apply-style-name="cellule argent" calcext:value="contains-text(&quot;Trade&quot;)" calcext:base-cell-address="'Ile Taverne'.Y33"/>
            <calcext:condition calcext:apply-style-name="cellule combat" calcext:value="contains-text(&quot;LaunchCombat&quot;)" calcext:base-cell-address="'Ile Taverne'.Y33"/>
            <calcext:condition calcext:apply-style-name="cellule indice" calcext:value="contains-text(&quot;CheckFormula&quot;)" calcext:base-cell-address="'Ile Taverne'.Y33"/>
            <calcext:condition calcext:apply-style-name="cellule indice" calcext:value="contains-text(&quot;GiveDirection&quot;)" calcext:base-cell-address="'Ile Taverne'.Y33"/>
            <calcext:condition calcext:apply-style-name="cellule temps" calcext:value="contains-text(&quot;SetWeather&quot;)" calcext:base-cell-address="'Ile Taverne'.Y33"/>
            <calcext:condition calcext:apply-style-name="cellule temps" calcext:value="contains-text(&quot;SwitchWeather&quot;)" calcext:base-cell-address="'Ile Taverne'.Y33"/>
            <calcext:condition calcext:apply-style-name="cellule temps" calcext:value="contains-text(&quot;NextDay&quot;)" calcext:base-cell-address="'Ile Taverne'.Y33"/>
            <calcext:condition calcext:apply-style-name="cellule temps" calcext:value="contains-text(&quot;CheckDay&quot;)" calcext:base-cell-address="'Ile Taverne'.Y33"/>
            <calcext:condition calcext:apply-style-name="cellule histoire" calcext:value="contains-text(&quot;Leave&quot;)" calcext:base-cell-address="'Ile Taverne'.Y33"/>
            <calcext:condition calcext:apply-style-name="cellule choice" calcext:value="contains-text(&quot;Choice&quot;)" calcext:base-cell-address="'Ile Taverne'.Y33"/>
            <calcext:condition calcext:apply-style-name="cellule d'erreur" calcext:value="!=&quot;&quot;" calcext:base-cell-address="'Ile Taverne'.Y33"/>
          </calcext:conditional-format>
          <calcext:conditional-format calcext:target-range-address="Caserne.Z32:Caserne.Z32">
            <calcext:condition calcext:apply-style-name="cellule histoire" calcext:value="contains-text(&quot;GoTo&quot;)" calcext:base-cell-address="'Ile Taverne'.Z32"/>
            <calcext:condition calcext:apply-style-name="cellule histoire" calcext:value="contains-text(&quot;Conclude&quot;)" calcext:base-cell-address="'Ile Taverne'.Z32"/>
            <calcext:condition calcext:apply-style-name="cellule random" calcext:value="contains-text(&quot;RandomPercent&quot;)" calcext:base-cell-address="'Ile Taverne'.Z32"/>
            <calcext:condition calcext:apply-style-name="cellule random" calcext:value="contains-text(&quot;RandomRange&quot;)" calcext:base-cell-address="'Ile Taverne'.Z32"/>
            <calcext:condition calcext:apply-style-name="cellule personnages" calcext:value="contains-text(&quot;NewCrew&quot;)" calcext:base-cell-address="'Ile Taverne'.Z32"/>
            <calcext:condition calcext:apply-style-name="cellule personnages" calcext:value="contains-text(&quot;NewCharacter&quot;)" calcext:base-cell-address="'Ile Taverne'.Z32"/>
            <calcext:condition calcext:apply-style-name="cellule personnages" calcext:value="contains-text(&quot;HideOther&quot;)" calcext:base-cell-address="'Ile Taverne'.Z32"/>
            <calcext:condition calcext:apply-style-name="cellule personnages" calcext:value="contains-text(&quot;DeleteOther&quot;)" calcext:base-cell-address="'Ile Taverne'.Z32"/>
            <calcext:condition calcext:apply-style-name="cellule narrateur" calcext:value="contains-text(&quot;Narrator&quot;)" calcext:base-cell-address="'Ile Taverne'.Z32"/>
            <calcext:condition calcext:apply-style-name="cellule set choice" calcext:value="contains-text(&quot;SetChoices&quot;)" calcext:base-cell-address="'Ile Taverne'.Z32"/>
            <calcext:condition calcext:apply-style-name="cellule dialogues" calcext:value="contains-text(&quot;PlayerSpeak&quot;)" calcext:base-cell-address="'Ile Taverne'.Z32"/>
            <calcext:condition calcext:apply-style-name="cellule dialogues" calcext:value="contains-text(&quot;OtherSpeak&quot;)" calcext:base-cell-address="'Ile Taverne'.Z32"/>
            <calcext:condition calcext:apply-style-name="cellule argent" calcext:value="contains-text(&quot;CheckGold&quot;)" calcext:base-cell-address="'Ile Taverne'.Z32"/>
            <calcext:condition calcext:apply-style-name="cellule argent" calcext:value="contains-text(&quot;RemoveGold&quot;)" calcext:base-cell-address="'Ile Taverne'.Z32"/>
            <calcext:condition calcext:apply-style-name="cellule argent" calcext:value="contains-text(&quot;AddGold&quot;)" calcext:base-cell-address="'Ile Taverne'.Z32"/>
            <calcext:condition calcext:apply-style-name="cellule argent" calcext:value="contains-text(&quot;Loot&quot;)" calcext:base-cell-address="'Ile Taverne'.Z32"/>
            <calcext:condition calcext:apply-style-name="cellule argent" calcext:value="contains-text(&quot;Trade&quot;)" calcext:base-cell-address="'Ile Taverne'.Z32"/>
            <calcext:condition calcext:apply-style-name="cellule combat" calcext:value="contains-text(&quot;LaunchCombat&quot;)" calcext:base-cell-address="'Ile Taverne'.Z32"/>
            <calcext:condition calcext:apply-style-name="cellule indice" calcext:value="contains-text(&quot;CheckFormula&quot;)" calcext:base-cell-address="'Ile Taverne'.Z32"/>
            <calcext:condition calcext:apply-style-name="cellule indice" calcext:value="contains-text(&quot;GiveDirection&quot;)" calcext:base-cell-address="'Ile Taverne'.Z32"/>
            <calcext:condition calcext:apply-style-name="cellule temps" calcext:value="contains-text(&quot;SetWeather&quot;)" calcext:base-cell-address="'Ile Taverne'.Z32"/>
            <calcext:condition calcext:apply-style-name="cellule temps" calcext:value="contains-text(&quot;SwitchWeather&quot;)" calcext:base-cell-address="'Ile Taverne'.Z32"/>
            <calcext:condition calcext:apply-style-name="cellule temps" calcext:value="contains-text(&quot;NextDay&quot;)" calcext:base-cell-address="'Ile Taverne'.Z32"/>
            <calcext:condition calcext:apply-style-name="cellule temps" calcext:value="contains-text(&quot;CheckDay&quot;)" calcext:base-cell-address="'Ile Taverne'.Z32"/>
            <calcext:condition calcext:apply-style-name="cellule histoire" calcext:value="contains-text(&quot;Leave&quot;)" calcext:base-cell-address="'Ile Taverne'.Z32"/>
            <calcext:condition calcext:apply-style-name="cellule choice" calcext:value="contains-text(&quot;Choice&quot;)" calcext:base-cell-address="'Ile Taverne'.Z32"/>
            <calcext:condition calcext:apply-style-name="cellule d'erreur" calcext:value="!=&quot;&quot;" calcext:base-cell-address="'Ile Taverne'.Z32"/>
          </calcext:conditional-format>
          <calcext:conditional-format calcext:target-range-address="Caserne.Y32:Caserne.Y32">
            <calcext:condition calcext:apply-style-name="cellule histoire" calcext:value="contains-text(&quot;GoTo&quot;)" calcext:base-cell-address="'Ile Taverne'.Y32"/>
            <calcext:condition calcext:apply-style-name="cellule histoire" calcext:value="contains-text(&quot;Conclude&quot;)" calcext:base-cell-address="'Ile Taverne'.Y32"/>
            <calcext:condition calcext:apply-style-name="cellule random" calcext:value="contains-text(&quot;RandomPercent&quot;)" calcext:base-cell-address="'Ile Taverne'.Y32"/>
            <calcext:condition calcext:apply-style-name="cellule random" calcext:value="contains-text(&quot;RandomRange&quot;)" calcext:base-cell-address="'Ile Taverne'.Y32"/>
            <calcext:condition calcext:apply-style-name="cellule personnages" calcext:value="contains-text(&quot;NewCrew&quot;)" calcext:base-cell-address="'Ile Taverne'.Y32"/>
            <calcext:condition calcext:apply-style-name="cellule personnages" calcext:value="contains-text(&quot;NewCharacter&quot;)" calcext:base-cell-address="'Ile Taverne'.Y32"/>
            <calcext:condition calcext:apply-style-name="cellule personnages" calcext:value="contains-text(&quot;HideOther&quot;)" calcext:base-cell-address="'Ile Taverne'.Y32"/>
            <calcext:condition calcext:apply-style-name="cellule personnages" calcext:value="contains-text(&quot;DeleteOther&quot;)" calcext:base-cell-address="'Ile Taverne'.Y32"/>
            <calcext:condition calcext:apply-style-name="cellule narrateur" calcext:value="contains-text(&quot;Narrator&quot;)" calcext:base-cell-address="'Ile Taverne'.Y32"/>
            <calcext:condition calcext:apply-style-name="cellule set choice" calcext:value="contains-text(&quot;SetChoices&quot;)" calcext:base-cell-address="'Ile Taverne'.Y32"/>
            <calcext:condition calcext:apply-style-name="cellule dialogues" calcext:value="contains-text(&quot;PlayerSpeak&quot;)" calcext:base-cell-address="'Ile Taverne'.Y32"/>
            <calcext:condition calcext:apply-style-name="cellule dialogues" calcext:value="contains-text(&quot;OtherSpeak&quot;)" calcext:base-cell-address="'Ile Taverne'.Y32"/>
            <calcext:condition calcext:apply-style-name="cellule argent" calcext:value="contains-text(&quot;CheckGold&quot;)" calcext:base-cell-address="'Ile Taverne'.Y32"/>
            <calcext:condition calcext:apply-style-name="cellule argent" calcext:value="contains-text(&quot;RemoveGold&quot;)" calcext:base-cell-address="'Ile Taverne'.Y32"/>
            <calcext:condition calcext:apply-style-name="cellule argent" calcext:value="contains-text(&quot;AddGold&quot;)" calcext:base-cell-address="'Ile Taverne'.Y32"/>
            <calcext:condition calcext:apply-style-name="cellule argent" calcext:value="contains-text(&quot;Loot&quot;)" calcext:base-cell-address="'Ile Taverne'.Y32"/>
            <calcext:condition calcext:apply-style-name="cellule argent" calcext:value="contains-text(&quot;Trade&quot;)" calcext:base-cell-address="'Ile Taverne'.Y32"/>
            <calcext:condition calcext:apply-style-name="cellule combat" calcext:value="contains-text(&quot;LaunchCombat&quot;)" calcext:base-cell-address="'Ile Taverne'.Y32"/>
            <calcext:condition calcext:apply-style-name="cellule indice" calcext:value="contains-text(&quot;CheckFormula&quot;)" calcext:base-cell-address="'Ile Taverne'.Y32"/>
            <calcext:condition calcext:apply-style-name="cellule indice" calcext:value="contains-text(&quot;GiveDirection&quot;)" calcext:base-cell-address="'Ile Taverne'.Y32"/>
            <calcext:condition calcext:apply-style-name="cellule temps" calcext:value="contains-text(&quot;SetWeather&quot;)" calcext:base-cell-address="'Ile Taverne'.Y32"/>
            <calcext:condition calcext:apply-style-name="cellule temps" calcext:value="contains-text(&quot;SwitchWeather&quot;)" calcext:base-cell-address="'Ile Taverne'.Y32"/>
            <calcext:condition calcext:apply-style-name="cellule temps" calcext:value="contains-text(&quot;NextDay&quot;)" calcext:base-cell-address="'Ile Taverne'.Y32"/>
            <calcext:condition calcext:apply-style-name="cellule temps" calcext:value="contains-text(&quot;CheckDay&quot;)" calcext:base-cell-address="'Ile Taverne'.Y32"/>
            <calcext:condition calcext:apply-style-name="cellule histoire" calcext:value="contains-text(&quot;Leave&quot;)" calcext:base-cell-address="'Ile Taverne'.Y32"/>
            <calcext:condition calcext:apply-style-name="cellule choice" calcext:value="contains-text(&quot;Choice&quot;)" calcext:base-cell-address="'Ile Taverne'.Y32"/>
            <calcext:condition calcext:apply-style-name="cellule d'erreur" calcext:value="!=&quot;&quot;" calcext:base-cell-address="'Ile Taverne'.Y32"/>
          </calcext:conditional-format>
          <calcext:conditional-format calcext:target-range-address="Caserne.Y32:Caserne.Y32">
            <calcext:condition calcext:apply-style-name="cellule histoire" calcext:value="contains-text(&quot;GoTo&quot;)" calcext:base-cell-address="'Ile Taverne'.Y32"/>
            <calcext:condition calcext:apply-style-name="cellule histoire" calcext:value="contains-text(&quot;Conclude&quot;)" calcext:base-cell-address="'Ile Taverne'.Y32"/>
            <calcext:condition calcext:apply-style-name="cellule random" calcext:value="contains-text(&quot;RandomPercent&quot;)" calcext:base-cell-address="'Ile Taverne'.Y32"/>
            <calcext:condition calcext:apply-style-name="cellule random" calcext:value="contains-text(&quot;RandomRange&quot;)" calcext:base-cell-address="'Ile Taverne'.Y32"/>
            <calcext:condition calcext:apply-style-name="cellule personnages" calcext:value="contains-text(&quot;NewCrew&quot;)" calcext:base-cell-address="'Ile Taverne'.Y32"/>
            <calcext:condition calcext:apply-style-name="cellule personnages" calcext:value="contains-text(&quot;NewCharacter&quot;)" calcext:base-cell-address="'Ile Taverne'.Y32"/>
            <calcext:condition calcext:apply-style-name="cellule personnages" calcext:value="contains-text(&quot;HideOther&quot;)" calcext:base-cell-address="'Ile Taverne'.Y32"/>
            <calcext:condition calcext:apply-style-name="cellule personnages" calcext:value="contains-text(&quot;DeleteOther&quot;)" calcext:base-cell-address="'Ile Taverne'.Y32"/>
            <calcext:condition calcext:apply-style-name="cellule narrateur" calcext:value="contains-text(&quot;Narrator&quot;)" calcext:base-cell-address="'Ile Taverne'.Y32"/>
            <calcext:condition calcext:apply-style-name="cellule set choice" calcext:value="contains-text(&quot;SetChoices&quot;)" calcext:base-cell-address="'Ile Taverne'.Y32"/>
            <calcext:condition calcext:apply-style-name="cellule dialogues" calcext:value="contains-text(&quot;PlayerSpeak&quot;)" calcext:base-cell-address="'Ile Taverne'.Y32"/>
            <calcext:condition calcext:apply-style-name="cellule dialogues" calcext:value="contains-text(&quot;OtherSpeak&quot;)" calcext:base-cell-address="'Ile Taverne'.Y32"/>
            <calcext:condition calcext:apply-style-name="cellule argent" calcext:value="contains-text(&quot;CheckGold&quot;)" calcext:base-cell-address="'Ile Taverne'.Y32"/>
            <calcext:condition calcext:apply-style-name="cellule argent" calcext:value="contains-text(&quot;RemoveGold&quot;)" calcext:base-cell-address="'Ile Taverne'.Y32"/>
            <calcext:condition calcext:apply-style-name="cellule argent" calcext:value="contains-text(&quot;AddGold&quot;)" calcext:base-cell-address="'Ile Taverne'.Y32"/>
            <calcext:condition calcext:apply-style-name="cellule argent" calcext:value="contains-text(&quot;Loot&quot;)" calcext:base-cell-address="'Ile Taverne'.Y32"/>
            <calcext:condition calcext:apply-style-name="cellule argent" calcext:value="contains-text(&quot;Trade&quot;)" calcext:base-cell-address="'Ile Taverne'.Y32"/>
            <calcext:condition calcext:apply-style-name="cellule combat" calcext:value="contains-text(&quot;LaunchCombat&quot;)" calcext:base-cell-address="'Ile Taverne'.Y32"/>
            <calcext:condition calcext:apply-style-name="cellule indice" calcext:value="contains-text(&quot;CheckFormula&quot;)" calcext:base-cell-address="'Ile Taverne'.Y32"/>
            <calcext:condition calcext:apply-style-name="cellule indice" calcext:value="contains-text(&quot;GiveDirection&quot;)" calcext:base-cell-address="'Ile Taverne'.Y32"/>
            <calcext:condition calcext:apply-style-name="cellule temps" calcext:value="contains-text(&quot;SetWeather&quot;)" calcext:base-cell-address="'Ile Taverne'.Y32"/>
            <calcext:condition calcext:apply-style-name="cellule temps" calcext:value="contains-text(&quot;SwitchWeather&quot;)" calcext:base-cell-address="'Ile Taverne'.Y32"/>
            <calcext:condition calcext:apply-style-name="cellule temps" calcext:value="contains-text(&quot;NextDay&quot;)" calcext:base-cell-address="'Ile Taverne'.Y32"/>
            <calcext:condition calcext:apply-style-name="cellule temps" calcext:value="contains-text(&quot;CheckDay&quot;)" calcext:base-cell-address="'Ile Taverne'.Y32"/>
            <calcext:condition calcext:apply-style-name="cellule histoire" calcext:value="contains-text(&quot;Leave&quot;)" calcext:base-cell-address="'Ile Taverne'.Y32"/>
            <calcext:condition calcext:apply-style-name="cellule choice" calcext:value="contains-text(&quot;Choice&quot;)" calcext:base-cell-address="'Ile Taverne'.Y32"/>
            <calcext:condition calcext:apply-style-name="cellule d'erreur" calcext:value="!=&quot;&quot;" calcext:base-cell-address="'Ile Taverne'.Y32"/>
          </calcext:conditional-format>
          <calcext:conditional-format calcext:target-range-address="Caserne.Y32:Caserne.Y32">
            <calcext:condition calcext:apply-style-name="cellule histoire" calcext:value="contains-text(&quot;GoTo&quot;)" calcext:base-cell-address="'Ile Taverne'.Y32"/>
            <calcext:condition calcext:apply-style-name="cellule histoire" calcext:value="contains-text(&quot;Conclude&quot;)" calcext:base-cell-address="'Ile Taverne'.Y32"/>
            <calcext:condition calcext:apply-style-name="cellule random" calcext:value="contains-text(&quot;RandomPercent&quot;)" calcext:base-cell-address="'Ile Taverne'.Y32"/>
            <calcext:condition calcext:apply-style-name="cellule random" calcext:value="contains-text(&quot;RandomRange&quot;)" calcext:base-cell-address="'Ile Taverne'.Y32"/>
            <calcext:condition calcext:apply-style-name="cellule personnages" calcext:value="contains-text(&quot;NewCrew&quot;)" calcext:base-cell-address="'Ile Taverne'.Y32"/>
            <calcext:condition calcext:apply-style-name="cellule personnages" calcext:value="contains-text(&quot;NewCharacter&quot;)" calcext:base-cell-address="'Ile Taverne'.Y32"/>
            <calcext:condition calcext:apply-style-name="cellule personnages" calcext:value="contains-text(&quot;HideOther&quot;)" calcext:base-cell-address="'Ile Taverne'.Y32"/>
            <calcext:condition calcext:apply-style-name="cellule personnages" calcext:value="contains-text(&quot;DeleteOther&quot;)" calcext:base-cell-address="'Ile Taverne'.Y32"/>
            <calcext:condition calcext:apply-style-name="cellule narrateur" calcext:value="contains-text(&quot;Narrator&quot;)" calcext:base-cell-address="'Ile Taverne'.Y32"/>
            <calcext:condition calcext:apply-style-name="cellule set choice" calcext:value="contains-text(&quot;SetChoices&quot;)" calcext:base-cell-address="'Ile Taverne'.Y32"/>
            <calcext:condition calcext:apply-style-name="cellule dialogues" calcext:value="contains-text(&quot;PlayerSpeak&quot;)" calcext:base-cell-address="'Ile Taverne'.Y32"/>
            <calcext:condition calcext:apply-style-name="cellule dialogues" calcext:value="contains-text(&quot;OtherSpeak&quot;)" calcext:base-cell-address="'Ile Taverne'.Y32"/>
            <calcext:condition calcext:apply-style-name="cellule argent" calcext:value="contains-text(&quot;CheckGold&quot;)" calcext:base-cell-address="'Ile Taverne'.Y32"/>
            <calcext:condition calcext:apply-style-name="cellule argent" calcext:value="contains-text(&quot;RemoveGold&quot;)" calcext:base-cell-address="'Ile Taverne'.Y32"/>
            <calcext:condition calcext:apply-style-name="cellule argent" calcext:value="contains-text(&quot;AddGold&quot;)" calcext:base-cell-address="'Ile Taverne'.Y32"/>
            <calcext:condition calcext:apply-style-name="cellule argent" calcext:value="contains-text(&quot;Loot&quot;)" calcext:base-cell-address="'Ile Taverne'.Y32"/>
            <calcext:condition calcext:apply-style-name="cellule argent" calcext:value="contains-text(&quot;Trade&quot;)" calcext:base-cell-address="'Ile Taverne'.Y32"/>
            <calcext:condition calcext:apply-style-name="cellule combat" calcext:value="contains-text(&quot;LaunchCombat&quot;)" calcext:base-cell-address="'Ile Taverne'.Y32"/>
            <calcext:condition calcext:apply-style-name="cellule indice" calcext:value="contains-text(&quot;CheckFormula&quot;)" calcext:base-cell-address="'Ile Taverne'.Y32"/>
            <calcext:condition calcext:apply-style-name="cellule indice" calcext:value="contains-text(&quot;GiveDirection&quot;)" calcext:base-cell-address="'Ile Taverne'.Y32"/>
            <calcext:condition calcext:apply-style-name="cellule temps" calcext:value="contains-text(&quot;SetWeather&quot;)" calcext:base-cell-address="'Ile Taverne'.Y32"/>
            <calcext:condition calcext:apply-style-name="cellule temps" calcext:value="contains-text(&quot;SwitchWeather&quot;)" calcext:base-cell-address="'Ile Taverne'.Y32"/>
            <calcext:condition calcext:apply-style-name="cellule temps" calcext:value="contains-text(&quot;NextDay&quot;)" calcext:base-cell-address="'Ile Taverne'.Y32"/>
            <calcext:condition calcext:apply-style-name="cellule temps" calcext:value="contains-text(&quot;CheckDay&quot;)" calcext:base-cell-address="'Ile Taverne'.Y32"/>
            <calcext:condition calcext:apply-style-name="cellule histoire" calcext:value="contains-text(&quot;Leave&quot;)" calcext:base-cell-address="'Ile Taverne'.Y32"/>
            <calcext:condition calcext:apply-style-name="cellule choice" calcext:value="contains-text(&quot;Choice&quot;)" calcext:base-cell-address="'Ile Taverne'.Y32"/>
            <calcext:condition calcext:apply-style-name="cellule d'erreur" calcext:value="!=&quot;&quot;" calcext:base-cell-address="'Ile Taverne'.Y32"/>
          </calcext:conditional-format>
          <calcext:conditional-format calcext:target-range-address="Caserne.Y37:Caserne.Z39 Caserne.Z33:Caserne.Z34">
            <calcext:condition calcext:apply-style-name="cellule histoire" calcext:value="contains-text(&quot;GoTo&quot;)" calcext:base-cell-address="'Ile Taverne'.Y33"/>
            <calcext:condition calcext:apply-style-name="cellule histoire" calcext:value="contains-text(&quot;Conclude&quot;)" calcext:base-cell-address="'Ile Taverne'.Y33"/>
            <calcext:condition calcext:apply-style-name="cellule random" calcext:value="contains-text(&quot;RandomPercent&quot;)" calcext:base-cell-address="'Ile Taverne'.Y33"/>
            <calcext:condition calcext:apply-style-name="cellule random" calcext:value="contains-text(&quot;RandomRange&quot;)" calcext:base-cell-address="'Ile Taverne'.Y33"/>
            <calcext:condition calcext:apply-style-name="cellule personnages" calcext:value="contains-text(&quot;NewCrew&quot;)" calcext:base-cell-address="'Ile Taverne'.Y33"/>
            <calcext:condition calcext:apply-style-name="cellule personnages" calcext:value="contains-text(&quot;NewCharacter&quot;)" calcext:base-cell-address="'Ile Taverne'.Y33"/>
            <calcext:condition calcext:apply-style-name="cellule personnages" calcext:value="contains-text(&quot;HideOther&quot;)" calcext:base-cell-address="'Ile Taverne'.Y33"/>
            <calcext:condition calcext:apply-style-name="cellule personnages" calcext:value="contains-text(&quot;DeleteOther&quot;)" calcext:base-cell-address="'Ile Taverne'.Y33"/>
            <calcext:condition calcext:apply-style-name="cellule narrateur" calcext:value="contains-text(&quot;Narrator&quot;)" calcext:base-cell-address="'Ile Taverne'.Y33"/>
            <calcext:condition calcext:apply-style-name="cellule set choice" calcext:value="contains-text(&quot;SetChoices&quot;)" calcext:base-cell-address="'Ile Taverne'.Y33"/>
            <calcext:condition calcext:apply-style-name="cellule dialogues" calcext:value="contains-text(&quot;PlayerSpeak&quot;)" calcext:base-cell-address="'Ile Taverne'.Y33"/>
            <calcext:condition calcext:apply-style-name="cellule dialogues" calcext:value="contains-text(&quot;OtherSpeak&quot;)" calcext:base-cell-address="'Ile Taverne'.Y33"/>
            <calcext:condition calcext:apply-style-name="cellule argent" calcext:value="contains-text(&quot;CheckGold&quot;)" calcext:base-cell-address="'Ile Taverne'.Y33"/>
            <calcext:condition calcext:apply-style-name="cellule argent" calcext:value="contains-text(&quot;RemoveGold&quot;)" calcext:base-cell-address="'Ile Taverne'.Y33"/>
            <calcext:condition calcext:apply-style-name="cellule argent" calcext:value="contains-text(&quot;AddGold&quot;)" calcext:base-cell-address="'Ile Taverne'.Y33"/>
            <calcext:condition calcext:apply-style-name="cellule argent" calcext:value="contains-text(&quot;Loot&quot;)" calcext:base-cell-address="'Ile Taverne'.Y33"/>
            <calcext:condition calcext:apply-style-name="cellule argent" calcext:value="contains-text(&quot;Trade&quot;)" calcext:base-cell-address="'Ile Taverne'.Y33"/>
            <calcext:condition calcext:apply-style-name="cellule combat" calcext:value="contains-text(&quot;LaunchCombat&quot;)" calcext:base-cell-address="'Ile Taverne'.Y33"/>
            <calcext:condition calcext:apply-style-name="cellule indice" calcext:value="contains-text(&quot;CheckFormula&quot;)" calcext:base-cell-address="'Ile Taverne'.Y33"/>
            <calcext:condition calcext:apply-style-name="cellule indice" calcext:value="contains-text(&quot;GiveDirection&quot;)" calcext:base-cell-address="'Ile Taverne'.Y33"/>
            <calcext:condition calcext:apply-style-name="cellule temps" calcext:value="contains-text(&quot;SetWeather&quot;)" calcext:base-cell-address="'Ile Taverne'.Y33"/>
            <calcext:condition calcext:apply-style-name="cellule temps" calcext:value="contains-text(&quot;SwitchWeather&quot;)" calcext:base-cell-address="'Ile Taverne'.Y33"/>
            <calcext:condition calcext:apply-style-name="cellule temps" calcext:value="contains-text(&quot;NextDay&quot;)" calcext:base-cell-address="'Ile Taverne'.Y33"/>
            <calcext:condition calcext:apply-style-name="cellule temps" calcext:value="contains-text(&quot;CheckDay&quot;)" calcext:base-cell-address="'Ile Taverne'.Y33"/>
            <calcext:condition calcext:apply-style-name="cellule histoire" calcext:value="contains-text(&quot;Leave&quot;)" calcext:base-cell-address="'Ile Taverne'.Y33"/>
            <calcext:condition calcext:apply-style-name="cellule choice" calcext:value="contains-text(&quot;Choice&quot;)" calcext:base-cell-address="'Ile Taverne'.Y33"/>
            <calcext:condition calcext:apply-style-name="cellule d'erreur" calcext:value="!=&quot;&quot;" calcext:base-cell-address="'Ile Taverne'.Y33"/>
          </calcext:conditional-format>
          <calcext:conditional-format calcext:target-range-address="Caserne.Y33:Caserne.Y33">
            <calcext:condition calcext:apply-style-name="cellule histoire" calcext:value="contains-text(&quot;GoTo&quot;)" calcext:base-cell-address="'Ile Taverne'.Y33"/>
            <calcext:condition calcext:apply-style-name="cellule histoire" calcext:value="contains-text(&quot;Conclude&quot;)" calcext:base-cell-address="'Ile Taverne'.Y33"/>
            <calcext:condition calcext:apply-style-name="cellule random" calcext:value="contains-text(&quot;RandomPercent&quot;)" calcext:base-cell-address="'Ile Taverne'.Y33"/>
            <calcext:condition calcext:apply-style-name="cellule random" calcext:value="contains-text(&quot;RandomRange&quot;)" calcext:base-cell-address="'Ile Taverne'.Y33"/>
            <calcext:condition calcext:apply-style-name="cellule personnages" calcext:value="contains-text(&quot;NewCrew&quot;)" calcext:base-cell-address="'Ile Taverne'.Y33"/>
            <calcext:condition calcext:apply-style-name="cellule personnages" calcext:value="contains-text(&quot;NewCharacter&quot;)" calcext:base-cell-address="'Ile Taverne'.Y33"/>
            <calcext:condition calcext:apply-style-name="cellule personnages" calcext:value="contains-text(&quot;HideOther&quot;)" calcext:base-cell-address="'Ile Taverne'.Y33"/>
            <calcext:condition calcext:apply-style-name="cellule personnages" calcext:value="contains-text(&quot;DeleteOther&quot;)" calcext:base-cell-address="'Ile Taverne'.Y33"/>
            <calcext:condition calcext:apply-style-name="cellule narrateur" calcext:value="contains-text(&quot;Narrator&quot;)" calcext:base-cell-address="'Ile Taverne'.Y33"/>
            <calcext:condition calcext:apply-style-name="cellule set choice" calcext:value="contains-text(&quot;SetChoices&quot;)" calcext:base-cell-address="'Ile Taverne'.Y33"/>
            <calcext:condition calcext:apply-style-name="cellule dialogues" calcext:value="contains-text(&quot;PlayerSpeak&quot;)" calcext:base-cell-address="'Ile Taverne'.Y33"/>
            <calcext:condition calcext:apply-style-name="cellule dialogues" calcext:value="contains-text(&quot;OtherSpeak&quot;)" calcext:base-cell-address="'Ile Taverne'.Y33"/>
            <calcext:condition calcext:apply-style-name="cellule argent" calcext:value="contains-text(&quot;CheckGold&quot;)" calcext:base-cell-address="'Ile Taverne'.Y33"/>
            <calcext:condition calcext:apply-style-name="cellule argent" calcext:value="contains-text(&quot;RemoveGold&quot;)" calcext:base-cell-address="'Ile Taverne'.Y33"/>
            <calcext:condition calcext:apply-style-name="cellule argent" calcext:value="contains-text(&quot;AddGold&quot;)" calcext:base-cell-address="'Ile Taverne'.Y33"/>
            <calcext:condition calcext:apply-style-name="cellule argent" calcext:value="contains-text(&quot;Loot&quot;)" calcext:base-cell-address="'Ile Taverne'.Y33"/>
            <calcext:condition calcext:apply-style-name="cellule argent" calcext:value="contains-text(&quot;Trade&quot;)" calcext:base-cell-address="'Ile Taverne'.Y33"/>
            <calcext:condition calcext:apply-style-name="cellule combat" calcext:value="contains-text(&quot;LaunchCombat&quot;)" calcext:base-cell-address="'Ile Taverne'.Y33"/>
            <calcext:condition calcext:apply-style-name="cellule indice" calcext:value="contains-text(&quot;CheckFormula&quot;)" calcext:base-cell-address="'Ile Taverne'.Y33"/>
            <calcext:condition calcext:apply-style-name="cellule indice" calcext:value="contains-text(&quot;GiveDirection&quot;)" calcext:base-cell-address="'Ile Taverne'.Y33"/>
            <calcext:condition calcext:apply-style-name="cellule temps" calcext:value="contains-text(&quot;SetWeather&quot;)" calcext:base-cell-address="'Ile Taverne'.Y33"/>
            <calcext:condition calcext:apply-style-name="cellule temps" calcext:value="contains-text(&quot;SwitchWeather&quot;)" calcext:base-cell-address="'Ile Taverne'.Y33"/>
            <calcext:condition calcext:apply-style-name="cellule temps" calcext:value="contains-text(&quot;NextDay&quot;)" calcext:base-cell-address="'Ile Taverne'.Y33"/>
            <calcext:condition calcext:apply-style-name="cellule temps" calcext:value="contains-text(&quot;CheckDay&quot;)" calcext:base-cell-address="'Ile Taverne'.Y33"/>
            <calcext:condition calcext:apply-style-name="cellule histoire" calcext:value="contains-text(&quot;Leave&quot;)" calcext:base-cell-address="'Ile Taverne'.Y33"/>
            <calcext:condition calcext:apply-style-name="cellule choice" calcext:value="contains-text(&quot;Choice&quot;)" calcext:base-cell-address="'Ile Taverne'.Y33"/>
            <calcext:condition calcext:apply-style-name="cellule d'erreur" calcext:value="!=&quot;&quot;" calcext:base-cell-address="'Ile Taverne'.Y33"/>
          </calcext:conditional-format>
          <calcext:conditional-format calcext:target-range-address="Caserne.Y34:Caserne.Y34">
            <calcext:condition calcext:apply-style-name="cellule histoire" calcext:value="contains-text(&quot;GoTo&quot;)" calcext:base-cell-address="'Ile Taverne'.Y34"/>
            <calcext:condition calcext:apply-style-name="cellule histoire" calcext:value="contains-text(&quot;Conclude&quot;)" calcext:base-cell-address="'Ile Taverne'.Y34"/>
            <calcext:condition calcext:apply-style-name="cellule random" calcext:value="contains-text(&quot;RandomPercent&quot;)" calcext:base-cell-address="'Ile Taverne'.Y34"/>
            <calcext:condition calcext:apply-style-name="cellule random" calcext:value="contains-text(&quot;RandomRange&quot;)" calcext:base-cell-address="'Ile Taverne'.Y34"/>
            <calcext:condition calcext:apply-style-name="cellule personnages" calcext:value="contains-text(&quot;NewCrew&quot;)" calcext:base-cell-address="'Ile Taverne'.Y34"/>
            <calcext:condition calcext:apply-style-name="cellule personnages" calcext:value="contains-text(&quot;NewCharacter&quot;)" calcext:base-cell-address="'Ile Taverne'.Y34"/>
            <calcext:condition calcext:apply-style-name="cellule personnages" calcext:value="contains-text(&quot;HideOther&quot;)" calcext:base-cell-address="'Ile Taverne'.Y34"/>
            <calcext:condition calcext:apply-style-name="cellule personnages" calcext:value="contains-text(&quot;DeleteOther&quot;)" calcext:base-cell-address="'Ile Taverne'.Y34"/>
            <calcext:condition calcext:apply-style-name="cellule narrateur" calcext:value="contains-text(&quot;Narrator&quot;)" calcext:base-cell-address="'Ile Taverne'.Y34"/>
            <calcext:condition calcext:apply-style-name="cellule set choice" calcext:value="contains-text(&quot;SetChoices&quot;)" calcext:base-cell-address="'Ile Taverne'.Y34"/>
            <calcext:condition calcext:apply-style-name="cellule dialogues" calcext:value="contains-text(&quot;PlayerSpeak&quot;)" calcext:base-cell-address="'Ile Taverne'.Y34"/>
            <calcext:condition calcext:apply-style-name="cellule dialogues" calcext:value="contains-text(&quot;OtherSpeak&quot;)" calcext:base-cell-address="'Ile Taverne'.Y34"/>
            <calcext:condition calcext:apply-style-name="cellule argent" calcext:value="contains-text(&quot;CheckGold&quot;)" calcext:base-cell-address="'Ile Taverne'.Y34"/>
            <calcext:condition calcext:apply-style-name="cellule argent" calcext:value="contains-text(&quot;RemoveGold&quot;)" calcext:base-cell-address="'Ile Taverne'.Y34"/>
            <calcext:condition calcext:apply-style-name="cellule argent" calcext:value="contains-text(&quot;AddGold&quot;)" calcext:base-cell-address="'Ile Taverne'.Y34"/>
            <calcext:condition calcext:apply-style-name="cellule argent" calcext:value="contains-text(&quot;Loot&quot;)" calcext:base-cell-address="'Ile Taverne'.Y34"/>
            <calcext:condition calcext:apply-style-name="cellule argent" calcext:value="contains-text(&quot;Trade&quot;)" calcext:base-cell-address="'Ile Taverne'.Y34"/>
            <calcext:condition calcext:apply-style-name="cellule combat" calcext:value="contains-text(&quot;LaunchCombat&quot;)" calcext:base-cell-address="'Ile Taverne'.Y34"/>
            <calcext:condition calcext:apply-style-name="cellule indice" calcext:value="contains-text(&quot;CheckFormula&quot;)" calcext:base-cell-address="'Ile Taverne'.Y34"/>
            <calcext:condition calcext:apply-style-name="cellule indice" calcext:value="contains-text(&quot;GiveDirection&quot;)" calcext:base-cell-address="'Ile Taverne'.Y34"/>
            <calcext:condition calcext:apply-style-name="cellule temps" calcext:value="contains-text(&quot;SetWeather&quot;)" calcext:base-cell-address="'Ile Taverne'.Y34"/>
            <calcext:condition calcext:apply-style-name="cellule temps" calcext:value="contains-text(&quot;SwitchWeather&quot;)" calcext:base-cell-address="'Ile Taverne'.Y34"/>
            <calcext:condition calcext:apply-style-name="cellule temps" calcext:value="contains-text(&quot;NextDay&quot;)" calcext:base-cell-address="'Ile Taverne'.Y34"/>
            <calcext:condition calcext:apply-style-name="cellule temps" calcext:value="contains-text(&quot;CheckDay&quot;)" calcext:base-cell-address="'Ile Taverne'.Y34"/>
            <calcext:condition calcext:apply-style-name="cellule histoire" calcext:value="contains-text(&quot;Leave&quot;)" calcext:base-cell-address="'Ile Taverne'.Y34"/>
            <calcext:condition calcext:apply-style-name="cellule choice" calcext:value="contains-text(&quot;Choice&quot;)" calcext:base-cell-address="'Ile Taverne'.Y34"/>
            <calcext:condition calcext:apply-style-name="cellule d'erreur" calcext:value="!=&quot;&quot;" calcext:base-cell-address="'Ile Taverne'.Y34"/>
          </calcext:conditional-format>
          <calcext:conditional-format calcext:target-range-address="Caserne.Y36:Caserne.Z36 Caserne.Z35:Caserne.Z35">
            <calcext:condition calcext:apply-style-name="cellule histoire" calcext:value="contains-text(&quot;GoTo&quot;)" calcext:base-cell-address="'Ile Taverne'.Y35"/>
            <calcext:condition calcext:apply-style-name="cellule histoire" calcext:value="contains-text(&quot;Conclude&quot;)" calcext:base-cell-address="'Ile Taverne'.Y35"/>
            <calcext:condition calcext:apply-style-name="cellule random" calcext:value="contains-text(&quot;RandomPercent&quot;)" calcext:base-cell-address="'Ile Taverne'.Y35"/>
            <calcext:condition calcext:apply-style-name="cellule random" calcext:value="contains-text(&quot;RandomRange&quot;)" calcext:base-cell-address="'Ile Taverne'.Y35"/>
            <calcext:condition calcext:apply-style-name="cellule personnages" calcext:value="contains-text(&quot;NewCrew&quot;)" calcext:base-cell-address="'Ile Taverne'.Y35"/>
            <calcext:condition calcext:apply-style-name="cellule personnages" calcext:value="contains-text(&quot;NewCharacter&quot;)" calcext:base-cell-address="'Ile Taverne'.Y35"/>
            <calcext:condition calcext:apply-style-name="cellule personnages" calcext:value="contains-text(&quot;HideOther&quot;)" calcext:base-cell-address="'Ile Taverne'.Y35"/>
            <calcext:condition calcext:apply-style-name="cellule personnages" calcext:value="contains-text(&quot;DeleteOther&quot;)" calcext:base-cell-address="'Ile Taverne'.Y35"/>
            <calcext:condition calcext:apply-style-name="cellule narrateur" calcext:value="contains-text(&quot;Narrator&quot;)" calcext:base-cell-address="'Ile Taverne'.Y35"/>
            <calcext:condition calcext:apply-style-name="cellule set choice" calcext:value="contains-text(&quot;SetChoices&quot;)" calcext:base-cell-address="'Ile Taverne'.Y35"/>
            <calcext:condition calcext:apply-style-name="cellule dialogues" calcext:value="contains-text(&quot;PlayerSpeak&quot;)" calcext:base-cell-address="'Ile Taverne'.Y35"/>
            <calcext:condition calcext:apply-style-name="cellule dialogues" calcext:value="contains-text(&quot;OtherSpeak&quot;)" calcext:base-cell-address="'Ile Taverne'.Y35"/>
            <calcext:condition calcext:apply-style-name="cellule argent" calcext:value="contains-text(&quot;CheckGold&quot;)" calcext:base-cell-address="'Ile Taverne'.Y35"/>
            <calcext:condition calcext:apply-style-name="cellule argent" calcext:value="contains-text(&quot;RemoveGold&quot;)" calcext:base-cell-address="'Ile Taverne'.Y35"/>
            <calcext:condition calcext:apply-style-name="cellule argent" calcext:value="contains-text(&quot;AddGold&quot;)" calcext:base-cell-address="'Ile Taverne'.Y35"/>
            <calcext:condition calcext:apply-style-name="cellule argent" calcext:value="contains-text(&quot;Loot&quot;)" calcext:base-cell-address="'Ile Taverne'.Y35"/>
            <calcext:condition calcext:apply-style-name="cellule argent" calcext:value="contains-text(&quot;Trade&quot;)" calcext:base-cell-address="'Ile Taverne'.Y35"/>
            <calcext:condition calcext:apply-style-name="cellule combat" calcext:value="contains-text(&quot;LaunchCombat&quot;)" calcext:base-cell-address="'Ile Taverne'.Y35"/>
            <calcext:condition calcext:apply-style-name="cellule indice" calcext:value="contains-text(&quot;CheckFormula&quot;)" calcext:base-cell-address="'Ile Taverne'.Y35"/>
            <calcext:condition calcext:apply-style-name="cellule indice" calcext:value="contains-text(&quot;GiveDirection&quot;)" calcext:base-cell-address="'Ile Taverne'.Y35"/>
            <calcext:condition calcext:apply-style-name="cellule temps" calcext:value="contains-text(&quot;SetWeather&quot;)" calcext:base-cell-address="'Ile Taverne'.Y35"/>
            <calcext:condition calcext:apply-style-name="cellule temps" calcext:value="contains-text(&quot;SwitchWeather&quot;)" calcext:base-cell-address="'Ile Taverne'.Y35"/>
            <calcext:condition calcext:apply-style-name="cellule temps" calcext:value="contains-text(&quot;NextDay&quot;)" calcext:base-cell-address="'Ile Taverne'.Y35"/>
            <calcext:condition calcext:apply-style-name="cellule temps" calcext:value="contains-text(&quot;CheckDay&quot;)" calcext:base-cell-address="'Ile Taverne'.Y35"/>
            <calcext:condition calcext:apply-style-name="cellule histoire" calcext:value="contains-text(&quot;Leave&quot;)" calcext:base-cell-address="'Ile Taverne'.Y35"/>
            <calcext:condition calcext:apply-style-name="cellule choice" calcext:value="contains-text(&quot;Choice&quot;)" calcext:base-cell-address="'Ile Taverne'.Y35"/>
            <calcext:condition calcext:apply-style-name="cellule d'erreur" calcext:value="!=&quot;&quot;" calcext:base-cell-address="'Ile Taverne'.Y35"/>
          </calcext:conditional-format>
          <calcext:conditional-format calcext:target-range-address="Caserne.Y35:Caserne.Y35">
            <calcext:condition calcext:apply-style-name="cellule histoire" calcext:value="contains-text(&quot;GoTo&quot;)" calcext:base-cell-address="'Ile Taverne'.Y35"/>
            <calcext:condition calcext:apply-style-name="cellule histoire" calcext:value="contains-text(&quot;Conclude&quot;)" calcext:base-cell-address="'Ile Taverne'.Y35"/>
            <calcext:condition calcext:apply-style-name="cellule random" calcext:value="contains-text(&quot;RandomPercent&quot;)" calcext:base-cell-address="'Ile Taverne'.Y35"/>
            <calcext:condition calcext:apply-style-name="cellule random" calcext:value="contains-text(&quot;RandomRange&quot;)" calcext:base-cell-address="'Ile Taverne'.Y35"/>
            <calcext:condition calcext:apply-style-name="cellule personnages" calcext:value="contains-text(&quot;NewCrew&quot;)" calcext:base-cell-address="'Ile Taverne'.Y35"/>
            <calcext:condition calcext:apply-style-name="cellule personnages" calcext:value="contains-text(&quot;NewCharacter&quot;)" calcext:base-cell-address="'Ile Taverne'.Y35"/>
            <calcext:condition calcext:apply-style-name="cellule personnages" calcext:value="contains-text(&quot;HideOther&quot;)" calcext:base-cell-address="'Ile Taverne'.Y35"/>
            <calcext:condition calcext:apply-style-name="cellule personnages" calcext:value="contains-text(&quot;DeleteOther&quot;)" calcext:base-cell-address="'Ile Taverne'.Y35"/>
            <calcext:condition calcext:apply-style-name="cellule narrateur" calcext:value="contains-text(&quot;Narrator&quot;)" calcext:base-cell-address="'Ile Taverne'.Y35"/>
            <calcext:condition calcext:apply-style-name="cellule set choice" calcext:value="contains-text(&quot;SetChoices&quot;)" calcext:base-cell-address="'Ile Taverne'.Y35"/>
            <calcext:condition calcext:apply-style-name="cellule dialogues" calcext:value="contains-text(&quot;PlayerSpeak&quot;)" calcext:base-cell-address="'Ile Taverne'.Y35"/>
            <calcext:condition calcext:apply-style-name="cellule dialogues" calcext:value="contains-text(&quot;OtherSpeak&quot;)" calcext:base-cell-address="'Ile Taverne'.Y35"/>
            <calcext:condition calcext:apply-style-name="cellule argent" calcext:value="contains-text(&quot;CheckGold&quot;)" calcext:base-cell-address="'Ile Taverne'.Y35"/>
            <calcext:condition calcext:apply-style-name="cellule argent" calcext:value="contains-text(&quot;RemoveGold&quot;)" calcext:base-cell-address="'Ile Taverne'.Y35"/>
            <calcext:condition calcext:apply-style-name="cellule argent" calcext:value="contains-text(&quot;AddGold&quot;)" calcext:base-cell-address="'Ile Taverne'.Y35"/>
            <calcext:condition calcext:apply-style-name="cellule argent" calcext:value="contains-text(&quot;Loot&quot;)" calcext:base-cell-address="'Ile Taverne'.Y35"/>
            <calcext:condition calcext:apply-style-name="cellule argent" calcext:value="contains-text(&quot;Trade&quot;)" calcext:base-cell-address="'Ile Taverne'.Y35"/>
            <calcext:condition calcext:apply-style-name="cellule combat" calcext:value="contains-text(&quot;LaunchCombat&quot;)" calcext:base-cell-address="'Ile Taverne'.Y35"/>
            <calcext:condition calcext:apply-style-name="cellule indice" calcext:value="contains-text(&quot;CheckFormula&quot;)" calcext:base-cell-address="'Ile Taverne'.Y35"/>
            <calcext:condition calcext:apply-style-name="cellule indice" calcext:value="contains-text(&quot;GiveDirection&quot;)" calcext:base-cell-address="'Ile Taverne'.Y35"/>
            <calcext:condition calcext:apply-style-name="cellule temps" calcext:value="contains-text(&quot;SetWeather&quot;)" calcext:base-cell-address="'Ile Taverne'.Y35"/>
            <calcext:condition calcext:apply-style-name="cellule temps" calcext:value="contains-text(&quot;SwitchWeather&quot;)" calcext:base-cell-address="'Ile Taverne'.Y35"/>
            <calcext:condition calcext:apply-style-name="cellule temps" calcext:value="contains-text(&quot;NextDay&quot;)" calcext:base-cell-address="'Ile Taverne'.Y35"/>
            <calcext:condition calcext:apply-style-name="cellule temps" calcext:value="contains-text(&quot;CheckDay&quot;)" calcext:base-cell-address="'Ile Taverne'.Y35"/>
            <calcext:condition calcext:apply-style-name="cellule histoire" calcext:value="contains-text(&quot;Leave&quot;)" calcext:base-cell-address="'Ile Taverne'.Y35"/>
            <calcext:condition calcext:apply-style-name="cellule choice" calcext:value="contains-text(&quot;Choice&quot;)" calcext:base-cell-address="'Ile Taverne'.Y35"/>
            <calcext:condition calcext:apply-style-name="cellule d'erreur" calcext:value="!=&quot;&quot;" calcext:base-cell-address="'Ile Taverne'.Y35"/>
          </calcext:conditional-format>
          <calcext:conditional-format calcext:target-range-address="Caserne.Y40:Caserne.Y40">
            <calcext:condition calcext:apply-style-name="cellule histoire" calcext:value="contains-text(&quot;GoTo&quot;)" calcext:base-cell-address="'Ile Taverne'.Y40"/>
            <calcext:condition calcext:apply-style-name="cellule histoire" calcext:value="contains-text(&quot;Conclude&quot;)" calcext:base-cell-address="'Ile Taverne'.Y40"/>
            <calcext:condition calcext:apply-style-name="cellule random" calcext:value="contains-text(&quot;RandomPercent&quot;)" calcext:base-cell-address="'Ile Taverne'.Y40"/>
            <calcext:condition calcext:apply-style-name="cellule random" calcext:value="contains-text(&quot;RandomRange&quot;)" calcext:base-cell-address="'Ile Taverne'.Y40"/>
            <calcext:condition calcext:apply-style-name="cellule personnages" calcext:value="contains-text(&quot;NewCrew&quot;)" calcext:base-cell-address="'Ile Taverne'.Y40"/>
            <calcext:condition calcext:apply-style-name="cellule personnages" calcext:value="contains-text(&quot;NewCharacter&quot;)" calcext:base-cell-address="'Ile Taverne'.Y40"/>
            <calcext:condition calcext:apply-style-name="cellule personnages" calcext:value="contains-text(&quot;HideOther&quot;)" calcext:base-cell-address="'Ile Taverne'.Y40"/>
            <calcext:condition calcext:apply-style-name="cellule personnages" calcext:value="contains-text(&quot;DeleteOther&quot;)" calcext:base-cell-address="'Ile Taverne'.Y40"/>
            <calcext:condition calcext:apply-style-name="cellule narrateur" calcext:value="contains-text(&quot;Narrator&quot;)" calcext:base-cell-address="'Ile Taverne'.Y40"/>
            <calcext:condition calcext:apply-style-name="cellule set choice" calcext:value="contains-text(&quot;SetChoices&quot;)" calcext:base-cell-address="'Ile Taverne'.Y40"/>
            <calcext:condition calcext:apply-style-name="cellule dialogues" calcext:value="contains-text(&quot;PlayerSpeak&quot;)" calcext:base-cell-address="'Ile Taverne'.Y40"/>
            <calcext:condition calcext:apply-style-name="cellule dialogues" calcext:value="contains-text(&quot;OtherSpeak&quot;)" calcext:base-cell-address="'Ile Taverne'.Y40"/>
            <calcext:condition calcext:apply-style-name="cellule argent" calcext:value="contains-text(&quot;CheckGold&quot;)" calcext:base-cell-address="'Ile Taverne'.Y40"/>
            <calcext:condition calcext:apply-style-name="cellule argent" calcext:value="contains-text(&quot;RemoveGold&quot;)" calcext:base-cell-address="'Ile Taverne'.Y40"/>
            <calcext:condition calcext:apply-style-name="cellule argent" calcext:value="contains-text(&quot;AddGold&quot;)" calcext:base-cell-address="'Ile Taverne'.Y40"/>
            <calcext:condition calcext:apply-style-name="cellule argent" calcext:value="contains-text(&quot;Loot&quot;)" calcext:base-cell-address="'Ile Taverne'.Y40"/>
            <calcext:condition calcext:apply-style-name="cellule argent" calcext:value="contains-text(&quot;Trade&quot;)" calcext:base-cell-address="'Ile Taverne'.Y40"/>
            <calcext:condition calcext:apply-style-name="cellule combat" calcext:value="contains-text(&quot;LaunchCombat&quot;)" calcext:base-cell-address="'Ile Taverne'.Y40"/>
            <calcext:condition calcext:apply-style-name="cellule indice" calcext:value="contains-text(&quot;CheckFormula&quot;)" calcext:base-cell-address="'Ile Taverne'.Y40"/>
            <calcext:condition calcext:apply-style-name="cellule indice" calcext:value="contains-text(&quot;GiveDirection&quot;)" calcext:base-cell-address="'Ile Taverne'.Y40"/>
            <calcext:condition calcext:apply-style-name="cellule temps" calcext:value="contains-text(&quot;SetWeather&quot;)" calcext:base-cell-address="'Ile Taverne'.Y40"/>
            <calcext:condition calcext:apply-style-name="cellule temps" calcext:value="contains-text(&quot;SwitchWeather&quot;)" calcext:base-cell-address="'Ile Taverne'.Y40"/>
            <calcext:condition calcext:apply-style-name="cellule temps" calcext:value="contains-text(&quot;NextDay&quot;)" calcext:base-cell-address="'Ile Taverne'.Y40"/>
            <calcext:condition calcext:apply-style-name="cellule temps" calcext:value="contains-text(&quot;CheckDay&quot;)" calcext:base-cell-address="'Ile Taverne'.Y40"/>
            <calcext:condition calcext:apply-style-name="cellule histoire" calcext:value="contains-text(&quot;Leave&quot;)" calcext:base-cell-address="'Ile Taverne'.Y40"/>
            <calcext:condition calcext:apply-style-name="cellule choice" calcext:value="contains-text(&quot;Choice&quot;)" calcext:base-cell-address="'Ile Taverne'.Y40"/>
            <calcext:condition calcext:apply-style-name="cellule d'erreur" calcext:value="!=&quot;&quot;" calcext:base-cell-address="'Ile Taverne'.Y40"/>
          </calcext:conditional-format>
          <calcext:conditional-format calcext:target-range-address="Caserne.Y40:Caserne.Y40">
            <calcext:condition calcext:apply-style-name="cellule histoire" calcext:value="contains-text(&quot;GoTo&quot;)" calcext:base-cell-address="'Ile Taverne'.Y40"/>
            <calcext:condition calcext:apply-style-name="cellule histoire" calcext:value="contains-text(&quot;Conclude&quot;)" calcext:base-cell-address="'Ile Taverne'.Y40"/>
            <calcext:condition calcext:apply-style-name="cellule random" calcext:value="contains-text(&quot;RandomPercent&quot;)" calcext:base-cell-address="'Ile Taverne'.Y40"/>
            <calcext:condition calcext:apply-style-name="cellule random" calcext:value="contains-text(&quot;RandomRange&quot;)" calcext:base-cell-address="'Ile Taverne'.Y40"/>
            <calcext:condition calcext:apply-style-name="cellule personnages" calcext:value="contains-text(&quot;NewCrew&quot;)" calcext:base-cell-address="'Ile Taverne'.Y40"/>
            <calcext:condition calcext:apply-style-name="cellule personnages" calcext:value="contains-text(&quot;NewCharacter&quot;)" calcext:base-cell-address="'Ile Taverne'.Y40"/>
            <calcext:condition calcext:apply-style-name="cellule personnages" calcext:value="contains-text(&quot;HideOther&quot;)" calcext:base-cell-address="'Ile Taverne'.Y40"/>
            <calcext:condition calcext:apply-style-name="cellule personnages" calcext:value="contains-text(&quot;DeleteOther&quot;)" calcext:base-cell-address="'Ile Taverne'.Y40"/>
            <calcext:condition calcext:apply-style-name="cellule narrateur" calcext:value="contains-text(&quot;Narrator&quot;)" calcext:base-cell-address="'Ile Taverne'.Y40"/>
            <calcext:condition calcext:apply-style-name="cellule set choice" calcext:value="contains-text(&quot;SetChoices&quot;)" calcext:base-cell-address="'Ile Taverne'.Y40"/>
            <calcext:condition calcext:apply-style-name="cellule dialogues" calcext:value="contains-text(&quot;PlayerSpeak&quot;)" calcext:base-cell-address="'Ile Taverne'.Y40"/>
            <calcext:condition calcext:apply-style-name="cellule dialogues" calcext:value="contains-text(&quot;OtherSpeak&quot;)" calcext:base-cell-address="'Ile Taverne'.Y40"/>
            <calcext:condition calcext:apply-style-name="cellule argent" calcext:value="contains-text(&quot;CheckGold&quot;)" calcext:base-cell-address="'Ile Taverne'.Y40"/>
            <calcext:condition calcext:apply-style-name="cellule argent" calcext:value="contains-text(&quot;RemoveGold&quot;)" calcext:base-cell-address="'Ile Taverne'.Y40"/>
            <calcext:condition calcext:apply-style-name="cellule argent" calcext:value="contains-text(&quot;AddGold&quot;)" calcext:base-cell-address="'Ile Taverne'.Y40"/>
            <calcext:condition calcext:apply-style-name="cellule argent" calcext:value="contains-text(&quot;Loot&quot;)" calcext:base-cell-address="'Ile Taverne'.Y40"/>
            <calcext:condition calcext:apply-style-name="cellule argent" calcext:value="contains-text(&quot;Trade&quot;)" calcext:base-cell-address="'Ile Taverne'.Y40"/>
            <calcext:condition calcext:apply-style-name="cellule combat" calcext:value="contains-text(&quot;LaunchCombat&quot;)" calcext:base-cell-address="'Ile Taverne'.Y40"/>
            <calcext:condition calcext:apply-style-name="cellule indice" calcext:value="contains-text(&quot;CheckFormula&quot;)" calcext:base-cell-address="'Ile Taverne'.Y40"/>
            <calcext:condition calcext:apply-style-name="cellule indice" calcext:value="contains-text(&quot;GiveDirection&quot;)" calcext:base-cell-address="'Ile Taverne'.Y40"/>
            <calcext:condition calcext:apply-style-name="cellule temps" calcext:value="contains-text(&quot;SetWeather&quot;)" calcext:base-cell-address="'Ile Taverne'.Y40"/>
            <calcext:condition calcext:apply-style-name="cellule temps" calcext:value="contains-text(&quot;SwitchWeather&quot;)" calcext:base-cell-address="'Ile Taverne'.Y40"/>
            <calcext:condition calcext:apply-style-name="cellule temps" calcext:value="contains-text(&quot;NextDay&quot;)" calcext:base-cell-address="'Ile Taverne'.Y40"/>
            <calcext:condition calcext:apply-style-name="cellule temps" calcext:value="contains-text(&quot;CheckDay&quot;)" calcext:base-cell-address="'Ile Taverne'.Y40"/>
            <calcext:condition calcext:apply-style-name="cellule histoire" calcext:value="contains-text(&quot;Leave&quot;)" calcext:base-cell-address="'Ile Taverne'.Y40"/>
            <calcext:condition calcext:apply-style-name="cellule choice" calcext:value="contains-text(&quot;Choice&quot;)" calcext:base-cell-address="'Ile Taverne'.Y40"/>
            <calcext:condition calcext:apply-style-name="cellule d'erreur" calcext:value="!=&quot;&quot;" calcext:base-cell-address="'Ile Taverne'.Y40"/>
          </calcext:conditional-format>
          <calcext:conditional-format calcext:target-range-address="Caserne.Y40:Caserne.Y40">
            <calcext:condition calcext:apply-style-name="cellule histoire" calcext:value="contains-text(&quot;GoTo&quot;)" calcext:base-cell-address="'Ile Taverne'.Y40"/>
            <calcext:condition calcext:apply-style-name="cellule histoire" calcext:value="contains-text(&quot;Conclude&quot;)" calcext:base-cell-address="'Ile Taverne'.Y40"/>
            <calcext:condition calcext:apply-style-name="cellule random" calcext:value="contains-text(&quot;RandomPercent&quot;)" calcext:base-cell-address="'Ile Taverne'.Y40"/>
            <calcext:condition calcext:apply-style-name="cellule random" calcext:value="contains-text(&quot;RandomRange&quot;)" calcext:base-cell-address="'Ile Taverne'.Y40"/>
            <calcext:condition calcext:apply-style-name="cellule personnages" calcext:value="contains-text(&quot;NewCrew&quot;)" calcext:base-cell-address="'Ile Taverne'.Y40"/>
            <calcext:condition calcext:apply-style-name="cellule personnages" calcext:value="contains-text(&quot;NewCharacter&quot;)" calcext:base-cell-address="'Ile Taverne'.Y40"/>
            <calcext:condition calcext:apply-style-name="cellule personnages" calcext:value="contains-text(&quot;HideOther&quot;)" calcext:base-cell-address="'Ile Taverne'.Y40"/>
            <calcext:condition calcext:apply-style-name="cellule personnages" calcext:value="contains-text(&quot;DeleteOther&quot;)" calcext:base-cell-address="'Ile Taverne'.Y40"/>
            <calcext:condition calcext:apply-style-name="cellule narrateur" calcext:value="contains-text(&quot;Narrator&quot;)" calcext:base-cell-address="'Ile Taverne'.Y40"/>
            <calcext:condition calcext:apply-style-name="cellule set choice" calcext:value="contains-text(&quot;SetChoices&quot;)" calcext:base-cell-address="'Ile Taverne'.Y40"/>
            <calcext:condition calcext:apply-style-name="cellule dialogues" calcext:value="contains-text(&quot;PlayerSpeak&quot;)" calcext:base-cell-address="'Ile Taverne'.Y40"/>
            <calcext:condition calcext:apply-style-name="cellule dialogues" calcext:value="contains-text(&quot;OtherSpeak&quot;)" calcext:base-cell-address="'Ile Taverne'.Y40"/>
            <calcext:condition calcext:apply-style-name="cellule argent" calcext:value="contains-text(&quot;CheckGold&quot;)" calcext:base-cell-address="'Ile Taverne'.Y40"/>
            <calcext:condition calcext:apply-style-name="cellule argent" calcext:value="contains-text(&quot;RemoveGold&quot;)" calcext:base-cell-address="'Ile Taverne'.Y40"/>
            <calcext:condition calcext:apply-style-name="cellule argent" calcext:value="contains-text(&quot;AddGold&quot;)" calcext:base-cell-address="'Ile Taverne'.Y40"/>
            <calcext:condition calcext:apply-style-name="cellule argent" calcext:value="contains-text(&quot;Loot&quot;)" calcext:base-cell-address="'Ile Taverne'.Y40"/>
            <calcext:condition calcext:apply-style-name="cellule argent" calcext:value="contains-text(&quot;Trade&quot;)" calcext:base-cell-address="'Ile Taverne'.Y40"/>
            <calcext:condition calcext:apply-style-name="cellule combat" calcext:value="contains-text(&quot;LaunchCombat&quot;)" calcext:base-cell-address="'Ile Taverne'.Y40"/>
            <calcext:condition calcext:apply-style-name="cellule indice" calcext:value="contains-text(&quot;CheckFormula&quot;)" calcext:base-cell-address="'Ile Taverne'.Y40"/>
            <calcext:condition calcext:apply-style-name="cellule indice" calcext:value="contains-text(&quot;GiveDirection&quot;)" calcext:base-cell-address="'Ile Taverne'.Y40"/>
            <calcext:condition calcext:apply-style-name="cellule temps" calcext:value="contains-text(&quot;SetWeather&quot;)" calcext:base-cell-address="'Ile Taverne'.Y40"/>
            <calcext:condition calcext:apply-style-name="cellule temps" calcext:value="contains-text(&quot;SwitchWeather&quot;)" calcext:base-cell-address="'Ile Taverne'.Y40"/>
            <calcext:condition calcext:apply-style-name="cellule temps" calcext:value="contains-text(&quot;NextDay&quot;)" calcext:base-cell-address="'Ile Taverne'.Y40"/>
            <calcext:condition calcext:apply-style-name="cellule temps" calcext:value="contains-text(&quot;CheckDay&quot;)" calcext:base-cell-address="'Ile Taverne'.Y40"/>
            <calcext:condition calcext:apply-style-name="cellule histoire" calcext:value="contains-text(&quot;Leave&quot;)" calcext:base-cell-address="'Ile Taverne'.Y40"/>
            <calcext:condition calcext:apply-style-name="cellule choice" calcext:value="contains-text(&quot;Choice&quot;)" calcext:base-cell-address="'Ile Taverne'.Y40"/>
            <calcext:condition calcext:apply-style-name="cellule d'erreur" calcext:value="!=&quot;&quot;" calcext:base-cell-address="'Ile Taverne'.Y40"/>
          </calcext:conditional-format>
          <calcext:conditional-format calcext:target-range-address="Caserne.Y40:Caserne.Y40">
            <calcext:condition calcext:apply-style-name="cellule histoire" calcext:value="contains-text(&quot;GoTo&quot;)" calcext:base-cell-address="'Ile Taverne'.Y40"/>
            <calcext:condition calcext:apply-style-name="cellule histoire" calcext:value="contains-text(&quot;Conclude&quot;)" calcext:base-cell-address="'Ile Taverne'.Y40"/>
            <calcext:condition calcext:apply-style-name="cellule random" calcext:value="contains-text(&quot;RandomPercent&quot;)" calcext:base-cell-address="'Ile Taverne'.Y40"/>
            <calcext:condition calcext:apply-style-name="cellule random" calcext:value="contains-text(&quot;RandomRange&quot;)" calcext:base-cell-address="'Ile Taverne'.Y40"/>
            <calcext:condition calcext:apply-style-name="cellule personnages" calcext:value="contains-text(&quot;NewCrew&quot;)" calcext:base-cell-address="'Ile Taverne'.Y40"/>
            <calcext:condition calcext:apply-style-name="cellule personnages" calcext:value="contains-text(&quot;NewCharacter&quot;)" calcext:base-cell-address="'Ile Taverne'.Y40"/>
            <calcext:condition calcext:apply-style-name="cellule personnages" calcext:value="contains-text(&quot;HideOther&quot;)" calcext:base-cell-address="'Ile Taverne'.Y40"/>
            <calcext:condition calcext:apply-style-name="cellule personnages" calcext:value="contains-text(&quot;DeleteOther&quot;)" calcext:base-cell-address="'Ile Taverne'.Y40"/>
            <calcext:condition calcext:apply-style-name="cellule narrateur" calcext:value="contains-text(&quot;Narrator&quot;)" calcext:base-cell-address="'Ile Taverne'.Y40"/>
            <calcext:condition calcext:apply-style-name="cellule set choice" calcext:value="contains-text(&quot;SetChoices&quot;)" calcext:base-cell-address="'Ile Taverne'.Y40"/>
            <calcext:condition calcext:apply-style-name="cellule dialogues" calcext:value="contains-text(&quot;PlayerSpeak&quot;)" calcext:base-cell-address="'Ile Taverne'.Y40"/>
            <calcext:condition calcext:apply-style-name="cellule dialogues" calcext:value="contains-text(&quot;OtherSpeak&quot;)" calcext:base-cell-address="'Ile Taverne'.Y40"/>
            <calcext:condition calcext:apply-style-name="cellule argent" calcext:value="contains-text(&quot;CheckGold&quot;)" calcext:base-cell-address="'Ile Taverne'.Y40"/>
            <calcext:condition calcext:apply-style-name="cellule argent" calcext:value="contains-text(&quot;RemoveGold&quot;)" calcext:base-cell-address="'Ile Taverne'.Y40"/>
            <calcext:condition calcext:apply-style-name="cellule argent" calcext:value="contains-text(&quot;AddGold&quot;)" calcext:base-cell-address="'Ile Taverne'.Y40"/>
            <calcext:condition calcext:apply-style-name="cellule argent" calcext:value="contains-text(&quot;Loot&quot;)" calcext:base-cell-address="'Ile Taverne'.Y40"/>
            <calcext:condition calcext:apply-style-name="cellule argent" calcext:value="contains-text(&quot;Trade&quot;)" calcext:base-cell-address="'Ile Taverne'.Y40"/>
            <calcext:condition calcext:apply-style-name="cellule combat" calcext:value="contains-text(&quot;LaunchCombat&quot;)" calcext:base-cell-address="'Ile Taverne'.Y40"/>
            <calcext:condition calcext:apply-style-name="cellule indice" calcext:value="contains-text(&quot;CheckFormula&quot;)" calcext:base-cell-address="'Ile Taverne'.Y40"/>
            <calcext:condition calcext:apply-style-name="cellule indice" calcext:value="contains-text(&quot;GiveDirection&quot;)" calcext:base-cell-address="'Ile Taverne'.Y40"/>
            <calcext:condition calcext:apply-style-name="cellule temps" calcext:value="contains-text(&quot;SetWeather&quot;)" calcext:base-cell-address="'Ile Taverne'.Y40"/>
            <calcext:condition calcext:apply-style-name="cellule temps" calcext:value="contains-text(&quot;SwitchWeather&quot;)" calcext:base-cell-address="'Ile Taverne'.Y40"/>
            <calcext:condition calcext:apply-style-name="cellule temps" calcext:value="contains-text(&quot;NextDay&quot;)" calcext:base-cell-address="'Ile Taverne'.Y40"/>
            <calcext:condition calcext:apply-style-name="cellule temps" calcext:value="contains-text(&quot;CheckDay&quot;)" calcext:base-cell-address="'Ile Taverne'.Y40"/>
            <calcext:condition calcext:apply-style-name="cellule histoire" calcext:value="contains-text(&quot;Leave&quot;)" calcext:base-cell-address="'Ile Taverne'.Y40"/>
            <calcext:condition calcext:apply-style-name="cellule choice" calcext:value="contains-text(&quot;Choice&quot;)" calcext:base-cell-address="'Ile Taverne'.Y40"/>
            <calcext:condition calcext:apply-style-name="cellule d'erreur" calcext:value="!=&quot;&quot;" calcext:base-cell-address="'Ile Taverne'.Y40"/>
          </calcext:conditional-format>
          <calcext:conditional-format calcext:target-range-address="Caserne.Y40:Caserne.Y40">
            <calcext:condition calcext:apply-style-name="cellule histoire" calcext:value="contains-text(&quot;GoTo&quot;)" calcext:base-cell-address="'Ile Taverne'.Y40"/>
            <calcext:condition calcext:apply-style-name="cellule histoire" calcext:value="contains-text(&quot;Conclude&quot;)" calcext:base-cell-address="'Ile Taverne'.Y40"/>
            <calcext:condition calcext:apply-style-name="cellule random" calcext:value="contains-text(&quot;RandomPercent&quot;)" calcext:base-cell-address="'Ile Taverne'.Y40"/>
            <calcext:condition calcext:apply-style-name="cellule random" calcext:value="contains-text(&quot;RandomRange&quot;)" calcext:base-cell-address="'Ile Taverne'.Y40"/>
            <calcext:condition calcext:apply-style-name="cellule personnages" calcext:value="contains-text(&quot;NewCrew&quot;)" calcext:base-cell-address="'Ile Taverne'.Y40"/>
            <calcext:condition calcext:apply-style-name="cellule personnages" calcext:value="contains-text(&quot;NewCharacter&quot;)" calcext:base-cell-address="'Ile Taverne'.Y40"/>
            <calcext:condition calcext:apply-style-name="cellule personnages" calcext:value="contains-text(&quot;HideOther&quot;)" calcext:base-cell-address="'Ile Taverne'.Y40"/>
            <calcext:condition calcext:apply-style-name="cellule personnages" calcext:value="contains-text(&quot;DeleteOther&quot;)" calcext:base-cell-address="'Ile Taverne'.Y40"/>
            <calcext:condition calcext:apply-style-name="cellule narrateur" calcext:value="contains-text(&quot;Narrator&quot;)" calcext:base-cell-address="'Ile Taverne'.Y40"/>
            <calcext:condition calcext:apply-style-name="cellule set choice" calcext:value="contains-text(&quot;SetChoices&quot;)" calcext:base-cell-address="'Ile Taverne'.Y40"/>
            <calcext:condition calcext:apply-style-name="cellule dialogues" calcext:value="contains-text(&quot;PlayerSpeak&quot;)" calcext:base-cell-address="'Ile Taverne'.Y40"/>
            <calcext:condition calcext:apply-style-name="cellule dialogues" calcext:value="contains-text(&quot;OtherSpeak&quot;)" calcext:base-cell-address="'Ile Taverne'.Y40"/>
            <calcext:condition calcext:apply-style-name="cellule argent" calcext:value="contains-text(&quot;CheckGold&quot;)" calcext:base-cell-address="'Ile Taverne'.Y40"/>
            <calcext:condition calcext:apply-style-name="cellule argent" calcext:value="contains-text(&quot;RemoveGold&quot;)" calcext:base-cell-address="'Ile Taverne'.Y40"/>
            <calcext:condition calcext:apply-style-name="cellule argent" calcext:value="contains-text(&quot;AddGold&quot;)" calcext:base-cell-address="'Ile Taverne'.Y40"/>
            <calcext:condition calcext:apply-style-name="cellule argent" calcext:value="contains-text(&quot;Loot&quot;)" calcext:base-cell-address="'Ile Taverne'.Y40"/>
            <calcext:condition calcext:apply-style-name="cellule argent" calcext:value="contains-text(&quot;Trade&quot;)" calcext:base-cell-address="'Ile Taverne'.Y40"/>
            <calcext:condition calcext:apply-style-name="cellule combat" calcext:value="contains-text(&quot;LaunchCombat&quot;)" calcext:base-cell-address="'Ile Taverne'.Y40"/>
            <calcext:condition calcext:apply-style-name="cellule indice" calcext:value="contains-text(&quot;CheckFormula&quot;)" calcext:base-cell-address="'Ile Taverne'.Y40"/>
            <calcext:condition calcext:apply-style-name="cellule indice" calcext:value="contains-text(&quot;GiveDirection&quot;)" calcext:base-cell-address="'Ile Taverne'.Y40"/>
            <calcext:condition calcext:apply-style-name="cellule temps" calcext:value="contains-text(&quot;SetWeather&quot;)" calcext:base-cell-address="'Ile Taverne'.Y40"/>
            <calcext:condition calcext:apply-style-name="cellule temps" calcext:value="contains-text(&quot;SwitchWeather&quot;)" calcext:base-cell-address="'Ile Taverne'.Y40"/>
            <calcext:condition calcext:apply-style-name="cellule temps" calcext:value="contains-text(&quot;NextDay&quot;)" calcext:base-cell-address="'Ile Taverne'.Y40"/>
            <calcext:condition calcext:apply-style-name="cellule temps" calcext:value="contains-text(&quot;CheckDay&quot;)" calcext:base-cell-address="'Ile Taverne'.Y40"/>
            <calcext:condition calcext:apply-style-name="cellule histoire" calcext:value="contains-text(&quot;Leave&quot;)" calcext:base-cell-address="'Ile Taverne'.Y40"/>
            <calcext:condition calcext:apply-style-name="cellule choice" calcext:value="contains-text(&quot;Choice&quot;)" calcext:base-cell-address="'Ile Taverne'.Y40"/>
            <calcext:condition calcext:apply-style-name="cellule d'erreur" calcext:value="!=&quot;&quot;" calcext:base-cell-address="'Ile Taverne'.Y40"/>
          </calcext:conditional-format>
          <calcext:conditional-format calcext:target-range-address="Caserne.Y41:Caserne.Y41">
            <calcext:condition calcext:apply-style-name="cellule histoire" calcext:value="contains-text(&quot;GoTo&quot;)" calcext:base-cell-address="'Ile Taverne'.Y41"/>
            <calcext:condition calcext:apply-style-name="cellule histoire" calcext:value="contains-text(&quot;Conclude&quot;)" calcext:base-cell-address="'Ile Taverne'.Y41"/>
            <calcext:condition calcext:apply-style-name="cellule random" calcext:value="contains-text(&quot;RandomPercent&quot;)" calcext:base-cell-address="'Ile Taverne'.Y41"/>
            <calcext:condition calcext:apply-style-name="cellule random" calcext:value="contains-text(&quot;RandomRange&quot;)" calcext:base-cell-address="'Ile Taverne'.Y41"/>
            <calcext:condition calcext:apply-style-name="cellule personnages" calcext:value="contains-text(&quot;NewCrew&quot;)" calcext:base-cell-address="'Ile Taverne'.Y41"/>
            <calcext:condition calcext:apply-style-name="cellule personnages" calcext:value="contains-text(&quot;NewCharacter&quot;)" calcext:base-cell-address="'Ile Taverne'.Y41"/>
            <calcext:condition calcext:apply-style-name="cellule personnages" calcext:value="contains-text(&quot;HideOther&quot;)" calcext:base-cell-address="'Ile Taverne'.Y41"/>
            <calcext:condition calcext:apply-style-name="cellule personnages" calcext:value="contains-text(&quot;DeleteOther&quot;)" calcext:base-cell-address="'Ile Taverne'.Y41"/>
            <calcext:condition calcext:apply-style-name="cellule narrateur" calcext:value="contains-text(&quot;Narrator&quot;)" calcext:base-cell-address="'Ile Taverne'.Y41"/>
            <calcext:condition calcext:apply-style-name="cellule set choice" calcext:value="contains-text(&quot;SetChoices&quot;)" calcext:base-cell-address="'Ile Taverne'.Y41"/>
            <calcext:condition calcext:apply-style-name="cellule dialogues" calcext:value="contains-text(&quot;PlayerSpeak&quot;)" calcext:base-cell-address="'Ile Taverne'.Y41"/>
            <calcext:condition calcext:apply-style-name="cellule dialogues" calcext:value="contains-text(&quot;OtherSpeak&quot;)" calcext:base-cell-address="'Ile Taverne'.Y41"/>
            <calcext:condition calcext:apply-style-name="cellule argent" calcext:value="contains-text(&quot;CheckGold&quot;)" calcext:base-cell-address="'Ile Taverne'.Y41"/>
            <calcext:condition calcext:apply-style-name="cellule argent" calcext:value="contains-text(&quot;RemoveGold&quot;)" calcext:base-cell-address="'Ile Taverne'.Y41"/>
            <calcext:condition calcext:apply-style-name="cellule argent" calcext:value="contains-text(&quot;AddGold&quot;)" calcext:base-cell-address="'Ile Taverne'.Y41"/>
            <calcext:condition calcext:apply-style-name="cellule argent" calcext:value="contains-text(&quot;Loot&quot;)" calcext:base-cell-address="'Ile Taverne'.Y41"/>
            <calcext:condition calcext:apply-style-name="cellule argent" calcext:value="contains-text(&quot;Trade&quot;)" calcext:base-cell-address="'Ile Taverne'.Y41"/>
            <calcext:condition calcext:apply-style-name="cellule combat" calcext:value="contains-text(&quot;LaunchCombat&quot;)" calcext:base-cell-address="'Ile Taverne'.Y41"/>
            <calcext:condition calcext:apply-style-name="cellule indice" calcext:value="contains-text(&quot;CheckFormula&quot;)" calcext:base-cell-address="'Ile Taverne'.Y41"/>
            <calcext:condition calcext:apply-style-name="cellule indice" calcext:value="contains-text(&quot;GiveDirection&quot;)" calcext:base-cell-address="'Ile Taverne'.Y41"/>
            <calcext:condition calcext:apply-style-name="cellule temps" calcext:value="contains-text(&quot;SetWeather&quot;)" calcext:base-cell-address="'Ile Taverne'.Y41"/>
            <calcext:condition calcext:apply-style-name="cellule temps" calcext:value="contains-text(&quot;SwitchWeather&quot;)" calcext:base-cell-address="'Ile Taverne'.Y41"/>
            <calcext:condition calcext:apply-style-name="cellule temps" calcext:value="contains-text(&quot;NextDay&quot;)" calcext:base-cell-address="'Ile Taverne'.Y41"/>
            <calcext:condition calcext:apply-style-name="cellule temps" calcext:value="contains-text(&quot;CheckDay&quot;)" calcext:base-cell-address="'Ile Taverne'.Y41"/>
            <calcext:condition calcext:apply-style-name="cellule histoire" calcext:value="contains-text(&quot;Leave&quot;)" calcext:base-cell-address="'Ile Taverne'.Y41"/>
            <calcext:condition calcext:apply-style-name="cellule choice" calcext:value="contains-text(&quot;Choice&quot;)" calcext:base-cell-address="'Ile Taverne'.Y41"/>
            <calcext:condition calcext:apply-style-name="cellule d'erreur" calcext:value="!=&quot;&quot;" calcext:base-cell-address="'Ile Taverne'.Y41"/>
          </calcext:conditional-format>
          <calcext:conditional-format calcext:target-range-address="Caserne.Y41:Caserne.Y41">
            <calcext:condition calcext:apply-style-name="cellule histoire" calcext:value="contains-text(&quot;GoTo&quot;)" calcext:base-cell-address="'Ile Taverne'.Y41"/>
            <calcext:condition calcext:apply-style-name="cellule histoire" calcext:value="contains-text(&quot;Conclude&quot;)" calcext:base-cell-address="'Ile Taverne'.Y41"/>
            <calcext:condition calcext:apply-style-name="cellule random" calcext:value="contains-text(&quot;RandomPercent&quot;)" calcext:base-cell-address="'Ile Taverne'.Y41"/>
            <calcext:condition calcext:apply-style-name="cellule random" calcext:value="contains-text(&quot;RandomRange&quot;)" calcext:base-cell-address="'Ile Taverne'.Y41"/>
            <calcext:condition calcext:apply-style-name="cellule personnages" calcext:value="contains-text(&quot;NewCrew&quot;)" calcext:base-cell-address="'Ile Taverne'.Y41"/>
            <calcext:condition calcext:apply-style-name="cellule personnages" calcext:value="contains-text(&quot;NewCharacter&quot;)" calcext:base-cell-address="'Ile Taverne'.Y41"/>
            <calcext:condition calcext:apply-style-name="cellule personnages" calcext:value="contains-text(&quot;HideOther&quot;)" calcext:base-cell-address="'Ile Taverne'.Y41"/>
            <calcext:condition calcext:apply-style-name="cellule personnages" calcext:value="contains-text(&quot;DeleteOther&quot;)" calcext:base-cell-address="'Ile Taverne'.Y41"/>
            <calcext:condition calcext:apply-style-name="cellule narrateur" calcext:value="contains-text(&quot;Narrator&quot;)" calcext:base-cell-address="'Ile Taverne'.Y41"/>
            <calcext:condition calcext:apply-style-name="cellule set choice" calcext:value="contains-text(&quot;SetChoices&quot;)" calcext:base-cell-address="'Ile Taverne'.Y41"/>
            <calcext:condition calcext:apply-style-name="cellule dialogues" calcext:value="contains-text(&quot;PlayerSpeak&quot;)" calcext:base-cell-address="'Ile Taverne'.Y41"/>
            <calcext:condition calcext:apply-style-name="cellule dialogues" calcext:value="contains-text(&quot;OtherSpeak&quot;)" calcext:base-cell-address="'Ile Taverne'.Y41"/>
            <calcext:condition calcext:apply-style-name="cellule argent" calcext:value="contains-text(&quot;CheckGold&quot;)" calcext:base-cell-address="'Ile Taverne'.Y41"/>
            <calcext:condition calcext:apply-style-name="cellule argent" calcext:value="contains-text(&quot;RemoveGold&quot;)" calcext:base-cell-address="'Ile Taverne'.Y41"/>
            <calcext:condition calcext:apply-style-name="cellule argent" calcext:value="contains-text(&quot;AddGold&quot;)" calcext:base-cell-address="'Ile Taverne'.Y41"/>
            <calcext:condition calcext:apply-style-name="cellule argent" calcext:value="contains-text(&quot;Loot&quot;)" calcext:base-cell-address="'Ile Taverne'.Y41"/>
            <calcext:condition calcext:apply-style-name="cellule argent" calcext:value="contains-text(&quot;Trade&quot;)" calcext:base-cell-address="'Ile Taverne'.Y41"/>
            <calcext:condition calcext:apply-style-name="cellule combat" calcext:value="contains-text(&quot;LaunchCombat&quot;)" calcext:base-cell-address="'Ile Taverne'.Y41"/>
            <calcext:condition calcext:apply-style-name="cellule indice" calcext:value="contains-text(&quot;CheckFormula&quot;)" calcext:base-cell-address="'Ile Taverne'.Y41"/>
            <calcext:condition calcext:apply-style-name="cellule indice" calcext:value="contains-text(&quot;GiveDirection&quot;)" calcext:base-cell-address="'Ile Taverne'.Y41"/>
            <calcext:condition calcext:apply-style-name="cellule temps" calcext:value="contains-text(&quot;SetWeather&quot;)" calcext:base-cell-address="'Ile Taverne'.Y41"/>
            <calcext:condition calcext:apply-style-name="cellule temps" calcext:value="contains-text(&quot;SwitchWeather&quot;)" calcext:base-cell-address="'Ile Taverne'.Y41"/>
            <calcext:condition calcext:apply-style-name="cellule temps" calcext:value="contains-text(&quot;NextDay&quot;)" calcext:base-cell-address="'Ile Taverne'.Y41"/>
            <calcext:condition calcext:apply-style-name="cellule temps" calcext:value="contains-text(&quot;CheckDay&quot;)" calcext:base-cell-address="'Ile Taverne'.Y41"/>
            <calcext:condition calcext:apply-style-name="cellule histoire" calcext:value="contains-text(&quot;Leave&quot;)" calcext:base-cell-address="'Ile Taverne'.Y41"/>
            <calcext:condition calcext:apply-style-name="cellule choice" calcext:value="contains-text(&quot;Choice&quot;)" calcext:base-cell-address="'Ile Taverne'.Y41"/>
            <calcext:condition calcext:apply-style-name="cellule d'erreur" calcext:value="!=&quot;&quot;" calcext:base-cell-address="'Ile Taverne'.Y41"/>
          </calcext:conditional-format>
          <calcext:conditional-format calcext:target-range-address="Caserne.Y41:Caserne.Y41">
            <calcext:condition calcext:apply-style-name="cellule histoire" calcext:value="contains-text(&quot;GoTo&quot;)" calcext:base-cell-address="'Ile Taverne'.Y41"/>
            <calcext:condition calcext:apply-style-name="cellule histoire" calcext:value="contains-text(&quot;Conclude&quot;)" calcext:base-cell-address="'Ile Taverne'.Y41"/>
            <calcext:condition calcext:apply-style-name="cellule random" calcext:value="contains-text(&quot;RandomPercent&quot;)" calcext:base-cell-address="'Ile Taverne'.Y41"/>
            <calcext:condition calcext:apply-style-name="cellule random" calcext:value="contains-text(&quot;RandomRange&quot;)" calcext:base-cell-address="'Ile Taverne'.Y41"/>
            <calcext:condition calcext:apply-style-name="cellule personnages" calcext:value="contains-text(&quot;NewCrew&quot;)" calcext:base-cell-address="'Ile Taverne'.Y41"/>
            <calcext:condition calcext:apply-style-name="cellule personnages" calcext:value="contains-text(&quot;NewCharacter&quot;)" calcext:base-cell-address="'Ile Taverne'.Y41"/>
            <calcext:condition calcext:apply-style-name="cellule personnages" calcext:value="contains-text(&quot;HideOther&quot;)" calcext:base-cell-address="'Ile Taverne'.Y41"/>
            <calcext:condition calcext:apply-style-name="cellule personnages" calcext:value="contains-text(&quot;DeleteOther&quot;)" calcext:base-cell-address="'Ile Taverne'.Y41"/>
            <calcext:condition calcext:apply-style-name="cellule narrateur" calcext:value="contains-text(&quot;Narrator&quot;)" calcext:base-cell-address="'Ile Taverne'.Y41"/>
            <calcext:condition calcext:apply-style-name="cellule set choice" calcext:value="contains-text(&quot;SetChoices&quot;)" calcext:base-cell-address="'Ile Taverne'.Y41"/>
            <calcext:condition calcext:apply-style-name="cellule dialogues" calcext:value="contains-text(&quot;PlayerSpeak&quot;)" calcext:base-cell-address="'Ile Taverne'.Y41"/>
            <calcext:condition calcext:apply-style-name="cellule dialogues" calcext:value="contains-text(&quot;OtherSpeak&quot;)" calcext:base-cell-address="'Ile Taverne'.Y41"/>
            <calcext:condition calcext:apply-style-name="cellule argent" calcext:value="contains-text(&quot;CheckGold&quot;)" calcext:base-cell-address="'Ile Taverne'.Y41"/>
            <calcext:condition calcext:apply-style-name="cellule argent" calcext:value="contains-text(&quot;RemoveGold&quot;)" calcext:base-cell-address="'Ile Taverne'.Y41"/>
            <calcext:condition calcext:apply-style-name="cellule argent" calcext:value="contains-text(&quot;AddGold&quot;)" calcext:base-cell-address="'Ile Taverne'.Y41"/>
            <calcext:condition calcext:apply-style-name="cellule argent" calcext:value="contains-text(&quot;Loot&quot;)" calcext:base-cell-address="'Ile Taverne'.Y41"/>
            <calcext:condition calcext:apply-style-name="cellule argent" calcext:value="contains-text(&quot;Trade&quot;)" calcext:base-cell-address="'Ile Taverne'.Y41"/>
            <calcext:condition calcext:apply-style-name="cellule combat" calcext:value="contains-text(&quot;LaunchCombat&quot;)" calcext:base-cell-address="'Ile Taverne'.Y41"/>
            <calcext:condition calcext:apply-style-name="cellule indice" calcext:value="contains-text(&quot;CheckFormula&quot;)" calcext:base-cell-address="'Ile Taverne'.Y41"/>
            <calcext:condition calcext:apply-style-name="cellule indice" calcext:value="contains-text(&quot;GiveDirection&quot;)" calcext:base-cell-address="'Ile Taverne'.Y41"/>
            <calcext:condition calcext:apply-style-name="cellule temps" calcext:value="contains-text(&quot;SetWeather&quot;)" calcext:base-cell-address="'Ile Taverne'.Y41"/>
            <calcext:condition calcext:apply-style-name="cellule temps" calcext:value="contains-text(&quot;SwitchWeather&quot;)" calcext:base-cell-address="'Ile Taverne'.Y41"/>
            <calcext:condition calcext:apply-style-name="cellule temps" calcext:value="contains-text(&quot;NextDay&quot;)" calcext:base-cell-address="'Ile Taverne'.Y41"/>
            <calcext:condition calcext:apply-style-name="cellule temps" calcext:value="contains-text(&quot;CheckDay&quot;)" calcext:base-cell-address="'Ile Taverne'.Y41"/>
            <calcext:condition calcext:apply-style-name="cellule histoire" calcext:value="contains-text(&quot;Leave&quot;)" calcext:base-cell-address="'Ile Taverne'.Y41"/>
            <calcext:condition calcext:apply-style-name="cellule choice" calcext:value="contains-text(&quot;Choice&quot;)" calcext:base-cell-address="'Ile Taverne'.Y41"/>
            <calcext:condition calcext:apply-style-name="cellule d'erreur" calcext:value="!=&quot;&quot;" calcext:base-cell-address="'Ile Taverne'.Y41"/>
          </calcext:conditional-format>
          <calcext:conditional-format calcext:target-range-address="Caserne.Y41:Caserne.Y41">
            <calcext:condition calcext:apply-style-name="cellule histoire" calcext:value="contains-text(&quot;GoTo&quot;)" calcext:base-cell-address="'Ile Taverne'.Y41"/>
            <calcext:condition calcext:apply-style-name="cellule histoire" calcext:value="contains-text(&quot;Conclude&quot;)" calcext:base-cell-address="'Ile Taverne'.Y41"/>
            <calcext:condition calcext:apply-style-name="cellule random" calcext:value="contains-text(&quot;RandomPercent&quot;)" calcext:base-cell-address="'Ile Taverne'.Y41"/>
            <calcext:condition calcext:apply-style-name="cellule random" calcext:value="contains-text(&quot;RandomRange&quot;)" calcext:base-cell-address="'Ile Taverne'.Y41"/>
            <calcext:condition calcext:apply-style-name="cellule personnages" calcext:value="contains-text(&quot;NewCrew&quot;)" calcext:base-cell-address="'Ile Taverne'.Y41"/>
            <calcext:condition calcext:apply-style-name="cellule personnages" calcext:value="contains-text(&quot;NewCharacter&quot;)" calcext:base-cell-address="'Ile Taverne'.Y41"/>
            <calcext:condition calcext:apply-style-name="cellule personnages" calcext:value="contains-text(&quot;HideOther&quot;)" calcext:base-cell-address="'Ile Taverne'.Y41"/>
            <calcext:condition calcext:apply-style-name="cellule personnages" calcext:value="contains-text(&quot;DeleteOther&quot;)" calcext:base-cell-address="'Ile Taverne'.Y41"/>
            <calcext:condition calcext:apply-style-name="cellule narrateur" calcext:value="contains-text(&quot;Narrator&quot;)" calcext:base-cell-address="'Ile Taverne'.Y41"/>
            <calcext:condition calcext:apply-style-name="cellule set choice" calcext:value="contains-text(&quot;SetChoices&quot;)" calcext:base-cell-address="'Ile Taverne'.Y41"/>
            <calcext:condition calcext:apply-style-name="cellule dialogues" calcext:value="contains-text(&quot;PlayerSpeak&quot;)" calcext:base-cell-address="'Ile Taverne'.Y41"/>
            <calcext:condition calcext:apply-style-name="cellule dialogues" calcext:value="contains-text(&quot;OtherSpeak&quot;)" calcext:base-cell-address="'Ile Taverne'.Y41"/>
            <calcext:condition calcext:apply-style-name="cellule argent" calcext:value="contains-text(&quot;CheckGold&quot;)" calcext:base-cell-address="'Ile Taverne'.Y41"/>
            <calcext:condition calcext:apply-style-name="cellule argent" calcext:value="contains-text(&quot;RemoveGold&quot;)" calcext:base-cell-address="'Ile Taverne'.Y41"/>
            <calcext:condition calcext:apply-style-name="cellule argent" calcext:value="contains-text(&quot;AddGold&quot;)" calcext:base-cell-address="'Ile Taverne'.Y41"/>
            <calcext:condition calcext:apply-style-name="cellule argent" calcext:value="contains-text(&quot;Loot&quot;)" calcext:base-cell-address="'Ile Taverne'.Y41"/>
            <calcext:condition calcext:apply-style-name="cellule argent" calcext:value="contains-text(&quot;Trade&quot;)" calcext:base-cell-address="'Ile Taverne'.Y41"/>
            <calcext:condition calcext:apply-style-name="cellule combat" calcext:value="contains-text(&quot;LaunchCombat&quot;)" calcext:base-cell-address="'Ile Taverne'.Y41"/>
            <calcext:condition calcext:apply-style-name="cellule indice" calcext:value="contains-text(&quot;CheckFormula&quot;)" calcext:base-cell-address="'Ile Taverne'.Y41"/>
            <calcext:condition calcext:apply-style-name="cellule indice" calcext:value="contains-text(&quot;GiveDirection&quot;)" calcext:base-cell-address="'Ile Taverne'.Y41"/>
            <calcext:condition calcext:apply-style-name="cellule temps" calcext:value="contains-text(&quot;SetWeather&quot;)" calcext:base-cell-address="'Ile Taverne'.Y41"/>
            <calcext:condition calcext:apply-style-name="cellule temps" calcext:value="contains-text(&quot;SwitchWeather&quot;)" calcext:base-cell-address="'Ile Taverne'.Y41"/>
            <calcext:condition calcext:apply-style-name="cellule temps" calcext:value="contains-text(&quot;NextDay&quot;)" calcext:base-cell-address="'Ile Taverne'.Y41"/>
            <calcext:condition calcext:apply-style-name="cellule temps" calcext:value="contains-text(&quot;CheckDay&quot;)" calcext:base-cell-address="'Ile Taverne'.Y41"/>
            <calcext:condition calcext:apply-style-name="cellule histoire" calcext:value="contains-text(&quot;Leave&quot;)" calcext:base-cell-address="'Ile Taverne'.Y41"/>
            <calcext:condition calcext:apply-style-name="cellule choice" calcext:value="contains-text(&quot;Choice&quot;)" calcext:base-cell-address="'Ile Taverne'.Y41"/>
            <calcext:condition calcext:apply-style-name="cellule d'erreur" calcext:value="!=&quot;&quot;" calcext:base-cell-address="'Ile Taverne'.Y41"/>
          </calcext:conditional-format>
          <calcext:conditional-format calcext:target-range-address="Caserne.Y41:Caserne.Y41">
            <calcext:condition calcext:apply-style-name="cellule histoire" calcext:value="contains-text(&quot;GoTo&quot;)" calcext:base-cell-address="'Ile Taverne'.Y41"/>
            <calcext:condition calcext:apply-style-name="cellule histoire" calcext:value="contains-text(&quot;Conclude&quot;)" calcext:base-cell-address="'Ile Taverne'.Y41"/>
            <calcext:condition calcext:apply-style-name="cellule random" calcext:value="contains-text(&quot;RandomPercent&quot;)" calcext:base-cell-address="'Ile Taverne'.Y41"/>
            <calcext:condition calcext:apply-style-name="cellule random" calcext:value="contains-text(&quot;RandomRange&quot;)" calcext:base-cell-address="'Ile Taverne'.Y41"/>
            <calcext:condition calcext:apply-style-name="cellule personnages" calcext:value="contains-text(&quot;NewCrew&quot;)" calcext:base-cell-address="'Ile Taverne'.Y41"/>
            <calcext:condition calcext:apply-style-name="cellule personnages" calcext:value="contains-text(&quot;NewCharacter&quot;)" calcext:base-cell-address="'Ile Taverne'.Y41"/>
            <calcext:condition calcext:apply-style-name="cellule personnages" calcext:value="contains-text(&quot;HideOther&quot;)" calcext:base-cell-address="'Ile Taverne'.Y41"/>
            <calcext:condition calcext:apply-style-name="cellule personnages" calcext:value="contains-text(&quot;DeleteOther&quot;)" calcext:base-cell-address="'Ile Taverne'.Y41"/>
            <calcext:condition calcext:apply-style-name="cellule narrateur" calcext:value="contains-text(&quot;Narrator&quot;)" calcext:base-cell-address="'Ile Taverne'.Y41"/>
            <calcext:condition calcext:apply-style-name="cellule set choice" calcext:value="contains-text(&quot;SetChoices&quot;)" calcext:base-cell-address="'Ile Taverne'.Y41"/>
            <calcext:condition calcext:apply-style-name="cellule dialogues" calcext:value="contains-text(&quot;PlayerSpeak&quot;)" calcext:base-cell-address="'Ile Taverne'.Y41"/>
            <calcext:condition calcext:apply-style-name="cellule dialogues" calcext:value="contains-text(&quot;OtherSpeak&quot;)" calcext:base-cell-address="'Ile Taverne'.Y41"/>
            <calcext:condition calcext:apply-style-name="cellule argent" calcext:value="contains-text(&quot;CheckGold&quot;)" calcext:base-cell-address="'Ile Taverne'.Y41"/>
            <calcext:condition calcext:apply-style-name="cellule argent" calcext:value="contains-text(&quot;RemoveGold&quot;)" calcext:base-cell-address="'Ile Taverne'.Y41"/>
            <calcext:condition calcext:apply-style-name="cellule argent" calcext:value="contains-text(&quot;AddGold&quot;)" calcext:base-cell-address="'Ile Taverne'.Y41"/>
            <calcext:condition calcext:apply-style-name="cellule argent" calcext:value="contains-text(&quot;Loot&quot;)" calcext:base-cell-address="'Ile Taverne'.Y41"/>
            <calcext:condition calcext:apply-style-name="cellule argent" calcext:value="contains-text(&quot;Trade&quot;)" calcext:base-cell-address="'Ile Taverne'.Y41"/>
            <calcext:condition calcext:apply-style-name="cellule combat" calcext:value="contains-text(&quot;LaunchCombat&quot;)" calcext:base-cell-address="'Ile Taverne'.Y41"/>
            <calcext:condition calcext:apply-style-name="cellule indice" calcext:value="contains-text(&quot;CheckFormula&quot;)" calcext:base-cell-address="'Ile Taverne'.Y41"/>
            <calcext:condition calcext:apply-style-name="cellule indice" calcext:value="contains-text(&quot;GiveDirection&quot;)" calcext:base-cell-address="'Ile Taverne'.Y41"/>
            <calcext:condition calcext:apply-style-name="cellule temps" calcext:value="contains-text(&quot;SetWeather&quot;)" calcext:base-cell-address="'Ile Taverne'.Y41"/>
            <calcext:condition calcext:apply-style-name="cellule temps" calcext:value="contains-text(&quot;SwitchWeather&quot;)" calcext:base-cell-address="'Ile Taverne'.Y41"/>
            <calcext:condition calcext:apply-style-name="cellule temps" calcext:value="contains-text(&quot;NextDay&quot;)" calcext:base-cell-address="'Ile Taverne'.Y41"/>
            <calcext:condition calcext:apply-style-name="cellule temps" calcext:value="contains-text(&quot;CheckDay&quot;)" calcext:base-cell-address="'Ile Taverne'.Y41"/>
            <calcext:condition calcext:apply-style-name="cellule histoire" calcext:value="contains-text(&quot;Leave&quot;)" calcext:base-cell-address="'Ile Taverne'.Y41"/>
            <calcext:condition calcext:apply-style-name="cellule choice" calcext:value="contains-text(&quot;Choice&quot;)" calcext:base-cell-address="'Ile Taverne'.Y41"/>
            <calcext:condition calcext:apply-style-name="cellule d'erreur" calcext:value="!=&quot;&quot;" calcext:base-cell-address="'Ile Taverne'.Y41"/>
          </calcext:conditional-format>
          <calcext:conditional-format calcext:target-range-address="Caserne.Y42:Caserne.Y42">
            <calcext:condition calcext:apply-style-name="cellule histoire" calcext:value="contains-text(&quot;GoTo&quot;)" calcext:base-cell-address="'Ile Taverne'.Y42"/>
            <calcext:condition calcext:apply-style-name="cellule histoire" calcext:value="contains-text(&quot;Conclude&quot;)" calcext:base-cell-address="'Ile Taverne'.Y42"/>
            <calcext:condition calcext:apply-style-name="cellule random" calcext:value="contains-text(&quot;RandomPercent&quot;)" calcext:base-cell-address="'Ile Taverne'.Y42"/>
            <calcext:condition calcext:apply-style-name="cellule random" calcext:value="contains-text(&quot;RandomRange&quot;)" calcext:base-cell-address="'Ile Taverne'.Y42"/>
            <calcext:condition calcext:apply-style-name="cellule personnages" calcext:value="contains-text(&quot;NewCrew&quot;)" calcext:base-cell-address="'Ile Taverne'.Y42"/>
            <calcext:condition calcext:apply-style-name="cellule personnages" calcext:value="contains-text(&quot;NewCharacter&quot;)" calcext:base-cell-address="'Ile Taverne'.Y42"/>
            <calcext:condition calcext:apply-style-name="cellule personnages" calcext:value="contains-text(&quot;HideOther&quot;)" calcext:base-cell-address="'Ile Taverne'.Y42"/>
            <calcext:condition calcext:apply-style-name="cellule personnages" calcext:value="contains-text(&quot;DeleteOther&quot;)" calcext:base-cell-address="'Ile Taverne'.Y42"/>
            <calcext:condition calcext:apply-style-name="cellule narrateur" calcext:value="contains-text(&quot;Narrator&quot;)" calcext:base-cell-address="'Ile Taverne'.Y42"/>
            <calcext:condition calcext:apply-style-name="cellule set choice" calcext:value="contains-text(&quot;SetChoices&quot;)" calcext:base-cell-address="'Ile Taverne'.Y42"/>
            <calcext:condition calcext:apply-style-name="cellule dialogues" calcext:value="contains-text(&quot;PlayerSpeak&quot;)" calcext:base-cell-address="'Ile Taverne'.Y42"/>
            <calcext:condition calcext:apply-style-name="cellule dialogues" calcext:value="contains-text(&quot;OtherSpeak&quot;)" calcext:base-cell-address="'Ile Taverne'.Y42"/>
            <calcext:condition calcext:apply-style-name="cellule argent" calcext:value="contains-text(&quot;CheckGold&quot;)" calcext:base-cell-address="'Ile Taverne'.Y42"/>
            <calcext:condition calcext:apply-style-name="cellule argent" calcext:value="contains-text(&quot;RemoveGold&quot;)" calcext:base-cell-address="'Ile Taverne'.Y42"/>
            <calcext:condition calcext:apply-style-name="cellule argent" calcext:value="contains-text(&quot;AddGold&quot;)" calcext:base-cell-address="'Ile Taverne'.Y42"/>
            <calcext:condition calcext:apply-style-name="cellule argent" calcext:value="contains-text(&quot;Loot&quot;)" calcext:base-cell-address="'Ile Taverne'.Y42"/>
            <calcext:condition calcext:apply-style-name="cellule argent" calcext:value="contains-text(&quot;Trade&quot;)" calcext:base-cell-address="'Ile Taverne'.Y42"/>
            <calcext:condition calcext:apply-style-name="cellule combat" calcext:value="contains-text(&quot;LaunchCombat&quot;)" calcext:base-cell-address="'Ile Taverne'.Y42"/>
            <calcext:condition calcext:apply-style-name="cellule indice" calcext:value="contains-text(&quot;CheckFormula&quot;)" calcext:base-cell-address="'Ile Taverne'.Y42"/>
            <calcext:condition calcext:apply-style-name="cellule indice" calcext:value="contains-text(&quot;GiveDirection&quot;)" calcext:base-cell-address="'Ile Taverne'.Y42"/>
            <calcext:condition calcext:apply-style-name="cellule temps" calcext:value="contains-text(&quot;SetWeather&quot;)" calcext:base-cell-address="'Ile Taverne'.Y42"/>
            <calcext:condition calcext:apply-style-name="cellule temps" calcext:value="contains-text(&quot;SwitchWeather&quot;)" calcext:base-cell-address="'Ile Taverne'.Y42"/>
            <calcext:condition calcext:apply-style-name="cellule temps" calcext:value="contains-text(&quot;NextDay&quot;)" calcext:base-cell-address="'Ile Taverne'.Y42"/>
            <calcext:condition calcext:apply-style-name="cellule temps" calcext:value="contains-text(&quot;CheckDay&quot;)" calcext:base-cell-address="'Ile Taverne'.Y42"/>
            <calcext:condition calcext:apply-style-name="cellule histoire" calcext:value="contains-text(&quot;Leave&quot;)" calcext:base-cell-address="'Ile Taverne'.Y42"/>
            <calcext:condition calcext:apply-style-name="cellule choice" calcext:value="contains-text(&quot;Choice&quot;)" calcext:base-cell-address="'Ile Taverne'.Y42"/>
            <calcext:condition calcext:apply-style-name="cellule d'erreur" calcext:value="!=&quot;&quot;" calcext:base-cell-address="'Ile Taverne'.Y42"/>
          </calcext:conditional-format>
          <calcext:conditional-format calcext:target-range-address="Caserne.Y42:Caserne.Y42">
            <calcext:condition calcext:apply-style-name="cellule histoire" calcext:value="contains-text(&quot;GoTo&quot;)" calcext:base-cell-address="'Ile Taverne'.Y42"/>
            <calcext:condition calcext:apply-style-name="cellule histoire" calcext:value="contains-text(&quot;Conclude&quot;)" calcext:base-cell-address="'Ile Taverne'.Y42"/>
            <calcext:condition calcext:apply-style-name="cellule random" calcext:value="contains-text(&quot;RandomPercent&quot;)" calcext:base-cell-address="'Ile Taverne'.Y42"/>
            <calcext:condition calcext:apply-style-name="cellule random" calcext:value="contains-text(&quot;RandomRange&quot;)" calcext:base-cell-address="'Ile Taverne'.Y42"/>
            <calcext:condition calcext:apply-style-name="cellule personnages" calcext:value="contains-text(&quot;NewCrew&quot;)" calcext:base-cell-address="'Ile Taverne'.Y42"/>
            <calcext:condition calcext:apply-style-name="cellule personnages" calcext:value="contains-text(&quot;NewCharacter&quot;)" calcext:base-cell-address="'Ile Taverne'.Y42"/>
            <calcext:condition calcext:apply-style-name="cellule personnages" calcext:value="contains-text(&quot;HideOther&quot;)" calcext:base-cell-address="'Ile Taverne'.Y42"/>
            <calcext:condition calcext:apply-style-name="cellule personnages" calcext:value="contains-text(&quot;DeleteOther&quot;)" calcext:base-cell-address="'Ile Taverne'.Y42"/>
            <calcext:condition calcext:apply-style-name="cellule narrateur" calcext:value="contains-text(&quot;Narrator&quot;)" calcext:base-cell-address="'Ile Taverne'.Y42"/>
            <calcext:condition calcext:apply-style-name="cellule set choice" calcext:value="contains-text(&quot;SetChoices&quot;)" calcext:base-cell-address="'Ile Taverne'.Y42"/>
            <calcext:condition calcext:apply-style-name="cellule dialogues" calcext:value="contains-text(&quot;PlayerSpeak&quot;)" calcext:base-cell-address="'Ile Taverne'.Y42"/>
            <calcext:condition calcext:apply-style-name="cellule dialogues" calcext:value="contains-text(&quot;OtherSpeak&quot;)" calcext:base-cell-address="'Ile Taverne'.Y42"/>
            <calcext:condition calcext:apply-style-name="cellule argent" calcext:value="contains-text(&quot;CheckGold&quot;)" calcext:base-cell-address="'Ile Taverne'.Y42"/>
            <calcext:condition calcext:apply-style-name="cellule argent" calcext:value="contains-text(&quot;RemoveGold&quot;)" calcext:base-cell-address="'Ile Taverne'.Y42"/>
            <calcext:condition calcext:apply-style-name="cellule argent" calcext:value="contains-text(&quot;AddGold&quot;)" calcext:base-cell-address="'Ile Taverne'.Y42"/>
            <calcext:condition calcext:apply-style-name="cellule argent" calcext:value="contains-text(&quot;Loot&quot;)" calcext:base-cell-address="'Ile Taverne'.Y42"/>
            <calcext:condition calcext:apply-style-name="cellule argent" calcext:value="contains-text(&quot;Trade&quot;)" calcext:base-cell-address="'Ile Taverne'.Y42"/>
            <calcext:condition calcext:apply-style-name="cellule combat" calcext:value="contains-text(&quot;LaunchCombat&quot;)" calcext:base-cell-address="'Ile Taverne'.Y42"/>
            <calcext:condition calcext:apply-style-name="cellule indice" calcext:value="contains-text(&quot;CheckFormula&quot;)" calcext:base-cell-address="'Ile Taverne'.Y42"/>
            <calcext:condition calcext:apply-style-name="cellule indice" calcext:value="contains-text(&quot;GiveDirection&quot;)" calcext:base-cell-address="'Ile Taverne'.Y42"/>
            <calcext:condition calcext:apply-style-name="cellule temps" calcext:value="contains-text(&quot;SetWeather&quot;)" calcext:base-cell-address="'Ile Taverne'.Y42"/>
            <calcext:condition calcext:apply-style-name="cellule temps" calcext:value="contains-text(&quot;SwitchWeather&quot;)" calcext:base-cell-address="'Ile Taverne'.Y42"/>
            <calcext:condition calcext:apply-style-name="cellule temps" calcext:value="contains-text(&quot;NextDay&quot;)" calcext:base-cell-address="'Ile Taverne'.Y42"/>
            <calcext:condition calcext:apply-style-name="cellule temps" calcext:value="contains-text(&quot;CheckDay&quot;)" calcext:base-cell-address="'Ile Taverne'.Y42"/>
            <calcext:condition calcext:apply-style-name="cellule histoire" calcext:value="contains-text(&quot;Leave&quot;)" calcext:base-cell-address="'Ile Taverne'.Y42"/>
            <calcext:condition calcext:apply-style-name="cellule choice" calcext:value="contains-text(&quot;Choice&quot;)" calcext:base-cell-address="'Ile Taverne'.Y42"/>
            <calcext:condition calcext:apply-style-name="cellule d'erreur" calcext:value="!=&quot;&quot;" calcext:base-cell-address="'Ile Taverne'.Y42"/>
          </calcext:conditional-format>
          <calcext:conditional-format calcext:target-range-address="Caserne.Y42:Caserne.Y42">
            <calcext:condition calcext:apply-style-name="cellule histoire" calcext:value="contains-text(&quot;GoTo&quot;)" calcext:base-cell-address="'Ile Taverne'.Y42"/>
            <calcext:condition calcext:apply-style-name="cellule histoire" calcext:value="contains-text(&quot;Conclude&quot;)" calcext:base-cell-address="'Ile Taverne'.Y42"/>
            <calcext:condition calcext:apply-style-name="cellule random" calcext:value="contains-text(&quot;RandomPercent&quot;)" calcext:base-cell-address="'Ile Taverne'.Y42"/>
            <calcext:condition calcext:apply-style-name="cellule random" calcext:value="contains-text(&quot;RandomRange&quot;)" calcext:base-cell-address="'Ile Taverne'.Y42"/>
            <calcext:condition calcext:apply-style-name="cellule personnages" calcext:value="contains-text(&quot;NewCrew&quot;)" calcext:base-cell-address="'Ile Taverne'.Y42"/>
            <calcext:condition calcext:apply-style-name="cellule personnages" calcext:value="contains-text(&quot;NewCharacter&quot;)" calcext:base-cell-address="'Ile Taverne'.Y42"/>
            <calcext:condition calcext:apply-style-name="cellule personnages" calcext:value="contains-text(&quot;HideOther&quot;)" calcext:base-cell-address="'Ile Taverne'.Y42"/>
            <calcext:condition calcext:apply-style-name="cellule personnages" calcext:value="contains-text(&quot;DeleteOther&quot;)" calcext:base-cell-address="'Ile Taverne'.Y42"/>
            <calcext:condition calcext:apply-style-name="cellule narrateur" calcext:value="contains-text(&quot;Narrator&quot;)" calcext:base-cell-address="'Ile Taverne'.Y42"/>
            <calcext:condition calcext:apply-style-name="cellule set choice" calcext:value="contains-text(&quot;SetChoices&quot;)" calcext:base-cell-address="'Ile Taverne'.Y42"/>
            <calcext:condition calcext:apply-style-name="cellule dialogues" calcext:value="contains-text(&quot;PlayerSpeak&quot;)" calcext:base-cell-address="'Ile Taverne'.Y42"/>
            <calcext:condition calcext:apply-style-name="cellule dialogues" calcext:value="contains-text(&quot;OtherSpeak&quot;)" calcext:base-cell-address="'Ile Taverne'.Y42"/>
            <calcext:condition calcext:apply-style-name="cellule argent" calcext:value="contains-text(&quot;CheckGold&quot;)" calcext:base-cell-address="'Ile Taverne'.Y42"/>
            <calcext:condition calcext:apply-style-name="cellule argent" calcext:value="contains-text(&quot;RemoveGold&quot;)" calcext:base-cell-address="'Ile Taverne'.Y42"/>
            <calcext:condition calcext:apply-style-name="cellule argent" calcext:value="contains-text(&quot;AddGold&quot;)" calcext:base-cell-address="'Ile Taverne'.Y42"/>
            <calcext:condition calcext:apply-style-name="cellule argent" calcext:value="contains-text(&quot;Loot&quot;)" calcext:base-cell-address="'Ile Taverne'.Y42"/>
            <calcext:condition calcext:apply-style-name="cellule argent" calcext:value="contains-text(&quot;Trade&quot;)" calcext:base-cell-address="'Ile Taverne'.Y42"/>
            <calcext:condition calcext:apply-style-name="cellule combat" calcext:value="contains-text(&quot;LaunchCombat&quot;)" calcext:base-cell-address="'Ile Taverne'.Y42"/>
            <calcext:condition calcext:apply-style-name="cellule indice" calcext:value="contains-text(&quot;CheckFormula&quot;)" calcext:base-cell-address="'Ile Taverne'.Y42"/>
            <calcext:condition calcext:apply-style-name="cellule indice" calcext:value="contains-text(&quot;GiveDirection&quot;)" calcext:base-cell-address="'Ile Taverne'.Y42"/>
            <calcext:condition calcext:apply-style-name="cellule temps" calcext:value="contains-text(&quot;SetWeather&quot;)" calcext:base-cell-address="'Ile Taverne'.Y42"/>
            <calcext:condition calcext:apply-style-name="cellule temps" calcext:value="contains-text(&quot;SwitchWeather&quot;)" calcext:base-cell-address="'Ile Taverne'.Y42"/>
            <calcext:condition calcext:apply-style-name="cellule temps" calcext:value="contains-text(&quot;NextDay&quot;)" calcext:base-cell-address="'Ile Taverne'.Y42"/>
            <calcext:condition calcext:apply-style-name="cellule temps" calcext:value="contains-text(&quot;CheckDay&quot;)" calcext:base-cell-address="'Ile Taverne'.Y42"/>
            <calcext:condition calcext:apply-style-name="cellule histoire" calcext:value="contains-text(&quot;Leave&quot;)" calcext:base-cell-address="'Ile Taverne'.Y42"/>
            <calcext:condition calcext:apply-style-name="cellule choice" calcext:value="contains-text(&quot;Choice&quot;)" calcext:base-cell-address="'Ile Taverne'.Y42"/>
            <calcext:condition calcext:apply-style-name="cellule d'erreur" calcext:value="!=&quot;&quot;" calcext:base-cell-address="'Ile Taverne'.Y42"/>
          </calcext:conditional-format>
          <calcext:conditional-format calcext:target-range-address="Caserne.Y42:Caserne.Y42">
            <calcext:condition calcext:apply-style-name="cellule histoire" calcext:value="contains-text(&quot;GoTo&quot;)" calcext:base-cell-address="'Ile Taverne'.Y42"/>
            <calcext:condition calcext:apply-style-name="cellule histoire" calcext:value="contains-text(&quot;Conclude&quot;)" calcext:base-cell-address="'Ile Taverne'.Y42"/>
            <calcext:condition calcext:apply-style-name="cellule random" calcext:value="contains-text(&quot;RandomPercent&quot;)" calcext:base-cell-address="'Ile Taverne'.Y42"/>
            <calcext:condition calcext:apply-style-name="cellule random" calcext:value="contains-text(&quot;RandomRange&quot;)" calcext:base-cell-address="'Ile Taverne'.Y42"/>
            <calcext:condition calcext:apply-style-name="cellule personnages" calcext:value="contains-text(&quot;NewCrew&quot;)" calcext:base-cell-address="'Ile Taverne'.Y42"/>
            <calcext:condition calcext:apply-style-name="cellule personnages" calcext:value="contains-text(&quot;NewCharacter&quot;)" calcext:base-cell-address="'Ile Taverne'.Y42"/>
            <calcext:condition calcext:apply-style-name="cellule personnages" calcext:value="contains-text(&quot;HideOther&quot;)" calcext:base-cell-address="'Ile Taverne'.Y42"/>
            <calcext:condition calcext:apply-style-name="cellule personnages" calcext:value="contains-text(&quot;DeleteOther&quot;)" calcext:base-cell-address="'Ile Taverne'.Y42"/>
            <calcext:condition calcext:apply-style-name="cellule narrateur" calcext:value="contains-text(&quot;Narrator&quot;)" calcext:base-cell-address="'Ile Taverne'.Y42"/>
            <calcext:condition calcext:apply-style-name="cellule set choice" calcext:value="contains-text(&quot;SetChoices&quot;)" calcext:base-cell-address="'Ile Taverne'.Y42"/>
            <calcext:condition calcext:apply-style-name="cellule dialogues" calcext:value="contains-text(&quot;PlayerSpeak&quot;)" calcext:base-cell-address="'Ile Taverne'.Y42"/>
            <calcext:condition calcext:apply-style-name="cellule dialogues" calcext:value="contains-text(&quot;OtherSpeak&quot;)" calcext:base-cell-address="'Ile Taverne'.Y42"/>
            <calcext:condition calcext:apply-style-name="cellule argent" calcext:value="contains-text(&quot;CheckGold&quot;)" calcext:base-cell-address="'Ile Taverne'.Y42"/>
            <calcext:condition calcext:apply-style-name="cellule argent" calcext:value="contains-text(&quot;RemoveGold&quot;)" calcext:base-cell-address="'Ile Taverne'.Y42"/>
            <calcext:condition calcext:apply-style-name="cellule argent" calcext:value="contains-text(&quot;AddGold&quot;)" calcext:base-cell-address="'Ile Taverne'.Y42"/>
            <calcext:condition calcext:apply-style-name="cellule argent" calcext:value="contains-text(&quot;Loot&quot;)" calcext:base-cell-address="'Ile Taverne'.Y42"/>
            <calcext:condition calcext:apply-style-name="cellule argent" calcext:value="contains-text(&quot;Trade&quot;)" calcext:base-cell-address="'Ile Taverne'.Y42"/>
            <calcext:condition calcext:apply-style-name="cellule combat" calcext:value="contains-text(&quot;LaunchCombat&quot;)" calcext:base-cell-address="'Ile Taverne'.Y42"/>
            <calcext:condition calcext:apply-style-name="cellule indice" calcext:value="contains-text(&quot;CheckFormula&quot;)" calcext:base-cell-address="'Ile Taverne'.Y42"/>
            <calcext:condition calcext:apply-style-name="cellule indice" calcext:value="contains-text(&quot;GiveDirection&quot;)" calcext:base-cell-address="'Ile Taverne'.Y42"/>
            <calcext:condition calcext:apply-style-name="cellule temps" calcext:value="contains-text(&quot;SetWeather&quot;)" calcext:base-cell-address="'Ile Taverne'.Y42"/>
            <calcext:condition calcext:apply-style-name="cellule temps" calcext:value="contains-text(&quot;SwitchWeather&quot;)" calcext:base-cell-address="'Ile Taverne'.Y42"/>
            <calcext:condition calcext:apply-style-name="cellule temps" calcext:value="contains-text(&quot;NextDay&quot;)" calcext:base-cell-address="'Ile Taverne'.Y42"/>
            <calcext:condition calcext:apply-style-name="cellule temps" calcext:value="contains-text(&quot;CheckDay&quot;)" calcext:base-cell-address="'Ile Taverne'.Y42"/>
            <calcext:condition calcext:apply-style-name="cellule histoire" calcext:value="contains-text(&quot;Leave&quot;)" calcext:base-cell-address="'Ile Taverne'.Y42"/>
            <calcext:condition calcext:apply-style-name="cellule choice" calcext:value="contains-text(&quot;Choice&quot;)" calcext:base-cell-address="'Ile Taverne'.Y42"/>
            <calcext:condition calcext:apply-style-name="cellule d'erreur" calcext:value="!=&quot;&quot;" calcext:base-cell-address="'Ile Taverne'.Y42"/>
          </calcext:conditional-format>
          <calcext:conditional-format calcext:target-range-address="Caserne.Y42:Caserne.Y42">
            <calcext:condition calcext:apply-style-name="cellule histoire" calcext:value="contains-text(&quot;GoTo&quot;)" calcext:base-cell-address="'Ile Taverne'.Y42"/>
            <calcext:condition calcext:apply-style-name="cellule histoire" calcext:value="contains-text(&quot;Conclude&quot;)" calcext:base-cell-address="'Ile Taverne'.Y42"/>
            <calcext:condition calcext:apply-style-name="cellule random" calcext:value="contains-text(&quot;RandomPercent&quot;)" calcext:base-cell-address="'Ile Taverne'.Y42"/>
            <calcext:condition calcext:apply-style-name="cellule random" calcext:value="contains-text(&quot;RandomRange&quot;)" calcext:base-cell-address="'Ile Taverne'.Y42"/>
            <calcext:condition calcext:apply-style-name="cellule personnages" calcext:value="contains-text(&quot;NewCrew&quot;)" calcext:base-cell-address="'Ile Taverne'.Y42"/>
            <calcext:condition calcext:apply-style-name="cellule personnages" calcext:value="contains-text(&quot;NewCharacter&quot;)" calcext:base-cell-address="'Ile Taverne'.Y42"/>
            <calcext:condition calcext:apply-style-name="cellule personnages" calcext:value="contains-text(&quot;HideOther&quot;)" calcext:base-cell-address="'Ile Taverne'.Y42"/>
            <calcext:condition calcext:apply-style-name="cellule personnages" calcext:value="contains-text(&quot;DeleteOther&quot;)" calcext:base-cell-address="'Ile Taverne'.Y42"/>
            <calcext:condition calcext:apply-style-name="cellule narrateur" calcext:value="contains-text(&quot;Narrator&quot;)" calcext:base-cell-address="'Ile Taverne'.Y42"/>
            <calcext:condition calcext:apply-style-name="cellule set choice" calcext:value="contains-text(&quot;SetChoices&quot;)" calcext:base-cell-address="'Ile Taverne'.Y42"/>
            <calcext:condition calcext:apply-style-name="cellule dialogues" calcext:value="contains-text(&quot;PlayerSpeak&quot;)" calcext:base-cell-address="'Ile Taverne'.Y42"/>
            <calcext:condition calcext:apply-style-name="cellule dialogues" calcext:value="contains-text(&quot;OtherSpeak&quot;)" calcext:base-cell-address="'Ile Taverne'.Y42"/>
            <calcext:condition calcext:apply-style-name="cellule argent" calcext:value="contains-text(&quot;CheckGold&quot;)" calcext:base-cell-address="'Ile Taverne'.Y42"/>
            <calcext:condition calcext:apply-style-name="cellule argent" calcext:value="contains-text(&quot;RemoveGold&quot;)" calcext:base-cell-address="'Ile Taverne'.Y42"/>
            <calcext:condition calcext:apply-style-name="cellule argent" calcext:value="contains-text(&quot;AddGold&quot;)" calcext:base-cell-address="'Ile Taverne'.Y42"/>
            <calcext:condition calcext:apply-style-name="cellule argent" calcext:value="contains-text(&quot;Loot&quot;)" calcext:base-cell-address="'Ile Taverne'.Y42"/>
            <calcext:condition calcext:apply-style-name="cellule argent" calcext:value="contains-text(&quot;Trade&quot;)" calcext:base-cell-address="'Ile Taverne'.Y42"/>
            <calcext:condition calcext:apply-style-name="cellule combat" calcext:value="contains-text(&quot;LaunchCombat&quot;)" calcext:base-cell-address="'Ile Taverne'.Y42"/>
            <calcext:condition calcext:apply-style-name="cellule indice" calcext:value="contains-text(&quot;CheckFormula&quot;)" calcext:base-cell-address="'Ile Taverne'.Y42"/>
            <calcext:condition calcext:apply-style-name="cellule indice" calcext:value="contains-text(&quot;GiveDirection&quot;)" calcext:base-cell-address="'Ile Taverne'.Y42"/>
            <calcext:condition calcext:apply-style-name="cellule temps" calcext:value="contains-text(&quot;SetWeather&quot;)" calcext:base-cell-address="'Ile Taverne'.Y42"/>
            <calcext:condition calcext:apply-style-name="cellule temps" calcext:value="contains-text(&quot;SwitchWeather&quot;)" calcext:base-cell-address="'Ile Taverne'.Y42"/>
            <calcext:condition calcext:apply-style-name="cellule temps" calcext:value="contains-text(&quot;NextDay&quot;)" calcext:base-cell-address="'Ile Taverne'.Y42"/>
            <calcext:condition calcext:apply-style-name="cellule temps" calcext:value="contains-text(&quot;CheckDay&quot;)" calcext:base-cell-address="'Ile Taverne'.Y42"/>
            <calcext:condition calcext:apply-style-name="cellule histoire" calcext:value="contains-text(&quot;Leave&quot;)" calcext:base-cell-address="'Ile Taverne'.Y42"/>
            <calcext:condition calcext:apply-style-name="cellule choice" calcext:value="contains-text(&quot;Choice&quot;)" calcext:base-cell-address="'Ile Taverne'.Y42"/>
            <calcext:condition calcext:apply-style-name="cellule d'erreur" calcext:value="!=&quot;&quot;" calcext:base-cell-address="'Ile Taverne'.Y42"/>
          </calcext:conditional-format>
          <calcext:conditional-format calcext:target-range-address="Caserne.Y27:Caserne.Y27">
            <calcext:condition calcext:apply-style-name="cellule histoire" calcext:value="contains-text(&quot;GoTo&quot;)" calcext:base-cell-address="'Ile Taverne'.Y27"/>
            <calcext:condition calcext:apply-style-name="cellule histoire" calcext:value="contains-text(&quot;Conclude&quot;)" calcext:base-cell-address="'Ile Taverne'.Y27"/>
            <calcext:condition calcext:apply-style-name="cellule random" calcext:value="contains-text(&quot;RandomPercent&quot;)" calcext:base-cell-address="'Ile Taverne'.Y27"/>
            <calcext:condition calcext:apply-style-name="cellule random" calcext:value="contains-text(&quot;RandomRange&quot;)" calcext:base-cell-address="'Ile Taverne'.Y27"/>
            <calcext:condition calcext:apply-style-name="cellule personnages" calcext:value="contains-text(&quot;NewCrew&quot;)" calcext:base-cell-address="'Ile Taverne'.Y27"/>
            <calcext:condition calcext:apply-style-name="cellule personnages" calcext:value="contains-text(&quot;NewCharacter&quot;)" calcext:base-cell-address="'Ile Taverne'.Y27"/>
            <calcext:condition calcext:apply-style-name="cellule personnages" calcext:value="contains-text(&quot;HideOther&quot;)" calcext:base-cell-address="'Ile Taverne'.Y27"/>
            <calcext:condition calcext:apply-style-name="cellule personnages" calcext:value="contains-text(&quot;DeleteOther&quot;)" calcext:base-cell-address="'Ile Taverne'.Y27"/>
            <calcext:condition calcext:apply-style-name="cellule narrateur" calcext:value="contains-text(&quot;Narrator&quot;)" calcext:base-cell-address="'Ile Taverne'.Y27"/>
            <calcext:condition calcext:apply-style-name="cellule set choice" calcext:value="contains-text(&quot;SetChoices&quot;)" calcext:base-cell-address="'Ile Taverne'.Y27"/>
            <calcext:condition calcext:apply-style-name="cellule dialogues" calcext:value="contains-text(&quot;PlayerSpeak&quot;)" calcext:base-cell-address="'Ile Taverne'.Y27"/>
            <calcext:condition calcext:apply-style-name="cellule dialogues" calcext:value="contains-text(&quot;OtherSpeak&quot;)" calcext:base-cell-address="'Ile Taverne'.Y27"/>
            <calcext:condition calcext:apply-style-name="cellule argent" calcext:value="contains-text(&quot;CheckGold&quot;)" calcext:base-cell-address="'Ile Taverne'.Y27"/>
            <calcext:condition calcext:apply-style-name="cellule argent" calcext:value="contains-text(&quot;RemoveGold&quot;)" calcext:base-cell-address="'Ile Taverne'.Y27"/>
            <calcext:condition calcext:apply-style-name="cellule argent" calcext:value="contains-text(&quot;AddGold&quot;)" calcext:base-cell-address="'Ile Taverne'.Y27"/>
            <calcext:condition calcext:apply-style-name="cellule argent" calcext:value="contains-text(&quot;Loot&quot;)" calcext:base-cell-address="'Ile Taverne'.Y27"/>
            <calcext:condition calcext:apply-style-name="cellule argent" calcext:value="contains-text(&quot;Trade&quot;)" calcext:base-cell-address="'Ile Taverne'.Y27"/>
            <calcext:condition calcext:apply-style-name="cellule combat" calcext:value="contains-text(&quot;LaunchCombat&quot;)" calcext:base-cell-address="'Ile Taverne'.Y27"/>
            <calcext:condition calcext:apply-style-name="cellule indice" calcext:value="contains-text(&quot;CheckFormula&quot;)" calcext:base-cell-address="'Ile Taverne'.Y27"/>
            <calcext:condition calcext:apply-style-name="cellule indice" calcext:value="contains-text(&quot;GiveDirection&quot;)" calcext:base-cell-address="'Ile Taverne'.Y27"/>
            <calcext:condition calcext:apply-style-name="cellule temps" calcext:value="contains-text(&quot;SetWeather&quot;)" calcext:base-cell-address="'Ile Taverne'.Y27"/>
            <calcext:condition calcext:apply-style-name="cellule temps" calcext:value="contains-text(&quot;SwitchWeather&quot;)" calcext:base-cell-address="'Ile Taverne'.Y27"/>
            <calcext:condition calcext:apply-style-name="cellule temps" calcext:value="contains-text(&quot;NextDay&quot;)" calcext:base-cell-address="'Ile Taverne'.Y27"/>
            <calcext:condition calcext:apply-style-name="cellule temps" calcext:value="contains-text(&quot;CheckDay&quot;)" calcext:base-cell-address="'Ile Taverne'.Y27"/>
            <calcext:condition calcext:apply-style-name="cellule histoire" calcext:value="contains-text(&quot;Leave&quot;)" calcext:base-cell-address="'Ile Taverne'.Y27"/>
            <calcext:condition calcext:apply-style-name="cellule choice" calcext:value="contains-text(&quot;Choice&quot;)" calcext:base-cell-address="'Ile Taverne'.Y27"/>
            <calcext:condition calcext:apply-style-name="cellule d'erreur" calcext:value="!=&quot;&quot;" calcext:base-cell-address="'Ile Taverne'.Y27"/>
          </calcext:conditional-format>
          <calcext:conditional-format calcext:target-range-address="Caserne.AA46:Caserne.AA47">
            <calcext:condition calcext:apply-style-name="cellule histoire" calcext:value="contains-text(&quot;GoTo&quot;)" calcext:base-cell-address="'Ile Taverne'.AA46"/>
            <calcext:condition calcext:apply-style-name="cellule histoire" calcext:value="contains-text(&quot;Conclude&quot;)" calcext:base-cell-address="'Ile Taverne'.AA46"/>
            <calcext:condition calcext:apply-style-name="cellule random" calcext:value="contains-text(&quot;RandomPercent&quot;)" calcext:base-cell-address="'Ile Taverne'.AA46"/>
            <calcext:condition calcext:apply-style-name="cellule random" calcext:value="contains-text(&quot;RandomRange&quot;)" calcext:base-cell-address="'Ile Taverne'.AA46"/>
            <calcext:condition calcext:apply-style-name="cellule personnages" calcext:value="contains-text(&quot;NewCrew&quot;)" calcext:base-cell-address="'Ile Taverne'.AA46"/>
            <calcext:condition calcext:apply-style-name="cellule personnages" calcext:value="contains-text(&quot;NewCharacter&quot;)" calcext:base-cell-address="'Ile Taverne'.AA46"/>
            <calcext:condition calcext:apply-style-name="cellule personnages" calcext:value="contains-text(&quot;HideOther&quot;)" calcext:base-cell-address="'Ile Taverne'.AA46"/>
            <calcext:condition calcext:apply-style-name="cellule personnages" calcext:value="contains-text(&quot;DeleteOther&quot;)" calcext:base-cell-address="'Ile Taverne'.AA46"/>
            <calcext:condition calcext:apply-style-name="cellule narrateur" calcext:value="contains-text(&quot;Narrator&quot;)" calcext:base-cell-address="'Ile Taverne'.AA46"/>
            <calcext:condition calcext:apply-style-name="cellule set choice" calcext:value="contains-text(&quot;SetChoices&quot;)" calcext:base-cell-address="'Ile Taverne'.AA46"/>
            <calcext:condition calcext:apply-style-name="cellule dialogues" calcext:value="contains-text(&quot;PlayerSpeak&quot;)" calcext:base-cell-address="'Ile Taverne'.AA46"/>
            <calcext:condition calcext:apply-style-name="cellule dialogues" calcext:value="contains-text(&quot;OtherSpeak&quot;)" calcext:base-cell-address="'Ile Taverne'.AA46"/>
            <calcext:condition calcext:apply-style-name="cellule argent" calcext:value="contains-text(&quot;CheckGold&quot;)" calcext:base-cell-address="'Ile Taverne'.AA46"/>
            <calcext:condition calcext:apply-style-name="cellule argent" calcext:value="contains-text(&quot;RemoveGold&quot;)" calcext:base-cell-address="'Ile Taverne'.AA46"/>
            <calcext:condition calcext:apply-style-name="cellule argent" calcext:value="contains-text(&quot;AddGold&quot;)" calcext:base-cell-address="'Ile Taverne'.AA46"/>
            <calcext:condition calcext:apply-style-name="cellule argent" calcext:value="contains-text(&quot;Loot&quot;)" calcext:base-cell-address="'Ile Taverne'.AA46"/>
            <calcext:condition calcext:apply-style-name="cellule argent" calcext:value="contains-text(&quot;Trade&quot;)" calcext:base-cell-address="'Ile Taverne'.AA46"/>
            <calcext:condition calcext:apply-style-name="cellule combat" calcext:value="contains-text(&quot;LaunchCombat&quot;)" calcext:base-cell-address="'Ile Taverne'.AA46"/>
            <calcext:condition calcext:apply-style-name="cellule indice" calcext:value="contains-text(&quot;CheckFormula&quot;)" calcext:base-cell-address="'Ile Taverne'.AA46"/>
            <calcext:condition calcext:apply-style-name="cellule indice" calcext:value="contains-text(&quot;GiveDirection&quot;)" calcext:base-cell-address="'Ile Taverne'.AA46"/>
            <calcext:condition calcext:apply-style-name="cellule temps" calcext:value="contains-text(&quot;SetWeather&quot;)" calcext:base-cell-address="'Ile Taverne'.AA46"/>
            <calcext:condition calcext:apply-style-name="cellule temps" calcext:value="contains-text(&quot;SwitchWeather&quot;)" calcext:base-cell-address="'Ile Taverne'.AA46"/>
            <calcext:condition calcext:apply-style-name="cellule temps" calcext:value="contains-text(&quot;NextDay&quot;)" calcext:base-cell-address="'Ile Taverne'.AA46"/>
            <calcext:condition calcext:apply-style-name="cellule temps" calcext:value="contains-text(&quot;CheckDay&quot;)" calcext:base-cell-address="'Ile Taverne'.AA46"/>
            <calcext:condition calcext:apply-style-name="cellule histoire" calcext:value="contains-text(&quot;Leave&quot;)" calcext:base-cell-address="'Ile Taverne'.AA46"/>
            <calcext:condition calcext:apply-style-name="cellule choice" calcext:value="contains-text(&quot;Choice&quot;)" calcext:base-cell-address="'Ile Taverne'.AA46"/>
            <calcext:condition calcext:apply-style-name="cellule d'erreur" calcext:value="!=&quot;&quot;" calcext:base-cell-address="'Ile Taverne'.AA46"/>
          </calcext:conditional-format>
          <calcext:conditional-format calcext:target-range-address="Caserne.AB45:Caserne.AB45">
            <calcext:condition calcext:apply-style-name="cellule histoire" calcext:value="contains-text(&quot;GoTo&quot;)" calcext:base-cell-address="'Ile Taverne'.AB45"/>
            <calcext:condition calcext:apply-style-name="cellule histoire" calcext:value="contains-text(&quot;Conclude&quot;)" calcext:base-cell-address="'Ile Taverne'.AB45"/>
            <calcext:condition calcext:apply-style-name="cellule random" calcext:value="contains-text(&quot;RandomPercent&quot;)" calcext:base-cell-address="'Ile Taverne'.AB45"/>
            <calcext:condition calcext:apply-style-name="cellule random" calcext:value="contains-text(&quot;RandomRange&quot;)" calcext:base-cell-address="'Ile Taverne'.AB45"/>
            <calcext:condition calcext:apply-style-name="cellule personnages" calcext:value="contains-text(&quot;NewCrew&quot;)" calcext:base-cell-address="'Ile Taverne'.AB45"/>
            <calcext:condition calcext:apply-style-name="cellule personnages" calcext:value="contains-text(&quot;NewCharacter&quot;)" calcext:base-cell-address="'Ile Taverne'.AB45"/>
            <calcext:condition calcext:apply-style-name="cellule personnages" calcext:value="contains-text(&quot;HideOther&quot;)" calcext:base-cell-address="'Ile Taverne'.AB45"/>
            <calcext:condition calcext:apply-style-name="cellule personnages" calcext:value="contains-text(&quot;DeleteOther&quot;)" calcext:base-cell-address="'Ile Taverne'.AB45"/>
            <calcext:condition calcext:apply-style-name="cellule narrateur" calcext:value="contains-text(&quot;Narrator&quot;)" calcext:base-cell-address="'Ile Taverne'.AB45"/>
            <calcext:condition calcext:apply-style-name="cellule set choice" calcext:value="contains-text(&quot;SetChoices&quot;)" calcext:base-cell-address="'Ile Taverne'.AB45"/>
            <calcext:condition calcext:apply-style-name="cellule dialogues" calcext:value="contains-text(&quot;PlayerSpeak&quot;)" calcext:base-cell-address="'Ile Taverne'.AB45"/>
            <calcext:condition calcext:apply-style-name="cellule dialogues" calcext:value="contains-text(&quot;OtherSpeak&quot;)" calcext:base-cell-address="'Ile Taverne'.AB45"/>
            <calcext:condition calcext:apply-style-name="cellule argent" calcext:value="contains-text(&quot;CheckGold&quot;)" calcext:base-cell-address="'Ile Taverne'.AB45"/>
            <calcext:condition calcext:apply-style-name="cellule argent" calcext:value="contains-text(&quot;RemoveGold&quot;)" calcext:base-cell-address="'Ile Taverne'.AB45"/>
            <calcext:condition calcext:apply-style-name="cellule argent" calcext:value="contains-text(&quot;AddGold&quot;)" calcext:base-cell-address="'Ile Taverne'.AB45"/>
            <calcext:condition calcext:apply-style-name="cellule argent" calcext:value="contains-text(&quot;Loot&quot;)" calcext:base-cell-address="'Ile Taverne'.AB45"/>
            <calcext:condition calcext:apply-style-name="cellule argent" calcext:value="contains-text(&quot;Trade&quot;)" calcext:base-cell-address="'Ile Taverne'.AB45"/>
            <calcext:condition calcext:apply-style-name="cellule combat" calcext:value="contains-text(&quot;LaunchCombat&quot;)" calcext:base-cell-address="'Ile Taverne'.AB45"/>
            <calcext:condition calcext:apply-style-name="cellule indice" calcext:value="contains-text(&quot;CheckFormula&quot;)" calcext:base-cell-address="'Ile Taverne'.AB45"/>
            <calcext:condition calcext:apply-style-name="cellule indice" calcext:value="contains-text(&quot;GiveDirection&quot;)" calcext:base-cell-address="'Ile Taverne'.AB45"/>
            <calcext:condition calcext:apply-style-name="cellule temps" calcext:value="contains-text(&quot;SetWeather&quot;)" calcext:base-cell-address="'Ile Taverne'.AB45"/>
            <calcext:condition calcext:apply-style-name="cellule temps" calcext:value="contains-text(&quot;SwitchWeather&quot;)" calcext:base-cell-address="'Ile Taverne'.AB45"/>
            <calcext:condition calcext:apply-style-name="cellule temps" calcext:value="contains-text(&quot;NextDay&quot;)" calcext:base-cell-address="'Ile Taverne'.AB45"/>
            <calcext:condition calcext:apply-style-name="cellule temps" calcext:value="contains-text(&quot;CheckDay&quot;)" calcext:base-cell-address="'Ile Taverne'.AB45"/>
            <calcext:condition calcext:apply-style-name="cellule histoire" calcext:value="contains-text(&quot;Leave&quot;)" calcext:base-cell-address="'Ile Taverne'.AB45"/>
            <calcext:condition calcext:apply-style-name="cellule choice" calcext:value="contains-text(&quot;Choice&quot;)" calcext:base-cell-address="'Ile Taverne'.AB45"/>
            <calcext:condition calcext:apply-style-name="cellule d'erreur" calcext:value="!=&quot;&quot;" calcext:base-cell-address="'Ile Taverne'.AB45"/>
          </calcext:conditional-format>
          <calcext:conditional-format calcext:target-range-address="Caserne.AB46:Caserne.AB47">
            <calcext:condition calcext:apply-style-name="cellule histoire" calcext:value="contains-text(&quot;GoTo&quot;)" calcext:base-cell-address="'Ile Taverne'.AB46"/>
            <calcext:condition calcext:apply-style-name="cellule histoire" calcext:value="contains-text(&quot;Conclude&quot;)" calcext:base-cell-address="'Ile Taverne'.AB46"/>
            <calcext:condition calcext:apply-style-name="cellule random" calcext:value="contains-text(&quot;RandomPercent&quot;)" calcext:base-cell-address="'Ile Taverne'.AB46"/>
            <calcext:condition calcext:apply-style-name="cellule random" calcext:value="contains-text(&quot;RandomRange&quot;)" calcext:base-cell-address="'Ile Taverne'.AB46"/>
            <calcext:condition calcext:apply-style-name="cellule personnages" calcext:value="contains-text(&quot;NewCrew&quot;)" calcext:base-cell-address="'Ile Taverne'.AB46"/>
            <calcext:condition calcext:apply-style-name="cellule personnages" calcext:value="contains-text(&quot;NewCharacter&quot;)" calcext:base-cell-address="'Ile Taverne'.AB46"/>
            <calcext:condition calcext:apply-style-name="cellule personnages" calcext:value="contains-text(&quot;HideOther&quot;)" calcext:base-cell-address="'Ile Taverne'.AB46"/>
            <calcext:condition calcext:apply-style-name="cellule personnages" calcext:value="contains-text(&quot;DeleteOther&quot;)" calcext:base-cell-address="'Ile Taverne'.AB46"/>
            <calcext:condition calcext:apply-style-name="cellule narrateur" calcext:value="contains-text(&quot;Narrator&quot;)" calcext:base-cell-address="'Ile Taverne'.AB46"/>
            <calcext:condition calcext:apply-style-name="cellule set choice" calcext:value="contains-text(&quot;SetChoices&quot;)" calcext:base-cell-address="'Ile Taverne'.AB46"/>
            <calcext:condition calcext:apply-style-name="cellule dialogues" calcext:value="contains-text(&quot;PlayerSpeak&quot;)" calcext:base-cell-address="'Ile Taverne'.AB46"/>
            <calcext:condition calcext:apply-style-name="cellule dialogues" calcext:value="contains-text(&quot;OtherSpeak&quot;)" calcext:base-cell-address="'Ile Taverne'.AB46"/>
            <calcext:condition calcext:apply-style-name="cellule argent" calcext:value="contains-text(&quot;CheckGold&quot;)" calcext:base-cell-address="'Ile Taverne'.AB46"/>
            <calcext:condition calcext:apply-style-name="cellule argent" calcext:value="contains-text(&quot;RemoveGold&quot;)" calcext:base-cell-address="'Ile Taverne'.AB46"/>
            <calcext:condition calcext:apply-style-name="cellule argent" calcext:value="contains-text(&quot;AddGold&quot;)" calcext:base-cell-address="'Ile Taverne'.AB46"/>
            <calcext:condition calcext:apply-style-name="cellule argent" calcext:value="contains-text(&quot;Loot&quot;)" calcext:base-cell-address="'Ile Taverne'.AB46"/>
            <calcext:condition calcext:apply-style-name="cellule argent" calcext:value="contains-text(&quot;Trade&quot;)" calcext:base-cell-address="'Ile Taverne'.AB46"/>
            <calcext:condition calcext:apply-style-name="cellule combat" calcext:value="contains-text(&quot;LaunchCombat&quot;)" calcext:base-cell-address="'Ile Taverne'.AB46"/>
            <calcext:condition calcext:apply-style-name="cellule indice" calcext:value="contains-text(&quot;CheckFormula&quot;)" calcext:base-cell-address="'Ile Taverne'.AB46"/>
            <calcext:condition calcext:apply-style-name="cellule indice" calcext:value="contains-text(&quot;GiveDirection&quot;)" calcext:base-cell-address="'Ile Taverne'.AB46"/>
            <calcext:condition calcext:apply-style-name="cellule temps" calcext:value="contains-text(&quot;SetWeather&quot;)" calcext:base-cell-address="'Ile Taverne'.AB46"/>
            <calcext:condition calcext:apply-style-name="cellule temps" calcext:value="contains-text(&quot;SwitchWeather&quot;)" calcext:base-cell-address="'Ile Taverne'.AB46"/>
            <calcext:condition calcext:apply-style-name="cellule temps" calcext:value="contains-text(&quot;NextDay&quot;)" calcext:base-cell-address="'Ile Taverne'.AB46"/>
            <calcext:condition calcext:apply-style-name="cellule temps" calcext:value="contains-text(&quot;CheckDay&quot;)" calcext:base-cell-address="'Ile Taverne'.AB46"/>
            <calcext:condition calcext:apply-style-name="cellule histoire" calcext:value="contains-text(&quot;Leave&quot;)" calcext:base-cell-address="'Ile Taverne'.AB46"/>
            <calcext:condition calcext:apply-style-name="cellule choice" calcext:value="contains-text(&quot;Choice&quot;)" calcext:base-cell-address="'Ile Taverne'.AB46"/>
            <calcext:condition calcext:apply-style-name="cellule d'erreur" calcext:value="!=&quot;&quot;" calcext:base-cell-address="'Ile Taverne'.AB46"/>
          </calcext:conditional-format>
          <calcext:conditional-format calcext:target-range-address="Caserne.AA52:Caserne.AA53">
            <calcext:condition calcext:apply-style-name="cellule histoire" calcext:value="contains-text(&quot;GoTo&quot;)" calcext:base-cell-address="'Ile Taverne'.AA52"/>
            <calcext:condition calcext:apply-style-name="cellule histoire" calcext:value="contains-text(&quot;Conclude&quot;)" calcext:base-cell-address="'Ile Taverne'.AA52"/>
            <calcext:condition calcext:apply-style-name="cellule random" calcext:value="contains-text(&quot;RandomPercent&quot;)" calcext:base-cell-address="'Ile Taverne'.AA52"/>
            <calcext:condition calcext:apply-style-name="cellule random" calcext:value="contains-text(&quot;RandomRange&quot;)" calcext:base-cell-address="'Ile Taverne'.AA52"/>
            <calcext:condition calcext:apply-style-name="cellule personnages" calcext:value="contains-text(&quot;NewCrew&quot;)" calcext:base-cell-address="'Ile Taverne'.AA52"/>
            <calcext:condition calcext:apply-style-name="cellule personnages" calcext:value="contains-text(&quot;NewCharacter&quot;)" calcext:base-cell-address="'Ile Taverne'.AA52"/>
            <calcext:condition calcext:apply-style-name="cellule personnages" calcext:value="contains-text(&quot;HideOther&quot;)" calcext:base-cell-address="'Ile Taverne'.AA52"/>
            <calcext:condition calcext:apply-style-name="cellule personnages" calcext:value="contains-text(&quot;DeleteOther&quot;)" calcext:base-cell-address="'Ile Taverne'.AA52"/>
            <calcext:condition calcext:apply-style-name="cellule narrateur" calcext:value="contains-text(&quot;Narrator&quot;)" calcext:base-cell-address="'Ile Taverne'.AA52"/>
            <calcext:condition calcext:apply-style-name="cellule set choice" calcext:value="contains-text(&quot;SetChoices&quot;)" calcext:base-cell-address="'Ile Taverne'.AA52"/>
            <calcext:condition calcext:apply-style-name="cellule dialogues" calcext:value="contains-text(&quot;PlayerSpeak&quot;)" calcext:base-cell-address="'Ile Taverne'.AA52"/>
            <calcext:condition calcext:apply-style-name="cellule dialogues" calcext:value="contains-text(&quot;OtherSpeak&quot;)" calcext:base-cell-address="'Ile Taverne'.AA52"/>
            <calcext:condition calcext:apply-style-name="cellule argent" calcext:value="contains-text(&quot;CheckGold&quot;)" calcext:base-cell-address="'Ile Taverne'.AA52"/>
            <calcext:condition calcext:apply-style-name="cellule argent" calcext:value="contains-text(&quot;RemoveGold&quot;)" calcext:base-cell-address="'Ile Taverne'.AA52"/>
            <calcext:condition calcext:apply-style-name="cellule argent" calcext:value="contains-text(&quot;AddGold&quot;)" calcext:base-cell-address="'Ile Taverne'.AA52"/>
            <calcext:condition calcext:apply-style-name="cellule argent" calcext:value="contains-text(&quot;Loot&quot;)" calcext:base-cell-address="'Ile Taverne'.AA52"/>
            <calcext:condition calcext:apply-style-name="cellule argent" calcext:value="contains-text(&quot;Trade&quot;)" calcext:base-cell-address="'Ile Taverne'.AA52"/>
            <calcext:condition calcext:apply-style-name="cellule combat" calcext:value="contains-text(&quot;LaunchCombat&quot;)" calcext:base-cell-address="'Ile Taverne'.AA52"/>
            <calcext:condition calcext:apply-style-name="cellule indice" calcext:value="contains-text(&quot;CheckFormula&quot;)" calcext:base-cell-address="'Ile Taverne'.AA52"/>
            <calcext:condition calcext:apply-style-name="cellule indice" calcext:value="contains-text(&quot;GiveDirection&quot;)" calcext:base-cell-address="'Ile Taverne'.AA52"/>
            <calcext:condition calcext:apply-style-name="cellule temps" calcext:value="contains-text(&quot;SetWeather&quot;)" calcext:base-cell-address="'Ile Taverne'.AA52"/>
            <calcext:condition calcext:apply-style-name="cellule temps" calcext:value="contains-text(&quot;SwitchWeather&quot;)" calcext:base-cell-address="'Ile Taverne'.AA52"/>
            <calcext:condition calcext:apply-style-name="cellule temps" calcext:value="contains-text(&quot;NextDay&quot;)" calcext:base-cell-address="'Ile Taverne'.AA52"/>
            <calcext:condition calcext:apply-style-name="cellule temps" calcext:value="contains-text(&quot;CheckDay&quot;)" calcext:base-cell-address="'Ile Taverne'.AA52"/>
            <calcext:condition calcext:apply-style-name="cellule histoire" calcext:value="contains-text(&quot;Leave&quot;)" calcext:base-cell-address="'Ile Taverne'.AA52"/>
            <calcext:condition calcext:apply-style-name="cellule choice" calcext:value="contains-text(&quot;Choice&quot;)" calcext:base-cell-address="'Ile Taverne'.AA52"/>
            <calcext:condition calcext:apply-style-name="cellule d'erreur" calcext:value="!=&quot;&quot;" calcext:base-cell-address="'Ile Taverne'.AA52"/>
          </calcext:conditional-format>
          <calcext:conditional-format calcext:target-range-address="Caserne.AA49:Caserne.AA50">
            <calcext:condition calcext:apply-style-name="cellule histoire" calcext:value="contains-text(&quot;GoTo&quot;)" calcext:base-cell-address="'Ile Taverne'.AA49"/>
            <calcext:condition calcext:apply-style-name="cellule histoire" calcext:value="contains-text(&quot;Conclude&quot;)" calcext:base-cell-address="'Ile Taverne'.AA49"/>
            <calcext:condition calcext:apply-style-name="cellule random" calcext:value="contains-text(&quot;RandomPercent&quot;)" calcext:base-cell-address="'Ile Taverne'.AA49"/>
            <calcext:condition calcext:apply-style-name="cellule random" calcext:value="contains-text(&quot;RandomRange&quot;)" calcext:base-cell-address="'Ile Taverne'.AA49"/>
            <calcext:condition calcext:apply-style-name="cellule personnages" calcext:value="contains-text(&quot;NewCrew&quot;)" calcext:base-cell-address="'Ile Taverne'.AA49"/>
            <calcext:condition calcext:apply-style-name="cellule personnages" calcext:value="contains-text(&quot;NewCharacter&quot;)" calcext:base-cell-address="'Ile Taverne'.AA49"/>
            <calcext:condition calcext:apply-style-name="cellule personnages" calcext:value="contains-text(&quot;HideOther&quot;)" calcext:base-cell-address="'Ile Taverne'.AA49"/>
            <calcext:condition calcext:apply-style-name="cellule personnages" calcext:value="contains-text(&quot;DeleteOther&quot;)" calcext:base-cell-address="'Ile Taverne'.AA49"/>
            <calcext:condition calcext:apply-style-name="cellule narrateur" calcext:value="contains-text(&quot;Narrator&quot;)" calcext:base-cell-address="'Ile Taverne'.AA49"/>
            <calcext:condition calcext:apply-style-name="cellule set choice" calcext:value="contains-text(&quot;SetChoices&quot;)" calcext:base-cell-address="'Ile Taverne'.AA49"/>
            <calcext:condition calcext:apply-style-name="cellule dialogues" calcext:value="contains-text(&quot;PlayerSpeak&quot;)" calcext:base-cell-address="'Ile Taverne'.AA49"/>
            <calcext:condition calcext:apply-style-name="cellule dialogues" calcext:value="contains-text(&quot;OtherSpeak&quot;)" calcext:base-cell-address="'Ile Taverne'.AA49"/>
            <calcext:condition calcext:apply-style-name="cellule argent" calcext:value="contains-text(&quot;CheckGold&quot;)" calcext:base-cell-address="'Ile Taverne'.AA49"/>
            <calcext:condition calcext:apply-style-name="cellule argent" calcext:value="contains-text(&quot;RemoveGold&quot;)" calcext:base-cell-address="'Ile Taverne'.AA49"/>
            <calcext:condition calcext:apply-style-name="cellule argent" calcext:value="contains-text(&quot;AddGold&quot;)" calcext:base-cell-address="'Ile Taverne'.AA49"/>
            <calcext:condition calcext:apply-style-name="cellule argent" calcext:value="contains-text(&quot;Loot&quot;)" calcext:base-cell-address="'Ile Taverne'.AA49"/>
            <calcext:condition calcext:apply-style-name="cellule argent" calcext:value="contains-text(&quot;Trade&quot;)" calcext:base-cell-address="'Ile Taverne'.AA49"/>
            <calcext:condition calcext:apply-style-name="cellule combat" calcext:value="contains-text(&quot;LaunchCombat&quot;)" calcext:base-cell-address="'Ile Taverne'.AA49"/>
            <calcext:condition calcext:apply-style-name="cellule indice" calcext:value="contains-text(&quot;CheckFormula&quot;)" calcext:base-cell-address="'Ile Taverne'.AA49"/>
            <calcext:condition calcext:apply-style-name="cellule indice" calcext:value="contains-text(&quot;GiveDirection&quot;)" calcext:base-cell-address="'Ile Taverne'.AA49"/>
            <calcext:condition calcext:apply-style-name="cellule temps" calcext:value="contains-text(&quot;SetWeather&quot;)" calcext:base-cell-address="'Ile Taverne'.AA49"/>
            <calcext:condition calcext:apply-style-name="cellule temps" calcext:value="contains-text(&quot;SwitchWeather&quot;)" calcext:base-cell-address="'Ile Taverne'.AA49"/>
            <calcext:condition calcext:apply-style-name="cellule temps" calcext:value="contains-text(&quot;NextDay&quot;)" calcext:base-cell-address="'Ile Taverne'.AA49"/>
            <calcext:condition calcext:apply-style-name="cellule temps" calcext:value="contains-text(&quot;CheckDay&quot;)" calcext:base-cell-address="'Ile Taverne'.AA49"/>
            <calcext:condition calcext:apply-style-name="cellule histoire" calcext:value="contains-text(&quot;Leave&quot;)" calcext:base-cell-address="'Ile Taverne'.AA49"/>
            <calcext:condition calcext:apply-style-name="cellule choice" calcext:value="contains-text(&quot;Choice&quot;)" calcext:base-cell-address="'Ile Taverne'.AA49"/>
            <calcext:condition calcext:apply-style-name="cellule d'erreur" calcext:value="!=&quot;&quot;" calcext:base-cell-address="'Ile Taverne'.AA49"/>
          </calcext:conditional-format>
          <calcext:conditional-format calcext:target-range-address="Caserne.C12:Caserne.C12">
            <calcext:condition calcext:apply-style-name="cellule histoire" calcext:value="contains-text(&quot;GoTo&quot;)" calcext:base-cell-address="'Ile Taverne'.C11"/>
            <calcext:condition calcext:apply-style-name="cellule histoire" calcext:value="contains-text(&quot;Conclude&quot;)" calcext:base-cell-address="'Ile Taverne'.C11"/>
            <calcext:condition calcext:apply-style-name="cellule random" calcext:value="contains-text(&quot;RandomPercent&quot;)" calcext:base-cell-address="'Ile Taverne'.C11"/>
            <calcext:condition calcext:apply-style-name="cellule random" calcext:value="contains-text(&quot;RandomRange&quot;)" calcext:base-cell-address="'Ile Taverne'.C11"/>
            <calcext:condition calcext:apply-style-name="cellule personnages" calcext:value="contains-text(&quot;NewCrew&quot;)" calcext:base-cell-address="'Ile Taverne'.C11"/>
            <calcext:condition calcext:apply-style-name="cellule personnages" calcext:value="contains-text(&quot;NewCharacter&quot;)" calcext:base-cell-address="'Ile Taverne'.C11"/>
            <calcext:condition calcext:apply-style-name="cellule personnages" calcext:value="contains-text(&quot;HideOther&quot;)" calcext:base-cell-address="'Ile Taverne'.C11"/>
            <calcext:condition calcext:apply-style-name="cellule personnages" calcext:value="contains-text(&quot;DeleteOther&quot;)" calcext:base-cell-address="'Ile Taverne'.C11"/>
            <calcext:condition calcext:apply-style-name="cellule narrateur" calcext:value="contains-text(&quot;Narrator&quot;)" calcext:base-cell-address="'Ile Taverne'.C11"/>
            <calcext:condition calcext:apply-style-name="cellule set choice" calcext:value="contains-text(&quot;SetChoices&quot;)" calcext:base-cell-address="'Ile Taverne'.C11"/>
            <calcext:condition calcext:apply-style-name="cellule dialogues" calcext:value="contains-text(&quot;PlayerSpeak&quot;)" calcext:base-cell-address="'Ile Taverne'.C11"/>
            <calcext:condition calcext:apply-style-name="cellule dialogues" calcext:value="contains-text(&quot;OtherSpeak&quot;)" calcext:base-cell-address="'Ile Taverne'.C11"/>
            <calcext:condition calcext:apply-style-name="cellule argent" calcext:value="contains-text(&quot;CheckGold&quot;)" calcext:base-cell-address="'Ile Taverne'.C11"/>
            <calcext:condition calcext:apply-style-name="cellule argent" calcext:value="contains-text(&quot;RemoveGold&quot;)" calcext:base-cell-address="'Ile Taverne'.C11"/>
            <calcext:condition calcext:apply-style-name="cellule argent" calcext:value="contains-text(&quot;AddGold&quot;)" calcext:base-cell-address="'Ile Taverne'.C11"/>
            <calcext:condition calcext:apply-style-name="cellule argent" calcext:value="contains-text(&quot;Loot&quot;)" calcext:base-cell-address="'Ile Taverne'.C11"/>
            <calcext:condition calcext:apply-style-name="cellule argent" calcext:value="contains-text(&quot;Trade&quot;)" calcext:base-cell-address="'Ile Taverne'.C11"/>
            <calcext:condition calcext:apply-style-name="cellule combat" calcext:value="contains-text(&quot;LaunchCombat&quot;)" calcext:base-cell-address="'Ile Taverne'.C11"/>
            <calcext:condition calcext:apply-style-name="cellule indice" calcext:value="contains-text(&quot;CheckFormula&quot;)" calcext:base-cell-address="'Ile Taverne'.C11"/>
            <calcext:condition calcext:apply-style-name="cellule indice" calcext:value="contains-text(&quot;GiveDirection&quot;)" calcext:base-cell-address="'Ile Taverne'.C11"/>
            <calcext:condition calcext:apply-style-name="cellule temps" calcext:value="contains-text(&quot;SetWeather&quot;)" calcext:base-cell-address="'Ile Taverne'.C11"/>
            <calcext:condition calcext:apply-style-name="cellule temps" calcext:value="contains-text(&quot;SwitchWeather&quot;)" calcext:base-cell-address="'Ile Taverne'.C11"/>
            <calcext:condition calcext:apply-style-name="cellule temps" calcext:value="contains-text(&quot;NextDay&quot;)" calcext:base-cell-address="'Ile Taverne'.C11"/>
            <calcext:condition calcext:apply-style-name="cellule temps" calcext:value="contains-text(&quot;CheckDay&quot;)" calcext:base-cell-address="'Ile Taverne'.C11"/>
            <calcext:condition calcext:apply-style-name="cellule histoire" calcext:value="contains-text(&quot;Leave&quot;)" calcext:base-cell-address="'Ile Taverne'.C11"/>
            <calcext:condition calcext:apply-style-name="cellule choice" calcext:value="contains-text(&quot;Choice&quot;)" calcext:base-cell-address="'Ile Taverne'.C11"/>
            <calcext:condition calcext:apply-style-name="cellule d'erreur" calcext:value="!=&quot;&quot;" calcext:base-cell-address="'Ile Taverne'.C11"/>
          </calcext:conditional-format>
          <calcext:conditional-format calcext:target-range-address="Caserne.C12:Caserne.C12">
            <calcext:condition calcext:apply-style-name="cellule histoire" calcext:value="contains-text(&quot;GoTo&quot;)" calcext:base-cell-address="'Ile Taverne'.C11"/>
            <calcext:condition calcext:apply-style-name="cellule histoire" calcext:value="contains-text(&quot;Conclude&quot;)" calcext:base-cell-address="'Ile Taverne'.C11"/>
            <calcext:condition calcext:apply-style-name="cellule random" calcext:value="contains-text(&quot;RandomPercent&quot;)" calcext:base-cell-address="'Ile Taverne'.C11"/>
            <calcext:condition calcext:apply-style-name="cellule random" calcext:value="contains-text(&quot;RandomRange&quot;)" calcext:base-cell-address="'Ile Taverne'.C11"/>
            <calcext:condition calcext:apply-style-name="cellule personnages" calcext:value="contains-text(&quot;NewCrew&quot;)" calcext:base-cell-address="'Ile Taverne'.C11"/>
            <calcext:condition calcext:apply-style-name="cellule personnages" calcext:value="contains-text(&quot;NewCharacter&quot;)" calcext:base-cell-address="'Ile Taverne'.C11"/>
            <calcext:condition calcext:apply-style-name="cellule personnages" calcext:value="contains-text(&quot;HideOther&quot;)" calcext:base-cell-address="'Ile Taverne'.C11"/>
            <calcext:condition calcext:apply-style-name="cellule personnages" calcext:value="contains-text(&quot;DeleteOther&quot;)" calcext:base-cell-address="'Ile Taverne'.C11"/>
            <calcext:condition calcext:apply-style-name="cellule narrateur" calcext:value="contains-text(&quot;Narrator&quot;)" calcext:base-cell-address="'Ile Taverne'.C11"/>
            <calcext:condition calcext:apply-style-name="cellule set choice" calcext:value="contains-text(&quot;SetChoices&quot;)" calcext:base-cell-address="'Ile Taverne'.C11"/>
            <calcext:condition calcext:apply-style-name="cellule dialogues" calcext:value="contains-text(&quot;PlayerSpeak&quot;)" calcext:base-cell-address="'Ile Taverne'.C11"/>
            <calcext:condition calcext:apply-style-name="cellule dialogues" calcext:value="contains-text(&quot;OtherSpeak&quot;)" calcext:base-cell-address="'Ile Taverne'.C11"/>
            <calcext:condition calcext:apply-style-name="cellule argent" calcext:value="contains-text(&quot;CheckGold&quot;)" calcext:base-cell-address="'Ile Taverne'.C11"/>
            <calcext:condition calcext:apply-style-name="cellule argent" calcext:value="contains-text(&quot;RemoveGold&quot;)" calcext:base-cell-address="'Ile Taverne'.C11"/>
            <calcext:condition calcext:apply-style-name="cellule argent" calcext:value="contains-text(&quot;AddGold&quot;)" calcext:base-cell-address="'Ile Taverne'.C11"/>
            <calcext:condition calcext:apply-style-name="cellule argent" calcext:value="contains-text(&quot;Loot&quot;)" calcext:base-cell-address="'Ile Taverne'.C11"/>
            <calcext:condition calcext:apply-style-name="cellule argent" calcext:value="contains-text(&quot;Trade&quot;)" calcext:base-cell-address="'Ile Taverne'.C11"/>
            <calcext:condition calcext:apply-style-name="cellule combat" calcext:value="contains-text(&quot;LaunchCombat&quot;)" calcext:base-cell-address="'Ile Taverne'.C11"/>
            <calcext:condition calcext:apply-style-name="cellule indice" calcext:value="contains-text(&quot;CheckFormula&quot;)" calcext:base-cell-address="'Ile Taverne'.C11"/>
            <calcext:condition calcext:apply-style-name="cellule indice" calcext:value="contains-text(&quot;GiveDirection&quot;)" calcext:base-cell-address="'Ile Taverne'.C11"/>
            <calcext:condition calcext:apply-style-name="cellule temps" calcext:value="contains-text(&quot;SetWeather&quot;)" calcext:base-cell-address="'Ile Taverne'.C11"/>
            <calcext:condition calcext:apply-style-name="cellule temps" calcext:value="contains-text(&quot;SwitchWeather&quot;)" calcext:base-cell-address="'Ile Taverne'.C11"/>
            <calcext:condition calcext:apply-style-name="cellule temps" calcext:value="contains-text(&quot;NextDay&quot;)" calcext:base-cell-address="'Ile Taverne'.C11"/>
            <calcext:condition calcext:apply-style-name="cellule temps" calcext:value="contains-text(&quot;CheckDay&quot;)" calcext:base-cell-address="'Ile Taverne'.C11"/>
            <calcext:condition calcext:apply-style-name="cellule histoire" calcext:value="contains-text(&quot;Leave&quot;)" calcext:base-cell-address="'Ile Taverne'.C11"/>
            <calcext:condition calcext:apply-style-name="cellule choice" calcext:value="contains-text(&quot;Choice&quot;)" calcext:base-cell-address="'Ile Taverne'.C11"/>
            <calcext:condition calcext:apply-style-name="cellule d'erreur" calcext:value="!=&quot;&quot;" calcext:base-cell-address="'Ile Taverne'.C11"/>
          </calcext:conditional-format>
        </calcext:conditional-formats>
      </table:table>
      <table:table table:name="Village pêcheur" table:style-name="ta1">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6" table:default-cell-style-name="Default"/>
        <table:table-column table:style-name="co3" table:number-columns-repeated="27" table:default-cell-style-name="Default"/>
        <table:table-row table:style-name="ro9">
          <table:table-cell table:style-name="ce17" office:value-type="string" calcext:value-type="string">
            <text:p>Nom</text:p>
          </table:table-cell>
          <table:table-cell table:style-name="ce17" office:value-type="string" calcext:value-type="string">
            <text:p>Fréquence / 5</text:p>
          </table:table-cell>
          <table:table-cell table:style-name="ce22"/>
          <table:table-cell table:number-columns-repeated="34"/>
        </table:table-row>
        <table:table-row table:style-name="ro9">
          <table:table-cell table:style-name="ce18" table:formula="of:=RIGHT(CELL(&quot;filename&quot;);LEN(CELL(&quot;filename&quot;))-SEARCH(&quot;$&quot;;CELL(&quot;filename&quot;);1))" office:value-type="string" office:string-value="Village pêcheur" calcext:value-type="string">
            <text:p>Village pêcheur</text:p>
          </table:table-cell>
          <table:table-cell table:style-name="ce18" office:value-type="float" office:value="2" calcext:value-type="float">
            <text:p>2</text:p>
          </table:table-cell>
          <table:table-cell table:style-name="ce22"/>
          <table:table-cell table:number-columns-repeated="34"/>
        </table:table-row>
        <table:table-row table:style-name="ro33">
          <table:table-cell table:style-name="ce459" office:value-type="string" calcext:value-type="string">
            <text:p>Narrator : Après avoir évité une vingtaine de bateau de pêche, le bateau accoste dans un petit port. L'air empeste le poisson.</text:p>
          </table:table-cell>
          <table:table-cell table:style-name="ce474"/>
          <table:table-cell table:style-name="ce491" table:number-columns-repeated="2"/>
          <table:table-cell table:style-name="ce521"/>
          <table:table-cell table:style-name="ce539"/>
          <table:table-cell table:style-name="ce552" table:number-columns-repeated="3"/>
          <table:table-cell table:style-name="ce566" table:number-columns-repeated="3"/>
          <table:table-cell table:style-name="ce568"/>
          <table:table-cell table:style-name="ce569"/>
          <table:table-cell table:style-name="ce473"/>
          <table:table-cell table:style-name="ce22" table:number-columns-repeated="22"/>
        </table:table-row>
        <table:table-row table:style-name="ro9">
          <table:table-cell table:style-name="ce460" office:value-type="string" calcext:value-type="string">
            <text:p>SetChoices3</text:p>
          </table:table-cell>
          <table:table-cell table:style-name="ce475"/>
          <table:table-cell table:style-name="ce492" table:number-columns-repeated="2"/>
          <table:table-cell table:style-name="ce522"/>
          <table:table-cell table:style-name="ce540"/>
          <table:table-cell table:style-name="ce553" table:number-columns-repeated="3"/>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0" office:value-type="string" calcext:value-type="string">
            <text:p>Choice : Aller voir les pêcheurs</text:p>
          </table:table-cell>
          <table:table-cell table:style-name="ce476" office:value-type="string" calcext:value-type="string">
            <text:p>Choice : Repartir</text:p>
          </table:table-cell>
          <table:table-cell table:style-name="ce492"/>
          <table:table-cell table:style-name="ce492" office:value-type="string" calcext:value-type="string">
            <text:p>Choice : Entrer dans le village</text:p>
          </table:table-cell>
          <table:table-cell table:style-name="ce522"/>
          <table:table-cell table:style-name="ce540"/>
          <table:table-cell table:style-name="ce553" table:number-columns-repeated="3"/>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0" office:value-type="string" calcext:value-type="string">
            <text:p>NewCharacter</text:p>
          </table:table-cell>
          <table:table-cell table:style-name="ce477" office:value-type="string" calcext:value-type="string">
            <text:p>PlayerSpeak : Ça pue on s'casse.</text:p>
          </table:table-cell>
          <table:table-cell table:style-name="ce492"/>
          <table:table-cell table:style-name="ce492" office:value-type="string" calcext:value-type="string">
            <text:p>CheckDay</text:p>
          </table:table-cell>
          <table:table-cell table:style-name="ce522"/>
          <table:table-cell table:style-name="ce540"/>
          <table:table-cell table:style-name="ce553" table:number-columns-repeated="3"/>
          <table:table-cell table:style-name="ce565" table:number-columns-repeated="3"/>
          <table:table-cell table:style-name="ce568"/>
          <table:table-cell table:style-name="ce569"/>
          <table:table-cell table:style-name="ce473"/>
          <table:table-cell table:style-name="ce22" table:number-columns-repeated="22"/>
        </table:table-row>
        <table:table-row table:style-name="ro34">
          <table:table-cell table:style-name="ce460" office:value-type="string" calcext:value-type="string">
            <text:p>PlayerSpeak : Bonjour pêcheur !</text:p>
          </table:table-cell>
          <table:table-cell table:style-name="ce478" office:value-type="string" calcext:value-type="string">
            <text:p>Leave</text:p>
          </table:table-cell>
          <table:table-cell table:style-name="ce493"/>
          <table:table-cell table:style-name="ce511"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style-name="ce522"/>
          <table:table-cell table:style-name="ce541"/>
          <table:table-cell table:style-name="ce553"/>
          <table:table-cell table:style-name="ce553" office:value-type="string" calcext:value-type="string">
            <text:p>Narrator : Le village est sombre et calme. La place est éclairée par quelques torches. La fenêtre d'une petite maison est éclairée.</text:p>
          </table:table-cell>
          <table:table-cell table:style-name="ce553"/>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0" office:value-type="string" calcext:value-type="string">
            <text:p>OtherSpeak : Salut à toi</text:p>
          </table:table-cell>
          <table:table-cell table:style-name="ce475"/>
          <table:table-cell table:style-name="ce494"/>
          <table:table-cell table:style-name="ce512" office:value-type="string" calcext:value-type="string">
            <text:p>SetChoices3</text:p>
          </table:table-cell>
          <table:table-cell table:style-name="ce522"/>
          <table:table-cell table:style-name="ce540"/>
          <table:table-cell table:style-name="ce553"/>
          <table:table-cell table:style-name="ce553" office:value-type="string" calcext:value-type="string">
            <text:p>SetChoices3</text:p>
          </table:table-cell>
          <table:table-cell table:style-name="ce553"/>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0" office:value-type="string" calcext:value-type="string">
            <text:p>SetChoices3</text:p>
          </table:table-cell>
          <table:table-cell table:style-name="ce475"/>
          <table:table-cell table:style-name="ce492"/>
          <table:table-cell table:style-name="ce513" office:value-type="string" calcext:value-type="string">
            <text:p>Choice : Retourner sur les quais</text:p>
          </table:table-cell>
          <table:table-cell table:style-name="ce523" office:value-type="string" calcext:value-type="string">
            <text:p>Choice : Parler aux poissoniers</text:p>
          </table:table-cell>
          <table:table-cell table:style-name="ce540" office:value-type="string" calcext:value-type="string">
            <text:p>Choice : S'aventurer dans le village</text:p>
          </table:table-cell>
          <table:table-cell table:style-name="ce553"/>
          <table:table-cell table:style-name="ce553" office:value-type="string" calcext:value-type="string">
            <text:p>Choice : Retourner sur les quais</text:p>
          </table:table-cell>
          <table:table-cell table:style-name="ce553" office:value-type="string" calcext:value-type="string">
            <text:p>Choice : S'aventurer dans le village</text:p>
          </table:table-cell>
          <table:table-cell table:style-name="ce565"/>
          <table:table-cell table:style-name="ce567"/>
          <table:table-cell table:style-name="ce565"/>
          <table:table-cell table:style-name="ce568"/>
          <table:table-cell table:style-name="ce569"/>
          <table:table-cell table:style-name="ce473"/>
          <table:table-cell table:style-name="ce22" table:number-columns-repeated="22"/>
        </table:table-row>
        <table:table-row table:style-name="ro10">
          <table:table-cell table:style-name="ce461" office:value-type="string" calcext:value-type="string">
            <text:p>Choice : Bobby Dick, ça te dit quelque chose ?</text:p>
          </table:table-cell>
          <table:table-cell table:style-name="ce479" office:value-type="string" calcext:value-type="string">
            <text:p>Choice : Tu AS du poisson, ou autre, à me vendre non ?</text:p>
          </table:table-cell>
          <table:table-cell table:style-name="ce495" office:value-type="string" calcext:value-type="string">
            <text:p>Choice : (Revenir aux quais)</text:p>
          </table:table-cell>
          <table:table-cell table:style-name="ce514" office:value-type="string" calcext:value-type="string">
            <text:p>GoToA/3</text:p>
          </table:table-cell>
          <table:table-cell table:style-name="ce524" office:value-type="string" calcext:value-type="string">
            <text:p>NewCharacter</text:p>
          </table:table-cell>
          <table:table-cell table:style-name="ce542" office:value-type="string" calcext:value-type="string">
            <text:p>Narrator : La rue mène sur un impasse et sur la chaleur d'une taverne.</text:p>
          </table:table-cell>
          <table:table-cell table:style-name="ce554"/>
          <table:table-cell table:style-name="ce554" office:value-type="string" calcext:value-type="string">
            <text:p>GoToA/4</text:p>
          </table:table-cell>
          <table:table-cell table:style-name="ce554" office:value-type="string" calcext:value-type="string">
            <text:p>Narrator : La rue mène sur un impasse et sur la chaleur d'une taverne. Toutes les boutiques sont fermées.</text:p>
          </table:table-cell>
          <table:table-cell table:style-name="ce565" table:number-columns-repeated="3"/>
          <table:table-cell table:style-name="ce568"/>
          <table:table-cell table:style-name="ce569"/>
          <table:table-cell table:style-name="ce473"/>
          <table:table-cell table:style-name="ce22" table:number-columns-repeated="22"/>
        </table:table-row>
        <table:table-row table:style-name="ro14">
          <table:table-cell table:style-name="ce461" office:value-type="string" calcext:value-type="string">
            <text:p>OtherSpeak : Oui je crois. Certains clients en parlent</text:p>
          </table:table-cell>
          <table:table-cell table:style-name="ce479" office:value-type="string" calcext:value-type="string">
            <text:p>OtherSpeak : Et comment !</text:p>
          </table:table-cell>
          <table:table-cell table:style-name="ce496" office:value-type="string" calcext:value-type="string">
            <text:p>HideOther</text:p>
          </table:table-cell>
          <table:table-cell table:style-name="ce498"/>
          <table:table-cell table:style-name="ce524" office:value-type="string" calcext:value-type="string">
            <text:p>PlayerSpeak : Hé la !</text:p>
          </table:table-cell>
          <table:table-cell table:style-name="ce542" office:value-type="string" calcext:value-type="string">
            <text:p>SetChoices2</text:p>
          </table:table-cell>
          <table:table-cell table:style-name="ce554" table:number-columns-repeated="2"/>
          <table:table-cell table:style-name="ce554" office:value-type="string" calcext:value-type="string">
            <text:p>SetChoices2</text:p>
          </table:table-cell>
          <table:table-cell table:style-name="ce565" table:number-columns-repeated="3"/>
          <table:table-cell table:style-name="ce568"/>
          <table:table-cell table:style-name="ce569"/>
          <table:table-cell table:style-name="ce473"/>
          <table:table-cell table:style-name="ce22" table:number-columns-repeated="22"/>
        </table:table-row>
        <table:table-row table:style-name="ro31">
          <table:table-cell table:style-name="ce462" office:value-type="string" calcext:value-type="string">
            <text:p>OtherSpeak : Ils partent…</text:p>
          </table:table-cell>
          <table:table-cell table:style-name="ce480" office:value-type="string" calcext:value-type="string">
            <text:p>TradeFood</text:p>
          </table:table-cell>
          <table:table-cell table:style-name="ce497" office:value-type="string" calcext:value-type="string">
            <text:p>GoToA/4</text:p>
          </table:table-cell>
          <table:table-cell table:style-name="ce515"/>
          <table:table-cell table:style-name="ce525" office:value-type="string" calcext:value-type="string">
            <text:p>OtherSpeak : Hé ho !</text:p>
          </table:table-cell>
          <table:table-cell table:style-name="ce543" office:value-type="string" calcext:value-type="string">
            <text:p>Choice : Entrons</text:p>
          </table:table-cell>
          <table:table-cell table:style-name="ce554" office:value-type="string" calcext:value-type="string">
            <text:p>Choice : Revenons en arrière</text:p>
          </table:table-cell>
          <table:table-cell table:style-name="ce558"/>
          <table:table-cell table:style-name="ce558" office:value-type="string" calcext:value-type="string">
            <text:p>Choice : Entrons !</text:p>
          </table:table-cell>
          <table:table-cell table:style-name="ce565" office:value-type="string" calcext:value-type="string">
            <text:p>Choice : Revenons en arrière</text:p>
          </table:table-cell>
          <table:table-cell table:style-name="ce565" table:number-columns-repeated="2"/>
          <table:table-cell table:style-name="ce568"/>
          <table:table-cell table:style-name="ce569"/>
          <table:table-cell table:style-name="ce473"/>
          <table:table-cell table:style-name="ce22" table:number-columns-repeated="22"/>
        </table:table-row>
        <table:table-row table:style-name="ro14">
          <table:table-cell table:style-name="ce463" office:value-type="string" calcext:value-type="string">
            <text:p>GiveDirection</text:p>
          </table:table-cell>
          <table:table-cell table:style-name="ce479" office:value-type="string" calcext:value-type="string">
            <text:p>PlayerSpeak : Merci bien !</text:p>
          </table:table-cell>
          <table:table-cell table:style-name="ce498" table:number-columns-repeated="2"/>
          <table:table-cell table:style-name="ce524" office:value-type="string" calcext:value-type="string">
            <text:p>OtherSpeak : Qu'est-ce que je peux faire ?</text:p>
          </table:table-cell>
          <table:table-cell table:style-name="ce542" office:value-type="string" calcext:value-type="string">
            <text:p>GoToA/22</text:p>
          </table:table-cell>
          <table:table-cell table:style-name="ce554" office:value-type="string" calcext:value-type="string">
            <text:p>GoToC/8</text:p>
          </table:table-cell>
          <table:table-cell table:style-name="ce554"/>
          <table:table-cell table:style-name="ce561" office:value-type="string" calcext:value-type="string">
            <text:p>Narrator : Switch Story ?</text:p>
          </table:table-cell>
          <table:table-cell table:style-name="ce565" office:value-type="string" calcext:value-type="string">
            <text:p>GoToG/6</text:p>
          </table:table-cell>
          <table:table-cell table:style-name="ce565" table:number-columns-repeated="2"/>
          <table:table-cell table:style-name="ce568"/>
          <table:table-cell table:style-name="ce569"/>
          <table:table-cell table:style-name="ce473"/>
          <table:table-cell table:style-name="ce22" table:number-columns-repeated="22"/>
        </table:table-row>
        <table:table-row table:style-name="ro9">
          <table:table-cell table:style-name="ce464" office:value-type="string" calcext:value-type="string">
            <text:p>GoToA/9</text:p>
          </table:table-cell>
          <table:table-cell table:style-name="ce479" office:value-type="string" calcext:value-type="string">
            <text:p>OtherSpeak : Au plaisir</text:p>
          </table:table-cell>
          <table:table-cell table:style-name="ce498"/>
          <table:table-cell table:style-name="ce516"/>
          <table:table-cell table:style-name="ce526" office:value-type="string" calcext:value-type="string">
            <text:p>PlayerSpeak : Me vendre à manger.</text:p>
          </table:table-cell>
          <table:table-cell table:style-name="ce542"/>
          <table:table-cell table:style-name="ce554"/>
          <table:table-cell table:style-name="ce559"/>
          <table:table-cell table:style-name="ce562" office:value-type="string" calcext:value-type="string">
            <text:p>GoToH/7</text:p>
          </table:table-cell>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1"/>
          <table:table-cell table:style-name="ce481" office:value-type="string" calcext:value-type="string">
            <text:p>GoToA/9</text:p>
          </table:table-cell>
          <table:table-cell table:style-name="ce499"/>
          <table:table-cell table:style-name="ce498"/>
          <table:table-cell table:style-name="ce527" office:value-type="string" calcext:value-type="string">
            <text:p>TradeFood</text:p>
          </table:table-cell>
          <table:table-cell table:style-name="ce542"/>
          <table:table-cell table:style-name="ce554"/>
          <table:table-cell table:style-name="ce555"/>
          <table:table-cell table:style-name="ce554"/>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1"/>
          <table:table-cell table:style-name="ce482"/>
          <table:table-cell table:style-name="ce498" table:number-columns-repeated="2"/>
          <table:table-cell table:style-name="ce527" office:value-type="string" calcext:value-type="string">
            <text:p>OtherSpeak : A la prochaine !</text:p>
          </table:table-cell>
          <table:table-cell table:style-name="ce542"/>
          <table:table-cell table:style-name="ce554"/>
          <table:table-cell table:style-name="ce560"/>
          <table:table-cell table:style-name="ce563"/>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1"/>
          <table:table-cell table:style-name="ce483"/>
          <table:table-cell table:style-name="ce498" table:number-columns-repeated="2"/>
          <table:table-cell table:style-name="ce527" office:value-type="string" calcext:value-type="string">
            <text:p>HideOther</text:p>
          </table:table-cell>
          <table:table-cell table:style-name="ce542"/>
          <table:table-cell table:style-name="ce554"/>
          <table:table-cell table:style-name="ce555"/>
          <table:table-cell table:style-name="ce554"/>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1"/>
          <table:table-cell table:style-name="ce479"/>
          <table:table-cell table:style-name="ce498" table:number-columns-repeated="2"/>
          <table:table-cell table:style-name="ce527" office:value-type="string" calcext:value-type="string">
            <text:p>GoToC/9</text:p>
          </table:table-cell>
          <table:table-cell table:style-name="ce544"/>
          <table:table-cell table:style-name="ce555" table:number-columns-repeated="2"/>
          <table:table-cell table:style-name="ce554"/>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5"/>
          <table:table-cell table:style-name="ce484"/>
          <table:table-cell table:style-name="ce500" table:number-columns-repeated="2"/>
          <table:table-cell table:style-name="ce528"/>
          <table:table-cell table:style-name="ce545"/>
          <table:table-cell table:style-name="ce556" table:number-columns-repeated="2"/>
          <table:table-cell table:style-name="ce564"/>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6"/>
          <table:table-cell table:style-name="ce485"/>
          <table:table-cell table:style-name="ce500" table:number-columns-repeated="2"/>
          <table:table-cell table:style-name="ce528"/>
          <table:table-cell table:style-name="ce545"/>
          <table:table-cell table:style-name="ce556" table:number-columns-repeated="2"/>
          <table:table-cell table:style-name="ce564"/>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number-rows-repeated="3">
          <table:table-cell table:style-name="ce466"/>
          <table:table-cell table:style-name="ce485"/>
          <table:table-cell table:style-name="ce500" table:number-columns-repeated="2"/>
          <table:table-cell table:style-name="ce529"/>
          <table:table-cell table:style-name="ce545"/>
          <table:table-cell table:style-name="ce556" table:number-columns-repeated="2"/>
          <table:table-cell table:style-name="ce564"/>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number-rows-repeated="2">
          <table:table-cell table:style-name="ce467"/>
          <table:table-cell table:style-name="ce485"/>
          <table:table-cell table:style-name="ce501" table:number-columns-repeated="2"/>
          <table:table-cell table:style-name="ce529"/>
          <table:table-cell table:style-name="ce545"/>
          <table:table-cell table:style-name="ce556" table:number-columns-repeated="2"/>
          <table:table-cell table:style-name="ce564"/>
          <table:table-cell table:style-name="ce565" table:number-columns-repeated="3"/>
          <table:table-cell table:style-name="ce568"/>
          <table:table-cell table:style-name="ce569"/>
          <table:table-cell table:style-name="ce473"/>
          <table:table-cell table:style-name="ce22" table:number-columns-repeated="22"/>
        </table:table-row>
        <table:table-row table:style-name="ro9">
          <table:table-cell table:style-name="ce467"/>
          <table:table-cell table:style-name="ce485"/>
          <table:table-cell table:style-name="ce502"/>
          <table:table-cell table:style-name="ce517"/>
          <table:table-cell table:style-name="ce530"/>
          <table:table-cell table:style-name="ce546"/>
          <table:table-cell table:style-name="ce557" table:number-columns-repeated="2"/>
          <table:table-cell table:style-name="ce565" table:number-columns-repeated="4"/>
          <table:table-cell table:style-name="ce568"/>
          <table:table-cell table:style-name="ce569"/>
          <table:table-cell table:style-name="ce473"/>
          <table:table-cell table:style-name="ce22" table:number-columns-repeated="22"/>
        </table:table-row>
        <table:table-row table:style-name="ro9" table:number-rows-repeated="2">
          <table:table-cell table:style-name="ce467"/>
          <table:table-cell table:style-name="ce485"/>
          <table:table-cell table:style-name="ce503"/>
          <table:table-cell table:style-name="ce518"/>
          <table:table-cell table:style-name="ce531"/>
          <table:table-cell table:style-name="ce546"/>
          <table:table-cell table:style-name="ce557" table:number-columns-repeated="2"/>
          <table:table-cell table:style-name="ce565" table:number-columns-repeated="4"/>
          <table:table-cell table:style-name="ce568"/>
          <table:table-cell table:style-name="ce569"/>
          <table:table-cell table:style-name="ce473"/>
          <table:table-cell table:style-name="ce22" table:number-columns-repeated="22"/>
        </table:table-row>
        <table:table-row table:style-name="ro9">
          <table:table-cell table:style-name="ce468"/>
          <table:table-cell table:style-name="ce486"/>
          <table:table-cell table:style-name="ce504"/>
          <table:table-cell table:style-name="ce519"/>
          <table:table-cell table:style-name="ce532"/>
          <table:table-cell table:style-name="ce546"/>
          <table:table-cell table:style-name="ce557" table:number-columns-repeated="2"/>
          <table:table-cell table:style-name="ce565" table:number-columns-repeated="4"/>
          <table:table-cell table:style-name="ce568"/>
          <table:table-cell table:style-name="ce569"/>
          <table:table-cell table:style-name="ce473"/>
          <table:table-cell table:style-name="ce22" table:number-columns-repeated="22"/>
        </table:table-row>
        <table:table-row table:style-name="ro9">
          <table:table-cell table:style-name="ce468"/>
          <table:table-cell table:style-name="ce486"/>
          <table:table-cell table:style-name="ce505"/>
          <table:table-cell table:style-name="ce519"/>
          <table:table-cell table:style-name="ce533"/>
          <table:table-cell table:style-name="ce547"/>
          <table:table-cell table:style-name="ce557" table:number-columns-repeated="2"/>
          <table:table-cell table:style-name="ce565" table:number-columns-repeated="4"/>
          <table:table-cell table:style-name="ce568"/>
          <table:table-cell table:style-name="ce569"/>
          <table:table-cell table:style-name="ce473"/>
          <table:table-cell table:style-name="ce22" table:number-columns-repeated="22"/>
        </table:table-row>
        <table:table-row table:style-name="ro9">
          <table:table-cell table:style-name="ce468"/>
          <table:table-cell table:style-name="ce486"/>
          <table:table-cell table:style-name="ce506"/>
          <table:table-cell table:style-name="ce520"/>
          <table:table-cell table:style-name="ce534"/>
          <table:table-cell table:style-name="ce548"/>
          <table:table-cell table:style-name="ce557" table:number-columns-repeated="2"/>
          <table:table-cell table:style-name="ce565" table:number-columns-repeated="4"/>
          <table:table-cell table:style-name="ce568"/>
          <table:table-cell table:style-name="ce569"/>
          <table:table-cell table:style-name="ce473"/>
          <table:table-cell table:style-name="ce22" table:number-columns-repeated="22"/>
        </table:table-row>
        <table:table-row table:style-name="ro9">
          <table:table-cell table:style-name="ce469"/>
          <table:table-cell table:style-name="ce487"/>
          <table:table-cell table:style-name="ce507"/>
          <table:table-cell table:style-name="ce487"/>
          <table:table-cell table:style-name="ce535"/>
          <table:table-cell table:style-name="ce549"/>
          <table:table-cell table:style-name="ce487" table:number-columns-repeated="6"/>
          <table:table-cell table:style-name="ce568"/>
          <table:table-cell table:style-name="ce569"/>
          <table:table-cell table:style-name="ce473"/>
          <table:table-cell table:style-name="ce22" table:number-columns-repeated="22"/>
        </table:table-row>
        <table:table-row table:style-name="ro9">
          <table:table-cell table:style-name="ce469"/>
          <table:table-cell table:style-name="ce487"/>
          <table:table-cell table:style-name="ce507"/>
          <table:table-cell table:style-name="ce487"/>
          <table:table-cell table:style-name="ce536"/>
          <table:table-cell table:style-name="ce550"/>
          <table:table-cell table:style-name="ce487" table:number-columns-repeated="6"/>
          <table:table-cell table:style-name="ce568"/>
          <table:table-cell table:style-name="ce569"/>
          <table:table-cell table:style-name="ce473"/>
          <table:table-cell table:style-name="ce22" table:number-columns-repeated="22"/>
        </table:table-row>
        <table:table-row table:style-name="ro9">
          <table:table-cell table:style-name="ce469"/>
          <table:table-cell table:style-name="ce487"/>
          <table:table-cell table:style-name="ce507"/>
          <table:table-cell table:style-name="ce487"/>
          <table:table-cell table:style-name="ce537"/>
          <table:table-cell table:style-name="ce551"/>
          <table:table-cell table:style-name="ce487" table:number-columns-repeated="6"/>
          <table:table-cell table:style-name="ce568"/>
          <table:table-cell table:style-name="ce569"/>
          <table:table-cell table:style-name="ce473"/>
          <table:table-cell table:style-name="ce22" table:number-columns-repeated="22"/>
        </table:table-row>
        <table:table-row table:style-name="ro9">
          <table:table-cell table:style-name="ce470"/>
          <table:table-cell table:style-name="ce488"/>
          <table:table-cell table:style-name="ce508"/>
          <table:table-cell table:style-name="ce489"/>
          <table:table-cell table:style-name="ce538" table:number-columns-repeated="2"/>
          <table:table-cell table:style-name="ce489" table:number-columns-repeated="6"/>
          <table:table-cell table:style-name="ce569" table:number-columns-repeated="2"/>
          <table:table-cell table:style-name="ce473"/>
          <table:table-cell table:style-name="ce22" table:number-columns-repeated="22"/>
        </table:table-row>
        <table:table-row table:style-name="ro9">
          <table:table-cell table:style-name="ce470"/>
          <table:table-cell table:style-name="ce489"/>
          <table:table-cell table:style-name="ce508"/>
          <table:table-cell table:style-name="ce489" table:number-columns-repeated="9"/>
          <table:table-cell table:style-name="ce569" table:number-columns-repeated="2"/>
          <table:table-cell table:style-name="ce473"/>
          <table:table-cell table:style-name="ce22" table:number-columns-repeated="22"/>
        </table:table-row>
        <table:table-row table:style-name="ro9">
          <table:table-cell table:style-name="ce470"/>
          <table:table-cell table:style-name="ce490"/>
          <table:table-cell table:style-name="ce508"/>
          <table:table-cell table:style-name="ce489" table:number-columns-repeated="9"/>
          <table:table-cell table:style-name="ce569" table:number-columns-repeated="2"/>
          <table:table-cell table:style-name="ce473"/>
          <table:table-cell table:style-name="ce22" table:number-columns-repeated="22"/>
        </table:table-row>
        <table:table-row table:style-name="ro9" table:number-rows-repeated="2">
          <table:table-cell table:style-name="ce470" table:number-columns-repeated="2"/>
          <table:table-cell table:style-name="ce509"/>
          <table:table-cell table:style-name="ce472" table:number-columns-repeated="9"/>
          <table:table-cell table:style-name="ce473" table:number-columns-repeated="3"/>
          <table:table-cell table:style-name="ce22" table:number-columns-repeated="22"/>
        </table:table-row>
        <table:table-row table:style-name="ro9">
          <table:table-cell table:style-name="ce471" table:number-columns-repeated="2"/>
          <table:table-cell table:style-name="ce509"/>
          <table:table-cell table:style-name="ce472" table:number-columns-repeated="9"/>
          <table:table-cell table:style-name="ce473" table:number-columns-repeated="3"/>
          <table:table-cell table:style-name="ce22" table:number-columns-repeated="22"/>
        </table:table-row>
        <table:table-row table:style-name="ro9" table:number-rows-repeated="2">
          <table:table-cell table:style-name="ce472" table:number-columns-repeated="2"/>
          <table:table-cell table:style-name="ce509"/>
          <table:table-cell table:style-name="ce472" table:number-columns-repeated="9"/>
          <table:table-cell table:style-name="ce473" table:number-columns-repeated="3"/>
          <table:table-cell table:style-name="ce22" table:number-columns-repeated="22"/>
        </table:table-row>
        <table:table-row table:style-name="ro9" table:number-rows-repeated="10">
          <table:table-cell table:style-name="ce472" table:number-columns-repeated="2"/>
          <table:table-cell table:style-name="ce510"/>
          <table:table-cell table:style-name="ce472" table:number-columns-repeated="9"/>
          <table:table-cell table:style-name="ce473" table:number-columns-repeated="3"/>
          <table:table-cell table:style-name="ce22" table:number-columns-repeated="22"/>
        </table:table-row>
        <table:table-row table:style-name="ro9" table:number-rows-repeated="22">
          <table:table-cell table:style-name="ce473" table:number-columns-repeated="15"/>
          <table:table-cell table:style-name="ce22" table:number-columns-repeated="22"/>
        </table:table-row>
        <table:table-row table:style-name="ro9" table:number-rows-repeated="46">
          <table:table-cell table:style-name="ce22" table:number-columns-repeated="37"/>
        </table:table-row>
        <table:table-row table:style-name="ro8" table:number-rows-repeated="1048453">
          <table:table-cell table:number-columns-repeated="37"/>
        </table:table-row>
        <table:table-row table:style-name="ro8">
          <table:table-cell table:number-columns-repeated="37"/>
        </table:table-row>
        <calcext:conditional-formats>
          <calcext:conditional-format calcext:target-range-address="'Village pêcheur'.A38:'Village pêcheur'.O74 'Village pêcheur'.O3:'Village pêcheur'.O37 'Village pêcheur'.A15:'Village pêcheur'.A37 'Village pêcheur'.A3:'Village pêcheur'.A11">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Village pêcheur'.A15:'Village pêcheur'.A34 'Village pêcheur'.A3:'Village pêcheur'.A11">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Village pêcheur'.B36:'Village pêcheur'.N37 'Village pêcheur'.N3:'Village pêcheur'.N34 'Village pêcheur'.B35:'Village pêcheur'.D35 'Village pêcheur'.G35:'Village pêcheur'.N35">
            <calcext:condition calcext:apply-style-name="cellule histoire" calcext:value="contains-text(&quot;GoTo&quot;)" calcext:base-cell-address="Caserne.B3"/>
            <calcext:condition calcext:apply-style-name="cellule histoire" calcext:value="contains-text(&quot;Conclude&quot;)" calcext:base-cell-address="Caserne.B3"/>
            <calcext:condition calcext:apply-style-name="cellule random" calcext:value="contains-text(&quot;RandomPercent&quot;)" calcext:base-cell-address="Caserne.B3"/>
            <calcext:condition calcext:apply-style-name="cellule random" calcext:value="contains-text(&quot;RandomRange&quot;)" calcext:base-cell-address="Caserne.B3"/>
            <calcext:condition calcext:apply-style-name="cellule personnages" calcext:value="contains-text(&quot;NewCrew&quot;)" calcext:base-cell-address="Caserne.B3"/>
            <calcext:condition calcext:apply-style-name="cellule personnages" calcext:value="contains-text(&quot;NewCharacter&quot;)" calcext:base-cell-address="Caserne.B3"/>
            <calcext:condition calcext:apply-style-name="cellule personnages" calcext:value="contains-text(&quot;HideOther&quot;)" calcext:base-cell-address="Caserne.B3"/>
            <calcext:condition calcext:apply-style-name="cellule personnages" calcext:value="contains-text(&quot;DeleteOther&quot;)" calcext:base-cell-address="Caserne.B3"/>
            <calcext:condition calcext:apply-style-name="cellule narrateur" calcext:value="contains-text(&quot;Narrator&quot;)" calcext:base-cell-address="Caserne.B3"/>
            <calcext:condition calcext:apply-style-name="cellule set choice" calcext:value="contains-text(&quot;SetChoices&quot;)" calcext:base-cell-address="Caserne.B3"/>
            <calcext:condition calcext:apply-style-name="cellule dialogues" calcext:value="contains-text(&quot;PlayerSpeak&quot;)" calcext:base-cell-address="Caserne.B3"/>
            <calcext:condition calcext:apply-style-name="cellule dialogues" calcext:value="contains-text(&quot;OtherSpeak&quot;)" calcext:base-cell-address="Caserne.B3"/>
            <calcext:condition calcext:apply-style-name="cellule argent" calcext:value="contains-text(&quot;CheckGold&quot;)" calcext:base-cell-address="Caserne.B3"/>
            <calcext:condition calcext:apply-style-name="cellule argent" calcext:value="contains-text(&quot;RemoveGold&quot;)" calcext:base-cell-address="Caserne.B3"/>
            <calcext:condition calcext:apply-style-name="cellule argent" calcext:value="contains-text(&quot;AddGold&quot;)" calcext:base-cell-address="Caserne.B3"/>
            <calcext:condition calcext:apply-style-name="cellule argent" calcext:value="contains-text(&quot;Loot&quot;)" calcext:base-cell-address="Caserne.B3"/>
            <calcext:condition calcext:apply-style-name="cellule argent" calcext:value="contains-text(&quot;Trade&quot;)" calcext:base-cell-address="Caserne.B3"/>
            <calcext:condition calcext:apply-style-name="cellule combat" calcext:value="contains-text(&quot;LaunchCombat&quot;)" calcext:base-cell-address="Caserne.B3"/>
            <calcext:condition calcext:apply-style-name="cellule indice" calcext:value="contains-text(&quot;CheckFormula&quot;)" calcext:base-cell-address="Caserne.B3"/>
            <calcext:condition calcext:apply-style-name="cellule indice" calcext:value="contains-text(&quot;GiveDirection&quot;)" calcext:base-cell-address="Caserne.B3"/>
            <calcext:condition calcext:apply-style-name="cellule temps" calcext:value="contains-text(&quot;SetWeather&quot;)" calcext:base-cell-address="Caserne.B3"/>
            <calcext:condition calcext:apply-style-name="cellule temps" calcext:value="contains-text(&quot;SwitchWeather&quot;)" calcext:base-cell-address="Caserne.B3"/>
            <calcext:condition calcext:apply-style-name="cellule temps" calcext:value="contains-text(&quot;NextDay&quot;)" calcext:base-cell-address="Caserne.B3"/>
            <calcext:condition calcext:apply-style-name="cellule temps" calcext:value="contains-text(&quot;CheckDay&quot;)" calcext:base-cell-address="Caserne.B3"/>
            <calcext:condition calcext:apply-style-name="cellule histoire" calcext:value="contains-text(&quot;Leave&quot;)" calcext:base-cell-address="Caserne.B3"/>
            <calcext:condition calcext:apply-style-name="cellule choice" calcext:value="contains-text(&quot;Choice&quot;)" calcext:base-cell-address="Caserne.B3"/>
            <calcext:condition calcext:apply-style-name="cellule d'erreur" calcext:value="!=&quot;&quot;" calcext:base-cell-address="Caserne.B3"/>
          </calcext:conditional-format>
          <calcext:conditional-format calcext:target-range-address="'Village pêcheur'.M3:'Village pêcheur'.M31 'Village pêcheur'.B16:'Village pêcheur'.B34 'Village pêcheur'.G32:'Village pêcheur'.M34 'Village pêcheur'.C3:'Village pêcheur'.D9 'Village pêcheur'.C26:'Village pêcheur'.D34 'Village pêcheur'.B3:'Village pêcheur'.B14">
            <calcext:condition calcext:apply-style-name="cellule histoire" calcext:value="contains-text(&quot;GoTo&quot;)" calcext:base-cell-address="Caserne.B3"/>
            <calcext:condition calcext:apply-style-name="cellule histoire" calcext:value="contains-text(&quot;Conclude&quot;)" calcext:base-cell-address="Caserne.B3"/>
            <calcext:condition calcext:apply-style-name="cellule random" calcext:value="contains-text(&quot;RandomPercent&quot;)" calcext:base-cell-address="Caserne.B3"/>
            <calcext:condition calcext:apply-style-name="cellule random" calcext:value="contains-text(&quot;RandomRange&quot;)" calcext:base-cell-address="Caserne.B3"/>
            <calcext:condition calcext:apply-style-name="cellule personnages" calcext:value="contains-text(&quot;NewCrew&quot;)" calcext:base-cell-address="Caserne.B3"/>
            <calcext:condition calcext:apply-style-name="cellule personnages" calcext:value="contains-text(&quot;NewCharacter&quot;)" calcext:base-cell-address="Caserne.B3"/>
            <calcext:condition calcext:apply-style-name="cellule personnages" calcext:value="contains-text(&quot;HideOther&quot;)" calcext:base-cell-address="Caserne.B3"/>
            <calcext:condition calcext:apply-style-name="cellule personnages" calcext:value="contains-text(&quot;DeleteOther&quot;)" calcext:base-cell-address="Caserne.B3"/>
            <calcext:condition calcext:apply-style-name="cellule narrateur" calcext:value="contains-text(&quot;Narrator&quot;)" calcext:base-cell-address="Caserne.B3"/>
            <calcext:condition calcext:apply-style-name="cellule set choice" calcext:value="contains-text(&quot;SetChoices&quot;)" calcext:base-cell-address="Caserne.B3"/>
            <calcext:condition calcext:apply-style-name="cellule dialogues" calcext:value="contains-text(&quot;PlayerSpeak&quot;)" calcext:base-cell-address="Caserne.B3"/>
            <calcext:condition calcext:apply-style-name="cellule dialogues" calcext:value="contains-text(&quot;OtherSpeak&quot;)" calcext:base-cell-address="Caserne.B3"/>
            <calcext:condition calcext:apply-style-name="cellule argent" calcext:value="contains-text(&quot;CheckGold&quot;)" calcext:base-cell-address="Caserne.B3"/>
            <calcext:condition calcext:apply-style-name="cellule argent" calcext:value="contains-text(&quot;RemoveGold&quot;)" calcext:base-cell-address="Caserne.B3"/>
            <calcext:condition calcext:apply-style-name="cellule argent" calcext:value="contains-text(&quot;AddGold&quot;)" calcext:base-cell-address="Caserne.B3"/>
            <calcext:condition calcext:apply-style-name="cellule argent" calcext:value="contains-text(&quot;Loot&quot;)" calcext:base-cell-address="Caserne.B3"/>
            <calcext:condition calcext:apply-style-name="cellule argent" calcext:value="contains-text(&quot;Trade&quot;)" calcext:base-cell-address="Caserne.B3"/>
            <calcext:condition calcext:apply-style-name="cellule combat" calcext:value="contains-text(&quot;LaunchCombat&quot;)" calcext:base-cell-address="Caserne.B3"/>
            <calcext:condition calcext:apply-style-name="cellule indice" calcext:value="contains-text(&quot;CheckFormula&quot;)" calcext:base-cell-address="Caserne.B3"/>
            <calcext:condition calcext:apply-style-name="cellule indice" calcext:value="contains-text(&quot;GiveDirection&quot;)" calcext:base-cell-address="Caserne.B3"/>
            <calcext:condition calcext:apply-style-name="cellule temps" calcext:value="contains-text(&quot;SetWeather&quot;)" calcext:base-cell-address="Caserne.B3"/>
            <calcext:condition calcext:apply-style-name="cellule temps" calcext:value="contains-text(&quot;SwitchWeather&quot;)" calcext:base-cell-address="Caserne.B3"/>
            <calcext:condition calcext:apply-style-name="cellule temps" calcext:value="contains-text(&quot;NextDay&quot;)" calcext:base-cell-address="Caserne.B3"/>
            <calcext:condition calcext:apply-style-name="cellule temps" calcext:value="contains-text(&quot;CheckDay&quot;)" calcext:base-cell-address="Caserne.B3"/>
            <calcext:condition calcext:apply-style-name="cellule histoire" calcext:value="contains-text(&quot;Leave&quot;)" calcext:base-cell-address="Caserne.B3"/>
            <calcext:condition calcext:apply-style-name="cellule choice" calcext:value="contains-text(&quot;Choice&quot;)" calcext:base-cell-address="Caserne.B3"/>
            <calcext:condition calcext:apply-style-name="cellule d'erreur" calcext:value="!=&quot;&quot;" calcext:base-cell-address="Caserne.B3"/>
          </calcext:conditional-format>
          <calcext:conditional-format calcext:target-range-address="'Village pêcheur'.A15:'Village pêcheur'.A52 'Village pêcheur'.J3:'Village pêcheur'.L8 'Village pêcheur'.C26:'Village pêcheur'.D52 'Village pêcheur'.C26:'Village pêcheur'.C52 'Village pêcheur'.E36:'Village pêcheur'.F52 'Village pêcheur'.G3:'Village pêcheur'.I9 'Village pêcheur'.G26:'Village pêcheur'.I52 'Village pêcheur'.C3:'Village pêcheur'.D9 'Village pêcheur'.B3:'Village pêcheur'.B14 'Village pêcheur'.B16:'Village pêcheur'.B52 'Village pêcheur'.A3:'Village pêcheur'.A11 'Village pêcheur'.J10:'Village pêcheur'.L52 'Village pêcheur'.J9:'Village pêcheur'.J9 'Village pêcheur'.L9:'Village pêcheur'.L9">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Village pêcheur'.E35:'Village pêcheur'.F35">
            <calcext:condition calcext:apply-style-name="cellule histoire" calcext:value="contains-text(&quot;GoTo&quot;)" calcext:base-cell-address="Caserne.E35"/>
            <calcext:condition calcext:apply-style-name="cellule histoire" calcext:value="contains-text(&quot;Conclude&quot;)" calcext:base-cell-address="Caserne.E35"/>
            <calcext:condition calcext:apply-style-name="cellule random" calcext:value="contains-text(&quot;RandomPercent&quot;)" calcext:base-cell-address="Caserne.E35"/>
            <calcext:condition calcext:apply-style-name="cellule random" calcext:value="contains-text(&quot;RandomRange&quot;)" calcext:base-cell-address="Caserne.E35"/>
            <calcext:condition calcext:apply-style-name="cellule personnages" calcext:value="contains-text(&quot;NewCrew&quot;)" calcext:base-cell-address="Caserne.E35"/>
            <calcext:condition calcext:apply-style-name="cellule personnages" calcext:value="contains-text(&quot;NewCharacter&quot;)" calcext:base-cell-address="Caserne.E35"/>
            <calcext:condition calcext:apply-style-name="cellule personnages" calcext:value="contains-text(&quot;HideOther&quot;)" calcext:base-cell-address="Caserne.E35"/>
            <calcext:condition calcext:apply-style-name="cellule personnages" calcext:value="contains-text(&quot;DeleteOther&quot;)" calcext:base-cell-address="Caserne.E35"/>
            <calcext:condition calcext:apply-style-name="cellule narrateur" calcext:value="contains-text(&quot;Narrator&quot;)" calcext:base-cell-address="Caserne.E35"/>
            <calcext:condition calcext:apply-style-name="cellule set choice" calcext:value="contains-text(&quot;SetChoices&quot;)" calcext:base-cell-address="Caserne.E35"/>
            <calcext:condition calcext:apply-style-name="cellule dialogues" calcext:value="contains-text(&quot;PlayerSpeak&quot;)" calcext:base-cell-address="Caserne.E35"/>
            <calcext:condition calcext:apply-style-name="cellule dialogues" calcext:value="contains-text(&quot;OtherSpeak&quot;)" calcext:base-cell-address="Caserne.E35"/>
            <calcext:condition calcext:apply-style-name="cellule argent" calcext:value="contains-text(&quot;CheckGold&quot;)" calcext:base-cell-address="Caserne.E35"/>
            <calcext:condition calcext:apply-style-name="cellule argent" calcext:value="contains-text(&quot;RemoveGold&quot;)" calcext:base-cell-address="Caserne.E35"/>
            <calcext:condition calcext:apply-style-name="cellule argent" calcext:value="contains-text(&quot;AddGold&quot;)" calcext:base-cell-address="Caserne.E35"/>
            <calcext:condition calcext:apply-style-name="cellule argent" calcext:value="contains-text(&quot;Loot&quot;)" calcext:base-cell-address="Caserne.E35"/>
            <calcext:condition calcext:apply-style-name="cellule argent" calcext:value="contains-text(&quot;Trade&quot;)" calcext:base-cell-address="Caserne.E35"/>
            <calcext:condition calcext:apply-style-name="cellule combat" calcext:value="contains-text(&quot;LaunchCombat&quot;)" calcext:base-cell-address="Caserne.E35"/>
            <calcext:condition calcext:apply-style-name="cellule indice" calcext:value="contains-text(&quot;CheckFormula&quot;)" calcext:base-cell-address="Caserne.E35"/>
            <calcext:condition calcext:apply-style-name="cellule indice" calcext:value="contains-text(&quot;GiveDirection&quot;)" calcext:base-cell-address="Caserne.E35"/>
            <calcext:condition calcext:apply-style-name="cellule temps" calcext:value="contains-text(&quot;SetWeather&quot;)" calcext:base-cell-address="Caserne.E35"/>
            <calcext:condition calcext:apply-style-name="cellule temps" calcext:value="contains-text(&quot;SwitchWeather&quot;)" calcext:base-cell-address="Caserne.E35"/>
            <calcext:condition calcext:apply-style-name="cellule temps" calcext:value="contains-text(&quot;NextDay&quot;)" calcext:base-cell-address="Caserne.E35"/>
            <calcext:condition calcext:apply-style-name="cellule temps" calcext:value="contains-text(&quot;CheckDay&quot;)" calcext:base-cell-address="Caserne.E35"/>
            <calcext:condition calcext:apply-style-name="cellule histoire" calcext:value="contains-text(&quot;Leave&quot;)" calcext:base-cell-address="Caserne.E35"/>
            <calcext:condition calcext:apply-style-name="cellule choice" calcext:value="contains-text(&quot;Choice&quot;)" calcext:base-cell-address="Caserne.E35"/>
            <calcext:condition calcext:apply-style-name="cellule d'erreur" calcext:value="!=&quot;&quot;" calcext:base-cell-address="Caserne.E35"/>
          </calcext:conditional-format>
          <calcext:conditional-format calcext:target-range-address="'Village pêcheur'.E26:'Village pêcheur'.F35 'Village pêcheur'.E3:'Village pêcheur'.F9">
            <calcext:condition calcext:apply-style-name="cellule histoire" calcext:value="contains-text(&quot;GoTo&quot;)" calcext:base-cell-address="Caserne.E3"/>
            <calcext:condition calcext:apply-style-name="cellule histoire" calcext:value="contains-text(&quot;Conclude&quot;)" calcext:base-cell-address="Caserne.E3"/>
            <calcext:condition calcext:apply-style-name="cellule random" calcext:value="contains-text(&quot;RandomPercent&quot;)" calcext:base-cell-address="Caserne.E3"/>
            <calcext:condition calcext:apply-style-name="cellule random" calcext:value="contains-text(&quot;RandomRange&quot;)" calcext:base-cell-address="Caserne.E3"/>
            <calcext:condition calcext:apply-style-name="cellule personnages" calcext:value="contains-text(&quot;NewCrew&quot;)" calcext:base-cell-address="Caserne.E3"/>
            <calcext:condition calcext:apply-style-name="cellule personnages" calcext:value="contains-text(&quot;NewCharacter&quot;)" calcext:base-cell-address="Caserne.E3"/>
            <calcext:condition calcext:apply-style-name="cellule personnages" calcext:value="contains-text(&quot;HideOther&quot;)" calcext:base-cell-address="Caserne.E3"/>
            <calcext:condition calcext:apply-style-name="cellule personnages" calcext:value="contains-text(&quot;DeleteOther&quot;)" calcext:base-cell-address="Caserne.E3"/>
            <calcext:condition calcext:apply-style-name="cellule narrateur" calcext:value="contains-text(&quot;Narrator&quot;)" calcext:base-cell-address="Caserne.E3"/>
            <calcext:condition calcext:apply-style-name="cellule set choice" calcext:value="contains-text(&quot;SetChoices&quot;)" calcext:base-cell-address="Caserne.E3"/>
            <calcext:condition calcext:apply-style-name="cellule dialogues" calcext:value="contains-text(&quot;PlayerSpeak&quot;)" calcext:base-cell-address="Caserne.E3"/>
            <calcext:condition calcext:apply-style-name="cellule dialogues" calcext:value="contains-text(&quot;OtherSpeak&quot;)" calcext:base-cell-address="Caserne.E3"/>
            <calcext:condition calcext:apply-style-name="cellule argent" calcext:value="contains-text(&quot;CheckGold&quot;)" calcext:base-cell-address="Caserne.E3"/>
            <calcext:condition calcext:apply-style-name="cellule argent" calcext:value="contains-text(&quot;RemoveGold&quot;)" calcext:base-cell-address="Caserne.E3"/>
            <calcext:condition calcext:apply-style-name="cellule argent" calcext:value="contains-text(&quot;AddGold&quot;)" calcext:base-cell-address="Caserne.E3"/>
            <calcext:condition calcext:apply-style-name="cellule argent" calcext:value="contains-text(&quot;Loot&quot;)" calcext:base-cell-address="Caserne.E3"/>
            <calcext:condition calcext:apply-style-name="cellule argent" calcext:value="contains-text(&quot;Trade&quot;)" calcext:base-cell-address="Caserne.E3"/>
            <calcext:condition calcext:apply-style-name="cellule combat" calcext:value="contains-text(&quot;LaunchCombat&quot;)" calcext:base-cell-address="Caserne.E3"/>
            <calcext:condition calcext:apply-style-name="cellule indice" calcext:value="contains-text(&quot;CheckFormula&quot;)" calcext:base-cell-address="Caserne.E3"/>
            <calcext:condition calcext:apply-style-name="cellule indice" calcext:value="contains-text(&quot;GiveDirection&quot;)" calcext:base-cell-address="Caserne.E3"/>
            <calcext:condition calcext:apply-style-name="cellule temps" calcext:value="contains-text(&quot;SetWeather&quot;)" calcext:base-cell-address="Caserne.E3"/>
            <calcext:condition calcext:apply-style-name="cellule temps" calcext:value="contains-text(&quot;SwitchWeather&quot;)" calcext:base-cell-address="Caserne.E3"/>
            <calcext:condition calcext:apply-style-name="cellule temps" calcext:value="contains-text(&quot;NextDay&quot;)" calcext:base-cell-address="Caserne.E3"/>
            <calcext:condition calcext:apply-style-name="cellule temps" calcext:value="contains-text(&quot;CheckDay&quot;)" calcext:base-cell-address="Caserne.E3"/>
            <calcext:condition calcext:apply-style-name="cellule histoire" calcext:value="contains-text(&quot;Leave&quot;)" calcext:base-cell-address="Caserne.E3"/>
            <calcext:condition calcext:apply-style-name="cellule choice" calcext:value="contains-text(&quot;Choice&quot;)" calcext:base-cell-address="Caserne.E3"/>
            <calcext:condition calcext:apply-style-name="cellule d'erreur" calcext:value="!=&quot;&quot;" calcext:base-cell-address="Caserne.E3"/>
          </calcext:conditional-format>
          <calcext:conditional-format calcext:target-range-address="'Village pêcheur'.F32:'Village pêcheur'.F32">
            <calcext:condition calcext:apply-style-name="cellule histoire" calcext:value="contains-text(&quot;GoTo&quot;)" calcext:base-cell-address="Caserne.F32"/>
            <calcext:condition calcext:apply-style-name="cellule histoire" calcext:value="contains-text(&quot;Conclude&quot;)" calcext:base-cell-address="Caserne.F32"/>
            <calcext:condition calcext:apply-style-name="cellule random" calcext:value="contains-text(&quot;RandomPercent&quot;)" calcext:base-cell-address="Caserne.F32"/>
            <calcext:condition calcext:apply-style-name="cellule random" calcext:value="contains-text(&quot;RandomRange&quot;)" calcext:base-cell-address="Caserne.F32"/>
            <calcext:condition calcext:apply-style-name="cellule personnages" calcext:value="contains-text(&quot;NewCrew&quot;)" calcext:base-cell-address="Caserne.F32"/>
            <calcext:condition calcext:apply-style-name="cellule personnages" calcext:value="contains-text(&quot;NewCharacter&quot;)" calcext:base-cell-address="Caserne.F32"/>
            <calcext:condition calcext:apply-style-name="cellule personnages" calcext:value="contains-text(&quot;HideOther&quot;)" calcext:base-cell-address="Caserne.F32"/>
            <calcext:condition calcext:apply-style-name="cellule personnages" calcext:value="contains-text(&quot;DeleteOther&quot;)" calcext:base-cell-address="Caserne.F32"/>
            <calcext:condition calcext:apply-style-name="cellule narrateur" calcext:value="contains-text(&quot;Narrator&quot;)" calcext:base-cell-address="Caserne.F32"/>
            <calcext:condition calcext:apply-style-name="cellule set choice" calcext:value="contains-text(&quot;SetChoices&quot;)" calcext:base-cell-address="Caserne.F32"/>
            <calcext:condition calcext:apply-style-name="cellule dialogues" calcext:value="contains-text(&quot;PlayerSpeak&quot;)" calcext:base-cell-address="Caserne.F32"/>
            <calcext:condition calcext:apply-style-name="cellule dialogues" calcext:value="contains-text(&quot;OtherSpeak&quot;)" calcext:base-cell-address="Caserne.F32"/>
            <calcext:condition calcext:apply-style-name="cellule argent" calcext:value="contains-text(&quot;CheckGold&quot;)" calcext:base-cell-address="Caserne.F32"/>
            <calcext:condition calcext:apply-style-name="cellule argent" calcext:value="contains-text(&quot;RemoveGold&quot;)" calcext:base-cell-address="Caserne.F32"/>
            <calcext:condition calcext:apply-style-name="cellule argent" calcext:value="contains-text(&quot;AddGold&quot;)" calcext:base-cell-address="Caserne.F32"/>
            <calcext:condition calcext:apply-style-name="cellule argent" calcext:value="contains-text(&quot;Loot&quot;)" calcext:base-cell-address="Caserne.F32"/>
            <calcext:condition calcext:apply-style-name="cellule argent" calcext:value="contains-text(&quot;Trade&quot;)" calcext:base-cell-address="Caserne.F32"/>
            <calcext:condition calcext:apply-style-name="cellule combat" calcext:value="contains-text(&quot;LaunchCombat&quot;)" calcext:base-cell-address="Caserne.F32"/>
            <calcext:condition calcext:apply-style-name="cellule indice" calcext:value="contains-text(&quot;CheckFormula&quot;)" calcext:base-cell-address="Caserne.F32"/>
            <calcext:condition calcext:apply-style-name="cellule indice" calcext:value="contains-text(&quot;GiveDirection&quot;)" calcext:base-cell-address="Caserne.F32"/>
            <calcext:condition calcext:apply-style-name="cellule temps" calcext:value="contains-text(&quot;SetWeather&quot;)" calcext:base-cell-address="Caserne.F32"/>
            <calcext:condition calcext:apply-style-name="cellule temps" calcext:value="contains-text(&quot;SwitchWeather&quot;)" calcext:base-cell-address="Caserne.F32"/>
            <calcext:condition calcext:apply-style-name="cellule temps" calcext:value="contains-text(&quot;NextDay&quot;)" calcext:base-cell-address="Caserne.F32"/>
            <calcext:condition calcext:apply-style-name="cellule temps" calcext:value="contains-text(&quot;CheckDay&quot;)" calcext:base-cell-address="Caserne.F32"/>
            <calcext:condition calcext:apply-style-name="cellule histoire" calcext:value="contains-text(&quot;Leave&quot;)" calcext:base-cell-address="Caserne.F32"/>
            <calcext:condition calcext:apply-style-name="cellule choice" calcext:value="contains-text(&quot;Choice&quot;)" calcext:base-cell-address="Caserne.F32"/>
            <calcext:condition calcext:apply-style-name="cellule d'erreur" calcext:value="!=&quot;&quot;" calcext:base-cell-address="Caserne.F32"/>
          </calcext:conditional-format>
          <calcext:conditional-format calcext:target-range-address="'Village pêcheur'.F32:'Village pêcheur'.F32">
            <calcext:condition calcext:apply-style-name="cellule histoire" calcext:value="contains-text(&quot;GoTo&quot;)" calcext:base-cell-address="Caserne.F32"/>
            <calcext:condition calcext:apply-style-name="cellule histoire" calcext:value="contains-text(&quot;Conclude&quot;)" calcext:base-cell-address="Caserne.F32"/>
            <calcext:condition calcext:apply-style-name="cellule random" calcext:value="contains-text(&quot;RandomPercent&quot;)" calcext:base-cell-address="Caserne.F32"/>
            <calcext:condition calcext:apply-style-name="cellule random" calcext:value="contains-text(&quot;RandomRange&quot;)" calcext:base-cell-address="Caserne.F32"/>
            <calcext:condition calcext:apply-style-name="cellule personnages" calcext:value="contains-text(&quot;NewCrew&quot;)" calcext:base-cell-address="Caserne.F32"/>
            <calcext:condition calcext:apply-style-name="cellule personnages" calcext:value="contains-text(&quot;NewCharacter&quot;)" calcext:base-cell-address="Caserne.F32"/>
            <calcext:condition calcext:apply-style-name="cellule personnages" calcext:value="contains-text(&quot;HideOther&quot;)" calcext:base-cell-address="Caserne.F32"/>
            <calcext:condition calcext:apply-style-name="cellule personnages" calcext:value="contains-text(&quot;DeleteOther&quot;)" calcext:base-cell-address="Caserne.F32"/>
            <calcext:condition calcext:apply-style-name="cellule narrateur" calcext:value="contains-text(&quot;Narrator&quot;)" calcext:base-cell-address="Caserne.F32"/>
            <calcext:condition calcext:apply-style-name="cellule set choice" calcext:value="contains-text(&quot;SetChoices&quot;)" calcext:base-cell-address="Caserne.F32"/>
            <calcext:condition calcext:apply-style-name="cellule dialogues" calcext:value="contains-text(&quot;PlayerSpeak&quot;)" calcext:base-cell-address="Caserne.F32"/>
            <calcext:condition calcext:apply-style-name="cellule dialogues" calcext:value="contains-text(&quot;OtherSpeak&quot;)" calcext:base-cell-address="Caserne.F32"/>
            <calcext:condition calcext:apply-style-name="cellule argent" calcext:value="contains-text(&quot;CheckGold&quot;)" calcext:base-cell-address="Caserne.F32"/>
            <calcext:condition calcext:apply-style-name="cellule argent" calcext:value="contains-text(&quot;RemoveGold&quot;)" calcext:base-cell-address="Caserne.F32"/>
            <calcext:condition calcext:apply-style-name="cellule argent" calcext:value="contains-text(&quot;AddGold&quot;)" calcext:base-cell-address="Caserne.F32"/>
            <calcext:condition calcext:apply-style-name="cellule argent" calcext:value="contains-text(&quot;Loot&quot;)" calcext:base-cell-address="Caserne.F32"/>
            <calcext:condition calcext:apply-style-name="cellule argent" calcext:value="contains-text(&quot;Trade&quot;)" calcext:base-cell-address="Caserne.F32"/>
            <calcext:condition calcext:apply-style-name="cellule combat" calcext:value="contains-text(&quot;LaunchCombat&quot;)" calcext:base-cell-address="Caserne.F32"/>
            <calcext:condition calcext:apply-style-name="cellule indice" calcext:value="contains-text(&quot;CheckFormula&quot;)" calcext:base-cell-address="Caserne.F32"/>
            <calcext:condition calcext:apply-style-name="cellule indice" calcext:value="contains-text(&quot;GiveDirection&quot;)" calcext:base-cell-address="Caserne.F32"/>
            <calcext:condition calcext:apply-style-name="cellule temps" calcext:value="contains-text(&quot;SetWeather&quot;)" calcext:base-cell-address="Caserne.F32"/>
            <calcext:condition calcext:apply-style-name="cellule temps" calcext:value="contains-text(&quot;SwitchWeather&quot;)" calcext:base-cell-address="Caserne.F32"/>
            <calcext:condition calcext:apply-style-name="cellule temps" calcext:value="contains-text(&quot;NextDay&quot;)" calcext:base-cell-address="Caserne.F32"/>
            <calcext:condition calcext:apply-style-name="cellule temps" calcext:value="contains-text(&quot;CheckDay&quot;)" calcext:base-cell-address="Caserne.F32"/>
            <calcext:condition calcext:apply-style-name="cellule histoire" calcext:value="contains-text(&quot;Leave&quot;)" calcext:base-cell-address="Caserne.F32"/>
            <calcext:condition calcext:apply-style-name="cellule choice" calcext:value="contains-text(&quot;Choice&quot;)" calcext:base-cell-address="Caserne.F32"/>
            <calcext:condition calcext:apply-style-name="cellule d'erreur" calcext:value="!=&quot;&quot;" calcext:base-cell-address="Caserne.F32"/>
          </calcext:conditional-format>
          <calcext:conditional-format calcext:target-range-address="'Village pêcheur'.E32:'Village pêcheur'.E32">
            <calcext:condition calcext:apply-style-name="cellule histoire" calcext:value="contains-text(&quot;GoTo&quot;)" calcext:base-cell-address="Caserne.E32"/>
            <calcext:condition calcext:apply-style-name="cellule histoire" calcext:value="contains-text(&quot;Conclude&quot;)" calcext:base-cell-address="Caserne.E32"/>
            <calcext:condition calcext:apply-style-name="cellule random" calcext:value="contains-text(&quot;RandomPercent&quot;)" calcext:base-cell-address="Caserne.E32"/>
            <calcext:condition calcext:apply-style-name="cellule random" calcext:value="contains-text(&quot;RandomRange&quot;)" calcext:base-cell-address="Caserne.E32"/>
            <calcext:condition calcext:apply-style-name="cellule personnages" calcext:value="contains-text(&quot;NewCrew&quot;)" calcext:base-cell-address="Caserne.E32"/>
            <calcext:condition calcext:apply-style-name="cellule personnages" calcext:value="contains-text(&quot;NewCharacter&quot;)" calcext:base-cell-address="Caserne.E32"/>
            <calcext:condition calcext:apply-style-name="cellule personnages" calcext:value="contains-text(&quot;HideOther&quot;)" calcext:base-cell-address="Caserne.E32"/>
            <calcext:condition calcext:apply-style-name="cellule personnages" calcext:value="contains-text(&quot;DeleteOther&quot;)" calcext:base-cell-address="Caserne.E32"/>
            <calcext:condition calcext:apply-style-name="cellule narrateur" calcext:value="contains-text(&quot;Narrator&quot;)" calcext:base-cell-address="Caserne.E32"/>
            <calcext:condition calcext:apply-style-name="cellule set choice" calcext:value="contains-text(&quot;SetChoices&quot;)" calcext:base-cell-address="Caserne.E32"/>
            <calcext:condition calcext:apply-style-name="cellule dialogues" calcext:value="contains-text(&quot;PlayerSpeak&quot;)" calcext:base-cell-address="Caserne.E32"/>
            <calcext:condition calcext:apply-style-name="cellule dialogues" calcext:value="contains-text(&quot;OtherSpeak&quot;)" calcext:base-cell-address="Caserne.E32"/>
            <calcext:condition calcext:apply-style-name="cellule argent" calcext:value="contains-text(&quot;CheckGold&quot;)" calcext:base-cell-address="Caserne.E32"/>
            <calcext:condition calcext:apply-style-name="cellule argent" calcext:value="contains-text(&quot;RemoveGold&quot;)" calcext:base-cell-address="Caserne.E32"/>
            <calcext:condition calcext:apply-style-name="cellule argent" calcext:value="contains-text(&quot;AddGold&quot;)" calcext:base-cell-address="Caserne.E32"/>
            <calcext:condition calcext:apply-style-name="cellule argent" calcext:value="contains-text(&quot;Loot&quot;)" calcext:base-cell-address="Caserne.E32"/>
            <calcext:condition calcext:apply-style-name="cellule argent" calcext:value="contains-text(&quot;Trade&quot;)" calcext:base-cell-address="Caserne.E32"/>
            <calcext:condition calcext:apply-style-name="cellule combat" calcext:value="contains-text(&quot;LaunchCombat&quot;)" calcext:base-cell-address="Caserne.E32"/>
            <calcext:condition calcext:apply-style-name="cellule indice" calcext:value="contains-text(&quot;CheckFormula&quot;)" calcext:base-cell-address="Caserne.E32"/>
            <calcext:condition calcext:apply-style-name="cellule indice" calcext:value="contains-text(&quot;GiveDirection&quot;)" calcext:base-cell-address="Caserne.E32"/>
            <calcext:condition calcext:apply-style-name="cellule temps" calcext:value="contains-text(&quot;SetWeather&quot;)" calcext:base-cell-address="Caserne.E32"/>
            <calcext:condition calcext:apply-style-name="cellule temps" calcext:value="contains-text(&quot;SwitchWeather&quot;)" calcext:base-cell-address="Caserne.E32"/>
            <calcext:condition calcext:apply-style-name="cellule temps" calcext:value="contains-text(&quot;NextDay&quot;)" calcext:base-cell-address="Caserne.E32"/>
            <calcext:condition calcext:apply-style-name="cellule temps" calcext:value="contains-text(&quot;CheckDay&quot;)" calcext:base-cell-address="Caserne.E32"/>
            <calcext:condition calcext:apply-style-name="cellule histoire" calcext:value="contains-text(&quot;Leave&quot;)" calcext:base-cell-address="Caserne.E32"/>
            <calcext:condition calcext:apply-style-name="cellule choice" calcext:value="contains-text(&quot;Choice&quot;)" calcext:base-cell-address="Caserne.E32"/>
            <calcext:condition calcext:apply-style-name="cellule d'erreur" calcext:value="!=&quot;&quot;" calcext:base-cell-address="Caserne.E32"/>
          </calcext:conditional-format>
          <calcext:conditional-format calcext:target-range-address="'Village pêcheur'.E32:'Village pêcheur'.E32">
            <calcext:condition calcext:apply-style-name="cellule histoire" calcext:value="contains-text(&quot;GoTo&quot;)" calcext:base-cell-address="Caserne.E32"/>
            <calcext:condition calcext:apply-style-name="cellule histoire" calcext:value="contains-text(&quot;Conclude&quot;)" calcext:base-cell-address="Caserne.E32"/>
            <calcext:condition calcext:apply-style-name="cellule random" calcext:value="contains-text(&quot;RandomPercent&quot;)" calcext:base-cell-address="Caserne.E32"/>
            <calcext:condition calcext:apply-style-name="cellule random" calcext:value="contains-text(&quot;RandomRange&quot;)" calcext:base-cell-address="Caserne.E32"/>
            <calcext:condition calcext:apply-style-name="cellule personnages" calcext:value="contains-text(&quot;NewCrew&quot;)" calcext:base-cell-address="Caserne.E32"/>
            <calcext:condition calcext:apply-style-name="cellule personnages" calcext:value="contains-text(&quot;NewCharacter&quot;)" calcext:base-cell-address="Caserne.E32"/>
            <calcext:condition calcext:apply-style-name="cellule personnages" calcext:value="contains-text(&quot;HideOther&quot;)" calcext:base-cell-address="Caserne.E32"/>
            <calcext:condition calcext:apply-style-name="cellule personnages" calcext:value="contains-text(&quot;DeleteOther&quot;)" calcext:base-cell-address="Caserne.E32"/>
            <calcext:condition calcext:apply-style-name="cellule narrateur" calcext:value="contains-text(&quot;Narrator&quot;)" calcext:base-cell-address="Caserne.E32"/>
            <calcext:condition calcext:apply-style-name="cellule set choice" calcext:value="contains-text(&quot;SetChoices&quot;)" calcext:base-cell-address="Caserne.E32"/>
            <calcext:condition calcext:apply-style-name="cellule dialogues" calcext:value="contains-text(&quot;PlayerSpeak&quot;)" calcext:base-cell-address="Caserne.E32"/>
            <calcext:condition calcext:apply-style-name="cellule dialogues" calcext:value="contains-text(&quot;OtherSpeak&quot;)" calcext:base-cell-address="Caserne.E32"/>
            <calcext:condition calcext:apply-style-name="cellule argent" calcext:value="contains-text(&quot;CheckGold&quot;)" calcext:base-cell-address="Caserne.E32"/>
            <calcext:condition calcext:apply-style-name="cellule argent" calcext:value="contains-text(&quot;RemoveGold&quot;)" calcext:base-cell-address="Caserne.E32"/>
            <calcext:condition calcext:apply-style-name="cellule argent" calcext:value="contains-text(&quot;AddGold&quot;)" calcext:base-cell-address="Caserne.E32"/>
            <calcext:condition calcext:apply-style-name="cellule argent" calcext:value="contains-text(&quot;Loot&quot;)" calcext:base-cell-address="Caserne.E32"/>
            <calcext:condition calcext:apply-style-name="cellule argent" calcext:value="contains-text(&quot;Trade&quot;)" calcext:base-cell-address="Caserne.E32"/>
            <calcext:condition calcext:apply-style-name="cellule combat" calcext:value="contains-text(&quot;LaunchCombat&quot;)" calcext:base-cell-address="Caserne.E32"/>
            <calcext:condition calcext:apply-style-name="cellule indice" calcext:value="contains-text(&quot;CheckFormula&quot;)" calcext:base-cell-address="Caserne.E32"/>
            <calcext:condition calcext:apply-style-name="cellule indice" calcext:value="contains-text(&quot;GiveDirection&quot;)" calcext:base-cell-address="Caserne.E32"/>
            <calcext:condition calcext:apply-style-name="cellule temps" calcext:value="contains-text(&quot;SetWeather&quot;)" calcext:base-cell-address="Caserne.E32"/>
            <calcext:condition calcext:apply-style-name="cellule temps" calcext:value="contains-text(&quot;SwitchWeather&quot;)" calcext:base-cell-address="Caserne.E32"/>
            <calcext:condition calcext:apply-style-name="cellule temps" calcext:value="contains-text(&quot;NextDay&quot;)" calcext:base-cell-address="Caserne.E32"/>
            <calcext:condition calcext:apply-style-name="cellule temps" calcext:value="contains-text(&quot;CheckDay&quot;)" calcext:base-cell-address="Caserne.E32"/>
            <calcext:condition calcext:apply-style-name="cellule histoire" calcext:value="contains-text(&quot;Leave&quot;)" calcext:base-cell-address="Caserne.E32"/>
            <calcext:condition calcext:apply-style-name="cellule choice" calcext:value="contains-text(&quot;Choice&quot;)" calcext:base-cell-address="Caserne.E32"/>
            <calcext:condition calcext:apply-style-name="cellule d'erreur" calcext:value="!=&quot;&quot;" calcext:base-cell-address="Caserne.E32"/>
          </calcext:conditional-format>
          <calcext:conditional-format calcext:target-range-address="'Village pêcheur'.F33:'Village pêcheur'.F33">
            <calcext:condition calcext:apply-style-name="cellule histoire" calcext:value="contains-text(&quot;GoTo&quot;)" calcext:base-cell-address="Caserne.F33"/>
            <calcext:condition calcext:apply-style-name="cellule histoire" calcext:value="contains-text(&quot;Conclude&quot;)" calcext:base-cell-address="Caserne.F33"/>
            <calcext:condition calcext:apply-style-name="cellule random" calcext:value="contains-text(&quot;RandomPercent&quot;)" calcext:base-cell-address="Caserne.F33"/>
            <calcext:condition calcext:apply-style-name="cellule random" calcext:value="contains-text(&quot;RandomRange&quot;)" calcext:base-cell-address="Caserne.F33"/>
            <calcext:condition calcext:apply-style-name="cellule personnages" calcext:value="contains-text(&quot;NewCrew&quot;)" calcext:base-cell-address="Caserne.F33"/>
            <calcext:condition calcext:apply-style-name="cellule personnages" calcext:value="contains-text(&quot;NewCharacter&quot;)" calcext:base-cell-address="Caserne.F33"/>
            <calcext:condition calcext:apply-style-name="cellule personnages" calcext:value="contains-text(&quot;HideOther&quot;)" calcext:base-cell-address="Caserne.F33"/>
            <calcext:condition calcext:apply-style-name="cellule personnages" calcext:value="contains-text(&quot;DeleteOther&quot;)" calcext:base-cell-address="Caserne.F33"/>
            <calcext:condition calcext:apply-style-name="cellule narrateur" calcext:value="contains-text(&quot;Narrator&quot;)" calcext:base-cell-address="Caserne.F33"/>
            <calcext:condition calcext:apply-style-name="cellule set choice" calcext:value="contains-text(&quot;SetChoices&quot;)" calcext:base-cell-address="Caserne.F33"/>
            <calcext:condition calcext:apply-style-name="cellule dialogues" calcext:value="contains-text(&quot;PlayerSpeak&quot;)" calcext:base-cell-address="Caserne.F33"/>
            <calcext:condition calcext:apply-style-name="cellule dialogues" calcext:value="contains-text(&quot;OtherSpeak&quot;)" calcext:base-cell-address="Caserne.F33"/>
            <calcext:condition calcext:apply-style-name="cellule argent" calcext:value="contains-text(&quot;CheckGold&quot;)" calcext:base-cell-address="Caserne.F33"/>
            <calcext:condition calcext:apply-style-name="cellule argent" calcext:value="contains-text(&quot;RemoveGold&quot;)" calcext:base-cell-address="Caserne.F33"/>
            <calcext:condition calcext:apply-style-name="cellule argent" calcext:value="contains-text(&quot;AddGold&quot;)" calcext:base-cell-address="Caserne.F33"/>
            <calcext:condition calcext:apply-style-name="cellule argent" calcext:value="contains-text(&quot;Loot&quot;)" calcext:base-cell-address="Caserne.F33"/>
            <calcext:condition calcext:apply-style-name="cellule argent" calcext:value="contains-text(&quot;Trade&quot;)" calcext:base-cell-address="Caserne.F33"/>
            <calcext:condition calcext:apply-style-name="cellule combat" calcext:value="contains-text(&quot;LaunchCombat&quot;)" calcext:base-cell-address="Caserne.F33"/>
            <calcext:condition calcext:apply-style-name="cellule indice" calcext:value="contains-text(&quot;CheckFormula&quot;)" calcext:base-cell-address="Caserne.F33"/>
            <calcext:condition calcext:apply-style-name="cellule indice" calcext:value="contains-text(&quot;GiveDirection&quot;)" calcext:base-cell-address="Caserne.F33"/>
            <calcext:condition calcext:apply-style-name="cellule temps" calcext:value="contains-text(&quot;SetWeather&quot;)" calcext:base-cell-address="Caserne.F33"/>
            <calcext:condition calcext:apply-style-name="cellule temps" calcext:value="contains-text(&quot;SwitchWeather&quot;)" calcext:base-cell-address="Caserne.F33"/>
            <calcext:condition calcext:apply-style-name="cellule temps" calcext:value="contains-text(&quot;NextDay&quot;)" calcext:base-cell-address="Caserne.F33"/>
            <calcext:condition calcext:apply-style-name="cellule temps" calcext:value="contains-text(&quot;CheckDay&quot;)" calcext:base-cell-address="Caserne.F33"/>
            <calcext:condition calcext:apply-style-name="cellule histoire" calcext:value="contains-text(&quot;Leave&quot;)" calcext:base-cell-address="Caserne.F33"/>
            <calcext:condition calcext:apply-style-name="cellule choice" calcext:value="contains-text(&quot;Choice&quot;)" calcext:base-cell-address="Caserne.F33"/>
            <calcext:condition calcext:apply-style-name="cellule d'erreur" calcext:value="!=&quot;&quot;" calcext:base-cell-address="Caserne.F33"/>
          </calcext:conditional-format>
          <calcext:conditional-format calcext:target-range-address="'Village pêcheur'.F33:'Village pêcheur'.F33">
            <calcext:condition calcext:apply-style-name="cellule histoire" calcext:value="contains-text(&quot;GoTo&quot;)" calcext:base-cell-address="Caserne.F33"/>
            <calcext:condition calcext:apply-style-name="cellule histoire" calcext:value="contains-text(&quot;Conclude&quot;)" calcext:base-cell-address="Caserne.F33"/>
            <calcext:condition calcext:apply-style-name="cellule random" calcext:value="contains-text(&quot;RandomPercent&quot;)" calcext:base-cell-address="Caserne.F33"/>
            <calcext:condition calcext:apply-style-name="cellule random" calcext:value="contains-text(&quot;RandomRange&quot;)" calcext:base-cell-address="Caserne.F33"/>
            <calcext:condition calcext:apply-style-name="cellule personnages" calcext:value="contains-text(&quot;NewCrew&quot;)" calcext:base-cell-address="Caserne.F33"/>
            <calcext:condition calcext:apply-style-name="cellule personnages" calcext:value="contains-text(&quot;NewCharacter&quot;)" calcext:base-cell-address="Caserne.F33"/>
            <calcext:condition calcext:apply-style-name="cellule personnages" calcext:value="contains-text(&quot;HideOther&quot;)" calcext:base-cell-address="Caserne.F33"/>
            <calcext:condition calcext:apply-style-name="cellule personnages" calcext:value="contains-text(&quot;DeleteOther&quot;)" calcext:base-cell-address="Caserne.F33"/>
            <calcext:condition calcext:apply-style-name="cellule narrateur" calcext:value="contains-text(&quot;Narrator&quot;)" calcext:base-cell-address="Caserne.F33"/>
            <calcext:condition calcext:apply-style-name="cellule set choice" calcext:value="contains-text(&quot;SetChoices&quot;)" calcext:base-cell-address="Caserne.F33"/>
            <calcext:condition calcext:apply-style-name="cellule dialogues" calcext:value="contains-text(&quot;PlayerSpeak&quot;)" calcext:base-cell-address="Caserne.F33"/>
            <calcext:condition calcext:apply-style-name="cellule dialogues" calcext:value="contains-text(&quot;OtherSpeak&quot;)" calcext:base-cell-address="Caserne.F33"/>
            <calcext:condition calcext:apply-style-name="cellule argent" calcext:value="contains-text(&quot;CheckGold&quot;)" calcext:base-cell-address="Caserne.F33"/>
            <calcext:condition calcext:apply-style-name="cellule argent" calcext:value="contains-text(&quot;RemoveGold&quot;)" calcext:base-cell-address="Caserne.F33"/>
            <calcext:condition calcext:apply-style-name="cellule argent" calcext:value="contains-text(&quot;AddGold&quot;)" calcext:base-cell-address="Caserne.F33"/>
            <calcext:condition calcext:apply-style-name="cellule argent" calcext:value="contains-text(&quot;Loot&quot;)" calcext:base-cell-address="Caserne.F33"/>
            <calcext:condition calcext:apply-style-name="cellule argent" calcext:value="contains-text(&quot;Trade&quot;)" calcext:base-cell-address="Caserne.F33"/>
            <calcext:condition calcext:apply-style-name="cellule combat" calcext:value="contains-text(&quot;LaunchCombat&quot;)" calcext:base-cell-address="Caserne.F33"/>
            <calcext:condition calcext:apply-style-name="cellule indice" calcext:value="contains-text(&quot;CheckFormula&quot;)" calcext:base-cell-address="Caserne.F33"/>
            <calcext:condition calcext:apply-style-name="cellule indice" calcext:value="contains-text(&quot;GiveDirection&quot;)" calcext:base-cell-address="Caserne.F33"/>
            <calcext:condition calcext:apply-style-name="cellule temps" calcext:value="contains-text(&quot;SetWeather&quot;)" calcext:base-cell-address="Caserne.F33"/>
            <calcext:condition calcext:apply-style-name="cellule temps" calcext:value="contains-text(&quot;SwitchWeather&quot;)" calcext:base-cell-address="Caserne.F33"/>
            <calcext:condition calcext:apply-style-name="cellule temps" calcext:value="contains-text(&quot;NextDay&quot;)" calcext:base-cell-address="Caserne.F33"/>
            <calcext:condition calcext:apply-style-name="cellule temps" calcext:value="contains-text(&quot;CheckDay&quot;)" calcext:base-cell-address="Caserne.F33"/>
            <calcext:condition calcext:apply-style-name="cellule histoire" calcext:value="contains-text(&quot;Leave&quot;)" calcext:base-cell-address="Caserne.F33"/>
            <calcext:condition calcext:apply-style-name="cellule choice" calcext:value="contains-text(&quot;Choice&quot;)" calcext:base-cell-address="Caserne.F33"/>
            <calcext:condition calcext:apply-style-name="cellule d'erreur" calcext:value="!=&quot;&quot;" calcext:base-cell-address="Caserne.F33"/>
          </calcext:conditional-format>
          <calcext:conditional-format calcext:target-range-address="'Village pêcheur'.E33:'Village pêcheur'.E33">
            <calcext:condition calcext:apply-style-name="cellule histoire" calcext:value="contains-text(&quot;GoTo&quot;)" calcext:base-cell-address="Caserne.E33"/>
            <calcext:condition calcext:apply-style-name="cellule histoire" calcext:value="contains-text(&quot;Conclude&quot;)" calcext:base-cell-address="Caserne.E33"/>
            <calcext:condition calcext:apply-style-name="cellule random" calcext:value="contains-text(&quot;RandomPercent&quot;)" calcext:base-cell-address="Caserne.E33"/>
            <calcext:condition calcext:apply-style-name="cellule random" calcext:value="contains-text(&quot;RandomRange&quot;)" calcext:base-cell-address="Caserne.E33"/>
            <calcext:condition calcext:apply-style-name="cellule personnages" calcext:value="contains-text(&quot;NewCrew&quot;)" calcext:base-cell-address="Caserne.E33"/>
            <calcext:condition calcext:apply-style-name="cellule personnages" calcext:value="contains-text(&quot;NewCharacter&quot;)" calcext:base-cell-address="Caserne.E33"/>
            <calcext:condition calcext:apply-style-name="cellule personnages" calcext:value="contains-text(&quot;HideOther&quot;)" calcext:base-cell-address="Caserne.E33"/>
            <calcext:condition calcext:apply-style-name="cellule personnages" calcext:value="contains-text(&quot;DeleteOther&quot;)" calcext:base-cell-address="Caserne.E33"/>
            <calcext:condition calcext:apply-style-name="cellule narrateur" calcext:value="contains-text(&quot;Narrator&quot;)" calcext:base-cell-address="Caserne.E33"/>
            <calcext:condition calcext:apply-style-name="cellule set choice" calcext:value="contains-text(&quot;SetChoices&quot;)" calcext:base-cell-address="Caserne.E33"/>
            <calcext:condition calcext:apply-style-name="cellule dialogues" calcext:value="contains-text(&quot;PlayerSpeak&quot;)" calcext:base-cell-address="Caserne.E33"/>
            <calcext:condition calcext:apply-style-name="cellule dialogues" calcext:value="contains-text(&quot;OtherSpeak&quot;)" calcext:base-cell-address="Caserne.E33"/>
            <calcext:condition calcext:apply-style-name="cellule argent" calcext:value="contains-text(&quot;CheckGold&quot;)" calcext:base-cell-address="Caserne.E33"/>
            <calcext:condition calcext:apply-style-name="cellule argent" calcext:value="contains-text(&quot;RemoveGold&quot;)" calcext:base-cell-address="Caserne.E33"/>
            <calcext:condition calcext:apply-style-name="cellule argent" calcext:value="contains-text(&quot;AddGold&quot;)" calcext:base-cell-address="Caserne.E33"/>
            <calcext:condition calcext:apply-style-name="cellule argent" calcext:value="contains-text(&quot;Loot&quot;)" calcext:base-cell-address="Caserne.E33"/>
            <calcext:condition calcext:apply-style-name="cellule argent" calcext:value="contains-text(&quot;Trade&quot;)" calcext:base-cell-address="Caserne.E33"/>
            <calcext:condition calcext:apply-style-name="cellule combat" calcext:value="contains-text(&quot;LaunchCombat&quot;)" calcext:base-cell-address="Caserne.E33"/>
            <calcext:condition calcext:apply-style-name="cellule indice" calcext:value="contains-text(&quot;CheckFormula&quot;)" calcext:base-cell-address="Caserne.E33"/>
            <calcext:condition calcext:apply-style-name="cellule indice" calcext:value="contains-text(&quot;GiveDirection&quot;)" calcext:base-cell-address="Caserne.E33"/>
            <calcext:condition calcext:apply-style-name="cellule temps" calcext:value="contains-text(&quot;SetWeather&quot;)" calcext:base-cell-address="Caserne.E33"/>
            <calcext:condition calcext:apply-style-name="cellule temps" calcext:value="contains-text(&quot;SwitchWeather&quot;)" calcext:base-cell-address="Caserne.E33"/>
            <calcext:condition calcext:apply-style-name="cellule temps" calcext:value="contains-text(&quot;NextDay&quot;)" calcext:base-cell-address="Caserne.E33"/>
            <calcext:condition calcext:apply-style-name="cellule temps" calcext:value="contains-text(&quot;CheckDay&quot;)" calcext:base-cell-address="Caserne.E33"/>
            <calcext:condition calcext:apply-style-name="cellule histoire" calcext:value="contains-text(&quot;Leave&quot;)" calcext:base-cell-address="Caserne.E33"/>
            <calcext:condition calcext:apply-style-name="cellule choice" calcext:value="contains-text(&quot;Choice&quot;)" calcext:base-cell-address="Caserne.E33"/>
            <calcext:condition calcext:apply-style-name="cellule d'erreur" calcext:value="!=&quot;&quot;" calcext:base-cell-address="Caserne.E33"/>
          </calcext:conditional-format>
          <calcext:conditional-format calcext:target-range-address="'Village pêcheur'.E33:'Village pêcheur'.E33">
            <calcext:condition calcext:apply-style-name="cellule histoire" calcext:value="contains-text(&quot;GoTo&quot;)" calcext:base-cell-address="Caserne.E33"/>
            <calcext:condition calcext:apply-style-name="cellule histoire" calcext:value="contains-text(&quot;Conclude&quot;)" calcext:base-cell-address="Caserne.E33"/>
            <calcext:condition calcext:apply-style-name="cellule random" calcext:value="contains-text(&quot;RandomPercent&quot;)" calcext:base-cell-address="Caserne.E33"/>
            <calcext:condition calcext:apply-style-name="cellule random" calcext:value="contains-text(&quot;RandomRange&quot;)" calcext:base-cell-address="Caserne.E33"/>
            <calcext:condition calcext:apply-style-name="cellule personnages" calcext:value="contains-text(&quot;NewCrew&quot;)" calcext:base-cell-address="Caserne.E33"/>
            <calcext:condition calcext:apply-style-name="cellule personnages" calcext:value="contains-text(&quot;NewCharacter&quot;)" calcext:base-cell-address="Caserne.E33"/>
            <calcext:condition calcext:apply-style-name="cellule personnages" calcext:value="contains-text(&quot;HideOther&quot;)" calcext:base-cell-address="Caserne.E33"/>
            <calcext:condition calcext:apply-style-name="cellule personnages" calcext:value="contains-text(&quot;DeleteOther&quot;)" calcext:base-cell-address="Caserne.E33"/>
            <calcext:condition calcext:apply-style-name="cellule narrateur" calcext:value="contains-text(&quot;Narrator&quot;)" calcext:base-cell-address="Caserne.E33"/>
            <calcext:condition calcext:apply-style-name="cellule set choice" calcext:value="contains-text(&quot;SetChoices&quot;)" calcext:base-cell-address="Caserne.E33"/>
            <calcext:condition calcext:apply-style-name="cellule dialogues" calcext:value="contains-text(&quot;PlayerSpeak&quot;)" calcext:base-cell-address="Caserne.E33"/>
            <calcext:condition calcext:apply-style-name="cellule dialogues" calcext:value="contains-text(&quot;OtherSpeak&quot;)" calcext:base-cell-address="Caserne.E33"/>
            <calcext:condition calcext:apply-style-name="cellule argent" calcext:value="contains-text(&quot;CheckGold&quot;)" calcext:base-cell-address="Caserne.E33"/>
            <calcext:condition calcext:apply-style-name="cellule argent" calcext:value="contains-text(&quot;RemoveGold&quot;)" calcext:base-cell-address="Caserne.E33"/>
            <calcext:condition calcext:apply-style-name="cellule argent" calcext:value="contains-text(&quot;AddGold&quot;)" calcext:base-cell-address="Caserne.E33"/>
            <calcext:condition calcext:apply-style-name="cellule argent" calcext:value="contains-text(&quot;Loot&quot;)" calcext:base-cell-address="Caserne.E33"/>
            <calcext:condition calcext:apply-style-name="cellule argent" calcext:value="contains-text(&quot;Trade&quot;)" calcext:base-cell-address="Caserne.E33"/>
            <calcext:condition calcext:apply-style-name="cellule combat" calcext:value="contains-text(&quot;LaunchCombat&quot;)" calcext:base-cell-address="Caserne.E33"/>
            <calcext:condition calcext:apply-style-name="cellule indice" calcext:value="contains-text(&quot;CheckFormula&quot;)" calcext:base-cell-address="Caserne.E33"/>
            <calcext:condition calcext:apply-style-name="cellule indice" calcext:value="contains-text(&quot;GiveDirection&quot;)" calcext:base-cell-address="Caserne.E33"/>
            <calcext:condition calcext:apply-style-name="cellule temps" calcext:value="contains-text(&quot;SetWeather&quot;)" calcext:base-cell-address="Caserne.E33"/>
            <calcext:condition calcext:apply-style-name="cellule temps" calcext:value="contains-text(&quot;SwitchWeather&quot;)" calcext:base-cell-address="Caserne.E33"/>
            <calcext:condition calcext:apply-style-name="cellule temps" calcext:value="contains-text(&quot;NextDay&quot;)" calcext:base-cell-address="Caserne.E33"/>
            <calcext:condition calcext:apply-style-name="cellule temps" calcext:value="contains-text(&quot;CheckDay&quot;)" calcext:base-cell-address="Caserne.E33"/>
            <calcext:condition calcext:apply-style-name="cellule histoire" calcext:value="contains-text(&quot;Leave&quot;)" calcext:base-cell-address="Caserne.E33"/>
            <calcext:condition calcext:apply-style-name="cellule choice" calcext:value="contains-text(&quot;Choice&quot;)" calcext:base-cell-address="Caserne.E33"/>
            <calcext:condition calcext:apply-style-name="cellule d'erreur" calcext:value="!=&quot;&quot;" calcext:base-cell-address="Caserne.E33"/>
          </calcext:conditional-format>
          <calcext:conditional-format calcext:target-range-address="'Village pêcheur'.F34:'Village pêcheur'.F34">
            <calcext:condition calcext:apply-style-name="cellule histoire" calcext:value="contains-text(&quot;GoTo&quot;)" calcext:base-cell-address="Caserne.F34"/>
            <calcext:condition calcext:apply-style-name="cellule histoire" calcext:value="contains-text(&quot;Conclude&quot;)" calcext:base-cell-address="Caserne.F34"/>
            <calcext:condition calcext:apply-style-name="cellule random" calcext:value="contains-text(&quot;RandomPercent&quot;)" calcext:base-cell-address="Caserne.F34"/>
            <calcext:condition calcext:apply-style-name="cellule random" calcext:value="contains-text(&quot;RandomRange&quot;)" calcext:base-cell-address="Caserne.F34"/>
            <calcext:condition calcext:apply-style-name="cellule personnages" calcext:value="contains-text(&quot;NewCrew&quot;)" calcext:base-cell-address="Caserne.F34"/>
            <calcext:condition calcext:apply-style-name="cellule personnages" calcext:value="contains-text(&quot;NewCharacter&quot;)" calcext:base-cell-address="Caserne.F34"/>
            <calcext:condition calcext:apply-style-name="cellule personnages" calcext:value="contains-text(&quot;HideOther&quot;)" calcext:base-cell-address="Caserne.F34"/>
            <calcext:condition calcext:apply-style-name="cellule personnages" calcext:value="contains-text(&quot;DeleteOther&quot;)" calcext:base-cell-address="Caserne.F34"/>
            <calcext:condition calcext:apply-style-name="cellule narrateur" calcext:value="contains-text(&quot;Narrator&quot;)" calcext:base-cell-address="Caserne.F34"/>
            <calcext:condition calcext:apply-style-name="cellule set choice" calcext:value="contains-text(&quot;SetChoices&quot;)" calcext:base-cell-address="Caserne.F34"/>
            <calcext:condition calcext:apply-style-name="cellule dialogues" calcext:value="contains-text(&quot;PlayerSpeak&quot;)" calcext:base-cell-address="Caserne.F34"/>
            <calcext:condition calcext:apply-style-name="cellule dialogues" calcext:value="contains-text(&quot;OtherSpeak&quot;)" calcext:base-cell-address="Caserne.F34"/>
            <calcext:condition calcext:apply-style-name="cellule argent" calcext:value="contains-text(&quot;CheckGold&quot;)" calcext:base-cell-address="Caserne.F34"/>
            <calcext:condition calcext:apply-style-name="cellule argent" calcext:value="contains-text(&quot;RemoveGold&quot;)" calcext:base-cell-address="Caserne.F34"/>
            <calcext:condition calcext:apply-style-name="cellule argent" calcext:value="contains-text(&quot;AddGold&quot;)" calcext:base-cell-address="Caserne.F34"/>
            <calcext:condition calcext:apply-style-name="cellule argent" calcext:value="contains-text(&quot;Loot&quot;)" calcext:base-cell-address="Caserne.F34"/>
            <calcext:condition calcext:apply-style-name="cellule argent" calcext:value="contains-text(&quot;Trade&quot;)" calcext:base-cell-address="Caserne.F34"/>
            <calcext:condition calcext:apply-style-name="cellule combat" calcext:value="contains-text(&quot;LaunchCombat&quot;)" calcext:base-cell-address="Caserne.F34"/>
            <calcext:condition calcext:apply-style-name="cellule indice" calcext:value="contains-text(&quot;CheckFormula&quot;)" calcext:base-cell-address="Caserne.F34"/>
            <calcext:condition calcext:apply-style-name="cellule indice" calcext:value="contains-text(&quot;GiveDirection&quot;)" calcext:base-cell-address="Caserne.F34"/>
            <calcext:condition calcext:apply-style-name="cellule temps" calcext:value="contains-text(&quot;SetWeather&quot;)" calcext:base-cell-address="Caserne.F34"/>
            <calcext:condition calcext:apply-style-name="cellule temps" calcext:value="contains-text(&quot;SwitchWeather&quot;)" calcext:base-cell-address="Caserne.F34"/>
            <calcext:condition calcext:apply-style-name="cellule temps" calcext:value="contains-text(&quot;NextDay&quot;)" calcext:base-cell-address="Caserne.F34"/>
            <calcext:condition calcext:apply-style-name="cellule temps" calcext:value="contains-text(&quot;CheckDay&quot;)" calcext:base-cell-address="Caserne.F34"/>
            <calcext:condition calcext:apply-style-name="cellule histoire" calcext:value="contains-text(&quot;Leave&quot;)" calcext:base-cell-address="Caserne.F34"/>
            <calcext:condition calcext:apply-style-name="cellule choice" calcext:value="contains-text(&quot;Choice&quot;)" calcext:base-cell-address="Caserne.F34"/>
            <calcext:condition calcext:apply-style-name="cellule d'erreur" calcext:value="!=&quot;&quot;" calcext:base-cell-address="Caserne.F34"/>
          </calcext:conditional-format>
          <calcext:conditional-format calcext:target-range-address="'Village pêcheur'.F34:'Village pêcheur'.F34">
            <calcext:condition calcext:apply-style-name="cellule histoire" calcext:value="contains-text(&quot;GoTo&quot;)" calcext:base-cell-address="Caserne.F34"/>
            <calcext:condition calcext:apply-style-name="cellule histoire" calcext:value="contains-text(&quot;Conclude&quot;)" calcext:base-cell-address="Caserne.F34"/>
            <calcext:condition calcext:apply-style-name="cellule random" calcext:value="contains-text(&quot;RandomPercent&quot;)" calcext:base-cell-address="Caserne.F34"/>
            <calcext:condition calcext:apply-style-name="cellule random" calcext:value="contains-text(&quot;RandomRange&quot;)" calcext:base-cell-address="Caserne.F34"/>
            <calcext:condition calcext:apply-style-name="cellule personnages" calcext:value="contains-text(&quot;NewCrew&quot;)" calcext:base-cell-address="Caserne.F34"/>
            <calcext:condition calcext:apply-style-name="cellule personnages" calcext:value="contains-text(&quot;NewCharacter&quot;)" calcext:base-cell-address="Caserne.F34"/>
            <calcext:condition calcext:apply-style-name="cellule personnages" calcext:value="contains-text(&quot;HideOther&quot;)" calcext:base-cell-address="Caserne.F34"/>
            <calcext:condition calcext:apply-style-name="cellule personnages" calcext:value="contains-text(&quot;DeleteOther&quot;)" calcext:base-cell-address="Caserne.F34"/>
            <calcext:condition calcext:apply-style-name="cellule narrateur" calcext:value="contains-text(&quot;Narrator&quot;)" calcext:base-cell-address="Caserne.F34"/>
            <calcext:condition calcext:apply-style-name="cellule set choice" calcext:value="contains-text(&quot;SetChoices&quot;)" calcext:base-cell-address="Caserne.F34"/>
            <calcext:condition calcext:apply-style-name="cellule dialogues" calcext:value="contains-text(&quot;PlayerSpeak&quot;)" calcext:base-cell-address="Caserne.F34"/>
            <calcext:condition calcext:apply-style-name="cellule dialogues" calcext:value="contains-text(&quot;OtherSpeak&quot;)" calcext:base-cell-address="Caserne.F34"/>
            <calcext:condition calcext:apply-style-name="cellule argent" calcext:value="contains-text(&quot;CheckGold&quot;)" calcext:base-cell-address="Caserne.F34"/>
            <calcext:condition calcext:apply-style-name="cellule argent" calcext:value="contains-text(&quot;RemoveGold&quot;)" calcext:base-cell-address="Caserne.F34"/>
            <calcext:condition calcext:apply-style-name="cellule argent" calcext:value="contains-text(&quot;AddGold&quot;)" calcext:base-cell-address="Caserne.F34"/>
            <calcext:condition calcext:apply-style-name="cellule argent" calcext:value="contains-text(&quot;Loot&quot;)" calcext:base-cell-address="Caserne.F34"/>
            <calcext:condition calcext:apply-style-name="cellule argent" calcext:value="contains-text(&quot;Trade&quot;)" calcext:base-cell-address="Caserne.F34"/>
            <calcext:condition calcext:apply-style-name="cellule combat" calcext:value="contains-text(&quot;LaunchCombat&quot;)" calcext:base-cell-address="Caserne.F34"/>
            <calcext:condition calcext:apply-style-name="cellule indice" calcext:value="contains-text(&quot;CheckFormula&quot;)" calcext:base-cell-address="Caserne.F34"/>
            <calcext:condition calcext:apply-style-name="cellule indice" calcext:value="contains-text(&quot;GiveDirection&quot;)" calcext:base-cell-address="Caserne.F34"/>
            <calcext:condition calcext:apply-style-name="cellule temps" calcext:value="contains-text(&quot;SetWeather&quot;)" calcext:base-cell-address="Caserne.F34"/>
            <calcext:condition calcext:apply-style-name="cellule temps" calcext:value="contains-text(&quot;SwitchWeather&quot;)" calcext:base-cell-address="Caserne.F34"/>
            <calcext:condition calcext:apply-style-name="cellule temps" calcext:value="contains-text(&quot;NextDay&quot;)" calcext:base-cell-address="Caserne.F34"/>
            <calcext:condition calcext:apply-style-name="cellule temps" calcext:value="contains-text(&quot;CheckDay&quot;)" calcext:base-cell-address="Caserne.F34"/>
            <calcext:condition calcext:apply-style-name="cellule histoire" calcext:value="contains-text(&quot;Leave&quot;)" calcext:base-cell-address="Caserne.F34"/>
            <calcext:condition calcext:apply-style-name="cellule choice" calcext:value="contains-text(&quot;Choice&quot;)" calcext:base-cell-address="Caserne.F34"/>
            <calcext:condition calcext:apply-style-name="cellule d'erreur" calcext:value="!=&quot;&quot;" calcext:base-cell-address="Caserne.F34"/>
          </calcext:conditional-format>
          <calcext:conditional-format calcext:target-range-address="'Village pêcheur'.E34:'Village pêcheur'.E34">
            <calcext:condition calcext:apply-style-name="cellule histoire" calcext:value="contains-text(&quot;GoTo&quot;)" calcext:base-cell-address="Caserne.E34"/>
            <calcext:condition calcext:apply-style-name="cellule histoire" calcext:value="contains-text(&quot;Conclude&quot;)" calcext:base-cell-address="Caserne.E34"/>
            <calcext:condition calcext:apply-style-name="cellule random" calcext:value="contains-text(&quot;RandomPercent&quot;)" calcext:base-cell-address="Caserne.E34"/>
            <calcext:condition calcext:apply-style-name="cellule random" calcext:value="contains-text(&quot;RandomRange&quot;)" calcext:base-cell-address="Caserne.E34"/>
            <calcext:condition calcext:apply-style-name="cellule personnages" calcext:value="contains-text(&quot;NewCrew&quot;)" calcext:base-cell-address="Caserne.E34"/>
            <calcext:condition calcext:apply-style-name="cellule personnages" calcext:value="contains-text(&quot;NewCharacter&quot;)" calcext:base-cell-address="Caserne.E34"/>
            <calcext:condition calcext:apply-style-name="cellule personnages" calcext:value="contains-text(&quot;HideOther&quot;)" calcext:base-cell-address="Caserne.E34"/>
            <calcext:condition calcext:apply-style-name="cellule personnages" calcext:value="contains-text(&quot;DeleteOther&quot;)" calcext:base-cell-address="Caserne.E34"/>
            <calcext:condition calcext:apply-style-name="cellule narrateur" calcext:value="contains-text(&quot;Narrator&quot;)" calcext:base-cell-address="Caserne.E34"/>
            <calcext:condition calcext:apply-style-name="cellule set choice" calcext:value="contains-text(&quot;SetChoices&quot;)" calcext:base-cell-address="Caserne.E34"/>
            <calcext:condition calcext:apply-style-name="cellule dialogues" calcext:value="contains-text(&quot;PlayerSpeak&quot;)" calcext:base-cell-address="Caserne.E34"/>
            <calcext:condition calcext:apply-style-name="cellule dialogues" calcext:value="contains-text(&quot;OtherSpeak&quot;)" calcext:base-cell-address="Caserne.E34"/>
            <calcext:condition calcext:apply-style-name="cellule argent" calcext:value="contains-text(&quot;CheckGold&quot;)" calcext:base-cell-address="Caserne.E34"/>
            <calcext:condition calcext:apply-style-name="cellule argent" calcext:value="contains-text(&quot;RemoveGold&quot;)" calcext:base-cell-address="Caserne.E34"/>
            <calcext:condition calcext:apply-style-name="cellule argent" calcext:value="contains-text(&quot;AddGold&quot;)" calcext:base-cell-address="Caserne.E34"/>
            <calcext:condition calcext:apply-style-name="cellule argent" calcext:value="contains-text(&quot;Loot&quot;)" calcext:base-cell-address="Caserne.E34"/>
            <calcext:condition calcext:apply-style-name="cellule argent" calcext:value="contains-text(&quot;Trade&quot;)" calcext:base-cell-address="Caserne.E34"/>
            <calcext:condition calcext:apply-style-name="cellule combat" calcext:value="contains-text(&quot;LaunchCombat&quot;)" calcext:base-cell-address="Caserne.E34"/>
            <calcext:condition calcext:apply-style-name="cellule indice" calcext:value="contains-text(&quot;CheckFormula&quot;)" calcext:base-cell-address="Caserne.E34"/>
            <calcext:condition calcext:apply-style-name="cellule indice" calcext:value="contains-text(&quot;GiveDirection&quot;)" calcext:base-cell-address="Caserne.E34"/>
            <calcext:condition calcext:apply-style-name="cellule temps" calcext:value="contains-text(&quot;SetWeather&quot;)" calcext:base-cell-address="Caserne.E34"/>
            <calcext:condition calcext:apply-style-name="cellule temps" calcext:value="contains-text(&quot;SwitchWeather&quot;)" calcext:base-cell-address="Caserne.E34"/>
            <calcext:condition calcext:apply-style-name="cellule temps" calcext:value="contains-text(&quot;NextDay&quot;)" calcext:base-cell-address="Caserne.E34"/>
            <calcext:condition calcext:apply-style-name="cellule temps" calcext:value="contains-text(&quot;CheckDay&quot;)" calcext:base-cell-address="Caserne.E34"/>
            <calcext:condition calcext:apply-style-name="cellule histoire" calcext:value="contains-text(&quot;Leave&quot;)" calcext:base-cell-address="Caserne.E34"/>
            <calcext:condition calcext:apply-style-name="cellule choice" calcext:value="contains-text(&quot;Choice&quot;)" calcext:base-cell-address="Caserne.E34"/>
            <calcext:condition calcext:apply-style-name="cellule d'erreur" calcext:value="!=&quot;&quot;" calcext:base-cell-address="Caserne.E34"/>
          </calcext:conditional-format>
          <calcext:conditional-format calcext:target-range-address="'Village pêcheur'.E34:'Village pêcheur'.E34">
            <calcext:condition calcext:apply-style-name="cellule histoire" calcext:value="contains-text(&quot;GoTo&quot;)" calcext:base-cell-address="Caserne.E34"/>
            <calcext:condition calcext:apply-style-name="cellule histoire" calcext:value="contains-text(&quot;Conclude&quot;)" calcext:base-cell-address="Caserne.E34"/>
            <calcext:condition calcext:apply-style-name="cellule random" calcext:value="contains-text(&quot;RandomPercent&quot;)" calcext:base-cell-address="Caserne.E34"/>
            <calcext:condition calcext:apply-style-name="cellule random" calcext:value="contains-text(&quot;RandomRange&quot;)" calcext:base-cell-address="Caserne.E34"/>
            <calcext:condition calcext:apply-style-name="cellule personnages" calcext:value="contains-text(&quot;NewCrew&quot;)" calcext:base-cell-address="Caserne.E34"/>
            <calcext:condition calcext:apply-style-name="cellule personnages" calcext:value="contains-text(&quot;NewCharacter&quot;)" calcext:base-cell-address="Caserne.E34"/>
            <calcext:condition calcext:apply-style-name="cellule personnages" calcext:value="contains-text(&quot;HideOther&quot;)" calcext:base-cell-address="Caserne.E34"/>
            <calcext:condition calcext:apply-style-name="cellule personnages" calcext:value="contains-text(&quot;DeleteOther&quot;)" calcext:base-cell-address="Caserne.E34"/>
            <calcext:condition calcext:apply-style-name="cellule narrateur" calcext:value="contains-text(&quot;Narrator&quot;)" calcext:base-cell-address="Caserne.E34"/>
            <calcext:condition calcext:apply-style-name="cellule set choice" calcext:value="contains-text(&quot;SetChoices&quot;)" calcext:base-cell-address="Caserne.E34"/>
            <calcext:condition calcext:apply-style-name="cellule dialogues" calcext:value="contains-text(&quot;PlayerSpeak&quot;)" calcext:base-cell-address="Caserne.E34"/>
            <calcext:condition calcext:apply-style-name="cellule dialogues" calcext:value="contains-text(&quot;OtherSpeak&quot;)" calcext:base-cell-address="Caserne.E34"/>
            <calcext:condition calcext:apply-style-name="cellule argent" calcext:value="contains-text(&quot;CheckGold&quot;)" calcext:base-cell-address="Caserne.E34"/>
            <calcext:condition calcext:apply-style-name="cellule argent" calcext:value="contains-text(&quot;RemoveGold&quot;)" calcext:base-cell-address="Caserne.E34"/>
            <calcext:condition calcext:apply-style-name="cellule argent" calcext:value="contains-text(&quot;AddGold&quot;)" calcext:base-cell-address="Caserne.E34"/>
            <calcext:condition calcext:apply-style-name="cellule argent" calcext:value="contains-text(&quot;Loot&quot;)" calcext:base-cell-address="Caserne.E34"/>
            <calcext:condition calcext:apply-style-name="cellule argent" calcext:value="contains-text(&quot;Trade&quot;)" calcext:base-cell-address="Caserne.E34"/>
            <calcext:condition calcext:apply-style-name="cellule combat" calcext:value="contains-text(&quot;LaunchCombat&quot;)" calcext:base-cell-address="Caserne.E34"/>
            <calcext:condition calcext:apply-style-name="cellule indice" calcext:value="contains-text(&quot;CheckFormula&quot;)" calcext:base-cell-address="Caserne.E34"/>
            <calcext:condition calcext:apply-style-name="cellule indice" calcext:value="contains-text(&quot;GiveDirection&quot;)" calcext:base-cell-address="Caserne.E34"/>
            <calcext:condition calcext:apply-style-name="cellule temps" calcext:value="contains-text(&quot;SetWeather&quot;)" calcext:base-cell-address="Caserne.E34"/>
            <calcext:condition calcext:apply-style-name="cellule temps" calcext:value="contains-text(&quot;SwitchWeather&quot;)" calcext:base-cell-address="Caserne.E34"/>
            <calcext:condition calcext:apply-style-name="cellule temps" calcext:value="contains-text(&quot;NextDay&quot;)" calcext:base-cell-address="Caserne.E34"/>
            <calcext:condition calcext:apply-style-name="cellule temps" calcext:value="contains-text(&quot;CheckDay&quot;)" calcext:base-cell-address="Caserne.E34"/>
            <calcext:condition calcext:apply-style-name="cellule histoire" calcext:value="contains-text(&quot;Leave&quot;)" calcext:base-cell-address="Caserne.E34"/>
            <calcext:condition calcext:apply-style-name="cellule choice" calcext:value="contains-text(&quot;Choice&quot;)" calcext:base-cell-address="Caserne.E34"/>
            <calcext:condition calcext:apply-style-name="cellule d'erreur" calcext:value="!=&quot;&quot;" calcext:base-cell-address="Caserne.E34"/>
          </calcext:conditional-format>
          <calcext:conditional-format calcext:target-range-address="'Village pêcheur'.A20:'Village pêcheur'.A31">
            <calcext:condition calcext:apply-style-name="cellule histoire" calcext:value="contains-text(&quot;GoTo&quot;)" calcext:base-cell-address="Caserne.A20"/>
            <calcext:condition calcext:apply-style-name="cellule histoire" calcext:value="contains-text(&quot;Conclude&quot;)" calcext:base-cell-address="Caserne.A20"/>
            <calcext:condition calcext:apply-style-name="cellule random" calcext:value="contains-text(&quot;RandomPercent&quot;)" calcext:base-cell-address="Caserne.A20"/>
            <calcext:condition calcext:apply-style-name="cellule random" calcext:value="contains-text(&quot;RandomRange&quot;)" calcext:base-cell-address="Caserne.A20"/>
            <calcext:condition calcext:apply-style-name="cellule personnages" calcext:value="contains-text(&quot;NewCrew&quot;)" calcext:base-cell-address="Caserne.A20"/>
            <calcext:condition calcext:apply-style-name="cellule personnages" calcext:value="contains-text(&quot;NewCharacter&quot;)" calcext:base-cell-address="Caserne.A20"/>
            <calcext:condition calcext:apply-style-name="cellule personnages" calcext:value="contains-text(&quot;HideOther&quot;)" calcext:base-cell-address="Caserne.A20"/>
            <calcext:condition calcext:apply-style-name="cellule personnages" calcext:value="contains-text(&quot;DeleteOther&quot;)" calcext:base-cell-address="Caserne.A20"/>
            <calcext:condition calcext:apply-style-name="cellule narrateur" calcext:value="contains-text(&quot;Narrator&quot;)" calcext:base-cell-address="Caserne.A20"/>
            <calcext:condition calcext:apply-style-name="cellule set choice" calcext:value="contains-text(&quot;SetChoices&quot;)" calcext:base-cell-address="Caserne.A20"/>
            <calcext:condition calcext:apply-style-name="cellule dialogues" calcext:value="contains-text(&quot;PlayerSpeak&quot;)" calcext:base-cell-address="Caserne.A20"/>
            <calcext:condition calcext:apply-style-name="cellule dialogues" calcext:value="contains-text(&quot;OtherSpeak&quot;)" calcext:base-cell-address="Caserne.A20"/>
            <calcext:condition calcext:apply-style-name="cellule argent" calcext:value="contains-text(&quot;CheckGold&quot;)" calcext:base-cell-address="Caserne.A20"/>
            <calcext:condition calcext:apply-style-name="cellule argent" calcext:value="contains-text(&quot;RemoveGold&quot;)" calcext:base-cell-address="Caserne.A20"/>
            <calcext:condition calcext:apply-style-name="cellule argent" calcext:value="contains-text(&quot;AddGold&quot;)" calcext:base-cell-address="Caserne.A20"/>
            <calcext:condition calcext:apply-style-name="cellule argent" calcext:value="contains-text(&quot;Loot&quot;)" calcext:base-cell-address="Caserne.A20"/>
            <calcext:condition calcext:apply-style-name="cellule argent" calcext:value="contains-text(&quot;Trade&quot;)" calcext:base-cell-address="Caserne.A20"/>
            <calcext:condition calcext:apply-style-name="cellule combat" calcext:value="contains-text(&quot;LaunchCombat&quot;)" calcext:base-cell-address="Caserne.A20"/>
            <calcext:condition calcext:apply-style-name="cellule indice" calcext:value="contains-text(&quot;CheckFormula&quot;)" calcext:base-cell-address="Caserne.A20"/>
            <calcext:condition calcext:apply-style-name="cellule indice" calcext:value="contains-text(&quot;GiveDirection&quot;)" calcext:base-cell-address="Caserne.A20"/>
            <calcext:condition calcext:apply-style-name="cellule temps" calcext:value="contains-text(&quot;SetWeather&quot;)" calcext:base-cell-address="Caserne.A20"/>
            <calcext:condition calcext:apply-style-name="cellule temps" calcext:value="contains-text(&quot;SwitchWeather&quot;)" calcext:base-cell-address="Caserne.A20"/>
            <calcext:condition calcext:apply-style-name="cellule temps" calcext:value="contains-text(&quot;NextDay&quot;)" calcext:base-cell-address="Caserne.A20"/>
            <calcext:condition calcext:apply-style-name="cellule temps" calcext:value="contains-text(&quot;CheckDay&quot;)" calcext:base-cell-address="Caserne.A20"/>
            <calcext:condition calcext:apply-style-name="cellule histoire" calcext:value="contains-text(&quot;Leave&quot;)" calcext:base-cell-address="Caserne.A20"/>
            <calcext:condition calcext:apply-style-name="cellule choice" calcext:value="contains-text(&quot;Choice&quot;)" calcext:base-cell-address="Caserne.A20"/>
            <calcext:condition calcext:apply-style-name="cellule d'erreur" calcext:value="!=&quot;&quot;" calcext:base-cell-address="Caserne.A20"/>
          </calcext:conditional-format>
          <calcext:conditional-format calcext:target-range-address="'Village pêcheur'.A29:'Village pêcheur'.A31 'Village pêcheur'.J3:'Village pêcheur'.L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Village pêcheur'.J4:'Village pêcheur'.L8 'Village pêcheur'.F26:'Village pêcheur'.L29 'Village pêcheur'.B29:'Village pêcheur'.B31 'Village pêcheur'.G30:'Village pêcheur'.L31 'Village pêcheur'.C29:'Village pêcheur'.C29 'Village pêcheur'.C31:'Village pêcheur'.C31 'Village pêcheur'.J10:'Village pêcheur'.L25 'Village pêcheur'.J9:'Village pêcheur'.J9 'Village pêcheur'.L9:'Village pêcheur'.L9">
            <calcext:condition calcext:apply-style-name="cellule histoire" calcext:value="contains-text(&quot;GoTo&quot;)" calcext:base-cell-address="Caserne.B4"/>
            <calcext:condition calcext:apply-style-name="cellule histoire" calcext:value="contains-text(&quot;Conclude&quot;)" calcext:base-cell-address="Caserne.B4"/>
            <calcext:condition calcext:apply-style-name="cellule random" calcext:value="contains-text(&quot;RandomPercent&quot;)" calcext:base-cell-address="Caserne.B4"/>
            <calcext:condition calcext:apply-style-name="cellule random" calcext:value="contains-text(&quot;RandomRange&quot;)" calcext:base-cell-address="Caserne.B4"/>
            <calcext:condition calcext:apply-style-name="cellule personnages" calcext:value="contains-text(&quot;NewCrew&quot;)" calcext:base-cell-address="Caserne.B4"/>
            <calcext:condition calcext:apply-style-name="cellule personnages" calcext:value="contains-text(&quot;NewCharacter&quot;)" calcext:base-cell-address="Caserne.B4"/>
            <calcext:condition calcext:apply-style-name="cellule personnages" calcext:value="contains-text(&quot;HideOther&quot;)" calcext:base-cell-address="Caserne.B4"/>
            <calcext:condition calcext:apply-style-name="cellule personnages" calcext:value="contains-text(&quot;DeleteOther&quot;)" calcext:base-cell-address="Caserne.B4"/>
            <calcext:condition calcext:apply-style-name="cellule narrateur" calcext:value="contains-text(&quot;Narrator&quot;)" calcext:base-cell-address="Caserne.B4"/>
            <calcext:condition calcext:apply-style-name="cellule set choice" calcext:value="contains-text(&quot;SetChoices&quot;)" calcext:base-cell-address="Caserne.B4"/>
            <calcext:condition calcext:apply-style-name="cellule dialogues" calcext:value="contains-text(&quot;PlayerSpeak&quot;)" calcext:base-cell-address="Caserne.B4"/>
            <calcext:condition calcext:apply-style-name="cellule dialogues" calcext:value="contains-text(&quot;OtherSpeak&quot;)" calcext:base-cell-address="Caserne.B4"/>
            <calcext:condition calcext:apply-style-name="cellule argent" calcext:value="contains-text(&quot;CheckGold&quot;)" calcext:base-cell-address="Caserne.B4"/>
            <calcext:condition calcext:apply-style-name="cellule argent" calcext:value="contains-text(&quot;RemoveGold&quot;)" calcext:base-cell-address="Caserne.B4"/>
            <calcext:condition calcext:apply-style-name="cellule argent" calcext:value="contains-text(&quot;AddGold&quot;)" calcext:base-cell-address="Caserne.B4"/>
            <calcext:condition calcext:apply-style-name="cellule argent" calcext:value="contains-text(&quot;Loot&quot;)" calcext:base-cell-address="Caserne.B4"/>
            <calcext:condition calcext:apply-style-name="cellule argent" calcext:value="contains-text(&quot;Trade&quot;)" calcext:base-cell-address="Caserne.B4"/>
            <calcext:condition calcext:apply-style-name="cellule combat" calcext:value="contains-text(&quot;LaunchCombat&quot;)" calcext:base-cell-address="Caserne.B4"/>
            <calcext:condition calcext:apply-style-name="cellule indice" calcext:value="contains-text(&quot;CheckFormula&quot;)" calcext:base-cell-address="Caserne.B4"/>
            <calcext:condition calcext:apply-style-name="cellule indice" calcext:value="contains-text(&quot;GiveDirection&quot;)" calcext:base-cell-address="Caserne.B4"/>
            <calcext:condition calcext:apply-style-name="cellule temps" calcext:value="contains-text(&quot;SetWeather&quot;)" calcext:base-cell-address="Caserne.B4"/>
            <calcext:condition calcext:apply-style-name="cellule temps" calcext:value="contains-text(&quot;SwitchWeather&quot;)" calcext:base-cell-address="Caserne.B4"/>
            <calcext:condition calcext:apply-style-name="cellule temps" calcext:value="contains-text(&quot;NextDay&quot;)" calcext:base-cell-address="Caserne.B4"/>
            <calcext:condition calcext:apply-style-name="cellule temps" calcext:value="contains-text(&quot;CheckDay&quot;)" calcext:base-cell-address="Caserne.B4"/>
            <calcext:condition calcext:apply-style-name="cellule histoire" calcext:value="contains-text(&quot;Leave&quot;)" calcext:base-cell-address="Caserne.B4"/>
            <calcext:condition calcext:apply-style-name="cellule choice" calcext:value="contains-text(&quot;Choice&quot;)" calcext:base-cell-address="Caserne.B4"/>
            <calcext:condition calcext:apply-style-name="cellule d'erreur" calcext:value="!=&quot;&quot;" calcext:base-cell-address="Caserne.B4"/>
          </calcext:conditional-format>
          <calcext:conditional-format calcext:target-range-address="'Village pêcheur'.B20:'Village pêcheur'.B28 'Village pêcheur'.E26:'Village pêcheur'.E26 'Village pêcheur'.C4:'Village pêcheur'.E9 'Village pêcheur'.C27:'Village pêcheur'.C28">
            <calcext:condition calcext:apply-style-name="cellule histoire" calcext:value="contains-text(&quot;GoTo&quot;)" calcext:base-cell-address="Caserne.B4"/>
            <calcext:condition calcext:apply-style-name="cellule histoire" calcext:value="contains-text(&quot;Conclude&quot;)" calcext:base-cell-address="Caserne.B4"/>
            <calcext:condition calcext:apply-style-name="cellule random" calcext:value="contains-text(&quot;RandomPercent&quot;)" calcext:base-cell-address="Caserne.B4"/>
            <calcext:condition calcext:apply-style-name="cellule random" calcext:value="contains-text(&quot;RandomRange&quot;)" calcext:base-cell-address="Caserne.B4"/>
            <calcext:condition calcext:apply-style-name="cellule personnages" calcext:value="contains-text(&quot;NewCrew&quot;)" calcext:base-cell-address="Caserne.B4"/>
            <calcext:condition calcext:apply-style-name="cellule personnages" calcext:value="contains-text(&quot;NewCharacter&quot;)" calcext:base-cell-address="Caserne.B4"/>
            <calcext:condition calcext:apply-style-name="cellule personnages" calcext:value="contains-text(&quot;HideOther&quot;)" calcext:base-cell-address="Caserne.B4"/>
            <calcext:condition calcext:apply-style-name="cellule personnages" calcext:value="contains-text(&quot;DeleteOther&quot;)" calcext:base-cell-address="Caserne.B4"/>
            <calcext:condition calcext:apply-style-name="cellule narrateur" calcext:value="contains-text(&quot;Narrator&quot;)" calcext:base-cell-address="Caserne.B4"/>
            <calcext:condition calcext:apply-style-name="cellule set choice" calcext:value="contains-text(&quot;SetChoices&quot;)" calcext:base-cell-address="Caserne.B4"/>
            <calcext:condition calcext:apply-style-name="cellule dialogues" calcext:value="contains-text(&quot;PlayerSpeak&quot;)" calcext:base-cell-address="Caserne.B4"/>
            <calcext:condition calcext:apply-style-name="cellule dialogues" calcext:value="contains-text(&quot;OtherSpeak&quot;)" calcext:base-cell-address="Caserne.B4"/>
            <calcext:condition calcext:apply-style-name="cellule argent" calcext:value="contains-text(&quot;CheckGold&quot;)" calcext:base-cell-address="Caserne.B4"/>
            <calcext:condition calcext:apply-style-name="cellule argent" calcext:value="contains-text(&quot;RemoveGold&quot;)" calcext:base-cell-address="Caserne.B4"/>
            <calcext:condition calcext:apply-style-name="cellule argent" calcext:value="contains-text(&quot;AddGold&quot;)" calcext:base-cell-address="Caserne.B4"/>
            <calcext:condition calcext:apply-style-name="cellule argent" calcext:value="contains-text(&quot;Loot&quot;)" calcext:base-cell-address="Caserne.B4"/>
            <calcext:condition calcext:apply-style-name="cellule argent" calcext:value="contains-text(&quot;Trade&quot;)" calcext:base-cell-address="Caserne.B4"/>
            <calcext:condition calcext:apply-style-name="cellule combat" calcext:value="contains-text(&quot;LaunchCombat&quot;)" calcext:base-cell-address="Caserne.B4"/>
            <calcext:condition calcext:apply-style-name="cellule indice" calcext:value="contains-text(&quot;CheckFormula&quot;)" calcext:base-cell-address="Caserne.B4"/>
            <calcext:condition calcext:apply-style-name="cellule indice" calcext:value="contains-text(&quot;GiveDirection&quot;)" calcext:base-cell-address="Caserne.B4"/>
            <calcext:condition calcext:apply-style-name="cellule temps" calcext:value="contains-text(&quot;SetWeather&quot;)" calcext:base-cell-address="Caserne.B4"/>
            <calcext:condition calcext:apply-style-name="cellule temps" calcext:value="contains-text(&quot;SwitchWeather&quot;)" calcext:base-cell-address="Caserne.B4"/>
            <calcext:condition calcext:apply-style-name="cellule temps" calcext:value="contains-text(&quot;NextDay&quot;)" calcext:base-cell-address="Caserne.B4"/>
            <calcext:condition calcext:apply-style-name="cellule temps" calcext:value="contains-text(&quot;CheckDay&quot;)" calcext:base-cell-address="Caserne.B4"/>
            <calcext:condition calcext:apply-style-name="cellule histoire" calcext:value="contains-text(&quot;Leave&quot;)" calcext:base-cell-address="Caserne.B4"/>
            <calcext:condition calcext:apply-style-name="cellule choice" calcext:value="contains-text(&quot;Choice&quot;)" calcext:base-cell-address="Caserne.B4"/>
            <calcext:condition calcext:apply-style-name="cellule d'erreur" calcext:value="!=&quot;&quot;" calcext:base-cell-address="Caserne.B4"/>
          </calcext:conditional-format>
          <calcext:conditional-format calcext:target-range-address="'Village pêcheur'.J3:'Village pêcheur'.L8 'Village pêcheur'.A20:'Village pêcheur'.B31 'Village pêcheur'.G26:'Village pêcheur'.L31 'Village pêcheur'.C4:'Village pêcheur'.F9 'Village pêcheur'.E26:'Village pêcheur'.E26 'Village pêcheur'.C31:'Village pêcheur'.C31 'Village pêcheur'.F26:'Village pêcheur'.F29 'Village pêcheur'.C27:'Village pêcheur'.C29 'Village pêcheur'.J10:'Village pêcheur'.L25 'Village pêcheur'.J9:'Village pêcheur'.J9 'Village pêcheur'.L9:'Village pêcheur'.L9">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Village pêcheur'.A15:'Village pêcheur'.A19 'Village pêcheur'.A4:'Village pêcheur'.A11">
            <calcext:condition calcext:apply-style-name="cellule histoire" calcext:value="contains-text(&quot;GoTo&quot;)" calcext:base-cell-address="Caserne.A4"/>
            <calcext:condition calcext:apply-style-name="cellule histoire" calcext:value="contains-text(&quot;Conclude&quot;)" calcext:base-cell-address="Caserne.A4"/>
            <calcext:condition calcext:apply-style-name="cellule random" calcext:value="contains-text(&quot;RandomPercent&quot;)" calcext:base-cell-address="Caserne.A4"/>
            <calcext:condition calcext:apply-style-name="cellule random" calcext:value="contains-text(&quot;RandomRange&quot;)" calcext:base-cell-address="Caserne.A4"/>
            <calcext:condition calcext:apply-style-name="cellule personnages" calcext:value="contains-text(&quot;NewCrew&quot;)" calcext:base-cell-address="Caserne.A4"/>
            <calcext:condition calcext:apply-style-name="cellule personnages" calcext:value="contains-text(&quot;NewCharacter&quot;)" calcext:base-cell-address="Caserne.A4"/>
            <calcext:condition calcext:apply-style-name="cellule personnages" calcext:value="contains-text(&quot;HideOther&quot;)" calcext:base-cell-address="Caserne.A4"/>
            <calcext:condition calcext:apply-style-name="cellule personnages" calcext:value="contains-text(&quot;DeleteOther&quot;)" calcext:base-cell-address="Caserne.A4"/>
            <calcext:condition calcext:apply-style-name="cellule narrateur" calcext:value="contains-text(&quot;Narrator&quot;)" calcext:base-cell-address="Caserne.A4"/>
            <calcext:condition calcext:apply-style-name="cellule set choice" calcext:value="contains-text(&quot;SetChoices&quot;)" calcext:base-cell-address="Caserne.A4"/>
            <calcext:condition calcext:apply-style-name="cellule dialogues" calcext:value="contains-text(&quot;PlayerSpeak&quot;)" calcext:base-cell-address="Caserne.A4"/>
            <calcext:condition calcext:apply-style-name="cellule dialogues" calcext:value="contains-text(&quot;OtherSpeak&quot;)" calcext:base-cell-address="Caserne.A4"/>
            <calcext:condition calcext:apply-style-name="cellule argent" calcext:value="contains-text(&quot;CheckGold&quot;)" calcext:base-cell-address="Caserne.A4"/>
            <calcext:condition calcext:apply-style-name="cellule argent" calcext:value="contains-text(&quot;RemoveGold&quot;)" calcext:base-cell-address="Caserne.A4"/>
            <calcext:condition calcext:apply-style-name="cellule argent" calcext:value="contains-text(&quot;AddGold&quot;)" calcext:base-cell-address="Caserne.A4"/>
            <calcext:condition calcext:apply-style-name="cellule argent" calcext:value="contains-text(&quot;Loot&quot;)" calcext:base-cell-address="Caserne.A4"/>
            <calcext:condition calcext:apply-style-name="cellule argent" calcext:value="contains-text(&quot;Trade&quot;)" calcext:base-cell-address="Caserne.A4"/>
            <calcext:condition calcext:apply-style-name="cellule combat" calcext:value="contains-text(&quot;LaunchCombat&quot;)" calcext:base-cell-address="Caserne.A4"/>
            <calcext:condition calcext:apply-style-name="cellule indice" calcext:value="contains-text(&quot;CheckFormula&quot;)" calcext:base-cell-address="Caserne.A4"/>
            <calcext:condition calcext:apply-style-name="cellule indice" calcext:value="contains-text(&quot;GiveDirection&quot;)" calcext:base-cell-address="Caserne.A4"/>
            <calcext:condition calcext:apply-style-name="cellule temps" calcext:value="contains-text(&quot;SetWeather&quot;)" calcext:base-cell-address="Caserne.A4"/>
            <calcext:condition calcext:apply-style-name="cellule temps" calcext:value="contains-text(&quot;SwitchWeather&quot;)" calcext:base-cell-address="Caserne.A4"/>
            <calcext:condition calcext:apply-style-name="cellule temps" calcext:value="contains-text(&quot;NextDay&quot;)" calcext:base-cell-address="Caserne.A4"/>
            <calcext:condition calcext:apply-style-name="cellule temps" calcext:value="contains-text(&quot;CheckDay&quot;)" calcext:base-cell-address="Caserne.A4"/>
            <calcext:condition calcext:apply-style-name="cellule histoire" calcext:value="contains-text(&quot;Leave&quot;)" calcext:base-cell-address="Caserne.A4"/>
            <calcext:condition calcext:apply-style-name="cellule choice" calcext:value="contains-text(&quot;Choice&quot;)" calcext:base-cell-address="Caserne.A4"/>
            <calcext:condition calcext:apply-style-name="cellule d'erreur" calcext:value="!=&quot;&quot;" calcext:base-cell-address="Caserne.A4"/>
          </calcext:conditional-format>
          <calcext:conditional-format calcext:target-range-address="'Village pêcheur'.B17:'Village pêcheur'.B19 'Village pêcheur'.B4:'Village pêcheur'.B4 'Village pêcheur'.B13:'Village pêcheur'.B14 'Village pêcheur'.B8:'Village pêcheur'.B11">
            <calcext:condition calcext:apply-style-name="cellule histoire" calcext:value="contains-text(&quot;GoTo&quot;)" calcext:base-cell-address="Caserne.B4"/>
            <calcext:condition calcext:apply-style-name="cellule histoire" calcext:value="contains-text(&quot;Conclude&quot;)" calcext:base-cell-address="Caserne.B4"/>
            <calcext:condition calcext:apply-style-name="cellule random" calcext:value="contains-text(&quot;RandomPercent&quot;)" calcext:base-cell-address="Caserne.B4"/>
            <calcext:condition calcext:apply-style-name="cellule random" calcext:value="contains-text(&quot;RandomRange&quot;)" calcext:base-cell-address="Caserne.B4"/>
            <calcext:condition calcext:apply-style-name="cellule personnages" calcext:value="contains-text(&quot;NewCrew&quot;)" calcext:base-cell-address="Caserne.B4"/>
            <calcext:condition calcext:apply-style-name="cellule personnages" calcext:value="contains-text(&quot;NewCharacter&quot;)" calcext:base-cell-address="Caserne.B4"/>
            <calcext:condition calcext:apply-style-name="cellule personnages" calcext:value="contains-text(&quot;HideOther&quot;)" calcext:base-cell-address="Caserne.B4"/>
            <calcext:condition calcext:apply-style-name="cellule personnages" calcext:value="contains-text(&quot;DeleteOther&quot;)" calcext:base-cell-address="Caserne.B4"/>
            <calcext:condition calcext:apply-style-name="cellule narrateur" calcext:value="contains-text(&quot;Narrator&quot;)" calcext:base-cell-address="Caserne.B4"/>
            <calcext:condition calcext:apply-style-name="cellule set choice" calcext:value="contains-text(&quot;SetChoices&quot;)" calcext:base-cell-address="Caserne.B4"/>
            <calcext:condition calcext:apply-style-name="cellule dialogues" calcext:value="contains-text(&quot;PlayerSpeak&quot;)" calcext:base-cell-address="Caserne.B4"/>
            <calcext:condition calcext:apply-style-name="cellule dialogues" calcext:value="contains-text(&quot;OtherSpeak&quot;)" calcext:base-cell-address="Caserne.B4"/>
            <calcext:condition calcext:apply-style-name="cellule argent" calcext:value="contains-text(&quot;CheckGold&quot;)" calcext:base-cell-address="Caserne.B4"/>
            <calcext:condition calcext:apply-style-name="cellule argent" calcext:value="contains-text(&quot;RemoveGold&quot;)" calcext:base-cell-address="Caserne.B4"/>
            <calcext:condition calcext:apply-style-name="cellule argent" calcext:value="contains-text(&quot;AddGold&quot;)" calcext:base-cell-address="Caserne.B4"/>
            <calcext:condition calcext:apply-style-name="cellule argent" calcext:value="contains-text(&quot;Loot&quot;)" calcext:base-cell-address="Caserne.B4"/>
            <calcext:condition calcext:apply-style-name="cellule argent" calcext:value="contains-text(&quot;Trade&quot;)" calcext:base-cell-address="Caserne.B4"/>
            <calcext:condition calcext:apply-style-name="cellule combat" calcext:value="contains-text(&quot;LaunchCombat&quot;)" calcext:base-cell-address="Caserne.B4"/>
            <calcext:condition calcext:apply-style-name="cellule indice" calcext:value="contains-text(&quot;CheckFormula&quot;)" calcext:base-cell-address="Caserne.B4"/>
            <calcext:condition calcext:apply-style-name="cellule indice" calcext:value="contains-text(&quot;GiveDirection&quot;)" calcext:base-cell-address="Caserne.B4"/>
            <calcext:condition calcext:apply-style-name="cellule temps" calcext:value="contains-text(&quot;SetWeather&quot;)" calcext:base-cell-address="Caserne.B4"/>
            <calcext:condition calcext:apply-style-name="cellule temps" calcext:value="contains-text(&quot;SwitchWeather&quot;)" calcext:base-cell-address="Caserne.B4"/>
            <calcext:condition calcext:apply-style-name="cellule temps" calcext:value="contains-text(&quot;NextDay&quot;)" calcext:base-cell-address="Caserne.B4"/>
            <calcext:condition calcext:apply-style-name="cellule temps" calcext:value="contains-text(&quot;CheckDay&quot;)" calcext:base-cell-address="Caserne.B4"/>
            <calcext:condition calcext:apply-style-name="cellule histoire" calcext:value="contains-text(&quot;Leave&quot;)" calcext:base-cell-address="Caserne.B4"/>
            <calcext:condition calcext:apply-style-name="cellule choice" calcext:value="contains-text(&quot;Choice&quot;)" calcext:base-cell-address="Caserne.B4"/>
            <calcext:condition calcext:apply-style-name="cellule d'erreur" calcext:value="!=&quot;&quot;" calcext:base-cell-address="Caserne.B4"/>
          </calcext:conditional-format>
          <calcext:conditional-format calcext:target-range-address="'Village pêcheur'.A15:'Village pêcheur'.A19 'Village pêcheur'.B4:'Village pêcheur'.B4 'Village pêcheur'.B17:'Village pêcheur'.B19 'Village pêcheur'.B13:'Village pêcheur'.B14 'Village pêcheur'.B8:'Village pêcheur'.B11 'Village pêcheur'.A4:'Village pêcheur'.A11">
            <calcext:condition calcext:apply-style-name="cellule histoire" calcext:value="contains-text(&quot;GoTo&quot;)" calcext:base-cell-address="Caserne.A4"/>
            <calcext:condition calcext:apply-style-name="cellule histoire" calcext:value="contains-text(&quot;Conclude&quot;)" calcext:base-cell-address="Caserne.A4"/>
            <calcext:condition calcext:apply-style-name="cellule random" calcext:value="contains-text(&quot;RandomPercent&quot;)" calcext:base-cell-address="Caserne.A4"/>
            <calcext:condition calcext:apply-style-name="cellule random" calcext:value="contains-text(&quot;RandomRange&quot;)" calcext:base-cell-address="Caserne.A4"/>
            <calcext:condition calcext:apply-style-name="cellule personnages" calcext:value="contains-text(&quot;NewCrew&quot;)" calcext:base-cell-address="Caserne.A4"/>
            <calcext:condition calcext:apply-style-name="cellule personnages" calcext:value="contains-text(&quot;NewCharacter&quot;)" calcext:base-cell-address="Caserne.A4"/>
            <calcext:condition calcext:apply-style-name="cellule personnages" calcext:value="contains-text(&quot;HideOther&quot;)" calcext:base-cell-address="Caserne.A4"/>
            <calcext:condition calcext:apply-style-name="cellule personnages" calcext:value="contains-text(&quot;DeleteOther&quot;)" calcext:base-cell-address="Caserne.A4"/>
            <calcext:condition calcext:apply-style-name="cellule narrateur" calcext:value="contains-text(&quot;Narrator&quot;)" calcext:base-cell-address="Caserne.A4"/>
            <calcext:condition calcext:apply-style-name="cellule set choice" calcext:value="contains-text(&quot;SetChoices&quot;)" calcext:base-cell-address="Caserne.A4"/>
            <calcext:condition calcext:apply-style-name="cellule dialogues" calcext:value="contains-text(&quot;PlayerSpeak&quot;)" calcext:base-cell-address="Caserne.A4"/>
            <calcext:condition calcext:apply-style-name="cellule dialogues" calcext:value="contains-text(&quot;OtherSpeak&quot;)" calcext:base-cell-address="Caserne.A4"/>
            <calcext:condition calcext:apply-style-name="cellule argent" calcext:value="contains-text(&quot;CheckGold&quot;)" calcext:base-cell-address="Caserne.A4"/>
            <calcext:condition calcext:apply-style-name="cellule argent" calcext:value="contains-text(&quot;RemoveGold&quot;)" calcext:base-cell-address="Caserne.A4"/>
            <calcext:condition calcext:apply-style-name="cellule argent" calcext:value="contains-text(&quot;AddGold&quot;)" calcext:base-cell-address="Caserne.A4"/>
            <calcext:condition calcext:apply-style-name="cellule argent" calcext:value="contains-text(&quot;Loot&quot;)" calcext:base-cell-address="Caserne.A4"/>
            <calcext:condition calcext:apply-style-name="cellule argent" calcext:value="contains-text(&quot;Trade&quot;)" calcext:base-cell-address="Caserne.A4"/>
            <calcext:condition calcext:apply-style-name="cellule combat" calcext:value="contains-text(&quot;LaunchCombat&quot;)" calcext:base-cell-address="Caserne.A4"/>
            <calcext:condition calcext:apply-style-name="cellule indice" calcext:value="contains-text(&quot;CheckFormula&quot;)" calcext:base-cell-address="Caserne.A4"/>
            <calcext:condition calcext:apply-style-name="cellule indice" calcext:value="contains-text(&quot;GiveDirection&quot;)" calcext:base-cell-address="Caserne.A4"/>
            <calcext:condition calcext:apply-style-name="cellule temps" calcext:value="contains-text(&quot;SetWeather&quot;)" calcext:base-cell-address="Caserne.A4"/>
            <calcext:condition calcext:apply-style-name="cellule temps" calcext:value="contains-text(&quot;SwitchWeather&quot;)" calcext:base-cell-address="Caserne.A4"/>
            <calcext:condition calcext:apply-style-name="cellule temps" calcext:value="contains-text(&quot;NextDay&quot;)" calcext:base-cell-address="Caserne.A4"/>
            <calcext:condition calcext:apply-style-name="cellule temps" calcext:value="contains-text(&quot;CheckDay&quot;)" calcext:base-cell-address="Caserne.A4"/>
            <calcext:condition calcext:apply-style-name="cellule histoire" calcext:value="contains-text(&quot;Leave&quot;)" calcext:base-cell-address="Caserne.A4"/>
            <calcext:condition calcext:apply-style-name="cellule choice" calcext:value="contains-text(&quot;Choice&quot;)" calcext:base-cell-address="Caserne.A4"/>
            <calcext:condition calcext:apply-style-name="cellule d'erreur" calcext:value="!=&quot;&quot;" calcext:base-cell-address="Caserne.A4"/>
          </calcext:conditional-format>
          <calcext:conditional-format calcext:target-range-address="'Village pêcheur'.C13:'Village pêcheur'.D26 'Village pêcheur'.D11:'Village pêcheur'.D12">
            <calcext:condition calcext:apply-style-name="cellule histoire" calcext:value="contains-text(&quot;GoTo&quot;)" calcext:base-cell-address="Caserne.C11"/>
            <calcext:condition calcext:apply-style-name="cellule histoire" calcext:value="contains-text(&quot;Conclude&quot;)" calcext:base-cell-address="Caserne.C11"/>
            <calcext:condition calcext:apply-style-name="cellule random" calcext:value="contains-text(&quot;RandomPercent&quot;)" calcext:base-cell-address="Caserne.C11"/>
            <calcext:condition calcext:apply-style-name="cellule random" calcext:value="contains-text(&quot;RandomRange&quot;)" calcext:base-cell-address="Caserne.C11"/>
            <calcext:condition calcext:apply-style-name="cellule personnages" calcext:value="contains-text(&quot;NewCrew&quot;)" calcext:base-cell-address="Caserne.C11"/>
            <calcext:condition calcext:apply-style-name="cellule personnages" calcext:value="contains-text(&quot;NewCharacter&quot;)" calcext:base-cell-address="Caserne.C11"/>
            <calcext:condition calcext:apply-style-name="cellule personnages" calcext:value="contains-text(&quot;HideOther&quot;)" calcext:base-cell-address="Caserne.C11"/>
            <calcext:condition calcext:apply-style-name="cellule personnages" calcext:value="contains-text(&quot;DeleteOther&quot;)" calcext:base-cell-address="Caserne.C11"/>
            <calcext:condition calcext:apply-style-name="cellule narrateur" calcext:value="contains-text(&quot;Narrator&quot;)" calcext:base-cell-address="Caserne.C11"/>
            <calcext:condition calcext:apply-style-name="cellule set choice" calcext:value="contains-text(&quot;SetChoices&quot;)" calcext:base-cell-address="Caserne.C11"/>
            <calcext:condition calcext:apply-style-name="cellule dialogues" calcext:value="contains-text(&quot;PlayerSpeak&quot;)" calcext:base-cell-address="Caserne.C11"/>
            <calcext:condition calcext:apply-style-name="cellule dialogues" calcext:value="contains-text(&quot;OtherSpeak&quot;)" calcext:base-cell-address="Caserne.C11"/>
            <calcext:condition calcext:apply-style-name="cellule argent" calcext:value="contains-text(&quot;CheckGold&quot;)" calcext:base-cell-address="Caserne.C11"/>
            <calcext:condition calcext:apply-style-name="cellule argent" calcext:value="contains-text(&quot;RemoveGold&quot;)" calcext:base-cell-address="Caserne.C11"/>
            <calcext:condition calcext:apply-style-name="cellule argent" calcext:value="contains-text(&quot;AddGold&quot;)" calcext:base-cell-address="Caserne.C11"/>
            <calcext:condition calcext:apply-style-name="cellule argent" calcext:value="contains-text(&quot;Loot&quot;)" calcext:base-cell-address="Caserne.C11"/>
            <calcext:condition calcext:apply-style-name="cellule argent" calcext:value="contains-text(&quot;Trade&quot;)" calcext:base-cell-address="Caserne.C11"/>
            <calcext:condition calcext:apply-style-name="cellule combat" calcext:value="contains-text(&quot;LaunchCombat&quot;)" calcext:base-cell-address="Caserne.C11"/>
            <calcext:condition calcext:apply-style-name="cellule indice" calcext:value="contains-text(&quot;CheckFormula&quot;)" calcext:base-cell-address="Caserne.C11"/>
            <calcext:condition calcext:apply-style-name="cellule indice" calcext:value="contains-text(&quot;GiveDirection&quot;)" calcext:base-cell-address="Caserne.C11"/>
            <calcext:condition calcext:apply-style-name="cellule temps" calcext:value="contains-text(&quot;SetWeather&quot;)" calcext:base-cell-address="Caserne.C11"/>
            <calcext:condition calcext:apply-style-name="cellule temps" calcext:value="contains-text(&quot;SwitchWeather&quot;)" calcext:base-cell-address="Caserne.C11"/>
            <calcext:condition calcext:apply-style-name="cellule temps" calcext:value="contains-text(&quot;NextDay&quot;)" calcext:base-cell-address="Caserne.C11"/>
            <calcext:condition calcext:apply-style-name="cellule temps" calcext:value="contains-text(&quot;CheckDay&quot;)" calcext:base-cell-address="Caserne.C11"/>
            <calcext:condition calcext:apply-style-name="cellule histoire" calcext:value="contains-text(&quot;Leave&quot;)" calcext:base-cell-address="Caserne.C11"/>
            <calcext:condition calcext:apply-style-name="cellule choice" calcext:value="contains-text(&quot;Choice&quot;)" calcext:base-cell-address="Caserne.C11"/>
            <calcext:condition calcext:apply-style-name="cellule d'erreur" calcext:value="!=&quot;&quot;" calcext:base-cell-address="Caserne.C11"/>
          </calcext:conditional-format>
          <calcext:conditional-format calcext:target-range-address="'Village pêcheur'.C13:'Village pêcheur'.D26 'Village pêcheur'.D11:'Village pêcheur'.D12">
            <calcext:condition calcext:apply-style-name="cellule histoire" calcext:value="contains-text(&quot;GoTo&quot;)" calcext:base-cell-address="Caserne.C11"/>
            <calcext:condition calcext:apply-style-name="cellule histoire" calcext:value="contains-text(&quot;Conclude&quot;)" calcext:base-cell-address="Caserne.C11"/>
            <calcext:condition calcext:apply-style-name="cellule random" calcext:value="contains-text(&quot;RandomPercent&quot;)" calcext:base-cell-address="Caserne.C11"/>
            <calcext:condition calcext:apply-style-name="cellule random" calcext:value="contains-text(&quot;RandomRange&quot;)" calcext:base-cell-address="Caserne.C11"/>
            <calcext:condition calcext:apply-style-name="cellule personnages" calcext:value="contains-text(&quot;NewCrew&quot;)" calcext:base-cell-address="Caserne.C11"/>
            <calcext:condition calcext:apply-style-name="cellule personnages" calcext:value="contains-text(&quot;NewCharacter&quot;)" calcext:base-cell-address="Caserne.C11"/>
            <calcext:condition calcext:apply-style-name="cellule personnages" calcext:value="contains-text(&quot;HideOther&quot;)" calcext:base-cell-address="Caserne.C11"/>
            <calcext:condition calcext:apply-style-name="cellule personnages" calcext:value="contains-text(&quot;DeleteOther&quot;)" calcext:base-cell-address="Caserne.C11"/>
            <calcext:condition calcext:apply-style-name="cellule narrateur" calcext:value="contains-text(&quot;Narrator&quot;)" calcext:base-cell-address="Caserne.C11"/>
            <calcext:condition calcext:apply-style-name="cellule set choice" calcext:value="contains-text(&quot;SetChoices&quot;)" calcext:base-cell-address="Caserne.C11"/>
            <calcext:condition calcext:apply-style-name="cellule dialogues" calcext:value="contains-text(&quot;PlayerSpeak&quot;)" calcext:base-cell-address="Caserne.C11"/>
            <calcext:condition calcext:apply-style-name="cellule dialogues" calcext:value="contains-text(&quot;OtherSpeak&quot;)" calcext:base-cell-address="Caserne.C11"/>
            <calcext:condition calcext:apply-style-name="cellule argent" calcext:value="contains-text(&quot;CheckGold&quot;)" calcext:base-cell-address="Caserne.C11"/>
            <calcext:condition calcext:apply-style-name="cellule argent" calcext:value="contains-text(&quot;RemoveGold&quot;)" calcext:base-cell-address="Caserne.C11"/>
            <calcext:condition calcext:apply-style-name="cellule argent" calcext:value="contains-text(&quot;AddGold&quot;)" calcext:base-cell-address="Caserne.C11"/>
            <calcext:condition calcext:apply-style-name="cellule argent" calcext:value="contains-text(&quot;Loot&quot;)" calcext:base-cell-address="Caserne.C11"/>
            <calcext:condition calcext:apply-style-name="cellule argent" calcext:value="contains-text(&quot;Trade&quot;)" calcext:base-cell-address="Caserne.C11"/>
            <calcext:condition calcext:apply-style-name="cellule combat" calcext:value="contains-text(&quot;LaunchCombat&quot;)" calcext:base-cell-address="Caserne.C11"/>
            <calcext:condition calcext:apply-style-name="cellule indice" calcext:value="contains-text(&quot;CheckFormula&quot;)" calcext:base-cell-address="Caserne.C11"/>
            <calcext:condition calcext:apply-style-name="cellule indice" calcext:value="contains-text(&quot;GiveDirection&quot;)" calcext:base-cell-address="Caserne.C11"/>
            <calcext:condition calcext:apply-style-name="cellule temps" calcext:value="contains-text(&quot;SetWeather&quot;)" calcext:base-cell-address="Caserne.C11"/>
            <calcext:condition calcext:apply-style-name="cellule temps" calcext:value="contains-text(&quot;SwitchWeather&quot;)" calcext:base-cell-address="Caserne.C11"/>
            <calcext:condition calcext:apply-style-name="cellule temps" calcext:value="contains-text(&quot;NextDay&quot;)" calcext:base-cell-address="Caserne.C11"/>
            <calcext:condition calcext:apply-style-name="cellule temps" calcext:value="contains-text(&quot;CheckDay&quot;)" calcext:base-cell-address="Caserne.C11"/>
            <calcext:condition calcext:apply-style-name="cellule histoire" calcext:value="contains-text(&quot;Leave&quot;)" calcext:base-cell-address="Caserne.C11"/>
            <calcext:condition calcext:apply-style-name="cellule choice" calcext:value="contains-text(&quot;Choice&quot;)" calcext:base-cell-address="Caserne.C11"/>
            <calcext:condition calcext:apply-style-name="cellule d'erreur" calcext:value="!=&quot;&quot;" calcext:base-cell-address="Caserne.C11"/>
          </calcext:conditional-format>
          <calcext:conditional-format calcext:target-range-address="'Village pêcheur'.E31:'Village pêcheur'.F31">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Village pêcheur'.D29:'Village pêcheur'.E29 'Village pêcheur'.D30:'Village pêcheur'.D31">
            <calcext:condition calcext:apply-style-name="cellule histoire" calcext:value="contains-text(&quot;GoTo&quot;)" calcext:base-cell-address="Caserne.D29"/>
            <calcext:condition calcext:apply-style-name="cellule histoire" calcext:value="contains-text(&quot;Conclude&quot;)" calcext:base-cell-address="Caserne.D29"/>
            <calcext:condition calcext:apply-style-name="cellule random" calcext:value="contains-text(&quot;RandomPercent&quot;)" calcext:base-cell-address="Caserne.D29"/>
            <calcext:condition calcext:apply-style-name="cellule random" calcext:value="contains-text(&quot;RandomRange&quot;)" calcext:base-cell-address="Caserne.D29"/>
            <calcext:condition calcext:apply-style-name="cellule personnages" calcext:value="contains-text(&quot;NewCrew&quot;)" calcext:base-cell-address="Caserne.D29"/>
            <calcext:condition calcext:apply-style-name="cellule personnages" calcext:value="contains-text(&quot;NewCharacter&quot;)" calcext:base-cell-address="Caserne.D29"/>
            <calcext:condition calcext:apply-style-name="cellule personnages" calcext:value="contains-text(&quot;HideOther&quot;)" calcext:base-cell-address="Caserne.D29"/>
            <calcext:condition calcext:apply-style-name="cellule personnages" calcext:value="contains-text(&quot;DeleteOther&quot;)" calcext:base-cell-address="Caserne.D29"/>
            <calcext:condition calcext:apply-style-name="cellule narrateur" calcext:value="contains-text(&quot;Narrator&quot;)" calcext:base-cell-address="Caserne.D29"/>
            <calcext:condition calcext:apply-style-name="cellule set choice" calcext:value="contains-text(&quot;SetChoices&quot;)" calcext:base-cell-address="Caserne.D29"/>
            <calcext:condition calcext:apply-style-name="cellule dialogues" calcext:value="contains-text(&quot;PlayerSpeak&quot;)" calcext:base-cell-address="Caserne.D29"/>
            <calcext:condition calcext:apply-style-name="cellule dialogues" calcext:value="contains-text(&quot;OtherSpeak&quot;)" calcext:base-cell-address="Caserne.D29"/>
            <calcext:condition calcext:apply-style-name="cellule argent" calcext:value="contains-text(&quot;CheckGold&quot;)" calcext:base-cell-address="Caserne.D29"/>
            <calcext:condition calcext:apply-style-name="cellule argent" calcext:value="contains-text(&quot;RemoveGold&quot;)" calcext:base-cell-address="Caserne.D29"/>
            <calcext:condition calcext:apply-style-name="cellule argent" calcext:value="contains-text(&quot;AddGold&quot;)" calcext:base-cell-address="Caserne.D29"/>
            <calcext:condition calcext:apply-style-name="cellule argent" calcext:value="contains-text(&quot;Loot&quot;)" calcext:base-cell-address="Caserne.D29"/>
            <calcext:condition calcext:apply-style-name="cellule argent" calcext:value="contains-text(&quot;Trade&quot;)" calcext:base-cell-address="Caserne.D29"/>
            <calcext:condition calcext:apply-style-name="cellule combat" calcext:value="contains-text(&quot;LaunchCombat&quot;)" calcext:base-cell-address="Caserne.D29"/>
            <calcext:condition calcext:apply-style-name="cellule indice" calcext:value="contains-text(&quot;CheckFormula&quot;)" calcext:base-cell-address="Caserne.D29"/>
            <calcext:condition calcext:apply-style-name="cellule indice" calcext:value="contains-text(&quot;GiveDirection&quot;)" calcext:base-cell-address="Caserne.D29"/>
            <calcext:condition calcext:apply-style-name="cellule temps" calcext:value="contains-text(&quot;SetWeather&quot;)" calcext:base-cell-address="Caserne.D29"/>
            <calcext:condition calcext:apply-style-name="cellule temps" calcext:value="contains-text(&quot;SwitchWeather&quot;)" calcext:base-cell-address="Caserne.D29"/>
            <calcext:condition calcext:apply-style-name="cellule temps" calcext:value="contains-text(&quot;NextDay&quot;)" calcext:base-cell-address="Caserne.D29"/>
            <calcext:condition calcext:apply-style-name="cellule temps" calcext:value="contains-text(&quot;CheckDay&quot;)" calcext:base-cell-address="Caserne.D29"/>
            <calcext:condition calcext:apply-style-name="cellule histoire" calcext:value="contains-text(&quot;Leave&quot;)" calcext:base-cell-address="Caserne.D29"/>
            <calcext:condition calcext:apply-style-name="cellule choice" calcext:value="contains-text(&quot;Choice&quot;)" calcext:base-cell-address="Caserne.D29"/>
            <calcext:condition calcext:apply-style-name="cellule d'erreur" calcext:value="!=&quot;&quot;" calcext:base-cell-address="Caserne.D29"/>
          </calcext:conditional-format>
          <calcext:conditional-format calcext:target-range-address="'Village pêcheur'.D27:'Village pêcheur'.E28">
            <calcext:condition calcext:apply-style-name="cellule histoire" calcext:value="contains-text(&quot;GoTo&quot;)" calcext:base-cell-address="Caserne.D27"/>
            <calcext:condition calcext:apply-style-name="cellule histoire" calcext:value="contains-text(&quot;Conclude&quot;)" calcext:base-cell-address="Caserne.D27"/>
            <calcext:condition calcext:apply-style-name="cellule random" calcext:value="contains-text(&quot;RandomPercent&quot;)" calcext:base-cell-address="Caserne.D27"/>
            <calcext:condition calcext:apply-style-name="cellule random" calcext:value="contains-text(&quot;RandomRange&quot;)" calcext:base-cell-address="Caserne.D27"/>
            <calcext:condition calcext:apply-style-name="cellule personnages" calcext:value="contains-text(&quot;NewCrew&quot;)" calcext:base-cell-address="Caserne.D27"/>
            <calcext:condition calcext:apply-style-name="cellule personnages" calcext:value="contains-text(&quot;NewCharacter&quot;)" calcext:base-cell-address="Caserne.D27"/>
            <calcext:condition calcext:apply-style-name="cellule personnages" calcext:value="contains-text(&quot;HideOther&quot;)" calcext:base-cell-address="Caserne.D27"/>
            <calcext:condition calcext:apply-style-name="cellule personnages" calcext:value="contains-text(&quot;DeleteOther&quot;)" calcext:base-cell-address="Caserne.D27"/>
            <calcext:condition calcext:apply-style-name="cellule narrateur" calcext:value="contains-text(&quot;Narrator&quot;)" calcext:base-cell-address="Caserne.D27"/>
            <calcext:condition calcext:apply-style-name="cellule set choice" calcext:value="contains-text(&quot;SetChoices&quot;)" calcext:base-cell-address="Caserne.D27"/>
            <calcext:condition calcext:apply-style-name="cellule dialogues" calcext:value="contains-text(&quot;PlayerSpeak&quot;)" calcext:base-cell-address="Caserne.D27"/>
            <calcext:condition calcext:apply-style-name="cellule dialogues" calcext:value="contains-text(&quot;OtherSpeak&quot;)" calcext:base-cell-address="Caserne.D27"/>
            <calcext:condition calcext:apply-style-name="cellule argent" calcext:value="contains-text(&quot;CheckGold&quot;)" calcext:base-cell-address="Caserne.D27"/>
            <calcext:condition calcext:apply-style-name="cellule argent" calcext:value="contains-text(&quot;RemoveGold&quot;)" calcext:base-cell-address="Caserne.D27"/>
            <calcext:condition calcext:apply-style-name="cellule argent" calcext:value="contains-text(&quot;AddGold&quot;)" calcext:base-cell-address="Caserne.D27"/>
            <calcext:condition calcext:apply-style-name="cellule argent" calcext:value="contains-text(&quot;Loot&quot;)" calcext:base-cell-address="Caserne.D27"/>
            <calcext:condition calcext:apply-style-name="cellule argent" calcext:value="contains-text(&quot;Trade&quot;)" calcext:base-cell-address="Caserne.D27"/>
            <calcext:condition calcext:apply-style-name="cellule combat" calcext:value="contains-text(&quot;LaunchCombat&quot;)" calcext:base-cell-address="Caserne.D27"/>
            <calcext:condition calcext:apply-style-name="cellule indice" calcext:value="contains-text(&quot;CheckFormula&quot;)" calcext:base-cell-address="Caserne.D27"/>
            <calcext:condition calcext:apply-style-name="cellule indice" calcext:value="contains-text(&quot;GiveDirection&quot;)" calcext:base-cell-address="Caserne.D27"/>
            <calcext:condition calcext:apply-style-name="cellule temps" calcext:value="contains-text(&quot;SetWeather&quot;)" calcext:base-cell-address="Caserne.D27"/>
            <calcext:condition calcext:apply-style-name="cellule temps" calcext:value="contains-text(&quot;SwitchWeather&quot;)" calcext:base-cell-address="Caserne.D27"/>
            <calcext:condition calcext:apply-style-name="cellule temps" calcext:value="contains-text(&quot;NextDay&quot;)" calcext:base-cell-address="Caserne.D27"/>
            <calcext:condition calcext:apply-style-name="cellule temps" calcext:value="contains-text(&quot;CheckDay&quot;)" calcext:base-cell-address="Caserne.D27"/>
            <calcext:condition calcext:apply-style-name="cellule histoire" calcext:value="contains-text(&quot;Leave&quot;)" calcext:base-cell-address="Caserne.D27"/>
            <calcext:condition calcext:apply-style-name="cellule choice" calcext:value="contains-text(&quot;Choice&quot;)" calcext:base-cell-address="Caserne.D27"/>
            <calcext:condition calcext:apply-style-name="cellule d'erreur" calcext:value="!=&quot;&quot;" calcext:base-cell-address="Caserne.D27"/>
          </calcext:conditional-format>
          <calcext:conditional-format calcext:target-range-address="'Village pêcheur'.D27:'Village pêcheur'.E29 'Village pêcheur'.D30:'Village pêcheur'.D31">
            <calcext:condition calcext:apply-style-name="cellule histoire" calcext:value="contains-text(&quot;GoTo&quot;)" calcext:base-cell-address="Caserne.D27"/>
            <calcext:condition calcext:apply-style-name="cellule histoire" calcext:value="contains-text(&quot;Conclude&quot;)" calcext:base-cell-address="Caserne.D27"/>
            <calcext:condition calcext:apply-style-name="cellule random" calcext:value="contains-text(&quot;RandomPercent&quot;)" calcext:base-cell-address="Caserne.D27"/>
            <calcext:condition calcext:apply-style-name="cellule random" calcext:value="contains-text(&quot;RandomRange&quot;)" calcext:base-cell-address="Caserne.D27"/>
            <calcext:condition calcext:apply-style-name="cellule personnages" calcext:value="contains-text(&quot;NewCrew&quot;)" calcext:base-cell-address="Caserne.D27"/>
            <calcext:condition calcext:apply-style-name="cellule personnages" calcext:value="contains-text(&quot;NewCharacter&quot;)" calcext:base-cell-address="Caserne.D27"/>
            <calcext:condition calcext:apply-style-name="cellule personnages" calcext:value="contains-text(&quot;HideOther&quot;)" calcext:base-cell-address="Caserne.D27"/>
            <calcext:condition calcext:apply-style-name="cellule personnages" calcext:value="contains-text(&quot;DeleteOther&quot;)" calcext:base-cell-address="Caserne.D27"/>
            <calcext:condition calcext:apply-style-name="cellule narrateur" calcext:value="contains-text(&quot;Narrator&quot;)" calcext:base-cell-address="Caserne.D27"/>
            <calcext:condition calcext:apply-style-name="cellule set choice" calcext:value="contains-text(&quot;SetChoices&quot;)" calcext:base-cell-address="Caserne.D27"/>
            <calcext:condition calcext:apply-style-name="cellule dialogues" calcext:value="contains-text(&quot;PlayerSpeak&quot;)" calcext:base-cell-address="Caserne.D27"/>
            <calcext:condition calcext:apply-style-name="cellule dialogues" calcext:value="contains-text(&quot;OtherSpeak&quot;)" calcext:base-cell-address="Caserne.D27"/>
            <calcext:condition calcext:apply-style-name="cellule argent" calcext:value="contains-text(&quot;CheckGold&quot;)" calcext:base-cell-address="Caserne.D27"/>
            <calcext:condition calcext:apply-style-name="cellule argent" calcext:value="contains-text(&quot;RemoveGold&quot;)" calcext:base-cell-address="Caserne.D27"/>
            <calcext:condition calcext:apply-style-name="cellule argent" calcext:value="contains-text(&quot;AddGold&quot;)" calcext:base-cell-address="Caserne.D27"/>
            <calcext:condition calcext:apply-style-name="cellule argent" calcext:value="contains-text(&quot;Loot&quot;)" calcext:base-cell-address="Caserne.D27"/>
            <calcext:condition calcext:apply-style-name="cellule argent" calcext:value="contains-text(&quot;Trade&quot;)" calcext:base-cell-address="Caserne.D27"/>
            <calcext:condition calcext:apply-style-name="cellule combat" calcext:value="contains-text(&quot;LaunchCombat&quot;)" calcext:base-cell-address="Caserne.D27"/>
            <calcext:condition calcext:apply-style-name="cellule indice" calcext:value="contains-text(&quot;CheckFormula&quot;)" calcext:base-cell-address="Caserne.D27"/>
            <calcext:condition calcext:apply-style-name="cellule indice" calcext:value="contains-text(&quot;GiveDirection&quot;)" calcext:base-cell-address="Caserne.D27"/>
            <calcext:condition calcext:apply-style-name="cellule temps" calcext:value="contains-text(&quot;SetWeather&quot;)" calcext:base-cell-address="Caserne.D27"/>
            <calcext:condition calcext:apply-style-name="cellule temps" calcext:value="contains-text(&quot;SwitchWeather&quot;)" calcext:base-cell-address="Caserne.D27"/>
            <calcext:condition calcext:apply-style-name="cellule temps" calcext:value="contains-text(&quot;NextDay&quot;)" calcext:base-cell-address="Caserne.D27"/>
            <calcext:condition calcext:apply-style-name="cellule temps" calcext:value="contains-text(&quot;CheckDay&quot;)" calcext:base-cell-address="Caserne.D27"/>
            <calcext:condition calcext:apply-style-name="cellule histoire" calcext:value="contains-text(&quot;Leave&quot;)" calcext:base-cell-address="Caserne.D27"/>
            <calcext:condition calcext:apply-style-name="cellule choice" calcext:value="contains-text(&quot;Choice&quot;)" calcext:base-cell-address="Caserne.D27"/>
            <calcext:condition calcext:apply-style-name="cellule d'erreur" calcext:value="!=&quot;&quot;" calcext:base-cell-address="Caserne.D27"/>
          </calcext:conditional-format>
          <calcext:conditional-format calcext:target-range-address="'Village pêcheur'.F30:'Village pêcheur'.F30">
            <calcext:condition calcext:apply-style-name="cellule histoire" calcext:value="contains-text(&quot;GoTo&quot;)" calcext:base-cell-address="Caserne.F30"/>
            <calcext:condition calcext:apply-style-name="cellule histoire" calcext:value="contains-text(&quot;Conclude&quot;)" calcext:base-cell-address="Caserne.F30"/>
            <calcext:condition calcext:apply-style-name="cellule random" calcext:value="contains-text(&quot;RandomPercent&quot;)" calcext:base-cell-address="Caserne.F30"/>
            <calcext:condition calcext:apply-style-name="cellule random" calcext:value="contains-text(&quot;RandomRange&quot;)" calcext:base-cell-address="Caserne.F30"/>
            <calcext:condition calcext:apply-style-name="cellule personnages" calcext:value="contains-text(&quot;NewCrew&quot;)" calcext:base-cell-address="Caserne.F30"/>
            <calcext:condition calcext:apply-style-name="cellule personnages" calcext:value="contains-text(&quot;NewCharacter&quot;)" calcext:base-cell-address="Caserne.F30"/>
            <calcext:condition calcext:apply-style-name="cellule personnages" calcext:value="contains-text(&quot;HideOther&quot;)" calcext:base-cell-address="Caserne.F30"/>
            <calcext:condition calcext:apply-style-name="cellule personnages" calcext:value="contains-text(&quot;DeleteOther&quot;)" calcext:base-cell-address="Caserne.F30"/>
            <calcext:condition calcext:apply-style-name="cellule narrateur" calcext:value="contains-text(&quot;Narrator&quot;)" calcext:base-cell-address="Caserne.F30"/>
            <calcext:condition calcext:apply-style-name="cellule set choice" calcext:value="contains-text(&quot;SetChoices&quot;)" calcext:base-cell-address="Caserne.F30"/>
            <calcext:condition calcext:apply-style-name="cellule dialogues" calcext:value="contains-text(&quot;PlayerSpeak&quot;)" calcext:base-cell-address="Caserne.F30"/>
            <calcext:condition calcext:apply-style-name="cellule dialogues" calcext:value="contains-text(&quot;OtherSpeak&quot;)" calcext:base-cell-address="Caserne.F30"/>
            <calcext:condition calcext:apply-style-name="cellule argent" calcext:value="contains-text(&quot;CheckGold&quot;)" calcext:base-cell-address="Caserne.F30"/>
            <calcext:condition calcext:apply-style-name="cellule argent" calcext:value="contains-text(&quot;RemoveGold&quot;)" calcext:base-cell-address="Caserne.F30"/>
            <calcext:condition calcext:apply-style-name="cellule argent" calcext:value="contains-text(&quot;AddGold&quot;)" calcext:base-cell-address="Caserne.F30"/>
            <calcext:condition calcext:apply-style-name="cellule argent" calcext:value="contains-text(&quot;Loot&quot;)" calcext:base-cell-address="Caserne.F30"/>
            <calcext:condition calcext:apply-style-name="cellule argent" calcext:value="contains-text(&quot;Trade&quot;)" calcext:base-cell-address="Caserne.F30"/>
            <calcext:condition calcext:apply-style-name="cellule combat" calcext:value="contains-text(&quot;LaunchCombat&quot;)" calcext:base-cell-address="Caserne.F30"/>
            <calcext:condition calcext:apply-style-name="cellule indice" calcext:value="contains-text(&quot;CheckFormula&quot;)" calcext:base-cell-address="Caserne.F30"/>
            <calcext:condition calcext:apply-style-name="cellule indice" calcext:value="contains-text(&quot;GiveDirection&quot;)" calcext:base-cell-address="Caserne.F30"/>
            <calcext:condition calcext:apply-style-name="cellule temps" calcext:value="contains-text(&quot;SetWeather&quot;)" calcext:base-cell-address="Caserne.F30"/>
            <calcext:condition calcext:apply-style-name="cellule temps" calcext:value="contains-text(&quot;SwitchWeather&quot;)" calcext:base-cell-address="Caserne.F30"/>
            <calcext:condition calcext:apply-style-name="cellule temps" calcext:value="contains-text(&quot;NextDay&quot;)" calcext:base-cell-address="Caserne.F30"/>
            <calcext:condition calcext:apply-style-name="cellule temps" calcext:value="contains-text(&quot;CheckDay&quot;)" calcext:base-cell-address="Caserne.F30"/>
            <calcext:condition calcext:apply-style-name="cellule histoire" calcext:value="contains-text(&quot;Leave&quot;)" calcext:base-cell-address="Caserne.F30"/>
            <calcext:condition calcext:apply-style-name="cellule choice" calcext:value="contains-text(&quot;Choice&quot;)" calcext:base-cell-address="Caserne.F30"/>
            <calcext:condition calcext:apply-style-name="cellule d'erreur" calcext:value="!=&quot;&quot;" calcext:base-cell-address="Caserne.F30"/>
          </calcext:conditional-format>
          <calcext:conditional-format calcext:target-range-address="'Village pêcheur'.F30:'Village pêcheur'.F30">
            <calcext:condition calcext:apply-style-name="cellule histoire" calcext:value="contains-text(&quot;GoTo&quot;)" calcext:base-cell-address="Caserne.F30"/>
            <calcext:condition calcext:apply-style-name="cellule histoire" calcext:value="contains-text(&quot;Conclude&quot;)" calcext:base-cell-address="Caserne.F30"/>
            <calcext:condition calcext:apply-style-name="cellule random" calcext:value="contains-text(&quot;RandomPercent&quot;)" calcext:base-cell-address="Caserne.F30"/>
            <calcext:condition calcext:apply-style-name="cellule random" calcext:value="contains-text(&quot;RandomRange&quot;)" calcext:base-cell-address="Caserne.F30"/>
            <calcext:condition calcext:apply-style-name="cellule personnages" calcext:value="contains-text(&quot;NewCrew&quot;)" calcext:base-cell-address="Caserne.F30"/>
            <calcext:condition calcext:apply-style-name="cellule personnages" calcext:value="contains-text(&quot;NewCharacter&quot;)" calcext:base-cell-address="Caserne.F30"/>
            <calcext:condition calcext:apply-style-name="cellule personnages" calcext:value="contains-text(&quot;HideOther&quot;)" calcext:base-cell-address="Caserne.F30"/>
            <calcext:condition calcext:apply-style-name="cellule personnages" calcext:value="contains-text(&quot;DeleteOther&quot;)" calcext:base-cell-address="Caserne.F30"/>
            <calcext:condition calcext:apply-style-name="cellule narrateur" calcext:value="contains-text(&quot;Narrator&quot;)" calcext:base-cell-address="Caserne.F30"/>
            <calcext:condition calcext:apply-style-name="cellule set choice" calcext:value="contains-text(&quot;SetChoices&quot;)" calcext:base-cell-address="Caserne.F30"/>
            <calcext:condition calcext:apply-style-name="cellule dialogues" calcext:value="contains-text(&quot;PlayerSpeak&quot;)" calcext:base-cell-address="Caserne.F30"/>
            <calcext:condition calcext:apply-style-name="cellule dialogues" calcext:value="contains-text(&quot;OtherSpeak&quot;)" calcext:base-cell-address="Caserne.F30"/>
            <calcext:condition calcext:apply-style-name="cellule argent" calcext:value="contains-text(&quot;CheckGold&quot;)" calcext:base-cell-address="Caserne.F30"/>
            <calcext:condition calcext:apply-style-name="cellule argent" calcext:value="contains-text(&quot;RemoveGold&quot;)" calcext:base-cell-address="Caserne.F30"/>
            <calcext:condition calcext:apply-style-name="cellule argent" calcext:value="contains-text(&quot;AddGold&quot;)" calcext:base-cell-address="Caserne.F30"/>
            <calcext:condition calcext:apply-style-name="cellule argent" calcext:value="contains-text(&quot;Loot&quot;)" calcext:base-cell-address="Caserne.F30"/>
            <calcext:condition calcext:apply-style-name="cellule argent" calcext:value="contains-text(&quot;Trade&quot;)" calcext:base-cell-address="Caserne.F30"/>
            <calcext:condition calcext:apply-style-name="cellule combat" calcext:value="contains-text(&quot;LaunchCombat&quot;)" calcext:base-cell-address="Caserne.F30"/>
            <calcext:condition calcext:apply-style-name="cellule indice" calcext:value="contains-text(&quot;CheckFormula&quot;)" calcext:base-cell-address="Caserne.F30"/>
            <calcext:condition calcext:apply-style-name="cellule indice" calcext:value="contains-text(&quot;GiveDirection&quot;)" calcext:base-cell-address="Caserne.F30"/>
            <calcext:condition calcext:apply-style-name="cellule temps" calcext:value="contains-text(&quot;SetWeather&quot;)" calcext:base-cell-address="Caserne.F30"/>
            <calcext:condition calcext:apply-style-name="cellule temps" calcext:value="contains-text(&quot;SwitchWeather&quot;)" calcext:base-cell-address="Caserne.F30"/>
            <calcext:condition calcext:apply-style-name="cellule temps" calcext:value="contains-text(&quot;NextDay&quot;)" calcext:base-cell-address="Caserne.F30"/>
            <calcext:condition calcext:apply-style-name="cellule temps" calcext:value="contains-text(&quot;CheckDay&quot;)" calcext:base-cell-address="Caserne.F30"/>
            <calcext:condition calcext:apply-style-name="cellule histoire" calcext:value="contains-text(&quot;Leave&quot;)" calcext:base-cell-address="Caserne.F30"/>
            <calcext:condition calcext:apply-style-name="cellule choice" calcext:value="contains-text(&quot;Choice&quot;)" calcext:base-cell-address="Caserne.F30"/>
            <calcext:condition calcext:apply-style-name="cellule d'erreur" calcext:value="!=&quot;&quot;" calcext:base-cell-address="Caserne.F30"/>
          </calcext:conditional-format>
          <calcext:conditional-format calcext:target-range-address="'Village pêcheur'.E30:'Village pêcheur'.E30">
            <calcext:condition calcext:apply-style-name="cellule histoire" calcext:value="contains-text(&quot;GoTo&quot;)" calcext:base-cell-address="Caserne.E30"/>
            <calcext:condition calcext:apply-style-name="cellule histoire" calcext:value="contains-text(&quot;Conclude&quot;)" calcext:base-cell-address="Caserne.E30"/>
            <calcext:condition calcext:apply-style-name="cellule random" calcext:value="contains-text(&quot;RandomPercent&quot;)" calcext:base-cell-address="Caserne.E30"/>
            <calcext:condition calcext:apply-style-name="cellule random" calcext:value="contains-text(&quot;RandomRange&quot;)" calcext:base-cell-address="Caserne.E30"/>
            <calcext:condition calcext:apply-style-name="cellule personnages" calcext:value="contains-text(&quot;NewCrew&quot;)" calcext:base-cell-address="Caserne.E30"/>
            <calcext:condition calcext:apply-style-name="cellule personnages" calcext:value="contains-text(&quot;NewCharacter&quot;)" calcext:base-cell-address="Caserne.E30"/>
            <calcext:condition calcext:apply-style-name="cellule personnages" calcext:value="contains-text(&quot;HideOther&quot;)" calcext:base-cell-address="Caserne.E30"/>
            <calcext:condition calcext:apply-style-name="cellule personnages" calcext:value="contains-text(&quot;DeleteOther&quot;)" calcext:base-cell-address="Caserne.E30"/>
            <calcext:condition calcext:apply-style-name="cellule narrateur" calcext:value="contains-text(&quot;Narrator&quot;)" calcext:base-cell-address="Caserne.E30"/>
            <calcext:condition calcext:apply-style-name="cellule set choice" calcext:value="contains-text(&quot;SetChoices&quot;)" calcext:base-cell-address="Caserne.E30"/>
            <calcext:condition calcext:apply-style-name="cellule dialogues" calcext:value="contains-text(&quot;PlayerSpeak&quot;)" calcext:base-cell-address="Caserne.E30"/>
            <calcext:condition calcext:apply-style-name="cellule dialogues" calcext:value="contains-text(&quot;OtherSpeak&quot;)" calcext:base-cell-address="Caserne.E30"/>
            <calcext:condition calcext:apply-style-name="cellule argent" calcext:value="contains-text(&quot;CheckGold&quot;)" calcext:base-cell-address="Caserne.E30"/>
            <calcext:condition calcext:apply-style-name="cellule argent" calcext:value="contains-text(&quot;RemoveGold&quot;)" calcext:base-cell-address="Caserne.E30"/>
            <calcext:condition calcext:apply-style-name="cellule argent" calcext:value="contains-text(&quot;AddGold&quot;)" calcext:base-cell-address="Caserne.E30"/>
            <calcext:condition calcext:apply-style-name="cellule argent" calcext:value="contains-text(&quot;Loot&quot;)" calcext:base-cell-address="Caserne.E30"/>
            <calcext:condition calcext:apply-style-name="cellule argent" calcext:value="contains-text(&quot;Trade&quot;)" calcext:base-cell-address="Caserne.E30"/>
            <calcext:condition calcext:apply-style-name="cellule combat" calcext:value="contains-text(&quot;LaunchCombat&quot;)" calcext:base-cell-address="Caserne.E30"/>
            <calcext:condition calcext:apply-style-name="cellule indice" calcext:value="contains-text(&quot;CheckFormula&quot;)" calcext:base-cell-address="Caserne.E30"/>
            <calcext:condition calcext:apply-style-name="cellule indice" calcext:value="contains-text(&quot;GiveDirection&quot;)" calcext:base-cell-address="Caserne.E30"/>
            <calcext:condition calcext:apply-style-name="cellule temps" calcext:value="contains-text(&quot;SetWeather&quot;)" calcext:base-cell-address="Caserne.E30"/>
            <calcext:condition calcext:apply-style-name="cellule temps" calcext:value="contains-text(&quot;SwitchWeather&quot;)" calcext:base-cell-address="Caserne.E30"/>
            <calcext:condition calcext:apply-style-name="cellule temps" calcext:value="contains-text(&quot;NextDay&quot;)" calcext:base-cell-address="Caserne.E30"/>
            <calcext:condition calcext:apply-style-name="cellule temps" calcext:value="contains-text(&quot;CheckDay&quot;)" calcext:base-cell-address="Caserne.E30"/>
            <calcext:condition calcext:apply-style-name="cellule histoire" calcext:value="contains-text(&quot;Leave&quot;)" calcext:base-cell-address="Caserne.E30"/>
            <calcext:condition calcext:apply-style-name="cellule choice" calcext:value="contains-text(&quot;Choice&quot;)" calcext:base-cell-address="Caserne.E30"/>
            <calcext:condition calcext:apply-style-name="cellule d'erreur" calcext:value="!=&quot;&quot;" calcext:base-cell-address="Caserne.E30"/>
          </calcext:conditional-format>
          <calcext:conditional-format calcext:target-range-address="'Village pêcheur'.E30:'Village pêcheur'.E30">
            <calcext:condition calcext:apply-style-name="cellule histoire" calcext:value="contains-text(&quot;GoTo&quot;)" calcext:base-cell-address="Caserne.E30"/>
            <calcext:condition calcext:apply-style-name="cellule histoire" calcext:value="contains-text(&quot;Conclude&quot;)" calcext:base-cell-address="Caserne.E30"/>
            <calcext:condition calcext:apply-style-name="cellule random" calcext:value="contains-text(&quot;RandomPercent&quot;)" calcext:base-cell-address="Caserne.E30"/>
            <calcext:condition calcext:apply-style-name="cellule random" calcext:value="contains-text(&quot;RandomRange&quot;)" calcext:base-cell-address="Caserne.E30"/>
            <calcext:condition calcext:apply-style-name="cellule personnages" calcext:value="contains-text(&quot;NewCrew&quot;)" calcext:base-cell-address="Caserne.E30"/>
            <calcext:condition calcext:apply-style-name="cellule personnages" calcext:value="contains-text(&quot;NewCharacter&quot;)" calcext:base-cell-address="Caserne.E30"/>
            <calcext:condition calcext:apply-style-name="cellule personnages" calcext:value="contains-text(&quot;HideOther&quot;)" calcext:base-cell-address="Caserne.E30"/>
            <calcext:condition calcext:apply-style-name="cellule personnages" calcext:value="contains-text(&quot;DeleteOther&quot;)" calcext:base-cell-address="Caserne.E30"/>
            <calcext:condition calcext:apply-style-name="cellule narrateur" calcext:value="contains-text(&quot;Narrator&quot;)" calcext:base-cell-address="Caserne.E30"/>
            <calcext:condition calcext:apply-style-name="cellule set choice" calcext:value="contains-text(&quot;SetChoices&quot;)" calcext:base-cell-address="Caserne.E30"/>
            <calcext:condition calcext:apply-style-name="cellule dialogues" calcext:value="contains-text(&quot;PlayerSpeak&quot;)" calcext:base-cell-address="Caserne.E30"/>
            <calcext:condition calcext:apply-style-name="cellule dialogues" calcext:value="contains-text(&quot;OtherSpeak&quot;)" calcext:base-cell-address="Caserne.E30"/>
            <calcext:condition calcext:apply-style-name="cellule argent" calcext:value="contains-text(&quot;CheckGold&quot;)" calcext:base-cell-address="Caserne.E30"/>
            <calcext:condition calcext:apply-style-name="cellule argent" calcext:value="contains-text(&quot;RemoveGold&quot;)" calcext:base-cell-address="Caserne.E30"/>
            <calcext:condition calcext:apply-style-name="cellule argent" calcext:value="contains-text(&quot;AddGold&quot;)" calcext:base-cell-address="Caserne.E30"/>
            <calcext:condition calcext:apply-style-name="cellule argent" calcext:value="contains-text(&quot;Loot&quot;)" calcext:base-cell-address="Caserne.E30"/>
            <calcext:condition calcext:apply-style-name="cellule argent" calcext:value="contains-text(&quot;Trade&quot;)" calcext:base-cell-address="Caserne.E30"/>
            <calcext:condition calcext:apply-style-name="cellule combat" calcext:value="contains-text(&quot;LaunchCombat&quot;)" calcext:base-cell-address="Caserne.E30"/>
            <calcext:condition calcext:apply-style-name="cellule indice" calcext:value="contains-text(&quot;CheckFormula&quot;)" calcext:base-cell-address="Caserne.E30"/>
            <calcext:condition calcext:apply-style-name="cellule indice" calcext:value="contains-text(&quot;GiveDirection&quot;)" calcext:base-cell-address="Caserne.E30"/>
            <calcext:condition calcext:apply-style-name="cellule temps" calcext:value="contains-text(&quot;SetWeather&quot;)" calcext:base-cell-address="Caserne.E30"/>
            <calcext:condition calcext:apply-style-name="cellule temps" calcext:value="contains-text(&quot;SwitchWeather&quot;)" calcext:base-cell-address="Caserne.E30"/>
            <calcext:condition calcext:apply-style-name="cellule temps" calcext:value="contains-text(&quot;NextDay&quot;)" calcext:base-cell-address="Caserne.E30"/>
            <calcext:condition calcext:apply-style-name="cellule temps" calcext:value="contains-text(&quot;CheckDay&quot;)" calcext:base-cell-address="Caserne.E30"/>
            <calcext:condition calcext:apply-style-name="cellule histoire" calcext:value="contains-text(&quot;Leave&quot;)" calcext:base-cell-address="Caserne.E30"/>
            <calcext:condition calcext:apply-style-name="cellule choice" calcext:value="contains-text(&quot;Choice&quot;)" calcext:base-cell-address="Caserne.E30"/>
            <calcext:condition calcext:apply-style-name="cellule d'erreur" calcext:value="!=&quot;&quot;" calcext:base-cell-address="Caserne.E30"/>
          </calcext:conditional-format>
          <calcext:conditional-format calcext:target-range-address="'Village pêcheur'.F31:'Village pêcheur'.F31">
            <calcext:condition calcext:apply-style-name="cellule histoire" calcext:value="contains-text(&quot;GoTo&quot;)" calcext:base-cell-address="Caserne.F31"/>
            <calcext:condition calcext:apply-style-name="cellule histoire" calcext:value="contains-text(&quot;Conclude&quot;)" calcext:base-cell-address="Caserne.F31"/>
            <calcext:condition calcext:apply-style-name="cellule random" calcext:value="contains-text(&quot;RandomPercent&quot;)" calcext:base-cell-address="Caserne.F31"/>
            <calcext:condition calcext:apply-style-name="cellule random" calcext:value="contains-text(&quot;RandomRange&quot;)" calcext:base-cell-address="Caserne.F31"/>
            <calcext:condition calcext:apply-style-name="cellule personnages" calcext:value="contains-text(&quot;NewCrew&quot;)" calcext:base-cell-address="Caserne.F31"/>
            <calcext:condition calcext:apply-style-name="cellule personnages" calcext:value="contains-text(&quot;NewCharacter&quot;)" calcext:base-cell-address="Caserne.F31"/>
            <calcext:condition calcext:apply-style-name="cellule personnages" calcext:value="contains-text(&quot;HideOther&quot;)" calcext:base-cell-address="Caserne.F31"/>
            <calcext:condition calcext:apply-style-name="cellule personnages" calcext:value="contains-text(&quot;DeleteOther&quot;)" calcext:base-cell-address="Caserne.F31"/>
            <calcext:condition calcext:apply-style-name="cellule narrateur" calcext:value="contains-text(&quot;Narrator&quot;)" calcext:base-cell-address="Caserne.F31"/>
            <calcext:condition calcext:apply-style-name="cellule set choice" calcext:value="contains-text(&quot;SetChoices&quot;)" calcext:base-cell-address="Caserne.F31"/>
            <calcext:condition calcext:apply-style-name="cellule dialogues" calcext:value="contains-text(&quot;PlayerSpeak&quot;)" calcext:base-cell-address="Caserne.F31"/>
            <calcext:condition calcext:apply-style-name="cellule dialogues" calcext:value="contains-text(&quot;OtherSpeak&quot;)" calcext:base-cell-address="Caserne.F31"/>
            <calcext:condition calcext:apply-style-name="cellule argent" calcext:value="contains-text(&quot;CheckGold&quot;)" calcext:base-cell-address="Caserne.F31"/>
            <calcext:condition calcext:apply-style-name="cellule argent" calcext:value="contains-text(&quot;RemoveGold&quot;)" calcext:base-cell-address="Caserne.F31"/>
            <calcext:condition calcext:apply-style-name="cellule argent" calcext:value="contains-text(&quot;AddGold&quot;)" calcext:base-cell-address="Caserne.F31"/>
            <calcext:condition calcext:apply-style-name="cellule argent" calcext:value="contains-text(&quot;Loot&quot;)" calcext:base-cell-address="Caserne.F31"/>
            <calcext:condition calcext:apply-style-name="cellule argent" calcext:value="contains-text(&quot;Trade&quot;)" calcext:base-cell-address="Caserne.F31"/>
            <calcext:condition calcext:apply-style-name="cellule combat" calcext:value="contains-text(&quot;LaunchCombat&quot;)" calcext:base-cell-address="Caserne.F31"/>
            <calcext:condition calcext:apply-style-name="cellule indice" calcext:value="contains-text(&quot;CheckFormula&quot;)" calcext:base-cell-address="Caserne.F31"/>
            <calcext:condition calcext:apply-style-name="cellule indice" calcext:value="contains-text(&quot;GiveDirection&quot;)" calcext:base-cell-address="Caserne.F31"/>
            <calcext:condition calcext:apply-style-name="cellule temps" calcext:value="contains-text(&quot;SetWeather&quot;)" calcext:base-cell-address="Caserne.F31"/>
            <calcext:condition calcext:apply-style-name="cellule temps" calcext:value="contains-text(&quot;SwitchWeather&quot;)" calcext:base-cell-address="Caserne.F31"/>
            <calcext:condition calcext:apply-style-name="cellule temps" calcext:value="contains-text(&quot;NextDay&quot;)" calcext:base-cell-address="Caserne.F31"/>
            <calcext:condition calcext:apply-style-name="cellule temps" calcext:value="contains-text(&quot;CheckDay&quot;)" calcext:base-cell-address="Caserne.F31"/>
            <calcext:condition calcext:apply-style-name="cellule histoire" calcext:value="contains-text(&quot;Leave&quot;)" calcext:base-cell-address="Caserne.F31"/>
            <calcext:condition calcext:apply-style-name="cellule choice" calcext:value="contains-text(&quot;Choice&quot;)" calcext:base-cell-address="Caserne.F31"/>
            <calcext:condition calcext:apply-style-name="cellule d'erreur" calcext:value="!=&quot;&quot;" calcext:base-cell-address="Caserne.F31"/>
          </calcext:conditional-format>
          <calcext:conditional-format calcext:target-range-address="'Village pêcheur'.F31:'Village pêcheur'.F31">
            <calcext:condition calcext:apply-style-name="cellule histoire" calcext:value="contains-text(&quot;GoTo&quot;)" calcext:base-cell-address="Caserne.F31"/>
            <calcext:condition calcext:apply-style-name="cellule histoire" calcext:value="contains-text(&quot;Conclude&quot;)" calcext:base-cell-address="Caserne.F31"/>
            <calcext:condition calcext:apply-style-name="cellule random" calcext:value="contains-text(&quot;RandomPercent&quot;)" calcext:base-cell-address="Caserne.F31"/>
            <calcext:condition calcext:apply-style-name="cellule random" calcext:value="contains-text(&quot;RandomRange&quot;)" calcext:base-cell-address="Caserne.F31"/>
            <calcext:condition calcext:apply-style-name="cellule personnages" calcext:value="contains-text(&quot;NewCrew&quot;)" calcext:base-cell-address="Caserne.F31"/>
            <calcext:condition calcext:apply-style-name="cellule personnages" calcext:value="contains-text(&quot;NewCharacter&quot;)" calcext:base-cell-address="Caserne.F31"/>
            <calcext:condition calcext:apply-style-name="cellule personnages" calcext:value="contains-text(&quot;HideOther&quot;)" calcext:base-cell-address="Caserne.F31"/>
            <calcext:condition calcext:apply-style-name="cellule personnages" calcext:value="contains-text(&quot;DeleteOther&quot;)" calcext:base-cell-address="Caserne.F31"/>
            <calcext:condition calcext:apply-style-name="cellule narrateur" calcext:value="contains-text(&quot;Narrator&quot;)" calcext:base-cell-address="Caserne.F31"/>
            <calcext:condition calcext:apply-style-name="cellule set choice" calcext:value="contains-text(&quot;SetChoices&quot;)" calcext:base-cell-address="Caserne.F31"/>
            <calcext:condition calcext:apply-style-name="cellule dialogues" calcext:value="contains-text(&quot;PlayerSpeak&quot;)" calcext:base-cell-address="Caserne.F31"/>
            <calcext:condition calcext:apply-style-name="cellule dialogues" calcext:value="contains-text(&quot;OtherSpeak&quot;)" calcext:base-cell-address="Caserne.F31"/>
            <calcext:condition calcext:apply-style-name="cellule argent" calcext:value="contains-text(&quot;CheckGold&quot;)" calcext:base-cell-address="Caserne.F31"/>
            <calcext:condition calcext:apply-style-name="cellule argent" calcext:value="contains-text(&quot;RemoveGold&quot;)" calcext:base-cell-address="Caserne.F31"/>
            <calcext:condition calcext:apply-style-name="cellule argent" calcext:value="contains-text(&quot;AddGold&quot;)" calcext:base-cell-address="Caserne.F31"/>
            <calcext:condition calcext:apply-style-name="cellule argent" calcext:value="contains-text(&quot;Loot&quot;)" calcext:base-cell-address="Caserne.F31"/>
            <calcext:condition calcext:apply-style-name="cellule argent" calcext:value="contains-text(&quot;Trade&quot;)" calcext:base-cell-address="Caserne.F31"/>
            <calcext:condition calcext:apply-style-name="cellule combat" calcext:value="contains-text(&quot;LaunchCombat&quot;)" calcext:base-cell-address="Caserne.F31"/>
            <calcext:condition calcext:apply-style-name="cellule indice" calcext:value="contains-text(&quot;CheckFormula&quot;)" calcext:base-cell-address="Caserne.F31"/>
            <calcext:condition calcext:apply-style-name="cellule indice" calcext:value="contains-text(&quot;GiveDirection&quot;)" calcext:base-cell-address="Caserne.F31"/>
            <calcext:condition calcext:apply-style-name="cellule temps" calcext:value="contains-text(&quot;SetWeather&quot;)" calcext:base-cell-address="Caserne.F31"/>
            <calcext:condition calcext:apply-style-name="cellule temps" calcext:value="contains-text(&quot;SwitchWeather&quot;)" calcext:base-cell-address="Caserne.F31"/>
            <calcext:condition calcext:apply-style-name="cellule temps" calcext:value="contains-text(&quot;NextDay&quot;)" calcext:base-cell-address="Caserne.F31"/>
            <calcext:condition calcext:apply-style-name="cellule temps" calcext:value="contains-text(&quot;CheckDay&quot;)" calcext:base-cell-address="Caserne.F31"/>
            <calcext:condition calcext:apply-style-name="cellule histoire" calcext:value="contains-text(&quot;Leave&quot;)" calcext:base-cell-address="Caserne.F31"/>
            <calcext:condition calcext:apply-style-name="cellule choice" calcext:value="contains-text(&quot;Choice&quot;)" calcext:base-cell-address="Caserne.F31"/>
            <calcext:condition calcext:apply-style-name="cellule d'erreur" calcext:value="!=&quot;&quot;" calcext:base-cell-address="Caserne.F31"/>
          </calcext:conditional-format>
          <calcext:conditional-format calcext:target-range-address="'Village pêcheur'.E31:'Village pêcheur'.E31">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Village pêcheur'.E31:'Village pêcheur'.E31">
            <calcext:condition calcext:apply-style-name="cellule histoire" calcext:value="contains-text(&quot;GoTo&quot;)" calcext:base-cell-address="Caserne.E31"/>
            <calcext:condition calcext:apply-style-name="cellule histoire" calcext:value="contains-text(&quot;Conclude&quot;)" calcext:base-cell-address="Caserne.E31"/>
            <calcext:condition calcext:apply-style-name="cellule random" calcext:value="contains-text(&quot;RandomPercent&quot;)" calcext:base-cell-address="Caserne.E31"/>
            <calcext:condition calcext:apply-style-name="cellule random" calcext:value="contains-text(&quot;RandomRange&quot;)" calcext:base-cell-address="Caserne.E31"/>
            <calcext:condition calcext:apply-style-name="cellule personnages" calcext:value="contains-text(&quot;NewCrew&quot;)" calcext:base-cell-address="Caserne.E31"/>
            <calcext:condition calcext:apply-style-name="cellule personnages" calcext:value="contains-text(&quot;NewCharacter&quot;)" calcext:base-cell-address="Caserne.E31"/>
            <calcext:condition calcext:apply-style-name="cellule personnages" calcext:value="contains-text(&quot;HideOther&quot;)" calcext:base-cell-address="Caserne.E31"/>
            <calcext:condition calcext:apply-style-name="cellule personnages" calcext:value="contains-text(&quot;DeleteOther&quot;)" calcext:base-cell-address="Caserne.E31"/>
            <calcext:condition calcext:apply-style-name="cellule narrateur" calcext:value="contains-text(&quot;Narrator&quot;)" calcext:base-cell-address="Caserne.E31"/>
            <calcext:condition calcext:apply-style-name="cellule set choice" calcext:value="contains-text(&quot;SetChoices&quot;)" calcext:base-cell-address="Caserne.E31"/>
            <calcext:condition calcext:apply-style-name="cellule dialogues" calcext:value="contains-text(&quot;PlayerSpeak&quot;)" calcext:base-cell-address="Caserne.E31"/>
            <calcext:condition calcext:apply-style-name="cellule dialogues" calcext:value="contains-text(&quot;OtherSpeak&quot;)" calcext:base-cell-address="Caserne.E31"/>
            <calcext:condition calcext:apply-style-name="cellule argent" calcext:value="contains-text(&quot;CheckGold&quot;)" calcext:base-cell-address="Caserne.E31"/>
            <calcext:condition calcext:apply-style-name="cellule argent" calcext:value="contains-text(&quot;RemoveGold&quot;)" calcext:base-cell-address="Caserne.E31"/>
            <calcext:condition calcext:apply-style-name="cellule argent" calcext:value="contains-text(&quot;AddGold&quot;)" calcext:base-cell-address="Caserne.E31"/>
            <calcext:condition calcext:apply-style-name="cellule argent" calcext:value="contains-text(&quot;Loot&quot;)" calcext:base-cell-address="Caserne.E31"/>
            <calcext:condition calcext:apply-style-name="cellule argent" calcext:value="contains-text(&quot;Trade&quot;)" calcext:base-cell-address="Caserne.E31"/>
            <calcext:condition calcext:apply-style-name="cellule combat" calcext:value="contains-text(&quot;LaunchCombat&quot;)" calcext:base-cell-address="Caserne.E31"/>
            <calcext:condition calcext:apply-style-name="cellule indice" calcext:value="contains-text(&quot;CheckFormula&quot;)" calcext:base-cell-address="Caserne.E31"/>
            <calcext:condition calcext:apply-style-name="cellule indice" calcext:value="contains-text(&quot;GiveDirection&quot;)" calcext:base-cell-address="Caserne.E31"/>
            <calcext:condition calcext:apply-style-name="cellule temps" calcext:value="contains-text(&quot;SetWeather&quot;)" calcext:base-cell-address="Caserne.E31"/>
            <calcext:condition calcext:apply-style-name="cellule temps" calcext:value="contains-text(&quot;SwitchWeather&quot;)" calcext:base-cell-address="Caserne.E31"/>
            <calcext:condition calcext:apply-style-name="cellule temps" calcext:value="contains-text(&quot;NextDay&quot;)" calcext:base-cell-address="Caserne.E31"/>
            <calcext:condition calcext:apply-style-name="cellule temps" calcext:value="contains-text(&quot;CheckDay&quot;)" calcext:base-cell-address="Caserne.E31"/>
            <calcext:condition calcext:apply-style-name="cellule histoire" calcext:value="contains-text(&quot;Leave&quot;)" calcext:base-cell-address="Caserne.E31"/>
            <calcext:condition calcext:apply-style-name="cellule choice" calcext:value="contains-text(&quot;Choice&quot;)" calcext:base-cell-address="Caserne.E31"/>
            <calcext:condition calcext:apply-style-name="cellule d'erreur" calcext:value="!=&quot;&quot;" calcext:base-cell-address="Caserne.E31"/>
          </calcext:conditional-format>
          <calcext:conditional-format calcext:target-range-address="'Village pêcheur'.C30:'Village pêcheur'.C30">
            <calcext:condition calcext:apply-style-name="cellule histoire" calcext:value="contains-text(&quot;GoTo&quot;)" calcext:base-cell-address="Caserne.C30"/>
            <calcext:condition calcext:apply-style-name="cellule histoire" calcext:value="contains-text(&quot;Conclude&quot;)" calcext:base-cell-address="Caserne.C30"/>
            <calcext:condition calcext:apply-style-name="cellule random" calcext:value="contains-text(&quot;RandomPercent&quot;)" calcext:base-cell-address="Caserne.C30"/>
            <calcext:condition calcext:apply-style-name="cellule random" calcext:value="contains-text(&quot;RandomRange&quot;)" calcext:base-cell-address="Caserne.C30"/>
            <calcext:condition calcext:apply-style-name="cellule personnages" calcext:value="contains-text(&quot;NewCrew&quot;)" calcext:base-cell-address="Caserne.C30"/>
            <calcext:condition calcext:apply-style-name="cellule personnages" calcext:value="contains-text(&quot;NewCharacter&quot;)" calcext:base-cell-address="Caserne.C30"/>
            <calcext:condition calcext:apply-style-name="cellule personnages" calcext:value="contains-text(&quot;HideOther&quot;)" calcext:base-cell-address="Caserne.C30"/>
            <calcext:condition calcext:apply-style-name="cellule personnages" calcext:value="contains-text(&quot;DeleteOther&quot;)" calcext:base-cell-address="Caserne.C30"/>
            <calcext:condition calcext:apply-style-name="cellule narrateur" calcext:value="contains-text(&quot;Narrator&quot;)" calcext:base-cell-address="Caserne.C30"/>
            <calcext:condition calcext:apply-style-name="cellule set choice" calcext:value="contains-text(&quot;SetChoices&quot;)" calcext:base-cell-address="Caserne.C30"/>
            <calcext:condition calcext:apply-style-name="cellule dialogues" calcext:value="contains-text(&quot;PlayerSpeak&quot;)" calcext:base-cell-address="Caserne.C30"/>
            <calcext:condition calcext:apply-style-name="cellule dialogues" calcext:value="contains-text(&quot;OtherSpeak&quot;)" calcext:base-cell-address="Caserne.C30"/>
            <calcext:condition calcext:apply-style-name="cellule argent" calcext:value="contains-text(&quot;CheckGold&quot;)" calcext:base-cell-address="Caserne.C30"/>
            <calcext:condition calcext:apply-style-name="cellule argent" calcext:value="contains-text(&quot;RemoveGold&quot;)" calcext:base-cell-address="Caserne.C30"/>
            <calcext:condition calcext:apply-style-name="cellule argent" calcext:value="contains-text(&quot;AddGold&quot;)" calcext:base-cell-address="Caserne.C30"/>
            <calcext:condition calcext:apply-style-name="cellule argent" calcext:value="contains-text(&quot;Loot&quot;)" calcext:base-cell-address="Caserne.C30"/>
            <calcext:condition calcext:apply-style-name="cellule argent" calcext:value="contains-text(&quot;Trade&quot;)" calcext:base-cell-address="Caserne.C30"/>
            <calcext:condition calcext:apply-style-name="cellule combat" calcext:value="contains-text(&quot;LaunchCombat&quot;)" calcext:base-cell-address="Caserne.C30"/>
            <calcext:condition calcext:apply-style-name="cellule indice" calcext:value="contains-text(&quot;CheckFormula&quot;)" calcext:base-cell-address="Caserne.C30"/>
            <calcext:condition calcext:apply-style-name="cellule indice" calcext:value="contains-text(&quot;GiveDirection&quot;)" calcext:base-cell-address="Caserne.C30"/>
            <calcext:condition calcext:apply-style-name="cellule temps" calcext:value="contains-text(&quot;SetWeather&quot;)" calcext:base-cell-address="Caserne.C30"/>
            <calcext:condition calcext:apply-style-name="cellule temps" calcext:value="contains-text(&quot;SwitchWeather&quot;)" calcext:base-cell-address="Caserne.C30"/>
            <calcext:condition calcext:apply-style-name="cellule temps" calcext:value="contains-text(&quot;NextDay&quot;)" calcext:base-cell-address="Caserne.C30"/>
            <calcext:condition calcext:apply-style-name="cellule temps" calcext:value="contains-text(&quot;CheckDay&quot;)" calcext:base-cell-address="Caserne.C30"/>
            <calcext:condition calcext:apply-style-name="cellule histoire" calcext:value="contains-text(&quot;Leave&quot;)" calcext:base-cell-address="Caserne.C30"/>
            <calcext:condition calcext:apply-style-name="cellule choice" calcext:value="contains-text(&quot;Choice&quot;)" calcext:base-cell-address="Caserne.C30"/>
            <calcext:condition calcext:apply-style-name="cellule d'erreur" calcext:value="!=&quot;&quot;" calcext:base-cell-address="Caserne.C30"/>
          </calcext:conditional-format>
          <calcext:conditional-format calcext:target-range-address="'Village pêcheur'.C30:'Village pêcheur'.C30">
            <calcext:condition calcext:apply-style-name="cellule histoire" calcext:value="contains-text(&quot;GoTo&quot;)" calcext:base-cell-address="Caserne.C30"/>
            <calcext:condition calcext:apply-style-name="cellule histoire" calcext:value="contains-text(&quot;Conclude&quot;)" calcext:base-cell-address="Caserne.C30"/>
            <calcext:condition calcext:apply-style-name="cellule random" calcext:value="contains-text(&quot;RandomPercent&quot;)" calcext:base-cell-address="Caserne.C30"/>
            <calcext:condition calcext:apply-style-name="cellule random" calcext:value="contains-text(&quot;RandomRange&quot;)" calcext:base-cell-address="Caserne.C30"/>
            <calcext:condition calcext:apply-style-name="cellule personnages" calcext:value="contains-text(&quot;NewCrew&quot;)" calcext:base-cell-address="Caserne.C30"/>
            <calcext:condition calcext:apply-style-name="cellule personnages" calcext:value="contains-text(&quot;NewCharacter&quot;)" calcext:base-cell-address="Caserne.C30"/>
            <calcext:condition calcext:apply-style-name="cellule personnages" calcext:value="contains-text(&quot;HideOther&quot;)" calcext:base-cell-address="Caserne.C30"/>
            <calcext:condition calcext:apply-style-name="cellule personnages" calcext:value="contains-text(&quot;DeleteOther&quot;)" calcext:base-cell-address="Caserne.C30"/>
            <calcext:condition calcext:apply-style-name="cellule narrateur" calcext:value="contains-text(&quot;Narrator&quot;)" calcext:base-cell-address="Caserne.C30"/>
            <calcext:condition calcext:apply-style-name="cellule set choice" calcext:value="contains-text(&quot;SetChoices&quot;)" calcext:base-cell-address="Caserne.C30"/>
            <calcext:condition calcext:apply-style-name="cellule dialogues" calcext:value="contains-text(&quot;PlayerSpeak&quot;)" calcext:base-cell-address="Caserne.C30"/>
            <calcext:condition calcext:apply-style-name="cellule dialogues" calcext:value="contains-text(&quot;OtherSpeak&quot;)" calcext:base-cell-address="Caserne.C30"/>
            <calcext:condition calcext:apply-style-name="cellule argent" calcext:value="contains-text(&quot;CheckGold&quot;)" calcext:base-cell-address="Caserne.C30"/>
            <calcext:condition calcext:apply-style-name="cellule argent" calcext:value="contains-text(&quot;RemoveGold&quot;)" calcext:base-cell-address="Caserne.C30"/>
            <calcext:condition calcext:apply-style-name="cellule argent" calcext:value="contains-text(&quot;AddGold&quot;)" calcext:base-cell-address="Caserne.C30"/>
            <calcext:condition calcext:apply-style-name="cellule argent" calcext:value="contains-text(&quot;Loot&quot;)" calcext:base-cell-address="Caserne.C30"/>
            <calcext:condition calcext:apply-style-name="cellule argent" calcext:value="contains-text(&quot;Trade&quot;)" calcext:base-cell-address="Caserne.C30"/>
            <calcext:condition calcext:apply-style-name="cellule combat" calcext:value="contains-text(&quot;LaunchCombat&quot;)" calcext:base-cell-address="Caserne.C30"/>
            <calcext:condition calcext:apply-style-name="cellule indice" calcext:value="contains-text(&quot;CheckFormula&quot;)" calcext:base-cell-address="Caserne.C30"/>
            <calcext:condition calcext:apply-style-name="cellule indice" calcext:value="contains-text(&quot;GiveDirection&quot;)" calcext:base-cell-address="Caserne.C30"/>
            <calcext:condition calcext:apply-style-name="cellule temps" calcext:value="contains-text(&quot;SetWeather&quot;)" calcext:base-cell-address="Caserne.C30"/>
            <calcext:condition calcext:apply-style-name="cellule temps" calcext:value="contains-text(&quot;SwitchWeather&quot;)" calcext:base-cell-address="Caserne.C30"/>
            <calcext:condition calcext:apply-style-name="cellule temps" calcext:value="contains-text(&quot;NextDay&quot;)" calcext:base-cell-address="Caserne.C30"/>
            <calcext:condition calcext:apply-style-name="cellule temps" calcext:value="contains-text(&quot;CheckDay&quot;)" calcext:base-cell-address="Caserne.C30"/>
            <calcext:condition calcext:apply-style-name="cellule histoire" calcext:value="contains-text(&quot;Leave&quot;)" calcext:base-cell-address="Caserne.C30"/>
            <calcext:condition calcext:apply-style-name="cellule choice" calcext:value="contains-text(&quot;Choice&quot;)" calcext:base-cell-address="Caserne.C30"/>
            <calcext:condition calcext:apply-style-name="cellule d'erreur" calcext:value="!=&quot;&quot;" calcext:base-cell-address="Caserne.C30"/>
          </calcext:conditional-format>
          <calcext:conditional-format calcext:target-range-address="'Village pêcheur'.A4:'Village pêcheur'.A9">
            <calcext:condition calcext:apply-style-name="cellule histoire" calcext:value="contains-text(&quot;GoTo&quot;)" calcext:base-cell-address="Caserne.A4"/>
            <calcext:condition calcext:apply-style-name="cellule histoire" calcext:value="contains-text(&quot;Conclude&quot;)" calcext:base-cell-address="Caserne.A4"/>
            <calcext:condition calcext:apply-style-name="cellule random" calcext:value="contains-text(&quot;RandomPercent&quot;)" calcext:base-cell-address="Caserne.A4"/>
            <calcext:condition calcext:apply-style-name="cellule random" calcext:value="contains-text(&quot;RandomRange&quot;)" calcext:base-cell-address="Caserne.A4"/>
            <calcext:condition calcext:apply-style-name="cellule personnages" calcext:value="contains-text(&quot;NewCrew&quot;)" calcext:base-cell-address="Caserne.A4"/>
            <calcext:condition calcext:apply-style-name="cellule personnages" calcext:value="contains-text(&quot;NewCharacter&quot;)" calcext:base-cell-address="Caserne.A4"/>
            <calcext:condition calcext:apply-style-name="cellule personnages" calcext:value="contains-text(&quot;HideOther&quot;)" calcext:base-cell-address="Caserne.A4"/>
            <calcext:condition calcext:apply-style-name="cellule personnages" calcext:value="contains-text(&quot;DeleteOther&quot;)" calcext:base-cell-address="Caserne.A4"/>
            <calcext:condition calcext:apply-style-name="cellule narrateur" calcext:value="contains-text(&quot;Narrator&quot;)" calcext:base-cell-address="Caserne.A4"/>
            <calcext:condition calcext:apply-style-name="cellule set choice" calcext:value="contains-text(&quot;SetChoices&quot;)" calcext:base-cell-address="Caserne.A4"/>
            <calcext:condition calcext:apply-style-name="cellule dialogues" calcext:value="contains-text(&quot;PlayerSpeak&quot;)" calcext:base-cell-address="Caserne.A4"/>
            <calcext:condition calcext:apply-style-name="cellule dialogues" calcext:value="contains-text(&quot;OtherSpeak&quot;)" calcext:base-cell-address="Caserne.A4"/>
            <calcext:condition calcext:apply-style-name="cellule argent" calcext:value="contains-text(&quot;CheckGold&quot;)" calcext:base-cell-address="Caserne.A4"/>
            <calcext:condition calcext:apply-style-name="cellule argent" calcext:value="contains-text(&quot;RemoveGold&quot;)" calcext:base-cell-address="Caserne.A4"/>
            <calcext:condition calcext:apply-style-name="cellule argent" calcext:value="contains-text(&quot;AddGold&quot;)" calcext:base-cell-address="Caserne.A4"/>
            <calcext:condition calcext:apply-style-name="cellule argent" calcext:value="contains-text(&quot;Loot&quot;)" calcext:base-cell-address="Caserne.A4"/>
            <calcext:condition calcext:apply-style-name="cellule argent" calcext:value="contains-text(&quot;Trade&quot;)" calcext:base-cell-address="Caserne.A4"/>
            <calcext:condition calcext:apply-style-name="cellule combat" calcext:value="contains-text(&quot;LaunchCombat&quot;)" calcext:base-cell-address="Caserne.A4"/>
            <calcext:condition calcext:apply-style-name="cellule indice" calcext:value="contains-text(&quot;CheckFormula&quot;)" calcext:base-cell-address="Caserne.A4"/>
            <calcext:condition calcext:apply-style-name="cellule indice" calcext:value="contains-text(&quot;GiveDirection&quot;)" calcext:base-cell-address="Caserne.A4"/>
            <calcext:condition calcext:apply-style-name="cellule temps" calcext:value="contains-text(&quot;SetWeather&quot;)" calcext:base-cell-address="Caserne.A4"/>
            <calcext:condition calcext:apply-style-name="cellule temps" calcext:value="contains-text(&quot;SwitchWeather&quot;)" calcext:base-cell-address="Caserne.A4"/>
            <calcext:condition calcext:apply-style-name="cellule temps" calcext:value="contains-text(&quot;NextDay&quot;)" calcext:base-cell-address="Caserne.A4"/>
            <calcext:condition calcext:apply-style-name="cellule temps" calcext:value="contains-text(&quot;CheckDay&quot;)" calcext:base-cell-address="Caserne.A4"/>
            <calcext:condition calcext:apply-style-name="cellule histoire" calcext:value="contains-text(&quot;Leave&quot;)" calcext:base-cell-address="Caserne.A4"/>
            <calcext:condition calcext:apply-style-name="cellule choice" calcext:value="contains-text(&quot;Choice&quot;)" calcext:base-cell-address="Caserne.A4"/>
            <calcext:condition calcext:apply-style-name="cellule d'erreur" calcext:value="!=&quot;&quot;" calcext:base-cell-address="Caserne.A4"/>
          </calcext:conditional-format>
          <calcext:conditional-format calcext:target-range-address="'Village pêcheur'.F3:'Village pêcheur'.I3">
            <calcext:condition calcext:apply-style-name="cellule histoire" calcext:value="contains-text(&quot;GoTo&quot;)" calcext:base-cell-address="Caserne.F3"/>
            <calcext:condition calcext:apply-style-name="cellule histoire" calcext:value="contains-text(&quot;Conclude&quot;)" calcext:base-cell-address="Caserne.F3"/>
            <calcext:condition calcext:apply-style-name="cellule random" calcext:value="contains-text(&quot;RandomPercent&quot;)" calcext:base-cell-address="Caserne.F3"/>
            <calcext:condition calcext:apply-style-name="cellule random" calcext:value="contains-text(&quot;RandomRange&quot;)" calcext:base-cell-address="Caserne.F3"/>
            <calcext:condition calcext:apply-style-name="cellule personnages" calcext:value="contains-text(&quot;NewCrew&quot;)" calcext:base-cell-address="Caserne.F3"/>
            <calcext:condition calcext:apply-style-name="cellule personnages" calcext:value="contains-text(&quot;NewCharacter&quot;)" calcext:base-cell-address="Caserne.F3"/>
            <calcext:condition calcext:apply-style-name="cellule personnages" calcext:value="contains-text(&quot;HideOther&quot;)" calcext:base-cell-address="Caserne.F3"/>
            <calcext:condition calcext:apply-style-name="cellule personnages" calcext:value="contains-text(&quot;DeleteOther&quot;)" calcext:base-cell-address="Caserne.F3"/>
            <calcext:condition calcext:apply-style-name="cellule narrateur" calcext:value="contains-text(&quot;Narrator&quot;)" calcext:base-cell-address="Caserne.F3"/>
            <calcext:condition calcext:apply-style-name="cellule set choice" calcext:value="contains-text(&quot;SetChoices&quot;)" calcext:base-cell-address="Caserne.F3"/>
            <calcext:condition calcext:apply-style-name="cellule dialogues" calcext:value="contains-text(&quot;PlayerSpeak&quot;)" calcext:base-cell-address="Caserne.F3"/>
            <calcext:condition calcext:apply-style-name="cellule dialogues" calcext:value="contains-text(&quot;OtherSpeak&quot;)" calcext:base-cell-address="Caserne.F3"/>
            <calcext:condition calcext:apply-style-name="cellule argent" calcext:value="contains-text(&quot;CheckGold&quot;)" calcext:base-cell-address="Caserne.F3"/>
            <calcext:condition calcext:apply-style-name="cellule argent" calcext:value="contains-text(&quot;RemoveGold&quot;)" calcext:base-cell-address="Caserne.F3"/>
            <calcext:condition calcext:apply-style-name="cellule argent" calcext:value="contains-text(&quot;AddGold&quot;)" calcext:base-cell-address="Caserne.F3"/>
            <calcext:condition calcext:apply-style-name="cellule argent" calcext:value="contains-text(&quot;Loot&quot;)" calcext:base-cell-address="Caserne.F3"/>
            <calcext:condition calcext:apply-style-name="cellule argent" calcext:value="contains-text(&quot;Trade&quot;)" calcext:base-cell-address="Caserne.F3"/>
            <calcext:condition calcext:apply-style-name="cellule combat" calcext:value="contains-text(&quot;LaunchCombat&quot;)" calcext:base-cell-address="Caserne.F3"/>
            <calcext:condition calcext:apply-style-name="cellule indice" calcext:value="contains-text(&quot;CheckFormula&quot;)" calcext:base-cell-address="Caserne.F3"/>
            <calcext:condition calcext:apply-style-name="cellule indice" calcext:value="contains-text(&quot;GiveDirection&quot;)" calcext:base-cell-address="Caserne.F3"/>
            <calcext:condition calcext:apply-style-name="cellule temps" calcext:value="contains-text(&quot;SetWeather&quot;)" calcext:base-cell-address="Caserne.F3"/>
            <calcext:condition calcext:apply-style-name="cellule temps" calcext:value="contains-text(&quot;SwitchWeather&quot;)" calcext:base-cell-address="Caserne.F3"/>
            <calcext:condition calcext:apply-style-name="cellule temps" calcext:value="contains-text(&quot;NextDay&quot;)" calcext:base-cell-address="Caserne.F3"/>
            <calcext:condition calcext:apply-style-name="cellule temps" calcext:value="contains-text(&quot;CheckDay&quot;)" calcext:base-cell-address="Caserne.F3"/>
            <calcext:condition calcext:apply-style-name="cellule histoire" calcext:value="contains-text(&quot;Leave&quot;)" calcext:base-cell-address="Caserne.F3"/>
            <calcext:condition calcext:apply-style-name="cellule choice" calcext:value="contains-text(&quot;Choice&quot;)" calcext:base-cell-address="Caserne.F3"/>
            <calcext:condition calcext:apply-style-name="cellule d'erreur" calcext:value="!=&quot;&quot;" calcext:base-cell-address="Caserne.F3"/>
          </calcext:conditional-format>
          <calcext:conditional-format calcext:target-range-address="'Village pêcheur'.F4:'Village pêcheur'.I9">
            <calcext:condition calcext:apply-style-name="cellule histoire" calcext:value="contains-text(&quot;GoTo&quot;)" calcext:base-cell-address="Caserne.F4"/>
            <calcext:condition calcext:apply-style-name="cellule histoire" calcext:value="contains-text(&quot;Conclude&quot;)" calcext:base-cell-address="Caserne.F4"/>
            <calcext:condition calcext:apply-style-name="cellule random" calcext:value="contains-text(&quot;RandomPercent&quot;)" calcext:base-cell-address="Caserne.F4"/>
            <calcext:condition calcext:apply-style-name="cellule random" calcext:value="contains-text(&quot;RandomRange&quot;)" calcext:base-cell-address="Caserne.F4"/>
            <calcext:condition calcext:apply-style-name="cellule personnages" calcext:value="contains-text(&quot;NewCrew&quot;)" calcext:base-cell-address="Caserne.F4"/>
            <calcext:condition calcext:apply-style-name="cellule personnages" calcext:value="contains-text(&quot;NewCharacter&quot;)" calcext:base-cell-address="Caserne.F4"/>
            <calcext:condition calcext:apply-style-name="cellule personnages" calcext:value="contains-text(&quot;HideOther&quot;)" calcext:base-cell-address="Caserne.F4"/>
            <calcext:condition calcext:apply-style-name="cellule personnages" calcext:value="contains-text(&quot;DeleteOther&quot;)" calcext:base-cell-address="Caserne.F4"/>
            <calcext:condition calcext:apply-style-name="cellule narrateur" calcext:value="contains-text(&quot;Narrator&quot;)" calcext:base-cell-address="Caserne.F4"/>
            <calcext:condition calcext:apply-style-name="cellule set choice" calcext:value="contains-text(&quot;SetChoices&quot;)" calcext:base-cell-address="Caserne.F4"/>
            <calcext:condition calcext:apply-style-name="cellule dialogues" calcext:value="contains-text(&quot;PlayerSpeak&quot;)" calcext:base-cell-address="Caserne.F4"/>
            <calcext:condition calcext:apply-style-name="cellule dialogues" calcext:value="contains-text(&quot;OtherSpeak&quot;)" calcext:base-cell-address="Caserne.F4"/>
            <calcext:condition calcext:apply-style-name="cellule argent" calcext:value="contains-text(&quot;CheckGold&quot;)" calcext:base-cell-address="Caserne.F4"/>
            <calcext:condition calcext:apply-style-name="cellule argent" calcext:value="contains-text(&quot;RemoveGold&quot;)" calcext:base-cell-address="Caserne.F4"/>
            <calcext:condition calcext:apply-style-name="cellule argent" calcext:value="contains-text(&quot;AddGold&quot;)" calcext:base-cell-address="Caserne.F4"/>
            <calcext:condition calcext:apply-style-name="cellule argent" calcext:value="contains-text(&quot;Loot&quot;)" calcext:base-cell-address="Caserne.F4"/>
            <calcext:condition calcext:apply-style-name="cellule argent" calcext:value="contains-text(&quot;Trade&quot;)" calcext:base-cell-address="Caserne.F4"/>
            <calcext:condition calcext:apply-style-name="cellule combat" calcext:value="contains-text(&quot;LaunchCombat&quot;)" calcext:base-cell-address="Caserne.F4"/>
            <calcext:condition calcext:apply-style-name="cellule indice" calcext:value="contains-text(&quot;CheckFormula&quot;)" calcext:base-cell-address="Caserne.F4"/>
            <calcext:condition calcext:apply-style-name="cellule indice" calcext:value="contains-text(&quot;GiveDirection&quot;)" calcext:base-cell-address="Caserne.F4"/>
            <calcext:condition calcext:apply-style-name="cellule temps" calcext:value="contains-text(&quot;SetWeather&quot;)" calcext:base-cell-address="Caserne.F4"/>
            <calcext:condition calcext:apply-style-name="cellule temps" calcext:value="contains-text(&quot;SwitchWeather&quot;)" calcext:base-cell-address="Caserne.F4"/>
            <calcext:condition calcext:apply-style-name="cellule temps" calcext:value="contains-text(&quot;NextDay&quot;)" calcext:base-cell-address="Caserne.F4"/>
            <calcext:condition calcext:apply-style-name="cellule temps" calcext:value="contains-text(&quot;CheckDay&quot;)" calcext:base-cell-address="Caserne.F4"/>
            <calcext:condition calcext:apply-style-name="cellule histoire" calcext:value="contains-text(&quot;Leave&quot;)" calcext:base-cell-address="Caserne.F4"/>
            <calcext:condition calcext:apply-style-name="cellule choice" calcext:value="contains-text(&quot;Choice&quot;)" calcext:base-cell-address="Caserne.F4"/>
            <calcext:condition calcext:apply-style-name="cellule d'erreur" calcext:value="!=&quot;&quot;" calcext:base-cell-address="Caserne.F4"/>
          </calcext:conditional-format>
          <calcext:conditional-format calcext:target-range-address="'Village pêcheur'.B4:'Village pêcheur'.E4 'Village pêcheur'.D7:'Village pêcheur'.E8 'Village pêcheur'.B6:'Village pêcheur'.B8 'Village pêcheur'.B9:'Village pêcheur'.C9 'Village pêcheur'.C5:'Village pêcheur'.E6">
            <calcext:condition calcext:apply-style-name="cellule histoire" calcext:value="contains-text(&quot;GoTo&quot;)" calcext:base-cell-address="Caserne.B4"/>
            <calcext:condition calcext:apply-style-name="cellule histoire" calcext:value="contains-text(&quot;Conclude&quot;)" calcext:base-cell-address="Caserne.B4"/>
            <calcext:condition calcext:apply-style-name="cellule random" calcext:value="contains-text(&quot;RandomPercent&quot;)" calcext:base-cell-address="Caserne.B4"/>
            <calcext:condition calcext:apply-style-name="cellule random" calcext:value="contains-text(&quot;RandomRange&quot;)" calcext:base-cell-address="Caserne.B4"/>
            <calcext:condition calcext:apply-style-name="cellule personnages" calcext:value="contains-text(&quot;NewCrew&quot;)" calcext:base-cell-address="Caserne.B4"/>
            <calcext:condition calcext:apply-style-name="cellule personnages" calcext:value="contains-text(&quot;NewCharacter&quot;)" calcext:base-cell-address="Caserne.B4"/>
            <calcext:condition calcext:apply-style-name="cellule personnages" calcext:value="contains-text(&quot;HideOther&quot;)" calcext:base-cell-address="Caserne.B4"/>
            <calcext:condition calcext:apply-style-name="cellule personnages" calcext:value="contains-text(&quot;DeleteOther&quot;)" calcext:base-cell-address="Caserne.B4"/>
            <calcext:condition calcext:apply-style-name="cellule narrateur" calcext:value="contains-text(&quot;Narrator&quot;)" calcext:base-cell-address="Caserne.B4"/>
            <calcext:condition calcext:apply-style-name="cellule set choice" calcext:value="contains-text(&quot;SetChoices&quot;)" calcext:base-cell-address="Caserne.B4"/>
            <calcext:condition calcext:apply-style-name="cellule dialogues" calcext:value="contains-text(&quot;PlayerSpeak&quot;)" calcext:base-cell-address="Caserne.B4"/>
            <calcext:condition calcext:apply-style-name="cellule dialogues" calcext:value="contains-text(&quot;OtherSpeak&quot;)" calcext:base-cell-address="Caserne.B4"/>
            <calcext:condition calcext:apply-style-name="cellule argent" calcext:value="contains-text(&quot;CheckGold&quot;)" calcext:base-cell-address="Caserne.B4"/>
            <calcext:condition calcext:apply-style-name="cellule argent" calcext:value="contains-text(&quot;RemoveGold&quot;)" calcext:base-cell-address="Caserne.B4"/>
            <calcext:condition calcext:apply-style-name="cellule argent" calcext:value="contains-text(&quot;AddGold&quot;)" calcext:base-cell-address="Caserne.B4"/>
            <calcext:condition calcext:apply-style-name="cellule argent" calcext:value="contains-text(&quot;Loot&quot;)" calcext:base-cell-address="Caserne.B4"/>
            <calcext:condition calcext:apply-style-name="cellule argent" calcext:value="contains-text(&quot;Trade&quot;)" calcext:base-cell-address="Caserne.B4"/>
            <calcext:condition calcext:apply-style-name="cellule combat" calcext:value="contains-text(&quot;LaunchCombat&quot;)" calcext:base-cell-address="Caserne.B4"/>
            <calcext:condition calcext:apply-style-name="cellule indice" calcext:value="contains-text(&quot;CheckFormula&quot;)" calcext:base-cell-address="Caserne.B4"/>
            <calcext:condition calcext:apply-style-name="cellule indice" calcext:value="contains-text(&quot;GiveDirection&quot;)" calcext:base-cell-address="Caserne.B4"/>
            <calcext:condition calcext:apply-style-name="cellule temps" calcext:value="contains-text(&quot;SetWeather&quot;)" calcext:base-cell-address="Caserne.B4"/>
            <calcext:condition calcext:apply-style-name="cellule temps" calcext:value="contains-text(&quot;SwitchWeather&quot;)" calcext:base-cell-address="Caserne.B4"/>
            <calcext:condition calcext:apply-style-name="cellule temps" calcext:value="contains-text(&quot;NextDay&quot;)" calcext:base-cell-address="Caserne.B4"/>
            <calcext:condition calcext:apply-style-name="cellule temps" calcext:value="contains-text(&quot;CheckDay&quot;)" calcext:base-cell-address="Caserne.B4"/>
            <calcext:condition calcext:apply-style-name="cellule histoire" calcext:value="contains-text(&quot;Leave&quot;)" calcext:base-cell-address="Caserne.B4"/>
            <calcext:condition calcext:apply-style-name="cellule choice" calcext:value="contains-text(&quot;Choice&quot;)" calcext:base-cell-address="Caserne.B4"/>
            <calcext:condition calcext:apply-style-name="cellule d'erreur" calcext:value="!=&quot;&quot;" calcext:base-cell-address="Caserne.B4"/>
          </calcext:conditional-format>
          <calcext:conditional-format calcext:target-range-address="'Village pêcheur'.C7:'Village pêcheur'.C7">
            <calcext:condition calcext:apply-style-name="cellule histoire" calcext:value="contains-text(&quot;GoTo&quot;)" calcext:base-cell-address="Caserne.C7"/>
            <calcext:condition calcext:apply-style-name="cellule histoire" calcext:value="contains-text(&quot;Conclude&quot;)" calcext:base-cell-address="Caserne.C7"/>
            <calcext:condition calcext:apply-style-name="cellule random" calcext:value="contains-text(&quot;RandomPercent&quot;)" calcext:base-cell-address="Caserne.C7"/>
            <calcext:condition calcext:apply-style-name="cellule random" calcext:value="contains-text(&quot;RandomRange&quot;)" calcext:base-cell-address="Caserne.C7"/>
            <calcext:condition calcext:apply-style-name="cellule personnages" calcext:value="contains-text(&quot;NewCrew&quot;)" calcext:base-cell-address="Caserne.C7"/>
            <calcext:condition calcext:apply-style-name="cellule personnages" calcext:value="contains-text(&quot;NewCharacter&quot;)" calcext:base-cell-address="Caserne.C7"/>
            <calcext:condition calcext:apply-style-name="cellule personnages" calcext:value="contains-text(&quot;HideOther&quot;)" calcext:base-cell-address="Caserne.C7"/>
            <calcext:condition calcext:apply-style-name="cellule personnages" calcext:value="contains-text(&quot;DeleteOther&quot;)" calcext:base-cell-address="Caserne.C7"/>
            <calcext:condition calcext:apply-style-name="cellule narrateur" calcext:value="contains-text(&quot;Narrator&quot;)" calcext:base-cell-address="Caserne.C7"/>
            <calcext:condition calcext:apply-style-name="cellule set choice" calcext:value="contains-text(&quot;SetChoices&quot;)" calcext:base-cell-address="Caserne.C7"/>
            <calcext:condition calcext:apply-style-name="cellule dialogues" calcext:value="contains-text(&quot;PlayerSpeak&quot;)" calcext:base-cell-address="Caserne.C7"/>
            <calcext:condition calcext:apply-style-name="cellule dialogues" calcext:value="contains-text(&quot;OtherSpeak&quot;)" calcext:base-cell-address="Caserne.C7"/>
            <calcext:condition calcext:apply-style-name="cellule argent" calcext:value="contains-text(&quot;CheckGold&quot;)" calcext:base-cell-address="Caserne.C7"/>
            <calcext:condition calcext:apply-style-name="cellule argent" calcext:value="contains-text(&quot;RemoveGold&quot;)" calcext:base-cell-address="Caserne.C7"/>
            <calcext:condition calcext:apply-style-name="cellule argent" calcext:value="contains-text(&quot;AddGold&quot;)" calcext:base-cell-address="Caserne.C7"/>
            <calcext:condition calcext:apply-style-name="cellule argent" calcext:value="contains-text(&quot;Loot&quot;)" calcext:base-cell-address="Caserne.C7"/>
            <calcext:condition calcext:apply-style-name="cellule argent" calcext:value="contains-text(&quot;Trade&quot;)" calcext:base-cell-address="Caserne.C7"/>
            <calcext:condition calcext:apply-style-name="cellule combat" calcext:value="contains-text(&quot;LaunchCombat&quot;)" calcext:base-cell-address="Caserne.C7"/>
            <calcext:condition calcext:apply-style-name="cellule indice" calcext:value="contains-text(&quot;CheckFormula&quot;)" calcext:base-cell-address="Caserne.C7"/>
            <calcext:condition calcext:apply-style-name="cellule indice" calcext:value="contains-text(&quot;GiveDirection&quot;)" calcext:base-cell-address="Caserne.C7"/>
            <calcext:condition calcext:apply-style-name="cellule temps" calcext:value="contains-text(&quot;SetWeather&quot;)" calcext:base-cell-address="Caserne.C7"/>
            <calcext:condition calcext:apply-style-name="cellule temps" calcext:value="contains-text(&quot;SwitchWeather&quot;)" calcext:base-cell-address="Caserne.C7"/>
            <calcext:condition calcext:apply-style-name="cellule temps" calcext:value="contains-text(&quot;NextDay&quot;)" calcext:base-cell-address="Caserne.C7"/>
            <calcext:condition calcext:apply-style-name="cellule temps" calcext:value="contains-text(&quot;CheckDay&quot;)" calcext:base-cell-address="Caserne.C7"/>
            <calcext:condition calcext:apply-style-name="cellule histoire" calcext:value="contains-text(&quot;Leave&quot;)" calcext:base-cell-address="Caserne.C7"/>
            <calcext:condition calcext:apply-style-name="cellule choice" calcext:value="contains-text(&quot;Choice&quot;)" calcext:base-cell-address="Caserne.C7"/>
            <calcext:condition calcext:apply-style-name="cellule d'erreur" calcext:value="!=&quot;&quot;" calcext:base-cell-address="Caserne.C7"/>
          </calcext:conditional-format>
          <calcext:conditional-format calcext:target-range-address="'Village pêcheur'.D9:'Village pêcheur'.D9">
            <calcext:condition calcext:apply-style-name="cellule histoire" calcext:value="contains-text(&quot;GoTo&quot;)" calcext:base-cell-address="Caserne.D9"/>
            <calcext:condition calcext:apply-style-name="cellule histoire" calcext:value="contains-text(&quot;Conclude&quot;)" calcext:base-cell-address="Caserne.D9"/>
            <calcext:condition calcext:apply-style-name="cellule random" calcext:value="contains-text(&quot;RandomPercent&quot;)" calcext:base-cell-address="Caserne.D9"/>
            <calcext:condition calcext:apply-style-name="cellule random" calcext:value="contains-text(&quot;RandomRange&quot;)" calcext:base-cell-address="Caserne.D9"/>
            <calcext:condition calcext:apply-style-name="cellule personnages" calcext:value="contains-text(&quot;NewCrew&quot;)" calcext:base-cell-address="Caserne.D9"/>
            <calcext:condition calcext:apply-style-name="cellule personnages" calcext:value="contains-text(&quot;NewCharacter&quot;)" calcext:base-cell-address="Caserne.D9"/>
            <calcext:condition calcext:apply-style-name="cellule personnages" calcext:value="contains-text(&quot;HideOther&quot;)" calcext:base-cell-address="Caserne.D9"/>
            <calcext:condition calcext:apply-style-name="cellule personnages" calcext:value="contains-text(&quot;DeleteOther&quot;)" calcext:base-cell-address="Caserne.D9"/>
            <calcext:condition calcext:apply-style-name="cellule narrateur" calcext:value="contains-text(&quot;Narrator&quot;)" calcext:base-cell-address="Caserne.D9"/>
            <calcext:condition calcext:apply-style-name="cellule set choice" calcext:value="contains-text(&quot;SetChoices&quot;)" calcext:base-cell-address="Caserne.D9"/>
            <calcext:condition calcext:apply-style-name="cellule dialogues" calcext:value="contains-text(&quot;PlayerSpeak&quot;)" calcext:base-cell-address="Caserne.D9"/>
            <calcext:condition calcext:apply-style-name="cellule dialogues" calcext:value="contains-text(&quot;OtherSpeak&quot;)" calcext:base-cell-address="Caserne.D9"/>
            <calcext:condition calcext:apply-style-name="cellule argent" calcext:value="contains-text(&quot;CheckGold&quot;)" calcext:base-cell-address="Caserne.D9"/>
            <calcext:condition calcext:apply-style-name="cellule argent" calcext:value="contains-text(&quot;RemoveGold&quot;)" calcext:base-cell-address="Caserne.D9"/>
            <calcext:condition calcext:apply-style-name="cellule argent" calcext:value="contains-text(&quot;AddGold&quot;)" calcext:base-cell-address="Caserne.D9"/>
            <calcext:condition calcext:apply-style-name="cellule argent" calcext:value="contains-text(&quot;Loot&quot;)" calcext:base-cell-address="Caserne.D9"/>
            <calcext:condition calcext:apply-style-name="cellule argent" calcext:value="contains-text(&quot;Trade&quot;)" calcext:base-cell-address="Caserne.D9"/>
            <calcext:condition calcext:apply-style-name="cellule combat" calcext:value="contains-text(&quot;LaunchCombat&quot;)" calcext:base-cell-address="Caserne.D9"/>
            <calcext:condition calcext:apply-style-name="cellule indice" calcext:value="contains-text(&quot;CheckFormula&quot;)" calcext:base-cell-address="Caserne.D9"/>
            <calcext:condition calcext:apply-style-name="cellule indice" calcext:value="contains-text(&quot;GiveDirection&quot;)" calcext:base-cell-address="Caserne.D9"/>
            <calcext:condition calcext:apply-style-name="cellule temps" calcext:value="contains-text(&quot;SetWeather&quot;)" calcext:base-cell-address="Caserne.D9"/>
            <calcext:condition calcext:apply-style-name="cellule temps" calcext:value="contains-text(&quot;SwitchWeather&quot;)" calcext:base-cell-address="Caserne.D9"/>
            <calcext:condition calcext:apply-style-name="cellule temps" calcext:value="contains-text(&quot;NextDay&quot;)" calcext:base-cell-address="Caserne.D9"/>
            <calcext:condition calcext:apply-style-name="cellule temps" calcext:value="contains-text(&quot;CheckDay&quot;)" calcext:base-cell-address="Caserne.D9"/>
            <calcext:condition calcext:apply-style-name="cellule histoire" calcext:value="contains-text(&quot;Leave&quot;)" calcext:base-cell-address="Caserne.D9"/>
            <calcext:condition calcext:apply-style-name="cellule choice" calcext:value="contains-text(&quot;Choice&quot;)" calcext:base-cell-address="Caserne.D9"/>
            <calcext:condition calcext:apply-style-name="cellule d'erreur" calcext:value="!=&quot;&quot;" calcext:base-cell-address="Caserne.D9"/>
          </calcext:conditional-format>
          <calcext:conditional-format calcext:target-range-address="'Village pêcheur'.C3:'Village pêcheur'.I7 'Village pêcheur'.A4:'Village pêcheur'.A9 'Village pêcheur'.C9:'Village pêcheur'.D9 'Village pêcheur'.F9:'Village pêcheur'.I9 'Village pêcheur'.D8:'Village pêcheur'.I8 'Village pêcheur'.B3:'Village pêcheur'.B4 'Village pêcheur'.B8:'Village pêcheur'.B9">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Village pêcheur'.A15:'Village pêcheur'.A18 'Village pêcheur'.A10:'Village pêcheur'.A11">
            <calcext:condition calcext:apply-style-name="cellule histoire" calcext:value="contains-text(&quot;GoTo&quot;)" calcext:base-cell-address="Caserne.A10"/>
            <calcext:condition calcext:apply-style-name="cellule histoire" calcext:value="contains-text(&quot;Conclude&quot;)" calcext:base-cell-address="Caserne.A10"/>
            <calcext:condition calcext:apply-style-name="cellule random" calcext:value="contains-text(&quot;RandomPercent&quot;)" calcext:base-cell-address="Caserne.A10"/>
            <calcext:condition calcext:apply-style-name="cellule random" calcext:value="contains-text(&quot;RandomRange&quot;)" calcext:base-cell-address="Caserne.A10"/>
            <calcext:condition calcext:apply-style-name="cellule personnages" calcext:value="contains-text(&quot;NewCrew&quot;)" calcext:base-cell-address="Caserne.A10"/>
            <calcext:condition calcext:apply-style-name="cellule personnages" calcext:value="contains-text(&quot;NewCharacter&quot;)" calcext:base-cell-address="Caserne.A10"/>
            <calcext:condition calcext:apply-style-name="cellule personnages" calcext:value="contains-text(&quot;HideOther&quot;)" calcext:base-cell-address="Caserne.A10"/>
            <calcext:condition calcext:apply-style-name="cellule personnages" calcext:value="contains-text(&quot;DeleteOther&quot;)" calcext:base-cell-address="Caserne.A10"/>
            <calcext:condition calcext:apply-style-name="cellule narrateur" calcext:value="contains-text(&quot;Narrator&quot;)" calcext:base-cell-address="Caserne.A10"/>
            <calcext:condition calcext:apply-style-name="cellule set choice" calcext:value="contains-text(&quot;SetChoices&quot;)" calcext:base-cell-address="Caserne.A10"/>
            <calcext:condition calcext:apply-style-name="cellule dialogues" calcext:value="contains-text(&quot;PlayerSpeak&quot;)" calcext:base-cell-address="Caserne.A10"/>
            <calcext:condition calcext:apply-style-name="cellule dialogues" calcext:value="contains-text(&quot;OtherSpeak&quot;)" calcext:base-cell-address="Caserne.A10"/>
            <calcext:condition calcext:apply-style-name="cellule argent" calcext:value="contains-text(&quot;CheckGold&quot;)" calcext:base-cell-address="Caserne.A10"/>
            <calcext:condition calcext:apply-style-name="cellule argent" calcext:value="contains-text(&quot;RemoveGold&quot;)" calcext:base-cell-address="Caserne.A10"/>
            <calcext:condition calcext:apply-style-name="cellule argent" calcext:value="contains-text(&quot;AddGold&quot;)" calcext:base-cell-address="Caserne.A10"/>
            <calcext:condition calcext:apply-style-name="cellule argent" calcext:value="contains-text(&quot;Loot&quot;)" calcext:base-cell-address="Caserne.A10"/>
            <calcext:condition calcext:apply-style-name="cellule argent" calcext:value="contains-text(&quot;Trade&quot;)" calcext:base-cell-address="Caserne.A10"/>
            <calcext:condition calcext:apply-style-name="cellule combat" calcext:value="contains-text(&quot;LaunchCombat&quot;)" calcext:base-cell-address="Caserne.A10"/>
            <calcext:condition calcext:apply-style-name="cellule indice" calcext:value="contains-text(&quot;CheckFormula&quot;)" calcext:base-cell-address="Caserne.A10"/>
            <calcext:condition calcext:apply-style-name="cellule indice" calcext:value="contains-text(&quot;GiveDirection&quot;)" calcext:base-cell-address="Caserne.A10"/>
            <calcext:condition calcext:apply-style-name="cellule temps" calcext:value="contains-text(&quot;SetWeather&quot;)" calcext:base-cell-address="Caserne.A10"/>
            <calcext:condition calcext:apply-style-name="cellule temps" calcext:value="contains-text(&quot;SwitchWeather&quot;)" calcext:base-cell-address="Caserne.A10"/>
            <calcext:condition calcext:apply-style-name="cellule temps" calcext:value="contains-text(&quot;NextDay&quot;)" calcext:base-cell-address="Caserne.A10"/>
            <calcext:condition calcext:apply-style-name="cellule temps" calcext:value="contains-text(&quot;CheckDay&quot;)" calcext:base-cell-address="Caserne.A10"/>
            <calcext:condition calcext:apply-style-name="cellule histoire" calcext:value="contains-text(&quot;Leave&quot;)" calcext:base-cell-address="Caserne.A10"/>
            <calcext:condition calcext:apply-style-name="cellule choice" calcext:value="contains-text(&quot;Choice&quot;)" calcext:base-cell-address="Caserne.A10"/>
            <calcext:condition calcext:apply-style-name="cellule d'erreur" calcext:value="!=&quot;&quot;" calcext:base-cell-address="Caserne.A10"/>
          </calcext:conditional-format>
          <calcext:conditional-format calcext:target-range-address="'Village pêcheur'.B17:'Village pêcheur'.B18 'Village pêcheur'.B13:'Village pêcheur'.B14 'Village pêcheur'.B10:'Village pêcheur'.B11">
            <calcext:condition calcext:apply-style-name="cellule histoire" calcext:value="contains-text(&quot;GoTo&quot;)" calcext:base-cell-address="Caserne.B10"/>
            <calcext:condition calcext:apply-style-name="cellule histoire" calcext:value="contains-text(&quot;Conclude&quot;)" calcext:base-cell-address="Caserne.B10"/>
            <calcext:condition calcext:apply-style-name="cellule random" calcext:value="contains-text(&quot;RandomPercent&quot;)" calcext:base-cell-address="Caserne.B10"/>
            <calcext:condition calcext:apply-style-name="cellule random" calcext:value="contains-text(&quot;RandomRange&quot;)" calcext:base-cell-address="Caserne.B10"/>
            <calcext:condition calcext:apply-style-name="cellule personnages" calcext:value="contains-text(&quot;NewCrew&quot;)" calcext:base-cell-address="Caserne.B10"/>
            <calcext:condition calcext:apply-style-name="cellule personnages" calcext:value="contains-text(&quot;NewCharacter&quot;)" calcext:base-cell-address="Caserne.B10"/>
            <calcext:condition calcext:apply-style-name="cellule personnages" calcext:value="contains-text(&quot;HideOther&quot;)" calcext:base-cell-address="Caserne.B10"/>
            <calcext:condition calcext:apply-style-name="cellule personnages" calcext:value="contains-text(&quot;DeleteOther&quot;)" calcext:base-cell-address="Caserne.B10"/>
            <calcext:condition calcext:apply-style-name="cellule narrateur" calcext:value="contains-text(&quot;Narrator&quot;)" calcext:base-cell-address="Caserne.B10"/>
            <calcext:condition calcext:apply-style-name="cellule set choice" calcext:value="contains-text(&quot;SetChoices&quot;)" calcext:base-cell-address="Caserne.B10"/>
            <calcext:condition calcext:apply-style-name="cellule dialogues" calcext:value="contains-text(&quot;PlayerSpeak&quot;)" calcext:base-cell-address="Caserne.B10"/>
            <calcext:condition calcext:apply-style-name="cellule dialogues" calcext:value="contains-text(&quot;OtherSpeak&quot;)" calcext:base-cell-address="Caserne.B10"/>
            <calcext:condition calcext:apply-style-name="cellule argent" calcext:value="contains-text(&quot;CheckGold&quot;)" calcext:base-cell-address="Caserne.B10"/>
            <calcext:condition calcext:apply-style-name="cellule argent" calcext:value="contains-text(&quot;RemoveGold&quot;)" calcext:base-cell-address="Caserne.B10"/>
            <calcext:condition calcext:apply-style-name="cellule argent" calcext:value="contains-text(&quot;AddGold&quot;)" calcext:base-cell-address="Caserne.B10"/>
            <calcext:condition calcext:apply-style-name="cellule argent" calcext:value="contains-text(&quot;Loot&quot;)" calcext:base-cell-address="Caserne.B10"/>
            <calcext:condition calcext:apply-style-name="cellule argent" calcext:value="contains-text(&quot;Trade&quot;)" calcext:base-cell-address="Caserne.B10"/>
            <calcext:condition calcext:apply-style-name="cellule combat" calcext:value="contains-text(&quot;LaunchCombat&quot;)" calcext:base-cell-address="Caserne.B10"/>
            <calcext:condition calcext:apply-style-name="cellule indice" calcext:value="contains-text(&quot;CheckFormula&quot;)" calcext:base-cell-address="Caserne.B10"/>
            <calcext:condition calcext:apply-style-name="cellule indice" calcext:value="contains-text(&quot;GiveDirection&quot;)" calcext:base-cell-address="Caserne.B10"/>
            <calcext:condition calcext:apply-style-name="cellule temps" calcext:value="contains-text(&quot;SetWeather&quot;)" calcext:base-cell-address="Caserne.B10"/>
            <calcext:condition calcext:apply-style-name="cellule temps" calcext:value="contains-text(&quot;SwitchWeather&quot;)" calcext:base-cell-address="Caserne.B10"/>
            <calcext:condition calcext:apply-style-name="cellule temps" calcext:value="contains-text(&quot;NextDay&quot;)" calcext:base-cell-address="Caserne.B10"/>
            <calcext:condition calcext:apply-style-name="cellule temps" calcext:value="contains-text(&quot;CheckDay&quot;)" calcext:base-cell-address="Caserne.B10"/>
            <calcext:condition calcext:apply-style-name="cellule histoire" calcext:value="contains-text(&quot;Leave&quot;)" calcext:base-cell-address="Caserne.B10"/>
            <calcext:condition calcext:apply-style-name="cellule choice" calcext:value="contains-text(&quot;Choice&quot;)" calcext:base-cell-address="Caserne.B10"/>
            <calcext:condition calcext:apply-style-name="cellule d'erreur" calcext:value="!=&quot;&quot;" calcext:base-cell-address="Caserne.B10"/>
          </calcext:conditional-format>
          <calcext:conditional-format calcext:target-range-address="'Village pêcheur'.A15:'Village pêcheur'.A18 'Village pêcheur'.B13:'Village pêcheur'.B14 'Village pêcheur'.B17:'Village pêcheur'.B18 'Village pêcheur'.A10:'Village pêcheur'.B11">
            <calcext:condition calcext:apply-style-name="cellule histoire" calcext:value="contains-text(&quot;GoTo&quot;)" calcext:base-cell-address="Caserne.A10"/>
            <calcext:condition calcext:apply-style-name="cellule histoire" calcext:value="contains-text(&quot;Conclude&quot;)" calcext:base-cell-address="Caserne.A10"/>
            <calcext:condition calcext:apply-style-name="cellule random" calcext:value="contains-text(&quot;RandomPercent&quot;)" calcext:base-cell-address="Caserne.A10"/>
            <calcext:condition calcext:apply-style-name="cellule random" calcext:value="contains-text(&quot;RandomRange&quot;)" calcext:base-cell-address="Caserne.A10"/>
            <calcext:condition calcext:apply-style-name="cellule personnages" calcext:value="contains-text(&quot;NewCrew&quot;)" calcext:base-cell-address="Caserne.A10"/>
            <calcext:condition calcext:apply-style-name="cellule personnages" calcext:value="contains-text(&quot;NewCharacter&quot;)" calcext:base-cell-address="Caserne.A10"/>
            <calcext:condition calcext:apply-style-name="cellule personnages" calcext:value="contains-text(&quot;HideOther&quot;)" calcext:base-cell-address="Caserne.A10"/>
            <calcext:condition calcext:apply-style-name="cellule personnages" calcext:value="contains-text(&quot;DeleteOther&quot;)" calcext:base-cell-address="Caserne.A10"/>
            <calcext:condition calcext:apply-style-name="cellule narrateur" calcext:value="contains-text(&quot;Narrator&quot;)" calcext:base-cell-address="Caserne.A10"/>
            <calcext:condition calcext:apply-style-name="cellule set choice" calcext:value="contains-text(&quot;SetChoices&quot;)" calcext:base-cell-address="Caserne.A10"/>
            <calcext:condition calcext:apply-style-name="cellule dialogues" calcext:value="contains-text(&quot;PlayerSpeak&quot;)" calcext:base-cell-address="Caserne.A10"/>
            <calcext:condition calcext:apply-style-name="cellule dialogues" calcext:value="contains-text(&quot;OtherSpeak&quot;)" calcext:base-cell-address="Caserne.A10"/>
            <calcext:condition calcext:apply-style-name="cellule argent" calcext:value="contains-text(&quot;CheckGold&quot;)" calcext:base-cell-address="Caserne.A10"/>
            <calcext:condition calcext:apply-style-name="cellule argent" calcext:value="contains-text(&quot;RemoveGold&quot;)" calcext:base-cell-address="Caserne.A10"/>
            <calcext:condition calcext:apply-style-name="cellule argent" calcext:value="contains-text(&quot;AddGold&quot;)" calcext:base-cell-address="Caserne.A10"/>
            <calcext:condition calcext:apply-style-name="cellule argent" calcext:value="contains-text(&quot;Loot&quot;)" calcext:base-cell-address="Caserne.A10"/>
            <calcext:condition calcext:apply-style-name="cellule argent" calcext:value="contains-text(&quot;Trade&quot;)" calcext:base-cell-address="Caserne.A10"/>
            <calcext:condition calcext:apply-style-name="cellule combat" calcext:value="contains-text(&quot;LaunchCombat&quot;)" calcext:base-cell-address="Caserne.A10"/>
            <calcext:condition calcext:apply-style-name="cellule indice" calcext:value="contains-text(&quot;CheckFormula&quot;)" calcext:base-cell-address="Caserne.A10"/>
            <calcext:condition calcext:apply-style-name="cellule indice" calcext:value="contains-text(&quot;GiveDirection&quot;)" calcext:base-cell-address="Caserne.A10"/>
            <calcext:condition calcext:apply-style-name="cellule temps" calcext:value="contains-text(&quot;SetWeather&quot;)" calcext:base-cell-address="Caserne.A10"/>
            <calcext:condition calcext:apply-style-name="cellule temps" calcext:value="contains-text(&quot;SwitchWeather&quot;)" calcext:base-cell-address="Caserne.A10"/>
            <calcext:condition calcext:apply-style-name="cellule temps" calcext:value="contains-text(&quot;NextDay&quot;)" calcext:base-cell-address="Caserne.A10"/>
            <calcext:condition calcext:apply-style-name="cellule temps" calcext:value="contains-text(&quot;CheckDay&quot;)" calcext:base-cell-address="Caserne.A10"/>
            <calcext:condition calcext:apply-style-name="cellule histoire" calcext:value="contains-text(&quot;Leave&quot;)" calcext:base-cell-address="Caserne.A10"/>
            <calcext:condition calcext:apply-style-name="cellule choice" calcext:value="contains-text(&quot;Choice&quot;)" calcext:base-cell-address="Caserne.A10"/>
            <calcext:condition calcext:apply-style-name="cellule d'erreur" calcext:value="!=&quot;&quot;" calcext:base-cell-address="Caserne.A10"/>
          </calcext:conditional-format>
          <calcext:conditional-format calcext:target-range-address="'Village pêcheur'.E9:'Village pêcheur'.E9">
            <calcext:condition calcext:apply-style-name="cellule histoire" calcext:value="contains-text(&quot;GoTo&quot;)" calcext:base-cell-address="Caserne.E9"/>
            <calcext:condition calcext:apply-style-name="cellule histoire" calcext:value="contains-text(&quot;Conclude&quot;)" calcext:base-cell-address="Caserne.E9"/>
            <calcext:condition calcext:apply-style-name="cellule random" calcext:value="contains-text(&quot;RandomPercent&quot;)" calcext:base-cell-address="Caserne.E9"/>
            <calcext:condition calcext:apply-style-name="cellule random" calcext:value="contains-text(&quot;RandomRange&quot;)" calcext:base-cell-address="Caserne.E9"/>
            <calcext:condition calcext:apply-style-name="cellule personnages" calcext:value="contains-text(&quot;NewCrew&quot;)" calcext:base-cell-address="Caserne.E9"/>
            <calcext:condition calcext:apply-style-name="cellule personnages" calcext:value="contains-text(&quot;NewCharacter&quot;)" calcext:base-cell-address="Caserne.E9"/>
            <calcext:condition calcext:apply-style-name="cellule personnages" calcext:value="contains-text(&quot;HideOther&quot;)" calcext:base-cell-address="Caserne.E9"/>
            <calcext:condition calcext:apply-style-name="cellule personnages" calcext:value="contains-text(&quot;DeleteOther&quot;)" calcext:base-cell-address="Caserne.E9"/>
            <calcext:condition calcext:apply-style-name="cellule narrateur" calcext:value="contains-text(&quot;Narrator&quot;)" calcext:base-cell-address="Caserne.E9"/>
            <calcext:condition calcext:apply-style-name="cellule set choice" calcext:value="contains-text(&quot;SetChoices&quot;)" calcext:base-cell-address="Caserne.E9"/>
            <calcext:condition calcext:apply-style-name="cellule dialogues" calcext:value="contains-text(&quot;PlayerSpeak&quot;)" calcext:base-cell-address="Caserne.E9"/>
            <calcext:condition calcext:apply-style-name="cellule dialogues" calcext:value="contains-text(&quot;OtherSpeak&quot;)" calcext:base-cell-address="Caserne.E9"/>
            <calcext:condition calcext:apply-style-name="cellule argent" calcext:value="contains-text(&quot;CheckGold&quot;)" calcext:base-cell-address="Caserne.E9"/>
            <calcext:condition calcext:apply-style-name="cellule argent" calcext:value="contains-text(&quot;RemoveGold&quot;)" calcext:base-cell-address="Caserne.E9"/>
            <calcext:condition calcext:apply-style-name="cellule argent" calcext:value="contains-text(&quot;AddGold&quot;)" calcext:base-cell-address="Caserne.E9"/>
            <calcext:condition calcext:apply-style-name="cellule argent" calcext:value="contains-text(&quot;Loot&quot;)" calcext:base-cell-address="Caserne.E9"/>
            <calcext:condition calcext:apply-style-name="cellule argent" calcext:value="contains-text(&quot;Trade&quot;)" calcext:base-cell-address="Caserne.E9"/>
            <calcext:condition calcext:apply-style-name="cellule combat" calcext:value="contains-text(&quot;LaunchCombat&quot;)" calcext:base-cell-address="Caserne.E9"/>
            <calcext:condition calcext:apply-style-name="cellule indice" calcext:value="contains-text(&quot;CheckFormula&quot;)" calcext:base-cell-address="Caserne.E9"/>
            <calcext:condition calcext:apply-style-name="cellule indice" calcext:value="contains-text(&quot;GiveDirection&quot;)" calcext:base-cell-address="Caserne.E9"/>
            <calcext:condition calcext:apply-style-name="cellule temps" calcext:value="contains-text(&quot;SetWeather&quot;)" calcext:base-cell-address="Caserne.E9"/>
            <calcext:condition calcext:apply-style-name="cellule temps" calcext:value="contains-text(&quot;SwitchWeather&quot;)" calcext:base-cell-address="Caserne.E9"/>
            <calcext:condition calcext:apply-style-name="cellule temps" calcext:value="contains-text(&quot;NextDay&quot;)" calcext:base-cell-address="Caserne.E9"/>
            <calcext:condition calcext:apply-style-name="cellule temps" calcext:value="contains-text(&quot;CheckDay&quot;)" calcext:base-cell-address="Caserne.E9"/>
            <calcext:condition calcext:apply-style-name="cellule histoire" calcext:value="contains-text(&quot;Leave&quot;)" calcext:base-cell-address="Caserne.E9"/>
            <calcext:condition calcext:apply-style-name="cellule choice" calcext:value="contains-text(&quot;Choice&quot;)" calcext:base-cell-address="Caserne.E9"/>
            <calcext:condition calcext:apply-style-name="cellule d'erreur" calcext:value="!=&quot;&quot;" calcext:base-cell-address="Caserne.E9"/>
          </calcext:conditional-format>
          <calcext:conditional-format calcext:target-range-address="'Village pêcheur'.E9:'Village pêcheur'.E9">
            <calcext:condition calcext:apply-style-name="cellule histoire" calcext:value="contains-text(&quot;GoTo&quot;)" calcext:base-cell-address="Caserne.E9"/>
            <calcext:condition calcext:apply-style-name="cellule histoire" calcext:value="contains-text(&quot;Conclude&quot;)" calcext:base-cell-address="Caserne.E9"/>
            <calcext:condition calcext:apply-style-name="cellule random" calcext:value="contains-text(&quot;RandomPercent&quot;)" calcext:base-cell-address="Caserne.E9"/>
            <calcext:condition calcext:apply-style-name="cellule random" calcext:value="contains-text(&quot;RandomRange&quot;)" calcext:base-cell-address="Caserne.E9"/>
            <calcext:condition calcext:apply-style-name="cellule personnages" calcext:value="contains-text(&quot;NewCrew&quot;)" calcext:base-cell-address="Caserne.E9"/>
            <calcext:condition calcext:apply-style-name="cellule personnages" calcext:value="contains-text(&quot;NewCharacter&quot;)" calcext:base-cell-address="Caserne.E9"/>
            <calcext:condition calcext:apply-style-name="cellule personnages" calcext:value="contains-text(&quot;HideOther&quot;)" calcext:base-cell-address="Caserne.E9"/>
            <calcext:condition calcext:apply-style-name="cellule personnages" calcext:value="contains-text(&quot;DeleteOther&quot;)" calcext:base-cell-address="Caserne.E9"/>
            <calcext:condition calcext:apply-style-name="cellule narrateur" calcext:value="contains-text(&quot;Narrator&quot;)" calcext:base-cell-address="Caserne.E9"/>
            <calcext:condition calcext:apply-style-name="cellule set choice" calcext:value="contains-text(&quot;SetChoices&quot;)" calcext:base-cell-address="Caserne.E9"/>
            <calcext:condition calcext:apply-style-name="cellule dialogues" calcext:value="contains-text(&quot;PlayerSpeak&quot;)" calcext:base-cell-address="Caserne.E9"/>
            <calcext:condition calcext:apply-style-name="cellule dialogues" calcext:value="contains-text(&quot;OtherSpeak&quot;)" calcext:base-cell-address="Caserne.E9"/>
            <calcext:condition calcext:apply-style-name="cellule argent" calcext:value="contains-text(&quot;CheckGold&quot;)" calcext:base-cell-address="Caserne.E9"/>
            <calcext:condition calcext:apply-style-name="cellule argent" calcext:value="contains-text(&quot;RemoveGold&quot;)" calcext:base-cell-address="Caserne.E9"/>
            <calcext:condition calcext:apply-style-name="cellule argent" calcext:value="contains-text(&quot;AddGold&quot;)" calcext:base-cell-address="Caserne.E9"/>
            <calcext:condition calcext:apply-style-name="cellule argent" calcext:value="contains-text(&quot;Loot&quot;)" calcext:base-cell-address="Caserne.E9"/>
            <calcext:condition calcext:apply-style-name="cellule argent" calcext:value="contains-text(&quot;Trade&quot;)" calcext:base-cell-address="Caserne.E9"/>
            <calcext:condition calcext:apply-style-name="cellule combat" calcext:value="contains-text(&quot;LaunchCombat&quot;)" calcext:base-cell-address="Caserne.E9"/>
            <calcext:condition calcext:apply-style-name="cellule indice" calcext:value="contains-text(&quot;CheckFormula&quot;)" calcext:base-cell-address="Caserne.E9"/>
            <calcext:condition calcext:apply-style-name="cellule indice" calcext:value="contains-text(&quot;GiveDirection&quot;)" calcext:base-cell-address="Caserne.E9"/>
            <calcext:condition calcext:apply-style-name="cellule temps" calcext:value="contains-text(&quot;SetWeather&quot;)" calcext:base-cell-address="Caserne.E9"/>
            <calcext:condition calcext:apply-style-name="cellule temps" calcext:value="contains-text(&quot;SwitchWeather&quot;)" calcext:base-cell-address="Caserne.E9"/>
            <calcext:condition calcext:apply-style-name="cellule temps" calcext:value="contains-text(&quot;NextDay&quot;)" calcext:base-cell-address="Caserne.E9"/>
            <calcext:condition calcext:apply-style-name="cellule temps" calcext:value="contains-text(&quot;CheckDay&quot;)" calcext:base-cell-address="Caserne.E9"/>
            <calcext:condition calcext:apply-style-name="cellule histoire" calcext:value="contains-text(&quot;Leave&quot;)" calcext:base-cell-address="Caserne.E9"/>
            <calcext:condition calcext:apply-style-name="cellule choice" calcext:value="contains-text(&quot;Choice&quot;)" calcext:base-cell-address="Caserne.E9"/>
            <calcext:condition calcext:apply-style-name="cellule d'erreur" calcext:value="!=&quot;&quot;" calcext:base-cell-address="Caserne.E9"/>
          </calcext:conditional-format>
          <calcext:conditional-format calcext:target-range-address="'Village pêcheur'.C8:'Village pêcheur'.C8">
            <calcext:condition calcext:apply-style-name="cellule histoire" calcext:value="contains-text(&quot;GoTo&quot;)" calcext:base-cell-address="Caserne.C8"/>
            <calcext:condition calcext:apply-style-name="cellule histoire" calcext:value="contains-text(&quot;Conclude&quot;)" calcext:base-cell-address="Caserne.C8"/>
            <calcext:condition calcext:apply-style-name="cellule random" calcext:value="contains-text(&quot;RandomPercent&quot;)" calcext:base-cell-address="Caserne.C8"/>
            <calcext:condition calcext:apply-style-name="cellule random" calcext:value="contains-text(&quot;RandomRange&quot;)" calcext:base-cell-address="Caserne.C8"/>
            <calcext:condition calcext:apply-style-name="cellule personnages" calcext:value="contains-text(&quot;NewCrew&quot;)" calcext:base-cell-address="Caserne.C8"/>
            <calcext:condition calcext:apply-style-name="cellule personnages" calcext:value="contains-text(&quot;NewCharacter&quot;)" calcext:base-cell-address="Caserne.C8"/>
            <calcext:condition calcext:apply-style-name="cellule personnages" calcext:value="contains-text(&quot;HideOther&quot;)" calcext:base-cell-address="Caserne.C8"/>
            <calcext:condition calcext:apply-style-name="cellule personnages" calcext:value="contains-text(&quot;DeleteOther&quot;)" calcext:base-cell-address="Caserne.C8"/>
            <calcext:condition calcext:apply-style-name="cellule narrateur" calcext:value="contains-text(&quot;Narrator&quot;)" calcext:base-cell-address="Caserne.C8"/>
            <calcext:condition calcext:apply-style-name="cellule set choice" calcext:value="contains-text(&quot;SetChoices&quot;)" calcext:base-cell-address="Caserne.C8"/>
            <calcext:condition calcext:apply-style-name="cellule dialogues" calcext:value="contains-text(&quot;PlayerSpeak&quot;)" calcext:base-cell-address="Caserne.C8"/>
            <calcext:condition calcext:apply-style-name="cellule dialogues" calcext:value="contains-text(&quot;OtherSpeak&quot;)" calcext:base-cell-address="Caserne.C8"/>
            <calcext:condition calcext:apply-style-name="cellule argent" calcext:value="contains-text(&quot;CheckGold&quot;)" calcext:base-cell-address="Caserne.C8"/>
            <calcext:condition calcext:apply-style-name="cellule argent" calcext:value="contains-text(&quot;RemoveGold&quot;)" calcext:base-cell-address="Caserne.C8"/>
            <calcext:condition calcext:apply-style-name="cellule argent" calcext:value="contains-text(&quot;AddGold&quot;)" calcext:base-cell-address="Caserne.C8"/>
            <calcext:condition calcext:apply-style-name="cellule argent" calcext:value="contains-text(&quot;Loot&quot;)" calcext:base-cell-address="Caserne.C8"/>
            <calcext:condition calcext:apply-style-name="cellule argent" calcext:value="contains-text(&quot;Trade&quot;)" calcext:base-cell-address="Caserne.C8"/>
            <calcext:condition calcext:apply-style-name="cellule combat" calcext:value="contains-text(&quot;LaunchCombat&quot;)" calcext:base-cell-address="Caserne.C8"/>
            <calcext:condition calcext:apply-style-name="cellule indice" calcext:value="contains-text(&quot;CheckFormula&quot;)" calcext:base-cell-address="Caserne.C8"/>
            <calcext:condition calcext:apply-style-name="cellule indice" calcext:value="contains-text(&quot;GiveDirection&quot;)" calcext:base-cell-address="Caserne.C8"/>
            <calcext:condition calcext:apply-style-name="cellule temps" calcext:value="contains-text(&quot;SetWeather&quot;)" calcext:base-cell-address="Caserne.C8"/>
            <calcext:condition calcext:apply-style-name="cellule temps" calcext:value="contains-text(&quot;SwitchWeather&quot;)" calcext:base-cell-address="Caserne.C8"/>
            <calcext:condition calcext:apply-style-name="cellule temps" calcext:value="contains-text(&quot;NextDay&quot;)" calcext:base-cell-address="Caserne.C8"/>
            <calcext:condition calcext:apply-style-name="cellule temps" calcext:value="contains-text(&quot;CheckDay&quot;)" calcext:base-cell-address="Caserne.C8"/>
            <calcext:condition calcext:apply-style-name="cellule histoire" calcext:value="contains-text(&quot;Leave&quot;)" calcext:base-cell-address="Caserne.C8"/>
            <calcext:condition calcext:apply-style-name="cellule choice" calcext:value="contains-text(&quot;Choice&quot;)" calcext:base-cell-address="Caserne.C8"/>
            <calcext:condition calcext:apply-style-name="cellule d'erreur" calcext:value="!=&quot;&quot;" calcext:base-cell-address="Caserne.C8"/>
          </calcext:conditional-format>
          <calcext:conditional-format calcext:target-range-address="'Village pêcheur'.C8:'Village pêcheur'.C8">
            <calcext:condition calcext:apply-style-name="cellule histoire" calcext:value="contains-text(&quot;GoTo&quot;)" calcext:base-cell-address="Caserne.C8"/>
            <calcext:condition calcext:apply-style-name="cellule histoire" calcext:value="contains-text(&quot;Conclude&quot;)" calcext:base-cell-address="Caserne.C8"/>
            <calcext:condition calcext:apply-style-name="cellule random" calcext:value="contains-text(&quot;RandomPercent&quot;)" calcext:base-cell-address="Caserne.C8"/>
            <calcext:condition calcext:apply-style-name="cellule random" calcext:value="contains-text(&quot;RandomRange&quot;)" calcext:base-cell-address="Caserne.C8"/>
            <calcext:condition calcext:apply-style-name="cellule personnages" calcext:value="contains-text(&quot;NewCrew&quot;)" calcext:base-cell-address="Caserne.C8"/>
            <calcext:condition calcext:apply-style-name="cellule personnages" calcext:value="contains-text(&quot;NewCharacter&quot;)" calcext:base-cell-address="Caserne.C8"/>
            <calcext:condition calcext:apply-style-name="cellule personnages" calcext:value="contains-text(&quot;HideOther&quot;)" calcext:base-cell-address="Caserne.C8"/>
            <calcext:condition calcext:apply-style-name="cellule personnages" calcext:value="contains-text(&quot;DeleteOther&quot;)" calcext:base-cell-address="Caserne.C8"/>
            <calcext:condition calcext:apply-style-name="cellule narrateur" calcext:value="contains-text(&quot;Narrator&quot;)" calcext:base-cell-address="Caserne.C8"/>
            <calcext:condition calcext:apply-style-name="cellule set choice" calcext:value="contains-text(&quot;SetChoices&quot;)" calcext:base-cell-address="Caserne.C8"/>
            <calcext:condition calcext:apply-style-name="cellule dialogues" calcext:value="contains-text(&quot;PlayerSpeak&quot;)" calcext:base-cell-address="Caserne.C8"/>
            <calcext:condition calcext:apply-style-name="cellule dialogues" calcext:value="contains-text(&quot;OtherSpeak&quot;)" calcext:base-cell-address="Caserne.C8"/>
            <calcext:condition calcext:apply-style-name="cellule argent" calcext:value="contains-text(&quot;CheckGold&quot;)" calcext:base-cell-address="Caserne.C8"/>
            <calcext:condition calcext:apply-style-name="cellule argent" calcext:value="contains-text(&quot;RemoveGold&quot;)" calcext:base-cell-address="Caserne.C8"/>
            <calcext:condition calcext:apply-style-name="cellule argent" calcext:value="contains-text(&quot;AddGold&quot;)" calcext:base-cell-address="Caserne.C8"/>
            <calcext:condition calcext:apply-style-name="cellule argent" calcext:value="contains-text(&quot;Loot&quot;)" calcext:base-cell-address="Caserne.C8"/>
            <calcext:condition calcext:apply-style-name="cellule argent" calcext:value="contains-text(&quot;Trade&quot;)" calcext:base-cell-address="Caserne.C8"/>
            <calcext:condition calcext:apply-style-name="cellule combat" calcext:value="contains-text(&quot;LaunchCombat&quot;)" calcext:base-cell-address="Caserne.C8"/>
            <calcext:condition calcext:apply-style-name="cellule indice" calcext:value="contains-text(&quot;CheckFormula&quot;)" calcext:base-cell-address="Caserne.C8"/>
            <calcext:condition calcext:apply-style-name="cellule indice" calcext:value="contains-text(&quot;GiveDirection&quot;)" calcext:base-cell-address="Caserne.C8"/>
            <calcext:condition calcext:apply-style-name="cellule temps" calcext:value="contains-text(&quot;SetWeather&quot;)" calcext:base-cell-address="Caserne.C8"/>
            <calcext:condition calcext:apply-style-name="cellule temps" calcext:value="contains-text(&quot;SwitchWeather&quot;)" calcext:base-cell-address="Caserne.C8"/>
            <calcext:condition calcext:apply-style-name="cellule temps" calcext:value="contains-text(&quot;NextDay&quot;)" calcext:base-cell-address="Caserne.C8"/>
            <calcext:condition calcext:apply-style-name="cellule temps" calcext:value="contains-text(&quot;CheckDay&quot;)" calcext:base-cell-address="Caserne.C8"/>
            <calcext:condition calcext:apply-style-name="cellule histoire" calcext:value="contains-text(&quot;Leave&quot;)" calcext:base-cell-address="Caserne.C8"/>
            <calcext:condition calcext:apply-style-name="cellule choice" calcext:value="contains-text(&quot;Choice&quot;)" calcext:base-cell-address="Caserne.C8"/>
            <calcext:condition calcext:apply-style-name="cellule d'erreur" calcext:value="!=&quot;&quot;" calcext:base-cell-address="Caserne.C8"/>
          </calcext:conditional-format>
          <calcext:conditional-format calcext:target-range-address="'Village pêcheur'.A3:'Village pêcheur'.A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Village pêcheur'.A3:'Village pêcheur'.A3">
            <calcext:condition calcext:apply-style-name="cellule histoire" calcext:value="contains-text(&quot;GoTo&quot;)" calcext:base-cell-address="Caserne.A3"/>
            <calcext:condition calcext:apply-style-name="cellule histoire" calcext:value="contains-text(&quot;Conclude&quot;)" calcext:base-cell-address="Caserne.A3"/>
            <calcext:condition calcext:apply-style-name="cellule random" calcext:value="contains-text(&quot;RandomPercent&quot;)" calcext:base-cell-address="Caserne.A3"/>
            <calcext:condition calcext:apply-style-name="cellule random" calcext:value="contains-text(&quot;RandomRange&quot;)" calcext:base-cell-address="Caserne.A3"/>
            <calcext:condition calcext:apply-style-name="cellule personnages" calcext:value="contains-text(&quot;NewCrew&quot;)" calcext:base-cell-address="Caserne.A3"/>
            <calcext:condition calcext:apply-style-name="cellule personnages" calcext:value="contains-text(&quot;NewCharacter&quot;)" calcext:base-cell-address="Caserne.A3"/>
            <calcext:condition calcext:apply-style-name="cellule personnages" calcext:value="contains-text(&quot;HideOther&quot;)" calcext:base-cell-address="Caserne.A3"/>
            <calcext:condition calcext:apply-style-name="cellule personnages" calcext:value="contains-text(&quot;DeleteOther&quot;)" calcext:base-cell-address="Caserne.A3"/>
            <calcext:condition calcext:apply-style-name="cellule narrateur" calcext:value="contains-text(&quot;Narrator&quot;)" calcext:base-cell-address="Caserne.A3"/>
            <calcext:condition calcext:apply-style-name="cellule set choice" calcext:value="contains-text(&quot;SetChoices&quot;)" calcext:base-cell-address="Caserne.A3"/>
            <calcext:condition calcext:apply-style-name="cellule dialogues" calcext:value="contains-text(&quot;PlayerSpeak&quot;)" calcext:base-cell-address="Caserne.A3"/>
            <calcext:condition calcext:apply-style-name="cellule dialogues" calcext:value="contains-text(&quot;OtherSpeak&quot;)" calcext:base-cell-address="Caserne.A3"/>
            <calcext:condition calcext:apply-style-name="cellule argent" calcext:value="contains-text(&quot;CheckGold&quot;)" calcext:base-cell-address="Caserne.A3"/>
            <calcext:condition calcext:apply-style-name="cellule argent" calcext:value="contains-text(&quot;RemoveGold&quot;)" calcext:base-cell-address="Caserne.A3"/>
            <calcext:condition calcext:apply-style-name="cellule argent" calcext:value="contains-text(&quot;AddGold&quot;)" calcext:base-cell-address="Caserne.A3"/>
            <calcext:condition calcext:apply-style-name="cellule argent" calcext:value="contains-text(&quot;Loot&quot;)" calcext:base-cell-address="Caserne.A3"/>
            <calcext:condition calcext:apply-style-name="cellule argent" calcext:value="contains-text(&quot;Trade&quot;)" calcext:base-cell-address="Caserne.A3"/>
            <calcext:condition calcext:apply-style-name="cellule combat" calcext:value="contains-text(&quot;LaunchCombat&quot;)" calcext:base-cell-address="Caserne.A3"/>
            <calcext:condition calcext:apply-style-name="cellule indice" calcext:value="contains-text(&quot;CheckFormula&quot;)" calcext:base-cell-address="Caserne.A3"/>
            <calcext:condition calcext:apply-style-name="cellule indice" calcext:value="contains-text(&quot;GiveDirection&quot;)" calcext:base-cell-address="Caserne.A3"/>
            <calcext:condition calcext:apply-style-name="cellule temps" calcext:value="contains-text(&quot;SetWeather&quot;)" calcext:base-cell-address="Caserne.A3"/>
            <calcext:condition calcext:apply-style-name="cellule temps" calcext:value="contains-text(&quot;SwitchWeather&quot;)" calcext:base-cell-address="Caserne.A3"/>
            <calcext:condition calcext:apply-style-name="cellule temps" calcext:value="contains-text(&quot;NextDay&quot;)" calcext:base-cell-address="Caserne.A3"/>
            <calcext:condition calcext:apply-style-name="cellule temps" calcext:value="contains-text(&quot;CheckDay&quot;)" calcext:base-cell-address="Caserne.A3"/>
            <calcext:condition calcext:apply-style-name="cellule histoire" calcext:value="contains-text(&quot;Leave&quot;)" calcext:base-cell-address="Caserne.A3"/>
            <calcext:condition calcext:apply-style-name="cellule choice" calcext:value="contains-text(&quot;Choice&quot;)" calcext:base-cell-address="Caserne.A3"/>
            <calcext:condition calcext:apply-style-name="cellule d'erreur" calcext:value="!=&quot;&quot;" calcext:base-cell-address="Caserne.A3"/>
          </calcext:conditional-format>
          <calcext:conditional-format calcext:target-range-address="'Village pêcheur'.B5:'Village pêcheur'.B7">
            <calcext:condition calcext:apply-style-name="cellule histoire" calcext:value="contains-text(&quot;GoTo&quot;)" calcext:base-cell-address="Caserne.B5"/>
            <calcext:condition calcext:apply-style-name="cellule histoire" calcext:value="contains-text(&quot;Conclude&quot;)" calcext:base-cell-address="Caserne.B5"/>
            <calcext:condition calcext:apply-style-name="cellule random" calcext:value="contains-text(&quot;RandomPercent&quot;)" calcext:base-cell-address="Caserne.B5"/>
            <calcext:condition calcext:apply-style-name="cellule random" calcext:value="contains-text(&quot;RandomRange&quot;)" calcext:base-cell-address="Caserne.B5"/>
            <calcext:condition calcext:apply-style-name="cellule personnages" calcext:value="contains-text(&quot;NewCrew&quot;)" calcext:base-cell-address="Caserne.B5"/>
            <calcext:condition calcext:apply-style-name="cellule personnages" calcext:value="contains-text(&quot;NewCharacter&quot;)" calcext:base-cell-address="Caserne.B5"/>
            <calcext:condition calcext:apply-style-name="cellule personnages" calcext:value="contains-text(&quot;HideOther&quot;)" calcext:base-cell-address="Caserne.B5"/>
            <calcext:condition calcext:apply-style-name="cellule personnages" calcext:value="contains-text(&quot;DeleteOther&quot;)" calcext:base-cell-address="Caserne.B5"/>
            <calcext:condition calcext:apply-style-name="cellule narrateur" calcext:value="contains-text(&quot;Narrator&quot;)" calcext:base-cell-address="Caserne.B5"/>
            <calcext:condition calcext:apply-style-name="cellule set choice" calcext:value="contains-text(&quot;SetChoices&quot;)" calcext:base-cell-address="Caserne.B5"/>
            <calcext:condition calcext:apply-style-name="cellule dialogues" calcext:value="contains-text(&quot;PlayerSpeak&quot;)" calcext:base-cell-address="Caserne.B5"/>
            <calcext:condition calcext:apply-style-name="cellule dialogues" calcext:value="contains-text(&quot;OtherSpeak&quot;)" calcext:base-cell-address="Caserne.B5"/>
            <calcext:condition calcext:apply-style-name="cellule argent" calcext:value="contains-text(&quot;CheckGold&quot;)" calcext:base-cell-address="Caserne.B5"/>
            <calcext:condition calcext:apply-style-name="cellule argent" calcext:value="contains-text(&quot;RemoveGold&quot;)" calcext:base-cell-address="Caserne.B5"/>
            <calcext:condition calcext:apply-style-name="cellule argent" calcext:value="contains-text(&quot;AddGold&quot;)" calcext:base-cell-address="Caserne.B5"/>
            <calcext:condition calcext:apply-style-name="cellule argent" calcext:value="contains-text(&quot;Loot&quot;)" calcext:base-cell-address="Caserne.B5"/>
            <calcext:condition calcext:apply-style-name="cellule argent" calcext:value="contains-text(&quot;Trade&quot;)" calcext:base-cell-address="Caserne.B5"/>
            <calcext:condition calcext:apply-style-name="cellule combat" calcext:value="contains-text(&quot;LaunchCombat&quot;)" calcext:base-cell-address="Caserne.B5"/>
            <calcext:condition calcext:apply-style-name="cellule indice" calcext:value="contains-text(&quot;CheckFormula&quot;)" calcext:base-cell-address="Caserne.B5"/>
            <calcext:condition calcext:apply-style-name="cellule indice" calcext:value="contains-text(&quot;GiveDirection&quot;)" calcext:base-cell-address="Caserne.B5"/>
            <calcext:condition calcext:apply-style-name="cellule temps" calcext:value="contains-text(&quot;SetWeather&quot;)" calcext:base-cell-address="Caserne.B5"/>
            <calcext:condition calcext:apply-style-name="cellule temps" calcext:value="contains-text(&quot;SwitchWeather&quot;)" calcext:base-cell-address="Caserne.B5"/>
            <calcext:condition calcext:apply-style-name="cellule temps" calcext:value="contains-text(&quot;NextDay&quot;)" calcext:base-cell-address="Caserne.B5"/>
            <calcext:condition calcext:apply-style-name="cellule temps" calcext:value="contains-text(&quot;CheckDay&quot;)" calcext:base-cell-address="Caserne.B5"/>
            <calcext:condition calcext:apply-style-name="cellule histoire" calcext:value="contains-text(&quot;Leave&quot;)" calcext:base-cell-address="Caserne.B5"/>
            <calcext:condition calcext:apply-style-name="cellule choice" calcext:value="contains-text(&quot;Choice&quot;)" calcext:base-cell-address="Caserne.B5"/>
            <calcext:condition calcext:apply-style-name="cellule d'erreur" calcext:value="!=&quot;&quot;" calcext:base-cell-address="Caserne.B5"/>
          </calcext:conditional-format>
          <calcext:conditional-format calcext:target-range-address="'Village pêcheur'.B5:'Village pêcheur'.B7">
            <calcext:condition calcext:apply-style-name="cellule histoire" calcext:value="contains-text(&quot;GoTo&quot;)" calcext:base-cell-address="Caserne.B5"/>
            <calcext:condition calcext:apply-style-name="cellule histoire" calcext:value="contains-text(&quot;Conclude&quot;)" calcext:base-cell-address="Caserne.B5"/>
            <calcext:condition calcext:apply-style-name="cellule random" calcext:value="contains-text(&quot;RandomPercent&quot;)" calcext:base-cell-address="Caserne.B5"/>
            <calcext:condition calcext:apply-style-name="cellule random" calcext:value="contains-text(&quot;RandomRange&quot;)" calcext:base-cell-address="Caserne.B5"/>
            <calcext:condition calcext:apply-style-name="cellule personnages" calcext:value="contains-text(&quot;NewCrew&quot;)" calcext:base-cell-address="Caserne.B5"/>
            <calcext:condition calcext:apply-style-name="cellule personnages" calcext:value="contains-text(&quot;NewCharacter&quot;)" calcext:base-cell-address="Caserne.B5"/>
            <calcext:condition calcext:apply-style-name="cellule personnages" calcext:value="contains-text(&quot;HideOther&quot;)" calcext:base-cell-address="Caserne.B5"/>
            <calcext:condition calcext:apply-style-name="cellule personnages" calcext:value="contains-text(&quot;DeleteOther&quot;)" calcext:base-cell-address="Caserne.B5"/>
            <calcext:condition calcext:apply-style-name="cellule narrateur" calcext:value="contains-text(&quot;Narrator&quot;)" calcext:base-cell-address="Caserne.B5"/>
            <calcext:condition calcext:apply-style-name="cellule set choice" calcext:value="contains-text(&quot;SetChoices&quot;)" calcext:base-cell-address="Caserne.B5"/>
            <calcext:condition calcext:apply-style-name="cellule dialogues" calcext:value="contains-text(&quot;PlayerSpeak&quot;)" calcext:base-cell-address="Caserne.B5"/>
            <calcext:condition calcext:apply-style-name="cellule dialogues" calcext:value="contains-text(&quot;OtherSpeak&quot;)" calcext:base-cell-address="Caserne.B5"/>
            <calcext:condition calcext:apply-style-name="cellule argent" calcext:value="contains-text(&quot;CheckGold&quot;)" calcext:base-cell-address="Caserne.B5"/>
            <calcext:condition calcext:apply-style-name="cellule argent" calcext:value="contains-text(&quot;RemoveGold&quot;)" calcext:base-cell-address="Caserne.B5"/>
            <calcext:condition calcext:apply-style-name="cellule argent" calcext:value="contains-text(&quot;AddGold&quot;)" calcext:base-cell-address="Caserne.B5"/>
            <calcext:condition calcext:apply-style-name="cellule argent" calcext:value="contains-text(&quot;Loot&quot;)" calcext:base-cell-address="Caserne.B5"/>
            <calcext:condition calcext:apply-style-name="cellule argent" calcext:value="contains-text(&quot;Trade&quot;)" calcext:base-cell-address="Caserne.B5"/>
            <calcext:condition calcext:apply-style-name="cellule combat" calcext:value="contains-text(&quot;LaunchCombat&quot;)" calcext:base-cell-address="Caserne.B5"/>
            <calcext:condition calcext:apply-style-name="cellule indice" calcext:value="contains-text(&quot;CheckFormula&quot;)" calcext:base-cell-address="Caserne.B5"/>
            <calcext:condition calcext:apply-style-name="cellule indice" calcext:value="contains-text(&quot;GiveDirection&quot;)" calcext:base-cell-address="Caserne.B5"/>
            <calcext:condition calcext:apply-style-name="cellule temps" calcext:value="contains-text(&quot;SetWeather&quot;)" calcext:base-cell-address="Caserne.B5"/>
            <calcext:condition calcext:apply-style-name="cellule temps" calcext:value="contains-text(&quot;SwitchWeather&quot;)" calcext:base-cell-address="Caserne.B5"/>
            <calcext:condition calcext:apply-style-name="cellule temps" calcext:value="contains-text(&quot;NextDay&quot;)" calcext:base-cell-address="Caserne.B5"/>
            <calcext:condition calcext:apply-style-name="cellule temps" calcext:value="contains-text(&quot;CheckDay&quot;)" calcext:base-cell-address="Caserne.B5"/>
            <calcext:condition calcext:apply-style-name="cellule histoire" calcext:value="contains-text(&quot;Leave&quot;)" calcext:base-cell-address="Caserne.B5"/>
            <calcext:condition calcext:apply-style-name="cellule choice" calcext:value="contains-text(&quot;Choice&quot;)" calcext:base-cell-address="Caserne.B5"/>
            <calcext:condition calcext:apply-style-name="cellule d'erreur" calcext:value="!=&quot;&quot;" calcext:base-cell-address="Caserne.B5"/>
          </calcext:conditional-format>
          <calcext:conditional-format calcext:target-range-address="'Village pêcheur'.B5:'Village pêcheur'.B7">
            <calcext:condition calcext:apply-style-name="cellule histoire" calcext:value="contains-text(&quot;GoTo&quot;)" calcext:base-cell-address="Caserne.B5"/>
            <calcext:condition calcext:apply-style-name="cellule histoire" calcext:value="contains-text(&quot;Conclude&quot;)" calcext:base-cell-address="Caserne.B5"/>
            <calcext:condition calcext:apply-style-name="cellule random" calcext:value="contains-text(&quot;RandomPercent&quot;)" calcext:base-cell-address="Caserne.B5"/>
            <calcext:condition calcext:apply-style-name="cellule random" calcext:value="contains-text(&quot;RandomRange&quot;)" calcext:base-cell-address="Caserne.B5"/>
            <calcext:condition calcext:apply-style-name="cellule personnages" calcext:value="contains-text(&quot;NewCrew&quot;)" calcext:base-cell-address="Caserne.B5"/>
            <calcext:condition calcext:apply-style-name="cellule personnages" calcext:value="contains-text(&quot;NewCharacter&quot;)" calcext:base-cell-address="Caserne.B5"/>
            <calcext:condition calcext:apply-style-name="cellule personnages" calcext:value="contains-text(&quot;HideOther&quot;)" calcext:base-cell-address="Caserne.B5"/>
            <calcext:condition calcext:apply-style-name="cellule personnages" calcext:value="contains-text(&quot;DeleteOther&quot;)" calcext:base-cell-address="Caserne.B5"/>
            <calcext:condition calcext:apply-style-name="cellule narrateur" calcext:value="contains-text(&quot;Narrator&quot;)" calcext:base-cell-address="Caserne.B5"/>
            <calcext:condition calcext:apply-style-name="cellule set choice" calcext:value="contains-text(&quot;SetChoices&quot;)" calcext:base-cell-address="Caserne.B5"/>
            <calcext:condition calcext:apply-style-name="cellule dialogues" calcext:value="contains-text(&quot;PlayerSpeak&quot;)" calcext:base-cell-address="Caserne.B5"/>
            <calcext:condition calcext:apply-style-name="cellule dialogues" calcext:value="contains-text(&quot;OtherSpeak&quot;)" calcext:base-cell-address="Caserne.B5"/>
            <calcext:condition calcext:apply-style-name="cellule argent" calcext:value="contains-text(&quot;CheckGold&quot;)" calcext:base-cell-address="Caserne.B5"/>
            <calcext:condition calcext:apply-style-name="cellule argent" calcext:value="contains-text(&quot;RemoveGold&quot;)" calcext:base-cell-address="Caserne.B5"/>
            <calcext:condition calcext:apply-style-name="cellule argent" calcext:value="contains-text(&quot;AddGold&quot;)" calcext:base-cell-address="Caserne.B5"/>
            <calcext:condition calcext:apply-style-name="cellule argent" calcext:value="contains-text(&quot;Loot&quot;)" calcext:base-cell-address="Caserne.B5"/>
            <calcext:condition calcext:apply-style-name="cellule argent" calcext:value="contains-text(&quot;Trade&quot;)" calcext:base-cell-address="Caserne.B5"/>
            <calcext:condition calcext:apply-style-name="cellule combat" calcext:value="contains-text(&quot;LaunchCombat&quot;)" calcext:base-cell-address="Caserne.B5"/>
            <calcext:condition calcext:apply-style-name="cellule indice" calcext:value="contains-text(&quot;CheckFormula&quot;)" calcext:base-cell-address="Caserne.B5"/>
            <calcext:condition calcext:apply-style-name="cellule indice" calcext:value="contains-text(&quot;GiveDirection&quot;)" calcext:base-cell-address="Caserne.B5"/>
            <calcext:condition calcext:apply-style-name="cellule temps" calcext:value="contains-text(&quot;SetWeather&quot;)" calcext:base-cell-address="Caserne.B5"/>
            <calcext:condition calcext:apply-style-name="cellule temps" calcext:value="contains-text(&quot;SwitchWeather&quot;)" calcext:base-cell-address="Caserne.B5"/>
            <calcext:condition calcext:apply-style-name="cellule temps" calcext:value="contains-text(&quot;NextDay&quot;)" calcext:base-cell-address="Caserne.B5"/>
            <calcext:condition calcext:apply-style-name="cellule temps" calcext:value="contains-text(&quot;CheckDay&quot;)" calcext:base-cell-address="Caserne.B5"/>
            <calcext:condition calcext:apply-style-name="cellule histoire" calcext:value="contains-text(&quot;Leave&quot;)" calcext:base-cell-address="Caserne.B5"/>
            <calcext:condition calcext:apply-style-name="cellule choice" calcext:value="contains-text(&quot;Choice&quot;)" calcext:base-cell-address="Caserne.B5"/>
            <calcext:condition calcext:apply-style-name="cellule d'erreur" calcext:value="!=&quot;&quot;" calcext:base-cell-address="Caserne.B5"/>
          </calcext:conditional-format>
          <calcext:conditional-format calcext:target-range-address="'Village pêcheur'.B5:'Village pêcheur'.B7">
            <calcext:condition calcext:apply-style-name="cellule histoire" calcext:value="contains-text(&quot;GoTo&quot;)" calcext:base-cell-address="Caserne.B5"/>
            <calcext:condition calcext:apply-style-name="cellule histoire" calcext:value="contains-text(&quot;Conclude&quot;)" calcext:base-cell-address="Caserne.B5"/>
            <calcext:condition calcext:apply-style-name="cellule random" calcext:value="contains-text(&quot;RandomPercent&quot;)" calcext:base-cell-address="Caserne.B5"/>
            <calcext:condition calcext:apply-style-name="cellule random" calcext:value="contains-text(&quot;RandomRange&quot;)" calcext:base-cell-address="Caserne.B5"/>
            <calcext:condition calcext:apply-style-name="cellule personnages" calcext:value="contains-text(&quot;NewCrew&quot;)" calcext:base-cell-address="Caserne.B5"/>
            <calcext:condition calcext:apply-style-name="cellule personnages" calcext:value="contains-text(&quot;NewCharacter&quot;)" calcext:base-cell-address="Caserne.B5"/>
            <calcext:condition calcext:apply-style-name="cellule personnages" calcext:value="contains-text(&quot;HideOther&quot;)" calcext:base-cell-address="Caserne.B5"/>
            <calcext:condition calcext:apply-style-name="cellule personnages" calcext:value="contains-text(&quot;DeleteOther&quot;)" calcext:base-cell-address="Caserne.B5"/>
            <calcext:condition calcext:apply-style-name="cellule narrateur" calcext:value="contains-text(&quot;Narrator&quot;)" calcext:base-cell-address="Caserne.B5"/>
            <calcext:condition calcext:apply-style-name="cellule set choice" calcext:value="contains-text(&quot;SetChoices&quot;)" calcext:base-cell-address="Caserne.B5"/>
            <calcext:condition calcext:apply-style-name="cellule dialogues" calcext:value="contains-text(&quot;PlayerSpeak&quot;)" calcext:base-cell-address="Caserne.B5"/>
            <calcext:condition calcext:apply-style-name="cellule dialogues" calcext:value="contains-text(&quot;OtherSpeak&quot;)" calcext:base-cell-address="Caserne.B5"/>
            <calcext:condition calcext:apply-style-name="cellule argent" calcext:value="contains-text(&quot;CheckGold&quot;)" calcext:base-cell-address="Caserne.B5"/>
            <calcext:condition calcext:apply-style-name="cellule argent" calcext:value="contains-text(&quot;RemoveGold&quot;)" calcext:base-cell-address="Caserne.B5"/>
            <calcext:condition calcext:apply-style-name="cellule argent" calcext:value="contains-text(&quot;AddGold&quot;)" calcext:base-cell-address="Caserne.B5"/>
            <calcext:condition calcext:apply-style-name="cellule argent" calcext:value="contains-text(&quot;Loot&quot;)" calcext:base-cell-address="Caserne.B5"/>
            <calcext:condition calcext:apply-style-name="cellule argent" calcext:value="contains-text(&quot;Trade&quot;)" calcext:base-cell-address="Caserne.B5"/>
            <calcext:condition calcext:apply-style-name="cellule combat" calcext:value="contains-text(&quot;LaunchCombat&quot;)" calcext:base-cell-address="Caserne.B5"/>
            <calcext:condition calcext:apply-style-name="cellule indice" calcext:value="contains-text(&quot;CheckFormula&quot;)" calcext:base-cell-address="Caserne.B5"/>
            <calcext:condition calcext:apply-style-name="cellule indice" calcext:value="contains-text(&quot;GiveDirection&quot;)" calcext:base-cell-address="Caserne.B5"/>
            <calcext:condition calcext:apply-style-name="cellule temps" calcext:value="contains-text(&quot;SetWeather&quot;)" calcext:base-cell-address="Caserne.B5"/>
            <calcext:condition calcext:apply-style-name="cellule temps" calcext:value="contains-text(&quot;SwitchWeather&quot;)" calcext:base-cell-address="Caserne.B5"/>
            <calcext:condition calcext:apply-style-name="cellule temps" calcext:value="contains-text(&quot;NextDay&quot;)" calcext:base-cell-address="Caserne.B5"/>
            <calcext:condition calcext:apply-style-name="cellule temps" calcext:value="contains-text(&quot;CheckDay&quot;)" calcext:base-cell-address="Caserne.B5"/>
            <calcext:condition calcext:apply-style-name="cellule histoire" calcext:value="contains-text(&quot;Leave&quot;)" calcext:base-cell-address="Caserne.B5"/>
            <calcext:condition calcext:apply-style-name="cellule choice" calcext:value="contains-text(&quot;Choice&quot;)" calcext:base-cell-address="Caserne.B5"/>
            <calcext:condition calcext:apply-style-name="cellule d'erreur" calcext:value="!=&quot;&quot;" calcext:base-cell-address="Caserne.B5"/>
          </calcext:conditional-format>
          <calcext:conditional-format calcext:target-range-address="'Village pêcheur'.B12:'Village pêcheur'.B12">
            <calcext:condition calcext:apply-style-name="cellule histoire" calcext:value="contains-text(&quot;GoTo&quot;)" calcext:base-cell-address="Caserne.B12"/>
            <calcext:condition calcext:apply-style-name="cellule histoire" calcext:value="contains-text(&quot;Conclude&quot;)" calcext:base-cell-address="Caserne.B12"/>
            <calcext:condition calcext:apply-style-name="cellule random" calcext:value="contains-text(&quot;RandomPercent&quot;)" calcext:base-cell-address="Caserne.B12"/>
            <calcext:condition calcext:apply-style-name="cellule random" calcext:value="contains-text(&quot;RandomRange&quot;)" calcext:base-cell-address="Caserne.B12"/>
            <calcext:condition calcext:apply-style-name="cellule personnages" calcext:value="contains-text(&quot;NewCrew&quot;)" calcext:base-cell-address="Caserne.B12"/>
            <calcext:condition calcext:apply-style-name="cellule personnages" calcext:value="contains-text(&quot;NewCharacter&quot;)" calcext:base-cell-address="Caserne.B12"/>
            <calcext:condition calcext:apply-style-name="cellule personnages" calcext:value="contains-text(&quot;HideOther&quot;)" calcext:base-cell-address="Caserne.B12"/>
            <calcext:condition calcext:apply-style-name="cellule personnages" calcext:value="contains-text(&quot;DeleteOther&quot;)" calcext:base-cell-address="Caserne.B12"/>
            <calcext:condition calcext:apply-style-name="cellule narrateur" calcext:value="contains-text(&quot;Narrator&quot;)" calcext:base-cell-address="Caserne.B12"/>
            <calcext:condition calcext:apply-style-name="cellule set choice" calcext:value="contains-text(&quot;SetChoices&quot;)" calcext:base-cell-address="Caserne.B12"/>
            <calcext:condition calcext:apply-style-name="cellule dialogues" calcext:value="contains-text(&quot;PlayerSpeak&quot;)" calcext:base-cell-address="Caserne.B12"/>
            <calcext:condition calcext:apply-style-name="cellule dialogues" calcext:value="contains-text(&quot;OtherSpeak&quot;)" calcext:base-cell-address="Caserne.B12"/>
            <calcext:condition calcext:apply-style-name="cellule argent" calcext:value="contains-text(&quot;CheckGold&quot;)" calcext:base-cell-address="Caserne.B12"/>
            <calcext:condition calcext:apply-style-name="cellule argent" calcext:value="contains-text(&quot;RemoveGold&quot;)" calcext:base-cell-address="Caserne.B12"/>
            <calcext:condition calcext:apply-style-name="cellule argent" calcext:value="contains-text(&quot;AddGold&quot;)" calcext:base-cell-address="Caserne.B12"/>
            <calcext:condition calcext:apply-style-name="cellule argent" calcext:value="contains-text(&quot;Loot&quot;)" calcext:base-cell-address="Caserne.B12"/>
            <calcext:condition calcext:apply-style-name="cellule argent" calcext:value="contains-text(&quot;Trade&quot;)" calcext:base-cell-address="Caserne.B12"/>
            <calcext:condition calcext:apply-style-name="cellule combat" calcext:value="contains-text(&quot;LaunchCombat&quot;)" calcext:base-cell-address="Caserne.B12"/>
            <calcext:condition calcext:apply-style-name="cellule indice" calcext:value="contains-text(&quot;CheckFormula&quot;)" calcext:base-cell-address="Caserne.B12"/>
            <calcext:condition calcext:apply-style-name="cellule indice" calcext:value="contains-text(&quot;GiveDirection&quot;)" calcext:base-cell-address="Caserne.B12"/>
            <calcext:condition calcext:apply-style-name="cellule temps" calcext:value="contains-text(&quot;SetWeather&quot;)" calcext:base-cell-address="Caserne.B12"/>
            <calcext:condition calcext:apply-style-name="cellule temps" calcext:value="contains-text(&quot;SwitchWeather&quot;)" calcext:base-cell-address="Caserne.B12"/>
            <calcext:condition calcext:apply-style-name="cellule temps" calcext:value="contains-text(&quot;NextDay&quot;)" calcext:base-cell-address="Caserne.B12"/>
            <calcext:condition calcext:apply-style-name="cellule temps" calcext:value="contains-text(&quot;CheckDay&quot;)" calcext:base-cell-address="Caserne.B12"/>
            <calcext:condition calcext:apply-style-name="cellule histoire" calcext:value="contains-text(&quot;Leave&quot;)" calcext:base-cell-address="Caserne.B12"/>
            <calcext:condition calcext:apply-style-name="cellule choice" calcext:value="contains-text(&quot;Choice&quot;)" calcext:base-cell-address="Caserne.B12"/>
            <calcext:condition calcext:apply-style-name="cellule d'erreur" calcext:value="!=&quot;&quot;" calcext:base-cell-address="Caserne.B12"/>
          </calcext:conditional-format>
          <calcext:conditional-format calcext:target-range-address="'Village pêcheur'.B12:'Village pêcheur'.B12">
            <calcext:condition calcext:apply-style-name="cellule histoire" calcext:value="contains-text(&quot;GoTo&quot;)" calcext:base-cell-address="Caserne.B12"/>
            <calcext:condition calcext:apply-style-name="cellule histoire" calcext:value="contains-text(&quot;Conclude&quot;)" calcext:base-cell-address="Caserne.B12"/>
            <calcext:condition calcext:apply-style-name="cellule random" calcext:value="contains-text(&quot;RandomPercent&quot;)" calcext:base-cell-address="Caserne.B12"/>
            <calcext:condition calcext:apply-style-name="cellule random" calcext:value="contains-text(&quot;RandomRange&quot;)" calcext:base-cell-address="Caserne.B12"/>
            <calcext:condition calcext:apply-style-name="cellule personnages" calcext:value="contains-text(&quot;NewCrew&quot;)" calcext:base-cell-address="Caserne.B12"/>
            <calcext:condition calcext:apply-style-name="cellule personnages" calcext:value="contains-text(&quot;NewCharacter&quot;)" calcext:base-cell-address="Caserne.B12"/>
            <calcext:condition calcext:apply-style-name="cellule personnages" calcext:value="contains-text(&quot;HideOther&quot;)" calcext:base-cell-address="Caserne.B12"/>
            <calcext:condition calcext:apply-style-name="cellule personnages" calcext:value="contains-text(&quot;DeleteOther&quot;)" calcext:base-cell-address="Caserne.B12"/>
            <calcext:condition calcext:apply-style-name="cellule narrateur" calcext:value="contains-text(&quot;Narrator&quot;)" calcext:base-cell-address="Caserne.B12"/>
            <calcext:condition calcext:apply-style-name="cellule set choice" calcext:value="contains-text(&quot;SetChoices&quot;)" calcext:base-cell-address="Caserne.B12"/>
            <calcext:condition calcext:apply-style-name="cellule dialogues" calcext:value="contains-text(&quot;PlayerSpeak&quot;)" calcext:base-cell-address="Caserne.B12"/>
            <calcext:condition calcext:apply-style-name="cellule dialogues" calcext:value="contains-text(&quot;OtherSpeak&quot;)" calcext:base-cell-address="Caserne.B12"/>
            <calcext:condition calcext:apply-style-name="cellule argent" calcext:value="contains-text(&quot;CheckGold&quot;)" calcext:base-cell-address="Caserne.B12"/>
            <calcext:condition calcext:apply-style-name="cellule argent" calcext:value="contains-text(&quot;RemoveGold&quot;)" calcext:base-cell-address="Caserne.B12"/>
            <calcext:condition calcext:apply-style-name="cellule argent" calcext:value="contains-text(&quot;AddGold&quot;)" calcext:base-cell-address="Caserne.B12"/>
            <calcext:condition calcext:apply-style-name="cellule argent" calcext:value="contains-text(&quot;Loot&quot;)" calcext:base-cell-address="Caserne.B12"/>
            <calcext:condition calcext:apply-style-name="cellule argent" calcext:value="contains-text(&quot;Trade&quot;)" calcext:base-cell-address="Caserne.B12"/>
            <calcext:condition calcext:apply-style-name="cellule combat" calcext:value="contains-text(&quot;LaunchCombat&quot;)" calcext:base-cell-address="Caserne.B12"/>
            <calcext:condition calcext:apply-style-name="cellule indice" calcext:value="contains-text(&quot;CheckFormula&quot;)" calcext:base-cell-address="Caserne.B12"/>
            <calcext:condition calcext:apply-style-name="cellule indice" calcext:value="contains-text(&quot;GiveDirection&quot;)" calcext:base-cell-address="Caserne.B12"/>
            <calcext:condition calcext:apply-style-name="cellule temps" calcext:value="contains-text(&quot;SetWeather&quot;)" calcext:base-cell-address="Caserne.B12"/>
            <calcext:condition calcext:apply-style-name="cellule temps" calcext:value="contains-text(&quot;SwitchWeather&quot;)" calcext:base-cell-address="Caserne.B12"/>
            <calcext:condition calcext:apply-style-name="cellule temps" calcext:value="contains-text(&quot;NextDay&quot;)" calcext:base-cell-address="Caserne.B12"/>
            <calcext:condition calcext:apply-style-name="cellule temps" calcext:value="contains-text(&quot;CheckDay&quot;)" calcext:base-cell-address="Caserne.B12"/>
            <calcext:condition calcext:apply-style-name="cellule histoire" calcext:value="contains-text(&quot;Leave&quot;)" calcext:base-cell-address="Caserne.B12"/>
            <calcext:condition calcext:apply-style-name="cellule choice" calcext:value="contains-text(&quot;Choice&quot;)" calcext:base-cell-address="Caserne.B12"/>
            <calcext:condition calcext:apply-style-name="cellule d'erreur" calcext:value="!=&quot;&quot;" calcext:base-cell-address="Caserne.B12"/>
          </calcext:conditional-format>
          <calcext:conditional-format calcext:target-range-address="'Village pêcheur'.B12:'Village pêcheur'.B12">
            <calcext:condition calcext:apply-style-name="cellule histoire" calcext:value="contains-text(&quot;GoTo&quot;)" calcext:base-cell-address="Caserne.B12"/>
            <calcext:condition calcext:apply-style-name="cellule histoire" calcext:value="contains-text(&quot;Conclude&quot;)" calcext:base-cell-address="Caserne.B12"/>
            <calcext:condition calcext:apply-style-name="cellule random" calcext:value="contains-text(&quot;RandomPercent&quot;)" calcext:base-cell-address="Caserne.B12"/>
            <calcext:condition calcext:apply-style-name="cellule random" calcext:value="contains-text(&quot;RandomRange&quot;)" calcext:base-cell-address="Caserne.B12"/>
            <calcext:condition calcext:apply-style-name="cellule personnages" calcext:value="contains-text(&quot;NewCrew&quot;)" calcext:base-cell-address="Caserne.B12"/>
            <calcext:condition calcext:apply-style-name="cellule personnages" calcext:value="contains-text(&quot;NewCharacter&quot;)" calcext:base-cell-address="Caserne.B12"/>
            <calcext:condition calcext:apply-style-name="cellule personnages" calcext:value="contains-text(&quot;HideOther&quot;)" calcext:base-cell-address="Caserne.B12"/>
            <calcext:condition calcext:apply-style-name="cellule personnages" calcext:value="contains-text(&quot;DeleteOther&quot;)" calcext:base-cell-address="Caserne.B12"/>
            <calcext:condition calcext:apply-style-name="cellule narrateur" calcext:value="contains-text(&quot;Narrator&quot;)" calcext:base-cell-address="Caserne.B12"/>
            <calcext:condition calcext:apply-style-name="cellule set choice" calcext:value="contains-text(&quot;SetChoices&quot;)" calcext:base-cell-address="Caserne.B12"/>
            <calcext:condition calcext:apply-style-name="cellule dialogues" calcext:value="contains-text(&quot;PlayerSpeak&quot;)" calcext:base-cell-address="Caserne.B12"/>
            <calcext:condition calcext:apply-style-name="cellule dialogues" calcext:value="contains-text(&quot;OtherSpeak&quot;)" calcext:base-cell-address="Caserne.B12"/>
            <calcext:condition calcext:apply-style-name="cellule argent" calcext:value="contains-text(&quot;CheckGold&quot;)" calcext:base-cell-address="Caserne.B12"/>
            <calcext:condition calcext:apply-style-name="cellule argent" calcext:value="contains-text(&quot;RemoveGold&quot;)" calcext:base-cell-address="Caserne.B12"/>
            <calcext:condition calcext:apply-style-name="cellule argent" calcext:value="contains-text(&quot;AddGold&quot;)" calcext:base-cell-address="Caserne.B12"/>
            <calcext:condition calcext:apply-style-name="cellule argent" calcext:value="contains-text(&quot;Loot&quot;)" calcext:base-cell-address="Caserne.B12"/>
            <calcext:condition calcext:apply-style-name="cellule argent" calcext:value="contains-text(&quot;Trade&quot;)" calcext:base-cell-address="Caserne.B12"/>
            <calcext:condition calcext:apply-style-name="cellule combat" calcext:value="contains-text(&quot;LaunchCombat&quot;)" calcext:base-cell-address="Caserne.B12"/>
            <calcext:condition calcext:apply-style-name="cellule indice" calcext:value="contains-text(&quot;CheckFormula&quot;)" calcext:base-cell-address="Caserne.B12"/>
            <calcext:condition calcext:apply-style-name="cellule indice" calcext:value="contains-text(&quot;GiveDirection&quot;)" calcext:base-cell-address="Caserne.B12"/>
            <calcext:condition calcext:apply-style-name="cellule temps" calcext:value="contains-text(&quot;SetWeather&quot;)" calcext:base-cell-address="Caserne.B12"/>
            <calcext:condition calcext:apply-style-name="cellule temps" calcext:value="contains-text(&quot;SwitchWeather&quot;)" calcext:base-cell-address="Caserne.B12"/>
            <calcext:condition calcext:apply-style-name="cellule temps" calcext:value="contains-text(&quot;NextDay&quot;)" calcext:base-cell-address="Caserne.B12"/>
            <calcext:condition calcext:apply-style-name="cellule temps" calcext:value="contains-text(&quot;CheckDay&quot;)" calcext:base-cell-address="Caserne.B12"/>
            <calcext:condition calcext:apply-style-name="cellule histoire" calcext:value="contains-text(&quot;Leave&quot;)" calcext:base-cell-address="Caserne.B12"/>
            <calcext:condition calcext:apply-style-name="cellule choice" calcext:value="contains-text(&quot;Choice&quot;)" calcext:base-cell-address="Caserne.B12"/>
            <calcext:condition calcext:apply-style-name="cellule d'erreur" calcext:value="!=&quot;&quot;" calcext:base-cell-address="Caserne.B12"/>
          </calcext:conditional-format>
          <calcext:conditional-format calcext:target-range-address="'Village pêcheur'.B12:'Village pêcheur'.B12">
            <calcext:condition calcext:apply-style-name="cellule histoire" calcext:value="contains-text(&quot;GoTo&quot;)" calcext:base-cell-address="Caserne.B12"/>
            <calcext:condition calcext:apply-style-name="cellule histoire" calcext:value="contains-text(&quot;Conclude&quot;)" calcext:base-cell-address="Caserne.B12"/>
            <calcext:condition calcext:apply-style-name="cellule random" calcext:value="contains-text(&quot;RandomPercent&quot;)" calcext:base-cell-address="Caserne.B12"/>
            <calcext:condition calcext:apply-style-name="cellule random" calcext:value="contains-text(&quot;RandomRange&quot;)" calcext:base-cell-address="Caserne.B12"/>
            <calcext:condition calcext:apply-style-name="cellule personnages" calcext:value="contains-text(&quot;NewCrew&quot;)" calcext:base-cell-address="Caserne.B12"/>
            <calcext:condition calcext:apply-style-name="cellule personnages" calcext:value="contains-text(&quot;NewCharacter&quot;)" calcext:base-cell-address="Caserne.B12"/>
            <calcext:condition calcext:apply-style-name="cellule personnages" calcext:value="contains-text(&quot;HideOther&quot;)" calcext:base-cell-address="Caserne.B12"/>
            <calcext:condition calcext:apply-style-name="cellule personnages" calcext:value="contains-text(&quot;DeleteOther&quot;)" calcext:base-cell-address="Caserne.B12"/>
            <calcext:condition calcext:apply-style-name="cellule narrateur" calcext:value="contains-text(&quot;Narrator&quot;)" calcext:base-cell-address="Caserne.B12"/>
            <calcext:condition calcext:apply-style-name="cellule set choice" calcext:value="contains-text(&quot;SetChoices&quot;)" calcext:base-cell-address="Caserne.B12"/>
            <calcext:condition calcext:apply-style-name="cellule dialogues" calcext:value="contains-text(&quot;PlayerSpeak&quot;)" calcext:base-cell-address="Caserne.B12"/>
            <calcext:condition calcext:apply-style-name="cellule dialogues" calcext:value="contains-text(&quot;OtherSpeak&quot;)" calcext:base-cell-address="Caserne.B12"/>
            <calcext:condition calcext:apply-style-name="cellule argent" calcext:value="contains-text(&quot;CheckGold&quot;)" calcext:base-cell-address="Caserne.B12"/>
            <calcext:condition calcext:apply-style-name="cellule argent" calcext:value="contains-text(&quot;RemoveGold&quot;)" calcext:base-cell-address="Caserne.B12"/>
            <calcext:condition calcext:apply-style-name="cellule argent" calcext:value="contains-text(&quot;AddGold&quot;)" calcext:base-cell-address="Caserne.B12"/>
            <calcext:condition calcext:apply-style-name="cellule argent" calcext:value="contains-text(&quot;Loot&quot;)" calcext:base-cell-address="Caserne.B12"/>
            <calcext:condition calcext:apply-style-name="cellule argent" calcext:value="contains-text(&quot;Trade&quot;)" calcext:base-cell-address="Caserne.B12"/>
            <calcext:condition calcext:apply-style-name="cellule combat" calcext:value="contains-text(&quot;LaunchCombat&quot;)" calcext:base-cell-address="Caserne.B12"/>
            <calcext:condition calcext:apply-style-name="cellule indice" calcext:value="contains-text(&quot;CheckFormula&quot;)" calcext:base-cell-address="Caserne.B12"/>
            <calcext:condition calcext:apply-style-name="cellule indice" calcext:value="contains-text(&quot;GiveDirection&quot;)" calcext:base-cell-address="Caserne.B12"/>
            <calcext:condition calcext:apply-style-name="cellule temps" calcext:value="contains-text(&quot;SetWeather&quot;)" calcext:base-cell-address="Caserne.B12"/>
            <calcext:condition calcext:apply-style-name="cellule temps" calcext:value="contains-text(&quot;SwitchWeather&quot;)" calcext:base-cell-address="Caserne.B12"/>
            <calcext:condition calcext:apply-style-name="cellule temps" calcext:value="contains-text(&quot;NextDay&quot;)" calcext:base-cell-address="Caserne.B12"/>
            <calcext:condition calcext:apply-style-name="cellule temps" calcext:value="contains-text(&quot;CheckDay&quot;)" calcext:base-cell-address="Caserne.B12"/>
            <calcext:condition calcext:apply-style-name="cellule histoire" calcext:value="contains-text(&quot;Leave&quot;)" calcext:base-cell-address="Caserne.B12"/>
            <calcext:condition calcext:apply-style-name="cellule choice" calcext:value="contains-text(&quot;Choice&quot;)" calcext:base-cell-address="Caserne.B12"/>
            <calcext:condition calcext:apply-style-name="cellule d'erreur" calcext:value="!=&quot;&quot;" calcext:base-cell-address="Caserne.B12"/>
          </calcext:conditional-format>
          <calcext:conditional-format calcext:target-range-address="'Village pêcheur'.B16:'Village pêcheur'.B16">
            <calcext:condition calcext:apply-style-name="cellule histoire" calcext:value="contains-text(&quot;GoTo&quot;)" calcext:base-cell-address="Caserne.B16"/>
            <calcext:condition calcext:apply-style-name="cellule histoire" calcext:value="contains-text(&quot;Conclude&quot;)" calcext:base-cell-address="Caserne.B16"/>
            <calcext:condition calcext:apply-style-name="cellule random" calcext:value="contains-text(&quot;RandomPercent&quot;)" calcext:base-cell-address="Caserne.B16"/>
            <calcext:condition calcext:apply-style-name="cellule random" calcext:value="contains-text(&quot;RandomRange&quot;)" calcext:base-cell-address="Caserne.B16"/>
            <calcext:condition calcext:apply-style-name="cellule personnages" calcext:value="contains-text(&quot;NewCrew&quot;)" calcext:base-cell-address="Caserne.B16"/>
            <calcext:condition calcext:apply-style-name="cellule personnages" calcext:value="contains-text(&quot;NewCharacter&quot;)" calcext:base-cell-address="Caserne.B16"/>
            <calcext:condition calcext:apply-style-name="cellule personnages" calcext:value="contains-text(&quot;HideOther&quot;)" calcext:base-cell-address="Caserne.B16"/>
            <calcext:condition calcext:apply-style-name="cellule personnages" calcext:value="contains-text(&quot;DeleteOther&quot;)" calcext:base-cell-address="Caserne.B16"/>
            <calcext:condition calcext:apply-style-name="cellule narrateur" calcext:value="contains-text(&quot;Narrator&quot;)" calcext:base-cell-address="Caserne.B16"/>
            <calcext:condition calcext:apply-style-name="cellule set choice" calcext:value="contains-text(&quot;SetChoices&quot;)" calcext:base-cell-address="Caserne.B16"/>
            <calcext:condition calcext:apply-style-name="cellule dialogues" calcext:value="contains-text(&quot;PlayerSpeak&quot;)" calcext:base-cell-address="Caserne.B16"/>
            <calcext:condition calcext:apply-style-name="cellule dialogues" calcext:value="contains-text(&quot;OtherSpeak&quot;)" calcext:base-cell-address="Caserne.B16"/>
            <calcext:condition calcext:apply-style-name="cellule argent" calcext:value="contains-text(&quot;CheckGold&quot;)" calcext:base-cell-address="Caserne.B16"/>
            <calcext:condition calcext:apply-style-name="cellule argent" calcext:value="contains-text(&quot;RemoveGold&quot;)" calcext:base-cell-address="Caserne.B16"/>
            <calcext:condition calcext:apply-style-name="cellule argent" calcext:value="contains-text(&quot;AddGold&quot;)" calcext:base-cell-address="Caserne.B16"/>
            <calcext:condition calcext:apply-style-name="cellule argent" calcext:value="contains-text(&quot;Loot&quot;)" calcext:base-cell-address="Caserne.B16"/>
            <calcext:condition calcext:apply-style-name="cellule argent" calcext:value="contains-text(&quot;Trade&quot;)" calcext:base-cell-address="Caserne.B16"/>
            <calcext:condition calcext:apply-style-name="cellule combat" calcext:value="contains-text(&quot;LaunchCombat&quot;)" calcext:base-cell-address="Caserne.B16"/>
            <calcext:condition calcext:apply-style-name="cellule indice" calcext:value="contains-text(&quot;CheckFormula&quot;)" calcext:base-cell-address="Caserne.B16"/>
            <calcext:condition calcext:apply-style-name="cellule indice" calcext:value="contains-text(&quot;GiveDirection&quot;)" calcext:base-cell-address="Caserne.B16"/>
            <calcext:condition calcext:apply-style-name="cellule temps" calcext:value="contains-text(&quot;SetWeather&quot;)" calcext:base-cell-address="Caserne.B16"/>
            <calcext:condition calcext:apply-style-name="cellule temps" calcext:value="contains-text(&quot;SwitchWeather&quot;)" calcext:base-cell-address="Caserne.B16"/>
            <calcext:condition calcext:apply-style-name="cellule temps" calcext:value="contains-text(&quot;NextDay&quot;)" calcext:base-cell-address="Caserne.B16"/>
            <calcext:condition calcext:apply-style-name="cellule temps" calcext:value="contains-text(&quot;CheckDay&quot;)" calcext:base-cell-address="Caserne.B16"/>
            <calcext:condition calcext:apply-style-name="cellule histoire" calcext:value="contains-text(&quot;Leave&quot;)" calcext:base-cell-address="Caserne.B16"/>
            <calcext:condition calcext:apply-style-name="cellule choice" calcext:value="contains-text(&quot;Choice&quot;)" calcext:base-cell-address="Caserne.B16"/>
            <calcext:condition calcext:apply-style-name="cellule d'erreur" calcext:value="!=&quot;&quot;" calcext:base-cell-address="Caserne.B16"/>
          </calcext:conditional-format>
          <calcext:conditional-format calcext:target-range-address="'Village pêcheur'.B16:'Village pêcheur'.B16">
            <calcext:condition calcext:apply-style-name="cellule histoire" calcext:value="contains-text(&quot;GoTo&quot;)" calcext:base-cell-address="Caserne.B16"/>
            <calcext:condition calcext:apply-style-name="cellule histoire" calcext:value="contains-text(&quot;Conclude&quot;)" calcext:base-cell-address="Caserne.B16"/>
            <calcext:condition calcext:apply-style-name="cellule random" calcext:value="contains-text(&quot;RandomPercent&quot;)" calcext:base-cell-address="Caserne.B16"/>
            <calcext:condition calcext:apply-style-name="cellule random" calcext:value="contains-text(&quot;RandomRange&quot;)" calcext:base-cell-address="Caserne.B16"/>
            <calcext:condition calcext:apply-style-name="cellule personnages" calcext:value="contains-text(&quot;NewCrew&quot;)" calcext:base-cell-address="Caserne.B16"/>
            <calcext:condition calcext:apply-style-name="cellule personnages" calcext:value="contains-text(&quot;NewCharacter&quot;)" calcext:base-cell-address="Caserne.B16"/>
            <calcext:condition calcext:apply-style-name="cellule personnages" calcext:value="contains-text(&quot;HideOther&quot;)" calcext:base-cell-address="Caserne.B16"/>
            <calcext:condition calcext:apply-style-name="cellule personnages" calcext:value="contains-text(&quot;DeleteOther&quot;)" calcext:base-cell-address="Caserne.B16"/>
            <calcext:condition calcext:apply-style-name="cellule narrateur" calcext:value="contains-text(&quot;Narrator&quot;)" calcext:base-cell-address="Caserne.B16"/>
            <calcext:condition calcext:apply-style-name="cellule set choice" calcext:value="contains-text(&quot;SetChoices&quot;)" calcext:base-cell-address="Caserne.B16"/>
            <calcext:condition calcext:apply-style-name="cellule dialogues" calcext:value="contains-text(&quot;PlayerSpeak&quot;)" calcext:base-cell-address="Caserne.B16"/>
            <calcext:condition calcext:apply-style-name="cellule dialogues" calcext:value="contains-text(&quot;OtherSpeak&quot;)" calcext:base-cell-address="Caserne.B16"/>
            <calcext:condition calcext:apply-style-name="cellule argent" calcext:value="contains-text(&quot;CheckGold&quot;)" calcext:base-cell-address="Caserne.B16"/>
            <calcext:condition calcext:apply-style-name="cellule argent" calcext:value="contains-text(&quot;RemoveGold&quot;)" calcext:base-cell-address="Caserne.B16"/>
            <calcext:condition calcext:apply-style-name="cellule argent" calcext:value="contains-text(&quot;AddGold&quot;)" calcext:base-cell-address="Caserne.B16"/>
            <calcext:condition calcext:apply-style-name="cellule argent" calcext:value="contains-text(&quot;Loot&quot;)" calcext:base-cell-address="Caserne.B16"/>
            <calcext:condition calcext:apply-style-name="cellule argent" calcext:value="contains-text(&quot;Trade&quot;)" calcext:base-cell-address="Caserne.B16"/>
            <calcext:condition calcext:apply-style-name="cellule combat" calcext:value="contains-text(&quot;LaunchCombat&quot;)" calcext:base-cell-address="Caserne.B16"/>
            <calcext:condition calcext:apply-style-name="cellule indice" calcext:value="contains-text(&quot;CheckFormula&quot;)" calcext:base-cell-address="Caserne.B16"/>
            <calcext:condition calcext:apply-style-name="cellule indice" calcext:value="contains-text(&quot;GiveDirection&quot;)" calcext:base-cell-address="Caserne.B16"/>
            <calcext:condition calcext:apply-style-name="cellule temps" calcext:value="contains-text(&quot;SetWeather&quot;)" calcext:base-cell-address="Caserne.B16"/>
            <calcext:condition calcext:apply-style-name="cellule temps" calcext:value="contains-text(&quot;SwitchWeather&quot;)" calcext:base-cell-address="Caserne.B16"/>
            <calcext:condition calcext:apply-style-name="cellule temps" calcext:value="contains-text(&quot;NextDay&quot;)" calcext:base-cell-address="Caserne.B16"/>
            <calcext:condition calcext:apply-style-name="cellule temps" calcext:value="contains-text(&quot;CheckDay&quot;)" calcext:base-cell-address="Caserne.B16"/>
            <calcext:condition calcext:apply-style-name="cellule histoire" calcext:value="contains-text(&quot;Leave&quot;)" calcext:base-cell-address="Caserne.B16"/>
            <calcext:condition calcext:apply-style-name="cellule choice" calcext:value="contains-text(&quot;Choice&quot;)" calcext:base-cell-address="Caserne.B16"/>
            <calcext:condition calcext:apply-style-name="cellule d'erreur" calcext:value="!=&quot;&quot;" calcext:base-cell-address="Caserne.B16"/>
          </calcext:conditional-format>
          <calcext:conditional-format calcext:target-range-address="'Village pêcheur'.B16:'Village pêcheur'.B16">
            <calcext:condition calcext:apply-style-name="cellule histoire" calcext:value="contains-text(&quot;GoTo&quot;)" calcext:base-cell-address="Caserne.B16"/>
            <calcext:condition calcext:apply-style-name="cellule histoire" calcext:value="contains-text(&quot;Conclude&quot;)" calcext:base-cell-address="Caserne.B16"/>
            <calcext:condition calcext:apply-style-name="cellule random" calcext:value="contains-text(&quot;RandomPercent&quot;)" calcext:base-cell-address="Caserne.B16"/>
            <calcext:condition calcext:apply-style-name="cellule random" calcext:value="contains-text(&quot;RandomRange&quot;)" calcext:base-cell-address="Caserne.B16"/>
            <calcext:condition calcext:apply-style-name="cellule personnages" calcext:value="contains-text(&quot;NewCrew&quot;)" calcext:base-cell-address="Caserne.B16"/>
            <calcext:condition calcext:apply-style-name="cellule personnages" calcext:value="contains-text(&quot;NewCharacter&quot;)" calcext:base-cell-address="Caserne.B16"/>
            <calcext:condition calcext:apply-style-name="cellule personnages" calcext:value="contains-text(&quot;HideOther&quot;)" calcext:base-cell-address="Caserne.B16"/>
            <calcext:condition calcext:apply-style-name="cellule personnages" calcext:value="contains-text(&quot;DeleteOther&quot;)" calcext:base-cell-address="Caserne.B16"/>
            <calcext:condition calcext:apply-style-name="cellule narrateur" calcext:value="contains-text(&quot;Narrator&quot;)" calcext:base-cell-address="Caserne.B16"/>
            <calcext:condition calcext:apply-style-name="cellule set choice" calcext:value="contains-text(&quot;SetChoices&quot;)" calcext:base-cell-address="Caserne.B16"/>
            <calcext:condition calcext:apply-style-name="cellule dialogues" calcext:value="contains-text(&quot;PlayerSpeak&quot;)" calcext:base-cell-address="Caserne.B16"/>
            <calcext:condition calcext:apply-style-name="cellule dialogues" calcext:value="contains-text(&quot;OtherSpeak&quot;)" calcext:base-cell-address="Caserne.B16"/>
            <calcext:condition calcext:apply-style-name="cellule argent" calcext:value="contains-text(&quot;CheckGold&quot;)" calcext:base-cell-address="Caserne.B16"/>
            <calcext:condition calcext:apply-style-name="cellule argent" calcext:value="contains-text(&quot;RemoveGold&quot;)" calcext:base-cell-address="Caserne.B16"/>
            <calcext:condition calcext:apply-style-name="cellule argent" calcext:value="contains-text(&quot;AddGold&quot;)" calcext:base-cell-address="Caserne.B16"/>
            <calcext:condition calcext:apply-style-name="cellule argent" calcext:value="contains-text(&quot;Loot&quot;)" calcext:base-cell-address="Caserne.B16"/>
            <calcext:condition calcext:apply-style-name="cellule argent" calcext:value="contains-text(&quot;Trade&quot;)" calcext:base-cell-address="Caserne.B16"/>
            <calcext:condition calcext:apply-style-name="cellule combat" calcext:value="contains-text(&quot;LaunchCombat&quot;)" calcext:base-cell-address="Caserne.B16"/>
            <calcext:condition calcext:apply-style-name="cellule indice" calcext:value="contains-text(&quot;CheckFormula&quot;)" calcext:base-cell-address="Caserne.B16"/>
            <calcext:condition calcext:apply-style-name="cellule indice" calcext:value="contains-text(&quot;GiveDirection&quot;)" calcext:base-cell-address="Caserne.B16"/>
            <calcext:condition calcext:apply-style-name="cellule temps" calcext:value="contains-text(&quot;SetWeather&quot;)" calcext:base-cell-address="Caserne.B16"/>
            <calcext:condition calcext:apply-style-name="cellule temps" calcext:value="contains-text(&quot;SwitchWeather&quot;)" calcext:base-cell-address="Caserne.B16"/>
            <calcext:condition calcext:apply-style-name="cellule temps" calcext:value="contains-text(&quot;NextDay&quot;)" calcext:base-cell-address="Caserne.B16"/>
            <calcext:condition calcext:apply-style-name="cellule temps" calcext:value="contains-text(&quot;CheckDay&quot;)" calcext:base-cell-address="Caserne.B16"/>
            <calcext:condition calcext:apply-style-name="cellule histoire" calcext:value="contains-text(&quot;Leave&quot;)" calcext:base-cell-address="Caserne.B16"/>
            <calcext:condition calcext:apply-style-name="cellule choice" calcext:value="contains-text(&quot;Choice&quot;)" calcext:base-cell-address="Caserne.B16"/>
            <calcext:condition calcext:apply-style-name="cellule d'erreur" calcext:value="!=&quot;&quot;" calcext:base-cell-address="Caserne.B16"/>
          </calcext:conditional-format>
          <calcext:conditional-format calcext:target-range-address="'Village pêcheur'.B16:'Village pêcheur'.B16">
            <calcext:condition calcext:apply-style-name="cellule histoire" calcext:value="contains-text(&quot;GoTo&quot;)" calcext:base-cell-address="Caserne.B16"/>
            <calcext:condition calcext:apply-style-name="cellule histoire" calcext:value="contains-text(&quot;Conclude&quot;)" calcext:base-cell-address="Caserne.B16"/>
            <calcext:condition calcext:apply-style-name="cellule random" calcext:value="contains-text(&quot;RandomPercent&quot;)" calcext:base-cell-address="Caserne.B16"/>
            <calcext:condition calcext:apply-style-name="cellule random" calcext:value="contains-text(&quot;RandomRange&quot;)" calcext:base-cell-address="Caserne.B16"/>
            <calcext:condition calcext:apply-style-name="cellule personnages" calcext:value="contains-text(&quot;NewCrew&quot;)" calcext:base-cell-address="Caserne.B16"/>
            <calcext:condition calcext:apply-style-name="cellule personnages" calcext:value="contains-text(&quot;NewCharacter&quot;)" calcext:base-cell-address="Caserne.B16"/>
            <calcext:condition calcext:apply-style-name="cellule personnages" calcext:value="contains-text(&quot;HideOther&quot;)" calcext:base-cell-address="Caserne.B16"/>
            <calcext:condition calcext:apply-style-name="cellule personnages" calcext:value="contains-text(&quot;DeleteOther&quot;)" calcext:base-cell-address="Caserne.B16"/>
            <calcext:condition calcext:apply-style-name="cellule narrateur" calcext:value="contains-text(&quot;Narrator&quot;)" calcext:base-cell-address="Caserne.B16"/>
            <calcext:condition calcext:apply-style-name="cellule set choice" calcext:value="contains-text(&quot;SetChoices&quot;)" calcext:base-cell-address="Caserne.B16"/>
            <calcext:condition calcext:apply-style-name="cellule dialogues" calcext:value="contains-text(&quot;PlayerSpeak&quot;)" calcext:base-cell-address="Caserne.B16"/>
            <calcext:condition calcext:apply-style-name="cellule dialogues" calcext:value="contains-text(&quot;OtherSpeak&quot;)" calcext:base-cell-address="Caserne.B16"/>
            <calcext:condition calcext:apply-style-name="cellule argent" calcext:value="contains-text(&quot;CheckGold&quot;)" calcext:base-cell-address="Caserne.B16"/>
            <calcext:condition calcext:apply-style-name="cellule argent" calcext:value="contains-text(&quot;RemoveGold&quot;)" calcext:base-cell-address="Caserne.B16"/>
            <calcext:condition calcext:apply-style-name="cellule argent" calcext:value="contains-text(&quot;AddGold&quot;)" calcext:base-cell-address="Caserne.B16"/>
            <calcext:condition calcext:apply-style-name="cellule argent" calcext:value="contains-text(&quot;Loot&quot;)" calcext:base-cell-address="Caserne.B16"/>
            <calcext:condition calcext:apply-style-name="cellule argent" calcext:value="contains-text(&quot;Trade&quot;)" calcext:base-cell-address="Caserne.B16"/>
            <calcext:condition calcext:apply-style-name="cellule combat" calcext:value="contains-text(&quot;LaunchCombat&quot;)" calcext:base-cell-address="Caserne.B16"/>
            <calcext:condition calcext:apply-style-name="cellule indice" calcext:value="contains-text(&quot;CheckFormula&quot;)" calcext:base-cell-address="Caserne.B16"/>
            <calcext:condition calcext:apply-style-name="cellule indice" calcext:value="contains-text(&quot;GiveDirection&quot;)" calcext:base-cell-address="Caserne.B16"/>
            <calcext:condition calcext:apply-style-name="cellule temps" calcext:value="contains-text(&quot;SetWeather&quot;)" calcext:base-cell-address="Caserne.B16"/>
            <calcext:condition calcext:apply-style-name="cellule temps" calcext:value="contains-text(&quot;SwitchWeather&quot;)" calcext:base-cell-address="Caserne.B16"/>
            <calcext:condition calcext:apply-style-name="cellule temps" calcext:value="contains-text(&quot;NextDay&quot;)" calcext:base-cell-address="Caserne.B16"/>
            <calcext:condition calcext:apply-style-name="cellule temps" calcext:value="contains-text(&quot;CheckDay&quot;)" calcext:base-cell-address="Caserne.B16"/>
            <calcext:condition calcext:apply-style-name="cellule histoire" calcext:value="contains-text(&quot;Leave&quot;)" calcext:base-cell-address="Caserne.B16"/>
            <calcext:condition calcext:apply-style-name="cellule choice" calcext:value="contains-text(&quot;Choice&quot;)" calcext:base-cell-address="Caserne.B16"/>
            <calcext:condition calcext:apply-style-name="cellule d'erreur" calcext:value="!=&quot;&quot;" calcext:base-cell-address="Caserne.B16"/>
          </calcext:conditional-format>
          <calcext:conditional-format calcext:target-range-address="'Village pêcheur'.C13:'Village pêcheur'.D25 'Village pêcheur'.D10:'Village pêcheur'.D12">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G10:'Village pêcheur'.H25 'Village pêcheur'.C13:'Village pêcheur'.D25 'Village pêcheur'.D10:'Village pêcheur'.D12 'Village pêcheur'.I10:'Village pêcheur'.I12 'Village pêcheur'.I15:'Village pêcheur'.I25">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E10:'Village pêcheur'.F25">
            <calcext:condition calcext:apply-style-name="cellule histoire" calcext:value="contains-text(&quot;GoTo&quot;)" calcext:base-cell-address="Caserne.E10"/>
            <calcext:condition calcext:apply-style-name="cellule histoire" calcext:value="contains-text(&quot;Conclude&quot;)" calcext:base-cell-address="Caserne.E10"/>
            <calcext:condition calcext:apply-style-name="cellule random" calcext:value="contains-text(&quot;RandomPercent&quot;)" calcext:base-cell-address="Caserne.E10"/>
            <calcext:condition calcext:apply-style-name="cellule random" calcext:value="contains-text(&quot;RandomRange&quot;)" calcext:base-cell-address="Caserne.E10"/>
            <calcext:condition calcext:apply-style-name="cellule personnages" calcext:value="contains-text(&quot;NewCrew&quot;)" calcext:base-cell-address="Caserne.E10"/>
            <calcext:condition calcext:apply-style-name="cellule personnages" calcext:value="contains-text(&quot;NewCharacter&quot;)" calcext:base-cell-address="Caserne.E10"/>
            <calcext:condition calcext:apply-style-name="cellule personnages" calcext:value="contains-text(&quot;HideOther&quot;)" calcext:base-cell-address="Caserne.E10"/>
            <calcext:condition calcext:apply-style-name="cellule personnages" calcext:value="contains-text(&quot;DeleteOther&quot;)" calcext:base-cell-address="Caserne.E10"/>
            <calcext:condition calcext:apply-style-name="cellule narrateur" calcext:value="contains-text(&quot;Narrator&quot;)" calcext:base-cell-address="Caserne.E10"/>
            <calcext:condition calcext:apply-style-name="cellule set choice" calcext:value="contains-text(&quot;SetChoices&quot;)" calcext:base-cell-address="Caserne.E10"/>
            <calcext:condition calcext:apply-style-name="cellule dialogues" calcext:value="contains-text(&quot;PlayerSpeak&quot;)" calcext:base-cell-address="Caserne.E10"/>
            <calcext:condition calcext:apply-style-name="cellule dialogues" calcext:value="contains-text(&quot;OtherSpeak&quot;)" calcext:base-cell-address="Caserne.E10"/>
            <calcext:condition calcext:apply-style-name="cellule argent" calcext:value="contains-text(&quot;CheckGold&quot;)" calcext:base-cell-address="Caserne.E10"/>
            <calcext:condition calcext:apply-style-name="cellule argent" calcext:value="contains-text(&quot;RemoveGold&quot;)" calcext:base-cell-address="Caserne.E10"/>
            <calcext:condition calcext:apply-style-name="cellule argent" calcext:value="contains-text(&quot;AddGold&quot;)" calcext:base-cell-address="Caserne.E10"/>
            <calcext:condition calcext:apply-style-name="cellule argent" calcext:value="contains-text(&quot;Loot&quot;)" calcext:base-cell-address="Caserne.E10"/>
            <calcext:condition calcext:apply-style-name="cellule argent" calcext:value="contains-text(&quot;Trade&quot;)" calcext:base-cell-address="Caserne.E10"/>
            <calcext:condition calcext:apply-style-name="cellule combat" calcext:value="contains-text(&quot;LaunchCombat&quot;)" calcext:base-cell-address="Caserne.E10"/>
            <calcext:condition calcext:apply-style-name="cellule indice" calcext:value="contains-text(&quot;CheckFormula&quot;)" calcext:base-cell-address="Caserne.E10"/>
            <calcext:condition calcext:apply-style-name="cellule indice" calcext:value="contains-text(&quot;GiveDirection&quot;)" calcext:base-cell-address="Caserne.E10"/>
            <calcext:condition calcext:apply-style-name="cellule temps" calcext:value="contains-text(&quot;SetWeather&quot;)" calcext:base-cell-address="Caserne.E10"/>
            <calcext:condition calcext:apply-style-name="cellule temps" calcext:value="contains-text(&quot;SwitchWeather&quot;)" calcext:base-cell-address="Caserne.E10"/>
            <calcext:condition calcext:apply-style-name="cellule temps" calcext:value="contains-text(&quot;NextDay&quot;)" calcext:base-cell-address="Caserne.E10"/>
            <calcext:condition calcext:apply-style-name="cellule temps" calcext:value="contains-text(&quot;CheckDay&quot;)" calcext:base-cell-address="Caserne.E10"/>
            <calcext:condition calcext:apply-style-name="cellule histoire" calcext:value="contains-text(&quot;Leave&quot;)" calcext:base-cell-address="Caserne.E10"/>
            <calcext:condition calcext:apply-style-name="cellule choice" calcext:value="contains-text(&quot;Choice&quot;)" calcext:base-cell-address="Caserne.E10"/>
            <calcext:condition calcext:apply-style-name="cellule d'erreur" calcext:value="!=&quot;&quot;" calcext:base-cell-address="Caserne.E10"/>
          </calcext:conditional-format>
          <calcext:conditional-format calcext:target-range-address="'Village pêcheur'.F19:'Village pêcheur'.I25">
            <calcext:condition calcext:apply-style-name="cellule histoire" calcext:value="contains-text(&quot;GoTo&quot;)" calcext:base-cell-address="Caserne.F19"/>
            <calcext:condition calcext:apply-style-name="cellule histoire" calcext:value="contains-text(&quot;Conclude&quot;)" calcext:base-cell-address="Caserne.F19"/>
            <calcext:condition calcext:apply-style-name="cellule random" calcext:value="contains-text(&quot;RandomPercent&quot;)" calcext:base-cell-address="Caserne.F19"/>
            <calcext:condition calcext:apply-style-name="cellule random" calcext:value="contains-text(&quot;RandomRange&quot;)" calcext:base-cell-address="Caserne.F19"/>
            <calcext:condition calcext:apply-style-name="cellule personnages" calcext:value="contains-text(&quot;NewCrew&quot;)" calcext:base-cell-address="Caserne.F19"/>
            <calcext:condition calcext:apply-style-name="cellule personnages" calcext:value="contains-text(&quot;NewCharacter&quot;)" calcext:base-cell-address="Caserne.F19"/>
            <calcext:condition calcext:apply-style-name="cellule personnages" calcext:value="contains-text(&quot;HideOther&quot;)" calcext:base-cell-address="Caserne.F19"/>
            <calcext:condition calcext:apply-style-name="cellule personnages" calcext:value="contains-text(&quot;DeleteOther&quot;)" calcext:base-cell-address="Caserne.F19"/>
            <calcext:condition calcext:apply-style-name="cellule narrateur" calcext:value="contains-text(&quot;Narrator&quot;)" calcext:base-cell-address="Caserne.F19"/>
            <calcext:condition calcext:apply-style-name="cellule set choice" calcext:value="contains-text(&quot;SetChoices&quot;)" calcext:base-cell-address="Caserne.F19"/>
            <calcext:condition calcext:apply-style-name="cellule dialogues" calcext:value="contains-text(&quot;PlayerSpeak&quot;)" calcext:base-cell-address="Caserne.F19"/>
            <calcext:condition calcext:apply-style-name="cellule dialogues" calcext:value="contains-text(&quot;OtherSpeak&quot;)" calcext:base-cell-address="Caserne.F19"/>
            <calcext:condition calcext:apply-style-name="cellule argent" calcext:value="contains-text(&quot;CheckGold&quot;)" calcext:base-cell-address="Caserne.F19"/>
            <calcext:condition calcext:apply-style-name="cellule argent" calcext:value="contains-text(&quot;RemoveGold&quot;)" calcext:base-cell-address="Caserne.F19"/>
            <calcext:condition calcext:apply-style-name="cellule argent" calcext:value="contains-text(&quot;AddGold&quot;)" calcext:base-cell-address="Caserne.F19"/>
            <calcext:condition calcext:apply-style-name="cellule argent" calcext:value="contains-text(&quot;Loot&quot;)" calcext:base-cell-address="Caserne.F19"/>
            <calcext:condition calcext:apply-style-name="cellule argent" calcext:value="contains-text(&quot;Trade&quot;)" calcext:base-cell-address="Caserne.F19"/>
            <calcext:condition calcext:apply-style-name="cellule combat" calcext:value="contains-text(&quot;LaunchCombat&quot;)" calcext:base-cell-address="Caserne.F19"/>
            <calcext:condition calcext:apply-style-name="cellule indice" calcext:value="contains-text(&quot;CheckFormula&quot;)" calcext:base-cell-address="Caserne.F19"/>
            <calcext:condition calcext:apply-style-name="cellule indice" calcext:value="contains-text(&quot;GiveDirection&quot;)" calcext:base-cell-address="Caserne.F19"/>
            <calcext:condition calcext:apply-style-name="cellule temps" calcext:value="contains-text(&quot;SetWeather&quot;)" calcext:base-cell-address="Caserne.F19"/>
            <calcext:condition calcext:apply-style-name="cellule temps" calcext:value="contains-text(&quot;SwitchWeather&quot;)" calcext:base-cell-address="Caserne.F19"/>
            <calcext:condition calcext:apply-style-name="cellule temps" calcext:value="contains-text(&quot;NextDay&quot;)" calcext:base-cell-address="Caserne.F19"/>
            <calcext:condition calcext:apply-style-name="cellule temps" calcext:value="contains-text(&quot;CheckDay&quot;)" calcext:base-cell-address="Caserne.F19"/>
            <calcext:condition calcext:apply-style-name="cellule histoire" calcext:value="contains-text(&quot;Leave&quot;)" calcext:base-cell-address="Caserne.F19"/>
            <calcext:condition calcext:apply-style-name="cellule choice" calcext:value="contains-text(&quot;Choice&quot;)" calcext:base-cell-address="Caserne.F19"/>
            <calcext:condition calcext:apply-style-name="cellule d'erreur" calcext:value="!=&quot;&quot;" calcext:base-cell-address="Caserne.F19"/>
          </calcext:conditional-format>
          <calcext:conditional-format calcext:target-range-address="'Village pêcheur'.E10:'Village pêcheur'.E25 'Village pêcheur'.C13:'Village pêcheur'.D23 'Village pêcheur'.D10:'Village pêcheur'.D12">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G19:'Village pêcheur'.I25 'Village pêcheur'.C13:'Village pêcheur'.D23 'Village pêcheur'.E10:'Village pêcheur'.F25 'Village pêcheur'.D10:'Village pêcheur'.D12">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C24:'Village pêcheur'.D25">
            <calcext:condition calcext:apply-style-name="cellule histoire" calcext:value="contains-text(&quot;GoTo&quot;)" calcext:base-cell-address="Caserne.C24"/>
            <calcext:condition calcext:apply-style-name="cellule histoire" calcext:value="contains-text(&quot;Conclude&quot;)" calcext:base-cell-address="Caserne.C24"/>
            <calcext:condition calcext:apply-style-name="cellule random" calcext:value="contains-text(&quot;RandomPercent&quot;)" calcext:base-cell-address="Caserne.C24"/>
            <calcext:condition calcext:apply-style-name="cellule random" calcext:value="contains-text(&quot;RandomRange&quot;)" calcext:base-cell-address="Caserne.C24"/>
            <calcext:condition calcext:apply-style-name="cellule personnages" calcext:value="contains-text(&quot;NewCrew&quot;)" calcext:base-cell-address="Caserne.C24"/>
            <calcext:condition calcext:apply-style-name="cellule personnages" calcext:value="contains-text(&quot;NewCharacter&quot;)" calcext:base-cell-address="Caserne.C24"/>
            <calcext:condition calcext:apply-style-name="cellule personnages" calcext:value="contains-text(&quot;HideOther&quot;)" calcext:base-cell-address="Caserne.C24"/>
            <calcext:condition calcext:apply-style-name="cellule personnages" calcext:value="contains-text(&quot;DeleteOther&quot;)" calcext:base-cell-address="Caserne.C24"/>
            <calcext:condition calcext:apply-style-name="cellule narrateur" calcext:value="contains-text(&quot;Narrator&quot;)" calcext:base-cell-address="Caserne.C24"/>
            <calcext:condition calcext:apply-style-name="cellule set choice" calcext:value="contains-text(&quot;SetChoices&quot;)" calcext:base-cell-address="Caserne.C24"/>
            <calcext:condition calcext:apply-style-name="cellule dialogues" calcext:value="contains-text(&quot;PlayerSpeak&quot;)" calcext:base-cell-address="Caserne.C24"/>
            <calcext:condition calcext:apply-style-name="cellule dialogues" calcext:value="contains-text(&quot;OtherSpeak&quot;)" calcext:base-cell-address="Caserne.C24"/>
            <calcext:condition calcext:apply-style-name="cellule argent" calcext:value="contains-text(&quot;CheckGold&quot;)" calcext:base-cell-address="Caserne.C24"/>
            <calcext:condition calcext:apply-style-name="cellule argent" calcext:value="contains-text(&quot;RemoveGold&quot;)" calcext:base-cell-address="Caserne.C24"/>
            <calcext:condition calcext:apply-style-name="cellule argent" calcext:value="contains-text(&quot;AddGold&quot;)" calcext:base-cell-address="Caserne.C24"/>
            <calcext:condition calcext:apply-style-name="cellule argent" calcext:value="contains-text(&quot;Loot&quot;)" calcext:base-cell-address="Caserne.C24"/>
            <calcext:condition calcext:apply-style-name="cellule argent" calcext:value="contains-text(&quot;Trade&quot;)" calcext:base-cell-address="Caserne.C24"/>
            <calcext:condition calcext:apply-style-name="cellule combat" calcext:value="contains-text(&quot;LaunchCombat&quot;)" calcext:base-cell-address="Caserne.C24"/>
            <calcext:condition calcext:apply-style-name="cellule indice" calcext:value="contains-text(&quot;CheckFormula&quot;)" calcext:base-cell-address="Caserne.C24"/>
            <calcext:condition calcext:apply-style-name="cellule indice" calcext:value="contains-text(&quot;GiveDirection&quot;)" calcext:base-cell-address="Caserne.C24"/>
            <calcext:condition calcext:apply-style-name="cellule temps" calcext:value="contains-text(&quot;SetWeather&quot;)" calcext:base-cell-address="Caserne.C24"/>
            <calcext:condition calcext:apply-style-name="cellule temps" calcext:value="contains-text(&quot;SwitchWeather&quot;)" calcext:base-cell-address="Caserne.C24"/>
            <calcext:condition calcext:apply-style-name="cellule temps" calcext:value="contains-text(&quot;NextDay&quot;)" calcext:base-cell-address="Caserne.C24"/>
            <calcext:condition calcext:apply-style-name="cellule temps" calcext:value="contains-text(&quot;CheckDay&quot;)" calcext:base-cell-address="Caserne.C24"/>
            <calcext:condition calcext:apply-style-name="cellule histoire" calcext:value="contains-text(&quot;Leave&quot;)" calcext:base-cell-address="Caserne.C24"/>
            <calcext:condition calcext:apply-style-name="cellule choice" calcext:value="contains-text(&quot;Choice&quot;)" calcext:base-cell-address="Caserne.C24"/>
            <calcext:condition calcext:apply-style-name="cellule d'erreur" calcext:value="!=&quot;&quot;" calcext:base-cell-address="Caserne.C24"/>
          </calcext:conditional-format>
          <calcext:conditional-format calcext:target-range-address="'Village pêcheur'.C24:'Village pêcheur'.D25">
            <calcext:condition calcext:apply-style-name="cellule histoire" calcext:value="contains-text(&quot;GoTo&quot;)" calcext:base-cell-address="Caserne.C24"/>
            <calcext:condition calcext:apply-style-name="cellule histoire" calcext:value="contains-text(&quot;Conclude&quot;)" calcext:base-cell-address="Caserne.C24"/>
            <calcext:condition calcext:apply-style-name="cellule random" calcext:value="contains-text(&quot;RandomPercent&quot;)" calcext:base-cell-address="Caserne.C24"/>
            <calcext:condition calcext:apply-style-name="cellule random" calcext:value="contains-text(&quot;RandomRange&quot;)" calcext:base-cell-address="Caserne.C24"/>
            <calcext:condition calcext:apply-style-name="cellule personnages" calcext:value="contains-text(&quot;NewCrew&quot;)" calcext:base-cell-address="Caserne.C24"/>
            <calcext:condition calcext:apply-style-name="cellule personnages" calcext:value="contains-text(&quot;NewCharacter&quot;)" calcext:base-cell-address="Caserne.C24"/>
            <calcext:condition calcext:apply-style-name="cellule personnages" calcext:value="contains-text(&quot;HideOther&quot;)" calcext:base-cell-address="Caserne.C24"/>
            <calcext:condition calcext:apply-style-name="cellule personnages" calcext:value="contains-text(&quot;DeleteOther&quot;)" calcext:base-cell-address="Caserne.C24"/>
            <calcext:condition calcext:apply-style-name="cellule narrateur" calcext:value="contains-text(&quot;Narrator&quot;)" calcext:base-cell-address="Caserne.C24"/>
            <calcext:condition calcext:apply-style-name="cellule set choice" calcext:value="contains-text(&quot;SetChoices&quot;)" calcext:base-cell-address="Caserne.C24"/>
            <calcext:condition calcext:apply-style-name="cellule dialogues" calcext:value="contains-text(&quot;PlayerSpeak&quot;)" calcext:base-cell-address="Caserne.C24"/>
            <calcext:condition calcext:apply-style-name="cellule dialogues" calcext:value="contains-text(&quot;OtherSpeak&quot;)" calcext:base-cell-address="Caserne.C24"/>
            <calcext:condition calcext:apply-style-name="cellule argent" calcext:value="contains-text(&quot;CheckGold&quot;)" calcext:base-cell-address="Caserne.C24"/>
            <calcext:condition calcext:apply-style-name="cellule argent" calcext:value="contains-text(&quot;RemoveGold&quot;)" calcext:base-cell-address="Caserne.C24"/>
            <calcext:condition calcext:apply-style-name="cellule argent" calcext:value="contains-text(&quot;AddGold&quot;)" calcext:base-cell-address="Caserne.C24"/>
            <calcext:condition calcext:apply-style-name="cellule argent" calcext:value="contains-text(&quot;Loot&quot;)" calcext:base-cell-address="Caserne.C24"/>
            <calcext:condition calcext:apply-style-name="cellule argent" calcext:value="contains-text(&quot;Trade&quot;)" calcext:base-cell-address="Caserne.C24"/>
            <calcext:condition calcext:apply-style-name="cellule combat" calcext:value="contains-text(&quot;LaunchCombat&quot;)" calcext:base-cell-address="Caserne.C24"/>
            <calcext:condition calcext:apply-style-name="cellule indice" calcext:value="contains-text(&quot;CheckFormula&quot;)" calcext:base-cell-address="Caserne.C24"/>
            <calcext:condition calcext:apply-style-name="cellule indice" calcext:value="contains-text(&quot;GiveDirection&quot;)" calcext:base-cell-address="Caserne.C24"/>
            <calcext:condition calcext:apply-style-name="cellule temps" calcext:value="contains-text(&quot;SetWeather&quot;)" calcext:base-cell-address="Caserne.C24"/>
            <calcext:condition calcext:apply-style-name="cellule temps" calcext:value="contains-text(&quot;SwitchWeather&quot;)" calcext:base-cell-address="Caserne.C24"/>
            <calcext:condition calcext:apply-style-name="cellule temps" calcext:value="contains-text(&quot;NextDay&quot;)" calcext:base-cell-address="Caserne.C24"/>
            <calcext:condition calcext:apply-style-name="cellule temps" calcext:value="contains-text(&quot;CheckDay&quot;)" calcext:base-cell-address="Caserne.C24"/>
            <calcext:condition calcext:apply-style-name="cellule histoire" calcext:value="contains-text(&quot;Leave&quot;)" calcext:base-cell-address="Caserne.C24"/>
            <calcext:condition calcext:apply-style-name="cellule choice" calcext:value="contains-text(&quot;Choice&quot;)" calcext:base-cell-address="Caserne.C24"/>
            <calcext:condition calcext:apply-style-name="cellule d'erreur" calcext:value="!=&quot;&quot;" calcext:base-cell-address="Caserne.C24"/>
          </calcext:conditional-format>
          <calcext:conditional-format calcext:target-range-address="'Village pêcheur'.F10:'Village pêcheur'.I12 'Village pêcheur'.F17:'Village pêcheur'.I18 'Village pêcheur'.F16:'Village pêcheur'.G16 'Village pêcheur'.F15:'Village pêcheur'.I15 'Village pêcheur'.F14:'Village pêcheur'.G14 'Village pêcheur'.F13:'Village pêcheur'.H13">
            <calcext:condition calcext:apply-style-name="cellule histoire" calcext:value="contains-text(&quot;GoTo&quot;)" calcext:base-cell-address="Caserne.F10"/>
            <calcext:condition calcext:apply-style-name="cellule histoire" calcext:value="contains-text(&quot;Conclude&quot;)" calcext:base-cell-address="Caserne.F10"/>
            <calcext:condition calcext:apply-style-name="cellule random" calcext:value="contains-text(&quot;RandomPercent&quot;)" calcext:base-cell-address="Caserne.F10"/>
            <calcext:condition calcext:apply-style-name="cellule random" calcext:value="contains-text(&quot;RandomRange&quot;)" calcext:base-cell-address="Caserne.F10"/>
            <calcext:condition calcext:apply-style-name="cellule personnages" calcext:value="contains-text(&quot;NewCrew&quot;)" calcext:base-cell-address="Caserne.F10"/>
            <calcext:condition calcext:apply-style-name="cellule personnages" calcext:value="contains-text(&quot;NewCharacter&quot;)" calcext:base-cell-address="Caserne.F10"/>
            <calcext:condition calcext:apply-style-name="cellule personnages" calcext:value="contains-text(&quot;HideOther&quot;)" calcext:base-cell-address="Caserne.F10"/>
            <calcext:condition calcext:apply-style-name="cellule personnages" calcext:value="contains-text(&quot;DeleteOther&quot;)" calcext:base-cell-address="Caserne.F10"/>
            <calcext:condition calcext:apply-style-name="cellule narrateur" calcext:value="contains-text(&quot;Narrator&quot;)" calcext:base-cell-address="Caserne.F10"/>
            <calcext:condition calcext:apply-style-name="cellule set choice" calcext:value="contains-text(&quot;SetChoices&quot;)" calcext:base-cell-address="Caserne.F10"/>
            <calcext:condition calcext:apply-style-name="cellule dialogues" calcext:value="contains-text(&quot;PlayerSpeak&quot;)" calcext:base-cell-address="Caserne.F10"/>
            <calcext:condition calcext:apply-style-name="cellule dialogues" calcext:value="contains-text(&quot;OtherSpeak&quot;)" calcext:base-cell-address="Caserne.F10"/>
            <calcext:condition calcext:apply-style-name="cellule argent" calcext:value="contains-text(&quot;CheckGold&quot;)" calcext:base-cell-address="Caserne.F10"/>
            <calcext:condition calcext:apply-style-name="cellule argent" calcext:value="contains-text(&quot;RemoveGold&quot;)" calcext:base-cell-address="Caserne.F10"/>
            <calcext:condition calcext:apply-style-name="cellule argent" calcext:value="contains-text(&quot;AddGold&quot;)" calcext:base-cell-address="Caserne.F10"/>
            <calcext:condition calcext:apply-style-name="cellule argent" calcext:value="contains-text(&quot;Loot&quot;)" calcext:base-cell-address="Caserne.F10"/>
            <calcext:condition calcext:apply-style-name="cellule argent" calcext:value="contains-text(&quot;Trade&quot;)" calcext:base-cell-address="Caserne.F10"/>
            <calcext:condition calcext:apply-style-name="cellule combat" calcext:value="contains-text(&quot;LaunchCombat&quot;)" calcext:base-cell-address="Caserne.F10"/>
            <calcext:condition calcext:apply-style-name="cellule indice" calcext:value="contains-text(&quot;CheckFormula&quot;)" calcext:base-cell-address="Caserne.F10"/>
            <calcext:condition calcext:apply-style-name="cellule indice" calcext:value="contains-text(&quot;GiveDirection&quot;)" calcext:base-cell-address="Caserne.F10"/>
            <calcext:condition calcext:apply-style-name="cellule temps" calcext:value="contains-text(&quot;SetWeather&quot;)" calcext:base-cell-address="Caserne.F10"/>
            <calcext:condition calcext:apply-style-name="cellule temps" calcext:value="contains-text(&quot;SwitchWeather&quot;)" calcext:base-cell-address="Caserne.F10"/>
            <calcext:condition calcext:apply-style-name="cellule temps" calcext:value="contains-text(&quot;NextDay&quot;)" calcext:base-cell-address="Caserne.F10"/>
            <calcext:condition calcext:apply-style-name="cellule temps" calcext:value="contains-text(&quot;CheckDay&quot;)" calcext:base-cell-address="Caserne.F10"/>
            <calcext:condition calcext:apply-style-name="cellule histoire" calcext:value="contains-text(&quot;Leave&quot;)" calcext:base-cell-address="Caserne.F10"/>
            <calcext:condition calcext:apply-style-name="cellule choice" calcext:value="contains-text(&quot;Choice&quot;)" calcext:base-cell-address="Caserne.F10"/>
            <calcext:condition calcext:apply-style-name="cellule d'erreur" calcext:value="!=&quot;&quot;" calcext:base-cell-address="Caserne.F10"/>
          </calcext:conditional-format>
          <calcext:conditional-format calcext:target-range-address="'Village pêcheur'.D11:'Village pêcheur'.E11 'Village pêcheur'.E10:'Village pêcheur'.E10 'Village pêcheur'.C13:'Village pêcheur'.C14 'Village pêcheur'.D13:'Village pêcheur'.E13 'Village pêcheur'.D15:'Village pêcheur'.E18 'Village pêcheur'.C16:'Village pêcheur'.C18">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D12:'Village pêcheur'.D12">
            <calcext:condition calcext:apply-style-name="cellule histoire" calcext:value="contains-text(&quot;GoTo&quot;)" calcext:base-cell-address="Caserne.D12"/>
            <calcext:condition calcext:apply-style-name="cellule histoire" calcext:value="contains-text(&quot;Conclude&quot;)" calcext:base-cell-address="Caserne.D12"/>
            <calcext:condition calcext:apply-style-name="cellule random" calcext:value="contains-text(&quot;RandomPercent&quot;)" calcext:base-cell-address="Caserne.D12"/>
            <calcext:condition calcext:apply-style-name="cellule random" calcext:value="contains-text(&quot;RandomRange&quot;)" calcext:base-cell-address="Caserne.D12"/>
            <calcext:condition calcext:apply-style-name="cellule personnages" calcext:value="contains-text(&quot;NewCrew&quot;)" calcext:base-cell-address="Caserne.D12"/>
            <calcext:condition calcext:apply-style-name="cellule personnages" calcext:value="contains-text(&quot;NewCharacter&quot;)" calcext:base-cell-address="Caserne.D12"/>
            <calcext:condition calcext:apply-style-name="cellule personnages" calcext:value="contains-text(&quot;HideOther&quot;)" calcext:base-cell-address="Caserne.D12"/>
            <calcext:condition calcext:apply-style-name="cellule personnages" calcext:value="contains-text(&quot;DeleteOther&quot;)" calcext:base-cell-address="Caserne.D12"/>
            <calcext:condition calcext:apply-style-name="cellule narrateur" calcext:value="contains-text(&quot;Narrator&quot;)" calcext:base-cell-address="Caserne.D12"/>
            <calcext:condition calcext:apply-style-name="cellule set choice" calcext:value="contains-text(&quot;SetChoices&quot;)" calcext:base-cell-address="Caserne.D12"/>
            <calcext:condition calcext:apply-style-name="cellule dialogues" calcext:value="contains-text(&quot;PlayerSpeak&quot;)" calcext:base-cell-address="Caserne.D12"/>
            <calcext:condition calcext:apply-style-name="cellule dialogues" calcext:value="contains-text(&quot;OtherSpeak&quot;)" calcext:base-cell-address="Caserne.D12"/>
            <calcext:condition calcext:apply-style-name="cellule argent" calcext:value="contains-text(&quot;CheckGold&quot;)" calcext:base-cell-address="Caserne.D12"/>
            <calcext:condition calcext:apply-style-name="cellule argent" calcext:value="contains-text(&quot;RemoveGold&quot;)" calcext:base-cell-address="Caserne.D12"/>
            <calcext:condition calcext:apply-style-name="cellule argent" calcext:value="contains-text(&quot;AddGold&quot;)" calcext:base-cell-address="Caserne.D12"/>
            <calcext:condition calcext:apply-style-name="cellule argent" calcext:value="contains-text(&quot;Loot&quot;)" calcext:base-cell-address="Caserne.D12"/>
            <calcext:condition calcext:apply-style-name="cellule argent" calcext:value="contains-text(&quot;Trade&quot;)" calcext:base-cell-address="Caserne.D12"/>
            <calcext:condition calcext:apply-style-name="cellule combat" calcext:value="contains-text(&quot;LaunchCombat&quot;)" calcext:base-cell-address="Caserne.D12"/>
            <calcext:condition calcext:apply-style-name="cellule indice" calcext:value="contains-text(&quot;CheckFormula&quot;)" calcext:base-cell-address="Caserne.D12"/>
            <calcext:condition calcext:apply-style-name="cellule indice" calcext:value="contains-text(&quot;GiveDirection&quot;)" calcext:base-cell-address="Caserne.D12"/>
            <calcext:condition calcext:apply-style-name="cellule temps" calcext:value="contains-text(&quot;SetWeather&quot;)" calcext:base-cell-address="Caserne.D12"/>
            <calcext:condition calcext:apply-style-name="cellule temps" calcext:value="contains-text(&quot;SwitchWeather&quot;)" calcext:base-cell-address="Caserne.D12"/>
            <calcext:condition calcext:apply-style-name="cellule temps" calcext:value="contains-text(&quot;NextDay&quot;)" calcext:base-cell-address="Caserne.D12"/>
            <calcext:condition calcext:apply-style-name="cellule temps" calcext:value="contains-text(&quot;CheckDay&quot;)" calcext:base-cell-address="Caserne.D12"/>
            <calcext:condition calcext:apply-style-name="cellule histoire" calcext:value="contains-text(&quot;Leave&quot;)" calcext:base-cell-address="Caserne.D12"/>
            <calcext:condition calcext:apply-style-name="cellule choice" calcext:value="contains-text(&quot;Choice&quot;)" calcext:base-cell-address="Caserne.D12"/>
            <calcext:condition calcext:apply-style-name="cellule d'erreur" calcext:value="!=&quot;&quot;" calcext:base-cell-address="Caserne.D12"/>
          </calcext:conditional-format>
          <calcext:conditional-format calcext:target-range-address="'Village pêcheur'.H16:'Village pêcheur'.H16">
            <calcext:condition calcext:apply-style-name="cellule histoire" calcext:value="contains-text(&quot;GoTo&quot;)" calcext:base-cell-address="Caserne.H16"/>
            <calcext:condition calcext:apply-style-name="cellule histoire" calcext:value="contains-text(&quot;Conclude&quot;)" calcext:base-cell-address="Caserne.H16"/>
            <calcext:condition calcext:apply-style-name="cellule random" calcext:value="contains-text(&quot;RandomPercent&quot;)" calcext:base-cell-address="Caserne.H16"/>
            <calcext:condition calcext:apply-style-name="cellule random" calcext:value="contains-text(&quot;RandomRange&quot;)" calcext:base-cell-address="Caserne.H16"/>
            <calcext:condition calcext:apply-style-name="cellule personnages" calcext:value="contains-text(&quot;NewCrew&quot;)" calcext:base-cell-address="Caserne.H16"/>
            <calcext:condition calcext:apply-style-name="cellule personnages" calcext:value="contains-text(&quot;NewCharacter&quot;)" calcext:base-cell-address="Caserne.H16"/>
            <calcext:condition calcext:apply-style-name="cellule personnages" calcext:value="contains-text(&quot;HideOther&quot;)" calcext:base-cell-address="Caserne.H16"/>
            <calcext:condition calcext:apply-style-name="cellule personnages" calcext:value="contains-text(&quot;DeleteOther&quot;)" calcext:base-cell-address="Caserne.H16"/>
            <calcext:condition calcext:apply-style-name="cellule narrateur" calcext:value="contains-text(&quot;Narrator&quot;)" calcext:base-cell-address="Caserne.H16"/>
            <calcext:condition calcext:apply-style-name="cellule set choice" calcext:value="contains-text(&quot;SetChoices&quot;)" calcext:base-cell-address="Caserne.H16"/>
            <calcext:condition calcext:apply-style-name="cellule dialogues" calcext:value="contains-text(&quot;PlayerSpeak&quot;)" calcext:base-cell-address="Caserne.H16"/>
            <calcext:condition calcext:apply-style-name="cellule dialogues" calcext:value="contains-text(&quot;OtherSpeak&quot;)" calcext:base-cell-address="Caserne.H16"/>
            <calcext:condition calcext:apply-style-name="cellule argent" calcext:value="contains-text(&quot;CheckGold&quot;)" calcext:base-cell-address="Caserne.H16"/>
            <calcext:condition calcext:apply-style-name="cellule argent" calcext:value="contains-text(&quot;RemoveGold&quot;)" calcext:base-cell-address="Caserne.H16"/>
            <calcext:condition calcext:apply-style-name="cellule argent" calcext:value="contains-text(&quot;AddGold&quot;)" calcext:base-cell-address="Caserne.H16"/>
            <calcext:condition calcext:apply-style-name="cellule argent" calcext:value="contains-text(&quot;Loot&quot;)" calcext:base-cell-address="Caserne.H16"/>
            <calcext:condition calcext:apply-style-name="cellule argent" calcext:value="contains-text(&quot;Trade&quot;)" calcext:base-cell-address="Caserne.H16"/>
            <calcext:condition calcext:apply-style-name="cellule combat" calcext:value="contains-text(&quot;LaunchCombat&quot;)" calcext:base-cell-address="Caserne.H16"/>
            <calcext:condition calcext:apply-style-name="cellule indice" calcext:value="contains-text(&quot;CheckFormula&quot;)" calcext:base-cell-address="Caserne.H16"/>
            <calcext:condition calcext:apply-style-name="cellule indice" calcext:value="contains-text(&quot;GiveDirection&quot;)" calcext:base-cell-address="Caserne.H16"/>
            <calcext:condition calcext:apply-style-name="cellule temps" calcext:value="contains-text(&quot;SetWeather&quot;)" calcext:base-cell-address="Caserne.H16"/>
            <calcext:condition calcext:apply-style-name="cellule temps" calcext:value="contains-text(&quot;SwitchWeather&quot;)" calcext:base-cell-address="Caserne.H16"/>
            <calcext:condition calcext:apply-style-name="cellule temps" calcext:value="contains-text(&quot;NextDay&quot;)" calcext:base-cell-address="Caserne.H16"/>
            <calcext:condition calcext:apply-style-name="cellule temps" calcext:value="contains-text(&quot;CheckDay&quot;)" calcext:base-cell-address="Caserne.H16"/>
            <calcext:condition calcext:apply-style-name="cellule histoire" calcext:value="contains-text(&quot;Leave&quot;)" calcext:base-cell-address="Caserne.H16"/>
            <calcext:condition calcext:apply-style-name="cellule choice" calcext:value="contains-text(&quot;Choice&quot;)" calcext:base-cell-address="Caserne.H16"/>
            <calcext:condition calcext:apply-style-name="cellule d'erreur" calcext:value="!=&quot;&quot;" calcext:base-cell-address="Caserne.H16"/>
          </calcext:conditional-format>
          <calcext:conditional-format calcext:target-range-address="'Village pêcheur'.H14:'Village pêcheur'.H14">
            <calcext:condition calcext:apply-style-name="cellule histoire" calcext:value="contains-text(&quot;GoTo&quot;)" calcext:base-cell-address="Caserne.H14"/>
            <calcext:condition calcext:apply-style-name="cellule histoire" calcext:value="contains-text(&quot;Conclude&quot;)" calcext:base-cell-address="Caserne.H14"/>
            <calcext:condition calcext:apply-style-name="cellule random" calcext:value="contains-text(&quot;RandomPercent&quot;)" calcext:base-cell-address="Caserne.H14"/>
            <calcext:condition calcext:apply-style-name="cellule random" calcext:value="contains-text(&quot;RandomRange&quot;)" calcext:base-cell-address="Caserne.H14"/>
            <calcext:condition calcext:apply-style-name="cellule personnages" calcext:value="contains-text(&quot;NewCrew&quot;)" calcext:base-cell-address="Caserne.H14"/>
            <calcext:condition calcext:apply-style-name="cellule personnages" calcext:value="contains-text(&quot;NewCharacter&quot;)" calcext:base-cell-address="Caserne.H14"/>
            <calcext:condition calcext:apply-style-name="cellule personnages" calcext:value="contains-text(&quot;HideOther&quot;)" calcext:base-cell-address="Caserne.H14"/>
            <calcext:condition calcext:apply-style-name="cellule personnages" calcext:value="contains-text(&quot;DeleteOther&quot;)" calcext:base-cell-address="Caserne.H14"/>
            <calcext:condition calcext:apply-style-name="cellule narrateur" calcext:value="contains-text(&quot;Narrator&quot;)" calcext:base-cell-address="Caserne.H14"/>
            <calcext:condition calcext:apply-style-name="cellule set choice" calcext:value="contains-text(&quot;SetChoices&quot;)" calcext:base-cell-address="Caserne.H14"/>
            <calcext:condition calcext:apply-style-name="cellule dialogues" calcext:value="contains-text(&quot;PlayerSpeak&quot;)" calcext:base-cell-address="Caserne.H14"/>
            <calcext:condition calcext:apply-style-name="cellule dialogues" calcext:value="contains-text(&quot;OtherSpeak&quot;)" calcext:base-cell-address="Caserne.H14"/>
            <calcext:condition calcext:apply-style-name="cellule argent" calcext:value="contains-text(&quot;CheckGold&quot;)" calcext:base-cell-address="Caserne.H14"/>
            <calcext:condition calcext:apply-style-name="cellule argent" calcext:value="contains-text(&quot;RemoveGold&quot;)" calcext:base-cell-address="Caserne.H14"/>
            <calcext:condition calcext:apply-style-name="cellule argent" calcext:value="contains-text(&quot;AddGold&quot;)" calcext:base-cell-address="Caserne.H14"/>
            <calcext:condition calcext:apply-style-name="cellule argent" calcext:value="contains-text(&quot;Loot&quot;)" calcext:base-cell-address="Caserne.H14"/>
            <calcext:condition calcext:apply-style-name="cellule argent" calcext:value="contains-text(&quot;Trade&quot;)" calcext:base-cell-address="Caserne.H14"/>
            <calcext:condition calcext:apply-style-name="cellule combat" calcext:value="contains-text(&quot;LaunchCombat&quot;)" calcext:base-cell-address="Caserne.H14"/>
            <calcext:condition calcext:apply-style-name="cellule indice" calcext:value="contains-text(&quot;CheckFormula&quot;)" calcext:base-cell-address="Caserne.H14"/>
            <calcext:condition calcext:apply-style-name="cellule indice" calcext:value="contains-text(&quot;GiveDirection&quot;)" calcext:base-cell-address="Caserne.H14"/>
            <calcext:condition calcext:apply-style-name="cellule temps" calcext:value="contains-text(&quot;SetWeather&quot;)" calcext:base-cell-address="Caserne.H14"/>
            <calcext:condition calcext:apply-style-name="cellule temps" calcext:value="contains-text(&quot;SwitchWeather&quot;)" calcext:base-cell-address="Caserne.H14"/>
            <calcext:condition calcext:apply-style-name="cellule temps" calcext:value="contains-text(&quot;NextDay&quot;)" calcext:base-cell-address="Caserne.H14"/>
            <calcext:condition calcext:apply-style-name="cellule temps" calcext:value="contains-text(&quot;CheckDay&quot;)" calcext:base-cell-address="Caserne.H14"/>
            <calcext:condition calcext:apply-style-name="cellule histoire" calcext:value="contains-text(&quot;Leave&quot;)" calcext:base-cell-address="Caserne.H14"/>
            <calcext:condition calcext:apply-style-name="cellule choice" calcext:value="contains-text(&quot;Choice&quot;)" calcext:base-cell-address="Caserne.H14"/>
            <calcext:condition calcext:apply-style-name="cellule d'erreur" calcext:value="!=&quot;&quot;" calcext:base-cell-address="Caserne.H14"/>
          </calcext:conditional-format>
          <calcext:conditional-format calcext:target-range-address="'Village pêcheur'.I16:'Village pêcheur'.I16">
            <calcext:condition calcext:apply-style-name="cellule histoire" calcext:value="contains-text(&quot;GoTo&quot;)" calcext:base-cell-address="Caserne.I16"/>
            <calcext:condition calcext:apply-style-name="cellule histoire" calcext:value="contains-text(&quot;Conclude&quot;)" calcext:base-cell-address="Caserne.I16"/>
            <calcext:condition calcext:apply-style-name="cellule random" calcext:value="contains-text(&quot;RandomPercent&quot;)" calcext:base-cell-address="Caserne.I16"/>
            <calcext:condition calcext:apply-style-name="cellule random" calcext:value="contains-text(&quot;RandomRange&quot;)" calcext:base-cell-address="Caserne.I16"/>
            <calcext:condition calcext:apply-style-name="cellule personnages" calcext:value="contains-text(&quot;NewCrew&quot;)" calcext:base-cell-address="Caserne.I16"/>
            <calcext:condition calcext:apply-style-name="cellule personnages" calcext:value="contains-text(&quot;NewCharacter&quot;)" calcext:base-cell-address="Caserne.I16"/>
            <calcext:condition calcext:apply-style-name="cellule personnages" calcext:value="contains-text(&quot;HideOther&quot;)" calcext:base-cell-address="Caserne.I16"/>
            <calcext:condition calcext:apply-style-name="cellule personnages" calcext:value="contains-text(&quot;DeleteOther&quot;)" calcext:base-cell-address="Caserne.I16"/>
            <calcext:condition calcext:apply-style-name="cellule narrateur" calcext:value="contains-text(&quot;Narrator&quot;)" calcext:base-cell-address="Caserne.I16"/>
            <calcext:condition calcext:apply-style-name="cellule set choice" calcext:value="contains-text(&quot;SetChoices&quot;)" calcext:base-cell-address="Caserne.I16"/>
            <calcext:condition calcext:apply-style-name="cellule dialogues" calcext:value="contains-text(&quot;PlayerSpeak&quot;)" calcext:base-cell-address="Caserne.I16"/>
            <calcext:condition calcext:apply-style-name="cellule dialogues" calcext:value="contains-text(&quot;OtherSpeak&quot;)" calcext:base-cell-address="Caserne.I16"/>
            <calcext:condition calcext:apply-style-name="cellule argent" calcext:value="contains-text(&quot;CheckGold&quot;)" calcext:base-cell-address="Caserne.I16"/>
            <calcext:condition calcext:apply-style-name="cellule argent" calcext:value="contains-text(&quot;RemoveGold&quot;)" calcext:base-cell-address="Caserne.I16"/>
            <calcext:condition calcext:apply-style-name="cellule argent" calcext:value="contains-text(&quot;AddGold&quot;)" calcext:base-cell-address="Caserne.I16"/>
            <calcext:condition calcext:apply-style-name="cellule argent" calcext:value="contains-text(&quot;Loot&quot;)" calcext:base-cell-address="Caserne.I16"/>
            <calcext:condition calcext:apply-style-name="cellule argent" calcext:value="contains-text(&quot;Trade&quot;)" calcext:base-cell-address="Caserne.I16"/>
            <calcext:condition calcext:apply-style-name="cellule combat" calcext:value="contains-text(&quot;LaunchCombat&quot;)" calcext:base-cell-address="Caserne.I16"/>
            <calcext:condition calcext:apply-style-name="cellule indice" calcext:value="contains-text(&quot;CheckFormula&quot;)" calcext:base-cell-address="Caserne.I16"/>
            <calcext:condition calcext:apply-style-name="cellule indice" calcext:value="contains-text(&quot;GiveDirection&quot;)" calcext:base-cell-address="Caserne.I16"/>
            <calcext:condition calcext:apply-style-name="cellule temps" calcext:value="contains-text(&quot;SetWeather&quot;)" calcext:base-cell-address="Caserne.I16"/>
            <calcext:condition calcext:apply-style-name="cellule temps" calcext:value="contains-text(&quot;SwitchWeather&quot;)" calcext:base-cell-address="Caserne.I16"/>
            <calcext:condition calcext:apply-style-name="cellule temps" calcext:value="contains-text(&quot;NextDay&quot;)" calcext:base-cell-address="Caserne.I16"/>
            <calcext:condition calcext:apply-style-name="cellule temps" calcext:value="contains-text(&quot;CheckDay&quot;)" calcext:base-cell-address="Caserne.I16"/>
            <calcext:condition calcext:apply-style-name="cellule histoire" calcext:value="contains-text(&quot;Leave&quot;)" calcext:base-cell-address="Caserne.I16"/>
            <calcext:condition calcext:apply-style-name="cellule choice" calcext:value="contains-text(&quot;Choice&quot;)" calcext:base-cell-address="Caserne.I16"/>
            <calcext:condition calcext:apply-style-name="cellule d'erreur" calcext:value="!=&quot;&quot;" calcext:base-cell-address="Caserne.I16"/>
          </calcext:conditional-format>
          <calcext:conditional-format calcext:target-range-address="'Village pêcheur'.E14:'Village pêcheur'.E14">
            <calcext:condition calcext:apply-style-name="cellule histoire" calcext:value="contains-text(&quot;GoTo&quot;)" calcext:base-cell-address="Caserne.E14"/>
            <calcext:condition calcext:apply-style-name="cellule histoire" calcext:value="contains-text(&quot;Conclude&quot;)" calcext:base-cell-address="Caserne.E14"/>
            <calcext:condition calcext:apply-style-name="cellule random" calcext:value="contains-text(&quot;RandomPercent&quot;)" calcext:base-cell-address="Caserne.E14"/>
            <calcext:condition calcext:apply-style-name="cellule random" calcext:value="contains-text(&quot;RandomRange&quot;)" calcext:base-cell-address="Caserne.E14"/>
            <calcext:condition calcext:apply-style-name="cellule personnages" calcext:value="contains-text(&quot;NewCrew&quot;)" calcext:base-cell-address="Caserne.E14"/>
            <calcext:condition calcext:apply-style-name="cellule personnages" calcext:value="contains-text(&quot;NewCharacter&quot;)" calcext:base-cell-address="Caserne.E14"/>
            <calcext:condition calcext:apply-style-name="cellule personnages" calcext:value="contains-text(&quot;HideOther&quot;)" calcext:base-cell-address="Caserne.E14"/>
            <calcext:condition calcext:apply-style-name="cellule personnages" calcext:value="contains-text(&quot;DeleteOther&quot;)" calcext:base-cell-address="Caserne.E14"/>
            <calcext:condition calcext:apply-style-name="cellule narrateur" calcext:value="contains-text(&quot;Narrator&quot;)" calcext:base-cell-address="Caserne.E14"/>
            <calcext:condition calcext:apply-style-name="cellule set choice" calcext:value="contains-text(&quot;SetChoices&quot;)" calcext:base-cell-address="Caserne.E14"/>
            <calcext:condition calcext:apply-style-name="cellule dialogues" calcext:value="contains-text(&quot;PlayerSpeak&quot;)" calcext:base-cell-address="Caserne.E14"/>
            <calcext:condition calcext:apply-style-name="cellule dialogues" calcext:value="contains-text(&quot;OtherSpeak&quot;)" calcext:base-cell-address="Caserne.E14"/>
            <calcext:condition calcext:apply-style-name="cellule argent" calcext:value="contains-text(&quot;CheckGold&quot;)" calcext:base-cell-address="Caserne.E14"/>
            <calcext:condition calcext:apply-style-name="cellule argent" calcext:value="contains-text(&quot;RemoveGold&quot;)" calcext:base-cell-address="Caserne.E14"/>
            <calcext:condition calcext:apply-style-name="cellule argent" calcext:value="contains-text(&quot;AddGold&quot;)" calcext:base-cell-address="Caserne.E14"/>
            <calcext:condition calcext:apply-style-name="cellule argent" calcext:value="contains-text(&quot;Loot&quot;)" calcext:base-cell-address="Caserne.E14"/>
            <calcext:condition calcext:apply-style-name="cellule argent" calcext:value="contains-text(&quot;Trade&quot;)" calcext:base-cell-address="Caserne.E14"/>
            <calcext:condition calcext:apply-style-name="cellule combat" calcext:value="contains-text(&quot;LaunchCombat&quot;)" calcext:base-cell-address="Caserne.E14"/>
            <calcext:condition calcext:apply-style-name="cellule indice" calcext:value="contains-text(&quot;CheckFormula&quot;)" calcext:base-cell-address="Caserne.E14"/>
            <calcext:condition calcext:apply-style-name="cellule indice" calcext:value="contains-text(&quot;GiveDirection&quot;)" calcext:base-cell-address="Caserne.E14"/>
            <calcext:condition calcext:apply-style-name="cellule temps" calcext:value="contains-text(&quot;SetWeather&quot;)" calcext:base-cell-address="Caserne.E14"/>
            <calcext:condition calcext:apply-style-name="cellule temps" calcext:value="contains-text(&quot;SwitchWeather&quot;)" calcext:base-cell-address="Caserne.E14"/>
            <calcext:condition calcext:apply-style-name="cellule temps" calcext:value="contains-text(&quot;NextDay&quot;)" calcext:base-cell-address="Caserne.E14"/>
            <calcext:condition calcext:apply-style-name="cellule temps" calcext:value="contains-text(&quot;CheckDay&quot;)" calcext:base-cell-address="Caserne.E14"/>
            <calcext:condition calcext:apply-style-name="cellule histoire" calcext:value="contains-text(&quot;Leave&quot;)" calcext:base-cell-address="Caserne.E14"/>
            <calcext:condition calcext:apply-style-name="cellule choice" calcext:value="contains-text(&quot;Choice&quot;)" calcext:base-cell-address="Caserne.E14"/>
            <calcext:condition calcext:apply-style-name="cellule d'erreur" calcext:value="!=&quot;&quot;" calcext:base-cell-address="Caserne.E14"/>
          </calcext:conditional-format>
          <calcext:conditional-format calcext:target-range-address="'Village pêcheur'.F11:'Village pêcheur'.H18 'Village pêcheur'.C13:'Village pêcheur'.C14 'Village pêcheur'.E10:'Village pêcheur'.I10 'Village pêcheur'.D15:'Village pêcheur'.D18 'Village pêcheur'.E13:'Village pêcheur'.E18 'Village pêcheur'.C16:'Village pêcheur'.C18 'Village pêcheur'.D11:'Village pêcheur'.D13 'Village pêcheur'.E11:'Village pêcheur'.E11 'Village pêcheur'.I11:'Village pêcheur'.I12 'Village pêcheur'.I15:'Village pêcheur'.I18">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D10:'Village pêcheur'.D10">
            <calcext:condition calcext:apply-style-name="cellule histoire" calcext:value="contains-text(&quot;GoTo&quot;)" calcext:base-cell-address="Caserne.D10"/>
            <calcext:condition calcext:apply-style-name="cellule histoire" calcext:value="contains-text(&quot;Conclude&quot;)" calcext:base-cell-address="Caserne.D10"/>
            <calcext:condition calcext:apply-style-name="cellule random" calcext:value="contains-text(&quot;RandomPercent&quot;)" calcext:base-cell-address="Caserne.D10"/>
            <calcext:condition calcext:apply-style-name="cellule random" calcext:value="contains-text(&quot;RandomRange&quot;)" calcext:base-cell-address="Caserne.D10"/>
            <calcext:condition calcext:apply-style-name="cellule personnages" calcext:value="contains-text(&quot;NewCrew&quot;)" calcext:base-cell-address="Caserne.D10"/>
            <calcext:condition calcext:apply-style-name="cellule personnages" calcext:value="contains-text(&quot;NewCharacter&quot;)" calcext:base-cell-address="Caserne.D10"/>
            <calcext:condition calcext:apply-style-name="cellule personnages" calcext:value="contains-text(&quot;HideOther&quot;)" calcext:base-cell-address="Caserne.D10"/>
            <calcext:condition calcext:apply-style-name="cellule personnages" calcext:value="contains-text(&quot;DeleteOther&quot;)" calcext:base-cell-address="Caserne.D10"/>
            <calcext:condition calcext:apply-style-name="cellule narrateur" calcext:value="contains-text(&quot;Narrator&quot;)" calcext:base-cell-address="Caserne.D10"/>
            <calcext:condition calcext:apply-style-name="cellule set choice" calcext:value="contains-text(&quot;SetChoices&quot;)" calcext:base-cell-address="Caserne.D10"/>
            <calcext:condition calcext:apply-style-name="cellule dialogues" calcext:value="contains-text(&quot;PlayerSpeak&quot;)" calcext:base-cell-address="Caserne.D10"/>
            <calcext:condition calcext:apply-style-name="cellule dialogues" calcext:value="contains-text(&quot;OtherSpeak&quot;)" calcext:base-cell-address="Caserne.D10"/>
            <calcext:condition calcext:apply-style-name="cellule argent" calcext:value="contains-text(&quot;CheckGold&quot;)" calcext:base-cell-address="Caserne.D10"/>
            <calcext:condition calcext:apply-style-name="cellule argent" calcext:value="contains-text(&quot;RemoveGold&quot;)" calcext:base-cell-address="Caserne.D10"/>
            <calcext:condition calcext:apply-style-name="cellule argent" calcext:value="contains-text(&quot;AddGold&quot;)" calcext:base-cell-address="Caserne.D10"/>
            <calcext:condition calcext:apply-style-name="cellule argent" calcext:value="contains-text(&quot;Loot&quot;)" calcext:base-cell-address="Caserne.D10"/>
            <calcext:condition calcext:apply-style-name="cellule argent" calcext:value="contains-text(&quot;Trade&quot;)" calcext:base-cell-address="Caserne.D10"/>
            <calcext:condition calcext:apply-style-name="cellule combat" calcext:value="contains-text(&quot;LaunchCombat&quot;)" calcext:base-cell-address="Caserne.D10"/>
            <calcext:condition calcext:apply-style-name="cellule indice" calcext:value="contains-text(&quot;CheckFormula&quot;)" calcext:base-cell-address="Caserne.D10"/>
            <calcext:condition calcext:apply-style-name="cellule indice" calcext:value="contains-text(&quot;GiveDirection&quot;)" calcext:base-cell-address="Caserne.D10"/>
            <calcext:condition calcext:apply-style-name="cellule temps" calcext:value="contains-text(&quot;SetWeather&quot;)" calcext:base-cell-address="Caserne.D10"/>
            <calcext:condition calcext:apply-style-name="cellule temps" calcext:value="contains-text(&quot;SwitchWeather&quot;)" calcext:base-cell-address="Caserne.D10"/>
            <calcext:condition calcext:apply-style-name="cellule temps" calcext:value="contains-text(&quot;NextDay&quot;)" calcext:base-cell-address="Caserne.D10"/>
            <calcext:condition calcext:apply-style-name="cellule temps" calcext:value="contains-text(&quot;CheckDay&quot;)" calcext:base-cell-address="Caserne.D10"/>
            <calcext:condition calcext:apply-style-name="cellule histoire" calcext:value="contains-text(&quot;Leave&quot;)" calcext:base-cell-address="Caserne.D10"/>
            <calcext:condition calcext:apply-style-name="cellule choice" calcext:value="contains-text(&quot;Choice&quot;)" calcext:base-cell-address="Caserne.D10"/>
            <calcext:condition calcext:apply-style-name="cellule d'erreur" calcext:value="!=&quot;&quot;" calcext:base-cell-address="Caserne.D10"/>
          </calcext:conditional-format>
          <calcext:conditional-format calcext:target-range-address="'Village pêcheur'.D10:'Village pêcheur'.D10">
            <calcext:condition calcext:apply-style-name="cellule histoire" calcext:value="contains-text(&quot;GoTo&quot;)" calcext:base-cell-address="Caserne.D10"/>
            <calcext:condition calcext:apply-style-name="cellule histoire" calcext:value="contains-text(&quot;Conclude&quot;)" calcext:base-cell-address="Caserne.D10"/>
            <calcext:condition calcext:apply-style-name="cellule random" calcext:value="contains-text(&quot;RandomPercent&quot;)" calcext:base-cell-address="Caserne.D10"/>
            <calcext:condition calcext:apply-style-name="cellule random" calcext:value="contains-text(&quot;RandomRange&quot;)" calcext:base-cell-address="Caserne.D10"/>
            <calcext:condition calcext:apply-style-name="cellule personnages" calcext:value="contains-text(&quot;NewCrew&quot;)" calcext:base-cell-address="Caserne.D10"/>
            <calcext:condition calcext:apply-style-name="cellule personnages" calcext:value="contains-text(&quot;NewCharacter&quot;)" calcext:base-cell-address="Caserne.D10"/>
            <calcext:condition calcext:apply-style-name="cellule personnages" calcext:value="contains-text(&quot;HideOther&quot;)" calcext:base-cell-address="Caserne.D10"/>
            <calcext:condition calcext:apply-style-name="cellule personnages" calcext:value="contains-text(&quot;DeleteOther&quot;)" calcext:base-cell-address="Caserne.D10"/>
            <calcext:condition calcext:apply-style-name="cellule narrateur" calcext:value="contains-text(&quot;Narrator&quot;)" calcext:base-cell-address="Caserne.D10"/>
            <calcext:condition calcext:apply-style-name="cellule set choice" calcext:value="contains-text(&quot;SetChoices&quot;)" calcext:base-cell-address="Caserne.D10"/>
            <calcext:condition calcext:apply-style-name="cellule dialogues" calcext:value="contains-text(&quot;PlayerSpeak&quot;)" calcext:base-cell-address="Caserne.D10"/>
            <calcext:condition calcext:apply-style-name="cellule dialogues" calcext:value="contains-text(&quot;OtherSpeak&quot;)" calcext:base-cell-address="Caserne.D10"/>
            <calcext:condition calcext:apply-style-name="cellule argent" calcext:value="contains-text(&quot;CheckGold&quot;)" calcext:base-cell-address="Caserne.D10"/>
            <calcext:condition calcext:apply-style-name="cellule argent" calcext:value="contains-text(&quot;RemoveGold&quot;)" calcext:base-cell-address="Caserne.D10"/>
            <calcext:condition calcext:apply-style-name="cellule argent" calcext:value="contains-text(&quot;AddGold&quot;)" calcext:base-cell-address="Caserne.D10"/>
            <calcext:condition calcext:apply-style-name="cellule argent" calcext:value="contains-text(&quot;Loot&quot;)" calcext:base-cell-address="Caserne.D10"/>
            <calcext:condition calcext:apply-style-name="cellule argent" calcext:value="contains-text(&quot;Trade&quot;)" calcext:base-cell-address="Caserne.D10"/>
            <calcext:condition calcext:apply-style-name="cellule combat" calcext:value="contains-text(&quot;LaunchCombat&quot;)" calcext:base-cell-address="Caserne.D10"/>
            <calcext:condition calcext:apply-style-name="cellule indice" calcext:value="contains-text(&quot;CheckFormula&quot;)" calcext:base-cell-address="Caserne.D10"/>
            <calcext:condition calcext:apply-style-name="cellule indice" calcext:value="contains-text(&quot;GiveDirection&quot;)" calcext:base-cell-address="Caserne.D10"/>
            <calcext:condition calcext:apply-style-name="cellule temps" calcext:value="contains-text(&quot;SetWeather&quot;)" calcext:base-cell-address="Caserne.D10"/>
            <calcext:condition calcext:apply-style-name="cellule temps" calcext:value="contains-text(&quot;SwitchWeather&quot;)" calcext:base-cell-address="Caserne.D10"/>
            <calcext:condition calcext:apply-style-name="cellule temps" calcext:value="contains-text(&quot;NextDay&quot;)" calcext:base-cell-address="Caserne.D10"/>
            <calcext:condition calcext:apply-style-name="cellule temps" calcext:value="contains-text(&quot;CheckDay&quot;)" calcext:base-cell-address="Caserne.D10"/>
            <calcext:condition calcext:apply-style-name="cellule histoire" calcext:value="contains-text(&quot;Leave&quot;)" calcext:base-cell-address="Caserne.D10"/>
            <calcext:condition calcext:apply-style-name="cellule choice" calcext:value="contains-text(&quot;Choice&quot;)" calcext:base-cell-address="Caserne.D10"/>
            <calcext:condition calcext:apply-style-name="cellule d'erreur" calcext:value="!=&quot;&quot;" calcext:base-cell-address="Caserne.D10"/>
          </calcext:conditional-format>
          <calcext:conditional-format calcext:target-range-address="'Village pêcheur'.C15:'Village pêcheur'.C15">
            <calcext:condition calcext:apply-style-name="cellule histoire" calcext:value="contains-text(&quot;GoTo&quot;)" calcext:base-cell-address="Caserne.C15"/>
            <calcext:condition calcext:apply-style-name="cellule histoire" calcext:value="contains-text(&quot;Conclude&quot;)" calcext:base-cell-address="Caserne.C15"/>
            <calcext:condition calcext:apply-style-name="cellule random" calcext:value="contains-text(&quot;RandomPercent&quot;)" calcext:base-cell-address="Caserne.C15"/>
            <calcext:condition calcext:apply-style-name="cellule random" calcext:value="contains-text(&quot;RandomRange&quot;)" calcext:base-cell-address="Caserne.C15"/>
            <calcext:condition calcext:apply-style-name="cellule personnages" calcext:value="contains-text(&quot;NewCrew&quot;)" calcext:base-cell-address="Caserne.C15"/>
            <calcext:condition calcext:apply-style-name="cellule personnages" calcext:value="contains-text(&quot;NewCharacter&quot;)" calcext:base-cell-address="Caserne.C15"/>
            <calcext:condition calcext:apply-style-name="cellule personnages" calcext:value="contains-text(&quot;HideOther&quot;)" calcext:base-cell-address="Caserne.C15"/>
            <calcext:condition calcext:apply-style-name="cellule personnages" calcext:value="contains-text(&quot;DeleteOther&quot;)" calcext:base-cell-address="Caserne.C15"/>
            <calcext:condition calcext:apply-style-name="cellule narrateur" calcext:value="contains-text(&quot;Narrator&quot;)" calcext:base-cell-address="Caserne.C15"/>
            <calcext:condition calcext:apply-style-name="cellule set choice" calcext:value="contains-text(&quot;SetChoices&quot;)" calcext:base-cell-address="Caserne.C15"/>
            <calcext:condition calcext:apply-style-name="cellule dialogues" calcext:value="contains-text(&quot;PlayerSpeak&quot;)" calcext:base-cell-address="Caserne.C15"/>
            <calcext:condition calcext:apply-style-name="cellule dialogues" calcext:value="contains-text(&quot;OtherSpeak&quot;)" calcext:base-cell-address="Caserne.C15"/>
            <calcext:condition calcext:apply-style-name="cellule argent" calcext:value="contains-text(&quot;CheckGold&quot;)" calcext:base-cell-address="Caserne.C15"/>
            <calcext:condition calcext:apply-style-name="cellule argent" calcext:value="contains-text(&quot;RemoveGold&quot;)" calcext:base-cell-address="Caserne.C15"/>
            <calcext:condition calcext:apply-style-name="cellule argent" calcext:value="contains-text(&quot;AddGold&quot;)" calcext:base-cell-address="Caserne.C15"/>
            <calcext:condition calcext:apply-style-name="cellule argent" calcext:value="contains-text(&quot;Loot&quot;)" calcext:base-cell-address="Caserne.C15"/>
            <calcext:condition calcext:apply-style-name="cellule argent" calcext:value="contains-text(&quot;Trade&quot;)" calcext:base-cell-address="Caserne.C15"/>
            <calcext:condition calcext:apply-style-name="cellule combat" calcext:value="contains-text(&quot;LaunchCombat&quot;)" calcext:base-cell-address="Caserne.C15"/>
            <calcext:condition calcext:apply-style-name="cellule indice" calcext:value="contains-text(&quot;CheckFormula&quot;)" calcext:base-cell-address="Caserne.C15"/>
            <calcext:condition calcext:apply-style-name="cellule indice" calcext:value="contains-text(&quot;GiveDirection&quot;)" calcext:base-cell-address="Caserne.C15"/>
            <calcext:condition calcext:apply-style-name="cellule temps" calcext:value="contains-text(&quot;SetWeather&quot;)" calcext:base-cell-address="Caserne.C15"/>
            <calcext:condition calcext:apply-style-name="cellule temps" calcext:value="contains-text(&quot;SwitchWeather&quot;)" calcext:base-cell-address="Caserne.C15"/>
            <calcext:condition calcext:apply-style-name="cellule temps" calcext:value="contains-text(&quot;NextDay&quot;)" calcext:base-cell-address="Caserne.C15"/>
            <calcext:condition calcext:apply-style-name="cellule temps" calcext:value="contains-text(&quot;CheckDay&quot;)" calcext:base-cell-address="Caserne.C15"/>
            <calcext:condition calcext:apply-style-name="cellule histoire" calcext:value="contains-text(&quot;Leave&quot;)" calcext:base-cell-address="Caserne.C15"/>
            <calcext:condition calcext:apply-style-name="cellule choice" calcext:value="contains-text(&quot;Choice&quot;)" calcext:base-cell-address="Caserne.C15"/>
            <calcext:condition calcext:apply-style-name="cellule d'erreur" calcext:value="!=&quot;&quot;" calcext:base-cell-address="Caserne.C15"/>
          </calcext:conditional-format>
          <calcext:conditional-format calcext:target-range-address="'Village pêcheur'.C15:'Village pêcheur'.C15">
            <calcext:condition calcext:apply-style-name="cellule histoire" calcext:value="contains-text(&quot;GoTo&quot;)" calcext:base-cell-address="Caserne.C15"/>
            <calcext:condition calcext:apply-style-name="cellule histoire" calcext:value="contains-text(&quot;Conclude&quot;)" calcext:base-cell-address="Caserne.C15"/>
            <calcext:condition calcext:apply-style-name="cellule random" calcext:value="contains-text(&quot;RandomPercent&quot;)" calcext:base-cell-address="Caserne.C15"/>
            <calcext:condition calcext:apply-style-name="cellule random" calcext:value="contains-text(&quot;RandomRange&quot;)" calcext:base-cell-address="Caserne.C15"/>
            <calcext:condition calcext:apply-style-name="cellule personnages" calcext:value="contains-text(&quot;NewCrew&quot;)" calcext:base-cell-address="Caserne.C15"/>
            <calcext:condition calcext:apply-style-name="cellule personnages" calcext:value="contains-text(&quot;NewCharacter&quot;)" calcext:base-cell-address="Caserne.C15"/>
            <calcext:condition calcext:apply-style-name="cellule personnages" calcext:value="contains-text(&quot;HideOther&quot;)" calcext:base-cell-address="Caserne.C15"/>
            <calcext:condition calcext:apply-style-name="cellule personnages" calcext:value="contains-text(&quot;DeleteOther&quot;)" calcext:base-cell-address="Caserne.C15"/>
            <calcext:condition calcext:apply-style-name="cellule narrateur" calcext:value="contains-text(&quot;Narrator&quot;)" calcext:base-cell-address="Caserne.C15"/>
            <calcext:condition calcext:apply-style-name="cellule set choice" calcext:value="contains-text(&quot;SetChoices&quot;)" calcext:base-cell-address="Caserne.C15"/>
            <calcext:condition calcext:apply-style-name="cellule dialogues" calcext:value="contains-text(&quot;PlayerSpeak&quot;)" calcext:base-cell-address="Caserne.C15"/>
            <calcext:condition calcext:apply-style-name="cellule dialogues" calcext:value="contains-text(&quot;OtherSpeak&quot;)" calcext:base-cell-address="Caserne.C15"/>
            <calcext:condition calcext:apply-style-name="cellule argent" calcext:value="contains-text(&quot;CheckGold&quot;)" calcext:base-cell-address="Caserne.C15"/>
            <calcext:condition calcext:apply-style-name="cellule argent" calcext:value="contains-text(&quot;RemoveGold&quot;)" calcext:base-cell-address="Caserne.C15"/>
            <calcext:condition calcext:apply-style-name="cellule argent" calcext:value="contains-text(&quot;AddGold&quot;)" calcext:base-cell-address="Caserne.C15"/>
            <calcext:condition calcext:apply-style-name="cellule argent" calcext:value="contains-text(&quot;Loot&quot;)" calcext:base-cell-address="Caserne.C15"/>
            <calcext:condition calcext:apply-style-name="cellule argent" calcext:value="contains-text(&quot;Trade&quot;)" calcext:base-cell-address="Caserne.C15"/>
            <calcext:condition calcext:apply-style-name="cellule combat" calcext:value="contains-text(&quot;LaunchCombat&quot;)" calcext:base-cell-address="Caserne.C15"/>
            <calcext:condition calcext:apply-style-name="cellule indice" calcext:value="contains-text(&quot;CheckFormula&quot;)" calcext:base-cell-address="Caserne.C15"/>
            <calcext:condition calcext:apply-style-name="cellule indice" calcext:value="contains-text(&quot;GiveDirection&quot;)" calcext:base-cell-address="Caserne.C15"/>
            <calcext:condition calcext:apply-style-name="cellule temps" calcext:value="contains-text(&quot;SetWeather&quot;)" calcext:base-cell-address="Caserne.C15"/>
            <calcext:condition calcext:apply-style-name="cellule temps" calcext:value="contains-text(&quot;SwitchWeather&quot;)" calcext:base-cell-address="Caserne.C15"/>
            <calcext:condition calcext:apply-style-name="cellule temps" calcext:value="contains-text(&quot;NextDay&quot;)" calcext:base-cell-address="Caserne.C15"/>
            <calcext:condition calcext:apply-style-name="cellule temps" calcext:value="contains-text(&quot;CheckDay&quot;)" calcext:base-cell-address="Caserne.C15"/>
            <calcext:condition calcext:apply-style-name="cellule histoire" calcext:value="contains-text(&quot;Leave&quot;)" calcext:base-cell-address="Caserne.C15"/>
            <calcext:condition calcext:apply-style-name="cellule choice" calcext:value="contains-text(&quot;Choice&quot;)" calcext:base-cell-address="Caserne.C15"/>
            <calcext:condition calcext:apply-style-name="cellule d'erreur" calcext:value="!=&quot;&quot;" calcext:base-cell-address="Caserne.C15"/>
          </calcext:conditional-format>
          <calcext:conditional-format calcext:target-range-address="'Village pêcheur'.D14:'Village pêcheur'.D14">
            <calcext:condition calcext:apply-style-name="cellule histoire" calcext:value="contains-text(&quot;GoTo&quot;)" calcext:base-cell-address="Caserne.D14"/>
            <calcext:condition calcext:apply-style-name="cellule histoire" calcext:value="contains-text(&quot;Conclude&quot;)" calcext:base-cell-address="Caserne.D14"/>
            <calcext:condition calcext:apply-style-name="cellule random" calcext:value="contains-text(&quot;RandomPercent&quot;)" calcext:base-cell-address="Caserne.D14"/>
            <calcext:condition calcext:apply-style-name="cellule random" calcext:value="contains-text(&quot;RandomRange&quot;)" calcext:base-cell-address="Caserne.D14"/>
            <calcext:condition calcext:apply-style-name="cellule personnages" calcext:value="contains-text(&quot;NewCrew&quot;)" calcext:base-cell-address="Caserne.D14"/>
            <calcext:condition calcext:apply-style-name="cellule personnages" calcext:value="contains-text(&quot;NewCharacter&quot;)" calcext:base-cell-address="Caserne.D14"/>
            <calcext:condition calcext:apply-style-name="cellule personnages" calcext:value="contains-text(&quot;HideOther&quot;)" calcext:base-cell-address="Caserne.D14"/>
            <calcext:condition calcext:apply-style-name="cellule personnages" calcext:value="contains-text(&quot;DeleteOther&quot;)" calcext:base-cell-address="Caserne.D14"/>
            <calcext:condition calcext:apply-style-name="cellule narrateur" calcext:value="contains-text(&quot;Narrator&quot;)" calcext:base-cell-address="Caserne.D14"/>
            <calcext:condition calcext:apply-style-name="cellule set choice" calcext:value="contains-text(&quot;SetChoices&quot;)" calcext:base-cell-address="Caserne.D14"/>
            <calcext:condition calcext:apply-style-name="cellule dialogues" calcext:value="contains-text(&quot;PlayerSpeak&quot;)" calcext:base-cell-address="Caserne.D14"/>
            <calcext:condition calcext:apply-style-name="cellule dialogues" calcext:value="contains-text(&quot;OtherSpeak&quot;)" calcext:base-cell-address="Caserne.D14"/>
            <calcext:condition calcext:apply-style-name="cellule argent" calcext:value="contains-text(&quot;CheckGold&quot;)" calcext:base-cell-address="Caserne.D14"/>
            <calcext:condition calcext:apply-style-name="cellule argent" calcext:value="contains-text(&quot;RemoveGold&quot;)" calcext:base-cell-address="Caserne.D14"/>
            <calcext:condition calcext:apply-style-name="cellule argent" calcext:value="contains-text(&quot;AddGold&quot;)" calcext:base-cell-address="Caserne.D14"/>
            <calcext:condition calcext:apply-style-name="cellule argent" calcext:value="contains-text(&quot;Loot&quot;)" calcext:base-cell-address="Caserne.D14"/>
            <calcext:condition calcext:apply-style-name="cellule argent" calcext:value="contains-text(&quot;Trade&quot;)" calcext:base-cell-address="Caserne.D14"/>
            <calcext:condition calcext:apply-style-name="cellule combat" calcext:value="contains-text(&quot;LaunchCombat&quot;)" calcext:base-cell-address="Caserne.D14"/>
            <calcext:condition calcext:apply-style-name="cellule indice" calcext:value="contains-text(&quot;CheckFormula&quot;)" calcext:base-cell-address="Caserne.D14"/>
            <calcext:condition calcext:apply-style-name="cellule indice" calcext:value="contains-text(&quot;GiveDirection&quot;)" calcext:base-cell-address="Caserne.D14"/>
            <calcext:condition calcext:apply-style-name="cellule temps" calcext:value="contains-text(&quot;SetWeather&quot;)" calcext:base-cell-address="Caserne.D14"/>
            <calcext:condition calcext:apply-style-name="cellule temps" calcext:value="contains-text(&quot;SwitchWeather&quot;)" calcext:base-cell-address="Caserne.D14"/>
            <calcext:condition calcext:apply-style-name="cellule temps" calcext:value="contains-text(&quot;NextDay&quot;)" calcext:base-cell-address="Caserne.D14"/>
            <calcext:condition calcext:apply-style-name="cellule temps" calcext:value="contains-text(&quot;CheckDay&quot;)" calcext:base-cell-address="Caserne.D14"/>
            <calcext:condition calcext:apply-style-name="cellule histoire" calcext:value="contains-text(&quot;Leave&quot;)" calcext:base-cell-address="Caserne.D14"/>
            <calcext:condition calcext:apply-style-name="cellule choice" calcext:value="contains-text(&quot;Choice&quot;)" calcext:base-cell-address="Caserne.D14"/>
            <calcext:condition calcext:apply-style-name="cellule d'erreur" calcext:value="!=&quot;&quot;" calcext:base-cell-address="Caserne.D14"/>
          </calcext:conditional-format>
          <calcext:conditional-format calcext:target-range-address="'Village pêcheur'.D14:'Village pêcheur'.D14">
            <calcext:condition calcext:apply-style-name="cellule histoire" calcext:value="contains-text(&quot;GoTo&quot;)" calcext:base-cell-address="Caserne.D14"/>
            <calcext:condition calcext:apply-style-name="cellule histoire" calcext:value="contains-text(&quot;Conclude&quot;)" calcext:base-cell-address="Caserne.D14"/>
            <calcext:condition calcext:apply-style-name="cellule random" calcext:value="contains-text(&quot;RandomPercent&quot;)" calcext:base-cell-address="Caserne.D14"/>
            <calcext:condition calcext:apply-style-name="cellule random" calcext:value="contains-text(&quot;RandomRange&quot;)" calcext:base-cell-address="Caserne.D14"/>
            <calcext:condition calcext:apply-style-name="cellule personnages" calcext:value="contains-text(&quot;NewCrew&quot;)" calcext:base-cell-address="Caserne.D14"/>
            <calcext:condition calcext:apply-style-name="cellule personnages" calcext:value="contains-text(&quot;NewCharacter&quot;)" calcext:base-cell-address="Caserne.D14"/>
            <calcext:condition calcext:apply-style-name="cellule personnages" calcext:value="contains-text(&quot;HideOther&quot;)" calcext:base-cell-address="Caserne.D14"/>
            <calcext:condition calcext:apply-style-name="cellule personnages" calcext:value="contains-text(&quot;DeleteOther&quot;)" calcext:base-cell-address="Caserne.D14"/>
            <calcext:condition calcext:apply-style-name="cellule narrateur" calcext:value="contains-text(&quot;Narrator&quot;)" calcext:base-cell-address="Caserne.D14"/>
            <calcext:condition calcext:apply-style-name="cellule set choice" calcext:value="contains-text(&quot;SetChoices&quot;)" calcext:base-cell-address="Caserne.D14"/>
            <calcext:condition calcext:apply-style-name="cellule dialogues" calcext:value="contains-text(&quot;PlayerSpeak&quot;)" calcext:base-cell-address="Caserne.D14"/>
            <calcext:condition calcext:apply-style-name="cellule dialogues" calcext:value="contains-text(&quot;OtherSpeak&quot;)" calcext:base-cell-address="Caserne.D14"/>
            <calcext:condition calcext:apply-style-name="cellule argent" calcext:value="contains-text(&quot;CheckGold&quot;)" calcext:base-cell-address="Caserne.D14"/>
            <calcext:condition calcext:apply-style-name="cellule argent" calcext:value="contains-text(&quot;RemoveGold&quot;)" calcext:base-cell-address="Caserne.D14"/>
            <calcext:condition calcext:apply-style-name="cellule argent" calcext:value="contains-text(&quot;AddGold&quot;)" calcext:base-cell-address="Caserne.D14"/>
            <calcext:condition calcext:apply-style-name="cellule argent" calcext:value="contains-text(&quot;Loot&quot;)" calcext:base-cell-address="Caserne.D14"/>
            <calcext:condition calcext:apply-style-name="cellule argent" calcext:value="contains-text(&quot;Trade&quot;)" calcext:base-cell-address="Caserne.D14"/>
            <calcext:condition calcext:apply-style-name="cellule combat" calcext:value="contains-text(&quot;LaunchCombat&quot;)" calcext:base-cell-address="Caserne.D14"/>
            <calcext:condition calcext:apply-style-name="cellule indice" calcext:value="contains-text(&quot;CheckFormula&quot;)" calcext:base-cell-address="Caserne.D14"/>
            <calcext:condition calcext:apply-style-name="cellule indice" calcext:value="contains-text(&quot;GiveDirection&quot;)" calcext:base-cell-address="Caserne.D14"/>
            <calcext:condition calcext:apply-style-name="cellule temps" calcext:value="contains-text(&quot;SetWeather&quot;)" calcext:base-cell-address="Caserne.D14"/>
            <calcext:condition calcext:apply-style-name="cellule temps" calcext:value="contains-text(&quot;SwitchWeather&quot;)" calcext:base-cell-address="Caserne.D14"/>
            <calcext:condition calcext:apply-style-name="cellule temps" calcext:value="contains-text(&quot;NextDay&quot;)" calcext:base-cell-address="Caserne.D14"/>
            <calcext:condition calcext:apply-style-name="cellule temps" calcext:value="contains-text(&quot;CheckDay&quot;)" calcext:base-cell-address="Caserne.D14"/>
            <calcext:condition calcext:apply-style-name="cellule histoire" calcext:value="contains-text(&quot;Leave&quot;)" calcext:base-cell-address="Caserne.D14"/>
            <calcext:condition calcext:apply-style-name="cellule choice" calcext:value="contains-text(&quot;Choice&quot;)" calcext:base-cell-address="Caserne.D14"/>
            <calcext:condition calcext:apply-style-name="cellule d'erreur" calcext:value="!=&quot;&quot;" calcext:base-cell-address="Caserne.D14"/>
          </calcext:conditional-format>
          <calcext:conditional-format calcext:target-range-address="'Village pêcheur'.E12:'Village pêcheur'.E12">
            <calcext:condition calcext:apply-style-name="cellule histoire" calcext:value="contains-text(&quot;GoTo&quot;)" calcext:base-cell-address="Caserne.E12"/>
            <calcext:condition calcext:apply-style-name="cellule histoire" calcext:value="contains-text(&quot;Conclude&quot;)" calcext:base-cell-address="Caserne.E12"/>
            <calcext:condition calcext:apply-style-name="cellule random" calcext:value="contains-text(&quot;RandomPercent&quot;)" calcext:base-cell-address="Caserne.E12"/>
            <calcext:condition calcext:apply-style-name="cellule random" calcext:value="contains-text(&quot;RandomRange&quot;)" calcext:base-cell-address="Caserne.E12"/>
            <calcext:condition calcext:apply-style-name="cellule personnages" calcext:value="contains-text(&quot;NewCrew&quot;)" calcext:base-cell-address="Caserne.E12"/>
            <calcext:condition calcext:apply-style-name="cellule personnages" calcext:value="contains-text(&quot;NewCharacter&quot;)" calcext:base-cell-address="Caserne.E12"/>
            <calcext:condition calcext:apply-style-name="cellule personnages" calcext:value="contains-text(&quot;HideOther&quot;)" calcext:base-cell-address="Caserne.E12"/>
            <calcext:condition calcext:apply-style-name="cellule personnages" calcext:value="contains-text(&quot;DeleteOther&quot;)" calcext:base-cell-address="Caserne.E12"/>
            <calcext:condition calcext:apply-style-name="cellule narrateur" calcext:value="contains-text(&quot;Narrator&quot;)" calcext:base-cell-address="Caserne.E12"/>
            <calcext:condition calcext:apply-style-name="cellule set choice" calcext:value="contains-text(&quot;SetChoices&quot;)" calcext:base-cell-address="Caserne.E12"/>
            <calcext:condition calcext:apply-style-name="cellule dialogues" calcext:value="contains-text(&quot;PlayerSpeak&quot;)" calcext:base-cell-address="Caserne.E12"/>
            <calcext:condition calcext:apply-style-name="cellule dialogues" calcext:value="contains-text(&quot;OtherSpeak&quot;)" calcext:base-cell-address="Caserne.E12"/>
            <calcext:condition calcext:apply-style-name="cellule argent" calcext:value="contains-text(&quot;CheckGold&quot;)" calcext:base-cell-address="Caserne.E12"/>
            <calcext:condition calcext:apply-style-name="cellule argent" calcext:value="contains-text(&quot;RemoveGold&quot;)" calcext:base-cell-address="Caserne.E12"/>
            <calcext:condition calcext:apply-style-name="cellule argent" calcext:value="contains-text(&quot;AddGold&quot;)" calcext:base-cell-address="Caserne.E12"/>
            <calcext:condition calcext:apply-style-name="cellule argent" calcext:value="contains-text(&quot;Loot&quot;)" calcext:base-cell-address="Caserne.E12"/>
            <calcext:condition calcext:apply-style-name="cellule argent" calcext:value="contains-text(&quot;Trade&quot;)" calcext:base-cell-address="Caserne.E12"/>
            <calcext:condition calcext:apply-style-name="cellule combat" calcext:value="contains-text(&quot;LaunchCombat&quot;)" calcext:base-cell-address="Caserne.E12"/>
            <calcext:condition calcext:apply-style-name="cellule indice" calcext:value="contains-text(&quot;CheckFormula&quot;)" calcext:base-cell-address="Caserne.E12"/>
            <calcext:condition calcext:apply-style-name="cellule indice" calcext:value="contains-text(&quot;GiveDirection&quot;)" calcext:base-cell-address="Caserne.E12"/>
            <calcext:condition calcext:apply-style-name="cellule temps" calcext:value="contains-text(&quot;SetWeather&quot;)" calcext:base-cell-address="Caserne.E12"/>
            <calcext:condition calcext:apply-style-name="cellule temps" calcext:value="contains-text(&quot;SwitchWeather&quot;)" calcext:base-cell-address="Caserne.E12"/>
            <calcext:condition calcext:apply-style-name="cellule temps" calcext:value="contains-text(&quot;NextDay&quot;)" calcext:base-cell-address="Caserne.E12"/>
            <calcext:condition calcext:apply-style-name="cellule temps" calcext:value="contains-text(&quot;CheckDay&quot;)" calcext:base-cell-address="Caserne.E12"/>
            <calcext:condition calcext:apply-style-name="cellule histoire" calcext:value="contains-text(&quot;Leave&quot;)" calcext:base-cell-address="Caserne.E12"/>
            <calcext:condition calcext:apply-style-name="cellule choice" calcext:value="contains-text(&quot;Choice&quot;)" calcext:base-cell-address="Caserne.E12"/>
            <calcext:condition calcext:apply-style-name="cellule d'erreur" calcext:value="!=&quot;&quot;" calcext:base-cell-address="Caserne.E12"/>
          </calcext:conditional-format>
          <calcext:conditional-format calcext:target-range-address="'Village pêcheur'.E12:'Village pêcheur'.E12">
            <calcext:condition calcext:apply-style-name="cellule histoire" calcext:value="contains-text(&quot;GoTo&quot;)" calcext:base-cell-address="Caserne.E12"/>
            <calcext:condition calcext:apply-style-name="cellule histoire" calcext:value="contains-text(&quot;Conclude&quot;)" calcext:base-cell-address="Caserne.E12"/>
            <calcext:condition calcext:apply-style-name="cellule random" calcext:value="contains-text(&quot;RandomPercent&quot;)" calcext:base-cell-address="Caserne.E12"/>
            <calcext:condition calcext:apply-style-name="cellule random" calcext:value="contains-text(&quot;RandomRange&quot;)" calcext:base-cell-address="Caserne.E12"/>
            <calcext:condition calcext:apply-style-name="cellule personnages" calcext:value="contains-text(&quot;NewCrew&quot;)" calcext:base-cell-address="Caserne.E12"/>
            <calcext:condition calcext:apply-style-name="cellule personnages" calcext:value="contains-text(&quot;NewCharacter&quot;)" calcext:base-cell-address="Caserne.E12"/>
            <calcext:condition calcext:apply-style-name="cellule personnages" calcext:value="contains-text(&quot;HideOther&quot;)" calcext:base-cell-address="Caserne.E12"/>
            <calcext:condition calcext:apply-style-name="cellule personnages" calcext:value="contains-text(&quot;DeleteOther&quot;)" calcext:base-cell-address="Caserne.E12"/>
            <calcext:condition calcext:apply-style-name="cellule narrateur" calcext:value="contains-text(&quot;Narrator&quot;)" calcext:base-cell-address="Caserne.E12"/>
            <calcext:condition calcext:apply-style-name="cellule set choice" calcext:value="contains-text(&quot;SetChoices&quot;)" calcext:base-cell-address="Caserne.E12"/>
            <calcext:condition calcext:apply-style-name="cellule dialogues" calcext:value="contains-text(&quot;PlayerSpeak&quot;)" calcext:base-cell-address="Caserne.E12"/>
            <calcext:condition calcext:apply-style-name="cellule dialogues" calcext:value="contains-text(&quot;OtherSpeak&quot;)" calcext:base-cell-address="Caserne.E12"/>
            <calcext:condition calcext:apply-style-name="cellule argent" calcext:value="contains-text(&quot;CheckGold&quot;)" calcext:base-cell-address="Caserne.E12"/>
            <calcext:condition calcext:apply-style-name="cellule argent" calcext:value="contains-text(&quot;RemoveGold&quot;)" calcext:base-cell-address="Caserne.E12"/>
            <calcext:condition calcext:apply-style-name="cellule argent" calcext:value="contains-text(&quot;AddGold&quot;)" calcext:base-cell-address="Caserne.E12"/>
            <calcext:condition calcext:apply-style-name="cellule argent" calcext:value="contains-text(&quot;Loot&quot;)" calcext:base-cell-address="Caserne.E12"/>
            <calcext:condition calcext:apply-style-name="cellule argent" calcext:value="contains-text(&quot;Trade&quot;)" calcext:base-cell-address="Caserne.E12"/>
            <calcext:condition calcext:apply-style-name="cellule combat" calcext:value="contains-text(&quot;LaunchCombat&quot;)" calcext:base-cell-address="Caserne.E12"/>
            <calcext:condition calcext:apply-style-name="cellule indice" calcext:value="contains-text(&quot;CheckFormula&quot;)" calcext:base-cell-address="Caserne.E12"/>
            <calcext:condition calcext:apply-style-name="cellule indice" calcext:value="contains-text(&quot;GiveDirection&quot;)" calcext:base-cell-address="Caserne.E12"/>
            <calcext:condition calcext:apply-style-name="cellule temps" calcext:value="contains-text(&quot;SetWeather&quot;)" calcext:base-cell-address="Caserne.E12"/>
            <calcext:condition calcext:apply-style-name="cellule temps" calcext:value="contains-text(&quot;SwitchWeather&quot;)" calcext:base-cell-address="Caserne.E12"/>
            <calcext:condition calcext:apply-style-name="cellule temps" calcext:value="contains-text(&quot;NextDay&quot;)" calcext:base-cell-address="Caserne.E12"/>
            <calcext:condition calcext:apply-style-name="cellule temps" calcext:value="contains-text(&quot;CheckDay&quot;)" calcext:base-cell-address="Caserne.E12"/>
            <calcext:condition calcext:apply-style-name="cellule histoire" calcext:value="contains-text(&quot;Leave&quot;)" calcext:base-cell-address="Caserne.E12"/>
            <calcext:condition calcext:apply-style-name="cellule choice" calcext:value="contains-text(&quot;Choice&quot;)" calcext:base-cell-address="Caserne.E12"/>
            <calcext:condition calcext:apply-style-name="cellule d'erreur" calcext:value="!=&quot;&quot;" calcext:base-cell-address="Caserne.E12"/>
          </calcext:conditional-format>
          <calcext:conditional-format calcext:target-range-address="'Village pêcheur'.C10:'Village pêcheur'.C10">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C10:'Village pêcheur'.C10">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C10:'Village pêcheur'.C10">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C10:'Village pêcheur'.C10">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C10:'Village pêcheur'.C10">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C10:'Village pêcheur'.C10">
            <calcext:condition calcext:apply-style-name="cellule histoire" calcext:value="contains-text(&quot;GoTo&quot;)" calcext:base-cell-address="Caserne.C10"/>
            <calcext:condition calcext:apply-style-name="cellule histoire" calcext:value="contains-text(&quot;Conclude&quot;)" calcext:base-cell-address="Caserne.C10"/>
            <calcext:condition calcext:apply-style-name="cellule random" calcext:value="contains-text(&quot;RandomPercent&quot;)" calcext:base-cell-address="Caserne.C10"/>
            <calcext:condition calcext:apply-style-name="cellule random" calcext:value="contains-text(&quot;RandomRange&quot;)" calcext:base-cell-address="Caserne.C10"/>
            <calcext:condition calcext:apply-style-name="cellule personnages" calcext:value="contains-text(&quot;NewCrew&quot;)" calcext:base-cell-address="Caserne.C10"/>
            <calcext:condition calcext:apply-style-name="cellule personnages" calcext:value="contains-text(&quot;NewCharacter&quot;)" calcext:base-cell-address="Caserne.C10"/>
            <calcext:condition calcext:apply-style-name="cellule personnages" calcext:value="contains-text(&quot;HideOther&quot;)" calcext:base-cell-address="Caserne.C10"/>
            <calcext:condition calcext:apply-style-name="cellule personnages" calcext:value="contains-text(&quot;DeleteOther&quot;)" calcext:base-cell-address="Caserne.C10"/>
            <calcext:condition calcext:apply-style-name="cellule narrateur" calcext:value="contains-text(&quot;Narrator&quot;)" calcext:base-cell-address="Caserne.C10"/>
            <calcext:condition calcext:apply-style-name="cellule set choice" calcext:value="contains-text(&quot;SetChoices&quot;)" calcext:base-cell-address="Caserne.C10"/>
            <calcext:condition calcext:apply-style-name="cellule dialogues" calcext:value="contains-text(&quot;PlayerSpeak&quot;)" calcext:base-cell-address="Caserne.C10"/>
            <calcext:condition calcext:apply-style-name="cellule dialogues" calcext:value="contains-text(&quot;OtherSpeak&quot;)" calcext:base-cell-address="Caserne.C10"/>
            <calcext:condition calcext:apply-style-name="cellule argent" calcext:value="contains-text(&quot;CheckGold&quot;)" calcext:base-cell-address="Caserne.C10"/>
            <calcext:condition calcext:apply-style-name="cellule argent" calcext:value="contains-text(&quot;RemoveGold&quot;)" calcext:base-cell-address="Caserne.C10"/>
            <calcext:condition calcext:apply-style-name="cellule argent" calcext:value="contains-text(&quot;AddGold&quot;)" calcext:base-cell-address="Caserne.C10"/>
            <calcext:condition calcext:apply-style-name="cellule argent" calcext:value="contains-text(&quot;Loot&quot;)" calcext:base-cell-address="Caserne.C10"/>
            <calcext:condition calcext:apply-style-name="cellule argent" calcext:value="contains-text(&quot;Trade&quot;)" calcext:base-cell-address="Caserne.C10"/>
            <calcext:condition calcext:apply-style-name="cellule combat" calcext:value="contains-text(&quot;LaunchCombat&quot;)" calcext:base-cell-address="Caserne.C10"/>
            <calcext:condition calcext:apply-style-name="cellule indice" calcext:value="contains-text(&quot;CheckFormula&quot;)" calcext:base-cell-address="Caserne.C10"/>
            <calcext:condition calcext:apply-style-name="cellule indice" calcext:value="contains-text(&quot;GiveDirection&quot;)" calcext:base-cell-address="Caserne.C10"/>
            <calcext:condition calcext:apply-style-name="cellule temps" calcext:value="contains-text(&quot;SetWeather&quot;)" calcext:base-cell-address="Caserne.C10"/>
            <calcext:condition calcext:apply-style-name="cellule temps" calcext:value="contains-text(&quot;SwitchWeather&quot;)" calcext:base-cell-address="Caserne.C10"/>
            <calcext:condition calcext:apply-style-name="cellule temps" calcext:value="contains-text(&quot;NextDay&quot;)" calcext:base-cell-address="Caserne.C10"/>
            <calcext:condition calcext:apply-style-name="cellule temps" calcext:value="contains-text(&quot;CheckDay&quot;)" calcext:base-cell-address="Caserne.C10"/>
            <calcext:condition calcext:apply-style-name="cellule histoire" calcext:value="contains-text(&quot;Leave&quot;)" calcext:base-cell-address="Caserne.C10"/>
            <calcext:condition calcext:apply-style-name="cellule choice" calcext:value="contains-text(&quot;Choice&quot;)" calcext:base-cell-address="Caserne.C10"/>
            <calcext:condition calcext:apply-style-name="cellule d'erreur" calcext:value="!=&quot;&quot;" calcext:base-cell-address="Caserne.C10"/>
          </calcext:conditional-format>
          <calcext:conditional-format calcext:target-range-address="'Village pêcheur'.C12:'Village pêcheur'.C12">
            <calcext:condition calcext:apply-style-name="cellule histoire" calcext:value="contains-text(&quot;GoTo&quot;)" calcext:base-cell-address="Caserne.C12"/>
            <calcext:condition calcext:apply-style-name="cellule histoire" calcext:value="contains-text(&quot;Conclude&quot;)" calcext:base-cell-address="Caserne.C12"/>
            <calcext:condition calcext:apply-style-name="cellule random" calcext:value="contains-text(&quot;RandomPercent&quot;)" calcext:base-cell-address="Caserne.C12"/>
            <calcext:condition calcext:apply-style-name="cellule random" calcext:value="contains-text(&quot;RandomRange&quot;)" calcext:base-cell-address="Caserne.C12"/>
            <calcext:condition calcext:apply-style-name="cellule personnages" calcext:value="contains-text(&quot;NewCrew&quot;)" calcext:base-cell-address="Caserne.C12"/>
            <calcext:condition calcext:apply-style-name="cellule personnages" calcext:value="contains-text(&quot;NewCharacter&quot;)" calcext:base-cell-address="Caserne.C12"/>
            <calcext:condition calcext:apply-style-name="cellule personnages" calcext:value="contains-text(&quot;HideOther&quot;)" calcext:base-cell-address="Caserne.C12"/>
            <calcext:condition calcext:apply-style-name="cellule personnages" calcext:value="contains-text(&quot;DeleteOther&quot;)" calcext:base-cell-address="Caserne.C12"/>
            <calcext:condition calcext:apply-style-name="cellule narrateur" calcext:value="contains-text(&quot;Narrator&quot;)" calcext:base-cell-address="Caserne.C12"/>
            <calcext:condition calcext:apply-style-name="cellule set choice" calcext:value="contains-text(&quot;SetChoices&quot;)" calcext:base-cell-address="Caserne.C12"/>
            <calcext:condition calcext:apply-style-name="cellule dialogues" calcext:value="contains-text(&quot;PlayerSpeak&quot;)" calcext:base-cell-address="Caserne.C12"/>
            <calcext:condition calcext:apply-style-name="cellule dialogues" calcext:value="contains-text(&quot;OtherSpeak&quot;)" calcext:base-cell-address="Caserne.C12"/>
            <calcext:condition calcext:apply-style-name="cellule argent" calcext:value="contains-text(&quot;CheckGold&quot;)" calcext:base-cell-address="Caserne.C12"/>
            <calcext:condition calcext:apply-style-name="cellule argent" calcext:value="contains-text(&quot;RemoveGold&quot;)" calcext:base-cell-address="Caserne.C12"/>
            <calcext:condition calcext:apply-style-name="cellule argent" calcext:value="contains-text(&quot;AddGold&quot;)" calcext:base-cell-address="Caserne.C12"/>
            <calcext:condition calcext:apply-style-name="cellule argent" calcext:value="contains-text(&quot;Loot&quot;)" calcext:base-cell-address="Caserne.C12"/>
            <calcext:condition calcext:apply-style-name="cellule argent" calcext:value="contains-text(&quot;Trade&quot;)" calcext:base-cell-address="Caserne.C12"/>
            <calcext:condition calcext:apply-style-name="cellule combat" calcext:value="contains-text(&quot;LaunchCombat&quot;)" calcext:base-cell-address="Caserne.C12"/>
            <calcext:condition calcext:apply-style-name="cellule indice" calcext:value="contains-text(&quot;CheckFormula&quot;)" calcext:base-cell-address="Caserne.C12"/>
            <calcext:condition calcext:apply-style-name="cellule indice" calcext:value="contains-text(&quot;GiveDirection&quot;)" calcext:base-cell-address="Caserne.C12"/>
            <calcext:condition calcext:apply-style-name="cellule temps" calcext:value="contains-text(&quot;SetWeather&quot;)" calcext:base-cell-address="Caserne.C12"/>
            <calcext:condition calcext:apply-style-name="cellule temps" calcext:value="contains-text(&quot;SwitchWeather&quot;)" calcext:base-cell-address="Caserne.C12"/>
            <calcext:condition calcext:apply-style-name="cellule temps" calcext:value="contains-text(&quot;NextDay&quot;)" calcext:base-cell-address="Caserne.C12"/>
            <calcext:condition calcext:apply-style-name="cellule temps" calcext:value="contains-text(&quot;CheckDay&quot;)" calcext:base-cell-address="Caserne.C12"/>
            <calcext:condition calcext:apply-style-name="cellule histoire" calcext:value="contains-text(&quot;Leave&quot;)" calcext:base-cell-address="Caserne.C12"/>
            <calcext:condition calcext:apply-style-name="cellule choice" calcext:value="contains-text(&quot;Choice&quot;)" calcext:base-cell-address="Caserne.C12"/>
            <calcext:condition calcext:apply-style-name="cellule d'erreur" calcext:value="!=&quot;&quot;" calcext:base-cell-address="Caserne.C12"/>
          </calcext:conditional-format>
          <calcext:conditional-format calcext:target-range-address="'Village pêcheur'.C12:'Village pêcheur'.C12">
            <calcext:condition calcext:apply-style-name="cellule histoire" calcext:value="contains-text(&quot;GoTo&quot;)" calcext:base-cell-address="Caserne.C12"/>
            <calcext:condition calcext:apply-style-name="cellule histoire" calcext:value="contains-text(&quot;Conclude&quot;)" calcext:base-cell-address="Caserne.C12"/>
            <calcext:condition calcext:apply-style-name="cellule random" calcext:value="contains-text(&quot;RandomPercent&quot;)" calcext:base-cell-address="Caserne.C12"/>
            <calcext:condition calcext:apply-style-name="cellule random" calcext:value="contains-text(&quot;RandomRange&quot;)" calcext:base-cell-address="Caserne.C12"/>
            <calcext:condition calcext:apply-style-name="cellule personnages" calcext:value="contains-text(&quot;NewCrew&quot;)" calcext:base-cell-address="Caserne.C12"/>
            <calcext:condition calcext:apply-style-name="cellule personnages" calcext:value="contains-text(&quot;NewCharacter&quot;)" calcext:base-cell-address="Caserne.C12"/>
            <calcext:condition calcext:apply-style-name="cellule personnages" calcext:value="contains-text(&quot;HideOther&quot;)" calcext:base-cell-address="Caserne.C12"/>
            <calcext:condition calcext:apply-style-name="cellule personnages" calcext:value="contains-text(&quot;DeleteOther&quot;)" calcext:base-cell-address="Caserne.C12"/>
            <calcext:condition calcext:apply-style-name="cellule narrateur" calcext:value="contains-text(&quot;Narrator&quot;)" calcext:base-cell-address="Caserne.C12"/>
            <calcext:condition calcext:apply-style-name="cellule set choice" calcext:value="contains-text(&quot;SetChoices&quot;)" calcext:base-cell-address="Caserne.C12"/>
            <calcext:condition calcext:apply-style-name="cellule dialogues" calcext:value="contains-text(&quot;PlayerSpeak&quot;)" calcext:base-cell-address="Caserne.C12"/>
            <calcext:condition calcext:apply-style-name="cellule dialogues" calcext:value="contains-text(&quot;OtherSpeak&quot;)" calcext:base-cell-address="Caserne.C12"/>
            <calcext:condition calcext:apply-style-name="cellule argent" calcext:value="contains-text(&quot;CheckGold&quot;)" calcext:base-cell-address="Caserne.C12"/>
            <calcext:condition calcext:apply-style-name="cellule argent" calcext:value="contains-text(&quot;RemoveGold&quot;)" calcext:base-cell-address="Caserne.C12"/>
            <calcext:condition calcext:apply-style-name="cellule argent" calcext:value="contains-text(&quot;AddGold&quot;)" calcext:base-cell-address="Caserne.C12"/>
            <calcext:condition calcext:apply-style-name="cellule argent" calcext:value="contains-text(&quot;Loot&quot;)" calcext:base-cell-address="Caserne.C12"/>
            <calcext:condition calcext:apply-style-name="cellule argent" calcext:value="contains-text(&quot;Trade&quot;)" calcext:base-cell-address="Caserne.C12"/>
            <calcext:condition calcext:apply-style-name="cellule combat" calcext:value="contains-text(&quot;LaunchCombat&quot;)" calcext:base-cell-address="Caserne.C12"/>
            <calcext:condition calcext:apply-style-name="cellule indice" calcext:value="contains-text(&quot;CheckFormula&quot;)" calcext:base-cell-address="Caserne.C12"/>
            <calcext:condition calcext:apply-style-name="cellule indice" calcext:value="contains-text(&quot;GiveDirection&quot;)" calcext:base-cell-address="Caserne.C12"/>
            <calcext:condition calcext:apply-style-name="cellule temps" calcext:value="contains-text(&quot;SetWeather&quot;)" calcext:base-cell-address="Caserne.C12"/>
            <calcext:condition calcext:apply-style-name="cellule temps" calcext:value="contains-text(&quot;SwitchWeather&quot;)" calcext:base-cell-address="Caserne.C12"/>
            <calcext:condition calcext:apply-style-name="cellule temps" calcext:value="contains-text(&quot;NextDay&quot;)" calcext:base-cell-address="Caserne.C12"/>
            <calcext:condition calcext:apply-style-name="cellule temps" calcext:value="contains-text(&quot;CheckDay&quot;)" calcext:base-cell-address="Caserne.C12"/>
            <calcext:condition calcext:apply-style-name="cellule histoire" calcext:value="contains-text(&quot;Leave&quot;)" calcext:base-cell-address="Caserne.C12"/>
            <calcext:condition calcext:apply-style-name="cellule choice" calcext:value="contains-text(&quot;Choice&quot;)" calcext:base-cell-address="Caserne.C12"/>
            <calcext:condition calcext:apply-style-name="cellule d'erreur" calcext:value="!=&quot;&quot;" calcext:base-cell-address="Caserne.C12"/>
          </calcext:conditional-format>
          <calcext:conditional-format calcext:target-range-address="'Village pêcheur'.C12:'Village pêcheur'.C12">
            <calcext:condition calcext:apply-style-name="cellule histoire" calcext:value="contains-text(&quot;GoTo&quot;)" calcext:base-cell-address="Caserne.C12"/>
            <calcext:condition calcext:apply-style-name="cellule histoire" calcext:value="contains-text(&quot;Conclude&quot;)" calcext:base-cell-address="Caserne.C12"/>
            <calcext:condition calcext:apply-style-name="cellule random" calcext:value="contains-text(&quot;RandomPercent&quot;)" calcext:base-cell-address="Caserne.C12"/>
            <calcext:condition calcext:apply-style-name="cellule random" calcext:value="contains-text(&quot;RandomRange&quot;)" calcext:base-cell-address="Caserne.C12"/>
            <calcext:condition calcext:apply-style-name="cellule personnages" calcext:value="contains-text(&quot;NewCrew&quot;)" calcext:base-cell-address="Caserne.C12"/>
            <calcext:condition calcext:apply-style-name="cellule personnages" calcext:value="contains-text(&quot;NewCharacter&quot;)" calcext:base-cell-address="Caserne.C12"/>
            <calcext:condition calcext:apply-style-name="cellule personnages" calcext:value="contains-text(&quot;HideOther&quot;)" calcext:base-cell-address="Caserne.C12"/>
            <calcext:condition calcext:apply-style-name="cellule personnages" calcext:value="contains-text(&quot;DeleteOther&quot;)" calcext:base-cell-address="Caserne.C12"/>
            <calcext:condition calcext:apply-style-name="cellule narrateur" calcext:value="contains-text(&quot;Narrator&quot;)" calcext:base-cell-address="Caserne.C12"/>
            <calcext:condition calcext:apply-style-name="cellule set choice" calcext:value="contains-text(&quot;SetChoices&quot;)" calcext:base-cell-address="Caserne.C12"/>
            <calcext:condition calcext:apply-style-name="cellule dialogues" calcext:value="contains-text(&quot;PlayerSpeak&quot;)" calcext:base-cell-address="Caserne.C12"/>
            <calcext:condition calcext:apply-style-name="cellule dialogues" calcext:value="contains-text(&quot;OtherSpeak&quot;)" calcext:base-cell-address="Caserne.C12"/>
            <calcext:condition calcext:apply-style-name="cellule argent" calcext:value="contains-text(&quot;CheckGold&quot;)" calcext:base-cell-address="Caserne.C12"/>
            <calcext:condition calcext:apply-style-name="cellule argent" calcext:value="contains-text(&quot;RemoveGold&quot;)" calcext:base-cell-address="Caserne.C12"/>
            <calcext:condition calcext:apply-style-name="cellule argent" calcext:value="contains-text(&quot;AddGold&quot;)" calcext:base-cell-address="Caserne.C12"/>
            <calcext:condition calcext:apply-style-name="cellule argent" calcext:value="contains-text(&quot;Loot&quot;)" calcext:base-cell-address="Caserne.C12"/>
            <calcext:condition calcext:apply-style-name="cellule argent" calcext:value="contains-text(&quot;Trade&quot;)" calcext:base-cell-address="Caserne.C12"/>
            <calcext:condition calcext:apply-style-name="cellule combat" calcext:value="contains-text(&quot;LaunchCombat&quot;)" calcext:base-cell-address="Caserne.C12"/>
            <calcext:condition calcext:apply-style-name="cellule indice" calcext:value="contains-text(&quot;CheckFormula&quot;)" calcext:base-cell-address="Caserne.C12"/>
            <calcext:condition calcext:apply-style-name="cellule indice" calcext:value="contains-text(&quot;GiveDirection&quot;)" calcext:base-cell-address="Caserne.C12"/>
            <calcext:condition calcext:apply-style-name="cellule temps" calcext:value="contains-text(&quot;SetWeather&quot;)" calcext:base-cell-address="Caserne.C12"/>
            <calcext:condition calcext:apply-style-name="cellule temps" calcext:value="contains-text(&quot;SwitchWeather&quot;)" calcext:base-cell-address="Caserne.C12"/>
            <calcext:condition calcext:apply-style-name="cellule temps" calcext:value="contains-text(&quot;NextDay&quot;)" calcext:base-cell-address="Caserne.C12"/>
            <calcext:condition calcext:apply-style-name="cellule temps" calcext:value="contains-text(&quot;CheckDay&quot;)" calcext:base-cell-address="Caserne.C12"/>
            <calcext:condition calcext:apply-style-name="cellule histoire" calcext:value="contains-text(&quot;Leave&quot;)" calcext:base-cell-address="Caserne.C12"/>
            <calcext:condition calcext:apply-style-name="cellule choice" calcext:value="contains-text(&quot;Choice&quot;)" calcext:base-cell-address="Caserne.C12"/>
            <calcext:condition calcext:apply-style-name="cellule d'erreur" calcext:value="!=&quot;&quot;" calcext:base-cell-address="Caserne.C12"/>
          </calcext:conditional-format>
          <calcext:conditional-format calcext:target-range-address="'Village pêcheur'.C12:'Village pêcheur'.C12">
            <calcext:condition calcext:apply-style-name="cellule histoire" calcext:value="contains-text(&quot;GoTo&quot;)" calcext:base-cell-address="Caserne.C12"/>
            <calcext:condition calcext:apply-style-name="cellule histoire" calcext:value="contains-text(&quot;Conclude&quot;)" calcext:base-cell-address="Caserne.C12"/>
            <calcext:condition calcext:apply-style-name="cellule random" calcext:value="contains-text(&quot;RandomPercent&quot;)" calcext:base-cell-address="Caserne.C12"/>
            <calcext:condition calcext:apply-style-name="cellule random" calcext:value="contains-text(&quot;RandomRange&quot;)" calcext:base-cell-address="Caserne.C12"/>
            <calcext:condition calcext:apply-style-name="cellule personnages" calcext:value="contains-text(&quot;NewCrew&quot;)" calcext:base-cell-address="Caserne.C12"/>
            <calcext:condition calcext:apply-style-name="cellule personnages" calcext:value="contains-text(&quot;NewCharacter&quot;)" calcext:base-cell-address="Caserne.C12"/>
            <calcext:condition calcext:apply-style-name="cellule personnages" calcext:value="contains-text(&quot;HideOther&quot;)" calcext:base-cell-address="Caserne.C12"/>
            <calcext:condition calcext:apply-style-name="cellule personnages" calcext:value="contains-text(&quot;DeleteOther&quot;)" calcext:base-cell-address="Caserne.C12"/>
            <calcext:condition calcext:apply-style-name="cellule narrateur" calcext:value="contains-text(&quot;Narrator&quot;)" calcext:base-cell-address="Caserne.C12"/>
            <calcext:condition calcext:apply-style-name="cellule set choice" calcext:value="contains-text(&quot;SetChoices&quot;)" calcext:base-cell-address="Caserne.C12"/>
            <calcext:condition calcext:apply-style-name="cellule dialogues" calcext:value="contains-text(&quot;PlayerSpeak&quot;)" calcext:base-cell-address="Caserne.C12"/>
            <calcext:condition calcext:apply-style-name="cellule dialogues" calcext:value="contains-text(&quot;OtherSpeak&quot;)" calcext:base-cell-address="Caserne.C12"/>
            <calcext:condition calcext:apply-style-name="cellule argent" calcext:value="contains-text(&quot;CheckGold&quot;)" calcext:base-cell-address="Caserne.C12"/>
            <calcext:condition calcext:apply-style-name="cellule argent" calcext:value="contains-text(&quot;RemoveGold&quot;)" calcext:base-cell-address="Caserne.C12"/>
            <calcext:condition calcext:apply-style-name="cellule argent" calcext:value="contains-text(&quot;AddGold&quot;)" calcext:base-cell-address="Caserne.C12"/>
            <calcext:condition calcext:apply-style-name="cellule argent" calcext:value="contains-text(&quot;Loot&quot;)" calcext:base-cell-address="Caserne.C12"/>
            <calcext:condition calcext:apply-style-name="cellule argent" calcext:value="contains-text(&quot;Trade&quot;)" calcext:base-cell-address="Caserne.C12"/>
            <calcext:condition calcext:apply-style-name="cellule combat" calcext:value="contains-text(&quot;LaunchCombat&quot;)" calcext:base-cell-address="Caserne.C12"/>
            <calcext:condition calcext:apply-style-name="cellule indice" calcext:value="contains-text(&quot;CheckFormula&quot;)" calcext:base-cell-address="Caserne.C12"/>
            <calcext:condition calcext:apply-style-name="cellule indice" calcext:value="contains-text(&quot;GiveDirection&quot;)" calcext:base-cell-address="Caserne.C12"/>
            <calcext:condition calcext:apply-style-name="cellule temps" calcext:value="contains-text(&quot;SetWeather&quot;)" calcext:base-cell-address="Caserne.C12"/>
            <calcext:condition calcext:apply-style-name="cellule temps" calcext:value="contains-text(&quot;SwitchWeather&quot;)" calcext:base-cell-address="Caserne.C12"/>
            <calcext:condition calcext:apply-style-name="cellule temps" calcext:value="contains-text(&quot;NextDay&quot;)" calcext:base-cell-address="Caserne.C12"/>
            <calcext:condition calcext:apply-style-name="cellule temps" calcext:value="contains-text(&quot;CheckDay&quot;)" calcext:base-cell-address="Caserne.C12"/>
            <calcext:condition calcext:apply-style-name="cellule histoire" calcext:value="contains-text(&quot;Leave&quot;)" calcext:base-cell-address="Caserne.C12"/>
            <calcext:condition calcext:apply-style-name="cellule choice" calcext:value="contains-text(&quot;Choice&quot;)" calcext:base-cell-address="Caserne.C12"/>
            <calcext:condition calcext:apply-style-name="cellule d'erreur" calcext:value="!=&quot;&quot;" calcext:base-cell-address="Caserne.C12"/>
          </calcext:conditional-format>
          <calcext:conditional-format calcext:target-range-address="'Village pêcheur'.C12:'Village pêcheur'.C12">
            <calcext:condition calcext:apply-style-name="cellule histoire" calcext:value="contains-text(&quot;GoTo&quot;)" calcext:base-cell-address="Caserne.C12"/>
            <calcext:condition calcext:apply-style-name="cellule histoire" calcext:value="contains-text(&quot;Conclude&quot;)" calcext:base-cell-address="Caserne.C12"/>
            <calcext:condition calcext:apply-style-name="cellule random" calcext:value="contains-text(&quot;RandomPercent&quot;)" calcext:base-cell-address="Caserne.C12"/>
            <calcext:condition calcext:apply-style-name="cellule random" calcext:value="contains-text(&quot;RandomRange&quot;)" calcext:base-cell-address="Caserne.C12"/>
            <calcext:condition calcext:apply-style-name="cellule personnages" calcext:value="contains-text(&quot;NewCrew&quot;)" calcext:base-cell-address="Caserne.C12"/>
            <calcext:condition calcext:apply-style-name="cellule personnages" calcext:value="contains-text(&quot;NewCharacter&quot;)" calcext:base-cell-address="Caserne.C12"/>
            <calcext:condition calcext:apply-style-name="cellule personnages" calcext:value="contains-text(&quot;HideOther&quot;)" calcext:base-cell-address="Caserne.C12"/>
            <calcext:condition calcext:apply-style-name="cellule personnages" calcext:value="contains-text(&quot;DeleteOther&quot;)" calcext:base-cell-address="Caserne.C12"/>
            <calcext:condition calcext:apply-style-name="cellule narrateur" calcext:value="contains-text(&quot;Narrator&quot;)" calcext:base-cell-address="Caserne.C12"/>
            <calcext:condition calcext:apply-style-name="cellule set choice" calcext:value="contains-text(&quot;SetChoices&quot;)" calcext:base-cell-address="Caserne.C12"/>
            <calcext:condition calcext:apply-style-name="cellule dialogues" calcext:value="contains-text(&quot;PlayerSpeak&quot;)" calcext:base-cell-address="Caserne.C12"/>
            <calcext:condition calcext:apply-style-name="cellule dialogues" calcext:value="contains-text(&quot;OtherSpeak&quot;)" calcext:base-cell-address="Caserne.C12"/>
            <calcext:condition calcext:apply-style-name="cellule argent" calcext:value="contains-text(&quot;CheckGold&quot;)" calcext:base-cell-address="Caserne.C12"/>
            <calcext:condition calcext:apply-style-name="cellule argent" calcext:value="contains-text(&quot;RemoveGold&quot;)" calcext:base-cell-address="Caserne.C12"/>
            <calcext:condition calcext:apply-style-name="cellule argent" calcext:value="contains-text(&quot;AddGold&quot;)" calcext:base-cell-address="Caserne.C12"/>
            <calcext:condition calcext:apply-style-name="cellule argent" calcext:value="contains-text(&quot;Loot&quot;)" calcext:base-cell-address="Caserne.C12"/>
            <calcext:condition calcext:apply-style-name="cellule argent" calcext:value="contains-text(&quot;Trade&quot;)" calcext:base-cell-address="Caserne.C12"/>
            <calcext:condition calcext:apply-style-name="cellule combat" calcext:value="contains-text(&quot;LaunchCombat&quot;)" calcext:base-cell-address="Caserne.C12"/>
            <calcext:condition calcext:apply-style-name="cellule indice" calcext:value="contains-text(&quot;CheckFormula&quot;)" calcext:base-cell-address="Caserne.C12"/>
            <calcext:condition calcext:apply-style-name="cellule indice" calcext:value="contains-text(&quot;GiveDirection&quot;)" calcext:base-cell-address="Caserne.C12"/>
            <calcext:condition calcext:apply-style-name="cellule temps" calcext:value="contains-text(&quot;SetWeather&quot;)" calcext:base-cell-address="Caserne.C12"/>
            <calcext:condition calcext:apply-style-name="cellule temps" calcext:value="contains-text(&quot;SwitchWeather&quot;)" calcext:base-cell-address="Caserne.C12"/>
            <calcext:condition calcext:apply-style-name="cellule temps" calcext:value="contains-text(&quot;NextDay&quot;)" calcext:base-cell-address="Caserne.C12"/>
            <calcext:condition calcext:apply-style-name="cellule temps" calcext:value="contains-text(&quot;CheckDay&quot;)" calcext:base-cell-address="Caserne.C12"/>
            <calcext:condition calcext:apply-style-name="cellule histoire" calcext:value="contains-text(&quot;Leave&quot;)" calcext:base-cell-address="Caserne.C12"/>
            <calcext:condition calcext:apply-style-name="cellule choice" calcext:value="contains-text(&quot;Choice&quot;)" calcext:base-cell-address="Caserne.C12"/>
            <calcext:condition calcext:apply-style-name="cellule d'erreur" calcext:value="!=&quot;&quot;" calcext:base-cell-address="Caserne.C12"/>
          </calcext:conditional-format>
          <calcext:conditional-format calcext:target-range-address="'Village pêcheur'.C12:'Village pêcheur'.C12">
            <calcext:condition calcext:apply-style-name="cellule histoire" calcext:value="contains-text(&quot;GoTo&quot;)" calcext:base-cell-address="Caserne.C12"/>
            <calcext:condition calcext:apply-style-name="cellule histoire" calcext:value="contains-text(&quot;Conclude&quot;)" calcext:base-cell-address="Caserne.C12"/>
            <calcext:condition calcext:apply-style-name="cellule random" calcext:value="contains-text(&quot;RandomPercent&quot;)" calcext:base-cell-address="Caserne.C12"/>
            <calcext:condition calcext:apply-style-name="cellule random" calcext:value="contains-text(&quot;RandomRange&quot;)" calcext:base-cell-address="Caserne.C12"/>
            <calcext:condition calcext:apply-style-name="cellule personnages" calcext:value="contains-text(&quot;NewCrew&quot;)" calcext:base-cell-address="Caserne.C12"/>
            <calcext:condition calcext:apply-style-name="cellule personnages" calcext:value="contains-text(&quot;NewCharacter&quot;)" calcext:base-cell-address="Caserne.C12"/>
            <calcext:condition calcext:apply-style-name="cellule personnages" calcext:value="contains-text(&quot;HideOther&quot;)" calcext:base-cell-address="Caserne.C12"/>
            <calcext:condition calcext:apply-style-name="cellule personnages" calcext:value="contains-text(&quot;DeleteOther&quot;)" calcext:base-cell-address="Caserne.C12"/>
            <calcext:condition calcext:apply-style-name="cellule narrateur" calcext:value="contains-text(&quot;Narrator&quot;)" calcext:base-cell-address="Caserne.C12"/>
            <calcext:condition calcext:apply-style-name="cellule set choice" calcext:value="contains-text(&quot;SetChoices&quot;)" calcext:base-cell-address="Caserne.C12"/>
            <calcext:condition calcext:apply-style-name="cellule dialogues" calcext:value="contains-text(&quot;PlayerSpeak&quot;)" calcext:base-cell-address="Caserne.C12"/>
            <calcext:condition calcext:apply-style-name="cellule dialogues" calcext:value="contains-text(&quot;OtherSpeak&quot;)" calcext:base-cell-address="Caserne.C12"/>
            <calcext:condition calcext:apply-style-name="cellule argent" calcext:value="contains-text(&quot;CheckGold&quot;)" calcext:base-cell-address="Caserne.C12"/>
            <calcext:condition calcext:apply-style-name="cellule argent" calcext:value="contains-text(&quot;RemoveGold&quot;)" calcext:base-cell-address="Caserne.C12"/>
            <calcext:condition calcext:apply-style-name="cellule argent" calcext:value="contains-text(&quot;AddGold&quot;)" calcext:base-cell-address="Caserne.C12"/>
            <calcext:condition calcext:apply-style-name="cellule argent" calcext:value="contains-text(&quot;Loot&quot;)" calcext:base-cell-address="Caserne.C12"/>
            <calcext:condition calcext:apply-style-name="cellule argent" calcext:value="contains-text(&quot;Trade&quot;)" calcext:base-cell-address="Caserne.C12"/>
            <calcext:condition calcext:apply-style-name="cellule combat" calcext:value="contains-text(&quot;LaunchCombat&quot;)" calcext:base-cell-address="Caserne.C12"/>
            <calcext:condition calcext:apply-style-name="cellule indice" calcext:value="contains-text(&quot;CheckFormula&quot;)" calcext:base-cell-address="Caserne.C12"/>
            <calcext:condition calcext:apply-style-name="cellule indice" calcext:value="contains-text(&quot;GiveDirection&quot;)" calcext:base-cell-address="Caserne.C12"/>
            <calcext:condition calcext:apply-style-name="cellule temps" calcext:value="contains-text(&quot;SetWeather&quot;)" calcext:base-cell-address="Caserne.C12"/>
            <calcext:condition calcext:apply-style-name="cellule temps" calcext:value="contains-text(&quot;SwitchWeather&quot;)" calcext:base-cell-address="Caserne.C12"/>
            <calcext:condition calcext:apply-style-name="cellule temps" calcext:value="contains-text(&quot;NextDay&quot;)" calcext:base-cell-address="Caserne.C12"/>
            <calcext:condition calcext:apply-style-name="cellule temps" calcext:value="contains-text(&quot;CheckDay&quot;)" calcext:base-cell-address="Caserne.C12"/>
            <calcext:condition calcext:apply-style-name="cellule histoire" calcext:value="contains-text(&quot;Leave&quot;)" calcext:base-cell-address="Caserne.C12"/>
            <calcext:condition calcext:apply-style-name="cellule choice" calcext:value="contains-text(&quot;Choice&quot;)" calcext:base-cell-address="Caserne.C12"/>
            <calcext:condition calcext:apply-style-name="cellule d'erreur" calcext:value="!=&quot;&quot;" calcext:base-cell-address="Caserne.C12"/>
          </calcext:conditional-format>
          <calcext:conditional-format calcext:target-range-address="'Village pêcheur'.C11:'Village pêcheur'.C11">
            <calcext:condition calcext:apply-style-name="cellule histoire" calcext:value="contains-text(&quot;GoTo&quot;)" calcext:base-cell-address="Caserne.C11"/>
            <calcext:condition calcext:apply-style-name="cellule histoire" calcext:value="contains-text(&quot;Conclude&quot;)" calcext:base-cell-address="Caserne.C11"/>
            <calcext:condition calcext:apply-style-name="cellule random" calcext:value="contains-text(&quot;RandomPercent&quot;)" calcext:base-cell-address="Caserne.C11"/>
            <calcext:condition calcext:apply-style-name="cellule random" calcext:value="contains-text(&quot;RandomRange&quot;)" calcext:base-cell-address="Caserne.C11"/>
            <calcext:condition calcext:apply-style-name="cellule personnages" calcext:value="contains-text(&quot;NewCrew&quot;)" calcext:base-cell-address="Caserne.C11"/>
            <calcext:condition calcext:apply-style-name="cellule personnages" calcext:value="contains-text(&quot;NewCharacter&quot;)" calcext:base-cell-address="Caserne.C11"/>
            <calcext:condition calcext:apply-style-name="cellule personnages" calcext:value="contains-text(&quot;HideOther&quot;)" calcext:base-cell-address="Caserne.C11"/>
            <calcext:condition calcext:apply-style-name="cellule personnages" calcext:value="contains-text(&quot;DeleteOther&quot;)" calcext:base-cell-address="Caserne.C11"/>
            <calcext:condition calcext:apply-style-name="cellule narrateur" calcext:value="contains-text(&quot;Narrator&quot;)" calcext:base-cell-address="Caserne.C11"/>
            <calcext:condition calcext:apply-style-name="cellule set choice" calcext:value="contains-text(&quot;SetChoices&quot;)" calcext:base-cell-address="Caserne.C11"/>
            <calcext:condition calcext:apply-style-name="cellule dialogues" calcext:value="contains-text(&quot;PlayerSpeak&quot;)" calcext:base-cell-address="Caserne.C11"/>
            <calcext:condition calcext:apply-style-name="cellule dialogues" calcext:value="contains-text(&quot;OtherSpeak&quot;)" calcext:base-cell-address="Caserne.C11"/>
            <calcext:condition calcext:apply-style-name="cellule argent" calcext:value="contains-text(&quot;CheckGold&quot;)" calcext:base-cell-address="Caserne.C11"/>
            <calcext:condition calcext:apply-style-name="cellule argent" calcext:value="contains-text(&quot;RemoveGold&quot;)" calcext:base-cell-address="Caserne.C11"/>
            <calcext:condition calcext:apply-style-name="cellule argent" calcext:value="contains-text(&quot;AddGold&quot;)" calcext:base-cell-address="Caserne.C11"/>
            <calcext:condition calcext:apply-style-name="cellule argent" calcext:value="contains-text(&quot;Loot&quot;)" calcext:base-cell-address="Caserne.C11"/>
            <calcext:condition calcext:apply-style-name="cellule argent" calcext:value="contains-text(&quot;Trade&quot;)" calcext:base-cell-address="Caserne.C11"/>
            <calcext:condition calcext:apply-style-name="cellule combat" calcext:value="contains-text(&quot;LaunchCombat&quot;)" calcext:base-cell-address="Caserne.C11"/>
            <calcext:condition calcext:apply-style-name="cellule indice" calcext:value="contains-text(&quot;CheckFormula&quot;)" calcext:base-cell-address="Caserne.C11"/>
            <calcext:condition calcext:apply-style-name="cellule indice" calcext:value="contains-text(&quot;GiveDirection&quot;)" calcext:base-cell-address="Caserne.C11"/>
            <calcext:condition calcext:apply-style-name="cellule temps" calcext:value="contains-text(&quot;SetWeather&quot;)" calcext:base-cell-address="Caserne.C11"/>
            <calcext:condition calcext:apply-style-name="cellule temps" calcext:value="contains-text(&quot;SwitchWeather&quot;)" calcext:base-cell-address="Caserne.C11"/>
            <calcext:condition calcext:apply-style-name="cellule temps" calcext:value="contains-text(&quot;NextDay&quot;)" calcext:base-cell-address="Caserne.C11"/>
            <calcext:condition calcext:apply-style-name="cellule temps" calcext:value="contains-text(&quot;CheckDay&quot;)" calcext:base-cell-address="Caserne.C11"/>
            <calcext:condition calcext:apply-style-name="cellule histoire" calcext:value="contains-text(&quot;Leave&quot;)" calcext:base-cell-address="Caserne.C11"/>
            <calcext:condition calcext:apply-style-name="cellule choice" calcext:value="contains-text(&quot;Choice&quot;)" calcext:base-cell-address="Caserne.C11"/>
            <calcext:condition calcext:apply-style-name="cellule d'erreur" calcext:value="!=&quot;&quot;" calcext:base-cell-address="Caserne.C11"/>
          </calcext:conditional-format>
          <calcext:conditional-format calcext:target-range-address="'Village pêcheur'.C11:'Village pêcheur'.C11">
            <calcext:condition calcext:apply-style-name="cellule histoire" calcext:value="contains-text(&quot;GoTo&quot;)" calcext:base-cell-address="Caserne.C11"/>
            <calcext:condition calcext:apply-style-name="cellule histoire" calcext:value="contains-text(&quot;Conclude&quot;)" calcext:base-cell-address="Caserne.C11"/>
            <calcext:condition calcext:apply-style-name="cellule random" calcext:value="contains-text(&quot;RandomPercent&quot;)" calcext:base-cell-address="Caserne.C11"/>
            <calcext:condition calcext:apply-style-name="cellule random" calcext:value="contains-text(&quot;RandomRange&quot;)" calcext:base-cell-address="Caserne.C11"/>
            <calcext:condition calcext:apply-style-name="cellule personnages" calcext:value="contains-text(&quot;NewCrew&quot;)" calcext:base-cell-address="Caserne.C11"/>
            <calcext:condition calcext:apply-style-name="cellule personnages" calcext:value="contains-text(&quot;NewCharacter&quot;)" calcext:base-cell-address="Caserne.C11"/>
            <calcext:condition calcext:apply-style-name="cellule personnages" calcext:value="contains-text(&quot;HideOther&quot;)" calcext:base-cell-address="Caserne.C11"/>
            <calcext:condition calcext:apply-style-name="cellule personnages" calcext:value="contains-text(&quot;DeleteOther&quot;)" calcext:base-cell-address="Caserne.C11"/>
            <calcext:condition calcext:apply-style-name="cellule narrateur" calcext:value="contains-text(&quot;Narrator&quot;)" calcext:base-cell-address="Caserne.C11"/>
            <calcext:condition calcext:apply-style-name="cellule set choice" calcext:value="contains-text(&quot;SetChoices&quot;)" calcext:base-cell-address="Caserne.C11"/>
            <calcext:condition calcext:apply-style-name="cellule dialogues" calcext:value="contains-text(&quot;PlayerSpeak&quot;)" calcext:base-cell-address="Caserne.C11"/>
            <calcext:condition calcext:apply-style-name="cellule dialogues" calcext:value="contains-text(&quot;OtherSpeak&quot;)" calcext:base-cell-address="Caserne.C11"/>
            <calcext:condition calcext:apply-style-name="cellule argent" calcext:value="contains-text(&quot;CheckGold&quot;)" calcext:base-cell-address="Caserne.C11"/>
            <calcext:condition calcext:apply-style-name="cellule argent" calcext:value="contains-text(&quot;RemoveGold&quot;)" calcext:base-cell-address="Caserne.C11"/>
            <calcext:condition calcext:apply-style-name="cellule argent" calcext:value="contains-text(&quot;AddGold&quot;)" calcext:base-cell-address="Caserne.C11"/>
            <calcext:condition calcext:apply-style-name="cellule argent" calcext:value="contains-text(&quot;Loot&quot;)" calcext:base-cell-address="Caserne.C11"/>
            <calcext:condition calcext:apply-style-name="cellule argent" calcext:value="contains-text(&quot;Trade&quot;)" calcext:base-cell-address="Caserne.C11"/>
            <calcext:condition calcext:apply-style-name="cellule combat" calcext:value="contains-text(&quot;LaunchCombat&quot;)" calcext:base-cell-address="Caserne.C11"/>
            <calcext:condition calcext:apply-style-name="cellule indice" calcext:value="contains-text(&quot;CheckFormula&quot;)" calcext:base-cell-address="Caserne.C11"/>
            <calcext:condition calcext:apply-style-name="cellule indice" calcext:value="contains-text(&quot;GiveDirection&quot;)" calcext:base-cell-address="Caserne.C11"/>
            <calcext:condition calcext:apply-style-name="cellule temps" calcext:value="contains-text(&quot;SetWeather&quot;)" calcext:base-cell-address="Caserne.C11"/>
            <calcext:condition calcext:apply-style-name="cellule temps" calcext:value="contains-text(&quot;SwitchWeather&quot;)" calcext:base-cell-address="Caserne.C11"/>
            <calcext:condition calcext:apply-style-name="cellule temps" calcext:value="contains-text(&quot;NextDay&quot;)" calcext:base-cell-address="Caserne.C11"/>
            <calcext:condition calcext:apply-style-name="cellule temps" calcext:value="contains-text(&quot;CheckDay&quot;)" calcext:base-cell-address="Caserne.C11"/>
            <calcext:condition calcext:apply-style-name="cellule histoire" calcext:value="contains-text(&quot;Leave&quot;)" calcext:base-cell-address="Caserne.C11"/>
            <calcext:condition calcext:apply-style-name="cellule choice" calcext:value="contains-text(&quot;Choice&quot;)" calcext:base-cell-address="Caserne.C11"/>
            <calcext:condition calcext:apply-style-name="cellule d'erreur" calcext:value="!=&quot;&quot;" calcext:base-cell-address="Caserne.C11"/>
          </calcext:conditional-format>
          <calcext:conditional-format calcext:target-range-address="'Village pêcheur'.C11:'Village pêcheur'.C11">
            <calcext:condition calcext:apply-style-name="cellule histoire" calcext:value="contains-text(&quot;GoTo&quot;)" calcext:base-cell-address="Caserne.C11"/>
            <calcext:condition calcext:apply-style-name="cellule histoire" calcext:value="contains-text(&quot;Conclude&quot;)" calcext:base-cell-address="Caserne.C11"/>
            <calcext:condition calcext:apply-style-name="cellule random" calcext:value="contains-text(&quot;RandomPercent&quot;)" calcext:base-cell-address="Caserne.C11"/>
            <calcext:condition calcext:apply-style-name="cellule random" calcext:value="contains-text(&quot;RandomRange&quot;)" calcext:base-cell-address="Caserne.C11"/>
            <calcext:condition calcext:apply-style-name="cellule personnages" calcext:value="contains-text(&quot;NewCrew&quot;)" calcext:base-cell-address="Caserne.C11"/>
            <calcext:condition calcext:apply-style-name="cellule personnages" calcext:value="contains-text(&quot;NewCharacter&quot;)" calcext:base-cell-address="Caserne.C11"/>
            <calcext:condition calcext:apply-style-name="cellule personnages" calcext:value="contains-text(&quot;HideOther&quot;)" calcext:base-cell-address="Caserne.C11"/>
            <calcext:condition calcext:apply-style-name="cellule personnages" calcext:value="contains-text(&quot;DeleteOther&quot;)" calcext:base-cell-address="Caserne.C11"/>
            <calcext:condition calcext:apply-style-name="cellule narrateur" calcext:value="contains-text(&quot;Narrator&quot;)" calcext:base-cell-address="Caserne.C11"/>
            <calcext:condition calcext:apply-style-name="cellule set choice" calcext:value="contains-text(&quot;SetChoices&quot;)" calcext:base-cell-address="Caserne.C11"/>
            <calcext:condition calcext:apply-style-name="cellule dialogues" calcext:value="contains-text(&quot;PlayerSpeak&quot;)" calcext:base-cell-address="Caserne.C11"/>
            <calcext:condition calcext:apply-style-name="cellule dialogues" calcext:value="contains-text(&quot;OtherSpeak&quot;)" calcext:base-cell-address="Caserne.C11"/>
            <calcext:condition calcext:apply-style-name="cellule argent" calcext:value="contains-text(&quot;CheckGold&quot;)" calcext:base-cell-address="Caserne.C11"/>
            <calcext:condition calcext:apply-style-name="cellule argent" calcext:value="contains-text(&quot;RemoveGold&quot;)" calcext:base-cell-address="Caserne.C11"/>
            <calcext:condition calcext:apply-style-name="cellule argent" calcext:value="contains-text(&quot;AddGold&quot;)" calcext:base-cell-address="Caserne.C11"/>
            <calcext:condition calcext:apply-style-name="cellule argent" calcext:value="contains-text(&quot;Loot&quot;)" calcext:base-cell-address="Caserne.C11"/>
            <calcext:condition calcext:apply-style-name="cellule argent" calcext:value="contains-text(&quot;Trade&quot;)" calcext:base-cell-address="Caserne.C11"/>
            <calcext:condition calcext:apply-style-name="cellule combat" calcext:value="contains-text(&quot;LaunchCombat&quot;)" calcext:base-cell-address="Caserne.C11"/>
            <calcext:condition calcext:apply-style-name="cellule indice" calcext:value="contains-text(&quot;CheckFormula&quot;)" calcext:base-cell-address="Caserne.C11"/>
            <calcext:condition calcext:apply-style-name="cellule indice" calcext:value="contains-text(&quot;GiveDirection&quot;)" calcext:base-cell-address="Caserne.C11"/>
            <calcext:condition calcext:apply-style-name="cellule temps" calcext:value="contains-text(&quot;SetWeather&quot;)" calcext:base-cell-address="Caserne.C11"/>
            <calcext:condition calcext:apply-style-name="cellule temps" calcext:value="contains-text(&quot;SwitchWeather&quot;)" calcext:base-cell-address="Caserne.C11"/>
            <calcext:condition calcext:apply-style-name="cellule temps" calcext:value="contains-text(&quot;NextDay&quot;)" calcext:base-cell-address="Caserne.C11"/>
            <calcext:condition calcext:apply-style-name="cellule temps" calcext:value="contains-text(&quot;CheckDay&quot;)" calcext:base-cell-address="Caserne.C11"/>
            <calcext:condition calcext:apply-style-name="cellule histoire" calcext:value="contains-text(&quot;Leave&quot;)" calcext:base-cell-address="Caserne.C11"/>
            <calcext:condition calcext:apply-style-name="cellule choice" calcext:value="contains-text(&quot;Choice&quot;)" calcext:base-cell-address="Caserne.C11"/>
            <calcext:condition calcext:apply-style-name="cellule d'erreur" calcext:value="!=&quot;&quot;" calcext:base-cell-address="Caserne.C11"/>
          </calcext:conditional-format>
          <calcext:conditional-format calcext:target-range-address="'Village pêcheur'.C11:'Village pêcheur'.C11">
            <calcext:condition calcext:apply-style-name="cellule histoire" calcext:value="contains-text(&quot;GoTo&quot;)" calcext:base-cell-address="Caserne.C11"/>
            <calcext:condition calcext:apply-style-name="cellule histoire" calcext:value="contains-text(&quot;Conclude&quot;)" calcext:base-cell-address="Caserne.C11"/>
            <calcext:condition calcext:apply-style-name="cellule random" calcext:value="contains-text(&quot;RandomPercent&quot;)" calcext:base-cell-address="Caserne.C11"/>
            <calcext:condition calcext:apply-style-name="cellule random" calcext:value="contains-text(&quot;RandomRange&quot;)" calcext:base-cell-address="Caserne.C11"/>
            <calcext:condition calcext:apply-style-name="cellule personnages" calcext:value="contains-text(&quot;NewCrew&quot;)" calcext:base-cell-address="Caserne.C11"/>
            <calcext:condition calcext:apply-style-name="cellule personnages" calcext:value="contains-text(&quot;NewCharacter&quot;)" calcext:base-cell-address="Caserne.C11"/>
            <calcext:condition calcext:apply-style-name="cellule personnages" calcext:value="contains-text(&quot;HideOther&quot;)" calcext:base-cell-address="Caserne.C11"/>
            <calcext:condition calcext:apply-style-name="cellule personnages" calcext:value="contains-text(&quot;DeleteOther&quot;)" calcext:base-cell-address="Caserne.C11"/>
            <calcext:condition calcext:apply-style-name="cellule narrateur" calcext:value="contains-text(&quot;Narrator&quot;)" calcext:base-cell-address="Caserne.C11"/>
            <calcext:condition calcext:apply-style-name="cellule set choice" calcext:value="contains-text(&quot;SetChoices&quot;)" calcext:base-cell-address="Caserne.C11"/>
            <calcext:condition calcext:apply-style-name="cellule dialogues" calcext:value="contains-text(&quot;PlayerSpeak&quot;)" calcext:base-cell-address="Caserne.C11"/>
            <calcext:condition calcext:apply-style-name="cellule dialogues" calcext:value="contains-text(&quot;OtherSpeak&quot;)" calcext:base-cell-address="Caserne.C11"/>
            <calcext:condition calcext:apply-style-name="cellule argent" calcext:value="contains-text(&quot;CheckGold&quot;)" calcext:base-cell-address="Caserne.C11"/>
            <calcext:condition calcext:apply-style-name="cellule argent" calcext:value="contains-text(&quot;RemoveGold&quot;)" calcext:base-cell-address="Caserne.C11"/>
            <calcext:condition calcext:apply-style-name="cellule argent" calcext:value="contains-text(&quot;AddGold&quot;)" calcext:base-cell-address="Caserne.C11"/>
            <calcext:condition calcext:apply-style-name="cellule argent" calcext:value="contains-text(&quot;Loot&quot;)" calcext:base-cell-address="Caserne.C11"/>
            <calcext:condition calcext:apply-style-name="cellule argent" calcext:value="contains-text(&quot;Trade&quot;)" calcext:base-cell-address="Caserne.C11"/>
            <calcext:condition calcext:apply-style-name="cellule combat" calcext:value="contains-text(&quot;LaunchCombat&quot;)" calcext:base-cell-address="Caserne.C11"/>
            <calcext:condition calcext:apply-style-name="cellule indice" calcext:value="contains-text(&quot;CheckFormula&quot;)" calcext:base-cell-address="Caserne.C11"/>
            <calcext:condition calcext:apply-style-name="cellule indice" calcext:value="contains-text(&quot;GiveDirection&quot;)" calcext:base-cell-address="Caserne.C11"/>
            <calcext:condition calcext:apply-style-name="cellule temps" calcext:value="contains-text(&quot;SetWeather&quot;)" calcext:base-cell-address="Caserne.C11"/>
            <calcext:condition calcext:apply-style-name="cellule temps" calcext:value="contains-text(&quot;SwitchWeather&quot;)" calcext:base-cell-address="Caserne.C11"/>
            <calcext:condition calcext:apply-style-name="cellule temps" calcext:value="contains-text(&quot;NextDay&quot;)" calcext:base-cell-address="Caserne.C11"/>
            <calcext:condition calcext:apply-style-name="cellule temps" calcext:value="contains-text(&quot;CheckDay&quot;)" calcext:base-cell-address="Caserne.C11"/>
            <calcext:condition calcext:apply-style-name="cellule histoire" calcext:value="contains-text(&quot;Leave&quot;)" calcext:base-cell-address="Caserne.C11"/>
            <calcext:condition calcext:apply-style-name="cellule choice" calcext:value="contains-text(&quot;Choice&quot;)" calcext:base-cell-address="Caserne.C11"/>
            <calcext:condition calcext:apply-style-name="cellule d'erreur" calcext:value="!=&quot;&quot;" calcext:base-cell-address="Caserne.C11"/>
          </calcext:conditional-format>
          <calcext:conditional-format calcext:target-range-address="'Village pêcheur'.C11:'Village pêcheur'.C11">
            <calcext:condition calcext:apply-style-name="cellule histoire" calcext:value="contains-text(&quot;GoTo&quot;)" calcext:base-cell-address="Caserne.C11"/>
            <calcext:condition calcext:apply-style-name="cellule histoire" calcext:value="contains-text(&quot;Conclude&quot;)" calcext:base-cell-address="Caserne.C11"/>
            <calcext:condition calcext:apply-style-name="cellule random" calcext:value="contains-text(&quot;RandomPercent&quot;)" calcext:base-cell-address="Caserne.C11"/>
            <calcext:condition calcext:apply-style-name="cellule random" calcext:value="contains-text(&quot;RandomRange&quot;)" calcext:base-cell-address="Caserne.C11"/>
            <calcext:condition calcext:apply-style-name="cellule personnages" calcext:value="contains-text(&quot;NewCrew&quot;)" calcext:base-cell-address="Caserne.C11"/>
            <calcext:condition calcext:apply-style-name="cellule personnages" calcext:value="contains-text(&quot;NewCharacter&quot;)" calcext:base-cell-address="Caserne.C11"/>
            <calcext:condition calcext:apply-style-name="cellule personnages" calcext:value="contains-text(&quot;HideOther&quot;)" calcext:base-cell-address="Caserne.C11"/>
            <calcext:condition calcext:apply-style-name="cellule personnages" calcext:value="contains-text(&quot;DeleteOther&quot;)" calcext:base-cell-address="Caserne.C11"/>
            <calcext:condition calcext:apply-style-name="cellule narrateur" calcext:value="contains-text(&quot;Narrator&quot;)" calcext:base-cell-address="Caserne.C11"/>
            <calcext:condition calcext:apply-style-name="cellule set choice" calcext:value="contains-text(&quot;SetChoices&quot;)" calcext:base-cell-address="Caserne.C11"/>
            <calcext:condition calcext:apply-style-name="cellule dialogues" calcext:value="contains-text(&quot;PlayerSpeak&quot;)" calcext:base-cell-address="Caserne.C11"/>
            <calcext:condition calcext:apply-style-name="cellule dialogues" calcext:value="contains-text(&quot;OtherSpeak&quot;)" calcext:base-cell-address="Caserne.C11"/>
            <calcext:condition calcext:apply-style-name="cellule argent" calcext:value="contains-text(&quot;CheckGold&quot;)" calcext:base-cell-address="Caserne.C11"/>
            <calcext:condition calcext:apply-style-name="cellule argent" calcext:value="contains-text(&quot;RemoveGold&quot;)" calcext:base-cell-address="Caserne.C11"/>
            <calcext:condition calcext:apply-style-name="cellule argent" calcext:value="contains-text(&quot;AddGold&quot;)" calcext:base-cell-address="Caserne.C11"/>
            <calcext:condition calcext:apply-style-name="cellule argent" calcext:value="contains-text(&quot;Loot&quot;)" calcext:base-cell-address="Caserne.C11"/>
            <calcext:condition calcext:apply-style-name="cellule argent" calcext:value="contains-text(&quot;Trade&quot;)" calcext:base-cell-address="Caserne.C11"/>
            <calcext:condition calcext:apply-style-name="cellule combat" calcext:value="contains-text(&quot;LaunchCombat&quot;)" calcext:base-cell-address="Caserne.C11"/>
            <calcext:condition calcext:apply-style-name="cellule indice" calcext:value="contains-text(&quot;CheckFormula&quot;)" calcext:base-cell-address="Caserne.C11"/>
            <calcext:condition calcext:apply-style-name="cellule indice" calcext:value="contains-text(&quot;GiveDirection&quot;)" calcext:base-cell-address="Caserne.C11"/>
            <calcext:condition calcext:apply-style-name="cellule temps" calcext:value="contains-text(&quot;SetWeather&quot;)" calcext:base-cell-address="Caserne.C11"/>
            <calcext:condition calcext:apply-style-name="cellule temps" calcext:value="contains-text(&quot;SwitchWeather&quot;)" calcext:base-cell-address="Caserne.C11"/>
            <calcext:condition calcext:apply-style-name="cellule temps" calcext:value="contains-text(&quot;NextDay&quot;)" calcext:base-cell-address="Caserne.C11"/>
            <calcext:condition calcext:apply-style-name="cellule temps" calcext:value="contains-text(&quot;CheckDay&quot;)" calcext:base-cell-address="Caserne.C11"/>
            <calcext:condition calcext:apply-style-name="cellule histoire" calcext:value="contains-text(&quot;Leave&quot;)" calcext:base-cell-address="Caserne.C11"/>
            <calcext:condition calcext:apply-style-name="cellule choice" calcext:value="contains-text(&quot;Choice&quot;)" calcext:base-cell-address="Caserne.C11"/>
            <calcext:condition calcext:apply-style-name="cellule d'erreur" calcext:value="!=&quot;&quot;" calcext:base-cell-address="Caserne.C11"/>
          </calcext:conditional-format>
          <calcext:conditional-format calcext:target-range-address="'Village pêcheur'.C11:'Village pêcheur'.C11">
            <calcext:condition calcext:apply-style-name="cellule histoire" calcext:value="contains-text(&quot;GoTo&quot;)" calcext:base-cell-address="Caserne.C11"/>
            <calcext:condition calcext:apply-style-name="cellule histoire" calcext:value="contains-text(&quot;Conclude&quot;)" calcext:base-cell-address="Caserne.C11"/>
            <calcext:condition calcext:apply-style-name="cellule random" calcext:value="contains-text(&quot;RandomPercent&quot;)" calcext:base-cell-address="Caserne.C11"/>
            <calcext:condition calcext:apply-style-name="cellule random" calcext:value="contains-text(&quot;RandomRange&quot;)" calcext:base-cell-address="Caserne.C11"/>
            <calcext:condition calcext:apply-style-name="cellule personnages" calcext:value="contains-text(&quot;NewCrew&quot;)" calcext:base-cell-address="Caserne.C11"/>
            <calcext:condition calcext:apply-style-name="cellule personnages" calcext:value="contains-text(&quot;NewCharacter&quot;)" calcext:base-cell-address="Caserne.C11"/>
            <calcext:condition calcext:apply-style-name="cellule personnages" calcext:value="contains-text(&quot;HideOther&quot;)" calcext:base-cell-address="Caserne.C11"/>
            <calcext:condition calcext:apply-style-name="cellule personnages" calcext:value="contains-text(&quot;DeleteOther&quot;)" calcext:base-cell-address="Caserne.C11"/>
            <calcext:condition calcext:apply-style-name="cellule narrateur" calcext:value="contains-text(&quot;Narrator&quot;)" calcext:base-cell-address="Caserne.C11"/>
            <calcext:condition calcext:apply-style-name="cellule set choice" calcext:value="contains-text(&quot;SetChoices&quot;)" calcext:base-cell-address="Caserne.C11"/>
            <calcext:condition calcext:apply-style-name="cellule dialogues" calcext:value="contains-text(&quot;PlayerSpeak&quot;)" calcext:base-cell-address="Caserne.C11"/>
            <calcext:condition calcext:apply-style-name="cellule dialogues" calcext:value="contains-text(&quot;OtherSpeak&quot;)" calcext:base-cell-address="Caserne.C11"/>
            <calcext:condition calcext:apply-style-name="cellule argent" calcext:value="contains-text(&quot;CheckGold&quot;)" calcext:base-cell-address="Caserne.C11"/>
            <calcext:condition calcext:apply-style-name="cellule argent" calcext:value="contains-text(&quot;RemoveGold&quot;)" calcext:base-cell-address="Caserne.C11"/>
            <calcext:condition calcext:apply-style-name="cellule argent" calcext:value="contains-text(&quot;AddGold&quot;)" calcext:base-cell-address="Caserne.C11"/>
            <calcext:condition calcext:apply-style-name="cellule argent" calcext:value="contains-text(&quot;Loot&quot;)" calcext:base-cell-address="Caserne.C11"/>
            <calcext:condition calcext:apply-style-name="cellule argent" calcext:value="contains-text(&quot;Trade&quot;)" calcext:base-cell-address="Caserne.C11"/>
            <calcext:condition calcext:apply-style-name="cellule combat" calcext:value="contains-text(&quot;LaunchCombat&quot;)" calcext:base-cell-address="Caserne.C11"/>
            <calcext:condition calcext:apply-style-name="cellule indice" calcext:value="contains-text(&quot;CheckFormula&quot;)" calcext:base-cell-address="Caserne.C11"/>
            <calcext:condition calcext:apply-style-name="cellule indice" calcext:value="contains-text(&quot;GiveDirection&quot;)" calcext:base-cell-address="Caserne.C11"/>
            <calcext:condition calcext:apply-style-name="cellule temps" calcext:value="contains-text(&quot;SetWeather&quot;)" calcext:base-cell-address="Caserne.C11"/>
            <calcext:condition calcext:apply-style-name="cellule temps" calcext:value="contains-text(&quot;SwitchWeather&quot;)" calcext:base-cell-address="Caserne.C11"/>
            <calcext:condition calcext:apply-style-name="cellule temps" calcext:value="contains-text(&quot;NextDay&quot;)" calcext:base-cell-address="Caserne.C11"/>
            <calcext:condition calcext:apply-style-name="cellule temps" calcext:value="contains-text(&quot;CheckDay&quot;)" calcext:base-cell-address="Caserne.C11"/>
            <calcext:condition calcext:apply-style-name="cellule histoire" calcext:value="contains-text(&quot;Leave&quot;)" calcext:base-cell-address="Caserne.C11"/>
            <calcext:condition calcext:apply-style-name="cellule choice" calcext:value="contains-text(&quot;Choice&quot;)" calcext:base-cell-address="Caserne.C11"/>
            <calcext:condition calcext:apply-style-name="cellule d'erreur" calcext:value="!=&quot;&quot;" calcext:base-cell-address="Caserne.C11"/>
          </calcext:conditional-format>
          <calcext:conditional-format calcext:target-range-address="'Village pêcheur'.B15:'Village pêcheur'.B15">
            <calcext:condition calcext:apply-style-name="cellule histoire" calcext:value="contains-text(&quot;GoTo&quot;)" calcext:base-cell-address="Caserne.B15"/>
            <calcext:condition calcext:apply-style-name="cellule histoire" calcext:value="contains-text(&quot;Conclude&quot;)" calcext:base-cell-address="Caserne.B15"/>
            <calcext:condition calcext:apply-style-name="cellule random" calcext:value="contains-text(&quot;RandomPercent&quot;)" calcext:base-cell-address="Caserne.B15"/>
            <calcext:condition calcext:apply-style-name="cellule random" calcext:value="contains-text(&quot;RandomRange&quot;)" calcext:base-cell-address="Caserne.B15"/>
            <calcext:condition calcext:apply-style-name="cellule personnages" calcext:value="contains-text(&quot;NewCrew&quot;)" calcext:base-cell-address="Caserne.B15"/>
            <calcext:condition calcext:apply-style-name="cellule personnages" calcext:value="contains-text(&quot;NewCharacter&quot;)" calcext:base-cell-address="Caserne.B15"/>
            <calcext:condition calcext:apply-style-name="cellule personnages" calcext:value="contains-text(&quot;HideOther&quot;)" calcext:base-cell-address="Caserne.B15"/>
            <calcext:condition calcext:apply-style-name="cellule personnages" calcext:value="contains-text(&quot;DeleteOther&quot;)" calcext:base-cell-address="Caserne.B15"/>
            <calcext:condition calcext:apply-style-name="cellule narrateur" calcext:value="contains-text(&quot;Narrator&quot;)" calcext:base-cell-address="Caserne.B15"/>
            <calcext:condition calcext:apply-style-name="cellule set choice" calcext:value="contains-text(&quot;SetChoices&quot;)" calcext:base-cell-address="Caserne.B15"/>
            <calcext:condition calcext:apply-style-name="cellule dialogues" calcext:value="contains-text(&quot;PlayerSpeak&quot;)" calcext:base-cell-address="Caserne.B15"/>
            <calcext:condition calcext:apply-style-name="cellule dialogues" calcext:value="contains-text(&quot;OtherSpeak&quot;)" calcext:base-cell-address="Caserne.B15"/>
            <calcext:condition calcext:apply-style-name="cellule argent" calcext:value="contains-text(&quot;CheckGold&quot;)" calcext:base-cell-address="Caserne.B15"/>
            <calcext:condition calcext:apply-style-name="cellule argent" calcext:value="contains-text(&quot;RemoveGold&quot;)" calcext:base-cell-address="Caserne.B15"/>
            <calcext:condition calcext:apply-style-name="cellule argent" calcext:value="contains-text(&quot;AddGold&quot;)" calcext:base-cell-address="Caserne.B15"/>
            <calcext:condition calcext:apply-style-name="cellule argent" calcext:value="contains-text(&quot;Loot&quot;)" calcext:base-cell-address="Caserne.B15"/>
            <calcext:condition calcext:apply-style-name="cellule argent" calcext:value="contains-text(&quot;Trade&quot;)" calcext:base-cell-address="Caserne.B15"/>
            <calcext:condition calcext:apply-style-name="cellule combat" calcext:value="contains-text(&quot;LaunchCombat&quot;)" calcext:base-cell-address="Caserne.B15"/>
            <calcext:condition calcext:apply-style-name="cellule indice" calcext:value="contains-text(&quot;CheckFormula&quot;)" calcext:base-cell-address="Caserne.B15"/>
            <calcext:condition calcext:apply-style-name="cellule indice" calcext:value="contains-text(&quot;GiveDirection&quot;)" calcext:base-cell-address="Caserne.B15"/>
            <calcext:condition calcext:apply-style-name="cellule temps" calcext:value="contains-text(&quot;SetWeather&quot;)" calcext:base-cell-address="Caserne.B15"/>
            <calcext:condition calcext:apply-style-name="cellule temps" calcext:value="contains-text(&quot;SwitchWeather&quot;)" calcext:base-cell-address="Caserne.B15"/>
            <calcext:condition calcext:apply-style-name="cellule temps" calcext:value="contains-text(&quot;NextDay&quot;)" calcext:base-cell-address="Caserne.B15"/>
            <calcext:condition calcext:apply-style-name="cellule temps" calcext:value="contains-text(&quot;CheckDay&quot;)" calcext:base-cell-address="Caserne.B15"/>
            <calcext:condition calcext:apply-style-name="cellule histoire" calcext:value="contains-text(&quot;Leave&quot;)" calcext:base-cell-address="Caserne.B15"/>
            <calcext:condition calcext:apply-style-name="cellule choice" calcext:value="contains-text(&quot;Choice&quot;)" calcext:base-cell-address="Caserne.B15"/>
            <calcext:condition calcext:apply-style-name="cellule d'erreur" calcext:value="!=&quot;&quot;" calcext:base-cell-address="Caserne.B15"/>
          </calcext:conditional-format>
          <calcext:conditional-format calcext:target-range-address="'Village pêcheur'.B15:'Village pêcheur'.B15">
            <calcext:condition calcext:apply-style-name="cellule histoire" calcext:value="contains-text(&quot;GoTo&quot;)" calcext:base-cell-address="Caserne.B15"/>
            <calcext:condition calcext:apply-style-name="cellule histoire" calcext:value="contains-text(&quot;Conclude&quot;)" calcext:base-cell-address="Caserne.B15"/>
            <calcext:condition calcext:apply-style-name="cellule random" calcext:value="contains-text(&quot;RandomPercent&quot;)" calcext:base-cell-address="Caserne.B15"/>
            <calcext:condition calcext:apply-style-name="cellule random" calcext:value="contains-text(&quot;RandomRange&quot;)" calcext:base-cell-address="Caserne.B15"/>
            <calcext:condition calcext:apply-style-name="cellule personnages" calcext:value="contains-text(&quot;NewCrew&quot;)" calcext:base-cell-address="Caserne.B15"/>
            <calcext:condition calcext:apply-style-name="cellule personnages" calcext:value="contains-text(&quot;NewCharacter&quot;)" calcext:base-cell-address="Caserne.B15"/>
            <calcext:condition calcext:apply-style-name="cellule personnages" calcext:value="contains-text(&quot;HideOther&quot;)" calcext:base-cell-address="Caserne.B15"/>
            <calcext:condition calcext:apply-style-name="cellule personnages" calcext:value="contains-text(&quot;DeleteOther&quot;)" calcext:base-cell-address="Caserne.B15"/>
            <calcext:condition calcext:apply-style-name="cellule narrateur" calcext:value="contains-text(&quot;Narrator&quot;)" calcext:base-cell-address="Caserne.B15"/>
            <calcext:condition calcext:apply-style-name="cellule set choice" calcext:value="contains-text(&quot;SetChoices&quot;)" calcext:base-cell-address="Caserne.B15"/>
            <calcext:condition calcext:apply-style-name="cellule dialogues" calcext:value="contains-text(&quot;PlayerSpeak&quot;)" calcext:base-cell-address="Caserne.B15"/>
            <calcext:condition calcext:apply-style-name="cellule dialogues" calcext:value="contains-text(&quot;OtherSpeak&quot;)" calcext:base-cell-address="Caserne.B15"/>
            <calcext:condition calcext:apply-style-name="cellule argent" calcext:value="contains-text(&quot;CheckGold&quot;)" calcext:base-cell-address="Caserne.B15"/>
            <calcext:condition calcext:apply-style-name="cellule argent" calcext:value="contains-text(&quot;RemoveGold&quot;)" calcext:base-cell-address="Caserne.B15"/>
            <calcext:condition calcext:apply-style-name="cellule argent" calcext:value="contains-text(&quot;AddGold&quot;)" calcext:base-cell-address="Caserne.B15"/>
            <calcext:condition calcext:apply-style-name="cellule argent" calcext:value="contains-text(&quot;Loot&quot;)" calcext:base-cell-address="Caserne.B15"/>
            <calcext:condition calcext:apply-style-name="cellule argent" calcext:value="contains-text(&quot;Trade&quot;)" calcext:base-cell-address="Caserne.B15"/>
            <calcext:condition calcext:apply-style-name="cellule combat" calcext:value="contains-text(&quot;LaunchCombat&quot;)" calcext:base-cell-address="Caserne.B15"/>
            <calcext:condition calcext:apply-style-name="cellule indice" calcext:value="contains-text(&quot;CheckFormula&quot;)" calcext:base-cell-address="Caserne.B15"/>
            <calcext:condition calcext:apply-style-name="cellule indice" calcext:value="contains-text(&quot;GiveDirection&quot;)" calcext:base-cell-address="Caserne.B15"/>
            <calcext:condition calcext:apply-style-name="cellule temps" calcext:value="contains-text(&quot;SetWeather&quot;)" calcext:base-cell-address="Caserne.B15"/>
            <calcext:condition calcext:apply-style-name="cellule temps" calcext:value="contains-text(&quot;SwitchWeather&quot;)" calcext:base-cell-address="Caserne.B15"/>
            <calcext:condition calcext:apply-style-name="cellule temps" calcext:value="contains-text(&quot;NextDay&quot;)" calcext:base-cell-address="Caserne.B15"/>
            <calcext:condition calcext:apply-style-name="cellule temps" calcext:value="contains-text(&quot;CheckDay&quot;)" calcext:base-cell-address="Caserne.B15"/>
            <calcext:condition calcext:apply-style-name="cellule histoire" calcext:value="contains-text(&quot;Leave&quot;)" calcext:base-cell-address="Caserne.B15"/>
            <calcext:condition calcext:apply-style-name="cellule choice" calcext:value="contains-text(&quot;Choice&quot;)" calcext:base-cell-address="Caserne.B15"/>
            <calcext:condition calcext:apply-style-name="cellule d'erreur" calcext:value="!=&quot;&quot;" calcext:base-cell-address="Caserne.B15"/>
          </calcext:conditional-format>
          <calcext:conditional-format calcext:target-range-address="'Village pêcheur'.B15:'Village pêcheur'.B15">
            <calcext:condition calcext:apply-style-name="cellule histoire" calcext:value="contains-text(&quot;GoTo&quot;)" calcext:base-cell-address="Caserne.B15"/>
            <calcext:condition calcext:apply-style-name="cellule histoire" calcext:value="contains-text(&quot;Conclude&quot;)" calcext:base-cell-address="Caserne.B15"/>
            <calcext:condition calcext:apply-style-name="cellule random" calcext:value="contains-text(&quot;RandomPercent&quot;)" calcext:base-cell-address="Caserne.B15"/>
            <calcext:condition calcext:apply-style-name="cellule random" calcext:value="contains-text(&quot;RandomRange&quot;)" calcext:base-cell-address="Caserne.B15"/>
            <calcext:condition calcext:apply-style-name="cellule personnages" calcext:value="contains-text(&quot;NewCrew&quot;)" calcext:base-cell-address="Caserne.B15"/>
            <calcext:condition calcext:apply-style-name="cellule personnages" calcext:value="contains-text(&quot;NewCharacter&quot;)" calcext:base-cell-address="Caserne.B15"/>
            <calcext:condition calcext:apply-style-name="cellule personnages" calcext:value="contains-text(&quot;HideOther&quot;)" calcext:base-cell-address="Caserne.B15"/>
            <calcext:condition calcext:apply-style-name="cellule personnages" calcext:value="contains-text(&quot;DeleteOther&quot;)" calcext:base-cell-address="Caserne.B15"/>
            <calcext:condition calcext:apply-style-name="cellule narrateur" calcext:value="contains-text(&quot;Narrator&quot;)" calcext:base-cell-address="Caserne.B15"/>
            <calcext:condition calcext:apply-style-name="cellule set choice" calcext:value="contains-text(&quot;SetChoices&quot;)" calcext:base-cell-address="Caserne.B15"/>
            <calcext:condition calcext:apply-style-name="cellule dialogues" calcext:value="contains-text(&quot;PlayerSpeak&quot;)" calcext:base-cell-address="Caserne.B15"/>
            <calcext:condition calcext:apply-style-name="cellule dialogues" calcext:value="contains-text(&quot;OtherSpeak&quot;)" calcext:base-cell-address="Caserne.B15"/>
            <calcext:condition calcext:apply-style-name="cellule argent" calcext:value="contains-text(&quot;CheckGold&quot;)" calcext:base-cell-address="Caserne.B15"/>
            <calcext:condition calcext:apply-style-name="cellule argent" calcext:value="contains-text(&quot;RemoveGold&quot;)" calcext:base-cell-address="Caserne.B15"/>
            <calcext:condition calcext:apply-style-name="cellule argent" calcext:value="contains-text(&quot;AddGold&quot;)" calcext:base-cell-address="Caserne.B15"/>
            <calcext:condition calcext:apply-style-name="cellule argent" calcext:value="contains-text(&quot;Loot&quot;)" calcext:base-cell-address="Caserne.B15"/>
            <calcext:condition calcext:apply-style-name="cellule argent" calcext:value="contains-text(&quot;Trade&quot;)" calcext:base-cell-address="Caserne.B15"/>
            <calcext:condition calcext:apply-style-name="cellule combat" calcext:value="contains-text(&quot;LaunchCombat&quot;)" calcext:base-cell-address="Caserne.B15"/>
            <calcext:condition calcext:apply-style-name="cellule indice" calcext:value="contains-text(&quot;CheckFormula&quot;)" calcext:base-cell-address="Caserne.B15"/>
            <calcext:condition calcext:apply-style-name="cellule indice" calcext:value="contains-text(&quot;GiveDirection&quot;)" calcext:base-cell-address="Caserne.B15"/>
            <calcext:condition calcext:apply-style-name="cellule temps" calcext:value="contains-text(&quot;SetWeather&quot;)" calcext:base-cell-address="Caserne.B15"/>
            <calcext:condition calcext:apply-style-name="cellule temps" calcext:value="contains-text(&quot;SwitchWeather&quot;)" calcext:base-cell-address="Caserne.B15"/>
            <calcext:condition calcext:apply-style-name="cellule temps" calcext:value="contains-text(&quot;NextDay&quot;)" calcext:base-cell-address="Caserne.B15"/>
            <calcext:condition calcext:apply-style-name="cellule temps" calcext:value="contains-text(&quot;CheckDay&quot;)" calcext:base-cell-address="Caserne.B15"/>
            <calcext:condition calcext:apply-style-name="cellule histoire" calcext:value="contains-text(&quot;Leave&quot;)" calcext:base-cell-address="Caserne.B15"/>
            <calcext:condition calcext:apply-style-name="cellule choice" calcext:value="contains-text(&quot;Choice&quot;)" calcext:base-cell-address="Caserne.B15"/>
            <calcext:condition calcext:apply-style-name="cellule d'erreur" calcext:value="!=&quot;&quot;" calcext:base-cell-address="Caserne.B15"/>
          </calcext:conditional-format>
          <calcext:conditional-format calcext:target-range-address="'Village pêcheur'.B15:'Village pêcheur'.B15">
            <calcext:condition calcext:apply-style-name="cellule histoire" calcext:value="contains-text(&quot;GoTo&quot;)" calcext:base-cell-address="Caserne.B15"/>
            <calcext:condition calcext:apply-style-name="cellule histoire" calcext:value="contains-text(&quot;Conclude&quot;)" calcext:base-cell-address="Caserne.B15"/>
            <calcext:condition calcext:apply-style-name="cellule random" calcext:value="contains-text(&quot;RandomPercent&quot;)" calcext:base-cell-address="Caserne.B15"/>
            <calcext:condition calcext:apply-style-name="cellule random" calcext:value="contains-text(&quot;RandomRange&quot;)" calcext:base-cell-address="Caserne.B15"/>
            <calcext:condition calcext:apply-style-name="cellule personnages" calcext:value="contains-text(&quot;NewCrew&quot;)" calcext:base-cell-address="Caserne.B15"/>
            <calcext:condition calcext:apply-style-name="cellule personnages" calcext:value="contains-text(&quot;NewCharacter&quot;)" calcext:base-cell-address="Caserne.B15"/>
            <calcext:condition calcext:apply-style-name="cellule personnages" calcext:value="contains-text(&quot;HideOther&quot;)" calcext:base-cell-address="Caserne.B15"/>
            <calcext:condition calcext:apply-style-name="cellule personnages" calcext:value="contains-text(&quot;DeleteOther&quot;)" calcext:base-cell-address="Caserne.B15"/>
            <calcext:condition calcext:apply-style-name="cellule narrateur" calcext:value="contains-text(&quot;Narrator&quot;)" calcext:base-cell-address="Caserne.B15"/>
            <calcext:condition calcext:apply-style-name="cellule set choice" calcext:value="contains-text(&quot;SetChoices&quot;)" calcext:base-cell-address="Caserne.B15"/>
            <calcext:condition calcext:apply-style-name="cellule dialogues" calcext:value="contains-text(&quot;PlayerSpeak&quot;)" calcext:base-cell-address="Caserne.B15"/>
            <calcext:condition calcext:apply-style-name="cellule dialogues" calcext:value="contains-text(&quot;OtherSpeak&quot;)" calcext:base-cell-address="Caserne.B15"/>
            <calcext:condition calcext:apply-style-name="cellule argent" calcext:value="contains-text(&quot;CheckGold&quot;)" calcext:base-cell-address="Caserne.B15"/>
            <calcext:condition calcext:apply-style-name="cellule argent" calcext:value="contains-text(&quot;RemoveGold&quot;)" calcext:base-cell-address="Caserne.B15"/>
            <calcext:condition calcext:apply-style-name="cellule argent" calcext:value="contains-text(&quot;AddGold&quot;)" calcext:base-cell-address="Caserne.B15"/>
            <calcext:condition calcext:apply-style-name="cellule argent" calcext:value="contains-text(&quot;Loot&quot;)" calcext:base-cell-address="Caserne.B15"/>
            <calcext:condition calcext:apply-style-name="cellule argent" calcext:value="contains-text(&quot;Trade&quot;)" calcext:base-cell-address="Caserne.B15"/>
            <calcext:condition calcext:apply-style-name="cellule combat" calcext:value="contains-text(&quot;LaunchCombat&quot;)" calcext:base-cell-address="Caserne.B15"/>
            <calcext:condition calcext:apply-style-name="cellule indice" calcext:value="contains-text(&quot;CheckFormula&quot;)" calcext:base-cell-address="Caserne.B15"/>
            <calcext:condition calcext:apply-style-name="cellule indice" calcext:value="contains-text(&quot;GiveDirection&quot;)" calcext:base-cell-address="Caserne.B15"/>
            <calcext:condition calcext:apply-style-name="cellule temps" calcext:value="contains-text(&quot;SetWeather&quot;)" calcext:base-cell-address="Caserne.B15"/>
            <calcext:condition calcext:apply-style-name="cellule temps" calcext:value="contains-text(&quot;SwitchWeather&quot;)" calcext:base-cell-address="Caserne.B15"/>
            <calcext:condition calcext:apply-style-name="cellule temps" calcext:value="contains-text(&quot;NextDay&quot;)" calcext:base-cell-address="Caserne.B15"/>
            <calcext:condition calcext:apply-style-name="cellule temps" calcext:value="contains-text(&quot;CheckDay&quot;)" calcext:base-cell-address="Caserne.B15"/>
            <calcext:condition calcext:apply-style-name="cellule histoire" calcext:value="contains-text(&quot;Leave&quot;)" calcext:base-cell-address="Caserne.B15"/>
            <calcext:condition calcext:apply-style-name="cellule choice" calcext:value="contains-text(&quot;Choice&quot;)" calcext:base-cell-address="Caserne.B15"/>
            <calcext:condition calcext:apply-style-name="cellule d'erreur" calcext:value="!=&quot;&quot;" calcext:base-cell-address="Caserne.B15"/>
          </calcext:conditional-format>
          <calcext:conditional-format calcext:target-range-address="'Village pêcheur'.B15:'Village pêcheur'.B15">
            <calcext:condition calcext:apply-style-name="cellule histoire" calcext:value="contains-text(&quot;GoTo&quot;)" calcext:base-cell-address="Caserne.B15"/>
            <calcext:condition calcext:apply-style-name="cellule histoire" calcext:value="contains-text(&quot;Conclude&quot;)" calcext:base-cell-address="Caserne.B15"/>
            <calcext:condition calcext:apply-style-name="cellule random" calcext:value="contains-text(&quot;RandomPercent&quot;)" calcext:base-cell-address="Caserne.B15"/>
            <calcext:condition calcext:apply-style-name="cellule random" calcext:value="contains-text(&quot;RandomRange&quot;)" calcext:base-cell-address="Caserne.B15"/>
            <calcext:condition calcext:apply-style-name="cellule personnages" calcext:value="contains-text(&quot;NewCrew&quot;)" calcext:base-cell-address="Caserne.B15"/>
            <calcext:condition calcext:apply-style-name="cellule personnages" calcext:value="contains-text(&quot;NewCharacter&quot;)" calcext:base-cell-address="Caserne.B15"/>
            <calcext:condition calcext:apply-style-name="cellule personnages" calcext:value="contains-text(&quot;HideOther&quot;)" calcext:base-cell-address="Caserne.B15"/>
            <calcext:condition calcext:apply-style-name="cellule personnages" calcext:value="contains-text(&quot;DeleteOther&quot;)" calcext:base-cell-address="Caserne.B15"/>
            <calcext:condition calcext:apply-style-name="cellule narrateur" calcext:value="contains-text(&quot;Narrator&quot;)" calcext:base-cell-address="Caserne.B15"/>
            <calcext:condition calcext:apply-style-name="cellule set choice" calcext:value="contains-text(&quot;SetChoices&quot;)" calcext:base-cell-address="Caserne.B15"/>
            <calcext:condition calcext:apply-style-name="cellule dialogues" calcext:value="contains-text(&quot;PlayerSpeak&quot;)" calcext:base-cell-address="Caserne.B15"/>
            <calcext:condition calcext:apply-style-name="cellule dialogues" calcext:value="contains-text(&quot;OtherSpeak&quot;)" calcext:base-cell-address="Caserne.B15"/>
            <calcext:condition calcext:apply-style-name="cellule argent" calcext:value="contains-text(&quot;CheckGold&quot;)" calcext:base-cell-address="Caserne.B15"/>
            <calcext:condition calcext:apply-style-name="cellule argent" calcext:value="contains-text(&quot;RemoveGold&quot;)" calcext:base-cell-address="Caserne.B15"/>
            <calcext:condition calcext:apply-style-name="cellule argent" calcext:value="contains-text(&quot;AddGold&quot;)" calcext:base-cell-address="Caserne.B15"/>
            <calcext:condition calcext:apply-style-name="cellule argent" calcext:value="contains-text(&quot;Loot&quot;)" calcext:base-cell-address="Caserne.B15"/>
            <calcext:condition calcext:apply-style-name="cellule argent" calcext:value="contains-text(&quot;Trade&quot;)" calcext:base-cell-address="Caserne.B15"/>
            <calcext:condition calcext:apply-style-name="cellule combat" calcext:value="contains-text(&quot;LaunchCombat&quot;)" calcext:base-cell-address="Caserne.B15"/>
            <calcext:condition calcext:apply-style-name="cellule indice" calcext:value="contains-text(&quot;CheckFormula&quot;)" calcext:base-cell-address="Caserne.B15"/>
            <calcext:condition calcext:apply-style-name="cellule indice" calcext:value="contains-text(&quot;GiveDirection&quot;)" calcext:base-cell-address="Caserne.B15"/>
            <calcext:condition calcext:apply-style-name="cellule temps" calcext:value="contains-text(&quot;SetWeather&quot;)" calcext:base-cell-address="Caserne.B15"/>
            <calcext:condition calcext:apply-style-name="cellule temps" calcext:value="contains-text(&quot;SwitchWeather&quot;)" calcext:base-cell-address="Caserne.B15"/>
            <calcext:condition calcext:apply-style-name="cellule temps" calcext:value="contains-text(&quot;NextDay&quot;)" calcext:base-cell-address="Caserne.B15"/>
            <calcext:condition calcext:apply-style-name="cellule temps" calcext:value="contains-text(&quot;CheckDay&quot;)" calcext:base-cell-address="Caserne.B15"/>
            <calcext:condition calcext:apply-style-name="cellule histoire" calcext:value="contains-text(&quot;Leave&quot;)" calcext:base-cell-address="Caserne.B15"/>
            <calcext:condition calcext:apply-style-name="cellule choice" calcext:value="contains-text(&quot;Choice&quot;)" calcext:base-cell-address="Caserne.B15"/>
            <calcext:condition calcext:apply-style-name="cellule d'erreur" calcext:value="!=&quot;&quot;" calcext:base-cell-address="Caserne.B15"/>
          </calcext:conditional-format>
          <calcext:conditional-format calcext:target-range-address="'Village pêcheur'.B15:'Village pêcheur'.B15">
            <calcext:condition calcext:apply-style-name="cellule histoire" calcext:value="contains-text(&quot;GoTo&quot;)" calcext:base-cell-address="Caserne.B15"/>
            <calcext:condition calcext:apply-style-name="cellule histoire" calcext:value="contains-text(&quot;Conclude&quot;)" calcext:base-cell-address="Caserne.B15"/>
            <calcext:condition calcext:apply-style-name="cellule random" calcext:value="contains-text(&quot;RandomPercent&quot;)" calcext:base-cell-address="Caserne.B15"/>
            <calcext:condition calcext:apply-style-name="cellule random" calcext:value="contains-text(&quot;RandomRange&quot;)" calcext:base-cell-address="Caserne.B15"/>
            <calcext:condition calcext:apply-style-name="cellule personnages" calcext:value="contains-text(&quot;NewCrew&quot;)" calcext:base-cell-address="Caserne.B15"/>
            <calcext:condition calcext:apply-style-name="cellule personnages" calcext:value="contains-text(&quot;NewCharacter&quot;)" calcext:base-cell-address="Caserne.B15"/>
            <calcext:condition calcext:apply-style-name="cellule personnages" calcext:value="contains-text(&quot;HideOther&quot;)" calcext:base-cell-address="Caserne.B15"/>
            <calcext:condition calcext:apply-style-name="cellule personnages" calcext:value="contains-text(&quot;DeleteOther&quot;)" calcext:base-cell-address="Caserne.B15"/>
            <calcext:condition calcext:apply-style-name="cellule narrateur" calcext:value="contains-text(&quot;Narrator&quot;)" calcext:base-cell-address="Caserne.B15"/>
            <calcext:condition calcext:apply-style-name="cellule set choice" calcext:value="contains-text(&quot;SetChoices&quot;)" calcext:base-cell-address="Caserne.B15"/>
            <calcext:condition calcext:apply-style-name="cellule dialogues" calcext:value="contains-text(&quot;PlayerSpeak&quot;)" calcext:base-cell-address="Caserne.B15"/>
            <calcext:condition calcext:apply-style-name="cellule dialogues" calcext:value="contains-text(&quot;OtherSpeak&quot;)" calcext:base-cell-address="Caserne.B15"/>
            <calcext:condition calcext:apply-style-name="cellule argent" calcext:value="contains-text(&quot;CheckGold&quot;)" calcext:base-cell-address="Caserne.B15"/>
            <calcext:condition calcext:apply-style-name="cellule argent" calcext:value="contains-text(&quot;RemoveGold&quot;)" calcext:base-cell-address="Caserne.B15"/>
            <calcext:condition calcext:apply-style-name="cellule argent" calcext:value="contains-text(&quot;AddGold&quot;)" calcext:base-cell-address="Caserne.B15"/>
            <calcext:condition calcext:apply-style-name="cellule argent" calcext:value="contains-text(&quot;Loot&quot;)" calcext:base-cell-address="Caserne.B15"/>
            <calcext:condition calcext:apply-style-name="cellule argent" calcext:value="contains-text(&quot;Trade&quot;)" calcext:base-cell-address="Caserne.B15"/>
            <calcext:condition calcext:apply-style-name="cellule combat" calcext:value="contains-text(&quot;LaunchCombat&quot;)" calcext:base-cell-address="Caserne.B15"/>
            <calcext:condition calcext:apply-style-name="cellule indice" calcext:value="contains-text(&quot;CheckFormula&quot;)" calcext:base-cell-address="Caserne.B15"/>
            <calcext:condition calcext:apply-style-name="cellule indice" calcext:value="contains-text(&quot;GiveDirection&quot;)" calcext:base-cell-address="Caserne.B15"/>
            <calcext:condition calcext:apply-style-name="cellule temps" calcext:value="contains-text(&quot;SetWeather&quot;)" calcext:base-cell-address="Caserne.B15"/>
            <calcext:condition calcext:apply-style-name="cellule temps" calcext:value="contains-text(&quot;SwitchWeather&quot;)" calcext:base-cell-address="Caserne.B15"/>
            <calcext:condition calcext:apply-style-name="cellule temps" calcext:value="contains-text(&quot;NextDay&quot;)" calcext:base-cell-address="Caserne.B15"/>
            <calcext:condition calcext:apply-style-name="cellule temps" calcext:value="contains-text(&quot;CheckDay&quot;)" calcext:base-cell-address="Caserne.B15"/>
            <calcext:condition calcext:apply-style-name="cellule histoire" calcext:value="contains-text(&quot;Leave&quot;)" calcext:base-cell-address="Caserne.B15"/>
            <calcext:condition calcext:apply-style-name="cellule choice" calcext:value="contains-text(&quot;Choice&quot;)" calcext:base-cell-address="Caserne.B15"/>
            <calcext:condition calcext:apply-style-name="cellule d'erreur" calcext:value="!=&quot;&quot;" calcext:base-cell-address="Caserne.B15"/>
          </calcext:conditional-format>
          <calcext:conditional-format calcext:target-range-address="'Village pêcheur'.A13:'Village pêcheur'.A13">
            <calcext:condition calcext:apply-style-name="cellule histoire" calcext:value="contains-text(&quot;GoTo&quot;)" calcext:base-cell-address="Caserne.A13"/>
            <calcext:condition calcext:apply-style-name="cellule histoire" calcext:value="contains-text(&quot;Conclude&quot;)" calcext:base-cell-address="Caserne.A13"/>
            <calcext:condition calcext:apply-style-name="cellule random" calcext:value="contains-text(&quot;RandomPercent&quot;)" calcext:base-cell-address="Caserne.A13"/>
            <calcext:condition calcext:apply-style-name="cellule random" calcext:value="contains-text(&quot;RandomRange&quot;)" calcext:base-cell-address="Caserne.A13"/>
            <calcext:condition calcext:apply-style-name="cellule personnages" calcext:value="contains-text(&quot;NewCrew&quot;)" calcext:base-cell-address="Caserne.A13"/>
            <calcext:condition calcext:apply-style-name="cellule personnages" calcext:value="contains-text(&quot;NewCharacter&quot;)" calcext:base-cell-address="Caserne.A13"/>
            <calcext:condition calcext:apply-style-name="cellule personnages" calcext:value="contains-text(&quot;HideOther&quot;)" calcext:base-cell-address="Caserne.A13"/>
            <calcext:condition calcext:apply-style-name="cellule personnages" calcext:value="contains-text(&quot;DeleteOther&quot;)" calcext:base-cell-address="Caserne.A13"/>
            <calcext:condition calcext:apply-style-name="cellule narrateur" calcext:value="contains-text(&quot;Narrator&quot;)" calcext:base-cell-address="Caserne.A13"/>
            <calcext:condition calcext:apply-style-name="cellule set choice" calcext:value="contains-text(&quot;SetChoices&quot;)" calcext:base-cell-address="Caserne.A13"/>
            <calcext:condition calcext:apply-style-name="cellule dialogues" calcext:value="contains-text(&quot;PlayerSpeak&quot;)" calcext:base-cell-address="Caserne.A13"/>
            <calcext:condition calcext:apply-style-name="cellule dialogues" calcext:value="contains-text(&quot;OtherSpeak&quot;)" calcext:base-cell-address="Caserne.A13"/>
            <calcext:condition calcext:apply-style-name="cellule argent" calcext:value="contains-text(&quot;CheckGold&quot;)" calcext:base-cell-address="Caserne.A13"/>
            <calcext:condition calcext:apply-style-name="cellule argent" calcext:value="contains-text(&quot;RemoveGold&quot;)" calcext:base-cell-address="Caserne.A13"/>
            <calcext:condition calcext:apply-style-name="cellule argent" calcext:value="contains-text(&quot;AddGold&quot;)" calcext:base-cell-address="Caserne.A13"/>
            <calcext:condition calcext:apply-style-name="cellule argent" calcext:value="contains-text(&quot;Loot&quot;)" calcext:base-cell-address="Caserne.A13"/>
            <calcext:condition calcext:apply-style-name="cellule argent" calcext:value="contains-text(&quot;Trade&quot;)" calcext:base-cell-address="Caserne.A13"/>
            <calcext:condition calcext:apply-style-name="cellule combat" calcext:value="contains-text(&quot;LaunchCombat&quot;)" calcext:base-cell-address="Caserne.A13"/>
            <calcext:condition calcext:apply-style-name="cellule indice" calcext:value="contains-text(&quot;CheckFormula&quot;)" calcext:base-cell-address="Caserne.A13"/>
            <calcext:condition calcext:apply-style-name="cellule indice" calcext:value="contains-text(&quot;GiveDirection&quot;)" calcext:base-cell-address="Caserne.A13"/>
            <calcext:condition calcext:apply-style-name="cellule temps" calcext:value="contains-text(&quot;SetWeather&quot;)" calcext:base-cell-address="Caserne.A13"/>
            <calcext:condition calcext:apply-style-name="cellule temps" calcext:value="contains-text(&quot;SwitchWeather&quot;)" calcext:base-cell-address="Caserne.A13"/>
            <calcext:condition calcext:apply-style-name="cellule temps" calcext:value="contains-text(&quot;NextDay&quot;)" calcext:base-cell-address="Caserne.A13"/>
            <calcext:condition calcext:apply-style-name="cellule temps" calcext:value="contains-text(&quot;CheckDay&quot;)" calcext:base-cell-address="Caserne.A13"/>
            <calcext:condition calcext:apply-style-name="cellule histoire" calcext:value="contains-text(&quot;Leave&quot;)" calcext:base-cell-address="Caserne.A13"/>
            <calcext:condition calcext:apply-style-name="cellule choice" calcext:value="contains-text(&quot;Choice&quot;)" calcext:base-cell-address="Caserne.A13"/>
            <calcext:condition calcext:apply-style-name="cellule d'erreur" calcext:value="!=&quot;&quot;" calcext:base-cell-address="Caserne.A13"/>
          </calcext:conditional-format>
          <calcext:conditional-format calcext:target-range-address="'Village pêcheur'.A13:'Village pêcheur'.A13">
            <calcext:condition calcext:apply-style-name="cellule histoire" calcext:value="contains-text(&quot;GoTo&quot;)" calcext:base-cell-address="Caserne.A13"/>
            <calcext:condition calcext:apply-style-name="cellule histoire" calcext:value="contains-text(&quot;Conclude&quot;)" calcext:base-cell-address="Caserne.A13"/>
            <calcext:condition calcext:apply-style-name="cellule random" calcext:value="contains-text(&quot;RandomPercent&quot;)" calcext:base-cell-address="Caserne.A13"/>
            <calcext:condition calcext:apply-style-name="cellule random" calcext:value="contains-text(&quot;RandomRange&quot;)" calcext:base-cell-address="Caserne.A13"/>
            <calcext:condition calcext:apply-style-name="cellule personnages" calcext:value="contains-text(&quot;NewCrew&quot;)" calcext:base-cell-address="Caserne.A13"/>
            <calcext:condition calcext:apply-style-name="cellule personnages" calcext:value="contains-text(&quot;NewCharacter&quot;)" calcext:base-cell-address="Caserne.A13"/>
            <calcext:condition calcext:apply-style-name="cellule personnages" calcext:value="contains-text(&quot;HideOther&quot;)" calcext:base-cell-address="Caserne.A13"/>
            <calcext:condition calcext:apply-style-name="cellule personnages" calcext:value="contains-text(&quot;DeleteOther&quot;)" calcext:base-cell-address="Caserne.A13"/>
            <calcext:condition calcext:apply-style-name="cellule narrateur" calcext:value="contains-text(&quot;Narrator&quot;)" calcext:base-cell-address="Caserne.A13"/>
            <calcext:condition calcext:apply-style-name="cellule set choice" calcext:value="contains-text(&quot;SetChoices&quot;)" calcext:base-cell-address="Caserne.A13"/>
            <calcext:condition calcext:apply-style-name="cellule dialogues" calcext:value="contains-text(&quot;PlayerSpeak&quot;)" calcext:base-cell-address="Caserne.A13"/>
            <calcext:condition calcext:apply-style-name="cellule dialogues" calcext:value="contains-text(&quot;OtherSpeak&quot;)" calcext:base-cell-address="Caserne.A13"/>
            <calcext:condition calcext:apply-style-name="cellule argent" calcext:value="contains-text(&quot;CheckGold&quot;)" calcext:base-cell-address="Caserne.A13"/>
            <calcext:condition calcext:apply-style-name="cellule argent" calcext:value="contains-text(&quot;RemoveGold&quot;)" calcext:base-cell-address="Caserne.A13"/>
            <calcext:condition calcext:apply-style-name="cellule argent" calcext:value="contains-text(&quot;AddGold&quot;)" calcext:base-cell-address="Caserne.A13"/>
            <calcext:condition calcext:apply-style-name="cellule argent" calcext:value="contains-text(&quot;Loot&quot;)" calcext:base-cell-address="Caserne.A13"/>
            <calcext:condition calcext:apply-style-name="cellule argent" calcext:value="contains-text(&quot;Trade&quot;)" calcext:base-cell-address="Caserne.A13"/>
            <calcext:condition calcext:apply-style-name="cellule combat" calcext:value="contains-text(&quot;LaunchCombat&quot;)" calcext:base-cell-address="Caserne.A13"/>
            <calcext:condition calcext:apply-style-name="cellule indice" calcext:value="contains-text(&quot;CheckFormula&quot;)" calcext:base-cell-address="Caserne.A13"/>
            <calcext:condition calcext:apply-style-name="cellule indice" calcext:value="contains-text(&quot;GiveDirection&quot;)" calcext:base-cell-address="Caserne.A13"/>
            <calcext:condition calcext:apply-style-name="cellule temps" calcext:value="contains-text(&quot;SetWeather&quot;)" calcext:base-cell-address="Caserne.A13"/>
            <calcext:condition calcext:apply-style-name="cellule temps" calcext:value="contains-text(&quot;SwitchWeather&quot;)" calcext:base-cell-address="Caserne.A13"/>
            <calcext:condition calcext:apply-style-name="cellule temps" calcext:value="contains-text(&quot;NextDay&quot;)" calcext:base-cell-address="Caserne.A13"/>
            <calcext:condition calcext:apply-style-name="cellule temps" calcext:value="contains-text(&quot;CheckDay&quot;)" calcext:base-cell-address="Caserne.A13"/>
            <calcext:condition calcext:apply-style-name="cellule histoire" calcext:value="contains-text(&quot;Leave&quot;)" calcext:base-cell-address="Caserne.A13"/>
            <calcext:condition calcext:apply-style-name="cellule choice" calcext:value="contains-text(&quot;Choice&quot;)" calcext:base-cell-address="Caserne.A13"/>
            <calcext:condition calcext:apply-style-name="cellule d'erreur" calcext:value="!=&quot;&quot;" calcext:base-cell-address="Caserne.A13"/>
          </calcext:conditional-format>
          <calcext:conditional-format calcext:target-range-address="'Village pêcheur'.A13:'Village pêcheur'.A13">
            <calcext:condition calcext:apply-style-name="cellule histoire" calcext:value="contains-text(&quot;GoTo&quot;)" calcext:base-cell-address="Caserne.A13"/>
            <calcext:condition calcext:apply-style-name="cellule histoire" calcext:value="contains-text(&quot;Conclude&quot;)" calcext:base-cell-address="Caserne.A13"/>
            <calcext:condition calcext:apply-style-name="cellule random" calcext:value="contains-text(&quot;RandomPercent&quot;)" calcext:base-cell-address="Caserne.A13"/>
            <calcext:condition calcext:apply-style-name="cellule random" calcext:value="contains-text(&quot;RandomRange&quot;)" calcext:base-cell-address="Caserne.A13"/>
            <calcext:condition calcext:apply-style-name="cellule personnages" calcext:value="contains-text(&quot;NewCrew&quot;)" calcext:base-cell-address="Caserne.A13"/>
            <calcext:condition calcext:apply-style-name="cellule personnages" calcext:value="contains-text(&quot;NewCharacter&quot;)" calcext:base-cell-address="Caserne.A13"/>
            <calcext:condition calcext:apply-style-name="cellule personnages" calcext:value="contains-text(&quot;HideOther&quot;)" calcext:base-cell-address="Caserne.A13"/>
            <calcext:condition calcext:apply-style-name="cellule personnages" calcext:value="contains-text(&quot;DeleteOther&quot;)" calcext:base-cell-address="Caserne.A13"/>
            <calcext:condition calcext:apply-style-name="cellule narrateur" calcext:value="contains-text(&quot;Narrator&quot;)" calcext:base-cell-address="Caserne.A13"/>
            <calcext:condition calcext:apply-style-name="cellule set choice" calcext:value="contains-text(&quot;SetChoices&quot;)" calcext:base-cell-address="Caserne.A13"/>
            <calcext:condition calcext:apply-style-name="cellule dialogues" calcext:value="contains-text(&quot;PlayerSpeak&quot;)" calcext:base-cell-address="Caserne.A13"/>
            <calcext:condition calcext:apply-style-name="cellule dialogues" calcext:value="contains-text(&quot;OtherSpeak&quot;)" calcext:base-cell-address="Caserne.A13"/>
            <calcext:condition calcext:apply-style-name="cellule argent" calcext:value="contains-text(&quot;CheckGold&quot;)" calcext:base-cell-address="Caserne.A13"/>
            <calcext:condition calcext:apply-style-name="cellule argent" calcext:value="contains-text(&quot;RemoveGold&quot;)" calcext:base-cell-address="Caserne.A13"/>
            <calcext:condition calcext:apply-style-name="cellule argent" calcext:value="contains-text(&quot;AddGold&quot;)" calcext:base-cell-address="Caserne.A13"/>
            <calcext:condition calcext:apply-style-name="cellule argent" calcext:value="contains-text(&quot;Loot&quot;)" calcext:base-cell-address="Caserne.A13"/>
            <calcext:condition calcext:apply-style-name="cellule argent" calcext:value="contains-text(&quot;Trade&quot;)" calcext:base-cell-address="Caserne.A13"/>
            <calcext:condition calcext:apply-style-name="cellule combat" calcext:value="contains-text(&quot;LaunchCombat&quot;)" calcext:base-cell-address="Caserne.A13"/>
            <calcext:condition calcext:apply-style-name="cellule indice" calcext:value="contains-text(&quot;CheckFormula&quot;)" calcext:base-cell-address="Caserne.A13"/>
            <calcext:condition calcext:apply-style-name="cellule indice" calcext:value="contains-text(&quot;GiveDirection&quot;)" calcext:base-cell-address="Caserne.A13"/>
            <calcext:condition calcext:apply-style-name="cellule temps" calcext:value="contains-text(&quot;SetWeather&quot;)" calcext:base-cell-address="Caserne.A13"/>
            <calcext:condition calcext:apply-style-name="cellule temps" calcext:value="contains-text(&quot;SwitchWeather&quot;)" calcext:base-cell-address="Caserne.A13"/>
            <calcext:condition calcext:apply-style-name="cellule temps" calcext:value="contains-text(&quot;NextDay&quot;)" calcext:base-cell-address="Caserne.A13"/>
            <calcext:condition calcext:apply-style-name="cellule temps" calcext:value="contains-text(&quot;CheckDay&quot;)" calcext:base-cell-address="Caserne.A13"/>
            <calcext:condition calcext:apply-style-name="cellule histoire" calcext:value="contains-text(&quot;Leave&quot;)" calcext:base-cell-address="Caserne.A13"/>
            <calcext:condition calcext:apply-style-name="cellule choice" calcext:value="contains-text(&quot;Choice&quot;)" calcext:base-cell-address="Caserne.A13"/>
            <calcext:condition calcext:apply-style-name="cellule d'erreur" calcext:value="!=&quot;&quot;" calcext:base-cell-address="Caserne.A13"/>
          </calcext:conditional-format>
          <calcext:conditional-format calcext:target-range-address="'Village pêcheur'.A13:'Village pêcheur'.A13">
            <calcext:condition calcext:apply-style-name="cellule histoire" calcext:value="contains-text(&quot;GoTo&quot;)" calcext:base-cell-address="Caserne.A13"/>
            <calcext:condition calcext:apply-style-name="cellule histoire" calcext:value="contains-text(&quot;Conclude&quot;)" calcext:base-cell-address="Caserne.A13"/>
            <calcext:condition calcext:apply-style-name="cellule random" calcext:value="contains-text(&quot;RandomPercent&quot;)" calcext:base-cell-address="Caserne.A13"/>
            <calcext:condition calcext:apply-style-name="cellule random" calcext:value="contains-text(&quot;RandomRange&quot;)" calcext:base-cell-address="Caserne.A13"/>
            <calcext:condition calcext:apply-style-name="cellule personnages" calcext:value="contains-text(&quot;NewCrew&quot;)" calcext:base-cell-address="Caserne.A13"/>
            <calcext:condition calcext:apply-style-name="cellule personnages" calcext:value="contains-text(&quot;NewCharacter&quot;)" calcext:base-cell-address="Caserne.A13"/>
            <calcext:condition calcext:apply-style-name="cellule personnages" calcext:value="contains-text(&quot;HideOther&quot;)" calcext:base-cell-address="Caserne.A13"/>
            <calcext:condition calcext:apply-style-name="cellule personnages" calcext:value="contains-text(&quot;DeleteOther&quot;)" calcext:base-cell-address="Caserne.A13"/>
            <calcext:condition calcext:apply-style-name="cellule narrateur" calcext:value="contains-text(&quot;Narrator&quot;)" calcext:base-cell-address="Caserne.A13"/>
            <calcext:condition calcext:apply-style-name="cellule set choice" calcext:value="contains-text(&quot;SetChoices&quot;)" calcext:base-cell-address="Caserne.A13"/>
            <calcext:condition calcext:apply-style-name="cellule dialogues" calcext:value="contains-text(&quot;PlayerSpeak&quot;)" calcext:base-cell-address="Caserne.A13"/>
            <calcext:condition calcext:apply-style-name="cellule dialogues" calcext:value="contains-text(&quot;OtherSpeak&quot;)" calcext:base-cell-address="Caserne.A13"/>
            <calcext:condition calcext:apply-style-name="cellule argent" calcext:value="contains-text(&quot;CheckGold&quot;)" calcext:base-cell-address="Caserne.A13"/>
            <calcext:condition calcext:apply-style-name="cellule argent" calcext:value="contains-text(&quot;RemoveGold&quot;)" calcext:base-cell-address="Caserne.A13"/>
            <calcext:condition calcext:apply-style-name="cellule argent" calcext:value="contains-text(&quot;AddGold&quot;)" calcext:base-cell-address="Caserne.A13"/>
            <calcext:condition calcext:apply-style-name="cellule argent" calcext:value="contains-text(&quot;Loot&quot;)" calcext:base-cell-address="Caserne.A13"/>
            <calcext:condition calcext:apply-style-name="cellule argent" calcext:value="contains-text(&quot;Trade&quot;)" calcext:base-cell-address="Caserne.A13"/>
            <calcext:condition calcext:apply-style-name="cellule combat" calcext:value="contains-text(&quot;LaunchCombat&quot;)" calcext:base-cell-address="Caserne.A13"/>
            <calcext:condition calcext:apply-style-name="cellule indice" calcext:value="contains-text(&quot;CheckFormula&quot;)" calcext:base-cell-address="Caserne.A13"/>
            <calcext:condition calcext:apply-style-name="cellule indice" calcext:value="contains-text(&quot;GiveDirection&quot;)" calcext:base-cell-address="Caserne.A13"/>
            <calcext:condition calcext:apply-style-name="cellule temps" calcext:value="contains-text(&quot;SetWeather&quot;)" calcext:base-cell-address="Caserne.A13"/>
            <calcext:condition calcext:apply-style-name="cellule temps" calcext:value="contains-text(&quot;SwitchWeather&quot;)" calcext:base-cell-address="Caserne.A13"/>
            <calcext:condition calcext:apply-style-name="cellule temps" calcext:value="contains-text(&quot;NextDay&quot;)" calcext:base-cell-address="Caserne.A13"/>
            <calcext:condition calcext:apply-style-name="cellule temps" calcext:value="contains-text(&quot;CheckDay&quot;)" calcext:base-cell-address="Caserne.A13"/>
            <calcext:condition calcext:apply-style-name="cellule histoire" calcext:value="contains-text(&quot;Leave&quot;)" calcext:base-cell-address="Caserne.A13"/>
            <calcext:condition calcext:apply-style-name="cellule choice" calcext:value="contains-text(&quot;Choice&quot;)" calcext:base-cell-address="Caserne.A13"/>
            <calcext:condition calcext:apply-style-name="cellule d'erreur" calcext:value="!=&quot;&quot;" calcext:base-cell-address="Caserne.A13"/>
          </calcext:conditional-format>
          <calcext:conditional-format calcext:target-range-address="'Village pêcheur'.A13:'Village pêcheur'.A13">
            <calcext:condition calcext:apply-style-name="cellule histoire" calcext:value="contains-text(&quot;GoTo&quot;)" calcext:base-cell-address="Caserne.A13"/>
            <calcext:condition calcext:apply-style-name="cellule histoire" calcext:value="contains-text(&quot;Conclude&quot;)" calcext:base-cell-address="Caserne.A13"/>
            <calcext:condition calcext:apply-style-name="cellule random" calcext:value="contains-text(&quot;RandomPercent&quot;)" calcext:base-cell-address="Caserne.A13"/>
            <calcext:condition calcext:apply-style-name="cellule random" calcext:value="contains-text(&quot;RandomRange&quot;)" calcext:base-cell-address="Caserne.A13"/>
            <calcext:condition calcext:apply-style-name="cellule personnages" calcext:value="contains-text(&quot;NewCrew&quot;)" calcext:base-cell-address="Caserne.A13"/>
            <calcext:condition calcext:apply-style-name="cellule personnages" calcext:value="contains-text(&quot;NewCharacter&quot;)" calcext:base-cell-address="Caserne.A13"/>
            <calcext:condition calcext:apply-style-name="cellule personnages" calcext:value="contains-text(&quot;HideOther&quot;)" calcext:base-cell-address="Caserne.A13"/>
            <calcext:condition calcext:apply-style-name="cellule personnages" calcext:value="contains-text(&quot;DeleteOther&quot;)" calcext:base-cell-address="Caserne.A13"/>
            <calcext:condition calcext:apply-style-name="cellule narrateur" calcext:value="contains-text(&quot;Narrator&quot;)" calcext:base-cell-address="Caserne.A13"/>
            <calcext:condition calcext:apply-style-name="cellule set choice" calcext:value="contains-text(&quot;SetChoices&quot;)" calcext:base-cell-address="Caserne.A13"/>
            <calcext:condition calcext:apply-style-name="cellule dialogues" calcext:value="contains-text(&quot;PlayerSpeak&quot;)" calcext:base-cell-address="Caserne.A13"/>
            <calcext:condition calcext:apply-style-name="cellule dialogues" calcext:value="contains-text(&quot;OtherSpeak&quot;)" calcext:base-cell-address="Caserne.A13"/>
            <calcext:condition calcext:apply-style-name="cellule argent" calcext:value="contains-text(&quot;CheckGold&quot;)" calcext:base-cell-address="Caserne.A13"/>
            <calcext:condition calcext:apply-style-name="cellule argent" calcext:value="contains-text(&quot;RemoveGold&quot;)" calcext:base-cell-address="Caserne.A13"/>
            <calcext:condition calcext:apply-style-name="cellule argent" calcext:value="contains-text(&quot;AddGold&quot;)" calcext:base-cell-address="Caserne.A13"/>
            <calcext:condition calcext:apply-style-name="cellule argent" calcext:value="contains-text(&quot;Loot&quot;)" calcext:base-cell-address="Caserne.A13"/>
            <calcext:condition calcext:apply-style-name="cellule argent" calcext:value="contains-text(&quot;Trade&quot;)" calcext:base-cell-address="Caserne.A13"/>
            <calcext:condition calcext:apply-style-name="cellule combat" calcext:value="contains-text(&quot;LaunchCombat&quot;)" calcext:base-cell-address="Caserne.A13"/>
            <calcext:condition calcext:apply-style-name="cellule indice" calcext:value="contains-text(&quot;CheckFormula&quot;)" calcext:base-cell-address="Caserne.A13"/>
            <calcext:condition calcext:apply-style-name="cellule indice" calcext:value="contains-text(&quot;GiveDirection&quot;)" calcext:base-cell-address="Caserne.A13"/>
            <calcext:condition calcext:apply-style-name="cellule temps" calcext:value="contains-text(&quot;SetWeather&quot;)" calcext:base-cell-address="Caserne.A13"/>
            <calcext:condition calcext:apply-style-name="cellule temps" calcext:value="contains-text(&quot;SwitchWeather&quot;)" calcext:base-cell-address="Caserne.A13"/>
            <calcext:condition calcext:apply-style-name="cellule temps" calcext:value="contains-text(&quot;NextDay&quot;)" calcext:base-cell-address="Caserne.A13"/>
            <calcext:condition calcext:apply-style-name="cellule temps" calcext:value="contains-text(&quot;CheckDay&quot;)" calcext:base-cell-address="Caserne.A13"/>
            <calcext:condition calcext:apply-style-name="cellule histoire" calcext:value="contains-text(&quot;Leave&quot;)" calcext:base-cell-address="Caserne.A13"/>
            <calcext:condition calcext:apply-style-name="cellule choice" calcext:value="contains-text(&quot;Choice&quot;)" calcext:base-cell-address="Caserne.A13"/>
            <calcext:condition calcext:apply-style-name="cellule d'erreur" calcext:value="!=&quot;&quot;" calcext:base-cell-address="Caserne.A13"/>
          </calcext:conditional-format>
          <calcext:conditional-format calcext:target-range-address="'Village pêcheur'.A13:'Village pêcheur'.A13">
            <calcext:condition calcext:apply-style-name="cellule histoire" calcext:value="contains-text(&quot;GoTo&quot;)" calcext:base-cell-address="Caserne.A13"/>
            <calcext:condition calcext:apply-style-name="cellule histoire" calcext:value="contains-text(&quot;Conclude&quot;)" calcext:base-cell-address="Caserne.A13"/>
            <calcext:condition calcext:apply-style-name="cellule random" calcext:value="contains-text(&quot;RandomPercent&quot;)" calcext:base-cell-address="Caserne.A13"/>
            <calcext:condition calcext:apply-style-name="cellule random" calcext:value="contains-text(&quot;RandomRange&quot;)" calcext:base-cell-address="Caserne.A13"/>
            <calcext:condition calcext:apply-style-name="cellule personnages" calcext:value="contains-text(&quot;NewCrew&quot;)" calcext:base-cell-address="Caserne.A13"/>
            <calcext:condition calcext:apply-style-name="cellule personnages" calcext:value="contains-text(&quot;NewCharacter&quot;)" calcext:base-cell-address="Caserne.A13"/>
            <calcext:condition calcext:apply-style-name="cellule personnages" calcext:value="contains-text(&quot;HideOther&quot;)" calcext:base-cell-address="Caserne.A13"/>
            <calcext:condition calcext:apply-style-name="cellule personnages" calcext:value="contains-text(&quot;DeleteOther&quot;)" calcext:base-cell-address="Caserne.A13"/>
            <calcext:condition calcext:apply-style-name="cellule narrateur" calcext:value="contains-text(&quot;Narrator&quot;)" calcext:base-cell-address="Caserne.A13"/>
            <calcext:condition calcext:apply-style-name="cellule set choice" calcext:value="contains-text(&quot;SetChoices&quot;)" calcext:base-cell-address="Caserne.A13"/>
            <calcext:condition calcext:apply-style-name="cellule dialogues" calcext:value="contains-text(&quot;PlayerSpeak&quot;)" calcext:base-cell-address="Caserne.A13"/>
            <calcext:condition calcext:apply-style-name="cellule dialogues" calcext:value="contains-text(&quot;OtherSpeak&quot;)" calcext:base-cell-address="Caserne.A13"/>
            <calcext:condition calcext:apply-style-name="cellule argent" calcext:value="contains-text(&quot;CheckGold&quot;)" calcext:base-cell-address="Caserne.A13"/>
            <calcext:condition calcext:apply-style-name="cellule argent" calcext:value="contains-text(&quot;RemoveGold&quot;)" calcext:base-cell-address="Caserne.A13"/>
            <calcext:condition calcext:apply-style-name="cellule argent" calcext:value="contains-text(&quot;AddGold&quot;)" calcext:base-cell-address="Caserne.A13"/>
            <calcext:condition calcext:apply-style-name="cellule argent" calcext:value="contains-text(&quot;Loot&quot;)" calcext:base-cell-address="Caserne.A13"/>
            <calcext:condition calcext:apply-style-name="cellule argent" calcext:value="contains-text(&quot;Trade&quot;)" calcext:base-cell-address="Caserne.A13"/>
            <calcext:condition calcext:apply-style-name="cellule combat" calcext:value="contains-text(&quot;LaunchCombat&quot;)" calcext:base-cell-address="Caserne.A13"/>
            <calcext:condition calcext:apply-style-name="cellule indice" calcext:value="contains-text(&quot;CheckFormula&quot;)" calcext:base-cell-address="Caserne.A13"/>
            <calcext:condition calcext:apply-style-name="cellule indice" calcext:value="contains-text(&quot;GiveDirection&quot;)" calcext:base-cell-address="Caserne.A13"/>
            <calcext:condition calcext:apply-style-name="cellule temps" calcext:value="contains-text(&quot;SetWeather&quot;)" calcext:base-cell-address="Caserne.A13"/>
            <calcext:condition calcext:apply-style-name="cellule temps" calcext:value="contains-text(&quot;SwitchWeather&quot;)" calcext:base-cell-address="Caserne.A13"/>
            <calcext:condition calcext:apply-style-name="cellule temps" calcext:value="contains-text(&quot;NextDay&quot;)" calcext:base-cell-address="Caserne.A13"/>
            <calcext:condition calcext:apply-style-name="cellule temps" calcext:value="contains-text(&quot;CheckDay&quot;)" calcext:base-cell-address="Caserne.A13"/>
            <calcext:condition calcext:apply-style-name="cellule histoire" calcext:value="contains-text(&quot;Leave&quot;)" calcext:base-cell-address="Caserne.A13"/>
            <calcext:condition calcext:apply-style-name="cellule choice" calcext:value="contains-text(&quot;Choice&quot;)" calcext:base-cell-address="Caserne.A13"/>
            <calcext:condition calcext:apply-style-name="cellule d'erreur" calcext:value="!=&quot;&quot;" calcext:base-cell-address="Caserne.A13"/>
          </calcext:conditional-format>
          <calcext:conditional-format calcext:target-range-address="'Village pêcheur'.A13:'Village pêcheur'.A13">
            <calcext:condition calcext:apply-style-name="cellule histoire" calcext:value="contains-text(&quot;GoTo&quot;)" calcext:base-cell-address="Caserne.A13"/>
            <calcext:condition calcext:apply-style-name="cellule histoire" calcext:value="contains-text(&quot;Conclude&quot;)" calcext:base-cell-address="Caserne.A13"/>
            <calcext:condition calcext:apply-style-name="cellule random" calcext:value="contains-text(&quot;RandomPercent&quot;)" calcext:base-cell-address="Caserne.A13"/>
            <calcext:condition calcext:apply-style-name="cellule random" calcext:value="contains-text(&quot;RandomRange&quot;)" calcext:base-cell-address="Caserne.A13"/>
            <calcext:condition calcext:apply-style-name="cellule personnages" calcext:value="contains-text(&quot;NewCrew&quot;)" calcext:base-cell-address="Caserne.A13"/>
            <calcext:condition calcext:apply-style-name="cellule personnages" calcext:value="contains-text(&quot;NewCharacter&quot;)" calcext:base-cell-address="Caserne.A13"/>
            <calcext:condition calcext:apply-style-name="cellule personnages" calcext:value="contains-text(&quot;HideOther&quot;)" calcext:base-cell-address="Caserne.A13"/>
            <calcext:condition calcext:apply-style-name="cellule personnages" calcext:value="contains-text(&quot;DeleteOther&quot;)" calcext:base-cell-address="Caserne.A13"/>
            <calcext:condition calcext:apply-style-name="cellule narrateur" calcext:value="contains-text(&quot;Narrator&quot;)" calcext:base-cell-address="Caserne.A13"/>
            <calcext:condition calcext:apply-style-name="cellule set choice" calcext:value="contains-text(&quot;SetChoices&quot;)" calcext:base-cell-address="Caserne.A13"/>
            <calcext:condition calcext:apply-style-name="cellule dialogues" calcext:value="contains-text(&quot;PlayerSpeak&quot;)" calcext:base-cell-address="Caserne.A13"/>
            <calcext:condition calcext:apply-style-name="cellule dialogues" calcext:value="contains-text(&quot;OtherSpeak&quot;)" calcext:base-cell-address="Caserne.A13"/>
            <calcext:condition calcext:apply-style-name="cellule argent" calcext:value="contains-text(&quot;CheckGold&quot;)" calcext:base-cell-address="Caserne.A13"/>
            <calcext:condition calcext:apply-style-name="cellule argent" calcext:value="contains-text(&quot;RemoveGold&quot;)" calcext:base-cell-address="Caserne.A13"/>
            <calcext:condition calcext:apply-style-name="cellule argent" calcext:value="contains-text(&quot;AddGold&quot;)" calcext:base-cell-address="Caserne.A13"/>
            <calcext:condition calcext:apply-style-name="cellule argent" calcext:value="contains-text(&quot;Loot&quot;)" calcext:base-cell-address="Caserne.A13"/>
            <calcext:condition calcext:apply-style-name="cellule argent" calcext:value="contains-text(&quot;Trade&quot;)" calcext:base-cell-address="Caserne.A13"/>
            <calcext:condition calcext:apply-style-name="cellule combat" calcext:value="contains-text(&quot;LaunchCombat&quot;)" calcext:base-cell-address="Caserne.A13"/>
            <calcext:condition calcext:apply-style-name="cellule indice" calcext:value="contains-text(&quot;CheckFormula&quot;)" calcext:base-cell-address="Caserne.A13"/>
            <calcext:condition calcext:apply-style-name="cellule indice" calcext:value="contains-text(&quot;GiveDirection&quot;)" calcext:base-cell-address="Caserne.A13"/>
            <calcext:condition calcext:apply-style-name="cellule temps" calcext:value="contains-text(&quot;SetWeather&quot;)" calcext:base-cell-address="Caserne.A13"/>
            <calcext:condition calcext:apply-style-name="cellule temps" calcext:value="contains-text(&quot;SwitchWeather&quot;)" calcext:base-cell-address="Caserne.A13"/>
            <calcext:condition calcext:apply-style-name="cellule temps" calcext:value="contains-text(&quot;NextDay&quot;)" calcext:base-cell-address="Caserne.A13"/>
            <calcext:condition calcext:apply-style-name="cellule temps" calcext:value="contains-text(&quot;CheckDay&quot;)" calcext:base-cell-address="Caserne.A13"/>
            <calcext:condition calcext:apply-style-name="cellule histoire" calcext:value="contains-text(&quot;Leave&quot;)" calcext:base-cell-address="Caserne.A13"/>
            <calcext:condition calcext:apply-style-name="cellule choice" calcext:value="contains-text(&quot;Choice&quot;)" calcext:base-cell-address="Caserne.A13"/>
            <calcext:condition calcext:apply-style-name="cellule d'erreur" calcext:value="!=&quot;&quot;" calcext:base-cell-address="Caserne.A13"/>
          </calcext:conditional-format>
          <calcext:conditional-format calcext:target-range-address="'Village pêcheur'.A12:'Village pêcheur'.A12">
            <calcext:condition calcext:apply-style-name="cellule histoire" calcext:value="contains-text(&quot;GoTo&quot;)" calcext:base-cell-address="Caserne.A12"/>
            <calcext:condition calcext:apply-style-name="cellule histoire" calcext:value="contains-text(&quot;Conclude&quot;)" calcext:base-cell-address="Caserne.A12"/>
            <calcext:condition calcext:apply-style-name="cellule random" calcext:value="contains-text(&quot;RandomPercent&quot;)" calcext:base-cell-address="Caserne.A12"/>
            <calcext:condition calcext:apply-style-name="cellule random" calcext:value="contains-text(&quot;RandomRange&quot;)" calcext:base-cell-address="Caserne.A12"/>
            <calcext:condition calcext:apply-style-name="cellule personnages" calcext:value="contains-text(&quot;NewCrew&quot;)" calcext:base-cell-address="Caserne.A12"/>
            <calcext:condition calcext:apply-style-name="cellule personnages" calcext:value="contains-text(&quot;NewCharacter&quot;)" calcext:base-cell-address="Caserne.A12"/>
            <calcext:condition calcext:apply-style-name="cellule personnages" calcext:value="contains-text(&quot;HideOther&quot;)" calcext:base-cell-address="Caserne.A12"/>
            <calcext:condition calcext:apply-style-name="cellule personnages" calcext:value="contains-text(&quot;DeleteOther&quot;)" calcext:base-cell-address="Caserne.A12"/>
            <calcext:condition calcext:apply-style-name="cellule narrateur" calcext:value="contains-text(&quot;Narrator&quot;)" calcext:base-cell-address="Caserne.A12"/>
            <calcext:condition calcext:apply-style-name="cellule set choice" calcext:value="contains-text(&quot;SetChoices&quot;)" calcext:base-cell-address="Caserne.A12"/>
            <calcext:condition calcext:apply-style-name="cellule dialogues" calcext:value="contains-text(&quot;PlayerSpeak&quot;)" calcext:base-cell-address="Caserne.A12"/>
            <calcext:condition calcext:apply-style-name="cellule dialogues" calcext:value="contains-text(&quot;OtherSpeak&quot;)" calcext:base-cell-address="Caserne.A12"/>
            <calcext:condition calcext:apply-style-name="cellule argent" calcext:value="contains-text(&quot;CheckGold&quot;)" calcext:base-cell-address="Caserne.A12"/>
            <calcext:condition calcext:apply-style-name="cellule argent" calcext:value="contains-text(&quot;RemoveGold&quot;)" calcext:base-cell-address="Caserne.A12"/>
            <calcext:condition calcext:apply-style-name="cellule argent" calcext:value="contains-text(&quot;AddGold&quot;)" calcext:base-cell-address="Caserne.A12"/>
            <calcext:condition calcext:apply-style-name="cellule argent" calcext:value="contains-text(&quot;Loot&quot;)" calcext:base-cell-address="Caserne.A12"/>
            <calcext:condition calcext:apply-style-name="cellule argent" calcext:value="contains-text(&quot;Trade&quot;)" calcext:base-cell-address="Caserne.A12"/>
            <calcext:condition calcext:apply-style-name="cellule combat" calcext:value="contains-text(&quot;LaunchCombat&quot;)" calcext:base-cell-address="Caserne.A12"/>
            <calcext:condition calcext:apply-style-name="cellule indice" calcext:value="contains-text(&quot;CheckFormula&quot;)" calcext:base-cell-address="Caserne.A12"/>
            <calcext:condition calcext:apply-style-name="cellule indice" calcext:value="contains-text(&quot;GiveDirection&quot;)" calcext:base-cell-address="Caserne.A12"/>
            <calcext:condition calcext:apply-style-name="cellule temps" calcext:value="contains-text(&quot;SetWeather&quot;)" calcext:base-cell-address="Caserne.A12"/>
            <calcext:condition calcext:apply-style-name="cellule temps" calcext:value="contains-text(&quot;SwitchWeather&quot;)" calcext:base-cell-address="Caserne.A12"/>
            <calcext:condition calcext:apply-style-name="cellule temps" calcext:value="contains-text(&quot;NextDay&quot;)" calcext:base-cell-address="Caserne.A12"/>
            <calcext:condition calcext:apply-style-name="cellule temps" calcext:value="contains-text(&quot;CheckDay&quot;)" calcext:base-cell-address="Caserne.A12"/>
            <calcext:condition calcext:apply-style-name="cellule histoire" calcext:value="contains-text(&quot;Leave&quot;)" calcext:base-cell-address="Caserne.A12"/>
            <calcext:condition calcext:apply-style-name="cellule choice" calcext:value="contains-text(&quot;Choice&quot;)" calcext:base-cell-address="Caserne.A12"/>
            <calcext:condition calcext:apply-style-name="cellule d'erreur" calcext:value="!=&quot;&quot;" calcext:base-cell-address="Caserne.A12"/>
          </calcext:conditional-format>
          <calcext:conditional-format calcext:target-range-address="'Village pêcheur'.A12:'Village pêcheur'.A12">
            <calcext:condition calcext:apply-style-name="cellule histoire" calcext:value="contains-text(&quot;GoTo&quot;)" calcext:base-cell-address="Caserne.A12"/>
            <calcext:condition calcext:apply-style-name="cellule histoire" calcext:value="contains-text(&quot;Conclude&quot;)" calcext:base-cell-address="Caserne.A12"/>
            <calcext:condition calcext:apply-style-name="cellule random" calcext:value="contains-text(&quot;RandomPercent&quot;)" calcext:base-cell-address="Caserne.A12"/>
            <calcext:condition calcext:apply-style-name="cellule random" calcext:value="contains-text(&quot;RandomRange&quot;)" calcext:base-cell-address="Caserne.A12"/>
            <calcext:condition calcext:apply-style-name="cellule personnages" calcext:value="contains-text(&quot;NewCrew&quot;)" calcext:base-cell-address="Caserne.A12"/>
            <calcext:condition calcext:apply-style-name="cellule personnages" calcext:value="contains-text(&quot;NewCharacter&quot;)" calcext:base-cell-address="Caserne.A12"/>
            <calcext:condition calcext:apply-style-name="cellule personnages" calcext:value="contains-text(&quot;HideOther&quot;)" calcext:base-cell-address="Caserne.A12"/>
            <calcext:condition calcext:apply-style-name="cellule personnages" calcext:value="contains-text(&quot;DeleteOther&quot;)" calcext:base-cell-address="Caserne.A12"/>
            <calcext:condition calcext:apply-style-name="cellule narrateur" calcext:value="contains-text(&quot;Narrator&quot;)" calcext:base-cell-address="Caserne.A12"/>
            <calcext:condition calcext:apply-style-name="cellule set choice" calcext:value="contains-text(&quot;SetChoices&quot;)" calcext:base-cell-address="Caserne.A12"/>
            <calcext:condition calcext:apply-style-name="cellule dialogues" calcext:value="contains-text(&quot;PlayerSpeak&quot;)" calcext:base-cell-address="Caserne.A12"/>
            <calcext:condition calcext:apply-style-name="cellule dialogues" calcext:value="contains-text(&quot;OtherSpeak&quot;)" calcext:base-cell-address="Caserne.A12"/>
            <calcext:condition calcext:apply-style-name="cellule argent" calcext:value="contains-text(&quot;CheckGold&quot;)" calcext:base-cell-address="Caserne.A12"/>
            <calcext:condition calcext:apply-style-name="cellule argent" calcext:value="contains-text(&quot;RemoveGold&quot;)" calcext:base-cell-address="Caserne.A12"/>
            <calcext:condition calcext:apply-style-name="cellule argent" calcext:value="contains-text(&quot;AddGold&quot;)" calcext:base-cell-address="Caserne.A12"/>
            <calcext:condition calcext:apply-style-name="cellule argent" calcext:value="contains-text(&quot;Loot&quot;)" calcext:base-cell-address="Caserne.A12"/>
            <calcext:condition calcext:apply-style-name="cellule argent" calcext:value="contains-text(&quot;Trade&quot;)" calcext:base-cell-address="Caserne.A12"/>
            <calcext:condition calcext:apply-style-name="cellule combat" calcext:value="contains-text(&quot;LaunchCombat&quot;)" calcext:base-cell-address="Caserne.A12"/>
            <calcext:condition calcext:apply-style-name="cellule indice" calcext:value="contains-text(&quot;CheckFormula&quot;)" calcext:base-cell-address="Caserne.A12"/>
            <calcext:condition calcext:apply-style-name="cellule indice" calcext:value="contains-text(&quot;GiveDirection&quot;)" calcext:base-cell-address="Caserne.A12"/>
            <calcext:condition calcext:apply-style-name="cellule temps" calcext:value="contains-text(&quot;SetWeather&quot;)" calcext:base-cell-address="Caserne.A12"/>
            <calcext:condition calcext:apply-style-name="cellule temps" calcext:value="contains-text(&quot;SwitchWeather&quot;)" calcext:base-cell-address="Caserne.A12"/>
            <calcext:condition calcext:apply-style-name="cellule temps" calcext:value="contains-text(&quot;NextDay&quot;)" calcext:base-cell-address="Caserne.A12"/>
            <calcext:condition calcext:apply-style-name="cellule temps" calcext:value="contains-text(&quot;CheckDay&quot;)" calcext:base-cell-address="Caserne.A12"/>
            <calcext:condition calcext:apply-style-name="cellule histoire" calcext:value="contains-text(&quot;Leave&quot;)" calcext:base-cell-address="Caserne.A12"/>
            <calcext:condition calcext:apply-style-name="cellule choice" calcext:value="contains-text(&quot;Choice&quot;)" calcext:base-cell-address="Caserne.A12"/>
            <calcext:condition calcext:apply-style-name="cellule d'erreur" calcext:value="!=&quot;&quot;" calcext:base-cell-address="Caserne.A12"/>
          </calcext:conditional-format>
          <calcext:conditional-format calcext:target-range-address="'Village pêcheur'.A12:'Village pêcheur'.A12">
            <calcext:condition calcext:apply-style-name="cellule histoire" calcext:value="contains-text(&quot;GoTo&quot;)" calcext:base-cell-address="Caserne.A12"/>
            <calcext:condition calcext:apply-style-name="cellule histoire" calcext:value="contains-text(&quot;Conclude&quot;)" calcext:base-cell-address="Caserne.A12"/>
            <calcext:condition calcext:apply-style-name="cellule random" calcext:value="contains-text(&quot;RandomPercent&quot;)" calcext:base-cell-address="Caserne.A12"/>
            <calcext:condition calcext:apply-style-name="cellule random" calcext:value="contains-text(&quot;RandomRange&quot;)" calcext:base-cell-address="Caserne.A12"/>
            <calcext:condition calcext:apply-style-name="cellule personnages" calcext:value="contains-text(&quot;NewCrew&quot;)" calcext:base-cell-address="Caserne.A12"/>
            <calcext:condition calcext:apply-style-name="cellule personnages" calcext:value="contains-text(&quot;NewCharacter&quot;)" calcext:base-cell-address="Caserne.A12"/>
            <calcext:condition calcext:apply-style-name="cellule personnages" calcext:value="contains-text(&quot;HideOther&quot;)" calcext:base-cell-address="Caserne.A12"/>
            <calcext:condition calcext:apply-style-name="cellule personnages" calcext:value="contains-text(&quot;DeleteOther&quot;)" calcext:base-cell-address="Caserne.A12"/>
            <calcext:condition calcext:apply-style-name="cellule narrateur" calcext:value="contains-text(&quot;Narrator&quot;)" calcext:base-cell-address="Caserne.A12"/>
            <calcext:condition calcext:apply-style-name="cellule set choice" calcext:value="contains-text(&quot;SetChoices&quot;)" calcext:base-cell-address="Caserne.A12"/>
            <calcext:condition calcext:apply-style-name="cellule dialogues" calcext:value="contains-text(&quot;PlayerSpeak&quot;)" calcext:base-cell-address="Caserne.A12"/>
            <calcext:condition calcext:apply-style-name="cellule dialogues" calcext:value="contains-text(&quot;OtherSpeak&quot;)" calcext:base-cell-address="Caserne.A12"/>
            <calcext:condition calcext:apply-style-name="cellule argent" calcext:value="contains-text(&quot;CheckGold&quot;)" calcext:base-cell-address="Caserne.A12"/>
            <calcext:condition calcext:apply-style-name="cellule argent" calcext:value="contains-text(&quot;RemoveGold&quot;)" calcext:base-cell-address="Caserne.A12"/>
            <calcext:condition calcext:apply-style-name="cellule argent" calcext:value="contains-text(&quot;AddGold&quot;)" calcext:base-cell-address="Caserne.A12"/>
            <calcext:condition calcext:apply-style-name="cellule argent" calcext:value="contains-text(&quot;Loot&quot;)" calcext:base-cell-address="Caserne.A12"/>
            <calcext:condition calcext:apply-style-name="cellule argent" calcext:value="contains-text(&quot;Trade&quot;)" calcext:base-cell-address="Caserne.A12"/>
            <calcext:condition calcext:apply-style-name="cellule combat" calcext:value="contains-text(&quot;LaunchCombat&quot;)" calcext:base-cell-address="Caserne.A12"/>
            <calcext:condition calcext:apply-style-name="cellule indice" calcext:value="contains-text(&quot;CheckFormula&quot;)" calcext:base-cell-address="Caserne.A12"/>
            <calcext:condition calcext:apply-style-name="cellule indice" calcext:value="contains-text(&quot;GiveDirection&quot;)" calcext:base-cell-address="Caserne.A12"/>
            <calcext:condition calcext:apply-style-name="cellule temps" calcext:value="contains-text(&quot;SetWeather&quot;)" calcext:base-cell-address="Caserne.A12"/>
            <calcext:condition calcext:apply-style-name="cellule temps" calcext:value="contains-text(&quot;SwitchWeather&quot;)" calcext:base-cell-address="Caserne.A12"/>
            <calcext:condition calcext:apply-style-name="cellule temps" calcext:value="contains-text(&quot;NextDay&quot;)" calcext:base-cell-address="Caserne.A12"/>
            <calcext:condition calcext:apply-style-name="cellule temps" calcext:value="contains-text(&quot;CheckDay&quot;)" calcext:base-cell-address="Caserne.A12"/>
            <calcext:condition calcext:apply-style-name="cellule histoire" calcext:value="contains-text(&quot;Leave&quot;)" calcext:base-cell-address="Caserne.A12"/>
            <calcext:condition calcext:apply-style-name="cellule choice" calcext:value="contains-text(&quot;Choice&quot;)" calcext:base-cell-address="Caserne.A12"/>
            <calcext:condition calcext:apply-style-name="cellule d'erreur" calcext:value="!=&quot;&quot;" calcext:base-cell-address="Caserne.A12"/>
          </calcext:conditional-format>
          <calcext:conditional-format calcext:target-range-address="'Village pêcheur'.A12:'Village pêcheur'.A12">
            <calcext:condition calcext:apply-style-name="cellule histoire" calcext:value="contains-text(&quot;GoTo&quot;)" calcext:base-cell-address="Caserne.A12"/>
            <calcext:condition calcext:apply-style-name="cellule histoire" calcext:value="contains-text(&quot;Conclude&quot;)" calcext:base-cell-address="Caserne.A12"/>
            <calcext:condition calcext:apply-style-name="cellule random" calcext:value="contains-text(&quot;RandomPercent&quot;)" calcext:base-cell-address="Caserne.A12"/>
            <calcext:condition calcext:apply-style-name="cellule random" calcext:value="contains-text(&quot;RandomRange&quot;)" calcext:base-cell-address="Caserne.A12"/>
            <calcext:condition calcext:apply-style-name="cellule personnages" calcext:value="contains-text(&quot;NewCrew&quot;)" calcext:base-cell-address="Caserne.A12"/>
            <calcext:condition calcext:apply-style-name="cellule personnages" calcext:value="contains-text(&quot;NewCharacter&quot;)" calcext:base-cell-address="Caserne.A12"/>
            <calcext:condition calcext:apply-style-name="cellule personnages" calcext:value="contains-text(&quot;HideOther&quot;)" calcext:base-cell-address="Caserne.A12"/>
            <calcext:condition calcext:apply-style-name="cellule personnages" calcext:value="contains-text(&quot;DeleteOther&quot;)" calcext:base-cell-address="Caserne.A12"/>
            <calcext:condition calcext:apply-style-name="cellule narrateur" calcext:value="contains-text(&quot;Narrator&quot;)" calcext:base-cell-address="Caserne.A12"/>
            <calcext:condition calcext:apply-style-name="cellule set choice" calcext:value="contains-text(&quot;SetChoices&quot;)" calcext:base-cell-address="Caserne.A12"/>
            <calcext:condition calcext:apply-style-name="cellule dialogues" calcext:value="contains-text(&quot;PlayerSpeak&quot;)" calcext:base-cell-address="Caserne.A12"/>
            <calcext:condition calcext:apply-style-name="cellule dialogues" calcext:value="contains-text(&quot;OtherSpeak&quot;)" calcext:base-cell-address="Caserne.A12"/>
            <calcext:condition calcext:apply-style-name="cellule argent" calcext:value="contains-text(&quot;CheckGold&quot;)" calcext:base-cell-address="Caserne.A12"/>
            <calcext:condition calcext:apply-style-name="cellule argent" calcext:value="contains-text(&quot;RemoveGold&quot;)" calcext:base-cell-address="Caserne.A12"/>
            <calcext:condition calcext:apply-style-name="cellule argent" calcext:value="contains-text(&quot;AddGold&quot;)" calcext:base-cell-address="Caserne.A12"/>
            <calcext:condition calcext:apply-style-name="cellule argent" calcext:value="contains-text(&quot;Loot&quot;)" calcext:base-cell-address="Caserne.A12"/>
            <calcext:condition calcext:apply-style-name="cellule argent" calcext:value="contains-text(&quot;Trade&quot;)" calcext:base-cell-address="Caserne.A12"/>
            <calcext:condition calcext:apply-style-name="cellule combat" calcext:value="contains-text(&quot;LaunchCombat&quot;)" calcext:base-cell-address="Caserne.A12"/>
            <calcext:condition calcext:apply-style-name="cellule indice" calcext:value="contains-text(&quot;CheckFormula&quot;)" calcext:base-cell-address="Caserne.A12"/>
            <calcext:condition calcext:apply-style-name="cellule indice" calcext:value="contains-text(&quot;GiveDirection&quot;)" calcext:base-cell-address="Caserne.A12"/>
            <calcext:condition calcext:apply-style-name="cellule temps" calcext:value="contains-text(&quot;SetWeather&quot;)" calcext:base-cell-address="Caserne.A12"/>
            <calcext:condition calcext:apply-style-name="cellule temps" calcext:value="contains-text(&quot;SwitchWeather&quot;)" calcext:base-cell-address="Caserne.A12"/>
            <calcext:condition calcext:apply-style-name="cellule temps" calcext:value="contains-text(&quot;NextDay&quot;)" calcext:base-cell-address="Caserne.A12"/>
            <calcext:condition calcext:apply-style-name="cellule temps" calcext:value="contains-text(&quot;CheckDay&quot;)" calcext:base-cell-address="Caserne.A12"/>
            <calcext:condition calcext:apply-style-name="cellule histoire" calcext:value="contains-text(&quot;Leave&quot;)" calcext:base-cell-address="Caserne.A12"/>
            <calcext:condition calcext:apply-style-name="cellule choice" calcext:value="contains-text(&quot;Choice&quot;)" calcext:base-cell-address="Caserne.A12"/>
            <calcext:condition calcext:apply-style-name="cellule d'erreur" calcext:value="!=&quot;&quot;" calcext:base-cell-address="Caserne.A12"/>
          </calcext:conditional-format>
          <calcext:conditional-format calcext:target-range-address="'Village pêcheur'.A12:'Village pêcheur'.A12">
            <calcext:condition calcext:apply-style-name="cellule histoire" calcext:value="contains-text(&quot;GoTo&quot;)" calcext:base-cell-address="Caserne.A12"/>
            <calcext:condition calcext:apply-style-name="cellule histoire" calcext:value="contains-text(&quot;Conclude&quot;)" calcext:base-cell-address="Caserne.A12"/>
            <calcext:condition calcext:apply-style-name="cellule random" calcext:value="contains-text(&quot;RandomPercent&quot;)" calcext:base-cell-address="Caserne.A12"/>
            <calcext:condition calcext:apply-style-name="cellule random" calcext:value="contains-text(&quot;RandomRange&quot;)" calcext:base-cell-address="Caserne.A12"/>
            <calcext:condition calcext:apply-style-name="cellule personnages" calcext:value="contains-text(&quot;NewCrew&quot;)" calcext:base-cell-address="Caserne.A12"/>
            <calcext:condition calcext:apply-style-name="cellule personnages" calcext:value="contains-text(&quot;NewCharacter&quot;)" calcext:base-cell-address="Caserne.A12"/>
            <calcext:condition calcext:apply-style-name="cellule personnages" calcext:value="contains-text(&quot;HideOther&quot;)" calcext:base-cell-address="Caserne.A12"/>
            <calcext:condition calcext:apply-style-name="cellule personnages" calcext:value="contains-text(&quot;DeleteOther&quot;)" calcext:base-cell-address="Caserne.A12"/>
            <calcext:condition calcext:apply-style-name="cellule narrateur" calcext:value="contains-text(&quot;Narrator&quot;)" calcext:base-cell-address="Caserne.A12"/>
            <calcext:condition calcext:apply-style-name="cellule set choice" calcext:value="contains-text(&quot;SetChoices&quot;)" calcext:base-cell-address="Caserne.A12"/>
            <calcext:condition calcext:apply-style-name="cellule dialogues" calcext:value="contains-text(&quot;PlayerSpeak&quot;)" calcext:base-cell-address="Caserne.A12"/>
            <calcext:condition calcext:apply-style-name="cellule dialogues" calcext:value="contains-text(&quot;OtherSpeak&quot;)" calcext:base-cell-address="Caserne.A12"/>
            <calcext:condition calcext:apply-style-name="cellule argent" calcext:value="contains-text(&quot;CheckGold&quot;)" calcext:base-cell-address="Caserne.A12"/>
            <calcext:condition calcext:apply-style-name="cellule argent" calcext:value="contains-text(&quot;RemoveGold&quot;)" calcext:base-cell-address="Caserne.A12"/>
            <calcext:condition calcext:apply-style-name="cellule argent" calcext:value="contains-text(&quot;AddGold&quot;)" calcext:base-cell-address="Caserne.A12"/>
            <calcext:condition calcext:apply-style-name="cellule argent" calcext:value="contains-text(&quot;Loot&quot;)" calcext:base-cell-address="Caserne.A12"/>
            <calcext:condition calcext:apply-style-name="cellule argent" calcext:value="contains-text(&quot;Trade&quot;)" calcext:base-cell-address="Caserne.A12"/>
            <calcext:condition calcext:apply-style-name="cellule combat" calcext:value="contains-text(&quot;LaunchCombat&quot;)" calcext:base-cell-address="Caserne.A12"/>
            <calcext:condition calcext:apply-style-name="cellule indice" calcext:value="contains-text(&quot;CheckFormula&quot;)" calcext:base-cell-address="Caserne.A12"/>
            <calcext:condition calcext:apply-style-name="cellule indice" calcext:value="contains-text(&quot;GiveDirection&quot;)" calcext:base-cell-address="Caserne.A12"/>
            <calcext:condition calcext:apply-style-name="cellule temps" calcext:value="contains-text(&quot;SetWeather&quot;)" calcext:base-cell-address="Caserne.A12"/>
            <calcext:condition calcext:apply-style-name="cellule temps" calcext:value="contains-text(&quot;SwitchWeather&quot;)" calcext:base-cell-address="Caserne.A12"/>
            <calcext:condition calcext:apply-style-name="cellule temps" calcext:value="contains-text(&quot;NextDay&quot;)" calcext:base-cell-address="Caserne.A12"/>
            <calcext:condition calcext:apply-style-name="cellule temps" calcext:value="contains-text(&quot;CheckDay&quot;)" calcext:base-cell-address="Caserne.A12"/>
            <calcext:condition calcext:apply-style-name="cellule histoire" calcext:value="contains-text(&quot;Leave&quot;)" calcext:base-cell-address="Caserne.A12"/>
            <calcext:condition calcext:apply-style-name="cellule choice" calcext:value="contains-text(&quot;Choice&quot;)" calcext:base-cell-address="Caserne.A12"/>
            <calcext:condition calcext:apply-style-name="cellule d'erreur" calcext:value="!=&quot;&quot;" calcext:base-cell-address="Caserne.A12"/>
          </calcext:conditional-format>
          <calcext:conditional-format calcext:target-range-address="'Village pêcheur'.A12:'Village pêcheur'.A12">
            <calcext:condition calcext:apply-style-name="cellule histoire" calcext:value="contains-text(&quot;GoTo&quot;)" calcext:base-cell-address="Caserne.A12"/>
            <calcext:condition calcext:apply-style-name="cellule histoire" calcext:value="contains-text(&quot;Conclude&quot;)" calcext:base-cell-address="Caserne.A12"/>
            <calcext:condition calcext:apply-style-name="cellule random" calcext:value="contains-text(&quot;RandomPercent&quot;)" calcext:base-cell-address="Caserne.A12"/>
            <calcext:condition calcext:apply-style-name="cellule random" calcext:value="contains-text(&quot;RandomRange&quot;)" calcext:base-cell-address="Caserne.A12"/>
            <calcext:condition calcext:apply-style-name="cellule personnages" calcext:value="contains-text(&quot;NewCrew&quot;)" calcext:base-cell-address="Caserne.A12"/>
            <calcext:condition calcext:apply-style-name="cellule personnages" calcext:value="contains-text(&quot;NewCharacter&quot;)" calcext:base-cell-address="Caserne.A12"/>
            <calcext:condition calcext:apply-style-name="cellule personnages" calcext:value="contains-text(&quot;HideOther&quot;)" calcext:base-cell-address="Caserne.A12"/>
            <calcext:condition calcext:apply-style-name="cellule personnages" calcext:value="contains-text(&quot;DeleteOther&quot;)" calcext:base-cell-address="Caserne.A12"/>
            <calcext:condition calcext:apply-style-name="cellule narrateur" calcext:value="contains-text(&quot;Narrator&quot;)" calcext:base-cell-address="Caserne.A12"/>
            <calcext:condition calcext:apply-style-name="cellule set choice" calcext:value="contains-text(&quot;SetChoices&quot;)" calcext:base-cell-address="Caserne.A12"/>
            <calcext:condition calcext:apply-style-name="cellule dialogues" calcext:value="contains-text(&quot;PlayerSpeak&quot;)" calcext:base-cell-address="Caserne.A12"/>
            <calcext:condition calcext:apply-style-name="cellule dialogues" calcext:value="contains-text(&quot;OtherSpeak&quot;)" calcext:base-cell-address="Caserne.A12"/>
            <calcext:condition calcext:apply-style-name="cellule argent" calcext:value="contains-text(&quot;CheckGold&quot;)" calcext:base-cell-address="Caserne.A12"/>
            <calcext:condition calcext:apply-style-name="cellule argent" calcext:value="contains-text(&quot;RemoveGold&quot;)" calcext:base-cell-address="Caserne.A12"/>
            <calcext:condition calcext:apply-style-name="cellule argent" calcext:value="contains-text(&quot;AddGold&quot;)" calcext:base-cell-address="Caserne.A12"/>
            <calcext:condition calcext:apply-style-name="cellule argent" calcext:value="contains-text(&quot;Loot&quot;)" calcext:base-cell-address="Caserne.A12"/>
            <calcext:condition calcext:apply-style-name="cellule argent" calcext:value="contains-text(&quot;Trade&quot;)" calcext:base-cell-address="Caserne.A12"/>
            <calcext:condition calcext:apply-style-name="cellule combat" calcext:value="contains-text(&quot;LaunchCombat&quot;)" calcext:base-cell-address="Caserne.A12"/>
            <calcext:condition calcext:apply-style-name="cellule indice" calcext:value="contains-text(&quot;CheckFormula&quot;)" calcext:base-cell-address="Caserne.A12"/>
            <calcext:condition calcext:apply-style-name="cellule indice" calcext:value="contains-text(&quot;GiveDirection&quot;)" calcext:base-cell-address="Caserne.A12"/>
            <calcext:condition calcext:apply-style-name="cellule temps" calcext:value="contains-text(&quot;SetWeather&quot;)" calcext:base-cell-address="Caserne.A12"/>
            <calcext:condition calcext:apply-style-name="cellule temps" calcext:value="contains-text(&quot;SwitchWeather&quot;)" calcext:base-cell-address="Caserne.A12"/>
            <calcext:condition calcext:apply-style-name="cellule temps" calcext:value="contains-text(&quot;NextDay&quot;)" calcext:base-cell-address="Caserne.A12"/>
            <calcext:condition calcext:apply-style-name="cellule temps" calcext:value="contains-text(&quot;CheckDay&quot;)" calcext:base-cell-address="Caserne.A12"/>
            <calcext:condition calcext:apply-style-name="cellule histoire" calcext:value="contains-text(&quot;Leave&quot;)" calcext:base-cell-address="Caserne.A12"/>
            <calcext:condition calcext:apply-style-name="cellule choice" calcext:value="contains-text(&quot;Choice&quot;)" calcext:base-cell-address="Caserne.A12"/>
            <calcext:condition calcext:apply-style-name="cellule d'erreur" calcext:value="!=&quot;&quot;" calcext:base-cell-address="Caserne.A12"/>
          </calcext:conditional-format>
          <calcext:conditional-format calcext:target-range-address="'Village pêcheur'.A12:'Village pêcheur'.A12">
            <calcext:condition calcext:apply-style-name="cellule histoire" calcext:value="contains-text(&quot;GoTo&quot;)" calcext:base-cell-address="Caserne.A12"/>
            <calcext:condition calcext:apply-style-name="cellule histoire" calcext:value="contains-text(&quot;Conclude&quot;)" calcext:base-cell-address="Caserne.A12"/>
            <calcext:condition calcext:apply-style-name="cellule random" calcext:value="contains-text(&quot;RandomPercent&quot;)" calcext:base-cell-address="Caserne.A12"/>
            <calcext:condition calcext:apply-style-name="cellule random" calcext:value="contains-text(&quot;RandomRange&quot;)" calcext:base-cell-address="Caserne.A12"/>
            <calcext:condition calcext:apply-style-name="cellule personnages" calcext:value="contains-text(&quot;NewCrew&quot;)" calcext:base-cell-address="Caserne.A12"/>
            <calcext:condition calcext:apply-style-name="cellule personnages" calcext:value="contains-text(&quot;NewCharacter&quot;)" calcext:base-cell-address="Caserne.A12"/>
            <calcext:condition calcext:apply-style-name="cellule personnages" calcext:value="contains-text(&quot;HideOther&quot;)" calcext:base-cell-address="Caserne.A12"/>
            <calcext:condition calcext:apply-style-name="cellule personnages" calcext:value="contains-text(&quot;DeleteOther&quot;)" calcext:base-cell-address="Caserne.A12"/>
            <calcext:condition calcext:apply-style-name="cellule narrateur" calcext:value="contains-text(&quot;Narrator&quot;)" calcext:base-cell-address="Caserne.A12"/>
            <calcext:condition calcext:apply-style-name="cellule set choice" calcext:value="contains-text(&quot;SetChoices&quot;)" calcext:base-cell-address="Caserne.A12"/>
            <calcext:condition calcext:apply-style-name="cellule dialogues" calcext:value="contains-text(&quot;PlayerSpeak&quot;)" calcext:base-cell-address="Caserne.A12"/>
            <calcext:condition calcext:apply-style-name="cellule dialogues" calcext:value="contains-text(&quot;OtherSpeak&quot;)" calcext:base-cell-address="Caserne.A12"/>
            <calcext:condition calcext:apply-style-name="cellule argent" calcext:value="contains-text(&quot;CheckGold&quot;)" calcext:base-cell-address="Caserne.A12"/>
            <calcext:condition calcext:apply-style-name="cellule argent" calcext:value="contains-text(&quot;RemoveGold&quot;)" calcext:base-cell-address="Caserne.A12"/>
            <calcext:condition calcext:apply-style-name="cellule argent" calcext:value="contains-text(&quot;AddGold&quot;)" calcext:base-cell-address="Caserne.A12"/>
            <calcext:condition calcext:apply-style-name="cellule argent" calcext:value="contains-text(&quot;Loot&quot;)" calcext:base-cell-address="Caserne.A12"/>
            <calcext:condition calcext:apply-style-name="cellule argent" calcext:value="contains-text(&quot;Trade&quot;)" calcext:base-cell-address="Caserne.A12"/>
            <calcext:condition calcext:apply-style-name="cellule combat" calcext:value="contains-text(&quot;LaunchCombat&quot;)" calcext:base-cell-address="Caserne.A12"/>
            <calcext:condition calcext:apply-style-name="cellule indice" calcext:value="contains-text(&quot;CheckFormula&quot;)" calcext:base-cell-address="Caserne.A12"/>
            <calcext:condition calcext:apply-style-name="cellule indice" calcext:value="contains-text(&quot;GiveDirection&quot;)" calcext:base-cell-address="Caserne.A12"/>
            <calcext:condition calcext:apply-style-name="cellule temps" calcext:value="contains-text(&quot;SetWeather&quot;)" calcext:base-cell-address="Caserne.A12"/>
            <calcext:condition calcext:apply-style-name="cellule temps" calcext:value="contains-text(&quot;SwitchWeather&quot;)" calcext:base-cell-address="Caserne.A12"/>
            <calcext:condition calcext:apply-style-name="cellule temps" calcext:value="contains-text(&quot;NextDay&quot;)" calcext:base-cell-address="Caserne.A12"/>
            <calcext:condition calcext:apply-style-name="cellule temps" calcext:value="contains-text(&quot;CheckDay&quot;)" calcext:base-cell-address="Caserne.A12"/>
            <calcext:condition calcext:apply-style-name="cellule histoire" calcext:value="contains-text(&quot;Leave&quot;)" calcext:base-cell-address="Caserne.A12"/>
            <calcext:condition calcext:apply-style-name="cellule choice" calcext:value="contains-text(&quot;Choice&quot;)" calcext:base-cell-address="Caserne.A12"/>
            <calcext:condition calcext:apply-style-name="cellule d'erreur" calcext:value="!=&quot;&quot;" calcext:base-cell-address="Caserne.A12"/>
          </calcext:conditional-format>
          <calcext:conditional-format calcext:target-range-address="'Village pêcheur'.A14:'Village pêcheur'.A14">
            <calcext:condition calcext:apply-style-name="cellule histoire" calcext:value="contains-text(&quot;GoTo&quot;)" calcext:base-cell-address="Caserne.A14"/>
            <calcext:condition calcext:apply-style-name="cellule histoire" calcext:value="contains-text(&quot;Conclude&quot;)" calcext:base-cell-address="Caserne.A14"/>
            <calcext:condition calcext:apply-style-name="cellule random" calcext:value="contains-text(&quot;RandomPercent&quot;)" calcext:base-cell-address="Caserne.A14"/>
            <calcext:condition calcext:apply-style-name="cellule random" calcext:value="contains-text(&quot;RandomRange&quot;)" calcext:base-cell-address="Caserne.A14"/>
            <calcext:condition calcext:apply-style-name="cellule personnages" calcext:value="contains-text(&quot;NewCrew&quot;)" calcext:base-cell-address="Caserne.A14"/>
            <calcext:condition calcext:apply-style-name="cellule personnages" calcext:value="contains-text(&quot;NewCharacter&quot;)" calcext:base-cell-address="Caserne.A14"/>
            <calcext:condition calcext:apply-style-name="cellule personnages" calcext:value="contains-text(&quot;HideOther&quot;)" calcext:base-cell-address="Caserne.A14"/>
            <calcext:condition calcext:apply-style-name="cellule personnages" calcext:value="contains-text(&quot;DeleteOther&quot;)" calcext:base-cell-address="Caserne.A14"/>
            <calcext:condition calcext:apply-style-name="cellule narrateur" calcext:value="contains-text(&quot;Narrator&quot;)" calcext:base-cell-address="Caserne.A14"/>
            <calcext:condition calcext:apply-style-name="cellule set choice" calcext:value="contains-text(&quot;SetChoices&quot;)" calcext:base-cell-address="Caserne.A14"/>
            <calcext:condition calcext:apply-style-name="cellule dialogues" calcext:value="contains-text(&quot;PlayerSpeak&quot;)" calcext:base-cell-address="Caserne.A14"/>
            <calcext:condition calcext:apply-style-name="cellule dialogues" calcext:value="contains-text(&quot;OtherSpeak&quot;)" calcext:base-cell-address="Caserne.A14"/>
            <calcext:condition calcext:apply-style-name="cellule argent" calcext:value="contains-text(&quot;CheckGold&quot;)" calcext:base-cell-address="Caserne.A14"/>
            <calcext:condition calcext:apply-style-name="cellule argent" calcext:value="contains-text(&quot;RemoveGold&quot;)" calcext:base-cell-address="Caserne.A14"/>
            <calcext:condition calcext:apply-style-name="cellule argent" calcext:value="contains-text(&quot;AddGold&quot;)" calcext:base-cell-address="Caserne.A14"/>
            <calcext:condition calcext:apply-style-name="cellule argent" calcext:value="contains-text(&quot;Loot&quot;)" calcext:base-cell-address="Caserne.A14"/>
            <calcext:condition calcext:apply-style-name="cellule argent" calcext:value="contains-text(&quot;Trade&quot;)" calcext:base-cell-address="Caserne.A14"/>
            <calcext:condition calcext:apply-style-name="cellule combat" calcext:value="contains-text(&quot;LaunchCombat&quot;)" calcext:base-cell-address="Caserne.A14"/>
            <calcext:condition calcext:apply-style-name="cellule indice" calcext:value="contains-text(&quot;CheckFormula&quot;)" calcext:base-cell-address="Caserne.A14"/>
            <calcext:condition calcext:apply-style-name="cellule indice" calcext:value="contains-text(&quot;GiveDirection&quot;)" calcext:base-cell-address="Caserne.A14"/>
            <calcext:condition calcext:apply-style-name="cellule temps" calcext:value="contains-text(&quot;SetWeather&quot;)" calcext:base-cell-address="Caserne.A14"/>
            <calcext:condition calcext:apply-style-name="cellule temps" calcext:value="contains-text(&quot;SwitchWeather&quot;)" calcext:base-cell-address="Caserne.A14"/>
            <calcext:condition calcext:apply-style-name="cellule temps" calcext:value="contains-text(&quot;NextDay&quot;)" calcext:base-cell-address="Caserne.A14"/>
            <calcext:condition calcext:apply-style-name="cellule temps" calcext:value="contains-text(&quot;CheckDay&quot;)" calcext:base-cell-address="Caserne.A14"/>
            <calcext:condition calcext:apply-style-name="cellule histoire" calcext:value="contains-text(&quot;Leave&quot;)" calcext:base-cell-address="Caserne.A14"/>
            <calcext:condition calcext:apply-style-name="cellule choice" calcext:value="contains-text(&quot;Choice&quot;)" calcext:base-cell-address="Caserne.A14"/>
            <calcext:condition calcext:apply-style-name="cellule d'erreur" calcext:value="!=&quot;&quot;" calcext:base-cell-address="Caserne.A14"/>
          </calcext:conditional-format>
          <calcext:conditional-format calcext:target-range-address="'Village pêcheur'.A14:'Village pêcheur'.A14">
            <calcext:condition calcext:apply-style-name="cellule histoire" calcext:value="contains-text(&quot;GoTo&quot;)" calcext:base-cell-address="Caserne.A14"/>
            <calcext:condition calcext:apply-style-name="cellule histoire" calcext:value="contains-text(&quot;Conclude&quot;)" calcext:base-cell-address="Caserne.A14"/>
            <calcext:condition calcext:apply-style-name="cellule random" calcext:value="contains-text(&quot;RandomPercent&quot;)" calcext:base-cell-address="Caserne.A14"/>
            <calcext:condition calcext:apply-style-name="cellule random" calcext:value="contains-text(&quot;RandomRange&quot;)" calcext:base-cell-address="Caserne.A14"/>
            <calcext:condition calcext:apply-style-name="cellule personnages" calcext:value="contains-text(&quot;NewCrew&quot;)" calcext:base-cell-address="Caserne.A14"/>
            <calcext:condition calcext:apply-style-name="cellule personnages" calcext:value="contains-text(&quot;NewCharacter&quot;)" calcext:base-cell-address="Caserne.A14"/>
            <calcext:condition calcext:apply-style-name="cellule personnages" calcext:value="contains-text(&quot;HideOther&quot;)" calcext:base-cell-address="Caserne.A14"/>
            <calcext:condition calcext:apply-style-name="cellule personnages" calcext:value="contains-text(&quot;DeleteOther&quot;)" calcext:base-cell-address="Caserne.A14"/>
            <calcext:condition calcext:apply-style-name="cellule narrateur" calcext:value="contains-text(&quot;Narrator&quot;)" calcext:base-cell-address="Caserne.A14"/>
            <calcext:condition calcext:apply-style-name="cellule set choice" calcext:value="contains-text(&quot;SetChoices&quot;)" calcext:base-cell-address="Caserne.A14"/>
            <calcext:condition calcext:apply-style-name="cellule dialogues" calcext:value="contains-text(&quot;PlayerSpeak&quot;)" calcext:base-cell-address="Caserne.A14"/>
            <calcext:condition calcext:apply-style-name="cellule dialogues" calcext:value="contains-text(&quot;OtherSpeak&quot;)" calcext:base-cell-address="Caserne.A14"/>
            <calcext:condition calcext:apply-style-name="cellule argent" calcext:value="contains-text(&quot;CheckGold&quot;)" calcext:base-cell-address="Caserne.A14"/>
            <calcext:condition calcext:apply-style-name="cellule argent" calcext:value="contains-text(&quot;RemoveGold&quot;)" calcext:base-cell-address="Caserne.A14"/>
            <calcext:condition calcext:apply-style-name="cellule argent" calcext:value="contains-text(&quot;AddGold&quot;)" calcext:base-cell-address="Caserne.A14"/>
            <calcext:condition calcext:apply-style-name="cellule argent" calcext:value="contains-text(&quot;Loot&quot;)" calcext:base-cell-address="Caserne.A14"/>
            <calcext:condition calcext:apply-style-name="cellule argent" calcext:value="contains-text(&quot;Trade&quot;)" calcext:base-cell-address="Caserne.A14"/>
            <calcext:condition calcext:apply-style-name="cellule combat" calcext:value="contains-text(&quot;LaunchCombat&quot;)" calcext:base-cell-address="Caserne.A14"/>
            <calcext:condition calcext:apply-style-name="cellule indice" calcext:value="contains-text(&quot;CheckFormula&quot;)" calcext:base-cell-address="Caserne.A14"/>
            <calcext:condition calcext:apply-style-name="cellule indice" calcext:value="contains-text(&quot;GiveDirection&quot;)" calcext:base-cell-address="Caserne.A14"/>
            <calcext:condition calcext:apply-style-name="cellule temps" calcext:value="contains-text(&quot;SetWeather&quot;)" calcext:base-cell-address="Caserne.A14"/>
            <calcext:condition calcext:apply-style-name="cellule temps" calcext:value="contains-text(&quot;SwitchWeather&quot;)" calcext:base-cell-address="Caserne.A14"/>
            <calcext:condition calcext:apply-style-name="cellule temps" calcext:value="contains-text(&quot;NextDay&quot;)" calcext:base-cell-address="Caserne.A14"/>
            <calcext:condition calcext:apply-style-name="cellule temps" calcext:value="contains-text(&quot;CheckDay&quot;)" calcext:base-cell-address="Caserne.A14"/>
            <calcext:condition calcext:apply-style-name="cellule histoire" calcext:value="contains-text(&quot;Leave&quot;)" calcext:base-cell-address="Caserne.A14"/>
            <calcext:condition calcext:apply-style-name="cellule choice" calcext:value="contains-text(&quot;Choice&quot;)" calcext:base-cell-address="Caserne.A14"/>
            <calcext:condition calcext:apply-style-name="cellule d'erreur" calcext:value="!=&quot;&quot;" calcext:base-cell-address="Caserne.A14"/>
          </calcext:conditional-format>
          <calcext:conditional-format calcext:target-range-address="'Village pêcheur'.A14:'Village pêcheur'.A14">
            <calcext:condition calcext:apply-style-name="cellule histoire" calcext:value="contains-text(&quot;GoTo&quot;)" calcext:base-cell-address="Caserne.A14"/>
            <calcext:condition calcext:apply-style-name="cellule histoire" calcext:value="contains-text(&quot;Conclude&quot;)" calcext:base-cell-address="Caserne.A14"/>
            <calcext:condition calcext:apply-style-name="cellule random" calcext:value="contains-text(&quot;RandomPercent&quot;)" calcext:base-cell-address="Caserne.A14"/>
            <calcext:condition calcext:apply-style-name="cellule random" calcext:value="contains-text(&quot;RandomRange&quot;)" calcext:base-cell-address="Caserne.A14"/>
            <calcext:condition calcext:apply-style-name="cellule personnages" calcext:value="contains-text(&quot;NewCrew&quot;)" calcext:base-cell-address="Caserne.A14"/>
            <calcext:condition calcext:apply-style-name="cellule personnages" calcext:value="contains-text(&quot;NewCharacter&quot;)" calcext:base-cell-address="Caserne.A14"/>
            <calcext:condition calcext:apply-style-name="cellule personnages" calcext:value="contains-text(&quot;HideOther&quot;)" calcext:base-cell-address="Caserne.A14"/>
            <calcext:condition calcext:apply-style-name="cellule personnages" calcext:value="contains-text(&quot;DeleteOther&quot;)" calcext:base-cell-address="Caserne.A14"/>
            <calcext:condition calcext:apply-style-name="cellule narrateur" calcext:value="contains-text(&quot;Narrator&quot;)" calcext:base-cell-address="Caserne.A14"/>
            <calcext:condition calcext:apply-style-name="cellule set choice" calcext:value="contains-text(&quot;SetChoices&quot;)" calcext:base-cell-address="Caserne.A14"/>
            <calcext:condition calcext:apply-style-name="cellule dialogues" calcext:value="contains-text(&quot;PlayerSpeak&quot;)" calcext:base-cell-address="Caserne.A14"/>
            <calcext:condition calcext:apply-style-name="cellule dialogues" calcext:value="contains-text(&quot;OtherSpeak&quot;)" calcext:base-cell-address="Caserne.A14"/>
            <calcext:condition calcext:apply-style-name="cellule argent" calcext:value="contains-text(&quot;CheckGold&quot;)" calcext:base-cell-address="Caserne.A14"/>
            <calcext:condition calcext:apply-style-name="cellule argent" calcext:value="contains-text(&quot;RemoveGold&quot;)" calcext:base-cell-address="Caserne.A14"/>
            <calcext:condition calcext:apply-style-name="cellule argent" calcext:value="contains-text(&quot;AddGold&quot;)" calcext:base-cell-address="Caserne.A14"/>
            <calcext:condition calcext:apply-style-name="cellule argent" calcext:value="contains-text(&quot;Loot&quot;)" calcext:base-cell-address="Caserne.A14"/>
            <calcext:condition calcext:apply-style-name="cellule argent" calcext:value="contains-text(&quot;Trade&quot;)" calcext:base-cell-address="Caserne.A14"/>
            <calcext:condition calcext:apply-style-name="cellule combat" calcext:value="contains-text(&quot;LaunchCombat&quot;)" calcext:base-cell-address="Caserne.A14"/>
            <calcext:condition calcext:apply-style-name="cellule indice" calcext:value="contains-text(&quot;CheckFormula&quot;)" calcext:base-cell-address="Caserne.A14"/>
            <calcext:condition calcext:apply-style-name="cellule indice" calcext:value="contains-text(&quot;GiveDirection&quot;)" calcext:base-cell-address="Caserne.A14"/>
            <calcext:condition calcext:apply-style-name="cellule temps" calcext:value="contains-text(&quot;SetWeather&quot;)" calcext:base-cell-address="Caserne.A14"/>
            <calcext:condition calcext:apply-style-name="cellule temps" calcext:value="contains-text(&quot;SwitchWeather&quot;)" calcext:base-cell-address="Caserne.A14"/>
            <calcext:condition calcext:apply-style-name="cellule temps" calcext:value="contains-text(&quot;NextDay&quot;)" calcext:base-cell-address="Caserne.A14"/>
            <calcext:condition calcext:apply-style-name="cellule temps" calcext:value="contains-text(&quot;CheckDay&quot;)" calcext:base-cell-address="Caserne.A14"/>
            <calcext:condition calcext:apply-style-name="cellule histoire" calcext:value="contains-text(&quot;Leave&quot;)" calcext:base-cell-address="Caserne.A14"/>
            <calcext:condition calcext:apply-style-name="cellule choice" calcext:value="contains-text(&quot;Choice&quot;)" calcext:base-cell-address="Caserne.A14"/>
            <calcext:condition calcext:apply-style-name="cellule d'erreur" calcext:value="!=&quot;&quot;" calcext:base-cell-address="Caserne.A14"/>
          </calcext:conditional-format>
          <calcext:conditional-format calcext:target-range-address="'Village pêcheur'.A14:'Village pêcheur'.A14">
            <calcext:condition calcext:apply-style-name="cellule histoire" calcext:value="contains-text(&quot;GoTo&quot;)" calcext:base-cell-address="Caserne.A14"/>
            <calcext:condition calcext:apply-style-name="cellule histoire" calcext:value="contains-text(&quot;Conclude&quot;)" calcext:base-cell-address="Caserne.A14"/>
            <calcext:condition calcext:apply-style-name="cellule random" calcext:value="contains-text(&quot;RandomPercent&quot;)" calcext:base-cell-address="Caserne.A14"/>
            <calcext:condition calcext:apply-style-name="cellule random" calcext:value="contains-text(&quot;RandomRange&quot;)" calcext:base-cell-address="Caserne.A14"/>
            <calcext:condition calcext:apply-style-name="cellule personnages" calcext:value="contains-text(&quot;NewCrew&quot;)" calcext:base-cell-address="Caserne.A14"/>
            <calcext:condition calcext:apply-style-name="cellule personnages" calcext:value="contains-text(&quot;NewCharacter&quot;)" calcext:base-cell-address="Caserne.A14"/>
            <calcext:condition calcext:apply-style-name="cellule personnages" calcext:value="contains-text(&quot;HideOther&quot;)" calcext:base-cell-address="Caserne.A14"/>
            <calcext:condition calcext:apply-style-name="cellule personnages" calcext:value="contains-text(&quot;DeleteOther&quot;)" calcext:base-cell-address="Caserne.A14"/>
            <calcext:condition calcext:apply-style-name="cellule narrateur" calcext:value="contains-text(&quot;Narrator&quot;)" calcext:base-cell-address="Caserne.A14"/>
            <calcext:condition calcext:apply-style-name="cellule set choice" calcext:value="contains-text(&quot;SetChoices&quot;)" calcext:base-cell-address="Caserne.A14"/>
            <calcext:condition calcext:apply-style-name="cellule dialogues" calcext:value="contains-text(&quot;PlayerSpeak&quot;)" calcext:base-cell-address="Caserne.A14"/>
            <calcext:condition calcext:apply-style-name="cellule dialogues" calcext:value="contains-text(&quot;OtherSpeak&quot;)" calcext:base-cell-address="Caserne.A14"/>
            <calcext:condition calcext:apply-style-name="cellule argent" calcext:value="contains-text(&quot;CheckGold&quot;)" calcext:base-cell-address="Caserne.A14"/>
            <calcext:condition calcext:apply-style-name="cellule argent" calcext:value="contains-text(&quot;RemoveGold&quot;)" calcext:base-cell-address="Caserne.A14"/>
            <calcext:condition calcext:apply-style-name="cellule argent" calcext:value="contains-text(&quot;AddGold&quot;)" calcext:base-cell-address="Caserne.A14"/>
            <calcext:condition calcext:apply-style-name="cellule argent" calcext:value="contains-text(&quot;Loot&quot;)" calcext:base-cell-address="Caserne.A14"/>
            <calcext:condition calcext:apply-style-name="cellule argent" calcext:value="contains-text(&quot;Trade&quot;)" calcext:base-cell-address="Caserne.A14"/>
            <calcext:condition calcext:apply-style-name="cellule combat" calcext:value="contains-text(&quot;LaunchCombat&quot;)" calcext:base-cell-address="Caserne.A14"/>
            <calcext:condition calcext:apply-style-name="cellule indice" calcext:value="contains-text(&quot;CheckFormula&quot;)" calcext:base-cell-address="Caserne.A14"/>
            <calcext:condition calcext:apply-style-name="cellule indice" calcext:value="contains-text(&quot;GiveDirection&quot;)" calcext:base-cell-address="Caserne.A14"/>
            <calcext:condition calcext:apply-style-name="cellule temps" calcext:value="contains-text(&quot;SetWeather&quot;)" calcext:base-cell-address="Caserne.A14"/>
            <calcext:condition calcext:apply-style-name="cellule temps" calcext:value="contains-text(&quot;SwitchWeather&quot;)" calcext:base-cell-address="Caserne.A14"/>
            <calcext:condition calcext:apply-style-name="cellule temps" calcext:value="contains-text(&quot;NextDay&quot;)" calcext:base-cell-address="Caserne.A14"/>
            <calcext:condition calcext:apply-style-name="cellule temps" calcext:value="contains-text(&quot;CheckDay&quot;)" calcext:base-cell-address="Caserne.A14"/>
            <calcext:condition calcext:apply-style-name="cellule histoire" calcext:value="contains-text(&quot;Leave&quot;)" calcext:base-cell-address="Caserne.A14"/>
            <calcext:condition calcext:apply-style-name="cellule choice" calcext:value="contains-text(&quot;Choice&quot;)" calcext:base-cell-address="Caserne.A14"/>
            <calcext:condition calcext:apply-style-name="cellule d'erreur" calcext:value="!=&quot;&quot;" calcext:base-cell-address="Caserne.A14"/>
          </calcext:conditional-format>
          <calcext:conditional-format calcext:target-range-address="'Village pêcheur'.A14:'Village pêcheur'.A14">
            <calcext:condition calcext:apply-style-name="cellule histoire" calcext:value="contains-text(&quot;GoTo&quot;)" calcext:base-cell-address="Caserne.A14"/>
            <calcext:condition calcext:apply-style-name="cellule histoire" calcext:value="contains-text(&quot;Conclude&quot;)" calcext:base-cell-address="Caserne.A14"/>
            <calcext:condition calcext:apply-style-name="cellule random" calcext:value="contains-text(&quot;RandomPercent&quot;)" calcext:base-cell-address="Caserne.A14"/>
            <calcext:condition calcext:apply-style-name="cellule random" calcext:value="contains-text(&quot;RandomRange&quot;)" calcext:base-cell-address="Caserne.A14"/>
            <calcext:condition calcext:apply-style-name="cellule personnages" calcext:value="contains-text(&quot;NewCrew&quot;)" calcext:base-cell-address="Caserne.A14"/>
            <calcext:condition calcext:apply-style-name="cellule personnages" calcext:value="contains-text(&quot;NewCharacter&quot;)" calcext:base-cell-address="Caserne.A14"/>
            <calcext:condition calcext:apply-style-name="cellule personnages" calcext:value="contains-text(&quot;HideOther&quot;)" calcext:base-cell-address="Caserne.A14"/>
            <calcext:condition calcext:apply-style-name="cellule personnages" calcext:value="contains-text(&quot;DeleteOther&quot;)" calcext:base-cell-address="Caserne.A14"/>
            <calcext:condition calcext:apply-style-name="cellule narrateur" calcext:value="contains-text(&quot;Narrator&quot;)" calcext:base-cell-address="Caserne.A14"/>
            <calcext:condition calcext:apply-style-name="cellule set choice" calcext:value="contains-text(&quot;SetChoices&quot;)" calcext:base-cell-address="Caserne.A14"/>
            <calcext:condition calcext:apply-style-name="cellule dialogues" calcext:value="contains-text(&quot;PlayerSpeak&quot;)" calcext:base-cell-address="Caserne.A14"/>
            <calcext:condition calcext:apply-style-name="cellule dialogues" calcext:value="contains-text(&quot;OtherSpeak&quot;)" calcext:base-cell-address="Caserne.A14"/>
            <calcext:condition calcext:apply-style-name="cellule argent" calcext:value="contains-text(&quot;CheckGold&quot;)" calcext:base-cell-address="Caserne.A14"/>
            <calcext:condition calcext:apply-style-name="cellule argent" calcext:value="contains-text(&quot;RemoveGold&quot;)" calcext:base-cell-address="Caserne.A14"/>
            <calcext:condition calcext:apply-style-name="cellule argent" calcext:value="contains-text(&quot;AddGold&quot;)" calcext:base-cell-address="Caserne.A14"/>
            <calcext:condition calcext:apply-style-name="cellule argent" calcext:value="contains-text(&quot;Loot&quot;)" calcext:base-cell-address="Caserne.A14"/>
            <calcext:condition calcext:apply-style-name="cellule argent" calcext:value="contains-text(&quot;Trade&quot;)" calcext:base-cell-address="Caserne.A14"/>
            <calcext:condition calcext:apply-style-name="cellule combat" calcext:value="contains-text(&quot;LaunchCombat&quot;)" calcext:base-cell-address="Caserne.A14"/>
            <calcext:condition calcext:apply-style-name="cellule indice" calcext:value="contains-text(&quot;CheckFormula&quot;)" calcext:base-cell-address="Caserne.A14"/>
            <calcext:condition calcext:apply-style-name="cellule indice" calcext:value="contains-text(&quot;GiveDirection&quot;)" calcext:base-cell-address="Caserne.A14"/>
            <calcext:condition calcext:apply-style-name="cellule temps" calcext:value="contains-text(&quot;SetWeather&quot;)" calcext:base-cell-address="Caserne.A14"/>
            <calcext:condition calcext:apply-style-name="cellule temps" calcext:value="contains-text(&quot;SwitchWeather&quot;)" calcext:base-cell-address="Caserne.A14"/>
            <calcext:condition calcext:apply-style-name="cellule temps" calcext:value="contains-text(&quot;NextDay&quot;)" calcext:base-cell-address="Caserne.A14"/>
            <calcext:condition calcext:apply-style-name="cellule temps" calcext:value="contains-text(&quot;CheckDay&quot;)" calcext:base-cell-address="Caserne.A14"/>
            <calcext:condition calcext:apply-style-name="cellule histoire" calcext:value="contains-text(&quot;Leave&quot;)" calcext:base-cell-address="Caserne.A14"/>
            <calcext:condition calcext:apply-style-name="cellule choice" calcext:value="contains-text(&quot;Choice&quot;)" calcext:base-cell-address="Caserne.A14"/>
            <calcext:condition calcext:apply-style-name="cellule d'erreur" calcext:value="!=&quot;&quot;" calcext:base-cell-address="Caserne.A14"/>
          </calcext:conditional-format>
          <calcext:conditional-format calcext:target-range-address="'Village pêcheur'.A14:'Village pêcheur'.A14">
            <calcext:condition calcext:apply-style-name="cellule histoire" calcext:value="contains-text(&quot;GoTo&quot;)" calcext:base-cell-address="Caserne.A14"/>
            <calcext:condition calcext:apply-style-name="cellule histoire" calcext:value="contains-text(&quot;Conclude&quot;)" calcext:base-cell-address="Caserne.A14"/>
            <calcext:condition calcext:apply-style-name="cellule random" calcext:value="contains-text(&quot;RandomPercent&quot;)" calcext:base-cell-address="Caserne.A14"/>
            <calcext:condition calcext:apply-style-name="cellule random" calcext:value="contains-text(&quot;RandomRange&quot;)" calcext:base-cell-address="Caserne.A14"/>
            <calcext:condition calcext:apply-style-name="cellule personnages" calcext:value="contains-text(&quot;NewCrew&quot;)" calcext:base-cell-address="Caserne.A14"/>
            <calcext:condition calcext:apply-style-name="cellule personnages" calcext:value="contains-text(&quot;NewCharacter&quot;)" calcext:base-cell-address="Caserne.A14"/>
            <calcext:condition calcext:apply-style-name="cellule personnages" calcext:value="contains-text(&quot;HideOther&quot;)" calcext:base-cell-address="Caserne.A14"/>
            <calcext:condition calcext:apply-style-name="cellule personnages" calcext:value="contains-text(&quot;DeleteOther&quot;)" calcext:base-cell-address="Caserne.A14"/>
            <calcext:condition calcext:apply-style-name="cellule narrateur" calcext:value="contains-text(&quot;Narrator&quot;)" calcext:base-cell-address="Caserne.A14"/>
            <calcext:condition calcext:apply-style-name="cellule set choice" calcext:value="contains-text(&quot;SetChoices&quot;)" calcext:base-cell-address="Caserne.A14"/>
            <calcext:condition calcext:apply-style-name="cellule dialogues" calcext:value="contains-text(&quot;PlayerSpeak&quot;)" calcext:base-cell-address="Caserne.A14"/>
            <calcext:condition calcext:apply-style-name="cellule dialogues" calcext:value="contains-text(&quot;OtherSpeak&quot;)" calcext:base-cell-address="Caserne.A14"/>
            <calcext:condition calcext:apply-style-name="cellule argent" calcext:value="contains-text(&quot;CheckGold&quot;)" calcext:base-cell-address="Caserne.A14"/>
            <calcext:condition calcext:apply-style-name="cellule argent" calcext:value="contains-text(&quot;RemoveGold&quot;)" calcext:base-cell-address="Caserne.A14"/>
            <calcext:condition calcext:apply-style-name="cellule argent" calcext:value="contains-text(&quot;AddGold&quot;)" calcext:base-cell-address="Caserne.A14"/>
            <calcext:condition calcext:apply-style-name="cellule argent" calcext:value="contains-text(&quot;Loot&quot;)" calcext:base-cell-address="Caserne.A14"/>
            <calcext:condition calcext:apply-style-name="cellule argent" calcext:value="contains-text(&quot;Trade&quot;)" calcext:base-cell-address="Caserne.A14"/>
            <calcext:condition calcext:apply-style-name="cellule combat" calcext:value="contains-text(&quot;LaunchCombat&quot;)" calcext:base-cell-address="Caserne.A14"/>
            <calcext:condition calcext:apply-style-name="cellule indice" calcext:value="contains-text(&quot;CheckFormula&quot;)" calcext:base-cell-address="Caserne.A14"/>
            <calcext:condition calcext:apply-style-name="cellule indice" calcext:value="contains-text(&quot;GiveDirection&quot;)" calcext:base-cell-address="Caserne.A14"/>
            <calcext:condition calcext:apply-style-name="cellule temps" calcext:value="contains-text(&quot;SetWeather&quot;)" calcext:base-cell-address="Caserne.A14"/>
            <calcext:condition calcext:apply-style-name="cellule temps" calcext:value="contains-text(&quot;SwitchWeather&quot;)" calcext:base-cell-address="Caserne.A14"/>
            <calcext:condition calcext:apply-style-name="cellule temps" calcext:value="contains-text(&quot;NextDay&quot;)" calcext:base-cell-address="Caserne.A14"/>
            <calcext:condition calcext:apply-style-name="cellule temps" calcext:value="contains-text(&quot;CheckDay&quot;)" calcext:base-cell-address="Caserne.A14"/>
            <calcext:condition calcext:apply-style-name="cellule histoire" calcext:value="contains-text(&quot;Leave&quot;)" calcext:base-cell-address="Caserne.A14"/>
            <calcext:condition calcext:apply-style-name="cellule choice" calcext:value="contains-text(&quot;Choice&quot;)" calcext:base-cell-address="Caserne.A14"/>
            <calcext:condition calcext:apply-style-name="cellule d'erreur" calcext:value="!=&quot;&quot;" calcext:base-cell-address="Caserne.A14"/>
          </calcext:conditional-format>
          <calcext:conditional-format calcext:target-range-address="'Village pêcheur'.A14:'Village pêcheur'.A14">
            <calcext:condition calcext:apply-style-name="cellule histoire" calcext:value="contains-text(&quot;GoTo&quot;)" calcext:base-cell-address="Caserne.A14"/>
            <calcext:condition calcext:apply-style-name="cellule histoire" calcext:value="contains-text(&quot;Conclude&quot;)" calcext:base-cell-address="Caserne.A14"/>
            <calcext:condition calcext:apply-style-name="cellule random" calcext:value="contains-text(&quot;RandomPercent&quot;)" calcext:base-cell-address="Caserne.A14"/>
            <calcext:condition calcext:apply-style-name="cellule random" calcext:value="contains-text(&quot;RandomRange&quot;)" calcext:base-cell-address="Caserne.A14"/>
            <calcext:condition calcext:apply-style-name="cellule personnages" calcext:value="contains-text(&quot;NewCrew&quot;)" calcext:base-cell-address="Caserne.A14"/>
            <calcext:condition calcext:apply-style-name="cellule personnages" calcext:value="contains-text(&quot;NewCharacter&quot;)" calcext:base-cell-address="Caserne.A14"/>
            <calcext:condition calcext:apply-style-name="cellule personnages" calcext:value="contains-text(&quot;HideOther&quot;)" calcext:base-cell-address="Caserne.A14"/>
            <calcext:condition calcext:apply-style-name="cellule personnages" calcext:value="contains-text(&quot;DeleteOther&quot;)" calcext:base-cell-address="Caserne.A14"/>
            <calcext:condition calcext:apply-style-name="cellule narrateur" calcext:value="contains-text(&quot;Narrator&quot;)" calcext:base-cell-address="Caserne.A14"/>
            <calcext:condition calcext:apply-style-name="cellule set choice" calcext:value="contains-text(&quot;SetChoices&quot;)" calcext:base-cell-address="Caserne.A14"/>
            <calcext:condition calcext:apply-style-name="cellule dialogues" calcext:value="contains-text(&quot;PlayerSpeak&quot;)" calcext:base-cell-address="Caserne.A14"/>
            <calcext:condition calcext:apply-style-name="cellule dialogues" calcext:value="contains-text(&quot;OtherSpeak&quot;)" calcext:base-cell-address="Caserne.A14"/>
            <calcext:condition calcext:apply-style-name="cellule argent" calcext:value="contains-text(&quot;CheckGold&quot;)" calcext:base-cell-address="Caserne.A14"/>
            <calcext:condition calcext:apply-style-name="cellule argent" calcext:value="contains-text(&quot;RemoveGold&quot;)" calcext:base-cell-address="Caserne.A14"/>
            <calcext:condition calcext:apply-style-name="cellule argent" calcext:value="contains-text(&quot;AddGold&quot;)" calcext:base-cell-address="Caserne.A14"/>
            <calcext:condition calcext:apply-style-name="cellule argent" calcext:value="contains-text(&quot;Loot&quot;)" calcext:base-cell-address="Caserne.A14"/>
            <calcext:condition calcext:apply-style-name="cellule argent" calcext:value="contains-text(&quot;Trade&quot;)" calcext:base-cell-address="Caserne.A14"/>
            <calcext:condition calcext:apply-style-name="cellule combat" calcext:value="contains-text(&quot;LaunchCombat&quot;)" calcext:base-cell-address="Caserne.A14"/>
            <calcext:condition calcext:apply-style-name="cellule indice" calcext:value="contains-text(&quot;CheckFormula&quot;)" calcext:base-cell-address="Caserne.A14"/>
            <calcext:condition calcext:apply-style-name="cellule indice" calcext:value="contains-text(&quot;GiveDirection&quot;)" calcext:base-cell-address="Caserne.A14"/>
            <calcext:condition calcext:apply-style-name="cellule temps" calcext:value="contains-text(&quot;SetWeather&quot;)" calcext:base-cell-address="Caserne.A14"/>
            <calcext:condition calcext:apply-style-name="cellule temps" calcext:value="contains-text(&quot;SwitchWeather&quot;)" calcext:base-cell-address="Caserne.A14"/>
            <calcext:condition calcext:apply-style-name="cellule temps" calcext:value="contains-text(&quot;NextDay&quot;)" calcext:base-cell-address="Caserne.A14"/>
            <calcext:condition calcext:apply-style-name="cellule temps" calcext:value="contains-text(&quot;CheckDay&quot;)" calcext:base-cell-address="Caserne.A14"/>
            <calcext:condition calcext:apply-style-name="cellule histoire" calcext:value="contains-text(&quot;Leave&quot;)" calcext:base-cell-address="Caserne.A14"/>
            <calcext:condition calcext:apply-style-name="cellule choice" calcext:value="contains-text(&quot;Choice&quot;)" calcext:base-cell-address="Caserne.A14"/>
            <calcext:condition calcext:apply-style-name="cellule d'erreur" calcext:value="!=&quot;&quot;" calcext:base-cell-address="Caserne.A14"/>
          </calcext:conditional-format>
          <calcext:conditional-format calcext:target-range-address="'Village pêcheur'.K9:'Village pêcheur'.K9">
            <calcext:condition calcext:apply-style-name="cellule histoire" calcext:value="contains-text(&quot;GoTo&quot;)" calcext:base-cell-address="Caserne.K9"/>
            <calcext:condition calcext:apply-style-name="cellule histoire" calcext:value="contains-text(&quot;Conclude&quot;)" calcext:base-cell-address="Caserne.K9"/>
            <calcext:condition calcext:apply-style-name="cellule random" calcext:value="contains-text(&quot;RandomPercent&quot;)" calcext:base-cell-address="Caserne.K9"/>
            <calcext:condition calcext:apply-style-name="cellule random" calcext:value="contains-text(&quot;RandomRange&quot;)" calcext:base-cell-address="Caserne.K9"/>
            <calcext:condition calcext:apply-style-name="cellule personnages" calcext:value="contains-text(&quot;NewCrew&quot;)" calcext:base-cell-address="Caserne.K9"/>
            <calcext:condition calcext:apply-style-name="cellule personnages" calcext:value="contains-text(&quot;NewCharacter&quot;)" calcext:base-cell-address="Caserne.K9"/>
            <calcext:condition calcext:apply-style-name="cellule personnages" calcext:value="contains-text(&quot;HideOther&quot;)" calcext:base-cell-address="Caserne.K9"/>
            <calcext:condition calcext:apply-style-name="cellule personnages" calcext:value="contains-text(&quot;DeleteOther&quot;)" calcext:base-cell-address="Caserne.K9"/>
            <calcext:condition calcext:apply-style-name="cellule narrateur" calcext:value="contains-text(&quot;Narrator&quot;)" calcext:base-cell-address="Caserne.K9"/>
            <calcext:condition calcext:apply-style-name="cellule set choice" calcext:value="contains-text(&quot;SetChoices&quot;)" calcext:base-cell-address="Caserne.K9"/>
            <calcext:condition calcext:apply-style-name="cellule dialogues" calcext:value="contains-text(&quot;PlayerSpeak&quot;)" calcext:base-cell-address="Caserne.K9"/>
            <calcext:condition calcext:apply-style-name="cellule dialogues" calcext:value="contains-text(&quot;OtherSpeak&quot;)" calcext:base-cell-address="Caserne.K9"/>
            <calcext:condition calcext:apply-style-name="cellule argent" calcext:value="contains-text(&quot;CheckGold&quot;)" calcext:base-cell-address="Caserne.K9"/>
            <calcext:condition calcext:apply-style-name="cellule argent" calcext:value="contains-text(&quot;RemoveGold&quot;)" calcext:base-cell-address="Caserne.K9"/>
            <calcext:condition calcext:apply-style-name="cellule argent" calcext:value="contains-text(&quot;AddGold&quot;)" calcext:base-cell-address="Caserne.K9"/>
            <calcext:condition calcext:apply-style-name="cellule argent" calcext:value="contains-text(&quot;Loot&quot;)" calcext:base-cell-address="Caserne.K9"/>
            <calcext:condition calcext:apply-style-name="cellule argent" calcext:value="contains-text(&quot;Trade&quot;)" calcext:base-cell-address="Caserne.K9"/>
            <calcext:condition calcext:apply-style-name="cellule combat" calcext:value="contains-text(&quot;LaunchCombat&quot;)" calcext:base-cell-address="Caserne.K9"/>
            <calcext:condition calcext:apply-style-name="cellule indice" calcext:value="contains-text(&quot;CheckFormula&quot;)" calcext:base-cell-address="Caserne.K9"/>
            <calcext:condition calcext:apply-style-name="cellule indice" calcext:value="contains-text(&quot;GiveDirection&quot;)" calcext:base-cell-address="Caserne.K9"/>
            <calcext:condition calcext:apply-style-name="cellule temps" calcext:value="contains-text(&quot;SetWeather&quot;)" calcext:base-cell-address="Caserne.K9"/>
            <calcext:condition calcext:apply-style-name="cellule temps" calcext:value="contains-text(&quot;SwitchWeather&quot;)" calcext:base-cell-address="Caserne.K9"/>
            <calcext:condition calcext:apply-style-name="cellule temps" calcext:value="contains-text(&quot;NextDay&quot;)" calcext:base-cell-address="Caserne.K9"/>
            <calcext:condition calcext:apply-style-name="cellule temps" calcext:value="contains-text(&quot;CheckDay&quot;)" calcext:base-cell-address="Caserne.K9"/>
            <calcext:condition calcext:apply-style-name="cellule histoire" calcext:value="contains-text(&quot;Leave&quot;)" calcext:base-cell-address="Caserne.K9"/>
            <calcext:condition calcext:apply-style-name="cellule choice" calcext:value="contains-text(&quot;Choice&quot;)" calcext:base-cell-address="Caserne.K9"/>
            <calcext:condition calcext:apply-style-name="cellule d'erreur" calcext:value="!=&quot;&quot;" calcext:base-cell-address="Caserne.K9"/>
          </calcext:conditional-format>
          <calcext:conditional-format calcext:target-range-address="'Village pêcheur'.K9:'Village pêcheur'.K9">
            <calcext:condition calcext:apply-style-name="cellule histoire" calcext:value="contains-text(&quot;GoTo&quot;)" calcext:base-cell-address="Caserne.K9"/>
            <calcext:condition calcext:apply-style-name="cellule histoire" calcext:value="contains-text(&quot;Conclude&quot;)" calcext:base-cell-address="Caserne.K9"/>
            <calcext:condition calcext:apply-style-name="cellule random" calcext:value="contains-text(&quot;RandomPercent&quot;)" calcext:base-cell-address="Caserne.K9"/>
            <calcext:condition calcext:apply-style-name="cellule random" calcext:value="contains-text(&quot;RandomRange&quot;)" calcext:base-cell-address="Caserne.K9"/>
            <calcext:condition calcext:apply-style-name="cellule personnages" calcext:value="contains-text(&quot;NewCrew&quot;)" calcext:base-cell-address="Caserne.K9"/>
            <calcext:condition calcext:apply-style-name="cellule personnages" calcext:value="contains-text(&quot;NewCharacter&quot;)" calcext:base-cell-address="Caserne.K9"/>
            <calcext:condition calcext:apply-style-name="cellule personnages" calcext:value="contains-text(&quot;HideOther&quot;)" calcext:base-cell-address="Caserne.K9"/>
            <calcext:condition calcext:apply-style-name="cellule personnages" calcext:value="contains-text(&quot;DeleteOther&quot;)" calcext:base-cell-address="Caserne.K9"/>
            <calcext:condition calcext:apply-style-name="cellule narrateur" calcext:value="contains-text(&quot;Narrator&quot;)" calcext:base-cell-address="Caserne.K9"/>
            <calcext:condition calcext:apply-style-name="cellule set choice" calcext:value="contains-text(&quot;SetChoices&quot;)" calcext:base-cell-address="Caserne.K9"/>
            <calcext:condition calcext:apply-style-name="cellule dialogues" calcext:value="contains-text(&quot;PlayerSpeak&quot;)" calcext:base-cell-address="Caserne.K9"/>
            <calcext:condition calcext:apply-style-name="cellule dialogues" calcext:value="contains-text(&quot;OtherSpeak&quot;)" calcext:base-cell-address="Caserne.K9"/>
            <calcext:condition calcext:apply-style-name="cellule argent" calcext:value="contains-text(&quot;CheckGold&quot;)" calcext:base-cell-address="Caserne.K9"/>
            <calcext:condition calcext:apply-style-name="cellule argent" calcext:value="contains-text(&quot;RemoveGold&quot;)" calcext:base-cell-address="Caserne.K9"/>
            <calcext:condition calcext:apply-style-name="cellule argent" calcext:value="contains-text(&quot;AddGold&quot;)" calcext:base-cell-address="Caserne.K9"/>
            <calcext:condition calcext:apply-style-name="cellule argent" calcext:value="contains-text(&quot;Loot&quot;)" calcext:base-cell-address="Caserne.K9"/>
            <calcext:condition calcext:apply-style-name="cellule argent" calcext:value="contains-text(&quot;Trade&quot;)" calcext:base-cell-address="Caserne.K9"/>
            <calcext:condition calcext:apply-style-name="cellule combat" calcext:value="contains-text(&quot;LaunchCombat&quot;)" calcext:base-cell-address="Caserne.K9"/>
            <calcext:condition calcext:apply-style-name="cellule indice" calcext:value="contains-text(&quot;CheckFormula&quot;)" calcext:base-cell-address="Caserne.K9"/>
            <calcext:condition calcext:apply-style-name="cellule indice" calcext:value="contains-text(&quot;GiveDirection&quot;)" calcext:base-cell-address="Caserne.K9"/>
            <calcext:condition calcext:apply-style-name="cellule temps" calcext:value="contains-text(&quot;SetWeather&quot;)" calcext:base-cell-address="Caserne.K9"/>
            <calcext:condition calcext:apply-style-name="cellule temps" calcext:value="contains-text(&quot;SwitchWeather&quot;)" calcext:base-cell-address="Caserne.K9"/>
            <calcext:condition calcext:apply-style-name="cellule temps" calcext:value="contains-text(&quot;NextDay&quot;)" calcext:base-cell-address="Caserne.K9"/>
            <calcext:condition calcext:apply-style-name="cellule temps" calcext:value="contains-text(&quot;CheckDay&quot;)" calcext:base-cell-address="Caserne.K9"/>
            <calcext:condition calcext:apply-style-name="cellule histoire" calcext:value="contains-text(&quot;Leave&quot;)" calcext:base-cell-address="Caserne.K9"/>
            <calcext:condition calcext:apply-style-name="cellule choice" calcext:value="contains-text(&quot;Choice&quot;)" calcext:base-cell-address="Caserne.K9"/>
            <calcext:condition calcext:apply-style-name="cellule d'erreur" calcext:value="!=&quot;&quot;" calcext:base-cell-address="Caserne.K9"/>
          </calcext:conditional-format>
          <calcext:conditional-format calcext:target-range-address="'Village pêcheur'.K9:'Village pêcheur'.K9">
            <calcext:condition calcext:apply-style-name="cellule histoire" calcext:value="contains-text(&quot;GoTo&quot;)" calcext:base-cell-address="Caserne.K9"/>
            <calcext:condition calcext:apply-style-name="cellule histoire" calcext:value="contains-text(&quot;Conclude&quot;)" calcext:base-cell-address="Caserne.K9"/>
            <calcext:condition calcext:apply-style-name="cellule random" calcext:value="contains-text(&quot;RandomPercent&quot;)" calcext:base-cell-address="Caserne.K9"/>
            <calcext:condition calcext:apply-style-name="cellule random" calcext:value="contains-text(&quot;RandomRange&quot;)" calcext:base-cell-address="Caserne.K9"/>
            <calcext:condition calcext:apply-style-name="cellule personnages" calcext:value="contains-text(&quot;NewCrew&quot;)" calcext:base-cell-address="Caserne.K9"/>
            <calcext:condition calcext:apply-style-name="cellule personnages" calcext:value="contains-text(&quot;NewCharacter&quot;)" calcext:base-cell-address="Caserne.K9"/>
            <calcext:condition calcext:apply-style-name="cellule personnages" calcext:value="contains-text(&quot;HideOther&quot;)" calcext:base-cell-address="Caserne.K9"/>
            <calcext:condition calcext:apply-style-name="cellule personnages" calcext:value="contains-text(&quot;DeleteOther&quot;)" calcext:base-cell-address="Caserne.K9"/>
            <calcext:condition calcext:apply-style-name="cellule narrateur" calcext:value="contains-text(&quot;Narrator&quot;)" calcext:base-cell-address="Caserne.K9"/>
            <calcext:condition calcext:apply-style-name="cellule set choice" calcext:value="contains-text(&quot;SetChoices&quot;)" calcext:base-cell-address="Caserne.K9"/>
            <calcext:condition calcext:apply-style-name="cellule dialogues" calcext:value="contains-text(&quot;PlayerSpeak&quot;)" calcext:base-cell-address="Caserne.K9"/>
            <calcext:condition calcext:apply-style-name="cellule dialogues" calcext:value="contains-text(&quot;OtherSpeak&quot;)" calcext:base-cell-address="Caserne.K9"/>
            <calcext:condition calcext:apply-style-name="cellule argent" calcext:value="contains-text(&quot;CheckGold&quot;)" calcext:base-cell-address="Caserne.K9"/>
            <calcext:condition calcext:apply-style-name="cellule argent" calcext:value="contains-text(&quot;RemoveGold&quot;)" calcext:base-cell-address="Caserne.K9"/>
            <calcext:condition calcext:apply-style-name="cellule argent" calcext:value="contains-text(&quot;AddGold&quot;)" calcext:base-cell-address="Caserne.K9"/>
            <calcext:condition calcext:apply-style-name="cellule argent" calcext:value="contains-text(&quot;Loot&quot;)" calcext:base-cell-address="Caserne.K9"/>
            <calcext:condition calcext:apply-style-name="cellule argent" calcext:value="contains-text(&quot;Trade&quot;)" calcext:base-cell-address="Caserne.K9"/>
            <calcext:condition calcext:apply-style-name="cellule combat" calcext:value="contains-text(&quot;LaunchCombat&quot;)" calcext:base-cell-address="Caserne.K9"/>
            <calcext:condition calcext:apply-style-name="cellule indice" calcext:value="contains-text(&quot;CheckFormula&quot;)" calcext:base-cell-address="Caserne.K9"/>
            <calcext:condition calcext:apply-style-name="cellule indice" calcext:value="contains-text(&quot;GiveDirection&quot;)" calcext:base-cell-address="Caserne.K9"/>
            <calcext:condition calcext:apply-style-name="cellule temps" calcext:value="contains-text(&quot;SetWeather&quot;)" calcext:base-cell-address="Caserne.K9"/>
            <calcext:condition calcext:apply-style-name="cellule temps" calcext:value="contains-text(&quot;SwitchWeather&quot;)" calcext:base-cell-address="Caserne.K9"/>
            <calcext:condition calcext:apply-style-name="cellule temps" calcext:value="contains-text(&quot;NextDay&quot;)" calcext:base-cell-address="Caserne.K9"/>
            <calcext:condition calcext:apply-style-name="cellule temps" calcext:value="contains-text(&quot;CheckDay&quot;)" calcext:base-cell-address="Caserne.K9"/>
            <calcext:condition calcext:apply-style-name="cellule histoire" calcext:value="contains-text(&quot;Leave&quot;)" calcext:base-cell-address="Caserne.K9"/>
            <calcext:condition calcext:apply-style-name="cellule choice" calcext:value="contains-text(&quot;Choice&quot;)" calcext:base-cell-address="Caserne.K9"/>
            <calcext:condition calcext:apply-style-name="cellule d'erreur" calcext:value="!=&quot;&quot;" calcext:base-cell-address="Caserne.K9"/>
          </calcext:conditional-format>
          <calcext:conditional-format calcext:target-range-address="'Village pêcheur'.I14:'Village pêcheur'.I14">
            <calcext:condition calcext:apply-style-name="cellule histoire" calcext:value="contains-text(&quot;GoTo&quot;)" calcext:base-cell-address="Caserne.I14"/>
            <calcext:condition calcext:apply-style-name="cellule histoire" calcext:value="contains-text(&quot;Conclude&quot;)" calcext:base-cell-address="Caserne.I14"/>
            <calcext:condition calcext:apply-style-name="cellule random" calcext:value="contains-text(&quot;RandomPercent&quot;)" calcext:base-cell-address="Caserne.I14"/>
            <calcext:condition calcext:apply-style-name="cellule random" calcext:value="contains-text(&quot;RandomRange&quot;)" calcext:base-cell-address="Caserne.I14"/>
            <calcext:condition calcext:apply-style-name="cellule personnages" calcext:value="contains-text(&quot;NewCrew&quot;)" calcext:base-cell-address="Caserne.I14"/>
            <calcext:condition calcext:apply-style-name="cellule personnages" calcext:value="contains-text(&quot;NewCharacter&quot;)" calcext:base-cell-address="Caserne.I14"/>
            <calcext:condition calcext:apply-style-name="cellule personnages" calcext:value="contains-text(&quot;HideOther&quot;)" calcext:base-cell-address="Caserne.I14"/>
            <calcext:condition calcext:apply-style-name="cellule personnages" calcext:value="contains-text(&quot;DeleteOther&quot;)" calcext:base-cell-address="Caserne.I14"/>
            <calcext:condition calcext:apply-style-name="cellule narrateur" calcext:value="contains-text(&quot;Narrator&quot;)" calcext:base-cell-address="Caserne.I14"/>
            <calcext:condition calcext:apply-style-name="cellule set choice" calcext:value="contains-text(&quot;SetChoices&quot;)" calcext:base-cell-address="Caserne.I14"/>
            <calcext:condition calcext:apply-style-name="cellule dialogues" calcext:value="contains-text(&quot;PlayerSpeak&quot;)" calcext:base-cell-address="Caserne.I14"/>
            <calcext:condition calcext:apply-style-name="cellule dialogues" calcext:value="contains-text(&quot;OtherSpeak&quot;)" calcext:base-cell-address="Caserne.I14"/>
            <calcext:condition calcext:apply-style-name="cellule argent" calcext:value="contains-text(&quot;CheckGold&quot;)" calcext:base-cell-address="Caserne.I14"/>
            <calcext:condition calcext:apply-style-name="cellule argent" calcext:value="contains-text(&quot;RemoveGold&quot;)" calcext:base-cell-address="Caserne.I14"/>
            <calcext:condition calcext:apply-style-name="cellule argent" calcext:value="contains-text(&quot;AddGold&quot;)" calcext:base-cell-address="Caserne.I14"/>
            <calcext:condition calcext:apply-style-name="cellule argent" calcext:value="contains-text(&quot;Loot&quot;)" calcext:base-cell-address="Caserne.I14"/>
            <calcext:condition calcext:apply-style-name="cellule argent" calcext:value="contains-text(&quot;Trade&quot;)" calcext:base-cell-address="Caserne.I14"/>
            <calcext:condition calcext:apply-style-name="cellule combat" calcext:value="contains-text(&quot;LaunchCombat&quot;)" calcext:base-cell-address="Caserne.I14"/>
            <calcext:condition calcext:apply-style-name="cellule indice" calcext:value="contains-text(&quot;CheckFormula&quot;)" calcext:base-cell-address="Caserne.I14"/>
            <calcext:condition calcext:apply-style-name="cellule indice" calcext:value="contains-text(&quot;GiveDirection&quot;)" calcext:base-cell-address="Caserne.I14"/>
            <calcext:condition calcext:apply-style-name="cellule temps" calcext:value="contains-text(&quot;SetWeather&quot;)" calcext:base-cell-address="Caserne.I14"/>
            <calcext:condition calcext:apply-style-name="cellule temps" calcext:value="contains-text(&quot;SwitchWeather&quot;)" calcext:base-cell-address="Caserne.I14"/>
            <calcext:condition calcext:apply-style-name="cellule temps" calcext:value="contains-text(&quot;NextDay&quot;)" calcext:base-cell-address="Caserne.I14"/>
            <calcext:condition calcext:apply-style-name="cellule temps" calcext:value="contains-text(&quot;CheckDay&quot;)" calcext:base-cell-address="Caserne.I14"/>
            <calcext:condition calcext:apply-style-name="cellule histoire" calcext:value="contains-text(&quot;Leave&quot;)" calcext:base-cell-address="Caserne.I14"/>
            <calcext:condition calcext:apply-style-name="cellule choice" calcext:value="contains-text(&quot;Choice&quot;)" calcext:base-cell-address="Caserne.I14"/>
            <calcext:condition calcext:apply-style-name="cellule d'erreur" calcext:value="!=&quot;&quot;" calcext:base-cell-address="Caserne.I14"/>
          </calcext:conditional-format>
          <calcext:conditional-format calcext:target-range-address="'Village pêcheur'.I14:'Village pêcheur'.I14">
            <calcext:condition calcext:apply-style-name="cellule histoire" calcext:value="contains-text(&quot;GoTo&quot;)" calcext:base-cell-address="Caserne.I14"/>
            <calcext:condition calcext:apply-style-name="cellule histoire" calcext:value="contains-text(&quot;Conclude&quot;)" calcext:base-cell-address="Caserne.I14"/>
            <calcext:condition calcext:apply-style-name="cellule random" calcext:value="contains-text(&quot;RandomPercent&quot;)" calcext:base-cell-address="Caserne.I14"/>
            <calcext:condition calcext:apply-style-name="cellule random" calcext:value="contains-text(&quot;RandomRange&quot;)" calcext:base-cell-address="Caserne.I14"/>
            <calcext:condition calcext:apply-style-name="cellule personnages" calcext:value="contains-text(&quot;NewCrew&quot;)" calcext:base-cell-address="Caserne.I14"/>
            <calcext:condition calcext:apply-style-name="cellule personnages" calcext:value="contains-text(&quot;NewCharacter&quot;)" calcext:base-cell-address="Caserne.I14"/>
            <calcext:condition calcext:apply-style-name="cellule personnages" calcext:value="contains-text(&quot;HideOther&quot;)" calcext:base-cell-address="Caserne.I14"/>
            <calcext:condition calcext:apply-style-name="cellule personnages" calcext:value="contains-text(&quot;DeleteOther&quot;)" calcext:base-cell-address="Caserne.I14"/>
            <calcext:condition calcext:apply-style-name="cellule narrateur" calcext:value="contains-text(&quot;Narrator&quot;)" calcext:base-cell-address="Caserne.I14"/>
            <calcext:condition calcext:apply-style-name="cellule set choice" calcext:value="contains-text(&quot;SetChoices&quot;)" calcext:base-cell-address="Caserne.I14"/>
            <calcext:condition calcext:apply-style-name="cellule dialogues" calcext:value="contains-text(&quot;PlayerSpeak&quot;)" calcext:base-cell-address="Caserne.I14"/>
            <calcext:condition calcext:apply-style-name="cellule dialogues" calcext:value="contains-text(&quot;OtherSpeak&quot;)" calcext:base-cell-address="Caserne.I14"/>
            <calcext:condition calcext:apply-style-name="cellule argent" calcext:value="contains-text(&quot;CheckGold&quot;)" calcext:base-cell-address="Caserne.I14"/>
            <calcext:condition calcext:apply-style-name="cellule argent" calcext:value="contains-text(&quot;RemoveGold&quot;)" calcext:base-cell-address="Caserne.I14"/>
            <calcext:condition calcext:apply-style-name="cellule argent" calcext:value="contains-text(&quot;AddGold&quot;)" calcext:base-cell-address="Caserne.I14"/>
            <calcext:condition calcext:apply-style-name="cellule argent" calcext:value="contains-text(&quot;Loot&quot;)" calcext:base-cell-address="Caserne.I14"/>
            <calcext:condition calcext:apply-style-name="cellule argent" calcext:value="contains-text(&quot;Trade&quot;)" calcext:base-cell-address="Caserne.I14"/>
            <calcext:condition calcext:apply-style-name="cellule combat" calcext:value="contains-text(&quot;LaunchCombat&quot;)" calcext:base-cell-address="Caserne.I14"/>
            <calcext:condition calcext:apply-style-name="cellule indice" calcext:value="contains-text(&quot;CheckFormula&quot;)" calcext:base-cell-address="Caserne.I14"/>
            <calcext:condition calcext:apply-style-name="cellule indice" calcext:value="contains-text(&quot;GiveDirection&quot;)" calcext:base-cell-address="Caserne.I14"/>
            <calcext:condition calcext:apply-style-name="cellule temps" calcext:value="contains-text(&quot;SetWeather&quot;)" calcext:base-cell-address="Caserne.I14"/>
            <calcext:condition calcext:apply-style-name="cellule temps" calcext:value="contains-text(&quot;SwitchWeather&quot;)" calcext:base-cell-address="Caserne.I14"/>
            <calcext:condition calcext:apply-style-name="cellule temps" calcext:value="contains-text(&quot;NextDay&quot;)" calcext:base-cell-address="Caserne.I14"/>
            <calcext:condition calcext:apply-style-name="cellule temps" calcext:value="contains-text(&quot;CheckDay&quot;)" calcext:base-cell-address="Caserne.I14"/>
            <calcext:condition calcext:apply-style-name="cellule histoire" calcext:value="contains-text(&quot;Leave&quot;)" calcext:base-cell-address="Caserne.I14"/>
            <calcext:condition calcext:apply-style-name="cellule choice" calcext:value="contains-text(&quot;Choice&quot;)" calcext:base-cell-address="Caserne.I14"/>
            <calcext:condition calcext:apply-style-name="cellule d'erreur" calcext:value="!=&quot;&quot;" calcext:base-cell-address="Caserne.I14"/>
          </calcext:conditional-format>
          <calcext:conditional-format calcext:target-range-address="'Village pêcheur'.I14:'Village pêcheur'.I14">
            <calcext:condition calcext:apply-style-name="cellule histoire" calcext:value="contains-text(&quot;GoTo&quot;)" calcext:base-cell-address="Caserne.I14"/>
            <calcext:condition calcext:apply-style-name="cellule histoire" calcext:value="contains-text(&quot;Conclude&quot;)" calcext:base-cell-address="Caserne.I14"/>
            <calcext:condition calcext:apply-style-name="cellule random" calcext:value="contains-text(&quot;RandomPercent&quot;)" calcext:base-cell-address="Caserne.I14"/>
            <calcext:condition calcext:apply-style-name="cellule random" calcext:value="contains-text(&quot;RandomRange&quot;)" calcext:base-cell-address="Caserne.I14"/>
            <calcext:condition calcext:apply-style-name="cellule personnages" calcext:value="contains-text(&quot;NewCrew&quot;)" calcext:base-cell-address="Caserne.I14"/>
            <calcext:condition calcext:apply-style-name="cellule personnages" calcext:value="contains-text(&quot;NewCharacter&quot;)" calcext:base-cell-address="Caserne.I14"/>
            <calcext:condition calcext:apply-style-name="cellule personnages" calcext:value="contains-text(&quot;HideOther&quot;)" calcext:base-cell-address="Caserne.I14"/>
            <calcext:condition calcext:apply-style-name="cellule personnages" calcext:value="contains-text(&quot;DeleteOther&quot;)" calcext:base-cell-address="Caserne.I14"/>
            <calcext:condition calcext:apply-style-name="cellule narrateur" calcext:value="contains-text(&quot;Narrator&quot;)" calcext:base-cell-address="Caserne.I14"/>
            <calcext:condition calcext:apply-style-name="cellule set choice" calcext:value="contains-text(&quot;SetChoices&quot;)" calcext:base-cell-address="Caserne.I14"/>
            <calcext:condition calcext:apply-style-name="cellule dialogues" calcext:value="contains-text(&quot;PlayerSpeak&quot;)" calcext:base-cell-address="Caserne.I14"/>
            <calcext:condition calcext:apply-style-name="cellule dialogues" calcext:value="contains-text(&quot;OtherSpeak&quot;)" calcext:base-cell-address="Caserne.I14"/>
            <calcext:condition calcext:apply-style-name="cellule argent" calcext:value="contains-text(&quot;CheckGold&quot;)" calcext:base-cell-address="Caserne.I14"/>
            <calcext:condition calcext:apply-style-name="cellule argent" calcext:value="contains-text(&quot;RemoveGold&quot;)" calcext:base-cell-address="Caserne.I14"/>
            <calcext:condition calcext:apply-style-name="cellule argent" calcext:value="contains-text(&quot;AddGold&quot;)" calcext:base-cell-address="Caserne.I14"/>
            <calcext:condition calcext:apply-style-name="cellule argent" calcext:value="contains-text(&quot;Loot&quot;)" calcext:base-cell-address="Caserne.I14"/>
            <calcext:condition calcext:apply-style-name="cellule argent" calcext:value="contains-text(&quot;Trade&quot;)" calcext:base-cell-address="Caserne.I14"/>
            <calcext:condition calcext:apply-style-name="cellule combat" calcext:value="contains-text(&quot;LaunchCombat&quot;)" calcext:base-cell-address="Caserne.I14"/>
            <calcext:condition calcext:apply-style-name="cellule indice" calcext:value="contains-text(&quot;CheckFormula&quot;)" calcext:base-cell-address="Caserne.I14"/>
            <calcext:condition calcext:apply-style-name="cellule indice" calcext:value="contains-text(&quot;GiveDirection&quot;)" calcext:base-cell-address="Caserne.I14"/>
            <calcext:condition calcext:apply-style-name="cellule temps" calcext:value="contains-text(&quot;SetWeather&quot;)" calcext:base-cell-address="Caserne.I14"/>
            <calcext:condition calcext:apply-style-name="cellule temps" calcext:value="contains-text(&quot;SwitchWeather&quot;)" calcext:base-cell-address="Caserne.I14"/>
            <calcext:condition calcext:apply-style-name="cellule temps" calcext:value="contains-text(&quot;NextDay&quot;)" calcext:base-cell-address="Caserne.I14"/>
            <calcext:condition calcext:apply-style-name="cellule temps" calcext:value="contains-text(&quot;CheckDay&quot;)" calcext:base-cell-address="Caserne.I14"/>
            <calcext:condition calcext:apply-style-name="cellule histoire" calcext:value="contains-text(&quot;Leave&quot;)" calcext:base-cell-address="Caserne.I14"/>
            <calcext:condition calcext:apply-style-name="cellule choice" calcext:value="contains-text(&quot;Choice&quot;)" calcext:base-cell-address="Caserne.I14"/>
            <calcext:condition calcext:apply-style-name="cellule d'erreur" calcext:value="!=&quot;&quot;" calcext:base-cell-address="Caserne.I14"/>
          </calcext:conditional-format>
          <calcext:conditional-format calcext:target-range-address="'Village pêcheur'.I13:'Village pêcheur'.I13">
            <calcext:condition calcext:apply-style-name="cellule histoire" calcext:value="contains-text(&quot;GoTo&quot;)" calcext:base-cell-address="Caserne.I13"/>
            <calcext:condition calcext:apply-style-name="cellule histoire" calcext:value="contains-text(&quot;Conclude&quot;)" calcext:base-cell-address="Caserne.I13"/>
            <calcext:condition calcext:apply-style-name="cellule random" calcext:value="contains-text(&quot;RandomPercent&quot;)" calcext:base-cell-address="Caserne.I13"/>
            <calcext:condition calcext:apply-style-name="cellule random" calcext:value="contains-text(&quot;RandomRange&quot;)" calcext:base-cell-address="Caserne.I13"/>
            <calcext:condition calcext:apply-style-name="cellule personnages" calcext:value="contains-text(&quot;NewCrew&quot;)" calcext:base-cell-address="Caserne.I13"/>
            <calcext:condition calcext:apply-style-name="cellule personnages" calcext:value="contains-text(&quot;NewCharacter&quot;)" calcext:base-cell-address="Caserne.I13"/>
            <calcext:condition calcext:apply-style-name="cellule personnages" calcext:value="contains-text(&quot;HideOther&quot;)" calcext:base-cell-address="Caserne.I13"/>
            <calcext:condition calcext:apply-style-name="cellule personnages" calcext:value="contains-text(&quot;DeleteOther&quot;)" calcext:base-cell-address="Caserne.I13"/>
            <calcext:condition calcext:apply-style-name="cellule narrateur" calcext:value="contains-text(&quot;Narrator&quot;)" calcext:base-cell-address="Caserne.I13"/>
            <calcext:condition calcext:apply-style-name="cellule set choice" calcext:value="contains-text(&quot;SetChoices&quot;)" calcext:base-cell-address="Caserne.I13"/>
            <calcext:condition calcext:apply-style-name="cellule dialogues" calcext:value="contains-text(&quot;PlayerSpeak&quot;)" calcext:base-cell-address="Caserne.I13"/>
            <calcext:condition calcext:apply-style-name="cellule dialogues" calcext:value="contains-text(&quot;OtherSpeak&quot;)" calcext:base-cell-address="Caserne.I13"/>
            <calcext:condition calcext:apply-style-name="cellule argent" calcext:value="contains-text(&quot;CheckGold&quot;)" calcext:base-cell-address="Caserne.I13"/>
            <calcext:condition calcext:apply-style-name="cellule argent" calcext:value="contains-text(&quot;RemoveGold&quot;)" calcext:base-cell-address="Caserne.I13"/>
            <calcext:condition calcext:apply-style-name="cellule argent" calcext:value="contains-text(&quot;AddGold&quot;)" calcext:base-cell-address="Caserne.I13"/>
            <calcext:condition calcext:apply-style-name="cellule argent" calcext:value="contains-text(&quot;Loot&quot;)" calcext:base-cell-address="Caserne.I13"/>
            <calcext:condition calcext:apply-style-name="cellule argent" calcext:value="contains-text(&quot;Trade&quot;)" calcext:base-cell-address="Caserne.I13"/>
            <calcext:condition calcext:apply-style-name="cellule combat" calcext:value="contains-text(&quot;LaunchCombat&quot;)" calcext:base-cell-address="Caserne.I13"/>
            <calcext:condition calcext:apply-style-name="cellule indice" calcext:value="contains-text(&quot;CheckFormula&quot;)" calcext:base-cell-address="Caserne.I13"/>
            <calcext:condition calcext:apply-style-name="cellule indice" calcext:value="contains-text(&quot;GiveDirection&quot;)" calcext:base-cell-address="Caserne.I13"/>
            <calcext:condition calcext:apply-style-name="cellule temps" calcext:value="contains-text(&quot;SetWeather&quot;)" calcext:base-cell-address="Caserne.I13"/>
            <calcext:condition calcext:apply-style-name="cellule temps" calcext:value="contains-text(&quot;SwitchWeather&quot;)" calcext:base-cell-address="Caserne.I13"/>
            <calcext:condition calcext:apply-style-name="cellule temps" calcext:value="contains-text(&quot;NextDay&quot;)" calcext:base-cell-address="Caserne.I13"/>
            <calcext:condition calcext:apply-style-name="cellule temps" calcext:value="contains-text(&quot;CheckDay&quot;)" calcext:base-cell-address="Caserne.I13"/>
            <calcext:condition calcext:apply-style-name="cellule histoire" calcext:value="contains-text(&quot;Leave&quot;)" calcext:base-cell-address="Caserne.I13"/>
            <calcext:condition calcext:apply-style-name="cellule choice" calcext:value="contains-text(&quot;Choice&quot;)" calcext:base-cell-address="Caserne.I13"/>
            <calcext:condition calcext:apply-style-name="cellule d'erreur" calcext:value="!=&quot;&quot;" calcext:base-cell-address="Caserne.I13"/>
          </calcext:conditional-format>
          <calcext:conditional-format calcext:target-range-address="'Village pêcheur'.I13:'Village pêcheur'.I13">
            <calcext:condition calcext:apply-style-name="cellule histoire" calcext:value="contains-text(&quot;GoTo&quot;)" calcext:base-cell-address="Caserne.I13"/>
            <calcext:condition calcext:apply-style-name="cellule histoire" calcext:value="contains-text(&quot;Conclude&quot;)" calcext:base-cell-address="Caserne.I13"/>
            <calcext:condition calcext:apply-style-name="cellule random" calcext:value="contains-text(&quot;RandomPercent&quot;)" calcext:base-cell-address="Caserne.I13"/>
            <calcext:condition calcext:apply-style-name="cellule random" calcext:value="contains-text(&quot;RandomRange&quot;)" calcext:base-cell-address="Caserne.I13"/>
            <calcext:condition calcext:apply-style-name="cellule personnages" calcext:value="contains-text(&quot;NewCrew&quot;)" calcext:base-cell-address="Caserne.I13"/>
            <calcext:condition calcext:apply-style-name="cellule personnages" calcext:value="contains-text(&quot;NewCharacter&quot;)" calcext:base-cell-address="Caserne.I13"/>
            <calcext:condition calcext:apply-style-name="cellule personnages" calcext:value="contains-text(&quot;HideOther&quot;)" calcext:base-cell-address="Caserne.I13"/>
            <calcext:condition calcext:apply-style-name="cellule personnages" calcext:value="contains-text(&quot;DeleteOther&quot;)" calcext:base-cell-address="Caserne.I13"/>
            <calcext:condition calcext:apply-style-name="cellule narrateur" calcext:value="contains-text(&quot;Narrator&quot;)" calcext:base-cell-address="Caserne.I13"/>
            <calcext:condition calcext:apply-style-name="cellule set choice" calcext:value="contains-text(&quot;SetChoices&quot;)" calcext:base-cell-address="Caserne.I13"/>
            <calcext:condition calcext:apply-style-name="cellule dialogues" calcext:value="contains-text(&quot;PlayerSpeak&quot;)" calcext:base-cell-address="Caserne.I13"/>
            <calcext:condition calcext:apply-style-name="cellule dialogues" calcext:value="contains-text(&quot;OtherSpeak&quot;)" calcext:base-cell-address="Caserne.I13"/>
            <calcext:condition calcext:apply-style-name="cellule argent" calcext:value="contains-text(&quot;CheckGold&quot;)" calcext:base-cell-address="Caserne.I13"/>
            <calcext:condition calcext:apply-style-name="cellule argent" calcext:value="contains-text(&quot;RemoveGold&quot;)" calcext:base-cell-address="Caserne.I13"/>
            <calcext:condition calcext:apply-style-name="cellule argent" calcext:value="contains-text(&quot;AddGold&quot;)" calcext:base-cell-address="Caserne.I13"/>
            <calcext:condition calcext:apply-style-name="cellule argent" calcext:value="contains-text(&quot;Loot&quot;)" calcext:base-cell-address="Caserne.I13"/>
            <calcext:condition calcext:apply-style-name="cellule argent" calcext:value="contains-text(&quot;Trade&quot;)" calcext:base-cell-address="Caserne.I13"/>
            <calcext:condition calcext:apply-style-name="cellule combat" calcext:value="contains-text(&quot;LaunchCombat&quot;)" calcext:base-cell-address="Caserne.I13"/>
            <calcext:condition calcext:apply-style-name="cellule indice" calcext:value="contains-text(&quot;CheckFormula&quot;)" calcext:base-cell-address="Caserne.I13"/>
            <calcext:condition calcext:apply-style-name="cellule indice" calcext:value="contains-text(&quot;GiveDirection&quot;)" calcext:base-cell-address="Caserne.I13"/>
            <calcext:condition calcext:apply-style-name="cellule temps" calcext:value="contains-text(&quot;SetWeather&quot;)" calcext:base-cell-address="Caserne.I13"/>
            <calcext:condition calcext:apply-style-name="cellule temps" calcext:value="contains-text(&quot;SwitchWeather&quot;)" calcext:base-cell-address="Caserne.I13"/>
            <calcext:condition calcext:apply-style-name="cellule temps" calcext:value="contains-text(&quot;NextDay&quot;)" calcext:base-cell-address="Caserne.I13"/>
            <calcext:condition calcext:apply-style-name="cellule temps" calcext:value="contains-text(&quot;CheckDay&quot;)" calcext:base-cell-address="Caserne.I13"/>
            <calcext:condition calcext:apply-style-name="cellule histoire" calcext:value="contains-text(&quot;Leave&quot;)" calcext:base-cell-address="Caserne.I13"/>
            <calcext:condition calcext:apply-style-name="cellule choice" calcext:value="contains-text(&quot;Choice&quot;)" calcext:base-cell-address="Caserne.I13"/>
            <calcext:condition calcext:apply-style-name="cellule d'erreur" calcext:value="!=&quot;&quot;" calcext:base-cell-address="Caserne.I13"/>
          </calcext:conditional-format>
          <calcext:conditional-format calcext:target-range-address="'Village pêcheur'.I13:'Village pêcheur'.I13">
            <calcext:condition calcext:apply-style-name="cellule histoire" calcext:value="contains-text(&quot;GoTo&quot;)" calcext:base-cell-address="Caserne.I13"/>
            <calcext:condition calcext:apply-style-name="cellule histoire" calcext:value="contains-text(&quot;Conclude&quot;)" calcext:base-cell-address="Caserne.I13"/>
            <calcext:condition calcext:apply-style-name="cellule random" calcext:value="contains-text(&quot;RandomPercent&quot;)" calcext:base-cell-address="Caserne.I13"/>
            <calcext:condition calcext:apply-style-name="cellule random" calcext:value="contains-text(&quot;RandomRange&quot;)" calcext:base-cell-address="Caserne.I13"/>
            <calcext:condition calcext:apply-style-name="cellule personnages" calcext:value="contains-text(&quot;NewCrew&quot;)" calcext:base-cell-address="Caserne.I13"/>
            <calcext:condition calcext:apply-style-name="cellule personnages" calcext:value="contains-text(&quot;NewCharacter&quot;)" calcext:base-cell-address="Caserne.I13"/>
            <calcext:condition calcext:apply-style-name="cellule personnages" calcext:value="contains-text(&quot;HideOther&quot;)" calcext:base-cell-address="Caserne.I13"/>
            <calcext:condition calcext:apply-style-name="cellule personnages" calcext:value="contains-text(&quot;DeleteOther&quot;)" calcext:base-cell-address="Caserne.I13"/>
            <calcext:condition calcext:apply-style-name="cellule narrateur" calcext:value="contains-text(&quot;Narrator&quot;)" calcext:base-cell-address="Caserne.I13"/>
            <calcext:condition calcext:apply-style-name="cellule set choice" calcext:value="contains-text(&quot;SetChoices&quot;)" calcext:base-cell-address="Caserne.I13"/>
            <calcext:condition calcext:apply-style-name="cellule dialogues" calcext:value="contains-text(&quot;PlayerSpeak&quot;)" calcext:base-cell-address="Caserne.I13"/>
            <calcext:condition calcext:apply-style-name="cellule dialogues" calcext:value="contains-text(&quot;OtherSpeak&quot;)" calcext:base-cell-address="Caserne.I13"/>
            <calcext:condition calcext:apply-style-name="cellule argent" calcext:value="contains-text(&quot;CheckGold&quot;)" calcext:base-cell-address="Caserne.I13"/>
            <calcext:condition calcext:apply-style-name="cellule argent" calcext:value="contains-text(&quot;RemoveGold&quot;)" calcext:base-cell-address="Caserne.I13"/>
            <calcext:condition calcext:apply-style-name="cellule argent" calcext:value="contains-text(&quot;AddGold&quot;)" calcext:base-cell-address="Caserne.I13"/>
            <calcext:condition calcext:apply-style-name="cellule argent" calcext:value="contains-text(&quot;Loot&quot;)" calcext:base-cell-address="Caserne.I13"/>
            <calcext:condition calcext:apply-style-name="cellule argent" calcext:value="contains-text(&quot;Trade&quot;)" calcext:base-cell-address="Caserne.I13"/>
            <calcext:condition calcext:apply-style-name="cellule combat" calcext:value="contains-text(&quot;LaunchCombat&quot;)" calcext:base-cell-address="Caserne.I13"/>
            <calcext:condition calcext:apply-style-name="cellule indice" calcext:value="contains-text(&quot;CheckFormula&quot;)" calcext:base-cell-address="Caserne.I13"/>
            <calcext:condition calcext:apply-style-name="cellule indice" calcext:value="contains-text(&quot;GiveDirection&quot;)" calcext:base-cell-address="Caserne.I13"/>
            <calcext:condition calcext:apply-style-name="cellule temps" calcext:value="contains-text(&quot;SetWeather&quot;)" calcext:base-cell-address="Caserne.I13"/>
            <calcext:condition calcext:apply-style-name="cellule temps" calcext:value="contains-text(&quot;SwitchWeather&quot;)" calcext:base-cell-address="Caserne.I13"/>
            <calcext:condition calcext:apply-style-name="cellule temps" calcext:value="contains-text(&quot;NextDay&quot;)" calcext:base-cell-address="Caserne.I13"/>
            <calcext:condition calcext:apply-style-name="cellule temps" calcext:value="contains-text(&quot;CheckDay&quot;)" calcext:base-cell-address="Caserne.I13"/>
            <calcext:condition calcext:apply-style-name="cellule histoire" calcext:value="contains-text(&quot;Leave&quot;)" calcext:base-cell-address="Caserne.I13"/>
            <calcext:condition calcext:apply-style-name="cellule choice" calcext:value="contains-text(&quot;Choice&quot;)" calcext:base-cell-address="Caserne.I13"/>
            <calcext:condition calcext:apply-style-name="cellule d'erreur" calcext:value="!=&quot;&quot;" calcext:base-cell-address="Caserne.I1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text-align-source="fix" style:repeat-content="false" fo:background-color="transparent" fo:border="none" fo:padding="1.5mm" style:vertical-align="middle" loext:vertical-justify="auto"/>
      <style:paragraph-properties fo:text-align="center" css3t:text-justify="auto"/>
      <style:text-properties fo:color="#111111"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ellule_20_d_27_erreur" style:display-name="cellule d'erreur" style:family="table-cell" style:parent-style-name="Default">
      <style:table-cell-properties fo:background-color="#000000" fo:border="0.06pt solid #000000" fo:padding="1.99mm" loext:vertical-justify="auto"/>
      <style:paragraph-properties css3t:text-justify="auto"/>
      <style:text-properties style:use-window-font-color="true" fo:font-size="12pt"/>
    </style:style>
    <style:style style:name="cellule_20_narrateur" style:display-name="cellule narrateur" style:family="table-cell" style:parent-style-name="Default">
      <style:table-cell-properties fo:background-color="#ffcc00" fo:border="0.06pt solid #000000" loext:vertical-justify="auto"/>
      <style:paragraph-properties css3t:text-justify="auto"/>
      <style:text-properties fo:font-size="12pt" fo:font-style="italic"/>
    </style:style>
    <style:style style:name="cellule_20_histoire" style:display-name="cellule histoire" style:family="table-cell" style:parent-style-name="Default">
      <style:table-cell-properties fo:background-color="#996600" style:text-align-source="fix" style:repeat-content="false" fo:border="0.06pt solid #000000" style:vertical-align="middle" loext:vertical-justify="auto"/>
      <style:paragraph-properties fo:text-align="center" css3t:text-justify="auto"/>
      <style:text-properties fo:color="#ffffff"/>
    </style:style>
    <style:style style:name="cellule_20_personnages" style:display-name="cellule personnages" style:family="table-cell" style:parent-style-name="Default">
      <style:table-cell-properties fo:background-color="#ffccff" style:text-align-source="fix" style:repeat-content="false" fo:border="0.06pt solid #000000" style:vertical-align="middle" loext:vertical-justify="auto"/>
      <style:paragraph-properties fo:text-align="center" css3t:text-justify="auto"/>
    </style:style>
    <style:style style:name="cellule_20_indice" style:display-name="cellule indice" style:family="table-cell" style:parent-style-name="Default">
      <style:table-cell-properties fo:background-color="#ff9900" style:text-align-source="fix" style:repeat-content="false" fo:border="0.06pt solid #000000" style:vertical-align="middle" loext:vertical-justify="auto"/>
      <style:paragraph-properties fo:text-align="center" css3t:text-justify="auto"/>
    </style:style>
    <style:style style:name="cellule_20_combat" style:display-name="cellule combat" style:family="table-cell" style:parent-style-name="Default">
      <style:table-cell-properties fo:background-color="#ff3333" style:text-align-source="fix" style:repeat-content="false" fo:border="0.06pt solid #000000" style:vertical-align="middle" loext:vertical-justify="auto"/>
      <style:paragraph-properties fo:text-align="center" css3t:text-justify="auto"/>
      <style:text-properties fo:color="#ffffff"/>
    </style:style>
    <style:style style:name="cellule_20_temps" style:display-name="cellule temps" style:family="table-cell" style:parent-style-name="Default">
      <style:table-cell-properties fo:background-color="#ccffff" style:text-align-source="fix" style:repeat-content="false" fo:border="0.06pt solid #000000" style:vertical-align="middle" loext:vertical-justify="auto"/>
      <style:paragraph-properties fo:text-align="center" css3t:text-justify="auto"/>
    </style:style>
    <style:style style:name="cellule_20_argent" style:display-name="cellule argent" style:family="table-cell" style:parent-style-name="Default">
      <style:table-cell-properties fo:background-color="#ffff00" style:text-align-source="fix" style:repeat-content="false" fo:border="0.06pt solid #000000" style:vertical-align="middle" loext:vertical-justify="auto"/>
      <style:paragraph-properties fo:text-align="center" css3t:text-justify="auto"/>
    </style:style>
    <style:style style:name="cellule_20_dialogues" style:display-name="cellule dialogues" style:family="table-cell" style:parent-style-name="Default">
      <style:table-cell-properties fo:background-color="#ffff99" fo:border="0.06pt solid #000000"/>
    </style:style>
    <style:style style:name="cellule_20_random" style:display-name="cellule random" style:family="table-cell" style:parent-style-name="Default">
      <style:table-cell-properties fo:background-color="#ccff66" style:text-align-source="fix" style:repeat-content="false" fo:border="0.06pt solid #000000" style:vertical-align="middle" loext:vertical-justify="auto"/>
      <style:paragraph-properties fo:text-align="center" css3t:text-justify="auto"/>
    </style:style>
    <style:style style:name="cellule_20_choice" style:display-name="cellule choice" style:family="table-cell" style:parent-style-name="Default">
      <style:table-cell-properties fo:background-color="#9999ff" style:text-align-source="fix" style:repeat-content="false" fo:border="0.06pt solid #000000" style:vertical-align="middle" loext:vertical-justify="auto"/>
      <style:paragraph-properties fo:text-align="center" css3t:text-justify="auto"/>
    </style:style>
    <style:style style:name="cellule_20_set_20_choice" style:display-name="cellule set choice" style:family="table-cell" style:parent-style-name="Default">
      <style:table-cell-properties fo:background-color="#3465a4"/>
      <style:text-properties fo:color="#ffffff"/>
    </style:style>
    <style:style style:name="cellule_20_normale" style:display-name="cellule normale" style:family="table-cell" style:parent-style-name="Default">
      <style:table-cell-properties fo:background-color="#dddddd" fo:border="0.06pt solid #000000" fo:padding="1.99mm" loext:vertical-justify="auto"/>
      <style:paragraph-properties css3t:text-justify="auto"/>
      <style:text-properties fo:font-size="12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3">00/00/0000</text:date>, <text:time style:data-style-name="N2" text:time-value="13:00:34.7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3T17:32:08.112000000</dc:date>
    <meta:editing-duration>PT20H38M56S</meta:editing-duration>
    <meta:editing-cycles>121</meta:editing-cycles>
    <meta:generator>LibreOffice/5.0.6.3$Windows_x86 LibreOffice_project/490fc03b25318460cfc54456516ea2519c11d1aa</meta:generator>
    <meta:document-statistic meta:table-count="10" meta:cell-count="592" meta:object-count="0"/>
  </office:meta>
</office:document-meta>
</file>